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6.581cm"/>
    </style:style>
    <style:style style:name="co2" style:family="table-column">
      <style:table-column-properties fo:break-before="auto" style:column-width="57.997cm"/>
    </style:style>
    <style:style style:name="co3" style:family="table-column">
      <style:table-column-properties fo:break-before="auto" style:column-width="33.477cm"/>
    </style:style>
    <style:style style:name="co4" style:family="table-column">
      <style:table-column-properties fo:break-before="auto" style:column-width="10.71cm"/>
    </style:style>
    <style:style style:name="co5" style:family="table-column">
      <style:table-column-properties fo:break-before="auto" style:column-width="13.16cm"/>
    </style:style>
    <style:style style:name="co6" style:family="table-column">
      <style:table-column-properties fo:break-before="auto" style:column-width="49.272cm"/>
    </style:style>
    <style:style style:name="co7" style:family="table-column">
      <style:table-column-properties fo:break-before="auto" style:column-width="14.877cm"/>
    </style:style>
    <style:style style:name="co8" style:family="table-column">
      <style:table-column-properties fo:break-before="auto" style:column-width="47.502cm"/>
    </style:style>
    <style:style style:name="co9" style:family="table-column">
      <style:table-column-properties fo:break-before="auto" style:column-width="2.485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Gam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gameplay_video_link</text:p>
          </table:table-cell>
          <table:table-cell office:value-type="string" calcext:value-type="string">
            <text:p>time_to_read</text:p>
          </table:table-cell>
          <table:table-cell office:value-type="string" calcext:value-type="string">
            <text:p>author_slug</text:p>
          </table:table-cell>
          <table:table-cell office:value-type="string" calcext:value-type="string">
            <text:p>tags</text:p>
          </table:table-cell>
          <table:table-cell office:value-type="string" calcext:value-type="string">
            <text:p>genres</text:p>
          </table:table-cell>
          <table:table-cell office:value-type="string" calcext:value-type="string">
            <text:p>download_links</text:p>
          </table:table-cell>
          <table:table-cell office:value-type="string" calcext:value-type="string">
            <text:p>thumbnail_file</text:p>
          </table:table-cell>
        </table:table-row>
        <table:table-row table:style-name="ro1">
          <table:table-cell office:value-type="string" calcext:value-type="string">
            <text:p>Убийство Ежа Соника (The Murder of Sonic the Hedgehog)</text:p>
          </table:table-cell>
          <table:table-cell office:value-type="string" calcext:value-type="string">
            <text:p>Сегодня День Рождения Эми Роуз, она решила устроить вечеринку в стиле "Убийство на Мираж Экспрессе"! Когда в игре становится жертвой Соник, всем нужно разобраться в этом деле. Но что-то кажется не так - это действительно невинная игра или за этим скрывается что-то более зловещее? Присоединяйтесь к яркой компании персонажей серии Sonic the Hedgehog в захватывающем новом приключении!\nНовые и знакомые лица.\nДопрашивайте некоторых из ваших любимых персонажей, чтобы выяснить, что произошло с Соником. Играйте за нового персонажа, который начинает свой первый день работы на поезде "Мираж Экспресс", и встретьте доброго кондуктора, который наконец-то заканчивает свою долгую работу на поезде!\nВсе на борт!\nПогрузитесь в атмосферу Мираж Экспресса, с полностью нарисованными пейзажами и персонажами.\nКанон или Хэдканон?\nЗнаете, как говорят: все по канону*.\n*Это не название Sonic Team, но мы твёрдо верим в силу хэдканона!\nНовелла Бесплатна!</text:p>
          </table:table-cell>
          <table:table-cell/>
          <table:table-cell office:value-type="string" calcext:value-type="string">
            <text:p>2-10 часов</text:p>
          </table:table-cell>
          <table:table-cell office:value-type="string" calcext:value-type="string">
            <text:p>sega</text:p>
          </table:table-cell>
          <table:table-cell office:value-type="string" calcext:value-type="string">
            <text:p>{'Русский'}</text:p>
          </table:table-cell>
          <table:table-cell office:value-type="string" calcext:value-type="string">
            <text:p>comedy,detective,adventure,fantasy</text:p>
          </table:table-cell>
          <table:table-cell office:value-type="string" calcext:value-type="string">
            <text:p>https://store.steampowered.com/app/2324650/The_Murder_of_Sonic_the_Hedgehog/</text:p>
          </table:table-cell>
          <table:table-cell office:value-type="string" calcext:value-type="string">
            <text:p>5154.jpg</text:p>
          </table:table-cell>
        </table:table-row>
        <table:table-row table:style-name="ro1">
          <table:table-cell office:value-type="string" calcext:value-type="string">
            <text:p>Флоренс (Florence)</text:p>
          </table:table-cell>
          <table:table-cell office:value-type="string" calcext:value-type="string">
            <text:p>Florence – это трогательная история примерно на полчаса: короткая, но глубокая и полная смысла.\nВ свои 25 Флоренс Йео словно топчется на месте. Жизнь свелась к тому, что девушка только работает, спит и убивает время в соцсетях. Но однажды она встречает виолончелиста по имени Криш – и её взгляды на мир полностью меняются.\nСледите за каждым шагом взаимоотношений Флоренс и Криша в сюжетных переплетениях рисованного геймплея – от счастья до ссор, от взаимного духовного обогащения до душевного истощения. Florence – нежная, мягкая и глубоко личная игра, источником вдохновения для которой послужили графические новеллы и онлайн-комиксы в жанре «повседневность».\nОригинальный саундтрек.</text:p>
          </table:table-cell>
          <table:table-cell/>
          <table:table-cell office:value-type="string" calcext:value-type="string">
            <text:p>Менее 2 часов</text:p>
          </table:table-cell>
          <table:table-cell office:value-type="string" calcext:value-type="string">
            <text:p>mountains</text:p>
          </table:table-cell>
          <table:table-cell office:value-type="string" calcext:value-type="string">
            <text:p>{'Главный герой девушка', 'Наши дни', 'Повествование от первого лица', 'Иностранный разработчик', 'Флоренс'}</text:p>
          </table:table-cell>
          <table:table-cell office:value-type="string" calcext:value-type="string">
            <text:p>drama,romance,routine</text:p>
          </table:table-cell>
          <table:table-cell office:value-type="string" calcext:value-type="string">
            <text:p>https://mega.nz/file/gDB1iaYZ#QOJ7pi_stmcmRFGJimpXpjFHui4EQ7N8lOrf_0igkxI</text:p>
          </table:table-cell>
          <table:table-cell office:value-type="string" calcext:value-type="string">
            <text:p>5150.jpg</text:p>
          </table:table-cell>
        </table:table-row>
        <table:table-row table:style-name="ro1">
          <table:table-cell office:value-type="string" calcext:value-type="string">
            <text:p>Ласточкин Хвост</text:p>
          </table:table-cell>
          <table:table-cell office:value-type="string" calcext:value-type="string">
            <text:p>Вы направляетесь на научно-исследовательскую станцию Восток, когда ваш самолет терпит крушение посреди Антарктиды. С трудом добравшись до ближайшей заброшенной станции, вы понимаете, что это была не случайность...\nРаскройте секреты, погребенные под толщей антарктического льда!\nНа данный момент доступны первые две главы новеллы (примерно 1.5 часа геймплея).</text:p>
          </table:table-cell>
          <table:table-cell/>
          <table:table-cell office:value-type="string" calcext:value-type="string">
            <text:p>Менее 2 часов</text:p>
          </table:table-cell>
          <table:table-cell office:value-type="string" calcext:value-type="string">
            <text:p>kovalenko_oksana</text:p>
          </table:table-cell>
          <table:table-cell office:value-type="string" calcext:value-type="string">
            <text:p>{'Наши дни', 'Повествование от первого лица', 'научная фантастика', 'Главный герой девушка', 'отечественный разработчик'}</text:p>
          </table:table-cell>
          <table:table-cell office:value-type="string" calcext:value-type="string">
            <text:p>science_fiction,adventure</text:p>
          </table:table-cell>
          <table:table-cell office:value-type="string" calcext:value-type="string">
            <text:p>https://drive.google.com/file/d/1x56wxEbOInsl4aCQWmWADR-CmvgGpYwy/view?usp=sharing</text:p>
          </table:table-cell>
          <table:table-cell office:value-type="string" calcext:value-type="string">
            <text:p>5146.jpg</text:p>
          </table:table-cell>
        </table:table-row>
        <table:table-row table:style-name="ro1">
          <table:table-cell office:value-type="string" calcext:value-type="string">
            <text:p>Моя Сводная Сестра Футанари (My Stepsis is a Futanari)</text:p>
          </table:table-cell>
          <table:table-cell office:value-type="string" calcext:value-type="string">
            <text:p>Твоя сводная сестра ненавидит тебя до глубины души! Даже выходные могут быть утомительными, когда она рядом, а именно эти выходные будут только хуже, поскольку твоих отца и мачехи нет в городе. Кроме того, похоже, что её девушка останется на ночь, так что получить столь необходимый отдых будет непросто. Как ты с этим справишься?\nПрочтите несколько довольно непристойных (эротических) диалогов, сопровождаемых пикантными изображениями обнажённой натуры.\nИгровой процесс:\nКинетическая Визуальная Новелла;\nH-Сцены;\n~3 тысяч слов.\nПогрузитесь в историю, введя своё собственное имя, а затем приступайте к чтению похабной истории от первого лица.\nПрочитайте о встрече, варьирующейся от платонической до откровенно сексуальной и экспериментальной, в озорном смысле...\n* Все персонажи в этой игре старше 21 года.\n- Футанари.\n- Половые акты, такие как оральный секс и анальный секс.\n- Секс втроём.\n- Порка и доминирование.\n- Непристойный язык.\n- Непристойные шутки.\n\nСерия новелл от данного автора:\nМоя Яндере Футанари\nФутанари Амазонки\nМоя мачеха Футанари\nМоя мачеха Футанари 2\nМоя мачеха Футанари 3</text:p>
          </table:table-cell>
          <table:table-cell/>
          <table:table-cell office:value-type="string" calcext:value-type="string">
            <text:p>Менее 2 часов</text:p>
          </table:table-cell>
          <table:table-cell office:value-type="string" calcext:value-type="string">
            <text:p>owlyboi</text:p>
          </table:table-cell>
          <table:table-cell office:value-type="string" calcext:value-type="string">
            <text:p>{'Русский'}</text:p>
          </table:table-cell>
          <table:table-cell office:value-type="string" calcext:value-type="string">
            <text:p>routine,hentai</text:p>
          </table:table-cell>
          <table:table-cell office:value-type="string" calcext:value-type="string">
            <text:p>https://disk.yandex.ru/d/HF_lDEY3jUk66g</text:p>
          </table:table-cell>
          <table:table-cell office:value-type="string" calcext:value-type="string">
            <text:p>5144.jpg</text:p>
          </table:table-cell>
        </table:table-row>
        <table:table-row table:style-name="ro1">
          <table:table-cell office:value-type="string" calcext:value-type="string">
            <text:p>Молчаливое Обращение (Silent Treatment)</text:p>
          </table:table-cell>
          <table:table-cell office:value-type="string" calcext:value-type="string">
            <text:p>[Я знаю, что мне не стоило бы сюда возвращаться, но...\nУ меня нет иного выбора.]\n[Silent Treatment] - короткая интерактивная визуальная новелла, в которой вам необходимо найти путь к Хранителю Леса.\n\n\n\n[Команда]\nbun_tired - [Разработка / Текст / Лид]\nСоник - [Концепт-арт / Персонажи / Фоны / Арты / Фоновая музыка]\nCHANEL - [Концепт-арт / Персонажи/Фоны]\nСанкаускайте Кристина - [Фоны / Помощь с персонажами]\nWhiteMoonBlackBunny - [Фоновая музыка]\nСделано за 1 неделю для практики [Визуальные новеллы], 2023 год.\nПредыдущая новелла от данного автора:\nДолгожитель</text:p>
          </table:table-cell>
          <table:table-cell/>
          <table:table-cell office:value-type="string" calcext:value-type="string">
            <text:p>Менее 2 часов</text:p>
          </table:table-cell>
          <table:table-cell office:value-type="string" calcext:value-type="string">
            <text:p>bun_tired</text:p>
          </table:table-cell>
          <table:table-cell office:value-type="string" calcext:value-type="string">
            <text:p>{'Молчаливое Обращение', 'Повествование от первого лица', 'отечественный разработчик', 'Главный герой парень', 'фэнтези'}</text:p>
          </table:table-cell>
          <table:table-cell office:value-type="string" calcext:value-type="string">
            <text:p>adventure,fantasy</text:p>
          </table:table-cell>
          <table:table-cell office:value-type="string" calcext:value-type="string">
            <text:p>https://bun-tired.itch.io/silenttreatment</text:p>
          </table:table-cell>
          <table:table-cell office:value-type="string" calcext:value-type="string">
            <text:p>5138.jpg</text:p>
          </table:table-cell>
        </table:table-row>
        <table:table-row table:style-name="ro1">
          <table:table-cell office:value-type="string" calcext:value-type="string">
            <text:p>Затворничество (r e c l u s i o n)</text:p>
          </table:table-cell>
          <table:table-cell office:value-type="string" calcext:value-type="string">
            <text:p>2013 год. Неназванный протагонист, погрязший в долгах, страдающий ожирением, социофобией и, вероятно, другими психическими расстройствами, бессрочно запирается в своей квартире. Выйдет ли он оттуда живым и сохранившим рассудок — зависит только от странного собеседника из будущего (игрока), установившего с ним телепатическую связь.\nОсобенности:\n=&gt; Небольшая продолжительность (20-30 минут).\n=&gt; Стилизованная пиксельная графика.\n=&gt; Гнетущий и вязкий саундтрек.\n=&gt; Психоделическое повествование.\n=&gt; Высокая вариативность: каждое прохождение игры уникально.</text:p>
          </table:table-cell>
          <table:table-cell/>
          <table:table-cell office:value-type="string" calcext:value-type="string">
            <text:p>Менее 2 часов</text:p>
          </table:table-cell>
          <table:table-cell office:value-type="string" calcext:value-type="string">
            <text:p>fatum_black</text:p>
          </table:table-cell>
          <table:table-cell office:value-type="string" calcext:value-type="string">
            <text:p>{'отечественный разработчик', 'Главный герой парень', 'Затворничество', 'Наши дни', 'Повествование от первого лица'}</text:p>
          </table:table-cell>
          <table:table-cell office:value-type="string" calcext:value-type="string">
            <text:p>horror,routine</text:p>
          </table:table-cell>
          <table:table-cell office:value-type="string" calcext:value-type="string">
            <text:p>https://fatumblack.itch.io/reclusion</text:p>
          </table:table-cell>
          <table:table-cell office:value-type="string" calcext:value-type="string">
            <text:p>5134.jpg</text:p>
          </table:table-cell>
        </table:table-row>
        <table:table-row table:style-name="ro1">
          <table:table-cell office:value-type="string" calcext:value-type="string">
            <text:p>Кошкодевочки из Моего Сладкого Сна (Catgirls From My Sweet Dream)</text:p>
          </table:table-cell>
          <table:table-cell office:value-type="string" calcext:value-type="string">
            <text:p>ฅ(^◕ᴥ◕^)ฅ Путешествие в Японскую Магическую деревню с Кошкодевочками и Суши! ♥Catgirls From My Sweet Dream♥ - простая и весёлая визуальная новелла с Кошкодевочками в Магическом Японском сеттинге. Суши и милые Некодевочки! ฅ(^◕ᴥ◕^)ฅ\n♥Японские вкусности и Кошкодевочки♥\n(=^･ω･^=) ♥Catgirls From My Sweet Dream♥ - визуальная сатирическая новелла в Магическом Японском Сеттинге с геймплеем «Три в ряд». Добро пожаловать в маленькую Японскую Деревеньку находящуюся меж величественных гор. Кошкодевочки живут здесь и готовы угостить вам Японскими сладостями, сушами и сашими. Вы встретит здесь милых Некодевочек и поможете им справиться с их ежедневными задачами. ♥ (=^･ω･^=)\n♥Особенности♥:\n(^◔ᴥ◔^) Магический Японский Сеттинг.\n(^◔ᴥ◔^) Множество уровней, необычная история и неожиданный финал!\n(^◔ᴥ◔^) Визуальная новелла с геймплеем «Три в ряд».\n(^◔ᴥ◔^) Свидания с Некодевочками.\n(^◔ᴥ◔^) Необычная яркая история.\n(^◔ᴥ◔^) Live2d анимации.\n(^◔ᴥ◔^) Анимированные задние фоны.\n(^◔ᴥ◔^) Превосходный хип-хоп Lofi от виртуозного умопомрачительных G374, smth.nothing, Zephyr Deer, of4gatto_feelin, Meloxen ♥\nДругие игры данного автора:\nМоя Милая Суккуба\nМой Милый Комиссар\nМой Милый Фюрер\nЛюбитель Кошкодевочек 2\nПротест\nЛюбитель Кошкодевочек\nНалоги\nНалоги 2\nНэвэльный\nАзура</text:p>
          </table:table-cell>
          <table:table-cell/>
          <table:table-cell office:value-type="string" calcext:value-type="string">
            <text:p>2-10 часов</text:p>
          </table:table-cell>
          <table:table-cell office:value-type="string" calcext:value-type="string">
            <text:p>cute_anime_girls</text:p>
          </table:table-cell>
          <table:table-cell office:value-type="string" calcext:value-type="string">
            <text:p>{'Эроге', 'неко', 'Главный герой парень', 'не люди', 'отечественный разработчик', 'Кошкодевочки из Моего Сладкого Сна', 'фэнтези', 'Повествование от первого лица'}</text:p>
          </table:table-cell>
          <table:table-cell office:value-type="string" calcext:value-type="string">
            <text:p>comedy,romance,adventure,fantasy</text:p>
          </table:table-cell>
          <table:table-cell office:value-type="string" calcext:value-type="string">
            <text:p>https://mega.nz/file/ImoFEA6I#EkJBHhGLMqzjN1iIhUiu4-K4xttA71oy7BfvCavlOB0</text:p>
          </table:table-cell>
          <table:table-cell office:value-type="string" calcext:value-type="string">
            <text:p>5130.jpg</text:p>
          </table:table-cell>
        </table:table-row>
        <table:table-row table:style-name="ro1">
          <table:table-cell office:value-type="string" calcext:value-type="string">
            <text:p>Сакура Суккуб (Sakura Succubus)</text:p>
          </table:table-cell>
          <table:table-cell office:value-type="string" calcext:value-type="string">
            <text:p>Огасавара Хироки — совершенно обычный парень. Фотограф по профессии, он работает каждый день по многу часов, все время под надзором своего тиранического босса.\n\nЖивя в центре Токио на мизерную зарплату, Хироки живет в маленькой ветхой квартирке и ест лапшу быстрого приготовления, чтобы выжить.\n\nЕго жизнь трудно назвать «гламурной»…\n\nДо того дня, пока ему не поручили сфотографировать главного айдола Японии Икуэ Аю.\n\nОдно влечет за собой другое, и вскоре Хироки оказывается во власти трех красивых знаменитых женщин. Есть милая айдол Аю, знойная деловая женщина Марина и легкомысленная звезда социальных сетей Космос. Все они богаты, знамениты и чрезвычайно хорошо обеспечены, и должны быть совершенно недосягаемы…\n\nНо по какой-то причине их ненасытно влечет к Хироки!\n\nПо словам Марины, все эти три женщины суккубы, и запах Хироки опьяняет их. Они не могут насытиться им — и вскоре обычная жизнь Хироки становится совсем другой.\n\n\n\nАю — суперизвестный айдол, чье имя гремит по всей Японии. Ее почитают за милый сценический образ и кажущуюся скромность. Во время своих концертов она не перестает благодарить своих поклонников, а ее энтузиазм заразителен!\n\n...Однако так оно только на первый взгляд. В глубине души Аю — коварная лисица, которая считает своих поклонников просто ступеньками карьеры и превыше всего ценит деньги. Она настолько жадная, что утверждает, что «денежносексуальна», и отвергает ухаживания мужчин…\n\nПо крайней мере, так было, пока она не встретила Хироки.\n\n\n\nМарина — богатая бизнесвумен, владеющая известной компанией по производству одежды. Хотя ей всего тридцать один год, она одна из самых богатых женщин Японии, и ее уважают мужчины и женщины вдвое старше.\n\nМарина – хладнокровная и уверенная в себе красавица. Она не из тех, кого легко впечатлить, и без колебаний берет все, что захочет. Властная, с садистской жилкой, но у нее есть материнская сторона, и она умеет давать советы.\n\n\n\nКосмос — популярная звезда социальных сетей, на RapidPound более трех миллионов подписчиков. Космос стала знаменитой после того, как опубликовала в сети серию своих полуобнаженных фотографий, которые стали вирусными. С тех пор ее почитают как самую сексуальную и смелую модель RapidPound всех времен.\n\nХотя Космос одевается и ведет себя вызывающе, это не совсем преднамеренно. В глубине души она наивная девушка, не понимающая того эффекта, который ее полуобнаженное тело производит на представителей противоположного (а в некоторых случаях и того же) пола. Из-за этого у нее часто возникают проблемы, хотя она не может понять, почему.\n\nКосмос известна непристойными фотографиями, но на самом деле милашка, которая верит в настоящую любовь. Она мечтает однажды встретить прекрасного принца, который покорит ее.</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romance,routine,fantasy,ecchi,hentai</text:p>
          </table:table-cell>
          <table:table-cell office:value-type="string" calcext:value-type="string">
            <text:p>https://drive.google.com/file/d/12qOVomJa7vfJn70sI6c35bauWnmnXx8E/view?usp=sharing</text:p>
          </table:table-cell>
          <table:table-cell office:value-type="string" calcext:value-type="string">
            <text:p>5126.jpg</text:p>
          </table:table-cell>
        </table:table-row>
        <table:table-row table:style-name="ro1">
          <table:table-cell office:value-type="string" calcext:value-type="string">
            <text:p>Сакура Геймер 2 (Sakura Gamer 2)</text:p>
          </table:table-cell>
          <table:table-cell office:value-type="string" calcext:value-type="string">
            <text:p>С событий Сакуры Геймер прошёл год. Некохиме со своей командой успешно выпустили свою дебютную визуальную новеллу “Мико-горничная”. С ещё большим бюджетом, а также быстро растущей фан-базой, Некохиме отправляется мастерить и продавать горячо ожидаемый сиквел – Мико-горничную 2!\n\nК несчастью, нет добра без худа. Не все хвалят Мико-горничную, а собравшееся негативное давление прессы начинает влиять на нашу героиню. Уверенность Некохиме в самой себе угасает, вскоре девушка уже сомневается, правильно ли поступает в своей жизни.\n\nОшибкой ли было становиться автором визуальных новелл? Может, лучше бы дальше чинила компьютеры?!\n\nСтрах Некохиме ещё больше углубляется, когда она натыкается на Куруми – сорвиголову, ненавидящую Мико-горничную (и вообще похабные новеллы!). Как будет выкручиваться Некохиме?!\n\nСохранит ли она свои связи с коллегами и близкими ей людьми, Юки и Кловер? Поборет ли подползающую к ней собственную неуверенность? Достигнет ли Мико-горничная 2 популярности своей предшественницы…\n\n\nТакже известная как Сайо, Некохиме – главная героиня истории. Тревожная, замкнутая, склонная к сомнениям в себе, она – хики во всей красе. Забыла бы о существовании социума, если бы не подруги.\nОна прекрасно осознаёт свои недостатки и усердно трудится над улучшением обоих: как себя, так и (по-видимому, дрянного) письма. Вперёд, Некохиме! У тебя получится, Некохиме!\n\n\nТакже Чика, Кловер – давний друг Некохиме, её поддержка и опора. В зависимости от выборов в Сакура Геймере, может быть некто большим.\nКловер – пылкая, задорная, деловая девица, и хоть может показаться вздорной, даёт невероятно ценные жизненные советы. Когда наступит конец света, она – тут как тут! На Кловер можно положиться!\n\n\nТакже Юкико, Юки – относительно новое пополнение в жизни Некохиме. Думаете, чьими стараниями Некохиме и Кловер ввязались в создание визуальных новелл?\nЮки – вдохновлённый художник, она изо дня в день творит шедевры. Но когда работа закончена, любит повеселиться. Ей палец в рот не клади, а дай позабавляться с красотками.\n\n\nКуруми – совершенно новый персонаж во вселенной “Сакура Геймер”, представляет собой антагониста для наших героинь.\nДерзкая и вспыльчивая Куруми ненавидит Мико-горничную с такой страстью, что напоминает личную. Первое впечатление девушка произвела так себе, зато хотя бы трусики у неё милые!\n\nСакура Геймер</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drama,comedy,romance,routine,ecchi,hentai</text:p>
          </table:table-cell>
          <table:table-cell office:value-type="string" calcext:value-type="string">
            <text:p>https://drive.google.com/file/d/1JRcP7NOUtv188FVtSPtmVazKbAfVoKvJ/view?usp=sharing</text:p>
          </table:table-cell>
          <table:table-cell office:value-type="string" calcext:value-type="string">
            <text:p>5125.jpg</text:p>
          </table:table-cell>
        </table:table-row>
        <table:table-row table:style-name="ro1">
          <table:table-cell office:value-type="string" calcext:value-type="string">
            <text:p>Сакура Садистка (Sakura Sadist)</text:p>
          </table:table-cell>
          <table:table-cell office:value-type="string" calcext:value-type="string">
            <text:p>Виолончелистка Азуса по уши втрескалась в королеву кампуса Мацубару Мамико, и не просто так. Мамико красивая, умная, понимающая… совершенно Азусе не чета!\n\nАзуса уже давным-давно смирилась с холодной, жестокой реальностью, что Мамико никогда не ответит ей взаимностью, что всё идёт своим чередом. По крайней мере, так Азуса говорит себе, пока ночью не получает сообщения от загадочной “Венеры”.\nПо кампусу ходит слух, что Венера с помощью неведомой силы может свети вместе двух людей, независимо от того, какими несовместимыми они кажутся. Но прежде чем получить помощь, Азусе понадобится доказать свою непреклонную любовь.\n\nИ как же Азусе это сделать?..\nКонечно же, тайком сфоткать трусики Мамико!\nПоддастся ли Азуса на дьявольское искушение Венеры? Станет ли Мамико влюблена в неё? Или все слухи, окружающие Венеру, полная и безоговорочная чушь?\n\nЧто бы из этого ни произошло, Азусе предстоит захватывающий семестр, наполненный интригами, обманом и подъюбочной съёмкой!\n\n\nГлавная героиня. Азусе учится в престижной музыкальной академии Виктории, но не занимается учёбой всерьёз. Она с большим удовольствием бы попялилась на милашек в местном кафе с горничными, чем практиковалась на виолончели\n\nОтец Азусы невероятно известен в мире классической музыки, поэтому ей есть, на кого равняться. О чём ни раз напоминают ей профессора, при этом к огорчению героини, ведь ей хочется, чтобы её судили по её собственным меркам, а не с примера отца.\n\nК несчастью, похвастаться Азуса может разве что бьющей через край энергией да неугасающим оптимизмом.\n\n\n\nДруг детства Азусы. Мэри – или “Мэрилин” – прошла с Азусой через огонь и воду. Мэри будет Азусу по утрам, напоминает о предстоящих работах и помогает ей с учёбой в библиотеке.\n\nНесмотря на все старания Мэри, Азуса лишь называет её ворчуньей и желает хотя бы немного расслабиться.\n\n\nОбъект любви Азусы и самая красивая девушка в кампусе. Мамико – некто вроде музыкального гения, научившегося играть на фортепьяно, кларнете и арфе, но своими достижениями девушка никогда не хвастается.\n\nВсе ученицы музыкальной академии Виктории хотят быть похожими на Мамико, все ученики академии хотят, чтобы она стала их девушкой, и наоборот. Как жаль, что Мамико настолько идеальна, что большинство людей страшится её богоподобного поведения.\n\nПусть у Мамико большое число поклонников, друзей немного…\n\nНо только пока Азуса не начинает бегать за ней.\n\nОсобенности:\n*Присоединитесь к Азусе в любовном квесте\n*Насладитесь милой и весёлой визуальной новеллой\n*Маленькие выборы влияют на сюжет</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drama,comedy,romance,school,ecchi,hentai</text:p>
          </table:table-cell>
          <table:table-cell office:value-type="string" calcext:value-type="string">
            <text:p>https://drive.google.com/file/d/1ejsNkwl5NLApest1kisD92ejp2cOypJR/view?usp=sharing</text:p>
          </table:table-cell>
          <table:table-cell office:value-type="string" calcext:value-type="string">
            <text:p>5124.png</text:p>
          </table:table-cell>
        </table:table-row>
        <table:table-row table:style-name="ro1">
          <table:table-cell office:value-type="string" calcext:value-type="string">
            <text:p>Сакура ММО 3 (Sakura MMO 3)</text:p>
          </table:table-cell>
          <table:table-cell office:value-type="string" calcext:value-type="string">
            <text:p>Сакура ММО #3 – последняя часть серии “Сакура ММО”, включающей приключения Виолы.\nВсего несколько месяцев назад Виола была обычной женщиной, утомлённой своей жизнью в Японии. От скуки она сбегала лишь через живую и красочную ММОРПГ “Асаф онлайн”. Пусть Виола вложила тысячи часов в Асаф онлайн, тем не менее понимала, что то – просто игра, ей не заменить реальность. Понимала, пока не оказалась в настоящем Асафе!\n\nВ нём Виола набирает себе в команду милашек и решает исполнить свою самую сокровенную мечту: завести гарем! “Разражаются легкомысленные шутки”… но опасность появляется на горизонте, которая может ознаменовать конец мирным денькам. Падшая Богиня Иона задумала навсегда положить конец Асафу – и Виоле теперь придётся отправиться через океан, бок о бок со своей верной командой, чтобы одолеть зло. Явится ли Виола с триумфом, или Иона превзойдёт её?\n\nВыясните в Сакура ММО №3, длиннейшей части серии ММО. Вашими выборами вы спасёте Асаф или же обречёте его на гибель. Неужели Виола переживёт величайший вызов – и если так, то с какой девушкой останется? Всё зависит от вас!\n\n\nВиола – главная героиня истории.\nВ Японии она была обычной Котоне. В Асафе онлайн же она – могущественная тёмная ведьма, обладающая самыми грозными заклинаниями, которые только можно себе вообразить.\nОна немного садистка, немного любит забавляться с милыми девушками… но Виола отважная и надёжная, она скорее бы умерла, чем видела, как ранят её союзниц.\n\n\nНив – верноподданная, преданная горничная Виолы, а также представитель презираемой расы дарклингов.\nНив настолько глубоко переживает за Виолу, что часто запускает своё здоровье, и никто не был бы удивлён, если бы непосильными трудами она довела себя до печального конца.\nХоть Нив вежливая, спокойная женщина, у неё вспыльчивый характер, она без колебаний нападёт на любого, кто скажет грубость о её госпоже.\nУ несколько нервозной и не совсем стабильной Нив есть парочка тёмных секретов, которыми злая Богиня с превеликим удовольствием воспользуется.\n\n\n\nФион – предприимчивая молодая воришка, обожающая разные блестяшки. Присоединилась к команде Виолы после не самой удачной попытки ограбления. Виола поймала Фион и наказала её как подобает – огорчила девочку. Пусть отношения между ними изначально не задались, воришке полюбилась Виола. Жизнерадостная и добродушная девчонка, благодаря нескольким годам, проведённых на улицах, стала хитрой и проворной, она – полезный союзник в любой битве.\n\n\nЭлери – невозмутимый, серьёзный рыцарь с твёрдым чувством долга. Но пусть девушка является голосом разума для команды, она тоже совершает ошибки. Совершая, легко краснеет, из-за чего становится желанной целью для поддразниваний. Как и Виола, она не является изначальным жителем Асафа. В настоящем мире её зовут Айна и живёт она в Японии. С могущественной тёмной ведьмой встретилась по воле случая и теперь путешествует вместе с ней. Пусть Элери свыклась с жизнью в Асафе, она решительно настроена отыскать путь домой.\n\n\nЗагадочная Богиня, которая обитает в подземном царстве. Иона – одна из древнейших Богинь Асафа. Согласно легендам, именно она – вместе со своим мужем Аэроном – создала всё живое. Аэрон сотворил человечество по своему подобию, Иона – расу дарклингов по своему.\nПосле раскола в отношениях Иона набросилась на своего мужа, попыталась расправиться с ним. За что вскоре была наказана: её приговорили к заключению в темнейшем из миров – подземном царстве.\nИона ожидала сотни лет, в тайне скапливая магическую энергию, чтобы однажды освободиться и навсегда покончить с Асафом.\n\nОсобенности:\n- закончите похождения Виолы по Асафу онлайн\n- встретьте нового компаньона\n- доступно на русском\nСакура ММО\nСакура ММО 2</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adventure,fantasy,ecchi,hentai</text:p>
          </table:table-cell>
          <table:table-cell office:value-type="string" calcext:value-type="string">
            <text:p>https://drive.google.com/file/d/1Tj3hHRncVgSluC2JBSfIEDlizzcGsuxB/view?usp=sharing</text:p>
          </table:table-cell>
          <table:table-cell office:value-type="string" calcext:value-type="string">
            <text:p>5123.png</text:p>
          </table:table-cell>
        </table:table-row>
        <table:table-row table:style-name="ro1">
          <table:table-cell office:value-type="string" calcext:value-type="string">
            <text:p>Ваша мечта встречаться с миленькой зайкой наконец воплотилась в жизнь? (Has Your Dream Of Dating A Cute Bunny Girl Finally Come True?)</text:p>
          </table:table-cell>
          <table:table-cell office:value-type="string" calcext:value-type="string">
            <text:p>Вас сбивает грузовик, Вам жутко больно, но, возможно, всё в порядке, ведь, проснувшись, вы встречаете... девочку-зайку?</text:p>
          </table:table-cell>
          <table:table-cell/>
          <table:table-cell office:value-type="string" calcext:value-type="string">
            <text:p>Менее 2 часов</text:p>
          </table:table-cell>
          <table:table-cell office:value-type="string" calcext:value-type="string">
            <text:p>milkkylemon</text:p>
          </table:table-cell>
          <table:table-cell office:value-type="string" calcext:value-type="string">
            <text:p>{'Русский'}</text:p>
          </table:table-cell>
          <table:table-cell office:value-type="string" calcext:value-type="string">
            <text:p>comedy,romance</text:p>
          </table:table-cell>
          <table:table-cell office:value-type="string" calcext:value-type="string">
            <text:p>https://drive.google.com/file/d/166oSYqv7OCboyRUqenYlMEVqrcShrmI-/view?usp=sharing</text:p>
          </table:table-cell>
          <table:table-cell office:value-type="string" calcext:value-type="string">
            <text:p>5122.png</text:p>
          </table:table-cell>
        </table:table-row>
        <table:table-row table:style-name="ro1">
          <table:table-cell office:value-type="string" calcext:value-type="string">
            <text:p>Симулятор Девушки (Girlfriend Simulator)</text:p>
          </table:table-cell>
          <table:table-cell office:value-type="string" calcext:value-type="string">
            <text:p>Вы просыпаетесь с сильной головной болью в комнате, которая выглядит как ваша собственная, но кажется не совсем правильной. У твоей кровати стоит милая девушка, которая представилась как Наги, твоя очаровательная, заботливая девушка. Наги сообщает вам, что вы очень больны, но не волнуйтесь: она сделает все возможное, чтобы позаботиться о вас!\nВсе это было бы прекрасно, но...\nЕсли Наги действительно твоя девушка, почему ты её не помнишь?\nОсобенности:\n(;;;*_*) 23к слов текста (около 40-90 минут чтения).\n(;;;*_*) Несколько концовок.\n(;;;*_*) Измеритель беспокойства, который влияет на историю.\n(;;;*_*) Эстетика ретро PC-98.\n(;;;*_*) Очень милая подружка, которая никогда бы тебя не обидела!!!*\n*нужна цитата.\nПредупреждение о содержании!\nЭтот ВН затрагивает темы, которые некоторые читатели могут расстроить, такие как: депрессия, краткие упоминания о попытке самоубийства, удушье, насилие и некоторые кровавые образы. Он также содержит сцены с анимированными статическими и мерцающими огнями. Читателю рекомендуется проявлять осторожность.\nСоздана для 2022 Spooktober VN Jam\nВдохновлена Yumemi Melancholy за авторством CHARON.</text:p>
          </table:table-cell>
          <table:table-cell/>
          <table:table-cell office:value-type="string" calcext:value-type="string">
            <text:p>Менее 2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drama,romance,horror</text:p>
          </table:table-cell>
          <table:table-cell office:value-type="string" calcext:value-type="string">
            <text:p>https://ebihime.itch.io/girlfriend-simulator</text:p>
          </table:table-cell>
          <table:table-cell office:value-type="string" calcext:value-type="string">
            <text:p>5121.jpg</text:p>
          </table:table-cell>
        </table:table-row>
        <table:table-row table:style-name="ro1">
          <table:table-cell office:value-type="float" office:value="1997" calcext:value-type="float">
            <text:p>1997</text:p>
          </table:table-cell>
          <table:table-cell office:value-type="string" calcext:value-type="string">
            <text:p>«А вам куда, служивый? В Кузнецк значится? Подброшу до поворота, но в сам город не поеду. Запрещено. Странное это место, я вам скажу. Авария там была, и с тех пор город закрыли. Но люди живут. Как? Нормально, вроде бы... насколько видно. Я туда продукты вожу раз в неделю на рынок, по спецпропуску. Если честно у меня мурашки по коже от этого места, оно словно старая открытка, будто город отстал от мира на пару лет. А ещё озеро это жуткое рядом – его местные Тьмой кличут. И не купаются в нем никогда – говорят, что какое-то оно… проклятое, что ли.»\nПеред вами - визуальная новелла-детектив с оригинальным авторским сюжетом и приятной графикой в стиле аниме. История рассказывает про простых подростков, живущих в 1997 году, и сталкивающихся с тайнами своего, казалось бы, привычного городка, в котором они прожили всю жизнь.\nВ игре присутствует взрослый контент: домашнее и психологическое насилие, темы суицида, а также кровавые сцены убийств.\nВсе персонажи вымышлены, все совпадения случайны.</text:p>
          </table:table-cell>
          <table:table-cell/>
          <table:table-cell office:value-type="string" calcext:value-type="string">
            <text:p>2-10 часов</text:p>
          </table:table-cell>
          <table:table-cell office:value-type="string" calcext:value-type="string">
            <text:p>hit'n'run_digital_studio_&amp;_ruzura_interactive</text:p>
          </table:table-cell>
          <table:table-cell office:value-type="string" calcext:value-type="string">
            <text:p>{'ШКОЛА', 'отечественный разработчик', '1997', 'Повествование от первого лица', '90-е', 'Главный герой парень'}</text:p>
          </table:table-cell>
          <table:table-cell office:value-type="string" calcext:value-type="string">
            <text:p>drama,romance,detective,mystic,routine,school,fiction</text:p>
          </table:table-cell>
          <table:table-cell office:value-type="string" calcext:value-type="string">
            <text:p>https://mega.nz/file/q2QhDAIC#bT9y76xN-pbD5Q_qFF3ep67XLgd_yYRSV7M8Ae3mtYs</text:p>
          </table:table-cell>
          <table:table-cell office:value-type="string" calcext:value-type="string">
            <text:p>5120.jpg</text:p>
          </table:table-cell>
        </table:table-row>
        <table:table-row table:style-name="ro1">
          <table:table-cell office:value-type="string" calcext:value-type="string">
            <text:p>Shadow</text:p>
          </table:table-cell>
          <table:table-cell office:value-type="string" calcext:value-type="string">
            <text:p>Информация:\nАвтор: Команда Light\nСостав команды:\nМукерист и сценарист: SirAndriy\nХудожник: Марфа\nКомпозитор: Сергей Гущин\nГотовность: игра завершена.\nЖанр: визуальная новелла, антиутопия, научная фантастика.\n\nОписание:\nПроизведение самобытное, однако действия истории происходят во вселенной Оазиса, потому, те кто следит за развитием этого мира получат очень много дополнительно информации о его прошлом и настоящем. Кроме того, в сюжете то и дело будут мелькать имена уже знакомых кому-то по Оазису персонажей, но на переднем плане сюжета всё же новые герои.\nАлиса - главная героиня истории, ещё будучи ребёнком стала невольной жертвой жестокого эксперимента, и с тех пор всю жизнь провела в лаборатории. Однако теперь у неё появился шанс получить свободу, вот только чем придётся за это заплатить…\n\nP.s.\nКоманда очень старалась над созданием контента, и мы будем очень рады любому фитбэку.\n\nБлагодарности:\nLalalalalaBB за чудесную пиксельную графику.\nНаталии Максимовой, Dunmind и VAS за превосходную озвучку.</text:p>
          </table:table-cell>
          <table:table-cell/>
          <table:table-cell office:value-type="string" calcext:value-type="string">
            <text:p>Менее 2 часов</text:p>
          </table:table-cell>
          <table:table-cell office:value-type="string" calcext:value-type="string">
            <text:p>komanda_light</text:p>
          </table:table-cell>
          <table:table-cell office:value-type="string" calcext:value-type="string">
            <text:p>{'будущее', 'Shadow', 'отечественный разработчик', 'Апокалиптика', 'Постапокалиптика', 'научная фантастика', 'Главный герой девушка'}</text:p>
          </table:table-cell>
          <table:table-cell office:value-type="string" calcext:value-type="string">
            <text:p>drama,science_fiction,romance,routine,adventure,fiction,triller</text:p>
          </table:table-cell>
          <table:table-cell office:value-type="string" calcext:value-type="string">
            <text:p>https://boosty.to/sirandriy/posts/3f2ad6bc-29c1-4832-aff4-0d511bfbe7f3?share=post_link</text:p>
          </table:table-cell>
          <table:table-cell office:value-type="string" calcext:value-type="string">
            <text:p>5101.png</text:p>
          </table:table-cell>
        </table:table-row>
        <table:table-row table:style-name="ro1">
          <table:table-cell office:value-type="string" calcext:value-type="string">
            <text:p>Здесь становится так одиноко (It gets so lonely here)</text:p>
          </table:table-cell>
          <table:table-cell office:value-type="string" calcext:value-type="string">
            <text:p>Ты бежишь через лес.\nНа дворе поздняя ночь, а небо чернее бездны.\nОкружающие тебя деревья, выпирающие из земли, словно зловещие монументы неизвестному богу, закрывают собой большинство лунного света.\nТы не знаешь, куда ты держишь путь.\nУ тебя нет карты; нет маршрута; нет плана.\nЕдинственное твоё желание – это лишь сбежать подальше.\nТебе нельзя позволить, чтобы тебя поймали.\nТы только и можешь, что бежать, бежать и бежать…\nНо несмотря на все твои усилия, твои потуги, как бы ты ни старалась, останутся безуспешными. Уже слишком поздно. Как-никак…\nТы никогда не сможешь сбежать от меня.\nОсобенности:\n〣( ºΔº )〣 Около 50к слов текста (примерно 2-3 часа чтения).\n〣( ºΔº )〣 Ветвящийся сюжет с несколькими выборами.\n〣( ºΔº )〣 Разрешение 800x600, придающая атмосферу старых игр.\n〣( ºΔº )〣 Оригинальные рисунки персонажей.\n〣( ºΔº )〣 Оригинальный саундтрек.\n〣( ºΔº )〣 Три (?) красивых девушки, готовые залюбить тебя до смерти.\n〣( ºΔº )〣 Три увлекательных способа умереть!!!\n〣( ºΔº )〣 Насмехающийся рассказчик, критикующий тебя за твои плохие решения.\n〣( ºΔº )〣 Каннибализм ♥</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drama,romance,horror,adventure,fantasy</text:p>
          </table:table-cell>
          <table:table-cell office:value-type="string" calcext:value-type="string">
            <text:p>https://ebihime.itch.io/lonely</text:p>
          </table:table-cell>
          <table:table-cell office:value-type="string" calcext:value-type="string">
            <text:p>5100.jpg</text:p>
          </table:table-cell>
        </table:table-row>
        <table:table-row table:style-name="ro1">
          <table:table-cell office:value-type="string" calcext:value-type="string">
            <text:p>Гранатовый браслет (Гранатовый браслет А.И.Куприн)</text:p>
          </table:table-cell>
          <table:table-cell office:value-type="string" calcext:value-type="string">
            <text:p>Создана за два месяца одним студентом для зачета в вузе чуть ли не на коленке.\nОригинальный текст никак не модифицирован, весь сюжет, каждое слово принадлежит Куприну.\n\nНекоторые слова, выделеные жирным шрифтом, могут быть непонятны, их значение можно быстро установить, открыв словарь.\n\nПроходится полностью за полтора часа.\n\nБольшинство фонов - обработанные фотографии каких-то локаций из интернетов.\nСпрайты и цг рисовались разработчиком\nНекоторые материалы взяты из интернета по лицензии CC BY 4.0.</text:p>
          </table:table-cell>
          <table:table-cell/>
          <table:table-cell office:value-type="string" calcext:value-type="string">
            <text:p>Менее 2 часов</text:p>
          </table:table-cell>
          <table:table-cell office:value-type="string" calcext:value-type="string">
            <text:p>varqq</text:p>
          </table:table-cell>
          <table:table-cell office:value-type="string" calcext:value-type="string">
            <text:p>{'Гранатовый', 'отечественный разработчик', 'А.И.Куприн', 'браслет', 'любовный треугольник', 'Несколько главных героев', 'Повествование от третьего'}</text:p>
          </table:table-cell>
          <table:table-cell office:value-type="string" calcext:value-type="string">
            <text:p>drama,romance,routine</text:p>
          </table:table-cell>
          <table:table-cell office:value-type="string" calcext:value-type="string">
            <text:p>https://drive.google.com/file/d/1-IPNi-me8F_1OB_6kj_9gnIKoD5y76-E/view?usp=drive_link</text:p>
          </table:table-cell>
          <table:table-cell office:value-type="string" calcext:value-type="string">
            <text:p>5099.png</text:p>
          </table:table-cell>
        </table:table-row>
        <table:table-row table:style-name="ro1">
          <table:table-cell office:value-type="string" calcext:value-type="string">
            <text:p>Администраторы (Administratory)</text:p>
          </table:table-cell>
          <table:table-cell office:value-type="string" calcext:value-type="string">
            <text:p>Визуальная новелла, в которой вам предстоит примерить на себя роль администратора маленького захолустного отеля. Об отеле ходит множество разных слухов. Но рано или поздно, даже тайны превращаются в рутину…\n«Администраторы» - это если бы «Клерки» и «Сияние» решили завести ребёнка. Пара бездельников, коротает однообразные рабочие дни в старом отеле, лучшие времена которого давно прошли. Тайны? Призраки? Ужасные события прошлого? Неинтересно. Поскорей бы закончить рабочий день и пойти домой спать и играть в приставку.\n:::&gt; Камерная история.\n:::&gt; Уютная атмосфера крошечного отеля.\n:::&gt; Анимешный визуальный стиль.\n:::&gt; Несколько концовок.\n:::&gt; Что-то обитающее в подвале!</text:p>
          </table:table-cell>
          <table:table-cell/>
          <table:table-cell office:value-type="string" calcext:value-type="string">
            <text:p>Менее 2 часов</text:p>
          </table:table-cell>
          <table:table-cell office:value-type="string" calcext:value-type="string">
            <text:p>dnovel</text:p>
          </table:table-cell>
          <table:table-cell office:value-type="string" calcext:value-type="string">
            <text:p>{'Повествование от первого лица', 'Главный герой парень', 'Администраторы', 'фэнтези', 'отечественный разработчик'}</text:p>
          </table:table-cell>
          <table:table-cell office:value-type="string" calcext:value-type="string">
            <text:p>comedy,routine,adventure,fantasy</text:p>
          </table:table-cell>
          <table:table-cell office:value-type="string" calcext:value-type="string">
            <text:p>https://mega.nz/file/rdYgUCaK#vOrzYDkfzfGhzekayy5YeMM0T0aVtnqg8-PSSNsfH8E</text:p>
          </table:table-cell>
          <table:table-cell office:value-type="string" calcext:value-type="string">
            <text:p>5097.jpg</text:p>
          </table:table-cell>
        </table:table-row>
        <table:table-row table:style-name="ro1">
          <table:table-cell office:value-type="string" calcext:value-type="string">
            <text:p>q.u.q.</text:p>
          </table:table-cell>
          <table:table-cell office:value-type="string" calcext:value-type="string">
            <text:p>Это история. Она о девушке. И о Незнакомце. И… и ещё много о ком. Но не много о чем.\nПустыня. Девушка скиталась по ней уже несколько дней, волоча за собой огромную пушку, а теперь окончательно выбилась из сил и просто лежала, смирившись со своей судьбой. Кто эта девушка? Куда она держит путь и с какой целью?\nОсобенности игры:\n"""&gt; 9 концовок.\n"""&gt; Стилизованная под старые игры графика.\n"""&gt; Разнообразный саундтрек, над которым композитор немного старался.\n"""&gt; Возможность умереть очень тупым образом.</text:p>
          </table:table-cell>
          <table:table-cell/>
          <table:table-cell office:value-type="string" calcext:value-type="string">
            <text:p>Менее 2 часов</text:p>
          </table:table-cell>
          <table:table-cell office:value-type="string" calcext:value-type="string">
            <text:p>motijan</text:p>
          </table:table-cell>
          <table:table-cell office:value-type="string" calcext:value-type="string">
            <text:p>{'фэнтези', 'Повествование от первого лица', 'Главный герой девушка', 'q.u.q.', 'отечественный разработчик'}</text:p>
          </table:table-cell>
          <table:table-cell office:value-type="string" calcext:value-type="string">
            <text:p>comedy,adventure,fantasy</text:p>
          </table:table-cell>
          <table:table-cell office:value-type="string" calcext:value-type="string">
            <text:p>https://mega.nz/file/0XcWWQ4S#4lbQT4vYaeLkWKlGGAYo8XgkjV5LeAjRehpGt0Ktp-k</text:p>
          </table:table-cell>
          <table:table-cell office:value-type="string" calcext:value-type="string">
            <text:p>5095.jpg</text:p>
          </table:table-cell>
        </table:table-row>
        <table:table-row table:style-name="ro1">
          <table:table-cell office:value-type="string" calcext:value-type="string">
            <text:p>Динопанк: Добро Пожаловать в Синт-Сити Пролог (Dynopunk: Welcome to Synth-City Prologue)</text:p>
          </table:table-cell>
          <table:table-cell office:value-type="string" calcext:value-type="string">
            <text:p>Динопанк — это ироничное приключение в эстетике киберпанка в мире, где место людей заняли динозавры. Вам предстоит управлять ремонтной мастерской: чинить технику, искать подход к разным клиентам, беседуя с ними по душам и угощая напитками, — и одновременно разбираться с личными проблемами и пытаться осуществить свою мечту.\nПредставьте, что на Землю так и не упал метеорит, динозавры не вымерли, а продолжили развиваться. Сейчас, спустя миллионы лет, они живут в высокотехнологичных мегаполисах. В том числе Крис, владелец ремонтной мастерской, который мечтает построить машину времени, чтобы вернуться в\nпрошлое и найти свою любовь. Ведь он — последний тираннозавр в этом мире!\nКиберпанк с динозаврами.\nЛюбуйтесь пиксельной графикой в стиле ретро-игр 1990-х годов. Знакомьтесь с героями из альтернативного будущего, где миром правят хищные и травоядные динозавры. Продвигайтесь по сюжету под расслабляющие lo-fi треки, принимая множество решений, влияющих на повествование.\nРемонтируйте технику.\nЗадайте нужные вопросы клиентам, чтобы выяснить причину неисправности, а затем устраните её. Будьте внимательны и аккуратны, ведь от этого зависит ваша прибыль.\nОбщайтесь с посетителями.\nПоговорите с клиентами по душам и предложите им напиток, исходя из их предпочтений. Стакан прохладной газировки или чашечка горячего кофе могут увеличить ваш шанс на достойные чаевые.\nСледуйте за мечтой.\nВаш герой — последний тираннозавр на планете, поэтому он стремится построить машину времени, чтобы вернуться в прошлое и найти свою любовь. Удастся ли ему воплотить мечту?\nВ Динопанк вас ждут:\n☆ Разветвлённый сюжет, на развитие которого влияет не только общение с клиентами, но и качество вашей работы в мастерской.\n☆ Обмен любезностями с необычным помощником, говорящим принтером, который так и норовит подколоть вас на тему маленьких лапок и дать парочку вредных советов по ведению бизнеса.\n☆ Симулятор подачи напитков, от которых зависит не только настроение клиентов, но и чаевые.\n☆ Оригинальный lo-fi саундтрек, пропитанный духом 80-х!\n☆ Налейте себе чашечку горячего чая, устройтесь поудобнее и позвольте себе отдохнуть, погружаясь в сюжет.\n☆ Знакомство со множеством героев, приходящих в мастерскую. У каждого из них уникальный характер, мечты и история, на которую вы можете повлиять своими решениями.\n☆ Ироничные диалоги, море шуток, отсылок и пасхалок для поднятия настроения!\n☆ Пиксельная графика в стиле ретро-игр 1990-х годов.</text:p>
          </table:table-cell>
          <table:table-cell/>
          <table:table-cell office:value-type="string" calcext:value-type="string">
            <text:p>Менее 2 часов</text:p>
          </table:table-cell>
          <table:table-cell office:value-type="string" calcext:value-type="string">
            <text:p>tomatofantasygm</text:p>
          </table:table-cell>
          <table:table-cell office:value-type="string" calcext:value-type="string">
            <text:p>{'будущее', 'не люди', 'киберпанк', 'отечественный разработчик', 'фурри', 'Динопанк: Добро Пожаловать в Синт-С', 'Повествование от первого лица', 'симулятор', 'Главный герой парень'}</text:p>
          </table:table-cell>
          <table:table-cell office:value-type="string" calcext:value-type="string">
            <text:p>comedy,science_fiction,adventure</text:p>
          </table:table-cell>
          <table:table-cell office:value-type="string" calcext:value-type="string">
            <text:p>https://tomatofantasygm.itch.io/dynopunk-welcome-to-synth-city</text:p>
          </table:table-cell>
          <table:table-cell office:value-type="string" calcext:value-type="string">
            <text:p>5093.jpg</text:p>
          </table:table-cell>
        </table:table-row>
        <table:table-row table:style-name="ro1">
          <table:table-cell office:value-type="string" calcext:value-type="string">
            <text:p>Morenatsu.</text:p>
          </table:table-cell>
          <table:table-cell office:value-type="string" calcext:value-type="string">
            <text:p>Деревня Минасато - место, свободное от городской суеты, в котором даже не работают сотовые телефоны, и где большую часть населения составляют зверолюди. Главный герой Хироюки Нисимура возвращается туда, чтобы провести летние каникулы и воссоединиться со своими друзьями детства, которых он не видел 5 лет. Хироюки намерен заполнить пробелы, образовавшиеся после расставания с ними, и, возможно, даже... найти свою любовь.\n\n\n\nИзвестные баги:\n1. В игре могут некорректно отображаться (или вообще не отображаться) названия сохранений.\n2. Если после сохранения выйти в главное меню и нажать "Продолжить", появится ошибка и игра начнётся сначала. Сами сохранения при этом не теряются.\nЭто проблемы оригинального ренпаевского порта, и даже сам автор этого порта не знает, как их исправить.\n3. В версии для Android не работают "настройки". Лучше не открывайте в ней "настройки" вообще, иначе потом вы их не сможете закрыть.</text:p>
          </table:table-cell>
          <table:table-cell/>
          <table:table-cell office:value-type="string" calcext:value-type="string">
            <text:p>2-10 часов</text:p>
          </table:table-cell>
          <table:table-cell office:value-type="string" calcext:value-type="string">
            <text:p>morenatsu_project</text:p>
          </table:table-cell>
          <table:table-cell office:value-type="string" calcext:value-type="string">
            <text:p>{'Русский'}</text:p>
          </table:table-cell>
          <table:table-cell office:value-type="string" calcext:value-type="string">
            <text:p>drama,comedy,romance,routine,fiction,hentai</text:p>
          </table:table-cell>
          <table:table-cell office:value-type="string" calcext:value-type="string">
            <text:p>https://drive.google.com/file/d/1KM25M9_QWUhGBq-T2IDw6Vl70hEX0GAY/view?usp=share_link</text:p>
          </table:table-cell>
          <table:table-cell office:value-type="string" calcext:value-type="string">
            <text:p>5091.jpg</text:p>
          </table:table-cell>
        </table:table-row>
        <table:table-row table:style-name="ro1">
          <table:table-cell office:value-type="string" calcext:value-type="string">
            <text:p>Мамочка на обучении (Mother's Conditioning / Mu Niang Tiaojiao / 母娘調教)</text:p>
          </table:table-cell>
          <table:table-cell office:value-type="string" calcext:value-type="string">
            <text:p>◆Сюжет◆\nВы спасли от насильника горячую мамочку, которая оказалась женой вашего арендодателя. Дамочка была слабохарактерной – она совсем не умела отказывать. Разве можно упустить возможность переспать с красоткой в возрасте?\nЯ волновался о том, что не смогу вовремя заплатить за квартиру, когда случайно спас жену домовладельца, Софию.\n– Простите, я... я не хотела доставлять вам неприятности... – робко всхлипнула София.\n– Что тебе нужно? Домовладелец снисходительно посмотрел на вас.\nВместо благодарности за доброе дело вы получили презрение.\nЕго покорная женушка не выходила из головы.\nВоспоминания о ее огромных грудях, серебристых волосах и щенячьих глазах заставили вас нервно сглотнуть.\nВаши губы расплылись в дразнящей ухмылке, которая отдавала жестокостью.\nСо слезами на глазах София не могла отказать вам – мужчине, который требовал плотских услуг в качестве награды за спасение.\nБольше никакого притворства! Время веселиться! В этой истории я буду злодеем ~\n◆Краткое описание геймплея◆\nВ начале игры каждый день вы можете совершить одно из трех действий. При этом ежедневно с вашего счета списывается фиксированная сумма денег.\n[Обучение] Повышает покорность Софии.\n[Работа] Приносит доход.\n[Прогулка] Открывает новые сюжетные линии и позволяет восстановить выносливость.\nПокорность Софии необходимо повышать для активации [Секс-событий], но для разблокировки некоторых сцен нужно сочетать этот параметр с другими условиями, такими как предметы, особые дни и т. д. [Секс-событие] с дочерью Софии можно открыть после получения 3-й работы, поэтому вам следует усердно трудиться ~\nНекоторые сцены активируются только в [Вечернее] время.\n◆Особенности игры◆\nРасслабляющий геймплей — система быстрого пропуска текста. Режим неограниченного просмотра CG можно включить в настройках для свободной навигации по сценам.</text:p>
          </table:table-cell>
          <table:table-cell/>
          <table:table-cell office:value-type="string" calcext:value-type="string">
            <text:p>2-10 часов</text:p>
          </table:table-cell>
          <table:table-cell office:value-type="string" calcext:value-type="string">
            <text:p>secret_garden</text:p>
          </table:table-cell>
          <table:table-cell office:value-type="string" calcext:value-type="string">
            <text:p>{'Наши дни', 'Мамочка на обучении', 'Повествование от первого лица', 'Главный герой парень', 'симулятор', 'Иностранный разработчик', 'дэйт-сим'}</text:p>
          </table:table-cell>
          <table:table-cell office:value-type="string" calcext:value-type="string">
            <text:p>drama,routine,hentai</text:p>
          </table:table-cell>
          <table:table-cell office:value-type="string" calcext:value-type="string">
            <text:p>https://mega.nz/file/ahUmASRK#UtMNS2BpEvFulO6vJcgNmL5eA2SUi8tmhAFndRhGiBk</text:p>
          </table:table-cell>
          <table:table-cell office:value-type="string" calcext:value-type="string">
            <text:p>5090.jpg</text:p>
          </table:table-cell>
        </table:table-row>
        <table:table-row table:style-name="ro1">
          <table:table-cell office:value-type="string" calcext:value-type="string">
            <text:p>Белая Симуляция (White Simulation)</text:p>
          </table:table-cell>
          <table:table-cell office:value-type="string" calcext:value-type="string">
            <text:p>Попав в незнакомое место, вы встречаете странного человека. Вам предстоит узнать кто он и куда вы попали. И почему же вам кажется это место безумно знакомым?\nЕщё новелла от этого автора:\nСовершить преступление</text:p>
          </table:table-cell>
          <table:table-cell/>
          <table:table-cell office:value-type="string" calcext:value-type="string">
            <text:p>Менее 2 часов</text:p>
          </table:table-cell>
          <table:table-cell office:value-type="string" calcext:value-type="string">
            <text:p>doedalus</text:p>
          </table:table-cell>
          <table:table-cell office:value-type="string" calcext:value-type="string">
            <text:p>{'Повествование от третьего лица', 'Белая Симуляция', 'Главный герой парень', 'отечественный разработчик'}</text:p>
          </table:table-cell>
          <table:table-cell office:value-type="string" calcext:value-type="string">
            <text:p>comedy,horror,fiction</text:p>
          </table:table-cell>
          <table:table-cell office:value-type="string" calcext:value-type="string">
            <text:p>https://doedalus.itch.io/white-simulation</text:p>
          </table:table-cell>
          <table:table-cell office:value-type="string" calcext:value-type="string">
            <text:p>5089.jpg</text:p>
          </table:table-cell>
        </table:table-row>
        <table:table-row table:style-name="ro1">
          <table:table-cell office:value-type="string" calcext:value-type="string">
            <text:p>Притча о Пылинке (The Mote Parable)</text:p>
          </table:table-cell>
          <table:table-cell office:value-type="string" calcext:value-type="string">
            <text:p>Это небольшая игра, рассказывающая историю человека, потерявшего смысл своей жизни. В игре вас ждёт жуткая и загадочная атмосфера, 3 мини-игры и интересные диалоги.</text:p>
          </table:table-cell>
          <table:table-cell/>
          <table:table-cell office:value-type="string" calcext:value-type="string">
            <text:p>Менее 2 часов</text:p>
          </table:table-cell>
          <table:table-cell office:value-type="string" calcext:value-type="string">
            <text:p>tiradox</text:p>
          </table:table-cell>
          <table:table-cell office:value-type="string" calcext:value-type="string">
            <text:p>{'Главный герой парень', 'Повествование от первого лица', 'фэнтези', 'отечественный разработчик', 'Притча о Пылинке'}</text:p>
          </table:table-cell>
          <table:table-cell office:value-type="string" calcext:value-type="string">
            <text:p>drama,horror,mystic,adventure,fantasy</text:p>
          </table:table-cell>
          <table:table-cell office:value-type="string" calcext:value-type="string">
            <text:p>https://tiradox.itch.io/the-mote-parable</text:p>
          </table:table-cell>
          <table:table-cell office:value-type="string" calcext:value-type="string">
            <text:p>5088.jpg</text:p>
          </table:table-cell>
        </table:table-row>
        <table:table-row table:style-name="ro1">
          <table:table-cell office:value-type="string" calcext:value-type="string">
            <text:p>Брешь: Реквием по моей родине (Fallstreak: Requiem for my Homeland)</text:p>
          </table:table-cell>
          <table:table-cell office:value-type="string" calcext:value-type="string">
            <text:p>Мир пепельно-серых небес, терзаемый сверхъестественными катаклизмами, бесконечной войной и разрушительным воздействием Моря Аукера - мир глазами той, чье существование началось на поле боя. Fallstreak: Requiem for my Homeland рассказывает историю жизненного пути Велюр Два-Шесть от бытия ребенком-солдатом Церкви Сильвены до становления предводительницей Потерянных Детей, которая повела остатки человечества в Сокотрину. Что довелось пережить Велюр в своем умирающем мире? Какую цену пришлось заплатить ради спасения рода людского? Ответы вы найдете в апокалиптическом утсуге-приквеле к Fallstreak.\n\nВ игре присутствуют описания и изображения военных преступлений, жестоких смертей и экспериментов над людьми!\n\nДоступно только для пользователей</text:p>
          </table:table-cell>
          <table:table-cell/>
          <table:table-cell office:value-type="string" calcext:value-type="string">
            <text:p>2-10 часов</text:p>
          </table:table-cell>
          <table:table-cell office:value-type="string" calcext:value-type="string">
            <text:p>centicerise</text:p>
          </table:table-cell>
          <table:table-cell office:value-type="string" calcext:value-type="string">
            <text:p>{'Русский'}</text:p>
          </table:table-cell>
          <table:table-cell office:value-type="string" calcext:value-type="string">
            <text:p>drama,action,fiction,fantasy,triller</text:p>
          </table:table-cell>
          <table:table-cell office:value-type="string" calcext:value-type="string">
            <text:p>https://mega.nz/file/30FWjL4S#Ua-efzGAxRfwnP2s1hyObp0VZGdpnVar9hggVlnGPpI</text:p>
          </table:table-cell>
          <table:table-cell office:value-type="string" calcext:value-type="string">
            <text:p>5085.png</text:p>
          </table:table-cell>
        </table:table-row>
        <table:table-row table:style-name="ro1">
          <table:table-cell office:value-type="string" calcext:value-type="string">
            <text:p>Smash Ask: Forever Whenever</text:p>
          </table:table-cell>
          <table:table-cell office:value-type="string" calcext:value-type="string">
            <text:p>Погодите-ка, вы хотите сказать мне, что я просыпаюсь на каком-то странном астероиде, посреди непонятного красного космоса, и теперь я должен жить... В общежитии?!\nВсё верно! Вы берете на себя роль Отвечающего - нового жителя Смешаск общаги - странного места, в котором живут не менее странные обитатели. Вам предстоит исследовать тайны общежития, знакомиться с новыми друзьями и врагами, задаваться странными вопросами, получать на них ещё более странные ответы, и даже... спать!?\nSmash Ask: Forever Whenever - это расширенное и законченное издание оригинальной Smash Ask - The Subspace Novel. Эта версия стремится быть идеальной версией игры, предлагая новый контент, исправление множественных багов и ошибок, переработку интерфейса, и множество других неожиданных тайн и сюрпризов!\nКуда я попал? Что происходит? Почему я ничего не слышу? Где мои лёгкие?\nНе волнуйтесь, всё в порядке, каждый задаётся этими вопросами, когда он впервые сталкивается с этой игрой. Поэтому, если это действительно первый раз, когда вы узнаете о Smash Ask: Forever Whenever (и не врёте нам), то вот список того, чего вам следует ожидать от игры:\nw(°ｏ°)w Больше 10 часов геймплея (200, если вы рассчитываете на полное прохождение.)\nw(°ｏ°)w Более 10 отвечающих, с которыми можно познакомиться! (...и не только...)\nw(°ｏ°)w Вручную нарисованная графика, которая является результатом коллаборации множества талантливых художников!\nw(°ｏ°)w Уморительные шутки, способные рассмешить даже труп!\nw(°ｏ°)w Несколько значительно отличающихся концовок!\nw(°ｏ°)w Полностью открытый бесшовный мир!\nw(°ｏ°)w Огромное количество секретов и пасхалочек!\nw(°ｏ°)w Куча вырезанного контента!\nОго! Спасибо! Эта информация мне очень помогла! Теперь мне не терпится скачать эту игру!\nХа-ха-ха, да! Конечно ты ее скачаешь! И вам, читатель, тоже следует! Вы можете скачать Smash Ask: Forever Whenever , воспользовавшись ссылками ниже! И помните - Удобнее верблюду пройти сквозь игольные уши, нежели богатому войти в царство небесное.</text:p>
          </table:table-cell>
          <table:table-cell/>
          <table:table-cell office:value-type="string" calcext:value-type="string">
            <text:p>2-10 часов</text:p>
          </table:table-cell>
          <table:table-cell office:value-type="string" calcext:value-type="string">
            <text:p>dn0l</text:p>
          </table:table-cell>
          <table:table-cell office:value-type="string" calcext:value-type="string">
            <text:p>{'отечественный разработчик', 'Повествование от первого лица', 'фэнтези', 'Главный герой парень', 'Smash Ask: Forever Whenever'}</text:p>
          </table:table-cell>
          <table:table-cell office:value-type="string" calcext:value-type="string">
            <text:p>comedy,romance,horror,adventure,fantasy</text:p>
          </table:table-cell>
          <table:table-cell office:value-type="string" calcext:value-type="string">
            <text:p>https://dn0l.itch.io/safw</text:p>
          </table:table-cell>
          <table:table-cell office:value-type="string" calcext:value-type="string">
            <text:p>5084.jpg</text:p>
          </table:table-cell>
        </table:table-row>
        <table:table-row table:style-name="ro1">
          <table:table-cell office:value-type="string" calcext:value-type="string">
            <text:p>Совершить преступление (To commit a crime)</text:p>
          </table:table-cell>
          <table:table-cell office:value-type="string" calcext:value-type="string">
            <text:p>Игра "Совершить преступление" основана по мотивам популярного произведения русской классики.</text:p>
          </table:table-cell>
          <table:table-cell/>
          <table:table-cell office:value-type="string" calcext:value-type="string">
            <text:p>Менее 2 часов</text:p>
          </table:table-cell>
          <table:table-cell office:value-type="string" calcext:value-type="string">
            <text:p>doedalus</text:p>
          </table:table-cell>
          <table:table-cell office:value-type="string" calcext:value-type="string">
            <text:p>{'отечественный разработчик', 'Совершить преступление', 'Главный герой парень', 'Повествование от первого лица'}</text:p>
          </table:table-cell>
          <table:table-cell office:value-type="string" calcext:value-type="string">
            <text:p>horror</text:p>
          </table:table-cell>
          <table:table-cell office:value-type="string" calcext:value-type="string">
            <text:p>https://doedalus.itch.io/to-commit-a-crime</text:p>
          </table:table-cell>
          <table:table-cell office:value-type="string" calcext:value-type="string">
            <text:p>5081.jpg</text:p>
          </table:table-cell>
        </table:table-row>
        <table:table-row table:style-name="ro1">
          <table:table-cell office:value-type="string" calcext:value-type="string">
            <text:p>Мудрость (Wisdom)</text:p>
          </table:table-cell>
          <table:table-cell office:value-type="string" calcext:value-type="string">
            <text:p>История о мудром царе или не очень мудром?\nВизуальная новелла создана в рамках конкурса Развидь-джем.</text:p>
          </table:table-cell>
          <table:table-cell/>
          <table:table-cell office:value-type="string" calcext:value-type="string">
            <text:p>Менее 2 часов</text:p>
          </table:table-cell>
          <table:table-cell office:value-type="string" calcext:value-type="string">
            <text:p>kaerru</text:p>
          </table:table-cell>
          <table:table-cell office:value-type="string" calcext:value-type="string">
            <text:p>{'фэнтези', 'Повествование от первого лица', 'отечественный разработчик', 'Мудрость', 'средневековье', 'Главный герой парень'}</text:p>
          </table:table-cell>
          <table:table-cell office:value-type="string" calcext:value-type="string">
            <text:p>adventure,fantasy</text:p>
          </table:table-cell>
          <table:table-cell office:value-type="string" calcext:value-type="string">
            <text:p>https://kaerru.itch.io/jamwork</text:p>
          </table:table-cell>
          <table:table-cell office:value-type="string" calcext:value-type="string">
            <text:p>5078.jpg</text:p>
          </table:table-cell>
        </table:table-row>
        <table:table-row table:style-name="ro1">
          <table:table-cell office:value-type="string" calcext:value-type="string">
            <text:p>Забвение</text:p>
          </table:table-cell>
          <table:table-cell office:value-type="string" calcext:value-type="string">
            <text:p>Ватанабе Сато - обычный школьник из небольшого провинциального городка Теравата.\nОднажды он с удивлением узнал, что его одноклассница Юсаки Рин пропала без вести. Странно, но никто в классе не помнил о ней. Юсаки всегда была такой весёлой и жизнерадостной, и Сато не мог поверить, что все просто забыли о ней.\nПо мере расследования, Сато стал замечать странные вещи. Его собственные воспоминания детства словно исчезли, и он не мог вспомнить, как проводил время в детстве.\nСато понял, что ему предстоит проникнуть в тайну стёртых воспоминаний, чтобы найти ответы и спасти свою подругу, пока она не исчезла окончательно в тени прошлого.</text:p>
          </table:table-cell>
          <table:table-cell/>
          <table:table-cell office:value-type="string" calcext:value-type="string">
            <text:p>Менее 2 часов</text:p>
          </table:table-cell>
          <table:table-cell office:value-type="string" calcext:value-type="string">
            <text:p>kageboushi</text:p>
          </table:table-cell>
          <table:table-cell office:value-type="string" calcext:value-type="string">
            <text:p>{'отечественный разработчик', 'Несколько главных героев', 'любовный треугольник', 'Повествование от третьего лица', 'Повествование от первого лица', 'ШКОЛА'}</text:p>
          </table:table-cell>
          <table:table-cell office:value-type="string" calcext:value-type="string">
            <text:p>drama,action,detective,triller</text:p>
          </table:table-cell>
          <table:table-cell office:value-type="string" calcext:value-type="string">
            <text:p>https://drive.google.com/file/d/1mQiGSTCr4LmFzd1Qa2cNxWTjavt5kvGy/view?usp=share_link</text:p>
          </table:table-cell>
          <table:table-cell office:value-type="string" calcext:value-type="string">
            <text:p>5073.png</text:p>
          </table:table-cell>
        </table:table-row>
        <table:table-row table:style-name="ro1">
          <table:table-cell office:value-type="string" calcext:value-type="string">
            <text:p>Дом Эклер (Eclair's House)</text:p>
          </table:table-cell>
          <table:table-cell office:value-type="string" calcext:value-type="string">
            <text:p>Внимание! В самом начале игры (по аналогии с браузерной версией) написано, что для\nвызова меню на телефоне необходимо дважды коснуться экрана. На самом деле, это не\nтак - коснуться надо один раз, но двумя пальцами. Переделывать будет долго, а\nбольшинство пользователей Joiplay, вероятно, и так в курсе управления. Так что\nпусть уж пока останется так...\n\nМеня зовут Эклер! И я немного больна.\nЭто очень серьёзно - иногда в моём доме появляется призрак.\nЧто же мне делать? Помоги мне!\nВыбор здесь лишь один - убивать.:D\n\nПримерная продолжительность: где-то минут десять, если не застрять.\n\nДля пропуска текста необходимо зажимать клавишу пробел, z или enter.</text:p>
          </table:table-cell>
          <table:table-cell/>
          <table:table-cell office:value-type="string" calcext:value-type="string">
            <text:p>Менее 2 часов</text:p>
          </table:table-cell>
          <table:table-cell office:value-type="string" calcext:value-type="string">
            <text:p>eikyuu_ren'ai_ringo_tea</text:p>
          </table:table-cell>
          <table:table-cell office:value-type="string" calcext:value-type="string">
            <text:p>{'Русский'}</text:p>
          </table:table-cell>
          <table:table-cell office:value-type="string" calcext:value-type="string">
            <text:p>drama,horror,detective,mystic,triller</text:p>
          </table:table-cell>
          <table:table-cell office:value-type="string" calcext:value-type="string">
            <text:p>https://drive.google.com/file/d/1bNumwGNhNduGdWDY_19NYggbSzQ433BB/view?usp=sharing</text:p>
          </table:table-cell>
          <table:table-cell office:value-type="string" calcext:value-type="string">
            <text:p>5071.jpg</text:p>
          </table:table-cell>
        </table:table-row>
        <table:table-row table:style-name="ro1">
          <table:table-cell office:value-type="string" calcext:value-type="string">
            <text:p>На одну ночь</text:p>
          </table:table-cell>
          <table:table-cell office:value-type="string" calcext:value-type="string">
            <text:p>Представьте, что всю свою жизнь вы посвятили карьере и, наконец, достигли желаемых высот, заняв должность генерального директора. Теперь у вас есть статус и деньги, а также друзья и очаровательные питомцы. Но есть кое-что, что не даёт покоя и такому, как вы, а именно без конца повторяющиеся эротические сновидения.\nКак же справиться с этой напастью? Ведь занятому карьеристу вроде вас не нужны ни любовь, ни ответственность, ни долгие прогулки под луной в ожидании первого поцелуя. Что ж, есть решение!\nУстановите приложение "Your Favorite Lovers" и проведите самую особенную ночь в компании таинственного обольстителя.\nНо только лишь одну.\n\nОсобенности игры:\n- Вы сами выбираете пол главного героя.\n- 5 романтических сценариев.\n- 6 любовных интересов.\n- Сцены 18+ адаптированы и под гетеросексуальные, и под гомосексуальные (яой) предпочтения.\n\nЕсли понравилось, заглядывай в группу разработчика. Новые проекты уже в пути!\nhttps://vk.com/paleogin\n\nДополнительная ссылка для скачивания:\nhttps://drive.google.com/file/d/1Au2gV0y7z_7_8SEkluXEAlAWaBZPyv8x/view?usp=share_link</text:p>
          </table:table-cell>
          <table:table-cell/>
          <table:table-cell office:value-type="string" calcext:value-type="string">
            <text:p>Менее 2 часов</text:p>
          </table:table-cell>
          <table:table-cell office:value-type="string" calcext:value-type="string">
            <text:p>paleogin_studio</text:p>
          </table:table-cell>
          <table:table-cell office:value-type="string" calcext:value-type="string">
            <text:p>{'Главный герой девушка', 'отечественный разработчик', 'отомэ', 'Главный герой парень', 'Наши дни', 'хентай', 'яой', 'На одну ночь', 'Повествование от первого лица', 'Эроге', 'гарем'}</text:p>
          </table:table-cell>
          <table:table-cell office:value-type="string" calcext:value-type="string">
            <text:p>romance,hentai</text:p>
          </table:table-cell>
          <table:table-cell office:value-type="string" calcext:value-type="string">
            <text:p>https://mega.nz/file/N2p2BRpS#w6XGZ2vuGFm_hxUQ0c5DD2uhgtYUoawZ-pgQ3zjNbKA</text:p>
          </table:table-cell>
          <table:table-cell office:value-type="string" calcext:value-type="string">
            <text:p>5068.jpg</text:p>
          </table:table-cell>
        </table:table-row>
        <table:table-row table:style-name="ro1">
          <table:table-cell office:value-type="string" calcext:value-type="string">
            <text:p>Лик Иова</text:p>
          </table:table-cell>
          <table:table-cell office:value-type="string" calcext:value-type="string">
            <text:p>Переложение библейской притчи о воскресении Лазаря, вдохновлённое современной сетевой культурой. :</text:p>
          </table:table-cell>
          <table:table-cell/>
          <table:table-cell office:value-type="string" calcext:value-type="string">
            <text:p>Менее 2 часов</text:p>
          </table:table-cell>
          <table:table-cell office:value-type="string" calcext:value-type="string">
            <text:p>green_rar</text:p>
          </table:table-cell>
          <table:table-cell office:value-type="string" calcext:value-type="string">
            <text:p>{'Главный герой - парень', 'триллер Наши дни', 'отечественный разработчик', 'религия', 'Хоррор'}</text:p>
          </table:table-cell>
          <table:table-cell office:value-type="string" calcext:value-type="string">
            <text:p>drama,horror,mystic,triller</text:p>
          </table:table-cell>
          <table:table-cell office:value-type="string" calcext:value-type="string">
            <text:p>https://drive.google.com/file/d/1IF4guGvFouayNSqYPUmGx-vl84TcVAb-/view?usp=share_link</text:p>
          </table:table-cell>
          <table:table-cell office:value-type="string" calcext:value-type="string">
            <text:p>5052.png</text:p>
          </table:table-cell>
        </table:table-row>
        <table:table-row table:style-name="ro1">
          <table:table-cell office:value-type="string" calcext:value-type="string">
            <text:p>Вампирша(?)-детектив и дело о Лгунье-горничной (The Vampire(?) Detective and the Case of the Lying Maid)</text:p>
          </table:table-cell>
          <table:table-cell office:value-type="string" calcext:value-type="string">
            <text:p>Коротенькая симпатишная зарисовка с NaNoReNo23 о том, как Хозяйка-вампир изо всех сил пытается вывести на чистую воду свою очень скрытную, коварную и никак не желающую признаваться в своих преступлениях Горничную.\n\n(Имеющиеся в новелле выборы ни на что не влияют.)\n\nДоступно только для пользователей</text:p>
          </table:table-cell>
          <table:table-cell/>
          <table:table-cell office:value-type="string" calcext:value-type="string">
            <text:p>Менее 2 часов</text:p>
          </table:table-cell>
          <table:table-cell office:value-type="string" calcext:value-type="string">
            <text:p>omure</text:p>
          </table:table-cell>
          <table:table-cell office:value-type="string" calcext:value-type="string">
            <text:p>{'Русский'}</text:p>
          </table:table-cell>
          <table:table-cell office:value-type="string" calcext:value-type="string">
            <text:p>romance,detective</text:p>
          </table:table-cell>
          <table:table-cell office:value-type="string" calcext:value-type="string">
            <text:p>https://mega.nz/file/PFRlxAKK#oksqTMk3wu8rQjEYNAupuCNHFUqSrUmNcWS1J5QjUHw</text:p>
          </table:table-cell>
          <table:table-cell office:value-type="string" calcext:value-type="string">
            <text:p>5050.jpg</text:p>
          </table:table-cell>
        </table:table-row>
        <table:table-row table:style-name="ro1">
          <table:table-cell office:value-type="string" calcext:value-type="string">
            <text:p>У Сани не было врагов (Alex Had No Enemies)</text:p>
          </table:table-cell>
          <table:table-cell office:value-type="string" calcext:value-type="string">
            <text:p>Артем — коллекционер «мертвых душ». Все свободное время он тратит на просмотр страничек в соцсети. Страничек людей, которых уже нет.\n\nОбычно мёртвые не отвечают на сообщения, но есть одно исключение — друг Артема, Саня. Спортсмен, красавец, комсомолец. Журналист. Человек-солнышко. Абсолютно неконфликтный парень. У Сани не было врагов. Только друзья.\n\nПроект создан в рамках РазвидьДждема2023.\nБудем очень благодарны, если прохождения Вы зайдете на страницу джема и поставите нам оценку. Какую - решать вам.\nСсылка для голосования: https://itch.io/jam/razvidjam2023/rate/1997062</text:p>
          </table:table-cell>
          <table:table-cell/>
          <table:table-cell office:value-type="string" calcext:value-type="string">
            <text:p>Менее 2 часов</text:p>
          </table:table-cell>
          <table:table-cell office:value-type="string" calcext:value-type="string">
            <text:p>ksajan_(lajnu)</text:p>
          </table:table-cell>
          <table:table-cell office:value-type="string" calcext:value-type="string">
            <text:p>{'Повествование от первого лица', 'Главный герой парень', 'Наши дни', 'отечественный разработчик'}</text:p>
          </table:table-cell>
          <table:table-cell office:value-type="string" calcext:value-type="string">
            <text:p>horror,mystic,routine,triller</text:p>
          </table:table-cell>
          <table:table-cell office:value-type="string" calcext:value-type="string">
            <text:p>https://disk.yandex.ru/d/eCZIkDNJjU8oug</text:p>
          </table:table-cell>
          <table:table-cell office:value-type="string" calcext:value-type="string">
            <text:p>5047.png</text:p>
          </table:table-cell>
        </table:table-row>
        <table:table-row table:style-name="ro1">
          <table:table-cell office:value-type="string" calcext:value-type="string">
            <text:p>The Princess of the Tower Wants a Hero</text:p>
          </table:table-cell>
          <table:table-cell office:value-type="string" calcext:value-type="string">
            <text:p>Принцесса Луми была пленницей в замке повелителя демонов, расположенном в стране вечной зимы.\n\nОна ненавидит это. Здесь холодно, одиноко, еда паршивая, и буквально нечего делать!\n\nЕдинственное, что хорошо в этом месте, - это чай и закуски.\n\nПринцесса: <text:s/>"Я знаю, я сказала, что помогу тебе, но я устала. Хотя я была бы готова сделать что-нибудь ещё."\n\nГерой (?): "Конечно! До тех пор, пока ты не вышвырнешь меня отсюда."\n\n...Это дни зимы, которые они провели вместе.\n\n\n__________________________________________________________________________\n\n\n\nОсобенности:\n\n- 20 тысяч+ слов\n\n-1 Романтический маршрут\n\n-1 Хороший конец + пара плохих концовок\n\n-5 уникальных CGS\n\n-Частичная озвучка (недоступна для веб-версии)\n\n-Бонусные истории от первого лица (недоступны для веб-версии)\n\n\nРазработка:\n\nИзображения, Кодирование, Написание:\n\nAnta\nKo-fi |Commissions | Твиттер\n\nОзвучка:\n\nСетин - Чарли Периард\n\nДворецкий - Кори Уайлдер\n\n"Герой" - Рис Бриджер\n\nЖрица - Мэг TheLovableDork\n\nКолдунья - Эрика Шерман\n\nМузыка: <text:s/>\n\nКевин Маклеод, Соичи Сакагами, Джулиус Х., Иоганн Себастьян Бах\n\nSFX:\nRPGMaker VXAce, Fesliyan Studios, Orange Free Sounds\n\nПримечание: Данная игра находится в отдельном мире от "The Demon Lord is Mine!"</text:p>
          </table:table-cell>
          <table:table-cell/>
          <table:table-cell office:value-type="string" calcext:value-type="string">
            <text:p>2-10 часов</text:p>
          </table:table-cell>
          <table:table-cell office:value-type="string" calcext:value-type="string">
            <text:p>anta</text:p>
          </table:table-cell>
          <table:table-cell office:value-type="string" calcext:value-type="string">
            <text:p>{'Русский'}</text:p>
          </table:table-cell>
          <table:table-cell office:value-type="string" calcext:value-type="string">
            <text:p>comedy,romance,fantasy</text:p>
          </table:table-cell>
          <table:table-cell office:value-type="string" calcext:value-type="string">
            <text:p>https://drive.google.com/file/d/1iualSNuL49Cm9kQmxtC4lXtKhtEqeLDS/view?usp=sharing</text:p>
          </table:table-cell>
          <table:table-cell office:value-type="string" calcext:value-type="string">
            <text:p>5043.jpg</text:p>
          </table:table-cell>
        </table:table-row>
        <table:table-row table:style-name="ro1">
          <table:table-cell office:value-type="string" calcext:value-type="string">
            <text:p>The Demon Lord is Mine!</text:p>
          </table:table-cell>
          <table:table-cell office:value-type="string" calcext:value-type="string">
            <text:p>(Примечание: Иногда игра выдает сообщение об ошибке. Просто нажмите "Игнорировать" или обновите её. Перевод есть для трёх платформ: Mac, Windows и Android. Однако если Вам хочется прочесть новеллу на английском, то можно пройти её в браузере)\n\nИнформация:\n\nНовелла для o2a2 jam, содержащая только 1 спрайт, 1 фон, 1000 слов, 1 SFX, 1 актера озвучивания и 1 музыкальную дорожку.\n\n--------------------\n\nИстория:\n\nФинальная битва повелителя демонов и героя подошла к своему завершению.\n\nГерой победил, направив свой клинок на самого страшного демона в этих землях...\n\n"Давай покончим с этим здесь, герой."\n\n... Исполнили бы вы его желание?\n\n[Предупреждение: Изображения смерти и крови]\n\nПРИМЕЧАНИЕ: Это отдельная вселенная от "The Princess of the Tower Wants a Hero".\n\nОсобенности:\n\n-4 концовки\n\n-Оригинальное художественное произведение\n\n-Оригинальная музыкальная дорожка\n\n-Озвучка\n\nКоманда:\n\nНаписание, рисовка, кодирование: Anta\n\nМузыка: Halfstar\n\nАктер озвучивания: Кори Уайлдер</text:p>
          </table:table-cell>
          <table:table-cell/>
          <table:table-cell office:value-type="string" calcext:value-type="string">
            <text:p>Менее 2 часов</text:p>
          </table:table-cell>
          <table:table-cell office:value-type="string" calcext:value-type="string">
            <text:p>anta</text:p>
          </table:table-cell>
          <table:table-cell office:value-type="string" calcext:value-type="string">
            <text:p>{'Русский'}</text:p>
          </table:table-cell>
          <table:table-cell office:value-type="string" calcext:value-type="string">
            <text:p>comedy,romance,fantasy</text:p>
          </table:table-cell>
          <table:table-cell office:value-type="string" calcext:value-type="string">
            <text:p>https://drive.google.com/file/d/1gp_bKXjQhG7-Iz0EBMoy_JslKipBUCdI/view?usp=sharing</text:p>
          </table:table-cell>
          <table:table-cell office:value-type="string" calcext:value-type="string">
            <text:p>5042.png</text:p>
          </table:table-cell>
        </table:table-row>
        <table:table-row table:style-name="ro1">
          <table:table-cell office:value-type="string" calcext:value-type="string">
            <text:p>Нетипичный день Хикки</text:p>
          </table:table-cell>
          <table:table-cell office:value-type="string" calcext:value-type="string">
            <text:p>Прошло уже много лет с момента, как Максим в последний раз выходил из дома. Всё это время его окружали лишь стены его квартиры, а единственным средством связи с внешним миром был телефон.\nНо в один день случилось то, чего Максим ожидать не мог. Играя в игры, его клавиатура внезапно перестала работать. Так что теперь парень вынужден покинуть четыре стены ради покупки новой. Но выйдя на улицу, он понял, что обычный поход в магазин ー совсем не то, чего он ожидал изначально...</text:p>
          </table:table-cell>
          <table:table-cell/>
          <table:table-cell office:value-type="string" calcext:value-type="string">
            <text:p>Менее 2 часов</text:p>
          </table:table-cell>
          <table:table-cell office:value-type="string" calcext:value-type="string">
            <text:p>chaos_elite</text:p>
          </table:table-cell>
          <table:table-cell office:value-type="string" calcext:value-type="string">
            <text:p>{'отечественный разработчик', 'Главный герой парень', 'Повествование от первого лица'}</text:p>
          </table:table-cell>
          <table:table-cell office:value-type="string" calcext:value-type="string">
            <text:p>horror,adventure,triller</text:p>
          </table:table-cell>
          <table:table-cell office:value-type="string" calcext:value-type="string">
            <text:p>https://drive.google.com/drive/folders/1pvEN1WinjHxIC1qYfsSnEwcrCFtGI-R0?usp=sharing</text:p>
          </table:table-cell>
          <table:table-cell office:value-type="string" calcext:value-type="string">
            <text:p>5040.png</text:p>
          </table:table-cell>
        </table:table-row>
        <table:table-row table:style-name="ro1">
          <table:table-cell office:value-type="string" calcext:value-type="string">
            <text:p>Мёртв для меня (Dead to me)</text:p>
          </table:table-cell>
          <table:table-cell office:value-type="string" calcext:value-type="string">
            <text:p>Небольшая история про девушку, которая очень любила разговоры с мёртвыми. Выполнена в жанре визуальной новеллы.\nВНИМАНИЕ! В одной из концовок присутствует сцена жестокости, возможно наличие пугающих изображений и гурятины.\nВизуальная новелла создана в рамках конкурса Развидь-джем.</text:p>
          </table:table-cell>
          <table:table-cell/>
          <table:table-cell office:value-type="string" calcext:value-type="string">
            <text:p>Менее 2 часов</text:p>
          </table:table-cell>
          <table:table-cell office:value-type="string" calcext:value-type="string">
            <text:p>mari_pris</text:p>
          </table:table-cell>
          <table:table-cell office:value-type="string" calcext:value-type="string">
            <text:p>{'Гуро', 'Главный герой парень', 'Повествование от первого лица', 'отечественный разработчик', 'Мёртв для меня', 'ШКОЛА'}</text:p>
          </table:table-cell>
          <table:table-cell office:value-type="string" calcext:value-type="string">
            <text:p>drama,horror,mystic,routine,school</text:p>
          </table:table-cell>
          <table:table-cell office:value-type="string" calcext:value-type="string">
            <text:p>https://mari-pris.itch.io/dead-to-me</text:p>
          </table:table-cell>
          <table:table-cell office:value-type="string" calcext:value-type="string">
            <text:p>5039.jpg</text:p>
          </table:table-cell>
        </table:table-row>
        <table:table-row table:style-name="ro1">
          <table:table-cell office:value-type="string" calcext:value-type="string">
            <text:p>Симбиант (The Symbiant)</text:p>
          </table:table-cell>
          <table:table-cell office:value-type="string" calcext:value-type="string">
            <text:p>Симбиант (The Symbiant) — визуальная новелла о двух взрослых мужчинах из совершенно разных миров, принимающих свою сексуальность и новообретенный роман. Это также история межзвездной дружбы и геев в космосе!\nВ 5066 году Даня и его инопланетная подргуга и бизнес партнер Джунипер управляют Амеретатом, скромным космическим кораблем, который перевозит товары через Млечный Путь.\nПосле неудачной транспортной операции, из-за которой их любимый корабль нуждался в ремонте, а их банковский счёт опустел, команде предлагается щедрая сделка, от которой они не могут отказаться: перевозка красивого и загадочного инопланетянина, который называет себя Брейв.\nКак-то раз ночью Даня слышит странные звуки из комнаты Брейва. Что он может там скрывать? И как это повлияет на связь, которая быстро растёт между двумя мужчинами?\nОсобенности игры:\n)&gt; 55 тыс. слов.\n)&gt; Не менее 6 часов игры.\n)&gt; 25+ Иллюстраций (не считая вариаций).\n)&gt; Полная английская озвучка.\n)&gt; 1 любовный интерес, 2 маршрута, 4 концовки.\n)&gt; Оригинальные саундтреки.</text:p>
          </table:table-cell>
          <table:table-cell/>
          <table:table-cell office:value-type="string" calcext:value-type="string">
            <text:p>2-10 часов</text:p>
          </table:table-cell>
          <table:table-cell office:value-type="string" calcext:value-type="string">
            <text:p>heartcoredev</text:p>
          </table:table-cell>
          <table:table-cell office:value-type="string" calcext:value-type="string">
            <text:p>{'Главный герой парень', 'Симбиант', 'Повествование от первого лица', 'Иностранный разработчик', 'тентакли', 'яой', 'Космическая опера', 'будущее'}</text:p>
          </table:table-cell>
          <table:table-cell office:value-type="string" calcext:value-type="string">
            <text:p>romance,fiction</text:p>
          </table:table-cell>
          <table:table-cell office:value-type="string" calcext:value-type="string">
            <text:p>https://mega.nz/file/s253wZAZ#xbaMhB9mlquMSd5PKw25c4joK42dlv7RLn8pUQTwbi0</text:p>
          </table:table-cell>
          <table:table-cell office:value-type="string" calcext:value-type="string">
            <text:p>5038.jpg</text:p>
          </table:table-cell>
        </table:table-row>
        <table:table-row table:style-name="ro1">
          <table:table-cell office:value-type="string" calcext:value-type="string">
            <text:p>Брешь: Реквием по моей Родине (Fallstreak: Requiem for my Homeland)</text:p>
          </table:table-cell>
          <table:table-cell office:value-type="string" calcext:value-type="string">
            <text:p>Мир, покрытый вечно падающим пеплом. Человечеству грозит неизбежный конец из-за слияния Аукеранского моря и двенадцати потусторонних бедствий.\nЭто история Велура Два-Шесть, ребенка-солдата в стране, опустошенной войной за оставшееся время.\n"Серия неудач: Реквием по моей Родине" это линейный кинетический визуальный роман, в котором используется высококачественная графика, музыка и сюжет для создания захватывающего повествования.</text:p>
          </table:table-cell>
          <table:table-cell/>
          <table:table-cell office:value-type="string" calcext:value-type="string">
            <text:p>Менее 2 часов</text:p>
          </table:table-cell>
          <table:table-cell office:value-type="string" calcext:value-type="string">
            <text:p>centicerise_productions</text:p>
          </table:table-cell>
          <table:table-cell office:value-type="string" calcext:value-type="string">
            <text:p>{'Русский'}</text:p>
          </table:table-cell>
          <table:table-cell office:value-type="string" calcext:value-type="string">
            <text:p>drama,science_fiction,horror,triller</text:p>
          </table:table-cell>
          <table:table-cell office:value-type="string" calcext:value-type="string">
            <text:p>https://drive.google.com/file/d/12oKGv4t-CU_4lCmb5rzdtcZOcsCaToy1/view?usp=share_link</text:p>
          </table:table-cell>
          <table:table-cell office:value-type="string" calcext:value-type="string">
            <text:p>5036.jpg</text:p>
          </table:table-cell>
        </table:table-row>
        <table:table-row table:style-name="ro1">
          <table:table-cell office:value-type="string" calcext:value-type="string">
            <text:p>Кровавый Зов (Bloody Call)</text:p>
          </table:table-cell>
          <table:table-cell office:value-type="string" calcext:value-type="string">
            <text:p>Город Гладсхейм. В этом месте живут люди и раса тех, кого называют "ханки". Но в тени мирной повседневной жизни между людьми и ханки идёт незаметная взгляду война.\nГлавная героиня - Футаба - обычная девушка, которая живёт в одном из его районов на окраине. Ее настоящим отцом является глава Freikorps, одной из организаций, власть которой распространяется на тот район. Футаба, ничего про это не зная, продолжала вести тихую размеренную жизнь.\n\nОднажды, возвращаясь как обычно из школы домой, она обнаруживает, что квартира разгромлена и что ее матери нигде нет. И ее, ошеломленную, также решили похитить находящиеся в квартире мужчины.\nБудучи на волоске от смерти, она была спасена двумя красавцами-близнецами - Реймеем и Широ. Эти двое были телохранителями при ее отце. И исполняя его посмертную просьбу защитить его дочь, они пришли за ней. Затем Реймей сказал, что хочет, чтобы она стала новым боссом Freikorps.\nСама Футаба до этого момента слышала только, что ее отец погиб будучи молодым, в дорожной аварии. Разумеется, она не могла принять всю свалившуюся на нее правду так просто. И конечно же отказалась стать новым боссом организации. Но так как она и ее мать стали причиной этого набега на их дом, и зная теперь о существующем конфликте, она решила пожить немного в особняке своего отца, пока не спасет свою мать.\nДействительно ли она сможет вернуть ее живой и невредимой?\nКакую цель преследует NEDE - вражеская организация, которая ее похитила?\nИ какова настоящая правда, стоящая за похищением ее самой?\n\nПорядок установки:\n1 Добавить информацию в реестр. Для этого ищем файл BloodyCall.reg, нажимаем на него, соглашаемся с изменениями. Иначе игра не запустится.\n2 Для запуска игры нажимаем на BloodyCall_ru.exe. Остальные два экзешника нельзя удалять, они игре нужны. Запускать через них тоже не надо, в противном случае вы просто запустите оригинальную версию. Для корректного отображения русского текста используем только первый с пометкой ru.\n\nПрохождение лежит в архиве в документе Ворд.\n\nБОНУСЫ: в качестве дополнения можно в группе найти сд-драму по игре, донат на неё закрыт и она уже давно доступна для всех. Как только будут закрыты донаты на другие сд-драмы к данной игре (при наличии тем), они тоже будут доступны для всех.\n\n-Если антивирус мешает запуску, добавляем экзешник в исключения. У нас нет вирусов или троянов, это нормальная реакция антивируса на взломанные экзешники.\n-Если игра сразу не выложена сюда, это не значит, что ее тут вообще не будет или невозможно скачать. Если релиз опубликован на стене сообщества, значит, он доступен абсолютно для всех.\n\nТакже недавно мы приняли решение портировать псп-версию Кровавого Зова. Там будут бонусные сцены и расширенные концовки. Вся информация по данному проекту пока что будет только в группе с подпиской https://vk.com/rlg.team\nКак появится прогресс, опубликуем в основном сообществе. Если вам обязательно нужен сервис-посредник для донатов, можете смело подписываться на группу. Чем вас больше, тем больше вы будете помогать основным донатерам. Вся сумма в конце каждого месяца путём голосования приписывается в какой-либо проект. Для всех остальных способы для донатов неизменны, вы можете добавить свою сумму к любому проекту, находясь в любой стране.\n\nНа данный момент ближе всех к релизу: эроге Королева Убийц, отоме Драгоценный Камень -борьба за любовь-, отоме Весы счастья (18+), Алисе в Запретном мире (отоме, та, которая от Реджет), сёнен-ай Наша опасная жизнь.\n\nМы на Бусти: https://boosty.to/rolanders</text:p>
          </table:table-cell>
          <table:table-cell/>
          <table:table-cell office:value-type="string" calcext:value-type="string">
            <text:p>30-50 часов</text:p>
          </table:table-cell>
          <table:table-cell office:value-type="string" calcext:value-type="string">
            <text:p>icing_candy</text:p>
          </table:table-cell>
          <table:table-cell office:value-type="string" calcext:value-type="string">
            <text:p>{'русский'}</text:p>
          </table:table-cell>
          <table:table-cell office:value-type="string" calcext:value-type="string">
            <text:p>drama,romance,mystic,routine,adventure,fiction</text:p>
          </table:table-cell>
          <table:table-cell office:value-type="string" calcext:value-type="string">
            <text:p>https://mega.nz/file/DaZXlJRb#9KxkZD2AIr0BikhmUL2d94JNl35nxc8WLtd_IvPgjig</text:p>
          </table:table-cell>
          <table:table-cell office:value-type="string" calcext:value-type="string">
            <text:p>5035.jpg</text:p>
          </table:table-cell>
        </table:table-row>
        <table:table-row table:style-name="ro1">
          <table:table-cell office:value-type="string" calcext:value-type="string">
            <text:p>Селена ~Апоптоз~ (Selene ~Apoptosis~)</text:p>
          </table:table-cell>
          <table:table-cell office:value-type="string" calcext:value-type="string">
            <text:p>Одной дождливой ночью прекрасная незнакомка появляется на пороге одинокого писателя, который никак не может уснуть.\nСелена ~Апоптоз~ — бесплатная визуальная новелла в жанре мистического триллера, полная темной романтики и таких же темных секретов.\nБоритесь за тех, кого любите. Боритесь за свою жизнь. Узнайте правду.\nИ самое главное — ешьте как следует.\nПРЕДУПРЕЖДЕНИЕ О СОДЕРЖАНИИ!\nЭта визуальная новелла не подходит для юных и впечатлительных читателей.\nОСОБЕННОСТИ.\n(=⌒‿‿⌒=) Жанры: мистический триллер, ужас, драма, романтика.\n(=⌒‿‿⌒=) История, вдохновлённая произведениями Дэвида Линча и Стивена Кинга.\n(=⌒‿‿⌒=) Можно гладить кошкодевочку!\n(=⌒‿‿⌒=) Японская и английская озвучка девушек, которую можно отключить.\n(=⌒‿‿⌒=) Ваши выборы определяют курс развития истории.\n(=⌒‿‿⌒=) CYП ?\n(=⌒‿‿⌒=) Журнал с секретами, который дополняется по мере прохождения.</text:p>
          </table:table-cell>
          <table:table-cell/>
          <table:table-cell office:value-type="string" calcext:value-type="string">
            <text:p>2-10 часов</text:p>
          </table:table-cell>
          <table:table-cell office:value-type="string" calcext:value-type="string">
            <text:p>viscum_key</text:p>
          </table:table-cell>
          <table:table-cell office:value-type="string" calcext:value-type="string">
            <text:p>{'Повествование от первого лица', 'Селена Апоптоз', 'Иностранный разработчик', 'фэнтези', 'неко', 'Несколько главных героев'}</text:p>
          </table:table-cell>
          <table:table-cell office:value-type="string" calcext:value-type="string">
            <text:p>drama,romance,horror,mystic,fantasy,hentai,triller</text:p>
          </table:table-cell>
          <table:table-cell office:value-type="string" calcext:value-type="string">
            <text:p>https://mega.nz/file/kXBhADRQ#-8vx78hwAgWHB-J2Idc0SRCdmj-B13oytuREVKsMULg</text:p>
          </table:table-cell>
          <table:table-cell office:value-type="string" calcext:value-type="string">
            <text:p>5034.jpg</text:p>
          </table:table-cell>
        </table:table-row>
        <table:table-row table:style-name="ro1">
          <table:table-cell office:value-type="string" calcext:value-type="string">
            <text:p>Надвое</text:p>
          </table:table-cell>
          <table:table-cell office:value-type="string" calcext:value-type="string">
            <text:p>more.tv запускает собственную визуальную новеллу по мотивам сериала “Надвое”! Вас ждут легендарные актёры сериала, судьба которых будет в ваших руках!\nВсегда хотели “поменять” сценарий сериала во время его просмотра? Теперь у вас есть такая возможность! Влияйте на ход истории и выходите на одну из четырёх концовок!\nОдна случайная встреча в сапсане “Санкт-Петербург – Москва” может полностью изменить жизнь главной героини и её случайных попутчиков. Но станет ли это настоящей любовью или останется лишь мимолётным увлечением?\nСделайте свой решающий выбор в нашей новой интерактивной истории!</text:p>
          </table:table-cell>
          <table:table-cell/>
          <table:table-cell office:value-type="string" calcext:value-type="string">
            <text:p>Менее 2 часов</text:p>
          </table:table-cell>
          <table:table-cell office:value-type="string" calcext:value-type="string">
            <text:p>m3_llc</text:p>
          </table:table-cell>
          <table:table-cell office:value-type="string" calcext:value-type="string">
            <text:p>{'отечественный разработчик', 'Главный герой девушка', 'Надвое', 'отомэ', 'Повествование от первого лица'}</text:p>
          </table:table-cell>
          <table:table-cell office:value-type="string" calcext:value-type="string">
            <text:p>romance,routine</text:p>
          </table:table-cell>
          <table:table-cell office:value-type="string" calcext:value-type="string">
            <text:p>https://play.google.com/store/apps/details?id=tv.more.dvoe&amp;hl=ru\</text:p>
          </table:table-cell>
          <table:table-cell office:value-type="string" calcext:value-type="string">
            <text:p>5033.jpg</text:p>
          </table:table-cell>
        </table:table-row>
        <table:table-row table:style-name="ro1">
          <table:table-cell office:value-type="string" calcext:value-type="string">
            <text:p>The Coffin of Andy and Leyley</text:p>
          </table:table-cell>
          <table:table-cell office:value-type="string" calcext:value-type="string">
            <text:p>Обновление перевода (новая версия демки со спрайтами) от 03.06.2023!\n\nЗапертые на карантине в течение нескольких месяцев Энди и Эшли находятся на грани голодной смерти, как вдруг невидимая длань судьбы сводит их с соседом-культистом, пытающимся совершить сатанинский ритуал...\n\nЖивотрепещущая история в готическом стиле о трудностях родственных и социальных взаимоотношений во время пандемии.\n\nИгра содержит кровь, мат, каннибализм, намеки на инцест и психически ненормальных личностей. Вас предупредили.</text:p>
          </table:table-cell>
          <table:table-cell/>
          <table:table-cell office:value-type="string" calcext:value-type="string">
            <text:p>Менее 2 часов</text:p>
          </table:table-cell>
          <table:table-cell office:value-type="string" calcext:value-type="string">
            <text:p>nemlei</text:p>
          </table:table-cell>
          <table:table-cell office:value-type="string" calcext:value-type="string">
            <text:p>{'Русский'}</text:p>
          </table:table-cell>
          <table:table-cell office:value-type="string" calcext:value-type="string">
            <text:p>drama,comedy,romance,mystic,triller</text:p>
          </table:table-cell>
          <table:table-cell office:value-type="string" calcext:value-type="string">
            <text:p>https://mega.nz/file/HwMjGShS#F1kkWS0Cs4MBp85BVsz-zCqm9WpCwlE_X1ryka5KevU</text:p>
          </table:table-cell>
          <table:table-cell office:value-type="string" calcext:value-type="string">
            <text:p>5032.png</text:p>
          </table:table-cell>
        </table:table-row>
        <table:table-row table:style-name="ro1">
          <table:table-cell office:value-type="string" calcext:value-type="string">
            <text:p>Ленивая Цзянши (Lazy Jiangshi)</text:p>
          </table:table-cell>
          <table:table-cell office:value-type="string" calcext:value-type="string">
            <text:p>Юрико мечтает захватить мир, создав свою армию зомби, для этого она нашла в\nинтернете кучу учебников по черной магии и некромантии. И все ради одной\nединственной цели – не ходить на учебу.\n\nОна уже создала одну девушку-зомби – Мао, но та оказалась слишком ленивой. Мао\nизо всех сил старается ничего не делать и постоянно выполняет приказы так, что\nлучше бы хозяйка ничего не приказывала. В итоге они обе бездельничают днями\nнапролет.\n\nОднако, их ленивый образ жизни нарушается, когда Юрико звонят родители и обещают\nлишить ее карманных денег, если она не начнет нормально учиться. Девушка приходит\nв ужас, ведь в таком случае ей придется отказаться от съемной квартиры и переехать\nв общежитие.\n\nУ Юрико есть месяц на то, чтобы решить проблему. Для этого ей нужно захватить мир\nили повысить успеваемость в универе. Что же она выберет?\n\nКороткая забавная история на ~30 минут чтения\nКинетическая новелла\n\nЭта визуальная новелла была сделана на конкурс, и некоторые элементы могут\nнуждаться в доработке.</text:p>
          </table:table-cell>
          <table:table-cell/>
          <table:table-cell office:value-type="string" calcext:value-type="string">
            <text:p>Менее 2 часов</text:p>
          </table:table-cell>
          <table:table-cell office:value-type="string" calcext:value-type="string">
            <text:p>hatereallys</text:p>
          </table:table-cell>
          <table:table-cell office:value-type="string" calcext:value-type="string">
            <text:p>{'Jiangshi', 'юри', 'Lazy', 'Главный герой девушка', 'Повествование от первого лица', 'сёдзё-ай', 'Наши дни', 'отечественный разработчик'}</text:p>
          </table:table-cell>
          <table:table-cell office:value-type="string" calcext:value-type="string">
            <text:p>comedy,horror,routine,ecchi</text:p>
          </table:table-cell>
          <table:table-cell office:value-type="string" calcext:value-type="string">
            <text:p>https://itch.io/jam/nanoreno2023/rate/1986258</text:p>
          </table:table-cell>
          <table:table-cell office:value-type="string" calcext:value-type="string">
            <text:p>5031.jpg</text:p>
          </table:table-cell>
        </table:table-row>
        <table:table-row table:style-name="ro1">
          <table:table-cell office:value-type="string" calcext:value-type="string">
            <text:p>Ласточки: Весна в Бишкеке</text:p>
          </table:table-cell>
          <table:table-cell office:value-type="string" calcext:value-type="string">
            <text:p>Описание взято из Гугл Плея:\n"Принимай решения, влюбляйся, дружи, сомневайся — и решай сама, чем всё\n\nзакончится!\n\nВ этой интерактивной истории:\n- Принимай решения\n- Выбирай, каким будет характер главной героини.\n- Знакомься с парнями и решай, как будут развиваться отношения\n- Зарабатывай Ласточек и покупай наряды\n- Проводи расследования, узнавай секреты, ищи улики\n- Исследуй тайные места — подвалы и гримерки ночных клубов\n\nЧТО ПРОИСХОДИТ В ИСТОРИИ?\n\nПредставь: ты студентка первого курса факультета журналистики. Ты мечтаешь\n\nвыиграть стажировку в модном журнале, стать самой популярной блогершей Бишкека и\n\nвлюбить в себя одного симпатичного музыканта… Но все планы меняются, когда твою\n\nподругу… похитили!\n\nЧто ты сделаешь, если твою подругу похитили?\nВмешаешься? Заявишь в милицию?\n\nНа этот и многие другие вопросы ты будешь отвечать в игре для девочек Ласточки:\n\n“Весна в Бишкеке”. В игре ты будешь находить Заметки — их писали лучшие юристы,\n\nпсихологи и журналисты Кыргызстана. В них содержится важная информация, которая\n\nпоможет тебе принимать решения и делать выбор как в игре, так и в реальной жизни,\n\nи защитить себя и близких от ала качуу. В основу сюжета легли реальные истории\n\nдевушек и женщин из разных городов и сёл Кыргызстана.\n\nЧТО ОСОБЕННОГО В ЭТОЙ ИГРЕ?\n\n- Первая интерактивная новелла про девушек Кыргызстана\n- Первая игра про ала качуу\n- Первая игра, основанная на реальных историях\n- Игра полностью и навсегда БЕСПЛАТНАЯ\n- Игра, которая сделает тебя сильнее!\n\nПРАВИЛА БЕЗОПАСНОСТИ\n\nИграя в игру Ласточки: “Весна в Бишкеке”, вы соглашаетесь с условиями пользования\n\nпродуктом:\nПолитика конфиденциальности: https://clck.ru/Ni995\nУсловия пользования: https://clck.ru/Ni9AA\n\n“Ласточки” в Instagram: https://www.instagram.com/vesna_v_bishkeke\n\nНа страничках в соцсетях мы проводим конкурсы, рассказываем про героев и обсуждаем\n\nрешения. Подписывайся!"</text:p>
          </table:table-cell>
          <table:table-cell/>
          <table:table-cell office:value-type="string" calcext:value-type="string">
            <text:p>2-10 часов</text:p>
          </table:table-cell>
          <table:table-cell office:value-type="string" calcext:value-type="string">
            <text:p>open_line</text:p>
          </table:table-cell>
          <table:table-cell office:value-type="string" calcext:value-type="string">
            <text:p>{'Главный герой девушка', 'Иностранный разработчик', 'Повествование от второго лица', 'отомэ', 'Наши дни'}</text:p>
          </table:table-cell>
          <table:table-cell office:value-type="string" calcext:value-type="string">
            <text:p>drama,romance,detective,routine</text:p>
          </table:table-cell>
          <table:table-cell office:value-type="string" calcext:value-type="string">
            <text:p>https://play.google.com/store/apps/details?id=info.scafandergames.lastochki</text:p>
          </table:table-cell>
          <table:table-cell office:value-type="string" calcext:value-type="string">
            <text:p>5029.png</text:p>
          </table:table-cell>
        </table:table-row>
        <table:table-row table:style-name="ro1">
          <table:table-cell office:value-type="string" calcext:value-type="string">
            <text:p>G.L.A.Z.A</text:p>
          </table:table-cell>
          <table:table-cell office:value-type="string" calcext:value-type="string">
            <text:p>Жанр: комедийный хоррор\nПродолжительность: от 30 минут до 1 часа.\n\nКраткое описание:\nГлавный герой, страдающий галлюцинациями, старается жить своей обычной жизнью в мегаполисе. Не смотря на свои проблемы, он вполне успешен, хоть и замкнут из-за бед с башкой. На глаза ему попадается реклама некоего доктора, презентующего революционную технологию по диагностике и лечению психики "Г.Л.А.З.А". Герой немного помявшись решает рискнуть подковырнуть свою проблему и избавиться уже от необходимости пить таблетки.\nОказывается что да, это правда, всё как в рекламе, но сначала нужно пройти тщательный анализ, для этого придётся погрузиться в разум и понять причины проблемы.\nТьма, монстры, призраки прошлого и бодрая девушка-проводник помогут главному герою по пути, но только для того, чтобы он понял глубину и ширину своего собственного отчаяния.\nПри чем здесь тема "С мёртвыми нельзя говорить", почему психологический хоррор с таким позитивным началом и какая натянутая драма ожидает героя вам предстоит узнать самим.</text:p>
          </table:table-cell>
          <table:table-cell/>
          <table:table-cell office:value-type="string" calcext:value-type="string">
            <text:p>Менее 2 часов</text:p>
          </table:table-cell>
          <table:table-cell office:value-type="string" calcext:value-type="string">
            <text:p>sasderider</text:p>
          </table:table-cell>
          <table:table-cell office:value-type="string" calcext:value-type="string">
            <text:p>{'отечественный разработчик'}</text:p>
          </table:table-cell>
          <table:table-cell office:value-type="string" calcext:value-type="string">
            <text:p>comedy,horror</text:p>
          </table:table-cell>
          <table:table-cell office:value-type="string" calcext:value-type="string">
            <text:p>https://itch.io/jam/nanoreno2023/rate/1977440</text:p>
          </table:table-cell>
          <table:table-cell office:value-type="string" calcext:value-type="string">
            <text:p>5028.jpg</text:p>
          </table:table-cell>
        </table:table-row>
        <table:table-row table:style-name="ro1">
          <table:table-cell office:value-type="string" calcext:value-type="string">
            <text:p>Эффект Бабочки (Butterfly Effect)</text:p>
          </table:table-cell>
          <table:table-cell office:value-type="string" calcext:value-type="string">
            <text:p>Макс и Саня изобрели машину времени, чтобы спасти свою сестру. В прошлое направился один из братьев - Саня. Удастся ему спасти свою сестру от смерти или её судьба неизменна?\nВизуальная новелла создана специально для Maxter's Game Jam 2023!</text:p>
          </table:table-cell>
          <table:table-cell/>
          <table:table-cell office:value-type="string" calcext:value-type="string">
            <text:p>Менее 2 часов</text:p>
          </table:table-cell>
          <table:table-cell office:value-type="string" calcext:value-type="string">
            <text:p>rindik</text:p>
          </table:table-cell>
          <table:table-cell office:value-type="string" calcext:value-type="string">
            <text:p>{'фэнтези', 'Эффект бабочки', 'отечественный разработчик', 'Повествование от первого лица', 'Главный герой парень'}</text:p>
          </table:table-cell>
          <table:table-cell office:value-type="string" calcext:value-type="string">
            <text:p>adventure,fiction,fantasy</text:p>
          </table:table-cell>
          <table:table-cell office:value-type="string" calcext:value-type="string">
            <text:p>https://rindik.itch.io/butterflyeffect</text:p>
          </table:table-cell>
          <table:table-cell office:value-type="string" calcext:value-type="string">
            <text:p>5025.jpg</text:p>
          </table:table-cell>
        </table:table-row>
        <table:table-row table:style-name="ro1">
          <table:table-cell office:value-type="string" calcext:value-type="string">
            <text:p>BadTrip</text:p>
          </table:table-cell>
          <table:table-cell office:value-type="string" calcext:value-type="string">
            <text:p>Рекомендуемый возраст - от 18 лет (присутствует ненормативная лексика).\nГлавный герой приезжает в культурную столицу, дабы встретиться со своей интернет-возлюбленной. Но есть один нюанс - девушка не в курсе его планов... Из-за этого, как только дело доходит до встречи, начинается череда странных событий.\nК чему она приведет - решать только вам!</text:p>
          </table:table-cell>
          <table:table-cell/>
          <table:table-cell office:value-type="string" calcext:value-type="string">
            <text:p>Менее 2 часов</text:p>
          </table:table-cell>
          <table:table-cell office:value-type="string" calcext:value-type="string">
            <text:p>subbotneeutro</text:p>
          </table:table-cell>
          <table:table-cell office:value-type="string" calcext:value-type="string">
            <text:p>{'Повествование от первого лица', 'Наши дни', 'отечественный разработчик'}</text:p>
          </table:table-cell>
          <table:table-cell office:value-type="string" calcext:value-type="string">
            <text:p>drama,romance,routine</text:p>
          </table:table-cell>
          <table:table-cell office:value-type="string" calcext:value-type="string">
            <text:p>https://mega.nz/file/TWg0AToQ#xT73949xVoL8j2CIEWrR1plNZZTmHl-Co_fMJbxpdfo</text:p>
          </table:table-cell>
          <table:table-cell office:value-type="string" calcext:value-type="string">
            <text:p>5023.png</text:p>
          </table:table-cell>
        </table:table-row>
        <table:table-row table:style-name="ro1">
          <table:table-cell office:value-type="string" calcext:value-type="string">
            <text:p>Cross X Love</text:p>
          </table:table-cell>
          <table:table-cell office:value-type="string" calcext:value-type="string">
            <text:p>Юу, возможно, имеет небольшой опыт экспериментов с переодеваниями, но когда однажды из-за путаницы он надел одежду своей сестры, он обнаружил, что ловит на себе взгляды! Между тем, Кирия - застенчивый парень, который лишь несколько раз мимоходом разговаривал с Юу, и уж точно не тогда, когда тот был занимался переодеванием! Поначалу он даже принимает его за девушку... но, может быть, парнем быть все-таки лучше? Впереди наших причудливых влюбленных ждет множество приключений!</text:p>
          </table:table-cell>
          <table:table-cell/>
          <table:table-cell office:value-type="string" calcext:value-type="string">
            <text:p>2-10 часов</text:p>
          </table:table-cell>
          <table:table-cell office:value-type="string" calcext:value-type="string">
            <text:p>top_hat_studios</text:p>
          </table:table-cell>
          <table:table-cell office:value-type="string" calcext:value-type="string">
            <text:p>{'Русский'}</text:p>
          </table:table-cell>
          <table:table-cell office:value-type="string" calcext:value-type="string">
            <text:p>romance,hentai</text:p>
          </table:table-cell>
          <table:table-cell office:value-type="string" calcext:value-type="string">
            <text:p>https://drive.google.com/file/d/16itJUxRrsfy9gJe_d6A92WbwY5aCB2bp/view?usp=drivesdk</text:p>
          </table:table-cell>
          <table:table-cell office:value-type="string" calcext:value-type="string">
            <text:p>5017.png</text:p>
          </table:table-cell>
        </table:table-row>
        <table:table-row table:style-name="ro1">
          <table:table-cell office:value-type="string" calcext:value-type="string">
            <text:p>Подумайте о Своём Будущем (TATYF- Think About The Your Future)</text:p>
          </table:table-cell>
          <table:table-cell office:value-type="string" calcext:value-type="string">
            <text:p>-Вы ушли в лес за цветком который вам очень приглянулся вчера, но вы зашли слишком далеко в лес, сможете ли вы вернутся и сохранить свою безопасность? Подумайте кому стоит помогать, последствия настигнут вас.\nВизуальная новелла создана специально для Maxter's Game Jam 2023!</text:p>
          </table:table-cell>
          <table:table-cell/>
          <table:table-cell office:value-type="string" calcext:value-type="string">
            <text:p>Менее 2 часов</text:p>
          </table:table-cell>
          <table:table-cell office:value-type="string" calcext:value-type="string">
            <text:p>kontay</text:p>
          </table:table-cell>
          <table:table-cell office:value-type="string" calcext:value-type="string">
            <text:p>{'отечественный разработчик', 'Повествование от третьего лица', 'Главный герой девушка', 'Наши дни', 'Подумайте о Своём Будущем'}</text:p>
          </table:table-cell>
          <table:table-cell office:value-type="string" calcext:value-type="string">
            <text:p>routine,adventure</text:p>
          </table:table-cell>
          <table:table-cell office:value-type="string" calcext:value-type="string">
            <text:p>https://kontay.itch.io/tatyf</text:p>
          </table:table-cell>
          <table:table-cell office:value-type="string" calcext:value-type="string">
            <text:p>5004.jpg</text:p>
          </table:table-cell>
        </table:table-row>
        <table:table-row table:style-name="ro1">
          <table:table-cell office:value-type="string" calcext:value-type="string">
            <text:p>Алиса (Alice)</text:p>
          </table:table-cell>
          <table:table-cell office:value-type="string" calcext:value-type="string">
            <text:p>Игра, где вам необходимо взять на себя роль воображаемого друга девочки.\nИ помочь ей наконец-то вернуться домой.\nНо знайте, камни зло! Вы хоть понимаете сколько вселенных уничтожено из-за них?\nВот и я не понимаю.\nВ игре присутствует 5 концовок.\nДля получение истинной необходимо пройти остальные 4.\nВизуальная новелла создана специально для Maxter's Game Jam 2023!</text:p>
          </table:table-cell>
          <table:table-cell/>
          <table:table-cell office:value-type="string" calcext:value-type="string">
            <text:p>Менее 2 часов</text:p>
          </table:table-cell>
          <table:table-cell office:value-type="string" calcext:value-type="string">
            <text:p>shizo18:33</text:p>
          </table:table-cell>
          <table:table-cell office:value-type="string" calcext:value-type="string">
            <text:p>{'Наши дни', 'Главный герой девушка', 'Алиса', 'Повествование от первого лица', 'отечественный разработчик'}</text:p>
          </table:table-cell>
          <table:table-cell office:value-type="string" calcext:value-type="string">
            <text:p>drama,routine,adventure,fiction</text:p>
          </table:table-cell>
          <table:table-cell office:value-type="string" calcext:value-type="string">
            <text:p>https://shizo1833.itch.io/alice</text:p>
          </table:table-cell>
          <table:table-cell office:value-type="string" calcext:value-type="string">
            <text:p>5001.jpg</text:p>
          </table:table-cell>
        </table:table-row>
        <table:table-row table:style-name="ro1">
          <table:table-cell office:value-type="string" calcext:value-type="string">
            <text:p>Любовь, Выпивка, Паника, Лирика (Love, Booze, Panic, Lyric)</text:p>
          </table:table-cell>
          <table:table-cell office:value-type="string" calcext:value-type="string">
            <text:p>В этой захватывающей визуальной новелле вы окунётесь в мир сложных решений и последствий! Познакомьтесь с Саней, студентом третьего курса, который изо всех сил пытается справиться с суровыми реалиями жизни. Ему предстоит принять ряд судьбоносных решений, которые явно повлекут за собой последствия.\nС одной стороны, есть очаровательная и живая девушка, которая может стать любовью всей жизни Сани. С другой стороны - стойкий и надежный друг, который всегда был рядом с ним. Какой путь выберет Саня? И каковы будут последствия?\nПока вы ведёте Саню через это душераздирающее решение, каждый ваш выбор будет определять будущее. Приведут ли ваши действия к счастью, сердечным страданиям или чему-то более ужасному? Судьба Сани и окружающих его людей находится в ваших руках!\nС яркими персонажами, потрясающими иллюстрациями, глубоким и захватывающим сюжетом эта визуальная новелла обязательно захватит ваше сердце. Так чего же вы ждёте? Окунитесь в мир выбора и последствий уже сегодня!\n===============================================================================================\nВсе иллюстрации были созданы при помощи нейросетей и наших умелых рук.\nВесь проект, начиная от задумки и заканчивая мини-играми, разрабатывался исключительно в рамках геймджема!\nУчастие принимали:\nAsind: Мини-игры, арты, музыка, диалоги первого дня.\nDarlingInSteam: Имплементация сценария в код, арты, музыка, диалоги второго дня.\nDanilka108: Мини-игры, работа с нейросетью.\nTheNorth: Сценарий, диалоги второго и третьего дня.\nXpomin: Сценарий, диалоги второго и третьего дня.\nВизуальная новелла создана специально для Maxter's Game Jam 2023!</text:p>
          </table:table-cell>
          <table:table-cell/>
          <table:table-cell office:value-type="string" calcext:value-type="string">
            <text:p>Менее 2 часов</text:p>
          </table:table-cell>
          <table:table-cell office:value-type="string" calcext:value-type="string">
            <text:p>asind</text:p>
          </table:table-cell>
          <table:table-cell office:value-type="string" calcext:value-type="string">
            <text:p>{'отечественный разработчик', 'Главный герой парень', 'Наши дни', 'Любовь - Выпивка - Паника - Лирика', 'Повествование от первого лица'}</text:p>
          </table:table-cell>
          <table:table-cell office:value-type="string" calcext:value-type="string">
            <text:p>drama,comedy,romance,routine</text:p>
          </table:table-cell>
          <table:table-cell office:value-type="string" calcext:value-type="string">
            <text:p>https://asind.itch.io/love-booze-panic-lyric</text:p>
          </table:table-cell>
          <table:table-cell office:value-type="string" calcext:value-type="string">
            <text:p>4999.jpg</text:p>
          </table:table-cell>
        </table:table-row>
        <table:table-row table:style-name="ro1">
          <table:table-cell office:value-type="string" calcext:value-type="string">
            <text:p>Любовь - это убийство (Love is murder)</text:p>
          </table:table-cell>
          <table:table-cell office:value-type="string" calcext:value-type="string">
            <text:p>Верите ли вы в судьбу?\nБросите ли вы вызов судьбе?\nНезнаем как вы, но наш герой бросил.\nЕго целью служит спасти Стейси.\nНо осложняется это тем что он не всегда находиться в сознании.\nПогрузитесь в странный мир юмора и неожиданной печали Love is murder. Love is murder визуальная новелла созданная специально для maxter game jam 2023 командой из 4 людей.\nПрограммист - Difoldery#9528; Художники - gasihup#9581; Andedrew#0324; Сценарист/Композитор - robobert#4929.\nВизуальная новелла создана специально для Maxter's Game Jam 2023!</text:p>
          </table:table-cell>
          <table:table-cell/>
          <table:table-cell office:value-type="string" calcext:value-type="string">
            <text:p>Менее 2 часов</text:p>
          </table:table-cell>
          <table:table-cell office:value-type="string" calcext:value-type="string">
            <text:p>difoldery</text:p>
          </table:table-cell>
          <table:table-cell office:value-type="string" calcext:value-type="string">
            <text:p>{'отечественный разработчик', 'Наши дни', 'Любовь - это убийство', 'Повествование от первого лица', 'Главный герой парень'}</text:p>
          </table:table-cell>
          <table:table-cell office:value-type="string" calcext:value-type="string">
            <text:p>drama,comedy,romance,routine</text:p>
          </table:table-cell>
          <table:table-cell office:value-type="string" calcext:value-type="string">
            <text:p>https://difoldery.itch.io/love-is-murder</text:p>
          </table:table-cell>
          <table:table-cell office:value-type="string" calcext:value-type="string">
            <text:p>4996.jpg</text:p>
          </table:table-cell>
        </table:table-row>
        <table:table-row table:style-name="ro1">
          <table:table-cell office:value-type="string" calcext:value-type="string">
            <text:p>Еда или Напиток? (Drink or Food?)</text:p>
          </table:table-cell>
          <table:table-cell office:value-type="string" calcext:value-type="string">
            <text:p>Вы обычный парень , но захотели пойти в бар к своему другу. И у вас есть всегда выбор. Главный выбор - Еда или Напиток.\nDrink or Food - Игра для гейм-джема Maxter's Game Jam 2023!</text:p>
          </table:table-cell>
          <table:table-cell/>
          <table:table-cell office:value-type="string" calcext:value-type="string">
            <text:p>Менее 2 часов</text:p>
          </table:table-cell>
          <table:table-cell office:value-type="string" calcext:value-type="string">
            <text:p>4aeok4ekdev</text:p>
          </table:table-cell>
          <table:table-cell office:value-type="string" calcext:value-type="string">
            <text:p>{'Главный герой парень', 'Еда или Напиток', 'отечественный разработчик', 'Повествование от третьего лица', 'Наши дни'}</text:p>
          </table:table-cell>
          <table:table-cell office:value-type="string" calcext:value-type="string">
            <text:p>comedy,routine,adventure</text:p>
          </table:table-cell>
          <table:table-cell office:value-type="string" calcext:value-type="string">
            <text:p>https://4aeok4ekdev.itch.io/drink-or-food-maxter</text:p>
          </table:table-cell>
          <table:table-cell office:value-type="string" calcext:value-type="string">
            <text:p>4995.jpg</text:p>
          </table:table-cell>
        </table:table-row>
        <table:table-row table:style-name="ro1">
          <table:table-cell office:value-type="string" calcext:value-type="string">
            <text:p>Семь школьных тайн (がっこうの七不思議)</text:p>
          </table:table-cell>
          <table:table-cell office:value-type="string" calcext:value-type="string">
            <text:p>Нанами только что перевелась в другую школу и была расстроена, потому что не могла завести друзей.\nВ это время она встречает в туалете девочку Ханако и начинает с ней дружить...</text:p>
          </table:table-cell>
          <table:table-cell/>
          <table:table-cell office:value-type="string" calcext:value-type="string">
            <text:p>Менее 2 часов</text:p>
          </table:table-cell>
          <table:table-cell office:value-type="string" calcext:value-type="string">
            <text:p>kanna</text:p>
          </table:table-cell>
          <table:table-cell office:value-type="string" calcext:value-type="string">
            <text:p>{'русский'}</text:p>
          </table:table-cell>
          <table:table-cell office:value-type="string" calcext:value-type="string">
            <text:p>romance,horror</text:p>
          </table:table-cell>
          <table:table-cell office:value-type="string" calcext:value-type="string">
            <text:p>https://drive.google.com/file/d/1hvmYURv_auis8gJaFejc7dXu768AjewL/view?usp=sharing</text:p>
          </table:table-cell>
          <table:table-cell office:value-type="string" calcext:value-type="string">
            <text:p>4994.jpg</text:p>
          </table:table-cell>
        </table:table-row>
        <table:table-row table:style-name="ro1">
          <table:table-cell office:value-type="string" calcext:value-type="string">
            <text:p>Locke(d)</text:p>
          </table:table-cell>
          <table:table-cell office:value-type="string" calcext:value-type="string">
            <text:p>Ты просыпаешься, сидя напротив прекрасной незнакомки.\n"Нет ничего, чего бы я желала больше, чем поговорить с тобой прямо сейчас."\nИ вы общаетесь.\nLocke(d) это короткая, загадочная и атмосферная визуальная новелла с небольшими point-and-click сегментами.\n###&gt; Линейная визуальная новелла.\n###&gt; ~3000 слов.\n###&gt; 10-30 минут чтения.\nИзначально игра была сделана за две недели под сильным впечатлением от фрагмента в "Опыте о человеческом разумении" Джона Локка.\nВизуальная новелла сделана в течение 2 недель для My First Game Jam 2021.</text:p>
          </table:table-cell>
          <table:table-cell/>
          <table:table-cell office:value-type="string" calcext:value-type="string">
            <text:p>Менее 2 часов</text:p>
          </table:table-cell>
          <table:table-cell office:value-type="string" calcext:value-type="string">
            <text:p>kigyodev</text:p>
          </table:table-cell>
          <table:table-cell office:value-type="string" calcext:value-type="string">
            <text:p>{'Русский'}</text:p>
          </table:table-cell>
          <table:table-cell office:value-type="string" calcext:value-type="string">
            <text:p>drama,fiction</text:p>
          </table:table-cell>
          <table:table-cell office:value-type="string" calcext:value-type="string">
            <text:p>https://kigyo.itch.io/locked</text:p>
          </table:table-cell>
          <table:table-cell office:value-type="string" calcext:value-type="string">
            <text:p>4992.jpg</text:p>
          </table:table-cell>
        </table:table-row>
        <table:table-row table:style-name="ro1">
          <table:table-cell office:value-type="string" calcext:value-type="string">
            <text:p>Золушка и Сердце Принца (Cinderella and the Prince's Heart)</text:p>
          </table:table-cell>
          <table:table-cell office:value-type="string" calcext:value-type="string">
            <text:p>Сердце Принца это знаменитый самоцвет который демонстрируется публике только в день королевского бала - на котором принцу требуется найти себе партнёра.\nСможет ли Золушка украсть Сердце до того как часы пробьют полночь?\nОсобенности:\n4 CG.\nОколо 3к слов.\nОригинальная музыка от Брэдли Брандта.</text:p>
          </table:table-cell>
          <table:table-cell/>
          <table:table-cell office:value-type="string" calcext:value-type="string">
            <text:p>Менее 2 часов</text:p>
          </table:table-cell>
          <table:table-cell office:value-type="string" calcext:value-type="string">
            <text:p>jewelswithwings</text:p>
          </table:table-cell>
          <table:table-cell office:value-type="string" calcext:value-type="string">
            <text:p>{'Русский'}</text:p>
          </table:table-cell>
          <table:table-cell office:value-type="string" calcext:value-type="string">
            <text:p>drama,romance,fantasy</text:p>
          </table:table-cell>
          <table:table-cell office:value-type="string" calcext:value-type="string">
            <text:p>https://jewelswithwings.itch.io/cinderella-and-the-princes-heart</text:p>
          </table:table-cell>
          <table:table-cell office:value-type="string" calcext:value-type="string">
            <text:p>4986.jpg</text:p>
          </table:table-cell>
        </table:table-row>
        <table:table-row table:style-name="ro1">
          <table:table-cell office:value-type="string" calcext:value-type="string">
            <text:p>Grisaia: Phantom Trigger Vol. 3</text:p>
          </table:table-cell>
          <table:table-cell office:value-type="string" calcext:value-type="string">
            <text:p>Пока Рена и Маки оправляются от полученных травм, другие участники SORD вылетают за границу на школьную экскурсию. Однако через несколько мгновений после их прибытия банда Михама отправляется на поиски подлого дезертира, которому помогают студентки Сильвия и Велвет из Международной школы Сент-Эйлс. На этот раз Тока — звезда шоу, но она борется со своими собственными проблемами. Старые воспоминания о её родителях и обещание другу, которое она не смогла сдержать...</text:p>
          </table:table-cell>
          <table:table-cell/>
          <table:table-cell office:value-type="string" calcext:value-type="string">
            <text:p>2-10 часов</text:p>
          </table:table-cell>
          <table:table-cell office:value-type="string" calcext:value-type="string">
            <text:p>frontwing</text:p>
          </table:table-cell>
          <table:table-cell office:value-type="string" calcext:value-type="string">
            <text:p>{'Русский'}</text:p>
          </table:table-cell>
          <table:table-cell office:value-type="string" calcext:value-type="string">
            <text:p>comedy,action,routine</text:p>
          </table:table-cell>
          <table:table-cell office:value-type="string" calcext:value-type="string">
            <text:p>https://drive.google.com/file/d/1KFHLfd5gx6oOC7hQLfpP5Zmawecn_4wD/view</text:p>
          </table:table-cell>
          <table:table-cell office:value-type="string" calcext:value-type="string">
            <text:p>4985.jpg</text:p>
          </table:table-cell>
        </table:table-row>
        <table:table-row table:style-name="ro1">
          <table:table-cell office:value-type="string" calcext:value-type="string">
            <text:p>Пришелец (Alien)</text:p>
          </table:table-cell>
          <table:table-cell office:value-type="string" calcext:value-type="string">
            <text:p>Гибридная визуальная новелла, где одна история рассказывается в классическом формате, а другая - в виде видеоклипа.\nВ этой игре есть два сюжета.\nПервый из них - в форме видеоклипа о девушке, чья тяга к странствиям ведёт её в глубины вселенной, навстречу приключениям, оставляя о постылое общество людей позади.\nСо вторым же всё немного сложней - это даже не фикция, а просто пересказ жизни и описание мировосприятия существа, не вписывающегося в рамки человеческого общества, поэтому она и называется "Пришелец". И в связи с этим история может показаться вам скучной - как и большинство событий реального мира, которые не создавались для того, чтобы быть интересными, а просто существуют. А ещё история достаточно мрачная, не рекомендуется для людей в депрессии.\nЗачем же было создано то, что скорее всего никому не будет интересно? Это своего рода точка в моей истории, подведение итогов, последняя игра, которую я когда-либо выпущу.\nВ связи с неумением устанавливать связи с людьми я всегда испытывал сложности с поиском команды, тем более для столь личного проекта, который вряд ли бы кого-то заинтересовал. И тут внезапно на выручку пришёл ИИ - конечно, пришлось изменить жанр игры на новеллу, но зато получилось сопроводить её вполне достойным визуалом (как для нулевого бюджета). Из более тысячи генераций (я, честно говоря, устал создавать новые аккаунта дискорда) было выбрано 275 наиболее подходящих изображений, и игра обрела форму.\nИронично, но именно в связи с этим игру "отменили" на всех западных ресурсах где я ею поделился, так как люди, уверенные в том что ИИ "ворует" работы у художников тут же закидывают минусами всё, где есть упоминание ИИ-арта, и пишут комментарии в стиле "заплати художнику". Возможно, здесь её постигнет та же судьба?\nДостоинства/Особенности:\n(✧_✧) Визуал, созданный искуственным интеллектом, да славится его великолепная сияющая металлическая задница, а не мешком плоти с костями. Воспринимайте это как ранний доступ к силам тех, кто вскоре будет вами править!\n(✧_✧) Два сюжета - возможно хоть один из них не заставит вас уснуть от скуки.\n(✧_✧) Возможность взглянуть на мир глазами недочеловека.\nНедостатки:\n(✧x✧) ИИ не очень хорошо рисует некоторые детали, особенно руки. Визуал несовершенен.\n(✧x✧) Время прохождения минут 15-20.\n(✧x✧) Второй сюжет - не фикция, а значит мало кому будет интересен.\n(✧x✧) Нет геймплея.\nИгра бесплатна, если кто не знаком с itch - жмите "no, just take me to donwloads" когда он будет спрашивать про оплату(Для скачивания русскоязычной версии нужно скачать Alien(RU).</text:p>
          </table:table-cell>
          <table:table-cell/>
          <table:table-cell office:value-type="string" calcext:value-type="string">
            <text:p>Менее 2 часов</text:p>
          </table:table-cell>
          <table:table-cell office:value-type="string" calcext:value-type="string">
            <text:p>elvenneko</text:p>
          </table:table-cell>
          <table:table-cell office:value-type="string" calcext:value-type="string">
            <text:p>{'отечественный разработчик', 'Космическая опера', 'Повествование от первого лица', 'Несколько главных героев', 'Наши дни', 'Пришелец'}</text:p>
          </table:table-cell>
          <table:table-cell office:value-type="string" calcext:value-type="string">
            <text:p>drama,routine,fiction</text:p>
          </table:table-cell>
          <table:table-cell office:value-type="string" calcext:value-type="string">
            <text:p>https://elvenneko.itch.io/alien</text:p>
          </table:table-cell>
          <table:table-cell office:value-type="string" calcext:value-type="string">
            <text:p>4984.jpg</text:p>
          </table:table-cell>
        </table:table-row>
        <table:table-row table:style-name="ro1">
          <table:table-cell office:value-type="string" calcext:value-type="string">
            <text:p>Gyakuten Hakaba</text:p>
          </table:table-cell>
          <table:table-cell office:value-type="string" calcext:value-type="string">
            <text:p>Со мной это произошло до моего вылета в Лондон по обмену опытом. Накануне были новости, что в Лондоне стали исчезать знаменитые учёные. Но я не придал этому какое-то значение...\nНе забудьте установить шрифты (Fonts.EXE)!\nДвижок: RPG Maker 2003\nИгра с конкурса The Game of the Week (октябрь 2015).\nВзято с сайта Нейтральная полоса</text:p>
          </table:table-cell>
          <table:table-cell/>
          <table:table-cell office:value-type="string" calcext:value-type="string">
            <text:p>Менее 2 часов</text:p>
          </table:table-cell>
          <table:table-cell office:value-type="string" calcext:value-type="string">
            <text:p>klon</text:p>
          </table:table-cell>
          <table:table-cell office:value-type="string" calcext:value-type="string">
            <text:p>{'Gyakuten Hakaba', 'Главный герой парень', 'Повествование от первого лица', 'отечественный разработчик'}</text:p>
          </table:table-cell>
          <table:table-cell office:value-type="string" calcext:value-type="string">
            <text:p>detective,mystic</text:p>
          </table:table-cell>
          <table:table-cell office:value-type="string" calcext:value-type="string">
            <text:p>https://rpgmakerunion.ru/download/game/29069369</text:p>
          </table:table-cell>
          <table:table-cell office:value-type="string" calcext:value-type="string">
            <text:p>4983.jpg</text:p>
          </table:table-cell>
        </table:table-row>
        <table:table-row table:style-name="ro1">
          <table:table-cell office:value-type="string" calcext:value-type="string">
            <text:p>Той Осенью (That Autumn)</text:p>
          </table:table-cell>
          <table:table-cell office:value-type="string" calcext:value-type="string">
            <text:p>Что делать, когда ты — кот и хочешь вернуть себе человеческое тело? Правильно! Найти желающих и обучить их магии!\n"Той Осенью" — интерактивная история от разработчиков Zarya-1 и Клуба Романтики. В ней вам доведётся общаться с котом, участвовать в магических ритуалах и отговаривать друзей от совершения ошибок. Сможете ли вы добиться исполнения своих желаний?\n- Полновесная законченная история в оригинальном сеттинге.\n- Лёгкий slice-of-life о буднях работников кафе, учащихся магии в свободное время.\n- Три линии отношений с вашими друзьями.\n- Море концовок. Найдите их все!\n- Костюмы (в том числе и для котика).\n- Великолепный атмосферный арт и оригинальный дизайн персонажей.\n- Завораживающий саундтрек от Дмитрия "Djino" — композитора Клуба Романтики.\n!!!Внимание!!! Присутствуют описания вкусной еды.</text:p>
          </table:table-cell>
          <table:table-cell/>
          <table:table-cell office:value-type="string" calcext:value-type="string">
            <text:p>Менее 2 часов</text:p>
          </table:table-cell>
          <table:table-cell office:value-type="string" calcext:value-type="string">
            <text:p>your_story_interactive</text:p>
          </table:table-cell>
          <table:table-cell office:value-type="string" calcext:value-type="string">
            <text:p>{'Несколько главных героев', 'фэнтези', 'Той Осенью', 'неко', 'отечественный разработчик', 'Повествование от первого лица', 'магия'}</text:p>
          </table:table-cell>
          <table:table-cell office:value-type="string" calcext:value-type="string">
            <text:p>romance,routine,adventure,fantasy</text:p>
          </table:table-cell>
          <table:table-cell office:value-type="string" calcext:value-type="string">
            <text:p>https://play.google.com/store/apps/details?id=com.yourstoryinteractive.thatautumn</text:p>
          </table:table-cell>
          <table:table-cell office:value-type="string" calcext:value-type="string">
            <text:p>4980.jpg</text:p>
          </table:table-cell>
        </table:table-row>
        <table:table-row table:style-name="ro1">
          <table:table-cell office:value-type="string" calcext:value-type="string">
            <text:p>Прощание на Дере</text:p>
          </table:table-cell>
          <table:table-cell office:value-type="string" calcext:value-type="string">
            <text:p>Туман, сеющий злобу и ненависть, накрывает Город, но этого не замечает никто, кроме главного героя. Чтобы остановить Туман, он жертвует всем, что имеет. Время чтения – не более десяти минут.</text:p>
          </table:table-cell>
          <table:table-cell/>
          <table:table-cell office:value-type="string" calcext:value-type="string">
            <text:p>Менее 2 часов</text:p>
          </table:table-cell>
          <table:table-cell office:value-type="string" calcext:value-type="string">
            <text:p>the_floyd's_visual</text:p>
          </table:table-cell>
          <table:table-cell office:value-type="string" calcext:value-type="string">
            <text:p>{'Повествование от первого лица', 'отечественный разработчик', 'Наши дни'}</text:p>
          </table:table-cell>
          <table:table-cell office:value-type="string" calcext:value-type="string">
            <text:p>routine</text:p>
          </table:table-cell>
          <table:table-cell office:value-type="string" calcext:value-type="string">
            <text:p>https://www.mediafire.com/file/n93rb5c7lcww9w9/Farewell-on-Dere-1.0-pc.zip/file</text:p>
          </table:table-cell>
          <table:table-cell office:value-type="string" calcext:value-type="string">
            <text:p>4979.jpg</text:p>
          </table:table-cell>
        </table:table-row>
        <table:table-row table:style-name="ro1">
          <table:table-cell office:value-type="string" calcext:value-type="string">
            <text:p>ЧЁ?! (CHO?!)</text:p>
          </table:table-cell>
          <table:table-cell office:value-type="string" calcext:value-type="string">
            <text:p>История о том, как пиво, семки и цветочные магазины ломают человеческие жизни при несоблюдении техники безопасности.\n\nОсновано на реальных событиях.\nВсе трюки выполнены профессионалами.\nНе повторяйте увиденное в домашних условиях.\nНастоятельно рекомендуем убрать от экранов устройств слабонервных и мнительных.\nПеред прочтением желательно снять розовые очки.\nЧрезмерное употребление алкоголя вредит вашему здоровью.\nМы не пропагандируем подобные взаимоотношения между бинарными личностями.\nЛюбые несанкционированные, юридически и нотариально не задокументированные действия преследуются по закону.\nВнимательно изучайте объект своего влечения.\nЛюбые насильственные действия преследуются по закону.\n\nДанная новелла выполнена в рамках конкурса МикроРенО 2022\nКод - Neckrome\nСценарист - Bad bunny\nХудожник - AnimeEater\nКомпозитор - Darkevich\nДизайнер - 痛い 愛してる\nМузыка меню - Volostonov</text:p>
          </table:table-cell>
          <table:table-cell/>
          <table:table-cell office:value-type="string" calcext:value-type="string">
            <text:p>Менее 2 часов</text:p>
          </table:table-cell>
          <table:table-cell office:value-type="string" calcext:value-type="string">
            <text:p>dzhejson</text:p>
          </table:table-cell>
          <table:table-cell office:value-type="string" calcext:value-type="string">
            <text:p>{'Повествование от первого лица', 'CHO?!Главный герой парень', 'отечественный разработчик', 'Наши дни'}</text:p>
          </table:table-cell>
          <table:table-cell office:value-type="string" calcext:value-type="string">
            <text:p>comedy,romance,routine,triller</text:p>
          </table:table-cell>
          <table:table-cell office:value-type="string" calcext:value-type="string">
            <text:p>https://icedrive.net/s/P76BC3ayt8k7yP5hz7Vj5iygDRP9</text:p>
          </table:table-cell>
          <table:table-cell office:value-type="string" calcext:value-type="string">
            <text:p>4978.jpg</text:p>
          </table:table-cell>
        </table:table-row>
        <table:table-row table:style-name="ro1">
          <table:table-cell office:value-type="string" calcext:value-type="string">
            <text:p>Только друзья: Специальный Агент Векслер (OnlyFriends Stroies: Special agent Wexler)</text:p>
          </table:table-cell>
          <table:table-cell office:value-type="string" calcext:value-type="string">
            <text:p>Это серия бонусных дополнений для наших Патреонов со статусом Titan и выше. В этих историях будут фигурировать персонажи из нашей основной игры Только друзья, они окажутся в самых разных ситуациях, местах и даже временах, и эти дополнения никак не будут связаны с оригинальной сюжетной линией "Только друзья".\nПервая история будет посвящена специальному агенту Векслер (Валери из основной игры), которую отправили на задание в федеральную тюрьму "Эбби Роуд". И она готова на все, чтобы выполнить это задание, ведь речь идет о спасении десятков жизней!\nБолее 470 изображений и 73 горячие АНИМАЦИИ ждут вас в этом выпуске!</text:p>
          </table:table-cell>
          <table:table-cell/>
          <table:table-cell office:value-type="string" calcext:value-type="string">
            <text:p>Менее 2 часов</text:p>
          </table:table-cell>
          <table:table-cell office:value-type="string" calcext:value-type="string">
            <text:p>vigor_games</text:p>
          </table:table-cell>
          <table:table-cell office:value-type="string" calcext:value-type="string">
            <text:p>{'OnlyFriends', 'Stroies:', 'Agent', 'Special', 'Wexler'}</text:p>
          </table:table-cell>
          <table:table-cell office:value-type="string" calcext:value-type="string">
            <text:p>comedy,detective,triller</text:p>
          </table:table-cell>
          <table:table-cell office:value-type="string" calcext:value-type="string">
            <text:p>https://www.mediafire.com/file/xklc32v00j8k6tl/OnlyFriendsStoriesSpecialAgentWexler-1.0-win.zip/file</text:p>
          </table:table-cell>
          <table:table-cell office:value-type="string" calcext:value-type="string">
            <text:p>4977.jpg</text:p>
          </table:table-cell>
        </table:table-row>
        <table:table-row table:style-name="ro1">
          <table:table-cell office:value-type="string" calcext:value-type="string">
            <text:p>Проклятый повелитель 2 (Cursed Overlord 2)</text:p>
          </table:table-cell>
          <table:table-cell office:value-type="string" calcext:value-type="string">
            <text:p>Следующее большое приключение в истории о проклятом владыке.\nОткройте новый пост-апокалиптический мир, наполненный новыми бедами, врагами и новыми девушками. Прошло 1000 лет с первой главы "Проклятого владыки". Мир изменился, сможете ли вы докопаться до истины или найти кого-то из своего прошлого? Весь мир в руинах, найдите виновных в этом и заставьте их заплатить. Теперь только вы можете создать безопасный рай в этих бесплодных землях.\n\nВерсия 0.08\n\nОсобенности:\n- Анимированые секс-сцены без цензуры (некоторые сцены доступны только в "Extended", "Deluxe" и "Cursed" версии игры)\n- Уникальный и полный драматических развязок сюжет в мире пост-апокалипсиса\n- Пошаговая механика боя\n- RPG система\n- Система голода и сна\n- Открытый мир\n- Высокая сложность!!!\n\nЭта игра содержит сцены сексуального характера, крови, насилия и запрещена для лиц, не достигших 18+ лет!\nВсе персонажи старше 18 лет!\n\nВы можете поддержать меня и мою игру по ссылкам ниже, а так-же получить доступ к "Extended", "Deluxe" и "Cursed" версии игры :\n- Patreon\n- Boosty\n- Itch</text:p>
          </table:table-cell>
          <table:table-cell/>
          <table:table-cell office:value-type="string" calcext:value-type="string">
            <text:p>Менее 2 часов</text:p>
          </table:table-cell>
          <table:table-cell office:value-type="string" calcext:value-type="string">
            <text:p>king's_turtle</text:p>
          </table:table-cell>
          <table:table-cell office:value-type="string" calcext:value-type="string">
            <text:p>{'фэнтези', 'Эроге', 'Главный герой парень', 'будущее', 'Постапокалиптика', 'Overlord', 'гарем', 'Повествование от первого лица', 'отечественный разработчик', 'научная фантастика', 'Cursed'}</text:p>
          </table:table-cell>
          <table:table-cell office:value-type="string" calcext:value-type="string">
            <text:p>drama,science_fiction,horror,action,mystic,parody,adventure,fiction,fantasy,ecchi,hentai</text:p>
          </table:table-cell>
          <table:table-cell office:value-type="string" calcext:value-type="string">
            <text:p>https://mega.nz/folder/pAI3WB5D#C0E9Tya3VgA0qesZ0Msn8Q</text:p>
          </table:table-cell>
          <table:table-cell office:value-type="string" calcext:value-type="string">
            <text:p>4958.jpg</text:p>
          </table:table-cell>
        </table:table-row>
        <table:table-row table:style-name="ro1">
          <table:table-cell office:value-type="string" calcext:value-type="string">
            <text:p>Сияние Океана (Ocean Shine)</text:p>
          </table:table-cell>
          <table:table-cell office:value-type="string" calcext:value-type="string">
            <text:p>Это история про друзей детства, чья жизнь наполнена разными событиями, приятными и не только.\nВместе или нет, но им предстоит столкнуться с прошлым, настоящим и будущим.\n\nСияние Океана является прологом будущей визуальной новеллы.\nВсе происходящее здесь, будет иметь свое развитие в дальнейшем.\n\nВерсия 0.35.0: +25 минут (Общее время игры ~ 2 часа 30 минут)\n- Начало второй части\n- Трекер Событий (Арты после прохождения события)\n- 98 новых фреймов\n- 1350 новых строки\n- 23 787 знаков (Без пробела)\n- 1 Новый саундтрек\n\nЕсли у кого-то есть желание отслеживать игру из первоисточника, поддержать меня и иметь быстрый доступ к новостям игры, то прошу всех перейти на мой Бусти, где я информирую о процессе новых версий.\nЭто также прибавит мне мотивации, которая пригодится мне в работе. - https://boosty.to/oto</text:p>
          </table:table-cell>
          <table:table-cell/>
          <table:table-cell office:value-type="string" calcext:value-type="string">
            <text:p>2-10 часов</text:p>
          </table:table-cell>
          <table:table-cell office:value-type="string" calcext:value-type="string">
            <text:p>oto</text:p>
          </table:table-cell>
          <table:table-cell office:value-type="string" calcext:value-type="string">
            <text:p>{'Русский'}</text:p>
          </table:table-cell>
          <table:table-cell office:value-type="string" calcext:value-type="string">
            <text:p>drama,comedy,routine</text:p>
          </table:table-cell>
          <table:table-cell office:value-type="string" calcext:value-type="string">
            <text:p>https://drive.google.com/file/d/1XQBMhmU8rHPLzjlcsT2KEG1k08BFssJu/view?usp=sharing</text:p>
          </table:table-cell>
          <table:table-cell office:value-type="string" calcext:value-type="string">
            <text:p>4952.jpg</text:p>
          </table:table-cell>
        </table:table-row>
        <table:table-row table:style-name="ro1">
          <table:table-cell office:value-type="string" calcext:value-type="string">
            <text:p>Последний снимок (The Last Shot)</text:p>
          </table:table-cell>
          <table:table-cell office:value-type="string" calcext:value-type="string">
            <text:p>Каков он, последний сделанный снимок?\n\n«The Last Shot» — новелла о том, как давние друзья собрались в очередной раз отметить годовщину своей дружбы. В этот день Ева привычно готовила что-то на ужин, Крис украшал дом, а Ян помогал с доставкой и уборкой. Cегодня же роли немного поменялись.\nКрис решил испечь торт, а Ева хотела насладиться уборкой. Как в последний раз. А что Вик? Он неизменно сидел в одиночестве на чердаке, смотря в окно и покуривая сигареты.\n\nВ новелле можно:\n– Выбрать, с кем из персонажей провести время\n– Отправиться на поиски мешка с мукой\n– Оглядеть памятные вещи, пылящиеся в разных комнатах\n– Помочь Крису приготовить торт в мини-игре (или изменить рецепт)\n– Узнать, почему для Яна этот вечер так важен\n\n❗ Новелла рассчитана минимум на 2 прохождения ❗\n\nУзнать предысторию можно в статье: https://vk.com/@mfgdot-predislovie-k-the-last-shot</text:p>
          </table:table-cell>
          <table:table-cell/>
          <table:table-cell office:value-type="string" calcext:value-type="string">
            <text:p>Менее 2 часов</text:p>
          </table:table-cell>
          <table:table-cell office:value-type="string" calcext:value-type="string">
            <text:p>mfg.</text:p>
          </table:table-cell>
          <table:table-cell office:value-type="string" calcext:value-type="string">
            <text:p>{'Главный герой парень', 'The Last Shot', 'Наши дни', 'отечественный разработчик', 'драма', 'Повествование от первого лица', 'Повседневность'}</text:p>
          </table:table-cell>
          <table:table-cell office:value-type="string" calcext:value-type="string">
            <text:p>drama,routine</text:p>
          </table:table-cell>
          <table:table-cell office:value-type="string" calcext:value-type="string">
            <text:p>https://drive.google.com/file/d/1n9pocAKmp6Q3PCxDlOTWb4pSa-I0nGFx/view?usp=sharing</text:p>
          </table:table-cell>
          <table:table-cell office:value-type="string" calcext:value-type="string">
            <text:p>4950.png</text:p>
          </table:table-cell>
        </table:table-row>
        <table:table-row table:style-name="ro1">
          <table:table-cell office:value-type="string" calcext:value-type="string">
            <text:p>Шоколадная клетка</text:p>
          </table:table-cell>
          <table:table-cell office:value-type="string" calcext:value-type="string">
            <text:p>С первого взгляда, это очень грустная новелла о девушке Хане, у которой никогда не было отношений, и которая чувствует себя неловко из-за этого. В День святого Валентина она решает признаться в любви прилежному студенту из богатой семьи. От него веет нежностью и дружелюбием, и он всегда предлагает Хане помощь со школьными делами. Однако эта история не так проста, и еще не известно, кто окажется в сладкой клетке…\n\nВ игре две историй от лица разных персонажей и две альтернативные концовки.</text:p>
          </table:table-cell>
          <table:table-cell/>
          <table:table-cell office:value-type="string" calcext:value-type="string">
            <text:p>Менее 2 часов</text:p>
          </table:table-cell>
          <table:table-cell office:value-type="string" calcext:value-type="string">
            <text:p>spic@</text:p>
          </table:table-cell>
          <table:table-cell office:value-type="string" calcext:value-type="string">
            <text:p>{'русский'}</text:p>
          </table:table-cell>
          <table:table-cell office:value-type="string" calcext:value-type="string">
            <text:p>romance,routine,school,triller</text:p>
          </table:table-cell>
          <table:table-cell office:value-type="string" calcext:value-type="string">
            <text:p>https://drive.google.com/file/d/1tQCM6gL8MZooB79Ey-wAZT9QE19dslhH/view?usp=sharing</text:p>
          </table:table-cell>
          <table:table-cell office:value-type="string" calcext:value-type="string">
            <text:p>4947.jpg</text:p>
          </table:table-cell>
        </table:table-row>
        <table:table-row table:style-name="ro1">
          <table:table-cell office:value-type="string" calcext:value-type="string">
            <text:p>Всё Прах и Иллюзии (All Ashes and Illusions)</text:p>
          </table:table-cell>
          <table:table-cell office:value-type="string" calcext:value-type="string">
            <text:p>Мрачная визуальная новелла о нездоровой влюблённости юного принца в свою няню, и его отчаянные попытки завоевать её сердце.\n«Женщины – змеи и лгуньи, все до единой — чем красивее, тем коварнее. Не теряй бдительности, иначе они тебя погубят».\nЮэлю было лишь шесть лет, когда он увидел казнь своей матери, за ужасное преступление – за то, что она посмела изменить мужу. Для иных женщин такой проступок мог оказаться не столь смертельным, но для несчастной матери Юэля – супруги короля-тирана по имени Халиль – это означало смерть.\nПока он смотрит на разлагающийся труп матери под палящим солнцем, отец Юэля даёт ему мудрый совет: не доверять женщинам. Они, по словам Халиля, злы и обманчивы, и если слишком привязаться к одной, это может окончиться только бедой.\nВнешне Юэль вынужден проглотить скорбь, боясь заработать гнев своего отца. Всё-таки королям не положено плакать, даже будущим королям, как он. Но наедине Юэль ищет помощи у своей няни, ласковой Сафии. Сафия – единственный союзник Юэля во дворце: его отец холоден и отчуждён; слуги почтительны, мрачны, и молчат от страха. Без Сафии Юэль был бы совсем один…\nНо и она покидает его, когда Юэль становится достаточно взрослым, чтобы больше не нуждаться в уходе няни.\nОпустошённый и озлобленный, Юэль ничего не хочет, пока после продолжительной болезни его отец не умирает, и Юэль наследует его трон и корону.\nБольше не мальчик – «маленький принц» Сафии – но взрослый человек, Юэль желает снова завоевать себе Сафию. Неспособный её забыть, и неспособный доверять другим женщинам, Юэль не может представить себе жизни без неё. Ведь она обещала остаться с ним – и до боли упёртый, Юэль решает, что это обещание должно быть исполнено любой ценой.\n\\Особенности\\:\n\\=&gt; Около 90.000 слов текста (примерно 4-6 часов чтения).\n\\=&gt; Кинетическая новелла без выборов/ветвлений.\n\\=&gt; Детализированные фоны и спрайты персонажей.\n\\=&gt; Оригинальный саундтрек.\n\\=&gt; Очень нездоровые отношения.\n\\=&gt; Бесплатный патч, который добавляет содержимое 18+.\n\\=&gt; Полная и абсолютная агония ❤︎</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drama,romance,hentai</text:p>
          </table:table-cell>
          <table:table-cell office:value-type="string" calcext:value-type="string">
            <text:p>https://mega.nz/file/zZx0FSYb#sJ5RB72AHj7io9aTuIJ1xmy5jzQHeotLBEuxf-nks7E</text:p>
          </table:table-cell>
          <table:table-cell office:value-type="string" calcext:value-type="string">
            <text:p>4945.jpg</text:p>
          </table:table-cell>
        </table:table-row>
        <table:table-row table:style-name="ro1">
          <table:table-cell office:value-type="string" calcext:value-type="string">
            <text:p>Любовная Фантазия: Новелла о Выживании - Эпизод 1 (Love Fantasy: Survival Novel - Episode 1)</text:p>
          </table:table-cell>
          <table:table-cell office:value-type="string" calcext:value-type="string">
            <text:p>1 - Пройдите всю историю и выживите в постапокалиптическом мире.\n2 - Выберите то, что ближе вашему персонажу.\n3 - Стройте романтические отношения с другими персонажами.\n4 - Новые эпизоды истории каждый месяц!\nВ недалёком будущем мир подвергся нападению неизвестного вируса и стихийных бедствий. Вы один из немногих, кто выжил. Но готовы ли вы к поворотам судьбы и новым встречам, которые вас ждут впереди?</text:p>
          </table:table-cell>
          <table:table-cell/>
          <table:table-cell office:value-type="string" calcext:value-type="string">
            <text:p>Менее 2 часов</text:p>
          </table:table-cell>
          <table:table-cell office:value-type="string" calcext:value-type="string">
            <text:p>stacy_story_games</text:p>
          </table:table-cell>
          <table:table-cell office:value-type="string" calcext:value-type="string">
            <text:p>{'Любовная Фантазия', 'будущее', 'Постапокалиптика', 'фэнтези', 'Повествование от первого лица', 'отечественный разработчик', 'Главный герой девушка'}</text:p>
          </table:table-cell>
          <table:table-cell office:value-type="string" calcext:value-type="string">
            <text:p>drama,romance,adventure,fantasy</text:p>
          </table:table-cell>
          <table:table-cell office:value-type="string" calcext:value-type="string">
            <text:p>https://stacystorygames.itch.io/love-fantasy-survival-novel</text:p>
          </table:table-cell>
          <table:table-cell office:value-type="string" calcext:value-type="string">
            <text:p>4941.jpg</text:p>
          </table:table-cell>
        </table:table-row>
        <table:table-row table:style-name="ro1">
          <table:table-cell office:value-type="string" calcext:value-type="string">
            <text:p>И вновь сердце любит (My Heart Grows Fonder)</text:p>
          </table:table-cell>
          <table:table-cell office:value-type="string" calcext:value-type="string">
            <text:p>Кассий, брошенный человек, который пытается двигаться дальше...\n\nМайя, его бывшая девушка, разбившая ему сердце своим уходом...\n\nАва, лучшая подруга Кассия, оставшаяся, чтобы собрать осколки...\n\nКак будут меняться отношения этой троицы, когда они будут вынуждены жить вместе?\n\nСЮЖЕТ:\nКогда девушка Кассия исчезла, не сказав ни слова, молодой человек опасался худшего. Она оборвала с ним все связи, и ни он, ни кто-либо из его окружения не знал, куда она делась. Самый близкий ему человек исчез, по-видимому, навсегда, и что с ней случилось, осталось загадкой.\n\nИ вдруг, безо всяких предупреждений, Майя вернулась. Более того, годы разлуки никак не повлияли на её отношение к Касу. Формально они так и не расстались, и, по её мнению, они всё ещё пара.\n\nНо чувства Каса не так просты. После стольких лет страданий он наконец-то начал двигаться дальше, и сейчас возвращение Майи обрадовало его не так сильно, как могло бы несколько лет назад.\n\nУдастся ли Касу наладить отношения со своей бывшей девушкой и вернуться к тому, что у них когда-то было? Или он оставит прошлое позади и найдет счастье с кем-то другим?</text:p>
          </table:table-cell>
          <table:table-cell/>
          <table:table-cell office:value-type="string" calcext:value-type="string">
            <text:p>2-10 часов</text:p>
          </table:table-cell>
          <table:table-cell office:value-type="string" calcext:value-type="string">
            <text:p>zetsubou</text:p>
          </table:table-cell>
          <table:table-cell office:value-type="string" calcext:value-type="string">
            <text:p>{'Русский'}</text:p>
          </table:table-cell>
          <table:table-cell office:value-type="string" calcext:value-type="string">
            <text:p>drama,romance,routine,ecchi</text:p>
          </table:table-cell>
          <table:table-cell office:value-type="string" calcext:value-type="string">
            <text:p>https://drive.google.com/file/d/1QJK37qlhn8v2Cdicgn6lMykOfxbHnrX-/view?usp=share_link</text:p>
          </table:table-cell>
          <table:table-cell office:value-type="string" calcext:value-type="string">
            <text:p>4940.jpg</text:p>
          </table:table-cell>
        </table:table-row>
        <table:table-row table:style-name="ro1">
          <table:table-cell office:value-type="string" calcext:value-type="string">
            <text:p>Загадки от Полины</text:p>
          </table:table-cell>
          <table:table-cell office:value-type="string" calcext:value-type="string">
            <text:p>Игра, визуальная новелла "Загадки от Полины". В ней вам предстоит познакомиться с Полиной, это очень любознательная девочка будет загадывать вам загадки. Она предложит с трех попыток разгадать семь загадок и если справитесь исполнит желание на её выбор. Загадки с первого взгляда пикантные, но все ответы - самые обычные слова, к тому же Полина очень застенчивая и если скажите что-нибудь неприличное она сразу убежит. Удачной игры)))\n\nВ игре больше сорока загадок и шесть различных финалов. Финалы зависят от числа разгаданных загадок и от того пользовались ли вы подсказками. Максимальное число финалов вы получите если отгадаете все загадки и не используете подсказки. Ещё имеется особый финал при разгадывании всех загадок.</text:p>
          </table:table-cell>
          <table:table-cell/>
          <table:table-cell office:value-type="string" calcext:value-type="string">
            <text:p>Менее 2 часов</text:p>
          </table:table-cell>
          <table:table-cell office:value-type="string" calcext:value-type="string">
            <text:p>strong</text:p>
          </table:table-cell>
          <table:table-cell office:value-type="string" calcext:value-type="string">
            <text:p>{'новелла с выборами', 'Загадки', 'отечественный разработчик', 'ШКОЛА'}</text:p>
          </table:table-cell>
          <table:table-cell office:value-type="string" calcext:value-type="string">
            <text:p>comedy,routine,school</text:p>
          </table:table-cell>
          <table:table-cell office:value-type="string" calcext:value-type="string">
            <text:p>https://drive.google.com/file/d/1vhA1oMJhg8UV65ecPslNM2IdWpTgP8RG/view?usp=share_link</text:p>
          </table:table-cell>
          <table:table-cell office:value-type="string" calcext:value-type="string">
            <text:p>4939.jpg</text:p>
          </table:table-cell>
        </table:table-row>
        <table:table-row table:style-name="ro1">
          <table:table-cell office:value-type="string" calcext:value-type="string">
            <text:p>Убегая Прочь (Hauling Away)</text:p>
          </table:table-cell>
          <table:table-cell office:value-type="string" calcext:value-type="string">
            <text:p>Одинокий и застрявший на работе, к которой совсем нет страсти, главный герой Рэй медленно прожигает свои дни, работая "перевозчиком" частных грузов в космосе. Несмотря на то, что ему надоело существующее положение вещей, он, казалось бы, смирился и принимает свою жизнь такой, какая она есть. Но он не знает, что его последнее путешествие может навсегда изменить его жизнь.\nЧто ждёт его в будущем - катастрофа или спасение? ...или, возможно, и то, и другое?\nОсобенности:\n~ Примерно 1 час геймплея визуальной новеллы.\n~ Горько-сладкая история, вращающаяся вокруг амбиций и одиночества.\n~ Оригинальный арт и саундтрек.\n~ Уникальная, но любящая вайфу.\n\n\n-/Новелла бесплатная!-/</text:p>
          </table:table-cell>
          <table:table-cell/>
          <table:table-cell office:value-type="string" calcext:value-type="string">
            <text:p>Менее 2 часов</text:p>
          </table:table-cell>
          <table:table-cell office:value-type="string" calcext:value-type="string">
            <text:p>medice</text:p>
          </table:table-cell>
          <table:table-cell office:value-type="string" calcext:value-type="string">
            <text:p>{'Русский'}</text:p>
          </table:table-cell>
          <table:table-cell office:value-type="string" calcext:value-type="string">
            <text:p>science_fiction,romance</text:p>
          </table:table-cell>
          <table:table-cell office:value-type="string" calcext:value-type="string">
            <text:p>https://store.steampowered.com/app/2061290/Hauling_Away/</text:p>
          </table:table-cell>
          <table:table-cell office:value-type="string" calcext:value-type="string">
            <text:p>4938.jpg</text:p>
          </table:table-cell>
        </table:table-row>
        <table:table-row table:style-name="ro1">
          <table:table-cell office:value-type="string" calcext:value-type="string">
            <text:p>Тень над Западнобайкальском (Shadow over Zapadnobaikalsk)</text:p>
          </table:table-cell>
          <table:table-cell office:value-type="string" calcext:value-type="string">
            <text:p>«Тень над Западнобайкальском» — короткая визуальная новелла в жанре хоррор, вдохновлённая творчеством Лавкрафта.\nПредыдущая визуальная новелла от этого автора:\nЛекарство от Бессонницы</text:p>
          </table:table-cell>
          <table:table-cell/>
          <table:table-cell office:value-type="string" calcext:value-type="string">
            <text:p>Менее 2 часов</text:p>
          </table:table-cell>
          <table:table-cell office:value-type="string" calcext:value-type="string">
            <text:p>bad_pxl</text:p>
          </table:table-cell>
          <table:table-cell office:value-type="string" calcext:value-type="string">
            <text:p>{'Lovecraft', 'отечественный разработчик', 'Тень над Западнобайкальском', 'Наши дни', 'Главный герой парень', 'Повествование от третьего лица'}</text:p>
          </table:table-cell>
          <table:table-cell office:value-type="string" calcext:value-type="string">
            <text:p>horror,mystic</text:p>
          </table:table-cell>
          <table:table-cell office:value-type="string" calcext:value-type="string">
            <text:p>https://bad-pxl.itch.io/shadow-over-zapadnobaikalsk</text:p>
          </table:table-cell>
          <table:table-cell office:value-type="string" calcext:value-type="string">
            <text:p>4937.jpg</text:p>
          </table:table-cell>
        </table:table-row>
        <table:table-row table:style-name="ro1">
          <table:table-cell office:value-type="string" calcext:value-type="string">
            <text:p>Shihori Escape fan game</text:p>
          </table:table-cell>
          <table:table-cell office:value-type="string" calcext:value-type="string">
            <text:p>Фан игра по Shihori Escape от CHARON. Она меня зацепила поэтому я решил написать свой сюжет чтобы подольше насладиться персонажами. Разрешение картинок было слишком маленьким так что весь интерфейс вышел кривым, пришлось идти на компромиссы.\n\nВерсия игры 0.8</text:p>
          </table:table-cell>
          <table:table-cell/>
          <table:table-cell office:value-type="string" calcext:value-type="string">
            <text:p>Менее 2 часов</text:p>
          </table:table-cell>
          <table:table-cell office:value-type="string" calcext:value-type="string">
            <text:p>betaromance7</text:p>
          </table:table-cell>
          <table:table-cell office:value-type="string" calcext:value-type="string">
            <text:p>{'Главный герой девушка', 'Главный герой парень', 'отечественный разработчик', 'Несколько главных героев', 'Повествование от первого лица'}</text:p>
          </table:table-cell>
          <table:table-cell office:value-type="string" calcext:value-type="string">
            <text:p>drama,romance,routine,school</text:p>
          </table:table-cell>
          <table:table-cell office:value-type="string" calcext:value-type="string">
            <text:p>https://drive.google.com/file/d/1wrdP7SKuQtIyprV8oeN6xNvStYtHxVg9/view?usp=sharing</text:p>
          </table:table-cell>
          <table:table-cell office:value-type="string" calcext:value-type="string">
            <text:p>4936.jpg</text:p>
          </table:table-cell>
        </table:table-row>
        <table:table-row table:style-name="ro1">
          <table:table-cell office:value-type="string" calcext:value-type="string">
            <text:p>ИИ: Материалы Сомния - Инициатива Нирваны (AI: The Somnium Files - Nirvana Initiative / AI: ソムニウムファイル ニルヴァーナイニシアチブ)</text:p>
          </table:table-cell>
          <table:table-cell office:value-type="string" calcext:value-type="string">
            <text:p>Шесть лет назад была обнаружена правая половина трупа. Левая половина так и не была найдена… до шести лет, совершенно свежая, без признаков разложения. Теперь специальные агенты Мизуки и Рюки вместе со своими партнёрами по искусственному интеллекту Айбой и Тамой получают задание раскрыть причудливые серийные убийства Полутела, одновременно раскрывая таинственный заговор, известный только как Инициатива Нирваны…\nAI: The Somnium Files - nirvanA Initiative является продолжением визуальной новеллы AI: The Somnium Files, события которого рассказывают о новоназначенном спецагенте Мизуки и её партнёре, искусственном интеллекте Айба.\n\n\n\n\n\n\n\n\n\n\n\n\n\n\n\n\n\n\n\n\n\nМашинный Перевод!\nПредыдущая новелла от данного разработчика:\nИИ: Материалы Сомния</text:p>
          </table:table-cell>
          <table:table-cell/>
          <table:table-cell office:value-type="string" calcext:value-type="string">
            <text:p>10-30 часов</text:p>
          </table:table-cell>
          <table:table-cell office:value-type="string" calcext:value-type="string">
            <text:p>spike_chunsoft</text:p>
          </table:table-cell>
          <table:table-cell office:value-type="string" calcext:value-type="string">
            <text:p>{'Русский'}</text:p>
          </table:table-cell>
          <table:table-cell office:value-type="string" calcext:value-type="string">
            <text:p>comedy,science_fiction,horror,detective,adventure,triller</text:p>
          </table:table-cell>
          <table:table-cell office:value-type="string" calcext:value-type="string">
            <text:p>https://store.steampowered.com/app/1449200/AI_THE_SOMNIUM_FILES__nirvanA_Initiative/</text:p>
          </table:table-cell>
          <table:table-cell office:value-type="string" calcext:value-type="string">
            <text:p>4933.jpg</text:p>
          </table:table-cell>
        </table:table-row>
        <table:table-row table:style-name="ro1">
          <table:table-cell office:value-type="string" calcext:value-type="string">
            <text:p>Recycle</text:p>
          </table:table-cell>
          <table:table-cell office:value-type="string" calcext:value-type="string">
            <text:p>"Если человек считает себя абсолютно безнаказанным, то рано или поздно ему все равно приходится расплачиваться за все содеянное, но иногда исправлять ошибки становится слишком поздно. Так произошло с Ионом, вынужденным проживать один и тот же день, о котором он больше всего хотел бы забыть.."\nРомантический, психологический, антиутопический триллер в сеттинге демонпанка с приправой из временной петли. Главный герой не пьёт, не курит, делает зарядку по утрам, но это все равно не спасает его от трагической судьбы встретиться с обаятельной демоницей из-за которой ему предстоит разгадать загадку всех времён(в прямом смысле слова) кто убил Билли?\nНовелла создана специально для #LDJAM.</text:p>
          </table:table-cell>
          <table:table-cell/>
          <table:table-cell office:value-type="string" calcext:value-type="string">
            <text:p>Менее 2 часов</text:p>
          </table:table-cell>
          <table:table-cell office:value-type="string" calcext:value-type="string">
            <text:p>aleksandr_darkevich</text:p>
          </table:table-cell>
          <table:table-cell office:value-type="string" calcext:value-type="string">
            <text:p>{'Главный герой парень', 'Recycle', 'отечественный разработчик', 'Повествование от первого лица', 'фэнтези'}</text:p>
          </table:table-cell>
          <table:table-cell office:value-type="string" calcext:value-type="string">
            <text:p>drama,romance,horror,fantasy,triller</text:p>
          </table:table-cell>
          <table:table-cell office:value-type="string" calcext:value-type="string">
            <text:p>https://disk.yandex.ru/d/f5m3GVuVxfRHew</text:p>
          </table:table-cell>
          <table:table-cell office:value-type="string" calcext:value-type="string">
            <text:p>4930.jpg</text:p>
          </table:table-cell>
        </table:table-row>
        <table:table-row table:style-name="ro1">
          <table:table-cell office:value-type="string" calcext:value-type="string">
            <text:p>Только Друзья - День 2 (OnlyFriends - Day 2)</text:p>
          </table:table-cell>
          <table:table-cell office:value-type="string" calcext:value-type="string">
            <text:p>Эта история о группе друзей из солнечного прибрежного городка Парадиз-Бэй. Вы будете играть за молодого парня, который вернулся в Парадиз-Бэй к своим друзьям после того, как ему пришлось переехать в другую страну вместе с родителями. За прошедшие годы многое изменилось и у вас, и у ваших друзей. Сможете ли вы сохранить свою дружбу или поддадитесь искушению и соблазну, позволив секретам, интригам и лжи разрушить ее?</text:p>
          </table:table-cell>
          <table:table-cell/>
          <table:table-cell office:value-type="string" calcext:value-type="string">
            <text:p>Менее 2 часов</text:p>
          </table:table-cell>
          <table:table-cell office:value-type="string" calcext:value-type="string">
            <text:p>vigor_games</text:p>
          </table:table-cell>
          <table:table-cell office:value-type="string" calcext:value-type="string">
            <text:p>{'Главный герой парень', 'Повествование от первого лица', 'любовный треугольник', 'отечественный разработчик'}</text:p>
          </table:table-cell>
          <table:table-cell office:value-type="string" calcext:value-type="string">
            <text:p>romance</text:p>
          </table:table-cell>
          <table:table-cell office:value-type="string" calcext:value-type="string">
            <text:p>https://www.mediafire.com/file/7slsh8la9rhsor9/OnlyFriendsDayTwo-0.3.1-win.zip/file</text:p>
          </table:table-cell>
          <table:table-cell office:value-type="string" calcext:value-type="string">
            <text:p>4929.jpg</text:p>
          </table:table-cell>
        </table:table-row>
        <table:table-row table:style-name="ro1">
          <table:table-cell office:value-type="string" calcext:value-type="string">
            <text:p>Петля Времени (Rescuing You in the Infinite Loop / Zai Wuxian Chongsheng Zhong Shouhu Nai / 在無限重生中守護妳)</text:p>
          </table:table-cell>
          <table:table-cell office:value-type="string" calcext:value-type="string">
            <text:p>Игрок берет на себя роль Кесукэ — молодого человека, который отправился на одинокий остров в открытом море вместе со своей невестой Эрисой. Там они посетили таинственный праздник в честь местного бога, но в недрах острова таился великий страх из потусторонней бездны… в бесконечном кошмаре обнажённая Эриса подверглась жестокому насилию со стороны невиданных и невыразимых существ, которому она была не в силах сопротивляться.\n«Неважно, сколько попыток мне придётся предпринять, но я спасу тебя!»\nЯ был уверен, что проведу с ней всю жизнь.\nВот почему я бы никогда не сдался так легко.\nВ бесконечной петле времени я встретил загадочную девушку с фиолетовыми волосами. Какие секреты хранит незнакомка и этот необитаемый остров?\n◆Особенности игры ◆\n◇ 24 основные сцены и более 300 вариаций.\n◇Сценарий: 100 000 слов.\n◇ Два главных и три второстепенных женских персонажа.\n◇ Игра в стиле рассказов о Ктулху с мифическим сюжетом.\n◇ Гротескные сцены группового секса и совокуплений со щупальцами.\n◇ Две концовки.\n◇ Режим просмотра всех сцен можно разблокировать в настройках.\n◇Расслабляющий игровой процесс — система быстрого пропуска текста.</text:p>
          </table:table-cell>
          <table:table-cell/>
          <table:table-cell office:value-type="string" calcext:value-type="string">
            <text:p>2-10 часов</text:p>
          </table:table-cell>
          <table:table-cell office:value-type="string" calcext:value-type="string">
            <text:p>nemesis</text:p>
          </table:table-cell>
          <table:table-cell office:value-type="string" calcext:value-type="string">
            <text:p>{'Главный герой парень', 'фэнтези', 'тентакли', 'Повествование от первого лица', 'Иностранный разработчик', 'Петля времени'}</text:p>
          </table:table-cell>
          <table:table-cell office:value-type="string" calcext:value-type="string">
            <text:p>romance,horror,fantasy,hentai</text:p>
          </table:table-cell>
          <table:table-cell office:value-type="string" calcext:value-type="string">
            <text:p>https://mega.nz/file/v3AyVZjI#zyJ7nqSp1fEIgG3cWWIMMdT2ywwSt95w19KSmOEIqVM</text:p>
          </table:table-cell>
          <table:table-cell office:value-type="string" calcext:value-type="string">
            <text:p>4927.jpg</text:p>
          </table:table-cell>
        </table:table-row>
        <table:table-row table:style-name="ro1">
          <table:table-cell office:value-type="string" calcext:value-type="string">
            <text:p>Детективная История (Detective Story)</text:p>
          </table:table-cell>
          <table:table-cell office:value-type="string" calcext:value-type="string">
            <text:p>Чтобы найти убийцу, вам нужно будет не только проявить свою наблюдательность, но и внимательно выслушать ответы на ваши каверзные вопросы потенциальных участников преступления. Вы, как опытный детектив, конечно же, запишете все ответы опрошенных вами людей в специальный блокнот, благодаря которому определите мотив преступления и ответите на главный вопрос "Кто убийца?".\nСобрав информацию, вы придёте в суд и вынесете вердикт, кто является злодеем, совершившим это деяние.\nПростая игра, которая поможет вам или вашему ребёнку скоротать время, пока вы пьёте чай и стимулируете ваши серые клеточки, а музыкальное сопровождение придаст вам нужное настроение для завершения этой игры.\nЕсли вы хотите поддержать этот проект, вы можете перевести монету на Qiwi: qiwi.com/n/VMQIWI\nДвижок: Unreal Engine</text:p>
          </table:table-cell>
          <table:table-cell/>
          <table:table-cell office:value-type="string" calcext:value-type="string">
            <text:p>Менее 2 часов</text:p>
          </table:table-cell>
          <table:table-cell office:value-type="string" calcext:value-type="string">
            <text:p>vm_games</text:p>
          </table:table-cell>
          <table:table-cell office:value-type="string" calcext:value-type="string">
            <text:p>{'Повествование от первого лица', 'Детективная История', 'Главный герой парень', 'отечественный разработчик'}</text:p>
          </table:table-cell>
          <table:table-cell office:value-type="string" calcext:value-type="string">
            <text:p>detective</text:p>
          </table:table-cell>
          <table:table-cell office:value-type="string" calcext:value-type="string">
            <text:p>https://vm-games.itch.io/detective-story</text:p>
          </table:table-cell>
          <table:table-cell office:value-type="string" calcext:value-type="string">
            <text:p>4925.jpg</text:p>
          </table:table-cell>
        </table:table-row>
        <table:table-row table:style-name="ro1">
          <table:table-cell office:value-type="string" calcext:value-type="string">
            <text:p>Мечты сбываются (Dreams come true)</text:p>
          </table:table-cell>
          <table:table-cell office:value-type="string" calcext:value-type="string">
            <text:p>История про девушку по имени Элла, мечта которой исполнилась в самый неожиданный момент, таким образом перевернув всю её жизнь.</text:p>
          </table:table-cell>
          <table:table-cell/>
          <table:table-cell office:value-type="string" calcext:value-type="string">
            <text:p>Менее 2 часов</text:p>
          </table:table-cell>
          <table:table-cell office:value-type="string" calcext:value-type="string">
            <text:p>lightteradog</text:p>
          </table:table-cell>
          <table:table-cell office:value-type="string" calcext:value-type="string">
            <text:p>{'Повествование от первого лица', 'фэнтези', 'ГП', 'Гарри Поттер', 'Главный герой девушка', 'магия', 'отечественный разработчик', 'Мечты сбываются'}</text:p>
          </table:table-cell>
          <table:table-cell office:value-type="string" calcext:value-type="string">
            <text:p>fantasy</text:p>
          </table:table-cell>
          <table:table-cell office:value-type="string" calcext:value-type="string">
            <text:p>https://lightteradog.itch.io/dreamcometrue</text:p>
          </table:table-cell>
          <table:table-cell office:value-type="string" calcext:value-type="string">
            <text:p>4923.jpg</text:p>
          </table:table-cell>
        </table:table-row>
        <table:table-row table:style-name="ro1">
          <table:table-cell office:value-type="string" calcext:value-type="string">
            <text:p>Lustful Ponies</text:p>
          </table:table-cell>
          <table:table-cell office:value-type="string" calcext:value-type="string">
            <text:p>Коротенькая игра про свидания с фурри-пони</text:p>
          </table:table-cell>
          <table:table-cell/>
          <table:table-cell office:value-type="string" calcext:value-type="string">
            <text:p>Менее 2 часов</text:p>
          </table:table-cell>
          <table:table-cell office:value-type="string" calcext:value-type="string">
            <text:p>artoonu</text:p>
          </table:table-cell>
          <table:table-cell office:value-type="string" calcext:value-type="string">
            <text:p>{'Русский'}</text:p>
          </table:table-cell>
          <table:table-cell office:value-type="string" calcext:value-type="string">
            <text:p>hentai</text:p>
          </table:table-cell>
          <table:table-cell office:value-type="string" calcext:value-type="string">
            <text:p>https://disk.yandex.ru/d/M9X6EtlRmugiyA</text:p>
          </table:table-cell>
          <table:table-cell office:value-type="string" calcext:value-type="string">
            <text:p>4913.png</text:p>
          </table:table-cell>
        </table:table-row>
        <table:table-row table:style-name="ro1">
          <table:table-cell office:value-type="string" calcext:value-type="string">
            <text:p>Дождь и двое (あめとふたりと)</text:p>
          </table:table-cell>
          <table:table-cell office:value-type="string" calcext:value-type="string">
            <text:p>Романтическая история, которая случилась в дождливый день.\n\nP.S. Если у вас игра не запускается, попробуйте эту программу для эмуляции японской локали: https://pooi.moe/Locale-Emulator/</text:p>
          </table:table-cell>
          <table:table-cell/>
          <table:table-cell office:value-type="string" calcext:value-type="string">
            <text:p>Менее 2 часов</text:p>
          </table:table-cell>
          <table:table-cell office:value-type="string" calcext:value-type="string">
            <text:p>hasumi_natsume</text:p>
          </table:table-cell>
          <table:table-cell office:value-type="string" calcext:value-type="string">
            <text:p>{'русский'}</text:p>
          </table:table-cell>
          <table:table-cell office:value-type="string" calcext:value-type="string">
            <text:p>romance,routine,school</text:p>
          </table:table-cell>
          <table:table-cell office:value-type="string" calcext:value-type="string">
            <text:p>https://drive.google.com/file/d/19w7m1yj5ziCRntFyVH0inp0VcztF4bLI/view</text:p>
          </table:table-cell>
          <table:table-cell office:value-type="string" calcext:value-type="string">
            <text:p>4912.jpg</text:p>
          </table:table-cell>
        </table:table-row>
        <table:table-row table:style-name="ro1">
          <table:table-cell office:value-type="string" calcext:value-type="string">
            <text:p>Свидание с Грешным Светом: Mikan Blossom (Tsumi no Hikari Rendezvous: Mikan Blossom / 罪ノ光ランデヴー みかんブロッサム)</text:p>
          </table:table-cell>
          <table:table-cell office:value-type="string" calcext:value-type="string">
            <text:p>Релиз небольшого фандиска "Mikan Blossom" который является частью ВН "Свидание с грешным светом".\nВ нём идёт рассказ о личной истории Цугуcиро Микан, которая является главой художественного клуба.\nСам фандиск не сильно связан с основной ВН, поэтому не спойлерит сюжет.</text:p>
          </table:table-cell>
          <table:table-cell/>
          <table:table-cell office:value-type="string" calcext:value-type="string">
            <text:p>2-10 часов</text:p>
          </table:table-cell>
          <table:table-cell office:value-type="string" calcext:value-type="string">
            <text:p>minori</text:p>
          </table:table-cell>
          <table:table-cell office:value-type="string" calcext:value-type="string">
            <text:p>{'Русский'}</text:p>
          </table:table-cell>
          <table:table-cell office:value-type="string" calcext:value-type="string">
            <text:p>drama,romance,routine,school,hentai</text:p>
          </table:table-cell>
          <table:table-cell office:value-type="string" calcext:value-type="string">
            <text:p>https://disk.yandex.ru/d/_25bIsvsbSRNOw</text:p>
          </table:table-cell>
          <table:table-cell office:value-type="string" calcext:value-type="string">
            <text:p>4903.jpg</text:p>
          </table:table-cell>
        </table:table-row>
        <table:table-row table:style-name="ro1">
          <table:table-cell office:value-type="string" calcext:value-type="string">
            <text:p>(Не) открывай глаза ((Don't) Open Your Eyes)</text:p>
          </table:table-cell>
          <table:table-cell office:value-type="string" calcext:value-type="string">
            <text:p>Вы пытаетесь заснуть.\nПосреди тихой ночи к вашей кровати приближается тень.\nВы не видите его... но сквозь темноту ваших век все же проступает силуэт.\nОн хочет одного: чтобы вы открыли глаза и рассказали ему, как они выглядят.\nВы подчинитесь? Или откажетесь увидеть их такими, какие они есть?\nВыбор за вами.\n\n"(Don't) Open Your Eyes" - это короткая визуальная новелла на тему ужасов о полуночной встрече с таинственным существом. В ходе беседы вы узнаете о нем больше, например, о его путешествии или о том, что он сам о себе думает. А время от времени оно будет обращаться к вам с простой просьбой: открыть глаза.\n\nОткрыть глаза или нет - решать вам. Только от вас зависит, действительно ли он там, или этот шепчущий голос - лишь плод вашего воображения. Только не заставляйте своего посетителя ждать слишком долго.\n\nОсобенности:\nЛеденящая душу история о вечном поиске существа.\nПолностью озвученные реплики существа.\nВыбирайте, как будет выглядеть существо в определенные моменты повествования, причем возможны до 27 комбинаций.\nКаждый вариант дает новый фрагмент диалога, так что обязательно попробуйте их все!\nЛаконичный опыт, продолжительностью от 30 минут до 1 часа.\n\nПеревод осуществили: Christopher, Companionable\nТехническая реализация: Christopher\n\nP.S. Мы знаем, что есть перевод, но вышло так, что в поиске на anivisual.net она не находится, в vndb.org заглянули поздно, в итоге имеем, что имеем.</text:p>
          </table:table-cell>
          <table:table-cell/>
          <table:table-cell office:value-type="string" calcext:value-type="string">
            <text:p>Менее 2 часов</text:p>
          </table:table-cell>
          <table:table-cell office:value-type="string" calcext:value-type="string">
            <text:p>daniel_"via"_cuturrufo</text:p>
          </table:table-cell>
          <table:table-cell office:value-type="string" calcext:value-type="string">
            <text:p>{'Русский'}</text:p>
          </table:table-cell>
          <table:table-cell office:value-type="string" calcext:value-type="string">
            <text:p>horror,mystic</text:p>
          </table:table-cell>
          <table:table-cell office:value-type="string" calcext:value-type="string">
            <text:p>https://drive.google.com/file/d/1vXZp340ERhaaeTxvVDcDV3UlPdzf_aFF/view?usp=share_link</text:p>
          </table:table-cell>
          <table:table-cell office:value-type="string" calcext:value-type="string">
            <text:p>4901.png</text:p>
          </table:table-cell>
        </table:table-row>
        <table:table-row table:style-name="ro1">
          <table:table-cell office:value-type="string" calcext:value-type="string">
            <text:p>Моя девушка не знает о моих наклонностях (My GF doesn't know what I'm into)</text:p>
          </table:table-cell>
          <table:table-cell office:value-type="string" calcext:value-type="string">
            <text:p>ххххххххххххххххххххххххххххххххххххххххх\n«Я постоянно наблюдала за тобой издалека.\nТы понравился мне с самой первой нашей встречи,\nя больше я свои чувства скрывать не в силах.\nПрошу, приходи к большому вишнёвому дереву.\nЯ хочу признаться тебе в своих чувствах».\nххххххххххххххххххххххххххххххххххххххххх\n❤Моя новая девушка такая милая и добрая. Я не могу поверить, что нравлюсь такой хорошей девушке. Но... захотела бы она по-прежнему быть со мной, если бы знала о моих наклонностях?❤\n-=&gt; Душераздирающий визуальный роман, рассказывающий историю о вас и вашей новой девушке.\n-=&gt; Выберите имя вашей подруги и девушки, а также ваше собственное имя.\n-=&gt; В игре шесть разных концовок. Стремитесь увидеть их все...?</text:p>
          </table:table-cell>
          <table:table-cell/>
          <table:table-cell office:value-type="string" calcext:value-type="string">
            <text:p>Менее 2 часов</text:p>
          </table:table-cell>
          <table:table-cell office:value-type="string" calcext:value-type="string">
            <text:p>meiri</text:p>
          </table:table-cell>
          <table:table-cell office:value-type="string" calcext:value-type="string">
            <text:p>{'Русский'}</text:p>
          </table:table-cell>
          <table:table-cell office:value-type="string" calcext:value-type="string">
            <text:p>drama,romance,horror,routine,school</text:p>
          </table:table-cell>
          <table:table-cell office:value-type="string" calcext:value-type="string">
            <text:p>https://meiri.itch.io/mygf</text:p>
          </table:table-cell>
          <table:table-cell office:value-type="string" calcext:value-type="string">
            <text:p>4900.jpg</text:p>
          </table:table-cell>
        </table:table-row>
        <table:table-row table:style-name="ro1">
          <table:table-cell office:value-type="string" calcext:value-type="string">
            <text:p>Санта Близко: AI - визуальная новелла (Santa Close: AI - visual novel)</text:p>
          </table:table-cell>
          <table:table-cell office:value-type="string" calcext:value-type="string">
            <text:p>Хоррор-игра про поиск концовок в виде визуальной новеллы про Санта Клауса. Попробуйте найти все концовки в этой визуальной новелле, где каждое изображение генерируется нейросетями и где каждое ваше действие влияет на дальнейший прогресс (ну или не каждое). Некоторые функции откроются только при соблюдении правильных условий в этой игре ужасов с элементами юмора. Да чувак, я просто гений описания игр. Короче, играйте пожалуйста и получайте удовольствие!\nВ этой игре:\n+&gt; 14 концовок.\n+&gt; 761 диалоговых блоков.\n+&gt; 5627 слов.\n+&gt; 33 917 символов.\n+&gt; 44 меню.\n+&gt; 23 экрана.</text:p>
          </table:table-cell>
          <table:table-cell/>
          <table:table-cell office:value-type="string" calcext:value-type="string">
            <text:p>Менее 2 часов</text:p>
          </table:table-cell>
          <table:table-cell office:value-type="string" calcext:value-type="string">
            <text:p>foleps_(andrij_shegera)</text:p>
          </table:table-cell>
          <table:table-cell office:value-type="string" calcext:value-type="string">
            <text:p>{'Санта Близко', 'Наши дни', 'Главный герой парень', 'отечественный разработчик', 'Повествование от первого лица'}</text:p>
          </table:table-cell>
          <table:table-cell office:value-type="string" calcext:value-type="string">
            <text:p>comedy,horror</text:p>
          </table:table-cell>
          <table:table-cell office:value-type="string" calcext:value-type="string">
            <text:p>https://foleps.itch.io/santa-close-visual-novel</text:p>
          </table:table-cell>
          <table:table-cell office:value-type="string" calcext:value-type="string">
            <text:p>4898.jpg</text:p>
          </table:table-cell>
        </table:table-row>
        <table:table-row table:style-name="ro1">
          <table:table-cell office:value-type="string" calcext:value-type="string">
            <text:p>Рождённый Заново (My Newborn Life In A Harem / 重啟的NTR後宮生活)</text:p>
          </table:table-cell>
          <table:table-cell office:value-type="string" calcext:value-type="string">
            <text:p>◆ Сюжет ◆\nВ день, когда вам изменила любимая девушка, вы попадаете под грузовик... К счастью, загадочная дьяволица возвращает вас к жизни, изменяя вашу внешность до неузнаваемости... Взамен она требует самую малость - выплатить $20 млн! Необязательно возвращать долг деньгами – дьяволицу вполне устроит любовь «в чистом виде». Что это за «любовь»? Ответ вы узнаете в ходе игры, и в этом вам помогут симпатичные девушки!\n…Что случилось? Я осмотрел своё тело. Живота не было. Куда подевалось моё 30-летнее пузо? Почему я такой стройный? Какого черта … Я уже на том свете? Или переродился в другом теле?\nО чем ты? Жизнь - не дешёвый роман, где люди попадают под машины и отправляются в другой мир...\nПолучается... Ты спасла меня?\nНу... Я восстановила твоё лицо и ухаживала за тобой.\nЗачем тебе все это? Я что - избранный, который должен спасти мир или что-то в этом роде?\nЧто? О чем ты? Нет, ну разве не нахал?..\nПосле того, как тебя сбила машина, ты сказал, что сделаешь все, что угодно, для того, кто спасёт тебя :)\nПора выставить тебе счёт. После 10% скидки ты должен мне 20 миллионов. Вот чек. На нем твой отпечаток пальца.\nЧто? Ты хочешь денег? Но это слишком много! Ты мошенница! Ты сняла мой отпечаток пальца, пока я был в коме!\nВ таком случае придётся расплачиваться «любовью» до тех пор, пока не наберётся нужная сумма.\nОх... Если так я смогу вернуть долг, то ладно. Хотя я не понимаю, какую именно «любовь» ты имеешь в виду...\n… Что ж, пора было возвращаться к нормальной жизни и найти работу. В конце концов, мне нужно было чем-то питаться и выплачивать долг...\nА поскольку моя внешность радикально изменилась, мне понадобятся новые вещи и много чего ещё...\nПора приступить к делу...\nА точнее - начать новую жизнь!!!\n◆ Особенности игрового процесса ◆\nИгра для взрослых от первого лица. Главный герой - толстый компьютерщик, который попал в автомобильную аварию и на шесть месяцев впал в кому. Ему выпадает шанс начать новую жизнь в другом теле.\nВо время игры вы сможете попробовать множество занятий и встретите разных девушек. Вам откроется их личная жизнь и самые сокровенные секреты.\nВас ждут восемь женских персонажей - каждая со своим характером и историей.\nУзнав их поближе, вы обнаружите, что у каждой девушки есть тайны, о которых не следует знать окружающим.\nСобрав достаточно «любви», вы столкнётесь с судьбоносным выбором. Как вы проживёте новую жизнь?\n◆ Особые возможности ◆\n◇ Режим, в котором все сцены доступны для просмотра в любой момент.\n◇ Непринуждённый игровой процесс - Двигаться по сюжету можно одним кликом мыши Быстрая смена текста.\n◆ Особенности игры ◆\n◇ 33 основные сцены и более 500 иллюстраций.\n◇ Сценарий: 110 000 слов.\n◇ Визуальная новелла.\n◇ 3 уникальных концовки.</text:p>
          </table:table-cell>
          <table:table-cell/>
          <table:table-cell office:value-type="string" calcext:value-type="string">
            <text:p>2-10 часов</text:p>
          </table:table-cell>
          <table:table-cell office:value-type="string" calcext:value-type="string">
            <text:p>secret_garden</text:p>
          </table:table-cell>
          <table:table-cell office:value-type="string" calcext:value-type="string">
            <text:p>{'Рождённый Заново', 'фэнтези', 'симулятор', 'Повествование от первого лица', 'гарем', 'Главный герой парень', 'Иностранный разработчик'}</text:p>
          </table:table-cell>
          <table:table-cell office:value-type="string" calcext:value-type="string">
            <text:p>drama,routine,fantasy,hentai</text:p>
          </table:table-cell>
          <table:table-cell office:value-type="string" calcext:value-type="string">
            <text:p>https://drive.google.com/file/d/1GHp9_-QhymgK3pzKcO3LfOtzN_zXVCuj/view</text:p>
          </table:table-cell>
          <table:table-cell office:value-type="string" calcext:value-type="string">
            <text:p>4897.jpg</text:p>
          </table:table-cell>
        </table:table-row>
        <table:table-row table:style-name="ro1">
          <table:table-cell office:value-type="string" calcext:value-type="string">
            <text:p>Охота на Ведьм (Witch Hunt)</text:p>
          </table:table-cell>
          <table:table-cell office:value-type="string" calcext:value-type="string">
            <text:p>Ульмус - уважаемый всем нашим сообществом инквизитор, отправлен на финальное испытание. Задача которого заключается в поимки ведьмы и сожжения её на костре. Удастся ли инквизитору обнаружить затаившеюся ведьму или пострадает невиновный человек?\nИгра создана на Джеме за 48 часов.</text:p>
          </table:table-cell>
          <table:table-cell/>
          <table:table-cell office:value-type="string" calcext:value-type="string">
            <text:p>Менее 2 часов</text:p>
          </table:table-cell>
          <table:table-cell office:value-type="string" calcext:value-type="string">
            <text:p>azroom_team</text:p>
          </table:table-cell>
          <table:table-cell office:value-type="string" calcext:value-type="string">
            <text:p>{'Повествование от первого лица', 'охота на ведьм', 'Главный герой парень', 'средневековье', 'отечественный разработчик'}</text:p>
          </table:table-cell>
          <table:table-cell office:value-type="string" calcext:value-type="string">
            <text:p>comedy,detective,mystic</text:p>
          </table:table-cell>
          <table:table-cell office:value-type="string" calcext:value-type="string">
            <text:p>https://azroom.itch.io/witch-hunt</text:p>
          </table:table-cell>
          <table:table-cell office:value-type="string" calcext:value-type="string">
            <text:p>4894.jpg</text:p>
          </table:table-cell>
        </table:table-row>
        <table:table-row table:style-name="ro1">
          <table:table-cell office:value-type="string" calcext:value-type="string">
            <text:p>Свет Надежды (The Light of Hope)</text:p>
          </table:table-cell>
          <table:table-cell office:value-type="string" calcext:value-type="string">
            <text:p>История о старте карьеры психолога в тревожном будущем авторитарного государства Ходрос. Лучше всего играть на компьютере в полном режиме и включить звук.</text:p>
          </table:table-cell>
          <table:table-cell/>
          <table:table-cell office:value-type="string" calcext:value-type="string">
            <text:p>Менее 2 часов</text:p>
          </table:table-cell>
          <table:table-cell office:value-type="string" calcext:value-type="string">
            <text:p>mary_li_jane</text:p>
          </table:table-cell>
          <table:table-cell office:value-type="string" calcext:value-type="string">
            <text:p>{'Повествование от первого лица', 'киберпанк', 'Свет Надежды', 'Главный герой парень', 'будущее', 'отечественный разработчик'}</text:p>
          </table:table-cell>
          <table:table-cell office:value-type="string" calcext:value-type="string">
            <text:p>drama,fiction</text:p>
          </table:table-cell>
          <table:table-cell office:value-type="string" calcext:value-type="string">
            <text:p>https://mary-li-jane.itch.io/svet-nadezhdi</text:p>
          </table:table-cell>
          <table:table-cell office:value-type="string" calcext:value-type="string">
            <text:p>4892.jpg</text:p>
          </table:table-cell>
        </table:table-row>
        <table:table-row table:style-name="ro1">
          <table:table-cell office:value-type="string" calcext:value-type="string">
            <text:p>Корпоратив (Corporative)</text:p>
          </table:table-cell>
          <table:table-cell office:value-type="string" calcext:value-type="string">
            <text:p>Мир вокруг — вечеринка без конца с кучей рекламы, и Марка это бесит. Всю свою жизнь он изо всех сил борется с системой — ведёт стримы с двадцатью зрителями, пишет гневные обзоры, часами спорит в комментариях. Но сегодня у него появится шанс сбежать. По настоящему сбежать из этого праздника жизни! Надо только не потерять по пути подругу детства и доказать всем, что он не зря назначил сам себя Прометеем.\nНовелла создана специально для #LDJAM.</text:p>
          </table:table-cell>
          <table:table-cell/>
          <table:table-cell office:value-type="string" calcext:value-type="string">
            <text:p>Менее 2 часов</text:p>
          </table:table-cell>
          <table:table-cell office:value-type="string" calcext:value-type="string">
            <text:p>andrej_bolotin</text:p>
          </table:table-cell>
          <table:table-cell office:value-type="string" calcext:value-type="string">
            <text:p>{'будущее', 'Корпоратив', 'Повествование от первого лица', 'Главный герой парень', 'отечественный разработчик', 'киберпанк', '#LDJAM'}</text:p>
          </table:table-cell>
          <table:table-cell office:value-type="string" calcext:value-type="string">
            <text:p>drama,comedy,parody,adventure,fiction</text:p>
          </table:table-cell>
          <table:table-cell office:value-type="string" calcext:value-type="string">
            <text:p>https://drive.google.com/drive/folders/1q4LZnT_R-yy7UyhArFimJe-0aUD-SfUa</text:p>
          </table:table-cell>
          <table:table-cell office:value-type="string" calcext:value-type="string">
            <text:p>4890.jpg</text:p>
          </table:table-cell>
        </table:table-row>
        <table:table-row table:style-name="ro1">
          <table:table-cell office:value-type="string" calcext:value-type="string">
            <text:p>Пикник в Подворотне (Alleyway Picnic)</text:p>
          </table:table-cell>
          <table:table-cell office:value-type="string" calcext:value-type="string">
            <text:p>Офисная работница и школьник укрываются от дождя в глухом переулке. Постепенно сближаясь, они дурачатся и делятся друг с другом секретами, не подозревая, что их жизнь навсегда изменится.\nНовелла создана специально для #LDJAM.</text:p>
          </table:table-cell>
          <table:table-cell/>
          <table:table-cell office:value-type="string" calcext:value-type="string">
            <text:p>Менее 2 часов</text:p>
          </table:table-cell>
          <table:table-cell office:value-type="string" calcext:value-type="string">
            <text:p>roxy_gen</text:p>
          </table:table-cell>
          <table:table-cell office:value-type="string" calcext:value-type="string">
            <text:p>{'отечественный разработчик', 'Несколько главных героев', 'Повествование от третьего лица', 'Пикник в Подворотне', '#LDJAM', 'фэнтези'}</text:p>
          </table:table-cell>
          <table:table-cell office:value-type="string" calcext:value-type="string">
            <text:p>drama,comedy,routine,fantasy</text:p>
          </table:table-cell>
          <table:table-cell office:value-type="string" calcext:value-type="string">
            <text:p>https://disk.yandex.ru/d/hW43X9L1rJHcCQ</text:p>
          </table:table-cell>
          <table:table-cell office:value-type="string" calcext:value-type="string">
            <text:p>4889.jpg</text:p>
          </table:table-cell>
        </table:table-row>
        <table:table-row table:style-name="ro1">
          <table:table-cell office:value-type="string" calcext:value-type="string">
            <text:p>За Хвостом (Jam Ver.) (Chasing The Tail (Jam Ver.))</text:p>
          </table:table-cell>
          <table:table-cell office:value-type="string" calcext:value-type="string">
            <text:p>Трагедия в прошлом оставила на Кирилле непоправимый след. Его сестра пала жертвой уличных дворняг. Пытаясь унять боль, он начал гулять на пустырях и отстреливать их, снимая с них шкуры и продавая своему другу в ломбард. В один из таких охотничьих дней с тела только что убитой собаки он снимает ошейник. "Её смерть - это твоя вина " - гласит надпись на нём. В этот момент Кирилл понимает, что его сестра умерла неслучайно. Он начинает искать её убийцу. И в числе подозреваемых оказывается таинственный человек с собачьей головой.\nНовелла создана специально для #LDJAM.</text:p>
          </table:table-cell>
          <table:table-cell/>
          <table:table-cell office:value-type="string" calcext:value-type="string">
            <text:p>Менее 2 часов</text:p>
          </table:table-cell>
          <table:table-cell office:value-type="string" calcext:value-type="string">
            <text:p>summerror</text:p>
          </table:table-cell>
          <table:table-cell office:value-type="string" calcext:value-type="string">
            <text:p>{'#LDJAM', 'За Хвостом', 'Наши дни', 'Повествование от первого лица', 'Главный герой парень', 'отечественный разработчик'}</text:p>
          </table:table-cell>
          <table:table-cell office:value-type="string" calcext:value-type="string">
            <text:p>drama,horror,detective,mystic,triller</text:p>
          </table:table-cell>
          <table:table-cell office:value-type="string" calcext:value-type="string">
            <text:p>https://drive.google.com/drive/folders/1nZ4P1OdylX3VNjxPzmxBxZyN4d1k2XuM</text:p>
          </table:table-cell>
          <table:table-cell office:value-type="string" calcext:value-type="string">
            <text:p>4886.jpg</text:p>
          </table:table-cell>
        </table:table-row>
        <table:table-row table:style-name="ro1">
          <table:table-cell office:value-type="string" calcext:value-type="string">
            <text:p>Темпора: Время Назад! (Tempora: Back in Time!)</text:p>
          </table:table-cell>
          <table:table-cell office:value-type="string" calcext:value-type="string">
            <text:p>Есть личности, решения и поступки которых меняют историю. Но должно пройти немало лет, прежде чем станет ясно, к чему привело то или иное решение.\nВам предстоит принять несколько непростых решений, которые напрямую могут повлиять на ваше будущее и изменить его до неузнаваемости.\nВы готовы рискнуть, зная, что удача не всегда будет на вашей стороне и есть большая вероятность попасть в ловушку времени?\nНовелла создана специально для #LDJAM.</text:p>
          </table:table-cell>
          <table:table-cell/>
          <table:table-cell office:value-type="string" calcext:value-type="string">
            <text:p>Менее 2 часов</text:p>
          </table:table-cell>
          <table:table-cell office:value-type="string" calcext:value-type="string">
            <text:p>komanda_"razvilka":_sjur</text:p>
          </table:table-cell>
          <table:table-cell office:value-type="string" calcext:value-type="string">
            <text:p>{'Повествование от первого лица', 'средневековье', 'Несколько главных героев', '#LDJAM', 'Темпора: Время Назад', 'отечественный разработчик', 'будущее', 'Постапокалиптика', 'Наши дни', 'Апокалиптика'}</text:p>
          </table:table-cell>
          <table:table-cell office:value-type="string" calcext:value-type="string">
            <text:p>drama,mystic,adventure,fiction</text:p>
          </table:table-cell>
          <table:table-cell office:value-type="string" calcext:value-type="string">
            <text:p>https://drive.google.com/drive/folders/1ZnhNPqo4AWnzr5EWZ8npYQYrHI2gidUS</text:p>
          </table:table-cell>
          <table:table-cell office:value-type="string" calcext:value-type="string">
            <text:p>4885.jpg</text:p>
          </table:table-cell>
        </table:table-row>
        <table:table-row table:style-name="ro1">
          <table:table-cell office:value-type="string" calcext:value-type="string">
            <text:p>Сакура Рыцарь (Sakura Knight)</text:p>
          </table:table-cell>
          <table:table-cell office:value-type="string" calcext:value-type="string">
            <text:p>Однажды на землях Лемурии царил беспорядок. Под гнётом злой королевы демонов Гунхильды люди жили в страхе и раздоре… до появления храброй девушки-рыцаря Крессиды, покончившей с тираном.\n\nТридцать лет Лемурия пребывает в мире и порядке. Больше нет нужны в рыцарях, вроде Крессиды, для защиты народа – но дочь Крессиды, Эстель, решительно хочет пойти по стопам матери. Не желая провести все свои дни в пекарне родителей, наша юная героиня берёт в руки меч и отправляется в фантастическое приключение…\n\nНо не задаётся!\n\nНесмотря на высокие амбиции, сама по себе Эстель закрытая и наивная. Не проходит недели в походе, а она обманута коварной девушкой-кошкой и довольствуется дико кокетливой эльфийской принцессой, никак не прекращающей своих заигрываний!\n\nКак Эстель вообще исполнять мечту?!\n\n\nЭстель\nЭстель – главная героиня истории. Пусть ей уже чуть за двадцать, большую часть своей жизни она прожила изнеженной и от всего защищённой чересчур заботливыми родителями. Стать рыцарем ей хочется, но её неуклюжесть часто даёт о себе знать.\n\n\nФелиция\nФелиция – соблазнительная эльфийская принцесса, выходец из Гри. Как гласит эльфийское предание, Фелиции должно пересечь Лемурию, помогая нуждающимся, чтобы тем самым проявить себя, как достойного преемника трона матери.\nВ семье Фелиции десятки братьев и сестёр. Она - самая старшая, а также самая громкая, а ещё никогда не перестаёт говорить. Вечно бодрая и оптимистичная, более чем легкомысленная, но в обращении с мечом ей равных не найти.\n\n\nТарт\nТарт провозгласила себя “волшебной кошка-ведьмой”. Хоть с виду сия особа прелестненькая и скромненькая, обладает при этом невероятной магической силой.\nТарт от природы загадочная и скрытная. Живёт кражами, обманом, воровством. Обожает использовать милых девушек – особенно если те плачут на её глазах.\n\n\nРун\nРун – волчица из самых глубин Лемурийского леса. Сам язык ей даётся с трудом, общаться ей сложно, но страсть свою она всегда выразит.\nСерьёзная и исполнительная – приятно иметь такого союзника. Как сторожевой пёс она будет защищать тех, кого считает своими; на врагов же обиды сдержит годами.</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comedy,adventure,ecchi,hentai</text:p>
          </table:table-cell>
          <table:table-cell office:value-type="string" calcext:value-type="string">
            <text:p>https://drive.google.com/file/d/1m4X32pqneWgbcKz9eEWbPSFbpR93Qt3K/view?usp=sharing</text:p>
          </table:table-cell>
          <table:table-cell office:value-type="string" calcext:value-type="string">
            <text:p>4884.jpg</text:p>
          </table:table-cell>
        </table:table-row>
        <table:table-row table:style-name="ro1">
          <table:table-cell office:value-type="string" calcext:value-type="string">
            <text:p>The Elevator Game with Catgirls</text:p>
          </table:table-cell>
          <table:table-cell office:value-type="string" calcext:value-type="string">
            <text:p>От создателей Blankspace\n\n\nВсе любят криповые городские легенды. Или почти все. Но вот проверить одну из них в действии мало кто решается, по самым разным причинам.\nА наши две ушасто-хвостатые главгероини не из ленивых. И сейчас они бредут про заснеженному полуночному городу в поисках подходящей по всем "условиям" многоэтажки.\nЧто вообще плохого может случиться, если просто проверить на практике глупую историю из интернета?\n\nДоступно только для пользователей</text:p>
          </table:table-cell>
          <table:table-cell/>
          <table:table-cell office:value-type="string" calcext:value-type="string">
            <text:p>2-10 часов</text:p>
          </table:table-cell>
          <table:table-cell office:value-type="string" calcext:value-type="string">
            <text:p>nobreadstudio</text:p>
          </table:table-cell>
          <table:table-cell office:value-type="string" calcext:value-type="string">
            <text:p>{'Русский'}</text:p>
          </table:table-cell>
          <table:table-cell office:value-type="string" calcext:value-type="string">
            <text:p>drama,horror,mystic,adventure,triller</text:p>
          </table:table-cell>
          <table:table-cell office:value-type="string" calcext:value-type="string">
            <text:p>https://mega.nz/file/fUBl3CCB#Xndu-4jBt5sC-DH-1YRyhlp4UmoCEN3iBqP6qfoJqV8</text:p>
          </table:table-cell>
          <table:table-cell office:value-type="string" calcext:value-type="string">
            <text:p>4882.jpg</text:p>
          </table:table-cell>
        </table:table-row>
        <table:table-row table:style-name="ro1">
          <table:table-cell office:value-type="string" calcext:value-type="string">
            <text:p>Соблазнение по Прихоти (きまぐれテンプテーション / Kimagure Temptation)</text:p>
          </table:table-cell>
          <table:table-cell office:value-type="string" calcext:value-type="string">
            <text:p>В одном жилом комплексе некого города были найдены мёртвыми все четверо его жильцов. Особо примечательным в данном деле было то, что животы всех четверых были вспороты, а внутренности удалены. Более того, всё здание, в котором были найдены тела, оказалось пропитано густыми миазмами, что указывало на то, что в данном деле замешаны некие сверхъестественные силы. Поскольку полиция тут оказалась бессильна, расследовать данный инцидент был отправлен оммёдзи, имеющий огромную сопротивляемость к миазмам и проклятиям. Вот только поможет ли это ему?\nОсобенности:\n- История с 6-тью различными концовками, зависящими от ваших выборов.\n- Полностью анимированные 18+ сценки, а также одна из героинь.\n- Полная озвучка всех персонажей, кроме главного героя.\n- Полное отсутствие цензуры как в сценках 18+, так и во внешнем виде одного из персонажей.</text:p>
          </table:table-cell>
          <table:table-cell/>
          <table:table-cell office:value-type="string" calcext:value-type="string">
            <text:p>2-10 часов</text:p>
          </table:table-cell>
          <table:table-cell office:value-type="string" calcext:value-type="string">
            <text:p>silky's_plus_wasabi</text:p>
          </table:table-cell>
          <table:table-cell office:value-type="string" calcext:value-type="string">
            <text:p>{'Русский'}</text:p>
          </table:table-cell>
          <table:table-cell office:value-type="string" calcext:value-type="string">
            <text:p>drama,comedy,horror,detective,mystic,fantasy,hentai</text:p>
          </table:table-cell>
          <table:table-cell office:value-type="string" calcext:value-type="string">
            <text:p>https://www.mediafire.com/file/nxwk34437h8dqww/kimagure-rus__hchan.live.7z/file</text:p>
          </table:table-cell>
          <table:table-cell office:value-type="string" calcext:value-type="string">
            <text:p>4881.jpg</text:p>
          </table:table-cell>
        </table:table-row>
        <table:table-row table:style-name="ro1">
          <table:table-cell office:value-type="string" calcext:value-type="string">
            <text:p>Сладчайший Валентин (Sweetest Valentine)</text:p>
          </table:table-cell>
          <table:table-cell office:value-type="string" calcext:value-type="string">
            <text:p>!!!!Рейтинг 18+!!!!!\nПеред загрузкой внимательно прочитайте предупреждения о содержании. В первую очередь уделяйте внимание своему психическому здоровью.\nПредупреждение о содержании (возможны спойлеры, нажмите, чтобы увидеть больше):\nΣ(°△°|||)︴ Лёгкая расчленёнка;\nΣ(°△°|||)︴ Изображения крови;\nΣ(°△°|||)︴ Убийство;\nΣ(°△°|||)︴ Суицид;\nΣ(°△°|||)︴ Намёки на жестокое обращение;\nΣ(°△°|||)︴ Упоминания о смерти животных и жестоком обращении с животными;\n]Σ(°△°|||)︴ Нездоровое поведение по типу яндере.\nЕсли какая-либо из этих тем может вас расстроить, пожалуйста, не играйте в игру. Если вы планируете играть, имейте в виду, что это вымысел. Я не поддерживаю и никогда не буду поддерживать или оправдывать действия, относящиеся к приведённому выше списку, если они были совершены в реальной жизни.\n♡ «Ну… в конце концов, любовь заставляет делать глупости».♡\nЧерез 1 день будет День Святого Валентина.\nВы играете за Аими (имя можно изменить) и, конечно же, вы не пропустите свидание в этот особенный день. Проблема в том, что вам придётся выбирать между другом детства или возлюбленным, которому вы, похоже, не нравитесь.\nК сожалению, это не единственная проблема, с которой вам предстоит столкнуться.\nВ вашем родном городе несколько человек пропали без вести. Убили их или похитили, никто не знает. Возможно, вам стоит быть настороже, чтобы не стать одной из жертв.\n♡ Персонажи ♡\nИЧИГО.\nДруг детства - мама, надёжный, слишком любопытный, милый.\nЮЗУКИ.\nИдеальный одноклассник. Добрый, умный. Иногда слишком напряжённый.\nЯ.\n???\n♡ Особенности ♡\n-&gt; Это короткая игра. Она состоит из 17 тысяч слов и занимает около часа.\n-&gt; 35+ CG.\n-&gt; Два рута на выбор и всего девять концовок (шесть плохих концовок, одна нормальная концовка, одна хорошая концовка и одна настоящая концовка). Проверьте это руководство (смотри во вкладке прохождение), чтобы узнать, как получить все концовки. Все выборы в этой игре имеют значение (кроме первого выбора в 1-й день).\n♡ Дополнительная информация ♡\nСюжет, спрайты, CG, текстовое поле и некоторые кнопки я сделал сам. Однако для фоновых изображений, BGM и SFE я искал бесплатные ресурсы на таких веб-сайтах, как Unsplash, Pexel, Dova Syndrome и т. д. Полное описание источников фото bg, SFE и BGM см. в файле Full Credits.txt. файл в папке Sweetest Valentine. Я даю источник на все ресурсы, которые я использовал там.\nСкачивать Нужно Версию 1.2!</text:p>
          </table:table-cell>
          <table:table-cell/>
          <table:table-cell office:value-type="string" calcext:value-type="string">
            <text:p>Менее 2 часов</text:p>
          </table:table-cell>
          <table:table-cell office:value-type="string" calcext:value-type="string">
            <text:p>syllphana</text:p>
          </table:table-cell>
          <table:table-cell office:value-type="string" calcext:value-type="string">
            <text:p>{'Русский'}</text:p>
          </table:table-cell>
          <table:table-cell office:value-type="string" calcext:value-type="string">
            <text:p>drama,romance,horror,routine,school</text:p>
          </table:table-cell>
          <table:table-cell office:value-type="string" calcext:value-type="string">
            <text:p>https://syllphana.itch.io/sweetest-valentine</text:p>
          </table:table-cell>
          <table:table-cell office:value-type="string" calcext:value-type="string">
            <text:p>4878.jpg</text:p>
          </table:table-cell>
        </table:table-row>
        <table:table-row table:style-name="ro1">
          <table:table-cell office:value-type="string" calcext:value-type="string">
            <text:p>Удачи соблазнить ведьму-асексуалку (Good luck seducing an ACE witch)</text:p>
          </table:table-cell>
          <table:table-cell office:value-type="string" calcext:value-type="string">
            <text:p>Главный герой этой истории по имени Джо Аркур просто возвращался домой с работы, когда его неожиданно похитила ведьма, чтобы использовать части его тела в качестве ингредиентов для её нового зелья.\nСможет ли Джо избежать печальной участи и найти новую подругу?\n\nRen'Py-ребилд с новым контентом!\n• Продолжительность: 60 минут\n• 6 концовок\n• Русская озвучка от команды ЛД</text:p>
          </table:table-cell>
          <table:table-cell/>
          <table:table-cell office:value-type="string" calcext:value-type="string">
            <text:p>Менее 2 часов</text:p>
          </table:table-cell>
          <table:table-cell office:value-type="string" calcext:value-type="string">
            <text:p>agata_sain</text:p>
          </table:table-cell>
          <table:table-cell office:value-type="string" calcext:value-type="string">
            <text:p>{'отечественный разработчик', 'ведьмочки', 'ace witch', 'Главный герой парень', 'Good luck seducing an ACE witch', 'Повествование от первого лица'}</text:p>
          </table:table-cell>
          <table:table-cell office:value-type="string" calcext:value-type="string">
            <text:p>comedy,routine,parody,fantasy</text:p>
          </table:table-cell>
          <table:table-cell office:value-type="string" calcext:value-type="string">
            <text:p>https://drive.google.com/file/d/19Opq68wdjYoTgKpvOZTM95E5ZG52J3Ah/view?usp=share_link</text:p>
          </table:table-cell>
          <table:table-cell office:value-type="string" calcext:value-type="string">
            <text:p>4855.jpg</text:p>
          </table:table-cell>
        </table:table-row>
        <table:table-row table:style-name="ro1">
          <table:table-cell office:value-type="string" calcext:value-type="string">
            <text:p>Цветы -Том Осени- (Flowers -Le Volume sur Automne- / 秋篇)</text:p>
          </table:table-cell>
          <table:table-cell office:value-type="string" calcext:value-type="string">
            <text:p>Яцусиро Юзуриха, президент школьного совета Никеи, знает правду, скрытую в школе.\nСедовласая красавица пытается помешать Суо достичь этого, дав ей, казалось бы, невыполнимую задачу\n— взять на себя роль президента, и она передаст ключ к тому, чего желает.\nТем не менее, Юзуриха скрывает свою тайну, скрытую глубоко внутри неё...\nПо мере того, как листья переворачиваются, а странные происшествия продолжают преследовать изолированную Академию Святого Ангрекума, нити переплетения эмоций сплетаются воедино в запутанной истории любви и правды.\nЭто третья игра в серии визуальных новелл «Цветы» от Innocent Grey, известной своей красивой графикой, увлекательными историями и сложными персонажами.\n\n\n\n\n\n\n\n\n\n\n\n\n\n\n\n\n\n\n\n\n\nПредыдущие части:\nЦветы -Том Весны-\nЦветы -Том Лета-</text:p>
          </table:table-cell>
          <table:table-cell/>
          <table:table-cell office:value-type="string" calcext:value-type="string">
            <text:p>10-30 часов</text:p>
          </table:table-cell>
          <table:table-cell office:value-type="string" calcext:value-type="string">
            <text:p>innocent_grey</text:p>
          </table:table-cell>
          <table:table-cell office:value-type="string" calcext:value-type="string">
            <text:p>{'Русский'}</text:p>
          </table:table-cell>
          <table:table-cell office:value-type="string" calcext:value-type="string">
            <text:p>drama,romance,routine,school</text:p>
          </table:table-cell>
          <table:table-cell office:value-type="string" calcext:value-type="string">
            <text:p>https://www.mediafire.com/file/6rdhte1k84drw38/Flowers_Le_volume_sur_automne.rar/file</text:p>
          </table:table-cell>
          <table:table-cell office:value-type="string" calcext:value-type="string">
            <text:p>4852.jpg</text:p>
          </table:table-cell>
        </table:table-row>
        <table:table-row table:style-name="ro1">
          <table:table-cell office:value-type="string" calcext:value-type="string">
            <text:p>Вечеринка Мертвецов: истерическая вечеринка в честь дня рождения сладкой Сачико (Corpse Party: Sweet Sachiko's Hysteric Birthday Bash)</text:p>
          </table:table-cell>
          <table:table-cell office:value-type="string" calcext:value-type="string">
            <text:p>Основной сюжет Sweet Sachiko's Hysteric Birthday Bash происходит во время дня рождения Сачико Шинозаки . Чтобы отпраздновать это событие, Сачико хочет сыграть в игру с несчастными учениками, которые оказались в начальной школе Тендзин. Персонажи вынуждены участвовать во множестве игр и делать все возможное, чтобы развлечь ее. Как сказала сама Сачико: «Снимай романтическую комедию или УМРИ♥».\n\n-== УСТАНОВКА ==-\nУстновить шрифт DFRuLei-W5.ttf (Кликаем дважды по файлу, открываем и нажимаем "становить".)\n- ВАЖНО! Если был установлен ранее, удалить и переустановить!\nИграем.\n\n-== ВАЖНО! Прохождение главы "Позор на поле битвы" ==-\nВ Главе "Позор на поле битвы" есть место, где игра зависает/крашится. Это багованное место можно обойти только одним доступным на данный момент способом!\n1. Доходим в этой главе до фразы Сачико "Но только ЕСЛИ вам это удастся..." и делаем быстрое сохранение игры.\n2. Сворачиваем игру, открываем папку игры и из папки "Bugfix\eng" перекидываем файл "CP2U01.BIN" в папку "Scene". Этим действием мы подкидываем оригинальный файл игры.\n3. Разворачиваем игру, идём в быструю загрузку и загружаем наше сохранение. Проходим буквально несколько диалогов, когда на экране появляется Азуса.\nТам будут строки:\nАзуса: *тяжело дышит* Ран! Ты в порядке?\nРан *дышит всё тяжелее* Я-я в порядке... дорогая жена.\n4. На второй фразе Ран делаем опять быстрое сохранение, сворачиваем игру и снова открываем папку игры.\n5. Из папки "Bugfix\rus" перекидываем файл "CP2U01.BIN" в папку "Scene". Тем самым мы вернули файл с переводом.\n6. Разворачиваем игру, идём в быструю загрузку и загружаем наше второе сохранение. Дальше играм всю игру без проблем.\n\nCorpse Party Rebuilt - Переиздание оригинальной игры.\nCorpse Party BloodCovered - Первая часть.\nCorpse Party Blood Covered: Repeated Fear - Первая часть ремейк PSP версия.\nCorpse Party: Book of Shadows - Вторая часть PSP версия..\nCorpse Party Sweet Sachiko's Hysteric Birthday Bash - отвлетвление сюжета.\nCorpse Party Blood Drive - Третья часть.\nCorpse Party 2 Dead Patient - Последняя часть.</text:p>
          </table:table-cell>
          <table:table-cell/>
          <table:table-cell office:value-type="string" calcext:value-type="string">
            <text:p>10-30 часов</text:p>
          </table:table-cell>
          <table:table-cell office:value-type="string" calcext:value-type="string">
            <text:p>team_grisgris</text:p>
          </table:table-cell>
          <table:table-cell office:value-type="string" calcext:value-type="string">
            <text:p>{'русский'}</text:p>
          </table:table-cell>
          <table:table-cell office:value-type="string" calcext:value-type="string">
            <text:p>drama,comedy,horror,action,detective,mystic,routine,adventure,fiction,triller</text:p>
          </table:table-cell>
          <table:table-cell office:value-type="string" calcext:value-type="string">
            <text:p>https://drive.google.com/file/d/1C7bi3PYBtwNKFxM4Tx2S_AN4YwvjV1Ce/view?usp=share_link</text:p>
          </table:table-cell>
          <table:table-cell office:value-type="string" calcext:value-type="string">
            <text:p>4851.png</text:p>
          </table:table-cell>
        </table:table-row>
        <table:table-row table:style-name="ro1">
          <table:table-cell office:value-type="string" calcext:value-type="string">
            <text:p>Цветы -Том Лета- (Flowers -Le volume sur ete- / 夏篇)</text:p>
          </table:table-cell>
          <table:table-cell office:value-type="string" calcext:value-type="string">
            <text:p>Тёплый летний ветер приносит вместе с собой перемены. В Академию прибывает новая ученица, Такасаки Чидори, нарушая тем самым уединённый образ жизни «кошки» Яэгаки. Сказать, что они обе с самого начала произвели друг на друга плохое впечатление, было бы немыслимым преуменьшением, но вскоре подруга Суо узнаёт, что в Чидори скрывается нечто большее, чем кажется на первый взгляд.\nИгра Цветы -Том Лета- является второй по счёту из серии визуальных новелл Flowers от Innocent Grey. В этот раз мы следуем «по стопам» заядлой читательницы Яэгаки, уже знакомой нам по первой игре. Старые раны вновь напоминают о себе, а новые узы дружбы расцветают, пока девушки в свете палящего летнего солнца пытаются разобраться в своих напряжённых отношениях.\n\nДоступно только для пользователей</text:p>
          </table:table-cell>
          <table:table-cell/>
          <table:table-cell office:value-type="string" calcext:value-type="string">
            <text:p>10-30 часов</text:p>
          </table:table-cell>
          <table:table-cell office:value-type="string" calcext:value-type="string">
            <text:p>innocent_grey</text:p>
          </table:table-cell>
          <table:table-cell office:value-type="string" calcext:value-type="string">
            <text:p>{'Русский'}</text:p>
          </table:table-cell>
          <table:table-cell office:value-type="string" calcext:value-type="string">
            <text:p>drama,romance,routine,school</text:p>
          </table:table-cell>
          <table:table-cell office:value-type="string" calcext:value-type="string">
            <text:p>https://play.google.com/store/apps/details?id=jp.co.prot.flowers2.full.gplay</text:p>
          </table:table-cell>
          <table:table-cell office:value-type="string" calcext:value-type="string">
            <text:p>4847.jpg</text:p>
          </table:table-cell>
        </table:table-row>
        <table:table-row table:style-name="ro1">
          <table:table-cell office:value-type="string" calcext:value-type="string">
            <text:p>One Hell of a Coffeeshop</text:p>
          </table:table-cell>
          <table:table-cell office:value-type="string" calcext:value-type="string">
            <text:p>Доброе утро! Могу я принять ваш заказ?\n\nOne Hell of a Coffee Shop - это короткая кинетическая визуальная новелла, в которой вам предстоит заказать несправедливо дорогой кофе в и пообщаться с приветливой бариста!\n\nИгра была создана для O2A2 Game Jam и согласно правилам джэма в ней:\nодин фон\nодин фон\nодин спрайт\nодна тысяча слов\nодин музыкальный трек\n\nНо зачем на этом останавливаться? В игре также есть:\nодин сюжетный поворот!\nодин мета-нарратив!\nодна длинная шутка про заказ кофе!\nи одна отсылка на Ветхий Завет 1:1!\n\nТак чего же ещё Вы ждете? Идите и выпейте Ваш виртуальный кофе сегодня!\n\nРазработчики:\nmossinasi, художник, кодер\nmlkrn, сценарист\ncygni, редактор английской версии\nTSotoMusic, композитор</text:p>
          </table:table-cell>
          <table:table-cell/>
          <table:table-cell office:value-type="string" calcext:value-type="string">
            <text:p>Менее 2 часов</text:p>
          </table:table-cell>
          <table:table-cell office:value-type="string" calcext:value-type="string">
            <text:p>mossinasi</text:p>
          </table:table-cell>
          <table:table-cell office:value-type="string" calcext:value-type="string">
            <text:p>{'русский', 'английский', 'турецкий'}</text:p>
          </table:table-cell>
          <table:table-cell office:value-type="string" calcext:value-type="string">
            <text:p>mystic,routine</text:p>
          </table:table-cell>
          <table:table-cell office:value-type="string" calcext:value-type="string">
            <text:p>https://mossinasi.itch.io/coffeehell</text:p>
          </table:table-cell>
          <table:table-cell office:value-type="string" calcext:value-type="string">
            <text:p>4842.jpg</text:p>
          </table:table-cell>
        </table:table-row>
        <table:table-row table:style-name="ro1">
          <table:table-cell office:value-type="string" calcext:value-type="string">
            <text:p>Рубеж Тьмы (Line of Darkness)</text:p>
          </table:table-cell>
          <table:table-cell office:value-type="string" calcext:value-type="string">
            <text:p>Айла Кресс - офицер эстонской полиции, повидавший не одно преступление. Однако у каждого полицейского существует "норма увиденной жестокости", переступив которую, он больше не может адекватно воспринимать реальность и работать также эффективно, как раньше. Роковым для Кресс становится очередной выезд на место преступления. Сможет ли она остаться прежней и закончить невероятно сложное дело, ниточки которого, кажется, ведут в высшие эшелоны власти?\n\n\n\nНовелла создана специально для #LDJAM.</text:p>
          </table:table-cell>
          <table:table-cell/>
          <table:table-cell office:value-type="string" calcext:value-type="string">
            <text:p>Менее 2 часов</text:p>
          </table:table-cell>
          <table:table-cell office:value-type="string" calcext:value-type="string">
            <text:p>edvard_"art"_rejnsalu</text:p>
          </table:table-cell>
          <table:table-cell office:value-type="string" calcext:value-type="string">
            <text:p>{'Повествование от первого лица', 'Главный герой девушка', 'Наши дни', 'отечественный разработчик', 'Рубеж Тьмы', '#LDJAM'}</text:p>
          </table:table-cell>
          <table:table-cell office:value-type="string" calcext:value-type="string">
            <text:p>drama,detective</text:p>
          </table:table-cell>
          <table:table-cell office:value-type="string" calcext:value-type="string">
            <text:p>https://tsunderekun.itch.io/lineofdarkness</text:p>
          </table:table-cell>
          <table:table-cell office:value-type="string" calcext:value-type="string">
            <text:p>4840.jpg</text:p>
          </table:table-cell>
        </table:table-row>
        <table:table-row table:style-name="ro1">
          <table:table-cell office:value-type="string" calcext:value-type="string">
            <text:p>Цветы -Том Весны- (Flowers -Le Volume sur Printemps- / 春篇)</text:p>
          </table:table-cell>
          <table:table-cell office:value-type="string" calcext:value-type="string">
            <text:p>Наши дни. В глубине леса, скрытая за высокими стенами, находится Академия Святой Ангрекум, престижная школа для девочек, воспитывающая блистательных молодых леди. В школе разработана и действует специальная программа «Amitié (Дружба)», призванная помочь молодым воспитанницам завести хороших друзей, чтобы быстрее адаптироваться к жизни в Академии. Шираханэ Суо, замкнутая девушка с загадочным прошлым, жившая изолированно в доме своего дедушки, приезжает в Академию с целью начать новую жизнь и найти подруг. Суо любит кино и книги, а столкнувшись с загадками Академии, открывает в себе талант детектива. Найдёт ли Суо хороших друзей, разгадает ли тайны школы, станут ли её чувства к одной из подруг чем-то большим, чем дружба?\nДоступно только для пользователей</text:p>
          </table:table-cell>
          <table:table-cell/>
          <table:table-cell office:value-type="string" calcext:value-type="string">
            <text:p>10-30 часов</text:p>
          </table:table-cell>
          <table:table-cell office:value-type="string" calcext:value-type="string">
            <text:p>innocent_grey</text:p>
          </table:table-cell>
          <table:table-cell office:value-type="string" calcext:value-type="string">
            <text:p>{'Русский'}</text:p>
          </table:table-cell>
          <table:table-cell office:value-type="string" calcext:value-type="string">
            <text:p>drama,romance,routine,school</text:p>
          </table:table-cell>
          <table:table-cell office:value-type="string" calcext:value-type="string">
            <text:p>https://www.mediafire.com/file/u40hqogh3g51c72/Flowers+_Le+volume+sur+printemps+[Rus]+v.1.1.rar/file</text:p>
          </table:table-cell>
          <table:table-cell office:value-type="string" calcext:value-type="string">
            <text:p>4839.jpg</text:p>
          </table:table-cell>
        </table:table-row>
        <table:table-row table:style-name="ro1">
          <table:table-cell office:value-type="string" calcext:value-type="string">
            <text:p>Субботник на двоих</text:p>
          </table:table-cell>
          <table:table-cell office:value-type="string" calcext:value-type="string">
            <text:p>1985 год. Молодого парня Даниила Бурова, члена Союза молодёжи, постигло несчастье - его кот поранился о битые бутылки. После этого он решает организовать внеплановый субботник в главном парке родного города. Но его попытки сразу наталкиваются на каменную стену безразличия, косности и формализма.\nНовелла создана специально для #LDJAM.</text:p>
          </table:table-cell>
          <table:table-cell/>
          <table:table-cell office:value-type="string" calcext:value-type="string">
            <text:p>Менее 2 часов</text:p>
          </table:table-cell>
          <table:table-cell office:value-type="string" calcext:value-type="string">
            <text:p>chleny_kollektiva_"kimmerija"_-_ruslan_belochkin</text:p>
          </table:table-cell>
          <table:table-cell office:value-type="string" calcext:value-type="string">
            <text:p>{'Субботник на двоих', 'отечественный разработчик', '80-е', 'Главный герой парень', 'Повествование от первого лица', '#LDJAM'}</text:p>
          </table:table-cell>
          <table:table-cell office:value-type="string" calcext:value-type="string">
            <text:p>routine</text:p>
          </table:table-cell>
          <table:table-cell office:value-type="string" calcext:value-type="string">
            <text:p>https://disk.yandex.ru/d/KDIhVn_RVRoc7Q</text:p>
          </table:table-cell>
          <table:table-cell office:value-type="string" calcext:value-type="string">
            <text:p>4838.jpg</text:p>
          </table:table-cell>
        </table:table-row>
        <table:table-row table:style-name="ro1">
          <table:table-cell office:value-type="string" calcext:value-type="string">
            <text:p>Моё перерождение во влюблённую социофобку (My rebirth into a social phobe in love)</text:p>
          </table:table-cell>
          <table:table-cell office:value-type="string" calcext:value-type="string">
            <text:p>Главная героиня, будучи анти-социальным существом, забитой хиккой, гиком, да и просто-напросто – чмоней, вдруг осознает, что ей не хватает кое-чего важного в жизни – парня. Справится ли она с этим, не смотря на её абсолютные нулевые навыки общения? Или её ждёт неудача в этом приключении, полном неуместных отсылок?\nНовелла сделана для конкурса #LDJAM</text:p>
          </table:table-cell>
          <table:table-cell/>
          <table:table-cell office:value-type="string" calcext:value-type="string">
            <text:p>Менее 2 часов</text:p>
          </table:table-cell>
          <table:table-cell office:value-type="string" calcext:value-type="string">
            <text:p>spechless</text:p>
          </table:table-cell>
          <table:table-cell office:value-type="string" calcext:value-type="string">
            <text:p>{'Наши дни', 'сёдзё-ай', 'Моё перерождение во влюблённую', 'ШКОЛА', 'отечественный разработчик', 'Главный герой девушка', 'Повествование от первого лица', '#LDJAM'}</text:p>
          </table:table-cell>
          <table:table-cell office:value-type="string" calcext:value-type="string">
            <text:p>comedy,romance,routine,parody,adventure,school</text:p>
          </table:table-cell>
          <table:table-cell office:value-type="string" calcext:value-type="string">
            <text:p>https://drive.google.com/drive/folders/14dliD4MHMfU2RaCX0wgb9mUNYY5XLhsF</text:p>
          </table:table-cell>
          <table:table-cell office:value-type="string" calcext:value-type="string">
            <text:p>4835.jpg</text:p>
          </table:table-cell>
        </table:table-row>
        <table:table-row table:style-name="ro1">
          <table:table-cell office:value-type="string" calcext:value-type="string">
            <text:p>Дождливый Век (Rainy Century)</text:p>
          </table:table-cell>
          <table:table-cell office:value-type="string" calcext:value-type="string">
            <text:p>Паровоз привёз вас на конечную станцию. Вы выходите из вагона на платформу, а паровоз, не издав ни единого звука, отправился за горизонт, оставляя вас в гнетущем одиночестве. Вы прибыли в новый для вас мир, в котором есть только два городка и одна деревушка.\nВ этом мире вы никто. Вы не можете вспомнить своего прошлого, как и зачем сели на паровоз и что это за место, в котором будто смешалось прошлое и будущее. У вас в руках бумажка с написанным на ней именем и больше ничего.\nВам придётся либо вспомнить своё прошлое, либо заново стать кем-то и узнать об этом месте побольше.\nКомментарий от автора:\nМне очень стыдно за этот проект. Я не успел ничего сделать поэтому больше половины сделано в один день. Спасибо художнику Carasique7701 за помощь со спрайтами.\nНовелла сделана для конкурса #LDJAM.</text:p>
          </table:table-cell>
          <table:table-cell/>
          <table:table-cell office:value-type="string" calcext:value-type="string">
            <text:p>Менее 2 часов</text:p>
          </table:table-cell>
          <table:table-cell office:value-type="string" calcext:value-type="string">
            <text:p>burnt_bridge</text:p>
          </table:table-cell>
          <table:table-cell office:value-type="string" calcext:value-type="string">
            <text:p>{'Главный герой парень', 'Дождливый Век', 'отечественный разработчик', '#LDJAM', 'Повествование от первого лица'}</text:p>
          </table:table-cell>
          <table:table-cell office:value-type="string" calcext:value-type="string">
            <text:p>drama,horror,mystic,adventure</text:p>
          </table:table-cell>
          <table:table-cell office:value-type="string" calcext:value-type="string">
            <text:p>https://burnt-bridge.itch.io/rainycentury</text:p>
          </table:table-cell>
          <table:table-cell office:value-type="string" calcext:value-type="string">
            <text:p>4834.jpg</text:p>
          </table:table-cell>
        </table:table-row>
        <table:table-row table:style-name="ro1">
          <table:table-cell office:value-type="string" calcext:value-type="string">
            <text:p>Артерии истока (Soukoku no Arterial)</text:p>
          </table:table-cell>
          <table:table-cell office:value-type="string" calcext:value-type="string">
            <text:p>лавный герой игры Шуя живёт вместе со своей младшей сестрой Мирай и день за днём посещает старшую школу Тэнгё.\nОднако мирное и спокойное время резко оборвалось, когда их мир ни с того ни с сего начал сливаться с параллельным миром Вайбин, где сражаются друг с другом ангелы и демоны и беспрепятственно разгуливают монстры, что зовутся «создателями».\nТеперь перед учениками стоит нелёгкий выбор: встать на сторону либо ангелов, либо демонов, либо не примыкать ни к кому и сражаться против всех. Но, независимо от их выбора, придётся им определённо нелегко</text:p>
          </table:table-cell>
          <table:table-cell/>
          <table:table-cell office:value-type="string" calcext:value-type="string">
            <text:p>Более 50 часов</text:p>
          </table:table-cell>
          <table:table-cell office:value-type="string" calcext:value-type="string">
            <text:p>eushully.</text:p>
          </table:table-cell>
          <table:table-cell office:value-type="string" calcext:value-type="string">
            <text:p>{'Русский'}</text:p>
          </table:table-cell>
          <table:table-cell office:value-type="string" calcext:value-type="string">
            <text:p>action,adventure,school,fantasy,hentai</text:p>
          </table:table-cell>
          <table:table-cell office:value-type="string" calcext:value-type="string">
            <text:p>https://drive.google.com/file/d/1OeqrGzz0u_oSeUM8Z1V4fwkC4jreE0Sl/view</text:p>
          </table:table-cell>
          <table:table-cell office:value-type="string" calcext:value-type="string">
            <text:p>4833.jpg</text:p>
          </table:table-cell>
        </table:table-row>
        <table:table-row table:style-name="ro1">
          <table:table-cell office:value-type="string" calcext:value-type="string">
            <text:p>Molytropia: Cloud in Shape of Hurt</text:p>
          </table:table-cell>
          <table:table-cell office:value-type="string" calcext:value-type="string">
            <text:p>Molytropia: Cloud in Shape of Hurt - это первая из семи частей истории, которая расскажет об увлекательных приключениях девочки и ее друзей. Они найдут странную красную дверь и попытаются ее открыть, после чего все и начнется. Вам предстоит погрузиться в сказочную атмосферу летних дней. Яркое теплое солнце и живописные пейзажи, что может быть лучше? Конечно, детей ждут препятствия на пути, ведь без них, это и приключением не назвать. Главное, сохранять спокойствие и трезво мыслить.\n\nГеймплей:\nЭто визуальная новелла, так что в основном вам предстоит читать. Нажали клавишу, прочитали, снова нажали, опять прочитали… и так далее. Еще будет мини-игра, пара концовок и кое-какие варианты выбора.\n\nОсобенности:\n• Приятный саундтрек и красочные фоны.\n• Своеобразная психоделическая атмосфера.\n• Интересная история, которая заставит задуматься.\n• Главная героиня - милая дружелюбная девочка.\n• Увлекательный конкурс.\n• Красная дверь.\n\nНовелла бесплатно доступна в Steam. Ваш отзыв мне сильно поможет.</text:p>
          </table:table-cell>
          <table:table-cell/>
          <table:table-cell office:value-type="string" calcext:value-type="string">
            <text:p>Менее 2 часов</text:p>
          </table:table-cell>
          <table:table-cell office:value-type="string" calcext:value-type="string">
            <text:p>bite_the_rock</text:p>
          </table:table-cell>
          <table:table-cell office:value-type="string" calcext:value-type="string">
            <text:p>{'Повествование от первого лица', 'отечественный разработчик'}</text:p>
          </table:table-cell>
          <table:table-cell office:value-type="string" calcext:value-type="string">
            <text:p>drama,comedy,horror,mystic,routine,adventure,triller</text:p>
          </table:table-cell>
          <table:table-cell office:value-type="string" calcext:value-type="string">
            <text:p>https://store.steampowered.com/app/2163450/Molytropia_Cloud_in_Shape_of_Hurt/</text:p>
          </table:table-cell>
          <table:table-cell office:value-type="string" calcext:value-type="string">
            <text:p>4832.jpg</text:p>
          </table:table-cell>
        </table:table-row>
        <table:table-row table:style-name="ro1">
          <table:table-cell office:value-type="string" calcext:value-type="string">
            <text:p>Таинственная принцесса Красно-Синей Луны -финальная реинкарнация- (Tsubasa no Oka no Hime: A Red and Blue Moon -Finite Loop-)</text:p>
          </table:table-cell>
          <table:table-cell office:value-type="string" calcext:value-type="string">
            <text:p>История начинается на территории альтернативной Англии 19 века, в сельском городе Вингфилд. Стажёр на должность дворецкого Кристофер Лакенбут приезжает туда по распоряжению директора школы дворецких в Рандене. Его долг - служить хозяйке тех земель, леди Вивиан Н.М.Н. Вингфилд. Попав в мир духов и фей, он встречается с другими обитателями, которые служат хозяйке особняка: со строгим дворецким, выступающем в роли его учителя; с волком, который может говорить как человек; с главной горничной, выглядящей как ребёнок; со старым воинственным дворецким, который никогда не исполняет обязанности; а также с шеф-поваром с восточной внешностью.\nБлизится девятнадцатый День рождения леди, в подготовке празднования к нему занят весь город, и скоро настанет тот день, когда тайны, окружающие её, будут раскрыты...\n\nВНИМАНИЕ: открывать ТОЛЬКО под японской локалью + в обязательном порядке поставить шрифт отсюда https://vk.com/wall-80099947_8569\n\nСсылка на гугл (благодарим Кристину):\nДоступно только для пользователей\n\nАПДЕЙТ: есть возможность портировать игру на другой движок, чтобы проблема с вылетами исчезла. Тема с донатом здесь: https://vk.com/topic-80099947_49358216 Закрываем донат, техник все сделает, потом ссылки здесь заменим.\n\nМы на Бусти: https://boosty.to/rolanders</text:p>
          </table:table-cell>
          <table:table-cell/>
          <table:table-cell office:value-type="string" calcext:value-type="string">
            <text:p>10-30 часов</text:p>
          </table:table-cell>
          <table:table-cell office:value-type="string" calcext:value-type="string">
            <text:p>snapdragon</text:p>
          </table:table-cell>
          <table:table-cell office:value-type="string" calcext:value-type="string">
            <text:p>{'русский'}</text:p>
          </table:table-cell>
          <table:table-cell office:value-type="string" calcext:value-type="string">
            <text:p>drama,romance,mystic,adventure,fantasy,hentai</text:p>
          </table:table-cell>
          <table:table-cell office:value-type="string" calcext:value-type="string">
            <text:p>https://mega.nz/file/Kf4AQQKL#e7Es_Fh4R63OZwbfHATFAdCLcRKyqYuVo6V1gLRKZys</text:p>
          </table:table-cell>
          <table:table-cell office:value-type="string" calcext:value-type="string">
            <text:p>4831.jpg</text:p>
          </table:table-cell>
        </table:table-row>
        <table:table-row table:style-name="ro1">
          <table:table-cell office:value-type="string" calcext:value-type="string">
            <text:p>La Llorona</text:p>
          </table:table-cell>
          <table:table-cell office:value-type="string" calcext:value-type="string">
            <text:p>La Llorona - Произведение, создание которого вдохновлено прериями, индейцами, Фенимором Купером и легендой о Ла Йороне.\nГлавный герой Генри Дарквуд - ковбой, живущий в обычном городке посреди бескрайней пустыни, получает загадочное письмо, из которого узнаёт о пропаже собственной сестры и тут же оказывается первым подозреваемым. Среди местных шаманов давно ходят слухи о некой Ла Йороне, встречу с которой невозможно пережить.\nСможет ли герой избавиться от проблем, не стать жертвой духа, а, главное, найти собственную сестру?\nКоманда разработки:\nОгуречный (ogure4nyy, r3tzmusix) - Автор идеи; Музыка; Сценарий; Редактура сценария и текста.\nНикита Негин (Vincienty) - Музыка.\nBourlaque - Вокал и музыка из титров.\nАнна Сулимова - Сценарий.\nAsmodeus - Персонажи; Подборка фонов.\nДанила Самсонов (KiTsa) - Код; Режиссура; Редактура текста; Постобработка фонов и спрайтов; Дизайн GUI/UI.\nRosa Falter - Спрайты; Постобработка фонов; Дизайн GUI/UI.\n\nНовелла создана специально для #LDJAM.</text:p>
          </table:table-cell>
          <table:table-cell/>
          <table:table-cell office:value-type="string" calcext:value-type="string">
            <text:p>Менее 2 часов</text:p>
          </table:table-cell>
          <table:table-cell office:value-type="string" calcext:value-type="string">
            <text:p>ogurech'_posolitaja</text:p>
          </table:table-cell>
          <table:table-cell office:value-type="string" calcext:value-type="string">
            <text:p>{'Повествование от первого лица', 'отечественный разработчик', 'La Llorona', '#LDJAM', 'Главный герой парень'}</text:p>
          </table:table-cell>
          <table:table-cell office:value-type="string" calcext:value-type="string">
            <text:p>drama,detective,mystic,adventure</text:p>
          </table:table-cell>
          <table:table-cell office:value-type="string" calcext:value-type="string">
            <text:p>https://ogurechposolitaya.itch.io/la-llorona</text:p>
          </table:table-cell>
          <table:table-cell office:value-type="string" calcext:value-type="string">
            <text:p>4830.jpg</text:p>
          </table:table-cell>
        </table:table-row>
        <table:table-row table:style-name="ro1">
          <table:table-cell office:value-type="string" calcext:value-type="string">
            <text:p>Из ран растут цветы (Flowers grow from wounds)</text:p>
          </table:table-cell>
          <table:table-cell office:value-type="string" calcext:value-type="string">
            <text:p>О любви. О смерти.\nЭта история о жестоком мире, где после очередного конца света люди поделились на два вида.\nВ оторванных друг от друга городах-государствах ходит легенда о Великой Ведьме, способной общаться с призраками и создавать для них загробные миры.\nПоверив легенде, юноша отправляется во вражеский город, отличный от остального мира. Его происхождение, заметное невооружённым глазом, ставит героя в смертельную опасность. Сможет ли он напроситься в ученики к Великой Ведьме, несмотря на клеймо монстра, данное ему от рождения? Или же природа людоеда возьмёт над ним верх?\nПроект разработан в рамках #LDJAM.</text:p>
          </table:table-cell>
          <table:table-cell/>
          <table:table-cell office:value-type="string" calcext:value-type="string">
            <text:p>Менее 2 часов</text:p>
          </table:table-cell>
          <table:table-cell office:value-type="string" calcext:value-type="string">
            <text:p>lolcha</text:p>
          </table:table-cell>
          <table:table-cell office:value-type="string" calcext:value-type="string">
            <text:p>{'отечественный разработчик', 'фэнтези', 'Повествование от первого лица', 'Главный герой парень', '#LDJAM', 'накигэ', 'Из ран растут цветы', 'магия', 'Постапокалиптика'}</text:p>
          </table:table-cell>
          <table:table-cell office:value-type="string" calcext:value-type="string">
            <text:p>drama,comedy,mystic,fantasy</text:p>
          </table:table-cell>
          <table:table-cell office:value-type="string" calcext:value-type="string">
            <text:p>https://disk.yandex.ru/d/OYKzF7j2V9xm0g</text:p>
          </table:table-cell>
          <table:table-cell office:value-type="string" calcext:value-type="string">
            <text:p>4829.jpg</text:p>
          </table:table-cell>
        </table:table-row>
        <table:table-row table:style-name="ro1">
          <table:table-cell office:value-type="string" calcext:value-type="string">
            <text:p>Сестринский Гарем (Harem of Nurses / 醫院催眠後宮)</text:p>
          </table:table-cell>
          <table:table-cell office:value-type="string" calcext:value-type="string">
            <text:p>◆ Сюжет ◆\n«Прочь с дороги, пошел вон!»\n«Если бы мне только выпал шанс, если бы я обладал необыкновенной силой…»\nЯ приступил к работе охранником совсем недавно и мечтал о личном гареме, сидя в своей будке, как вдруг мои мысли прервала высокомерная красотка на роскошной машине. Может ли устройство для гипноза, которое я случайно нашёл в автобусе, осуществить мою мечту?\n«Отнеси мои коробки наверх, быстрее!»\n«Они будто набиты свинцом, и ты хочешь, чтобы я поднял их в на 7-й этаж без лифта?»\nЯ работал обычным охранником в больнице, и мной командовала строгая начальница. В гневе я решил впервые применить свою тёмную силу.\n«Хорошо, ты удовлетворила своего господина и теперь должна следовать моим приказам».\n«Убедись, что ты выбираешь лучших женщин. У меня очень разборчивый вкус».\nОщутив сладкий вкус первого триумфа, я решил создать свой собственный гарем, в который должны были войти надменная докторша, милашка-стажёрка, похожая на старшую сестричку, симпатичная медсестра, подходящая на роль моей подружки, строгая старшая сестра и безвольная жёнушка, желающая забеременеть... все было в моих руках.\n«Это гипнотическое устройство — совсем не волшебная палочка. Я почти уверен, что оно было создано с применением продвинутых технологий». «Независимо от целей, которые преследовал его владелец, теперь оно принадлежит мне».\nНо имела ли столь мощная сила побочные эффекты? Смогу ли я насладиться плодами своих желаний и избежать наказания, или мне придётся заплатить за свои амбиции и потерять всё?\n◆ Игровой процесс ◆\nВизуальная новелла от первого лица.\nИгрок берет на себя роль главного героя, который случайно становится обладателем устройства для гипноза и подчиняет своей воле женщин в больнице, где он работает охранником, чтобы осуществить свои мечты о собственном гареме.\nПосле первого использования «устройства для гипноза» вы можете планировать свои каждодневные действия и выбирать женских персонажей для знакомства и исследовать их сюжетные линии.\nСписок кандидаток включает в себя высокомерную докторшу, милую стажёрку, подружку-медсестричку, неприступную старшую сестру и безвольную замужнюю женщину, которая хочет забеременеть.\nНерешительность, безрассудство и чрезмерная жадность могут стоить вам отношений или подвергнуть вас смертельной опасности, поэтому следует подходить к выбору с осторожностью.\n«Устройство для гипноза» — ваш лучший помощник. Однако чем мощнее оно становится, тем разумнее его нужно использовать.\nОсуществите ли вы свою мечту о гареме или лишитесь всего, зависит от ваших действий.\n◆ Особенности игры ◆\n◇ 18 иллюстрированных сцен, в том числе более 200 вариаций.\n◇ Игровой текст: 80 000 слов.\n◇ Пять главных женских персонажей.\n◇ Две концовки (включая плохую и хорошую, в которой исполняется ваша мечта о гареме).\n◇ Режим «Full CG», позволяющий просматривать все игровые сцены без ограничений.\n◇ Расслабляющий геймплей — система быстрого пропуска текста.</text:p>
          </table:table-cell>
          <table:table-cell/>
          <table:table-cell office:value-type="string" calcext:value-type="string">
            <text:p>2-10 часов</text:p>
          </table:table-cell>
          <table:table-cell office:value-type="string" calcext:value-type="string">
            <text:p>bigguy_games</text:p>
          </table:table-cell>
          <table:table-cell office:value-type="string" calcext:value-type="string">
            <text:p>{'гарем', 'Повествование от первого лица', 'Сестринский Гарем', 'Главный герой парень', 'Иностранный разработчик'}</text:p>
          </table:table-cell>
          <table:table-cell office:value-type="string" calcext:value-type="string">
            <text:p>routine,fiction,hentai</text:p>
          </table:table-cell>
          <table:table-cell office:value-type="string" calcext:value-type="string">
            <text:p>https://drive.google.com/file/d/1V0uy30vbIRLELmwep2-PJpCe5KR3zKMB/view</text:p>
          </table:table-cell>
          <table:table-cell office:value-type="string" calcext:value-type="string">
            <text:p>4825.jpg</text:p>
          </table:table-cell>
        </table:table-row>
        <table:table-row table:style-name="ro1">
          <table:table-cell office:value-type="string" calcext:value-type="string">
            <text:p>Бабочкин суп 2 (Butterfly Soup 2)</text:p>
          </table:table-cell>
          <table:table-cell office:value-type="string" calcext:value-type="string">
            <text:p>Продолжение игры «Бабочкин Суп», романтической спортивной визуальной новелле о ЛГБТ девушках азиатско-американского происхождения, играющих в бейсбол и влюбляющихся. Действие игры происходит в 2009 году. Игра переключается между точками зрения Дии, Ноэль, Акарши и и Мин-сео, пока они ведут свою школьную жизнь в районе залива Сан-Франциско.\nОсобенности:\n-&gt; 2-4 часа игры.\n-&gt; Мемы (к сожалению).\nИгра бесплатная, но вы можете поддержать автора, купив цифровой артбук за 5 долларов! Это 15 страниц моего бессвязного повествования + дополнительные наброски, некоторые из которых больше нигде не публиковались.\nВ этой игре рассматриваются острые темы, включая гомофобию, расизм в отношении чернокожих в Азии и отношения между Китаем и Тайванем. Пожалуйста, ознакомьтесь с полным списком предупреждений о содержании, если считаете, что он вам нужен!\n\n\nПервая Часть:\nБабочкин суп</text:p>
          </table:table-cell>
          <table:table-cell/>
          <table:table-cell office:value-type="string" calcext:value-type="string">
            <text:p>2-10 часов</text:p>
          </table:table-cell>
          <table:table-cell office:value-type="string" calcext:value-type="string">
            <text:p>brianna_lei</text:p>
          </table:table-cell>
          <table:table-cell office:value-type="string" calcext:value-type="string">
            <text:p>{'Русский'}</text:p>
          </table:table-cell>
          <table:table-cell office:value-type="string" calcext:value-type="string">
            <text:p>drama,comedy,romance,routine,parody,school</text:p>
          </table:table-cell>
          <table:table-cell office:value-type="string" calcext:value-type="string">
            <text:p>https://brianna-lei.itch.io/butterfly-soup-2</text:p>
          </table:table-cell>
          <table:table-cell office:value-type="string" calcext:value-type="string">
            <text:p>4824.jpg</text:p>
          </table:table-cell>
        </table:table-row>
        <table:table-row table:style-name="ro1">
          <table:table-cell office:value-type="string" calcext:value-type="string">
            <text:p>Атмосферные Условия (Atmos Conditions)</text:p>
          </table:table-cell>
          <table:table-cell office:value-type="string" calcext:value-type="string">
            <text:p>Недалёкое будущее, экологический баланс в мире нарушился, на поверхности нельзя ходить без дыхательной маски. Прошло время с техногенной катастрофы, люди привыкли, адаптировались. В учебном заведений доучиваются будущие светочи. Но вчерашних студентов не слишком интересуют современные проблемы, ведь появилось желание почувствовать теплоту любви в первый раз.\nПроект разработан в рамках #LDJAM.</text:p>
          </table:table-cell>
          <table:table-cell/>
          <table:table-cell office:value-type="string" calcext:value-type="string">
            <text:p>Менее 2 часов</text:p>
          </table:table-cell>
          <table:table-cell office:value-type="string" calcext:value-type="string">
            <text:p>srandom</text:p>
          </table:table-cell>
          <table:table-cell office:value-type="string" calcext:value-type="string">
            <text:p>{'Атмосферные Условия', 'Главный герой парень', '#LDJAM', 'будущее', 'отечественный разработчик', 'Повествование от первого лица', 'Постапокалиптика'}</text:p>
          </table:table-cell>
          <table:table-cell office:value-type="string" calcext:value-type="string">
            <text:p>drama,romance,fiction</text:p>
          </table:table-cell>
          <table:table-cell office:value-type="string" calcext:value-type="string">
            <text:p>https://srandom.itch.io/atmos-conditions</text:p>
          </table:table-cell>
          <table:table-cell office:value-type="string" calcext:value-type="string">
            <text:p>4823.jpg</text:p>
          </table:table-cell>
        </table:table-row>
        <table:table-row table:style-name="ro1">
          <table:table-cell office:value-type="string" calcext:value-type="string">
            <text:p>Чат-комната 203 (Chatroom 203)</text:p>
          </table:table-cell>
          <table:table-cell office:value-type="string" calcext:value-type="string">
            <text:p>Короткая новелла-ужастик на основе чата/текста о том, как группа друзей приглашает предполагаемого "Призрака" в чат в ночь Хэллоуина, чтобы повеселиться, но в итоге они получают больше, чем просили.\nПеревод осуществили: Christopher, Companionable\nТехническая реализация: Christopher</text:p>
          </table:table-cell>
          <table:table-cell/>
          <table:table-cell office:value-type="string" calcext:value-type="string">
            <text:p>Менее 2 часов</text:p>
          </table:table-cell>
          <table:table-cell office:value-type="string" calcext:value-type="string">
            <text:p>akuro</text:p>
          </table:table-cell>
          <table:table-cell office:value-type="string" calcext:value-type="string">
            <text:p>{'Главный герой парень', 'Иностранный разработчик', 'Наши дни'}</text:p>
          </table:table-cell>
          <table:table-cell office:value-type="string" calcext:value-type="string">
            <text:p>mystic,routine</text:p>
          </table:table-cell>
          <table:table-cell office:value-type="string" calcext:value-type="string">
            <text:p>https://drive.google.com/file/d/19oo4O1Vi3DEzURXl8zCN5twgsVozNuEe/view?usp=share_link</text:p>
          </table:table-cell>
          <table:table-cell office:value-type="string" calcext:value-type="string">
            <text:p>4822.jpg</text:p>
          </table:table-cell>
        </table:table-row>
        <table:table-row table:style-name="ro1">
          <table:table-cell office:value-type="string" calcext:value-type="string">
            <text:p>Беседа (Conversation)</text:p>
          </table:table-cell>
          <table:table-cell office:value-type="string" calcext:value-type="string">
            <text:p>Короткая визуальная новелла о том, что новый год - это лучший момент, чтобы начать идти к мечте.\n“Игра была разработана во время участия в Новогоднем геймджеме от Сообщества авторов “Индикатор”.\nПредыдущие новеллы от данного автора:\nКотелок: Замёрзшие слёзы жизни\nЛучшая игра</text:p>
          </table:table-cell>
          <table:table-cell/>
          <table:table-cell office:value-type="string" calcext:value-type="string">
            <text:p>Менее 2 часов</text:p>
          </table:table-cell>
          <table:table-cell office:value-type="string" calcext:value-type="string">
            <text:p>voron</text:p>
          </table:table-cell>
          <table:table-cell office:value-type="string" calcext:value-type="string">
            <text:p>{'Повествование от первого лица', 'беседа', 'отечественный разработчик', 'Главный герой парень', 'Наши дни'}</text:p>
          </table:table-cell>
          <table:table-cell office:value-type="string" calcext:value-type="string">
            <text:p>drama,mystic,routine</text:p>
          </table:table-cell>
          <table:table-cell office:value-type="string" calcext:value-type="string">
            <text:p>https://black-voron.itch.io/conversation</text:p>
          </table:table-cell>
          <table:table-cell office:value-type="string" calcext:value-type="string">
            <text:p>4821.jpg</text:p>
          </table:table-cell>
        </table:table-row>
        <table:table-row table:style-name="ro1">
          <table:table-cell office:value-type="string" calcext:value-type="string">
            <text:p>Сёстры ~последний день лета~ (sisters ~Natsu no Saigo no Hi~)</text:p>
          </table:table-cell>
          <table:table-cell office:value-type="string" calcext:value-type="string">
            <text:p>Эта история произошла в маленьком городке, что лежит в горах, вдали от суеты шумных мегаполисов. Молодой парень встречает двух прелестных сестёр и их мать и начинает жить вместе с ними. Каждый день, проведённый с ними, наполнен счастьем, однако есть некая тайна, о которой главный герой не подозревает.\n\nАльтернативная ссылка на скачивания (частями по 200 МБ) https://disk.yandex.ru/d/HKMwvgzr6ylsOQ\n\nПароль от архива: shinratensei\n\nСсылка на торрент</text:p>
          </table:table-cell>
          <table:table-cell/>
          <table:table-cell office:value-type="string" calcext:value-type="string">
            <text:p>2-10 часов</text:p>
          </table:table-cell>
          <table:table-cell office:value-type="string" calcext:value-type="string">
            <text:p>jellyfish</text:p>
          </table:table-cell>
          <table:table-cell office:value-type="string" calcext:value-type="string">
            <text:p>{'русский'}</text:p>
          </table:table-cell>
          <table:table-cell office:value-type="string" calcext:value-type="string">
            <text:p>drama,romance,routine,hentai</text:p>
          </table:table-cell>
          <table:table-cell office:value-type="string" calcext:value-type="string">
            <text:p>https://disk.yandex.ru/d/NPMUZeZIjaN0yw</text:p>
          </table:table-cell>
          <table:table-cell office:value-type="string" calcext:value-type="string">
            <text:p>4816.jpg</text:p>
          </table:table-cell>
        </table:table-row>
        <table:table-row table:style-name="ro1">
          <table:table-cell office:value-type="string" calcext:value-type="string">
            <text:p>Счастливый День Святого Валентина (Happy Valentine's Day)</text:p>
          </table:table-cell>
          <table:table-cell office:value-type="string" calcext:value-type="string">
            <text:p>Коротенькая хентай новелла про одну ночь проведённую между Сейбер Альтер и Широу.\nНе Машинный Перевод!\n\n\n\n\n\n\n\nМашинный Перевод 2015 года</text:p>
          </table:table-cell>
          <table:table-cell/>
          <table:table-cell office:value-type="string" calcext:value-type="string">
            <text:p>Менее 2 часов</text:p>
          </table:table-cell>
          <table:table-cell office:value-type="string" calcext:value-type="string">
            <text:p>tusia</text:p>
          </table:table-cell>
          <table:table-cell office:value-type="string" calcext:value-type="string">
            <text:p>{'Русский'}</text:p>
          </table:table-cell>
          <table:table-cell office:value-type="string" calcext:value-type="string">
            <text:p>routine,hentai</text:p>
          </table:table-cell>
          <table:table-cell office:value-type="string" calcext:value-type="string">
            <text:p>https://drive.google.com/file/d/12mV8PbwUopUmaDlFnGWUc6mwfkSISVnk/view</text:p>
          </table:table-cell>
          <table:table-cell office:value-type="string" calcext:value-type="string">
            <text:p>4806.jpg</text:p>
          </table:table-cell>
        </table:table-row>
        <table:table-row table:style-name="ro1">
          <table:table-cell office:value-type="string" calcext:value-type="string">
            <text:p>Ebon-Fun-Light: Очень странный день</text:p>
          </table:table-cell>
          <table:table-cell office:value-type="string" calcext:value-type="string">
            <text:p>Дисклеймер: данное произведение создано в развлекательных некоммерческих целях и является пародией на игру Reverie: Ebon Light. Фоны, музыка и звуки были взяты из открытых свободных источников.\n\nРодители уехали на выходные, и ты остаёшься дома одна. Наедине с игрой, ноутбуком... и пятью странными эльфами. Стоп, что?!\nТеперь ты должна найти Харона, Эрнола, Вадейна, Далиэ и Лейсиагу, которые каким-то образом оказались в твоём городе, и позаботиться о них.\nОдно дело — общаться с ними в игре, и совсем другое — встретить в реальной жизни. Какой-то очень странный день...\n\nУстановка стандартная: распаковать и открыть файл .exe\n\nПрим. от разработчиков: игра была выпущена к первому апреля. Перед прохождением желательно ознакомиться с оригинальной игрой. :)</text:p>
          </table:table-cell>
          <table:table-cell/>
          <table:table-cell office:value-type="string" calcext:value-type="string">
            <text:p>Менее 2 часов</text:p>
          </table:table-cell>
          <table:table-cell office:value-type="string" calcext:value-type="string">
            <text:p>zastegni_shirinku</text:p>
          </table:table-cell>
          <table:table-cell office:value-type="string" calcext:value-type="string">
            <text:p>{'Наши дни', 'Повествование от первого лица', 'Главный герой девушка', 'отечественный разработчик', 'отомэ'}</text:p>
          </table:table-cell>
          <table:table-cell office:value-type="string" calcext:value-type="string">
            <text:p>comedy,romance,routine,parody,adventure,fantasy</text:p>
          </table:table-cell>
          <table:table-cell office:value-type="string" calcext:value-type="string">
            <text:p>https://drive.google.com/file/d/1qyY5tHey__Uy0gUlifPr14wGOcYw6TSJ/view</text:p>
          </table:table-cell>
          <table:table-cell office:value-type="string" calcext:value-type="string">
            <text:p>4805.jpg</text:p>
          </table:table-cell>
        </table:table-row>
        <table:table-row table:style-name="ro1">
          <table:table-cell office:value-type="string" calcext:value-type="string">
            <text:p>9-nine-:Episode 1 (9-nine- Kokonotsu Kokonoka Kokonoiro)</text:p>
          </table:table-cell>
          <table:table-cell office:value-type="string" calcext:value-type="string">
            <text:p>После внезапного землетрясения священная реликвия храма оказывается разбитой на части, и город Сиромицугава заполняют артефакты из иного мира, дающие своим владельцам суперспособности. Двое одноклассников, Ниими Какэру и Кудзё Мияко, тоже получившие магические силы, решают объединиться, чтобы собрать все потерявшиеся артефакты. Ведь кто знает, с каким умыслом их могут использовать?\n\nНад переводом работали:\nПеревод с английского: Сергей Саямов\nСверка с японским: Сергей Саямов\nРедактура: Doomer, Сергей Аккуратов\nВычитка: Сергей Аккуратов, Сергей Саямов, Алексей Абраменко, Игорь Заливанов\nРабота с графикой: Марк Шауро, Алексей Абраменко\nТех. часть, сборка: Алексей Абраменко\n\nСсылки для скачивания\nСсылка на пиратскую Steam-версию:\n9-nine-:Episode 1 All-ages\n\nСсылка на 18+ DLC:\n9-nine-:Episode 1 - 18+ DLC\n\nСсылка на русификатор для Steam:\n9-nine-:Episode 1 - 18+/All-ages rus patch v1.0 by MinoriTeam\n\nУстановка:\n1. Распакуйте DLC и патч в папку с игрой.\n2. Наслаждайтесь :3\n\nПароль для распаковки: MinoriTeam\n\nВторая часть уже переводится.\nСтатистику можно отслеживать тут https://vn-russian.ru/translation/9nine-ep2\n\nНайденые ошибки просьба писать сюда тык\n\n22.11.2022\nРелиз 1.0</text:p>
          </table:table-cell>
          <table:table-cell/>
          <table:table-cell office:value-type="string" calcext:value-type="string">
            <text:p>2-10 часов</text:p>
          </table:table-cell>
          <table:table-cell office:value-type="string" calcext:value-type="string">
            <text:p>palette</text:p>
          </table:table-cell>
          <table:table-cell office:value-type="string" calcext:value-type="string">
            <text:p>{'Русский'}</text:p>
          </table:table-cell>
          <table:table-cell office:value-type="string" calcext:value-type="string">
            <text:p>comedy,romance,mystic,fiction,hentai</text:p>
          </table:table-cell>
          <table:table-cell/>
          <table:table-cell office:value-type="string" calcext:value-type="string">
            <text:p>4804.jpg</text:p>
          </table:table-cell>
        </table:table-row>
        <table:table-row table:style-name="ro1">
          <table:table-cell office:value-type="string" calcext:value-type="string">
            <text:p>Toradora! Portable</text:p>
          </table:table-cell>
          <table:table-cell office:value-type="string" calcext:value-type="string">
            <text:p>Данная новелла ничто иное, как спин-офф популярного аниме "Toradora!". В отличии от оригинальной истории, на этот раз Рюдзи Такасу оказывается на больничной койке. Внезапная встреча с низкого роста девушкой, которая зовёт его странным именем, оставляет его ошеломленным. Кто эта девушка? Разве это его имя?\n\nВскоре после данной встречи он узнает шокирующую правду. У парня амнезия. Бедный Рюдзи потерял сознание накануне Рождества и забыл о своем прошлом. Забыл друзей, забыл о вкусах и предпочтениях, забыл об отношениях, забыл даже собственное имя. После выписки из больницы Такасу встречается с людьми, которые, кажется, знакомы с ним: прекрасная блондинка, видимо живущая с ним; его лучшие друзья - Юсаку Китамура и Минори Кусиэда; популярная модель Кавашима Ами и даже его домашнее животное - попугай Инко.\n\nВсе эти люди помнят о Рюдзи. О том, каким он был. Они же являются ключом к его прошлому. Что же наш Такасу будет делать? Захочет ли он восстановить свою прошлую жизнь или начнёт совершенно новую? Насыщенный событиями путь ждет его. Новый учебный семестр приближается с каждым днём. Так как же поступит Такасу Рюдзи? Все это зависит только от Вас и только от Вашего решения.\n\nСобытия визуальной новеллы начинаются после событий нового года оригинального аниме/ранобэ, так что если вы не знакомы с ТораДора вовсе, настоятельно рекомендую посмотреть сначала аниме (или прочитать ранобэ) хотя бы до этого момента.\n\nИнструкция по запуску:\n1. Качаем эмулятор для PSP (не выше 1.10.3)\n2. Качаем и распаковываем архив с игрой\n3. Запускаем эмулятор\n4. В открывшимся окне эмулятора нажимаем "Открыть" и выбираем .iso образ игры\n5. Запускаем и играем\n\nПеревод - 99%.Текст полностью переведён, за исключением картинок, табличек с именами и другой мелочи (поэтому не 100%)\n\nГугл диск https://drive.google.com/file/d/18if1QKq_RKdqfKpLBq98-EcTUyTw3J7q/view?usp=sharing</text:p>
          </table:table-cell>
          <table:table-cell/>
          <table:table-cell office:value-type="string" calcext:value-type="string">
            <text:p>10-30 часов</text:p>
          </table:table-cell>
          <table:table-cell office:value-type="string" calcext:value-type="string">
            <text:p>guyzware</text:p>
          </table:table-cell>
          <table:table-cell office:value-type="string" calcext:value-type="string">
            <text:p>{'Русский'}</text:p>
          </table:table-cell>
          <table:table-cell office:value-type="string" calcext:value-type="string">
            <text:p>drama,comedy,romance,routine,school</text:p>
          </table:table-cell>
          <table:table-cell office:value-type="string" calcext:value-type="string">
            <text:p>https://cloud.mail.ru/public/rLa3/aKf7rQYTq</text:p>
          </table:table-cell>
          <table:table-cell office:value-type="string" calcext:value-type="string">
            <text:p>4797.jpg</text:p>
          </table:table-cell>
        </table:table-row>
        <table:table-row table:style-name="ro1">
          <table:table-cell office:value-type="string" calcext:value-type="string">
            <text:p>Trapped with Jester</text:p>
          </table:table-cell>
          <table:table-cell office:value-type="string" calcext:value-type="string">
            <text:p>Об этой игре:\nУ тебя болит голова. Твоя память в полном беспорядке. Вы слышите цоканье осторожных шагов лошади.\n\nВы чувствуете дрожь вокруг себя... и пару глаз, наблюдающих за вами.\nВас будит голос. Незнакомое лицо.\n\nГде ты? Кто ты? Почему ты здесь? ..\n... И ПОЧЕМУ ЭТОТ НАДОЕДЛИВЫЙ НЕЗНАКОМЕЦ НЕ ЗАТКНЕТСЯ?!\n\nОсобенности:\n-1000 слов\n- 4 основные концовки + 2 альтернативные концовки (всего 6 концовок)\n- Оригинальное художественное произведение\n- Полностью озвученная новелла</text:p>
          </table:table-cell>
          <table:table-cell/>
          <table:table-cell office:value-type="string" calcext:value-type="string">
            <text:p>Менее 2 часов</text:p>
          </table:table-cell>
          <table:table-cell office:value-type="string" calcext:value-type="string">
            <text:p>anta</text:p>
          </table:table-cell>
          <table:table-cell office:value-type="string" calcext:value-type="string">
            <text:p>{'Русский'}</text:p>
          </table:table-cell>
          <table:table-cell office:value-type="string" calcext:value-type="string">
            <text:p>comedy,horror,mystic,fiction,fantasy</text:p>
          </table:table-cell>
          <table:table-cell office:value-type="string" calcext:value-type="string">
            <text:p>https://ant-san.itch.io/jester</text:p>
          </table:table-cell>
          <table:table-cell office:value-type="string" calcext:value-type="string">
            <text:p>4796.jpg</text:p>
          </table:table-cell>
        </table:table-row>
        <table:table-row table:style-name="ro1">
          <table:table-cell office:value-type="string" calcext:value-type="string">
            <text:p>Дилемма сновидений</text:p>
          </table:table-cell>
          <table:table-cell office:value-type="string" calcext:value-type="string">
            <text:p>После слухов о том, что необъяснимый сон позволяет встретить свою вторую половинку, Джейн оказывается втянутой в замысловатую смертельную игру, главным призом которой становится таинственный незнакомец. Получится ли у Джейн спасти мальчика, себя и саму судьбу мира снов?</text:p>
          </table:table-cell>
          <table:table-cell/>
          <table:table-cell office:value-type="string" calcext:value-type="string">
            <text:p>Менее 2 часов</text:p>
          </table:table-cell>
          <table:table-cell office:value-type="string" calcext:value-type="string">
            <text:p>amy_stevens</text:p>
          </table:table-cell>
          <table:table-cell office:value-type="string" calcext:value-type="string">
            <text:p>{'русский'}</text:p>
          </table:table-cell>
          <table:table-cell office:value-type="string" calcext:value-type="string">
            <text:p>romance,mystic</text:p>
          </table:table-cell>
          <table:table-cell office:value-type="string" calcext:value-type="string">
            <text:p>https://drive.google.com/file/d/130S_Bp9YoRTMv7Bm9GwYFgZc8JVAU93y/view?usp=sharing</text:p>
          </table:table-cell>
          <table:table-cell office:value-type="string" calcext:value-type="string">
            <text:p>4794.jpg</text:p>
          </table:table-cell>
        </table:table-row>
        <table:table-row table:style-name="ro1">
          <table:table-cell office:value-type="string" calcext:value-type="string">
            <text:p>Protea</text:p>
          </table:table-cell>
          <table:table-cell office:value-type="string" calcext:value-type="string">
            <text:p>Внимание! Ссылка на скачивание отсылает к скачиванию игры у автора. Не забудьте скачать патч с русификатором - Скачать. Инструкция по установке имеется ниже.\n\nРазработана IcyValet менее чем за месяц для NaNoRenO 2020 game jam.\n\nВ отдаленном будущем люди получают искусственные сенсорные данные – нейропроекции – прямо в мозг с помощью нейронных имплантов, чтобы усилить коллективное восприятие реальности. В основном их применяют в целях коррекции визуальной информации и косметических изменений.\nНо нейропроекции также используются в развлечениях для взрослых: возможность изменять свою внешность с помощью визуальных наложений открывает множество возможностей. Что бы вы хотели увидеть?\n\nОсобенности игры\nОсновная история около 4 100 слов.\nКодекс (дополнительная информация) объемом около 4 200 слов: ~1 700 в обычном издании и ~2 500 в Laurel Edition\nЭротические CG: 3 базовых CG и 21 небольшая вариация.\nЭротический контент: секс между мужчиной и женщиной в собачьей позе, оральный секс, секс в миссионерской позе.\nЧастичная озвучка эротических моментов с использованием голосового материала.\nОригинальный саундтрек: 3 оригинальных композиции.\n\nОсобенности перевода\nПолный перевод: распакуй с заменой и играй, полный перевод от основного текста до навигации.\nПереведенный кодекс: полный перевод кодекса\n(иногда может лагать или не выводиться, если вы при запуске выбрали английский язык: в этом случае придется удалить папки "saves" и "caches" по пути Protea/game и снова зайти в игру)\nМаленькая подсказка: хотите сразу получить доступ к кодексу и прочему контенту? Огонек с четырьмя лучами на логотипе в главном меню имеет магические свойства.\n\nУстановка\nВНИМАНИЕ! Эта версия перевода несопоставима с версией игры ~Laurel Edition~, при попытке поставить на неё этот перевод, вы просто потеряете определение игрой вашей версии\n\nРазархивируете в папку Protea, при необходимости подтвердив замену. Запускайте игру, выбирайте русский язык и наслаждайтесь.\nЕсли вы запустили игру до того, как поставить русификатор, вы можете найти переключение языка в настройках.\n\nПоддержите автора, скачайте у него Protea или купите Protea ~Laurel Edition~\nСкачивание обычной версии доступно бесплатно, для ~Laurel Edition~ необходимо заплатить $2.99 и более.\nПатч для этой версии доступен моим подписчикам тира "Минута жизни" и "Час счастья" - Скачать патч для ~Laurel Edition~</text:p>
          </table:table-cell>
          <table:table-cell/>
          <table:table-cell office:value-type="string" calcext:value-type="string">
            <text:p>Менее 2 часов</text:p>
          </table:table-cell>
          <table:table-cell office:value-type="string" calcext:value-type="string">
            <text:p>icyvalet</text:p>
          </table:table-cell>
          <table:table-cell office:value-type="string" calcext:value-type="string">
            <text:p>{'Русский'}</text:p>
          </table:table-cell>
          <table:table-cell office:value-type="string" calcext:value-type="string">
            <text:p>drama,science_fiction,romance,routine,ecchi,hentai</text:p>
          </table:table-cell>
          <table:table-cell office:value-type="string" calcext:value-type="string">
            <text:p>https://icyvalet.itch.io/protea</text:p>
          </table:table-cell>
          <table:table-cell office:value-type="string" calcext:value-type="string">
            <text:p>4793.png</text:p>
          </table:table-cell>
        </table:table-row>
        <table:table-row table:style-name="ro1">
          <table:table-cell office:value-type="string" calcext:value-type="string">
            <text:p>NEKO-NIN exHeart (猫忍えくすはーと)</text:p>
          </table:table-cell>
          <table:table-cell office:value-type="string" calcext:value-type="string">
            <text:p>Япония. С незапамятных времен существуют те, кто обладает сверхчеловеческими способностями. Этих существ, похожих на нечто среднее между человеком и зверем, называют полулюдьми. Они действовали как синоби и служили тем, кто стоял у власти.\n\nИ вот время дошло до наших дней...\n\n"Мы пришли из деревни Фума, чтобы выполнить древний договор. Чтобы служить вам! Нин♪"\n\nЮра и Тама. Эти кошки-ниндзя сделали свой динамичный вход. Их очарование и воля заставляют нашего героя принять их. Но как он будет их поддерживать? Как в наше время использовать ниндзя? По мере того, как он размышляет над этим вопросом, в нашем герое зарождается чувство хозяина, когда он общается с этими милыми кошками.\n\nНо кто же шпионит за ними из тени?.. Душевная история о кошках-ниндзя, которые не хотят молчать о преданности, с небольшим количеством экшена!\n\nУстановка Steam-версии:\n1. Устанавливаете/скачиваете пиратскую Steam-версию;\n2. Скачиваете 18+ DLC для Steam-версии и распаковываете его в папку с игрой (а именно в папку pac);\n3. Скачиваете русификатор для Steam-версии и распаковываете его в папку с игрой (а именно в папку pac).\n\nСсылки для скачивания\n\nСсылка на пиратскую Steam-версию:\nNEKO-NIN exHeart\n\nСсылка на 18+ DLC:\nNEKO-NIN exHeart - 18+ DLC\n\nСсылка на русификатор для Steam:\nNEKO-NIN exHeart - 18+ rus patch v1.0 by MinoriTeam\n\nНайденые ошибки просьба писать сюда тык\n\nТак же прошу не перезаливать одним архивом. Мне нужна статистика скачиваний.\n\nПароль: MinoriTeam\n\n15.11.2022\nРелиз 1.1\nИсправлены опечатки.\n\n14.11.2022\nРелиз 1.0</text:p>
          </table:table-cell>
          <table:table-cell/>
          <table:table-cell office:value-type="string" calcext:value-type="string">
            <text:p>2-10 часов</text:p>
          </table:table-cell>
          <table:table-cell office:value-type="string" calcext:value-type="string">
            <text:p>whirlpool</text:p>
          </table:table-cell>
          <table:table-cell office:value-type="string" calcext:value-type="string">
            <text:p>{'Русский'}</text:p>
          </table:table-cell>
          <table:table-cell office:value-type="string" calcext:value-type="string">
            <text:p>comedy,romance,adventure,hentai</text:p>
          </table:table-cell>
          <table:table-cell office:value-type="string" calcext:value-type="string">
            <text:p>https://store.steampowered.com/app/943690/</text:p>
          </table:table-cell>
          <table:table-cell office:value-type="string" calcext:value-type="string">
            <text:p>4791.jpeg</text:p>
          </table:table-cell>
        </table:table-row>
        <table:table-row table:style-name="ro1">
          <table:table-cell office:value-type="string" calcext:value-type="string">
            <text:p>Не может быть! (No way)</text:p>
          </table:table-cell>
          <table:table-cell office:value-type="string" calcext:value-type="string">
            <text:p>Саша едет домой по просёлочным дорогам, варясь в нетерпении от остановки к остановке - ведь на них она звонит Агнии, у которой все не очень... хорошо.\nЭто будет небольшая, очень камерная и личная история, будто не из нашего мира. Ведь правда же?.\nПроект разработан в рамках #LDJAM.</text:p>
          </table:table-cell>
          <table:table-cell/>
          <table:table-cell office:value-type="string" calcext:value-type="string">
            <text:p>Менее 2 часов</text:p>
          </table:table-cell>
          <table:table-cell office:value-type="string" calcext:value-type="string">
            <text:p>ekarnyj_babaj</text:p>
          </table:table-cell>
          <table:table-cell office:value-type="string" calcext:value-type="string">
            <text:p>{'фэнтези', 'Повествование от первого лица', 'Не может быть', '#LDJAM', 'Главный герой девушка', 'отечественный разработчик', 'Наши дни'}</text:p>
          </table:table-cell>
          <table:table-cell office:value-type="string" calcext:value-type="string">
            <text:p>drama,fantasy</text:p>
          </table:table-cell>
          <table:table-cell office:value-type="string" calcext:value-type="string">
            <text:p>https://yokarnii-babai.itch.io/no-way</text:p>
          </table:table-cell>
          <table:table-cell office:value-type="string" calcext:value-type="string">
            <text:p>4789.jpg</text:p>
          </table:table-cell>
        </table:table-row>
        <table:table-row table:style-name="ro1">
          <table:table-cell office:value-type="string" calcext:value-type="string">
            <text:p>Девушка в Зеркале (Girl in The Mirror)</text:p>
          </table:table-cell>
          <table:table-cell office:value-type="string" calcext:value-type="string">
            <text:p>НОВЕЛЛА СУДЬИ (вне конкурса "Джем Творцов 2.0").\nГлавный герой, Буки, переезжает в особняк своего покойного дедушки и находит загадочное зеркало, в котором живёт девушка.\nВ игре 2 концовки и ещё 2 секретные.</text:p>
          </table:table-cell>
          <table:table-cell/>
          <table:table-cell office:value-type="string" calcext:value-type="string">
            <text:p>Менее 2 часов</text:p>
          </table:table-cell>
          <table:table-cell office:value-type="string" calcext:value-type="string">
            <text:p>troyholman</text:p>
          </table:table-cell>
          <table:table-cell office:value-type="string" calcext:value-type="string">
            <text:p>{'Главный герой парень', 'отечественный разработчик', 'Повествование от первого лица', 'Девушка в Зеркале'}</text:p>
          </table:table-cell>
          <table:table-cell office:value-type="string" calcext:value-type="string">
            <text:p>drama,romance,mystic,routine</text:p>
          </table:table-cell>
          <table:table-cell office:value-type="string" calcext:value-type="string">
            <text:p>https://troyholman.itch.io/girl-in-the-mirror</text:p>
          </table:table-cell>
          <table:table-cell office:value-type="string" calcext:value-type="string">
            <text:p>4787.jpg</text:p>
          </table:table-cell>
        </table:table-row>
        <table:table-row table:style-name="ro1">
          <table:table-cell office:value-type="string" calcext:value-type="string">
            <text:p>Лучшая игра (The best game)</text:p>
          </table:table-cell>
          <table:table-cell office:value-type="string" calcext:value-type="string">
            <text:p>Короткая оптимистичная новелла, сделанная во время конкурса "Джем Творцов 2.0".</text:p>
          </table:table-cell>
          <table:table-cell/>
          <table:table-cell office:value-type="string" calcext:value-type="string">
            <text:p>Менее 2 часов</text:p>
          </table:table-cell>
          <table:table-cell office:value-type="string" calcext:value-type="string">
            <text:p>voron</text:p>
          </table:table-cell>
          <table:table-cell office:value-type="string" calcext:value-type="string">
            <text:p>{'отечественный разработчик', 'Главный герой парень', 'Наши дни', 'Лучшая игра', 'Повествование от первого лица'}</text:p>
          </table:table-cell>
          <table:table-cell office:value-type="string" calcext:value-type="string">
            <text:p>comedy,routine</text:p>
          </table:table-cell>
          <table:table-cell office:value-type="string" calcext:value-type="string">
            <text:p>https://black-voron.itch.io/thebestgame</text:p>
          </table:table-cell>
          <table:table-cell office:value-type="string" calcext:value-type="string">
            <text:p>4786.jpg</text:p>
          </table:table-cell>
        </table:table-row>
        <table:table-row table:style-name="ro1">
          <table:table-cell office:value-type="string" calcext:value-type="string">
            <text:p>Взгляд (Eye)</text:p>
          </table:table-cell>
          <table:table-cell office:value-type="string" calcext:value-type="string">
            <text:p>Страшно, когда за тобой следят. Страшнее всего, когда не понимаешь зачем.\nСделано на Джем Творцов 2.0!</text:p>
          </table:table-cell>
          <table:table-cell/>
          <table:table-cell office:value-type="string" calcext:value-type="string">
            <text:p>Менее 2 часов</text:p>
          </table:table-cell>
          <table:table-cell office:value-type="string" calcext:value-type="string">
            <text:p>tort000</text:p>
          </table:table-cell>
          <table:table-cell office:value-type="string" calcext:value-type="string">
            <text:p>{'Повествование от первого лица', 'Главный герой парень', 'взгляд', 'Наши дни', 'отечественный разработчик'}</text:p>
          </table:table-cell>
          <table:table-cell office:value-type="string" calcext:value-type="string">
            <text:p>romance,mystic,routine</text:p>
          </table:table-cell>
          <table:table-cell office:value-type="string" calcext:value-type="string">
            <text:p>https://disk.yandex.ru/d/gWSjhg3Etlo5Ww</text:p>
          </table:table-cell>
          <table:table-cell office:value-type="string" calcext:value-type="string">
            <text:p>4783.jpg</text:p>
          </table:table-cell>
        </table:table-row>
        <table:table-row table:style-name="ro1">
          <table:table-cell office:value-type="string" calcext:value-type="string">
            <text:p>Подражатель (Copycat)</text:p>
          </table:table-cell>
          <table:table-cell office:value-type="string" calcext:value-type="string">
            <text:p>Алина и Полина - подростки-близнецы. Сколько Алина себя помнит, они всё делали вместе и были неразлучны настолько, что она привыкла ощущать себя отражением своей сестры - как будто та смотрится в зеркало. Игра-ритуал, придуманная Полиной, надёжно закрепляет за ней эту роль, но всё меняется, когда в жизни близнецов появляется Олег - новенький в их городе и школе. У Полины к Олегу, кажется, чувства, но Алина видит, что сестра отдаляется, и ей впервые становится некомфортно в роли отражения. Сможет ли Алина обрести саму себя, и поможет ли ей в этом школьный психолог?\nВ игре 5 концовок.\nСделано на Джем Творцов 2.0!</text:p>
          </table:table-cell>
          <table:table-cell/>
          <table:table-cell office:value-type="string" calcext:value-type="string">
            <text:p>Менее 2 часов</text:p>
          </table:table-cell>
          <table:table-cell office:value-type="string" calcext:value-type="string">
            <text:p>wanderinglighter</text:p>
          </table:table-cell>
          <table:table-cell office:value-type="string" calcext:value-type="string">
            <text:p>{'отечественный разработчик', 'Наши дни', 'Подражатель', 'Повествование от первого лица', 'ШКОЛА', 'Главный герой девушка'}</text:p>
          </table:table-cell>
          <table:table-cell office:value-type="string" calcext:value-type="string">
            <text:p>drama,routine,school</text:p>
          </table:table-cell>
          <table:table-cell office:value-type="string" calcext:value-type="string">
            <text:p>https://wanderinglighter.itch.io/copycat</text:p>
          </table:table-cell>
          <table:table-cell office:value-type="string" calcext:value-type="string">
            <text:p>4782.jpg</text:p>
          </table:table-cell>
        </table:table-row>
        <table:table-row table:style-name="ro1">
          <table:table-cell office:value-type="string" calcext:value-type="string">
            <text:p>Однажды вечером ты наткнёшься на сайт с городскими легендами</text:p>
          </table:table-cell>
          <table:table-cell office:value-type="string" calcext:value-type="string">
            <text:p>Добро пожаловать на citylegends.net!\nВас ожидает мрачная атмосфера, жуткие истории и ламповый чат. Наливайте чай, выключайте свет и наслаждайтесь~\nПосле первого случая игры попробуйте начать её снова. В конце истории Вас ждут новые диалоги!\nСделано в рамках Джема Творцов 2.0.</text:p>
          </table:table-cell>
          <table:table-cell/>
          <table:table-cell office:value-type="string" calcext:value-type="string">
            <text:p>Менее 2 часов</text:p>
          </table:table-cell>
          <table:table-cell office:value-type="string" calcext:value-type="string">
            <text:p>f.nemoreum</text:p>
          </table:table-cell>
          <table:table-cell office:value-type="string" calcext:value-type="string">
            <text:p>{'Повествование от первого лица', 'Однажды вечером ты наткнёшься на са', 'Несколько главных героев', 'отечественный разработчик'}</text:p>
          </table:table-cell>
          <table:table-cell office:value-type="string" calcext:value-type="string">
            <text:p>horror</text:p>
          </table:table-cell>
          <table:table-cell office:value-type="string" calcext:value-type="string">
            <text:p>https://fnemoreum.itch.io/citylegends</text:p>
          </table:table-cell>
          <table:table-cell office:value-type="string" calcext:value-type="string">
            <text:p>4781.jpg</text:p>
          </table:table-cell>
        </table:table-row>
        <table:table-row table:style-name="ro1">
          <table:table-cell office:value-type="string" calcext:value-type="string">
            <text:p>Существование (Existence)</text:p>
          </table:table-cell>
          <table:table-cell office:value-type="string" calcext:value-type="string">
            <text:p>Главный герой Сергей проходить через незапланированные приключения, чтобы осознать себя.\nДанный проект участвовал в конкурсе Джем Творцов 2.0.</text:p>
          </table:table-cell>
          <table:table-cell/>
          <table:table-cell office:value-type="string" calcext:value-type="string">
            <text:p>Менее 2 часов</text:p>
          </table:table-cell>
          <table:table-cell office:value-type="string" calcext:value-type="string">
            <text:p>ellayasan</text:p>
          </table:table-cell>
          <table:table-cell office:value-type="string" calcext:value-type="string">
            <text:p>{'Наши дни', 'отечественный разработчик', 'Повествование от первого лица', 'фэнтези', 'Существование', 'Главный герой парень'}</text:p>
          </table:table-cell>
          <table:table-cell office:value-type="string" calcext:value-type="string">
            <text:p>romance,routine,adventure,fantasy</text:p>
          </table:table-cell>
          <table:table-cell office:value-type="string" calcext:value-type="string">
            <text:p>https://ellayasan.itch.io/existence</text:p>
          </table:table-cell>
          <table:table-cell office:value-type="string" calcext:value-type="string">
            <text:p>4780.jpg</text:p>
          </table:table-cell>
        </table:table-row>
        <table:table-row table:style-name="ro1">
          <table:table-cell office:value-type="string" calcext:value-type="string">
            <text:p>В этом доме нет мужчин (No men in this house)</text:p>
          </table:table-cell>
          <table:table-cell office:value-type="string" calcext:value-type="string">
            <text:p>Когда вдова умирает мучительной смертью, она становится злым духом. В беспамятстве призрак рыщет по деревне, проникает в запертые дома и убивает живущих там мужчин. Звучит, как страшная сказка?\n\nНа самом деле это поверье, бытующее по всей Юго-Восточной Азии. Ежегодно в Таиланде десятки мужчин умирают во сне при необычных обстоятельствах: они засыпают и больше никогда не просыпаются. Многие тайцы объясняют эти странные случаи местью со стороны "фи мэмай" – "призрака вдовы", способного терроризировать целые деревни.\n\nВизуальная новелла "В этом доме нет мужчин" базируется на предании о фи мэмай и рассказывает о нескольких эксцентричных туристах, которые из-за пандемии оказались заперты на острове в Таиланде. Когда один из жителей деревни загадочным образом погибает, герои начинают расследование и приходят к выводу, что к смерти может быть причастен… дух вдовы.\n\nВ деле замешана мистика или это происки людей из плоти и крови? Возможно, это лишь трагическая случайность? "В этом доме нет мужчин" – абсурдистский детектив с колоритными персонажами, хлёстким юмором и историей, которая заставит поломать голову над таинственным смертями на тайском острове.\n\n7 авторских листов текста (45.000 слов)\nСаундтрек, сочетающий классику и авангард\n8 персонажей и ехидная кошка по имени Кинза\nИстория, основанная на реальных (и очень стрёмных) событиях\n30 Full HD бэкграундов на основе существующих в действительности локаций</text:p>
          </table:table-cell>
          <table:table-cell/>
          <table:table-cell office:value-type="string" calcext:value-type="string">
            <text:p>2-10 часов</text:p>
          </table:table-cell>
          <table:table-cell office:value-type="string" calcext:value-type="string">
            <text:p>anastasia_erokhina</text:p>
          </table:table-cell>
          <table:table-cell office:value-type="string" calcext:value-type="string">
            <text:p>{'Главный герой парень', 'Наши дни', 'отечественный разработчик', 'Повествование от третьего лица'}</text:p>
          </table:table-cell>
          <table:table-cell office:value-type="string" calcext:value-type="string">
            <text:p>detective,mystic</text:p>
          </table:table-cell>
          <table:table-cell office:value-type="string" calcext:value-type="string">
            <text:p>https://yerofea.itch.io/no-men-in-this-house</text:p>
          </table:table-cell>
          <table:table-cell office:value-type="string" calcext:value-type="string">
            <text:p>4778.jpg</text:p>
          </table:table-cell>
        </table:table-row>
        <table:table-row table:style-name="ro1">
          <table:table-cell office:value-type="string" calcext:value-type="string">
            <text:p>Нулевая сдержанность ~Знойные летние каникулы~ (貞操観念ZERO ～ヤリマン家族とハメ狂い夏休み～ / Teisoukannen ZERO ~Yariman Kazoku to Hame Kurui Natsuyasumi~ / Zero Chastity: A Sultry Summer Holiday)</text:p>
          </table:table-cell>
          <table:table-cell office:value-type="string" calcext:value-type="string">
            <text:p>Наступило лето. Повсюду раздаётся стрёкот цикад, девушки озабочены покупкой пляжных бикини, а Судзусато Мамору, как и большинство здравомыслящих парней его возраста, решил заранее заняться поиском подходящего университета, в который он поступит уже в следующем году. Выбор сей крайне непростой, но благодаря спортивной стипендии у него есть возможность поступить в одно из самых престижных учебных заведений в стране. Главной проблемой является поиск места, где он проживёт все 4 года учёбы, но тут ему пришла внезапная помощь от матери, предложившей пожить у её подруги, живущей с тремя своими дочерями. Дабы понять, сможет ли парень прожить столь долгий срок в окружении чужой семьи, мать отправляет его провести остаток лета к своей подруге, даже не подозревая, сколь знойные деньки ждут её сына.\nВ пути к папке с игрой не должно быть русских символов, если не хотите возможных технических неполадок.</text:p>
          </table:table-cell>
          <table:table-cell/>
          <table:table-cell office:value-type="string" calcext:value-type="string">
            <text:p>2-10 часов</text:p>
          </table:table-cell>
          <table:table-cell office:value-type="string" calcext:value-type="string">
            <text:p>dwarfsoft</text:p>
          </table:table-cell>
          <table:table-cell office:value-type="string" calcext:value-type="string">
            <text:p>{'Русский'}</text:p>
          </table:table-cell>
          <table:table-cell office:value-type="string" calcext:value-type="string">
            <text:p>routine,hentai</text:p>
          </table:table-cell>
          <table:table-cell office:value-type="string" calcext:value-type="string">
            <text:p>https://www.mediafire.com/file/gelvjw44849r74x/zero-chastity-a-sultry-summer-holiday-v1.0-rus_hentaichan.live.7z/file</text:p>
          </table:table-cell>
          <table:table-cell office:value-type="string" calcext:value-type="string">
            <text:p>4777.jpg</text:p>
          </table:table-cell>
        </table:table-row>
        <table:table-row table:style-name="ro1">
          <table:table-cell office:value-type="string" calcext:value-type="string">
            <text:p>Амнея28: две вечности</text:p>
          </table:table-cell>
          <table:table-cell office:value-type="string" calcext:value-type="string">
            <text:p>Доступно только для пользователей\n\n∞ «Амнея28: две вечности» - новелла о группе молодых людей, отправившихся прослушать курс лекций одного уважаемого профессора психологии. Целью поездки была выбрана старая гостиница «Амнея», переставшая выполнять свои основные функции лет десять назад, а сейчас служащая для профессора укромным уголком.\n\nНаполненная учебой неделя не предвещала беды, но с каждым новым днем атмосфера неумолимо менялась.\nПочему студенты вдруг начали странно себя вести? Что они скрывают? Главной героине предстоит разобраться в тайнах «Амнеи», иначе стены старой гостиницы не отпустят ее живой.\n\nВ полной версии вас ждут:\n\n— Более 30 часов увлекательной истории, где всё не так, каким кажется на первый взгляд. Лишь дойдя до финала, вы получите ответы на возникающие в процессе чтения вопросы.\n\n— Пять полноценных рутов и множество будоражащих бэд эндов, которые следует прочитать, чтобы видеть картину целиком. Руты не романтические, главная героиня не строит ни с кем отношений, но романтика между определенными персонажами присутствует.\n\n— Запоминающиеся и противоречивые персонажи, чьё драматичное прошлое никого не оставит равнодушным и вызовет море эмоций.\n\n— Непростой моральный выбор под конец.\n\n— Более ста ЦГ, много дополнительного арта и атмосферный саундтрек.</text:p>
          </table:table-cell>
          <table:table-cell/>
          <table:table-cell office:value-type="string" calcext:value-type="string">
            <text:p>30-50 часов</text:p>
          </table:table-cell>
          <table:table-cell office:value-type="string" calcext:value-type="string">
            <text:p>tomotoro</text:p>
          </table:table-cell>
          <table:table-cell office:value-type="string" calcext:value-type="string">
            <text:p>{'отечественный разработчик', 'Главный герой девушка'}</text:p>
          </table:table-cell>
          <table:table-cell office:value-type="string" calcext:value-type="string">
            <text:p>drama,adventure,triller</text:p>
          </table:table-cell>
          <table:table-cell office:value-type="string" calcext:value-type="string">
            <text:p>https://vkplay.ru/play/game/amnea28/?_1lr=6363d02718c95b1f-3421117_2073054-3421117_2073054-3421117_2073054&amp;mt_click_id=mt-qp00s9-1667485735-2154011</text:p>
          </table:table-cell>
          <table:table-cell office:value-type="string" calcext:value-type="string">
            <text:p>4773.jpg</text:p>
          </table:table-cell>
        </table:table-row>
        <table:table-row table:style-name="ro1">
          <table:table-cell office:value-type="string" calcext:value-type="string">
            <text:p>Horologium: Созвездие Часов (Horologium: Constellation Of Clocks)</text:p>
          </table:table-cell>
          <table:table-cell office:value-type="string" calcext:value-type="string">
            <text:p>Эта визуальная новелла которая расскажет историю о вечере в Академии искусств, где от ваших действий зависит, доживёте ли вы и ваши друзья до утра.\nОсобенности:\n- Полностью оригинальный саундтрек и художественное оформление.\n- 5 концовок, одна из которых истинная.\n- Сюжет в духе аниме "When the Cicadas Cry" и "Stein's Gate".\nПредупреждение: игра содержит сцены насилия и нецензурную лексику.\nИгра также содержит ряд ранних концовок, где главный герой умирает, сохраняйтесь чаще.\nПредыдущие игры от данного автора:\nЯ не вижу разницы в цифрах\nПереезд\nИстория Любви</text:p>
          </table:table-cell>
          <table:table-cell/>
          <table:table-cell office:value-type="string" calcext:value-type="string">
            <text:p>Менее 2 часов</text:p>
          </table:table-cell>
          <table:table-cell office:value-type="string" calcext:value-type="string">
            <text:p>sergej_zemtsev</text:p>
          </table:table-cell>
          <table:table-cell office:value-type="string" calcext:value-type="string">
            <text:p>{'Главный герой парень', 'Повествование от первого лица', 'отечественный разработчик', 'Horologium: Созвездие Часов'}</text:p>
          </table:table-cell>
          <table:table-cell office:value-type="string" calcext:value-type="string">
            <text:p>drama,horror</text:p>
          </table:table-cell>
          <table:table-cell office:value-type="string" calcext:value-type="string">
            <text:p>https://sergeizemtsev.itch.io/horologium</text:p>
          </table:table-cell>
          <table:table-cell office:value-type="string" calcext:value-type="string">
            <text:p>4772.jpg</text:p>
          </table:table-cell>
        </table:table-row>
        <table:table-row table:style-name="ro1">
          <table:table-cell office:value-type="string" calcext:value-type="string">
            <text:p>История Любви (A Love Story)</text:p>
          </table:table-cell>
          <table:table-cell office:value-type="string" calcext:value-type="string">
            <text:p>«Весна - всегда пора любви. Что прячется за светодиодным зонтиком?\nТам, может быть, чаепитие на Луне, с видом на Землю?\nА может тяжёлые, длинные ночи, в нерешимости открыть Коробку Боли...\nНо все мы актёры на сцене, и все равны перед правилом "так-близко-но-так-далеко"...\nВесна, это история любви».\nОсобенности:\n- Полностью оригинальный саундтрек и художественное оформление.\n- 4 концовки, одна из которых истинная.\nПроект разработан в рамках #LDJAM.</text:p>
          </table:table-cell>
          <table:table-cell/>
          <table:table-cell office:value-type="string" calcext:value-type="string">
            <text:p>Менее 2 часов</text:p>
          </table:table-cell>
          <table:table-cell office:value-type="string" calcext:value-type="string">
            <text:p>sergej_zemtsev</text:p>
          </table:table-cell>
          <table:table-cell office:value-type="string" calcext:value-type="string">
            <text:p>{'Главный герой парень', 'отечественный разработчик', 'фэнтези', 'Повествование от первого лица', '#LDJAM', 'История любви'}</text:p>
          </table:table-cell>
          <table:table-cell office:value-type="string" calcext:value-type="string">
            <text:p>romance,routine,fantasy</text:p>
          </table:table-cell>
          <table:table-cell office:value-type="string" calcext:value-type="string">
            <text:p>https://sergeizemtsev.itch.io/love-story</text:p>
          </table:table-cell>
          <table:table-cell office:value-type="string" calcext:value-type="string">
            <text:p>4771.jpg</text:p>
          </table:table-cell>
        </table:table-row>
        <table:table-row table:style-name="ro1">
          <table:table-cell office:value-type="string" calcext:value-type="string">
            <text:p>Любовь, Деньги, Рок-н-Ролл (Love, Money, Rock-n-Roll)</text:p>
          </table:table-cell>
          <table:table-cell office:value-type="string" calcext:value-type="string">
            <text:p>"Любовь, Деньги, Рок-н-Ролл": романтика 80-х, тайны и интриги, предательство и самопожертвование, ненависть и страсть</text:p>
          </table:table-cell>
          <table:table-cell/>
          <table:table-cell office:value-type="string" calcext:value-type="string">
            <text:p>10-30 часов</text:p>
          </table:table-cell>
          <table:table-cell office:value-type="string" calcext:value-type="string">
            <text:p>soviet_games</text:p>
          </table:table-cell>
          <table:table-cell office:value-type="string" calcext:value-type="string">
            <text:p>{'love', 'Rock-n-Roll', 'lШкола', 'Повествование от первого лица', 'Главный герой парень', '80-е', 'Money'}</text:p>
          </table:table-cell>
          <table:table-cell office:value-type="string" calcext:value-type="string">
            <text:p>drama,comedy,romance,school</text:p>
          </table:table-cell>
          <table:table-cell office:value-type="string" calcext:value-type="string">
            <text:p>https://mega.nz/file/3N4V3KJb#UPscOHXaoKIEgSeKH1_2M-mvnGccrcvO6BJGu6hBegQ</text:p>
          </table:table-cell>
          <table:table-cell office:value-type="string" calcext:value-type="string">
            <text:p>4767.jpg</text:p>
          </table:table-cell>
        </table:table-row>
        <table:table-row table:style-name="ro1">
          <table:table-cell office:value-type="string" calcext:value-type="string">
            <text:p>Оазис (Oasis)</text:p>
          </table:table-cell>
          <table:table-cell office:value-type="string" calcext:value-type="string">
            <text:p>[16+]\n\nИгра состоит из нескольких эпизодов (глав). Сейчас готовы 2 главы из 5.\n\nКайл жил спокойной, размеренной жизнью, мечтая однажды выучится и стать королевским рыцарем. Но в один солнечный день всё изменилось. Его мир начал меняться…\n\nИгра рассчитана на тех, кто готов изучать мир, заглядывая в каждый шкафчик, в поисках очередной подсказки. Причудливые истории слухи и домыслы искажают правду, и будет не просто во всём разобраться. Лишь зная картину целиком, можно сделать правильный выбор, ведущий к счастливому финалу. Конечно, вы можете идти вперёд, не отвлекаясь на изучение мира и локаций. Игра от этого непроходимой не станет, но вот шанс принять за друга опасного врага, дать союзнику яд вместо лекарства или попасть в ловушку заметно возрастёт.</text:p>
          </table:table-cell>
          <table:table-cell/>
          <table:table-cell office:value-type="string" calcext:value-type="string">
            <text:p>Менее 2 часов</text:p>
          </table:table-cell>
          <table:table-cell office:value-type="string" calcext:value-type="string">
            <text:p>sirandriy</text:p>
          </table:table-cell>
          <table:table-cell office:value-type="string" calcext:value-type="string">
            <text:p>{'отечественный разработчик', 'фэнтези', 'будущее', 'Несколько главных героев', 'научная фантастика', 'Oasis', 'Постапокалиптика'}</text:p>
          </table:table-cell>
          <table:table-cell office:value-type="string" calcext:value-type="string">
            <text:p>drama,science_fiction,mystic,adventure,fiction,fantasy</text:p>
          </table:table-cell>
          <table:table-cell office:value-type="string" calcext:value-type="string">
            <text:p>https://disk.yandex.ru/d/-wkQYWlJanypog</text:p>
          </table:table-cell>
          <table:table-cell office:value-type="string" calcext:value-type="string">
            <text:p>4754.png</text:p>
          </table:table-cell>
        </table:table-row>
        <table:table-row table:style-name="ro1">
          <table:table-cell office:value-type="string" calcext:value-type="string">
            <text:p>Путь Отшельника, I часть (The Hermit's Way, Part I)</text:p>
          </table:table-cell>
          <table:table-cell office:value-type="string" calcext:value-type="string">
            <text:p>Азул - умный парень, которому не повезло родиться в горной деревне воинов. К должным годам он не стал храбрым и бесстрашным воителем, и ему грозило худшее наказание для каждого жителя деревни – изгнание… К счастью, появился тот, кто смог не только спасти, но и подарить Азулу шанс на иную, полную магии, загадок, и в то же время смертельных опасностей жизнь. Сможет ли он исполнить то, что было завещано ему учителем, не потеряв при этом себя?\nПроект разработан в рамках #LDJAM и\nМикроРено 2022.</text:p>
          </table:table-cell>
          <table:table-cell/>
          <table:table-cell office:value-type="string" calcext:value-type="string">
            <text:p>Менее 2 часов</text:p>
          </table:table-cell>
          <table:table-cell office:value-type="string" calcext:value-type="string">
            <text:p>visualdestiny_studio_(hapsiel</text:p>
          </table:table-cell>
          <table:table-cell office:value-type="string" calcext:value-type="string">
            <text:p>{'Путь Отшельника I часть', 'Повествование от первого лица', 'Главный герой парень', 'МикроРено 2022', 'отечественный разработчик', 'фэнтези', 'магия', '#LDJAM'}</text:p>
          </table:table-cell>
          <table:table-cell office:value-type="string" calcext:value-type="string">
            <text:p>adventure,fantasy</text:p>
          </table:table-cell>
          <table:table-cell office:value-type="string" calcext:value-type="string">
            <text:p>https://elvirien.itch.io/thehermitsway1</text:p>
          </table:table-cell>
          <table:table-cell office:value-type="string" calcext:value-type="string">
            <text:p>4746.jpg</text:p>
          </table:table-cell>
        </table:table-row>
        <table:table-row table:style-name="ro1">
          <table:table-cell office:value-type="string" calcext:value-type="string">
            <text:p>Тёмные секреты шоу-бизнеса (Dark Secrets of Showbiz / Yule Quan Yiyun - S Hao Fang Shijian / 娛樂圈疑雲-S號房事件)</text:p>
          </table:table-cell>
          <table:table-cell office:value-type="string" calcext:value-type="string">
            <text:p>◆История◆\nПожар забрал моих родителей и моё счастливое детство. Единственное, что у меня осталось, — это кусок обугленной кожи на пепелище с надписью "Агентство "Чэнь-Ю".\nЯ выжила и собираюсь выяснить всю правду о том пожаре. Годы спустя у меня наконец-то появилась возможность устроиться в новостное агентство "Чэнь-Ю" при условии, что я буду расследовать правду о "самоубийстве" Су Нянь, одной из самых популярных молодых актрис в индустрии развлечений.\n“Если хочешь добиться того же, что и Су Нянь, ты должна испытать всё то, через что она прошла".\nЧем ближе я знакомилась с людьми, окружавшими Су Нянь, тем больше поражалась тому, насколько грязной была индустрия развлечений.\nЛицемерные шпионы, подлые агенты и могущественные сенпаи индустрии... все смотрели на меня жадными глазами и требовали, чтобы я “заплатила” своим телом в обмен на возможности.\nТаинственное приложение “Комната S”, странная лиловая жидкость “Потерянная душа”... казалось, всё это поможет раскрыть правду о смерти Су Нянь.\nЧерез что же прошла Су Нянь? И какое это имеет отношение к агентству "Чэнь-Ю" и пожару в моем детстве?\nДолжна ли я подчиниться этим людям в их мире ужасных тайн и заговоров в обмен на подсказки, или есть другие варианты?..\n◆ Игровой процесс ◆\nВ основной сюжетной линии есть множество вариантов выбора, и каждый из них влияет на концовку игры.\nПо мере развития сюжета постепенно будут открываться исследуемые области. Главная героиня может выбрать вариант [Подумать] о текущей ситуации, [Изучить] предметы, которые она собрала, отправиться в другое место, чтобы [Исследовать], или [Взять перерыв], чтобы вернуться к основному сюжету утром перед тем, как отправится в указанное место. В процессе игры она постепенно собирает "улики" и складывает воедино все события.\n◆ Особенности игры ◆\n◇ 16 основных сцен, включая более 180 вариаций.\n◇ Объем сценария: 80 000 слов.\n◇ Один главный женский персонаж и два второстепенных женских персонажа.\n◇Дедукция и негласные правила в тематической игре индустрии развлечений.\n◇ Концовки игр: 5 вариантов (включая «девственную» концовку).</text:p>
          </table:table-cell>
          <table:table-cell/>
          <table:table-cell office:value-type="string" calcext:value-type="string">
            <text:p>2-10 часов</text:p>
          </table:table-cell>
          <table:table-cell office:value-type="string" calcext:value-type="string">
            <text:p>banana_king_&amp;_boru</text:p>
          </table:table-cell>
          <table:table-cell office:value-type="string" calcext:value-type="string">
            <text:p>{'Главный герой девушка', 'Иностранный разработчик', 'Повествование от первого лица', 'Наши дни', 'Тёмные секреты шоу-бизнеса'}</text:p>
          </table:table-cell>
          <table:table-cell office:value-type="string" calcext:value-type="string">
            <text:p>drama,detective,hentai</text:p>
          </table:table-cell>
          <table:table-cell office:value-type="string" calcext:value-type="string">
            <text:p>https://mega.nz/file/U510hBTL#WAVVZ7uxGQKUT8taPpHSULC1zeZH_ezDEV4l9rkd4bI</text:p>
          </table:table-cell>
          <table:table-cell office:value-type="string" calcext:value-type="string">
            <text:p>4745.jpg</text:p>
          </table:table-cell>
        </table:table-row>
        <table:table-row table:style-name="ro1">
          <table:table-cell office:value-type="string" calcext:value-type="string">
            <text:p>UnderСhoice Глава 1,2</text:p>
          </table:table-cell>
          <table:table-cell office:value-type="string" calcext:value-type="string">
            <text:p>История происходит, спустя 5 лет, после концовки игры, но есть одно но...Фриск, не стала убивать Азгора и решила остаться с монстрами в подземелье, потому что боялась снова перезапустить и навредить своим друзьям и очень близкому скелету. Вы играете за Фриск, которой 18 лет и она живёт с монстрами счастливо...пока снова не начинаются воспоминания о Геноциде...\nВнимание! Онлайн версия только для 2 главы.</text:p>
          </table:table-cell>
          <table:table-cell/>
          <table:table-cell office:value-type="string" calcext:value-type="string">
            <text:p>Менее 2 часов</text:p>
          </table:table-cell>
          <table:table-cell office:value-type="string" calcext:value-type="string">
            <text:p>raidergame</text:p>
          </table:table-cell>
          <table:table-cell office:value-type="string" calcext:value-type="string">
            <text:p>{'UnderСhoice', 'фэнтези', 'Повествование от первого лица', 'Несколько главных героев', 'undertale', 'отечественный разработчик'}</text:p>
          </table:table-cell>
          <table:table-cell office:value-type="string" calcext:value-type="string">
            <text:p>drama,comedy,romance,adventure,fantasy</text:p>
          </table:table-cell>
          <table:table-cell office:value-type="string" calcext:value-type="string">
            <text:p>https://gamejolt.com/games/underchoice/432768</text:p>
          </table:table-cell>
          <table:table-cell office:value-type="string" calcext:value-type="string">
            <text:p>4740.jpg</text:p>
          </table:table-cell>
        </table:table-row>
        <table:table-row table:style-name="ro1">
          <table:table-cell office:value-type="string" calcext:value-type="string">
            <text:p>Слух о Куринуки-сан (Kurinuki-san no Uwasa)</text:p>
          </table:table-cell>
          <table:table-cell office:value-type="string" calcext:value-type="string">
            <text:p>Кажется, в последнее время по школе ползут все более странные слухи...\nКак сильно вы бы испугались, услышав историю про Куринуки-сан?!\n\n※Пожалуйста, учтите: в игре присутствуют описания гротескных, кровавых и жестоких сцен.\n\nВерсия для ios (полностью на японском) - https://apps.apple.com/jp/app/id1310911705</text:p>
          </table:table-cell>
          <table:table-cell/>
          <table:table-cell office:value-type="string" calcext:value-type="string">
            <text:p>Менее 2 часов</text:p>
          </table:table-cell>
          <table:table-cell office:value-type="string" calcext:value-type="string">
            <text:p>entabridge_co.</text:p>
          </table:table-cell>
          <table:table-cell office:value-type="string" calcext:value-type="string">
            <text:p>{'Русский'}</text:p>
          </table:table-cell>
          <table:table-cell office:value-type="string" calcext:value-type="string">
            <text:p>drama,horror,mystic,school,triller</text:p>
          </table:table-cell>
          <table:table-cell office:value-type="string" calcext:value-type="string">
            <text:p>https://drive.google.com/file/d/1ALRQlTa1jr7MY3ULHzAS7hAOFGyDp-6Y/view?usp=sharing</text:p>
          </table:table-cell>
          <table:table-cell office:value-type="string" calcext:value-type="string">
            <text:p>4739.png</text:p>
          </table:table-cell>
        </table:table-row>
        <table:table-row table:style-name="ro1">
          <table:table-cell office:value-type="string" calcext:value-type="string">
            <text:p>Потоп: Череда Разбивающихся Волн (Deluge: Threnody of Crashing Waves)</text:p>
          </table:table-cell>
          <table:table-cell office:value-type="string" calcext:value-type="string">
            <text:p>В не столь отдалённом прошлом на острове Аббот произошла таинственная эвакуация. Погрузитесь в тайны этого тревожного места и выясните трагическую судьбу девочек. Интерактивная визуальная новелла с психологическим и лавкрафтовским подтекстом.\nОБ ЭТОЙ ИГРЕ.\nГроздья гнева наконец созрели — их лозы приносят опьяняющие плоды.\nЭйб так и не решил приехать в Абботсфорд. Деревня сияет сельской неразвитостью, которая наполняет его затяжным страхом. Однако вскоре все начинает налаживаться, поскольку Ина, упрямый главный редактор школьной газеты, нанимает его в качестве посыльного.\nВскоре Эйб и Ина начинают раскрывать тревожные подробности о прошлом острова, включая таинственную эвакуацию более половины его населения. Постепенно они оказываются втянутыми в запутанную паутину политической коррупции, организованной преступности и крайне скрытной поместной церкви.\nПотоп: Череда разбивающихся волн - это таинственная визуальная новелла с психологическим и лавкрафтовским подтекстом.\nПЕРСОНАЖИ.\nРика.\nЛевиафан, должно быть, испытывает меланхолию, извиваясь в полном одиночестве в бесконечных глубинах.\nПроисходя из старинного рода реформированных проповедников, Рика хорошо обоснована как в социальном, так и в духовном плане. Однако в последнее время её охватила сильная тоска по морю. Её отец - лидер тайного общества Кайперов в городском совете Абботсфорда.\nМэй.\nПоложи руку на эти камни. Чувствуешь ли ты их успокаивающее тепло?\nМэй не ходит в школу. Её часто можно встретить бродящей среди гигантских мегалитов, которые были возведены на острове во времена позднего неолита. В последнее время ей снятся кошмары о её младшем брате.\nИна.\nСкандал, преступность, коррупция — политика маленького городка - это выгребная яма человеческой порочности.\nИна обладает сильной головой и решительностью. Недавно заняв пост главного редактора the Sunday Abbot, она стремится превратить безымянную газетёнку в маяк журналистских расследований. Однако вскоре её расследование местных политических дел пробуждает силу, которую лучше не тревожить.\nИНФОРМАЦИЯ.\nПотоп: Череда разбивающихся волн - это интерактивная визуальная новелла. Развивая свои отношения с каждым из главных героев, игрок может разблокировать концовки этого персонажа. Игра попала в ранний доступ в январе 2022 года. Полная версия вышла в июле 2022 года.\nПереводчик: Viktor 'Licht'\nОПИСАНИЕ КОНТЕНТА ДЛЯ ВЗРОСЛЫХ.\nРазработчики описывают контент так:\nЭта игра содержит темы и изображения, которые некоторые игроки могут счесть нежелательными или пугающими.\nЭта игра содержит мягкую, не наводящую на размышления, наготу.</text:p>
          </table:table-cell>
          <table:table-cell/>
          <table:table-cell office:value-type="string" calcext:value-type="string">
            <text:p>2-10 часов</text:p>
          </table:table-cell>
          <table:table-cell office:value-type="string" calcext:value-type="string">
            <text:p>lan_|_leaves_socah</text:p>
          </table:table-cell>
          <table:table-cell office:value-type="string" calcext:value-type="string">
            <text:p>{'Русский'}</text:p>
          </table:table-cell>
          <table:table-cell office:value-type="string" calcext:value-type="string">
            <text:p>drama,romance,horror,detective,mystic,routine,triller</text:p>
          </table:table-cell>
          <table:table-cell office:value-type="string" calcext:value-type="string">
            <text:p>https://socah.itch.io/deluge</text:p>
          </table:table-cell>
          <table:table-cell office:value-type="string" calcext:value-type="string">
            <text:p>4738.jpg</text:p>
          </table:table-cell>
        </table:table-row>
        <table:table-row table:style-name="ro1">
          <table:table-cell office:value-type="string" calcext:value-type="string">
            <text:p>Последний Секрет (The Last Secret)</text:p>
          </table:table-cell>
          <table:table-cell office:value-type="string" calcext:value-type="string">
            <text:p>Присоединяйся к приключениям!\nТы и твои друзья внезапно обнаружили у себя удивительные умственные способности. Кажется, что за этим стоит девочка с розовой причёской. Присоединяйся к своим друзьям в невероятном походе, чтобы раскрыть "Последний секрет", узнать правду о мире и спасти свою жизнь и всю землю...\nЭпическая и интересная история с множеством головоломок (которые, в основном, можно пропустить, если тебе такое не по душе), романтичной линией (тоже по желанию) и 8 хорошими концовками. (Романтическая часть игры реализованная как для мужских персонажей, так и для женских, а также в игре предусмотрен "радужный режим" для однополых отношений).\nНаграда за лучший звук и музыку на "Feedback Fest 2022", 2-е место за "overall fun".\nГлавные персонажи:\nПора представить актёрский состав "Последнего секрета" чуть более подробно... Поехали! Начнём с твоей подруги детства, Мейлин...\nВторой из основного актёрского состава: добрый и умный Хонгхонг...\nА вот и Карина: милая и занудная математичка с любовью к странным толстовкам... Он не один из твоих школьных друзей, он - международная музыкальная звезда: Бен Бенджамин... Где же тебе удастся встретить его? И, наконец, загадочная девочка с розовыми волосами... Стоит ли она за всеми этими происходящими странными событиями? И что она собой представляет?\nГеймплей:\nПоследний Секрет - это визуальный роман со сложным сюжетом и множеством мини-игр и головоломок. Ты можешь играть как за женского, так и за мужского персонажа. Активация "радужного режима" позволяет тебе сблизиться с персонажами твоего пола. (Если тебе нравится только сюжет и романтика, ты всегда можешь позволить кому-то из своих умных друзей давать подсказки или решать головоломки за тебя. Если тебе нравятся только сюжет и головоломки - ты можешь пропустить романтическую часть и, тем не менее наслаждаться игрой).\nСодержание:\n*+ Интересная и насыщенная сюжетная линия с множеством часов игры.\n*+ 8 хороших концовок, множество плохих.\n*+ Играть можно как за мужского персонажа, так и за женского, ты можешь выбрать для свидания персонажей разного пола или одного пола (или вообще никого).\n*+ Тонны красивой фоновой графики, простой, но симпатичный дизайн персонажей (300+ изображений).\n*+ Полный оригинальный саундтрек, включая несколько песен с вокалом (на английском или китайском языке с субтитрами) плюс несколько песен от Lemmino.\n*+ Множество головоломок, которые нужно решить по пути, каждая из них уникальна.\n*+ Доступно несколько языковых версий.</text:p>
          </table:table-cell>
          <table:table-cell/>
          <table:table-cell office:value-type="string" calcext:value-type="string">
            <text:p>2-10 часов</text:p>
          </table:table-cell>
          <table:table-cell office:value-type="string" calcext:value-type="string">
            <text:p>tbf</text:p>
          </table:table-cell>
          <table:table-cell office:value-type="string" calcext:value-type="string">
            <text:p>{'Повествование от первого лица', 'Несколько главных героев', 'Иностранный разработчик', 'научная фантастика', 'Последний Секрет'}</text:p>
          </table:table-cell>
          <table:table-cell office:value-type="string" calcext:value-type="string">
            <text:p>science_fiction,romance,routine,adventure,school</text:p>
          </table:table-cell>
          <table:table-cell office:value-type="string" calcext:value-type="string">
            <text:p>https://thelastsecret.itch.io/the-last-secret</text:p>
          </table:table-cell>
          <table:table-cell office:value-type="string" calcext:value-type="string">
            <text:p>4736.jpg</text:p>
          </table:table-cell>
        </table:table-row>
        <table:table-row table:style-name="ro1">
          <table:table-cell office:value-type="string" calcext:value-type="string">
            <text:p>Моя Девушка — Гоблин! (My Life with Goblin Girl)</text:p>
          </table:table-cell>
          <table:table-cell office:value-type="string" calcext:value-type="string">
            <text:p>Эта короткая и милая история расскажет вам о простом парне по имени Антон, который вдруг однажды встретил таинственную девушку-полурослика с зелёной кожей, длинными ушами и острыми когтями прямо посреди своей квартиры.\nПроект разработан в рамках #LDJAM.</text:p>
          </table:table-cell>
          <table:table-cell/>
          <table:table-cell office:value-type="string" calcext:value-type="string">
            <text:p>Менее 2 часов</text:p>
          </table:table-cell>
          <table:table-cell office:value-type="string" calcext:value-type="string">
            <text:p>shadik</text:p>
          </table:table-cell>
          <table:table-cell office:value-type="string" calcext:value-type="string">
            <text:p>{'Наши дни', 'отечественный разработчик', 'фэнтези', 'Повествование от первого лица', '#LDJAM', 'Моя Девушка — Гоблин', 'Главный герой парень'}</text:p>
          </table:table-cell>
          <table:table-cell office:value-type="string" calcext:value-type="string">
            <text:p>comedy,romance,routine,fantasy</text:p>
          </table:table-cell>
          <table:table-cell office:value-type="string" calcext:value-type="string">
            <text:p>https://shadik.itch.io/my-life-with-goblin-girl</text:p>
          </table:table-cell>
          <table:table-cell office:value-type="string" calcext:value-type="string">
            <text:p>4735.jpg</text:p>
          </table:table-cell>
        </table:table-row>
        <table:table-row table:style-name="ro1">
          <table:table-cell office:value-type="string" calcext:value-type="string">
            <text:p>Неудачники не плачут (Nakanai Makeinu)</text:p>
          </table:table-cell>
          <table:table-cell office:value-type="string" calcext:value-type="string">
            <text:p>Сбежавшая из замка незаконнорожденная принцесса спустя много лет возвращается обратно в виде служанки.\nОна узнает страшную тайну и встает на путь мести.</text:p>
          </table:table-cell>
          <table:table-cell/>
          <table:table-cell office:value-type="string" calcext:value-type="string">
            <text:p>2-10 часов</text:p>
          </table:table-cell>
          <table:table-cell office:value-type="string" calcext:value-type="string">
            <text:p>hare_tokidoki_gratin</text:p>
          </table:table-cell>
          <table:table-cell office:value-type="string" calcext:value-type="string">
            <text:p>{'русский'}</text:p>
          </table:table-cell>
          <table:table-cell office:value-type="string" calcext:value-type="string">
            <text:p>drama,romance</text:p>
          </table:table-cell>
          <table:table-cell office:value-type="string" calcext:value-type="string">
            <text:p>https://drive.google.com/file/d/1_tFP4g1Djw3XRIvTsunrA56xQe3xY1gx/view?usp=sharing</text:p>
          </table:table-cell>
          <table:table-cell office:value-type="string" calcext:value-type="string">
            <text:p>4734.jpg</text:p>
          </table:table-cell>
        </table:table-row>
        <table:table-row table:style-name="ro1">
          <table:table-cell office:value-type="string" calcext:value-type="string">
            <text:p>Хасихимэ старого книжного квартала (Koshotengai no Hashihime)</text:p>
          </table:table-cell>
          <table:table-cell office:value-type="string" calcext:value-type="string">
            <text:p>Дзимботё, Токио\nИюнь 1922 года, эпоха Тайсё\nСезон дождей\n\nТамамори приехал в Токио, в надежде поступить в Императорский университет. Однако он проваливает вступительный экзамен, а через два года его выгоняют из дома из-за недисциплинированности и постоянных попыток сбежать от реальности.\nПо счастливой случайности Тамамори начинает работать и жить в Умэбатидо, магазине подержанных книг. Там он с удовольствием проводит время, делая вид, что готовится ко вступительным экзаменам и паразитирует на друзьях, которые тоже приехали в столицу.\nВнезапно происходит череда событий, из-за которых они таинственно умирают один за другим, и Тамамори осознает, что он снова и снова возвращается в дождливые дни, чтобы спасти их.\nВ этой оккультурной загадке, которая окружает его друзей смертью...\nГде реальность, а где видения?\n\nГайд по игре включает в себя инструкцию по установке, прохождение и ответы на вопросы от разработчицы.\nОзнакомиться можно здесь: ТЫК.\n\n\n[b]Внимание!\nЕсли вы прежде проходили данную новеллу на английском языке, открывали демо на русском или читали какие-то руты, для стабильной работы удалите сохранения. Они расположены по примерно такому пути:\nC:\Users\(имя пользователя)\AppData\Roaming\Mangagamer\hashihime of the old book town</text:p>
          </table:table-cell>
          <table:table-cell/>
          <table:table-cell office:value-type="string" calcext:value-type="string">
            <text:p>30-50 часов</text:p>
          </table:table-cell>
          <table:table-cell office:value-type="string" calcext:value-type="string">
            <text:p>adelta</text:p>
          </table:table-cell>
          <table:table-cell office:value-type="string" calcext:value-type="string">
            <text:p>{'Русский'}</text:p>
          </table:table-cell>
          <table:table-cell office:value-type="string" calcext:value-type="string">
            <text:p>drama,romance,mystic,adventure,fiction</text:p>
          </table:table-cell>
          <table:table-cell office:value-type="string" calcext:value-type="string">
            <text:p>https://disk.yandex.ru/d/RGAtGh2dujlfgg</text:p>
          </table:table-cell>
          <table:table-cell office:value-type="string" calcext:value-type="string">
            <text:p>4731.jpg</text:p>
          </table:table-cell>
        </table:table-row>
        <table:table-row table:style-name="ro1">
          <table:table-cell office:value-type="string" calcext:value-type="string">
            <text:p>Режим Бога (God Mode)</text:p>
          </table:table-cell>
          <table:table-cell office:value-type="string" calcext:value-type="string">
            <text:p>Игра сделана чисто для себя, на супер мега серьёзность не претендует (слюры, национализм, стрёмные темы, девиации). Осторожно! Есть мат.</text:p>
          </table:table-cell>
          <table:table-cell/>
          <table:table-cell office:value-type="string" calcext:value-type="string">
            <text:p>Менее 2 часов</text:p>
          </table:table-cell>
          <table:table-cell office:value-type="string" calcext:value-type="string">
            <text:p>horsepasta</text:p>
          </table:table-cell>
          <table:table-cell office:value-type="string" calcext:value-type="string">
            <text:p>{'фэнтези', 'сёнэн-ай', 'Режим Бога', 'Несколько главных героев', 'отечественный разработчик', 'Повествование от первого лица'}</text:p>
          </table:table-cell>
          <table:table-cell office:value-type="string" calcext:value-type="string">
            <text:p>comedy,horror,adventure,fantasy</text:p>
          </table:table-cell>
          <table:table-cell office:value-type="string" calcext:value-type="string">
            <text:p>https://disk.yandex.ru/d/iJbxfsGSYu0Qww</text:p>
          </table:table-cell>
          <table:table-cell office:value-type="string" calcext:value-type="string">
            <text:p>4730.jpg</text:p>
          </table:table-cell>
        </table:table-row>
        <table:table-row table:style-name="ro1">
          <table:table-cell office:value-type="string" calcext:value-type="string">
            <text:p>Парни-Байкеры Без Любви (Loveless Biker Boys)</text:p>
          </table:table-cell>
          <table:table-cell office:value-type="string" calcext:value-type="string">
            <text:p>Вы оказываетесь в пустоте, где встречаете робота, который хочет, чтобы вы сыграли с ним в игру. Он переносит вас в одну из своих симуляций, где вы встретите странных байкеров из другого мира.\nПредупреждения!\nПрочитайте их, прежде чем открывать игру!\nВ новелле есть немного гуро и его описания, жестокость, немного хоррора, неприятные моменты, смерть главного персонажа, громкая музыка и дрожащий экран.\nОтдельные предупреждения для русской версии: МАТЮКИ.\nЗнакомьтесь с байкерами!\nПадар.\nТот, с которого начинается игра. Он будет смотреть и наслаждаться тем, что вы будете делать в своей игре. За то, что вы получите все концовки, Пядар вознаградит вас небольшим сюрпризом.\nДайс Кэрролл.\nПервый байкер, которого вы встретите. Он жестокий и грубый главарь банды (по крайней мере, так он выглядит). Заботится о байкерских канонах больше, чем о своей банде.\nВарай Вард.\nДобрый, застенчивый, но очень странный парень. Привязывается к вам с первой минуты. Грязный. Любит червей.\nДжатай.\nСамый старый байкер в банде. Он не очень дружелюбен и не очень психически здоров. Очень глупый и уродливый. Даже Падару он не нравится.\nДжефф Левассер.\nВесёлый, позитивный парень - душа компании и просто добрая душа. Самый адекватный парень в банде.\nОсобенности новеллы:\n❤ 4 разных рута.\n❤ 21 концовка.\n❤ около 40 иллюстраций вместе с фонами (следует отметить, что все иллюстрации были нарисованы на телефоне).\nNSFW дополнение для Loveless Biker Boys переведено на русский язык!\n+ был исправлен баг в руте Джеффа, появляющийся только в русской версии игры.\nО nsfw дополнении:\nЭто та же самая игра, но с порно-концовками. Эти концовки являются расширенными версиями существующих концовок, но я по-прежнему считаю их как дополнительные.\nСкачивайте его, только если вы совершеннолетний(или если вы не против такого, мне плевать). В этом дополнении странные и страшные штуки с гуро. К сожалению, только у Джеффа и Варая есть nsfw концовки, Дайс никогда бы этого не сделал, он предпочёл бы перемолоть все ваши кости в кашу. А Джатай... лол, у него просто нет гениталий.\nПредупреждения: Концовка Джеффа содержит хоррор, кровь и гуро, нонкон, каннибализм, смерть главного героя, некрофилию и т.д.; Концовки Варая содержат... червей.\nЯ неофициально зову это дополнение "время джеффварая" &lt; 3</text:p>
          </table:table-cell>
          <table:table-cell/>
          <table:table-cell office:value-type="string" calcext:value-type="string">
            <text:p>Менее 2 часов</text:p>
          </table:table-cell>
          <table:table-cell office:value-type="string" calcext:value-type="string">
            <text:p>pela</text:p>
          </table:table-cell>
          <table:table-cell office:value-type="string" calcext:value-type="string">
            <text:p>{'отечественный разработчик', 'яой', 'дэйт-сим', 'сёнэн-ай', 'фэнтези', 'Парни-Байкеры Без Любви', 'Главный герой парень', 'Гуро', 'Повествование от первого лица'}</text:p>
          </table:table-cell>
          <table:table-cell office:value-type="string" calcext:value-type="string">
            <text:p>romance,horror,fiction,fantasy</text:p>
          </table:table-cell>
          <table:table-cell office:value-type="string" calcext:value-type="string">
            <text:p>https://ewwwabug.itch.io/loveless-biker-boys</text:p>
          </table:table-cell>
          <table:table-cell office:value-type="string" calcext:value-type="string">
            <text:p>4729.jpg</text:p>
          </table:table-cell>
        </table:table-row>
        <table:table-row table:style-name="ro1">
          <table:table-cell office:value-type="string" calcext:value-type="string">
            <text:p>Дно (Bottom)</text:p>
          </table:table-cell>
          <table:table-cell office:value-type="string" calcext:value-type="string">
            <text:p>«Дно» — визуальная новелла в мире русской хтони.\nВам предстоит сыграть за дворника Митю, узнать его прошлое и повлиять на будущее. Действие игры происходит в типичном русском дворе, жителей которого, то и дело настигает ненастье. Возможно, вы сможете помочь своим соседям, а возможно, они превратятся в хтонических чудовищ и мерзких гадов. Все зависит только от вас.\nСтоит учесть, что игра на стадии прототипа. Но мы попробовали раскрыть историю Мити, хоть и коротко. Надеемся, вам будет интересно.</text:p>
          </table:table-cell>
          <table:table-cell/>
          <table:table-cell office:value-type="string" calcext:value-type="string">
            <text:p>Менее 2 часов</text:p>
          </table:table-cell>
          <table:table-cell office:value-type="string" calcext:value-type="string">
            <text:p>akuenna</text:p>
          </table:table-cell>
          <table:table-cell office:value-type="string" calcext:value-type="string">
            <text:p>{'Наши дни', 'Главный герой парень', 'отечественный разработчик', 'дно', 'Повествование от первого лица'}</text:p>
          </table:table-cell>
          <table:table-cell office:value-type="string" calcext:value-type="string">
            <text:p>drama,comedy,routine</text:p>
          </table:table-cell>
          <table:table-cell office:value-type="string" calcext:value-type="string">
            <text:p>https://akuenna.itch.io/dno</text:p>
          </table:table-cell>
          <table:table-cell office:value-type="string" calcext:value-type="string">
            <text:p>4727.jpg</text:p>
          </table:table-cell>
        </table:table-row>
        <table:table-row table:style-name="ro1">
          <table:table-cell office:value-type="string" calcext:value-type="string">
            <text:p>Просто разговоры (Just talking)</text:p>
          </table:table-cell>
          <table:table-cell office:value-type="string" calcext:value-type="string">
            <text:p>Моя первая маленькая визуальная новелла, которую я сделала в трудный период моих отношений.\nВ новелле говорится, что в отношениях есть трудности, через которые вам нужно пройти, чтобы быть вместе и быть счастливыми.</text:p>
          </table:table-cell>
          <table:table-cell/>
          <table:table-cell office:value-type="string" calcext:value-type="string">
            <text:p>Менее 2 часов</text:p>
          </table:table-cell>
          <table:table-cell office:value-type="string" calcext:value-type="string">
            <text:p>iori_ando</text:p>
          </table:table-cell>
          <table:table-cell office:value-type="string" calcext:value-type="string">
            <text:p>{'Просто разговоры', 'Наши дни', 'Несколько главных героев', 'Повествование от первого лица', 'отечественный разработчик'}</text:p>
          </table:table-cell>
          <table:table-cell office:value-type="string" calcext:value-type="string">
            <text:p>romance,routine</text:p>
          </table:table-cell>
          <table:table-cell office:value-type="string" calcext:value-type="string">
            <text:p>https://iori-ando.itch.io/just-talking</text:p>
          </table:table-cell>
          <table:table-cell office:value-type="string" calcext:value-type="string">
            <text:p>4726.jpg</text:p>
          </table:table-cell>
        </table:table-row>
        <table:table-row table:style-name="ro1">
          <table:table-cell office:value-type="string" calcext:value-type="string">
            <text:p>Секрет между тобой и мной (きみとぼくとかくしごと / Kimi to Boku to Kakushigoto / A Secret Between You and Me)</text:p>
          </table:table-cell>
          <table:table-cell office:value-type="string" calcext:value-type="string">
            <text:p>Живя со своими родителями, Аой, ведёт скучную жизнь, усердно работая на мероприятиях. Когда он встречает Каори, его скучная жизнь меняется навсегда. Он мгновенно обнаруживает, что его тянет к ней, и пытается привлечь её внимание...\nНо он ещё не осознает этого. За её улыбкой скрывается затаившееся тьма.\nДополнительная информация: В пути к папке с игрой НЕ должно быть русских символов, иначе возможны технические неполадки. Правый клик по папке с игрой и снять галочку с "только для чтения", чтоб избежать проблем с сохранением.\n\nПриквел: You, Me and Empty Words</text:p>
          </table:table-cell>
          <table:table-cell/>
          <table:table-cell office:value-type="string" calcext:value-type="string">
            <text:p>Менее 2 часов</text:p>
          </table:table-cell>
          <table:table-cell office:value-type="string" calcext:value-type="string">
            <text:p>charon</text:p>
          </table:table-cell>
          <table:table-cell office:value-type="string" calcext:value-type="string">
            <text:p>{'Русский'}</text:p>
          </table:table-cell>
          <table:table-cell office:value-type="string" calcext:value-type="string">
            <text:p>drama,romance,routine,hentai</text:p>
          </table:table-cell>
          <table:table-cell office:value-type="string" calcext:value-type="string">
            <text:p>https://www.mediafire.com/file/0gk3asnuqiihgvs/sbm-rus__hchan.live.7z/file</text:p>
          </table:table-cell>
          <table:table-cell office:value-type="string" calcext:value-type="string">
            <text:p>4724.jpg</text:p>
          </table:table-cell>
        </table:table-row>
        <table:table-row table:style-name="ro1">
          <table:table-cell office:value-type="string" calcext:value-type="string">
            <text:p>Бремя</text:p>
          </table:table-cell>
          <table:table-cell office:value-type="string" calcext:value-type="string">
            <text:p>Если уродливый человек вдруг станет красивым, как он себя поведёт? Будет ли мстить за пренебрежение в прошлом?\nВ этой визуальной новелле вам предстоит сыграть за человека, внешность которого кардинально изменилась одним утром. Можно попытаться докопаться до правды, но куда заведёт это стремление? Не обойдётся без мистики, а также интерактивных экспериментов, призванных разбавить повествование.\n\n12.10.2022\nДобавлено прохождение - см. вкладку "прохождение" рядом с описанием.</text:p>
          </table:table-cell>
          <table:table-cell/>
          <table:table-cell office:value-type="string" calcext:value-type="string">
            <text:p>Менее 2 часов</text:p>
          </table:table-cell>
          <table:table-cell office:value-type="string" calcext:value-type="string">
            <text:p>nia13</text:p>
          </table:table-cell>
          <table:table-cell office:value-type="string" calcext:value-type="string">
            <text:p>{'приключения', 'мистика', 'Повествование от первого лица', 'Бремя', 'Наши дни', 'Главный герой парень', 'отечественный разработчик'}</text:p>
          </table:table-cell>
          <table:table-cell office:value-type="string" calcext:value-type="string">
            <text:p>mystic,adventure</text:p>
          </table:table-cell>
          <table:table-cell office:value-type="string" calcext:value-type="string">
            <text:p>https://drive.google.com/drive/folders/100K5n7ijDPUYf-zHDmdg33Bf6Ql6OiND?usp=sharing</text:p>
          </table:table-cell>
          <table:table-cell office:value-type="string" calcext:value-type="string">
            <text:p>4716.png</text:p>
          </table:table-cell>
        </table:table-row>
        <table:table-row table:style-name="ro1">
          <table:table-cell office:value-type="string" calcext:value-type="string">
            <text:p>Кэмп Бадди (Camp Buddy)</text:p>
          </table:table-cell>
          <table:table-cell office:value-type="string" calcext:value-type="string">
            <text:p>Кэмп Бадди – визуальная ЯОЙ-новелла, в которой рассказывается история Кейтаро Нагаме, обычного среднестатистического юноши, приехавшего на каникулы в скаутский приключенческий летний лагерь с одноимённым названием. Вместе с ним вам предстоит пережить множество увлекательных и захватывающих событий, создать товарищеские узы с остальными скаутами, помочь вернуть умирающему лагерю былую славу, его обитателям – разрешить жизненные трудности, а для себя – обрести чудесные воспоминания и первую любовь!\n\n\nКто же станет спутником Кейтаро в этом приключении: друг детства, лучший скаут, озорной хулиган, застенчивый тихоня, или же непримиримый соперник? Сможет ли он сохранить эти отношения навсегда? Направляйте Кейтаро на его пути, и всё узнаете!\n\n\n5 возможных партнёров! По 4 концовки на каждого! Анимированные сцены без цензуры!\n\n\nТеперь на русском!\n\n\nПочти полностью на русском...\nК сожалению, ввиду недостаточной прокачки навыка программистики, галерея, одна из миниигр, и меню сохранения/загрузки переведены частично. Полностью на русском эти элементы не позволяют игре корректно работать: в галерее не отображаются анимированные сцены, предусмотренная разработчиком возможность переименовать сохранение не работает, миниигра вылетает с ошибкой. В чём причина - разобраться так и не удалось :(\nБлаго и на языке оригинала там всё понятно и работоспособно.\n\n\n! ! ! ВНИМАНИЕ ! ! !\nИгра версии 2.2.1! Сохранения других версий новеллы не поддерживаются! Перед запуском настоятельно рекомендуется их удалить!\nСохранения от английского варианта этой версии игры по идее должны работать, но при тестах пару раз выдавали ошибки, а потому их используйте на ваш страх и риск.\n\n\nЖЕЛАЮЩИМ ПОИГРАТЬ НА АНДРОИДЕ\nМогу посоветовать лишь два варианта: пробовать запускать через Joiplay, либо дождаться выхода перевода от группы campbuddyfun. Они обещали сделать и андроид-версию. Я андроид не делаю ибо не умею, нет желания, да и возможности тоже.\n\n\nДоступно только для пользователей</text:p>
          </table:table-cell>
          <table:table-cell/>
          <table:table-cell office:value-type="string" calcext:value-type="string">
            <text:p>Более 50 часов</text:p>
          </table:table-cell>
          <table:table-cell office:value-type="string" calcext:value-type="string">
            <text:p>blit's_games</text:p>
          </table:table-cell>
          <table:table-cell office:value-type="string" calcext:value-type="string">
            <text:p>{'Русский'}</text:p>
          </table:table-cell>
          <table:table-cell office:value-type="string" calcext:value-type="string">
            <text:p>drama,comedy,romance,routine,adventure</text:p>
          </table:table-cell>
          <table:table-cell office:value-type="string" calcext:value-type="string">
            <text:p>https://mega.nz/file/poERyIZI#wFFH7JGiP7JwvFwZwbGw1iQn47b8by-tlPFcoMZAomQ</text:p>
          </table:table-cell>
          <table:table-cell office:value-type="string" calcext:value-type="string">
            <text:p>4709.jpg</text:p>
          </table:table-cell>
        </table:table-row>
        <table:table-row table:style-name="ro1">
          <table:table-cell office:value-type="string" calcext:value-type="string">
            <text:p>Vanilla Study</text:p>
          </table:table-cell>
          <table:table-cell office:value-type="string" calcext:value-type="string">
            <text:p>Ярослав обычный парень, что ходит в престижную школу Москвы, где у него есть любовный интерес в виде девушки, ради которой он решается выучить японский язык, ведь та не понимает русский.\nНо есть проблема: Что правда? Что выдумка?\nЯрослав понимает, что происходящее перед ним — абсурд чистой воды! Ответы на все события он получает проходя через тяжкие испытания.\nКто замешан в этом и что случилось с Ярославом? Это всё вы узнаете в нашей игре "Vanilla Study"!</text:p>
          </table:table-cell>
          <table:table-cell/>
          <table:table-cell office:value-type="string" calcext:value-type="string">
            <text:p>2-10 часов</text:p>
          </table:table-cell>
          <table:table-cell office:value-type="string" calcext:value-type="string">
            <text:p>eggdrivers</text:p>
          </table:table-cell>
          <table:table-cell office:value-type="string" calcext:value-type="string">
            <text:p>{'ШКОЛА', 'романтика', 'Повествование от первого лица', 'Комедия', 'Главный герой парень', 'отечественный разработчик', 'Наши дни'}</text:p>
          </table:table-cell>
          <table:table-cell office:value-type="string" calcext:value-type="string">
            <text:p>drama,comedy,romance,mystic,routine,adventure,school,fiction</text:p>
          </table:table-cell>
          <table:table-cell office:value-type="string" calcext:value-type="string">
            <text:p>https://drive.google.com/file/d/1gG3Wvl1-9FFtB0mxeSoE2_c1FAAYYhRM/view?usp=drive_link</text:p>
          </table:table-cell>
          <table:table-cell office:value-type="string" calcext:value-type="string">
            <text:p>4696.jpg</text:p>
          </table:table-cell>
        </table:table-row>
        <table:table-row table:style-name="ro1">
          <table:table-cell office:value-type="string" calcext:value-type="string">
            <text:p>Super Neptunia RPG</text:p>
          </table:table-cell>
          <table:table-cell office:value-type="string" calcext:value-type="string">
            <text:p>Когда-то миром правила примитивная форма развлекательного программного обеспечения: 2D-игры. В одном из бесконечных измерений существует мир Гейминдустрия, где господствуют 2D-игры. Организация под названием Bombyx Mori отчаянно следует установленным правилам этих игр. Жителей Гейминдустрии силой заставляют платить налоги компании 2D-играми, а тех, кто осмеливаются использовать новые технологии или создавать проекты, не попадающие под правила, ждет судебное разбирательство.\n!!!Если игра на английском. Русский язык меняется в настройках игры!!!</text:p>
          </table:table-cell>
          <table:table-cell/>
          <table:table-cell office:value-type="string" calcext:value-type="string">
            <text:p>10-30 часов</text:p>
          </table:table-cell>
          <table:table-cell office:value-type="string" calcext:value-type="string">
            <text:p>compile_heart</text:p>
          </table:table-cell>
          <table:table-cell office:value-type="string" calcext:value-type="string">
            <text:p>{'Английский', 'Русский'}</text:p>
          </table:table-cell>
          <table:table-cell office:value-type="string" calcext:value-type="string">
            <text:p>comedy,action,adventure,ecchi</text:p>
          </table:table-cell>
          <table:table-cell office:value-type="string" calcext:value-type="string">
            <text:p>https://drive.google.com/drive/folders/1nlV1wB_Bgo_deKZLscSKMVMKU0PQoMSG?usp=sharing</text:p>
          </table:table-cell>
          <table:table-cell office:value-type="string" calcext:value-type="string">
            <text:p>4695.jpg</text:p>
          </table:table-cell>
        </table:table-row>
        <table:table-row table:style-name="ro1">
          <table:table-cell office:value-type="string" calcext:value-type="string">
            <text:p>Hyperdevotion Noire: Goddess Black Heart (Neptunia)</text:p>
          </table:table-cell>
          <table:table-cell office:value-type="string" calcext:value-type="string">
            <text:p>Hyperdevotion Noire: Goddess Black Heart, выпущенная для ПК, является стратегической RPG-игрой и является спин-оффом серии Hyperdimension Neptunia. Франшиза, созданная в 2010 году, была создана студией Idea Factory и Compile Heart. Всего через несколько лет после выхода первой части основной серии RPG она получила еще пять игр и несколько дополнительных игр для ПК, PlayStation 3, PlayStation 4 и PS Vita.\nHyperdevotion Noire: Goddess Black Heart была разработана основной командой разработчиков, работавших над всей серий. Главным героем игры является Нуар, богиня королевства Ластан, представляющая бренд PlayStation. В других играх она всегда играла второстепенную роль, но быстро стала фаворитом поклонников Нептунии и одним из самых популярных персонажей сериала - отсюда и решение создать игру, ориентированную на нее.</text:p>
          </table:table-cell>
          <table:table-cell/>
          <table:table-cell office:value-type="string" calcext:value-type="string">
            <text:p>30-50 часов</text:p>
          </table:table-cell>
          <table:table-cell office:value-type="string" calcext:value-type="string">
            <text:p>compile_heart</text:p>
          </table:table-cell>
          <table:table-cell office:value-type="string" calcext:value-type="string">
            <text:p>{'Английский', 'Русский'}</text:p>
          </table:table-cell>
          <table:table-cell office:value-type="string" calcext:value-type="string">
            <text:p>comedy,action,adventure,ecchi</text:p>
          </table:table-cell>
          <table:table-cell office:value-type="string" calcext:value-type="string">
            <text:p>https://drive.google.com/file/d/1xP_DFyneZp6QQaeCSsA_Rc8nUt5UrXbP/view?usp=sharing</text:p>
          </table:table-cell>
          <table:table-cell office:value-type="string" calcext:value-type="string">
            <text:p>4693.jpg</text:p>
          </table:table-cell>
        </table:table-row>
        <table:table-row table:style-name="ro1">
          <table:table-cell office:value-type="string" calcext:value-type="string">
            <text:p>Тихий омут (Stillwater)</text:p>
          </table:table-cell>
          <table:table-cell office:value-type="string" calcext:value-type="string">
            <text:p>Частный детектив Хьюго Лоран был готов погрязнуть в ещё большем количестве бумажной работы, пока молодая взволнованная девушка не прервала его, потребовав расследования относительно безопасности её дедушки.\nКакая опасность поджидает детектива в глубине этой тайны?\n\nВ игре 2 концовки.\n\nИгра заняла 1 место в конкурсе Spooktober VN Jam 2021!</text:p>
          </table:table-cell>
          <table:table-cell/>
          <table:table-cell office:value-type="string" calcext:value-type="string">
            <text:p>Менее 2 часов</text:p>
          </table:table-cell>
          <table:table-cell office:value-type="string" calcext:value-type="string">
            <text:p>studio_clump</text:p>
          </table:table-cell>
          <table:table-cell office:value-type="string" calcext:value-type="string">
            <text:p>{'русский'}</text:p>
          </table:table-cell>
          <table:table-cell office:value-type="string" calcext:value-type="string">
            <text:p>drama,horror,detective,mystic,triller</text:p>
          </table:table-cell>
          <table:table-cell office:value-type="string" calcext:value-type="string">
            <text:p>https://drive.google.com/file/d/1Is6ktk0IER0-8rGX9drBf-Jt_uy7va5C/view?usp=sharing</text:p>
          </table:table-cell>
          <table:table-cell office:value-type="string" calcext:value-type="string">
            <text:p>4692.jpg</text:p>
          </table:table-cell>
        </table:table-row>
        <table:table-row table:style-name="ro1">
          <table:table-cell office:value-type="string" calcext:value-type="string">
            <text:p>Hyperdimension Neptunia Re;Birth3 V Generation</text:p>
          </table:table-cell>
          <table:table-cell office:value-type="string" calcext:value-type="string">
            <text:p>Третья игра в серии Hyperdimension Neptunia. Действия игры начинаются в 1989 году. Затерянная в альтернативном измерении, Нептун должна собрать достаточно шейры, чтобы вернуться домой. Звучит просто – за исключением того, что Семь Мудрецов хотят избавить Gamindustri от богинь, включая Нептун! Помогите победить их и вернуть ее в собственный мир в этой JRPG – или застрять в 80-х навсегда!\nНа сайте есть Предыдущие части. Так что лучше начать с них если не играли.</text:p>
          </table:table-cell>
          <table:table-cell/>
          <table:table-cell office:value-type="string" calcext:value-type="string">
            <text:p>Более 50 часов</text:p>
          </table:table-cell>
          <table:table-cell office:value-type="string" calcext:value-type="string">
            <text:p>compile_heart</text:p>
          </table:table-cell>
          <table:table-cell office:value-type="string" calcext:value-type="string">
            <text:p>{'Главный герой девушка', 'Нептуния'}</text:p>
          </table:table-cell>
          <table:table-cell office:value-type="string" calcext:value-type="string">
            <text:p>comedy,action,adventure,ecchi</text:p>
          </table:table-cell>
          <table:table-cell office:value-type="string" calcext:value-type="string">
            <text:p>https://drive.google.com/drive/folders/1eYywkFTZplbZVHbaUNmXRMGQvkcjcxz_?usp=sharing</text:p>
          </table:table-cell>
          <table:table-cell office:value-type="string" calcext:value-type="string">
            <text:p>4689.jpeg</text:p>
          </table:table-cell>
        </table:table-row>
        <table:table-row table:style-name="ro1">
          <table:table-cell office:value-type="string" calcext:value-type="string">
            <text:p>Megadimension Neptunia VII (Victory 2)</text:p>
          </table:table-cell>
          <table:table-cell office:value-type="string" calcext:value-type="string">
            <text:p>Megadimension Neptunia VII - Четвертая и пока что последняя из основных частей серий игр Нептуния. Игра была разделена на три отдельных, не связанных эпизода. Каждый из них представляет сюжетную линию, установленную в мультиверсе серии. Помимо персонажей, с которыми знакомы игроки, в отдельных разделах истории представлены совершенно новые, играбельные и последующие антагонисты. В эпизоде под названием «Игра нулевого измерения Нептун Z: Рагнарок Богини Бездны» Нептун и ее сестра попадают в таинственное измерение Ноль, которое было разграблено и уничтожено четырьмя злыми богинями. Сюжетная линия, представленная в игре Hyperdimension Game Neptune G: Gold Vanguard Gamindustri Exsence of Change, посвящена боевому турниру, организованному главными персонажами. В самом конце турнир прерывается неизвестными противниками, которые называют себя Золотым Третьим. Им удается победить главных героев и взять под контроль страны, которыми они управляют. С другой стороны, в игре Heart Dimension Game Neptune H королевства богинь становятся жертвами вторжения монстров из нулевого измерения - им командует Узуме Тенноубоши. Главные герои решают остановить монстров; на своем пути они узнают правду о происхождении Узумэ и судьбе ее родного измерения. [РУСИФИКАТОР 12.10.2022]\nДизайн персонажей Цунако (DATE A LIVE, Fairy Fencer F, Engage Kiss) Третья часть в серии игр.</text:p>
          </table:table-cell>
          <table:table-cell/>
          <table:table-cell office:value-type="string" calcext:value-type="string">
            <text:p>Более 50 часов</text:p>
          </table:table-cell>
          <table:table-cell office:value-type="string" calcext:value-type="string">
            <text:p>compile_heart</text:p>
          </table:table-cell>
          <table:table-cell office:value-type="string" calcext:value-type="string">
            <text:p>{'Английский', 'Русский'}</text:p>
          </table:table-cell>
          <table:table-cell office:value-type="string" calcext:value-type="string">
            <text:p>comedy,action,adventure,ecchi</text:p>
          </table:table-cell>
          <table:table-cell office:value-type="string" calcext:value-type="string">
            <text:p>https://drive.google.com/drive/folders/1xfQhvjTKrGDLyJ4QqkHgd38kyNcUb-L5?usp=sharing</text:p>
          </table:table-cell>
          <table:table-cell office:value-type="string" calcext:value-type="string">
            <text:p>4687.jpg</text:p>
          </table:table-cell>
        </table:table-row>
        <table:table-row table:style-name="ro1">
          <table:table-cell office:value-type="string" calcext:value-type="string">
            <text:p>Звёздные Цветы (Starry Flowers)</text:p>
          </table:table-cell>
          <table:table-cell office:value-type="string" calcext:value-type="string">
            <text:p>Звёздные Цветы - это визуальная новелла о двух ведьмальчиках полюбивших друг друга.\nРекомендации по содержанию: рекомендуемый возраст 16+ (содержит сексуальные темы и ненормативную лексику). дрожание экрана можно отключить, выбрав «пропуcк переходов» в меню настроек.\nОсобенности.\nХ&gt; очень сладкий медленно развивающийся роман.\nХ&gt; 27 тыс. слов, примерно на 2 часа чтения.\nХ&gt; игра с нарядами! выбери один из 20 аксессуаров, чтобы Барвинок выглядел особенно мило на свидании!\nХ&gt; бонусная галерея, включая дополнительные сцены после прохождения основного сюжета.</text:p>
          </table:table-cell>
          <table:table-cell/>
          <table:table-cell office:value-type="string" calcext:value-type="string">
            <text:p>Менее 2 часов</text:p>
          </table:table-cell>
          <table:table-cell office:value-type="string" calcext:value-type="string">
            <text:p>nomnomnami</text:p>
          </table:table-cell>
          <table:table-cell office:value-type="string" calcext:value-type="string">
            <text:p>{'Русский'}</text:p>
          </table:table-cell>
          <table:table-cell office:value-type="string" calcext:value-type="string">
            <text:p>romance,fantasy</text:p>
          </table:table-cell>
          <table:table-cell office:value-type="string" calcext:value-type="string">
            <text:p>https://nomnomnami.itch.io/starry-flowers</text:p>
          </table:table-cell>
          <table:table-cell office:value-type="string" calcext:value-type="string">
            <text:p>4686.jpg</text:p>
          </table:table-cell>
        </table:table-row>
        <table:table-row table:style-name="ro1">
          <table:table-cell office:value-type="string" calcext:value-type="string">
            <text:p>Det finns bara jag och himlen</text:p>
          </table:table-cell>
          <table:table-cell office:value-type="string" calcext:value-type="string">
            <text:p>Небольшой бытовой отрывок из долгого путешествия боевой ведьмы по континенту в поисках того, кто может избавить её от голоса в голове. (Вселенная "Долгового мира").\nИ в качестве первых шагов в изучении возможностей Ренпая.\nПредыдущая новелла от данного автора:\nТэмээн сүүл</text:p>
          </table:table-cell>
          <table:table-cell/>
          <table:table-cell office:value-type="string" calcext:value-type="string">
            <text:p>Менее 2 часов</text:p>
          </table:table-cell>
          <table:table-cell office:value-type="string" calcext:value-type="string">
            <text:p>diegofreeman</text:p>
          </table:table-cell>
          <table:table-cell office:value-type="string" calcext:value-type="string">
            <text:p>{'Det finns bara jag och himlen', 'Повествование от первого лица', 'отечественный разработчик', 'Главный герой девушка', 'фэнтези'}</text:p>
          </table:table-cell>
          <table:table-cell office:value-type="string" calcext:value-type="string">
            <text:p>adventure,fantasy</text:p>
          </table:table-cell>
          <table:table-cell office:value-type="string" calcext:value-type="string">
            <text:p>https://diegofreeman.itch.io/det-finns-bara-jag-och-himlen</text:p>
          </table:table-cell>
          <table:table-cell office:value-type="string" calcext:value-type="string">
            <text:p>4685.jpg</text:p>
          </table:table-cell>
        </table:table-row>
        <table:table-row table:style-name="ro1">
          <table:table-cell office:value-type="string" calcext:value-type="string">
            <text:p>Тэмээн сүүл</text:p>
          </table:table-cell>
          <table:table-cell office:value-type="string" calcext:value-type="string">
            <text:p>Безлюдная и бесплодная Монгольская Гоби на границе с Китаем. Одинокий путник. И странные встречи среди песков с неопределённым финалом.\nНовелла была создана в рамках МикроРено 2022.</text:p>
          </table:table-cell>
          <table:table-cell/>
          <table:table-cell office:value-type="string" calcext:value-type="string">
            <text:p>Менее 2 часов</text:p>
          </table:table-cell>
          <table:table-cell office:value-type="string" calcext:value-type="string">
            <text:p>diegofreeman</text:p>
          </table:table-cell>
          <table:table-cell office:value-type="string" calcext:value-type="string">
            <text:p>{'отечественный разработчик', 'будущее', 'Тэмээн сүүл', 'Повествование от третьего лица', 'Постапокалиптика', 'МикроРено 2022', 'киберпанк', 'Главный герой парень'}</text:p>
          </table:table-cell>
          <table:table-cell office:value-type="string" calcext:value-type="string">
            <text:p>science_fiction</text:p>
          </table:table-cell>
          <table:table-cell office:value-type="string" calcext:value-type="string">
            <text:p>https://diegofreeman.itch.io/temeenii-suul</text:p>
          </table:table-cell>
          <table:table-cell office:value-type="string" calcext:value-type="string">
            <text:p>4684.jpg</text:p>
          </table:table-cell>
        </table:table-row>
        <table:table-row table:style-name="ro1">
          <table:table-cell office:value-type="string" calcext:value-type="string">
            <text:p>Что ж, эксперимент? (Well, Experement?)</text:p>
          </table:table-cell>
          <table:table-cell office:value-type="string" calcext:value-type="string">
            <text:p>Как выглядит город, не принадлежащий ни одному государству?\nЭто место, от свободных расовых предрассудков, является экспериментальным объединением стран, и поселиться там может каждый желающий.\nГлавный герой, 14-летний мальчик из Китая, стал из многих переехавших туда в поисках счастья.\nОн оценивает новые культуры и языки, при этом попутно находит новых знакомых. Только вот он далеко не сразу начинает понимать, что отныне путь к привычной жизни навсегда отрезан.\nПроект разработан в рамках #LDJAM.</text:p>
          </table:table-cell>
          <table:table-cell/>
          <table:table-cell office:value-type="string" calcext:value-type="string">
            <text:p>Менее 2 часов</text:p>
          </table:table-cell>
          <table:table-cell office:value-type="string" calcext:value-type="string">
            <text:p>alandy</text:p>
          </table:table-cell>
          <table:table-cell office:value-type="string" calcext:value-type="string">
            <text:p>{'#LDJAM', 'Повествование от первого лица', 'Главный герой парень', 'Что ж эксперимент', 'будущее', 'отечественный разработчик'}</text:p>
          </table:table-cell>
          <table:table-cell office:value-type="string" calcext:value-type="string">
            <text:p>horror,routine,triller</text:p>
          </table:table-cell>
          <table:table-cell office:value-type="string" calcext:value-type="string">
            <text:p>https://alandy.itch.io/well-experement</text:p>
          </table:table-cell>
          <table:table-cell office:value-type="string" calcext:value-type="string">
            <text:p>4682.jpg</text:p>
          </table:table-cell>
        </table:table-row>
        <table:table-row table:style-name="ro1">
          <table:table-cell office:value-type="string" calcext:value-type="string">
            <text:p>Крони Хочет Есть (Kronii is Hungry)</text:p>
          </table:table-cell>
          <table:table-cell office:value-type="string" calcext:value-type="string">
            <text:p>Это фан игра по Hololive EN. В этой игре можете встретить 16 персонажей из Hololive.</text:p>
          </table:table-cell>
          <table:table-cell/>
          <table:table-cell office:value-type="string" calcext:value-type="string">
            <text:p>2-10 часов</text:p>
          </table:table-cell>
          <table:table-cell office:value-type="string" calcext:value-type="string">
            <text:p>rcol</text:p>
          </table:table-cell>
          <table:table-cell office:value-type="string" calcext:value-type="string">
            <text:p>{'Русский'}</text:p>
          </table:table-cell>
          <table:table-cell office:value-type="string" calcext:value-type="string">
            <text:p>comedy,romance,routine</text:p>
          </table:table-cell>
          <table:table-cell office:value-type="string" calcext:value-type="string">
            <text:p>https://vk.com/away.php?to=https%3A%2F%2Ffiles.rgsr.xyz%2FKronii_is_Hungry%2Fkroniiishungry-1.0-pc.zip&amp;post=-165582702_13406&amp;cc_key=</text:p>
          </table:table-cell>
          <table:table-cell office:value-type="string" calcext:value-type="string">
            <text:p>4679.jpg</text:p>
          </table:table-cell>
        </table:table-row>
        <table:table-row table:style-name="ro1">
          <table:table-cell office:value-type="string" calcext:value-type="string">
            <text:p>Death end re;Quest</text:p>
          </table:table-cell>
          <table:table-cell office:value-type="string" calcext:value-type="string">
            <text:p>Арата Мидзунаси, программист видеоигр, получает уведомление по электронной почте, отправленной ему Шиной Ниномией, его коллегой, которая пропала без вести почти год назад. Вместе они работали над созданием World's Odyssey (W.O.D.). Арата обнаруживает что Шина Ниномия все это время застряла внутри “W.O.D.”. И он поспешно возвращается к строкам кода заброшенного проекта, и понимает, что его игра теперь поражена нашествием багов, и что Шина - ее единственный активный игрок.\n\nВскоре Арата узнает, что гнусная сила мешает ему вывести Шину из игры. Ее единственный выход? Она должна завершить игру, чтобы разблокировать идеальную концовку — результат с вероятностью успеха 1%.\n\nДизайн персонажей Кеи Нанамеда (Mary Skelter)</text:p>
          </table:table-cell>
          <table:table-cell/>
          <table:table-cell office:value-type="string" calcext:value-type="string">
            <text:p>30-50 часов</text:p>
          </table:table-cell>
          <table:table-cell office:value-type="string" calcext:value-type="string">
            <text:p>compile_heart</text:p>
          </table:table-cell>
          <table:table-cell office:value-type="string" calcext:value-type="string">
            <text:p>{'Русский'}</text:p>
          </table:table-cell>
          <table:table-cell office:value-type="string" calcext:value-type="string">
            <text:p>action,adventure,ecchi</text:p>
          </table:table-cell>
          <table:table-cell office:value-type="string" calcext:value-type="string">
            <text:p>https://cloud.mail.ru/public/dLwA/fZx5LycTt</text:p>
          </table:table-cell>
          <table:table-cell office:value-type="string" calcext:value-type="string">
            <text:p>4678.jpeg</text:p>
          </table:table-cell>
        </table:table-row>
        <table:table-row table:style-name="ro1">
          <table:table-cell office:value-type="string" calcext:value-type="string">
            <text:p>Skullcat</text:p>
          </table:table-cell>
          <table:table-cell office:value-type="string" calcext:value-type="string">
            <text:p>(=^･ω･^=)Мир, где разумные существа ещё совсем юны. Ваш дом - это огромная пещера под горой в которой ютятся все ваши сородичи. Ваш мир - это бесконечные лесные просторы в которых живут ваши страхи, желания, мечты и надежды. Вы - юный выходец из племени Горного Ручья которому предстоит путешествие и нахождения своего места в этом мире. Поведёте ли вы племя дальше или же, выберете путь одиночки? Решать только вам.(=^･ω･^=)\nНовелла была создана в рамках МикроРено 2022.</text:p>
          </table:table-cell>
          <table:table-cell/>
          <table:table-cell office:value-type="string" calcext:value-type="string">
            <text:p>Менее 2 часов</text:p>
          </table:table-cell>
          <table:table-cell office:value-type="string" calcext:value-type="string">
            <text:p>kel'fer</text:p>
          </table:table-cell>
          <table:table-cell office:value-type="string" calcext:value-type="string">
            <text:p>{'отечественный разработчик', 'Повествование от первого лица', 'МикроРено 2022', 'неко', 'Главный герой парень', 'Skullcat', 'котики', 'сёнэн-ай', 'фэнтези'}</text:p>
          </table:table-cell>
          <table:table-cell office:value-type="string" calcext:value-type="string">
            <text:p>fantasy</text:p>
          </table:table-cell>
          <table:table-cell office:value-type="string" calcext:value-type="string">
            <text:p>https://cloud.mail.ru/public/XN1p/Zannu9DZf</text:p>
          </table:table-cell>
          <table:table-cell office:value-type="string" calcext:value-type="string">
            <text:p>4677.jpg</text:p>
          </table:table-cell>
        </table:table-row>
        <table:table-row table:style-name="ro1">
          <table:table-cell office:value-type="string" calcext:value-type="string">
            <text:p>Наш Последний Рейс (Our Last Flight)</text:p>
          </table:table-cell>
          <table:table-cell office:value-type="string" calcext:value-type="string">
            <text:p>В этой игре вы будете играть за девушку, которая немного напугана, но все равно любит знакомиться с новыми людьми. Она, как и другие девушки в этом поезде, едет в "большой город" - каждая со своей целью. Но в такой, казалось бы, обычной поездке вам предстоит раскрыть загадку, которую скрывает владелец поезда. Остальные пассажиры тоже чувствуют напряжение, которое растёт с каждым днём. Можете ли вы расследовать, что здесь происходит? Сможете ли вы узнать о каждом пассажире достаточно, чтобы написать свою книгу и может быть даже... для чего-то большего?\nИгра доступна на английском и русском языках.\nЯ надеюсь, что вы сможете найти "настоящую" концовку, потому что это не так просто, как вы думаете.\nЕсли вы обнаружите ошибки или баги - просто дайте мне знать, и я постараюсь исправить их, как только смогу.\nНаслаждайтесь игрой!</text:p>
          </table:table-cell>
          <table:table-cell/>
          <table:table-cell office:value-type="string" calcext:value-type="string">
            <text:p>Менее 2 часов</text:p>
          </table:table-cell>
          <table:table-cell office:value-type="string" calcext:value-type="string">
            <text:p>c-14</text:p>
          </table:table-cell>
          <table:table-cell office:value-type="string" calcext:value-type="string">
            <text:p>{'Главный герой девушка', 'юри', 'Повествование от первого лица', 'Наш Последний Рейс', 'дэйт-сим', 'отечественный разработчик'}</text:p>
          </table:table-cell>
          <table:table-cell office:value-type="string" calcext:value-type="string">
            <text:p>romance,detective,mystic</text:p>
          </table:table-cell>
          <table:table-cell office:value-type="string" calcext:value-type="string">
            <text:p>https://c-14.itch.io/our-last-flight</text:p>
          </table:table-cell>
          <table:table-cell office:value-type="string" calcext:value-type="string">
            <text:p>4676.jpg</text:p>
          </table:table-cell>
        </table:table-row>
        <table:table-row table:style-name="ro1">
          <table:table-cell office:value-type="string" calcext:value-type="string">
            <text:p>Кто украл мой соус?</text:p>
          </table:table-cell>
          <table:table-cell office:value-type="string" calcext:value-type="string">
            <text:p>Диана устроилась работать продавцом в свою любимую шаурмешную. Условия довольно спартанские: заказов поступает много, владелец шавушной свалил по каким-то срочным делам, а окружающие ее сотрудники – люди со странностями.\n\nИ все это было бы не так страшно, если бы внезапно покупатели не начали жаловаться на плохое качество шаурмы. Сперва рядовые проблемы, вроде слишком большого количества перца, или лук, где его быть не должно…\n\nНо позже начинают происходить по-настоящему странные вещи: мороженое вместо соуса и белый соус вместо кофе!\n\nКто-то саботирует шаурмешную, но вот кто?! Гг предстоит это выяснить и найти импостера к приезду шефа.</text:p>
          </table:table-cell>
          <table:table-cell/>
          <table:table-cell office:value-type="string" calcext:value-type="string">
            <text:p>Менее 2 часов</text:p>
          </table:table-cell>
          <table:table-cell office:value-type="string" calcext:value-type="string">
            <text:p>hatereallys_&amp;_mad_night_spirit</text:p>
          </table:table-cell>
          <table:table-cell office:value-type="string" calcext:value-type="string">
            <text:p>{'отечественный разработчик', 'Повествование от первого лица', 'дед инсайды', 'samara', 'Главный герой девушка', 'Шаурма', 'Наши дни', 'трэш', 'думеры', 'соус'}</text:p>
          </table:table-cell>
          <table:table-cell office:value-type="string" calcext:value-type="string">
            <text:p>comedy,detective,triller</text:p>
          </table:table-cell>
          <table:table-cell office:value-type="string" calcext:value-type="string">
            <text:p>https://itch.io/jam/ldjam/rate/1681957</text:p>
          </table:table-cell>
          <table:table-cell office:value-type="string" calcext:value-type="string">
            <text:p>4674.jpg</text:p>
          </table:table-cell>
        </table:table-row>
        <table:table-row table:style-name="ro1">
          <table:table-cell office:value-type="string" calcext:value-type="string">
            <text:p>Имитация души</text:p>
          </table:table-cell>
          <table:table-cell office:value-type="string" calcext:value-type="string">
            <text:p>Новелла обновлена до финальной версии.\nСписок изменений:\nУменьшено время стартовой загрузки\nИсправлены проблемы со шрифтами\nИсправлена работа бэклога\nИсправлены опечатки\nДобавлено три новых арта\nДобавлено три новых музыкальных композиций\nДобавлен раздел дополнительных материалов, в который включены краткие биографии персонажей, галерея концептартов и сборник рассказов, раскрывающих лор новеллы.\n\nИмитация души - кинетическая визуальная новелла в жанрах экшен/драма/киберпанк.\n\nВас ждёт пускай и не очень длинное, зато крайне увлекательное и насыщенное приключение Курьера, отказавшегося от имплантов ради сохранения своей человечности, в мире далёкого будущего, в котором нет для него места.\nПустынные крыши многоуровневого мегаполиса, захватывающие погони, интриги и предательства — всего будет предостаточно.\n\nВремя на прохождение 1,5-2 часа.\n\nПо сути это ремейк новеллы Искусственная душа\nИзменения: полностью переработана вся графика, анимированы спрайты, анимированы фоны, добавлены cg и некоторые так же анимированы, полностью переписан саундтрек, расширена и доработана сюжетная линия, Курьер стал мужиком, как задумывалось изначально.</text:p>
          </table:table-cell>
          <table:table-cell/>
          <table:table-cell office:value-type="string" calcext:value-type="string">
            <text:p>Менее 2 часов</text:p>
          </table:table-cell>
          <table:table-cell office:value-type="string" calcext:value-type="string">
            <text:p>fews_team</text:p>
          </table:table-cell>
          <table:table-cell office:value-type="string" calcext:value-type="string">
            <text:p>{'научная фантастика', 'Повествование от первого лица', 'Главный герой парень', 'отечественный разработчик', 'будущее', 'киберпанк'}</text:p>
          </table:table-cell>
          <table:table-cell office:value-type="string" calcext:value-type="string">
            <text:p>drama,science_fiction,adventure,fiction</text:p>
          </table:table-cell>
          <table:table-cell office:value-type="string" calcext:value-type="string">
            <text:p>https://disk.yandex.ru/d/dQdm5u1fwizy5w</text:p>
          </table:table-cell>
          <table:table-cell office:value-type="string" calcext:value-type="string">
            <text:p>4673.jpg</text:p>
          </table:table-cell>
        </table:table-row>
        <table:table-row table:style-name="ro1">
          <table:table-cell office:value-type="string" calcext:value-type="string">
            <text:p>Этот суккуб исцелит твое тело и... [Демо]</text:p>
          </table:table-cell>
          <table:table-cell office:value-type="string" calcext:value-type="string">
            <text:p>Что делать, когда первое, что ты видишь после пробуждения, – это злобный взгляд суккуба и фраза «Ненавижу»? А: Просить пощады. Б: Просить помощи.\n\nГлавный герой уже не знает, чего хочет от жизни. Его бросает от одного увлечения к другому, и ни на одном он надолго не задерживается. У него есть друзья, семья, но он все равно чувствует себя одиноким. Он хочет быть счастливым и старается не опускать руки, но осуществить желаемое никак не выходит. Казалось бы, лучшей цели для демона-искусителя не придумать. Но каково было разочарование ночного гостя, когда главный герой даже не стал обращать на него внимания…\n\nКакой же правильный ответ на вопрос? Впрочем, неважно. Когда кто-то задевает гордость суккуба, ты от него уже не отвяжешься.\n\nВ новелле есть возможность выбрать пол главного героя и пол суккуба/инкуба.\nНовелла создана в рамках #LDJAM.</text:p>
          </table:table-cell>
          <table:table-cell/>
          <table:table-cell office:value-type="string" calcext:value-type="string">
            <text:p>Менее 2 часов</text:p>
          </table:table-cell>
          <table:table-cell office:value-type="string" calcext:value-type="string">
            <text:p>airful</text:p>
          </table:table-cell>
          <table:table-cell office:value-type="string" calcext:value-type="string">
            <text:p>{'Наши дни', 'сёдзё-ай', 'Главный герой парень', 'отомэ', 'Главный герой девушка', 'отечественный разработчик', 'Повествование от первого лица', 'сёнэн-ай'}</text:p>
          </table:table-cell>
          <table:table-cell office:value-type="string" calcext:value-type="string">
            <text:p>comedy,romance,mystic,routine,ecchi</text:p>
          </table:table-cell>
          <table:table-cell office:value-type="string" calcext:value-type="string">
            <text:p>https://drive.google.com/drive/folders/1m_cNyCWFM0LpI-gyVzfua4vD_SA_C-ay</text:p>
          </table:table-cell>
          <table:table-cell office:value-type="string" calcext:value-type="string">
            <text:p>4672.png</text:p>
          </table:table-cell>
        </table:table-row>
        <table:table-row table:style-name="ro1">
          <table:table-cell office:value-type="string" calcext:value-type="string">
            <text:p>Я влюбился в графоманку?!</text:p>
          </table:table-cell>
          <table:table-cell office:value-type="string" calcext:value-type="string">
            <text:p>Главный герой - Кирилл Суворов - неожиданно для себя удачно влюбляется в девушку со своего факультета - Татьяну Чертоляс. Она весёлая, добрая и очень инициативная - к тому же с ней всегда интересно.\n\nВдруг выясняется, что Таня разрабатывает визуальные новеллы. Тут же она требует оценить результаты её труда!\n\nОх и трудно же будет ему сделать правильный выбор, учитывая, что сам Кирилл занимается критикой этого жанра, да и к тому же обладает хорошим литературным вкусом!\n\nЧто же победит - стремление к объективности или любовь?\n\nСоздано в рамках LDJAM.</text:p>
          </table:table-cell>
          <table:table-cell/>
          <table:table-cell office:value-type="string" calcext:value-type="string">
            <text:p>Менее 2 часов</text:p>
          </table:table-cell>
          <table:table-cell office:value-type="string" calcext:value-type="string">
            <text:p>studija_חֻצְפָּה</text:p>
          </table:table-cell>
          <table:table-cell office:value-type="string" calcext:value-type="string">
            <text:p>{'Повествование от первого лица', 'Наши дни', 'Главный герой парень', 'отечественный разработчик'}</text:p>
          </table:table-cell>
          <table:table-cell office:value-type="string" calcext:value-type="string">
            <text:p>comedy,romance,routine</text:p>
          </table:table-cell>
          <table:table-cell office:value-type="string" calcext:value-type="string">
            <text:p>https://studio-chutzpah.itch.io/ilovegraphomanicgirl</text:p>
          </table:table-cell>
          <table:table-cell office:value-type="string" calcext:value-type="string">
            <text:p>4670.jpg</text:p>
          </table:table-cell>
        </table:table-row>
        <table:table-row table:style-name="ro1">
          <table:table-cell office:value-type="string" calcext:value-type="string">
            <text:p>Страдания Карла Аллена</text:p>
          </table:table-cell>
          <table:table-cell office:value-type="string" calcext:value-type="string">
            <text:p>Описание\nНедалёкое будущее, 2035 год. Карл Аллен — не самый блестящий студент психологического факультета Международного Университета. За низкую успеваемость его направили в организацию, имеющую репутацию кучки шарлатанов, "Центр лечения современных недугов". После долгих тренингов и аттестаций его наконец-то назначают в выездной отдел, что становится поворотным моментом не только его карьеры, но и жизни.\nПроводя сеансы психотерапии, Карл учится понимать людей, помогать им. Во время каждой беседы он помогает им найти ответы на терзающие их вопросы, а с каждым ответом находит очередную закопанную в глубине души частичку себя. Сохранит ли он рассудок, собрав все осколки разбитых воспоминаний в единую картину?\nК тому же, в последние дни ординатуры ему назначают необычную пациентку, видимо, посланную судьбой — Татьяну Вислакову. Одно её имя навевает ужас на сотрудников Центра. Она безнадёжный случай, о котором говорят лишь шепотом. Она “убийца трех”. Сможет ли Карл помочь безнадёжной пациентке? Или она сама спасёт его?\n\nУправление\nJ — включение/отключение перемотки\nH — открытие/закрытие меню истории\nS — открытие/закрытие меню сохранений\nD — дебаг меню (только для умных)\n\nGitHub\nПо поводу багов</text:p>
          </table:table-cell>
          <table:table-cell/>
          <table:table-cell office:value-type="string" calcext:value-type="string">
            <text:p>Менее 2 часов</text:p>
          </table:table-cell>
          <table:table-cell office:value-type="string" calcext:value-type="string">
            <text:p>oneiro_games</text:p>
          </table:table-cell>
          <table:table-cell office:value-type="string" calcext:value-type="string">
            <text:p>{'психология', 'отечественный разработчик', 'Главный герой парень', '#LDJAM', 'романтика', 'Повседневность', 'драма', 'будущее'}</text:p>
          </table:table-cell>
          <table:table-cell office:value-type="string" calcext:value-type="string">
            <text:p>drama,romance,routine</text:p>
          </table:table-cell>
          <table:table-cell office:value-type="string" calcext:value-type="string">
            <text:p>https://github.com/OneiroGames/TSOCA/releases/download/v1.0.1/TSOCA-win-amd64.zip</text:p>
          </table:table-cell>
          <table:table-cell office:value-type="string" calcext:value-type="string">
            <text:p>4669.jpg</text:p>
          </table:table-cell>
        </table:table-row>
        <table:table-row table:style-name="ro1">
          <table:table-cell office:value-type="string" calcext:value-type="string">
            <text:p>Дневник Лулу (Lulu Diary) (Дневник Лулу)</text:p>
          </table:table-cell>
          <table:table-cell office:value-type="string" calcext:value-type="string">
            <text:p>А вели ли вы в детстве свой личный дневник? А в юности? Даже если нет, но Лулу вела. Её дневник знал все важные события с самого первого дня в школе. Осталось внести последнюю запись…</text:p>
          </table:table-cell>
          <table:table-cell/>
          <table:table-cell office:value-type="string" calcext:value-type="string">
            <text:p>Менее 2 часов</text:p>
          </table:table-cell>
          <table:table-cell office:value-type="string" calcext:value-type="string">
            <text:p>stsenarist–_mira_mihajlova</text:p>
          </table:table-cell>
          <table:table-cell office:value-type="string" calcext:value-type="string">
            <text:p>{'дневник', 'Главный герой парень', 'Лулу', 'отечественный разработчик'}</text:p>
          </table:table-cell>
          <table:table-cell office:value-type="string" calcext:value-type="string">
            <text:p>drama,horror</text:p>
          </table:table-cell>
          <table:table-cell office:value-type="string" calcext:value-type="string">
            <text:p>https://drive.google.com/drive/folders/1eQqOIGjYQUm1pQRH1-Pr1LjAMmxEF_XP?usp=sharing</text:p>
          </table:table-cell>
          <table:table-cell office:value-type="string" calcext:value-type="string">
            <text:p>4667.png</text:p>
          </table:table-cell>
        </table:table-row>
        <table:table-row table:style-name="ro1">
          <table:table-cell office:value-type="string" calcext:value-type="string">
            <text:p>Мам, я влюбился в косплеера!</text:p>
          </table:table-cell>
          <table:table-cell office:value-type="string" calcext:value-type="string">
            <text:p>Обычный НЕяпонский школьник уже долгое время страдает от неразделённой любви к популярной косплеерше по имени Маша Фырланд. Донатит ей на съёмки, подписан на все платные соцсети — в общем, конкретный такой симп.\n\nНо однажды ему представляется шанс увидеть своего кумира воочию. В его родном Мухосранске проходит аниме-фест, где она выступает хедлайнером. Школьник должен попасть туда и всеми способами соблазнить косплеера... либо уехать домой с автографом и расстроенными чувствами. Поможете ли вы школьнику завоевать сердце, которое, быть может, уже давно занято кем-то другим?\n\nДлительность игры: 30-40 минут.\n\nНовелла создана в рамках #LDJAM.\n\nСостав команды:\nНикитин (orBllits) — лидер, сценарий и прочие неприятности\nАртемий Стрела — редактор текста, кодер, режиссёр, со-сценарист\nИлья Кравцов — кодер\nтри тридцать три. — фоновщик\nMAYTIM — художник по персонажам\nMark Tailor/SHWWMA — иллюстрации.</text:p>
          </table:table-cell>
          <table:table-cell/>
          <table:table-cell office:value-type="string" calcext:value-type="string">
            <text:p>Менее 2 часов</text:p>
          </table:table-cell>
          <table:table-cell office:value-type="string" calcext:value-type="string">
            <text:p>orbllits</text:p>
          </table:table-cell>
          <table:table-cell office:value-type="string" calcext:value-type="string">
            <text:p>{'#LDJAM', 'Главный герой парень', 'романтика', 'отечественный разработчик', 'Наши дни', 'Повествование от первого лица'}</text:p>
          </table:table-cell>
          <table:table-cell office:value-type="string" calcext:value-type="string">
            <text:p>comedy,romance,routine</text:p>
          </table:table-cell>
          <table:table-cell office:value-type="string" calcext:value-type="string">
            <text:p>https://drive.google.com/file/d/1ObfeWT2jKhzaKnJ4k2Wut7aoq9pqWteA/view?usp=sharing</text:p>
          </table:table-cell>
          <table:table-cell office:value-type="string" calcext:value-type="string">
            <text:p>4666.jpg</text:p>
          </table:table-cell>
        </table:table-row>
        <table:table-row table:style-name="ro1">
          <table:table-cell office:value-type="string" calcext:value-type="string">
            <text:p>Люди "G</text:p>
          </table:table-cell>
          <table:table-cell office:value-type="string" calcext:value-type="string">
            <text:p>Медосмотр"</text:p>
          </table:table-cell>
          <table:table-cell office:value-type="string" calcext:value-type="string">
            <text:p>Где-то в далекой далекой галактике... Существует система в которой вокруг звезды "Gentel", испускающей свет, обращается несколько планет. На одной из них живут человекоподобные существа...</text:p>
          </table:table-cell>
          <table:table-cell/>
          <table:table-cell office:value-type="string" calcext:value-type="string">
            <text:p>Менее 2 часов</text:p>
          </table:table-cell>
          <table:table-cell office:value-type="string" calcext:value-type="string">
            <text:p>{'люди', 'МикроРено 2022', 'Медосмотр'}</text:p>
          </table:table-cell>
          <table:table-cell office:value-type="string" calcext:value-type="string">
            <text:p>routine,parody,fiction</text:p>
          </table:table-cell>
          <table:table-cell office:value-type="string" calcext:value-type="string">
            <text:p>https://disk.yandex.ru/d/VysIhcL95vWJ-g</text:p>
          </table:table-cell>
          <table:table-cell office:value-type="string" calcext:value-type="string">
            <text:p>4664.jpg</text:p>
          </table:table-cell>
        </table:table-row>
        <table:table-row table:style-name="ro1">
          <table:table-cell office:value-type="string" calcext:value-type="string">
            <text:p>Mary Skelter: Nightmares (Kangokutou Mary Skelter)</text:p>
          </table:table-cell>
          <table:table-cell office:value-type="string" calcext:value-type="string">
            <text:p>Игра от создателей Нептунии. Только теперь вместо консоле-девочек в качестве главных героинь у нас будут известны сказочные героини. Действия игры разворачиваются в пост апокалиптическом мире, где люди вынуждены выживать в живой тюрьме. Из которой и пытаются убежать главные герои попутно сражаясь с кошмарами.\nИгра представляет из себя смесь данжен кроулер и визуальной новеллы. Где сюжет повествуется в виде новеллы.\n\nP.S: Дополнительные материалы лучше читать после прохождения игры хотя бы на одну концовку. Иначе можете словить спойлеры. Если с английским проблема то вот ССЫЛКА С ПЕРЕВОДОМ НА РУССКИЙ (ПРЕДУПРЕЖДАЮ! Переведено через Яндекс Переводчик). Главный герой Джек тоже является отсылкой на сказку "Джек и бобовый стебель". Все кровавые девы с розовыми глазами это олицетворение сказок. Про лунную принцессу Кагую есть аниме от студии Гибли. Короче говоря, как и писалось выше игра от создателей Нептунии. Так что отсылки на сказки здесь будут.\n\n!!!!ВАЖНО!!!!! Компайлы немножко намудрили с серией. И в этой версии отсутствует истинная концовка. Играть в неё только если нет возможности играть на английском. Mary Skelter: Nightmares идет вместе с Mary Skelter 2. И истинная концовка этой игры открывается там после прохождения сначала MS2 на нужную концовку и потом MSN на нужную концовку которые доступна здесь. После получения нужной концовки вначале пойдет дополнительная локация секретной девы а потом финальная локация.\nДизайн персонажей Кеи Нанамеда (Death end re:Quest) !!!Вторая часть &lt;- Пока на английском.!!!</text:p>
          </table:table-cell>
          <table:table-cell/>
          <table:table-cell office:value-type="string" calcext:value-type="string">
            <text:p>30-50 часов</text:p>
          </table:table-cell>
          <table:table-cell office:value-type="string" calcext:value-type="string">
            <text:p>compile_heart</text:p>
          </table:table-cell>
          <table:table-cell office:value-type="string" calcext:value-type="string">
            <text:p>{'Несколько главных героев', 'Постапокалиптика', 'гарем'}</text:p>
          </table:table-cell>
          <table:table-cell office:value-type="string" calcext:value-type="string">
            <text:p>comedy,horror,ecchi</text:p>
          </table:table-cell>
          <table:table-cell office:value-type="string" calcext:value-type="string">
            <text:p>https://cloud.mail.ru/public/uvTH/QbAbknJ87</text:p>
          </table:table-cell>
          <table:table-cell office:value-type="string" calcext:value-type="string">
            <text:p>4663.jpg</text:p>
          </table:table-cell>
        </table:table-row>
        <table:table-row table:style-name="ro1">
          <table:table-cell office:value-type="string" calcext:value-type="string">
            <text:p>Черная Роза: История Джулии</text:p>
          </table:table-cell>
          <table:table-cell office:value-type="string" calcext:value-type="string">
            <text:p>Данный проект является приквелом ВН "Черная роза". Можно проходить без знакомства с основной историей.\n\nЖанр: романтика, фентези\n\nТип: кинетическая\n\nПродолжительность: ~ 1 час чтения\n\nРазработчики:\nАрт, код: Kliory Draw\nИдея, сценарий: Ксюша Жилинкова\nКомпозитор: Никита Антохин\nТак же некоторые композиции и звуки были взяты из свободных источников.\nРедактор: Елена Гребенюк\n\nОписание:\nДжулия имеет проблемы со здоровьем, но продолжает мечтать о счастливом браке и идеализировать романтические отношения.\nВиртас с семнадцати лет возглавляет семью и не верит в искренние чувства.\nСудьба распорядилась так, что эти двое теперь помолвлены и им предстоит найти общий язык.</text:p>
          </table:table-cell>
          <table:table-cell/>
          <table:table-cell office:value-type="string" calcext:value-type="string">
            <text:p>Менее 2 часов</text:p>
          </table:table-cell>
          <table:table-cell office:value-type="string" calcext:value-type="string">
            <text:p>kliory_draw</text:p>
          </table:table-cell>
          <table:table-cell office:value-type="string" calcext:value-type="string">
            <text:p>{'рувн', 'фэнтези', 'История Джулии', 'черная роза', 'отечественный разработчик', 'гг девушка', 'Главный герой девушка', 'романтика'}</text:p>
          </table:table-cell>
          <table:table-cell office:value-type="string" calcext:value-type="string">
            <text:p>romance,fantasy</text:p>
          </table:table-cell>
          <table:table-cell office:value-type="string" calcext:value-type="string">
            <text:p>https://drive.google.com/file/d/1OQf47MS4eJG81g4M5YWpmYC-39Dk6WPF/view?usp=sharing</text:p>
          </table:table-cell>
          <table:table-cell office:value-type="string" calcext:value-type="string">
            <text:p>4660.jpg</text:p>
          </table:table-cell>
        </table:table-row>
        <table:table-row table:style-name="ro1">
          <table:table-cell office:value-type="string" calcext:value-type="string">
            <text:p>Loopers</text:p>
          </table:table-cell>
          <table:table-cell office:value-type="string" calcext:value-type="string">
            <text:p>Главные герои попадают во временную петлю и пытаются всеми силами из неё выбраться.\n\nПримерное время прохождения ~ 6 часов.</text:p>
          </table:table-cell>
          <table:table-cell/>
          <table:table-cell office:value-type="string" calcext:value-type="string">
            <text:p>2-10 часов</text:p>
          </table:table-cell>
          <table:table-cell office:value-type="string" calcext:value-type="string">
            <text:p>key</text:p>
          </table:table-cell>
          <table:table-cell office:value-type="string" calcext:value-type="string">
            <text:p>{'Русский'}</text:p>
          </table:table-cell>
          <table:table-cell office:value-type="string" calcext:value-type="string">
            <text:p>drama,comedy,science_fiction,romance,routine</text:p>
          </table:table-cell>
          <table:table-cell office:value-type="string" calcext:value-type="string">
            <text:p>https://drive.google.com/file/d/1IjTapgfh_ZZ1pbd5waMhx7dabmi3WYed/view?usp=sharing</text:p>
          </table:table-cell>
          <table:table-cell office:value-type="string" calcext:value-type="string">
            <text:p>4653.jpg</text:p>
          </table:table-cell>
        </table:table-row>
        <table:table-row table:style-name="ro1">
          <table:table-cell office:value-type="string" calcext:value-type="string">
            <text:p>Тризна</text:p>
          </table:table-cell>
          <table:table-cell office:value-type="string" calcext:value-type="string">
            <text:p>История о спасении жены в мире, который постигло загадочное происшествие, разделившее мир на до и после. Люди всё ещё каким-то образом существуют, а жизнь представляет собой танец раздробленных осколков сознаний. Сумбурный мир ставит перед вами загадки, которые при желании вы можете разгадать! Вперёд к спасению! И души успокоим!\n\nСделано специально для #LDJEM и #МикроРенО 2022</text:p>
          </table:table-cell>
          <table:table-cell/>
          <table:table-cell office:value-type="string" calcext:value-type="string">
            <text:p>Менее 2 часов</text:p>
          </table:table-cell>
          <table:table-cell office:value-type="string" calcext:value-type="string">
            <text:p>f</text:p>
          </table:table-cell>
          <table:table-cell office:value-type="string" calcext:value-type="string">
            <text:p>{'отечественный разработчик', 'Постапокалиптика', 'Главный герой парень', 'будущее', 'Повествование от первого лица'}</text:p>
          </table:table-cell>
          <table:table-cell office:value-type="string" calcext:value-type="string">
            <text:p>drama,action,mystic,fantasy,triller</text:p>
          </table:table-cell>
          <table:table-cell office:value-type="string" calcext:value-type="string">
            <text:p>https://disk.yandex.ru/d/iVJmNF70ES0yZQ</text:p>
          </table:table-cell>
          <table:table-cell office:value-type="string" calcext:value-type="string">
            <text:p>4652.jpg</text:p>
          </table:table-cell>
        </table:table-row>
        <table:table-row table:style-name="ro1">
          <table:table-cell office:value-type="string" calcext:value-type="string">
            <text:p>Not Involved (Not Involved)</text:p>
          </table:table-cell>
          <table:table-cell office:value-type="string" calcext:value-type="string">
            <text:p>Not Involved — визуальная новелла в жанре тёмного фэнтези о Докторе, который балансирует между помощью другим и заботой о себе.\n\nЕсли вы хотите спасти кого-то, вам придётся пойти на жертвы. Как далеко вы готовы зайти: быть избитым, отвергнутым обществом, отказаться от одной из своих конечностей?..\n\nВы обнаружите, что этот мир не всегда вознаграждает самоотверженность и доброе сердце...</text:p>
          </table:table-cell>
          <table:table-cell/>
          <table:table-cell office:value-type="string" calcext:value-type="string">
            <text:p>Менее 2 часов</text:p>
          </table:table-cell>
          <table:table-cell office:value-type="string" calcext:value-type="string">
            <text:p>stray_feet</text:p>
          </table:table-cell>
          <table:table-cell office:value-type="string" calcext:value-type="string">
            <text:p>{'English', 'русский'}</text:p>
          </table:table-cell>
          <table:table-cell office:value-type="string" calcext:value-type="string">
            <text:p>horror,mystic,fantasy,triller</text:p>
          </table:table-cell>
          <table:table-cell office:value-type="string" calcext:value-type="string">
            <text:p>https://strayfeetgames.itch.io/not-involved</text:p>
          </table:table-cell>
          <table:table-cell office:value-type="string" calcext:value-type="string">
            <text:p>4650.png</text:p>
          </table:table-cell>
        </table:table-row>
        <table:table-row table:style-name="ro1">
          <table:table-cell office:value-type="string" calcext:value-type="string">
            <text:p>Проклятый повелитель (Cursed Overlord)</text:p>
          </table:table-cell>
          <table:table-cell office:value-type="string" calcext:value-type="string">
            <text:p>В этой игре вы играете за обычного офисного клерка, которого случайно убивает молния, после чего вы воскресаете в другом мире, чтобы заменить предыдущего темного повелителя, который был побежден людьми. Но при неопределенных обстоятельствах во время воскрешения что-то пошло не так, и на вас было наложено проклятие, которое иногда активируется и съедает вас изнутри... И теперь вам нужно узнать, как избавиться от проклятия!\n\nВерсия 1.0\n\nОсобенности:\n- 22 анимированые секс-сцены без цензуры (некоторые сцены доступны только в "Extended" и "Full" версии игры)\n- Уникальный и полный драматических развязок сюжет в мире темного фэнтези\n- Пошаговая механика боя\n- RPG система\n- Система голода и сна\n- Система захвата и контроля территории\n- Открытый мир\n- Высокая сложность!!! Уникальная возможность подогреть свой зад используя только внутренние резвервы! %D\n\n\n\n\n\nЭта игра содержит сцены сексуального характера, крови, насилия и запрещена для лиц, не достигших 18+ лет!\nВсе персонажи старше 18 лет!\n\nВы можете поддержать меня и мою игру по ссылкам ниже, а так-же получить доступ к "Extended" и "Full" версии игры :\n- Patreon\n- Boosty\n- Itch</text:p>
          </table:table-cell>
          <table:table-cell/>
          <table:table-cell office:value-type="string" calcext:value-type="string">
            <text:p>10-30 часов</text:p>
          </table:table-cell>
          <table:table-cell office:value-type="string" calcext:value-type="string">
            <text:p>king's_turtle</text:p>
          </table:table-cell>
          <table:table-cell office:value-type="string" calcext:value-type="string">
            <text:p>{'Эроге', 'фэнтези', 'средневековье', 'Повествование от первого лица', 'Главный герой парень', 'гарем'}</text:p>
          </table:table-cell>
          <table:table-cell office:value-type="string" calcext:value-type="string">
            <text:p>drama,mystic,adventure,fiction,fantasy,ecchi,hentai</text:p>
          </table:table-cell>
          <table:table-cell office:value-type="string" calcext:value-type="string">
            <text:p>https://mega.nz/folder/EIQhGQCY#AATmzGmAwK59owsGrzN6ow</text:p>
          </table:table-cell>
          <table:table-cell office:value-type="string" calcext:value-type="string">
            <text:p>4646.jpg</text:p>
          </table:table-cell>
        </table:table-row>
        <table:table-row table:style-name="ro1">
          <table:table-cell office:value-type="string" calcext:value-type="string">
            <text:p>ЛЖК: Я тебя ненавижу</text:p>
          </table:table-cell>
          <table:table-cell office:value-type="string" calcext:value-type="string">
            <text:p>Лена, Женя и Кир — обычные друзья-студенты, которые время от времени проводят время вместе. Но Женя влюблён в Лену, и постепенно это чувство начинает перерастать в нечто большее. И нисколько не помогает этому внутренний голос в виде Жабы, постоянно давящий на мозг. Получится ли у вас сохранить баланс между дружбой или любовью... или же кому-то из троицы суждено сделать роковой шаг в пропасть?</text:p>
          </table:table-cell>
          <table:table-cell/>
          <table:table-cell office:value-type="string" calcext:value-type="string">
            <text:p>Менее 2 часов</text:p>
          </table:table-cell>
          <table:table-cell office:value-type="string" calcext:value-type="string">
            <text:p>amscriptor</text:p>
          </table:table-cell>
          <table:table-cell office:value-type="string" calcext:value-type="string">
            <text:p>{'отечественный разработчик', 'Несколько главных героев', 'Наши дни', 'Главный герой парень', 'любовный треугольник'}</text:p>
          </table:table-cell>
          <table:table-cell office:value-type="string" calcext:value-type="string">
            <text:p>drama,romance,routine</text:p>
          </table:table-cell>
          <table:table-cell office:value-type="string" calcext:value-type="string">
            <text:p>https://drive.google.com/file/d/1uFAxk24NCdqNhUUqoTZFtFC18d3Mb2iQ/view?usp=sharing</text:p>
          </table:table-cell>
          <table:table-cell office:value-type="string" calcext:value-type="string">
            <text:p>4636.jpg</text:p>
          </table:table-cell>
        </table:table-row>
        <table:table-row table:style-name="ro1">
          <table:table-cell office:value-type="string" calcext:value-type="string">
            <text:p>Неперерожденная злодейка еще не знает своей судьбы (転生してない悪役令嬢はまだ運命を知らない)</text:p>
          </table:table-cell>
          <table:table-cell office:value-type="string" calcext:value-type="string">
            <text:p>У главной героини большие планы на будущее: выйти замуж за принца и закончить школу магии.\nОднако ее безмятежная жизнь заканчивается, когда ей предрекают судьбу злодейки.\nНо что выберет она и сможет ли изменить свою проклятую судьбу даже без перерождения?</text:p>
          </table:table-cell>
          <table:table-cell/>
          <table:table-cell office:value-type="string" calcext:value-type="string">
            <text:p>Менее 2 часов</text:p>
          </table:table-cell>
          <table:table-cell office:value-type="string" calcext:value-type="string">
            <text:p>crasm</text:p>
          </table:table-cell>
          <table:table-cell office:value-type="string" calcext:value-type="string">
            <text:p>{'русский'}</text:p>
          </table:table-cell>
          <table:table-cell office:value-type="string" calcext:value-type="string">
            <text:p>comedy,romance,fantasy</text:p>
          </table:table-cell>
          <table:table-cell office:value-type="string" calcext:value-type="string">
            <text:p>https://drive.google.com/drive/folders/14dt8ieRqn_cMqv3NlfjgwxVvREDKVrbM</text:p>
          </table:table-cell>
          <table:table-cell office:value-type="string" calcext:value-type="string">
            <text:p>4634.jpg</text:p>
          </table:table-cell>
        </table:table-row>
        <table:table-row table:style-name="ro1">
          <table:table-cell office:value-type="string" calcext:value-type="string">
            <text:p>Umineko no naku koro ni Symphony of Catbox and Dreams (うみねこのなく頃に咲 ～猫箱と夢想の交響曲～)</text:p>
          </table:table-cell>
          <table:table-cell office:value-type="string" calcext:value-type="string">
            <text:p>Переиздание на Nintendo Switch со всем существующим контентом по Чайкам. Его можно запускать либо на прошитой Nintendo Switch, либо через эмуляторы Ryujinx и Yuzu на ПК.\n\nСодержит в себе:\n- Основные 8 эпизодов (Арка вопросов и ответов)\n- Tsubasa, Hane, Saku\n- 4 новые истории, доступные лишь в этой версии\n\nВ релизе используются тексты Umineko Project (https://umineko-project.org/ru/) и Golden Abyss (https://vk.com/uhrgoldenabyss)\n\nТак же проект не смог бы существовать без идентичного проекта с переводом на английский язык (https://github.com/ooa113y/umineko-catbox-english)\n\nУстановка игры:\n\n0.Скачайте всё содержимое папки.\n\nRyujinx (эмулятор для ПК)\n1.Скачайте Ryujinx https://ryujinx.org/\n2.Запустите его, нажмите File - Open Ryujinx Folder - system, переместите туда файл prod.keys\n3.Нажмите Tools - Install Firmware - Install a firmware from XCI or ZIP, укажите путь к архиву Firmware 14.0.0.zip\n4.Нажмите Option - Settings - General - Add, укажите путь к образу игры. После добавления она должна появиться у вас в эмуляторе\n5.Правой кнопкой мыши нажимаете по игре - Open Mods Directory. Закиньте содержимое архива patch_atmos в эту папку (AppData\Roaming\Ryujinx\mods)\n6.Запустите игру.\n\nYuzu (эмулятор для ПК)\n1.Скачайте и установите Yuzu https://yuzu-emu.org/downloads/\n2.Запустите его, нажмите File - Open yuzu Folder, зайдите в папку keys и переместите туда файл prod.keys\n3.Дважды кликните по центру эмулятора, укажите путь к образу игры.\n4.Правой кнопкой мыши нажимаете по игре - Open Mod Data Location. Создайте там папку UminekoCatboxEnglish и закиньте содержимое архива patch_yuzu в неё.\n5.Запустите игру.\n\nNintendo Switch (ваша консоль должна быть взломана!):\n1) Установите игру и обновление для нее любым удобным вам способом (например, с помощью DBI)\n\n2) Переместите содержимое архива patch_atmo в папку atmosphere на карте памяти вашей приставки.\n\nP.S. Вычитка проекта не велась (так как это заняло бы нереальное количество времени), поэтому в игре могут быть текстовые ошибки. Время от времени (по мере накопления) мы будем исправлять их и релизить новый патч (игру не нужно будет перекачивать, лишь обновлять содержимое папки модс, при том все сохранения останутся, так что это не должно создавать дополнительных проблем).\n\nЕсли вы нашли ошибку, то кидайте скрин в тему с ошибками https://vk.com/topic-202892520_49242627</text:p>
          </table:table-cell>
          <table:table-cell/>
          <table:table-cell office:value-type="string" calcext:value-type="string">
            <text:p>Более 50 часов</text:p>
          </table:table-cell>
          <table:table-cell office:value-type="string" calcext:value-type="string">
            <text:p>07th_expansion</text:p>
          </table:table-cell>
          <table:table-cell office:value-type="string" calcext:value-type="string">
            <text:p>{'Русский'}</text:p>
          </table:table-cell>
          <table:table-cell office:value-type="string" calcext:value-type="string">
            <text:p>drama,science_fiction,horror,action,detective,mystic,fiction,fantasy,triller</text:p>
          </table:table-cell>
          <table:table-cell office:value-type="string" calcext:value-type="string">
            <text:p>https://disk.yandex.ru/d/uU_oT1vDeuCHKg</text:p>
          </table:table-cell>
          <table:table-cell office:value-type="string" calcext:value-type="string">
            <text:p>4632.png</text:p>
          </table:table-cell>
        </table:table-row>
        <table:table-row table:style-name="ro1">
          <table:table-cell office:value-type="string" calcext:value-type="string">
            <text:p>Сознательное Искажение (Deliberate Distortion)</text:p>
          </table:table-cell>
          <table:table-cell office:value-type="string" calcext:value-type="string">
            <text:p>Проснувшись в одной из больничных палат с незнакомым потолком, Синдзи никак не может вспомнить, что именно произошло перед тем, как он попал к докторам. Движимый желанием узнать причину происходящего вокруг, он выходит из палаты и становится случайным свидетелем таинственных и непонятных событий.\n\nЕсли мульти-ссылка не работает, может быть необходимо копировать ссылку вручную) - https://hd-team.info/download/dd.zip\n\nПриквел https://anivisual.net/stuff/10-1-0-169\nСиквел https://anivisual.net/stuff/2-1-0-174</text:p>
          </table:table-cell>
          <table:table-cell/>
          <table:table-cell office:value-type="string" calcext:value-type="string">
            <text:p>Менее 2 часов</text:p>
          </table:table-cell>
          <table:table-cell office:value-type="string" calcext:value-type="string">
            <text:p>hedgehog's_dilemma_team</text:p>
          </table:table-cell>
          <table:table-cell office:value-type="string" calcext:value-type="string">
            <text:p>{'научная фантастика', 'отечественный разработчик', 'Главный герой парень', 'будущее', 'Distortion', 'Deliberate', 'Повествование от первого лица'}</text:p>
          </table:table-cell>
          <table:table-cell office:value-type="string" calcext:value-type="string">
            <text:p>drama,science_fiction,horror,detective,triller</text:p>
          </table:table-cell>
          <table:table-cell office:value-type="string" calcext:value-type="string">
            <text:p>https://hd-team.info/download/dd.zip</text:p>
          </table:table-cell>
          <table:table-cell office:value-type="string" calcext:value-type="string">
            <text:p>4629.jpg</text:p>
          </table:table-cell>
        </table:table-row>
        <table:table-row table:style-name="ro1">
          <table:table-cell office:value-type="string" calcext:value-type="string">
            <text:p>Мир безумия: Кадавр (Мир безумия: Кадавр)</text:p>
          </table:table-cell>
          <table:table-cell office:value-type="string" calcext:value-type="string">
            <text:p>Главный герой был предан и убит своим нанимателем, но волей судьбы он превратился в разумный вид нежити. Этой же волей он повстречал архидемона чьи интересы совпадает с интересами гг.\n\nВнимание системное сообщение: «Идёт загрузка данных 1% 20% 73% 99% Завершено»</text:p>
          </table:table-cell>
          <table:table-cell/>
          <table:table-cell office:value-type="string" calcext:value-type="string">
            <text:p>Менее 2 часов</text:p>
          </table:table-cell>
          <table:table-cell office:value-type="string" calcext:value-type="string">
            <text:p>dakugure_games</text:p>
          </table:table-cell>
          <table:table-cell office:value-type="string" calcext:value-type="string">
            <text:p>{'отечественный разработчик', 'безумия:', 'Мир', 'будущее', 'Повествование от третьего лица', 'Повествование от первого лица', 'Кадавр'}</text:p>
          </table:table-cell>
          <table:table-cell office:value-type="string" calcext:value-type="string">
            <text:p>adventure,fiction,fantasy</text:p>
          </table:table-cell>
          <table:table-cell office:value-type="string" calcext:value-type="string">
            <text:p>https://drive.google.com/file/d/1b3lfcmqGOdIgrlWJqOgNYoyD_uLD8Bhr/view?usp=sharing</text:p>
          </table:table-cell>
          <table:table-cell office:value-type="string" calcext:value-type="string">
            <text:p>4615.png</text:p>
          </table:table-cell>
        </table:table-row>
        <table:table-row table:style-name="ro1">
          <table:table-cell office:value-type="string" calcext:value-type="string">
            <text:p>Голос уральского интроверта: Бессонница Глава 1,2 (The Voice of the Ural Introvert: Insomnia Chapter 1,2)</text:p>
          </table:table-cell>
          <table:table-cell office:value-type="string" calcext:value-type="string">
            <text:p>Долгострой, с завершением работы над которым я буксую вот уже на протяжении полугода. "Бессонница" для меня - это как первый опыт в создании визуальной новеллы, так и в написании завершённой истории.\nВдохновлена подростковыми переживаниями, любовью к родному мне Екатеринбургу, личными историями людей вокруг нас, зимой и хорошей русской инди-музыкой.\nИллюстрации, сюжет и код написаны одним человеком, а саундтрек составлен из добровольно предоставленных композиций различных независимых исполнителей.\nУже в июле в релиз отправляются первая и вторая главы, а третья и четвертая продолжат разрабатываться с новыми знаниями и подходом к разработке.</text:p>
          </table:table-cell>
          <table:table-cell/>
          <table:table-cell office:value-type="string" calcext:value-type="string">
            <text:p>Менее 2 часов</text:p>
          </table:table-cell>
          <table:table-cell office:value-type="string" calcext:value-type="string">
            <text:p>artem_genijatov</text:p>
          </table:table-cell>
          <table:table-cell office:value-type="string" calcext:value-type="string">
            <text:p>{'Главный герой парень', 'Повествование от первого лица', 'Голос уральского интроверта: Бессон', 'Наши дни', 'отечественный разработчик'}</text:p>
          </table:table-cell>
          <table:table-cell office:value-type="string" calcext:value-type="string">
            <text:p>drama,routine</text:p>
          </table:table-cell>
          <table:table-cell office:value-type="string" calcext:value-type="string">
            <text:p>https://artyombread.itch.io/vui-insomnia</text:p>
          </table:table-cell>
          <table:table-cell office:value-type="string" calcext:value-type="string">
            <text:p>4614.jpg</text:p>
          </table:table-cell>
        </table:table-row>
        <table:table-row table:style-name="ro1">
          <table:table-cell office:value-type="string" calcext:value-type="string">
            <text:p>Гензель и Гретель ТС (The Dark Side of Hansel and Gretel/ヘンゼルとグレーテル ダークサイド)</text:p>
          </table:table-cell>
          <table:table-cell office:value-type="string" calcext:value-type="string">
            <text:p>Гензель и Гретель - дети, родившиеся в доме малоимущего дровосека.\nИз-за бедности их бросили в глубине леса. Смогут ли они благополучно выбраться из него...?\n\nПомощь по редактуре графики: korvus.kusland@gmail.com.</text:p>
          </table:table-cell>
          <table:table-cell/>
          <table:table-cell office:value-type="string" calcext:value-type="string">
            <text:p>Менее 2 часов</text:p>
          </table:table-cell>
          <table:table-cell office:value-type="string" calcext:value-type="string">
            <text:p>charon</text:p>
          </table:table-cell>
          <table:table-cell office:value-type="string" calcext:value-type="string">
            <text:p>{'русский'}</text:p>
          </table:table-cell>
          <table:table-cell office:value-type="string" calcext:value-type="string">
            <text:p>drama,horror,parody</text:p>
          </table:table-cell>
          <table:table-cell office:value-type="string" calcext:value-type="string">
            <text:p>https://drive.google.com/file/d/1nBa61VtjgJewSZU3PyMqNLOPookde53o/view?usp=sharing</text:p>
          </table:table-cell>
          <table:table-cell office:value-type="string" calcext:value-type="string">
            <text:p>4613.png</text:p>
          </table:table-cell>
        </table:table-row>
        <table:table-row table:style-name="ro1">
          <table:table-cell office:value-type="string" calcext:value-type="string">
            <text:p>Новая игрушка Говарда (Howard's new toy)</text:p>
          </table:table-cell>
          <table:table-cell office:value-type="string" calcext:value-type="string">
            <text:p>Один из обитателей вашего дома - кот Говард Флаффкрафт - решил опробовать загадочную реликвию. Чем это обернётся? Сам космос заинтригован!\nЭту игру я создала при помощи TyranoBuilder. На всё про всё ушло около 2х дней.\nВсе фотографии, звуки и музыка, использованные в игре, являются достоянием общественности. Рисунки, тексты и заклинание принадлежат моему перу.\nПриятной игры! Целую :3</text:p>
          </table:table-cell>
          <table:table-cell/>
          <table:table-cell office:value-type="string" calcext:value-type="string">
            <text:p>Менее 2 часов</text:p>
          </table:table-cell>
          <table:table-cell office:value-type="string" calcext:value-type="string">
            <text:p>gargoolia</text:p>
          </table:table-cell>
          <table:table-cell office:value-type="string" calcext:value-type="string">
            <text:p>{'неко', 'отечественный разработчик', 'Новая игрушка Говарда', 'Lovecraft', 'Повествование от первого лица', 'Главный герой девушка', 'фурри', '20-е', 'Главный герой парень'}</text:p>
          </table:table-cell>
          <table:table-cell office:value-type="string" calcext:value-type="string">
            <text:p>comedy,horror,fantasy</text:p>
          </table:table-cell>
          <table:table-cell office:value-type="string" calcext:value-type="string">
            <text:p>https://gargoolia.itch.io/howards-new-toy</text:p>
          </table:table-cell>
          <table:table-cell office:value-type="string" calcext:value-type="string">
            <text:p>4611.jpg</text:p>
          </table:table-cell>
        </table:table-row>
        <table:table-row table:style-name="ro1">
          <table:table-cell office:value-type="string" calcext:value-type="string">
            <text:p>Отражение (Reflection)</text:p>
          </table:table-cell>
          <table:table-cell office:value-type="string" calcext:value-type="string">
            <text:p>От автора Graveyard Girls\n\n\nИ снова таинственное старое зеркало. И снова ритуал. И снова холодок по коже и чьё-то чужое присутствие. Но если соберёшься навестить её ещё раз — захвати с собой кое-что. Тебе понравится.\n\n\n\n\n\n\n\n\n\n\n\n\n\n\n\n\n\nДоступно только для пользователей</text:p>
          </table:table-cell>
          <table:table-cell/>
          <table:table-cell office:value-type="string" calcext:value-type="string">
            <text:p>Менее 2 часов</text:p>
          </table:table-cell>
          <table:table-cell office:value-type="string" calcext:value-type="string">
            <text:p>delphinium_interactive</text:p>
          </table:table-cell>
          <table:table-cell office:value-type="string" calcext:value-type="string">
            <text:p>{'Русский'}</text:p>
          </table:table-cell>
          <table:table-cell office:value-type="string" calcext:value-type="string">
            <text:p>drama,horror,mystic</text:p>
          </table:table-cell>
          <table:table-cell office:value-type="string" calcext:value-type="string">
            <text:p>https://mega.nz/file/yQomibDZ#9hPojkV-xD59V49bYjywQoW3WHAU-3i3sVG92uVBChA</text:p>
          </table:table-cell>
          <table:table-cell office:value-type="string" calcext:value-type="string">
            <text:p>4610.jpg</text:p>
          </table:table-cell>
        </table:table-row>
        <table:table-row table:style-name="ro1">
          <table:table-cell office:value-type="string" calcext:value-type="string">
            <text:p>Moon Chai Story: Сирин (Moon Chai Story)</text:p>
          </table:table-cell>
          <table:table-cell office:value-type="string" calcext:value-type="string">
            <text:p>Мария поступает в академию магии Сирин и в первый же день учебы ее жизнь переворачивается вверх дном. Какой путь она выберет? Какие секреты скрывает сама академии и ее учащиеся?\n\n- Помогите героине справиться со всеми проблемами\n- Постройте отношения с персонажами\n- Изучайте магию</text:p>
          </table:table-cell>
          <table:table-cell/>
          <table:table-cell office:value-type="string" calcext:value-type="string">
            <text:p>2-10 часов</text:p>
          </table:table-cell>
          <table:table-cell office:value-type="string" calcext:value-type="string">
            <text:p>moon_chai</text:p>
          </table:table-cell>
          <table:table-cell office:value-type="string" calcext:value-type="string">
            <text:p>{'Повествование от первого лица', 'Moon Chai Story', 'отечественный разработчик', 'фэнтези', 'отомэ', 'Наши дни', 'Главный герой девушка', 'ШКОЛА'}</text:p>
          </table:table-cell>
          <table:table-cell office:value-type="string" calcext:value-type="string">
            <text:p>romance,mystic,school,fantasy</text:p>
          </table:table-cell>
          <table:table-cell office:value-type="string" calcext:value-type="string">
            <text:p>https://play.google.com/store/apps/details?id=com.moonchai.moonchaistory</text:p>
          </table:table-cell>
          <table:table-cell office:value-type="string" calcext:value-type="string">
            <text:p>4609.png</text:p>
          </table:table-cell>
        </table:table-row>
        <table:table-row table:style-name="ro1">
          <table:table-cell office:value-type="string" calcext:value-type="string">
            <text:p>Девушки-Геймеры: Киберпанк 2069 (Gamer Girls: Cyberpunk 2069)</text:p>
          </table:table-cell>
          <table:table-cell office:value-type="string" calcext:value-type="string">
            <text:p>Встречайтесь со всеми, покоряйте девушек и открывайте уникальные сцены секса!\nGamer Girls: Cyberpunk 2069 — это классическая визуальная новелла и казуальная игра-головоломка с красивыми сексуальными сценами.\nИсполни все свои самые сокровенные желания и дай волю своему воображению с самыми горячими девушками-геймерами!\nПроходите все наши истории и наслаждайтесь горячими наградами.\nОсобенности:\n&lt;&gt; 10 пикантных анимированных секс-сцен без цензуры с нашими девушками.\n&lt;&gt; У каждой девушки своя история, предыстория и уникальная личность.\n&lt;&gt; Эпический сюжет с горячими встречами.\n&lt;&gt; Удивительный пользовательский интерфейс.\nЭта игра может содержать материалы, не подходящие для всех возрастов или не подходящие для просмотра на работе.\nИгра содержит сексуальный контент: изображения сексуальных девушек, диалоги сексуального характера.\nВсе персонажи старше 18 лет.\n\n\n\n\nПредыдущие игры данного автора:\nДевушки-Геймеры\nДевушки-Геймеры [18+]: Киберспортивный СЕКС</text:p>
          </table:table-cell>
          <table:table-cell/>
          <table:table-cell office:value-type="string" calcext:value-type="string">
            <text:p>2-10 часов</text:p>
          </table:table-cell>
          <table:table-cell office:value-type="string" calcext:value-type="string">
            <text:p>pirates_of_the_digital_sea</text:p>
          </table:table-cell>
          <table:table-cell office:value-type="string" calcext:value-type="string">
            <text:p>{'Повествование от первого лица', 'научная фантастика', 'киберпанк', 'Девушки-Геймеры: Киберпанк 2069', 'Главный герой парень', 'Иностранный разработчик'}</text:p>
          </table:table-cell>
          <table:table-cell office:value-type="string" calcext:value-type="string">
            <text:p>science_fiction,adventure,hentai</text:p>
          </table:table-cell>
          <table:table-cell office:value-type="string" calcext:value-type="string">
            <text:p>https://mega.nz/file/p9FnkSiT#qRMoOLEm8BZExw_FMDy2ToPuyzO52yPZVTET5mFpopk</text:p>
          </table:table-cell>
          <table:table-cell office:value-type="string" calcext:value-type="string">
            <text:p>4607.jpg</text:p>
          </table:table-cell>
        </table:table-row>
        <table:table-row table:style-name="ro1">
          <table:table-cell office:value-type="string" calcext:value-type="string">
            <text:p>Одно свидание со змеемальчиком (ОССЗ) (One date with a snake boy (ODWSB))</text:p>
          </table:table-cell>
          <table:table-cell office:value-type="string" calcext:value-type="string">
            <text:p>Эта короткая визуальная новелла покажет вам один день (точнее вечер) неуклюжей парочки, решившей пойти на свидание за кофе.\n(Не советую играть в неё перед детьми и/или родственниками. Там нет слишком откровенных сцен, но всё равно думаю надо вас предупредить.)</text:p>
          </table:table-cell>
          <table:table-cell/>
          <table:table-cell office:value-type="string" calcext:value-type="string">
            <text:p>Менее 2 часов</text:p>
          </table:table-cell>
          <table:table-cell office:value-type="string" calcext:value-type="string">
            <text:p>қymyz_40°</text:p>
          </table:table-cell>
          <table:table-cell office:value-type="string" calcext:value-type="string">
            <text:p>{'With', 'one', 'Повествование от первого лица', '(ODWSB)', 'Наши дни', 'date', 'snake', 'отомэ', 'boy', 'Главный герой девушка', 'Иностранный разработчик'}</text:p>
          </table:table-cell>
          <table:table-cell office:value-type="string" calcext:value-type="string">
            <text:p>romance,routine,fiction</text:p>
          </table:table-cell>
          <table:table-cell office:value-type="string" calcext:value-type="string">
            <text:p>https://drive.google.com/file/d/16d3btWfNJRPwEzutH3IJhdm5UhpOxOqP/view?usp=sharing</text:p>
          </table:table-cell>
          <table:table-cell office:value-type="string" calcext:value-type="string">
            <text:p>4604.png</text:p>
          </table:table-cell>
        </table:table-row>
        <table:table-row table:style-name="ro1">
          <table:table-cell office:value-type="string" calcext:value-type="string">
            <text:p>Сволочь и Борщ</text:p>
          </table:table-cell>
          <table:table-cell office:value-type="string" calcext:value-type="string">
            <text:p>“Сволочь и Борщ” - это визуальная новелла на 10 минут, зарисовка, стремящаяся передать ощущение воспалённого сознания, персонажа, который находится в болезненном мятущимся монологе, в попытке найти ответ, который никто ему не может дать.\nИсточником вдохновения послужила пьеса 1913 года "Владимир Маяковский. Трагедия". В целом, зарисовка подпитывалась теми или иными стихотворениями Маяковского, хотя и не визуализирует их. Тем не менее, был почерпнут образ сентиментального человека, который машет кулаком небу, сетуя на чудовищную косность мира.</text:p>
          </table:table-cell>
          <table:table-cell/>
          <table:table-cell office:value-type="string" calcext:value-type="string">
            <text:p>Менее 2 часов</text:p>
          </table:table-cell>
          <table:table-cell office:value-type="string" calcext:value-type="string">
            <text:p>rayonist</text:p>
          </table:table-cell>
          <table:table-cell office:value-type="string" calcext:value-type="string">
            <text:p>{'Сволочь и Борщ', 'Повествование от первого лица', 'Главный герой парень', 'отечественный разработчик'}</text:p>
          </table:table-cell>
          <table:table-cell office:value-type="string" calcext:value-type="string">
            <text:p>drama</text:p>
          </table:table-cell>
          <table:table-cell office:value-type="string" calcext:value-type="string">
            <text:p>https://rayonist.itch.io/svoloch-and-borscht</text:p>
          </table:table-cell>
          <table:table-cell office:value-type="string" calcext:value-type="string">
            <text:p>4603.jpg</text:p>
          </table:table-cell>
        </table:table-row>
        <table:table-row table:style-name="ro1">
          <table:table-cell office:value-type="string" calcext:value-type="string">
            <text:p>#СТАТЬБЛОГЕРОМ (#INFLUENCED)</text:p>
          </table:table-cell>
          <table:table-cell office:value-type="string" calcext:value-type="string">
            <text:p>#СЮЖЕТ\nДолли Пирсон - подающий надежды блогер во всеми любимой социальной сети Инстапикс! Но время всё идет и идет, а желаемый успех к ней так и не приходит. Всё меняется, когда звезда Инстапикс Ванесса Джон переезжает в её район и заводит с ней дружбу. Повезло так повезло!\n\nВанесса расскажет Долли о способе раскрутиться.... если она готова заплатить за него.\n\n#ОСОБЕННОСТИ\n• Игра была создана в рамках конкурса Nanoreno 2020 и заняла 4-е место!\n• Около тридцати минут игрового процесса\n• Неторопливо погрузитесь в хоррор-историю в формате кинетического романа\n• Уникальная механика чата и все доступные функции движка Ren'py!\n\nПредупреждение о содержании: игра содержит упоминания и графические изображения насилия, членовредительства и самоубийства</text:p>
          </table:table-cell>
          <table:table-cell/>
          <table:table-cell office:value-type="string" calcext:value-type="string">
            <text:p>Менее 2 часов</text:p>
          </table:table-cell>
          <table:table-cell office:value-type="string" calcext:value-type="string">
            <text:p>pilot_star</text:p>
          </table:table-cell>
          <table:table-cell office:value-type="string" calcext:value-type="string">
            <text:p>{'Русский'}</text:p>
          </table:table-cell>
          <table:table-cell office:value-type="string" calcext:value-type="string">
            <text:p>horror,routine,triller</text:p>
          </table:table-cell>
          <table:table-cell office:value-type="string" calcext:value-type="string">
            <text:p>https://drive.google.com/file/d/10UPACZ4RS8p8p2Cx-gBhCXTkTJxMm4Ra/view?usp=sharing</text:p>
          </table:table-cell>
          <table:table-cell office:value-type="string" calcext:value-type="string">
            <text:p>4602.jpg</text:p>
          </table:table-cell>
        </table:table-row>
        <table:table-row table:style-name="ro1">
          <table:table-cell office:value-type="string" calcext:value-type="string">
            <text:p>Побочный мир 2</text:p>
          </table:table-cell>
          <table:table-cell office:value-type="string" calcext:value-type="string">
            <text:p>Тебе хотелось когда нибудь заромансить колбасу?\nИ мне нет.\nЧто ж, тогда помогите мне найти вторую часть моего тела!\n\nДоступно только для пользователей</text:p>
          </table:table-cell>
          <table:table-cell/>
          <table:table-cell office:value-type="string" calcext:value-type="string">
            <text:p>Менее 2 часов</text:p>
          </table:table-cell>
          <table:table-cell office:value-type="string" calcext:value-type="string">
            <text:p>sena</text:p>
          </table:table-cell>
          <table:table-cell office:value-type="string" calcext:value-type="string">
            <text:p>{'трэш', 'отечественный разработчик', 'фэнтези'}</text:p>
          </table:table-cell>
          <table:table-cell office:value-type="string" calcext:value-type="string">
            <text:p>comedy</text:p>
          </table:table-cell>
          <table:table-cell office:value-type="string" calcext:value-type="string">
            <text:p>https://cloud.mail.ru/public/kuV5/QQUZTcYYP</text:p>
          </table:table-cell>
          <table:table-cell office:value-type="string" calcext:value-type="string">
            <text:p>4599.png</text:p>
          </table:table-cell>
        </table:table-row>
        <table:table-row table:style-name="ro1">
          <table:table-cell office:value-type="string" calcext:value-type="string">
            <text:p>Белая кровь [Джем Сказителя]</text:p>
          </table:table-cell>
          <table:table-cell office:value-type="string" calcext:value-type="string">
            <text:p>Краткая история о том, что нужно сто раз подумать, прежде чем вступать в тайные общества.\n\nНовелла сделана в рамках Летнего Джема от Сказителя.\nВремя прохождения 5-10 минут.</text:p>
          </table:table-cell>
          <table:table-cell/>
          <table:table-cell office:value-type="string" calcext:value-type="string">
            <text:p>Менее 2 часов</text:p>
          </table:table-cell>
          <table:table-cell office:value-type="string" calcext:value-type="string">
            <text:p>hatereallys_&amp;_mad_night_spirit</text:p>
          </table:table-cell>
          <table:table-cell office:value-type="string" calcext:value-type="string">
            <text:p>{'любовный треугольник', 'Повествование от первого лица', 'трэш', 'Наши дни', 'отечественный разработчик', 'Главный герой девушка', 'Шаурма'}</text:p>
          </table:table-cell>
          <table:table-cell office:value-type="string" calcext:value-type="string">
            <text:p>horror,parody</text:p>
          </table:table-cell>
          <table:table-cell office:value-type="string" calcext:value-type="string">
            <text:p>https://disk.yandex.ru/d/f2aKlgtIASr-cw</text:p>
          </table:table-cell>
          <table:table-cell office:value-type="string" calcext:value-type="string">
            <text:p>4593.jpg</text:p>
          </table:table-cell>
        </table:table-row>
        <table:table-row table:style-name="ro1">
          <table:table-cell office:value-type="string" calcext:value-type="string">
            <text:p>Ритуал</text:p>
          </table:table-cell>
          <table:table-cell office:value-type="string" calcext:value-type="string">
            <text:p>Главный герой пытается помочь Тайному культу, о котором силы Добра даже и не подозревают. Их цель-призвать Бога Безумия, который уничтожит существующий порядок и весь мир. Одна беда, у них нет нужного предмета. Что это за предмет? Как хочет им помочь наш Главный герой? Сможет ли он сохранить свою душу и жизнь?\nНовелла сделана на Джэм от Сказителя на тему "Тайное Общество", заранее извиняюсь за недостаточное раскрытие темы и возможные логические недочёты, увидела что стартовал этот неофициальный Джэм только неделю назад, но всё равно захотела поучавствовать)</text:p>
          </table:table-cell>
          <table:table-cell/>
          <table:table-cell office:value-type="string" calcext:value-type="string">
            <text:p>Менее 2 часов</text:p>
          </table:table-cell>
          <table:table-cell office:value-type="string" calcext:value-type="string">
            <text:p>demo0012</text:p>
          </table:table-cell>
          <table:table-cell office:value-type="string" calcext:value-type="string">
            <text:p>{'Культ'}</text:p>
          </table:table-cell>
          <table:table-cell office:value-type="string" calcext:value-type="string">
            <text:p>comedy,fiction</text:p>
          </table:table-cell>
          <table:table-cell office:value-type="string" calcext:value-type="string">
            <text:p>https://drive.google.com/drive/folders/14VTXdUyf66Rh25fU7cWvdozNsIA-TPA6?usp=sharing</text:p>
          </table:table-cell>
          <table:table-cell office:value-type="string" calcext:value-type="string">
            <text:p>4592.png</text:p>
          </table:table-cell>
        </table:table-row>
        <table:table-row table:style-name="ro1">
          <table:table-cell office:value-type="string" calcext:value-type="string">
            <text:p>ef - the first tale. [MinoriTeam]</text:p>
          </table:table-cell>
          <table:table-cell office:value-type="string" calcext:value-type="string">
            <text:p>Однажды вечером на кануне Рождества два старых друга воссоединились в церкви. Их пути, может, и некогда разошлись, но история о том, как они вновь сплетутся, окажется фантастической, затронув жизни многих пар, встретившихся на пути.\n\nУстановка Steam-версии:\n1. Устанавливаете/скачиваете пиратскую Steam-версию;\n2. Устанавливаете 18+ патч для Steam-версии (не в папку с самой игрой);\n3. Запускаете установщик русификатора и следуете инструкциям.\n3.1. Для пиратский Steam-версии укажите полный путь к самой игре. Именно к самой игре, иначе у вас ничего не будет работать.\n\nУстановка DL-версии:\n1. Скачиваете DL-версию;\n3. Запускаете установщик русификатора и следуете инструкциям.\n\n11.10.2022\nРелиз DL-версии 1.0\n\n15.07.2022\nРелиз 1.1\nИсправлены опечатки в графике.\n\n28.06.2022\nРелиз 1.0\n\nСсылки для скачивания\n\nСсылка на DL-версию:\nef - the first tale. 18+ DL\n\nСсылка на пиратскую Steam-версию:\nef - the first tale. Steam\n\nСсылка на 18+ патч:\nef - the first tale. - 18+ Patch\n\nСсылка на русификатор для Steam:\nef - the first tale. all ages/18+ rus patch v1.1 by MinoriTeam\n\nСсылка на русификатор для DL-версии:\nef - the first tale. 18+ rus patch v1.0 by MinoriTeam\n\nНайденые ошибки просьба писать сюда тык</text:p>
          </table:table-cell>
          <table:table-cell/>
          <table:table-cell office:value-type="string" calcext:value-type="string">
            <text:p>10-30 часов</text:p>
          </table:table-cell>
          <table:table-cell office:value-type="string" calcext:value-type="string">
            <text:p>minori</text:p>
          </table:table-cell>
          <table:table-cell office:value-type="string" calcext:value-type="string">
            <text:p>{'Русский'}</text:p>
          </table:table-cell>
          <table:table-cell office:value-type="string" calcext:value-type="string">
            <text:p>drama,comedy,romance,routine,school,hentai</text:p>
          </table:table-cell>
          <table:table-cell office:value-type="string" calcext:value-type="string">
            <text:p>https://store.steampowered.com/app/1144300</text:p>
          </table:table-cell>
          <table:table-cell office:value-type="string" calcext:value-type="string">
            <text:p>4589.jpg</text:p>
          </table:table-cell>
        </table:table-row>
        <table:table-row table:style-name="ro1">
          <table:table-cell office:value-type="string" calcext:value-type="string">
            <text:p>Коллаж</text:p>
          </table:table-cell>
          <table:table-cell office:value-type="string" calcext:value-type="string">
            <text:p>Коллаж - это сборник из четырёх новелл с произвольной тематикой, между которыми всё же есть нечто общее.\n\nКуклы, обсуждающие свой смысл жизни; старухи, которые решили внезапно начать падать; поиск убийцы; преодоление двойственности мышления.\n\nВсё это работает вместе, как элементы собранного из разных фотографий коллажа.\n\nДля кого-то мешанина, но для других нечто... Истинно красивое.</text:p>
          </table:table-cell>
          <table:table-cell/>
          <table:table-cell office:value-type="string" calcext:value-type="string">
            <text:p>Менее 2 часов</text:p>
          </table:table-cell>
          <table:table-cell office:value-type="string" calcext:value-type="string">
            <text:p>studija_חֻצְפָּה</text:p>
          </table:table-cell>
          <table:table-cell office:value-type="string" calcext:value-type="string">
            <text:p>{'Несколько главных героев', 'Наши дни', 'отечественный разработчик'}</text:p>
          </table:table-cell>
          <table:table-cell office:value-type="string" calcext:value-type="string">
            <text:p>comedy,horror,mystic,routine,parody</text:p>
          </table:table-cell>
          <table:table-cell office:value-type="string" calcext:value-type="string">
            <text:p>https://studio-chutzpah.itch.io/collage4stories</text:p>
          </table:table-cell>
          <table:table-cell office:value-type="string" calcext:value-type="string">
            <text:p>4586.png</text:p>
          </table:table-cell>
        </table:table-row>
        <table:table-row table:style-name="ro1">
          <table:table-cell office:value-type="string" calcext:value-type="string">
            <text:p>Walk in the sun</text:p>
          </table:table-cell>
          <table:table-cell office:value-type="string" calcext:value-type="string">
            <text:p>Короткая история о простой и немного несчастной ирландской школьнице из начала нулевых, которая из-за собственной доверчивости стала ещё несчастнее.\nБлаго, новая подружка понимает и принимает её такую, какая она есть, однако кое-какие проблемы всё же пришлось решать собственноручно...\n\n\n\n\n\n\n\n\n\n\nДоступно только для пользователей</text:p>
          </table:table-cell>
          <table:table-cell/>
          <table:table-cell office:value-type="string" calcext:value-type="string">
            <text:p>Менее 2 часов</text:p>
          </table:table-cell>
          <table:table-cell office:value-type="string" calcext:value-type="string">
            <text:p>becky</text:p>
          </table:table-cell>
          <table:table-cell office:value-type="string" calcext:value-type="string">
            <text:p>{'Русский'}</text:p>
          </table:table-cell>
          <table:table-cell office:value-type="string" calcext:value-type="string">
            <text:p>drama,romance,school</text:p>
          </table:table-cell>
          <table:table-cell office:value-type="string" calcext:value-type="string">
            <text:p>https://mega.nz/file/OcAEwBqa#P7FJnpXof--21e90WFtnxeO3OyT7Iz3wj15UKoWQiW8</text:p>
          </table:table-cell>
          <table:table-cell office:value-type="string" calcext:value-type="string">
            <text:p>4580.jpg</text:p>
          </table:table-cell>
        </table:table-row>
        <table:table-row table:style-name="ro1">
          <table:table-cell office:value-type="string" calcext:value-type="string">
            <text:p>Голова Буйвола (Голова Буйвола)</text:p>
          </table:table-cell>
          <table:table-cell office:value-type="string" calcext:value-type="string">
            <text:p>Детектив Лоуренс теряет во время слежки подозреваемого и вскоре находит его труп.</text:p>
          </table:table-cell>
          <table:table-cell/>
          <table:table-cell office:value-type="string" calcext:value-type="string">
            <text:p>Менее 2 часов</text:p>
          </table:table-cell>
          <table:table-cell office:value-type="string" calcext:value-type="string">
            <text:p>nikolaj_nesterenko</text:p>
          </table:table-cell>
          <table:table-cell office:value-type="string" calcext:value-type="string">
            <text:p>{'Джем Сказителя Отечественный разраб'}</text:p>
          </table:table-cell>
          <table:table-cell office:value-type="string" calcext:value-type="string">
            <text:p>detective,parody,adventure</text:p>
          </table:table-cell>
          <table:table-cell office:value-type="string" calcext:value-type="string">
            <text:p>https://disk.yandex.ru/d/hPMXSQPFd_-mSg</text:p>
          </table:table-cell>
          <table:table-cell office:value-type="string" calcext:value-type="string">
            <text:p>4578.png</text:p>
          </table:table-cell>
        </table:table-row>
        <table:table-row table:style-name="ro1">
          <table:table-cell office:value-type="string" calcext:value-type="string">
            <text:p>оптимальные условия для жертвоприношения (optimal conditions for a sacrifice)</text:p>
          </table:table-cell>
          <table:table-cell office:value-type="string" calcext:value-type="string">
            <text:p>Даже когда мы стараемся этого не делать, мы всё равно переводим свои малоуспешные проекты на другой язык в неудачное время;\n\nДаже когда мы стараемся этого не делать, мы всё равно проецируем свои лажовые чувства в нашем посредственном творчестве, поэтому давай перестанем притворяться прям здесь прям сейчас;\n\nБуду откровенной! Типа, реально откровенной, давай опозорюсь прямо у тебя на глазах;\n\nЛомать 4ую стену это такой баянище - не классика, а баянище, каждый уже выпустил свой ДДЛК, а ДДЛК даже не изобрёл велосипед.\n\nЭй, я же интересная, да? Я самоироничная, а значит умная и смешная, верно? Я вся такая творческая и модная, верно? Рисую ничотак, верно? Неогранённый алмаз, верно?~\n\nЗначит ты пожертвуешь мне немного своего времени, верно? Одолжишь руки, верно? Ну, то есть, напишешь мне что-нибудь, верно? А, может, я могу воспользоваться твоей спиной на секунду? Может хотя бы можно взять твои ноги, мои так устали?\n\nЯндере это такоооой кринж, знаю, но если я говорю о чём-то не буквально, то всё норм, верно?\n\nХспади, и что, вот реально ты готова выслушивать чьи-то загоны так долго просто потому что они выпустили игрульку? Мерзковато... Видимо, у тебя вообще сердца нет?\n\nА, ну, как я и сказала раньше — пожертвуй себя мне (но это, конечно, не мне нужно) и может быть я предложу тебе своё сердце взамен? Нормально звучит? (Лол, тебе кстати нравится, когда с тобой разговаривают только вопросами вместо нормальных предложений?)\n\nЗачем мне это? Ну, конечно, потому что я жадная Архифея; мне всё равно моё сердце не нужно, от него одни сложности...\n\nЗнаешь, я передумала, забей. Мне не нужны ни твои ноги ни руки ни голова, отдай их моих Стражам или Жрицам или как там они себя нынче зовут. Удовлетвори их, и может быть, мооожет быть, я на нашей следующей встрече не забуду своё предложение.\n\nЕсли ты правда настолько бессердечна, можешь скачать архивы по ссылке ниже\n\nТам всё очень прямолинейно, примерно 5к слов и есть незначительные развилки, ведущие все к одному концу; пара тупиков тоже есть на слушай что ты что-то не так делаешь\n\nНу и вся эта штука сделана mossinasi на движке Ren'Py с музыкой от PeriTune</text:p>
          </table:table-cell>
          <table:table-cell/>
          <table:table-cell office:value-type="string" calcext:value-type="string">
            <text:p>Менее 2 часов</text:p>
          </table:table-cell>
          <table:table-cell office:value-type="string" calcext:value-type="string">
            <text:p>mossinasi</text:p>
          </table:table-cell>
          <table:table-cell office:value-type="string" calcext:value-type="string">
            <text:p>{'русский'}</text:p>
          </table:table-cell>
          <table:table-cell office:value-type="string" calcext:value-type="string">
            <text:p>romance</text:p>
          </table:table-cell>
          <table:table-cell office:value-type="string" calcext:value-type="string">
            <text:p>https://mossinasi.itch.io/sacrifice</text:p>
          </table:table-cell>
          <table:table-cell office:value-type="string" calcext:value-type="string">
            <text:p>4577.png</text:p>
          </table:table-cell>
        </table:table-row>
        <table:table-row table:style-name="ro1">
          <table:table-cell office:value-type="string" calcext:value-type="string">
            <text:p>Конец лета (The End of the Summer「最後の夏」)</text:p>
          </table:table-cell>
          <table:table-cell office:value-type="string" calcext:value-type="string">
            <text:p>В центре сюжета новеллы "Конец лета" находятся японская семья и их пропавшая домашняя кошка. Это размышление о том, как мы переживаем потери, будь то драматическое исчезновение или постепенная утрата отношений, которая может оставаться незамеченной годами.\nSaigo no Natsu ("Последнее лето") или The End of the Summer ("Конец лета") — кинетическая sound novel продолжительностью 15 - 20 минут, додзин-новелла, долгое время считавшаяся утраченной. Данная версия — перевод на русский англоязычного порта новеллы от The July Society с KiriKiri на Ren’Py.</text:p>
          </table:table-cell>
          <table:table-cell/>
          <table:table-cell office:value-type="string" calcext:value-type="string">
            <text:p>Менее 2 часов</text:p>
          </table:table-cell>
          <table:table-cell office:value-type="string" calcext:value-type="string">
            <text:p>apple_hill_journal</text:p>
          </table:table-cell>
          <table:table-cell office:value-type="string" calcext:value-type="string">
            <text:p>{'Русский'}</text:p>
          </table:table-cell>
          <table:table-cell office:value-type="string" calcext:value-type="string">
            <text:p>drama,mystic,routine</text:p>
          </table:table-cell>
          <table:table-cell office:value-type="string" calcext:value-type="string">
            <text:p>https://drive.google.com/file/d/19Fz65rvqtGBoNtXGQiYDDuN54KswatMM/view?usp=sharing</text:p>
          </table:table-cell>
          <table:table-cell office:value-type="string" calcext:value-type="string">
            <text:p>4567.jpg</text:p>
          </table:table-cell>
        </table:table-row>
        <table:table-row table:style-name="ro1">
          <table:table-cell office:value-type="string" calcext:value-type="string">
            <text:p>Почтальоны горизонта (Postmen of Horizon)</text:p>
          </table:table-cell>
          <table:table-cell office:value-type="string" calcext:value-type="string">
            <text:p>Серафим, главный герой визуальной новеллы, работает в ныне ничем не выделяющейся конторе. Она занимается тем, что отправляет письма людей их умершим близким на тот свет. Кто-то чувствует вину перед ушедшим родственником, кто-то просто скучает по нему, а кто-то отправляет письма дабы высказать всё то, что давно хотел сказать.\nА доставляют эти послания почтальоны горизонта - самоубийцы, которым уже ничего не осталось, кроме как умереть. Одни делают это взамен на пышные похороны, другие - на беспечную жизнь семьи. И ничего не предвещало перемен в жизни Серафима, но что-то внутри него всколыхнулось. Сменилась линза мировоззрения и теперь он посмотрел на всё это свежим взглядом...\n\nАльтернативная ссылка\nДемо-версия</text:p>
          </table:table-cell>
          <table:table-cell/>
          <table:table-cell office:value-type="string" calcext:value-type="string">
            <text:p>Менее 2 часов</text:p>
          </table:table-cell>
          <table:table-cell office:value-type="string" calcext:value-type="string">
            <text:p>bad_attempt</text:p>
          </table:table-cell>
          <table:table-cell office:value-type="string" calcext:value-type="string">
            <text:p>{'научная фантастика', 'будущее', 'Postmen of Horizon', 'Повествование от третьего лица', 'Главный герой парень', 'отечественный разработчик'}</text:p>
          </table:table-cell>
          <table:table-cell office:value-type="string" calcext:value-type="string">
            <text:p>drama,science_fiction,routine,adventure,fiction</text:p>
          </table:table-cell>
          <table:table-cell office:value-type="string" calcext:value-type="string">
            <text:p>https://drive.google.com/file/d/1U9EZa3KC1gNhTDolUBaaFxE5vGf-YCNn/view?usp=sharing</text:p>
          </table:table-cell>
          <table:table-cell office:value-type="string" calcext:value-type="string">
            <text:p>4565.jpg</text:p>
          </table:table-cell>
        </table:table-row>
        <table:table-row table:style-name="ro1">
          <table:table-cell office:value-type="string" calcext:value-type="string">
            <text:p>ПИР: Книга Первая «Семейные узы» (FEAST: Book One «Family Ties»)</text:p>
          </table:table-cell>
          <table:table-cell office:value-type="string" calcext:value-type="string">
            <text:p>Действие новеллы «Пир» разворачивается в альтернативной вселенной «Другой Круг» с многотысячелетней историей.\nВо время длительного путешествия, на карету и экипаж сопровождения молодого аристократа нападают неведомые существа. Чудом ему удаётся выжить. Вскоре, герой узнаёт, что это нападение было неслучайным. Ему предстоит выяснить, что за монстры это были и зачем им понадобилась его смерть. Вас ожидает путешествие, в котором он встретит друзей и врагов, кровь и милосердие, надежду и отчаяние, а также, своеобразный юмор авторов…</text:p>
          </table:table-cell>
          <table:table-cell/>
          <table:table-cell office:value-type="string" calcext:value-type="string">
            <text:p>Менее 2 часов</text:p>
          </table:table-cell>
          <table:table-cell office:value-type="string" calcext:value-type="string">
            <text:p>fairypeople</text:p>
          </table:table-cell>
          <table:table-cell office:value-type="string" calcext:value-type="string">
            <text:p>{'фэнтези', 'Пир', 'Главный герой парень', 'отечественный разработчик', 'FEAST: Book One «Family Ties»'}</text:p>
          </table:table-cell>
          <table:table-cell office:value-type="string" calcext:value-type="string">
            <text:p>comedy,horror,adventure,fantasy</text:p>
          </table:table-cell>
          <table:table-cell office:value-type="string" calcext:value-type="string">
            <text:p>https://drive.google.com/file/d/1BJzX_B4n5FGMeyGlTR9NosV58ES8LTyU/view?usp=sharing</text:p>
          </table:table-cell>
          <table:table-cell office:value-type="string" calcext:value-type="string">
            <text:p>4564.jpg</text:p>
          </table:table-cell>
        </table:table-row>
        <table:table-row table:style-name="ro1">
          <table:table-cell office:value-type="string" calcext:value-type="string">
            <text:p>MISSING</text:p>
          </table:table-cell>
          <table:table-cell office:value-type="string" calcext:value-type="string">
            <text:p>Коротенькая новелла о поиске твоего друга на 5 концовок, проходится минут за 10-15 :)\n\nИзображения и музыка: C2PHOS\nПлагины: galv, YEP message core\n\nЕсли хотите следить за разработкой игры, на которой основана эта, можете вступить в дискорд-сервер автора\nЕсли хотите, можете скинуть пару копеек, мне будет приятно :) Карта - 4279380685441216</text:p>
          </table:table-cell>
          <table:table-cell/>
          <table:table-cell office:value-type="string" calcext:value-type="string">
            <text:p>Менее 2 часов</text:p>
          </table:table-cell>
          <table:table-cell office:value-type="string" calcext:value-type="string">
            <text:p>c2phos</text:p>
          </table:table-cell>
          <table:table-cell office:value-type="string" calcext:value-type="string">
            <text:p>{'Русский'}</text:p>
          </table:table-cell>
          <table:table-cell office:value-type="string" calcext:value-type="string">
            <text:p>comedy,detective,routine</text:p>
          </table:table-cell>
          <table:table-cell office:value-type="string" calcext:value-type="string">
            <text:p>https://drive.google.com/file/d/1MrCBIL157HvSExa-tFLqMg2gwXvC9qTP/view?usp=sharing</text:p>
          </table:table-cell>
          <table:table-cell office:value-type="string" calcext:value-type="string">
            <text:p>4555.png</text:p>
          </table:table-cell>
        </table:table-row>
        <table:table-row table:style-name="ro1">
          <table:table-cell office:value-type="string" calcext:value-type="string">
            <text:p>Дневник подснежника (The Snowdrop Diaries)</text:p>
          </table:table-cell>
          <table:table-cell office:value-type="string" calcext:value-type="string">
            <text:p>Приготовьтесь к жуткой атмосферной истории, наполненной зимним холодом.\n\n\n❆ Сюжет:\nВоспитанная монахинями в стенах монастыря, Нелли выросла мечтательницей, обожающей читать старые книги. Ей кажется, что любимые легенды пытаются предупредить о возвращении древнего чудовища-убийцы. Сможет ли она спасти дорогих ей людей, когда они говорят, что монстров не существует?\n\n\n❆ Сеттинг:\nИстория происходит в вымышленном мире, напоминающем Европу средних веков с религией, похожей на христианство.\n\nГлубоко в заснеженном лесу спрятан уединенный Вайсфилдский монастырь. Монастырь носит общее название с близлежащей деревней, которая, в свою очередь, была названа в честь ее основателей — семьи Вайсфилд, чьи потомки до сих пор правят деревней.\n\n\n❆ Особенности:\n— кинетический роман (= без вариантов)\n— около 12800 слов\n— 11 сюжетных иллюстраций\n\n\n\n\n\n\n\n\n\n\n\n\n\n\n\n\nP.S. Для всех, кто пожертвует $2 или больше на сайте itch.io, предлагается мини-артбук, который включает в себя версии основного постера в высоком разрешении и 48-страничный буклет (содержит арты спрайтов с иллюстрациями из вн и концептуальные наброски). Внимание! Некоторые иллюстрации изображают кровь, насилие и смерть.\n⠀</text:p>
          </table:table-cell>
          <table:table-cell/>
          <table:table-cell office:value-type="string" calcext:value-type="string">
            <text:p>2-10 часов</text:p>
          </table:table-cell>
          <table:table-cell office:value-type="string" calcext:value-type="string">
            <text:p>shoggoth_on_the_roof</text:p>
          </table:table-cell>
          <table:table-cell office:value-type="string" calcext:value-type="string">
            <text:p>{'Русский'}</text:p>
          </table:table-cell>
          <table:table-cell office:value-type="string" calcext:value-type="string">
            <text:p>drama,mystic</text:p>
          </table:table-cell>
          <table:table-cell office:value-type="string" calcext:value-type="string">
            <text:p>https://anankekeirin.itch.io/the-snowdrop-diaries</text:p>
          </table:table-cell>
          <table:table-cell office:value-type="string" calcext:value-type="string">
            <text:p>4551.jpg</text:p>
          </table:table-cell>
        </table:table-row>
        <table:table-row table:style-name="ro1">
          <table:table-cell office:value-type="string" calcext:value-type="string">
            <text:p>Ленивая принцесса-монстр не хочет работать (Kaiju Princess)</text:p>
          </table:table-cell>
          <table:table-cell office:value-type="string" calcext:value-type="string">
            <text:p>Главный герой — обычный офисный работник. В его жизни не происходит ничего нового и интересного.\nКак-то раз он решил оставить заявку на сайте, где можно временно приютить девушку.\nДевушка, которую ему прислали, была странно одета и назвала себя принцессой монстров.\nГлавный герой должен хорошо позаботиться о принцессе: предоставить ей жильё и всё необходимое для проживания.\nЗагадочная девушка отплатит своим телом.\n\nПосле начала совместной жизни главный герой обнаруживает, что девушка на самом деле оказалась инопланетным захватчиком, которая может призывать монстров и управлять ими!\nДаже если её выгнать, вместо неё придут сотни других.\nДля спасения планеты главному герою придётся помогать ленивой принцессе монстров.\nЗа короткое время вам нужно минимизировать ущерб городу и избежать смертей. Старайтесь не попасться правительству. Не забывайте, что теперь вы живёте с прекрасной принцессой монстров!\n\nОсобенности игры:\n- Симулятор\n- Глубокий сюжет\n- Смена нарядов\n- Тайм-менеджмент\n- Статичный CG\n- Интерактивный CG\n- Диалоги\n\nРешение некоторых проблем:\n1) Если у кого появляется черный экран после сцены где она лежит то просто откройте свойства папки игры и уберите галочку ТОЛКО ЧТЕНИЕ\n2) Если у кого-то не запускается игра, то оставьте игру в архиве и запускайте прямо из архива!!!\n3) У кого не меняется язык в настройках и шестеренка бесконечно крутится после смены языка - Кликните ПКМ по папке с игрой, нажмите свойства и во вкладке "общее" уберите галочку в атрибуте "только для чтения" и перезапустите игру, и тогда при смене языка он успешно поменяется\n\nДоступно только для пользователей</text:p>
          </table:table-cell>
          <table:table-cell/>
          <table:table-cell office:value-type="string" calcext:value-type="string">
            <text:p>Менее 2 часов</text:p>
          </table:table-cell>
          <table:table-cell office:value-type="string" calcext:value-type="string">
            <text:p>pantyparrot</text:p>
          </table:table-cell>
          <table:table-cell office:value-type="string" calcext:value-type="string">
            <text:p>{'ленивая принцесса', 'princess', 'Kaiju', 'Главный герой парень', 'хентай', 'Иностранный разработчик'}</text:p>
          </table:table-cell>
          <table:table-cell office:value-type="string" calcext:value-type="string">
            <text:p>adventure,hentai</text:p>
          </table:table-cell>
          <table:table-cell office:value-type="string" calcext:value-type="string">
            <text:p>https://mega.nz/file/RpBUCbIS#jqAi3b0L4gGJvlYAyNDT-RcBrAPYXA0wecdCUU1d_RM</text:p>
          </table:table-cell>
          <table:table-cell office:value-type="string" calcext:value-type="string">
            <text:p>4548.jpg</text:p>
          </table:table-cell>
        </table:table-row>
        <table:table-row table:style-name="ro1">
          <table:table-cell office:value-type="string" calcext:value-type="string">
            <text:p>Untale: Король Ревинии (Untale: King of Revinia)</text:p>
          </table:table-cell>
          <table:table-cell office:value-type="string" calcext:value-type="string">
            <text:p>Разгадай тайну мистической смерти Короля Ревинии… Удержись на троне. Сохрани свою жизнь. Рискнёшь? Визуальная новелла для тех, кто не боится мрачных историй и умеет думать.\nТы видишь мёртвое тело на холодном полу тронного зала. Пересилив себя, ты подходишь ближе, чтобы осмотреть труп отца, Короля Герарда.\nХолодно. По спине пробегают мурашки... Не уж то его убила Статуя? Или это заговор...? Доверять можно только себе.\nПора взять бразды правления в свои руки, предотвратить гибель династии и наказать виновных...\n+---&gt; 13+ концовок. Сколько дней ты продержишься на троне? Разгадаешь ли секрет смерти отца? Найдёшь ли истинную любовь? И что останется от королевства после...?\n+---&gt; 13 персонажей. Доверять нельзя никому. Каждый что-то скрывает.\n+---&gt; 40+ часов геймплея. А ты сможешь увидеть все исходы?\nТвои испытания, мучения и помощники - уникальные механики игры:\n☆ Королевская доска поможет не упустить крупицы истины.\n=[]:::::&gt; Боевая система проверит, на что ты способен.\n✿ Чертоги разума раскроют тайну смерти отца и подскажут, как решить загадку Ревинии.\nДУМАЙ.\nКак выстроить отношения с дворцовой знатью?\nКак добиться любви народа?\nКак найти свою любовь во времена смуты и перемен?\nПравдива ли легенда о Статуе Просителя?\nЧто или кто на самом деле погубил твоего отца?\nВсе события твоей новой жизни уникальны. Тебе предстоит собрать воедино кусочки пазла, но помни - каждый твой выбор решает.\nДЕЙСТВУЙ.\nУзнай, кто твой союзник, а кто предал корону.\nРазгадай тайны и дворцовые интриги.\nВычисли скрытые мотивы своих приближенных.\nПублично изобличи виновных.\nОсуди тех, кто предал твою династию.\nРеши, доживать ли им остаток своих жизней в темнице или же быть казнёнными.\nСРАЖАЙСЯ.\nПолучи желаемое, применив силу.\nОдолей тех, кто желает твоей смерти.\nНо! Будь осторожен в выборе того, кому бросаешь вызов. Некоторых победить непросто даже Королю.</text:p>
          </table:table-cell>
          <table:table-cell/>
          <table:table-cell office:value-type="string" calcext:value-type="string">
            <text:p>30-50 часов</text:p>
          </table:table-cell>
          <table:table-cell office:value-type="string" calcext:value-type="string">
            <text:p>empty_die_studio</text:p>
          </table:table-cell>
          <table:table-cell office:value-type="string" calcext:value-type="string">
            <text:p>{'фэнтези', 'Untale: Король Ревинии', 'отечественный разработчик', 'Повествование от первого лица', 'средневековье', 'Главный герой парень'}</text:p>
          </table:table-cell>
          <table:table-cell office:value-type="string" calcext:value-type="string">
            <text:p>romance,action,detective,mystic,fantasy</text:p>
          </table:table-cell>
          <table:table-cell office:value-type="string" calcext:value-type="string">
            <text:p>https://mega.nz/file/k58SgYRK#dUucAXaEhIkliypwpLvku6ogYysrYqU0oYzEneUXwHE</text:p>
          </table:table-cell>
          <table:table-cell office:value-type="string" calcext:value-type="string">
            <text:p>4547.jpg</text:p>
          </table:table-cell>
        </table:table-row>
        <table:table-row table:style-name="ro1">
          <table:table-cell office:value-type="string" calcext:value-type="string">
            <text:p>Лагерь друзей: Скаутмастерский сезон (Camp Buddy: Scoutmaster Season)</text:p>
          </table:table-cell>
          <table:table-cell office:value-type="string" calcext:value-type="string">
            <text:p>Лагерь друзей: Скаутмастерский сезон — это визуальный роман Boys Love / Яой, в котором рассказывается о приключениях скаутмастера Йошинори Нагиры, продолжающих события Лагеря друзей в межсезонье.\nЙошинори и его коллеги-скаутмастера участвуют в захватывающем проекте расширения, он воссоединяется со старыми знакомыми и заводит роман с Эйденом Флинном, беззаботным шеф-поваром лагеря, или Горо Номору, суровым, но заботливым президентом лагеря.\nПомогите Йошинори с выборами и создайте особую связь с выбранным вами партнером. Именно вы определите судьбу главного героя!\n\nАльтернативная ссылка (Google Drive)</text:p>
          </table:table-cell>
          <table:table-cell/>
          <table:table-cell office:value-type="string" calcext:value-type="string">
            <text:p>30-50 часов</text:p>
          </table:table-cell>
          <table:table-cell office:value-type="string" calcext:value-type="string">
            <text:p>mikkoukun</text:p>
          </table:table-cell>
          <table:table-cell office:value-type="string" calcext:value-type="string">
            <text:p>{'Русский'}</text:p>
          </table:table-cell>
          <table:table-cell office:value-type="string" calcext:value-type="string">
            <text:p>drama,comedy,romance,routine</text:p>
          </table:table-cell>
          <table:table-cell office:value-type="string" calcext:value-type="string">
            <text:p>https://www.mediafire.com/file/wlrntk15uyehk3w/CampBuddyScoutmasterSeasonRus_by_reyli_and_tihon.zip/file</text:p>
          </table:table-cell>
          <table:table-cell office:value-type="string" calcext:value-type="string">
            <text:p>4545.jpg</text:p>
          </table:table-cell>
        </table:table-row>
        <table:table-row table:style-name="ro1">
          <table:table-cell office:value-type="string" calcext:value-type="string">
            <text:p>Gomenasai</text:p>
          </table:table-cell>
          <table:table-cell office:value-type="string" calcext:value-type="string">
            <text:p>Это новелла должна была быть в последнем джэме, но что-то пошло не по плану и... воть, я сделать. Сценарий, визуал, музыка - всё было сделано во время джема, лишь код был доделан, чтобы в новеллу можно было играть.\nА теперь о самой новелле:\nЯ… я никогдане хотел идти в армию.\nМне всегда\nказалось глупым, что человека заставляют целый год выплачивать непонятно откуда\nвзявшийся долг перед страной.\nС другой\nстороны, тебя могут обучить владению оружием.\nНо… зачем\nмне это?\nВедь мы сейчас\nживём в том мире, когда конфликты решаются лишь угрозами.\nУгрозами\nкрасной кнопки.\nИменно такие мысли посещали молодого Дэна, когда он только начинал свою службу в армии.\nИ вот, спустя десять лет, когда, казалось бы, технологии должны были шагнуть далеко вперёд, самым лучшим инструментом ведения войны до сих пор является человек.\nСидя в окопе, Дэн наблюдает в перекрестии прицела очередных противников своей страны.\n~Проклятые террористы! ~\nПервое, о чём задумывается герой и нажимает на спусковой крючок.\nЖанр: Военное.\nДанная новелла поведает вам историю о человеке, который долгое время шёл к своей мечте, и вот настал тот момент, когда он смог это сделать...\nСпасти детей от войны.</text:p>
          </table:table-cell>
          <table:table-cell/>
          <table:table-cell office:value-type="string" calcext:value-type="string">
            <text:p>Менее 2 часов</text:p>
          </table:table-cell>
          <table:table-cell office:value-type="string" calcext:value-type="string">
            <text:p>filosof</text:p>
          </table:table-cell>
          <table:table-cell office:value-type="string" calcext:value-type="string">
            <text:p>{'Главный герой парень', 'будущее', 'Повествование от третьего лица', 'отечественный разработчик'}</text:p>
          </table:table-cell>
          <table:table-cell office:value-type="string" calcext:value-type="string">
            <text:p>drama,action</text:p>
          </table:table-cell>
          <table:table-cell office:value-type="string" calcext:value-type="string">
            <text:p>https://drive.google.com/file/d/1j2FvzxrO07l1by8yHQ2CB2IxhVOTvVit/view?usp=sharing</text:p>
          </table:table-cell>
          <table:table-cell office:value-type="string" calcext:value-type="string">
            <text:p>4543.jpg</text:p>
          </table:table-cell>
        </table:table-row>
        <table:table-row table:style-name="ro1">
          <table:table-cell office:value-type="string" calcext:value-type="string">
            <text:p>За гранью анализа [ДЖЕМ СКАЗИТЕЛЯ] (Beyond analysis)</text:p>
          </table:table-cell>
          <table:table-cell office:value-type="string" calcext:value-type="string">
            <text:p>Главная героиня приходит в поликлинику, чтобы сдать анализы. Что с ее здоровьем - это большая загадка, ответ на которую знает только автор новеллы. Девушка встречает странных парней со странными именами и попадает в рабство, оказавшись в каком-то замке. Сможет ли она выбраться и что предстоит сделать для этого?\nВ конце этой замечательной истории есть даже задел на продолжение... которого не будет! (Ладно, будет, если я выиграю в джеме!\n\nРабота на ДЖЕМ СКАЗИТЕЛЯ!</text:p>
          </table:table-cell>
          <table:table-cell/>
          <table:table-cell office:value-type="string" calcext:value-type="string">
            <text:p>Менее 2 часов</text:p>
          </table:table-cell>
          <table:table-cell office:value-type="string" calcext:value-type="string">
            <text:p>mrakovizor</text:p>
          </table:table-cell>
          <table:table-cell office:value-type="string" calcext:value-type="string">
            <text:p>{'Повествование от первого лица', 'любовный треугольник', 'Наши дни', 'трэш', 'analysis Отомэ', 'Главный герой девушка', 'отечественный разработчик', 'Beyond'}</text:p>
          </table:table-cell>
          <table:table-cell office:value-type="string" calcext:value-type="string">
            <text:p>comedy,science_fiction,romance,horror,mystic,parody,fiction,fantasy</text:p>
          </table:table-cell>
          <table:table-cell office:value-type="string" calcext:value-type="string">
            <text:p>https://mega.nz/folder/KPwE3ASC#dH_PC1zaGqDgqqdn_3nrNQ</text:p>
          </table:table-cell>
          <table:table-cell office:value-type="string" calcext:value-type="string">
            <text:p>4542.png</text:p>
          </table:table-cell>
        </table:table-row>
        <table:table-row table:style-name="ro1">
          <table:table-cell office:value-type="string" calcext:value-type="string">
            <text:p>Комнаты Снов (Dream Rooms)</text:p>
          </table:table-cell>
          <table:table-cell office:value-type="string" calcext:value-type="string">
            <text:p>"Комнаты снов" - это визуальная новелла о невероятных приключениях главной героини в мир своих снов.\nПопробуй пережить свои ночные кошмары. СНЫ МОГУТ ПРЕВРАТИТЬСЯ В РЕАЛЬНОСТЬ!</text:p>
          </table:table-cell>
          <table:table-cell/>
          <table:table-cell office:value-type="string" calcext:value-type="string">
            <text:p>Менее 2 часов</text:p>
          </table:table-cell>
          <table:table-cell office:value-type="string" calcext:value-type="string">
            <text:p>ljudmila_starkova</text:p>
          </table:table-cell>
          <table:table-cell office:value-type="string" calcext:value-type="string">
            <text:p>{'Комнаты Снов', 'Повествование от первого лица', 'фэнтези', 'отечественный разработчик', 'Главный герой девушка'}</text:p>
          </table:table-cell>
          <table:table-cell office:value-type="string" calcext:value-type="string">
            <text:p>horror,mystic,adventure,fantasy</text:p>
          </table:table-cell>
          <table:table-cell office:value-type="string" calcext:value-type="string">
            <text:p>https://disk.yandex.ru/d/S-qAXWdLpZhqZg</text:p>
          </table:table-cell>
          <table:table-cell office:value-type="string" calcext:value-type="string">
            <text:p>4540.jpg</text:p>
          </table:table-cell>
        </table:table-row>
        <table:table-row table:style-name="ro1">
          <table:table-cell office:value-type="string" calcext:value-type="string">
            <text:p>beМШ: Из бесконечности (Машинный перевод Ever 17 : The Out Of Infinity)</text:p>
          </table:table-cell>
          <table:table-cell office:value-type="string" calcext:value-type="string">
            <text:p>Cursed-перевод легендарной "Ever17 -the out of infinity-" был выпущен компанией "Neogame" в 2007 году, распространяясь на дисках. Долгое время сей шедевр отсутствовал в Сети, но настало время покончить с этой несправедливостью.\nЕсли вы хотите прочитать новеллу впервые и проникнуться историей, предподчительнее избрать более поздний ручной перевод, также доступный на сайте.\n"beМШ: Из бесконечности" подойдёт фанатам абриджей, ценителям надмозговского перевода, ностальгирующим новеллистам и тем, кому очень необходимо разбавить серые, депрессивные будни хихи, хехе и хаха.\nОбраз диска предоставил автор канала Mayumbastat, за что ему большой респект. Там же доступно прохождение вн.\nWARNING: если антивирус пожалуется на троян, не пугайтесь - его там нет.\n\nЕщё раз и коротко - данная версия является комично-ужасающим машинным переводом, предоставленым сугубо в развлекательных целях.\nНастоятельно рекомендуем причаститься к одной из лучших ВН всех времён через нормальный перевод\n\nНиже представлено исключительное и воистину шедевральное описание с почившего сайта локализаторов, схоронённого в веб-архиве.\n\n\n\n\n\n\n\n\n\n\n\n\n\n\n\n\n\n\n\n\n\n\n\n\n\n\n\nДоступно только для пользователей\n\nПаблик beМШепоклонников</text:p>
          </table:table-cell>
          <table:table-cell/>
          <table:table-cell office:value-type="string" calcext:value-type="string">
            <text:p>30-50 часов</text:p>
          </table:table-cell>
          <table:table-cell office:value-type="string" calcext:value-type="string">
            <text:p>kid</text:p>
          </table:table-cell>
          <table:table-cell office:value-type="string" calcext:value-type="string">
            <text:p>{'Бемшский'}</text:p>
          </table:table-cell>
          <table:table-cell office:value-type="string" calcext:value-type="string">
            <text:p>drama,comedy,science_fiction,romance,action,adventure,triller</text:p>
          </table:table-cell>
          <table:table-cell office:value-type="string" calcext:value-type="string">
            <text:p>https://drive.google.com/file/d/1mWBAMlFcpzgSM6oHTpvneL3-ZkJCEpk0/view?usp=sharing</text:p>
          </table:table-cell>
          <table:table-cell office:value-type="string" calcext:value-type="string">
            <text:p>4539.jpg</text:p>
          </table:table-cell>
        </table:table-row>
        <table:table-row table:style-name="ro1">
          <table:table-cell office:value-type="string" calcext:value-type="string">
            <text:p>Игра: Любой Ценой! (Game: At Any Cost)</text:p>
          </table:table-cell>
          <table:table-cell office:value-type="string" calcext:value-type="string">
            <text:p>Визуальная новелла, которая расскажет игроку про основы ведения бизнеса в IT-сфере, как начать своё дело и с какими проблемами можно столкнуться. Трое друзей решают создать свой бизнес по разработке игр. Игрок как бы является «помощником» главных героев и вместе с ними проходит этот нелёгкий путь, узнавая об основах развития стартапа (ведения бизнеса) в IT-индустрии.</text:p>
          </table:table-cell>
          <table:table-cell/>
          <table:table-cell office:value-type="string" calcext:value-type="string">
            <text:p>Менее 2 часов</text:p>
          </table:table-cell>
          <table:table-cell office:value-type="string" calcext:value-type="string">
            <text:p>sentimental_games</text:p>
          </table:table-cell>
          <table:table-cell office:value-type="string" calcext:value-type="string">
            <text:p>{'Наши дни', 'Игра: Любой Ценой', 'Повествование от первого лица', 'Несколько главных героев', 'отечественный разработчик'}</text:p>
          </table:table-cell>
          <table:table-cell office:value-type="string" calcext:value-type="string">
            <text:p>routine</text:p>
          </table:table-cell>
          <table:table-cell office:value-type="string" calcext:value-type="string">
            <text:p>https://sentimental-games.itch.io/game-at-any-cost</text:p>
          </table:table-cell>
          <table:table-cell office:value-type="string" calcext:value-type="string">
            <text:p>4538.jpg</text:p>
          </table:table-cell>
        </table:table-row>
        <table:table-row table:style-name="ro1">
          <table:table-cell office:value-type="string" calcext:value-type="string">
            <text:p>Тусклый спектр. Часть вторая книги серой магии. (Pale Spectrum - Part Two of the Book of Gray Magic)</text:p>
          </table:table-cell>
          <table:table-cell office:value-type="string" calcext:value-type="string">
            <text:p>ОБ ИГРЕ:\n\nСуществует семь видов магии - на пять единиц больше, чем когда-либо было известно, и это только верхушка айсберга. Кобольды, некогда мифические существа, заключили союз с Селестой. Безумный полубог бушует по всему континенту, стремясь покончить с тиранией монархии, и первой его жертвой должно стать вышеупомянутое королевство. Тем временем волшебный говорящий меч занят подготовкой магов к столкновению с тайным врагом из далеких сказочных земель.\n\nВ общем, ничего нового.\n\nОдно можно сказать наверняка: никакая угроза, с которой столкнутся главные герои, не сравнится с величайшими проблемами всех времен: отношениями, любовью и семейными распрями.\n\nPale Spectrum - сиквел Brilliant Shadows, и обе игры повествуют о приключениях из серии "Книги серой магии". Пройдите путь интриг, тайн и магии вместе с некромантами, паладинами, ведьмами и перевёртышами.\n\nОСОБЕННОСТИ:\n• От 6 до 13 часов прохождения на одну концовку в зависимости от скорости чтения и выбора рута\n• Множество больших и не очень ответвлений, что повышает реиграбельность в разы\n• Более 200.000 слов\n• Все произносимые реплики в игре озвучены\n• 30+ персонажей\n• Более 50 выборов\n• 10+ концовок\n• Прекрасная оркестровая музыка\n• Главные герои этой части - Белинда, Эш, Терра, Гектор, Пруденс, Эльфнод и Аку.</text:p>
          </table:table-cell>
          <table:table-cell/>
          <table:table-cell office:value-type="string" calcext:value-type="string">
            <text:p>10-30 часов</text:p>
          </table:table-cell>
          <table:table-cell office:value-type="string" calcext:value-type="string">
            <text:p>ithaqua_labs</text:p>
          </table:table-cell>
          <table:table-cell office:value-type="string" calcext:value-type="string">
            <text:p>{'Русский'}</text:p>
          </table:table-cell>
          <table:table-cell office:value-type="string" calcext:value-type="string">
            <text:p>drama,comedy,romance,action,adventure,fantasy</text:p>
          </table:table-cell>
          <table:table-cell office:value-type="string" calcext:value-type="string">
            <text:p>https://drive.google.com/file/d/1Cs7334xD_lhACqa9QOWhV1seqhACjgEs/view?usp=sharing</text:p>
          </table:table-cell>
          <table:table-cell office:value-type="string" calcext:value-type="string">
            <text:p>4537.jpg</text:p>
          </table:table-cell>
        </table:table-row>
        <table:table-row table:style-name="ro1">
          <table:table-cell office:value-type="string" calcext:value-type="string">
            <text:p>ef - the latter tale.</text:p>
          </table:table-cell>
          <table:table-cell office:value-type="string" calcext:value-type="string">
            <text:p>В этой истории, продолжающей "ef - the first tale", Ю расскажет историю молодой девушки, потерявшей глаз из-за несчастного случая. И кто знает, может она потеряла куда больше, чем кажется на первый взгляд.\n\nУстановка Steam-версии:\n1. Устанавливаете/скачиваете пиратскую Steam-версию;\n2. Устанавливаете 18+ патч для Steam-версии (не в папку с самой игрой);\n3. Запускаете установщик русификатора и следуете инструкциям.\n3.1. Для пиратский Steam-версии укажите полный путь к самой игре. Именно к самой игре, иначе у вас ничего не будет работать.\n\nУстановка DL-версии:\n1. Скачиваете DL-версию;\n3. Запускаете установщик русификатора и следуете инструкциям.\n\n15.07.2022\nРелиз 1.1\nИсправлены опечатки в графике.\n\n28.06.2022\nРелиз 1.0\n\nСсылки для скачивания\n\nСсылка на DL-версию:\nef - the latter tale. 18+ DL\n\nСсылка на пиратскую Steam-версию:\nef - the latter tale. Steam\n\nСсылка на 18+ патч:\nef - the latter tale. - 18+ Patch\n\nСсылка на русификатор для Steam:\nef - the latter tale. all ages/18+ rus patch v1.0 by MinoriTeam\n\nСсылка на русификатор для DL-версии:\nef - the latter tale. 18+ rus patch v1.0 by MinoriTeam\n\nНайденые ошибки просьба писать сюда тык</text:p>
          </table:table-cell>
          <table:table-cell/>
          <table:table-cell office:value-type="string" calcext:value-type="string">
            <text:p>10-30 часов</text:p>
          </table:table-cell>
          <table:table-cell office:value-type="string" calcext:value-type="string">
            <text:p>minori</text:p>
          </table:table-cell>
          <table:table-cell office:value-type="string" calcext:value-type="string">
            <text:p>{'Русский'}</text:p>
          </table:table-cell>
          <table:table-cell office:value-type="string" calcext:value-type="string">
            <text:p>drama,comedy,romance,routine,school,hentai</text:p>
          </table:table-cell>
          <table:table-cell office:value-type="string" calcext:value-type="string">
            <text:p>https://store.steampowered.com/app/1145030</text:p>
          </table:table-cell>
          <table:table-cell office:value-type="string" calcext:value-type="string">
            <text:p>4536.jpeg</text:p>
          </table:table-cell>
        </table:table-row>
        <table:table-row table:style-name="ro1">
          <table:table-cell office:value-type="string" calcext:value-type="string">
            <text:p>Послание голубой стали (Iron Blue Message)</text:p>
          </table:table-cell>
          <table:table-cell office:value-type="string" calcext:value-type="string">
            <text:p>Это короткая отоме новелла про влюбчивую девушку, которая не замечает очевидные вещи.\nГероиня влюбилась в почерк одного из клиентов магазина канцелярии и мечтает встретиться с ним.\n\nИнструкция по установке:\nИгра работает только в японской локали.\nДля Window 10 советуем использовать эту программу для запуска игры: https://pooi.moe/Locale-Emulator/</text:p>
          </table:table-cell>
          <table:table-cell/>
          <table:table-cell office:value-type="string" calcext:value-type="string">
            <text:p>Менее 2 часов</text:p>
          </table:table-cell>
          <table:table-cell office:value-type="string" calcext:value-type="string">
            <text:p>cholian</text:p>
          </table:table-cell>
          <table:table-cell office:value-type="string" calcext:value-type="string">
            <text:p>{'русский'}</text:p>
          </table:table-cell>
          <table:table-cell office:value-type="string" calcext:value-type="string">
            <text:p>comedy,romance,routine</text:p>
          </table:table-cell>
          <table:table-cell office:value-type="string" calcext:value-type="string">
            <text:p>https://disk.yandex.ru/d/cB8sICpvM1oZXw</text:p>
          </table:table-cell>
          <table:table-cell office:value-type="string" calcext:value-type="string">
            <text:p>4535.jpg</text:p>
          </table:table-cell>
        </table:table-row>
        <table:table-row table:style-name="ro1">
          <table:table-cell office:value-type="string" calcext:value-type="string">
            <text:p>Греховный лагерь (A Sinful Camp / 罪惡集中營)</text:p>
          </table:table-cell>
          <table:table-cell office:value-type="string" calcext:value-type="string">
            <text:p>◆ Сюжет ◆\n«Пожалуйста, защити меня... Вытащи меня отсюда...» Главный герой игры - молодой человек по имени Спайк - оказывается в исправительном лагере, где он встречает Анну, свою давнюю любовь. Вскоре выясняется, что охранники регулярно насилуют её в соседней камере.\nВы оказываетесь в греховном исправительном лагере, где жизнь подчинена строгим порядкам. Наблюдая за девушкой своей мечты, предающейся разврату, вы отвергаете свои моральные ценности и становитесь жертвой похоти.\nПопав в лагерь для инакомыслящих, я хотел и дальше отстаивать своё право на свободу, но за решёткой я встретил девушку своей мечты. Мы были знакомы с Анной ещё со студенческой скамьи.\n«Пожалуйста, защити меня... Пожалуйста, вытащи меня отсюда...» - отчаянно умоляла девушка-ангел со слезами на глазах.\nНочью из соседней камеры раздался шум.\nЯ подошёл к стене и сквозь трещины в старой плитке увидел, как мою богиню безжалостно насиловали охранники!\nИ все же, несмотря на сочувствие и гнев, переполнявшие меня, я необъяснимым образом возбудился, инстинктивно спустил штаны и положил руку на разбухшую промежность...\nСледующие несколько ночей я провёл, наблюдая, как мою любимую девушку насилуют в соседней камере. Когда наутро я встретил Анну, у меня не хватило смелости ей во всем признаться.\nИ вот однажды в моей жизни появилась загадочная надменная девушка на высоких каблуках, представившаяся начальницей лагеря. Она спросила, готов ли я служить ей, что окончательно сбило меня с толку.\nОтныне долгими ночами я подвергался невероятному сексуальному возбуждению, которое разрывало меня на части и все сильнее подавляло моё истинное «я»...\nМорок, скрывавший правду о греховном лагере, медленно рассеивался перед моими глазами...\n◆ Игровой процесс ◆\nКаждый день вам доступно одно из трёх действий.\nВы можете навестить Анну в [Камере], чтобы укрепить с ней отношения.\nОтправившись в [Библиотеку], вы наберитесь знаний.\nЕсли же вы решите посетить [Комнату для допросов], то вам откроется вся подноготная греховного лагеря...\nПо мере развития сюжета состав персонажей пополнит высокомерная начальница лагеря Тера, после чего вы сможете посещать ее [Кабинет], чтобы [пообщаться] и, возможно, превратить ваши отношения в нечто большее. Когда благосклонность некоторых героев к вам достигнет определённого значения, станут доступны [эротические события] с их участием.\nИногда у вас будет появляться возможность совершать уникальные действия по ночам. Вы можете [Поговорить с Анной], [Почитать книгу] или [Отдохнуть].\nКаждое действие, которое вы предпримете в течение 15 дней в лагере, повлияет на вашу судьбу и концовку.\n◆ Особые возможности ◆\n◇ Режим, в котором все сцены доступны для просмотра в любой момент.\n◇ Непринуждённый игровой процесс - Двигаться по сюжету можно одним кликом мыши Быстрая смена текста.\n◆ Особенности игры ◆\n◇ 25 основных иллюстрированных сцен, в том числе более 300 вариаций.\n◇ Объем сценария: 90 000 слов.\n◇ Два основных и три второстепенных женских персонажа.\n◇ Оригинальный сюжет на тему заключения в исправительном лагере.\n◇ 6 концовок.</text:p>
          </table:table-cell>
          <table:table-cell/>
          <table:table-cell office:value-type="string" calcext:value-type="string">
            <text:p>2-10 часов</text:p>
          </table:table-cell>
          <table:table-cell office:value-type="string" calcext:value-type="string">
            <text:p>boru</text:p>
          </table:table-cell>
          <table:table-cell office:value-type="string" calcext:value-type="string">
            <text:p>{'Греховный лагерь', 'Главный герой парень', 'Иностранный разработчик', 'гарем', 'Повествование от первого лица'}</text:p>
          </table:table-cell>
          <table:table-cell office:value-type="string" calcext:value-type="string">
            <text:p>drama,routine,hentai</text:p>
          </table:table-cell>
          <table:table-cell office:value-type="string" calcext:value-type="string">
            <text:p>https://drive.google.com/file/d/1pAdYasHvnfP1BAaWpR9Kta-VdRZ9ryya/view</text:p>
          </table:table-cell>
          <table:table-cell office:value-type="string" calcext:value-type="string">
            <text:p>4534.jpg</text:p>
          </table:table-cell>
        </table:table-row>
        <table:table-row table:style-name="ro1">
          <table:table-cell office:value-type="string" calcext:value-type="string">
            <text:p>[СказительДжем] Богоизбранные Тараканы (תיקנים הנבחרים של אלוהים)</text:p>
          </table:table-cell>
          <table:table-cell office:value-type="string" calcext:value-type="string">
            <text:p>Представляю вам первую новеллу в стиле Сказителя не от Сказителя. Созданную специально для джема Сказителя.\n\nВы - обычная девочка, родившаяся в семье воина и мага в фэнтези мире. Когда вам исполняется 7 лет - родители решают отправить вас учиться в Токио, где и начинаются ваши приключения.\n\nНаслаждайтесь.\n18+ версию я выпущу только если выиграю в этом джеме хД\n\nОбновлено до версии 1.01\nИзменения:\n-Исправлено несколько мелких косяков\n-Добавлена андроид версия</text:p>
          </table:table-cell>
          <table:table-cell/>
          <table:table-cell office:value-type="string" calcext:value-type="string">
            <text:p>Менее 2 часов</text:p>
          </table:table-cell>
          <table:table-cell office:value-type="string" calcext:value-type="string">
            <text:p>ksajan_(lajnu)</text:p>
          </table:table-cell>
          <table:table-cell office:value-type="string" calcext:value-type="string">
            <text:p>{'любовный треугольник', 'Наши дни', 'гарем', 'фэнтези', 'отечественный разработчик', 'отомэ', 'Апокалиптика', 'ШКОЛА', 'Главный герой девушка', 'Повествование от первого лица', 'юри', 'трэш', 'самурайский боевик'}</text:p>
          </table:table-cell>
          <table:table-cell office:value-type="string" calcext:value-type="string">
            <text:p>drama,comedy,routine,parody,adventure,school,fiction,fantasy</text:p>
          </table:table-cell>
          <table:table-cell office:value-type="string" calcext:value-type="string">
            <text:p>https://disk.yandex.ru/d/4QiHeVJ6DBQ_6g</text:p>
          </table:table-cell>
          <table:table-cell office:value-type="string" calcext:value-type="string">
            <text:p>4532.jpg</text:p>
          </table:table-cell>
        </table:table-row>
        <table:table-row table:style-name="ro1">
          <table:table-cell office:value-type="string" calcext:value-type="string">
            <text:p>Блуждающий во тьме (Wandering in the dark)</text:p>
          </table:table-cell>
          <table:table-cell office:value-type="string" calcext:value-type="string">
            <text:p>Бывший военный ищет причину для своего существования. Детская мечта стать космонавтом остается последней. Отправившись в космос, он становится невольным заложником сердца и преступника. Во время экскурсии по станции, герой начинает интересоваться помощницей капитана, назначает свидание. В день свидания - находит девушку мертвой...</text:p>
          </table:table-cell>
          <table:table-cell/>
          <table:table-cell office:value-type="string" calcext:value-type="string">
            <text:p>Менее 2 часов</text:p>
          </table:table-cell>
          <table:table-cell office:value-type="string" calcext:value-type="string">
            <text:p>dzhejson</text:p>
          </table:table-cell>
          <table:table-cell office:value-type="string" calcext:value-type="string">
            <text:p>{'In', 'Dark', 'Wandering', 'the'}</text:p>
          </table:table-cell>
          <table:table-cell office:value-type="string" calcext:value-type="string">
            <text:p>drama,romance,fiction,triller</text:p>
          </table:table-cell>
          <table:table-cell office:value-type="string" calcext:value-type="string">
            <text:p>https://disk.yandex.ru/d/cq_Dm4E5smf_kQ</text:p>
          </table:table-cell>
          <table:table-cell office:value-type="string" calcext:value-type="string">
            <text:p>4528.png</text:p>
          </table:table-cell>
        </table:table-row>
        <table:table-row table:style-name="ro1">
          <table:table-cell office:value-type="string" calcext:value-type="string">
            <text:p>UnderPsychos Глава 1: Диссоциативная фуга</text:p>
          </table:table-cell>
          <table:table-cell office:value-type="string" calcext:value-type="string">
            <text:p>UnderPsychos - AU по игре Undertale, где Фриск попадает в Подземелье, чтобы найти потерянных детей. Но во время своего пребывания под горой, мы находим у монстров разные психические расстройства.\nСможет ли Фриск разгадать тайну исчезновения детей?\nДругие визуальные новеллы от данного автора:\nFlowerfell</text:p>
          </table:table-cell>
          <table:table-cell/>
          <table:table-cell office:value-type="string" calcext:value-type="string">
            <text:p>Менее 2 часов</text:p>
          </table:table-cell>
          <table:table-cell office:value-type="string" calcext:value-type="string">
            <text:p>elinel</text:p>
          </table:table-cell>
          <table:table-cell office:value-type="string" calcext:value-type="string">
            <text:p>{'Главный герой девушка', 'undertale', 'Повествование от первого лица', 'фэнтези', 'Главный герой парень', 'отечественный разработчик', 'UnderPsychos Глава 1: Диссоциативна'}</text:p>
          </table:table-cell>
          <table:table-cell office:value-type="string" calcext:value-type="string">
            <text:p>drama,horror,adventure,fantasy</text:p>
          </table:table-cell>
          <table:table-cell office:value-type="string" calcext:value-type="string">
            <text:p>https://gamejolt.com/games/UnderPsychos/549876</text:p>
          </table:table-cell>
          <table:table-cell office:value-type="string" calcext:value-type="string">
            <text:p>4527.jpg</text:p>
          </table:table-cell>
        </table:table-row>
        <table:table-row table:style-name="ro1">
          <table:table-cell office:value-type="string" calcext:value-type="string">
            <text:p>Истина в вине (In vino veritas)</text:p>
          </table:table-cell>
          <table:table-cell office:value-type="string" calcext:value-type="string">
            <text:p>Ее имя повергает в ужас весь мир до сих пор. Елизавета Батори - графиня, о которой ходит множество жутчайших легенд. И все же, знаем ли мы наверняка, кем она была? Знаем ли всех деталей истории? Быть может, она и правда была жестокой убийцей, но что, если кому-то было выгодно выставить ее в дурном свете?\n\nМы предлагаем вам погрузиться в самый центр событий, переместиться в далекие времена эпохи Возрождения, чтобы пройти весь жизненный путь графини и пролить свет на многие темные пятна этой неоднозначной истории.\n\nГлав будет несколько и выходить они будут постепенно</text:p>
          </table:table-cell>
          <table:table-cell/>
          <table:table-cell office:value-type="string" calcext:value-type="string">
            <text:p>Менее 2 часов</text:p>
          </table:table-cell>
          <table:table-cell office:value-type="string" calcext:value-type="string">
            <text:p>bloody_tales</text:p>
          </table:table-cell>
          <table:table-cell office:value-type="string" calcext:value-type="string">
            <text:p>{'фэнтези', 'Несколько главных героев', 'In vino veritas', 'средневековье', 'Истина в вине', 'мистика'}</text:p>
          </table:table-cell>
          <table:table-cell office:value-type="string" calcext:value-type="string">
            <text:p>drama,horror,mystic,fantasy</text:p>
          </table:table-cell>
          <table:table-cell office:value-type="string" calcext:value-type="string">
            <text:p>https://drive.google.com/file/d/1A_nfpeAwtsT8-QkKQvYH2meWthhO9KXi/view?usp=sharing</text:p>
          </table:table-cell>
          <table:table-cell office:value-type="string" calcext:value-type="string">
            <text:p>4516.png</text:p>
          </table:table-cell>
        </table:table-row>
        <table:table-row table:style-name="ro1">
          <table:table-cell office:value-type="string" calcext:value-type="string">
            <text:p>дневник момо (momosdiary)</text:p>
          </table:table-cell>
          <table:table-cell office:value-type="string" calcext:value-type="string">
            <text:p>"момо - это меганяшная куколка с кучей друзей, которые ее очень любят... смотрите, как она погружается в глубины ада!"\nОчень необычная и личная визуальная новелла о зависимости, одиночестве, депрессии и безысходности.</text:p>
          </table:table-cell>
          <table:table-cell/>
          <table:table-cell office:value-type="string" calcext:value-type="string">
            <text:p>Менее 2 часов</text:p>
          </table:table-cell>
          <table:table-cell office:value-type="string" calcext:value-type="string">
            <text:p>squishymoss</text:p>
          </table:table-cell>
          <table:table-cell office:value-type="string" calcext:value-type="string">
            <text:p>{'Русский'}</text:p>
          </table:table-cell>
          <table:table-cell office:value-type="string" calcext:value-type="string">
            <text:p>drama,horror,routine</text:p>
          </table:table-cell>
          <table:table-cell office:value-type="string" calcext:value-type="string">
            <text:p>https://drive.google.com/file/d/1sziQ6sc03U8rjVhrcCqG3e0i_mH50c7m/view?usp=sharing</text:p>
          </table:table-cell>
          <table:table-cell office:value-type="string" calcext:value-type="string">
            <text:p>4515.jpg</text:p>
          </table:table-cell>
        </table:table-row>
        <table:table-row table:style-name="ro1">
          <table:table-cell office:value-type="string" calcext:value-type="string">
            <text:p>Flourish</text:p>
          </table:table-cell>
          <table:table-cell office:value-type="string" calcext:value-type="string">
            <text:p>Ты - комнатное растение.\n\nТы наблюдаешь с подоконника.\n\nТы видишь все\n\n---\n\n\nКороткая, веселая и теплая история о дружбе и растениях.\n\nДополнительно:\n\n• 2 играбельных растения\n• Оригинальный саундтрек\n• История на 15-20 минут\n• Молодой и уверенный в себе профессионал\n• Любимые друзья и новые знакомства\n• Любовь\n• Митохондрия - это главная клетка\n• Ответ на извечный вопрос, "Могут ли растения быть нашими друзьями?" (Да, могут.)</text:p>
          </table:table-cell>
          <table:table-cell/>
          <table:table-cell office:value-type="string" calcext:value-type="string">
            <text:p>Менее 2 часов</text:p>
          </table:table-cell>
          <table:table-cell office:value-type="string" calcext:value-type="string">
            <text:p>robokarla</text:p>
          </table:table-cell>
          <table:table-cell office:value-type="string" calcext:value-type="string">
            <text:p>{'Русский'}</text:p>
          </table:table-cell>
          <table:table-cell office:value-type="string" calcext:value-type="string">
            <text:p>drama,comedy,routine</text:p>
          </table:table-cell>
          <table:table-cell office:value-type="string" calcext:value-type="string">
            <text:p>https://disk.yandex.ru/d/35SVnwYV5Fl11w</text:p>
          </table:table-cell>
          <table:table-cell office:value-type="string" calcext:value-type="string">
            <text:p>4509.png</text:p>
          </table:table-cell>
        </table:table-row>
        <table:table-row table:style-name="ro1">
          <table:table-cell office:value-type="string" calcext:value-type="string">
            <text:p>Сальте (Salthe)</text:p>
          </table:table-cell>
          <table:table-cell office:value-type="string" calcext:value-type="string">
            <text:p>Шут превращает человеческую жизнь в комедию, плетя захватывающий рассказ вокруг памяти Сальте.\n\nКак же, в конце концов, умерла Сальте?\nУважаемая публика, присоединяйтесь к нам, пока мы двигаемся к разгадке этого вопроса.\n\n"Жизнь – это трагедия, когда видишь её крупным планом, и комедия, когда смотришь на неё издали."\nВ самом конце пути крови, отчаяния, сожаления и безумия перед вами предстанет сцена "на острие ножа", сцена, разделяющая жизнь и смерть. Не имея воодушевляющей публики, Сальте приходится воспроизводить своё прошлое по указанию шута.\nНеобходимо узнать причину её смерти.\nВернуться в мир живых.\nКаждая сцена полна презрения и насмешек, но Сальте корчится и борется до самого конца своей истории жизни - её комедии.\n\nWARNING: в игре присутствует множество сексуальных сцен и сцен насилия.</text:p>
          </table:table-cell>
          <table:table-cell/>
          <table:table-cell office:value-type="string" calcext:value-type="string">
            <text:p>10-30 часов</text:p>
          </table:table-cell>
          <table:table-cell office:value-type="string" calcext:value-type="string">
            <text:p>soiree</text:p>
          </table:table-cell>
          <table:table-cell office:value-type="string" calcext:value-type="string">
            <text:p>{'Русский'}</text:p>
          </table:table-cell>
          <table:table-cell office:value-type="string" calcext:value-type="string">
            <text:p>drama,mystic,fantasy,hentai,triller</text:p>
          </table:table-cell>
          <table:table-cell office:value-type="string" calcext:value-type="string">
            <text:p>https://drive.google.com/file/d/1H7Z7Vp4Vzim42lrXbzk3nzXZyrf-8mUe/view</text:p>
          </table:table-cell>
          <table:table-cell office:value-type="string" calcext:value-type="string">
            <text:p>4504.jpg</text:p>
          </table:table-cell>
        </table:table-row>
        <table:table-row table:style-name="ro1">
          <table:table-cell office:value-type="string" calcext:value-type="string">
            <text:p>HOUSE HUNTED</text:p>
          </table:table-cell>
          <table:table-cell office:value-type="string" calcext:value-type="string">
            <text:p>Новейшая игра из серии "ЗЛОВЕЩЕЙ ДОЛИНЫ"!\nИграть в "первую" - ДЖОН ДОУ\nИгра, сделанная за 3 дня. Очень короткая, с 4 концовками, которые можно получить примерно за 15-20 минут.\n\nСюрреалистичная новелла о переезде в новый город и рассмотрении жилищного вопроса.\n\nЕсли хотите, можете скинуть пару копеек, мне будет приятно :) Карта - 4279380685441216</text:p>
          </table:table-cell>
          <table:table-cell/>
          <table:table-cell office:value-type="string" calcext:value-type="string">
            <text:p>Менее 2 часов</text:p>
          </table:table-cell>
          <table:table-cell office:value-type="string" calcext:value-type="string">
            <text:p>scopophobia_studios</text:p>
          </table:table-cell>
          <table:table-cell office:value-type="string" calcext:value-type="string">
            <text:p>{'Русский'}</text:p>
          </table:table-cell>
          <table:table-cell office:value-type="string" calcext:value-type="string">
            <text:p>horror,mystic,routine</text:p>
          </table:table-cell>
          <table:table-cell office:value-type="string" calcext:value-type="string">
            <text:p>https://drive.google.com/file/d/1aSzY0rcARS0u_tCCPOrgEYv9JWSmKWG-/view?usp=sharing</text:p>
          </table:table-cell>
          <table:table-cell office:value-type="string" calcext:value-type="string">
            <text:p>4501.jpg</text:p>
          </table:table-cell>
        </table:table-row>
        <table:table-row table:style-name="ro1">
          <table:table-cell office:value-type="string" calcext:value-type="string">
            <text:p>Гараж: Вампир (garage:VAMP)</text:p>
          </table:table-cell>
          <table:table-cell office:value-type="string" calcext:value-type="string">
            <text:p>Возможно, ты живёшь не самой гламурной жизнью, но у тебя есть собственное жилье, любящая жена и стабильная работа. О чем ещё ты можешь попросить? Тем не менее, эта мирная жизнь станет намного сложнее из-за присутствия некого сверхъестественного безбилетника. Видишь ли, у тебя в гараже живёт вампир, и у него только одно на уме - твоя жена. Погрузитесь в порочную кроличью нору разврата и предательства в этой эротической визуальной новелле!\nПо мере того, как разворачиваются дни, развивается и эта развратная драма. Каждый день приносит новые искушения, наслаждения и еще один шаг к разврату. Написанный, срежиссированный и нарисованный одним дальновидным художником, сюжет является интимным и целенаправленным, обеспечивая краткий, но эффективный опыт!\nЭта игра неизбежно ведёт к измене / Куколдингу / NTR.\nЕсть только один сюжетный маршрут - это прямое повествование о соблазнении и куколдинге.\n- Страстное Искусство, наслаждайтесь множеством обжигающе горячих сексуальных сцен, иллюстрированных hassel nut!\n- Сверхъестественное Напряжение, тайны и мифы о монстрах встречаются в этой захватывающей истории!\n- Шокирующие Повороты Событий, сюжет полный горько-сладких поворотов из жизни куколда!</text:p>
          </table:table-cell>
          <table:table-cell/>
          <table:table-cell office:value-type="string" calcext:value-type="string">
            <text:p>Менее 2 часов</text:p>
          </table:table-cell>
          <table:table-cell office:value-type="string" calcext:value-type="string">
            <text:p>hyanmaru_games</text:p>
          </table:table-cell>
          <table:table-cell office:value-type="string" calcext:value-type="string">
            <text:p>{'Русский'}</text:p>
          </table:table-cell>
          <table:table-cell office:value-type="string" calcext:value-type="string">
            <text:p>drama,comedy,routine,fantasy,hentai</text:p>
          </table:table-cell>
          <table:table-cell office:value-type="string" calcext:value-type="string">
            <text:p>https://mega.nz/file/kxkEFJAQ#SwUjoxzcXWdQDzi-a3BNSMSFWOD5Lir__CzhaMLWNv8</text:p>
          </table:table-cell>
          <table:table-cell office:value-type="string" calcext:value-type="string">
            <text:p>4496.jpg</text:p>
          </table:table-cell>
        </table:table-row>
        <table:table-row table:style-name="ro1">
          <table:table-cell office:value-type="string" calcext:value-type="string">
            <text:p>Личностный тест Ниджисанджи (Nijisanji no Type Shindan / にじさんじのタイプ診断)</text:p>
          </table:table-cell>
          <table:table-cell office:value-type="string" calcext:value-type="string">
            <text:p>Личностный тест Ниджисанджи это казуальная игра для оценки личности, основанная на VTuber агенстве Nijisanji. Доступны "11 + 1" результатов, которые помогут вам определить, на кого из членов Nijisanji похожа ваша личность.\nПрезидент класса Цукино Мито пытается провести личностный тест на игроке, используя хрустальный шар, который она купила за 20 000 йен, и игрок попадает в ловушку внутри хрустального шара, как только Мито начинает свой ритуал. Там игрок переживает серию коротких историй, связанных с несколькими вымышленными местами действия. Например, история, в которой вы подружились с витюбером, и история, в которой вы работаете продюсером айдола. По пути вы сделаете несколько выборов, и как только все короткие истории/тесты будут завершены, вы сможете выбраться из мира хрустального шара.</text:p>
          </table:table-cell>
          <table:table-cell/>
          <table:table-cell office:value-type="string" calcext:value-type="string">
            <text:p>Менее 2 часов</text:p>
          </table:table-cell>
          <table:table-cell office:value-type="string" calcext:value-type="string">
            <text:p>tsukino_mito</text:p>
          </table:table-cell>
          <table:table-cell office:value-type="string" calcext:value-type="string">
            <text:p>{'Русский'}</text:p>
          </table:table-cell>
          <table:table-cell office:value-type="string" calcext:value-type="string">
            <text:p>comedy,parody,fantasy</text:p>
          </table:table-cell>
          <table:table-cell office:value-type="string" calcext:value-type="string">
            <text:p>https://drive.google.com/file/d/1TurijVrPs6foa8ujlqHBXAkwkc0trpuM/view</text:p>
          </table:table-cell>
          <table:table-cell office:value-type="string" calcext:value-type="string">
            <text:p>4491.jpg</text:p>
          </table:table-cell>
        </table:table-row>
        <table:table-row table:style-name="ro1">
          <table:table-cell office:value-type="string" calcext:value-type="string">
            <text:p>Принцесса Ночного Кошмара (Princess Nightmare / プリンセスナイトメア)</text:p>
          </table:table-cell>
          <table:table-cell office:value-type="string" calcext:value-type="string">
            <text:p>Вампирша по имени Литтл живёт вместе со своими некровными родственниками: братом Раду и приёмным отцом Владом Дракулой. Когда убежище семьи находят охотники на вампиров, она вынуждена покинуть свой дом и отправиться в Японию, где Литтл, несмотря на протесты брата, решает ходить в человеческую школу. Вампирша находит новых друзей и наслаждается школьной жизнью, пока в её особняк не приходит приказ вернуться в мир демонов...</text:p>
          </table:table-cell>
          <table:table-cell/>
          <table:table-cell office:value-type="string" calcext:value-type="string">
            <text:p>10-30 часов</text:p>
          </table:table-cell>
          <table:table-cell office:value-type="string" calcext:value-type="string">
            <text:p>karin_entertainment</text:p>
          </table:table-cell>
          <table:table-cell office:value-type="string" calcext:value-type="string">
            <text:p>{'Русский'}</text:p>
          </table:table-cell>
          <table:table-cell office:value-type="string" calcext:value-type="string">
            <text:p>drama,comedy,romance,adventure,school,fantasy</text:p>
          </table:table-cell>
          <table:table-cell office:value-type="string" calcext:value-type="string">
            <text:p>https://drive.google.com/file/d/1NIPW-_tnVPM_S5vPirFKfLx49Hzg-Z6P/view</text:p>
          </table:table-cell>
          <table:table-cell office:value-type="string" calcext:value-type="string">
            <text:p>4490.jpg</text:p>
          </table:table-cell>
        </table:table-row>
        <table:table-row table:style-name="ro1">
          <table:table-cell office:value-type="string" calcext:value-type="string">
            <text:p>ForestGreen</text:p>
          </table:table-cell>
          <table:table-cell office:value-type="string" calcext:value-type="string">
            <text:p>История повествует о двух девушках-подростках, у каждой из которых, так или иначе, есть собственные проблемы и переживания, как и у всех молодых людей. Девушки из разных городов и встречаются довольно странным образом - находят друг друга, заблудившись в лесу. Казалось бы, это очень странно, потому что этот лес никак не связывает их города. Но лес оказался не простым. Главные героини пытаются выбраться из него, но находят что-то большее, чем просто выход в их обычную среду обитания. Они сталкиваются со своими внутренними демонами лицом к лицу и преодолевают их, тем самым меняя свои взгляды на жизнь.\n*В новелле представлены разные типы людей и разные типы мышления.*\n&gt;&gt;&gt;Главная задача новеллы - открыть игроку глаза на проблемы и переживания людей.&gt;&gt;&gt;</text:p>
          </table:table-cell>
          <table:table-cell/>
          <table:table-cell office:value-type="string" calcext:value-type="string">
            <text:p>2-10 часов</text:p>
          </table:table-cell>
          <table:table-cell office:value-type="string" calcext:value-type="string">
            <text:p>moonfox25</text:p>
          </table:table-cell>
          <table:table-cell office:value-type="string" calcext:value-type="string">
            <text:p>{'отечественный разработчик', 'Повествование от первого лица', 'Несколько главных героев', 'фэнтези', 'ForestGreen'}</text:p>
          </table:table-cell>
          <table:table-cell office:value-type="string" calcext:value-type="string">
            <text:p>drama,comedy,horror,routine,adventure,fantasy</text:p>
          </table:table-cell>
          <table:table-cell office:value-type="string" calcext:value-type="string">
            <text:p>https://gamejolt.com/games/forestgreen/348250</text:p>
          </table:table-cell>
          <table:table-cell office:value-type="string" calcext:value-type="string">
            <text:p>4489.jpg</text:p>
          </table:table-cell>
        </table:table-row>
        <table:table-row table:style-name="ro1">
          <table:table-cell office:value-type="string" calcext:value-type="string">
            <text:p>Покорение эльфов (Elven Conquest)</text:p>
          </table:table-cell>
          <table:table-cell office:value-type="string" calcext:value-type="string">
            <text:p>Как и многие поколения ваших предков, вы — тёмный владыка, предводитель орочьих полчищ и хозяин множества покорных рабов. Ваша жизнь полна удовольствий... и скуки. По крайней мере, так было до тех пор, пока пара девушек из считавшегося истреблённым народа эльфов не попыталась положить конец вашему правлению.\nПокушение сорвалось, и теперь обе они в вашей власти, но будущее их ожидает разное. Серафина, более покладистая из двоих, всего лишь томится в башне на манер сказочной принцессы, и взаимодействие с ней сводится в основном к разговорам. Её подруга Фэй тем временем отдувается по полной (или нет — только вам решать, какие методы пустить в ход для укрощения строптивой эльфийки). В её обязанности входит не только развлекать всевозможными способами вас и ваших воинов, но и сопровождать хозяина, пока вы будете заниматься своими обычными злодейскими делами — собрать дань здесь, отразить вторжение там, всё в таком духе.\nРекомендуется пройти игру хотя бы пару раз, испытывая разные подходы к обеим девушкам — помимо открытия различных сцен, это заметно повлияет и на итоговый результат.\n\nВажно! Перевод на русский только в версии для Windows! У пользователей других систем просим прощения, придётся довольствоваться английским.</text:p>
          </table:table-cell>
          <table:table-cell/>
          <table:table-cell office:value-type="string" calcext:value-type="string">
            <text:p>2-10 часов</text:p>
          </table:table-cell>
          <table:table-cell office:value-type="string" calcext:value-type="string">
            <text:p>pink_tea</text:p>
          </table:table-cell>
          <table:table-cell office:value-type="string" calcext:value-type="string">
            <text:p>{'Elven', 'Conquest', 'Повествование от третьего лица', 'Иностранный разработчик', 'Главный герой парень', 'Эроге', 'фэнтези'}</text:p>
          </table:table-cell>
          <table:table-cell office:value-type="string" calcext:value-type="string">
            <text:p>fantasy,hentai</text:p>
          </table:table-cell>
          <table:table-cell office:value-type="string" calcext:value-type="string">
            <text:p>https://drive.google.com/file/d/1lBltHueagZ0mv2Lg8oPuibTZ8k6CRh4c/view?usp=sharing</text:p>
          </table:table-cell>
          <table:table-cell office:value-type="string" calcext:value-type="string">
            <text:p>4488.png</text:p>
          </table:table-cell>
        </table:table-row>
        <table:table-row table:style-name="ro1">
          <table:table-cell office:value-type="string" calcext:value-type="string">
            <text:p>Моя Яндере Футанари (My Yandere is a Futanari)</text:p>
          </table:table-cell>
          <table:table-cell office:value-type="string" calcext:value-type="string">
            <text:p>Девушка с работы, кажется, влюблена в тебя.\nНу, если быть до конца честным, это немного больше, чем это.\nВозможно, у тебя в руках полноценная сумасшедшая — склонная к насилию — поклонница… осмелюсь сказать, Яндере?\nБудьте осторожны, за любым углом вас может поджидать сюрприз.\nПрочтите несколько довольно непристойных (эротических) диалогов, сопровождаемых пикантными изображениями обнажённой натуры.\nИгровой процесс:\nКинетическая Визуальная Новелла;\nH-Сцены;\nСексуальная озвучка;\n~5 тысяч слов.\nПогрузитесь в историю, введя своё собственное имя, а затем продолжайте читать непристойную историю от первого лица.\n* Все персонажи в этой игре старше 21 года.\n- Футанари.\n- Секс без согласия.\n- Грязный язык.\n- Унизительный язык.\n- Насилие.\n\n\n\n\n\nСерия новелл от данного автора:\nФутанари Амазонки\nМоя мачеха Футанари\nМоя мачеха Футанари 2\nМоя мачеха Футанари 3</text:p>
          </table:table-cell>
          <table:table-cell/>
          <table:table-cell office:value-type="string" calcext:value-type="string">
            <text:p>Менее 2 часов</text:p>
          </table:table-cell>
          <table:table-cell office:value-type="string" calcext:value-type="string">
            <text:p>owlyboi</text:p>
          </table:table-cell>
          <table:table-cell office:value-type="string" calcext:value-type="string">
            <text:p>{'Русский'}</text:p>
          </table:table-cell>
          <table:table-cell office:value-type="string" calcext:value-type="string">
            <text:p>routine,hentai</text:p>
          </table:table-cell>
          <table:table-cell office:value-type="string" calcext:value-type="string">
            <text:p>https://mega.nz/file/Jy5SXaIA#CXWjGDi2opBRGWWhKMwDYgz7ZeYYe9mU7uE_pwWvEOA</text:p>
          </table:table-cell>
          <table:table-cell office:value-type="string" calcext:value-type="string">
            <text:p>4486.jpg</text:p>
          </table:table-cell>
        </table:table-row>
        <table:table-row table:style-name="ro1">
          <table:table-cell office:value-type="string" calcext:value-type="string">
            <text:p>Salome's Kiss</text:p>
          </table:table-cell>
          <table:table-cell office:value-type="string" calcext:value-type="string">
            <text:p>От создательницы Ритуалов, Ежевики и ещё множества прекраснейших вещей...\n\n\nИ вновь мы с вами попадаем в середину благословенного и столь колоритного XIX века.\n\nЛетиция Рид 24-х лет от роду работает гувернанткой в зажиточной лондонской семье, где совершенно все её обожают. Столица Великобритании (а то и всего мира на тот момент), крупнейший город Европы, прекрасная зарплата и отличная работа — чего ещё желать?\n\nОднако же бедняжка Летиция совсем измучена совершенно немыслимыми и невероятно непристойными желаниями... Да ещё и не к кому-то там, а к своей очаровательной юной ученице Кларе. Не в силах больше терпеть эту пытку и понимая, что сдерживаться становится всё труднее, Летиция решает просто сбежать. Сбежать как можно дальше, в захолустье провинциального Йоркшира, в огромную усадьбу, что высится среди болотистых равнин.\n\nЧто её там ждёт? Кто бы знал...\n\n______________________________________________________________________________\n\nМне ведомо, что средь моих дорогих читателей найдутся те, что быть может сразу захотят почитать мои излияния под спойлером ДО чтения самой ВН.\nТак вот, в этот раз очень от этого предостерегаю. Спойлер "От переводчика", как бы дико это не звучало, содержит спойлеры.\n\n\n\n\n\n\n\n\n\n\n\n\n\n\n\n\n\n\n\n\n\n\n\n\n\n\n\n\n\n\n\n\n\n\n\n\n\n\n\n\nДоступно только для пользователей</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drama,romance,triller</text:p>
          </table:table-cell>
          <table:table-cell office:value-type="string" calcext:value-type="string">
            <text:p>https://mega.nz/file/SMZ20SLA#s8IqvV_j-Eo4VSqPdsyOkDZhUZ5AF5yxwxWgTeH1Clg</text:p>
          </table:table-cell>
          <table:table-cell office:value-type="string" calcext:value-type="string">
            <text:p>4484.jpg</text:p>
          </table:table-cell>
        </table:table-row>
        <table:table-row table:style-name="ro1">
          <table:table-cell office:value-type="string" calcext:value-type="string">
            <text:p>Сладкий кексик (Sweet F. Cake)</text:p>
          </table:table-cell>
          <table:table-cell office:value-type="string" calcext:value-type="string">
            <text:p>Sweet F. Cake - визуальная новелла в аниме-стилистике, рассказывающая история пионера-девственника. События разворачиваются в пионерском лагере. Парню всегда не везет с девушками. Одна близкая подруга не воспринимает его как бойфренда. Однажды у него появляется шанс переиграть любое события, используя магический артефакт. Взамен нужно отдать свою девственность. Однако соглашаться на такой обмен или нет решать каждому индивидуально.\n\nОбщаясь с девушками, можно совершать различные выборы, которые приводят к разным последствиям. Игровой процесс выделяется нелинейностью и содержит 8 уникальных концовок. Потребуется экспериментировать с репликами, чтобы увидеть все варианты финалов. Каждая из четырех героинь имеет свой индивидуальный характер и внешность. У всех персонажей есть своя предыстория и уникальные черты. По мере прохождения сюжета можно вступить в Клуб одиноких сердец.\nP.S Язык меняется в настройках игры. После каждого выхода из игры он сбрасывается на английский(не ленимся каждый раз его переключать)\nP.S Осторожно в новелле присутствует Анатолий Вассерман!</text:p>
          </table:table-cell>
          <table:table-cell/>
          <table:table-cell office:value-type="string" calcext:value-type="string">
            <text:p>10-30 часов</text:p>
          </table:table-cell>
          <table:table-cell office:value-type="string" calcext:value-type="string">
            <text:p>texic</text:p>
          </table:table-cell>
          <table:table-cell office:value-type="string" calcext:value-type="string">
            <text:p>{'Русский'}</text:p>
          </table:table-cell>
          <table:table-cell office:value-type="string" calcext:value-type="string">
            <text:p>drama,comedy,romance,mystic,routine,school,fiction,ecchi,hentai</text:p>
          </table:table-cell>
          <table:table-cell office:value-type="string" calcext:value-type="string">
            <text:p>https://disk.yandex.ru/d/aNvL7W552_Ngdw</text:p>
          </table:table-cell>
          <table:table-cell office:value-type="string" calcext:value-type="string">
            <text:p>4483.jpg</text:p>
          </table:table-cell>
        </table:table-row>
        <table:table-row table:style-name="ro1">
          <table:table-cell office:value-type="string" calcext:value-type="string">
            <text:p>Flowerfell</text:p>
          </table:table-cell>
          <table:table-cell office:value-type="string" calcext:value-type="string">
            <text:p>Это игра основана на истории альтернативной вселенной "Flowerfell".</text:p>
          </table:table-cell>
          <table:table-cell/>
          <table:table-cell office:value-type="string" calcext:value-type="string">
            <text:p>Менее 2 часов</text:p>
          </table:table-cell>
          <table:table-cell office:value-type="string" calcext:value-type="string">
            <text:p>elinel</text:p>
          </table:table-cell>
          <table:table-cell office:value-type="string" calcext:value-type="string">
            <text:p>{'Повествование от первого лица', 'undertale', 'отечественный разработчик', 'фэнтези', 'Flowerfell', 'Главный герой девушка'}</text:p>
          </table:table-cell>
          <table:table-cell office:value-type="string" calcext:value-type="string">
            <text:p>drama,comedy,romance,adventure,fantasy</text:p>
          </table:table-cell>
          <table:table-cell office:value-type="string" calcext:value-type="string">
            <text:p>https://gamejolt.com/games/flowefell/474541</text:p>
          </table:table-cell>
          <table:table-cell office:value-type="string" calcext:value-type="string">
            <text:p>4482.jpg</text:p>
          </table:table-cell>
        </table:table-row>
        <table:table-row table:style-name="ro1">
          <table:table-cell office:value-type="string" calcext:value-type="string">
            <text:p>Женская тюрьма (Women's Prison / 我在女子監獄開後宮)</text:p>
          </table:table-cell>
          <table:table-cell office:value-type="string" calcext:value-type="string">
            <text:p>◆ История ◆\nВ тюрьме В тюрьме « Байуретт» содержались женщины-преступницы, и я оказался здесь в качестве охранника.\nЯ не мог в это поверить! Почему отец отправил меня сюда? Это что, шутка?\nРазве не мужчины должны сидеть в тюрьмах? И даже если это и вправду женская тюрьма...\nЗачем я оказался здесь?\n◆ Игровой процесс ◆\nВы работаете охранником в женской тюрьмой под присмотром строгой начальницы, и ваша задача - присматривать за заключёнными. Вы узнаете тайны их частной жизни и раскроете секреты тюрьмы. По ходу игры вы встретитесь с шестью девушками.\nПознакомьтесь поближе с каждой из них или же подчинитесь приказу начальницы и добросовестно выполняйте свою работу.\nВы также можете собрать компромат на начальницу и забрать её должность себе.\nНо не забывайте, что в исправительном учреждении существует множество ограничений и правил.\nВ случае непослушания надзирательница непременно преподаст вам урок любви...\nБудете ли вы послушным сотрудником, который выполняет свою работу, не притрагиваясь к девушкам? Или же осмелитесь ослушаться, чтобы хорошо провести время с узницами?\n◆ Особые возможности ◆\n◇ Режим, в котором все сцены доступны для просмотра в любой момент.\n◇ Непринуждённый игровой процесс - Двигаться по сюжету можно одним кликом мыши Быстрая смена текста.\n◆ Особенности игры ◆\n◇ 15 основных иллюстраций с более чем 100 вариациями.\n◇ 6 женских персонажей.\n◇ История из 70 000 слов.</text:p>
          </table:table-cell>
          <table:table-cell/>
          <table:table-cell office:value-type="string" calcext:value-type="string">
            <text:p>Менее 2 часов</text:p>
          </table:table-cell>
          <table:table-cell office:value-type="string" calcext:value-type="string">
            <text:p>secret_garden</text:p>
          </table:table-cell>
          <table:table-cell office:value-type="string" calcext:value-type="string">
            <text:p>{'Повествование от первого лица', 'Главный герой парень', 'Женская тюрьма', 'гарем', 'Иностранный разработчик'}</text:p>
          </table:table-cell>
          <table:table-cell office:value-type="string" calcext:value-type="string">
            <text:p>routine,hentai</text:p>
          </table:table-cell>
          <table:table-cell office:value-type="string" calcext:value-type="string">
            <text:p>https://mega.nz/file/C8MxRAZS#vgRKtAumDapkOO5tgYSDVeLF0xGMNKTFezGjuAT5nfs</text:p>
          </table:table-cell>
          <table:table-cell office:value-type="string" calcext:value-type="string">
            <text:p>4481.jpg</text:p>
          </table:table-cell>
        </table:table-row>
        <table:table-row table:style-name="ro1">
          <table:table-cell office:value-type="string" calcext:value-type="string">
            <text:p>Сакура ММО 2 (Sakura MMO 2)</text:p>
          </table:table-cell>
          <table:table-cell office:value-type="string" calcext:value-type="string">
            <text:p>Сакура ММО #2 – прямое продолжение Сакуры ММО. История Виолы на волшебных просторах Асафа идёт дальше!\n\nВсего месяц тому назад Виола была уставшим от жизни японским адвокатом, единственным способом сбежать от реальности которого была популярная MMO Асаф онлайн. И по внезапному стечению обстоятельств девушка вдруг переносится в свою любимую игру!\n\nВ Асафе Виола набирает себе в группу милашек, а именно преданную горничную Нив, беспечную воровку Фион и праведного рыцаря Элери.\n\nДаже наслаждаясь наполненными весельем и восторгом днями в новом мире, Виолу не прекращают терзать вопросы. Кто её призвал, зачем? Сможет ли вернуться домой – и хочет ли?\n\nРазгадка ждёт в сиквеле, наполненном тайнами, сражениями и (что более важно) милашками в откровенных нарядах!\n\n\nВиола – главная героиня истории, которая прожила в Асафе чуть менее месяца.\n\nВ Японии она простая Котоне… но в новом мире могущественная тёмная ведьма с ужасающими способностями. Печально известная повсеместно, она вселяет страх в сердца врагов.\n\nНеисправимая садистка - ей лишь бы причинить боль милашкам. Хотя имеется у неё и мягкая сторона: она сильно печётся о союзницах.\n\n\nНив – верная и прилежная горничная Виолы. Слуга видит в своей госпоже спасителя, и в мгновение отдала бы за неё жизнь.\n\nНа первый взгляд Нив кажется женщиной серьёзной и трудолюбивой… но в то же время она Виолой одержима и неисправимо ревнива.\n\nЕщё у неё вспыльчивый характер, что – в совокупности с обширными познаниями в магии – ни к чему хорошему привести не может. Но не для Виолы. От госпожи своей Нив без ума.\n\n\nФион – хитрый вор, проживший многие годы на улицах, побираясь объедками и выпрашивая монетки. Лгать не стесняется – с главной героиней так и повстречалась.\n\nНаходчивая плутовка растрогала нашу тёмную ведьму историей о грустном детстве, а затем ограбила… после чего ей же была выслежена и соответственно наказана.\n\nОтныне воришка в команде. Она намного более жизнерадостная и бодрая, чем Нив или Элери, из-за чего с ней приятно путешествовать – но как леди вести себя отказывается, носить приличную одежду – тоже.\n\nПроблем с Фион не оберёшься, но намерения у неё благие и в сердце доброта.\n\n\nЭлери – рыцарь благородный, глубоко верующий в честную игру и никогда пытающийся перехитрить оппонента – себе же во вред.\n\nХотя бравая с виду спокойная и авторитетная, легко выходит из себя, а поддразнивания не переносит. Нет, с ней правда весело заигрывать – спросите хотя бы Виолу.\n\nПока Нив и Фион полагают, что Элери житель Асафа, прямо как они, на самом деле она из Японии, прямо как Виола. Рыцаря перенесло в Асаф вместе с главной героиней, и теперь их парочка работает сообща в попытке найти путь домой.\n\n\nАшлинн – юная обывательница Линтона. Принадлежит к семье Честейнов – одному из двух родов, властвующих над городом и его народом – но не по плечу девочке такая ноша.\n\nЕщё в раннем детстве родители покинули молодую леди, оставив за собой семейный дом, немного драгоценностей и непосильные долги.\n\nАшлинн сомневается, сможет ли прокормить себя, семью, не то что народ, и холящая её долгие годы Ифа здесь не помощник. Девушке отчаянно нужен кто-нибудь, кто помог бы со взваленным на неё бременем – но, возможно, уже слишком поздно?\n\n\n-продолжайте исследовать Асаф онлайн\n-познакомьтесь с новыми компаньонами\n-теперь на русском\n\nСакура ММО\nСакура ММО 3</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adventure,fantasy,ecchi,hentai</text:p>
          </table:table-cell>
          <table:table-cell office:value-type="string" calcext:value-type="string">
            <text:p>https://drive.google.com/file/d/1Ey1oQWTruIhXRu0k2cP0IyF_ipFUn46d/view?usp=sharing</text:p>
          </table:table-cell>
          <table:table-cell office:value-type="string" calcext:value-type="string">
            <text:p>4480.jpg</text:p>
          </table:table-cell>
        </table:table-row>
        <table:table-row table:style-name="ro1">
          <table:table-cell office:value-type="string" calcext:value-type="string">
            <text:p>Долгожитель (Сentenarian)</text:p>
          </table:table-cell>
          <table:table-cell office:value-type="string" calcext:value-type="string">
            <text:p>История про завязавшего дружбу с Русалкой мальчика, который усилиями игрока способен исполнить её одно единственное желание (или не исполнять и вовсе).\nСозданная за 5 дней визуальная новелла как часть практики направления "Цифровой Художник" от ITHub College.\nЛиза Танеева - Тимлид, Художник по персонажам, Сводка стиля, Кат-сцены;\nbun-tired - Тwine, Нарратив, Раскадровка кат-сцен;\nБабченко Вера - Анимация, Документация, Figma, Драфты;\nМария Альрик - Сценарий, Набросок и Цвет фонов.</text:p>
          </table:table-cell>
          <table:table-cell/>
          <table:table-cell office:value-type="string" calcext:value-type="string">
            <text:p>Менее 2 часов</text:p>
          </table:table-cell>
          <table:table-cell office:value-type="string" calcext:value-type="string">
            <text:p>liza_taneeva</text:p>
          </table:table-cell>
          <table:table-cell office:value-type="string" calcext:value-type="string">
            <text:p>{'Долгожитель', 'Главный герой парень', 'фэнтези', 'Повествование от первого лица', 'отечественный разработчик'}</text:p>
          </table:table-cell>
          <table:table-cell office:value-type="string" calcext:value-type="string">
            <text:p>drama,fantasy</text:p>
          </table:table-cell>
          <table:table-cell office:value-type="string" calcext:value-type="string">
            <text:p>https://bun-tired.itch.io/centenarian</text:p>
          </table:table-cell>
          <table:table-cell office:value-type="string" calcext:value-type="string">
            <text:p>4477.jpg</text:p>
          </table:table-cell>
        </table:table-row>
        <table:table-row table:style-name="ro1">
          <table:table-cell office:value-type="string" calcext:value-type="string">
            <text:p>Я уверен, это все моя вина (きっとぜんぶ私のせい)</text:p>
          </table:table-cell>
          <table:table-cell office:value-type="string" calcext:value-type="string">
            <text:p>По сюжету главный герой попадает в любовный треугольник, где одна из девушек яндере.\n\nВ игре несколько особенностей:\n-4 концовки - каждая со своей клипом и музыкой в конце;\n-персонажи в игре шевелятся, создавая особо жуткую атмосферу;\n-данная игра выиграла 1 место в конкурсе бесплатных игр на движке Tyrano.</text:p>
          </table:table-cell>
          <table:table-cell/>
          <table:table-cell office:value-type="string" calcext:value-type="string">
            <text:p>Менее 2 часов</text:p>
          </table:table-cell>
          <table:table-cell office:value-type="string" calcext:value-type="string">
            <text:p>melon</text:p>
          </table:table-cell>
          <table:table-cell office:value-type="string" calcext:value-type="string">
            <text:p>{'русский'}</text:p>
          </table:table-cell>
          <table:table-cell office:value-type="string" calcext:value-type="string">
            <text:p>drama,romance,horror,school,triller</text:p>
          </table:table-cell>
          <table:table-cell office:value-type="string" calcext:value-type="string">
            <text:p>https://drive.google.com/file/d/1LicpofrGUyQy2qM-Vjra7mRfk97cvcVX/view?usp=sharing</text:p>
          </table:table-cell>
          <table:table-cell office:value-type="string" calcext:value-type="string">
            <text:p>4476.jpg</text:p>
          </table:table-cell>
        </table:table-row>
        <table:table-row table:style-name="ro1">
          <table:table-cell office:value-type="string" calcext:value-type="string">
            <text:p>Футанари Амазонки (Futanari of the Amazon)</text:p>
          </table:table-cell>
          <table:table-cell office:value-type="string" calcext:value-type="string">
            <text:p>Вы отправились в трудную и очень важную экспедицию в джунгли Амазонки. Ваша задача - исследовать малоизвестный местность реки. Но к сожалению, в какой-то моменты, вы отбились от своей группы и заблудились в джунглях.\nИ так уж сложилось, что нашли вас не ваши коллеги, а племя амазонок, что проживает здесь.\nУзнайте, что же вас ждёт? Смерть или жизнь?\n\n\nСерия новелл от данного автора:\nАнглийская Версия\nМоя мачеха Футанари\nМоя мачеха Футанари 2\nМоя мачеха Футанари 3</text:p>
          </table:table-cell>
          <table:table-cell/>
          <table:table-cell office:value-type="string" calcext:value-type="string">
            <text:p>Менее 2 часов</text:p>
          </table:table-cell>
          <table:table-cell office:value-type="string" calcext:value-type="string">
            <text:p>owlyboi</text:p>
          </table:table-cell>
          <table:table-cell office:value-type="string" calcext:value-type="string">
            <text:p>{'Русский'}</text:p>
          </table:table-cell>
          <table:table-cell office:value-type="string" calcext:value-type="string">
            <text:p>fiction,hentai</text:p>
          </table:table-cell>
          <table:table-cell office:value-type="string" calcext:value-type="string">
            <text:p>https://drive.google.com/file/d/1w0ke0I0P_ElQqkmSqtAF-j6hNO6TLvMN/view</text:p>
          </table:table-cell>
          <table:table-cell office:value-type="string" calcext:value-type="string">
            <text:p>4472.jpg</text:p>
          </table:table-cell>
        </table:table-row>
        <table:table-row table:style-name="ro1">
          <table:table-cell office:value-type="string" calcext:value-type="string">
            <text:p>Светоч</text:p>
          </table:table-cell>
          <table:table-cell office:value-type="string" calcext:value-type="string">
            <text:p>Перед отбытием Друг остался без самого главного - без своего фонарика. Но Мотылёк готов выручить товарища, поэтому отправляется на поиски нового источника света для него.</text:p>
          </table:table-cell>
          <table:table-cell/>
          <table:table-cell office:value-type="string" calcext:value-type="string">
            <text:p>Менее 2 часов</text:p>
          </table:table-cell>
          <table:table-cell office:value-type="string" calcext:value-type="string">
            <text:p>dr.morphine</text:p>
          </table:table-cell>
          <table:table-cell office:value-type="string" calcext:value-type="string">
            <text:p>{'отечественный разработчик', 'Повествование от первого лица', 'фэнтези'}</text:p>
          </table:table-cell>
          <table:table-cell office:value-type="string" calcext:value-type="string">
            <text:p>mystic,adventure</text:p>
          </table:table-cell>
          <table:table-cell office:value-type="string" calcext:value-type="string">
            <text:p>https://www.dropbox.com/s/zomcet89ldaa6xg/Lighter-1.0-pc.zip?dl=0</text:p>
          </table:table-cell>
          <table:table-cell office:value-type="string" calcext:value-type="string">
            <text:p>4469.jpg</text:p>
          </table:table-cell>
        </table:table-row>
        <table:table-row table:style-name="ro1">
          <table:table-cell office:value-type="string" calcext:value-type="string">
            <text:p>Продолжай спать (Keep sleeping)</text:p>
          </table:table-cell>
          <table:table-cell office:value-type="string" calcext:value-type="string">
            <text:p>4 концовки. Хорошие они или нет, решать вам.\nВ игре поднимаются темы смерти, судьбы и важности жизненного выбора.\n\nОткрой глаза\nНу же, открой\nСделай выбор\nНе жалей о решении</text:p>
          </table:table-cell>
          <table:table-cell/>
          <table:table-cell office:value-type="string" calcext:value-type="string">
            <text:p>Менее 2 часов</text:p>
          </table:table-cell>
          <table:table-cell office:value-type="string" calcext:value-type="string">
            <text:p>aisens</text:p>
          </table:table-cell>
          <table:table-cell office:value-type="string" calcext:value-type="string">
            <text:p>{'Keep', 'sleeping', 'психология', 'Повествование от третьего лица', 'религия', 'отечественный разработчик'}</text:p>
          </table:table-cell>
          <table:table-cell office:value-type="string" calcext:value-type="string">
            <text:p>comedy,mystic</text:p>
          </table:table-cell>
          <table:table-cell office:value-type="string" calcext:value-type="string">
            <text:p>https://drive.google.com/file/d/11-94mFRlR1QpM0sMjClGm2iPPbO8OO3N/view?usp=sharing</text:p>
          </table:table-cell>
          <table:table-cell office:value-type="string" calcext:value-type="string">
            <text:p>4465.png</text:p>
          </table:table-cell>
        </table:table-row>
        <table:table-row table:style-name="ro1">
          <table:table-cell office:value-type="string" calcext:value-type="string">
            <text:p>Кто-то украл МОЙ ОБЕД! (Someone Stole MY LUNCH!)</text:p>
          </table:table-cell>
          <table:table-cell office:value-type="string" calcext:value-type="string">
            <text:p>Короткая комедийная визуальная новелла о вашем обеде и воре... и оба они горячи.\n\nОсобенности\n15-20 минут игрового времени [3915 слов и 7 концовок]\nАппетитные рисунки еды и мини-игра с перетаскиванием!\nПредупреждения о содержимом: дрожание экрана, голосовые сигналы, кража личных вещей, офисная драма\n\n\nРедактор графики: korvus.kusland@gmail.com.</text:p>
          </table:table-cell>
          <table:table-cell/>
          <table:table-cell office:value-type="string" calcext:value-type="string">
            <text:p>Менее 2 часов</text:p>
          </table:table-cell>
          <table:table-cell office:value-type="string" calcext:value-type="string">
            <text:p>studio_clump</text:p>
          </table:table-cell>
          <table:table-cell office:value-type="string" calcext:value-type="string">
            <text:p>{'русский'}</text:p>
          </table:table-cell>
          <table:table-cell office:value-type="string" calcext:value-type="string">
            <text:p>routine,parody</text:p>
          </table:table-cell>
          <table:table-cell office:value-type="string" calcext:value-type="string">
            <text:p>https://drive.google.com/file/d/1gj9HAYwtCPIvMXt13sUpE01r7ra6s4nx/view?usp=sharing</text:p>
          </table:table-cell>
          <table:table-cell office:value-type="string" calcext:value-type="string">
            <text:p>4462.png</text:p>
          </table:table-cell>
        </table:table-row>
        <table:table-row table:style-name="ro1">
          <table:table-cell office:value-type="string" calcext:value-type="string">
            <text:p>Koisuru Otome to Shugo no Tate - The Code Name is "Shield 9 (Влюбленная Дева и ее Защитник — Кодовое Имя Щит 9")</text:p>
          </table:table-cell>
          <table:table-cell office:value-type="string" calcext:value-type="string">
            <text:p>Агенту охранной организации под названием Айгис поручено секретное задание: переодевшись в девушку, проникнуть в школу для девушек Святую Терезию для защиты двух девушек от неизвестных преследователей.\nПереведены все руты, кроме Марины.</text:p>
          </table:table-cell>
          <table:table-cell/>
          <table:table-cell office:value-type="string" calcext:value-type="string">
            <text:p>10-30 часов</text:p>
          </table:table-cell>
          <table:table-cell office:value-type="string" calcext:value-type="string">
            <text:p>axl</text:p>
          </table:table-cell>
          <table:table-cell office:value-type="string" calcext:value-type="string">
            <text:p>{'Русский'}</text:p>
          </table:table-cell>
          <table:table-cell office:value-type="string" calcext:value-type="string">
            <text:p>drama,comedy,romance,action,routine,school,hentai</text:p>
          </table:table-cell>
          <table:table-cell office:value-type="string" calcext:value-type="string">
            <text:p>https://disk.yandex.ru/d/MxRbTbvs5LMf3g</text:p>
          </table:table-cell>
          <table:table-cell office:value-type="string" calcext:value-type="string">
            <text:p>4459.jpg</text:p>
          </table:table-cell>
        </table:table-row>
        <table:table-row table:style-name="ro1">
          <table:table-cell office:value-type="string" calcext:value-type="string">
            <text:p>Thorns. Police never sleeps.</text:p>
          </table:table-cell>
          <table:table-cell office:value-type="string" calcext:value-type="string">
            <text:p>"– Скажите, мистер Доу, вы хорошо высыпаетесь?\n– Полиция никогда не спит." ©\n\nThorns. Police never sleeps – кинетическая визуальная новелла, которая рассказывает трагичную историю молодого полицейского.\n\nОкеан – город, который не делает исключений. Ему все равно сколько у вас денег, друзей и способностей. Это город, который всегда готов идти вперед, к светлому будущему, разрушая и переваривая в своем чреве миллионы человеческих жизней.\n\nЧто остается делать человеку, который оказался не в то время и не в том месте? Что если именно в этот момент его жизненные силы были на исходе? Что если близкие люди оставили этого человека, именно в этот момент?\n\nКачественные иллюстрации, которые помогут полностью погрузиться в мрачную атмосферу игры\nНесколько оригинальных SCI-FI треков\nКрутое SFX сопровождение\nИ конечно же увлекательный сюжет, который стал основой для создания уникальной вселенной Thorns.\n\nМы предлагаем вам погрузиться в атмосферу урбанизма и кибернетических технологий вместе с первой игрой серии.\n\nОписание контента для взрослых\n\nЭта игра может содержать контент, не подходящий для всех возрастов или для просмотра на работе.</text:p>
          </table:table-cell>
          <table:table-cell/>
          <table:table-cell office:value-type="string" calcext:value-type="string">
            <text:p>Менее 2 часов</text:p>
          </table:table-cell>
          <table:table-cell office:value-type="string" calcext:value-type="string">
            <text:p>brainlag_games</text:p>
          </table:table-cell>
          <table:table-cell office:value-type="string" calcext:value-type="string">
            <text:p>{'Главный герой парень', 'отечественный разработчик', 'атмосферная', 'драма', 'научная фантастика', 'будущее', 'темная', 'киберпанк'}</text:p>
          </table:table-cell>
          <table:table-cell office:value-type="string" calcext:value-type="string">
            <text:p>drama,science_fiction</text:p>
          </table:table-cell>
          <table:table-cell office:value-type="string" calcext:value-type="string">
            <text:p>https://drive.google.com/file/d/1-yx3EUTzTs3d2IzE-jiG47aoZ8i5E-GS/view?usp=sharing</text:p>
          </table:table-cell>
          <table:table-cell office:value-type="string" calcext:value-type="string">
            <text:p>4447.png</text:p>
          </table:table-cell>
        </table:table-row>
        <table:table-row table:style-name="ro1">
          <table:table-cell office:value-type="string" calcext:value-type="string">
            <text:p>Powdergray (パウダーグレイ)</text:p>
          </table:table-cell>
          <table:table-cell office:value-type="string" calcext:value-type="string">
            <text:p>По словам врачей к 24 годам Сатоми должен умереть из-за порока сердца. Недавно он переехал в Токио, чтобы жить вместе с лучшим другом, но совсем потерял вкус жизни.\nВсё меняется в тот день, когда он встречает убийцу, который признаётся ему в любви.\n\n– Инструкция –\nРазархивировать файл и запустить игру через иконку tyranoscript</text:p>
          </table:table-cell>
          <table:table-cell/>
          <table:table-cell office:value-type="string" calcext:value-type="string">
            <text:p>Менее 2 часов</text:p>
          </table:table-cell>
          <table:table-cell office:value-type="string" calcext:value-type="string">
            <text:p>cream</text:p>
          </table:table-cell>
          <table:table-cell office:value-type="string" calcext:value-type="string">
            <text:p>{'русский'}</text:p>
          </table:table-cell>
          <table:table-cell office:value-type="string" calcext:value-type="string">
            <text:p>drama,routine</text:p>
          </table:table-cell>
          <table:table-cell office:value-type="string" calcext:value-type="string">
            <text:p>https://drive.google.com/file/d/1pt8J1XaZI_2uf9HlD0T1vlvISSXWxpeL/view?usp=sharing</text:p>
          </table:table-cell>
          <table:table-cell office:value-type="string" calcext:value-type="string">
            <text:p>4445.jpg</text:p>
          </table:table-cell>
        </table:table-row>
        <table:table-row table:style-name="ro1">
          <table:table-cell office:value-type="string" calcext:value-type="string">
            <text:p>Хрям! (Crunch!)</text:p>
          </table:table-cell>
          <table:table-cell office:value-type="string" calcext:value-type="string">
            <text:p>В некотором царстве, в некотором государстве Дракон заботливо пестовал свою Долину, храня от бурь и невзгод.\nИ вроде только уладил все дела, как постигла новая беда: повылазили повсюду мелкие венценосные хулиганки.\nЗакон предков гласит: Принцессы суть зло, надо Хрям!\nНо не в таких же количествах?..\nВозможны 5 концовок игры плюс "маленький бонус для самых котиков".\nИгра победила в номинации "Лучшая проработка персонажей" на конкурсе "Нарратив в играх" от Центра развития компетенций в бизнес-информатике Высшей школы бизнеса НИУ ВШЭ, при поддержке WN Conference, Talents in Games и Союза Литераторов РФ.\nУправление:\nEsc = вызов главного меню.\nCtrl = быстрая перемотка диалогов.\nPgUp/PgDn = шаг назад/шаг вперёд по пройденной части сюжет.\nSpace/ клик мыши = переход к следующей реплике.\nWeb или скачать:\nМы прилагаем веб-версию (я сама их очень люблю), но если игра "спотыкается" в браузере (особенно страдает звук, вроде это характерно для Renpy), лучше скачать zip для вашей системы.</text:p>
          </table:table-cell>
          <table:table-cell/>
          <table:table-cell office:value-type="string" calcext:value-type="string">
            <text:p>Менее 2 часов</text:p>
          </table:table-cell>
          <table:table-cell office:value-type="string" calcext:value-type="string">
            <text:p>stelleries</text:p>
          </table:table-cell>
          <table:table-cell office:value-type="string" calcext:value-type="string">
            <text:p>{'Главный герой парень', 'Повествование от первого лица', 'отечественный разработчик', 'фэнтези', 'Хрям'}</text:p>
          </table:table-cell>
          <table:table-cell office:value-type="string" calcext:value-type="string">
            <text:p>fantasy</text:p>
          </table:table-cell>
          <table:table-cell office:value-type="string" calcext:value-type="string">
            <text:p>https://stelleries.itch.io/hryam</text:p>
          </table:table-cell>
          <table:table-cell office:value-type="string" calcext:value-type="string">
            <text:p>4444.jpg</text:p>
          </table:table-cell>
        </table:table-row>
        <table:table-row table:style-name="ro1">
          <table:table-cell office:value-type="string" calcext:value-type="string">
            <text:p>Grisaia: Phantom Trigger Vol. 2</text:p>
          </table:table-cell>
          <table:table-cell office:value-type="string" calcext:value-type="string">
            <text:p>Прибывшая из-за границы вип-персона таинственным образом исчезла. Команда SORD из академии Михама (Рена, Тока, Крис и Мурасаки) получает новую миссию: найти и вернуть её. Каждый раз, приближаясь к пропавшей "посылке", она каким-то образом ускользает от них.\n\nКоманду из академии Михама в миссии будут сопровождать их товарищи по SORD из кампуса Киосен Сакурагаоки - сестрёнки-близняшки, которые одновременно будут как помогать, так и мешать. Помимо этого по округе ходят слухи о безбашенном ночном байкере по прозвищу "Душа скорости". Какую же роль она сыграет во всём происходящем?\n\nПароль от архивов: UnkenbroTeam</text:p>
          </table:table-cell>
          <table:table-cell/>
          <table:table-cell office:value-type="string" calcext:value-type="string">
            <text:p>2-10 часов</text:p>
          </table:table-cell>
          <table:table-cell office:value-type="string" calcext:value-type="string">
            <text:p>frontwing</text:p>
          </table:table-cell>
          <table:table-cell office:value-type="string" calcext:value-type="string">
            <text:p>{'Русский'}</text:p>
          </table:table-cell>
          <table:table-cell office:value-type="string" calcext:value-type="string">
            <text:p>comedy,action,routine</text:p>
          </table:table-cell>
          <table:table-cell office:value-type="string" calcext:value-type="string">
            <text:p>https://drive.google.com/file/d/1s1TJtw8DUN-nJy-hDkBU7l9LeVuaoPTL/view</text:p>
          </table:table-cell>
          <table:table-cell office:value-type="string" calcext:value-type="string">
            <text:p>4443.jpg</text:p>
          </table:table-cell>
        </table:table-row>
        <table:table-row table:style-name="ro1">
          <table:table-cell office:value-type="string" calcext:value-type="string">
            <text:p>Athanasy (Athanasy)</text:p>
          </table:table-cell>
          <table:table-cell office:value-type="string" calcext:value-type="string">
            <text:p>У него нет названия. Местные зовут его просто – Город. Здесь не цветут лилии и не светит солнце. Здесь не дует свежий ветерок и не слышно пения птиц.\nВ подземном лабиринте тесных улиц начинает свой путь Джосайя Кавиани — молодой математик и статистик. Он талантлив и умён, однако у него есть страшный враг – невыносимое одиночество.\nНо уже скоро Джосайе предстоит встреча, которая перевернёт всю его жизнь и заставит выйти из своей скорлупы. Встреча с кем-то или, быть может, чем-то, что скрыто в таких глубинах, куда не дотягивается даже ужасающий Город. Нечто настолько тайное, что само знание о нём может быть смертельным. Нечто… чудовищное.\nДоступна бесплатная демоверсия.</text:p>
          </table:table-cell>
          <table:table-cell/>
          <table:table-cell office:value-type="string" calcext:value-type="string">
            <text:p>2-10 часов</text:p>
          </table:table-cell>
          <table:table-cell office:value-type="string" calcext:value-type="string">
            <text:p>wirion</text:p>
          </table:table-cell>
          <table:table-cell office:value-type="string" calcext:value-type="string">
            <text:p>{'Хоррор', 'биопанк', 'научная фантастика', 'повествование от певрого лица', 'Постапокалиптика'}</text:p>
          </table:table-cell>
          <table:table-cell office:value-type="string" calcext:value-type="string">
            <text:p>drama,science_fiction,horror,detective,adventure,fiction</text:p>
          </table:table-cell>
          <table:table-cell office:value-type="string" calcext:value-type="string">
            <text:p>https://store.steampowered.com/app/1769320/Athanasy/</text:p>
          </table:table-cell>
          <table:table-cell office:value-type="string" calcext:value-type="string">
            <text:p>4442.jpg</text:p>
          </table:table-cell>
        </table:table-row>
        <table:table-row table:style-name="ro1">
          <table:table-cell office:value-type="string" calcext:value-type="string">
            <text:p>Мега Казанова 3 / Казанова: Ангелы Секса (Mega Casanova 3 / Casanova Sex Angels)</text:p>
          </table:table-cell>
          <table:table-cell office:value-type="string" calcext:value-type="string">
            <text:p>Это игра в жанре визуальная новелла, продолжение Мега Казанова на Sega Mega Drive (NTSC / PAL) / Genesis.\nВ этой игре Казанова, отдыхая на пляже с красивыми девушками, теряет сознание под знойным солнцем. Но ему повезло, что те девушки с пляжа оказались медиками, работающими в местном реабилитационном центре. Дядя героя оплачивает его лечение. Казанова приходит в сознание в медицинском центре. Вспомнив всё, он должен проверить своё здоровье, пройти тесты и, конечно же, соблазнить одну из четырёх красоток в белых халатах.\nВ аркадной части у тебя есть 20 секунд, чтобы сделать массаж девушке. Найти правильный ритм несложно.\nОсобенности:\n*15+ фонов;\n*10+ мелодий;\n*4 девушки для соблазнения и 3 финала;\n*2 мини-игра: массаж и викторина;\n*3 языка на выбор: английский, немецкий и русский.\n\n\n\n\n\n\nПорт на SEGA создали:\nТомахомэ, arekuse, TLT.</text:p>
          </table:table-cell>
          <table:table-cell/>
          <table:table-cell office:value-type="string" calcext:value-type="string">
            <text:p>Менее 2 часов</text:p>
          </table:table-cell>
          <table:table-cell office:value-type="string" calcext:value-type="string">
            <text:p>witchcraft_studios/porta:_tomahome</text:p>
          </table:table-cell>
          <table:table-cell office:value-type="string" calcext:value-type="string">
            <text:p>{'Наши дни', 'Эроге', 'Главный герой парень', 'Иностранный разработчик', 'Мега Казанова 3', 'Повествование от первого лица'}</text:p>
          </table:table-cell>
          <table:table-cell office:value-type="string" calcext:value-type="string">
            <text:p>routine,hentai</text:p>
          </table:table-cell>
          <table:table-cell office:value-type="string" calcext:value-type="string">
            <text:p>https://disk.yandex.by/d/rf9NkkZHUBHO2w</text:p>
          </table:table-cell>
          <table:table-cell office:value-type="string" calcext:value-type="string">
            <text:p>4441.jpg</text:p>
          </table:table-cell>
        </table:table-row>
        <table:table-row table:style-name="ro1">
          <table:table-cell office:value-type="string" calcext:value-type="string">
            <text:p>Сад Астры (Astra's Garden)</text:p>
          </table:table-cell>
          <table:table-cell office:value-type="string" calcext:value-type="string">
            <text:p>Сад Астры – игра-кликер, где вы выращиваете растения, чтобы делать из них лекарства для своих покупателей. на прохождение основного сюжета уходит меньше часа, но при желании можно выращивать растения бесконечно :)\nПредупреждение: эта игра поднимает тяжёлые темы, такие как хроническая болезнь и смерть. Пожалуйста, будьте осторожны и берегите себя!\nЭта игра является приквелом к Звёздные Цветы и включает в себя двух персонажей из Первый Поцелуй на Ужасной Вечеринке, но вы можете играть в них в любом порядке и при этом понимать историю. Наслаждайтесь! &lt;3\nСаундтрек доступен на bandcamp или soundcloud.</text:p>
          </table:table-cell>
          <table:table-cell/>
          <table:table-cell office:value-type="string" calcext:value-type="string">
            <text:p>Менее 2 часов</text:p>
          </table:table-cell>
          <table:table-cell office:value-type="string" calcext:value-type="string">
            <text:p>nomnomnami</text:p>
          </table:table-cell>
          <table:table-cell office:value-type="string" calcext:value-type="string">
            <text:p>{'Русский'}</text:p>
          </table:table-cell>
          <table:table-cell office:value-type="string" calcext:value-type="string">
            <text:p>drama,fantasy</text:p>
          </table:table-cell>
          <table:table-cell office:value-type="string" calcext:value-type="string">
            <text:p>https://nomnomnami.itch.io/astras-garden</text:p>
          </table:table-cell>
          <table:table-cell office:value-type="string" calcext:value-type="string">
            <text:p>4440.jpg</text:p>
          </table:table-cell>
        </table:table-row>
        <table:table-row table:style-name="ro1">
          <table:table-cell office:value-type="string" calcext:value-type="string">
            <text:p>Моя девушка, преследуемая убийцей (Ore no Kanojo Satsujinki ni Owarete Imasu)</text:p>
          </table:table-cell>
          <table:table-cell office:value-type="string" calcext:value-type="string">
            <text:p>Внезапно на ваш телефон пришло сообщение:\n«Помоги, меня преследует убийца!»\nТеперь судьба девушки зависит только от вас...\n\n※Пожалуйста, учтите: в игре присутствуют описания гротескных, кровавых и жестоких сцен.\n\nВерсия для ios (полностью на японском) https://apps.apple.com/jp/app/id1295528539</text:p>
          </table:table-cell>
          <table:table-cell/>
          <table:table-cell office:value-type="string" calcext:value-type="string">
            <text:p>Менее 2 часов</text:p>
          </table:table-cell>
          <table:table-cell office:value-type="string" calcext:value-type="string">
            <text:p>entabridge_co.</text:p>
          </table:table-cell>
          <table:table-cell office:value-type="string" calcext:value-type="string">
            <text:p>{'Русский'}</text:p>
          </table:table-cell>
          <table:table-cell office:value-type="string" calcext:value-type="string">
            <text:p>drama,horror,detective,triller</text:p>
          </table:table-cell>
          <table:table-cell office:value-type="string" calcext:value-type="string">
            <text:p>https://drive.google.com/file/d/16Drqk-ezuuIGLRX1ut8Ex9UrsZsAbtUi/view?usp=sharing</text:p>
          </table:table-cell>
          <table:table-cell office:value-type="string" calcext:value-type="string">
            <text:p>4438.png</text:p>
          </table:table-cell>
        </table:table-row>
        <table:table-row table:style-name="ro1">
          <table:table-cell office:value-type="string" calcext:value-type="string">
            <text:p>Теория Похоти - Сезон 1/ Lust Theory - Season 1 (Lust Theory - Season 1)</text:p>
          </table:table-cell>
          <table:table-cell office:value-type="string" calcext:value-type="string">
            <text:p>Вы управляете парнем живущим с тремя красивыми женщинами. Он живет вполне обычной жизнью... Ходит в школу, занимается домашними делами, учится, играет в игры, смотрит телевизор. Внезапно, один и тот же день начинает повторяться, снова и... снова.\n\nСодержание:\n- 8300+ СЦЕН\n- 190+ АНИМАЦИЙ\n\nГеймплей:\n- ПОЛНАЯ ОЗВУЧКА (для всех женских персонажей)\n- Свободное перемещение\n- Временной цикл\n- Подробная система подсказок в игре\n- Выбирайте свои собственные отношения\n- Возможность повтора горячих сцен\n- "Время вожделения" (интерактивные сексуальные сцены)\n- Возможность изменить ракурс в сценах\n- Режим обнаженной натуры\n- И многое другое...</text:p>
          </table:table-cell>
          <table:table-cell/>
          <table:table-cell office:value-type="string" calcext:value-type="string">
            <text:p>10-30 часов</text:p>
          </table:table-cell>
          <table:table-cell office:value-type="string" calcext:value-type="string">
            <text:p>inceton_games</text:p>
          </table:table-cell>
          <table:table-cell office:value-type="string" calcext:value-type="string">
            <text:p>{'3D', 'Season', 'Lust', 'Главный герой парень', 'Иностранный разработчик', 'Theory', 'ШКОЛА', 'День Сурка'}</text:p>
          </table:table-cell>
          <table:table-cell office:value-type="string" calcext:value-type="string">
            <text:p>mystic,adventure,school,hentai</text:p>
          </table:table-cell>
          <table:table-cell office:value-type="string" calcext:value-type="string">
            <text:p>https://disk.yandex.by/d/dRlLwfRAKOZQYA</text:p>
          </table:table-cell>
          <table:table-cell office:value-type="string" calcext:value-type="string">
            <text:p>4433.jpg</text:p>
          </table:table-cell>
        </table:table-row>
        <table:table-row table:style-name="ro1">
          <table:table-cell office:value-type="string" calcext:value-type="string">
            <text:p>Моя мачеха Футанари 3 (My Stepmom is a Futanari 3)</text:p>
          </table:table-cell>
          <table:table-cell office:value-type="string" calcext:value-type="string">
            <text:p>Твоя мачеха ищет, что надеть на предстоящее мероприятие у неё на работе. Не будете ли вы так любезны последовать за ней и высказать ей свою точку зрения? На работе дела обстоят не очень хорошо, но, по крайней мере, у тебя есть твоя мачеха, которая утешит тебя. Она всегда была рядом с тобой и всегда умудрялась подбодрить тебя. В одну конкретную пятницу, после долгого рабочего дня, она предлагает вам сопровождать её, чтобы купить что-нибудь надеть на предстоящее мероприятие на её работе.\nПосле осмотра её любимого бутика, ей удаётся найти то, что ей нравится, и решает примерить его, прежде чем просить вашего одобрения.\nИтак, как она выглядит?\nПрочтите несколько довольно непристойных (эротических) диалогов, сопровождаемых пикантными изображениями обнажённой натуры.\nИгровой процесс:\nКинетическая Визуальная Новелла;\nH-Сцены;\n~5 тысяч слов.\nПогрузитесь в историю, введя своё собственное имя, а затем продолжайте читать непристойную историю от первого лица.\nПознакомьтесь со своей мачехой на очень интимном уровне, читая о встречах, варьирующихся от платонических до кокетливых, до откровенно сексуального и экспериментального, в каком-то озорном смысле...\n* Все персонажи в этой игре старше 21 года.\n- Футанари.\n- Половые акты, такие как оральный секс и анальный секс (приём).\n- Публичный секс.\n- Непристойный язык.\n- Непристойные шутки.\n\n\n\n\n\n\nПредыдущая новелла от данного автора:\nМоя мачеха Футанари\nМоя мачеха Футанари 2</text:p>
          </table:table-cell>
          <table:table-cell/>
          <table:table-cell office:value-type="string" calcext:value-type="string">
            <text:p>Менее 2 часов</text:p>
          </table:table-cell>
          <table:table-cell office:value-type="string" calcext:value-type="string">
            <text:p>owlyboi</text:p>
          </table:table-cell>
          <table:table-cell office:value-type="string" calcext:value-type="string">
            <text:p>{'Русский'}</text:p>
          </table:table-cell>
          <table:table-cell office:value-type="string" calcext:value-type="string">
            <text:p>routine,hentai</text:p>
          </table:table-cell>
          <table:table-cell office:value-type="string" calcext:value-type="string">
            <text:p>https://mega.nz/file/VN9WALDZ#WGcW3cCdnu9nvqXq4hR5snPzu0vA7b7U7nV2EiiuOXM</text:p>
          </table:table-cell>
          <table:table-cell office:value-type="string" calcext:value-type="string">
            <text:p>4432.jpg</text:p>
          </table:table-cell>
        </table:table-row>
        <table:table-row table:style-name="ro1">
          <table:table-cell office:value-type="string" calcext:value-type="string">
            <text:p>Арена Хереса 2 | Jerez's Arena Ⅱ (Jerez's Arena Ⅱ)</text:p>
          </table:table-cell>
          <table:table-cell office:value-type="string" calcext:value-type="string">
            <text:p>На окраине столицы, Сигрид из семьи Эхнар, дочь одного из Восьми Величайших Отцов-Основателей Королевства, тайно стала гладиатором за спиной своей семьи. В это же время, Ло Вэнь, шпион из вражеской страны Цунехи, маскируется под работорговца и пробирается на Арену Хереса с Они-ассасином - Микадо Кохару. История этих троих начнётся на Арене Хереса.\n\n[Правила игры]\nУправление: В игре рабы зарабатывают деньги, выполняя квесты. Игрок может использовать деньги для «улучшения объектов» и «дрессировки» рабов, чтобы пленники могли выполнять порученную работу более высокого уровня, чтобы заработать больше денег.\nУлучшение персонажей: с помощью «обучения» и «тренировки» рабы могут улучшать свои силы и изучать боевые навыки. После «Улучшения объекта», помимо улучшения эффекта «Обучения» и «Тренировки», в магазине также появятся Сильные Навыки, которые значительно увеличат боевые способности рабов.\n\nСражения на Арене: на Арене много сражений, в которых игрок может принять участие; победа может принести щедрые награды. Игрок может выбрать любых пленников, каждый из которых имеет разные боевые стили. В бою можно свободно сочетать все виды навыков для боя. Настройка навыков в соответствии со слабыми местами противника будет более полезна для битвы.\n\n[Особенности игры]\n- 30 базовых КГ, в том числе более 200 дифференциалов.\n- Текст игры: 100 000+\n- Продолжение игры Jerez's Arena!\n- Можно свободно культивировать рабов с разными стилями боя.\n- Тренируйся, побеждай! Привлекательная CG картинка\n- Выбор и достижения на Арене влияют на концовку игры!</text:p>
          </table:table-cell>
          <table:table-cell/>
          <table:table-cell office:value-type="string" calcext:value-type="string">
            <text:p>Менее 2 часов</text:p>
          </table:table-cell>
          <table:table-cell office:value-type="string" calcext:value-type="string">
            <text:p>playmeow_games</text:p>
          </table:table-cell>
          <table:table-cell office:value-type="string" calcext:value-type="string">
            <text:p>{'рабы', 'Арена', 'Jerez's Arena Ⅱ', 'Главный герой парень', 'Иностранный разработчик'}</text:p>
          </table:table-cell>
          <table:table-cell office:value-type="string" calcext:value-type="string">
            <text:p>adventure,hentai</text:p>
          </table:table-cell>
          <table:table-cell office:value-type="string" calcext:value-type="string">
            <text:p>https://disk.yandex.by/d/qA7ZC_vH-ifguQ</text:p>
          </table:table-cell>
          <table:table-cell office:value-type="string" calcext:value-type="string">
            <text:p>4431.jpg</text:p>
          </table:table-cell>
        </table:table-row>
        <table:table-row table:style-name="ro1">
          <table:table-cell office:value-type="string" calcext:value-type="string">
            <text:p>Королевство Удовольствия (Pleasure Kingdom)</text:p>
          </table:table-cell>
          <table:table-cell office:value-type="string" calcext:value-type="string">
            <text:p>Игровой процесс Королевства Удовольствия представляет собой смесь традиционной механики CCG с захватывающей визуальной новеллой.\nКоролевство Удовольствия рассказывает историю о давней войне между Королевством людей и мистическими существами, живущими на их землях. Следуйте за королём, эльфом и ведьмой в их эпическом приключении удовольствия!\nВаша цель состоит в том, чтобы выбрать карты, которые работают вместе, чтобы эффективно уничтожать ваших врагов и продвигаться по сюжету. Выбирайте свои карты с умом!\n* Все персонажи в игре старше 18 лет.*\nОсобенности:\n- механика одиночной игры CGG.\n- визуальная новелла с выборами.\n- 22 игровых уровня.\n- 5 анимированных сексуальных сцен.\n\n\n\n\nПредыдущая новелла от данного автора:\nМАФИЯ: Семейный Секрет</text:p>
          </table:table-cell>
          <table:table-cell/>
          <table:table-cell office:value-type="string" calcext:value-type="string">
            <text:p>2-10 часов</text:p>
          </table:table-cell>
          <table:table-cell office:value-type="string" calcext:value-type="string">
            <text:p>tails_games</text:p>
          </table:table-cell>
          <table:table-cell office:value-type="string" calcext:value-type="string">
            <text:p>{'Повествование от первого лица', 'магия', 'Иностранный разработчик', 'средневековье', 'фэнтези', 'Королевство Удовольствия', 'Несколько главных героев'}</text:p>
          </table:table-cell>
          <table:table-cell office:value-type="string" calcext:value-type="string">
            <text:p>action,adventure,fantasy,hentai</text:p>
          </table:table-cell>
          <table:table-cell office:value-type="string" calcext:value-type="string">
            <text:p>https://mega.nz/file/14sTHSqD#TGfSTRHziA11QkzlBGCKC08S5ff28o0jPn2sfp_fQLc</text:p>
          </table:table-cell>
          <table:table-cell office:value-type="string" calcext:value-type="string">
            <text:p>4429.jpg</text:p>
          </table:table-cell>
        </table:table-row>
        <table:table-row table:style-name="ro1">
          <table:table-cell office:value-type="string" calcext:value-type="string">
            <text:p>Гравити фолз: Незабываемый отпуск (Swooning Over Stans: A Grunkle Dating Sim)</text:p>
          </table:table-cell>
          <table:table-cell office:value-type="string" calcext:value-type="string">
            <text:p>Действие происходит летом после сериала:\nСтэн и Форд вернулись в Таинственную хижину, а Диппер и Мэйбл приезжают к ним на лето. Однажды игрок проезжает мимо хижины и попадает в аварию. Стэн и Форд идут игроку на помощь, но машина сильно повреждена, и потребуется некоторое время, чтобы её починить. А пока игрок может пожить в "Хижине чудес".\n\nИгрок может взаимодействовать с персонажами и влюбиться либо в Стэна, либо в Форда, в зависимости от того, какой путь игрок выберет.</text:p>
          </table:table-cell>
          <table:table-cell/>
          <table:table-cell office:value-type="string" calcext:value-type="string">
            <text:p>2-10 часов</text:p>
          </table:table-cell>
          <table:table-cell office:value-type="string" calcext:value-type="string">
            <text:p>sovonight</text:p>
          </table:table-cell>
          <table:table-cell office:value-type="string" calcext:value-type="string">
            <text:p>{'Русский'}</text:p>
          </table:table-cell>
          <table:table-cell office:value-type="string" calcext:value-type="string">
            <text:p>comedy,romance,mystic,adventure</text:p>
          </table:table-cell>
          <table:table-cell office:value-type="string" calcext:value-type="string">
            <text:p>https://boosty.to/vasiliy68/posts/9c096d43-e587-4465-af98-97d87c136fd3?share=post_link</text:p>
          </table:table-cell>
          <table:table-cell office:value-type="string" calcext:value-type="string">
            <text:p>4425.png</text:p>
          </table:table-cell>
        </table:table-row>
        <table:table-row table:style-name="ro1">
          <table:table-cell office:value-type="string" calcext:value-type="string">
            <text:p>Свет мой, зеркальце (Свет мой, зеркальце)</text:p>
          </table:table-cell>
          <table:table-cell office:value-type="string" calcext:value-type="string">
            <text:p>Дебютный проект.\n\nИстория о доверии и доверчивости, о доброте и наивности. Так кто же на самом деле друг, кто враг? Решения Лены в той или иной ситуации повлияют на то, как закончится эта история.\n\nНовелла создана в рамках джема для группы Творцы Миров.\nПродолжительность: менее 2-х часов.\nКонцовки: 3.\nКонтент: авторский, оригинальный\nНовелла создана за 72 часа.\nДля систем: Windows, Linux, Mac</text:p>
          </table:table-cell>
          <table:table-cell/>
          <table:table-cell office:value-type="string" calcext:value-type="string">
            <text:p>Менее 2 часов</text:p>
          </table:table-cell>
          <table:table-cell office:value-type="string" calcext:value-type="string">
            <text:p>izumka_mor</text:p>
          </table:table-cell>
          <table:table-cell office:value-type="string" calcext:value-type="string">
            <text:p>{'новелла с выборами', 'мистика', 'дебют', 'Свет мой зеркальце', 'главная героиня девушка'}</text:p>
          </table:table-cell>
          <table:table-cell office:value-type="string" calcext:value-type="string">
            <text:p>drama,mystic,routine,fantasy</text:p>
          </table:table-cell>
          <table:table-cell office:value-type="string" calcext:value-type="string">
            <text:p>http://depositfiles.com/files/y1nhnhtuk</text:p>
          </table:table-cell>
          <table:table-cell office:value-type="string" calcext:value-type="string">
            <text:p>4424.jpg</text:p>
          </table:table-cell>
        </table:table-row>
        <table:table-row table:style-name="ro1">
          <table:table-cell office:value-type="string" calcext:value-type="string">
            <text:p>Ласковый дождь (Soft Rains)</text:p>
          </table:table-cell>
          <table:table-cell office:value-type="string" calcext:value-type="string">
            <text:p>Наступили выходные, и Верта отправляется на прогулку к морю вместе с меланхоличным братом Робертом и непоседливой сестренкой Мими. Скоро всем им предстоит узнать много нового о призраках, родителях, ведьмах и зеркалах. До тех пор, пока воспоминания не смоет ласковый летний дождь.\n\nИгра создана в рамках Джема Творцов 2.0\n\nОбновлено до версии 1.1\nИсправлено несколько незначительных опечаток.</text:p>
          </table:table-cell>
          <table:table-cell/>
          <table:table-cell office:value-type="string" calcext:value-type="string">
            <text:p>Менее 2 часов</text:p>
          </table:table-cell>
          <table:table-cell office:value-type="string" calcext:value-type="string">
            <text:p>ksajan_(lajnu)</text:p>
          </table:table-cell>
          <table:table-cell office:value-type="string" calcext:value-type="string">
            <text:p>{'Главный герой девушка', 'Sort', 'Повествование от первого лица', 'отомэ', 'Повествование от третьего лица', 'RainsНаучная фантастика'}</text:p>
          </table:table-cell>
          <table:table-cell office:value-type="string" calcext:value-type="string">
            <text:p>science_fiction,action,detective,routine,adventure</text:p>
          </table:table-cell>
          <table:table-cell office:value-type="string" calcext:value-type="string">
            <text:p>https://disk.yandex.ru/d/HwsMWd45TE_s4w</text:p>
          </table:table-cell>
          <table:table-cell office:value-type="string" calcext:value-type="string">
            <text:p>4423.jpg</text:p>
          </table:table-cell>
        </table:table-row>
        <table:table-row table:style-name="ro1">
          <table:table-cell office:value-type="string" calcext:value-type="string">
            <text:p>Моя мачеха Футанари 2 (My Stepmom is a Futanari 2)</text:p>
          </table:table-cell>
          <table:table-cell office:value-type="string" calcext:value-type="string">
            <text:p>Вы временно без работы и вам пока не везёт, поэтому вы живёте дома. Ваш отец - богатый человек, большую часть времени работает, оставляя вас наедине с вашей сукой-мачехой. Она издевается над вами и постоянно вас унижает.\nОна настоящая стерва, и даже ваш отец старается её не злить.\nОднажды она решает, что вы ей надоели, и поручает вам работу по дому, которую она считает нужной, чтобы вы отработали ваше содержание.\nОднако вы не могли предвидеть, что произойдёт дальше, и даже не подозревали, что вас ждёт событие которое запомнится на всю жизнь.\nПрочтите несколько довольно непристойных (эротических) диалогов, сопровождаемых пикантными изображениями обнажённой натуры.\nИгровой процесс:\nКинетическая Визуальная Новелла;\nH-Сцены;\n~5 тысяч слов.\nПогрузитесь в историю, введя своё собственное имя, а затем продолжайте читать непристойную историю от первого лица.\nПознакомьтесь со своей мачехой на очень интимном уровне, читая о встречах, варьирующихся от платонических до кокетливых, откровенно сексуальных и в развратной манере экспериментальных...\n* Все персонажи в этой игре старше 21 года.\n- Футанари.\n- Половые акты, такие как оральный секс и анальный секс (приём).\n- Порка и доминирование (приём).\n- Непристойный язык.\n- Непристойные шутки.\n\n\n\n\n\n\n\n\nПредыдущая новелла от данного автора:\nМоя мачеха Футанари</text:p>
          </table:table-cell>
          <table:table-cell/>
          <table:table-cell office:value-type="string" calcext:value-type="string">
            <text:p>Менее 2 часов</text:p>
          </table:table-cell>
          <table:table-cell office:value-type="string" calcext:value-type="string">
            <text:p>owlyboi</text:p>
          </table:table-cell>
          <table:table-cell office:value-type="string" calcext:value-type="string">
            <text:p>{'Русский'}</text:p>
          </table:table-cell>
          <table:table-cell office:value-type="string" calcext:value-type="string">
            <text:p>routine,hentai</text:p>
          </table:table-cell>
          <table:table-cell office:value-type="string" calcext:value-type="string">
            <text:p>https://anonfiles.com/L470t3P4ub</text:p>
          </table:table-cell>
          <table:table-cell office:value-type="string" calcext:value-type="string">
            <text:p>4422.jpg</text:p>
          </table:table-cell>
        </table:table-row>
        <table:table-row table:style-name="ro1">
          <table:table-cell office:value-type="string" calcext:value-type="string">
            <text:p>Путь домой: пролог</text:p>
          </table:table-cell>
          <table:table-cell office:value-type="string" calcext:value-type="string">
            <text:p>Кофе. Рисовать. Не думать.\n\nГлавное — не думать, не думать о том, как окружающие смотрят на безобразные шрамы на лице, и не думать о том, сколько неудобств приходится терпеть собственной семье из-за девчонки, в один миг превратившейся в полное ничтожество — или, если уж совсем честно, бывшей им всегда...\n\nХудожница Александра Потёмкина и не надеется выбраться из круговорота удушливых мыслей, но порой жизнь слишком уж щедра на вторые шансы — так, может, вам удастся подарить этой истории счастливую концовку?</text:p>
          </table:table-cell>
          <table:table-cell/>
          <table:table-cell office:value-type="string" calcext:value-type="string">
            <text:p>Менее 2 часов</text:p>
          </table:table-cell>
          <table:table-cell office:value-type="string" calcext:value-type="string">
            <text:p>studija_חֻצְפָּה</text:p>
          </table:table-cell>
          <table:table-cell office:value-type="string" calcext:value-type="string">
            <text:p>{'Повествование от первого лица', 'отечественный разработчик', '2000-е', 'Главный герой девушка'}</text:p>
          </table:table-cell>
          <table:table-cell office:value-type="string" calcext:value-type="string">
            <text:p>drama,romance,horror,mystic</text:p>
          </table:table-cell>
          <table:table-cell office:value-type="string" calcext:value-type="string">
            <text:p>https://drive.google.com/drive/folders/1Z5oTRgflJcC4iKrtkjKb6qdo5VOlTVgf?usp=sharing</text:p>
          </table:table-cell>
          <table:table-cell office:value-type="string" calcext:value-type="string">
            <text:p>4420.jpg</text:p>
          </table:table-cell>
        </table:table-row>
        <table:table-row table:style-name="ro1">
          <table:table-cell office:value-type="string" calcext:value-type="string">
            <text:p>Берег</text:p>
          </table:table-cell>
          <table:table-cell office:value-type="string" calcext:value-type="string">
            <text:p>ㅤ ──────────\nБрат и сестра едут навестить умершего деда Васыля.\nВместе с дедом умирают имена рек, сёл, и людей.\nㅤ ──────────</text:p>
          </table:table-cell>
          <table:table-cell/>
          <table:table-cell office:value-type="string" calcext:value-type="string">
            <text:p>Менее 2 часов</text:p>
          </table:table-cell>
          <table:table-cell office:value-type="string" calcext:value-type="string">
            <text:p>blastwaveinsideofme</text:p>
          </table:table-cell>
          <table:table-cell office:value-type="string" calcext:value-type="string">
            <text:p>{'отечественный разработчик', 'Главный герой девушка', 'Наши дни'}</text:p>
          </table:table-cell>
          <table:table-cell office:value-type="string" calcext:value-type="string">
            <text:p>drama,triller</text:p>
          </table:table-cell>
          <table:table-cell office:value-type="string" calcext:value-type="string">
            <text:p>https://blastwaveinsideofme.itch.io/bereg</text:p>
          </table:table-cell>
          <table:table-cell office:value-type="string" calcext:value-type="string">
            <text:p>4418.jpg</text:p>
          </table:table-cell>
        </table:table-row>
        <table:table-row table:style-name="ro1">
          <table:table-cell office:value-type="string" calcext:value-type="string">
            <text:p>СуперЗвёздный Контракт (SuperStar Contract)</text:p>
          </table:table-cell>
          <table:table-cell office:value-type="string" calcext:value-type="string">
            <text:p>Алекс всей душой желает попасть в настоящий шоу-бизнес. Он готов на любую работу, даже разносчиком кофе, если потребуется. Всё, чтобы хоть как-то засветиться. Но его жизнь кардинально меняется, когда ему приходит на почту ответ на его резюме. Да и не простой ответ, а высокооплачиваемое предложение. Ему нужно лишь заключить контракт.</text:p>
          </table:table-cell>
          <table:table-cell/>
          <table:table-cell office:value-type="string" calcext:value-type="string">
            <text:p>Менее 2 часов</text:p>
          </table:table-cell>
          <table:table-cell office:value-type="string" calcext:value-type="string">
            <text:p>dimoninhell</text:p>
          </table:table-cell>
          <table:table-cell office:value-type="string" calcext:value-type="string">
            <text:p>{'Повествование от первого лица', 'SuperStar Contract', 'отечественный разработчик', 'Главный герой парень', 'Пиксель арт'}</text:p>
          </table:table-cell>
          <table:table-cell office:value-type="string" calcext:value-type="string">
            <text:p>comedy,action,adventure,fantasy</text:p>
          </table:table-cell>
          <table:table-cell office:value-type="string" calcext:value-type="string">
            <text:p>https://drive.google.com/file/d/1Hoyt1s99KrIsFIRNmRQgpwionRC1govG/view?usp=sharing</text:p>
          </table:table-cell>
          <table:table-cell office:value-type="string" calcext:value-type="string">
            <text:p>4417.png</text:p>
          </table:table-cell>
        </table:table-row>
        <table:table-row table:style-name="ro1">
          <table:table-cell office:value-type="string" calcext:value-type="string">
            <text:p>All The Words She Wrote</text:p>
          </table:table-cell>
          <table:table-cell office:value-type="string" calcext:value-type="string">
            <text:p>Писательство — дело непростое. Даже писательство ранобэ.\nПодозревает ли об этом наша ГГиня Майо? Конечно же нет, она просто фанатеет по одной довольно типичной серии раноб, где уважаемый Грузовик-сан в сотый раз исекаит ОЯШа в фэнтезийный мир. Фанатеет и работает себе в уютной кондитерской, пока жизнь ей не подкинет очень интересное предложение, от которого она уж точно не в силах будет отказаться.\n\n\n\n\n\n\n\n\n\n\nДоступно только для пользователей</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drama,comedy,romance,routine,hentai</text:p>
          </table:table-cell>
          <table:table-cell office:value-type="string" calcext:value-type="string">
            <text:p>https://mega.nz/file/2dhBzBgS#ZKhtAbt00v03fi1D3UcQer0VWrXIT22XrRkOyfb8afk</text:p>
          </table:table-cell>
          <table:table-cell office:value-type="string" calcext:value-type="string">
            <text:p>4396.jpg</text:p>
          </table:table-cell>
        </table:table-row>
        <table:table-row table:style-name="ro1">
          <table:table-cell office:value-type="string" calcext:value-type="string">
            <text:p>Игра: яндере х обычный (Yandere-teki x Nichijou Gokko)</text:p>
          </table:table-cell>
          <table:table-cell office:value-type="string" calcext:value-type="string">
            <text:p>Парень-яндере пытается любым способом привлечь внимание девушки своей мечты, но она дает ему решительный отпор.\nВ главной героине нет ничего примечательного, но своей умом и проницательностью она покажет, кто выйдет из этой странной игры победителем.\n\nКоличество концовок: 3 (два любовных интереса)\n\nP.S.Новелла также запускается Android на через программу "JoiPlay"</text:p>
          </table:table-cell>
          <table:table-cell/>
          <table:table-cell office:value-type="string" calcext:value-type="string">
            <text:p>Менее 2 часов</text:p>
          </table:table-cell>
          <table:table-cell office:value-type="string" calcext:value-type="string">
            <text:p>mayuge</text:p>
          </table:table-cell>
          <table:table-cell office:value-type="string" calcext:value-type="string">
            <text:p>{'русский'}</text:p>
          </table:table-cell>
          <table:table-cell office:value-type="string" calcext:value-type="string">
            <text:p>romance,routine,school,triller</text:p>
          </table:table-cell>
          <table:table-cell office:value-type="string" calcext:value-type="string">
            <text:p>https://drive.google.com/file/d/1gflnWj1JjjXwdg-kzZP0ow6uvnzDEFY3/view?usp=sharing</text:p>
          </table:table-cell>
          <table:table-cell office:value-type="string" calcext:value-type="string">
            <text:p>4386.jpg</text:p>
          </table:table-cell>
        </table:table-row>
        <table:table-row table:style-name="ro1">
          <table:table-cell office:value-type="string" calcext:value-type="string">
            <text:p>Поздняя птица (Late Bird)</text:p>
          </table:table-cell>
          <table:table-cell office:value-type="string" calcext:value-type="string">
            <text:p>Late Bird - это короткая (10 мин), экспериментальная интерактивная история о птицах, кино, суицидальных мыслях и не успевающем повзрослеть возрасте. Пройдите через три главы, отражающие взгляды автора на жизнь, смысл и эмоциональную зрелость.\nЭтот интерактивный опыт - попытка обработать мои собственные чувства о жизни и постоянное ощущение себя раздражительным подростком, несмотря на то, что на момент создания этой игры мне было 32 года. Если вы чувствуете, что вам "нужно делать взрослые вещи, потому что я взрослый" - эта игра для вас.\nВ игре упоминается самоубийство. Если вы боретесь с суицидальными мыслями, пожалуйста, найдите международные горячие линии по борьбе с самоубийствами и свяжитесь с кем-нибудь.</text:p>
          </table:table-cell>
          <table:table-cell/>
          <table:table-cell office:value-type="string" calcext:value-type="string">
            <text:p>Менее 2 часов</text:p>
          </table:table-cell>
          <table:table-cell office:value-type="string" calcext:value-type="string">
            <text:p>vladimir_slav</text:p>
          </table:table-cell>
          <table:table-cell office:value-type="string" calcext:value-type="string">
            <text:p>{'отечественный разработчик', 'Поздняя птица', 'Наши дни', 'Повествование от первого лица', 'Главный герой парень'}</text:p>
          </table:table-cell>
          <table:table-cell office:value-type="string" calcext:value-type="string">
            <text:p>drama,routine</text:p>
          </table:table-cell>
          <table:table-cell office:value-type="string" calcext:value-type="string">
            <text:p>https://disk.yandex.by/d/_W4S76WevEJv7A</text:p>
          </table:table-cell>
          <table:table-cell office:value-type="string" calcext:value-type="string">
            <text:p>4381.jpg</text:p>
          </table:table-cell>
        </table:table-row>
        <table:table-row table:style-name="ro1">
          <table:table-cell office:value-type="string" calcext:value-type="string">
            <text:p>Наследие предков (The Ancestral Legacy)</text:p>
          </table:table-cell>
          <table:table-cell office:value-type="string" calcext:value-type="string">
            <text:p>Кён Ли приезжает в деревню, чтобы провести там лето.\nНо тишину и спокойствие нарушает неожиданная встреча.\n«Ты из семьи Ли?»\n«Я буду следить за всем твоими глазами».\n«Не волнуйся. Ты будешь вознаграждён».\nДух медленно начал менять Кёна и людей вокруг него...\nУвлекательная визуальная новелла-детектив.\n«Наследие предков» — это новый детективный триллер в жанре визуальной новеллы, который будет держать вас в напряжении до самого конца.\n«Наследие предков» — интерактивная детективная новелла в лучших традициях жанра и использует формат мессенджера.\nОсновные особенности:\n- Загадка, которая заставит вас ломать голову до самого конца.\n- История изменяется с каждым вашим решением.\n- Уникальный визуальный стиль подчеркнёт атмосферу ужаса.\n- Различные декорации в стиле детективной визуальной новеллы.\n- Примечательные и очаровательные персонажи, идеально подходящие для триллера.\n- Судьбы персонажей меняются в зависимости от выбора главного героя.\n- Достижения, различные концовки и эпилог.\n- Остроумные диалоги, которые не дадут вам оторваться от загадочной истории.\nНаследие предков отлично вам подойдёт!\n- Для фанатов таких игр, как «7 Дней», «Underworld Office» «The Sign» «Simulacra».\n- Для фанатов ужастиков, сюжетных игр и триллеров.\n- Для тех, кому нравятся простые игры, инди-игры, игры-детективы и ужастики.\n- Для фанатов аниматроники, игр с привидениями и других хоррор-симуляторов.\n- Для фанатов текстовых игр, развлекательных и визуальных новелл.\n- Для фанатов хоррор-игр, триллеров, текстовых игр, новелл, детективов и игр с выбором.\n- Для фанатов игр с выбором, эпизодических игр и других игр, в которых вы принимаете решения.\n- Для тех, кто хочет окунуться в уникальную атмосферу детектива и ужасов, как в играх «Hello Neighbor» «Five Nights».\n- Для тех, кому нравятся затягивающие истории и очаровывающие персонажи.\n- Для тех, кому нравятся текстовые игры, вроде «I Am Innocent».\n- Для тех, кому нравятся интерактивные сюжетные игры.\n- Для фанатов жанра ужасов и визуальных новелл.\n- Для фанатов хоррор-манги и игр, игр про убийства и триллеров.\n- Для тех, кому понравились Samsara, Eyes: Scary Thriller, Detention.\n«Наследие предков» — визуальная новелла-ужастик, которая поставит вас на место главного героя и позволит окунуться в атмосферу загадок, ужаса, позволяя вам выбрать собственный сюжет. Пройдите большое количество эпизодов и откройте кучу захватывающих историй во всех главах. Ваши решения откроют путь к различным ужасным историям.\nСкачайте игру сейчас и знакомьтесь с духом.\nЕсли найдёте ошибки, или у вас будут предложения, свяжитесь с нами: help@buffstudio.com. Мы будем и дальше создавать ещё более захватывающие визуальные новеллы, сюжетные игры, хоррор-игры, триллеры и детективы для вас.\nНам нужна ваша помощь, чтобы сделать наши игры лучше! Рекомендуйте эту игру друзьям, которым нравятся текстовые и хоррор-игры! Ваша поддержка помогает нам развиваться!\nДругие игры данного автора:\n7 Дней: Происхождения\nОфис Преисподней\nВыбор Арго\nНе совсем герой\nRomantic HOLIC!: Мир снов\nПотерянный рай</text:p>
          </table:table-cell>
          <table:table-cell/>
          <table:table-cell office:value-type="string" calcext:value-type="string">
            <text:p>2-10 часов</text:p>
          </table:table-cell>
          <table:table-cell office:value-type="string" calcext:value-type="string">
            <text:p>buff_studio</text:p>
          </table:table-cell>
          <table:table-cell office:value-type="string" calcext:value-type="string">
            <text:p>{'Повествование от первого лица', 'фэнтези', 'Иностранный разработчик', 'Наследие предков', 'Главный герой парень'}</text:p>
          </table:table-cell>
          <table:table-cell office:value-type="string" calcext:value-type="string">
            <text:p>horror,detective,adventure,fantasy,triller</text:p>
          </table:table-cell>
          <table:table-cell office:value-type="string" calcext:value-type="string">
            <text:p>https://play.google.com/store/apps/details?id=com.buffstudio.ancestral.legacy.free.visual.novel.adventure.story.games</text:p>
          </table:table-cell>
          <table:table-cell office:value-type="string" calcext:value-type="string">
            <text:p>4379.jpg</text:p>
          </table:table-cell>
        </table:table-row>
        <table:table-row table:style-name="ro1">
          <table:table-cell office:value-type="string" calcext:value-type="string">
            <text:p>Королева в заключении (Imprisoned Queen)</text:p>
          </table:table-cell>
          <table:table-cell office:value-type="string" calcext:value-type="string">
            <text:p>◆ Особые возможности ◆\n◇ Режим, в котором все сцены доступны для просмотра в любой момент.\n◇ Непринуждённый игровой процесс - Двигаться по сюжету можно одним кликом мыши.\n◇ Быстрая смена текста.\nЖить в послушании или умереть, сопротивляясь — на первый взгляд, выбор очевиден. Но что произойдёт, если от этого выбора зависят жизни многих людей? Какой будет судьба 5 000 повстанцев и 300 000 человек, чьи земли захватил враг?\n◆ История ◆\nБарона Карла Обианга вызывает в Кетер герцогиня Шина фон Кершль, правительница Нормандского Королевства Кетер. Кетер был захвачен и разрушен Нормандией. Барон получает задание убедить заключённую в тюрьму Королеву Кетера перейти на сторону захватчиков. Она должна привести народ Кетера к верности Королевству Нормандии.\nКарл научит королеву Кетера выживанию в условиях тюремного заключения. С помощью личного влияния на Королеву он должен исключить любые восстания против Королевства Нормандии.\n«Ваше Величество. Я — барон Карл Обианг из Нормандского Королевства. Для меня большая честь познакомиться с вами».\n«От имени лордов Кетера и герцогини Шины фон Кершль, я рад приветствовать вас. Мы сердечно приглашаем вас присоединиться к нам и править захваченными землями вместе».\n«Тогда почему бы вам не отпустить меня?\n«Ещё не время. Мы хотим, чтобы вы продемонстрировали народу Кетера свою лояльность Нормандии и научили граждан подчиняться нашему королевству, как и положено рабам».\n«Вы назвали моих людей... рабами?»\nЭти слова не понравились Шейн.\nЧто же будет с Королевой?..\n◆ Возможности игрового процесса ◆\nИгра для взрослых от первого лица. Вы увидите вселенную «Славы королевы» от лица барона Карла Обианга. Вы будете проводить время с королевой Шейн каждый день.\nВам доступны пять различных действий, включая [Поцелуи], [Массаж груди], [Половой акт], [БДСМ] и [Анальный секс].\nТакже есть 19 дополнительных команд, таких как [Принудительный французский поцелуй] [Принудительный половой акт] [Женщина сверху] [Эротические аксессуары] [Двойное проникновение] [Групповой секс] и т. д.\nПо мере развития сюжета вы сможете разблокировать дополнительные развлечения, такие [Пытка киски] [Жёсткая групповуха] [Японский бондаж] [Мастурбация].\nКроме того, для основных и второстепенных персонажей имеются особые [Хентай-события]. Игра сочетает в себе слезы и похоть вместе с эпическим сюжетом. С повышением уровня сексуальной подготовки королева Шейн поменяет мнение о своих поработителях. Вы станете свидетелем судьбы побеждённой правительницы Кетера. И вы завоюете доверие герцогини Королевства Нормандии.\n◆ Особенности игры ◆\n・ 23 основных событий, в том числе 500 различных иллюстраций.\n・ Сценарий из более 50 000 слов.\n・Тематика тюремного заключения и эротических тренировок в средневековой стилистике.</text:p>
          </table:table-cell>
          <table:table-cell/>
          <table:table-cell office:value-type="string" calcext:value-type="string">
            <text:p>Менее 2 часов</text:p>
          </table:table-cell>
          <table:table-cell office:value-type="string" calcext:value-type="string">
            <text:p>kanoe</text:p>
          </table:table-cell>
          <table:table-cell office:value-type="string" calcext:value-type="string">
            <text:p>{'средневековье', 'Повествование от первого лица', 'Королева в заключении', 'Главный герой парень', 'Иностранный разработчик'}</text:p>
          </table:table-cell>
          <table:table-cell office:value-type="string" calcext:value-type="string">
            <text:p>routine,hentai</text:p>
          </table:table-cell>
          <table:table-cell office:value-type="string" calcext:value-type="string">
            <text:p>https://mega.nz/file/qA5nxaSa#ctTYg9iev03arNXZjnScpVxMsjf2aC6l0o_J3eGpW7o</text:p>
          </table:table-cell>
          <table:table-cell office:value-type="string" calcext:value-type="string">
            <text:p>4374.jpg</text:p>
          </table:table-cell>
        </table:table-row>
        <table:table-row table:style-name="ro1">
          <table:table-cell office:value-type="string" calcext:value-type="string">
            <text:p>Ghost Delivery</text:p>
          </table:table-cell>
          <table:table-cell office:value-type="string" calcext:value-type="string">
            <text:p>Ви колись уявляли, як в один чудовий день ви прокидаєтесь і магічним чином ваше життя налагоджується? Ось і головна героїня "Примарної доставки" часто мріяла про таке. Але реальність жорстока. \n\nХоча... \n\nРеальність не лише жорстока, вона сповнена таємниць, містики та магії, сповнена темних чарів та засторог, сповнена небезпек та пригод, й особливо сповнена дружби.\n\nВсі ігри про магію дають тобі посох в руки і відправляють у магічні землі з ельфами і драконами? Ми дамо тобі телефон, одну пластину таблеток від нудоти і відправимо в альтернативний Київ, наповнений чортами і відьмами. \n\nО, ледь не забули, тобі ще й за навчання треба платити, тому магія магією, але спочатку робота. Наприклад кур'єром? Непогано для початку. А що буде далі? Вирішувати тобі.\n\n1 глава історії вже доступна для завантаження.\n\nМова: українська\n\n&lt;h3&gt;Особливості:&lt;/h3&gt;\n\n\nІсторія, де ваш вибір має значення. Рішення, які ви приймаєте, кардинально змінять вашу історію та стосунки між персонажами.&lt;/li&gt;\nКожна нечисть у грі <text:s/>має свій оригінальний дизайн та характер - тут ви не побачите типового вампіра чи перевертня. Натомість ви знайдете рожевоволосого кетбоя, козака-упира, чорта в спідниці і тд.&lt;/li&gt;\nКожен головний персонаж має десятки намальованих від руки спрайтів, які фіксують повний спектр емоцій.&lt;/li&gt;\nХороші жарти та цікаві діалоги&lt;/li&gt;\nОригінальний сетинг створений на основі альтернативного сучасного Києва, де слов'янська нечисть живе пліч-о-пліч зі звичайними людьми.&lt;/li&gt;\n\n\n&lt;h3&gt;Головні персонажі&lt;/h3&gt;\n\n&lt;strong&gt;Дана &lt;/strong&gt;(ім'я гравець може обрати сам)&lt;strong&gt; &lt;/strong&gt;- головна героїня історії, намагається заробити гроші та не вмерти.\n\n&lt;strong&gt;Ден &lt;/strong&gt;- людина, працює у кав'ярні для надприродних істот та не може виспатися.\n\n&lt;strong&gt;Ал&lt;/strong&gt; - відьмак/чарівник, який любить підпалювати речі.\n\n&lt;strong&gt;Бодя &lt;/strong&gt;- напіввідьма з гарною пам'яттю, яка не вміє стримувати агресію.\n\n&lt;strong&gt;Руся&lt;/strong&gt; - кіт-перевертень з м'якими лапками.\n\n \n\n&lt;h3&gt;Розробники:&lt;/h3&gt;\n\nНад грою працюють троє коліжанок, які хочуть створювати цікаві речі та просувати українську культуру в маси.\n\n&lt;strong&gt;Дарина&lt;/strong&gt; - авторка ідеї; гейм-дизайнерка; художниця проєкту; кодування та склейка гри.\n\n&lt;strong&gt;&lt;a href="https://www.instagram.com/danikss_s" referrerpolicy="origin" rel="nofollow noopener" target="_blank"&gt;Instagram&lt;/a&gt; &lt;a href="https://twitter.com/daniks_ss" referrerpolicy="origin" rel="nofollow noopener" target="_blank"&gt;Twitter&lt;/a&gt;&lt;/strong&gt;\n\n&lt;strong&gt;Анастасія&lt;/strong&gt; - сценаристка: прописання діалогів та буквально всього тексту; розробка квестів; <text:s/>текст для соцмереж.\n\n&lt;strong&gt;&lt;a href="https://www.instagram.com/desinggger" referrerpolicy="origin" rel="nofollow noopener" target="_blank"&gt;Instagram&lt;/a&gt; &lt;a href="https://twitter.com/stacy_bbr" referrerpolicy="origin" rel="nofollow noopener" target="_blank"&gt;Twitter&lt;/a&gt;&lt;/strong&gt;\n\n&lt;strong&gt;Уляна&lt;/strong&gt; - SMM менеджерка, тестериня гри, перечитка сценарію, мотиваторка давати по сраці художниці та сценаристці.\n\n&lt;strong&gt;&lt;a href="https://www.instagram.com/unicornnik" referrerpolicy="origin" rel="nofollow noopener" target="_blank"&gt;Instagram&lt;/a&gt; &lt;/strong&gt;\n\n \n\nБільше інформації та контенту по "Примарній доставці": &lt;a href="https://www.instagram.com/nadni.co" referrerpolicy="origin" rel="nofollow noopener" target="_blank"&gt;Instagram&lt;/a&gt;\n\nПідтримати проєкт та мати можливість раніше побачити новий матеріал, катсцени, концепти нових персонажів, комікси і тд: <text:s/>&lt;a href="https://www.patreon.com/nadni" referrerpolicy="origin" rel="nofollow noopener" target="_blank"&gt;Patreon&lt;/a&gt; (у розробці)\n\nЯкщо бажаєте кинути донат: 5375 4141 0943 1683 (моно)</text:p>
          </table:table-cell>
          <table:table-cell/>
          <table:table-cell office:value-type="string" calcext:value-type="string">
            <text:p>2-10 часов</text:p>
          </table:table-cell>
          <table:table-cell office:value-type="string" calcext:value-type="string">
            <text:p>nadni</text:p>
          </table:table-cell>
          <table:table-cell office:value-type="string" calcext:value-type="string">
            <text:p>{'Главный герой девушка', 'украинский разработчик'}</text:p>
          </table:table-cell>
          <table:table-cell office:value-type="string" calcext:value-type="string">
            <text:p>mystic,fiction,fantasy</text:p>
          </table:table-cell>
          <table:table-cell office:value-type="string" calcext:value-type="string">
            <text:p>https://nadnico.itch.io/ghost-delivery</text:p>
          </table:table-cell>
          <table:table-cell office:value-type="string" calcext:value-type="string">
            <text:p>4372.png</text:p>
          </table:table-cell>
        </table:table-row>
        <table:table-row table:style-name="ro1">
          <table:table-cell office:value-type="string" calcext:value-type="string">
            <text:p>Blooming Panic</text:p>
          </table:table-cell>
          <table:table-cell office:value-type="string" calcext:value-type="string">
            <text:p>Будни офисного планктона тяжелы и однообразны. Вы находите свою отдушину в веб-новелле в жанре фэнтези.\nА вскоре присоединяетесь к серверу фанатов этой новеллы.\nВсе участники дружелюбны и общительны, но трое проявляют к вам повышенный интерес.\n\nОсобенности игры:\n- 3 рута\n- 6 концовок\n- 4 эпилога\n- Часть игры озвучена (видеозвонки)</text:p>
          </table:table-cell>
          <table:table-cell/>
          <table:table-cell office:value-type="string" calcext:value-type="string">
            <text:p>2-10 часов</text:p>
          </table:table-cell>
          <table:table-cell office:value-type="string" calcext:value-type="string">
            <text:p>robobarbie</text:p>
          </table:table-cell>
          <table:table-cell office:value-type="string" calcext:value-type="string">
            <text:p>{'Русский'}</text:p>
          </table:table-cell>
          <table:table-cell office:value-type="string" calcext:value-type="string">
            <text:p>drama,comedy,romance,routine</text:p>
          </table:table-cell>
          <table:table-cell office:value-type="string" calcext:value-type="string">
            <text:p>https://drive.google.com/file/d/1kpUcNUpUTkiheYpqafW3UgYw1j6X5Lgv/view?usp=sharing</text:p>
          </table:table-cell>
          <table:table-cell office:value-type="string" calcext:value-type="string">
            <text:p>4369.png</text:p>
          </table:table-cell>
        </table:table-row>
        <table:table-row table:style-name="ro1">
          <table:table-cell office:value-type="string" calcext:value-type="string">
            <text:p>Реквием Темного Лорда (2022) (Requiem of the Dark Lord)</text:p>
          </table:table-cell>
          <table:table-cell office:value-type="string" calcext:value-type="string">
            <text:p>Хотели бы вы стать антагонистом?..\n\n\n\n\nКогда-нибудь завидовали тем “попаданцам” из аниме или игр, которые буквально в один миг становились сильными, уважаемыми и популярными? Главный герой нашей истории и мечтать не мог о такой судьбе.\n\nПопасть в мир своей любимой игры, которой он отдал годы своей жизни — это ли не Божье благословение? Только можно ли назвать благословением то, через что придётся пройти Рью после начала его новой жизни? Когда буквально весь мир хочет тебя сожрать и переварить, не оставив и шанса на спасение. Судьба ли это, или промыслы каких-то высших сущностей? Уже не важно, ведь этому миру суждено утонуть в крови.\n\n~Я создам новый мир без обид и запретов. ~\n~Я создам этот мир лишь для тех, кому нужен он. ~\n~Я создам новый мир, даже если придётся разрушить старый. ~\n~Мир отныне в моих руках!~\n\n\n\n\nОсобенности игры:\n-Около 6 часов прохождения.\n-Наличие QTE элементов в бою. Динамичная визуальная составляющая.\n-12 концовок, в том числе секретных, для получения которых нужно постараться.\n-Внутриигровые книги. Узнайте частички истории мира.\n-Возможность выбрать сторону конфликта и следить за развитием событий с разных точек зрения.\n\nЭто ремастер Requiem of the Dark Lord и Requiem of the Dark Lord: crybaby.\n\nНаша команда решила объединить две новеллы: Requem of the Dark Lord и Requem of the Dark Lord: crybaby, дописав и исправив множество ошибок. Что именно изменилось? Об этом и пойдёт речь.\n\nИзменения:\n- Полностью перерисованы спрайты.\n- Добавлено и изменено множество задних фонов.\n- Основательная работа с текстом. Здесь вы не увидите тех ошибок, от которых у каждого второго случался орфографический инсульт.\n- Исправлены логические ошибки. Теперь у вас не возникнет чувства: “Какого чёрта, раньше ведь говорилось совсем другое!”\n- Добавлены новые сцены. Хотели раньше побольше погулять с Марией или Рейкой? Теперь вы сможете насладиться их компанией подольше. А также множество других событий.\n- Исправлены боевые сцены. Теперь они стали более красочными и динамичными.\n- Добавлены новые концовки, в том числе: секретная хорошая концовка, а также каноничная концовка.\n\n&gt;Купить версию для android, вы так же можете на нашем boosty!&lt;\n\n\n~ ~ ~ ~ ~ ~ ~{VK}~ ~ ~ ~ ~ ~{Boosty}~ ~ ~ ~ ~ ~ ~\n\n\n~ ~ ~ ~ ~ ~ ~ ~ ~ ~{ Альтернативная ссылка на Google disk (Windows, Linux) }~ ~ ~ ~ ~ ~ ~ ~ ~</text:p>
          </table:table-cell>
          <table:table-cell/>
          <table:table-cell office:value-type="string" calcext:value-type="string">
            <text:p>2-10 часов</text:p>
          </table:table-cell>
          <table:table-cell office:value-type="string" calcext:value-type="string">
            <text:p>squid_squad</text:p>
          </table:table-cell>
          <table:table-cell office:value-type="string" calcext:value-type="string">
            <text:p>{'попаданец главный герой', 'отечественный разработчик', 'Несколько главных героев', 'эльфийка', 'Requiem', 'Dark', 'гг антагонист', 'Главный герой парень', 'the', 'жестокий мир', 'гг демон', 'dungeon master', 'of', 'Lord', 'фэнтези', 'гг злой', 'Повествование от первого лица', 'Тёмный владыка'}</text:p>
          </table:table-cell>
          <table:table-cell office:value-type="string" calcext:value-type="string">
            <text:p>drama,comedy,romance,horror,action,routine,adventure,fantasy</text:p>
          </table:table-cell>
          <table:table-cell office:value-type="string" calcext:value-type="string">
            <text:p>https://squidsquadpapi.itch.io/requiem-dark-lord</text:p>
          </table:table-cell>
          <table:table-cell office:value-type="string" calcext:value-type="string">
            <text:p>4367.gif</text:p>
          </table:table-cell>
        </table:table-row>
        <table:table-row table:style-name="ro1">
          <table:table-cell office:value-type="string" calcext:value-type="string">
            <text:p>Запикапить Стэнов: Симулятор Свиданий по Гравити Фолз (Swooning Over Stans: A Grunkle Dating Sim)</text:p>
          </table:table-cell>
          <table:table-cell office:value-type="string" calcext:value-type="string">
            <text:p>СИНОПСИС\n\nВ вашем летнем путешествии вы неожиданно делаете остановку в Гравити Фолз. Сможете ли вы завоевать сердце одного из самых завидных холостяков Хижины Чудес? Или вы уйдете ни с чем?\n\nНОВЕЛЛА СОДЕРЖИТ В СЕБЕ:\n\n*Выразительные спрайты персонажей!\n*Полностью закрашенные фоны?!\n*Несколько красивых CGI?!?!\n*Приблизительно 65000 слов нежной, нежной романтики!\n*Возможность флиртовать на ваш выбор со Стэном или Фордом, но не с обоими сразу!\n*И да, имеется возможность выбора пола.\n\n\nДИСКЛЕЙМЕР:\n\nЭто фан-проект, созданный из любви к Gravity Falls™ и его персонажам, которые принадлежат Алексу Хиршу и Disney©. Мы не претендуем на право собственности Gravity Falls™ и не получаем прибыль от этого фанатского проекта.\n\nОБЗОРЫ:\n\n«Хорошо продуманный сценарий. Сюжет в нем развивается, развивается и развивается», — Алекс Хирш, создатель Гравити Фолз, пройдя примерно одну десятую часть игры.\n«Наконец-то дядя Стэн смог завести серьезные отношения! Моя работа здесь завершена!» — Мэйбл\n«Никому не кажется это странным? И слегка омерзительным?» — Диппер\n«Итак, когда я получу свою долю? В смысле „даром“!?» — Стэн\n«Что такое симулятор свиданий?» — Форд\n\n\n\n\n\n\n\n\n\n\n\n\n\n\n\n\n\n\n\n\n\nРуты Стэна и Форда доступны в прохождении</text:p>
          </table:table-cell>
          <table:table-cell/>
          <table:table-cell office:value-type="string" calcext:value-type="string">
            <text:p>2-10 часов</text:p>
          </table:table-cell>
          <table:table-cell office:value-type="string" calcext:value-type="string">
            <text:p>sovonight</text:p>
          </table:table-cell>
          <table:table-cell office:value-type="string" calcext:value-type="string">
            <text:p>{'Русский', 'английский'}</text:p>
          </table:table-cell>
          <table:table-cell office:value-type="string" calcext:value-type="string">
            <text:p>comedy,romance,adventure,fiction</text:p>
          </table:table-cell>
          <table:table-cell office:value-type="string" calcext:value-type="string">
            <text:p>https://drive.google.com/drive/folders/1p6e0ETsi-6d0NYhY4MjRhP1ohUZrLm1z?usp=sharing</text:p>
          </table:table-cell>
          <table:table-cell office:value-type="string" calcext:value-type="string">
            <text:p>4366.png</text:p>
          </table:table-cell>
        </table:table-row>
        <table:table-row table:style-name="ro1">
          <table:table-cell office:value-type="string" calcext:value-type="string">
            <text:p>Твои усталые глаза (1 и 2 действия)</text:p>
          </table:table-cell>
          <table:table-cell office:value-type="string" calcext:value-type="string">
            <text:p>Это полностью обновленная версия 1 и 2 глав H2SB01\n\n\nЗдравствуй, дорогой зритель. Ты пришел прямиком из нулевой реальности, чтобы насладиться этой историей? Тогда присаживайся рядом со мной~\n\nГлавный герой повествования — Акиенто, он утопает в своей серой жизни в городе М. Дни его цикличны, но Акиенто все устраивает, он привык и к размеренному темпу своей жизни, и к галлюцинациям в виде черных силуэтов, и к ночным кошмарам, и к тому что Еноко, его соседка с верхнего этажа, пробирается к нему в квартиру, чтобы порисовать.\nВторая главная героиня почти что не замечает серости в этом городе. Еноко благодарна Судьбе за данный ей второй шанс. Два года назад ее дом сгорел, но она осталась жива.\nА мы лишь наблюдаем за тем, как будут уживаться главные герои, победит ли Акиенто тьму в своей голове или тьма поглотит его?\n\nДве истории, связанные в одну Судьбой.\nСгоревшие воспоминания и тени, что следят за тобой.\n\n☆Помни, цвета друг другу дают сами люди ☆\n\nЯ буду обновлять страницу проекта по мере написания глав.\n\nТак же, прошу прощения за долгий перерыв между главами. Все дело в обстоятельствах, сами знаете, что сейчас происходит.</text:p>
          </table:table-cell>
          <table:table-cell/>
          <table:table-cell office:value-type="string" calcext:value-type="string">
            <text:p>2-10 часов</text:p>
          </table:table-cell>
          <table:table-cell office:value-type="string" calcext:value-type="string">
            <text:p>0203nhrui</text:p>
          </table:table-cell>
          <table:table-cell office:value-type="string" calcext:value-type="string">
            <text:p>{'Несколько главных героев', 'спектакль', 'тени', 'h2sb project', 'Your tired eyesНаши дни', 'Твои усталые глаза', 'Повествование от первого лица', 'серость', 'Антиутопия', 'отечественный разработчик', 'H2SB01'}</text:p>
          </table:table-cell>
          <table:table-cell office:value-type="string" calcext:value-type="string">
            <text:p>drama,routine,school,fantasy</text:p>
          </table:table-cell>
          <table:table-cell office:value-type="string" calcext:value-type="string">
            <text:p>https://drive.google.com/file/d/1pGyNuLuzyL9-kREO-wNUTh7PMHHzKYaA/view?usp=sharing</text:p>
          </table:table-cell>
          <table:table-cell office:value-type="string" calcext:value-type="string">
            <text:p>4365.png</text:p>
          </table:table-cell>
        </table:table-row>
        <table:table-row table:style-name="ro1">
          <table:table-cell office:value-type="string" calcext:value-type="string">
            <text:p>Мистический форум и 7 слухов (Mysterious Forum And 7 Rumors)</text:p>
          </table:table-cell>
          <table:table-cell office:value-type="string" calcext:value-type="string">
            <text:p>В одной средней школе когда-то был газетный клуб со своим тайным форумом.\nНа форуме постились разные “слухи”, и все они, даже самые “загадочные”, в итоге становились “реальностью”…\nТак что же, чёрт возьми, за “семь таинственных историй” скрывались на этом форуме…?\n\n※Пожалуйста, учтите: в некоторых концовках присутствуют описания гротескных, кровавых и жестоких сцен.\n\nВерсия для ios (полностью на английском) https://apps.apple.com/us/app/mysterious-forum-and-7-rumors/id1435682088?mt=8\nСаундтрек на Ютубе: https://www.youtube.com/playlist?list=PLVJxgoMw_ikJC5LK-s9Vg7-8iHHz1BIdg</text:p>
          </table:table-cell>
          <table:table-cell/>
          <table:table-cell office:value-type="string" calcext:value-type="string">
            <text:p>2-10 часов</text:p>
          </table:table-cell>
          <table:table-cell office:value-type="string" calcext:value-type="string">
            <text:p>entabridge_co.</text:p>
          </table:table-cell>
          <table:table-cell office:value-type="string" calcext:value-type="string">
            <text:p>{'Русский'}</text:p>
          </table:table-cell>
          <table:table-cell office:value-type="string" calcext:value-type="string">
            <text:p>drama,comedy,horror,detective,mystic,routine,school,triller</text:p>
          </table:table-cell>
          <table:table-cell office:value-type="string" calcext:value-type="string">
            <text:p>https://drive.google.com/file/d/1D_AHvErzkgBzrqxKylMo-5EmOD30IeE8/view?usp=sharing</text:p>
          </table:table-cell>
          <table:table-cell office:value-type="string" calcext:value-type="string">
            <text:p>4363.png</text:p>
          </table:table-cell>
        </table:table-row>
        <table:table-row table:style-name="ro1">
          <table:table-cell office:value-type="string" calcext:value-type="string">
            <text:p>Допрос Лукаса (Lucas Interrogation)</text:p>
          </table:table-cell>
          <table:table-cell office:value-type="string" calcext:value-type="string">
            <text:p>Это захватывающая визуальная новелла о мире недалёкого будущего, о принятии потери любимого человека и о восстании роботов. Вам предстоит разгадать мини-головоломки и решить для себя, как поступит учёный по имени Лукас - спасёт человечество или уничтожит его.\nУправление:\nТолько левая кнопка мыши.\nЯзык по умолчанию - русский. Чтобы изменить его на английский, нажмите кнопку «ЯЗЫК» в главном меню.\nЭта игра создана для любви. Его делала команда увлечённых людей. Так что, если вам нравится «Допрос Лукаса», пожалуйста, пожертвуйте деньги нашей команде, чтобы мы могли выпустить продолжение истории Лукаса.</text:p>
          </table:table-cell>
          <table:table-cell/>
          <table:table-cell office:value-type="string" calcext:value-type="string">
            <text:p>Менее 2 часов</text:p>
          </table:table-cell>
          <table:table-cell office:value-type="string" calcext:value-type="string">
            <text:p>x3_games_(_nikolai_gostiukhin</text:p>
          </table:table-cell>
          <table:table-cell office:value-type="string" calcext:value-type="string">
            <text:p>{'Допрос Лукаса', 'научная фантастика', 'отечественный разработчик', 'Главный герой парень', 'Повествование от первого лица', 'будущее', 'Апокалиптика'}</text:p>
          </table:table-cell>
          <table:table-cell office:value-type="string" calcext:value-type="string">
            <text:p>drama,science_fiction</text:p>
          </table:table-cell>
          <table:table-cell office:value-type="string" calcext:value-type="string">
            <text:p>https://nikgost.itch.io/lucas-interrogation</text:p>
          </table:table-cell>
          <table:table-cell office:value-type="string" calcext:value-type="string">
            <text:p>4362.jpg</text:p>
          </table:table-cell>
        </table:table-row>
        <table:table-row table:style-name="ro1">
          <table:table-cell office:value-type="string" calcext:value-type="string">
            <text:p>Пресс-Конференция (Press Conference)</text:p>
          </table:table-cell>
          <table:table-cell office:value-type="string" calcext:value-type="string">
            <text:p>Соблюдайте такт, выжидайте подходящий момент, чтобы задать вопрос!\nНеобычные механики: механика тактичного вклинивания в разговор.\nУправление:\nПробел - поднять руку, чтобы задать вопрос.\nЛКМ - выбор вопроса.</text:p>
          </table:table-cell>
          <table:table-cell/>
          <table:table-cell office:value-type="string" calcext:value-type="string">
            <text:p>Менее 2 часов</text:p>
          </table:table-cell>
          <table:table-cell office:value-type="string" calcext:value-type="string">
            <text:p>antonion_games</text:p>
          </table:table-cell>
          <table:table-cell office:value-type="string" calcext:value-type="string">
            <text:p>{'Главный герой парень', 'отечественный разработчик', 'Пресс-Конференция', 'Повествование от третьего лица'}</text:p>
          </table:table-cell>
          <table:table-cell office:value-type="string" calcext:value-type="string">
            <text:p>routine</text:p>
          </table:table-cell>
          <table:table-cell office:value-type="string" calcext:value-type="string">
            <text:p>https://antonion-games.itch.io/press-conference</text:p>
          </table:table-cell>
          <table:table-cell office:value-type="string" calcext:value-type="string">
            <text:p>4361.jpg</text:p>
          </table:table-cell>
        </table:table-row>
        <table:table-row table:style-name="ro1">
          <table:table-cell office:value-type="string" calcext:value-type="string">
            <text:p>Bring Me that Shawarma</text:p>
          </table:table-cell>
          <table:table-cell office:value-type="string" calcext:value-type="string">
            <text:p>Роман − обычный курьер из не самой престижной доставки.\nВ последнее время в городе происходят странные вещи: животные стали вести себя иначе, а люди вокруг словно состоят в каком-то зловещем сговоре.\nСможет ли наш главный герой доставить шаурму и при этом остаться в живых?\n\nЖанры: Хоррор, Трэш\n\nНекоторые особенности:\n* Еще один эпизод из серии Страх и ненависть в самарской шавушной\n* Депрессивная атмосфера\n* Большое количество СВЕЖЕЙ шаурмы\n* Деда как минимум два, но внутри лишь один\n\nПредыдущий эпизод.</text:p>
          </table:table-cell>
          <table:table-cell/>
          <table:table-cell office:value-type="string" calcext:value-type="string">
            <text:p>Менее 2 часов</text:p>
          </table:table-cell>
          <table:table-cell office:value-type="string" calcext:value-type="string">
            <text:p>hatereallys_&amp;_mad_night_spirit</text:p>
          </table:table-cell>
          <table:table-cell office:value-type="string" calcext:value-type="string">
            <text:p>{'Наши дни', 'Главный герой парень', 'samara', 'трэш', 'думеры', 'соус', 'дед инсайды', 'Шаурма'}</text:p>
          </table:table-cell>
          <table:table-cell office:value-type="string" calcext:value-type="string">
            <text:p>comedy,horror</text:p>
          </table:table-cell>
          <table:table-cell office:value-type="string" calcext:value-type="string">
            <text:p>https://itch.io/jam/nanoreno-2022/rate/1466570</text:p>
          </table:table-cell>
          <table:table-cell office:value-type="string" calcext:value-type="string">
            <text:p>4359.jpg</text:p>
          </table:table-cell>
        </table:table-row>
        <table:table-row table:style-name="ro1">
          <table:table-cell office:value-type="string" calcext:value-type="string">
            <text:p>Джон Доу + (JOHN DOE +)</text:p>
          </table:table-cell>
          <table:table-cell office:value-type="string" calcext:value-type="string">
            <text:p>Небольшой ремейк ОРИГИНАЛЬНОЙ игры.\nОригинал был создан за один день в течение 7 часов как личный вызов самому себе. В широких кругах он был принят положительно, поэтому он был переделан.\n\nИ теперь в игре 7 концовок! 4 Концовки из оригинальной игры, и 3 совершенно новые с новыми изображениями в исполнении мужа разработчицы - Bileshroom!\n\nСюрреалистичная атмосферная визуальная новелла/симулятор свиданий о походе на работу и встречи с кем-то. Это короткая игра , но уже с 7 концовками!\n\nДЛЯ РАБОТЫ НА MAC.\nЗагрузите как обычно и следуйте инструкциям на этом сайте: Вот здесь\n\nИНОГДА ОКОНЧАНИЕ НЕ КОНЕЦ\n\nВышел спин-офф - HOUSE HUNTED\n\nЕсли хотите, можете скинуть пару копеек, мне будет приятно :) Карта - 4279380685441216</text:p>
          </table:table-cell>
          <table:table-cell/>
          <table:table-cell office:value-type="string" calcext:value-type="string">
            <text:p>Менее 2 часов</text:p>
          </table:table-cell>
          <table:table-cell office:value-type="string" calcext:value-type="string">
            <text:p>mortisfox</text:p>
          </table:table-cell>
          <table:table-cell office:value-type="string" calcext:value-type="string">
            <text:p>{'Русский'}</text:p>
          </table:table-cell>
          <table:table-cell office:value-type="string" calcext:value-type="string">
            <text:p>romance,horror,routine</text:p>
          </table:table-cell>
          <table:table-cell office:value-type="string" calcext:value-type="string">
            <text:p>https://drive.google.com/file/d/1ijhddOobFdjL2O-5XA0fIKXcyX9PXGDQ/view?usp=sharing</text:p>
          </table:table-cell>
          <table:table-cell office:value-type="string" calcext:value-type="string">
            <text:p>4358.png</text:p>
          </table:table-cell>
        </table:table-row>
        <table:table-row table:style-name="ro1">
          <table:table-cell office:value-type="string" calcext:value-type="string">
            <text:p>Избранные (Chosen)</text:p>
          </table:table-cell>
          <table:table-cell office:value-type="string" calcext:value-type="string">
            <text:p>[16+]\nПроект сделан специально для конкурса Зимняя Олимпиада Квестов 2022.\nСюжет истории вертится вокруг двух детей, девочки Анны и её младшего брата Алекса. Когда магическое поле в мире очередной раз начало терять силу, эти двое были избраны колдунами из «Ордена Крови», дабы помочь в спасении мира. Вот только есть одна небольшая проблемка. Дети понятия не имеют, что именно им предстоит сделать, а никто из избранных ранее так домой и не вернулся.\nСразу скажу, что в этом проекте совершенно нет геймплея. Он куда ближе к книжке, чем к игре. Однако, иногда читателю будет предоставляться выбор, результат которого способен повлиять на дальнейшую судьбу героев.[\nОсторожно: в игре есть скримеры и сцены жестокости.\n\nДостоинства/Особенности:\n1)В проекте довольно много авторской графики.\n2)В сюжете обыгрываются некоторые клеше и штампы современных фэнтези миров.\n3)Серая мораль. У истории нет чёткого злодея, есть лишь несколько персонажей со своими мотивами и идеями.\n4)В игре есть несколько отсылок, которые поймут полтора человека.\n\nБлагодарности:\nСпасибо Ивану и Даше за помощь с некоторыми артами, Чофи Свину и Randis за тест и отлов ошибок.[\nНу и естественно огромное спасибо Елизавете.\nБез неё проект бы просто не увидел бы свет.\n\nДоступно только для пользователей</text:p>
          </table:table-cell>
          <table:table-cell/>
          <table:table-cell office:value-type="string" calcext:value-type="string">
            <text:p>Менее 2 часов</text:p>
          </table:table-cell>
          <table:table-cell office:value-type="string" calcext:value-type="string">
            <text:p>sir_andriy</text:p>
          </table:table-cell>
          <table:table-cell office:value-type="string" calcext:value-type="string">
            <text:p>{'Избранные', 'Повествование от первого лица', 'Несколько главных героев', 'магия', 'отечественный разработчик', 'фэнтези'}</text:p>
          </table:table-cell>
          <table:table-cell office:value-type="string" calcext:value-type="string">
            <text:p>horror,fantasy</text:p>
          </table:table-cell>
          <table:table-cell office:value-type="string" calcext:value-type="string">
            <text:p>https://disk.yandex.ru/d/NtsWOeos_qEzRg</text:p>
          </table:table-cell>
          <table:table-cell office:value-type="string" calcext:value-type="string">
            <text:p>4356.png</text:p>
          </table:table-cell>
        </table:table-row>
        <table:table-row table:style-name="ro1">
          <table:table-cell office:value-type="string" calcext:value-type="string">
            <text:p>REFLEXIA Prototype ver.</text:p>
          </table:table-cell>
          <table:table-cell office:value-type="string" calcext:value-type="string">
            <text:p>История в "Рефлексии" начинается с пародии на свой жанр и заканчивается психологической драмой.\n\n\nГлавная героиня безвылазно сидит дома, забываясь в эроге. И её жизнь превратилась бы в смертельно скучную, не окажись она сама в новелле!\n\nКонечно, такой расклад вряд ли девушку устроит. Ведь теперь ты не только в курсе каждой её постыдной мысли, но ещё и попросишь зрелищ. Разве не за этим тебе хочется почитать эту историю?\n\nКажется, теперь ей придётся выйти хотя бы в магазин... Ведь куда она ни пойди, сюжет обязательно случится!\n\n\nОсобенности:\n- совершенно не шаблонные любовные интересы, среди которых девушки с прекрасными именами Яндере-тян и Дандере-тян;\n- более двухсот ничуть не бессмысленных выборов, с ними связанных;\n- три концовки (и никто не заставит тебя читать их все, чтоб полностью понять историю!);\n- этот список никогда не обманет твоих ожиданий;\n- ладно, это просто юри-гаремник без сюжета.\n\nТехнические особенности:\n× Визуальная новелла разрешением целых 640х480!\n× Музыка как в Yume Nikki: залипательные отрывки всего в несколько секунд!\n× Большие груди.\n\n\nВопросы и ответы:\n\nВ: Что значит "Prototype ver."?\nО: Изначально "Рефлексия" – это конкурсная новелла, победившая на Visual Noble Challenge #2. Сейчас в планах выпустить ремейк, а название дополнено, чтоб исключить будущую путаницу между версиями.\n\nВ: Когда выйдет ремейк?\nО: В III квартале 2022 года.\n\nВ: Стоит ли мне читать прототип сейчас, или дождаться полноценного релиза?\nО: Почему нет! Тем более, с ним можно управиться всего за полчаса-час максимум, и опыт в нём полученный не испортит впечатлений от ремейка. Скорее, даже наоборот: дополнит общую картину. А сколько контента появится в новой версии – скучать уж точно не придётся!\n\n\nСсылки:\n× Группа ВК: нажми сюда!\n× Сервер в Дискорде: тыкни!\n× Твиттер: @mahounovel</text:p>
          </table:table-cell>
          <table:table-cell/>
          <table:table-cell office:value-type="string" calcext:value-type="string">
            <text:p>Менее 2 часов</text:p>
          </table:table-cell>
          <table:table-cell office:value-type="string" calcext:value-type="string">
            <text:p>mahoumaiden</text:p>
          </table:table-cell>
          <table:table-cell office:value-type="string" calcext:value-type="string">
            <text:p>{'любовный треугольник', 'юри-гаремник без сюжета', 'Панцу', 'пони', 'Любовь', 'чай', 'мороженое', 'Эроге', 'Б/У', 'Ч/Б', 'отечественный разработчик'}</text:p>
          </table:table-cell>
          <table:table-cell office:value-type="string" calcext:value-type="string">
            <text:p>drama,comedy,romance,parody,ecchi,triller</text:p>
          </table:table-cell>
          <table:table-cell office:value-type="string" calcext:value-type="string">
            <text:p>https://drive.google.com/file/d/1hhyyb-ld5yFjvCT6nCC7R-jEA1IfIL5F/view?usp=sharing</text:p>
          </table:table-cell>
          <table:table-cell office:value-type="string" calcext:value-type="string">
            <text:p>4355.jpg</text:p>
          </table:table-cell>
        </table:table-row>
        <table:table-row table:style-name="ro1">
          <table:table-cell office:value-type="string" calcext:value-type="string">
            <text:p>Повесть о лунной принцессе/Тсукихиме (Tsukihime Rebuild ru "Демо")</text:p>
          </table:table-cell>
          <table:table-cell office:value-type="string" calcext:value-type="string">
            <text:p>В детстве Шики Тоно в результате несчастного случая испытал состояние близкое к смерти, но чудесным образом выжил. После этого случая он начал видеть на предметах и живых существах странные линии, более того, если по этим линиям провести острым предметом он мог без усилий разрезать что угодно. Но побочным эффектом стала хроническая анемия, и частые потери сознания. Кроме того эти линии Шики вынужден видеть постоянно. Но некогда встреченная девушка маг даёт мальчику очки, позволяющие ему жить нормальной жизнью. Отец Шики отправил его на воспитание в приемную семью. Восемь лет спустя он умирает, и Шики получает письмо с приказом возвращаться домой, в семью Тоно. Там его ждет прошлое, о котором он забыл. Вернувшись домой, парень постепенно вытягивается в новую жизнь с двумя горничными-близняшками Хисуи и Кохаку и младшей сестрой Акихой, ставшей главой семьи. В новой школе Тоно знакомится со своей сэмпай Сиель и с новыми одноклассниками. Всё идёт нормально, пока однажды по дороге в школу Шики не встречает светловолосую девушку, и его не начинает одолевать сильное желание порезать её на куски.\n\nВерсия под Nintendo Swich Спасибо ADMania за это)\n\nP.s Это оригинальная версия игры перенесенная на больее новый движок(renpy) с отредачиным переводом и с графикой из ремейка.\nСейчас доступны руты светлой стороны луны. Темную сторону добавлю когда Насу выпустить его в ремейке.\nЕсли вы найдёте баги или у вас будет идея как улучшить интерфейс или игру в принципе прошу написать об этом! Мне очень хотелось бы получить фидбек от вас.\ndiscord\n\nПатч1,0:\nИсправлена опечатка\nДобавленна кнопака для авто-чтене "q"\nДобавленны доп страницы для сохранение\nБаг с искажанеием изображение исправлен\n\nПатч1,5:\nИсправлен баг с хентай сценами\n\nПатч 2,0:\nДобавлен недостающий спрайт с Хисуии добавлен и cg с ней тоже,\nкнопки назад в галереи для версии под телефон и звуки для кнопок\n(Архив распаковывать в папку game)</text:p>
          </table:table-cell>
          <table:table-cell/>
          <table:table-cell office:value-type="string" calcext:value-type="string">
            <text:p>30-50 часов</text:p>
          </table:table-cell>
          <table:table-cell office:value-type="string" calcext:value-type="string">
            <text:p>type-moon</text:p>
          </table:table-cell>
          <table:table-cell office:value-type="string" calcext:value-type="string">
            <text:p>{'Иностранный разработчик', 'Повествование от первого лица', 'Главный герой парень', 'Tsukihime', 'демо', '2000-е', 'ШКОЛА', 'ru', 'Rebuild'}</text:p>
          </table:table-cell>
          <table:table-cell office:value-type="string" calcext:value-type="string">
            <text:p>drama,comedy,romance,horror,action,mystic,routine,school</text:p>
          </table:table-cell>
          <table:table-cell office:value-type="string" calcext:value-type="string">
            <text:p>https://drive.google.com/drive/folders/1qHJ9sr44to1XWnsynCmPde5kyUi5MrVg?usp=sharing</text:p>
          </table:table-cell>
          <table:table-cell office:value-type="string" calcext:value-type="string">
            <text:p>4338.jpg</text:p>
          </table:table-cell>
        </table:table-row>
        <table:table-row table:style-name="ro1">
          <table:table-cell office:value-type="string" calcext:value-type="string">
            <text:p>Я люблю вас, Полковник Сандерс! Очень вкусный симулятор свиданий (I Love You, Colonel Sanders! A Finger Lickin’ Good Dating Simulator)</text:p>
          </table:table-cell>
          <table:table-cell office:value-type="string" calcext:value-type="string">
            <text:p>От тех же людей, которые принесли вам ведро с курицей, появился первый в мире симулятор свиданий полковника Сандерса.\nЯ люблю вас, Полковник Сандерс! Очень вкусный симулятор свиданий следует за вами, многообещающим студентом-кулинаром, когда вы пытаетесь встречаться со своим одноклассником, полковником Сандерсом. На протяжении всего вашего путешествия, вы столкнётесь с судьбоносными решениями, которые повлияют на ваши шансы на дружбу и любовь. Но будьте осторожны! Ваш выбор имеет реальные последствия с реальными чувствами анимированных персонажей, поставленными на кону.\nЕсть ли у вас все необходимое, чтобы выжить в кулинарной школе? Выберет ли полковник Сандерс вас своим деловым партнёром? Или, может быть, даже намного больше? Узнайте об этом в самом потрясающем симуляторе знакомств, когда—либо созданном, - игре, которую на самом деле создала KFC.\nОсобенности:\n- 9 очаровательных персонажей.\n- Несколько часов прохождения.\n- Свидания с полковником Сандерсом.\n- Секретная концовка! Тсс!\n- Секретные рецепты! Двойное Тсс!\n- Кулинарные битвы.\n- Боевые сражения.\n- Получить диплом в вымышленной кулинарной школе.\n- 11 трав и специй.\n- Милая миниатюрная еда.\n- Официально создана KFC. Нет, правда.\nОчередная новелла на Unity без Android-порта; да!</text:p>
          </table:table-cell>
          <table:table-cell/>
          <table:table-cell office:value-type="string" calcext:value-type="string">
            <text:p>Менее 2 часов</text:p>
          </table:table-cell>
          <table:table-cell office:value-type="string" calcext:value-type="string">
            <text:p>psyop</text:p>
          </table:table-cell>
          <table:table-cell office:value-type="string" calcext:value-type="string">
            <text:p>{'Русский'}</text:p>
          </table:table-cell>
          <table:table-cell office:value-type="string" calcext:value-type="string">
            <text:p>comedy,romance,action,parody,school,fantasy</text:p>
          </table:table-cell>
          <table:table-cell office:value-type="string" calcext:value-type="string">
            <text:p>https://drive.google.com/file/d/1uU2sNKvA4hFeAf0GufO5Lx_PiyC-YuKY/view</text:p>
          </table:table-cell>
          <table:table-cell office:value-type="string" calcext:value-type="string">
            <text:p>4332.jpg</text:p>
          </table:table-cell>
        </table:table-row>
        <table:table-row table:style-name="ro1">
          <table:table-cell office:value-type="string" calcext:value-type="string">
            <text:p>Каждый день невероятнее, чем предыдущий (Every day is more incredible than the previous)</text:p>
          </table:table-cell>
          <table:table-cell office:value-type="string" calcext:value-type="string">
            <text:p>Разработчики описывают контент так:\nВнимание! В игре присутствуют порно сцены, где демонстрируется разнообразный секс с девушками.\nВ игре присутствуют сцены насилия (без подробного реализма). В игре имеются сцены принудительного секса, которого можно избежать, при должном прохождении игры. В игре присутствуют сцены либо намёки на злоупотребление алкоголем, а также намёки на употребление наркотических веществ (осуждаем наркотические вещества). Также вам может показаться что в игре восхваляются иного рода, религиозные, культы, течения, организации. Это не так. Все упоминания каких либо сект или распитие алкоголя имеют сатирический характер.\nПриветствую тебя, странник. Что привело тебя в нашу уютную таверну, полную озорного веселья. Присаживайся поближе к камину, пусть в одной руке ты держишь ароматное пенное пиво, дополненное до края, а в другой мнёшь пышные сиськи сочной девушки, которая бы вертела своей попкой на колене, да так, чтобы поднося пиво ко рту, оно текло по усам да в рот не попало. И везде ты слышишь увлекательные истории, одна за другой они сменяются, точно так же, как пиво в кружке освежалось и в каждом глотке, ты готов поглощать все новые и новые приключения. Так усладите же своё страстное любопытство узреть и нашу приключенческую историю, где пороки воспеваются в танце безрассудства и страсти.\nОб игре.\nДень как день, ни чем не примечательный, обычный жаркий и душный летний день. Самое то, чтобы сходить на речку, с друзьями или семьёй, приготовить шашлыки, а при распитием алкоголя пуститься в пляс под хардбасовую музыку, врубленную естественно на всю катушку, дабы ею насладилось все общество, сосредоточенное вокруг вас на озере, ведь они наверняка, по вашему мнению, такие же эстеты и ценители высокодуховных скреп и что такое озорное мероприятие не может отпугнуть их и уж тем более раздолбать нервную систему. Подобные скрепы, были везде и проявлялись они во всем, каждую минуту пребывания человека в подобной локации, они проявлялись совершенно спонтанно и неожиданно для него, постепенно расшатывая его психику. Безысходность и отчаяние становились верными спутниками и не было спасения и ни кто не протянет даже палец, от куда то сверху, в помощь вам, дабы вытащить из этой бездны вечного мрака. Так думал главный герой этого рассказа, подверженный паническим атакам, тщетно пытающийся изо дня в день выбраться из этого горестного для души состояния. Пока все же в один из таких дней, не запускает своё увлекательное приключение, когда вдруг каждый день, становится невероятнее предыдущего.\nСюжет.\nИграть вам предстоит за главного героя, по имени Сергей. Он крепкий малый, но есть одно но, он лентяй и невротик и домосед, позабывший что такое женская ласка. Засиделся и находил себе кучу болячек, занимаясь самолечением, лишь бы не выходить в свет, к людям. Да и работу он забросил давно, от чего сидит дома и пытается наскрести по сусекам из всего что могло бы принести доход в интернете, но все как вы понимаете сами, тщетно. И вот однажды он все же собрал свою волю в кулак и отправился устраиваться на работу. И тут его жизнь вновь обрела краски, позитива и приключений. Не без романса с девушками.\nОсобенности:\nРомантические приключения с тремя девушками.\nВизуальная новелла 18+.\nВ игре присутствуют сцены секса и взрослого контента.\nВозможность выбора действия и движение по другой ветки сюжета.\nСпецифический юмор.\nИгра выполнена на движке Ренпай.\n\n\n\n\nПредыдущая новеллы от данного автора:\nWitch thick tits Qliphoth\nДомик в деревне у реки - романтика</text:p>
          </table:table-cell>
          <table:table-cell/>
          <table:table-cell office:value-type="string" calcext:value-type="string">
            <text:p>Менее 2 часов</text:p>
          </table:table-cell>
          <table:table-cell office:value-type="string" calcext:value-type="string">
            <text:p>witch_thick_tits_games_(draumara)</text:p>
          </table:table-cell>
          <table:table-cell office:value-type="string" calcext:value-type="string">
            <text:p>{'Каждый день невероятнее чем предыду', 'Повествование от первого лица', 'Наши дни', 'Главный герой парень', 'отечественный разработчик'}</text:p>
          </table:table-cell>
          <table:table-cell office:value-type="string" calcext:value-type="string">
            <text:p>comedy,romance,routine,adventure,hentai</text:p>
          </table:table-cell>
          <table:table-cell office:value-type="string" calcext:value-type="string">
            <text:p>https://mega.nz/file/sZ9WDQRR#NO3pH3vHMiLOaiLmh184bVtwrCncu0Zeevmjnq6LrRg</text:p>
          </table:table-cell>
          <table:table-cell office:value-type="string" calcext:value-type="string">
            <text:p>4326.jpg</text:p>
          </table:table-cell>
        </table:table-row>
        <table:table-row table:style-name="ro1">
          <table:table-cell office:value-type="string" calcext:value-type="string">
            <text:p>Night Cascades</text:p>
          </table:table-cell>
          <table:table-cell office:value-type="string" calcext:value-type="string">
            <text:p>Коли град\nОгнём объят —\nВ том диавол виноват!\n(но это не точно)\n\n\n80-е годы, юг США — в самом разгаре бум увлечений всяким паранормальным и экстрасенсорным. К медиумам и мутновидящим обращаются не только простые люди, но даже полиция... да что там, иные финансовые и политические воротилы, и те, говорят, заходят к ним за советом!\nНо наша ГГиня Диана на паранормальщину смотрит, наморщив носик, и является дипломированной специалисткой по различным культурам, фольклору, религиям, символистике и всему подобному. И внезапно именно её привлекают в качестве эксперта для расследования серии довольно странных происшествий. Казалось бы, ничего особого, костерок да рисунки — только вот кто знает, что может случиться дальше?\nНо не одной же ей лазить по подворотням в поисках преступничков, правда? Вот и поставили ей напарника по имени Джек...\n\n\n\n\n\n\n\n\n\n\n\n\n\n\n\n\n\n\n\n\n\n\n\n\n\n\nДоступно только для пользователей</text:p>
          </table:table-cell>
          <table:table-cell/>
          <table:table-cell office:value-type="string" calcext:value-type="string">
            <text:p>2-10 часов</text:p>
          </table:table-cell>
          <table:table-cell office:value-type="string" calcext:value-type="string">
            <text:p>hanako_games</text:p>
          </table:table-cell>
          <table:table-cell office:value-type="string" calcext:value-type="string">
            <text:p>{'Русский'}</text:p>
          </table:table-cell>
          <table:table-cell office:value-type="string" calcext:value-type="string">
            <text:p>drama,romance,detective,mystic,hentai</text:p>
          </table:table-cell>
          <table:table-cell office:value-type="string" calcext:value-type="string">
            <text:p>https://mega.nz/file/OBYARToI#VG19wRExoxad4-M3C4jmXRymzHeLQww3fBL17-cVVPk</text:p>
          </table:table-cell>
          <table:table-cell office:value-type="string" calcext:value-type="string">
            <text:p>4325.jpg</text:p>
          </table:table-cell>
        </table:table-row>
        <table:table-row table:style-name="ro1">
          <table:table-cell office:value-type="string" calcext:value-type="string">
            <text:p>7 Дней до Конца с Тобой (7 Days to End with You)</text:p>
          </table:table-cell>
          <table:table-cell office:value-type="string" calcext:value-type="string">
            <text:p>Эта игра представляет собой головоломку и новую игру в совершенно новом жанре, где вам нужно угадать язык и расшифровать историю!\nЭта история - короткая история, которая длится всего 7 дней.\nИстория закончится через 7 дней.\nЭто короткая история, которую можно увидеть даже за 5 минут!\nПопробуйте расшифровать этот короткий рассказ своими руками!\nКак в головоломке, попытайтесь разгадать е по кусочку за раз.\nВы являетесь наблюдателем этой истории.\nВы наблюдаете за историей, переводя слова человека.\nВы вольны воспринимать значение слов.\nОтношения между этими двумя людьми складываются из слов, которые вы чувствуете.\nИстория этих двух людей состоит из слов, которые вы чувствуете.\nИх мир может быть короткой, обыденной историей или длинной, странной историей, в зависимости от вашего понимания.\nИли и то, и другое может существовать одновременно, неудивительно!\nИстория дополнена вашей интерпретацией.\nКаждая история, которую вы почувствуете и получите, будет правильной.\nПока вы не наблюдаете, нет ничего плохого в том, что все истории происходят одновременно.\nКак играть?\nВы можете регистрировать значения слов.\nПрикоснитесь к размещённым объектам и распознайте язык.\nВы также можете пообщаться с человеком и попытаться определить, что он или она говорит.\nВаш выбор может изменить исход истории.\nДаже если вы сначала не поймёте историю, у вас есть шанс повторять её снова и снова.\nПопытайтесь понять понемногу за раз.\nЭта игра рекомендуется для людей, которые:\nЛюбят головоломки.\nЛюбят решать головоломки.\nЛюбят точечные картинки.\nЛюбят игры побега из комнаты.\nЛюбят атмосферные игры.\nЛюбят новеллы.\nЛюбят истории.\nЛюбят думать.\nЛюбят приключенческие игры.\nЕсли у вас есть какие-либо вопросы или вы хотите сообщить об ошибке, пожалуйста, свяжитесь с нами по адресу Radacservice@gmail.com . Эта игра создана одним человеком. Поэтому для ответа может потребоваться некоторое время.</text:p>
          </table:table-cell>
          <table:table-cell/>
          <table:table-cell office:value-type="string" calcext:value-type="string">
            <text:p>Менее 2 часов</text:p>
          </table:table-cell>
          <table:table-cell office:value-type="string" calcext:value-type="string">
            <text:p>lizardry</text:p>
          </table:table-cell>
          <table:table-cell office:value-type="string" calcext:value-type="string">
            <text:p>{'Повествование от третьего лица', 'Главный герой парень', 'Иностранный разработчик', '7 Дней до Конца с Тобой'}</text:p>
          </table:table-cell>
          <table:table-cell office:value-type="string" calcext:value-type="string">
            <text:p>routine,adventure</text:p>
          </table:table-cell>
          <table:table-cell office:value-type="string" calcext:value-type="string">
            <text:p>https://mega.nz/file/FixWnACZ#mHLEUMNZ4JtP8ElVwSwuJz04c55OEYJLqkGevym0pb4</text:p>
          </table:table-cell>
          <table:table-cell office:value-type="string" calcext:value-type="string">
            <text:p>4324.jpg</text:p>
          </table:table-cell>
        </table:table-row>
        <table:table-row table:style-name="ro1">
          <table:table-cell office:value-type="string" calcext:value-type="string">
            <text:p>Паника (Panic)</text:p>
          </table:table-cell>
          <table:table-cell office:value-type="string" calcext:value-type="string">
            <text:p>"Паника" - это маленький эксперимент по переводу текстовой прозы в формат цифровой истории.\nЭтот рассказ написан одним из участников нашей команды. После того как он пережил несколько панических атак, ему захотелось художественно осмыслить свои чувства. Но образы, которые должны были ослеплять, тревожить и глушить не получалось создать одним лишь текстом. Тогда он обратился к своему другу - второму участнику нашей команды. Вместе мы попробовали представить - что если вырвиглазные, разноцветные, вычурные образы, будто из рассказов Паланика, воспринимались бы аудиторией ещё и с помощью звука, речи, текста, картинок, интерактива - того, на что способны мощности цифрового интерфейса и две пары авторских рук.\nДля полноценного опыта, наденьте наушники и включите полноэкранный режим (клавиша F11)!\nДругие новеллы данного автора:\nРазлад</text:p>
          </table:table-cell>
          <table:table-cell/>
          <table:table-cell office:value-type="string" calcext:value-type="string">
            <text:p>Менее 2 часов</text:p>
          </table:table-cell>
          <table:table-cell office:value-type="string" calcext:value-type="string">
            <text:p>team_disgrace</text:p>
          </table:table-cell>
          <table:table-cell office:value-type="string" calcext:value-type="string">
            <text:p>{'Повествование от первого лица', 'отечественный разработчик', 'Паника', 'Наши дни', 'Главный герой парень'}</text:p>
          </table:table-cell>
          <table:table-cell office:value-type="string" calcext:value-type="string">
            <text:p>routine,fantasy</text:p>
          </table:table-cell>
          <table:table-cell office:value-type="string" calcext:value-type="string">
            <text:p>https://teamdisgrace.itch.io/panic</text:p>
          </table:table-cell>
          <table:table-cell office:value-type="string" calcext:value-type="string">
            <text:p>4318.jpg</text:p>
          </table:table-cell>
        </table:table-row>
        <table:table-row table:style-name="ro1">
          <table:table-cell office:value-type="string" calcext:value-type="string">
            <text:p>Скрытая Шахта (Mine Hidden)</text:p>
          </table:table-cell>
          <table:table-cell office:value-type="string" calcext:value-type="string">
            <text:p>Иосиф спускается на лифте до точки работы, мысленно здоровается со своими коллегами и уходит на своё место, для контроля буровой установки.\nЕщё один прекрасный день в этой прекрасной шахте за жалкие гроши. Стоило лишь начать работу и пройти не больше метра, как начинается тряска и потолок обваливается. Иосиф бежит к выходу, но тот оказывается завален. Пытаясь выбежать через другие ходы, он проваливается в подземный канал, который до этого не был обнаружен.\nИгра создана для конкурса Ludum Dare 48!</text:p>
          </table:table-cell>
          <table:table-cell/>
          <table:table-cell office:value-type="string" calcext:value-type="string">
            <text:p>Менее 2 часов</text:p>
          </table:table-cell>
          <table:table-cell office:value-type="string" calcext:value-type="string">
            <text:p>machaon_maackii</text:p>
          </table:table-cell>
          <table:table-cell office:value-type="string" calcext:value-type="string">
            <text:p>{'Скрытая Шахта', 'фэнтези', 'отечественный разработчик', 'Главный герой парень', 'Повествование от первого лица'}</text:p>
          </table:table-cell>
          <table:table-cell office:value-type="string" calcext:value-type="string">
            <text:p>adventure,fantasy</text:p>
          </table:table-cell>
          <table:table-cell office:value-type="string" calcext:value-type="string">
            <text:p>https://machaon-maackii.itch.io/mine-hidden</text:p>
          </table:table-cell>
          <table:table-cell office:value-type="string" calcext:value-type="string">
            <text:p>4315.jpg</text:p>
          </table:table-cell>
        </table:table-row>
        <table:table-row table:style-name="ro1">
          <table:table-cell office:value-type="string" calcext:value-type="string">
            <text:p>МАФИЯ: Семейный Секрет (MAFIA: Family’s Secret)</text:p>
          </table:table-cell>
          <table:table-cell office:value-type="string" calcext:value-type="string">
            <text:p>Игровой процесс MAFIA: Family's Secret представляет собой смесь визуальной новеллы и шутера с видом сверху.\nДействие MAFIA: Family's Secret разворачивается в 50-х годах и представляет собой сложную сюжетную линию о мафиозной семье Гуидиче, внутренностях их бизнеса и всех секретах, которые слишком долго хранились в семье. ...следите за их историей и окунитесь в мир американской мафии.\nПеремещайтесь по карте и убивайте всех своих врагов, чтобы выполнять миссии и продвигаться по сюжету! Пусть удивительные цвета нашего визуального стиля окутают вас, пока вы безжалостно разбираетесь со всем, что стоит между вами и окончательным смыслом всего этого.\nЖестокий бой: сосредоточьтесь на своей конечной цели, даже если её трудно добиться. Разработайте свой собственный уникальный способ борьбы с бесконечными врагами в динамичных, молниеносных боях, чтобы всегда оставаться на вершине своей игры.\nНеусыпный враг: Двигайтесь осторожно, стреляйте быстро и не забывайте всегда оглядываться. Выбирайте свои боевые приёмы в соответствии с количеством врагов, для успешного завершения каждой операции.\nДинамические миссии: Более тридцати динамичных стрелковых миссий, чтобы полностью погрузить вас в мир нашей мафиозной семьи. Вы будете сражаться во всех основных локациях нашей сюжетной линии.\nПрисоединяйтесь к членам нашей семьи Гуидиче в их приключениях и будьте первыми, кто раскроет все их секреты.</text:p>
          </table:table-cell>
          <table:table-cell/>
          <table:table-cell office:value-type="string" calcext:value-type="string">
            <text:p>2-10 часов</text:p>
          </table:table-cell>
          <table:table-cell office:value-type="string" calcext:value-type="string">
            <text:p>tails_games</text:p>
          </table:table-cell>
          <table:table-cell office:value-type="string" calcext:value-type="string">
            <text:p>{'МАФИЯ: Семейный Секрет', 'Иностранный разработчик', 'Повествование от первого лица', 'Несколько главных героев', '50-е'}</text:p>
          </table:table-cell>
          <table:table-cell office:value-type="string" calcext:value-type="string">
            <text:p>action,adventure</text:p>
          </table:table-cell>
          <table:table-cell office:value-type="string" calcext:value-type="string">
            <text:p>https://mega.nz/file/FlsSBagA#oaS4A7EMWzc28E3gBSpWgJnUatfJiR5S0anSu09uvdE</text:p>
          </table:table-cell>
          <table:table-cell office:value-type="string" calcext:value-type="string">
            <text:p>4314.jpg</text:p>
          </table:table-cell>
        </table:table-row>
        <table:table-row table:style-name="ro1">
          <table:table-cell office:value-type="string" calcext:value-type="string">
            <text:p>Пыль и свет (Dust and light)</text:p>
          </table:table-cell>
          <table:table-cell office:value-type="string" calcext:value-type="string">
            <text:p>Между жизнью и перерождением есть одно место. В нём ярко, над вечной пустыней, над океаном душ, сияют двери в другие миры. А посреди стоит вечный маяк, в котором слуги госпожи Смерти берегут мироздание от холодной тьмы. Милая Пылинка расскажет историю о последнем дне смотрителя Междумирья. Но только вам решать наступит ли торжество пыли и света.\n\nДля дополнения:\nНовелла не была доделана в срок к 4-ому джему из-за некоторый подставы, поэтому решили выложить просто так :) Хотелось бы выразить огромную благодарность программисту mDoPaD (Виктори) , которая решила "спасти" нас ) Я так же благодарю всех, кто участвовал в создании игры !\nНаша новелла хороша тем, что:\n- есть анимация\n- оригинальная музыка\n- оригинальные персонажи, спрайты, фоны\n- две концовки\n\nНе забудьте взять чаек с печеньками! Приятного прохождения! ~</text:p>
          </table:table-cell>
          <table:table-cell/>
          <table:table-cell office:value-type="string" calcext:value-type="string">
            <text:p>Менее 2 часов</text:p>
          </table:table-cell>
          <table:table-cell office:value-type="string" calcext:value-type="string">
            <text:p>sencar_inc</text:p>
          </table:table-cell>
          <table:table-cell office:value-type="string" calcext:value-type="string">
            <text:p>{'Повествование от первого лица', 'Light', 'Dust', 'Наши дни', 'and', 'отечественный разработчик', 'Главный герой девушка'}</text:p>
          </table:table-cell>
          <table:table-cell office:value-type="string" calcext:value-type="string">
            <text:p>drama,romance,mystic</text:p>
          </table:table-cell>
          <table:table-cell office:value-type="string" calcext:value-type="string">
            <text:p>https://drive.google.com/file/d/15-08I7-PopeMXOLZWLqwPlY1yP7CEf3n/view?usp=sharing</text:p>
          </table:table-cell>
          <table:table-cell office:value-type="string" calcext:value-type="string">
            <text:p>4313.gif</text:p>
          </table:table-cell>
        </table:table-row>
        <table:table-row table:style-name="ro1">
          <table:table-cell office:value-type="string" calcext:value-type="string">
            <text:p>Казаки: Война с нечистью (Козаки: Війна з нечистю)</text:p>
          </table:table-cell>
          <table:table-cell office:value-type="string" calcext:value-type="string">
            <text:p>И снова с вами старые знакомые Николай и Степан.</text:p>
          </table:table-cell>
          <table:table-cell/>
          <table:table-cell office:value-type="string" calcext:value-type="string">
            <text:p>Менее 2 часов</text:p>
          </table:table-cell>
          <table:table-cell office:value-type="string" calcext:value-type="string">
            <text:p>aspote</text:p>
          </table:table-cell>
          <table:table-cell office:value-type="string" calcext:value-type="string">
            <text:p>{'Хоррор', 'Наши дни'}</text:p>
          </table:table-cell>
          <table:table-cell office:value-type="string" calcext:value-type="string">
            <text:p>horror</text:p>
          </table:table-cell>
          <table:table-cell office:value-type="string" calcext:value-type="string">
            <text:p>https://drive.google.com/file/d/16vCRSdJmxmk9dz2vE237aNIzpfOIbC1R/view?usp=sharing</text:p>
          </table:table-cell>
          <table:table-cell office:value-type="string" calcext:value-type="string">
            <text:p>4309.jpg</text:p>
          </table:table-cell>
        </table:table-row>
        <table:table-row table:style-name="ro1">
          <table:table-cell office:value-type="string" calcext:value-type="string">
            <text:p>В плену у ведьмы (The Witch's Sexual Prison / 魔女的性愛囚禁)</text:p>
          </table:table-cell>
          <table:table-cell office:value-type="string" calcext:value-type="string">
            <text:p>Вы живете с ведьмой в маленькой хижине посреди леса и ежедневно предаётесь сексуальным утехам. Но если вы ослушаетесь строгую хозяйку, последует жестокое наказание.\n─ Почему-то все вокруг казалось таким знакомым.\n◆Особые возможности◆\n◇ Режим, в котором все сцены доступны для просмотра в любой момент.\n◇ Непринуждённый игровой процесс - Двигаться по сюжету можно одним кликом мыши Быстрая смена текста.\n◆Сюжет◆\n«Развратный кобель должен быть честен со мной», ─ воскликнула хозяйка, прижав меня ногой к земле.\nОна считала, что я полон сексуального желания.\nЧтобы исправить своё извращённое поведение, мне приходилось носить клетку верности.\n«В твоём случае не поможет даже клетка... Похоже, тебя придётся усердно дрессировать».\nЯ всегда был очень возбуждённым самцом. Целыми днями я предавался похотливым мыслям, из-за чего хозяйка прозвала меня кобелём\nНо мне хотелось избавиться от постоянного влечения.\nДобьюсь ли я своей цели?\nИзнуряющие тренировки делали меня ещё более возбуждённым.\nРазве так и должно быть? Была ли эта женщина… В самом деле моей хозяйкой?\n◆Игровой процесс◆\nСуть игры заключается в жизни с прекрасной «хозяйкой». По мере развития сюжета вас ждут тренировки с применением множества BDSM-приспособлений. Решения, принятые по ходу игры, приведут к различным концовкам.\nВам предстоит пережить немало эротических событий.\nВ процессе игры вы сможете разблокировать множество поз.\nВас ждут секс-тренировки с применением колдовских зелий и волшебные превращения.\nОднако не все так просто в безмятежной, уединённой жизни в лесу.\nЕсли вы задумаетесь о побеге, вам не избежать изощрённых физических страданий.\nЧто вы предпочтёте ─ погрузиться в пучину разврата или попытаться сбежать из хижины ведьмы?\n◆Особенности игры◆\n◇16 основных сцен и более 200 иллюстраций.\n◇Объем сценария:50 000 слов.\n◇Игра для взрослых с элементами BDSM.\n◇ Пять концовок.</text:p>
          </table:table-cell>
          <table:table-cell/>
          <table:table-cell office:value-type="string" calcext:value-type="string">
            <text:p>Менее 2 часов</text:p>
          </table:table-cell>
          <table:table-cell office:value-type="string" calcext:value-type="string">
            <text:p>banana_king_&amp;_giver</text:p>
          </table:table-cell>
          <table:table-cell office:value-type="string" calcext:value-type="string">
            <text:p>{'Иностранный разработчик', 'фэнтези', 'В плену у ведьмы', 'магия', 'Повествование от первого лица', 'Главный герой парень'}</text:p>
          </table:table-cell>
          <table:table-cell office:value-type="string" calcext:value-type="string">
            <text:p>fantasy,hentai</text:p>
          </table:table-cell>
          <table:table-cell office:value-type="string" calcext:value-type="string">
            <text:p>https://mega.nz/file/NxdRzKDZ#7kaXWunMKRf1nhBLQck0U3e6lgBLUI0zvmFsIEn6cXw</text:p>
          </table:table-cell>
          <table:table-cell office:value-type="string" calcext:value-type="string">
            <text:p>4307.jpg</text:p>
          </table:table-cell>
        </table:table-row>
        <table:table-row table:style-name="ro1">
          <table:table-cell office:value-type="string" calcext:value-type="string">
            <text:p>Джон Доу (JOHN DOE)</text:p>
          </table:table-cell>
          <table:table-cell office:value-type="string" calcext:value-type="string">
            <text:p>Сюрреалистичная атмосферная визуальная новелла/симулятор свиданий о походе на работу и встречи с кем-то. Это очень короткая игра с 4 концовками, которые можно получить примерно за 15 минут. Эта игра была сделана за один день в течении 7 часов как личный вызов самому себе.\nКАК ВСЕГДА, я обычно не включаю скримеры в свои игры! В этой игре джампскейры отсутствуют, здесь основное внимание уделяется атмосфере и диалогам, а не дешёвым страшилкам! Эта игра НЕ была вдохновлена чем-то конкретным. Я не читаю крипипасту (любое сходство с «Джеффом-убийцей» — досадное совпадение), имя «Джон Доу» основано на именах-заполнителях в реальной жизни, которые используются для неизвестных людей, я не знал об игре под названием «ваш бойфренд», когда я это сделал, и мне не интересно об этом узнавать. Игра просто должна была быть глупым, манерным и целенаправленно резким симулятором свиданий для развлечения, чтобы поиграть со стереотипами симулятора свиданий / ужасов и бросить вызов самому себе, чтобы сделать игру в рекордно короткие сроки.\nДЛЯ РАБОТЫ НА MAC.\nЗагрузите как обычно и следуйте инструкциям на этом сайте: Нажми\nУ меня нет Mac, но несколько человек проверили его с другими моими играми RPGmaker, и они сказали, что это работает!\nИНОГДА ОКОНЧАНИЕ НЕ КОНЕЦ\nДвижок: RPG Maker VX Ace\nОбновлённая Версия:\nДжон Доу +</text:p>
          </table:table-cell>
          <table:table-cell/>
          <table:table-cell office:value-type="string" calcext:value-type="string">
            <text:p>Менее 2 часов</text:p>
          </table:table-cell>
          <table:table-cell office:value-type="string" calcext:value-type="string">
            <text:p>mortisfox</text:p>
          </table:table-cell>
          <table:table-cell office:value-type="string" calcext:value-type="string">
            <text:p>{'Русский'}</text:p>
          </table:table-cell>
          <table:table-cell office:value-type="string" calcext:value-type="string">
            <text:p>romance,horror,routine</text:p>
          </table:table-cell>
          <table:table-cell office:value-type="string" calcext:value-type="string">
            <text:p>https://masochistfox.itch.io/john-doe</text:p>
          </table:table-cell>
          <table:table-cell office:value-type="string" calcext:value-type="string">
            <text:p>4303.jpg</text:p>
          </table:table-cell>
        </table:table-row>
        <table:table-row table:style-name="ro1">
          <table:table-cell office:value-type="string" calcext:value-type="string">
            <text:p>Закон Мёрфи (Merphi's Law)</text:p>
          </table:table-cell>
          <table:table-cell office:value-type="string" calcext:value-type="string">
            <text:p>Наша история расскажет об одном интересном дне одного удивительного монстрика...\nИгра, разработанная для Siberian Game Jam - Ноябрь 2021 в течение трёх дней!</text:p>
          </table:table-cell>
          <table:table-cell/>
          <table:table-cell office:value-type="string" calcext:value-type="string">
            <text:p>Менее 2 часов</text:p>
          </table:table-cell>
          <table:table-cell office:value-type="string" calcext:value-type="string">
            <text:p>komanda_"a&amp;v"_-_andrey_and_viktoria</text:p>
          </table:table-cell>
          <table:table-cell office:value-type="string" calcext:value-type="string">
            <text:p>{'отечественный разработчик', 'Повествование от первого лица', 'фэнтези', 'Закон Мёрфи', 'Главный герой парень', 'не люди'}</text:p>
          </table:table-cell>
          <table:table-cell office:value-type="string" calcext:value-type="string">
            <text:p>routine,fantasy</text:p>
          </table:table-cell>
          <table:table-cell office:value-type="string" calcext:value-type="string">
            <text:p>https://theandreyyy.itch.io/merphis-law</text:p>
          </table:table-cell>
          <table:table-cell office:value-type="string" calcext:value-type="string">
            <text:p>4302.jpg</text:p>
          </table:table-cell>
        </table:table-row>
        <table:table-row table:style-name="ro1">
          <table:table-cell office:value-type="string" calcext:value-type="string">
            <text:p>Как казаки Киев любили (Як козаки Київ любили)</text:p>
          </table:table-cell>
          <table:table-cell office:value-type="string" calcext:value-type="string">
            <text:p>Продолжение приключений уже полюбившихся читателям Степана и Николая, а также их нового друга Влада.\n\nНа финальном экране новеллы нужно подождать пару секунд.</text:p>
          </table:table-cell>
          <table:table-cell/>
          <table:table-cell office:value-type="string" calcext:value-type="string">
            <text:p>Менее 2 часов</text:p>
          </table:table-cell>
          <table:table-cell office:value-type="string" calcext:value-type="string">
            <text:p>aspote</text:p>
          </table:table-cell>
          <table:table-cell office:value-type="string" calcext:value-type="string">
            <text:p>{'отечественный разработчик', 'Наши дни'}</text:p>
          </table:table-cell>
          <table:table-cell office:value-type="string" calcext:value-type="string">
            <text:p>horror</text:p>
          </table:table-cell>
          <table:table-cell office:value-type="string" calcext:value-type="string">
            <text:p>https://drive.google.com/file/d/1EyztSgDD03AIbjnn5msRQrVXQVeJ2z4t/view?usp=sharing</text:p>
          </table:table-cell>
          <table:table-cell office:value-type="string" calcext:value-type="string">
            <text:p>4301.jpg</text:p>
          </table:table-cell>
        </table:table-row>
        <table:table-row table:style-name="ro1">
          <table:table-cell office:value-type="string" calcext:value-type="string">
            <text:p>Paradise Delight 18+</text:p>
          </table:table-cell>
          <table:table-cell office:value-type="string" calcext:value-type="string">
            <text:p>Эй, обыватель! Ты знаешь что такое «Райское наслаждение»? Нет!? Тогда тебе крупно повезло! В нашем массажном салоне «Desire», ты сможешь ощутить его на себе. Наши красавицы сделают все в лучшем виде! Ведь они действительно мастера своего дела, если ты понимаешь о чем я!\n\nДоступно только для пользователей</text:p>
          </table:table-cell>
          <table:table-cell/>
          <table:table-cell office:value-type="string" calcext:value-type="string">
            <text:p>Менее 2 часов</text:p>
          </table:table-cell>
          <table:table-cell office:value-type="string" calcext:value-type="string">
            <text:p>hexxx_game_studio</text:p>
          </table:table-cell>
          <table:table-cell office:value-type="string" calcext:value-type="string">
            <text:p>{'Несколько главных героев', 'Анимационные сцены', 'анимация', 'хентай', 'Наши дни', 'Главный герой парень', 'Эроге'}</text:p>
          </table:table-cell>
          <table:table-cell office:value-type="string" calcext:value-type="string">
            <text:p>routine,ecchi,hentai</text:p>
          </table:table-cell>
          <table:table-cell office:value-type="string" calcext:value-type="string">
            <text:p>https://k2s.cc/file/5fa678d54cbe4</text:p>
          </table:table-cell>
          <table:table-cell office:value-type="string" calcext:value-type="string">
            <text:p>4298.jpg</text:p>
          </table:table-cell>
        </table:table-row>
        <table:table-row table:style-name="ro1">
          <table:table-cell office:value-type="string" calcext:value-type="string">
            <text:p>Heads Will Roll</text:p>
          </table:table-cell>
          <table:table-cell office:value-type="string" calcext:value-type="string">
            <text:p>Heads Will Roll позволяет игроку примерить роль обычного средневекового солдата, оказавшегося в эпицентре легендарной Столетней войны между королями Англии и Франции. Вы начнете свой путь рядовым пехотинцем, единственное стремление которого - просто выжить в хаосе войны. Однако, через кровь и мужество (или через хитрость и изворотливость) вы быстро сможете вскарабкаться к вершинам славы, завоевав звание одного из самых известных рыцарей своего времени.\n\nДоступно только для пользователей</text:p>
          </table:table-cell>
          <table:table-cell/>
          <table:table-cell office:value-type="string" calcext:value-type="string">
            <text:p>2-10 часов</text:p>
          </table:table-cell>
          <table:table-cell office:value-type="string" calcext:value-type="string">
            <text:p>1917_studios</text:p>
          </table:table-cell>
          <table:table-cell office:value-type="string" calcext:value-type="string">
            <text:p>{'средневековье', 'приключение', 'глубокий сюжет', 'Главный герой парень', 'Ролевая игра', 'Несколько главных героев'}</text:p>
          </table:table-cell>
          <table:table-cell office:value-type="string" calcext:value-type="string">
            <text:p>drama,romance,action,adventure,fiction,ecchi</text:p>
          </table:table-cell>
          <table:table-cell office:value-type="string" calcext:value-type="string">
            <text:p>https://www7.zippyshare.com/v/NTXnMJur/file.html</text:p>
          </table:table-cell>
          <table:table-cell office:value-type="string" calcext:value-type="string">
            <text:p>4297.png</text:p>
          </table:table-cell>
        </table:table-row>
        <table:table-row table:style-name="ro1">
          <table:table-cell office:value-type="string" calcext:value-type="string">
            <text:p>Моя мачеха Футанари 18+ (My Stepmom is a Futanari)</text:p>
          </table:table-cell>
          <table:table-cell office:value-type="string" calcext:value-type="string">
            <text:p>Наступает время каникул и вы решаете навестить своего отца-одиночку. Но вас ждет сюрприз. Во время телефонного звонка, ваш отец сообщает вам, что он встретил особенного человека и просит вашего благословения на брак.\nТак складывается, что вы остаетесь наедине с вашей будущей мачехой. Та же решает, сделать вам неожиданный подарок.\n\nВ новелле присутствует персонаж футанари. Скачивайте на свой страх и риск!\n\nАнглийская версия игры</text:p>
          </table:table-cell>
          <table:table-cell/>
          <table:table-cell office:value-type="string" calcext:value-type="string">
            <text:p>Менее 2 часов</text:p>
          </table:table-cell>
          <table:table-cell office:value-type="string" calcext:value-type="string">
            <text:p>owlyboi</text:p>
          </table:table-cell>
          <table:table-cell office:value-type="string" calcext:value-type="string">
            <text:p>{'Русский'}</text:p>
          </table:table-cell>
          <table:table-cell office:value-type="string" calcext:value-type="string">
            <text:p>routine,hentai</text:p>
          </table:table-cell>
          <table:table-cell office:value-type="string" calcext:value-type="string">
            <text:p>https://workupload.com/file/j36ZB8Y4C49</text:p>
          </table:table-cell>
          <table:table-cell office:value-type="string" calcext:value-type="string">
            <text:p>4296.png</text:p>
          </table:table-cell>
        </table:table-row>
        <table:table-row table:style-name="ro1">
          <table:table-cell office:value-type="string" calcext:value-type="string">
            <text:p>Киарис</text:p>
          </table:table-cell>
          <table:table-cell office:value-type="string" calcext:value-type="string">
            <text:p>Вы волшебница Киарис, обучающающаяся магии на острове Эльба. После встречи со своей подопечной Саброй вы уединились с книгой в парке, когда события начали приобретать необычный поворот...\n\nОсобенности :\n- Длительность 20-25 мин\n- Акварельная графика\n- 3 концовки\n\nХудожник Лена Фехнер - Twitter Patreon</text:p>
          </table:table-cell>
          <table:table-cell/>
          <table:table-cell office:value-type="string" calcext:value-type="string">
            <text:p>Менее 2 часов</text:p>
          </table:table-cell>
          <table:table-cell office:value-type="string" calcext:value-type="string">
            <text:p>viktor_polianikov</text:p>
          </table:table-cell>
          <table:table-cell office:value-type="string" calcext:value-type="string">
            <text:p>{'отечественный разработчик', 'фэнтези', 'Главный герой девушка'}</text:p>
          </table:table-cell>
          <table:table-cell office:value-type="string" calcext:value-type="string">
            <text:p>adventure,fantasy</text:p>
          </table:table-cell>
          <table:table-cell office:value-type="string" calcext:value-type="string">
            <text:p>https://play.google.com/store/apps/details?id=com.vpolianikov.VisualNovel&amp;referrer=utm_source%3Dweb</text:p>
          </table:table-cell>
          <table:table-cell office:value-type="string" calcext:value-type="string">
            <text:p>4287.png</text:p>
          </table:table-cell>
        </table:table-row>
        <table:table-row table:style-name="ro1">
          <table:table-cell office:value-type="string" calcext:value-type="string">
            <text:p>H-Isekai Loves</text:p>
          </table:table-cell>
          <table:table-cell office:value-type="string" calcext:value-type="string">
            <text:p>Что вы будете делать, когда вас случайно перенесут в другой мир? Стараться выжить и вернуться в прежний мир? Или стать главным героем этой истории? Попробуйте нашу новую игру. И, конечно же, это ваш шанс создать свой собственный гарем. Определенно!</text:p>
          </table:table-cell>
          <table:table-cell/>
          <table:table-cell office:value-type="string" calcext:value-type="string">
            <text:p>2-10 часов</text:p>
          </table:table-cell>
          <table:table-cell office:value-type="string" calcext:value-type="string">
            <text:p>g-blood</text:p>
          </table:table-cell>
          <table:table-cell office:value-type="string" calcext:value-type="string">
            <text:p>{'гарем', 'Иностранный разработчик', 'средневековье', 'Эроге', 'Главный герой парень', 'фэнтези'}</text:p>
          </table:table-cell>
          <table:table-cell office:value-type="string" calcext:value-type="string">
            <text:p>adventure,fantasy,ecchi,hentai</text:p>
          </table:table-cell>
          <table:table-cell office:value-type="string" calcext:value-type="string">
            <text:p>https://disk.yandex.ru/d/VhvH8cfapOV3kQ</text:p>
          </table:table-cell>
          <table:table-cell office:value-type="string" calcext:value-type="string">
            <text:p>4273.jpg</text:p>
          </table:table-cell>
        </table:table-row>
        <table:table-row table:style-name="ro1">
          <table:table-cell office:value-type="string" calcext:value-type="string">
            <text:p>Вечеринка Мертвецов (2021) (Corpse Party (2021))</text:p>
          </table:table-cell>
          <table:table-cell office:value-type="string" calcext:value-type="string">
            <text:p>В Corpse Party рассказывается о группе учеников академии Кисараги, которые вместе с учителем проводят "счастливый ритуал Сачико-сан" и попадают в ловушку начальной школы Тендзин. И что ещё хуже – они оказываются разделены между собой.\nВо время исследования школы они встречают на своем пути призраков людей, которые погибли здесь до их прихода. Призраки уверяют, что ещё никому не удавалось выбраться из этого страшного места.\n\nБольше контента:\nПомимо первоначальных пяти основных сюжетных глав и четырнадцати дополнительных глав, две новые дополнительные главы углубляются в отношения между фаворитами сериала Аюми и Йошики, а также знакомят с Мику Сираюме и Рёка Ивами, двумя персонажами со своими интригующими ролями, которым предстоит сыграть в ужасной легенде о школе Тендзин.\n\nCorpse Party Rebuilt - Переиздание оригинальной игры.\nCorpse Party BloodCovered - Первая часть.\nCorpse Party Blood Covered: Repeated Fear - Первая часть ремейк PSP версия.\nCorpse Party: Book of Shadows - Вторая часть PSP версия..\nCorpse Party Sweet Sachiko's Hysteric Birthday Bash - отвлетвление сюжета.\nCorpse Party Blood Drive - Третья часть.\nCorpse Party 2 Dead Patient - Последняя часть.\n\nПодробнее о порте игры:\nВ феврале 2021 года выходит обновлённый порт на гибридную консоль Nintendo Switch, и домашнюю PlayStation 4. Из новшеств добавили 16 экстра главу, которая устанавливает связь между Blood Covered и Dead Patient. Не смотря на региональное ограничение (игра вышла только на территории Японии), в игре можно было поменять язык на английский. 20 октября 2021 года игра вышла также на Xbox One и PC.\n\nВечеринка Мёртвых Вики Различные версии</text:p>
          </table:table-cell>
          <table:table-cell/>
          <table:table-cell office:value-type="string" calcext:value-type="string">
            <text:p>10-30 часов</text:p>
          </table:table-cell>
          <table:table-cell office:value-type="string" calcext:value-type="string">
            <text:p>team_grisgris</text:p>
          </table:table-cell>
          <table:table-cell office:value-type="string" calcext:value-type="string">
            <text:p>{'русский'}</text:p>
          </table:table-cell>
          <table:table-cell office:value-type="string" calcext:value-type="string">
            <text:p>drama,horror,action,detective,mystic,routine,adventure,school,fiction,triller</text:p>
          </table:table-cell>
          <table:table-cell office:value-type="string" calcext:value-type="string">
            <text:p>https://drive.google.com/file/d/1PJX1xbcI_8AowXrgXDV17q2Tzxbr75G9/view?usp=sharing</text:p>
          </table:table-cell>
          <table:table-cell office:value-type="string" calcext:value-type="string">
            <text:p>4269.jpg</text:p>
          </table:table-cell>
        </table:table-row>
        <table:table-row table:style-name="ro1">
          <table:table-cell office:value-type="string" calcext:value-type="string">
            <text:p>Во имя любви (In the name of love)</text:p>
          </table:table-cell>
          <table:table-cell office:value-type="string" calcext:value-type="string">
            <text:p>В мире, где с обычными людьми сосуществуют кровожадные чудища, чтобы уводить чужих партнеров нужно быть либо смельчаком, либо полным идиотом. Так подумала и девочка-монстр Мира, парня которой пытается охмурить популярная в школе стерва. Конечно, наша новоиспечённая яндере не позволит этому произойти. Она решает, во имя любви и своей репутации, убить одноклассницу. Однако это была бы не Мира, если бы всё не пошло по одному месту…</text:p>
          </table:table-cell>
          <table:table-cell/>
          <table:table-cell office:value-type="string" calcext:value-type="string">
            <text:p>2-10 часов</text:p>
          </table:table-cell>
          <table:table-cell office:value-type="string" calcext:value-type="string">
            <text:p>rokapoka</text:p>
          </table:table-cell>
          <table:table-cell office:value-type="string" calcext:value-type="string">
            <text:p>{'Яндере', 'ШКОЛА', 'отечественный разработчик', 'Повествование от первого лица', 'Главный герой девушка'}</text:p>
          </table:table-cell>
          <table:table-cell office:value-type="string" calcext:value-type="string">
            <text:p>comedy,romance,school,triller</text:p>
          </table:table-cell>
          <table:table-cell office:value-type="string" calcext:value-type="string">
            <text:p>https://drive.google.com/file/d/1WK4kwt9bA4hx32vbOF6mkfc22igHmtK8/view?usp=sharing</text:p>
          </table:table-cell>
          <table:table-cell office:value-type="string" calcext:value-type="string">
            <text:p>4267.png</text:p>
          </table:table-cell>
        </table:table-row>
        <table:table-row table:style-name="ro1">
          <table:table-cell office:value-type="string" calcext:value-type="string">
            <text:p>Данганронпа 2: Прощай Отчаяние PSP (Danganronpa 2: Goodbye Despair PSP)</text:p>
          </table:table-cell>
          <table:table-cell office:value-type="string" calcext:value-type="string">
            <text:p>История показана от лицаХаджимэ Хинаты, который начинает первый год обучения в Академии Пик Надежды. Когда он заходит в строение школы, его переполняет усталость, а когда он восстанавливается, то оказывается у двери. Он испытывает сильное желание открыть её, и, когда делает это, обнаруживает себя в классе с его новыми одноклассниками.\n\nУченики оказываются закрытыми в классе, и перед ними появляетсярозовая крольчиха Усами, которая называет себя их учительницей. Внезапно кабинет распадается, открывая вид на остров, похожий на рай. Усами говорит, что они в школьном путешествии и должны подружиться друг с другом, чтобы собрать фрагменты надежды и чтобы их надежды выросла.\n\nКогда они начинают привыкать к спокойной жизни на острове , появляется Монокума и захватывает остров, после чего объявляет, что ученики должны принять участие в жизни взаимных убийств, если хотят покинуть остров.</text:p>
          </table:table-cell>
          <table:table-cell/>
          <table:table-cell office:value-type="string" calcext:value-type="string">
            <text:p>30-50 часов</text:p>
          </table:table-cell>
          <table:table-cell office:value-type="string" calcext:value-type="string">
            <text:p>spike_chunsoft</text:p>
          </table:table-cell>
          <table:table-cell office:value-type="string" calcext:value-type="string">
            <text:p>{'Русский'}</text:p>
          </table:table-cell>
          <table:table-cell office:value-type="string" calcext:value-type="string">
            <text:p>detective,routine,school</text:p>
          </table:table-cell>
          <table:table-cell office:value-type="string" calcext:value-type="string">
            <text:p>https://drive.google.com/file/d/1-eGUR_7EApnPVDvTBPY6vsb3PVj704jk/view</text:p>
          </table:table-cell>
          <table:table-cell office:value-type="string" calcext:value-type="string">
            <text:p>4266.jpg</text:p>
          </table:table-cell>
        </table:table-row>
        <table:table-row table:style-name="ro1">
          <table:table-cell office:value-type="string" calcext:value-type="string">
            <text:p>Некопара - Рай Котомальчиков - (Nekopara - Catboys Paradise - / - ネコぱら- catboys paradise -)</text:p>
          </table:table-cell>
          <table:table-cell office:value-type="string" calcext:value-type="string">
            <text:p>❤Познакомьтесь с кошкомальчиками-сердцеедами в новелле «NEKOPARA - Catboys Paradise»!❤\nСюжет.\nВаш дедушка недавно скончался, и вы получили в наследство его кафе и дом. Вы намереваетесь продолжить управлять кафе за него в знак уважения к вашему дедушке, но не знаете, с чего начать. Именно тогда с вами связывается школьный совет и спрашивает, не хотите ли вы принять у себя стажёров, имеющих опыт работы в кафе. И вы принимаете их предложение без особых колебаний. Но к вашему удивлению, стажёры оказываются не четырьмя обычными людьми, а четырьмя гуманоидными котами! В наши дни гуманоидных котов-работников можно встретить практически везде, но всё же это ваш первый опыт общения с ними. Вот так и начинается ваша история, в которой вы работаете вместе с четырьмя кошкомальчиками!\nПерсонажи.\nЛорье (сэйю: Кайто Ишикава).\nПорода: Кхао-мани.\nРост: 182 см.\n«Сонный принц, который делает всё по-своему»\nЛорье, судя по всему, ленивый кошкомальчик, который дремлет при любой возможности. Однако, когда дело доходит до работы, он всегда выполняет её безупречно. Благодаря своему дружелюбию и красивой внешности он пользуется большой популярностью у клиенток. На самом деле он талантливый кошкомальчик, который может добиться всего, если приложит к этому усилия.\nФеннел (сэйю: Ватару Комада).\nПорода: Американская бурма.\nРост: 178 см.\n«Надёжный кошкомальчик, который стремится к совершенству»\nФеннел всегда стремится дать вам полезный совет ради вашего блага и блага кафе. Он трудолюбивый перфекционист, устанавливающий для себя высокие стандарты. И так как он спит меньше ради того, чтобы уделить учёбе больше времени, никто никогда не видел его спящим.\nСэйдж (сэйю: Юуичиру Умэхара).\nПорода: Бенгальский кот.\nРост: 190 см.\n«Сильный, но добросердечный старший брат»\nСэйдж — кошкомальчик, который грубо высказывается, но всегда заботится обо всех как старший брат. Он кошкомальчик с большим сердцем, которого не слишком заботят детали. И он никогда не стесняется предложить помощь, когда это возможно.\nДилл (сэйю: Джунья Эноки).\nПорода: Трёхцветный кот.\nРост: 174 см.\n«Очаровательный кошкомальчик-модник»\nДилл — идущий навстречу кошкомальчик, который может подружиться практически со всеми. Он большой поклонник моды, что объясняет факт его беспокойства из-за того, что он покупает слишком много одежды. Иногда он выбирает для вас одежду или помогает с макияжем.\n❤Особенности игры❤\n❤Визуальный роман с четырьмя развилками для каждого кошкомальчика!\n❤Японская озвучка.\n❤Японская, английская, китайская и русская локализации.\n❤Режим Галереи сценок.\nСостав команды:\nДизайн персонажей: G Yusuke.\nСценарий: Yuki Yuno.\nМузыка: POPHOLIC.\nПроизводство видеопродукции: Nirai-kanai.\nПродюсер: Sayori.</text:p>
          </table:table-cell>
          <table:table-cell/>
          <table:table-cell office:value-type="string" calcext:value-type="string">
            <text:p>2-10 часов</text:p>
          </table:table-cell>
          <table:table-cell office:value-type="string" calcext:value-type="string">
            <text:p>neko_works</text:p>
          </table:table-cell>
          <table:table-cell office:value-type="string" calcext:value-type="string">
            <text:p>{'Русский'}</text:p>
          </table:table-cell>
          <table:table-cell office:value-type="string" calcext:value-type="string">
            <text:p>romance,fantasy</text:p>
          </table:table-cell>
          <table:table-cell office:value-type="string" calcext:value-type="string">
            <text:p>https://drive.google.com/file/d/1kMy-L0WGPVoMIyvUlkhfy2aI9NslvG8i/view</text:p>
          </table:table-cell>
          <table:table-cell office:value-type="string" calcext:value-type="string">
            <text:p>4264.jpg</text:p>
          </table:table-cell>
        </table:table-row>
        <table:table-row table:style-name="ro1">
          <table:table-cell office:value-type="string" calcext:value-type="string">
            <text:p>Романы о Существах: Кокоро Коконоэ (Creature Romances: Kokonoe Kokoro / ここのえこころ)</text:p>
          </table:table-cell>
          <table:table-cell office:value-type="string" calcext:value-type="string">
            <text:p>Ичитару Ичиносе мирно лежал себе на своей кровати да сопел в две дырочки, и вдруг в окно его почивальни что-то прилетает и разбивает стекло вдребезги. Шокированный от такого положения вещей Ичитару встаёт с кровати, бежит к окну, открывает его и видит там свою подругу детства, Кокоро. Она ему говорит, мол, хватит дрыхнуть, попёрли в школу, и главный герой нехотя собирается и выходит на улицу, чтобы провести очередной обыденный день в школе...</text:p>
          </table:table-cell>
          <table:table-cell/>
          <table:table-cell office:value-type="string" calcext:value-type="string">
            <text:p>Менее 2 часов</text:p>
          </table:table-cell>
          <table:table-cell office:value-type="string" calcext:value-type="string">
            <text:p>nostalgia_&amp;_sekai_project</text:p>
          </table:table-cell>
          <table:table-cell office:value-type="string" calcext:value-type="string">
            <text:p>{'Русский'}</text:p>
          </table:table-cell>
          <table:table-cell office:value-type="string" calcext:value-type="string">
            <text:p>comedy,romance,horror,routine,parody,school,fantasy</text:p>
          </table:table-cell>
          <table:table-cell office:value-type="string" calcext:value-type="string">
            <text:p>https://drive.google.com/file/d/1eHcU8NiiKims-u2OuqYYzOlM_ePLLv2l/view</text:p>
          </table:table-cell>
          <table:table-cell office:value-type="string" calcext:value-type="string">
            <text:p>4262.jpg</text:p>
          </table:table-cell>
        </table:table-row>
        <table:table-row table:style-name="ro1">
          <table:table-cell office:value-type="string" calcext:value-type="string">
            <text:p>Кафе "ЭДДА" (EDDA Cafe)"</text:p>
          </table:table-cell>
          <table:table-cell office:value-type="string" calcext:value-type="string">
            <text:p>* Победитель в номинации "Почётные упоминания жюри" премии Asia Game Awards 2021, проводимой Gamescom Asia.\n* Номинирован в категории "Фаворит фанатов" на Чемпионат мира по разработке игр 2021 года.\n"Вы когда-нибудь слышали миф о кафе, которое поворачивают время вспять?”\nСледите за историей Мины в её борьбе за то, чтобы уйти от прошлого, которое преследует её последние два года. Она потеряла дорогого ей человека и винила в этом себя. И вот, в День Святого Валентина, она встречает Таку, официанта, который познакомил её с кафе под названием ЭДДА. Движимая своим маленьким любопытством и принуждением подруги, она узнает, что благодаря магии в том кафе ей дали второй шанс избавиться от своего прошлого.\nСпасёт ли это её сердце? Будет ли она двигаться вперёд или останется в прошлом?\n“И когда кофе начинает капать, начинается волшебство...”</text:p>
          </table:table-cell>
          <table:table-cell/>
          <table:table-cell office:value-type="string" calcext:value-type="string">
            <text:p>Менее 2 часов</text:p>
          </table:table-cell>
          <table:table-cell office:value-type="string" calcext:value-type="string">
            <text:p>mushroomallow_studio</text:p>
          </table:table-cell>
          <table:table-cell office:value-type="string" calcext:value-type="string">
            <text:p>{'Русский'}</text:p>
          </table:table-cell>
          <table:table-cell office:value-type="string" calcext:value-type="string">
            <text:p>drama,romance,fantasy</text:p>
          </table:table-cell>
          <table:table-cell office:value-type="string" calcext:value-type="string">
            <text:p>https://mushroomallow.itch.io/edda-cafe</text:p>
          </table:table-cell>
          <table:table-cell office:value-type="string" calcext:value-type="string">
            <text:p>4259.jpg</text:p>
          </table:table-cell>
        </table:table-row>
        <table:table-row table:style-name="ro1">
          <table:table-cell office:value-type="string" calcext:value-type="string">
            <text:p>Вечное Лето (End End Summer)</text:p>
          </table:table-cell>
          <table:table-cell office:value-type="string" calcext:value-type="string">
            <text:p>Летние каникулы, поездка... Но в следующее мгновение девочка приходит в себя в больнице.\nНа неё внезапно сваливается новость о том, что ее мать мертва. Но она не поверила этим словам и сбегает из больницы домой.\nНе желая принимать мир, в котором нет её мамы, девочка, обхватив колени, просто решила ждать ее возвращения домой.\nОднажды ночью она встречает незнакомого юношу.\nОн знает, что она сбежала из больницы, и запугивая её этим, идет вместе с ней домой.\n"Можешь жить дома, но я буду за тобой наблюдать."\n"Я никуда не сбегу. Ведь я навсегда хочу остаться здесь..."\nДо конца летних каникул осталось десять дней.\nТак юноша и девочка начали свою странную совместную жизнь.\n\nВ игре всего 2 концовки.\n\nПост с релизом в нашем паблике: https://vk.com/wall-80099947_8059\n\nРелиз состоялся 25/01/22\nhttps://vndb.org/p4827/rel\nмы можем и не выложить сразу большинство игр, так как все наши переводы платные, включая этот. Вы можете сами подписаться на наш паблик и при отсутствии какого-то релиза, лично оформить тему здесь и написать нам в личку, а мы сделаем пост у нас на стене.\n\nМы на Бусти: https://boosty.to/rolanders</text:p>
          </table:table-cell>
          <table:table-cell/>
          <table:table-cell office:value-type="string" calcext:value-type="string">
            <text:p>2-10 часов</text:p>
          </table:table-cell>
          <table:table-cell office:value-type="string" calcext:value-type="string">
            <text:p>melt-self</text:p>
          </table:table-cell>
          <table:table-cell office:value-type="string" calcext:value-type="string">
            <text:p>{'русский'}</text:p>
          </table:table-cell>
          <table:table-cell office:value-type="string" calcext:value-type="string">
            <text:p>drama,routine</text:p>
          </table:table-cell>
          <table:table-cell office:value-type="string" calcext:value-type="string">
            <text:p>https://mega.nz/file/c34ixRIK#pEf2070cSs3TmnetA6lW6u-O5SzMdf0KZ8kw2ndu-pI</text:p>
          </table:table-cell>
          <table:table-cell office:value-type="string" calcext:value-type="string">
            <text:p>4258.jpg</text:p>
          </table:table-cell>
        </table:table-row>
        <table:table-row table:style-name="ro1">
          <table:table-cell office:value-type="string" calcext:value-type="string">
            <text:p>Рай среди горячих песков (Nessa no Rakuen)</text:p>
          </table:table-cell>
          <table:table-cell office:value-type="string" calcext:value-type="string">
            <text:p>Уилл, работающий в фармацевтической компании, отправляется по работе в страну, находящуюся в пустыне, чтобы собрать информацию о таинственном эликсире. Однажды он встречает двух парней, Ашрафа и Хакима. На самом деле они принцы страны и владеют важной информацией об искомой вещи. Теперь Уилл будет спать с ними в надежде получить информацию... Проходят дни и у него постепенно получается узнать секрет...\n\nПрохождение лежит в архиве. Просто распакуйте и нажмите на лаунчер.\n\nБонус в виде сд-драмы: https://vk.com/wall-80099947_7710\n\nПост о релизе в нашем паблике: https://vk.com/wall-80099947_7896\n\n*Релиз состоялся 08/11/21\nhttps://vndb.org/p4827/rel\nмы можем и не выложить сразу большинство игр, так как все наши переводы платные, включая этот. Вы можете сами подписаться на наш паблик и при отсутствии какого-то релиза, лично оформить тему здесь и написать нам в личку, а мы сделаем пост у нас на стене.\n\nМы на Бусти: https://boosty.to/rolanders</text:p>
          </table:table-cell>
          <table:table-cell/>
          <table:table-cell office:value-type="string" calcext:value-type="string">
            <text:p>10-30 часов</text:p>
          </table:table-cell>
          <table:table-cell office:value-type="string" calcext:value-type="string">
            <text:p>vivid_color</text:p>
          </table:table-cell>
          <table:table-cell office:value-type="string" calcext:value-type="string">
            <text:p>{'русский'}</text:p>
          </table:table-cell>
          <table:table-cell office:value-type="string" calcext:value-type="string">
            <text:p>drama,romance,mystic,adventure,hentai</text:p>
          </table:table-cell>
          <table:table-cell office:value-type="string" calcext:value-type="string">
            <text:p>https://mega.nz/file/hqpUyJYA#toRInId-fBgnsI8XGXgQArp542_a-7JFNIVl35IVkvA</text:p>
          </table:table-cell>
          <table:table-cell office:value-type="string" calcext:value-type="string">
            <text:p>4257.jpg</text:p>
          </table:table-cell>
        </table:table-row>
        <table:table-row table:style-name="ro1">
          <table:table-cell office:value-type="string" calcext:value-type="string">
            <text:p>Взаперти 1.2 (Locked Up 1.2)</text:p>
          </table:table-cell>
          <table:table-cell office:value-type="string" calcext:value-type="string">
            <text:p>Каждой осенью Снежана отправлялась в лес по грибы. Это стало своеобразной традицией, как дань покойным бабушке и дедушке. Привитая любовь к лесным прогулкам тянет её за новой добычей. Вместе с собакой, Айдой, она едет к памятному месту. Но опоздав, решает двигаться дальше к уже неизведанной территории.\n\nОтличия от версии jam#1:\n- некоторые моменты в канве сюжета\n- изменена концовка и добавлен эпилог\n- улучшена графика, добавлены новые элементы\n- изменён интерфейс\n- добавлен английский язык\n- заменены некоторые треки\n_______\nJam-версия с AnivisualJam#1 сохранена здесь.</text:p>
          </table:table-cell>
          <table:table-cell/>
          <table:table-cell office:value-type="string" calcext:value-type="string">
            <text:p>Менее 2 часов</text:p>
          </table:table-cell>
          <table:table-cell office:value-type="string" calcext:value-type="string">
            <text:p>coyote's_corpse</text:p>
          </table:table-cell>
          <table:table-cell office:value-type="string" calcext:value-type="string">
            <text:p>{'Взаперти', 'Ужасы', 'Главный герой девушка', 'лес', '2000-е', 'отечественный разработчик', 'Черно-белое', 'Повествование от первого лица', 'Хоррор'}</text:p>
          </table:table-cell>
          <table:table-cell office:value-type="string" calcext:value-type="string">
            <text:p>horror</text:p>
          </table:table-cell>
          <table:table-cell office:value-type="string" calcext:value-type="string">
            <text:p>https://store.steampowered.com/app/1925310/Locked_Up/</text:p>
          </table:table-cell>
          <table:table-cell office:value-type="string" calcext:value-type="string">
            <text:p>4256.jpg</text:p>
          </table:table-cell>
        </table:table-row>
        <table:table-row table:style-name="ro1">
          <table:table-cell office:value-type="string" calcext:value-type="string">
            <text:p>О чём грустят подсолнухи?</text:p>
          </table:table-cell>
          <table:table-cell office:value-type="string" calcext:value-type="string">
            <text:p>Создана полностью в рамках Anivisual Jam #4\n(но не успели по срокам на 1 час)\n\nТип: кинетическая новелла\nДлительность: 1-2 часа\n\nНеравенство, недовольство и полное беззаконие. Все эти слова будто сошли со строк книги про антиутопию, но о чём же наша история? Это рассказ о чудовищном режиме, "золотом миллиарде" или, быть может, совершенно о другом? Вопреки разным убеждениям, истина не всегда "плавает" на поверхности, и наш случай не стал исключением. Это история о девушке, которая просыпается в неизвестном ей мире. Мире, где на Земле осталась лишь малая часть человечества, которая вынуждена жить в подводном городе. Мире, где всё погружается во мрак...\n\nИли не всё?</text:p>
          </table:table-cell>
          <table:table-cell/>
          <table:table-cell office:value-type="string" calcext:value-type="string">
            <text:p>Менее 2 часов</text:p>
          </table:table-cell>
          <table:table-cell office:value-type="string" calcext:value-type="string">
            <text:p>paulsams</text:p>
          </table:table-cell>
          <table:table-cell office:value-type="string" calcext:value-type="string">
            <text:p>{''}</text:p>
          </table:table-cell>
          <table:table-cell office:value-type="string" calcext:value-type="string">
            <text:p>drama,science_fiction,mystic</text:p>
          </table:table-cell>
          <table:table-cell office:value-type="string" calcext:value-type="string">
            <text:p>https://drive.google.com/file/d/1lDRD2l5rjVfvweD8H3_6R6VOlRM2bAlW/view?usp=sharing</text:p>
          </table:table-cell>
          <table:table-cell office:value-type="string" calcext:value-type="string">
            <text:p>4253.jpg</text:p>
          </table:table-cell>
        </table:table-row>
        <table:table-row table:style-name="ro1">
          <table:table-cell office:value-type="string" calcext:value-type="string">
            <text:p>Нектар</text:p>
          </table:table-cell>
          <table:table-cell office:value-type="string" calcext:value-type="string">
            <text:p>Опечаленная жизненными невзгодами Эми встречает в лесу улыбчивую и энергичную девочку-бабочку Молли, которая просит гостью провести с ней один день. Незнакомкам предстоит насладиться настоящим моментом, забыв о таком понятии, как «завтра».</text:p>
          </table:table-cell>
          <table:table-cell/>
          <table:table-cell office:value-type="string" calcext:value-type="string">
            <text:p>Менее 2 часов</text:p>
          </table:table-cell>
          <table:table-cell office:value-type="string" calcext:value-type="string">
            <text:p>tayu</text:p>
          </table:table-cell>
          <table:table-cell office:value-type="string" calcext:value-type="string">
            <text:p>{'отечественный разработчик', 'Наши дни', 'фэнтези', 'Повествование от первого лица', 'Главный герой девушка'}</text:p>
          </table:table-cell>
          <table:table-cell office:value-type="string" calcext:value-type="string">
            <text:p>drama,comedy,routine,adventure,fantasy</text:p>
          </table:table-cell>
          <table:table-cell office:value-type="string" calcext:value-type="string">
            <text:p>https://drive.google.com/file/d/1N0DaLFhV0fefPxB15nuaV3KCNTzGW-Rv/view?usp=sharing</text:p>
          </table:table-cell>
          <table:table-cell office:value-type="string" calcext:value-type="string">
            <text:p>4182.jpg</text:p>
          </table:table-cell>
        </table:table-row>
        <table:table-row table:style-name="ro1">
          <table:table-cell office:value-type="string" calcext:value-type="string">
            <text:p>Преемник</text:p>
          </table:table-cell>
          <table:table-cell office:value-type="string" calcext:value-type="string">
            <text:p>Старый дом. Ненастная февральская ночь. Умирающий старик должен выбрать, кто станет его наследником, ведь на кону не только его жизнь.\n\nКамерная кинетическая история о семейных передрягах.</text:p>
          </table:table-cell>
          <table:table-cell/>
          <table:table-cell office:value-type="string" calcext:value-type="string">
            <text:p>Менее 2 часов</text:p>
          </table:table-cell>
          <table:table-cell office:value-type="string" calcext:value-type="string">
            <text:p>pighead</text:p>
          </table:table-cell>
          <table:table-cell office:value-type="string" calcext:value-type="string">
            <text:p>{'Наши дни', 'Повествование от третьего лица', 'отечественный разработчик', 'Главный герой парень'}</text:p>
          </table:table-cell>
          <table:table-cell office:value-type="string" calcext:value-type="string">
            <text:p>drama,mystic,triller</text:p>
          </table:table-cell>
          <table:table-cell office:value-type="string" calcext:value-type="string">
            <text:p>https://olivson.itch.io/heir</text:p>
          </table:table-cell>
          <table:table-cell office:value-type="string" calcext:value-type="string">
            <text:p>4170.jpg</text:p>
          </table:table-cell>
        </table:table-row>
        <table:table-row table:style-name="ro1">
          <table:table-cell office:value-type="string" calcext:value-type="string">
            <text:p>Наследство</text:p>
          </table:table-cell>
          <table:table-cell office:value-type="string" calcext:value-type="string">
            <text:p>Студент-археолог и любитель иногда что-нибудь "копнуть" — по уши в проблемах. Его кинул покупатель, срочно нужны деньги и единственный шанс — отыскать тайничок со скифскими украшениями, запасливо припрятанный в дедовом жилище.\nУшлые родственники уже обчистили дом и продали землю под расширяющуюся неподалёку автобазу, но надежда умирает последней, а до сноса остались ещё целые сутки.\nНо так ли дом прост, как кажется на первый взгляд?\nИ что ты будешь делать, когда с тобой заговорит бытовая техника?\n\nДоступно только для пользователей</text:p>
          </table:table-cell>
          <table:table-cell/>
          <table:table-cell office:value-type="string" calcext:value-type="string">
            <text:p>Менее 2 часов</text:p>
          </table:table-cell>
          <table:table-cell office:value-type="string" calcext:value-type="string">
            <text:p>mafon_team</text:p>
          </table:table-cell>
          <table:table-cell office:value-type="string" calcext:value-type="string">
            <text:p>{'отечественный разработчик', 'Повествование от первого лица', 'экскаватор', 'Главный герой парень', 'шоколадка', 'дом', 'Кинетическая (без выборов)', 'Наши дни', 'Магнитофон'}</text:p>
          </table:table-cell>
          <table:table-cell office:value-type="string" calcext:value-type="string">
            <text:p>comedy,mystic</text:p>
          </table:table-cell>
          <table:table-cell office:value-type="string" calcext:value-type="string">
            <text:p>https://drive.google.com/u/0/uc?id=18wCZxvzH4aypIRaq6Zzug00z6bErKaZq&amp;export=download</text:p>
          </table:table-cell>
          <table:table-cell office:value-type="string" calcext:value-type="string">
            <text:p>4137.jpg</text:p>
          </table:table-cell>
        </table:table-row>
        <table:table-row table:style-name="ro1">
          <table:table-cell office:value-type="string" calcext:value-type="string">
            <text:p>Деметриос - БОЛЬШОЕ Циничное Приключение (Demetrios – The BIG Cynical Adventure)</text:p>
          </table:table-cell>
          <table:table-cell office:value-type="string" calcext:value-type="string">
            <text:p>Приключенческая визуальная новелла с головоломками и теми ещё шуточками. От 8 до 12 часов веселья!\nDemetrios - необычная приключенческая игра, от начала до конца наполненная юмором!\nБьёрн Тонен - тот ещё неряха и владелец антикварного магазина, живущий в Париже. Однажды ночью он возвращается домой пьяным и становится жертвой ограбления. Вынужденный начать собственное расследование, заручившись помощью соседки Сандры, он постепенно осознаёт, что стал участником весьма запутанной истории. Удастся ли нашим героям узнать всю правду?\n(ᵔ◡ᵔ) Продолжительное и разнообразное приключение (от 8 до 12 часов игры).\n(ᵔ◡ᵔ) Point'n'Click визуальная новелла, вместившая в себя смешение разных жанров.\n(ᵔ◡ᵔ) Более 15.000 строк диалогов.\n(ᵔ◡ᵔ) Вся игра нарисована от руки, высокое качество изображения.\n(ᵔ◡ᵔ) Высокий уровень интерактивности.\n(ᵔ◡ᵔ) Несколько интересных мини-игр, встречающихся по ходу сюжета.\n(ᵔ◡ᵔ) Внутриигровые подсказки: поиск и сбор спрятанных печенек в каждой локации!\n(ᵔ◡ᵔ) Игра поддерживает геймпад.</text:p>
          </table:table-cell>
          <table:table-cell/>
          <table:table-cell office:value-type="string" calcext:value-type="string">
            <text:p>10-30 часов</text:p>
          </table:table-cell>
          <table:table-cell office:value-type="string" calcext:value-type="string">
            <text:p>cowcat</text:p>
          </table:table-cell>
          <table:table-cell office:value-type="string" calcext:value-type="string">
            <text:p>{'Русский'}</text:p>
          </table:table-cell>
          <table:table-cell office:value-type="string" calcext:value-type="string">
            <text:p>comedy,detective,adventure</text:p>
          </table:table-cell>
          <table:table-cell office:value-type="string" calcext:value-type="string">
            <text:p>https://mega.nz/file/HAMQgADC#MZIXQfDzHCLnQdVbzdMvoq3KlHxQJDlrz9Kic27hojc</text:p>
          </table:table-cell>
          <table:table-cell office:value-type="string" calcext:value-type="string">
            <text:p>4136.jpg</text:p>
          </table:table-cell>
        </table:table-row>
        <table:table-row table:style-name="ro1">
          <table:table-cell office:value-type="string" calcext:value-type="string">
            <text:p>Возбуждённый Секай (Horny Sekai)</text:p>
          </table:table-cell>
          <table:table-cell office:value-type="string" calcext:value-type="string">
            <text:p>Horny Sekai - это визуальная новелла с рисунками в качестве игрового элемента.\nЗнакомься с разными девушками мира. Зарабатывай, спасая девочек в рисовальной игре!\nВсе девушки имеют анимации. Дари подарки, чтобы наладить отношения с каждой из них. Раскройте их секреты в Horny Sekai!\nИстория игры:\nТак получилось, что главный герой попал в исекай мир. Он решил объехать весь мир и сблизиться с девушками всех рас мира.\nОсобенности игрового процесса:\n4 Прекрасные анимированные девушки.\nИнтересная История встреч.\nМини-игра с геймплеем из рисунков для победы монстров ради спасения девушек.\nГалерея открытых изображений.</text:p>
          </table:table-cell>
          <table:table-cell/>
          <table:table-cell office:value-type="string" calcext:value-type="string">
            <text:p>2-10 часов</text:p>
          </table:table-cell>
          <table:table-cell office:value-type="string" calcext:value-type="string">
            <text:p>illuminati_games</text:p>
          </table:table-cell>
          <table:table-cell office:value-type="string" calcext:value-type="string">
            <text:p>{'Иностранный разработчик', 'фэнтези', 'Повествование от первого лица', 'дэйт-сим', 'Возбуждённый Секай', 'Главный герой парень'}</text:p>
          </table:table-cell>
          <table:table-cell office:value-type="string" calcext:value-type="string">
            <text:p>comedy,romance,fantasy,hentai</text:p>
          </table:table-cell>
          <table:table-cell office:value-type="string" calcext:value-type="string">
            <text:p>https://mega.nz/file/PIozwYDB#4atIrhfUPomNxJMn2o7rK5oQjANNSw4Avj6RN6mMmsM</text:p>
          </table:table-cell>
          <table:table-cell office:value-type="string" calcext:value-type="string">
            <text:p>4133.jpg</text:p>
          </table:table-cell>
        </table:table-row>
        <table:table-row table:style-name="ro1">
          <table:table-cell office:value-type="string" calcext:value-type="string">
            <text:p>Сакура Геймер (Sakura Gamer)</text:p>
          </table:table-cell>
          <table:table-cell office:value-type="string" calcext:value-type="string">
            <text:p>Замкнутую в себе Некохиме втягивают в мир разработки видеоигр лучшая подруга детства и заклятый враг, Кловер и Юки. Удастся ли ей сотворить успешную игру… или, может, даже влюбиться?\n\nОБ ЭТОЙ ИГРЕ\n\nИстория\n\nВ юности Некохиме мечтала стать разработчиком игр. Сейчас, когда ей немного за двадцать, от мечты пришлось отказаться, чтобы сосредоточиться на не особо вдохновляющей работе техника по ремонту компьютеров. Нет в сутках стольких часов, чтобы игры разрабатывать – да и не слишком ли уже стара, чтобы лелеять столь малореальное мечтанье?\n\nА было так, пока подруга детства Кловер не представляет ей соблазнительницу Юки.\n\nЮки полна решимости воплотить мечту Некохиме в реальность и наконец разработать игру – не позволяет неуверенности Некохиме в себе одержать верх. Хочет Некохиме того или нет, её затягивает в совершенно новый мир вместе с двумя яркими оптимистичными девушками.\n\nБудет ли сотворён хит, будет ли всё впустую? Будет ли Некохиме обретена истинная любовь?\n\n\nНекохиме\n\nНевольная героиня истории. Настоящее имя – Сайо, однако подруги называют интернет-прозвищем – к большому её смущению.\n\nХотя не любит обращения по глупому никнейму, который взяла в детстве с потолка, проявляет множество кошачьих повадок. Всегда ходит в курточке с кошачьими ушками, не прочь вздремнуть, может быть довольно “кусачей”.\n\nЛишена цели в жизни, утомлена нудной и неблагодарной работой. Может, создание видеоигры – именно то, что ей необходимо.\n\n\nКловер\n\nОдна из ближайших друзей Некохиме. Чикой звать.\n\nОбожая откровенный косплей и облегающий спандекс, на самом деле является учителем начальных классов. Дружелюбная, бодрая, игривая, обожает мазюкать красками, отчего на удивление хорошо справляется с работой (нет, не потому что одевается там в диковинку).\n\nБудучи креативной, наслаждается экспериментированиями как на кухне, так и при сочинении музыки. Выдвигает себя на роль композитора в этой видеоигровой авантюре.\n\n\nЮки\n\nОзорная лисичка из прошлого Некохиме, прославившаяся тем, что надоумила свою пожилую старушку забить жёсткий диск ноутбука рисом во имя церемонии синтоистского очищения.\n\nФлиртует Юки с до такой степени всеми, что сказать сложно, подразумевается ли флирт.\nЕщё поддразнивать любит – особенно всяких чопорных Некохим, которые легко смущаются.\nВыросла в храме, но до образа традиционной японской красавицы ей как до луны.\nМожет быть громкой, несносной и невероятно напористой, но, если зайдёт слишком далеко, извинится.\nТакже грамотная цифровая художница, проведшая большую часть жизни рисуя и выкладывая изображения в интернет. В конце концов, не так уж и много есть чем заняться в храме.\n\nСакура Геймер 2</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routine,ecchi,hentai</text:p>
          </table:table-cell>
          <table:table-cell office:value-type="string" calcext:value-type="string">
            <text:p>https://drive.google.com/file/d/1YYyT7PKZ1tu18LWEmCwrfojORDB4mtY-/view?usp=sharing</text:p>
          </table:table-cell>
          <table:table-cell office:value-type="string" calcext:value-type="string">
            <text:p>4129.jpg</text:p>
          </table:table-cell>
        </table:table-row>
        <table:table-row table:style-name="ro1">
          <table:table-cell office:value-type="string" calcext:value-type="string">
            <text:p>Как обмануть короля-лжеца (嘘つきな王様の騙し方 / How to Fool a Liar King)</text:p>
          </table:table-cell>
          <table:table-cell office:value-type="string" calcext:value-type="string">
            <text:p>«Как обмануть короля-лжеца» — полностью озвученный, милый и романтичный визуальный роман в жанре отомэ.\nДействие игры начинается по окончании How to Take Off Your Mask.\nДля понимания сюжета не требуется играть в предыдущую игру.\nОднако если вы в неё играли, вы можете получить больше удовольствия от этой истории.\nНовая героиня игры — новый персонаж Регина.\nСЮЖЕТ.\nНаша героиня Регина волшебным образом оказывается в Эрулии.\nОна не представляет, как там оказалась, встречает Юлия и его товарищей, и присоединяется к ним в путешествии в Лаарз — страну людей-кошек.\nСможет ли она вернуться домой?\nСлучайно ли Регина попала в Эрулию, или с какой-то целью?\nМожет ли она доверять Юлию — ведь у него, похоже, полно секретов?\nМИР ИГРЫ.\nЭрулия и Лаарз — две страны на острове Эрулия, который известен всему остальному миру как закрытый проклятый остров.\nУ стран ужасные отношения: Эрулия, по большей части населённая людьми, не ладит с Лаарзом — страной лукреций, людей-кошек.\nОззва — родина Регины — находится за пределами острова Эрулия и знаменита своими боевыми искусствами.\nРОЛИ ОЗВУЧИВАЛИ.\nРегина — Megurika Kawanishi.\nЮлий — Kon.\nМьяна — Yuriko Yano.\nМарс/Старик/Отец Регины — Taichi Tanukida.\nРонан — Mato Sarashina.\nГао/Брат Регины — Naoto Takeda.\nЛио/Лилия — Eruru Takeda.\nСаймон — Zex Flaga.\nЛеона — Ryo Yuasa.\nЧёрная кошка — Zakuroishi.\nЗАГЛАВНАЯ ПЕСНЯ.\n"Usotsuki na Ousama"\nВокал: inatsuri.\nСлова / музыка: no.real.\nВСТАВНАЯ ПЕСНЯ.\n"Issho ni"\nВокал: Мьяна (Yuriko Yano).\nСлова / музыка: no.real.</text:p>
          </table:table-cell>
          <table:table-cell/>
          <table:table-cell office:value-type="string" calcext:value-type="string">
            <text:p>2-10 часов</text:p>
          </table:table-cell>
          <table:table-cell office:value-type="string" calcext:value-type="string">
            <text:p>roseverte</text:p>
          </table:table-cell>
          <table:table-cell office:value-type="string" calcext:value-type="string">
            <text:p>{'Повествование от первого лица', 'фэнтези', 'неко', 'Главный герой девушка', 'Иностранный разработчик', 'отомэ', 'Как обмануть короля-лжеца', 'котики'}</text:p>
          </table:table-cell>
          <table:table-cell office:value-type="string" calcext:value-type="string">
            <text:p>drama,comedy,romance,adventure,fantasy</text:p>
          </table:table-cell>
          <table:table-cell office:value-type="string" calcext:value-type="string">
            <text:p>https://play.google.com/store/apps/details?id=air.net.roseverte.htfalk.en</text:p>
          </table:table-cell>
          <table:table-cell office:value-type="string" calcext:value-type="string">
            <text:p>4127.jpg</text:p>
          </table:table-cell>
        </table:table-row>
        <table:table-row table:style-name="ro1">
          <table:table-cell office:value-type="string" calcext:value-type="string">
            <text:p>Полина против сталкера</text:p>
          </table:table-cell>
          <table:table-cell office:value-type="string" calcext:value-type="string">
            <text:p>Источник: Гугл Плей\n\nНезримый враг преследует твою подругу. Только в твоих силах ее спасти. Сыграй в “Полину против сталкера” и узнай, как.\n\nПолина и Настя строили планы на спокойные каникулы, но в один момент все рухнуло. Незнакомый молодой человек устроил настоящую слежку за Настей, за пару дней ее жизнь превратилась в кошмар наяву. Спасение Насти – в руках Полины. А точнее – в твоих руках.\n\n* Погрузись в увлекательный сюжет, концовка которого неочевидна: противник не остановится ни перед чем, чтобы достичь своей цели.\n\n* Узнай, что такое сталкинг и как с ним бороться: что делать героиням, зависит от твоего решения.\n\n* Сыграй в увлекательные мини-игры, каждая из них связана с сюжетом игры: перемещайся по городу, соблюдая ПДД, выходишь из дома ночью – правильно собери сумку, пишешь заявление в полицию – не ошибись.\n\nТвое спокойствие и твои успехи — в твоих руках. Нужно только немного научиться.\n\n***\n\n“Полина против сталкера” – текстовый квест с головоломками. Он бесплатный. Ну, почти! В игру встроены платежи (но они необязательны, с ними прохождение станет чуть быстрее). Часть их идет на поддержку проекта, остальные средства будут перечислены организациям, которые помогают тем, кто столкнулся со сталкингом и насилием в принципе.\n\n***\n\nРасскажи свою историю\n\nЕсли хочешь поделиться своей историей про сталкинг, напиши в наш паблик. https://vk.com/polinavsstalker\n\n***\n\nПоделитесь своими идеями\n\nХочешь улучшить игру? Есть идеи для продолжения? Расскажи о них прямо тут или напиши нам на почту dev@noesis.games\n\n***\n\nО разработчиках\n\nNoesis — игровая студия, создающая просоциальные игры для некоммерческого сектора и медиа. Мы разработали игру «Гэбня» об общении с полицией для Команды 29, браузерные игры «2024» об этике технологий для Европейского Университета и «Теплицы Социальных Технологий» и выпустили игру «Куда идут отношения» о проблеме домашнего насилия.\n\nМы делаем игры, которые не просто развлекают, но обучают и помогают. Обучают — вас. Помогают — некоммерческому сектору и медиа.</text:p>
          </table:table-cell>
          <table:table-cell/>
          <table:table-cell office:value-type="string" calcext:value-type="string">
            <text:p>Менее 2 часов</text:p>
          </table:table-cell>
          <table:table-cell office:value-type="string" calcext:value-type="string">
            <text:p>noesis_games</text:p>
          </table:table-cell>
          <table:table-cell office:value-type="string" calcext:value-type="string">
            <text:p>{'Повествование от третьего лица', 'отечественный разработчик', 'Главный герой девушка', 'Наши дни'}</text:p>
          </table:table-cell>
          <table:table-cell office:value-type="string" calcext:value-type="string">
            <text:p>drama,detective,routine</text:p>
          </table:table-cell>
          <table:table-cell office:value-type="string" calcext:value-type="string">
            <text:p>https://play.google.com/store/apps/details?id=games.noesis.polina</text:p>
          </table:table-cell>
          <table:table-cell office:value-type="string" calcext:value-type="string">
            <text:p>4122.jpg</text:p>
          </table:table-cell>
        </table:table-row>
        <table:table-row table:style-name="ro1">
          <table:table-cell office:value-type="string" calcext:value-type="string">
            <text:p>Просто влюбленность (Just a Crush)</text:p>
          </table:table-cell>
          <table:table-cell office:value-type="string" calcext:value-type="string">
            <text:p>Райан приглашает своего лучшего друга Элайджу потусоваться. У него есть что-то важное, что он хочет ему сказать. Хватит ли у него смелости сделать это?\n\nДоступно только для пользователей</text:p>
          </table:table-cell>
          <table:table-cell/>
          <table:table-cell office:value-type="string" calcext:value-type="string">
            <text:p>Менее 2 часов</text:p>
          </table:table-cell>
          <table:table-cell office:value-type="string" calcext:value-type="string">
            <text:p>foxpancakes</text:p>
          </table:table-cell>
          <table:table-cell office:value-type="string" calcext:value-type="string">
            <text:p>{'Русский'}</text:p>
          </table:table-cell>
          <table:table-cell office:value-type="string" calcext:value-type="string">
            <text:p>drama,romance,routine</text:p>
          </table:table-cell>
          <table:table-cell office:value-type="string" calcext:value-type="string">
            <text:p>https://disk.yandex.ru/d/imyGSRDX_zyWzA</text:p>
          </table:table-cell>
          <table:table-cell office:value-type="string" calcext:value-type="string">
            <text:p>4097.png</text:p>
          </table:table-cell>
        </table:table-row>
        <table:table-row table:style-name="ro1">
          <table:table-cell office:value-type="string" calcext:value-type="string">
            <text:p>Фанаты Харуко (ハルコマニアックス)</text:p>
          </table:table-cell>
          <table:table-cell office:value-type="string" calcext:value-type="string">
            <text:p>Основная история повествует о брате Харуко, Таити, который замечает подозрительную девушку, преследующую его старшую сестру. Он узнает от неё, что Харуко, возможно, встречается с её братом. Таити, будучи влюблённым в свою сестру, и Саки, будучи влюблённой в своего брата, объединяют усилия, чтобы выяснить, действительно ли их старшие братья и сестры встречаются или нет.\nВнутри вы также найдёте три мини истории из Muv-Luv Alternative и довольно-таки хардкорную пошаговую гексагональную стратежку по вашей любимой вселенной.\nУстановка:\nСкачать архив и распаковать в любом удобном месте. Далее запускаем "setup.exe", нажимаем "Установить" и следуем указаниям установщика. Убираем галочку "Создать ярлык на рабочем столе", ибо ярлык с рабочего стола, созданный установщиком, работать не будет. (если хотите ярлык на рабочем столе, то после установки, отправляем на рабочий стол ярлык "harumaniax_ru.exe", и тогда всё будет работать).\nПосле окна "Установка завершена.", игра должна сама запустится. Теперь можно читать новеллу. Запускать игру нужно через файл "harumaniax_ru.exe" в папке, где вы установили игру. (ИМЕННО через "harumaniax_ru.exe" а не "harumaniax.exe")\nЕсли в игре шрифт некорректный, (символы с пробелами, или неудобный) то его можно поменять в "Настройки &gt; Изменить шрифт". Рекомендую ставить Microsoft YaHei.</text:p>
          </table:table-cell>
          <table:table-cell/>
          <table:table-cell office:value-type="string" calcext:value-type="string">
            <text:p>2-10 часов</text:p>
          </table:table-cell>
          <table:table-cell office:value-type="string" calcext:value-type="string">
            <text:p>age</text:p>
          </table:table-cell>
          <table:table-cell office:value-type="string" calcext:value-type="string">
            <text:p>{'Японский', 'английский', 'русский'}</text:p>
          </table:table-cell>
          <table:table-cell office:value-type="string" calcext:value-type="string">
            <text:p>comedy,science_fiction,romance,routine,parody,school,ecchi,hentai</text:p>
          </table:table-cell>
          <table:table-cell office:value-type="string" calcext:value-type="string">
            <text:p>https://drive.google.com/file/d/12Vd0XcZTwuOWLBhRpey_9dLCg7R38OqE/view?usp=sharing</text:p>
          </table:table-cell>
          <table:table-cell office:value-type="string" calcext:value-type="string">
            <text:p>4096.jpg</text:p>
          </table:table-cell>
        </table:table-row>
        <table:table-row table:style-name="ro1">
          <table:table-cell office:value-type="string" calcext:value-type="string">
            <text:p>Вамплиар (Vampliar)</text:p>
          </table:table-cell>
          <table:table-cell office:value-type="string" calcext:value-type="string">
            <text:p>Тристен живёт скучной обычной жизнью...все меняется в одну ночь на Хэллоуин, когда он отправляется в заброшенный особняк. Там он встречает странного молодого человека по имени Лори, который утверждает, что он вампир.\n\nОн действительно вампир? Тристен чертовски уверен, что так не думает…\n\nДоступно только для пользователей</text:p>
          </table:table-cell>
          <table:table-cell/>
          <table:table-cell office:value-type="string" calcext:value-type="string">
            <text:p>Менее 2 часов</text:p>
          </table:table-cell>
          <table:table-cell office:value-type="string" calcext:value-type="string">
            <text:p>foxpancakes</text:p>
          </table:table-cell>
          <table:table-cell office:value-type="string" calcext:value-type="string">
            <text:p>{'Русский'}</text:p>
          </table:table-cell>
          <table:table-cell office:value-type="string" calcext:value-type="string">
            <text:p>romance,routine,fiction</text:p>
          </table:table-cell>
          <table:table-cell office:value-type="string" calcext:value-type="string">
            <text:p>https://disk.yandex.ru/d/mJHRHlyDNJabLQ</text:p>
          </table:table-cell>
          <table:table-cell office:value-type="string" calcext:value-type="string">
            <text:p>4090.png</text:p>
          </table:table-cell>
        </table:table-row>
        <table:table-row table:style-name="ro1">
          <table:table-cell office:value-type="string" calcext:value-type="string">
            <text:p>Дело о Сериализованном Убийце (The Case of the Serialized Killer)</text:p>
          </table:table-cell>
          <table:table-cell office:value-type="string" calcext:value-type="string">
            <text:p>Когда популярную иллюстраторшу находят мёртвой, опозоренного демонолога Гарольда Лудикаила нанимают, чтобы призвать её дух. Но он скрывает тайну:\nПризраки такие же фальшивые, как и вся прочая ложь, исходящая из уст Лудикаила.\nМы надеемся, что вам понравится наша визуальная новелла, вдохновлённая Эдвардианской эпохой, с ползучими монстрами, магией призыва и составом действующих лиц с главными героями-квирами.\nОна имеет:\n- 20 000 слов/около 3 часов игрового времени.\n- Расследование в стиле Point and Click.\n- Традиционно нарисованные акварелью персонажи и локации.\n- Журнал, в котором хранится красочный список подозреваемых и знаний.\n- Документ с предупреждением о содержании.\n- Переменный набор плохих концовок и одна настоящая концовка, в зависимости от того, какого подозреваемого вы выберете!</text:p>
          </table:table-cell>
          <table:table-cell/>
          <table:table-cell office:value-type="string" calcext:value-type="string">
            <text:p>2-10 часов</text:p>
          </table:table-cell>
          <table:table-cell office:value-type="string" calcext:value-type="string">
            <text:p>alexis_royce</text:p>
          </table:table-cell>
          <table:table-cell office:value-type="string" calcext:value-type="string">
            <text:p>{'Русский'}</text:p>
          </table:table-cell>
          <table:table-cell office:value-type="string" calcext:value-type="string">
            <text:p>drama,comedy,romance,horror,detective,mystic,fantasy</text:p>
          </table:table-cell>
          <table:table-cell office:value-type="string" calcext:value-type="string">
            <text:p>https://alexisroyce.itch.io/murder-mystery</text:p>
          </table:table-cell>
          <table:table-cell office:value-type="string" calcext:value-type="string">
            <text:p>4087.jpg</text:p>
          </table:table-cell>
        </table:table-row>
        <table:table-row table:style-name="ro1">
          <table:table-cell office:value-type="string" calcext:value-type="string">
            <text:p>План Судьбы (Destiny’s Plan)</text:p>
          </table:table-cell>
          <table:table-cell office:value-type="string" calcext:value-type="string">
            <text:p>Финн - главный герой этой истории, по нелепому стечению обстоятельств попадает в больницу, но назло судьбе, радуясь этому, начинает жить по-новому. И влюбляясь в новую знакомую, к своему несчастью, не может вспомнить одну важную вещь. Поймёте ли вы о чём забыли?\nDestiny's Plan - это игра с глубоким сюжетом, основанном на человеческих взаимоотношениях и любви.\nПомимо глубокой депрессии, вы находитесь в киберпанковом будущем, где можете перемещаться во времени, доехать до луны на школьном автобусе, узнать про существование розовых инопланетян, и многое другое.\nВы живёте со своим слепым дедушкой, но пытаясь проявлять заботу к нему - натыкаетесь на критику. Как лучше поступать с ним - решать вам.\nПосле знакомства с однокласниками, в новом учебном заведении, по нелепому стечению обстоятельств вы попадаете в больницу, и назло судьбе, радуясь этому, начинаете жить по-новому. Вы проводите время в компании друзей, обзаводитесь общим хобби, и конечно же впутываетесь в неприятности. Но влюбляясь в новую знакомую, к своему несчастью, вы не можете вспомнить одну очень важную вещь.\nПоймёте ли вы о чём забыли?\nОсобенности:\n1) Уникальный сюжет.\n2) Оригинальный, атмосферный саундтрек.\n3) Быстрое развитие сюжета, без филлеров и пустой траты времени.</text:p>
          </table:table-cell>
          <table:table-cell/>
          <table:table-cell office:value-type="string" calcext:value-type="string">
            <text:p>Менее 2 часов</text:p>
          </table:table-cell>
          <table:table-cell office:value-type="string" calcext:value-type="string">
            <text:p>carel_games</text:p>
          </table:table-cell>
          <table:table-cell office:value-type="string" calcext:value-type="string">
            <text:p>{'будущее', 'Повествование от первого лица', 'План Судьбы', 'отечественный разработчик', 'киберпанк', 'Главный герой парень'}</text:p>
          </table:table-cell>
          <table:table-cell office:value-type="string" calcext:value-type="string">
            <text:p>drama,science_fiction,romance,adventure,school</text:p>
          </table:table-cell>
          <table:table-cell office:value-type="string" calcext:value-type="string">
            <text:p>https://uptobox.com/eg76kyoz509f</text:p>
          </table:table-cell>
          <table:table-cell office:value-type="string" calcext:value-type="string">
            <text:p>4079.jpg</text:p>
          </table:table-cell>
        </table:table-row>
        <table:table-row table:style-name="ro1">
          <table:table-cell office:value-type="string" calcext:value-type="string">
            <text:p>Paprika Trainer</text:p>
          </table:table-cell>
          <table:table-cell office:value-type="string" calcext:value-type="string">
            <text:p>Paprika Trainer (18+) - очередной мультяшно-нарисованный проект от создателя Orange Trainer (18+). В этот раз Exiscoming превзошёл себя и создал фанфик о трёх подружках-шпионках из вселенной Totally Spies! Сэм, Кловер и Алекс окажутся в гуще опасных событий из которых им не выбраться без посторонней помощи - без вашей помощи.\n\nВы играете за заключённого, которого держат в приюте для душевнобольных WOOHP. Когда внезапно отключается электричество, все злодеи сбегают и превращают Беверли Хиллз в зону боевых действий. Вам и трём шпионкам предстоит действовать под прикрытием и спасти город!\n\nВ этой игре вы выполняете задания, захватываете главарей банд и обеспечивает безопасность своих агентов, совершая всё более и более развратные действия. Во время игры вы столкнётесь с увлекательным, комедийным сюжетом, полностью реализованными мини играми, множеством вспомогательных персонажей и, конечно же, кучей развратных сцен. Большинство из них полностью анимированны и озвучены!\n\nВас ждут:\n- 13 полностью анимированных и озвученных катсцен\n- 13 коллекционных CG\n- Десятки нарядов, причёсок, татуировок и многое другое\n- Увлекательный, юмористический сюжет с симпатичными и правдоподобными персонажами\n- Уникальная система миссий, в которой вы помогаете своим шпионам выполнять задания\n\nИнфо:\n\nЭто любительский перевод! Переведена большая часть всей игры, к сожалению, в самой игре я не смог перевести Квесты и Лор, но перевёл их отдельно и собрал всё в одном PDF файле. Игра полностью проходима. Возможны некоторые орфографические или смысловые ошибки. Если найдёте какие-нибудь жёсткие ошибки в тексте или баги в игре, репортите их в мой телеграм канал: @papawrtranslate. Если не возникнут серьёзных багов и проблем, то это финальная версия игры.\n\nОбновление 23.01 (Правки):\n\nБольшое спасибо Floki_Love1 за репорт некоторых ошибок в тексте.\n\nDonationAlerts(Поддержать)</text:p>
          </table:table-cell>
          <table:table-cell/>
          <table:table-cell office:value-type="string" calcext:value-type="string">
            <text:p>10-30 часов</text:p>
          </table:table-cell>
          <table:table-cell office:value-type="string" calcext:value-type="string">
            <text:p>exiscoming</text:p>
          </table:table-cell>
          <table:table-cell office:value-type="string" calcext:value-type="string">
            <text:p>{'Английский / Русский'}</text:p>
          </table:table-cell>
          <table:table-cell office:value-type="string" calcext:value-type="string">
            <text:p>drama,comedy,romance,action,parody,adventure,school,fiction,ecchi,hentai</text:p>
          </table:table-cell>
          <table:table-cell office:value-type="string" calcext:value-type="string">
            <text:p>https://mega.nz/file/XqgAhSIS#Pue_gCZGTza2sTaTiYwrjhpcizxXeurwCUgW6KXMHpQ</text:p>
          </table:table-cell>
          <table:table-cell office:value-type="string" calcext:value-type="string">
            <text:p>4078.jpg</text:p>
          </table:table-cell>
        </table:table-row>
        <table:table-row table:style-name="ro1">
          <table:table-cell office:value-type="string" calcext:value-type="string">
            <text:p>Руки Прочь Глава 1 (Hands Off Chapter 1)</text:p>
          </table:table-cell>
          <table:table-cell office:value-type="string" calcext:value-type="string">
            <text:p>Браузерная игра о проблемах домогательств в университете. Вы играете за журналистку, которая пишет расследование об этом, постепенно осознает, насколько велика эта проблема, и учится говорить на серьёзные темы и оказывать поддержку тем, кто пострадал от насилия.</text:p>
          </table:table-cell>
          <table:table-cell/>
          <table:table-cell office:value-type="string" calcext:value-type="string">
            <text:p>Менее 2 часов</text:p>
          </table:table-cell>
          <table:table-cell office:value-type="string" calcext:value-type="string">
            <text:p>zhurnalisty_i_zhurnalistki_zhurnala_doxa</text:p>
          </table:table-cell>
          <table:table-cell office:value-type="string" calcext:value-type="string">
            <text:p>{'Руки Прочь', 'Повествование от первого лица', 'Наши дни', 'Главный герой девушка', 'отечественный разработчик'}</text:p>
          </table:table-cell>
          <table:table-cell office:value-type="string" calcext:value-type="string">
            <text:p>drama,routine</text:p>
          </table:table-cell>
          <table:table-cell office:value-type="string" calcext:value-type="string">
            <text:p>https://handsoff.doxajournal.ru/</text:p>
          </table:table-cell>
          <table:table-cell office:value-type="string" calcext:value-type="string">
            <text:p>4074.jpg</text:p>
          </table:table-cell>
        </table:table-row>
        <table:table-row table:style-name="ro1">
          <table:table-cell office:value-type="string" calcext:value-type="string">
            <text:p>Asobi</text:p>
          </table:table-cell>
          <table:table-cell office:value-type="string" calcext:value-type="string">
            <text:p>Вы - водитель такси.\nПринимаете заказ.\nЗабираете клиента.\nОтвозите его в место назначения.\n\nСегодня вам предстоит отвезти девушку в отель.\nНо кто она?\nИ зачем ей туда?\n\nАвторы вдохновлялись фильмами Синъи Цукамото, а также работами Кона Сатоси (его десятой годовщине смерти и посвящена игра).</text:p>
          </table:table-cell>
          <table:table-cell/>
          <table:table-cell office:value-type="string" calcext:value-type="string">
            <text:p>Менее 2 часов</text:p>
          </table:table-cell>
          <table:table-cell office:value-type="string" calcext:value-type="string">
            <text:p>team_soletude</text:p>
          </table:table-cell>
          <table:table-cell office:value-type="string" calcext:value-type="string">
            <text:p>{'Русский'}</text:p>
          </table:table-cell>
          <table:table-cell office:value-type="string" calcext:value-type="string">
            <text:p>drama,mystic</text:p>
          </table:table-cell>
          <table:table-cell office:value-type="string" calcext:value-type="string">
            <text:p>https://drive.google.com/file/d/1p6NqNDn_0uDurFZ3a1BJK11zLas8G9dP/view</text:p>
          </table:table-cell>
          <table:table-cell office:value-type="string" calcext:value-type="string">
            <text:p>4073.png</text:p>
          </table:table-cell>
        </table:table-row>
        <table:table-row table:style-name="ro1">
          <table:table-cell office:value-type="string" calcext:value-type="string">
            <text:p>Последнее "Спокойной ночи ("Last good night)"</text:p>
          </table:table-cell>
          <table:table-cell office:value-type="string" calcext:value-type="string">
            <text:p>По сюжету два NPC*, брат и сестра, ведут диалог перед наступлением следующего дня в фэнтезийном игровом мире.\nИх разговор не закончится, пока они не пожелают друг другу спокойной ночи.\n\n*NPC — персонаж в ролевых играх, которым управляет не игрок, а компьютер или мастер.\n\nНовелла "Прошлой ночью" в 2020 году участвовала в японском конкурсе "Новелла за одну минуту" на сайте www.freem.ne.jp</text:p>
          </table:table-cell>
          <table:table-cell/>
          <table:table-cell office:value-type="string" calcext:value-type="string">
            <text:p>Менее 2 часов</text:p>
          </table:table-cell>
          <table:table-cell office:value-type="string" calcext:value-type="string">
            <text:p>maymoku_games</text:p>
          </table:table-cell>
          <table:table-cell office:value-type="string" calcext:value-type="string">
            <text:p>{'русский'}</text:p>
          </table:table-cell>
          <table:table-cell office:value-type="string" calcext:value-type="string">
            <text:p>drama,fantasy</text:p>
          </table:table-cell>
          <table:table-cell office:value-type="string" calcext:value-type="string">
            <text:p>https://drive.google.com/file/d/1nDo5RyOwHO6e1NQ6peN2l-idFy7TWbPd/view?usp=sharing</text:p>
          </table:table-cell>
          <table:table-cell office:value-type="string" calcext:value-type="string">
            <text:p>4069.jpg</text:p>
          </table:table-cell>
        </table:table-row>
        <table:table-row table:style-name="ro1">
          <table:table-cell office:value-type="string" calcext:value-type="string">
            <text:p>Жизнь с Лисой-демоном (Living together with Fox Demon / 與狐妖的同居生活)</text:p>
          </table:table-cell>
          <table:table-cell office:value-type="string" calcext:value-type="string">
            <text:p>Из-за своей самоуверенности я попал в снежную бурю и чуть не лишился жизни. Когда силы уже покидали меня, я встретил лису-демона, которая оказалась в такой же ситуации...\nЯ использовал её демоническую силу, чтобы спасти нас обоих и вернуться ко мне домой ...\nКазалось, что мы будем вместе до конца наших дней.\nОднако контакт с демонами определённо приведёт к событиям, немыслимым для обычных людей ...\n◆ Особые возможности:\n◇ Режим, в котором все сцены доступны для просмотра в любой момент.\n◇ Непринуждённый игровой процесс - Двигаться по сюжету можно одним кликом мыши Быстрая смена текста.\n◆ Игровой процесс:\nИгра представляет собой симулятор отношений. Вы проживаете 30 дней с с лисой-демоном Виви.\nКаждый день с лисой-демоном Виви можно совершить четыре действия.\nВы можете «Поговорить», «Взаимодействовать», «Прогуляться» и «Заняться сексом».\nПосещайте уникальные места, чтобы развлечься и повысить доверие друг к другу.\nРазговаривайте с Виви, чтобы узнать о зловещих секретах её прошлого...\nКроме того, с течением времени вы сможете разблокировать больше особых сюжетных событий с участием лисы-демона.\nВ игре много хентай-событий. Вы можете развлекаться с Виви в различных эротических сценариях.\nНо, живя с демоном, будьте готовы к появлению других ужасающих существ...\n◆ Особенности игры:\n◇ 27 основных иллюстраций, включая более 300 вариаций.\n◇ Развитие любовных отношений.\n◇ Четыре концовки.</text:p>
          </table:table-cell>
          <table:table-cell/>
          <table:table-cell office:value-type="string" calcext:value-type="string">
            <text:p>2-10 часов</text:p>
          </table:table-cell>
          <table:table-cell office:value-type="string" calcext:value-type="string">
            <text:p>banana_king_&amp;_silent_fox</text:p>
          </table:table-cell>
          <table:table-cell office:value-type="string" calcext:value-type="string">
            <text:p>{'Иностранный разработчик', 'Главный герой парень', 'дэйт-сим', 'магия', 'Жизнь с Лисой-демоном', 'Повествование от первого лица'}</text:p>
          </table:table-cell>
          <table:table-cell office:value-type="string" calcext:value-type="string">
            <text:p>romance,fantasy,hentai</text:p>
          </table:table-cell>
          <table:table-cell office:value-type="string" calcext:value-type="string">
            <text:p>https://mega.nz/file/CkFUBTQa#LpO-5QhqrgUSxBI1ssvLC_IRpb9IaPJfKxp4YZNxXf0</text:p>
          </table:table-cell>
          <table:table-cell office:value-type="string" calcext:value-type="string">
            <text:p>4066.jpg</text:p>
          </table:table-cell>
        </table:table-row>
        <table:table-row table:style-name="ro1">
          <table:table-cell office:value-type="string" calcext:value-type="string">
            <text:p>Непредсказуемая ПЕРЕКОВКА Мерфи Предсказуемо Поражает Вас (Murphy's Unpredictable REFORGE Predictably Hits You)</text:p>
          </table:table-cell>
          <table:table-cell office:value-type="string" calcext:value-type="string">
            <text:p>Недалёкое будущее, в котором судебный процесс оптимизировался, когда судий из плоти и крови заменил искусственный интеллект. Его зовут M.U.R.P.H.Y. (М.Ё.Р.Ф.И.), проще - Мёрфи. Однако искусственный интеллект не идеален, и из-за слишком сложных алгоритмов выработал свой "необычный" взгляд на мир.\nИтак, Мёрфи поручают очередное судебное дело.\nИграйте за детектива. Соберите улики на месте преступления. Предстаньте перед судом и попытайтесь понять, что произошло на месте преступления.\nУправление:\nW,A,S,D - перемещение.\nЕ - подобрать предмет.\nКурсором мыши можно кликать на текст на экране.\nИгра создана командой КалининыDети в рамках SibGameJam Ноябрь 2021.</text:p>
          </table:table-cell>
          <table:table-cell/>
          <table:table-cell office:value-type="string" calcext:value-type="string">
            <text:p>Менее 2 часов</text:p>
          </table:table-cell>
          <table:table-cell office:value-type="string" calcext:value-type="string">
            <text:p>kalininydeti_(ivan_“axel”_abuhovskij</text:p>
          </table:table-cell>
          <table:table-cell office:value-type="string" calcext:value-type="string">
            <text:p>{'Непредсказуемая ПЕРЕКОВКА Мерфи Пре', 'будущее', 'отечественный разработчик', 'Повествование от третьего лица', 'Главный герой парень'}</text:p>
          </table:table-cell>
          <table:table-cell office:value-type="string" calcext:value-type="string">
            <text:p>detective,fiction</text:p>
          </table:table-cell>
          <table:table-cell office:value-type="string" calcext:value-type="string">
            <text:p>https://axelous.itch.io/kc-murphy-sibgamejam2021-fulljamversion</text:p>
          </table:table-cell>
          <table:table-cell office:value-type="string" calcext:value-type="string">
            <text:p>4065.jpg</text:p>
          </table:table-cell>
        </table:table-row>
        <table:table-row table:style-name="ro1">
          <table:table-cell office:value-type="string" calcext:value-type="string">
            <text:p>Университет Пакостей и Гадостей (University of Dirty Tricks and Nasty Things)</text:p>
          </table:table-cell>
          <table:table-cell office:value-type="string" calcext:value-type="string">
            <text:p>Тебя внезапно вызвали отвечать, а из темы ты помнишь только набор пространных картинок? Не страшно! Ведь друзья всегда помогут! Но учили ли они сами? И стоит ли ждать подвоха от преподавателя, ведь ты учишься в Университете Пакостей и Гадостей?\nЦель игры: Пройти тест в универе Пакостей(викторина на выбор правильного ответа).\nУправление - ЛКМ - выбор правильного ответа, пропуск диалогов, нажать на ластик в нижем левом углу, чтобы выключить музыку.\nВ браузерной версии не заканчивается игра. Необходимо её перезапускать, если хотите переиграть. В версии для Windows такой проблемы нет. Все работает и игра заканчивается.\nИгра участвовала в конкурсе Siberian Game Jam 2021!</text:p>
          </table:table-cell>
          <table:table-cell/>
          <table:table-cell office:value-type="string" calcext:value-type="string">
            <text:p>Менее 2 часов</text:p>
          </table:table-cell>
          <table:table-cell office:value-type="string" calcext:value-type="string">
            <text:p>5k_company:_amir_nurlanov</text:p>
          </table:table-cell>
          <table:table-cell office:value-type="string" calcext:value-type="string">
            <text:p>{'Университет Пакостей и Гадостей', 'Главный герой парень', 'отечественный разработчик', 'не люди', 'Повествование от третьего лица', 'фэнтези'}</text:p>
          </table:table-cell>
          <table:table-cell office:value-type="string" calcext:value-type="string">
            <text:p>comedy,fantasy</text:p>
          </table:table-cell>
          <table:table-cell office:value-type="string" calcext:value-type="string">
            <text:p>https://gorrgonzola.itch.io/murphyquiz</text:p>
          </table:table-cell>
          <table:table-cell office:value-type="string" calcext:value-type="string">
            <text:p>4061.jpg</text:p>
          </table:table-cell>
        </table:table-row>
        <table:table-row table:style-name="ro1">
          <table:table-cell office:value-type="string" calcext:value-type="string">
            <text:p>404 ШИНИГАМИ (404 SHINIGAMI)</text:p>
          </table:table-cell>
          <table:table-cell office:value-type="string" calcext:value-type="string">
            <text:p>Из-за совершенно случайной смертельной травмы вы сейчас находитесь на грани жизни и смерти.\n\nТем не менее, мрачный жнец прибывает, чтобы убить вас... Можете ли вы убедить его пока не заставлять вас видеть свет?\n\nПредупреждение: в этой игре есть комичные упоминания о смерти и грязная сатира.</text:p>
          </table:table-cell>
          <table:table-cell/>
          <table:table-cell office:value-type="string" calcext:value-type="string">
            <text:p>Менее 2 часов</text:p>
          </table:table-cell>
          <table:table-cell office:value-type="string" calcext:value-type="string">
            <text:p>pacchi_studio</text:p>
          </table:table-cell>
          <table:table-cell office:value-type="string" calcext:value-type="string">
            <text:p>{'Русский'}</text:p>
          </table:table-cell>
          <table:table-cell office:value-type="string" calcext:value-type="string">
            <text:p>comedy,horror,fiction</text:p>
          </table:table-cell>
          <table:table-cell office:value-type="string" calcext:value-type="string">
            <text:p>https://drive.google.com/file/d/1EOLgwVEAjDRvn4ckvhhUapuOP1B3Vq-b/view?usp=sharing</text:p>
          </table:table-cell>
          <table:table-cell office:value-type="string" calcext:value-type="string">
            <text:p>4058.jpg</text:p>
          </table:table-cell>
        </table:table-row>
        <table:table-row table:style-name="ro1">
          <table:table-cell office:value-type="string" calcext:value-type="string">
            <text:p>Лабиринт I (Maze I)</text:p>
          </table:table-cell>
          <table:table-cell office:value-type="string" calcext:value-type="string">
            <text:p>Можно смотреть широко открытыми глазами и ничего не увидеть.\nМожно увидеть всё, не зная что нужно сделать.\nМожно научиться тому что нужно сделать и стараться изо всех сил.\nИ можно попасть в Лабиринт.\nВот некоторая техническая информация об игре:\nВ новелле отсутствует опция сохранения. Вместо этого игра автоматически сохраняется в начале каждой главы (это когда вы видите название главы на чёрном экране). Чтобы продолжить игру с того места, где вы её оставили, используйте закладку (если вы играете в первый раз, закладка отправит вас к первой главе). Если вы хотите сыграть определённую главу повторно, её можно открыть через меню содержимого.\nОбязательно примите к сведению следующее:\n1. Если соотношение сторон вашего дисплея отличается от 16:9, игра может отображаться на вашем экране неправильно. Чтобы исправить это, вам следует отключить полноэкранный режим и перейти в оконный режим (Alt + Enter), выровнять окно по границам изображения (это проще сделать, когда вы находитесь в меню) и вернуться в полноэкранный режим. (Эти настройки могут сброситься после закрытия игры, а могут и нет. Я не уверен какой логике следуют эти вещи).\n2. Пожалуйста, не закрывайте игру во время анимации, иначе при следующем открытии она может начаться не с того момента.\n3. В самой игре нет настройки громкости, поэтому обязательно установите её в настройках вашего компьютера перед запуском игры. Новелла получился довольно громкой, так как звук был установлен на 16% громкости. Это громкость, которую я предлагаю вам использовать.\n4. В игре может быть баг, из-за которого звук становится очень тихим или полностью исчезает. Я не знаю, почему это происходит, и не могу это исправить, но баг можно исправить, перезагрузив игру.\nДругие игры данного автора:\nМоноспектакль</text:p>
          </table:table-cell>
          <table:table-cell/>
          <table:table-cell office:value-type="string" calcext:value-type="string">
            <text:p>Менее 2 часов</text:p>
          </table:table-cell>
          <table:table-cell office:value-type="string" calcext:value-type="string">
            <text:p>lewis_knight</text:p>
          </table:table-cell>
          <table:table-cell office:value-type="string" calcext:value-type="string">
            <text:p>{'фэнтези', 'Главный герой парень', 'Повествование от первого лица', 'отечественный разработчик', 'Лабиринт I'}</text:p>
          </table:table-cell>
          <table:table-cell office:value-type="string" calcext:value-type="string">
            <text:p>drama,routine,adventure,fantasy</text:p>
          </table:table-cell>
          <table:table-cell office:value-type="string" calcext:value-type="string">
            <text:p>https://lewis-knight.itch.io/maze-1</text:p>
          </table:table-cell>
          <table:table-cell office:value-type="string" calcext:value-type="string">
            <text:p>4056.jpg</text:p>
          </table:table-cell>
        </table:table-row>
        <table:table-row table:style-name="ro1">
          <table:table-cell office:value-type="string" calcext:value-type="string">
            <text:p>Нацуки. Жизнь в Заточении (Natsuki's Life In Prison / 夏树的监禁生活)</text:p>
          </table:table-cell>
          <table:table-cell office:value-type="string" calcext:value-type="string">
            <text:p>Главная героиня игры – девушка из бедного района. Она живёт с младшим братом, который серьёзно болен. Её похищают и заставляют заниматься проституцией в обмен на лекарства для брата. Нацуки должна пройти через множество испытаний, чтобы обрести свободу и заставить своих похитителей предстать перед судом. «… Что, черт возьми, я сделала не так? Только не говорите мне, что это случилось со мной только потому, что я из бедного квартала». «Меня бросили в тюрьму, одурманили и обесчестили. Я появилась на свет не для того, чтобы ублажать мужчин».\n«Перестань так думать, Нацуки. Не вини себя в том, что с тобой случилось».\n«Мужчины построили эту страну, и им нужны такие женщины, как ты. Именно в этом причина произошедшего».\n«Я согласна, что это несправедливо. Но разве тебе не нужны деньги?»\n«Здесь ты заработаешь гораздо больше, чем на свободе. К тому же, у тебя есть младший брат, которому нужны деньги на лечение».\nНацуки потеряла дар речи, услышав столь равнодушный и прямой вопрос Маюми.\nОна сопротивлялась.\nБез конца звала на помощь.\nПыталась сбежать.\nНо её бросили в тёмный подвал и заставили обслуживать клиентов.\nЕдинственной возможностью выбраться было обещание, которое дали ей похитители.\nЕсли Нацуки заработает серьёзную сумму, обозначенную Начальником, её отпустят на свободу.\nНацуки приняла условия, но в глубине души она пребывала в ярости.\nУзница решила собрать компромат, найти союзников внутри преступной организации и стереть её с лица земли, чтобы воссоединиться со своим братом.\nОднако сможет ли она избавиться от клейма проститутки и справиться с наркозависимостью?\n◆ Игровой процесс ◆\nВы играете за Нацуки – бедную девушку из трущоб. Вам придётся выживать в заточении и искать способ вырваться из ада проституции с помощью подручных средств и неожиданных союзников.\nИгра разделена на два этапа.\nПервый – это жизнь в подвале без надежды на спасение.\nДнём Нацуки заставляют [работать с клиентами], а ночью она «добровольно» [принимает наркотики] и [обслуживает] мужчин.\nВы должны выжить в мрачной тюрьме, где отсутствует понятие справедливости.\nВо второй части игры Нацуки попадает в подпольный клуб и должна использовать следующие действия, чтобы выбраться:\n[Наблюдать] [Обдумать] [Обсудить] [Удовлетворить клиента] [Соблазнить] [Попросить] [Обслужить]\nВам придётся завоевать доверие четырёх главных персонажей: Маюми, Ториямы, Риомы и Начальника. В ходе сюжета вам откроются секреты подпольного мира проституции.\nПродавайте своё тело, чтобы угодить Начальнику, боритесь с наркозависимостью, доставляйте удовольствие клиентам и втирайтесь в доверие к своим истязателям.\nВ процессе игры постарайтесь найти важные улики, чтобы покончить с преступной организацией и обрести свободу.\n◆ Особые возможности ◆\n◇ Режим, в котором все сцены доступны для просмотра в любой момент.\n◇ Непринуждённый игровой процесс - Двигаться по сюжету можно одним кликом мыши Быстрая смена текста.\n◆ Особенности игры ◆\n◇ 24 игровых события, включая 300 проиллюстрированных вариантов.\n◇ Сценарий, насчитывающий более 60 000 слов.\n◇ Пять концовок.</text:p>
          </table:table-cell>
          <table:table-cell/>
          <table:table-cell office:value-type="string" calcext:value-type="string">
            <text:p>2-10 часов</text:p>
          </table:table-cell>
          <table:table-cell office:value-type="string" calcext:value-type="string">
            <text:p>banana_king_&amp;_kanoe</text:p>
          </table:table-cell>
          <table:table-cell office:value-type="string" calcext:value-type="string">
            <text:p>{'Иностранный разработчик', 'Нацуки. Жизнь в Заточении', 'Повествование от первого лица', 'Главный герой девушка', 'Наши дни'}</text:p>
          </table:table-cell>
          <table:table-cell office:value-type="string" calcext:value-type="string">
            <text:p>drama,detective,routine,hentai</text:p>
          </table:table-cell>
          <table:table-cell office:value-type="string" calcext:value-type="string">
            <text:p>https://mega.nz/file/iLw2ERgR#AvHO7G_0MffNHZ6-yrrDpAWBUPOQuG5CtynLWG_T5Z0</text:p>
          </table:table-cell>
          <table:table-cell office:value-type="string" calcext:value-type="string">
            <text:p>4055.jpg</text:p>
          </table:table-cell>
        </table:table-row>
        <table:table-row table:style-name="ro1">
          <table:table-cell office:value-type="string" calcext:value-type="string">
            <text:p>Детский Сад для Робота (Robot Daycare)</text:p>
          </table:table-cell>
          <table:table-cell office:value-type="string" calcext:value-type="string">
            <text:p>Визуальная новелла, повествующая о воспитании ребёнка-робота. Именно от вас зависит, какой исход будет у этой истории.\nТрое студентов, никак не желающих жить мирно, решают объединить усилия и создать робота, наделённого разумом. Удастся ли ребятам раскрыть свой родительский потенциал и наладить отношения между собой? А если нет, то кто будет отвечать за последствия?\nРаскройте тайну, которую скрывают так называемые друзья, и решите, стоит ли помочь им понять и простить друг друга... или же подлить масла в огонь.\nОсобенности:\n&gt;&gt;&gt;()2 невероятно разные концовки.\n&gt;&gt;&gt;()Трогательная история про создание семьи.\n&gt;&gt;&gt;()Или леденящий кровь пример того, как ИИ может выйти из-под контроля.\n&gt;&gt;&gt;()Оригинальный саундтрек.\nПредыстория:\nОбновлённая HD версия популярной игры формата Game Jam, созданной за 30 дней для участия в NaNoRenO 2019. Не считая мелких исправлений и доработок, история осталась нетронутой. Спасибо всем, кто поддерживал оригинальную версию игры и сделал возможным её переиздание!</text:p>
          </table:table-cell>
          <table:table-cell/>
          <table:table-cell office:value-type="string" calcext:value-type="string">
            <text:p>Менее 2 часов</text:p>
          </table:table-cell>
          <table:table-cell office:value-type="string" calcext:value-type="string">
            <text:p>kigyodev</text:p>
          </table:table-cell>
          <table:table-cell office:value-type="string" calcext:value-type="string">
            <text:p>{'Русский'}</text:p>
          </table:table-cell>
          <table:table-cell office:value-type="string" calcext:value-type="string">
            <text:p>drama,science_fiction,horror,routine</text:p>
          </table:table-cell>
          <table:table-cell office:value-type="string" calcext:value-type="string">
            <text:p>https://kigyo.itch.io/robot-daycare</text:p>
          </table:table-cell>
          <table:table-cell office:value-type="string" calcext:value-type="string">
            <text:p>4047.jpg</text:p>
          </table:table-cell>
        </table:table-row>
        <table:table-row table:style-name="ro1">
          <table:table-cell office:value-type="string" calcext:value-type="string">
            <text:p>Amnesia Later</text:p>
          </table:table-cell>
          <table:table-cell office:value-type="string" calcext:value-type="string">
            <text:p>Официальный фандиск к Amnesia: Memories.\nСостоит из серии дополнительных историй:\n— эпилоги для всех любовных интересов (Шин, Тома, Икки, Кент, Укио)\n— четыре истории с Вакой из разных миров\n— три истории с девушками (Мине, Сава, Рика), во время их дружеских встреч можно узнать что-то новое о других персонажах.\n— экстра с Орионом\n— история «Новый мир» (сюжетно не связана с основной игрой, просто альтернативное развитие событий)\nПродолжительность: 15-20 часов чтения.\n\nПорядок установки\n1. Кликните правой кнопкой мыши по архиву с игрой и выберите "Извлечь в..."\n2. Убедитесь, что в пути к игре нет русских символов. Лучше перенесите папку сразу на диск С (или какой у вас там)\n3. Запустите игру через Amnesia Later.exe\n\nИзвестные проблемы\n• Игра не запускается / При запуске выходит ошибка / Ничего не работает\nУбедитесь, что в пути к игре нет русских символов. Перенесите папку на диск С.\n• Звуковая дорожка закончилась, а персонажи продолжают шевелить губами\nС этим мы ничего не можем сделать. Данный баг присутствует у всех и исправить его нельзя.\n\nПрохождение не требуется. Для более подробной информации откройте меню "Помощь" в игре.\nТам же вы сможете найти и горячие клавиши.\n\n\n\n\nUPD: Ссылки обновлены. Вернули пропавшие во время сборки видео.</text:p>
          </table:table-cell>
          <table:table-cell/>
          <table:table-cell office:value-type="string" calcext:value-type="string">
            <text:p>10-30 часов</text:p>
          </table:table-cell>
          <table:table-cell office:value-type="string" calcext:value-type="string">
            <text:p>design_factory_co.</text:p>
          </table:table-cell>
          <table:table-cell office:value-type="string" calcext:value-type="string">
            <text:p>{'Русский'}</text:p>
          </table:table-cell>
          <table:table-cell office:value-type="string" calcext:value-type="string">
            <text:p>comedy,romance,routine,fiction</text:p>
          </table:table-cell>
          <table:table-cell office:value-type="string" calcext:value-type="string">
            <text:p>https://drive.google.com/file/d/1-2VqM6GeKeemt5725RTB9Y-40kjBUv09/view?usp=sharing</text:p>
          </table:table-cell>
          <table:table-cell office:value-type="string" calcext:value-type="string">
            <text:p>4044.jpg</text:p>
          </table:table-cell>
        </table:table-row>
        <table:table-row table:style-name="ro1">
          <table:table-cell office:value-type="string" calcext:value-type="string">
            <text:p>Amelie</text:p>
          </table:table-cell>
          <table:table-cell office:value-type="string" calcext:value-type="string">
            <text:p>Старинная усадьба одиноко стоит в глуши, посреди лесов и полей.\nВ ней почти в полном одиночестве живёт девушка по имени Амели, а с нею лишь одна единственная и верная подруга, Лилика. Родители совсем недавно уехали и забрали всех слуг, но оставили дочь в усадьбе, дабы сберечь её от бушующей эпидемии.\nИ долгие дни в огромном и пустынном доме нашей Амели скрашивали лишь занятия вышиванием, музыка да письма от её давней подруги по переписке Софии... Которая как раз сегодня должна - о, радость, о, восторг! - прибыть к юной хозяйке поместья в гости!\n\n\n\n\n\n\n\n\n\n\n\n\n\n\n\nДоступно только для пользователей</text:p>
          </table:table-cell>
          <table:table-cell/>
          <table:table-cell office:value-type="string" calcext:value-type="string">
            <text:p>2-10 часов</text:p>
          </table:table-cell>
          <table:table-cell office:value-type="string" calcext:value-type="string">
            <text:p>two_and_a_half_studios</text:p>
          </table:table-cell>
          <table:table-cell office:value-type="string" calcext:value-type="string">
            <text:p>{'Русский'}</text:p>
          </table:table-cell>
          <table:table-cell office:value-type="string" calcext:value-type="string">
            <text:p>drama,romance,horror,mystic</text:p>
          </table:table-cell>
          <table:table-cell office:value-type="string" calcext:value-type="string">
            <text:p>https://mega.nz/file/iAQ1BSCZ#hZrNnZjnIwXn3bu8woXio88MVLBU5bF4RJ8N8QPBvuA</text:p>
          </table:table-cell>
          <table:table-cell office:value-type="string" calcext:value-type="string">
            <text:p>4043.jpg</text:p>
          </table:table-cell>
        </table:table-row>
        <table:table-row table:style-name="ro1">
          <table:table-cell office:value-type="string" calcext:value-type="string">
            <text:p>Звёздный Канал 34 (Star Channel 34)</text:p>
          </table:table-cell>
          <table:table-cell office:value-type="string" calcext:value-type="string">
            <text:p>Всем привет! Я Лола, и вы смотрите "Звёздный Канал 34"!\nНеутомимый Джинн (в вашем лице) опять попал в "неприятности", на этот раз ему предстоит спасти не много ни мало а целую галактику!\nПочему, именно ему?.. Ну, а кому же ещё, ведь только у него есть необходимые навыки, и это вовсе не магия, а его невероятная харизма,\nкоммуникабельность, бесконечное везение, и кое что ещё, что уже помогало ему в стольких невероятных приключениях...\nВзяв в свои могучие руки управление новым "звёздным" каналом и воспользовавшись бесконечным запасом соответствующего материала,\nвы начинаете вести свой "звёздный" экипаж к высоким рейтингам, деньгам, и любви зрителей! А что у нас нравится зрителям... Ну, вы поняли!</text:p>
          </table:table-cell>
          <table:table-cell/>
          <table:table-cell office:value-type="string" calcext:value-type="string">
            <text:p>2-10 часов</text:p>
          </table:table-cell>
          <table:table-cell office:value-type="string" calcext:value-type="string">
            <text:p>akabur</text:p>
          </table:table-cell>
          <table:table-cell office:value-type="string" calcext:value-type="string">
            <text:p>{'гарем', 'Главный герой парень', 'научная фантастика', 'Звёздный Канал 34', 'Повествование от первого лица', 'будущее'}</text:p>
          </table:table-cell>
          <table:table-cell office:value-type="string" calcext:value-type="string">
            <text:p>comedy,science_fiction,parody,adventure,hentai</text:p>
          </table:table-cell>
          <table:table-cell office:value-type="string" calcext:value-type="string">
            <text:p>https://disk.yandex.ru/d/I8BsGlFx5uuLqA</text:p>
          </table:table-cell>
          <table:table-cell office:value-type="string" calcext:value-type="string">
            <text:p>4035.jpg</text:p>
          </table:table-cell>
        </table:table-row>
        <table:table-row table:style-name="ro1">
          <table:table-cell office:value-type="string" calcext:value-type="string">
            <text:p>Выбор любви (LoveChoice / Jian Ai / 拣爱)</text:p>
          </table:table-cell>
          <table:table-cell office:value-type="string" calcext:value-type="string">
            <text:p>"Что такое любовь?" Мы пытаемся ответить на этот вопрос с помощью этой игры. Игра побуждает людей иметь доброе, мягкое и понимающее сердце.\nОсобенности:\n❤ 3 истории с несколькими концовками.\n❤ Прекрасная картинка.\n❤ 17 Оригинальных BGMS.\n❤ Коллекционные Милые Обои.\n❤ Эта игра заставит вас удивиться.</text:p>
          </table:table-cell>
          <table:table-cell/>
          <table:table-cell office:value-type="string" calcext:value-type="string">
            <text:p>Менее 2 часов</text:p>
          </table:table-cell>
          <table:table-cell office:value-type="string" calcext:value-type="string">
            <text:p>akaba_studio</text:p>
          </table:table-cell>
          <table:table-cell office:value-type="string" calcext:value-type="string">
            <text:p>{'Несколько главных героев', 'Наши дни', 'Иностранный разработчик', 'Повествование от первого лица', 'Выбор любви'}</text:p>
          </table:table-cell>
          <table:table-cell office:value-type="string" calcext:value-type="string">
            <text:p>drama,romance,routine</text:p>
          </table:table-cell>
          <table:table-cell office:value-type="string" calcext:value-type="string">
            <text:p>https://drive.google.com/file/d/1iNb-MPF88O5CIPj_AfBLfeilrrQJ9_wQ/view</text:p>
          </table:table-cell>
          <table:table-cell office:value-type="string" calcext:value-type="string">
            <text:p>4026.jpg</text:p>
          </table:table-cell>
        </table:table-row>
        <table:table-row table:style-name="ro1">
          <table:table-cell office:value-type="string" calcext:value-type="string">
            <text:p>Пирог в небе (Pie In The Sky)</text:p>
          </table:table-cell>
          <table:table-cell office:value-type="string" calcext:value-type="string">
            <text:p>Игра о молодом человеке, реализующем свою мечту о приключениях. Готовясь к жизни за пределами своего родного острова, он знакомится и развивает отношения с кучей разных персонажей. Он осваивает новые навыки, которые помогут ему в путешествиях, и открывает для себя удивительный тропический остров.\n\nДоступно только для пользователей</text:p>
          </table:table-cell>
          <table:table-cell/>
          <table:table-cell office:value-type="string" calcext:value-type="string">
            <text:p>2-10 часов</text:p>
          </table:table-cell>
          <table:table-cell office:value-type="string" calcext:value-type="string">
            <text:p>emmerald_entertainment</text:p>
          </table:table-cell>
          <table:table-cell office:value-type="string" calcext:value-type="string">
            <text:p>{'Русский'}</text:p>
          </table:table-cell>
          <table:table-cell office:value-type="string" calcext:value-type="string">
            <text:p>romance,mystic,adventure</text:p>
          </table:table-cell>
          <table:table-cell office:value-type="string" calcext:value-type="string">
            <text:p>https://drive.google.com/drive/folders/1pZeZNRgCIFI24eSAv6pPb-uMlOUheDYT?usp=sharing</text:p>
          </table:table-cell>
          <table:table-cell office:value-type="string" calcext:value-type="string">
            <text:p>4024.png</text:p>
          </table:table-cell>
        </table:table-row>
        <table:table-row table:style-name="ro1">
          <table:table-cell office:value-type="string" calcext:value-type="string">
            <text:p>Моя маленькая служанка (Little My Maid/ リトルＭｙメイド)</text:p>
          </table:table-cell>
          <table:table-cell office:value-type="string" calcext:value-type="string">
            <text:p>Игра от знаменитого Peach Princess дает Вам возможность побывать в замечательном эротическом приключении 19-летнего симпатичного студента Оюджи Камогава. В игре Вас ожидают несколько вариантов развития событий. Имеются RPG-элементы: Любовь, Доверие и Сила, которые растут или уменьшаются в зависимости от Ваших действий. Порадуют качественное звуковое сопровождение и красочная динамичная мультипликация.</text:p>
          </table:table-cell>
          <table:table-cell/>
          <table:table-cell office:value-type="string" calcext:value-type="string">
            <text:p>2-10 часов</text:p>
          </table:table-cell>
          <table:table-cell office:value-type="string" calcext:value-type="string">
            <text:p>sweet_basil</text:p>
          </table:table-cell>
          <table:table-cell office:value-type="string" calcext:value-type="string">
            <text:p>{'русский'}</text:p>
          </table:table-cell>
          <table:table-cell office:value-type="string" calcext:value-type="string">
            <text:p>drama,romance,routine,hentai</text:p>
          </table:table-cell>
          <table:table-cell office:value-type="string" calcext:value-type="string">
            <text:p>https://drive.google.com/file/d/18UKXb-X6mO6Mow-y7291cYMOl9ENGjEk/view?usp=sharing</text:p>
          </table:table-cell>
          <table:table-cell office:value-type="string" calcext:value-type="string">
            <text:p>4020.jpg</text:p>
          </table:table-cell>
        </table:table-row>
        <table:table-row table:style-name="ro1">
          <table:table-cell office:value-type="string" calcext:value-type="string">
            <text:p>My Crush My Bully</text:p>
          </table:table-cell>
          <table:table-cell office:value-type="string" calcext:value-type="string">
            <text:p>Короткая и симпатишная история про то как мы... ну это самое... просто идём мимо книжного и совершенно не собираемся там никаких манг покупать! И ни капли не ожидаем встретить там свой самый страшный ужас и одновременно предмет тайной влюблённости!\n\n\n\n\n\n\n\n\n\n\n\n\nДоступно только для пользователей</text:p>
          </table:table-cell>
          <table:table-cell/>
          <table:table-cell office:value-type="string" calcext:value-type="string">
            <text:p>Менее 2 часов</text:p>
          </table:table-cell>
          <table:table-cell office:value-type="string" calcext:value-type="string">
            <text:p>pixitales</text:p>
          </table:table-cell>
          <table:table-cell office:value-type="string" calcext:value-type="string">
            <text:p>{'Русский'}</text:p>
          </table:table-cell>
          <table:table-cell office:value-type="string" calcext:value-type="string">
            <text:p>comedy,romance</text:p>
          </table:table-cell>
          <table:table-cell office:value-type="string" calcext:value-type="string">
            <text:p>https://mega.nz/file/rYYVXL5C#cYdW5XkUEmHqvMeNiPsiYUqp6sT7ueCL9bn6DKXWB6E</text:p>
          </table:table-cell>
          <table:table-cell office:value-type="string" calcext:value-type="string">
            <text:p>4015.jpg</text:p>
          </table:table-cell>
        </table:table-row>
        <table:table-row table:style-name="ro1">
          <table:table-cell office:value-type="string" calcext:value-type="string">
            <text:p>Кровь звезды</text:p>
          </table:table-cell>
          <table:table-cell office:value-type="string" calcext:value-type="string">
            <text:p>Давай познакомимся, Широ. К сожалению, я знаю о тебе все, поэтому представлюсь только я. Меня зовут Куро, мне 19 лет, у меня врожденная болезнь солнца и еще... Я очень сильно люблю тебя, Широ.\n\nБыть похищенным то еще удовольствие, не так ли? Но это было сделано ради любви!\nМы посмотрим на историю от лица двух парней - один, чье сердце наполнено любовью, он готов сделать что угодно, ради своей цели, другой - грезит о том, как сбежать от своего эксцентричного фаната. Куро и Широ, чьи цели так сильно отличаются, смогут ли они прийти к взаимопониманию, или же один из них должен стать жертвой неоправданного выбора?\nПомните, что вы не имеете право на ошибку.\n\nДоступно только для пользователей\n\nДоступно только для пользователей</text:p>
          </table:table-cell>
          <table:table-cell/>
          <table:table-cell office:value-type="string" calcext:value-type="string">
            <text:p>2-10 часов</text:p>
          </table:table-cell>
          <table:table-cell office:value-type="string" calcext:value-type="string">
            <text:p>sena</text:p>
          </table:table-cell>
          <table:table-cell office:value-type="string" calcext:value-type="string">
            <text:p>{'отечественный разработчик', 'Главный герой парень', 'омегаверс', 'Яндере', 'Сёнен-ай'}</text:p>
          </table:table-cell>
          <table:table-cell office:value-type="string" calcext:value-type="string">
            <text:p>drama,romance,horror,ecchi</text:p>
          </table:table-cell>
          <table:table-cell office:value-type="string" calcext:value-type="string">
            <text:p>https://cloud.mail.ru/public/EuFS/nAKbyMhvC</text:p>
          </table:table-cell>
          <table:table-cell office:value-type="string" calcext:value-type="string">
            <text:p>4005.png</text:p>
          </table:table-cell>
        </table:table-row>
        <table:table-row table:style-name="ro1">
          <table:table-cell office:value-type="string" calcext:value-type="string">
            <text:p>Путь в никуда</text:p>
          </table:table-cell>
          <table:table-cell office:value-type="string" calcext:value-type="string">
            <text:p>Он просыпается в незнакомом месте и не помнит даже собственное имя. Здесь всё не то, чем кажется, и сквозь дымку прекрасных пейзажей просвечивает нечто жуткое... Таинственный голос раз за разом просит мужчину открыть глаза, но выдержит ли он истину мира, в котором оказался? Решать вам.\n\nДостоинства:\n- Нелинейный сюжет;\n- Система ачивок;\n- Приятное звуковое сопровождение.</text:p>
          </table:table-cell>
          <table:table-cell/>
          <table:table-cell office:value-type="string" calcext:value-type="string">
            <text:p>Менее 2 часов</text:p>
          </table:table-cell>
          <table:table-cell office:value-type="string" calcext:value-type="string">
            <text:p>nia13</text:p>
          </table:table-cell>
          <table:table-cell office:value-type="string" calcext:value-type="string">
            <text:p>{'Главный герой парень', 'Повествование от первого лица', 'Путь в никуда', 'Android', 'отечественный разработчик'}</text:p>
          </table:table-cell>
          <table:table-cell office:value-type="string" calcext:value-type="string">
            <text:p>drama,mystic,adventure</text:p>
          </table:table-cell>
          <table:table-cell office:value-type="string" calcext:value-type="string">
            <text:p>https://drive.google.com/file/d/1jeIE65U_LKZ519zXgroHqINQ-M7cVfgO/view?usp=sharing</text:p>
          </table:table-cell>
          <table:table-cell office:value-type="string" calcext:value-type="string">
            <text:p>4004.jpeg</text:p>
          </table:table-cell>
        </table:table-row>
        <table:table-row table:style-name="ro1">
          <table:table-cell office:value-type="string" calcext:value-type="string">
            <text:p>Отчаянное Свидание (Desparate Date)</text:p>
          </table:table-cell>
          <table:table-cell office:value-type="string" calcext:value-type="string">
            <text:p>У главного героя все всегда идёт наперекосяк во время свидания, будто он герой какого-то комедийного фильма. Но в этот раз у него точно получится провести лучшее свидание! Обманите Закон Мёрфи и помогите главному герою найти себе девушку!\nУправление:\nPoint-and-Click (Нажимайте на интерактивные предметы ЛКМ, чтобы произошло действие. Интерактивные предметы подсвечиваются).\nОбязательно: на данный момент в игре отсутствует большинство звуков для тех или иных действий. Также, на некоторые действия отсутствует анимация (не успели доделать).\nИгра участвовала в конкурсе Siberian Game Jam 2021 Игровой Хакатон!</text:p>
          </table:table-cell>
          <table:table-cell/>
          <table:table-cell office:value-type="string" calcext:value-type="string">
            <text:p>Менее 2 часов</text:p>
          </table:table-cell>
          <table:table-cell office:value-type="string" calcext:value-type="string">
            <text:p>inferno_brushes_(the_bloka</text:p>
          </table:table-cell>
          <table:table-cell office:value-type="string" calcext:value-type="string">
            <text:p>{'Повествование от первого лица', 'отечественный разработчик', 'фэнтези', 'Главный герой парень', 'Отчаянное Свидание'}</text:p>
          </table:table-cell>
          <table:table-cell office:value-type="string" calcext:value-type="string">
            <text:p>comedy,romance,fantasy</text:p>
          </table:table-cell>
          <table:table-cell office:value-type="string" calcext:value-type="string">
            <text:p>https://thebloka.itch.io/desparatedate</text:p>
          </table:table-cell>
          <table:table-cell office:value-type="string" calcext:value-type="string">
            <text:p>3998.jpg</text:p>
          </table:table-cell>
        </table:table-row>
        <table:table-row table:style-name="ro1">
          <table:table-cell office:value-type="string" calcext:value-type="string">
            <text:p>Динозавры в ночи (Dino Nite)</text:p>
          </table:table-cell>
          <table:table-cell office:value-type="string" calcext:value-type="string">
            <text:p>Это короткая история, с очаровательной графикой, простым, но запоминающимся саундтреком, и пернатыми динозаврами, что могут вам очень понравится, пусть они и воришки.</text:p>
          </table:table-cell>
          <table:table-cell/>
          <table:table-cell office:value-type="string" calcext:value-type="string">
            <text:p>Менее 2 часов</text:p>
          </table:table-cell>
          <table:table-cell office:value-type="string" calcext:value-type="string">
            <text:p>drowsy_drake_studios</text:p>
          </table:table-cell>
          <table:table-cell office:value-type="string" calcext:value-type="string">
            <text:p>{'Русский', 'Английский'}</text:p>
          </table:table-cell>
          <table:table-cell office:value-type="string" calcext:value-type="string">
            <text:p>comedy,science_fiction,romance,fiction,fantasy</text:p>
          </table:table-cell>
          <table:table-cell office:value-type="string" calcext:value-type="string">
            <text:p>https://drive.google.com/file/d/1vva3tA19Tv4v6jvLVD555A654aPsRh9l/view?usp=sharing</text:p>
          </table:table-cell>
          <table:table-cell office:value-type="string" calcext:value-type="string">
            <text:p>3997.jpg</text:p>
          </table:table-cell>
        </table:table-row>
        <table:table-row table:style-name="ro1">
          <table:table-cell office:value-type="string" calcext:value-type="string">
            <text:p>Маскарад Вампиров: Колючие Земли (Vampire The Masquerade: Barbedlands)</text:p>
          </table:table-cell>
          <table:table-cell office:value-type="string" calcext:value-type="string">
            <text:p>Русскому Брухе и финну Тореадору дано задание доставить фургон полный крови в Мурманск. Похоже, что эта задача будет проще простого. Они соглашаются сделать это, даже если Баба Яга встанет у них на пути.\nВнимание! Игра поддерживает только разрешение экрана 1920x1080!\n\nИгра была создана для конкурса Vampire: The Masquerade Jam!</text:p>
          </table:table-cell>
          <table:table-cell/>
          <table:table-cell office:value-type="string" calcext:value-type="string">
            <text:p>Менее 2 часов</text:p>
          </table:table-cell>
          <table:table-cell office:value-type="string" calcext:value-type="string">
            <text:p>vampire_ballerina_team_(the_cyberdog_we_deserve)</text:p>
          </table:table-cell>
          <table:table-cell office:value-type="string" calcext:value-type="string">
            <text:p>{'Несколько главных героев', 'Вампиры', 'Маскарад Вампиров: Колючие Земли', 'отечественный разработчик', 'фэнтези', 'Повествование от первого лица'}</text:p>
          </table:table-cell>
          <table:table-cell office:value-type="string" calcext:value-type="string">
            <text:p>drama,horror,action,mystic,adventure,fantasy</text:p>
          </table:table-cell>
          <table:table-cell office:value-type="string" calcext:value-type="string">
            <text:p>https://the-cyberdog-we-deserve.itch.io/barbedlands</text:p>
          </table:table-cell>
          <table:table-cell office:value-type="string" calcext:value-type="string">
            <text:p>3994.jpg</text:p>
          </table:table-cell>
        </table:table-row>
        <table:table-row table:style-name="ro1">
          <table:table-cell office:value-type="string" calcext:value-type="string">
            <text:p>Закон и Мёрфи (Murphy and the Law)</text:p>
          </table:table-cell>
          <table:table-cell office:value-type="string" calcext:value-type="string">
            <text:p>Алекс Мёрфи — детектив из Нью-Чикаго. Вот уже месяц он бьётся над делом об убийстве. Преступник мастерски замёл все следы и не оставил ни одного свидетеля. И вдобавок к этому, в жизни Алекса началась чёрная полоса... Сможет ли Алекс избежать невезения и раскрыть зависший "глухарь"?</text:p>
          </table:table-cell>
          <table:table-cell/>
          <table:table-cell office:value-type="string" calcext:value-type="string">
            <text:p>Менее 2 часов</text:p>
          </table:table-cell>
          <table:table-cell office:value-type="string" calcext:value-type="string">
            <text:p>helvetica_u</text:p>
          </table:table-cell>
          <table:table-cell office:value-type="string" calcext:value-type="string">
            <text:p>{'отечественный разработчик', 'неко', 'не люди', 'Закон и Мёрфи', 'Главный герой парень', 'фэнтези', 'Повествование от первого лица'}</text:p>
          </table:table-cell>
          <table:table-cell office:value-type="string" calcext:value-type="string">
            <text:p>detective,fantasy</text:p>
          </table:table-cell>
          <table:table-cell office:value-type="string" calcext:value-type="string">
            <text:p>https://helvetica-u.itch.io/murphy-and-the-law</text:p>
          </table:table-cell>
          <table:table-cell office:value-type="string" calcext:value-type="string">
            <text:p>3993.jpg</text:p>
          </table:table-cell>
        </table:table-row>
        <table:table-row table:style-name="ro1">
          <table:table-cell office:value-type="string" calcext:value-type="string">
            <text:p>Джекилл и Хайд (MazM: Jekyll and Hyde / MazM: 지킬 앤 하이드)</text:p>
          </table:table-cell>
          <table:table-cell office:value-type="string" calcext:value-type="string">
            <text:p>"MazM: Jekyll and Hyde" — игра-приключение с готичной атмосферой, созданная на основе известной повести Р.Л. Стивенсона "Странная история доктора Джекила и мистера Хайда" (1886). Вам предстоит увидеть эту историю под совершенно неожиданным углом!\nВы будете смотреть на Лондон XIX века глазами двух людей. Первый — м-р Аттерсон, юрист и поборник справедливости, который ищет улики для раскрытия зловещего преступления. Второй — м-р Хайд, который дошёл до предела своих физических возможностей. Бродите по улицам города в атмосфере психологического триллера. Развязка окажется неожиданной!\nЛондон игры "MazM: Jekyll and Hyde" погружен в тёмную, мрачную, зловещую атмосферу, создающую ощущение нереальности происходящего. Впечатляющая графика и тревожная музыка только усугубляют гнетущее настроение игры.\nБродите по Лондону, ищите улики и окунайтесь в мир известной повести по мере того, как вы будете раскрывать историю множества искушений, стоящих на пути человека, и его возможного краха!</text:p>
          </table:table-cell>
          <table:table-cell/>
          <table:table-cell office:value-type="string" calcext:value-type="string">
            <text:p>2-10 часов</text:p>
          </table:table-cell>
          <table:table-cell office:value-type="string" calcext:value-type="string">
            <text:p>mazm_/_growing_seeds</text:p>
          </table:table-cell>
          <table:table-cell office:value-type="string" calcext:value-type="string">
            <text:p>{'Несколько главных героев', 'Иностранный разработчик', 'Джекилл и Хайд', 'Повествование от первого лица', 'научная фантастика'}</text:p>
          </table:table-cell>
          <table:table-cell office:value-type="string" calcext:value-type="string">
            <text:p>drama,science_fiction,romance,horror,detective,mystic,adventure,triller</text:p>
          </table:table-cell>
          <table:table-cell office:value-type="string" calcext:value-type="string">
            <text:p>https://drive.google.com/file/d/1NTvK4BsYvvD2LhiTpHQl-oE8Ky6DnIKH/view</text:p>
          </table:table-cell>
          <table:table-cell office:value-type="string" calcext:value-type="string">
            <text:p>3986.jpg</text:p>
          </table:table-cell>
        </table:table-row>
        <table:table-row table:style-name="ro1">
          <table:table-cell office:value-type="string" calcext:value-type="string">
            <text:p>Сакура Купидон (Sakura Cupid)</text:p>
          </table:table-cell>
          <table:table-cell office:value-type="string" calcext:value-type="string">
            <text:p>ОБ ЭТОЙ ИГРЕ\n\nЛилим — купидон, изгнанный с Небес за провал обязательств. В то время как многие постыдились бы такого наказания, она — не нарадуется. Ей в Токио по душе! Наконец есть время перечитать все комиксы и пересмотреть все ТВ шоу, которые хотела — и нет нужды беспрерывно работать!\n\nМирная жизнь, однако, разлетается на осколки, когда Лилим подбивает себе ‘пулей любви” миленькую официантку в попытке заполучить бесплатную чашечку кофе. Выше же описанная, Мицуки, теряет голову, заявляя, что расстанется с жизнью, останься её чувства безответными.\n\nОтныне Лилим с этим может только смириться, пока эффект “пули любви” не спадёт — а в добавок на охоту выходит её друг детства, Серра, готовая вернуть беглянку на Небеса во что бы то ни стало.\n\nКак поступит милашка-купидон?!\n\nЛилим:\nГлавная героиня. Не исполняющая как надо обязанности купидона, была изгнана в мир людей. Лилим невероятно ленива, пойдёт на что угодно, лишь бы не работать. Зарывшаяся и самоуверенная, обожает флиртовать с милашками — но обязательства? Увольте. Изменится ли её подход к жизни?\n\nМицуки:\nДевушка-человек, поражённая “пулей любви” Лилим. Изначально грубая и холодная, готова под колёса бросится после получения выстрела.\n\nКогда не витает в облаках под эффектами “пули любви”, решительно настроенная студентка колледжа, обучающаяся на доктора. Ужасно готовит.\n\nСерра:\nДруг детства Лилим. Серра — живущий на Небесах купидон. Выпустилась из Академии купидонов на верхушке класса, невероятно одарённая и способная. Несмотря на талантливость, друзей у неё немного, так как ведёт себя холодно и отчуждённо.\nСерра очень серьёзная, но в тайне любит милые, пушистые игрушки, а также шоу девочек-волшебниц. Не признает никогда этого, однако — как и то, насколько сильно любит Лилим.\n\nОсобенности:\n\nПрисоединитесь к Лилим в похождении по визуальной новелле\nВлияйте на ход истории собственными выборами\nИмейте удовольствие насладиться небольшими приятными анимациями на заднем фоне\nТеперь на русском\n\n\nОПИСАНИЕ КОНТЕНТА ДЛЯ ВЗРОСЛЫХ\nРазработчики описывают контент так:\n\nЭта игра может содержать контент, не подходящий для всех возрастов или для просмотра на работе: Нагота или сцены сексуального характера, Контент для взрослых.</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comedy,romance,fiction,ecchi,hentai</text:p>
          </table:table-cell>
          <table:table-cell office:value-type="string" calcext:value-type="string">
            <text:p>https://drive.google.com/file/d/1GZVhnUSJsK396Vz3KbJ5UBL7qZbqyw-V/view?usp=sharing</text:p>
          </table:table-cell>
          <table:table-cell office:value-type="string" calcext:value-type="string">
            <text:p>3985.jpg</text:p>
          </table:table-cell>
        </table:table-row>
        <table:table-row table:style-name="ro1">
          <table:table-cell office:value-type="string" calcext:value-type="string">
            <text:p>Уроки любви (Lessons in love)</text:p>
          </table:table-cell>
          <table:table-cell office:value-type="string" calcext:value-type="string">
            <text:p>Займи место учителя двадцати старшеклассниц, пытающихся найти свой путь в жизни. Управляй и развивай отношения с каждой из них в вымышленном городе Кумон-ми. Выбирай, как проводить время после занятий и в выходные дни, чтобы наилучшим образом следовать тому пути, который ты хочешь выбрать. Будь то посещение девушек на их работе на полставки, попытки убедить их впустить тебя в свою комнату общежития или просто убивание времени в комнате с часами в местном баре, в «Уроках Любви» всегда есть чем заняться.\nПожалуйста, обрати внимание, что некоторые вещи в этой игре могут быть предназначены для того, чтобы смутить или обеспокоить тебя. Но не волнуйся! Всё будет хорошо!\n\nДоступно только для пользователей</text:p>
          </table:table-cell>
          <table:table-cell/>
          <table:table-cell office:value-type="string" calcext:value-type="string">
            <text:p>Более 50 часов</text:p>
          </table:table-cell>
          <table:table-cell office:value-type="string" calcext:value-type="string">
            <text:p>selebus</text:p>
          </table:table-cell>
          <table:table-cell office:value-type="string" calcext:value-type="string">
            <text:p>{'Русский'}</text:p>
          </table:table-cell>
          <table:table-cell office:value-type="string" calcext:value-type="string">
            <text:p>comedy,romance,horror,mystic,routine,school,hentai</text:p>
          </table:table-cell>
          <table:table-cell office:value-type="string" calcext:value-type="string">
            <text:p>https://drive.google.com/file/d/1SdYPi_K8WQkV3nsIn4shABdlGfE0yM72/view?usp=sharing</text:p>
          </table:table-cell>
          <table:table-cell office:value-type="string" calcext:value-type="string">
            <text:p>3983.jpg</text:p>
          </table:table-cell>
        </table:table-row>
        <table:table-row table:style-name="ro1">
          <table:table-cell office:value-type="string" calcext:value-type="string">
            <text:p>Печка (MazM: Pechka / MazM: 페치카)</text:p>
          </table:table-cell>
          <table:table-cell office:value-type="string" calcext:value-type="string">
            <text:p>В начале XX века граждане исчезнувшей страны начали борьбу за свободу.\nИх судьба странным образом переплелась с человеком без Родины — Петром.\nПредлагаем вам стать главным героем этой захватывающей исторической эпопеи!\nПогрузитесь в трагедию на реальных событиях, сопереживая героям сквозь перипетии судьбы и военные годы.\n«Печка» — игра на эпизодической основе.\nНе пропустите новые приключения каждую неделю!\nВизуальная новелла + историческая игра + военная игра + интерактивная история\n«Печка» — пятое по счету произведение MazM, основанное на реальных событиях и повествующее о Дальнем Востоке начала XX века, борьбе за право на существование и военном времени.\nОсобенности игры:\n• Визуальная новелла с захватывающим сюжетом.\n• Историческое приключение на основе реальных событий.\n• Еженедельные обновления и новые эпизоды.\n• Игра о борьбе и военных событиях на Дальнем Востоке.\n• Трагедия, основанная на реальной истории прошлого столетия.\n• Сюжет, не уступающий оскароносному фильму.\n• Вариативная концовка, зависящая от принятых вами решений.\nТри основные особенности «Печки»:\n▶ Увлекательный сюжет ▶\n• Продвигайтесь по карте, чтобы погрузиться в водоворот событий «MazM: Печка».\n• Эпическая драма, ловко переплетающая оригинальный сюжет и реальные исторические события, не оставит вас равнодушным.\n▶ Необычный игровой сеттинг — Дальний Восток начала XX века ▶\n• Перенеситесь в Приморье начала двадцатого столетия.\n• Путешествуйте по дальневосточным городам и заводите новые знакомства.\n▶ Скрупулёзно собранные исторические факты ▶\n• Вместе с «MazM: Печка» приоткройте завесу тайны, узнавая любопытные, а подчас и малоизвестные, исторические сведения.\n• Собирайте обрывки истории, соединяя частички общего пазла.\n• Окунитесь в атмосферу революционной России и откройте для себя величественную историю Дальнего Востока.\nОптимальный выбор для ценителей визуальных новелл, сюжетных и приключенческих игр, а также любителей истории.\nПуститесь в захватывающее приключение от MazM!\nИнтриги, тайны и сюжетные хитросплетения не оставят вас равнодушным.\nО MazM:\n• Игровая студия MazM интерпретирует полюбившиеся всему миру истории, добавляя изюминку в знакомые сюжеты.\n• Мы стремимся создавать не просто игры, а произведения искусства, воздействующие на игрока не менее, чем книги, фильмы или мюзиклы.\n• Следите за нашими обновлениями, чтобы знакомиться с новыми интерпретациями шедевров мировой литературы.\n• Станьте одним из мазмианцев, чтобы испытывать водоворот эмоций и вдохновиться судьбами героев с каждой новой игрой.\nREAD_PHONE_STATE разрешение:\nЭто разрешение используется для создания идентификатора для идентификации уникального пользователя в игре.\nПоскольку для этого идентификатора используется одностороннее шифрование, информация об уникальном устройстве пользователя неизвестна.\nРекомендуемый возраст для игры:12+</text:p>
          </table:table-cell>
          <table:table-cell/>
          <table:table-cell office:value-type="string" calcext:value-type="string">
            <text:p>10-30 часов</text:p>
          </table:table-cell>
          <table:table-cell office:value-type="string" calcext:value-type="string">
            <text:p>mazm_/_growing_seeds</text:p>
          </table:table-cell>
          <table:table-cell office:value-type="string" calcext:value-type="string">
            <text:p>{'Иностранный разработчик', 'Повествование от первого лица', 'Главный герой парень', 'печка'}</text:p>
          </table:table-cell>
          <table:table-cell office:value-type="string" calcext:value-type="string">
            <text:p>drama,horror,adventure</text:p>
          </table:table-cell>
          <table:table-cell office:value-type="string" calcext:value-type="string">
            <text:p>https://play.google.com/store/apps/details?id=com.Gseeds.Pechka</text:p>
          </table:table-cell>
          <table:table-cell office:value-type="string" calcext:value-type="string">
            <text:p>3982.jpg</text:p>
          </table:table-cell>
        </table:table-row>
        <table:table-row table:style-name="ro1">
          <table:table-cell office:value-type="string" calcext:value-type="string">
            <text:p>Призрак Оперы (MazM: The Phantom of the Opera / MazM: Opera-ui Yulyeong / MazM: 오페라의 유령)</text:p>
          </table:table-cell>
          <table:table-cell office:value-type="string" calcext:value-type="string">
            <text:p>Французская готическая новелла ужасов «Призрак Оперы» (1910) возвращается к современным зрителям в виде приключенческой игры "MazM: The Phantom of the Opera" для STEAM!\nМного лет спустя после событий, потрясших Парижскую оперу в "Призраке Оперы",\nтуда прибывает детектив, чтобы раскрыть правду о призраке.\nРаскрывайте секреты, спрятанные в здании Оперы: собирайте заметки и изучайте характеры!\n«Он» повсюду. «Он» способен видеть всё. И «он» следит за вами...\nСтаньте свидетелями поразительной истории о жгучей любви и жгучей ненависти.\nПогрузитесь в уникальную эстетику «прекрасной эпохи», царившей в Париже конца 19 века, и его жителей!\nСлушайте музыку в классическом стиле, которая ещё глубже погрузит вас в атмосферу того времени!\nВойдите в здание Оперы и следите, как развёртывается загадочная и пробирающая до дрожи любовная история романа, обретшая новые краски и притягательность в игре "MazM: The Phantom of the Opera"!</text:p>
          </table:table-cell>
          <table:table-cell/>
          <table:table-cell office:value-type="string" calcext:value-type="string">
            <text:p>10-30 часов</text:p>
          </table:table-cell>
          <table:table-cell office:value-type="string" calcext:value-type="string">
            <text:p>mazm_/_growing_seeds</text:p>
          </table:table-cell>
          <table:table-cell office:value-type="string" calcext:value-type="string">
            <text:p>{'Призрак Оперы', 'средневековье', 'Повествование от первого лица', 'Иностранный разработчик', 'Несколько главных героев'}</text:p>
          </table:table-cell>
          <table:table-cell office:value-type="string" calcext:value-type="string">
            <text:p>drama,romance,horror,detective,mystic,triller</text:p>
          </table:table-cell>
          <table:table-cell office:value-type="string" calcext:value-type="string">
            <text:p>https://mega.nz/file/Ws1lVAoR#NE3iRJPjVrlfxHa-3vh2zdtNKle-dhh6JAcDm3HOoUQ</text:p>
          </table:table-cell>
          <table:table-cell office:value-type="string" calcext:value-type="string">
            <text:p>3981.jpg</text:p>
          </table:table-cell>
        </table:table-row>
        <table:table-row table:style-name="ro1">
          <table:table-cell office:value-type="string" calcext:value-type="string">
            <text:p>Vampire: The Masquerade - Shadows of New York</text:p>
          </table:table-cell>
          <table:table-cell office:value-type="string" calcext:value-type="string">
            <text:p>Вторая новелла от Draw Distance по Миру Тьмы, повествующая о непростой жизни обитателей ночи в Нью-Йорке. История тайн и интриг продолжается, но на этот раз уже с другим обращённым в главной роли. Когда неудачи одна за другой посыпались на юную журналистку Джулию Совински, она и подумать не могла, чьё внимание привлекла её бунтарская натура. Ласомбра. Мастера тьмы и теней избрали свою пешку, и теперь неофиту предстоит окунуться в Мир Тьмы, служа одновременно двум хозяевам.\n\nЧто бы ни случилось, помни: ты — чудовище, но тебе посчастливилось родиться в мире чудовищ, так что никогда не позволяй себе горевать об этом.\n\nОсторожно: в переводе присутствует обсценная лексика. +16\nВ новелле затрагиваются темы насилия, употребления алкоголя и наркотических веществ.</text:p>
          </table:table-cell>
          <table:table-cell/>
          <table:table-cell office:value-type="string" calcext:value-type="string">
            <text:p>2-10 часов</text:p>
          </table:table-cell>
          <table:table-cell office:value-type="string" calcext:value-type="string">
            <text:p>draw_distance</text:p>
          </table:table-cell>
          <table:table-cell office:value-type="string" calcext:value-type="string">
            <text:p>{'мульти', 'включая русский'}</text:p>
          </table:table-cell>
          <table:table-cell office:value-type="string" calcext:value-type="string">
            <text:p>mystic,adventure</text:p>
          </table:table-cell>
          <table:table-cell office:value-type="string" calcext:value-type="string">
            <text:p>https://drive.google.com/file/d/1JdndJfW9CE8Iu2kYLm8wBRalsjbihYnd/view?usp=sharing</text:p>
          </table:table-cell>
          <table:table-cell office:value-type="string" calcext:value-type="string">
            <text:p>3970.jpg</text:p>
          </table:table-cell>
        </table:table-row>
        <table:table-row table:style-name="ro1">
          <table:table-cell office:value-type="string" calcext:value-type="string">
            <text:p>Ставка на ненависть (The Wagering of Wrath)</text:p>
          </table:table-cell>
          <table:table-cell office:value-type="string" calcext:value-type="string">
            <text:p>Брошенная сначала родной матерью, а затем и приемными родителями, Вера таит горькую обиду и неукротимый гнев на жизнь. Полагая, что жизнь ее лишена смысла, она больше всего желает наконец встретить свою смерть. Однако своевременно вмешавшийся в дела девушки ангел дарует ей второй шанс. Он делает ставку на то, что ровно через десять дней Вера переосмыслит всю свою жизнь. Поначалу не восприняв слова ангела всерьез, Вера и не замечает, как в ее жизни неожиданно появились новый одноклассник, любовь из прошлого и настойчивый сосед. Возможно, ангел окажется прав?</text:p>
          </table:table-cell>
          <table:table-cell/>
          <table:table-cell office:value-type="string" calcext:value-type="string">
            <text:p>Менее 2 часов</text:p>
          </table:table-cell>
          <table:table-cell office:value-type="string" calcext:value-type="string">
            <text:p>leeeex</text:p>
          </table:table-cell>
          <table:table-cell office:value-type="string" calcext:value-type="string">
            <text:p>{'русский'}</text:p>
          </table:table-cell>
          <table:table-cell office:value-type="string" calcext:value-type="string">
            <text:p>drama,romance,mystic,routine</text:p>
          </table:table-cell>
          <table:table-cell office:value-type="string" calcext:value-type="string">
            <text:p>https://drive.google.com/file/d/1nLQloj-S0KaO7OvEdqbzVLFYFAbeFHBA/view?usp=sharing</text:p>
          </table:table-cell>
          <table:table-cell office:value-type="string" calcext:value-type="string">
            <text:p>3966.jpg</text:p>
          </table:table-cell>
        </table:table-row>
        <table:table-row table:style-name="ro1">
          <table:table-cell office:value-type="string" calcext:value-type="string">
            <text:p>Сказание о любви Раскии (Romance of Raskya)</text:p>
          </table:table-cell>
          <table:table-cell office:value-type="string" calcext:value-type="string">
            <text:p>На всю страну монаршьим криком грянет:\n"Пощады нет! " — и спустит псов войны,\nЧтоб злодеянье вся земля узнала\nПо смраду тел, просящих погребенья.\nУильям Шекспир, Юлий Цезарь\nПеревод М. Зенкевича\n\nТёмное фэнтези, вдохновлённое античностью. История о войне, жестокости и предательстве глазами влюблённой пары, разделённой стеной осаждённого города.\n\nВнимание!\nВ новелле присутствует обсценная лексика, описание сцен жестокости и насилия, в том числе сексуального характера, затрагиваются темы социального и полового неравенства. +18\nДанная версия не являет адекватным переводом. Это крайне вольная адаптация оригинальной новеллы, я бы даже сказала крайне в кубе, т.к. количество восстановленных/допиленных напильником сцен оказалось внушительным. Поэтому фанфик, отсебятина, оужас и вот это всё — да, но если новелла вас искренне заинтересовала, я рекомендовала бы отдать предпочтение оригиналу.\n\nЕсли вы пришли в новеллу за хентаем: оставь надежду всяк сюда входящий. Объясняю: сиськи есть, а подробных описаний нет, к тому же самих сцен не так чтоб много. О сексе говорят часто, но именно что говорят. Для особо впечатлительных оставила второй скрин, потом не говорите, что не предупреждала.</text:p>
          </table:table-cell>
          <table:table-cell/>
          <table:table-cell office:value-type="string" calcext:value-type="string">
            <text:p>2-10 часов</text:p>
          </table:table-cell>
          <table:table-cell office:value-type="string" calcext:value-type="string">
            <text:p>basileus</text:p>
          </table:table-cell>
          <table:table-cell office:value-type="string" calcext:value-type="string">
            <text:p>{'русский'}</text:p>
          </table:table-cell>
          <table:table-cell office:value-type="string" calcext:value-type="string">
            <text:p>drama,romance,fantasy,hentai</text:p>
          </table:table-cell>
          <table:table-cell office:value-type="string" calcext:value-type="string">
            <text:p>https://drive.google.com/file/d/18VOD4QlD2oNs3zueMgfgW8K2AxFu4HbT/view?usp=sharing</text:p>
          </table:table-cell>
          <table:table-cell office:value-type="string" calcext:value-type="string">
            <text:p>3958.jpg</text:p>
          </table:table-cell>
        </table:table-row>
        <table:table-row table:style-name="ro1">
          <table:table-cell office:value-type="string" calcext:value-type="string">
            <text:p>Moe Era</text:p>
          </table:table-cell>
          <table:table-cell office:value-type="string" calcext:value-type="string">
            <text:p>Встречайте — Эра милых вещей!\n\nЧто же будет впереди?\n\nВеселье и радость, конечно же, их тут полным-полно! Шутки, отсылки к фильмам и играм, да и просто хорошее настроение!\n\nИ захватывающая история. Как же без нее?\nТа, от которой в голове остается много умных мыслей.\nТа, которой хочется поделиться с друзьями.\n\nА еще у нас есть:\n\nНелинейный игровой процесс с 8 различными концовками\n5 главных персонажей и небольшая, но милая группа поддержки\n40+ CG's, 25+ BG's, 40+ музыкальных композиций.</text:p>
          </table:table-cell>
          <table:table-cell/>
          <table:table-cell office:value-type="string" calcext:value-type="string">
            <text:p>2-10 часов</text:p>
          </table:table-cell>
          <table:table-cell office:value-type="string" calcext:value-type="string">
            <text:p>comfy_company</text:p>
          </table:table-cell>
          <table:table-cell office:value-type="string" calcext:value-type="string">
            <text:p>{'Moe Era', 'Повествование от первого лица', 'Главный герой парень', 'отечественный разработчик'}</text:p>
          </table:table-cell>
          <table:table-cell office:value-type="string" calcext:value-type="string">
            <text:p>romance,routine,school</text:p>
          </table:table-cell>
          <table:table-cell office:value-type="string" calcext:value-type="string">
            <text:p>https://store.steampowered.com/app/1159660/Moe_Era/</text:p>
          </table:table-cell>
          <table:table-cell office:value-type="string" calcext:value-type="string">
            <text:p>3955.jpg</text:p>
          </table:table-cell>
        </table:table-row>
        <table:table-row table:style-name="ro1">
          <table:table-cell office:value-type="string" calcext:value-type="string">
            <text:p>Признание Джоске (Josuke's Confession)</text:p>
          </table:table-cell>
          <table:table-cell office:value-type="string" calcext:value-type="string">
            <text:p>Джоске замечает, что его племянник неравнодушен к нему. Это взаимно, так не пора ли обсудить всё прямо? А если надежды не оправдаются? Сначала надо разведать, что к чему! Помогите Джоске узнать Джотаро получше и не облажаться на полу свиданиях. Вытащите Джотаро из отеля или ворвитесь туда с боем. Ходите вокруг да около или скажите всё в лоб. Доверьтесь своему или чужому чутью. Раскройте секрет Джотаро или оставьте всё, как есть... Вы сами — творец своей подростковой мелодрамы в сеттинге Джоджо.\nОсобенности:\n( ͡° ͜ʖ ͡°) 30,000 слов;\n( ͡° ͜ʖ ͡°) 240+ звуков: частичная озвучка из аниме, контекстные (не рандомные) фразы к ~1000 реплик;\n( ͡° ͜ʖ ͡°) 42 выбора;\n( ͡° ͜ʖ ͡°) 25 достижений;\n( ͡° ͜ʖ ͡°) 15 локаций;\n( ͡° ͜ʖ ͡°) 15 персонажей, включая 3 скрытых;\n( ͡° ͜ʖ ͡°) 7 концовок, включая Тайную;\n( ͡° ͜ʖ ͡°) 3 игровых дня;\n( ͡° ͜ʖ ͡°) 2 телепередачи для просмотра (чтобы Вы могли смотреть мелодраму, пока играете в мелодраму);\n( ͡° ͜ʖ ͡°) 2 скрытых песни;\n( ͡° ͜ʖ ͡°) 1 инспектор полиции;\n( ͡° ͜ʖ ͡°) второй симулятор отношений дяди и племянника;\n( ͡° ͜ʖ ͡°) спецэффекты, музыка и графика уровня дэвид про, а также секретные материалы из фотошопа.\nПредупреждения: инцест, разница в возрасте/отношения подростка и взрослого, возможен ООС, сделано фанатами пейринга для таких же фанатов. Воспринимайте эту игру как интерактивный фанфик с картинками и звуковым сопровождением.\nФанатская игра по JJBA и Джотаро/Джоске.\nРейтинг: PG-13.\nAndroid, iOS / WEB — перейдите по ссылке, чтобы играть в браузере с некоторыми ограничениями (без звука). Пароль к странице тот же, что и к этой. Игра может некорректно отображаться на Win 7 x32.\n!!!Пароль ко всем страницам: уженашелся!!!\nПредыдущая игра данного автора:\nНевероятные Приключения ЖотаЖоса: В Поисках Коичи</text:p>
          </table:table-cell>
          <table:table-cell/>
          <table:table-cell office:value-type="string" calcext:value-type="string">
            <text:p>2-10 часов</text:p>
          </table:table-cell>
          <table:table-cell office:value-type="string" calcext:value-type="string">
            <text:p>igry_po_dzhotadzhosu</text:p>
          </table:table-cell>
          <table:table-cell office:value-type="string" calcext:value-type="string">
            <text:p>{'Повествование от первого лица', 'Главный герой парень', 'отечественный разработчик', 'сёнэн-ай', 'Признание Джоске'}</text:p>
          </table:table-cell>
          <table:table-cell office:value-type="string" calcext:value-type="string">
            <text:p>comedy,romance,routine</text:p>
          </table:table-cell>
          <table:table-cell office:value-type="string" calcext:value-type="string">
            <text:p>https://jotajosu.itch.io/josuconf</text:p>
          </table:table-cell>
          <table:table-cell office:value-type="string" calcext:value-type="string">
            <text:p>3952.jpg</text:p>
          </table:table-cell>
        </table:table-row>
        <table:table-row table:style-name="ro1">
          <table:table-cell office:value-type="string" calcext:value-type="string">
            <text:p>War of Roses</text:p>
          </table:table-cell>
          <table:table-cell office:value-type="string" calcext:value-type="string">
            <text:p>Вернувшись в родной город после окончания колледжа, ты узнаешь, что цветочный магазин, принадлежащий твоей семье, находится на грани разорения.\nТы полна решимости спасти семейное дело, и внезапный заказ от крупной фирмы, кажется, должен решить все проблемы. Но твой противник — огромная влиятельная корпорация.\nУдастся ли тебе сохранить свой магазин и по пути обрести любовь?\n\nОсобенности игры:\n- три возможных избранника: работник цветочного магазина, генеральный директор компании и модель;\n- любовный треугольник;\n- в течение игры можно менять одежду героини;\n- выборы в диалогах разблокируют новые варианты одежды.</text:p>
          </table:table-cell>
          <table:table-cell/>
          <table:table-cell office:value-type="string" calcext:value-type="string">
            <text:p>2-10 часов</text:p>
          </table:table-cell>
          <table:table-cell office:value-type="string" calcext:value-type="string">
            <text:p>owl</text:p>
          </table:table-cell>
          <table:table-cell office:value-type="string" calcext:value-type="string">
            <text:p>{'Русский'}</text:p>
          </table:table-cell>
          <table:table-cell office:value-type="string" calcext:value-type="string">
            <text:p>drama,comedy,romance,routine</text:p>
          </table:table-cell>
          <table:table-cell office:value-type="string" calcext:value-type="string">
            <text:p>https://drive.google.com/file/d/1qL98-6xKwEM-zcZGn3Lqo0IZzJuUogN7/view?usp=sharing</text:p>
          </table:table-cell>
          <table:table-cell office:value-type="string" calcext:value-type="string">
            <text:p>3951.jpg</text:p>
          </table:table-cell>
        </table:table-row>
        <table:table-row table:style-name="ro1">
          <table:table-cell office:value-type="string" calcext:value-type="string">
            <text:p>Из Осколков (From Shards)</text:p>
          </table:table-cell>
          <table:table-cell office:value-type="string" calcext:value-type="string">
            <text:p>Вместе с призраком девушки пройдите по воспоминаниям, восстановите картину событий и вернитесь к жизни. Даже если ваша жизнь разлетелась на тысячу осколков, можно собрать её снова. Представляем вам "Из осколков", с любовью и болью - Ache Team.\nИгра была создана для конкурса Siberian Game Jam 2021!</text:p>
          </table:table-cell>
          <table:table-cell/>
          <table:table-cell office:value-type="string" calcext:value-type="string">
            <text:p>Менее 2 часов</text:p>
          </table:table-cell>
          <table:table-cell office:value-type="string" calcext:value-type="string">
            <text:p>ache_team_(ondreika</text:p>
          </table:table-cell>
          <table:table-cell office:value-type="string" calcext:value-type="string">
            <text:p>{'Главный герой девушка', 'Из Осколков', 'Повествование от первого лица', 'отечественный разработчик'}</text:p>
          </table:table-cell>
          <table:table-cell office:value-type="string" calcext:value-type="string">
            <text:p>drama,mystic</text:p>
          </table:table-cell>
          <table:table-cell office:value-type="string" calcext:value-type="string">
            <text:p>https://exekutor.itch.io/from-shards</text:p>
          </table:table-cell>
          <table:table-cell office:value-type="string" calcext:value-type="string">
            <text:p>3950.jpg</text:p>
          </table:table-cell>
        </table:table-row>
        <table:table-row table:style-name="ro1">
          <table:table-cell office:value-type="string" calcext:value-type="string">
            <text:p>Fedortale Episode 3</text:p>
          </table:table-cell>
          <table:table-cell office:value-type="string" calcext:value-type="string">
            <text:p>Это визуальная новелла, основанная на вселенной, которую создал уважаемый мною Fedor Сomix . Действие игры берёт начало в конкретном месте - Питерском метро.\nМолодой художник по имени Чарли возвращается домой с вечернего мероприятия. Волею судьбы, ему приходится воспользоваться услугами Питерского метрополитена, но, будучи уставшим, он засыпает по пути домой и оказывается на станции, которую до этого никогда не видел...\nТретий эпизод визуальной новеллы "Fedortale", основанной на АУ ютуб-деятеля Fedor Comix.\nО выходе следующего эпизода, можно узнать из нашей группы ВК: Fedortale\nПервый Эпизод\nВторой Эпизод</text:p>
          </table:table-cell>
          <table:table-cell/>
          <table:table-cell office:value-type="string" calcext:value-type="string">
            <text:p>Менее 2 часов</text:p>
          </table:table-cell>
          <table:table-cell office:value-type="string" calcext:value-type="string">
            <text:p>kira_cactus</text:p>
          </table:table-cell>
          <table:table-cell office:value-type="string" calcext:value-type="string">
            <text:p>{'Повествование от первого лица', 'фэнтези', 'Главный герой парень', 'undertale', 'отечественный разработчик', 'Fedortale Episode 3'}</text:p>
          </table:table-cell>
          <table:table-cell office:value-type="string" calcext:value-type="string">
            <text:p>comedy,horror,parody,adventure,fantasy</text:p>
          </table:table-cell>
          <table:table-cell office:value-type="string" calcext:value-type="string">
            <text:p>https://gamejolt.com/games/fedortalethevisualnovel/359444</text:p>
          </table:table-cell>
          <table:table-cell office:value-type="string" calcext:value-type="string">
            <text:p>3948.jpg</text:p>
          </table:table-cell>
        </table:table-row>
        <table:table-row table:style-name="ro1">
          <table:table-cell office:value-type="string" calcext:value-type="string">
            <text:p>The Soul Box</text:p>
          </table:table-cell>
          <table:table-cell office:value-type="string" calcext:value-type="string">
            <text:p>"Дядин труп нашли несколько дней назад. Он сел на крохотную лодочку с минимумом припасов и отправился к неизвестному пункту назначения. Куда он направлялся, зачем ему потребовалось умирать такой странной смертью — всё это оставалось загадкой".\n\nКибербудущее наступило, но люди остались прежними. Нами всегда руководили программы. Тексты, людьми или событиями вшитые в самую сердцевину нашего существа. Мы цепляемся за них, состоим из них — софт и в самом деле скорее слетит у какого-нибудь разумного тостера, чем у человека. Тексты говорят нам, что хорошо, а что плохо, дают нам в руки палку и указывают, в какую сторону воевать. Весь наш мир — это слова. И маски.\n\nThe Soul Box — это история одного наследства, спрятанного за текстом. Шкатулка с секретом, и то, что внутри.\n\nЧто у нас есть:\n- линейный сюжет;\n- КЫБЕРПАНК;\n- на шкатулке можно крутить детальки;\n- замшелый взгляд на прогрессивные социальные тренды;\n- падре в шапке с рыбой (не продоет).</text:p>
          </table:table-cell>
          <table:table-cell/>
          <table:table-cell office:value-type="string" calcext:value-type="string">
            <text:p>Менее 2 часов</text:p>
          </table:table-cell>
          <table:table-cell office:value-type="string" calcext:value-type="string">
            <text:p>krasavitsa_ikuku</text:p>
          </table:table-cell>
          <table:table-cell office:value-type="string" calcext:value-type="string">
            <text:p>{'Повествование от первого лица', 'будущее', 'киберпанк', 'Несколько главных героев'}</text:p>
          </table:table-cell>
          <table:table-cell office:value-type="string" calcext:value-type="string">
            <text:p>drama,parody,hentai</text:p>
          </table:table-cell>
          <table:table-cell office:value-type="string" calcext:value-type="string">
            <text:p>https://drive.google.com/drive/folders/19vXcuR17uRzNJtx9AnBwl20D21xGds0g?usp=sharing</text:p>
          </table:table-cell>
          <table:table-cell office:value-type="string" calcext:value-type="string">
            <text:p>3947.jpg</text:p>
          </table:table-cell>
        </table:table-row>
        <table:table-row table:style-name="ro1">
          <table:table-cell office:value-type="string" calcext:value-type="string">
            <text:p>Долгая дорога FULL VERSION</text:p>
          </table:table-cell>
          <table:table-cell office:value-type="string" calcext:value-type="string">
            <text:p>Наконец-то спустя 4 месяца *фанфары*\n\nПредставляю Вашему вниманию полную версию визуальной новеллы, повествующей о загадочном путешествии.\n\nНаш герой проснулся в пустом холодном купе.\nКак он туда попал?\nПочему всё вокруг не вызывает доверия?\nЭто и многое другое Вам и предстоит узнать в ходе прохождения!\n\nВизуальная новелла в жанре хоррор пронизана атмосферной загадочности и тревожности.</text:p>
          </table:table-cell>
          <table:table-cell/>
          <table:table-cell office:value-type="string" calcext:value-type="string">
            <text:p>Менее 2 часов</text:p>
          </table:table-cell>
          <table:table-cell office:value-type="string" calcext:value-type="string">
            <text:p>gamedream</text:p>
          </table:table-cell>
          <table:table-cell office:value-type="string" calcext:value-type="string">
            <text:p>{''}</text:p>
          </table:table-cell>
          <table:table-cell office:value-type="string" calcext:value-type="string">
            <text:p>horror,mystic,adventure,triller</text:p>
          </table:table-cell>
          <table:table-cell office:value-type="string" calcext:value-type="string">
            <text:p>https://drive.google.com/file/d/1Bdjo-Sm0NKQtfm0JmaYW99J6ZWZBRreC/view?usp=sharing</text:p>
          </table:table-cell>
          <table:table-cell office:value-type="string" calcext:value-type="string">
            <text:p>3944.webp</text:p>
          </table:table-cell>
        </table:table-row>
        <table:table-row table:style-name="ro1">
          <table:table-cell office:value-type="string" calcext:value-type="string">
            <text:p>Знакомство с Генсокё</text:p>
          </table:table-cell>
          <table:table-cell office:value-type="string" calcext:value-type="string">
            <text:p>Ая летает по Генсокё и встречается с его основными обитателями. Прошу вас простить недостатки этой вещицы вроде местами глупого юмора или неуклюжих транслитераций. Просто это игра 2010 года, какое тогда было тохо-сообщество в СНГ?\n\nДоступно только для пользователей</text:p>
          </table:table-cell>
          <table:table-cell/>
          <table:table-cell office:value-type="string" calcext:value-type="string">
            <text:p>Менее 2 часов</text:p>
          </table:table-cell>
          <table:table-cell office:value-type="string" calcext:value-type="string">
            <text:p>flowering_project</text:p>
          </table:table-cell>
          <table:table-cell office:value-type="string" calcext:value-type="string">
            <text:p>{'touhou', 'отечественный разработчик'}</text:p>
          </table:table-cell>
          <table:table-cell office:value-type="string" calcext:value-type="string">
            <text:p>comedy,fantasy</text:p>
          </table:table-cell>
          <table:table-cell office:value-type="string" calcext:value-type="string">
            <text:p>https://www.mediafire.com/file/r9us3gnrn9pyjk5/znakomstvo_s_gensokyo.rar/file</text:p>
          </table:table-cell>
          <table:table-cell office:value-type="string" calcext:value-type="string">
            <text:p>3943.webp</text:p>
          </table:table-cell>
        </table:table-row>
        <table:table-row table:style-name="ro1">
          <table:table-cell office:value-type="string" calcext:value-type="string">
            <text:p>Убийства в Будапеште! (Murders on Budapest)</text:p>
          </table:table-cell>
          <table:table-cell office:value-type="string" calcext:value-type="string">
            <text:p>Заблудившийся во время метели Дойл нашёл пристанище в большом поместье, но когда он попытался уйти оттуда, произошло убийство.\nКто же убийца? Неужели это... я?!\nХватит предсказуемых детективов!\nРасследуйте загадочное убийство в игре «Убийства в "Будапеште": детективно-приключенческая игра-комикс» и выберите свою собственную тайну. Кого бы вы ни считали убийцей, вас ждёт большой сюрприз.\nПоместье, полное подозреваемых!\nИз-за метели группа людей застряла в большом поместье.\nКаждый раз, когда кукла исчезает, находят очередное тело.\nКто же убийца? Неужели это... я?!\nОсновные особенности:\n- Легко читаемый сюжет и множество картинок, которые понравятся даже новичкам.\n- Отдайте дань уважения великим мастерам детектива, от Агаты Кристи до Хигасино Кэйго.\n- Юмор, пробивающийся сквозь клише детективных историй.\n- Всё зависит от вашего выбора: выберите свой тип приключенческой игры.\n- Открывайте новые пути и возможности по мере игры.\n- Сюжет поведёт вас по разным жанрам, от ролевой игры до аркады.\n- Визуальный детектив в формате приложения-мессенджера.\nЕсли вам нравятся сюжетные игры, игры-мессенджеры, игры с возможностью выбора или визуальные романы, эта игра вам идеально подойдёт!\nОбратите внимание:\n- Это БЕСПЛАТНАЯ приключенческая игра (F2P)!\n- Игра представляет собой сюжетный визуальный детектив, в котором вам предстоит распутать тайну убийств.\n- Это визуальный роман, в котором сюжет и финал будут меняться в зависимости от сделанного вами выбора!\n- Мы хотим рассказать ещё много историй. В будущем мы предложим вам новые визуальные романы и текстовые сюжетные приключенческие игры.\n- Если вам понравилась эта игра, ознакомьтесь с другими нашими играми: «7 дней!» и Underworld Office. Вы не будете разочарованы!\nМы рекомендуем эту игру:\n- Любителям визуальных романов, приключенческих игр, игр в стиле мессенджеров и игр, в которых вы активно развиваете отношения с другими персонажами.\n- Любителям детективов и лёгких романов.\n- Любителям бесплатных игр, инди-игр и детективных игр.\n- Любителям лёгких романов, детективных фильмов и игр-романов.\n- Любителям оригинальных инди-игр, таких как Undertale.\n- Эта игра отлично подойдёт людям, которые считают скучными обычные сюжетные игры с шаблонным сюжетом.\nСногсшибательный детективный комикс!\nДругие игры данного автора:\n7 Дней: Происхождения\nОфис Преисподней\nВыбор Арго\nНе совсем герой\nRomantic HOLIC!: Мир снов</text:p>
          </table:table-cell>
          <table:table-cell/>
          <table:table-cell office:value-type="string" calcext:value-type="string">
            <text:p>2-10 часов</text:p>
          </table:table-cell>
          <table:table-cell office:value-type="string" calcext:value-type="string">
            <text:p>buff_studio</text:p>
          </table:table-cell>
          <table:table-cell office:value-type="string" calcext:value-type="string">
            <text:p>{'Главный герой парень', 'Иностранный разработчик', 'Повествование от первого лица', 'Убийства в Будапеште'}</text:p>
          </table:table-cell>
          <table:table-cell office:value-type="string" calcext:value-type="string">
            <text:p>comedy,detective,adventure</text:p>
          </table:table-cell>
          <table:table-cell office:value-type="string" calcext:value-type="string">
            <text:p>https://play.google.com/store/apps/details?id=com.buffstudio.murder.budapest.free.visual.novel.adventure.story.games</text:p>
          </table:table-cell>
          <table:table-cell office:value-type="string" calcext:value-type="string">
            <text:p>3942.jpg</text:p>
          </table:table-cell>
        </table:table-row>
        <table:table-row table:style-name="ro1">
          <table:table-cell office:value-type="string" calcext:value-type="string">
            <text:p>Цветы аниса (Anise Flowers)</text:p>
          </table:table-cell>
          <table:table-cell office:value-type="string" calcext:value-type="string">
            <text:p>Это короткая визуальная новелла о фермере и падшем ангеле, живущих вместе на маленькой ферме.\nРасцветут ли их отношения? Или же могущественные силы разлучат их навсегда?</text:p>
          </table:table-cell>
          <table:table-cell/>
          <table:table-cell office:value-type="string" calcext:value-type="string">
            <text:p>Менее 2 часов</text:p>
          </table:table-cell>
          <table:table-cell office:value-type="string" calcext:value-type="string">
            <text:p>sasha_ines</text:p>
          </table:table-cell>
          <table:table-cell office:value-type="string" calcext:value-type="string">
            <text:p>{'русский'}</text:p>
          </table:table-cell>
          <table:table-cell office:value-type="string" calcext:value-type="string">
            <text:p>romance,mystic,fantasy</text:p>
          </table:table-cell>
          <table:table-cell office:value-type="string" calcext:value-type="string">
            <text:p>https://drive.google.com/file/d/1QsnTGbpeDesP_0JwARjwRPrf6uUDuxNB/view?usp=sharing</text:p>
          </table:table-cell>
          <table:table-cell office:value-type="string" calcext:value-type="string">
            <text:p>3941.jpg</text:p>
          </table:table-cell>
        </table:table-row>
        <table:table-row table:style-name="ro1">
          <table:table-cell office:value-type="string" calcext:value-type="string">
            <text:p>Off day</text:p>
          </table:table-cell>
          <table:table-cell office:value-type="string" calcext:value-type="string">
            <text:p>Маленькая новелла о том, как важно ценить то, что тебя окружает.\nДлительность: ~30 минут чтения.</text:p>
          </table:table-cell>
          <table:table-cell/>
          <table:table-cell office:value-type="string" calcext:value-type="string">
            <text:p>Менее 2 часов</text:p>
          </table:table-cell>
          <table:table-cell office:value-type="string" calcext:value-type="string">
            <text:p>vivian_ha</text:p>
          </table:table-cell>
          <table:table-cell office:value-type="string" calcext:value-type="string">
            <text:p>{'Русский'}</text:p>
          </table:table-cell>
          <table:table-cell office:value-type="string" calcext:value-type="string">
            <text:p>routine</text:p>
          </table:table-cell>
          <table:table-cell office:value-type="string" calcext:value-type="string">
            <text:p>https://drive.google.com/file/d/15d2AMOma7N4ZHeTcRTdX08sOKi_R9qE6/view?usp=sharing</text:p>
          </table:table-cell>
          <table:table-cell office:value-type="string" calcext:value-type="string">
            <text:p>3940.png</text:p>
          </table:table-cell>
        </table:table-row>
        <table:table-row table:style-name="ro1">
          <table:table-cell office:value-type="string" calcext:value-type="string">
            <text:p>Мега Казанова 2 / Казанова-младший.: Секс Звезда (Mega Casanova 2 / Casanova Jr.: SexStar)</text:p>
          </table:table-cell>
          <table:table-cell office:value-type="string" calcext:value-type="string">
            <text:p>Это игра в жанре визуальная новелла. Приквел к первой части «Mega Casanova» на Sega Mega Drive (NTSC / PAL) / Genesis. Сюжет подаётся текстом и полноэкранными иллюстрациями. Игрок должен выбирать действия героя, влияющие на дальнейшие события. Неправильный выбор приведёт к нежелательным последствиям, а правильный будет развивать сюжет дальше.\nСюжет повествует о молодом парне, который до знакомства с девушкой-фотографом был очень застенчивым. Совсем случайно он познакомился с девушкой по имени Ника. Она - папарацци, выслеживающая звёзд шоу-бизнеса для съёмки их интимной жизни. Одна из звёзд поп-музыки приехала на тусовку в клуб, который хорошо просматривается из окна квартиры, в которой живёт герой.\nЕму предстоит соблазнить новую подругу, помочь ей в работе, и перенять опыт фотографа для собственной карьеры, о которой вы уже узнаете из другой части игры (первая часть «Mega Casanova»).\n\n\n\n\n\n\nПорт на SEGA создали:\nТомахомэ, arekuse, TLT.</text:p>
          </table:table-cell>
          <table:table-cell/>
          <table:table-cell office:value-type="string" calcext:value-type="string">
            <text:p>Менее 2 часов</text:p>
          </table:table-cell>
          <table:table-cell office:value-type="string" calcext:value-type="string">
            <text:p>witchcraft_studios/porta:_tomahome</text:p>
          </table:table-cell>
          <table:table-cell office:value-type="string" calcext:value-type="string">
            <text:p>{'Мега Казанова 2', 'Иностранный разработчик', 'Эроге', 'Наши дни', 'Повествование от первого лица', 'Главный герой парень'}</text:p>
          </table:table-cell>
          <table:table-cell office:value-type="string" calcext:value-type="string">
            <text:p>routine,hentai</text:p>
          </table:table-cell>
          <table:table-cell office:value-type="string" calcext:value-type="string">
            <text:p>https://disk.yandex.by/d/4B0ePdXrKT2gYg</text:p>
          </table:table-cell>
          <table:table-cell office:value-type="string" calcext:value-type="string">
            <text:p>3939.jpg</text:p>
          </table:table-cell>
        </table:table-row>
        <table:table-row table:style-name="ro1">
          <table:table-cell office:value-type="string" calcext:value-type="string">
            <text:p>Мега Казанова / Казанова-младший: Она и Она (Mega Casanova / Casanova Jr.: Girl on Girl)</text:p>
          </table:table-cell>
          <table:table-cell office:value-type="string" calcext:value-type="string">
            <text:p>«Mega Casanova» - это порт j2me-игры «Casanova Jr.: Girl on Girl» на 16-битную игровую приставку Sega Mega Drive / Genesis. По сути это визуальная новелла, посвящённая похождениям современного «Казановы», парня-пикапера, который хочет познакомиться с красивыми девушками, чтобы заняться с ними сексом. Он работает фотографом, поэтому у него есть шанс вставить свой болт в любое из отверстий фотомодели, а также самых разных других девушек в парке, кафе, магазине и в других локациях. Само собой, никто не мешает замутить любовь втроём.\nДиалоги довольно-таки простые, но это не значит, что поначалу вам будет легко добиться правильной концовки. Также в игре имеется мини-игра, в которой вам нужно гладить голую девушку в правильном ритме. Но после десятка попыток вам реально удастся посмотреть почти все сценарии, поэтому продолжительность данной игрушки небольшая, как и половой акт у неопытного парня с отвязной девчонкой... В игре нет порнографии (демонстрации того, что под трусиками), только эротика. На выбор в опциях 2 языка: английский и русский.\nВ отличие от оригинальной игры, в порте имеется ряд отличий: дополнительные сцены, дополнительные мелодии из российской попсы 1990-ых годов.\n\n\n\n\n\n\n\n\n\nПорт на SEGA создали:\nТомахомэ, TLT.</text:p>
          </table:table-cell>
          <table:table-cell/>
          <table:table-cell office:value-type="string" calcext:value-type="string">
            <text:p>Менее 2 часов</text:p>
          </table:table-cell>
          <table:table-cell office:value-type="string" calcext:value-type="string">
            <text:p>witchcraft_studios/porta:_tomahome</text:p>
          </table:table-cell>
          <table:table-cell office:value-type="string" calcext:value-type="string">
            <text:p>{'Повествование от первого лица', 'Эроге', 'Иностранный разработчик', 'любовный треугольник', 'Главный герой парень', 'Мега Казанова', 'юри'}</text:p>
          </table:table-cell>
          <table:table-cell office:value-type="string" calcext:value-type="string">
            <text:p>routine,hentai</text:p>
          </table:table-cell>
          <table:table-cell office:value-type="string" calcext:value-type="string">
            <text:p>https://disk.yandex.by/d/4M8Q00HqOHS8Rg</text:p>
          </table:table-cell>
          <table:table-cell office:value-type="string" calcext:value-type="string">
            <text:p>3938.jpg</text:p>
          </table:table-cell>
        </table:table-row>
        <table:table-row table:style-name="ro1">
          <table:table-cell office:value-type="string" calcext:value-type="string">
            <text:p>Silent Hill: (Re)Shattered Memories</text:p>
          </table:table-cell>
          <table:table-cell office:value-type="string" calcext:value-type="string">
            <text:p>Silent Hill: Shattered Memories, ледянящий душу триллер, вышел в 2009 году на консоли Nintendo Wii, предлагая поклонникам серии уникальное motion-управление и новый взгляд на историю первой части Silent Hill. Погибший в аварии Гарри Мейсон путешествует по разрозненным воспоминаниям повзрослевшей Шерил Мейсон, которая пытается соединить прошлую и нынешнюю жизнь в единое целое.\n\nДевушка появилась в игре буквально на несколько минут в самом конце повествования и сумела произвести должный эффект даже на самых скептично настроенных поклонников франшизы. Теперь каждый владелец ПК имеет возможность поближе познакомиться с Шерил в фанатской визуальной новелле по мотивам Shattered Memories. События игры разворачиваются сразу после посещения девушкой психиатрической лечебницы "Маяк". Вам предстоит на время покинуть Портленд и вернуться в маленький туристический городок Сайлент Хилл...\n\nОбсуждение на форуме Nightmarish Dream\nСтраница с предыдущей версией</text:p>
          </table:table-cell>
          <table:table-cell/>
          <table:table-cell office:value-type="string" calcext:value-type="string">
            <text:p>Менее 2 часов</text:p>
          </table:table-cell>
          <table:table-cell office:value-type="string" calcext:value-type="string">
            <text:p>xrust</text:p>
          </table:table-cell>
          <table:table-cell office:value-type="string" calcext:value-type="string">
            <text:p>{'Silent Hill', 'отечественный разработчик'}</text:p>
          </table:table-cell>
          <table:table-cell office:value-type="string" calcext:value-type="string">
            <text:p>horror,mystic,triller</text:p>
          </table:table-cell>
          <table:table-cell office:value-type="string" calcext:value-type="string">
            <text:p>https://drive.google.com/file/d/1_EjPc48MF9TlVMY1tWmg4y3TMPQmFd9P/view?usp=drivesdk</text:p>
          </table:table-cell>
          <table:table-cell office:value-type="string" calcext:value-type="string">
            <text:p>3934.jpg</text:p>
          </table:table-cell>
        </table:table-row>
        <table:table-row table:style-name="ro1">
          <table:table-cell office:value-type="string" calcext:value-type="string">
            <text:p>CallCat</text:p>
          </table:table-cell>
          <table:table-cell office:value-type="string" calcext:value-type="string">
            <text:p>Проснувшись посреди глухой ночи вы понимаете, что что-то не так. Впервые на вашей памяти родной город не издаёт ни шума, и сон, с трудом отпустивший вас, отдается головной болью и пустым желудком. И этот голод кажется вам непривычным...\n\nНовелла от второго лица, с атмосферой вечерней крипипасты/страшилки, в сюжете которой вам прийдется выяснить, что за голод мучает вас.</text:p>
          </table:table-cell>
          <table:table-cell/>
          <table:table-cell office:value-type="string" calcext:value-type="string">
            <text:p>Менее 2 часов</text:p>
          </table:table-cell>
          <table:table-cell office:value-type="string" calcext:value-type="string">
            <text:p>sirena_gansey</text:p>
          </table:table-cell>
          <table:table-cell office:value-type="string" calcext:value-type="string">
            <text:p>{'отечественный разработчик', 'мистика', 'Повествование от второго лица', 'Creepypasta', 'Крипипаста', 'философия', 'Страшилка'}</text:p>
          </table:table-cell>
          <table:table-cell office:value-type="string" calcext:value-type="string">
            <text:p>mystic,triller</text:p>
          </table:table-cell>
          <table:table-cell office:value-type="string" calcext:value-type="string">
            <text:p>https://disk.yandex.ru/d/lt6y262owYepoQ</text:p>
          </table:table-cell>
          <table:table-cell office:value-type="string" calcext:value-type="string">
            <text:p>3933.jpg</text:p>
          </table:table-cell>
        </table:table-row>
        <table:table-row table:style-name="ro1">
          <table:table-cell office:value-type="string" calcext:value-type="string">
            <text:p>Сумма лжи (Sum of Lies)</text:p>
          </table:table-cell>
          <table:table-cell office:value-type="string" calcext:value-type="string">
            <text:p>Не очень отдаленное будущее. Служащему одной из крупнейших корпораций Гелиополиса Ричарду Эндарку снятся тревожные повторяющиеся сны, делая и без того несчастную одинокую жизнь невыносимой. Каждый день он спешит на работу, которую ненавидит, чтобы вечером снова вернуться в свою тесную квартиру, где только фотографии напоминают о том, что он потерял.\n\nОднажды Ричард узнает, что странные сны снятся не ему одному.\n\nИ эти сны опасны для жизни.</text:p>
          </table:table-cell>
          <table:table-cell/>
          <table:table-cell office:value-type="string" calcext:value-type="string">
            <text:p>Менее 2 часов</text:p>
          </table:table-cell>
          <table:table-cell office:value-type="string" calcext:value-type="string">
            <text:p>junkie_hipsta_&amp;_v.v.b.</text:p>
          </table:table-cell>
          <table:table-cell office:value-type="string" calcext:value-type="string">
            <text:p>{''}</text:p>
          </table:table-cell>
          <table:table-cell office:value-type="string" calcext:value-type="string">
            <text:p>science_fiction,triller</text:p>
          </table:table-cell>
          <table:table-cell office:value-type="string" calcext:value-type="string">
            <text:p>https://drive.google.com/file/d/1WXVALSOupFya-jylVSaGSBoirJdNPzhp/view?usp=drivesdk</text:p>
          </table:table-cell>
          <table:table-cell office:value-type="string" calcext:value-type="string">
            <text:p>3925.jpg</text:p>
          </table:table-cell>
        </table:table-row>
        <table:table-row table:style-name="ro1">
          <table:table-cell office:value-type="string" calcext:value-type="string">
            <text:p>Проводник по ночному закоулку (夜の路地裏案内)</text:p>
          </table:table-cell>
          <table:table-cell office:value-type="string" calcext:value-type="string">
            <text:p>В канун рождества девочка потерялась в переулке. Единственный ее проводник - это бездомный пес.\nПомогите пройти ей все круги ада, чтобы выбраться на главную улицу.\nНо помните, что в переулке всё не то, чем кажется на первый взгляд!\n\n***\n\n"Проводник по ночному закоулку" в 2016 году получил в Японии "Приз за упорную борьбу" в 11-ом конкурсе некоммерческих игр на сайте www.freem.ne.jp</text:p>
          </table:table-cell>
          <table:table-cell/>
          <table:table-cell office:value-type="string" calcext:value-type="string">
            <text:p>Менее 2 часов</text:p>
          </table:table-cell>
          <table:table-cell office:value-type="string" calcext:value-type="string">
            <text:p>shizumoto_haru</text:p>
          </table:table-cell>
          <table:table-cell office:value-type="string" calcext:value-type="string">
            <text:p>{'русский'}</text:p>
          </table:table-cell>
          <table:table-cell office:value-type="string" calcext:value-type="string">
            <text:p>comedy,horror,mystic,adventure,triller</text:p>
          </table:table-cell>
          <table:table-cell office:value-type="string" calcext:value-type="string">
            <text:p>https://disk.yandex.ru/d/m7wrQSg4eIwlGg</text:p>
          </table:table-cell>
          <table:table-cell office:value-type="string" calcext:value-type="string">
            <text:p>3913.jpg</text:p>
          </table:table-cell>
        </table:table-row>
        <table:table-row table:style-name="ro1">
          <table:table-cell office:value-type="string" calcext:value-type="string">
            <text:p>Следуй за черным котиком (Follow the black kitten)</text:p>
          </table:table-cell>
          <table:table-cell office:value-type="string" calcext:value-type="string">
            <text:p>Ты покупаешь ноут с рук. Ты находишь на ноутбуке несколько рассказов и еще кое-что. Или кое-кого?\nК чему это всё приведет?\n\nОсобенности:\n\nПиксельный стиль графики, дополненный отключаемой озвучкой набираемого текста;\nТекст написан таким образом, что одинаково может читаться как от лица девушки, так и от лица парня;\nМини игра по принципу «Камень-ножницы-бумага» с анимированными персонажами;\nНесколько историй внутри, не связанных с основной сюжетной линией.\n\n\nОтличия Steam-версии:\nПеревод на английский\nАчивки\nМастерская (гайд прилагается)\n\n\nПобедитель в Джеме Творцов Миров в номинациях Лучшая игра, Лучшее техническое решение, Лучшая звукорежиссура.</text:p>
          </table:table-cell>
          <table:table-cell/>
          <table:table-cell office:value-type="string" calcext:value-type="string">
            <text:p>Менее 2 часов</text:p>
          </table:table-cell>
          <table:table-cell office:value-type="string" calcext:value-type="string">
            <text:p>total</text:p>
          </table:table-cell>
          <table:table-cell office:value-type="string" calcext:value-type="string">
            <text:p>{'Наши дни', 'Повествование от первого лица', 'отечественный разработчик', 'Follow the black kitten'}</text:p>
          </table:table-cell>
          <table:table-cell office:value-type="string" calcext:value-type="string">
            <text:p>drama,science_fiction,mystic</text:p>
          </table:table-cell>
          <table:table-cell office:value-type="string" calcext:value-type="string">
            <text:p>https://cloud.mail.ru/public/wPiY/6qNbT7Kwn</text:p>
          </table:table-cell>
          <table:table-cell office:value-type="string" calcext:value-type="string">
            <text:p>3908.jpg</text:p>
          </table:table-cell>
        </table:table-row>
        <table:table-row table:style-name="ro1">
          <table:table-cell office:value-type="string" calcext:value-type="string">
            <text:p>Хентай Сакура (Hentai Sakura)</text:p>
          </table:table-cell>
          <table:table-cell office:value-type="string" calcext:value-type="string">
            <text:p>Хентай Сакура это казуальная головоломка о древней Японии. В нём представлены истории трёх главных героинь и игровой процесс с механиками физики. Чтобы пройти все путешествие с нашими девушками-самураями, вам нужно выиграть множество уровней, рисуя линии и соединяя шары вместе.\nОсобенности игры:\n❤Познакомьтесь с древней японской культурой и раскройте правду вместе с нашими главными героинями!\n❤Все наши персонажи двигаются с помощью анимации Live2D! Вы сможете взаимодействовать со всеми ними.\n❤Познакомьтесь c личными качествами 10 девушек-самураев и пройдите историю вместе с ними.\n❤Изменяйте настройки графики, чтобы наслаждаться игрой в максимально возможном качестве.\nВСЕ ПЕРСОНАЖИ В ИГРЕ СТАРШЕ 18 ЛЕТ!!!\n\n\n\n\n\n\n\n\n\n\n\nПредыдущая игра данного автора:\nОттенки Сакуры</text:p>
          </table:table-cell>
          <table:table-cell/>
          <table:table-cell office:value-type="string" calcext:value-type="string">
            <text:p>Менее 2 часов</text:p>
          </table:table-cell>
          <table:table-cell office:value-type="string" calcext:value-type="string">
            <text:p>banzaiproject</text:p>
          </table:table-cell>
          <table:table-cell office:value-type="string" calcext:value-type="string">
            <text:p>{'Хентай Сакура', 'Главный герой девушка', 'Повествование от первого лица', 'юри', 'Иностранный разработчик'}</text:p>
          </table:table-cell>
          <table:table-cell office:value-type="string" calcext:value-type="string">
            <text:p>routine,hentai</text:p>
          </table:table-cell>
          <table:table-cell office:value-type="string" calcext:value-type="string">
            <text:p>https://mega.nz/file/UVQ2zRwJ#blkBM7GaJbBFaT1ism6zS4wpq_ufho02MIJVroS9o2I</text:p>
          </table:table-cell>
          <table:table-cell office:value-type="string" calcext:value-type="string">
            <text:p>3904.jpg</text:p>
          </table:table-cell>
        </table:table-row>
        <table:table-row table:style-name="ro1">
          <table:table-cell office:value-type="string" calcext:value-type="string">
            <text:p>Серость (Dull Grey)</text:p>
          </table:table-cell>
          <table:table-cell office:value-type="string" calcext:value-type="string">
            <text:p>"Серость" - визуальная новелла о взрослении, драма матери и сына в мире под контролем Прогресс-программы. Совершайте лишь кажущиеся простыми выборы, смотрите вглубь, ищите разные исходы игры. Сможете ли вы наполнить вашу историю цветом?\n«Серость» - это рассказ о матери и сыне, о свободной воле, о поиске счастья среди туманных гор и серых труб.\nРаз за разом вы будете совершать один и тот же выбор: кем стать сыну, фонарщиком или тальманом. Сначала вам покажется, что это выбор без выбора. Но не торопитесь, подумайте, и тогда, возможно, ваша история обретёт\nцвет.\nКлючевые особенности:\nヽ(ー_ー )ノ Бытовая драма на фоне ретро-футуристического мира под контролем Прогресс-программы.\nヽ(ー_ー )ノ Ломающая шаблоны механика с одним единственным выбором и множеством концовок игры.\nヽ(ー_ー )ノ Графический стиль, отсылающей к советской графике 20-х годов.\nヽ(ー_ー )ノ Источники вдохновения — миры братьев Стругацких, книги Достоевского, фильмы Тарковского.\nヽ(ー_ー )ノ Ёмкая форма. Продолжительность игры - один вечер.</text:p>
          </table:table-cell>
          <table:table-cell/>
          <table:table-cell office:value-type="string" calcext:value-type="string">
            <text:p>Менее 2 часов</text:p>
          </table:table-cell>
          <table:table-cell office:value-type="string" calcext:value-type="string">
            <text:p>provodnik_games</text:p>
          </table:table-cell>
          <table:table-cell office:value-type="string" calcext:value-type="string">
            <text:p>{'Главный герой парень', 'отечественный разработчик', 'серость', 'киберпанк', 'будущее', 'Повествование от третьего лица'}</text:p>
          </table:table-cell>
          <table:table-cell office:value-type="string" calcext:value-type="string">
            <text:p>drama,science_fiction</text:p>
          </table:table-cell>
          <table:table-cell office:value-type="string" calcext:value-type="string">
            <text:p>https://www.mediafire.com/file/aazg862vccxxmp3/Dull.Grey.rar/file</text:p>
          </table:table-cell>
          <table:table-cell office:value-type="string" calcext:value-type="string">
            <text:p>3899.jpg</text:p>
          </table:table-cell>
        </table:table-row>
        <table:table-row table:style-name="ro1">
          <table:table-cell office:value-type="string" calcext:value-type="string">
            <text:p>Graveyard Girls</text:p>
          </table:table-cell>
          <table:table-cell office:value-type="string" calcext:value-type="string">
            <text:p>Над безлюдным погостом нависает пасмурное позднеосеннее небо. Всё вокруг увядает, меж рядов печально-серых надгробий порхают подхваченные порывами стылого ветра потускневшие листья. Природа в каком-то смысле умирает, чтобы через сезон возродиться вновь... Но те бедолаги, что нашли покой под двумя метрами холодной почвы, уже не возродятся никогда. Они останутся лежать в своей последней колыбели, истлевая телами и сохраняясь лишь размытыми образами в угасающих воспоминаниях родных и близких. Для кого-то это будут радостные воспоминания, но для иных они окажутся столь же мёртвыми, гнетущими и разъедающими изнутри печалью и тоской, словно зияющая кровавая рана, что никак не хочет заживать ни через месяц, ни через год, ни через три.\nИ вот, в День всех святых на осеннем кладбище встретились два небольших комочка горя, слёз и непонимания как дальше жить эту ょбаную жизнь...\n\n\n\n\n\nДоступно только для пользователей</text:p>
          </table:table-cell>
          <table:table-cell/>
          <table:table-cell office:value-type="string" calcext:value-type="string">
            <text:p>Менее 2 часов</text:p>
          </table:table-cell>
          <table:table-cell office:value-type="string" calcext:value-type="string">
            <text:p>delphinium_interactive</text:p>
          </table:table-cell>
          <table:table-cell office:value-type="string" calcext:value-type="string">
            <text:p>{'Русский'}</text:p>
          </table:table-cell>
          <table:table-cell office:value-type="string" calcext:value-type="string">
            <text:p>drama,romance</text:p>
          </table:table-cell>
          <table:table-cell office:value-type="string" calcext:value-type="string">
            <text:p>https://mega.nz/file/zBw3FDZC#jO3Xsfla7OdlMGxJNlkNEf4dJS6hQ9lm21a0GxY4vIA</text:p>
          </table:table-cell>
          <table:table-cell office:value-type="string" calcext:value-type="string">
            <text:p>3898.jpg</text:p>
          </table:table-cell>
        </table:table-row>
        <table:table-row table:style-name="ro1">
          <table:table-cell office:value-type="string" calcext:value-type="string">
            <text:p>Обречённая любовь (Doomed Love)</text:p>
          </table:table-cell>
          <table:table-cell office:value-type="string" calcext:value-type="string">
            <text:p>В 1993 году вышла видеоигра под названием "Doom", которая поставила новый вектор развития в игровой индустрии. "Doom" в оригинале является шутером от первого лица и один из тех продуктов, использовавших в то время псевдо-3D. Однако, некий Дэвид Купер выпустил на itch.io визуальную новеллу "Doomed Love". Кто мог подумать, что когда-либо выйдет новелла во вселенной DOOM.\n\n"Doomed Love" - симулятор свиданий, где вы можете любоваться монстрами из Doom! Особенности "Обреченной любви":\n\n- четыре демона (Ревенант, Манкубус, Какодемон и Пинки)\n\n- пять концовок\n\n- все оригинальное искусство / музыка\n\n- абсолютно никакой крови или насилия!\n\nПеревёл на русский язык - Niketsu Marakaito</text:p>
          </table:table-cell>
          <table:table-cell/>
          <table:table-cell office:value-type="string" calcext:value-type="string">
            <text:p>Менее 2 часов</text:p>
          </table:table-cell>
          <table:table-cell office:value-type="string" calcext:value-type="string">
            <text:p>devid_kuper_(david_cooper)</text:p>
          </table:table-cell>
          <table:table-cell office:value-type="string" calcext:value-type="string">
            <text:p>{'Русский'}</text:p>
          </table:table-cell>
          <table:table-cell office:value-type="string" calcext:value-type="string">
            <text:p>drama,comedy,romance,mystic,parody,fiction</text:p>
          </table:table-cell>
          <table:table-cell office:value-type="string" calcext:value-type="string">
            <text:p>https://drive.google.com/file/d/1mtn_D-e18mtSVyGkghgCApzS8fqILBxg/view?usp=sharing</text:p>
          </table:table-cell>
          <table:table-cell office:value-type="string" calcext:value-type="string">
            <text:p>3897.jpg</text:p>
          </table:table-cell>
        </table:table-row>
        <table:table-row table:style-name="ro1">
          <table:table-cell office:value-type="string" calcext:value-type="string">
            <text:p>trauma</text:p>
          </table:table-cell>
          <table:table-cell office:value-type="string" calcext:value-type="string">
            <text:p>Добро пожаловать домой.\nПустая трата бесконечного времени.\nВы любите безмятежность, искренность и бесконечное веселье?\nТогда мой маленький мирок - для вас.\n\ntrkv - сценарий, музыка\ncokyfish - графика</text:p>
          </table:table-cell>
          <table:table-cell/>
          <table:table-cell office:value-type="string" calcext:value-type="string">
            <text:p>Менее 2 часов</text:p>
          </table:table-cell>
          <table:table-cell office:value-type="string" calcext:value-type="string">
            <text:p>trkv17</text:p>
          </table:table-cell>
          <table:table-cell office:value-type="string" calcext:value-type="string">
            <text:p>{'trauma', 'отечественный разработчик', 'психологический хоррор', 'Главный герой парень'}</text:p>
          </table:table-cell>
          <table:table-cell office:value-type="string" calcext:value-type="string">
            <text:p>drama,horror</text:p>
          </table:table-cell>
          <table:table-cell office:value-type="string" calcext:value-type="string">
            <text:p>https://mega.nz/file/hUg0gALC#c-E2STDyFyk3kv5OFq4FIh3YrRtyjva8DC0o2NyX2es</text:p>
          </table:table-cell>
          <table:table-cell office:value-type="string" calcext:value-type="string">
            <text:p>3895.png</text:p>
          </table:table-cell>
        </table:table-row>
        <table:table-row table:style-name="ro1">
          <table:table-cell office:value-type="string" calcext:value-type="string">
            <text:p>Office Love Affair</text:p>
          </table:table-cell>
          <table:table-cell office:value-type="string" calcext:value-type="string">
            <text:p>Office Love Affair - Это казуальная игра с множеством разнообразием головоломок.\nПарень в поиске работы натыкается на объявление о свободной вакансии в компании по разработке секс-игрушек. Собрав остатки смелости, он решает попытать удачу и успешно проходит кастинг.\nОн попадает в женский коллектив, где его захватывает пучина эротических желаний с каждой из них.\nСможет ли он воплотить их в жизнь? Теперь судьба героя в ваших руках!\n\n⁃ 4 сексуальные девушки во главе которых, стоит начальница\n⁃ Каждая девушка пытается завоевать твое внимание, своим телом и харизмой\n⁃ Каждая девушка, как головоломка, сумев разгадать ее- получишь заветный ключ к ее телу\n⁃ Откровенные наряды и пышные формы\n⁃ Захватывающие мини-игры с каждой девушкой, которые помогут сократить дистанцию между вами\n⁃ Атмосфера флирта и сексуальных провокаций\n⁃ Музыкальное сопровождение , которое создает правильное настроение на протяжении всей игры\n\nЕсли вы хотите пропустить любую из мини игры - нажмите кнопку "X".\nЕсли хотите мгновенно открыть истории всех девушек - нажмите кнопку "Z".\n\nАльтернативная ссылка для скачки игры: ссылка</text:p>
          </table:table-cell>
          <table:table-cell/>
          <table:table-cell office:value-type="string" calcext:value-type="string">
            <text:p>2-10 часов</text:p>
          </table:table-cell>
          <table:table-cell office:value-type="string" calcext:value-type="string">
            <text:p>hungry_kitty_studio</text:p>
          </table:table-cell>
          <table:table-cell office:value-type="string" calcext:value-type="string">
            <text:p>{'Главный герой - парень', 'офис', 'анимированные сцены', 'Головоломки', 'мини игры', 'анимация', 'Иностранный разработчик', 'хентай', 'большая грудь'}</text:p>
          </table:table-cell>
          <table:table-cell office:value-type="string" calcext:value-type="string">
            <text:p>routine,ecchi,hentai</text:p>
          </table:table-cell>
          <table:table-cell office:value-type="string" calcext:value-type="string">
            <text:p>https://drive.google.com/file/d/1GaB3Bwqy6h5bhdffpXeG0ZvLJv-xR1Li/view?usp=sharing</text:p>
          </table:table-cell>
          <table:table-cell office:value-type="string" calcext:value-type="string">
            <text:p>3894.png</text:p>
          </table:table-cell>
        </table:table-row>
        <table:table-row table:style-name="ro1">
          <table:table-cell office:value-type="string" calcext:value-type="string">
            <text:p>Продозия (Prodosia)</text:p>
          </table:table-cell>
          <table:table-cell office:value-type="string" calcext:value-type="string">
            <text:p>«Продозия» это сюжетная игра про группу тюремщиков трансцендентного существа, которое они держат в контролируемой коме. Но у тюремщиков проблема - существо начинает просыпаться и им надо что-то с этим делать.\nИгра полностью озвучена на русском профессиональными актёрами.\nАннотация: Много лет назад мы нашли под землёй Богиню. С её помощью мы вошли в Золотой Век: мы положили конец войнам, установили справедливые законы упразднили государства отправились к звёздам и расселились среди них. А Богиня стала Матерью всех людей. Но некоторые предпочли остаться сиротами.\nХудожник: Triplet Concept.\nОзвучка от студии: Ravencat.\nЗвукорежиссёр и Композитор: Павел "Bamalam" Романенков.\nПрограммисты: Андрей Буланов и Олег Захаров.\nИгра создана для конкурса Ludum Dare 49.</text:p>
          </table:table-cell>
          <table:table-cell/>
          <table:table-cell office:value-type="string" calcext:value-type="string">
            <text:p>Менее 2 часов</text:p>
          </table:table-cell>
          <table:table-cell office:value-type="string" calcext:value-type="string">
            <text:p>aleh</text:p>
          </table:table-cell>
          <table:table-cell office:value-type="string" calcext:value-type="string">
            <text:p>{'фэнтези', 'Продозия', 'Апокалиптика', 'отечественный разработчик', 'Повествование от первого лица', 'Несколько главных героев'}</text:p>
          </table:table-cell>
          <table:table-cell office:value-type="string" calcext:value-type="string">
            <text:p>drama,fiction,fantasy</text:p>
          </table:table-cell>
          <table:table-cell office:value-type="string" calcext:value-type="string">
            <text:p>https://drive.google.com/file/d/15Pv30TC2MMNEkcIfIqsKuP6dHtca-f3r/view?usp=sharing</text:p>
          </table:table-cell>
          <table:table-cell office:value-type="string" calcext:value-type="string">
            <text:p>3889.jpg</text:p>
          </table:table-cell>
        </table:table-row>
        <table:table-row table:style-name="ro1">
          <table:table-cell office:value-type="string" calcext:value-type="string">
            <text:p>Дагон: автор Г. Ф. Лавкрафт (Dagon: by H. P. Lovecraft)</text:p>
          </table:table-cell>
          <table:table-cell office:value-type="string" calcext:value-type="string">
            <text:p>Столкнитесь с неописуемыми ужасами. Станьте жертвой безумия. Испытайте на себе эту жуткую и мистическую историю, вдохновлённую произведениями Говарда Филлипса Лавкрафта, совершенно бесплатно.\nЯ пишу это в состоянии значительного душевного напряжения, ибо сегодня ночью меня не станет.\nDagon – это наполненная безумием трёхмерная история, вдохновлённая культовым одноименным рассказом, написанным мастером сверхъестественных ужасов и мистической научной фантастики Говардом Филлипсом Лавкрафтом. Эта игра – интерактивный портал в мир неоднозначной персоны гения, пройдя через который как новички, так и преданные почитатели смогут прикоснуться к получившим широкое признание мифам Ктулху.\nИзменения произошли, пока я спал.\nОказавшись в роли бывшего морского офицера, страдающего зависимостью от морфия, вы погрузитесь в глубины стигийской бездны одурманенного наркотиками разума. Раскройте неописуемые и давно забытые ужасы далёкого древнего острова и упейтесь кошмарами жуткого мира Лавкрафта.\nПолагаю, в тот самый момент я и сошёл с ума.\nУстройтесь поудобнее перед экраном – или наденьте шлем виртуальной реальности – и приготовьтесь лично испытать вселенский ужас, играя в эту на 100% достоверную адаптацию оригинального рассказа. Это путешествие займёт у вас не более 30 минут, но оно навсегда изменит то, как вы смотрите на океан.\nОсобенности:\n≧( °ххх° )≦погрузитесь в полностью озвученную трёхмерную мистическую повесть.\n≧( °ххх° )≦узнайте, как зарождались мифы Ктулху и запутанный мир Говарда Филлипса Лавкрафта.\n≧( °ххх° )≦насладитесь коротким и бесплатным хоррором, который займёт не более 30 минут вашего времени.\n≧( °ххх° )≦откройте для себя оригинальную историю, её автора, влияние на культуру и многое другое.\n≧( °ххх° )≦купите необязательное дополнение, если хотите поддержать наши будущие проекты и получить подарки (аудиокнигу и электронную версию книги с кадрами из игры).\nВнимание: может вызывать бессонницу, безумство и острое чувство вселенского ужаса.</text:p>
          </table:table-cell>
          <table:table-cell/>
          <table:table-cell office:value-type="string" calcext:value-type="string">
            <text:p>Менее 2 часов</text:p>
          </table:table-cell>
          <table:table-cell office:value-type="string" calcext:value-type="string">
            <text:p>bit_golem</text:p>
          </table:table-cell>
          <table:table-cell office:value-type="string" calcext:value-type="string">
            <text:p>{'Иностранный разработчик', 'Lovecraft', 'Повествование от первого лица', 'Главный герой парень', 'Дагон'}</text:p>
          </table:table-cell>
          <table:table-cell office:value-type="string" calcext:value-type="string">
            <text:p>horror</text:p>
          </table:table-cell>
          <table:table-cell office:value-type="string" calcext:value-type="string">
            <text:p>https://byrut.org/20929-dagon-by-h-p-lovecraft.html</text:p>
          </table:table-cell>
          <table:table-cell office:value-type="string" calcext:value-type="string">
            <text:p>3885.jpg</text:p>
          </table:table-cell>
        </table:table-row>
        <table:table-row table:style-name="ro1">
          <table:table-cell office:value-type="string" calcext:value-type="string">
            <text:p>Разлад (Discord)</text:p>
          </table:table-cell>
          <table:table-cell office:value-type="string" calcext:value-type="string">
            <text:p>Аспирант кафедры культурологии Марк начал замечать неладное вокруг себя. Ему стало невероятно трудно наладить контакт с близкими. Он уверен, что проблема кроется в самой природе коммуникации, будто в общение закрались ошибки. Марк пытается понять в чем дело и как все исправить - с помощью интернет-переписок с девушкой, коллегой, друзьями и даже с самим собой. Но после подробного изучения проблемы, ему становится ясно - спасти его может только радикальное решение. В финале Марку предстоит сделать выбор - кто именно виноват в крушении его мира и что с этим сделать.\nИграть только онлайн!</text:p>
          </table:table-cell>
          <table:table-cell/>
          <table:table-cell office:value-type="string" calcext:value-type="string">
            <text:p>Менее 2 часов</text:p>
          </table:table-cell>
          <table:table-cell office:value-type="string" calcext:value-type="string">
            <text:p>team_disgrace</text:p>
          </table:table-cell>
          <table:table-cell office:value-type="string" calcext:value-type="string">
            <text:p>{'Наши дни', 'отечественный разработчик', 'Главный герой парень', 'Повествование от первого лица', 'Разлад'}</text:p>
          </table:table-cell>
          <table:table-cell office:value-type="string" calcext:value-type="string">
            <text:p>drama,routine</text:p>
          </table:table-cell>
          <table:table-cell office:value-type="string" calcext:value-type="string">
            <text:p>https://teamdisgrace.itch.io/razlad</text:p>
          </table:table-cell>
          <table:table-cell office:value-type="string" calcext:value-type="string">
            <text:p>3883.jpg</text:p>
          </table:table-cell>
        </table:table-row>
        <table:table-row table:style-name="ro1">
          <table:table-cell office:value-type="string" calcext:value-type="string">
            <text:p>Лейтмотив (Keynote)</text:p>
          </table:table-cell>
          <table:table-cell office:value-type="string" calcext:value-type="string">
            <text:p>Жизнь юной пианистки омрачена сожалениями о прошлом. Это приводит к тому, что она внезапно срывается с запланированной репетиции и важного концерта, садится на первый попавшийся поезд и прибывает в незнакомое ей место. Спонтанно согласившись провести пару дней в компании незнакомца, она еще не знает, что её прошлое следует за ней, куда бы она не шла.</text:p>
          </table:table-cell>
          <table:table-cell/>
          <table:table-cell office:value-type="string" calcext:value-type="string">
            <text:p>Менее 2 часов</text:p>
          </table:table-cell>
          <table:table-cell office:value-type="string" calcext:value-type="string">
            <text:p>niannn</text:p>
          </table:table-cell>
          <table:table-cell office:value-type="string" calcext:value-type="string">
            <text:p>{'русский'}</text:p>
          </table:table-cell>
          <table:table-cell office:value-type="string" calcext:value-type="string">
            <text:p>drama,romance</text:p>
          </table:table-cell>
          <table:table-cell office:value-type="string" calcext:value-type="string">
            <text:p>https://drive.google.com/file/d/1W37V8QJ-U8RZTG8K6dgJkBNGEWMjsiOh/</text:p>
          </table:table-cell>
          <table:table-cell office:value-type="string" calcext:value-type="string">
            <text:p>3877.jpg</text:p>
          </table:table-cell>
        </table:table-row>
        <table:table-row table:style-name="ro1">
          <table:table-cell office:value-type="string" calcext:value-type="string">
            <text:p>Three kingdoms story: Conussia</text:p>
          </table:table-cell>
          <table:table-cell office:value-type="string" calcext:value-type="string">
            <text:p>"История трех королевств: Конуссия" - это история о Герое, оказавшемся втянутым в дворцовые интриги королевства Конуссия.\nКороль пропал, Принцесса должна стать Королевой, но похоже этого не случится.\nАрмия и маги уничтожены, жрецы и благородные претендуют на то, чтобы быть лучшими правителями, чем Принцесса. И все они в серьезной опасности, Силы тьмы непрерывно атакуют Крепость.</text:p>
          </table:table-cell>
          <table:table-cell/>
          <table:table-cell office:value-type="string" calcext:value-type="string">
            <text:p>2-10 часов</text:p>
          </table:table-cell>
          <table:table-cell office:value-type="string" calcext:value-type="string">
            <text:p>kamtigames</text:p>
          </table:table-cell>
          <table:table-cell office:value-type="string" calcext:value-type="string">
            <text:p>{'фэнтези', 'Главный герой парень', 'Несколько главных героев', 'отечественный разработчик', 'средневековье', 'гарем'}</text:p>
          </table:table-cell>
          <table:table-cell office:value-type="string" calcext:value-type="string">
            <text:p>mystic,adventure,fantasy,hentai</text:p>
          </table:table-cell>
          <table:table-cell office:value-type="string" calcext:value-type="string">
            <text:p>https://drive.google.com/file/d/1xQCgPI-PTvtXU2B8nsAY5o4OMs28ZDCM/view?usp=sharing</text:p>
          </table:table-cell>
          <table:table-cell office:value-type="string" calcext:value-type="string">
            <text:p>3875.png</text:p>
          </table:table-cell>
        </table:table-row>
        <table:table-row table:style-name="ro1">
          <table:table-cell office:value-type="string" calcext:value-type="string">
            <text:p>Mint Hour.mp3</text:p>
          </table:table-cell>
          <table:table-cell office:value-type="string" calcext:value-type="string">
            <text:p>Юная девушка Кассандра любит не только слушать музыку, но и создавать собственные композиции. Покинув группу, девушка решает построить собственную карьеру на сцене. Когда Кассандра выпустила свой первый сингл, он сразу стал популярным. Несмотря на то, что известность всегда была одной из главных мечт девушки, постоянные концерты и давление фанатов даются ей не легко. Кассандра хочет записать свой первый альбом, но постоянный стресс негативно отражается на вдохновении и самочувствии.\nВ непростой для себя период жизни она встречает тебя и теперь будущее музыкальной карьеры Кассандры также в твоих руках.\nКстати, у главного героя тоже есть свои проблемы, требующие срочного решения. Исход ситуации зависит от сделанных игроком выборов.\n\nОсновной сюжет содержит пролог, 4 основные части и концовку, которая зависит от принятых решений.\nТакже могут быть открыты два бонусных эпизода.\n\nАвтор будет очень рад, если вы подпишитесь на его инстаграм, где будут выходить новости об этой новеле и также будущих - @telepathmp (там я и другие свои работы публикую)</text:p>
          </table:table-cell>
          <table:table-cell/>
          <table:table-cell office:value-type="string" calcext:value-type="string">
            <text:p>Менее 2 часов</text:p>
          </table:table-cell>
          <table:table-cell office:value-type="string" calcext:value-type="string">
            <text:p>telepath17</text:p>
          </table:table-cell>
          <table:table-cell office:value-type="string" calcext:value-type="string">
            <text:p>{'Повествование от первого лица', 'отечественный разработчик', 'Главный герой девушка', 'Главный герой парень'}</text:p>
          </table:table-cell>
          <table:table-cell office:value-type="string" calcext:value-type="string">
            <text:p>drama,romance,routine</text:p>
          </table:table-cell>
          <table:table-cell office:value-type="string" calcext:value-type="string">
            <text:p>https://drive.google.com/drive/folders/1CAlUDiHi_8K6dYxpdgy9jnmF79LM6jfS?usp=sharing</text:p>
          </table:table-cell>
          <table:table-cell office:value-type="string" calcext:value-type="string">
            <text:p>3866.png</text:p>
          </table:table-cell>
        </table:table-row>
        <table:table-row table:style-name="ro1">
          <table:table-cell office:value-type="string" calcext:value-type="string">
            <text:p>Romantic HOLIC!: Мир снов (Kkumkkunikka Romance-in Geojanh-a / 꿈꾸니까 로맨스인 거잖아 / Romantic Holic ~Dream Walker~)</text:p>
          </table:table-cell>
          <table:table-cell office:value-type="string" calcext:value-type="string">
            <text:p>❤ Встретьте свою истинную любовь благодаря своим решениям. Романтическая история любви, которая развивается между сном и реальностью. ❤\n❤ Сюжет ❤\nПосле ужасного разрыва со своим парнем Джайма находит среди вещей белый телефон, а на нём — странное приложение под названием «Мир снов». Подключившись к приложению во сне, Джайма встречает загадочного человека...\n❤ Описание игры ❤\nИгра развивается в форме диалогов, и только вам решать, кто станет избранником Джаймы.\nВаш выбор влияет на сложные взаимоотношения персонажей, и от ваших решений зависит, раскроете ли вы тайну «Мира снов» и с кем в конечном итоге останется Джайма.\n＊Не пропустите ни одной мелочи. Всё взаимосвязано.\n＊Хорошо подумайте о своих отношениях с другими персонажами. Они могут повлиять на ваши отношения с вашим избранником.\n＊Ничего нельзя сказать наверняка. Выбирайте то, что считаете правильным. Ваш выбор определит ваше будущее.\n❤ Особенности игры ❤\nИнтересный визуальный роман с глубоким сюжетом и драмой, но при этом достаточно простой, чтобы понравиться всем.\nПростая игровая система и захватывающий сюжет! Концовка зависит от вашего выбора, а достижения делают игру ещё увлекательней.\n＊Текст и персонажи обеспечивают эффект погружения и не оставляют равнодушным.\n＊Принимайте решения сами и пройдите постоянно меняющуюся сюжетную линию со множеством концовок.\n＊Найдите скрытые сюжеты и достижения.\n❤ История романтичной любви... Это ваша история. ❤\nДругие игры данного автора:\n7 Дней: Происхождения\nОфис Преисподней\nВыбор Арго\nНе совсем герой</text:p>
          </table:table-cell>
          <table:table-cell/>
          <table:table-cell office:value-type="string" calcext:value-type="string">
            <text:p>2-10 часов</text:p>
          </table:table-cell>
          <table:table-cell office:value-type="string" calcext:value-type="string">
            <text:p>buff_studio_&amp;_merctrans</text:p>
          </table:table-cell>
          <table:table-cell office:value-type="string" calcext:value-type="string">
            <text:p>{'Romantic HOLIC!: Мир снов', 'Главный герой девушка', 'фэнтези', 'Повествование от первого лица', 'Иностранный разработчик', 'отомэ'}</text:p>
          </table:table-cell>
          <table:table-cell office:value-type="string" calcext:value-type="string">
            <text:p>drama,romance,adventure,fantasy</text:p>
          </table:table-cell>
          <table:table-cell office:value-type="string" calcext:value-type="string">
            <text:p>https://play.google.com/store/apps/details?id=com.buffstudio.luciddream</text:p>
          </table:table-cell>
          <table:table-cell office:value-type="string" calcext:value-type="string">
            <text:p>3859.jpg</text:p>
          </table:table-cell>
        </table:table-row>
        <table:table-row table:style-name="ro1">
          <table:table-cell office:value-type="string" calcext:value-type="string">
            <text:p>The Way Home</text:p>
          </table:table-cell>
          <table:table-cell office:value-type="string" calcext:value-type="string">
            <text:p>Няму-няму-няму-няму-няму-няму-няму-няму-няму-няму...\n\n\nИдёт 21й век, а в некоторых домах Святой Империи Лунных Эльфов даже нет своей ванной комнаты. И вот наша бедняжка ГГиня по имени Коко (настоящее имя неизвестно) живёт как раз в такой конурке. Потому ей приходится каждый вечер ходить в ближайшую общественную баню, чтобы просто помыться. Но что-то в последнее время в самой бане и по дороге домой начинают происходить всяческие странные а то и пугающие вещи. Ну а что ещё может происходить в позднее время суток на тёмной и безлюдной японской улочке?\n\n_____________________________\n\n\n\n\n\n\n\n\n\n\n\n\n\n\n\n\n\n\n\n\n\n\n\n\n\n\n\n\n\n\n\n\n\nДоступно только для пользователей\n\n\n\n\n\n\n\n\nВыражается безмерная благодарность Tomoyuuki за консультации по японскому языку.\nТак что да! Этот перевод делался со...\n(внимание!)</text:p>
          </table:table-cell>
          <table:table-cell/>
          <table:table-cell office:value-type="string" calcext:value-type="string">
            <text:p>Менее 2 часов</text:p>
          </table:table-cell>
          <table:table-cell office:value-type="string" calcext:value-type="string">
            <text:p>travelling-cat_camp</text:p>
          </table:table-cell>
          <table:table-cell office:value-type="string" calcext:value-type="string">
            <text:p>{'Русский'}</text:p>
          </table:table-cell>
          <table:table-cell office:value-type="string" calcext:value-type="string">
            <text:p>horror,mystic,ecchi,hentai</text:p>
          </table:table-cell>
          <table:table-cell office:value-type="string" calcext:value-type="string">
            <text:p>https://mega.nz/file/idJHGJ4Q#xa73EOho--Vq5cWtSqR_VVcbqFn5Noye7cu_2FOE_X8</text:p>
          </table:table-cell>
          <table:table-cell office:value-type="string" calcext:value-type="string">
            <text:p>3854.jpg</text:p>
          </table:table-cell>
        </table:table-row>
        <table:table-row table:style-name="ro1">
          <table:table-cell office:value-type="string" calcext:value-type="string">
            <text:p>Не совсем герой (Not Exactly A Hero)</text:p>
          </table:table-cell>
          <table:table-cell office:value-type="string" calcext:value-type="string">
            <text:p>Устали от обычных сюжетов о супергероях, полных клише? Интересно, каково жить обычному гражданину во вселенной супергероев? Сыграйте в сюжетную приключенческую игру «Не совсем герой: визуальная новелла» и узнайте!\n"Не совсем герой".\nРайли, персонаж игры, является замещающим агентом по обеспечению повседневной деятельности супергероя. Но по сути Райли - обычный гражданин. Да, прямо как мы с тобой.\n"Взаимоотношения имеют значение".\nВ игре вас ждут многочисленные встречи со всевозможными персонажами в промежутках между заданиями:\nВаш начальник, Шеф, который постоянно находится в стрессе из-за проблем с низким бюджетом;\nНовый рекрут вашей команды, Крис, который всё время старается ранить ваше самолюбие;\nВодитель «Убур», умеющий будоражить умы других людей;\nПарень из кебаб-грузовика со странным и шатким характером...\nВы можете подружиться с некоторыми из них. Некоторые могут отвернуться от вас. Все зависит от вас и вашего выбора.\n«Каждое прохождение похоже на новую игру».\nПо мере развития сюжета вам придётся принимать МНОЖЕСТВО решений.\nКаждое из ваших решений будет учитываться по мере вашего продвижения и в конечном итоге определит окончательный результат.\nВ игре есть 3 начальных точки, 4 маршрута для побочных персонажей, 9 различных концовок и бонусный маршрут для тех, кто прошёл всё.\nВы - главный герой. Все зависит от вашего решения.\nОсновные особенности:\n- Интригующая приключенческая игра в стиле новеллы.\n- Лёгкая и остроумная атмосфера в стиле Marvel.\n- Стильные иллюстрации, нарисованные художником из игры "Оффис преисподней".\n- Уникальный игровой процесс в стиле мессенджера.\n- 4 главных персонажа помимо персонажа игрока, множество различных событий и маршрутов, основанных на взаимодействии с каждым из персонажей.\n- 9 различных концовок + бонусный маршрут для тех, кто завершил всё.\n- 32 достижения + 48 коллекционных иллюстраций.\nВы поклонник сюжетных игр, игр с возможностью принятия решений, визуальных новелл и / или игр, в которых вы взаимодействуете и налаживаете связи с другими персонажами? Тогда вам понравится и эта игра!\nЧто ещё заслуживает внимание!\n- Эта приключенческая игра БЕСПЛАТНА (F2P)!\n- Игра представляет собой сюжетную визуальную новеллу, в которой вы будете жить как обычный гражданин во вселенной супергероев.\n- Встречайтесь и взаимодействуйте с разными персонажами, обладающими разными характерами. Персонажи могут выглядеть холодными и с жизненной позицией снаружи, но добросердечными внутри.\n- Выполняйте миссии, данные вашим боссом, и решайте уникальные головоломки в режиме "тайм-атака".\n- Игра основана на принятии решений: сюжет и концовка будут отличаться в зависимости от решений, которые вы примете.\n- Нам ещё есть что рассказать. В будущем мы будем предлагать больше визуальных новелл и текстовых приключенческих игр с сюжетом.\n- Если вам понравится эта игра, взгляните на другие наши игры: «7 дней» и «Офис преисподней». Вы не будете разочарованы!\nМы рекомендуем эту игру...\n- геймерам, увлечённым визуальными новеллами, приключенческими играми, играми в стиле мессенджеров, а также играми, в которых вы активно налаживаете связи с другими персонажами.\n- геймерам, которые любят светлые фильмы о супергероях, комиксы или новеллы.\n- тем, кто не считает свою жизнь особенной - игра даст вам это почувствовать.\n- геймерам, предпочитающим бесплатные игры (F2P), инди-игры, а также трогательные и исцеляющие игры.\n- тем, кто любит фильмы вселенной Marvel и игры на основе новелл.\n- для людей, которым обычные старые сюжетные игры по шаблонам кажутся скучными.\n- Геймеры, которые ищут OG инди-игры, такие как Undertale.\nДругие игры данного автора:\n7 Дней: Происхождения\nОфис Преисподней\nВыбор Арго</text:p>
          </table:table-cell>
          <table:table-cell/>
          <table:table-cell office:value-type="string" calcext:value-type="string">
            <text:p>2-10 часов</text:p>
          </table:table-cell>
          <table:table-cell office:value-type="string" calcext:value-type="string">
            <text:p>buff_studio</text:p>
          </table:table-cell>
          <table:table-cell office:value-type="string" calcext:value-type="string">
            <text:p>{'Иностранный разработчик', 'Главный герой парень', 'Повествование от первого лица', 'Не совсем герой'}</text:p>
          </table:table-cell>
          <table:table-cell office:value-type="string" calcext:value-type="string">
            <text:p>routine,adventure,fiction</text:p>
          </table:table-cell>
          <table:table-cell office:value-type="string" calcext:value-type="string">
            <text:p>https://play.google.com/store/apps/details?id=com.buffstudio.not.exactly.hero.free.visual.novel.adventure.story.games</text:p>
          </table:table-cell>
          <table:table-cell office:value-type="string" calcext:value-type="string">
            <text:p>3853.jpg</text:p>
          </table:table-cell>
        </table:table-row>
        <table:table-row table:style-name="ro1">
          <table:table-cell office:value-type="string" calcext:value-type="string">
            <text:p>Выбор Арго (Argo's Choice)</text:p>
          </table:table-cell>
          <table:table-cell office:value-type="string" calcext:value-type="string">
            <text:p>Интерактивная история, сюжет которой определяется вашим выбором! Тайная история Арго начинается в тёмном мире, отравленном коррупцией и криминалом.\nВам наскучили книги? Вы устали от однообразных текстовых квестов и сюжетных игр, однако любите интерактивные сюжетные игры, визуальные новеллы, игры с выбором действий или игры в стиле нуар? Тогда попробуйте визуальную новеллу «Выбор Арго» — игру, где главное значение имеет ваш выбор. По мере того как игрок совершает свой выбор, в сюжетной игре «Выбор Арго» разворачивается увлекательная история.\nЭта сюжетная игра разработана в формате визуальной новеллы, где истории разных интересных персонажей раскрываются в эпизодах и диалогах.\nВизуальная новелла, не похожая на другие сюжетные игры, является великолепной игрой-приключением в стиле нуар и значительно отличается от игр, в которые вы играли раньше.\nВизуальная новелла, сюжетная игра в стиле нуар.\nАрго направляется в свой любимый бар «Стикс», чтобы провести последнюю ночь в порочном городе. Длинную ночь. В баре Арго начинает рассказывать о своём прошлом... Как закончится последняя ночь Арго?\nОб игре — текстовая игра, игра с выбором действий, сюжетная игра, игра-приключение.\nВедите диалог в чате и своим выбором определяйте судьбу Арго.\nОдин-единственный выбор может повлиять непредсказуемым образом как на отношения героев, так и на весь сюжет истории.\n＊Следите за развитием истории Арго. Ваш выбор будет решать его судьбу.\n＊Будьте внимательны при разговорах с другими персонажами. Раскройте их секреты.\n＊Вы можете принимать любые решения, но их последствия вам откроются, когда уже будет слишком поздно, так что старайтесь тщательно обдумывать каждое решение.\nОсобенности игры:\n- Визуальная новелла, которая наверняка понравится любому игроку.\n- Вас ждёт глубокое погружение в драматические и увлекательные события игры.\n- Легко играть. Яркая история!\n- Концовка истории зависит от вашего выбора, а различные достижения делают игру ещё интереснее!\n- Текстовая игра-приключение в стиле нуар.\n- Уникальная инди-игра в виде диалогов в чате.\n＊Увлекательный текст игры представляет собой короткую и яркую историю.\n＊Играйте, вовлекаясь в историю, в которой концовка меняется в зависимости от сделанного вами выбора.\n＊Откройте все достижения и скрытые истории.\nИстория Арго берет своё начало в баре «Стикс», скрытом в тёмном переулке. Ещё один эпизод интерактивной истории, которая началась в «7 дней»! «Выбор Арго»! Загрузите игру прямо сейчас и своим выбором определите судьбу Арго.\nЭто игра, которую должен пройти каждый, кто любит игры-детективы, сюжетные игры, игры в стиле нуар, текстовые квесты, игры с выбором действий и визуальные новеллы.\nДополнительная информация!\n- Эта игра-приключение является бесплатной!\n- Получите удовольствие от визуальной новеллы с уникальным сюжетом, представленном в эпизодах.\n- По мере прохождения игры вы познакомитесь с разными персонажами.\n- Найдите все скрытые истории персонажей.\n- Эта визуальная новелла в стиле нуар является интерактивной историей, которая меняется в зависимости от вашего выбора.\n- Доступны и другие истории. Позвольте нам побольше рассказать вам о различных визуальных новеллах, играх-приключениях и сюжетных играх.\n- Также попробуйте сюжетную игру «7 дней».\nДля кого эта игра?\n- Игра рекомендуется людям, которым нравятся уникальные истории и игры, построенные на сюжете.\n- Игра в стиле нуар с мрачными и криминальными историями.\n- Игра для тех, кто любит бесплатные игры, инди-игры и интерактивные сюжетные игры.\n- Для тех, кто любит лёгкие новеллы, детективы, триллеры, игры-новеллы и текстовые игры.\n- Жизненная игра для тех, кто устал от обычных сюжетных игр.\nНам нужна помощь каждого игрока, чтобы создавать ещё более интересные сюжетные игры, инди-игры, игры-детективы и триллеры. Рекомендуйте эту сюжетную игру друзьям и близким. Этим вы нам очень поможете.\nДругие игры данного автора:\n7 Дней: Происхождения\nОфис Преисподней</text:p>
          </table:table-cell>
          <table:table-cell/>
          <table:table-cell office:value-type="string" calcext:value-type="string">
            <text:p>2-10 часов</text:p>
          </table:table-cell>
          <table:table-cell office:value-type="string" calcext:value-type="string">
            <text:p>buff_studio</text:p>
          </table:table-cell>
          <table:table-cell office:value-type="string" calcext:value-type="string">
            <text:p>{'Выбор Арго', 'Повествование от первого лица', 'Главный герой парень', 'Иностранный разработчик'}</text:p>
          </table:table-cell>
          <table:table-cell office:value-type="string" calcext:value-type="string">
            <text:p>detective,adventure,triller</text:p>
          </table:table-cell>
          <table:table-cell office:value-type="string" calcext:value-type="string">
            <text:p>https://play.google.com/store/apps/details?id=visual.novel.adventure.story.games.argo.choice</text:p>
          </table:table-cell>
          <table:table-cell office:value-type="string" calcext:value-type="string">
            <text:p>3851.jpg</text:p>
          </table:table-cell>
        </table:table-row>
        <table:table-row table:style-name="ro1">
          <table:table-cell office:value-type="string" calcext:value-type="string">
            <text:p>Acadia University</text:p>
          </table:table-cell>
          <table:table-cell office:value-type="string" calcext:value-type="string">
            <text:p>Вы недавно были приняты в Университет Акадии. Это престижная мужская школа, известная своей превосходной системой образования. Школа имеет эксклюзивную репутацию во всем мире. Быть студентом этой академии - это уже очень большое достижение! Выпускники продолжают делать великие дела и становятся влиятельными членами общества.\nОднако, вы не так и рады такому достижению, когда выясняете, что творится за дверьми академии...</text:p>
          </table:table-cell>
          <table:table-cell/>
          <table:table-cell office:value-type="string" calcext:value-type="string">
            <text:p>Менее 2 часов</text:p>
          </table:table-cell>
          <table:table-cell office:value-type="string" calcext:value-type="string">
            <text:p>gammabreak</text:p>
          </table:table-cell>
          <table:table-cell office:value-type="string" calcext:value-type="string">
            <text:p>{'Русский'}</text:p>
          </table:table-cell>
          <table:table-cell office:value-type="string" calcext:value-type="string">
            <text:p>routine,school,hentai</text:p>
          </table:table-cell>
          <table:table-cell office:value-type="string" calcext:value-type="string">
            <text:p>https://drive.google.com/file/d/1nyZhH9UqlNWN85XJ063VjkKooKauN8xT/view?usp=sharing</text:p>
          </table:table-cell>
          <table:table-cell office:value-type="string" calcext:value-type="string">
            <text:p>3850.jpg</text:p>
          </table:table-cell>
        </table:table-row>
        <table:table-row table:style-name="ro1">
          <table:table-cell office:value-type="string" calcext:value-type="string">
            <text:p>Дневник детектива. Проклятье невесты. Эпизод 1</text:p>
          </table:table-cell>
          <table:table-cell office:value-type="string" calcext:value-type="string">
            <text:p>Где прячется призрак невесты?\nДождливым летним вечером две девочки приезжают в старинное поместье на отдых, но обнаруживают, что Хозяйка дома не показывается людям на глаза. Обитатели дома в недоумении - что же сподвигло Хозяйку скрыться? Здесь замешана какая-то тайна, разгадать которую под силу только вам.\nПомогите юным детективам найти настоящего преступника!</text:p>
          </table:table-cell>
          <table:table-cell/>
          <table:table-cell office:value-type="string" calcext:value-type="string">
            <text:p>Менее 2 часов</text:p>
          </table:table-cell>
          <table:table-cell office:value-type="string" calcext:value-type="string">
            <text:p>l'dina_tjulenja</text:p>
          </table:table-cell>
          <table:table-cell office:value-type="string" calcext:value-type="string">
            <text:p>{'отечественный разработчик', 'Главный герой девушка', 'детектив', 'Повествование от первого лица', 'Наши дни', 'мистика', 'Привидение', 'квест', 'Несколько главных героев'}</text:p>
          </table:table-cell>
          <table:table-cell office:value-type="string" calcext:value-type="string">
            <text:p>horror,detective,mystic,adventure</text:p>
          </table:table-cell>
          <table:table-cell office:value-type="string" calcext:value-type="string">
            <text:p>https://drive.google.com/drive/folders/1ZUUFudXEmTEEPkZxzeQav32t_eHQXNCO?usp=sharing</text:p>
          </table:table-cell>
          <table:table-cell office:value-type="string" calcext:value-type="string">
            <text:p>3845.png</text:p>
          </table:table-cell>
        </table:table-row>
        <table:table-row table:style-name="ro1">
          <table:table-cell office:value-type="string" calcext:value-type="string">
            <text:p>Офис Преисподней (Underworld Office)</text:p>
          </table:table-cell>
          <table:table-cell office:value-type="string" calcext:value-type="string">
            <text:p>Вы читаете книги, но вам это надоело? Любите играть в интерактивные игры, визуальные новеллы, игры со скрытым сюжетом, игры с привидениями, но устали от одних и тех же старых шаблонов? Попробуйте нашу визуальную новеллу, в которой выбор имеет значение! Мы предлагаем нашу бесплатную интерактивную повествовательную игру под названием “Офис Преисподней” из мира приключенческих игр. Все наши истории написаны тщательно отобранными авторами.\nЭто совершенно беспрецедентная визуальная новелла про призраков, лучшая новелла, в которую вы когда-либо играли, созданная специально для пользователей смартфонов!\nЕсли вы хотите играть без рекламы, пожалуйста, купите платную версию. Вы можете наслаждаться неограниченной игрой без оплаты. Платная Версия\nЗнакомство с игрой “Офис Преисподней” | Визуальная новелла и приключенческая игра:\n“Офис Преисподней” - это интерактивная приключенческая игра в стиле беседы с привлекательной вселенной, в которой вы пройдёте через загадочные и трогательные встречи с загадочными, но в то же время милыми и суровыми призраками!\nИнтригующий сюжет.\nНаша игра про призраков содержит скрытый сюжет; главный герой - Юджин случайно попадает в мир призраков и чуть не погибает от монстров, но таинственный призрак спасает Юджина и требует взамен работать в офисе Преисподней...\nКлючевые особенности нашей таинственной новеллы про призраков:\n- Лёгкая новелла, приключенческая игра, визуальная новелла, стилизованный таинственный текст.\n- Наслаждайтесь другим миром с 40 короткими анимациями и 150 иллюстрациями.\n- Откройте все 7 различных маршрутов, делая разный выбор | Таинственная новелла.\n- соберите все 25 названий и 60 иллюстраций к альбомам в приключенческой игре и наслаждайтесь ею.\n- Если вы когда-либо играли в игры со скрытым сюжетом про призраков, вам понравится эта визуальная новелла.\nДОПОЛНИТЕЛЬНЫЕ ОСОБЕННОСТИ, нашей приключенческой игры (новелла про призраков):\n- Эта приключенческая игра БЕСПЛАТНА! Наслаждайтесь нашей визуальной новеллой.\n- Встречайтесь с призраками, которые одновременно милы и суровы!\n- Разгадывайте уникальные головоломки в игре со скрытым сюжетом. Ваша история будет зависеть от того, что вы выберете.\n- Ещё больше историй ждёт вас впереди! Мы сообщим вам о наших грядущих визуальных новеллах, приключенческих играх и играх про призраков.\nПочему новелла?\nВ новеллах вы непосредственно контролируете ход истории. Ваш выбор имеет значение, поэтому тщательно выбирайте, как реагировать и что делать в различных ситуациях. Сыграйте в нашу визуальную новеллу со скрытым сюжетом, и вы никогда не пожалеете об этом.\nУ Визуальных новелл тысячи поклонников, и это самая быстрорастущая коллекция интерактивных историй, в которой ВЫ выбираете свою судьбу. Попробуйте нашу игру про призраков!\nМы рекомендуем эту приключенческую игру тем, кто...\nлюбит визуальные новеллы, истории о призраках, приключенческие игры или игры с скрытым сюжетом.\nхочет хорошо провести время, играя в приключенческую игру.\nувлекается историями про призраков и читает визуальные новеллы.\nХотите играть бесплатно? Вы можете играть в нашу визуальную новеллу “Офис Преисподней” абсолютно бесплатно.\nЛюбителям лёгких, шедевральных и таинственных новелл или приключенческих игр.\nТем, кто хочет отвлечься от старых историй и отойти от старых шаблонов приключенческих игр.\nЛюбителям интерактивных рассказов о призраках, шедевров, игр-повествований.\nТем, кто устал играть в обычные новеллы.\nПриключенческая игра | Лучшая игровая новелла | Мир призраков | Игра про призраков | Скрытая сюжетная игра | Шедевральная новелла | Таинственная новелла.\nМы приносим новые истории в приключенческие игры! Сейчас у вас есть возможность насладиться нашей визуальной новеллой про призраков со скрытым сюжетом!\nДругие игры данного автора:\n7 Дней: Происхождения</text:p>
          </table:table-cell>
          <table:table-cell/>
          <table:table-cell office:value-type="string" calcext:value-type="string">
            <text:p>2-10 часов</text:p>
          </table:table-cell>
          <table:table-cell office:value-type="string" calcext:value-type="string">
            <text:p>buff_studio</text:p>
          </table:table-cell>
          <table:table-cell office:value-type="string" calcext:value-type="string">
            <text:p>{'Офис Преисподней', 'фэнтези', 'Иностранный разработчик', 'Главный герой парень', 'Повествование от первого лица'}</text:p>
          </table:table-cell>
          <table:table-cell office:value-type="string" calcext:value-type="string">
            <text:p>horror,mystic,adventure,fantasy</text:p>
          </table:table-cell>
          <table:table-cell office:value-type="string" calcext:value-type="string">
            <text:p>https://play.google.com/store/apps/details?id=com.buffstudio.uwofficefree</text:p>
          </table:table-cell>
          <table:table-cell office:value-type="string" calcext:value-type="string">
            <text:p>3844.jpg</text:p>
          </table:table-cell>
        </table:table-row>
        <table:table-row table:style-name="ro1">
          <table:table-cell office:value-type="string" calcext:value-type="string">
            <text:p>Дева Инферно</text:p>
          </table:table-cell>
          <table:table-cell office:value-type="string" calcext:value-type="string">
            <text:p>Все начинается со схватки главного героя в крепости Владыки Демонов. Отважный авантюрист в одиночку противостоит демонессе, однако терпит поражение. Вдохновившись равным боем, девушка оставляет его в живых и ставит ультиматум - сразиться вновь на закате этого же дня. Она сопровождает путешественника, чтобы тот не сбежал, а бедолага отчаянно пытается подготовиться к новому сражению.</text:p>
          </table:table-cell>
          <table:table-cell/>
          <table:table-cell office:value-type="string" calcext:value-type="string">
            <text:p>Менее 2 часов</text:p>
          </table:table-cell>
          <table:table-cell office:value-type="string" calcext:value-type="string">
            <text:p>bananana</text:p>
          </table:table-cell>
          <table:table-cell office:value-type="string" calcext:value-type="string">
            <text:p>{'инферно', 'фэнтези', 'Повествование от первого лица', 'Главный герой парень', 'отечественный разработчик', 'Дева'}</text:p>
          </table:table-cell>
          <table:table-cell office:value-type="string" calcext:value-type="string">
            <text:p>comedy,action,fantasy,ecchi</text:p>
          </table:table-cell>
          <table:table-cell office:value-type="string" calcext:value-type="string">
            <text:p>https://drive.google.com/file/d/1u_S9kRACIigI4jwYza4ebEcivuJiAx6F/view</text:p>
          </table:table-cell>
          <table:table-cell office:value-type="string" calcext:value-type="string">
            <text:p>3843.png</text:p>
          </table:table-cell>
        </table:table-row>
        <table:table-row table:style-name="ro1">
          <table:table-cell office:value-type="string" calcext:value-type="string">
            <text:p>TAISHO x ALICE epilogue</text:p>
          </table:table-cell>
          <table:table-cell office:value-type="string" calcext:value-type="string">
            <text:p>Вы приходите в себя и видите вокруг лишь непроглядную тьму. Ваши воспоминания исчезли. Даже собственное имя остаётся для вас загадкой. И только горькое одиночество грозится взять над вами верх и подчинить себе, как вы встречаете Алису. Голубоглазого юношу с золотистыми волосами. Недолго думая, он называет вас Арису.\nСитуация Алисы немногим отличается от вашей - он помнит лишь своё имя. Игнорируя его протесты, вы тянете его за собой в непроглядную тьму... Пока не натыкаетесь на огромное зеркало, образованное из кристаллов.\nВы решаете пройти сквозь него и оказываетесь в Зазеркалье - мире, где причудливо переплетены сказки. Отчего-то этот мир кажется вам знакомым...\nВ Зазеркалье вы встречаете различных сказочных персонажей и становитесь главной героиней их искажённых историй.\nКак же все закончится? Решать вам!\n\nПРОХОЖДЕНИЕ ЛЕЖИТ В ПАПКЕ С ИГРОЙ (НО ДОСТУПНО И ПО ССЫЛКЕ: ТЫК).\n\n\n\n\n\n\n\n\n\n\n\n\n\n\n\n\nВнимание: это заключительная часть серии! Настоятельно рекомендуем сначала прочесть остальные эпизоды!\n\n\n\n· · ·\n\n· · ·\n\n· · ·</text:p>
          </table:table-cell>
          <table:table-cell/>
          <table:table-cell office:value-type="string" calcext:value-type="string">
            <text:p>2-10 часов</text:p>
          </table:table-cell>
          <table:table-cell office:value-type="string" calcext:value-type="string">
            <text:p>primula</text:p>
          </table:table-cell>
          <table:table-cell office:value-type="string" calcext:value-type="string">
            <text:p>{'Русский'}</text:p>
          </table:table-cell>
          <table:table-cell office:value-type="string" calcext:value-type="string">
            <text:p>drama,comedy,romance</text:p>
          </table:table-cell>
          <table:table-cell office:value-type="string" calcext:value-type="string">
            <text:p>https://drive.google.com/file/d/13oBbcW3GjZKuCfvR3iQR512iHzqVb8VN/view?usp=sharing</text:p>
          </table:table-cell>
          <table:table-cell office:value-type="string" calcext:value-type="string">
            <text:p>3842.png</text:p>
          </table:table-cell>
        </table:table-row>
        <table:table-row table:style-name="ro1">
          <table:table-cell office:value-type="string" calcext:value-type="string">
            <text:p>Люблю x Прощай (スキ×サヨナラ)</text:p>
          </table:table-cell>
          <table:table-cell office:value-type="string" calcext:value-type="string">
            <text:p>Он каждый день начал говорить ей "люблю", чтобы однажды сказать "прощай".\nЛюбовный треугольник между парнем и двумя девушками: живой и умершей.</text:p>
          </table:table-cell>
          <table:table-cell/>
          <table:table-cell office:value-type="string" calcext:value-type="string">
            <text:p>Менее 2 часов</text:p>
          </table:table-cell>
          <table:table-cell office:value-type="string" calcext:value-type="string">
            <text:p>mint_wings</text:p>
          </table:table-cell>
          <table:table-cell office:value-type="string" calcext:value-type="string">
            <text:p>{'русский'}</text:p>
          </table:table-cell>
          <table:table-cell office:value-type="string" calcext:value-type="string">
            <text:p>drama,romance,mystic,routine,school</text:p>
          </table:table-cell>
          <table:table-cell office:value-type="string" calcext:value-type="string">
            <text:p>https://disk.yandex.ru/d/lH5Oj-1JuAzGnA</text:p>
          </table:table-cell>
          <table:table-cell office:value-type="string" calcext:value-type="string">
            <text:p>3840.jpg</text:p>
          </table:table-cell>
        </table:table-row>
        <table:table-row table:style-name="ro1">
          <table:table-cell office:value-type="string" calcext:value-type="string">
            <text:p>The Delusion of Dream</text:p>
          </table:table-cell>
          <table:table-cell office:value-type="string" calcext:value-type="string">
            <text:p>Жаркий, летний день.\nСумито - обычный учащийся старшей школы. У него нет друзей или же любых значительных связей с другими людьми, и он не против оставить это так.\nНо всё меняется когда Сумито встречает девушку из сна.\nВозможно, она просто иллюзия, порождённая летней жарой? Или же…\n\n\nСделано Snowflake Soft:\n\n\nСюжет - SlayerGG\nСпрайты/CG - emma8end\nПрограммирование - Filius1408, SlayerGG\nМузыка - Filius1408\nИнтерфейс - DrGorski\nАнглийский перевод - SlayerGG\nЯпонский перевод - SlayerGG, NektoNikto, SLSpi\nТестирование - Glorkind, enigmaNero, mare077\n\n\nПочта для связи: snowflakesoftvn@gmail.com</text:p>
          </table:table-cell>
          <table:table-cell/>
          <table:table-cell office:value-type="string" calcext:value-type="string">
            <text:p>Менее 2 часов</text:p>
          </table:table-cell>
          <table:table-cell office:value-type="string" calcext:value-type="string">
            <text:p>snowflake_soft</text:p>
          </table:table-cell>
          <table:table-cell office:value-type="string" calcext:value-type="string">
            <text:p>{'отечественный разработчик', 'Наши дни', 'Главный герой парень', 'ШКОЛА', 'Повествование от первого лица'}</text:p>
          </table:table-cell>
          <table:table-cell office:value-type="string" calcext:value-type="string">
            <text:p>drama,romance,school</text:p>
          </table:table-cell>
          <table:table-cell office:value-type="string" calcext:value-type="string">
            <text:p>https://disk.yandex.ru/d/Jt-ss0lTcoLMxQ</text:p>
          </table:table-cell>
          <table:table-cell office:value-type="string" calcext:value-type="string">
            <text:p>3838.png</text:p>
          </table:table-cell>
        </table:table-row>
        <table:table-row table:style-name="ro1">
          <table:table-cell office:value-type="string" calcext:value-type="string">
            <text:p>7 Дней: Происхождения (7Days Origins)</text:p>
          </table:table-cell>
          <table:table-cell office:value-type="string" calcext:value-type="string">
            <text:p>Каждый твой шаг меняет историю. Небольшие решения вместе отражаются на отношениях с товарищами и предопределяют ваши судьбы в критический момент.\nЭто место для тех, кто желает получить уникальную возможность в структуре времени, которая предоставляется всего один раз в жизни.\nВыполняя задание, участники становятся друзьями, а иногда - врагами.\nКирел, наш главный герой, страдающий амнезией, который забыл даже своё имя, подвергается испытанию.\nВсе зависит от твоего выбора.\nУ тебя есть только 7 дней!\nКакой выбор ты сделаешь?\nОсобенности Игры:\n- Казуальный игровой процесс в формате обмена мгновенными сообщениями.\n- Загадочное текстовое приключение.\n- Твой выбор повлияет на развитие сюжета и отношения между персонажами.\n- У каждого персонажа есть своя тайна и своя история.\n- Большое количество заданий и множество предметов для коллекционирования.\n- История из нескольких эпизодов с ветвями, ведущими к четырём различным концовкам.\nОт твоего выбора зависит все.</text:p>
          </table:table-cell>
          <table:table-cell/>
          <table:table-cell office:value-type="string" calcext:value-type="string">
            <text:p>2-10 часов</text:p>
          </table:table-cell>
          <table:table-cell office:value-type="string" calcext:value-type="string">
            <text:p>buff_studio</text:p>
          </table:table-cell>
          <table:table-cell office:value-type="string" calcext:value-type="string">
            <text:p>{'Повествование от первого лица', 'Иностранный разработчик', 'Главный герой девушка', 'фэнтези', '7 Дней: Происхождения'}</text:p>
          </table:table-cell>
          <table:table-cell office:value-type="string" calcext:value-type="string">
            <text:p>drama,horror,action,adventure,fantasy</text:p>
          </table:table-cell>
          <table:table-cell office:value-type="string" calcext:value-type="string">
            <text:p>https://drive.google.com/uc?id=1UYVBZzHlmBtjS7FOObc4cp0JFFFa77z-</text:p>
          </table:table-cell>
          <table:table-cell office:value-type="string" calcext:value-type="string">
            <text:p>3834.jpg</text:p>
          </table:table-cell>
        </table:table-row>
        <table:table-row table:style-name="ro1">
          <table:table-cell office:value-type="string" calcext:value-type="string">
            <text:p>Ar Tonelico: Melody of Elemia/Ar Tonelico ~Sekai no Owari de Utai Tsuzukeru Shoujo~</text:p>
          </table:table-cell>
          <table:table-cell office:value-type="string" calcext:value-type="string">
            <text:p>Внимание! Для запуска игры необходим эмулятор! Скачать его можно, например, тут. https://www.emu-land.net/consoles/ps2/emuls/\n\nИгра представляет собой классическую JRPG с VN элементами.\n\nДействие игры разворачивается на планете Ar Ciel, жизнь на поверхности которой невозможна в результате случившейся там катастрофы. Из-за этого людям приходится жить на искусственно созданных и изолированных друг от друга гигантских башнях Ar Tonelico и прилегающих к ним территориях. И, само собой, такие условия порождают целую кучу проблем...</text:p>
          </table:table-cell>
          <table:table-cell/>
          <table:table-cell office:value-type="string" calcext:value-type="string">
            <text:p>30-50 часов</text:p>
          </table:table-cell>
          <table:table-cell office:value-type="string" calcext:value-type="string">
            <text:p>gust</text:p>
          </table:table-cell>
          <table:table-cell office:value-type="string" calcext:value-type="string">
            <text:p>{'Английский (нормальный)', 'Русский (гугловый)'}</text:p>
          </table:table-cell>
          <table:table-cell office:value-type="string" calcext:value-type="string">
            <text:p>drama,comedy,romance,action,adventure,fiction,fantasy</text:p>
          </table:table-cell>
          <table:table-cell office:value-type="string" calcext:value-type="string">
            <text:p>https://disk.yandex.ru/d/FPgMfcj-JDrl-w</text:p>
          </table:table-cell>
          <table:table-cell office:value-type="string" calcext:value-type="string">
            <text:p>3825.jpg</text:p>
          </table:table-cell>
        </table:table-row>
        <table:table-row table:style-name="ro1">
          <table:table-cell office:value-type="string" calcext:value-type="string">
            <text:p>Одержимый (Одержимый)</text:p>
          </table:table-cell>
          <table:table-cell office:value-type="string" calcext:value-type="string">
            <text:p>В городе действует маньяк убивающий женщин. В отделение полиции в трущобах, приходит на стажировку сынок богатых родителей. Удастся ли ему стать инспектором полиции или он сбежит домой покажет время.\n\nОбращаю ваше внимание на некоторые дополнительные особенности.\nВ Настройках, через пункт "Тема", вы можете выбрать визуальное исполнение.\nДоступны три визуальных варианта. черно белый, градиент между двумя цветами и цветной.\nПо умолчанию стоит цветная версия новеллы.\n\nПериодически на местах, которые не рекомендоаны к просмотру не половозрелым особям, вы будете обнаруживать ПИЦЦУ. Много пицци.\nЭто то, о чем мы постоянно думали когда делали эту новеллу.\nЕе использование в новелле имеет чисто практический характер - это символ цензуры.\n\nВо время игры можно нажать F10 и выбрать по своему желанию - играть ли с цензурой или снять ее.\n\nОбсудив наши дальнейшие планы, мы пришли к выводу, что не станет дорабатывать новеллу, а оставим все в том виде - как есть.\nМы получили полезный опыт и на этом закончили работу над проектом.\n\nУдачного прочтения.</text:p>
          </table:table-cell>
          <table:table-cell/>
          <table:table-cell office:value-type="string" calcext:value-type="string">
            <text:p>Менее 2 часов</text:p>
          </table:table-cell>
          <table:table-cell office:value-type="string" calcext:value-type="string">
            <text:p>nikolaj_nesterenko</text:p>
          </table:table-cell>
          <table:table-cell office:value-type="string" calcext:value-type="string">
            <text:p>{'Одержимый'}</text:p>
          </table:table-cell>
          <table:table-cell office:value-type="string" calcext:value-type="string">
            <text:p>detective,routine,triller</text:p>
          </table:table-cell>
          <table:table-cell office:value-type="string" calcext:value-type="string">
            <text:p>https://disk.yandex.ru/d/oreo2X8POIdoAA</text:p>
          </table:table-cell>
          <table:table-cell office:value-type="string" calcext:value-type="string">
            <text:p>3816.png</text:p>
          </table:table-cell>
        </table:table-row>
        <table:table-row table:style-name="ro1">
          <table:table-cell office:value-type="string" calcext:value-type="string">
            <text:p>Песня Фарки (Song of Farca)</text:p>
          </table:table-cell>
          <table:table-cell office:value-type="string" calcext:value-type="string">
            <text:p>Взламывайте девайсы на местах преступления, ищите улики, анализируйте данные, выслеживайте и допрашивайте подозреваемых, и разбирайтесь с последствиями своих решений в мрачной и жестокой детективной истории с атмосферой в духе «Чёрного зеркала».\nДействие Song of Farca происходит в ближайшем будущем, где технологии не только привычный, но и уже незаменимый элемент повседневной жизни. IT-корпорации постепенно получают все больше влияния и становятся, по сути, современной аристократией, которая плевать хотела как на закон, так и на простых смертных. Криминальные структуры ещё как-то пытаются сопротивляться силе корпораций, но даже они понимают, что город в шаге от перехода в киберпанк и их золотое время уходит.\nГлавная героиня, частный детектив и хакер Изабелла Сонг, расследует сложные, казалось бы, не связанные между собой дела с помощью гаджетов, небольшой армии дронов и своего интеллекта. Изи сидит под домашним арестом после драки в баре, но это не мешает ей делать свою работу — доступ к интернету для хакера не проблема.\nНаходите информацию с помощью взлома, наблюдения и поиска в браузере, создавайте облако зацепок и устанавливайте между ними логические связи, чтобы делать выводы и применять их в диалогах.\nПо мере развития сюжета все усложняется. Ставки растут, а разрозненные эпизоды сплетаются в единую историю. Решения, которые вы принимаете в ходе расследования, имеют серьёзные последствия. Обвините персонажа, на которого указывают все улики, или копнёте глубже? Какой сопутствующий ущерб оставите после себя? Сколько людей пострадают из-за ваших действий?\nНО ГОТОВЫ ЛИ ВЫ К ПОСЛЕДСТВИЯМ?</text:p>
          </table:table-cell>
          <table:table-cell/>
          <table:table-cell office:value-type="string" calcext:value-type="string">
            <text:p>2-10 часов</text:p>
          </table:table-cell>
          <table:table-cell office:value-type="string" calcext:value-type="string">
            <text:p>wooden_monkeys</text:p>
          </table:table-cell>
          <table:table-cell office:value-type="string" calcext:value-type="string">
            <text:p>{'Песня Фарки', 'Главный герой девушка', 'будущее', 'киберпанк', 'отечественный разработчик', 'Повествование от первого лица'}</text:p>
          </table:table-cell>
          <table:table-cell office:value-type="string" calcext:value-type="string">
            <text:p>detective,adventure,fiction</text:p>
          </table:table-cell>
          <table:table-cell office:value-type="string" calcext:value-type="string">
            <text:p>https://disk.yandex.ru/d/h3t7aL1vujH4Xg</text:p>
          </table:table-cell>
          <table:table-cell office:value-type="string" calcext:value-type="string">
            <text:p>3814.jpg</text:p>
          </table:table-cell>
        </table:table-row>
        <table:table-row table:style-name="ro1">
          <table:table-cell office:value-type="string" calcext:value-type="string">
            <text:p>Приключение Джестера (Jester Adventure)</text:p>
          </table:table-cell>
          <table:table-cell office:value-type="string" calcext:value-type="string">
            <text:p>Джестер был обычным шутом выступающим в цирке и очень любил свою работу. Но после последнего его последнего выступления жизнь шута перевернулась с ног на голову из-за нападения на него. И теперь ему предстоит преодолеть множество трудностей, чтобы вернуться на сцену.</text:p>
          </table:table-cell>
          <table:table-cell/>
          <table:table-cell office:value-type="string" calcext:value-type="string">
            <text:p>Менее 2 часов</text:p>
          </table:table-cell>
          <table:table-cell office:value-type="string" calcext:value-type="string">
            <text:p>brov_studio</text:p>
          </table:table-cell>
          <table:table-cell office:value-type="string" calcext:value-type="string">
            <text:p>{'отечественный разработчик', 'трэш', 'BROVstudio', 'средневековье', 'Главный герой парень'}</text:p>
          </table:table-cell>
          <table:table-cell office:value-type="string" calcext:value-type="string">
            <text:p>drama,comedy,routine,parody,adventure</text:p>
          </table:table-cell>
          <table:table-cell office:value-type="string" calcext:value-type="string">
            <text:p>https://drive.google.com/file/d/1wnzXSOtPoUn8Wm94NxYXr3gliiyBO4tg/view?usp=sharing</text:p>
          </table:table-cell>
          <table:table-cell office:value-type="string" calcext:value-type="string">
            <text:p>3812.jpg</text:p>
          </table:table-cell>
        </table:table-row>
        <table:table-row table:style-name="ro1">
          <table:table-cell office:value-type="string" calcext:value-type="string">
            <text:p>Yurikago (百合籠)</text:p>
          </table:table-cell>
          <table:table-cell office:value-type="string" calcext:value-type="string">
            <text:p>Две наших главгероини, Сэмпай и Кохай, внезапно просыпаются в очень подозрительной и очень подозрительно уютной комнате. Ни окон, ни дверей нет, как выбираться, непонятно. Зато есть холодильник и телевизор. Однако же, после долгих и тщательных раздумий девочки всё же выводят формулу успешного покидания комнаты.\nИ в общем и целом обе они совершенно не против...\n\n_____________________________\n\n\n\n\n\n\n\n\n\n\n\n\n\n\n\n\n\nДоступно только для пользователей\n\n\n\n\n\n\n\n\n\n\n\n\n\n\n\n\n\n\n\n\nВыражается безмерная благодарность Tomoyuuki за консультации по японскому языку.\nТак что да! Этот перевод делался со...\n(внимание!)</text:p>
          </table:table-cell>
          <table:table-cell/>
          <table:table-cell office:value-type="string" calcext:value-type="string">
            <text:p>Менее 2 часов</text:p>
          </table:table-cell>
          <table:table-cell office:value-type="string" calcext:value-type="string">
            <text:p>zen_ha_no_mori</text:p>
          </table:table-cell>
          <table:table-cell office:value-type="string" calcext:value-type="string">
            <text:p>{'Русский'}</text:p>
          </table:table-cell>
          <table:table-cell office:value-type="string" calcext:value-type="string">
            <text:p>romance,mystic,routine,fiction</text:p>
          </table:table-cell>
          <table:table-cell office:value-type="string" calcext:value-type="string">
            <text:p>https://mega.nz/file/aUAjXRzQ#a9MvbbWtbgBtAmJ7Jjd40kZHUtmSGIb3tdqCktURO_w</text:p>
          </table:table-cell>
          <table:table-cell office:value-type="string" calcext:value-type="string">
            <text:p>3808.jpg</text:p>
          </table:table-cell>
        </table:table-row>
        <table:table-row table:style-name="ro1">
          <table:table-cell office:value-type="string" calcext:value-type="string">
            <text:p>Idol Manager</text:p>
          </table:table-cell>
          <table:table-cell office:value-type="string" calcext:value-type="string">
            <text:p>Idol Manager — это бизнес-симулятор, посвящённый завоеванию индустрии развлечений любыми способами, которые вы считаете уместными.\nВам предстоит взять на себя роль менеджера маленького (но растущего!) агентства по поиску талантов. В процессе культивирования и тренировки новейшего поколения молодых поп-звёзд вам предстоит решать, кого взять на работу, а кого уволить, кого продвинуть, когда дела идут в гору, а кого наказать в периоды неудач. Личная жизнь этих юных знаменитостей — это часть вашего бизнеса, а жизнь поп-звезды не всегда сладка. Персональные достижения ваших подопечных могут стать вашим величайшим коммерческим успехом, но их эмоциональные срывы и испорченная репутация могут привести вашу компанию к финансовому краху.\nВам придётся беспокоиться не только об идолах. Мир вокруг полон жёлтой прессы, безумных фанатов и групп-соперников — и все они жаждут свежей скандальной сенсации. Многие только и ждут, чтобы разорвать вас на части. Они готовы вести грязную игру, но постарайтесь дать им отпор. Ничего личного, только бизнес.\nОсобенности:\nРешайте, как бороться с кризисом, например со сплетнями, вандализмом, сталкерами или угрозами в адрес вашего агентства и ваших подопечных поп-идолов.\nУправляйте отношениями между разными идолами в вашей группе: вам придётся иметь дело с кликами, внутренней враждой и травлей.\nРасширяйте свою фанбазу, меняя тактику и находя отклик в сердцах слушателей разных категорий.\nПродюсируйте синглы, организовывайте концерты, устраивайте масштабные телевизионные мероприятия и заграничные туры, чтобы заработать на популярности вашей группы и получить доход.\nРазвивайте здание вашего агентства. Начните с простых офисов и танцевальных залов, чтобы работать над контентом и тренировать своих идолов, и закончите своим собственным кафе и театром, чтобы создать стабильный приток дохода. Для помощи с логистикой нанимайте и тренируйте сотрудников и следите за стабильностью работы своего агентства.\nОткрывайте побочные истории — цепочки событий и элементы визуальной новеллы, появление которых нередко зависит от вашего стиля игры. Каждая побочная история может развернуться по разным сценариям в зависимости от ваших решений, часто оказывая серьёзное влияние на прохождение игры.\n\n\n\n\n\nОБНОВЛЕНИЕ:</text:p>
          </table:table-cell>
          <table:table-cell/>
          <table:table-cell office:value-type="string" calcext:value-type="string">
            <text:p>10-30 часов</text:p>
          </table:table-cell>
          <table:table-cell office:value-type="string" calcext:value-type="string">
            <text:p>glitch_pitch</text:p>
          </table:table-cell>
          <table:table-cell office:value-type="string" calcext:value-type="string">
            <text:p>{'Idol Manager', 'Наши дни', 'Несколько главных героев', 'отечественный разработчик', 'Повествование от первого лица'}</text:p>
          </table:table-cell>
          <table:table-cell office:value-type="string" calcext:value-type="string">
            <text:p>romance,routine</text:p>
          </table:table-cell>
          <table:table-cell office:value-type="string" calcext:value-type="string">
            <text:p>https://mega.nz/file/c4sFkKRS#KyTw2xeGuopPpayFqnXKkKzuO90GbyLPHD-YB4Uz-tc</text:p>
          </table:table-cell>
          <table:table-cell office:value-type="string" calcext:value-type="string">
            <text:p>3807.png</text:p>
          </table:table-cell>
        </table:table-row>
        <table:table-row table:style-name="ro1">
          <table:table-cell office:value-type="string" calcext:value-type="string">
            <text:p>Jendo: Origins</text:p>
          </table:table-cell>
          <table:table-cell office:value-type="string" calcext:value-type="string">
            <text:p>Начало приключений Джека и его друзей.\n\nПосле развода родителей Джек переезжает вместе с отцом в небольшой провинциальный городок на юге страны. Предвкушая шанс начать новую школьную жизнь с хорошими друзьями и красивыми девушками, он в свой первый же день попадает в серьезные неприятности и полностью теряет на это надежду. Но знакомство с одним, казалось бы, совершенно невзрачным пареньком навсегда меняет его жизнь.</text:p>
          </table:table-cell>
          <table:table-cell/>
          <table:table-cell office:value-type="string" calcext:value-type="string">
            <text:p>2-10 часов</text:p>
          </table:table-cell>
          <table:table-cell office:value-type="string" calcext:value-type="string">
            <text:p>klp_company</text:p>
          </table:table-cell>
          <table:table-cell office:value-type="string" calcext:value-type="string">
            <text:p>{'отечественный разработчик', 'ШКОЛА', 'Главный герой парень'}</text:p>
          </table:table-cell>
          <table:table-cell office:value-type="string" calcext:value-type="string">
            <text:p>comedy,romance,routine,adventure,school</text:p>
          </table:table-cell>
          <table:table-cell office:value-type="string" calcext:value-type="string">
            <text:p>https://disk.yandex.ru/d/TIBfJqRQ-oWHgQ</text:p>
          </table:table-cell>
          <table:table-cell office:value-type="string" calcext:value-type="string">
            <text:p>3799.jpg</text:p>
          </table:table-cell>
        </table:table-row>
        <table:table-row table:style-name="ro1">
          <table:table-cell office:value-type="string" calcext:value-type="string">
            <text:p>Принцесса кошек апгрейд</text:p>
          </table:table-cell>
          <table:table-cell office:value-type="string" calcext:value-type="string">
            <text:p>Лия, дочь графа, живёт беззаботной жизнью, пока не попадает под проклятье злой колдуньи. Поможет ли ей кто-то снять его, или придётся брать судьбу в свои... лапы?\n\nЭто милая история о неунывающей героине. У каждого персонажа, с которым можно выстроить отношения, есть свой маленький секрет. Кроме Риона - он просто бесподобен и не оставит равнодушной вас и так. Вас ждут магия, смертельные опасности, дружба и романтика.\n\nА также:\n* нетривиальный сюжет\n* 7 концовок, и только 3 из них плохие\n* множество атмосферных артов\n* клевый саундтрек\n* бонусные эпизоды за идеальное прохождение\n* Рион\n* страшная собака\n\nЭто обновленная версия новеллы, выпущенной в 2014 году. По ссылке в Стиме то же, + концовка с Рионом (и позже могут быть мини-игры типа найди кота :) )\nНам поможет, если вы оставите отзыв и в Стим, если играли в любую из версий ^^</text:p>
          </table:table-cell>
          <table:table-cell/>
          <table:table-cell office:value-type="string" calcext:value-type="string">
            <text:p>Менее 2 часов</text:p>
          </table:table-cell>
          <table:table-cell office:value-type="string" calcext:value-type="string">
            <text:p>feather_visual_novell</text:p>
          </table:table-cell>
          <table:table-cell office:value-type="string" calcext:value-type="string">
            <text:p>{'Повествование от первого лица', 'отомэ', 'отечественный разработчик', 'фэнтези', 'Главный герой девушка', 'средневековье'}</text:p>
          </table:table-cell>
          <table:table-cell office:value-type="string" calcext:value-type="string">
            <text:p>romance,adventure,fantasy</text:p>
          </table:table-cell>
          <table:table-cell office:value-type="string" calcext:value-type="string">
            <text:p>https://drive.google.com/file/d/1EGyDc8kqTh0XmISW-rrFFWLxCLYKSX_N/view?usp=sharing</text:p>
          </table:table-cell>
          <table:table-cell office:value-type="string" calcext:value-type="string">
            <text:p>3796.png</text:p>
          </table:table-cell>
        </table:table-row>
        <table:table-row table:style-name="ro1">
          <table:table-cell office:value-type="string" calcext:value-type="string">
            <text:p>Вероника</text:p>
          </table:table-cell>
          <table:table-cell office:value-type="string" calcext:value-type="string">
            <text:p>Многие люди в своей инфантильности мечтают о великих свершениях и головокружительных приключениях, совсем не задумываясь о том, что для достойной истории нужен достойный герой.\n\nЭто история об обычном человеке, который не смог справиться с необычностью истории, в которую он попал.</text:p>
          </table:table-cell>
          <table:table-cell/>
          <table:table-cell office:value-type="string" calcext:value-type="string">
            <text:p>2-10 часов</text:p>
          </table:table-cell>
          <table:table-cell office:value-type="string" calcext:value-type="string">
            <text:p>no_skill_lodge</text:p>
          </table:table-cell>
          <table:table-cell office:value-type="string" calcext:value-type="string">
            <text:p>{'Наши дни', 'Главный герой парень', 'отечественный разработчик'}</text:p>
          </table:table-cell>
          <table:table-cell office:value-type="string" calcext:value-type="string">
            <text:p>drama,comedy,romance,horror,mystic,routine,triller</text:p>
          </table:table-cell>
          <table:table-cell office:value-type="string" calcext:value-type="string">
            <text:p>https://www.dropbox.com/sh/fl6jrwez9332vcd/AADQfo2gr4p82uzkXFxE0FQZa?dl=0</text:p>
          </table:table-cell>
          <table:table-cell office:value-type="string" calcext:value-type="string">
            <text:p>3794.png</text:p>
          </table:table-cell>
        </table:table-row>
        <table:table-row table:style-name="ro1">
          <table:table-cell office:value-type="string" calcext:value-type="string">
            <text:p>Алоэ (Aloe)</text:p>
          </table:table-cell>
          <table:table-cell office:value-type="string" calcext:value-type="string">
            <text:p>Особенности проекта: сказочный детектив, знакомые с детства персонажи и места, акварельная рисовка.\nСергей Белоус - сценарий, код.\nВасилиса Павлова - графика.</text:p>
          </table:table-cell>
          <table:table-cell/>
          <table:table-cell office:value-type="string" calcext:value-type="string">
            <text:p>Менее 2 часов</text:p>
          </table:table-cell>
          <table:table-cell office:value-type="string" calcext:value-type="string">
            <text:p>sergej_belous</text:p>
          </table:table-cell>
          <table:table-cell office:value-type="string" calcext:value-type="string">
            <text:p>{'Главный герой парень', 'МикроРено 2021', 'Повествование от первого лица', 'не люди', 'фэнтези', 'отечественный разработчик', 'алоэ'}</text:p>
          </table:table-cell>
          <table:table-cell office:value-type="string" calcext:value-type="string">
            <text:p>comedy,detective,fantasy</text:p>
          </table:table-cell>
          <table:table-cell office:value-type="string" calcext:value-type="string">
            <text:p>https://cloud.mail.ru/public/KyCS/qp6afgDrS</text:p>
          </table:table-cell>
          <table:table-cell office:value-type="string" calcext:value-type="string">
            <text:p>3789.jpg</text:p>
          </table:table-cell>
        </table:table-row>
        <table:table-row table:style-name="ro1">
          <table:table-cell office:value-type="string" calcext:value-type="string">
            <text:p>Оттенки Сакуры (Shades of Sakura)</text:p>
          </table:table-cell>
          <table:table-cell office:value-type="string" calcext:value-type="string">
            <text:p>Оттенки Сакуры это казуальная головоломка о древней Японии.\nВ нём представлены истории трёх главных героинь и игровой процесс с механиками физики.\nЧтобы пройти все путешествие с нашими девушками-самураями, вам нужно выиграть множество уровней, рисуя линии и соединяя шары вместе.\n*****Особенности игры: *****\n&lt;&gt;&lt;&gt;&lt;&gt;Познакомьтесь с древней японской культурой и раскройте правду вместе с нашими главными героинями!\n&lt;&gt;&lt;&gt;&lt;&gt;Все наши персонажи двигаются с помощью анимации Live2D! Вы сможете взаимодействовать со всеми ними.\n&lt;&gt;&lt;&gt;&lt;&gt;Познакомьтесь c личными качествами 10 девушек-самураев и пройдите историю вместе с ними.\n&lt;&gt;&lt;&gt;&lt;&gt;Изменяйте настройки графики, чтобы наслаждаться игрой в максимально возможном качестве.</text:p>
          </table:table-cell>
          <table:table-cell/>
          <table:table-cell office:value-type="string" calcext:value-type="string">
            <text:p>Менее 2 часов</text:p>
          </table:table-cell>
          <table:table-cell office:value-type="string" calcext:value-type="string">
            <text:p>banzaiproject</text:p>
          </table:table-cell>
          <table:table-cell office:value-type="string" calcext:value-type="string">
            <text:p>{'Главный герой парень', 'Повествование от первого лица', 'Оттенки Сакуры', 'Иностранный разработчик'}</text:p>
          </table:table-cell>
          <table:table-cell office:value-type="string" calcext:value-type="string">
            <text:p>routine,hentai</text:p>
          </table:table-cell>
          <table:table-cell office:value-type="string" calcext:value-type="string">
            <text:p>https://drive.google.com/file/d/1Up6gOBRja_-3ORrd2YGuhgc8CaLQEhqF/view</text:p>
          </table:table-cell>
          <table:table-cell office:value-type="string" calcext:value-type="string">
            <text:p>3787.jpg</text:p>
          </table:table-cell>
        </table:table-row>
        <table:table-row table:style-name="ro1">
          <table:table-cell office:value-type="string" calcext:value-type="string">
            <text:p>Путь рыцаря</text:p>
          </table:table-cell>
          <table:table-cell office:value-type="string" calcext:value-type="string">
            <text:p>Главным героем является обычный деревенский парень. Худенький, щупленький. Его часто обижают сверстники и постоять за себя он не может.\nОн живет в своей деревушке и мечтает о том, что когда-нибудь станет рыцарем. Но все его мечты обрывает сельская рутина. Где нужно работать в поле чтобы выжить.\nОднако после трагических событий, которые произойдут в первой главе, он волею случая встречает компанию рыцарей. Те сначала будут издеваться над слабым деревенским парнем, но потом оценят его упорство по заслугам и возьмут с собой в город...\nСтанет ли мальчишка по имени Пхиго рыцарем? Получится ли у него убедить рыцарей обучить его соответствующим навыкам? Это все вы узнаете в нашей визуальной новелле - Путь рыцаря!</text:p>
          </table:table-cell>
          <table:table-cell/>
          <table:table-cell office:value-type="string" calcext:value-type="string">
            <text:p>Менее 2 часов</text:p>
          </table:table-cell>
          <table:table-cell office:value-type="string" calcext:value-type="string">
            <text:p>kuz'ma_tal'</text:p>
          </table:table-cell>
          <table:table-cell office:value-type="string" calcext:value-type="string">
            <text:p>{'фэнтези', 'отечественный разработчик', 'Главный герой парень', 'средневековье'}</text:p>
          </table:table-cell>
          <table:table-cell office:value-type="string" calcext:value-type="string">
            <text:p>drama,fantasy</text:p>
          </table:table-cell>
          <table:table-cell office:value-type="string" calcext:value-type="string">
            <text:p>https://drive.google.com/file/d/13FOWK6PtW1eXvMgshGB8T7iuwK8A3iPG/view?usp=sharing</text:p>
          </table:table-cell>
          <table:table-cell office:value-type="string" calcext:value-type="string">
            <text:p>3786.jpg</text:p>
          </table:table-cell>
        </table:table-row>
        <table:table-row table:style-name="ro1">
          <table:table-cell office:value-type="string" calcext:value-type="string">
            <text:p>Закрытая комната</text:p>
          </table:table-cell>
          <table:table-cell office:value-type="string" calcext:value-type="string">
            <text:p>Если существуют манги обучающие, то почему бы и не быть обучающим VN?.. "Закрытая комната" — как раз и есть... нет, не учебник, но приложение к учебнику: игровое, рисованное, ненавязчивое. Если есть у вас знакомые/родственники, им это может пригодиться. Скачайте, посмотрите, поделитесь. Мне, как автору, очень интересно ваше мнение, поэтому не стесняйтесь и пишите комменты, все они будут внимательно прочитаны. Заранее благодарен!</text:p>
          </table:table-cell>
          <table:table-cell/>
          <table:table-cell office:value-type="string" calcext:value-type="string">
            <text:p>Менее 2 часов</text:p>
          </table:table-cell>
          <table:table-cell office:value-type="string" calcext:value-type="string">
            <text:p>artigor</text:p>
          </table:table-cell>
          <table:table-cell office:value-type="string" calcext:value-type="string">
            <text:p>{'Повествование от первого лица', 'отечественный разработчик', 'ШКОЛА'}</text:p>
          </table:table-cell>
          <table:table-cell office:value-type="string" calcext:value-type="string">
            <text:p>routine,school</text:p>
          </table:table-cell>
          <table:table-cell office:value-type="string" calcext:value-type="string">
            <text:p>https://mega.nz/file/sDYQlDSR#V4KOOIW1UtsbVrf_3h5eWo9tkAOrspSegKqM35PZZ2M</text:p>
          </table:table-cell>
          <table:table-cell office:value-type="string" calcext:value-type="string">
            <text:p>3783.png</text:p>
          </table:table-cell>
        </table:table-row>
        <table:table-row table:style-name="ro1">
          <table:table-cell office:value-type="string" calcext:value-type="string">
            <text:p>My Step Sisters</text:p>
          </table:table-cell>
          <table:table-cell office:value-type="string" calcext:value-type="string">
            <text:p>После исключения с университета, парень в подавленном состоянии возвращается домой. Он чувствует себя неудачником перед своей семьей и не знает как все рассказать.\nНо дома вместо родителей, его встречают 3 сестры. Они искренне поддерживают парня и пытаются наверстать упущенное за время его отсутствия.\n\nПредыдущая игра того же разработчика : Rescue Elves</text:p>
          </table:table-cell>
          <table:table-cell/>
          <table:table-cell office:value-type="string" calcext:value-type="string">
            <text:p>2-10 часов</text:p>
          </table:table-cell>
          <table:table-cell office:value-type="string" calcext:value-type="string">
            <text:p>cyber_keks</text:p>
          </table:table-cell>
          <table:table-cell office:value-type="string" calcext:value-type="string">
            <text:p>{'Иностранный разработчик', 'Эроге', 'Наши дни', 'Главный герой парень'}</text:p>
          </table:table-cell>
          <table:table-cell office:value-type="string" calcext:value-type="string">
            <text:p>routine,hentai</text:p>
          </table:table-cell>
          <table:table-cell office:value-type="string" calcext:value-type="string">
            <text:p>https://drive.google.com/file/d/1LctHrJP8CZ5na3GAEuOYt1sgsmM32O7N/view?usp=sharing</text:p>
          </table:table-cell>
          <table:table-cell office:value-type="string" calcext:value-type="string">
            <text:p>3782.jpg</text:p>
          </table:table-cell>
        </table:table-row>
        <table:table-row table:style-name="ro1">
          <table:table-cell office:value-type="string" calcext:value-type="string">
            <text:p>Серенити (Serenity)</text:p>
          </table:table-cell>
          <table:table-cell office:value-type="string" calcext:value-type="string">
            <text:p>Давным-давно, в далекой галактике... А может, и в нашей, но в далеком будущем... Произошли эти события.\n\nКосмическим пиратам попала в руки информация о передвижении транспортника «Серенити» с ценным грузом на борту. Ну как можно устоять перед соблазном легкой наживы? Если бы не одно «но»...\n\nКороткая визуальная новелла в жанре научной фантастики о дерзкой операции в космосе. Игра была сделана по мотивам рассказа из сборника Штормокнижников «Одно лето с собой, пожалуйста».</text:p>
          </table:table-cell>
          <table:table-cell/>
          <table:table-cell office:value-type="string" calcext:value-type="string">
            <text:p>Менее 2 часов</text:p>
          </table:table-cell>
          <table:table-cell office:value-type="string" calcext:value-type="string">
            <text:p>stormriders</text:p>
          </table:table-cell>
          <table:table-cell office:value-type="string" calcext:value-type="string">
            <text:p>{'Serenity'}</text:p>
          </table:table-cell>
          <table:table-cell office:value-type="string" calcext:value-type="string">
            <text:p>science_fiction,parody</text:p>
          </table:table-cell>
          <table:table-cell office:value-type="string" calcext:value-type="string">
            <text:p>https://stormriders.itch.io/serenity</text:p>
          </table:table-cell>
          <table:table-cell office:value-type="string" calcext:value-type="string">
            <text:p>3770.png</text:p>
          </table:table-cell>
        </table:table-row>
        <table:table-row table:style-name="ro1">
          <table:table-cell office:value-type="string" calcext:value-type="string">
            <text:p>Underfell. Проблемная посылка (Underfell. Проблемная посылка)</text:p>
          </table:table-cell>
          <table:table-cell office:value-type="string" calcext:value-type="string">
            <text:p>Однажды, самым обычным воскресным днем к вам заявляется странный почтальон и заявляет, что вам прислали посылку. И все было хорошо и спокойно ровно до тех пор, пока вы не вскрыли посылку и не получили непонятное скелетоподобное проблемное существо себе на голову. Но кто знает, как эта необычная встреча повлияет на ваши жизни.</text:p>
          </table:table-cell>
          <table:table-cell/>
          <table:table-cell office:value-type="string" calcext:value-type="string">
            <text:p>Менее 2 часов</text:p>
          </table:table-cell>
          <table:table-cell office:value-type="string" calcext:value-type="string">
            <text:p>dream's_makers._anna_white</text:p>
          </table:table-cell>
          <table:table-cell office:value-type="string" calcext:value-type="string">
            <text:p>{'романтика', 'undertale', 'underfell', 'sans', 'Red'}</text:p>
          </table:table-cell>
          <table:table-cell office:value-type="string" calcext:value-type="string">
            <text:p>comedy,romance,mystic,fantasy,ecchi</text:p>
          </table:table-cell>
          <table:table-cell office:value-type="string" calcext:value-type="string">
            <text:p>https://cloud.mail.ru/public/QMSQ/6XX9oK86N</text:p>
          </table:table-cell>
          <table:table-cell office:value-type="string" calcext:value-type="string">
            <text:p>3768.jpg</text:p>
          </table:table-cell>
        </table:table-row>
        <table:table-row table:style-name="ro1">
          <table:table-cell office:value-type="string" calcext:value-type="string">
            <text:p>Дьяволица (Devil Girl)</text:p>
          </table:table-cell>
          <table:table-cell office:value-type="string" calcext:value-type="string">
            <text:p>Если долго всматриваться в бездну, бездна начнёт всматриваться в тебя.\n◆История◆\n«Эй, просыпайся. Долго ещё собираешься дрыхнуть?» Молодая девушка со светлыми волосами и красными зрачками сидела на стуле, смотрела на меня свысока и протирала глаза.\nДевушка сообщила, что она ангел, посланный с небес, чтобы спасти мою одинокую душу.\nОна сказала, что теперь я могу делать с ней все, что захочу.\n«Будь то секс или что-то ещё ... Я не буду против!»\nЯ прожил в одиночестве до 30 лет и никогда даже не касался руки девушки, и все произошло так внезапно ...\nСмогу ли я поладить с ней?\nС момента появления девушки мой мир становится все более странным и причудливым.\nЧто, чёрт возьми, творится вокруг?\n◆Игровой процесс◆\nВ ходе игры вам придётся жить с красивой девушкой Нетией, которая способна на всё. Вы можете отправляться с ней в разные места, чтобы ощутить её любовь, усилить эмоции и получить новый приятный опыт.\nВ игре большое количество костюмов и разнообразный реквизит.\nВы сможете разблокировать множество непристойных позиций. Помимо этого, девушку можно одевать в самые разные наряды.\nВ игровом процессе реализованы элементы садо-мазо с верёвками и связыванием.\nВ мире, напоминающем рай, начинают происходит иррациональные и безумные вещи. По мере продвижения по сюжету, странные события будут случаться одно за другим, а ваши скрытые страхи материализуются.\nЧто вы предпочтёте — остаться в мечтах или преодолеть все фобии и узнать правду об окружающем мире?\n◆Особенности игры◆\n◇ 41 отрисованных сцен с более чем 200 вариациями.\n◇ Игровой текст из 100 000 слов.\n◇ Развитие любовных отношений + необычный игровой процесс в стиле рассказов о Ктулху.\n◇ Два полностью озвученных женских персонажа.\n◇ 7 различных концовок.\n◆Особые возможности◆\n◇ Режим, в котором все сцены доступны для просмотра в любой момент.\n◇ Непринуждённый игровой процесс.\n· Двигаться по сюжету можно одним кликом мыши.\n· Быстрая смена текста.</text:p>
          </table:table-cell>
          <table:table-cell/>
          <table:table-cell office:value-type="string" calcext:value-type="string">
            <text:p>2-10 часов</text:p>
          </table:table-cell>
          <table:table-cell office:value-type="string" calcext:value-type="string">
            <text:p>bananaking</text:p>
          </table:table-cell>
          <table:table-cell office:value-type="string" calcext:value-type="string">
            <text:p>{'Повествование от первого лица', 'Иностранный разработчик', 'фэнтези', 'Дьяволица', 'дэйт-сим', 'Главный герой парень'}</text:p>
          </table:table-cell>
          <table:table-cell office:value-type="string" calcext:value-type="string">
            <text:p>routine,fantasy,hentai</text:p>
          </table:table-cell>
          <table:table-cell office:value-type="string" calcext:value-type="string">
            <text:p>https://drive.google.com/file/d/1mV3FESixoK6qS4LCWnNnsMbyC6PZaXxh/view</text:p>
          </table:table-cell>
          <table:table-cell office:value-type="string" calcext:value-type="string">
            <text:p>3765.jpg</text:p>
          </table:table-cell>
        </table:table-row>
        <table:table-row table:style-name="ro1">
          <table:table-cell office:value-type="string" calcext:value-type="string">
            <text:p>Маленькая ведьма Маржолен (The Witchling Marjolaine)</text:p>
          </table:table-cell>
          <table:table-cell office:value-type="string" calcext:value-type="string">
            <text:p>От создателей Пёстрых полотен\n\n\nМаржолен сидит за стойкой местной службы ведьмодоставки и скучает. Бизнес идёт не очень, клиентов маловато. Хотя бы можно вкусным круассанчиком подкрепиться, который ей принесла её наставница и по совместительству хозяйка заведения. Однако же скучать Марж остаётся недолго, и вскоре она отправится выполнять очень странный заказ...\n\n_____________________________\n\n\n\n\n\n\n\n\n\n\n\n\n\n\nДоступно только для пользователей</text:p>
          </table:table-cell>
          <table:table-cell/>
          <table:table-cell office:value-type="string" calcext:value-type="string">
            <text:p>Менее 2 часов</text:p>
          </table:table-cell>
          <table:table-cell office:value-type="string" calcext:value-type="string">
            <text:p>unfinished_circl</text:p>
          </table:table-cell>
          <table:table-cell office:value-type="string" calcext:value-type="string">
            <text:p>{'Русский'}</text:p>
          </table:table-cell>
          <table:table-cell office:value-type="string" calcext:value-type="string">
            <text:p>routine,adventure,fantasy</text:p>
          </table:table-cell>
          <table:table-cell office:value-type="string" calcext:value-type="string">
            <text:p>https://mega.nz/file/vNgVHKCB#KXxr5sNsi9106NuHxmzZwJMtVCpa4TmY3lYoMp-e2F4</text:p>
          </table:table-cell>
          <table:table-cell office:value-type="string" calcext:value-type="string">
            <text:p>3762.jpg</text:p>
          </table:table-cell>
        </table:table-row>
        <table:table-row table:style-name="ro1">
          <table:table-cell office:value-type="string" calcext:value-type="string">
            <text:p>The Purrfect Valentine</text:p>
          </table:table-cell>
          <table:table-cell office:value-type="string" calcext:value-type="string">
            <text:p>Устали встречать День всех влюблённых в гордом одиночестве?\nТогда к вам на помощь уже спешит сам герой Парижа.\nПосоревнуйтесь с Котом Нуаром в искусстве тупого подката...\nИ, кто знает, к чему приведёт этот вечер.\nОбещаю, этот День святого Валентина будет замуррчательным!</text:p>
          </table:table-cell>
          <table:table-cell/>
          <table:table-cell office:value-type="string" calcext:value-type="string">
            <text:p>Менее 2 часов</text:p>
          </table:table-cell>
          <table:table-cell office:value-type="string" calcext:value-type="string">
            <text:p>khywae</text:p>
          </table:table-cell>
          <table:table-cell office:value-type="string" calcext:value-type="string">
            <text:p>{'Русский'}</text:p>
          </table:table-cell>
          <table:table-cell office:value-type="string" calcext:value-type="string">
            <text:p>comedy,romance,routine</text:p>
          </table:table-cell>
          <table:table-cell office:value-type="string" calcext:value-type="string">
            <text:p>https://drive.google.com/file/d/1ET5L7S-6X6sael-28g7PnYKLDnc5uI8z/view?usp=sharing</text:p>
          </table:table-cell>
          <table:table-cell office:value-type="string" calcext:value-type="string">
            <text:p>3761.jpg</text:p>
          </table:table-cell>
        </table:table-row>
        <table:table-row table:style-name="ro1">
          <table:table-cell office:value-type="string" calcext:value-type="string">
            <text:p>Сакура ММО (Sakura MMO)</text:p>
          </table:table-cell>
          <table:table-cell office:value-type="string" calcext:value-type="string">
            <text:p>Погрузитесь в волшебный мир Асафа онлайн в этой визуальной новелле, где Котоне - устрашающая тёмная ведьма с впечатляющими и обширными магическими силами, способная победить сильнейших из врагов щелчком пальцев.\n\nВ реальной жизни, однако, Котоне - среднестатистическая женщина, работающая на среднестатистической работе, с ниже чем среднестатистическими отношениями со своими далёкими родителями.\nКаждый день проходит как один, и в Котоне вскоре нарастает усталость от монотонной рутины.Если бы только она могла войти в мир вроде Асафа, наполненный фантастическими созданиями и пугающими монстрами... но Асаф онлайн - всего лишь игра. Игре никогда бы не стать реальностью.\nПо крайней мере, так Котоне ранее думала - пока таинственная сила не призывает её в мир, в который она столько раз перебиралась через экран компьютера.\nТеперь Котоне - не просто Котоне, но тёмная ведьма Виола - и, освободившись от своих социальных обязательств, она наконец-то решает поразвлечься!\n\nВиола - имя, которое Котоне дала своему персонажу в Асафе онлайн.По пробуждению в Асафе, Котоне перенимает внешность Виолы, её магические силы, и её имя.\nВиола - тёмная ведьма с невообразимой мощью, которую страшится каждый в Асафе. Многие пытались бросить ей вызов, но победоносного не явилось ни одного. Она наслаждается тем, что загоняет людей под каблук (иногда буквально), а к окружающим относится чуть более чем к игрушкам.\nОна глубоко садистская, опасная женщина... но даже у неё есть мягкая сторона.\n\nНив – доверенная, самая доверенная горничная Виолы, которая сделала бы что угодно, лишь бы помочь госпоже.\nНив является представительницей расы дарклингов, которую кроют по всему Асафу за дикарство и враждебность, но Нив держится поодаль от этих несправедливых восприятий. Она прилежная, верноподданная, трудолюбивая девушка – но, может быть, слегка слишком преданная. Она обожает Виолу, и становится иррационально злой к любым усматриваемым пренебрежениям против своей ненаглядной госпожи.\nХотя самоотверженна и трудолюбива, Нив способна быть довольно пугающей, когда захочет. Если бы ей довелось сражаться серьёзно, то смогла бы совладать и с демонами.\n\nФион – юная, наделённая добродушием девчонка из немалой семьи, которая работает во все свои силы в убеждение, что для всех и каждого её братика и сестрички найдётся достаточно еды на пропитание...\nПо крайней мере, так она говорит, но Нив особо не убедила.\nФион может и показаться сладкой да невинной, однако внешность может и обмануть, а она - оказаться куда искуснее, чем кажется на первый взгляд.\n\n*визуальная новелла с фэнтези основой\n*изведайте мир Асафа онлайн глазами Котоне\n*доступна на английском, китайском и русском языках\n\nСакура ММО 2\nСакура ММО 3</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adventure,fantasy,ecchi,hentai</text:p>
          </table:table-cell>
          <table:table-cell office:value-type="string" calcext:value-type="string">
            <text:p>https://drive.google.com/file/d/19fkAh5f7UYQpGqNQIv49zIhEB9pRp9WL/view?usp=sharing</text:p>
          </table:table-cell>
          <table:table-cell office:value-type="string" calcext:value-type="string">
            <text:p>3760.jpg</text:p>
          </table:table-cell>
        </table:table-row>
        <table:table-row table:style-name="ro1">
          <table:table-cell office:value-type="string" calcext:value-type="string">
            <text:p>DECEPTIO</text:p>
          </table:table-cell>
          <table:table-cell office:value-type="string" calcext:value-type="string">
            <text:p>Слухи о Черных Рынках Контрабанды ходят по всему космосу. Каждые несколько месяцев сотни нелегальных иммигрантов причалят свои корабли под большим невидимым полотном и приглашают только особых людей.\nВы получаете это приглашение от имени игрока и находите особую машину в караване кораблей, где вам предлагают опробовать уникальную технологию для управления людьми. Но все ли так хорошо, как кажется на первый взгляд?\n\nТекст проматывается нажатием на Enter.\nИгра участвовала в конкурсе ndjam2.</text:p>
          </table:table-cell>
          <table:table-cell/>
          <table:table-cell office:value-type="string" calcext:value-type="string">
            <text:p>Менее 2 часов</text:p>
          </table:table-cell>
          <table:table-cell office:value-type="string" calcext:value-type="string">
            <text:p>neprim</text:p>
          </table:table-cell>
          <table:table-cell office:value-type="string" calcext:value-type="string">
            <text:p>{'Повествование от первого лица', 'будущее', 'отечественный разработчик', 'Главный герой парень', 'Космическая опера', 'DECEPTIO'}</text:p>
          </table:table-cell>
          <table:table-cell office:value-type="string" calcext:value-type="string">
            <text:p>detective,adventure,fiction</text:p>
          </table:table-cell>
          <table:table-cell office:value-type="string" calcext:value-type="string">
            <text:p>https://neprim.itch.io/deceptio</text:p>
          </table:table-cell>
          <table:table-cell office:value-type="string" calcext:value-type="string">
            <text:p>3757.jpg</text:p>
          </table:table-cell>
        </table:table-row>
        <table:table-row table:style-name="ro1">
          <table:table-cell office:value-type="string" calcext:value-type="string">
            <text:p>Песня Любви (Ai no Uta)</text:p>
          </table:table-cell>
          <table:table-cell office:value-type="string" calcext:value-type="string">
            <text:p>Белльштадт - маленький город. На своё восемнадцатилетие юная Элеонора из семьи Белль узнаёт главный секрет о своём рождении. Она не человек, а принцесса духов из сказочного мира. Но там настали тяжёлые времена, поэтому её воспитывали в мире людей до тех пор, пока её родные края не вернут себе прежний вид. Элеонора потрясена, вся жизнь была сплошной ложью. Её семья не является родной по крови. Пребывая в сомнениях и размышлениях, она неожиданно встречает нового знакомого и теперь делает шаг навстречу новому будущему.</text:p>
          </table:table-cell>
          <table:table-cell/>
          <table:table-cell office:value-type="string" calcext:value-type="string">
            <text:p>2-10 часов</text:p>
          </table:table-cell>
          <table:table-cell office:value-type="string" calcext:value-type="string">
            <text:p>magic_house</text:p>
          </table:table-cell>
          <table:table-cell office:value-type="string" calcext:value-type="string">
            <text:p>{'русский'}</text:p>
          </table:table-cell>
          <table:table-cell office:value-type="string" calcext:value-type="string">
            <text:p>romance,fantasy,hentai</text:p>
          </table:table-cell>
          <table:table-cell office:value-type="string" calcext:value-type="string">
            <text:p>https://mega.nz/file/mLAChZwK#9OeljxdjnOF4QWQzwEblCppFH-UNYaYKQWkcZ0C77-k</text:p>
          </table:table-cell>
          <table:table-cell office:value-type="string" calcext:value-type="string">
            <text:p>3753.jpg</text:p>
          </table:table-cell>
        </table:table-row>
        <table:table-row table:style-name="ro1">
          <table:table-cell office:value-type="string" calcext:value-type="string">
            <text:p>Лесная сказка</text:p>
          </table:table-cell>
          <table:table-cell office:value-type="string" calcext:value-type="string">
            <text:p>Возле одной деревеньки лес дремучий стоит. Старый он был, никогда бед людям не приносил. Да вот только совсем недавно стали там пропадать люди. Как войдут в чащу по узкой тропинке - так больше и не воротятся.\nБожена - колдунья, только-только закончившая обучение, отправляется в лес, чтобы изгнать духа. Но после длительных поисков сталкивается совсем не со злой сущностью, а веселой лисицей - Варварой. Неужели именно из-за неё пропадают люди? И ведь пока только так и кажется: лиса не дает молодой колдунье покинуть лес....</text:p>
          </table:table-cell>
          <table:table-cell/>
          <table:table-cell office:value-type="string" calcext:value-type="string">
            <text:p>Менее 2 часов</text:p>
          </table:table-cell>
          <table:table-cell office:value-type="string" calcext:value-type="string">
            <text:p>horned_mello</text:p>
          </table:table-cell>
          <table:table-cell office:value-type="string" calcext:value-type="string">
            <text:p>{''}</text:p>
          </table:table-cell>
          <table:table-cell office:value-type="string" calcext:value-type="string">
            <text:p>comedy,romance,mystic,fantasy</text:p>
          </table:table-cell>
          <table:table-cell office:value-type="string" calcext:value-type="string">
            <text:p>https://drive.google.com/file/d/1UoBUIcQCDpkL1NJXx0L_EED3O_i82s75/view?usp=sharing</text:p>
          </table:table-cell>
          <table:table-cell office:value-type="string" calcext:value-type="string">
            <text:p>3749.jpg</text:p>
          </table:table-cell>
        </table:table-row>
        <table:table-row table:style-name="ro1">
          <table:table-cell office:value-type="string" calcext:value-type="string">
            <text:p>Под прикрытием (Undercover)</text:p>
          </table:table-cell>
          <table:table-cell office:value-type="string" calcext:value-type="string">
            <text:p>Очередной рабочий день частного детектива Киёши Акихиро омрачился осознанием грядущих трат на свидании в кафе для прикрытия слежки. Благо, компанию герою составит очаровательная и язвительная ассистентка.</text:p>
          </table:table-cell>
          <table:table-cell/>
          <table:table-cell office:value-type="string" calcext:value-type="string">
            <text:p>Менее 2 часов</text:p>
          </table:table-cell>
          <table:table-cell office:value-type="string" calcext:value-type="string">
            <text:p>crown_of_the_black_tower</text:p>
          </table:table-cell>
          <table:table-cell office:value-type="string" calcext:value-type="string">
            <text:p>{'Повествование от первого лица', 'Undercover Отечественный разработчи', 'Главный герой парень'}</text:p>
          </table:table-cell>
          <table:table-cell office:value-type="string" calcext:value-type="string">
            <text:p>comedy,detective</text:p>
          </table:table-cell>
          <table:table-cell office:value-type="string" calcext:value-type="string">
            <text:p>https://drive.google.com/file/d/1ciehtT-NLu9K1vQViPNLUU0ESWCaYMbT/view?usp=sharing</text:p>
          </table:table-cell>
          <table:table-cell office:value-type="string" calcext:value-type="string">
            <text:p>3748.png</text:p>
          </table:table-cell>
        </table:table-row>
        <table:table-row table:style-name="ro1">
          <table:table-cell office:value-type="string" calcext:value-type="string">
            <text:p>Затмение</text:p>
          </table:table-cell>
          <table:table-cell office:value-type="string" calcext:value-type="string">
            <text:p>Элиш выросла в разнорасовой семье и была разлучена с матерью и братом в самом начале политической распри. Несмотря на это, девушка не теряет надежд на то, что это все закончится и они смогут видеться без серьезных рисков. Она решается пойти на тайное свидание со своим братом и, может быть, эта встреча послужит окончательным толчком к началу перемен.</text:p>
          </table:table-cell>
          <table:table-cell/>
          <table:table-cell office:value-type="string" calcext:value-type="string">
            <text:p>Менее 2 часов</text:p>
          </table:table-cell>
          <table:table-cell office:value-type="string" calcext:value-type="string">
            <text:p>diza_rocker</text:p>
          </table:table-cell>
          <table:table-cell office:value-type="string" calcext:value-type="string">
            <text:p>{''}</text:p>
          </table:table-cell>
          <table:table-cell office:value-type="string" calcext:value-type="string">
            <text:p>drama,romance,adventure,fantasy</text:p>
          </table:table-cell>
          <table:table-cell office:value-type="string" calcext:value-type="string">
            <text:p>https://drive.google.com/file/d/1xj2lVM-qx5Jbtuq3CEqPqmw1hnPSIKZ-/view?usp=sharing</text:p>
          </table:table-cell>
          <table:table-cell office:value-type="string" calcext:value-type="string">
            <text:p>3747.png</text:p>
          </table:table-cell>
        </table:table-row>
        <table:table-row table:style-name="ro1">
          <table:table-cell office:value-type="string" calcext:value-type="string">
            <text:p>Кассиопея (Kassiopeya)</text:p>
          </table:table-cell>
          <table:table-cell office:value-type="string" calcext:value-type="string">
            <text:p>Добро пожаловать в клуб экспресс-свиданий "Кассиопея"! У нас Вы сможете узнать множество существ со всей галактики, найти друзей и даже свою любовь. Кто знает, вдруг она уже ждёт Вас за одним из этих столиков? Не робей, странник, здесь тебе всегда рады!</text:p>
          </table:table-cell>
          <table:table-cell/>
          <table:table-cell office:value-type="string" calcext:value-type="string">
            <text:p>Менее 2 часов</text:p>
          </table:table-cell>
          <table:table-cell office:value-type="string" calcext:value-type="string">
            <text:p>berëzka</text:p>
          </table:table-cell>
          <table:table-cell office:value-type="string" calcext:value-type="string">
            <text:p>{'KassiopeyaБудущее'}</text:p>
          </table:table-cell>
          <table:table-cell office:value-type="string" calcext:value-type="string">
            <text:p>romance,fiction</text:p>
          </table:table-cell>
          <table:table-cell office:value-type="string" calcext:value-type="string">
            <text:p>https://cloud.mail.ru/public/ChRh/L6Ah5GbY1</text:p>
          </table:table-cell>
          <table:table-cell office:value-type="string" calcext:value-type="string">
            <text:p>3746.jpg</text:p>
          </table:table-cell>
        </table:table-row>
        <table:table-row table:style-name="ro1">
          <table:table-cell office:value-type="string" calcext:value-type="string">
            <text:p>Парк</text:p>
          </table:table-cell>
          <table:table-cell office:value-type="string" calcext:value-type="string">
            <text:p>Что будет если одинокая девушка пойдёт на свидание с незнакомцем?\nКак далеко всё может зайти?\nИ стоит ли верить самой себе?</text:p>
          </table:table-cell>
          <table:table-cell table:number-columns-repeated="3"/>
          <table:table-cell office:value-type="string" calcext:value-type="string">
            <text:p>{''}</text:p>
          </table:table-cell>
          <table:table-cell office:value-type="string" calcext:value-type="string">
            <text:p>horror</text:p>
          </table:table-cell>
          <table:table-cell office:value-type="string" calcext:value-type="string">
            <text:p>https://drive.google.com/file/d/1lcTZWM_XIb9Z4gdhElQdyCwi_VLnrEE0/view</text:p>
          </table:table-cell>
          <table:table-cell office:value-type="string" calcext:value-type="string">
            <text:p>3745.png</text:p>
          </table:table-cell>
        </table:table-row>
        <table:table-row table:style-name="ro1">
          <table:table-cell office:value-type="string" calcext:value-type="string">
            <text:p>YANDEMIC: дейтсим на выживание (YANDEMIC: dating-based survival game)</text:p>
          </table:table-cell>
          <table:table-cell office:value-type="string" calcext:value-type="string">
            <text:p>По мнению Википедии, мономаниакально-дезинтегративная аномалия (МДА) – вирусная инфекция, вызывающая патологическую одержимость объектом влечения.\n\nПо мнению Ромеро Моралеза, мономаниакально-дезинтегративная аномалия (МДА) – главное препятствие его обязанностям секретаря студсовета и длительным отношениям с таблицами Excel. Он не привык отвлекаться на поклонников, но теперь, когда каждый второй увлекается оружейным ремеслом и сталкингом, игнорировать их стало гораздо сложнее. Не лучшее время для популярности, тем более – для выпускного бала, свидания на котором нынче – вопрос жизни и смерти.\n\n\n\nПосети выпускной, с которого не выпускают, в школьном ромкоме на выживание, где тебя встретят:\n\n- 12 неординарных личностей, каждая из которых заслуживает изоляции от общества!\n- 7 рутов и 10 концовок, в нескольких из который нашему герою даже удастся выжить!\n- Имена в лучших традициях Ace Attorney!\n- Самые честные выборы президента в истории школьных студсоветов!\n- Шанс понаблюдать за сохнущей краской!\n- Возможно, повезёт погладить кота… (?)\n\n\n***\n\nВнеконкурсный багфикс от 28/07/2021:\nСкачать (184 МБ)</text:p>
          </table:table-cell>
          <table:table-cell/>
          <table:table-cell office:value-type="string" calcext:value-type="string">
            <text:p>Менее 2 часов</text:p>
          </table:table-cell>
          <table:table-cell office:value-type="string" calcext:value-type="string">
            <text:p>17_confused_villains_in_a_trenchcoat</text:p>
          </table:table-cell>
          <table:table-cell office:value-type="string" calcext:value-type="string">
            <text:p>{'Повествование от первого лица', 'Яндере', 'лгбт', 'Главный герой парень', 'дейтсим', 'отечественный разработчик', 'Сурвайвал'}</text:p>
          </table:table-cell>
          <table:table-cell office:value-type="string" calcext:value-type="string">
            <text:p>comedy,romance,horror,parody,school</text:p>
          </table:table-cell>
          <table:table-cell office:value-type="string" calcext:value-type="string">
            <text:p>https://drive.google.com/file/d/1wTj814ONN2k7e9stbui_OANaP2pkyAXw/view?usp=sharing</text:p>
          </table:table-cell>
          <table:table-cell office:value-type="string" calcext:value-type="string">
            <text:p>3744.png</text:p>
          </table:table-cell>
        </table:table-row>
        <table:table-row table:style-name="ro1">
          <table:table-cell office:value-type="string" calcext:value-type="string">
            <text:p>Когда закончится дождь (Когда закончится дождь)</text:p>
          </table:table-cell>
          <table:table-cell office:value-type="string" calcext:value-type="string">
            <text:p>Я просто хочу еще раз встретиться с женщиной, в которую влюблен. И пусть у меня кровь на одежде. Пусть я наблюдаю за ней, когда она не видит, и подсыпаю порошок в ее напиток — разве это имеет значение, когда речь идет о любви?</text:p>
          </table:table-cell>
          <table:table-cell/>
          <table:table-cell office:value-type="string" calcext:value-type="string">
            <text:p>Менее 2 часов</text:p>
          </table:table-cell>
          <table:table-cell office:value-type="string" calcext:value-type="string">
            <text:p>nakolenke</text:p>
          </table:table-cell>
          <table:table-cell office:value-type="string" calcext:value-type="string">
            <text:p>{'Главный герой парень', 'дождь', 'Наши дни', 'закончится', 'когда', 'отечественный разработчик'}</text:p>
          </table:table-cell>
          <table:table-cell office:value-type="string" calcext:value-type="string">
            <text:p>drama,science_fiction,romance,triller</text:p>
          </table:table-cell>
          <table:table-cell office:value-type="string" calcext:value-type="string">
            <text:p>https://drive.google.com/file/d/1BZaK1rdlnGSxqRm_8BiSsBAN0wbPz5Hj/view?usp=sharing</text:p>
          </table:table-cell>
          <table:table-cell office:value-type="string" calcext:value-type="string">
            <text:p>3743.gif</text:p>
          </table:table-cell>
        </table:table-row>
        <table:table-row table:style-name="ro1">
          <table:table-cell office:value-type="string" calcext:value-type="string">
            <text:p>Романтишный клуб: Голливудская мечта</text:p>
          </table:table-cell>
          <table:table-cell office:value-type="string" calcext:value-type="string">
            <text:p>С самого детства ты мечтала быть актрисой: играть перед объективами камер, проживать сотни жизней, покорять сердца аудитории, блистать на Аллее Славы и… найти истинную любовь среди звёзд. Но готов ли Голливуд принять тебя?\n\nДлительность: менее 20 минут</text:p>
          </table:table-cell>
          <table:table-cell/>
          <table:table-cell office:value-type="string" calcext:value-type="string">
            <text:p>Менее 2 часов</text:p>
          </table:table-cell>
          <table:table-cell office:value-type="string" calcext:value-type="string">
            <text:p>zarya_project</text:p>
          </table:table-cell>
          <table:table-cell office:value-type="string" calcext:value-type="string">
            <text:p>{'отечественный разработчик', 'Главный герой девушка', 'Наши дни'}</text:p>
          </table:table-cell>
          <table:table-cell office:value-type="string" calcext:value-type="string">
            <text:p>comedy,romance,parody</text:p>
          </table:table-cell>
          <table:table-cell office:value-type="string" calcext:value-type="string">
            <text:p>https://mega.nz/folder/Bh4W1YYC#SSobCXd4Z6RPmSv1wR2pWw</text:p>
          </table:table-cell>
          <table:table-cell office:value-type="string" calcext:value-type="string">
            <text:p>3742.png</text:p>
          </table:table-cell>
        </table:table-row>
        <table:table-row table:style-name="ro1">
          <table:table-cell office:value-type="string" calcext:value-type="string">
            <text:p>Ничего Нового</text:p>
          </table:table-cell>
          <table:table-cell office:value-type="string" calcext:value-type="string">
            <text:p>Для любителей кинетических новелл и любительской поэзии\nИмпровизированный монолог девушки после неудачного свидания на фоне вечернего вокзала.\n\nСлайдшоу из 39 картинок под классическую джазовую мелодию.\nВНИМАНИЕ: Имеются сцены художественной наготы, все персонажи совершеннолетние.\n\nПриятного ознакомления!</text:p>
          </table:table-cell>
          <table:table-cell/>
          <table:table-cell office:value-type="string" calcext:value-type="string">
            <text:p>Менее 2 часов</text:p>
          </table:table-cell>
          <table:table-cell office:value-type="string" calcext:value-type="string">
            <text:p>sailinduck</text:p>
          </table:table-cell>
          <table:table-cell office:value-type="string" calcext:value-type="string">
            <text:p>{''}</text:p>
          </table:table-cell>
          <table:table-cell office:value-type="string" calcext:value-type="string">
            <text:p>romance,routine,parody</text:p>
          </table:table-cell>
          <table:table-cell office:value-type="string" calcext:value-type="string">
            <text:p>https://disk.yandex.by/d/P2b9d_a9lAKRrw</text:p>
          </table:table-cell>
          <table:table-cell office:value-type="string" calcext:value-type="string">
            <text:p>3737.png</text:p>
          </table:table-cell>
        </table:table-row>
        <table:table-row table:style-name="ro1">
          <table:table-cell office:value-type="string" calcext:value-type="string">
            <text:p>Отпусти и забудь</text:p>
          </table:table-cell>
          <table:table-cell office:value-type="string" calcext:value-type="string">
            <text:p>А вы когда-нибудь бывали в самой холодной деревне на свете? Там, где зима круглый год. Как не бывали? Что же, во время этой истории нам придётся отправиться туда.\nТам живут два прекрасных голубка. У одного – глаза цвета Луны. У другого – волосы растут, словно пшеница в поле. Их отношения крепки настолько, что выдержали мороз и стужу. Живут вдвоём они уже пять лет, друг друга согревая по ночам.\nАх…что же случится в один не самый прекрасный день во время непрекращающейся зимы?\n\nПродолжительность: 30 минут</text:p>
          </table:table-cell>
          <table:table-cell/>
          <table:table-cell office:value-type="string" calcext:value-type="string">
            <text:p>Менее 2 часов</text:p>
          </table:table-cell>
          <table:table-cell office:value-type="string" calcext:value-type="string">
            <text:p>drimmar</text:p>
          </table:table-cell>
          <table:table-cell office:value-type="string" calcext:value-type="string">
            <text:p>{''}</text:p>
          </table:table-cell>
          <table:table-cell office:value-type="string" calcext:value-type="string">
            <text:p>drama,romance</text:p>
          </table:table-cell>
          <table:table-cell office:value-type="string" calcext:value-type="string">
            <text:p>https://drive.google.com/file/d/1A54xBw3RSREQinz7COb-ex9kzMSF9aTZ/view</text:p>
          </table:table-cell>
          <table:table-cell office:value-type="string" calcext:value-type="string">
            <text:p>3733.gif</text:p>
          </table:table-cell>
        </table:table-row>
        <table:table-row table:style-name="ro1">
          <table:table-cell office:value-type="string" calcext:value-type="string">
            <text:p>Бутафория чувств</text:p>
          </table:table-cell>
          <table:table-cell office:value-type="string" calcext:value-type="string">
            <text:p>Всё началось ещё в школьные годы, когда Тэцуя Ходзуми встретил свою первую любовь. Это была\nне обычная одноклассница, а первая красавица школы, в которую мог влюбиться\nкаждый с первого взгляда. Лишь Тэцуя смог заполучить её сердце. Вскоре — руку.\nНо есть ли что-то о чём он жалеет?\n\nВизуальная новелла сделанная специально для Anivisual Jam #3: Свидание.</text:p>
          </table:table-cell>
          <table:table-cell/>
          <table:table-cell office:value-type="string" calcext:value-type="string">
            <text:p>Менее 2 часов</text:p>
          </table:table-cell>
          <table:table-cell office:value-type="string" calcext:value-type="string">
            <text:p>chipolinchik_aloe</text:p>
          </table:table-cell>
          <table:table-cell office:value-type="string" calcext:value-type="string">
            <text:p>{'отечественный разработчик', 'Несколько главных героев', 'Повествование от первого лица'}</text:p>
          </table:table-cell>
          <table:table-cell office:value-type="string" calcext:value-type="string">
            <text:p>drama,romance,triller</text:p>
          </table:table-cell>
          <table:table-cell office:value-type="string" calcext:value-type="string">
            <text:p>https://drive.google.com/file/d/1oupw0uRRilOimXnQ9xF9QxqDhjmVh76O/view?usp=sharing</text:p>
          </table:table-cell>
          <table:table-cell office:value-type="string" calcext:value-type="string">
            <text:p>3732.png</text:p>
          </table:table-cell>
        </table:table-row>
        <table:table-row table:style-name="ro1">
          <table:table-cell office:value-type="string" calcext:value-type="string">
            <text:p>Призрак в моей квартире (Ghost in my apartment)</text:p>
          </table:table-cell>
          <table:table-cell office:value-type="string" calcext:value-type="string">
            <text:p>Ты переезжаешь на новую квартиру, в предвкушении веселой студенческой жизни, но что будешь делать если в твоей квартире уже поселился один симпатичный призрак?</text:p>
          </table:table-cell>
          <table:table-cell/>
          <table:table-cell office:value-type="string" calcext:value-type="string">
            <text:p>Менее 2 часов</text:p>
          </table:table-cell>
          <table:table-cell office:value-type="string" calcext:value-type="string">
            <text:p>midnight_rats</text:p>
          </table:table-cell>
          <table:table-cell office:value-type="string" calcext:value-type="string">
            <text:p>{'apartment', 'GhOsT', 'отечественный разработчик', 'My', 'In', 'Главный герой девушка'}</text:p>
          </table:table-cell>
          <table:table-cell office:value-type="string" calcext:value-type="string">
            <text:p>romance,mystic</text:p>
          </table:table-cell>
          <table:table-cell office:value-type="string" calcext:value-type="string">
            <text:p>https://drive.google.com/file/d/1o8XpB8DyxtwFya0tfFrwKZbqK3oW4Oou/view?usp=sharing</text:p>
          </table:table-cell>
          <table:table-cell office:value-type="string" calcext:value-type="string">
            <text:p>3729.jpg</text:p>
          </table:table-cell>
        </table:table-row>
        <table:table-row table:style-name="ro1">
          <table:table-cell office:value-type="string" calcext:value-type="string">
            <text:p>Тихий омут</text:p>
          </table:table-cell>
          <table:table-cell office:value-type="string" calcext:value-type="string">
            <text:p>Джун, обычный японский студент, спешит на очередную встречу со своим другом-бунтарем Винсом, в которого безумно влюблен. Сегодня он наконец решил признаться в чувствах, которые так долго скрывал. Выйдет ли у него что-то с прекрасным американским байкером?\n\nВнимание! Присутствие ненормативной лексики.</text:p>
          </table:table-cell>
          <table:table-cell/>
          <table:table-cell office:value-type="string" calcext:value-type="string">
            <text:p>Менее 2 часов</text:p>
          </table:table-cell>
          <table:table-cell office:value-type="string" calcext:value-type="string">
            <text:p>grandpayubi</text:p>
          </table:table-cell>
          <table:table-cell office:value-type="string" calcext:value-type="string">
            <text:p>{'Наши дни', 'сёнэн-ай', 'Главный герой парень', 'Повествование от первого лица', 'отечественный разработчик'}</text:p>
          </table:table-cell>
          <table:table-cell office:value-type="string" calcext:value-type="string">
            <text:p>drama,romance,mystic,triller</text:p>
          </table:table-cell>
          <table:table-cell office:value-type="string" calcext:value-type="string">
            <text:p>https://drive.google.com/file/d/14DR7HWQ7J6iRasbEJKTSb4QSm9ntnZpb/view?usp=sharing</text:p>
          </table:table-cell>
          <table:table-cell office:value-type="string" calcext:value-type="string">
            <text:p>3726.png</text:p>
          </table:table-cell>
        </table:table-row>
        <table:table-row table:style-name="ro1">
          <table:table-cell office:value-type="string" calcext:value-type="string">
            <text:p>Август (August)</text:p>
          </table:table-cell>
          <table:table-cell office:value-type="string" calcext:value-type="string">
            <text:p>Это будет самая напряженная неделя в жизни Виктора.\n\nЖанр: Повседневность, Комедия, Романтика\n\nОсобенности: выборы, несколько концовок, квас</text:p>
          </table:table-cell>
          <table:table-cell/>
          <table:table-cell office:value-type="string" calcext:value-type="string">
            <text:p>Менее 2 часов</text:p>
          </table:table-cell>
          <table:table-cell/>
          <table:table-cell office:value-type="string" calcext:value-type="string">
            <text:p>{Русский'}</text:p>
          </table:table-cell>
          <table:table-cell office:value-type="string" calcext:value-type="string">
            <text:p>comedy,romance,routine</text:p>
          </table:table-cell>
          <table:table-cell office:value-type="string" calcext:value-type="string">
            <text:p>https://drive.google.com/file/d/1cKQK9GfYu6VeBM-w8FvJgNhnsI6xjJ-Z/view?usp=sharing</text:p>
          </table:table-cell>
          <table:table-cell office:value-type="string" calcext:value-type="string">
            <text:p>3722.png</text:p>
          </table:table-cell>
        </table:table-row>
        <table:table-row table:style-name="ro1">
          <table:table-cell office:value-type="string" calcext:value-type="string">
            <text:p>ЮРЭЙ</text:p>
          </table:table-cell>
          <table:table-cell office:value-type="string" calcext:value-type="string">
            <text:p>Наш главный герой Кайто, имеет несколько психических отклонений, включая и суицидальные наклонности. Он живет вместе со своей девушкой - Сацуки, которой захотелось острых ощущений. На самом деле - нет, если хотите узнать что там за причина, то поиграйте в нашу игру.</text:p>
          </table:table-cell>
          <table:table-cell/>
          <table:table-cell office:value-type="string" calcext:value-type="string">
            <text:p>2-10 часов</text:p>
          </table:table-cell>
          <table:table-cell office:value-type="string" calcext:value-type="string">
            <text:p>system_key</text:p>
          </table:table-cell>
          <table:table-cell office:value-type="string" calcext:value-type="string">
            <text:p>{''}</text:p>
          </table:table-cell>
          <table:table-cell office:value-type="string" calcext:value-type="string">
            <text:p>drama,comedy,romance,triller</text:p>
          </table:table-cell>
          <table:table-cell office:value-type="string" calcext:value-type="string">
            <text:p>https://drive.google.com/drive/folders/1Hzyiy9JCB2D54UCGXpHsS4C03p3eizLm?usp=sharing</text:p>
          </table:table-cell>
          <table:table-cell office:value-type="string" calcext:value-type="string">
            <text:p>3721.png</text:p>
          </table:table-cell>
        </table:table-row>
        <table:table-row table:style-name="ro1">
          <table:table-cell office:value-type="string" calcext:value-type="string">
            <text:p>Ари и Золотая Река</text:p>
          </table:table-cell>
          <table:table-cell office:value-type="string" calcext:value-type="string">
            <text:p>Томас живет в деревне золотоискателей, однако мечтает поскорее покинуть ее. Йорн - столица мира, что видна из любой точки бескрайних пустошей - вот куда он грезит попасть. Но реальность беспощадна - Томасу суждено прожить в деревне до конца своих дней, оставив грезы, и заниматься рутиной, как и его соплеменники.\nВ один из дней мимо деревни проезжает удивительная железная повозка без лошадей - как из книжек Томаса - и едет она прямиком к столице.\nНад новеллой работали: Никита Крюков, Sincker и Tainted Acolyte.</text:p>
          </table:table-cell>
          <table:table-cell/>
          <table:table-cell office:value-type="string" calcext:value-type="string">
            <text:p>Менее 2 часов</text:p>
          </table:table-cell>
          <table:table-cell office:value-type="string" calcext:value-type="string">
            <text:p>nenikita_krjukov</text:p>
          </table:table-cell>
          <table:table-cell office:value-type="string" calcext:value-type="string">
            <text:p>{''}</text:p>
          </table:table-cell>
          <table:table-cell office:value-type="string" calcext:value-type="string">
            <text:p>drama,romance</text:p>
          </table:table-cell>
          <table:table-cell office:value-type="string" calcext:value-type="string">
            <text:p>https://drive.google.com/file/d/14eNRLNrwXJ_G8sgYGWAlfgJXuQiur6sB/view?usp=sharing</text:p>
          </table:table-cell>
          <table:table-cell office:value-type="string" calcext:value-type="string">
            <text:p>3720.jpg</text:p>
          </table:table-cell>
        </table:table-row>
        <table:table-row table:style-name="ro1">
          <table:table-cell office:value-type="string" calcext:value-type="string">
            <text:p>Eye to eye ritual (Eye to eye ritual)</text:p>
          </table:table-cell>
          <table:table-cell office:value-type="string" calcext:value-type="string">
            <text:p>Свидание с привидением. Короткая новелла с выборами. Оригинальные изображения и 6 музыкальных произведений.\n\nОписание:\nНочной ритуал с черной свечей поможет поговорить с кем угодно. Даже с отчаянным тихоней. Даже с той, кого уже нет.\n\nВариативность: 4 концовки\nДвижок: Ren'Py\n\nСсылки на всех авторов указаны в игре.</text:p>
          </table:table-cell>
          <table:table-cell/>
          <table:table-cell office:value-type="string" calcext:value-type="string">
            <text:p>Менее 2 часов</text:p>
          </table:table-cell>
          <table:table-cell office:value-type="string" calcext:value-type="string">
            <text:p>two_doors</text:p>
          </table:table-cell>
          <table:table-cell office:value-type="string" calcext:value-type="string">
            <text:p>{'отечественный разработчик', 'Повествование от третьего лица', 'eye', 'To', 'Наши дни', 'ritual'}</text:p>
          </table:table-cell>
          <table:table-cell office:value-type="string" calcext:value-type="string">
            <text:p>comedy,romance,mystic</text:p>
          </table:table-cell>
          <table:table-cell office:value-type="string" calcext:value-type="string">
            <text:p>https://drive.google.com/file/d/18hibUzpypowQBaeYOQj2D1cG69c9D36Q/view?usp=sharing</text:p>
          </table:table-cell>
          <table:table-cell office:value-type="string" calcext:value-type="string">
            <text:p>3719.png</text:p>
          </table:table-cell>
        </table:table-row>
        <table:table-row table:style-name="ro1">
          <table:table-cell office:value-type="string" calcext:value-type="string">
            <text:p>Рубиновый цветок (Ruby Flower)</text:p>
          </table:table-cell>
          <table:table-cell office:value-type="string" calcext:value-type="string">
            <text:p>Морена простая девушка из далекой окраины. Как обычно утром она собирала полевые цветы. Казалось бы, что необычного могло произойти в такой день? Недалеко пролетел огонек.\n\nПрилагаются дополнительные ссылки для скачивания:\nМега\nГугл</text:p>
          </table:table-cell>
          <table:table-cell/>
          <table:table-cell office:value-type="string" calcext:value-type="string">
            <text:p>Менее 2 часов</text:p>
          </table:table-cell>
          <table:table-cell office:value-type="string" calcext:value-type="string">
            <text:p>robotzero_&amp;_demo</text:p>
          </table:table-cell>
          <table:table-cell office:value-type="string" calcext:value-type="string">
            <text:p>{'отечественный разработчик', 'мистика', 'Ruby Flower'}</text:p>
          </table:table-cell>
          <table:table-cell office:value-type="string" calcext:value-type="string">
            <text:p>mystic</text:p>
          </table:table-cell>
          <table:table-cell office:value-type="string" calcext:value-type="string">
            <text:p>https://disk.yandex.ru/d/mbsa5A5N0hK6mQ</text:p>
          </table:table-cell>
          <table:table-cell office:value-type="string" calcext:value-type="string">
            <text:p>3718.png</text:p>
          </table:table-cell>
        </table:table-row>
        <table:table-row table:style-name="ro1">
          <table:table-cell office:value-type="string" calcext:value-type="string">
            <text:p>Последнее свидание. Кабанье проклятье (PSKP)</text:p>
          </table:table-cell>
          <table:table-cell office:value-type="string" calcext:value-type="string">
            <text:p>Сюжет: Парень уже три года не может найти себе девушку. Потому что каждый раз, когда он пытается, всех девушек отгоняет дикий кабан. В городе осталась одна эльфийка, которая еще не знает, что от гг нужно держаться подальше. Это свидание - его последний шанс. Иначе ему придется постричься в монахи.\n\nЖанр: Фентези, Комедия, Романтика\n\nОсобенности: выборы, несколько концовок, кабаны</text:p>
          </table:table-cell>
          <table:table-cell/>
          <table:table-cell office:value-type="string" calcext:value-type="string">
            <text:p>Менее 2 часов</text:p>
          </table:table-cell>
          <table:table-cell office:value-type="string" calcext:value-type="string">
            <text:p>zabava</text:p>
          </table:table-cell>
          <table:table-cell office:value-type="string" calcext:value-type="string">
            <text:p>{''}</text:p>
          </table:table-cell>
          <table:table-cell office:value-type="string" calcext:value-type="string">
            <text:p>comedy,romance,fantasy</text:p>
          </table:table-cell>
          <table:table-cell office:value-type="string" calcext:value-type="string">
            <text:p>https://mega.nz/file/V1QHCC5S#-Ge7K0ivxK2fuZlrJXtj1KIkfT_K-uUdU4S-dGSj2IU</text:p>
          </table:table-cell>
          <table:table-cell office:value-type="string" calcext:value-type="string">
            <text:p>3715.png</text:p>
          </table:table-cell>
        </table:table-row>
        <table:table-row table:style-name="ro1">
          <table:table-cell office:value-type="string" calcext:value-type="string">
            <text:p>Тлеющая искорка (Fading Spark)</text:p>
          </table:table-cell>
          <table:table-cell office:value-type="string" calcext:value-type="string">
            <text:p>Две подруги Мия и Лили сбежали от шумного мира и поселились в небольшом доме среди заснеженных лесов Аляски. И всё было бы у них хорошо, если бы у Лили не обнаружили прогрессирующую амнезию.</text:p>
          </table:table-cell>
          <table:table-cell/>
          <table:table-cell office:value-type="string" calcext:value-type="string">
            <text:p>Менее 2 часов</text:p>
          </table:table-cell>
          <table:table-cell office:value-type="string" calcext:value-type="string">
            <text:p>kuroiz64</text:p>
          </table:table-cell>
          <table:table-cell office:value-type="string" calcext:value-type="string">
            <text:p>{'научная фантастика', 'Главный герой девушка', 'сёдзё-ай', 'отечественный разработчик', 'Повествование от первого лица'}</text:p>
          </table:table-cell>
          <table:table-cell office:value-type="string" calcext:value-type="string">
            <text:p>drama,science_fiction</text:p>
          </table:table-cell>
          <table:table-cell office:value-type="string" calcext:value-type="string">
            <text:p>https://drive.google.com/file/d/1RdH54BSxiW9jiFA_AHLCH31xox_BZjxT/view?usp=sharing</text:p>
          </table:table-cell>
          <table:table-cell office:value-type="string" calcext:value-type="string">
            <text:p>3714.png</text:p>
          </table:table-cell>
        </table:table-row>
        <table:table-row table:style-name="ro1">
          <table:table-cell office:value-type="string" calcext:value-type="string">
            <text:p>Ночные воспоминания (Night memories)</text:p>
          </table:table-cell>
          <table:table-cell office:value-type="string" calcext:value-type="string">
            <text:p>Одной жаркой бессонной ночью Даниил от скуки решает перечитать свои старые диалоги с бывшей девушкой, которая уже полгода не появлялась в сети.\nНо всё ли так просто, как кажется на первый взгляд?...\n\nВозрастной рейтинг 16+ - присутствуют сцены насилия и громкие звуки. Присутствует сцена самоубийства.\nИгра делалась полностью в одиночку! Как говорится, "bugs will exist". Как и опечатки. Извините.\n\nВсе глюки и скримеры в игре под спойлером ниже</text:p>
          </table:table-cell>
          <table:table-cell/>
          <table:table-cell office:value-type="string" calcext:value-type="string">
            <text:p>Менее 2 часов</text:p>
          </table:table-cell>
          <table:table-cell office:value-type="string" calcext:value-type="string">
            <text:p>novis_team</text:p>
          </table:table-cell>
          <table:table-cell office:value-type="string" calcext:value-type="string">
            <text:p>{'Хоррор', 'Главный герой парень', 'отечественный разработчик', 'Повествование от первого лица'}</text:p>
          </table:table-cell>
          <table:table-cell office:value-type="string" calcext:value-type="string">
            <text:p>romance,horror,mystic</text:p>
          </table:table-cell>
          <table:table-cell office:value-type="string" calcext:value-type="string">
            <text:p>https://mega.nz/file/XKQmzT7Y#8RPgC6SuT3GKjO0QHCOXEziLq9vYmAiA5kgqp228YAM</text:p>
          </table:table-cell>
          <table:table-cell office:value-type="string" calcext:value-type="string">
            <text:p>3713.jpg</text:p>
          </table:table-cell>
        </table:table-row>
        <table:table-row table:style-name="ro1">
          <table:table-cell office:value-type="string" calcext:value-type="string">
            <text:p>Свидание с совестью (A date with conscience)</text:p>
          </table:table-cell>
          <table:table-cell office:value-type="string" calcext:value-type="string">
            <text:p>"Свидание с совестью" - визуальная новелла, в которой вам предстоит взять на себя роль агента спецслужб, влюбленного в свой объект наблюдения - Карен. Ситуация осложняется тем, что Карен активно ищет свою любовь.\nСможете ли вы уберечь возлюбленную от беды? Сможете ли стать ее любовью?</text:p>
          </table:table-cell>
          <table:table-cell/>
          <table:table-cell office:value-type="string" calcext:value-type="string">
            <text:p>Менее 2 часов</text:p>
          </table:table-cell>
          <table:table-cell office:value-type="string" calcext:value-type="string">
            <text:p>noveleyes</text:p>
          </table:table-cell>
          <table:table-cell office:value-type="string" calcext:value-type="string">
            <text:p>{'Главный герой парень', 'A date with conscience', 'отечественный разработчик'}</text:p>
          </table:table-cell>
          <table:table-cell office:value-type="string" calcext:value-type="string">
            <text:p>drama,comedy,romance</text:p>
          </table:table-cell>
          <table:table-cell office:value-type="string" calcext:value-type="string">
            <text:p>https://mega.nz/file/l6pgUL7J#HxwXzUYzthNcdZDok5wdj0nJMItZm7Q1tiEIJrLNb7c</text:p>
          </table:table-cell>
          <table:table-cell office:value-type="string" calcext:value-type="string">
            <text:p>3712.png</text:p>
          </table:table-cell>
        </table:table-row>
        <table:table-row table:style-name="ro1">
          <table:table-cell office:value-type="string" calcext:value-type="string">
            <text:p>Дни в которые я встречался с подругой детства (Дни в которые я встречался с подругой детства)</text:p>
          </table:table-cell>
          <table:table-cell office:value-type="string" calcext:value-type="string">
            <text:p>Долгое время Нобу старался завладеть вниманием некогда хорошей подруги. В его памяти они вместе счастливо играют, и проводят время вместе, но те времена давно прошли. Теперь девушка отстранена от героя...\nЛишь один друг поддерживает Нобу, вечно проводящий с ним время и... иногда слишком много знающий. Вместе они вновь приходят на уроки, но а после них... Нобу слышит знакомый голос, и получает в руки письмо. Приглашение на свидание в парке.\n\nИзображения собраны из бесплатных ассетов, все ссылки в текстовых документах</text:p>
          </table:table-cell>
          <table:table-cell/>
          <table:table-cell office:value-type="string" calcext:value-type="string">
            <text:p>Менее 2 часов</text:p>
          </table:table-cell>
          <table:table-cell office:value-type="string" calcext:value-type="string">
            <text:p>notviam_studio</text:p>
          </table:table-cell>
          <table:table-cell office:value-type="string" calcext:value-type="string">
            <text:p>{'Наши дни', 'Главный герой парень', 'ШКОЛА', 'отечественный разработчик', 'Повествование от первого лица'}</text:p>
          </table:table-cell>
          <table:table-cell office:value-type="string" calcext:value-type="string">
            <text:p>drama,romance,mystic,school,triller</text:p>
          </table:table-cell>
          <table:table-cell office:value-type="string" calcext:value-type="string">
            <text:p>https://drive.google.com/drive/folders/1D99wkIxcwz-x09q2YJS9Kn7xSq76Idlp[%D0%A1%D1%81%D1%8B%D0%BB%D0%BA%D0%B0]DIMWMCF%20%E2%80%93%20Google%20%D0%94%D0%B8%D1%81%D0%BAhttps://drive.google.com/drive/folders/1D99wkIxcwz-x09q2YJS9Kn7xSq76Idlp</text:p>
          </table:table-cell>
          <table:table-cell office:value-type="string" calcext:value-type="string">
            <text:p>3711.jpg</text:p>
          </table:table-cell>
        </table:table-row>
        <table:table-row table:style-name="ro1">
          <table:table-cell office:value-type="string" calcext:value-type="string">
            <text:p>Сингулярность Сердец (Singularity of Hearts)</text:p>
          </table:table-cell>
          <table:table-cell office:value-type="string" calcext:value-type="string">
            <text:p>В фантастическом мире будущего успешно функционирует брачное агентство "Сингулярность Сердец". Владелица и главное лицо агенства - молодая сваха Ани с трагичным прошлым, которое она пытается забыть в суете повседневных забот. Однако, размеренная жизнь главной героини заканчивается, когда в ее агентство проникает опасный преступник. Ани предстоит расследовать дело о похищении вместе со своими роботами-помощниками.\n\nАвторы:\nUnity-разработчики - Allianser, Valis1337\nCеттинг-дизайн - Allianser, Valis1337, Elf_Merchant\nСценарист - Tanya_Vilgelm\nРедакторы - Elf_Merchant, Major_Tom\nХудожники - Verakso68, Elf_Merchant\nКомпозитор - Ziczin\nCEO - Elf_Merchant</text:p>
          </table:table-cell>
          <table:table-cell/>
          <table:table-cell office:value-type="string" calcext:value-type="string">
            <text:p>Менее 2 часов</text:p>
          </table:table-cell>
          <table:table-cell office:value-type="string" calcext:value-type="string">
            <text:p>sharkshields_team</text:p>
          </table:table-cell>
          <table:table-cell office:value-type="string" calcext:value-type="string">
            <text:p>{'Главный герой девушка', 'Singularity', 'hearts', 'будущее', 'Singularity of Hearts', 'of'}</text:p>
          </table:table-cell>
          <table:table-cell office:value-type="string" calcext:value-type="string">
            <text:p>romance,adventure,fiction</text:p>
          </table:table-cell>
          <table:table-cell office:value-type="string" calcext:value-type="string">
            <text:p>https://drive.google.com/file/d/1BN9LOH4r3CWleGlFoJtrfICEknDTWLsu/view</text:p>
          </table:table-cell>
          <table:table-cell office:value-type="string" calcext:value-type="string">
            <text:p>3708.png</text:p>
          </table:table-cell>
        </table:table-row>
        <table:table-row table:style-name="ro1">
          <table:table-cell office:value-type="string" calcext:value-type="string">
            <text:p>Навстречу волнам (Into the Waves)</text:p>
          </table:table-cell>
          <table:table-cell office:value-type="string" calcext:value-type="string">
            <text:p>Морин — обычный трактирщик с необычным проклятием. Все люди предстают ему в виде теней, и ни один знахарь не может ему помочь. Впрочем, на работу это не сильно влияет, ведь посетителей можно узнать по голосу и привычкам. Так и жил бы он, если бы в один прекрасный день не повстречал таинственную незнакомку — Ванду.\n\nКрасивое сине-белое платье, светло-рыжие волосы и обольстительная улыбка… Постойте-ка, почему её нормально видно?\n\n— четыре финала\n— анимация\n— посетителей можно отшить\n— а можно не отшить, душевно пообщаться и поиграть в мини-игры\n— целых полтора свидания на игру (!)\n\nПродолжительность: от 35 минут до полутора часов.</text:p>
          </table:table-cell>
          <table:table-cell/>
          <table:table-cell office:value-type="string" calcext:value-type="string">
            <text:p>Менее 2 часов</text:p>
          </table:table-cell>
          <table:table-cell office:value-type="string" calcext:value-type="string">
            <text:p>flying_whale</text:p>
          </table:table-cell>
          <table:table-cell office:value-type="string" calcext:value-type="string">
            <text:p>{'Повествование от первого лица', 'фэнтези', 'Главный герой парень', 'Into the Waves', 'отечественный разработчик', 'Flying Whale'}</text:p>
          </table:table-cell>
          <table:table-cell office:value-type="string" calcext:value-type="string">
            <text:p>drama,horror,fantasy</text:p>
          </table:table-cell>
          <table:table-cell office:value-type="string" calcext:value-type="string">
            <text:p>https://drive.google.com/drive/folders/1L1Ljoam0gYa8AkHCNEdJz_0YoDHpxrhv?usp=sharing</text:p>
          </table:table-cell>
          <table:table-cell office:value-type="string" calcext:value-type="string">
            <text:p>3706.png</text:p>
          </table:table-cell>
        </table:table-row>
        <table:table-row table:style-name="ro1">
          <table:table-cell office:value-type="string" calcext:value-type="string">
            <text:p>Девиант (Deviant)</text:p>
          </table:table-cell>
          <table:table-cell office:value-type="string" calcext:value-type="string">
            <text:p>Возможность стать умнее, сильнее, получить в свое распоряжение силы, отрицающие сами устои мироздания - желанная мечта для многих. И ей суждено было сбыться: подобно эпидемии, в самых разных уголках мира начали появляться носители таких способностей. Девианты. Но мечта не стала сказкой. Перед девиантами поставили выбор: встать на защиту порядка или же оказаться вне закона, вечными изгоями, преступниками, которых отслеживают и методично уничтожают. С тех пор прошло шесть лет. Агенту Нуле поручено отыскать и поймать неуловимого девианта, террориста и убийцу. И так уж сложилось, что сегодня он назначил ей свидание.\n\nНа случай, если у вас возникли проблемы с архивом:\n1. Откройте архив при помощи Win.RAR\n2. Либо скачайте архиватор https://www.7-zip.org/\n3. Либо переформатируйте архив онлайн https://cloudconvert.com/7z-to-zip, https://cloudconvert.com/7z-to-rar\n\n\n\n\n\n\n\n\n\n\n\n\n\n\n\n\n\n\n\n\n\n\n\n\n\n\n\n\n\n\n\n\nНаша группа в ВК: https://vk.com/fire_diamond</text:p>
          </table:table-cell>
          <table:table-cell/>
          <table:table-cell office:value-type="string" calcext:value-type="string">
            <text:p>Менее 2 часов</text:p>
          </table:table-cell>
          <table:table-cell office:value-type="string" calcext:value-type="string">
            <text:p>fire_diamond</text:p>
          </table:table-cell>
          <table:table-cell office:value-type="string" calcext:value-type="string">
            <text:p>{''}</text:p>
          </table:table-cell>
          <table:table-cell office:value-type="string" calcext:value-type="string">
            <text:p>drama,action,detective</text:p>
          </table:table-cell>
          <table:table-cell office:value-type="string" calcext:value-type="string">
            <text:p>https://drive.google.com/file/d/1zfrz6znfsb6pwMxnOIdA1P9ABDe4gif7/view?usp=sharing</text:p>
          </table:table-cell>
          <table:table-cell office:value-type="string" calcext:value-type="string">
            <text:p>3705.png</text:p>
          </table:table-cell>
        </table:table-row>
        <table:table-row table:style-name="ro1">
          <table:table-cell office:value-type="string" calcext:value-type="string">
            <text:p>Heartrace</text:p>
          </table:table-cell>
          <table:table-cell office:value-type="string" calcext:value-type="string">
            <text:p>После долгих лет упорной работы и экономии на всем, на чем только можно, Симону наконец-то удается отправиться в отпуск на элитную планету-курорт. Все, что его интересует - это автограф от Ноа Альтбер, известной гонщицы и пилота боевых доспехов. Помочь ему в этом должен старый друг с фан-сайта, который, к большому удивлению Симона, оказывается девушкой.\nПопытаться ухватиться за мечту всей жизни или же присмотреться к старой подруге? Выбор за вами.\n\nПерезалито.</text:p>
          </table:table-cell>
          <table:table-cell/>
          <table:table-cell office:value-type="string" calcext:value-type="string">
            <text:p>Менее 2 часов</text:p>
          </table:table-cell>
          <table:table-cell office:value-type="string" calcext:value-type="string">
            <text:p>liserete</text:p>
          </table:table-cell>
          <table:table-cell office:value-type="string" calcext:value-type="string">
            <text:p>{'Главный герой парень', 'будущее', 'отечественный разработчик', 'Повествование от первого лица'}</text:p>
          </table:table-cell>
          <table:table-cell office:value-type="string" calcext:value-type="string">
            <text:p>comedy,romance,fiction</text:p>
          </table:table-cell>
          <table:table-cell office:value-type="string" calcext:value-type="string">
            <text:p>https://drive.google.com/file/d/1qzppayIra6ChJGRNLelRMBhXQUlnzBKn/view</text:p>
          </table:table-cell>
          <table:table-cell office:value-type="string" calcext:value-type="string">
            <text:p>3704.png</text:p>
          </table:table-cell>
        </table:table-row>
        <table:table-row table:style-name="ro1">
          <table:table-cell office:value-type="string" calcext:value-type="string">
            <text:p>Фея свиданий (Dating Pixy)</text:p>
          </table:table-cell>
          <table:table-cell office:value-type="string" calcext:value-type="string">
            <text:p>Это симулятор свиданий. Девочка подросток при поддержке и посильной помощи феи пойдёт на своё первое свидание!</text:p>
          </table:table-cell>
          <table:table-cell/>
          <table:table-cell office:value-type="string" calcext:value-type="string">
            <text:p>Менее 2 часов</text:p>
          </table:table-cell>
          <table:table-cell office:value-type="string" calcext:value-type="string">
            <text:p>tertsija</text:p>
          </table:table-cell>
          <table:table-cell office:value-type="string" calcext:value-type="string">
            <text:p>{'Dating', 'отечественный разработчик', 'Pixy', 'Главный герой девушка'}</text:p>
          </table:table-cell>
          <table:table-cell office:value-type="string" calcext:value-type="string">
            <text:p>comedy,romance,routine</text:p>
          </table:table-cell>
          <table:table-cell office:value-type="string" calcext:value-type="string">
            <text:p>https://drive.google.com/drive/folders/1dzljcSA-vcYaC32VvhDDHk7zeimZbsra?usp=sharing</text:p>
          </table:table-cell>
          <table:table-cell office:value-type="string" calcext:value-type="string">
            <text:p>3703.png</text:p>
          </table:table-cell>
        </table:table-row>
        <table:table-row table:style-name="ro1">
          <table:table-cell office:value-type="string" calcext:value-type="string">
            <text:p>Групповое свидание! (GROUP DATE)</text:p>
          </table:table-cell>
          <table:table-cell office:value-type="string" calcext:value-type="string">
            <text:p>Тяжело быть неудачником. Ведь девчонки не обращают на тебя внимания! Именно поэтому друзья Сугимото Араты организовали для их компании групповое свидание! Четыре совершенно разных девушки, жаждущих мужского внимания, как-то связаны друг с другом, но нужно будет выбрать только одну, с которой главный герой проведет весь оставшийся вечер.\n\nВ игре есть система секретов: некоторые секреты и слабости других девочек можно узнать только из разговоров с ее подругами.</text:p>
          </table:table-cell>
          <table:table-cell/>
          <table:table-cell office:value-type="string" calcext:value-type="string">
            <text:p>Менее 2 часов</text:p>
          </table:table-cell>
          <table:table-cell office:value-type="string" calcext:value-type="string">
            <text:p>ramon</text:p>
          </table:table-cell>
          <table:table-cell office:value-type="string" calcext:value-type="string">
            <text:p>{'Главный герой парень', 'date', 'Наши дни', 'group', 'отечественный разработчик', 'Повествование от первого лица', 'Несколько главных героев', 'лоликон'}</text:p>
          </table:table-cell>
          <table:table-cell office:value-type="string" calcext:value-type="string">
            <text:p>comedy,romance,routine,ecchi,triller</text:p>
          </table:table-cell>
          <table:table-cell office:value-type="string" calcext:value-type="string">
            <text:p>https://drive.google.com/file/d/1riFvWB54NdxhT_tqRX-7mBzvOIj4B77x/view?usp=sharing</text:p>
          </table:table-cell>
          <table:table-cell office:value-type="string" calcext:value-type="string">
            <text:p>3701.png</text:p>
          </table:table-cell>
        </table:table-row>
        <table:table-row table:style-name="ro1">
          <table:table-cell office:value-type="string" calcext:value-type="string">
            <text:p>Свидание для сестрёнки (A date for my sis)</text:p>
          </table:table-cell>
          <table:table-cell office:value-type="string" calcext:value-type="string">
            <text:p>Главный герой живёт с младшей сестрой, которая души в нём не чает. Стараясь как-нибудь отделаться от сестрёнки, он всё время пытается устроить для неё свидание с каким-нибудь парнем, однако, по какому-то неведомому закону, все его планы постоянно рушатся, и он сам оказывается на встрече с сестрой.\nНо действительно ли он так хочет избавиться от неё? Или же...\n\nПочти-кинетическая новелла с выборами)\nВ игре есть четыре выбора и три концовки. Не пугайтесь, тут нет истинной или плохой: все они уместны.\n\nРазработчики:\nAleks-sempai\npai_miss (На самом деле pai_missa, но на сайте получился ник с опечаткой. В титрах игры указан верный никнейм, а здесь я пишу такой, какой он на Anivisual.)\n\n\n\nДоп. информация:\nФайл со списком использованных бесплатных ресурсов лежит в папке "game"\nВсе версии игры вы можете просмотреть по этой ссылке.</text:p>
          </table:table-cell>
          <table:table-cell/>
          <table:table-cell office:value-type="string" calcext:value-type="string">
            <text:p>Менее 2 часов</text:p>
          </table:table-cell>
          <table:table-cell office:value-type="string" calcext:value-type="string">
            <text:p>aleks-sempai</text:p>
          </table:table-cell>
          <table:table-cell office:value-type="string" calcext:value-type="string">
            <text:p>{'отечественная новелла', 'Повествование от первого лица', 'романтика', 'Главный герой - парень', 'свидание для сестрёнки', 'свидание', 'отечественный разработчик'}</text:p>
          </table:table-cell>
          <table:table-cell office:value-type="string" calcext:value-type="string">
            <text:p>comedy,romance,routine</text:p>
          </table:table-cell>
          <table:table-cell office:value-type="string" calcext:value-type="string">
            <text:p>https://drive.google.com/file/d/1E2Kk_c2vOS97Wss1JjeMhu26YPKudY7N/view?usp=sharing</text:p>
          </table:table-cell>
          <table:table-cell office:value-type="string" calcext:value-type="string">
            <text:p>3700.jpg</text:p>
          </table:table-cell>
        </table:table-row>
        <table:table-row table:style-name="ro1">
          <table:table-cell office:value-type="string" calcext:value-type="string">
            <text:p>Ничего личного</text:p>
          </table:table-cell>
          <table:table-cell office:value-type="string" calcext:value-type="string">
            <text:p>Есть две девочки, одна - голосовой помощник, вторая - ее разработчик. Под конец очередного теста девочка-разработчик выключает девочку-помощницу, но последняя никуда не пропадает.\n\nграфика - puhhhel\nмузыка - DiscoSource и mezzonin el'zy</text:p>
          </table:table-cell>
          <table:table-cell/>
          <table:table-cell office:value-type="string" calcext:value-type="string">
            <text:p>Менее 2 часов</text:p>
          </table:table-cell>
          <table:table-cell office:value-type="string" calcext:value-type="string">
            <text:p>chernichka</text:p>
          </table:table-cell>
          <table:table-cell office:value-type="string" calcext:value-type="string">
            <text:p>{'Комедия', 'Повествование от первого лица', 'отечественный разработчик', 'Главный герой девушка', 'Повседневность', 'Наши дни'}</text:p>
          </table:table-cell>
          <table:table-cell office:value-type="string" calcext:value-type="string">
            <text:p>comedy,routine,ecchi</text:p>
          </table:table-cell>
          <table:table-cell office:value-type="string" calcext:value-type="string">
            <text:p>https://drive.google.com/file/d/1ExI4nHh0v35GsvpXmeFg2MfKuYN9Pw0n/view?usp=sharing</text:p>
          </table:table-cell>
          <table:table-cell office:value-type="string" calcext:value-type="string">
            <text:p>3699.gif</text:p>
          </table:table-cell>
        </table:table-row>
        <table:table-row table:style-name="ro1">
          <table:table-cell office:value-type="string" calcext:value-type="string">
            <text:p>Подкат на миллион белорусских рублей и отжатые мобилы</text:p>
          </table:table-cell>
          <table:table-cell office:value-type="string" calcext:value-type="string">
            <text:p>Две старшеклассницы, Милана и Кристина, придумали схему для обогащения. Милая и застенчивая Милана приглашает глупых мальчиков на свидание, а после небольшого общения отводит их в закуток, где их поджидает Кристи с бейсбольной битой. Пара ударов и телефон с кошельком переходит в собственность девочек. Но когда и этого уже становится мало, девочки решаются пойти на крупное дело в чужой дом...</text:p>
          </table:table-cell>
          <table:table-cell/>
          <table:table-cell office:value-type="string" calcext:value-type="string">
            <text:p>Менее 2 часов</text:p>
          </table:table-cell>
          <table:table-cell office:value-type="string" calcext:value-type="string">
            <text:p>flying_colors_team</text:p>
          </table:table-cell>
          <table:table-cell office:value-type="string" calcext:value-type="string">
            <text:p>{'отечественный разработчик', 'юри', 'Повествование от первого лица', 'Главный герой девушка'}</text:p>
          </table:table-cell>
          <table:table-cell office:value-type="string" calcext:value-type="string">
            <text:p>drama,romance,action</text:p>
          </table:table-cell>
          <table:table-cell office:value-type="string" calcext:value-type="string">
            <text:p>https://drive.google.com/file/d/1rIJTpqxjNcD1W2CfhY-ODwLTuQLNHdw2/view?usp=sharing</text:p>
          </table:table-cell>
          <table:table-cell office:value-type="string" calcext:value-type="string">
            <text:p>3698.jpg</text:p>
          </table:table-cell>
        </table:table-row>
        <table:table-row table:style-name="ro1">
          <table:table-cell office:value-type="string" calcext:value-type="string">
            <text:p>Талисман удачи</text:p>
          </table:table-cell>
          <table:table-cell office:value-type="string" calcext:value-type="string">
            <text:p>В современном мире самый ценный ресурс - время. К чему тратить месяцы, а то и годы на свидания?\nМайко погрязла в мире пятиминутных свиданий с головой. Только вот не везёт всё девушке, и она решает заказать талисман удачи.\nУж с ним-то амурные дела пойдут в гору! Пойдут же… да?!\n\nСценарий и идея- Ксения Жилинкова\nХудожник по персонажам - LillyLee\nХудожник фонов - Екатерина Лушникова\nПрограммная часть - Сергей Волчков\nМузыка - Luftwagen\nЗвуки - взяты из свободных источников.\n\nЕсли обнаружите технические неполадки, пишите в ЛС, либо ВК. Мы старались проверить всю игру, но что-то могло проскользнуть.</text:p>
          </table:table-cell>
          <table:table-cell/>
          <table:table-cell office:value-type="string" calcext:value-type="string">
            <text:p>Менее 2 часов</text:p>
          </table:table-cell>
          <table:table-cell office:value-type="string" calcext:value-type="string">
            <text:p>ad_team</text:p>
          </table:table-cell>
          <table:table-cell office:value-type="string" calcext:value-type="string">
            <text:p>{''}</text:p>
          </table:table-cell>
          <table:table-cell office:value-type="string" calcext:value-type="string">
            <text:p>drama,comedy,romance,mystic</text:p>
          </table:table-cell>
          <table:table-cell office:value-type="string" calcext:value-type="string">
            <text:p>https://drive.google.com/file/d/1KSe3CID3DF5baxvJe1TvGiABBWA13lEC/view?usp=sharing</text:p>
          </table:table-cell>
          <table:table-cell office:value-type="string" calcext:value-type="string">
            <text:p>3697.jpg</text:p>
          </table:table-cell>
        </table:table-row>
        <table:table-row table:style-name="ro1">
          <table:table-cell office:value-type="string" calcext:value-type="string">
            <text:p>Так хочется спать...</text:p>
          </table:table-cell>
          <table:table-cell office:value-type="string" calcext:value-type="string">
            <text:p>Студентка-отличница, закончив свою очередную летнюю сессию, осознаёт, что на оставшиеся два месяца лета, осталась совсем одна. Преодолевая страшный недосып и внутреннее отвращение, она скачивает популярное приложение для знакомств и сталкивается с непонятным.</text:p>
          </table:table-cell>
          <table:table-cell/>
          <table:table-cell office:value-type="string" calcext:value-type="string">
            <text:p>Менее 2 часов</text:p>
          </table:table-cell>
          <table:table-cell office:value-type="string" calcext:value-type="string">
            <text:p>elizaveta_gavrikova</text:p>
          </table:table-cell>
          <table:table-cell office:value-type="string" calcext:value-type="string">
            <text:p>{'Наши дни', 'Главный герой девушка', 'трэш', 'Повествование от первого лица', 'отечественный разработчик'}</text:p>
          </table:table-cell>
          <table:table-cell office:value-type="string" calcext:value-type="string">
            <text:p>drama,romance,mystic,routine,triller</text:p>
          </table:table-cell>
          <table:table-cell office:value-type="string" calcext:value-type="string">
            <text:p>https://drive.google.com/drive/folders/1Ub3Zn5QDbrTkNo3OIJTV1zyB6hfEqZJu?usp=sharing</text:p>
          </table:table-cell>
          <table:table-cell office:value-type="string" calcext:value-type="string">
            <text:p>3696.jpg</text:p>
          </table:table-cell>
        </table:table-row>
        <table:table-row table:style-name="ro1">
          <table:table-cell office:value-type="string" calcext:value-type="string">
            <text:p>Вдохновитель (Вдохновитель)</text:p>
          </table:table-cell>
          <table:table-cell office:value-type="string" calcext:value-type="string">
            <text:p>Жизнь творческого человека полна взлетов и падений. Кто-то с улыбкой преодолевает очередное падение, а кто-то не может найти силы, чтобы двигаться дальше. Наш ГГ как раз принадлежит к последнему типу людей. Оказавшись в творческом тупике, он решает всё бросить...\n\n5 концовок.\nПрохождение не сложное.</text:p>
          </table:table-cell>
          <table:table-cell/>
          <table:table-cell office:value-type="string" calcext:value-type="string">
            <text:p>Менее 2 часов</text:p>
          </table:table-cell>
          <table:table-cell office:value-type="string" calcext:value-type="string">
            <text:p>gorky_games</text:p>
          </table:table-cell>
          <table:table-cell office:value-type="string" calcext:value-type="string">
            <text:p>{'Главный герой парень', 'Anivisual Jam #3', 'Повествование от первого лица', 'отечественный разработчик', 'Gorky Games'}</text:p>
          </table:table-cell>
          <table:table-cell office:value-type="string" calcext:value-type="string">
            <text:p>drama,routine</text:p>
          </table:table-cell>
          <table:table-cell office:value-type="string" calcext:value-type="string">
            <text:p>https://drive.google.com/file/d/1NOdEzCc4wy0HIOF3PVSUxsutd6UG_aSw/view?usp=sharing</text:p>
          </table:table-cell>
          <table:table-cell office:value-type="string" calcext:value-type="string">
            <text:p>3695.png</text:p>
          </table:table-cell>
        </table:table-row>
        <table:table-row table:style-name="ro1">
          <table:table-cell office:value-type="string" calcext:value-type="string">
            <text:p>У Смирнова нет чувства юмора (У Смирнова нет чувства юмора)</text:p>
          </table:table-cell>
          <table:table-cell office:value-type="string" calcext:value-type="string">
            <text:p>Самый серьезный староста школы приглашает на свидание одноклассницу. Она согласится при одном условии: он должен рассмешить её.\n\nНет в школе старосты серьезнее Смирнова. Если он за что-нибудь берется, то доводит дело до конца, выходя за рамки дозволенного. Чувства юмора нет, а в разговорах максимально прямолинеен. Потому он в открытую и позвал свою подругу Машу в кино, дабы показать свои серьезные намерения. Подруга поступок оценила, но не его чувство юмора. Ведь Смирнов уже какой раз не понимает её шуток, а ей хотелось бы сходить на комедию, чтобы вместе вдоволь насмеяться. Потому, пока он не сможет рассмешить Машу, на свидание они не пойдут. Теперь Смирнов возьмется за чувство юмора серьезно.\n\nОгромная благодарность https://vk.com/exeleron и https://vk.com/ymft43 за озвучку!</text:p>
          </table:table-cell>
          <table:table-cell/>
          <table:table-cell office:value-type="string" calcext:value-type="string">
            <text:p>Менее 2 часов</text:p>
          </table:table-cell>
          <table:table-cell office:value-type="string" calcext:value-type="string">
            <text:p>pacifistautist</text:p>
          </table:table-cell>
          <table:table-cell office:value-type="string" calcext:value-type="string">
            <text:p>{'80-е', 'ШКОЛА', 'отечественный разработчик'}</text:p>
          </table:table-cell>
          <table:table-cell office:value-type="string" calcext:value-type="string">
            <text:p>drama,comedy,romance,routine,school</text:p>
          </table:table-cell>
          <table:table-cell office:value-type="string" calcext:value-type="string">
            <text:p>https://cloud.mail.ru/public/hyqo/LZb9DRswo</text:p>
          </table:table-cell>
          <table:table-cell office:value-type="string" calcext:value-type="string">
            <text:p>3689.png</text:p>
          </table:table-cell>
        </table:table-row>
        <table:table-row table:style-name="ro1">
          <table:table-cell office:value-type="string" calcext:value-type="string">
            <text:p>Цвет любви (The Color of Love)</text:p>
          </table:table-cell>
          <table:table-cell office:value-type="string" calcext:value-type="string">
            <text:p>Романтическая история о неуверенном в себе пареньке и о желтых кедах, которые он однажды повстречал.\n\nАрт - imawakienaide\nМузыка - Note de Cœur\nСценарий - boghdan</text:p>
          </table:table-cell>
          <table:table-cell/>
          <table:table-cell office:value-type="string" calcext:value-type="string">
            <text:p>Менее 2 часов</text:p>
          </table:table-cell>
          <table:table-cell/>
          <table:table-cell office:value-type="string" calcext:value-type="string">
            <text:p>{'Русский'}</text:p>
          </table:table-cell>
          <table:table-cell office:value-type="string" calcext:value-type="string">
            <text:p>romance,routine</text:p>
          </table:table-cell>
          <table:table-cell office:value-type="string" calcext:value-type="string">
            <text:p>https://disk.yandex.ru/d/9PEbEGLJkpbdXA</text:p>
          </table:table-cell>
          <table:table-cell office:value-type="string" calcext:value-type="string">
            <text:p>3684.jpg</text:p>
          </table:table-cell>
        </table:table-row>
        <table:table-row table:style-name="ro1">
          <table:table-cell office:value-type="string" calcext:value-type="string">
            <text:p>Стимдер (Steamder: Gears of Fate)</text:p>
          </table:table-cell>
          <table:table-cell office:value-type="string" calcext:value-type="string">
            <text:p>В механическом городе Ардория не случается предсказуемых вещей. Жизнь слишком суетлива, а потому не так-то просто отыскать вторую половинку. Но есть железное решение! Представляем последнее слово в мире магических разработок - "Стимдер"! С его помощью каждому найдётся идеальная пара среди пара!\n\n(Чтобы запустить версию игры на 32-разрядную систему, выберите Steamder-32)</text:p>
          </table:table-cell>
          <table:table-cell/>
          <table:table-cell office:value-type="string" calcext:value-type="string">
            <text:p>Менее 2 часов</text:p>
          </table:table-cell>
          <table:table-cell office:value-type="string" calcext:value-type="string">
            <text:p>vapor_lamp_studio</text:p>
          </table:table-cell>
          <table:table-cell office:value-type="string" calcext:value-type="string">
            <text:p>{''}</text:p>
          </table:table-cell>
          <table:table-cell office:value-type="string" calcext:value-type="string">
            <text:p>drama,romance,action,fantasy</text:p>
          </table:table-cell>
          <table:table-cell office:value-type="string" calcext:value-type="string">
            <text:p>https://drive.google.com/file/d/1KdVL89GPtqqwrk8xr8FdbX7CR790jzHZ/view?usp=sharing</text:p>
          </table:table-cell>
          <table:table-cell office:value-type="string" calcext:value-type="string">
            <text:p>3681.png</text:p>
          </table:table-cell>
        </table:table-row>
        <table:table-row table:style-name="ro1">
          <table:table-cell office:value-type="string" calcext:value-type="string">
            <text:p>Ukulele boy (Ukulele boy)</text:p>
          </table:table-cell>
          <table:table-cell office:value-type="string" calcext:value-type="string">
            <text:p>Михи проработал пять лет в брачном агентстве для паранормальных существ, но так и не осуществил свою давнишнюю мечту – встретиться с русалкой. От заявления об увольнении его отговаривает коллега Неро, горячо уверяя, что встретил морскую бестию на южном берегу острова, и она хочет обратиться в агентство. Правда ли это или выдумка Неро, чтобы на работе не остаться одному в компании коллег-чудиков?</text:p>
          </table:table-cell>
          <table:table-cell/>
          <table:table-cell office:value-type="string" calcext:value-type="string">
            <text:p>Менее 2 часов</text:p>
          </table:table-cell>
          <table:table-cell office:value-type="string" calcext:value-type="string">
            <text:p>lolcha</text:p>
          </table:table-cell>
          <table:table-cell office:value-type="string" calcext:value-type="string">
            <text:p>{'Комедия', 'Главный герой парень', 'Anivisual Jam #3', 'фэнтези', 'Lolcha', 'Моэге', 'отечественный разработчик', 'Моэ', 'романтика'}</text:p>
          </table:table-cell>
          <table:table-cell office:value-type="string" calcext:value-type="string">
            <text:p>comedy,romance,routine,adventure,fantasy</text:p>
          </table:table-cell>
          <table:table-cell office:value-type="string" calcext:value-type="string">
            <text:p>https://drive.google.com/file/d/1oaNs_uRY0GndoJvkN3mlcbSRg-eAeN1V/view?usp=sharing</text:p>
          </table:table-cell>
          <table:table-cell office:value-type="string" calcext:value-type="string">
            <text:p>3680.jpg</text:p>
          </table:table-cell>
        </table:table-row>
        <table:table-row table:style-name="ro1">
          <table:table-cell office:value-type="string" calcext:value-type="string">
            <text:p>Ночь перед боем</text:p>
          </table:table-cell>
          <table:table-cell office:value-type="string" calcext:value-type="string">
            <text:p>Любовь - это война, из чего следует, что свидание - бой.\nТак было и с нашим героем - Синигами, который после своего последнего не самого удачного свидания оказывается в незнакомом месте, а компанию ему составляет странный парень, говоря странные вещи, имеющие один общий тезис: "Весь твой мир - это игра! "\nКто этот душевно больной человек, что это за место и кто же убил Синигами...\nВам предстоит не только узнать ответы на эти вопросы, но и покопаться в прошлом героя, которое не самое светлое.\n\nP.S. глупые шутки, непонятные тезисы и безумие в наличии и даже с лихвой)\nЖанры: Драма, триллер, фентези\nСпасибо большое Павлу Пламеневу за разрешение использование инструметала некоторых его композиций\nСценарий, идея - Философ\nХудожник по фонам и CG - Momoka_Saivers\nХудожник по предметам Эльпан\nХудожник по персонажам, ответственный за секретную концовку - Cookie-sensei\nПрограммист, тестер - UselessHack13\nВторой сценарист, редактор, тестер - Ярослав Сайбединов</text:p>
          </table:table-cell>
          <table:table-cell/>
          <table:table-cell office:value-type="string" calcext:value-type="string">
            <text:p>Менее 2 часов</text:p>
          </table:table-cell>
          <table:table-cell office:value-type="string" calcext:value-type="string">
            <text:p>filosof</text:p>
          </table:table-cell>
          <table:table-cell office:value-type="string" calcext:value-type="string">
            <text:p>{'смерть', 'Главный герой парень', 'Посиделки у костра', 'Повествование от первого лица', 'Синигами', 'отечественный разработчик', 'будущее', '4-я стена'}</text:p>
          </table:table-cell>
          <table:table-cell office:value-type="string" calcext:value-type="string">
            <text:p>drama,comedy,action,fiction</text:p>
          </table:table-cell>
          <table:table-cell office:value-type="string" calcext:value-type="string">
            <text:p>https://drive.google.com/drive/folders/1ovDpTOz-pxhoE6ZQpTEzRaBwOmPImSXM?usp=sharing</text:p>
          </table:table-cell>
          <table:table-cell office:value-type="string" calcext:value-type="string">
            <text:p>3664.jpg</text:p>
          </table:table-cell>
        </table:table-row>
        <table:table-row table:style-name="ro1">
          <table:table-cell office:value-type="string" calcext:value-type="string">
            <text:p>Асфодель (Asphodel)</text:p>
          </table:table-cell>
          <table:table-cell office:value-type="string" calcext:value-type="string">
            <text:p>Этот шумный праздничный вечер не должен был принести ничего необычного. Красочные огни, веселые танцы и вина, льющиеся рекой. Они вызывали теплую искреннюю улыбку и толику грусти. Кто бы мог предположить, что, желая хоть на минуту скрыться от суеты, я встречу ее. В неверном свете луны она таинственна и прекрасна, как цветок асфоделя. И уже не важно, что было раньше и произойдет вновь, ведь сегодня у меня состоится свидание с самой судьбой.</text:p>
          </table:table-cell>
          <table:table-cell/>
          <table:table-cell office:value-type="string" calcext:value-type="string">
            <text:p>Менее 2 часов</text:p>
          </table:table-cell>
          <table:table-cell office:value-type="string" calcext:value-type="string">
            <text:p>lumionik</text:p>
          </table:table-cell>
          <table:table-cell office:value-type="string" calcext:value-type="string">
            <text:p>{'фэнтези', 'Повествование от первого лица', 'Главный герой парень', 'отечественный разработчик'}</text:p>
          </table:table-cell>
          <table:table-cell office:value-type="string" calcext:value-type="string">
            <text:p>drama,romance,fantasy</text:p>
          </table:table-cell>
          <table:table-cell office:value-type="string" calcext:value-type="string">
            <text:p>https://drive.google.com/drive/folders/1QDPO-eZMsQGtcWYaYFwwlEuZu3m3Rk30?usp=sharing</text:p>
          </table:table-cell>
          <table:table-cell office:value-type="string" calcext:value-type="string">
            <text:p>3661.jpg</text:p>
          </table:table-cell>
        </table:table-row>
        <table:table-row table:style-name="ro1">
          <table:table-cell office:value-type="string" calcext:value-type="string">
            <text:p>Открой глаза</text:p>
          </table:table-cell>
          <table:table-cell office:value-type="string" calcext:value-type="string">
            <text:p>Как часто нам кажется, что всё идёт на так? Весь мир против нас и нет выхода. Нам остаётся только плыть по течению. Мы верим в чудо, что изменит нашу жизнь. Как часто мы хотим, чтобы кто-то спас нас от рутины? Пожалуй, что часто.\n\nТак и Кийоми, чья жизнь несправедлива к ней. Девушка смирилась с этим, решив просто следовать по самому простому пути. Она работает там, где ей не нравится. Общается с людьми, которые её не уважают, не ценят. Пытаясь быть хорошим человеком, Кийоми теряет уверенность в том, что это хоть кому-нибудь нужно.\n\nВ игре вам предстоит познакомиться Кийоми и выбрать её дальнейшую судьбу. Она дождалась чуда, но то ли это чудо, о котором она мечтала? Может, это просто повод открыть глаза и увидеть, что происходит с её жизнью?\n\nНад игрой работали:\nИллюстратор – Artliiin\nСценарист – Nik Yun\nПрограммист – Сов@\n\nP.s. для старых ПК с 32bit системой рекомендуем скачать файл, название которого включает "32bit".\nА для лучшего отображения игры на экране - выбирайте режим полного экрана в настройках игры.</text:p>
          </table:table-cell>
          <table:table-cell/>
          <table:table-cell office:value-type="string" calcext:value-type="string">
            <text:p>Менее 2 часов</text:p>
          </table:table-cell>
          <table:table-cell office:value-type="string" calcext:value-type="string">
            <text:p>storybook_games</text:p>
          </table:table-cell>
          <table:table-cell office:value-type="string" calcext:value-type="string">
            <text:p>{'фэнтези', 'отечественный разработчик', 'Главный герой девушка', 'Наши дни'}</text:p>
          </table:table-cell>
          <table:table-cell office:value-type="string" calcext:value-type="string">
            <text:p>drama,romance,routine,fantasy</text:p>
          </table:table-cell>
          <table:table-cell office:value-type="string" calcext:value-type="string">
            <text:p>https://storybook-games.itch.io/open-your-eyes</text:p>
          </table:table-cell>
          <table:table-cell office:value-type="string" calcext:value-type="string">
            <text:p>3658.jpg</text:p>
          </table:table-cell>
        </table:table-row>
        <table:table-row table:style-name="ro1">
          <table:table-cell office:value-type="string" calcext:value-type="string">
            <text:p>Забытый цветок</text:p>
          </table:table-cell>
          <table:table-cell office:value-type="string" calcext:value-type="string">
            <text:p>Несостоявшееся свидание оборачивается для главной героини Кристины неожиданным приключением. Вместе с загадочной ведьмой ей предстоит исследовать незнакомый город в поисках пропавшей любви.</text:p>
          </table:table-cell>
          <table:table-cell/>
          <table:table-cell office:value-type="string" calcext:value-type="string">
            <text:p>Менее 2 часов</text:p>
          </table:table-cell>
          <table:table-cell office:value-type="string" calcext:value-type="string">
            <text:p>muzutaru</text:p>
          </table:table-cell>
          <table:table-cell office:value-type="string" calcext:value-type="string">
            <text:p>{'Наши дни', 'Повествование от третьего лица', 'сёдзё-ай', 'Главный герой девушка', 'драма', 'Несколько главных героев', 'отечественный разработчик', 'юри', 'романтика'}</text:p>
          </table:table-cell>
          <table:table-cell office:value-type="string" calcext:value-type="string">
            <text:p>drama,romance,action,mystic,adventure</text:p>
          </table:table-cell>
          <table:table-cell office:value-type="string" calcext:value-type="string">
            <text:p>https://drive.google.com/file/d/1HCc20GqyOJX_Br9tmtclsiT1ReaUkc_k/view?usp=sharing</text:p>
          </table:table-cell>
          <table:table-cell office:value-type="string" calcext:value-type="string">
            <text:p>3655.png</text:p>
          </table:table-cell>
        </table:table-row>
        <table:table-row table:style-name="ro1">
          <table:table-cell office:value-type="string" calcext:value-type="string">
            <text:p>Стеклянный взгляд</text:p>
          </table:table-cell>
          <table:table-cell office:value-type="string" calcext:value-type="string">
            <text:p>"У Уилбура назначено долгожданное свидание с невестой. Совсем скоро они встретятся в пышном саду его поместья и, забыв про время, будут наслаждаться обществом друг друга. Совсем скоро в несчетный раз Уилбур произнесет нежные слова горячо любимой подруге. Совсем скоро... эта болезнь пройдет."</text:p>
          </table:table-cell>
          <table:table-cell/>
          <table:table-cell office:value-type="string" calcext:value-type="string">
            <text:p>Менее 2 часов</text:p>
          </table:table-cell>
          <table:table-cell office:value-type="string" calcext:value-type="string">
            <text:p>ghost_funeral</text:p>
          </table:table-cell>
          <table:table-cell office:value-type="string" calcext:value-type="string">
            <text:p>{''}</text:p>
          </table:table-cell>
          <table:table-cell office:value-type="string" calcext:value-type="string">
            <text:p>romance,horror,mystic</text:p>
          </table:table-cell>
          <table:table-cell office:value-type="string" calcext:value-type="string">
            <text:p>https://drive.google.com/file/d/1v6a_NZoHBLOmDRXNjMBJvEGN2Ujc1mbW/view?usp=sharing</text:p>
          </table:table-cell>
          <table:table-cell office:value-type="string" calcext:value-type="string">
            <text:p>3654.png</text:p>
          </table:table-cell>
        </table:table-row>
        <table:table-row table:style-name="ro1">
          <table:table-cell office:value-type="string" calcext:value-type="string">
            <text:p>Письмо с вызовом (A letter of challenge)</text:p>
          </table:table-cell>
          <table:table-cell office:value-type="string" calcext:value-type="string">
            <text:p>«Письмо с вызовом» – коротенькая визуальная новелла, где вы выступаете в роли девочки-волшебницы (с магическим защитником, конечно же). Возвращаясь домой со школы, вы обнаруживаете таинственное письмо... Кто же его послал и зачем?\n\nПрохождение лежит в папке с игрой!</text:p>
          </table:table-cell>
          <table:table-cell/>
          <table:table-cell office:value-type="string" calcext:value-type="string">
            <text:p>Менее 2 часов</text:p>
          </table:table-cell>
          <table:table-cell office:value-type="string" calcext:value-type="string">
            <text:p>npckc</text:p>
          </table:table-cell>
          <table:table-cell office:value-type="string" calcext:value-type="string">
            <text:p>{'Русский'}</text:p>
          </table:table-cell>
          <table:table-cell office:value-type="string" calcext:value-type="string">
            <text:p>fantasy</text:p>
          </table:table-cell>
          <table:table-cell office:value-type="string" calcext:value-type="string">
            <text:p>https://drive.google.com/file/d/1Au_gESzEc_PMBVKq0P3v2h-Wxq0Sbet_/view</text:p>
          </table:table-cell>
          <table:table-cell office:value-type="string" calcext:value-type="string">
            <text:p>3652.png</text:p>
          </table:table-cell>
        </table:table-row>
        <table:table-row table:style-name="ro1">
          <table:table-cell office:value-type="string" calcext:value-type="string">
            <text:p>Ханако - Идеальная девушка! (Ханако - Идеальная девушка!)</text:p>
          </table:table-cell>
          <table:table-cell office:value-type="string" calcext:value-type="string">
            <text:p>В этой новелле вы познакомиться с необычной девушкой Ханако. С которой вы проведёте незабываемое свидание. И может именно Вы поможете ей обрести счастье.\n\nПродолжительность:\n~15 минут\nЖанр:\nповседневность, фэнтези\nДвижок:\nRen'py</text:p>
          </table:table-cell>
          <table:table-cell/>
          <table:table-cell office:value-type="string" calcext:value-type="string">
            <text:p>Менее 2 часов</text:p>
          </table:table-cell>
          <table:table-cell office:value-type="string" calcext:value-type="string">
            <text:p>new_souls</text:p>
          </table:table-cell>
          <table:table-cell office:value-type="string" calcext:value-type="string">
            <text:p>{'https://anivisual.net/forum/53-4587', 'фэнтези', 'отечественный разработчик', 'ШКОЛА', 'неко', 'Anivisual Jam #3'}</text:p>
          </table:table-cell>
          <table:table-cell office:value-type="string" calcext:value-type="string">
            <text:p>drama,mystic,routine,fantasy</text:p>
          </table:table-cell>
          <table:table-cell office:value-type="string" calcext:value-type="string">
            <text:p>https://drive.google.com/file/d/1eSUi7CVYdqBNL0VG_Ia0r9owYG7kIFdz/view</text:p>
          </table:table-cell>
          <table:table-cell office:value-type="string" calcext:value-type="string">
            <text:p>3651.png</text:p>
          </table:table-cell>
        </table:table-row>
        <table:table-row table:style-name="ro1">
          <table:table-cell office:value-type="string" calcext:value-type="string">
            <text:p>Волчок (Volchok)</text:p>
          </table:table-cell>
          <table:table-cell office:value-type="string" calcext:value-type="string">
            <text:p>История сватовства одного Принца. От итогов свидания зависит , разразится ли галактическая война, или же будет заключен межпланетный союз. А быть может, он прогневает кого-то, и от него останется лишь кучка пепла.\nВы должны понравиться всем членам королевской семьи и не опозориться в глазах своего народа. А это нелегкая задача, ведь зачастую мнения о ваших поступках прямо противоположны у разных разумных!</text:p>
          </table:table-cell>
          <table:table-cell/>
          <table:table-cell office:value-type="string" calcext:value-type="string">
            <text:p>Менее 2 часов</text:p>
          </table:table-cell>
          <table:table-cell office:value-type="string" calcext:value-type="string">
            <text:p>little_prince</text:p>
          </table:table-cell>
          <table:table-cell office:value-type="string" calcext:value-type="string">
            <text:p>{'Volchok'}</text:p>
          </table:table-cell>
          <table:table-cell office:value-type="string" calcext:value-type="string">
            <text:p>science_fiction,romance,fiction</text:p>
          </table:table-cell>
          <table:table-cell office:value-type="string" calcext:value-type="string">
            <text:p>https://drive.google.com/file/d/1tjBEjHPWshetDm5xn_WH2_S-cLU1pMeG/view?usp=sharing</text:p>
          </table:table-cell>
          <table:table-cell office:value-type="string" calcext:value-type="string">
            <text:p>3645.png</text:p>
          </table:table-cell>
        </table:table-row>
        <table:table-row table:style-name="ro1">
          <table:table-cell office:value-type="string" calcext:value-type="string">
            <text:p>Ты правда думаешь, что шаурменная − лучшее место для свидания?</text:p>
          </table:table-cell>
          <table:table-cell office:value-type="string" calcext:value-type="string">
            <text:p>Свидание − штука сложная. Все всегда идет не по плану... Например, кто-то постоянно опаздывает. Так случилось и в этот раз.</text:p>
          </table:table-cell>
          <table:table-cell/>
          <table:table-cell office:value-type="string" calcext:value-type="string">
            <text:p>Менее 2 часов</text:p>
          </table:table-cell>
          <table:table-cell office:value-type="string" calcext:value-type="string">
            <text:p>hatereallys</text:p>
          </table:table-cell>
          <table:table-cell office:value-type="string" calcext:value-type="string">
            <text:p>{'отечественный разработчик', 'Шаурма'}</text:p>
          </table:table-cell>
          <table:table-cell office:value-type="string" calcext:value-type="string">
            <text:p>routine</text:p>
          </table:table-cell>
          <table:table-cell office:value-type="string" calcext:value-type="string">
            <text:p>https://drive.google.com/file/d/1ViRaoHNH7Pa1lPtFaZMVGDPYwryrZm47</text:p>
          </table:table-cell>
          <table:table-cell office:value-type="string" calcext:value-type="string">
            <text:p>3643.png</text:p>
          </table:table-cell>
        </table:table-row>
        <table:table-row table:style-name="ro1">
          <table:table-cell office:value-type="string" calcext:value-type="string">
            <text:p>Memory Pills (рабочее название)</text:p>
          </table:table-cell>
          <table:table-cell office:value-type="string" calcext:value-type="string">
            <text:p>ФАЙЛЫ ИГРЫ УТЕРЯНЫ. ПО МНОГИМ ПРИЧИНАМ ПРОЕКТ НА ДАННЫЙ МОМЕНТ НАХОДИТСЯ НА ПЕРЕРАБОТКЕ\n\nКим просыпается в психиатрической клинике, но совершенно ничего не помнит. К нему на свидание приходит его бывшая девушка Анна, чтобы рассказать о произошедшем.</text:p>
          </table:table-cell>
          <table:table-cell/>
          <table:table-cell office:value-type="string" calcext:value-type="string">
            <text:p>Менее 2 часов</text:p>
          </table:table-cell>
          <table:table-cell office:value-type="string" calcext:value-type="string">
            <text:p>maybegames</text:p>
          </table:table-cell>
          <table:table-cell office:value-type="string" calcext:value-type="string">
            <text:p>{'Главный герой парень', 'Повествование от первого лица', 'отечественный разработчик'}</text:p>
          </table:table-cell>
          <table:table-cell office:value-type="string" calcext:value-type="string">
            <text:p>detective</text:p>
          </table:table-cell>
          <table:table-cell office:value-type="string" calcext:value-type="string">
            <text:p>https://mega.nz/file/e9dmwSxT#eEOktzrq7IuB4e8ZFLf84wmApMdzcGXRs0Ud-arsaZE</text:p>
          </table:table-cell>
          <table:table-cell office:value-type="string" calcext:value-type="string">
            <text:p>3641.jpg</text:p>
          </table:table-cell>
        </table:table-row>
        <table:table-row table:style-name="ro1">
          <table:table-cell office:value-type="string" calcext:value-type="string">
            <text:p>Чёрное солнышко</text:p>
          </table:table-cell>
          <table:table-cell office:value-type="string" calcext:value-type="string">
            <text:p>К отставному военному Киру по ночам приходит девушка, почти девочка — на подолах своей шинели она несёт пепел и гарь, и блестят в керосиновом свете стальные пуговицы на её гимнастёрке. Ярче блестит только ласковая сталь в её чёрных глазах.\nНочные рандеву с ней не сулят ничего хорошего.\n──────────\n\nTW! В новелле присутствуют звуки взрывов и нецензурная лексика в небольшом количестве\n\n──────────</text:p>
          </table:table-cell>
          <table:table-cell/>
          <table:table-cell office:value-type="string" calcext:value-type="string">
            <text:p>Менее 2 часов</text:p>
          </table:table-cell>
          <table:table-cell office:value-type="string" calcext:value-type="string">
            <text:p>blastwaveinsideofme</text:p>
          </table:table-cell>
          <table:table-cell office:value-type="string" calcext:value-type="string">
            <text:p>{'отечественный разработчик', 'Главный герой парень', '40-е', 'Повествование от третьего лица'}</text:p>
          </table:table-cell>
          <table:table-cell office:value-type="string" calcext:value-type="string">
            <text:p>drama,routine,triller</text:p>
          </table:table-cell>
          <table:table-cell office:value-type="string" calcext:value-type="string">
            <text:p>https://drive.google.com/file/d/1cT7fuuHYXFGUsmv3uf-WfbD7KL8re4N8/view?usp=sharing</text:p>
          </table:table-cell>
          <table:table-cell office:value-type="string" calcext:value-type="string">
            <text:p>3638.jpg</text:p>
          </table:table-cell>
        </table:table-row>
        <table:table-row table:style-name="ro1">
          <table:table-cell office:value-type="string" calcext:value-type="string">
            <text:p>Серия уколов (Series of injections)</text:p>
          </table:table-cell>
          <table:table-cell office:value-type="string" calcext:value-type="string">
            <text:p>Двое детей встретились и подружились в больнице. Они решили свести своих родителей чтобы стать настоящей семьей, но их планам помешали странные и жуткие обстоятельства. В этой больнице происходит нечто непонятное: перчатки гуляют по коридорам, потерянная игрушка называет тебя по имени и сны оказываются чьим-то посланием.</text:p>
          </table:table-cell>
          <table:table-cell/>
          <table:table-cell office:value-type="string" calcext:value-type="string">
            <text:p>Менее 2 часов</text:p>
          </table:table-cell>
          <table:table-cell office:value-type="string" calcext:value-type="string">
            <text:p>mrakovizor</text:p>
          </table:table-cell>
          <table:table-cell office:value-type="string" calcext:value-type="string">
            <text:p>{'of', 'Несколько главных героев', 'injections', 'научная фантастика', 'Наши дни', 'Повествование от первого лица', 'отечественный разработчик', 'Series', 'Главный герой парень'}</text:p>
          </table:table-cell>
          <table:table-cell office:value-type="string" calcext:value-type="string">
            <text:p>drama,comedy,horror,mystic,parody,fiction</text:p>
          </table:table-cell>
          <table:table-cell office:value-type="string" calcext:value-type="string">
            <text:p>https://mega.nz/file/OGIlDSDR#GrGZQYGBM6hDxRVEnfUniLaAMlrTzh4-kZAl0ifCuXU</text:p>
          </table:table-cell>
          <table:table-cell office:value-type="string" calcext:value-type="string">
            <text:p>3636.jpg</text:p>
          </table:table-cell>
        </table:table-row>
        <table:table-row table:style-name="ro1">
          <table:table-cell office:value-type="string" calcext:value-type="string">
            <text:p>Не ходите, дети, по лесу гулять</text:p>
          </table:table-cell>
          <table:table-cell office:value-type="string" calcext:value-type="string">
            <text:p>Новелла создана в рамках Anivisual Jam №3 с 16 по 25 июля 2021 года, тема новеллы - Свидание. Пост-джем версия вышла в Августе 2021 года.\n\nПара молодых людей отправляется в лес на свидание, но не нарочно гневает лесных духов. Теперь им нужно пройти ряд испытаний, чтобы выбраться из их мира.\n\nВсе ресурсы в новелле взяты из бесплатных источников.</text:p>
          </table:table-cell>
          <table:table-cell/>
          <table:table-cell office:value-type="string" calcext:value-type="string">
            <text:p>Менее 2 часов</text:p>
          </table:table-cell>
          <table:table-cell office:value-type="string" calcext:value-type="string">
            <text:p>mawrak</text:p>
          </table:table-cell>
          <table:table-cell office:value-type="string" calcext:value-type="string">
            <text:p>{'Пазл', 'отечественный разработчик', 'Загадка', 'Пазлы', 'Повествование от первого лица', 'мистика', 'Главный герой парень', 'Загадки'}</text:p>
          </table:table-cell>
          <table:table-cell office:value-type="string" calcext:value-type="string">
            <text:p>mystic</text:p>
          </table:table-cell>
          <table:table-cell office:value-type="string" calcext:value-type="string">
            <text:p>https://gamejolt.com/games/dark_forest/637416</text:p>
          </table:table-cell>
          <table:table-cell office:value-type="string" calcext:value-type="string">
            <text:p>3631.jpg</text:p>
          </table:table-cell>
        </table:table-row>
        <table:table-row table:style-name="ro1">
          <table:table-cell office:value-type="string" calcext:value-type="string">
            <text:p>Гусь и пати (Gus &amp; Party)</text:p>
          </table:table-cell>
          <table:table-cell office:value-type="string" calcext:value-type="string">
            <text:p>Главный герой познакомился с девушкой в интернете. И он еще не знает, что и кто его ждет...</text:p>
          </table:table-cell>
          <table:table-cell/>
          <table:table-cell office:value-type="string" calcext:value-type="string">
            <text:p>Менее 2 часов</text:p>
          </table:table-cell>
          <table:table-cell office:value-type="string" calcext:value-type="string">
            <text:p>gyn</text:p>
          </table:table-cell>
          <table:table-cell office:value-type="string" calcext:value-type="string">
            <text:p>{'Повествование от первого лица', 'трэш', 'GyN', 'Главный герой парень', 'Gus&amp;party', 'отечественный разработчик'}</text:p>
          </table:table-cell>
          <table:table-cell office:value-type="string" calcext:value-type="string">
            <text:p>drama,comedy,romance</text:p>
          </table:table-cell>
          <table:table-cell office:value-type="string" calcext:value-type="string">
            <text:p>https://drive.google.com/drive/folders/1EWPcR2Y1LUcVRnGHWh2RCgtXtyCI6r3s?usp=sharing</text:p>
          </table:table-cell>
          <table:table-cell office:value-type="string" calcext:value-type="string">
            <text:p>3622.jpg</text:p>
          </table:table-cell>
        </table:table-row>
        <table:table-row table:style-name="ro1">
          <table:table-cell office:value-type="string" calcext:value-type="string">
            <text:p>Формикация / Formication</text:p>
          </table:table-cell>
          <table:table-cell office:value-type="string" calcext:value-type="string">
            <text:p>Формикация - пронизывающее ощущение, напоминающее ползание по коже мурашек. Синоним - Галлюцинация.\n\n\nГлавный герой просыпается на шумной вечеринке, не понимая как туда попал. Все чего он хочет - найти воду, но вместо этого встречает свою подругу. Оказывается именно она позвала его сюда, но не просто так. Это их свидание.\nСреди гор мусора и пьяных тел два юных ума будут узнавать новое друг о друге.\nА может, главный герой узнает что-то неожиданно новое о себе...\n\n\nЭту новеллу можно считать альтернативным развитием событий "Твои усталые глаза"\n(https://anivisual.net/stuff/2-1-0-2474 ), но в своей сути это самостоятельное произведение. В новелле 2 концовки, выйти на обе просто, но я все равно оставлю прохождение.</text:p>
          </table:table-cell>
          <table:table-cell/>
          <table:table-cell office:value-type="string" calcext:value-type="string">
            <text:p>Менее 2 часов</text:p>
          </table:table-cell>
          <table:table-cell office:value-type="string" calcext:value-type="string">
            <text:p>https://t.me/h2sbproject</text:p>
          </table:table-cell>
          <table:table-cell office:value-type="string" calcext:value-type="string">
            <text:p>{'романтика', 'Наши дни', 'элементы хоррора', 'Главный герой парень', 'отечественный разработчик', 'мистика', 'шиза'}</text:p>
          </table:table-cell>
          <table:table-cell office:value-type="string" calcext:value-type="string">
            <text:p>romance,mystic</text:p>
          </table:table-cell>
          <table:table-cell office:value-type="string" calcext:value-type="string">
            <text:p>https://drive.google.com/file/d/1uIBFnn1v76UPChnpC0Vi8Nev3X1g8Cyr/view?usp=sharing</text:p>
          </table:table-cell>
          <table:table-cell office:value-type="string" calcext:value-type="string">
            <text:p>3620.png</text:p>
          </table:table-cell>
        </table:table-row>
        <table:table-row table:style-name="ro1">
          <table:table-cell office:value-type="string" calcext:value-type="string">
            <text:p>Наизнанку (Inside out)</text:p>
          </table:table-cell>
          <table:table-cell office:value-type="string" calcext:value-type="string">
            <text:p>Вся наша жизнь — это постоянная борьба.\nС самим собой, с окружением, с судьбой. И зачастую проблемы лишь подстёгивают вас идти вперёд, несмотря ни на что. Однако, ресурсы нашего тела не бесконечны, мы слабы. Так откуда брать силы на, казалось бы, бессмысленное противостояние всем проблемам? У каждого будет свой ответ. Но никто не станет отрицать, что, пожалуй, самый большой стимул нам дают другие люди. Одно доброе слово, бескорыстная помощь или банальная поддержка могут стать тем якорем, который заставит нас стараться дальше.\n\nГлавный герой очнулся в мире, который безумно напоминает аниме по своей стилистике. И, более того, сильнейшие головные боли не хотят оставлять его ни на секунду. Как он будет выживать без гроша в кармане в мире, который населяют только какие-то непонятные тёмные силуэты, не обращающие на него внимания. Сможет ли герой найти хоть кого-то, кто поможет ему и чем обернётся эта встреча?\n\nПомните, не всё так просто, как кажется на первый взгляд.</text:p>
          </table:table-cell>
          <table:table-cell/>
          <table:table-cell office:value-type="string" calcext:value-type="string">
            <text:p>Менее 2 часов</text:p>
          </table:table-cell>
          <table:table-cell office:value-type="string" calcext:value-type="string">
            <text:p>slime_(tentacles_team)</text:p>
          </table:table-cell>
          <table:table-cell office:value-type="string" calcext:value-type="string">
            <text:p>{'романтика', 'отечественный разработчик', 'Наши дни', 'Главный герой парень', 'Inside', 'Повествование от первого лица', 'Out'}</text:p>
          </table:table-cell>
          <table:table-cell office:value-type="string" calcext:value-type="string">
            <text:p>drama,comedy,romance,mystic,routine,adventure</text:p>
          </table:table-cell>
          <table:table-cell office:value-type="string" calcext:value-type="string">
            <text:p>https://drive.google.com/file/d/12v-281_iE3CfKVNCWKfKo0ibEZbF0wca/view?usp=sharing</text:p>
          </table:table-cell>
          <table:table-cell office:value-type="string" calcext:value-type="string">
            <text:p>3618.gif</text:p>
          </table:table-cell>
        </table:table-row>
        <table:table-row table:style-name="ro1">
          <table:table-cell office:value-type="string" calcext:value-type="string">
            <text:p>Дикарь: история Бахадура (Wilder: Bahadur`s Story)</text:p>
          </table:table-cell>
          <table:table-cell office:value-type="string" calcext:value-type="string">
            <text:p>ИСТОРИЯ РАНА\n\nОБ ИГРЕ\n"Не глупи, дитя, ибо чудовище, закованное в цепи, всё равно остаётся чудовищем"\n\nВ мире, где джинны - рабы, а люди - их хозяева, смогут ли две души, тянущиеся друг к другу с противоположных сторон пропасти, обрести счастье? Или свободу?\n\nДля вашей семьи Бахадур был исправным слугой, а для вас - верным спутником. Но он никогда не знал жизни вне города, жизни без цепей.\n\nВы - племянница знатного вельможи и ведете замкнутый образ жизни. И за всё своё существование вы не ставили под сомнение местные законы и то, как всё устроено.\n\nПришло время это изменить.\n\nОСОБЕННОСТИ\n• Возможность дать имя главной героине\n• Сотни вариантов выбора\n• Две концовки\n• Роман, нарушающий все правила\n\nИгра содержит сцены насилия, нецензурные выражения, сцены сексуального характера и небольшие упоминания физического и сексуального насилия. Игроку рекомендуется соблюдать осторожность.\n\nВнутри игры можно изменить то, как будут описаны сексуальные сцены - подробно или неподробно.</text:p>
          </table:table-cell>
          <table:table-cell/>
          <table:table-cell office:value-type="string" calcext:value-type="string">
            <text:p>2-10 часов</text:p>
          </table:table-cell>
          <table:table-cell office:value-type="string" calcext:value-type="string">
            <text:p>sonnet009games</text:p>
          </table:table-cell>
          <table:table-cell office:value-type="string" calcext:value-type="string">
            <text:p>{'Русский'}</text:p>
          </table:table-cell>
          <table:table-cell office:value-type="string" calcext:value-type="string">
            <text:p>drama,romance,adventure,fantasy,triller</text:p>
          </table:table-cell>
          <table:table-cell office:value-type="string" calcext:value-type="string">
            <text:p>https://drive.google.com/file/d/1qKv9hrnsP-97si6k8XuluKXOMktVaTtC/view?usp=sharing</text:p>
          </table:table-cell>
          <table:table-cell office:value-type="string" calcext:value-type="string">
            <text:p>3616.jpg</text:p>
          </table:table-cell>
        </table:table-row>
        <table:table-row table:style-name="ro1">
          <table:table-cell office:value-type="string" calcext:value-type="string">
            <text:p>Леонардо (Leonardo)</text:p>
          </table:table-cell>
          <table:table-cell office:value-type="string" calcext:value-type="string">
            <text:p>Маленький эпизод жизни Леонардо Да Винчи и его ученика Франческо Мельци в Риме.\nЗдесь можно узнать немного о эпохе возрождения, посетить Сикстинскую капеллу и познакомиться с некоторыми историческими личностями.\n\nМой дипломный проект, небольшая линейная игра, навеянная документалками о Леонардо.</text:p>
          </table:table-cell>
          <table:table-cell/>
          <table:table-cell office:value-type="string" calcext:value-type="string">
            <text:p>Менее 2 часов</text:p>
          </table:table-cell>
          <table:table-cell office:value-type="string" calcext:value-type="string">
            <text:p>mettalby</text:p>
          </table:table-cell>
          <table:table-cell office:value-type="string" calcext:value-type="string">
            <text:p>{'история', 'Повествование от третьего лица', 'Leonardo', 'Несколько главных героев', 'Повествование от первого лица', 'Главный герой парень', 'средневековье', 'отечественный разработчик'}</text:p>
          </table:table-cell>
          <table:table-cell office:value-type="string" calcext:value-type="string">
            <text:p>routine,adventure,fantasy</text:p>
          </table:table-cell>
          <table:table-cell office:value-type="string" calcext:value-type="string">
            <text:p>https://disk.yandex.ru/d/4H3sL9eq9Y8AHA</text:p>
          </table:table-cell>
          <table:table-cell office:value-type="string" calcext:value-type="string">
            <text:p>3607.png</text:p>
          </table:table-cell>
        </table:table-row>
        <table:table-row table:style-name="ro1">
          <table:table-cell office:value-type="string" calcext:value-type="string">
            <text:p>Так что же дальше? (So what's next?)</text:p>
          </table:table-cell>
          <table:table-cell office:value-type="string" calcext:value-type="string">
            <text:p>2371 год.\nВы просыпаетесь... Или, как минимум, думаете, что проснулись. Перед вами появляется робот и говорит, что вы только что родились. Это странно, потому что вы помните, что были взрослым. Подождите... Последнее, что вы помните - что были старым и оказались в больнице! Что здесь происходит?\nИгра была разработана во время участия в гейм джеме по визуальным новеллам от Сообщества авторов игр "Индикатор".\nПостджем-версия с полноценным русским.</text:p>
          </table:table-cell>
          <table:table-cell/>
          <table:table-cell office:value-type="string" calcext:value-type="string">
            <text:p>Менее 2 часов</text:p>
          </table:table-cell>
          <table:table-cell office:value-type="string" calcext:value-type="string">
            <text:p>aryspole</text:p>
          </table:table-cell>
          <table:table-cell office:value-type="string" calcext:value-type="string">
            <text:p>{'Индикатор', 'будущее', 'Главный герой парень', 'Повествование от первого лица', 'Так что же дальше', 'отечественный разработчик'}</text:p>
          </table:table-cell>
          <table:table-cell office:value-type="string" calcext:value-type="string">
            <text:p>fiction</text:p>
          </table:table-cell>
          <table:table-cell office:value-type="string" calcext:value-type="string">
            <text:p>https://drive.google.com/file/d/1ULRgWlk38Mug_W5C-_kiQNSjEcda0aqV/view</text:p>
          </table:table-cell>
          <table:table-cell office:value-type="string" calcext:value-type="string">
            <text:p>3601.jpg</text:p>
          </table:table-cell>
        </table:table-row>
        <table:table-row table:style-name="ro1">
          <table:table-cell office:value-type="string" calcext:value-type="string">
            <text:p>Мой Милый Комиссар (My Cute Commissar)</text:p>
          </table:table-cell>
          <table:table-cell office:value-type="string" calcext:value-type="string">
            <text:p>☭My Cute Commissar☭ – сатирическая историческая визуальная новела с геймплеем «три-в-ряд». Участвуйте в политической борьбе коммунистической России 1920-х годов! Возьми власть в свои руки и приведите к власти Троцкого или Сталина! Познакомьтесь поближе с лидерами коммунистического движения России. Разожгите огонь мировой революции или постройте коммунизм в отдельно взятой стране! Выбор только за тобой! ♥\n☭Сталин☭ - молодая обаятельная девушка, которая увлечена идеями коммунизма, но не верит в идею мировой революции. Она хочет прийти к власти и построить свой коммунизм в отдельно взятой стране с индустриализацией и большим террором♥\n☭Троцкий☭ – наивная девочка, опьянённая мечтами о перманентной революции и освобождении пролетариата. Её можно назвать фанатиком, но внешне ничего не выдаёт в ней наличие таких радикальных идей. Личная выгода и власть – мало её интересует. Только военный коммунизм и свобода всех угнетённых мира, какой бы ценой она не была достигнута!♥\n☭ Особенности: ☭\n☭ История любви в антураже России 1920-ых годов!\n☭ Вариативные концовки.\n☭ Милая Сталин и не менее милая Троцкий.\n☭ Два игровых режима.\n☭ Классическая новелла с геймплеем три-в-ряд.\n☭ Lofi hip hop by G374.\nДругие игры данного автора:\nМой Милый Фюрер\nЛюбитель Кошкодевочек 2\nПротест\nЛюбитель Кошкодевочек\nНалоги\nНалоги 2\nНэвэльный\nАзура</text:p>
          </table:table-cell>
          <table:table-cell/>
          <table:table-cell office:value-type="string" calcext:value-type="string">
            <text:p>Менее 2 часов</text:p>
          </table:table-cell>
          <table:table-cell office:value-type="string" calcext:value-type="string">
            <text:p>cute_anime_girls</text:p>
          </table:table-cell>
          <table:table-cell office:value-type="string" calcext:value-type="string">
            <text:p>{'Мой Милый Комиссар', 'Повествование от первого лица', '20-е', 'отечественный разработчик', 'Главный герой парень', 'Эроге'}</text:p>
          </table:table-cell>
          <table:table-cell office:value-type="string" calcext:value-type="string">
            <text:p>comedy,romance,parody,fiction</text:p>
          </table:table-cell>
          <table:table-cell office:value-type="string" calcext:value-type="string">
            <text:p>https://drive.google.com/file/d/1fy5RNqwX937lB-ED3rZEAn-umHw0ijvN/view</text:p>
          </table:table-cell>
          <table:table-cell office:value-type="string" calcext:value-type="string">
            <text:p>3597.jpg</text:p>
          </table:table-cell>
        </table:table-row>
        <table:table-row table:style-name="ro1">
          <table:table-cell office:value-type="string" calcext:value-type="string">
            <text:p>Домик в деревне у реки - романтика (House in the village by the river - romance)</text:p>
          </table:table-cell>
          <table:table-cell office:value-type="string" calcext:value-type="string">
            <text:p>Приветствую тебя, странник. Что привело тебя в нашу уютную таверну, полную озорного веселья. Присаживайся поближе к камину, пусть в одной руке ты держишь ароматное пенное пиво, дополненное до края, а в другой мнёшь пышные сиськи сочной девушки, которая бы вертела своей попкой на колене, да так, чтобы поднося пиво ко рту, оно текло по усам да в рот не попало. И везде ты слышишь увлекательные истории, одна за другой они сменяются, точно так же, как пиво в кружке освежалось и в каждом глотке, ты готов поглощать все новые и новые приключения. Так усладите же своё страстное любопытство узреть и нашу приключенческую историю, где пороки воспеваются в танце безрассудства и страсти.\nЭто приключенческая визуальная Новелла, с рядом главных героев, с которыми будет проходить постепенное знакомство через определённые части. А возможно и уже в третья версия игры станется окончательной. В самом начале игры вас знакомят с грибником Василием, который в последующем ещё даст о себе знать, как и другие персонажи, девушки, парни, которые так или иначе будут раскрываться уже в третьей части (надеюсь последней и более трудоёмкой)\nГеймлей игры состоит из обычного выбора из меню действий, но так только в этой части, в следующем же обновлении будут внедрены время, дата, квесты, все как по канону "Акабура" ежели кто имел честь знакомиться с его приключениями.</text:p>
          </table:table-cell>
          <table:table-cell/>
          <table:table-cell office:value-type="string" calcext:value-type="string">
            <text:p>Менее 2 часов</text:p>
          </table:table-cell>
          <table:table-cell office:value-type="string" calcext:value-type="string">
            <text:p>witch_thick_tits_games_(draumara)</text:p>
          </table:table-cell>
          <table:table-cell office:value-type="string" calcext:value-type="string">
            <text:p>{'Домик в деревне у реки - романтика', 'Повествование от первого лица', 'отечественный разработчик', 'Несколько главных героев', 'Эроге'}</text:p>
          </table:table-cell>
          <table:table-cell office:value-type="string" calcext:value-type="string">
            <text:p>comedy,romance,adventure</text:p>
          </table:table-cell>
          <table:table-cell office:value-type="string" calcext:value-type="string">
            <text:p>https://witchthicktitsgames.itch.io/house-in-the-village-by-the-river-romance</text:p>
          </table:table-cell>
          <table:table-cell office:value-type="string" calcext:value-type="string">
            <text:p>3594.jpg</text:p>
          </table:table-cell>
        </table:table-row>
        <table:table-row table:style-name="ro1">
          <table:table-cell office:value-type="string" calcext:value-type="string">
            <text:p>Июльская революция (Shichigatsu Kakumei)</text:p>
          </table:table-cell>
          <table:table-cell office:value-type="string" calcext:value-type="string">
            <text:p>Небольшая кинетичекая новелла в жанре школьной комедии, где ученики пытаются установить кондиционер, чтобы спастись от июльской жары.</text:p>
          </table:table-cell>
          <table:table-cell/>
          <table:table-cell office:value-type="string" calcext:value-type="string">
            <text:p>Менее 2 часов</text:p>
          </table:table-cell>
          <table:table-cell office:value-type="string" calcext:value-type="string">
            <text:p>shizumoto_haru</text:p>
          </table:table-cell>
          <table:table-cell office:value-type="string" calcext:value-type="string">
            <text:p>{'русский'}</text:p>
          </table:table-cell>
          <table:table-cell office:value-type="string" calcext:value-type="string">
            <text:p>comedy,routine,school</text:p>
          </table:table-cell>
          <table:table-cell office:value-type="string" calcext:value-type="string">
            <text:p>https://drive.google.com/file/d/1VBr-B5-gpV_9d5yXbx28aFFntUErIKKN/view?usp=sharing</text:p>
          </table:table-cell>
          <table:table-cell office:value-type="string" calcext:value-type="string">
            <text:p>3590.jpg</text:p>
          </table:table-cell>
        </table:table-row>
        <table:table-row table:style-name="ro1">
          <table:table-cell office:value-type="string" calcext:value-type="string">
            <text:p>Оживший (Revived)</text:p>
          </table:table-cell>
          <table:table-cell office:value-type="string" calcext:value-type="string">
            <text:p>У персонажа компьютерной игры появятся самосознание.\nКонфликт ценностей офисного сотрудника, разочаровавшегося в жизни, и виртуального героя, сражающегося за спасение своего мира.\nГерой (игры, фильма, книги и т.п) реальный субъект в собственной реальности, наделённый эмоциями, чувствами, мечтами, страхами, семейными узами и прочим, а реальные люди – персонажи более глобальной истории.\nПокуда мы играем или читаем книгу – для персонажа происходит реальная жизнь: он чувствует, дышит, переживает, стремится к цели – ничем не отличим от нас, реальных (якобы) людей. С закрытием книги – мир уходит на паузу, сворачивается в черноту, потом оттуда же возвращается. Герои этого не ощущают – для них действительность идёт привычным чередом.\nА что, если тоже самое происходит и с нами?..\nСделано в рамках дипломного проекта курса от "Нарраторика".</text:p>
          </table:table-cell>
          <table:table-cell/>
          <table:table-cell office:value-type="string" calcext:value-type="string">
            <text:p>Менее 2 часов</text:p>
          </table:table-cell>
          <table:table-cell office:value-type="string" calcext:value-type="string">
            <text:p>annarosh</text:p>
          </table:table-cell>
          <table:table-cell office:value-type="string" calcext:value-type="string">
            <text:p>{'отечественный разработчик', 'фэнтези', 'Апокалиптика', 'Оживший', 'Главный герой парень', 'научная фантастика', 'Повествование от первого лица'}</text:p>
          </table:table-cell>
          <table:table-cell office:value-type="string" calcext:value-type="string">
            <text:p>drama,science_fiction,routine,fantasy</text:p>
          </table:table-cell>
          <table:table-cell office:value-type="string" calcext:value-type="string">
            <text:p>https://annarosh.itch.io/revived</text:p>
          </table:table-cell>
          <table:table-cell office:value-type="string" calcext:value-type="string">
            <text:p>3584.jpg</text:p>
          </table:table-cell>
        </table:table-row>
        <table:table-row table:style-name="ro1">
          <table:table-cell office:value-type="string" calcext:value-type="string">
            <text:p>Ваша Честь (Your Honor)</text:p>
          </table:table-cell>
          <table:table-cell office:value-type="string" calcext:value-type="string">
            <text:p>Правда, и ничего кроме правды!\nВ игре несколько концовок.\nЕсли вдруг словили баг с музыкой, когда начали проходить на другую концовку, перезагрузите пожалуйста игру, спасибо!\nИгра была разработана во время участия в гейм джеме по визуальным новеллам от Сообщества авторов игр «Индикатор".\nИграть только онлайн!</text:p>
          </table:table-cell>
          <table:table-cell/>
          <table:table-cell office:value-type="string" calcext:value-type="string">
            <text:p>Менее 2 часов</text:p>
          </table:table-cell>
          <table:table-cell office:value-type="string" calcext:value-type="string">
            <text:p>komanda_gigantic_burgers_(giganticburgers</text:p>
          </table:table-cell>
          <table:table-cell office:value-type="string" calcext:value-type="string">
            <text:p>{'отечественный разработчик', 'не люди', 'Повествование от первого лица', 'фэнтези', 'Ваша честь', 'Главный герой парень', 'Индикатор'}</text:p>
          </table:table-cell>
          <table:table-cell office:value-type="string" calcext:value-type="string">
            <text:p>detective,fantasy</text:p>
          </table:table-cell>
          <table:table-cell office:value-type="string" calcext:value-type="string">
            <text:p>https://giganticburgers.itch.io/yourhonor</text:p>
          </table:table-cell>
          <table:table-cell office:value-type="string" calcext:value-type="string">
            <text:p>3583.jpg</text:p>
          </table:table-cell>
        </table:table-row>
        <table:table-row table:style-name="ro1">
          <table:table-cell office:value-type="string" calcext:value-type="string">
            <text:p>Coffee Talk</text:p>
          </table:table-cell>
          <table:table-cell office:value-type="string" calcext:value-type="string">
            <text:p>Coffee Talk - это игра, где вам придётся выслушивать проблемы людей и помогать им, подавая тёплые напитки которые затронут их души, приготовленные из ингредиентов у вас в запасе. Это игра которая изображает жизнь как можно человечнее, при этом имея персонажей, которые куда больше чем просто люди.\n\nПогрузите себя в истории жителей альтернативного Сиэтла, варьирующихся от драматичной истории любви между эльфом и суккубом, до инопланетянина который пытается понять жизни людей.\nЭто истории людей, таких же, как и вы, современные читатели, которые не оставят вас равнодушными.</text:p>
          </table:table-cell>
          <table:table-cell/>
          <table:table-cell office:value-type="string" calcext:value-type="string">
            <text:p>2-10 часов</text:p>
          </table:table-cell>
          <table:table-cell office:value-type="string" calcext:value-type="string">
            <text:p>toge_productions</text:p>
          </table:table-cell>
          <table:table-cell office:value-type="string" calcext:value-type="string">
            <text:p>{''}</text:p>
          </table:table-cell>
          <table:table-cell office:value-type="string" calcext:value-type="string">
            <text:p>routine,fantasy</text:p>
          </table:table-cell>
          <table:table-cell office:value-type="string" calcext:value-type="string">
            <text:p>https://drive.google.com/file/d/1ok31mY8BNolHX8y5W-yn5tRUSZxKdh-z/view?usp=sharing</text:p>
          </table:table-cell>
          <table:table-cell office:value-type="string" calcext:value-type="string">
            <text:p>3581.png</text:p>
          </table:table-cell>
        </table:table-row>
        <table:table-row table:style-name="ro1">
          <table:table-cell office:value-type="string" calcext:value-type="string">
            <text:p>Хрусть (Hrust)</text:p>
          </table:table-cell>
          <table:table-cell office:value-type="string" calcext:value-type="string">
            <text:p>Беседы далёких светил в бескрайнем пространстве.\nУ игры нелинейный сюжет. Возможны 3 финала.\nИгра была разработана во время участия в гейм джеме по визуальным новеллам от Сообщества авторов игр «Индикатор».\nИграть можно онлайн!</text:p>
          </table:table-cell>
          <table:table-cell/>
          <table:table-cell office:value-type="string" calcext:value-type="string">
            <text:p>Менее 2 часов</text:p>
          </table:table-cell>
          <table:table-cell office:value-type="string" calcext:value-type="string">
            <text:p>stelleries</text:p>
          </table:table-cell>
          <table:table-cell office:value-type="string" calcext:value-type="string">
            <text:p>{'Индикатор', 'фэнтези', 'отечественный разработчик', 'Повествование от первого лица', 'Хрусть', 'не люди', 'Несколько главных героев'}</text:p>
          </table:table-cell>
          <table:table-cell office:value-type="string" calcext:value-type="string">
            <text:p>comedy,fantasy</text:p>
          </table:table-cell>
          <table:table-cell office:value-type="string" calcext:value-type="string">
            <text:p>https://stelleries.itch.io/hrust</text:p>
          </table:table-cell>
          <table:table-cell office:value-type="string" calcext:value-type="string">
            <text:p>3580.jpg</text:p>
          </table:table-cell>
        </table:table-row>
        <table:table-row table:style-name="ro1">
          <table:table-cell office:value-type="string" calcext:value-type="string">
            <text:p>Совершать Ошибки (Making Mistakes)</text:p>
          </table:table-cell>
          <table:table-cell office:value-type="string" calcext:value-type="string">
            <text:p>Ошибаться свойственно не только человеку. Но и эльфам, ограм и даже козолюдам. Проведи героев через череду неудач к победе.\nИгра была разработана во время участия в гейм джеме по визуальным новеллам от Сообщества авторов игр «Индикатор».\nИграть только онлайн!</text:p>
          </table:table-cell>
          <table:table-cell/>
          <table:table-cell office:value-type="string" calcext:value-type="string">
            <text:p>Менее 2 часов</text:p>
          </table:table-cell>
          <table:table-cell office:value-type="string" calcext:value-type="string">
            <text:p>yagef</text:p>
          </table:table-cell>
          <table:table-cell office:value-type="string" calcext:value-type="string">
            <text:p>{'Повествование от первого лица', 'Индикатор', 'отечественный разработчик', 'фэнтези', 'Совершать Ошибки', 'Несколько главных героев'}</text:p>
          </table:table-cell>
          <table:table-cell office:value-type="string" calcext:value-type="string">
            <text:p>comedy,adventure,fantasy</text:p>
          </table:table-cell>
          <table:table-cell office:value-type="string" calcext:value-type="string">
            <text:p>https://yagef.itch.io/making-mistakes</text:p>
          </table:table-cell>
          <table:table-cell office:value-type="string" calcext:value-type="string">
            <text:p>3579.jpg</text:p>
          </table:table-cell>
        </table:table-row>
        <table:table-row table:style-name="ro1">
          <table:table-cell office:value-type="string" calcext:value-type="string">
            <text:p>Привязанный к номеру (Tied by Numbers)</text:p>
          </table:table-cell>
          <table:table-cell office:value-type="string" calcext:value-type="string">
            <text:p>"Сафира думала, что достигла дна после того, как ее "новообретенная" сестра начала устраивать скандалы в школе. Но когда она приглашает своих будущих друзей на пижамную вечеринку, она понимает, что опасность ждет ее всего в одной цифре."\n\nКороткая визуальная новелла, в которой жанр ужасов используется для повествования о таких темах, как издевательства, проблемы в семейных отношениях и важность дружбы.</text:p>
          </table:table-cell>
          <table:table-cell/>
          <table:table-cell office:value-type="string" calcext:value-type="string">
            <text:p>Менее 2 часов</text:p>
          </table:table-cell>
          <table:table-cell office:value-type="string" calcext:value-type="string">
            <text:p>mustacheskulls</text:p>
          </table:table-cell>
          <table:table-cell office:value-type="string" calcext:value-type="string">
            <text:p>{'Русский'}</text:p>
          </table:table-cell>
          <table:table-cell office:value-type="string" calcext:value-type="string">
            <text:p>horror,routine,school</text:p>
          </table:table-cell>
          <table:table-cell office:value-type="string" calcext:value-type="string">
            <text:p>https://drive.google.com/file/d/19x-fsSAceahli2BDUVs_fWDb6d4h2h1X/view?usp=sharing</text:p>
          </table:table-cell>
          <table:table-cell office:value-type="string" calcext:value-type="string">
            <text:p>3577.png</text:p>
          </table:table-cell>
        </table:table-row>
        <table:table-row table:style-name="ro1">
          <table:table-cell office:value-type="string" calcext:value-type="string">
            <text:p>Бессонница (Бессонница)</text:p>
          </table:table-cell>
          <table:table-cell office:value-type="string" calcext:value-type="string">
            <text:p>Полностью кинетическая, очень маленькая ВН по моему рассказу «Бессонница». Фактически - это микро DLC к «Посёлку», его предыстория (хотя «Бессонница» была написана намного раньше).</text:p>
          </table:table-cell>
          <table:table-cell/>
          <table:table-cell office:value-type="string" calcext:value-type="string">
            <text:p>Менее 2 часов</text:p>
          </table:table-cell>
          <table:table-cell office:value-type="string" calcext:value-type="string">
            <text:p>alexxtair</text:p>
          </table:table-cell>
          <table:table-cell office:value-type="string" calcext:value-type="string">
            <text:p>{'Бессонница', 'Повествование от первого лица', 'отечественный разработчик', 'Главный герой парень', 'драма'}</text:p>
          </table:table-cell>
          <table:table-cell office:value-type="string" calcext:value-type="string">
            <text:p>drama,fiction</text:p>
          </table:table-cell>
          <table:table-cell office:value-type="string" calcext:value-type="string">
            <text:p>https://vk.cc/c3vRee</text:p>
          </table:table-cell>
          <table:table-cell office:value-type="string" calcext:value-type="string">
            <text:p>3571.png</text:p>
          </table:table-cell>
        </table:table-row>
        <table:table-row table:style-name="ro1">
          <table:table-cell office:value-type="string" calcext:value-type="string">
            <text:p>Doki Doki Literature Club Plus!</text:p>
          </table:table-cell>
          <table:table-cell office:value-type="string" calcext:value-type="string">
            <text:p>Добро пожаловать в пугающий мир поэзии и мелодрамы! Сочиняйте стихи для своей возлюбленной и исправляйте допущенные ошибки, чтобы достичь хэппи-энда. Вы наконец узнаете, почему DDLC считается одной из лучших игр последних лет в жанре психологического хоррора.\n\nВы играете за главного героя, который, сам того не желая, вступил в литературный клуб – и обрел там любовь. Вы пишете стихи, принимаете решения, очаровываете свою избранницу... и все глубже погружаетесь в ад школьной романтики. Удастся ли вам расколоть код отношений и добиться безоблачной концовки?\n\nВ обновленную версию игры включено множество новинок и эксклюзивный контент Doki Doki Literature Club Plus!\n\n\n\n\n\nУстановка: Распаковать iso файл с помощью 7Zip как архив, установить игру.</text:p>
          </table:table-cell>
          <table:table-cell/>
          <table:table-cell office:value-type="string" calcext:value-type="string">
            <text:p>2-10 часов</text:p>
          </table:table-cell>
          <table:table-cell office:value-type="string" calcext:value-type="string">
            <text:p>team_salvato</text:p>
          </table:table-cell>
          <table:table-cell office:value-type="string" calcext:value-type="string">
            <text:p>{'Главный герой парень', 'Иностранный разработчик', 'гарем', 'ШКОЛА', 'любовный треугольник', 'Повествование от первого лица'}</text:p>
          </table:table-cell>
          <table:table-cell office:value-type="string" calcext:value-type="string">
            <text:p>drama,romance,horror,routine,school</text:p>
          </table:table-cell>
          <table:table-cell office:value-type="string" calcext:value-type="string">
            <text:p>https://drive.google.com/file/d/1MLRmtPe9SAVDYkwxnGefwIZaxvd8z6l2/view?usp=sharing</text:p>
          </table:table-cell>
          <table:table-cell office:value-type="string" calcext:value-type="string">
            <text:p>3568.png</text:p>
          </table:table-cell>
        </table:table-row>
        <table:table-row table:style-name="ro1">
          <table:table-cell office:value-type="string" calcext:value-type="string">
            <text:p>Крещение (Baptism)</text:p>
          </table:table-cell>
          <table:table-cell office:value-type="string" calcext:value-type="string">
            <text:p>КРЕЩЕНИЕ - это короткая кинетическая новелла о безумце, ребёнке и озере.\n\nЭто история о религиозной семье, живущей в западной части Соединённых Штатов и странных событиях, которые изменили их жизнь навсегда.\n\nСодержит почти 5000 слов, нарисованный от руки визуал, собственный саундтрек и бесплатный арт бук, этот проект стал возможным благодаря чудесным людям на Кикстартере!\n\n--В этой игре содержатся тяжёлые религиозные темы и жестокость по отношению к детям.--\n\nЭта игра работает только на ПК(Windows/Linux).</text:p>
          </table:table-cell>
          <table:table-cell/>
          <table:table-cell office:value-type="string" calcext:value-type="string">
            <text:p>Менее 2 часов</text:p>
          </table:table-cell>
          <table:table-cell office:value-type="string" calcext:value-type="string">
            <text:p>sam_arehart</text:p>
          </table:table-cell>
          <table:table-cell office:value-type="string" calcext:value-type="string">
            <text:p>{'Русский'}</text:p>
          </table:table-cell>
          <table:table-cell office:value-type="string" calcext:value-type="string">
            <text:p>drama,horror,mystic</text:p>
          </table:table-cell>
          <table:table-cell office:value-type="string" calcext:value-type="string">
            <text:p>https://drive.google.com/file/d/1s63ZJp2YHE2q_zFUhhQ_OTIUYjTwyFpO/view?usp=sharing</text:p>
          </table:table-cell>
          <table:table-cell office:value-type="string" calcext:value-type="string">
            <text:p>3566.png</text:p>
          </table:table-cell>
        </table:table-row>
        <table:table-row table:style-name="ro1">
          <table:table-cell office:value-type="string" calcext:value-type="string">
            <text:p>The Babysitter</text:p>
          </table:table-cell>
          <table:table-cell office:value-type="string" calcext:value-type="string">
            <text:p>Простая работёнка - пару-тройку часов приглядеть за ребёнком ошеломительных 12-ти лет. Огромный роскошный дом, газон, бассейн... Темно правда... Безлюдно... И дом на отшибе стоит. А ребёнок настойчиво предлагает уйти, пока не поздно.\nНо всё это не важно. Что вообще может пойти не так?\n\n______________________________\n\n\n\n\n\n\n\n\n\n\n\nДоступно только для пользователей\n\nОсторожно, чучуть скримеров!</text:p>
          </table:table-cell>
          <table:table-cell/>
          <table:table-cell office:value-type="string" calcext:value-type="string">
            <text:p>Менее 2 часов</text:p>
          </table:table-cell>
          <table:table-cell office:value-type="string" calcext:value-type="string">
            <text:p>crux_game_studios</text:p>
          </table:table-cell>
          <table:table-cell office:value-type="string" calcext:value-type="string">
            <text:p>{'Русский'}</text:p>
          </table:table-cell>
          <table:table-cell office:value-type="string" calcext:value-type="string">
            <text:p>horror,mystic</text:p>
          </table:table-cell>
          <table:table-cell office:value-type="string" calcext:value-type="string">
            <text:p>https://mega.nz/file/ecJjmZzJ#7XRVXGkf0wY-NONe1_dDbmhWMJxZnFTHgBsXhJrTv4U</text:p>
          </table:table-cell>
          <table:table-cell office:value-type="string" calcext:value-type="string">
            <text:p>3565.jpg</text:p>
          </table:table-cell>
        </table:table-row>
        <table:table-row table:style-name="ro1">
          <table:table-cell office:value-type="string" calcext:value-type="string">
            <text:p>Emily is Away</text:p>
          </table:table-cell>
          <table:table-cell office:value-type="string" calcext:value-type="string">
            <text:p>События игры разворачиваются с начала до середины 2000-х годов. Игра рассказывает историю отношений протагониста с девушкой Эмили длиною в 5 лет, начиная с последнего класса старшей школы и заканчивая последним курсом колледжа.\n\nГеймплей представляет из себя переписку между протагонистом и Эмили в чат клиенте на Windows XP, стилизованном под ICQ и AOL Instant Messenger, а именно под их версии начала-середины 2000-х в комплекте с профилями и интерфейсами других пользователей.</text:p>
          </table:table-cell>
          <table:table-cell/>
          <table:table-cell office:value-type="string" calcext:value-type="string">
            <text:p>Менее 2 часов</text:p>
          </table:table-cell>
          <table:table-cell office:value-type="string" calcext:value-type="string">
            <text:p>kyle_seeley</text:p>
          </table:table-cell>
          <table:table-cell office:value-type="string" calcext:value-type="string">
            <text:p>{'Русский'}</text:p>
          </table:table-cell>
          <table:table-cell office:value-type="string" calcext:value-type="string">
            <text:p>drama,romance,routine</text:p>
          </table:table-cell>
          <table:table-cell office:value-type="string" calcext:value-type="string">
            <text:p>https://drive.google.com/file/d/1LN2zSWeNVM6e5NEJG9VviPT7J_ejISGU/view?usp=sharing</text:p>
          </table:table-cell>
          <table:table-cell office:value-type="string" calcext:value-type="string">
            <text:p>3562.png</text:p>
          </table:table-cell>
        </table:table-row>
        <table:table-row table:style-name="ro1">
          <table:table-cell office:value-type="string" calcext:value-type="string">
            <text:p>Необыкновенное приключение (Adventure of a Lifetime / Sora to Umi ga, Fureau Kanata)</text:p>
          </table:table-cell>
          <table:table-cell office:value-type="string" calcext:value-type="string">
            <text:p>Небольшой островок Огасаварского архипелага, где всегда лето и готовят акульи бургеры.\n\nГлавный герой регулярно огребает от бабушки, а в свободное время вместе с друзьями ныряет с аквалангом и ищет сокровища. Компанию ему составляют две красавицы: Эмили и Чиза.\n\nПростенькая, но очень уютная и красивая новелла с атмосферой настоящего приключения от авторов «Крыльев».\n\n- Для работы русификатора необходима Steam-версия\n- Время прохождения: 4-8 часов\n- 12+</text:p>
          </table:table-cell>
          <table:table-cell/>
          <table:table-cell office:value-type="string" calcext:value-type="string">
            <text:p>2-10 часов</text:p>
          </table:table-cell>
          <table:table-cell office:value-type="string" calcext:value-type="string">
            <text:p>pulltop</text:p>
          </table:table-cell>
          <table:table-cell office:value-type="string" calcext:value-type="string">
            <text:p>{'Русский'}</text:p>
          </table:table-cell>
          <table:table-cell office:value-type="string" calcext:value-type="string">
            <text:p>drama,comedy,romance,adventure</text:p>
          </table:table-cell>
          <table:table-cell office:value-type="string" calcext:value-type="string">
            <text:p>https://store.steampowered.com/app/820730/Adventure_of_a_Lifetime/</text:p>
          </table:table-cell>
          <table:table-cell office:value-type="string" calcext:value-type="string">
            <text:p>3560.jpg</text:p>
          </table:table-cell>
        </table:table-row>
        <table:table-row table:style-name="ro1">
          <table:table-cell office:value-type="string" calcext:value-type="string">
            <text:p>Когда плачут цикады / Higurashi No Kaku Koro Ni [07-th mod] (Higurashi no Naku Koro ni)</text:p>
          </table:table-cell>
          <table:table-cell office:value-type="string" calcext:value-type="string">
            <text:p>В том, что в тихом омуте водятся черти, юному Кэйити пришлось убедиться на своём собственном опыте. Переехав с родителями из города в живописную деревушку Хинамидзаву и подружившись в маленькой местной школе с очаровательными одноклассницами, он даже не подозревал, насколько обманчиво его представление об этом безмятежном крае и его обитателях. Но, как позднее выяснил Кэйити, за фасадом деревенской идиллии скрывается тёмная история зверских убийств и бесследных исчезновений, а под покровом благостной тиши действуют какие-то ужасные силы. Постепенно страшная тайна, скрытая в сельской глуши, стала приоткрываться перед его изумлёнными глазами...</text:p>
          </table:table-cell>
          <table:table-cell/>
          <table:table-cell office:value-type="string" calcext:value-type="string">
            <text:p>Драма, Комедия, Хоррор, Детектив, Мистика, Повседневность</text:p>
          </table:table-cell>
          <table:table-cell office:value-type="string" calcext:value-type="string">
            <text:p>-07-</text:p>
          </table:table-cell>
          <table:table-cell office:value-type="string" calcext:value-type="string">
            <text:p>{'Несколько главных героев', 'Иностранный разработчик'}</text:p>
          </table:table-cell>
          <table:table-cell office:value-type="string" calcext:value-type="string">
            <text:p>07thExpansion,Alchemist,Entergram</text:p>
          </table:table-cell>
          <table:table-cell office:value-type="string" calcext:value-type="string">
            <text:p>https://drive.google.com/file/d/1kbOjtomRt3rItxEWDQk1qpo-5Zv9Tmij/view?usp=sharing</text:p>
          </table:table-cell>
          <table:table-cell office:value-type="string" calcext:value-type="string">
            <text:p>3557.jpg</text:p>
          </table:table-cell>
        </table:table-row>
        <table:table-row table:style-name="ro1">
          <table:table-cell office:value-type="string" calcext:value-type="string">
            <text:p>Taisho x Alice Ep.3</text:p>
          </table:table-cell>
          <table:table-cell office:value-type="string" calcext:value-type="string">
            <text:p>Вы приходите в себя и видите вокруг лишь непроглядную тьму. Ваши воспоминания исчезли. Даже собственное имя остаётся для вас загадкой. И только горькое одиночество грозится взять над вами верх и подчинить себе, как вы встречаете Алису. Голубоглазого юношу с золотистыми волосами. Недолго думая, он называет вас Арису.\nСитуация Алисы немногим отличается от вашей - он помнит лишь своё имя. Игнорируя его протесты, вы тянете его за собой в непроглядную тьму... Пока не натыкаетесь на огромное зеркало, образованное из кристаллов.\nВы решаете пройти сквозь него и оказываетесь в Зазеркалье - мире, где причудливо переплетены сказки. Отчего-то этот мир кажется вам знакомым...\nВ Зазеркалье вы встречаете различных сказочных персонажей и становитесь главной героиней их искажённых историй.\nКак же все закончится? Решать вам!\n\nПРОХОЖДЕНИЕ ЛЕЖИТ В ПАПКЕ С ИГРОЙ (НО ДОСТУПНО И ПО ССЫЛКЕ: ТЫК).\n\n\n\n\n\n\n\n\n\n\n\n\n\n\n\n\n\nВ третьем эпизоде вам будут доступны руты Белоснежки и Волшебника.\nНастоятельно рекомендуется перед рутом Волшебника пройти 1 и 2 эпизоды.\n\n\n\n· · ·\n\n· · ·\n\n· · ·</text:p>
          </table:table-cell>
          <table:table-cell/>
          <table:table-cell office:value-type="string" calcext:value-type="string">
            <text:p>2-10 часов</text:p>
          </table:table-cell>
          <table:table-cell office:value-type="string" calcext:value-type="string">
            <text:p>primula</text:p>
          </table:table-cell>
          <table:table-cell office:value-type="string" calcext:value-type="string">
            <text:p>{'Русский'}</text:p>
          </table:table-cell>
          <table:table-cell office:value-type="string" calcext:value-type="string">
            <text:p>drama,comedy,romance</text:p>
          </table:table-cell>
          <table:table-cell office:value-type="string" calcext:value-type="string">
            <text:p>https://drive.google.com/file/d/1lVIxVDAhCeT_0Xyzs2TzrNpJ0SZurp8m/view?usp=sharing</text:p>
          </table:table-cell>
          <table:table-cell office:value-type="string" calcext:value-type="string">
            <text:p>3554.png</text:p>
          </table:table-cell>
        </table:table-row>
        <table:table-row table:style-name="ro1">
          <table:table-cell office:value-type="string" calcext:value-type="string">
            <text:p>Глубокое Озеро: Пролог (Deep Lake: Prologue)</text:p>
          </table:table-cell>
          <table:table-cell office:value-type="string" calcext:value-type="string">
            <text:p>Наша игра погрузит Вас в атмосферу мистической истории. Созвучие с чувствами и фантазиями героя, заставит вас испытать истинное удовольствие от разворачивающихся событий.\n\nСали — бывший судебный фотограф криминального отдела.\nЕго взгляды на реальную действительность покажутся нам странными.\nЖизнь, как процесс, ему не интересен. Объект исследования героя - проявление смерти и все, что с этим связано.\nНесчастный случай, произошедший с Сали, раскрывает в нем таинственный дар. Обретение новых способностей вынудило Сали стать агентом потусторонних сил в нашем мире.\nВыполняя свои обязанности, он невольно впутывается в жесткое противостояние некрологических существ, которое может привести его к ужасной гибели.\n\nСон Сали:\n" Мой ствол обглодан червями и насекомыми. Ветры сломали сухие ветви, на которых когда-то шумела густая крона. Мои корни сгнили. Я позабыл вкус земного сока.\nОдинокий дуб ... стою на вершине кургана в сжимающемся кольце дремучего леса. Но в каждом деревце наступающей на меня зеленой массы я уже вижу зачатки разложения.\nВозрождаясь из семени и пробиваясь сквозь Землю к Небу, ты приближаешься к чертогам Смерти. Именно она поведет тебя по бесконечным лабиринтам жизненных циклов."\n\n" Глубокое озеро: Пролог" это начало захватывающей готической истории, в которой будет 4 эпизода. Четвертый эпизод будет содержать четыре разные концовки, исполненных в разных жанрах: мистической трагедии. хентайного хоррора, чернушного трэша и детектива-нуара.\n\n✔ Нелинейный визуальный роман с драматическими перипетиями сюжета.\n✔ 100 инди-саундтреков, аутентичный визуальный ряд и текст погружающий в мрачную, мистическую атмосферу.\n✔ 88 - фонов, 20 - анимационных фонов, 33 карточки глоссария.</text:p>
          </table:table-cell>
          <table:table-cell/>
          <table:table-cell office:value-type="string" calcext:value-type="string">
            <text:p>Менее 2 часов</text:p>
          </table:table-cell>
          <table:table-cell office:value-type="string" calcext:value-type="string">
            <text:p>kairosgd</text:p>
          </table:table-cell>
          <table:table-cell office:value-type="string" calcext:value-type="string">
            <text:p>{'мистика', 'Prologue', 'Lake:', 'приключения', 'Глубокое Озеро: Пролог', 'Неоготика', 'Нуар', 'deep', 'отечественный разработчик', 'Главный герой парень'}</text:p>
          </table:table-cell>
          <table:table-cell office:value-type="string" calcext:value-type="string">
            <text:p>drama,mystic,adventure</text:p>
          </table:table-cell>
          <table:table-cell office:value-type="string" calcext:value-type="string">
            <text:p>https://kairosgd.itch.io/deep-lake-prologue</text:p>
          </table:table-cell>
          <table:table-cell office:value-type="string" calcext:value-type="string">
            <text:p>3551.jpg</text:p>
          </table:table-cell>
        </table:table-row>
        <table:table-row table:style-name="ro1">
          <table:table-cell office:value-type="string" calcext:value-type="string">
            <text:p>H-Cup размеры своенравной преподавательницы -Глава о грудном фетише, пайзури- (H Cup Namaiki Katei Kyoushi ~Chichi Fetish Paizuri Hen~)</text:p>
          </table:table-cell>
          <table:table-cell office:value-type="string" calcext:value-type="string">
            <text:p>Описание игры\n\nОтец Укё нанимает ему репетитора на дом, хотя он этому и не рад. Её зовут Юлия. У неё большие груди, но она очень своенравна. Похоже что она смотрит на него свысока. Она предлагает, "Если сможешь ответить на эти вопросы, я сделаю всё что захочешь." Тогда он с легкостью отвечает....\n\n\n\n\n\n\n\n\n\nИстория проекта\n\n2012 год - Начало перевода игры с японского и поиск несложного движка для порта.\n2016 год - Игра была полностью переведена и портирована на движок Novelty, который к сожалению оказался довольно сыроват и не позволял сделать полноценный порт игры. По этой причине проект был заморожен до лучших времён.\nКонец Апреля 2021 года - Проект сдвинулся с мёртвой точки, и после нескольких неудачных попыток, наконец удалось найти профессионального кодера, благодаря которому эта игра получила полноценный порт на движке Renpy.</text:p>
          </table:table-cell>
          <table:table-cell/>
          <table:table-cell office:value-type="string" calcext:value-type="string">
            <text:p>2-10 часов</text:p>
          </table:table-cell>
          <table:table-cell office:value-type="string" calcext:value-type="string">
            <text:p>milk_pai</text:p>
          </table:table-cell>
          <table:table-cell office:value-type="string" calcext:value-type="string">
            <text:p>{'Русский'}</text:p>
          </table:table-cell>
          <table:table-cell office:value-type="string" calcext:value-type="string">
            <text:p>comedy,romance,routine,hentai</text:p>
          </table:table-cell>
          <table:table-cell office:value-type="string" calcext:value-type="string">
            <text:p>https://disk.yandex.ru/d/Qq10spYBGGkE7g</text:p>
          </table:table-cell>
          <table:table-cell office:value-type="string" calcext:value-type="string">
            <text:p>3548.jpg</text:p>
          </table:table-cell>
        </table:table-row>
        <table:table-row table:style-name="ro1">
          <table:table-cell office:value-type="string" calcext:value-type="string">
            <text:p>Мир первый (World 1)</text:p>
          </table:table-cell>
          <table:table-cell office:value-type="string" calcext:value-type="string">
            <text:p>Оуэн - одинокий котенок, живущий в лесу, который занимается своими абсолютно нормальными делами. Но однажды, Оуэну приснится страшный сон, после которого его жизнь перевернется с ног на голову! Его будут ждать сложные загадки, новые знакомства и приключения... Правда в том, что все это не принесет ему счастливый конец. И кое-кто будет усердно стараться, чтобы так и произошло.</text:p>
          </table:table-cell>
          <table:table-cell/>
          <table:table-cell office:value-type="string" calcext:value-type="string">
            <text:p>Менее 2 часов</text:p>
          </table:table-cell>
          <table:table-cell office:value-type="string" calcext:value-type="string">
            <text:p>sena</text:p>
          </table:table-cell>
          <table:table-cell office:value-type="string" calcext:value-type="string">
            <text:p>{''}</text:p>
          </table:table-cell>
          <table:table-cell office:value-type="string" calcext:value-type="string">
            <text:p>drama,horror,mystic,routine</text:p>
          </table:table-cell>
          <table:table-cell office:value-type="string" calcext:value-type="string">
            <text:p>https://disk.yandex.ru/d/_eR7SRMubqpnYQ</text:p>
          </table:table-cell>
          <table:table-cell office:value-type="string" calcext:value-type="string">
            <text:p>3547.jpg</text:p>
          </table:table-cell>
        </table:table-row>
        <table:table-row table:style-name="ro1">
          <table:table-cell office:value-type="string" calcext:value-type="string">
            <text:p>HIKEBACK</text:p>
          </table:table-cell>
          <table:table-cell office:value-type="string" calcext:value-type="string">
            <text:p>Данная новелла сделана Clown Dream в рамках джема SCREAMORTALITY. Всего в игре 18 концовок, прохождение лежит в папке с игрой. Длительность: 2-3 часа чтения.\n\nВы начинаете игру в роли водителя, который едет ночью по горной дороге. Внезапно свет фар выхватывает человека: он стоит у обочины и машет вам рукой. Вы остановитесь или проедете мимо? Каким бы ни был выбор, с этого момента ваши судьбы переплетены. Вы оба попадаете в бесконечный цикл — независимо от развязки все снова и снова начинается на той самой горной дороге. Вы раз за разом меняете решения и даже меняетесь ролями, но неизменно возвращаетесь на старт. Можно ли вырваться из этой временной петли или лучше сдаться и пойти на поводу у судьбы? Попробуйте найти ответ вместе с таинственным незнакомцем!\n\nВНИМАНИЕ! В игре присутствует неприятный баг. Если начать повторное прохождение (после обнуления цикла), то вместо концовок 9-11 будет выводиться 12. Этот баг присутствует и в оригинальной игре.\nПомимо этого, в игре не предусмотрены пропуск текста и сохранения (обусловлено задумкой).</text:p>
          </table:table-cell>
          <table:table-cell/>
          <table:table-cell office:value-type="string" calcext:value-type="string">
            <text:p>2-10 часов</text:p>
          </table:table-cell>
          <table:table-cell office:value-type="string" calcext:value-type="string">
            <text:p>clown_dream</text:p>
          </table:table-cell>
          <table:table-cell office:value-type="string" calcext:value-type="string">
            <text:p>{'Русский'}</text:p>
          </table:table-cell>
          <table:table-cell office:value-type="string" calcext:value-type="string">
            <text:p>drama,mystic,triller</text:p>
          </table:table-cell>
          <table:table-cell office:value-type="string" calcext:value-type="string">
            <text:p>https://drive.google.com/file/d/1YsvsXjX9e7r9JnFeadzFHm3jaWfWSNND/view?usp=sharing</text:p>
          </table:table-cell>
          <table:table-cell office:value-type="string" calcext:value-type="string">
            <text:p>3546.jpg</text:p>
          </table:table-cell>
        </table:table-row>
        <table:table-row table:style-name="ro1">
          <table:table-cell office:value-type="string" calcext:value-type="string">
            <text:p>Errare Humanum Est</text:p>
          </table:table-cell>
          <table:table-cell office:value-type="string" calcext:value-type="string">
            <text:p>Пробная визуальная новелла о студентке-ведьме Вилли и её маленьком Фамильяре. Делая выбор, вы решаете судьбу Вилли и влияете на её эмоциональное состояние. Пожалуйста, позаботьтесь о Вилли!\nИгра была разработана во время участия в гейм джеме по визуальным новеллам от Сообщества авторов игр «Индикатор».\nИграть только онлайн!</text:p>
          </table:table-cell>
          <table:table-cell/>
          <table:table-cell office:value-type="string" calcext:value-type="string">
            <text:p>Менее 2 часов</text:p>
          </table:table-cell>
          <table:table-cell office:value-type="string" calcext:value-type="string">
            <text:p>kang-y</text:p>
          </table:table-cell>
          <table:table-cell office:value-type="string" calcext:value-type="string">
            <text:p>{'фэнтези', 'Errare Humanum Est', 'отечественный разработчик', 'Главный герой девушка', 'Индикатор', 'Повествование от первого лица'}</text:p>
          </table:table-cell>
          <table:table-cell office:value-type="string" calcext:value-type="string">
            <text:p>routine,fantasy</text:p>
          </table:table-cell>
          <table:table-cell office:value-type="string" calcext:value-type="string">
            <text:p>https://kang-y.itch.io/errarehuman</text:p>
          </table:table-cell>
          <table:table-cell office:value-type="string" calcext:value-type="string">
            <text:p>3527.jpg</text:p>
          </table:table-cell>
        </table:table-row>
        <table:table-row table:style-name="ro1">
          <table:table-cell office:value-type="string" calcext:value-type="string">
            <text:p>My Dear Prince</text:p>
          </table:table-cell>
          <table:table-cell office:value-type="string" calcext:value-type="string">
            <text:p>"— Я не воробей. Я дура."\nНаша самокритичная главгероиня.\n\n\nНебольшой, уютный, почти что тропический островок, состоящий лишь из свежего морского воздуха, солнца, моря, пляжей, уютных кафешек и КРОЛИКОВ. Думаю, многим бы захотелось пожить в таком месте (мне уж точно).\nНо увы, не всем дано. Зато именно там и будет происходить эта наивно-бестолково-симпатишная история про измученную провинциальностью горе-официантку Момоку и её... кхм... прекрасного принца.\n\n______________________________\n\n\n\n\n\n\n\n\n\n\n\n\nДоступно только для пользователей</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comedy,romance,routine</text:p>
          </table:table-cell>
          <table:table-cell office:value-type="string" calcext:value-type="string">
            <text:p>https://mega.nz/file/CMRCUQJQ#aJ-duzlgQA7XFtLn1cxp28K2HEdA_-6GcyOKblCmD-8</text:p>
          </table:table-cell>
          <table:table-cell office:value-type="string" calcext:value-type="string">
            <text:p>3526.jpg</text:p>
          </table:table-cell>
        </table:table-row>
        <table:table-row table:style-name="ro1">
          <table:table-cell office:value-type="string" calcext:value-type="string">
            <text:p>Смертельная петля (Death Loop)</text:p>
          </table:table-cell>
          <table:table-cell office:value-type="string" calcext:value-type="string">
            <text:p>Любой день может стать необычным. Простая поездка из города в город может стать головокружительным приключением или смертельной петлёй. Все зависит от точки зрения.\nИгра была разработана во время участия в гейм джеме по визуальным новеллам от Сообщества авторов игр «Индикатор».</text:p>
          </table:table-cell>
          <table:table-cell/>
          <table:table-cell office:value-type="string" calcext:value-type="string">
            <text:p>Менее 2 часов</text:p>
          </table:table-cell>
          <table:table-cell office:value-type="string" calcext:value-type="string">
            <text:p>ptagus</text:p>
          </table:table-cell>
          <table:table-cell office:value-type="string" calcext:value-type="string">
            <text:p>{'Главный герой парень', 'Индикатор', 'отечественный разработчик', 'Смертельная петля', 'Повествование от первого лица'}</text:p>
          </table:table-cell>
          <table:table-cell office:value-type="string" calcext:value-type="string">
            <text:p>drama,mystic,routine,adventure</text:p>
          </table:table-cell>
          <table:table-cell office:value-type="string" calcext:value-type="string">
            <text:p>https://ptagus.itch.io/deathloop</text:p>
          </table:table-cell>
          <table:table-cell office:value-type="string" calcext:value-type="string">
            <text:p>3524.jpg</text:p>
          </table:table-cell>
        </table:table-row>
        <table:table-row table:style-name="ro1">
          <table:table-cell office:value-type="string" calcext:value-type="string">
            <text:p>Роковая ошыбка (Fatal Mistake)</text:p>
          </table:table-cell>
          <table:table-cell office:value-type="string" calcext:value-type="string">
            <text:p>Визуальная новелла о музыкальной группе под название Роковая ошыбка, останутся ли они друзьями?\nИгра была разработана во время участия в гейм джеме по визуальным новеллам от Сообщества авторов игр «Индикатор».</text:p>
          </table:table-cell>
          <table:table-cell/>
          <table:table-cell office:value-type="string" calcext:value-type="string">
            <text:p>Менее 2 часов</text:p>
          </table:table-cell>
          <table:table-cell office:value-type="string" calcext:value-type="string">
            <text:p>luna_sapphire</text:p>
          </table:table-cell>
          <table:table-cell office:value-type="string" calcext:value-type="string">
            <text:p>{'Повествование от первого лица', 'Роковая ошыбка', 'Индикатор', 'отечественный разработчик', 'Несколько главных героев'}</text:p>
          </table:table-cell>
          <table:table-cell office:value-type="string" calcext:value-type="string">
            <text:p>drama,routine</text:p>
          </table:table-cell>
          <table:table-cell office:value-type="string" calcext:value-type="string">
            <text:p>https://luna-sapphire.itch.io/mistake</text:p>
          </table:table-cell>
          <table:table-cell office:value-type="string" calcext:value-type="string">
            <text:p>3523.jpg</text:p>
          </table:table-cell>
        </table:table-row>
        <table:table-row table:style-name="ro1">
          <table:table-cell office:value-type="string" calcext:value-type="string">
            <text:p>Play Dead! 2</text:p>
          </table:table-cell>
          <table:table-cell office:value-type="string" calcext:value-type="string">
            <text:p>Play Dead! - это визуальная новелла о приключениях музыкальной группы и их удивительно живой мёртвой собаке.\nВ этой части героям предстоит встреча с жутким монстром, который обитает в тёмном подвале. А также встреча со смертоносными, белыми комками шерсти, готовых растерзать любого, кто вторгнется в их лес.\nНовелла содержит элементы хоррора и комедии, но в основном она не намного страшнее обычной серии "Скуби-Ду". В основном…\n\nОсобенности:\n- Десятки уникальных, нарисованных от руки спрайтов и фонов\n- Озвучка персонажей\n- Эпизодическая история, выпускаемая небольшими главами\n- 4 (четыре) глупых музыканта\n- Щёлкающие, ползущие и визжащие твари\n- Один очень хороший мальчик (призрак)\n\nРекомендуется играть в наушниках!</text:p>
          </table:table-cell>
          <table:table-cell/>
          <table:table-cell office:value-type="string" calcext:value-type="string">
            <text:p>Менее 2 часов</text:p>
          </table:table-cell>
          <table:table-cell office:value-type="string" calcext:value-type="string">
            <text:p>hazu</text:p>
          </table:table-cell>
          <table:table-cell office:value-type="string" calcext:value-type="string">
            <text:p>{'Русский'}</text:p>
          </table:table-cell>
          <table:table-cell office:value-type="string" calcext:value-type="string">
            <text:p>comedy,horror,mystic,adventure</text:p>
          </table:table-cell>
          <table:table-cell office:value-type="string" calcext:value-type="string">
            <text:p>https://drive.google.com/file/d/1YjgMmvULG8lk433t5tBYLwnlGF3_MuxD/view?usp=sharing</text:p>
          </table:table-cell>
          <table:table-cell office:value-type="string" calcext:value-type="string">
            <text:p>3521.jpg</text:p>
          </table:table-cell>
        </table:table-row>
        <table:table-row table:style-name="ro1">
          <table:table-cell office:value-type="string" calcext:value-type="string">
            <text:p>Ранс 02: Мятежные девы</text:p>
          </table:table-cell>
          <table:table-cell office:value-type="string" calcext:value-type="string">
            <text:p>Перед вами вторая часть похождений «Великого война Ранса». Связь с сюжетом первой части минимальна и не помешает вам насладиться игрой.\nГлавный герой Ранс прибывает в город, погребённый под землёй во время конфликта между магами. В ходе небольшого расследования ему удаётся узнать, что виновницами сложившейся ситуации, являются четыре девушки мага, предавшие и убившие своего учителя. Их мотивы не известны. Вам вместе с главным героем придётся узнать правду и спасти город.\nДополнительная ссылка на яндекс диск: Скачать\nВнимательно читайте ИНСТРУКЦИЮ. Иначе игра не запустится.</text:p>
          </table:table-cell>
          <table:table-cell/>
          <table:table-cell office:value-type="string" calcext:value-type="string">
            <text:p>10-30 часов</text:p>
          </table:table-cell>
          <table:table-cell office:value-type="string" calcext:value-type="string">
            <text:p>alicesoft</text:p>
          </table:table-cell>
          <table:table-cell office:value-type="string" calcext:value-type="string">
            <text:p>{'Русский'}</text:p>
          </table:table-cell>
          <table:table-cell office:value-type="string" calcext:value-type="string">
            <text:p>comedy,action,adventure,fantasy,hentai</text:p>
          </table:table-cell>
          <table:table-cell office:value-type="string" calcext:value-type="string">
            <text:p>https://drive.google.com/file/d/10VNDagqlRzXSpF9GCzunPUff_mR_qEJP/view?usp=sharing</text:p>
          </table:table-cell>
          <table:table-cell office:value-type="string" calcext:value-type="string">
            <text:p>3519.png</text:p>
          </table:table-cell>
        </table:table-row>
        <table:table-row table:style-name="ro1">
          <table:table-cell office:value-type="string" calcext:value-type="string">
            <text:p>Incertum</text:p>
          </table:table-cell>
          <table:table-cell office:value-type="string" calcext:value-type="string">
            <text:p>Посреди космоса раздаётся сигнал бедствия. Корабль заселён неизвестной формой жизни, экипаж пропал, а на нижних секторах закрыт ценный груз, который нужно срочно доставить на погибающую Верону. Но сигнал обнаружили контрабандисты и решают действовать по своим правилам.\nИгра была разработана во время участия в гейм джеме по визуальным новеллам от Сообщества авторов игр «Индикатор».</text:p>
          </table:table-cell>
          <table:table-cell/>
          <table:table-cell office:value-type="string" calcext:value-type="string">
            <text:p>Менее 2 часов</text:p>
          </table:table-cell>
          <table:table-cell office:value-type="string" calcext:value-type="string">
            <text:p>julerise</text:p>
          </table:table-cell>
          <table:table-cell office:value-type="string" calcext:value-type="string">
            <text:p>{'Главный герой парень', 'Космическая опера', 'отечественный разработчик', 'Индикатор', 'Incertum', 'Повествование от первого лица'}</text:p>
          </table:table-cell>
          <table:table-cell office:value-type="string" calcext:value-type="string">
            <text:p>science_fiction,horror</text:p>
          </table:table-cell>
          <table:table-cell office:value-type="string" calcext:value-type="string">
            <text:p>https://julerise.itch.io/incertum</text:p>
          </table:table-cell>
          <table:table-cell office:value-type="string" calcext:value-type="string">
            <text:p>3517.jpg</text:p>
          </table:table-cell>
        </table:table-row>
        <table:table-row table:style-name="ro1">
          <table:table-cell office:value-type="string" calcext:value-type="string">
            <text:p>Ведьмины уроки (Witches Lessons)</text:p>
          </table:table-cell>
          <table:table-cell office:value-type="string" calcext:value-type="string">
            <text:p>История о ведьме и её ученице. Ведьма довольно строгий и местами жестокий педагог, да и ученица допускает нелепые ошибки. Сколько трудностей ещё предстоит вынести им обеим? И чем всё закончилось?\nИгра была разработана во время участия в гейм джеме по визуальным новеллам от Сообщества авторов игр «Индикатор».</text:p>
          </table:table-cell>
          <table:table-cell/>
          <table:table-cell office:value-type="string" calcext:value-type="string">
            <text:p>Менее 2 часов</text:p>
          </table:table-cell>
          <table:table-cell office:value-type="string" calcext:value-type="string">
            <text:p>gloomy_bones</text:p>
          </table:table-cell>
          <table:table-cell office:value-type="string" calcext:value-type="string">
            <text:p>{'Индикатор', 'фэнтези', 'Ведьмины уроки', 'Главный герой девушка', 'Повествование от первого лица', 'отечественный разработчик'}</text:p>
          </table:table-cell>
          <table:table-cell office:value-type="string" calcext:value-type="string">
            <text:p>drama,fantasy</text:p>
          </table:table-cell>
          <table:table-cell office:value-type="string" calcext:value-type="string">
            <text:p>https://gloomy-bones.itch.io/witcheslessons</text:p>
          </table:table-cell>
          <table:table-cell office:value-type="string" calcext:value-type="string">
            <text:p>3514.jpg</text:p>
          </table:table-cell>
        </table:table-row>
        <table:table-row table:style-name="ro1">
          <table:table-cell office:value-type="string" calcext:value-type="string">
            <text:p>Тень (Shadow)</text:p>
          </table:table-cell>
          <table:table-cell office:value-type="string" calcext:value-type="string">
            <text:p>Где-то волшебном лесу живут маленькие существа – светяшки. Но не только они.\nТенька, похожая на светяшек как две капли воды, но лишённая внутреннего света, давно мечтает стать такой же яркой.\nЕй это удастся, а вот к чему это преображение приведёт?\nУзнайте сами.\nИгра была разработана во время участия в гейм джеме по визуальным новеллам от Сообщества авторов игр «Индикатор».\nИграть только онлайн!</text:p>
          </table:table-cell>
          <table:table-cell/>
          <table:table-cell office:value-type="string" calcext:value-type="string">
            <text:p>Менее 2 часов</text:p>
          </table:table-cell>
          <table:table-cell office:value-type="string" calcext:value-type="string">
            <text:p>zliuchka</text:p>
          </table:table-cell>
          <table:table-cell office:value-type="string" calcext:value-type="string">
            <text:p>{'Главный герой девушка', 'Повествование от первого лица', 'тень', 'Индикатор', 'фэнтези', 'отечественный разработчик'}</text:p>
          </table:table-cell>
          <table:table-cell office:value-type="string" calcext:value-type="string">
            <text:p>drama,fantasy</text:p>
          </table:table-cell>
          <table:table-cell office:value-type="string" calcext:value-type="string">
            <text:p>https://zliuchka.itch.io/shadow</text:p>
          </table:table-cell>
          <table:table-cell office:value-type="string" calcext:value-type="string">
            <text:p>3513.jpg</text:p>
          </table:table-cell>
        </table:table-row>
        <table:table-row table:style-name="ro1">
          <table:table-cell office:value-type="string" calcext:value-type="string">
            <text:p>Семеро из Шинобазу. Глава 6: Таку Оя (Shinobazu Seven 06. Taku)</text:p>
          </table:table-cell>
          <table:table-cell office:value-type="string" calcext:value-type="string">
            <text:p>Романтическая молодёжная комедия в шести частях, созданная на основе сд-драм Amemakura от компании Hituzigumo. Каждая из них посвящена одному из шести красавцев, которые будут окружать главную героиню, а также событиям с ними связанными.\nШестой парень из компании, окружающей Нанако. Умный, надёжный друг детства, живущий в доме по соседству. Но какие секреты скрывает весёлый и интеллигентный юноша, помимо подработки, о которой уже вовсю ходят слухи в школе? Такой ли он милый или же у него есть другая, более тёмная сторона? И что, как он считает, ему простить нельзя?\n\nИгру стоит запускать на русской локали.\n\nГалерея открывается только после прохождения концовки.</text:p>
          </table:table-cell>
          <table:table-cell/>
          <table:table-cell office:value-type="string" calcext:value-type="string">
            <text:p>2-10 часов</text:p>
          </table:table-cell>
          <table:table-cell office:value-type="string" calcext:value-type="string">
            <text:p>hituzigumo</text:p>
          </table:table-cell>
          <table:table-cell office:value-type="string" calcext:value-type="string">
            <text:p>{'отомэ', 'Главный герой девушка', 'Повествование от первого лица', 'Иностранный разработчик'}</text:p>
          </table:table-cell>
          <table:table-cell office:value-type="string" calcext:value-type="string">
            <text:p>drama,comedy,romance,routine,adventure,school</text:p>
          </table:table-cell>
          <table:table-cell office:value-type="string" calcext:value-type="string">
            <text:p>https://drive.google.com/file/d/1aKOqnUHsE2U_Czb9U2B1dNz8NbRhc4Qj/view?usp=sharing</text:p>
          </table:table-cell>
          <table:table-cell office:value-type="string" calcext:value-type="string">
            <text:p>3511.png</text:p>
          </table:table-cell>
        </table:table-row>
        <table:table-row table:style-name="ro1">
          <table:table-cell office:value-type="string" calcext:value-type="string">
            <text:p>Моя милая героиня! (Watashi no Yuusha-chan ga!)</text:p>
          </table:table-cell>
          <table:table-cell office:value-type="string" calcext:value-type="string">
            <text:p>Героиня добралась до замка, чтобы сразиться с Королем демонов, но...</text:p>
          </table:table-cell>
          <table:table-cell/>
          <table:table-cell office:value-type="string" calcext:value-type="string">
            <text:p>Менее 2 часов</text:p>
          </table:table-cell>
          <table:table-cell office:value-type="string" calcext:value-type="string">
            <text:p>babycast</text:p>
          </table:table-cell>
          <table:table-cell office:value-type="string" calcext:value-type="string">
            <text:p>{'русский'}</text:p>
          </table:table-cell>
          <table:table-cell office:value-type="string" calcext:value-type="string">
            <text:p>comedy,romance,parody,adventure,fantasy</text:p>
          </table:table-cell>
          <table:table-cell office:value-type="string" calcext:value-type="string">
            <text:p>https://disk.yandex.ru/d/7LohOTBK7Jxv6A</text:p>
          </table:table-cell>
          <table:table-cell office:value-type="string" calcext:value-type="string">
            <text:p>3510.jpg</text:p>
          </table:table-cell>
        </table:table-row>
        <table:table-row table:style-name="ro1">
          <table:table-cell office:value-type="string" calcext:value-type="string">
            <text:p>Смерть не ошибается (Death doesn't make mistakes)</text:p>
          </table:table-cell>
          <table:table-cell office:value-type="string" calcext:value-type="string">
            <text:p>Игра о боге смерти в японской мифологии который прибыл в деревню, поражённую болезнью. И чем больше он узнает о местных жителях, тем больше понимают насколько люди отличаются друг от друга. Некоторые из них подвластны алчности, другие заботливы, бескорыстны. Кто-то думает что любовь можно купить, а есть такие кто ценит любовь дороже жизни.\nПроект был разработан командой людей, не работавших вместе прежде. В нашей игре вы вместе с странствующим самураем Шинджи раскроете мистическую тайну небольшой японской деревушки, на которой лежит древнее проклятие. Однако чем закончится эта история, зависит лишь от вас!\nНаши художники создали уникальных персонажей и завораживающие фоны, а над атмосферой и погружением не покладая рук трудились наши музыканты!\nПриглашаем вас вместе с нами погрузиться в это короткое, но захватывающее приключение! Хорошей игры!\nИгра была разработана во время участия в гейм-джеме по визуальным новеллам от Сообщества авторов игр «Индикатор».\nИграть только онлайн!</text:p>
          </table:table-cell>
          <table:table-cell/>
          <table:table-cell office:value-type="string" calcext:value-type="string">
            <text:p>Менее 2 часов</text:p>
          </table:table-cell>
          <table:table-cell office:value-type="string" calcext:value-type="string">
            <text:p>kelebdor</text:p>
          </table:table-cell>
          <table:table-cell office:value-type="string" calcext:value-type="string">
            <text:p>{'Повествование от первого лица', 'Индикатор', 'Смерть не ошибается', 'Главный герой парень', 'отечественный разработчик'}</text:p>
          </table:table-cell>
          <table:table-cell office:value-type="string" calcext:value-type="string">
            <text:p>drama,mystic</text:p>
          </table:table-cell>
          <table:table-cell office:value-type="string" calcext:value-type="string">
            <text:p>https://kelebdor.itch.io/53</text:p>
          </table:table-cell>
          <table:table-cell office:value-type="string" calcext:value-type="string">
            <text:p>3509.jpg</text:p>
          </table:table-cell>
        </table:table-row>
        <table:table-row table:style-name="ro1">
          <table:table-cell office:value-type="string" calcext:value-type="string">
            <text:p>Ну не может моя сестрёнка быть такой милой (Ore no Imouto ga Konna ni Kawaii Wake ga Nai / 俺の妹がこんなに可愛いわけがない / My Little Sister Can't Be This Cute)</text:p>
          </table:table-cell>
          <table:table-cell office:value-type="string" calcext:value-type="string">
            <text:p>Первый сезон может быть и закончился, но история OreImo только начинается! Теперь вы сможете управлять судьбой Кёске. Какими будут взаимоотношения с милыми девушками, что вас окружают и с вашей младшей сестрой-отаку, зависит только от вас. В игре присутствует более чем 20 разных концовок, десятки CG, а также увлекательные Two Shot Dialog в которых присутствует графическая "O.I.U" система, или же "Ore no Imouto ga konnani Ugoku wake ga nai" система ("Ну не может моя младшая сестрёнка так двигаться!"). Эта система является 2D анимацией в реальном времени, которая будет реагировать, на ваши выборы в диалогах. Воплотите свои желания с любимыми персонажами из OreImo, в этой "а что будет, если..." игре.\n\n\n\n\n\n\n\n\n\n\n\n\n\n\n\n\n\n\n\n\n\n\n\nЧтобы открыть комментарий №2 к CG в галерее нужно:\n1. Скачать сохранения игры 2011 года, ссылка: Яндекс.Диск\n2. Перенести их в "(папка с эмулятором)\PSP\SAVEDATA".\n3. Нажать в игре "импорт сохранений" и импортировать их.\nКарта прохождения: Тут</text:p>
          </table:table-cell>
          <table:table-cell/>
          <table:table-cell office:value-type="string" calcext:value-type="string">
            <text:p>10-30 часов</text:p>
          </table:table-cell>
          <table:table-cell office:value-type="string" calcext:value-type="string">
            <text:p>bandai_namco_entertainment_inc._&amp;_guyzware</text:p>
          </table:table-cell>
          <table:table-cell office:value-type="string" calcext:value-type="string">
            <text:p>{'Русский'}</text:p>
          </table:table-cell>
          <table:table-cell office:value-type="string" calcext:value-type="string">
            <text:p>comedy,romance,routine,school</text:p>
          </table:table-cell>
          <table:table-cell office:value-type="string" calcext:value-type="string">
            <text:p>https://drive.google.com/uc?id=1xVBvV43SF7X3r2FNqASIGoR95zKms3My&amp;export=download</text:p>
          </table:table-cell>
          <table:table-cell office:value-type="string" calcext:value-type="string">
            <text:p>3506.jpg</text:p>
          </table:table-cell>
        </table:table-row>
        <table:table-row table:style-name="ro1">
          <table:table-cell office:value-type="string" calcext:value-type="string">
            <text:p>Юная Революционерка Утэна: Повесть о Будущей Революции (少女革命ウテナ いつか革命される物語 / Shoujo Kakumei Utena ~Itsuka Kakumeisareru Monogatari~ / Four Days in Ohtori, Revolutionary Girl Utena)</text:p>
          </table:table-cell>
          <table:table-cell office:value-type="string" calcext:value-type="string">
            <text:p>Вы - новая ученица в академии Отори. У ваших родителей с ней связаны тёплые воспоминания, поэтому когда им предложили перевести дочь в академию, они немедленно согласились. Но было ли это такой уж хорошей идеей?..\nВремя действия - между 8 и 9 серией тв-сериала. Игра полностью озвучена.</text:p>
          </table:table-cell>
          <table:table-cell/>
          <table:table-cell office:value-type="string" calcext:value-type="string">
            <text:p>10-30 часов</text:p>
          </table:table-cell>
          <table:table-cell office:value-type="string" calcext:value-type="string">
            <text:p>sega</text:p>
          </table:table-cell>
          <table:table-cell office:value-type="string" calcext:value-type="string">
            <text:p>{'Русский'}</text:p>
          </table:table-cell>
          <table:table-cell office:value-type="string" calcext:value-type="string">
            <text:p>romance,routine,school</text:p>
          </table:table-cell>
          <table:table-cell office:value-type="string" calcext:value-type="string">
            <text:p>http://utena.su/assets/files/materials/game/Utena_Sega1.iso</text:p>
          </table:table-cell>
          <table:table-cell office:value-type="string" calcext:value-type="string">
            <text:p>3504.jpg</text:p>
          </table:table-cell>
        </table:table-row>
        <table:table-row table:style-name="ro1">
          <table:table-cell office:value-type="string" calcext:value-type="string">
            <text:p>Play Dead!</text:p>
          </table:table-cell>
          <table:table-cell office:value-type="string" calcext:value-type="string">
            <text:p>Play Dead! - это визуальная новелла о музыкальной группе, их сломанном фургоне, заброшенном доме, и удивительно живой мёртвой собаке.\nЭто кинетическая новелла, поэтому здесь нет вариантов развития сюжета или альтернативных концовок. Просто возьмите чего-нибудь вкусненького, сядьте поудобнее и наслаждайтесь историей.\nНовелла содержит элементы хоррора и комедии, но в основном она не намного страшнее обычной серии "Скуби-Ду". В основном.\n\nОсобенности:\n- Десятки уникальных, нарисованных от руки спрайтов и фонов\n- Озвучка персонажей\n- Эпизодическая история, выпускаемая небольшими главами\n- 4 (четыре) глупых музыканта\n- Заражённый\n- Один очень хороший мальчик (призрак)</text:p>
          </table:table-cell>
          <table:table-cell/>
          <table:table-cell office:value-type="string" calcext:value-type="string">
            <text:p>Менее 2 часов</text:p>
          </table:table-cell>
          <table:table-cell office:value-type="string" calcext:value-type="string">
            <text:p>hazu</text:p>
          </table:table-cell>
          <table:table-cell office:value-type="string" calcext:value-type="string">
            <text:p>{'Русский'}</text:p>
          </table:table-cell>
          <table:table-cell office:value-type="string" calcext:value-type="string">
            <text:p>comedy,horror,mystic,adventure</text:p>
          </table:table-cell>
          <table:table-cell office:value-type="string" calcext:value-type="string">
            <text:p>https://drive.google.com/file/d/1JdKMOM1ZHCl9xi7g1Bu9vMBu7bW_UFxL/view?usp=sharing</text:p>
          </table:table-cell>
          <table:table-cell office:value-type="string" calcext:value-type="string">
            <text:p>3499.jpg</text:p>
          </table:table-cell>
        </table:table-row>
        <table:table-row table:style-name="ro1">
          <table:table-cell office:value-type="string" calcext:value-type="string">
            <text:p>Терапия с доктором Альбертом Крюгером (Therapy with Dr. Albert Krueger)</text:p>
          </table:table-cell>
          <table:table-cell office:value-type="string" calcext:value-type="string">
            <text:p>Therapy with Dr. Albert Krueger - необычная интерактивная игра, в которой вы попадаете на прием к злому гению-психотерапевту Доктору Крюгеру.\nВаша работа утомила вас больше, чем обычно? Настроение непонятное и непростое? Вы теряете уверенность перед тем, как с кем-нибудь заговорить? Тогда, похоже, вам нужна наша недавно запатентованная Терапия мечты!\nГениальный доктор Крюгер снова в деле с его новейшими революционными терапевтическими сеансами. Позвольте новому лечению Крюгера справиться с самыми тяжелыми случаями психических расстройств и страхов в нашем постоянно меняющемся повседневном мире. Гениальность заключается не только в потрясающих методах Крюгера как терапевта, но и в том, что он называет "терапией сновидений", сочетающей революционные нейронные технологии с его строгими принципами терапии. Чего же вы ждете? Запишитесь на терапию сегодня!</text:p>
          </table:table-cell>
          <table:table-cell/>
          <table:table-cell office:value-type="string" calcext:value-type="string">
            <text:p>Менее 2 часов</text:p>
          </table:table-cell>
          <table:table-cell office:value-type="string" calcext:value-type="string">
            <text:p>dino999z</text:p>
          </table:table-cell>
          <table:table-cell office:value-type="string" calcext:value-type="string">
            <text:p>{'Повествование от первого лица', 'Иностранный разработчик'}</text:p>
          </table:table-cell>
          <table:table-cell office:value-type="string" calcext:value-type="string">
            <text:p>comedy,horror</text:p>
          </table:table-cell>
          <table:table-cell office:value-type="string" calcext:value-type="string">
            <text:p>https://drive.google.com/file/d/1o5oYHCkzzU9KNhsioOVrBR163e970Y0o/view?usp=sharing</text:p>
          </table:table-cell>
          <table:table-cell office:value-type="string" calcext:value-type="string">
            <text:p>3498.png</text:p>
          </table:table-cell>
        </table:table-row>
        <table:table-row table:style-name="ro1">
          <table:table-cell office:value-type="string" calcext:value-type="string">
            <text:p>Не по сценарию (Unscripted)</text:p>
          </table:table-cell>
          <table:table-cell office:value-type="string" calcext:value-type="string">
            <text:p>Осуществите свою мечту разработчика в Каталина-Сити! Пройдите путь разработчика программного обеспечения, стремящегося опубликовать свою видеоигру в престижной аркаде PackStore, и начните новую жизнь в Каталина-Сити, городе разработчиков. Встретьтесь с близкими друзьями, как Зен'но, познакомьтесь с новыми коллегами, такими как Каторин, разработчица, которой нравится язык Kotlin, и возможно новыми соперниками, такими как Кристина, загадочная разработчица на Python.\nФункции:\n(／_^)／　　●　＼(^_＼) Расширенная интеграция с присутствием Discord с каждой главой* (по умолчанию включена).\n(／_^)／　　●　＼(^_＼) Персонализированные руты на основе выбора и карт-историй (четыре базовых рута).\n(／_^)／　　●　＼(^_＼) Окружающие звуки и поддержка для выделения звуковых эффектов и атмосферы во время музыки.\n(／_^)／　　●　＼(^_＼) Возможность переключения на шрифт Lexend для повышения читабельности.\n(／_^)／　　●　＼(^_＼) Мини-игра-головоломка с расширенной поддержкой скриптов.\n(／_^)／　　●　＼(^_＼) Расширенные уведомления и реалистичный рабочий стол через AliceOS.\nПеревод с английского на русский описания сюжета данной визуальной новеллы сделал: Edgus\nВнимание 1: Android-юзеры, возможно, вы сочтёте нужным включить Плавающий режим в опциях своей клавиатуры: нажми на меня!\nВнимание 2: переведённая версия игры была, есть и будет бесплатной, но если вам понравилась эта игра, обязательно поддержите её разработчика, купив игру в Steam или\nitch.io</text:p>
          </table:table-cell>
          <table:table-cell/>
          <table:table-cell office:value-type="string" calcext:value-type="string">
            <text:p>Менее 2 часов</text:p>
          </table:table-cell>
          <table:table-cell office:value-type="string" calcext:value-type="string">
            <text:p>marquis_kurt</text:p>
          </table:table-cell>
          <table:table-cell office:value-type="string" calcext:value-type="string">
            <text:p>{'Русский'}</text:p>
          </table:table-cell>
          <table:table-cell office:value-type="string" calcext:value-type="string">
            <text:p>routine</text:p>
          </table:table-cell>
          <table:table-cell office:value-type="string" calcext:value-type="string">
            <text:p>https://drive.google.com/file/d/1Fv-1g1hXEtmBvwe7cts8llLtcBSV4L66/view</text:p>
          </table:table-cell>
          <table:table-cell office:value-type="string" calcext:value-type="string">
            <text:p>3497.png</text:p>
          </table:table-cell>
        </table:table-row>
        <table:table-row table:style-name="ro1">
          <table:table-cell office:value-type="string" calcext:value-type="string">
            <text:p>Danganronpa 2: Прощай, Академия Отчаяния (Danganronpa 2: Goodbye Despair / Super Dangan Ronpa 2: Sayonara Zetsubou Gakuen)</text:p>
          </table:table-cell>
          <table:table-cell office:value-type="string" calcext:value-type="string">
            <text:p>Продолжение игры Danganronpa: Trigger Happy Havoc\n\nНекогда остров Бармаглот был популярен среди туристов, но теперь он заброшен, при этом оставаясь на удивление ухоженным. Очаровательная учительница привезла вас и ваших одноклассников из элитной академии «Пик Надежды» сюда на «романтическую школьную экскурсию». Кажется, всем весело на солнце... Но тут возвращается Монокума и вновь начинает убийственную игру! С острова не выбраться, ученикам приходится убивать друг друга, и единственная надежда на спасение — раскрыть все тайны острова. Но помните, что истина тоже может повергнуть в отчаяние...</text:p>
          </table:table-cell>
          <table:table-cell/>
          <table:table-cell office:value-type="string" calcext:value-type="string">
            <text:p>30-50 часов</text:p>
          </table:table-cell>
          <table:table-cell office:value-type="string" calcext:value-type="string">
            <text:p>spike_chunsoft</text:p>
          </table:table-cell>
          <table:table-cell office:value-type="string" calcext:value-type="string">
            <text:p>{'DanganRonpaSpike', 'Иностранный разработчик', 'Повествование от первого лица', 'Несколько главных героев'}</text:p>
          </table:table-cell>
          <table:table-cell office:value-type="string" calcext:value-type="string">
            <text:p>drama,action,detective,triller</text:p>
          </table:table-cell>
          <table:table-cell office:value-type="string" calcext:value-type="string">
            <text:p>https://drive.google.com/file/d/11t1ffJ27pxspS-oL9t-quTAt0606hFcG/view?usp=sharing</text:p>
          </table:table-cell>
          <table:table-cell office:value-type="string" calcext:value-type="string">
            <text:p>3496.png</text:p>
          </table:table-cell>
        </table:table-row>
        <table:table-row table:style-name="ro1">
          <table:table-cell office:value-type="string" calcext:value-type="string">
            <text:p>Appetite Amor</text:p>
          </table:table-cell>
          <table:table-cell office:value-type="string" calcext:value-type="string">
            <text:p>Главная героиня по имени Фианна — воин-авантюрист.\nОна прекрасно владеет своим двуручным мечом\nи обожает вкусно поесть.\nОдним прекрасным днём сама судьба привела её в кафе "Amor",\nгде она встретила потустороннего (в прямом смысле) повара Леона.\nВот так и начались её новые приключения...\n\nЗабавная и милая новелла с легко смущающимся любовным интересом ^w^\nТри концовки\nВолшебные вкусности\nДлительность игры - около 30 минут</text:p>
          </table:table-cell>
          <table:table-cell/>
          <table:table-cell office:value-type="string" calcext:value-type="string">
            <text:p>Менее 2 часов</text:p>
          </table:table-cell>
          <table:table-cell office:value-type="string" calcext:value-type="string">
            <text:p>akua</text:p>
          </table:table-cell>
          <table:table-cell office:value-type="string" calcext:value-type="string">
            <text:p>{'Русский'}</text:p>
          </table:table-cell>
          <table:table-cell office:value-type="string" calcext:value-type="string">
            <text:p>comedy,romance,fantasy</text:p>
          </table:table-cell>
          <table:table-cell office:value-type="string" calcext:value-type="string">
            <text:p>https://drive.google.com/file/d/1vGZ8IdjAkY3vSfDkj8qZj5jFvcklnzGt/view?usp=sharing</text:p>
          </table:table-cell>
          <table:table-cell office:value-type="string" calcext:value-type="string">
            <text:p>3488.jpg</text:p>
          </table:table-cell>
        </table:table-row>
        <table:table-row table:style-name="ro1">
          <table:table-cell office:value-type="string" calcext:value-type="string">
            <text:p>Дикарь: история Рана (Wilder: Ran`s Story)</text:p>
          </table:table-cell>
          <table:table-cell office:value-type="string" calcext:value-type="string">
            <text:p>ИСТОРИЯ БАХАДУРА\n\nОБ ИГРЕ\n"Не глупи, дитя, ибо чудовище, закованное в цепи, всё равно остаётся чудовищем"\n\nВ мире, где джинны - рабы, а люди - их хозяева, смогут ли две души, тянущиеся друг к другу с противоположных сторон пропасти, обрести счастье? Или свободу?\n\nРан скитался по пустыне, пока его не поймали и не доставили в человеческий город, чтобы он начал новую жизнь в качестве раба. Он чрезвычайно ценен, будучи джинном-альбиносом, но также и чрезвычайно опасен.\n\nВы - племянница знатного вельможи и ведете замкнутый образ жизни. И за всё своё существование вы не ставили под сомнение местные законы и то, как всё устроено.\n\nПришло время это изменить.\n\nОСОБЕННОСТИ\n• Возможность дать имя главной героине\n• Сотни вариантов выбора\n• Две концовки\n• Роман, нарушающий все правила\n\nИгра содержит сцены насилия, нецензурные выражения, сцены сексуального характера и небольшие упоминания физического и сексуального насилия. Игроку рекомендуется соблюдать осторожность.\n\nВнутри игры можно изменить то, как будут описаны сексуальные сцены - подробно или неподробно.</text:p>
          </table:table-cell>
          <table:table-cell/>
          <table:table-cell office:value-type="string" calcext:value-type="string">
            <text:p>2-10 часов</text:p>
          </table:table-cell>
          <table:table-cell office:value-type="string" calcext:value-type="string">
            <text:p>sonnet009games</text:p>
          </table:table-cell>
          <table:table-cell office:value-type="string" calcext:value-type="string">
            <text:p>{'Русский'}</text:p>
          </table:table-cell>
          <table:table-cell office:value-type="string" calcext:value-type="string">
            <text:p>drama,romance,adventure,fantasy,triller</text:p>
          </table:table-cell>
          <table:table-cell office:value-type="string" calcext:value-type="string">
            <text:p>https://drive.google.com/file/d/1k5ygpiNNWJtROQrkK_6LmQHa0Z32T5gd/view?usp=sharing</text:p>
          </table:table-cell>
          <table:table-cell office:value-type="string" calcext:value-type="string">
            <text:p>3484.jpg</text:p>
          </table:table-cell>
        </table:table-row>
        <table:table-row table:style-name="ro1">
          <table:table-cell office:value-type="string" calcext:value-type="string">
            <text:p>Another Lost Phone: Laura's Story</text:p>
          </table:table-cell>
          <table:table-cell office:value-type="string" calcext:value-type="string">
            <text:p>Взято с сайта 4PDA. https://4pda.to/forum/index.php?showtopic=844957\n\nИгра - приключенческая головоломка, в которой необходимо исследовать чей-то смартфон, случайно найденный где-то на улице. Изучайте сообщения, фотографии, электронные письма, и другие приложения, чтобы установить личность таинственной хозяйки смартфона. Кто же она и куда вдруг исчезла?..\n\nОсобенности русской версии:\n- Добавлен русификатор текста\n- Изменён формат календаря для ru-RU\n- Европейский формат времени и даты по умолчанию\n\nПервая часть: https://anivisual.net/stuff/3-1-0-3415</text:p>
          </table:table-cell>
          <table:table-cell/>
          <table:table-cell office:value-type="string" calcext:value-type="string">
            <text:p>Менее 2 часов</text:p>
          </table:table-cell>
          <table:table-cell office:value-type="string" calcext:value-type="string">
            <text:p>accidental_queens</text:p>
          </table:table-cell>
          <table:table-cell office:value-type="string" calcext:value-type="string">
            <text:p>{'Русский'}</text:p>
          </table:table-cell>
          <table:table-cell office:value-type="string" calcext:value-type="string">
            <text:p>drama,romance,detective,routine</text:p>
          </table:table-cell>
          <table:table-cell office:value-type="string" calcext:value-type="string">
            <text:p>https://drive.google.com/file/d/1ys2kOCcRAO9pi8zgtM4wvJcRpDtsodT4/view?usp=sharing</text:p>
          </table:table-cell>
          <table:table-cell office:value-type="string" calcext:value-type="string">
            <text:p>3481.jpg</text:p>
          </table:table-cell>
        </table:table-row>
        <table:table-row table:style-name="ro1">
          <table:table-cell office:value-type="string" calcext:value-type="string">
            <text:p>Куб Мнемозины (Mnemosyne`s Cube)</text:p>
          </table:table-cell>
          <table:table-cell office:value-type="string" calcext:value-type="string">
            <text:p>Мое имя осталось за белыми стенами. Вместо него, у меня есть десятки вопросов. Я бреду наобум, хотя, казалось бы, она ведет меня. Я не чувствую себя в безопасности. 24 часа… Все станет на свои места.</text:p>
          </table:table-cell>
          <table:table-cell/>
          <table:table-cell office:value-type="string" calcext:value-type="string">
            <text:p>Менее 2 часов</text:p>
          </table:table-cell>
          <table:table-cell office:value-type="string" calcext:value-type="string">
            <text:p>muzutaru</text:p>
          </table:table-cell>
          <table:table-cell office:value-type="string" calcext:value-type="string">
            <text:p>{'Главный герой девушка', 'драма', 'научная фантастика', 'Повествование от первого лица', 'приключения', 'отечественный разработчик'}</text:p>
          </table:table-cell>
          <table:table-cell office:value-type="string" calcext:value-type="string">
            <text:p>drama,science_fiction,adventure</text:p>
          </table:table-cell>
          <table:table-cell office:value-type="string" calcext:value-type="string">
            <text:p>https://drive.google.com/file/d/16tZ-Jd0EykLtM6p9Jiksmn1K657irA-z/view?usp=sharing</text:p>
          </table:table-cell>
          <table:table-cell office:value-type="string" calcext:value-type="string">
            <text:p>3480.png</text:p>
          </table:table-cell>
        </table:table-row>
        <table:table-row table:style-name="ro1">
          <table:table-cell office:value-type="string" calcext:value-type="string">
            <text:p>Семеро из Шинобазу. Глава 5: Гэнки Тоносава (Shinobazu Seven 05. Genki)</text:p>
          </table:table-cell>
          <table:table-cell office:value-type="string" calcext:value-type="string">
            <text:p>Романтическая молодёжная комедия в шести частях, созданная на основе сд-драм Amemakura от компании Hituzigumo. Каждая из них посвящена одному из шести красавцев, которые будут окружать главную героиню, а также событиям с ними связанными.\n\nИгру стоит запускать на русской локали.\n\nГалерея открывается только после прохождения концовки.</text:p>
          </table:table-cell>
          <table:table-cell/>
          <table:table-cell office:value-type="string" calcext:value-type="string">
            <text:p>2-10 часов</text:p>
          </table:table-cell>
          <table:table-cell office:value-type="string" calcext:value-type="string">
            <text:p>hituzigumo</text:p>
          </table:table-cell>
          <table:table-cell office:value-type="string" calcext:value-type="string">
            <text:p>{'Главный герой девушка', 'Иностранный разработчик', 'Повествование от первого лица', 'отомэ'}</text:p>
          </table:table-cell>
          <table:table-cell office:value-type="string" calcext:value-type="string">
            <text:p>drama,comedy,romance,routine,adventure,school</text:p>
          </table:table-cell>
          <table:table-cell office:value-type="string" calcext:value-type="string">
            <text:p>https://drive.google.com/file/d/1Nrf5cLAhH5xEsLuVybDwNBiR709lH0eQ/view?usp=sharing</text:p>
          </table:table-cell>
          <table:table-cell office:value-type="string" calcext:value-type="string">
            <text:p>3479.png</text:p>
          </table:table-cell>
        </table:table-row>
        <table:table-row table:style-name="ro1">
          <table:table-cell office:value-type="string" calcext:value-type="string">
            <text:p>Нет, я не Байрон</text:p>
          </table:table-cell>
          <table:table-cell office:value-type="string" calcext:value-type="string">
            <text:p>Что кроется за трудами великого писателя и поэта? Пора копнуть немного глубже и открыть новую книгу - книгу детства М.Ю.Лермонтова. Детские переживания, увлечения, друзья и первая влюбленность! Всё это гораздо интереснее, чем кажется!</text:p>
          </table:table-cell>
          <table:table-cell/>
          <table:table-cell office:value-type="string" calcext:value-type="string">
            <text:p>Менее 2 часов</text:p>
          </table:table-cell>
          <table:table-cell office:value-type="string" calcext:value-type="string">
            <text:p>kondrashor_dartlana</text:p>
          </table:table-cell>
          <table:table-cell office:value-type="string" calcext:value-type="string">
            <text:p>{'Повествование от третьего лица', 'отечественный разработчик'}</text:p>
          </table:table-cell>
          <table:table-cell office:value-type="string" calcext:value-type="string">
            <text:p>drama,romance,adventure</text:p>
          </table:table-cell>
          <table:table-cell office:value-type="string" calcext:value-type="string">
            <text:p>https://drive.google.com/file/d/11tYRFs-_95ielE6bqHusCBsujUx407GJ/view?usp=sharing</text:p>
          </table:table-cell>
          <table:table-cell office:value-type="string" calcext:value-type="string">
            <text:p>3476.png</text:p>
          </table:table-cell>
        </table:table-row>
        <table:table-row table:style-name="ro1">
          <table:table-cell office:value-type="string" calcext:value-type="string">
            <text:p>Young Hearts</text:p>
          </table:table-cell>
          <table:table-cell office:value-type="string" calcext:value-type="string">
            <text:p>«Пятнадцать лет — золотое время для подростков, время впервые признаваться в любви, делать глупости, о которых в будущем пожалеешь. Первая сигарета, первый поцелуй, побег из дома в поисках лучшей жизни. Два друга нашего главного героя Максима — Саша и Крис, — ребята из третьего случая. Макс ещё долго жалел о том, что сам посадил их на поезд в неизвестность.\n\nСпустя три года их след окончательно теряется в далёком южном городке, куда дуэт держал свой путь и куда прибыл в их поисках Макс. Тоскуя по товарищам, он, казалось, ненадолго находит спокойствие в компании своего местного приятеля Алекса и его друзей – таких же подростков, как и главный герой. Скоро он узнал, что каждый из них, как и он сам, всё ещё не помирился со своими прошлыми сожалениями. Вероятно, это их судьба – вместе раз и навсегда повзрослеть, закончить эту погоню за призраками».\n\nРелиз мая 2021 года включает в себя 2 эпизода: вступительный – «Погоню за призраками», и рут Форте – «Юность-молодость за северными снегами».</text:p>
          </table:table-cell>
          <table:table-cell/>
          <table:table-cell office:value-type="string" calcext:value-type="string">
            <text:p>2-10 часов</text:p>
          </table:table-cell>
          <table:table-cell office:value-type="string" calcext:value-type="string">
            <text:p>sky_seekers_studio</text:p>
          </table:table-cell>
          <table:table-cell office:value-type="string" calcext:value-type="string">
            <text:p>{''}</text:p>
          </table:table-cell>
          <table:table-cell office:value-type="string" calcext:value-type="string">
            <text:p>drama,romance,routine,adventure,school</text:p>
          </table:table-cell>
          <table:table-cell office:value-type="string" calcext:value-type="string">
            <text:p>https://vk.cc/c1Sotq</text:p>
          </table:table-cell>
          <table:table-cell office:value-type="string" calcext:value-type="string">
            <text:p>3473.png</text:p>
          </table:table-cell>
        </table:table-row>
        <table:table-row table:style-name="ro1">
          <table:table-cell office:value-type="string" calcext:value-type="string">
            <text:p>Неоэроге (Квест по Бесконечному Лету) (Neoeroge)</text:p>
          </table:table-cell>
          <table:table-cell office:value-type="string" calcext:value-type="string">
            <text:p>Неоэроге - текстовая игра на QSP по известной отечественной визуальной новелле "Бесконечное Лето". В отличии от оригинала, данная версия создана фанатами и здесь нет графики. Обычный текст и выборы. Неоэроге продолжает сюжетную линию демо версии 2009 года. Как фанатам данной вселенной, рекомендуется к прочтению!\n\nЧтобы запустить игру, в меню QSP загрузите файл "eroge.qsp" для работы квеста.</text:p>
          </table:table-cell>
          <table:table-cell/>
          <table:table-cell office:value-type="string" calcext:value-type="string">
            <text:p>Менее 2 часов</text:p>
          </table:table-cell>
          <table:table-cell office:value-type="string" calcext:value-type="string">
            <text:p>anonimy</text:p>
          </table:table-cell>
          <table:table-cell office:value-type="string" calcext:value-type="string">
            <text:p>{''}</text:p>
          </table:table-cell>
          <table:table-cell office:value-type="string" calcext:value-type="string">
            <text:p>comedy,romance,routine,adventure,fiction</text:p>
          </table:table-cell>
          <table:table-cell office:value-type="string" calcext:value-type="string">
            <text:p>https://drive.google.com/file/d/1T7iK2ziWxl6HHUWQ67cZKRyV_m6vRkkJ/view?usp=sharing</text:p>
          </table:table-cell>
          <table:table-cell office:value-type="string" calcext:value-type="string">
            <text:p>3467.png</text:p>
          </table:table-cell>
        </table:table-row>
        <table:table-row table:style-name="ro1">
          <table:table-cell office:value-type="string" calcext:value-type="string">
            <text:p>Touhou Project: The Legacy of Lunatic Omsk</text:p>
          </table:table-cell>
          <table:table-cell office:value-type="string" calcext:value-type="string">
            <text:p>Хочу познакомить вас с одной небольшой новеллой по Touhou Project, серии шмап-игр: "The Legacy of Lunatic Omsk". Сюжет данной новеллы основан на событиях 15-ой части игры, однако, вселенная имеет место в России примерно в 2005 году.\nНичего страшного, если вы не знакомы с тохо - даже так будет ясно, что происходит в новелле.\n\nВы - Мариса Кирисаме, одна из обитателей Генсокийска, города, скрытым за барьером от внешнего мира.\nЕго населяют как люди, так и всякие сущности вроде богов, призраков и ёкаев. Однажды город заполняют чужаки - лунные кролики, по совместительству омские. Мариса отправляется искать причину их вторжения с одним из других трёх персонажей: с Рейму Хакурей, унылой продавщицей "Красного и Белого" и по совместительству подруги детства, с Рейсен Удонгейн Инабой, пациентом местной психбольницы, или с Санае Кочией, маленькой школьной хулиганкой.\n\nКаждый рут, определяемый игроком в начале, раскроет персонажей с разных сторон. Один рут дополняет другой, и даже плохие концовки могут таить в себе нечто любопытное. Всего их - 13. Новелла читается примерно за полтора часа, однако, раз все 3 рута связаны, полное прохождение обойдётся во все 4.\n\nВнимание: в новелле присутствует ненормативная лексика, а идея абсурдна сама по себе, и новелла к серьёзному восприятию не рекомендуется. TLoLO не несёт в себе пропаганды чего либо и не несёт цели кого-то оскорбить.</text:p>
          </table:table-cell>
          <table:table-cell/>
          <table:table-cell office:value-type="string" calcext:value-type="string">
            <text:p>Менее 2 часов</text:p>
          </table:table-cell>
          <table:table-cell office:value-type="string" calcext:value-type="string">
            <text:p>gothic_practice</text:p>
          </table:table-cell>
          <table:table-cell office:value-type="string" calcext:value-type="string">
            <text:p>{'отечественный разработчик', 'Повествование от первого лица', 'Главный герой девушка', 'TLoLO', '2000-е', 'Touhou Project'}</text:p>
          </table:table-cell>
          <table:table-cell office:value-type="string" calcext:value-type="string">
            <text:p>comedy,action,routine,adventure,fiction</text:p>
          </table:table-cell>
          <table:table-cell office:value-type="string" calcext:value-type="string">
            <text:p>https://drive.google.com/file/d/1_RTpai4HwKOvP4JUoT_xlXRPvaM94B8b/view?usp=sharing</text:p>
          </table:table-cell>
          <table:table-cell office:value-type="string" calcext:value-type="string">
            <text:p>3462.jpg</text:p>
          </table:table-cell>
        </table:table-row>
        <table:table-row table:style-name="ro1">
          <table:table-cell office:value-type="string" calcext:value-type="string">
            <text:p>Тайна, скрытая в тумане (A Mystery Hidden in The Fog)</text:p>
          </table:table-cell>
          <table:table-cell office:value-type="string" calcext:value-type="string">
            <text:p>Каждая тайна многогранна. Ничто не истинно, ничто не ложно. Одна деревушка, окутанная туманом, хранит в себе секреты, способные повлиять на жизни многих людей. Что вы выберете? Любое ли решение приведёт к ошибкам? Или только ошибившись можно начать все с чистого листа?\nИгра была разработана во время участия в гейм джеме по визуальным новеллам от Сообщества авторов игр «Индикатор».</text:p>
          </table:table-cell>
          <table:table-cell/>
          <table:table-cell office:value-type="string" calcext:value-type="string">
            <text:p>Менее 2 часов</text:p>
          </table:table-cell>
          <table:table-cell office:value-type="string" calcext:value-type="string">
            <text:p>undeadlk</text:p>
          </table:table-cell>
          <table:table-cell office:value-type="string" calcext:value-type="string">
            <text:p>{'Тайна скрытая в тумане', 'отечественный разработчик', 'Повествование от первого лица', 'Главный герой парень', 'Индикатор'}</text:p>
          </table:table-cell>
          <table:table-cell office:value-type="string" calcext:value-type="string">
            <text:p>drama,mystic</text:p>
          </table:table-cell>
          <table:table-cell office:value-type="string" calcext:value-type="string">
            <text:p>https://undead-lk.itch.io/mysteryhiddeninthefog</text:p>
          </table:table-cell>
          <table:table-cell office:value-type="string" calcext:value-type="string">
            <text:p>3457.jpg</text:p>
          </table:table-cell>
        </table:table-row>
        <table:table-row table:style-name="ro1">
          <table:table-cell office:value-type="string" calcext:value-type="string">
            <text:p>Триклиний (Triclinium)</text:p>
          </table:table-cell>
          <table:table-cell office:value-type="string" calcext:value-type="string">
            <text:p>В большом космосе ты вряд ли останешься один... Страшно? А вот и нет! Главное, чтобы было что поесть!\nИгра была разработана во время участия в гейм джеме по визуальным новеллам от Сообщества авторов игр «Индикатор».</text:p>
          </table:table-cell>
          <table:table-cell/>
          <table:table-cell office:value-type="string" calcext:value-type="string">
            <text:p>Менее 2 часов</text:p>
          </table:table-cell>
          <table:table-cell office:value-type="string" calcext:value-type="string">
            <text:p>supergalactic_gamedev</text:p>
          </table:table-cell>
          <table:table-cell office:value-type="string" calcext:value-type="string">
            <text:p>{'Триклиний', 'отечественный разработчик', 'Повествование от пер', 'Индикатор', 'Главный герой девушка', 'Космическая опера'}</text:p>
          </table:table-cell>
          <table:table-cell office:value-type="string" calcext:value-type="string">
            <text:p>comedy,adventure,fiction</text:p>
          </table:table-cell>
          <table:table-cell office:value-type="string" calcext:value-type="string">
            <text:p>https://supergalacticgamedev.itch.io/triclinium</text:p>
          </table:table-cell>
          <table:table-cell office:value-type="string" calcext:value-type="string">
            <text:p>3456.jpg</text:p>
          </table:table-cell>
        </table:table-row>
        <table:table-row table:style-name="ro1">
          <table:table-cell office:value-type="string" calcext:value-type="string">
            <text:p>Сакура Приключения Лисички (Steam version) (Sakura Fox Adventure)</text:p>
          </table:table-cell>
          <table:table-cell office:value-type="string" calcext:value-type="string">
            <text:p>Примечания автора проекта: Сделал вновь активным перевод - немного побогуртев на этого "критика"(которому вроде как заморозили аккаунт на время. Но не факт, что вообще ликвидировали). Может быть, доделаю с 18+, а может быть мне будет лень. В любом случае - это первый опыт в переводах и редактуре. Так что не судите строго! А то буду бомбить и удалять ссылки, гыы.\nЗаходите на руководство в steam русификатора Sakura Fox Adventure, а то он никак не индексируется, хотя висит уже давно. Ссылки на какой либо донейшен убрал - возмущались как так можно за такой вот сякой перевод ещё что-то просить, хотя по сути не просили, а дело личное; остались только в установщике, ибо мне лень его заново собирать. Спасибо за внимание!\n\nМикото - лисодевочка, живущая глубоко в лесу, в поселении ей подобным существам, - Яматай. Мать лисички, Химико - предводительница лисодевочек, обладающая несоизмеримой магической силой. Дочь же, которой в один день предстоит занять место матери, - полная противоположность матери и совершенно неспособная волшебница.\n\nНесмотря на то, что ей уже двадцать пять лет, у Микото всего один хвост. Ей не удаётся пользоваться даже самыми простыми заклинаниями, а в рукопашной борьбе совсем бездарна. Каждый её бой-тренировка с наставницей Оханой оканчивается поражением. Остальные лисодевочки насмехаются над её неудачами.\nНедовольная своей провальной жизнью в деревне, Микото мечтает покинуть свой дом и узнать о жизни людей, другой расе разумных существ. Микото слышала, что человечество жестоко по отношению к другим расам и ему нельзя доверять, но в глубине своего сердца она оптимистична и верит, что сможет доказать обратное.\nИ вот под покровом ночи, Микото решает сбежать на ежегодный фестиваль в деревне Уоррен. Там же она встречает прекрасную девушку, рыцаря Джуни, и сразу же очаровывается её красотой. Вскоре, между ними начинают распускаться бутоны их чувств.\n\nНо лисодевочкам не положено быть среди людей и Охана намерена вернуть обратно её сбежавшую ученицу, невзирая ни на что.\nСможет ли любовь между Микото и Джуни расцвести, или же всё обречено на провал? Это зависит от вас!</text:p>
          </table:table-cell>
          <table:table-cell/>
          <table:table-cell office:value-type="string" calcext:value-type="string">
            <text:p>Менее 2 часов</text:p>
          </table:table-cell>
          <table:table-cell office:value-type="string" calcext:value-type="string">
            <text:p>winged_cloud</text:p>
          </table:table-cell>
          <table:table-cell office:value-type="string" calcext:value-type="string">
            <text:p>{'Английский', 'Китайский (упр.)', 'Русский'}</text:p>
          </table:table-cell>
          <table:table-cell office:value-type="string" calcext:value-type="string">
            <text:p>comedy,romance,adventure,fantasy,ecchi</text:p>
          </table:table-cell>
          <table:table-cell office:value-type="string" calcext:value-type="string">
            <text:p>https://disk.yandex.ru/d/_N6BjmpXPzXA3w</text:p>
          </table:table-cell>
          <table:table-cell office:value-type="string" calcext:value-type="string">
            <text:p>3453.jpg</text:p>
          </table:table-cell>
        </table:table-row>
        <table:table-row table:style-name="ro1">
          <table:table-cell office:value-type="string" calcext:value-type="string">
            <text:p>ЖурналСвиданий: Симулятор Свиданий с Русскими Девушками (DateJournal: Russian Girls Dating Sim)</text:p>
          </table:table-cell>
          <table:table-cell office:value-type="string" calcext:value-type="string">
            <text:p>❤Вы когда-нибудь были на свидании с русской девушкой? Что ж, пора! Отправляйтесь в летний Санкт-Петербург и познакомьтесь с населяющими его красотками в этой смеси настольной игры и симулятора свиданий.❤\nDateJournal это смесь симулятора свиданий, настольной игры и сапёра.\nЗнакомьтесь с очаровательными девушками, дарите им подарки, приглашайте на свидания и прокачивайте свои навыки, чтобы завоевать их сердца.\nКаждая девушка имеет свои предпочтения насчёт партнёра. Одной нужна широкая спина и накаченный бицепс, другая же будет без ума от вашей способности цитировать Канта. Так что не забывайте о самосовершенствовании, хотя никто не мешает вам соблазнить их исключительно упорством.\n❤Особенности:❤\n- Встречайте 6 красоток, каждая со своим характером, мировоззрением и историей.\n- Соберите все 30 фотографий из жизни героинь.\n- Узнавайте героинь ближе, чтобы открыть новые костюмы и причёски.\n- Разнообразные локации, на которых оживает самый романтичный город России - Санкт-Петербург.\n- Жизнь в большом городе состоит не только из свиданий, приготовьтесь попадать в ситуации разной степени забавности.\n- Сапёр как метафора свидания. Чтобы провести гладко встречу, надо избегать неприятностей: назойливого начальника, приставучих гопников, вредных старушек и прочих персонажей, стоящих на пути к вашему счастью.</text:p>
          </table:table-cell>
          <table:table-cell/>
          <table:table-cell office:value-type="string" calcext:value-type="string">
            <text:p>2-10 часов</text:p>
          </table:table-cell>
          <table:table-cell office:value-type="string" calcext:value-type="string">
            <text:p>penciltape_games</text:p>
          </table:table-cell>
          <table:table-cell office:value-type="string" calcext:value-type="string">
            <text:p>{'отечественный разработчик', 'Главный герой парень', 'гарем', 'дэйт-сим', 'Повествование от первого лица', 'Главный герой девушка', 'Эроге', 'ЖурналСвиданий'}</text:p>
          </table:table-cell>
          <table:table-cell office:value-type="string" calcext:value-type="string">
            <text:p>romance,routine</text:p>
          </table:table-cell>
          <table:table-cell office:value-type="string" calcext:value-type="string">
            <text:p>https://drive.google.com/uc?id=1ykeNpwI78XTfOiGxgkuvXfSaSI2NL14s&amp;export=download</text:p>
          </table:table-cell>
          <table:table-cell office:value-type="string" calcext:value-type="string">
            <text:p>3452.jpg</text:p>
          </table:table-cell>
        </table:table-row>
        <table:table-row table:style-name="ro1">
          <table:table-cell office:value-type="string" calcext:value-type="string">
            <text:p>Загадочная Неку Вайфу 4 (Mosaique Neko Waifus 4)</text:p>
          </table:table-cell>
          <table:table-cell office:value-type="string" calcext:value-type="string">
            <text:p>Удивительная хентай-головоломка с элементами RPG, где каждый ответ меняет ход игры. Флиртуй со всеми девушками-кошечками!\nТы работал весь день, поэтому ты заслуживаешь отдыха.\nПроведи новую встречу с девчонками! Тебя ждут захватывающие сценарии.\nНо пообещай никому не рассказывать о них.\nНажимай, расслабляйся, проходи уровни и собирай предметы.\nВсё то, что ты так любишь и хорошо знаешь.\n• 4 девушки, с которыми можно флиртовать!\n• 18 головоломок.\n• Используй собственные навыки, чтобы создать уникальную стратегию игры.\n• Собирай различные предметы в рамках бесед с героинями.\n• Наслаждайся внутриигровой галереей.\n• 100 достижений.\nДругие игры данного автора на сайте:\nХентай Мозаика Неко Вайфу\nЗагадочная Неку Вайфу 2\nЗагадочная Неку Вайфу 3</text:p>
          </table:table-cell>
          <table:table-cell/>
          <table:table-cell office:value-type="string" calcext:value-type="string">
            <text:p>Менее 2 часов</text:p>
          </table:table-cell>
          <table:table-cell office:value-type="string" calcext:value-type="string">
            <text:p>lil_hentai_games</text:p>
          </table:table-cell>
          <table:table-cell office:value-type="string" calcext:value-type="string">
            <text:p>{'Повествование от первого лица', 'неко', 'Несколько главных героев', 'Загадочная Неку Вайфу 4', 'Иностранный разработчик'}</text:p>
          </table:table-cell>
          <table:table-cell office:value-type="string" calcext:value-type="string">
            <text:p>routine,fantasy,hentai</text:p>
          </table:table-cell>
          <table:table-cell office:value-type="string" calcext:value-type="string">
            <text:p>https://uploadhaven.com/download/812a18ae3fcf15adf94c6b172aa74411</text:p>
          </table:table-cell>
          <table:table-cell office:value-type="string" calcext:value-type="string">
            <text:p>3450.jpg</text:p>
          </table:table-cell>
        </table:table-row>
        <table:table-row table:style-name="ro1">
          <table:table-cell office:value-type="string" calcext:value-type="string">
            <text:p>Бледная кахексия (Pale Cachexia)</text:p>
          </table:table-cell>
          <table:table-cell office:value-type="string" calcext:value-type="string">
            <text:p>Бледная кахексия — коварная болезнь. Она приходит неожиданно и начинает вытягивать из несчастного все соки, заставляя его чувствовать себя постоянно измотанным, иногда и вовсе не давая встать с кровати. Лучшие учёные умы бьются над лекарством для этого недуга, но пока добиться ничего не могут. Можно лишь тонизирующей микстурой немного приглушить симптомы, но Бледная рано или поздно всё равно уничтожит бедолагу изнутри.\nГоворят, в этом дремучем лесу живёт алхимик-отшельник и по слухам ему каким-то чудом удалось найти способ исцеления... Вот только никто его в глаза не видел пока что.\nНо человек медленно умирающий, изо дня в день мучимый неизлечимым недугом, готов схватиться за любую соломинку.\n\n______________________________\n\n\n\n\n\n\n\n\n\nДоступно только для пользователей\n\nОтзывы Новельного клуба им. Моники</text:p>
          </table:table-cell>
          <table:table-cell/>
          <table:table-cell office:value-type="string" calcext:value-type="string">
            <text:p>2-10 часов</text:p>
          </table:table-cell>
          <table:table-cell office:value-type="string" calcext:value-type="string">
            <text:p>argent_games</text:p>
          </table:table-cell>
          <table:table-cell office:value-type="string" calcext:value-type="string">
            <text:p>{'Русский'}</text:p>
          </table:table-cell>
          <table:table-cell office:value-type="string" calcext:value-type="string">
            <text:p>drama,mystic,routine,fiction</text:p>
          </table:table-cell>
          <table:table-cell office:value-type="string" calcext:value-type="string">
            <text:p>https://mega.nz/file/TZBwCQoJ#1XuPVYffT6e58Zrmchh3ZH4F-fdTMTmwa-jphjjC6Dc</text:p>
          </table:table-cell>
          <table:table-cell office:value-type="string" calcext:value-type="string">
            <text:p>3448.jpg</text:p>
          </table:table-cell>
        </table:table-row>
        <table:table-row table:style-name="ro1">
          <table:table-cell office:value-type="string" calcext:value-type="string">
            <text:p>Pizzaro Project Deep Dish</text:p>
          </table:table-cell>
          <table:table-cell office:value-type="string" calcext:value-type="string">
            <text:p>Добро пожаловать... в Зону Кэл.\nИграйте за девушку по имени Энн Чоус и встречайтесь с грустным клоуном, живущим в нищете! Это #ProjectDeepDish - первый симулятор свиданий с клоунами :o)\n\nИсправила ссылку на Андроид</text:p>
          </table:table-cell>
          <table:table-cell/>
          <table:table-cell office:value-type="string" calcext:value-type="string">
            <text:p>Менее 2 часов</text:p>
          </table:table-cell>
          <table:table-cell office:value-type="string" calcext:value-type="string">
            <text:p>batensan</text:p>
          </table:table-cell>
          <table:table-cell office:value-type="string" calcext:value-type="string">
            <text:p>{'Иностранный разработчик', 'отомэ', 'клоуны', 'Главный герой девушка', 'Пицца'}</text:p>
          </table:table-cell>
          <table:table-cell office:value-type="string" calcext:value-type="string">
            <text:p>comedy,romance</text:p>
          </table:table-cell>
          <table:table-cell office:value-type="string" calcext:value-type="string">
            <text:p>https://disk.yandex.ru/d/6cRP3N7vVtS_Tw</text:p>
          </table:table-cell>
          <table:table-cell office:value-type="string" calcext:value-type="string">
            <text:p>3446.png</text:p>
          </table:table-cell>
        </table:table-row>
        <table:table-row table:style-name="ro1">
          <table:table-cell office:value-type="string" calcext:value-type="string">
            <text:p>Моя Дорогая (MyDarling)</text:p>
          </table:table-cell>
          <table:table-cell office:value-type="string" calcext:value-type="string">
            <text:p>Моя Дорогая - это бесплатный визуальный роман, в котором вы проводите время с Такуей, вашим идеальным парнем. Ты вернулась домой, и Такуя рад тебя видеть. Будьте готовы "хорошо" провести вечер.\n\nЭтот визуальный роман очень короткий (около 15 минут геймплея) и был сделан на движке Ren'py.\n\nПредупреждение : Эта игра может шокировать чувствительную аудиторию.</text:p>
          </table:table-cell>
          <table:table-cell/>
          <table:table-cell office:value-type="string" calcext:value-type="string">
            <text:p>Менее 2 часов</text:p>
          </table:table-cell>
          <table:table-cell office:value-type="string" calcext:value-type="string">
            <text:p>waterhorsegames</text:p>
          </table:table-cell>
          <table:table-cell office:value-type="string" calcext:value-type="string">
            <text:p>{'русский'}</text:p>
          </table:table-cell>
          <table:table-cell office:value-type="string" calcext:value-type="string">
            <text:p>drama,romance,horror</text:p>
          </table:table-cell>
          <table:table-cell office:value-type="string" calcext:value-type="string">
            <text:p>https://drive.google.com/file/d/1SjKV-7hVZSujny5RltwlvNFVg4vuXtOM/view?usp=sharing</text:p>
          </table:table-cell>
          <table:table-cell office:value-type="string" calcext:value-type="string">
            <text:p>3444.png</text:p>
          </table:table-cell>
        </table:table-row>
        <table:table-row table:style-name="ro1">
          <table:table-cell office:value-type="string" calcext:value-type="string">
            <text:p>Art&amp;Waifu</text:p>
          </table:table-cell>
          <table:table-cell office:value-type="string" calcext:value-type="string">
            <text:p>Парень, заваливший вступительные экзамены, встречает девушку, способную изменить всю его жизнь. Дело за малым - нужно всего лишь согласиться на необычное предложение.</text:p>
          </table:table-cell>
          <table:table-cell/>
          <table:table-cell office:value-type="string" calcext:value-type="string">
            <text:p>Менее 2 часов</text:p>
          </table:table-cell>
          <table:table-cell office:value-type="string" calcext:value-type="string">
            <text:p>kate</text:p>
          </table:table-cell>
          <table:table-cell office:value-type="string" calcext:value-type="string">
            <text:p>{'Наши дни', '2000-е', 'отечественный разработчик', 'Эроге', 'Повествование от первого лица', 'гарем', 'Главный герой парень'}</text:p>
          </table:table-cell>
          <table:table-cell office:value-type="string" calcext:value-type="string">
            <text:p>comedy,romance,routine,hentai</text:p>
          </table:table-cell>
          <table:table-cell office:value-type="string" calcext:value-type="string">
            <text:p>https://drive.google.com/file/d/1wLzjjJdxYo5CQ_UmaQ1C59DMjPeGztCT/view?usp=sharing</text:p>
          </table:table-cell>
          <table:table-cell office:value-type="string" calcext:value-type="string">
            <text:p>3443.png</text:p>
          </table:table-cell>
        </table:table-row>
        <table:table-row table:style-name="ro1">
          <table:table-cell office:value-type="string" calcext:value-type="string">
            <text:p>День в городе Г</text:p>
          </table:table-cell>
          <table:table-cell office:value-type="string" calcext:value-type="string">
            <text:p>Я: Как вам город Г?\nСОНЦЕ: Место вполне пригодное для жизни! ^^ Имеет свой колорит, и может очаровать. Надеюсь вы прочувствуете мои впечатления в сиих строках.\nЯ: Что вы думаете о господине Г?\nСОНЦЕ: Намного меньше, чем стоило бы, возможно. В данном контексте он — градообразующий монумент; вечный, бессмертный. Но всему своя цена.\nЯ: А что для вас это самое Г:\nСОНЦЕ: Это буква на которую начинается слово "город", и в связке даёт сильное значение "тот самый", как "тот самый день Д". А ещё примечательно, что именно в этом вопросе после буквы Г стоит : а не ? Связка "Г?" мне графически напоминает Галстук Столыпина на ммм... вешалке.\nЯ: Совпадение? Думаю. При публикации исправим. Честно.\nСОНЦЕ: Да, забавно получилось ^^. Видать не всё стоит воспринимать графично, а то "это самое Г" начнёт обозначать "Галоперидол"\nЯ: -_-\nЯ: И последний вопрос. Есть пожелания для наших Г?\nСОНЦЕ: Х. Чтоб было много Х, тогда будет сильно Х.</text:p>
          </table:table-cell>
          <table:table-cell/>
          <table:table-cell office:value-type="string" calcext:value-type="string">
            <text:p>Менее 2 часов</text:p>
          </table:table-cell>
          <table:table-cell office:value-type="string" calcext:value-type="string">
            <text:p>sontse</text:p>
          </table:table-cell>
          <table:table-cell office:value-type="string" calcext:value-type="string">
            <text:p>{''}</text:p>
          </table:table-cell>
          <table:table-cell office:value-type="string" calcext:value-type="string">
            <text:p>drama,routine,ecchi,triller</text:p>
          </table:table-cell>
          <table:table-cell office:value-type="string" calcext:value-type="string">
            <text:p>https://drive.google.com/file/d/1ClgRVRb6kUq8mDmZH_edTGCau66-TwF1/view?usp=sharing</text:p>
          </table:table-cell>
          <table:table-cell office:value-type="string" calcext:value-type="string">
            <text:p>3439.jpg</text:p>
          </table:table-cell>
        </table:table-row>
        <table:table-row table:style-name="ro1">
          <table:table-cell office:value-type="string" calcext:value-type="string">
            <text:p>[Beta] STEINS;GATE: My Darling’s Embrace (Steins;Gate Hiyoku Renri no Darling)</text:p>
          </table:table-cell>
          <table:table-cell office:value-type="string" calcext:value-type="string">
            <text:p>Cпин-офф "Steins;Gate".\n\nВлюбляйтесь в членов лаборатории снова и снова в этой романтической комедии! Следуйте за своим сердцем. Познакомьтесь с личной жизнью Ринтаро и вашими любимыми членами лаборатории в серии «Что если?».\nНаучная составляющая "Steins;Gate" отошла на второй план, чтобы история о фарсах стала дикой!\nОбщайтесь через мобильный телефон Ринтаро, чтобы отвечать или игнорировать звонки, а также отправлять и получать электронные письма.\n\n\n\n\n\n\n\n\n\nПРИМЕЧАНИЕ: перевод до конца не отредактирован, поэтому во время чтения вы будете сталкиваться с большим количеством орфографических, пунктуационных и прочих ошибок.\nО найденных ошибках, багах и прочем писать в соответствующий теме в группе вк переводчиков</text:p>
          </table:table-cell>
          <table:table-cell/>
          <table:table-cell office:value-type="string" calcext:value-type="string">
            <text:p>10-30 часов</text:p>
          </table:table-cell>
          <table:table-cell office:value-type="string" calcext:value-type="string">
            <text:p>5pb.</text:p>
          </table:table-cell>
          <table:table-cell office:value-type="string" calcext:value-type="string">
            <text:p>{'Иностранный разработчик', 'Повествование от первого лица', 'Главный герой парень', 'Steinsgate5bp'}</text:p>
          </table:table-cell>
          <table:table-cell office:value-type="string" calcext:value-type="string">
            <text:p>comedy,science_fiction,romance</text:p>
          </table:table-cell>
          <table:table-cell office:value-type="string" calcext:value-type="string">
            <text:p>https://drive.google.com/drive/folders/1apC509kXtEgjuYMJeQ-tjjT6XM1wpvQl?usp=sharing</text:p>
          </table:table-cell>
          <table:table-cell office:value-type="string" calcext:value-type="string">
            <text:p>3436.png</text:p>
          </table:table-cell>
        </table:table-row>
        <table:table-row table:style-name="ro1">
          <table:table-cell office:value-type="string" calcext:value-type="string">
            <text:p>Nekopara Vol. 4</text:p>
          </table:table-cell>
          <table:table-cell office:value-type="string" calcext:value-type="string">
            <text:p>Четвертая часть серии "NekoPara".\n\nНесмотря на популярность кондитерской Касё Минадзуки «La Soleil», его отец продолжает не одобрять деятельность сына. Видя то, в каком трудном положении находится Касё, Сигурэ предлагает ему сменить обстановку, поехать на горячие источники вместе с Чоколой, Ваниллой и остальными кошками.\n\nПолучив поощрение Азуки и Коконат, Касё намерен идти наперекор своему отцу, а в это время Мэйпл и Синнамон предлагают поехать во Францию, чтобы обратиться за советом к учителю, который научил их своему ремеслу.\nНо почему Сигурэ тоже настояла на этом!?\n\nПрошу обратить внимание, что патч универсальный и подходит как для All Ages версии, так и для 18+ версии. И ещё. Если вам по каким либо причинам не нужна 18+ версия новеллы, то просто переименуйте или удалите файл vol4adult.xp3 из папки игры.</text:p>
          </table:table-cell>
          <table:table-cell/>
          <table:table-cell office:value-type="string" calcext:value-type="string">
            <text:p>2-10 часов</text:p>
          </table:table-cell>
          <table:table-cell office:value-type="string" calcext:value-type="string">
            <text:p>neko_works</text:p>
          </table:table-cell>
          <table:table-cell office:value-type="string" calcext:value-type="string">
            <text:p>{'Иностранный разработчик', 'не люди', 'неко', 'Главный герой парень', 'Повествование от первого лица', 'NekoparaNW'}</text:p>
          </table:table-cell>
          <table:table-cell office:value-type="string" calcext:value-type="string">
            <text:p>comedy,romance,routine,hentai</text:p>
          </table:table-cell>
          <table:table-cell office:value-type="string" calcext:value-type="string">
            <text:p>https://drive.google.com/file/d/1WpfSR4nMJJ2AyVkRGittZ0Ec7Oo4LBX-/view</text:p>
          </table:table-cell>
          <table:table-cell office:value-type="string" calcext:value-type="string">
            <text:p>3435.png</text:p>
          </table:table-cell>
        </table:table-row>
        <table:table-row table:style-name="ro1">
          <table:table-cell office:value-type="string" calcext:value-type="string">
            <text:p>Свидетельство Трикси Глиммер Смит (The Testimony of Trixie Glimmer Smith)</text:p>
          </table:table-cell>
          <table:table-cell office:value-type="string" calcext:value-type="string">
            <text:p>После того как студентка-бездельница Трикси находит проклятую книгу "Король в жёлтом", с ней начинают происходят ужасные события.</text:p>
          </table:table-cell>
          <table:table-cell/>
          <table:table-cell office:value-type="string" calcext:value-type="string">
            <text:p>2-10 часов</text:p>
          </table:table-cell>
          <table:table-cell office:value-type="string" calcext:value-type="string">
            <text:p>digital_poppy.</text:p>
          </table:table-cell>
          <table:table-cell office:value-type="string" calcext:value-type="string">
            <text:p>{'Повествование от первого лица', 'Иностранный разработчик', 'Главный герой девушка'}</text:p>
          </table:table-cell>
          <table:table-cell office:value-type="string" calcext:value-type="string">
            <text:p>comedy,horror</text:p>
          </table:table-cell>
          <table:table-cell office:value-type="string" calcext:value-type="string">
            <text:p>https://drive.google.com/file/d/1IQAaL-N4ONLKhcW-v1knUHQVSuoJpLGz/view</text:p>
          </table:table-cell>
          <table:table-cell office:value-type="string" calcext:value-type="string">
            <text:p>3434.png</text:p>
          </table:table-cell>
        </table:table-row>
        <table:table-row table:style-name="ro1">
          <table:table-cell office:value-type="string" calcext:value-type="string">
            <text:p>Когда плачут цикады. Эксклюзивные главы (Higurashi no Naku Koro ni. Console-exclusive Arcs)</text:p>
          </table:table-cell>
          <table:table-cell office:value-type="string" calcext:value-type="string">
            <text:p>Эксклюзивные главы для консольных версий "Higurashi no Naku Koro ni". Главы рекомендуется читать после ознакомления с оригинальными главами.\n\nUPD: На данный момент переведены: Taraimawashi, Tsukiotoshi, Hajisarashi, Miotsukushi и Материалы полиции\n\nОписание глав:\n\nTaraimawashi - Альтернативная первая глава, на первый взгляд — это дополнение к арке "Вопросов", пересказ Onikakushi-hen. Тем не менее, эта глава на самом деле содержит события Watanagashi-hen.\nУзнав секреты Хинамидзавы, Кейти решает игнорировать всё и наслаждаться мирной школьной жизнью.\nTsukiotoshi - Оригинальная консольная глава, которая является развилкой для третьей главы "Tatarigoroshi".\nДядя Сатоко приезжает в Хинамидзаву, и Кейти решает найти союзников, чтобы помочь Сатоко. Возможно, "худший" из миров, где на кубиках выпали одни "единицы."\nHajisarashi - одним жарким днём Рика и её друзья идут в бассейн.\nMiotsukushi - альтернативная концовка всей оригинальной серии.\nМатериалы полиции - краткие истории по длине равных TIPS, которые немного раскрывают Оиши и Акасаку..[/i]</text:p>
          </table:table-cell>
          <table:table-cell/>
          <table:table-cell office:value-type="string" calcext:value-type="string">
            <text:p>30-50 часов</text:p>
          </table:table-cell>
          <table:table-cell office:value-type="string" calcext:value-type="string">
            <text:p>7th_expansion</text:p>
          </table:table-cell>
          <table:table-cell office:value-type="string" calcext:value-type="string">
            <text:p>{'Иностранный разработчик', 'Несколько главных героев'}</text:p>
          </table:table-cell>
          <table:table-cell office:value-type="string" calcext:value-type="string">
            <text:p>drama,horror,detective,mystic,routine</text:p>
          </table:table-cell>
          <table:table-cell office:value-type="string" calcext:value-type="string">
            <text:p>https://drive.google.com/file/d/1NWsCz32A9it3Sbc49oKJAflID7Lyb5tR/view?usp=sharing</text:p>
          </table:table-cell>
          <table:table-cell office:value-type="string" calcext:value-type="string">
            <text:p>3431.png</text:p>
          </table:table-cell>
        </table:table-row>
        <table:table-row table:style-name="ro1">
          <table:table-cell office:value-type="string" calcext:value-type="string">
            <text:p>Umineko no naku koro ni Saku</text:p>
          </table:table-cell>
          <table:table-cell office:value-type="string" calcext:value-type="string">
            <text:p>Две дополнительные истории:\nНаше признание - возможность увидеть создание игровой доски изнутри.\nПоследняя запись золотой ведьмы - новая игра в закрытой коробке, где новая ведьма по имени Пис бросает вызов Баттлеру, Энджи и Беатриче.\n\nДополнительная информация:\nПо ссылкам на скачивание представлено два варианта новеллы - с оригинальной графикой и графикой из PS4-ремейка(только спрайты, фоны и CG. Озвучка отсутствует)</text:p>
          </table:table-cell>
          <table:table-cell/>
          <table:table-cell office:value-type="string" calcext:value-type="string">
            <text:p>2-10 часов</text:p>
          </table:table-cell>
          <table:table-cell office:value-type="string" calcext:value-type="string">
            <text:p>07th-expansion</text:p>
          </table:table-cell>
          <table:table-cell office:value-type="string" calcext:value-type="string">
            <text:p>{'Русский'}</text:p>
          </table:table-cell>
          <table:table-cell office:value-type="string" calcext:value-type="string">
            <text:p>drama,detective,mystic,fiction</text:p>
          </table:table-cell>
          <table:table-cell office:value-type="string" calcext:value-type="string">
            <text:p>https://drive.google.com/drive/folders/11tbF01F2iYi4wIepKiiI_ck9cdEdvl7R?usp=sharing</text:p>
          </table:table-cell>
          <table:table-cell office:value-type="string" calcext:value-type="string">
            <text:p>3428.png</text:p>
          </table:table-cell>
        </table:table-row>
        <table:table-row table:style-name="ro1">
          <table:table-cell office:value-type="string" calcext:value-type="string">
            <text:p>My little angel</text:p>
          </table:table-cell>
          <table:table-cell office:value-type="string" calcext:value-type="string">
            <text:p>Вам предстоит взять на себя роль Грэхэма, который после смерти неожиданно становится ангелом хранителем одной молодой и прекрасной девушки.\nКак же ему поступить, куда направить юную особу? Решать вам.</text:p>
          </table:table-cell>
          <table:table-cell/>
          <table:table-cell office:value-type="string" calcext:value-type="string">
            <text:p>2-10 часов</text:p>
          </table:table-cell>
          <table:table-cell office:value-type="string" calcext:value-type="string">
            <text:p>feodosij</text:p>
          </table:table-cell>
          <table:table-cell office:value-type="string" calcext:value-type="string">
            <text:p>{'Главный герой парень', 'Эроге', 'ШКОЛА', 'Наши дни', 'отечественный разработчик'}</text:p>
          </table:table-cell>
          <table:table-cell office:value-type="string" calcext:value-type="string">
            <text:p>comedy,routine,fiction,hentai</text:p>
          </table:table-cell>
          <table:table-cell office:value-type="string" calcext:value-type="string">
            <text:p>https://mega.nz/file/rEQW0SbB#ZrU7yXdbRVHnNHxSp58H4b0mAjO0ilwIP0bbO1NRP0Q</text:p>
          </table:table-cell>
          <table:table-cell office:value-type="string" calcext:value-type="string">
            <text:p>3425.jpg</text:p>
          </table:table-cell>
        </table:table-row>
        <table:table-row table:style-name="ro1">
          <table:table-cell office:value-type="string" calcext:value-type="string">
            <text:p>Leap of Love</text:p>
          </table:table-cell>
          <table:table-cell office:value-type="string" calcext:value-type="string">
            <text:p>Leap of Love – это визуальная новелла с механикой прокачки характеристик. При прохождении этой игры вам придется делать множество выборов, которые приведут вас к хорошим или плохим концовкам. В вашем распоряжении будет 30 внутриигровых дней.\nВ течение этого периода времени вы будете повышать основные характеристики вашего персонажа: Силу, Знания и Очарование. Все они пригодятся вам, чтобы выжить в этом опасном приключении и, в конечном итоге, соблазнить выбранную принцессу.\n\nLeap of Love – фэнтезийная игра, в которой вы примерите на себя роль Кахеру – лягушонка, волей судьбы (и таинственного волшебника) превращенного в принца. Подвох наложенного на него заклинания состоит в том, что на соблазнение принцесс у него есть всего лишь месяц. В случае неудачи ему придется снова стать лягушкой.\nК счастью для Кахеру, дочерей у короля целых три, а также есть и любимая жена.\n\nПриготовьтесь к захватывающему приключению в фэнтезийном королевстве, отыщите свою любовь и женитесь на выбранной принцессе!\n\n- 4 девушки для соблазнения\n- более 50 красивых артов\n- полная озвучка принцесс\n- более 20 локаций, доступных для посещения\n- 42 забавных и неожиданных случайных события\n- 9 хороших концовок\n- 15 плохих концовок\n- более 20 достижений</text:p>
          </table:table-cell>
          <table:table-cell/>
          <table:table-cell office:value-type="string" calcext:value-type="string">
            <text:p>2-10 часов</text:p>
          </table:table-cell>
          <table:table-cell office:value-type="string" calcext:value-type="string">
            <text:p>:_andrealphus_games</text:p>
          </table:table-cell>
          <table:table-cell office:value-type="string" calcext:value-type="string">
            <text:p>{'гарем', 'средневековье', 'Главный герой парень', 'фэнтези', 'Иностранный разработчик', 'Эроге'}</text:p>
          </table:table-cell>
          <table:table-cell office:value-type="string" calcext:value-type="string">
            <text:p>comedy,romance,adventure,fiction,fantasy,ecchi,hentai</text:p>
          </table:table-cell>
          <table:table-cell office:value-type="string" calcext:value-type="string">
            <text:p>https://drive.google.com/file/d/1Q79EtjICmjZ5H8G39sui5saQzgIZCW5F/view?usp=sharing</text:p>
          </table:table-cell>
          <table:table-cell office:value-type="string" calcext:value-type="string">
            <text:p>3424.jpg</text:p>
          </table:table-cell>
        </table:table-row>
        <table:table-row table:style-name="ro1">
          <table:table-cell office:value-type="string" calcext:value-type="string">
            <text:p>I Love You!</text:p>
          </table:table-cell>
          <table:table-cell office:value-type="string" calcext:value-type="string">
            <text:p>Настала пора взять всё в свои руки и сыграть за решительную главную героиню!\nНа носу школьный фестиваль культуры, но с кем же вы его проведёте?\nНайдите и завоюйте парня своей мечты!\n\nНа выбор три возможных романтических интереса\n(или больше?)</text:p>
          </table:table-cell>
          <table:table-cell/>
          <table:table-cell office:value-type="string" calcext:value-type="string">
            <text:p>Менее 2 часов</text:p>
          </table:table-cell>
          <table:table-cell office:value-type="string" calcext:value-type="string">
            <text:p>shiohara_shinogi</text:p>
          </table:table-cell>
          <table:table-cell office:value-type="string" calcext:value-type="string">
            <text:p>{'Русский'}</text:p>
          </table:table-cell>
          <table:table-cell office:value-type="string" calcext:value-type="string">
            <text:p>comedy,romance,routine,school</text:p>
          </table:table-cell>
          <table:table-cell office:value-type="string" calcext:value-type="string">
            <text:p>https://drive.google.com/file/d/1wPcYtMd7MH3ue4jyVT4nUVOm_zuiciTk/view?usp=sharing</text:p>
          </table:table-cell>
          <table:table-cell office:value-type="string" calcext:value-type="string">
            <text:p>3422.png</text:p>
          </table:table-cell>
        </table:table-row>
        <table:table-row table:style-name="ro1">
          <table:table-cell office:value-type="string" calcext:value-type="string">
            <text:p>Coming Out on Top</text:p>
          </table:table-cell>
          <table:table-cell office:value-type="string" calcext:value-type="string">
            <text:p>В Coming Out on Top игроку предстоит взять управление над старшим выпускником колледжа Марком Мэтьюзом. Марку и его лучшим друзьям предстоит отучится последний семестр в колледже. И только сейчас главный герой нашел силы признаться друзьям в своей нетрадиционной сексуальной ориентации. В геймплее представлено 18 второстепенных персонажей, с которыми можно общаться, флиртовать и проводить время.\n\nОсобенности:\n\n* 6 основных длинных рутов.\n* 10 дополнительных свиданий.\n* 1 секретный рут.\n* Настраиваемые варианты бороды и волос на теле для всех 18 парней.\n* Более 80 полностью иллюстраций сцен.\n* Часы и часы веселых, согревающих сердце сексуальных историй.\n* Сотни уникальных вариантов выбора, которые определяют вашу судьбу.\n\nПереведено все кроме рута Амоса.</text:p>
          </table:table-cell>
          <table:table-cell/>
          <table:table-cell office:value-type="string" calcext:value-type="string">
            <text:p>2-10 часов</text:p>
          </table:table-cell>
          <table:table-cell office:value-type="string" calcext:value-type="string">
            <text:p>obscurasoft</text:p>
          </table:table-cell>
          <table:table-cell office:value-type="string" calcext:value-type="string">
            <text:p>{'Русский'}</text:p>
          </table:table-cell>
          <table:table-cell office:value-type="string" calcext:value-type="string">
            <text:p>comedy,romance,routine</text:p>
          </table:table-cell>
          <table:table-cell office:value-type="string" calcext:value-type="string">
            <text:p>https://mega.nz/folder/ywtQQYZS#_76aKIG-guroVPH5axxCvg</text:p>
          </table:table-cell>
          <table:table-cell office:value-type="string" calcext:value-type="string">
            <text:p>3419.jpg</text:p>
          </table:table-cell>
        </table:table-row>
        <table:table-row table:style-name="ro1">
          <table:table-cell office:value-type="string" calcext:value-type="string">
            <text:p>Sakuya Izayoi Gives You Advice And Dabs</text:p>
          </table:table-cell>
          <table:table-cell office:value-type="string" calcext:value-type="string">
            <text:p>После лекции Ямы о том, что она слишком холодна к людям, Сакуя решает изменить свои взгляды на жизнь и показать своё тёплое отношение к ним. Благодаря своим друзьям, она попадает в твой разум, пока ты спишь, на успокаивающий пляж.\n\n"Это твоё персональное пространство. Ты можешь приходить сюда несмотря ни на что."\n\nНасладись атмосферой с Сакуей, пока та даёт тебе советы по решению проблем, когда ты грустный, депрессивный или встревоженный, у Сакуи есть для тебя стратегии и советы, которые ты можешь опробовать. Если ничего из этого не помогло, у нее есть способ, который точно поднимет твое настроение. Включает в себя очень милую рисовку в стиле ZUN-а, атмосферный пляж и практичные советы, которые помогут тебе преодолеть все трудности.\n\n________\n\nПрисутствует только базовая версия, без DLC про Нитори. Считайте это демо-версией, а игра в стиме стоит копейки. Русский перевод, увы, не самый лучший.</text:p>
          </table:table-cell>
          <table:table-cell/>
          <table:table-cell office:value-type="string" calcext:value-type="string">
            <text:p>Менее 2 часов</text:p>
          </table:table-cell>
          <table:table-cell office:value-type="string" calcext:value-type="string">
            <text:p>sigyaad_team</text:p>
          </table:table-cell>
          <table:table-cell office:value-type="string" calcext:value-type="string">
            <text:p>{'Touhou Project', 'Иностранный разработчик', 'ияшикей', 'иясикэй'}</text:p>
          </table:table-cell>
          <table:table-cell office:value-type="string" calcext:value-type="string">
            <text:p>routine</text:p>
          </table:table-cell>
          <table:table-cell office:value-type="string" calcext:value-type="string">
            <text:p>https://drive.google.com/file/d/1ak06YvAdRG_aM6iy4UcF3POMWFo2V6Tb/view?usp=sharing</text:p>
          </table:table-cell>
          <table:table-cell office:value-type="string" calcext:value-type="string">
            <text:p>3418.jpg</text:p>
          </table:table-cell>
        </table:table-row>
        <table:table-row table:style-name="ro1">
          <table:table-cell office:value-type="string" calcext:value-type="string">
            <text:p>Что я такое (Boku to Iu Mono)</text:p>
          </table:table-cell>
          <table:table-cell office:value-type="string" calcext:value-type="string">
            <text:p>Жило-было нечто, существо без определенной формы. Существо это периодически принимало разные формы: от фонарного столба до опавшего листа. В один день оно стало человеком и встретило девушку-школьницу. К чему же приведет эта роковая встреча?</text:p>
          </table:table-cell>
          <table:table-cell/>
          <table:table-cell office:value-type="string" calcext:value-type="string">
            <text:p>Хоррор, Мистика, Триллер</text:p>
          </table:table-cell>
          <table:table-cell office:value-type="string" calcext:value-type="string">
            <text:p>tomoyuuki</text:p>
          </table:table-cell>
          <table:table-cell office:value-type="string" calcext:value-type="string">
            <text:p>{'Хоррор', 'Гуро'}</text:p>
          </table:table-cell>
          <table:table-cell/>
          <table:table-cell office:value-type="string" calcext:value-type="string">
            <text:p>https://drive.google.com/file/d/1EuJIgY6XXmwkbvluWJMozF2KwWOSFesq/view</text:p>
          </table:table-cell>
          <table:table-cell office:value-type="string" calcext:value-type="string">
            <text:p>3417.jpg</text:p>
          </table:table-cell>
        </table:table-row>
        <table:table-row table:style-name="ro1">
          <table:table-cell office:value-type="string" calcext:value-type="string">
            <text:p>A Normal Lost Phone</text:p>
          </table:table-cell>
          <table:table-cell office:value-type="string" calcext:value-type="string">
            <text:p>Взято с сайта 4PDA. https://4pda.ru/forum/index.php?showtopic=799547\n\nВнимание! Игра строго НЕ рекомендуется противникам ЛГБТ!\n\nИгра - приключенческая головоломка, в которой необходимо исследовать чей-то смартфон, случайно найденный где-то на улице. Изучайте сообщения, фотографии, электронные письма и другие приложения, чтобы установить личность таинственного владельца. Кто же он и куда вдруг исчез?..\n\nОсобенности русской версии:\n- Добавлен русификатор текста\n- Формат времени изменён на 24 часа\n- Дата, время и пароли адаптированы под наш формат времени (заглядывая в прохождение, не забудьте это учесть).\n\nВторая часть: https://anivisual.net/stuff/3-1-0-3481</text:p>
          </table:table-cell>
          <table:table-cell/>
          <table:table-cell office:value-type="string" calcext:value-type="string">
            <text:p>Менее 2 часов</text:p>
          </table:table-cell>
          <table:table-cell office:value-type="string" calcext:value-type="string">
            <text:p>accidental_queens</text:p>
          </table:table-cell>
          <table:table-cell office:value-type="string" calcext:value-type="string">
            <text:p>{'Русский'}</text:p>
          </table:table-cell>
          <table:table-cell office:value-type="string" calcext:value-type="string">
            <text:p>drama,detective,routine</text:p>
          </table:table-cell>
          <table:table-cell office:value-type="string" calcext:value-type="string">
            <text:p>https://drive.google.com/file/d/1Vlzq4LCP3ahwnXFt3PYl6LNiCb7wCL9f/view?usp=sharing</text:p>
          </table:table-cell>
          <table:table-cell office:value-type="string" calcext:value-type="string">
            <text:p>3415.jpg</text:p>
          </table:table-cell>
        </table:table-row>
        <table:table-row table:style-name="ro1">
          <table:table-cell office:value-type="string" calcext:value-type="string">
            <text:p>Misclick</text:p>
          </table:table-cell>
          <table:table-cell office:value-type="string" calcext:value-type="string">
            <text:p>Маленькая интерактивная история о том, как тяжело мириться с ошибками.\nВас встречает обаятельная девушка, которая неожиданно пропадает, и на её месте появляется очень странное и невероятно хитрое существо. Сможете ли вы ответить на его вопросы? Удастся ли ему обвести вас вокруг пальца? Дойдёте ли вы до конца?\nКто же этот загадочный персонаж? И почему пространство вокруг так непостоянно?\nПриглашаем тебя окунуться в короткое, но крайне увлекательное путешествие и найти ответы на все эти вопросы.\nИгра была разработана во время участия в гейм джеме по визуальным новеллам от Сообщества авторов игр «Индикатор».\nОнлайн Версия</text:p>
          </table:table-cell>
          <table:table-cell/>
          <table:table-cell office:value-type="string" calcext:value-type="string">
            <text:p>Менее 2 часов</text:p>
          </table:table-cell>
          <table:table-cell office:value-type="string" calcext:value-type="string">
            <text:p>kremlebot</text:p>
          </table:table-cell>
          <table:table-cell office:value-type="string" calcext:value-type="string">
            <text:p>{'Индикатор', 'Главный герой парень', 'Misclick', 'фэнтези', 'отечественный разработчик', 'Повествование от третьего лица'}</text:p>
          </table:table-cell>
          <table:table-cell office:value-type="string" calcext:value-type="string">
            <text:p>drama,comedy,routine,fantasy</text:p>
          </table:table-cell>
          <table:table-cell office:value-type="string" calcext:value-type="string">
            <text:p>https://kremlebot.itch.io/misclick</text:p>
          </table:table-cell>
          <table:table-cell office:value-type="string" calcext:value-type="string">
            <text:p>3414.jpg</text:p>
          </table:table-cell>
        </table:table-row>
        <table:table-row table:style-name="ro1">
          <table:table-cell office:value-type="string" calcext:value-type="string">
            <text:p>Error 03</text:p>
          </table:table-cell>
          <table:table-cell office:value-type="string" calcext:value-type="string">
            <text:p>Сандру с самого детства считали гением. Она интересовалась самыми разными областями физики и биологии. Ей нравилось ставить эксперименты, а создавать великие и революционные изобретения было ее главной мечтой. И только одно могло попрепятствовать Сандре - постоянные ошибки. Одна из таких "Ошибок" зашла слишком далеко.</text:p>
          </table:table-cell>
          <table:table-cell/>
          <table:table-cell office:value-type="string" calcext:value-type="string">
            <text:p>Менее 2 часов</text:p>
          </table:table-cell>
          <table:table-cell office:value-type="string" calcext:value-type="string">
            <text:p>telepath17</text:p>
          </table:table-cell>
          <table:table-cell office:value-type="string" calcext:value-type="string">
            <text:p>{'Повествование от первого лица', 'отечественный разработчик', 'научная фантастика', 'киберпанк', 'Главный герой девушка', 'будущее', 'Несколько главных героев'}</text:p>
          </table:table-cell>
          <table:table-cell office:value-type="string" calcext:value-type="string">
            <text:p>drama,science_fiction,mystic,routine</text:p>
          </table:table-cell>
          <table:table-cell office:value-type="string" calcext:value-type="string">
            <text:p>https://drive.google.com/drive/folders/1VUhC-3mvNZumiY0_rWJjVJmyKgHSMdl9?usp=sharing</text:p>
          </table:table-cell>
          <table:table-cell office:value-type="string" calcext:value-type="string">
            <text:p>3412.png</text:p>
          </table:table-cell>
        </table:table-row>
        <table:table-row table:style-name="ro1">
          <table:table-cell office:value-type="string" calcext:value-type="string">
            <text:p>Меланхолия Юмэми (ゆめみメランコリイ)</text:p>
          </table:table-cell>
          <table:table-cell office:value-type="string" calcext:value-type="string">
            <text:p>[Описание]\n\nШитаро — самый что ни на есть обыкновенный человек.\nНо однажды, проснувшись, он обнаруживает в своей квартире незнакомку...\n\n[Кредитка]\n\nИгра переведена командой "Пингвины на льдине":\nПеревод с японского: Янка\nРедактура: Yaru\nКлин картинок: Sayka\nТайп картинок: Sayka\nВнедрение перевода в игру: Sayka, Colonial</text:p>
          </table:table-cell>
          <table:table-cell/>
          <table:table-cell office:value-type="string" calcext:value-type="string">
            <text:p>Менее 2 часов</text:p>
          </table:table-cell>
          <table:table-cell office:value-type="string" calcext:value-type="string">
            <text:p>charon</text:p>
          </table:table-cell>
          <table:table-cell office:value-type="string" calcext:value-type="string">
            <text:p>{'Русский'}</text:p>
          </table:table-cell>
          <table:table-cell office:value-type="string" calcext:value-type="string">
            <text:p>horror</text:p>
          </table:table-cell>
          <table:table-cell office:value-type="string" calcext:value-type="string">
            <text:p>https://drive.google.com/file/d/1BpLOarZzdBpmvM01Iai_eEdis9UBzcnM/view?usp=sharing</text:p>
          </table:table-cell>
          <table:table-cell office:value-type="string" calcext:value-type="string">
            <text:p>3411.jpg</text:p>
          </table:table-cell>
        </table:table-row>
        <table:table-row table:style-name="ro1">
          <table:table-cell office:value-type="string" calcext:value-type="string">
            <text:p>Perfect Gold (Perfect Gold)</text:p>
          </table:table-cell>
          <table:table-cell office:value-type="string" calcext:value-type="string">
            <text:p>Perfect Gold: Счастье Алхимии - это короткометражный визуальный роман, рассказывающий о двух бывших подруг, которые сбежали из заключения, чтобы отпраздновать праздник Подсолнуха. Действие происходит в волшебном городе Каслкоаст, где читатели знакомятся с Одри Клери, студенткой алхимии и наследницей, которая тайно мечтает о другой жизни, и Мерион Лару, бунтаркой ученицей элементарной магии в поисках того, кого когда-то любила.</text:p>
          </table:table-cell>
          <table:table-cell/>
          <table:table-cell office:value-type="string" calcext:value-type="string">
            <text:p>2-10 часов</text:p>
          </table:table-cell>
          <table:table-cell office:value-type="string" calcext:value-type="string">
            <text:p>yangyang_mobile</text:p>
          </table:table-cell>
          <table:table-cell office:value-type="string" calcext:value-type="string">
            <text:p>{'сёдзё-ай', 'фэнтези', 'ШКОЛА'}</text:p>
          </table:table-cell>
          <table:table-cell office:value-type="string" calcext:value-type="string">
            <text:p>romance,fantasy</text:p>
          </table:table-cell>
          <table:table-cell office:value-type="string" calcext:value-type="string">
            <text:p>https://disk.yandex.ru/d/31wAgt7Tx20ynA</text:p>
          </table:table-cell>
          <table:table-cell office:value-type="string" calcext:value-type="string">
            <text:p>3410.jpg</text:p>
          </table:table-cell>
        </table:table-row>
        <table:table-row table:style-name="ro1">
          <table:table-cell office:value-type="string" calcext:value-type="string">
            <text:p>Мушиная возня</text:p>
          </table:table-cell>
          <table:table-cell office:value-type="string" calcext:value-type="string">
            <text:p>Порой в трудную минуту на помощь приходит... прилетает... М У Х А. Но разве сможет муха вычислить квадратный корень или сочинить симфонию?\nВизуал полностью выполнен командой Forkscrapers, музыка частично взята из сети(без авторства) и частично создана нашим композитором(с его авторством).\nИгра была разработана во время участия в гейм джеме по визуальным новеллам от Сообщества авторов игр «Индикатор».\nИграть можно онлайн!</text:p>
          </table:table-cell>
          <table:table-cell/>
          <table:table-cell office:value-type="string" calcext:value-type="string">
            <text:p>Менее 2 часов</text:p>
          </table:table-cell>
          <table:table-cell office:value-type="string" calcext:value-type="string">
            <text:p>komanda_forkscrapers_(forkscrapers</text:p>
          </table:table-cell>
          <table:table-cell office:value-type="string" calcext:value-type="string">
            <text:p>{'Индикатор', 'Повествование от третьего лица', 'отечественный разработчик', 'Главный герой парень', 'Мушиная возня'}</text:p>
          </table:table-cell>
          <table:table-cell office:value-type="string" calcext:value-type="string">
            <text:p>comedy,routine,fantasy</text:p>
          </table:table-cell>
          <table:table-cell office:value-type="string" calcext:value-type="string">
            <text:p>https://forkscrapers.itch.io/fly</text:p>
          </table:table-cell>
          <table:table-cell office:value-type="string" calcext:value-type="string">
            <text:p>3409.jpg</text:p>
          </table:table-cell>
        </table:table-row>
        <table:table-row table:style-name="ro1">
          <table:table-cell office:value-type="string" calcext:value-type="string">
            <text:p>Не Совсем Верно (Not Quite Right)</text:p>
          </table:table-cell>
          <table:table-cell office:value-type="string" calcext:value-type="string">
            <text:p>Поздравляем! Ваша кандидатура на должность «Специалист службы поддержки» в Страховой компании «Not Quite Right» одобрена. Вы приняты на испытательный срок.\n***\nВы менеджер страховой компании. Ваша работа – решать, одобрить ли клиенту выплату по страховому случаю. Верблюд помял машину, затопил сосед сверху или ушёл муж – в жизни может случиться всё.\nБудьте внимательны: кроме настоящих пострадавших, за выплатами обращаются мошенники, нарушители и манипуляторы. А страховая компания ревностно бережёт деньги.\nОт вашего выбора зависит не только судьба клиентов. Расплатитесь ли вы с кредитом? Коллекторы – ребята несговорчивые и совершенно не умеют ждать.\nОсобенности игры:\n• Комедийная визуальная новелла про ошибки, за которые платим либо мы, либо другие.\n• Cобытия основаны на реальных кейсах (и немного – на почти реальных).\n• Аутентичная атмосфера офиса. Компьютер, телефон и болтливый коллега – всё, что нужно для комфортной работы.\n• Моральные дилеммы.\n• Любой выбор может изменить историю.\n• 5 различных концовок.\n• Передача нарратива через игровые механики, визуал и звук.\n• Оригинальный арт: графика в стиле комиксов 1990-х.\n• Инструментальная музыка для большего погружения.\nКак играть:\nЧтобы решить страховой случай, выберите одну из кнопок ответа. В каждом случае вы можете одобрить выплату или отказать. В почте появляются письма, а в браузере - новости. Кнопка "Пуск" - архив диалогов.\nТекстовый, графический и программный код создан командой Dreamtale Games.\nВ игре использованы шрифты с бесплатной лицензией.\n***\nСтатья о том, как создавалась эта игра:\nТут\nИгра была разработана во время участия в гейм джеме по визуальным новеллам от Сообщества авторов игр «Индикатор».\nИграть можно онлайн!</text:p>
          </table:table-cell>
          <table:table-cell/>
          <table:table-cell office:value-type="string" calcext:value-type="string">
            <text:p>Менее 2 часов</text:p>
          </table:table-cell>
          <table:table-cell office:value-type="string" calcext:value-type="string">
            <text:p>dreamtale_games</text:p>
          </table:table-cell>
          <table:table-cell office:value-type="string" calcext:value-type="string">
            <text:p>{'Главный герой парень', 'Не Совсем Верно', 'Повествование от третьего лица', 'отечественный разработчик', 'Индикатор'}</text:p>
          </table:table-cell>
          <table:table-cell office:value-type="string" calcext:value-type="string">
            <text:p>comedy,routine</text:p>
          </table:table-cell>
          <table:table-cell office:value-type="string" calcext:value-type="string">
            <text:p>https://dreamtalegames.itch.io/not-qu1te-right</text:p>
          </table:table-cell>
          <table:table-cell office:value-type="string" calcext:value-type="string">
            <text:p>3408.jpg</text:p>
          </table:table-cell>
        </table:table-row>
        <table:table-row table:style-name="ro1">
          <table:table-cell office:value-type="string" calcext:value-type="string">
            <text:p>Охота на Ведьм Глава 1 (Witch Hunt Chapter 1)</text:p>
          </table:table-cell>
          <table:table-cell office:value-type="string" calcext:value-type="string">
            <text:p>Хочешь попробовать себя в роли инквизитора?\nТы найдёшь мир, в котором есть вещи, выходящие за пределы человеческого понимания. Здесь любая маленькая девочка, седая старушка, красивая молодая девушка может быть ведьмой во плоти. За безобидной внешностью часто скрывается настоящее зло.\nТебе нужно идентифицировать и нейтрализовать ведьму. Будущее этого мира в твоих руках...\nКаждый твой выбор влияет на сюжет истории. Ты завершил игру один раз? Попробуй снова. И, повинуясь твоей воле, мир, персонажи, события откроются с новой неожиданной стороны...</text:p>
          </table:table-cell>
          <table:table-cell/>
          <table:table-cell office:value-type="string" calcext:value-type="string">
            <text:p>Менее 2 часов</text:p>
          </table:table-cell>
          <table:table-cell office:value-type="string" calcext:value-type="string">
            <text:p>exteam</text:p>
          </table:table-cell>
          <table:table-cell office:value-type="string" calcext:value-type="string">
            <text:p>{'Несколько главных героев', 'Повествование от первого лица', 'отечественный разработчик', 'Охота на Ведьм Глава 1'}</text:p>
          </table:table-cell>
          <table:table-cell office:value-type="string" calcext:value-type="string">
            <text:p>mystic,routine,adventure</text:p>
          </table:table-cell>
          <table:table-cell office:value-type="string" calcext:value-type="string">
            <text:p>https://exteam.itch.io/witch-hunt-chapter-1</text:p>
          </table:table-cell>
          <table:table-cell office:value-type="string" calcext:value-type="string">
            <text:p>3404.jpg</text:p>
          </table:table-cell>
        </table:table-row>
        <table:table-row table:style-name="ro1">
          <table:table-cell office:value-type="string" calcext:value-type="string">
            <text:p>Случается!? (ハプニング！？)</text:p>
          </table:table-cell>
          <table:table-cell office:value-type="string" calcext:value-type="string">
            <text:p>Случается, что в таинственном замке маленькая ведьма находит заброшенную библиотеку.\nСлучается, что она нечаянно призывает мужчину из другого мира, который меняет ее жизнь.\nПросто случается любовь, но с кем - решать вам…</text:p>
          </table:table-cell>
          <table:table-cell/>
          <table:table-cell office:value-type="string" calcext:value-type="string">
            <text:p>Менее 2 часов</text:p>
          </table:table-cell>
          <table:table-cell office:value-type="string" calcext:value-type="string">
            <text:p>platonic_f.f</text:p>
          </table:table-cell>
          <table:table-cell office:value-type="string" calcext:value-type="string">
            <text:p>{'русский'}</text:p>
          </table:table-cell>
          <table:table-cell office:value-type="string" calcext:value-type="string">
            <text:p>comedy,romance,adventure,fantasy</text:p>
          </table:table-cell>
          <table:table-cell office:value-type="string" calcext:value-type="string">
            <text:p>https://disk.yandex.ru/d/3SiQ-fWQVx1SJg</text:p>
          </table:table-cell>
          <table:table-cell office:value-type="string" calcext:value-type="string">
            <text:p>3398.jpg</text:p>
          </table:table-cell>
        </table:table-row>
        <table:table-row table:style-name="ro1">
          <table:table-cell office:value-type="string" calcext:value-type="string">
            <text:p>НИИ К.О.Г.Д.А.</text:p>
          </table:table-cell>
          <table:table-cell office:value-type="string" calcext:value-type="string">
            <text:p>70-е годы, СССР. На дне водохранилища находится секретный закрытый объект НИИ КОГДА. Главный герой - младший научный сотрудник Юрий Синичкин. Его начальник, заведующий объектом, неожиданно уезжает в отпуск в Геленджик и оставляет Юру за главного. Теперь его задача - решать вопросы, с которыми к нему обращаются директора институтов и учёные, а также предотвращать экстренные ситуации. Сможет ли младший научный сотрудник справится с грузом ответственности, свалившемся на него?\nИгровой процесс: Решай, кому действительно нужна твоя помощь. Поддерживай баланс всех параметров, иначе будешь уволен. Сохрани прядок на секретном объекте и выйдешь сухим из воды!\nДисклеймер: Всё происходящее в игре является лишь фантазией авторов, все события и персонажи вымышлены. Любое сходство с реальными событиями случайно. Приятной игры!\nИграть можно онлайн!</text:p>
          </table:table-cell>
          <table:table-cell/>
          <table:table-cell office:value-type="string" calcext:value-type="string">
            <text:p>Менее 2 часов</text:p>
          </table:table-cell>
          <table:table-cell office:value-type="string" calcext:value-type="string">
            <text:p>braintrust_(budnichniy</text:p>
          </table:table-cell>
          <table:table-cell office:value-type="string" calcext:value-type="string">
            <text:p>{'отечественный разработчик', 'НИИ К.О.Г.Д.А', 'Главный герой парень', '70-е', 'Повествование от третьего лица'}</text:p>
          </table:table-cell>
          <table:table-cell office:value-type="string" calcext:value-type="string">
            <text:p>routine</text:p>
          </table:table-cell>
          <table:table-cell office:value-type="string" calcext:value-type="string">
            <text:p>https://budnichniy.itch.io/rinever</text:p>
          </table:table-cell>
          <table:table-cell office:value-type="string" calcext:value-type="string">
            <text:p>3397.jpg</text:p>
          </table:table-cell>
        </table:table-row>
        <table:table-row table:style-name="ro1">
          <table:table-cell office:value-type="string" calcext:value-type="string">
            <text:p>Лалка счастья (Koufuku no Lalka / Lalka of Happiness)</text:p>
          </table:table-cell>
          <table:table-cell office:value-type="string" calcext:value-type="string">
            <text:p>--Я вспоминаю это снова и снова. Первый день, выгравированный в моём сердце.\n\n"Добро пожаловать в кафе "Estacion".\n\nЦветок, что улыбается, устремляя свой взор к небу.\nСолнечный свет, как будто расплавляющий всё вокруг.\nВетер, таящий в себе недостижимые желания.\nИ снег, который никогда не растает.\n\nСо сменой сезонов постепенно сплетаются сердца.\n\nПерсонажи:\n\nХозяин. Актёр озвучки: Накашима Юджи.\nХозяин кафе "Estacion".\nВедёт себя сдержанно, вежлив и учтив со всеми. Всегда с заботой относится к своим сотрудникам.\n"Похоже, Вам нравится снег. Вы наблюдаете за ним с тех пор, как пришли."\n\nОливия. Актёр озвучки: Касумидзуки Аой.\nОбслуживающий персонал кафе "Estacion".\nНачала работать в кафе "Estacion" раньше, чем Грэй и Лили, и поэтому приглядывает за ними. Рациональна в своих действиях и не ставит на первый план эмоции.\n"Издавна сложилось так, что в этом городе ветер называют "пением духов".\n\nГрей. Актёр озвучки: Кагами Рэйичи.\nКондитер кафе "Estacion".\nНе особо дружелюбный, но добрый и заботливый. Часто даёт нагоняй Лили, стараясь сохранить лицо.\n"Кондиционер выключен, если так и продолжите смотреть, они растают".\n\nЛили. Актёр озвучки: Ичия Уи*. (*что-то среднее между "У" и "В", как Уэйн или Уотсон)\nОбслуживающий персонал кафе "Estacion".\nТолько недавно начала работать и совершает много ошибок, но всегда настроена позитивно. Прекрасно знает, как выращивать цветы и различные растения.\n"Вам ведь нравятся цветы, да? Прежде у Вас был такой жуткий взгляд!"\n\nКорделик. Актёр озвучки: Рагума.\nДжентльмен, посещающий кафе "Estacion".\nЗнакомый Хозяина, который приходит в кафе, по всей видимости не для того, чтобы перекусить...\n"Кха-ха-ха, извини. Я не то имел в виду".\n\nПродолжительность: от 30 минут до 1 часа.\nМне жаловались на проблему с оптимизацией, так что... да, на слабых компах игра, вероятнее всего, будет висеть, а то и лагать.</text:p>
          </table:table-cell>
          <table:table-cell/>
          <table:table-cell office:value-type="string" calcext:value-type="string">
            <text:p>Менее 2 часов</text:p>
          </table:table-cell>
          <table:table-cell office:value-type="string" calcext:value-type="string">
            <text:p>libretto</text:p>
          </table:table-cell>
          <table:table-cell office:value-type="string" calcext:value-type="string">
            <text:p>{'Русский'}</text:p>
          </table:table-cell>
          <table:table-cell office:value-type="string" calcext:value-type="string">
            <text:p>routine,fiction</text:p>
          </table:table-cell>
          <table:table-cell office:value-type="string" calcext:value-type="string">
            <text:p>https://drive.google.com/file/d/1rMnuf-i9FZ6JRDWw1CIt4vph10yzcbFm/view?usp=sharing</text:p>
          </table:table-cell>
          <table:table-cell office:value-type="string" calcext:value-type="string">
            <text:p>3395.png</text:p>
          </table:table-cell>
        </table:table-row>
        <table:table-row table:style-name="ro1">
          <table:table-cell office:value-type="string" calcext:value-type="string">
            <text:p>История Деда Мороза (Father Frost Story)</text:p>
          </table:table-cell>
          <table:table-cell office:value-type="string" calcext:value-type="string">
            <text:p>Визуальная новелла про путешествие Деда Мороза в реальный мир.\nВаша задача как игрока - делать выборы, чтобы вернуть героев обратно в сказочный мир.</text:p>
          </table:table-cell>
          <table:table-cell/>
          <table:table-cell office:value-type="string" calcext:value-type="string">
            <text:p>Менее 2 часов</text:p>
          </table:table-cell>
          <table:table-cell office:value-type="string" calcext:value-type="string">
            <text:p>jaroslav</text:p>
          </table:table-cell>
          <table:table-cell office:value-type="string" calcext:value-type="string">
            <text:p>{'Повествование от первого лица', 'фэнтези', 'Главный герой парень', 'История Деда Мороза', 'отечественный разработчик'}</text:p>
          </table:table-cell>
          <table:table-cell office:value-type="string" calcext:value-type="string">
            <text:p>adventure,fantasy</text:p>
          </table:table-cell>
          <table:table-cell office:value-type="string" calcext:value-type="string">
            <text:p>https://jarnerogd.itch.io/ffstory</text:p>
          </table:table-cell>
          <table:table-cell office:value-type="string" calcext:value-type="string">
            <text:p>3394.jpg</text:p>
          </table:table-cell>
        </table:table-row>
        <table:table-row table:style-name="ro1">
          <table:table-cell office:value-type="string" calcext:value-type="string">
            <text:p>Пёстрые полотна Шагающего Города (Canvas Colors: In The Moving City)</text:p>
          </table:table-cell>
          <table:table-cell office:value-type="string" calcext:value-type="string">
            <text:p>Шагающий Город так зовётся неспроста - он, мать его, шагает! Куда-то. Вперёд. И никогда не стоит на месте.\nА работа Почтальона в таком городе сложна вдвойне, попробуй-ка найди нужный дом, когда эти самые дома бродят туда-сюда.\nИ вот наша ГГ-иня по имени Мэгги, работая Почтальоном, должна доставить письмецо в дом, который внезапно сломался и валяется где-то уже далеко позади ушагавшего вперёд города. И как всегда, в том доме её ждёт кое-кто очень необычный...\n\n______________________________\n\n\n\n\n\n\n\n\nДоступно только для пользователей\n\n\n\n\n\n\n\nОтзывы Новельного клуба им. Моники</text:p>
          </table:table-cell>
          <table:table-cell/>
          <table:table-cell office:value-type="string" calcext:value-type="string">
            <text:p>Менее 2 часов</text:p>
          </table:table-cell>
          <table:table-cell office:value-type="string" calcext:value-type="string">
            <text:p>unfinished_circl</text:p>
          </table:table-cell>
          <table:table-cell office:value-type="string" calcext:value-type="string">
            <text:p>{'Русский'}</text:p>
          </table:table-cell>
          <table:table-cell office:value-type="string" calcext:value-type="string">
            <text:p>comedy,fantasy</text:p>
          </table:table-cell>
          <table:table-cell office:value-type="string" calcext:value-type="string">
            <text:p>https://mega.nz/file/GIYDwagZ#QVqfZLUOPxjr3siD8vrPu0YKAhqNV80Tbi89BDfjeeM</text:p>
          </table:table-cell>
          <table:table-cell office:value-type="string" calcext:value-type="string">
            <text:p>3391.jpg</text:p>
          </table:table-cell>
        </table:table-row>
        <table:table-row table:style-name="ro1">
          <table:table-cell office:value-type="string" calcext:value-type="string">
            <text:p>Пользователь Проекта! (PROJECT UsER!)</text:p>
          </table:table-cell>
          <table:table-cell office:value-type="string" calcext:value-type="string">
            <text:p>Мы готовы рассказать первую историю ...\nМы надеемся, что вы сможете погрузиться и исследовать её.\nВсе мечтали о бессмертии, но какую ужасную цену пришлось заплатить.\nИ как далеко заведут вас ваши амбиции ...\nИзобретатель, мечтающий о вечной жизни, получает очень странное послание.\nПослание, которое изменит всю его жизнь.\nНо кто знает, насколько ...\nСлова: ~5000.\nКонцовки: 11 уникальных концовок.</text:p>
          </table:table-cell>
          <table:table-cell/>
          <table:table-cell office:value-type="string" calcext:value-type="string">
            <text:p>Менее 2 часов</text:p>
          </table:table-cell>
          <table:table-cell office:value-type="string" calcext:value-type="string">
            <text:p>cloverfield</text:p>
          </table:table-cell>
          <table:table-cell office:value-type="string" calcext:value-type="string">
            <text:p>{'будущее', 'Главный герой парень', 'Повествование от первого лица', 'Пользователь Проекта', 'отечественный разработчик'}</text:p>
          </table:table-cell>
          <table:table-cell office:value-type="string" calcext:value-type="string">
            <text:p>drama,fiction</text:p>
          </table:table-cell>
          <table:table-cell office:value-type="string" calcext:value-type="string">
            <text:p>https://cl0verfield.itch.io/project-user?download</text:p>
          </table:table-cell>
          <table:table-cell office:value-type="string" calcext:value-type="string">
            <text:p>3390.jpg</text:p>
          </table:table-cell>
        </table:table-row>
        <table:table-row table:style-name="ro1">
          <table:table-cell office:value-type="string" calcext:value-type="string">
            <text:p>Романтичный детектив 2 (Romance Detective 2)</text:p>
          </table:table-cell>
          <table:table-cell office:value-type="string" calcext:value-type="string">
            <text:p>Описание:\n\nПродолжение первой части Romance Detective.\n\nДанная новелла описывает события, которые произошли после спасения Лавблума от роз. Благодаря усилиям Романтичного детектива и Романтичного копа, в городе воцарилось спокойствие. Но надолго ли? Вас ждёт новое расследование, сопровождаемое интригами и тайнами. Смогут ли девушки пройти через все испытания и вывести на чистую воду преступника? И самое главное, получится ли у них сохранить между собой любовь и доверие?\n\nВнимание:\nИстория полностью завершена, однако некоторые изображения выполнены в форме набросков и скетчей. Тем не менее, надеюсь, вам это не помешает насладиться игрой.\n\nАльтернативные ссылки:\nЯндекс.Диск</text:p>
          </table:table-cell>
          <table:table-cell/>
          <table:table-cell office:value-type="string" calcext:value-type="string">
            <text:p>Менее 2 часов</text:p>
          </table:table-cell>
          <table:table-cell office:value-type="string" calcext:value-type="string">
            <text:p>nomnomnami</text:p>
          </table:table-cell>
          <table:table-cell office:value-type="string" calcext:value-type="string">
            <text:p>{'Русский'}</text:p>
          </table:table-cell>
          <table:table-cell office:value-type="string" calcext:value-type="string">
            <text:p>comedy,romance,detective</text:p>
          </table:table-cell>
          <table:table-cell office:value-type="string" calcext:value-type="string">
            <text:p>https://drive.google.com/file/d/1kAFyVySFRoeBsIlr5xFMvudz1iX8CXT7</text:p>
          </table:table-cell>
          <table:table-cell office:value-type="string" calcext:value-type="string">
            <text:p>3383.png</text:p>
          </table:table-cell>
        </table:table-row>
        <table:table-row table:style-name="ro1">
          <table:table-cell office:value-type="string" calcext:value-type="string">
            <text:p>Идеальный Мир (Ideal World)</text:p>
          </table:table-cell>
          <table:table-cell office:value-type="string" calcext:value-type="string">
            <text:p>«Что-ж, меня, как и другую сотню таких же студентов, отправили на производственную практику. Ничего такого, просто очередная работа, очередной опыт. В конце концов все мы были выбраны для этого. Наша суть была прописана нам при рождении. И я не считаю это неправильным. Да, возможно, у тебя есть желания по поводу своей жизни. Но ведь человек не может контролировать то, кем он родится. В конце концов все мы были выбраны для этого. Наша суть была прописана нам при рождении. И пусть по всему городу и появляются несогласные с этим личности. Лично я не понимаю их. Зачем идти против системы, если тебе заранее дали понять, что ты можешь и точно будешь уметь делать? Более того, я не чувствую потребности в чем либо, город, наша система, полностью справляется с нуждами каждого человека и предоставляет все необходимое для жизни. Опять бот сам справиться не может? Эх… Придётся разгребать остатки прошлой эры вручную…»\n«Ideal World» это небольшое приключение в мир будущего, лишённого ошибок. По крайней мере так кажется на первый взгляд. Главного героя ждут неожиданные открытия и находки из давно ушедшей эпохи, которые заставят его задуматься о правильности уклада мира. Существует ли смысл в жизни ради эффективности? Каково предназначение искусства? И стоит ли смотреть на жизнь только прагматичным взглядом? Со всем этим герою предстоит столкнуться и решить для себя, какой мир ему нравится больше: суровый, но справедливый или бессмысленный, но необъяснимо притягательный.</text:p>
          </table:table-cell>
          <table:table-cell/>
          <table:table-cell office:value-type="string" calcext:value-type="string">
            <text:p>Менее 2 часов</text:p>
          </table:table-cell>
          <table:table-cell office:value-type="string" calcext:value-type="string">
            <text:p>primepixel</text:p>
          </table:table-cell>
          <table:table-cell office:value-type="string" calcext:value-type="string">
            <text:p>{'Идеальный мир', 'отечественный разработчик', 'Главный герой парень', 'будущее', 'Повествование от первого лица'}</text:p>
          </table:table-cell>
          <table:table-cell office:value-type="string" calcext:value-type="string">
            <text:p>routine,adventure,fiction</text:p>
          </table:table-cell>
          <table:table-cell office:value-type="string" calcext:value-type="string">
            <text:p>https://primepixel.itch.io/ideal-world</text:p>
          </table:table-cell>
          <table:table-cell office:value-type="string" calcext:value-type="string">
            <text:p>3376.jpg</text:p>
          </table:table-cell>
        </table:table-row>
        <table:table-row table:style-name="ro1">
          <table:table-cell office:value-type="string" calcext:value-type="string">
            <text:p>Загадочная Неку Вайфу 3 (Mosaique Neko Waifus 3)</text:p>
          </table:table-cell>
          <table:table-cell office:value-type="string" calcext:value-type="string">
            <text:p>Головоломка с девушкой из аниме: ролевая игра и небольшая новелла с уникальным визуальным оформлением. Четыре очаровательных девушки-неко хотят разузнать о вас все. Почувствуйте магию! Флиртуйте с ними и собирайте предметы, которые помогут прокачать ваши навыки!\nБыть может, их привлёк огонь в ваших глазах или ваш ум и крепкое телосложение. Тем не мнее, все девушки-неко хотят встретиться с вами, поддавшись вашему влечению.\nНе заставляйте их ждать!\n• Покажите харизму и шарм, выбирая различные варианты беседы!\n• Собирайте предметы, чтобы прокачать свои навыки.\n• Просматривайте все разблокированные сцены прямо в галерее.\n• Расслабляйтесь и получайте море удовольствия!\n• 20 загадок.\n• 100 достижений.\nДругие игры данного автора на сайте:\nХентай Мозаика Неко Вайфу\nЗагадочная Неку Вайфу 2</text:p>
          </table:table-cell>
          <table:table-cell/>
          <table:table-cell office:value-type="string" calcext:value-type="string">
            <text:p>Менее 2 часов</text:p>
          </table:table-cell>
          <table:table-cell office:value-type="string" calcext:value-type="string">
            <text:p>lil_hentai_games</text:p>
          </table:table-cell>
          <table:table-cell office:value-type="string" calcext:value-type="string">
            <text:p>{'Повествование от первого лица', 'Иностранный разработчик', 'Загадочная Неку Вайфу 3', 'Несколько главных героев', 'неко'}</text:p>
          </table:table-cell>
          <table:table-cell office:value-type="string" calcext:value-type="string">
            <text:p>routine,fantasy,hentai</text:p>
          </table:table-cell>
          <table:table-cell office:value-type="string" calcext:value-type="string">
            <text:p>https://mega.nz/file/J6RWyZCL#JyOa9rSzDIA1jhVUfRy4qoza7KfqeDbpIM84DaT3vr8</text:p>
          </table:table-cell>
          <table:table-cell office:value-type="string" calcext:value-type="string">
            <text:p>3373.jpg</text:p>
          </table:table-cell>
        </table:table-row>
        <table:table-row table:style-name="ro1">
          <table:table-cell office:value-type="string" calcext:value-type="string">
            <text:p>Maid Mansion</text:p>
          </table:table-cell>
          <table:table-cell office:value-type="string" calcext:value-type="string">
            <text:p>Молодой человек наследует особняк своего деда при одном условии: он никогда не сможет уволить выбранную им горничную. Теперь он хозяин поместья и волен преследовать свои личные интересы и желания...\n\nОсобенности:\n22 Концовки.\nВыбор имени протагониста.\nМясо, матюки, убийства и голые сиськи.</text:p>
          </table:table-cell>
          <table:table-cell/>
          <table:table-cell office:value-type="string" calcext:value-type="string">
            <text:p>2-10 часов</text:p>
          </table:table-cell>
          <table:table-cell office:value-type="string" calcext:value-type="string">
            <text:p>crazy_cactus_entertainment</text:p>
          </table:table-cell>
          <table:table-cell office:value-type="string" calcext:value-type="string">
            <text:p>{'Главный герой парень', 'Наши дни', 'Иностранный разработчик', 'любовный треугольник'}</text:p>
          </table:table-cell>
          <table:table-cell office:value-type="string" calcext:value-type="string">
            <text:p>drama,romance,detective,routine,hentai</text:p>
          </table:table-cell>
          <table:table-cell office:value-type="string" calcext:value-type="string">
            <text:p>https://disk.yandex.ru/d/682C1tDWQD1y4A</text:p>
          </table:table-cell>
          <table:table-cell office:value-type="string" calcext:value-type="string">
            <text:p>3371.jpg</text:p>
          </table:table-cell>
        </table:table-row>
        <table:table-row table:style-name="ro1">
          <table:table-cell office:value-type="string" calcext:value-type="string">
            <text:p>Принцесса кошек РЕБУТ</text:p>
          </table:table-cell>
          <table:table-cell office:value-type="string" calcext:value-type="string">
            <text:p>Игра-тизер к готовящейся новелле. Создана на первое апреля) Это "найди котика" с двумя концовками и графикой и музыкой и будущей "Принцессы кошек"</text:p>
          </table:table-cell>
          <table:table-cell/>
          <table:table-cell office:value-type="string" calcext:value-type="string">
            <text:p>Менее 2 часов</text:p>
          </table:table-cell>
          <table:table-cell office:value-type="string" calcext:value-type="string">
            <text:p>feather_visual_novell</text:p>
          </table:table-cell>
          <table:table-cell office:value-type="string" calcext:value-type="string">
            <text:p>{'фэнтези', 'коты', '1 апреля'}</text:p>
          </table:table-cell>
          <table:table-cell office:value-type="string" calcext:value-type="string">
            <text:p>parody,fantasy</text:p>
          </table:table-cell>
          <table:table-cell office:value-type="string" calcext:value-type="string">
            <text:p>https://disk.yandex.ru/d/bHDVk7SlnMc4_g</text:p>
          </table:table-cell>
          <table:table-cell office:value-type="string" calcext:value-type="string">
            <text:p>3370.png</text:p>
          </table:table-cell>
        </table:table-row>
        <table:table-row table:style-name="ro1">
          <table:table-cell office:value-type="string" calcext:value-type="string">
            <text:p>Какой-то сальный день (KCD)</text:p>
          </table:table-cell>
          <table:table-cell office:value-type="string" calcext:value-type="string">
            <text:p>Что ты любишь есть с салом? Хлеб, картошку, чеснок или даже масло? Кого бы ты выбрала? Друга детства, спортсмена школы, милого младшеклассника или учителя? Узнай как все это связанно в визуально новелле "Какой-то сальный день"!</text:p>
          </table:table-cell>
          <table:table-cell/>
          <table:table-cell office:value-type="string" calcext:value-type="string">
            <text:p>Менее 2 часов</text:p>
          </table:table-cell>
          <table:table-cell office:value-type="string" calcext:value-type="string">
            <text:p>honey_moon</text:p>
          </table:table-cell>
          <table:table-cell office:value-type="string" calcext:value-type="string">
            <text:p>{'ШКОЛА', 'гарем', 'Повествование от первого лица', 'Наши дни', 'отомэ', 'отечественный разработчик', 'Главный герой девушка', 'трэш', 'KCD'}</text:p>
          </table:table-cell>
          <table:table-cell office:value-type="string" calcext:value-type="string">
            <text:p>romance,school,hentai</text:p>
          </table:table-cell>
          <table:table-cell office:value-type="string" calcext:value-type="string">
            <text:p>https://yadi.sk/d/hmmIYtxVGE--hw</text:p>
          </table:table-cell>
          <table:table-cell office:value-type="string" calcext:value-type="string">
            <text:p>3369.png</text:p>
          </table:table-cell>
        </table:table-row>
        <table:table-row table:style-name="ro1">
          <table:table-cell office:value-type="string" calcext:value-type="string">
            <text:p>Багаж (Luggage)</text:p>
          </table:table-cell>
          <table:table-cell office:value-type="string" calcext:value-type="string">
            <text:p>Нам приходится принять решение, что взять с собой в дорогу. От выбора зависит, каким будет наш путь.\nСмогу ли я не ошибиться?\n\nНад проектом трудились\nСценарий - Ксения Жилинкова\nХудожник - LillyLee\nПрограммная часть - Сергей Волчков</text:p>
          </table:table-cell>
          <table:table-cell/>
          <table:table-cell office:value-type="string" calcext:value-type="string">
            <text:p>Менее 2 часов</text:p>
          </table:table-cell>
          <table:table-cell office:value-type="string" calcext:value-type="string">
            <text:p>ad_team</text:p>
          </table:table-cell>
          <table:table-cell office:value-type="string" calcext:value-type="string">
            <text:p>{''}</text:p>
          </table:table-cell>
          <table:table-cell office:value-type="string" calcext:value-type="string">
            <text:p>drama,romance</text:p>
          </table:table-cell>
          <table:table-cell office:value-type="string" calcext:value-type="string">
            <text:p>https://drive.google.com/file/d/1E3mgRfZrasMcNvhbfaT-8w3MoIfPFBjz</text:p>
          </table:table-cell>
          <table:table-cell office:value-type="string" calcext:value-type="string">
            <text:p>3367.png</text:p>
          </table:table-cell>
        </table:table-row>
        <table:table-row table:style-name="ro1">
          <table:table-cell office:value-type="string" calcext:value-type="string">
            <text:p>Воссоединение Душ (Reunion of The Souls)</text:p>
          </table:table-cell>
          <table:table-cell office:value-type="string" calcext:value-type="string">
            <text:p>Фан-игра по Элдарии.\n\nЧетырнадцатое февраля – День Святого Валентина. Цветы, валентинки, шоколад. Для многих этот праздник считается удачным моментом, чтобы признаться в любви или напомнить второй половине о своих чувствах. Вот только в мире Фей такого праздника не существует. Возможно, стоит это исправить?</text:p>
          </table:table-cell>
          <table:table-cell/>
          <table:table-cell office:value-type="string" calcext:value-type="string">
            <text:p>2-10 часов</text:p>
          </table:table-cell>
          <table:table-cell office:value-type="string" calcext:value-type="string">
            <text:p>deadline_studio</text:p>
          </table:table-cell>
          <table:table-cell office:value-type="string" calcext:value-type="string">
            <text:p>{'отечественный разработчик', 'Элдария', 'отомэ', 'Главный герой девушка', 'фэнтези'}</text:p>
          </table:table-cell>
          <table:table-cell office:value-type="string" calcext:value-type="string">
            <text:p>romance,routine,fantasy</text:p>
          </table:table-cell>
          <table:table-cell office:value-type="string" calcext:value-type="string">
            <text:p>https://drive.google.com/uc?export=download&amp;id=1-8TpsFZanrhwtkWptA1pparEmz5s4J4t</text:p>
          </table:table-cell>
          <table:table-cell office:value-type="string" calcext:value-type="string">
            <text:p>3363.png</text:p>
          </table:table-cell>
        </table:table-row>
        <table:table-row table:style-name="ro1">
          <table:table-cell office:value-type="string" calcext:value-type="string">
            <text:p>Первая версия Бесконечного Лета (Слив) (Эроге с маскотами)</text:p>
          </table:table-cell>
          <table:table-cell office:value-type="string" calcext:value-type="string">
            <text:p>Перед Вами первая версия "Бесконечного Лета" впервые на Anivisual!\nРазработка "Бесконечного Лета" началась в 2008 году на имиджборде и за 5 лет создания визуальной новеллы она претерпела крайние изменения не раз. У игры существует аж целых 4 вида: Альфа (2009), Демо (2009), 1.0 (2013) и сам релиз (2013).\nИстория с альфа-версией случилась чисто случайно. Некий Сорк слил в сеть репозиторий "Тихое Рождество" и саму альфа версию "Эроге с маскотами" - так именно назывался проект на стадии начала разработки будущего "Бесконечного Лета".\n\nАльфа версия крайне отличается от всех остальных:\n- Старые и первые спрайты персонажей\n- Отличительный сценарный ход от slo\n- Реальные фотографии в качестве фонов, которые были прототипами для будущих уже фонов\n- 2 неполных игровых дня. *Напомню, что это всего лишь черновик, который случайно оказался в сети в 2009 году.</text:p>
          </table:table-cell>
          <table:table-cell/>
          <table:table-cell office:value-type="string" calcext:value-type="string">
            <text:p>Менее 2 часов</text:p>
          </table:table-cell>
          <table:table-cell office:value-type="string" calcext:value-type="string">
            <text:p>erogame_project</text:p>
          </table:table-cell>
          <table:table-cell office:value-type="string" calcext:value-type="string">
            <text:p>{''}</text:p>
          </table:table-cell>
          <table:table-cell office:value-type="string" calcext:value-type="string">
            <text:p>comedy,parody,adventure,fiction</text:p>
          </table:table-cell>
          <table:table-cell office:value-type="string" calcext:value-type="string">
            <text:p>https://drive.google.com/file/d/1qOWirISpH0PieQvOLiGIydV3TxIIONMk/view?usp=sharing</text:p>
          </table:table-cell>
          <table:table-cell office:value-type="string" calcext:value-type="string">
            <text:p>3361.png</text:p>
          </table:table-cell>
        </table:table-row>
        <table:table-row table:style-name="ro1">
          <table:table-cell office:value-type="string" calcext:value-type="string">
            <text:p>Сезон Медуз (Jellyfish Season)</text:p>
          </table:table-cell>
          <table:table-cell office:value-type="string" calcext:value-type="string">
            <text:p>«Сезон медуз» — это очень короткая визуальная новелла. Притча, повествующая о людях, пытающихся найти себя в жизни. Вам предстоит сыграть за толстяка по имени Никлас, который встречает на тропическом пляже странную девушку. Она пишет стихи и заявляет, что она... мертва.\nВ игре нет выборов. Только один пляж. Одна девушка. Очень много медуз.</text:p>
          </table:table-cell>
          <table:table-cell/>
          <table:table-cell office:value-type="string" calcext:value-type="string">
            <text:p>Менее 2 часов</text:p>
          </table:table-cell>
          <table:table-cell office:value-type="string" calcext:value-type="string">
            <text:p>kombinat</text:p>
          </table:table-cell>
          <table:table-cell office:value-type="string" calcext:value-type="string">
            <text:p>{'Season', 'Jellyfish', 'Главный герой парень', 'Наши дни', 'отечественный разработчик', 'Несколько главных героев'}</text:p>
          </table:table-cell>
          <table:table-cell office:value-type="string" calcext:value-type="string">
            <text:p>drama</text:p>
          </table:table-cell>
          <table:table-cell office:value-type="string" calcext:value-type="string">
            <text:p>https://drive.google.com/file/d/1bOwi6KgXKj8WbP64RDgwRR402Xxwyfwd/view?usp=sharing</text:p>
          </table:table-cell>
          <table:table-cell office:value-type="string" calcext:value-type="string">
            <text:p>3360.png</text:p>
          </table:table-cell>
        </table:table-row>
        <table:table-row table:style-name="ro1">
          <table:table-cell office:value-type="string" calcext:value-type="string">
            <text:p>Адастра (Adastra)</text:p>
          </table:table-cell>
          <table:table-cell office:value-type="string" calcext:value-type="string">
            <text:p>Адастра - это романтический визуальный роман с целой кучей научно-фантастических и политических интриг вперемешку. Вы испытаете на себе опасности управления империей в смятении, решая, кому вы должны и кому определенно не должны доверять.\n\nВсе это начинается, когда вы проводите лучшее время своей жизни в Риме по программе обучения за границей. Как только вы устраиваетесь, вас внезапно похищает инопланетянин. Чего он от хочет? Ну, он, кажется, не хочет говорить, и не успеете вы оглянуться, как окажетесь за миллионы миль от Земли на пути в империю, о которой вы ничего не знаете.\n\nВ атмосфере перебежчиков и предателей, вы начинаете задаваться вопросом, является ли инопланетянин, который похитил вас, единственным существом, которому вы можете доверять больше всего.</text:p>
          </table:table-cell>
          <table:table-cell/>
          <table:table-cell office:value-type="string" calcext:value-type="string">
            <text:p>10-30 часов</text:p>
          </table:table-cell>
          <table:table-cell office:value-type="string" calcext:value-type="string">
            <text:p>echoproject</text:p>
          </table:table-cell>
          <table:table-cell office:value-type="string" calcext:value-type="string">
            <text:p>{'Русский'}</text:p>
          </table:table-cell>
          <table:table-cell office:value-type="string" calcext:value-type="string">
            <text:p>drama,science_fiction,romance,detective,mystic,adventure,fiction,triller</text:p>
          </table:table-cell>
          <table:table-cell office:value-type="string" calcext:value-type="string">
            <text:p>https://drive.google.com/file/d/1Qg2jsOAwby4W43pgixehsH_X4dDT0RSb/view?usp=sharing</text:p>
          </table:table-cell>
          <table:table-cell office:value-type="string" calcext:value-type="string">
            <text:p>3358.png</text:p>
          </table:table-cell>
        </table:table-row>
        <table:table-row table:style-name="ro1">
          <table:table-cell office:value-type="string" calcext:value-type="string">
            <text:p>Угольки магии (Embers of Magic)</text:p>
          </table:table-cell>
          <table:table-cell office:value-type="string" calcext:value-type="string">
            <text:p>Embers of Magic - короткий визуальный роман, рассказывающий о приключениях ведьмы Лианы. Сбежав с родного летающего острова, девушка спускается на опасную и неизведанную землю, желая найти ответы.\n\nДействие новеллы происходит в том же мире, что и действия игры Brilliant Shadows, только на 300 лет раньше.</text:p>
          </table:table-cell>
          <table:table-cell/>
          <table:table-cell office:value-type="string" calcext:value-type="string">
            <text:p>Менее 2 часов</text:p>
          </table:table-cell>
          <table:table-cell office:value-type="string" calcext:value-type="string">
            <text:p>ithaqua_labs</text:p>
          </table:table-cell>
          <table:table-cell office:value-type="string" calcext:value-type="string">
            <text:p>{'Русский'}</text:p>
          </table:table-cell>
          <table:table-cell office:value-type="string" calcext:value-type="string">
            <text:p>comedy,action,adventure</text:p>
          </table:table-cell>
          <table:table-cell office:value-type="string" calcext:value-type="string">
            <text:p>https://drive.google.com/file/d/1wO6Gu-sE2WkUH-c3rNFAzDUBUQqKU1en/view?usp=sharing</text:p>
          </table:table-cell>
          <table:table-cell office:value-type="string" calcext:value-type="string">
            <text:p>3354.jpg</text:p>
          </table:table-cell>
        </table:table-row>
        <table:table-row table:style-name="ro1">
          <table:table-cell office:value-type="string" calcext:value-type="string">
            <text:p>Однажды в ДримТауне[Глава 5 - Золотое Издание] (Once upon a time in DreamTown)</text:p>
          </table:table-cell>
          <table:table-cell office:value-type="string" calcext:value-type="string">
            <text:p>Элина студентка отличница, приехала учиться в ДримТаун из небольшого городка. Когда ей урезали государственную стипендию, она начала искать подработку в свободное от учёбы время. Однажды ей поступает телефонный звонок с предложением подработки - позаниматься с парнем, который уже несколько лет не выходит из дома из-за психологических проблем. С большой осторожностью и неохотой она принимает это предложение. Но она ещё не догадывается во что впутывается...</text:p>
          </table:table-cell>
          <table:table-cell/>
          <table:table-cell office:value-type="string" calcext:value-type="string">
            <text:p>Менее 2 часов</text:p>
          </table:table-cell>
          <table:table-cell office:value-type="string" calcext:value-type="string">
            <text:p>vigor_games</text:p>
          </table:table-cell>
          <table:table-cell office:value-type="string" calcext:value-type="string">
            <text:p>{'ДримТауне', 'Главный герой девушка', 'upon', 'Повествование от первого лица', 'Несколько главных героев', 'Once', 'отечественный разработчик', 'In', 'Главный герой парень', 'DreamTown', 'однажды', 'Time'}</text:p>
          </table:table-cell>
          <table:table-cell office:value-type="string" calcext:value-type="string">
            <text:p>comedy,romance,detective,routine</text:p>
          </table:table-cell>
          <table:table-cell office:value-type="string" calcext:value-type="string">
            <text:p>https://www.mediafire.com/file/6q9yjjm63x1vq1i/InDTChFiveGE-win.zip/file</text:p>
          </table:table-cell>
          <table:table-cell office:value-type="string" calcext:value-type="string">
            <text:p>3348.png</text:p>
          </table:table-cell>
        </table:table-row>
        <table:table-row table:style-name="ro1">
          <table:table-cell office:value-type="string" calcext:value-type="string">
            <text:p>Миша</text:p>
          </table:table-cell>
          <table:table-cell office:value-type="string" calcext:value-type="string">
            <text:p>На войне всегда случаются трагедии. Ужасные для тысяч и миллионов людей, и маленькие, важные для единиц, но от того не менее страшные и печальные. Об одной из таких, маленьких трагедий, и пойдет речь.\n\nПродолжительность: 20 минут\n\nПредупреждение!\nВ новелле нет настроек!</text:p>
          </table:table-cell>
          <table:table-cell/>
          <table:table-cell office:value-type="string" calcext:value-type="string">
            <text:p>Менее 2 часов</text:p>
          </table:table-cell>
          <table:table-cell office:value-type="string" calcext:value-type="string">
            <text:p>hiroma</text:p>
          </table:table-cell>
          <table:table-cell office:value-type="string" calcext:value-type="string">
            <text:p>{'отечественный разработчик', 'Повествование от первого лица', 'Главный герой парень'}</text:p>
          </table:table-cell>
          <table:table-cell office:value-type="string" calcext:value-type="string">
            <text:p>drama</text:p>
          </table:table-cell>
          <table:table-cell office:value-type="string" calcext:value-type="string">
            <text:p>https://drive.google.com/drive/folders/1Mdy06TFjCKj3jYKOlGZbU_I5rdXbofe3?usp=sharing</text:p>
          </table:table-cell>
          <table:table-cell office:value-type="string" calcext:value-type="string">
            <text:p>3347.jpg</text:p>
          </table:table-cell>
        </table:table-row>
        <table:table-row table:style-name="ro1">
          <table:table-cell office:value-type="string" calcext:value-type="string">
            <text:p>Зимний дождь и весенняя радуга (冬の雨と春の虹)</text:p>
          </table:table-cell>
          <table:table-cell office:value-type="string" calcext:value-type="string">
            <text:p>Однажды дождливым вечером.\nНебольшая сельская кофейня должна скоро закрыться, новых посетителей не ожидалось.\nЭто было еще одно спокойное завершение дня.\nНо...\nПрямо перед закрытием, кафе посетила девушка с немного необычной внешностью.\nОна потеряла память и не знала, зачем пришла сюда.\nТаким образом, в самую обычную повседневность внезапно ворвалось что-то необыкновенное.\nЭто немного загадочная история между особенной девушкой и хозяином кофейни.</text:p>
          </table:table-cell>
          <table:table-cell/>
          <table:table-cell office:value-type="string" calcext:value-type="string">
            <text:p>Менее 2 часов</text:p>
          </table:table-cell>
          <table:table-cell office:value-type="string" calcext:value-type="string">
            <text:p>fraulein</text:p>
          </table:table-cell>
          <table:table-cell office:value-type="string" calcext:value-type="string">
            <text:p>{'русский'}</text:p>
          </table:table-cell>
          <table:table-cell office:value-type="string" calcext:value-type="string">
            <text:p>mystic,routine</text:p>
          </table:table-cell>
          <table:table-cell office:value-type="string" calcext:value-type="string">
            <text:p>https://disk.yandex.ru/d/UXr-uFL-dBCl-g</text:p>
          </table:table-cell>
          <table:table-cell office:value-type="string" calcext:value-type="string">
            <text:p>3344.png</text:p>
          </table:table-cell>
        </table:table-row>
        <table:table-row table:style-name="ro1">
          <table:table-cell office:value-type="string" calcext:value-type="string">
            <text:p>Спички</text:p>
          </table:table-cell>
          <table:table-cell office:value-type="string" calcext:value-type="string">
            <text:p>История разворачивается вокруг сгоревшего приюта. Вам, в лице дознавателя, необходимо докопаться до истины и узнать, кто повинен в пожаре, в котором погиб ребенок...\n\n... или же всему виной просто детская шалость?..\n\nИгра была разработана во время участия в гейм джеме по визуальным новеллам от Сообщества авторов игр «Индикатор»</text:p>
          </table:table-cell>
          <table:table-cell/>
          <table:table-cell office:value-type="string" calcext:value-type="string">
            <text:p>Менее 2 часов</text:p>
          </table:table-cell>
          <table:table-cell office:value-type="string" calcext:value-type="string">
            <text:p>mrak_studio</text:p>
          </table:table-cell>
          <table:table-cell office:value-type="string" calcext:value-type="string">
            <text:p>{'Повествование от первого лица', 'отечественный разработчик'}</text:p>
          </table:table-cell>
          <table:table-cell office:value-type="string" calcext:value-type="string">
            <text:p>drama,detective</text:p>
          </table:table-cell>
          <table:table-cell office:value-type="string" calcext:value-type="string">
            <text:p>https://mrakstudio.itch.io/matches</text:p>
          </table:table-cell>
          <table:table-cell office:value-type="string" calcext:value-type="string">
            <text:p>3340.png</text:p>
          </table:table-cell>
        </table:table-row>
        <table:table-row table:style-name="ro1">
          <table:table-cell office:value-type="string" calcext:value-type="string">
            <text:p>La Faille</text:p>
          </table:table-cell>
          <table:table-cell office:value-type="string" calcext:value-type="string">
            <text:p>Мы можем помолчать, мы можем петь,\nСтоять или бежать, но всё равно гореть.\nОгромный синий кит порвать не может сеть.\nСдаваться или нет, но всё равно гореть!\nLumen\n\nМаленькая новелла о нескольких днях из жизни французских школьников. Милая и на первый взгляд незамысловатая, но в ней нашлось место мистике и драме.\nСразу предупреждая вопросы: никаких романов тут нет (хотя судя по коду очень даже планировались), а вот романтики хоть отбавляй.\nУчитывая, что работа конкурсная, уровень проработки — моё почтение (всё, кроме кошмарного стандартного ренпаевского меню настроек).\n\nОсобенности:\n- участница (и победительница в нескольких категориях) французского конкурса 2021 Fiction Interactive\n- комиксовая анимация диалогов и "камера", вроде бы ничего особенного, но живости добавляет :)\n- наличие выборов (но сама новелла по сути линейна)\n- 3 "ветки", но они влияют на выбор персонажей в окружении, а не на развитие сюжета.</text:p>
          </table:table-cell>
          <table:table-cell/>
          <table:table-cell office:value-type="string" calcext:value-type="string">
            <text:p>Менее 2 часов</text:p>
          </table:table-cell>
          <table:table-cell office:value-type="string" calcext:value-type="string">
            <text:p>chester</text:p>
          </table:table-cell>
          <table:table-cell office:value-type="string" calcext:value-type="string">
            <text:p>{'русский'}</text:p>
          </table:table-cell>
          <table:table-cell office:value-type="string" calcext:value-type="string">
            <text:p>drama,mystic,routine,school</text:p>
          </table:table-cell>
          <table:table-cell office:value-type="string" calcext:value-type="string">
            <text:p>https://drive.google.com/file/d/1AKWHK0UMwM-0s-9Jus2fnG40Z92PNptL/view?usp=sharing</text:p>
          </table:table-cell>
          <table:table-cell office:value-type="string" calcext:value-type="string">
            <text:p>3334.png</text:p>
          </table:table-cell>
        </table:table-row>
        <table:table-row table:style-name="ro1">
          <table:table-cell office:value-type="string" calcext:value-type="string">
            <text:p>Овощи</text:p>
          </table:table-cell>
          <table:table-cell office:value-type="string" calcext:value-type="string">
            <text:p>Жанр: пародия на дейтсимы с танками, голубями, саранчой и прочей дичью\n\nПродолжительность: 10-15 минут\n\nКонцовок: 2\n\nОписание:\nЯ человек такой же, как и все мы, за ноутбуком коротаю ночи. Листаю ленту - котики и мемы. Но организм всё чаще кушать хочет. Пришлось работу срочно мне искать, пока все знания ещё не позабыты. Могу копать, могу и не копать. Для столь умелых двери все открыты. Вот, например, вакансия ТП. Тем, кто не в теме - это техподдержка. Закинул им своё я резюме и приглашён был сразу к ним, конечно. И вот сижу я в офисе эйчара, задумался над будущим я крепко. Эйчаров комплектуют овощами, меня допрашивает офисная Репка...\n\n\nНовелла создана за пару дней в рамках тренировки перед одним из конкурсов.</text:p>
          </table:table-cell>
          <table:table-cell/>
          <table:table-cell office:value-type="string" calcext:value-type="string">
            <text:p>Менее 2 часов</text:p>
          </table:table-cell>
          <table:table-cell office:value-type="string" calcext:value-type="string">
            <text:p>7dots</text:p>
          </table:table-cell>
          <table:table-cell office:value-type="string" calcext:value-type="string">
            <text:p>{'трэш', 'отечественный разработчик', 'Повествование от первого лица', 'Главный герой парень'}</text:p>
          </table:table-cell>
          <table:table-cell office:value-type="string" calcext:value-type="string">
            <text:p>comedy,routine,parody</text:p>
          </table:table-cell>
          <table:table-cell office:value-type="string" calcext:value-type="string">
            <text:p>https://drive.google.com/file/d/1MpBrjVf34NeFByMgKupsC1FITameEEW0/</text:p>
          </table:table-cell>
          <table:table-cell office:value-type="string" calcext:value-type="string">
            <text:p>3333.jpg</text:p>
          </table:table-cell>
        </table:table-row>
        <table:table-row table:style-name="ro1">
          <table:table-cell office:value-type="string" calcext:value-type="string">
            <text:p>Переулок миров</text:p>
          </table:table-cell>
          <table:table-cell office:value-type="string" calcext:value-type="string">
            <text:p>Жанры: Визуальная новелла, ADV, фэнтези, приключения\n\nПродолжительность: 20-30 минут\n\nКонцовок: 4\n\nОписание:\nЗатерянная между мирами таверна, из которой нет выхода. Три посетителя - гном, эльфийка и наш герой. А ещё безмолвный робот-бармен и таинственный артефакт, тайну которого им предстоит разгадать. На первый взгляд это прямо-таки мечта простого косплеера, который вляпался в чудеса по самые уши. Если, конечно, забыть о том, что это приключение может обернуться смертью.\nВсё зависит от выборов, которые герой сделает. Вот только он всю жизнь принимает не самые верные решения, и вам придётся ему с этим помочь.\n\n\nИгра создана в рамках конкурса от «Индикатора» с нуля менее, чем за 48 часов.</text:p>
          </table:table-cell>
          <table:table-cell/>
          <table:table-cell office:value-type="string" calcext:value-type="string">
            <text:p>Менее 2 часов</text:p>
          </table:table-cell>
          <table:table-cell office:value-type="string" calcext:value-type="string">
            <text:p>7dots</text:p>
          </table:table-cell>
          <table:table-cell office:value-type="string" calcext:value-type="string">
            <text:p>{'Повествование от первого лица', 'отечественный разработчик', 'Главный герой парень'}</text:p>
          </table:table-cell>
          <table:table-cell office:value-type="string" calcext:value-type="string">
            <text:p>fantasy</text:p>
          </table:table-cell>
          <table:table-cell office:value-type="string" calcext:value-type="string">
            <text:p>https://drive.google.com/file/d/1Cv_iYd5hykd8sjBd1xZ4CWEk6qSl5CHu/</text:p>
          </table:table-cell>
          <table:table-cell office:value-type="string" calcext:value-type="string">
            <text:p>3332.jpg</text:p>
          </table:table-cell>
        </table:table-row>
        <table:table-row table:style-name="ro1">
          <table:table-cell office:value-type="string" calcext:value-type="string">
            <text:p>Escape from the hospital</text:p>
          </table:table-cell>
          <table:table-cell office:value-type="string" calcext:value-type="string">
            <text:p>Побег из больницы - это небольшая квестовая головоломка. Вы по непонятным обстоятельствам оказываетесь в заброшенной больнице и вам ничего не остается как начать искать выход. На вашем пути встретятся различные монстры и несложные головоломки.</text:p>
          </table:table-cell>
          <table:table-cell/>
          <table:table-cell office:value-type="string" calcext:value-type="string">
            <text:p>Менее 2 часов</text:p>
          </table:table-cell>
          <table:table-cell office:value-type="string" calcext:value-type="string">
            <text:p>kiobe</text:p>
          </table:table-cell>
          <table:table-cell office:value-type="string" calcext:value-type="string">
            <text:p>{'побег', 'Главный герой парень', 'отечественный разработчик', 'Повествование от первого лица', 'Головоломка', 'хентай'}</text:p>
          </table:table-cell>
          <table:table-cell office:value-type="string" calcext:value-type="string">
            <text:p>action,hentai,triller</text:p>
          </table:table-cell>
          <table:table-cell office:value-type="string" calcext:value-type="string">
            <text:p>https://drive.google.com/file/d/1lACT1Rb444JJz2kOJJYmA_xD5hvW1nZG/view?usp=sharing</text:p>
          </table:table-cell>
          <table:table-cell office:value-type="string" calcext:value-type="string">
            <text:p>3331.jpg</text:p>
          </table:table-cell>
        </table:table-row>
        <table:table-row table:style-name="ro1">
          <table:table-cell office:value-type="string" calcext:value-type="string">
            <text:p>Lucy Got Problems</text:p>
          </table:table-cell>
          <table:table-cell office:value-type="string" calcext:value-type="string">
            <text:p>Неопытная шпионка-суккуб Люси отправляется в эльфийский лес чтобы... так, а что она должна была сделать-то?! Единственное, что ясно — ее начальница, Жрица Тиамат, будет в бешенстве, если Люси вернется ни с чем!\n\nЛюси нужно срочно что-то придумать, иначе она так и не узнает, какие трусики носит ее начальница. А еще ее наверняка скормят астральным кальмарам...</text:p>
          </table:table-cell>
          <table:table-cell/>
          <table:table-cell office:value-type="string" calcext:value-type="string">
            <text:p>2-10 часов</text:p>
          </table:table-cell>
          <table:table-cell office:value-type="string" calcext:value-type="string">
            <text:p>flat_chest_dev</text:p>
          </table:table-cell>
          <table:table-cell office:value-type="string" calcext:value-type="string">
            <text:p>{'Иностранный разработчик', 'Lucy Got Problems', 'Главный герой девушка', 'Повествование от первого лица', 'юри', 'суккуб'}</text:p>
          </table:table-cell>
          <table:table-cell office:value-type="string" calcext:value-type="string">
            <text:p>comedy,romance,adventure,fiction,fantasy,ecchi,hentai</text:p>
          </table:table-cell>
          <table:table-cell office:value-type="string" calcext:value-type="string">
            <text:p>https://xx.hentaichan.live/download/29655-lucy-got-problems-flat-chest-dev.html?cacheId=1572374606</text:p>
          </table:table-cell>
          <table:table-cell office:value-type="string" calcext:value-type="string">
            <text:p>3330.jpg</text:p>
          </table:table-cell>
        </table:table-row>
        <table:table-row table:style-name="ro1">
          <table:table-cell office:value-type="string" calcext:value-type="string">
            <text:p>Конец актрисы (The End of an Actress)</text:p>
          </table:table-cell>
          <table:table-cell office:value-type="string" calcext:value-type="string">
            <text:p>ОБ ИГРЕ:\n"Конец актрисы", основанный на жизни (и смерти) Марии-Антуанетты - трагический романтический визуальный роман, действие которого разворачивается в фантастической вселенной, похожей на Францию XVIII века.\n\nКоролевство Артуар когда-то был силой, с которой приходилось считаться. Казна ломилась от золота, а народ процветал. Но то было в прошлом. Теперь состояние Артуара не такое хорошее из-за постоянных войн и нехватки продовольствия. После многих лет подобной жизни люди начинают впадать в отчаяние. Опасаясь худшего, они ищут мессию, который сможет спасти их в опасные времена...\n\nИ этот мессия приходит в виде четырнадцатилетней девочки Лилианы.\n\nЛилиана - красивая, очаровательная, элегантная леди из другой страны, родившаяся в благородном доме Сен-Керов. Будучи помолвленной с будущим королем Артуара, Лилиана всходит на трон после смерти старого монарха, к всеобщему одобрению и восторженным аплодисментам.\n\nОднако с течением времени общественное мнение в отношении Лилианы меняется. Вскоре выясняется, что новая королева тщеславна и легкомысленна, и её ни на йоту не заботит бедственное положение простых людей. Число погибших продолжает расти, на горизонте маячат новые войны, а отчаяние нарастает.\n\nПреданный и уязвленный юноша по имени Мариус становится ключевым игроком в восстании, которое потрясет общество до самого основания. Теперь он не уличный попрошайка, а главный революционер, и перед ним стоит трудный выбор. Сможет ли он отдать королеву, которую когда-то обожал, в руки правосудия... или его старые чувства разрушат всё, ради чего он работал?\n\nОСОБЕННОСТИ:\n• Игра от создательницы "Ежевичного мёда", "Линны", "Милейшего монстра", "Пустых горизонтов", "Удушья" и множества других игр.\n• 5 уникальных концовок\n• 75.000 слов (около 4-х часов чтения)\n• Детально нарисованные фоны и персонажи\n• Оригинальный саундтрек\n• Разрешение 1080р\n• Страдания!\n\nОбратите внимание, что данная визуальная новелла не запускается на macOS Catalina. На старых версиях всё должно быть в порядке.</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drama,romance,routine</text:p>
          </table:table-cell>
          <table:table-cell office:value-type="string" calcext:value-type="string">
            <text:p>https://drive.google.com/file/d/17v2PoAGuPNZdEPl3PxJD6sCeBSseIn5o/view?usp=sharing</text:p>
          </table:table-cell>
          <table:table-cell office:value-type="string" calcext:value-type="string">
            <text:p>3325.jpg</text:p>
          </table:table-cell>
        </table:table-row>
        <table:table-row table:style-name="ro1">
          <table:table-cell office:value-type="string" calcext:value-type="string">
            <text:p>Семеро из Шинобазу. Бонус: Сегашира (Shinobazu Seven Gaiden)</text:p>
          </table:table-cell>
          <table:table-cell office:value-type="string" calcext:value-type="string">
            <text:p>Бонусная часть серии игр "Cемеро из Шинобазу". Она отличилась тем, что это отоме от лица парня, а Нанако - главная героиня всех частей - озвучена.\n\nПредупреждение: в данной версии присутствуют убийства и нестандартные отношения между братом и сестрой.</text:p>
          </table:table-cell>
          <table:table-cell/>
          <table:table-cell office:value-type="string" calcext:value-type="string">
            <text:p>Менее 2 часов</text:p>
          </table:table-cell>
          <table:table-cell office:value-type="string" calcext:value-type="string">
            <text:p>hituzigumo</text:p>
          </table:table-cell>
          <table:table-cell office:value-type="string" calcext:value-type="string">
            <text:p>{'Русский'}</text:p>
          </table:table-cell>
          <table:table-cell office:value-type="string" calcext:value-type="string">
            <text:p>drama,romance,routine,school,hentai</text:p>
          </table:table-cell>
          <table:table-cell office:value-type="string" calcext:value-type="string">
            <text:p>https://drive.google.com/file/d/1XsG5S8nPPgbYLswmvjYoZK_ONNfw9nPv/view</text:p>
          </table:table-cell>
          <table:table-cell office:value-type="string" calcext:value-type="string">
            <text:p>3324.png</text:p>
          </table:table-cell>
        </table:table-row>
        <table:table-row table:style-name="ro1">
          <table:table-cell office:value-type="string" calcext:value-type="string">
            <text:p>SnowNight</text:p>
          </table:table-cell>
          <table:table-cell office:value-type="string" calcext:value-type="string">
            <text:p>Сюжет:\nЭто короткая тёплая история, случившаяся зимой. Два человека, которых свела воля случая, вынуждают друг друга вспомнить прошлое, которое они оба тщательно прятали в закоулках своей памяти.\n\n«Ты знал? Если, перед тем как первая снежинка коснётся земли, думать о человеке, по которому сильно скучаешь… то, когда эта снежинка растает, этот человек явится перед тобой».\n\nЧто же таит эта история о первом снеге?\n\nПримечание:\nДанный проект перевода является курсовой работой студентки РГГУ по специальности "Перевод и переводоведение" Вероники Юхацковой.\n\nРусификатор для Steam: Установщик | Архив\nСсылки на игру: Архив | Torrent\nПароль ко всем архивам и установщику: midgard\n\nСообщайте обо всех найденных ошибках в группе перевода, мы всегда на связи.</text:p>
          </table:table-cell>
          <table:table-cell/>
          <table:table-cell office:value-type="string" calcext:value-type="string">
            <text:p>2-10 часов</text:p>
          </table:table-cell>
          <table:table-cell office:value-type="string" calcext:value-type="string">
            <text:p>hollowings</text:p>
          </table:table-cell>
          <table:table-cell office:value-type="string" calcext:value-type="string">
            <text:p>{'Русский'}</text:p>
          </table:table-cell>
          <table:table-cell office:value-type="string" calcext:value-type="string">
            <text:p>drama,romance,mystic,routine</text:p>
          </table:table-cell>
          <table:table-cell office:value-type="string" calcext:value-type="string">
            <text:p>https://drive.google.com/file/d/1rCiagp9MMO6Dm0HOkEcRwMT9kXRA1qRV/view?usp=sharing</text:p>
          </table:table-cell>
          <table:table-cell office:value-type="string" calcext:value-type="string">
            <text:p>3323.jpg</text:p>
          </table:table-cell>
        </table:table-row>
        <table:table-row table:style-name="ro1">
          <table:table-cell office:value-type="string" calcext:value-type="string">
            <text:p>Тот День в Парке (That Day at The Park)</text:p>
          </table:table-cell>
          <table:table-cell office:value-type="string" calcext:value-type="string">
            <text:p>&lt;♥♥♥&gt;Короткий диалог о любви и надежде.\n♥~1000 слов.\n♥Милая и расслабляющая атмосфера.\nСделано fullmontis для 02A2 Visual Novel Jam.</text:p>
          </table:table-cell>
          <table:table-cell/>
          <table:table-cell office:value-type="string" calcext:value-type="string">
            <text:p>Менее 2 часов</text:p>
          </table:table-cell>
          <table:table-cell office:value-type="string" calcext:value-type="string">
            <text:p>fullmontis</text:p>
          </table:table-cell>
          <table:table-cell office:value-type="string" calcext:value-type="string">
            <text:p>{'Тот День в Парке', 'Повествование от первого лица', 'Главный герой парень', 'Иностранный разработчик'}</text:p>
          </table:table-cell>
          <table:table-cell office:value-type="string" calcext:value-type="string">
            <text:p>romance,routine</text:p>
          </table:table-cell>
          <table:table-cell office:value-type="string" calcext:value-type="string">
            <text:p>https://fullmontis.itch.io/that-day-at-the-park</text:p>
          </table:table-cell>
          <table:table-cell office:value-type="string" calcext:value-type="string">
            <text:p>3322.jpg</text:p>
          </table:table-cell>
        </table:table-row>
        <table:table-row table:style-name="ro1">
          <table:table-cell office:value-type="string" calcext:value-type="string">
            <text:p>Загадочная Неку Вайфу 2 (Mosaique Neko Waifus 2)</text:p>
          </table:table-cell>
          <table:table-cell office:value-type="string" calcext:value-type="string">
            <text:p>Головоломка в стиле хентай и небольшой виртуальный роман с лёгким налётом ролевых игр. Используйте уникальную возможность пофлиртовать со всеми девушками-кошечками неко!\n\nДругие игры данного автора на сайте:\nХентай Мозаика Неко Вайфу</text:p>
          </table:table-cell>
          <table:table-cell/>
          <table:table-cell office:value-type="string" calcext:value-type="string">
            <text:p>Менее 2 часов</text:p>
          </table:table-cell>
          <table:table-cell office:value-type="string" calcext:value-type="string">
            <text:p>lil_hentai_games</text:p>
          </table:table-cell>
          <table:table-cell office:value-type="string" calcext:value-type="string">
            <text:p>{'Несколько главных героев', 'неко', 'Повествование от первого лица', 'Загадочная Неку Вайфу 2', 'Иностранный разработчик', 'седзе-ай'}</text:p>
          </table:table-cell>
          <table:table-cell office:value-type="string" calcext:value-type="string">
            <text:p>routine,fantasy,hentai</text:p>
          </table:table-cell>
          <table:table-cell office:value-type="string" calcext:value-type="string">
            <text:p>https://workupload.com/file/9avY6qnBpzF</text:p>
          </table:table-cell>
          <table:table-cell office:value-type="string" calcext:value-type="string">
            <text:p>3317.jpg</text:p>
          </table:table-cell>
        </table:table-row>
        <table:table-row table:style-name="ro1">
          <table:table-cell office:value-type="string" calcext:value-type="string">
            <text:p>Vremya</text:p>
          </table:table-cell>
          <table:table-cell office:value-type="string" calcext:value-type="string">
            <text:p>История об ошибках прошлого, которые находят отголоски в настоящем.\nИгра была разработана во время участия в гейм джеме по визуальным новеллам от Сообщества авторов игр «Индикатор».</text:p>
          </table:table-cell>
          <table:table-cell/>
          <table:table-cell office:value-type="string" calcext:value-type="string">
            <text:p>Менее 2 часов</text:p>
          </table:table-cell>
          <table:table-cell office:value-type="string" calcext:value-type="string">
            <text:p>lil_uzi_mane</text:p>
          </table:table-cell>
          <table:table-cell office:value-type="string" calcext:value-type="string">
            <text:p>{'отечественный разработчик', 'Vremya', 'Главный герой девушка', 'Индикатор', 'Повествование от первого лица'}</text:p>
          </table:table-cell>
          <table:table-cell office:value-type="string" calcext:value-type="string">
            <text:p>drama,routine,school</text:p>
          </table:table-cell>
          <table:table-cell office:value-type="string" calcext:value-type="string">
            <text:p>https://liluzimane.itch.io/vremya</text:p>
          </table:table-cell>
          <table:table-cell office:value-type="string" calcext:value-type="string">
            <text:p>3312.jpg</text:p>
          </table:table-cell>
        </table:table-row>
        <table:table-row table:style-name="ro1">
          <table:table-cell office:value-type="string" calcext:value-type="string">
            <text:p>Свидетель обвинения (Witness for The Prosecution)</text:p>
          </table:table-cell>
          <table:table-cell office:value-type="string" calcext:value-type="string">
            <text:p>Произошло убийство, и виновный очевиден, но все не так просто как кажется на первый взгляд. Вам нужно раскрыть загадку этого преступления и найти настоящего убийцу.\nИгра была разработана во время участия в гейм джеме по визуальным новеллам от Сообщества авторов игр «Индикатор».\nИграть только онлайн!</text:p>
          </table:table-cell>
          <table:table-cell/>
          <table:table-cell office:value-type="string" calcext:value-type="string">
            <text:p>Менее 2 часов</text:p>
          </table:table-cell>
          <table:table-cell office:value-type="string" calcext:value-type="string">
            <text:p>avl93</text:p>
          </table:table-cell>
          <table:table-cell office:value-type="string" calcext:value-type="string">
            <text:p>{'Свидетель обвинения', 'отечественный разработчик', 'Индикатор', 'Несколько главных героев', 'Повествование от первого лица'}</text:p>
          </table:table-cell>
          <table:table-cell office:value-type="string" calcext:value-type="string">
            <text:p>drama,detective</text:p>
          </table:table-cell>
          <table:table-cell office:value-type="string" calcext:value-type="string">
            <text:p>https://avl93.itch.io/witness-for-the-prosecution</text:p>
          </table:table-cell>
          <table:table-cell office:value-type="string" calcext:value-type="string">
            <text:p>3311.jpg</text:p>
          </table:table-cell>
        </table:table-row>
        <table:table-row table:style-name="ro1">
          <table:table-cell office:value-type="string" calcext:value-type="string">
            <text:p>Ай-Саган (Ai-Sagan)</text:p>
          </table:table-cell>
          <table:table-cell office:value-type="string" calcext:value-type="string">
            <text:p>Это было тогда, когда\nВетви белого тополя\nДлиннющими выросли\nДва брата отправились на охоту, но не суждено было им вместе вернуться.\nЭтническая новелла под чарующий звук чатхана.\nИгра была разработана во время участия в гейм джеме по визуальным новеллам от Сообщества авторов игр «Индикатор».\nИграть только онлайн!</text:p>
          </table:table-cell>
          <table:table-cell/>
          <table:table-cell office:value-type="string" calcext:value-type="string">
            <text:p>Менее 2 часов</text:p>
          </table:table-cell>
          <table:table-cell office:value-type="string" calcext:value-type="string">
            <text:p>sacrosgames</text:p>
          </table:table-cell>
          <table:table-cell office:value-type="string" calcext:value-type="string">
            <text:p>{'Главный герой парень', 'Повествование от третьего лица', 'Ай-Саган', 'отечественный разработчик', 'Индикатор'}</text:p>
          </table:table-cell>
          <table:table-cell office:value-type="string" calcext:value-type="string">
            <text:p>adventure,fantasy</text:p>
          </table:table-cell>
          <table:table-cell office:value-type="string" calcext:value-type="string">
            <text:p>https://sacrosgames.itch.io/ai-sagan</text:p>
          </table:table-cell>
          <table:table-cell office:value-type="string" calcext:value-type="string">
            <text:p>3308.jpg</text:p>
          </table:table-cell>
        </table:table-row>
        <table:table-row table:style-name="ro1">
          <table:table-cell office:value-type="string" calcext:value-type="string">
            <text:p>Цена ошибки (The Price of Mistake)</text:p>
          </table:table-cell>
          <table:table-cell office:value-type="string" calcext:value-type="string">
            <text:p>В жизни каждого человека бывают мелкие промахи. А иногда совершаются ошибки, которые судьба не прощает. Примерьте на себя судьбу офицера, который сидит на руинах своей жизни и всего человечества и размышляет о том, где он допустил свою главную ошибку.\nИгра была разработана во время участия в гейм джеме по визуальным новеллам от Сообщества авторов игр «Индикатор».\nОбновлено!</text:p>
          </table:table-cell>
          <table:table-cell/>
          <table:table-cell office:value-type="string" calcext:value-type="string">
            <text:p>Менее 2 часов</text:p>
          </table:table-cell>
          <table:table-cell office:value-type="string" calcext:value-type="string">
            <text:p>tatyanabelousova</text:p>
          </table:table-cell>
          <table:table-cell office:value-type="string" calcext:value-type="string">
            <text:p>{'отечественный разработчик', 'Индикатор', 'Цена ошибки', 'Повествование от первого лица', 'Главный герой парень'}</text:p>
          </table:table-cell>
          <table:table-cell office:value-type="string" calcext:value-type="string">
            <text:p>drama,routine</text:p>
          </table:table-cell>
          <table:table-cell office:value-type="string" calcext:value-type="string">
            <text:p>https://tatyanabelousova.itch.io/tsenaoshibki</text:p>
          </table:table-cell>
          <table:table-cell office:value-type="string" calcext:value-type="string">
            <text:p>3306.jpg</text:p>
          </table:table-cell>
        </table:table-row>
        <table:table-row table:style-name="ro1">
          <table:table-cell office:value-type="string" calcext:value-type="string">
            <text:p>Грешник! (Sinnerman!)</text:p>
          </table:table-cell>
          <table:table-cell office:value-type="string" calcext:value-type="string">
            <text:p>Обмануть Судей или сдаться без боя - выбор за тобой.\n"- Если Я опять опоздаю, меня уволят!\n- Не переживай, Ты как раз вовремя.\n- Да-да, к нам в гости - не бывает опозданий!"\nОни всегда где-то там, между Адом и Раем, между Жизнью и Смертью, между “Вечно” и “Никогда”. Слушай внимательно: возможно приговор смягчится.\nИгра была разработана во время участия в гейм джеме по визуальным новеллам от Сообщества авторов игр «Индикатор».\nИспользовались ассеты с сайта freesounds.org для звуков плача и бумаги.\nИграть только онлайн!</text:p>
          </table:table-cell>
          <table:table-cell/>
          <table:table-cell office:value-type="string" calcext:value-type="string">
            <text:p>Менее 2 часов</text:p>
          </table:table-cell>
          <table:table-cell office:value-type="string" calcext:value-type="string">
            <text:p>kixo</text:p>
          </table:table-cell>
          <table:table-cell office:value-type="string" calcext:value-type="string">
            <text:p>{'Грешник', 'отечественный разработчик', 'Индикатор', 'Повествование от первого лица', 'Главный герой парень'}</text:p>
          </table:table-cell>
          <table:table-cell office:value-type="string" calcext:value-type="string">
            <text:p>drama,fantasy</text:p>
          </table:table-cell>
          <table:table-cell office:value-type="string" calcext:value-type="string">
            <text:p>https://kixo.itch.io/vnjame</text:p>
          </table:table-cell>
          <table:table-cell office:value-type="string" calcext:value-type="string">
            <text:p>3305.jpg</text:p>
          </table:table-cell>
        </table:table-row>
        <table:table-row table:style-name="ro1">
          <table:table-cell office:value-type="string" calcext:value-type="string">
            <text:p>Любовная История (Love Story)</text:p>
          </table:table-cell>
          <table:table-cell office:value-type="string" calcext:value-type="string">
            <text:p>Первый опыт, как известно комом. Не реализовал свои идеи на 50%, обрезал важные сцены, раскрывающие персонажей. Надеюсь что вам понравится!\nИгра была разработана во время участия в гейм джеме по визуальным новеллам от Сообщества авторов игр «Индикатор».\nДвижок: RPG Maker MV</text:p>
          </table:table-cell>
          <table:table-cell/>
          <table:table-cell office:value-type="string" calcext:value-type="string">
            <text:p>Менее 2 часов</text:p>
          </table:table-cell>
          <table:table-cell office:value-type="string" calcext:value-type="string">
            <text:p>nikita</text:p>
          </table:table-cell>
          <table:table-cell office:value-type="string" calcext:value-type="string">
            <text:p>{'Любовная История', 'Повествование от первого лица', 'Главный герой парень', 'отечественный разработчик', 'Индикатор'}</text:p>
          </table:table-cell>
          <table:table-cell office:value-type="string" calcext:value-type="string">
            <text:p>drama,romance,routine</text:p>
          </table:table-cell>
          <table:table-cell office:value-type="string" calcext:value-type="string">
            <text:p>https://kitru.itch.io/love-story</text:p>
          </table:table-cell>
          <table:table-cell office:value-type="string" calcext:value-type="string">
            <text:p>3304.jpg</text:p>
          </table:table-cell>
        </table:table-row>
        <table:table-row table:style-name="ro1">
          <table:table-cell office:value-type="string" calcext:value-type="string">
            <text:p>Sakura Sadist (Sakura Sadist)</text:p>
          </table:table-cell>
          <table:table-cell office:value-type="string" calcext:value-type="string">
            <text:p>Сюжет:\nАдзуса, студентка музыкальной академии, без ума от местной "королевы университета", Мацубара Мамико, и не без причины. Она умная, красивая и добрая... и совсем не того уровня, что сама Адзуса!\n\nДевушка уже смирилась с жестокой реальностью и не надеется, что Мамико ответит ей взаимностью. По крайней мере так было до того дня, когда она получила сообщение от загадочной Венеры.\n\nПо академии давно ходят слухи, что Венера может при помощи своих сверхъестественных сил сводить людей вместе, вопреки всем противоречиям. Но, прежде чем Венера поможет Адзусе, ей необходимо доказать, что её любовь является искренней и заслуживает права на существование. И как же Адзуса собирается это сделать? Конечно же она должна заснять на фото трусики Мамико!\n\nПоддастся ли Адзуса дьявольскому искушению Венеры? Влюбится ли в неё Мамико? Быть может, все эти слухи вокруг Венеры - полнейшая чушь? Что бы ни случилось, Адзуса несомненно проведёт захватывающий семестр, полный интриг, обмана и откровенных фотографий. Ах да, если она, конечно, успеет закончить своё эссе и не вылетит из академии...\n\nПеревод обновлён до версии 1.01:\n- Исправлен небольшой косяк со шрифтом, из-за которого строки накладывались друг на друга.\n- В русификатор для Steam был вшит хентай-патч, который отсутствует в "чистой" игре.\n\nСборка игры и русификатор для Steam уже содержат в себе хентай-патч, отдельная установка не требуется и, более того, может препятствовать нормальной работе русификатора.\n\nРусификатор для Steam: Установщик | Архив\nСсылки на игру: Архив | Torrent\nВерсия для Android: APK\nПароль ко всем архивам и установщику: midgard\n\nСообщайте обо всех найденных ошибках в группе перевода, мы всегда на связи.</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Мидгардский'}</text:p>
          </table:table-cell>
          <table:table-cell office:value-type="string" calcext:value-type="string">
            <text:p>romance,routine,hentai</text:p>
          </table:table-cell>
          <table:table-cell office:value-type="string" calcext:value-type="string">
            <text:p>https://drive.google.com/file/d/1EkIT32kQMyxsUVJMaT9sW27dHIMXbXYB/view?usp=sharing</text:p>
          </table:table-cell>
          <table:table-cell office:value-type="string" calcext:value-type="string">
            <text:p>3297.jpg</text:p>
          </table:table-cell>
        </table:table-row>
        <table:table-row table:style-name="ro1">
          <table:table-cell office:value-type="string" calcext:value-type="string">
            <text:p>Demon Kiss</text:p>
          </table:table-cell>
          <table:table-cell office:value-type="string" calcext:value-type="string">
            <text:p>Феликс работает айтишником в небольшой юридической компании. Его обязанности сводится к починке принтерв и выслушиванию недовольств по поводу самых мелких технических неполадок.\nНо истинная страсть Феликса — это видеоигры. Как у любого хардкорного игрока в ММО, у него много друзей в сети. В их среде он чувствует себя понятым.\nК сожалению, в реальной жизни у него всего один друг: жизнерадостная коллега по имени Ванесса, которая постоянно ищет способ заставить Феликса выйти из зоны комфорта. И в момент, когда он наконец поддаётся, в его жизни меняется всё.\n\nРусский язык в настройках игры.</text:p>
          </table:table-cell>
          <table:table-cell/>
          <table:table-cell office:value-type="string" calcext:value-type="string">
            <text:p>Менее 2 часов</text:p>
          </table:table-cell>
          <table:table-cell office:value-type="string" calcext:value-type="string">
            <text:p>foleso</text:p>
          </table:table-cell>
          <table:table-cell office:value-type="string" calcext:value-type="string">
            <text:p>{'Русский'}</text:p>
          </table:table-cell>
          <table:table-cell office:value-type="string" calcext:value-type="string">
            <text:p>romance,mystic,adventure,fiction</text:p>
          </table:table-cell>
          <table:table-cell office:value-type="string" calcext:value-type="string">
            <text:p>https://foleso.itch.io/demonkiss</text:p>
          </table:table-cell>
          <table:table-cell office:value-type="string" calcext:value-type="string">
            <text:p>3296.png</text:p>
          </table:table-cell>
        </table:table-row>
        <table:table-row table:style-name="ro1">
          <table:table-cell office:value-type="string" calcext:value-type="string">
            <text:p>BARD HARDER!</text:p>
          </table:table-cell>
          <table:table-cell office:value-type="string" calcext:value-type="string">
            <text:p>Новелла повествует о девушке по имени Робин, которую пригласили поиграть в настольную игру. Её персонаж – бард полуэльф.\nСпустя полгода приключений она со своими друзьями оказалась в безвыходном положении. Товарищей Робин вот-вот должен убить повелитель Вулкузар, и девушка не придумала ничего иного, кроме как... охмурить злодея.\nВаша задача будет заключаться в том, чтобы найти способ завоевать сердце неприступного и жестокого лича.</text:p>
          </table:table-cell>
          <table:table-cell/>
          <table:table-cell office:value-type="string" calcext:value-type="string">
            <text:p>Менее 2 часов</text:p>
          </table:table-cell>
          <table:table-cell office:value-type="string" calcext:value-type="string">
            <text:p>shark_and_pelican_games</text:p>
          </table:table-cell>
          <table:table-cell office:value-type="string" calcext:value-type="string">
            <text:p>{'Русский'}</text:p>
          </table:table-cell>
          <table:table-cell office:value-type="string" calcext:value-type="string">
            <text:p>drama,comedy,romance,parody,adventure</text:p>
          </table:table-cell>
          <table:table-cell office:value-type="string" calcext:value-type="string">
            <text:p>https://disk.yandex.ru/d/1Wn4JgxOFXEnfA</text:p>
          </table:table-cell>
          <table:table-cell office:value-type="string" calcext:value-type="string">
            <text:p>3291.png</text:p>
          </table:table-cell>
        </table:table-row>
        <table:table-row table:style-name="ro1">
          <table:table-cell office:value-type="string" calcext:value-type="string">
            <text:p>Снежное оцепенение: Музыка зимы (Snow Daze: The Music of Winter)</text:p>
          </table:table-cell>
          <table:table-cell office:value-type="string" calcext:value-type="string">
            <text:p>Это история парня по имени Джейсон. Он живет со своими тремя сестрами и матерью. В семье его не ценят и вечно используют. Но все меняется, когда снежная буря запирает всех членов семьи в их собственном доме. Только этого и ждал главный герой, ведь у него есть план, как использовать это время в своих целях.\n\nВнимание! В новелле присутствую отношения между родственниками!</text:p>
          </table:table-cell>
          <table:table-cell/>
          <table:table-cell office:value-type="string" calcext:value-type="string">
            <text:p>2-10 часов</text:p>
          </table:table-cell>
          <table:table-cell office:value-type="string" calcext:value-type="string">
            <text:p>outbreak_games</text:p>
          </table:table-cell>
          <table:table-cell office:value-type="string" calcext:value-type="string">
            <text:p>{'Русский'}</text:p>
          </table:table-cell>
          <table:table-cell office:value-type="string" calcext:value-type="string">
            <text:p>routine,ecchi,hentai</text:p>
          </table:table-cell>
          <table:table-cell office:value-type="string" calcext:value-type="string">
            <text:p>https://drive.google.com/file/d/1k3nG2WX564l1AghsLrCZCQl65DsgDV09/view?usp=sharing</text:p>
          </table:table-cell>
          <table:table-cell office:value-type="string" calcext:value-type="string">
            <text:p>3287.png</text:p>
          </table:table-cell>
        </table:table-row>
        <table:table-row table:style-name="ro1">
          <table:table-cell office:value-type="string" calcext:value-type="string">
            <text:p>Мой Милый Фюрер (My Cute Fuhrer)</text:p>
          </table:table-cell>
          <table:table-cell office:value-type="string" calcext:value-type="string">
            <text:p>My Cute Fuhrer – сатирическая антивоенная новелла с геймплеем матч3. Игра не содержит нетерпимость, символику политических движений или чего-то подобного. Только любовь и взаимопонимание. Make Match3, not war ♥\nПознакомьтесь с милым и застенчивым Фюрером. Она очень любит рисовать красивые картины и мечтает об осуществлении своих глобальных планов. Но у неё совсем нет друзей, потому что никто не воспринимает её всерьёз. Главная мечта Фюрера - встретить близкого любящего человека, ну и захватить власть.\nПроведите этот вечер в компании милых девочек. Используйте своё обаяние, чтобы растопить их сердечки. Классический геймплей и невероятно интересный сюжет. Вы секретный агент. Лучший секретный агент. Вы чертовски умны, талантливы и обаятельны. Ваша главная задача - нейтрализовать Фюрера, сможете ли вы это сделать?\n+Особенности+:\n+ Антивоенная история любви.\n+ Два игровых режима.\n+ Милые девочки в военной форме.\n+ Необычный сюжет.\n+ Классический геймплей: три-в-ряд и визуальная новелла.\n+ Lofi hip hop by G374.\nДругие игры данного автора:\nЛюбитель Кошкодевочек 2\nПротест\nЛюбитель Кошкодевочек\nНалоги\nНалоги 2\nНэвэльный\nАзура</text:p>
          </table:table-cell>
          <table:table-cell/>
          <table:table-cell office:value-type="string" calcext:value-type="string">
            <text:p>Менее 2 часов</text:p>
          </table:table-cell>
          <table:table-cell office:value-type="string" calcext:value-type="string">
            <text:p>cute_anime_girls</text:p>
          </table:table-cell>
          <table:table-cell office:value-type="string" calcext:value-type="string">
            <text:p>{'Повествование от первого лица', 'Главный герой парень', 'Мой Милый Фюрер', 'отечественный разработчик'}</text:p>
          </table:table-cell>
          <table:table-cell office:value-type="string" calcext:value-type="string">
            <text:p>comedy,romance,fiction</text:p>
          </table:table-cell>
          <table:table-cell office:value-type="string" calcext:value-type="string">
            <text:p>https://drive.google.com/file/d/1PlyTeRkHQU7x_5adyRIp0_82-2spHq5Z/view</text:p>
          </table:table-cell>
          <table:table-cell office:value-type="string" calcext:value-type="string">
            <text:p>3286.jpg</text:p>
          </table:table-cell>
        </table:table-row>
        <table:table-row table:style-name="ro1">
          <table:table-cell office:value-type="string" calcext:value-type="string">
            <text:p>Предназначенный судьбой (Unmei no hito)</text:p>
          </table:table-cell>
          <table:table-cell office:value-type="string" calcext:value-type="string">
            <text:p>Главной героине предсказали, кто будет ее суженным. На следующий день она призналась ему в любви, но…</text:p>
          </table:table-cell>
          <table:table-cell/>
          <table:table-cell office:value-type="string" calcext:value-type="string">
            <text:p>Менее 2 часов</text:p>
          </table:table-cell>
          <table:table-cell office:value-type="string" calcext:value-type="string">
            <text:p>no-ma</text:p>
          </table:table-cell>
          <table:table-cell office:value-type="string" calcext:value-type="string">
            <text:p>{'русский'}</text:p>
          </table:table-cell>
          <table:table-cell office:value-type="string" calcext:value-type="string">
            <text:p>comedy,romance,routine,school</text:p>
          </table:table-cell>
          <table:table-cell office:value-type="string" calcext:value-type="string">
            <text:p>https://disk.yandex.ru/d/XJGAfc_wPQWKCg</text:p>
          </table:table-cell>
          <table:table-cell office:value-type="string" calcext:value-type="string">
            <text:p>3285.jpg</text:p>
          </table:table-cell>
        </table:table-row>
        <table:table-row table:style-name="ro1">
          <table:table-cell office:value-type="string" calcext:value-type="string">
            <text:p>Милая Возлюбленная (Adorable Crush)</text:p>
          </table:table-cell>
          <table:table-cell office:value-type="string" calcext:value-type="string">
            <text:p>В 2030 году была создана первая VRMMO игра-симулятор виртуальной реальности, в которую игроки погружаются при помощи особого шлема.\nВы тоже подключаетесь к этой игре, и вам предстоит повстречать множество девушек и соблазнить их.\nОсобенности:\n❤ 5 девушек, анимированных при помощи Live2D.\n❤ Игра-головоломка "три в ряд", с возможностью двигать камни по вертикали и горизонтали, наподобие HuniePop.\n❤ Симулятор свиданий с элементами визуальной новеллы и RPG-элементами.\n❤ Более 2000 профессионально озвученных реплик.\n❤ Красивые арты с девушками.\n❤ Красивые фоны.\n❤ Множество предметов и подарков.\n❤ Расслабляющая музыка.</text:p>
          </table:table-cell>
          <table:table-cell/>
          <table:table-cell office:value-type="string" calcext:value-type="string">
            <text:p>2-10 часов</text:p>
          </table:table-cell>
          <table:table-cell office:value-type="string" calcext:value-type="string">
            <text:p>mature_games</text:p>
          </table:table-cell>
          <table:table-cell office:value-type="string" calcext:value-type="string">
            <text:p>{'дэйт-сим', 'Милая Возлюбленная', 'Главный герой парень', 'Повествование от первого лица', 'Иностранный разработчик'}</text:p>
          </table:table-cell>
          <table:table-cell office:value-type="string" calcext:value-type="string">
            <text:p>comedy,romance,fiction,hentai</text:p>
          </table:table-cell>
          <table:table-cell office:value-type="string" calcext:value-type="string">
            <text:p>https://drive.google.com/file/d/1hOnGhoxY0Mpi6O0nTvrLYG1S7IAEh_In/view</text:p>
          </table:table-cell>
          <table:table-cell office:value-type="string" calcext:value-type="string">
            <text:p>3277.jpg</text:p>
          </table:table-cell>
        </table:table-row>
        <table:table-row table:style-name="ro1">
          <table:table-cell office:value-type="string" calcext:value-type="string">
            <text:p>Кровавый омут (Red Embrace)</text:p>
          </table:table-cell>
          <table:table-cell office:value-type="string" calcext:value-type="string">
            <text:p>«Столько хищников вокруг... жаждет попробовать на вкус кого-то вроде тебя...»\nМёртвая смена в обшарпанной забегаловке Сан-Франциско – вот откуда берёт начало наша история. Очередная ничем не примечательная ночь, по крайней мере так может показаться.\nПока не заглядывает некий таинственный посетитель, привнося с собой нездоровый интерес ряда опасных личностей. Беда не приходит одна, и внезапно главный герой обнаруживает себя в эпицентре войны, о существовании которой он даже не догадывался... войны между вампирами.\nКак гг отреагирует на тёмный, жестокий мир, открывшийся ему? Решать вам!\n►►►Особенности:►►►\n► Рейтинг: PG-13 (ненормативная лексика, сцены жестокости и насилия).\n► Длина: ~ 60. 000 слов.\n► Количество концовок: 8.\n► Возможность изменять личность и интересы гг.\n► Диалоги и варианты развития событий меняются в зависимости от типа личности гг.\n► 11 оригинальных саундтреков с тёмными урбанистическими нотками.\n► 14 СG-рисунков с множественными вариациями.</text:p>
          </table:table-cell>
          <table:table-cell/>
          <table:table-cell office:value-type="string" calcext:value-type="string">
            <text:p>2-10 часов</text:p>
          </table:table-cell>
          <table:table-cell office:value-type="string" calcext:value-type="string">
            <text:p>argent_games</text:p>
          </table:table-cell>
          <table:table-cell office:value-type="string" calcext:value-type="string">
            <text:p>{'Русский'}</text:p>
          </table:table-cell>
          <table:table-cell office:value-type="string" calcext:value-type="string">
            <text:p>drama,romance,fantasy</text:p>
          </table:table-cell>
          <table:table-cell office:value-type="string" calcext:value-type="string">
            <text:p>https://drive.google.com/file/d/115i-LmIgbFc9kgnaw570II-rERTs8_qh/view</text:p>
          </table:table-cell>
          <table:table-cell office:value-type="string" calcext:value-type="string">
            <text:p>3276.jpg</text:p>
          </table:table-cell>
        </table:table-row>
        <table:table-row table:style-name="ro1">
          <table:table-cell office:value-type="string" calcext:value-type="string">
            <text:p>Сияющие тени. Часть первая книги серой магии (Brilliant Shadows - Part One of the Book of Gray Magic)</text:p>
          </table:table-cell>
          <table:table-cell office:value-type="string" calcext:value-type="string">
            <text:p>Brilliant Shadows - визуальный роман, повествующий о некромантке Веронике Эшмар, только что выпустившейся из школы. Согласно традициям, после окончания учёбы некроманты и паладины должны провести ритуал соединения. Во время этого ритуала судьбы и магия двух волшебников переплетаются, и закрепляется всё это определенной меткой на их руках.\n\nТе, кто преуспевают и находят пару, считаются полноправными магами, а те, кто не преуспевают - недоучками. Исключений не бывает, и ритуал никогда не подводил...\n\nДо того дня, когда Вероника получает метку, но не обнаруживает своего партнёра.\n\nТеперь она должна выяснить происхождение своей метки и попытаться разгадать величайшую магическую тайну, которую когда-либо знала Гора.\n\nОСОБЕННОСТИ:\n• 57.000 слов\n• Игра занимает от 3 до 6 часов прохождения в зависимости от скорости чтения\n• 3 разных концовки\n• Полная английская озвучка\n• 25 потрясающих саундтреков!\n• Главная героиня нетрадиционной ориентации</text:p>
          </table:table-cell>
          <table:table-cell/>
          <table:table-cell office:value-type="string" calcext:value-type="string">
            <text:p>2-10 часов</text:p>
          </table:table-cell>
          <table:table-cell office:value-type="string" calcext:value-type="string">
            <text:p>ithaqua_labs</text:p>
          </table:table-cell>
          <table:table-cell office:value-type="string" calcext:value-type="string">
            <text:p>{'Русский'}</text:p>
          </table:table-cell>
          <table:table-cell office:value-type="string" calcext:value-type="string">
            <text:p>drama,comedy,romance,action,mystic,fantasy,triller</text:p>
          </table:table-cell>
          <table:table-cell office:value-type="string" calcext:value-type="string">
            <text:p>https://drive.google.com/file/d/1GMbO5Sfa-6CMDX95MiF4pkAmeHZDpYqX/view?usp=sharing</text:p>
          </table:table-cell>
          <table:table-cell office:value-type="string" calcext:value-type="string">
            <text:p>3271.jpg</text:p>
          </table:table-cell>
        </table:table-row>
        <table:table-row table:style-name="ro1">
          <table:table-cell office:value-type="string" calcext:value-type="string">
            <text:p>Сладкое время (Sweet Time)</text:p>
          </table:table-cell>
          <table:table-cell office:value-type="string" calcext:value-type="string">
            <text:p>Добро пожаловать, новенький! Мы рады видеть вас в академии Silver Soul - месте, где вы можете воплотить все свои страстные мечты. Вам предстоит нелёгкий выбор: здесь столько хорошеньких девушек. Окунитесь в настоящую силу любви и приключений, но не забывайте об уроках - вас ведь не исключат, правда?\nВыбери свой путь - впечатляющий мачо; гик, управляемый общественным мнением; или простой школьник, мечтающий о настоящей любви.\nЗадержите дыхание и сыграйте в нашу удивительную игру Sweet Time!\nКлючевые особенности:\n● 4 полных истории.\n● Игра является представителем жанра «японский визуальный роман».\n● Нет DRM.\n● Только для Windows.</text:p>
          </table:table-cell>
          <table:table-cell/>
          <table:table-cell office:value-type="string" calcext:value-type="string">
            <text:p>Менее 2 часов</text:p>
          </table:table-cell>
          <table:table-cell office:value-type="string" calcext:value-type="string">
            <text:p>alexandrandroman</text:p>
          </table:table-cell>
          <table:table-cell office:value-type="string" calcext:value-type="string">
            <text:p>{'Повествование от первого лица', 'отечественный разработчик', 'Главный герой парень', 'Сладкое время'}</text:p>
          </table:table-cell>
          <table:table-cell office:value-type="string" calcext:value-type="string">
            <text:p>comedy,romance,adventure,school</text:p>
          </table:table-cell>
          <table:table-cell office:value-type="string" calcext:value-type="string">
            <text:p>https://drive.google.com/file/d/1GjQ3wefIWeFppJBNzHVwL_FbuqEcylyb/view</text:p>
          </table:table-cell>
          <table:table-cell office:value-type="string" calcext:value-type="string">
            <text:p>3270.jpg</text:p>
          </table:table-cell>
        </table:table-row>
        <table:table-row table:style-name="ro1">
          <table:table-cell office:value-type="string" calcext:value-type="string">
            <text:p>Taisho x Alice Ep.2</text:p>
          </table:table-cell>
          <table:table-cell office:value-type="string" calcext:value-type="string">
            <text:p>Вы приходите в себя и видите вокруг лишь непроглядную тьму. Ваши воспоминания исчезли. Даже собственное имя остаётся для вас загадкой. И только горькое одиночество грозится взять над вами верх и подчинить себе, как вы встречаете Алису. Голубоглазого юношу с золотистыми волосами. Недолго думая, он называет вас Арису.\nСитуация Алисы немногим отличается от вашей - он помнит лишь своё имя. Игнорируя его протесты, вы тянете его за собой в непроглядную тьму... Пока не натыкаетесь на огромное зеркало, образованное из кристаллов.\nВы решаете пройти сквозь него и оказываетесь в Зазеркалье - мире, где причудливо переплетены сказки. Отчего-то этот мир кажется вам знакомым...\nВ Зазеркалье вы встречаете различных сказочных персонажей и становитесь главной героиней их искажённых историй.\nКак же все закончится? Решать вам!\n\nПРОХОЖДЕНИЕ ЛЕЖИТ В ПАПКЕ С ИГРОЙ (НО ДОСТУПНО И ПО ССЫЛКЕ: ТЫК).\n\n\n\n\n\n\n\n\n\n\n\n\n\n\n\n\nВо втором эпизоде вам будут доступны руты Кагуи и Гретеля.\nКаждый рут в первом и втором эпизодах можно проходить в любом порядке.\n\n\n\n· · ·\n\n· · ·\n\n· · ·</text:p>
          </table:table-cell>
          <table:table-cell/>
          <table:table-cell office:value-type="string" calcext:value-type="string">
            <text:p>2-10 часов</text:p>
          </table:table-cell>
          <table:table-cell office:value-type="string" calcext:value-type="string">
            <text:p>primula</text:p>
          </table:table-cell>
          <table:table-cell office:value-type="string" calcext:value-type="string">
            <text:p>{'Русский'}</text:p>
          </table:table-cell>
          <table:table-cell office:value-type="string" calcext:value-type="string">
            <text:p>drama,comedy,romance</text:p>
          </table:table-cell>
          <table:table-cell office:value-type="string" calcext:value-type="string">
            <text:p>https://drive.google.com/file/d/1xxEVgiNM6qIKz-mzC8YpJ-8DzeH2AF6G/view?usp=sharing</text:p>
          </table:table-cell>
          <table:table-cell office:value-type="string" calcext:value-type="string">
            <text:p>3267.png</text:p>
          </table:table-cell>
        </table:table-row>
        <table:table-row table:style-name="ro1">
          <table:table-cell office:value-type="string" calcext:value-type="string">
            <text:p>Клуб Красных Струн (The Red Strings Club)</text:p>
          </table:table-cell>
          <table:table-cell office:value-type="string" calcext:value-type="string">
            <text:p>The Red Strings Club — киберпанковая история о судьбе и счастье, в которой вам предстоит заняться гончарным и барменским делом, а также подделывать голоса людей по телефону, чтобы не дать свершиться преступным планам корпорации.\nПрикрывающаяся альтруистическими целями корпорация Supercontinent Ltd на пороге запуска проекта «Общественное психическое благополучие»: системы, которая искоренит депрессии, злость и страхи в обществе. Однако бармен подпольного клуба и хакер-фрилансер видят в этом проекте не улучшение, а глобальную промывку мозгов. Используя ничего не подозревающих сотрудников компании и вышедшего из-под контроля эмпатического андроида, парочка будет тянуть за все возможные нити, чтобы положить конец этой схеме.\nТриллер в жанре киберпанк.\nРаскройте подробности таинственной корпоративной программы, что обещает блаженное существование, и решите для себя, что есть счастье и как далеко можно зайти в попытке обрести его.\nПсихология бармена.\nГотовьте идеальные коктейли под настроения своих клиентов, чтобы управлять их эмоциями и вытягивать из них информацию, необходимую для борьбы с планами Supercontinent.\nПроизводство генетических имплантов.\nСоздайте генетические импланты на высокотехнологичном станке, чтобы изменить взгляды самых влиятельных людей корпорации.\nГолосовой корпоративный шпионаж.\nПодмените свой голос голосами ключевых фигур проекта «Общественное психическое благополучие», чтобы получить по телефону нужные сведения.</text:p>
          </table:table-cell>
          <table:table-cell/>
          <table:table-cell office:value-type="string" calcext:value-type="string">
            <text:p>2-10 часов</text:p>
          </table:table-cell>
          <table:table-cell office:value-type="string" calcext:value-type="string">
            <text:p>deconstructeam</text:p>
          </table:table-cell>
          <table:table-cell office:value-type="string" calcext:value-type="string">
            <text:p>{'Русский'}</text:p>
          </table:table-cell>
          <table:table-cell office:value-type="string" calcext:value-type="string">
            <text:p>drama,adventure,fiction,triller</text:p>
          </table:table-cell>
          <table:table-cell office:value-type="string" calcext:value-type="string">
            <text:p>https://drive.google.com/uc?id=1YcWsCCdls7GxfDD0jcnBcaAmtwxeO4dj</text:p>
          </table:table-cell>
          <table:table-cell office:value-type="string" calcext:value-type="string">
            <text:p>3266.jpg</text:p>
          </table:table-cell>
        </table:table-row>
        <table:table-row table:style-name="ro1">
          <table:table-cell office:value-type="string" calcext:value-type="string">
            <text:p>Любитель Кошкодевочек 2 (CATGIRL LOVER 2)</text:p>
          </table:table-cell>
          <table:table-cell office:value-type="string" calcext:value-type="string">
            <text:p>Ну где же ты? Милый аниме-девочки уже заждались тебя! Скорее возвращайся в школу магии! Это простая, но такая увлекательная игра в смешении жанров Визуальной Новеллы и Три-в-ряд. Оторваться невозможно!\n♥ВОЗВРАЩЕНИЕ В ШКОЛУ МАГИИ♥\nВернитесь в школу Ордена Золотого Дождя. Познакомьтесь с новыми девочками-студентками, погладьте милых кошкодевочек. Используйте заклинание позволяющее снимать с ваших врагов доспехи. Практикуйте своё мастерство вместе с аниме-тяночками. ♥\n♥ГЕЙМПЛЕЙ♥\nОтлично зарекомендовавший себя жанр совмещающий в себе визуальную новеллу и три-в-ряд. Игра совмещает в себе элегантный интерфейс, яркую и сочную графику, а самое главное, милых аниме-девочек, которые сильно хотят вашего внимание. Не заставляйте их скучать!\n♥ОСОБЕННОСТИ♥\n♥Ещё больше кошкодевочек.\n♥Ещё больше Аниме.\n♥Опять 2Д-кошкодевочки в аниме стилистике.\n♥Великолепный LAKEY INSPIRED soundtrack.\n♥Серьёзно, это просто крутая игра.\nДругие игры данного автора:\nПротест\nЛюбитель Кошкодевочек\nНалоги\nНалоги 2\nНэвэльный\nАзура</text:p>
          </table:table-cell>
          <table:table-cell/>
          <table:table-cell office:value-type="string" calcext:value-type="string">
            <text:p>Менее 2 часов</text:p>
          </table:table-cell>
          <table:table-cell office:value-type="string" calcext:value-type="string">
            <text:p>cute_anime_girls</text:p>
          </table:table-cell>
          <table:table-cell office:value-type="string" calcext:value-type="string">
            <text:p>{'Любитель Кошкодевочек 2', 'Главный герой парень', 'отечественный разработчик', 'Повествование от первого лица'}</text:p>
          </table:table-cell>
          <table:table-cell office:value-type="string" calcext:value-type="string">
            <text:p>adventure,fantasy</text:p>
          </table:table-cell>
          <table:table-cell office:value-type="string" calcext:value-type="string">
            <text:p>https://uptobox.com/tlcgh6glr4v7</text:p>
          </table:table-cell>
          <table:table-cell office:value-type="string" calcext:value-type="string">
            <text:p>3261.jpg</text:p>
          </table:table-cell>
        </table:table-row>
        <table:table-row table:style-name="ro1">
          <table:table-cell office:value-type="string" calcext:value-type="string">
            <text:p>Спутница А (Follower A)</text:p>
          </table:table-cell>
          <table:table-cell office:value-type="string" calcext:value-type="string">
            <text:p>Короткая зарисовка о безымянной спутнице злодейки.\nО девушке, которая осознала, что её мир является новеллой, чей сюжет уже прошёл точку невозврата.</text:p>
          </table:table-cell>
          <table:table-cell/>
          <table:table-cell office:value-type="string" calcext:value-type="string">
            <text:p>Менее 2 часов</text:p>
          </table:table-cell>
          <table:table-cell office:value-type="string" calcext:value-type="string">
            <text:p>4noki</text:p>
          </table:table-cell>
          <table:table-cell office:value-type="string" calcext:value-type="string">
            <text:p>{'Русский'}</text:p>
          </table:table-cell>
          <table:table-cell office:value-type="string" calcext:value-type="string">
            <text:p>drama</text:p>
          </table:table-cell>
          <table:table-cell office:value-type="string" calcext:value-type="string">
            <text:p>https://drive.google.com/file/d/1KINGgMBJL4zs9dSzt6lhPAnVgsaXY-3O/view</text:p>
          </table:table-cell>
          <table:table-cell office:value-type="string" calcext:value-type="string">
            <text:p>3259.png</text:p>
          </table:table-cell>
        </table:table-row>
        <table:table-row table:style-name="ro1">
          <table:table-cell office:value-type="string" calcext:value-type="string">
            <text:p>Сквозь трещины (Through the Cracks)</text:p>
          </table:table-cell>
          <table:table-cell office:value-type="string" calcext:value-type="string">
            <text:p>«Сквозь трещины» – крохотная новелла с элементами поиска предметов.\nДевушка отправляется в магазин, по пути погружаясь в размышления о жизни.</text:p>
          </table:table-cell>
          <table:table-cell/>
          <table:table-cell office:value-type="string" calcext:value-type="string">
            <text:p>Менее 2 часов</text:p>
          </table:table-cell>
          <table:table-cell office:value-type="string" calcext:value-type="string">
            <text:p>summerorigins</text:p>
          </table:table-cell>
          <table:table-cell office:value-type="string" calcext:value-type="string">
            <text:p>{'Русский'}</text:p>
          </table:table-cell>
          <table:table-cell office:value-type="string" calcext:value-type="string">
            <text:p>routine</text:p>
          </table:table-cell>
          <table:table-cell office:value-type="string" calcext:value-type="string">
            <text:p>https://drive.google.com/file/d/1fu-fMWvj07n3tAN3614TyVgKTY-lsrrp/view?usp=sharing</text:p>
          </table:table-cell>
          <table:table-cell office:value-type="string" calcext:value-type="string">
            <text:p>3245.png</text:p>
          </table:table-cell>
        </table:table-row>
        <table:table-row table:style-name="ro1">
          <table:table-cell office:value-type="string" calcext:value-type="string">
            <text:p>Невероятные Приключения ЖотаЖоса: В Поисках Коичи</text:p>
          </table:table-cell>
          <table:table-cell office:value-type="string" calcext:value-type="string">
            <text:p>Несчастный случай в Морио! Коичи пропал из-за Джотаро. Помогите Джоске разгрести то, что натворил его непутёвый парень-племянник, проведите запутанное расследование и спасите друга... А ещё постарайтесь не рассориться со всеми по ходу дела. Нужно найти Коичи до темноты. Тогда, возможно, Джоске ещё успеет на свидание в отеле.\nОсобенности:\n( ͡° ͜ʖ ͡°) 12,000+ слов.\n( ͡° ͜ʖ ͡°) 14 выборов.\n( ͡° ͜ʖ ͡°) 13 персонажей, включая Телефон.\n( ͡° ͜ʖ ͡°) 10 концовок.\n( ͡° ͜ʖ ͡°) 1 новая способность станда.\n( ͡° ͜ʖ ͡°) первый симулятор отношений племянника и дяди.\n( ͡° ͜ʖ ͡°) мемы там, где их не ждали.\n( ͡° ͜ʖ ͡°) спецэффекты и графика уровня дэвид про.\nПредупреждения: инцест, OOC, треш, стёбный юмор, упоминается underage.\nФанатская игра по JJBA и Джотаро/Джоске.\nРейтинг: PG-13.\nWeb (Android, iOS). Пароль к странице тот же, что и к этой. Читайте об ограничениях веб-версии на странице с ней. В веб-версию рекомендуется играть только в случае, если вы не можете запустить PC-версию.</text:p>
          </table:table-cell>
          <table:table-cell/>
          <table:table-cell office:value-type="string" calcext:value-type="string">
            <text:p>Менее 2 часов</text:p>
          </table:table-cell>
          <table:table-cell office:value-type="string" calcext:value-type="string">
            <text:p>igry_po_dzhotadzhosu</text:p>
          </table:table-cell>
          <table:table-cell office:value-type="string" calcext:value-type="string">
            <text:p>{'сёнэн-ай', 'отечественный разработчик', 'Главный герой парень', 'Невероятные Приключения ЖотаЖоса: В', 'Повествование от первого лица'}</text:p>
          </table:table-cell>
          <table:table-cell office:value-type="string" calcext:value-type="string">
            <text:p>comedy,romance,parody,adventure</text:p>
          </table:table-cell>
          <table:table-cell office:value-type="string" calcext:value-type="string">
            <text:p>https://jotajosu.itch.io/findingkoichi</text:p>
          </table:table-cell>
          <table:table-cell office:value-type="string" calcext:value-type="string">
            <text:p>3244.jpg</text:p>
          </table:table-cell>
        </table:table-row>
        <table:table-row table:style-name="ro1">
          <table:table-cell office:value-type="string" calcext:value-type="string">
            <text:p>Outgrow</text:p>
          </table:table-cell>
          <table:table-cell office:value-type="string" calcext:value-type="string">
            <text:p>Дракон Кронзи решил на лето уехать из города, чтобы попрактиковаться, изучить местные растения и просто подышать свежим воздухом. Если бы он только знал, какими захватывающими приключениями обернётся его путешествие.\nИграть только онлайн!</text:p>
          </table:table-cell>
          <table:table-cell/>
          <table:table-cell office:value-type="string" calcext:value-type="string">
            <text:p>Менее 2 часов</text:p>
          </table:table-cell>
          <table:table-cell office:value-type="string" calcext:value-type="string">
            <text:p>yookond</text:p>
          </table:table-cell>
          <table:table-cell office:value-type="string" calcext:value-type="string">
            <text:p>{'Outgrow', 'Повествование от первого лица', 'не люди', 'Главный герой парень', 'отечественный разработчик'}</text:p>
          </table:table-cell>
          <table:table-cell office:value-type="string" calcext:value-type="string">
            <text:p>comedy,adventure,fantasy</text:p>
          </table:table-cell>
          <table:table-cell office:value-type="string" calcext:value-type="string">
            <text:p>https://yookond.itch.io/outgrow</text:p>
          </table:table-cell>
          <table:table-cell office:value-type="string" calcext:value-type="string">
            <text:p>3242.jpg</text:p>
          </table:table-cell>
        </table:table-row>
        <table:table-row table:style-name="ro1">
          <table:table-cell office:value-type="string" calcext:value-type="string">
            <text:p>ИИ: Материалы Сомния (AI: The Somnium Files / AI：ソムニウム ファイル)</text:p>
          </table:table-cell>
          <table:table-cell office:value-type="string" calcext:value-type="string">
            <text:p>В этом жутком научно-фантастическом детективе вам предстоит стать следователем Канамэ Датэ, идущего по следу серийного убийцы.\nВ недалёком будущем токийский следователь Канамэ Датэ ведёт дело загадочного серийного убийцы, и в поисках улик ему нужно исследовать как сцены преступления, так и сновидения. Вас ждёт леденящее кровь детективное приключение в стиле неонуара, придуманное Котаро Утикоси (руководитель серии Zero Escape) и с персонажами дизайна Юсукэ Козаки (NO MORE HEROES, серия Fire Emblem).\n(((СЮЖЕТ)))\nДождливой ноябрьской ночью в заброшенном парке аттракционов обнаруживается тело женщины, усаженное на карусельную лошадку. У женщины несколько колотых ран и выколот левый глаз.\nСтоличный полицейский Канамэ Датэ, прибывший на место происшествия, узнает женщину и вдруг слышит из карусели какой-то звук.\nСломав центральную колонну карусели, он находит внутри молодую девушку, сжимающую в руках окровавленный ледоруб...</text:p>
          </table:table-cell>
          <table:table-cell/>
          <table:table-cell office:value-type="string" calcext:value-type="string">
            <text:p>10-30 часов</text:p>
          </table:table-cell>
          <table:table-cell office:value-type="string" calcext:value-type="string">
            <text:p>spike_chunsoft</text:p>
          </table:table-cell>
          <table:table-cell office:value-type="string" calcext:value-type="string">
            <text:p>{'Русский'}</text:p>
          </table:table-cell>
          <table:table-cell office:value-type="string" calcext:value-type="string">
            <text:p>comedy,science_fiction,horror,detective,adventure,triller</text:p>
          </table:table-cell>
          <table:table-cell office:value-type="string" calcext:value-type="string">
            <text:p>https://n1.vsetors.org/index.php?do=download&amp;id=8582</text:p>
          </table:table-cell>
          <table:table-cell office:value-type="string" calcext:value-type="string">
            <text:p>3240.jpg</text:p>
          </table:table-cell>
        </table:table-row>
        <table:table-row table:style-name="ro1">
          <table:table-cell office:value-type="string" calcext:value-type="string">
            <text:p>Приключения с Тревогой! (Adventures With Anxiety!)</text:p>
          </table:table-cell>
          <table:table-cell office:value-type="string" calcext:value-type="string">
            <text:p>Приключения с Тревогой о, ну, тревожности. Но я сделал это для людей с тревожностью, как у меня. Я надеюсь, что это поможет тебе увидеть - с юмором - как работает тревожность. И, возможно, уменьшит боязнь самого страха. Содержит плохо прорисованных человечков и гиперактивного волка. Другие заметки: алкоголь, сексуальность, д@*$я ругани.\nИграть только онлайн!</text:p>
          </table:table-cell>
          <table:table-cell/>
          <table:table-cell office:value-type="string" calcext:value-type="string">
            <text:p>Менее 2 часов</text:p>
          </table:table-cell>
          <table:table-cell office:value-type="string" calcext:value-type="string">
            <text:p>nicky_case</text:p>
          </table:table-cell>
          <table:table-cell office:value-type="string" calcext:value-type="string">
            <text:p>{'Русский'}</text:p>
          </table:table-cell>
          <table:table-cell office:value-type="string" calcext:value-type="string">
            <text:p>comedy,routine</text:p>
          </table:table-cell>
          <table:table-cell office:value-type="string" calcext:value-type="string">
            <text:p>https://notdotteam.github.io/anxiety/</text:p>
          </table:table-cell>
          <table:table-cell office:value-type="string" calcext:value-type="string">
            <text:p>3237.jpg</text:p>
          </table:table-cell>
        </table:table-row>
        <table:table-row table:style-name="ro1">
          <table:table-cell office:value-type="string" calcext:value-type="string">
            <text:p>YiN</text:p>
          </table:table-cell>
          <table:table-cell office:value-type="string" calcext:value-type="string">
            <text:p>" — Пустота холодна..."\nСталкер знает, о чём говорит.\n\n\n\nХорошая девочка по имени Инь однажды совершенно внезапно обнаружила себя в каком-то странном и недружелюбном месте, называемом Пустота. Как она сюда попала - непонятно. Что её тут ждёт - неизвестно. И ко всему прочему её здесь собираются судить и обвиняют в убийстве...\nИсполнен всепоглощающей тьмой, безысходностью и кошмарами гротескный мир Пустоты. Говорят, сюда попадают только те, кто это так или иначе заслужил.\nСможет ли Инь защитить себя на не совсем справедливом судилище, выбраться из мира таящихся во тьме ужасов и понять, за какие же собственно грехи она здесь оказалась?\n\n_________\n\n\n\n\n\n\n\n\n\n\n\n\n\n\n\n\n\n\nДоступно только для пользователей\n\nЗа перевод графики воздаётся хвала Лисперу.\n\nИмеется порт на андроид, сделанный с помощью зубила, проволоки и какой-то матери. Вроде оттестирован, но всё же если у кого-то получится его запустить и пройти - просьба отписаться.</text:p>
          </table:table-cell>
          <table:table-cell/>
          <table:table-cell office:value-type="string" calcext:value-type="string">
            <text:p>2-10 часов</text:p>
          </table:table-cell>
          <table:table-cell office:value-type="string" calcext:value-type="string">
            <text:p>mirrowdothack</text:p>
          </table:table-cell>
          <table:table-cell office:value-type="string" calcext:value-type="string">
            <text:p>{'Русский'}</text:p>
          </table:table-cell>
          <table:table-cell office:value-type="string" calcext:value-type="string">
            <text:p>drama,horror,action,detective,mystic,triller</text:p>
          </table:table-cell>
          <table:table-cell office:value-type="string" calcext:value-type="string">
            <text:p>https://mega.nz/file/zQRUhBDI#GyeoWgPO24mu5B7ec71ACRLA74UN1Hiag1PmHBOIITo</text:p>
          </table:table-cell>
          <table:table-cell office:value-type="string" calcext:value-type="string">
            <text:p>3236.jpg</text:p>
          </table:table-cell>
        </table:table-row>
        <table:table-row table:style-name="ro1">
          <table:table-cell office:value-type="string" calcext:value-type="string">
            <text:p>Могу я принять ваш заказ? (May I Take Your Order?)</text:p>
          </table:table-cell>
          <table:table-cell office:value-type="string" calcext:value-type="string">
            <text:p>Этим вечером мы с удовольствием угостим вас маленьким забавным романтическим блюдом с ложечкой ужаса и хорошим кровавым ганашем. Могу я принять ваш заказ-это короткий визуальный роман длиной около тридцати минут и с пятью концовками. Вы играете роль официанта, обслуживающего пару с...необычными вкусами.\n\nВ файле "game" есть документ "Content Warnings". Удовольствие от крови весьма индивидуально, так что если вы волнуетесь и не против спойлеров, то все написано там.</text:p>
          </table:table-cell>
          <table:table-cell/>
          <table:table-cell office:value-type="string" calcext:value-type="string">
            <text:p>Менее 2 часов</text:p>
          </table:table-cell>
          <table:table-cell office:value-type="string" calcext:value-type="string">
            <text:p>alexisroyce</text:p>
          </table:table-cell>
          <table:table-cell office:value-type="string" calcext:value-type="string">
            <text:p>{'Русский'}</text:p>
          </table:table-cell>
          <table:table-cell office:value-type="string" calcext:value-type="string">
            <text:p>comedy,mystic</text:p>
          </table:table-cell>
          <table:table-cell office:value-type="string" calcext:value-type="string">
            <text:p>https://drive.google.com/file/d/1OmEecF0SqWH74iSLAznZlBwFsvPXOYQi/view?usp=sharing</text:p>
          </table:table-cell>
          <table:table-cell office:value-type="string" calcext:value-type="string">
            <text:p>3233.jpg</text:p>
          </table:table-cell>
        </table:table-row>
        <table:table-row table:style-name="ro1">
          <table:table-cell office:value-type="string" calcext:value-type="string">
            <text:p>Экстремальный побег: 9 часов, 9 человек, 9 дверей (Zero Escape: 9 Hours, 9 Persons, 9 Doors)</text:p>
          </table:table-cell>
          <table:table-cell office:value-type="string" calcext:value-type="string">
            <text:p>Девять людей похищены, заперты в незнакомом месте и вынуждены участвовать в дьявольской Девятеричной игре, устроенной таинственным гением Зеро. Почему они здесь? Почему именно им приходится рисковать жизнями в убийственной игре? Кому можно верить? Ситуация все ухудшается, напряжение растет, и девяти незнакомцам нужно понять, как спастись, прежде чем они погибнут.\n\n***\n\n\nДля скачивания предоставлен сборник "Zero Escape: The Nonary Games", в котором две игры: 9 Hours, 9 Persons, 9 Doors (2009) и Virtue’s Last Reward (2012). Запускаются они из одного лаунчера, но переведена на русский только первая игра.\n\nПрохождение игры можно найти здесь (прохождение головоломок) и здесь (получение всех концовок).</text:p>
          </table:table-cell>
          <table:table-cell/>
          <table:table-cell office:value-type="string" calcext:value-type="string">
            <text:p>10-30 часов</text:p>
          </table:table-cell>
          <table:table-cell office:value-type="string" calcext:value-type="string">
            <text:p>spike_chunsoft_co.</text:p>
          </table:table-cell>
          <table:table-cell office:value-type="string" calcext:value-type="string">
            <text:p>{'Русский'}</text:p>
          </table:table-cell>
          <table:table-cell office:value-type="string" calcext:value-type="string">
            <text:p>drama,science_fiction,detective,adventure,triller</text:p>
          </table:table-cell>
          <table:table-cell office:value-type="string" calcext:value-type="string">
            <text:p>https://drive.google.com/file/d/1fZqTwJTmuMbjFFs2TmNKwtkBfNag_-G2/view?usp=sharing</text:p>
          </table:table-cell>
          <table:table-cell office:value-type="string" calcext:value-type="string">
            <text:p>3226.png</text:p>
          </table:table-cell>
        </table:table-row>
        <table:table-row table:style-name="ro1">
          <table:table-cell office:value-type="string" calcext:value-type="string">
            <text:p>СПАМ (СПАМ [Визуальная новелла])</text:p>
          </table:table-cell>
          <table:table-cell office:value-type="string" calcext:value-type="string">
            <text:p>В этой визуальной новелле вы познакомитесь с Мирой Калининой - обычным подростком, пытающимся остаться ребенком в урагане безумных дней. После всех выборов, что ей предстоит сделать, сможет ли она жить как раньше? В этой визуальной новелле вам придется столкнуться с нелегкими выборами, разгадать множество тайн, и найти приключения на ровном месте.\n\nВнимание! После обновлений могут возникнуть проблемы с сохранениями, сделанными ранее.\n__________________________________________________________________________\n* Если у Вас возникли вопросы, связанные с авторскими правами, прошу связаться со мной: https://vk.com/red_snail\n* Вопросы, предложения , сообщения о багах и ошибках прошу направлять в сообщения группы https://vk.com/red.snail</text:p>
          </table:table-cell>
          <table:table-cell/>
          <table:table-cell office:value-type="string" calcext:value-type="string">
            <text:p>2-10 часов</text:p>
          </table:table-cell>
          <table:table-cell office:value-type="string" calcext:value-type="string">
            <text:p>red_snail</text:p>
          </table:table-cell>
          <table:table-cell office:value-type="string" calcext:value-type="string">
            <text:p>{'СПАМ', 'мистика', 'Несколько главных героев', 'Повседневность', 'Главный герой девушка', 'любовный треугольник'}</text:p>
          </table:table-cell>
          <table:table-cell office:value-type="string" calcext:value-type="string">
            <text:p>drama,romance,horror,mystic,routine,adventure</text:p>
          </table:table-cell>
          <table:table-cell office:value-type="string" calcext:value-type="string">
            <text:p>https://disk.yandex.ru/d/kRfWzXtRI9hCig</text:p>
          </table:table-cell>
          <table:table-cell office:value-type="string" calcext:value-type="string">
            <text:p>3225.jpg</text:p>
          </table:table-cell>
        </table:table-row>
        <table:table-row table:style-name="ro1">
          <table:table-cell office:value-type="string" calcext:value-type="string">
            <text:p>Булгария: Русальи проказы</text:p>
          </table:table-cell>
          <table:table-cell office:value-type="string" calcext:value-type="string">
            <text:p>Фольклорная история о тяжёлой жизни Русалки.\nСлавянский молодец (русский) и тюркская девица (татарка) вместе с младенцем на руках пробираются через древний лес. Оставив свою попутчицу у костра, Молодец идёт к реке и сталкивается с Русалкой (Су анасы). Начинается их разговор...\nНаполнена отсылками к современной культуре и различным сказкам.\nИдея, геймдизайн, коды – Владимир Шашорин.\nФотографии и постобработка – Елена Герасимова.\nРусалка, крынка, лягушки – Регина Загирова.\nЗвуковое оформление – Карим Ахмадиев.</text:p>
          </table:table-cell>
          <table:table-cell/>
          <table:table-cell office:value-type="string" calcext:value-type="string">
            <text:p>Менее 2 часов</text:p>
          </table:table-cell>
          <table:table-cell office:value-type="string" calcext:value-type="string">
            <text:p>aaa_games_(agangart_amazing_adventures)</text:p>
          </table:table-cell>
          <table:table-cell office:value-type="string" calcext:value-type="string">
            <text:p>{'отечественный разработчик', 'Главный герой парень', 'Булгария: Русальи проказы', 'Повествование от первого лица'}</text:p>
          </table:table-cell>
          <table:table-cell office:value-type="string" calcext:value-type="string">
            <text:p>fantasy</text:p>
          </table:table-cell>
          <table:table-cell office:value-type="string" calcext:value-type="string">
            <text:p>https://aaa-games.itch.io/rusalka-folkgame</text:p>
          </table:table-cell>
          <table:table-cell office:value-type="string" calcext:value-type="string">
            <text:p>3212.jpg</text:p>
          </table:table-cell>
        </table:table-row>
        <table:table-row table:style-name="ro1">
          <table:table-cell office:value-type="string" calcext:value-type="string">
            <text:p>Неоновая кровь (Neon Blood)</text:p>
          </table:table-cell>
          <table:table-cell office:value-type="string" calcext:value-type="string">
            <text:p>Так уж получилось, что объем работы за неделю воплотить полноценно не вышло, но мы надеемся, что вам понравится то, что вы увидите, хоть оно и сырое.</text:p>
          </table:table-cell>
          <table:table-cell/>
          <table:table-cell office:value-type="string" calcext:value-type="string">
            <text:p>Менее 2 часов</text:p>
          </table:table-cell>
          <table:table-cell office:value-type="string" calcext:value-type="string">
            <text:p>404_found</text:p>
          </table:table-cell>
          <table:table-cell office:value-type="string" calcext:value-type="string">
            <text:p>{'Главный герой девушка', 'Neon', 'BloodКиберпанк'}</text:p>
          </table:table-cell>
          <table:table-cell office:value-type="string" calcext:value-type="string">
            <text:p>science_fiction,ecchi,triller</text:p>
          </table:table-cell>
          <table:table-cell office:value-type="string" calcext:value-type="string">
            <text:p>https://drive.google.com/file/d/1v2fsn2O_6RMgUPrhDI7UxB_3rAVN5ayu/view</text:p>
          </table:table-cell>
          <table:table-cell office:value-type="string" calcext:value-type="string">
            <text:p>3208.jpg</text:p>
          </table:table-cell>
        </table:table-row>
        <table:table-row table:style-name="ro1">
          <table:table-cell office:value-type="string" calcext:value-type="string">
            <text:p>00:17:03 (00:17:03)</text:p>
          </table:table-cell>
          <table:table-cell office:value-type="string" calcext:value-type="string">
            <text:p>Зияющая пустота в окнах башни простирается дальше их линии обзора и границ понимания. Её холод медленно просачивается сквозь трещины в старой кирпичной кладке, и от очередного выдоха в воздухе растворяется сухой пар.\n\nВ рамках независимого расследования Император только что уронил в ненасытную бездну папину зажигалку – из бумажного стаканчика на конце петляющей под дверью лески раздаются непрошенные комментарии от мальчика, которого они не знают в лицо. Их лидер начинает обратный отсчёт своих секунд.\n\nУ них в запасе – три секунды, семнадцать минут.\n\nО попытках прикрыть декольте Джоконды, экзистенциальном ужасе экскурсий по чужим комнатам и спорной дружбе между тремя проблемными детьми.</text:p>
          </table:table-cell>
          <table:table-cell/>
          <table:table-cell office:value-type="string" calcext:value-type="string">
            <text:p>2-10 часов</text:p>
          </table:table-cell>
          <table:table-cell office:value-type="string" calcext:value-type="string">
            <text:p>17_confused_villains_in_a_trenchcoat</text:p>
          </table:table-cell>
          <table:table-cell office:value-type="string" calcext:value-type="string">
            <text:p>{'дружба', 'Главный герой - парень', 'психологический триллер', 'Повествование от первого лица'}</text:p>
          </table:table-cell>
          <table:table-cell office:value-type="string" calcext:value-type="string">
            <text:p>drama,comedy,horror,triller</text:p>
          </table:table-cell>
          <table:table-cell office:value-type="string" calcext:value-type="string">
            <text:p>https://drive.google.com/drive/folders/1ctaA2HxD8-hTiPmdYdkhIgsfIIGRU9Zb?usp=sharing</text:p>
          </table:table-cell>
          <table:table-cell office:value-type="string" calcext:value-type="string">
            <text:p>3207.jpg</text:p>
          </table:table-cell>
        </table:table-row>
        <table:table-row table:style-name="ro1">
          <table:table-cell office:value-type="string" calcext:value-type="string">
            <text:p>Когда наступит конец света, подаришь мне свою улыбку?</text:p>
          </table:table-cell>
          <table:table-cell office:value-type="string" calcext:value-type="string">
            <text:p>20ХХ год. Прошло несколько лет с разрушительной войны, охватившей большую часть континента. Группа людей, занимающаяся поиском и продажей старых корпусов роботов, находит карту памяти одного из них. Вставив её в случайного робота, они надеются увидеть события прошлых лет в мельчайших деталях, но вместо этого перед их глазами предстаёт скромная история пары, развернувшаяся в маленькой квартирке незадолго до катастрофы.</text:p>
          </table:table-cell>
          <table:table-cell/>
          <table:table-cell office:value-type="string" calcext:value-type="string">
            <text:p>Менее 2 часов</text:p>
          </table:table-cell>
          <table:table-cell office:value-type="string" calcext:value-type="string">
            <text:p>airful</text:p>
          </table:table-cell>
          <table:table-cell office:value-type="string" calcext:value-type="string">
            <text:p>{''}</text:p>
          </table:table-cell>
          <table:table-cell office:value-type="string" calcext:value-type="string">
            <text:p>drama,routine,fiction</text:p>
          </table:table-cell>
          <table:table-cell office:value-type="string" calcext:value-type="string">
            <text:p>https://yadi.sk/d/d9l2ruH9VLAUVg</text:p>
          </table:table-cell>
          <table:table-cell office:value-type="string" calcext:value-type="string">
            <text:p>3206.gif</text:p>
          </table:table-cell>
        </table:table-row>
        <table:table-row table:style-name="ro1">
          <table:table-cell office:value-type="string" calcext:value-type="string">
            <text:p>GingerBread</text:p>
          </table:table-cell>
          <table:table-cell office:value-type="string" calcext:value-type="string">
            <text:p>«Все знают, что гиперактивный ребенок и мужчина, ненавидящий, когда кто-то нарушает его покой, – не самая лучшая комбинация. Тем не менее, вот он я: заплетаю косички и готовлю новогодние пряники вместе с этим маленьким\nураганом, свалившимся на меня, как снег на голову, в канун Рождества. Да только вот ее характер – это еще пол беды…»\n\nИстория о том, как холод в сердцах двух людей тает под действием любви и семейного тепла.</text:p>
          </table:table-cell>
          <table:table-cell/>
          <table:table-cell office:value-type="string" calcext:value-type="string">
            <text:p>Менее 2 часов</text:p>
          </table:table-cell>
          <table:table-cell office:value-type="string" calcext:value-type="string">
            <text:p>levinray_i_airzeep</text:p>
          </table:table-cell>
          <table:table-cell office:value-type="string" calcext:value-type="string">
            <text:p>{''}</text:p>
          </table:table-cell>
          <table:table-cell office:value-type="string" calcext:value-type="string">
            <text:p>comedy,routine,fiction</text:p>
          </table:table-cell>
          <table:table-cell office:value-type="string" calcext:value-type="string">
            <text:p>https://drive.google.com/drive/folders/1NqChL3FeYMvWjiavjyr67ISJ-L0l8UZj</text:p>
          </table:table-cell>
          <table:table-cell office:value-type="string" calcext:value-type="string">
            <text:p>3205.jpg</text:p>
          </table:table-cell>
        </table:table-row>
        <table:table-row table:style-name="ro1">
          <table:table-cell office:value-type="string" calcext:value-type="string">
            <text:p>Le Souvenir</text:p>
          </table:table-cell>
          <table:table-cell office:value-type="string" calcext:value-type="string">
            <text:p>Кого-то отец учил рыбачить, а кого-то азбуке. Главного героя научили чинить холодильники, и в кои-то веки эти знания могут пригодиться. Его вызвали в престижное заведение под названием "Le Souvenir", расположенное посреди Аризоны. Что же хранит в себе загадочное место, которому так срочно понадобился мастер по холодильникам?</text:p>
          </table:table-cell>
          <table:table-cell/>
          <table:table-cell office:value-type="string" calcext:value-type="string">
            <text:p>Менее 2 часов</text:p>
          </table:table-cell>
          <table:table-cell office:value-type="string" calcext:value-type="string">
            <text:p>nikita_kryukov_fanclub</text:p>
          </table:table-cell>
          <table:table-cell office:value-type="string" calcext:value-type="string">
            <text:p>{'Anivisual Jam #2', 'отечественный разработчик', 'Кинетическая новелла'}</text:p>
          </table:table-cell>
          <table:table-cell office:value-type="string" calcext:value-type="string">
            <text:p>comedy,fiction</text:p>
          </table:table-cell>
          <table:table-cell office:value-type="string" calcext:value-type="string">
            <text:p>https://cloud.mail.ru/public/xycQ/MXZozTk6A</text:p>
          </table:table-cell>
          <table:table-cell office:value-type="string" calcext:value-type="string">
            <text:p>3203.png</text:p>
          </table:table-cell>
        </table:table-row>
        <table:table-row table:style-name="ro1">
          <table:table-cell office:value-type="string" calcext:value-type="string">
            <text:p>Один день в моей жизни (One Day In My Life)</text:p>
          </table:table-cell>
          <table:table-cell office:value-type="string" calcext:value-type="string">
            <text:p>'Моё утро началось со звонка мобильника. Это была Джули, моя лучшая подруга\nДа...Эта дурёха - моя подруга. С недавних пор она каждый будний день заходит за мной, чтобы мы шли в универ вместе.</text:p>
          </table:table-cell>
          <table:table-cell/>
          <table:table-cell office:value-type="string" calcext:value-type="string">
            <text:p>Менее 2 часов</text:p>
          </table:table-cell>
          <table:table-cell office:value-type="string" calcext:value-type="string">
            <text:p>maygamenyan^2</text:p>
          </table:table-cell>
          <table:table-cell office:value-type="string" calcext:value-type="string">
            <text:p>{''}</text:p>
          </table:table-cell>
          <table:table-cell office:value-type="string" calcext:value-type="string">
            <text:p>drama,romance,routine</text:p>
          </table:table-cell>
          <table:table-cell office:value-type="string" calcext:value-type="string">
            <text:p>https://drive.google.com/file/d/1mqiw5Wx5nkTg8ucPm1N7nKjChQknRLJs/view?usp=sharing</text:p>
          </table:table-cell>
          <table:table-cell office:value-type="string" calcext:value-type="string">
            <text:p>3195.png</text:p>
          </table:table-cell>
        </table:table-row>
        <table:table-row table:style-name="ro1">
          <table:table-cell office:value-type="string" calcext:value-type="string">
            <text:p>Под серым небом (As The Sky Turns Grey)</text:p>
          </table:table-cell>
          <table:table-cell office:value-type="string" calcext:value-type="string">
            <text:p>Поздней осенью Леонард Фламмель и принцесса Корделия путешествуют по безлюдным землям, чтобы сразить таинственное чудовище по велению двора.\n\nВельможи вбили в голову юному рыцарю, что именно ему уготована судьба спасти королевство от страшной угрозы. Корделия же не так оптимистична, ведь она знает несколько больше...</text:p>
          </table:table-cell>
          <table:table-cell/>
          <table:table-cell office:value-type="string" calcext:value-type="string">
            <text:p>Менее 2 часов</text:p>
          </table:table-cell>
          <table:table-cell office:value-type="string" calcext:value-type="string">
            <text:p>flying_whale</text:p>
          </table:table-cell>
          <table:table-cell office:value-type="string" calcext:value-type="string">
            <text:p>{'Несколько главных героев', 'Повествование от третьего лица', 'отечественный разработчик'}</text:p>
          </table:table-cell>
          <table:table-cell office:value-type="string" calcext:value-type="string">
            <text:p>drama,fantasy</text:p>
          </table:table-cell>
          <table:table-cell office:value-type="string" calcext:value-type="string">
            <text:p>https://drive.google.com/drive/folders/1Ok4F4mwJU02MHS6gwXNTJchAgv6J7P1Z?usp=sharing</text:p>
          </table:table-cell>
          <table:table-cell office:value-type="string" calcext:value-type="string">
            <text:p>3193.png</text:p>
          </table:table-cell>
        </table:table-row>
        <table:table-row table:style-name="ro1">
          <table:table-cell office:value-type="string" calcext:value-type="string">
            <text:p>Пепельный снег (Пепельный снег)</text:p>
          </table:table-cell>
          <table:table-cell office:value-type="string" calcext:value-type="string">
            <text:p>Холод... пронизывающих холод. Одинокий парень, по имени Макс, уже вот несколько месяцев путешествует по опустевшим городам, ища хоть одного живого человека на просторах ядерной зимы, борясь с холодом, голодом и высоким радиационным фоном. Сможет ли он найти выживших или ему придётся волочить остатки своей жизни в одиночестве?</text:p>
          </table:table-cell>
          <table:table-cell/>
          <table:table-cell office:value-type="string" calcext:value-type="string">
            <text:p>Менее 2 часов</text:p>
          </table:table-cell>
          <table:table-cell office:value-type="string" calcext:value-type="string">
            <text:p>sneg</text:p>
          </table:table-cell>
          <table:table-cell office:value-type="string" calcext:value-type="string">
            <text:p>{''}</text:p>
          </table:table-cell>
          <table:table-cell office:value-type="string" calcext:value-type="string">
            <text:p>drama,science_fiction</text:p>
          </table:table-cell>
          <table:table-cell office:value-type="string" calcext:value-type="string">
            <text:p>https://drive.google.com/drive/folders/1SjleS8vS2l99OtFaLlEN_sFo-LKMmE_F?usp=sharing</text:p>
          </table:table-cell>
          <table:table-cell office:value-type="string" calcext:value-type="string">
            <text:p>3192.png</text:p>
          </table:table-cell>
        </table:table-row>
        <table:table-row table:style-name="ro1">
          <table:table-cell office:value-type="string" calcext:value-type="string">
            <text:p>Красотки, отстаньте, я хочу домой смотреть аниме и витуберов (Lewd Girls, Leave Me Alone! I Just Want to Play Video Games and Watch Anime!)</text:p>
          </table:table-cell>
          <table:table-cell office:value-type="string" calcext:value-type="string">
            <text:p>Вы хотите найти девушку, но вас постоянно что-то отвлекает. Прямо во время свиданий вам приходят уведомления то о премьере новой серии любимого аниме, то о выходе долгожданной игры, то о внезапном стриме витубера. Вы умеете правильно расставлять приоритеты, поэтому вы должны как можно быстрее и менее болезненно отвязаться от девушки на свидании.\n\nДержите свой ум в холоде, а эмоции в узде, чтобы не поддаться соблазну и поскорее вернуться домой. Дейтсимы вас обманывают, эти девушки сами пойдут на всё, чтобы ваше свидание не стало неудачным!\n\nСтудия anitaipu. Арт – НОСОЧЕК, музыка – WeRtOG.\n \n\nДополненная 18+ версия игры опубликована в раннем доступе в Steam.</text:p>
          </table:table-cell>
          <table:table-cell/>
          <table:table-cell office:value-type="string" calcext:value-type="string">
            <text:p>Менее 2 часов</text:p>
          </table:table-cell>
          <table:table-cell office:value-type="string" calcext:value-type="string">
            <text:p>anitaipu</text:p>
          </table:table-cell>
          <table:table-cell office:value-type="string" calcext:value-type="string">
            <text:p>{'Главный герой парень'}</text:p>
          </table:table-cell>
          <table:table-cell office:value-type="string" calcext:value-type="string">
            <text:p>comedy,romance,parody,ecchi,hentai</text:p>
          </table:table-cell>
          <table:table-cell office:value-type="string" calcext:value-type="string">
            <text:p>https://yadi.sk/d/UfQvv4zAK8S7Pg?w=1</text:p>
          </table:table-cell>
          <table:table-cell office:value-type="string" calcext:value-type="string">
            <text:p>3189.gif</text:p>
          </table:table-cell>
        </table:table-row>
        <table:table-row table:style-name="ro1">
          <table:table-cell office:value-type="string" calcext:value-type="string">
            <text:p>Кромка</text:p>
          </table:table-cell>
          <table:table-cell office:value-type="string" calcext:value-type="string">
            <text:p>Ветхая заброшенная пятиэтажка посреди ничего. Мужчина средних лет и его племянница спасаются в ее стенах от страшной пурги. Рассосется. Скоро. Среди бетонных обломков они встречают давно потерянного друга и странную незнакомку. Кажется, они в схожем положении. Кажется, они хотят помочь. Хотят ли?\n\nВ игре 4 концовки и 1 секретная.</text:p>
          </table:table-cell>
          <table:table-cell/>
          <table:table-cell office:value-type="string" calcext:value-type="string">
            <text:p>Менее 2 часов</text:p>
          </table:table-cell>
          <table:table-cell office:value-type="string" calcext:value-type="string">
            <text:p>shani_anja</text:p>
          </table:table-cell>
          <table:table-cell office:value-type="string" calcext:value-type="string">
            <text:p>{'Несколько главных героев', 'Повествование от первого лица', 'Постапокалиптика', 'отечественный разработчик'}</text:p>
          </table:table-cell>
          <table:table-cell office:value-type="string" calcext:value-type="string">
            <text:p>drama,mystic</text:p>
          </table:table-cell>
          <table:table-cell office:value-type="string" calcext:value-type="string">
            <text:p>https://shanianya.itch.io/kromka</text:p>
          </table:table-cell>
          <table:table-cell office:value-type="string" calcext:value-type="string">
            <text:p>3185.png</text:p>
          </table:table-cell>
        </table:table-row>
        <table:table-row table:style-name="ro1">
          <table:table-cell office:value-type="string" calcext:value-type="string">
            <text:p>Прощание (Valediction)</text:p>
          </table:table-cell>
          <table:table-cell office:value-type="string" calcext:value-type="string">
            <text:p>Люди всегда просят того, что не способны постичь. Их желания болезненны и эгоистичны. Что бы ты им не дал, они никогда не будут благодарны в полной мере. Им всегда будет мало.\n\nПутник медленно поднимается на вершину горы. Он слаб и сломлен. Все, что ему необходимо - это долгожданное освобождение.</text:p>
          </table:table-cell>
          <table:table-cell/>
          <table:table-cell office:value-type="string" calcext:value-type="string">
            <text:p>Менее 2 часов</text:p>
          </table:table-cell>
          <table:table-cell office:value-type="string" calcext:value-type="string">
            <text:p>ezravens_nest</text:p>
          </table:table-cell>
          <table:table-cell office:value-type="string" calcext:value-type="string">
            <text:p>{'Кинетическая новелла', 'отечественный разработчик', 'сёнэн-ай'}</text:p>
          </table:table-cell>
          <table:table-cell office:value-type="string" calcext:value-type="string">
            <text:p>drama,fantasy</text:p>
          </table:table-cell>
          <table:table-cell office:value-type="string" calcext:value-type="string">
            <text:p>https://drive.google.com/file/d/1x13dnXfaOaYor12lTudfDALb_qO_nskm/view?usp=sharing</text:p>
          </table:table-cell>
          <table:table-cell office:value-type="string" calcext:value-type="string">
            <text:p>3184.jpg</text:p>
          </table:table-cell>
        </table:table-row>
        <table:table-row table:style-name="ro1">
          <table:table-cell office:value-type="string" calcext:value-type="string">
            <text:p>Снежная Королева</text:p>
          </table:table-cell>
          <table:table-cell office:value-type="string" calcext:value-type="string">
            <text:p>Новелла создана в рамках Anivisual Jam #2 с 11 по 17 января 2021 года, тема новеллы - Холод. Пост-джем версия вышла в Августе 2021 года.\n\nДевочка Мэри теряется в лесу и попадает во владения госпожи, известной как Снежная Королева. Королева разрешает ей остаться в качестве служанки, и теперь Мэри нужно будет каждый день выполнять задания госпожи. Если она хорошо с ними справится, то будет вознаграждена, и возможно даже получит собственную комнату в замке королевы. Но горе тому, кто разгневает королеву, ибо та может превратить любого в льдышку одним лишь взглядом.\n\nВсе ресурсы в новелле взяты из бесплатных источников.\n\nВерсии на Linux и Macintosh включены, но не тестировались. Важно: Файлы zip и tar.bz2, которые создаёт Ren'Py, содержат информацию о разрешениях, которая должна присутствовать для запуска Ren'Py в Linux и Macintosh. Распаковка и переупаковка заархивированного файла в Windows, а затем запуск его в Linux или Macintosh не поддерживаются.</text:p>
          </table:table-cell>
          <table:table-cell/>
          <table:table-cell office:value-type="string" calcext:value-type="string">
            <text:p>Менее 2 часов</text:p>
          </table:table-cell>
          <table:table-cell office:value-type="string" calcext:value-type="string">
            <text:p>mawrak</text:p>
          </table:table-cell>
          <table:table-cell office:value-type="string" calcext:value-type="string">
            <text:p>{'Главный герой девушка', 'Повествование от первого лица', 'психодел', 'драма', 'отечественный разработчик'}</text:p>
          </table:table-cell>
          <table:table-cell office:value-type="string" calcext:value-type="string">
            <text:p>drama</text:p>
          </table:table-cell>
          <table:table-cell office:value-type="string" calcext:value-type="string">
            <text:p>https://gamejolt.com/games/snow_queen/637413</text:p>
          </table:table-cell>
          <table:table-cell office:value-type="string" calcext:value-type="string">
            <text:p>3183.jpg</text:p>
          </table:table-cell>
        </table:table-row>
        <table:table-row table:style-name="ro1">
          <table:table-cell office:value-type="string" calcext:value-type="string">
            <text:p>Попутчик</text:p>
          </table:table-cell>
          <table:table-cell office:value-type="string" calcext:value-type="string">
            <text:p>Оставшись без связи и возможности самостоятельно выбраться, герой практически теряет надежду на спасение. Он не хочет умирать, но чувствует холодное дыхание смерти на своей шее. Машина остывает, сердце бьется все тише, глаза закрываются под тяжестью дремоты.\n\nИ вот чудо! Кто-то стучится в окно…\n\nПриветствуем конструктивную критику только в мягкой форме!\n\nЕсли заметите ошибки, пожалуйста, сообщите мне в лс :3</text:p>
          </table:table-cell>
          <table:table-cell/>
          <table:table-cell office:value-type="string" calcext:value-type="string">
            <text:p>Менее 2 часов</text:p>
          </table:table-cell>
          <table:table-cell office:value-type="string" calcext:value-type="string">
            <text:p>tarakan'e_tsarstvo</text:p>
          </table:table-cell>
          <table:table-cell office:value-type="string" calcext:value-type="string">
            <text:p>{''}</text:p>
          </table:table-cell>
          <table:table-cell office:value-type="string" calcext:value-type="string">
            <text:p>mystic,fiction</text:p>
          </table:table-cell>
          <table:table-cell office:value-type="string" calcext:value-type="string">
            <text:p>https://drive.google.com/file/d/19LdMvwJXAOmlFm9nfWFHfuY9LSCEPgxf/view</text:p>
          </table:table-cell>
          <table:table-cell office:value-type="string" calcext:value-type="string">
            <text:p>3181.jpg</text:p>
          </table:table-cell>
        </table:table-row>
        <table:table-row table:style-name="ro1">
          <table:table-cell office:value-type="string" calcext:value-type="string">
            <text:p>Холодное Блюдо</text:p>
          </table:table-cell>
          <table:table-cell office:value-type="string" calcext:value-type="string">
            <text:p>-Даже бережное тепло семейного очага иногда неспособно избавить от боли ледянящих душу воспоминаний.\n\nХолодное блюдо - короткая визуальная новела о приготовлении славного праздничного блюда - холодца.</text:p>
          </table:table-cell>
          <table:table-cell/>
          <table:table-cell office:value-type="string" calcext:value-type="string">
            <text:p>Менее 2 часов</text:p>
          </table:table-cell>
          <table:table-cell office:value-type="string" calcext:value-type="string">
            <text:p>evelator_team</text:p>
          </table:table-cell>
          <table:table-cell office:value-type="string" calcext:value-type="string">
            <text:p>{'Главный герой парень', 'отечественный разработчик', 'любовный треугольник'}</text:p>
          </table:table-cell>
          <table:table-cell office:value-type="string" calcext:value-type="string">
            <text:p>horror,triller</text:p>
          </table:table-cell>
          <table:table-cell office:value-type="string" calcext:value-type="string">
            <text:p>https://drive.google.com/file/d/1Gdsi4SLih0uKXfN_foxx4pDpEHxMwfNz/view</text:p>
          </table:table-cell>
          <table:table-cell office:value-type="string" calcext:value-type="string">
            <text:p>3180.jpg</text:p>
          </table:table-cell>
        </table:table-row>
        <table:table-row table:style-name="ro1">
          <table:table-cell office:value-type="string" calcext:value-type="string">
            <text:p>Кто такие варвары?</text:p>
          </table:table-cell>
          <table:table-cell office:value-type="string" calcext:value-type="string">
            <text:p>Супер странная история о том, что случается когда собираешь в поход незнакомцев.\n\nВроде фэнтези, а вроде и жизненно...\n\nВоспринимать серьезно не стоит! А вот прочесть - желательно:)\nАвтор потерял два дня сна, пока делал.</text:p>
          </table:table-cell>
          <table:table-cell/>
          <table:table-cell office:value-type="string" calcext:value-type="string">
            <text:p>Менее 2 часов</text:p>
          </table:table-cell>
          <table:table-cell office:value-type="string" calcext:value-type="string">
            <text:p>dinozzkate</text:p>
          </table:table-cell>
          <table:table-cell office:value-type="string" calcext:value-type="string">
            <text:p>{'Несколько главных героев', 'отечественный разработчик', 'Повествование от третьего лица'}</text:p>
          </table:table-cell>
          <table:table-cell office:value-type="string" calcext:value-type="string">
            <text:p>comedy,adventure,fantasy</text:p>
          </table:table-cell>
          <table:table-cell office:value-type="string" calcext:value-type="string">
            <text:p>https://drive.google.com/drive/folders/1a8f084xtrv9Hnyt4LTD4bAZd492yeOHU?usp=sharing</text:p>
          </table:table-cell>
          <table:table-cell office:value-type="string" calcext:value-type="string">
            <text:p>3179.png</text:p>
          </table:table-cell>
        </table:table-row>
        <table:table-row table:style-name="ro1">
          <table:table-cell office:value-type="string" calcext:value-type="string">
            <text:p>Отмороженные (Frozen up)</text:p>
          </table:table-cell>
          <table:table-cell office:value-type="string" calcext:value-type="string">
            <text:p>О ком менестрели слагают песни? О сильных духом и храбрых сердцем? О героях, спасающих принцесс, и воинах, в одного разящих недюжинную вражескую рать?\n\nБыть может, подвиги эти достойны какого-то упоминания. Но по-настоящему стоит почитать не тех, кто спасает землю, а тех, кто делает жизнь на ней удобней.\n\nИменно этим и собиралась заняться бравая команда, которая решила, что просиживать штаны в Магической Академии намного скучнее, чем странствовать по кабакам.\n\nКазалось бы, причём тут лёд?</text:p>
          </table:table-cell>
          <table:table-cell/>
          <table:table-cell office:value-type="string" calcext:value-type="string">
            <text:p>Менее 2 часов</text:p>
          </table:table-cell>
          <table:table-cell office:value-type="string" calcext:value-type="string">
            <text:p>moh</text:p>
          </table:table-cell>
          <table:table-cell office:value-type="string" calcext:value-type="string">
            <text:p>{'Up', 'Frozen'}</text:p>
          </table:table-cell>
          <table:table-cell office:value-type="string" calcext:value-type="string">
            <text:p>comedy,action,fantasy</text:p>
          </table:table-cell>
          <table:table-cell office:value-type="string" calcext:value-type="string">
            <text:p>https://yadi.sk/d/yJXYHhaSKy8ODg?w=1</text:p>
          </table:table-cell>
          <table:table-cell office:value-type="string" calcext:value-type="string">
            <text:p>3178.gif</text:p>
          </table:table-cell>
        </table:table-row>
        <table:table-row table:style-name="ro1">
          <table:table-cell office:value-type="string" calcext:value-type="string">
            <text:p>Тянущееся время</text:p>
          </table:table-cell>
          <table:table-cell office:value-type="string" calcext:value-type="string">
            <text:p>Вот представьте: вы красивая, молодая девушка, которая решила забраться на гору. Под вашими ногами приятно хрустит кристально-белый снег, а с вершины открывается потрясающий вид. Хотя…есть в походе один маленький минус. Очень холодно. А если ветер подует, так вообще коленки задрожат. Но ничего страшного! Ведь рядом всегда находятся 3 прекрасных кавалера, готовые с удовольствием согреть ваши cердца. Но не забывайте, что прошлое останется с вами навсегда, и от него никак не убежать. Приятного времяпровождения!\n\nВас ждёт:\nВыбор сводящий с ума\nИнтересные персонажи\n9 разных концовок</text:p>
          </table:table-cell>
          <table:table-cell/>
          <table:table-cell office:value-type="string" calcext:value-type="string">
            <text:p>Менее 2 часов</text:p>
          </table:table-cell>
          <table:table-cell office:value-type="string" calcext:value-type="string">
            <text:p>drimmar</text:p>
          </table:table-cell>
          <table:table-cell office:value-type="string" calcext:value-type="string">
            <text:p>{''}</text:p>
          </table:table-cell>
          <table:table-cell office:value-type="string" calcext:value-type="string">
            <text:p>drama,romance</text:p>
          </table:table-cell>
          <table:table-cell office:value-type="string" calcext:value-type="string">
            <text:p>https://drive.google.com/file/d/1DYFf4xDIYZJlPkQaAG5hjamB56djj9mC/view?usp=sharing</text:p>
          </table:table-cell>
          <table:table-cell office:value-type="string" calcext:value-type="string">
            <text:p>3177.png</text:p>
          </table:table-cell>
        </table:table-row>
        <table:table-row table:style-name="ro1">
          <table:table-cell office:value-type="string" calcext:value-type="string">
            <text:p>Праздник на коленке</text:p>
          </table:table-cell>
          <table:table-cell office:value-type="string" calcext:value-type="string">
            <text:p>Девушка организовывает новогоднее выступление, но работы непочатый край, а все сроки уже горят. Она впопыхах собирает команду, чтобы выдать хоть что-то.\n\nГрафика - puhhhel</text:p>
          </table:table-cell>
          <table:table-cell/>
          <table:table-cell office:value-type="string" calcext:value-type="string">
            <text:p>Менее 2 часов</text:p>
          </table:table-cell>
          <table:table-cell office:value-type="string" calcext:value-type="string">
            <text:p>chernichka</text:p>
          </table:table-cell>
          <table:table-cell office:value-type="string" calcext:value-type="string">
            <text:p>{'Комедия', 'Повествование от первого лица', 'Главный герой девушка', 'Пиксель арт'}</text:p>
          </table:table-cell>
          <table:table-cell office:value-type="string" calcext:value-type="string">
            <text:p>comedy</text:p>
          </table:table-cell>
          <table:table-cell office:value-type="string" calcext:value-type="string">
            <text:p>https://yadi.sk/d/VqjJJ1z9VBtGKw</text:p>
          </table:table-cell>
          <table:table-cell office:value-type="string" calcext:value-type="string">
            <text:p>3173.png</text:p>
          </table:table-cell>
        </table:table-row>
        <table:table-row table:style-name="ro1">
          <table:table-cell office:value-type="string" calcext:value-type="string">
            <text:p>Восхождение</text:p>
          </table:table-cell>
          <table:table-cell office:value-type="string" calcext:value-type="string">
            <text:p>Подъём – это всё, что есть. Остановишься – пропадёшь, потеряешься сразу. А впереди только холод.\n\nЧитать обязательно со звуком.</text:p>
          </table:table-cell>
          <table:table-cell/>
          <table:table-cell office:value-type="string" calcext:value-type="string">
            <text:p>Менее 2 часов</text:p>
          </table:table-cell>
          <table:table-cell office:value-type="string" calcext:value-type="string">
            <text:p>ekspeditsija</text:p>
          </table:table-cell>
          <table:table-cell office:value-type="string" calcext:value-type="string">
            <text:p>{'мистика', 'отечественный разработчик', 'Главный герой парень', 'Anivisual Jam #2'}</text:p>
          </table:table-cell>
          <table:table-cell office:value-type="string" calcext:value-type="string">
            <text:p>mystic</text:p>
          </table:table-cell>
          <table:table-cell office:value-type="string" calcext:value-type="string">
            <text:p>https://drive.google.com/drive/folders/1hPn6-snN3v-eODGfBer3danW0ZeLqSFy?usp=sharing</text:p>
          </table:table-cell>
          <table:table-cell office:value-type="string" calcext:value-type="string">
            <text:p>3171.jpg</text:p>
          </table:table-cell>
        </table:table-row>
        <table:table-row table:style-name="ro1">
          <table:table-cell office:value-type="string" calcext:value-type="string">
            <text:p>Рассвет на Плутоне (Рассвет на Плутоне)</text:p>
          </table:table-cell>
          <table:table-cell office:value-type="string" calcext:value-type="string">
            <text:p>23 006 год. Земляне давно переселились в галактику созвездия Кассиопея. Но они всё ещё помнят свою историю. Ты - молодой учёный, отправленный к Земле Межгалактическим Историческим Сообществом. Но что-то идёт не так, и твой корабль приземляется на Плутоне - крошечной, всеми забытой планете. Его поверхность - азотный лёд, слепящий глаза серебряным светом. Все что здесь есть - нечеловеческий холод и твое одиночество. Но что это сверкает на горизонте? Заброшенная база? А может, надежда?...\n\nRenpy\nВсе изображения и музыка оригинальные</text:p>
          </table:table-cell>
          <table:table-cell/>
          <table:table-cell office:value-type="string" calcext:value-type="string">
            <text:p>Менее 2 часов</text:p>
          </table:table-cell>
          <table:table-cell office:value-type="string" calcext:value-type="string">
            <text:p>marraja</text:p>
          </table:table-cell>
          <table:table-cell office:value-type="string" calcext:value-type="string">
            <text:p>{'Главный герой парень', 'Главный герой девушка', 'Космос', 'отечественный разработчик', 'будущее'}</text:p>
          </table:table-cell>
          <table:table-cell office:value-type="string" calcext:value-type="string">
            <text:p>science_fiction</text:p>
          </table:table-cell>
          <table:table-cell office:value-type="string" calcext:value-type="string">
            <text:p>https://drive.google.com/file/d/1iAvvUCYmZBz-BICY7JmYWiskgdYIZrRp/view?usp=sharing</text:p>
          </table:table-cell>
          <table:table-cell office:value-type="string" calcext:value-type="string">
            <text:p>3170.jpg</text:p>
          </table:table-cell>
        </table:table-row>
        <table:table-row table:style-name="ro1">
          <table:table-cell office:value-type="string" calcext:value-type="string">
            <text:p>Своё место</text:p>
          </table:table-cell>
          <table:table-cell office:value-type="string" calcext:value-type="string">
            <text:p>Два народа испокон веков живут рядом. Они ищут мира, но вынуждены враждовать - так решили боги или сама природа. Каждый новый объявленный мир оказывается лишь перемирием, и горе тем, кто к его концу обнаружит себя среди чужих. Не на своём месте.\nЮный Ове, подмастерье кожевника, всю жизнь провёл в родном северном крае. В час войны он вынужден встать на защиту подруги, оказавшейся изгнанной из деревни в бескрайний лес - на верную гибель.\n\nКинетическая вн в полуфэнтезийном сеттинге.\nПродолжительность прохождения: 30-60 минут.\nЖанр: драма, романтика.\nАвторы: Марк Тэйлор (IAmChiyo) - графика; Moving on - текст.</text:p>
          </table:table-cell>
          <table:table-cell/>
          <table:table-cell office:value-type="string" calcext:value-type="string">
            <text:p>Менее 2 часов</text:p>
          </table:table-cell>
          <table:table-cell office:value-type="string" calcext:value-type="string">
            <text:p>moving_on</text:p>
          </table:table-cell>
          <table:table-cell office:value-type="string" calcext:value-type="string">
            <text:p>{'Главный герой парень', 'Суровые бородатые мужики', 'Повествование от первого лица'}</text:p>
          </table:table-cell>
          <table:table-cell office:value-type="string" calcext:value-type="string">
            <text:p>drama,romance,fantasy</text:p>
          </table:table-cell>
          <table:table-cell office:value-type="string" calcext:value-type="string">
            <text:p>https://drive.google.com/file/d/11vI2crvAPvtI5w4FBExiteTAQ8hSThZz/</text:p>
          </table:table-cell>
          <table:table-cell office:value-type="string" calcext:value-type="string">
            <text:p>3166.jpg</text:p>
          </table:table-cell>
        </table:table-row>
        <table:table-row table:style-name="ro1">
          <table:table-cell office:value-type="string" calcext:value-type="string">
            <text:p>Моими глазами (With my own eyes)</text:p>
          </table:table-cell>
          <table:table-cell office:value-type="string" calcext:value-type="string">
            <text:p>by Novis Team &amp; FFY Studio &amp; Raventy\n\nИстория об одиноком, давно остывшем душой человеке.\nГлавный герой попадает в страшную метель, но вовремя укрывается в домике, в котором живёт парень по имени Константин. Чтобы скоротать время, пока не уляжется буря, он рассказывает о своей не самой лёгкой жизни за чашкой чая.</text:p>
          </table:table-cell>
          <table:table-cell/>
          <table:table-cell office:value-type="string" calcext:value-type="string">
            <text:p>Менее 2 часов</text:p>
          </table:table-cell>
          <table:table-cell office:value-type="string" calcext:value-type="string">
            <text:p>novis_team_&amp;_ffy_studio_&amp;_raventy</text:p>
          </table:table-cell>
          <table:table-cell office:value-type="string" calcext:value-type="string">
            <text:p>{'философия', 'четвертая стена', 'холод'}</text:p>
          </table:table-cell>
          <table:table-cell office:value-type="string" calcext:value-type="string">
            <text:p>drama,routine</text:p>
          </table:table-cell>
          <table:table-cell office:value-type="string" calcext:value-type="string">
            <text:p>https://mega.nz/folder/hg4hnYRD#EcMdGo6VOVIQP5rT3rJWMw/file/45QmSbZQ</text:p>
          </table:table-cell>
          <table:table-cell office:value-type="string" calcext:value-type="string">
            <text:p>3162.jpg</text:p>
          </table:table-cell>
        </table:table-row>
        <table:table-row table:style-name="ro1">
          <table:table-cell office:value-type="string" calcext:value-type="string">
            <text:p>Славная девушка Юля</text:p>
          </table:table-cell>
          <table:table-cell office:value-type="string" calcext:value-type="string">
            <text:p>Холод окружает человека. Холод погоды, холод одиночества. И временами кажется, что нет от него спасения - ведь даже компания людей рядом не помогает.\nНо среди сотен людей вокруг обязательно найдется один особенный. Тот самый.\nИ стоит только взглянуть в его глаза - и мрак развеется.\nИ наконец-то станет тепло.\nПравда ведь?\n\nЖанр - повседневность, психология.</text:p>
          </table:table-cell>
          <table:table-cell/>
          <table:table-cell office:value-type="string" calcext:value-type="string">
            <text:p>Менее 2 часов</text:p>
          </table:table-cell>
          <table:table-cell office:value-type="string" calcext:value-type="string">
            <text:p>alkinoy</text:p>
          </table:table-cell>
          <table:table-cell office:value-type="string" calcext:value-type="string">
            <text:p>{'отечественный разработчик', 'психология', 'драма', 'повсдневность', 'Главный герой парень'}</text:p>
          </table:table-cell>
          <table:table-cell office:value-type="string" calcext:value-type="string">
            <text:p>drama,romance,routine,triller</text:p>
          </table:table-cell>
          <table:table-cell office:value-type="string" calcext:value-type="string">
            <text:p>https://drive.google.com/file/d/1VgamVN6eNf3KqobAGeQOQWTeANlkIVqd/view?usp=sharing</text:p>
          </table:table-cell>
          <table:table-cell office:value-type="string" calcext:value-type="string">
            <text:p>3158.jpg</text:p>
          </table:table-cell>
        </table:table-row>
        <table:table-row table:style-name="ro1">
          <table:table-cell office:value-type="string" calcext:value-type="string">
            <text:p>Примерзший</text:p>
          </table:table-cell>
          <table:table-cell office:value-type="string" calcext:value-type="string">
            <text:p>Бедного Даню постигла страшная участь. Мальчик примерз языком к фонарному столбу. Теперь он больше никогда не сможет поиграть со своим одноклассником Сашей в компьютерные игры, не сможет списывать домашку у Кати, и свою маму он больше никогда не увидит. Бедному Дане остается только написать завещание ногой на снегу...</text:p>
          </table:table-cell>
          <table:table-cell/>
          <table:table-cell office:value-type="string" calcext:value-type="string">
            <text:p>Менее 2 часов</text:p>
          </table:table-cell>
          <table:table-cell office:value-type="string" calcext:value-type="string">
            <text:p>zout</text:p>
          </table:table-cell>
          <table:table-cell office:value-type="string" calcext:value-type="string">
            <text:p>{'Повествование от первого лица', 'отечественный разработчик', 'Главный герой парень'}</text:p>
          </table:table-cell>
          <table:table-cell office:value-type="string" calcext:value-type="string">
            <text:p>drama,comedy</text:p>
          </table:table-cell>
          <table:table-cell office:value-type="string" calcext:value-type="string">
            <text:p>https://drive.google.com/file/d/1egOWkjrx3YXBkFeQT_Eybn98PsEU_7Oj/view?usp=sharing</text:p>
          </table:table-cell>
          <table:table-cell office:value-type="string" calcext:value-type="string">
            <text:p>3156.png</text:p>
          </table:table-cell>
        </table:table-row>
        <table:table-row table:style-name="ro1">
          <table:table-cell office:value-type="string" calcext:value-type="string">
            <text:p>Бриллианты</text:p>
          </table:table-cell>
          <table:table-cell office:value-type="string" calcext:value-type="string">
            <text:p>Никто и никогда до конца не знает, как проведёт предновогодний вечер. Потерявший вдохновение художник, с самого утра начинает получать странные сообщения. Именно они становятся отправной точкой для череды невероятных событий. И кто эта девушка?..\n\nСценарий: IhorOF\nОформление и код: FreQl</text:p>
          </table:table-cell>
          <table:table-cell/>
          <table:table-cell office:value-type="string" calcext:value-type="string">
            <text:p>Менее 2 часов</text:p>
          </table:table-cell>
          <table:table-cell office:value-type="string" calcext:value-type="string">
            <text:p>muzutaru</text:p>
          </table:table-cell>
          <table:table-cell office:value-type="string" calcext:value-type="string">
            <text:p>{'отечественный разработчик', 'бриллианты', 'на русском языке', 'мистика', 'Главный герой парень', 'Повествование от первого лица', 'Anivisual Jam #2', 'Muzutaru'}</text:p>
          </table:table-cell>
          <table:table-cell office:value-type="string" calcext:value-type="string">
            <text:p>drama,mystic,adventure</text:p>
          </table:table-cell>
          <table:table-cell office:value-type="string" calcext:value-type="string">
            <text:p>https://drive.google.com/file/d/1AFSQDIN45SkUyg_99-TK2hVcmELdtHTc/view?usp=sharing</text:p>
          </table:table-cell>
          <table:table-cell office:value-type="string" calcext:value-type="string">
            <text:p>3155.jpg</text:p>
          </table:table-cell>
        </table:table-row>
        <table:table-row table:style-name="ro1">
          <table:table-cell office:value-type="string" calcext:value-type="string">
            <text:p>оправдание</text:p>
          </table:table-cell>
          <table:table-cell office:value-type="string" calcext:value-type="string">
            <text:p>«Приехав на кладбище к родителям, ты точно не ожидаешь встретить старого одноклассника, который был в тебя влюблен. Да еще и в таком виде. Чем это обернется – началом новых отношений или роковой ошибкой?»\n\nВ игре три основных концовки и одна секретная.</text:p>
          </table:table-cell>
          <table:table-cell/>
          <table:table-cell office:value-type="string" calcext:value-type="string">
            <text:p>Романтика, Мистика, Повседневность</text:p>
          </table:table-cell>
          <table:table-cell office:value-type="string" calcext:value-type="string">
            <text:p>17/janv/2021_18:55</text:p>
          </table:table-cell>
          <table:table-cell office:value-type="string" calcext:value-type="string">
            <text:p>{'Sam'}</text:p>
          </table:table-cell>
          <table:table-cell office:value-type="string" calcext:value-type="string">
            <text:p>GhostFuneral</text:p>
          </table:table-cell>
          <table:table-cell office:value-type="string" calcext:value-type="string">
            <text:p>https://drive.google.com/file/d/1N5CgRGzdln4XHOVwEvJcQKXVvu8q8fMS/view?usp=sharing</text:p>
          </table:table-cell>
          <table:table-cell office:value-type="string" calcext:value-type="string">
            <text:p>3154.png</text:p>
          </table:table-cell>
        </table:table-row>
        <table:table-row table:style-name="ro1">
          <table:table-cell office:value-type="string" calcext:value-type="string">
            <text:p>Цвет жизни - теплый</text:p>
          </table:table-cell>
          <table:table-cell office:value-type="string" calcext:value-type="string">
            <text:p>Извечная битва между добром и злом. Между светом и тьмой. Между королевством людей и царством демонов. Но позвольте один вопрос задать - всегда ли было белое и черное? Кто из них какой?\nВойны не прекращались.\nРыцарь, будучи полководцем в последней из битв, очнулся на совершенно неизвестной ему земле. Он помнит ту битву, знамена и барабаны. Он спешил на подмогу к дяде. Ночное небо озарялось яростным пламенем. А потом?.. Что-то или кто-то сбросило его в горную реку. И теперь он один в окружении заснеженных горных пик. Каков итог боя? Кто остался в живых?..\nНо это неважно. Эти ответы не помогут выжить. Он стоит на неизвестной земле: ему помогут или его убьют?\n\nКинетическая новелла на движке Ren'Py.\nСоздано командой "Operation W21": Ultra_Scream и Katruna.\n\nПеречень источников использованных ресурсов приведен в текстовом документе readme.txt - находится в составе zip-архива с win-версией новеллы.</text:p>
          </table:table-cell>
          <table:table-cell/>
          <table:table-cell office:value-type="string" calcext:value-type="string">
            <text:p>Менее 2 часов</text:p>
          </table:table-cell>
          <table:table-cell office:value-type="string" calcext:value-type="string">
            <text:p>operation_w21</text:p>
          </table:table-cell>
          <table:table-cell office:value-type="string" calcext:value-type="string">
            <text:p>{'of', 'the', 'Life', 'color', 'warm'}</text:p>
          </table:table-cell>
          <table:table-cell office:value-type="string" calcext:value-type="string">
            <text:p>drama,fantasy</text:p>
          </table:table-cell>
          <table:table-cell office:value-type="string" calcext:value-type="string">
            <text:p>https://drive.google.com/file/d/1yt2liCWkRvvo3VPGE4N5MtFAHsU538XS/view?usp=sharing</text:p>
          </table:table-cell>
          <table:table-cell office:value-type="string" calcext:value-type="string">
            <text:p>3153.png</text:p>
          </table:table-cell>
        </table:table-row>
        <table:table-row table:style-name="ro1">
          <table:table-cell office:value-type="string" calcext:value-type="string">
            <text:p>Холодный жестокий мир (СБРИСМС)</text:p>
          </table:table-cell>
          <table:table-cell office:value-type="string" calcext:value-type="string">
            <text:p>Должно быть это чья-то злая шутка. Почему вы появились в этом мире, и чего ради, вам не ясно. Все, кого вы встречаете, говорят одно, а делают другое. Только злой науськивающий голос продолжает звучать. Есть ли правильные решения? И правильные пути? Кто устанавливает правила? И главное - нужно ли им следовать?</text:p>
          </table:table-cell>
          <table:table-cell/>
          <table:table-cell office:value-type="string" calcext:value-type="string">
            <text:p>Менее 2 часов</text:p>
          </table:table-cell>
          <table:table-cell office:value-type="string" calcext:value-type="string">
            <text:p>zabava</text:p>
          </table:table-cell>
          <table:table-cell office:value-type="string" calcext:value-type="string">
            <text:p>{''}</text:p>
          </table:table-cell>
          <table:table-cell office:value-type="string" calcext:value-type="string">
            <text:p>comedy,mystic</text:p>
          </table:table-cell>
          <table:table-cell office:value-type="string" calcext:value-type="string">
            <text:p>https://mega.nz/file/SUowHSxQ#MDHim5h3FU9mhEyjF5L9DiR7Oi99I1MsLhlxzuH2sPg</text:p>
          </table:table-cell>
          <table:table-cell office:value-type="string" calcext:value-type="string">
            <text:p>3152.gif</text:p>
          </table:table-cell>
        </table:table-row>
        <table:table-row table:style-name="ro1">
          <table:table-cell office:value-type="string" calcext:value-type="string">
            <text:p>Согревая дыханием её озябшие ладошки</text:p>
          </table:table-cell>
          <table:table-cell office:value-type="string" calcext:value-type="string">
            <text:p>Жанр: романтика\n\nПродолжительность: 20-30 минут\n\nОписание:\nЭто история об одной обычной, но нелюдимой девушке, которая ненавидит жару, что царит в городе, построенном на далёкой орбитальной станции. А ещё в этом городе живёт такой же нелюдимый парень, с которым они обязательно встретятся...\n\n\nИгра создана за неделю в рамках конкурса «Anivisual Jam #2».</text:p>
          </table:table-cell>
          <table:table-cell/>
          <table:table-cell office:value-type="string" calcext:value-type="string">
            <text:p>Менее 2 часов</text:p>
          </table:table-cell>
          <table:table-cell office:value-type="string" calcext:value-type="string">
            <text:p>7dots</text:p>
          </table:table-cell>
          <table:table-cell office:value-type="string" calcext:value-type="string">
            <text:p>{''}</text:p>
          </table:table-cell>
          <table:table-cell office:value-type="string" calcext:value-type="string">
            <text:p>comedy,romance,routine,fiction</text:p>
          </table:table-cell>
          <table:table-cell office:value-type="string" calcext:value-type="string">
            <text:p>https://drive.google.com/file/d/1SeFriO9C2Iyt5Y7AjApTlMXez_h9GD_Q/</text:p>
          </table:table-cell>
          <table:table-cell office:value-type="string" calcext:value-type="string">
            <text:p>3151.jpg</text:p>
          </table:table-cell>
        </table:table-row>
        <table:table-row table:style-name="ro1">
          <table:table-cell office:value-type="string" calcext:value-type="string">
            <text:p>До того как снег растает</text:p>
          </table:table-cell>
          <table:table-cell office:value-type="string" calcext:value-type="string">
            <text:p>Герой возвращается в школу после двухнедельной болезни, но там он встречает девушек, одна из которых его лучшая подруга. Бывшая лучшая подруга.</text:p>
          </table:table-cell>
          <table:table-cell/>
          <table:table-cell office:value-type="string" calcext:value-type="string">
            <text:p>Менее 2 часов</text:p>
          </table:table-cell>
          <table:table-cell office:value-type="string" calcext:value-type="string">
            <text:p>mortuus_est</text:p>
          </table:table-cell>
          <table:table-cell office:value-type="string" calcext:value-type="string">
            <text:p>{''}</text:p>
          </table:table-cell>
          <table:table-cell office:value-type="string" calcext:value-type="string">
            <text:p>romance,routine,school</text:p>
          </table:table-cell>
          <table:table-cell office:value-type="string" calcext:value-type="string">
            <text:p>https://yadi.sk/d/KnG8bPcFrT1JxQ</text:p>
          </table:table-cell>
          <table:table-cell office:value-type="string" calcext:value-type="string">
            <text:p>3150.jpg</text:p>
          </table:table-cell>
        </table:table-row>
        <table:table-row table:style-name="ro1">
          <table:table-cell office:value-type="string" calcext:value-type="string">
            <text:p>Холод между нами</text:p>
          </table:table-cell>
          <table:table-cell office:value-type="string" calcext:value-type="string">
            <text:p>Молодая пара поехала на горнолыжный курорт, чтобы наладить отношения. К сожалению, в поездке все становится только хуже, постоянные ссоры и споры по пустякам. Смогут ли они наладить отношения?</text:p>
          </table:table-cell>
          <table:table-cell/>
          <table:table-cell office:value-type="string" calcext:value-type="string">
            <text:p>Менее 2 часов</text:p>
          </table:table-cell>
          <table:table-cell office:value-type="string" calcext:value-type="string">
            <text:p>moon_visualmaker</text:p>
          </table:table-cell>
          <table:table-cell office:value-type="string" calcext:value-type="string">
            <text:p>{'Повествование от третьего лица', 'отечественный разработчик'}</text:p>
          </table:table-cell>
          <table:table-cell office:value-type="string" calcext:value-type="string">
            <text:p>drama,romance,routine</text:p>
          </table:table-cell>
          <table:table-cell office:value-type="string" calcext:value-type="string">
            <text:p>https://drive.google.com/file/d/1eUleBqARA30lU2wsHJ2mFUcbg1nFyjxB/view</text:p>
          </table:table-cell>
          <table:table-cell office:value-type="string" calcext:value-type="string">
            <text:p>3143.png</text:p>
          </table:table-cell>
        </table:table-row>
        <table:table-row table:style-name="ro1">
          <table:table-cell office:value-type="string" calcext:value-type="string">
            <text:p>Бесконечная колбаса</text:p>
          </table:table-cell>
          <table:table-cell office:value-type="string" calcext:value-type="string">
            <text:p>История о котике-приключенце, который отправился за легендарным кошачьим артефактом "Бесконечной колбасой"</text:p>
          </table:table-cell>
          <table:table-cell/>
          <table:table-cell office:value-type="string" calcext:value-type="string">
            <text:p>Менее 2 часов</text:p>
          </table:table-cell>
          <table:table-cell office:value-type="string" calcext:value-type="string">
            <text:p>lentlen</text:p>
          </table:table-cell>
          <table:table-cell office:value-type="string" calcext:value-type="string">
            <text:p>{'Повествование от третьего лица', 'отечественный разработчик'}</text:p>
          </table:table-cell>
          <table:table-cell office:value-type="string" calcext:value-type="string">
            <text:p>comedy,adventure</text:p>
          </table:table-cell>
          <table:table-cell office:value-type="string" calcext:value-type="string">
            <text:p>https://drive.google.com/file/d/1Z_HqhZso2MWr1XtgL-ExjB-j_25bVM-Q/view?usp=sharing</text:p>
          </table:table-cell>
          <table:table-cell office:value-type="string" calcext:value-type="string">
            <text:p>3142.jpg</text:p>
          </table:table-cell>
        </table:table-row>
        <table:table-row table:style-name="ro1">
          <table:table-cell office:value-type="string" calcext:value-type="string">
            <text:p>Ледяной конфликт (Icy conflict)</text:p>
          </table:table-cell>
          <table:table-cell office:value-type="string" calcext:value-type="string">
            <text:p>Холод - не плохо, не тоскливо. Холод дает спокойствие, размеренность, красоту и величественность. Но только для того, кто его не боится, для того, кто считает боль прекрасной. И Норвуд как раз из таких. Но ему интересно попробовать и другую сторону. Ему хочется попытаться понять, какого это - быть торопливым и ярким, бодрым и… живым? Да, наверное, это слово ближе всего к тому состоянию, что он хочет изведать.\n\nЭто маленькая новелла с двумя концовками. Полное прохождение займет около 15 минут.</text:p>
          </table:table-cell>
          <table:table-cell/>
          <table:table-cell office:value-type="string" calcext:value-type="string">
            <text:p>Менее 2 часов</text:p>
          </table:table-cell>
          <table:table-cell office:value-type="string" calcext:value-type="string">
            <text:p>loz-eazy</text:p>
          </table:table-cell>
          <table:table-cell office:value-type="string" calcext:value-type="string">
            <text:p>{'Главный герой парень', 'Conflict', 'отечественный разработчик', 'Повествование от третьего лица', 'ICY'}</text:p>
          </table:table-cell>
          <table:table-cell office:value-type="string" calcext:value-type="string">
            <text:p>routine</text:p>
          </table:table-cell>
          <table:table-cell office:value-type="string" calcext:value-type="string">
            <text:p>https://drive.google.com/file/d/178u-S5VRXnNtxTkRfRhlt5btS9AMpTVM/view?usp=sharing</text:p>
          </table:table-cell>
          <table:table-cell office:value-type="string" calcext:value-type="string">
            <text:p>3139.png</text:p>
          </table:table-cell>
        </table:table-row>
        <table:table-row table:style-name="ro1">
          <table:table-cell office:value-type="string" calcext:value-type="string">
            <text:p>Таёжная Легенда</text:p>
          </table:table-cell>
          <table:table-cell office:value-type="string" calcext:value-type="string">
            <text:p>(Осторожно, сибирский блек-метал)\n\n\nВ тени сверкают пары жёлтых глаз.\nВпиваясь когтями, крыльями тьму поднимая,\nМудростью обладая.\nГде стелется мрак суровый, ряд за рядом стоят сосны.\nВ сумрак вгрызаясь, искря глазами,\nСидят и размышляют совы.\nО былом, о грядущем,\nО больном, о насущном.\nОни недвижно будут так сидеть и ждать прощальный час.\nКогда рассвет восстанет с прежней силой\nИ солнце опрокинет мрак.\n\n\n\n\nТаёжная Легенда – кинетическая визуальная новелла с планируемым повествованием на 15-20 минут чтения.\nКороткий рассказ ведётся о детях Владыки – об одном дне из жизни культистов, который мог стать последним для них всех.\n\nДети Владыки – это отшельники, живущие в тайге по древним традициям, не признающие злых духов, плохие приметы и суеверия о диких зверях.\nПо жанру: приключение, с парой сцен "повседневки" (если в вашу рутину входят таёжное собирательство и дрессировка пернатого, а также молитвы к Великому).\n\n\n\nНовелла доступна на трёх платформах: Windows, Linux, MacOS.\nДля скачивания доступны архивы на каждую платформу, а также setup.exe с минимизированным объёмом памяти (мульти-ссылка, где на всякий случай также находятся архивы на все платформы). В случае ошибок при установке просим обратить внимание на следующие рекомендации:\n1) Устанавливайте игру с запуском от администратора\n2) Устанавливайте игру на раздел диска, в котором не установлена Ваша операционная система\nЕсли ошибка не была исправлена по этим рекомендациям, обращайтесь в комментарии к странице игры, я постараюсь помочь.</text:p>
          </table:table-cell>
          <table:table-cell/>
          <table:table-cell office:value-type="string" calcext:value-type="string">
            <text:p>Менее 2 часов</text:p>
          </table:table-cell>
          <table:table-cell office:value-type="string" calcext:value-type="string">
            <text:p>flyingfantasy_team</text:p>
          </table:table-cell>
          <table:table-cell office:value-type="string" calcext:value-type="string">
            <text:p>{'тайга', 'Несколько главных героев', 'Культ', 'отечественный разработчик', 'приключение', 'россия', 'Повествование без нарратора', 'Anivisual Jam #2', 'природа'}</text:p>
          </table:table-cell>
          <table:table-cell office:value-type="string" calcext:value-type="string">
            <text:p>adventure</text:p>
          </table:table-cell>
          <table:table-cell office:value-type="string" calcext:value-type="string">
            <text:p>https://yadi.sk/d/31FGGES8uBmn5w</text:p>
          </table:table-cell>
          <table:table-cell office:value-type="string" calcext:value-type="string">
            <text:p>3136.jpg</text:p>
          </table:table-cell>
        </table:table-row>
        <table:table-row table:style-name="ro1">
          <table:table-cell office:value-type="string" calcext:value-type="string">
            <text:p>Спасение: Бегство от Истины</text:p>
          </table:table-cell>
          <table:table-cell office:value-type="string" calcext:value-type="string">
            <text:p>Бегство от Истины – внеплановая часть из пока только задуманной серии визуальных новелл «Спасение». Разработана специально для Anivisual Jam #2.\n\nЭта история расскажет вам о событиях, произошедших в одном из храмов «Истины» на изолированном от внешнего мира острове. Холодная зима, холодок по спине, холодные слова, здесь будет все, что связано с холодом.</text:p>
          </table:table-cell>
          <table:table-cell/>
          <table:table-cell office:value-type="string" calcext:value-type="string">
            <text:p>Менее 2 часов</text:p>
          </table:table-cell>
          <table:table-cell office:value-type="string" calcext:value-type="string">
            <text:p>gooodboring</text:p>
          </table:table-cell>
          <table:table-cell office:value-type="string" calcext:value-type="string">
            <text:p>{'отечественный разработчик', 'Главный герой парень', 'Повествование от первого лица'}</text:p>
          </table:table-cell>
          <table:table-cell office:value-type="string" calcext:value-type="string">
            <text:p>drama,comedy,mystic,adventure</text:p>
          </table:table-cell>
          <table:table-cell office:value-type="string" calcext:value-type="string">
            <text:p>https://drive.google.com/file/d/1kVk2SRyFeK1TU3k75wMkZiQwyvYMnPYi/view?usp=sharing</text:p>
          </table:table-cell>
          <table:table-cell office:value-type="string" calcext:value-type="string">
            <text:p>3134.jpg</text:p>
          </table:table-cell>
        </table:table-row>
        <table:table-row table:style-name="ro1">
          <table:table-cell office:value-type="string" calcext:value-type="string">
            <text:p>Долгий вечер пятницы (Долгий вечер пятницы)</text:p>
          </table:table-cell>
          <table:table-cell office:value-type="string" calcext:value-type="string">
            <text:p>Эта история произошла в канун нового 2021 года. Главный инженер Нобуо собирается домой, но неполадки автоматики умного дома, не дают ему этой возможности.\nДве концовки.</text:p>
          </table:table-cell>
          <table:table-cell/>
          <table:table-cell office:value-type="string" calcext:value-type="string">
            <text:p>Менее 2 часов</text:p>
          </table:table-cell>
          <table:table-cell office:value-type="string" calcext:value-type="string">
            <text:p>nikolaj_nesterenko</text:p>
          </table:table-cell>
          <table:table-cell office:value-type="string" calcext:value-type="string">
            <text:p>{'Долгий', 'пятницы', 'вечер'}</text:p>
          </table:table-cell>
          <table:table-cell office:value-type="string" calcext:value-type="string">
            <text:p>drama,horror,routine,fiction</text:p>
          </table:table-cell>
          <table:table-cell office:value-type="string" calcext:value-type="string">
            <text:p>https://yadi.sk/d/6tKgHEYqPXU-IQ</text:p>
          </table:table-cell>
          <table:table-cell office:value-type="string" calcext:value-type="string">
            <text:p>3133.jpg</text:p>
          </table:table-cell>
        </table:table-row>
        <table:table-row table:style-name="ro1">
          <table:table-cell office:value-type="string" calcext:value-type="string">
            <text:p>Мегалит</text:p>
          </table:table-cell>
          <table:table-cell office:value-type="string" calcext:value-type="string">
            <text:p>Рассказ о последнем человеке на земле, продолжительность - 15 минут.</text:p>
          </table:table-cell>
          <table:table-cell/>
          <table:table-cell office:value-type="string" calcext:value-type="string">
            <text:p>Менее 2 часов</text:p>
          </table:table-cell>
          <table:table-cell office:value-type="string" calcext:value-type="string">
            <text:p>nikita_krjukov</text:p>
          </table:table-cell>
          <table:table-cell office:value-type="string" calcext:value-type="string">
            <text:p>{''}</text:p>
          </table:table-cell>
          <table:table-cell office:value-type="string" calcext:value-type="string">
            <text:p>drama</text:p>
          </table:table-cell>
          <table:table-cell office:value-type="string" calcext:value-type="string">
            <text:p>https://drive.google.com/file/d/1XrRHYjkTBAbSMuEskabrJ4WTfcLhp8g3/view?usp=sharing</text:p>
          </table:table-cell>
          <table:table-cell office:value-type="string" calcext:value-type="string">
            <text:p>3132.png</text:p>
          </table:table-cell>
        </table:table-row>
        <table:table-row table:style-name="ro1">
          <table:table-cell office:value-type="string" calcext:value-type="string">
            <text:p>Тройная С (Triple S / x3S)</text:p>
          </table:table-cell>
          <table:table-cell office:value-type="string" calcext:value-type="string">
            <text:p>Существует легенда, о парящих в небе островах, где жизнь была раем. Назывались эти острова - Мижд.\nОднажды, в тихие края пришла сильная снежная буря. Жители островов винят в этом сильную вспышку грома, на самом высоком острове деревни - Нежнад. Но также, легенда рассказывает, о герое, что однажды спасет эту деревню, и имя ему будет - Карн. Это имя нашего главного героя. Сможет ли он остановить бурю, и что ждет его на острове над небесами?\nОбещанные анимации - есть</text:p>
          </table:table-cell>
          <table:table-cell/>
          <table:table-cell office:value-type="string" calcext:value-type="string">
            <text:p>Менее 2 часов</text:p>
          </table:table-cell>
          <table:table-cell office:value-type="string" calcext:value-type="string">
            <text:p>_akaragin</text:p>
          </table:table-cell>
          <table:table-cell office:value-type="string" calcext:value-type="string">
            <text:p>{'x3S', 'Akaragin', 'Главный герой парень', 'Повествование от первого лица', 'Anivisual jam#2.', 'отечественный разработчик', 'на русском языке', 'Triple'}</text:p>
          </table:table-cell>
          <table:table-cell office:value-type="string" calcext:value-type="string">
            <text:p>drama,comedy,mystic,parody,adventure,fantasy</text:p>
          </table:table-cell>
          <table:table-cell office:value-type="string" calcext:value-type="string">
            <text:p>https://drive.google.com/file/d/1gJ9H2mc6P-DtX6uORZa8m7Py29Qa87I6/view?usp=sharing</text:p>
          </table:table-cell>
          <table:table-cell office:value-type="string" calcext:value-type="string">
            <text:p>3131.jpg</text:p>
          </table:table-cell>
        </table:table-row>
        <table:table-row table:style-name="ro1">
          <table:table-cell office:value-type="string" calcext:value-type="string">
            <text:p>Ляпис 21/1</text:p>
          </table:table-cell>
          <table:table-cell office:value-type="string" calcext:value-type="string">
            <text:p>Главный герой - безымянный пилот, перегоняющий космические яхты с орбитальной верфи покупателям в других уголках звездной системы. Обычная работенка, без особого разнообразия.\n\nОднако в этот раз рутинное путешествие чуть не окончилось катастрофой... и только удачно подвернувшаяся комета класса "Ляпис 21/1" спасла нашего героя от опасности сгореть на работе :)</text:p>
          </table:table-cell>
          <table:table-cell/>
          <table:table-cell office:value-type="string" calcext:value-type="string">
            <text:p>Менее 2 часов</text:p>
          </table:table-cell>
          <table:table-cell office:value-type="string" calcext:value-type="string">
            <text:p>ipv6</text:p>
          </table:table-cell>
          <table:table-cell office:value-type="string" calcext:value-type="string">
            <text:p>{''}</text:p>
          </table:table-cell>
          <table:table-cell office:value-type="string" calcext:value-type="string">
            <text:p>comedy,science_fiction,mystic,fiction</text:p>
          </table:table-cell>
          <table:table-cell office:value-type="string" calcext:value-type="string">
            <text:p>https://yadi.sk/d/ETOnjojbdjhc8A</text:p>
          </table:table-cell>
          <table:table-cell office:value-type="string" calcext:value-type="string">
            <text:p>3130.png</text:p>
          </table:table-cell>
        </table:table-row>
        <table:table-row table:style-name="ro1">
          <table:table-cell office:value-type="string" calcext:value-type="string">
            <text:p>Нарака (Naraka)</text:p>
          </table:table-cell>
          <table:table-cell office:value-type="string" calcext:value-type="string">
            <text:p>Снег и лёд покрывают поверхность города Руабад. В какую сторону ни пошёл бы очередной исследователь местности от города – сплошь та же белая заснеженная картина. Бхай живёт обычной жизнью с матерью и двумя демонами. Демоны. Так называют человекоподобные механизмы для переработки негативных эмоций людей. В каком-то смысле, люди наконец-то достигли просветления. Никаких войн, убийств, грабежей и насилия. Конечно, провианта часто на всех не хватает и многие люди голодают, но они не могут выразить своё недовольство путём бунта или кражей куска хлеба у своего ближнего, потому что негативные импульсы их больше не тревожат, они принимают всё как есть, жизнь в любом её проявлении.</text:p>
          </table:table-cell>
          <table:table-cell/>
          <table:table-cell office:value-type="string" calcext:value-type="string">
            <text:p>Менее 2 часов</text:p>
          </table:table-cell>
          <table:table-cell office:value-type="string" calcext:value-type="string">
            <text:p>dorothy_o</text:p>
          </table:table-cell>
          <table:table-cell office:value-type="string" calcext:value-type="string">
            <text:p>{'Главный герой парень', 'Повествование от первого лица', 'отечественный разработчик', 'Постапокалиптика'}</text:p>
          </table:table-cell>
          <table:table-cell office:value-type="string" calcext:value-type="string">
            <text:p>drama,science_fiction,mystic,fantasy</text:p>
          </table:table-cell>
          <table:table-cell office:value-type="string" calcext:value-type="string">
            <text:p>https://drive.google.com/file/d/1JmP_briu6Liju_3NfIHWm6yyTyADZycM/view?usp=sharing</text:p>
          </table:table-cell>
          <table:table-cell office:value-type="string" calcext:value-type="string">
            <text:p>3129.jpg</text:p>
          </table:table-cell>
        </table:table-row>
        <table:table-row table:style-name="ro1">
          <table:table-cell office:value-type="string" calcext:value-type="string">
            <text:p>Сушеница (Hahakogusa)</text:p>
          </table:table-cell>
          <table:table-cell office:value-type="string" calcext:value-type="string">
            <text:p>Девочка с игрушкой кролика и мальчик с топором... Произошедшее 15 лет назад связало их красной нитью судьбы и не отпускало до сегодняшнего дня.</text:p>
          </table:table-cell>
          <table:table-cell/>
          <table:table-cell office:value-type="string" calcext:value-type="string">
            <text:p>Менее 2 часов</text:p>
          </table:table-cell>
          <table:table-cell office:value-type="string" calcext:value-type="string">
            <text:p>sanchoume</text:p>
          </table:table-cell>
          <table:table-cell office:value-type="string" calcext:value-type="string">
            <text:p>{'русский'}</text:p>
          </table:table-cell>
          <table:table-cell office:value-type="string" calcext:value-type="string">
            <text:p>drama,romance,horror,mystic,triller</text:p>
          </table:table-cell>
          <table:table-cell office:value-type="string" calcext:value-type="string">
            <text:p>https://yadi.sk/d/hSmXI-NOS1vdPQ</text:p>
          </table:table-cell>
          <table:table-cell office:value-type="string" calcext:value-type="string">
            <text:p>3122.jpg</text:p>
          </table:table-cell>
        </table:table-row>
        <table:table-row table:style-name="ro1">
          <table:table-cell office:value-type="string" calcext:value-type="string">
            <text:p>Вишнёвый сад (The Cherry Orchard)</text:p>
          </table:table-cell>
          <table:table-cell office:value-type="string" calcext:value-type="string">
            <text:p>«Ведь так ясно, чтобы начать жить в настоящем, надо сначала искупить наше прошлое, покончить с ним, а искупить его можно только страданием...»\n«Вишнёвый сад» — это кинетическая визуальная 3D новелла-адаптация классической пьесы Антона Чехова. Эксцентричная аристократка пытается разделаться с долгами, чтобы не пришлось продавать любимый вишнёвый сад. Есть только одна маленькая проблема: бывшей помещице неведома ценность денег.</text:p>
          </table:table-cell>
          <table:table-cell/>
          <table:table-cell office:value-type="string" calcext:value-type="string">
            <text:p>Менее 2 часов</text:p>
          </table:table-cell>
          <table:table-cell office:value-type="string" calcext:value-type="string">
            <text:p>team_dogpit</text:p>
          </table:table-cell>
          <table:table-cell office:value-type="string" calcext:value-type="string">
            <text:p>{'Главный герой девушка', 'отечественный разработчик', 'Повествование от первого лица', 'Вишнёвый сад'}</text:p>
          </table:table-cell>
          <table:table-cell office:value-type="string" calcext:value-type="string">
            <text:p>comedy</text:p>
          </table:table-cell>
          <table:table-cell office:value-type="string" calcext:value-type="string">
            <text:p>https://yadi.sk/d/AByjvcs1Bhsixw</text:p>
          </table:table-cell>
          <table:table-cell office:value-type="string" calcext:value-type="string">
            <text:p>3115.jpg</text:p>
          </table:table-cell>
        </table:table-row>
        <table:table-row table:style-name="ro1">
          <table:table-cell office:value-type="string" calcext:value-type="string">
            <text:p>Рандеву с жизнью: Реинкарнация Рио (DATE A LIVE: Rio Reincarnation)</text:p>
          </table:table-cell>
          <table:table-cell office:value-type="string" calcext:value-type="string">
            <text:p>«Рандеву с жизнью: Реинкарнация Рио» – сборник из трёх новелл (переведены все).\n\n«Утопия Ринне» – Тока теряет контроль над своими силами, спровоцировав выброс огромного количества духовной энергии. Шидо, оказавшись в самом эпицентре, теряет сознание. Очнувшись, Шидо продолжает жить прежней жизнью. Всё как обычно... только вот откуда-то взялась подруга детства – Ринне Соногами.\n\n«Установка Арусу» – Рейне предлагает Шидо принять участие в тестировании нового симулятора свиданий, который разработал Рататоск. В процессе он и девушки оказываются заперты в виртуальном мире. Таинственная девушка, Арусу, просит дать ей ответ, что же такое любовь.\n\n«Реинкарнация Рио»* – Шидо вновь оказывается в «Утопии». Но чьей на этот раз?\n*Является прямым продолжением первых двух новелл. Проходить в последнюю очередь.\n\nВНИМАТЕЛЬНО ОЗНАКОМЬТЕСЬ С РУКОВОДСТВОМ: ССЫЛКА.\nВ нём вы найдёте ответы на интересующие вас вопросы и прохождение всех трёх игр.</text:p>
          </table:table-cell>
          <table:table-cell/>
          <table:table-cell office:value-type="string" calcext:value-type="string">
            <text:p>Более 50 часов</text:p>
          </table:table-cell>
          <table:table-cell office:value-type="string" calcext:value-type="string">
            <text:p>compile_heart_&amp;_sting</text:p>
          </table:table-cell>
          <table:table-cell office:value-type="string" calcext:value-type="string">
            <text:p>{'Русский'}</text:p>
          </table:table-cell>
          <table:table-cell office:value-type="string" calcext:value-type="string">
            <text:p>drama,comedy,science_fiction,romance,action,routine,school,ecchi</text:p>
          </table:table-cell>
          <table:table-cell office:value-type="string" calcext:value-type="string">
            <text:p>https://drive.google.com/file/d/1BHXG4clKf-JeSJ9ORWE5GVGbz0-axjAR/view?usp=sharing</text:p>
          </table:table-cell>
          <table:table-cell office:value-type="string" calcext:value-type="string">
            <text:p>3113.png</text:p>
          </table:table-cell>
        </table:table-row>
        <table:table-row table:style-name="ro1">
          <table:table-cell office:value-type="string" calcext:value-type="string">
            <text:p>Наперекор Судьбе (Against Fate)</text:p>
          </table:table-cell>
          <table:table-cell office:value-type="string" calcext:value-type="string">
            <text:p>Это история о девушке, которая оказалась в колонии для несовершеннолетних. Там она заведёт новых друзей и узнает о клане волшебниц, которые с незапамятных времён охраняли мир. Впоследствии она станет одной из них.\nУ меня не было достаточно времени, чтобы написать достойную концовку, и начало оказалось долгим, поэтому может показаться, что история не о волшебницах, но я буду расширять историю в обновлениях, так что если вам это понравится, оставайтесь на связи!\nНесколько особенностей:\n(/￣ー￣)/~~☆’.･.･:★’.･.･:☆ 5 оригинальных персонажей;\n(/￣ー￣)/~~☆’.･.･:★’.･.･:☆ оригинальная история (надеюсь);\n(/￣ー￣)/~~☆’.･.･:★’.･.･:☆ отсылки;\n(/￣ー￣)/~~☆’.･.･:★’.･.･:☆ неуклюжий перевод на английский;\n(/￣ー￣)/~~☆’.･.･:★’.･.･:☆ песня в финале.\nВсе персонажи и события являются вымышленными, все совпадения являются случайными. Приношу свои извинения за неточность перевода на английский язык, все претензии следует направлять в Google. Приятного чтения!</text:p>
          </table:table-cell>
          <table:table-cell/>
          <table:table-cell office:value-type="string" calcext:value-type="string">
            <text:p>Менее 2 часов</text:p>
          </table:table-cell>
          <table:table-cell office:value-type="string" calcext:value-type="string">
            <text:p>mrpres1dent</text:p>
          </table:table-cell>
          <table:table-cell office:value-type="string" calcext:value-type="string">
            <text:p>{'Наперекор Судьбе', 'Повествование от первого лица', 'Главный герой девушка', 'отечественный разработчик'}</text:p>
          </table:table-cell>
          <table:table-cell office:value-type="string" calcext:value-type="string">
            <text:p>drama,routine,fantasy</text:p>
          </table:table-cell>
          <table:table-cell office:value-type="string" calcext:value-type="string">
            <text:p>https://mrpres1dent.itch.io/against-fate</text:p>
          </table:table-cell>
          <table:table-cell office:value-type="string" calcext:value-type="string">
            <text:p>3096.jpg</text:p>
          </table:table-cell>
        </table:table-row>
        <table:table-row table:style-name="ro1">
          <table:table-cell office:value-type="string" calcext:value-type="string">
            <text:p>Смотритель Маяка (Lighthouse Keeper)</text:p>
          </table:table-cell>
          <table:table-cell office:value-type="string" calcext:value-type="string">
            <text:p>Тёмная миниатюра из одного дня смотрителя маяка. Выслушайте смотрителя и помогите ему не прервать свою двадцатилетнюю смену на маяке.\nИгра представляет собой небольшую визуальную новеллу, погружающую игрока в психологические переживания смотрителя маяка.\nПрежде всего, это художественная манипуляция со словом и формой, только потом – игра.\nОсобенности:\n+-+-+&gt; Небольшая продолжительность (10-15 минут).\n+-+-+&gt; Уникальный графический стиль.\n+-+-+&gt; Аутентичные звуковые решения.\n+-+-+&gt; Полная озвучка на русском и английском язык.</text:p>
          </table:table-cell>
          <table:table-cell/>
          <table:table-cell office:value-type="string" calcext:value-type="string">
            <text:p>Менее 2 часов</text:p>
          </table:table-cell>
          <table:table-cell office:value-type="string" calcext:value-type="string">
            <text:p>nikita_kaf_productions</text:p>
          </table:table-cell>
          <table:table-cell office:value-type="string" calcext:value-type="string">
            <text:p>{'Главный герой парень', 'отечественный разработчик', 'Повествование от первого лица', 'Смотритель Маяка'}</text:p>
          </table:table-cell>
          <table:table-cell office:value-type="string" calcext:value-type="string">
            <text:p>drama,horror,routine</text:p>
          </table:table-cell>
          <table:table-cell office:value-type="string" calcext:value-type="string">
            <text:p>https://drive.google.com/file/d/1BssLNMbrIU4xr-vtZeIL_6Yw01ddaBjw/view</text:p>
          </table:table-cell>
          <table:table-cell office:value-type="string" calcext:value-type="string">
            <text:p>3092.jpg</text:p>
          </table:table-cell>
        </table:table-row>
        <table:table-row table:style-name="ro1">
          <table:table-cell office:value-type="string" calcext:value-type="string">
            <text:p>Паровая тюрьма [Финн] (Steam Prison - Fin Route)</text:p>
          </table:table-cell>
          <table:table-cell office:value-type="string" calcext:value-type="string">
            <text:p>Это ДОПОЛНЕНИЕ. С основной игрой можно ознакомиться по этой ссылке.\n\nЧто вас ожидает:\n* Ветка Финна (три концовки)\n* Эпилоги (Эльткрид, Ульрик, Адаже, Юне, Инес, Финн)\n* Множество бонусных историй\nЭпилоги и бонусные истории вы можете найти в разделе "Экстры". Открываются после ПОЛНОГО прохождения рута Финна.\n\nДополнение реализовано в виде отдельной игры.\nПрохождение лежит в папке игры, но доступно и по ссылке: тык.</text:p>
          </table:table-cell>
          <table:table-cell/>
          <table:table-cell office:value-type="string" calcext:value-type="string">
            <text:p>2-10 часов</text:p>
          </table:table-cell>
          <table:table-cell office:value-type="string" calcext:value-type="string">
            <text:p>hunex</text:p>
          </table:table-cell>
          <table:table-cell office:value-type="string" calcext:value-type="string">
            <text:p>{'Русский'}</text:p>
          </table:table-cell>
          <table:table-cell office:value-type="string" calcext:value-type="string">
            <text:p>drama,comedy,romance,fantasy</text:p>
          </table:table-cell>
          <table:table-cell office:value-type="string" calcext:value-type="string">
            <text:p>https://drive.google.com/file/d/152cS7x2Fl6NN4XzaawQLt48FSWkv1G4w/view?usp=sharing</text:p>
          </table:table-cell>
          <table:table-cell office:value-type="string" calcext:value-type="string">
            <text:p>3091.jpg</text:p>
          </table:table-cell>
        </table:table-row>
        <table:table-row table:style-name="ro1">
          <table:table-cell office:value-type="string" calcext:value-type="string">
            <text:p>Meet Your Dream</text:p>
          </table:table-cell>
          <table:table-cell office:value-type="string" calcext:value-type="string">
            <text:p>Meet your dream!\n\nЭто название игры. И название игры внутри игры. Мы дали его не просто так, а авторы игры в игре – и подавно. Их проект – это многопользовательская RPG, невзрачная на вид, и, казалось бы, не примечательная ничем, кроме наглого слогана. "Ты встретишь свою мечту!" – амбициозно обещает она. Игроки не восприняли это всерьёз, а зря. Игра склонна держать обещания.\n\nНаш герой – молодой художник – не ждет от игры ничего. Она попала к нему случайно, и так же случайно, как кажется, он узнает о ней всё больше. Парень заинтригован слухами, но правду сложно отделить от вымысла. Единственный путь разобраться – вновь и вновь запускать клиент. Игра пугает героя. Как и многие до него, он видит в ней невозможное. Она отталкивает, но одновременно и затягивает. Игра дает ему вдохновение, но какова расплата?\n\nКинетическая вн с насыщенным и динамичным сюжетом.\nЖанр: детектив, триллер, драма, немного комедии.\nПродолжительность: час-полтора чтения.\nАвторы: Марк Тэйлор ― графика, Moving on ― текст и код.</text:p>
          </table:table-cell>
          <table:table-cell/>
          <table:table-cell office:value-type="string" calcext:value-type="string">
            <text:p>Менее 2 часов</text:p>
          </table:table-cell>
          <table:table-cell office:value-type="string" calcext:value-type="string">
            <text:p>moving_on</text:p>
          </table:table-cell>
          <table:table-cell office:value-type="string" calcext:value-type="string">
            <text:p>{'художник', 'Главный герой парень', 'тайна', 'мморпг', 'Повествование от первого лица', 'отечественный разработчик'}</text:p>
          </table:table-cell>
          <table:table-cell office:value-type="string" calcext:value-type="string">
            <text:p>drama,detective,triller</text:p>
          </table:table-cell>
          <table:table-cell office:value-type="string" calcext:value-type="string">
            <text:p>https://yadi.sk/d/Fbj17Y3CC4eJ8g</text:p>
          </table:table-cell>
          <table:table-cell office:value-type="string" calcext:value-type="string">
            <text:p>3089.jpg</text:p>
          </table:table-cell>
        </table:table-row>
        <table:table-row table:style-name="ro1">
          <table:table-cell office:value-type="string" calcext:value-type="string">
            <text:p>Огоньки</text:p>
          </table:table-cell>
          <table:table-cell office:value-type="string" calcext:value-type="string">
            <text:p>Самая волшебная и долгожданная ночь в году для зимних фей — ответственное мероприятие.\nВедь именно в новогоднюю ночь они способны исполнять желания людей. Главное — выбирать тщательно.\n\nАвторы:\nИдея и текст - Ксения Жилинкова\nВизуал - Lolita Sanngris</text:p>
          </table:table-cell>
          <table:table-cell/>
          <table:table-cell office:value-type="string" calcext:value-type="string">
            <text:p>Менее 2 часов</text:p>
          </table:table-cell>
          <table:table-cell office:value-type="string" calcext:value-type="string">
            <text:p>zhilinkova_ksenija</text:p>
          </table:table-cell>
          <table:table-cell office:value-type="string" calcext:value-type="string">
            <text:p>{''}</text:p>
          </table:table-cell>
          <table:table-cell office:value-type="string" calcext:value-type="string">
            <text:p>fantasy</text:p>
          </table:table-cell>
          <table:table-cell office:value-type="string" calcext:value-type="string">
            <text:p>https://drive.google.com/file/d/1w4wsSXuTz_-T_4cMLLR4nIvrYNakBydd/view</text:p>
          </table:table-cell>
          <table:table-cell office:value-type="string" calcext:value-type="string">
            <text:p>3087.jpg</text:p>
          </table:table-cell>
        </table:table-row>
        <table:table-row table:style-name="ro1">
          <table:table-cell office:value-type="string" calcext:value-type="string">
            <text:p>Летние воспоминания о Белл (Summer Memory of Bell / Yi Xiazhiling)</text:p>
          </table:table-cell>
          <table:table-cell office:value-type="string" calcext:value-type="string">
            <text:p>Подросток, загнанный в ловушку воспоминаниями, встречает девочку, потерявшую память. Что они смогут изменить, что смогут сохранить? Куда приведёт их судьба? Их история начинается здесь.</text:p>
          </table:table-cell>
          <table:table-cell/>
          <table:table-cell office:value-type="string" calcext:value-type="string">
            <text:p>2-10 часов</text:p>
          </table:table-cell>
          <table:table-cell office:value-type="string" calcext:value-type="string">
            <text:p>yi_xiazhiling_zhizuo_zu_&amp;_zix_solutions</text:p>
          </table:table-cell>
          <table:table-cell office:value-type="string" calcext:value-type="string">
            <text:p>{'Повествование от первого лица', 'Иностранный разработчик', 'Главный герой парень'}</text:p>
          </table:table-cell>
          <table:table-cell office:value-type="string" calcext:value-type="string">
            <text:p>drama,romance,mystic,routine</text:p>
          </table:table-cell>
          <table:table-cell office:value-type="string" calcext:value-type="string">
            <text:p>https://drive.google.com/file/d/1uQJbbT3bYpuSTOuRX3EaBgs-bVzYgslO/view?usp=sharing</text:p>
          </table:table-cell>
          <table:table-cell office:value-type="string" calcext:value-type="string">
            <text:p>3084.jpg</text:p>
          </table:table-cell>
        </table:table-row>
        <table:table-row table:style-name="ro1">
          <table:table-cell office:value-type="string" calcext:value-type="string">
            <text:p>Нейроигра (Neurogame)</text:p>
          </table:table-cell>
          <table:table-cell office:value-type="string" calcext:value-type="string">
            <text:p>Мечтают ли андроиды о нейроиграх?\nВ последнее время появляется все больше новостей и статей о нейронных сетях и их использовании в прикладных задачах. Нейронные сети стремительно развиваются и быстро берут на себя огромные куски рутинной (и не только) человеческой работы. Уже сейчас некоторые алгоритмы способны генерировать истории, музыку, образы персонажей, лица, пейзажи, кошек и другие произведения искусства, которые некоторое время назад казались посильными только людям.\nЧасто обращая на это внимание в последнее время, я не мог не задаться вопросом: как будут выглядеть игры, созданные нейронными сетями? И чтобы ответить на этот вопрос, я решил провести небольшой эксперимент: создать игру, в которой почти весь контент будет создаваться компьютерными алгоритмами (в основном нейронными сетями)! Долго раздумывать над вопросом “в каком жанре будет игра?" не пришлось: поскольку на данный момент известные нейронные сети лучше всего работают с лицами, пейзажами и музыкой, выбор в сторону чего-то похожего на визуальную новеллу пришел сам собой.\nЗа какой контент отвечает нейронная сеть?\nГенерация рассказа с помощью нейросети Порфирьевича (GPT-2 обученный русской литературе).\nСоздание лиц персонажей и фонов было создано с помощью Artbreeder.\nMuseNet занимался написанием музыки, потому что я не нашел лучших бесплатных аналогов, результаты которых можно было бы использовать в играх.\nГенерация звука была поручена SFXR.\nЧто же получилось в итоге?\nКонечно, нельзя назвать это игрой, созданной исключительно компьютером, так как часть работы осталась за человеком (то есть за мной):\nперечисление различных генерируемых опций для поддержания связи между отдельными элементами игры;\nпрограммирование кода игры;\nсоздание интерфейса.\nТем не менее, я думаю что вышел интересный эксперимент, который может показать, какими могут быть нейроигры. При желании можно поиграть в игру и оценить результат совместной работы компьютера и человека.</text:p>
          </table:table-cell>
          <table:table-cell/>
          <table:table-cell office:value-type="string" calcext:value-type="string">
            <text:p>Менее 2 часов</text:p>
          </table:table-cell>
          <table:table-cell office:value-type="string" calcext:value-type="string">
            <text:p>betelgeuseman</text:p>
          </table:table-cell>
          <table:table-cell office:value-type="string" calcext:value-type="string">
            <text:p>{'Повествование от первого лица', 'Нейроигра', 'Несколько главных героев', 'отечественный разработчик', 'Постапокалиптика'}</text:p>
          </table:table-cell>
          <table:table-cell office:value-type="string" calcext:value-type="string">
            <text:p>drama,action,adventure</text:p>
          </table:table-cell>
          <table:table-cell office:value-type="string" calcext:value-type="string">
            <text:p>https://betelgeuseman.itch.io/neurogame?download</text:p>
          </table:table-cell>
          <table:table-cell office:value-type="string" calcext:value-type="string">
            <text:p>3075.jpg</text:p>
          </table:table-cell>
        </table:table-row>
        <table:table-row table:style-name="ro1">
          <table:table-cell office:value-type="string" calcext:value-type="string">
            <text:p>Corona Blossom Vol.1: Подарок Галактики (Corona Blossom Vol.1: Gift From the Galaxy)</text:p>
          </table:table-cell>
          <table:table-cell office:value-type="string" calcext:value-type="string">
            <text:p>Знакомьтесь - Кейдзи Осаки, молодой человек, который ненавидит работать с машинами, хоть и очень искусен в работе с ними! Такой вот паренёк. Провалив вступительные экзамены в колледж, он начинает помогать в мастерской своего деда, которая специализируется на ремонте ВОРКСов, тяжёлых промышленных роботов. Он, обожаемый постоянными посетителями мастерской, какое-то время жил да не тужил.\n\nНо однажды его жизнь внезапно принимает довольно странный оборот, когда он сталкивается с металлической формой жизни, прикреплённой к метеориту, упавшему с неба.\n\nБудто бы этого мало - организм, который он спасает, принимает форму забытой девушки из его прошлого! Так начинается его новая жизнь с металлическим организмом, известным как Арнэ. Через некоторое время Арнэ начинает разговаривать и говорит Кейдзи, что хочет вернуться на свою родную планету. Тронутый до глубины души её словами, он решает отправить Арнэ обратно в космос, несмотря ни на что.\n\nНо не всё так просто: женщина, являющаяся космическим пиратом, также известная как охотник за редкими металлами, появляется из ниоткуда и встаёт на его пути.\n\nСмогут ли Кейдзи и его друзья, вовлечённые в ураган событий, благополучно отправить Арнэ на родину?\n\nЧтобы установить русификатор, распакуйте содержимое нужной вам версии в папку с игрой.\n\n22.12.2020\nПатч обновлён до версии 1.1\nИсправлены некоторые ошибки, а также исправлена работа стим версии.\nОбязательно проверьте целостность файлов для стим версии.\n\nСсылки для скачивания\n\nSteam:\nCorona Blossom Vol.1 (18+ steam) rus patch v1.1 by MinoriTeam\nCorona Blossom Vol.1 (all ages steam) rus patch v1.1 by MinoriTeam\n\nПиратка:\nCorona Blossom Vol.1 (18+) rus patch v1.1 by MinoriTeam\nCorona Blossom Vol.1 (all ages) rus patch v1.1 by MinoriTeam\n\nНайденые ошибки просьба писать сюда тык\nВторая часть уже переводится.\nСтатистику можно отслеживать тут, или у нас в группе..</text:p>
          </table:table-cell>
          <table:table-cell/>
          <table:table-cell office:value-type="string" calcext:value-type="string">
            <text:p>10-30 часов</text:p>
          </table:table-cell>
          <table:table-cell office:value-type="string" calcext:value-type="string">
            <text:p>frontwing</text:p>
          </table:table-cell>
          <table:table-cell office:value-type="string" calcext:value-type="string">
            <text:p>{'Русский'}</text:p>
          </table:table-cell>
          <table:table-cell office:value-type="string" calcext:value-type="string">
            <text:p>drama,comedy,fiction</text:p>
          </table:table-cell>
          <table:table-cell office:value-type="string" calcext:value-type="string">
            <text:p>https://store.steampowered.com/app/496260</text:p>
          </table:table-cell>
          <table:table-cell office:value-type="string" calcext:value-type="string">
            <text:p>3074.jpg</text:p>
          </table:table-cell>
        </table:table-row>
        <table:table-row table:style-name="ro1">
          <table:table-cell office:value-type="string" calcext:value-type="string">
            <text:p>Несчастливая звезда (Unlucky star)</text:p>
          </table:table-cell>
          <table:table-cell office:value-type="string" calcext:value-type="string">
            <text:p>Однажды главная героиня находит любовное письмо. Прекрасный незнакомец хочет встретиться с ней, чтобы признаться в любви!\nДевушка взволнована и готова бежать к своей мечте, однако об этом узнает ее друг детства, и всё переворачивается с ног на голову.\nУспеет ли главная героиня вовремя на свидание? Или кто-то другой успеет поймать ее сердце в капкан любви?</text:p>
          </table:table-cell>
          <table:table-cell/>
          <table:table-cell office:value-type="string" calcext:value-type="string">
            <text:p>Менее 2 часов</text:p>
          </table:table-cell>
          <table:table-cell office:value-type="string" calcext:value-type="string">
            <text:p>guzunoro</text:p>
          </table:table-cell>
          <table:table-cell office:value-type="string" calcext:value-type="string">
            <text:p>{'русский'}</text:p>
          </table:table-cell>
          <table:table-cell office:value-type="string" calcext:value-type="string">
            <text:p>comedy,romance,school</text:p>
          </table:table-cell>
          <table:table-cell office:value-type="string" calcext:value-type="string">
            <text:p>https://drive.google.com/file/d/10rKeDXvtG3vPCL7sx27GBAzBEUZ54SPu/view?usp=sharing</text:p>
          </table:table-cell>
          <table:table-cell office:value-type="string" calcext:value-type="string">
            <text:p>3073.jpg</text:p>
          </table:table-cell>
        </table:table-row>
        <table:table-row table:style-name="ro1">
          <table:table-cell office:value-type="string" calcext:value-type="string">
            <text:p>Бюро Находок (Lost &amp; Found)</text:p>
          </table:table-cell>
          <table:table-cell office:value-type="string" calcext:value-type="string">
            <text:p>Чтобы накопить на первую раковину и пойти на свидание с приглянувшейся девушкой, молодой рак-отшельник устроился на работу в бюро находок. И попал в переплёт.\nВсе предметы здесь — артефакты, и приходят за ними мифологические и сказочные персонажи, а корабль, где расположено бюро, — проклят. И рак не сможет покинуть его, пока не раздаст все предметы. Ещё и денег не заплатят, вся надежда на чаевые! А распродажа закончится уже через 5 дней...\nПомогите раку раздать все артефакты посетителям правильно, завоевать любимую девушку и обрести, наконец, свою первую раковину!\nОсобенности игры:\n&lt;・ )))&gt;&lt;&lt; фантастический подводный мир;\n&lt;・ )))&gt;&lt;&lt; любой выбор может изменить историю;\n&lt;・ )))&gt;&lt;&lt; медитативный игровой процесс с решением головоломок;\n&lt;・ )))&gt;&lt;&lt; мультяшная графика;\n&lt;・ )))&gt;&lt;&lt; инструментальная музыка, способствующая дополнительному расслаблению;\n&lt;・ )))&gt;&lt;&lt; 28 сказочных, мифологических и фэнтезийных персонажей;\n&lt;・ )))&gt;&lt;&lt; 9 различных концовок.\nКак играть:\nЧтобы отдать предмет персонажу, перетащите его мышкой. Вы можете вручить правильный или неправильный артефакт, а можете не отдавать ничего.\nЧтобы не ошибиться, смотрите на внешний вид персонажей и предметов, описания предметов и (иногда) новости в газете.\nПрислушивайтесь к почтальону: его советы обычно весьма кстати!\nУ вас есть всего 5 дней.\nУдачи!\nИграть можно онлайн!</text:p>
          </table:table-cell>
          <table:table-cell/>
          <table:table-cell office:value-type="string" calcext:value-type="string">
            <text:p>Менее 2 часов</text:p>
          </table:table-cell>
          <table:table-cell office:value-type="string" calcext:value-type="string">
            <text:p>dreamtale_games</text:p>
          </table:table-cell>
          <table:table-cell office:value-type="string" calcext:value-type="string">
            <text:p>{'не люди', 'Повествование от третьего лица', 'отечественный разработчик', 'Главный герой парень', 'Бюро находок'}</text:p>
          </table:table-cell>
          <table:table-cell office:value-type="string" calcext:value-type="string">
            <text:p>romance,fantasy</text:p>
          </table:table-cell>
          <table:table-cell office:value-type="string" calcext:value-type="string">
            <text:p>https://dreamtalegames.itch.io/lost-found</text:p>
          </table:table-cell>
          <table:table-cell office:value-type="string" calcext:value-type="string">
            <text:p>3070.jpg</text:p>
          </table:table-cell>
        </table:table-row>
        <table:table-row table:style-name="ro1">
          <table:table-cell office:value-type="string" calcext:value-type="string">
            <text:p>Разговор с Незнакомцами (Talk to Strangers)</text:p>
          </table:table-cell>
          <table:table-cell office:value-type="string" calcext:value-type="string">
            <text:p>Добро пожаловать в "Утро Ясное"™!\nНадеемся, что вы довольны предоставленным нами жильем и наслаждаетесь этим чудесным утром!\nВсю оставшуюся неделю это место будет вашим домом и базой операций.\nПросто сфокусируйтесь на продажах, и все будет хорошо.\nДо встречи! Желаем вам Ясных дней!™\nУПРАВЛЕНИЕ ОТДЕЛА ПРОДАЖ!\nTalk to Strangers - небольшая игра про повседневное выживание. Вам предстоит ходить по домам и продавать товары незнакомцам, сталкиваясь с ситуациями от невероятных до заурядных (именно в таком порядке). Но будьте осторожны: в этом районе все не то, чем кажется.\nОсобенности:\n(0)&gt;&gt;&gt; Станьте сотрудником "Утро Ясное"™ и продавайте самые разные товары!\n(0)&gt;&gt;&gt; Какие, спрашиваете? Не берите в голову, ваша задача - продавать :)\n(0)&gt;&gt;&gt; Тщательно продумывайте свои слова: каждая ваша реплика может повлиять на ваши Ярость, Уныние и ПРОДАЖИ!\n(0)&gt;&gt;&gt; Контролируйте свои расходы: хватит ли вам денег на предметы, регулирующие Ярость и Уныние, аренду и повседневные нужды?\n(0)&gt;&gt;&gt; Сможете открыть все концовки? Их больше 36!</text:p>
          </table:table-cell>
          <table:table-cell/>
          <table:table-cell office:value-type="string" calcext:value-type="string">
            <text:p>2-10 часов</text:p>
          </table:table-cell>
          <table:table-cell office:value-type="string" calcext:value-type="string">
            <text:p>post_mortem_pixels</text:p>
          </table:table-cell>
          <table:table-cell office:value-type="string" calcext:value-type="string">
            <text:p>{'Иностранный разработчик', 'Главный герой девушка', 'Повествование от первого лица', 'Главный герой парень', 'Разговор с Незнакомцами'}</text:p>
          </table:table-cell>
          <table:table-cell office:value-type="string" calcext:value-type="string">
            <text:p>comedy,routine,adventure</text:p>
          </table:table-cell>
          <table:table-cell office:value-type="string" calcext:value-type="string">
            <text:p>https://drive.google.com/file/d/1cKOw8WbFPTxkUDpRd5OixG0ErVI_zpJj/view</text:p>
          </table:table-cell>
          <table:table-cell office:value-type="string" calcext:value-type="string">
            <text:p>3068.jpg</text:p>
          </table:table-cell>
        </table:table-row>
        <table:table-row table:style-name="ro1">
          <table:table-cell office:value-type="string" calcext:value-type="string">
            <text:p>ВСЁЧЕРНОЕ Фаза 1 (ALLBLACK Phase 1 / オール・ブラック)</text:p>
          </table:table-cell>
          <table:table-cell office:value-type="string" calcext:value-type="string">
            <text:p>"Что мы видим, когда умираем?"\n---------------------------------------------------------------------\nПрошлой ночью я проснулся без памяти, как будто родился только вчера. Нет доказательств тому, что моё "прошлое" вообще существовало. Возможно, что я "появился" только сейчас, а всё остальное, связанное со мной - вымысел.\nЯ потерян, запутан, я не знаю, куда идти. Хоть я и "родился" вчера, моё "прошлое" всё ещё преследует меня. Мне говорят, что я виноват в крушение вертолёта , но я и этого не помню.\nВот бы я мог хоть что-то вспомнить. Я даже не помню своего имени. Но почему?! Может, я не смогу вспомнить своё имя, но смогу ли я вспомнить того, кто во всём этом виноват?!\nМеня беспокоит не только потеря памяти... Я даже не уверен, человек ли я вообще. Не после того, что случилось сегодня. Я остановил дождь. Нет, я не заставил сам дождь смениться солнечной погодой... Я заставил тысячи капель висеть в воздухе. Все они застыли, игнорируя силу гравитации.\n....Я всем сердцем чувствую, что мне придётся самому во всём разобраться.\nМеня зовут ............., и это моя история.</text:p>
          </table:table-cell>
          <table:table-cell/>
          <table:table-cell office:value-type="string" calcext:value-type="string">
            <text:p>2-10 часов</text:p>
          </table:table-cell>
          <table:table-cell office:value-type="string" calcext:value-type="string">
            <text:p>nsaid</text:p>
          </table:table-cell>
          <table:table-cell office:value-type="string" calcext:value-type="string">
            <text:p>{'Русский'}</text:p>
          </table:table-cell>
          <table:table-cell office:value-type="string" calcext:value-type="string">
            <text:p>science_fiction,action,triller</text:p>
          </table:table-cell>
          <table:table-cell office:value-type="string" calcext:value-type="string">
            <text:p>https://nsaid.itch.io/allblack-phase-1</text:p>
          </table:table-cell>
          <table:table-cell office:value-type="string" calcext:value-type="string">
            <text:p>3065.jpg</text:p>
          </table:table-cell>
        </table:table-row>
        <table:table-row table:style-name="ro1">
          <table:table-cell office:value-type="string" calcext:value-type="string">
            <text:p>Мокрые Шаги (Wet Steps)</text:p>
          </table:table-cell>
          <table:table-cell office:value-type="string" calcext:value-type="string">
            <text:p>Заведите отношения с очаровательной жрицей!\nКороткая визуальная новелла в жанре "городское фентези" с элементами славянской мифологии.\n\nГлавный герой - не обычный_японский_школьник! Природа не обделила его привлекательной внешностью и телосложением, и именно из-за этого он часто становится целью девичьих мечтаний.\nВ один обычный день он обнаруживает, что за ним следит юная Айрис - странно одетая девочка, бормочущая заклинания. Но что если ее цель - совсем не любовный интерес, а опасаться преследования стоит совсем с другой стороны?..\n\nИгра выложена в целях ознакомления! Если вам понравилась игра, то обязательно купите ее в Стим или на Itchio и поддержите разработчика!</text:p>
          </table:table-cell>
          <table:table-cell/>
          <table:table-cell office:value-type="string" calcext:value-type="string">
            <text:p>Менее 2 часов</text:p>
          </table:table-cell>
          <table:table-cell office:value-type="string" calcext:value-type="string">
            <text:p>orikanekoi</text:p>
          </table:table-cell>
          <table:table-cell office:value-type="string" calcext:value-type="string">
            <text:p>{'отечественный разработчик', 'Повествование от первого лица', 'Wet', 'Главный герой парень', 'Steps'}</text:p>
          </table:table-cell>
          <table:table-cell office:value-type="string" calcext:value-type="string">
            <text:p>comedy,romance,horror,action,mystic,parody,adventure,school,fiction</text:p>
          </table:table-cell>
          <table:table-cell office:value-type="string" calcext:value-type="string">
            <text:p>https://drive.google.com/file/d/1z6zhMEIoHcHwVHMApJspPAHHeqhK26v0/view?usp=sharing</text:p>
          </table:table-cell>
          <table:table-cell office:value-type="string" calcext:value-type="string">
            <text:p>3063.jpg</text:p>
          </table:table-cell>
        </table:table-row>
        <table:table-row table:style-name="ro1">
          <table:table-cell office:value-type="string" calcext:value-type="string">
            <text:p>Марко и галактический дракон [MinoriTeam] (Marco to Ginga Ryuu)</text:p>
          </table:table-cell>
          <table:table-cell office:value-type="string" calcext:value-type="string">
            <text:p>Марко, утратившая воспоминания сирота, и Арко, правящий Галактикой дракон, — космические охотницы за сокровищами! Во время одного из их приключений Марко получает зацепку о возможном местонахождении её матери. Теперь их курс лежит на её родную планету — Землю!\n\nЧтобы установить русификатор, распакуйте содержимое в папку с игрой.</text:p>
          </table:table-cell>
          <table:table-cell/>
          <table:table-cell office:value-type="string" calcext:value-type="string">
            <text:p>2-10 часов</text:p>
          </table:table-cell>
          <table:table-cell office:value-type="string" calcext:value-type="string">
            <text:p>tokyotoon</text:p>
          </table:table-cell>
          <table:table-cell office:value-type="string" calcext:value-type="string">
            <text:p>{'Русский'}</text:p>
          </table:table-cell>
          <table:table-cell office:value-type="string" calcext:value-type="string">
            <text:p>drama,comedy,adventure,fiction</text:p>
          </table:table-cell>
          <table:table-cell office:value-type="string" calcext:value-type="string">
            <text:p>https://store.steampowered.com/app/1202540</text:p>
          </table:table-cell>
          <table:table-cell office:value-type="string" calcext:value-type="string">
            <text:p>3058.jpg</text:p>
          </table:table-cell>
        </table:table-row>
        <table:table-row table:style-name="ro1">
          <table:table-cell office:value-type="string" calcext:value-type="string">
            <text:p>Athanasy (вступительный эпизод)</text:p>
          </table:table-cell>
          <table:table-cell office:value-type="string" calcext:value-type="string">
            <text:p>Глубоко под поверхностью мёртвой Земли бурлит жизнью последнее пристанище людей — Город. Союз инженерного гения и усилий всего человечества, гигантское сооружение из стали, бетона и биополимеров, он удерживает остатки цивилизации в шаге от полного исчезновения.\nВ подземном лабиринте тесных улиц начинает свой путь Джосайя Кавиани — молодой математик и статистик. Он талантлив и умён, однако у него есть страшный враг — невыносимое одиночество.\nНо уже скоро Джосайе предстоит встреча, которая перевернёт всю его жизнь и представления о мире, в котором он живёт. Встреча с кем-то — или, быть может, чем-то, что скрыто в таких глубинах, куда не дотягивается даже циклопический Город. Нечто настолько тайное, что само знание о нём может быть смертельным. Нечто чудовищное. Продолжительность эпизода около 2 часов.\nПолная версия на itch https://wirion-games.itch.io/athanasy\nСтраница в Steam https://store.steampowered.com/app/1769320/Athanasy/</text:p>
          </table:table-cell>
          <table:table-cell/>
          <table:table-cell office:value-type="string" calcext:value-type="string">
            <text:p>2-10 часов</text:p>
          </table:table-cell>
          <table:table-cell office:value-type="string" calcext:value-type="string">
            <text:p>wirion</text:p>
          </table:table-cell>
          <table:table-cell office:value-type="string" calcext:value-type="string">
            <text:p>{'Хоррор Главный герой парень', 'Атаназия', 'Athanasy', 'боди-хоррор', 'Антиутопия', 'ужас', 'биопанк', 'фантастика'}</text:p>
          </table:table-cell>
          <table:table-cell office:value-type="string" calcext:value-type="string">
            <text:p>drama,science_fiction,horror,action,detective</text:p>
          </table:table-cell>
          <table:table-cell office:value-type="string" calcext:value-type="string">
            <text:p>https://store.steampowered.com/app/1769320/Athanasy/</text:p>
          </table:table-cell>
          <table:table-cell office:value-type="string" calcext:value-type="string">
            <text:p>3044.jpg</text:p>
          </table:table-cell>
        </table:table-row>
        <table:table-row table:style-name="ro1">
          <table:table-cell office:value-type="string" calcext:value-type="string">
            <text:p>Больше никогда - Документальная кинетическая новелла (Nevermore - Documentary Kinetic Novel)</text:p>
          </table:table-cell>
          <table:table-cell office:value-type="string" calcext:value-type="string">
            <text:p>Документальная кинетическая новелла, рассказывающая историю с задержания закладчицы героина. По обратную сторону романтизации наркотических веществ.\nНа шесть минут оказаться в максимально ощутимой реальности, где не нужен цвет и метафоры. В истории из Стандартного подъезда Стандартной улицы на севере Москвы. В спальных районах, где мольбы, необратимый диагноз и неутолимый демон зависимости скачут друг за другом.\nПрежде всего, это художественная манипуляция со словом и формой, только потом – игра.\nОсобенности:\n[] Небольшая продолжительность (10-15 минут).\n[] Уникальный графический стиль.\n[] Аутентичные звуковые решения.</text:p>
          </table:table-cell>
          <table:table-cell/>
          <table:table-cell office:value-type="string" calcext:value-type="string">
            <text:p>Менее 2 часов</text:p>
          </table:table-cell>
          <table:table-cell office:value-type="string" calcext:value-type="string">
            <text:p>nikita_kaf_productions</text:p>
          </table:table-cell>
          <table:table-cell office:value-type="string" calcext:value-type="string">
            <text:p>{'отечественный разработчик', 'Несколько главных героев', 'Повествование от первого лица', 'Больше никогда'}</text:p>
          </table:table-cell>
          <table:table-cell office:value-type="string" calcext:value-type="string">
            <text:p>drama,horror,routine</text:p>
          </table:table-cell>
          <table:table-cell office:value-type="string" calcext:value-type="string">
            <text:p>https://nikitakaf.itch.io/nevermore-documentary-kinetic-novel</text:p>
          </table:table-cell>
          <table:table-cell office:value-type="string" calcext:value-type="string">
            <text:p>3042.jpg</text:p>
          </table:table-cell>
        </table:table-row>
        <table:table-row table:style-name="ro1">
          <table:table-cell office:value-type="string" calcext:value-type="string">
            <text:p>SSF: Бегущий по времени (SSF: Time Runner)</text:p>
          </table:table-cell>
          <table:table-cell office:value-type="string" calcext:value-type="string">
            <text:p>SSF: Бегущий по времени - фанатский визуальный роман по мотивам популярного мультсериала с YouTube Друзья Супер-Учёные. Присоединяйтесь к чудесным злоключениям клона-подростка Альберта Эйнштейна и помогите ему исправить все ужасные ошибки, которые он совершил во время сериала.\nКраткое содержание сюжета (без спойлеров!)\nГлавная цель Эйнштейна - спасти любовь всей его жизни - его очаровательную принцессу Пич, также известную как гениальный Исаак Ньютон. Это будет непросто, и Эйнштейну придется столкнуться с множеством трудностей и сделать множество выборов - но настоящая любовь побеждает все!\nЭта игра интерактивна и содержит элементы симулятора свиданий. КАЖДЫЙ выбор, сделанный вами в игре, имеет значение, поэтому будьте осторожны и не забывайте сохранять свой прогресс!\nСмотреть мультсериал.</text:p>
          </table:table-cell>
          <table:table-cell/>
          <table:table-cell office:value-type="string" calcext:value-type="string">
            <text:p>Менее 2 часов</text:p>
          </table:table-cell>
          <table:table-cell office:value-type="string" calcext:value-type="string">
            <text:p>shipongames</text:p>
          </table:table-cell>
          <table:table-cell office:value-type="string" calcext:value-type="string">
            <text:p>{'Главный герой парень', 'Повествование от первого лица', 'дэйт-сим', 'SSF: Бегущий по времени', 'отечественный разработчик'}</text:p>
          </table:table-cell>
          <table:table-cell office:value-type="string" calcext:value-type="string">
            <text:p>comedy,science_fiction,adventure</text:p>
          </table:table-cell>
          <table:table-cell office:value-type="string" calcext:value-type="string">
            <text:p>https://shipongames.itch.io/ssf-time-runner</text:p>
          </table:table-cell>
          <table:table-cell office:value-type="string" calcext:value-type="string">
            <text:p>3040.jpg</text:p>
          </table:table-cell>
        </table:table-row>
        <table:table-row table:style-name="ro1">
          <table:table-cell office:value-type="string" calcext:value-type="string">
            <text:p>Заблудившийся в лесу (Lost in trees)</text:p>
          </table:table-cell>
          <table:table-cell office:value-type="string" calcext:value-type="string">
            <text:p>Вокруг лишь темный мрачный лес, словно проросший из славянских легенд. Есть ли из него выход? Что делать, когда начал понимать, что ходишь кругами? И кто прячется в тени вековых крон? Пройдись по тропам сюрреалистического леса и узнай, сможешь ли ты не повторить судьбу тех, кто сгинул в нем навек.\n\nИгра была разработана во время участия в геймджеме Ludum Dare 47 от Сообщества авторов «Индикатор».</text:p>
          </table:table-cell>
          <table:table-cell/>
          <table:table-cell office:value-type="string" calcext:value-type="string">
            <text:p>Менее 2 часов</text:p>
          </table:table-cell>
          <table:table-cell office:value-type="string" calcext:value-type="string">
            <text:p>machaon_maackii</text:p>
          </table:table-cell>
          <table:table-cell office:value-type="string" calcext:value-type="string">
            <text:p>{'Русский', 'Английский'}</text:p>
          </table:table-cell>
          <table:table-cell office:value-type="string" calcext:value-type="string">
            <text:p>mystic,adventure,fantasy</text:p>
          </table:table-cell>
          <table:table-cell office:value-type="string" calcext:value-type="string">
            <text:p>https://machaon-maackii.itch.io/lost-in-trees</text:p>
          </table:table-cell>
          <table:table-cell office:value-type="string" calcext:value-type="string">
            <text:p>3038.jpg</text:p>
          </table:table-cell>
        </table:table-row>
        <table:table-row table:style-name="ro1">
          <table:table-cell office:value-type="string" calcext:value-type="string">
            <text:p>ПСИХОТЕРАПЕВТ: Управитель разума (THERAPIST: Mind Manager)</text:p>
          </table:table-cell>
          <table:table-cell office:value-type="string" calcext:value-type="string">
            <text:p>Вы играете за, начинающего свою карьеру, психотерапевта.\nВаши главные цели включают поддержание психологического здоровья как своего, так и ваших пациентов.\n\nВы будете управлять своим собственным разумом, совершая регулярные действия, такие как принятие пищи, сон, обучение, отдых и общение.\nВсе, что вы делаете, и все, что с вами происходит, влияет на ваши две основные характеристики: настрой и тревогу.\nВысокая тревога и плохой настрой имеют ряд пагубных последствий, и вы можете потерять над собой контроль.\n\nВы станете распоряжаться сознанием своих пациентов с помощью сеансов психотерапии, функционирующих на основе выборов в диалогах и навыках, которые построены на психологических знаниях.\nЧем лучше ваши результаты, тем лучше продвигается случай.\n\nПомощь по переводу текста, редактор графики, локализация шрифта - Korvus.</text:p>
          </table:table-cell>
          <table:table-cell/>
          <table:table-cell office:value-type="string" calcext:value-type="string">
            <text:p>2-10 часов</text:p>
          </table:table-cell>
          <table:table-cell office:value-type="string" calcext:value-type="string">
            <text:p>calunio</text:p>
          </table:table-cell>
          <table:table-cell office:value-type="string" calcext:value-type="string">
            <text:p>{'русский'}</text:p>
          </table:table-cell>
          <table:table-cell office:value-type="string" calcext:value-type="string">
            <text:p>drama,routine,hentai</text:p>
          </table:table-cell>
          <table:table-cell office:value-type="string" calcext:value-type="string">
            <text:p>https://drive.google.com/file/d/1XL0pfAZZC9mK5SfdYau1hsxYuiTywY5v/view?usp=sharing</text:p>
          </table:table-cell>
          <table:table-cell office:value-type="string" calcext:value-type="string">
            <text:p>3035.jpg</text:p>
          </table:table-cell>
        </table:table-row>
        <table:table-row table:style-name="ro1">
          <table:table-cell office:value-type="string" calcext:value-type="string">
            <text:p>Легенда о принцессе луны (The Legend of Kaguya-hime/ Kaguya-hime Densetsu / かぐや姫伝説)</text:p>
          </table:table-cell>
          <table:table-cell office:value-type="string" calcext:value-type="string">
            <text:p>Внимание! Для запуска игры необходим эмулятор NES! Скачать его можно, например, вот тут https://www.emu-land.net/consoles/dendy/emuls\n\nВ некоторых браузерах может потребоваться вручную скопировать ссылку на скачивание и вставить в веб-адрес. Либо скачать игру тут. http://dendy.su/kaguya-hime-densetsu-russkaya-versiya/\n\nАльтернативная ссылка (сборник из трёх игр, необходимо поставить патч по инструкции в архиве): https://disk.yandex.ru/d/X6ROlNb-CA4J7\n\nВ основе игры лежит древняя японская легенда о Лунной принцессе Кагуя. В игре эта история приближена к современным жизненным реалиям. Всего доступно 3 режима сложности, но играть в трудные режимы, не пройдя игру на самом лёгком, категорически не рекомендуется!</text:p>
          </table:table-cell>
          <table:table-cell/>
          <table:table-cell office:value-type="string" calcext:value-type="string">
            <text:p>2-10 часов</text:p>
          </table:table-cell>
          <table:table-cell office:value-type="string" calcext:value-type="string">
            <text:p>micronics</text:p>
          </table:table-cell>
          <table:table-cell office:value-type="string" calcext:value-type="string">
            <text:p>{'Русский'}</text:p>
          </table:table-cell>
          <table:table-cell office:value-type="string" calcext:value-type="string">
            <text:p>comedy,romance,parody,adventure,fantasy</text:p>
          </table:table-cell>
          <table:table-cell office:value-type="string" calcext:value-type="string">
            <text:p>http://dendy.su/download/Kaguya-Hime-Densetsu-rus.nes</text:p>
          </table:table-cell>
          <table:table-cell office:value-type="string" calcext:value-type="string">
            <text:p>3034.png</text:p>
          </table:table-cell>
        </table:table-row>
        <table:table-row table:style-name="ro1">
          <table:table-cell office:value-type="string" calcext:value-type="string">
            <text:p>Sono Taiju wa Makai o Kurau! (その大樹は魔界を喰らう！)</text:p>
          </table:table-cell>
          <table:table-cell office:value-type="string" calcext:value-type="string">
            <text:p>Царствование царя-демона Хадашта было спокойным и мирным. Его правление поддерживали многие, так как оно исцелило шрамы, предшествующей этому Великой войны. Поэтому, когда весть о его смерти распространилась по всей земле, она была встречена с удивлением, печалью и скорбью. Однако некоторые были довольны этим, так как он не назвал преемника до своей смерти.\nМежду десятью самыми большими демоническими кланами вспыхнула борьба за власть. Под знаком надвигающегося хаоса, амбициозные люди норовили воспользоваться ситуацией, продать свои услуги в поисках лучшей жизни.\nФабио, также был молодым демоном, желающим найти свое место под солнцем, но его отвергли все, к кому бы он не пришел. Все из-за того, что он был инкубом. Общество считало, что демоны этого племени своим присутствием развращают и вредят нравственности в рядах войск. Но несмотря на все злоключения, Фабио не сдался, и в конце концов, нашел ту, кому смог преподнести свою верность.\n\nДемо-версия игры включает в себя перевод пролога и части первой главы(~10% всей игры)\nРабота над проектом осуществляется совместно с vnfast(https://vnfast.ru)\n\nПорядок установки:\n1) Выполнить последовательность указанную здесь\nhttps://vnfast.ru/catalog/interface-translations/27-makai\n2)После установки патча интерфейса без машинного перевода, скопировать файл демо-версии перевода в корневой каталог игры.\nhttps://yadi.sk/d/4TBJSag0IMUTFg\n\nПеревод игры выполняется исключительно машинными переводчиками с последующим литературным редактированием.(перевод warrior-chan)</text:p>
          </table:table-cell>
          <table:table-cell/>
          <table:table-cell office:value-type="string" calcext:value-type="string">
            <text:p>30-50 часов</text:p>
          </table:table-cell>
          <table:table-cell office:value-type="string" calcext:value-type="string">
            <text:p>softhousechara</text:p>
          </table:table-cell>
          <table:table-cell office:value-type="string" calcext:value-type="string">
            <text:p>{'Русский'}</text:p>
          </table:table-cell>
          <table:table-cell office:value-type="string" calcext:value-type="string">
            <text:p>comedy,adventure,fantasy,hentai</text:p>
          </table:table-cell>
          <table:table-cell office:value-type="string" calcext:value-type="string">
            <text:p>https://disk.yandex.ru/d/nrnNSlyqRjT5CQ</text:p>
          </table:table-cell>
          <table:table-cell office:value-type="string" calcext:value-type="string">
            <text:p>3029.png</text:p>
          </table:table-cell>
        </table:table-row>
        <table:table-row table:style-name="ro1">
          <table:table-cell office:value-type="string" calcext:value-type="string">
            <text:p>Экономика на Краю Мира эпизод.03 (WORLD END ECONOMiCA episode.03)</text:p>
          </table:table-cell>
          <table:table-cell office:value-type="string" calcext:value-type="string">
            <text:p>Заключительный эпизод данной трилогии, которая разворачивается в далёком будущем на Лунной поверхности, спустя 16 лет после того, как людям удалось её колонизировать. Осуществится ли желание Хала? С событий первого эпизода прошло уже 8 лет, но он до сих пор мечтает ступить там, где ещё не ступала нога человека. И для этого ему всё ещё нужен непомерный капитал. Что случится, когда экономика лунного города выйдет из-под контроля?\n\nИнструкция по установке русификатора:\n1) Разархивировать архив с заменой по пути: E:\...\Steam\steamapps\common\WORLD END ECONOMiCA episode.03\WEE3 HD\WEE3_Data\n2) Наслаждаться игрой. =3\n\nОбо всех найденных ошибках писать в специальное обсуждение в нашей группе: Unkenbro</text:p>
          </table:table-cell>
          <table:table-cell/>
          <table:table-cell office:value-type="string" calcext:value-type="string">
            <text:p>10-30 часов</text:p>
          </table:table-cell>
          <table:table-cell office:value-type="string" calcext:value-type="string">
            <text:p>spicy_tails</text:p>
          </table:table-cell>
          <table:table-cell office:value-type="string" calcext:value-type="string">
            <text:p>{'END', 'Повествование от первого лица', 'World', 'ECONOMiCA', 'Главный герой парень', 'Иностранный разработчик', 'episode.03', 'WORLD END ECONOMiCA'}</text:p>
          </table:table-cell>
          <table:table-cell office:value-type="string" calcext:value-type="string">
            <text:p>drama,science_fiction,romance</text:p>
          </table:table-cell>
          <table:table-cell office:value-type="string" calcext:value-type="string">
            <text:p>https://drive.google.com/file/d/16HmjGcjalLRBWD0K_eSqtAuU43OfTTdD/view?usp=sharing</text:p>
          </table:table-cell>
          <table:table-cell office:value-type="string" calcext:value-type="string">
            <text:p>3019.jpg</text:p>
          </table:table-cell>
        </table:table-row>
        <table:table-row table:style-name="ro1">
          <table:table-cell office:value-type="string" calcext:value-type="string">
            <text:p>Побег в Москву</text:p>
          </table:table-cell>
          <table:table-cell office:value-type="string" calcext:value-type="string">
            <text:p>Побег в Москву - это визуальная новелла длительностью примерно 3-4 часа. Действие игры происходит в современной России. Главный герой по имени Семен знакомится по интернету с девушкой из Дагестана, а затем помогает ей сбежать из дома. Игра посвящена их совместным приключениям.\n\nВ игре есть несколько плохих концовок и одна хорошая.\n\nИгра доступна на PC, Linux и Android.\n\nИгра полностью бесплатная! А чуть позже я выложу исходный код игры под лицензией MIT и все игровые ресурсы под лицензией CC-BY.\n\nНаслаждайтесь!\n\nКачать на ITCH.IO:\nhttps://mephi1984.itch.io/escape-to-moscow\n\nЛибо в Google Play:\nhttps://play.google.com/store....omoscow</text:p>
          </table:table-cell>
          <table:table-cell/>
          <table:table-cell office:value-type="string" calcext:value-type="string">
            <text:p>2-10 часов</text:p>
          </table:table-cell>
          <table:table-cell office:value-type="string" calcext:value-type="string">
            <text:p>vladislav_horev</text:p>
          </table:table-cell>
          <table:table-cell office:value-type="string" calcext:value-type="string">
            <text:p>{'Повествование от первого лица', 'отечественный разработчик', 'Главный герой парень'}</text:p>
          </table:table-cell>
          <table:table-cell office:value-type="string" calcext:value-type="string">
            <text:p>drama,romance,routine,adventure</text:p>
          </table:table-cell>
          <table:table-cell office:value-type="string" calcext:value-type="string">
            <text:p>https://mephi1984.itch.io/escape-to-moscow</text:p>
          </table:table-cell>
          <table:table-cell office:value-type="string" calcext:value-type="string">
            <text:p>3014.jpg</text:p>
          </table:table-cell>
        </table:table-row>
        <table:table-row table:style-name="ro1">
          <table:table-cell office:value-type="string" calcext:value-type="string">
            <text:p>Эшлин и эльфийская таверна (Aisling and the Tavern of Elves)</text:p>
          </table:table-cell>
          <table:table-cell office:value-type="string" calcext:value-type="string">
            <text:p>"— Жареную курицу любят все, Эшлин.\n— А кто не любит — тот варвар."\nСладкая булочка изрекает истину.\n\n\nНасыщенна и полна приключений жизнь наёмницы в некоем слабо-фэнтезийном эльфийском королевстве Эйредах. Однако нашей ГГине Эшлин такая жизнь уже начинает малость наскучивать, хочется уже спокойствия и уверенности в завтрашнем дне. А тут как раз и удачный случай нарисовался — теперь Эшлин владеет целой таверной. Но не всё так просто, битвы с троллями закончены, но начинаются войны дЕбита с крЕдитом...\n\n\n\n\n\n\n\n\n\n\n\n\n\n\n\n\n\n\n\n\n\n\nДоступно только для пользователей\n\nВ тексте присутствует ненормативная, иногда грубо-просторечная, а в паре мест и вовсе непотребно-грязная лексика.</text:p>
          </table:table-cell>
          <table:table-cell/>
          <table:table-cell office:value-type="string" calcext:value-type="string">
            <text:p>2-10 часов</text:p>
          </table:table-cell>
          <table:table-cell office:value-type="string" calcext:value-type="string">
            <text:p>vn_house</text:p>
          </table:table-cell>
          <table:table-cell office:value-type="string" calcext:value-type="string">
            <text:p>{'Русский'}</text:p>
          </table:table-cell>
          <table:table-cell office:value-type="string" calcext:value-type="string">
            <text:p>comedy,romance,fantasy</text:p>
          </table:table-cell>
          <table:table-cell office:value-type="string" calcext:value-type="string">
            <text:p>https://mega.nz/file/zcpQUDbI#6WY2t_IwiR6qGlQRgeGzrvxHhHJ8NEd55nhwD8NZMsY</text:p>
          </table:table-cell>
          <table:table-cell office:value-type="string" calcext:value-type="string">
            <text:p>3011.jpg</text:p>
          </table:table-cell>
        </table:table-row>
        <table:table-row table:style-name="ro1">
          <table:table-cell office:value-type="string" calcext:value-type="string">
            <text:p>Беспокойные сердца Another Episode (Kimi ga Nozomu Eien Another Episode)</text:p>
          </table:table-cell>
          <table:table-cell office:value-type="string" calcext:value-type="string">
            <text:p>История рассказанная Синдзи своим друзьям о истории дерева, что одиноко стоит на холме. Можно считать что это своего рода некая пред история оригинала.\n\nПорт с движка RuGP на RenPy\nВ настройках есть выбор языка: японский или русский\nУдалены анимации моргания и движения губ\nА так все в точности как в оригинальной версии</text:p>
          </table:table-cell>
          <table:table-cell/>
          <table:table-cell office:value-type="string" calcext:value-type="string">
            <text:p>Менее 2 часов</text:p>
          </table:table-cell>
          <table:table-cell office:value-type="string" calcext:value-type="string">
            <text:p>age</text:p>
          </table:table-cell>
          <table:table-cell office:value-type="string" calcext:value-type="string">
            <text:p>{'Русский', 'Японский'}</text:p>
          </table:table-cell>
          <table:table-cell office:value-type="string" calcext:value-type="string">
            <text:p>routine,school</text:p>
          </table:table-cell>
          <table:table-cell office:value-type="string" calcext:value-type="string">
            <text:p>https://rutracker.org/forum/viewtopic.php?t=5973367</text:p>
          </table:table-cell>
          <table:table-cell office:value-type="string" calcext:value-type="string">
            <text:p>3009.jpg</text:p>
          </table:table-cell>
        </table:table-row>
        <table:table-row table:style-name="ro1">
          <table:table-cell office:value-type="string" calcext:value-type="string">
            <text:p>Побочный Мир</text:p>
          </table:table-cell>
          <table:table-cell office:value-type="string" calcext:value-type="string">
            <text:p>Тебе когда нибудь хотелось заромансить сыр?</text:p>
          </table:table-cell>
          <table:table-cell/>
          <table:table-cell office:value-type="string" calcext:value-type="string">
            <text:p>Менее 2 часов</text:p>
          </table:table-cell>
          <table:table-cell office:value-type="string" calcext:value-type="string">
            <text:p>sena</text:p>
          </table:table-cell>
          <table:table-cell office:value-type="string" calcext:value-type="string">
            <text:p>{'Пиксели', 'трэш', 'психодел', 'отечественный разработчик'}</text:p>
          </table:table-cell>
          <table:table-cell office:value-type="string" calcext:value-type="string">
            <text:p>comedy,parody,adventure</text:p>
          </table:table-cell>
          <table:table-cell office:value-type="string" calcext:value-type="string">
            <text:p>https://yadi.sk/d/dVxpHsukSwUwNA</text:p>
          </table:table-cell>
          <table:table-cell office:value-type="string" calcext:value-type="string">
            <text:p>3007.png</text:p>
          </table:table-cell>
        </table:table-row>
        <table:table-row table:style-name="ro1">
          <table:table-cell office:value-type="string" calcext:value-type="string">
            <text:p>Тёмные ночи (Dark Nights)</text:p>
          </table:table-cell>
          <table:table-cell office:value-type="string" calcext:value-type="string">
            <text:p>Вы живёте в маленьком мирном городке. Каждый день из нового разве что дата в календаре. Скучно.\n\nСтоило вам пожелать, чтобы произошло хоть что-то неожиданное, как в ближайшем лесу действительно случается нечто странное. И как будто этого мало, ещё и местные таинственным образом исчезают. Тем временем вы встречаете четырёх загадочных парней. Успеете выяснить правду, прежде чем станете следующей жертвой?\n\nРекомендованный порядок прохождения:\nЗейкун - Сачиро - Курато - Джунору\n\nПрохождение (есть в папке с игрой).</text:p>
          </table:table-cell>
          <table:table-cell/>
          <table:table-cell office:value-type="string" calcext:value-type="string">
            <text:p>10-30 часов</text:p>
          </table:table-cell>
          <table:table-cell office:value-type="string" calcext:value-type="string">
            <text:p>pinlin</text:p>
          </table:table-cell>
          <table:table-cell office:value-type="string" calcext:value-type="string">
            <text:p>{'Русский'}</text:p>
          </table:table-cell>
          <table:table-cell office:value-type="string" calcext:value-type="string">
            <text:p>drama,comedy,romance,school,fantasy</text:p>
          </table:table-cell>
          <table:table-cell office:value-type="string" calcext:value-type="string">
            <text:p>https://drive.google.com/file/d/1jpAGysgJPYYaLgr_xPsdvJDx3BZrO-Es/view</text:p>
          </table:table-cell>
          <table:table-cell office:value-type="string" calcext:value-type="string">
            <text:p>3006.jpg</text:p>
          </table:table-cell>
        </table:table-row>
        <table:table-row table:style-name="ro1">
          <table:table-cell office:value-type="string" calcext:value-type="string">
            <text:p>С чистого листа (From scratch)</text:p>
          </table:table-cell>
          <table:table-cell office:value-type="string" calcext:value-type="string">
            <text:p>"Эти таблетки – величайшее изобретение человечества за последние лет, наверное, сто. Их выдают бесплатно каждому человеку, которому исполняется 22 года. Если он чувствует себя ненужным в этом мире, он может выпить таблетку и оказаться в другом времени и месте, чтобы начать жизнь с чистого листа с уже имеющимися знаниями."\n\nГлавный герой решает воспользоваться заманчивым предложением начать свою жизнь сначала, вот только мир, в котором он оказался, выглядит не таким дружелюбным, каким предполагалось...</text:p>
          </table:table-cell>
          <table:table-cell/>
          <table:table-cell office:value-type="string" calcext:value-type="string">
            <text:p>Менее 2 часов</text:p>
          </table:table-cell>
          <table:table-cell office:value-type="string" calcext:value-type="string">
            <text:p>novis_team_&amp;_ffy</text:p>
          </table:table-cell>
          <table:table-cell office:value-type="string" calcext:value-type="string">
            <text:p>{'отечественный разработчик', 'Постапокалиптика', 'психологический триллер', 'Повествование от первого лица', 'Главный герой парень'}</text:p>
          </table:table-cell>
          <table:table-cell office:value-type="string" calcext:value-type="string">
            <text:p>horror,mystic,triller</text:p>
          </table:table-cell>
          <table:table-cell office:value-type="string" calcext:value-type="string">
            <text:p>https://yadi.sk/d/NHhbZayADCtMIQ</text:p>
          </table:table-cell>
          <table:table-cell office:value-type="string" calcext:value-type="string">
            <text:p>3005.jpg</text:p>
          </table:table-cell>
        </table:table-row>
        <table:table-row table:style-name="ro1">
          <table:table-cell office:value-type="string" calcext:value-type="string">
            <text:p>Girls &amp; sweets</text:p>
          </table:table-cell>
          <table:table-cell office:value-type="string" calcext:value-type="string">
            <text:p>Прошло десять лет с тех пор, как Айка покинула Японию, ей пришлось расстаться с любимой сестрой. Все время, что она жила в Нью-Йорке она не могла найти свое счастье. И теперь пришло время возвращаться, неприятные обстоятельства требуют этого: смерть дедушки.\nВернувшись, она узнает что ее сестра - Юно уже давно вышла замуж и живет спокойной размеренной жизнью.\nНо чувства к сестре еще не угасли, смогут ли они уладить старые разногласия и вновь быть вместе? Или Айке придется вернутся обратно в Нью-Йорк и вечно жалеть об упущенном шансе?</text:p>
          </table:table-cell>
          <table:table-cell/>
          <table:table-cell office:value-type="string" calcext:value-type="string">
            <text:p>Менее 2 часов</text:p>
          </table:table-cell>
          <table:table-cell office:value-type="string" calcext:value-type="string">
            <text:p>multiblender_games</text:p>
          </table:table-cell>
          <table:table-cell office:value-type="string" calcext:value-type="string">
            <text:p>{'Несколько главных героев', 'Повседневность', 'романтика', 'сёдзё-ай', 'Иностранный разработчик', 'Главный герой девушка'}</text:p>
          </table:table-cell>
          <table:table-cell office:value-type="string" calcext:value-type="string">
            <text:p>romance,routine</text:p>
          </table:table-cell>
          <table:table-cell office:value-type="string" calcext:value-type="string">
            <text:p>https://drive.google.com/file/d/1lB7V1G-1NzPujBD_VgU-pBCw3zoc7PBV/view?usp=sharing</text:p>
          </table:table-cell>
          <table:table-cell office:value-type="string" calcext:value-type="string">
            <text:p>2994.jpg</text:p>
          </table:table-cell>
        </table:table-row>
        <table:table-row table:style-name="ro1">
          <table:table-cell office:value-type="string" calcext:value-type="string">
            <text:p>Чок-чок, зубы на крючок (Shut your teeth)</text:p>
          </table:table-cell>
          <table:table-cell office:value-type="string" calcext:value-type="string">
            <text:p>"Чок-чок, зубы на крючок" — абсурдистская визуальная новелла в лучших традициях постмодернизма. В ней традиционная культура и мифология тесно переплетаются с реалиями жизни современных россиян, бегущих от зимы в страну вечного лета.\n\nМолодой человек по имени Алексей приезжает в Таиланд на зимовку несмотря на финансовые затруднения — чего не сделаешь в погоне за мечтой. Но кондоминиум, в котором он снял квартиру, находится в глуши и оказывается самой настоящей дырой. Когда наш герой начинает подозревать, что невинные на первый взгляд дети играют в жуткие игры, и что на вид дружелюбные соседи задумали недоброе, оказывается уже поздно. Расхлёбывать всю кашу предстоит его бывшему однокласснику. Бедолага всего лишь хочет вернуть долг, но невольно оказывается втянут в череду странных событий, которые изменят его жизнь навсегда.\n\nТаиланд — не только пляжи с белоснежным песком, но ещё и многомиллиардный бизнес «волшебных» амулетов, для изготовления которых требуются кости редких или вымерших животных. Это ритуалы чёрной магии с использованием мёртвых тел и суеверия, которые могут быть опасны как для тех, кто в них верит, так и для совершенно посторонних людей.\n\n"Чок-чок, зубы на крючок" — кинетическая новелла, рассчитанная на 5-10 часов чтения в зависимости от выбранной версии (есть более динамичный вариант и неторопливое повествование в духе slice-of-life).\n\nВас ждут:\n\n12 персонажей, сыгранных реальными людьми\nБолее 100 Full HD бэкграундов на основе существующих в действительности локаций\n130 минут саундтрека c участием профессиональных музыкантов\n3 концовки</text:p>
          </table:table-cell>
          <table:table-cell/>
          <table:table-cell office:value-type="string" calcext:value-type="string">
            <text:p>2-10 часов</text:p>
          </table:table-cell>
          <table:table-cell office:value-type="string" calcext:value-type="string">
            <text:p>anastasia_erokhina</text:p>
          </table:table-cell>
          <table:table-cell office:value-type="string" calcext:value-type="string">
            <text:p>{'Несколько главных героев', 'Главный герой парень', 'отечественный разработчик'}</text:p>
          </table:table-cell>
          <table:table-cell office:value-type="string" calcext:value-type="string">
            <text:p>detective,mystic,triller</text:p>
          </table:table-cell>
          <table:table-cell office:value-type="string" calcext:value-type="string">
            <text:p>https://yerofea.itch.io/chok-chok-game</text:p>
          </table:table-cell>
          <table:table-cell office:value-type="string" calcext:value-type="string">
            <text:p>2993.png</text:p>
          </table:table-cell>
        </table:table-row>
        <table:table-row table:style-name="ro1">
          <table:table-cell office:value-type="string" calcext:value-type="string">
            <text:p>Blankspace</text:p>
          </table:table-cell>
          <table:table-cell office:value-type="string" calcext:value-type="string">
            <text:p>Крис приходит в себя в незнакомой комнате... на полу... прикованный к трубе наручниками и понимает, что он ничего не понимает. Ах, парень, во что же ты на этот раз ввязался.\n\nВ игре присутствуют:\n— ползанье по комнатам с загадками\n— нарративная часть в виде визуальной новеллы\n— ветвление сюжета, основанное на выборах игрока и взаимодействии с элементами окружения\n\nЭта игра связана с другими играми разработчиков, но понимание истории не требует знания о "вселенной".\n\nО сборке: в данную сборку уже включён патч 1.1. Чтобы не ущемлять в правах тех, кто не желает видеть (а точнее читать) в игре постельные сцены, в неё добавлены опции для их пропуска (именно быстрого пропуска чтения самих сцен, флаг романа при этом будет засчитываться так же, как это и было в первоначальной сборке новеллы).\n\nВнимание: в новелле присутствует ненормативная лексика, описание постельных сцен, затрагивается тема суицида, упоминаются однополые отношения. Если что-либо из вышеперечисленного нарушает вашу тонкую душевную организацию — пожалуйста, воздержитесь от чтения. +16\n\nДля тех, кто не переносит в тексте слова из трёх букв есть более "мягкий" вариант перевода.\nСсылки на сборку с цензурой:\nWin: GD link\nMac: GD link</text:p>
          </table:table-cell>
          <table:table-cell/>
          <table:table-cell office:value-type="string" calcext:value-type="string">
            <text:p>2-10 часов</text:p>
          </table:table-cell>
          <table:table-cell office:value-type="string" calcext:value-type="string">
            <text:p>nobreadstudio</text:p>
          </table:table-cell>
          <table:table-cell office:value-type="string" calcext:value-type="string">
            <text:p>{'русский'}</text:p>
          </table:table-cell>
          <table:table-cell office:value-type="string" calcext:value-type="string">
            <text:p>drama,romance,mystic</text:p>
          </table:table-cell>
          <table:table-cell office:value-type="string" calcext:value-type="string">
            <text:p>https://drive.google.com/file/d/1Qw5Mzgg2sZIWczBWobrJn1uj-m7D9fvl/view?usp=sharing</text:p>
          </table:table-cell>
          <table:table-cell office:value-type="string" calcext:value-type="string">
            <text:p>2992.png</text:p>
          </table:table-cell>
        </table:table-row>
        <table:table-row table:style-name="ro1">
          <table:table-cell office:value-type="string" calcext:value-type="string">
            <text:p>Sakura Sadist</text:p>
          </table:table-cell>
          <table:table-cell office:value-type="string" calcext:value-type="string">
            <text:p>Студентка музыкального факультета Адзуса полностью одержима королевой кампуса Мацубарой Мамико, и на то есть веские причины. Мамико красива, умна, сострадательна... и совершенно не похожа на Адзусу!\nАдзуса уже давно смирилась с холодной, суровой реальностью, что Мамико никогда не ответит на ее чувства, и ее это вполне устраивает! По крайней мере, так она говорит себе, пока однажды ночью не получает сообщение от таинственной "Венеры".\nПо кампусу ходят слухи, что Венера может использовать свои загадочные способности, чтобы свести вместе любых двух людей, независимо от того, насколько несовместимыми они могут показаться. Однако прежде чем Венера поможет Адзусe, наша героиня должна доказать свою привязанность к ее возлюбленной.\nИ как Адзуса собирается это сделать...?\nКонечно же, она должна сделать откровенную фотографию трусиков Мамико!\nПоддастся ли Адзуса дьявольским искушениям Венеры? Неужели Мамико когда-нибудь влюбится в нее? Или слухи, окружающие Венеру, - абсолютная чушь?</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hentai</text:p>
          </table:table-cell>
          <table:table-cell office:value-type="string" calcext:value-type="string">
            <text:p>https://mega.nz/file/1sJzgCbD#ucWzfX8aKkKpivUdi4PwoEhu9l94wsnB5X5s_cdribM</text:p>
          </table:table-cell>
          <table:table-cell office:value-type="string" calcext:value-type="string">
            <text:p>2989.jpg</text:p>
          </table:table-cell>
        </table:table-row>
        <table:table-row table:style-name="ro1">
          <table:table-cell office:value-type="string" calcext:value-type="string">
            <text:p>Sakura Sweetheart</text:p>
          </table:table-cell>
          <table:table-cell office:value-type="string" calcext:value-type="string">
            <text:p>Пусть Маррон расскажет свою историю о том, как она влюбилась в Закуро, шеф-повара особняка. Сможет ли Маррон растопить сердце Закуро, как шоколад? Узнайте об этом в маленькой истории любви.</text:p>
          </table:table-cell>
          <table:table-cell/>
          <table:table-cell office:value-type="string" calcext:value-type="string">
            <text:p>Менее 2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romance,ecchi,hentai</text:p>
          </table:table-cell>
          <table:table-cell office:value-type="string" calcext:value-type="string">
            <text:p>https://mega.nz/file/xsBEUJBT#yT1RWywzEa5cReK58g5WlDylfWII-EEnFfUCMe2_UEc</text:p>
          </table:table-cell>
          <table:table-cell office:value-type="string" calcext:value-type="string">
            <text:p>2988.jpg</text:p>
          </table:table-cell>
        </table:table-row>
        <table:table-row table:style-name="ro1">
          <table:table-cell office:value-type="string" calcext:value-type="string">
            <text:p>Steamy Sextet</text:p>
          </table:table-cell>
          <table:table-cell office:value-type="string" calcext:value-type="string">
            <text:p>Steamy Sextet - это визуальная новелла, которая рассказывает шесть коротких историй о шести девушках.\nИстория каждой девушки уникальна, все сцены полностью озвучены, каждая история содержит красочные иллюстрации своей героини.\nВ игре много эротического контента.</text:p>
          </table:table-cell>
          <table:table-cell/>
          <table:table-cell office:value-type="string" calcext:value-type="string">
            <text:p>Менее 2 часов</text:p>
          </table:table-cell>
          <table:table-cell office:value-type="string" calcext:value-type="string">
            <text:p>belgerum</text:p>
          </table:table-cell>
          <table:table-cell office:value-type="string" calcext:value-type="string">
            <text:p>{'Главный герой парень', 'гарем', 'Эроге', 'хентай', 'Иностранный разработчик'}</text:p>
          </table:table-cell>
          <table:table-cell office:value-type="string" calcext:value-type="string">
            <text:p>adventure,hentai</text:p>
          </table:table-cell>
          <table:table-cell office:value-type="string" calcext:value-type="string">
            <text:p>https://drive.google.com/file/d/16hAdYGhVkdW1Op5L5OqJjNBSs90FN-Of/view?usp=sharing</text:p>
          </table:table-cell>
          <table:table-cell office:value-type="string" calcext:value-type="string">
            <text:p>2987.jpg</text:p>
          </table:table-cell>
        </table:table-row>
        <table:table-row table:style-name="ro1">
          <table:table-cell office:value-type="string" calcext:value-type="string">
            <text:p>Chicken Police</text:p>
          </table:table-cell>
          <table:table-cell office:value-type="string" calcext:value-type="string">
            <text:p>Пернатые копы — Рисуй КРАСНЫМ! — это приключение с рассказами, сложной системой допросов и детективным игровым процессом, где придется решать множество загадок.\n\nОСНОВНЫЕ ОСОБЕННОСТИ:\n\n- Захватывающая, богатая сюжетная линия с классическими поворотами черно-белого кино\n- Профессиональная озвучка, более 8 часов диалогов!\n- Тщательно проработанный, «красочный» мир\n- Сложная система допросов\n- Более 30 уникальных, полностью озвученных персонажей\n- Более 20 кинематографических роликов а-ля черно-белое кино!\n- Много подсказок, информации и предметов\n- Великолепный оригинальный саундтрек</text:p>
          </table:table-cell>
          <table:table-cell/>
          <table:table-cell office:value-type="string" calcext:value-type="string">
            <text:p>10-30 часов</text:p>
          </table:table-cell>
          <table:table-cell office:value-type="string" calcext:value-type="string">
            <text:p>the_wild_gentlemen</text:p>
          </table:table-cell>
          <table:table-cell office:value-type="string" calcext:value-type="string">
            <text:p>{'Иностранный разработчик', 'детектив', 'Chicken Police', 'Нуар', 'Главный герой парень'}</text:p>
          </table:table-cell>
          <table:table-cell office:value-type="string" calcext:value-type="string">
            <text:p>detective,triller</text:p>
          </table:table-cell>
          <table:table-cell office:value-type="string" calcext:value-type="string">
            <text:p>https://drive.google.com/file/d/1LdmC3vIAxEuYJsWDU-1_QFVI6ATYG6tB/view?usp=sharing</text:p>
          </table:table-cell>
          <table:table-cell office:value-type="string" calcext:value-type="string">
            <text:p>2986.jpg</text:p>
          </table:table-cell>
        </table:table-row>
        <table:table-row table:style-name="ro1">
          <table:table-cell office:value-type="string" calcext:value-type="string">
            <text:p>Valentines Otome</text:p>
          </table:table-cell>
          <table:table-cell office:value-type="string" calcext:value-type="string">
            <text:p>Valentines Otome – сиквел Halloween Otome. Играйте за Миру (можно переименовать), дружелюбную лучшую подругу Эммы.\n\nВы и ваши соседки НЕ проводите День святого Валентина на романтическом ужине со своей второй половинкой, так что же делать девушке? Конечно же, пойти на вечеринку~ Притащив с собой лучшую подругу и кузину, вы полны решимости сделать всё, чтобы по крайней мере одна из вас с удовольствием провела время.\n\nРазработчиками игре присвоен рейтинг 13+\n\nХарактеристики:\n&gt; 3 любовных интереса\n&gt; Система-планировщик недели\n&gt; 289к + слов\n&gt; 16 концовок\n&gt; 10 дополнительных сцен (доступны из главного меню)\n&gt; Возможность выбрать с каким персонажем осталась Эмма и увидеть, чем закончатся их отношения\n&gt; Музыка Тайлера Томпсона</text:p>
          </table:table-cell>
          <table:table-cell/>
          <table:table-cell office:value-type="string" calcext:value-type="string">
            <text:p>10-30 часов</text:p>
          </table:table-cell>
          <table:table-cell office:value-type="string" calcext:value-type="string">
            <text:p>synokoria</text:p>
          </table:table-cell>
          <table:table-cell office:value-type="string" calcext:value-type="string">
            <text:p>{'Русский'}</text:p>
          </table:table-cell>
          <table:table-cell office:value-type="string" calcext:value-type="string">
            <text:p>comedy,romance</text:p>
          </table:table-cell>
          <table:table-cell office:value-type="string" calcext:value-type="string">
            <text:p>https://drive.google.com/file/d/1RfjWEnBCKpBvzcJgA24klwiZVWoVCcfV/view</text:p>
          </table:table-cell>
          <table:table-cell office:value-type="string" calcext:value-type="string">
            <text:p>2981.jpg</text:p>
          </table:table-cell>
        </table:table-row>
        <table:table-row table:style-name="ro1">
          <table:table-cell office:value-type="string" calcext:value-type="string">
            <text:p>Разлом (Rift)</text:p>
          </table:table-cell>
          <table:table-cell office:value-type="string" calcext:value-type="string">
            <text:p>Когда молодой человек внезапно становится наследником своего деда-затворника, ему предстоит исследовать унаследованный зловещий особняк который ждёт гостей, стремящихся разгадать его тайны...</text:p>
          </table:table-cell>
          <table:table-cell/>
          <table:table-cell office:value-type="string" calcext:value-type="string">
            <text:p>Менее 2 часов</text:p>
          </table:table-cell>
          <table:table-cell office:value-type="string" calcext:value-type="string">
            <text:p>machaon_maackii</text:p>
          </table:table-cell>
          <table:table-cell office:value-type="string" calcext:value-type="string">
            <text:p>{'Главный герой парень', 'разлом', 'Повествование от первого лица', 'отечественный разработчик'}</text:p>
          </table:table-cell>
          <table:table-cell office:value-type="string" calcext:value-type="string">
            <text:p>drama,horror,mystic</text:p>
          </table:table-cell>
          <table:table-cell office:value-type="string" calcext:value-type="string">
            <text:p>https://machaon-maackii.itch.io/rift</text:p>
          </table:table-cell>
          <table:table-cell office:value-type="string" calcext:value-type="string">
            <text:p>2977.jpg</text:p>
          </table:table-cell>
        </table:table-row>
        <table:table-row table:style-name="ro1">
          <table:table-cell office:value-type="string" calcext:value-type="string">
            <text:p>Городок (Township)</text:p>
          </table:table-cell>
          <table:table-cell office:value-type="string" calcext:value-type="string">
            <text:p>Молодой офицер по заданию начальства пытается привести дела в порядок к приезду губернатора.\nС помощью смекалки и различных ухищрений он чинит полуразрушенные фасады, организует вывоз мусора, находит украденный танк, привлекает местных подростков к участию в спортивных соревнованиях, собирает праздничный стол и т.д.\nВ зависимости от решений игрока визит губернатора проходит хорошо, либо плачевное состояние городка становится очевидным.\nПреимущества:\n#&gt; Живая история героя, который хочет, как лучше, как и все мы.\n#&gt; Интерактивные вставки, которые дадут почувствовать игроку, что он участвует в миссии.\n#&gt; Сюжет игры основан на художественном произведении.\n#&gt; Ироничные диалоги, которые на время заменят литературу и просмотр фильмов.\n#&gt; Приятная атмосфера для тех, кто давно не выбирался на природу.\n#&gt; Реальные проблемы, поданные самым человеческим способом.\n#&gt; Возможность обратить внимание на проблемы властей – тех, кто принимает решения.\nИгра создана в рамках хакатона просоциальных игр.\nИграть можно онлайн!</text:p>
          </table:table-cell>
          <table:table-cell/>
          <table:table-cell office:value-type="string" calcext:value-type="string">
            <text:p>Менее 2 часов</text:p>
          </table:table-cell>
          <table:table-cell office:value-type="string" calcext:value-type="string">
            <text:p>dreamtale_games</text:p>
          </table:table-cell>
          <table:table-cell office:value-type="string" calcext:value-type="string">
            <text:p>{'отечественный разработчик', 'Главный герой парень', 'Городок', 'Повествование от первого лица'}</text:p>
          </table:table-cell>
          <table:table-cell office:value-type="string" calcext:value-type="string">
            <text:p>comedy,routine</text:p>
          </table:table-cell>
          <table:table-cell office:value-type="string" calcext:value-type="string">
            <text:p>https://dreamtalegames.itch.io/township</text:p>
          </table:table-cell>
          <table:table-cell office:value-type="string" calcext:value-type="string">
            <text:p>2976.jpg</text:p>
          </table:table-cell>
        </table:table-row>
        <table:table-row table:style-name="ro1">
          <table:table-cell office:value-type="string" calcext:value-type="string">
            <text:p>Школа (School Game [0.928v.])</text:p>
          </table:table-cell>
          <table:table-cell office:value-type="string" calcext:value-type="string">
            <text:p>Игра, представляющая из себя симулятор школьника, которого вы сами и создаете. Учитесь, покупайте совершенно ненужные вещи, встречайтесь с лолями, а также делайте то, что вы хотите. Разве не этого все желали в школьные годы: полной свободы действий, что не будет ограничена законом, взрослыми и другими факторами?\n\nНаши официальные ресурсы:\nVK [RUS]\nBoosty [RUS]\nItch (есть возможность бесплатного скачивания не через MEGA) [ENG]\nPatreon [ENG]\nDiscord [ENG/RUS]</text:p>
          </table:table-cell>
          <table:table-cell/>
          <table:table-cell office:value-type="string" calcext:value-type="string">
            <text:p>10-30 часов</text:p>
          </table:table-cell>
          <table:table-cell office:value-type="string" calcext:value-type="string">
            <text:p>sloths_command</text:p>
          </table:table-cell>
          <table:table-cell office:value-type="string" calcext:value-type="string">
            <text:p>{'отечественный разработчик', 'Главный герой парень', 'game', 'school'}</text:p>
          </table:table-cell>
          <table:table-cell office:value-type="string" calcext:value-type="string">
            <text:p>comedy,romance,routine,school,ecchi,hentai</text:p>
          </table:table-cell>
          <table:table-cell office:value-type="string" calcext:value-type="string">
            <text:p>https://kaitosi11.itch.io/schoolgame</text:p>
          </table:table-cell>
          <table:table-cell office:value-type="string" calcext:value-type="string">
            <text:p>2975.jpg</text:p>
          </table:table-cell>
        </table:table-row>
        <table:table-row table:style-name="ro1">
          <table:table-cell office:value-type="string" calcext:value-type="string">
            <text:p>Однажды в Горах (Once In The Mountains)</text:p>
          </table:table-cell>
          <table:table-cell office:value-type="string" calcext:value-type="string">
            <text:p>Знаем ли мы всё о мире, в котором живём? Это первая игра в серии, которая расскажет нам, насколько мы ошибаемся. Короткая история, которая положит начало большой серии историй о том, чего мы не замечаем в нашем мире.\nПосле прохождения вы уже не сможете жить так, как раньше.</text:p>
          </table:table-cell>
          <table:table-cell/>
          <table:table-cell office:value-type="string" calcext:value-type="string">
            <text:p>Менее 2 часов</text:p>
          </table:table-cell>
          <table:table-cell office:value-type="string" calcext:value-type="string">
            <text:p>lakky_dog_studio</text:p>
          </table:table-cell>
          <table:table-cell office:value-type="string" calcext:value-type="string">
            <text:p>{'Главный герой парень', 'отечественный разработчик', 'Однажды в Горах', 'Повествование от первого лица'}</text:p>
          </table:table-cell>
          <table:table-cell office:value-type="string" calcext:value-type="string">
            <text:p>horror,routine</text:p>
          </table:table-cell>
          <table:table-cell office:value-type="string" calcext:value-type="string">
            <text:p>https://lakkydogstudio.itch.io/once-in-the-mountains</text:p>
          </table:table-cell>
          <table:table-cell office:value-type="string" calcext:value-type="string">
            <text:p>2973.jpg</text:p>
          </table:table-cell>
        </table:table-row>
        <table:table-row table:style-name="ro1">
          <table:table-cell office:value-type="string" calcext:value-type="string">
            <text:p>Будущее, которое мы заслужили (The future we deserve)</text:p>
          </table:table-cell>
          <table:table-cell office:value-type="string" calcext:value-type="string">
            <text:p>Будущее без надежды и просвета, где человеческая жизнь ничего не стоит, а мораль лишь пустой звук. Именно в таком мире вам предстоит прожить один день из жизни простого человека, попавшего в не самые приятные обстоятельства. Игра представляет из себя мрачную визуальную новеллу с интересным сюжетом.\nЭто игра, которую мы (я и мой друг) сделали за две недели для конкурса.\nВнимание: игра полностью поддерживается мобильными телефонами.\nИграть только онлайн!</text:p>
          </table:table-cell>
          <table:table-cell/>
          <table:table-cell office:value-type="string" calcext:value-type="string">
            <text:p>Менее 2 часов</text:p>
          </table:table-cell>
          <table:table-cell office:value-type="string" calcext:value-type="string">
            <text:p>doublevgames</text:p>
          </table:table-cell>
          <table:table-cell office:value-type="string" calcext:value-type="string">
            <text:p>{'Повествование от первого лица', 'киберпанк', 'Будущее которое мы заслужили', 'отечественный разработчик', 'Главный герой парень'}</text:p>
          </table:table-cell>
          <table:table-cell office:value-type="string" calcext:value-type="string">
            <text:p>drama,adventure,fiction</text:p>
          </table:table-cell>
          <table:table-cell office:value-type="string" calcext:value-type="string">
            <text:p>https://double-v-games.itch.io/future-v</text:p>
          </table:table-cell>
          <table:table-cell office:value-type="string" calcext:value-type="string">
            <text:p>2970.jpg</text:p>
          </table:table-cell>
        </table:table-row>
        <table:table-row table:style-name="ro1">
          <table:table-cell office:value-type="string" calcext:value-type="string">
            <text:p>Shin Koihime † Musou -Kakumei- Souten no Haou(демо) (真・恋姫†夢想-革命- 蒼天の覇王)</text:p>
          </table:table-cell>
          <table:table-cell office:value-type="string" calcext:value-type="string">
            <text:p>Новелла повествует о приключениях ученика школы св.Франциска Хонго Казуто в мире "Троецарствия".\nВ один прекрасный день он очутился на просторах древнего Китая, где его и нашли герои "Трех Царств" - Соусоу, Какоутон, Какоуен.\nИз особенностей стоит отметить большую и проработанную сюжетную линию, в общей сложности в игре представлено 73 героини, более 200 CG, интересные исторические сражения из "Трех Царств" и переработанная, по сравнению c прошлыми играми серии система боя.\n\nДемо-версия игры включает в себя перевод пролога.\nРабота над проектом осуществляется совместно с vnfast(https://vnfast.ru)\n\nПорядок установки:\n1) Выполнить последовательность указанную здесь\nhttps://vnfast.ru/catalog/interface-translations/29-shin-koihime-souten\n2)После установки патча интерфейса без машинного перевода, скопировать файл демо-версии перевода в корневой каталог игры.\nhttps://yadi.sk/d/BIHHTNm8HDjhAA\n\nПеревод игры выполняется исключительно машинными переводчиками с последующим литературным редактированием.</text:p>
          </table:table-cell>
          <table:table-cell/>
          <table:table-cell office:value-type="string" calcext:value-type="string">
            <text:p>Более 50 часов</text:p>
          </table:table-cell>
          <table:table-cell office:value-type="string" calcext:value-type="string">
            <text:p>baseson</text:p>
          </table:table-cell>
          <table:table-cell office:value-type="string" calcext:value-type="string">
            <text:p>{''}</text:p>
          </table:table-cell>
          <table:table-cell office:value-type="string" calcext:value-type="string">
            <text:p>comedy,romance,adventure,hentai</text:p>
          </table:table-cell>
          <table:table-cell office:value-type="string" calcext:value-type="string">
            <text:p>https://vnfast.ru/catalog/interface-translations/29-shin-koihime-souten</text:p>
          </table:table-cell>
          <table:table-cell office:value-type="string" calcext:value-type="string">
            <text:p>2968.jpg</text:p>
          </table:table-cell>
        </table:table-row>
        <table:table-row table:style-name="ro1">
          <table:table-cell office:value-type="string" calcext:value-type="string">
            <text:p>Зверский Обман (Beast Deception)</text:p>
          </table:table-cell>
          <table:table-cell office:value-type="string" calcext:value-type="string">
            <text:p>"Зверский обман" - визуальная новелла о прошлом и будущем животных. Переосмысление традиционной китайской сказки про животных. В ней можно играть за двух персонажей и встретить 11 разных противников. Откройте 8 разных концовок и постигните всю историю.</text:p>
          </table:table-cell>
          <table:table-cell/>
          <table:table-cell office:value-type="string" calcext:value-type="string">
            <text:p>Менее 2 часов</text:p>
          </table:table-cell>
          <table:table-cell office:value-type="string" calcext:value-type="string">
            <text:p>valki</text:p>
          </table:table-cell>
          <table:table-cell office:value-type="string" calcext:value-type="string">
            <text:p>{'не люди', 'Повествование от первого лица', 'Постапокалиптика', 'Зверский Обман', 'отечественный разработчик', 'Несколько главных героев'}</text:p>
          </table:table-cell>
          <table:table-cell office:value-type="string" calcext:value-type="string">
            <text:p>drama,science_fiction,adventure,fantasy</text:p>
          </table:table-cell>
          <table:table-cell office:value-type="string" calcext:value-type="string">
            <text:p>https://valki.itch.io/beast-deception</text:p>
          </table:table-cell>
          <table:table-cell office:value-type="string" calcext:value-type="string">
            <text:p>2963.jpg</text:p>
          </table:table-cell>
        </table:table-row>
        <table:table-row table:style-name="ro1">
          <table:table-cell office:value-type="string" calcext:value-type="string">
            <text:p>AV</text:p>
          </table:table-cell>
          <table:table-cell office:value-type="string" calcext:value-type="string">
            <text:p>В одном из зданий, предназначенных под снос, была обнаружена комната полностью заполненная коробками.\nБольшая часть коробок хранила в себе личные вещи различных людей, в других коробках находилось несколько\nсотен видеокассет. Так как ни одного человека, кому могло бы принадлежать содержимое этих коробок найти не удалось, было решено просмотреть часть видеокассет. При просмотре было найдено сходство в содержимом отснятого материала. Определить место действия не удалось, также под вопрос была поставлена его подлинность. Было решено считать отснятый материал постановочным. В процессе изучения, часть видеокассет была испорчена без видимой на то причины, часть кассет бесследно исчезла.\nОсобенности:\nХ+Х атмосфера.\nХ+Х оригинальное графическое исполнение.\nНедостатки:\n[-] баги.\n[-] опечатки.\nДвижок: RPG Maker VX Ace\nПроект сделан специально для конкурса КРИЛ 2020.\nСтраница игры на сайте Нейтральная полоса.</text:p>
          </table:table-cell>
          <table:table-cell/>
          <table:table-cell office:value-type="string" calcext:value-type="string">
            <text:p>Менее 2 часов</text:p>
          </table:table-cell>
          <table:table-cell office:value-type="string" calcext:value-type="string">
            <text:p>votetot</text:p>
          </table:table-cell>
          <table:table-cell office:value-type="string" calcext:value-type="string">
            <text:p>{'отечественный разработчик', 'AV', 'Повествование от первого лица', 'Главный герой парень'}</text:p>
          </table:table-cell>
          <table:table-cell office:value-type="string" calcext:value-type="string">
            <text:p>horror</text:p>
          </table:table-cell>
          <table:table-cell office:value-type="string" calcext:value-type="string">
            <text:p>https://cloud.mail.ru/public/3hLm/uKsKsycZ6</text:p>
          </table:table-cell>
          <table:table-cell office:value-type="string" calcext:value-type="string">
            <text:p>2960.jpg</text:p>
          </table:table-cell>
        </table:table-row>
        <table:table-row table:style-name="ro1">
          <table:table-cell office:value-type="string" calcext:value-type="string">
            <text:p>Бах Бах Бах (Bang Bang Bang)</text:p>
          </table:table-cell>
          <table:table-cell office:value-type="string" calcext:value-type="string">
            <text:p>"Ну, в общем... короче, чёрт... Ахаха, где-то я уже это видел... Впрочем, неважно. Я просто хотел сказать, что я рад, что ты жив, и я жив. Что мы оба живы. Выбрались из этого дерьма. Война... Всё-таки она того не стоит. Но мы с тобой отныне свободны. И мы можем делать, что хотим. Не отчаивайся, брат, жизнь только начинается..."\nОсобенности:\n[] История, основанная на реальных событиях.\n[] Автосохранения.\n[] Две концовки.\nНедостатки:\n{} Специфический сюжет.\n{} Мораль думайте сами.\nПредупреждение: игра содержит описание сцен насилия, сцен сексуального характера и МНОГО нецензурной лексики.\nДвижок: RPG Maker MZ\nПроект сделан специально для конкурса КРИЛ 2020.\nСтраница игры на сайте Нейтральная полоса.</text:p>
          </table:table-cell>
          <table:table-cell/>
          <table:table-cell office:value-type="string" calcext:value-type="string">
            <text:p>Менее 2 часов</text:p>
          </table:table-cell>
          <table:table-cell office:value-type="string" calcext:value-type="string">
            <text:p>posos</text:p>
          </table:table-cell>
          <table:table-cell office:value-type="string" calcext:value-type="string">
            <text:p>{'Главный герой парень', 'Повествование от первого лица', 'трэш', 'отечественный разработчик', 'Бах Бах Бах'}</text:p>
          </table:table-cell>
          <table:table-cell office:value-type="string" calcext:value-type="string">
            <text:p>comedy,action,adventure</text:p>
          </table:table-cell>
          <table:table-cell office:value-type="string" calcext:value-type="string">
            <text:p>https://yadi.sk/d/v1nsQn5Jnt_4xg</text:p>
          </table:table-cell>
          <table:table-cell office:value-type="string" calcext:value-type="string">
            <text:p>2959.jpg</text:p>
          </table:table-cell>
        </table:table-row>
        <table:table-row table:style-name="ro1">
          <table:table-cell office:value-type="string" calcext:value-type="string">
            <text:p>Морок (Morok)</text:p>
          </table:table-cell>
          <table:table-cell office:value-type="string" calcext:value-type="string">
            <text:p>Морок - это визуальная новелла с северным колоритом. Представьте: вы очнулись на болоте, вокруг маячит мошкара, и жуткого вида бабушка уговаривает вас пойти с ней в дом.. Сюжет игры Morok переносит нас в карельскую деревню. Главного героя знают все, а вот он, увы, никого. Игроку предстоит разобраться, что именно случилось в этом месте и понять, кто он есть на самом деле.</text:p>
          </table:table-cell>
          <table:table-cell/>
          <table:table-cell office:value-type="string" calcext:value-type="string">
            <text:p>Менее 2 часов</text:p>
          </table:table-cell>
          <table:table-cell office:value-type="string" calcext:value-type="string">
            <text:p>varoi_games</text:p>
          </table:table-cell>
          <table:table-cell office:value-type="string" calcext:value-type="string">
            <text:p>{'отечественный разработчик', 'Главный герой парень', 'Morok', 'Повествование от первого лица'}</text:p>
          </table:table-cell>
          <table:table-cell office:value-type="string" calcext:value-type="string">
            <text:p>drama,mystic</text:p>
          </table:table-cell>
          <table:table-cell office:value-type="string" calcext:value-type="string">
            <text:p>https://drive.google.com/file/d/1gQiFgqajT4OQq287KoanpFw22PAftl8A/view?usp=sharing</text:p>
          </table:table-cell>
          <table:table-cell office:value-type="string" calcext:value-type="string">
            <text:p>2955.jpg</text:p>
          </table:table-cell>
        </table:table-row>
        <table:table-row table:style-name="ro1">
          <table:table-cell office:value-type="string" calcext:value-type="string">
            <text:p>Weekend</text:p>
          </table:table-cell>
          <table:table-cell office:value-type="string" calcext:value-type="string">
            <text:p>"Помнишь те выходные у моря?\nНеужели совсем нет?\nЧто ж, придется мне рассказать тебе, как все было на самом деле."\n_____________________________________________________________________\nИстория о пяти подростках, решивших провести выходные на берегу моря. Однако ситуация выходит из под\nконтроля, ребята начинают вести себя странно, проявляются новые черты их характера. К чему все это\nприведёт? А, может, все это просто воображение главного героя?</text:p>
          </table:table-cell>
          <table:table-cell/>
          <table:table-cell office:value-type="string" calcext:value-type="string">
            <text:p>Менее 2 часов</text:p>
          </table:table-cell>
          <table:table-cell office:value-type="string" calcext:value-type="string">
            <text:p>yotty_(_levinray_i_airzeep)</text:p>
          </table:table-cell>
          <table:table-cell office:value-type="string" calcext:value-type="string">
            <text:p>{'Главный герой парень', 'Повествование от третьего лица', 'отечественный разработчик'}</text:p>
          </table:table-cell>
          <table:table-cell office:value-type="string" calcext:value-type="string">
            <text:p>horror,routine,triller</text:p>
          </table:table-cell>
          <table:table-cell office:value-type="string" calcext:value-type="string">
            <text:p>https://vk.com/away.php?utf=1&amp;to=https%3A%2F%2Fdrive.google.com%2Fdrive%2Ffolders%2F1ZtCW2CSrlb9ArQbqNsrpyklNJTQ0AV72%3Fusp%3Dsharing</text:p>
          </table:table-cell>
          <table:table-cell office:value-type="string" calcext:value-type="string">
            <text:p>2951.jpg</text:p>
          </table:table-cell>
        </table:table-row>
        <table:table-row table:style-name="ro1">
          <table:table-cell office:value-type="string" calcext:value-type="string">
            <text:p>Братик</text:p>
          </table:table-cell>
          <table:table-cell office:value-type="string" calcext:value-type="string">
            <text:p>И так, вы играете за маленькую девочку, в семье которой недавно произошла трагедия - умер её старший брат. Спустя какое-то время она возвращается в свою комнату, где её мучают кошмары.\nЭто всё её видения или же злые духи? Это вам и предстоит выяснить.\n\nОсобенности: игра имеет 3 концовки и атмосферный саундтрек.</text:p>
          </table:table-cell>
          <table:table-cell/>
          <table:table-cell office:value-type="string" calcext:value-type="string">
            <text:p>Менее 2 часов</text:p>
          </table:table-cell>
          <table:table-cell office:value-type="string" calcext:value-type="string">
            <text:p>elilit</text:p>
          </table:table-cell>
          <table:table-cell office:value-type="string" calcext:value-type="string">
            <text:p>{'Главный герой девушка', 'Повествование от первого лица', 'Хоррор', 'отечественный разработчик'}</text:p>
          </table:table-cell>
          <table:table-cell office:value-type="string" calcext:value-type="string">
            <text:p>drama,horror,mystic</text:p>
          </table:table-cell>
          <table:table-cell office:value-type="string" calcext:value-type="string">
            <text:p>https://drive.google.com/file/d/1Engj36a4av3JzePP-Qa4Q6N5o1tlFPJO/view?usp=sharing</text:p>
          </table:table-cell>
          <table:table-cell office:value-type="string" calcext:value-type="string">
            <text:p>2950.png</text:p>
          </table:table-cell>
        </table:table-row>
        <table:table-row table:style-name="ro1">
          <table:table-cell office:value-type="string" calcext:value-type="string">
            <text:p>Rescue Elves</text:p>
          </table:table-cell>
          <table:table-cell office:value-type="string" calcext:value-type="string">
            <text:p>Однажды вечером герою приходит странное письмо, в котором предлагается погрузится в виртуальную реальность. Но герой еще не знает, что его там ждет город эльфов, магов и злой чародейки, которая поработила всех мужчин. На его плечи упадет тяжелый выбор, помочь эльфам или стать на путь зла и стать новым злодеем.</text:p>
          </table:table-cell>
          <table:table-cell/>
          <table:table-cell office:value-type="string" calcext:value-type="string">
            <text:p>Менее 2 часов</text:p>
          </table:table-cell>
          <table:table-cell office:value-type="string" calcext:value-type="string">
            <text:p>cyber_keks</text:p>
          </table:table-cell>
          <table:table-cell office:value-type="string" calcext:value-type="string">
            <text:p>{'Эроге', 'Главный герой парень', 'фэнтези', 'Иностранный разработчик', 'хентай'}</text:p>
          </table:table-cell>
          <table:table-cell office:value-type="string" calcext:value-type="string">
            <text:p>romance,adventure,fantasy,hentai</text:p>
          </table:table-cell>
          <table:table-cell office:value-type="string" calcext:value-type="string">
            <text:p>https://drive.google.com/file/d/1Fr6yySRdgGWHJzfLEGVii3wywLDmyLrX/view?usp=sharing</text:p>
          </table:table-cell>
          <table:table-cell office:value-type="string" calcext:value-type="string">
            <text:p>2948.jpg</text:p>
          </table:table-cell>
        </table:table-row>
        <table:table-row table:style-name="ro1">
          <table:table-cell office:value-type="string" calcext:value-type="string">
            <text:p>Хочу заромансить побочного персонажа-злюку! (I Want to Pursue the Mean Side Character!)</text:p>
          </table:table-cell>
          <table:table-cell office:value-type="string" calcext:value-type="string">
            <text:p>Найди свою истинную любовь в интригующей романтической истории от Ge... то есть, от Tsun Angelique!\n\n\nКогда второстепенный персонаж оказывается в общем-то более симпатичным и привлекательным, чем основной рутовой набор, а вьющиеся волосы внезапно становятся признаком злодейства...\n\n_________\n\n\n\n\n\n\n\n\n\n\n\n\nДоступно только для пользователей</text:p>
          </table:table-cell>
          <table:table-cell/>
          <table:table-cell office:value-type="string" calcext:value-type="string">
            <text:p>Менее 2 часов</text:p>
          </table:table-cell>
          <table:table-cell office:value-type="string" calcext:value-type="string">
            <text:p>tsun_angelique</text:p>
          </table:table-cell>
          <table:table-cell office:value-type="string" calcext:value-type="string">
            <text:p>{'Русский'}</text:p>
          </table:table-cell>
          <table:table-cell office:value-type="string" calcext:value-type="string">
            <text:p>comedy,romance,school</text:p>
          </table:table-cell>
          <table:table-cell office:value-type="string" calcext:value-type="string">
            <text:p>https://mega.nz/file/2JgT2K5I#vLHlEtO5VsyrGkps0lz-lEjPwAF07FZwLnx7nz8AKU0</text:p>
          </table:table-cell>
          <table:table-cell office:value-type="string" calcext:value-type="string">
            <text:p>2946.jpg</text:p>
          </table:table-cell>
        </table:table-row>
        <table:table-row table:style-name="ro1">
          <table:table-cell office:value-type="string" calcext:value-type="string">
            <text:p>My 1/6 Lover: MIÐGARÐ Edition</text:p>
          </table:table-cell>
          <table:table-cell office:value-type="string" calcext:value-type="string">
            <text:p>Романтическая визуальная новелла от студии Lamb of Game, известной такими играми, как никакими...\n\nСюжет:\nИзо дня в день наш главный герой-девственник ходит на свою скучную работу (прям как ты), и по дороге то и дело встречает новых людей. Поначалу это были просто незнакомцы, но со временем, привыкая видеть одни те же лица, он начал примечать милую девушку, раз в неделю проходящую мимо него тем же путём.\n\nСоратсуки (так зовут нашего героя) решает заговорить с ней, и вот они уже не просто незнакомцы, а знакомые незнакомцы. Общаясь лишь в краткие моменты их случайных встреч, он понимает, что должен сделать первый шаг и, хотя бы, спросить её имя, не говоря уже о том, чтобы пригласить её на свидание.\n\nНо не всё так просто, ведь у этой девушки есть одна тайна (Спойлер: она не трап). А вот что это за тайна, ему и предстоит выяснить. Под "ним" я имею ввиду тебя, анонимус.\n\nОсобенности игры:\n- Красочная рисовка и анимированные CG-сцены. Аж целых шесть штук!\n- Шесть девушек с разными и порой необычными характерами.\n- Бонусный рут за прохождение всех шести персонажей.\n- Полная озвучка женских персонажей, местами весьма эмоциональная.\n- Хентая нет, только частичная обнажёнка. Проходи мимо, извращенец, тут про любовь.\n\nТип издания: Ren'Py Rebuild (без поддержки Steam)\nВерсия игры/перевода: 1.01\n- 21.10.20: Исправлена ошибка с отображением диалогового окна на Android.\n\nСсылки на игру:\nВерсия для Windows/Linux/MacOS: Google.Drive | Torrent\nВерсия для Android: Google.Drive</text:p>
          </table:table-cell>
          <table:table-cell/>
          <table:table-cell office:value-type="string" calcext:value-type="string">
            <text:p>2-10 часов</text:p>
          </table:table-cell>
          <table:table-cell office:value-type="string" calcext:value-type="string">
            <text:p>lamb_of_game</text:p>
          </table:table-cell>
          <table:table-cell office:value-type="string" calcext:value-type="string">
            <text:p>{'Русский/Мидгардский'}</text:p>
          </table:table-cell>
          <table:table-cell office:value-type="string" calcext:value-type="string">
            <text:p>drama,comedy,romance,routine,ecchi</text:p>
          </table:table-cell>
          <table:table-cell office:value-type="string" calcext:value-type="string">
            <text:p>https://drive.google.com/file/d/1jEs4INFA8x-NKIgra1AbttSeP7L-Sqef/view?usp=sharing</text:p>
          </table:table-cell>
          <table:table-cell office:value-type="string" calcext:value-type="string">
            <text:p>2938.jpg</text:p>
          </table:table-cell>
        </table:table-row>
        <table:table-row table:style-name="ro1">
          <table:table-cell office:value-type="string" calcext:value-type="string">
            <text:p>Съешь это! (Eat it!)</text:p>
          </table:table-cell>
          <table:table-cell office:value-type="string" calcext:value-type="string">
            <text:p>У главного героя было тяжёлое детство. Спустя 20 лет он возвращается туда, где всё началось. Сможет ли он отпустить своё прошлое и расставить точки над "ё"?</text:p>
          </table:table-cell>
          <table:table-cell/>
          <table:table-cell office:value-type="string" calcext:value-type="string">
            <text:p>Менее 2 часов</text:p>
          </table:table-cell>
          <table:table-cell office:value-type="string" calcext:value-type="string">
            <text:p>elilit</text:p>
          </table:table-cell>
          <table:table-cell office:value-type="string" calcext:value-type="string">
            <text:p>{'Хоррор', 'отечественный разработчик', 'it!Главный герой парень', 'Повествование от первого лица', 'Eat'}</text:p>
          </table:table-cell>
          <table:table-cell office:value-type="string" calcext:value-type="string">
            <text:p>horror,mystic</text:p>
          </table:table-cell>
          <table:table-cell office:value-type="string" calcext:value-type="string">
            <text:p>https://drive.google.com/file/d/11JpZtfiieZ3LXIgEtwPjHydjU388ILvH/view?usp=sharing</text:p>
          </table:table-cell>
          <table:table-cell office:value-type="string" calcext:value-type="string">
            <text:p>2937.png</text:p>
          </table:table-cell>
        </table:table-row>
        <table:table-row table:style-name="ro1">
          <table:table-cell office:value-type="string" calcext:value-type="string">
            <text:p>Постскриптум (Addendum)</text:p>
          </table:table-cell>
          <table:table-cell office:value-type="string" calcext:value-type="string">
            <text:p>Внимание! Инструкция по запуску новеллы!\n\nНа Виндус:\n1 Распаковать архив с игрой.\n2 Запустить эмулятор из папки эмулятор.\n3 File - Open ROM.\n4 Выбрать файл vnds.nds\n5 Нажать на Play.\nУправление - клавиши a,z,x.\nМожно поменять цвет интерфейса, заменив в файле config.ini invert на default. Остальные настройки (а также загрузка и сохранение) доступны прямо из игры, в самом низу. Назад отмотать, видимо, нельзя.\n\nНа Андроид:\n1 Скачать и установить Андроид-эмулятор (ссылка на него там же, где и остальные ссылки на игру).\n2 Распаковать архив с игрой.\n3 Создать каталог vnds\novels во внутренней памяти вашего устройства (создать папку vnds, в ней создать папку novels).\n3 Скопировать папку Addendum из папки novels распакованного архива с игрой в созданный каталог.\n4 Запустить эмулятор.\n5 Выбрать игру из списка.\nПодробнее на 4ПДА.\n\n\n\nВ этой истории простой парень-старшеклассник предаётся далёким воспоминаниям о своей давней подруге... Куда же она вдруг исчезла? И исчезла ли, вообще?...\n\nНовелла была сделана на конкурс VNDS Community Collaboration Project. К сожалению, сам конкурс был отменён. Причиной послужило то, что свой проект тогда сумел закончить лишь автор этой новеллы. Но и он не успел представить свою работу до дедлайна...\n\nПримерная продолжительность составляет всего пять минут.</text:p>
          </table:table-cell>
          <table:table-cell/>
          <table:table-cell office:value-type="string" calcext:value-type="string">
            <text:p>Менее 2 часов</text:p>
          </table:table-cell>
          <table:table-cell office:value-type="string" calcext:value-type="string">
            <text:p>shinseitom</text:p>
          </table:table-cell>
          <table:table-cell office:value-type="string" calcext:value-type="string">
            <text:p>{'Русский'}</text:p>
          </table:table-cell>
          <table:table-cell office:value-type="string" calcext:value-type="string">
            <text:p>drama,romance,routine,school</text:p>
          </table:table-cell>
          <table:table-cell office:value-type="string" calcext:value-type="string">
            <text:p>https://drive.google.com/file/d/16XWF8qBd-UdkLpH7Vhxo6jizQRAv2HVW/view?usp=sharing</text:p>
          </table:table-cell>
          <table:table-cell office:value-type="string" calcext:value-type="string">
            <text:p>2934.png</text:p>
          </table:table-cell>
        </table:table-row>
        <table:table-row table:style-name="ro1">
          <table:table-cell office:value-type="string" calcext:value-type="string">
            <text:p>Хранительница библиотеки</text:p>
          </table:table-cell>
          <table:table-cell office:value-type="string" calcext:value-type="string">
            <text:p>Кто-то скажет, что просиживать время с горой книг - это весьма скучная и пустая трата времени! Отнюдь…\nНикогда не знаешь, какая книга захватит тебя с головой! Знания — это ключ! А для каждого ключа должен быть достойный хранитель. Готовы ли вы погрузиться с головой в приключения?\n\nЛана - студентка последнего курса университета, которая благодаря повороту судьбы оказывается в одной из крупнейших библиотек города в качестве... Хранительницы этой библиотеки! И это не совсем работа в качестве библиотекаря. Девушка в первые же минуты познает совершенно иной мир, открывая каждую книгу и впитывая ее знания. Но все несколько вышло из под контроля, и одно из произведений решило затянуть девушку с ее другом Виктором в самое сердце другого мира. Отсюда и начинается история Ланы, в которой она борется не только за свою жизнь, но и за жизнь близких. Кто знает, может в этой борьбе она найдет и нечто большее?</text:p>
          </table:table-cell>
          <table:table-cell/>
          <table:table-cell office:value-type="string" calcext:value-type="string">
            <text:p>2-10 часов</text:p>
          </table:table-cell>
          <table:table-cell office:value-type="string" calcext:value-type="string">
            <text:p>dream`s_makers_|_anna_uajt</text:p>
          </table:table-cell>
          <table:table-cell office:value-type="string" calcext:value-type="string">
            <text:p>{'романтика', 'Главный герой девушка', 'фэнтези', 'библиотеки', 'Вампиры', 'демо', 'Хранительница', 'отечественный разработчик'}</text:p>
          </table:table-cell>
          <table:table-cell office:value-type="string" calcext:value-type="string">
            <text:p>comedy,romance,mystic,adventure,fantasy</text:p>
          </table:table-cell>
          <table:table-cell office:value-type="string" calcext:value-type="string">
            <text:p>https://cloud.mail.ru/public/PxnN/ApPYT1i3P</text:p>
          </table:table-cell>
          <table:table-cell office:value-type="string" calcext:value-type="string">
            <text:p>2932.jpg</text:p>
          </table:table-cell>
        </table:table-row>
        <table:table-row table:style-name="ro1">
          <table:table-cell office:value-type="string" calcext:value-type="string">
            <text:p>Cartagra ~Tsuki kurui no Yamai~</text:p>
          </table:table-cell>
          <table:table-cell office:value-type="string" calcext:value-type="string">
            <text:p>Герой этой истории Такасиро Сюго — бывший полицейский, а теперь безработный иждивенец в борделе. Время от времени он выполняет детективные поручения для своего бывшего начальника. Однажды на него сваливается дело о пропавшей без вести. Козуки Юра... Девушка, с которой у Сюго были близкие отношения, пока он не ушёл на войну. Параллельно происходят жестокие серийные убийства. Они становятся всё ближе и ближе, и Сюго, который не в силах больше закрывать глаза на это, затягивает в запутанную паутину исчезновений и смертей.</text:p>
          </table:table-cell>
          <table:table-cell/>
          <table:table-cell office:value-type="string" calcext:value-type="string">
            <text:p>10-30 часов</text:p>
          </table:table-cell>
          <table:table-cell office:value-type="string" calcext:value-type="string">
            <text:p>innocent_grey</text:p>
          </table:table-cell>
          <table:table-cell office:value-type="string" calcext:value-type="string">
            <text:p>{'Иностранный разработчик.', 'Главный герой парень'}</text:p>
          </table:table-cell>
          <table:table-cell office:value-type="string" calcext:value-type="string">
            <text:p>drama,horror,detective,hentai</text:p>
          </table:table-cell>
          <table:table-cell office:value-type="string" calcext:value-type="string">
            <text:p>https://drive.google.com/file/d/1xA6UZSfXCy4YMJU3GpXKcU51qrkLh9su</text:p>
          </table:table-cell>
          <table:table-cell office:value-type="string" calcext:value-type="string">
            <text:p>2931.jpg</text:p>
          </table:table-cell>
        </table:table-row>
        <table:table-row table:style-name="ro1">
          <table:table-cell office:value-type="string" calcext:value-type="string">
            <text:p>Снежный шторм (Snowstorm)</text:p>
          </table:table-cell>
          <table:table-cell office:value-type="string" calcext:value-type="string">
            <text:p>Небольшая кинетическая новелла по мотивам ивента "Хеллелин. Светлый город".\n\nСюжет разворачивается вокруг предсказанной оракулами жрецов новой войне между темными и светлыми расами: живущими за городом темными эльфами, разбойниками, и защитниками Хеллелина - магами, жерцами, торговцами и шпионами.\nЛидеру шпионов - Леонарду, предстоит внести свою лепту в историю этого города, чтобы переломать ход событий.\n\nЭто моя первая законченная новелла, и мне просто хотелось ею с вами поделиться &lt;)\nМожет быть вы даже заинтересуетесь проектом, будет приятно увидеть вас в команде.\nПриятного чтения.</text:p>
          </table:table-cell>
          <table:table-cell/>
          <table:table-cell office:value-type="string" calcext:value-type="string">
            <text:p>Менее 2 часов</text:p>
          </table:table-cell>
          <table:table-cell office:value-type="string" calcext:value-type="string">
            <text:p>kirill_smolenskij</text:p>
          </table:table-cell>
          <table:table-cell office:value-type="string" calcext:value-type="string">
            <text:p>{'Русский'}</text:p>
          </table:table-cell>
          <table:table-cell office:value-type="string" calcext:value-type="string">
            <text:p>action,mystic,adventure,fantasy</text:p>
          </table:table-cell>
          <table:table-cell office:value-type="string" calcext:value-type="string">
            <text:p>https://yadi.sk/d/qC4nsrsNgcKPWw?w=1</text:p>
          </table:table-cell>
          <table:table-cell office:value-type="string" calcext:value-type="string">
            <text:p>2930.png</text:p>
          </table:table-cell>
        </table:table-row>
        <table:table-row table:style-name="ro1">
          <table:table-cell office:value-type="string" calcext:value-type="string">
            <text:p>Ранчо в пустыне (Desert ranch)</text:p>
          </table:table-cell>
          <table:table-cell office:value-type="string" calcext:value-type="string">
            <text:p>Вы агент из голливуда который в поисках нового таланта для своего бойзбенда отправился в глухой городок в аризоне. Ваша машина ломается по пути и теперь вам необходимо не только выполнить свою работу но и в первую очередь выжить. Ведь пустыня может быть крайне негостеприимным местом не говоря уже про её обитателей.\nОсобенности: Несколько концовок с одной настоящей.\nДвижок: RPG Maker VX Ace\nПроект сделан специально для конкурса КРИЛ 2020.\nСтраница игры на сайте Нейтральная полоса.</text:p>
          </table:table-cell>
          <table:table-cell/>
          <table:table-cell office:value-type="string" calcext:value-type="string">
            <text:p>Менее 2 часов</text:p>
          </table:table-cell>
          <table:table-cell office:value-type="string" calcext:value-type="string">
            <text:p>ulmlaut</text:p>
          </table:table-cell>
          <table:table-cell office:value-type="string" calcext:value-type="string">
            <text:p>{'Повествование от первого лица', 'Ранчо в пустыне', 'отечественный разработчик', 'треш', 'яой', 'Главный герой парень'}</text:p>
          </table:table-cell>
          <table:table-cell office:value-type="string" calcext:value-type="string">
            <text:p>comedy,parody</text:p>
          </table:table-cell>
          <table:table-cell office:value-type="string" calcext:value-type="string">
            <text:p>https://drive.google.com/file/d/1Cu72z73uCwWu_16ERxO6FcCD5tpgXI7u/view</text:p>
          </table:table-cell>
          <table:table-cell office:value-type="string" calcext:value-type="string">
            <text:p>2923.jpg</text:p>
          </table:table-cell>
        </table:table-row>
        <table:table-row table:style-name="ro1">
          <table:table-cell office:value-type="string" calcext:value-type="string">
            <text:p>Синтия (Synthia)</text:p>
          </table:table-cell>
          <table:table-cell office:value-type="string" calcext:value-type="string">
            <text:p>Поздравляем с приобретением новенького компьютера "Синтия"! Новинка от Arizona Machines, уверены, Вас не разочарует. Наша особая разработка - Умный Помощник™ - станет Вашим надежным подспорьем в решении любых задач!\nПолюбите свой новый компьютер и он ответит Вам тем же.\nОсобенности:\n(*^‿^*) Эстетика ретро-компьютеров.\n(*^‿^*) Нелинейный сюжет с несколькими концовками.\nНедостатки:\n(￣ヘ￣) Баги.\n(￣ヘ￣) Минималистичная графика и звуковое оформление.\nДвижок: RPG Maker MV\nПроект сделан специально для конкурса КРИЛ 2020.\nСтраница игры на сайте Нейтральная полоса.</text:p>
          </table:table-cell>
          <table:table-cell/>
          <table:table-cell office:value-type="string" calcext:value-type="string">
            <text:p>Менее 2 часов</text:p>
          </table:table-cell>
          <table:table-cell office:value-type="string" calcext:value-type="string">
            <text:p>zanzaram_&amp;_guineapig</text:p>
          </table:table-cell>
          <table:table-cell office:value-type="string" calcext:value-type="string">
            <text:p>{'Повествование от первого лица', 'Синтия', 'Главный герой парень', 'отечественный разработчик'}</text:p>
          </table:table-cell>
          <table:table-cell office:value-type="string" calcext:value-type="string">
            <text:p>fiction</text:p>
          </table:table-cell>
          <table:table-cell office:value-type="string" calcext:value-type="string">
            <text:p>https://drive.google.com/file/d/1rmeDF4ptXeTRNdj8vHaVssR1JwD1uSek/view</text:p>
          </table:table-cell>
          <table:table-cell office:value-type="string" calcext:value-type="string">
            <text:p>2922.jpg</text:p>
          </table:table-cell>
        </table:table-row>
        <table:table-row table:style-name="ro1">
          <table:table-cell office:value-type="string" calcext:value-type="string">
            <text:p>Калейдоскоп разума</text:p>
          </table:table-cell>
          <table:table-cell office:value-type="string" calcext:value-type="string">
            <text:p>Размышления о жизни, ненависть, апатия - всё в одном флаконе в этой игре, которая также\nприправлена собственноручно отрисованной графикой.\nОсобенности:\n+++ Собственная графика.\n+++ Одна основная и две плохих концовки.\n+++ Простой и короткий сюжет.\nНедостатки:\n^^^ Отсутствие сохранений.\n^^^ Простой и короткий сюжет.\n^^^ Линейность повествования.\nПредупреждение:\nВ игре имеются вспышки света, много вспышек, а также описание сцен насилия.\nДвижок: RPG Maker MV\nПроект сделан специально для конкурса КРИЛ 2020.\nСтраница игры на сайте Нейтральная полоса.</text:p>
          </table:table-cell>
          <table:table-cell/>
          <table:table-cell office:value-type="string" calcext:value-type="string">
            <text:p>Менее 2 часов</text:p>
          </table:table-cell>
          <table:table-cell office:value-type="string" calcext:value-type="string">
            <text:p>hinaomi</text:p>
          </table:table-cell>
          <table:table-cell office:value-type="string" calcext:value-type="string">
            <text:p>{'отечественный разработчик', 'Калейдоскоп разума', 'Повествование от первого лица', 'Главный герой парень'}</text:p>
          </table:table-cell>
          <table:table-cell office:value-type="string" calcext:value-type="string">
            <text:p>drama,routine</text:p>
          </table:table-cell>
          <table:table-cell office:value-type="string" calcext:value-type="string">
            <text:p>https://yadi.sk/d/T36EbsNZ86qCeQ</text:p>
          </table:table-cell>
          <table:table-cell office:value-type="string" calcext:value-type="string">
            <text:p>2921.jpg</text:p>
          </table:table-cell>
        </table:table-row>
        <table:table-row table:style-name="ro1">
          <table:table-cell office:value-type="string" calcext:value-type="string">
            <text:p>Мой Секрет (My Secret)</text:p>
          </table:table-cell>
          <table:table-cell office:value-type="string" calcext:value-type="string">
            <text:p>Артём, молодой человек, глубоко переживающий кризис личности. Он не уверен в себе и не знает куда идти по жизни. Сомнения и рутина съедают его, в отношениях с девушкой не все гладко, а работа не приносит удовольствия...\nПонимая, что нельзя спускать всё на самотек, Артём решает предпринять хоть что-нибудь.\nОсобенности:\n----&gt; Визуальная новелла, поднимающая проблему отношений и выбора жизненного пути, самоопределения себя, как личности.\n----&gt; Качественный текст с авторской графикой и хорошо подобранной музыкой.\n----&gt; Моя первая работа на RPG Maker в жанре визуальной новеллы, новый опыт работы с изображениями и графикой.\n----&gt; Проект сделан на волне вдохновения специально для конкурса КРИЛ 2020.\n----&gt; Проект отвязан от RTP.\nНедостатки:\n!!! В целях упростить работу со скриптами в игре нет меню сохранения.\n!!! Игра относительно короткая.\nДвижок: RPG Maker VX Ace\nПредупреждение! Картины которые рассматривает персонаж демонстрируют обнажённые тела и вызывают отвращение или не понимание для чего они нужны. Таково видение современного искусства.\nСтраница игры на сайте Нейтральная полоса.</text:p>
          </table:table-cell>
          <table:table-cell/>
          <table:table-cell office:value-type="string" calcext:value-type="string">
            <text:p>Менее 2 часов</text:p>
          </table:table-cell>
          <table:table-cell office:value-type="string" calcext:value-type="string">
            <text:p>maltonthewarrior</text:p>
          </table:table-cell>
          <table:table-cell office:value-type="string" calcext:value-type="string">
            <text:p>{'Повествование от первого лица', 'Главный герой парень', 'отечественный разработчик', 'Мой Секрет', 'сёнэн-ай'}</text:p>
          </table:table-cell>
          <table:table-cell office:value-type="string" calcext:value-type="string">
            <text:p>comedy,romance,routine</text:p>
          </table:table-cell>
          <table:table-cell office:value-type="string" calcext:value-type="string">
            <text:p>https://drive.google.com/file/d/13eBJEhmXeq-kUbVVmIpZYpLVXdQGDNNn/view</text:p>
          </table:table-cell>
          <table:table-cell office:value-type="string" calcext:value-type="string">
            <text:p>2920.jpg</text:p>
          </table:table-cell>
        </table:table-row>
        <table:table-row table:style-name="ro1">
          <table:table-cell office:value-type="string" calcext:value-type="string">
            <text:p>Clannad: Side Stories (Clannad - Hikari Mimamoru Sakamichi de)</text:p>
          </table:table-cell>
          <table:table-cell office:value-type="string" calcext:value-type="string">
            <text:p>Clannad: Side Stories — спин-офф визуальной новеллы Clannad, представляющий из себя несколько коротких историй, каждая из которых посвящена тому или иному персонажу. Сами истории различаются по содержанию: есть как просто милые зарисовки, так и раскрывающие прошлое персонажей и взаимоотношения между ними.</text:p>
          </table:table-cell>
          <table:table-cell/>
          <table:table-cell office:value-type="string" calcext:value-type="string">
            <text:p>2-10 часов</text:p>
          </table:table-cell>
          <table:table-cell office:value-type="string" calcext:value-type="string">
            <text:p>key</text:p>
          </table:table-cell>
          <table:table-cell office:value-type="string" calcext:value-type="string">
            <text:p>{'Иностранный разработчик', 'Повествование от первого лица', 'Несколько главных героев'}</text:p>
          </table:table-cell>
          <table:table-cell office:value-type="string" calcext:value-type="string">
            <text:p>drama,comedy,routine,school</text:p>
          </table:table-cell>
          <table:table-cell office:value-type="string" calcext:value-type="string">
            <text:p>https://drive.google.com/file/d/1NsEqWmmtAxu7_YsZLf3xwPiVxYHx6Lyo/view?usp=sharing</text:p>
          </table:table-cell>
          <table:table-cell office:value-type="string" calcext:value-type="string">
            <text:p>2916.png</text:p>
          </table:table-cell>
        </table:table-row>
        <table:table-row table:style-name="ro1">
          <table:table-cell office:value-type="string" calcext:value-type="string">
            <text:p>Go! Go! Nippon! (ver 2015 &amp; ver 2016)</text:p>
          </table:table-cell>
          <table:table-cell office:value-type="string" calcext:value-type="string">
            <text:p>Главный герой - фанат аниме и игр. Он знакомится по интернету с японцами, и решает приехать к ним на недельку.\nВозбужденный возможностью провести неделю в Японии, он прибывает в аэропорт, только чтобы узнать, что его знакомые по переписке - Макото и Акира - на самом деле пара юных сестричек!\n\nВ первый же день местная культура преподносит сюрпризы, ну а скоро вас ждет поход по городу!\nПроводите время с Макото и Акирой в своей туристической поездке. Восхищайтесь красотой и историей Японской культуры, поедайте местные деликатесы, и весело проведите время с девушками.\n\nВы навсегда запомните неделю проведенную в Японии!\n\nДополнительная информация:\nВерсия 2015 и 2016 отличаются друг от друга наличием эксклюзивных сцен.\nВ версии 2015 есть эксклюзивные места которые можно посетить и которых нет в оригинале и версии 2016.\nВ версии 2016 есть эксклюзивные места которые можно посетить и которых нет в оригинале и версии 2015.</text:p>
          </table:table-cell>
          <table:table-cell/>
          <table:table-cell office:value-type="string" calcext:value-type="string">
            <text:p>2-10 часов</text:p>
          </table:table-cell>
          <table:table-cell office:value-type="string" calcext:value-type="string">
            <text:p>overdrive_&amp;_mangagamer</text:p>
          </table:table-cell>
          <table:table-cell office:value-type="string" calcext:value-type="string">
            <text:p>{'Повествование от первого лица', 'Иностранный разработчик', 'Главный герой парень'}</text:p>
          </table:table-cell>
          <table:table-cell office:value-type="string" calcext:value-type="string">
            <text:p>comedy,romance,routine</text:p>
          </table:table-cell>
          <table:table-cell office:value-type="string" calcext:value-type="string">
            <text:p>https://drive.google.com/drive/folders/1ZTqYbHTPtfxMFVYLvm0tsosj0x8jbXsF?usp=sharing</text:p>
          </table:table-cell>
          <table:table-cell office:value-type="string" calcext:value-type="string">
            <text:p>2915.png</text:p>
          </table:table-cell>
        </table:table-row>
        <table:table-row table:style-name="ro1">
          <table:table-cell office:value-type="string" calcext:value-type="string">
            <text:p>Demonheart</text:p>
          </table:table-cell>
          <table:table-cell office:value-type="string" calcext:value-type="string">
            <text:p>В небольшом мирном городке живёт девушка по имени Брайт. Для её семьи настали тяжёлые времена, но, к счастью, на неё обратила внимание известная ведьма-целительница Орхидея. Однако у великодушной, спокойной и всеми обожаемой Орхидеи есть свои тёмные тайны, которые потихоньку начинает открывать Брайт.\n\nДевушка оказывается втянута в мрачный мир заговоров и предательств. Кажется, ей уже никогда не дадут побыть в одиночестве — ведь её действиями заинтересовалось сильное демоническое существо, голос которого вторгается в её мысли в самые неподходящие моменты.\n\nВ перевернувшейся с ног на голову жизни Брайт появляются и другие значимые личности… Юная ученица ведьмы, Ари, попавшая под дурное влияние. Она старается быть дружелюбной, хотя понимает, что они с Брайт — враги… или всё-таки не враги? А также сэр Браш — зловещий рыцарь с дурной репутацией, в котором проснулись нежные чувства к Брайт. Хотя его манера выражать эти самые чувства крайне специфична.</text:p>
          </table:table-cell>
          <table:table-cell/>
          <table:table-cell office:value-type="string" calcext:value-type="string">
            <text:p>2-10 часов</text:p>
          </table:table-cell>
          <table:table-cell office:value-type="string" calcext:value-type="string">
            <text:p>rolling_crown</text:p>
          </table:table-cell>
          <table:table-cell office:value-type="string" calcext:value-type="string">
            <text:p>{'Повествование от первого лица', 'Главный герой девушка', 'отомэ', 'тёмное фэнтези', 'Иностранный разработчик'}</text:p>
          </table:table-cell>
          <table:table-cell office:value-type="string" calcext:value-type="string">
            <text:p>drama,romance,fantasy</text:p>
          </table:table-cell>
          <table:table-cell office:value-type="string" calcext:value-type="string">
            <text:p>https://drive.google.com/file/d/1wudRX6FMeJzbePuAWIotepRPdcG0jVAC/view?usp=sharing</text:p>
          </table:table-cell>
          <table:table-cell office:value-type="string" calcext:value-type="string">
            <text:p>2914.png</text:p>
          </table:table-cell>
        </table:table-row>
        <table:table-row table:style-name="ro1">
          <table:table-cell office:value-type="string" calcext:value-type="string">
            <text:p>Milky Way Prince - The Vampire Star</text:p>
          </table:table-cell>
          <table:table-cell office:value-type="string" calcext:value-type="string">
            <text:p>«Обещаешь ли ты всегда защищать меня?\nОбещаешь никогда меня не бросать?\nОбещаешь всегда безусловно любить меня?..»\n\n\nВизуальная новелла об абьюзе, идеализации и интимности. Проведите лето неблагополучной любви с разветвлёнными сюжетными линиями, неожиданными поворотами, внезапными изменениями и инновационной механикой, где вы сами выбираете, какие органы чувств задействовать с вашим партнёром. В эти моменты вы будете узнавать новое о нём, его личности и его прошлом, что заставит вас сомневаться буквально во всём.\n\n«Принц Млечного Пути» — полуавтобиографическая история, полностью разработанная, запрограммированная, проиллюстрированная и аранжированная молодым автором Лоренцо Редаэлли. Он рассказывает:\n\n«За время моего опыта отношений с пограничным партнёром я думал, что влюбиться в него — всё равно что стать частью двойной звёздной системы. Это редчайшая, драгоценнейшая вещь во Вселенной — но чем ближе вы сходитесь, тем более неустойчивым становится такой партнёр.\n\nМоя идея заключалась в том, чтобы создать иммерсивный опыт, в котором игроку предлагается испытать динамику подобных необычных отношений. Персонаж, с которым вы взаимодействуете, подстраивает своё поведение под ваше: пользуясь научной терминологией, они могут устраивать "испытания яростью", "любовную бомбардировку" или иными способами вызывать у вас чувство вины. Разветвлённая сюжетная линия определяется такими переменными, как "подчинение" и "интерес", которые колеблются при каждом взаимодействии».</text:p>
          </table:table-cell>
          <table:table-cell/>
          <table:table-cell office:value-type="string" calcext:value-type="string">
            <text:p>2-10 часов</text:p>
          </table:table-cell>
          <table:table-cell office:value-type="string" calcext:value-type="string">
            <text:p>eyeguys</text:p>
          </table:table-cell>
          <table:table-cell office:value-type="string" calcext:value-type="string">
            <text:p>{'Иностранный разработчик', 'психология', 'Повествование от первого лица', 'сёнэн-ай', 'Главный герой парень'}</text:p>
          </table:table-cell>
          <table:table-cell office:value-type="string" calcext:value-type="string">
            <text:p>drama,routine</text:p>
          </table:table-cell>
          <table:table-cell office:value-type="string" calcext:value-type="string">
            <text:p>https://drive.google.com/file/d/1K5uWFreuhKsTPjvpqZgUJunsbP1M1QRH/view?usp=sharing</text:p>
          </table:table-cell>
          <table:table-cell office:value-type="string" calcext:value-type="string">
            <text:p>2913.png</text:p>
          </table:table-cell>
        </table:table-row>
        <table:table-row table:style-name="ro1">
          <table:table-cell office:value-type="string" calcext:value-type="string">
            <text:p>Любовь в детективном клубе (Love Mystery Club / Lian'ai Tuili She)</text:p>
          </table:table-cell>
          <table:table-cell office:value-type="string" calcext:value-type="string">
            <text:p>"Ты виновен."\nНевинные слова и поступки изменили ход будущей жизни.\nПодруга детства с острым языком; жизнерадостная и милая сестра. Что могут скрывать дорогие вам девушки?\nЗабытые случайности, утерянные воспоминания и ужасные легенды, с которыми не хотелось бы сталкиваться. Сможете ли вы раскрыть все тайны?\nКак главе детективного клуба старшей школы, вам нужно сыграть в игру c девушками, чтобы выяснить совершённые ранее "грехи" и правду, скрытую за ними.\n\nКак и в "Umineko no Naku Koro ni", синие слова обозначают догадки, а красные – факты. Два цвета переплетаются, словно огонь и вода, но также являются клеткой, сплетённой при помощи логики. Чтобы вырваться из этой клетки, вам понадобятся мудрость, терпение и любовь.\nДаже если вы выберете неверный ответ, игра на этом не закончится. Игра понравится тем, кто хочет расслабиться и получить простое удовольствие от сюжета.</text:p>
          </table:table-cell>
          <table:table-cell/>
          <table:table-cell office:value-type="string" calcext:value-type="string">
            <text:p>Менее 2 часов</text:p>
          </table:table-cell>
          <table:table-cell office:value-type="string" calcext:value-type="string">
            <text:p>team_gaomatrix</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romance,detective,routine,school</text:p>
          </table:table-cell>
          <table:table-cell office:value-type="string" calcext:value-type="string">
            <text:p>https://drive.google.com/file/d/1rse5mdlLKEORcuA9XagcTPllN_y21gtU/view?usp=sharing</text:p>
          </table:table-cell>
          <table:table-cell office:value-type="string" calcext:value-type="string">
            <text:p>2912.png</text:p>
          </table:table-cell>
        </table:table-row>
        <table:table-row table:style-name="ro1">
          <table:table-cell office:value-type="string" calcext:value-type="string">
            <text:p>Кошачьи Правила (Cat's Rules)</text:p>
          </table:table-cell>
          <table:table-cell office:value-type="string" calcext:value-type="string">
            <text:p>(=ↀωↀ=)Многие годы коты тщательно изучали людей, прикидываясь домашними любимцами. Как выяснилось, мы даже не подозревали, что скрывалось за их умильными мордочками и пушистыми тельцами. В день, ставший для человечества началом новой эры, коты мгновенно и почти бескровно захватили власть.\nНа удивление людям при котах живется не так уж плохо. Вам же повезло особенно: вы стали слугой самого Его Котейшества. Ваша задача — следить за его состоянием, а по возможности помогать людям, чтобы они не слишком страдали.\nИ помните: каждое решение будет иметь последствия!(=ↀωↀ=)\nʘ̥ꀾʘ̥Особенности:ʘ̥ꀾʘ̥\nʘ̥ꀾʘ̥Reigns-like играʘ̥ꀾʘ̥\nʘ̥ꀾʘ̥симулятор королевского советника;ʘ̥ꀾʘ̥\nʘ̥ꀾʘ̥100 уникальных событий;ʘ̥ꀾʘ̥\nʘ̥ꀾʘ̥решения, которые влияют на жизни людей;ʘ̥ꀾʘ̥\nʘ̥ꀾʘ̥котики.ʘ̥ꀾʘ̥\n(=මᆽම=)Как играть?(=මᆽම=)\nУ вас есть 4 параметра – отношение кота (мордочка кота), общие финансы (значок доллара), человечество (фигурка человека), экологическая ситуация (елочка). Отвечая на вопросы, вы влияете на тот или иной параметр (или на несколько сразу). Если хоть один упадет до 0 – вы проиграли. Удачи!\nИгра была создана на Siberian Game Jam Май 2020.\nИгра полностью проходима. 2 концовки. Приятной вам игры!\nМожно играть онлайн!</text:p>
          </table:table-cell>
          <table:table-cell/>
          <table:table-cell office:value-type="string" calcext:value-type="string">
            <text:p>Менее 2 часов</text:p>
          </table:table-cell>
          <table:table-cell office:value-type="string" calcext:value-type="string">
            <text:p>dreamtale_games</text:p>
          </table:table-cell>
          <table:table-cell office:value-type="string" calcext:value-type="string">
            <text:p>{'Повествование от третьего лица', 'симулятор', 'Главный герой парень', 'неко', 'Кошачьи Правила', 'отечественный разработчик', 'котики'}</text:p>
          </table:table-cell>
          <table:table-cell office:value-type="string" calcext:value-type="string">
            <text:p>adventure,fantasy</text:p>
          </table:table-cell>
          <table:table-cell office:value-type="string" calcext:value-type="string">
            <text:p>https://dreamtalegames.itch.io/cats-rules</text:p>
          </table:table-cell>
          <table:table-cell office:value-type="string" calcext:value-type="string">
            <text:p>2911.jpg</text:p>
          </table:table-cell>
        </table:table-row>
        <table:table-row table:style-name="ro1">
          <table:table-cell office:value-type="string" calcext:value-type="string">
            <text:p>Цвети ради меня (Bloom For Me)</text:p>
          </table:table-cell>
          <table:table-cell office:value-type="string" calcext:value-type="string">
            <text:p>Коротенькая (буквально на полчасика чтения) мрачноватая история про депрессивную девочку и её новую подружку.\n\n\n\n\n\n\n\n\n\n\n\nДоступно только для пользователей</text:p>
          </table:table-cell>
          <table:table-cell/>
          <table:table-cell office:value-type="string" calcext:value-type="string">
            <text:p>Менее 2 часов</text:p>
          </table:table-cell>
          <table:table-cell office:value-type="string" calcext:value-type="string">
            <text:p>m.</text:p>
          </table:table-cell>
          <table:table-cell office:value-type="string" calcext:value-type="string">
            <text:p>{'Русский'}</text:p>
          </table:table-cell>
          <table:table-cell office:value-type="string" calcext:value-type="string">
            <text:p>drama,school</text:p>
          </table:table-cell>
          <table:table-cell office:value-type="string" calcext:value-type="string">
            <text:p>https://mega.nz/file/WBhlhCAB#Jt2RNBWvgXk6PyJQdZ-p9sr28ss2kosOzl5oAHrC1Ck</text:p>
          </table:table-cell>
          <table:table-cell office:value-type="string" calcext:value-type="string">
            <text:p>2908.jpg</text:p>
          </table:table-cell>
        </table:table-row>
        <table:table-row table:style-name="ro1">
          <table:table-cell office:value-type="string" calcext:value-type="string">
            <text:p>Пленённые принцессы (Prison Princess)</text:p>
          </table:table-cell>
          <table:table-cell office:value-type="string" calcext:value-type="string">
            <text:p>В данной игре вам предстоит взять на себя роль героя, отправившегося спасать похищенных принцесс, но умершего по дороге. Однако герой умер не до конца и завершит начатое, но уже в форме бесплотного духа. Ваша задача направлять милейших принцесс на пути побега из места их заточения и решать различные загадки.\n\nВерсия для Nintendo Switch\n\n\n\n\n\n\nУстановка:</text:p>
          </table:table-cell>
          <table:table-cell/>
          <table:table-cell office:value-type="string" calcext:value-type="string">
            <text:p>2-10 часов</text:p>
          </table:table-cell>
          <table:table-cell office:value-type="string" calcext:value-type="string">
            <text:p>qureate</text:p>
          </table:table-cell>
          <table:table-cell office:value-type="string" calcext:value-type="string">
            <text:p>{'Русский'}</text:p>
          </table:table-cell>
          <table:table-cell office:value-type="string" calcext:value-type="string">
            <text:p>comedy,romance,fantasy,ecchi</text:p>
          </table:table-cell>
          <table:table-cell office:value-type="string" calcext:value-type="string">
            <text:p>https://drive.google.com/file/d/1n2pSDXRvSa7yG96R1oT5069iU769jBrd/view?usp=sharing</text:p>
          </table:table-cell>
          <table:table-cell office:value-type="string" calcext:value-type="string">
            <text:p>2903.jpg</text:p>
          </table:table-cell>
        </table:table-row>
        <table:table-row table:style-name="ro1">
          <table:table-cell office:value-type="string" calcext:value-type="string">
            <text:p>Волшебная Любовь (Magic Love)</text:p>
          </table:table-cell>
          <table:table-cell office:value-type="string" calcext:value-type="string">
            <text:p>Эта история о молодой девушке по имени Шарлотта, которая искала любовь в неправильных местах.\nВсе иллюстрации в этой игре были выполнены в технике линогравюры.</text:p>
          </table:table-cell>
          <table:table-cell/>
          <table:table-cell office:value-type="string" calcext:value-type="string">
            <text:p>Менее 2 часов</text:p>
          </table:table-cell>
          <table:table-cell office:value-type="string" calcext:value-type="string">
            <text:p>champloo</text:p>
          </table:table-cell>
          <table:table-cell office:value-type="string" calcext:value-type="string">
            <text:p>{'Главный герой девушка', 'Волшебная Любовь', 'Повествование от первого лица', 'отечественный разработчик'}</text:p>
          </table:table-cell>
          <table:table-cell office:value-type="string" calcext:value-type="string">
            <text:p>comedy,romance,mystic</text:p>
          </table:table-cell>
          <table:table-cell office:value-type="string" calcext:value-type="string">
            <text:p>https://champl0o.itch.io/magic-love</text:p>
          </table:table-cell>
          <table:table-cell office:value-type="string" calcext:value-type="string">
            <text:p>2902.jpg</text:p>
          </table:table-cell>
        </table:table-row>
        <table:table-row table:style-name="ro1">
          <table:table-cell office:value-type="string" calcext:value-type="string">
            <text:p>Первый снег (First Snow)</text:p>
          </table:table-cell>
          <table:table-cell office:value-type="string" calcext:value-type="string">
            <text:p>От автора Лилли-рута.\n\n\nВсегда тяжело вылезать из своей зоны комфорта, уезжать из уютного домика с мамой-папой в другой город, оставив позади всех друзей. А нашей ГГине Элисон и того труднее. Ну это пока. Вскоре новая школьная колледжная жизнь её... ну не то, чтобы закружит, но немножко крутанёт. Эли не без посторонней помощи найдёт тут себе вполне неплохих друзей, научится не так сильно тосковать по дому...\nА сейчас она пока что просто стоит на балкончике и ностальгирует, глядя на снегопад и не зная, что где-то совсем недалеко её будущая любовь орёт, бухтит и пинает сапогами торговый автомат.\n\n\n\n\n\n\n\n\n\n\n\n\n\n\n\n\n\n\nДоступно только для пользователей\n\nВ данной версии новеллы озвучка отсутствует.\nТак же не рекомендуется ставить данный перевод на стим-версию, бо всё сломается.\n\nВНка требовательна к ресурсам компудахтера и на слабом тапке будет работать плохо или может вовсе не запуститься.</text:p>
          </table:table-cell>
          <table:table-cell/>
          <table:table-cell office:value-type="string" calcext:value-type="string">
            <text:p>2-10 часов</text:p>
          </table:table-cell>
          <table:table-cell office:value-type="string" calcext:value-type="string">
            <text:p>salty_salty_studios</text:p>
          </table:table-cell>
          <table:table-cell office:value-type="string" calcext:value-type="string">
            <text:p>{'Русский'}</text:p>
          </table:table-cell>
          <table:table-cell office:value-type="string" calcext:value-type="string">
            <text:p>romance,routine,school</text:p>
          </table:table-cell>
          <table:table-cell office:value-type="string" calcext:value-type="string">
            <text:p>https://mega.nz/file/LMpiTYZa#WmF_Bm40YirsGmUNl6ZKBztYDfeEpLpxDXa2ZYUAD0k</text:p>
          </table:table-cell>
          <table:table-cell office:value-type="string" calcext:value-type="string">
            <text:p>2898.jpg</text:p>
          </table:table-cell>
        </table:table-row>
        <table:table-row table:style-name="ro1">
          <table:table-cell office:value-type="string" calcext:value-type="string">
            <text:p>Сакура Суккуб (Sakura Succubus)</text:p>
          </table:table-cell>
          <table:table-cell office:value-type="string" calcext:value-type="string">
            <text:p>Огасавара Хироки-совершенно обычный человек. Фотограф по профессии, он работает много и напряженно каждый день, все это время под присмотром своего деспотичного босса.\n\nЖивя в центре Токио на ничтожную зарплату, Хироки живет в маленькой захудалой квартирке и ест лапшу быстрого приготовления, чтобы выжить.\n\nЕго жизнь вряд ли можно назвать "гламурной".…\n\nДо тех пор, пока однажды ему не поручили сфотографировать главного кумира Японии икуэ Аю.\n\nОдно влечет за собой другое, и вскоре Хироки оказывается во власти трех красивых женщин – все они знаменитости. Там есть симпатичный идол Аю, знойная бизнесвумен Марина и легкомысленная звезда социальных сетей космос. Они все богаты, знамениты и чрезвычайно хорошо одарены, и они должны быть совершенно недостижимы…\n\nНо, по какой-то причине, они ненасытно тянутся к Хироки!\n\nПо словам Марины, все эти три женщины-суккубы, и они находят запах Хироки опьяняющим. Они не могут насытиться им – и вскоре средняя жизнь Хироки становится совсем другой.\n\nДоступно только для пользователей</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romance,ecchi,hentai</text:p>
          </table:table-cell>
          <table:table-cell office:value-type="string" calcext:value-type="string">
            <text:p>https://yadi.sk/d/kwn8IRChkeDGmg?w=1</text:p>
          </table:table-cell>
          <table:table-cell office:value-type="string" calcext:value-type="string">
            <text:p>2897.png</text:p>
          </table:table-cell>
        </table:table-row>
        <table:table-row table:style-name="ro1">
          <table:table-cell office:value-type="string" calcext:value-type="string">
            <text:p>Лимб (Limbus)</text:p>
          </table:table-cell>
          <table:table-cell office:value-type="string" calcext:value-type="string">
            <text:p>Киберпанк-приключение с захватывающей дух историей, уютным лайн-артом, психоделическими событиями, внутреигровым интернетом и тремя различными концовками.</text:p>
          </table:table-cell>
          <table:table-cell/>
          <table:table-cell office:value-type="string" calcext:value-type="string">
            <text:p>Менее 2 часов</text:p>
          </table:table-cell>
          <table:table-cell office:value-type="string" calcext:value-type="string">
            <text:p>dinajam</text:p>
          </table:table-cell>
          <table:table-cell office:value-type="string" calcext:value-type="string">
            <text:p>{'Повествование от первого лица', 'киберпанк', 'Главный герой парень', 'Лимб', 'отечественный разработчик'}</text:p>
          </table:table-cell>
          <table:table-cell office:value-type="string" calcext:value-type="string">
            <text:p>drama,science_fiction,adventure</text:p>
          </table:table-cell>
          <table:table-cell office:value-type="string" calcext:value-type="string">
            <text:p>https://dinajam.itch.io/limbus-inc</text:p>
          </table:table-cell>
          <table:table-cell office:value-type="string" calcext:value-type="string">
            <text:p>2895.jpg</text:p>
          </table:table-cell>
        </table:table-row>
        <table:table-row table:style-name="ro1">
          <table:table-cell office:value-type="string" calcext:value-type="string">
            <text:p>Smol Birb</text:p>
          </table:table-cell>
          <table:table-cell office:value-type="string" calcext:value-type="string">
            <text:p>Отправьтесь в путешествие вместе с Зябликом, маленькой птичкой, которая отчаянно ищет пропавшие звезды.\nБудете ли вы добры ко всем, кто встретится на пути, или проплывете мимо, проигнорировав их желания? Выбор за вами!\n\nЕсть 2 полноценных концовки и одна поменьше.\n\nСценарий и код: Bozha\nХудожник: Sim4es</text:p>
          </table:table-cell>
          <table:table-cell/>
          <table:table-cell office:value-type="string" calcext:value-type="string">
            <text:p>Менее 2 часов</text:p>
          </table:table-cell>
          <table:table-cell office:value-type="string" calcext:value-type="string">
            <text:p>sim4es_i_bozha</text:p>
          </table:table-cell>
          <table:table-cell office:value-type="string" calcext:value-type="string">
            <text:p>{'Повествование от третьего лица', 'отечественный разработчик'}</text:p>
          </table:table-cell>
          <table:table-cell office:value-type="string" calcext:value-type="string">
            <text:p>adventure,fiction</text:p>
          </table:table-cell>
          <table:table-cell office:value-type="string" calcext:value-type="string">
            <text:p>https://drive.google.com/file/d/1XTIZ1paEg9ijyTvV5bEB6Pke2xaFe-Z4/view?usp=sharing</text:p>
          </table:table-cell>
          <table:table-cell office:value-type="string" calcext:value-type="string">
            <text:p>2891.png</text:p>
          </table:table-cell>
        </table:table-row>
        <table:table-row table:style-name="ro1">
          <table:table-cell office:value-type="string" calcext:value-type="string">
            <text:p>КНОК - Короткая новелла о космосе (КНОК)</text:p>
          </table:table-cell>
          <table:table-cell office:value-type="string" calcext:value-type="string">
            <text:p>Где будешь ты, когда начнётся конец?\nС любимым человеком или с родителями? С друзьями, незнакомцами или в полном одиночестве? Наверное, как повезёт. Вселенную ведь не остановишь. Человек для неё ¬– ничто, пока семь миллиардов не возьмутся за руки.\nЯ не знаю, где ты будешь в это время. Но я знаю, где ты окажешься, когда всё закончится. Ты окажешься наедине с собой. От себя не убежишь. Ты – человек. Ты и есть целый мир.\n\nЭто короткая визуальная новелла о космосе. Доступна на русском, английском, французском, белорусском и китайском языках.\n\nПриятного погружения.</text:p>
          </table:table-cell>
          <table:table-cell/>
          <table:table-cell office:value-type="string" calcext:value-type="string">
            <text:p>Менее 2 часов</text:p>
          </table:table-cell>
          <table:table-cell office:value-type="string" calcext:value-type="string">
            <text:p>sailing_duck</text:p>
          </table:table-cell>
          <table:table-cell office:value-type="string" calcext:value-type="string">
            <text:p>{'Русский', 'Английский', 'Французский', 'Белорусский', 'Китайский'}</text:p>
          </table:table-cell>
          <table:table-cell office:value-type="string" calcext:value-type="string">
            <text:p>science_fiction,mystic,adventure,fiction</text:p>
          </table:table-cell>
          <table:table-cell office:value-type="string" calcext:value-type="string">
            <text:p>https://drive.google.com/file/d/1S6UXEYJHRooLSa7Nn-x8bpypZWpj859j/view?usp=sharing</text:p>
          </table:table-cell>
          <table:table-cell office:value-type="string" calcext:value-type="string">
            <text:p>2887.png</text:p>
          </table:table-cell>
        </table:table-row>
        <table:table-row table:style-name="ro1">
          <table:table-cell office:value-type="string" calcext:value-type="string">
            <text:p>Dangerous! TOO SWEET!!</text:p>
          </table:table-cell>
          <table:table-cell office:value-type="string" calcext:value-type="string">
            <text:p>Описание:\n\n«Sweet City» – популярный бренд, который уже несколько лет выпускает самые вкусные сладости. Главная изюминка компании – персонажи. Их забавные истории можно увидеть на обёртках, а коварные мордашки – на самой выпечке.\nМилые оборотни, призраки, вампиры настолько стали популярны у молодёжи, что теперь с ними выходит настоящий полнометражный фильм!\n\nСлава невероятно рад – его любимый зомби по имени Навья наконец появится на большом экране. Но что ещё важнее – компания в честь выхода фильма проводит конкурс на самый интересный ролик с персонажами линейки.\nВ нетерпении Слава бороздит сайт и находит режиссёра в своём городе, который ищет актрису для съёмок.\nСлаву это лишь подстегнуло – уже с начальной школы он примерял на себя женские образы. Уверенный в успехе, парень идёт на официальную встречу.\n\nКто же знал, что режиссером... точнее, двумя, окажутся его одноклассники?\n\n- В игре 2 концовки.\n- Присутствует 7 CG.\n\nССЫЛКИ НА СКАЧИВАНИЕ\nЯндекс: https://yadi.sk/d/nr2v1EAcUdoQuw\nGoogle: https://drive.google.com/file/d/1mfF9xwgGumbxk9DdRuQOzIdMP5t4YHgl/view?usp=sharing</text:p>
          </table:table-cell>
          <table:table-cell/>
          <table:table-cell office:value-type="string" calcext:value-type="string">
            <text:p>2-10 часов</text:p>
          </table:table-cell>
          <table:table-cell office:value-type="string" calcext:value-type="string">
            <text:p>d!gi_productions</text:p>
          </table:table-cell>
          <table:table-cell office:value-type="string" calcext:value-type="string">
            <text:p>{'сёнэн-ай', 'Повествование от первого лица', 'Главный герой парень', 'отечественный разработчик', 'МикроРено 2020'}</text:p>
          </table:table-cell>
          <table:table-cell office:value-type="string" calcext:value-type="string">
            <text:p>comedy,routine,school</text:p>
          </table:table-cell>
          <table:table-cell office:value-type="string" calcext:value-type="string">
            <text:p>https://yadi.sk/d/nr2v1EAcUdoQuw</text:p>
          </table:table-cell>
          <table:table-cell office:value-type="string" calcext:value-type="string">
            <text:p>2884.png</text:p>
          </table:table-cell>
        </table:table-row>
        <table:table-row table:style-name="ro1">
          <table:table-cell office:value-type="string" calcext:value-type="string">
            <text:p>Монстр Алишера (Monster of Alisher)</text:p>
          </table:table-cell>
          <table:table-cell office:value-type="string" calcext:value-type="string">
            <text:p>Граждан просим сохранять спокойствие, не верить слухам и быть осторожными. В случае если вы заметили подозреваемого, вы должны сообщить об этом в ближайший полицейский участок.\nОсобенности:\n~ 30 минут игрового процесса.\n~ 2 возможных концовки.\n~ Оригинальные иллюстрации и сюжет.\n~ live2D анимация.\nДвижок: TyranoBuilder</text:p>
          </table:table-cell>
          <table:table-cell/>
          <table:table-cell office:value-type="string" calcext:value-type="string">
            <text:p>Менее 2 часов</text:p>
          </table:table-cell>
          <table:table-cell office:value-type="string" calcext:value-type="string">
            <text:p>ksjusha_zhilinkova</text:p>
          </table:table-cell>
          <table:table-cell office:value-type="string" calcext:value-type="string">
            <text:p>{'Монстр Алишера', 'Главный герой парень', 'отечественный разработчик', 'Повествование от первого лица'}</text:p>
          </table:table-cell>
          <table:table-cell office:value-type="string" calcext:value-type="string">
            <text:p>horror,detective,mystic</text:p>
          </table:table-cell>
          <table:table-cell office:value-type="string" calcext:value-type="string">
            <text:p>https://jd03.itch.io/monster-of-alisher</text:p>
          </table:table-cell>
          <table:table-cell office:value-type="string" calcext:value-type="string">
            <text:p>2878.jpg</text:p>
          </table:table-cell>
        </table:table-row>
        <table:table-row table:style-name="ro1">
          <table:table-cell office:value-type="string" calcext:value-type="string">
            <text:p>Палач (The Executioner)</text:p>
          </table:table-cell>
          <table:table-cell office:value-type="string" calcext:value-type="string">
            <text:p>The Executioner даст вам почувствовать себя в шкуре человека, чья работа — пытать людей, оставаясь в своем уме.\nИгра объединяет элементы традиционной RPG с расследованиями, исследованием мира и принятием решений с моральным подтекстом, но вашей основной задачей будет добиться признания от тех, кого вам предстоит казнить.\nИнтерфейс игры преимущественно текстовый. Вас ждет увлекательная история в мрачной атмосфере мира, полного моральных противоречий.\nНазревает революция. Выступите ли вы на стороне монархии и традиционных устоев, или встанете на баррикады во имя прогресса? Поддержите новорожденную науку или пойдете по пути мистика? Привыкните вы к творимому вами насилию или постараетесь сохранить остатки человечности?\nРешение за вами. Последствия — тоже.\nВажно: Игра выйдет в трех частях, каждая из оставшихся двух частей будет выходить раз в 3 месяца. Каждый эпизод будет выпускаться как отдельное платное DLC.\n←~∋(｡Ψ▼ｰ▼)∈Пыточная: изучите своих жертв, найдите их болевые точки и используйте весь свой арсенал, чтобы сломать их.\nψ(｀∇´)ψОккультное подполье: город, пропитанный мистицизмом, построенным вокруг Средневековых артефактов, например, Руки Славы и корня мандрагоры.\n(╭☞•̀o•́)╭☞Теневая экономика: рынок трупов, где вы — основной поставщик.\n( ￣ー￣)σСинестезия: особенности органов чувств героя делают его ходячим детектором лжи.\n⚆ᗝ⚆Не сойти с ума: будучи профессиональным пыточником, вам придется постоянно следить за состоянием собственного рассудка.\nСмена языка: Setting-&gt;Language-&gt;Русский!\nТекстовое описание пыток и казней. Звуки боли и страдания. Средневековые гравюры. 18+</text:p>
          </table:table-cell>
          <table:table-cell/>
          <table:table-cell office:value-type="string" calcext:value-type="string">
            <text:p>2-10 часов</text:p>
          </table:table-cell>
          <table:table-cell office:value-type="string" calcext:value-type="string">
            <text:p>lesser_evil_games</text:p>
          </table:table-cell>
          <table:table-cell office:value-type="string" calcext:value-type="string">
            <text:p>{'отечественный разработчик', 'Палач', 'Главный герой парень', 'Повествование от первого лица'}</text:p>
          </table:table-cell>
          <table:table-cell office:value-type="string" calcext:value-type="string">
            <text:p>drama,horror,detective,mystic,fantasy</text:p>
          </table:table-cell>
          <table:table-cell office:value-type="string" calcext:value-type="string">
            <text:p>https://uptobox.com/8jre7yneqq8w</text:p>
          </table:table-cell>
          <table:table-cell office:value-type="string" calcext:value-type="string">
            <text:p>2875.jpg</text:p>
          </table:table-cell>
        </table:table-row>
        <table:table-row table:style-name="ro1">
          <table:table-cell office:value-type="string" calcext:value-type="string">
            <text:p>Последний Светлячок (The Last Firefly)</text:p>
          </table:table-cell>
          <table:table-cell office:value-type="string" calcext:value-type="string">
            <text:p>На станции долговременной крио-консервации произошла авария. В одной из повреждённых криокамер приходит в себя Эмили и понимает, что проснулась совсем не там, где должна была. Теперь ей вместе с Исидой (ИИ управляющий станцией) предстоит разобраться с тем, что же произошло на самом деле.</text:p>
          </table:table-cell>
          <table:table-cell/>
          <table:table-cell office:value-type="string" calcext:value-type="string">
            <text:p>Менее 2 часов</text:p>
          </table:table-cell>
          <table:table-cell office:value-type="string" calcext:value-type="string">
            <text:p>kuroiz64</text:p>
          </table:table-cell>
          <table:table-cell office:value-type="string" calcext:value-type="string">
            <text:p>{'отечественный разработчик', 'Главный герой девушка', 'Последний Светлячок', 'МикроРено 2020', 'Постапокалиптика', 'Повествование от первого лица'}</text:p>
          </table:table-cell>
          <table:table-cell office:value-type="string" calcext:value-type="string">
            <text:p>drama,science_fiction</text:p>
          </table:table-cell>
          <table:table-cell office:value-type="string" calcext:value-type="string">
            <text:p>https://drive.google.com/file/d/1bQfjxxjzCt47VSWlSywpTEX2UNf_fEN2/view</text:p>
          </table:table-cell>
          <table:table-cell office:value-type="string" calcext:value-type="string">
            <text:p>2871.jpg</text:p>
          </table:table-cell>
        </table:table-row>
        <table:table-row table:style-name="ro1">
          <table:table-cell office:value-type="string" calcext:value-type="string">
            <text:p>Magical Otoge Anholly</text:p>
          </table:table-cell>
          <table:table-cell office:value-type="string" calcext:value-type="string">
            <text:p>Новелла входит в серию "Magical Otoge".\n\nАнхолия - единственный житель, замерзающего городе Солвалис. Однажды она встречает умирающего ледяного духа, который смирился со своей судьбой. Она берет на себя обязательство убедить его в обратном и найти способ спасти его...</text:p>
          </table:table-cell>
          <table:table-cell/>
          <table:table-cell office:value-type="string" calcext:value-type="string">
            <text:p>Менее 2 часов</text:p>
          </table:table-cell>
          <table:table-cell office:value-type="string" calcext:value-type="string">
            <text:p>batensan</text:p>
          </table:table-cell>
          <table:table-cell office:value-type="string" calcext:value-type="string">
            <text:p>{'Повествование от первого лица', 'Главный герой девушка', 'Иностранный разработчик', 'отомэ', 'Magical Otoge'}</text:p>
          </table:table-cell>
          <table:table-cell office:value-type="string" calcext:value-type="string">
            <text:p>romance,fantasy</text:p>
          </table:table-cell>
          <table:table-cell office:value-type="string" calcext:value-type="string">
            <text:p>https://yadi.sk/d/6DfX4hx4m_iQYw</text:p>
          </table:table-cell>
          <table:table-cell office:value-type="string" calcext:value-type="string">
            <text:p>2869.png</text:p>
          </table:table-cell>
        </table:table-row>
        <table:table-row table:style-name="ro1">
          <table:table-cell office:value-type="string" calcext:value-type="string">
            <text:p>Chronobox</text:p>
          </table:table-cell>
          <table:table-cell office:value-type="string" calcext:value-type="string">
            <text:p>Новелла приглашает читателя на маленький остров, прозванный Ангельским, в школу под названием Эдем.\nЖизнь Наюты, главного героя этой истории, и правда кажется маленьким раем.\nНо счастливым школьным денькам суждено прерваться из-за зловещей черной коробки и таинственной черноволосой девушки.\nОбрывки памяти прошлого и рассыпающееся на глазах настоящее…\nЭто начало долгого кошмара, которому не видно конца.\n\nДоступно только для пользователей\n\nДоступно только для пользователей</text:p>
          </table:table-cell>
          <table:table-cell/>
          <table:table-cell office:value-type="string" calcext:value-type="string">
            <text:p>10-30 часов</text:p>
          </table:table-cell>
          <table:table-cell office:value-type="string" calcext:value-type="string">
            <text:p>no_brand</text:p>
          </table:table-cell>
          <table:table-cell office:value-type="string" calcext:value-type="string">
            <text:p>{'Русский'}</text:p>
          </table:table-cell>
          <table:table-cell office:value-type="string" calcext:value-type="string">
            <text:p>drama,comedy,science_fiction,romance,horror,routine,school,hentai</text:p>
          </table:table-cell>
          <table:table-cell office:value-type="string" calcext:value-type="string">
            <text:p>https://icedrive.net/0/d7IBTMXRSP</text:p>
          </table:table-cell>
          <table:table-cell office:value-type="string" calcext:value-type="string">
            <text:p>2868.jpg</text:p>
          </table:table-cell>
        </table:table-row>
        <table:table-row table:style-name="ro1">
          <table:table-cell office:value-type="string" calcext:value-type="string">
            <text:p>Неделя в доме с приведением (A week in a ghost house)</text:p>
          </table:table-cell>
          <table:table-cell office:value-type="string" calcext:value-type="string">
            <text:p>История о молодой девушке приехавшей поступать в колледж. Она селится у родственников в частный дом. Ну а дальше все зависит от ваших выборов.</text:p>
          </table:table-cell>
          <table:table-cell/>
          <table:table-cell office:value-type="string" calcext:value-type="string">
            <text:p>Менее 2 часов</text:p>
          </table:table-cell>
          <table:table-cell office:value-type="string" calcext:value-type="string">
            <text:p>stas_tarakanov</text:p>
          </table:table-cell>
          <table:table-cell office:value-type="string" calcext:value-type="string">
            <text:p>{'Неделя в доме с приведением', 'Повествование от первого лица', 'МикроРено 2020', 'отечественный разработчик', 'Главный герой девушка'}</text:p>
          </table:table-cell>
          <table:table-cell office:value-type="string" calcext:value-type="string">
            <text:p>mystic,routine</text:p>
          </table:table-cell>
          <table:table-cell office:value-type="string" calcext:value-type="string">
            <text:p>https://yadi.sk/d/CMh2nvU33Jp3rQ</text:p>
          </table:table-cell>
          <table:table-cell office:value-type="string" calcext:value-type="string">
            <text:p>2866.jpg</text:p>
          </table:table-cell>
        </table:table-row>
        <table:table-row table:style-name="ro1">
          <table:table-cell office:value-type="string" calcext:value-type="string">
            <text:p>Тревога (Anxiety)</text:p>
          </table:table-cell>
          <table:table-cell office:value-type="string" calcext:value-type="string">
            <text:p>Жизнь Леры скучна и однообразна: днём она ходит в школу, а по вечерам сидит у окна и слушает любимую музыку. Она красавица и отличница, все мечтают дружить с ней, но наша героиня никого не подпускает к себе. Ей это неинтересно, из-за трудного детства она давно разочаровалась в людях. Но её спокойной и размеренной жизни приходит конец, когда она встречает девушку по имени Вика.\nНекоторые особенности:\n- Мрачная атмосфера.\n- Психологические расстройства.\n- Отношения между девушками.</text:p>
          </table:table-cell>
          <table:table-cell/>
          <table:table-cell office:value-type="string" calcext:value-type="string">
            <text:p>Менее 2 часов</text:p>
          </table:table-cell>
          <table:table-cell office:value-type="string" calcext:value-type="string">
            <text:p>hatereallys</text:p>
          </table:table-cell>
          <table:table-cell office:value-type="string" calcext:value-type="string">
            <text:p>{'Главный герой девушка', 'Повествование от первого лица', 'МикроРено 2020', 'отечественный разработчик', 'Тревога', 'сёдзё-ай'}</text:p>
          </table:table-cell>
          <table:table-cell office:value-type="string" calcext:value-type="string">
            <text:p>horror,routine,school,triller</text:p>
          </table:table-cell>
          <table:table-cell office:value-type="string" calcext:value-type="string">
            <text:p>https://drive.google.com/file/d/1iCTviM3gcW8iZFBlykNhgYPIoKPXY4X_/view</text:p>
          </table:table-cell>
          <table:table-cell office:value-type="string" calcext:value-type="string">
            <text:p>2864.jpg</text:p>
          </table:table-cell>
        </table:table-row>
        <table:table-row table:style-name="ro1">
          <table:table-cell office:value-type="string" calcext:value-type="string">
            <text:p>Aquarium girl</text:p>
          </table:table-cell>
          <table:table-cell office:value-type="string" calcext:value-type="string">
            <text:p>Вредные привычки доводят Дениса до больницы, а по возвращению домой он видит в своей кровати девочку без признаков жизни. Всё оказывается не таким жутким, каким кажется на первый взгляд.</text:p>
          </table:table-cell>
          <table:table-cell/>
          <table:table-cell office:value-type="string" calcext:value-type="string">
            <text:p>Менее 2 часов</text:p>
          </table:table-cell>
          <table:table-cell office:value-type="string" calcext:value-type="string">
            <text:p>red046</text:p>
          </table:table-cell>
          <table:table-cell office:value-type="string" calcext:value-type="string">
            <text:p>{'Главный герой парень', 'отечественный разработчик', 'лоли', 'Русский сеттинг', 'Повествование от первого лица', 'русалка', 'аниме стиль', 'МикроРено 2020'}</text:p>
          </table:table-cell>
          <table:table-cell office:value-type="string" calcext:value-type="string">
            <text:p>drama,comedy,fiction,fantasy</text:p>
          </table:table-cell>
          <table:table-cell office:value-type="string" calcext:value-type="string">
            <text:p>https://drive.google.com/file/d/1ywzeZ0MR1D9_g4MxKtvIiuR2c52uG4RD/view?usp=sharing</text:p>
          </table:table-cell>
          <table:table-cell office:value-type="string" calcext:value-type="string">
            <text:p>2861.png</text:p>
          </table:table-cell>
        </table:table-row>
        <table:table-row table:style-name="ro1">
          <table:table-cell office:value-type="string" calcext:value-type="string">
            <text:p>Скрипач</text:p>
          </table:table-cell>
          <table:table-cell office:value-type="string" calcext:value-type="string">
            <text:p>Жанры: Драма, Триллер\nТип: Кинетическая\n\nАннотация:\nСлышали ли Вы о старой французской легенде про полуночный дилижанс? Сквозь века донесла до меня эту историю людская молва. В одну туманную парижскую ночь на платформе стояли двое - пожилой скрипач и юная дама благородных кровей. В ту роковую ночь они ожидали дилижанс, что доставит их до Лиона. Он хотел вернуться к истокам, она же мечтала выйти замуж. Ровно в полночь карета подъехала и её двери распахнулись, приглашая пассажиров в окутанный холодом салон... Давайте же посмотрим, какое испытание преподнесёт им эта дальняя дорога.\n\nОсобенности:\n- Озвученные диалоги\n- Кинематографичный подход к созданию\n- Оригинальная работа</text:p>
          </table:table-cell>
          <table:table-cell/>
          <table:table-cell office:value-type="string" calcext:value-type="string">
            <text:p>Менее 2 часов</text:p>
          </table:table-cell>
          <table:table-cell office:value-type="string" calcext:value-type="string">
            <text:p>elektronnoe_izdatel'stvo_"poljarnyj_put'"</text:p>
          </table:table-cell>
          <table:table-cell office:value-type="string" calcext:value-type="string">
            <text:p>{'Главный герой парень', 'драма', 'МикроРено 2020', 'Повествование от первого лица', 'отечественный разработчик'}</text:p>
          </table:table-cell>
          <table:table-cell office:value-type="string" calcext:value-type="string">
            <text:p>drama,mystic,triller</text:p>
          </table:table-cell>
          <table:table-cell office:value-type="string" calcext:value-type="string">
            <text:p>https://yadi.sk/d/mEPx6LJq49MklA</text:p>
          </table:table-cell>
          <table:table-cell office:value-type="string" calcext:value-type="string">
            <text:p>2859.jpg</text:p>
          </table:table-cell>
        </table:table-row>
        <table:table-row table:style-name="ro1">
          <table:table-cell office:value-type="string" calcext:value-type="string">
            <text:p>Инспектор Солнечной системы №1319 (Inspector of the Solar System № 1319)</text:p>
          </table:table-cell>
          <table:table-cell office:value-type="string" calcext:value-type="string">
            <text:p>Ты один из многочисленных инспекторов, которые много веков работают в межгалактическом офисе. Многие приходят сюда, чтобы осуществить свои мечты, но так и остаются здесь, ничего не добившись. Но не ты!\nТебе наконец-таки выпал шанс отправится лично на инспекцию!\nТебя отправили в самую крайнюю Солнечную систему №1319\nТы уже в пути! Твоя мечта почти сбылась! Осталось лишь выбрать какой планете отдать право на «жизнь».\n\nОсобенности:\n- игра за Инспектора;\n- девять романтических интересов (Начальница, Меркурий, Венера, Земля, Марс, Юпитер, Сатурн, Уран, Нептун).\n- почти у каждого романтического интереса будет две концовки (хорошая, плохая);\n- около 18 концовок.\n\nНовелла не претендует на что-то серьезное. Цель новеллы развлечь и представить авторское виденье солнечной системы. Информация, предоставленная в новелле о планетах, о космосе и т.д., не будет являться 100% достоверной. Маленькая история со множествами выборами и отсылками.\n\nВ обновление 1.1 будет:\n- Добавлено CG;\n- Расширены диалоги;\n- Возможно обновлены музыкальные композиции.</text:p>
          </table:table-cell>
          <table:table-cell/>
          <table:table-cell office:value-type="string" calcext:value-type="string">
            <text:p>Менее 2 часов</text:p>
          </table:table-cell>
          <table:table-cell office:value-type="string" calcext:value-type="string">
            <text:p>stsenarist–_mira_mihajlova</text:p>
          </table:table-cell>
          <table:table-cell office:value-type="string" calcext:value-type="string">
            <text:p>{'отечественный разработчик', 'МикроРено 2020', 'Solar', 'the', 'Inspector', 'System', 'of', '1319Главный герой парень'}</text:p>
          </table:table-cell>
          <table:table-cell office:value-type="string" calcext:value-type="string">
            <text:p>drama,comedy,romance,fiction</text:p>
          </table:table-cell>
          <table:table-cell office:value-type="string" calcext:value-type="string">
            <text:p>https://yadi.sk/d/d8GNcQANFmVDeA</text:p>
          </table:table-cell>
          <table:table-cell office:value-type="string" calcext:value-type="string">
            <text:p>2853.png</text:p>
          </table:table-cell>
        </table:table-row>
        <table:table-row table:style-name="ro1">
          <table:table-cell office:value-type="string" calcext:value-type="string">
            <text:p>Karakara 2</text:p>
          </table:table-cell>
          <table:table-cell office:value-type="string" calcext:value-type="string">
            <text:p>Вторя часть серии KARAKARA.\n\nKARAKARA. Это звук «сухости». Треск иссушенного асфальта и шелест песчаных ветров. Отзвук испепеляющего солнечного света, а также звук увядающей расы.\n«Эра заката». Это время, когда человеческий род увядал. Время, когда гибриды, известные как Другие – люди или нелюди, существовали в огромном количестве. На бесплодных засушливых землях, обдуваемых ветрами, небольшое скопление людей живет в мире, о котором они больше ничего не знают. Вдали от центра, ниже по дороге, ведущей из города, живут двое близких друзей, которые содержат небольшое кафе. Для них обстоятельства, изменившие окружающий мир, имеют гораздо меньшее значение, чем количество бэнто, которые они могут ежедневно доставить своим клиентам. День за днём они проводят в обыденной суете своего уютного кафе. Однако привычный ход жизни переворачивается с ног на голову, когда однажды на обочине шоссе по дороге домой они замечают молодую девушку, неподвижно лежащую на красном чемодане...\nВ этот день, в эти трудные времена, начинается их маленькая грандиозная история...</text:p>
          </table:table-cell>
          <table:table-cell/>
          <table:table-cell office:value-type="string" calcext:value-type="string">
            <text:p>2-10 часов</text:p>
          </table:table-cell>
          <table:table-cell office:value-type="string" calcext:value-type="string">
            <text:p>calme</text:p>
          </table:table-cell>
          <table:table-cell office:value-type="string" calcext:value-type="string">
            <text:p>{'Повествование от первого лица', 'Иностранный разработчик', 'Главный герой парень', 'karakaraCalme'}</text:p>
          </table:table-cell>
          <table:table-cell office:value-type="string" calcext:value-type="string">
            <text:p>romance,routine,fiction,hentai</text:p>
          </table:table-cell>
          <table:table-cell office:value-type="string" calcext:value-type="string">
            <text:p>https://drive.google.com/file/d/18yTjltnCQFtY_vNHkIuAyrMj-71GVkij/view?usp=sharing</text:p>
          </table:table-cell>
          <table:table-cell office:value-type="string" calcext:value-type="string">
            <text:p>2851.png</text:p>
          </table:table-cell>
        </table:table-row>
        <table:table-row table:style-name="ro1">
          <table:table-cell office:value-type="string" calcext:value-type="string">
            <text:p>Синий дым (Nila Dhuma)</text:p>
          </table:table-cell>
          <table:table-cell office:value-type="string" calcext:value-type="string">
            <text:p>В одном таинственном и весьма необычном поезде друг за другом появляются четыре человека (и не только!) из разных мест и эпох. Похоже, всех их так или иначе объединяет общий инцидент. Но кое-что до сих пор не ясно... Зачем четырёх пассажиров собрали в этом поезде? И почему в путь отправили именно их?\n\n\n\n\n\n\n\nПримерная продолжителность: где-то минут сорок.</text:p>
          </table:table-cell>
          <table:table-cell/>
          <table:table-cell office:value-type="string" calcext:value-type="string">
            <text:p>Менее 2 часов</text:p>
          </table:table-cell>
          <table:table-cell office:value-type="string" calcext:value-type="string">
            <text:p>eternal_night_studios</text:p>
          </table:table-cell>
          <table:table-cell office:value-type="string" calcext:value-type="string">
            <text:p>{'Русский'}</text:p>
          </table:table-cell>
          <table:table-cell office:value-type="string" calcext:value-type="string">
            <text:p>drama,romance,mystic,fiction</text:p>
          </table:table-cell>
          <table:table-cell office:value-type="string" calcext:value-type="string">
            <text:p>https://drive.google.com/file/d/1JsEs31-rJwDpkUFDcI2LJqZm9nMn1sDN/view?usp=sharing</text:p>
          </table:table-cell>
          <table:table-cell office:value-type="string" calcext:value-type="string">
            <text:p>2850.png</text:p>
          </table:table-cell>
        </table:table-row>
        <table:table-row table:style-name="ro1">
          <table:table-cell office:value-type="string" calcext:value-type="string">
            <text:p>Бабка (Бабка)</text:p>
          </table:table-cell>
          <table:table-cell office:value-type="string" calcext:value-type="string">
            <text:p>Муж, жена и бабка едут отдыхать летом в деревню. В деревне живет очень много кошек и ни одной собаки...\n\nПреквелл новеллы: Средство от страха. Лайфхак. / Средство от страха. Лайфхак.</text:p>
          </table:table-cell>
          <table:table-cell/>
          <table:table-cell office:value-type="string" calcext:value-type="string">
            <text:p>Менее 2 часов</text:p>
          </table:table-cell>
          <table:table-cell office:value-type="string" calcext:value-type="string">
            <text:p>nikolaj_nesterenko</text:p>
          </table:table-cell>
          <table:table-cell office:value-type="string" calcext:value-type="string">
            <text:p>{'Главный герой парень', 'Бабка', 'отечественный разработчик'}</text:p>
          </table:table-cell>
          <table:table-cell office:value-type="string" calcext:value-type="string">
            <text:p>drama,mystic,routine</text:p>
          </table:table-cell>
          <table:table-cell office:value-type="string" calcext:value-type="string">
            <text:p>https://yadi.sk/d/b2lG6w-QO4jYBg</text:p>
          </table:table-cell>
          <table:table-cell office:value-type="string" calcext:value-type="string">
            <text:p>2848.jpg</text:p>
          </table:table-cell>
        </table:table-row>
        <table:table-row table:style-name="ro1">
          <table:table-cell office:value-type="string" calcext:value-type="string">
            <text:p>The Fairy's Song</text:p>
          </table:table-cell>
          <table:table-cell office:value-type="string" calcext:value-type="string">
            <text:p>От создательницы Blackberry Honey, Ритуалов, Милейшего монстра, Линны, Пустых горизонтов, Lily of the Valley, ничта и нигдя\nи ещё множества хороших вещей.\n\n\nЧто можно найти в лесу? Деревья, ягоды, кусты, старый "жигуль", заросший грибами, травку, птичек, потерянную корзинку для пикника, солнечный удар, энцефалитного клеща...\nСтандартный набор. А вот наша ГГиня, вечно ноющая, угрюмая и закомплексованная 16-летняя Марни взяла да и нашла в лесу целого рыцаря. При оружии.\nКазалось бы, находка любопытная - но что ей с этим рыцарем дальше-то делать?..\n\nВот это вы и узнаете в данной немного наивно-сказочной новелле, а так же здесь вас будут ждать:\n\n- белокурая готичность\n- няшная рыцарь-тян\n- лесной лес во все поля\n- английская деревня (нет, не Скарборо)\n- звон мечей\n- капелька невинной романтики\n- Amon Amarth\n- Бабуля\n\n\n\n\n\nДоступно только для пользователей\n\nПорт на андроид чуть кривоват, особенно в НВЛ-режиме, и вроде бы запускается со второго раза, но отмасштабирован даже и работает вроде неплохо, жить и читать можно.</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romance,action,mystic,routine,fiction</text:p>
          </table:table-cell>
          <table:table-cell office:value-type="string" calcext:value-type="string">
            <text:p>https://mega.nz/file/fBAEESAI#r3ByhGhFDeOU6j8ruDVu6sPwtCl91WqH8NGRXIWfHtQ</text:p>
          </table:table-cell>
          <table:table-cell office:value-type="string" calcext:value-type="string">
            <text:p>2845.jpg</text:p>
          </table:table-cell>
        </table:table-row>
        <table:table-row table:style-name="ro1">
          <table:table-cell office:value-type="string" calcext:value-type="string">
            <text:p>Когда плачут аисты - Фаза 1 (Ciconia no Naku Koro ni)</text:p>
          </table:table-cell>
          <table:table-cell office:value-type="string" calcext:value-type="string">
            <text:p>Прошло столетие со времён Третьей мировой войны, когда мир был на краю гибели.\nПередовые технологии спасли планету от ядерной зимы, и население Земли вновь достигло десятка миллиардов.\nТогда и появилась новая военная сверхтехнология, «Gauntlet».\n\nТех, чья левая рука экипирована данной технологией, зовут «Gauntlet Knights», и с помощью этой непревзойдённой силы они могут самостоятельно летать как истребители, сражаться как авианосцы и линкоры и отражать всевозможные атаки не хуже танков.\nДети всего мира в восторге от этих новых героев.\nТем не менее, поскольку «Gauntlet» могут использовать только те, кто с младенчества был одарён талантом и проходил спецподготовку, во всём мире не наберётся и 150-ти тысяч людей, способных ею управлять, даже если считать дошкольников. А тех, кто реально заслужил звание «Gauntlet Knight», и того меньше.\nСловом, грядёт эпоха, когда все существующие вооружённые силы устареют, а мировая военная мощь будет измеряться малым числом юношей и девушек, способных владеть новой технологией...\n\nПосле соревнований на Международном фестивале под боевым знаменем мира юные «Gauntlet Knights» со всего света быстро поладили и поклялись поддерживать стены мира с обеих сторон, чтобы не допустить повторения мировой войны. Однако события, ведущие к четвёртой мировой войне, валятся по цепочке как костяшки домино.\n\nМолодые должны быть главными героями своего времени.\nНо в действительности они лишь фигуры на доске тех, кто хитрее и опытнее.\nНеужели им ничего не останется, кроме как убивать друг друга подобно пешкам в игре?\nКто фигуры? Кто игроки? Кто приспешники?\n\nКаково условие победы? Мир? Война? Погибель?\nЧто есть предречённая трагедия - расчёт, обман, будущее или реальность?\n\nНет.\nНезачем ей противиться.\nЗадача фигуры - крутиться в водовороте трагических событий.\n\nПравила игры? Сложность? Не твоя забота. Это нам решать.\nВам нужно лишь захватывать другие фигуры и попадаться самим, забавляя нас разнообразием своих эмоций.\nТебе ясно? Не заблуждайся.\n\nТы мне не противник. Ты обычная фигура, чья роль - развлекать меня.\nВ этой новой игре... тебе не быть игроком!\n\n\n\n\n\n\nЗаметки к переводу</text:p>
          </table:table-cell>
          <table:table-cell/>
          <table:table-cell office:value-type="string" calcext:value-type="string">
            <text:p>10-30 часов</text:p>
          </table:table-cell>
          <table:table-cell office:value-type="string" calcext:value-type="string">
            <text:p>07th_expansion</text:p>
          </table:table-cell>
          <table:table-cell office:value-type="string" calcext:value-type="string">
            <text:p>{'Иностранный разработчик', 'Повествование от третьего лица', 'Несколько главных героев'}</text:p>
          </table:table-cell>
          <table:table-cell office:value-type="string" calcext:value-type="string">
            <text:p>drama,science_fiction,action</text:p>
          </table:table-cell>
          <table:table-cell office:value-type="string" calcext:value-type="string">
            <text:p>https://drive.google.com/file/d/1aR8rzkGeJL6DWMPV7XzxsYd1l5u9Rc61/view</text:p>
          </table:table-cell>
          <table:table-cell office:value-type="string" calcext:value-type="string">
            <text:p>2844.png</text:p>
          </table:table-cell>
        </table:table-row>
        <table:table-row table:style-name="ro1">
          <table:table-cell office:value-type="string" calcext:value-type="string">
            <text:p>Страх в летнем лагере (Summer camp fear)</text:p>
          </table:table-cell>
          <table:table-cell office:value-type="string" calcext:value-type="string">
            <text:p>Как уже ясно из названия, речь в новелле пойдет про летний лагерь. Забитый 15-ти летний парень-лузер приезжает в лагерь "Костерок", чтобы найти друзей и как-то отвлечься от своей забитой и хикканской жизни. Но страшная история об этом малоизвестном месте в итоге оказалась правдой.</text:p>
          </table:table-cell>
          <table:table-cell/>
          <table:table-cell office:value-type="string" calcext:value-type="string">
            <text:p>Менее 2 часов</text:p>
          </table:table-cell>
          <table:table-cell office:value-type="string" calcext:value-type="string">
            <text:p>evenimofei_games</text:p>
          </table:table-cell>
          <table:table-cell office:value-type="string" calcext:value-type="string">
            <text:p>{''}</text:p>
          </table:table-cell>
          <table:table-cell office:value-type="string" calcext:value-type="string">
            <text:p>drama,comedy,romance,horror,mystic,routine</text:p>
          </table:table-cell>
          <table:table-cell office:value-type="string" calcext:value-type="string">
            <text:p>https://vk.com/doc505558166_565276826?hash=30bb556b8f1697337f&amp;dl=cf0d1d99a9520b5a47</text:p>
          </table:table-cell>
          <table:table-cell office:value-type="string" calcext:value-type="string">
            <text:p>2843.jpg</text:p>
          </table:table-cell>
        </table:table-row>
        <table:table-row table:style-name="ro1">
          <table:table-cell office:value-type="string" calcext:value-type="string">
            <text:p>Изнанка реальности (Reality Reverse Side)</text:p>
          </table:table-cell>
          <table:table-cell office:value-type="string" calcext:value-type="string">
            <text:p>История повествует нам о молодом детективе Стефане Ватерге и его отделе "Нетипичных случаев". Да, парень добился свого места в детективном агентстве, но получил самый неоднозначный и малопригодный для реализации амбиций уголок, который так бы и оставил его на голодном пайке скучать в пыльном маленьком офисе, если бы не подозрительная смерть, расследовать которую доверили именно ему. Никаких особых зацепок, кроме следов от укуса на шее жертвы, ни улик, ни свидетелей... Типичный "висяк", который, однако, дал толчок кранйе интересной истории.\n\nВас ждёт порядка трёх-пяти часов прохождения клубка любопытных происшествий, которые заставят Стефана узнать о мире немного больше, чем до этого, и, более того, столкнуться с самой его изнанкой, потусторонней сущностью, что доступна далеко не всем. Но наш герой не единственный смычок в большом оркестре. Ведь тот, кто окажется всех ближе к нему - останется самой далёкой тайной.</text:p>
          </table:table-cell>
          <table:table-cell/>
          <table:table-cell office:value-type="string" calcext:value-type="string">
            <text:p>2-10 часов</text:p>
          </table:table-cell>
          <table:table-cell office:value-type="string" calcext:value-type="string">
            <text:p>cupcaketime</text:p>
          </table:table-cell>
          <table:table-cell office:value-type="string" calcext:value-type="string">
            <text:p>{'Главный герой парень', 'Side', 'cupcaketime', 'отечественный разработчик', 'reality', 'Несколько главных героев', 'Reverse'}</text:p>
          </table:table-cell>
          <table:table-cell office:value-type="string" calcext:value-type="string">
            <text:p>comedy,detective,fiction</text:p>
          </table:table-cell>
          <table:table-cell office:value-type="string" calcext:value-type="string">
            <text:p>https://store.steampowered.com/app/1560590/_/</text:p>
          </table:table-cell>
          <table:table-cell office:value-type="string" calcext:value-type="string">
            <text:p>2838.jpg</text:p>
          </table:table-cell>
        </table:table-row>
        <table:table-row table:style-name="ro1">
          <table:table-cell office:value-type="string" calcext:value-type="string">
            <text:p>Taisho x Alice Ep.1</text:p>
          </table:table-cell>
          <table:table-cell office:value-type="string" calcext:value-type="string">
            <text:p>Вы приходите в себя и видите вокруг лишь непроглядную тьму. Ваши воспоминания исчезли. Даже собственное имя остаётся для вас загадкой. И только горькое одиночество грозится взять над вами верх и подчинить себе, как вы встречаете Алису. Голубоглазого юношу с золотистыми волосами. Недолго думая, он называет вас Арису.\nСитуация Алисы немногим отличается от вашей - он помнит лишь своё имя. Игнорируя его протесты, вы тянете его за собой в непроглядную тьму... Пока не натыкаетесь на огромное зеркало, образованное из кристаллов.\nВы решаете пройти сквозь него и оказываетесь в Зазеркалье - мире, где причудливо переплетены сказки. Отчего-то этот мир кажется вам знакомым...\nВ Зазеркалье вы встречаете различных сказочных персонажей и становитесь главной героиней их искажённых историй.\nКак же все закончится? Решать вам!\n\nПРОХОЖДЕНИЕ ЛЕЖИТ В ПАПКЕ С ИГРОЙ (НО ДОСТУПНО И ПО ССЫЛКЕ: ТЫК).\n\n\n\n\n\n\n\n\n\n\n\n\n\n\n\nВ первом эпизоде вам будут доступны руты Золушки и Красной Шапочки.\nКаждый рут в первом и втором эпизодах можно проходить в любом порядке.\n\n\n\n· · ·\n\n· · ·\n\n· · ·</text:p>
          </table:table-cell>
          <table:table-cell/>
          <table:table-cell office:value-type="string" calcext:value-type="string">
            <text:p>2-10 часов</text:p>
          </table:table-cell>
          <table:table-cell office:value-type="string" calcext:value-type="string">
            <text:p>primula</text:p>
          </table:table-cell>
          <table:table-cell office:value-type="string" calcext:value-type="string">
            <text:p>{'Русский'}</text:p>
          </table:table-cell>
          <table:table-cell office:value-type="string" calcext:value-type="string">
            <text:p>drama,comedy,romance,fantasy</text:p>
          </table:table-cell>
          <table:table-cell office:value-type="string" calcext:value-type="string">
            <text:p>https://drive.google.com/file/d/1gyxn9OJedq1FwBZVdfi6wNozQBe2_8gX/view?usp=sharing</text:p>
          </table:table-cell>
          <table:table-cell office:value-type="string" calcext:value-type="string">
            <text:p>2836.jpg</text:p>
          </table:table-cell>
        </table:table-row>
        <table:table-row table:style-name="ro1">
          <table:table-cell office:value-type="string" calcext:value-type="string">
            <text:p>Судебный поворот: Трилогия (Phoenix Wright: Ace Attorney Trilogy / Gyakuten Saiban 123: Naruhodou Selection)</text:p>
          </table:table-cell>
          <table:table-cell office:value-type="string" calcext:value-type="string">
            <text:p>Phoenix Wright: Ace Attorney Trilogy — сборник из трех первых частей серии.\n\nГлавный герой игры — амбициозный молодой адвокат, который стремится приобрести славу высококвалифицированного специалиста в этой области. Он берется защищать любого клиента, независимо от того, насколько безнадежно его положение.\n\nИгроку необходимо собирать улики, распутывать противоречивые показания очевидцев и определять, чьи свидетельства правдивы, а чьи — нет. После этого, разобравшись во всех перипетиях дела, предстоит провести блестящую защиту в зале суда.</text:p>
          </table:table-cell>
          <table:table-cell/>
          <table:table-cell office:value-type="string" calcext:value-type="string">
            <text:p>Более 50 часов</text:p>
          </table:table-cell>
          <table:table-cell office:value-type="string" calcext:value-type="string">
            <text:p>capcom</text:p>
          </table:table-cell>
          <table:table-cell office:value-type="string" calcext:value-type="string">
            <text:p>{'Главный герой парень', 'Повествование от первого лица', 'AceAttorney', 'Иностранный разработчик'}</text:p>
          </table:table-cell>
          <table:table-cell office:value-type="string" calcext:value-type="string">
            <text:p>drama,comedy,detective,mystic,routine</text:p>
          </table:table-cell>
          <table:table-cell office:value-type="string" calcext:value-type="string">
            <text:p>https://drive.google.com/drive/folders/13tqoyLPtTQRrvxikWVhK5iAFh8jNZrtW?usp=sharing</text:p>
          </table:table-cell>
          <table:table-cell office:value-type="string" calcext:value-type="string">
            <text:p>2829.png</text:p>
          </table:table-cell>
        </table:table-row>
        <table:table-row table:style-name="ro1">
          <table:table-cell office:value-type="string" calcext:value-type="string">
            <text:p>Элизa (Eliza)</text:p>
          </table:table-cell>
          <table:table-cell office:value-type="string" calcext:value-type="string">
            <text:p>Бросив свою успешную карьеру в IT и пропав на три года, Эвелин Исино-Обри решила заявить о себе, устроившись на должность прокси Элизы, виртуального психолога. Ее задача – зачитывать сценарий, генерируемый искусственным интеллектом в реальном времени, не позволяя себе никаких вольностей. Так что же такое Элиза – технический прорыв, помогающий тем, кто не может позволить себе традиционную терапию? Или же неэффективная замена настоящим специалистам, подчиняющая людей техническим корпорациям?\n\nВосстановив контакт со своими старыми знакомыми и познакомившись с обычными жителями Сиэтла, пользующимися услугами Элизы, Эвелин оказывается меж двух огней: раздираемая противоречиями между своим прошлым и будущим, она осознает, что обязана развеять тьму, скопившуюся у нее внутри.</text:p>
          </table:table-cell>
          <table:table-cell/>
          <table:table-cell office:value-type="string" calcext:value-type="string">
            <text:p>2-10 часов</text:p>
          </table:table-cell>
          <table:table-cell office:value-type="string" calcext:value-type="string">
            <text:p>zachtronics</text:p>
          </table:table-cell>
          <table:table-cell office:value-type="string" calcext:value-type="string">
            <text:p>{'Иностранный разработчик', 'Повествование от первого лица', 'Главный герой девушка'}</text:p>
          </table:table-cell>
          <table:table-cell office:value-type="string" calcext:value-type="string">
            <text:p>drama,science_fiction,routine</text:p>
          </table:table-cell>
          <table:table-cell office:value-type="string" calcext:value-type="string">
            <text:p>https://drive.google.com/file/d/1j0GhIZZDIssBji--Yeckrex5PXfuMgg0/view?usp=sharing</text:p>
          </table:table-cell>
          <table:table-cell office:value-type="string" calcext:value-type="string">
            <text:p>2825.png</text:p>
          </table:table-cell>
        </table:table-row>
        <table:table-row table:style-name="ro1">
          <table:table-cell office:value-type="string" calcext:value-type="string">
            <text:p>If Found...</text:p>
          </table:table-cell>
          <table:table-cell office:value-type="string" calcext:value-type="string">
            <text:p>«If Found…» – интерактивная видеоповесть студии Dreamfeel о возвращении домой, каминг-ауте и стирании всего.\n\nОстров Акилл, 31 декабря 1993 года… Укрывшись в ветхом особняке, Касио уничтожает свой дневник.\n\nВ нем рассказывается о ее возвращении домой, на запад Ирландии, о конфликте с семьей, о том, с кем она заводит дружбу и какие трудности преодолевает.\n\nВсё ведет к этой ночи, когда черная дыра уничтожит весь мир. Откуда она взялась? Можно ли этому помешать?\n\nСовершенно уникальная игровая механика, чудесные рисунки от руки и удивительный саундтрек позволят игрокам пережить всё, что чувствует Касио, и своими глазами увидеть как радостные, так и мучительные мгновения, из которых складывался тот декабрь 1993.\n\nЯркие моменты: странная влюбленность, планета Юпитер, много поцелуев, панк-концерт, счастье, милый песик и даже ограбление.</text:p>
          </table:table-cell>
          <table:table-cell/>
          <table:table-cell office:value-type="string" calcext:value-type="string">
            <text:p>Менее 2 часов</text:p>
          </table:table-cell>
          <table:table-cell office:value-type="string" calcext:value-type="string">
            <text:p>dreamfeel</text:p>
          </table:table-cell>
          <table:table-cell office:value-type="string" calcext:value-type="string">
            <text:p>{''}</text:p>
          </table:table-cell>
          <table:table-cell office:value-type="string" calcext:value-type="string">
            <text:p>drama,routine</text:p>
          </table:table-cell>
          <table:table-cell office:value-type="string" calcext:value-type="string">
            <text:p>https://drive.google.com/file/d/1Qg1V5V8EnECmhArwxY-zE30Llgia1Y5B/view?usp=sharing</text:p>
          </table:table-cell>
          <table:table-cell office:value-type="string" calcext:value-type="string">
            <text:p>2824.png</text:p>
          </table:table-cell>
        </table:table-row>
        <table:table-row table:style-name="ro1">
          <table:table-cell office:value-type="string" calcext:value-type="string">
            <text:p>Necrobarista</text:p>
          </table:table-cell>
          <table:table-cell office:value-type="string" calcext:value-type="string">
            <text:p>Действие Necrobarista происходит в скромном кафе, расположенном в очень странном месте: на границе между миром живых и миром мёртвых. Любой посетитель этого перевалочного пункта может оказаться загробным духом, проводящим с живыми свою последнюю ночь.\nГероиня игры, ученица некроманта Мэдди только что стала хозяйкой кафе «Терминал» и теперь пытается вникнуть в свои магические обязанности. Ведь благодаря строгим правилам у каждого духа есть лишь чётко ограниченное время пребывания в материальном мире. Из-за этого управлять кафе довольно непросто.\n\nUPD: Обновлено до версии 1.3 (Исправлен баг с бесконечной загрузкой)</text:p>
          </table:table-cell>
          <table:table-cell/>
          <table:table-cell office:value-type="string" calcext:value-type="string">
            <text:p>2-10 часов</text:p>
          </table:table-cell>
          <table:table-cell office:value-type="string" calcext:value-type="string">
            <text:p>route59</text:p>
          </table:table-cell>
          <table:table-cell office:value-type="string" calcext:value-type="string">
            <text:p>{''}</text:p>
          </table:table-cell>
          <table:table-cell office:value-type="string" calcext:value-type="string">
            <text:p>drama,mystic,fiction</text:p>
          </table:table-cell>
          <table:table-cell office:value-type="string" calcext:value-type="string">
            <text:p>https://drive.google.com/file/d/1_dsmsomcvEyQYfDfiydGKJI8kkeHUr3m/view?usp=sharing</text:p>
          </table:table-cell>
          <table:table-cell office:value-type="string" calcext:value-type="string">
            <text:p>2823.png</text:p>
          </table:table-cell>
        </table:table-row>
        <table:table-row table:style-name="ro1">
          <table:table-cell office:value-type="string" calcext:value-type="string">
            <text:p>За Народ (For the People)</text:p>
          </table:table-cell>
          <table:table-cell office:value-type="string" calcext:value-type="string">
            <text:p>For the People – микс политического симулятора и визуальной новеллы, где вы будете играть за молодого государственного чиновника, только что вступившего в должность мэра маленького промышленного городка. Будет ли партия служить человеку или человек – партии, зависит от вас!\nОстросоциальная визуальная новелла с элементами стратегии, которая предлагает игроку влезть в шкуру чиновника в самом прямом смысле этого слова.\nПоздравляем, дорогой товарищ, теперь ты – глава небольшого промышленного города с гордым названием Железный-1. Вокруг тоталитарный режим, последствия недавней революции и, как следствие, глубокий кризис и дефицит.\nНо мы уверены, что именно молодые специалисты, такие как ты, смогут привести наше государство к стабильности и процветанию.\nСлавься, Содружество Народных Оранжевых Коммун и товарищ Стилл!\nОсобенности игры:\nОщути вкус власти.\n– Подростки избили старика? 15 суток!\n– Но дедуля – матёрый контрреволюционер!\n– Отпустить молодых, старик сам виноват!\nТебе предстоит разбирать обращения граждан (иногда довольно необычные), запросы подвластных ведомств и даже раскрывать политические интриги. Собирай информацию и не стесняйся использовать данные из нелегальных источников, если это играет тебе на руку!\nДумай стратегически!\nКаждому району города Железного-1 требуется немедленная помощь, но бюджета, разумеется, не хватает. Распределяй ресурсы, чтобы добиться расположения жителей районов и увеличить своё влияние. Борись с коррупцией на местах или возглавь "пищевую цепочку", пользуясь своим положением. Однако учти, что всем угодить не получится. Тебе решать, на чьей ты стороне.\n5+ концовок.\nЛюбое решение, принятое в игре, будет иметь свои последствия – тебе предстоит постоянно лавировать между интересами партии, страны, всех жителей города, бюджетом и имеющимися возможностями.\nНа чью сторону встанешь ты, товарищ мэр?</text:p>
          </table:table-cell>
          <table:table-cell/>
          <table:table-cell office:value-type="string" calcext:value-type="string">
            <text:p>2-10 часов</text:p>
          </table:table-cell>
          <table:table-cell office:value-type="string" calcext:value-type="string">
            <text:p>brezg_studio_(brezg')</text:p>
          </table:table-cell>
          <table:table-cell office:value-type="string" calcext:value-type="string">
            <text:p>{'отечественный разработчик', 'За Народ', 'Главный герой парень', 'Повествование от первого лица'}</text:p>
          </table:table-cell>
          <table:table-cell office:value-type="string" calcext:value-type="string">
            <text:p>drama,routine</text:p>
          </table:table-cell>
          <table:table-cell office:value-type="string" calcext:value-type="string">
            <text:p>https://mega.nz/file/Vv5DHTgZ#0Qw_8s_Lyc2r3z5t-JZlkhaimWXGBlczWo-nP1wTeNQ</text:p>
          </table:table-cell>
          <table:table-cell office:value-type="string" calcext:value-type="string">
            <text:p>2822.jpg</text:p>
          </table:table-cell>
        </table:table-row>
        <table:table-row table:style-name="ro1">
          <table:table-cell office:value-type="string" calcext:value-type="string">
            <text:p>Отдел по борьбе с призраками "Кугахан". Призраки из отеля (Kugahan-Haioku-)</text:p>
          </table:table-cell>
          <table:table-cell office:value-type="string" calcext:value-type="string">
            <text:p>В мире существует множество загадок и тайн, а также то, что недоступно глазу обычного человека. Однако среди обычных людей живут те, чьи экстрасенсорные способности вызывали и до сих пор вызывают восхищение, удивление или даже ужас. И некоторые даже состоят на госслужбе! Как наши четыре главных героя: Куга, Сиино, Акэти и Сима. Кстати, верите ли вы в призраков? Знали ли вы, что можно увидеть ауру человека? Нет? Тогда вам и четверым героям предстоит отправиться в заброшенный отель, где, согласно слухам, обитают призраки, и докопаться до истины, скрывающуюся на протяжении долгого времени... Однако помните, что медиумы - тоже люди и опасность может подстерегать героев на каждом углу! Присутствуют маты.</text:p>
          </table:table-cell>
          <table:table-cell/>
          <table:table-cell office:value-type="string" calcext:value-type="string">
            <text:p>Менее 2 часов</text:p>
          </table:table-cell>
          <table:table-cell office:value-type="string" calcext:value-type="string">
            <text:p>chubby_cat_games</text:p>
          </table:table-cell>
          <table:table-cell office:value-type="string" calcext:value-type="string">
            <text:p>{'Русский'}</text:p>
          </table:table-cell>
          <table:table-cell office:value-type="string" calcext:value-type="string">
            <text:p>horror,detective,mystic</text:p>
          </table:table-cell>
          <table:table-cell office:value-type="string" calcext:value-type="string">
            <text:p>https://drive.google.com/drive/folders/1BtgpK-hNOf8jXKH47CHnrY3s6_Te0vX-?usp=sharing</text:p>
          </table:table-cell>
          <table:table-cell office:value-type="string" calcext:value-type="string">
            <text:p>2817.png</text:p>
          </table:table-cell>
        </table:table-row>
        <table:table-row table:style-name="ro1">
          <table:table-cell office:value-type="string" calcext:value-type="string">
            <text:p>Кулинарный Клуб Йоши: Финальное Издание (Yoshi's Culinary Club: Final Edition)</text:p>
          </table:table-cell>
          <table:table-cell office:value-type="string" calcext:value-type="string">
            <text:p>в "Непревзойдённом Кулинарном Клубе Великолепного Йоши" (как сам Йоши его и называет) не происходило ничего необычного до одного дня. Одна из участниц была похищена и подвергнута страшным пыткам. Ради чего? Кто её похитил и на самом ли деле всё так просто?\n\n----------------\n\nФинальное Издание данной новеллы. т.е. исправления всего что было не так и добавление кучи всего нового:\n* Две новые концовки\n* Система достижений\n* Секретная бонусная сцена (только тсс)\n* Исправлены некоторые блоки текста (в лучшую сторону)\n* Исправлены фоны, исправлены соотношения персонажей в росте\n* Подправлено оформление интерфейсов\n* Исправлены ВСЕ (надеюсь) грамм. ошибки\n* И не только...</text:p>
          </table:table-cell>
          <table:table-cell/>
          <table:table-cell office:value-type="string" calcext:value-type="string">
            <text:p>2-10 часов</text:p>
          </table:table-cell>
          <table:table-cell office:value-type="string" calcext:value-type="string">
            <text:p>1ayre0</text:p>
          </table:table-cell>
          <table:table-cell office:value-type="string" calcext:value-type="string">
            <text:p>{'Club', 'Несколько главных героев', 'Повествование от первого лица', 'Final Edition', 'Yoshi's Culinary', 'отечественный разработчик'}</text:p>
          </table:table-cell>
          <table:table-cell office:value-type="string" calcext:value-type="string">
            <text:p>horror,action,routine,adventure,school,triller</text:p>
          </table:table-cell>
          <table:table-cell office:value-type="string" calcext:value-type="string">
            <text:p>http://www.mediafire.com/file/ttqs924walrxp89/file</text:p>
          </table:table-cell>
          <table:table-cell office:value-type="string" calcext:value-type="string">
            <text:p>2812.png</text:p>
          </table:table-cell>
        </table:table-row>
        <table:table-row table:style-name="ro1">
          <table:table-cell office:value-type="string" calcext:value-type="string">
            <text:p>Парни в беде (Lads in Distress)</text:p>
          </table:table-cell>
          <table:table-cell office:value-type="string" calcext:value-type="string">
            <text:p>Все «Лунное Королевство» гудит от волнения и любопытства — принцесса Чарминг проводит бал, собирая гостей, чтобы отпраздновать свое восемнадцатилетие. К тому же, все знают истинную причину этого бала — Принцесса Чарминг ищет себе мужа, чтобы создать альянс, объединив нации.\nНо Принцесса Чарминг не была бы Принцессой Чарминг, если бы не решила, что проклятые парни интересуют ее больше, чем обычные. Поэтому выбирайте «парня в беде» и отправляйтесь к нему на помощь!\n\nПримечание:\nНаша команда переводчиков принимает к себе в группу только после прохождения опроса. Если вы хотите вступить в нашу группу, пожалуйста, напишите https://vk.com/alma_riddle или https://vk.com/heathriel с пометкой, что вы пришли с AniVisual (´｡• ᵕ •｡`)</text:p>
          </table:table-cell>
          <table:table-cell/>
          <table:table-cell office:value-type="string" calcext:value-type="string">
            <text:p>2-10 часов</text:p>
          </table:table-cell>
          <table:table-cell office:value-type="string" calcext:value-type="string">
            <text:p>catfish_crew_&amp;_ebullience_games</text:p>
          </table:table-cell>
          <table:table-cell office:value-type="string" calcext:value-type="string">
            <text:p>{'Русский'}</text:p>
          </table:table-cell>
          <table:table-cell office:value-type="string" calcext:value-type="string">
            <text:p>drama,comedy,romance,fantasy</text:p>
          </table:table-cell>
          <table:table-cell office:value-type="string" calcext:value-type="string">
            <text:p>https://drive.google.com/file/d/1E2PUlLog2Ht2uAKaPYOSDP2pM5GRRXPa/view</text:p>
          </table:table-cell>
          <table:table-cell office:value-type="string" calcext:value-type="string">
            <text:p>2806.jpg</text:p>
          </table:table-cell>
        </table:table-row>
        <table:table-row table:style-name="ro1">
          <table:table-cell office:value-type="string" calcext:value-type="string">
            <text:p>Сплошные неожиданности</text:p>
          </table:table-cell>
          <table:table-cell office:value-type="string" calcext:value-type="string">
            <text:p>На первый взгляд, самый обычный день двух молодых людей. Родители отправились в незапланированный отпуск, брат и сестра остались сами у себя на попечении. Небольшой отрывок "беззаботной" жизни. День который не предвещал ничего этакого.</text:p>
          </table:table-cell>
          <table:table-cell/>
          <table:table-cell office:value-type="string" calcext:value-type="string">
            <text:p>Менее 2 часов</text:p>
          </table:table-cell>
          <table:table-cell office:value-type="string" calcext:value-type="string">
            <text:p>silan</text:p>
          </table:table-cell>
          <table:table-cell office:value-type="string" calcext:value-type="string">
            <text:p>{'Главный герой парень', 'Повествование от первого лица', 'отечественный разработчик'}</text:p>
          </table:table-cell>
          <table:table-cell office:value-type="string" calcext:value-type="string">
            <text:p>routine</text:p>
          </table:table-cell>
          <table:table-cell office:value-type="string" calcext:value-type="string">
            <text:p>https://mega.nz/file/xV5GEQyZ#6nV3L02OO8aAeUsUVfIfZlRNs_b_hACVO0c5UYsiqBE</text:p>
          </table:table-cell>
          <table:table-cell office:value-type="string" calcext:value-type="string">
            <text:p>2782.jpg</text:p>
          </table:table-cell>
        </table:table-row>
        <table:table-row table:style-name="ro1">
          <table:table-cell office:value-type="string" calcext:value-type="string">
            <text:p>Поклонник (Follower)</text:p>
          </table:table-cell>
          <table:table-cell office:value-type="string" calcext:value-type="string">
            <text:p>История о поклоннике молодой девушке стримере.\n\nВизуальная новелла разрабатывалась специально для конкурса Anivisual Jam #1 Хоррор, но не сдана в срок.</text:p>
          </table:table-cell>
          <table:table-cell/>
          <table:table-cell office:value-type="string" calcext:value-type="string">
            <text:p>Менее 2 часов</text:p>
          </table:table-cell>
          <table:table-cell office:value-type="string" calcext:value-type="string">
            <text:p>stsenarist–_mira_mihajlova</text:p>
          </table:table-cell>
          <table:table-cell office:value-type="string" calcext:value-type="string">
            <text:p>{'мистика', 'Хоррор', 'Follower', 'Главный герой парень', 'отечественный разработчик'}</text:p>
          </table:table-cell>
          <table:table-cell office:value-type="string" calcext:value-type="string">
            <text:p>horror,mystic</text:p>
          </table:table-cell>
          <table:table-cell office:value-type="string" calcext:value-type="string">
            <text:p>https://drive.google.com/file/d/1ZHAioUP-ze1WnwuXOfKdYQ_5-jJyY-St/view?usp=sharing</text:p>
          </table:table-cell>
          <table:table-cell office:value-type="string" calcext:value-type="string">
            <text:p>2781.png</text:p>
          </table:table-cell>
        </table:table-row>
        <table:table-row table:style-name="ro1">
          <table:table-cell office:value-type="string" calcext:value-type="string">
            <text:p>Убей или Люби (Kill or Love)</text:p>
          </table:table-cell>
          <table:table-cell office:value-type="string" calcext:value-type="string">
            <text:p>Это история об одержимости, одиночестве и убийствах, количество которых зависит от ваших выборов. Джек является обычным парнем, потерявшим память о своём детстве, который к тому же застрял в больнице после почти смертельной травмы. А его девушка находится в плену. Что ещё хуже, так это то, что медсестра Джека - Анна, девушка, которая похитила его подругу, и та, по чьей вине Джек оказался в больнице. У Анны нездоровая одержимость Джеком. И объяснения этой одержимости находятся где-то в прошлом.\n\nЭтот небольшой визуальный роман поведует о Джеке, который выстраивает отчаянные планы по спасению дорогой девушки и вспоминает, как Анна оборвала его обычную жизнь.</text:p>
          </table:table-cell>
          <table:table-cell/>
          <table:table-cell office:value-type="string" calcext:value-type="string">
            <text:p>2-10 часов</text:p>
          </table:table-cell>
          <table:table-cell office:value-type="string" calcext:value-type="string">
            <text:p>andy_church</text:p>
          </table:table-cell>
          <table:table-cell office:value-type="string" calcext:value-type="string">
            <text:p>{'or', 'Несколько главных героев', 'Иностранный разработчик', 'Повествование от первого лица', 'психические отклонения', 'Главный герой парень', 'Главный герой девушка', 'love', 'kill'}</text:p>
          </table:table-cell>
          <table:table-cell office:value-type="string" calcext:value-type="string">
            <text:p>romance,horror,routine</text:p>
          </table:table-cell>
          <table:table-cell office:value-type="string" calcext:value-type="string">
            <text:p>https://drive.google.com/file/d/1Y9r68VkEgIubCOnMUR-BMt5z9-2fLD7i/view</text:p>
          </table:table-cell>
          <table:table-cell office:value-type="string" calcext:value-type="string">
            <text:p>2779.jpg</text:p>
          </table:table-cell>
        </table:table-row>
        <table:table-row table:style-name="ro1">
          <table:table-cell office:value-type="string" calcext:value-type="string">
            <text:p>Пленник забвения (Prisoner of Oblivion)</text:p>
          </table:table-cell>
          <table:table-cell office:value-type="string" calcext:value-type="string">
            <text:p>Майлон - обычный студент, скучающий от повседневности, решает прогуляться в поход в честь сдачи экзаменов. Все кажется обычным до тех пор, пока у костра Майлон не заговорит со своими однокурсниками.</text:p>
          </table:table-cell>
          <table:table-cell/>
          <table:table-cell office:value-type="string" calcext:value-type="string">
            <text:p>Менее 2 часов</text:p>
          </table:table-cell>
          <table:table-cell office:value-type="string" calcext:value-type="string">
            <text:p>fox_rejoices</text:p>
          </table:table-cell>
          <table:table-cell office:value-type="string" calcext:value-type="string">
            <text:p>{'Prisoner', 'Oblivion', 'Повествование от первого лица', 'of', 'отечественный разработчик', 'Главный герой парень'}</text:p>
          </table:table-cell>
          <table:table-cell office:value-type="string" calcext:value-type="string">
            <text:p>drama,mystic,routine,fantasy</text:p>
          </table:table-cell>
          <table:table-cell office:value-type="string" calcext:value-type="string">
            <text:p>https://drive.google.com/file/d/1B-DO5aZxIax0UXjuZUjRkkBXA8sOge9F/view?usp=sharing</text:p>
          </table:table-cell>
          <table:table-cell office:value-type="string" calcext:value-type="string">
            <text:p>2776.png</text:p>
          </table:table-cell>
        </table:table-row>
        <table:table-row table:style-name="ro1">
          <table:table-cell office:value-type="string" calcext:value-type="string">
            <text:p>Замурчательный алапкалипсис: Чистилище Пятныша (Purrfect Apawcalypse: Patches' Inferno)</text:p>
          </table:table-cell>
          <table:table-cell office:value-type="string" calcext:value-type="string">
            <text:p>Пятныша затащили в школу ради первого в истории школы дня собак и котов! Пока Коко и Шоколадка заняты домоводством, Олив и Ангел литературой, а Спарки и Рыжуля физкультурой, Пятныш может делать в школе что хочет...Ну, почти.\n\nВсё, что ему нужно сделать, это снять этот проклятый ошейник и устроить хаос! Докажет ли он, что кошки и псы могут поладить или начнёт Замурчательный Алапкалипсис?\n\nВнимание: Новелла содержит сцены мультяшного насилия и мат. Играйте на своё усмотрение.\n\nЭта игра последняя в трилогии.\nАлапкалипсис 1: Скачать тут\nАлапкалипсис 2: Скачать тут\n\nДля тех у кого не работает Google Drive: Скачать тут</text:p>
          </table:table-cell>
          <table:table-cell/>
          <table:table-cell office:value-type="string" calcext:value-type="string">
            <text:p>Менее 2 часов</text:p>
          </table:table-cell>
          <table:table-cell office:value-type="string" calcext:value-type="string">
            <text:p>90%_studios</text:p>
          </table:table-cell>
          <table:table-cell office:value-type="string" calcext:value-type="string">
            <text:p>{'Русский'}</text:p>
          </table:table-cell>
          <table:table-cell office:value-type="string" calcext:value-type="string">
            <text:p>comedy,horror,mystic</text:p>
          </table:table-cell>
          <table:table-cell office:value-type="string" calcext:value-type="string">
            <text:p>https://drive.google.com/file/d/16nrLrg38BMFXbPiskBaFTjBzBlzbOXL-/view?usp=sharing</text:p>
          </table:table-cell>
          <table:table-cell office:value-type="string" calcext:value-type="string">
            <text:p>2775.png</text:p>
          </table:table-cell>
        </table:table-row>
        <table:table-row table:style-name="ro1">
          <table:table-cell office:value-type="string" calcext:value-type="string">
            <text:p>Давай займемся... физкультурой (Let's make sport)</text:p>
          </table:table-cell>
          <table:table-cell office:value-type="string" calcext:value-type="string">
            <text:p>Даша - первокурсница, и повышенная стипендия почти у нее в кармане...но у ее физрука другие планы. Ибо нефиг физру весь год прогуливать!\n\nВ основу новеллы лег рассказ творческого объединения К.О.В.Ш.\nКинетическая визуальная новелла с красочной графикой и атмосферным саундтреком.</text:p>
          </table:table-cell>
          <table:table-cell/>
          <table:table-cell office:value-type="string" calcext:value-type="string">
            <text:p>Менее 2 часов</text:p>
          </table:table-cell>
          <table:table-cell office:value-type="string" calcext:value-type="string">
            <text:p>k.o.v.sh</text:p>
          </table:table-cell>
          <table:table-cell office:value-type="string" calcext:value-type="string">
            <text:p>{'отечественный разработчик', 'Главный герой девушка', 'make', 'Sport', 'Let's', 'Несколько главных героев'}</text:p>
          </table:table-cell>
          <table:table-cell office:value-type="string" calcext:value-type="string">
            <text:p>comedy,romance,routine</text:p>
          </table:table-cell>
          <table:table-cell office:value-type="string" calcext:value-type="string">
            <text:p>https://drive.google.com/file/d/150k803nbngDfwauV3aTrBBQ-_-xUJhF-/view?usp=sharing</text:p>
          </table:table-cell>
          <table:table-cell office:value-type="string" calcext:value-type="string">
            <text:p>2773.png</text:p>
          </table:table-cell>
        </table:table-row>
        <table:table-row table:style-name="ro1">
          <table:table-cell office:value-type="string" calcext:value-type="string">
            <text:p>Хранитель затерянного леса (Lost Forest Keeper)</text:p>
          </table:table-cell>
          <table:table-cell office:value-type="string" calcext:value-type="string">
            <text:p>Описание:\n\nЭта новелла погрузит вас в необыкновеннейший сказ о Алисе – девочке с чистой душой и сердцем. Вместе со своей матушкой, она живёт в таинственном лесу, которому нет подобных в целом мире. Днём это может быть обычный лес с тёплыми опушками и столетними деревьями, но вот с наступлением ночи этот мир преображается в нечто удивительное. Желаю вам приятного просмотра этой не менее атмосферной и близкой сердцу новелле.\n\n------------------------------------------------------------------------------------------------------------------------------------------------------------\nЕй! Да, ты! Ты классный &gt;:3\n\n\nОт автора:\nНовелла по короткому фанфику</text:p>
          </table:table-cell>
          <table:table-cell/>
          <table:table-cell office:value-type="string" calcext:value-type="string">
            <text:p>Менее 2 часов</text:p>
          </table:table-cell>
          <table:table-cell office:value-type="string" calcext:value-type="string">
            <text:p>squid_squad</text:p>
          </table:table-cell>
          <table:table-cell office:value-type="string" calcext:value-type="string">
            <text:p>{'сова', 'LOST', 'Keeper', 'сказка', 'Повествование от первого лица', 'Главный герой девушка', 'лес', 'отечественный разработчик', 'Forest'}</text:p>
          </table:table-cell>
          <table:table-cell office:value-type="string" calcext:value-type="string">
            <text:p>mystic,adventure,fantasy</text:p>
          </table:table-cell>
          <table:table-cell office:value-type="string" calcext:value-type="string">
            <text:p>https://drive.google.com/file/d/1A_zeYiyGlkgjZ1JGQPFafMZSRS5BdIAE/view?usp=sharing</text:p>
          </table:table-cell>
          <table:table-cell office:value-type="string" calcext:value-type="string">
            <text:p>2772.gif</text:p>
          </table:table-cell>
        </table:table-row>
        <table:table-row table:style-name="ro1">
          <table:table-cell office:value-type="string" calcext:value-type="string">
            <text:p>Final Fantasy IX: Children of Terra</text:p>
          </table:table-cell>
          <table:table-cell office:value-type="string" calcext:value-type="string">
            <text:p>"Final Fantasy IX: Children of Terra" или кратко "Дети Терры" – визуальная новелла в жанре фентези, которая является одновременно прямым продолжением и приквелом оригинальной игры. Первая половина сюжета расскажет вам о падении Терры, в то время как вторая – затронет события на Гайе спустя год после концовки Final Fantasy IX. Обе части истории связаны между собой, как причина и следствие, но сюжет "Детей Терры" подан так, что будет понятен не только поклонникам оригинала, но и тем, кто с ним не знаком.\n\nВас ожидает более 50-ти персонажей, как хорошо знакомых, так и совершенно новых. Трогательная история, полная ностальгии, романтики, драмы и юмора. Большое приключение на 20 часов. Волшебная музыка и пост-гейм с двумя мини-играми и бонусами в виде галереи, коллекции карт и музыкальной комнаты.\n\nОБНОВЛЕНИЕ от 08.02.2021 - версия 1.5\n+ Небольшие исправления в тексте.\n+ Новые выборы (влияют на финал игры).\n+ Новая мини-игра (блэкджек).\n+ Добавлена новая графика.\n+ Сундук с секретом.\n\nЕсли нужна ссылка на гугл диск, заходите в группу проекта ВК.</text:p>
          </table:table-cell>
          <table:table-cell/>
          <table:table-cell office:value-type="string" calcext:value-type="string">
            <text:p>10-30 часов</text:p>
          </table:table-cell>
          <table:table-cell office:value-type="string" calcext:value-type="string">
            <text:p>artur_sulejmanov</text:p>
          </table:table-cell>
          <table:table-cell office:value-type="string" calcext:value-type="string">
            <text:p>{'Повествование от третьего лица', 'отечественный разработчик', 'Несколько главных героев'}</text:p>
          </table:table-cell>
          <table:table-cell office:value-type="string" calcext:value-type="string">
            <text:p>drama,romance,adventure,fantasy</text:p>
          </table:table-cell>
          <table:table-cell office:value-type="string" calcext:value-type="string">
            <text:p>https://yadi.sk/d/HsN3wX46QobfJA</text:p>
          </table:table-cell>
          <table:table-cell office:value-type="string" calcext:value-type="string">
            <text:p>2769.jpg</text:p>
          </table:table-cell>
        </table:table-row>
        <table:table-row table:style-name="ro1">
          <table:table-cell office:value-type="string" calcext:value-type="string">
            <text:p>Свидетель с ноутбуком</text:p>
          </table:table-cell>
          <table:table-cell office:value-type="string" calcext:value-type="string">
            <text:p>Молодой писатель уединился на кладбище в поисках вдохновения.\n\nА нашёл неприятности.\n\nЛегкая кинетическая новелла с постапокалиптическим привкусом.</text:p>
          </table:table-cell>
          <table:table-cell/>
          <table:table-cell office:value-type="string" calcext:value-type="string">
            <text:p>Менее 2 часов</text:p>
          </table:table-cell>
          <table:table-cell office:value-type="string" calcext:value-type="string">
            <text:p>dinozzkate</text:p>
          </table:table-cell>
          <table:table-cell office:value-type="string" calcext:value-type="string">
            <text:p>{'отечественный разработчик', 'Постапокалиптика', 'Повествование от первого лица', 'Главный герой парень'}</text:p>
          </table:table-cell>
          <table:table-cell office:value-type="string" calcext:value-type="string">
            <text:p>horror,mystic,routine</text:p>
          </table:table-cell>
          <table:table-cell office:value-type="string" calcext:value-type="string">
            <text:p>https://drive.google.com/drive/folders/1dgp1O9tmI4Zer25GPj7Fjwosntlmzjzq?usp=sharing</text:p>
          </table:table-cell>
          <table:table-cell office:value-type="string" calcext:value-type="string">
            <text:p>2762.png</text:p>
          </table:table-cell>
        </table:table-row>
        <table:table-row table:style-name="ro1">
          <table:table-cell office:value-type="string" calcext:value-type="string">
            <text:p>Ты, я и она: История любви (Kimi to Kanojo to Kanojo no Koi.)</text:p>
          </table:table-cell>
          <table:table-cell office:value-type="string" calcext:value-type="string">
            <text:p>Жизнь — словно лестница. Ты просто должен продолжать подниматься вверх. Иначе, если ты начнёшь задумываться, тебе будет трудно сделать следующий шаг.\n\nШиничи не хочет ничего, кроме спокойной жизни. Хотя когда-то он и был близким другом Миюки, самой популярной девушки в школе, его стремление к нормальной жизни не даёт им быть чем-то большим, чем одноклассниками.\n\nНо всё меняется, когда, в один прекрасный день на крыше, чудачка из класса, Аой, внезапно пытается поцеловать его. Миюки появляется как раз вовремя, чтобы остановить её, но после этого Шиничи чувствует желание впустить свет в глаза этой одинокой девушки. Он обращается за помощью к Миюки, и, вскоре, рождается их трио.\n\nПроходят дни, и Аой мало-помалу узнаёт о том, каково это, быть друзьями. Но в то же время, в сердце Миюки пробуждаются давно угасшие чувства. Как только расстояние между ней и Шиничи сужается, кровные узы трёх друзей начинают разрушаться.\n\nМиюки или Аой — когда придёт пора, кого Шиничи выберет?\n\nКомментарий от техника:\nВсё протестировал, и работает нормально. Так-как у всех игроков числа для секретных событий и т.д. генерируются случайно, то прохождения здесь не поможет, так-что вам придется самим искать всё. Я так и не смог открыть некоторые секреты, поэтому не знаю как там будет работать всё, так-что если вы обнаружили ошибку в переводе или тех. части (вылеты, проблемы со шрифтом и т.д.), то прошу написать обо всём этом в данной теме: https://vk.com/topic-184382014_40848274\n\nЕсли у кого-то вылетает игра при запуске, нужно скачать этот патч для старых процессоров: https://jastusa.com/downloadable/download/product/id/18\nЕсли всё запускается нормально и так, то этот патч ни в коем случае не нужно ставить.</text:p>
          </table:table-cell>
          <table:table-cell/>
          <table:table-cell office:value-type="string" calcext:value-type="string">
            <text:p>10-30 часов</text:p>
          </table:table-cell>
          <table:table-cell office:value-type="string" calcext:value-type="string">
            <text:p>nitroplus</text:p>
          </table:table-cell>
          <table:table-cell office:value-type="string" calcext:value-type="string">
            <text:p>{'Русский'}</text:p>
          </table:table-cell>
          <table:table-cell office:value-type="string" calcext:value-type="string">
            <text:p>drama,comedy,romance,routine,hentai,triller</text:p>
          </table:table-cell>
          <table:table-cell office:value-type="string" calcext:value-type="string">
            <text:p>https://drive.google.com/file/d/1Ttb-7VrY4cn6wqXr2kN2Ph_hX9qVCZJY/view</text:p>
          </table:table-cell>
          <table:table-cell office:value-type="string" calcext:value-type="string">
            <text:p>2758.png</text:p>
          </table:table-cell>
        </table:table-row>
        <table:table-row table:style-name="ro1">
          <table:table-cell office:value-type="string" calcext:value-type="string">
            <text:p>Fetch Quest</text:p>
          </table:table-cell>
          <table:table-cell office:value-type="string" calcext:value-type="string">
            <text:p>Флора – начинающая искательница приключений. По поручению владельца местной таверны она отправляется на поиски украденного товара. Для этого ей придётся внедриться в группу известных бандитов, выдав себя за новобранца. К счастью, ей помогают два других искателя приключений. К НЕсчастью, её партнёры оказываются никуда не годными!\nИ по словам причудливого рассказчика, дела бы пошли куда лучше, если бы все актёры этой игры ознакомились со своими ролями заранее…</text:p>
          </table:table-cell>
          <table:table-cell/>
          <table:table-cell office:value-type="string" calcext:value-type="string">
            <text:p>Менее 2 часов</text:p>
          </table:table-cell>
          <table:table-cell office:value-type="string" calcext:value-type="string">
            <text:p>hitormissy</text:p>
          </table:table-cell>
          <table:table-cell office:value-type="string" calcext:value-type="string">
            <text:p>{'отомэ', 'Главный герой девушка', 'Повествование от второго лица', 'Иностранный разработчик'}</text:p>
          </table:table-cell>
          <table:table-cell office:value-type="string" calcext:value-type="string">
            <text:p>comedy,fantasy</text:p>
          </table:table-cell>
          <table:table-cell office:value-type="string" calcext:value-type="string">
            <text:p>https://drive.google.com/file/d/164cSrfmbBp0XZDbO2TGWd0zyIlR5YcIz/view?usp=sharing</text:p>
          </table:table-cell>
          <table:table-cell office:value-type="string" calcext:value-type="string">
            <text:p>2757.png</text:p>
          </table:table-cell>
        </table:table-row>
        <table:table-row table:style-name="ro1">
          <table:table-cell office:value-type="string" calcext:value-type="string">
            <text:p>DRAMAtical Murder</text:p>
          </table:table-cell>
          <table:table-cell office:value-type="string" calcext:value-type="string">
            <text:p>Далёкое будущее.\nМидориджима - остров, расположенный к юго-западу от Японских островов.\nКогда-то люди и природа сосуществовали в этом райском месте.\nОднако с приходом на остров компании "ТОЭ" всё изменилось. Они выкупили остров, и теперь его треть занимает экстравагантный развлекательный комплекс "Платиновая тюрьма", оснащённый по последнему слову техники.\nС другой же стороны, местное население, ставшее жертвой насильственного прогресса, было вынуждено ютиться в Районе Старых Поселенцев без каких-либо намёков на процветание.\n\nГлавный герой, Серагаки Аоба, ведёт мирную жизнь со своей бабушкой Таэ и работает в магазине подержанных товаров "Обычный", стараясь не встревать в неприятности.\n\nНо близится катастрофа, что положит конец этим мирным дням...\n\nИНСТРУКЦИЯ ПО УСТАНОВКЕ\n- РАСПАКОВЫВАЕТЕ архив с игрой (правой кнопкой мыши по архиву и выбрать "Извлечь в...")\n- Устанавливаете шрифт (дважды нажать на файл Fregat.ttf и выбрать "Установить")\n- Запускаете игру через GAME START.bat (каждый раз!)\n\nЕСЛИ ИГРА НЕ ЗАПУСКАЕТСЯ, проверьте наличие в папке файлов GAME START.bat и Launcher.exe. Ваш антивирус мог их удалить! Восстановите эти файлы.\n\nНе забудьте при первом запуске удалить все старые сохранения\n(Находятся здесь: C:\Users\имя пользователя\AppData\Roaming\NitroplusCHiRAL)\n\nПОДРОБНЫЙ ГАЙД И ПРОХОЖДЕНИЕ: ТЫК\n\n\n\n\n\n\nНужна помощь? Обращайтесь в данное обсуждение: тык.\n\n\nНад новеллой работали:\nAlice Hatter\nsnow rowan\nBlue Penguin</text:p>
          </table:table-cell>
          <table:table-cell/>
          <table:table-cell office:value-type="string" calcext:value-type="string">
            <text:p>10-30 часов</text:p>
          </table:table-cell>
          <table:table-cell office:value-type="string" calcext:value-type="string">
            <text:p>nitro+chiral</text:p>
          </table:table-cell>
          <table:table-cell office:value-type="string" calcext:value-type="string">
            <text:p>{'Русский'}</text:p>
          </table:table-cell>
          <table:table-cell office:value-type="string" calcext:value-type="string">
            <text:p>drama,science_fiction,romance,action,adventure</text:p>
          </table:table-cell>
          <table:table-cell office:value-type="string" calcext:value-type="string">
            <text:p>https://disk.yandex.ru/d/uTrGFHlWijd9Rg</text:p>
          </table:table-cell>
          <table:table-cell office:value-type="string" calcext:value-type="string">
            <text:p>2755.png</text:p>
          </table:table-cell>
        </table:table-row>
        <table:table-row table:style-name="ro1">
          <table:table-cell office:value-type="string" calcext:value-type="string">
            <text:p>You, Me and Empty Words</text:p>
          </table:table-cell>
          <table:table-cell office:value-type="string" calcext:value-type="string">
            <text:p>История о Шинтаро, обычном ученике, и его лучшем друге Акино.\n\nОгромная благодарность команде переводчиков RedKittens, без которых у меня вряд ли получилось выпустить перевод. Советую пройти к ним в группу https://vk.com/an417 , так много чего интересного.</text:p>
          </table:table-cell>
          <table:table-cell/>
          <table:table-cell office:value-type="string" calcext:value-type="string">
            <text:p>Менее 2 часов</text:p>
          </table:table-cell>
          <table:table-cell office:value-type="string" calcext:value-type="string">
            <text:p>charon</text:p>
          </table:table-cell>
          <table:table-cell office:value-type="string" calcext:value-type="string">
            <text:p>{'Русский'}</text:p>
          </table:table-cell>
          <table:table-cell office:value-type="string" calcext:value-type="string">
            <text:p>drama,routine</text:p>
          </table:table-cell>
          <table:table-cell office:value-type="string" calcext:value-type="string">
            <text:p>https://www.zoneofgames.ru/games/you_me_and_empty_words/files/7188.html</text:p>
          </table:table-cell>
          <table:table-cell office:value-type="string" calcext:value-type="string">
            <text:p>2754.png</text:p>
          </table:table-cell>
        </table:table-row>
        <table:table-row table:style-name="ro1">
          <table:table-cell office:value-type="string" calcext:value-type="string">
            <text:p>Связанные Одной Целью</text:p>
          </table:table-cell>
          <table:table-cell office:value-type="string" calcext:value-type="string">
            <text:p>В России XIX века неспокойно. Вслед за окончанием войны 1812 года появляются многочисленные тайные кружки и организации, цель которых - изменить страну к лучшему. Герой неожиданно для себя попадает в одно такое объединение и застает его раскол... Кого ему стоит поддержать? Чем обернется его решение? И главное, почему же потомки запомнят его и товарищей как Декабристов?\n\nОсобенности:\n- Новелла основана на реальных событиях\n- Оригинальный сеттинг - Россия XIX века!\n- 2 уникальных рута Северного и Южного обществ декабристов\n- 5 неповторимых концовок + 1 бонусная\n- Периодические текстовые вставки из отечественной истории, позволяющие глубже прочувствовать идеи заговорщиков</text:p>
          </table:table-cell>
          <table:table-cell/>
          <table:table-cell office:value-type="string" calcext:value-type="string">
            <text:p>Менее 2 часов</text:p>
          </table:table-cell>
          <table:table-cell office:value-type="string" calcext:value-type="string">
            <text:p>trifune</text:p>
          </table:table-cell>
          <table:table-cell office:value-type="string" calcext:value-type="string">
            <text:p>{'Повествование от первого лица', 'отечественный разработчик', 'Главный герой парень'}</text:p>
          </table:table-cell>
          <table:table-cell office:value-type="string" calcext:value-type="string">
            <text:p>drama,adventure</text:p>
          </table:table-cell>
          <table:table-cell office:value-type="string" calcext:value-type="string">
            <text:p>https://drive.google.com/drive/folders/1JfvAqRidiYvNN4snYEwjYsbCvGZB-CwF?usp=sharing</text:p>
          </table:table-cell>
          <table:table-cell office:value-type="string" calcext:value-type="string">
            <text:p>2744.png</text:p>
          </table:table-cell>
        </table:table-row>
        <table:table-row table:style-name="ro1">
          <table:table-cell office:value-type="string" calcext:value-type="string">
            <text:p>НОКТЮРН (NOCTURNE)</text:p>
          </table:table-cell>
          <table:table-cell office:value-type="string" calcext:value-type="string">
            <text:p>Название: НОКТЮРН\n\nЖанр: хоррор, мистика, фантастика\n\nРазработчик: 7DOTS\n\nАвторы: Руслан Небыков (текст, код, спрайты, фоны, CG), Тимур Бызылев (музыка, звуки, эффекты, CG)\n\nОписание:\nКурсистка София отчаялась ждать помощи от жандармерии и решилась на самостоятельные поиски своей недавно пропавшей сестры-близняшки. Для чего наша героиня примерила на себя не только непривычные туалеты своей сестрицы, но и её имя. Затем вошла в её круг, дабы отыскать хоть какие-то улики. И её сразу же стали преследовать какие-то тёмные личности, прячущие под полою нелегальные виброножи и бластеры. На Софию открыли охоту обитатели чёрных кварталов, но отступать она решительно не намерена, ведь она сирота, и сестра - единственный на свете родной ей человек, которого она готова спасать даже ценою собственной жизни.</text:p>
          </table:table-cell>
          <table:table-cell/>
          <table:table-cell office:value-type="string" calcext:value-type="string">
            <text:p>Менее 2 часов</text:p>
          </table:table-cell>
          <table:table-cell office:value-type="string" calcext:value-type="string">
            <text:p>7dots</text:p>
          </table:table-cell>
          <table:table-cell office:value-type="string" calcext:value-type="string">
            <text:p>{''}</text:p>
          </table:table-cell>
          <table:table-cell office:value-type="string" calcext:value-type="string">
            <text:p>drama,horror</text:p>
          </table:table-cell>
          <table:table-cell office:value-type="string" calcext:value-type="string">
            <text:p>https://yadi.sk/d/hEQyiyrP-VdezQ</text:p>
          </table:table-cell>
          <table:table-cell office:value-type="string" calcext:value-type="string">
            <text:p>2735.jpg</text:p>
          </table:table-cell>
        </table:table-row>
        <table:table-row table:style-name="ro1">
          <table:table-cell office:value-type="string" calcext:value-type="string">
            <text:p>Мстительный дух из закулисья (@kurogoyurei - The Vengeful Backstage Spirit -)</text:p>
          </table:table-cell>
          <table:table-cell office:value-type="string" calcext:value-type="string">
            <text:p>Романтика школьной жизни — это когда ты засыпаешь за задней партой под учительский бубнёж; когда тусуешься на вечеринке с до тошноты приевшимися лицами одноклассников и внаглую списываешь тест прямо под учительским носом, виртуозно заговаривая тому зубы клоунскими выпадами уровня "вершины комедии".\n... Это не класс на двадцать человек, в котором вас, отчего-то, от силы шестеро. Не шизанутый препод, зачитывающий и отмечающий, почему-то, почти всех, словно десяток с лишним людей и не пропадало никуда. Словно они все здесь.\nОщущение такое, будто весь мир медленно и не торопясь сходит с ума, а ты — вместе с ним, чуть ли не в авангарде этого шествия абсурда и сумасбродства. Что вообще не так с этой историей?\n\nИстория о том, как невзрачная повседневность одной японской школьницы резко стала похожа на чёртов психотриллер.\n\nДисклеймер:\nВ произведении фигурируют сцены насилия, умерщвления и расчленения, мигающие изображения, темы психических расстройств, токсичных взаимоотношений и суицида, а также нецензурная брань. Если что-либо из вышеуказанного неприемлемо для Вас, данная игра не рекомендуется к ознакомлению.\n\nВсе имена и события вымышлены, любые совпадения случайны.</text:p>
          </table:table-cell>
          <table:table-cell/>
          <table:table-cell office:value-type="string" calcext:value-type="string">
            <text:p>Менее 2 часов</text:p>
          </table:table-cell>
          <table:table-cell office:value-type="string" calcext:value-type="string">
            <text:p>rmr_projects</text:p>
          </table:table-cell>
          <table:table-cell office:value-type="string" calcext:value-type="string">
            <text:p>{'Повествование от первого лица', 'отечественный разработчик', 'Главный герой девушка'}</text:p>
          </table:table-cell>
          <table:table-cell office:value-type="string" calcext:value-type="string">
            <text:p>drama,horror,mystic</text:p>
          </table:table-cell>
          <table:table-cell office:value-type="string" calcext:value-type="string">
            <text:p>https://drive.google.com/file/d/15J8hD9RmQ8lGWsKWsOo5fGFRAXIopadF/view?usp=sharing</text:p>
          </table:table-cell>
          <table:table-cell office:value-type="string" calcext:value-type="string">
            <text:p>2730.png</text:p>
          </table:table-cell>
        </table:table-row>
        <table:table-row table:style-name="ro1">
          <table:table-cell office:value-type="string" calcext:value-type="string">
            <text:p>Исходящий вызов</text:p>
          </table:table-cell>
          <table:table-cell office:value-type="string" calcext:value-type="string">
            <text:p>Группа учеников Кингсатунского колледжа планирует провести вечеринку в честь окончания очередного курса, в своём узком кругу. Осталось выбрать правильное место. От места зависит многое. В том числе и то, пройдёт ли всё гладко, или праздник превратится в борьбу за выживание.</text:p>
          </table:table-cell>
          <table:table-cell/>
          <table:table-cell office:value-type="string" calcext:value-type="string">
            <text:p>Менее 2 часов</text:p>
          </table:table-cell>
          <table:table-cell office:value-type="string" calcext:value-type="string">
            <text:p>nabla_games</text:p>
          </table:table-cell>
          <table:table-cell office:value-type="string" calcext:value-type="string">
            <text:p>{''}</text:p>
          </table:table-cell>
          <table:table-cell office:value-type="string" calcext:value-type="string">
            <text:p>horror,triller</text:p>
          </table:table-cell>
          <table:table-cell office:value-type="string" calcext:value-type="string">
            <text:p>https://drive.google.com/file/d/1B05mCpMFW-elanG9eiNJAX20PXg7BP2m/view?usp=sharing</text:p>
          </table:table-cell>
          <table:table-cell office:value-type="string" calcext:value-type="string">
            <text:p>2729.jpg</text:p>
          </table:table-cell>
        </table:table-row>
        <table:table-row table:style-name="ro1">
          <table:table-cell office:value-type="string" calcext:value-type="string">
            <text:p>Пока Тихо</text:p>
          </table:table-cell>
          <table:table-cell office:value-type="string" calcext:value-type="string">
            <text:p>В глуши, подальше от суеты больших городов, располагается здание, которое когда-то являлась частью владений военного императорского чиновника. На сегодняшний день это место является историческим памятником, а заодно и Гостиницей, где каждая часть интерьера хранит отголоски прошлых веков и множеств событий. Как добрых, так и...\n\nТут и начинается наш рассказ. Рассказ о девушке по имени Лина, работающей администратором этой Гостиницы уже как две недели. Размеренную и сонную атмосферу этого места тревожит событие - выставка древнеславянских экспонатов, среди которых затесались и пугающие языческие образы.\n\nОт этого становится жутко, но... пока тихо.</text:p>
          </table:table-cell>
          <table:table-cell/>
          <table:table-cell office:value-type="string" calcext:value-type="string">
            <text:p>Менее 2 часов</text:p>
          </table:table-cell>
          <table:table-cell office:value-type="string" calcext:value-type="string">
            <text:p>aluna_k</text:p>
          </table:table-cell>
          <table:table-cell office:value-type="string" calcext:value-type="string">
            <text:p>{'отечественный разработчик', 'Повествование от первого лица', 'Главный герой девушка'}</text:p>
          </table:table-cell>
          <table:table-cell office:value-type="string" calcext:value-type="string">
            <text:p>horror,detective,mystic</text:p>
          </table:table-cell>
          <table:table-cell office:value-type="string" calcext:value-type="string">
            <text:p>https://1drv.ms/u/s!AmnHFfTqvp1PwSicb6KTVe_I3067?e=WKeUA7</text:p>
          </table:table-cell>
          <table:table-cell office:value-type="string" calcext:value-type="string">
            <text:p>2726.jpg</text:p>
          </table:table-cell>
        </table:table-row>
        <table:table-row table:style-name="ro1">
          <table:table-cell office:value-type="string" calcext:value-type="string">
            <text:p>Я никогда не влюблюсь в двоюродную сестру</text:p>
          </table:table-cell>
          <table:table-cell office:value-type="string" calcext:value-type="string">
            <text:p>Нелегко приходится обычному старшекласснику. ЕГЭ по математике уже завтра. "Друзья" требуют возвращения денежного долга. А тут ещё и двоюродная сестричка, с которой, последний раз, он виделся в далёком детстве, в гости пожаловала. Вот где ужас, то!</text:p>
          </table:table-cell>
          <table:table-cell/>
          <table:table-cell office:value-type="string" calcext:value-type="string">
            <text:p>Менее 2 часов</text:p>
          </table:table-cell>
          <table:table-cell office:value-type="string" calcext:value-type="string">
            <text:p>technoelf</text:p>
          </table:table-cell>
          <table:table-cell office:value-type="string" calcext:value-type="string">
            <text:p>{'отечественный разработчик', 'Главный герой парень'}</text:p>
          </table:table-cell>
          <table:table-cell office:value-type="string" calcext:value-type="string">
            <text:p>horror,mystic,routine</text:p>
          </table:table-cell>
          <table:table-cell office:value-type="string" calcext:value-type="string">
            <text:p>https://mega.nz/file/HsJVHabJ#Zk0FyAObpWUlrEku91QjF3-_fJJxoGQZl5r-dBEBTSA</text:p>
          </table:table-cell>
          <table:table-cell office:value-type="string" calcext:value-type="string">
            <text:p>2723.jpg</text:p>
          </table:table-cell>
        </table:table-row>
        <table:table-row table:style-name="ro1">
          <table:table-cell office:value-type="string" calcext:value-type="string">
            <text:p>Она рисовала алых волков</text:p>
          </table:table-cell>
          <table:table-cell office:value-type="string" calcext:value-type="string">
            <text:p>— "Ты нарисовала очень красивого волка, но почему он красный?".\n— "Он только что убил злого монстра".\n==========================================================================\nАлексу часто снится один и тот же сон. Лабиринт и зовущий его голос девушки, эхом отдающийся от каменных стен. Парень решает обратиться за помощью к психотерапевту. Ему предстоит раскрыть тайну лабиринта и понять кто же эта девушка, запертая в его сне. Найдет ли он выход из своего собственного разума?</text:p>
          </table:table-cell>
          <table:table-cell/>
          <table:table-cell office:value-type="string" calcext:value-type="string">
            <text:p>Менее 2 часов</text:p>
          </table:table-cell>
          <table:table-cell office:value-type="string" calcext:value-type="string">
            <text:p>graven_visual_junior</text:p>
          </table:table-cell>
          <table:table-cell office:value-type="string" calcext:value-type="string">
            <text:p>{'психология', 'Ужасы', 'Дарк драма', 'отечественный разработчик', 'Главный герой парень', 'Повествование от первого лица'}</text:p>
          </table:table-cell>
          <table:table-cell office:value-type="string" calcext:value-type="string">
            <text:p>drama,horror,detective,triller</text:p>
          </table:table-cell>
          <table:table-cell office:value-type="string" calcext:value-type="string">
            <text:p>https://drive.google.com/file/d/17yuc5UUw2cZQ13am2CDVWqgLDQwf7dYE/view</text:p>
          </table:table-cell>
          <table:table-cell office:value-type="string" calcext:value-type="string">
            <text:p>2720.jpg</text:p>
          </table:table-cell>
        </table:table-row>
        <table:table-row table:style-name="ro1">
          <table:table-cell office:value-type="string" calcext:value-type="string">
            <text:p>Кровать над моим монстром (Кровать над моим монстром)</text:p>
          </table:table-cell>
          <table:table-cell office:value-type="string" calcext:value-type="string">
            <text:p>Это – мир, где под кроватью встречаются монстры. Но девочка, которая на этой кровати спит, давно уже выросла, да и с монстром она прекрасно находит общий язык. А еще она завела себе кота. Вот только когда обстановка в стране накаляется и уже нельзя спокойно выйти на улицу, кот, монстр и девушка остаются в квартире одни...</text:p>
          </table:table-cell>
          <table:table-cell/>
          <table:table-cell office:value-type="string" calcext:value-type="string">
            <text:p>Менее 2 часов</text:p>
          </table:table-cell>
          <table:table-cell office:value-type="string" calcext:value-type="string">
            <text:p>zabava</text:p>
          </table:table-cell>
          <table:table-cell office:value-type="string" calcext:value-type="string">
            <text:p>{''}</text:p>
          </table:table-cell>
          <table:table-cell office:value-type="string" calcext:value-type="string">
            <text:p>horror,mystic,routine</text:p>
          </table:table-cell>
          <table:table-cell office:value-type="string" calcext:value-type="string">
            <text:p>https://mega.nz/file/xU4gFISQ#CD9JwjzbUQuK0rV12zI3oiB9ODxtbXRZ_bMh83PfUkc</text:p>
          </table:table-cell>
          <table:table-cell office:value-type="string" calcext:value-type="string">
            <text:p>2719.jpg</text:p>
          </table:table-cell>
        </table:table-row>
        <table:table-row table:style-name="ro1">
          <table:table-cell office:value-type="string" calcext:value-type="string">
            <text:p>Соблюдайте тишину (quiet)</text:p>
          </table:table-cell>
          <table:table-cell office:value-type="string" calcext:value-type="string">
            <text:p>Главная героиня всякий раз когда засыпает во сне оказывается в библиотеке.\nМистика и ужасы преследуют её там. Как героиня выйдет из ситуации?\nИграйте и узнаете!</text:p>
          </table:table-cell>
          <table:table-cell/>
          <table:table-cell office:value-type="string" calcext:value-type="string">
            <text:p>Менее 2 часов</text:p>
          </table:table-cell>
          <table:table-cell office:value-type="string" calcext:value-type="string">
            <text:p>sasha_kishkurno(momo)</text:p>
          </table:table-cell>
          <table:table-cell office:value-type="string" calcext:value-type="string">
            <text:p>{'Главный герой девушка', 'Anivisual Jam #1', 'отечественный разработчик', 'Хоррор', 'quiet'}</text:p>
          </table:table-cell>
          <table:table-cell office:value-type="string" calcext:value-type="string">
            <text:p>horror,mystic</text:p>
          </table:table-cell>
          <table:table-cell office:value-type="string" calcext:value-type="string">
            <text:p>https://yadi.sk/d/vi3aIQCf5-d87A</text:p>
          </table:table-cell>
          <table:table-cell office:value-type="string" calcext:value-type="string">
            <text:p>2718.jpg</text:p>
          </table:table-cell>
        </table:table-row>
        <table:table-row table:style-name="ro1">
          <table:table-cell office:value-type="string" calcext:value-type="string">
            <text:p>Молоко</text:p>
          </table:table-cell>
          <table:table-cell office:value-type="string" calcext:value-type="string">
            <text:p>Молодые люди останавливаются ночью в поле и становятся участниками трагедии.</text:p>
          </table:table-cell>
          <table:table-cell/>
          <table:table-cell office:value-type="string" calcext:value-type="string">
            <text:p>Менее 2 часов</text:p>
          </table:table-cell>
          <table:table-cell office:value-type="float" office:value="102030" calcext:value-type="float">
            <text:p>102030</text:p>
          </table:table-cell>
          <table:table-cell office:value-type="string" calcext:value-type="string">
            <text:p>{'отечественный разработчик', 'Anivisual Jam #1', 'Повествование от первого лица'}</text:p>
          </table:table-cell>
          <table:table-cell office:value-type="string" calcext:value-type="string">
            <text:p>drama,horror</text:p>
          </table:table-cell>
          <table:table-cell office:value-type="string" calcext:value-type="string">
            <text:p>https://yadi.sk/d/8rAW0IY-PRfntg</text:p>
          </table:table-cell>
          <table:table-cell office:value-type="string" calcext:value-type="string">
            <text:p>2716.jpg</text:p>
          </table:table-cell>
        </table:table-row>
        <table:table-row table:style-name="ro1">
          <table:table-cell office:value-type="string" calcext:value-type="string">
            <text:p>Не ходите дети в подвал одни</text:p>
          </table:table-cell>
          <table:table-cell office:value-type="string" calcext:value-type="string">
            <text:p>Много ходит всякой чертовщины вокруг этого подвала, ну или это просто старшаки слухи распускают, но ясно одно: никто не видел, чтобы оттуда возвращались. Спустится кошка ловить мышей или случайно птица залетит, обратно подвал их не выпускал. Но что детям эти байки? Поэтому, собравшись гурьбой, они решили проверить подвал на прочность. Однако, спуститься может только один. Из вооружения фонарь и детское бесстрашие. Пора открыть все тайны этого чертова места.\n\nВ игре имеется 3 концовки.</text:p>
          </table:table-cell>
          <table:table-cell/>
          <table:table-cell office:value-type="string" calcext:value-type="string">
            <text:p>Менее 2 часов</text:p>
          </table:table-cell>
          <table:table-cell office:value-type="string" calcext:value-type="string">
            <text:p>gorky_games</text:p>
          </table:table-cell>
          <table:table-cell office:value-type="string" calcext:value-type="string">
            <text:p>{'Повествование от первого лица', 'отечественный разработчик', 'Главный герой девушка', 'Gorky Games', 'Anivisual Jam #1'}</text:p>
          </table:table-cell>
          <table:table-cell office:value-type="string" calcext:value-type="string">
            <text:p>horror,mystic</text:p>
          </table:table-cell>
          <table:table-cell office:value-type="string" calcext:value-type="string">
            <text:p>https://drive.google.com/file/d/1sO_dQ7CdTLIIeVEG_37ZBTfiB5bL3YcS/view?usp=sharing</text:p>
          </table:table-cell>
          <table:table-cell office:value-type="string" calcext:value-type="string">
            <text:p>2713.jpg</text:p>
          </table:table-cell>
        </table:table-row>
        <table:table-row table:style-name="ro1">
          <table:table-cell office:value-type="string" calcext:value-type="string">
            <text:p>СЕРОТОНИН</text:p>
          </table:table-cell>
          <table:table-cell office:value-type="string" calcext:value-type="string">
            <text:p>Хорошо быть особенным? Или лучше нормальным.\nАня – вчерашняя школьница с необычной внешностью, едет в деревню навестить свою Бабушку.\nЭлементарная вежливость становится причиной череды смертей. И чтобы их остановить, она должна посмотреть на всё под другим углом.</text:p>
          </table:table-cell>
          <table:table-cell/>
          <table:table-cell office:value-type="string" calcext:value-type="string">
            <text:p>Менее 2 часов</text:p>
          </table:table-cell>
          <table:table-cell office:value-type="string" calcext:value-type="string">
            <text:p>claveshnek</text:p>
          </table:table-cell>
          <table:table-cell office:value-type="string" calcext:value-type="string">
            <text:p>{'Главный герой девушка', 'отечественный разработчик', 'Повествование от первого лица', 'СЕРОТОНИН', 'трэш'}</text:p>
          </table:table-cell>
          <table:table-cell office:value-type="string" calcext:value-type="string">
            <text:p>drama,horror,mystic</text:p>
          </table:table-cell>
          <table:table-cell office:value-type="string" calcext:value-type="string">
            <text:p>https://drive.google.com/file/d/1RiDmlE9Az5f9Lon58h1GRP14sMj4Snl5/view?usp=sharing</text:p>
          </table:table-cell>
          <table:table-cell office:value-type="string" calcext:value-type="string">
            <text:p>2710.png</text:p>
          </table:table-cell>
        </table:table-row>
        <table:table-row table:style-name="ro1">
          <table:table-cell office:value-type="string" calcext:value-type="string">
            <text:p>LOVE/PAIN</text:p>
          </table:table-cell>
          <table:table-cell office:value-type="string" calcext:value-type="string">
            <text:p>Обычный офисный работник, обычные проблемы, обычная дорога домой, обычные крики о помощи...\n\nСамый обычный день перевернулся для нашего героя с ног на голову и навсегда изменил его жизнь.\n\nКто же эта столь знакомая девушка?\nСможет ли она зажечь угольки некогда пылающей души?\nСможет ли герой пережить самую важную ночь в его жизни?\n\nОтветы на эти и многие другие вопросы вы откроете для себя сами в LOVE\PAIN, атмосферной новелле о любви и ненависти!</text:p>
          </table:table-cell>
          <table:table-cell/>
          <table:table-cell office:value-type="string" calcext:value-type="string">
            <text:p>Менее 2 часов</text:p>
          </table:table-cell>
          <table:table-cell office:value-type="string" calcext:value-type="string">
            <text:p>flying_whale</text:p>
          </table:table-cell>
          <table:table-cell office:value-type="string" calcext:value-type="string">
            <text:p>{'отечественный разработчик', 'Повествование от первого лица', 'Главный герой парень'}</text:p>
          </table:table-cell>
          <table:table-cell office:value-type="string" calcext:value-type="string">
            <text:p>drama,horror,mystic</text:p>
          </table:table-cell>
          <table:table-cell office:value-type="string" calcext:value-type="string">
            <text:p>https://drive.google.com/file/d/1-e3JJ-zmUeTIDHSMXU6RVnS6YD0KjilJ/view?usp=sharing</text:p>
          </table:table-cell>
          <table:table-cell office:value-type="string" calcext:value-type="string">
            <text:p>2709.jpg</text:p>
          </table:table-cell>
        </table:table-row>
        <table:table-row table:style-name="ro1">
          <table:table-cell office:value-type="string" calcext:value-type="string">
            <text:p>Твой собственный страх</text:p>
          </table:table-cell>
          <table:table-cell office:value-type="string" calcext:value-type="string">
            <text:p>Мы сами порождаем свои страхи\n\nㅤСтудент второго курса технического университета накануне уикенда отдыхал на даче своего друга, где узнал о городской легенде, гласящей о таинственном призраке убитой на заброшенном заводе девушки. Когда он возвращался поздно ночью с вечеринки, его старая "девятка" заглохла на дороге посреди леса. Дожидаясь своего друга, с которым он был на вечеринке, чтобы тот подбросил его, парень вдруг замечает странный свет в глубине леса. И, будучи скептиком, он не придает этому особенного значения, поэтому решает найти источник света, надеясь найти населенный пункт.\n\nㅤВ новелле есть:\n- 3 концовки\n- Переписки с персонажами\n- 3 CG | 11 фонов | 6 спрайтов\n- 4 собственных музыкальных трека\n\nㅤСоздано IGB team специально для Anivisual Jam#1</text:p>
          </table:table-cell>
          <table:table-cell/>
          <table:table-cell office:value-type="string" calcext:value-type="string">
            <text:p>Менее 2 часов</text:p>
          </table:table-cell>
          <table:table-cell office:value-type="string" calcext:value-type="string">
            <text:p>igb_team</text:p>
          </table:table-cell>
          <table:table-cell office:value-type="string" calcext:value-type="string">
            <text:p>{'отечественный разработчик', 'Повествование от первого лица', 'Главный герой парень'}</text:p>
          </table:table-cell>
          <table:table-cell office:value-type="string" calcext:value-type="string">
            <text:p>horror,mystic,parody</text:p>
          </table:table-cell>
          <table:table-cell office:value-type="string" calcext:value-type="string">
            <text:p>https://drive.google.com/file/d/1AqJnCiPrWu8ELyrlpdm6Q-wrL9OdblGw/view?usp=sharing</text:p>
          </table:table-cell>
          <table:table-cell office:value-type="string" calcext:value-type="string">
            <text:p>2708.png</text:p>
          </table:table-cell>
        </table:table-row>
        <table:table-row table:style-name="ro1">
          <table:table-cell office:value-type="string" calcext:value-type="string">
            <text:p>Камата-кун (Kamata-kun)</text:p>
          </table:table-cell>
          <table:table-cell office:value-type="string" calcext:value-type="string">
            <text:p>В канун городского фестиваля произошел несчастный случай, который может перевернуть жизни всех одноклассников Матсуды. Об этом говорит вся школа, не замолкая, каждый пытается узнать, в чем была причина. Но она ясна: пропитанные гнилью люди могут подавить тех, кто слабее, не заметив этого. Издевательства, травля, унижения, непонимание - всё это в порядке вещей среди школьников и даже среди взрослого мира.\n\nК сожалению, зачастую люди часто отказываются признавать свою вину. И тогда, скорее всего, их ждёт расплата, верно? Она может прийти раньше времени...\n\nИли же это всё иллюзия?\n\nОт создателя:\nЭто моя первая новелла, написанная почти два года назад, когда я страдал депрессией. Тогда я написал лишь текст и нарисовал персонажей и некоторые сцены, сейчас же решил доделать начатое до конца. Надеюсь, вам понравится и вы не будете судить слишком строго :)</text:p>
          </table:table-cell>
          <table:table-cell/>
          <table:table-cell office:value-type="string" calcext:value-type="string">
            <text:p>Менее 2 часов</text:p>
          </table:table-cell>
          <table:table-cell office:value-type="string" calcext:value-type="string">
            <text:p>ramon</text:p>
          </table:table-cell>
          <table:table-cell office:value-type="string" calcext:value-type="string">
            <text:p>{'Несколько главных героев', 'Kamata-kun', 'отечественный разработчик', 'Повествование от первого лица', 'Главный герой парень', 'сёдзё-ай'}</text:p>
          </table:table-cell>
          <table:table-cell office:value-type="string" calcext:value-type="string">
            <text:p>drama,horror,school,triller</text:p>
          </table:table-cell>
          <table:table-cell office:value-type="string" calcext:value-type="string">
            <text:p>https://drive.google.com/drive/folders/1cQR88FJSUKtqDiDIqwucHjLwM8f9L3wX?usp=sharing</text:p>
          </table:table-cell>
          <table:table-cell office:value-type="string" calcext:value-type="string">
            <text:p>2701.jpg</text:p>
          </table:table-cell>
        </table:table-row>
        <table:table-row table:style-name="ro1">
          <table:table-cell office:value-type="string" calcext:value-type="string">
            <text:p>Тёмное Эхо (Dark Echo)</text:p>
          </table:table-cell>
          <table:table-cell office:value-type="string" calcext:value-type="string">
            <text:p>Главный герой открывает глаза в полутёмной каюте космического корабля под звук аварийной сирены...</text:p>
          </table:table-cell>
          <table:table-cell/>
          <table:table-cell office:value-type="string" calcext:value-type="string">
            <text:p>Менее 2 часов</text:p>
          </table:table-cell>
          <table:table-cell office:value-type="string" calcext:value-type="string">
            <text:p>epicfailman</text:p>
          </table:table-cell>
          <table:table-cell office:value-type="string" calcext:value-type="string">
            <text:p>{'Echo', 'Dark'}</text:p>
          </table:table-cell>
          <table:table-cell office:value-type="string" calcext:value-type="string">
            <text:p>science_fiction,horror</text:p>
          </table:table-cell>
          <table:table-cell office:value-type="string" calcext:value-type="string">
            <text:p>https://yadi.sk/d/YmrFyiUeyDJ58w</text:p>
          </table:table-cell>
          <table:table-cell office:value-type="string" calcext:value-type="string">
            <text:p>2696.jpg</text:p>
          </table:table-cell>
        </table:table-row>
        <table:table-row table:style-name="ro1">
          <table:table-cell office:value-type="string" calcext:value-type="string">
            <text:p>gd6.EXE</text:p>
          </table:table-cell>
          <table:table-cell office:value-type="string" calcext:value-type="string">
            <text:p>В кабинете школьного кружка электроники уже давно стоит старый нерабочий компьютер. Два энтузиаста не могли просто так на него смотреть и починили его. Запустив компьютер, они обнаружили таинственную программу, способную ответить на любой вопрос, введённый пользователем. На что способна эта программа? Откуда она берёт ответы на вопросы?\n\nИгра создана на Anivisual Jam #1</text:p>
          </table:table-cell>
          <table:table-cell/>
          <table:table-cell office:value-type="string" calcext:value-type="string">
            <text:p>Менее 2 часов</text:p>
          </table:table-cell>
          <table:table-cell office:value-type="string" calcext:value-type="string">
            <text:p>sahtaye</text:p>
          </table:table-cell>
          <table:table-cell office:value-type="string" calcext:value-type="string">
            <text:p>{''}</text:p>
          </table:table-cell>
          <table:table-cell office:value-type="string" calcext:value-type="string">
            <text:p>horror,mystic,school</text:p>
          </table:table-cell>
          <table:table-cell office:value-type="string" calcext:value-type="string">
            <text:p>https://mega.nz/file/i05lHKaS#uZ7XwJzzJ03XSc_oHWmm7NZ2shDB0F1i4utuq6ZgCpQ</text:p>
          </table:table-cell>
          <table:table-cell office:value-type="string" calcext:value-type="string">
            <text:p>2695.png</text:p>
          </table:table-cell>
        </table:table-row>
        <table:table-row table:style-name="ro1">
          <table:table-cell office:value-type="string" calcext:value-type="string">
            <text:p>Взаперти (Locked Up)</text:p>
          </table:table-cell>
          <table:table-cell office:value-type="string" calcext:value-type="string">
            <text:p>Аннотация:\nКаждой осенью во время грибного сезона Снежана отправлялась в лес по грибы. Из наставлений покойной бабушки она знала о некоем "грибном месте", где была лишь в детстве давным-давно. Девушка едет туда в сопровождении собаки Айды. Но затем, как искушённый грибник, она решила поискать добычу в особенно безлюдном месте.\n\nСеттинг: Россия, лесная зона.\n&gt; Повествование от 1 лица\n&gt; Присутствуют некоторые "телесные" мерзости\n&gt; Палитра ч/б\n&gt; У гг нет спрайтов, но с ней есть CG</text:p>
          </table:table-cell>
          <table:table-cell/>
          <table:table-cell office:value-type="string" calcext:value-type="string">
            <text:p>Менее 2 часов</text:p>
          </table:table-cell>
          <table:table-cell office:value-type="string" calcext:value-type="string">
            <text:p>akiyamy</text:p>
          </table:table-cell>
          <table:table-cell office:value-type="string" calcext:value-type="string">
            <text:p>{'Главный герой девушка', 'лес', 'отечественный разработчик', 'Anivisual Jam #1', 'Повествование от первого лица', 'Хоррор'}</text:p>
          </table:table-cell>
          <table:table-cell office:value-type="string" calcext:value-type="string">
            <text:p>horror</text:p>
          </table:table-cell>
          <table:table-cell office:value-type="string" calcext:value-type="string">
            <text:p>https://drive.google.com/file/d/1gPXpSyBaiLUeujLZube2par6nR7ykhqv/view?usp=sharing</text:p>
          </table:table-cell>
          <table:table-cell office:value-type="string" calcext:value-type="string">
            <text:p>2682.png</text:p>
          </table:table-cell>
        </table:table-row>
        <table:table-row table:style-name="ro1">
          <table:table-cell office:value-type="string" calcext:value-type="string">
            <text:p>Зловещая коллекция</text:p>
          </table:table-cell>
          <table:table-cell office:value-type="string" calcext:value-type="string">
            <text:p>Джуюн вспыльчивая, импульсивная и азартная девушка, с которой редко получается ладить с первого разговора. И даже когда она пытается помочь все выходит не по плану. Насколько сильно нужно было быть везучей, чтобы задеть кого-то, чья злоба способна заставить страдать столетиями? И получится ли у нее выбраться из этой ситуации?</text:p>
          </table:table-cell>
          <table:table-cell/>
          <table:table-cell office:value-type="string" calcext:value-type="string">
            <text:p>Менее 2 часов</text:p>
          </table:table-cell>
          <table:table-cell office:value-type="string" calcext:value-type="string">
            <text:p>lunar_primus_&amp;_loz-eazy</text:p>
          </table:table-cell>
          <table:table-cell office:value-type="string" calcext:value-type="string">
            <text:p>{'Главный герой девушка', 'отечественный разработчик', 'Повествование от первого лица'}</text:p>
          </table:table-cell>
          <table:table-cell office:value-type="string" calcext:value-type="string">
            <text:p>horror,mystic,triller</text:p>
          </table:table-cell>
          <table:table-cell office:value-type="string" calcext:value-type="string">
            <text:p>https://drive.google.com/file/d/1n2omXwft8GgxcK_N_FHB2U6TR9PTO2HP/view?usp=sharing</text:p>
          </table:table-cell>
          <table:table-cell office:value-type="string" calcext:value-type="string">
            <text:p>2681.png</text:p>
          </table:table-cell>
        </table:table-row>
        <table:table-row table:style-name="ro1">
          <table:table-cell office:value-type="string" calcext:value-type="string">
            <text:p>Бабушка</text:p>
          </table:table-cell>
          <table:table-cell office:value-type="string" calcext:value-type="string">
            <text:p>Ты никогда не поверишь в мистику, если лично с ней не столкнёшься.\n\nНаталья совсем недавно потеряла бабушку, которая завещала ей дом в маленькой деревушке. По прибытию женщина узнаёт, что в деревне много лет творится чертовщина и, похоже, её бабушка в этом явно замешана.</text:p>
          </table:table-cell>
          <table:table-cell/>
          <table:table-cell office:value-type="string" calcext:value-type="string">
            <text:p>Менее 2 часов</text:p>
          </table:table-cell>
          <table:table-cell office:value-type="string" calcext:value-type="string">
            <text:p>berezka_company</text:p>
          </table:table-cell>
          <table:table-cell office:value-type="string" calcext:value-type="string">
            <text:p>{'бабушка', 'Хоррор', 'деревня', 'Повествование от первого лица', 'отечественная новелла', 'Главный герой девушка', 'мистика'}</text:p>
          </table:table-cell>
          <table:table-cell office:value-type="string" calcext:value-type="string">
            <text:p>horror,mystic</text:p>
          </table:table-cell>
          <table:table-cell office:value-type="string" calcext:value-type="string">
            <text:p>https://mega.nz/folder/pd5gSQJb#OFm1bjJMwVam7Q0GZhX8Dw</text:p>
          </table:table-cell>
          <table:table-cell office:value-type="string" calcext:value-type="string">
            <text:p>2678.jpg</text:p>
          </table:table-cell>
        </table:table-row>
        <table:table-row table:style-name="ro1">
          <table:table-cell office:value-type="string" calcext:value-type="string">
            <text:p>Легенда о Баниип</text:p>
          </table:table-cell>
          <table:table-cell office:value-type="string" calcext:value-type="string">
            <text:p>Это был день.\nВысоко над головами кружили чайки, оглашая округу пронзительными криками. Солнцечный диск завис на месте и кажется, хотел сжечь всё живое...\n- Хэй, не отставай! - с энтузиазмом прикрикнув, эффектная блондинка схватила сумочку, чемоданчик, и рванула на борт подошедшего лайнера.\nПокосившись на свою ношу, обречённо вздыхаю, поднимаясь следом, навьюченный как ослик.\nИ куда нам столько вещей?..\n\nКороткая история о влюблённых молодожёнах, что отправились в медовый месяц на круизном лайнере.\nЧто с ними произошло дальше? И кто такой Баниип?!\nВсё это вы можете узнать лишь скачав игру.\n\nПриятного прохождения!</text:p>
          </table:table-cell>
          <table:table-cell/>
          <table:table-cell office:value-type="string" calcext:value-type="string">
            <text:p>Менее 2 часов</text:p>
          </table:table-cell>
          <table:table-cell office:value-type="string" calcext:value-type="string">
            <text:p>asixa_i_kub</text:p>
          </table:table-cell>
          <table:table-cell office:value-type="string" calcext:value-type="string">
            <text:p>{''}</text:p>
          </table:table-cell>
          <table:table-cell office:value-type="string" calcext:value-type="string">
            <text:p>horror,mystic</text:p>
          </table:table-cell>
          <table:table-cell office:value-type="string" calcext:value-type="string">
            <text:p>https://yadi.sk/d/N52N2HBCRY-Knw</text:p>
          </table:table-cell>
          <table:table-cell office:value-type="string" calcext:value-type="string">
            <text:p>2676.jpg</text:p>
          </table:table-cell>
        </table:table-row>
        <table:table-row table:style-name="ro1">
          <table:table-cell office:value-type="string" calcext:value-type="string">
            <text:p>AFFECTUS</text:p>
          </table:table-cell>
          <table:table-cell office:value-type="string" calcext:value-type="string">
            <text:p>Лакомый кусочек земли на окраине нового растущего бизнес-центра никогда не пользовался дурной славой. Ни кладбищ поблизости, ни заброшенных больниц, ни местных пожилых жителей, пророчащих страшные проклятья посягнувшим на него. Говорят, застройщикам попросту не везет с финансами, и объект, раз за разом меняющий владельцев, со временем превратился в затяжную стройку. Завсегдатаи этого места, подростки, часто хвастают необычными находками – помимо строительных касок и прочих явных атрибутов, здесь попадаются даже наручные часы и дорогие украшения. Плох тот сорванец, кого не осчастливила бы такая широкая улыбка Фортуны! Удача наших героев, впрочем, неоднозначна. Кажется, среди обломков и пыльных пролетов они отыскивают новый взгляд на окружающую их действительность.</text:p>
          </table:table-cell>
          <table:table-cell/>
          <table:table-cell office:value-type="string" calcext:value-type="string">
            <text:p>Менее 2 часов</text:p>
          </table:table-cell>
          <table:table-cell office:value-type="string" calcext:value-type="string">
            <text:p>amleth</text:p>
          </table:table-cell>
          <table:table-cell office:value-type="string" calcext:value-type="string">
            <text:p>{'отечественный разработчик', 'Повествование от первого лица', 'Несколько главных героев'}</text:p>
          </table:table-cell>
          <table:table-cell office:value-type="string" calcext:value-type="string">
            <text:p>horror,triller</text:p>
          </table:table-cell>
          <table:table-cell office:value-type="string" calcext:value-type="string">
            <text:p>https://drive.google.com/file/d/16PUyO4rKTE2iXlkZY_HTWCO2m_bTQ0-M/view?usp=sharing</text:p>
          </table:table-cell>
          <table:table-cell office:value-type="string" calcext:value-type="string">
            <text:p>2674.png</text:p>
          </table:table-cell>
        </table:table-row>
        <table:table-row table:style-name="ro1">
          <table:table-cell office:value-type="string" calcext:value-type="string">
            <text:p>Симптомы смерти:"Виновен. И что?"</text:p>
          </table:table-cell>
          <table:table-cell office:value-type="string" calcext:value-type="string">
            <text:p>Вместе с главным героем, Милошем, читатель отправится в маленький немецкий город Хемниц, чтобы узнать, почему местный филиал крупной сети аптек перестал приносить доход. Вам предстоит узнать о страшных событиях, происходящих в городе уже целых три месяца\n\nВажно: в игре присутствуют сцены насилия и смертей!\n\nВас ждёт:\nㅤㅤ• полностью оригинальный графический контент\nㅤㅤ• черно-белая стилистика\nㅤㅤ• примерное время чтения: 50 минут\n\nНаша команда желает вам хорошо провести время!</text:p>
          </table:table-cell>
          <table:table-cell/>
          <table:table-cell office:value-type="string" calcext:value-type="string">
            <text:p>Менее 2 часов</text:p>
          </table:table-cell>
          <table:table-cell office:value-type="string" calcext:value-type="string">
            <text:p>drimmar</text:p>
          </table:table-cell>
          <table:table-cell office:value-type="string" calcext:value-type="string">
            <text:p>{'отечественный разработчик', 'Симптомы смерти Виновен и что?', 'Повествование от первого лица', 'Anivisual Jam #1', 'Главный герой парень'}</text:p>
          </table:table-cell>
          <table:table-cell office:value-type="string" calcext:value-type="string">
            <text:p>horror,triller</text:p>
          </table:table-cell>
          <table:table-cell office:value-type="string" calcext:value-type="string">
            <text:p>https://drive.google.com/file/d/1vkPkLZAFb-AVxa8mB4Rms3VocnsWpBvl/view</text:p>
          </table:table-cell>
          <table:table-cell office:value-type="string" calcext:value-type="string">
            <text:p>2673.jpg</text:p>
          </table:table-cell>
        </table:table-row>
        <table:table-row table:style-name="ro1">
          <table:table-cell office:value-type="string" calcext:value-type="string">
            <text:p>REDROOM</text:p>
          </table:table-cell>
          <table:table-cell office:value-type="string" calcext:value-type="string">
            <text:p>Ты же хочешь попасть в Красную комнату?\n***\nЕсли ты проводишь бессонные ночи в сети, то однажды тебе придёт приглашение в Красную комнату. Кто его отправляет? Что происходит в Красной комнате? Известно лишь одно - после получения этого сообщения не выживает никто.</text:p>
          </table:table-cell>
          <table:table-cell/>
          <table:table-cell office:value-type="string" calcext:value-type="string">
            <text:p>Менее 2 часов</text:p>
          </table:table-cell>
          <table:table-cell office:value-type="string" calcext:value-type="string">
            <text:p>vapor_lamp_studio</text:p>
          </table:table-cell>
          <table:table-cell office:value-type="string" calcext:value-type="string">
            <text:p>{'Повествование от третьего лица', 'отечественный разработчик'}</text:p>
          </table:table-cell>
          <table:table-cell office:value-type="string" calcext:value-type="string">
            <text:p>horror,mystic</text:p>
          </table:table-cell>
          <table:table-cell office:value-type="string" calcext:value-type="string">
            <text:p>https://drive.google.com/file/d/1_QeB6bbEU9TIb8t-256feXgt57Ri1ZTK/view?usp=sharing</text:p>
          </table:table-cell>
          <table:table-cell office:value-type="string" calcext:value-type="string">
            <text:p>2671.png</text:p>
          </table:table-cell>
        </table:table-row>
        <table:table-row table:style-name="ro1">
          <table:table-cell office:value-type="string" calcext:value-type="string">
            <text:p>Пробуждая Тьму</text:p>
          </table:table-cell>
          <table:table-cell office:value-type="string" calcext:value-type="string">
            <text:p>Это Дия, член гильдии исследователей. Страдает от тревожности и даже от кратковременных потерь памяти после сильного стресса. После встречи с коллегами она случайно попадает через неисправный портал совсем не туда, куда планировалось - и в одиночестве оказывается в какой-то глуши. Или не случайно? Или... не в одиночестве?.. По канонам жанра, в эту ночь Дие предстоит столкнуться с тем, что раньше ей не снилось даже в кошмарах.\n\nНе перемещайтесь без крайней на то необходимости через подозрительные порталы.</text:p>
          </table:table-cell>
          <table:table-cell/>
          <table:table-cell office:value-type="string" calcext:value-type="string">
            <text:p>Менее 2 часов</text:p>
          </table:table-cell>
          <table:table-cell office:value-type="string" calcext:value-type="string">
            <text:p>klik_kink</text:p>
          </table:table-cell>
          <table:table-cell office:value-type="string" calcext:value-type="string">
            <text:p>{'Главный герой - девушка', 'отечественный разработчик', 'Повествование от первого лица'}</text:p>
          </table:table-cell>
          <table:table-cell office:value-type="string" calcext:value-type="string">
            <text:p>horror,action,mystic,triller</text:p>
          </table:table-cell>
          <table:table-cell office:value-type="string" calcext:value-type="string">
            <text:p>https://drive.google.com/drive/folders/1Z2au3JQ2ojCwQuujlPXCp3LWL64TEQ6y</text:p>
          </table:table-cell>
          <table:table-cell office:value-type="string" calcext:value-type="string">
            <text:p>2668.jpg</text:p>
          </table:table-cell>
        </table:table-row>
        <table:table-row table:style-name="ro1">
          <table:table-cell office:value-type="string" calcext:value-type="string">
            <text:p>Вермут (Вермут)</text:p>
          </table:table-cell>
          <table:table-cell office:value-type="string" calcext:value-type="string">
            <text:p>Это короткая, но тёмная история о том, как молодой детектив Ирвин Мур сталкивается с последствиями действий преступников, в которых винит себя самого. Чувство вины не даёт ему спокойно делать свою работу. Также как он преследует преступников, его преследует расплата за свою ошибку. Единственным выходом для него является поимка преступников раньше, чем он сам загонит себя в ловушку.</text:p>
          </table:table-cell>
          <table:table-cell/>
          <table:table-cell office:value-type="string" calcext:value-type="string">
            <text:p>Менее 2 часов</text:p>
          </table:table-cell>
          <table:table-cell office:value-type="string" calcext:value-type="string">
            <text:p>https://anivisual.net/index/8-0-rettyov</text:p>
          </table:table-cell>
          <table:table-cell office:value-type="string" calcext:value-type="string">
            <text:p>{'Повествование от первого лица', 'Главный герой парень', 'отечественный разработчик'}</text:p>
          </table:table-cell>
          <table:table-cell office:value-type="string" calcext:value-type="string">
            <text:p>horror,detective</text:p>
          </table:table-cell>
          <table:table-cell office:value-type="string" calcext:value-type="string">
            <text:p>https://drive.google.com/drive/folders/1UKnHXVsKIkmDKsmA97RvfVtzs_UTwgTk?usp=sharing</text:p>
          </table:table-cell>
          <table:table-cell office:value-type="string" calcext:value-type="string">
            <text:p>2663.png</text:p>
          </table:table-cell>
        </table:table-row>
        <table:table-row table:style-name="ro1">
          <table:table-cell office:value-type="string" calcext:value-type="string">
            <text:p>Время умирать</text:p>
          </table:table-cell>
          <table:table-cell office:value-type="string" calcext:value-type="string">
            <text:p>Главная героиня мертва. Она не понимает, кто ее убил и почему. Таинственный голос дает бедняге шанс найти виновников и отомстить. Героиня сталкивается лицом к лицу с собственной семьей, члены которой, однако, не торопятся отвечать на вопросы.\n\nЧто вас ждет:\n\n- Время чтения - приблизительно 30 минут\n- Кинетика\n- 4 персонажа, которые пожалеют, что родились на свет\n- Возможность дать персонажам имена (или не давать, как хотите)\n- Много вопросов, много ответов, злость и обида, приправленные сладкой местью\n\nЧто лучше - вспомнить или оставить все, как есть? На что человек готов пойти ради правды?</text:p>
          </table:table-cell>
          <table:table-cell/>
          <table:table-cell office:value-type="string" calcext:value-type="string">
            <text:p>Менее 2 часов</text:p>
          </table:table-cell>
          <table:table-cell office:value-type="string" calcext:value-type="string">
            <text:p>tomotoro</text:p>
          </table:table-cell>
          <table:table-cell office:value-type="string" calcext:value-type="string">
            <text:p>{''}</text:p>
          </table:table-cell>
          <table:table-cell office:value-type="string" calcext:value-type="string">
            <text:p>drama,horror,detective,mystic</text:p>
          </table:table-cell>
          <table:table-cell office:value-type="string" calcext:value-type="string">
            <text:p>https://drive.google.com/file/d/1xz6OFV5gbHOadIkXFvODe82RJ0oL-Nx6/view?usp=sharing</text:p>
          </table:table-cell>
          <table:table-cell office:value-type="string" calcext:value-type="string">
            <text:p>2660.jpg</text:p>
          </table:table-cell>
        </table:table-row>
        <table:table-row table:style-name="ro1">
          <table:table-cell office:value-type="string" calcext:value-type="string">
            <text:p>Карантин</text:p>
          </table:table-cell>
          <table:table-cell office:value-type="string" calcext:value-type="string">
            <text:p>2020 год. Пандемия. Главный герой второй месяц живёт в режиме самоизоляции. Сон, учёба, безысходность и одиночество. Кажется, будто в таком плотном графике нет места для безумия...</text:p>
          </table:table-cell>
          <table:table-cell/>
          <table:table-cell office:value-type="string" calcext:value-type="string">
            <text:p>Менее 2 часов</text:p>
          </table:table-cell>
          <table:table-cell office:value-type="string" calcext:value-type="string">
            <text:p>elizaveta_gavrikova</text:p>
          </table:table-cell>
          <table:table-cell office:value-type="string" calcext:value-type="string">
            <text:p>{'Повествование от первого лица', 'Пандемия', 'психологический хоррор', 'Главный герой парень', 'отечественный разработчик'}</text:p>
          </table:table-cell>
          <table:table-cell office:value-type="string" calcext:value-type="string">
            <text:p>horror,mystic,routine,triller</text:p>
          </table:table-cell>
          <table:table-cell office:value-type="string" calcext:value-type="string">
            <text:p>https://drive.google.com/file/d/1i0F9pWoMKTKoMZn7QauNJ36LGXpwLWtk/view?usp=sharing</text:p>
          </table:table-cell>
          <table:table-cell office:value-type="string" calcext:value-type="string">
            <text:p>2654.png</text:p>
          </table:table-cell>
        </table:table-row>
        <table:table-row table:style-name="ro1">
          <table:table-cell office:value-type="string" calcext:value-type="string">
            <text:p>Шарлотта на вершине мира</text:p>
          </table:table-cell>
          <table:table-cell office:value-type="string" calcext:value-type="string">
            <text:p>Чарли сложно назвать счастливчиком — у него нет друзей, одноклассники его сторонятся, а собственная мать словно и не замечает вовсе. Единственным утешением для него становится «Шарлотта на вершине мира», популярное приключенческое шоу, и его главный герой, Шарлотта.\n\nЕсли бы у Чарли был такой друг...\nОн бы стал счастливым, верно?</text:p>
          </table:table-cell>
          <table:table-cell/>
          <table:table-cell office:value-type="string" calcext:value-type="string">
            <text:p>Менее 2 часов</text:p>
          </table:table-cell>
          <table:table-cell/>
          <table:table-cell office:value-type="string" calcext:value-type="string">
            <text:p>{'Русский'}</text:p>
          </table:table-cell>
          <table:table-cell office:value-type="string" calcext:value-type="string">
            <text:p>horror,mystic</text:p>
          </table:table-cell>
          <table:table-cell office:value-type="string" calcext:value-type="string">
            <text:p>https://drive.google.com/file/d/1Lc_Trqq46Acd7QajCGqZfLBLGCtWjYK5/view?usp=sharing</text:p>
          </table:table-cell>
          <table:table-cell office:value-type="string" calcext:value-type="string">
            <text:p>2650.jpg</text:p>
          </table:table-cell>
        </table:table-row>
        <table:table-row table:style-name="ro1">
          <table:table-cell office:value-type="string" calcext:value-type="string">
            <text:p>Мёртвая память</text:p>
          </table:table-cell>
          <table:table-cell office:value-type="string" calcext:value-type="string">
            <text:p>Завершилась Первая мировая. Британия возвращается к нормальной жизни. В укромном уголке парка встретились двое - мужчина и женщина. Она зовёт его чужим именем, уверяет его, что они супруги.\nПо её версии он пережил страшное, и ему угрожает опасность и поныне. Для него это голос безумной, он слушает её лишь из сочувствия. Но уже скоро его уверенность пошатнётся.\n\nКонкурсная версия: https://drive.google.com/file/d/1ruSbGmwit93voeydI36UnmMVmL39VTMt/view?usp=sharing</text:p>
          </table:table-cell>
          <table:table-cell/>
          <table:table-cell office:value-type="string" calcext:value-type="string">
            <text:p>Менее 2 часов</text:p>
          </table:table-cell>
          <table:table-cell office:value-type="string" calcext:value-type="string">
            <text:p>moving_on</text:p>
          </table:table-cell>
          <table:table-cell office:value-type="string" calcext:value-type="string">
            <text:p>{'отечественный разработчик', 'Повествование от первого лица'}</text:p>
          </table:table-cell>
          <table:table-cell office:value-type="string" calcext:value-type="string">
            <text:p>drama,horror,detective,triller</text:p>
          </table:table-cell>
          <table:table-cell office:value-type="string" calcext:value-type="string">
            <text:p>https://drive.google.com/file/d/12MtLrUrf2ln4iBYa-nraU-d3_r7DZBT6/view?usp=sharing</text:p>
          </table:table-cell>
          <table:table-cell office:value-type="string" calcext:value-type="string">
            <text:p>2649.jpg</text:p>
          </table:table-cell>
        </table:table-row>
        <table:table-row table:style-name="ro1">
          <table:table-cell office:value-type="string" calcext:value-type="string">
            <text:p>Друзья (FRiENDS)</text:p>
          </table:table-cell>
          <table:table-cell office:value-type="string" calcext:value-type="string">
            <text:p>Говорят, идеальных друзей не существует. Но не стоит так уверенно это заявлять. Ты сильно ошибаешься. Хочешь, я тебе это докажу? Энди – главный герой, когда-то потерявший частичку самого себя в омуте безграничного одиночества. Казалось, для него всё было потеряно, если бы не счастливая случайность, которая привела его в интересное место. То, что находится под магазином проката фильмов. Скрытая в тени комната, словно источала надежду. Она давала ему понять, что ещё не поздно что-то исправить, и он не ошибся. За этой дверью он нашел рецепт безграничного счастья – друзей, но…</text:p>
          </table:table-cell>
          <table:table-cell/>
          <table:table-cell office:value-type="string" calcext:value-type="string">
            <text:p>Менее 2 часов</text:p>
          </table:table-cell>
          <table:table-cell office:value-type="string" calcext:value-type="string">
            <text:p>time_project</text:p>
          </table:table-cell>
          <table:table-cell office:value-type="string" calcext:value-type="string">
            <text:p>{'Повествование от первого лица', 'Friends', 'Главный герой парень', 'отечественный разработчик'}</text:p>
          </table:table-cell>
          <table:table-cell office:value-type="string" calcext:value-type="string">
            <text:p>drama,horror,routine</text:p>
          </table:table-cell>
          <table:table-cell office:value-type="string" calcext:value-type="string">
            <text:p>https://disk.yandex.ru/d/u0IsNgAuDKnb5w</text:p>
          </table:table-cell>
          <table:table-cell office:value-type="string" calcext:value-type="string">
            <text:p>2645.png</text:p>
          </table:table-cell>
        </table:table-row>
        <table:table-row table:style-name="ro1">
          <table:table-cell office:value-type="string" calcext:value-type="string">
            <text:p>Кошкин дом</text:p>
          </table:table-cell>
          <table:table-cell office:value-type="string" calcext:value-type="string">
            <text:p>Деревенские ребята хотят соорудить собственную неприступную крепость – защиту от надзирательных взглядов родителей, – но чтобы построить деревянный дом, нужно принести жертву. Издревле считалось, что без этого хозяев обязательно настигнут несчастья: голод, болезни и, конечно же, смерть.\n\nВ игре 5 концовок, к которым можно прийти разными способами.\n\nГеймдизайн, сценарий и код: Шани Аня\nДизайн персонажей, локаций и графика: Ласка Акаши</text:p>
          </table:table-cell>
          <table:table-cell/>
          <table:table-cell office:value-type="string" calcext:value-type="string">
            <text:p>Менее 2 часов</text:p>
          </table:table-cell>
          <table:table-cell office:value-type="string" calcext:value-type="string">
            <text:p>shani_anja</text:p>
          </table:table-cell>
          <table:table-cell office:value-type="string" calcext:value-type="string">
            <text:p>{'Повествование от первого лица', 'Главный герой парень', 'отечественный разработчик'}</text:p>
          </table:table-cell>
          <table:table-cell office:value-type="string" calcext:value-type="string">
            <text:p>horror,mystic,triller</text:p>
          </table:table-cell>
          <table:table-cell office:value-type="string" calcext:value-type="string">
            <text:p>https://shanianya.itch.io/koskindom</text:p>
          </table:table-cell>
          <table:table-cell office:value-type="string" calcext:value-type="string">
            <text:p>2644.jpg</text:p>
          </table:table-cell>
        </table:table-row>
        <table:table-row table:style-name="ro1">
          <table:table-cell office:value-type="string" calcext:value-type="string">
            <text:p>Окуляров блики</text:p>
          </table:table-cell>
          <table:table-cell office:value-type="string" calcext:value-type="string">
            <text:p>– Здесь так и не успели возвести эти огромные камни. В один день это всё пришлось просто бросить.\n– Ты не помнишь, почему?\n– Нет, мне ещё явно многое надо вспомнить. Как и всем нам.\n\nВизуальная новелла от FlyingFantasy Team на Anivisual Jam #1 по тематике хоррор.\nБез нарратора, три концовки. ADV-текст и CG + спрайты на фонах. 15 минут на один рут.\nСцены эротического содержания отсутствуют, нецензурная лексика отсутствует, присутствуют изображения мёртвых и изувеченных персонажей (не попадает под жанр "гуро"), а также персонажи с характерным для хоррора вида\n(16/18+?)\n\nВизуальная новелла на 15 минут расскажет о приключении Клешни и Хищницы – двух людях, что никогда не снимают маски. Мир вокруг не поддаётся объяснению из-за того, что он искажён Хаосом, а последние наследники людей даже не могут вспомнить, какой была раньше цивилизация.\nЧто Хаос сотворил с человечеством и какие ещё неизвестности ждут последних людей? А людей ли?\n\nСсылки на материалы, использованные из свободных источников, указаны в разделе "Об игре" в самой новелле. Графика, скрипт, сценарий, интерфейс и некоторые звуки собственного производства.</text:p>
          </table:table-cell>
          <table:table-cell/>
          <table:table-cell office:value-type="string" calcext:value-type="string">
            <text:p>Менее 2 часов</text:p>
          </table:table-cell>
          <table:table-cell office:value-type="string" calcext:value-type="string">
            <text:p>flyingfantasy_team</text:p>
          </table:table-cell>
          <table:table-cell office:value-type="string" calcext:value-type="string">
            <text:p>{'Повествование без нарратора', 'Рисованная графика', 'Anivisual Jam #1', 'Постапокалиптика', 'Несколько главных героев', 'отечественный разработчик'}</text:p>
          </table:table-cell>
          <table:table-cell office:value-type="string" calcext:value-type="string">
            <text:p>adventure,fiction</text:p>
          </table:table-cell>
          <table:table-cell office:value-type="string" calcext:value-type="string">
            <text:p>https://drive.google.com/file/d/1quXPfx_l4UQchsRbmqjRD29eo7P4eR-k/view?usp=sharing</text:p>
          </table:table-cell>
          <table:table-cell office:value-type="string" calcext:value-type="string">
            <text:p>2629.jpg</text:p>
          </table:table-cell>
        </table:table-row>
        <table:table-row table:style-name="ro1">
          <table:table-cell office:value-type="string" calcext:value-type="string">
            <text:p>Слёзы Лилит (Lilith's Tears)</text:p>
          </table:table-cell>
          <table:table-cell office:value-type="string" calcext:value-type="string">
            <text:p>Юноша едет на день рождения к девушке, в которую давно и безнадёжно влюблён. Он питает большие надежды на этот вечер. Вот только вместо девушки его встретит...\n\nМинут на тридцать чтения, три концовки.\n\nСценарист: Домарощинер.\nХудожник: Untitled Expression.\nКодер: Алексей Буторин.</text:p>
          </table:table-cell>
          <table:table-cell/>
          <table:table-cell office:value-type="string" calcext:value-type="string">
            <text:p>Менее 2 часов</text:p>
          </table:table-cell>
          <table:table-cell/>
          <table:table-cell office:value-type="string" calcext:value-type="string">
            <text:p>{'Русский'}</text:p>
          </table:table-cell>
          <table:table-cell office:value-type="string" calcext:value-type="string">
            <text:p>drama,horror,mystic</text:p>
          </table:table-cell>
          <table:table-cell office:value-type="string" calcext:value-type="string">
            <text:p>https://miosion.itch.io/lilithstears</text:p>
          </table:table-cell>
          <table:table-cell office:value-type="string" calcext:value-type="string">
            <text:p>2628.png</text:p>
          </table:table-cell>
        </table:table-row>
        <table:table-row table:style-name="ro1">
          <table:table-cell office:value-type="string" calcext:value-type="string">
            <text:p>Лесов Лимб</text:p>
          </table:table-cell>
          <table:table-cell office:value-type="string" calcext:value-type="string">
            <text:p>Слышен лишь шелест ветвей высоко над головой и звуки неровной поступи по полусырому валежнику. Идёшь средь чёрных стволов, и лес дышит тебе в лицо тёплым гнилостным запахом трясин и опавших листьев. Можно ли выйти из леса? Или твой след навсегда затеряется в предрассветном тумане?</text:p>
          </table:table-cell>
          <table:table-cell/>
          <table:table-cell office:value-type="string" calcext:value-type="string">
            <text:p>Менее 2 часов</text:p>
          </table:table-cell>
          <table:table-cell office:value-type="string" calcext:value-type="string">
            <text:p>elea</text:p>
          </table:table-cell>
          <table:table-cell office:value-type="string" calcext:value-type="string">
            <text:p>{'отечественный разработчик', 'Повествование от первого лица'}</text:p>
          </table:table-cell>
          <table:table-cell office:value-type="string" calcext:value-type="string">
            <text:p>horror,mystic</text:p>
          </table:table-cell>
          <table:table-cell office:value-type="string" calcext:value-type="string">
            <text:p>https://drive.google.com/file/d/17j3SJpZejr5YDjbiYgdnmaXyYuVYcjJz/view?usp=sharing</text:p>
          </table:table-cell>
          <table:table-cell office:value-type="string" calcext:value-type="string">
            <text:p>2623.jpg</text:p>
          </table:table-cell>
        </table:table-row>
        <table:table-row table:style-name="ro1">
          <table:table-cell office:value-type="string" calcext:value-type="string">
            <text:p>Внутри (Inside)</text:p>
          </table:table-cell>
          <table:table-cell office:value-type="string" calcext:value-type="string">
            <text:p>Джон живёт в обычной немного религиозной семье, до тех пор пока не замечает что в один момент его семья перестала быть обычной. Сможет ли он справиться с этим или же станет одним из подчиненных «Тех кто внутри».\n\nКоманда разработчиков King's Turtle\nНад проектом работали:\nDaijico(Daiji) - Программист, Художник\nKifumi_art - Художник\nПетро - Сценарист</text:p>
          </table:table-cell>
          <table:table-cell/>
          <table:table-cell office:value-type="string" calcext:value-type="string">
            <text:p>Менее 2 часов</text:p>
          </table:table-cell>
          <table:table-cell office:value-type="string" calcext:value-type="string">
            <text:p>king's_turtle</text:p>
          </table:table-cell>
          <table:table-cell office:value-type="string" calcext:value-type="string">
            <text:p>{'психология', 'Inside', 'Главный герой парень', 'Хоррор'}</text:p>
          </table:table-cell>
          <table:table-cell office:value-type="string" calcext:value-type="string">
            <text:p>horror</text:p>
          </table:table-cell>
          <table:table-cell office:value-type="string" calcext:value-type="string">
            <text:p>https://drive.google.com/file/d/1odWs4TTy3tlXWcrRMC1CYB0FfVRRQehB/view?usp=sharing</text:p>
          </table:table-cell>
          <table:table-cell office:value-type="string" calcext:value-type="string">
            <text:p>2622.png</text:p>
          </table:table-cell>
        </table:table-row>
        <table:table-row table:style-name="ro1">
          <table:table-cell office:value-type="string" calcext:value-type="string">
            <text:p>Немезида (Nemesis)</text:p>
          </table:table-cell>
          <table:table-cell office:value-type="string" calcext:value-type="string">
            <text:p>Коллапс нашего времени скоро настанет. Руками человека будут созданы новые "народы моря". Сможешь ли ты справиться с животным ужасом, цепляясь за свою жизнь, а может с честью встретишь смерть в холодном космосе и станешь героем, кто знает?</text:p>
          </table:table-cell>
          <table:table-cell/>
          <table:table-cell office:value-type="string" calcext:value-type="string">
            <text:p>Менее 2 часов</text:p>
          </table:table-cell>
          <table:table-cell office:value-type="string" calcext:value-type="string">
            <text:p>ilyas</text:p>
          </table:table-cell>
          <table:table-cell office:value-type="string" calcext:value-type="string">
            <text:p>{'отечественный разработчик', 'Nemesis', 'Главный герой парень'}</text:p>
          </table:table-cell>
          <table:table-cell office:value-type="string" calcext:value-type="string">
            <text:p>science_fiction,horror</text:p>
          </table:table-cell>
          <table:table-cell office:value-type="string" calcext:value-type="string">
            <text:p>https://mega.nz/folder/Jt4SBSJS#eDfTmJ7zaz109GPqS0Xwuw</text:p>
          </table:table-cell>
          <table:table-cell office:value-type="string" calcext:value-type="string">
            <text:p>2620.png</text:p>
          </table:table-cell>
        </table:table-row>
        <table:table-row table:style-name="ro1">
          <table:table-cell office:value-type="string" calcext:value-type="string">
            <text:p>Волны (Waves)</text:p>
          </table:table-cell>
          <table:table-cell office:value-type="string" calcext:value-type="string">
            <text:p>Саймон вот уже несколько лет живет в доме на отшибе, недалеко от моря. Его дом больше похож на большую коробку, которую как немногочисленные туристы, так и местные стараются обходить стороной. В жизни Саймона есть две вещи, которые скрашивают его существование: радиотехника(правда, его познания так и остались на уровне обывательских) и теории заговора. Более того, он уверен, что он смог напасть на след некоего шпионского заговора, случайно вычислив одну из тех странных станций, на которых загробным голосом дикторы зачитывают числа. Он тратит почти все свое время на попытки расшифровать эти сообщения, однако все безуспешно.\n\nКазалось бы, так бы и продолжалась дальше обычная жизнь чудаковатого человека, но одной зимней ночью числа превращаются в слова, складывающие осмысленные предложения...\n\n"Иди к берегу. Мы ждем"</text:p>
          </table:table-cell>
          <table:table-cell/>
          <table:table-cell office:value-type="string" calcext:value-type="string">
            <text:p>Менее 2 часов</text:p>
          </table:table-cell>
          <table:table-cell office:value-type="string" calcext:value-type="string">
            <text:p>liserete</text:p>
          </table:table-cell>
          <table:table-cell office:value-type="string" calcext:value-type="string">
            <text:p>{'Повествование от первого лица', 'отечественный разработчик', 'Главный герой парень'}</text:p>
          </table:table-cell>
          <table:table-cell office:value-type="string" calcext:value-type="string">
            <text:p>horror,mystic</text:p>
          </table:table-cell>
          <table:table-cell office:value-type="string" calcext:value-type="string">
            <text:p>https://drive.google.com/file/d/1ao3ijxk8U8tGB4sltdRf5Ab4sFDFtjgi/view?usp=sharing</text:p>
          </table:table-cell>
          <table:table-cell office:value-type="string" calcext:value-type="string">
            <text:p>2617.jpg</text:p>
          </table:table-cell>
        </table:table-row>
        <table:table-row table:style-name="ro1">
          <table:table-cell office:value-type="string" calcext:value-type="string">
            <text:p>Зима</text:p>
          </table:table-cell>
          <table:table-cell office:value-type="string" calcext:value-type="string">
            <text:p>Вы любите зиму? Нравится ли вам вид искрящихся на солнце сугробов, морозных узоров на оконном стекле и покрытых снегом деревьев? Прекрасная, холодная красота. Однако, у зимы есть и другая сторона: мгла, с каждым днем приходящая все раньше и подбирающаяся ближе; непроходимые дороги и пронизывающий до костей холод.\n\nЧто таит в себе застывший лес? Кто или что бродит во тьме и заглядывает в окна по ночам?\n\nОн не войдет, если ты его не впустишь. Можешь прятаться столько, на сколько хватит сил, только вот, ждать Он умеет лучше всех и, рано или поздно, встреча все равно настанет.\nА пока, запри двери, закрой окна и постарайся уснуть. Возможно, тебе удастся продержаться, а утром что-то изменится. Возможно... если позволит зима.\n\n\nОб игре:\nЖанр:мистика; ужасы; хоррор\nОсобенности игры:\n~ кинетическая новелла\n~ оригинальный саундтрек от Philomela (Филомела)/Маятник Фуко\n~ время прохождения 20-30 минут\n\n\n\n\n\nP.s Сразу предупредим вас, что в игре нет "привычного" меню. Мы не стали делать его специально. Так как на создание новеллы отведены ограниченные сроки, наша команда приняла решение сфокусировать внимание на качестве артов, аудио оформлении и редактуре текста\n\nP.s.s Для тех кто не знает:\n~ Перемотка прочитанного текста - клавиша TAB\n~ Полноэкранный режим - клавиша F</text:p>
          </table:table-cell>
          <table:table-cell/>
          <table:table-cell office:value-type="string" calcext:value-type="string">
            <text:p>Менее 2 часов</text:p>
          </table:table-cell>
          <table:table-cell office:value-type="string" calcext:value-type="string">
            <text:p>moon_eclipse</text:p>
          </table:table-cell>
          <table:table-cell office:value-type="string" calcext:value-type="string">
            <text:p>{'отечественная новелла', 'Moon Eclipse', 'Хоррор', 'Кинетическая новелла', 'Кинетическая (без выборов)'}</text:p>
          </table:table-cell>
          <table:table-cell office:value-type="string" calcext:value-type="string">
            <text:p>horror,mystic</text:p>
          </table:table-cell>
          <table:table-cell office:value-type="string" calcext:value-type="string">
            <text:p>https://drive.google.com/file/d/1CFhEfqGLtzg81KngvDnPmiyBX83iSoBL/view</text:p>
          </table:table-cell>
          <table:table-cell office:value-type="string" calcext:value-type="string">
            <text:p>2615.gif</text:p>
          </table:table-cell>
        </table:table-row>
        <table:table-row table:style-name="ro1">
          <table:table-cell office:value-type="string" calcext:value-type="string">
            <text:p>Приступ оцепенения (Приступ оцепенения)</text:p>
          </table:table-cell>
          <table:table-cell office:value-type="string" calcext:value-type="string">
            <text:p>Герой просыпается в чужой квартире, не помня, что происходило до этого, и почти сразу после пробуждения вокруг начинают происходит загадочные и жуткие события. Что происходит, и кто эта странная девушка? Сможешь ли ты спастись вместе с героем, или вы навеки останетесь в круговороте ужаса?</text:p>
          </table:table-cell>
          <table:table-cell/>
          <table:table-cell office:value-type="string" calcext:value-type="string">
            <text:p>Менее 2 часов</text:p>
          </table:table-cell>
          <table:table-cell office:value-type="string" calcext:value-type="string">
            <text:p>dragon_tower_(sholar</text:p>
          </table:table-cell>
          <table:table-cell office:value-type="string" calcext:value-type="string">
            <text:p>{'Русский'}</text:p>
          </table:table-cell>
          <table:table-cell office:value-type="string" calcext:value-type="string">
            <text:p>horror</text:p>
          </table:table-cell>
          <table:table-cell office:value-type="string" calcext:value-type="string">
            <text:p>https://drive.google.com/file/d/1zBjZP0AkG88aAN7srTEiXQ8Kiso4w0ie/view?usp=sharing</text:p>
          </table:table-cell>
          <table:table-cell office:value-type="string" calcext:value-type="string">
            <text:p>2614.png</text:p>
          </table:table-cell>
        </table:table-row>
        <table:table-row table:style-name="ro1">
          <table:table-cell office:value-type="string" calcext:value-type="string">
            <text:p>Дело о серийном убийце из Портопии (Portopia Renzoku Satsujin Jiken / The Portopia Serial Murder)</text:p>
          </table:table-cell>
          <table:table-cell office:value-type="string" calcext:value-type="string">
            <text:p>Внимание! Для запуска игры необходим эмулятор NES! Скачать его можно, например, вот тут https://www.emu-land.net/consoles/dendy/emuls\n\nВ некоторых браузерах ссылка на скачивание может не работать. Тогда необходимо вручную её ставить в веб-строку браузера. Либо скачать можно тут. http://dendy.su/portopia-russkaya-versiya/\n\nАльтернативная ссылка (сборник из трёх игр, необходимо поставить патч по инструкции в архиве): https://disk.yandex.ru/d/X6ROlNb-CA4J7\n\nВ этой игре вы в роли детектива должны расследовать загадочное убийство господина Кодзо. У вас есть верный напарник, Ясухико Мано, и полная свобода действий. Предстоит решить немало загадок, проводить допросы свидетелей, искать мотивы и улики и ещё много чего интересного!</text:p>
          </table:table-cell>
          <table:table-cell/>
          <table:table-cell office:value-type="string" calcext:value-type="string">
            <text:p>2-10 часов</text:p>
          </table:table-cell>
          <table:table-cell office:value-type="string" calcext:value-type="string">
            <text:p>horii_yuuji_&amp;_takahiro_ikawa_&amp;_t._yoshimine_&amp;_chunsoft_&amp;_armor_project</text:p>
          </table:table-cell>
          <table:table-cell office:value-type="string" calcext:value-type="string">
            <text:p>{'Русский'}</text:p>
          </table:table-cell>
          <table:table-cell office:value-type="string" calcext:value-type="string">
            <text:p>detective,routine</text:p>
          </table:table-cell>
          <table:table-cell office:value-type="string" calcext:value-type="string">
            <text:p>http://dendy.su/download/Portopia-rus.nes</text:p>
          </table:table-cell>
          <table:table-cell office:value-type="string" calcext:value-type="string">
            <text:p>2613.jpg</text:p>
          </table:table-cell>
        </table:table-row>
        <table:table-row table:style-name="ro1">
          <table:table-cell office:value-type="string" calcext:value-type="string">
            <text:p>Предел</text:p>
          </table:table-cell>
          <table:table-cell office:value-type="string" calcext:value-type="string">
            <text:p>Новелла создана в рамках Anivisual Jam #1 с 7 по 13 июля 2020 года, тема новеллы - Хоррор. Пост-джем версия вышла в Августе 2021 года.\n\nПосле того, как девочка Харуко теряется в лесу, возвращаясь из детского сада, за ней начинает охотиться демон из другого мира. Брат Харуко, школьник по имени Сота, вместе со своими друзьями пытается понять, зачем этому существу нужна его сестра и как его остановить. Но скоро становится понятно, что демон - не единственная опасность, угрожающая Харуко.\n\nВсе ресурсы в новелле взяты из бесплатных источников.\n\nПредупреждение: в новелле присутствуют моменты с яркими вспышками экрана.</text:p>
          </table:table-cell>
          <table:table-cell/>
          <table:table-cell office:value-type="string" calcext:value-type="string">
            <text:p>Менее 2 часов</text:p>
          </table:table-cell>
          <table:table-cell office:value-type="string" calcext:value-type="string">
            <text:p>mawrak</text:p>
          </table:table-cell>
          <table:table-cell office:value-type="string" calcext:value-type="string">
            <text:p>{'Повествование от первого лица', 'отечественный разработчик', 'Главный герой парень'}</text:p>
          </table:table-cell>
          <table:table-cell office:value-type="string" calcext:value-type="string">
            <text:p>horror,mystic</text:p>
          </table:table-cell>
          <table:table-cell office:value-type="string" calcext:value-type="string">
            <text:p>https://gamejolt.com/games/beyond/637406</text:p>
          </table:table-cell>
          <table:table-cell office:value-type="string" calcext:value-type="string">
            <text:p>2612.jpg</text:p>
          </table:table-cell>
        </table:table-row>
        <table:table-row table:style-name="ro1">
          <table:table-cell office:value-type="string" calcext:value-type="string">
            <text:p>Смертное ложе (Deathbed)</text:p>
          </table:table-cell>
          <table:table-cell office:value-type="string" calcext:value-type="string">
            <text:p>Deathbed — мрачная визуальная новелла, посвященная тяжелой жизни короля. В течении короткого времени вам предстоит познакомиться со всеми героями истории и сделать свой непростой выбор.\nDeathbed — про мистику, веру и убеждения.\nВ основе игры — история про умирающего короля. В центре событий нелёгкая судьба монарха — которому нужно решить — что же в его жизни самое важное? Собственная жизнь? Или есть что-то более ценное?\nОсобенности:\n- депрессивная атмосфера средневековья.\n- мрачный арт.\n- сложные моральные выборы.\n- персонажи с удивительными характерами.\n\nПо основной ссылке можно не только скачать новеллу, но играть в неё онлайн!</text:p>
          </table:table-cell>
          <table:table-cell/>
          <table:table-cell office:value-type="string" calcext:value-type="string">
            <text:p>Менее 2 часов</text:p>
          </table:table-cell>
          <table:table-cell office:value-type="string" calcext:value-type="string">
            <text:p>dreamtale_games</text:p>
          </table:table-cell>
          <table:table-cell office:value-type="string" calcext:value-type="string">
            <text:p>{'Главный герой парень', 'Повествование от первого лица', 'отечественный разработчик', 'Смертное ложе'}</text:p>
          </table:table-cell>
          <table:table-cell office:value-type="string" calcext:value-type="string">
            <text:p>horror,mystic,routine</text:p>
          </table:table-cell>
          <table:table-cell office:value-type="string" calcext:value-type="string">
            <text:p>https://dreamtalegames.itch.io/deathbed</text:p>
          </table:table-cell>
          <table:table-cell office:value-type="string" calcext:value-type="string">
            <text:p>2605.jpg</text:p>
          </table:table-cell>
        </table:table-row>
        <table:table-row table:style-name="ro1">
          <table:table-cell office:value-type="string" calcext:value-type="string">
            <text:p>Трасса</text:p>
          </table:table-cell>
          <table:table-cell office:value-type="string" calcext:value-type="string">
            <text:p>Главного героя зовут Александром. Он не помнит, откуда едет, но знает куда. У него нет пути назад, да ему и не нужно. Его преследуют. Но кто? И зачем? И доберётся ли он до цели?</text:p>
          </table:table-cell>
          <table:table-cell/>
          <table:table-cell office:value-type="string" calcext:value-type="string">
            <text:p>Менее 2 часов</text:p>
          </table:table-cell>
          <table:table-cell office:value-type="string" calcext:value-type="string">
            <text:p>alexey16</text:p>
          </table:table-cell>
          <table:table-cell office:value-type="string" calcext:value-type="string">
            <text:p>{'Главный герой парень', 'Трасса', 'Повествование от первого лица', 'отечественный разработчик'}</text:p>
          </table:table-cell>
          <table:table-cell office:value-type="string" calcext:value-type="string">
            <text:p>drama,horror,triller</text:p>
          </table:table-cell>
          <table:table-cell office:value-type="string" calcext:value-type="string">
            <text:p>https://mega.nz/folder/Jt4SBSJS#eDfTmJ7zaz109GPqS0Xwuw/file/5h4AFaKY</text:p>
          </table:table-cell>
          <table:table-cell office:value-type="string" calcext:value-type="string">
            <text:p>2598.jpg</text:p>
          </table:table-cell>
        </table:table-row>
        <table:table-row table:style-name="ro1">
          <table:table-cell office:value-type="string" calcext:value-type="string">
            <text:p>ПМКМ!/Помоги Мне Купить Молоко!</text:p>
          </table:table-cell>
          <table:table-cell office:value-type="string" calcext:value-type="string">
            <text:p>Визуальная новелла, в которой вам нужно помочь главной героине купить молоко.\nСпециально для Anivisual Jam #1.</text:p>
          </table:table-cell>
          <table:table-cell/>
          <table:table-cell office:value-type="string" calcext:value-type="string">
            <text:p>Менее 2 часов</text:p>
          </table:table-cell>
          <table:table-cell office:value-type="string" calcext:value-type="string">
            <text:p>10/ijul/2020_22:28</text:p>
          </table:table-cell>
          <table:table-cell office:value-type="string" calcext:value-type="string">
            <text:p>{''}</text:p>
          </table:table-cell>
          <table:table-cell office:value-type="string" calcext:value-type="string">
            <text:p>horror</text:p>
          </table:table-cell>
          <table:table-cell office:value-type="string" calcext:value-type="string">
            <text:p>https://drive.google.com/file/d/1r0r_8BZQ2fkZA80DiPIjhx5626-MeAPS/view?usp=sharing</text:p>
          </table:table-cell>
          <table:table-cell office:value-type="string" calcext:value-type="string">
            <text:p>2596.png</text:p>
          </table:table-cell>
        </table:table-row>
        <table:table-row table:style-name="ro1">
          <table:table-cell office:value-type="string" calcext:value-type="string">
            <text:p>Похищенная Девушка (Kidnapped Girl)</text:p>
          </table:table-cell>
          <table:table-cell office:value-type="string" calcext:value-type="string">
            <text:p>"Пожалуйста, похить меня..."\nМолодой парень по имени Клайв считает себя психопатом. Он давно мечтает сделать кому-то больно. Так Клайв на свой семнадцатый день рождения похитил девушку. Но с жертвой всё оказалось сложнее, чем он думал.\nЭта игра не подходит для детей\nили для слишком впечатлительных.</text:p>
          </table:table-cell>
          <table:table-cell/>
          <table:table-cell office:value-type="string" calcext:value-type="string">
            <text:p>Менее 2 часов</text:p>
          </table:table-cell>
          <table:table-cell office:value-type="string" calcext:value-type="string">
            <text:p>troyholman</text:p>
          </table:table-cell>
          <table:table-cell office:value-type="string" calcext:value-type="string">
            <text:p>{'Повествование от первого лица', 'Похищенная Девушка', 'отечественный разработчик', 'Главный герой парень'}</text:p>
          </table:table-cell>
          <table:table-cell office:value-type="string" calcext:value-type="string">
            <text:p>drama,romance</text:p>
          </table:table-cell>
          <table:table-cell office:value-type="string" calcext:value-type="string">
            <text:p>https://drive.google.com/file/d/1fY9tJYk5OkO1MwUznnRdyC0zbYjAPTz2/view?usp=sharing</text:p>
          </table:table-cell>
          <table:table-cell office:value-type="string" calcext:value-type="string">
            <text:p>2588.jpg</text:p>
          </table:table-cell>
        </table:table-row>
        <table:table-row table:style-name="ro1">
          <table:table-cell office:value-type="string" calcext:value-type="string">
            <text:p>Киберагент - сюжетная игра &amp; визуальная новелла</text:p>
          </table:table-cell>
          <table:table-cell office:value-type="string" calcext:value-type="string">
            <text:p>Станьте кибердетективом — пройдите новый квест, или симулятор жизни «детектива цифрового города»!\nНаша новая игра совмещает в себя квест с сюжетом, симулятор жизни, аркадные игры, детектив с расследованием, визуальную новеллу, аркада и платформеры!\nНа русском, бесплатно, можно играть без интернета!\nВ роли агента по цифровой безопасности вам предстоит расследовать цифровые преступления современности:\nВ качестве детектива проводить расследование — собирать показания у пострадавших и свидетелей, и допрашивать подозреваемых.\nВыбирать действия и провоцировать преступников на ошибки и раскрытие себя.\nC помощью аркадной игры-платформера в трехмерном пространстве исследовать компьютеры и телефоны в поиске улик.\nАнализировать информацию и вычислять преступников.\nПрокачивать личные навыки: крутость, харизму, психологию и знания информационной безопасности, и применять их на практике.\nЗаниматься тайм-менеджментом вашего героя и правильно сочетать работу, отдых и развлечения.\nМы живем в век цифровых технологий, и кибербезопасность уже не удел технарей, а повседневная действительность каждого из нас: мы все используем компьютеры, смартфоны, гаджеты, интернет, безналичный расчет; покупаем вещи и услуги в интернете, имеем профили в соцсетях, пользуемся почтой.\nВажно знать и понимать, как правильно защититься в этом мире технологий и какие в нем существуют угрозы: что такое скам, фишинг, хакинг, трояны, ботнеты, программы-вымогатели, DDoS-атаки, спайвейр, малварь и как это все может быть связано с нами, обычными людьми.\nНаша визуальная новелла, или симулятор жизни цифрового детектива, — сюжетная игра на тему кибербезопасности, она рассказывает о цифровой безопасности, рассматривает разные виды угроз, а также вопросы того, как не стать жертвами киберпреступлений и обезопасить себя. В ней лучшим образом смешаны жанры — квест с сюжетом, симулятор жизни, аркада, детектив, визуальная новелла.</text:p>
          </table:table-cell>
          <table:table-cell/>
          <table:table-cell office:value-type="string" calcext:value-type="string">
            <text:p>2-10 часов</text:p>
          </table:table-cell>
          <table:table-cell office:value-type="string" calcext:value-type="string">
            <text:p>mad_diamond</text:p>
          </table:table-cell>
          <table:table-cell office:value-type="string" calcext:value-type="string">
            <text:p>{'Киберагент', 'Главный герой парень', 'Повествование от первого лица', 'отечественный разработчик'}</text:p>
          </table:table-cell>
          <table:table-cell office:value-type="string" calcext:value-type="string">
            <text:p>detective,adventure,fiction</text:p>
          </table:table-cell>
          <table:table-cell office:value-type="string" calcext:value-type="string">
            <text:p>https://play.google.com/store/apps/details?id=com.maddiamondgames.cyberagent</text:p>
          </table:table-cell>
          <table:table-cell office:value-type="string" calcext:value-type="string">
            <text:p>2580.jpg</text:p>
          </table:table-cell>
        </table:table-row>
        <table:table-row table:style-name="ro1">
          <table:table-cell office:value-type="string" calcext:value-type="string">
            <text:p>Сёдзё Город (Shoujo City)</text:p>
          </table:table-cell>
          <table:table-cell office:value-type="string" calcext:value-type="string">
            <text:p>Shoujo City - аниме симулятор свиданий, объединяющий элементы геймплея визуальных новелл и свободного исследования 3D мира. Действие игры происходит в виртуальном Токио и основано на современной аниме и отаку-культуре. В начале игры игрок получает свою уникальную аниме-девушку, и затем должен будет заботиться о ней в ходе свиданий и исследования города.\nОсобенности:\n☆ Вы можете отправиться на свидание со своей девушкой в стиле классических визуальных новелл, или выбрать другой способ организовать свидание.\n☆Покупки одежды, еды, игрушек, напитков - в магазинах и торговых автоматах.\n☆Приготовление еды - в зависимости от того что захочет ваша девушка, вам придется заняться приготовлением различной еды путем комбинирования ингредиентов в соответствии с книгой рецептов.\n☆Косплей и кастомизация - внешность вашего персонажа и вашей девушки можно менять с помощью различной одежды и предметов для косплея.\n☆Уникальные девушки - у каждой девушки есть то что ей нравится и не нравится, что придется учитывать в ходе игры. Вместо девушки можно выбрать прохождение игры с подушкой дакимакура, которая менее требовательна.\n☆Аркадные игровые автоматы, в которых можно выиграть аниме-фигурки и поставить их на полках у себя дома.\n☆Юри - романтические отношения между двумя девушками.\n☆Вся графика и 3D модели создаются специально для этой игры и основаны на точном воспроизведении современного облика Токио, включая такие аспекты как торговые автоматы, амулеты Синто, уличная еда, и так далее.</text:p>
          </table:table-cell>
          <table:table-cell/>
          <table:table-cell office:value-type="string" calcext:value-type="string">
            <text:p>2-10 часов</text:p>
          </table:table-cell>
          <table:table-cell office:value-type="string" calcext:value-type="string">
            <text:p>shoujo_city_developer</text:p>
          </table:table-cell>
          <table:table-cell office:value-type="string" calcext:value-type="string">
            <text:p>{'Сёдзё Город', 'Главный герой девушка', 'юри', 'Повествование от первого лица', 'дэйт-сим', 'отечественный разработчик', 'симулятор'}</text:p>
          </table:table-cell>
          <table:table-cell office:value-type="string" calcext:value-type="string">
            <text:p>romance,routine</text:p>
          </table:table-cell>
          <table:table-cell office:value-type="string" calcext:value-type="string">
            <text:p>http://www.mediafire.com/file/lo5o4ncd8qthmkz/Shoujo_City_1.0.zip/file</text:p>
          </table:table-cell>
          <table:table-cell office:value-type="string" calcext:value-type="string">
            <text:p>2577.jpg</text:p>
          </table:table-cell>
        </table:table-row>
        <table:table-row table:style-name="ro1">
          <table:table-cell office:value-type="string" calcext:value-type="string">
            <text:p>Steins;Gate 0</text:p>
          </table:table-cell>
          <table:table-cell office:value-type="string" calcext:value-type="string">
            <text:p>Внимание! Читать Steins;Gate 0 нужно после ознакомления с Steins;Gate !\nСобытия новеллы основаны на серии ранобе и сд-драм Steins;Gate "Epigraph Trilogy".\n\nВпавший в отчаяние Окабэ Ринтаро изо всех сил пытается оправиться от последней неудачной попытки изменить будущее. Стремясь забыть всё то, что он пережил в прошлом, и избавиться от терзающих его сознание болезненных воспоминаний, он решает забросить своё второе «я» в лице безумного учёного и начать жить как подобает обычному студенту. Как только, казалось бы, жизнь начинает налаживаться, он внезапно встречает Хиядзё Махо, знакомую Макисэ Курису из американского университета. Махо рассказывает Ринтаро, что в их лаборатории уже начали тестирование нового изобретения, которое предоставляет возможность хранить память человека и способно воссоздать его личностные качества со всеми особенностями характера внутри себя. Приобретение возможности симулировать с помощью этого устройства память Курису приносит в жизнь Окабэ новый переполох, как будто бы возвращая его в пугающее прошлое. Он даже подумать не мог, что это принесёт столько мучений и новых неожиданных последствий в предстоящие времена.\n\n\n\n\n\n\n\n\n\n\nДополнительная информация:\nО найденных ошибках, багах и прочем писать в соответствующий теме в группе переводчиков: https://vk.com/topic-78042391_40754857</text:p>
          </table:table-cell>
          <table:table-cell/>
          <table:table-cell office:value-type="string" calcext:value-type="string">
            <text:p>30-50 часов</text:p>
          </table:table-cell>
          <table:table-cell office:value-type="string" calcext:value-type="string">
            <text:p>5pb._games</text:p>
          </table:table-cell>
          <table:table-cell office:value-type="string" calcext:value-type="string">
            <text:p>{'Несколько главных героев', 'Steinsgate5bp', 'Иностранный разработчик', 'Повествование от первого лица'}</text:p>
          </table:table-cell>
          <table:table-cell office:value-type="string" calcext:value-type="string">
            <text:p>drama,comedy,science_fiction</text:p>
          </table:table-cell>
          <table:table-cell office:value-type="string" calcext:value-type="string">
            <text:p>https://drive.google.com/file/d/1H21Uk7RW-WoyQlFLI40_2Jka5rxCauUT/view?usp=sharing</text:p>
          </table:table-cell>
          <table:table-cell office:value-type="string" calcext:value-type="string">
            <text:p>2576.png</text:p>
          </table:table-cell>
        </table:table-row>
        <table:table-row table:style-name="ro1">
          <table:table-cell office:value-type="string" calcext:value-type="string">
            <text:p>Холмы Лафоре</text:p>
          </table:table-cell>
          <table:table-cell office:value-type="string" calcext:value-type="string">
            <text:p>"Холмы Лафоре" – такое название носит уединенная ферма где-то на Среднем Западе. Когда-то давно она принадлежала влиятельной семье французских колонистов, от которой и получила свое название, но сейчас на ней в полном одиночестве проживает святой отец, проповедующий в близлежащем городке. Время на "Холмах Лафоре" медленно тянется от одного дня к другому, от одного года к следующему. Порой кажется, будто сама жизнь в этих краях взяла тайм-аут, дабы прилечь под кроной дерева и отдохнуть от бесконечной суеты. Так продолжается до тех пор, пока на ферме вдруг не объявляется взявшаяся из ниоткуда младшая сестра единственного жителя фермы. Много лет назад она покинула отчий дом, не сказав никому ни слова, и с тех пор о ней не было слышно никаких известий. Святой отец, конечно же, несказанно рад такому неожиданному визиту из прошлого… Рад до тех пор, пока не узнает истинную причину ее возвращения.</text:p>
          </table:table-cell>
          <table:table-cell/>
          <table:table-cell office:value-type="string" calcext:value-type="string">
            <text:p>2-10 часов</text:p>
          </table:table-cell>
          <table:table-cell office:value-type="string" calcext:value-type="string">
            <text:p>flojd_galanos</text:p>
          </table:table-cell>
          <table:table-cell office:value-type="string" calcext:value-type="string">
            <text:p>{'Повествование от первого лица', 'отечественный разработчик', 'Главный герой парень'}</text:p>
          </table:table-cell>
          <table:table-cell office:value-type="string" calcext:value-type="string">
            <text:p>horror,mystic,routine</text:p>
          </table:table-cell>
          <table:table-cell office:value-type="string" calcext:value-type="string">
            <text:p>https://drive.google.com/file/d/1LpkOjoR9diMZApVA1Yw2bhtxEsNsEdIH/view?usp=sharing</text:p>
          </table:table-cell>
          <table:table-cell office:value-type="string" calcext:value-type="string">
            <text:p>2571.png</text:p>
          </table:table-cell>
        </table:table-row>
        <table:table-row table:style-name="ro1">
          <table:table-cell office:value-type="string" calcext:value-type="string">
            <text:p>SCP: Ещё Одна Жизнь (SCP: One More Life)</text:p>
          </table:table-cell>
          <table:table-cell office:value-type="string" calcext:value-type="string">
            <text:p>Первая Визуальная Новелла По Миру Scp Foundation!\nВыживешь Ли Ты При Нарушении Условий Содержания?\nSCP: One More Life - это визуальная новелла о простом сотруднике класса D, отчаянно цепляющемся за свою жизнь, когда всё вокруг идёт наперекосяк.\nКакие испытания тебе придётся пройти, чтобы выжить?\nЧто скрывается во тьме коридоров секретного бункера Фонда?\nМожно Ли Верить Кому-либо В Этом Проклятом Месте?\nИ что делать, если в конце концов ты сам окажешься не так прост, как кажется?\nВ Игре Вас Ждут:\n000&gt;Цепляющая история. Лишь от вас зависит, чем всё закончится.\n000&gt;Прекрасные авторские иллюстрации.\n000&gt;Атмосферная музыка. Рекомендуем играть в наушниках.\n000&gt;Вопросы и ответы. И снова вопросы.\nВсе аудио-визуальные материалы, используемые в игре уникальны и созданы специально для вас!\nОсобенности:\n&gt;&gt;&gt;Множество путей прохождения.\n&gt;&gt;&gt;Уникальные для визуальных новелл игровые механики.\n&gt;&gt;&gt;Живые персонажи.\n&gt;&gt;&gt;Брось вызов Зоне! Твои знания об Объектах помогут пережить этот ад.\n&gt;&gt;&gt;Содержит элементы хоррора и психологического триллера.\nКогда всё вокруг рушится... Когда твой мир, такой знакомым и безопасный, переворачивается с ног на голову... Когда кажется, что спасения нет и назад не вернуться... Остаётся лишь одно: выжить. Доказать, что ты здесь не затем, чтобы умереть. Разобраться во всём, что происходит. И вернуться к нормальной жизни... Или нет?\nПриготовься с головой погрузиться в таинственный и пугающий мир SCP Foundation.\nВыжить в Зоне - непростая задача, а когда происходит нарушение условий содержания, никто не гарантирует, что это переживёт хоть кто-то.\nСледите за этим и другими нашими проектами, общайтесь с другими игроками и разработчиками, а также делитесь своим игровым опытом в группе ВК.</text:p>
          </table:table-cell>
          <table:table-cell/>
          <table:table-cell office:value-type="string" calcext:value-type="string">
            <text:p>Менее 2 часов</text:p>
          </table:table-cell>
          <table:table-cell office:value-type="string" calcext:value-type="string">
            <text:p>ardavilgames</text:p>
          </table:table-cell>
          <table:table-cell office:value-type="string" calcext:value-type="string">
            <text:p>{'SCP: Ещё Одна Жизнь', 'отечественный разработчик', 'Повествование от первого лица', 'Главный герой парень'}</text:p>
          </table:table-cell>
          <table:table-cell office:value-type="string" calcext:value-type="string">
            <text:p>horror,mystic,adventure,fiction,triller</text:p>
          </table:table-cell>
          <table:table-cell office:value-type="string" calcext:value-type="string">
            <text:p>https://www.modapkandroid.ru/com.domain.ardavilgames.onemorelifes/</text:p>
          </table:table-cell>
          <table:table-cell office:value-type="string" calcext:value-type="string">
            <text:p>2567.jpg</text:p>
          </table:table-cell>
        </table:table-row>
        <table:table-row table:style-name="ro1">
          <table:table-cell office:value-type="string" calcext:value-type="string">
            <text:p>Реквием Темного Лорда: плакса. (Requiem of the Dark Lord: crybaby.)</text:p>
          </table:table-cell>
          <table:table-cell office:value-type="string" calcext:value-type="string">
            <text:p>Продолжение новеллы:Requiem of the Dark Lord (Первая часть)\n--------------------------------------------------------------------------------------------------------------------------------------\nОписание:\nЧеловечность Тёмного Лорда всё сильнее уходила на задний план и только Мария, маленькая эльфийка, не давала упасть ему в пучину безумия. Эльфи попытались забрать её и они заплатят за это, как и весь мир! Все преклонятся перед новым Владыкой этого мира! И тогда больше не будет войн и разногласий. Я, Рью, покончу со всем этим!\n\nЕсли в мире есть зло, должно быть и добро, которое остановит его. Им стал рыцарь с его верными друзьями, но с ним так же не всё так просто...\n\nЭто история об ином мире!\n-----------------------------------------------------------------------------------------------------------------------------------\nОсобенности игры:\n- Возможность выбора стороны противостояния.\n- Боевая система (QTE).\n- 6 концовок (1 секретная).\n- 10 000 строк диалогов.\n-----------------------------------------------------------------------------------------------------------------------------------\nОт автора:\nЯ очень благодарен всем тем, кто поддерживал меня все эти 3 года разработки обеих частей.\nБлагодарен и тем, кто давал свою критику, потому что благодаря ей я смог сделать вторую часть лучше.\nВ игре присутствуют персонаже с внешностью отсылкой к тем или иным произведением,\nДоступно только для пользователей Для старых устройств Android\n\nДЛЯ СТАРЫХ УСТРОЙСТВ ANDROID: https://drive.google.com/file/d/1SY02ssWxQQ8a_7PkTIN1CEGZGkr5crnB/view?usp=sharing</text:p>
          </table:table-cell>
          <table:table-cell/>
          <table:table-cell office:value-type="string" calcext:value-type="string">
            <text:p>2-10 часов</text:p>
          </table:table-cell>
          <table:table-cell office:value-type="string" calcext:value-type="string">
            <text:p>slime_(tentacles_team)</text:p>
          </table:table-cell>
          <table:table-cell office:value-type="string" calcext:value-type="string">
            <text:p>{'Несколько главных героев', 'crybaby', 'Попаданцы', 'Requiem', 'демон', 'попаданцы в иные миры', 'Главный герой парень', 'Тёмный владыка', 'отечественный разработчик', 'Lord:', 'the', 'злой гг', 'раздвоенные', 'Повествование от первого лица', 'of', 'раздвоение личности.', 'Попаданец', 'Dark', 'гг злодей'}</text:p>
          </table:table-cell>
          <table:table-cell office:value-type="string" calcext:value-type="string">
            <text:p>drama,comedy,romance,horror,action,adventure,fantasy</text:p>
          </table:table-cell>
          <table:table-cell office:value-type="string" calcext:value-type="string">
            <text:p>https://drive.google.com/file/d/13XvsQ1nUiK5RqjR3HHsUSHy_Wwy_BYkM/view?usp=sharing</text:p>
          </table:table-cell>
          <table:table-cell office:value-type="string" calcext:value-type="string">
            <text:p>2566.png</text:p>
          </table:table-cell>
        </table:table-row>
        <table:table-row table:style-name="ro1">
          <table:table-cell office:value-type="string" calcext:value-type="string">
            <text:p>Grisaia: Phantom Trigger Vol. 1</text:p>
          </table:table-cell>
          <table:table-cell office:value-type="string" calcext:value-type="string">
            <text:p>После инцидента с Хито Осло существование американо-японской антитеррористической организации CIRS стало достоянием общественности. CIRS был пересобран с нуля, а его самые скрытые функции были переданы новому органу: SORD.\n\nЦель SORD - подготовить новое поколение оперативников для защиты от будущих угроз. Для этой цели организация создала по всей стране ряд школ. Загнивающая после внезапного закрытия Академия Михама стала одной из таких "школ подготовки специалистов".\n\nЭта новая реинкарнация Академии Михама является домом для разнообразной группы учеников, которые каждый день оттачивают свои необычные навыки. Теперь Михама возложена на плечи особенных девушек, которые посещают её с оружием и боевыми патронами. Не обращая внимания на собственную безопасность, эти ученицы снова и снова погружаются в опасные внесудебные миссии, направленные на благо государства.\n\n"Нам обеспечили место в этом мире. Однако этого недостаточно - в жизни нет никакого смысла, если у нас есть только это предоставленное место... Недостаточно просто висеть на шее других. Я живу за счёт своей силы, и я борюсь, чтобы выжить. Потому что среди нас только уцелевшие принадлежат к живым..."\n\nНеважно, насколько сильно жизнь втаптывает их в грязь, какое в итоге будущее ждёт этих девушек, которые сами выбрали путь оружия?\n\nПиратская версия игры весит 10 гб, поскольку содержит сразу все части данной серии визуальной новеллы, но прочитать на русском языке на данный момент вы можете только 1-й том/часть. Остальные части находятся на переводе. Как только их перевод будет завершён мы будем выкладывать патчи, которые будут устанавливаться на эту пиратскую версию игры, чтобы вы могли прочитать на русском языке и все остальные эпизоды этой визуальной новеллы.\nОбо всех найденных ошибках вы можете сообщить в специальной теме в нашей группе: https://vk.com/topic-150503194_40769900\n\nТеперь русификатор для визуальной новеллы доступен для скачивания только через документы в группе нашей команды, поскольку с других платформ его удаляют из-за жалоб правообладателя.</text:p>
          </table:table-cell>
          <table:table-cell/>
          <table:table-cell office:value-type="string" calcext:value-type="string">
            <text:p>2-10 часов</text:p>
          </table:table-cell>
          <table:table-cell office:value-type="string" calcext:value-type="string">
            <text:p>frontwing</text:p>
          </table:table-cell>
          <table:table-cell office:value-type="string" calcext:value-type="string">
            <text:p>{'Иностранный разработчик', 'Phantom Trigger', 'Grisaia', 'Экшен', 'Несколько главных героев'}</text:p>
          </table:table-cell>
          <table:table-cell office:value-type="string" calcext:value-type="string">
            <text:p>comedy,action,routine,school,ecchi</text:p>
          </table:table-cell>
          <table:table-cell office:value-type="string" calcext:value-type="string">
            <text:p>https://drive.google.com/file/d/1Ick4Sosz5aX4IquZRmgI1bETIIxCyxvS/view</text:p>
          </table:table-cell>
          <table:table-cell office:value-type="string" calcext:value-type="string">
            <text:p>2565.jpg</text:p>
          </table:table-cell>
        </table:table-row>
        <table:table-row table:style-name="ro1">
          <table:table-cell office:value-type="string" calcext:value-type="string">
            <text:p>Выцветший (Withered)</text:p>
          </table:table-cell>
          <table:table-cell office:value-type="string" calcext:value-type="string">
            <text:p>Поздно ночью, главный герой просыпается от странных звуков в его комнате. Их источник - непонятно откуда взявшаяся глазоподобная сущность. Что это за существо? Откуда оно взялось? Что ему надо? Почему главный герой не помнит своего прошлого? И что же случилось в этом самом прошлом?\nОтветы на все эти вопросы вам и предстоит найти, в процессе прохождения данной игры.\nВнимание: В игре присутствуют скримеры, неприятные сцены и нецензурная лексика.\n\nОбо всех возможных ошибках и косяках, которые вы найдёте в нашем переводе данной игры, просьба сообщать сюда\nДругие визуальные новеллы данного автора на сайте:\nРАЗБУДИ МЕНЯ\nС Возвращением Домой</text:p>
          </table:table-cell>
          <table:table-cell/>
          <table:table-cell office:value-type="string" calcext:value-type="string">
            <text:p>Менее 2 часов</text:p>
          </table:table-cell>
          <table:table-cell office:value-type="string" calcext:value-type="string">
            <text:p>jp_electronic_arts_(jp_burato)</text:p>
          </table:table-cell>
          <table:table-cell office:value-type="string" calcext:value-type="string">
            <text:p>{'Русский'}</text:p>
          </table:table-cell>
          <table:table-cell office:value-type="string" calcext:value-type="string">
            <text:p>drama,horror,mystic,triller</text:p>
          </table:table-cell>
          <table:table-cell office:value-type="string" calcext:value-type="string">
            <text:p>https://drive.google.com/file/d/1ZmeJYHlME-1dU7tQ0ipGGQQiY4s_Wbk3/view?usp=sharing</text:p>
          </table:table-cell>
          <table:table-cell office:value-type="string" calcext:value-type="string">
            <text:p>2556.jpg</text:p>
          </table:table-cell>
        </table:table-row>
        <table:table-row table:style-name="ro1">
          <table:table-cell office:value-type="string" calcext:value-type="string">
            <text:p>Replica</text:p>
          </table:table-cell>
          <table:table-cell office:value-type="string" calcext:value-type="string">
            <text:p>"Нашей стране не нужны мертвые символы. Ей нужна надежда". - Иви Хэммонд\nReplica - это интерактивная новелла, рассказанная с помощью мобильного телефона и социальных медиа.\nВам выдали телефон неизвестного владельца. Государство вынудило вас искать свидетельства терроризма, взламывая этот самый телефон. А затем изучать историю поиска и активность владельца в социальных сетях.\nВы заглянете в чью-то личную жизнь с помощью мобильного телефона, и это настолько вас потрясет, что вы станете самым преданным патриотом страны.\nОсобенности:\n#-&gt;12 различных концовок.\n#-&gt;8 достижений.</text:p>
          </table:table-cell>
          <table:table-cell/>
          <table:table-cell office:value-type="string" calcext:value-type="string">
            <text:p>2-10 часов</text:p>
          </table:table-cell>
          <table:table-cell office:value-type="string" calcext:value-type="string">
            <text:p>somi</text:p>
          </table:table-cell>
          <table:table-cell office:value-type="string" calcext:value-type="string">
            <text:p>{'Главный герой парень', 'REPLICA', 'Повествование от первого лица', 'симулятор', 'Иностранный разработчик'}</text:p>
          </table:table-cell>
          <table:table-cell office:value-type="string" calcext:value-type="string">
            <text:p>detective,routine</text:p>
          </table:table-cell>
          <table:table-cell office:value-type="string" calcext:value-type="string">
            <text:p>https://mega.nz/file/U3pDUYBI#0Zns3kHvWdlcaWk2qgYkOMX5ZTbEyS796ehD849IUbs</text:p>
          </table:table-cell>
          <table:table-cell office:value-type="string" calcext:value-type="string">
            <text:p>2553.jpg</text:p>
          </table:table-cell>
        </table:table-row>
        <table:table-row table:style-name="ro1">
          <table:table-cell office:value-type="string" calcext:value-type="string">
            <text:p>Оруэлл: присматривает за тобой (Orwell: Keeping an Eye On You)</text:p>
          </table:table-cell>
          <table:table-cell office:value-type="string" calcext:value-type="string">
            <text:p>Большой Брат уже здесь... и это вы. Проследите за частной жизнью граждан, чтобы найти организаторов серии терактов. Вам доступно все: данные из Интернета, личные документы и переписка. Однако имейте в виду: эта информация напрямую влияет на чьи-то жизни...\nOrwell (Оруэлл) — новая правительственная программа безопасности, способная отслеживать действия каждого человека в Нации в сети. Она может фиксировать все звонки и переписку и получать доступ к любому компьютеру. В целях защиты персональных данных граждан исследователи-люди изучают полученные Orwell фрагменты и решают, какую информацию следует предоставить силам безопасности, а какая не представляет важности.\nВы первый человек-исследователь в проекте Orwell, отобранный из тысяч кандидатов. Когда столицу Нации Бонтон сотрясает взрыв, и Orwell, и вы немедленно подвергаетесь испытанию. Начиная с выслеживания одного подозреваемого, вам предстоит помочь силам безопасности раскрыть сеть потенциальных преступников, составив их психологические портреты.\nНо действительно ли эти люди — террористы? Что подтверждают о них данные, которые вы раскрываете системе Orwell? Что если вы узнаете о них то, чего не знают даже их близкие? Какова реальная цена безопасности, к которой стремится Нация?\n***&gt;Следите за жизнью граждан в сети. Находите нужные веб-страницы, просматривайте сообщения в социальных сетях, профили сайтов знакомств, новостные статьи и блоги, чтобы найти виновных в серии террористических атак.\n***&gt;Вы имеете право вторгаться в личную жизнь подозреваемых. Просматривайте сообщения чатов, читайте личные письма, взламывайте компьютеры, извлекайте данные медицинских карт, прослеживайте связи. Используйте любые методы, чтобы добыть нужную информацию.\n***&gt;Оценивайте важность данных. Силы безопасности будут рассматривать и использовать только ту информацию, которую им предоставите вы. Вам решать, какие фрагменты раскрыть, и в каком свете предстанут подозреваемые.\n***&gt;Ваша задача — защищать свободу Нации. Найдите террористов, чтобы граждане могли спать спокойно, зная, что Orwell присматривает за ними.\n***&gt;КОНТЕНТ ДЛЯ ВЗРОСЛЫХ: Обратите внимание, что игра Orwell содержит ненормативную лексику и контент для взрослых и не подходит для несовершеннолетних пользователей.</text:p>
          </table:table-cell>
          <table:table-cell/>
          <table:table-cell office:value-type="string" calcext:value-type="string">
            <text:p>2-10 часов</text:p>
          </table:table-cell>
          <table:table-cell office:value-type="string" calcext:value-type="string">
            <text:p>osmotic_studios</text:p>
          </table:table-cell>
          <table:table-cell office:value-type="string" calcext:value-type="string">
            <text:p>{'Иностранный разработчик', 'симулятор', 'Повествование от первого лица'}</text:p>
          </table:table-cell>
          <table:table-cell office:value-type="string" calcext:value-type="string">
            <text:p>science_fiction,detective,routine</text:p>
          </table:table-cell>
          <table:table-cell office:value-type="string" calcext:value-type="string">
            <text:p>https://drive.google.com/uc?id=1Nx71VvY467Z_lnLOsJYK3lDjDoanvT-u</text:p>
          </table:table-cell>
          <table:table-cell office:value-type="string" calcext:value-type="string">
            <text:p>2551.png</text:p>
          </table:table-cell>
        </table:table-row>
        <table:table-row table:style-name="ro1">
          <table:table-cell office:value-type="string" calcext:value-type="string">
            <text:p>Слава Королевы (Queen's Glory 女王的榮耀 /Queen's Glory Nǚwáng de róngyào)</text:p>
          </table:table-cell>
          <table:table-cell office:value-type="string" calcext:value-type="string">
            <text:p>В игре "Стратегия SLG+ADV", управляющей страной, звучат голоса двух женских персонажей на протяжении всей игры. Цель состоит в том, чтобы привести умирающего Норманна к процветанию, плохая работа заставит её столкнуться с унижениями всякого рода со...\n※ Перевод текста игры DeepL.\n※ Игра "Стратегия SLG+ADV" по управлению страной.\n※ Голоса двух женских персонажей на протяжении всей игры.\nВ 1653 году Честенская империя разорвала "Двадцатилетний мирный договор" и начала внезапное нападение на Нормандское королевство. Столкнувшись с могущественными силами Честенской империи, совершенно неподготовленный Норман был полностью разгромлен.\nНормандская столица была оккупирована, два принца погибли в битве, а король умер от серьёзных ранений. Старый король передал трон своей дочери [Алисе] перед смертью.\nВы будете играть королеву [Алису], которой даровали трон во времена кризиса. Столкнувшись с угрозой империи Честен и жадными глазами соседних стран, сможешь ли ты привести Нормана к выживанию в отчаянной ситуации потери страны? Можете ли вы привести Нормана к реваншу против империи Честен через три года?\n◆Игровые инструкции◆\nКаждый месяц в игре три национальных политических дела. Вы должны найти равновесие и добиться развития среди [военных], [экономики], [сельского хозяйства], [политики] и [популярности].\nВо время игры будет много событий, в том числе реформы, благородный бунт, агрессия соседних стран и финансовые реформы. Рекомендуется развивать различные ценности страны, балансировать внутриполитические фракции и использовать мудрость для развития страны и победы над сильным врагом в отчаянных ситуациях!\n◆Особенности игры◆\n◇ 32 штуки основных КУ, в том числе 200 различных штук.\n◇ 100 000 слов игрового текста.\n◇ Игра SLG в симуляцию операций и стратегии страны.\n◇ Игровые окончания: 3 вида.\n◆Характеристическая система◆\n◇ Включить полный режим CG в настройках среды для свободного просмотра HCG.\n◇ Проектирование без стрессов.\n・ Поддержка операции одним щелчком мыши.\n・ Система быстрого текстового прыжка.\nИгра содержит наготу или сексуальный контент, половые отношения без согласия, явные сексуальные действия. Все персонажи старше 20 лет.</text:p>
          </table:table-cell>
          <table:table-cell/>
          <table:table-cell office:value-type="string" calcext:value-type="string">
            <text:p>2-10 часов</text:p>
          </table:table-cell>
          <table:table-cell office:value-type="string" calcext:value-type="string">
            <text:p>banana_king_&amp;_playmeow_games</text:p>
          </table:table-cell>
          <table:table-cell office:value-type="string" calcext:value-type="string">
            <text:p>{'Русский'}</text:p>
          </table:table-cell>
          <table:table-cell office:value-type="string" calcext:value-type="string">
            <text:p>drama,routine,hentai</text:p>
          </table:table-cell>
          <table:table-cell office:value-type="string" calcext:value-type="string">
            <text:p>https://mega.nz/file/HVoHTY6K#ekseAcqqcmAfdjU3pXCXkF2v5FDijljNDx4DJ8wUY0c</text:p>
          </table:table-cell>
          <table:table-cell office:value-type="string" calcext:value-type="string">
            <text:p>2550.png</text:p>
          </table:table-cell>
        </table:table-row>
        <table:table-row table:style-name="ro1">
          <table:table-cell office:value-type="string" calcext:value-type="string">
            <text:p>Ничто и нигде (Nothing &amp; Nowhere)</text:p>
          </table:table-cell>
          <table:table-cell office:value-type="string" calcext:value-type="string">
            <text:p>Перед прочтением рекомендуется ознакомиться с этой новеллой: «Линна»\n\nГуляя ранним утром по туманному пляжу, писатель-затворница Кора встречает юную девушку. Она выглядит промокшей, потерянной, и совершенно удручённой, и Кора решает, что та наверняка сбежала из дома.\n\nНесмотря на свою хитрость, Коре получается узнать очень немногое о девушке или её обстоятельствах. Она не знает, почему та сбежала или даже как её зовут, но это не смущает её.\n\nКора предлагает девушке крышу над головой, и той – будучи бездомной – не остаётся выбора, кроме как принять предложение.\n\nДевушка селится у Коры и спит в обшарпанной гостевой спальне с устаревшей мебелью и тонкой, жёсткой постелью. Кора покупает девушке новую одежду, окружает её детективными романами, всё это время пытаясь узнать её настоящую личность.\n\nЧто же с ней случилось?</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drama,routine</text:p>
          </table:table-cell>
          <table:table-cell office:value-type="string" calcext:value-type="string">
            <text:p>https://drive.google.com/file/d/1uVh9TA9FEiJFJ3g3o9yTfIbDvtkEiP9s/view?usp=sharing</text:p>
          </table:table-cell>
          <table:table-cell office:value-type="string" calcext:value-type="string">
            <text:p>2548.png</text:p>
          </table:table-cell>
        </table:table-row>
        <table:table-row table:style-name="ro1">
          <table:table-cell office:value-type="string" calcext:value-type="string">
            <text:p>Новая жизнь (A New Life)</text:p>
          </table:table-cell>
          <table:table-cell office:value-type="string" calcext:value-type="string">
            <text:p>Это классическая история любви: знакомство, замужество, старость.\nНо что ты сделаешь, когда твоя любимая причиняет тебе боль?\nЧто бы ты предпочел: любить и обжечься, или не любить вообще?</text:p>
          </table:table-cell>
          <table:table-cell/>
          <table:table-cell office:value-type="string" calcext:value-type="string">
            <text:p>Менее 2 часов</text:p>
          </table:table-cell>
          <table:table-cell office:value-type="string" calcext:value-type="string">
            <text:p>angela_he</text:p>
          </table:table-cell>
          <table:table-cell office:value-type="string" calcext:value-type="string">
            <text:p>{'сёдзё-ай', 'Главный герой девушка', 'Иностранный разработчик', 'Повествование от первого лица'}</text:p>
          </table:table-cell>
          <table:table-cell office:value-type="string" calcext:value-type="string">
            <text:p>drama,romance,routine</text:p>
          </table:table-cell>
          <table:table-cell office:value-type="string" calcext:value-type="string">
            <text:p>https://drive.google.com/file/d/12dSoW96JurbiN02cIb-nF39NCQm6CEq8/view?usp=sharing</text:p>
          </table:table-cell>
          <table:table-cell office:value-type="string" calcext:value-type="string">
            <text:p>2547.png</text:p>
          </table:table-cell>
        </table:table-row>
        <table:table-row table:style-name="ro1">
          <table:table-cell office:value-type="string" calcext:value-type="string">
            <text:p>Школа Аниме Психов (Anime Psycho School)</text:p>
          </table:table-cell>
          <table:table-cell office:value-type="string" calcext:value-type="string">
            <text:p>Нашего главного персонажа просто преследует череда трагических событий. Смерть матери, хладнокровность отца. Всё это разрушает счастливую жизнь героя. Вскоре было принято решение о его переводе в специальную школу для психически нестабильных детей. Какие приключения ждут нашего героя? И сможет ли он вообще остаться в живых? И сможет ли главный герой найти счастье? Всё в ваших руках.</text:p>
          </table:table-cell>
          <table:table-cell/>
          <table:table-cell office:value-type="string" calcext:value-type="string">
            <text:p>Менее 2 часов</text:p>
          </table:table-cell>
          <table:table-cell office:value-type="string" calcext:value-type="string">
            <text:p>ladyluckystar</text:p>
          </table:table-cell>
          <table:table-cell office:value-type="string" calcext:value-type="string">
            <text:p>{'отечественный разработчик', 'anime', 'Psycho', 'трэш', 'school', 'Повествование от третьего лица'}</text:p>
          </table:table-cell>
          <table:table-cell office:value-type="string" calcext:value-type="string">
            <text:p>comedy,routine,parody,adventure,school,fantasy</text:p>
          </table:table-cell>
          <table:table-cell office:value-type="string" calcext:value-type="string">
            <text:p>https://drive.google.com/file/d/1okLtHeCIJ1210_LqlH8bd95nphuL4IO-/view?usp=sharing</text:p>
          </table:table-cell>
          <table:table-cell office:value-type="string" calcext:value-type="string">
            <text:p>2546.png</text:p>
          </table:table-cell>
        </table:table-row>
        <table:table-row table:style-name="ro1">
          <table:table-cell office:value-type="string" calcext:value-type="string">
            <text:p>JPDE - Соната огня (JPDE – Sonata Of Fire)</text:p>
          </table:table-cell>
          <table:table-cell office:value-type="string" calcext:value-type="string">
            <text:p>Проект JPDE, более известный как просто JPDE, представляет собой бесплатную фанатскую визуальную новеллу по веб-сериалу RWBY, созданную пользователем Мейносом Каэном.\n\nJPDЕ - это визуальная новелла, сюжет которой разворачивается вокруг нового ученика в Биконе - Дэвида. Фоном для этой истории служат события второго и третьего томов, которые скатываются в AU, чтобы не допустить Падения Бикона.\n\nПосле пробуждения, с ужасной амнезией в придачу, Дэвид встречает Пенни Полендину, и с этого момента начинается игра. Дэвид начинает посещать знаменитую Академию Бикон, чтобы тренироваться в качестве охотника, и за это время обнаруживает, что он владеет боевыми навыками, о которых он даже не подозревает. Затем Дэвида помещают в команду через специальное посвящение, где он становится третьим членом команды JADE вместе с лидером/партнером Жаклин Б. Айвори, Пенни и фавном с заячьими ушами Эвелин Деймеро.\n\nНа фоне основного сюжета игры есть необязательная часть которая включает в себя проведение времени с другими персонажами из RWBY. Мейнос сделал амбициозное заявление, что он. даст по крайней мере каждому женскому персонажу, представленному до Тома 4, свой собственный рут, хотя и не все руты могут быть романтическими.\n\nЧто нового?\n1. Добавлены второй ивент Сиэль, четвёртый ивент Эмеральд и новый анимированный 18+ ивент с Эмбер (доступен сразу после ночи с Эвелин в клубе). Обновлено CG знакомства с Эвелин.\n2. БЕТА ПРОПУСКА БОЁВ. Вы воздевали руки к небу и просили "Крей, Крей, дай нам возможность скипать бои, Крей, пожалуйста!", и я внял вам. С этого момента одним звонком со свитка можно свести все бои к одному ходу... если вы, конечно, уже проходили игру и сможете ответить на проверочный вопрос. Если же нет - имейте совесть помучиться хотя бы разок, как все мы до этого. В крайнем случае, наверняка где-нибудь в паблике сходу запостят ответ, не буду же я его тереть, лол.\n3. Перевод интегрирован в оригинал. За исключением эксклюзивных русских фич вся игра доступна на русском в оригинальном релизе.\n4. ВАЖНО. Если вы накатываете на Андроид - в этом релизе установка .rpa обязательна, иначе вам будет выдавать ошибку на каждой озвученной реплике. Штатный шаман уже разбирается с проблемой, но его бубен пока не определил её источник.\n\nОбновление! Новая Версия 4.14\nГайды для новой версии – будут выложены в паблике. Гайды для старой версии с пометкой 18+ на месте. Паблик Тут!\n\n\n\n\n\n\nФайл с доп. контентом на Android:\nПорядок установки: закинуть .rpa файл по адресу: /Android/data/com.lizzy.jpde.rus/files/game/ (папку game создать вручную).\nПолная Инструкция\nОбязательный файл для Андроида:\nСкачать\nРусский чат JPDE\nОфициальный дискорд JPDE</text:p>
          </table:table-cell>
          <table:table-cell/>
          <table:table-cell office:value-type="string" calcext:value-type="string">
            <text:p>Более 50 часов</text:p>
          </table:table-cell>
          <table:table-cell office:value-type="string" calcext:value-type="string">
            <text:p>meinos_kaen_(mejnos_kaen)</text:p>
          </table:table-cell>
          <table:table-cell office:value-type="string" calcext:value-type="string">
            <text:p>{'Русский'}</text:p>
          </table:table-cell>
          <table:table-cell office:value-type="string" calcext:value-type="string">
            <text:p>romance,action,routine,school,fantasy,hentai</text:p>
          </table:table-cell>
          <table:table-cell office:value-type="string" calcext:value-type="string">
            <text:p>https://mega.nz/folder/wPB2wbxR#9yCWCsSYtc2fReDpHMmHig</text:p>
          </table:table-cell>
          <table:table-cell office:value-type="string" calcext:value-type="string">
            <text:p>2543.png</text:p>
          </table:table-cell>
        </table:table-row>
        <table:table-row table:style-name="ro1">
          <table:table-cell office:value-type="string" calcext:value-type="string">
            <text:p>Мой учитель (My teacher)</text:p>
          </table:table-cell>
          <table:table-cell office:value-type="string" calcext:value-type="string">
            <text:p>Небольшая визуальная новелла, рассказывающая историю паренька, у которого плохие оценки в школе и для него нанимают репетитора...\n\nВ новелле присутствует баг, из-за которого не удалось перевести меню, имена персонажей и обозначения дней, но весь сюжет полностью на русском языке.\n\nВ новелле присутствует несколько концовок, так что есть смысл перепроходить её несколько раз. Всего концовок: 3.</text:p>
          </table:table-cell>
          <table:table-cell/>
          <table:table-cell office:value-type="string" calcext:value-type="string">
            <text:p>Менее 2 часов</text:p>
          </table:table-cell>
          <table:table-cell office:value-type="string" calcext:value-type="string">
            <text:p>bishojo_games</text:p>
          </table:table-cell>
          <table:table-cell office:value-type="string" calcext:value-type="string">
            <text:p>{'Русский'}</text:p>
          </table:table-cell>
          <table:table-cell office:value-type="string" calcext:value-type="string">
            <text:p>routine,school</text:p>
          </table:table-cell>
          <table:table-cell office:value-type="string" calcext:value-type="string">
            <text:p>https://drive.google.com/file/d/1sn1uioFuuWsUOpjjCnq4SU-bEJ9RlW13/view?usp=sharing</text:p>
          </table:table-cell>
          <table:table-cell office:value-type="string" calcext:value-type="string">
            <text:p>2539.png</text:p>
          </table:table-cell>
        </table:table-row>
        <table:table-row table:style-name="ro1">
          <table:table-cell office:value-type="string" calcext:value-type="string">
            <text:p>Николь (Nicole)</text:p>
          </table:table-cell>
          <table:table-cell office:value-type="string" calcext:value-type="string">
            <text:p>Николь - молодая и обаятельная студентка, которая только что переехала в общежитие университета. Учеба только началась, а вместе с ней последовала цепочка странных и загадочных событий. Студенты исчезали один за другим и никто не знал, где их искать. В начале игры уже три девушки пропали, и Николь имеет все шансы стать четвёртой, если не будет вести себя очень осмотрительно и влезать в непонятные дела. Да уж, не лучшее начало учебного года для юной Николь...\n\nUPD. Исправили ошибки, опечатки.</text:p>
          </table:table-cell>
          <table:table-cell/>
          <table:table-cell office:value-type="string" calcext:value-type="string">
            <text:p>2-10 часов</text:p>
          </table:table-cell>
          <table:table-cell office:value-type="string" calcext:value-type="string">
            <text:p>winter_wolves</text:p>
          </table:table-cell>
          <table:table-cell office:value-type="string" calcext:value-type="string">
            <text:p>{'Русский'}</text:p>
          </table:table-cell>
          <table:table-cell office:value-type="string" calcext:value-type="string">
            <text:p>romance,detective,routine</text:p>
          </table:table-cell>
          <table:table-cell office:value-type="string" calcext:value-type="string">
            <text:p>https://yadi.sk/d/anTdQeccUBO3ng</text:p>
          </table:table-cell>
          <table:table-cell office:value-type="string" calcext:value-type="string">
            <text:p>2533.png</text:p>
          </table:table-cell>
        </table:table-row>
        <table:table-row table:style-name="ro1">
          <table:table-cell office:value-type="string" calcext:value-type="string">
            <text:p>Стеклянная Шестеренка (Gear of Glass)</text:p>
          </table:table-cell>
          <table:table-cell office:value-type="string" calcext:value-type="string">
            <text:p>Холодно. Холодно, ты почти не чувствуешь собственного тела, лежащего на мокрой каменной мостовой. Что ждет тебя за надвигающейся, непроглядной темнотой?..\nМожет быть, это была плохая идея – сбегать из детдома. Может быть, им с сестрой и не стоило выходить на промозглые темные улицы. Не стоило думать, что они выживут в любых условиях.\nПотому что сейчас они лежат в заброшенном переулке, умирая от голода.\nНо что, если это не конец? Что, если судьба уготовила им вовсе не мучительную смерть, а что-то... куда более жуткое?\nМеталлические стены. Паутина проводов, тянущихся к ярким экранам, резкие блики на длинных тонких иглах. Люди в белоснежных халатах, яркий свет. Темные волосы, рука, протягиваемая вперед. Ослепительно белые глаза, видящие насквозь. Боль, мучительная боль, и раздирающий легкие кашель.\nОбъект номер 4217.\nСможешь ли ты выяснить, где оказался после того, как, казалось бы, бездыханным твое тело упало на ледяную мостовую?\nСможешь ли ты разгадать все тайны этого места?\n\nОсобенности игры:\n\n⚙ Встроенные мини-игры\n⚙ Большое количество выборов\n⚙ Выбор пола и имени опционален\n⚙ Возможность выбора характеристик персонажа\n⚙ 10 рутов\n⚙ 8 романтических интересов\n⚙ Более сотни артов\n⚙ Оригинальные саунтреки\n\nВнимание! Рекомендовано снизить громкость музыки как минимум наполовину, чтобы слышать все тихие звуки в игре, и не забыть щелкнуть в настройках на кнопку "Поддержка голоса". Это не добавит озвучку, но обеспечит более комфортную игру.\n\nЕсли у вас возникли проблемы с обрезанием экрана, попробуйте изменить разрешение экрана. Высота должна быть более 1024. Некоторым пользователям помогала смена разрешения, а затем возврат на старое, некоторым - изменение размера текста, приложений и других элементов на 150% в меню настройки дисплея.\n\nUPD. Добавлена альтернативная ссылка на скачивание (Google Диск), исправлены мелкие ошибки, обновлено прохождение.\n\nПодписывайтесь на нашу группу ВКонтакте!</text:p>
          </table:table-cell>
          <table:table-cell/>
          <table:table-cell office:value-type="string" calcext:value-type="string">
            <text:p>10-30 часов</text:p>
          </table:table-cell>
          <table:table-cell office:value-type="string" calcext:value-type="string">
            <text:p>remnants_of_mosaic</text:p>
          </table:table-cell>
          <table:table-cell office:value-type="string" calcext:value-type="string">
            <text:p>{'Gear of Glass', 'отечественный разработчик', 'Повествование от третьего лица', 'Главный герой парень', 'отомэ', 'Главный герой девушка', 'Стеклянная Шестеренка'}</text:p>
          </table:table-cell>
          <table:table-cell office:value-type="string" calcext:value-type="string">
            <text:p>drama,romance,action,triller</text:p>
          </table:table-cell>
          <table:table-cell office:value-type="string" calcext:value-type="string">
            <text:p>https://yadi.sk/d/sEaL9_S4pGqJxA</text:p>
          </table:table-cell>
          <table:table-cell office:value-type="string" calcext:value-type="string">
            <text:p>2518.jpg</text:p>
          </table:table-cell>
        </table:table-row>
        <table:table-row table:style-name="ro1">
          <table:table-cell office:value-type="string" calcext:value-type="string">
            <text:p>Ашер (Asher)</text:p>
          </table:table-cell>
          <table:table-cell office:value-type="string" calcext:value-type="string">
            <text:p>ПРИКВЕЛ\n\nСИКВЕЛ\n\n"Ашер" – это короткая визуальная новелла, главной героиней которой является помощница библиотекаря Тетрин Рейш, живущая в городе-государстве Ашер. Дела у девушки идут довольно неплохо (если не брать в расчет долг брата и странные сны) до тех пор, пока к ней не приходит женщина с просьбой выдать ей книгу. Не библиотечную книгу – это было бы слишком просто, - а книгу, которой не место в библиотеке Тетрин. Книга оказывается написана магическим шрифтом под названием знаки Нелла, который может видеть только несколько человек, и Тетрин является одной из них.\n\nТем не менее, всю жизнь ей недвусмысленно намекали, что это довольно плохая идея – говорить о своём даре. Что весьма прискорбно, поскольку об этом узнают несколько человек, двое из которых имеют не самые добрые намерения. Происходит похищение и покушение (и даже не одно) на убийство, и жизнь Тетрин уже никогда не будет прежней.\n\nМифическая королева, амнезия и романтика (более-менее в этом порядке), а также вампиры и демоны, эстетика немых фильмов и немного крови.\n\n• 9 концовок\n• Открываемые дополнительные материалы\n• Частичная озвучка\n• 24.000 слов\n• 5 CG\n• 20+ задников</text:p>
          </table:table-cell>
          <table:table-cell/>
          <table:table-cell office:value-type="string" calcext:value-type="string">
            <text:p>Менее 2 часов</text:p>
          </table:table-cell>
          <table:table-cell office:value-type="string" calcext:value-type="string">
            <text:p>sun_labyrinth_llc</text:p>
          </table:table-cell>
          <table:table-cell office:value-type="string" calcext:value-type="string">
            <text:p>{'Русский'}</text:p>
          </table:table-cell>
          <table:table-cell office:value-type="string" calcext:value-type="string">
            <text:p>drama,romance,detective,mystic,fantasy,triller</text:p>
          </table:table-cell>
          <table:table-cell office:value-type="string" calcext:value-type="string">
            <text:p>https://yadi.sk/d/vFv8cLOSzGW_tg</text:p>
          </table:table-cell>
          <table:table-cell office:value-type="string" calcext:value-type="string">
            <text:p>2508.jpg</text:p>
          </table:table-cell>
        </table:table-row>
        <table:table-row table:style-name="ro1">
          <table:table-cell office:value-type="string" calcext:value-type="string">
            <text:p>Crystal the Witch</text:p>
          </table:table-cell>
          <table:table-cell office:value-type="string" calcext:value-type="string">
            <text:p>Присоединяйтесь к Кристал и её кошке Лили, готовящих специальное зелье для предстоящего Хэллоуина! Хотя эта молоденькая ведьма ещё только тренируется, но считает себя намного лучше остальных ведьм. Однако прыткий и упрямый характер Кристал могут спутать её планы.</text:p>
          </table:table-cell>
          <table:table-cell/>
          <table:table-cell office:value-type="string" calcext:value-type="string">
            <text:p>Менее 2 часов</text:p>
          </table:table-cell>
          <table:table-cell office:value-type="string" calcext:value-type="string">
            <text:p>devikomi</text:p>
          </table:table-cell>
          <table:table-cell office:value-type="string" calcext:value-type="string">
            <text:p>{'the', 'Crystal the Witch', 'Witch', 'Главный герой девушка', 'Иностранный разработчик', 'crystal'}</text:p>
          </table:table-cell>
          <table:table-cell office:value-type="string" calcext:value-type="string">
            <text:p>comedy,routine,fiction</text:p>
          </table:table-cell>
          <table:table-cell office:value-type="string" calcext:value-type="string">
            <text:p>https://drive.google.com/file/d/1syCtC6nyo1O--G0I4wx_iIgDg5K2mLYY/view</text:p>
          </table:table-cell>
          <table:table-cell office:value-type="string" calcext:value-type="string">
            <text:p>2507.jpg</text:p>
          </table:table-cell>
        </table:table-row>
        <table:table-row table:style-name="ro1">
          <table:table-cell office:value-type="string" calcext:value-type="string">
            <text:p>Кошечки-жрицы (NekoMiko)</text:p>
          </table:table-cell>
          <table:table-cell office:value-type="string" calcext:value-type="string">
            <text:p>Главный герой — типичный неудачник. Но в один роковой день он встречает двух кошечек-жриц, Аямэ и Каэдэ, в старом святилище. Теперь благодаря им жизнь парня становится более счастливой.</text:p>
          </table:table-cell>
          <table:table-cell/>
          <table:table-cell office:value-type="string" calcext:value-type="string">
            <text:p>2-10 часов</text:p>
          </table:table-cell>
          <table:table-cell office:value-type="string" calcext:value-type="string">
            <text:p>imel_inc._&amp;_qureate</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comedy,romance,hentai</text:p>
          </table:table-cell>
          <table:table-cell office:value-type="string" calcext:value-type="string">
            <text:p>https://drive.google.com/file/d/1UIbTWLQsdUPq-W1ERzzRDVNHuGcPoNlV/view?usp=sharing</text:p>
          </table:table-cell>
          <table:table-cell office:value-type="string" calcext:value-type="string">
            <text:p>2500.png</text:p>
          </table:table-cell>
        </table:table-row>
        <table:table-row table:style-name="ro1">
          <table:table-cell office:value-type="string" calcext:value-type="string">
            <text:p>Белый принтер (White Printer)</text:p>
          </table:table-cell>
          <table:table-cell office:value-type="string" calcext:value-type="string">
            <text:p>Внимание! В игре присутствует баг! При попытке вернуться в главное меню из окна загрузки игра повисает. Больше проблем вроде бы не обнаружено. А ещё это Тирано, так что версии на Линукс нет.\n\n\n\n“Однажды молодой человек принёс домой белый принтер... ”\n\nКороткая японская хоррор-история в ВН формате.\nВ игре присутствует жестокость, гротескность и тревожость.\nВ оригинале она имеет рейтинг R-15.\nПримерная продолжительность: где-то минут десять.</text:p>
          </table:table-cell>
          <table:table-cell/>
          <table:table-cell office:value-type="string" calcext:value-type="string">
            <text:p>Менее 2 часов</text:p>
          </table:table-cell>
          <table:table-cell office:value-type="string" calcext:value-type="string">
            <text:p>yumeminoyamai</text:p>
          </table:table-cell>
          <table:table-cell office:value-type="string" calcext:value-type="string">
            <text:p>{'Русский', 'Японский'}</text:p>
          </table:table-cell>
          <table:table-cell office:value-type="string" calcext:value-type="string">
            <text:p>drama,horror,detective,mystic,routine,fiction,triller</text:p>
          </table:table-cell>
          <table:table-cell office:value-type="string" calcext:value-type="string">
            <text:p>https://drive.google.com/file/d/1QTfh4bcFuP8V_EGOGnd_6QaB7hH2fRpP/view?usp=sharing</text:p>
          </table:table-cell>
          <table:table-cell office:value-type="string" calcext:value-type="string">
            <text:p>2492.png</text:p>
          </table:table-cell>
        </table:table-row>
        <table:table-row table:style-name="ro1">
          <table:table-cell office:value-type="string" calcext:value-type="string">
            <text:p>My Life as a Maiden</text:p>
          </table:table-cell>
          <table:table-cell office:value-type="string" calcext:value-type="string">
            <text:p>Трогательная и романтическая история о 17-летнем юноше, подвергавшемся в старшей школе чудовищной травле со стороны одноклассников за слишком женственную внешность и кроткий нрав. Его мама нашла выход из ситуации и обратилась за помощью к своей давней подруге, работающей директором в женской академии "Девичье сердце". Академия хорошо известна своими строгими правилами и воспитывает из девочек успешных благородных леди. Директор не хотела выполнять столь странную просьбу, но лично встретилась с юношей и, проникшись его проблемами, допустила его в академию. Теперь до самого конца школы ему придётся убедительно притворяться девушкой, чтобы о нём не раскрыли правду. Неожиданно он становится весьма популярен среди учениц женской академии. Здесь он находит настоящих друзей и свою любовь.\n\n\n\n\n\n\n\n\n\n\n\n\n\n\n\n\n\n\n\n\n\nОсобенности\n• 5 героинь\n• Романтические концовки для каждой из героинь\n• Протагонист, видимый на экране\n• 15 отличных CG\n\nРейтинг\nСодержит намёки в тексте и одну сцену жестокости, имеющую важное значение для сюжета.\n\nОбо всех найденных ошибках писать в специальное обсуждение в нашей группе:\nUnkenbro team</text:p>
          </table:table-cell>
          <table:table-cell/>
          <table:table-cell office:value-type="string" calcext:value-type="string">
            <text:p>2-10 часов</text:p>
          </table:table-cell>
          <table:table-cell office:value-type="string" calcext:value-type="string">
            <text:p>rhinogearz</text:p>
          </table:table-cell>
          <table:table-cell office:value-type="string" calcext:value-type="string">
            <text:p>{'русский'}</text:p>
          </table:table-cell>
          <table:table-cell office:value-type="string" calcext:value-type="string">
            <text:p>drama,comedy,romance,routine,school,ecchi</text:p>
          </table:table-cell>
          <table:table-cell office:value-type="string" calcext:value-type="string">
            <text:p>https://drive.google.com/open?id=17n3tQlyk3u3sKv4yCRA8sy0QVeE2TcJU</text:p>
          </table:table-cell>
          <table:table-cell office:value-type="string" calcext:value-type="string">
            <text:p>2488.jpg</text:p>
          </table:table-cell>
        </table:table-row>
        <table:table-row table:style-name="ro1">
          <table:table-cell office:value-type="string" calcext:value-type="string">
            <text:p>Дивилетион (Divilethion)</text:p>
          </table:table-cell>
          <table:table-cell office:value-type="string" calcext:value-type="string">
            <text:p>Вы играете за Линна!\n\nВерховного жреца, прислуживающего чудовищному богу Дивилетиону и в то же время пытающегося наладить свои отношения со своим братом-еретиком.\n\nВперёд! Человеческие жертвоприношения и море веселья ждут вас!\n\nПочти 10 тыс. слов и 2 концовки.\n\n- Нецензурная брань\n- Жестокие сцены\n- Не будьте сосунками</text:p>
          </table:table-cell>
          <table:table-cell/>
          <table:table-cell office:value-type="string" calcext:value-type="string">
            <text:p>Менее 2 часов</text:p>
          </table:table-cell>
          <table:table-cell office:value-type="string" calcext:value-type="string">
            <text:p>nemlei</text:p>
          </table:table-cell>
          <table:table-cell office:value-type="string" calcext:value-type="string">
            <text:p>{'Русский'}</text:p>
          </table:table-cell>
          <table:table-cell office:value-type="string" calcext:value-type="string">
            <text:p>comedy,fantasy</text:p>
          </table:table-cell>
          <table:table-cell office:value-type="string" calcext:value-type="string">
            <text:p>https://drive.google.com/open?id=1irIUF3fnr8dymjxAvtIG4prJM3OvzUNv</text:p>
          </table:table-cell>
          <table:table-cell office:value-type="string" calcext:value-type="string">
            <text:p>2487.png</text:p>
          </table:table-cell>
        </table:table-row>
        <table:table-row table:style-name="ro1">
          <table:table-cell office:value-type="string" calcext:value-type="string">
            <text:p>Семеро из Шинобазу. Глава 4: Фуджимару Сейджиро (Shinobazu Seven 04. Seijirou)</text:p>
          </table:table-cell>
          <table:table-cell office:value-type="string" calcext:value-type="string">
            <text:p>Романтическая молодёжная комедия в шести частях, созданная на основе сд-драм Amemakura от компании Hituzigumo. Каждая из них посвящена одному из шести красавцев, которые будут окружать главную героиню, а также событиям с ними связанными.\nВ четвёртой части нас ждут ответы на многие вопросы. Снова всплывает история с инцидентом десятилетней давности. Почему Сейджиро тратит своё время, годами расследуя это дело? Кем на самом деле является загадочный парень Сегашира? Какие чувства испытывает Сейджиро к Нанако? И наконец, каков он на самом деле, глава студсовета школы Амэми?\n\nИгру стоит запускать на русской локали.\nГалерея открывается только после прохождения концовки.</text:p>
          </table:table-cell>
          <table:table-cell/>
          <table:table-cell office:value-type="string" calcext:value-type="string">
            <text:p>2-10 часов</text:p>
          </table:table-cell>
          <table:table-cell office:value-type="string" calcext:value-type="string">
            <text:p>hituzigumo</text:p>
          </table:table-cell>
          <table:table-cell office:value-type="string" calcext:value-type="string">
            <text:p>{'Русский'}</text:p>
          </table:table-cell>
          <table:table-cell office:value-type="string" calcext:value-type="string">
            <text:p>drama,comedy,romance,routine,adventure,school</text:p>
          </table:table-cell>
          <table:table-cell office:value-type="string" calcext:value-type="string">
            <text:p>https://mega.nz/file/TAgHHagK#l3cdMfXAigpoUyFc3ZodLZNzp02NS1asBbf81Nnngfc</text:p>
          </table:table-cell>
          <table:table-cell office:value-type="string" calcext:value-type="string">
            <text:p>2485.jpg</text:p>
          </table:table-cell>
        </table:table-row>
        <table:table-row table:style-name="ro1">
          <table:table-cell office:value-type="string" calcext:value-type="string">
            <text:p>Джинн в корабле</text:p>
          </table:table-cell>
          <table:table-cell office:value-type="string" calcext:value-type="string">
            <text:p>Полностью озвученная кинетическая новелла по мотивам рассказа Кира Булычёва.\nОчередное приключение Алисы Селезнёвой, которое пошло немного не так.</text:p>
          </table:table-cell>
          <table:table-cell/>
          <table:table-cell office:value-type="string" calcext:value-type="string">
            <text:p>Менее 2 часов</text:p>
          </table:table-cell>
          <table:table-cell office:value-type="string" calcext:value-type="string">
            <text:p>technoelf</text:p>
          </table:table-cell>
          <table:table-cell office:value-type="string" calcext:value-type="string">
            <text:p>{'Главный герой девушка', 'отечественный разработчик', 'Повествование от третьего лица'}</text:p>
          </table:table-cell>
          <table:table-cell office:value-type="string" calcext:value-type="string">
            <text:p>adventure,fiction</text:p>
          </table:table-cell>
          <table:table-cell office:value-type="string" calcext:value-type="string">
            <text:p>https://mega.nz/file/X8RxECjD#-Qkom3IGOMs7Un2uTAqDZglsJsp6nZcjTYVT4Nzt2LE</text:p>
          </table:table-cell>
          <table:table-cell office:value-type="string" calcext:value-type="string">
            <text:p>2482.png</text:p>
          </table:table-cell>
        </table:table-row>
        <table:table-row table:style-name="ro1">
          <table:table-cell office:value-type="string" calcext:value-type="string">
            <text:p>Твои усталые глаза (обновленный 1 акт) (H2SB01)</text:p>
          </table:table-cell>
          <table:table-cell office:value-type="string" calcext:value-type="string">
            <text:p>Я обновил графику в 1 главе и немного исправил текст. 2 главу я планирую переписать заново.\n\nПервая история H2SB project\n\nЗдравствуй, дорогой зритель. Ты пришел прямиком из нулевой реальности, чтобы насладиться этой историей? Тогда присаживайся рядом со мной~\n\nГлавный герой повествования — Акиенто, он утопает в своей серой жизни в городе М. Дни его цикличны, но Акиенто все устраивает, он привык и к размеренному темпу своей жизни, и к галлюцинациям в виде черных силуэтов, и к ночным кошмарам, и к тому что Еноко, его соседка с верхнего этажа, пробирается к нему в квартиру, чтобы порисовать.\nВторая главная героиня почти что не замечает серости в этом городе. Еноко благодарна Судьбе за данный ей второй шанс. Два года назад ее дом сгорел, но она осталась жива.\nА мы лишь наблюдаем за тем, как будут уживаться главные герои, победит ли Акиенто тьму в своей голове или тьма поглотит его?\n\nДве истории, связанные в одну Судьбой.\nСгоревшие воспоминания и тени, что следят за тобой.\nНе хочешь пересесть на другой ряд? Место, кажется, освободилось...\n\n☆Помни, цвета друг другу дают сами люди ☆\n\nЯ буду обновлять страницу проекта по мере написания глав.</text:p>
          </table:table-cell>
          <table:table-cell/>
          <table:table-cell office:value-type="string" calcext:value-type="string">
            <text:p>2-10 часов</text:p>
          </table:table-cell>
          <table:table-cell office:value-type="string" calcext:value-type="string">
            <text:p>https://vk.com/id338131602</text:p>
          </table:table-cell>
          <table:table-cell office:value-type="string" calcext:value-type="string">
            <text:p>{'Повествование от первого лица', 'отечественный разработчик', 'спектакль', 'Твои усталые глаза', 'Несколько главных героев', 'H2SB01', 'Антиутопия', 'тени', 'h2sb project', 'серость', 'Your tired eyes'}</text:p>
          </table:table-cell>
          <table:table-cell office:value-type="string" calcext:value-type="string">
            <text:p>drama,routine,school,fantasy</text:p>
          </table:table-cell>
          <table:table-cell office:value-type="string" calcext:value-type="string">
            <text:p>https://drive.google.com/file/d/1tvv7O55K1oaAo_8SC3sfsIJiDoYigtoB/view?usp=sharing</text:p>
          </table:table-cell>
          <table:table-cell office:value-type="string" calcext:value-type="string">
            <text:p>2474.png</text:p>
          </table:table-cell>
        </table:table-row>
        <table:table-row table:style-name="ro1">
          <table:table-cell office:value-type="string" calcext:value-type="string">
            <text:p>Кровавое торжество (A Bloody Party)</text:p>
          </table:table-cell>
          <table:table-cell office:value-type="string" calcext:value-type="string">
            <text:p>«Вампиров не существует… Ведь так?»\n\nКогда ваш лучший друг становится одержимым вампирами и храбро (глупо) решает сорвать праздник, чтобы доказать свою сумасшедшую теорию, вы в конечном итоге добровольно идете вместо него, не позволив ему выкинуть какую-нибудь глупость. В конце концов, почему бы и нет? Кто откажется от бесплатной еды и танцев? Да и вампиров на самом деле не существует, верно?\n\nОСОБЕННОСТИ:\n• Полная английская озвучка\n• QTE и мини-игры\n• ВОСЕМЬ плохих концовок и ОДНА истинная\n• Возможность изменить имя главной героине\n• Пасхальное яйцо для любителей отомэ «Соблазни меня»\n\n(Если у вас случится баг, где мини-игра с танцем всё никак не заканчивается, просто перезагрузите игру).</text:p>
          </table:table-cell>
          <table:table-cell/>
          <table:table-cell office:value-type="string" calcext:value-type="string">
            <text:p>Менее 2 часов</text:p>
          </table:table-cell>
          <table:table-cell office:value-type="string" calcext:value-type="string">
            <text:p>michaela_laws</text:p>
          </table:table-cell>
          <table:table-cell office:value-type="string" calcext:value-type="string">
            <text:p>{'Русский'}</text:p>
          </table:table-cell>
          <table:table-cell office:value-type="string" calcext:value-type="string">
            <text:p>drama,mystic,triller</text:p>
          </table:table-cell>
          <table:table-cell office:value-type="string" calcext:value-type="string">
            <text:p>https://yadi.sk/d/2EHZHWA8KdLzqg</text:p>
          </table:table-cell>
          <table:table-cell office:value-type="string" calcext:value-type="string">
            <text:p>2465.jpg</text:p>
          </table:table-cell>
        </table:table-row>
        <table:table-row table:style-name="ro1">
          <table:table-cell office:value-type="string" calcext:value-type="string">
            <text:p>Доброе утро, Мир! (Good Morning World)</text:p>
          </table:table-cell>
          <table:table-cell office:value-type="string" calcext:value-type="string">
            <text:p>Всем привет!\nХочу спросить, когда в последний раз вы задумывались о вменяемости? Год назад? Сегодня? Или никогда? Некоторые люди думают об этом каждый день. Просыпаясь посреди ночи, ты слышишь странные звуки. Пока чистишь зубы, видишь кого-то в зеркале прямо за собой. Завтракая, ты чувствуешь вкус протухшей пищи. Ты уверен, что это твоя реальность?\nСошел ли ты с ума?\nЕсть ли у тебя ответы на все вопросы?\nВозможно сегодня ты докопаешься до истины.\n"Доброе утро, мир!" это визуальная новелла с элементами ужаса о человеке без работы, без партнера и практически без друзей. Но история скоро измениться. Сегодня ты проснешься, чтобы пойти на долгожданное собеседование на работу твоей мечты! Ты позавтракаешь, оденешься и возможно встретишь девушку своей мечты!\nКак долго он этого ждал... Жаль что нашему герою никогда не везет.\nОсобенности:\n- Загадочное путешествие через цифровой мир. Над некоторыми вещами придется задуматься.\n- Внезапные сюжетные повороты!\n- Интересное визуальное оформление и расписные текстуры.\n- Удивительные и оригинальные саундтреки.\n- Несколько концовок. Чтобы полностью понять, нужно пройти всю игру хотя бы два раза.\nИгра содержит сцены насилия.</text:p>
          </table:table-cell>
          <table:table-cell/>
          <table:table-cell office:value-type="string" calcext:value-type="string">
            <text:p>Менее 2 часов</text:p>
          </table:table-cell>
          <table:table-cell office:value-type="string" calcext:value-type="string">
            <text:p>il_ya</text:p>
          </table:table-cell>
          <table:table-cell office:value-type="string" calcext:value-type="string">
            <text:p>{'Главный герой парень', 'отечественный разработчик', 'Доброе утро Мир', 'Повествование от первого лица'}</text:p>
          </table:table-cell>
          <table:table-cell office:value-type="string" calcext:value-type="string">
            <text:p>horror,routine,adventure,fiction</text:p>
          </table:table-cell>
          <table:table-cell office:value-type="string" calcext:value-type="string">
            <text:p>https://store.steampowered.com/app/1271580/_/?l=russian</text:p>
          </table:table-cell>
          <table:table-cell office:value-type="string" calcext:value-type="string">
            <text:p>2464.jpg</text:p>
          </table:table-cell>
        </table:table-row>
        <table:table-row table:style-name="ro1">
          <table:table-cell office:value-type="string" calcext:value-type="string">
            <text:p>Starfall</text:p>
          </table:table-cell>
          <table:table-cell office:value-type="string" calcext:value-type="string">
            <text:p>Майю, ты умерла.\nНо я дам тебе шанс на новую жизнь, в новом теле и с новым именем.\nС таких слов начинается история героини.\n\nС того дня прошло уже семнадцать лет, девушка стала наследницей Богини, подарившей ей новую жизнь.\n\nВот только героиня совсем не хотела такой судьбы и роль Богини ей не по душе.\nДругие Боги презирают её, а духи-хранители не хотят заключать контракты на служение.\n\n"Моя главная мечта, - стать обычным человеком."- загадывает желание на падающую звезду наша Богиня\nи получает шанс выбрать, кем она хочет дальше быть.\n\nЧто же она выберет?\nСтать всемогущим существом или простым человеком, и какие последствия за собой понесёт её выбор?</text:p>
          </table:table-cell>
          <table:table-cell/>
          <table:table-cell office:value-type="string" calcext:value-type="string">
            <text:p>2-10 часов</text:p>
          </table:table-cell>
          <table:table-cell office:value-type="string" calcext:value-type="string">
            <text:p>dandelion_team</text:p>
          </table:table-cell>
          <table:table-cell office:value-type="string" calcext:value-type="string">
            <text:p>{'отомэ', 'Повествование от первого лица', 'Главный герой девушка', 'отечественный разработчик'}</text:p>
          </table:table-cell>
          <table:table-cell office:value-type="string" calcext:value-type="string">
            <text:p>drama,romance</text:p>
          </table:table-cell>
          <table:table-cell office:value-type="string" calcext:value-type="string">
            <text:p>https://drive.google.com/open?id=1FLlUxqutbufljdN6MVnTuWikQ8Ze4a4X</text:p>
          </table:table-cell>
          <table:table-cell office:value-type="string" calcext:value-type="string">
            <text:p>2461.jpg</text:p>
          </table:table-cell>
        </table:table-row>
        <table:table-row table:style-name="ro1">
          <table:table-cell office:value-type="string" calcext:value-type="string">
            <text:p>A Summer's End — Hong Kong 1986</text:p>
          </table:table-cell>
          <table:table-cell office:value-type="string" calcext:value-type="string">
            <text:p>Гонконг, вторая половина 80х - ну это и из названия понятно.\n\nВремя, когда многие жители этого невероятного места с большим беспокойством смотрели в будущее - совсем недавно был подписан договор о скорой передаче Гонконга Китаю, к чему это потом приведёт, думаю, все мы знаем.\nНо 80е есть 80е, а уж сдобренные чисто азиатским колоритом - это что-то необыкновенное. Ночная жизнь кипит вовсю, повсюду сияет неон, освещая множество мелких лавочек, клубов и баров, в воздухе висят ароматы благовоний и типично азиатского фастфуда, что продают прямо на улице с тележек, отовсюду доносятся приглушённые диско-умц-умц, и кажется, будто ночью на улицах города людей даже больше, чем днём...\n\nНо весь этот мир совершенно неведом нашей ГГине, простой офисной планктонине по имени Мишель (ну или Фон Ха Чxён в миру, не удивляйтесь, уже тогда в регионе бытовала традиция иметь английское имя в дополнение к родному китайскому кантонскому). Неведом, пока с ней не приключается крайне неприятное происшествие - она ломает каблук прямо посреди улицы. И затем, по рекомендации начальницы, едет на другой конец города в совершенно незнакомый район к сапожнику, но в дверях мастерской её встречает не сам сапожник, а его дочь, странная такая деваха в джинсовом комбинезоне и с кассетным плеером на поясе...\n\nAdult-патч уже втолкан в игру, но соответствующий контент можно отключить в настройках, по умолчанию он включен.\n\n\n\n\n\n\n\n\n\n\n\n\n\n\n\n\n\n\n\n\n\nДоступно только для пользователей\n\nОтзывы Новельного клуба им. Моники</text:p>
          </table:table-cell>
          <table:table-cell/>
          <table:table-cell office:value-type="string" calcext:value-type="string">
            <text:p>2-10 часов</text:p>
          </table:table-cell>
          <table:table-cell office:value-type="string" calcext:value-type="string">
            <text:p>oracle_and_bone_studio</text:p>
          </table:table-cell>
          <table:table-cell office:value-type="string" calcext:value-type="string">
            <text:p>{'Русский'}</text:p>
          </table:table-cell>
          <table:table-cell office:value-type="string" calcext:value-type="string">
            <text:p>drama,romance,routine</text:p>
          </table:table-cell>
          <table:table-cell office:value-type="string" calcext:value-type="string">
            <text:p>https://mega.nz/file/WIRGUZqY#J4db0Z4a7ae3jejVVItTC4F9QDgSOK3T1GqOgmNzwbc</text:p>
          </table:table-cell>
          <table:table-cell office:value-type="string" calcext:value-type="string">
            <text:p>2458.jpg</text:p>
          </table:table-cell>
        </table:table-row>
        <table:table-row table:style-name="ro1">
          <table:table-cell office:value-type="string" calcext:value-type="string">
            <text:p>VA-11 HALL-A KIDS</text:p>
          </table:table-cell>
          <table:table-cell office:value-type="string" calcext:value-type="string">
            <text:p>VA-11 Hall-A KIDS - это первоапрельская фантазия от разработчиков на тему того, что было бы, если бы герои VA-11 HALL-A учились в одной школе.</text:p>
          </table:table-cell>
          <table:table-cell/>
          <table:table-cell office:value-type="string" calcext:value-type="string">
            <text:p>Менее 2 часов</text:p>
          </table:table-cell>
          <table:table-cell office:value-type="string" calcext:value-type="string">
            <text:p>sukeban_games</text:p>
          </table:table-cell>
          <table:table-cell office:value-type="string" calcext:value-type="string">
            <text:p>{'Русский'}</text:p>
          </table:table-cell>
          <table:table-cell office:value-type="string" calcext:value-type="string">
            <text:p>comedy,school</text:p>
          </table:table-cell>
          <table:table-cell office:value-type="string" calcext:value-type="string">
            <text:p>https://drive.google.com/open?id=1Tiw6joSbpYuLggHD3OnC5EbFg8gUXTU8</text:p>
          </table:table-cell>
          <table:table-cell office:value-type="string" calcext:value-type="string">
            <text:p>2456.png</text:p>
          </table:table-cell>
        </table:table-row>
        <table:table-row table:style-name="ro1">
          <table:table-cell office:value-type="string" calcext:value-type="string">
            <text:p>Космические приключения вахтёра Вахтанга</text:p>
          </table:table-cell>
          <table:table-cell office:value-type="string" calcext:value-type="string">
            <text:p>Сегодня вахтёр Вахтанг, как и всегда, вышел на работу. Но он еще не знает, что этот день - особенный. Сегодня решается судьба не только Вахтанга, но и всех жителей Галактики. Судьба миллиардов разумных существ зависит только от твоего выбора.\n14 оригинальных концовок, запоминающиеся персонажи и неожиданные сюжетные повороты.\n\nСпрайты не мои. Взяты из группы в ВК, но источник спрайтов проследить оказалось сложнее, чем я думал.\nНе оценивайте слишком серьёзно. Главная цель - развлечь читателей.</text:p>
          </table:table-cell>
          <table:table-cell/>
          <table:table-cell office:value-type="string" calcext:value-type="string">
            <text:p>Менее 2 часов</text:p>
          </table:table-cell>
          <table:table-cell office:value-type="string" calcext:value-type="string">
            <text:p>kosmicheskij_kot</text:p>
          </table:table-cell>
          <table:table-cell office:value-type="string" calcext:value-type="string">
            <text:p>{'Несколько главных героев', 'Повествование от третьего лица', 'отечественный разработчик'}</text:p>
          </table:table-cell>
          <table:table-cell office:value-type="string" calcext:value-type="string">
            <text:p>comedy,adventure,fiction</text:p>
          </table:table-cell>
          <table:table-cell office:value-type="string" calcext:value-type="string">
            <text:p>https://kosmothecat.itch.io/vakhtang-1</text:p>
          </table:table-cell>
          <table:table-cell office:value-type="string" calcext:value-type="string">
            <text:p>2454.jpg</text:p>
          </table:table-cell>
        </table:table-row>
        <table:table-row table:style-name="ro1">
          <table:table-cell office:value-type="string" calcext:value-type="string">
            <text:p>Отголоски прошлого (Echoes of the past)</text:p>
          </table:table-cell>
          <table:table-cell office:value-type="string" calcext:value-type="string">
            <text:p>Фан-игра игра по Элдарии .\n\nВальпургиева ночь – праздник весны и огромных костров. Время, когда стираются границы реальности, а вернувшиеся с того света мертвецы манят тебя в глубины лесов, обещая поведать страшные сказки. Вот только не стоит забывать – мертвые вовсе не всегда безобидны…\nГвардейцам предстоит столкнуться с новой проблемой. В лесу происходят странные вещи, и тебе нужно со всем разобраться, чтобы избежать беды. Вот только хватит ли у тебя на это сил и смелости? Стоит проверить.</text:p>
          </table:table-cell>
          <table:table-cell/>
          <table:table-cell office:value-type="string" calcext:value-type="string">
            <text:p>2-10 часов</text:p>
          </table:table-cell>
          <table:table-cell office:value-type="string" calcext:value-type="string">
            <text:p>deadline_studio</text:p>
          </table:table-cell>
          <table:table-cell office:value-type="string" calcext:value-type="string">
            <text:p>{'отечественный разработчик', 'Главный герой девушка', 'отомэ', 'Повествование от первого лица', 'eldarya'}</text:p>
          </table:table-cell>
          <table:table-cell office:value-type="string" calcext:value-type="string">
            <text:p>romance,action,mystic,fantasy</text:p>
          </table:table-cell>
          <table:table-cell office:value-type="string" calcext:value-type="string">
            <text:p>https://drive.google.com/uc?export=download&amp;id=1vdtAJaUTYlUmJVviE3BlUQ7rjEQcnog4</text:p>
          </table:table-cell>
          <table:table-cell office:value-type="string" calcext:value-type="string">
            <text:p>2453.jpg</text:p>
          </table:table-cell>
        </table:table-row>
        <table:table-row table:style-name="ro1">
          <table:table-cell office:value-type="string" calcext:value-type="string">
            <text:p>Кошачья Угроза (Cat's Menace)</text:p>
          </table:table-cell>
          <table:table-cell office:value-type="string" calcext:value-type="string">
            <text:p>Мрачная история из жизни кошек и людей.\nКто будет владеть городом?\nʘ̥ꀾʘ̥ 25 кошек.\nʘ̥ꀾʘ̥ 5 глав.\nʘ̥ꀾʘ̥ Разные истории.\nʘ̥ꀾʘ̥ Сложные выборы.\n(=ↀωↀ=)Геймплей:\nВам нужно будет распределять кошек по миссиям и выбирать их действия во время выполнения заданий. По мере развития вы будете открывать для себя новых кошек и новые части их историй.\nСохраняется только коллекция ваших кошек.\nДвижок: Godot Engine\nПредупреждение! Игра может не запуститься, так как ваша видеокарта может не поддерживать OpenGL 2.1.චᆽච\n\n\n(^≗ω≗^) Авторы игры: Увидев положительный фидбек, мы решили перевыпустить игру в Steam.\nSteam версия будет платной(100р) с исправлением всех ошибок.\nฅ(＾・ω・＾ฅ) Ну и мы будем раздавать ключи.</text:p>
          </table:table-cell>
          <table:table-cell/>
          <table:table-cell office:value-type="string" calcext:value-type="string">
            <text:p>Менее 2 часов</text:p>
          </table:table-cell>
          <table:table-cell office:value-type="string" calcext:value-type="string">
            <text:p>cgcfss</text:p>
          </table:table-cell>
          <table:table-cell office:value-type="string" calcext:value-type="string">
            <text:p>{'Русский'}</text:p>
          </table:table-cell>
          <table:table-cell office:value-type="string" calcext:value-type="string">
            <text:p>drama,comedy,adventure</text:p>
          </table:table-cell>
          <table:table-cell office:value-type="string" calcext:value-type="string">
            <text:p>https://cgcfss.itch.io/cats-menace</text:p>
          </table:table-cell>
          <table:table-cell office:value-type="string" calcext:value-type="string">
            <text:p>2450.jpg</text:p>
          </table:table-cell>
        </table:table-row>
        <table:table-row table:style-name="ro1">
          <table:table-cell office:value-type="string" calcext:value-type="string">
            <text:p>Чёрный свет (Ebon Light)</text:p>
          </table:table-cell>
          <table:table-cell office:value-type="string" calcext:value-type="string">
            <text:p>На Калеаре войной никого не удивишь, а мир стал недостижимой и всеми забытой мечтой. Долгоживущие бледные эльфы, обитающие где-то в Великом Столповидном океане на крепком и скрытом бурными волнами острове, упиваются войной и завоеваниями, ради этого годами оттачивая своё боевое мастерство. Они питаются мстительными страстями, окутаны таинственным происхождением и от них так и веет ненадёжностью. Пока они вселяют ужас в другие народы, они сами боятся того, что преследует их. Таков порядок вещей на Калеаре.\n\nНевзирая на всё это, на просторах Калеара образовалось безопасное убежище, имя которому – Эдрик, где Лаларийская империя, пожирающая деревни, оборотни в Маносе, охотящиеся на своих же сородичей, и даже бледные эльфы-воины из Га’алии казались не более чем сказками. Но они служили предупреждением о том, что может принести жажда странствий, если когда-нибудь выбраться за пределы безопасной деревни.\n\nКогда вы случайно завладеваете одним га’алийским секретом, вы оказываетесь прямо в сердце враждебной и нестабильной страны. Потребуется много времени, настойчивости, ума, харизмы или даже жестокости, чтобы выжить, ведь много людей предпочли бы, чтобы секреты оставались в тени. И даже когда история принимает ещё более неожиданный поворот, когда эльфы, бывшие вашими врагами, становятся союзниками, друзьями, возлюбленными, кто может сказать, что с вами станет?\n\n"Чёрный свет" — это мрачная фэнтезийная визуальная новелла с романтическими сюжетами, множеством выборов, настраиваемой главной героиней и несколькими способами умереть.</text:p>
          </table:table-cell>
          <table:table-cell/>
          <table:table-cell office:value-type="string" calcext:value-type="string">
            <text:p>10-30 часов</text:p>
          </table:table-cell>
          <table:table-cell office:value-type="string" calcext:value-type="string">
            <text:p>underbliss</text:p>
          </table:table-cell>
          <table:table-cell office:value-type="string" calcext:value-type="string">
            <text:p>{'Русский'}</text:p>
          </table:table-cell>
          <table:table-cell office:value-type="string" calcext:value-type="string">
            <text:p>drama,romance,mystic,fantasy,triller</text:p>
          </table:table-cell>
          <table:table-cell office:value-type="string" calcext:value-type="string">
            <text:p>https://yadi.sk/d/jAgZAer8YP92Bg</text:p>
          </table:table-cell>
          <table:table-cell office:value-type="string" calcext:value-type="string">
            <text:p>2449.jpg</text:p>
          </table:table-cell>
        </table:table-row>
        <table:table-row table:style-name="ro1">
          <table:table-cell office:value-type="string" calcext:value-type="string">
            <text:p>Тренер K-POP Идолов (K-POP IDOL Trainer)</text:p>
          </table:table-cell>
          <table:table-cell office:value-type="string" calcext:value-type="string">
            <text:p>В этой игре мы выступаем в роли директора K-POP группы состоящей из девушек. Ранее у директора были слава и деньги до того момента пока не возник конфликт между членами группы, после чего все члены группы её покинули и каждый пошел по своему пути. Директор начал погрязать в долгах, и чтобы с ними разобраться ему пришлось продать все что у него было. Но к счастью после расплаты с долгами ещё осталось денег, и он решает вновь подняться на вершину славы.\nВерсия 0.0.5:\n- Перерисованы все фоны.\n- Добавлен сюжетная линия с банком.\n- Сцены теперь открываются по мере заработанной популярности.\n- Теперь можно скрывать меню с кнопками.\n- Анимация моргания глаз.\nи т.д.</text:p>
          </table:table-cell>
          <table:table-cell/>
          <table:table-cell office:value-type="string" calcext:value-type="string">
            <text:p>2-10 часов</text:p>
          </table:table-cell>
          <table:table-cell office:value-type="string" calcext:value-type="string">
            <text:p>king's_turtle</text:p>
          </table:table-cell>
          <table:table-cell office:value-type="string" calcext:value-type="string">
            <text:p>{'Повествование от первого лица', 'дэйт-сим', 'симулятор', 'отечественный разработчик', 'Главный герой парень'}</text:p>
          </table:table-cell>
          <table:table-cell office:value-type="string" calcext:value-type="string">
            <text:p>routine,parody</text:p>
          </table:table-cell>
          <table:table-cell office:value-type="string" calcext:value-type="string">
            <text:p>https://drive.google.com/drive/folders/1CVnhpm1CcugyxHcJIs-PhVEaos2k6BVg</text:p>
          </table:table-cell>
          <table:table-cell office:value-type="string" calcext:value-type="string">
            <text:p>2446.jpg</text:p>
          </table:table-cell>
        </table:table-row>
        <table:table-row table:style-name="ro1">
          <table:table-cell office:value-type="string" calcext:value-type="string">
            <text:p>Tsugi no Medium PROLOGUE</text:p>
          </table:table-cell>
          <table:table-cell office:value-type="string" calcext:value-type="string">
            <text:p>События истории разворачиваются вокруг Икуро - заурядного, одинокого и несчастного гражданина города NIGHTFALL-04. К своим годам он не обзавелся ни семьей, ни верными друзьями - лишь множеством вредных привычек. Кажется, ничто не способно изменить положение дел, однако...\n\nВ связи с непредвиденными обстоятельствами Икуро вынужден переехать в новую квартиру, где его встречает радостный голос HUMI - домашнего интерфейса новейшего поколения. С этого дня жизнь главного героя начинает меняться самым неожиданным образом.\n\n"Каждый хочет найти свое место под солнцем.\nНо этот город не видел солнца уже много лет."</text:p>
          </table:table-cell>
          <table:table-cell/>
          <table:table-cell office:value-type="string" calcext:value-type="string">
            <text:p>Менее 2 часов</text:p>
          </table:table-cell>
          <table:table-cell office:value-type="string" calcext:value-type="string">
            <text:p>nikita_kryukov</text:p>
          </table:table-cell>
          <table:table-cell office:value-type="string" calcext:value-type="string">
            <text:p>{'киберпанк', 'Повествование от первого лица', 'отечественный разработчик', 'Главный герой парень'}</text:p>
          </table:table-cell>
          <table:table-cell office:value-type="string" calcext:value-type="string">
            <text:p>drama,routine</text:p>
          </table:table-cell>
          <table:table-cell office:value-type="string" calcext:value-type="string">
            <text:p>https://disk.yandex.ru/d/MJIZGqucC5TdDw</text:p>
          </table:table-cell>
          <table:table-cell office:value-type="string" calcext:value-type="string">
            <text:p>2443.jpg</text:p>
          </table:table-cell>
        </table:table-row>
        <table:table-row table:style-name="ro1">
          <table:table-cell office:value-type="string" calcext:value-type="string">
            <text:p>Марко и Галактический Дракон (Marco and the Galaxy Dragon / Marco to Ginga Ryuu)</text:p>
          </table:table-cell>
          <table:table-cell office:value-type="string" calcext:value-type="string">
            <text:p>Марко, сирота с утерянными воспоминаниями, и Арко, дракон, правящий галактикой, отправились на поиски сокровищ в космосе! На одном из их приключений, Марко получила подсказку о местонахождении своей матери.\nИх следующая остановка, её место рождения - Земля!</text:p>
          </table:table-cell>
          <table:table-cell/>
          <table:table-cell office:value-type="string" calcext:value-type="string">
            <text:p>2-10 часов</text:p>
          </table:table-cell>
          <table:table-cell office:value-type="string" calcext:value-type="string">
            <text:p>tokyotoon</text:p>
          </table:table-cell>
          <table:table-cell office:value-type="string" calcext:value-type="string">
            <text:p>{'Повествование от первого лица', 'Иностранный разработчик', 'Главный герой девушка'}</text:p>
          </table:table-cell>
          <table:table-cell office:value-type="string" calcext:value-type="string">
            <text:p>comedy,fiction</text:p>
          </table:table-cell>
          <table:table-cell office:value-type="string" calcext:value-type="string">
            <text:p>https://drive.google.com/file/d/1d-6nfJPeFt9FrSoe0TMkdk63QB7V1KlU/view?usp=sharing</text:p>
          </table:table-cell>
          <table:table-cell office:value-type="string" calcext:value-type="string">
            <text:p>2442.jpg</text:p>
          </table:table-cell>
        </table:table-row>
        <table:table-row table:style-name="ro1">
          <table:table-cell office:value-type="string" calcext:value-type="string">
            <text:p>Олег (Oleg)</text:p>
          </table:table-cell>
          <table:table-cell office:value-type="string" calcext:value-type="string">
            <text:p>Олег - простой парень, точно такой же как ты и я. Но трудное детство заставило его взглянуть на мир по другому.\nЭто короткая визуальная новелла в которой вам нужна выбрать судьбу Олега. В этой игре многие вещи не объясняются, в надежде что каждый поймет их по своему.\nЭто моя первая игра. Прямо сейчас я изучаю новый движок для игр и хотел бы найти энтузиастов, таких как я.\nОчень надеюсь что вам понравится эта игра.\nПолный экран можно включить нажав F4.\nДвижок: RPG Maker MV\nВнимание! Автор обновил версию и добавил поддержку Linux, Mac, Android.</text:p>
          </table:table-cell>
          <table:table-cell/>
          <table:table-cell office:value-type="string" calcext:value-type="string">
            <text:p>Менее 2 часов</text:p>
          </table:table-cell>
          <table:table-cell office:value-type="string" calcext:value-type="string">
            <text:p>the_hard_drug</text:p>
          </table:table-cell>
          <table:table-cell office:value-type="string" calcext:value-type="string">
            <text:p>{'отечественный разработчик', 'Главный герой парень', 'Повествование от первого лица', 'Олег'}</text:p>
          </table:table-cell>
          <table:table-cell office:value-type="string" calcext:value-type="string">
            <text:p>drama,horror,action,mystic,routine,triller</text:p>
          </table:table-cell>
          <table:table-cell office:value-type="string" calcext:value-type="string">
            <text:p>https://the-hard-drug.itch.io/oleg</text:p>
          </table:table-cell>
          <table:table-cell office:value-type="string" calcext:value-type="string">
            <text:p>2439.jpg</text:p>
          </table:table-cell>
        </table:table-row>
        <table:table-row table:style-name="ro1">
          <table:table-cell office:value-type="string" calcext:value-type="string">
            <text:p>Две стороны Луны: 3 глава</text:p>
          </table:table-cell>
          <table:table-cell office:value-type="string" calcext:value-type="string">
            <text:p>Давным-давно Богиня создала жизнь во вселенной. Люцидия и Тенебрис - два волшебных народа светлой и тёмной стороны Луны - проживали в мире, защищая и оберегая людей на Земле. Пока однажды не произошло нечто ужасное и демонам не удалось забрать власть над людьми себе. Но... так ли это на самом деле?\nСказки, рассказанные перед сном, не всегда правдивы.\nПрислушайся. Чей-то тихий голос зовёт тебя из небесной синевы. Королеве Нимерии нужна твоя помощь. Очень трудно усидеть на престоле, когда в крови нет ни капли магии. Особенно, зная, что за стеной - королевство демонов. Алчных, неудержимых, опасных.\nИли это тоже очередная сказка?\nЗнаки, спущенные с небес, не всегда указывают правильный путь. Выборы, сделанные впопыхах, будут иметь последствия. Кто окажется врагом, а кто - другом, решать только тебе.\nИ да убережёт Богиня твои глаза от осколков волшебного зеркала.\n\n\n\nО игре:\nРейтинг: 16+\nЖанр: фэнтези, романтика, драма\nОсобенности:\n~ 4 персонажа, с которыми можно построить романтические отношения\n~ запланировано по 3 концовки на каждого парня (хорошая, плохая и нейтральная)\n~ в процессе создания истинная концовка\n~ в процессе создания секретная концовка\n~ в игру добавлены концовки "внезапной смерти"(при выборе неправильного действия)\n~ так же планируется выход игры на мобильных телефонах\n\nОбновлено в 3 главе:\n- Изменены старые арты\n- Добавлен трейлер игры\n- Откорректировали кнопки, поменяли некоторые шрифты\n- Отредактировали весь текст в игре, исправили ошибки\n- Добавлены новые звуковые эффекты\n- Добавлены новые музыкальные композиции\n\nP.s Новелла на данный момент включает в себя: Пролог, 1, 2 и 3 главы.\nP.s.s Сценарий еще не дописан. Так что точное количество глав неизвестно.\nP.s.s.s Ориентировочная дата выхода 4 главы - январь\февраль 2021 года. Актуальные новости вы можете найти в наше группе в VK.</text:p>
          </table:table-cell>
          <table:table-cell/>
          <table:table-cell office:value-type="string" calcext:value-type="string">
            <text:p>2-10 часов</text:p>
          </table:table-cell>
          <table:table-cell office:value-type="string" calcext:value-type="string">
            <text:p>moon_eclipse</text:p>
          </table:table-cell>
          <table:table-cell office:value-type="string" calcext:value-type="string">
            <text:p>{'отечественный разработчик', 'Повествование от первого лица', 'отомэ', 'романтика', 'драма', 'Главный герой девушка', 'фентези', 'сёдзё-ай'}</text:p>
          </table:table-cell>
          <table:table-cell office:value-type="string" calcext:value-type="string">
            <text:p>drama,romance,mystic,fantasy</text:p>
          </table:table-cell>
          <table:table-cell office:value-type="string" calcext:value-type="string">
            <text:p>https://drive.google.com/file/d/1Pg0KREs7JV73JN6z6akElaj9seT18bt-/view</text:p>
          </table:table-cell>
          <table:table-cell office:value-type="string" calcext:value-type="string">
            <text:p>2438.jpg</text:p>
          </table:table-cell>
        </table:table-row>
        <table:table-row table:style-name="ro1">
          <table:table-cell office:value-type="string" calcext:value-type="string">
            <text:p>Больше никогда не быть одиноким (Never Lonely Again)</text:p>
          </table:table-cell>
          <table:table-cell office:value-type="string" calcext:value-type="string">
            <text:p>"Позволь рассказать тебе маленький секрет. Когда мне было примерно столько лет, сколько и тебе, я часто чувствовал себя очень одиноким. Иногда у меня не было друзей, с которыми можно было бы поиграть, и я думал, что никому нет до меня дела. Я всё ещё хорошо это помню. Большинство взрослых забыли, каково это чувствовать себя одиноким. Наверное, потому что они всегда очень заняты. Каштанчик, белочка в нашей истории, тоже чувствует себя одиноким. Но однажды произошло кое-что такое, что его очень удивило."\nТвой друг, Вальдо.\n\nДобрая детская сказка, рассчитанная приблизительно на 10 минут чтения. Написана и иллюстрирована Гансом Вильгельмом (Hans Wilhelm) в оригинальном книжном издании.</text:p>
          </table:table-cell>
          <table:table-cell/>
          <table:table-cell office:value-type="string" calcext:value-type="string">
            <text:p>Менее 2 часов</text:p>
          </table:table-cell>
          <table:table-cell office:value-type="string" calcext:value-type="string">
            <text:p>a_scope_games</text:p>
          </table:table-cell>
          <table:table-cell office:value-type="string" calcext:value-type="string">
            <text:p>{'Русский'}</text:p>
          </table:table-cell>
          <table:table-cell office:value-type="string" calcext:value-type="string">
            <text:p>routine,fantasy</text:p>
          </table:table-cell>
          <table:table-cell office:value-type="string" calcext:value-type="string">
            <text:p>https://drive.google.com/file/d/1V7VidD8wYcBZ8bcop6gz_sC3MiC4jdS2/view?usp=sharing</text:p>
          </table:table-cell>
          <table:table-cell office:value-type="string" calcext:value-type="string">
            <text:p>2435.jpg</text:p>
          </table:table-cell>
        </table:table-row>
        <table:table-row table:style-name="ro1">
          <table:table-cell office:value-type="string" calcext:value-type="string">
            <text:p>Все, что я хочу на Рождество - Девушку (All I Want for Christmas is a Girlfriend)</text:p>
          </table:table-cell>
          <table:table-cell office:value-type="string" calcext:value-type="string">
            <text:p>Рудольф - студент, который собирается провести еще одно Рождество в одиночестве. С деньгами туго, он не может вернуться домой, чтобы провести время с семьей, а его друзья проводят праздники со своими близкими. Открытки, присланные его семьей, немного облегчают одиночество, но он хочет знать, каково это - отмечать праздники с тем, кого любишь. Все, что Рудольф хочет на Рождество, - это девушку, с которой он сможет разделить праздничную магию.\n\nРудольф в свободное время помогает другим с учебой. Он уже год преподает Наталье математику. Из-за ее теплой улыбки, трудолюбивого характера и потрясающей внешности он влюбляется в нее. У Рудольфа никогда раньше не было девушки, но Наталья может стать первой. Он решает пригласить ее на чашечку кофе в канун Рождества, где хочет признаться ей в своих чувствах.\n\nНо все идет наперекосяк…</text:p>
          </table:table-cell>
          <table:table-cell/>
          <table:table-cell office:value-type="string" calcext:value-type="string">
            <text:p>Менее 2 часов</text:p>
          </table:table-cell>
          <table:table-cell office:value-type="string" calcext:value-type="string">
            <text:p>pixaelsoft</text:p>
          </table:table-cell>
          <table:table-cell office:value-type="string" calcext:value-type="string">
            <text:p>{'Русский'}</text:p>
          </table:table-cell>
          <table:table-cell office:value-type="string" calcext:value-type="string">
            <text:p>romance</text:p>
          </table:table-cell>
          <table:table-cell office:value-type="string" calcext:value-type="string">
            <text:p>https://drive.google.com/open?id=18UYLxK19z_zzjl7Q9B1T_UxOCcWakq1y</text:p>
          </table:table-cell>
          <table:table-cell office:value-type="string" calcext:value-type="string">
            <text:p>2434.ico</text:p>
          </table:table-cell>
        </table:table-row>
        <table:table-row table:style-name="ro1">
          <table:table-cell office:value-type="string" calcext:value-type="string">
            <text:p>Женщина-сова, женщина гадалка (The Owl-Woman Oracle)</text:p>
          </table:table-cell>
          <table:table-cell office:value-type="string" calcext:value-type="string">
            <text:p>Вы наткнулись на таинственный гадальный автомат. Узнайте, какую мудрость он припас для вас!\n\nКороткая игра о гадалке, использующей оригинальную колоду из 22 карт, основанную на старших арканах Райдера-Уэйта-Смита. Включает в себя галерею для просмотра всех карт с кратким описанием их значения.\n\nПредупреждение: на некоторых картах присутствует нагота.</text:p>
          </table:table-cell>
          <table:table-cell/>
          <table:table-cell office:value-type="string" calcext:value-type="string">
            <text:p>Менее 2 часов</text:p>
          </table:table-cell>
          <table:table-cell office:value-type="string" calcext:value-type="string">
            <text:p>meagan_trott</text:p>
          </table:table-cell>
          <table:table-cell office:value-type="string" calcext:value-type="string">
            <text:p>{'Русский'}</text:p>
          </table:table-cell>
          <table:table-cell office:value-type="string" calcext:value-type="string">
            <text:p>mystic,fantasy</text:p>
          </table:table-cell>
          <table:table-cell office:value-type="string" calcext:value-type="string">
            <text:p>https://yadi.sk/d/UGEnljA-FTa6Kg</text:p>
          </table:table-cell>
          <table:table-cell office:value-type="string" calcext:value-type="string">
            <text:p>2427.jpg</text:p>
          </table:table-cell>
        </table:table-row>
        <table:table-row table:style-name="ro1">
          <table:table-cell office:value-type="string" calcext:value-type="string">
            <text:p>7-е июля и завтра (Shichi-gatsu nanoka to sono ashita)</text:p>
          </table:table-cell>
          <table:table-cell office:value-type="string" calcext:value-type="string">
            <text:p>Короткая история о том, как брат и сестра сбегают из дому в ночь на Танабата(у), чтобы наблюдать за звёздным небом.\nИмеется 2 концовки + 'эпилог в бонусе.</text:p>
          </table:table-cell>
          <table:table-cell/>
          <table:table-cell office:value-type="string" calcext:value-type="string">
            <text:p>Менее 2 часов</text:p>
          </table:table-cell>
          <table:table-cell office:value-type="string" calcext:value-type="string">
            <text:p>muika</text:p>
          </table:table-cell>
          <table:table-cell office:value-type="string" calcext:value-type="string">
            <text:p>{'Русский'}</text:p>
          </table:table-cell>
          <table:table-cell office:value-type="string" calcext:value-type="string">
            <text:p>drama</text:p>
          </table:table-cell>
          <table:table-cell office:value-type="string" calcext:value-type="string">
            <text:p>https://drive.google.com/open?id=1EDjyMgGYntFBNr8wNyBzyNpdfyQuuNMZ</text:p>
          </table:table-cell>
          <table:table-cell office:value-type="string" calcext:value-type="string">
            <text:p>2424.png</text:p>
          </table:table-cell>
        </table:table-row>
        <table:table-row table:style-name="ro1">
          <table:table-cell office:value-type="string" calcext:value-type="string">
            <text:p>На крыше (On the roof)</text:p>
          </table:table-cell>
          <table:table-cell office:value-type="string" calcext:value-type="string">
            <text:p>История подростка, который сталкивается с различными трудностями, попутно пытаясь понять как же устроена эта коварная жизнь. Почему люди совершают определённые поступки? В чём ценность жизни? Может стоит обсудить эти вопросы с загадочным другом на пустой крыше многоэтажного дома?</text:p>
          </table:table-cell>
          <table:table-cell/>
          <table:table-cell office:value-type="string" calcext:value-type="string">
            <text:p>Менее 2 часов</text:p>
          </table:table-cell>
          <table:table-cell office:value-type="string" calcext:value-type="string">
            <text:p>psevdo</text:p>
          </table:table-cell>
          <table:table-cell office:value-type="string" calcext:value-type="string">
            <text:p>{'Главный герой - парень', 'Отечественный производитель', 'смерть', 'отечественный разработчик', 'крыша', 'философия'}</text:p>
          </table:table-cell>
          <table:table-cell office:value-type="string" calcext:value-type="string">
            <text:p>drama,routine</text:p>
          </table:table-cell>
          <table:table-cell office:value-type="string" calcext:value-type="string">
            <text:p>https://drive.google.com/drive/folders/1DR7GsGgD5uDJp5RWHp7hx22b3EcknJa-</text:p>
          </table:table-cell>
          <table:table-cell office:value-type="string" calcext:value-type="string">
            <text:p>2419.png</text:p>
          </table:table-cell>
        </table:table-row>
        <table:table-row table:style-name="ro1">
          <table:table-cell office:value-type="string" calcext:value-type="string">
            <text:p>Судебный поворот 3 (Phoenix Wright: Ace Attorney 3 -Trials and Tribulations / Gyakuten Saiban 3)</text:p>
          </table:table-cell>
          <table:table-cell office:value-type="string" calcext:value-type="string">
            <text:p>«Судебный поворот 3» завершает трилогию игр о молодом адвокате Рюити Хорасё. В третьей части игрока ждут пять новых дел, в которых ему предстоит вести расследования и участвовать в судебных заседаниях, а также столкнуться с таинственным прокурором Годо — человеком без прошлого и будущего. Однако не только он будет доставлять проблемы героям: кровавые призраки прошлого вновь дадут о себе знать. И для того, чтобы спасти своих близких, Рю придется проявить все свои лучшие адвокатские качества.\n\nЭМУЛЯТОРЫ\n\nАндроид:\nDraStic\nRetroArch\n\nWindows:\n1) DeSmuME\n2) No$gba (если есть проблемы с сохранением, то установите плагин myZoom для no$gba)\n\nДополнительная информация:\nПо ссылкам на скачивание представлено несколько вариантов перевода:\n"Sudebnyy_povorot_3._ENG_voices" - Имена персонажей локализованы; Переведена вся графика, за исключением английских надписей, присутствующих в японской версии; английская озвучка выкриков.\n\n"Sudebnyy_povorot_3._JAP_voices" - Имена персонажей локализованы; Переведена вся графика, за исключением английских надписей, присутствующих в японской версии; японская озвучка выкриков.\n\n"Gyakuten_Saiban_3_RUS" - Имена персонажей в основном соответствуют оригинальной японской версии, но из-за особенностей сюжета, в ряде случаев они заменены на новые; Имена вымышленных киногероев и названия локаций также соответствуют японской версии; Большая часть графики взята из японской версии, переведена лишь служебная графика: названия/описания улик, анимации «Показания свидетеля/Допрос свидетеля/Виновен/Невиновен» и т. д.; японская озвучка выкриков.</text:p>
          </table:table-cell>
          <table:table-cell/>
          <table:table-cell office:value-type="string" calcext:value-type="string">
            <text:p>10-30 часов</text:p>
          </table:table-cell>
          <table:table-cell office:value-type="string" calcext:value-type="string">
            <text:p>capcom</text:p>
          </table:table-cell>
          <table:table-cell office:value-type="string" calcext:value-type="string">
            <text:p>{'AceAttorney', 'Главный герой парень', 'Иностранный разработчик', 'Повествование от первого лица'}</text:p>
          </table:table-cell>
          <table:table-cell office:value-type="string" calcext:value-type="string">
            <text:p>drama,comedy,detective,mystic</text:p>
          </table:table-cell>
          <table:table-cell office:value-type="string" calcext:value-type="string">
            <text:p>https://drive.google.com/drive/folders/156SPUtUrqSE-dZnjd51oCdCZfzKNS4Qo?usp=sharing</text:p>
          </table:table-cell>
          <table:table-cell office:value-type="string" calcext:value-type="string">
            <text:p>2418.png</text:p>
          </table:table-cell>
        </table:table-row>
        <table:table-row table:style-name="ro1">
          <table:table-cell office:value-type="string" calcext:value-type="string">
            <text:p>Посёлок</text:p>
          </table:table-cell>
          <table:table-cell office:value-type="string" calcext:value-type="string">
            <text:p>Главный герой приезжает проверить свой загородный дом... естественно, «что-то пошло не так». Нет, с домом всё в порядке.\n\nЭта новелла - расширение мира одного из моих рассказов. Два персонажа - две ветки развития. Ближе к кинетике - выбор заметно влияет только на итог. Шесть концовок, 3+3 под-концовки каждого персонажа. Прохождение - примерно 1,5-2 часа на ветку.\n\nПерезалита правленая версия для Android</text:p>
          </table:table-cell>
          <table:table-cell/>
          <table:table-cell office:value-type="string" calcext:value-type="string">
            <text:p>2-10 часов</text:p>
          </table:table-cell>
          <table:table-cell office:value-type="string" calcext:value-type="string">
            <text:p>alexxtair</text:p>
          </table:table-cell>
          <table:table-cell office:value-type="string" calcext:value-type="string">
            <text:p>{'Несколько главных героев', 'отечественный разработчик', 'Повествование от первого лица', 'игры разума'}</text:p>
          </table:table-cell>
          <table:table-cell office:value-type="string" calcext:value-type="string">
            <text:p>drama,mystic,routine,fiction,fantasy</text:p>
          </table:table-cell>
          <table:table-cell office:value-type="string" calcext:value-type="string">
            <text:p>https://vk.cc/aszZlJ</text:p>
          </table:table-cell>
          <table:table-cell office:value-type="string" calcext:value-type="string">
            <text:p>2417.jpg</text:p>
          </table:table-cell>
        </table:table-row>
        <table:table-row table:style-name="ro1">
          <table:table-cell office:value-type="string" calcext:value-type="string">
            <text:p>Любитель Кошкодевочек (CATGIRL LOVER)</text:p>
          </table:table-cell>
          <table:table-cell office:value-type="string" calcext:value-type="string">
            <text:p>Яркие и сочные аниме-девочки ждут тебя! Да-да, именно тебя. Вступи в Орден Золотого Дождя и раздень их всех! Простая, но такая увлекательная игра в смешении жанров Визуальной Новеллы и Три-в-ряд. Легко втянуться и невозможно оторваться!\n♥ДОБРО ПОЖАЛОВАТЬ В ШКОЛУ МАГИИ♥\nИзучите заклинание, которые позволяет снимать с ваших врагов доспехи и одежду. Практикуйте своё мастерство на сладеньких аниме-тяночках. Оставайтесь после занятий, раздевайте и ублажайте жаркую училку. А по вечером под тёплым пледиком чешите животик вашей милой кошкодевочке♥\n♥УВЛЕКАТЕЛЬНАЯ ИСТОРИЯ♥\nПройдите свой путь новичка в школе магии и освойте простое, но такое притягивающее заклинание “removere armis”, которое обнажает жарких девушек. Очень тяжело удержаться и не применить его против милой учительницы.\n♥ГЕЙМПЛЕЙ♥\nИгра совмещает в себе два жанра: Визуальная новелла и классический три-в-ряд. Простой и понятный интерфейс, яркая и сочная графика, сексуальные анимедевочки и возможность играть одной рукой. Что ещё нужно для счастья?\n♥ОСОБЕННОСТИ♥\n♥Кошкодевочки.\n♥Аниме.\n♥2Д-кошкодевочки в аниме стилистике.\n♥LAKEY INSPIRED soundtrack.\n♥Это крутая игра.\n\n\n\nДругие игры данного автора:\nНалоги\nНалоги 2\nНэвэльный\nАзура</text:p>
          </table:table-cell>
          <table:table-cell/>
          <table:table-cell office:value-type="string" calcext:value-type="string">
            <text:p>Менее 2 часов</text:p>
          </table:table-cell>
          <table:table-cell office:value-type="string" calcext:value-type="string">
            <text:p>cute_anime_girls</text:p>
          </table:table-cell>
          <table:table-cell office:value-type="string" calcext:value-type="string">
            <text:p>{'Любитель Кошкодевочек', 'Повествование от первого лица', 'этти', 'Главный геро', 'отечественный разработчик'}</text:p>
          </table:table-cell>
          <table:table-cell office:value-type="string" calcext:value-type="string">
            <text:p>adventure,fantasy,ecchi</text:p>
          </table:table-cell>
          <table:table-cell office:value-type="string" calcext:value-type="string">
            <text:p>https://mega.nz/#!MewGWQIA!3vCVLKX3PKr7N13y5h3fL5rOEoyJlHHDjR3GqODeJRw</text:p>
          </table:table-cell>
          <table:table-cell office:value-type="string" calcext:value-type="string">
            <text:p>2408.jpg</text:p>
          </table:table-cell>
        </table:table-row>
        <table:table-row table:style-name="ro1">
          <table:table-cell office:value-type="string" calcext:value-type="string">
            <text:p>Нижний мир (Nether World)</text:p>
          </table:table-cell>
          <table:table-cell office:value-type="string" calcext:value-type="string">
            <text:p>Внимание! Версии на Линукс нет!\n\nОказавшись в Нижнем мире, наш герой идёт к Вратам, чтобы снова стать живым и попасть на свадьбу сестры. По пути ему встречаются другие обитатели этого мира. Кто-то из них что-что покупает, кто-то продаёт... Вот только вместо денег тут частички жизни. Удастся ли протагонисту сохранить их до того, как он доберётся до Выхода, или он навсегда здесь сгинет? Зависит только от вас и вашего выбора. Пожалуйста, спасите героя! Ведь больше надеяться ему не на кого. Хотя, может быть...\n\n\n\n\n\n\n\nНесмотря на свою слабую известность и отсутствие на ВНДБ, новелла японская. Сделана всего за три дня для LD 44, но не набрала достаточное количество голосов. Японский текст в переводе чередуется с русским, в оригинале он чередовался с английским. Примерная продолжительность: всего 5-10 минут</text:p>
          </table:table-cell>
          <table:table-cell/>
          <table:table-cell office:value-type="string" calcext:value-type="string">
            <text:p>Менее 2 часов</text:p>
          </table:table-cell>
          <table:table-cell office:value-type="string" calcext:value-type="string">
            <text:p>sakai</text:p>
          </table:table-cell>
          <table:table-cell office:value-type="string" calcext:value-type="string">
            <text:p>{'Русский', 'Японский'}</text:p>
          </table:table-cell>
          <table:table-cell office:value-type="string" calcext:value-type="string">
            <text:p>drama,horror,mystic,fantasy</text:p>
          </table:table-cell>
          <table:table-cell office:value-type="string" calcext:value-type="string">
            <text:p>https://drive.google.com/file/d/1eVqmO5BUek7T4Xb_o0FopRtGF2cJeZLJ/view?usp=sharing</text:p>
          </table:table-cell>
          <table:table-cell office:value-type="string" calcext:value-type="string">
            <text:p>2404.png</text:p>
          </table:table-cell>
        </table:table-row>
        <table:table-row table:style-name="ro1">
          <table:table-cell office:value-type="string" calcext:value-type="string">
            <text:p>Shining Song Starnova: Idol Empire</text:p>
          </table:table-cell>
          <table:table-cell office:value-type="string" calcext:value-type="string">
            <text:p>Shining Song Starnova: Idol Empire - новый проект от студии "Love in Space", является экономическим симулятором по одноимённой новелле. В роли Продюсера вам предстоит взять на себя бразды правления над Агенством "Сияние", начиная с переезда в новый офис и заканчивая долгожданной победой над "Квазаром" на "Гран-при Идолов".\n\nПостройте свою империю идолов практически с нуля, отстраивая офис, закупая оборудование, нанимая персонал и новых идолов в свою группу. Грамотная стратегия позволит вам продержаться в бизнесе как можно дольше, зарабатывая на таланте своих подопечных. Но помните, что любая ошибка может стоить карьеры не только вашим идолам, но и полностью уничтожить репутацию Агентства.\n\nОсобенности игры:\n- Углублённый симулятор продюсера со всеми его аспектами, теперь это не просто новелла, в которой от ваших действий ничего не зависит.\n- Приятная 2D-графика в стилистике уже знакомой новеллы.\n- Антураж современных инди-симуляторов типа "Game Dev Tycoon".\n- Старые и новые персонажи, которых вы можете нанять в своё агентство, включая участниц "Квазара" и персонажей серии "Санрайдер".\n\nВНИМАНИЕ: В пиратской версии игры не работает DLC Sunrider Girls.\nПароль для установщика: sunrider\n\nРусификатор для Steam-версии игры: 1.04 LITE (без текстур) | 1.05 FULL</text:p>
          </table:table-cell>
          <table:table-cell/>
          <table:table-cell office:value-type="string" calcext:value-type="string">
            <text:p>Более 50 часов</text:p>
          </table:table-cell>
          <table:table-cell office:value-type="string" calcext:value-type="string">
            <text:p>love_in_space</text:p>
          </table:table-cell>
          <table:table-cell office:value-type="string" calcext:value-type="string">
            <text:p>{'Русский/Мидгардский'}</text:p>
          </table:table-cell>
          <table:table-cell office:value-type="string" calcext:value-type="string">
            <text:p>drama,comedy,routine</text:p>
          </table:table-cell>
          <table:table-cell office:value-type="string" calcext:value-type="string">
            <text:p>https://drive.google.com/file/d/1wGTchqv0FkyLuw2NKhX60TAUAGw1UCRX/view?usp=sharing</text:p>
          </table:table-cell>
          <table:table-cell office:value-type="string" calcext:value-type="string">
            <text:p>2400.jpg</text:p>
          </table:table-cell>
        </table:table-row>
        <table:table-row table:style-name="ro1">
          <table:table-cell office:value-type="string" calcext:value-type="string">
            <text:p>Охотник на призраков (Seirei Gari / Ghost Hunter)</text:p>
          </table:table-cell>
          <table:table-cell office:value-type="string" calcext:value-type="string">
            <text:p>Внимание! Для запуска игры необходим эмулятор NES! Скачать его можно, например, вот тут https://www.emu-land.net/consoles/dendy/emuls\n\nЧтобы ссылки заработали, может потребоваться вручную скопировать их и вставить в адресную строку. Либо скачать тут. http://dendy.su/seirei-gari/\n\nАльтернативная ссылка (сборник из трёх игр, необходимо поставить патч по инструкции в архиве):\n\nМитимунэ приходит на день рождения к своей возлюбленной Миу в дом к её дедушке. Праздник идёт своим чередом, но тут в доме потухает свет и появляется демон - ужасный Розенкрейцер. Он убивает деда, похищает Миу и отправляет нашего героя на больничную койку. Митимунэ спустя некоторое время приходит в себя. Что ему делать? Куда идти? Где искать Миу? На эти и на многие другие вопросы и предстоит ответить игроку, то есть вам!</text:p>
          </table:table-cell>
          <table:table-cell/>
          <table:table-cell office:value-type="string" calcext:value-type="string">
            <text:p>2-10 часов</text:p>
          </table:table-cell>
          <table:table-cell office:value-type="string" calcext:value-type="string">
            <text:p>hudson_soft</text:p>
          </table:table-cell>
          <table:table-cell office:value-type="string" calcext:value-type="string">
            <text:p>{'Русский'}</text:p>
          </table:table-cell>
          <table:table-cell office:value-type="string" calcext:value-type="string">
            <text:p>drama,action,detective,mystic,adventure,fantasy</text:p>
          </table:table-cell>
          <table:table-cell office:value-type="string" calcext:value-type="string">
            <text:p>http://dendy.su/download/Seirei-Gari-rus.nes</text:p>
          </table:table-cell>
          <table:table-cell office:value-type="string" calcext:value-type="string">
            <text:p>2397.jpg</text:p>
          </table:table-cell>
        </table:table-row>
        <table:table-row table:style-name="ro1">
          <table:table-cell office:value-type="string" calcext:value-type="string">
            <text:p>Коридоры их воспоминаний. Предисловие</text:p>
          </table:table-cell>
          <table:table-cell office:value-type="string" calcext:value-type="string">
            <text:p>2022 год. ФБР начинает использовать новую технологию: чтение остаточных сигналов нейронной сети человека. Учёные установили, где хранится память и научились её считывать. А это значит, что агенты ФБР теперь могут видеть всё, что видела жертва. Включая лица нападавших.\nДжон Виктор – бывший полицейский, которому предстоит сдать экзамен для перевода в специальный отдел V, специализирующийся на использовании этой технологии.</text:p>
          </table:table-cell>
          <table:table-cell/>
          <table:table-cell office:value-type="string" calcext:value-type="string">
            <text:p>Менее 2 часов</text:p>
          </table:table-cell>
          <table:table-cell office:value-type="string" calcext:value-type="string">
            <text:p>alkinoy_i_7dots</text:p>
          </table:table-cell>
          <table:table-cell office:value-type="string" calcext:value-type="string">
            <text:p>{''}</text:p>
          </table:table-cell>
          <table:table-cell office:value-type="string" calcext:value-type="string">
            <text:p>drama,detective,routine,triller</text:p>
          </table:table-cell>
          <table:table-cell office:value-type="string" calcext:value-type="string">
            <text:p>https://play.google.com/store/apps/details?id=ru.vk.seven_dots</text:p>
          </table:table-cell>
          <table:table-cell office:value-type="string" calcext:value-type="string">
            <text:p>2396.png</text:p>
          </table:table-cell>
        </table:table-row>
        <table:table-row table:style-name="ro1">
          <table:table-cell office:value-type="string" calcext:value-type="string">
            <text:p>Fedortale Episode 2</text:p>
          </table:table-cell>
          <table:table-cell office:value-type="string" calcext:value-type="string">
            <text:p>Это визуальная новелла, основанная на вселенной, которую создал уважаемый мною Fedor Сomix . Действие игры берёт начало в конкретном месте - Питерском метро.\nМолодой художник по имени Чарли возвращается домой с вечернего мероприятия. Волею судьбы, ему приходится воспользоваться услугами Питерского метрополитена, но, будучи уставшим, он засыпает по пути домой и оказывается на станции, которую до этого никогда не видел...\nВторой эпизод визуальной новеллы "Fedortale", основанной на АУ ютуб-деятеля Fedor Comix.\nОгромное спасибо за то, что ты следишь за игрой и скачал второй эпизод. Наша команда очень надеется, что тебе понравится!\nЧтобы начать играть, тебе стоит распаковать проект из архива. Просто перетяни папку с игрой на рабочий стол.\nНапоминаю, что рейтинг игры варьируется от PG13 до R. В игре присутствуют нецензурные сцены, но если ты не хочешь их увидеть, то ты и не увидишь, так как мы даём тебе выбор между "Цензурной"\nи "Нецензурной" версией. Если ты хочешь записать прохождение игры для YouTube, то после каждого предупреждения выбирай "Цензурную" версию, тогда твоё прохождение останется в рамках\nPG 13 и всё будет хорошо.\nУдачного прохождения! И с Наступающим!\nКоманда Fedortale ~\nО выходе следующего эпизода, можно узнать из нашей группы ВК: Fedortale\nПервый Эпизод\nFEDORTALE (EPISODE 2) new graphics:\nСкачать тут</text:p>
          </table:table-cell>
          <table:table-cell/>
          <table:table-cell office:value-type="string" calcext:value-type="string">
            <text:p>Менее 2 часов</text:p>
          </table:table-cell>
          <table:table-cell office:value-type="string" calcext:value-type="string">
            <text:p>kira_cactus</text:p>
          </table:table-cell>
          <table:table-cell office:value-type="string" calcext:value-type="string">
            <text:p>{'фэнтези', 'отечественный разработчик', 'Fedortale Episode 2', 'Повествование от первого лица', 'undertale', 'Главный герой парень'}</text:p>
          </table:table-cell>
          <table:table-cell office:value-type="string" calcext:value-type="string">
            <text:p>comedy,parody,adventure,fantasy</text:p>
          </table:table-cell>
          <table:table-cell office:value-type="string" calcext:value-type="string">
            <text:p>https://drive.google.com/open?id=1vJonavcHT_lRGm0jcqOSsD2dJax-nBEV</text:p>
          </table:table-cell>
          <table:table-cell office:value-type="string" calcext:value-type="string">
            <text:p>2391.jpg</text:p>
          </table:table-cell>
        </table:table-row>
        <table:table-row table:style-name="ro1">
          <table:table-cell office:value-type="string" calcext:value-type="string">
            <text:p>Кардинальный крест (Cardinal Cross)</text:p>
          </table:table-cell>
          <table:table-cell office:value-type="string" calcext:value-type="string">
            <text:p>Не отступай назад, сожми кулак и бей,\nПока не рухнут в Ад последние колонны Вавилона наших дней.\nНе нужно больше ждать, сожми кулак и бей!\nНам нечего терять — мы бесполезный мусор под ногами сверхлюдей.\n\nНе дай себе упасть, сожми кулак и бей!\nСмотри, власть скалит пасть, она боится нас, и это значит — мы сильней.\nУдаром на удар, сожми кулак и бей!\nПусть мировой пожар сотрет с лица Земли все небоскребы из нулей.\n(с)LOUNA Бойцовский клуб\n\nКогда незадачливая "мусорщица" Лана Брайс повстречалась со своим таинственным клиентом, её внезапно осенило: жизнь приняла худший из возможных оборотов.\nНадвигается буря...\n\nДанная новелла содержит ненормативную лексику, упоминание наркотических средств, ментальных срывов, сцены насилия. В новелле присутствуют упоминания однополых отношений (в рамках сеттинга это считается нормой). Если такой контент может вас травмировать, пожалуйста, воздержитесь от чтения. +16\n\nОсобенности:\n— множественные выборы\n— встроенная энциклопедия\n— опциональные романы (2 GxB, 1 GxG)\n— оригинальная открывающая тема и прекрасный арт\n— четыре глобальных возможных финала и три опции характера главной героини.\n\n\n\n\n\n\n\nОт NenDee :\n''...кидаю ссылку на сайт с играми автора, который она пополняла (и, кажется, продолжает) на протяжении многих лет.\nhttp://www.rinmarugames.com/\nВсе, разумеется, на английском, но здесь вы сможете в открытом доступе поиграть в ее ранние работы, которые она также продолжает развивать. Как, например, Ascension, по которому до сих пор девушка выпускает части, но уже на Патроне. Но больше всего здесь все же игр по типу "создание персонажа/сцен".\n\nДобавлена версия для Android. Пожалуйста, учтите, что версия не содержит адаптивного редизайна и может быть плохо читаема (особенно страницы кодекса) на малых экранах.</text:p>
          </table:table-cell>
          <table:table-cell/>
          <table:table-cell office:value-type="string" calcext:value-type="string">
            <text:p>2-10 часов</text:p>
          </table:table-cell>
          <table:table-cell office:value-type="string" calcext:value-type="string">
            <text:p>impqueen</text:p>
          </table:table-cell>
          <table:table-cell office:value-type="string" calcext:value-type="string">
            <text:p>{'русский'}</text:p>
          </table:table-cell>
          <table:table-cell office:value-type="string" calcext:value-type="string">
            <text:p>drama,romance,adventure,fiction</text:p>
          </table:table-cell>
          <table:table-cell office:value-type="string" calcext:value-type="string">
            <text:p>https://drive.google.com/open?id=1MhQB1ZEBB23S2GrNgwrcbD4CGsUJhtMl</text:p>
          </table:table-cell>
          <table:table-cell office:value-type="string" calcext:value-type="string">
            <text:p>2390.jpg</text:p>
          </table:table-cell>
        </table:table-row>
        <table:table-row table:style-name="ro1">
          <table:table-cell office:value-type="string" calcext:value-type="string">
            <text:p>Fedortale Episode 1</text:p>
          </table:table-cell>
          <table:table-cell office:value-type="string" calcext:value-type="string">
            <text:p>Это визуальная новелла, основанная на вселенной, которую создал уважаемый мною Fedor Сomix . Действие игры берёт начало в конкретном месте - Питерском метро.\nМолодой художник по имени Чарли возвращается домой с вечернего мероприятия. Волею судьбы, ему приходится воспользоваться услугами Питерского метрополитена, но, будучи уставшим, он засыпает по пути домой и оказывается на станции, которую до этого никогда не видел...\nПолноценный первый эпизод визуальной новеллы Fedortale.</text:p>
          </table:table-cell>
          <table:table-cell/>
          <table:table-cell office:value-type="string" calcext:value-type="string">
            <text:p>Менее 2 часов</text:p>
          </table:table-cell>
          <table:table-cell office:value-type="string" calcext:value-type="string">
            <text:p>kira_cactus</text:p>
          </table:table-cell>
          <table:table-cell office:value-type="string" calcext:value-type="string">
            <text:p>{'фэнтези', 'Повествование от первого лица', 'Главный герой парень', 'undertale', 'отечественный разработчик', 'Fedortale Episode 1'}</text:p>
          </table:table-cell>
          <table:table-cell office:value-type="string" calcext:value-type="string">
            <text:p>comedy,parody,adventure,fantasy</text:p>
          </table:table-cell>
          <table:table-cell office:value-type="string" calcext:value-type="string">
            <text:p>https://drive.google.com/open?id=1WRhC8x6FWH2I2zp0dji1HnoUrxikrpbH</text:p>
          </table:table-cell>
          <table:table-cell office:value-type="string" calcext:value-type="string">
            <text:p>2386.jpg</text:p>
          </table:table-cell>
        </table:table-row>
        <table:table-row table:style-name="ro1">
          <table:table-cell office:value-type="string" calcext:value-type="string">
            <text:p>Твоё сухое наслаждение (Your Dry Delight)</text:p>
          </table:table-cell>
          <table:table-cell office:value-type="string" calcext:value-type="string">
            <text:p>СЮЖЕТ:\n"Однажды, во время Сухого закона, мне пришлось несколько дней жить только на еде и воде..." - Уильям Клод Филдс.\n\nРихтер и его босс Лесли - частные детективы, нанятые для обеспечения соблюдения сухого закона в Кливленде, штат Огайо.\n\nОднако, когда Рихтер попадается на глаза харизматичному боссу мафии, история начинает развиваться совсем по-другому...\n\nИспытайте на собственном опыте любовь между мужчинами в эпоху свинга, диалогами из того времени, внутриигровым справочником и историческими фактами!\n\nОБ ИГРЕ:\nYour Dry Delight - маленькая, некоммерческая игра, разработанная Argent Games! Как историческая романтическая комедия, она фокусируется прежде всего на беззаботной атмосфере, но мы (разработчики) также постарались быть исторически точными и затронуть более глубокие темы, связанные с запретом.\n\nТакже здесь несколько другой подход к рутам: технически существуют два любовных рута, но в конце истории они переплетаются, в результате чего получается один конец.\n\nОСОБЕННОСТИ:\n-Джазовый саундтрек\n-20.000 слов\n-Опенинг\n-Внутриигровой справочник с определениями сленга и историческими фактами</text:p>
          </table:table-cell>
          <table:table-cell/>
          <table:table-cell office:value-type="string" calcext:value-type="string">
            <text:p>Менее 2 часов</text:p>
          </table:table-cell>
          <table:table-cell office:value-type="string" calcext:value-type="string">
            <text:p>argent_games</text:p>
          </table:table-cell>
          <table:table-cell office:value-type="string" calcext:value-type="string">
            <text:p>{'Русский'}</text:p>
          </table:table-cell>
          <table:table-cell office:value-type="string" calcext:value-type="string">
            <text:p>comedy,romance,detective,routine</text:p>
          </table:table-cell>
          <table:table-cell office:value-type="string" calcext:value-type="string">
            <text:p>https://yadi.sk/d/M1teU20Se6CkFA</text:p>
          </table:table-cell>
          <table:table-cell office:value-type="string" calcext:value-type="string">
            <text:p>2383.jpg</text:p>
          </table:table-cell>
        </table:table-row>
        <table:table-row table:style-name="ro1">
          <table:table-cell office:value-type="string" calcext:value-type="string">
            <text:p>Безмолвие (Without a Voice)</text:p>
          </table:table-cell>
          <table:table-cell office:value-type="string" calcext:value-type="string">
            <text:p>Живёт в глухом лесу принцесса в изгнании. Живёт в небольшом домике, читает книжки, пьёт чай, но такая некоролевская жизнь ей совершенно не нравится, хоть она и пытается убедить в обратном даже саму себя.\nИ вот однажды, прогуливаясь по лесу, она натыкается на одну крайне таинственную мадам, сидяющую под деревцем. Мадам ведёт себя сдержанно, говорит странно и утверждает, что живёт где-то неподалёку.\nНо принцесса пока что всему этому значения не придаёт, ведь ей в кои-то веки стало не так одиноко и есть с кем поговорить.\n\n____________________________\n\n\n\n\n\n\n\n\n\n\n\n\n\nДоступно только для пользователей\n\nПорт на Андроид чуть кривоват, но работает вроде.</text:p>
          </table:table-cell>
          <table:table-cell/>
          <table:table-cell office:value-type="string" calcext:value-type="string">
            <text:p>2-10 часов</text:p>
          </table:table-cell>
          <table:table-cell office:value-type="string" calcext:value-type="string">
            <text:p>l³</text:p>
          </table:table-cell>
          <table:table-cell office:value-type="string" calcext:value-type="string">
            <text:p>{'Русский'}</text:p>
          </table:table-cell>
          <table:table-cell office:value-type="string" calcext:value-type="string">
            <text:p>drama,romance,action,mystic,fantasy</text:p>
          </table:table-cell>
          <table:table-cell office:value-type="string" calcext:value-type="string">
            <text:p>https://mega.nz/file/eZBywLCb#dRAyZ1rLhbca7GgjfvpAUo91W7de8jY_No45QFc2K90</text:p>
          </table:table-cell>
          <table:table-cell office:value-type="string" calcext:value-type="string">
            <text:p>2378.jpg</text:p>
          </table:table-cell>
        </table:table-row>
        <table:table-row table:style-name="ro1">
          <table:table-cell office:value-type="string" calcext:value-type="string">
            <text:p>Undertale: no more restarts</text:p>
          </table:table-cell>
          <table:table-cell office:value-type="string" calcext:value-type="string">
            <text:p>Undertale FAN GAME.\nЭто очередная АУ по Андертейлу. Их много, но эта - особенная, потому что сделана в виде визуальной новеллы. Интересный сюжет, красивая рисовка, много концовок. И я так говорю совсем не потому что хочу больше скачиваний.</text:p>
          </table:table-cell>
          <table:table-cell/>
          <table:table-cell office:value-type="string" calcext:value-type="string">
            <text:p>2-10 часов</text:p>
          </table:table-cell>
          <table:table-cell office:value-type="string" calcext:value-type="string">
            <text:p>lazura_(lazura)</text:p>
          </table:table-cell>
          <table:table-cell office:value-type="string" calcext:value-type="string">
            <text:p>{'Главный герой девушка', 'undertale', 'Повествование от первого лица', 'отечественный разработчик', 'Undertale: no more restarts'}</text:p>
          </table:table-cell>
          <table:table-cell office:value-type="string" calcext:value-type="string">
            <text:p>drama,adventure,fantasy</text:p>
          </table:table-cell>
          <table:table-cell office:value-type="string" calcext:value-type="string">
            <text:p>https://drive.google.com/open?id=1wc52lg7C4tmZ7nRzYHYUCK3uEAEzLyUm</text:p>
          </table:table-cell>
          <table:table-cell office:value-type="string" calcext:value-type="string">
            <text:p>2372.jpg</text:p>
          </table:table-cell>
        </table:table-row>
        <table:table-row table:style-name="ro1">
          <table:table-cell office:value-type="string" calcext:value-type="string">
            <text:p>Странный любовный тест (Odd Love Test)</text:p>
          </table:table-cell>
          <table:table-cell office:value-type="string" calcext:value-type="string">
            <text:p>Странный "Тест на любовь", игра, чтобы получить его сердце,... но бросить его ради победы?!\nУ Кей ещё никогда не было парня. Ее лучшая подруга Рина всегда бросает своих парней после того, как получит от них всю "любовь и деньги". Она дразнит Кей за то, что та уже много лет остаётся девственницей. Из-за того, что у Кей никогда не было парня, Рина постоянно придумывает игры, в которых Кей должна общаться с незнакомцами... ради собственного развлечения.\n\nКей и Рина встретились в парке одним скучным днём и Рина придумала "Тест на любовь", игру, в которой надо будет заставить парня влюбиться в тебя... и бросить его! Но если ты влюбишься в него, то потеряешь все свои деньги?!\nПомогите Кей понять, что ей надо делать! Заполучить мужское сердце и сразу же бросить его, чтобы получить свои деньги обратно, или потерять все свои деньги только ради того, чтобы "влюбиться"!?\n\nРейтинг: 13+ за нецензурную лексику и упоминание тем непристойного характера\n\nЖанр: комедия\n\nВключает в себя:\nДве локации!\n3 концовки + проигрыш!\n10 минут геймплея для одной концовки!\nДевушку-протагониста!\nПерсонажи сделанные в ComiPo!</text:p>
          </table:table-cell>
          <table:table-cell/>
          <table:table-cell office:value-type="string" calcext:value-type="string">
            <text:p>Менее 2 часов</text:p>
          </table:table-cell>
          <table:table-cell office:value-type="string" calcext:value-type="string">
            <text:p>eevee_nicollie</text:p>
          </table:table-cell>
          <table:table-cell office:value-type="string" calcext:value-type="string">
            <text:p>{'Русский'}</text:p>
          </table:table-cell>
          <table:table-cell office:value-type="string" calcext:value-type="string">
            <text:p>comedy</text:p>
          </table:table-cell>
          <table:table-cell office:value-type="string" calcext:value-type="string">
            <text:p>https://drive.google.com/open?id=12bGxAi5keealQ2kMf8G5qyQKZCforYUs</text:p>
          </table:table-cell>
          <table:table-cell office:value-type="string" calcext:value-type="string">
            <text:p>2371.png</text:p>
          </table:table-cell>
        </table:table-row>
        <table:table-row table:style-name="ro1">
          <table:table-cell office:value-type="string" calcext:value-type="string">
            <text:p>Заледеневшее пламя (Shelled Flame)</text:p>
          </table:table-cell>
          <table:table-cell office:value-type="string" calcext:value-type="string">
            <text:p>СЮЖЕТ:\nИстория крутится вокруг Лорис - девушки, являющейся частью необычного вида народа огня, изгнанной с родного южного острова.\n\nЧтобы избежать казни, она согласилась больше никогда не появляться на острове и провести остаток своих дней на севере. Много лет она противостояла смерти в суровых условиях, претерпевая необычайные изменения в себе с тех пор, и стараясь подавить их лекарствами со своей Родины.\n\nЕё простое существование прерывается звонком матери, позвонившей спустя десятилетия, дабы попросить помощи у дочери, аргументируя это её действиями, которые навсегда изменили положение дел на острове.\n\nДорогая подруга детства Лорис - Нейва, покинула их остров ради таинственной миссии на севере. Лорис приказывают вернуть Нейву, чтобы она не столкнулась с такими же изменениями, как и она.\n\nЛорис истощена и чувствует себя более уязвимой, чем когда-либо, но её поддерживает компаньон Ровен, бесчестный головорез, чьи намерения кажутся вполне чистыми.\n\nИсследуйте небольшую часть этого таинственного мира, который совмещает средневековый образ жизни с передовыми технологическими артефактами забытого времени.\n\nОСОБЕННОСТИ:\n• Оригинальный художественный стиль (персонажи, фоны, CG)\n• Оригинальная история\n• 5 различных концовок\n• Специальное обращение от разработчика в конце игры\n• Более 34.000 слов, примерно 3-4 часа геймплея\n• Опциональная сцена секса</text:p>
          </table:table-cell>
          <table:table-cell/>
          <table:table-cell office:value-type="string" calcext:value-type="string">
            <text:p>2-10 часов</text:p>
          </table:table-cell>
          <table:table-cell office:value-type="string" calcext:value-type="string">
            <text:p>eilohhs</text:p>
          </table:table-cell>
          <table:table-cell office:value-type="string" calcext:value-type="string">
            <text:p>{'Русский'}</text:p>
          </table:table-cell>
          <table:table-cell office:value-type="string" calcext:value-type="string">
            <text:p>drama,romance,adventure,fantasy</text:p>
          </table:table-cell>
          <table:table-cell office:value-type="string" calcext:value-type="string">
            <text:p>https://yadi.sk/d/G9JdmH_OOQpbrw</text:p>
          </table:table-cell>
          <table:table-cell office:value-type="string" calcext:value-type="string">
            <text:p>2368.jpg</text:p>
          </table:table-cell>
        </table:table-row>
        <table:table-row table:style-name="ro1">
          <table:table-cell office:value-type="string" calcext:value-type="string">
            <text:p>Гринляпи (Greenlyapie)</text:p>
          </table:table-cell>
          <table:table-cell office:value-type="string" calcext:value-type="string">
            <text:p>Действие игры происходит в 2027 году. Прогресс зашёл настолько далеко, что команда энтузиастов со всего мира собралась для того, чтобы создать систему виртуальной реальности с абсолютным погружением. Первыми тестерами этой системы стали Юлия Гавери, Александра Васильева и Евгения Мяукина. Однако ограниченная база знаний и низкий уровень защиты системы стали причиной нештатной ситуации, в которую попадают, в первую очередь, сами тестеры.\n\nВсего в новелле 8 концовок, присутствуют также секретные руты.\n\nСайт Greenlyapie</text:p>
          </table:table-cell>
          <table:table-cell/>
          <table:table-cell office:value-type="string" calcext:value-type="string">
            <text:p>2-10 часов</text:p>
          </table:table-cell>
          <table:table-cell office:value-type="string" calcext:value-type="string">
            <text:p>nyancatparty</text:p>
          </table:table-cell>
          <table:table-cell office:value-type="string" calcext:value-type="string">
            <text:p>{'отечественный разработчик', 'Повествование от первого лица', 'Greenlyapie', 'Гринляпи', 'Несколько главных героев'}</text:p>
          </table:table-cell>
          <table:table-cell office:value-type="string" calcext:value-type="string">
            <text:p>drama,comedy,science_fiction</text:p>
          </table:table-cell>
          <table:table-cell office:value-type="string" calcext:value-type="string">
            <text:p>https://drive.google.com/file/d/1Q8Vh__NQUjM87V-TN22WVPTAWBGUSuU2</text:p>
          </table:table-cell>
          <table:table-cell office:value-type="string" calcext:value-type="string">
            <text:p>2364.png</text:p>
          </table:table-cell>
        </table:table-row>
        <table:table-row table:style-name="ro1">
          <table:table-cell office:value-type="string" calcext:value-type="string">
            <text:p>Заклинание (The Spell)</text:p>
          </table:table-cell>
          <table:table-cell office:value-type="string" calcext:value-type="string">
            <text:p>" — Напиши! Напиши тут в эпиграфе строчки из песни,\nкоторая у нас тут в башке играет на репите почти без остановки\nгде-то с середины текста! Давай, напиши, ты же хочешь!\n— Не-не, не вздумай! Это ж такой дикий спойлер!"\nГолоса в голове переводчика\n\n\nОбычная девочка по имени Элоиза, обычных 11 лет от роду... На неё свалилось совсем не обычное для её хрупких детских плеч несчастье - погибли в автокатастрофе оба её родителя. И теперь она осталась совсем одна в этом мире. Но не надолго. Опеку над ней оформил её дядя - брат её погибшей мамы. Очень странный, безэмоциональный и непонятный человек. Но даже с ним Элоиза вроде бы как начинает потихоньку находить подобие общего языка, как вдруг случайно находит у него дома небольшую записку...\n\n\n\n\n\nДоступно только для пользователей\n\nПорт на Андроид чуть кривоват и не отмасштабирован, но работает вроде.\n\nВ тексте присутствует ненормативная лексика.</text:p>
          </table:table-cell>
          <table:table-cell/>
          <table:table-cell office:value-type="string" calcext:value-type="string">
            <text:p>2-10 часов</text:p>
          </table:table-cell>
          <table:table-cell office:value-type="string" calcext:value-type="string">
            <text:p>hangover_cat_purrroduction</text:p>
          </table:table-cell>
          <table:table-cell office:value-type="string" calcext:value-type="string">
            <text:p>{'Русский'}</text:p>
          </table:table-cell>
          <table:table-cell office:value-type="string" calcext:value-type="string">
            <text:p>drama,action,detective</text:p>
          </table:table-cell>
          <table:table-cell office:value-type="string" calcext:value-type="string">
            <text:p>https://mega.nz/file/mMBgiaja#8ipSsrSQgSn8i5BXOS9ak9bdZ16UYsX73ne31NDJXRk</text:p>
          </table:table-cell>
          <table:table-cell office:value-type="string" calcext:value-type="string">
            <text:p>2356.jpg</text:p>
          </table:table-cell>
        </table:table-row>
        <table:table-row table:style-name="ro1">
          <table:table-cell office:value-type="string" calcext:value-type="string">
            <text:p>Machi de Uwasa no Hakushaku-sama</text:p>
          </table:table-cell>
          <table:table-cell office:value-type="string" calcext:value-type="string">
            <text:p>Девушка, по имени Сиена, заблудилась в лесу. После долгих блужданий, она падает в обморок. Но на помощь ей приходит незнакомец. Девушка хотела только поблагодарить своего спасителя, но в результате оказывается служанкой в его доме. Как теперь в дальнейшем обернётся ее жизнь? Всего в игре пять рутов, три захватываемых персонажа.\n\nАльтернативные ссылки для скачивания:\ndrive.google\nyadi.sk</text:p>
          </table:table-cell>
          <table:table-cell/>
          <table:table-cell office:value-type="string" calcext:value-type="string">
            <text:p>2-10 часов</text:p>
          </table:table-cell>
          <table:table-cell office:value-type="string" calcext:value-type="string">
            <text:p>erfolg</text:p>
          </table:table-cell>
          <table:table-cell office:value-type="string" calcext:value-type="string">
            <text:p>{'Русский'}</text:p>
          </table:table-cell>
          <table:table-cell office:value-type="string" calcext:value-type="string">
            <text:p>drama,comedy,romance,mystic</text:p>
          </table:table-cell>
          <table:table-cell office:value-type="string" calcext:value-type="string">
            <text:p>https://yadi.sk/d/Hp8_wK2P1YQTQw</text:p>
          </table:table-cell>
          <table:table-cell office:value-type="string" calcext:value-type="string">
            <text:p>2355.png</text:p>
          </table:table-cell>
        </table:table-row>
        <table:table-row table:style-name="ro1">
          <table:table-cell office:value-type="string" calcext:value-type="string">
            <text:p>Акира (Akira)</text:p>
          </table:table-cell>
          <table:table-cell office:value-type="string" calcext:value-type="string">
            <text:p>Внимание! Для запуска игры необходим эмулятор NES! Скачать его можно, например, вот тут https://www.emu-land.net/consoles/dendy/emuls Можно играть и онлайн https://dendy.club/dendy/3041-akira.html\n\nТакже, если скачивание не работает, может потребоваться вручную скопировать ссылку, вставить в адресную строку и перейти по ней.\n\nСпустя 31 год после Третьей мировой войны и ядерной бомбардировки столицы Японии, воссоздан новый город — Нью Токио. Внешне все под контролем, однако, организация страны теперь напоминает профашистское государство, жесточайшим образом подавляющая попытки мятежа. В исследовательских центрах проводятся парапсихологические опыты над людьми для разработки совершенного вида оружия. Военные, в лице полковника Сикисима, руководителя проекта биологических военных экспериментов, входят в конфликт с политическим крылом правительства. А в стране возникает религиозный культ сверхчеловека по имени Акира, приход которого, якобы, может решить все проблемы Японии.\n\nИгра сделана по мотивам вот этого аниме https://anivisual.net/forum/10-437-1 и почти полностью повторяет его сюжет. Повествование ведётся от лица Канэды. История начинается сразу после того, как Канэду и его мотоциклетную банду задержала полиция, а их друга Тэцуо только что похитили военные... Также почти отсутствует музыка, только шум. Зато присутствуют элементы адвенчуры и очень сложная мини-игра в виде виртуального тира.\n\nАльтернативная ссылка: http://www.emu-land.net/forum/index.php?action=dlattach;topic=77296.0;attach=181727 (Запускать необходимо файл !akira_ru_v1.1.nes из папки bin).</text:p>
          </table:table-cell>
          <table:table-cell/>
          <table:table-cell office:value-type="string" calcext:value-type="string">
            <text:p>Менее 2 часов</text:p>
          </table:table-cell>
          <table:table-cell office:value-type="string" calcext:value-type="string">
            <text:p>taito_corporation</text:p>
          </table:table-cell>
          <table:table-cell office:value-type="string" calcext:value-type="string">
            <text:p>{'Русский'}</text:p>
          </table:table-cell>
          <table:table-cell office:value-type="string" calcext:value-type="string">
            <text:p>drama,science_fiction,horror,action,mystic,adventure</text:p>
          </table:table-cell>
          <table:table-cell office:value-type="string" calcext:value-type="string">
            <text:p>http://dendy.club/uploads/games/nes/Akira%20(J)%20[RUS].nes</text:p>
          </table:table-cell>
          <table:table-cell office:value-type="string" calcext:value-type="string">
            <text:p>2348.jpg</text:p>
          </table:table-cell>
        </table:table-row>
        <table:table-row table:style-name="ro1">
          <table:table-cell office:value-type="string" calcext:value-type="string">
            <text:p>Always The Same Blue Sky</text:p>
          </table:table-cell>
          <table:table-cell office:value-type="string" calcext:value-type="string">
            <text:p>Always The Same Blue Sky – увлекательная визуальная новелла, которая расскажет про любовь двух молодых людей, живущих в городке, недалеко от моря. Это игра о любви, таинстве и человечности.\n\nИгра повествует о глубокой молодой душе, пробирающуюся через тернии юности; вы многое пережили для своего возраста, в результате чего немного очерствели к окружающему миру. Вот почему вы даже и бровью не повели, когда неожиданно были переведены в очередную школу в очередном удаленном месте. Но знали ли вы насколько этот маленький островок отличается от других и какие события переменят вашу жизнь.</text:p>
          </table:table-cell>
          <table:table-cell/>
          <table:table-cell office:value-type="string" calcext:value-type="string">
            <text:p>Менее 2 часов</text:p>
          </table:table-cell>
          <table:table-cell office:value-type="string" calcext:value-type="string">
            <text:p>neonight</text:p>
          </table:table-cell>
          <table:table-cell office:value-type="string" calcext:value-type="string">
            <text:p>{'сёдзё-ай', 'Иностранный разработчик', 'Главный герой девушка', 'Главный герой парень', 'Повествование от первого лица'}</text:p>
          </table:table-cell>
          <table:table-cell office:value-type="string" calcext:value-type="string">
            <text:p>drama,romance,mystic,routine</text:p>
          </table:table-cell>
          <table:table-cell office:value-type="string" calcext:value-type="string">
            <text:p>https://drive.google.com/file/d/1YvcPmyns6dVIunACugeJnQtYDe0yK4Iq/view?usp=sharing</text:p>
          </table:table-cell>
          <table:table-cell office:value-type="string" calcext:value-type="string">
            <text:p>2346.png</text:p>
          </table:table-cell>
        </table:table-row>
        <table:table-row table:style-name="ro1">
          <table:table-cell office:value-type="string" calcext:value-type="string">
            <text:p>Caucasus ~Nanatsuki no Nie~</text:p>
          </table:table-cell>
          <table:table-cell office:value-type="string" calcext:value-type="string">
            <text:p>Однажды два студента посещают деревню, чтобы исследовать легенду, передаваемую из поколения в поколение. Однако началась сильная метель, и они чудом выжили. Достигнув дороги, они увидели карету, остановившуюся прямо перед ними. Из неё вышла девушка и позвала их переночевать в своём замке. Встретив там множество довольно интересных людей, наши герои были приглашены на особенную и, в какой-то мере, странную свадьбу. Невеста должна была провести ночь в гробу, прежде чем официально стать женой своего суженого. Только вот на следующий день жених был найден обезглавленным в своей комнате. Более того, мост, соединявший замок с остальным миром, внезапно оказался разрушен.\n\nТеперь двое студентов и оставшиеся члены богатой семьи вынуждены жить в одном доме с убийцей.\n\nДоступно только для пользователей\n\nДоступно только для пользователей</text:p>
          </table:table-cell>
          <table:table-cell/>
          <table:table-cell office:value-type="string" calcext:value-type="string">
            <text:p>10-30 часов</text:p>
          </table:table-cell>
          <table:table-cell office:value-type="string" calcext:value-type="string">
            <text:p>innocent_grey</text:p>
          </table:table-cell>
          <table:table-cell office:value-type="string" calcext:value-type="string">
            <text:p>{'русский'}</text:p>
          </table:table-cell>
          <table:table-cell office:value-type="string" calcext:value-type="string">
            <text:p>drama,detective,hentai,triller</text:p>
          </table:table-cell>
          <table:table-cell office:value-type="string" calcext:value-type="string">
            <text:p>https://mega.nz/file/7SgCVCQb#bMD2O9y_P-tsMWKgzQXlwucKGqKha9X9Dxm1l6DRYj8</text:p>
          </table:table-cell>
          <table:table-cell office:value-type="string" calcext:value-type="string">
            <text:p>2344.png</text:p>
          </table:table-cell>
        </table:table-row>
        <table:table-row table:style-name="ro1">
          <table:table-cell office:value-type="string" calcext:value-type="string">
            <text:p>Along the Edge (Along the Edge)</text:p>
          </table:table-cell>
          <table:table-cell office:value-type="string" calcext:value-type="string">
            <text:p>Версия игры: Along the Edge Windows64 v1.5.2 EN/FR + RU\nПрежде, чем скачивать игру, пожалуйста, ознакомьтесь с графой о переводе.\n\n\n\n\nДафна разбита, подавлена, уничтожена. Её некогда счастливая жизнь перечеркнута внезапной трагедией. Пытаясь научиться жить заново, девушка цепляется за внезапную возможность начать всё с чистого листа. Странными бывают повороты судьбы, странными и очень жестокими: окончание одной жизни даёт шанс на возрождение другой.\n\nМистическая романтика в антураже французской глубинки.\nОбъем: 80.000 слов\n— 6 возможных вариантов развития сюжета\n— 4 варианта характера для главной героини\n— 2 опциональных романа</text:p>
          </table:table-cell>
          <table:table-cell/>
          <table:table-cell office:value-type="string" calcext:value-type="string">
            <text:p>2-10 часов</text:p>
          </table:table-cell>
          <table:table-cell office:value-type="string" calcext:value-type="string">
            <text:p>nova-box</text:p>
          </table:table-cell>
          <table:table-cell office:value-type="string" calcext:value-type="string">
            <text:p>{'английский', 'французский', 'русский'}</text:p>
          </table:table-cell>
          <table:table-cell office:value-type="string" calcext:value-type="string">
            <text:p>drama,romance,mystic</text:p>
          </table:table-cell>
          <table:table-cell office:value-type="string" calcext:value-type="string">
            <text:p>https://drive.google.com/open?id=1rzwgH9bZYnWJwc0emko_Y7qqHzG0-Fbu</text:p>
          </table:table-cell>
          <table:table-cell office:value-type="string" calcext:value-type="string">
            <text:p>2343.jpg</text:p>
          </table:table-cell>
        </table:table-row>
        <table:table-row table:style-name="ro1">
          <table:table-cell office:value-type="string" calcext:value-type="string">
            <text:p>Как воспитать Девушку-Волчицу (Kemono Musume no Sodatekata)</text:p>
          </table:table-cell>
          <table:table-cell office:value-type="string" calcext:value-type="string">
            <text:p>Жизнь Шуджи Косаки перевернулась с ног на голову в тот день, когда он и его подруга Кана нашли в горах загадочную девушку. Хотя увидеть девушку, запертую в клетке, было не так странно, как наличие у неё ушей и хвоста волка. Когда она наконец-то смогла сказать своё имя, Ироха Сакураба, они узнали о том, что это та самая девушка, которая пропала без вести десять лет назад. Теперь, когда она больше походит на животное, нежели на девушку, будучи дикой и неспособной разговаривать, Ироха доказала свою полезность Шуджи, а он осознал, что влюбился в её суровую невинность.\nНо вырванные страницы календаря уже не вернуть, и Ироха никогда не сможет вернуть свои потерянные годы. Её идиллическое прошлое осталось позади, и Ироха теперь двигается вперёд. Глядя на неё, Шуджи подумал про себя: "Что именно вызвало у меня желание защищать тебя?". Прошлое Ирохи прошло, но не осталось забытым, а её будущее остаётся неизвестным. Каким его сделают она и Шуджи?\n\nДополнительная информация:\nИмена некоторых второстепенных персонажей не переведены, ввиду технической ошибки.\n\nПароль к архивам:\nEpicEagleTeam</text:p>
          </table:table-cell>
          <table:table-cell/>
          <table:table-cell office:value-type="string" calcext:value-type="string">
            <text:p>2-10 часов</text:p>
          </table:table-cell>
          <table:table-cell office:value-type="string" calcext:value-type="string">
            <text:p>sweet_&amp;_tea</text:p>
          </table:table-cell>
          <table:table-cell office:value-type="string" calcext:value-type="string">
            <text:p>{'Повествование от первого лица', 'Иностранный разработчик', 'Главный герой парень'}</text:p>
          </table:table-cell>
          <table:table-cell office:value-type="string" calcext:value-type="string">
            <text:p>drama,comedy,romance,routine,hentai</text:p>
          </table:table-cell>
          <table:table-cell office:value-type="string" calcext:value-type="string">
            <text:p>https://drive.google.com/file/d/1k0ElLmZ56gw04mSjJiY-NtjLvF4TDxZ4/view</text:p>
          </table:table-cell>
          <table:table-cell office:value-type="string" calcext:value-type="string">
            <text:p>2338.png</text:p>
          </table:table-cell>
        </table:table-row>
        <table:table-row table:style-name="ro1">
          <table:table-cell office:value-type="string" calcext:value-type="string">
            <text:p>Vampire: The Masquerade - Coteries of New York (Vampire: The Masquerade - Coteries of New York)</text:p>
          </table:table-cell>
          <table:table-cell office:value-type="string" calcext:value-type="string">
            <text:p>Короткая история из Мира Тьмы.\n\nСюжет новеллы разворачивается в Нью-Йорке. Незадачливый герой становится невольной пешкой в чужой запутанной игре интриг, открывая для себя совершенно другой мир, притаившийся в тёмных подворотнях и куртуазных клубах ночного мегаполиса — Мир Тьмы. Однако ночная жизнь на поверку оказывается куда сложнее, чем могло показаться на первый взгляд. Власть над городом стала лакомым яблоком раздора для двух противоборствующих фракций обитателей ночи: Камарильи и Анархов. Кажется, и те и другие готовы пойти на всё, только бы вонзить свои клыки в запретный плод.\n\nКрасивая, стильная, атмосферная визуальная новелла, позволяющая игрокам ненадолго погрузиться в интригующий Мир Тьмы.\n\nОсобенности:\n— возможность погрузиться в историю от лица трёх разных персонажей, связанных с разными кланами и имеющими свои слабые и сильные стороны.\n— различные квесты, связанные с различными фракциями. Вы сами вольны выбирать союзников.\n— развитие истории во времени: нельзя завершить всё и сразу. Игра разделена на ночи, и количество ночей в распоряжении у игрока ограничено.\n— великолепный арт.</text:p>
          </table:table-cell>
          <table:table-cell/>
          <table:table-cell office:value-type="string" calcext:value-type="string">
            <text:p>2-10 часов</text:p>
          </table:table-cell>
          <table:table-cell office:value-type="string" calcext:value-type="string">
            <text:p>draw_distance</text:p>
          </table:table-cell>
          <table:table-cell office:value-type="string" calcext:value-type="string">
            <text:p>{'мульти', 'включая русский'}</text:p>
          </table:table-cell>
          <table:table-cell office:value-type="string" calcext:value-type="string">
            <text:p>mystic,adventure</text:p>
          </table:table-cell>
          <table:table-cell office:value-type="string" calcext:value-type="string">
            <text:p>https://drive.google.com/file/d/1aHyByMDeX1rm0nptWKk_43AOnc1C1TfV/view?usp=sharing</text:p>
          </table:table-cell>
          <table:table-cell office:value-type="string" calcext:value-type="string">
            <text:p>2333.jpeg</text:p>
          </table:table-cell>
        </table:table-row>
        <table:table-row table:style-name="ro1">
          <table:table-cell office:value-type="string" calcext:value-type="string">
            <text:p>Nekojishi</text:p>
          </table:table-cell>
          <table:table-cell office:value-type="string" calcext:value-type="string">
            <text:p>Родившись в религиозной семье, Линь Тянь-Ляо покинул свой родной город и переехал в Тайбэй, чтобы учиться и следовать за своей мечтой, пытаясь в процессе этого избежать давления, связанного со служением в храме его семьи.\nЕго обычная студенческая жизнь, казалось, шла хорошо, пока в один прекрасный день, у него не открылся третий глаз. Теперь Ляо в состоянии видеть различных духов и ему приходится уживаться с его новыми силами, а так же, с тремя магическими котами, которые хотят повлиять на его будущее.\n\n***\n\nАрхив перезалит.\nТеперь в архиве лежит игра с патчем 18+, которая открывает дополнительные сцены с соответствующим контентом.\nДля тех, кто не хочет заново качать игру, я создал ссылку на доп. материалы, где лежит патч.\nЕго нужно положить в папку "game".\n\np.s. что бы у вас запустилась 18+ версия игры, в главном меню нажмите на кнопку S, что бы поменять режим на взрослый.</text:p>
          </table:table-cell>
          <table:table-cell/>
          <table:table-cell office:value-type="string" calcext:value-type="string">
            <text:p>2-10 часов</text:p>
          </table:table-cell>
          <table:table-cell office:value-type="string" calcext:value-type="string">
            <text:p>nekojishitw</text:p>
          </table:table-cell>
          <table:table-cell office:value-type="string" calcext:value-type="string">
            <text:p>{'Русский'}</text:p>
          </table:table-cell>
          <table:table-cell office:value-type="string" calcext:value-type="string">
            <text:p>romance,mystic,routine,fantasy</text:p>
          </table:table-cell>
          <table:table-cell office:value-type="string" calcext:value-type="string">
            <text:p>https://drive.google.com/file/d/1STN5XYNtNWwEQemx27MlVyiiCrpSWKMD/view?usp=sharing</text:p>
          </table:table-cell>
          <table:table-cell office:value-type="string" calcext:value-type="string">
            <text:p>2332.png</text:p>
          </table:table-cell>
        </table:table-row>
        <table:table-row table:style-name="ro1">
          <table:table-cell office:value-type="string" calcext:value-type="string">
            <text:p>Хентай Мозаика Неко Вайфу (Hentai Mosaique Neko Waifus)</text:p>
          </table:table-cell>
          <table:table-cell office:value-type="string" calcext:value-type="string">
            <text:p>Хентай головоломка, микро-визуальный роман, с каплей RPG. Все неко девушки в городе все слышали о тебе, теперь они наконец могут встретиться с тобой!\nЧто делать во время игры:\n• Успокойся.\n• Просто расслабься.\n• Повышение уровня специальных способностей.\n• Следуй истории!\n• Играйте одной рукой.\n• Хватит девчонкам общаться друг с другом. Просто шучу. Зачем ты это делаешь?\nФункции:\n• Новый способ решения головоломок вращением нужных элементов.\n• 3 девочки.\n• 20 загадок.\n• 6 способностей.\n• 100 достижений.\n• Галерея / Альбом.\nНу давай уже, знакомься с девушками!\nКуми. Ты только что познакомился с ней через своих общих друзей. Она действительно дружелюбная. Она любит кататься на американских горках и одеваться. У нее может возникнуть желание узнать тебя поближе.\nСаёри. У тебя сильное чувство, что она может быть бисексуальной. Трудно убедить ее не использовать ее телефон. Девочка игривая, как котёнок!\nДжия. Дикая девушка. Вероятно, будет лучше просто быть осторожным с ней, пока она не разбила тебе сердце. Не принимайте это близко к сердцу!\nГалерея!\nСмотреть каждое изображение после того, как оно было решено: кинематографический режим. Увеличение и уменьшение масштаба.\nСпособности.\n• Посмотри и посмотри. Никогда не теряйся в мире решения головоломок. Эта способность всегда покажет вам, что вы ищете.\n• Удар любви. использовать, когда вы хотите, чтобы все было сделано немного быстрее. Активируется автоматически, поворачивая соседние блоки\n• Дождь любви. Полезно, решая головоломки шаг за шагом, а точнее по капле.\n• Сонар любви. Это может выйти из-под контроля, если выровнять слишком много. Вы были предупреждены\n• Авиаудар любви. Конечно ... Используйте это ... На свой страх и риск!\n• Землетрясение. Встряхивает вещи довольно серьезно. Решает большую часть головоломки, рандомизируя остальные.</text:p>
          </table:table-cell>
          <table:table-cell/>
          <table:table-cell office:value-type="string" calcext:value-type="string">
            <text:p>Менее 2 часов</text:p>
          </table:table-cell>
          <table:table-cell office:value-type="string" calcext:value-type="string">
            <text:p>lil_hentai_games</text:p>
          </table:table-cell>
          <table:table-cell office:value-type="string" calcext:value-type="string">
            <text:p>{'неко', 'Повествование от первого лица', 'Хентай Мозаика Неко Вайфус', 'Иностранный разработчик', 'Несколько главных героев'}</text:p>
          </table:table-cell>
          <table:table-cell office:value-type="string" calcext:value-type="string">
            <text:p>routine,fantasy</text:p>
          </table:table-cell>
          <table:table-cell office:value-type="string" calcext:value-type="string">
            <text:p>https://drive.google.com/file/d/1YganDPeXln00_5OrsWmZ1hTsEV6n0TeY/view</text:p>
          </table:table-cell>
          <table:table-cell office:value-type="string" calcext:value-type="string">
            <text:p>2327.jpg</text:p>
          </table:table-cell>
        </table:table-row>
        <table:table-row table:style-name="ro1">
          <table:table-cell office:value-type="string" calcext:value-type="string">
            <text:p>Божественная рапсодия (Kami no Rhapsody)</text:p>
          </table:table-cell>
          <table:table-cell office:value-type="string" calcext:value-type="string">
            <text:p>На континенте Раулбаш, существует место под названием Великие равнины Кварны.\nЭти земли испокон веков раздирал хаос войны, но вот однажды, там появилось таинственное существо с невероятной силой, которое смогло положить конец всем распрям и объединить этот регион, став его правителем. Его стали почитать и называть «Божественный командующий».\nИ вот однажды «Божественный командующий», объявил, что проводит испытание, сутью которого является выбор его преемника, которому будут дарованы колоссальная мощь и знания. С этими словами он открыл врата к святой земле, в которую ранее вход был воспрещён. Кандидатам была дарована привилегия на исследования бывших запечатанных территорий вместе с разнообразными способностями для преодоления тяжелых испытаний, ожидавших их там.\n\nМолодёжь всех рас и религий обратила внимание на этот зов и собралась вместе, среди них оказался и главный герой - Эльбаллад, который направился туда вместе со своей подругой Лавилией. Наследник будет только один. И жестокое соревнование уже готово начаться.\n\nДополнительная информация:\n● Запускать через Age.exe.\n● Для нормальной работы патча, в настройках игры необходимо установить шрифт Tahoma.\n● Игру запускать либо под японской локалью, либо под эмулятором локали.\n● Игра работает и под русской локалью, но при этом вы можете столкнуться с различными проблемами.\nВо первых, каталог сохранений будет не "神のラプソディ" (как должно быть), а будет непонятный набор символов, типа "“ы~‚Мѓ‰ѓvѓ".\nВо вторых, у вас могут пропадать различные звуки (например звуковые эффекты и т.п.).\nВ третьих, может быть все что угодно, так как игра изначально не предназначена для игры под русской локалью.</text:p>
          </table:table-cell>
          <table:table-cell/>
          <table:table-cell office:value-type="string" calcext:value-type="string">
            <text:p>Более 50 часов</text:p>
          </table:table-cell>
          <table:table-cell office:value-type="string" calcext:value-type="string">
            <text:p>eushully</text:p>
          </table:table-cell>
          <table:table-cell office:value-type="string" calcext:value-type="string">
            <text:p>{'Повествование от первого лица', 'Иностранный разработчик', 'Главный герой парень'}</text:p>
          </table:table-cell>
          <table:table-cell office:value-type="string" calcext:value-type="string">
            <text:p>drama,romance,action,adventure,fantasy,hentai</text:p>
          </table:table-cell>
          <table:table-cell office:value-type="string" calcext:value-type="string">
            <text:p>https://drive.google.com/file/d/1aRTp1ecZuyIHzYJlTss122cLU5KhVKY7/view?usp=sharing</text:p>
          </table:table-cell>
          <table:table-cell office:value-type="string" calcext:value-type="string">
            <text:p>2324.jpg</text:p>
          </table:table-cell>
        </table:table-row>
        <table:table-row table:style-name="ro1">
          <table:table-cell office:value-type="string" calcext:value-type="string">
            <text:p>Небесный правитель крепости (Amayui Castle Meister)</text:p>
          </table:table-cell>
          <table:table-cell office:value-type="string" calcext:value-type="string">
            <text:p>Магистры-технологи – это маги, которые специализируются на строительно-ремонтных работах. Самые величайшие из них могли когда-то возводить огромные лабиринты.\nНаш главный герой по имени Авало, молодой, но очень талантливый магистр-технолог, который прибыл в Королевство Инфрус в поисках заработка, чтобы осуществить свою давнюю мечту – накопить денег и открыть собственную мастерскую.\nДабы воплотить свою мечту в жизнь и накопить деньжат, он исследует различные древние руины. И вот, во время такого исследования, в руинах происходит обвал и он натыкается на девушку по имени Фиа, которая спала в магическом кристалле.\nПроснувшись, Фиа заявляет нашему молодому герою, что ничего не помнит о себе, но без сомнения – она Богиня! И благодаря своим божественным способностям она может привести в движения все эти руины. И рассказывает о своей цели, которую она во что бы то ни стало, должна выполнить.\nПосле этой невероятной истории, Фиа говорит, что не возражает если Авало будет использовать эти руины в качестве мастерской. Но взамен, он должен помочь ей исполнить свою цель. Таким образом, наш герой становится личным апостолом самопровозглашённой Богини.\nСлухи о том, что руины пришли в движение быстро распространились по всему королевству. И вот так, Авало втягивается в череду сражении, по ходу которых ему придётся узнать правду насчёт потерянной памяти богини.\n\nДополнительная информация:\n● Запускать через Age.exe.\n● Для нормальной работы патча, в настройках игры необходимо установить шрифт Tahoma.\n● Игру запускать либо под японской локалью, либо под эмулятором локали.\n● Игра работает и под русской локалью, но при этом вы можете столкнуться с различными проблемами.\nВо первых, каталог сохранений будет не "天結いキャッスルマイスター" (как должно быть), а будет непонятный набор символов, типа "“VЊ‹‚ўѓLѓѓѓbѓXѓ‹ѓ}ѓCѓXѓ^Ѓ[‘МЊ±”Е".\nВо вторых, у вас могут пропадать различные звуки (например звуковые эффекты и т.п.).\nВ третьих, может быть все что угодно, так как игра изначально не предназначена для игры под русской локалью.</text:p>
          </table:table-cell>
          <table:table-cell/>
          <table:table-cell office:value-type="string" calcext:value-type="string">
            <text:p>Более 50 часов</text:p>
          </table:table-cell>
          <table:table-cell office:value-type="string" calcext:value-type="string">
            <text:p>eushully</text:p>
          </table:table-cell>
          <table:table-cell office:value-type="string" calcext:value-type="string">
            <text:p>{'русский'}</text:p>
          </table:table-cell>
          <table:table-cell office:value-type="string" calcext:value-type="string">
            <text:p>drama,comedy,romance,action,adventure,fantasy,hentai</text:p>
          </table:table-cell>
          <table:table-cell office:value-type="string" calcext:value-type="string">
            <text:p>https://drive.google.com/file/d/1fG2kXF4pviXrui8j92DN14APXOMAHXdB/view?usp=sharing</text:p>
          </table:table-cell>
          <table:table-cell office:value-type="string" calcext:value-type="string">
            <text:p>2322.jpg</text:p>
          </table:table-cell>
        </table:table-row>
        <table:table-row table:style-name="ro1">
          <table:table-cell office:value-type="string" calcext:value-type="string">
            <text:p>Озмафия (Ozmafia)</text:p>
          </table:table-cell>
          <table:table-cell office:value-type="string" calcext:value-type="string">
            <text:p>Наша героиня приходит в себя в тёмном переулке незнакомого ей города. Оказывается, что она не помнит даже собственного имени.\nКазалось, что хуже уже быть не может, но первый встреченный ею человек жаждет убить ее.\nДевушка бежит прочь от него, но сталкивается с ещё одним незнакомцем. К счастью для неё, он — дон семьи Оз. Дон оказывается человеком, не терпящим несправедливости, поэтому прогоняет преследователя нашей героини, а затем берёт её под крыло своей семьи.\n\nСемья Оз — одна из многих мафиозных семей этого города, и между ними то и дело вспыхивают ожесточенные конфликты. Лишь по воскресеньям в город возвращается мир, а на следующий день семьи вновь сражаются, будто никакого воскресного перемирия и не было.\n\nИменно в этом погрязшем в войне городе наша героиня должна найти свой путь. Кто из мафиози хочет воспользоваться ею в своих целях, а кому она может доверять... и даже любить?\n\nПожалуйста, ознакомьтесь с прохождением, там указано много полезной информации.\nВ данном обсуждении есть инструкция по поводу технических ошибок. Вы можете обращаться за помощью именно туда.</text:p>
          </table:table-cell>
          <table:table-cell/>
          <table:table-cell office:value-type="string" calcext:value-type="string">
            <text:p>30-50 часов</text:p>
          </table:table-cell>
          <table:table-cell office:value-type="string" calcext:value-type="string">
            <text:p>poni-pachet</text:p>
          </table:table-cell>
          <table:table-cell office:value-type="string" calcext:value-type="string">
            <text:p>{'Русский'}</text:p>
          </table:table-cell>
          <table:table-cell office:value-type="string" calcext:value-type="string">
            <text:p>drama,comedy,romance,fantasy</text:p>
          </table:table-cell>
          <table:table-cell office:value-type="string" calcext:value-type="string">
            <text:p>https://drive.google.com/file/d/1vbLrOujAee-Z2LAh1L0s1GbEeGAm0Ix_/view</text:p>
          </table:table-cell>
          <table:table-cell office:value-type="string" calcext:value-type="string">
            <text:p>2315.png</text:p>
          </table:table-cell>
        </table:table-row>
        <table:table-row table:style-name="ro1">
          <table:table-cell office:value-type="string" calcext:value-type="string">
            <text:p>Max Massacre</text:p>
          </table:table-cell>
          <table:table-cell office:value-type="string" calcext:value-type="string">
            <text:p>Посреди фэнтэзийного мира, кишащего страшно-злобными кровожадными монстрами, где людей осталось не очень много и все они отчаянно борются за выживание — стоит небольшая деревенька. И живёт в ней наш ГГ - сирота по имени Макс. Но Макса почему-то сильно не любят остальные жители деревни, относятся к нему, как к изгою, а некоторые и поколачивают. И единственная, кто к нему по-человечески относится - его подруга, такая же сирота Селеста. А ещё Максику снятся очень хорошие сны...\n\n\n\n\n\n\n\n\n\n\nДоступно только для пользователей</text:p>
          </table:table-cell>
          <table:table-cell/>
          <table:table-cell office:value-type="string" calcext:value-type="string">
            <text:p>Менее 2 часов</text:p>
          </table:table-cell>
          <table:table-cell office:value-type="string" calcext:value-type="string">
            <text:p>zetsubou</text:p>
          </table:table-cell>
          <table:table-cell office:value-type="string" calcext:value-type="string">
            <text:p>{'Русский'}</text:p>
          </table:table-cell>
          <table:table-cell office:value-type="string" calcext:value-type="string">
            <text:p>romance,action,routine,fantasy</text:p>
          </table:table-cell>
          <table:table-cell office:value-type="string" calcext:value-type="string">
            <text:p>https://mega.nz/file/yNAE1ZrK#62CHjlYUVr2zTSYPVvBM-Q8lflzUgXZaOtliENDO6UQ</text:p>
          </table:table-cell>
          <table:table-cell office:value-type="string" calcext:value-type="string">
            <text:p>2313.jpg</text:p>
          </table:table-cell>
        </table:table-row>
        <table:table-row table:style-name="ro1">
          <table:table-cell office:value-type="string" calcext:value-type="string">
            <text:p>До тех пор, пока мы вместе (As Long As We're Together)</text:p>
          </table:table-cell>
          <table:table-cell office:value-type="string" calcext:value-type="string">
            <text:p>As Long As We're Together или До тех пор, пока мы вместе - короткая, но ламповая визуальная новелла о дружбе между двумя школьницами, которые, кроме того, ещё и девочки-волшебницы.\nФэйт немного застенчива, любит животных, особенно кроликов. Она превращается в девочку-волшебницу Свит. Люси нравится заводить друзей и помогать людям. А ещё она просто обожает превращаться в девочку-волшебницу Пьюр. Также в борьбе со злом девочкам помогает (или скорее, они ему) таинственный зверёк Бадди.</text:p>
          </table:table-cell>
          <table:table-cell/>
          <table:table-cell office:value-type="string" calcext:value-type="string">
            <text:p>Менее 2 часов</text:p>
          </table:table-cell>
          <table:table-cell office:value-type="string" calcext:value-type="string">
            <text:p>cloverfirefly</text:p>
          </table:table-cell>
          <table:table-cell office:value-type="string" calcext:value-type="string">
            <text:p>{'Русский'}</text:p>
          </table:table-cell>
          <table:table-cell office:value-type="string" calcext:value-type="string">
            <text:p>routine,school,fantasy</text:p>
          </table:table-cell>
          <table:table-cell office:value-type="string" calcext:value-type="string">
            <text:p>https://drive.google.com/open?id=1gA51DhEQddYrl_-FkjVMi9wZh5c0fcHv</text:p>
          </table:table-cell>
          <table:table-cell office:value-type="string" calcext:value-type="string">
            <text:p>2312.jpg</text:p>
          </table:table-cell>
        </table:table-row>
        <table:table-row table:style-name="ro1">
          <table:table-cell office:value-type="string" calcext:value-type="string">
            <text:p>- Вечность ∞ Скука - ((Endless∞Boredom) / たいくつエンドレス)</text:p>
          </table:table-cell>
          <table:table-cell office:value-type="string" calcext:value-type="string">
            <text:p>Давным-давно жил человек, которому было скучно.\nОднажды он решил начать что-то делать...\n\n\n\nПомощником по технической части, переводу Бонуса и редактором перевода выступил Хемуль.</text:p>
          </table:table-cell>
          <table:table-cell/>
          <table:table-cell office:value-type="string" calcext:value-type="string">
            <text:p>Менее 2 часов</text:p>
          </table:table-cell>
          <table:table-cell office:value-type="string" calcext:value-type="string">
            <text:p>aigame</text:p>
          </table:table-cell>
          <table:table-cell office:value-type="string" calcext:value-type="string">
            <text:p>{'русский'}</text:p>
          </table:table-cell>
          <table:table-cell office:value-type="string" calcext:value-type="string">
            <text:p>drama,comedy,routine</text:p>
          </table:table-cell>
          <table:table-cell office:value-type="string" calcext:value-type="string">
            <text:p>https://drive.google.com/open?id=1Zytoyw60BX8OAEowvTxgSL6M9zpLGNkU</text:p>
          </table:table-cell>
          <table:table-cell office:value-type="string" calcext:value-type="string">
            <text:p>2311.jpg</text:p>
          </table:table-cell>
        </table:table-row>
        <table:table-row table:style-name="ro1">
          <table:table-cell office:value-type="string" calcext:value-type="string">
            <text:p>NIGHTSHADE (百花百狼)</text:p>
          </table:table-cell>
          <table:table-cell office:value-type="string" calcext:value-type="string">
            <text:p>Во избежания проблем с авторскими правами в данной теме остались ссылки лишь на игру в стиме и русификатор. По другим ссылкам обращайтесь в группу переводчиков.\n\nБлагодаря годам непрерывной войны, Ига и Кога независимо увеличили свои войска. Обе армии шиноби питали друг к другу взаимную ненависть, накопившуюся за долгую историю противостояния. Однако, в течение девятого года эры Теншоу, войска Ига обратились в прах, из-за Восстания ниндзя в провинции Ига, начатого Одой Нобунагой. Немногих выживших выходцев Ига приняли в войсках Кога.\n\nСемнадцать лет спустя закончилась эпоха Сэнгоку и в стране наступил вечный мир. Мечтая выполнять свой долг синоби, Уэно Энджу, дочь Уэно Кандо, главы войск Кога, тренировалась каждый день.\n\nНаконец, ее отбирают на первую миссию. Случилось что-то серьезное. Это происшествие пустит под откос не только судьбу одной Энджу, но и всей деревни…\n\n! ! ! Обновление ! ! !\nИсправлены ошибки и вылеты.\n\nНа случай, если ошибки с открытием игры или антивирусом все еще возникают, попробуйте заменить exe файл ВОТ ЭТИМ.</text:p>
          </table:table-cell>
          <table:table-cell/>
          <table:table-cell office:value-type="string" calcext:value-type="string">
            <text:p>30-50 часов</text:p>
          </table:table-cell>
          <table:table-cell office:value-type="string" calcext:value-type="string">
            <text:p>red_entertainment</text:p>
          </table:table-cell>
          <table:table-cell office:value-type="string" calcext:value-type="string">
            <text:p>{'Русский'}</text:p>
          </table:table-cell>
          <table:table-cell office:value-type="string" calcext:value-type="string">
            <text:p>drama,romance,action,adventure</text:p>
          </table:table-cell>
          <table:table-cell office:value-type="string" calcext:value-type="string">
            <text:p>https://vk.com/topic-147292832_40398175</text:p>
          </table:table-cell>
          <table:table-cell office:value-type="string" calcext:value-type="string">
            <text:p>2307.jpg</text:p>
          </table:table-cell>
        </table:table-row>
        <table:table-row table:style-name="ro1">
          <table:table-cell office:value-type="string" calcext:value-type="string">
            <text:p>Seers Isle (Seers Isle)</text:p>
          </table:table-cell>
          <table:table-cell office:value-type="string" calcext:value-type="string">
            <text:p>Волшебная история о расплате и прощении в сеттинге анималистического мифа. Паломничество к таинственному острову хранит в себе множество опасностей, но и сулит невероятную награду. Если бы они только знали, какая судьба притаилась за хмурыми прибрежными скалами в изумрудных травах, то ни за что бы не променяли тепло родного очага на погоню за призрачным величием. Но выбор сделан и всё, что теперь им остается, — пройти испытания, выпавшие на их долю, до конца.\n\n“Остров… Он был моей темницей.\nВеками блуждала я, беспомощная, в поисках спасения...\nА затем явились они.”\n\nСможет ли заблудшая душа, позабывшая даже собственную историю, найти спасение вместе с группой странников или погубит их всех до единого?\n\nПримечание: 16+ за три поцелуя и две короткие сцены близости\nВ новелле возможны 2 'романтические' линии (одна с мужским персонажем, другая с женским). Если вас смущает сама возможность, даже мельчайшая, однополых отношений в произведении или какие-то на них намёки, возможно, вам стоит себя поберечь и воздержаться от чтения.\n\nВерсия winx64 en/fr + ru\n\n\n\n\n\n\n\nп.с. убрала по наводке Маказаки пару островов из описания, но вы всё равно учтите, что новелла об острове!</text:p>
          </table:table-cell>
          <table:table-cell/>
          <table:table-cell office:value-type="string" calcext:value-type="string">
            <text:p>2-10 часов</text:p>
          </table:table-cell>
          <table:table-cell office:value-type="string" calcext:value-type="string">
            <text:p>nova-box</text:p>
          </table:table-cell>
          <table:table-cell office:value-type="string" calcext:value-type="string">
            <text:p>{'английский', 'французский', 'русский'}</text:p>
          </table:table-cell>
          <table:table-cell office:value-type="string" calcext:value-type="string">
            <text:p>drama,romance,mystic,adventure</text:p>
          </table:table-cell>
          <table:table-cell office:value-type="string" calcext:value-type="string">
            <text:p>https://drive.google.com/file/d/1Yvn-ZeBXyUTIi0YoPN9XfzzLAYMHOJ0H</text:p>
          </table:table-cell>
          <table:table-cell office:value-type="string" calcext:value-type="string">
            <text:p>2306.png</text:p>
          </table:table-cell>
        </table:table-row>
        <table:table-row table:style-name="ro1">
          <table:table-cell office:value-type="string" calcext:value-type="string">
            <text:p>Лунный свет (Tsuki no Terasu)</text:p>
          </table:table-cell>
          <table:table-cell office:value-type="string" calcext:value-type="string">
            <text:p>Это история безымянного протагониста, который внезапно оказывается без средств к существованию из-за совершенно не зависящих от него самого причин. Это история целого поколения, которое пытается преодолеть коварную пропасть между детством и настоящей взрослой жизнью. Это история нации, которая старается примириться с «потерянным десятилетием» и быстро меняющейся социальной обстановкой. Небольшая история об этом и многом другом.\n\nЧитателя ждут темы, которые у некоторых вызывают отвращение, а некоторыми не воспринимаются иначе как табу; атмосфера легкости и, как это зачастую бывает, угнетающей сложности; исключительный реализм, поиск себя и иная пища для размышлений. Выпущенная в 2007 году, данная весьма самодостаточная визуальная новелла предлагает окунуться в подобный мир, мир чувства, самоопределения и выбора — нечто ужасно близкое к действительности.\n\nОбратите внимание:\n- в игре затрагивается понятие трансгендерности и в качестве основных (!) присутствуют соответствующие отношения;\n- меню сохранений и загрузок работает, но не отображает картинку и текст в сохраненных слотах.</text:p>
          </table:table-cell>
          <table:table-cell/>
          <table:table-cell office:value-type="string" calcext:value-type="string">
            <text:p>Менее 2 часов</text:p>
          </table:table-cell>
          <table:table-cell office:value-type="string" calcext:value-type="string">
            <text:p>sakura_mint</text:p>
          </table:table-cell>
          <table:table-cell office:value-type="string" calcext:value-type="string">
            <text:p>{'Русский'}</text:p>
          </table:table-cell>
          <table:table-cell office:value-type="string" calcext:value-type="string">
            <text:p>drama,romance,routine</text:p>
          </table:table-cell>
          <table:table-cell office:value-type="string" calcext:value-type="string">
            <text:p>https://drive.google.com/file/d/1fsyVKIV_CXnjFXgnThI1ufn8cUnYFP-N</text:p>
          </table:table-cell>
          <table:table-cell office:value-type="string" calcext:value-type="string">
            <text:p>2304.png</text:p>
          </table:table-cell>
        </table:table-row>
        <table:table-row table:style-name="ro1">
          <table:table-cell office:value-type="string" calcext:value-type="string">
            <text:p>Амбрэ (особая версия) (Ambre (Special))</text:p>
          </table:table-cell>
          <table:table-cell office:value-type="string" calcext:value-type="string">
            <text:p>Тристан Мэлори - самый обычный офисный сотрудник, каждый день которого, с тех пор, как его жена ушла, организован по принципу “дорога на работу, работа, сон”. Всё идёт своим чередом, пока однажды мужчина не встречает Амбрэ, милую и наивную маленькую девочку, по нелепой случайности оказавшуюся на улице. Почувствовав к девочке симпатию, Тристан решает временно приютить её у себя дома. Мужчина постепенно привыкает к своей новой знакомой, но вскоре с ней начинает происходить что-то всё более и более странное…\n\nВН создана для конкурса Nanoreno 2013 и позднее переиздана для Steam с улучшенной графикой. Здесь представлена версия с возможностью выбора графики. Большое спасибо пану Lisperу за неё. Версия ориентирована, в первую очередь на тех, кто ещё не успел ознакомиться с игрой, хотя, возможно, будет в чём-то интересна и тем, кто с новеллой уже знаком. Текст также различается - в одной из версий он заметно отредактирован. В процессе редактуры были так или иначе учтены замечания всех участников Четвертого съезда Новелльного клуба имени Моники. Выражаю огромную благодарность всем его участникам, особенно пану Бабочке за его стрим с разбором старой версии перевода.\n\nОригинальная Steam-версия, по-прежнему, на русский не переведена, но от представленной здесь она отличается только отсутствием возможности выбора рисовки, текст в ней тот же. Если распаковать и заменить файлы скриптов, то, возможно, русский язык появится и там, но это никак не проверялось.\n\nПримерная продолжительность: где-то около часа.\n\nhttps://m.vk.com/wall-122858626_1677?reply=1678 - здесь доступен порт на Nintendo Switch от FaceOff. Большое им за него спасибо!</text:p>
          </table:table-cell>
          <table:table-cell/>
          <table:table-cell office:value-type="string" calcext:value-type="string">
            <text:p>Менее 2 часов</text:p>
          </table:table-cell>
          <table:table-cell office:value-type="string" calcext:value-type="string">
            <text:p>traeumendes_maedchen</text:p>
          </table:table-cell>
          <table:table-cell office:value-type="string" calcext:value-type="string">
            <text:p>{'Русский'}</text:p>
          </table:table-cell>
          <table:table-cell office:value-type="string" calcext:value-type="string">
            <text:p>drama,romance,routine</text:p>
          </table:table-cell>
          <table:table-cell office:value-type="string" calcext:value-type="string">
            <text:p>https://drive.google.com/file/d/18VZCkk_jxnDLOzBJpvtF3rOSIAnoNq7P/view?usp=sharing</text:p>
          </table:table-cell>
          <table:table-cell office:value-type="string" calcext:value-type="string">
            <text:p>2303.jpg</text:p>
          </table:table-cell>
        </table:table-row>
        <table:table-row table:style-name="ro1">
          <table:table-cell office:value-type="string" calcext:value-type="string">
            <text:p>На крыльях мечты (If my heart had wings / Kono Oozora ni, Tsubasa o Hirogete)</text:p>
          </table:table-cell>
          <table:table-cell office:value-type="string" calcext:value-type="string">
            <text:p>Визуальная новелла If my heart had wings вышла в 2012 году и с тех пор была высоко оценена игроками с самых разных уголков планеты.\n\nВ русскую версию включена вся игра целиком. Вырезанный из Steam-издания контент восстановлен, поэтому рейтинг - 18+.\n\nАнтивирус может "ругаться" на исполняемый файл игры, поскольку он модифицирован. Это было нужно для нормальной работы перевода. Короче говоря, вирусов в переводе If my heart had wings, который вы скачиваете с этого сайта и из ВК, нет. За другие источники отвечать не можем.\nЧтобы игра запустилась, добавьте файл AdvHD.exe в исключения антивируса и\или защитника Windows. Если вы полагаете, что мы только спим и видим, как заразить ваш бедный компьютер всевозможными вирусами - на здоровье, тогда перевод лучше не скачивать. Мало ли что :)\n\nОтветы на всевозможные вопросы есть в нашей группе в ВК.</text:p>
          </table:table-cell>
          <table:table-cell/>
          <table:table-cell office:value-type="string" calcext:value-type="string">
            <text:p>30-50 часов</text:p>
          </table:table-cell>
          <table:table-cell office:value-type="string" calcext:value-type="string">
            <text:p>pulltop_&amp;_moenovel</text:p>
          </table:table-cell>
          <table:table-cell office:value-type="string" calcext:value-type="string">
            <text:p>{'Русский'}</text:p>
          </table:table-cell>
          <table:table-cell office:value-type="string" calcext:value-type="string">
            <text:p>drama,comedy,romance,routine,adventure,school,hentai</text:p>
          </table:table-cell>
          <table:table-cell office:value-type="string" calcext:value-type="string">
            <text:p>https://yadi.sk/d/_ZFx28qRHT9ZXQ</text:p>
          </table:table-cell>
          <table:table-cell office:value-type="string" calcext:value-type="string">
            <text:p>2298.jpg</text:p>
          </table:table-cell>
        </table:table-row>
        <table:table-row table:style-name="ro1">
          <table:table-cell office:value-type="string" calcext:value-type="string">
            <text:p>ЧАЙНАЯ ТАВЕРНА (A TAVERN FOR TEA)</text:p>
          </table:table-cell>
          <table:table-cell office:value-type="string" calcext:value-type="string">
            <text:p>Прямо на границе владений демонов и людей есть таверна. Здесь не подают эль — только чай — но по неведомой причине путешественников так и манит маленькая деревянная дверь...\n\n~\n\nЧАЙНАЯ ТАВЕРНА — это визуальная новелла с симулятором приготовления чая. Вы станете владельцем фантастической таверны, будете заваривать чай, в котором так нуждаются посетители, даже не подозревая об этом.\n\nВремя игры примерно 30 минут.\n\nДоступно только для пользователей</text:p>
          </table:table-cell>
          <table:table-cell/>
          <table:table-cell office:value-type="string" calcext:value-type="string">
            <text:p>Менее 2 часов</text:p>
          </table:table-cell>
          <table:table-cell office:value-type="string" calcext:value-type="string">
            <text:p>npckc</text:p>
          </table:table-cell>
          <table:table-cell office:value-type="string" calcext:value-type="string">
            <text:p>{'Русский'}</text:p>
          </table:table-cell>
          <table:table-cell office:value-type="string" calcext:value-type="string">
            <text:p>romance,routine,fantasy</text:p>
          </table:table-cell>
          <table:table-cell office:value-type="string" calcext:value-type="string">
            <text:p>https://mega.nz/#!6fwWzIbb!xteNKPdNKAXsTchCSiSVkMFGO9N8B7lGlhrAzBXuKMc</text:p>
          </table:table-cell>
          <table:table-cell office:value-type="string" calcext:value-type="string">
            <text:p>2294.jpg</text:p>
          </table:table-cell>
        </table:table-row>
        <table:table-row table:style-name="ro1">
          <table:table-cell office:value-type="string" calcext:value-type="string">
            <text:p>8-bit Adventure Steins;Gate/FamicolleADV Steins;Gate (ファミコレADV シュタインズ・ゲート/ファミコレ)</text:p>
          </table:table-cell>
          <table:table-cell office:value-type="string" calcext:value-type="string">
            <text:p>Разгадайте тайну как Окарин!\nКогда Окарин и его друзья создали "Мобиловолновку (название временное)," они понятия не имели что у неё будет возможность отправлять электронные письма в прошлое, и как результат менять настоящее.\nПроисходит трагедия, так как организация, стоящая за глобальным заговором, хочет получить их изобретение и поставить под угрозу судьбу человечества!\nНо даже когда исход меняется их судьба снова и снова кончается катастрофой.\nСтолкнувшись с непреодолимым отчаянием, какое будущее выберет Окарин?\nИзмените прошлое, чтобы спасти будущее!\nПеревод текста, ромхакинг, графика: Guyver.\nПомощь: Марат, Serick, Sa4ko, tox, polarfox, Mefistote.\nВзято с сайта Chief-Net.ru\nДля запуска игры понадобиться эмулятор, который можна скачать:\nТут\nЗдесь\n\nОригинал</text:p>
          </table:table-cell>
          <table:table-cell/>
          <table:table-cell office:value-type="string" calcext:value-type="string">
            <text:p>Менее 2 часов</text:p>
          </table:table-cell>
          <table:table-cell office:value-type="string" calcext:value-type="string">
            <text:p>5pb._games_&amp;_m2_co.</text:p>
          </table:table-cell>
          <table:table-cell office:value-type="string" calcext:value-type="string">
            <text:p>{'Русский'}</text:p>
          </table:table-cell>
          <table:table-cell office:value-type="string" calcext:value-type="string">
            <text:p>drama,comedy,science_fiction,routine,triller</text:p>
          </table:table-cell>
          <table:table-cell office:value-type="string" calcext:value-type="string">
            <text:p>https://drive.google.com/open?id=1gL5Xx0Wzsm8hM7UlHiWmAaFYchuxIHD3</text:p>
          </table:table-cell>
          <table:table-cell office:value-type="string" calcext:value-type="string">
            <text:p>2286.jpg</text:p>
          </table:table-cell>
        </table:table-row>
        <table:table-row table:style-name="ro1">
          <table:table-cell office:value-type="string" calcext:value-type="string">
            <text:p>Под упавшей звездой (Under the fallen star)</text:p>
          </table:table-cell>
          <table:table-cell office:value-type="string" calcext:value-type="string">
            <text:p>Героиня приезжает в новый город, на учёбу в университет, на факультет японского языка. Она осваивается, находит друзей и решает устроиться на работу. Так приходит в чайную лавку, где работают два самых красивых парня из её университета. Они принимают её на работу и со временем она замечает, что не все посетители обычные, как и сами парни. Они все необычные люди, каждый со своей историей и их судьбы тесно переплелись много лет назад. Но будет не так просто воссоединиться, ведь есть те, кто хочет заполучить заветное.\nПерсонажи:</text:p>
          </table:table-cell>
          <table:table-cell/>
          <table:table-cell office:value-type="string" calcext:value-type="string">
            <text:p>Менее 2 часов</text:p>
          </table:table-cell>
          <table:table-cell office:value-type="string" calcext:value-type="string">
            <text:p>naokichan</text:p>
          </table:table-cell>
          <table:table-cell office:value-type="string" calcext:value-type="string">
            <text:p>{'романтика', 'Главный герой девушка', 'Отечественный', 'Институт', 'фэнтези', 'сёдзе', 'Повествование от первого лица', 'мистика', 'отомэ'}</text:p>
          </table:table-cell>
          <table:table-cell office:value-type="string" calcext:value-type="string">
            <text:p>romance,detective,mystic,routine,adventure,school,fantasy</text:p>
          </table:table-cell>
          <table:table-cell office:value-type="string" calcext:value-type="string">
            <text:p>https://yadi.sk/d/dBvbiYiahmnh7A</text:p>
          </table:table-cell>
          <table:table-cell office:value-type="string" calcext:value-type="string">
            <text:p>2282.png</text:p>
          </table:table-cell>
        </table:table-row>
        <table:table-row table:style-name="ro1">
          <table:table-cell office:value-type="string" calcext:value-type="string">
            <text:p>Неверленд: Академия</text:p>
          </table:table-cell>
          <table:table-cell office:value-type="string" calcext:value-type="string">
            <text:p>Неверленд - это удивительное место за пределами Земли, где в относительном мире живут Ангелы, Демоны и Люди.\nАнгелы и Демоны часто становятся коммуникаторами, то есть теми, кто сопровождает людей с Земли в Неверленд.\n\nЭто короткая история из жизни ангела-коммуникатора по имени Айрис, проходящего обучение в академии Неверленда.\n\nВ новелле 7 концовок: 1 хорошая, 2 плохих и 4 нейтральных.\n\nНовелла является пробой пера, поэтому может содержать неточности.</text:p>
          </table:table-cell>
          <table:table-cell/>
          <table:table-cell office:value-type="string" calcext:value-type="string">
            <text:p>Менее 2 часов</text:p>
          </table:table-cell>
          <table:table-cell office:value-type="string" calcext:value-type="string">
            <text:p>pride</text:p>
          </table:table-cell>
          <table:table-cell office:value-type="string" calcext:value-type="string">
            <text:p>{'Неверленд: Академия', 'отечественный разработчик', 'Повествование от третьего лица', 'Главный герой парень', 'любовный треугольник'}</text:p>
          </table:table-cell>
          <table:table-cell office:value-type="string" calcext:value-type="string">
            <text:p>comedy,routine,school,fantasy</text:p>
          </table:table-cell>
          <table:table-cell office:value-type="string" calcext:value-type="string">
            <text:p>https://drive.google.com/file/d/1ANouwLkF4mYmKCsliLbYvxQCv-uMLg6t/view?usp=sharing</text:p>
          </table:table-cell>
          <table:table-cell office:value-type="string" calcext:value-type="string">
            <text:p>2275.png</text:p>
          </table:table-cell>
        </table:table-row>
        <table:table-row table:style-name="ro1">
          <table:table-cell office:value-type="string" calcext:value-type="string">
            <text:p>В Токио шел дождь</text:p>
          </table:table-cell>
          <table:table-cell office:value-type="string" calcext:value-type="string">
            <text:p>Обновление до версии 1.01 от 13.01.20:\n\n- Исправлены ошибки в тексте;\n- Исправлены ошибки в работе Galano '85;\n- Добавлены новые ошибки;\n- Обновлен дисклеймер;\n- В титры добавлена RaspberryTickle, чей голос принадлежит лампе-тян в главном меню;\n- Добавлена жесткая пауза перед видеовставкой, чтобы игрок случайно ее не промотал.\n\nПервый год учебы в израильском Технионе подошел к концу. Взяв несколько дней каникул, главная героиня решает съездить в родной Токио и повидаться с оставшимися там друзьями детства. Прогулки по ночному городу и посиделки в кафе, наполненные разговорами о прошлом, отдаются теплыми воспоминаниями в сердце, пока не раскрывается правда о том, сколь многое успело измениться и произойти с друзьями героини всего за один год. И теперь израильские сирены воздушных атак уже не кажутся ей такими уж страшными.\n\nВремя чтения ~40 минут.\n\nПорт новеллы на Nintendo Switch от ребят из FaceOff.\nОгромное им спасибо за портирование!</text:p>
          </table:table-cell>
          <table:table-cell/>
          <table:table-cell office:value-type="string" calcext:value-type="string">
            <text:p>Менее 2 часов</text:p>
          </table:table-cell>
          <table:table-cell office:value-type="string" calcext:value-type="string">
            <text:p>flojd_galanos</text:p>
          </table:table-cell>
          <table:table-cell office:value-type="string" calcext:value-type="string">
            <text:p>{''}</text:p>
          </table:table-cell>
          <table:table-cell office:value-type="string" calcext:value-type="string">
            <text:p>drama,triller</text:p>
          </table:table-cell>
          <table:table-cell office:value-type="string" calcext:value-type="string">
            <text:p>https://drive.google.com/file/d/1vGSu273EdOc3Hve--cPj60nFcPJmKO7K/view?usp=sharing</text:p>
          </table:table-cell>
          <table:table-cell office:value-type="string" calcext:value-type="string">
            <text:p>2272.png</text:p>
          </table:table-cell>
        </table:table-row>
        <table:table-row table:style-name="ro1">
          <table:table-cell office:value-type="string" calcext:value-type="string">
            <text:p>Монстры из Литл Хейвен (Monsters of Little Haven)</text:p>
          </table:table-cell>
          <table:table-cell office:value-type="string" calcext:value-type="string">
            <text:p>В основе интерактивной новеллы «Monsters of Little Haven» — история из небольшой деревни Литл Хейвен. В центре событий оказывается двенадцатилетний Кеннет и его младшая сестра Эсма — дети семейства Мёрфи, которые чередой запутанных событий нападают на след таинственного монстра.\nНелинейность истории позволит узнать самые разные тайны, окружающие семейство Мёрфи, главное — найти подход.\nОсобенности:\n***Уникальная атмосфера и обманчивый визуальный ряд, играющий на настроениях новеллы.\n***Восемь финальных развилок игры, что вовлекут вас в самые неожиданные события.\n***Принимая разные решения, у вас появится возможность узнать историю семейства Мёрфи с разных сторон, лишая историю черно-белой морали.\n***Уникальный саундтрек к каждой концовке за авторством группы «Помни имя свое» и инструментальная музыка композитора Дениса Стельмаха.</text:p>
          </table:table-cell>
          <table:table-cell/>
          <table:table-cell office:value-type="string" calcext:value-type="string">
            <text:p>Менее 2 часов</text:p>
          </table:table-cell>
          <table:table-cell office:value-type="string" calcext:value-type="string">
            <text:p>nikita_kaf_productions</text:p>
          </table:table-cell>
          <table:table-cell office:value-type="string" calcext:value-type="string">
            <text:p>{'отечественный разработчик', 'Повествование от первого лица', 'Монстры из Литл Хейвен', 'Несколько главных героев'}</text:p>
          </table:table-cell>
          <table:table-cell office:value-type="string" calcext:value-type="string">
            <text:p>drama,horror,mystic,routine</text:p>
          </table:table-cell>
          <table:table-cell office:value-type="string" calcext:value-type="string">
            <text:p>https://drive.google.com/file/d/1uwayF3qbFQj5rmQsz1FaqzIIynEv83B0/view</text:p>
          </table:table-cell>
          <table:table-cell office:value-type="string" calcext:value-type="string">
            <text:p>2271.png</text:p>
          </table:table-cell>
        </table:table-row>
        <table:table-row table:style-name="ro1">
          <table:table-cell office:value-type="string" calcext:value-type="string">
            <text:p>-Hikari! Clover Rescue</text:p>
          </table:table-cell>
          <table:table-cell office:value-type="string" calcext:value-type="string">
            <text:p>В не столь отдаленном будущем могущественная организация, известная как Корпорация, планирует захватить мир, используя силу таинственных амулетов в форме клевера.\n\nДля этого они похитили трех разных девушек, которые являются обладателями этих амулетов. Но никто из них не знает, как правильно использовать эту силу. Для этого они планируют экспериментировать с девушками столько, сколько им нужно.\n\nЧтобы не допустить этой катастрофы, мы должны взять на себя роль Кейго, молодого ленивого пилота и охотника за головами, владельца особого клевера, которого «завербовала» Касуми. Она наш главный помощник и проводник по приключению.\n\nОна рассказала нам, что для того, чтобы раскрыть эту великую тайну амулетов и использовать их силу для спасения мира, мы должны спасти каждую девушку, пока не стало слишком поздно и... заняться сексом со всеми ними. Вы готовы?</text:p>
          </table:table-cell>
          <table:table-cell/>
          <table:table-cell office:value-type="string" calcext:value-type="string">
            <text:p>Менее 2 часов</text:p>
          </table:table-cell>
          <table:table-cell office:value-type="string" calcext:value-type="string">
            <text:p>toffer_team</text:p>
          </table:table-cell>
          <table:table-cell office:value-type="string" calcext:value-type="string">
            <text:p>{'Русский'}</text:p>
          </table:table-cell>
          <table:table-cell office:value-type="string" calcext:value-type="string">
            <text:p>comedy,science_fiction,romance,hentai</text:p>
          </table:table-cell>
          <table:table-cell office:value-type="string" calcext:value-type="string">
            <text:p>https://drive.google.com/file/d/1wbyC-bbi9QhuTodixil05VCtEAHYMH9G/view?usp=sharing</text:p>
          </table:table-cell>
          <table:table-cell office:value-type="string" calcext:value-type="string">
            <text:p>2266.png</text:p>
          </table:table-cell>
        </table:table-row>
        <table:table-row table:style-name="ro1">
          <table:table-cell office:value-type="string" calcext:value-type="string">
            <text:p>Fate/Hollow Ataraxia</text:p>
          </table:table-cell>
          <table:table-cell office:value-type="string" calcext:value-type="string">
            <text:p>"Fate/Hollow Ataraxia" - оригинальное продолжение новеллы "Fate/Stay Night", в котором игроку подарят возможность вернуться в знакомые места и с удовольствием провести время в компании любимых персонажей, сыграть в несколько тематических мини-игр и узнать новую, мистическую историю, произошедшую в том же городе Фуюки, спустя пол года окончания пятой войны святого Грааля.\n\nУстановка на Android</text:p>
          </table:table-cell>
          <table:table-cell/>
          <table:table-cell office:value-type="string" calcext:value-type="string">
            <text:p>30-50 часов</text:p>
          </table:table-cell>
          <table:table-cell office:value-type="string" calcext:value-type="string">
            <text:p>type-moon</text:p>
          </table:table-cell>
          <table:table-cell office:value-type="string" calcext:value-type="string">
            <text:p>{'Повествование от первого лица', 'Главный герой парень', 'Иностранный разработчик'}</text:p>
          </table:table-cell>
          <table:table-cell office:value-type="string" calcext:value-type="string">
            <text:p>drama,comedy,romance,action,mystic,routine,hentai</text:p>
          </table:table-cell>
          <table:table-cell office:value-type="string" calcext:value-type="string">
            <text:p>https://drive.google.com/drive/folders/1zVTHZiVjUJM_i0W3qH1TDTrEpR_kWtfW?usp=sharing</text:p>
          </table:table-cell>
          <table:table-cell office:value-type="string" calcext:value-type="string">
            <text:p>2265.png</text:p>
          </table:table-cell>
        </table:table-row>
        <table:table-row table:style-name="ro1">
          <table:table-cell office:value-type="string" calcext:value-type="string">
            <text:p>Вечеринка Мертвецов: Кровавый Драйв (Corpse Party: Blood Drive)</text:p>
          </table:table-cell>
          <table:table-cell office:value-type="string" calcext:value-type="string">
            <text:p>Corpse Party: Blood Drive является продолжением игры Corpse Party: Book of Shadows и завершает основную сюжетную линию серии игр Corpse Party.\n\nАюми пыталась использовать чёрную магию из Книги Теней в особняке Шинозаки, но едва не поплатилась своей жизнью - её сестра успела принять на себя смертельный удар. Аюми отделалась лишь болезнью. Аюми (не без помощи Наоми) удалось выжить. Прошло два месяца. Книга Теней полностью стёрло существование особняка Шинозаки, и вместо него теперь не заселённый участок земли.\n\nCorpse Party Rebuilt - Переиздание оригинальной игры.\nCorpse Party BloodCovered - Первая часть.\nCorpse Party Blood Covered: Repeated Fear - Первая часть ремейк PSP версия.\nCorpse Party: Book of Shadows - Вторая часть PSP версия..\nCorpse Party Sweet Sachiko's Hysteric Birthday Bash - отвлетвление сюжета.\nCorpse Party Blood Drive - Третья часть.\nCorpse Party 2 Dead Patient - Последняя часть.</text:p>
          </table:table-cell>
          <table:table-cell/>
          <table:table-cell office:value-type="string" calcext:value-type="string">
            <text:p>10-30 часов</text:p>
          </table:table-cell>
          <table:table-cell office:value-type="string" calcext:value-type="string">
            <text:p>team_grisgris</text:p>
          </table:table-cell>
          <table:table-cell office:value-type="string" calcext:value-type="string">
            <text:p>{'русский'}</text:p>
          </table:table-cell>
          <table:table-cell office:value-type="string" calcext:value-type="string">
            <text:p>drama,horror,action,detective,mystic,routine,adventure,school,fiction,triller</text:p>
          </table:table-cell>
          <table:table-cell office:value-type="string" calcext:value-type="string">
            <text:p>https://yadi.sk/d/VwfgYDuzCRmtjw</text:p>
          </table:table-cell>
          <table:table-cell office:value-type="string" calcext:value-type="string">
            <text:p>2260.jpg</text:p>
          </table:table-cell>
        </table:table-row>
        <table:table-row table:style-name="ro1">
          <table:table-cell office:value-type="string" calcext:value-type="string">
            <text:p>Вершина Хаоса (ChäoS;HEAd)</text:p>
          </table:table-cell>
          <table:table-cell office:value-type="string" calcext:value-type="string">
            <text:p>История Chaos;Head происходит в Сибуе в 2008 году и развиваются вокруг Такуми Нисидзё, ученика средних классов частной Академии Суимей. Странные и жестокие убийства происходят в районе Сибуи, названные «Безумием Нового Поколения» (яп. ニュージェネレーション). События истории берут начало 28 сентября, когда Такуми разговаривает в онлайне с другом по имени Грим (яп. グリム Гуриму). Он пытается поскорее сообщить последние события «Нового Поколения», но Такуми не интересуется местными или международными новостями. Человек по имени Сёгун (яп. 将軍) присоединяется к чату в середине разговора. После этого Грим покидает чат, и Сёгун начинает говорить. Он говорит очень загадочными и запутанными предложениями, из-за чего Такуми начинает нервничать. Затем Сёгун отсылает ему кучу ссылок с фотографиями: на одной из них изображено жестокое убийство человека, прибитого крестообразными кольями к стене.\n\nНа следующий день Такуми видит настоящую сцену убийства. Таинственная девушка с розовыми волосами в конце переулка прибивает мужчину кольями к стене. Такуми понимает, что он является свидетелем жестокого убийства, фотографии которого он видел накануне. Убеждённый, что девушка, так или иначе, связана с Сёгуном, Такуми пытается избегать событий, связанных с Новым Поколением. Однако он был свидетелем преступления, из-за чего им вскоре заинтересовалась полиция.\n\nПолиция подозревает его, но Такуми убеждён, что он жертва Сёгуна. Такуми оказывается в некой спирали паранойи и непонимания. Он отчаянно пытается обезопасить себя и выяснить, почему является жертвой. В конце концов, он связывается с другими людьми, вовлеченными в минувшие события, в том числе с девушкой, которая совершила убийство. Он уже не уверен в том, где заканчивается реальность и кому можно доверять. Он втянут в масштабную и, казалось бы, невозможную схему, план которой скрыт за кулисами мистической компании NOZOMI Group.</text:p>
          </table:table-cell>
          <table:table-cell/>
          <table:table-cell office:value-type="string" calcext:value-type="string">
            <text:p>10-30 часов</text:p>
          </table:table-cell>
          <table:table-cell office:value-type="string" calcext:value-type="string">
            <text:p>5pb_&amp;_nitroplus</text:p>
          </table:table-cell>
          <table:table-cell office:value-type="string" calcext:value-type="string">
            <text:p>{'Русский'}</text:p>
          </table:table-cell>
          <table:table-cell office:value-type="string" calcext:value-type="string">
            <text:p>drama,science_fiction,horror,detective,mystic,routine,adventure,fiction</text:p>
          </table:table-cell>
          <table:table-cell office:value-type="string" calcext:value-type="string">
            <text:p>https://drive.google.com/file/d/1KScZjAHEdCj6HyYOV6LNxL2pEwE3c-4U/view?usp=drive_open</text:p>
          </table:table-cell>
          <table:table-cell office:value-type="string" calcext:value-type="string">
            <text:p>2259.jpg</text:p>
          </table:table-cell>
        </table:table-row>
        <table:table-row table:style-name="ro1">
          <table:table-cell office:value-type="string" calcext:value-type="string">
            <text:p>Lily of the Valley</text:p>
          </table:table-cell>
          <table:table-cell office:value-type="string" calcext:value-type="string">
            <text:p>“Эй, мистер... вы одинокий человек?”\n\nПосле смерти матери протагонист возвращается домой в Уэльс впервые за десять лет, чтобы посетить её похороны. Затем, на прогулке, он встречает таинственную юную девушку.\n\nПусть её лицо невыразительно, а слова холодны, мужчина формирует с ней дружбу... в каком-то смысле. Однако их встречи оставляют его лишь с вопросами.\n\nОткуда она знала его мать, отчего она так увлечена смертью, и почему она так похожа на его возлюбленную детства?\n\nНо ясно лишь одно: Лили совсем не та, кем кажется.</text:p>
          </table:table-cell>
          <table:table-cell/>
          <table:table-cell office:value-type="string" calcext:value-type="string">
            <text:p>Менее 2 часов</text:p>
          </table:table-cell>
          <table:table-cell office:value-type="string" calcext:value-type="string">
            <text:p>ebi-hime</text:p>
          </table:table-cell>
          <table:table-cell office:value-type="string" calcext:value-type="string">
            <text:p>{'Повествование от первого лица', 'Главный герой парень', 'Иностранный разработчик'}</text:p>
          </table:table-cell>
          <table:table-cell office:value-type="string" calcext:value-type="string">
            <text:p>drama,mystic,routine</text:p>
          </table:table-cell>
          <table:table-cell office:value-type="string" calcext:value-type="string">
            <text:p>https://drive.google.com/file/d/1_VMHEnB6baQnizoqREX9GWocJR-uRiBU/view?usp=sharing</text:p>
          </table:table-cell>
          <table:table-cell office:value-type="string" calcext:value-type="string">
            <text:p>2257.jpg</text:p>
          </table:table-cell>
        </table:table-row>
        <table:table-row table:style-name="ro1">
          <table:table-cell office:value-type="string" calcext:value-type="string">
            <text:p>Moero Downhill Night</text:p>
          </table:table-cell>
          <table:table-cell office:value-type="string" calcext:value-type="string">
            <text:p>Я нормальный парень. Работаю потихоньку в службе доставки, в магазине на пике Химеда, но всем говорю, что я большая шишка, гоняю по серпантину утром и вечером, живу в скромной конуре и мечтаю о славе. Но всё изменилось, когда на дороге меня сбило такси. Очнулся я в кювете, со стоящей надо мной девушкой, оказавшейся водителем этого самого такси. Всего я конечно не помню, но она-то подумала, что я легендарный штурман дрифт-рейсинга...\nОна сказала, что её зовут Мичи. И она так прекрасна... Я не смог сказать, что она ошиблась. С моим-то опытом езды по серпантину она стала ездить лучше любого гонщика. Так началось соревнование по горному дрифт-рейсингу среди всех красавиц округи, и только от меня зависит победа...</text:p>
          </table:table-cell>
          <table:table-cell/>
          <table:table-cell office:value-type="string" calcext:value-type="string">
            <text:p>2-10 часов</text:p>
          </table:table-cell>
          <table:table-cell office:value-type="string" calcext:value-type="string">
            <text:p>top</text:p>
          </table:table-cell>
          <table:table-cell office:value-type="string" calcext:value-type="string">
            <text:p>{'Главный герой парень', 'Иностранный разработчик', 'Повествование от первого лица'}</text:p>
          </table:table-cell>
          <table:table-cell office:value-type="string" calcext:value-type="string">
            <text:p>comedy,romance,routine,hentai</text:p>
          </table:table-cell>
          <table:table-cell office:value-type="string" calcext:value-type="string">
            <text:p>https://www.mediafire.com/file/t13b3txeogxeyhn/Moero_Downhill_Night_Type_R.rar</text:p>
          </table:table-cell>
          <table:table-cell office:value-type="string" calcext:value-type="string">
            <text:p>2255.png</text:p>
          </table:table-cell>
        </table:table-row>
        <table:table-row table:style-name="ro1">
          <table:table-cell office:value-type="string" calcext:value-type="string">
            <text:p>Симфония дождя (Symphonic Rain)</text:p>
          </table:table-cell>
          <table:table-cell office:value-type="string" calcext:value-type="string">
            <text:p>События разворачиваются в музыкальном городе Пиова, где постоянно идет дождь, здесь собралась творческая молодёжь, мечтающая стать музыкантами. Через несколько месяцев завершается обучение в училище, и в качестве выпускной экзаменационной работы на факультете фортелле Крис должен будет сыграть в середине января на концерте авторское произведение в дуэте с партнёром-вокалистом.\nОднако Крис пока даже не пытался проявить интерес к поиску партнёра-вокалиста, и просто продолжает апатично проводить время без какой-либо внутренней мотивации.\nЕженедельные письма от его любимой девушки и крошечная Фея Музыки Форни, ростом всего 14 см, живущая в его комнате, о которой Крис стал заботиться, когда переехал в этот город - вот и всё, что имело для него значение в окружающем мире.\n\nДождь. Идёт, и идёт, без остановки, вечный, бесконечный дождь...\n\nПусть заиграет волшебный инструмент фортелле, под ритм дождя, словно под стук метронома.\nА когда сыгранные Крисом звуки начинают гармонировать с пением волшебного голоска Феи Форни, то... Кто знает, а вдруг случится что-то хорошее?\n...Давайте сыграем волшебную песню феи....\n\n\n\n\n\nСсылка на скачивание удалена по просьбе правообладателя.</text:p>
          </table:table-cell>
          <table:table-cell/>
          <table:table-cell office:value-type="string" calcext:value-type="string">
            <text:p>10-30 часов</text:p>
          </table:table-cell>
          <table:table-cell office:value-type="string" calcext:value-type="string">
            <text:p>kuroneko-san_team_&amp;_degica_&amp;_kogado_studio</text:p>
          </table:table-cell>
          <table:table-cell office:value-type="string" calcext:value-type="string">
            <text:p>{'Главный герой парень', 'Иностранный разработчик', 'Повествование от первого лица'}</text:p>
          </table:table-cell>
          <table:table-cell office:value-type="string" calcext:value-type="string">
            <text:p>drama,romance,mystic,routine</text:p>
          </table:table-cell>
          <table:table-cell office:value-type="string" calcext:value-type="string">
            <text:p>https://store.steampowered.com/app/629650/</text:p>
          </table:table-cell>
          <table:table-cell office:value-type="string" calcext:value-type="string">
            <text:p>2254.png</text:p>
          </table:table-cell>
        </table:table-row>
        <table:table-row table:style-name="ro1">
          <table:table-cell office:value-type="string" calcext:value-type="string">
            <text:p>Осеннее Приключение (WaW:Autumn Adventure)</text:p>
          </table:table-cell>
          <table:table-cell office:value-type="string" calcext:value-type="string">
            <text:p>Это побочная история, основанная на игре Wands and Witches, но имеющая измененную и законченную сюжетную линию. В отличии от оригинала, игра рассчитана на аудиторию 13+.\n\nВаш персонаж получает письмо из Хогвартса, после чего он (или она) переживает там особое приключение. Игра предназначена для фанатов и является, по сути, графическим фанфиком. Эта игра имеет 16 финалов, и проходится примерно за 2 часа.</text:p>
          </table:table-cell>
          <table:table-cell/>
          <table:table-cell office:value-type="string" calcext:value-type="string">
            <text:p>Менее 2 часов</text:p>
          </table:table-cell>
          <table:table-cell office:value-type="string" calcext:value-type="string">
            <text:p>gcstudio</text:p>
          </table:table-cell>
          <table:table-cell office:value-type="string" calcext:value-type="string">
            <text:p>{'отечественный разработчик', 'Главный герой девушка', 'Главный герой парень'}</text:p>
          </table:table-cell>
          <table:table-cell office:value-type="string" calcext:value-type="string">
            <text:p>comedy,parody,adventure,school</text:p>
          </table:table-cell>
          <table:table-cell office:value-type="string" calcext:value-type="string">
            <text:p>https://mega.nz/#!FggnWYzB!0WLVJx_w-lImIQM8yx0cHHw2nrxv4reMpbrfQRpbCI8</text:p>
          </table:table-cell>
          <table:table-cell office:value-type="string" calcext:value-type="string">
            <text:p>2248.png</text:p>
          </table:table-cell>
        </table:table-row>
        <table:table-row table:style-name="ro1">
          <table:table-cell office:value-type="string" calcext:value-type="string">
            <text:p>Паровая тюрьма (Steam Prison)</text:p>
          </table:table-cell>
          <table:table-cell office:value-type="string" calcext:value-type="string">
            <text:p>Есть два типа людей: те, кто правят, и те, кем правят.\n\nВерхний мир – великолепная утопия.\nНижний мир – грязные промышленные земли.\nНаша героиня, выросшая в Верхнем мире, испытывает лишь презрение к низшим.\nОднако работа в полиции налагает определенные обязательства, и теперь героиня вынуждена отправиться в Нижний мир, чтобы выполнить задание по наблюдению. И вот шестерёнки судьбы начали свой ход.\n\nЭто ОСНОВНАЯ ИГРА. Дополнение с рутом Финна, эпилогами и бонусными историями можно скачать вот здесь.</text:p>
          </table:table-cell>
          <table:table-cell/>
          <table:table-cell office:value-type="string" calcext:value-type="string">
            <text:p>10-30 часов</text:p>
          </table:table-cell>
          <table:table-cell office:value-type="string" calcext:value-type="string">
            <text:p>hunex</text:p>
          </table:table-cell>
          <table:table-cell office:value-type="string" calcext:value-type="string">
            <text:p>{'Русский'}</text:p>
          </table:table-cell>
          <table:table-cell office:value-type="string" calcext:value-type="string">
            <text:p>drama,romance,action,adventure</text:p>
          </table:table-cell>
          <table:table-cell office:value-type="string" calcext:value-type="string">
            <text:p>https://drive.google.com/file/d/13l3QpFx9LSo2vo2JLpntHJ8sbhj14j-a/view</text:p>
          </table:table-cell>
          <table:table-cell office:value-type="string" calcext:value-type="string">
            <text:p>2246.jpg</text:p>
          </table:table-cell>
        </table:table-row>
        <table:table-row table:style-name="ro1">
          <table:table-cell office:value-type="string" calcext:value-type="string">
            <text:p>Un: Birthday Song ~Ai o Utau Shinigami~</text:p>
          </table:table-cell>
          <table:table-cell office:value-type="string" calcext:value-type="string">
            <text:p>"Канна Хатори была самой обычной девушкой. Но однажды, как гром среди ясного неба, перед ней появляются два незнакомых парня. Странно одетые парни сообщили ей: "Тебе осталось жить всего один месяц."\nКак Хатори проживет свои последние дни?\nИ какие действия предпримут Шинигами?\n\nВ папке с игрой есть прохождение и инструкция по установке.\n\nДоступно только для пользователей</text:p>
          </table:table-cell>
          <table:table-cell/>
          <table:table-cell office:value-type="string" calcext:value-type="string">
            <text:p>10-30 часов</text:p>
          </table:table-cell>
          <table:table-cell office:value-type="string" calcext:value-type="string">
            <text:p>honeybee</text:p>
          </table:table-cell>
          <table:table-cell office:value-type="string" calcext:value-type="string">
            <text:p>{'Русский'}</text:p>
          </table:table-cell>
          <table:table-cell office:value-type="string" calcext:value-type="string">
            <text:p>drama,romance,routine,fantasy</text:p>
          </table:table-cell>
          <table:table-cell office:value-type="string" calcext:value-type="string">
            <text:p>https://drive.google.com/file/d/19ywy_Ta6H1d9Ee0fe8qatohUCdKj6sSn/view</text:p>
          </table:table-cell>
          <table:table-cell office:value-type="string" calcext:value-type="string">
            <text:p>2245.jpg</text:p>
          </table:table-cell>
        </table:table-row>
        <table:table-row table:style-name="ro1">
          <table:table-cell office:value-type="string" calcext:value-type="string">
            <text:p>Смертельное правило: Потерянный код (Death Rule: lost code)</text:p>
          </table:table-cell>
          <table:table-cell office:value-type="string" calcext:value-type="string">
            <text:p>Что же случилось в том лесу смерти?\n\nДвенадцать человек заброшены в лес. Каждому из них выдано по КПК и задаче. В каждого имплантировано по бомбе. Не выполнят они заданные задачи — бомбы внутри них взорвутся. Однако, не всё так просто. Помимо задач людям также даны правила Игры. И каждому было дано особое правило: Смертельное правило.\n\nНикто не знает ни каковы задачи других игроков, ни какие Смертельные правила на них наложены. Быть одному опасно, но не опаснее ли объединяться с другими? Как в сей Cмертельной игре узнать, кому можно доверять?\n\nНо осталась одна последняя история, что стоит рассказать о той последней Игре.\nИстория о надежде.\nИстория об остальных, повествуемая от лица человека, у которого никогда не было шанса сражаться...\n\n\n\n\n\n\n\n\n\n\n\n\n\n\n\n\n\n\nВерсия для Nintendo Switch, портированная командой FaceOff.</text:p>
          </table:table-cell>
          <table:table-cell/>
          <table:table-cell office:value-type="string" calcext:value-type="string">
            <text:p>2-10 часов</text:p>
          </table:table-cell>
          <table:table-cell office:value-type="string" calcext:value-type="string">
            <text:p>mesi_games</text:p>
          </table:table-cell>
          <table:table-cell office:value-type="string" calcext:value-type="string">
            <text:p>{'Русский'}</text:p>
          </table:table-cell>
          <table:table-cell office:value-type="string" calcext:value-type="string">
            <text:p>drama,horror,action,triller</text:p>
          </table:table-cell>
          <table:table-cell office:value-type="string" calcext:value-type="string">
            <text:p>https://drive.google.com/open?id=1jW24-ASjheofHl7xg2g_sU72uR7Tav7i</text:p>
          </table:table-cell>
          <table:table-cell office:value-type="string" calcext:value-type="string">
            <text:p>2239.jpg</text:p>
          </table:table-cell>
        </table:table-row>
        <table:table-row table:style-name="ro1">
          <table:table-cell office:value-type="string" calcext:value-type="string">
            <text:p>LOVE³ -Love Cube-</text:p>
          </table:table-cell>
          <table:table-cell office:value-type="string" calcext:value-type="string">
            <text:p>◆Описание игры\nЭто визуальная новелла в которой протагонист проживает с тремя девушками\nИгра полностью анимирована с помощью Live2D\nИмеется поддержка нескольких языков. Два языка могут отображаться одновременно.\n\n◆История\nНаш главный герой неудачливый Ичинари Тсузуруги, является писателем манги для взрослых.\n\nИчинари едва удаётся платить деньги за своё жильё и он уже решил бросить свою давнюю мечту, стать автором манги... Пока его редактор, Акира Хигашибоджо, которая всё время приглядывала за ним, предложила ему работу ассистента у одного из ведущих авторов манги для взрослых.\n\nДумая об этом, как о последнем шансе, Ичинари соглашается. И вдруг получается, что тем самым автором является другом детства Ичинари, Иори Шитака, именно ей Ичинари пообещал, что они вместе станут авторами манги.\n\nТак же у Иори в качестве ассистента работает автор популярных додзинси Нодока Амабэйн. Именно Ичинари научил Нодоку рисовать в манга-клубе, в который Ичинари и Нодока ходили вместе.\n\nПотрясённые, но воодушевлённые таким неожиданным воссоединением, они выяснили, что их встреча это промысел бога, который соединил их "Судьбы", что навсегда изменит их жизни.\n\nИ вот, наш главный герой, который пишет мангу для взрослых, и в то же время проживает с тремя девушками, чьи расцветающие чувства он никак не может проигнорировать.</text:p>
          </table:table-cell>
          <table:table-cell/>
          <table:table-cell office:value-type="string" calcext:value-type="string">
            <text:p>2-10 часов</text:p>
          </table:table-cell>
          <table:table-cell office:value-type="string" calcext:value-type="string">
            <text:p>neko_work_h</text:p>
          </table:table-cell>
          <table:table-cell office:value-type="string" calcext:value-type="string">
            <text:p>{'Главный герой парень', 'Повествование от первого лица', 'Иностранный разработчик'}</text:p>
          </table:table-cell>
          <table:table-cell office:value-type="string" calcext:value-type="string">
            <text:p>drama,comedy,romance,hentai</text:p>
          </table:table-cell>
          <table:table-cell office:value-type="string" calcext:value-type="string">
            <text:p>https://drive.google.com/file/d/11mqVll4OfEMK0LSMUGifK4Bu0v4IdZ9C/view</text:p>
          </table:table-cell>
          <table:table-cell office:value-type="string" calcext:value-type="string">
            <text:p>2234.png</text:p>
          </table:table-cell>
        </table:table-row>
        <table:table-row table:style-name="ro1">
          <table:table-cell office:value-type="string" calcext:value-type="string">
            <text:p>Два соискателя (Two Interviewees)</text:p>
          </table:table-cell>
          <table:table-cell office:value-type="string" calcext:value-type="string">
            <text:p>Два человека остались без работы. Они собираются пройти собеседование сегодня, и если им удастся произвести хорошее впечатление, они получат работу.\n\nВопросы те же, ответы те же, но соискатели нет: один Мартин, мужчина, другая - Айрин, женщина. Будет ли от этого какая-то разница?</text:p>
          </table:table-cell>
          <table:table-cell/>
          <table:table-cell office:value-type="string" calcext:value-type="string">
            <text:p>Менее 2 часов</text:p>
          </table:table-cell>
          <table:table-cell office:value-type="string" calcext:value-type="string">
            <text:p>mauro_vanetti</text:p>
          </table:table-cell>
          <table:table-cell office:value-type="string" calcext:value-type="string">
            <text:p>{'русский'}</text:p>
          </table:table-cell>
          <table:table-cell office:value-type="string" calcext:value-type="string">
            <text:p>drama,routine</text:p>
          </table:table-cell>
          <table:table-cell office:value-type="string" calcext:value-type="string">
            <text:p>https://drive.google.com/open?id=1ZUlo_nPMbOIgkxNtZ9pmWAekyTC46-T-</text:p>
          </table:table-cell>
          <table:table-cell office:value-type="string" calcext:value-type="string">
            <text:p>2233.jpg</text:p>
          </table:table-cell>
        </table:table-row>
        <table:table-row table:style-name="ro1">
          <table:table-cell office:value-type="string" calcext:value-type="string">
            <text:p>Ритуалы во тьме (Rituals In The Dark)</text:p>
          </table:table-cell>
          <table:table-cell office:value-type="string" calcext:value-type="string">
            <text:p>От создательницы Blackberry Honey, Милейшего монстра, Линны, Пустых горизонтов, Lily of the Valley, ничта и нигдя\nи ещё множества хороших вещей.\n\n\n"В заросшем парке\nСтоит старинный дом.\nЗабиты окна\nИ мрак царит извечно в нём..."\n\n\nНо нет, бедняжка Аспен Дрейпер, наша ГГиня, не встретит в этом доме "слепого и жутко злого деда". А встретит нечто совсем другое...\nЗачем она туда полезла? Да просто из-за очередной глупой игры в "правду или действие", в которую её, всегда такую слабовольную, втянули её "подружки". С этим домом у неё и так связаны совсем не радужные воспоминания, а теперь ещё и нужно лезть туда через разбитое окно.\nА вот что она там найдёт и как это изменит её, как она любит повторять, простую и невзрачную жизнь - вы узнаете по ходу повествования в этой чуть-чуть страшной, но очень хорошей и атмосферной ВНке.\n\n_________\n\n\n\n\n\n\n\n\n\n\n\n\n\n\n\n\nДоступно только для пользователей</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romance,horror,mystic,triller</text:p>
          </table:table-cell>
          <table:table-cell office:value-type="string" calcext:value-type="string">
            <text:p>https://mega.nz/file/uRYwWYAZ#wTQqLzcgx6WMfFi2AuCO2TQBzOivmKMdIrtAY2Pvw6c</text:p>
          </table:table-cell>
          <table:table-cell office:value-type="string" calcext:value-type="string">
            <text:p>2232.jpg</text:p>
          </table:table-cell>
        </table:table-row>
        <table:table-row table:style-name="ro1">
          <table:table-cell office:value-type="string" calcext:value-type="string">
            <text:p>Валентин: корзина плодов (Froot Basket Valentine)</text:p>
          </table:table-cell>
          <table:table-cell office:value-type="string" calcext:value-type="string">
            <text:p>Вы оказываетесь в постели в школьном лазарете. Вы ничего не помните о себе, кроме своего имени и... это все. Вдобавок ко всему, сегодня день святого Валентина, у вас в сумке есть не подписанная коробка конфет, а рядом несколько ваших "друзей", пришедших увидеть вас. Что же все-таки произошло? Кто вы такой? Кто эти парни? И что еще важнее... Для кого эти конфеты?!</text:p>
          </table:table-cell>
          <table:table-cell/>
          <table:table-cell office:value-type="string" calcext:value-type="string">
            <text:p>Менее 2 часов</text:p>
          </table:table-cell>
          <table:table-cell office:value-type="string" calcext:value-type="string">
            <text:p>xxmissarichanxx</text:p>
          </table:table-cell>
          <table:table-cell office:value-type="string" calcext:value-type="string">
            <text:p>{'русский'}</text:p>
          </table:table-cell>
          <table:table-cell office:value-type="string" calcext:value-type="string">
            <text:p>drama,comedy,romance,mystic,school</text:p>
          </table:table-cell>
          <table:table-cell office:value-type="string" calcext:value-type="string">
            <text:p>https://drive.google.com/open?id=1SSxWuhzw7VbvlRyMAAQM7A_OVmTIti-e</text:p>
          </table:table-cell>
          <table:table-cell office:value-type="string" calcext:value-type="string">
            <text:p>2231.jpg</text:p>
          </table:table-cell>
        </table:table-row>
        <table:table-row table:style-name="ro1">
          <table:table-cell office:value-type="string" calcext:value-type="string">
            <text:p>Когда гаснет свет – День 1: Отрицание</text:p>
          </table:table-cell>
          <table:table-cell office:value-type="string" calcext:value-type="string">
            <text:p>Главный герой – затворник, который уже давно не выходил из своей комнаты. Сидит себе за компьютером, никого не трогает и все его устраивает. Пока одной ужасной ночью ему не отключают свет. Немного повозмущавшись, он не придумывает ничего лучше, чем просто лечь спать. Вот только утром выясняется, что отключение света не самая большая проблема. И теперь, чтобы выжить, ему необходимо разобраться, что есть реальность, а что плод больного воображения.</text:p>
          </table:table-cell>
          <table:table-cell/>
          <table:table-cell office:value-type="string" calcext:value-type="string">
            <text:p>Менее 2 часов</text:p>
          </table:table-cell>
          <table:table-cell office:value-type="string" calcext:value-type="string">
            <text:p>alisa_novak</text:p>
          </table:table-cell>
          <table:table-cell office:value-type="string" calcext:value-type="string">
            <text:p>{'Главный герой парень', 'психологический триллер', 'отечественный разработчик', 'Повествование от первого лица', 'Апокалиптика'}</text:p>
          </table:table-cell>
          <table:table-cell office:value-type="string" calcext:value-type="string">
            <text:p>drama,comedy,romance,routine,fiction,triller</text:p>
          </table:table-cell>
          <table:table-cell office:value-type="string" calcext:value-type="string">
            <text:p>https://disk.yandex.ru/d/_yIMPwVKVZgv3A</text:p>
          </table:table-cell>
          <table:table-cell office:value-type="string" calcext:value-type="string">
            <text:p>2230.jpg</text:p>
          </table:table-cell>
        </table:table-row>
        <table:table-row table:style-name="ro1">
          <table:table-cell office:value-type="string" calcext:value-type="string">
            <text:p>Демон и Человек: Странный Контракт (Demon and Man: Strange Contract)</text:p>
          </table:table-cell>
          <table:table-cell office:value-type="string" calcext:value-type="string">
            <text:p>Это первый эпизод новеллы Demon and Man. Это история о дружбе между человеком и демоном.\nОднажды вечером Райан, директор одной компании, как обычно возвращался домой и думал на сколько его жизнь скучная и однообразная. Он всегда ждал чего то необычного и интересного. И именно в этот вечер, его желание исполнилось, он встретил демона и его жизнь перестала быть скучной и не интересной.</text:p>
          </table:table-cell>
          <table:table-cell/>
          <table:table-cell office:value-type="string" calcext:value-type="string">
            <text:p>Менее 2 часов</text:p>
          </table:table-cell>
          <table:table-cell office:value-type="string" calcext:value-type="string">
            <text:p>kraft_games</text:p>
          </table:table-cell>
          <table:table-cell office:value-type="string" calcext:value-type="string">
            <text:p>{'Man:', 'Contract', 'Главный герой парень', 'Повествование от первого лица', 'Strange', 'Demon', 'and'}</text:p>
          </table:table-cell>
          <table:table-cell office:value-type="string" calcext:value-type="string">
            <text:p>mystic,routine</text:p>
          </table:table-cell>
          <table:table-cell office:value-type="string" calcext:value-type="string">
            <text:p>https://cloud.mail.ru/public/5Abn/M1jkJoRu8</text:p>
          </table:table-cell>
          <table:table-cell office:value-type="string" calcext:value-type="string">
            <text:p>2228.jpg</text:p>
          </table:table-cell>
        </table:table-row>
        <table:table-row table:style-name="ro1">
          <table:table-cell office:value-type="string" calcext:value-type="string">
            <text:p>Меня Зовут Ты (My Name is You)</text:p>
          </table:table-cell>
          <table:table-cell office:value-type="string" calcext:value-type="string">
            <text:p>Это ты, а это — Ты. У вас сейчас есть кое-что общее — необыкновенно обыкновенный момент времени, когда нужно принимать решения, которые ничего не значат. Или значат так много, что после них ничего не остается. Кто знает, что ждёт за поворотом — дорога на работу в предотпускной лихорадке или лабиринт из кривых зеркал? Будто разом входишь в экзистенциальную повесть, возвращаешься в свою комнату и оказываешься на краю чего-то неизвестного.\nКроме необыкновенного имени, в жизни героя, кажется, нет места никаким чудесам и хитросплетениям. Есть кабинет с бумагами, неблизкие близкие, болезненная история чувства, несколько строк и падение — круг, в пределах и за пределами которого блуждаете Ты и ты. Вскрой письмо, возьми трубку, заговори или отстранись — у сюжета появятся изломы и новые отражения.\nОсобености:\n+Уникальная атмосфера и визуальное искусство, которые в полной мере передают мрачное настроение новеллы.\n+Более 10 альтернативных концовок.\n+Специальный саундтрек для каждого финала.\n+Необычная структура сюжета: полную историю можно составить, только если игрок переживает все возможные ситуации.\nЗапускаем игру LAUNCHER или LAUNCHER_x64.!</text:p>
          </table:table-cell>
          <table:table-cell/>
          <table:table-cell office:value-type="string" calcext:value-type="string">
            <text:p>Менее 2 часов</text:p>
          </table:table-cell>
          <table:table-cell office:value-type="string" calcext:value-type="string">
            <text:p>nikita_kaf_productions</text:p>
          </table:table-cell>
          <table:table-cell office:value-type="string" calcext:value-type="string">
            <text:p>{'Главный герой парень', 'Повествование от третьего лица', 'отечественный разработчик', 'Меня Зовут Ты'}</text:p>
          </table:table-cell>
          <table:table-cell office:value-type="string" calcext:value-type="string">
            <text:p>drama,routine</text:p>
          </table:table-cell>
          <table:table-cell office:value-type="string" calcext:value-type="string">
            <text:p>https://drive.google.com/file/d/1bgDiV4HmJcFGvHKacj3k7ZMUzPMU8-EW/view</text:p>
          </table:table-cell>
          <table:table-cell office:value-type="string" calcext:value-type="string">
            <text:p>2227.jpg</text:p>
          </table:table-cell>
        </table:table-row>
        <table:table-row table:style-name="ro1">
          <table:table-cell office:value-type="string" calcext:value-type="string">
            <text:p>Грех</text:p>
          </table:table-cell>
          <table:table-cell office:value-type="string" calcext:value-type="string">
            <text:p>Мистическая статичная новелла от паблика "Баба Нюра", созданная на основе одноименного рассказа, написанного по реально собранному фольклорному материалу и живым быличкам. Сюжет строится вокруг традиции "передачи силы" от умирающей ведьмы своим родственникам, которые, по воле случая, оказались в глухой деревушке и вынуждены смирится с происходящими там ужасами. Над новеллой долго и упорно работали профессиональные художники и музыканты, (такие легенды русского эмбиента как "Дом Вдовы" или "Полночь Зимы" и мн. др.). Вся работа над новеллой была проведена бесплатно с искренней верой в настоящую идею и свое дело, поэтому, создатели будут счастливы, если вы сможете поддержать их даже самой малой копеечкой.</text:p>
          </table:table-cell>
          <table:table-cell/>
          <table:table-cell office:value-type="string" calcext:value-type="string">
            <text:p>2-10 часов</text:p>
          </table:table-cell>
          <table:table-cell office:value-type="string" calcext:value-type="string">
            <text:p>razuvanov_rustam</text:p>
          </table:table-cell>
          <table:table-cell office:value-type="string" calcext:value-type="string">
            <text:p>{'Грех. Деревенский мистицизм. Ведьма'}</text:p>
          </table:table-cell>
          <table:table-cell office:value-type="string" calcext:value-type="string">
            <text:p>drama,horror,mystic</text:p>
          </table:table-cell>
          <table:table-cell office:value-type="string" calcext:value-type="string">
            <text:p>https://drive.google.com/file/d/14WVl00Ux6ptWQTsr3Y4A-mhspCU1E1wm/view?usp=sharing</text:p>
          </table:table-cell>
          <table:table-cell office:value-type="string" calcext:value-type="string">
            <text:p>2221.jpg</text:p>
          </table:table-cell>
        </table:table-row>
        <table:table-row table:style-name="ro1">
          <table:table-cell office:value-type="string" calcext:value-type="string">
            <text:p>Отчаявшиеся Работники -Подростковая Версия- (Discouraged Workers TEEN VERSION/실망실업자)</text:p>
          </table:table-cell>
          <table:table-cell office:value-type="string" calcext:value-type="string">
            <text:p>Общая информация.\nБудучи координатором больницы, Га-йан влюбилась в своего коллегу доктора. У них завязался бурный роман даже не смотря на то, что сам доктор был женат. Когда директор больницы узнал об этом - её уволили. В течение года она безуспешно пыталась найти другую работу, но её психическое здоровье в конце концов не подкосилось, и она закрылась в себе.\nГодом позже, весной 2013, её навестили младшая сестра Хаи-на и её первая любовь Янву.\nЭта история повествует о тёмной стороне современной молодёжи и серьёзных жизненных происшествиях, которые имели место в жизни Га-йан.\nОтчаявшиеся работники - это кинетическая новелла. Данный эпизод является пятым в серии Project DW, сатирической истории, основанной на популярных в Корее мыльных операх. Игра сопоставляет мрачную жизнь героини с вашей собственной.\n***Перед вами подростковая версия игры "Discouraged Workers", сделанная в виде жанре кинетической новеллы.\n***Большую часть игры вы будете проходить от лица героини Га-йан, однако Архивы помогут вам более глубоко разобраться в сюжете.\n***Просто смотрите, читайте, слушайте и проникайтесь игрой.\n***В некоторых моментах от вам потребуется сделать определенные действия для сбора предметов или записей.\n***Вы можете включить или отключить автовоспроизведение текста.\nОсобенности:\n+++В основе лежит мрачный сюжет с корейским колоритом.\n+++Вас ожидает не менее 100 минут игрового опыта.\n+++Рисованные спрайты и задники сделаны на основе реальных изображений.\n+++Архив содержит 90 записей (Персонажи, концепт, дневник, галерея, музыка и повторы).\n+++Достижений, коллекционные карты, кроссплатформенность и возможность сохранений в облаке.\n+++Полная поддержка контроллера, включая Steam Controller.\n+++Интеграция с Game Jolt API.\n+++Режим для слепых.\n+++Содержит саундтрек для Steam Music Player и билд для андроида.</text:p>
          </table:table-cell>
          <table:table-cell/>
          <table:table-cell office:value-type="string" calcext:value-type="string">
            <text:p>Менее 2 часов</text:p>
          </table:table-cell>
          <table:table-cell office:value-type="string" calcext:value-type="string">
            <text:p>yggdrasil_studio</text:p>
          </table:table-cell>
          <table:table-cell office:value-type="string" calcext:value-type="string">
            <text:p>{'Русский'}</text:p>
          </table:table-cell>
          <table:table-cell office:value-type="string" calcext:value-type="string">
            <text:p>drama,romance,routine</text:p>
          </table:table-cell>
          <table:table-cell office:value-type="string" calcext:value-type="string">
            <text:p>https://megaup.net/4D68/Discouraged.Workers.TEEN.v1.7.8.731.rar</text:p>
          </table:table-cell>
          <table:table-cell office:value-type="string" calcext:value-type="string">
            <text:p>2216.jpg</text:p>
          </table:table-cell>
        </table:table-row>
        <table:table-row table:style-name="ro1">
          <table:table-cell office:value-type="string" calcext:value-type="string">
            <text:p>Замурчательный Алапкалипсис: Мяучения Навсегда! (Purrfect Apawcalypse: Purrgatory Furever!)</text:p>
          </table:table-cell>
          <table:table-cell office:value-type="string" calcext:value-type="string">
            <text:p>Тысяча студентов, убитых во время резни в Старшей Школе Хатико, восстала из мертвых, чтобы испортить вечеринку на день рождения Олива! Запертые в поместье Грималкин, Олив с приятелями должны будут понять, как воскресили тех собак, почему Спарки ведёт себя так странно и почему старое тело Ангела преследует их.\n\nНо помните: То, что вы пытаетесь выжить в зомби алапкалипсисе, не значит, что вы не можете сделать своих друзей счастливыми.\n\nПредупреждение: Новелла содержит сцены мультяшного насилия и мат. Играйте на своё усмотрение.</text:p>
          </table:table-cell>
          <table:table-cell/>
          <table:table-cell office:value-type="string" calcext:value-type="string">
            <text:p>Менее 2 часов</text:p>
          </table:table-cell>
          <table:table-cell office:value-type="string" calcext:value-type="string">
            <text:p>90%_knuckles</text:p>
          </table:table-cell>
          <table:table-cell office:value-type="string" calcext:value-type="string">
            <text:p>{'Русский'}</text:p>
          </table:table-cell>
          <table:table-cell office:value-type="string" calcext:value-type="string">
            <text:p>comedy,horror,mystic,adventure</text:p>
          </table:table-cell>
          <table:table-cell office:value-type="string" calcext:value-type="string">
            <text:p>https://drive.google.com/file/d/1bTYbE3FZ4HwCMZAfqPW0irxhF8Csx4SH/view?usp=sharing</text:p>
          </table:table-cell>
          <table:table-cell office:value-type="string" calcext:value-type="string">
            <text:p>2215.png</text:p>
          </table:table-cell>
        </table:table-row>
        <table:table-row table:style-name="ro1">
          <table:table-cell office:value-type="string" calcext:value-type="string">
            <text:p>Соколы: Мунлайт (The Falconers: Moonlight)</text:p>
          </table:table-cell>
          <table:table-cell office:value-type="string" calcext:value-type="string">
            <text:p>ОБ ИГРЕ:\nВосемьдесят человек погибли или пропали без вести. Ходят слухи о чудовищах, выслеживающих свою добычу в туманном лесу. Мунлайт – это золотодобывающий город, который попал в беду, и только Соколы могут ему помочь.\n\n«Соколы: Мунлайт» - сверхъестественный триллер, действие которого разворачивается на западном побережье Новой Зеландии в XIX веке. Сокол, Кассандра Винтер, находится на своей первой одиночной миссии. Сможет ли она спасти людей Мунлайта? Или она исчезнет в тумане, как и многие другие до неё?\n\nС акцентом на экшн, а не на романтику, «Соколы: Мунлайт» может похвастаться почти 40.000 словами и тремя уникальными концовками.\n\nОСОБЕННОСТИ:\n• Захватывающее повествование! – Сюжет написан Эдвином МакРеем, известным своей работой в качестве ведущего нарративного дизайнера в популярной RPG, Path of Exile!\n• Уникальный сеттинг в жанре вестерн! – Смешанный с историческими фактами, сверхъестественным триллером и фантастикой. Захватывающая история в захолустном городе Новой Зеландии, дополняемая мрачным художественным стилем!\n• Динамическая камера! – Привнесет глубину ощущениям, чтобы поднять напряжение во время анимированных сцен экшена!\n\nСОКОЛЫ:\nСоколы смешивают исторические факты со сверхъестественным триллером и фантастикой. История ордена берет начало в XIX веке в колониях европейских империй… Великобритании, Испании, Португалии, Швеции, Бельгии, Италии, Голландии, Германии и России.\n\nСоколы – это международная организация охотников на монстров, призванная защищать европейских колонистов от существ, которые могли бы помешать распространению «цивилизации» в диких странах. Эти существа – забойщики.\n\nИ всё это начинается в Новой Зеландии, самой отдаленной стране из всех.</text:p>
          </table:table-cell>
          <table:table-cell/>
          <table:table-cell office:value-type="string" calcext:value-type="string">
            <text:p>2-10 часов</text:p>
          </table:table-cell>
          <table:table-cell office:value-type="string" calcext:value-type="string">
            <text:p>bionic_penguin_studios</text:p>
          </table:table-cell>
          <table:table-cell office:value-type="string" calcext:value-type="string">
            <text:p>{'Русский'}</text:p>
          </table:table-cell>
          <table:table-cell office:value-type="string" calcext:value-type="string">
            <text:p>drama,action,detective,mystic,fiction,triller</text:p>
          </table:table-cell>
          <table:table-cell office:value-type="string" calcext:value-type="string">
            <text:p>https://yadi.sk/d/HNxt_jib4srhWw</text:p>
          </table:table-cell>
          <table:table-cell office:value-type="string" calcext:value-type="string">
            <text:p>2214.jpg</text:p>
          </table:table-cell>
        </table:table-row>
        <table:table-row table:style-name="ro1">
          <table:table-cell office:value-type="string" calcext:value-type="string">
            <text:p>С разбитым сердцем (Broken Hearted: A 9/11 Story)</text:p>
          </table:table-cell>
          <table:table-cell office:value-type="string" calcext:value-type="string">
            <text:p>"С разбитым сердцем" повествует о том, как Натан Леви, 23-летний житель Нью-Йорка, постоянно вспоминает о Хезер, любви всей своей жизни, и пытается справиться с тем, что 11 сентября он её потерял. Это история о любви, печали... и надежде.\n\nПримерная продолжительность, по словам авторов, составляет где-то приблизительно полтора часа.\n\nПриятного чтения!\n\nПорт на Switch от FaceOff: https://vk.com/wall-122858626_1354</text:p>
          </table:table-cell>
          <table:table-cell/>
          <table:table-cell office:value-type="string" calcext:value-type="string">
            <text:p>Менее 2 часов</text:p>
          </table:table-cell>
          <table:table-cell office:value-type="string" calcext:value-type="string">
            <text:p>rest_in_peace_production</text:p>
          </table:table-cell>
          <table:table-cell office:value-type="string" calcext:value-type="string">
            <text:p>{'Русский'}</text:p>
          </table:table-cell>
          <table:table-cell office:value-type="string" calcext:value-type="string">
            <text:p>drama,romance,routine,school</text:p>
          </table:table-cell>
          <table:table-cell office:value-type="string" calcext:value-type="string">
            <text:p>https://yadi.sk/d/w2Y0-IrVdjdCYg</text:p>
          </table:table-cell>
          <table:table-cell office:value-type="string" calcext:value-type="string">
            <text:p>2213.jpg</text:p>
          </table:table-cell>
        </table:table-row>
        <table:table-row table:style-name="ro1">
          <table:table-cell office:value-type="string" calcext:value-type="string">
            <text:p>The Coma 2: Vicious Sisters</text:p>
          </table:table-cell>
          <table:table-cell office:value-type="string" calcext:value-type="string">
            <text:p>The Coma 2: Vicious Sisters — приключенческая история ужасов с элементами выживания. Выберитесь из заброшенной школы, исследуйте район Сехвы и раскройте секреты мира Комы. Используйте всё возможное, чтобы убежать от убийцы-демона, следующего за вами!\nПак Мина, ученица школы «Сехва», просыпается ночью в своей школе. Вскоре она осознаёт, что что-то не так. Знакомая школа, где она провела уйму вечеров за учёбой, превратилась во что-то зловещее и мрачное. Кто-то, похожий на её учительницу, гонится за ней. Чтобы выжить, Мине придётся покинуть школу и найти убежище где-то в окружающем районе. Она встретиться со странными существами, загадочными незнакомцами и непростыми союзниками.\nИгровой процесс:\nThe Coma 2: Vicious Sisters — атмосферная сюжетная игра. Погрузитесь в искажённый район «Сехва», встретьтесь со множеством персонажей, решайте головоломки, находите ошеломляющие сведения и боритесь за выживание против безжалостного психа.\nГероини, столкнувшиеся со своими наихудшими кошмарами, редко остаются невредимыми. Во время истории Мина столкнётся с опасностью, которая навсегда оставит ей шрамы. Мастерите предметы, чтобы избежать повреждений.\nТёмная мисс Сон стала ещё опасней и сильнее, чем раньше. Попадётесь в её лапы — смерти не миновать. Бег и постоянное использование зажигалки делают вас лёгкой целью. Вам нужно найти хрупкий баланс между потребностью исследовать окружение и выжить!\nОсобенности:\n***Безустанная Тёмная мисс Сон получила новый ИИ и будет постоянно преследовать вас.\n***Мастерите предметы, чтобы приготовиться к опасным ситуациям, чтобы не получить травму.\n***Исследуйте кошмарный район «Сехвы» и раскройте его секреты.\n***Собирайте ресурсы, чтобы выжить в смертельных столкновениях и ситуациях.\n***Разблокируйте инструменты и улучшения, чтобы вернуться в ранее закрытые места.\n***Прячьтесь, чтобы не дать себя обнаружить. Выполняйте быстрые команды для различных действий.\n***Наслаждайтесь прекрасными, яркими иллюстрациями и видеосценами в виде комиксов.\nРаний доступ 1-5 главу.\nВерсия обновлена до: 1.0.6\n\n\n\n\n\n\n\n\n\n\n\n\n\n\n\n\n\n\n\n\nОбновлена основная ссылка до версии 1.0.6b.\nПервая часть: The Coma: Cutting Class</text:p>
          </table:table-cell>
          <table:table-cell/>
          <table:table-cell office:value-type="string" calcext:value-type="string">
            <text:p>2-10 часов</text:p>
          </table:table-cell>
          <table:table-cell office:value-type="string" calcext:value-type="string">
            <text:p>devespresso_games</text:p>
          </table:table-cell>
          <table:table-cell office:value-type="string" calcext:value-type="string">
            <text:p>{'Главный герой девушка', 'Иностранный разработчик', 'The Coma 2: Vicious Sisters', 'Повествование от первого лица'}</text:p>
          </table:table-cell>
          <table:table-cell office:value-type="string" calcext:value-type="string">
            <text:p>horror,mystic,adventure,school,triller</text:p>
          </table:table-cell>
          <table:table-cell office:value-type="string" calcext:value-type="string">
            <text:p>https://mega.nz/file/Qcp3CBLK#EV4RmpVggHRLIn9FmNaeDQoYjoMRw8nR2B_xakyTzUk</text:p>
          </table:table-cell>
          <table:table-cell office:value-type="string" calcext:value-type="string">
            <text:p>2210.jpg</text:p>
          </table:table-cell>
        </table:table-row>
        <table:table-row table:style-name="ro1">
          <table:table-cell office:value-type="string" calcext:value-type="string">
            <text:p>Первые Лучи Летнего Солнца</text:p>
          </table:table-cell>
          <table:table-cell office:value-type="string" calcext:value-type="string">
            <text:p>Внимание! Версии на Мак нет!\nСюжет данной визуальной новеллы рассказывает о русском парне по имени Игорь, который приезжает в деревню Паровое на летние каникулы, где не был в течение пяти лет. Ему предстоит встреча со своими друзьями из детства, знакомыми и ностальгия по местам своего детства.</text:p>
          </table:table-cell>
          <table:table-cell/>
          <table:table-cell office:value-type="string" calcext:value-type="string">
            <text:p>Менее 2 часов</text:p>
          </table:table-cell>
          <table:table-cell office:value-type="string" calcext:value-type="string">
            <text:p>dabranach</text:p>
          </table:table-cell>
          <table:table-cell office:value-type="string" calcext:value-type="string">
            <text:p>{'Повествование от первого лица', 'отечественный разработчик', 'Главный герой парень'}</text:p>
          </table:table-cell>
          <table:table-cell office:value-type="string" calcext:value-type="string">
            <text:p>mystic,routine,parody</text:p>
          </table:table-cell>
          <table:table-cell office:value-type="string" calcext:value-type="string">
            <text:p>https://yadi.sk/d/-OZBnkZv2l4tdw</text:p>
          </table:table-cell>
          <table:table-cell office:value-type="string" calcext:value-type="string">
            <text:p>2208.jpg</text:p>
          </table:table-cell>
        </table:table-row>
        <table:table-row table:style-name="ro1">
          <table:table-cell office:value-type="string" calcext:value-type="string">
            <text:p>Ведьма Бэлль и её немагические друзья (Magical Witch Bell and Her Non-Magical Friends)</text:p>
          </table:table-cell>
          <table:table-cell office:value-type="string" calcext:value-type="string">
            <text:p>Живёт в небольшом городке ведьма Бэлль (магическая ведьма, само собой). Проводит свои дни в мастерской, делает всякие магические девайсы вроде робота-уборщика городского парка. И хоть в городе она единственная может использовать магию - внезапно в один прекрасный день куча всяких магических происшествий случается по всему городу. И кому же, как не ей, разбираться.\n\n__________________\n\n\n\n\n\n\n\n\n\nДоступно только для пользователей</text:p>
          </table:table-cell>
          <table:table-cell/>
          <table:table-cell office:value-type="string" calcext:value-type="string">
            <text:p>Менее 2 часов</text:p>
          </table:table-cell>
          <table:table-cell office:value-type="string" calcext:value-type="string">
            <text:p>npckc</text:p>
          </table:table-cell>
          <table:table-cell office:value-type="string" calcext:value-type="string">
            <text:p>{'Русский'}</text:p>
          </table:table-cell>
          <table:table-cell office:value-type="string" calcext:value-type="string">
            <text:p>comedy,romance,detective</text:p>
          </table:table-cell>
          <table:table-cell office:value-type="string" calcext:value-type="string">
            <text:p>https://mega.nz/file/jdQXVLgY#H6JyD9e_RFR5eYFNzXdqGiJjCcEV3vWiTCBDjB6hLAM</text:p>
          </table:table-cell>
          <table:table-cell office:value-type="string" calcext:value-type="string">
            <text:p>2199.jpg</text:p>
          </table:table-cell>
        </table:table-row>
        <table:table-row table:style-name="ro1">
          <table:table-cell office:value-type="string" calcext:value-type="string">
            <text:p>Семеро из Шинобазу. Глава 3: Кисараги Мики (Shinobazu Seven 03. Miki)</text:p>
          </table:table-cell>
          <table:table-cell office:value-type="string" calcext:value-type="string">
            <text:p>Романтическая молодёжная комедия в шести частях, созданная на основе сд-драм Amemakura от компании Hituzigumo. Каждая из них посвящена одному из шести красавцев, которые будут окружать главную героиню, а также событиям с ними связанными.\nВ этой части мы становимся ещё на шаг ближе к главной интриге этой серии, половина пути пройдена.\nВас ожидают скрытая сторона Мики-куна в андеграудном мире музыки, репетиции, выступления, сахарная романтика (местами только для взрослых!), весёлые чиби-сценки и многое другое с нашим красавцем - Кисараги Мики, милым и дружелюбным мальчиком с причёской с "кошачьими ушками" по бокам.\nМы снова окажемся на том-самом-острове Гункандзима. На этот раз пребывание на нём даст начало новому витку в отношениях с Нанако, новой драме, и от того, как вы себя там поведёте, будет зависеть концовка.\n\nИгру стоит запускать на русской локали.\nГалерея открывается только после прохождения концовки.</text:p>
          </table:table-cell>
          <table:table-cell/>
          <table:table-cell office:value-type="string" calcext:value-type="string">
            <text:p>2-10 часов</text:p>
          </table:table-cell>
          <table:table-cell office:value-type="string" calcext:value-type="string">
            <text:p>hituzigumo</text:p>
          </table:table-cell>
          <table:table-cell office:value-type="string" calcext:value-type="string">
            <text:p>{'Русский'}</text:p>
          </table:table-cell>
          <table:table-cell office:value-type="string" calcext:value-type="string">
            <text:p>comedy,romance,routine,adventure,school</text:p>
          </table:table-cell>
          <table:table-cell office:value-type="string" calcext:value-type="string">
            <text:p>https://mega.nz/#!DdwTRK6A!mzTnTBi-9kshulNFkjLU2hykqM6rCKKXgkWTX8mRvMk</text:p>
          </table:table-cell>
          <table:table-cell office:value-type="string" calcext:value-type="string">
            <text:p>2198.jpg</text:p>
          </table:table-cell>
        </table:table-row>
        <table:table-row table:style-name="ro1">
          <table:table-cell office:value-type="string" calcext:value-type="string">
            <text:p>Neo Cab</text:p>
          </table:table-cell>
          <table:table-cell office:value-type="string" calcext:value-type="string">
            <text:p>В мире, где правят машины, сложно оставаться человеком. Играйте за Лину — последнюю таксистку Лос-Охоса. Ваша лучшая подруга пропала, у вас нет ни денег, ни крыши над головой, но останавливаться нельзя.\nЗнакомьтесь. Слушайте истории пассажиров. И главное — будьте человеком!\nПриложение Neo Cab помогает выбирать пассажиров и показывает дорогу. Общайтесь с клиентами, пока вы едете по маршруту. Заботьтесь о своём рейтинге, чтобы не вылететь с работы. Учитесь не поступаться своими чувствами ради денег или из желания угодить другим. И постарайтесь решить, что важнее: ваше душевное здоровье или звёздный рейтинг?\n\nНаходите подход.\nИщите способы вызвать доверие — у каждого пассажира своя история.\nРаскрывайте тайны Лос-Охоса.\nЧтобы выжить, Лина постоянно колесит по городу. В дороге она сможет узнать немало тайн.\nИщите баланс между своими эмоциями и нуждами пассажира.\nКаждый пакс действует на Лину по-своему, и следить за её душевным здоровьем придётся вам — как и за её доходами и рейтингом.\nНайдите свою дорогу.\nNeo Cab — разветвленная история, созданная такими авторами, как Ли Александр, Ким Белэйр, Бруно Диас, Дункан Файф, Рола Роджерс и Робин Слоун.</text:p>
          </table:table-cell>
          <table:table-cell/>
          <table:table-cell office:value-type="string" calcext:value-type="string">
            <text:p>2-10 часов</text:p>
          </table:table-cell>
          <table:table-cell office:value-type="string" calcext:value-type="string">
            <text:p>chance_agency</text:p>
          </table:table-cell>
          <table:table-cell office:value-type="string" calcext:value-type="string">
            <text:p>{'Neo Cab', 'Иностранный разработчик', 'Главный герой девушка', 'Повествование от первого лица', 'киберпанк'}</text:p>
          </table:table-cell>
          <table:table-cell office:value-type="string" calcext:value-type="string">
            <text:p>science_fiction</text:p>
          </table:table-cell>
          <table:table-cell office:value-type="string" calcext:value-type="string">
            <text:p>https://drive.google.com/file/d/1Bep6WZOltN9lxRUUfbkwK5UoVMYdhWuO/view</text:p>
          </table:table-cell>
          <table:table-cell office:value-type="string" calcext:value-type="string">
            <text:p>2197.jpg</text:p>
          </table:table-cell>
        </table:table-row>
        <table:table-row table:style-name="ro1">
          <table:table-cell office:value-type="string" calcext:value-type="string">
            <text:p>Танкодевочки: симулятор свидания с танком (Panzermadels: Tank Dating Simulator)</text:p>
          </table:table-cell>
          <table:table-cell office:value-type="string" calcext:value-type="string">
            <text:p>Буквально недавно новоиспечённый рекрут Эрвин Леммор был переведён в престижную военную академию для изучения танковой войны. Но когда он приехал на место дислокации, он обнаружил, что "Танковая школа" оказалась "Школой танков" Второй мировой войны! Которые выглядят, как обычные японские школьницы!\nТеперь, вместо изучения военной истории и доктрин, его ждёт "Базовая артподготовка для чайников" и "Радиосвязь 214". Сможет ли он завоевать сердца танкодевочек или закончит жизнь пушечным мясом?\n\n«Танкодевочки: симулятор свидания с танком»\nМы знаем, для чего вы здесь.\n\n&gt;Вступите в ряды АРМИИ\n&gt;Узрите самые мрачные глубины своего жалкого существования\n&gt;Познакомьтесь с весёлыми и интересными танкодевочками\n&gt;Встречайтесь с ними\n&gt;Эпизод на горячих источниках прилагается</text:p>
          </table:table-cell>
          <table:table-cell/>
          <table:table-cell office:value-type="string" calcext:value-type="string">
            <text:p>2-10 часов</text:p>
          </table:table-cell>
          <table:table-cell office:value-type="string" calcext:value-type="string">
            <text:p>devgru-p</text:p>
          </table:table-cell>
          <table:table-cell office:value-type="string" calcext:value-type="string">
            <text:p>{'Русский'}</text:p>
          </table:table-cell>
          <table:table-cell office:value-type="string" calcext:value-type="string">
            <text:p>comedy,romance,parody,school,ecchi</text:p>
          </table:table-cell>
          <table:table-cell office:value-type="string" calcext:value-type="string">
            <text:p>http://bit.ly/32nPiYh</text:p>
          </table:table-cell>
          <table:table-cell office:value-type="string" calcext:value-type="string">
            <text:p>2196.png</text:p>
          </table:table-cell>
        </table:table-row>
        <table:table-row table:style-name="ro1">
          <table:table-cell office:value-type="string" calcext:value-type="string">
            <text:p>Оруженосец любви (Love Esquire)</text:p>
          </table:table-cell>
          <table:table-cell office:value-type="string" calcext:value-type="string">
            <text:p>Обычно вы играете за героя... но не в этот раз! Вы скромный оруженосец, который в эпических поисках с кем либо переспать. Только есть одна проблемка: вам осталось всего несколько месяцев, чтобы найти девушку своей мечты, прежде чем вас отправят на войну.\nLove Esquire - романтическая комедия, визуальный роман с оттенками "олдскульного" RPG. В этой игре вы не великий рыцарь, а ни на что не годный оруженосец, который находится в активном поиске величайшего удовольствия человека. Получить желанный подарок в виде девушки не будет таким легким, как бы этого хотелось, так как большинство из них не из вашей лиги!\nТак что повышайте свои навыки, сражайтесь с монстрами и полностью раскройте свой потенциал!\nОсобенности:\n5 Очаровательных дам – героини Love Esquire - это не просто красивые лица! Каждая из них имеет свои собственные уникальные предыстории, сюжеты и маленькие грязные секреты…\nПошаговый бой – вы не можете быть достойным оруженосцем, но у вас есть ряд нетрадиционных методов, чтобы сохранить жизнь вашего рыцаря. Дразните, подбадривайте, лечите и расчистите себе путь к победе!\nПовышайте навыки – Становитесь лучше, станьте идеальным человеком! Улучшение навыков влияет не только на ведения боя, но также сильно влияет на отношения девушек к вам.\nЗаводите отношения – Усильте свои навыки очарования, дарите подарки и шепчите в ушки сладкие словечки. Получите больше очков девичьего внимания, и вы откроете дверцу к её или их сердечку.\nМножество концовок – Что ждёт оруженосца в конце путешествия? Дикий секс или смерть девственником? Будьте осторожны с выбором!\nПолная английская озвучка – Услышьте, как ваши дамы выражают неизменную любовь к вам!\nВзрослый контент – Love Esquire немного хулиганский и содержит темы, о которых родители рассказывали вам в детстве. Вы не продержитесь и пяти минут, играя в эту игру!\nРазработчики описывают контент так:\nВсе персонажи в этой игре старше 18 лет.\nПоскольку Love Esquire романтическая игра, игрокам будут представлены случайные наводящие и сочные фансервисы арты, такие как трусики и груди. Пожалуйста, обратите внимание, что ни один из этих "Артов" не являются откровенными, и нет никакой наготы в этой игре. Тем не менее, игра может быть модифицирована, и это заявление об ограничении ответственности не относится к модифицированному контенту.\nОбновлено до версии 1.2.9!</text:p>
          </table:table-cell>
          <table:table-cell/>
          <table:table-cell office:value-type="string" calcext:value-type="string">
            <text:p>10-30 часов</text:p>
          </table:table-cell>
          <table:table-cell office:value-type="string" calcext:value-type="string">
            <text:p>yangyang_mobile</text:p>
          </table:table-cell>
          <table:table-cell office:value-type="string" calcext:value-type="string">
            <text:p>{'Эроге', 'дэйт-сим', 'Повествование от первого лица', 'Иностранный разработчик', 'Любовь Оруженосца', 'гарем', 'Главный герой парень', 'магия'}</text:p>
          </table:table-cell>
          <table:table-cell office:value-type="string" calcext:value-type="string">
            <text:p>comedy,romance,adventure,fantasy</text:p>
          </table:table-cell>
          <table:table-cell office:value-type="string" calcext:value-type="string">
            <text:p>https://drive.google.com/file/d/12BWH8atg2hLXG5BeNyCxd6a-_y6ONtnm/view</text:p>
          </table:table-cell>
          <table:table-cell office:value-type="string" calcext:value-type="string">
            <text:p>2194.png</text:p>
          </table:table-cell>
        </table:table-row>
        <table:table-row table:style-name="ro1">
          <table:table-cell office:value-type="string" calcext:value-type="string">
            <text:p>Прежде чем они уйдут (Before They Leave)</text:p>
          </table:table-cell>
          <table:table-cell office:value-type="string" calcext:value-type="string">
            <text:p>Короткая история о депрессии, друзьях и влюбленности.\n\nСаманта Фиддлер была подавлена в течение большей части последних двух лет, начиная со средней школы. Она едва сводит концы с концами, и для неё все кажется бессмысленным. Она просто хочет пойти домой и лечь спать. Она чувствует себя виноватой во всем… но на данный момент ей нужно держать себя в руках, проводя время со своими лучшими подругами.\n\nИгра была сделана в качестве работы на конкурс Yuri Game Jam 2017 и является приквелом к веб-комиксу Time Fiddler от этого же автора. Однако игру можно воспринимать как цельное и законченное произведение в отрыве от веб-комикса и наоборот.\n\nИгра имеет 6 концовок и проходится примерно за 15 минут.</text:p>
          </table:table-cell>
          <table:table-cell/>
          <table:table-cell office:value-type="string" calcext:value-type="string">
            <text:p>Менее 2 часов</text:p>
          </table:table-cell>
          <table:table-cell office:value-type="string" calcext:value-type="string">
            <text:p>ellis_kim</text:p>
          </table:table-cell>
          <table:table-cell office:value-type="string" calcext:value-type="string">
            <text:p>{'Русский'}</text:p>
          </table:table-cell>
          <table:table-cell office:value-type="string" calcext:value-type="string">
            <text:p>comedy,romance,routine</text:p>
          </table:table-cell>
          <table:table-cell office:value-type="string" calcext:value-type="string">
            <text:p>https://yadi.sk/d/Q4anqgrEFZWOyg</text:p>
          </table:table-cell>
          <table:table-cell office:value-type="string" calcext:value-type="string">
            <text:p>2193.jpg</text:p>
          </table:table-cell>
        </table:table-row>
        <table:table-row table:style-name="ro1">
          <table:table-cell office:value-type="string" calcext:value-type="string">
            <text:p>Зачарованный (Bewitched)</text:p>
          </table:table-cell>
          <table:table-cell office:value-type="string" calcext:value-type="string">
            <text:p>Визуальная новелла с элементами квеста о приключениях в мире магии. Станьте учеником одной из самых эксцентричных и харизматичных ведьм! Окунитесь в мир, полный странностей и необычностей, вместе с обитателями домика на Безмолвном утесе.\n\nСюжет:\n\nГлавному герою, мальчику по имени Томас, живется несладко. Ситуация усугубляется тем, что у его отца новая жена, которая просто на дух не переносит своего пасынка. Единственным утешением для Томаса становится внезапная поездка к тетушке, где он гостил последний раз много лет назад. Теперь-то он точно отвлечется от грустных мыслей, ведь его тетя Элис самая настоящая ведьма с говорящим котом и кучей всяких волшебных штуковин, а ее дом не самое подходящее место для маленьких мальчиков. Но несмотря на все опасности, Томас принимает вызов и решает во что бы то ни стало достичь высот в зельеварении и разгадать все тайны, скрывающиеся по ту сторону магического барьера.\n\nОсобенности:\n\n* Арты в духе книжных картинок.\n* Сказочная теплая атмосфера.\n* Оригинальный саундтрек и реалистичные звуки, создающие эффект присутствия, который поможет вам погрузиться в этот магический мир.\n* Поиск предметов с использованием квестовой механики.\n* Интерактивные локации.</text:p>
          </table:table-cell>
          <table:table-cell/>
          <table:table-cell office:value-type="string" calcext:value-type="string">
            <text:p>2-10 часов</text:p>
          </table:table-cell>
          <table:table-cell office:value-type="string" calcext:value-type="string">
            <text:p>graven_visual_novels</text:p>
          </table:table-cell>
          <table:table-cell office:value-type="string" calcext:value-type="string">
            <text:p>{'хеллоуин', 'Главный герой парень', 'магия', 'Bewitched', 'квест', 'отечественный разработчик', 'Ведьмы', 'волшебство', 'Повествование от первого лица'}</text:p>
          </table:table-cell>
          <table:table-cell office:value-type="string" calcext:value-type="string">
            <text:p>comedy,action,mystic,adventure,fantasy</text:p>
          </table:table-cell>
          <table:table-cell office:value-type="string" calcext:value-type="string">
            <text:p>https://store.steampowered.com/app/1160820/Bewitched/</text:p>
          </table:table-cell>
          <table:table-cell office:value-type="string" calcext:value-type="string">
            <text:p>2192.jpg</text:p>
          </table:table-cell>
        </table:table-row>
        <table:table-row table:style-name="ro1">
          <table:table-cell office:value-type="string" calcext:value-type="string">
            <text:p>Экон</text:p>
          </table:table-cell>
          <table:table-cell office:value-type="string" calcext:value-type="string">
            <text:p>Экон - "белый воротничок", работающий в одном из многочисленных офисов города. Однажды, возвращаясь с работы, он замечает одинокий огонек в далекой лесной чаще. Экон отправляется к источнику света, еще не зная, что совсем скоро все его взгляды на мир и сама его жизнь в корне изменятся.\n\nНовелла повествует об обычной жизни обычного человека. Никаких фэнтези, мистики и фантастики.</text:p>
          </table:table-cell>
          <table:table-cell/>
          <table:table-cell office:value-type="string" calcext:value-type="string">
            <text:p>Менее 2 часов</text:p>
          </table:table-cell>
          <table:table-cell office:value-type="string" calcext:value-type="string">
            <text:p>flojd_galanos</text:p>
          </table:table-cell>
          <table:table-cell office:value-type="string" calcext:value-type="string">
            <text:p>{''}</text:p>
          </table:table-cell>
          <table:table-cell office:value-type="string" calcext:value-type="string">
            <text:p>routine</text:p>
          </table:table-cell>
          <table:table-cell office:value-type="string" calcext:value-type="string">
            <text:p>https://drive.google.com/file/d/1Gp8-AdpxCHZBp2LuNeT2sN5-WWUT2fZN/view?usp=sharing</text:p>
          </table:table-cell>
          <table:table-cell office:value-type="string" calcext:value-type="string">
            <text:p>2190.png</text:p>
          </table:table-cell>
        </table:table-row>
        <table:table-row table:style-name="ro1">
          <table:table-cell office:value-type="string" calcext:value-type="string">
            <text:p>Dynaeleos</text:p>
          </table:table-cell>
          <table:table-cell office:value-type="string" calcext:value-type="string">
            <text:p>Айрин — охотник, специализирующийся на преследовании и захвате опасных монстров. Однажды ее оператор поручает ей разобраться с целью, что покинула Исследовательский Департамент метро.\n\nПорт на Switch - FaceOff\n\nОбновлено 24.11.19\nИсправлены ошибки, где имя героини пишется неправильно\nИсправлена ошибка с размером сноски при изменении размера всего текста</text:p>
          </table:table-cell>
          <table:table-cell/>
          <table:table-cell office:value-type="string" calcext:value-type="string">
            <text:p>Менее 2 часов</text:p>
          </table:table-cell>
          <table:table-cell office:value-type="string" calcext:value-type="string">
            <text:p>icyvalet</text:p>
          </table:table-cell>
          <table:table-cell office:value-type="string" calcext:value-type="string">
            <text:p>{'Русский'}</text:p>
          </table:table-cell>
          <table:table-cell office:value-type="string" calcext:value-type="string">
            <text:p>science_fiction,action</text:p>
          </table:table-cell>
          <table:table-cell office:value-type="string" calcext:value-type="string">
            <text:p>https://drive.google.com/file/d/1Ig7COtfQVRnsZme5CkZ94bRBcoPScGsA/view?usp=sharing</text:p>
          </table:table-cell>
          <table:table-cell office:value-type="string" calcext:value-type="string">
            <text:p>2185.jpg</text:p>
          </table:table-cell>
        </table:table-row>
        <table:table-row table:style-name="ro1">
          <table:table-cell office:value-type="string" calcext:value-type="string">
            <text:p>Calaponis</text:p>
          </table:table-cell>
          <table:table-cell office:value-type="string" calcext:value-type="string">
            <text:p>Хлори работает фермером в органическом учреждении. Однажды, коллега прерывает ее разговор с растениями.\n\nПорт на Switch - FaceOff</text:p>
          </table:table-cell>
          <table:table-cell/>
          <table:table-cell office:value-type="string" calcext:value-type="string">
            <text:p>Менее 2 часов</text:p>
          </table:table-cell>
          <table:table-cell office:value-type="string" calcext:value-type="string">
            <text:p>icyvalet</text:p>
          </table:table-cell>
          <table:table-cell office:value-type="string" calcext:value-type="string">
            <text:p>{'Русский'}</text:p>
          </table:table-cell>
          <table:table-cell office:value-type="string" calcext:value-type="string">
            <text:p>science_fiction,routine</text:p>
          </table:table-cell>
          <table:table-cell office:value-type="string" calcext:value-type="string">
            <text:p>https://drive.google.com/file/d/13jWb20ackRUxYq8-eRIv1j1pydL_uyYu/view?usp=sharing</text:p>
          </table:table-cell>
          <table:table-cell office:value-type="string" calcext:value-type="string">
            <text:p>2184.jpg</text:p>
          </table:table-cell>
        </table:table-row>
        <table:table-row table:style-name="ro1">
          <table:table-cell office:value-type="string" calcext:value-type="string">
            <text:p>Love Hunt</text:p>
          </table:table-cell>
          <table:table-cell office:value-type="string" calcext:value-type="string">
            <text:p>Симулятор свиданий, созданный во время SIP Jam в Becker College за 24 часа. (в игре нет звуков и CG)\n\nВ этой игре вы выступаете в роли одинокой человеческой девушки, которая на неделю окажется ученицей Академии Существ. Замаскировавшись под ведьму, в течении 4 дней вы проводите время со своими одноклассниками. Вооружившись своей харизмой и дешевым набором магии, вы должны прожить неделю в старшей школе. В конце недели вас ждет ночь Хэллоуина и вы либо найдете любовь… либо ваши одноклассники узнают ваш секрет.\n\nК сожалению, не вышло без проблем: несколько героев в истории бесполые, как и главный герой, но нам пришлось это исправить. Русский не позволяет спокойно обходиться без половых признаков, а использовать местоимение «оно»/«они» не принято, хотя это сильно мешает при переводе.</text:p>
          </table:table-cell>
          <table:table-cell/>
          <table:table-cell office:value-type="string" calcext:value-type="string">
            <text:p>Менее 2 часов</text:p>
          </table:table-cell>
          <table:table-cell office:value-type="string" calcext:value-type="string">
            <text:p>elijah_cobb</text:p>
          </table:table-cell>
          <table:table-cell office:value-type="string" calcext:value-type="string">
            <text:p>{'Русский'}</text:p>
          </table:table-cell>
          <table:table-cell office:value-type="string" calcext:value-type="string">
            <text:p>romance,mystic,routine,school</text:p>
          </table:table-cell>
          <table:table-cell office:value-type="string" calcext:value-type="string">
            <text:p>https://drive.google.com/file/d/1Bn05JxgzPdrD4R22TPFS0_Mq0GyE3P-X/view?usp=sharing</text:p>
          </table:table-cell>
          <table:table-cell office:value-type="string" calcext:value-type="string">
            <text:p>2183.jpg</text:p>
          </table:table-cell>
        </table:table-row>
        <table:table-row table:style-name="ro1">
          <table:table-cell office:value-type="string" calcext:value-type="string">
            <text:p>Под кроной тутового дерева (Round the Mulberry Bush)</text:p>
          </table:table-cell>
          <table:table-cell office:value-type="string" calcext:value-type="string">
            <text:p>"Под кроной тутового дерева" - визуальная новелла, действие которой разворачивается в конце XVIII века. Она повествует о "невозможной" любви между благородной леди и конюхом.\n\nНаблюдайте, как их отношения разваливаются на протяжении семи долгих, неторопливых лет\n\nP.S. Порт игры на Nintendo Switch от команды FaceOff.</text:p>
          </table:table-cell>
          <table:table-cell/>
          <table:table-cell office:value-type="string" calcext:value-type="string">
            <text:p>Менее 2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drama,romance,routine</text:p>
          </table:table-cell>
          <table:table-cell office:value-type="string" calcext:value-type="string">
            <text:p>https://yadi.sk/d/mLts7UPgn3bNIQ</text:p>
          </table:table-cell>
          <table:table-cell office:value-type="string" calcext:value-type="string">
            <text:p>2179.jpg</text:p>
          </table:table-cell>
        </table:table-row>
        <table:table-row table:style-name="ro1">
          <table:table-cell office:value-type="string" calcext:value-type="string">
            <text:p>Клятва (Oath)</text:p>
          </table:table-cell>
          <table:table-cell office:value-type="string" calcext:value-type="string">
            <text:p>Эта история происходит после войны, когда страны Нора и Хосидо решили заключить мир. Ласло готовится вернуться домой, когда Ксандер становится новым королем Нора. Наполненный сомнением и сожалением, он должен решить: он останется или уйдет?</text:p>
          </table:table-cell>
          <table:table-cell/>
          <table:table-cell office:value-type="string" calcext:value-type="string">
            <text:p>Менее 2 часов</text:p>
          </table:table-cell>
          <table:table-cell office:value-type="string" calcext:value-type="string">
            <text:p>darkgreyclouds</text:p>
          </table:table-cell>
          <table:table-cell office:value-type="string" calcext:value-type="string">
            <text:p>{'Русский'}</text:p>
          </table:table-cell>
          <table:table-cell office:value-type="string" calcext:value-type="string">
            <text:p>romance</text:p>
          </table:table-cell>
          <table:table-cell office:value-type="string" calcext:value-type="string">
            <text:p>https://yadi.sk/d/nn10PoTvwtuNbA</text:p>
          </table:table-cell>
          <table:table-cell office:value-type="string" calcext:value-type="string">
            <text:p>2177.jpg</text:p>
          </table:table-cell>
        </table:table-row>
        <table:table-row table:style-name="ro1">
          <table:table-cell office:value-type="string" calcext:value-type="string">
            <text:p>Дом Иллюзий -A Requiem for Innocence- (The House in Fata Morgana -A Requiem for Innocence- / Fata morgana no Yakata -Another Episodes-)</text:p>
          </table:table-cell>
          <table:table-cell office:value-type="string" calcext:value-type="string">
            <text:p>A Requiem For Innocence: приквел игры The House in Fata Morgana, визуальная новелла, раскрывающая подробности прошлого персонажей Джакопо и Морганы.\nПриквел содержит отсылки к оригинальной игре, поэтому проходить его рекомендутся после знакомства с нею.\nПомимо главной истории игра содержит короткие рассказы о других персонажах новеллы, а так же дополнительный эпизод Assento Dele.</text:p>
          </table:table-cell>
          <table:table-cell/>
          <table:table-cell office:value-type="string" calcext:value-type="string">
            <text:p>2-10 часов</text:p>
          </table:table-cell>
          <table:table-cell office:value-type="string" calcext:value-type="string">
            <text:p>novectacle</text:p>
          </table:table-cell>
          <table:table-cell office:value-type="string" calcext:value-type="string">
            <text:p>{'Иностранный разработчик', 'Fatamorgana', 'Несколько главных героев'}</text:p>
          </table:table-cell>
          <table:table-cell office:value-type="string" calcext:value-type="string">
            <text:p>drama,romance,mystic</text:p>
          </table:table-cell>
          <table:table-cell office:value-type="string" calcext:value-type="string">
            <text:p>https://drive.google.com/uc?id=1I_m0nvWfnjEYa79e9MJqVk7GJ1DCMqhW&amp;export=download</text:p>
          </table:table-cell>
          <table:table-cell office:value-type="string" calcext:value-type="string">
            <text:p>2176.png</text:p>
          </table:table-cell>
        </table:table-row>
        <table:table-row table:style-name="ro1">
          <table:table-cell office:value-type="string" calcext:value-type="string">
            <text:p>X-Change 2 RenPy (X-Change 2)</text:p>
          </table:table-cell>
          <table:table-cell office:value-type="string" calcext:value-type="string">
            <text:p>Главным героем второй части остаётся неудачливый на химические опыты студент Такуя Аихара. Ровно год назад ему удалось испытать на себе самые горячие подробности из жизни прекрасной половины человечества вследствие загадочной химической реакции, превратившей его на время в девушку. Однако член клуба химиков Тисато повторяет смелый эксперимент и использует героя в качестве подопытного кролика. Во чтобы то ни стало нужно вернуть свой прежний облик… Путь к перевоплощению предстоит ещё более долгий и насыщенный пикантными подробностями, ведь Такуя стал еще более соблазнительной особой, а охотников до соблазнительных прелестей хоть отбавляй!\n\nДополнительный пакет с музыкой (91 МБ)\nДополнительный пакет с голосами (472 МБ)</text:p>
          </table:table-cell>
          <table:table-cell/>
          <table:table-cell office:value-type="string" calcext:value-type="string">
            <text:p>10-30 часов</text:p>
          </table:table-cell>
          <table:table-cell office:value-type="string" calcext:value-type="string">
            <text:p>crowd</text:p>
          </table:table-cell>
          <table:table-cell office:value-type="string" calcext:value-type="string">
            <text:p>{'rus'}</text:p>
          </table:table-cell>
          <table:table-cell office:value-type="string" calcext:value-type="string">
            <text:p>comedy,romance,routine,school,hentai</text:p>
          </table:table-cell>
          <table:table-cell office:value-type="string" calcext:value-type="string">
            <text:p>https://mega.nz/#!aLZzEA7Z!aO3vx0-OWUrkDT9St633jP48WvjyosLI9XfkMQM7upw</text:p>
          </table:table-cell>
          <table:table-cell office:value-type="string" calcext:value-type="string">
            <text:p>2173.png</text:p>
          </table:table-cell>
        </table:table-row>
        <table:table-row table:style-name="ro1">
          <table:table-cell office:value-type="string" calcext:value-type="string">
            <text:p>X-Change 1 RenPy (X-Change)</text:p>
          </table:table-cell>
          <table:table-cell office:value-type="string" calcext:value-type="string">
            <text:p>Главный герой новеллы, Такуя Аихара — обычный учащийся колледжа. Однажды, убираясь на полках в комнате кружка химии, он проливает на себя химикаты и в результате превращается в девушку. В игре несколько различных окончаний, в некоторых Такуя остаётся в женском теле, в других возвращает себе мужской облик.\n\nВ игре присутствует цензура.\n\nТекущая версия игры от 9 сентября 2020 г.\nДополнительный пакет с музыкой (51 МБ)\nДополнительный пакет с голосами (118 МБ)</text:p>
          </table:table-cell>
          <table:table-cell/>
          <table:table-cell office:value-type="string" calcext:value-type="string">
            <text:p>2-10 часов</text:p>
          </table:table-cell>
          <table:table-cell office:value-type="string" calcext:value-type="string">
            <text:p>crowd</text:p>
          </table:table-cell>
          <table:table-cell office:value-type="string" calcext:value-type="string">
            <text:p>{'rus'}</text:p>
          </table:table-cell>
          <table:table-cell office:value-type="string" calcext:value-type="string">
            <text:p>comedy,romance,routine,school,hentai</text:p>
          </table:table-cell>
          <table:table-cell office:value-type="string" calcext:value-type="string">
            <text:p>https://mega.nz/file/WDpHhZQB#PDIESzq5aLlBUy2AuMCjKccHnLKBkgoQoBCS4oqMvBQ</text:p>
          </table:table-cell>
          <table:table-cell office:value-type="string" calcext:value-type="string">
            <text:p>2172.png</text:p>
          </table:table-cell>
        </table:table-row>
        <table:table-row table:style-name="ro1">
          <table:table-cell office:value-type="string" calcext:value-type="string">
            <text:p>X-Change 3 RenPy (X-Change 3)</text:p>
          </table:table-cell>
          <table:table-cell office:value-type="string" calcext:value-type="string">
            <text:p>У главного героя новеллы, которого зовут Такуя Аихара, очень насыщенная жизнь: несколько лет назад он временно превращался в девушку в результате странных научных экспериментов. Причём это случалось уже дважды! Сейчас же, учась на последнем курсе университета, он начинает скучать по тем безумным временам.\n\nТекущая версия игры от 9 августа 2020 г.\nДополнительный пакет с музыкой (177 МБ)\nДополнительный пакет с голосами (777 МБ)</text:p>
          </table:table-cell>
          <table:table-cell/>
          <table:table-cell office:value-type="string" calcext:value-type="string">
            <text:p>10-30 часов</text:p>
          </table:table-cell>
          <table:table-cell office:value-type="string" calcext:value-type="string">
            <text:p>crowd</text:p>
          </table:table-cell>
          <table:table-cell office:value-type="string" calcext:value-type="string">
            <text:p>{'rus'}</text:p>
          </table:table-cell>
          <table:table-cell office:value-type="string" calcext:value-type="string">
            <text:p>comedy,romance,routine,hentai</text:p>
          </table:table-cell>
          <table:table-cell office:value-type="string" calcext:value-type="string">
            <text:p>https://mega.nz/file/HeJljSBY#3vGQGIggVixSNkHvV_qoAGfWmI5UUJEU3hpyISXkCk8</text:p>
          </table:table-cell>
          <table:table-cell office:value-type="string" calcext:value-type="string">
            <text:p>2171.jpg</text:p>
          </table:table-cell>
        </table:table-row>
        <table:table-row table:style-name="ro1">
          <table:table-cell office:value-type="string" calcext:value-type="string">
            <text:p>Фальшивка</text:p>
          </table:table-cell>
          <table:table-cell office:value-type="string" calcext:value-type="string">
            <text:p>Элианора Коупер сомневается во внезапной кончине отца. Потеряв всякую надежду на официальное расследование, она начинает своё собственное. И чем дальше девушка продвигается в своих поисках правды, тем опаснее становится ее жизнь.\n\nВ новелле 3 концовки.\n\nНад проектом работали:\n\nСценарий:\nfantasy_sky\n\nХудожники:\nArts1000 (Мартынюк Яна) - персонажи, ЦГ\nМорш - фоны\n\nМузыка:\nLuftwagen\n\nОтдельная благодарность Максиму Чумаченко за помощь в проекте.\n\nНебольшая заметка.\nВ свое время вдохновила дорама "W: меж двух миров".\nТекст для новеллы был написан весной-летом 2019 года.\nБольшая вероятность, что сюжет будет переработан в будущем (возникли определенные идеи на этот счет).\n\nВсе предложения можно присылать на почту fantasy_sky__@mail.ru</text:p>
          </table:table-cell>
          <table:table-cell/>
          <table:table-cell office:value-type="string" calcext:value-type="string">
            <text:p>2-10 часов</text:p>
          </table:table-cell>
          <table:table-cell office:value-type="string" calcext:value-type="string">
            <text:p>fantasy_sky</text:p>
          </table:table-cell>
          <table:table-cell office:value-type="string" calcext:value-type="string">
            <text:p>{''}</text:p>
          </table:table-cell>
          <table:table-cell office:value-type="string" calcext:value-type="string">
            <text:p>detective,adventure</text:p>
          </table:table-cell>
          <table:table-cell office:value-type="string" calcext:value-type="string">
            <text:p>https://cloud.mail.ru/public/4wCb/3uyosws7v</text:p>
          </table:table-cell>
          <table:table-cell office:value-type="string" calcext:value-type="string">
            <text:p>2168.png</text:p>
          </table:table-cell>
        </table:table-row>
        <table:table-row table:style-name="ro1">
          <table:table-cell office:value-type="string" calcext:value-type="string">
            <text:p>Энигма: (Enigma:)</text:p>
          </table:table-cell>
          <table:table-cell office:value-type="string" calcext:value-type="string">
            <text:p>Весь мир поражён таинственной болезнью, известной как "Энигма".\n\nТело молодого человека по имени Честер постепенно захватывает этот недуг. Однажды он приходит в себя и понимает, что волны прибили его к берегу небольшого и, казалось бы, обычного островка под названием Карлайл.\n\nДевушка, что нашла главного героя на берегу, выходила его, а затем и познакомила с островом... Но в какой-то момент Честер начал понимать, что здесь происходит нечто странное. Ни единого врача с материка. Обитатели ничего не знают о внешнем мире и, кажется, совершенно не замечают эпидемию, с каждым днём разрастающуюся всё больше и больше.\nСловно это место полностью изолировано от остального мира.\n\nСпустя некоторое время Честер обнаруживает белый лес, слишком явно выделяющийся на фоне зелёных просторов.\n\n"Этот лес пожирает людей. Вот что я думаю".\n\nИмя лесу — Энигма.\nКак болезнь, поглощающая его тело.</text:p>
          </table:table-cell>
          <table:table-cell/>
          <table:table-cell office:value-type="string" calcext:value-type="string">
            <text:p>10-30 часов</text:p>
          </table:table-cell>
          <table:table-cell office:value-type="string" calcext:value-type="string">
            <text:p>uzumeya</text:p>
          </table:table-cell>
          <table:table-cell office:value-type="string" calcext:value-type="string">
            <text:p>{'Русский'}</text:p>
          </table:table-cell>
          <table:table-cell office:value-type="string" calcext:value-type="string">
            <text:p>drama,mystic,adventure,fantasy</text:p>
          </table:table-cell>
          <table:table-cell office:value-type="string" calcext:value-type="string">
            <text:p>https://drive.google.com/file/d/1IxdXEG8pPJjkl5E11ToFDn7V3ecrzLEp/view?usp=sharing</text:p>
          </table:table-cell>
          <table:table-cell office:value-type="string" calcext:value-type="string">
            <text:p>2161.jpg</text:p>
          </table:table-cell>
        </table:table-row>
        <table:table-row table:style-name="ro1">
          <table:table-cell office:value-type="string" calcext:value-type="string">
            <text:p>Wind &amp; Flame: специальный эпизод</text:p>
          </table:table-cell>
          <table:table-cell office:value-type="string" calcext:value-type="string">
            <text:p>Специальный эпизод Wind &amp; Flame\n\nРекомендуется проходить, только если вы знакомы с первой частью игры Wind &amp; Flame (https://anivisual.net/stuff/2-1-0-1811)\nЖанры: драма, комедия, отоме\n\nКакие сюрпризы готовит самый жуткий день в году?\nСамое время выяснить это и повеселиться! Но не забывайте, что развлечения на Хэллоуин нужно выбирать с умом, ведь в конце концов все может обернуться не самыми приятными последствиями...\n\n~~~~~~~~~~~~~~~~~~~~~~~~~~~~~~~~~~~~~~~~\nВ игре доступно:\n- 3 рута\n- 26 иллюстраций\n- 6 концовок\n\nГруппа разработчика - vk.com/redgryph_novels\nАльтернативная ссылка на скачивание - https://yadi.sk/d/GlCMagpeiNjPzg\nПриятной игры!</text:p>
          </table:table-cell>
          <table:table-cell/>
          <table:table-cell office:value-type="string" calcext:value-type="string">
            <text:p>2-10 часов</text:p>
          </table:table-cell>
          <table:table-cell office:value-type="string" calcext:value-type="string">
            <text:p>redgryph</text:p>
          </table:table-cell>
          <table:table-cell office:value-type="string" calcext:value-type="string">
            <text:p>{'отечественный разработчик', 'Главный герой девушка', 'Повествование от третьего лица', 'отомэ'}</text:p>
          </table:table-cell>
          <table:table-cell office:value-type="string" calcext:value-type="string">
            <text:p>drama,comedy,romance</text:p>
          </table:table-cell>
          <table:table-cell office:value-type="string" calcext:value-type="string">
            <text:p>https://drive.google.com/file/d/1FQGDa-gqNpLbXsuwiAXUr7urGWbj3vZd/view</text:p>
          </table:table-cell>
          <table:table-cell office:value-type="string" calcext:value-type="string">
            <text:p>2159.jpg</text:p>
          </table:table-cell>
        </table:table-row>
        <table:table-row table:style-name="ro1">
          <table:table-cell office:value-type="string" calcext:value-type="string">
            <text:p>~Fox Hime~ Zero</text:p>
          </table:table-cell>
          <table:table-cell office:value-type="string" calcext:value-type="string">
            <text:p>Новелла входит в серию "Fox Hime".\n\n-- «Чем больше мы узнаем, тем меньше нам становится известно». Эпоха открытий, индустриальная революция только-только входит в силу. С развитием новых технологий человечество освобождается от ограничений чувственного познания окружающего мира, и границы известного начинают расширяться невероятными темпами.\n\nЯн – студент, изучающий естественные науки. По стечению обстоятельств он отправляется в горы на наблюдательную станцию для проведения научных исследований…\n\n«Работа скучная и безынтересная, но мне не удастся сделать никаких открытий, если я сдамся на полпути». С такой твердой уверенностью Ян начал путь к своим открытиям.\nКто ждет его на дороге в этот неизведанный мир? И что же случится с ними?</text:p>
          </table:table-cell>
          <table:table-cell/>
          <table:table-cell office:value-type="string" calcext:value-type="string">
            <text:p>2-10 часов</text:p>
          </table:table-cell>
          <table:table-cell office:value-type="string" calcext:value-type="string">
            <text:p>asicxart</text:p>
          </table:table-cell>
          <table:table-cell office:value-type="string" calcext:value-type="string">
            <text:p>{'Повествование от первого лица', 'Главный герой парень', 'Иностранный разработчик'}</text:p>
          </table:table-cell>
          <table:table-cell office:value-type="string" calcext:value-type="string">
            <text:p>romance,mystic,routine</text:p>
          </table:table-cell>
          <table:table-cell office:value-type="string" calcext:value-type="string">
            <text:p>https://drive.google.com/file/d/1A9Iy6_gMMcnCalCkamdVLUJMcM2vzReG/view?usp=sharing</text:p>
          </table:table-cell>
          <table:table-cell office:value-type="string" calcext:value-type="string">
            <text:p>2157.png</text:p>
          </table:table-cell>
        </table:table-row>
        <table:table-row table:style-name="ro1">
          <table:table-cell office:value-type="string" calcext:value-type="string">
            <text:p>Глаз: разговоры и действия</text:p>
          </table:table-cell>
          <table:table-cell office:value-type="string" calcext:value-type="string">
            <text:p>Игра про бихолдера и его прогулку по родовому подземелью. Смесь платформера и визуальной новеллы. Сделана на GM8 с использованием расширения JS Message Engine 8, на конкурс Gaminator 14. Темой конкурса, был «Двойной удар» — т.е. мультижанровые игры).</text:p>
          </table:table-cell>
          <table:table-cell/>
          <table:table-cell office:value-type="string" calcext:value-type="string">
            <text:p>Менее 2 часов</text:p>
          </table:table-cell>
          <table:table-cell office:value-type="string" calcext:value-type="string">
            <text:p>razzle_dazzle</text:p>
          </table:table-cell>
          <table:table-cell office:value-type="string" calcext:value-type="string">
            <text:p>{'Главный герой глаз', 'отечественный разработчик', 'Повествование от третьего лица'}</text:p>
          </table:table-cell>
          <table:table-cell office:value-type="string" calcext:value-type="string">
            <text:p>drama,science_fiction,detective,mystic</text:p>
          </table:table-cell>
          <table:table-cell office:value-type="string" calcext:value-type="string">
            <text:p>https://drive.google.com/file/d/0B3SZDXPoJrmLNGw2Qzd1SlpKTGc/view</text:p>
          </table:table-cell>
          <table:table-cell office:value-type="string" calcext:value-type="string">
            <text:p>2148.png</text:p>
          </table:table-cell>
        </table:table-row>
        <table:table-row table:style-name="ro1">
          <table:table-cell office:value-type="string" calcext:value-type="string">
            <text:p>Привет Шарлотта: Врата Рая (Hello Charlotte: Heaven's Gate)</text:p>
          </table:table-cell>
          <table:table-cell office:value-type="string" calcext:value-type="string">
            <text:p>Ты прячешься за линиями.\nЯ протягиваю руку, оглушенный тишиной.\nПока мы скорбим о кончине Кузнечика,\nВрата Рая открываются.\n* Heaven's Gate это тихая линейная визуальная новелла от etherane.\n* Среднее время чтения: 40 мин.\n* Жанр: повседневность, совершеннолетие, драма.\n* Это история происходящяя в параллельной вселенной с фокусом на персонажей True Realm из серии Hello Charlotte.\nПоэтому сначала рекомендуется сыграть в Hello Charlotte.\n* Арт-пак содержит иллюстрации из игры, информацию о персонажах и дополнительные наброски.\n* Платная и Steam версия этой VN имеет дополнительную историю, поэтому, если вы хотите поддержать мою работу, можете её приобрести!\nСкачивание с основной ссылки: Download Now-&gt;No thanks (itch.io).</text:p>
          </table:table-cell>
          <table:table-cell/>
          <table:table-cell office:value-type="string" calcext:value-type="string">
            <text:p>Менее 2 часов</text:p>
          </table:table-cell>
          <table:table-cell office:value-type="string" calcext:value-type="string">
            <text:p>etherane</text:p>
          </table:table-cell>
          <table:table-cell office:value-type="string" calcext:value-type="string">
            <text:p>{'Привет Шарлотта: Врата Рая', 'Повествование от первого лица', 'Иностранный разработчик', 'Несколько главных героев'}</text:p>
          </table:table-cell>
          <table:table-cell office:value-type="string" calcext:value-type="string">
            <text:p>drama,routine</text:p>
          </table:table-cell>
          <table:table-cell office:value-type="string" calcext:value-type="string">
            <text:p>https://etherane.itch.io/hg</text:p>
          </table:table-cell>
          <table:table-cell office:value-type="string" calcext:value-type="string">
            <text:p>2145.jpg</text:p>
          </table:table-cell>
        </table:table-row>
        <table:table-row table:style-name="ro1">
          <table:table-cell office:value-type="string" calcext:value-type="string">
            <text:p>Игра для Рубина (Game for Ruby)</text:p>
          </table:table-cell>
          <table:table-cell office:value-type="string" calcext:value-type="string">
            <text:p>Рубин - злой чародей, о котором с давних времен слагают легенды. Но наступил день и храбрец решился выступить против него. Тогда Рубин предложил ему игру ставка в которой - существование мира. Сможет ли герой спасти мир от чародея или тот навсегда будет уничтожен? Все зависит только от вас.\n\nАх да, все это время, вы будете играть за злодея.\n\nИгра изначально была разделена на 3 части. Найти их все вы можете в группе вк,а так же 2 части можно найти здесь, на анивижуале.</text:p>
          </table:table-cell>
          <table:table-cell/>
          <table:table-cell office:value-type="string" calcext:value-type="string">
            <text:p>2-10 часов</text:p>
          </table:table-cell>
          <table:table-cell office:value-type="string" calcext:value-type="string">
            <text:p>apelsin_127_(ringo_team)</text:p>
          </table:table-cell>
          <table:table-cell office:value-type="string" calcext:value-type="string">
            <text:p>{'game_for_Ruby', 'отечественный разработчик', 'Главный герой парень', 'соулмейты', 'яой'}</text:p>
          </table:table-cell>
          <table:table-cell office:value-type="string" calcext:value-type="string">
            <text:p>romance,adventure,fantasy</text:p>
          </table:table-cell>
          <table:table-cell office:value-type="string" calcext:value-type="string">
            <text:p>https://yadi.sk/d/daIvR9BQw-PtYQ</text:p>
          </table:table-cell>
          <table:table-cell office:value-type="string" calcext:value-type="string">
            <text:p>2144.jpg</text:p>
          </table:table-cell>
        </table:table-row>
        <table:table-row table:style-name="ro1">
          <table:table-cell office:value-type="string" calcext:value-type="string">
            <text:p>Призрачная сюита (Ghostly Suite)</text:p>
          </table:table-cell>
          <table:table-cell office:value-type="string" calcext:value-type="string">
            <text:p>Крепкий мужик 15 лет убивает двух девушек и поступает в школу призраковедения, чтобы оживить их, потому что они преследуют его в качестве привидений.</text:p>
          </table:table-cell>
          <table:table-cell/>
          <table:table-cell office:value-type="string" calcext:value-type="string">
            <text:p>Менее 2 часов</text:p>
          </table:table-cell>
          <table:table-cell office:value-type="string" calcext:value-type="string">
            <text:p>evenimofei_games</text:p>
          </table:table-cell>
          <table:table-cell office:value-type="string" calcext:value-type="string">
            <text:p>{'отечественный разработчик', 'Повествование от первого лица', 'Главный герой парень', 'GhostlySuite', 'гарем'}</text:p>
          </table:table-cell>
          <table:table-cell office:value-type="string" calcext:value-type="string">
            <text:p>comedy,romance,mystic,adventure,school,fantasy</text:p>
          </table:table-cell>
          <table:table-cell office:value-type="string" calcext:value-type="string">
            <text:p>https://vk.com/doc505558166_519370774?hash=b1e3fb7bf4df9e793a&amp;dl=85a14c30592f808fd4</text:p>
          </table:table-cell>
          <table:table-cell office:value-type="string" calcext:value-type="string">
            <text:p>2138.jpg</text:p>
          </table:table-cell>
        </table:table-row>
        <table:table-row table:style-name="ro1">
          <table:table-cell office:value-type="string" calcext:value-type="string">
            <text:p>Сладкий Османтус II: Глава 1 (Sweet Osmanthus II / Shan Gui II)</text:p>
          </table:table-cell>
          <table:table-cell office:value-type="string" calcext:value-type="string">
            <text:p>Новелла продолжает историю Shan Gui и Bai Qu.\n\nОсень пришла, сладкий аромат османтуса вновь окутал гору Цзыцзинь.\n\nИстория расскажет о воссоединении Хэ Цзя и Хань Хуэй тёплой и приятной осенью.\nВновь девушки поведут вас в фантастическое осеннее путешествие по древнему китайскому городу Нанкину.</text:p>
          </table:table-cell>
          <table:table-cell/>
          <table:table-cell office:value-type="string" calcext:value-type="string">
            <text:p>Менее 2 часов</text:p>
          </table:table-cell>
          <table:table-cell office:value-type="string" calcext:value-type="string">
            <text:p>magenta_factory</text:p>
          </table:table-cell>
          <table:table-cell office:value-type="string" calcext:value-type="string">
            <text:p>{''}</text:p>
          </table:table-cell>
          <table:table-cell office:value-type="string" calcext:value-type="string">
            <text:p>mystic,routine</text:p>
          </table:table-cell>
          <table:table-cell office:value-type="string" calcext:value-type="string">
            <text:p>https://drive.google.com/file/d/1aX2V-cU1wjsEW-jiAJcjTU9aoKDHvlX1/view?usp=sharing</text:p>
          </table:table-cell>
          <table:table-cell office:value-type="string" calcext:value-type="string">
            <text:p>2134.png</text:p>
          </table:table-cell>
        </table:table-row>
        <table:table-row table:style-name="ro1">
          <table:table-cell office:value-type="string" calcext:value-type="string">
            <text:p>Сотни Мелодий (Hundreds of Melodies / Bai Qu)</text:p>
          </table:table-cell>
          <table:table-cell office:value-type="string" calcext:value-type="string">
            <text:p>Официальный сиквел к игре Shan Gui.\n\nCобытия игры происходят в древней столице Китая, городе Наньцзин, незадолго до того, как весну сменяет жаркое лето. Навещая своего отца в больнице, студент Вэй Цюу случайно встречает маленькую девочку, играющую на концертине. Казалось бы, до чего негармоничная парочка. Но вскоре Вэй Цюу и юное дарование Ли Цзяюнь становятся друзьями. И оба становятся незаменимой мелодией в жизни друг друга. В сопровождении степенной медсестры Ян Цинь и неугомонной весёлой старшеклассницы Хэ Цзя, вокруг Цзяюнь начинает развиваться удивительная история...\n\nУзнав друг друга получше, Хэ Цзя знакомит Цзяюнь и Цюу со множеством интересных мест, попутно встречаясь с разными людьми и втягивая героев в череду всяческих событий.\nНеразлучная троица становится хорошими друзьями, и их жизнь кажется блаженной и счастливой. Пока однажды Ян Цинь не открывает Вэй Цюу страшную тайну, лежавшую под покровом чудной сказки...</text:p>
          </table:table-cell>
          <table:table-cell/>
          <table:table-cell office:value-type="string" calcext:value-type="string">
            <text:p>2-10 часов</text:p>
          </table:table-cell>
          <table:table-cell office:value-type="string" calcext:value-type="string">
            <text:p>magenta_factory</text:p>
          </table:table-cell>
          <table:table-cell office:value-type="string" calcext:value-type="string">
            <text:p>{''}</text:p>
          </table:table-cell>
          <table:table-cell office:value-type="string" calcext:value-type="string">
            <text:p>drama,mystic,routine</text:p>
          </table:table-cell>
          <table:table-cell office:value-type="string" calcext:value-type="string">
            <text:p>https://drive.google.com/file/d/1HEHP-TQ2e2WJrt6R6c5RvJMWsJA5MIF4/view?usp=sharing</text:p>
          </table:table-cell>
          <table:table-cell office:value-type="string" calcext:value-type="string">
            <text:p>2133.png</text:p>
          </table:table-cell>
        </table:table-row>
        <table:table-row table:style-name="ro1">
          <table:table-cell office:value-type="string" calcext:value-type="string">
            <text:p>Fox Hime</text:p>
          </table:table-cell>
          <table:table-cell office:value-type="string" calcext:value-type="string">
            <text:p>Ян - студент университета, живущий с особенной девушкой, которая является его духом-хранителем.\n「Будь моя девушка такой же красивой, как Мори, то моей жизни позавидовали бы сами боги」.\nГоворя это, он даже не подозревал, что в его жизни появится и другая девушка...</text:p>
          </table:table-cell>
          <table:table-cell/>
          <table:table-cell office:value-type="string" calcext:value-type="string">
            <text:p>Менее 2 часов</text:p>
          </table:table-cell>
          <table:table-cell office:value-type="string" calcext:value-type="string">
            <text:p>asicxart</text:p>
          </table:table-cell>
          <table:table-cell office:value-type="string" calcext:value-type="string">
            <text:p>{'Повествование от первого лица', 'Иностранный разработчик', 'Главный герой парень'}</text:p>
          </table:table-cell>
          <table:table-cell office:value-type="string" calcext:value-type="string">
            <text:p>romance,mystic,routine</text:p>
          </table:table-cell>
          <table:table-cell office:value-type="string" calcext:value-type="string">
            <text:p>https://drive.google.com/file/d/1Add6ppSr8nTt-z4iFMm7_GonVll-wVyq/view?usp=sharing</text:p>
          </table:table-cell>
          <table:table-cell office:value-type="string" calcext:value-type="string">
            <text:p>2132.png</text:p>
          </table:table-cell>
        </table:table-row>
        <table:table-row table:style-name="ro1">
          <table:table-cell office:value-type="string" calcext:value-type="string">
            <text:p>MAGIC MIRROR HALL</text:p>
          </table:table-cell>
          <table:table-cell office:value-type="string" calcext:value-type="string">
            <text:p>MAGIC MIRROR HALL - это бесплатная визуальная новелла об установленных отношениях со стороны аутсайдера.\n\nУправлять магической аптекой самостоятельно нелегко, особенно когда отношения подруг внезапно становятся и вашей проблемой.\n\nИграйте за Алекс, которая пытается выяснить, как исправить магическую болезнь Малиндер и одновременно успокаивайте Сол, беспокоющуюся о своей больной девушке.</text:p>
          </table:table-cell>
          <table:table-cell/>
          <table:table-cell office:value-type="string" calcext:value-type="string">
            <text:p>Менее 2 часов</text:p>
          </table:table-cell>
          <table:table-cell office:value-type="string" calcext:value-type="string">
            <text:p>the_apothecary</text:p>
          </table:table-cell>
          <table:table-cell office:value-type="string" calcext:value-type="string">
            <text:p>{'русский'}</text:p>
          </table:table-cell>
          <table:table-cell office:value-type="string" calcext:value-type="string">
            <text:p>drama,romance,mystic</text:p>
          </table:table-cell>
          <table:table-cell office:value-type="string" calcext:value-type="string">
            <text:p>https://drive.google.com/open?id=1w_PdHbCwLo6EY8TmbMgEE68dY21Vrx6a</text:p>
          </table:table-cell>
          <table:table-cell office:value-type="string" calcext:value-type="string">
            <text:p>2121.jpg</text:p>
          </table:table-cell>
        </table:table-row>
        <table:table-row table:style-name="ro1">
          <table:table-cell office:value-type="string" calcext:value-type="string">
            <text:p>Games&amp;Girls Episode 3</text:p>
          </table:table-cell>
          <table:table-cell office:value-type="string" calcext:value-type="string">
            <text:p>После хорошего завершения во втором эпизоде наш главный герой встречает свою двоюродную сестру Мелису, которая спустя несколько лет продолжает работать в пиццерии. Она случайно узнаёт о тайне главного героя и вклинивается в его жизнь.</text:p>
          </table:table-cell>
          <table:table-cell/>
          <table:table-cell office:value-type="string" calcext:value-type="string">
            <text:p>Менее 2 часов</text:p>
          </table:table-cell>
          <table:table-cell office:value-type="string" calcext:value-type="string">
            <text:p>yume_creations</text:p>
          </table:table-cell>
          <table:table-cell office:value-type="string" calcext:value-type="string">
            <text:p>{'Повествование от первого лица', 'Иностранный разработчик', 'Главный герой парень', 'гарем'}</text:p>
          </table:table-cell>
          <table:table-cell office:value-type="string" calcext:value-type="string">
            <text:p>drama,comedy,romance,routine,fiction</text:p>
          </table:table-cell>
          <table:table-cell office:value-type="string" calcext:value-type="string">
            <text:p>https://drive.google.com/file/d/1SZ4TPJq6pDHcu4sxls7wR_jApM9V5gr2/view?usp=sharing</text:p>
          </table:table-cell>
          <table:table-cell office:value-type="string" calcext:value-type="string">
            <text:p>2119.jpg</text:p>
          </table:table-cell>
        </table:table-row>
        <table:table-row table:style-name="ro1">
          <table:table-cell office:value-type="string" calcext:value-type="string">
            <text:p>Karakara</text:p>
          </table:table-cell>
          <table:table-cell office:value-type="string" calcext:value-type="string">
            <text:p>KARAKARA. Это звук “сухости”. Треск иссушенного асфальта и шелест песчаных ветров. Отзвук испепеляющего солнечного света, а также звук увядающей расы.\n«Эра заката». Это время , когда человеческий род увядал. Время, когда гибриды, известные как Другие - люди или нелюди, существовали в огромном количестве. На бесплодных засушливых землях, обдуваемых ветрами, небольшое скопление людей живет в мире, о котором они больше ничего не знают. Вдали от центра, ниже по дороге, ведущей из города, живут двое близких друзей, которые содержат небольшое кафе. Для них обстоятельства, которые изменили окружающий мир, вызывают гораздо меньше беспокойства, чем количество ланч-боксов, которые они могут ежедневно доставить своим клиентам. День за днём они проводят в обыденной суете своего уютного кафе. Однако привычный ход жизни переворачивается с ног на голову, когда однажды на обочине шоссе по дороге домой они обнаруживают молодую девушку, неподвижно лежащую на красном чемодане…\nВ этот день, в эти трудные времена, начинается их маленькая грандиозная история...</text:p>
          </table:table-cell>
          <table:table-cell/>
          <table:table-cell office:value-type="string" calcext:value-type="string">
            <text:p>2-10 часов</text:p>
          </table:table-cell>
          <table:table-cell office:value-type="string" calcext:value-type="string">
            <text:p>calme</text:p>
          </table:table-cell>
          <table:table-cell office:value-type="string" calcext:value-type="string">
            <text:p>{'karakaraCalme', 'Иностранный разработчик', 'Повествование от первого лица', 'Главный герой парень'}</text:p>
          </table:table-cell>
          <table:table-cell office:value-type="string" calcext:value-type="string">
            <text:p>romance,routine,fiction,hentai</text:p>
          </table:table-cell>
          <table:table-cell office:value-type="string" calcext:value-type="string">
            <text:p>https://drive.google.com/file/d/1pYTstoUPXPKypvm_MPGW-WtJotXNO5B9/view?usp=sharing</text:p>
          </table:table-cell>
          <table:table-cell office:value-type="string" calcext:value-type="string">
            <text:p>2114.png</text:p>
          </table:table-cell>
        </table:table-row>
        <table:table-row table:style-name="ro1">
          <table:table-cell office:value-type="string" calcext:value-type="string">
            <text:p>Правда: Расстройство 3 - Близнецы (Truth: Disorder III — Gemini / 真実：障害III - 双子座)</text:p>
          </table:table-cell>
          <table:table-cell office:value-type="string" calcext:value-type="string">
            <text:p>Truth: Disorder III — Gemini странная история о двух девушках-близнецах: Мей и Аой. Несмотря на внешнюю схожесть, их характеры являются абсолютными противоположностями.\nМей - открытая и добрая девушка, отличница. Учится в престижной академии и имеет много друзей. Очень любит свою младшую сестренку, готова делать всё, чтобы та была счастлива.\nАой же, наоборот – замкнутая и одинокая, везде считающая себя лишней. Страдает от психических расстройств, постоянно находится в депрессии. Общается она только с сестрой, постоянно завидуя её красоте, уму и умению дружить с людьми. Очень привязана к Мей, считает ее единственным дорогим ей человеком, но из-за своего характера часто ссорится с ней.\nВ один из бесконечных дней, Мей зовет Аой прогуляться по городу, та соглашается. Во время прогулки они встречают студентку, которая учится вместе с Мей – Каю. Девушка осыпает их кучей вопросов и навязывается пойти с ними. Всю прогулку Кая забирает все внимание Мей на себя, Аой, видя, что сестре с Каей интереснее, чем с ней, идет позади них и чувствует себя одинокой.\nВ ней разгорается злоба, на себя, на сестру, на весь мир. Она винит себя в своей слабости, что она не может предложить сестре ничего, что сделало бы ее счастливой.\nС этого дня, она решила всё изменить, стать сильнее. Сможет ли она сделать это со зловещим голосом в своей голове? Этот голос может поглотить её и заставить сделать то, о чём она будет сожалеть вечно.\nОсобенности:\n- Хоррор визуальная новелла.\n- Мрачная и пугающая атмосфера вокруг человека, борющегося со своими страхами, а разрешение Full HD и потрясающие звуковые эффекты помогут полностью передать её игроку.\n- Неожиданная концовка</text:p>
          </table:table-cell>
          <table:table-cell/>
          <table:table-cell office:value-type="string" calcext:value-type="string">
            <text:p>Менее 2 часов</text:p>
          </table:table-cell>
          <table:table-cell office:value-type="string" calcext:value-type="string">
            <text:p>reallys</text:p>
          </table:table-cell>
          <table:table-cell office:value-type="string" calcext:value-type="string">
            <text:p>{'сёдзё-ай', 'отечественный разработчик', 'Правда: Расстройство 3 - Близнецы', 'Главный герой девушка', 'Повествование от первого лица'}</text:p>
          </table:table-cell>
          <table:table-cell office:value-type="string" calcext:value-type="string">
            <text:p>horror,mystic,routine</text:p>
          </table:table-cell>
          <table:table-cell office:value-type="string" calcext:value-type="string">
            <text:p>https://drive.google.com/file/d/1rE43LYZoINQdQu3vicWP5kjdJuHtQkeL/view</text:p>
          </table:table-cell>
          <table:table-cell office:value-type="string" calcext:value-type="string">
            <text:p>2113.jpg</text:p>
          </table:table-cell>
        </table:table-row>
        <table:table-row table:style-name="ro1">
          <table:table-cell office:value-type="string" calcext:value-type="string">
            <text:p>A HERO AND A GARDEN</text:p>
          </table:table-cell>
          <table:table-cell office:value-type="string" calcext:value-type="string">
            <text:p>Внимание! Чтобы скачать игру, следует сначала нажать на Download Now, после этого на No thanks, just take me to the downloads, а затем на верхнюю кнопку Download.\n\nОписание взято с Google Play:\n\nоднажды, в башне жила принцесса. отважный герой отправился спасти её... но ничего не вышло. но он хорош в садоводстве!\n\n~\n\nA HERO AND A GARDEN – это визуальная новелла и кликер. играйте за бесстрашного героя и помогите ему следить за садом, ведь со спасением принцессы всё получилось не очень.\n\n~\n\nCREDITS:\n\nstory/code/art by npckc\nmusic by npckc &amp; sdhizumi\n\nУже не с ГП: Вышел неофициальный порт на Switch. Скачать можно вот тут https://m.vk.com/wall-122858626_1113</text:p>
          </table:table-cell>
          <table:table-cell/>
          <table:table-cell office:value-type="string" calcext:value-type="string">
            <text:p>Менее 2 часов</text:p>
          </table:table-cell>
          <table:table-cell office:value-type="string" calcext:value-type="string">
            <text:p>npckc</text:p>
          </table:table-cell>
          <table:table-cell office:value-type="string" calcext:value-type="string">
            <text:p>{'Главный герой парень', 'Иностранный разработчик', 'Повествование от первого лица'}</text:p>
          </table:table-cell>
          <table:table-cell office:value-type="string" calcext:value-type="string">
            <text:p>drama,comedy,routine,fantasy</text:p>
          </table:table-cell>
          <table:table-cell office:value-type="string" calcext:value-type="string">
            <text:p>https://npckc.itch.io/a-hero-and-a-garden</text:p>
          </table:table-cell>
          <table:table-cell office:value-type="string" calcext:value-type="string">
            <text:p>2107.png</text:p>
          </table:table-cell>
        </table:table-row>
        <table:table-row table:style-name="ro1">
          <table:table-cell office:value-type="string" calcext:value-type="string">
            <text:p>Офисная Жизнь (Office Life)</text:p>
          </table:table-cell>
          <table:table-cell office:value-type="string" calcext:value-type="string">
            <text:p>Это небольшая история о девушке, которая совершает непоправимую ошибку на работе и попадает в очень неловкую ситуацию. Как же из неё выйдет Ли ЮнА? Что её ждёт? Исполниться ли её мечта остаться у моря?</text:p>
          </table:table-cell>
          <table:table-cell/>
          <table:table-cell office:value-type="string" calcext:value-type="string">
            <text:p>Менее 2 часов</text:p>
          </table:table-cell>
          <table:table-cell office:value-type="string" calcext:value-type="string">
            <text:p>forest_li</text:p>
          </table:table-cell>
          <table:table-cell office:value-type="string" calcext:value-type="string">
            <text:p>{'Повествование от первого лица', 'Офисная Жизнь', 'Главный герой девушка', 'МикроРЕНО 2019', 'отечественный разработчик', 'отомэ'}</text:p>
          </table:table-cell>
          <table:table-cell office:value-type="string" calcext:value-type="string">
            <text:p>romance,routine</text:p>
          </table:table-cell>
          <table:table-cell office:value-type="string" calcext:value-type="string">
            <text:p>https://drive.google.com/file/d/1xL_uvmmbOaII3xilT2vW9J3RCmLnx_-o/view</text:p>
          </table:table-cell>
          <table:table-cell office:value-type="string" calcext:value-type="string">
            <text:p>2099.jpg</text:p>
          </table:table-cell>
        </table:table-row>
        <table:table-row table:style-name="ro1">
          <table:table-cell office:value-type="string" calcext:value-type="string">
            <text:p>Цветник (Flower Garden)</text:p>
          </table:table-cell>
          <table:table-cell office:value-type="string" calcext:value-type="string">
            <text:p>Если есть место, в которое можно было бы сбежать, то оно в Вольных Землях. Каждому найдётся вкусная еда, хорошая работа и теплый кров. Здесь природа словно зачарована: золотые колосящиеся луга, речная вода, что напоминает мёд, ясное небо, которого не касались тёмные облака, и цветы. Много цветов.\nИ если сбегать, то только сюда...\nКажется, что оказавшись здесь, тебя не может коснуться ни одно зло... Пока на землях не расстелется туман.</text:p>
          </table:table-cell>
          <table:table-cell/>
          <table:table-cell office:value-type="string" calcext:value-type="string">
            <text:p>Менее 2 часов</text:p>
          </table:table-cell>
          <table:table-cell office:value-type="string" calcext:value-type="string">
            <text:p>bis_verwelkt</text:p>
          </table:table-cell>
          <table:table-cell office:value-type="string" calcext:value-type="string">
            <text:p>{'Цветник', 'МикроРЕНО 2019', 'отечественный разработчик', 'Главный герой парень', 'Повествование от первого лица'}</text:p>
          </table:table-cell>
          <table:table-cell office:value-type="string" calcext:value-type="string">
            <text:p>drama,romance,fantasy,triller</text:p>
          </table:table-cell>
          <table:table-cell office:value-type="string" calcext:value-type="string">
            <text:p>https://yadi.sk/d/s15KzKitbl8_FA</text:p>
          </table:table-cell>
          <table:table-cell office:value-type="string" calcext:value-type="string">
            <text:p>2098.jpg</text:p>
          </table:table-cell>
        </table:table-row>
        <table:table-row table:style-name="ro1">
          <table:table-cell office:value-type="string" calcext:value-type="string">
            <text:p>Маскарад (Masquerade)</text:p>
          </table:table-cell>
          <table:table-cell office:value-type="string" calcext:value-type="string">
            <text:p>Одним прекрасным утром Стефания просыпается преступницей. Лживые слухи и обвинения наполняют улицы города, и теперь ей предстоит найти способ выпутаться из сетей чужих интриг и спасти свою жизнь.</text:p>
          </table:table-cell>
          <table:table-cell/>
          <table:table-cell office:value-type="string" calcext:value-type="string">
            <text:p>Менее 2 часов</text:p>
          </table:table-cell>
          <table:table-cell office:value-type="string" calcext:value-type="string">
            <text:p>petrel</text:p>
          </table:table-cell>
          <table:table-cell office:value-type="string" calcext:value-type="string">
            <text:p>{'Маскарад', 'МикроРЕНО 2019', 'отечественный разработчик', 'Главный герой девушка', 'Повествование от первого лица'}</text:p>
          </table:table-cell>
          <table:table-cell office:value-type="string" calcext:value-type="string">
            <text:p>detective,adventure,fantasy</text:p>
          </table:table-cell>
          <table:table-cell office:value-type="string" calcext:value-type="string">
            <text:p>https://drive.google.com/file/d/1gBbI-xcmkcppxMCoJot-Do4VoSUQT00P/view</text:p>
          </table:table-cell>
          <table:table-cell office:value-type="string" calcext:value-type="string">
            <text:p>2097.jpg</text:p>
          </table:table-cell>
        </table:table-row>
        <table:table-row table:style-name="ro1">
          <table:table-cell office:value-type="string" calcext:value-type="string">
            <text:p>Живые Души (Living Souls)</text:p>
          </table:table-cell>
          <table:table-cell office:value-type="string" calcext:value-type="string">
            <text:p>Некромант художник, опередивший своим искусством, своих современников, непризнанный гений, с абсолютно иным взглядом на вещи вокруг. Некромант с большими возможностями и необыкновенной любовью к творчеству. Но даже такую увлеченную личность, может покинуть муза. Однако не будь он таким гениальным, не придумай он не менее гениальный план, как вернуть беглянку назад.\nРейтинг: 16+\n\nРекомендую быстро новеллу не пролистывать, в ней есть анимация, которая появляется медленно.\n\nОбновление 1.1:\n- Добавлено CG;\n- Добавлена галерея;\n- Обновлено главное меню.\n\nЯндексДиск - Ссылка на визуальную новеллу: https://yadi.sk/d/Jr7pzKyC9ZP6GQ\nGoogleDrive - Ссылка на визуальную новеллу: https://drive.google.com/open?id=1EOUgKEQvtoKAmDsFiHKktmBxLAoGAdFT\nГруппа в Вконтакте - https://vk.com/public186072546</text:p>
          </table:table-cell>
          <table:table-cell/>
          <table:table-cell office:value-type="string" calcext:value-type="string">
            <text:p>Менее 2 часов</text:p>
          </table:table-cell>
          <table:table-cell office:value-type="string" calcext:value-type="string">
            <text:p>ellayasan</text:p>
          </table:table-cell>
          <table:table-cell office:value-type="string" calcext:value-type="string">
            <text:p>{'отомэ', 'Living', 'Souls', 'Несколько главных героев', 'МикроРЕНО 2019', 'отечественный разработчик'}</text:p>
          </table:table-cell>
          <table:table-cell office:value-type="string" calcext:value-type="string">
            <text:p>comedy,romance,fantasy</text:p>
          </table:table-cell>
          <table:table-cell office:value-type="string" calcext:value-type="string">
            <text:p>https://drive.google.com/open?id=1HFDkiEE3ipreNtCPLfoWen00CeT8VJ3j</text:p>
          </table:table-cell>
          <table:table-cell office:value-type="string" calcext:value-type="string">
            <text:p>2094.png</text:p>
          </table:table-cell>
        </table:table-row>
        <table:table-row table:style-name="ro1">
          <table:table-cell office:value-type="string" calcext:value-type="string">
            <text:p>Особняк Эша</text:p>
          </table:table-cell>
          <table:table-cell office:value-type="string" calcext:value-type="string">
            <text:p>Сюжет:\nА вы никогда не задумывались, что в сказках есть доля правды? Вот и большинство людей не верят в существование мифических существ.\nНо один вид, все таки, существует и по сей день.\n\nВампиры, они все еще живут в нашем мире. О их существовании знает только определенный круг людей, которые используют их в своих целях. И цели эти не всегда благоразумны, из-за чего большинство вампиров недолюбливают людей.\n\nНо что же произойдет, когда группа вампиров, во время задания, встретят одинокую девушку на своем пути?\n\nВы узнаете это в новелле "Особняк Эша"\n\nКоличество концовок: 9</text:p>
          </table:table-cell>
          <table:table-cell/>
          <table:table-cell office:value-type="string" calcext:value-type="string">
            <text:p>Менее 2 часов</text:p>
          </table:table-cell>
          <table:table-cell office:value-type="string" calcext:value-type="string">
            <text:p>enforced_solitude</text:p>
          </table:table-cell>
          <table:table-cell office:value-type="string" calcext:value-type="string">
            <text:p>{'МикроРЕНО 2019', 'отечественный разработчик', 'отомэ', 'Ash Mansion', 'Главный герой девушка'}</text:p>
          </table:table-cell>
          <table:table-cell office:value-type="string" calcext:value-type="string">
            <text:p>drama,romance,fantasy</text:p>
          </table:table-cell>
          <table:table-cell office:value-type="string" calcext:value-type="string">
            <text:p>https://drive.google.com/file/d/1ziYxGBBcmJa8qAlS4oxj6cPGqr48jyR5/view?usp=sharing</text:p>
          </table:table-cell>
          <table:table-cell office:value-type="string" calcext:value-type="string">
            <text:p>2093.jpg</text:p>
          </table:table-cell>
        </table:table-row>
        <table:table-row table:style-name="ro1">
          <table:table-cell office:value-type="string" calcext:value-type="string">
            <text:p>Третий приоритет</text:p>
          </table:table-cell>
          <table:table-cell office:value-type="string" calcext:value-type="string">
            <text:p>(не)Научно-фантастичесткая история про трудобудни исследователей космоса.\nСделано на конкурс RUVN4</text:p>
          </table:table-cell>
          <table:table-cell/>
          <table:table-cell office:value-type="string" calcext:value-type="string">
            <text:p>Менее 2 часов</text:p>
          </table:table-cell>
          <table:table-cell office:value-type="string" calcext:value-type="string">
            <text:p>gamerotor</text:p>
          </table:table-cell>
          <table:table-cell office:value-type="string" calcext:value-type="string">
            <text:p>{''}</text:p>
          </table:table-cell>
          <table:table-cell office:value-type="string" calcext:value-type="string">
            <text:p>comedy,science_fiction,fiction,triller</text:p>
          </table:table-cell>
          <table:table-cell office:value-type="string" calcext:value-type="string">
            <text:p>https://gamerotor.com/images_vns/n5_ruvn4/index.html</text:p>
          </table:table-cell>
          <table:table-cell office:value-type="string" calcext:value-type="string">
            <text:p>2092.png</text:p>
          </table:table-cell>
        </table:table-row>
        <table:table-row table:style-name="ro1">
          <table:table-cell office:value-type="string" calcext:value-type="string">
            <text:p>В объятьях бездны</text:p>
          </table:table-cell>
          <table:table-cell office:value-type="string" calcext:value-type="string">
            <text:p>Жанры: Драма, Романтика, Приключения\nТип: Кинетическая\nИздательство: https://vk.com/polar_way\n\nАннотация:\nМы слишком поздно осознаём, что же нам на самом деле дорого. Чего на самом деле боимся и как часто мы воспринимаем чужую заботу как должное. Так и главный герой новеллы - капитан корабля, знаменитый океанолог, желает поскорее закончить исследования своей жены и отправляется в одну из самых глубоких впадин Тихого океана. Батискаф укомплектован, команда на связи, погода отличная... Но что же могло пойти не так?\n\nОсобенности:\n- Озвученные диалоги\n- Кинематографичный подход к созданию\n- Полностью оригинальная работа (от текста до музыки)\n\nПРИМЕЧАНИЕ: Новеллу следует читать внимательно. В ней присутствует одна деталь, что переворачивает понимание всего происходящего в новелле.</text:p>
          </table:table-cell>
          <table:table-cell/>
          <table:table-cell office:value-type="string" calcext:value-type="string">
            <text:p>Менее 2 часов</text:p>
          </table:table-cell>
          <table:table-cell office:value-type="string" calcext:value-type="string">
            <text:p>elektronnoe_izdatel'stvo_"poljarnyj_put'"</text:p>
          </table:table-cell>
          <table:table-cell office:value-type="string" calcext:value-type="string">
            <text:p>{'драма', 'МикроРЕНО 2019', 'отечественный разработчик', 'Главный герой парень', 'Повествование от первого лица'}</text:p>
          </table:table-cell>
          <table:table-cell office:value-type="string" calcext:value-type="string">
            <text:p>drama,romance,adventure</text:p>
          </table:table-cell>
          <table:table-cell office:value-type="string" calcext:value-type="string">
            <text:p>https://drive.google.com/open?id=161DPxOshuuUhnBTDkXXjaCIJe11Xj8Mm</text:p>
          </table:table-cell>
          <table:table-cell office:value-type="string" calcext:value-type="string">
            <text:p>2091.jpg</text:p>
          </table:table-cell>
        </table:table-row>
        <table:table-row table:style-name="ro1">
          <table:table-cell office:value-type="string" calcext:value-type="string">
            <text:p>Kindred Spirits on the Roof ~Full Chorus~ (Okujou no Yurirei-san)</text:p>
          </table:table-cell>
          <table:table-cell office:value-type="string" calcext:value-type="string">
            <text:p>"Если ты так и будешь молчать, то ничего не изменится."\nТооми Юна\n\n"Надо нарезать картошку тонкой соломкой, вымочить в воде,\nа потом поджарить, приправив уксусом, сахаром и щепоткой соли."\nОна же\n\n\nСветит весеннее солнышко, поют птички.\nСо школьной крыши раскидывается шикарный вид. На эту самую крышу и пришла на ланч наша ГГ-иня по имени Тооми Юна. Пришла, как обычно, в одиночестве, просто тихо посидеть и покушать. А в это время возле неё в воздухе висят два призрака, страааашных таких! Ну, не совсем конечно.\nИ, живя на этой крыше уже несколько десятилетий, две призрачных девчонки как обычно развлекают себя, болтая между собой и обсуждая учеников, что так же приходят на крышу. Ну а что, их же всё равно никто не видит и не слышит.\nВернее, не видел и не слышал. До этого момента...\n\nЭто такая безумно милая, немного наивная, местами крайне забавная, довольно спокойная и в меру драматичная история о любви, но не конкретно к девочкам, а о той самой любви, которая не разбирает пола, а просто сваливается на голову неожиданно. А ещё о том, что иногда порою нам недостаёт лишь одного лёгкого подталкивания для того, чтобы решиться сделать что-то, что мы так давно хотели.\nИ ещё о том, что нельзя держать в себе свою печаль и эмоции.\n\n__________\n\n\n\n\n\n\n\n\n\n\n\n\n\n\n\n\n\n\n\n\n\n\n\n\n\nДоступно только для пользователей\n\nПорт на Андроид чуть кривоват, но работает вроде.\n\nМанга!\nТак же можете заценить и её. Коротенький и симпатишный спинофф, нарисованный бесподобной Ито Хати и переведённый так же моими лапами.\n\nВ тексте присутствует ненормативная лексика.</text:p>
          </table:table-cell>
          <table:table-cell/>
          <table:table-cell office:value-type="string" calcext:value-type="string">
            <text:p>10-30 часов</text:p>
          </table:table-cell>
          <table:table-cell office:value-type="string" calcext:value-type="string">
            <text:p>liar-soft</text:p>
          </table:table-cell>
          <table:table-cell office:value-type="string" calcext:value-type="string">
            <text:p>{'Русский'}</text:p>
          </table:table-cell>
          <table:table-cell office:value-type="string" calcext:value-type="string">
            <text:p>drama,comedy,romance,action,routine,school</text:p>
          </table:table-cell>
          <table:table-cell office:value-type="string" calcext:value-type="string">
            <text:p>https://mega.nz/file/2cgHFBIK#4crYjJQt3R6KGpo2q40ys1ycXEWMDuZVMdkk3S1Hsh4</text:p>
          </table:table-cell>
          <table:table-cell office:value-type="string" calcext:value-type="string">
            <text:p>2089.png</text:p>
          </table:table-cell>
        </table:table-row>
        <table:table-row table:style-name="ro1">
          <table:table-cell office:value-type="string" calcext:value-type="string">
            <text:p>Майнкрафт: История Алекс (Minecraft: Story of Alex)</text:p>
          </table:table-cell>
          <table:table-cell office:value-type="string" calcext:value-type="string">
            <text:p>Вы играете за игрока, который появился в незнакомом месте. Чтобы переждать ночь, он ищет убежище и находит бункер. В нем он будет ждать рассвета и попутно его изучать. В бункере вы можете найти и прочитать три дневника Алекс. В игре одна концовка, но несколько путей развития. Остерегайтесь Херобрина.</text:p>
          </table:table-cell>
          <table:table-cell/>
          <table:table-cell office:value-type="string" calcext:value-type="string">
            <text:p>Менее 2 часов</text:p>
          </table:table-cell>
          <table:table-cell office:value-type="string" calcext:value-type="string">
            <text:p>aseksinover</text:p>
          </table:table-cell>
          <table:table-cell office:value-type="string" calcext:value-type="string">
            <text:p>{'of', 'Alex', 'story', 'Minecraft:'}</text:p>
          </table:table-cell>
          <table:table-cell office:value-type="string" calcext:value-type="string">
            <text:p>horror,detective,mystic,parody,adventure,fiction</text:p>
          </table:table-cell>
          <table:table-cell office:value-type="string" calcext:value-type="string">
            <text:p>https://yadi.sk/d/kxoVNMAQ6xFMRQ</text:p>
          </table:table-cell>
          <table:table-cell office:value-type="string" calcext:value-type="string">
            <text:p>2086.png</text:p>
          </table:table-cell>
        </table:table-row>
        <table:table-row table:style-name="ro1">
          <table:table-cell office:value-type="string" calcext:value-type="string">
            <text:p>WILL: A Wonderful World</text:p>
          </table:table-cell>
          <table:table-cell office:value-type="string" calcext:value-type="string">
            <text:p>Маленькая девочка просыпается в незнакомой комнате. Она ничего не помнит о себе, даже не в силах вспомнить собственное имя. И вот перед ней возникает странная говорящая собака, которая открывает ей удивительную правду: они боги, и их обязанность изменять судьбы людей, которые просят о помощи.\nНовые письма появляются в почтовом ящике, и с пером в руке наша маленькая богиня начинает работу.\n\nК ней за помощью обращаются самые разные люди (и не только люди!):\n\nТихий геймер, что увяз в безнадёжной и неразделённой любви.\nБедный художник, что потерял всякое желание жить.\nМолодой офицер полиции, в чьём сердце горит пламя правосудия. Он полон надежд на новое, крупное дело.\nЮная девушка, что отчаянно гонится за своими мечтами несмотря ни на что.\nРодственники, которые никак не могут встретиться.\nИ бездомный кот, который будет рад даже сушёной рыбке.\n\nГоворят, что бог справедлив и делает всё ради высшего блага. Однако действительно ли все эти решения так хороши?\n\n\n\n\n\nЕсли у вас наблюдаются проблемы с запуском, переустановите игру, сделав весь путь к папке на английском!\n\nМин. требование к Windows: 7, 8, 10 x64 бит.</text:p>
          </table:table-cell>
          <table:table-cell/>
          <table:table-cell office:value-type="string" calcext:value-type="string">
            <text:p>10-30 часов</text:p>
          </table:table-cell>
          <table:table-cell office:value-type="string" calcext:value-type="string">
            <text:p>wmy_studio</text:p>
          </table:table-cell>
          <table:table-cell office:value-type="string" calcext:value-type="string">
            <text:p>{'Русский'}</text:p>
          </table:table-cell>
          <table:table-cell office:value-type="string" calcext:value-type="string">
            <text:p>drama,science_fiction,romance,detective,mystic,routine,adventure,school,fiction,triller</text:p>
          </table:table-cell>
          <table:table-cell office:value-type="string" calcext:value-type="string">
            <text:p>https://yadi.sk/d/H9jmEZirZTqSwA</text:p>
          </table:table-cell>
          <table:table-cell office:value-type="string" calcext:value-type="string">
            <text:p>2083.jpeg</text:p>
          </table:table-cell>
        </table:table-row>
        <table:table-row table:style-name="ro1">
          <table:table-cell office:value-type="string" calcext:value-type="string">
            <text:p>Подсолнух (Himawari -Pebble in the Sky-)</text:p>
          </table:table-cell>
          <table:table-cell office:value-type="string" calcext:value-type="string">
            <text:p>Действие новеллы происходит в 2050 году. Главный герой, Хината Ёичи, страдает от амнезии, вызванной масштабной аварией космического корабля, направлявшегося на космическую станцию. Корабль столкнулся с Землёй и унёс жизни пяти сотен пассажиров, в том числе и родителей Ёичи, а сам он чудом выжил, но утратил память о событиях, происходивших до аварии. Ёичи живёт обычной размеренной жизнью, грезит созданием ракеты вместе с другом-председателем астрономического кружка, но как-то раз он замечает падающий метеорит. Последовав к месту его падения, Ёичи обнаруживает космический корабль, что совершил аварийную посадку, и таинственную девочку-пассажира, которая после пережитого также страдает амнезией.</text:p>
          </table:table-cell>
          <table:table-cell/>
          <table:table-cell office:value-type="string" calcext:value-type="string">
            <text:p>30-50 часов</text:p>
          </table:table-cell>
          <table:table-cell office:value-type="string" calcext:value-type="string">
            <text:p>blank_note</text:p>
          </table:table-cell>
          <table:table-cell office:value-type="string" calcext:value-type="string">
            <text:p>{'Несколько главных героев', 'Иностранный разработчик', 'Повествование от первого лица'}</text:p>
          </table:table-cell>
          <table:table-cell office:value-type="string" calcext:value-type="string">
            <text:p>drama,comedy,science_fiction,romance</text:p>
          </table:table-cell>
          <table:table-cell office:value-type="string" calcext:value-type="string">
            <text:p>https://drive.google.com/file/d/1HyXXbezHF9uOgTsTR6zDqh7Wqe3fDMmi/view?usp=sharing</text:p>
          </table:table-cell>
          <table:table-cell office:value-type="string" calcext:value-type="string">
            <text:p>2079.png</text:p>
          </table:table-cell>
        </table:table-row>
        <table:table-row table:style-name="ro1">
          <table:table-cell office:value-type="string" calcext:value-type="string">
            <text:p>Удушье (Asphyxia)</text:p>
          </table:table-cell>
          <table:table-cell office:value-type="string" calcext:value-type="string">
            <text:p>Саманта в депрессии. Она была подавлена столько, сколько себя помнит, и со временем ей становилось только хуже. Она считала Лилиан своей подругой; своей лучшей подругой. Возможно, она даже воспринимала её, как нечто большее.\n\nПочему же тогда их отношения развалились? Неужели это действительно её вина? Она не сделала ничего плохого. По крайней мере, не собиралась.\n\nТеперь, три месяца спустя, у Саманты наконец появляется шанс. Вынужденная отправиться на географическую экскурсию в Озёрный край, сможет ли она, наконец, восстановить отношения с Лилиан - или испортить их ещё больше?</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drama,romance,routine,school</text:p>
          </table:table-cell>
          <table:table-cell office:value-type="string" calcext:value-type="string">
            <text:p>https://yadi.sk/d/qvLGSNmOrMz_BQ</text:p>
          </table:table-cell>
          <table:table-cell office:value-type="string" calcext:value-type="string">
            <text:p>2073.jpg</text:p>
          </table:table-cell>
        </table:table-row>
        <table:table-row table:style-name="ro1">
          <table:table-cell office:value-type="string" calcext:value-type="string">
            <text:p>Академия S (Академия S)</text:p>
          </table:table-cell>
          <table:table-cell office:value-type="string" calcext:value-type="string">
            <text:p>Усан - примерный ученик, все мысли которого на протяжении многих лет заняты лишь получением новых знаний. Но однажды...</text:p>
          </table:table-cell>
          <table:table-cell/>
          <table:table-cell office:value-type="string" calcext:value-type="string">
            <text:p>Менее 2 часов</text:p>
          </table:table-cell>
          <table:table-cell office:value-type="string" calcext:value-type="string">
            <text:p>evenimofei_games</text:p>
          </table:table-cell>
          <table:table-cell office:value-type="string" calcext:value-type="string">
            <text:p>{'Главный герой парень', 'Повествование от первого лица', 'гарем', 'любовный треугольник', 'Академия S', 'отечественный разработчик'}</text:p>
          </table:table-cell>
          <table:table-cell office:value-type="string" calcext:value-type="string">
            <text:p>drama,romance,detective,mystic,adventure,school,fantasy</text:p>
          </table:table-cell>
          <table:table-cell office:value-type="string" calcext:value-type="string">
            <text:p>https://vk.com/doc505558166_511502970?hash=404aff13bf04275b2a&amp;dl=f0d9cb651c8d5471a4</text:p>
          </table:table-cell>
          <table:table-cell office:value-type="string" calcext:value-type="string">
            <text:p>2071.jpg</text:p>
          </table:table-cell>
        </table:table-row>
        <table:table-row table:style-name="ro1">
          <table:table-cell office:value-type="string" calcext:value-type="string">
            <text:p>Сердце леса (Heart of the Woods)</text:p>
          </table:table-cell>
          <table:table-cell office:value-type="string" calcext:value-type="string">
            <text:p>Сюжет:\nМэдди и Тара отправляются в отдалённый городок, расположенный в лесу, и слегка разочаровываются в своём путешествии. Они запустили популярное онлайн-шоу о сверхъестественном, однако всё это было лишь для отвода глаз. Когда их пригласили посетить старинный город Эйзенфельд, они ожидали большего. Тем не менее местные жители скрывают некую тайну, что вскоре становится очевидным и для девушек. Мэдди замечает в лесу необычных существ, которые, как она сама уверена, являются плодом её воображения. В лесу мерцают и искрятся огоньки, но тут же исчезают стоит ей только приблизиться.\n\nСо временем она узнаёт, что свечение исходит от девушки по имени Эбигейл. Точнее, от её призрака. Её принесли в жертву много лет назад жители деревни, дабы умилостивить бога леса. Мэдди сближается с девушкой и в конечном итоге обещает разорвать проклятие, связывающее её с лесом.\n\nОсобенности:\n- Три различных концовки\n- Возможность поиграть с русской синтез-озвучкой (по желанию)\n- Множество отсылок к фильмам и играм\n\nИзменения от 15.04.2021:\n- Восстановлена 18+ версия.\n\nАльтернативные ссылки:\nЯндекс.Диск</text:p>
          </table:table-cell>
          <table:table-cell/>
          <table:table-cell office:value-type="string" calcext:value-type="string">
            <text:p>2-10 часов</text:p>
          </table:table-cell>
          <table:table-cell office:value-type="string" calcext:value-type="string">
            <text:p>studio_elan</text:p>
          </table:table-cell>
          <table:table-cell office:value-type="string" calcext:value-type="string">
            <text:p>{'Русский'}</text:p>
          </table:table-cell>
          <table:table-cell office:value-type="string" calcext:value-type="string">
            <text:p>drama,comedy,romance,mystic,adventure,fantasy</text:p>
          </table:table-cell>
          <table:table-cell office:value-type="string" calcext:value-type="string">
            <text:p>https://drive.google.com/file/d/1C5hhTX8VlOElkmqdVDd_1UGOm2OWlWPL</text:p>
          </table:table-cell>
          <table:table-cell office:value-type="string" calcext:value-type="string">
            <text:p>2070.jpg</text:p>
          </table:table-cell>
        </table:table-row>
        <table:table-row table:style-name="ro1">
          <table:table-cell office:value-type="string" calcext:value-type="string">
            <text:p>Моя подруга пришла из леса (My Friend Who Came From the Forest / Mori Kara Kita my Tomo / 森から来たマイ友 / MaiTomo)</text:p>
          </table:table-cell>
          <table:table-cell office:value-type="string" calcext:value-type="string">
            <text:p>Внимание! Версия для Линукса, к сожалению, отсутствует, так как TyranoBilder не поддерживает эту ОС.\n\nЕсть на свете такие ошибки, которые мы никогда в жизни не сможем себе простить, а есть такие воспоминания, о которых мы не сумеем забыть до самой старости. Эта коротенькая визуальная новелла познакомит вас с небольшой историей из детства Такао.\n\nВН основана на рассказе маленького мальчика, которому жизнь преподала особый урок, навсегда изменивший героя.\n\nНесмотря на свою малую известность, новелла, как оказалось, японская. Создана для Tyrano Games Fes JAPAN 2016, на котором заняла 3 место.\n\nПримерная продолжительность: буквально минут 10.\n\nПорт на Андроид:\n1 Распаковать архив с игрой\n2 Переименовать файл app.nv из Мак-версии в app.zip и распаковать получившийся архив.\n3 Запустить эмулятором файл index.html оттуда.\nКое-где нет музыки и текст в паре мест может вылезать за пределы экрана. Но, в целом, вроде бы играть вполне можно.</text:p>
          </table:table-cell>
          <table:table-cell/>
          <table:table-cell office:value-type="string" calcext:value-type="string">
            <text:p>Менее 2 часов</text:p>
          </table:table-cell>
          <table:table-cell office:value-type="string" calcext:value-type="string">
            <text:p>playhaus</text:p>
          </table:table-cell>
          <table:table-cell office:value-type="string" calcext:value-type="string">
            <text:p>{'Русский'}</text:p>
          </table:table-cell>
          <table:table-cell office:value-type="string" calcext:value-type="string">
            <text:p>drama,routine</text:p>
          </table:table-cell>
          <table:table-cell office:value-type="string" calcext:value-type="string">
            <text:p>https://drive.google.com/file/d/1qPlquPuyOIXh9qoe_QeWfPzkhjdBB5Pl/view?usp=sharing</text:p>
          </table:table-cell>
          <table:table-cell office:value-type="string" calcext:value-type="string">
            <text:p>2064.png</text:p>
          </table:table-cell>
        </table:table-row>
        <table:table-row table:style-name="ro1">
          <table:table-cell office:value-type="string" calcext:value-type="string">
            <text:p>Пиратки (Scallywags)</text:p>
          </table:table-cell>
          <table:table-cell office:value-type="string" calcext:value-type="string">
            <text:p>Внимание! Новелла может не работать в путях с кириллицей!\n\nСтоль ужасающую банду пираток вы никогда ещё не встречали! Итак, команда только что прибыла в порт, не забыв захватить с собой и всю свою немалую добычу.\nА теперь предлагаем присоединиться к их отчаянным спорам, посвящённым тому, кто же, всё-таки, получит себе наибольшую долю награбленного.\n\nВН создана для конкурса NaNoRenO 2015.\n\nПримерная продолжительность, по словам авторов, составляет где-то около часа.\n\nТакже вот здесь доступен порт на Switch https://m.vk.com/wall-122858626_946 Авторы порта: FaceOff</text:p>
          </table:table-cell>
          <table:table-cell/>
          <table:table-cell office:value-type="string" calcext:value-type="string">
            <text:p>Менее 2 часов</text:p>
          </table:table-cell>
          <table:table-cell office:value-type="string" calcext:value-type="string">
            <text:p>team_tomo</text:p>
          </table:table-cell>
          <table:table-cell office:value-type="string" calcext:value-type="string">
            <text:p>{'Русский'}</text:p>
          </table:table-cell>
          <table:table-cell office:value-type="string" calcext:value-type="string">
            <text:p>comedy,adventure,fantasy</text:p>
          </table:table-cell>
          <table:table-cell office:value-type="string" calcext:value-type="string">
            <text:p>https://drive.google.com/file/d/1v0VTJ5G2wFUrrTr1kWzDP2K-rJK43Dvs/view?usp=sharing</text:p>
          </table:table-cell>
          <table:table-cell office:value-type="string" calcext:value-type="string">
            <text:p>2063.jpg</text:p>
          </table:table-cell>
        </table:table-row>
        <table:table-row table:style-name="ro1">
          <table:table-cell office:value-type="string" calcext:value-type="string">
            <text:p>Красная Шапочка (Red Riding Hood)</text:p>
          </table:table-cell>
          <table:table-cell office:value-type="string" calcext:value-type="string">
            <text:p>Когда мать Красной Шапочки заболевает, Шапочка и ее друг Алекс отправляются в путешествие на другой конец леса, чтобы взять лекарство у Бабушки.\n\nЧем больше времени они проводят вместе, тем яснее становится, что между ними существует определенное недопонимание.\nИграя за Красную Шапочку, ваши решения повлияют на то, как закончится эта история.\n\nПересказ классической сказки.\n\nОсобенности:\n- ~20 тысяч слов\n- Элементы жанра "Point and click"\n- 4 концовки</text:p>
          </table:table-cell>
          <table:table-cell/>
          <table:table-cell office:value-type="string" calcext:value-type="string">
            <text:p>Менее 2 часов</text:p>
          </table:table-cell>
          <table:table-cell office:value-type="string" calcext:value-type="string">
            <text:p>ekkoberry</text:p>
          </table:table-cell>
          <table:table-cell office:value-type="string" calcext:value-type="string">
            <text:p>{'Русский'}</text:p>
          </table:table-cell>
          <table:table-cell office:value-type="string" calcext:value-type="string">
            <text:p>romance,adventure</text:p>
          </table:table-cell>
          <table:table-cell office:value-type="string" calcext:value-type="string">
            <text:p>https://drive.google.com/file/d/1cKIuRdlLHK8IXrRzEaxDwHG6-yxh6hXf/view?usp=sharing</text:p>
          </table:table-cell>
          <table:table-cell office:value-type="string" calcext:value-type="string">
            <text:p>2059.png</text:p>
          </table:table-cell>
        </table:table-row>
        <table:table-row table:style-name="ro1">
          <table:table-cell office:value-type="string" calcext:value-type="string">
            <text:p>Игры в оборотней (Golden Mask: The Werewolf Game)</text:p>
          </table:table-cell>
          <table:table-cell office:value-type="string" calcext:value-type="string">
            <text:p>Русская версия "Игры в Оборотней 18+" с ЛГБТ персонажами - бесплатно на Android.\n\nРамона - обычная ученица старшей школы пустынного городка Рено штата Невада, но она единственная, кто замечает странные вещи, творящиеся в городе. Оказавшись втянутой в жестокую игру на выживание, девушка начинает собственное расследование. Встреча с непонятным существом, странная маска - и девушка начинает понимать: каждый житель - лишь пешка в опасной игре, где награда за победу - жизнь. Кто виноват в этом хаосе? Демоны? Или, может быть, сами люди?..</text:p>
          </table:table-cell>
          <table:table-cell/>
          <table:table-cell office:value-type="string" calcext:value-type="string">
            <text:p>Менее 2 часов</text:p>
          </table:table-cell>
          <table:table-cell office:value-type="string" calcext:value-type="string">
            <text:p>gurullo</text:p>
          </table:table-cell>
          <table:table-cell office:value-type="string" calcext:value-type="string">
            <text:p>{'Русский'}</text:p>
          </table:table-cell>
          <table:table-cell office:value-type="string" calcext:value-type="string">
            <text:p>drama,romance,horror,action,detective,mystic,school,fiction</text:p>
          </table:table-cell>
          <table:table-cell office:value-type="string" calcext:value-type="string">
            <text:p>https://play.google.com/store/apps/details?id=com.goldenmask.werewolf&amp;hl=ru</text:p>
          </table:table-cell>
          <table:table-cell office:value-type="string" calcext:value-type="string">
            <text:p>2044.jpg</text:p>
          </table:table-cell>
        </table:table-row>
        <table:table-row table:style-name="ro1">
          <table:table-cell office:value-type="string" calcext:value-type="string">
            <text:p>В погоне за холстом (Catch Canvas)</text:p>
          </table:table-cell>
          <table:table-cell office:value-type="string" calcext:value-type="string">
            <text:p>"В погоне за холстом" - оригинальная английская визуальная новелла, где вы помогаете трем девушкам познать мир искусства.\n\nКТО МЫ?\n"В погоне за холстом" - инди-игра в жанре визуальная новелла, разработанная Unwonted Studios в сотрудничестве с Razzart Visual. Первую студию вы можете знать по новелле No One But You, а вторую по Starlight Vega\n\nСЮЖЕТ:\nВ "Погоне за холстом" вы начинаете свое приключение у дома вашего дяди. Он - известный на весь мир художник, который согласился взять вас под свое крыло и развить ваши навыки до нового уровня. Под его началом ваши работы, может быть, даже увидели бы свет на предстоящей престижной выставке, известной за дарование мгновенной славы всем тем, кому везет попасть на нее.\n\nОднако после вашего прибытия вы обнаруживаете, что все будет не так просто: вашего дяди нигде нет, а вместо него задача - заставить трех амбициозных художниц закончить их работы за две недели, или вы останетесь без выставки. Хуже того, у девушек нет никакой мотивации, и они не хотят слушать полного незнакомца.\n\nОСОБЕННОСТИ:\n• Играйте за мужчину или за женщину.\n• Интерактивные варианты, которые изменят концовку игры.\n• Выберите пол и дайте имя своему персонажу!\n\nСможете ли вы помочь девушкам закончить их проекты до истечения срока?\n\nИсправлен баг оригинальной игры, где в экстре не отображалось изображение Эстель в ванне. За указание ошибки и предоставление её решения спасибо пользователю ugjj.</text:p>
          </table:table-cell>
          <table:table-cell/>
          <table:table-cell office:value-type="string" calcext:value-type="string">
            <text:p>2-10 часов</text:p>
          </table:table-cell>
          <table:table-cell office:value-type="string" calcext:value-type="string">
            <text:p>unwonted_studios</text:p>
          </table:table-cell>
          <table:table-cell office:value-type="string" calcext:value-type="string">
            <text:p>{'Русский'}</text:p>
          </table:table-cell>
          <table:table-cell office:value-type="string" calcext:value-type="string">
            <text:p>comedy,romance,routine,ecchi,hentai</text:p>
          </table:table-cell>
          <table:table-cell office:value-type="string" calcext:value-type="string">
            <text:p>https://disk.yandex.ru/d/f0gzeaeIoL0I-A</text:p>
          </table:table-cell>
          <table:table-cell office:value-type="string" calcext:value-type="string">
            <text:p>2041.jpg</text:p>
          </table:table-cell>
        </table:table-row>
        <table:table-row table:style-name="ro1">
          <table:table-cell office:value-type="string" calcext:value-type="string">
            <text:p>Экономика на Краю Мира эпизод.02 (WORLD END ECONOMiCA episode.02)</text:p>
          </table:table-cell>
          <table:table-cell office:value-type="string" calcext:value-type="string">
            <text:p>Встречайте второй эпизод визуальной новеллы World End Economica от известного своим произведением "Волчица и пряности" Исуны Хасэкуры.\n\nХал снова смог жить обычной жизнью, но уже без своей мечты. Спустя 4 года после происшествия он находит новую цель благодаря юной леди, которая даёт ему шанс вернуться в мир инвестиций и совершить правосудие.\n\nИнструкция по установке русификатора:\n1) Разархивировать архив с заменой по пути: E:\...\Steam\steamapps\common\WORLD END ECONOMiCA episode.02\WEE2 HD\WEE2_Data\n2) Наслаждаться игрой. =3\n\nОбо всех найденных ошибках писать в специальное обсуждение в нашей группе: Unkenbro</text:p>
          </table:table-cell>
          <table:table-cell/>
          <table:table-cell office:value-type="string" calcext:value-type="string">
            <text:p>10-30 часов</text:p>
          </table:table-cell>
          <table:table-cell office:value-type="string" calcext:value-type="string">
            <text:p>spicy_tails</text:p>
          </table:table-cell>
          <table:table-cell office:value-type="string" calcext:value-type="string">
            <text:p>{'WORLD END ECONOMiCA', 'Повествование от первого лица', 'World', 'episode.02', 'ECONOMiCA', 'Иностранный разработчик', 'Главный герой парень', 'END'}</text:p>
          </table:table-cell>
          <table:table-cell office:value-type="string" calcext:value-type="string">
            <text:p>drama,science_fiction</text:p>
          </table:table-cell>
          <table:table-cell office:value-type="string" calcext:value-type="string">
            <text:p>https://drive.google.com/file/d/1-Wjim1Gqgb1rWV2Di09fcT2mUP0mWPQ4/view</text:p>
          </table:table-cell>
          <table:table-cell office:value-type="string" calcext:value-type="string">
            <text:p>2029.jpg</text:p>
          </table:table-cell>
        </table:table-row>
        <table:table-row table:style-name="ro1">
          <table:table-cell office:value-type="string" calcext:value-type="string">
            <text:p>Охота на Снарка (Casualties of Cool)</text:p>
          </table:table-cell>
          <table:table-cell office:value-type="string" calcext:value-type="string">
            <text:p>Охота на Снарка — экспериментальный и строго некоммерческий проект, в котором разные охотники под руководством загонщика пытаются изловить таинственного Снарка, то есть создать коллективное повествование из совершенно независимых историй.\n\nНовелла рассказывает о том, как пересекаются судьбы случайных людей, которых судьба занесла в странный пустынный мир с обломками гигантских механизмов, возвышающимися на горизонте. Однако у них те же проблемы, радости и огорчения, что и у нас.</text:p>
          </table:table-cell>
          <table:table-cell/>
          <table:table-cell office:value-type="string" calcext:value-type="string">
            <text:p>Менее 2 часов</text:p>
          </table:table-cell>
          <table:table-cell office:value-type="string" calcext:value-type="string">
            <text:p>ohotniki_na_snarka</text:p>
          </table:table-cell>
          <table:table-cell office:value-type="string" calcext:value-type="string">
            <text:p>{'отечественный разработчик', 'Несколько главных героев', 'Охота на Снарка', 'приключения'}</text:p>
          </table:table-cell>
          <table:table-cell office:value-type="string" calcext:value-type="string">
            <text:p>action,adventure</text:p>
          </table:table-cell>
          <table:table-cell office:value-type="string" calcext:value-type="string">
            <text:p>https://drive.google.com/open?id=1HuAwsCbdLH2yELaBCJLkclM4RFAz3aLu</text:p>
          </table:table-cell>
          <table:table-cell office:value-type="string" calcext:value-type="string">
            <text:p>2021.jpg</text:p>
          </table:table-cell>
        </table:table-row>
        <table:table-row table:style-name="ro1">
          <table:table-cell office:value-type="string" calcext:value-type="string">
            <text:p>Армейские девчонки (Army Gals)</text:p>
          </table:table-cell>
          <table:table-cell office:value-type="string" calcext:value-type="string">
            <text:p>Игра не предназначена для порта на андроид, потому что:\n1. Порт режет анимации\n2. Порты содержат старую версию игру с кучей опечаток, неточностей и прочего добра.\nЕсли нашли - качайте и играйте на свой страх и риск.\n\nСможете ли вы выжить с тремя девушками в самом сердце леса? Скачайте и узнайте это в новелле "Армейские девчонки"! Новелла в жанре выживание, визуальный роман и приключение.\n\nОБ ИГРЕ:\n"Армейские девчонки" - визуальная новелла, рассказывающая о исправительном лагере для хулиганов, в который главный герой был вынужден отправиться после недоразумения с поджогом здания. Проведя две недели в адском ожидании, он приятно удивляется, узнав, что делит убежище с тремя красивыми, но очень разными девушками.\n\nВЫЖИВАЙТЕ!\nВаша поездка в лагерь принимает неожиданный поворот, когда вы - главный герой по имени Кайл и ещё трое девушек остаётесь одни в лесу, обнаружив, что весь персонал пропал. С этого момента вы понимаете, что вам надо будет полагаться друг на друга, чтобы выжить, но порой это бывает тяжко сделать, особенно зная, что одна из девушек непосредственно причастна к пропаже одного из вожатых... Вот только какая?\n\nЧем дальше вы продираетесь через дебри, тем больше у вас шансов выжить в этом кошмаре, и, возможно, даже раскрыть секреты девушек, а вместе с этим и их сердца.\n\nОСОБЕННОСТИ:\n1. Разведывательный геймплей\n2. Множество секретов\n3. Динамичная и разнообразная история.\n4. Множество альтернативных путей\n5. Множество CG-роликов\n6. Огромное количество сексуальных персонажей.\n\nВнимание! В игре не только присутствуют сцены сексуального характера, но также сцены убийств, кровь, описание насилия и даже каннибализма! Детям, беременным женщинам и людям со слабой психикой не играть!</text:p>
          </table:table-cell>
          <table:table-cell/>
          <table:table-cell office:value-type="string" calcext:value-type="string">
            <text:p>2-10 часов</text:p>
          </table:table-cell>
          <table:table-cell office:value-type="string" calcext:value-type="string">
            <text:p>dharker_studio</text:p>
          </table:table-cell>
          <table:table-cell office:value-type="string" calcext:value-type="string">
            <text:p>{'Русский'}</text:p>
          </table:table-cell>
          <table:table-cell office:value-type="string" calcext:value-type="string">
            <text:p>drama,comedy,romance,detective,adventure,ecchi,hentai</text:p>
          </table:table-cell>
          <table:table-cell office:value-type="string" calcext:value-type="string">
            <text:p>https://yadi.sk/d/icMVQ7nFw7IBVQ</text:p>
          </table:table-cell>
          <table:table-cell office:value-type="string" calcext:value-type="string">
            <text:p>2014.jpg</text:p>
          </table:table-cell>
        </table:table-row>
        <table:table-row table:style-name="ro1">
          <table:table-cell office:value-type="string" calcext:value-type="string">
            <text:p>Теория (Theory)</text:p>
          </table:table-cell>
          <table:table-cell office:value-type="string" calcext:value-type="string">
            <text:p>Как бы не считались народы с войной, она была всегда и всегда существует. Часто конфликты рождаются на почве разногласий, возможной выгоды или банальной глупости, но случаются простые недопонимания. И этим двум стоило бы хоть раз поговорить, но даже если так... кто бы знал, что в разговор вторгнется неожиданный гость?\n\nНовелла содержит в себе элементы детектива, но не является им полноценно. Разгадка основного сюжета продолжается и вне прохождения основной линии.\n\nТак же в игре имеются пасхалки и секретные ветки. Прохождение только сюжета не дает 100% результата, но делает игру интереснее.</text:p>
          </table:table-cell>
          <table:table-cell/>
          <table:table-cell office:value-type="string" calcext:value-type="string">
            <text:p>Менее 2 часов</text:p>
          </table:table-cell>
          <table:table-cell office:value-type="string" calcext:value-type="string">
            <text:p>sirena_gansi</text:p>
          </table:table-cell>
          <table:table-cell office:value-type="string" calcext:value-type="string">
            <text:p>{'отечественный разработчик', 'Повествование от третьего лица', 'мистика', 'не люди'}</text:p>
          </table:table-cell>
          <table:table-cell office:value-type="string" calcext:value-type="string">
            <text:p>drama,mystic,routine</text:p>
          </table:table-cell>
          <table:table-cell office:value-type="string" calcext:value-type="string">
            <text:p>https://yadi.sk/d/LORyv0x12ND_lA</text:p>
          </table:table-cell>
          <table:table-cell office:value-type="string" calcext:value-type="string">
            <text:p>2012.jpg</text:p>
          </table:table-cell>
        </table:table-row>
        <table:table-row table:style-name="ro1">
          <table:table-cell office:value-type="string" calcext:value-type="string">
            <text:p>Вспышка: Первые лучи (The Outbreak: First Light)</text:p>
          </table:table-cell>
          <table:table-cell office:value-type="string" calcext:value-type="string">
            <text:p>Внимание! В этой ВН содержатся грубые выражения и жестокие сцены, из-за которых она даже имеет рейтинг 18+!\n\nВспышка - это серия кинетических визуальных новелл в жанре хоррор-апокалипсис, повествующая о том, как пытающийся вылечиться от героиновой зависимости наркоман Бен и обычный студент-медик Адам борются за выживание в битве со смертельно опасным вирусом, вырвавшимся за стены одной из больниц крупного американского города.\n\nВспышка: Первые лучи начинается в том самом месте, где закончилась ВН Вспышка: День ноль https://anivisual.net/stuff/3-1-0-1994 и продолжает рассказывать две параллельные истории, героями которых остаются те, кто выжил в предыдущей части.\n\nЭто вторая часть серии, ссылка на первую приведена выше, а дальнейшие, к сожалению, так и не увидели свет. Более подробно узнать о том, что из себя представляет ВН можно в комментариях.\n\nПримерная продолжительность, по словам автора, составляет где-то 45 минут.</text:p>
          </table:table-cell>
          <table:table-cell/>
          <table:table-cell office:value-type="string" calcext:value-type="string">
            <text:p>Менее 2 часов</text:p>
          </table:table-cell>
          <table:table-cell office:value-type="string" calcext:value-type="string">
            <text:p>skyler_newman</text:p>
          </table:table-cell>
          <table:table-cell office:value-type="string" calcext:value-type="string">
            <text:p>{'Русский'}</text:p>
          </table:table-cell>
          <table:table-cell office:value-type="string" calcext:value-type="string">
            <text:p>drama,horror,action,fiction</text:p>
          </table:table-cell>
          <table:table-cell office:value-type="string" calcext:value-type="string">
            <text:p>https://yadi.sk/d/UW0SMAnvNrMv7A</text:p>
          </table:table-cell>
          <table:table-cell office:value-type="string" calcext:value-type="string">
            <text:p>2010.jpg</text:p>
          </table:table-cell>
        </table:table-row>
        <table:table-row table:style-name="ro1">
          <table:table-cell office:value-type="string" calcext:value-type="string">
            <text:p>Кошачий приют (Hustle Cat)</text:p>
          </table:table-cell>
          <table:table-cell office:value-type="string" calcext:value-type="string">
            <text:p>Вы Эйвери Грей, новая сотрудница популярного кошачьего кафе под названием «Кошачья лапа». Кофе хороший, и персонал дружелюбный (и довольно милый!), но таинственный... и проклятый. Однажды, вы находите странную книгу в подвале, с письменами, которые вы не совсем можете прочитать...\n\nКто их проклял? Зачем? И неужели я тоже стану кошкой? Окунитесь в магии и ведьм...\n\nP.S. Изначально в игре можно было выбрать пол (ну в смысле местоимение определяющее пол "Она", "Он"... "Оно"). За неимением возможности перевести это (там только местоимения менялись, иногда я завидую этакой простоте английского - пол там определяет в основном только местоимение, поменял и ты уже другой человек). В общем, чтобы не вызывать замешательство мне пришлось убрать эту функцию.</text:p>
          </table:table-cell>
          <table:table-cell/>
          <table:table-cell office:value-type="string" calcext:value-type="string">
            <text:p>2-10 часов</text:p>
          </table:table-cell>
          <table:table-cell office:value-type="string" calcext:value-type="string">
            <text:p>date_nighto</text:p>
          </table:table-cell>
          <table:table-cell office:value-type="string" calcext:value-type="string">
            <text:p>{'Русский'}</text:p>
          </table:table-cell>
          <table:table-cell office:value-type="string" calcext:value-type="string">
            <text:p>comedy,romance,routine,fiction,fantasy</text:p>
          </table:table-cell>
          <table:table-cell office:value-type="string" calcext:value-type="string">
            <text:p>https://yadi.sk/d/gwPRHnf4yCwxLA</text:p>
          </table:table-cell>
          <table:table-cell office:value-type="string" calcext:value-type="string">
            <text:p>2006.jpg</text:p>
          </table:table-cell>
        </table:table-row>
        <table:table-row table:style-name="ro1">
          <table:table-cell office:value-type="string" calcext:value-type="string">
            <text:p>Под чем? (Under what?)</text:p>
          </table:table-cell>
          <table:table-cell office:value-type="string" calcext:value-type="string">
            <text:p>«Под чем?» - короткая, но довольно ёмкая история о старом рыбаке, который внезапно оказался на дне. В этой истории не будет драконов, добра и зла и прочей скучной чепухи. Но там будут плохие шутки и неординарные персонажи.</text:p>
          </table:table-cell>
          <table:table-cell/>
          <table:table-cell office:value-type="string" calcext:value-type="string">
            <text:p>Менее 2 часов</text:p>
          </table:table-cell>
          <table:table-cell office:value-type="string" calcext:value-type="string">
            <text:p>dan_gartman</text:p>
          </table:table-cell>
          <table:table-cell office:value-type="string" calcext:value-type="string">
            <text:p>{'Русский и Английский'}</text:p>
          </table:table-cell>
          <table:table-cell office:value-type="string" calcext:value-type="string">
            <text:p>comedy,adventure,fantasy</text:p>
          </table:table-cell>
          <table:table-cell office:value-type="string" calcext:value-type="string">
            <text:p>https://drive.google.com/open?id=1S0vKEOCfE-_MHmFTXyBwApv2nyH3jqeR</text:p>
          </table:table-cell>
          <table:table-cell office:value-type="string" calcext:value-type="string">
            <text:p>2000.png</text:p>
          </table:table-cell>
        </table:table-row>
        <table:table-row table:style-name="ro1">
          <table:table-cell office:value-type="string" calcext:value-type="string">
            <text:p>Далеко за холмами (Over The Hills And Far Away)</text:p>
          </table:table-cell>
          <table:table-cell office:value-type="string" calcext:value-type="string">
            <text:p>1813-й год, Северная Америка.\nВ самом разгаре Вторая Война за независимость. После многих лет морских стычек на севере штатов высадились британские войска, дабы вернуть мятежную колонию, а ныне молодую республику — под власть короны.\nИ как обычно, коренным жителям Америки и в этот раз в стороне не отсидеться. По разным сторонам фронта какие-то племена подкупают, какие-то заставляют воевать, а непокорных просто уничтожают или продают в рабство. В союзниках королевских войск — огромное объединение племён под предводительством вождя Текумсе. Но даже это британцам не помогает, начавшаяся было очень бодро и славно кампания постепенно захлёбывается, и вот уже красные мундиры отступают обратно на север.\nТочно так же отступает после разгромного поражения англичан в битве у реки Темс простой пехотинец королевских войск Уильям Обри. Одинокий и раненый, он идёт на юг, вглубь американских земель, подальше от фронта, от осточертевшей ему войны. Деваться некуда, позади свои, которые расстреляют за измену, а вокруг снуют американцы в поисках таких как он, дезертиров, и для красного мундира они пуль не пожалеют.\nИ вот удача улыбается бедолаге, после многодневного пути под проливным дождём он натыкается на заброшенный амбар. Хоть какая-то крыша над головой на одну-две ночи. Только амбар оказывается не совсем пустым, и ещё до Обри в него забралась с той же целью, переждать бурю, маленькая индейская девочка…\n\n_____________\nОт переводчика.\nНесколько лет назад, когда сам жанр ВН начал вылезать из островов и приходить на запад, многие были этим недовольны.\nНо я считаю, что это хорошо, ведь благодаря этому мы имеем возможность почитать довольно интересную историю вот в таком не совсем привычном сеттинге. Ну, мы и раньше имели возможность, но в ВН-формате, с лёгким текстом, картинками и музычкой ведь приятнее, правда.\nЭту штуку я нашёл, как это не удивительно, на оф. страничке движка Ren'py. Там, наряду с Highway Blossoms (моя боль, мой стыд, моё непроходящее сожаление и горе - я так хотел её перевести...) висели скриншоты и из "Холмов".\nНесмотря на название, ВН не имеет ничего общего с Nightwish, она названа так же, как и довольно известная в Англии старая народная песня.\nДля пущего понимания отдельных моментов рекомендую посмотреть какое-нибудь видео про ньюансы зарядки и стрельбы из кремневых дульнозарядных ружбаек 18-19 веков.\nОтдельные индейские словечки и выражения нарочно оставил латиницей - пусть для читателя они выглядят так же чуждо и непонятно, как и для Обри.\nПро саму ВН я... пожалуй, ничего не буду говорить. Кроме лишь одного - если я взялся её толмачить, значит лично для меня она того стоила.\n\nУПД от 07.07.22 - Сегодня ещё раз пробежался по тексту и причесал немного.\nПрошло два года, а это по-прежнему одна из самых моих любимых новелл в переводах.\nУПД от 03.12.22 - И ещё раз пробежался, хехе.\n\nДоступно только для пользователей\n\n\n\n\nВ тексте присутствует ненормативная лексика.</text:p>
          </table:table-cell>
          <table:table-cell/>
          <table:table-cell office:value-type="string" calcext:value-type="string">
            <text:p>2-10 часов</text:p>
          </table:table-cell>
          <table:table-cell office:value-type="string" calcext:value-type="string">
            <text:p>wargirl_games</text:p>
          </table:table-cell>
          <table:table-cell office:value-type="string" calcext:value-type="string">
            <text:p>{'Русский'}</text:p>
          </table:table-cell>
          <table:table-cell office:value-type="string" calcext:value-type="string">
            <text:p>drama,comedy,action,adventure</text:p>
          </table:table-cell>
          <table:table-cell office:value-type="string" calcext:value-type="string">
            <text:p>https://mega.nz/file/7c4lnZ6Q#MQukL1FNACrmwliE1cY10aKABsWl_3LlcyTRKn74mnM</text:p>
          </table:table-cell>
          <table:table-cell office:value-type="string" calcext:value-type="string">
            <text:p>1997.jpg</text:p>
          </table:table-cell>
        </table:table-row>
        <table:table-row table:style-name="ro1">
          <table:table-cell office:value-type="string" calcext:value-type="string">
            <text:p>Вспышка: День ноль (The Outbreak: Day Zero)</text:p>
          </table:table-cell>
          <table:table-cell office:value-type="string" calcext:value-type="string">
            <text:p>Внимание! В этой ВН содержатся грубые выражения и жестокие сцены, из-за которых она даже имеет рейтинг 18+!\n\nВспышка - это серия кинетических визуальных новелл в жанре хоррор-апокалипсис, повествующая о том, как пытающийся вылечиться от героиновой зависимости наркоман Бен и обычный студент-медик Адам борются за выживание в битве со смертельно опасным вирусом, вырвавшимся за стены одной из больниц крупного американского города.\n\nЭто лишь первая часть серии. Вторая - Вспышка: День ноль https://anivisual.net/stuff/3-1-0-1994 планируется к переводу, а дальнейшие, к сожалению, так и не увидели свет. Более подробно узнать о том, что из себя представляет ВН можно в комментариях.\n\nПримерная продолжительность, по словам автора, составляет где-то 50 минут.</text:p>
          </table:table-cell>
          <table:table-cell/>
          <table:table-cell office:value-type="string" calcext:value-type="string">
            <text:p>Менее 2 часов</text:p>
          </table:table-cell>
          <table:table-cell office:value-type="string" calcext:value-type="string">
            <text:p>skyler_newman</text:p>
          </table:table-cell>
          <table:table-cell office:value-type="string" calcext:value-type="string">
            <text:p>{'Русский'}</text:p>
          </table:table-cell>
          <table:table-cell office:value-type="string" calcext:value-type="string">
            <text:p>drama,horror,action,fiction</text:p>
          </table:table-cell>
          <table:table-cell office:value-type="string" calcext:value-type="string">
            <text:p>https://yadi.sk/d/4S71YpXXO4kZNQ</text:p>
          </table:table-cell>
          <table:table-cell office:value-type="string" calcext:value-type="string">
            <text:p>1994.png</text:p>
          </table:table-cell>
        </table:table-row>
        <table:table-row table:style-name="ro1">
          <table:table-cell office:value-type="string" calcext:value-type="string">
            <text:p>Лагерь друзей (Camp Buddy)</text:p>
          </table:table-cell>
          <table:table-cell office:value-type="string" calcext:value-type="string">
            <text:p>Удивительная история дружбы и любви в лагере скаутов "Camp Buddy". Данная визуальная новелла повествуется от лица главного героя - Кейтаро Нагаме . Вы погрузитесь в разнообразный круговорот событий, и от каждого вашего выбора будет зависеть дальнейшее будущее наших персонажей. Camp Buddy расскажет нам 4 таких разных, но по-своему трогательных историй, которые смогут научить чему-то новому и остаться ещё надолго в вашей памяти.\n\nДоступно только для пользователей</text:p>
          </table:table-cell>
          <table:table-cell/>
          <table:table-cell office:value-type="string" calcext:value-type="string">
            <text:p>10-30 часов</text:p>
          </table:table-cell>
          <table:table-cell office:value-type="string" calcext:value-type="string">
            <text:p>mikkoukun</text:p>
          </table:table-cell>
          <table:table-cell office:value-type="string" calcext:value-type="string">
            <text:p>{'Русский'}</text:p>
          </table:table-cell>
          <table:table-cell office:value-type="string" calcext:value-type="string">
            <text:p>drama,comedy,romance,routine</text:p>
          </table:table-cell>
          <table:table-cell office:value-type="string" calcext:value-type="string">
            <text:p>https://disk.yandex.ru/d/yAC473lGlfAIYQ</text:p>
          </table:table-cell>
          <table:table-cell office:value-type="string" calcext:value-type="string">
            <text:p>1993.png</text:p>
          </table:table-cell>
        </table:table-row>
        <table:table-row table:style-name="ro1">
          <table:table-cell office:value-type="string" calcext:value-type="string">
            <text:p>Сад забвения (Garden of Oblivion)</text:p>
          </table:table-cell>
          <table:table-cell office:value-type="string" calcext:value-type="string">
            <text:p>Однажды Рэвен просыпается в необыкновенном, но очень красивом месте, где еe встречают как особого гостя. Говорящие животные, все милы и дружелюбны. Если бы только не эта дверь. Та, в углу сада. Что же она скрывает? Почему Рэвен нельзя выходить наружу? Возможно лучше и не узнавать правду...</text:p>
          </table:table-cell>
          <table:table-cell/>
          <table:table-cell office:value-type="string" calcext:value-type="string">
            <text:p>Менее 2 часов</text:p>
          </table:table-cell>
          <table:table-cell office:value-type="string" calcext:value-type="string">
            <text:p>traumendes_madchen</text:p>
          </table:table-cell>
          <table:table-cell office:value-type="string" calcext:value-type="string">
            <text:p>{'Русский'}</text:p>
          </table:table-cell>
          <table:table-cell office:value-type="string" calcext:value-type="string">
            <text:p>horror,mystic,triller</text:p>
          </table:table-cell>
          <table:table-cell office:value-type="string" calcext:value-type="string">
            <text:p>https://drive.google.com/open?id=141R2kRaORcKf10NaOSjYqT-NuNlkfaGX</text:p>
          </table:table-cell>
          <table:table-cell office:value-type="string" calcext:value-type="string">
            <text:p>1985.jpeg</text:p>
          </table:table-cell>
        </table:table-row>
        <table:table-row table:style-name="ro1">
          <table:table-cell office:value-type="string" calcext:value-type="string">
            <text:p>Starlight Vega</text:p>
          </table:table-cell>
          <table:table-cell office:value-type="string" calcext:value-type="string">
            <text:p>От создательницы Love Ribbon, Catch Canvas и Волчьих хвостов\n\n\nТишина стоит в старом доме, только изредка от ветра постукивают ставни да поскрипывают половицы…\nВокруг него на много миль слышен лишь шелест деревьев и пение птиц.\nХозяин дома давно умер и оставил его в наследство своей семье.\n\nА где-то внутри таится странная неприметная дверка, войдя в которую можно увидеть небольшую библиотеку с ещё более странными книгами, часть из которых написана на нечеловеческих языках. А рядом стоит постамент, на котором мистическим светом поблёскивает какой-то камешек...\n\nВот и наша ГГ-иня Ария (не Т'Лоак, слава богу), едва заехав в этот дом уже начала чувствовать себя неуютно. А потом, в первый же вечер собралась на "вынужденную" прогулку по тёмным коридорам в компании фонарика и своей давней подруги Мелоди. И конечно же нашла этот самый камешек. Внутри которого оказался демон. Такой весь красный, с рогами. И едва высвободившись из полувекового заточения, этот ужасный демон тут же накинулся на Арию...\n\n______\nОт переводчика\n\n\n\n\n\n\n\n\n\n\n\n\n\n\n\n\n\nДоступно только для пользователей</text:p>
          </table:table-cell>
          <table:table-cell/>
          <table:table-cell office:value-type="string" calcext:value-type="string">
            <text:p>10-30 часов</text:p>
          </table:table-cell>
          <table:table-cell office:value-type="string" calcext:value-type="string">
            <text:p>razzart_visual</text:p>
          </table:table-cell>
          <table:table-cell office:value-type="string" calcext:value-type="string">
            <text:p>{'Русский'}</text:p>
          </table:table-cell>
          <table:table-cell office:value-type="string" calcext:value-type="string">
            <text:p>drama,comedy,romance,action,mystic,routine,school,fantasy</text:p>
          </table:table-cell>
          <table:table-cell office:value-type="string" calcext:value-type="string">
            <text:p>https://mega.nz/file/TEg32TQI#gife4VrvSq3ZbEa2eisuIIAtJxueFfuj3voF6zUeI4g</text:p>
          </table:table-cell>
          <table:table-cell office:value-type="string" calcext:value-type="string">
            <text:p>1983.jpg</text:p>
          </table:table-cell>
        </table:table-row>
        <table:table-row table:style-name="ro1">
          <table:table-cell office:value-type="string" calcext:value-type="string">
            <text:p>Праздник (The Festival)</text:p>
          </table:table-cell>
          <table:table-cell office:value-type="string" calcext:value-type="string">
            <text:p>В своё время автор описывал игру вот так:\n\nПредставляю вашему вниманию интерактивную графическую новеллу 2009 года на основе рассказа Г. Лавкрафта "Праздник" ("The Festival" ).\n\n...Дело происходило в канун праздника, который люди именуют Рождеством, хотя в глубине души сознают, что он неизмеримо старше Вифлеема, Вавилона, Мемфиса и самого человечества. Да, в его канун добрался я наконец до старинного города у моря, где когда-то жили и справляли этот праздник мои предки…\n\nЖелаю вам приятного путешествия в Кингспорт, надеюсь, оно вам запомнится надолго.\n\nПозднее автор писал, что вдохновлялся Чайками.\n\nНовелла 2009 года, здесь представлено переиздание. Непонятно, почему одной из первых отечественных неанимешных новелл до сих пор здесь не было.\nАльтернативная ссылка: https://yadi.sk/public?....UK8M%3D</text:p>
          </table:table-cell>
          <table:table-cell/>
          <table:table-cell office:value-type="string" calcext:value-type="string">
            <text:p>Менее 2 часов</text:p>
          </table:table-cell>
          <table:table-cell office:value-type="string" calcext:value-type="string">
            <text:p>aleksej_galanov</text:p>
          </table:table-cell>
          <table:table-cell office:value-type="string" calcext:value-type="string">
            <text:p>{'отечественный разработчик', 'the', 'Главный герой парень', 'Повествование от первого лица', 'Festival'}</text:p>
          </table:table-cell>
          <table:table-cell office:value-type="string" calcext:value-type="string">
            <text:p>horror,mystic,fiction</text:p>
          </table:table-cell>
          <table:table-cell office:value-type="string" calcext:value-type="string">
            <text:p>https://yadi.sk/d/g5Z61YAM3txrQ</text:p>
          </table:table-cell>
          <table:table-cell office:value-type="string" calcext:value-type="string">
            <text:p>1982.jpg</text:p>
          </table:table-cell>
        </table:table-row>
        <table:table-row table:style-name="ro1">
          <table:table-cell office:value-type="string" calcext:value-type="string">
            <text:p>Исчезая (теперь_полностью) (Dissolving (Hunter))</text:p>
          </table:table-cell>
          <table:table-cell office:value-type="string" calcext:value-type="string">
            <text:p>Иногда смерть — это не конец пути. Вы когда-нибудь задумывались, что некоторые... люди могут жить в сети? Одна девушка точно не задавалась такими вопросами. Однажды она решила навестить своего бывшего — и оказалась в водовороте ужасающих событий, которые гораздо масштабней, чем ее жизнь.\n\n«Исчезая» — атмосферная кинетическая хоррор-новелла о девушке, которую втянули в историю с интернет-культом. В игре нет выбора вариантов развития событий, но в определенной части основной истории можно открыть второй, более длинный, сценарий. Также в первом сценарии спрятан намек на то, как найти дополнительную информацию о сюжете вне игры. Удачных поисков!\n\nужасы\nкиберпространство\nбоги\nстранность\nоригинальные арт и музыка\nодна из частей истории скрыта вне игры — но в тексте первого сценария есть намек, как ее найти в свободном доступе\nвсе части истории можно прочитать примерно за час\n\nВЕРЬ В СЕТЬ</text:p>
          </table:table-cell>
          <table:table-cell/>
          <table:table-cell office:value-type="string" calcext:value-type="string">
            <text:p>Менее 2 часов</text:p>
          </table:table-cell>
          <table:table-cell office:value-type="string" calcext:value-type="string">
            <text:p>flying_whale</text:p>
          </table:table-cell>
          <table:table-cell office:value-type="string" calcext:value-type="string">
            <text:p>{'Dissolving', 'Несколько главных героев', 'эксперемент', 'отечественный разработчик', 'киберпанк', 'Повествование от первого лица'}</text:p>
          </table:table-cell>
          <table:table-cell office:value-type="string" calcext:value-type="string">
            <text:p>drama,horror,mystic,triller</text:p>
          </table:table-cell>
          <table:table-cell office:value-type="string" calcext:value-type="string">
            <text:p>https://drive.google.com/file/d/13YGqjNQqg1lSPFkk8EIztRLK3NUyWgQn/view?usp=sharing</text:p>
          </table:table-cell>
          <table:table-cell office:value-type="string" calcext:value-type="string">
            <text:p>1981.png</text:p>
          </table:table-cell>
        </table:table-row>
        <table:table-row table:style-name="ro1">
          <table:table-cell office:value-type="string" calcext:value-type="string">
            <text:p>Holly's Metafood</text:p>
          </table:table-cell>
          <table:table-cell office:value-type="string" calcext:value-type="string">
            <text:p>Короткая детективная история в классическом киберпанковом сеттинге. Вы - санитарный инспектор Шульц, отправляетесь на обычную проверку в ресторан. Что может пойти не так?</text:p>
          </table:table-cell>
          <table:table-cell/>
          <table:table-cell office:value-type="string" calcext:value-type="string">
            <text:p>Менее 2 часов</text:p>
          </table:table-cell>
          <table:table-cell office:value-type="string" calcext:value-type="string">
            <text:p>hollow_miami_studio</text:p>
          </table:table-cell>
          <table:table-cell office:value-type="string" calcext:value-type="string">
            <text:p>{'Повествование от первого лица', 'отечественный разработчик', 'Главный герой парень', 'киберпанк', 'vnc'}</text:p>
          </table:table-cell>
          <table:table-cell office:value-type="string" calcext:value-type="string">
            <text:p>detective,fiction,triller</text:p>
          </table:table-cell>
          <table:table-cell office:value-type="string" calcext:value-type="string">
            <text:p>https://drive.google.com/file/d/1-nnulrvXDbWfQyiY7rIv63l35HFXMkk8/view</text:p>
          </table:table-cell>
          <table:table-cell office:value-type="string" calcext:value-type="string">
            <text:p>1980.png</text:p>
          </table:table-cell>
        </table:table-row>
        <table:table-row table:style-name="ro1">
          <table:table-cell office:value-type="string" calcext:value-type="string">
            <text:p>Путепровод</text:p>
          </table:table-cell>
          <table:table-cell office:value-type="string" calcext:value-type="string">
            <text:p>Запутавшийся юноша, надумавший покончить со своей жизнью, и мужчина, исполнявший собственную работу, в этот день имели разные цели...</text:p>
          </table:table-cell>
          <table:table-cell/>
          <table:table-cell office:value-type="string" calcext:value-type="string">
            <text:p>Менее 2 часов</text:p>
          </table:table-cell>
          <table:table-cell office:value-type="string" calcext:value-type="string">
            <text:p>brutalloner_games</text:p>
          </table:table-cell>
          <table:table-cell office:value-type="string" calcext:value-type="string">
            <text:p>{'Путепровод', 'Депрессия', 'подросток', 'Главный герой парень', 'полиция', 'драма', 'мысли о суициде', 'смерть', 'Любовь', 'психология', 'детектив', 'спасение', 'отечественный разработчик', 'суицид', 'чувства'}</text:p>
          </table:table-cell>
          <table:table-cell office:value-type="string" calcext:value-type="string">
            <text:p>drama,detective</text:p>
          </table:table-cell>
          <table:table-cell office:value-type="string" calcext:value-type="string">
            <text:p>https://yadi.sk/d/Sr1v8eXIcbbV8g</text:p>
          </table:table-cell>
          <table:table-cell office:value-type="string" calcext:value-type="string">
            <text:p>1977.jpg</text:p>
          </table:table-cell>
        </table:table-row>
        <table:table-row table:style-name="ro1">
          <table:table-cell office:value-type="string" calcext:value-type="string">
            <text:p>(Не) Открывай свои глаза ((Don't) Open Your Eyes)</text:p>
          </table:table-cell>
          <table:table-cell office:value-type="string" calcext:value-type="string">
            <text:p>Ты пытаешься уснуть.\nПосреди тихой ночи к твоей кровати подходит некое существо.\nТы не можешь его увидеть... но, тем не менее, через тьму твоих век едва проглядывается силуэт.\nОн хочет одного: чтобы ты открыл глаза и рассказал ему, как он выглядит.\nПодчинишься ли ты? Или откажешься узреть истинный облик гостя?\nВыбор за тобой.\n\n«(Не) Открывай свои глаза» - это короткая визуальная хоррор новелла о полуночной встрече с таинственным существом. В ходе беседы вы узнаете о нем больше, например, о его путешествии или о том, что он думает о себе. И время от времени вы будете стоять перед выбором: открыть глаза или нет.\n\nДелая этот выбор, вы должны верить, действительно ли он рядом, или этот шепчущий голос лишь часть вашего воображения. Только не заставляйте своего гостя ждать слишком долго.\n\nОсобенности:\n- Страшная история существа о вечном поиске.\n- Полностью озвученный гость.\n- Выберите, как выглядит существо (27 возможных комбинаций).\n- Каждый вариант обеспечивает новые подробности, поэтому обязательно попробуйте все!\n- Различные концовки в зависимости от вашего выбора.</text:p>
          </table:table-cell>
          <table:table-cell/>
          <table:table-cell office:value-type="string" calcext:value-type="string">
            <text:p>Менее 2 часов</text:p>
          </table:table-cell>
          <table:table-cell office:value-type="string" calcext:value-type="string">
            <text:p>via</text:p>
          </table:table-cell>
          <table:table-cell office:value-type="string" calcext:value-type="string">
            <text:p>{'Русский'}</text:p>
          </table:table-cell>
          <table:table-cell office:value-type="string" calcext:value-type="string">
            <text:p>horror</text:p>
          </table:table-cell>
          <table:table-cell office:value-type="string" calcext:value-type="string">
            <text:p>https://drive.google.com/file/d/1UVRq10dMUNEBjwO5xjzCVVQBxAgmnSLp/view?usp=sharing</text:p>
          </table:table-cell>
          <table:table-cell office:value-type="string" calcext:value-type="string">
            <text:p>1975.jpg</text:p>
          </table:table-cell>
        </table:table-row>
        <table:table-row table:style-name="ro1">
          <table:table-cell office:value-type="string" calcext:value-type="string">
            <text:p>Далёкая Вальхалла (Steins;Gate The Distant Valhalla)</text:p>
          </table:table-cell>
          <table:table-cell office:value-type="string" calcext:value-type="string">
            <text:p>The Distant Valhalla - визуальная новелла по одноимённой ранобэ, написанной по мотивам Steins;Gate.\n\nАльфа-аттрактор.\nМаюри мертва, судьба Сузухи не лучше, мобиловолновка украдена.\n\nОкабе, Дару и Курису захвачены СЕРНом.\nКак найти выход?\nДа начнётся Операция Вальхалла!\n\nДействие новеллы разворачивается после получения Окабе письма Сузухи из-за которого он скачками во времени пытается что-то изменить, но бросает все попытки, когда понимает, что всё это безнадежно.\n\nАльтернативная ссылка: Майл\nАльтернативная ссылка 2: Гугл</text:p>
          </table:table-cell>
          <table:table-cell/>
          <table:table-cell office:value-type="string" calcext:value-type="string">
            <text:p>Менее 2 часов</text:p>
          </table:table-cell>
          <table:table-cell office:value-type="string" calcext:value-type="string">
            <text:p>„the_distant_valhalla_group“</text:p>
          </table:table-cell>
          <table:table-cell office:value-type="string" calcext:value-type="string">
            <text:p>{'Русский'}</text:p>
          </table:table-cell>
          <table:table-cell office:value-type="string" calcext:value-type="string">
            <text:p>drama,science_fiction,horror,action,routine,triller</text:p>
          </table:table-cell>
          <table:table-cell office:value-type="string" calcext:value-type="string">
            <text:p>https://yadi.sk/d/Wu4b1Ki8EZRRVA</text:p>
          </table:table-cell>
          <table:table-cell office:value-type="string" calcext:value-type="string">
            <text:p>1974.png</text:p>
          </table:table-cell>
        </table:table-row>
        <table:table-row table:style-name="ro1">
          <table:table-cell office:value-type="string" calcext:value-type="string">
            <text:p>Soundless - A Modern Salem in Remote Area -</text:p>
          </table:table-cell>
          <table:table-cell office:value-type="string" calcext:value-type="string">
            <text:p>Небольшой городок под названием Пхада — это дом для культа, состоящего из 145 человек и отрезанного от остального мира. Главная героиня, Мёрси, является объектом постоянных религиозных издевательств из-за её "проклятых" галлюцинаций, в которых она видит искажённый мир, полный красных и чёрных жуков. После смерти 25-ой "Преподобной", её место занимают сразу две новорождённые Девы.\n\nНа следующий день, когда звенит последний звонок с уроков, одна из них обращается к Мёрси.\n\n"Я тоже могу это видеть."\n\nЗапустив новеллу, обязательно ознакомьтесь с предупреждениями!!!</text:p>
          </table:table-cell>
          <table:table-cell/>
          <table:table-cell office:value-type="string" calcext:value-type="string">
            <text:p>2-10 часов</text:p>
          </table:table-cell>
          <table:table-cell office:value-type="string" calcext:value-type="string">
            <text:p>milk+</text:p>
          </table:table-cell>
          <table:table-cell office:value-type="string" calcext:value-type="string">
            <text:p>{'Главный герой девушка', 'Иностранный разработчик', 'Повествование от первого лица'}</text:p>
          </table:table-cell>
          <table:table-cell office:value-type="string" calcext:value-type="string">
            <text:p>drama,horror,triller</text:p>
          </table:table-cell>
          <table:table-cell office:value-type="string" calcext:value-type="string">
            <text:p>https://drive.google.com/file/d/1QIc497M4QJkEHdTimNxazxd-KqJIfuWs/view?usp=sharing</text:p>
          </table:table-cell>
          <table:table-cell office:value-type="string" calcext:value-type="string">
            <text:p>1971.jpg</text:p>
          </table:table-cell>
        </table:table-row>
        <table:table-row table:style-name="ro1">
          <table:table-cell office:value-type="string" calcext:value-type="string">
            <text:p>Магистранницы</text:p>
          </table:table-cell>
          <table:table-cell office:value-type="string" calcext:value-type="string">
            <text:p>Небольшая история про съемки эпизода одного странного сериала...</text:p>
          </table:table-cell>
          <table:table-cell/>
          <table:table-cell office:value-type="string" calcext:value-type="string">
            <text:p>Менее 2 часов</text:p>
          </table:table-cell>
          <table:table-cell office:value-type="string" calcext:value-type="string">
            <text:p>gamerotor</text:p>
          </table:table-cell>
          <table:table-cell office:value-type="string" calcext:value-type="string">
            <text:p>{'отечественный разработчик', 'Повествование от первого лица', 'Главный герой девушка'}</text:p>
          </table:table-cell>
          <table:table-cell office:value-type="string" calcext:value-type="string">
            <text:p>comedy,mystic,fiction</text:p>
          </table:table-cell>
          <table:table-cell office:value-type="string" calcext:value-type="string">
            <text:p>https://gamerotor.com/images_vns/n4_mgs/index.html</text:p>
          </table:table-cell>
          <table:table-cell office:value-type="string" calcext:value-type="string">
            <text:p>1965.png</text:p>
          </table:table-cell>
        </table:table-row>
        <table:table-row table:style-name="ro1">
          <table:table-cell office:value-type="string" calcext:value-type="string">
            <text:p>Последний день в жизни (Last Day in Life)</text:p>
          </table:table-cell>
          <table:table-cell office:value-type="string" calcext:value-type="string">
            <text:p>Как-то утром Бен проснулся и обнаружил, что его жена, спавшая с ним рядом, скончалась.\nНо он не стал из-за этого горевать или рыдать, а лишь почувствовал, что в таком возрасте смерти не избежать.\nПоэтому Бен решил заняться своими обычными делами, а для начала пойти приготовить чай.\nПосле чего, потратив немало времени на размышления, он, наконец-то, смог принять самое важное решение в своей жизни.\n\nНовелла, что любопытно, индонезийская. Портирована с Андроида, поэтому возможны всевозможные баги, но вроде бы всё нормально. Примерная продолжительность: буквально 5-10 минут.</text:p>
          </table:table-cell>
          <table:table-cell/>
          <table:table-cell office:value-type="string" calcext:value-type="string">
            <text:p>Менее 2 часов</text:p>
          </table:table-cell>
          <table:table-cell office:value-type="string" calcext:value-type="string">
            <text:p>vnproject</text:p>
          </table:table-cell>
          <table:table-cell office:value-type="string" calcext:value-type="string">
            <text:p>{'Русский'}</text:p>
          </table:table-cell>
          <table:table-cell office:value-type="string" calcext:value-type="string">
            <text:p>drama,romance,routine</text:p>
          </table:table-cell>
          <table:table-cell office:value-type="string" calcext:value-type="string">
            <text:p>https://drive.google.com/file/d/1785M24O6SB8qsbpnX1QwVCjpCHcvyO6q/view?usp=sharing</text:p>
          </table:table-cell>
          <table:table-cell office:value-type="string" calcext:value-type="string">
            <text:p>1964.jpg</text:p>
          </table:table-cell>
        </table:table-row>
        <table:table-row table:style-name="ro1">
          <table:table-cell office:value-type="string" calcext:value-type="string">
            <text:p>Беспутье (Unroaded)</text:p>
          </table:table-cell>
          <table:table-cell office:value-type="string" calcext:value-type="string">
            <text:p>Беспутье — это короткая бесплатная визуальная новелла о живом мертвеце, который вместо бездействия выбрал дорогу.</text:p>
          </table:table-cell>
          <table:table-cell/>
          <table:table-cell office:value-type="string" calcext:value-type="string">
            <text:p>Менее 2 часов</text:p>
          </table:table-cell>
          <table:table-cell office:value-type="string" calcext:value-type="string">
            <text:p>dihen</text:p>
          </table:table-cell>
          <table:table-cell office:value-type="string" calcext:value-type="string">
            <text:p>{'Повествование от третьего лица', 'Беспутье', 'отечественный разработчик', 'Unroaded', 'Депрессивная', 'Темное фентези'}</text:p>
          </table:table-cell>
          <table:table-cell office:value-type="string" calcext:value-type="string">
            <text:p>drama,fantasy</text:p>
          </table:table-cell>
          <table:table-cell office:value-type="string" calcext:value-type="string">
            <text:p>https://www.mediafire.com/file/sbxjkc094dfjovl/Unroaded.rar/file</text:p>
          </table:table-cell>
          <table:table-cell office:value-type="string" calcext:value-type="string">
            <text:p>1961.png</text:p>
          </table:table-cell>
        </table:table-row>
        <table:table-row table:style-name="ro1">
          <table:table-cell office:value-type="string" calcext:value-type="string">
            <text:p>National Park Girls</text:p>
          </table:table-cell>
          <table:table-cell office:value-type="string" calcext:value-type="string">
            <text:p>Работать в национальном парке непросто. Особенно когда ты молодой, пылающий жаждой защищать природу, а вокруг коррупция, коллеги-пофигисты и легкомысленные туристы.\n\nЕва, после пяти лет работы рейнджером, сытая по горло несправедливостью, вымещает злобу на непутёвом туристе. В наказание её отправляют в ссылку в отдалённую хижину нести одинокий караул. Там, на неё, как снег на голову, сваливаются три девушки, устраивают шумиху и вообще утверждают, что являются воплощениями трёх национальных парков - Зайон, Йеллоустон и Йосемити!\n\nМало было проблем с начальством, так ещё и незваные гости какие-то странные: одна всё время возится со своими книгами, а у другой вообще вулкан на голове! Но может это Еве как раз и нужно? Может, новые знакомые помогут разочарованному рейнджеру вновь обрести веру в свою профессию?\n\nДоступен только 1-ый эпизод. Примерный выход остальных эпизодов, заявленный разработчиками:\n\nЭпизод 2 - Июнь, 2019\n\nЭпизод 3 - Сентябрь, 2019\n\nЭпизод 4 - Декабрь, 2019\n\nЭпизод 5 - Март, 2020\n\nБудем признательны, если сообщите о найденных ошибках сюда https://vk.com/topic-178239703_40310647\n\nПриятного чтения!</text:p>
          </table:table-cell>
          <table:table-cell/>
          <table:table-cell office:value-type="string" calcext:value-type="string">
            <text:p>2-10 часов</text:p>
          </table:table-cell>
          <table:table-cell office:value-type="string" calcext:value-type="string">
            <text:p>studio_coattails</text:p>
          </table:table-cell>
          <table:table-cell office:value-type="string" calcext:value-type="string">
            <text:p>{'Русский'}</text:p>
          </table:table-cell>
          <table:table-cell office:value-type="string" calcext:value-type="string">
            <text:p>drama,comedy,mystic,adventure</text:p>
          </table:table-cell>
          <table:table-cell office:value-type="string" calcext:value-type="string">
            <text:p>https://yadi.sk/d/VTbPwgIz5ODBHw</text:p>
          </table:table-cell>
          <table:table-cell office:value-type="string" calcext:value-type="string">
            <text:p>1957.jpg</text:p>
          </table:table-cell>
        </table:table-row>
        <table:table-row table:style-name="ro1">
          <table:table-cell office:value-type="string" calcext:value-type="string">
            <text:p>Прекрасное мгновение (Being Beauteous)</text:p>
          </table:table-cell>
          <table:table-cell office:value-type="string" calcext:value-type="string">
            <text:p>Давным-давно, в одном далёком королевстве, жила была молодая девушка, которую очень обижала злая мачеха и сводные сёстры. Как известно, добрая Фея-крёстная помогла девушке выйти замуж за принца, и жили они с тех пор долго и счастливо, в богатстве и роскоши, и родилось у них много детей. Или же, быть может, всё это ложь, а история пойдёт совсем не потому пути, который вы от неё ожидаете…\n\nИнтересно, что эта кинетическая новелла была создана в 2012 голу для конкурса всего за неделю и выглядела вот так: https://yadi.sk/d/IRKtd1dss_jM4w . Серьёзный ремейк графики был проведён лишь спустя два года.\n\nОгромное спасибо CherilynBonnet за перевод меню и интерфейса новеллы!\n\nПримерная продолжительность: где-то минут 20-25.\n\nТакже вот здесь доступен порт на Switch https://m.vk.com/wall-122858626_817 и на PS Vita https://m.vk.com/wall-122858626_960 Авторы обоих портов: FaceOff.</text:p>
          </table:table-cell>
          <table:table-cell/>
          <table:table-cell office:value-type="string" calcext:value-type="string">
            <text:p>Менее 2 часов</text:p>
          </table:table-cell>
          <table:table-cell office:value-type="string" calcext:value-type="string">
            <text:p>traeumendes_maedchen</text:p>
          </table:table-cell>
          <table:table-cell office:value-type="string" calcext:value-type="string">
            <text:p>{'Русский'}</text:p>
          </table:table-cell>
          <table:table-cell office:value-type="string" calcext:value-type="string">
            <text:p>drama,romance,fantasy</text:p>
          </table:table-cell>
          <table:table-cell office:value-type="string" calcext:value-type="string">
            <text:p>https://yadi.sk/d/THp51B9Qhp_G8A</text:p>
          </table:table-cell>
          <table:table-cell office:value-type="string" calcext:value-type="string">
            <text:p>1953.jpg</text:p>
          </table:table-cell>
        </table:table-row>
        <table:table-row table:style-name="ro1">
          <table:table-cell office:value-type="string" calcext:value-type="string">
            <text:p>Septembera</text:p>
          </table:table-cell>
          <table:table-cell office:value-type="string" calcext:value-type="string">
            <text:p>Описание взято с Google Play:\n\nВ этой визуальной новелле, насквозь пропитанной осенью, вам придется стать заложником загадочного города Москва-11, из которого так трудно найти выход. Сможете ли вы сбежать, наплевав на моральные принципы или вы предпочтете счастью, за счет других, смерть?\n___\nПосле обновлений у вас могут возникнуть проблемы с сохранениями, сделанными в прошлой версии игры.\n___\nЕсли у вас возникнут трудности, то мой адрес VK (vk.com/red_snail) и почта (Red.Snail.2017@yandex.ru). В случае сбоев, пришлите мне содержание этих файлов: /sdcard/Android/data/ru.redsnail.septembera/files/traceback.txt и log.txt вместе с описанием ошибки.\n\nА это уже не с ГП, если что:\nДобавлен неофициальный (любительский) порт на ПК. В нём возможны различные ошибки, о которых просьба сообщать в комментарии на этой странице Анивижуала.</text:p>
          </table:table-cell>
          <table:table-cell/>
          <table:table-cell office:value-type="string" calcext:value-type="string">
            <text:p>Менее 2 часов</text:p>
          </table:table-cell>
          <table:table-cell office:value-type="string" calcext:value-type="string">
            <text:p>red_snail</text:p>
          </table:table-cell>
          <table:table-cell office:value-type="string" calcext:value-type="string">
            <text:p>{'Повествование от первого лица', 'Главный герой парень', 'отечественный разработчик'}</text:p>
          </table:table-cell>
          <table:table-cell office:value-type="string" calcext:value-type="string">
            <text:p>drama,romance,mystic</text:p>
          </table:table-cell>
          <table:table-cell office:value-type="string" calcext:value-type="string">
            <text:p>https://yadi.sk/d/bTRA9qop5n5goA</text:p>
          </table:table-cell>
          <table:table-cell office:value-type="string" calcext:value-type="string">
            <text:p>1949.png</text:p>
          </table:table-cell>
        </table:table-row>
        <table:table-row table:style-name="ro1">
          <table:table-cell office:value-type="string" calcext:value-type="string">
            <text:p>Взаперти (Trapped)</text:p>
          </table:table-cell>
          <table:table-cell office:value-type="string" calcext:value-type="string">
            <text:p>Вы заперты...в весьма странном месте. Ваше заключение - ошибка, но на что вы готовы, чтобы выйти на свободу?</text:p>
          </table:table-cell>
          <table:table-cell/>
          <table:table-cell office:value-type="string" calcext:value-type="string">
            <text:p>Менее 2 часов</text:p>
          </table:table-cell>
          <table:table-cell office:value-type="string" calcext:value-type="string">
            <text:p>selavi_games</text:p>
          </table:table-cell>
          <table:table-cell office:value-type="string" calcext:value-type="string">
            <text:p>{'Русский'}</text:p>
          </table:table-cell>
          <table:table-cell office:value-type="string" calcext:value-type="string">
            <text:p>mystic,triller</text:p>
          </table:table-cell>
          <table:table-cell office:value-type="string" calcext:value-type="string">
            <text:p>https://drive.google.com/open?id=1v-VWyD3a8LgWA7yBYhpH0u3yzqwqtYup</text:p>
          </table:table-cell>
          <table:table-cell office:value-type="string" calcext:value-type="string">
            <text:p>1941.jpg</text:p>
          </table:table-cell>
        </table:table-row>
        <table:table-row table:style-name="ro1">
          <table:table-cell office:value-type="string" calcext:value-type="string">
            <text:p>Butterfly Affection: MIÐGARÐ Edition</text:p>
          </table:table-cell>
          <table:table-cell office:value-type="string" calcext:value-type="string">
            <text:p>Сюжет:\nОбыкновенный японский девственник возвращается домой после работы, как вдруг обнаруживает на пороге своего дома странное существо, отдалённо напоминающее человека, но с частями тела насекомого, моллюска и рептилии.\n\nЧто это: ошибка природы или чей-то безумный эксперимент? Что произойдёт, если наш герой решит взять это существо домой и попытается вырастить его как своего питомца? Станет ли это последней ошибкой в его жизни или же он сможет полюбить это существо вопреки всем противоречиям в его душе?\n\nВнимание: Данная новелла не предназначена для впечатлительных агрошкольников. Убедитесь, что у вас есть мозг, прежде чем делать выводы, не ознакомившись с содержанием.\n\nОригинал от ViolentWorld\n\nОтличия "MIÐGARÐ Edition":\n- Новелла была полностью пересобрана на движке Ren'Py Engine\n- Поддержка систем Linux и MacOS\n- Исправлены все ошибки разработчика\n- Переведена и "дорисована" остальная графика, оставшаяся с первого релиза\n- Большинство игровых меню переписаны с нуля\n- Добавлено меню Галереи, где можно просмотреть все открытые CG-арты\n- В повествование интегрированы ранее не задействованные CG (концепт-арты)\n- Полностью переписан и дополнен весь текст в игре, совпадений с первым релизом около 5%\n- Повествование подано с большим погружением в историю, что позволит по-новому взглянуть на новеллу, если вы уже читали оригинал\n\nОбновление 1.04 от 28.11.19:\n- Интерфейс адаптирован под Android\n- Уменьшен общий размер сборки\n\nСсылки на игру:\nGoogle.Drive\nТоррент-раздача\n\nВерсия для Android:\nGoogle.Drive\n\nПеревод (первый релиз): ViolentWorld\nСборка и редактура: MIÐGARÐ</text:p>
          </table:table-cell>
          <table:table-cell/>
          <table:table-cell office:value-type="string" calcext:value-type="string">
            <text:p>Менее 2 часов</text:p>
          </table:table-cell>
          <table:table-cell office:value-type="string" calcext:value-type="string">
            <text:p>freakilycharming</text:p>
          </table:table-cell>
          <table:table-cell office:value-type="string" calcext:value-type="string">
            <text:p>{'Русский'}</text:p>
          </table:table-cell>
          <table:table-cell office:value-type="string" calcext:value-type="string">
            <text:p>drama,romance,routine,fantasy,ecchi</text:p>
          </table:table-cell>
          <table:table-cell office:value-type="string" calcext:value-type="string">
            <text:p>https://drive.google.com/file/d/142ZtJqIMpvoZmKK135RTZVFTYWXjtU_N/view?usp=sharing</text:p>
          </table:table-cell>
          <table:table-cell office:value-type="string" calcext:value-type="string">
            <text:p>1932.jpg</text:p>
          </table:table-cell>
        </table:table-row>
        <table:table-row table:style-name="ro1">
          <table:table-cell office:value-type="string" calcext:value-type="string">
            <text:p>Последняя строфа (Last Stanza)</text:p>
          </table:table-cell>
          <table:table-cell office:value-type="string" calcext:value-type="string">
            <text:p>На дворе была последняя неделя декабря 2009-го года, когда я узнал, какое это странное и пугающее чувство, когда по твоему лицу медленно стекают слёзы. Зима выстудила воздух, закрыла облаками небо и солнечный свет, и казалось, будто само солнце исчезло.\n\nЧерез несколько дней я вернулся к своей обычной жизни, притворяясь, что ничего такого не произошло. Пытался сдержать в себе гнев и смятение, что медленно но верно одолевали мои мысли. Пытался открыться старым и новым друзьям, пытаясь всеми силами найти для себя новое место в жизни.\n\nНо именно в такие моменты тишины и спокойствия, когда буря улеглась и шторма потеряли силу — любой упавший камешек может вызвать огромную волну, что вынесет на берега моих мыслей те эмоции и воспоминания, которые я так старался забыть.\n\nЭто история про одно трагическое событие и его последствия, причем на эти самые последствия нам дадут посмотреть глазами разных людей.\n\n____\n\n\n\n\n\n\n\n\n\n\n\nДоступно только для пользователей\n\nПорт на Андроид чуть кривоват, но работает вроде.</text:p>
          </table:table-cell>
          <table:table-cell/>
          <table:table-cell office:value-type="string" calcext:value-type="string">
            <text:p>2-10 часов</text:p>
          </table:table-cell>
          <table:table-cell office:value-type="string" calcext:value-type="string">
            <text:p>innocence_イノセンス</text:p>
          </table:table-cell>
          <table:table-cell office:value-type="string" calcext:value-type="string">
            <text:p>{'Русский'}</text:p>
          </table:table-cell>
          <table:table-cell office:value-type="string" calcext:value-type="string">
            <text:p>drama,routine,school</text:p>
          </table:table-cell>
          <table:table-cell office:value-type="string" calcext:value-type="string">
            <text:p>https://mega.nz/file/yQIQwaib#A7ZM8-2jxKrImdIgEnR-FTJrNrG7F3dHWxs_dEjE_xs</text:p>
          </table:table-cell>
          <table:table-cell office:value-type="string" calcext:value-type="string">
            <text:p>1931.jpg</text:p>
          </table:table-cell>
        </table:table-row>
        <table:table-row table:style-name="ro1">
          <table:table-cell office:value-type="string" calcext:value-type="string">
            <text:p>Амбрэ (Ambre)</text:p>
          </table:table-cell>
          <table:table-cell office:value-type="string" calcext:value-type="string">
            <text:p>Тристан Мэлори - самый обычный офисный сотрудник, каждый день которого, с тех пор, как его жена ушла, организован по принципу “дорога на работу, работа, сон”. Всё идёт своим чередом, пока однажды мужчина не встречает Амбрэ, милую и наивную маленькую девочку, по нелепой случайности оказавшуюся на улице. Почувствовав к девочке симпатию, Тристан решает временно приютить её у себя дома. Мужчина постепенно привыкает к своей новой знакомой, но вскоре с ней начинает происходить что-то всё более и более странное…\n\nВН создана для конкурса Nanoreno 2013 и позднее переиздана для Steam с улучшенной графикой. На русский переведены обе версии. Версия с возможностью выбора графики и портом на Андроид доступна вот тут: https://anivisual.net/stuff/3-1-0-2303\n\nSteam-версия, соответственно, на русский не переведена, но от обычной она отличается только рисовкой, текст в ней тот же. Если распаковать и заменить файлы скриптов, то, возможно, русский язык появится и там, но это никак не проверялось.\n\nПримерная продолжительность: где-то около часа.</text:p>
          </table:table-cell>
          <table:table-cell/>
          <table:table-cell office:value-type="string" calcext:value-type="string">
            <text:p>Менее 2 часов</text:p>
          </table:table-cell>
          <table:table-cell office:value-type="string" calcext:value-type="string">
            <text:p>traeumendes_maedchen</text:p>
          </table:table-cell>
          <table:table-cell office:value-type="string" calcext:value-type="string">
            <text:p>{'Русский'}</text:p>
          </table:table-cell>
          <table:table-cell office:value-type="string" calcext:value-type="string">
            <text:p>drama,romance,routine</text:p>
          </table:table-cell>
          <table:table-cell office:value-type="string" calcext:value-type="string">
            <text:p>https://yadi.sk/d/qHj2weIjtDaCkQ</text:p>
          </table:table-cell>
          <table:table-cell office:value-type="string" calcext:value-type="string">
            <text:p>1930.jpg</text:p>
          </table:table-cell>
        </table:table-row>
        <table:table-row table:style-name="ro1">
          <table:table-cell office:value-type="string" calcext:value-type="string">
            <text:p>Белое эхо</text:p>
          </table:table-cell>
          <table:table-cell office:value-type="string" calcext:value-type="string">
            <text:p>Это шестая визуальная новелла в серии "Демонолог".\n\nПервая игра, разработанная не Михаилом Каданцевым(Mitredel), а модераторами группы ВК — Radkar и Rio. По хронологии находится между новеллами "Большой секрет Александра" и "От конца и дальше".\n\nАнгличанин Джонатан Браун четырнадцать лет прожил в России, однако из-за бушевавшей там гражданской войны в 1918 году ему пришлось вернуться на родину. Спустя пять лет, выполняя свою обыкновенную работу в лондонском офисе, он не догадывался, что эхо его российского прошлого настигнет его в самом скором времени, и уж тем более он не мог себе представить, что вслед за этим эхом услышит голоса демонов Царства Ночи.\n\n\n\n\n\n\n\nДоступно только для пользователей</text:p>
          </table:table-cell>
          <table:table-cell/>
          <table:table-cell office:value-type="string" calcext:value-type="string">
            <text:p>2-10 часов</text:p>
          </table:table-cell>
          <table:table-cell office:value-type="string" calcext:value-type="string">
            <text:p>rio_&amp;_radkar</text:p>
          </table:table-cell>
          <table:table-cell office:value-type="string" calcext:value-type="string">
            <text:p>{'Главный герой парень', 'Повествование от первого лица', 'отечественный разработчик', 'не люди', 'вселенная «Демонолог»'}</text:p>
          </table:table-cell>
          <table:table-cell office:value-type="string" calcext:value-type="string">
            <text:p>drama,mystic</text:p>
          </table:table-cell>
          <table:table-cell office:value-type="string" calcext:value-type="string">
            <text:p>https://disk.yandex.ru/d/e9pkO3jTA1aigQ</text:p>
          </table:table-cell>
          <table:table-cell office:value-type="string" calcext:value-type="string">
            <text:p>1929.png</text:p>
          </table:table-cell>
        </table:table-row>
        <table:table-row table:style-name="ro1">
          <table:table-cell office:value-type="string" calcext:value-type="string">
            <text:p>Красоту, пожалуйста! (Pretty, Please!)</text:p>
          </table:table-cell>
          <table:table-cell office:value-type="string" calcext:value-type="string">
            <text:p>Короткая игра о даме, которая идет в клинику красоты, чтобы "исправить несколько частей тела". Здесь продемонстрированы несколько концовок и красивые арты, сделанные для GameZanga GameJam.\n\nИгра содержит 497 диалоговых блоков, содержащих 3,644 слова и 19,587\nсимволов, в среднем 7,3 слова и 39 символов на блок. 11 меню, 15 изображений, 14 экранов и в общей сложности 3 возможные концовки.</text:p>
          </table:table-cell>
          <table:table-cell/>
          <table:table-cell office:value-type="string" calcext:value-type="string">
            <text:p>Менее 2 часов</text:p>
          </table:table-cell>
          <table:table-cell office:value-type="string" calcext:value-type="string">
            <text:p>stanza_creative_circle</text:p>
          </table:table-cell>
          <table:table-cell office:value-type="string" calcext:value-type="string">
            <text:p>{'русский'}</text:p>
          </table:table-cell>
          <table:table-cell office:value-type="string" calcext:value-type="string">
            <text:p>drama,horror,mystic</text:p>
          </table:table-cell>
          <table:table-cell office:value-type="string" calcext:value-type="string">
            <text:p>https://drive.google.com/open?id=1-W8wmUgbm_F4SJqWV2QDlTMWPEmL0HUT</text:p>
          </table:table-cell>
          <table:table-cell office:value-type="string" calcext:value-type="string">
            <text:p>1927.jpg</text:p>
          </table:table-cell>
        </table:table-row>
        <table:table-row table:style-name="ro1">
          <table:table-cell office:value-type="string" calcext:value-type="string">
            <text:p>Аврора: Пять Принцев (Aurore: Five Princes)</text:p>
          </table:table-cell>
          <table:table-cell office:value-type="string" calcext:value-type="string">
            <text:p>Пять Принцев - это визуальный роман о ведьмах, оборотнях, вампирах и других фантастических расах.\n\nВы играете за Дафну (имя можно изменить) Маршалл, нормальную девочку-подростка. Накануне своего восемнадцатилетия она обнаруживает, что является не только ведьмой, но и новой императрицой.\nНо на пути к величию вас подстерегают опасности, и у вас есть всего несколько коротких недель, чтобы овладеть своей силой и защитить свою империю и возможно обрести любовь.</text:p>
          </table:table-cell>
          <table:table-cell/>
          <table:table-cell office:value-type="string" calcext:value-type="string">
            <text:p>2-10 часов</text:p>
          </table:table-cell>
          <table:table-cell office:value-type="string" calcext:value-type="string">
            <text:p>peanutparade</text:p>
          </table:table-cell>
          <table:table-cell office:value-type="string" calcext:value-type="string">
            <text:p>{'Русский'}</text:p>
          </table:table-cell>
          <table:table-cell office:value-type="string" calcext:value-type="string">
            <text:p>comedy,romance,mystic,adventure,fantasy,hentai</text:p>
          </table:table-cell>
          <table:table-cell office:value-type="string" calcext:value-type="string">
            <text:p>https://yadi.sk/d/uiIEvr-Q0SuQ9g</text:p>
          </table:table-cell>
          <table:table-cell office:value-type="string" calcext:value-type="string">
            <text:p>1924.jpg</text:p>
          </table:table-cell>
        </table:table-row>
        <table:table-row table:style-name="ro1">
          <table:table-cell office:value-type="string" calcext:value-type="string">
            <text:p>Король Демонов Доминирование (Demon King Domination)</text:p>
          </table:table-cell>
          <table:table-cell office:value-type="string" calcext:value-type="string">
            <text:p>Малос, злобный правитель мира демонов, объявил войну человеческой расе. Он распространяет смерть и разрушение.\nПринцесса Диана, сильнейшая из человеческих воинов, приходит, чтобы убить его. Победу одержит сильнейший. Побеждённый будет подвержен унижениям...\nОсновная ссылка обновлена!</text:p>
          </table:table-cell>
          <table:table-cell/>
          <table:table-cell office:value-type="string" calcext:value-type="string">
            <text:p>Менее 2 часов</text:p>
          </table:table-cell>
          <table:table-cell office:value-type="string" calcext:value-type="string">
            <text:p>belgerum</text:p>
          </table:table-cell>
          <table:table-cell office:value-type="string" calcext:value-type="string">
            <text:p>{'Русский'}</text:p>
          </table:table-cell>
          <table:table-cell office:value-type="string" calcext:value-type="string">
            <text:p>action,fantasy,hentai</text:p>
          </table:table-cell>
          <table:table-cell office:value-type="string" calcext:value-type="string">
            <text:p>https://drive.google.com/open?id=1JGLr1ka68cPPK1ljsxYe82mbcsC3WolG</text:p>
          </table:table-cell>
          <table:table-cell office:value-type="string" calcext:value-type="string">
            <text:p>1923.png</text:p>
          </table:table-cell>
        </table:table-row>
        <table:table-row table:style-name="ro1">
          <table:table-cell office:value-type="string" calcext:value-type="string">
            <text:p>ТрапМэйд@Кафе (Otomaid@Cafe)</text:p>
          </table:table-cell>
          <table:table-cell office:value-type="string" calcext:value-type="string">
            <text:p>Нарусе Кей переехал учиться в другой город, в квартиру своего брата Йори. Тот был так любезен, что даже предложил ему подработать в его магазине. Какого же было удивление Кея, когда оказалось, что "магазином" оказалось мэйд-кафе (т.е. с косплеем горничных), в котором работают исключительно мужчины. Правда, то бы ещё ничего, если бы Йори не сказал, что Кей теперь будет работать трап-служанкой.\n\nПознакомьтесь с холодным характером Цукасы и горячим оптимизмом Аой в этой нукиге-новелле! Желаете ли вы доминировать над Цукасой? Или же хотите подчиняться сексуальным желаниям Аой? А, может, вы не хотите выбирать, и решите выбрать одновременно и молот, и наковальню? Что ж, так как Йори всерьёз намерен сделать из Кея трапа, то ничего не поделать!</text:p>
          </table:table-cell>
          <table:table-cell/>
          <table:table-cell office:value-type="string" calcext:value-type="string">
            <text:p>2-10 часов</text:p>
          </table:table-cell>
          <table:table-cell office:value-type="string" calcext:value-type="string">
            <text:p>otoko_no_ko_club</text:p>
          </table:table-cell>
          <table:table-cell office:value-type="string" calcext:value-type="string">
            <text:p>{'Русский'}</text:p>
          </table:table-cell>
          <table:table-cell office:value-type="string" calcext:value-type="string">
            <text:p>drama,romance,routine,hentai</text:p>
          </table:table-cell>
          <table:table-cell office:value-type="string" calcext:value-type="string">
            <text:p>http://bit.ly/2VcbmGQ</text:p>
          </table:table-cell>
          <table:table-cell office:value-type="string" calcext:value-type="string">
            <text:p>1920.jpg</text:p>
          </table:table-cell>
        </table:table-row>
        <table:table-row table:style-name="ro1">
          <table:table-cell office:value-type="string" calcext:value-type="string">
            <text:p>Реквием Темного Лорда (Requiem of the Dark Lord)</text:p>
          </table:table-cell>
          <table:table-cell office:value-type="string" calcext:value-type="string">
            <text:p>Эта история рассказывает о парне по имени Рью, который попадает в игровой мир. В нем он провел не один десяток своего реального времени, играя за темного эльфа некроманта.\nНо так ли всё хорошо в этом мире? Это и предстоит вам узнать.\n\n----------------------------------------------------------------------------------------------------------------------------------------------------------------------------\nОБНОВЛЕНИЕ 1.2.5:\n- Перерисованы некоторые спрайты. (Мария, Рейка)\n- Был улучшен фон.\n- Меню подверглось косметическим изменениям.\n- Исправлены некоторые баги.\n- Размер игры сжат с 1 гб до 500 мб\n- Переработан интерфейс. (теперь он не будет закрывать пол экрана.)\n- Обновление интерфейса.\n----------------------------------------------------------------------------------------------------------------------------------------------------------------------\nОт автора. Ребята, заранее извиняюсь за рисовку, игра создана одним человеком, который явно не похож на художника высокого… Среднего уровня? Просто не похож на художника )\nБуду благодарен и признателен всем кто ознакомиться с моим творением. Так же большое спасибо ребятам тестировавшим данную игру до релиза.\n----------------------------------------------------------------------------------------------------------------------------------------------------------------------</text:p>
          </table:table-cell>
          <table:table-cell/>
          <table:table-cell office:value-type="string" calcext:value-type="string">
            <text:p>2-10 часов</text:p>
          </table:table-cell>
          <table:table-cell office:value-type="string" calcext:value-type="string">
            <text:p>slime_(tentacles_team)</text:p>
          </table:table-cell>
          <table:table-cell office:value-type="string" calcext:value-type="string">
            <text:p>{'злой гг', 'Dark', 'Несколько главных героев', 'of', 'the', 'Isekai', 'попаданцы в иные миры', 'Эльфы', 'исекай', 'Главный герой парень', 'Lord', 'Попаданцы', 'Requiem', 'Повествование от первого лица', 'эльфийка', 'Демоны', 'отечественный разработчик', 'демон'}</text:p>
          </table:table-cell>
          <table:table-cell office:value-type="string" calcext:value-type="string">
            <text:p>drama,horror,action,adventure,fantasy</text:p>
          </table:table-cell>
          <table:table-cell office:value-type="string" calcext:value-type="string">
            <text:p>https://drive.google.com/file/d/1lJ5JM_Bw8VIFyp3fKK0Mzo-J4JWRPLtj/view?usp=sharing</text:p>
          </table:table-cell>
          <table:table-cell office:value-type="string" calcext:value-type="string">
            <text:p>1917.jpg</text:p>
          </table:table-cell>
        </table:table-row>
        <table:table-row table:style-name="ro1">
          <table:table-cell office:value-type="string" calcext:value-type="string">
            <text:p>One Thousand Lies</text:p>
          </table:table-cell>
          <table:table-cell office:value-type="string" calcext:value-type="string">
            <text:p>Искреннее всего в своих словах...\n... Тот, кто больше всех врёт.\n\nОснованная на правдоподобной истории, One Thousand Lies рассказывает про Киарана Эндина, лжеца, пишущего сказку про волка, который стремится добраться до Солнца.\n\nВ один прекрасный день Киаран начинает получать непонятные письма от таинственного отправителя, и это превращает его повседневную жизнь в беспорядок, состоящий из романтической комедии с элементами психологии. Что же за ложь скрывается за маской тайны? Как писал Гарри Г..: "Если хотите узнать правду, то её придётся сначала найти".\n\nЧтобы скачать игру, следует сначала нажать на Download Now, после этого на No thanks, just take me to the downloads, а затем на верхнюю кнопку Download.\n\nВот тут вот есть и неофициальный перевод https://kinogud.wordpress.com/2019/05/20/one-thousands-lie/ (На данный момент ссылка недоступна, так как перевод удалён с сайта) Его автор yorikbad имеет писательский опыт, поэтому по качеству он несколько выше официального, хоть и тот тоже вполне неплох. В неофициальном переводе не поддерживается mac os и английский язык. Чтобы игра в альтернативном переводе была на русском, необходимо нажать в меню на шестерёнку, а затем на американский флаг. В неофициальном переводе новелла называется "Одна тысяча неправд".\n\nТакже здесь доступен порт на Switch https://m.vk.com/wall-122858626_578 Для порта был использован официальный перевод. Авторы порта: FaceOff</text:p>
          </table:table-cell>
          <table:table-cell/>
          <table:table-cell office:value-type="string" calcext:value-type="string">
            <text:p>2-10 часов</text:p>
          </table:table-cell>
          <table:table-cell office:value-type="string" calcext:value-type="string">
            <text:p>keinart_lobre</text:p>
          </table:table-cell>
          <table:table-cell office:value-type="string" calcext:value-type="string">
            <text:p>{'Русский', 'Английский', 'Испанский'}</text:p>
          </table:table-cell>
          <table:table-cell office:value-type="string" calcext:value-type="string">
            <text:p>drama,comedy,romance,detective,mystic,routine,school</text:p>
          </table:table-cell>
          <table:table-cell office:value-type="string" calcext:value-type="string">
            <text:p>https://keinart.itch.io/one-thousand-lies/devlog/64356/added-russian</text:p>
          </table:table-cell>
          <table:table-cell office:value-type="string" calcext:value-type="string">
            <text:p>1913.png</text:p>
          </table:table-cell>
        </table:table-row>
        <table:table-row table:style-name="ro1">
          <table:table-cell office:value-type="string" calcext:value-type="string">
            <text:p>Журнал Катастроф С (Disaster Log C)</text:p>
          </table:table-cell>
          <table:table-cell office:value-type="string" calcext:value-type="string">
            <text:p>Взято с офф. сайта(https://sofdelux.itch.io/disaster-log-c):\n♦ об игре ♦\n13 тысяч слов, 1 ~ 2 часа для полного прохождения, 5 концовок.\nЭта игра рекомендуется для детей старше 13 лет. Персонажи пьют и ругаются матом, а также есть некоторые элементы ужаса. В некоторых сценах также происходит быстрое дрожание экрана.</text:p>
          </table:table-cell>
          <table:table-cell/>
          <table:table-cell office:value-type="string" calcext:value-type="string">
            <text:p>Менее 2 часов</text:p>
          </table:table-cell>
          <table:table-cell office:value-type="string" calcext:value-type="string">
            <text:p>sofdelux_studio</text:p>
          </table:table-cell>
          <table:table-cell office:value-type="string" calcext:value-type="string">
            <text:p>{'Русский'}</text:p>
          </table:table-cell>
          <table:table-cell office:value-type="string" calcext:value-type="string">
            <text:p>comedy,science_fiction,horror,routine,adventure</text:p>
          </table:table-cell>
          <table:table-cell office:value-type="string" calcext:value-type="string">
            <text:p>https://www.mediafire.com/file/bt3ng2mc1gc69l6/disasterlogC-1.1-win.zip/file</text:p>
          </table:table-cell>
          <table:table-cell office:value-type="string" calcext:value-type="string">
            <text:p>1912.png</text:p>
          </table:table-cell>
        </table:table-row>
        <table:table-row table:style-name="ro1">
          <table:table-cell office:value-type="string" calcext:value-type="string">
            <text:p>Последний солёный поцелуй (One Last Salty Kiss)</text:p>
          </table:table-cell>
          <table:table-cell office:value-type="string" calcext:value-type="string">
            <text:p>Наш несчастный главный герой только что очень нехорошо расстался с девушкой и решает убежать немного от реальности, приехав на выходные в курортный городок на берегу моря.\nНо там внезапно на ночном пляже встречает девушку, потерявшую память. И помочь ей оказывается гораздо сложнее, чем он думал...\n\n____\nОт переводчика.\n\n\nДоступно только для пользователей</text:p>
          </table:table-cell>
          <table:table-cell/>
          <table:table-cell office:value-type="string" calcext:value-type="string">
            <text:p>Менее 2 часов</text:p>
          </table:table-cell>
          <table:table-cell office:value-type="string" calcext:value-type="string">
            <text:p>andrea_montagna</text:p>
          </table:table-cell>
          <table:table-cell office:value-type="string" calcext:value-type="string">
            <text:p>{'Русский'}</text:p>
          </table:table-cell>
          <table:table-cell office:value-type="string" calcext:value-type="string">
            <text:p>drama,romance,mystic,hentai</text:p>
          </table:table-cell>
          <table:table-cell office:value-type="string" calcext:value-type="string">
            <text:p>https://mega.nz/file/aR5nSYiT#t_46PhjmgPTEISYYfJ5Upo3Iv1ciJvsGE_J-bJLTCDc</text:p>
          </table:table-cell>
          <table:table-cell office:value-type="string" calcext:value-type="string">
            <text:p>1910.jpg</text:p>
          </table:table-cell>
        </table:table-row>
        <table:table-row table:style-name="ro1">
          <table:table-cell office:value-type="string" calcext:value-type="string">
            <text:p>Never7 -The End of Infinity- (Beta)</text:p>
          </table:table-cell>
          <table:table-cell office:value-type="string" calcext:value-type="string">
            <text:p>Первого апреля Макото видит кошмар, в котором прямо у него на глазах умирает девушка. Он не знает ни кто она, ни где это случилось. Он только помнит, что это произошло шестого апреля.\nСейчас Макото со своими одноклассниками на острове, куда его послали на дополнительные занятия как прогульщика. Со временем он влюбляется в одну из девушек, но его всё ещё терзают мысли о увиденном сне. Шестого апреля предвидение оборачивается реальностью, он не может спасти её! Он теряет сознание.. пробуждается и не верит своим глазам - на часах первое апреля?!</text:p>
          </table:table-cell>
          <table:table-cell/>
          <table:table-cell office:value-type="string" calcext:value-type="string">
            <text:p>30-50 часов</text:p>
          </table:table-cell>
          <table:table-cell office:value-type="string" calcext:value-type="string">
            <text:p>kid</text:p>
          </table:table-cell>
          <table:table-cell office:value-type="string" calcext:value-type="string">
            <text:p>{'Повествование от первого лица', 'Главный герой парень', 'Иностранный разработчик'}</text:p>
          </table:table-cell>
          <table:table-cell office:value-type="string" calcext:value-type="string">
            <text:p>drama,comedy,romance,routine,fiction</text:p>
          </table:table-cell>
          <table:table-cell office:value-type="string" calcext:value-type="string">
            <text:p>https://drive.google.com/file/d/1iJfyFA4HWNNpGK-DRDcHdRbaptbUGDQK/view?usp=sharing</text:p>
          </table:table-cell>
          <table:table-cell office:value-type="string" calcext:value-type="string">
            <text:p>1908.png</text:p>
          </table:table-cell>
        </table:table-row>
        <table:table-row table:style-name="ro1">
          <table:table-cell office:value-type="string" calcext:value-type="string">
            <text:p>Пустые горизонты (Empty Horizons)</text:p>
          </table:table-cell>
          <table:table-cell office:value-type="string" calcext:value-type="string">
            <text:p>Мирей Майорано — дочь богатой итальянской семьи, которая выросла в женской школе-интернате далеко от общества, пока её обыденная жизнь не пошла под откос после неожиданной смерти её отца.\n\nЕй больше некуда идти, и Мирей отсылают жить к её дяде во Францию — но нельзя представить худшего сопровождающего для такой деликатной работы. Лион — бестактный, бессердечный француз, которого словно заботят только глупые шутки и соблазнение женщин постарше, и Мирей ненавидит его всей душой и телом.\n\nПо крайней мере, ненавидела бы. Она хочет этого. Но в жизни не всегда всё так просто.</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Иностранный разработчик', 'Главный герой девушка', 'Повествование от третьего лица'}</text:p>
          </table:table-cell>
          <table:table-cell office:value-type="string" calcext:value-type="string">
            <text:p>drama,romance</text:p>
          </table:table-cell>
          <table:table-cell office:value-type="string" calcext:value-type="string">
            <text:p>https://drive.google.com/file/d/1PGvZbpWKA0tpkCjwQWAI2TAZwlqYDxEq/view?usp=sharing</text:p>
          </table:table-cell>
          <table:table-cell office:value-type="string" calcext:value-type="string">
            <text:p>1905.png</text:p>
          </table:table-cell>
        </table:table-row>
        <table:table-row table:style-name="ro1">
          <table:table-cell office:value-type="string" calcext:value-type="string">
            <text:p>Прекрасная поездка в Карлайл (A Beautiful Ride to Carlisle)</text:p>
          </table:table-cell>
          <table:table-cell office:value-type="string" calcext:value-type="string">
            <text:p>У Даны начались каникулы, и она уже на пути в местную ферму, чтобы там отдохнуть на свежем воздухе и подоить настоящих коровок. Казалось бы — пять часов сидеть в поезде, непонятно с кем, а самым ярким событием угрожает быть перекус заготовленным салатиком. Однако, найдя своё место в вагоне, она понимает, что всё не так уж плохо, а поездка и правда может стать прекрасной...\n\n____\nОт переводчика.\nНа мой взгляд художнице стоит не пытаться писать сценарий самой, а поискать нормального сценариста. Но тем не менее:\nСовершенно прелестная в своей лёгкости, наивности и невинности коротенькая розовая история.\nОчень мягкий и приятный глазу визуальный стиль.\n\n...\nКто сказал "ara ara~"?\n\nДоступно только для пользователей</text:p>
          </table:table-cell>
          <table:table-cell/>
          <table:table-cell office:value-type="string" calcext:value-type="string">
            <text:p>Менее 2 часов</text:p>
          </table:table-cell>
          <table:table-cell office:value-type="string" calcext:value-type="string">
            <text:p>little_viktoria</text:p>
          </table:table-cell>
          <table:table-cell office:value-type="string" calcext:value-type="string">
            <text:p>{'Русский'}</text:p>
          </table:table-cell>
          <table:table-cell office:value-type="string" calcext:value-type="string">
            <text:p>romance</text:p>
          </table:table-cell>
          <table:table-cell office:value-type="string" calcext:value-type="string">
            <text:p>https://mega.nz/file/fYAWzQSI#o-Gz1atYwwpzcR0cWr-CRotRGQXg_Lwhq2A0meQfXNY</text:p>
          </table:table-cell>
          <table:table-cell office:value-type="string" calcext:value-type="string">
            <text:p>1898.jpg</text:p>
          </table:table-cell>
        </table:table-row>
        <table:table-row table:style-name="ro1">
          <table:table-cell office:value-type="string" calcext:value-type="string">
            <text:p>Сердцебиение (HEARTBEAT)</text:p>
          </table:table-cell>
          <table:table-cell office:value-type="string" calcext:value-type="string">
            <text:p>Внимание! В новелле очень много багов, вроде неработающих выборов, которые вряд ли будут исправлены, так как об авторах ничего не слышно с сентября 18 года.\n\nГерой видеоигры решает покончить жизнь самоубийством, поскольку продолжение жизни требует справиться с проблемой, у которой не существует решения. Несмотря на своё намерение, так или иначе он продолжает жить и пытается разобраться в действительных причинах прошлых событий и своих действий.\n\nИгрок проживает несколько дней вместе с главным героем и выбирает действия, суждения, намерения в разных ситуациях, которые окажут прямое или косвенное, мгновенное или отложенное влияние на развитие событий.\n\nЕщё вот тут http://cf.ichan.ru/games/vn/IslandDemo/IslandDemo.zip есть демка, самое интересное в которой это, как ни странно, настройки.</text:p>
          </table:table-cell>
          <table:table-cell/>
          <table:table-cell office:value-type="string" calcext:value-type="string">
            <text:p>Менее 2 часов</text:p>
          </table:table-cell>
          <table:table-cell office:value-type="string" calcext:value-type="string">
            <text:p>elrond</text:p>
          </table:table-cell>
          <table:table-cell office:value-type="string" calcext:value-type="string">
            <text:p>{'Главный герой парень', 'Повествование от первого лица', 'отечественный разработчик', 'HEARTBEAT'}</text:p>
          </table:table-cell>
          <table:table-cell office:value-type="string" calcext:value-type="string">
            <text:p>drama,routine,fiction</text:p>
          </table:table-cell>
          <table:table-cell office:value-type="string" calcext:value-type="string">
            <text:p>https://files.fm/f/yrx9uabq</text:p>
          </table:table-cell>
          <table:table-cell office:value-type="string" calcext:value-type="string">
            <text:p>1895.jpg</text:p>
          </table:table-cell>
        </table:table-row>
        <table:table-row table:style-name="ro1">
          <table:table-cell office:value-type="string" calcext:value-type="string">
            <text:p>Contract Demon</text:p>
          </table:table-cell>
          <table:table-cell office:value-type="string" calcext:value-type="string">
            <text:p>Ангел, вместо своих ангельских дел, вызывает... демона. Да и демонесса какая-то странная, пытается выглядеть зловеще, но что-то совсем не получается. По крайней мере Ангел её не боится ни капли, а вроде даже наоборот...</text:p>
          </table:table-cell>
          <table:table-cell/>
          <table:table-cell office:value-type="string" calcext:value-type="string">
            <text:p>Менее 2 часов</text:p>
          </table:table-cell>
          <table:table-cell office:value-type="string" calcext:value-type="string">
            <text:p>nomnomnami</text:p>
          </table:table-cell>
          <table:table-cell office:value-type="string" calcext:value-type="string">
            <text:p>{'Русский'}</text:p>
          </table:table-cell>
          <table:table-cell office:value-type="string" calcext:value-type="string">
            <text:p>comedy,romance,fiction</text:p>
          </table:table-cell>
          <table:table-cell office:value-type="string" calcext:value-type="string">
            <text:p>http://bit.ly/2LmbuP9</text:p>
          </table:table-cell>
          <table:table-cell office:value-type="string" calcext:value-type="string">
            <text:p>1889.jpg</text:p>
          </table:table-cell>
        </table:table-row>
        <table:table-row table:style-name="ro1">
          <table:table-cell office:value-type="string" calcext:value-type="string">
            <text:p>Шесть дней снега (Six Days of Snow)</text:p>
          </table:table-cell>
          <table:table-cell office:value-type="string" calcext:value-type="string">
            <text:p>В далёком прошлом Танабе Эйджи был многообещающим молодым писателем, известным своим стихотворением "Фейерверк", в котором он подробно рассказывал о своих юношеских годах и идеалистическом романе с будущей женой, Сачико.\n\nНо, двадцать лет спустя жизнь Эйджи потеряла свой блеск. Его стихи, за исключением "Фейерверка", впали в безвестность, а его первый (и последний) роман был задавлен критикой за слишком гнетущую атмосферу. Хуже того, отношения нашего героя с женой зашли в тупик.\n\nВ отчаянной попытке возродить своё потерянное вдохновение, Эйджи отправляется в путешествие по заснеженным горам Хакубы.\n\nВо время своего шестидневного пребывания в отеле Азами, Эйджи знакомится с хозяйкой гостиницы, суровой и неукротимой госпожой Какиучи, и её необыкновенной дочерью Рейко.\n\nЭйджи не уверен, но что-то в Рейко привлекает его внимание. Хоть наш герой и пытается сопротивляться, но не может устоять перед шармом этой девушки.\n\nСможет ли Рейко стать музой Эйджи, которая вдохновит его на создание ещё одного шедевра? Или его одержимость ею погубит их обоих?</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Days', 'Six', 'Иностранный разработчик', 'of', 'Повествование от первого лица', 'Snow', 'Главный герой парень'}</text:p>
          </table:table-cell>
          <table:table-cell office:value-type="string" calcext:value-type="string">
            <text:p>romance,routine</text:p>
          </table:table-cell>
          <table:table-cell office:value-type="string" calcext:value-type="string">
            <text:p>https://store.steampowered.com/app/754810/Six_Days_of_Snow/</text:p>
          </table:table-cell>
          <table:table-cell office:value-type="string" calcext:value-type="string">
            <text:p>1888.jpg</text:p>
          </table:table-cell>
        </table:table-row>
        <table:table-row table:style-name="ro1">
          <table:table-cell office:value-type="string" calcext:value-type="string">
            <text:p>Butterfly Affection -Kowaku no Youchuu-</text:p>
          </table:table-cell>
          <table:table-cell office:value-type="string" calcext:value-type="string">
            <text:p>После насыщенного трудового дня вы поздним вечером возвращаетесь с работы и видите возле своего дома подозрительное нечто. И это нечто... оно живое. Поддадитесь ли вы своему любопытству или предпочтёте привычное неведение? Выбирайте с умом, ведь один сиюминутный порыв может изменить всю вашу жизнь.</text:p>
          </table:table-cell>
          <table:table-cell/>
          <table:table-cell office:value-type="string" calcext:value-type="string">
            <text:p>Менее 2 часов</text:p>
          </table:table-cell>
          <table:table-cell office:value-type="string" calcext:value-type="string">
            <text:p>freakilycharming</text:p>
          </table:table-cell>
          <table:table-cell office:value-type="string" calcext:value-type="string">
            <text:p>{'Главный герой парень', 'Повествование от первого лица', 'Иностранный разработчик', 'Butterfly Affection -Kowaku no Youc'}</text:p>
          </table:table-cell>
          <table:table-cell office:value-type="string" calcext:value-type="string">
            <text:p>drama,romance,routine,fantasy</text:p>
          </table:table-cell>
          <table:table-cell office:value-type="string" calcext:value-type="string">
            <text:p>https://yadi.sk/d/J4tjzc51tH5fwQ</text:p>
          </table:table-cell>
          <table:table-cell office:value-type="string" calcext:value-type="string">
            <text:p>1887.png</text:p>
          </table:table-cell>
        </table:table-row>
        <table:table-row table:style-name="ro1">
          <table:table-cell office:value-type="string" calcext:value-type="string">
            <text:p>Багряно-серый : Рассвет и закат (Crimson Gray : Dusk and Down)</text:p>
          </table:table-cell>
          <table:table-cell office:value-type="string" calcext:value-type="string">
            <text:p>Эта игра - продолжение истории Багряно-Серый\nУ Лиззи есть все. Любящий парень, прекрасная коллекция ножей, и горячее желание убивать.\nУ нее получилось спастись от КойТек, путем насилия и жестокости, но теперь ей нужно приспособиться к нормальной жизни.\nВсе что хотят Лиззи с Джоном - стать самой обычной парой, закончить университет и сыграть свадьбу. Но отношений недостаточно, чтобы удерживать себя от убийств, и она проводит много времени, тренируясь со своими ножами.\nЭта визуальная новелла погрузит вас в разум молодой, психически нездоровой девушки, видение мира - искажено ее болезнью. Ваша задача - найти способ стать прилежной ученицей, хорошим партнером и отбросить желание убивать. Эта короткая новелла с акцентом на историю. Ваши выборы здесь имеют решающее значение.\n\n16.07 -- UPD Большое редактирование, ОЧЕНЬ много ошибок было исправлено, нашел таки то "зловредное" английское предложение. Ну теперь-то вы будете присылать мне ошибки, правда? *пожалуйста*\n18.08.20 -- ура!! Слава Соколов сподвигнул меня еще раз просмотреть и исправить то, что требовало вмешательства. Поправлено много диалогов, синтаксические и грамматические ошибки.\n(На андроиде все та же кривая версия)\n_______________________________________________________\nАвтор порта на андроид : Александр https://vk.com/id26694456</text:p>
          </table:table-cell>
          <table:table-cell/>
          <table:table-cell office:value-type="string" calcext:value-type="string">
            <text:p>2-10 часов</text:p>
          </table:table-cell>
          <table:table-cell office:value-type="string" calcext:value-type="string">
            <text:p>sierra_lee</text:p>
          </table:table-cell>
          <table:table-cell office:value-type="string" calcext:value-type="string">
            <text:p>{'Русский'}</text:p>
          </table:table-cell>
          <table:table-cell office:value-type="string" calcext:value-type="string">
            <text:p>romance,horror,routine,hentai</text:p>
          </table:table-cell>
          <table:table-cell office:value-type="string" calcext:value-type="string">
            <text:p>https://drive.google.com/file/d/1jcL3gAxhFnmWDcEml2kLEOVb-1l9FFHL/view?usp=sharing</text:p>
          </table:table-cell>
          <table:table-cell office:value-type="string" calcext:value-type="string">
            <text:p>1884.bmp</text:p>
          </table:table-cell>
        </table:table-row>
        <table:table-row table:style-name="ro1">
          <table:table-cell office:value-type="string" calcext:value-type="string">
            <text:p>Томбойкам тоже нужна любовь! (Tomboys Need Love Too!)</text:p>
          </table:table-cell>
          <table:table-cell office:value-type="string" calcext:value-type="string">
            <text:p>Живет такой парень по имени Кай, живёт себе, и вдруг к нему на недельку по семейным обстоятельствам переселяется его давняя подруга Крис. Но его это не особо волнует, Крис вообще "свой парень", типичная томбойка, спортивная и коротко стриженая. Ну а то, что она далеко не "парень" ему ещё предстоит выяснить, в чём сама Крис с радостью поможет.\n\nА тут ещё у нашего ГГ давняя школьная любовь тянется — по имени Софи. Местная со всех сторон положительая и всеми любимая девушка, прямо так излучающая свет вокруг себя. Только слухи про неё какие-то ходят...\n\nПолучится ли у Крис убедить Кая в том, что именно она для него идеальная пара, или же многомесячная влюбленность в Софи таки даст плоды?\n\n____________\nОт переводчика. В этот раз, пожалуй, под -\n\n\n\n\n\n\n\n\n\nЧто же такое "томбойка"? Разгадка этой Великой Тайны вот тут.\n\n\nДоступно только для пользователей\n\nВ тексте присутствует ненормативная лексика.</text:p>
          </table:table-cell>
          <table:table-cell/>
          <table:table-cell office:value-type="string" calcext:value-type="string">
            <text:p>2-10 часов</text:p>
          </table:table-cell>
          <table:table-cell office:value-type="string" calcext:value-type="string">
            <text:p>zetsubou</text:p>
          </table:table-cell>
          <table:table-cell office:value-type="string" calcext:value-type="string">
            <text:p>{'Русский'}</text:p>
          </table:table-cell>
          <table:table-cell office:value-type="string" calcext:value-type="string">
            <text:p>drama,romance,routine,school,hentai</text:p>
          </table:table-cell>
          <table:table-cell office:value-type="string" calcext:value-type="string">
            <text:p>https://mega.nz/file/iIxQnJ6B#GR2fmauDEFQ_ykxyvdYGiLgWXyWUJp-Kz_gc3N_iAjw</text:p>
          </table:table-cell>
          <table:table-cell office:value-type="string" calcext:value-type="string">
            <text:p>1875.jpg</text:p>
          </table:table-cell>
        </table:table-row>
        <table:table-row table:style-name="ro1">
          <table:table-cell office:value-type="string" calcext:value-type="string">
            <text:p>Заказать пиццу (Order A Pizza)</text:p>
          </table:table-cell>
          <table:table-cell office:value-type="string" calcext:value-type="string">
            <text:p>Новелла для взрослых! (18+)\nВизуальный роман, в котором вы играете за разведенного Отца, который пытается заказать идеальную пиццу для своей дочери и девушки.\nБудучи разведенным отцом, вы изучаете предметы в своей квартире и ведёте сложные разговоры, чтобы заказать идеальную пиццу.\nЭбби, твоя дочь, впервые встречается с Марго, твоей девушкой. Это неловкая ситуация, которую может решить только пицца.\nИзучите их прошлое и всё будет прекрасно. Никакого странного дерьма не произойдет.\n...Клянусь.\n\nP.S. Третий выбор не вмещается в окно, т.к. оригинальный шрифт имеет маленький межстрочный интервал, а я такой не нашла :(\nТретий выбор ЕСТЬ, на него можно запросто нажать, но надписи не видно, это не такая проблема, т.к. там просто слово (выход).</text:p>
          </table:table-cell>
          <table:table-cell/>
          <table:table-cell office:value-type="string" calcext:value-type="string">
            <text:p>Менее 2 часов</text:p>
          </table:table-cell>
          <table:table-cell office:value-type="string" calcext:value-type="string">
            <text:p>rocket_adrift</text:p>
          </table:table-cell>
          <table:table-cell office:value-type="string" calcext:value-type="string">
            <text:p>{'Иностранный разработчик', 'Повествование от первого лица', 'НаноРено2019', 'Главный герой парень'}</text:p>
          </table:table-cell>
          <table:table-cell office:value-type="string" calcext:value-type="string">
            <text:p>drama,mystic</text:p>
          </table:table-cell>
          <table:table-cell office:value-type="string" calcext:value-type="string">
            <text:p>https://drive.google.com/open?id=1TVbayNoLAJUwiO6gQo4fgkVPKUXjvPhY</text:p>
          </table:table-cell>
          <table:table-cell office:value-type="string" calcext:value-type="string">
            <text:p>1874.png</text:p>
          </table:table-cell>
        </table:table-row>
        <table:table-row table:style-name="ro1">
          <table:table-cell office:value-type="string" calcext:value-type="string">
            <text:p>Мне приснился сон (Yume wo Mita)</text:p>
          </table:table-cell>
          <table:table-cell office:value-type="string" calcext:value-type="string">
            <text:p>Внимание! В этой ВН нет звука!\n\nАмото, 17-летний ученик старшей школы, ведёт весёлую и беззаботную жизнь. Однажды, гуляя по интернету, он вдруг слышит какие-то очень странные звуки. Пытаясь найти их источник, парень достаточно быстро понимает, что шум доносится откуда-то с чердака. Амото открывает чердачную дверь и обнаруживает за ней то, что он меньше всего ожидал там увидеть...\n\nНесмотря на название и имена героев, новелла не японская.\nПримерная продолжительность: где-то около получаса.</text:p>
          </table:table-cell>
          <table:table-cell/>
          <table:table-cell office:value-type="string" calcext:value-type="string">
            <text:p>Менее 2 часов</text:p>
          </table:table-cell>
          <table:table-cell office:value-type="string" calcext:value-type="string">
            <text:p>arctix_circuit</text:p>
          </table:table-cell>
          <table:table-cell office:value-type="string" calcext:value-type="string">
            <text:p>{'Русский'}</text:p>
          </table:table-cell>
          <table:table-cell office:value-type="string" calcext:value-type="string">
            <text:p>drama,comedy,routine,fantasy</text:p>
          </table:table-cell>
          <table:table-cell office:value-type="string" calcext:value-type="string">
            <text:p>https://yadi.sk/d/0ZqW6UxBS3tHcQ</text:p>
          </table:table-cell>
          <table:table-cell office:value-type="string" calcext:value-type="string">
            <text:p>1873.png</text:p>
          </table:table-cell>
        </table:table-row>
        <table:table-row table:style-name="ro1">
          <table:table-cell office:value-type="string" calcext:value-type="string">
            <text:p>Нуки Нуки Летиратурный Клуб (Nuki Nuki Literature Club)</text:p>
          </table:table-cell>
          <table:table-cell office:value-type="string" calcext:value-type="string">
            <text:p>Именно в нашей деревне один прославленный поэт когда-то прожил целый год, и написал свое знаменитое "пророчество". И потому у нас есть литературный клуб. Но со временем поэта стали забывать, поэзию перестали ценить, и вскоре саму деревню решили полностью снести под научный полигон. Мы - последние поклонники поэта решили подготовить перед переездом финальное литературное представление. И тем временем оказалось, что "пророчество" поэта начало сбываться... вы чего уши развесили?! Это нуки-нуки, тут снова никакого сюжета. Откидываемся и получаем бдсм-процедуры для мозга!!1\n\nХудожник: автор VN Satellite</text:p>
          </table:table-cell>
          <table:table-cell/>
          <table:table-cell office:value-type="string" calcext:value-type="string">
            <text:p>Менее 2 часов</text:p>
          </table:table-cell>
          <table:table-cell office:value-type="string" calcext:value-type="string">
            <text:p>ik_"pod_sontsem"</text:p>
          </table:table-cell>
          <table:table-cell office:value-type="string" calcext:value-type="string">
            <text:p>{'Nuki', 'Club', 'нукинуки', 'nukinuki', 'Literature', 'летиратурный', 'трэш', 'клуб', 'литературный', 'нуки', 'Эроге', 'Главный герой парень', 'Повествование от первого лица', 'отечественный разработчик'}</text:p>
          </table:table-cell>
          <table:table-cell office:value-type="string" calcext:value-type="string">
            <text:p>comedy,routine,parody,school,ecchi,hentai</text:p>
          </table:table-cell>
          <table:table-cell office:value-type="string" calcext:value-type="string">
            <text:p>https://www.mediafire.com/file/qhhevyz6vbm2bcc/NNLC.7z/file</text:p>
          </table:table-cell>
          <table:table-cell office:value-type="string" calcext:value-type="string">
            <text:p>1870.jpg</text:p>
          </table:table-cell>
        </table:table-row>
        <table:table-row table:style-name="ro1">
          <table:table-cell office:value-type="string" calcext:value-type="string">
            <text:p>Doodle Date</text:p>
          </table:table-cell>
          <table:table-cell office:value-type="string" calcext:value-type="string">
            <text:p>Встречайтесь, соблазняйте и даже женитесь на своих собственных рисунках! Забудьте о поисках истинной любви; В Doodle Date, вы её создаете!\n\nРИСУЙТЕ ВСЕ ЧТО УГОДНО!\n\nОт Партнера Мечты до фильмов, которые вы смотрите и до еды которую вы едите, а также многое другое!\n\nНЕЗАБЫВАЕМАЯ ЛЮБОВНАЯ ИСТОРИЯ!\n\nПереходите от флирта к соблазнению, чтобы сыграть свадьбу с вашим собственным партнером мечты в романтичной, наполненной драмой истории на века!\n\nРАЗЛИЧНЫЕ КОНЦОВКИ!\n\nВыберите одного из двух любовных интересов и испытайте разные варианты с каждым! (С секретной концовкой в придачу!)</text:p>
          </table:table-cell>
          <table:table-cell/>
          <table:table-cell office:value-type="string" calcext:value-type="string">
            <text:p>Менее 2 часов</text:p>
          </table:table-cell>
          <table:table-cell office:value-type="string" calcext:value-type="string">
            <text:p>nicholas_lives</text:p>
          </table:table-cell>
          <table:table-cell office:value-type="string" calcext:value-type="string">
            <text:p>{'Повествование от первого лица', 'любовный треугольник', 'Без сохранений', 'Иностранный разработчик', 'Главный герой парень'}</text:p>
          </table:table-cell>
          <table:table-cell office:value-type="string" calcext:value-type="string">
            <text:p>comedy,romance</text:p>
          </table:table-cell>
          <table:table-cell office:value-type="string" calcext:value-type="string">
            <text:p>https://yadi.sk/d/ghd6iSOUYOar0w</text:p>
          </table:table-cell>
          <table:table-cell office:value-type="string" calcext:value-type="string">
            <text:p>1866.png</text:p>
          </table:table-cell>
        </table:table-row>
        <table:table-row table:style-name="ro1">
          <table:table-cell office:value-type="string" calcext:value-type="string">
            <text:p>Замурчательный Алапкалипсис (Purrfect Apawcalypse)</text:p>
          </table:table-cell>
          <table:table-cell office:value-type="string" calcext:value-type="string">
            <text:p>Олив находится посреди апокалипсиса и призванных демонов в своей школе. Почти каждый ученик был выпотрошен, что означает, есть не так много собак, с которыми можно провести свои последние часы!\nЕсли Олив собирается встретить идеальный апокалипсис и счастливо умереть, то стоит разделить эти счастливые мгновения с кем-то особенным! Будет ли это Шоколадка - корги-любительница вкусняшек, Спарки - спортивный хаски или Пятныш - далматинец книжный червь? Всё в ваших руках(?)!\nЗамурчательный Алапкалипсис - это апокалиптичный, приключенческий симулятор свидания с собаками!</text:p>
          </table:table-cell>
          <table:table-cell/>
          <table:table-cell office:value-type="string" calcext:value-type="string">
            <text:p>Менее 2 часов</text:p>
          </table:table-cell>
          <table:table-cell office:value-type="string" calcext:value-type="string">
            <text:p>90%_knuckles</text:p>
          </table:table-cell>
          <table:table-cell office:value-type="string" calcext:value-type="string">
            <text:p>{'Апокалиптика', 'Иностранный разработчик', 'Повествование от третьего лица'}</text:p>
          </table:table-cell>
          <table:table-cell office:value-type="string" calcext:value-type="string">
            <text:p>comedy,horror,mystic,adventure,school</text:p>
          </table:table-cell>
          <table:table-cell office:value-type="string" calcext:value-type="string">
            <text:p>https://drive.google.com/file/d/1MHRN4tzvJkgJ6CNWubxgpT4QgGDM0NdH/view?usp=sharing</text:p>
          </table:table-cell>
          <table:table-cell office:value-type="string" calcext:value-type="string">
            <text:p>1862.png</text:p>
          </table:table-cell>
        </table:table-row>
        <table:table-row table:style-name="ro1">
          <table:table-cell office:value-type="string" calcext:value-type="string">
            <text:p>Машина Мура (Moore's Machine)</text:p>
          </table:table-cell>
          <table:table-cell office:value-type="string" calcext:value-type="string">
            <text:p>Это история про учёного по имени Доктор Мур, который пишет необычную программу для своего компьютера и получает совсем не тот результат, что он ожидал...\nКстати, машина Мура - вполне реальная модель изобретения, правда, не имеющая ничего общего с компьютером из игры.</text:p>
          </table:table-cell>
          <table:table-cell/>
          <table:table-cell office:value-type="string" calcext:value-type="string">
            <text:p>Менее 2 часов</text:p>
          </table:table-cell>
          <table:table-cell office:value-type="string" calcext:value-type="string">
            <text:p>the_bee's_knees</text:p>
          </table:table-cell>
          <table:table-cell office:value-type="string" calcext:value-type="string">
            <text:p>{'Повествование от третьего лица', 'Главный герой парень', 'Иностранный разработчик'}</text:p>
          </table:table-cell>
          <table:table-cell office:value-type="string" calcext:value-type="string">
            <text:p>comedy,science_fiction,parody</text:p>
          </table:table-cell>
          <table:table-cell office:value-type="string" calcext:value-type="string">
            <text:p>https://yadi.sk/d/em3F0SpzTvRFhw</text:p>
          </table:table-cell>
          <table:table-cell office:value-type="string" calcext:value-type="string">
            <text:p>1854.png</text:p>
          </table:table-cell>
        </table:table-row>
        <table:table-row table:style-name="ro1">
          <table:table-cell office:value-type="string" calcext:value-type="string">
            <text:p>Л2.1 (Lineage 2.1)</text:p>
          </table:table-cell>
          <table:table-cell office:value-type="string" calcext:value-type="string">
            <text:p>Три короткие истории про путешествия обычного игрока по просторам Эльморадена вместе с очаровательными спутницами.\n\nНебольшой рассказ, написанный мной в честь ухода после 10ти лет игры из ММОРПГ Lineage II. Три героини, по две концовки - хорошей и плохой - у каждой.\nБыть может, кому-то еще удастся понастальгировать. Человеку, не знакомому с оригинальной игрой, некоторые моменты могут быть непонятны.\nРомантики мало).</text:p>
          </table:table-cell>
          <table:table-cell/>
          <table:table-cell office:value-type="string" calcext:value-type="string">
            <text:p>Менее 2 часов</text:p>
          </table:table-cell>
          <table:table-cell office:value-type="string" calcext:value-type="string">
            <text:p>nnmsclvr</text:p>
          </table:table-cell>
          <table:table-cell office:value-type="string" calcext:value-type="string">
            <text:p>{''}</text:p>
          </table:table-cell>
          <table:table-cell office:value-type="string" calcext:value-type="string">
            <text:p>parody,adventure</text:p>
          </table:table-cell>
          <table:table-cell office:value-type="string" calcext:value-type="string">
            <text:p>https://drive.google.com/open?id=1n1CNBII7sDSXC9RaPvA5K8bQ-egqeC3r</text:p>
          </table:table-cell>
          <table:table-cell office:value-type="string" calcext:value-type="string">
            <text:p>1853.png</text:p>
          </table:table-cell>
        </table:table-row>
        <table:table-row table:style-name="ro1">
          <table:table-cell office:value-type="string" calcext:value-type="string">
            <text:p>Люби меня нежно -сегодня вечером, в баре "Рассвет"- (ラブミーテンダー ~今宵、Barアルバで~)</text:p>
          </table:table-cell>
          <table:table-cell office:value-type="string" calcext:value-type="string">
            <text:p>Главный герой - Тачибана Юкихико - как обычно играет на фортепиано в баре, управляет которым Оми Коитиро, являющийся его любовником. Между ними разница в 9 лет, но это нежный человек, с окружающей его атмосферой спокойствия. Иногда, когда Юкихико чувствует себя одиноким, он задумывается, что должен ещё больше времени проводить со своим возлюбленным. В один из таких дней неожиданно появляется Ито Рёсукэ, его бывший партнёр. Который всё это время разыскивал Юкихико. Постоянно встречаясь с Рёсукэ, Юкихико начал вспоминать уже казалось бы давно забытые чувства. И лёжа в объятиях Коитиро, он продолжает думать о Рёсукэ.\nВыбрать новую сложившуюся любовь или же вернуться к прошлым отношениям... К кому приведут его чувства, колеблющиеся меж двух огней, к Рёсукэ или Коитиро?</text:p>
          </table:table-cell>
          <table:table-cell/>
          <table:table-cell office:value-type="string" calcext:value-type="string">
            <text:p>2-10 часов</text:p>
          </table:table-cell>
          <table:table-cell office:value-type="string" calcext:value-type="string">
            <text:p>vivid_color</text:p>
          </table:table-cell>
          <table:table-cell office:value-type="string" calcext:value-type="string">
            <text:p>{'любовный треугольник', 'ラブミーテンダー', '今宵、Barアルバで', 'гарем', 'Иностранный разработчик', 'Повествование от первого лица', 'яой', 'Love Me Tender -Koyoi Bar Alba de-', 'Главный герой парень'}</text:p>
          </table:table-cell>
          <table:table-cell office:value-type="string" calcext:value-type="string">
            <text:p>drama,romance,routine</text:p>
          </table:table-cell>
          <table:table-cell office:value-type="string" calcext:value-type="string">
            <text:p>https://mega.nz/#!mFBlQYgJ!SXIWp0KnvQ9g7FEyTzsplU2BIQstV6R1okRZx5pN-hc</text:p>
          </table:table-cell>
          <table:table-cell office:value-type="string" calcext:value-type="string">
            <text:p>1848.jpg</text:p>
          </table:table-cell>
        </table:table-row>
        <table:table-row table:style-name="ro1">
          <table:table-cell office:value-type="string" calcext:value-type="string">
            <text:p>Nowhere Girl</text:p>
          </table:table-cell>
          <table:table-cell office:value-type="string" calcext:value-type="string">
            <text:p>Наш протагонист после трудного дня забрёл в какой-то бар и напился с горя в компании странного байкера — а на следующее утро проснулся с перепуганным призраком, прикованным к его ноге призрачной цепью.\nИ тут хоть кричи, вопи, кидайся мобилками, дёргай цепь - ничего не выйдет. Да и способ освободиться от призрака наистраннейший...\nИстория о том, стоит ли влюбляться в того, кто сразу же тебя покинет, о том, как научиться отпускать самое дорогое, а так же о том, как весело бухать с байкерами-колдунами.\n\n____\nОт переводчика:\nОчередной образчик из когорты "идея супер — реализацию недожали". Но внимания таки стоит, вещица симпатичная.\nВ оригинальной внке была реализована новомодная фича выбора пола и имени ГГ, здесь она отключена. Ценность её нулевая, на сюжет никак не влияет, а трудозатраты на перенос в перевод несоизмеримы. Так что теперь наш ГГ - мальчик по имени Аллен. Deal_with_it.jpg\nПожелания, предложения, багрепорты — строго приветствуются.\n\nДоступно только для пользователей</text:p>
          </table:table-cell>
          <table:table-cell/>
          <table:table-cell office:value-type="string" calcext:value-type="string">
            <text:p>2-10 часов</text:p>
          </table:table-cell>
          <table:table-cell office:value-type="string" calcext:value-type="string">
            <text:p>trainwreck_studios</text:p>
          </table:table-cell>
          <table:table-cell office:value-type="string" calcext:value-type="string">
            <text:p>{'Русский'}</text:p>
          </table:table-cell>
          <table:table-cell office:value-type="string" calcext:value-type="string">
            <text:p>drama,comedy,romance,mystic,routine,fiction</text:p>
          </table:table-cell>
          <table:table-cell office:value-type="string" calcext:value-type="string">
            <text:p>https://mega.nz/file/KJInRToZ#9zO-kC7EfZRTxLzw1QTMMAQWr-6jDzzNPMKIz9mORZo</text:p>
          </table:table-cell>
          <table:table-cell office:value-type="string" calcext:value-type="string">
            <text:p>1846.jpg</text:p>
          </table:table-cell>
        </table:table-row>
        <table:table-row table:style-name="ro1">
          <table:table-cell office:value-type="string" calcext:value-type="string">
            <text:p>Ночная смена</text:p>
          </table:table-cell>
          <table:table-cell office:value-type="string" calcext:value-type="string">
            <text:p>Обычная рабочая ночь обычного охранника. Только от игрока зависит, какой она станет - страшным кошмаром, детективом или романтическим событием. А может быть просто еще одной ночной сменой?\nВ игре 8 полноценных концовок. Присутствуют сцены для взрослых.</text:p>
          </table:table-cell>
          <table:table-cell/>
          <table:table-cell office:value-type="string" calcext:value-type="string">
            <text:p>Менее 2 часов</text:p>
          </table:table-cell>
          <table:table-cell office:value-type="string" calcext:value-type="string">
            <text:p>over_fifty</text:p>
          </table:table-cell>
          <table:table-cell office:value-type="string" calcext:value-type="string">
            <text:p>{''}</text:p>
          </table:table-cell>
          <table:table-cell office:value-type="string" calcext:value-type="string">
            <text:p>romance,action,mystic,routine</text:p>
          </table:table-cell>
          <table:table-cell office:value-type="string" calcext:value-type="string">
            <text:p>https://yadi.sk/d/_WMFndogHLaWqA</text:p>
          </table:table-cell>
          <table:table-cell office:value-type="string" calcext:value-type="string">
            <text:p>1844.jpg</text:p>
          </table:table-cell>
        </table:table-row>
        <table:table-row table:style-name="ro1">
          <table:table-cell office:value-type="string" calcext:value-type="string">
            <text:p>Вальпургиев стих (Walpurgis no Uta)</text:p>
          </table:table-cell>
          <table:table-cell office:value-type="string" calcext:value-type="string">
            <text:p>Город Сай окружают три горы, в том числе – Сайнояма.\n\nБеззаботная жизнь Изуми Шио совершенно переменилась после знакомства с новым одноклассником, что перевелся по обмену вне сезона…\nНечеловечески прекрасное создание, очаровавшее её, когда девушка заблудилась в его особняке… Оборотни-близнецы, что спасли ей жизнь… Секрет ее брата, всплывший наружу…\n\n"Walpurgisnacht…\nЭто фестиваль, который проводится 30 апреля в Центральной и Северной Европе, чтобы отпраздновать черту между весной и зимой. Поговаривают, что в этот день граница между мирами живых и мертвых ослабевает.\n… да. Это сегодня."\n\nНа границе между мирами мертвых и живых девушка отыскала любовь, что может быть для неё смертельно опасна.</text:p>
          </table:table-cell>
          <table:table-cell/>
          <table:table-cell office:value-type="string" calcext:value-type="string">
            <text:p>30-50 часов</text:p>
          </table:table-cell>
          <table:table-cell office:value-type="string" calcext:value-type="string">
            <text:p>3daisy</text:p>
          </table:table-cell>
          <table:table-cell office:value-type="string" calcext:value-type="string">
            <text:p>{'Повествование от первого лица', 'отомэ', 'Иностранный разработчик', 'Главный герой девушка'}</text:p>
          </table:table-cell>
          <table:table-cell office:value-type="string" calcext:value-type="string">
            <text:p>drama,comedy,romance,mystic</text:p>
          </table:table-cell>
          <table:table-cell office:value-type="string" calcext:value-type="string">
            <text:p>https://drive.google.com/file/d/1YkKUazSWjHwRFWZIJmhG2tmRlilaHk49/view</text:p>
          </table:table-cell>
          <table:table-cell office:value-type="string" calcext:value-type="string">
            <text:p>1837.jpg</text:p>
          </table:table-cell>
        </table:table-row>
        <table:table-row table:style-name="ro1">
          <table:table-cell office:value-type="string" calcext:value-type="string">
            <text:p>Радужная Матрица</text:p>
          </table:table-cell>
          <table:table-cell office:value-type="string" calcext:value-type="string">
            <text:p>Одинокая девушка Маша мечтает познакомиться с девушкой, но боится даже написать кому-нибудь. Она находит сайт об Игре Без Названия и неожиданно знакомится сразу с несколькими девушками, готовыми идти на свидание. Однако во время свидания происходит тревожное событие.</text:p>
          </table:table-cell>
          <table:table-cell/>
          <table:table-cell office:value-type="string" calcext:value-type="string">
            <text:p>2-10 часов</text:p>
          </table:table-cell>
          <table:table-cell office:value-type="string" calcext:value-type="string">
            <text:p>reptiles_team</text:p>
          </table:table-cell>
          <table:table-cell office:value-type="string" calcext:value-type="string">
            <text:p>{''}</text:p>
          </table:table-cell>
          <table:table-cell office:value-type="string" calcext:value-type="string">
            <text:p>romance,mystic,routine,fiction,ecchi</text:p>
          </table:table-cell>
          <table:table-cell office:value-type="string" calcext:value-type="string">
            <text:p>https://yadi.sk/d/ZKCMDnrvwoQlUw</text:p>
          </table:table-cell>
          <table:table-cell office:value-type="string" calcext:value-type="string">
            <text:p>1836.png</text:p>
          </table:table-cell>
        </table:table-row>
        <table:table-row table:style-name="ro1">
          <table:table-cell office:value-type="string" calcext:value-type="string">
            <text:p>Высшие люди. Сэр Карась</text:p>
          </table:table-cell>
          <table:table-cell office:value-type="string" calcext:value-type="string">
            <text:p>ВЫСШИЕ ЛЮДИ. Сэр Карась.\n\nЭто первый в мире проект, который является одновременно вариативной игрой, пьесой и музыкальным альбомом.\nДва с половиной часа геймплея. Девять песен. Две концовки.\n\nСпрайты в игре полностью анимированы, а между главами вас ждут красивейшие музыкальные клипы, которые еще больше раскроют персонажей.\n\nИстория отношений между холодным философом и горячей красавицей.\nИстория, исход которой зависит только от твоих выборов.\nИстория о высших людях.\nСэр Карась. Высшие люди.\n\nПРИЯТНОЙ ИГРЫ!\n\n---\n\nРекомендуемые системные требования:\nОперационная система: Windows 7, 8, 10.\nПроцессор (CPU): Intel Core i3 поколения 2017 и выше.\nОперативная память (RAM): 4 ГБ\nВидеоадаптер: 1 ГБ памяти.\nРазрешение экрана: 1920х1080.\nСвободное место на жёстком диске: ~12 ГБ.\n\nЕсли вычислительных мощностей вашей машины не хватает для комфортного геймплея, то уменьшите размер окна игры. Качество спрайтов и роликов уменьшится, но производительность вырастет.\n\nУСТАНОВКА МОЖЕТ НЕ НАЧАТЬСЯ СРАЗУ!\nПодождите немного, пока не пройдет синхронизация файлов.\n\nИгра тяжелая — качается и устанавливается долго. Это нормально.</text:p>
          </table:table-cell>
          <table:table-cell/>
          <table:table-cell office:value-type="string" calcext:value-type="string">
            <text:p>2-10 часов</text:p>
          </table:table-cell>
          <table:table-cell office:value-type="string" calcext:value-type="string">
            <text:p>ser_karas'</text:p>
          </table:table-cell>
          <table:table-cell office:value-type="string" calcext:value-type="string">
            <text:p>{''}</text:p>
          </table:table-cell>
          <table:table-cell office:value-type="string" calcext:value-type="string">
            <text:p>drama,romance,routine,school</text:p>
          </table:table-cell>
          <table:table-cell office:value-type="string" calcext:value-type="string">
            <text:p>https://drive.google.com/file/d/1s4UcMrXlQ52PsMLK2EwixSM0HOMloyAZ/view</text:p>
          </table:table-cell>
          <table:table-cell office:value-type="string" calcext:value-type="string">
            <text:p>1832.png</text:p>
          </table:table-cell>
        </table:table-row>
        <table:table-row table:style-name="ro1">
          <table:table-cell office:value-type="string" calcext:value-type="string">
            <text:p>Сенгоку Ранс (Sengoku Rance)</text:p>
          </table:table-cell>
          <table:table-cell office:value-type="string" calcext:value-type="string">
            <text:p>Описание:\nДействие игры происходит в вымышленной стране (под названием Япония), списанной с Японии периода Сэнгоку, но с множеством фантастических добавлений, анахронизмов и шуток. Большинство персонажей Японии основаны на исторических героях того периода. Однако, в соответствии со спецификой игры, у многих из них пол изменен на женский...\n\nИстория начинается с того, что главный герой (Ранс — искатель приключений и ловелас) сбегает от свадьбы с принцессой соседней страны (Зет). Попав в Японию, он встречает в кафе правителя одной из провинций — Ода Нобунага, который после беседы предлагает Рансу возглавить его военные силы, дабы тот объединил Японию. Протагонист соглашается, и тем самым встаёт на нелёгкий путь, во время которого ему придётся столкнуться в борьбе за господство не только с членами других кланов, но и с армией демонов...</text:p>
          </table:table-cell>
          <table:table-cell/>
          <table:table-cell office:value-type="string" calcext:value-type="string">
            <text:p>Более 50 часов</text:p>
          </table:table-cell>
          <table:table-cell office:value-type="string" calcext:value-type="string">
            <text:p>alicesoft</text:p>
          </table:table-cell>
          <table:table-cell office:value-type="string" calcext:value-type="string">
            <text:p>{'Русский'}</text:p>
          </table:table-cell>
          <table:table-cell office:value-type="string" calcext:value-type="string">
            <text:p>comedy,action,adventure,fantasy,hentai</text:p>
          </table:table-cell>
          <table:table-cell office:value-type="string" calcext:value-type="string">
            <text:p>http://www.mediafire.com/file/hqd1g66c9d3xlk9/%5BOpapoi+Team%5D+Sengoku+Rance+Russian.exe</text:p>
          </table:table-cell>
          <table:table-cell office:value-type="string" calcext:value-type="string">
            <text:p>1829.jpg</text:p>
          </table:table-cell>
        </table:table-row>
        <table:table-row table:style-name="ro1">
          <table:table-cell office:value-type="string" calcext:value-type="string">
            <text:p>Девятый Носитель (Daiku no Medium)</text:p>
          </table:table-cell>
          <table:table-cell office:value-type="string" calcext:value-type="string">
            <text:p>Уже почти два года корабль "Лилит" бороздит космические просторы с одной лишь целью: достичь Эдема - сердца Вселенной. Экипаж, в лице капитана Лазаруса, старшего помощника Анны и младшего помощника Иосифа, с переменным успехом отражает атаки сотен вражеских "Фантомов-4", преследующих на протяжении всего пути.\nИ вот - последний рубеж: Эдем уже совсем близко...\n\nДанная визуальная новелла является сайд-стори новеллы Tsugi no Medium, которая в данный момент также находится в разработке.\nОбе новеллы образуют собой цикл обособленных историй, повествующих о жизни людей в мире, где технологический прогресс наряду с прорывом в сфере искусственного интеллекта привели к появлению совершенно нового, "иного" гражданского общества.</text:p>
          </table:table-cell>
          <table:table-cell/>
          <table:table-cell office:value-type="string" calcext:value-type="string">
            <text:p>Менее 2 часов</text:p>
          </table:table-cell>
          <table:table-cell office:value-type="string" calcext:value-type="string">
            <text:p>nikita_kryukov</text:p>
          </table:table-cell>
          <table:table-cell office:value-type="string" calcext:value-type="string">
            <text:p>{''}</text:p>
          </table:table-cell>
          <table:table-cell office:value-type="string" calcext:value-type="string">
            <text:p>drama,science_fiction,horror</text:p>
          </table:table-cell>
          <table:table-cell office:value-type="string" calcext:value-type="string">
            <text:p>https://drive.google.com/file/d/1T6wv1PaWV67mk9U-_dKYODGsNxxfZxcg/view?usp=sharing</text:p>
          </table:table-cell>
          <table:table-cell office:value-type="string" calcext:value-type="string">
            <text:p>1824.png</text:p>
          </table:table-cell>
        </table:table-row>
        <table:table-row table:style-name="ro1">
          <table:table-cell office:value-type="string" calcext:value-type="string">
            <text:p>Сакура Агент (Sakura Agent)</text:p>
          </table:table-cell>
          <table:table-cell office:value-type="string" calcext:value-type="string">
            <text:p>Акира является агентом скрытной организации, которая защищает мир от угроз, просто называемых вторжениями. Странные существа из другого измерения вторгаются в его мир, разрушая и принося хаос, куда бы они ни пошли. С его помощником и недавно назначенным новичком, чтобы поддержать его, сможет ли Акира преодолеть угрозу, которая может положить конец самой цивилизации?</text:p>
          </table:table-cell>
          <table:table-cell/>
          <table:table-cell office:value-type="string" calcext:value-type="string">
            <text:p>Менее 2 часов</text:p>
          </table:table-cell>
          <table:table-cell office:value-type="string" calcext:value-type="string">
            <text:p>winged_cloud</text:p>
          </table:table-cell>
          <table:table-cell office:value-type="string" calcext:value-type="string">
            <text:p>{'сакура', 'Агент', 'Иностранный разработчик.', 'Главный герой парень'}</text:p>
          </table:table-cell>
          <table:table-cell office:value-type="string" calcext:value-type="string">
            <text:p>science_fiction,adventure,hentai</text:p>
          </table:table-cell>
          <table:table-cell office:value-type="string" calcext:value-type="string">
            <text:p>https://drive.google.com/open?id=1586PatgfUJUAKXIopwPvh76fY8ePStWS</text:p>
          </table:table-cell>
          <table:table-cell office:value-type="string" calcext:value-type="string">
            <text:p>1814.jpg</text:p>
          </table:table-cell>
        </table:table-row>
        <table:table-row table:style-name="ro1">
          <table:table-cell office:value-type="string" calcext:value-type="string">
            <text:p>Семеро из Шинобазу. Глава 2: Тайга Аои (Shinobazu Seven 02. Taiga)</text:p>
          </table:table-cell>
          <table:table-cell office:value-type="string" calcext:value-type="string">
            <text:p>Романтическая молодёжная комедия в шести частях, созданная на основе сд-драм Amemakura от компании Hituzigumo. Каждая из них посвящена одному из шести красавцев, которые будут окружать главную героиню, а также событиям с ними связанными.\nВо второй части вас ожидают любовный треугольник, поездки на остров и бурные выяснения отношений. К тому же, вы станете ещё на шаг ближе к главной интриге - прошлому Нанако.\n\nИгру стоит запускать на русской локали.\nГалерея открывается только после прохождения концовки.</text:p>
          </table:table-cell>
          <table:table-cell/>
          <table:table-cell office:value-type="string" calcext:value-type="string">
            <text:p>2-10 часов</text:p>
          </table:table-cell>
          <table:table-cell office:value-type="string" calcext:value-type="string">
            <text:p>hituzigumo</text:p>
          </table:table-cell>
          <table:table-cell office:value-type="string" calcext:value-type="string">
            <text:p>{'Русский'}</text:p>
          </table:table-cell>
          <table:table-cell office:value-type="string" calcext:value-type="string">
            <text:p>drama,comedy,romance,routine,adventure,school</text:p>
          </table:table-cell>
          <table:table-cell office:value-type="string" calcext:value-type="string">
            <text:p>https://mega.nz/#!nMRXhI5S!epO3xhLH_s2IeiYo9IGxo74y1gy_uy2atW3dtQFV34M</text:p>
          </table:table-cell>
          <table:table-cell office:value-type="string" calcext:value-type="string">
            <text:p>1813.jpg</text:p>
          </table:table-cell>
        </table:table-row>
        <table:table-row table:style-name="ro1">
          <table:table-cell office:value-type="string" calcext:value-type="string">
            <text:p>Wind &amp; Flame</text:p>
          </table:table-cell>
          <table:table-cell office:value-type="string" calcext:value-type="string">
            <text:p>Ветер и Пламя / Wind &amp; Flame\n\nЖанры: драма, комедия, отоме\n\nКак можно оказаться в центре конфликта двух лучших друзей, всего лишь попытавшись вернуть одну потерянную вещь?\nОказывается, очень просто!\nДля решения их запутанного спора нужен кто-то, кто непредвзято посмотрит на ситуацию со стороны.\nРеши, кому из них помочь, но учти, что этот выбор не будет простым.\nКого же послушать, какой путь избрать?\nНе дать погаснуть Пламени или попробовать поймать неуловимый Ветер?\nКазалось бы, есть всего два очевидных пути, но... возможно, все не так, как кажется на первый взгляд.\n\nОсобенности игры:\n- Все реплики вашего персонажа выбираете вы.\n- Три рута: в зависимости от выборов, которые вы сделали, игра разветвляется на три совершенно разные истории.\n- Огромное количество выборов, влияющих на взаимоотношения.\n\nПрохождение находится в папке с игрой.\nГруппа разработчика - vk.com/redgryph_novels</text:p>
          </table:table-cell>
          <table:table-cell/>
          <table:table-cell office:value-type="string" calcext:value-type="string">
            <text:p>2-10 часов</text:p>
          </table:table-cell>
          <table:table-cell office:value-type="string" calcext:value-type="string">
            <text:p>redgryph</text:p>
          </table:table-cell>
          <table:table-cell office:value-type="string" calcext:value-type="string">
            <text:p>{''}</text:p>
          </table:table-cell>
          <table:table-cell office:value-type="string" calcext:value-type="string">
            <text:p>drama,comedy,romance</text:p>
          </table:table-cell>
          <table:table-cell office:value-type="string" calcext:value-type="string">
            <text:p>https://drive.google.com/file/d/1EUBRp10XpEUlojh89PQHqiKnZlXWvLQr/view</text:p>
          </table:table-cell>
          <table:table-cell office:value-type="string" calcext:value-type="string">
            <text:p>1811.jpg</text:p>
          </table:table-cell>
        </table:table-row>
        <table:table-row table:style-name="ro1">
          <table:table-cell office:value-type="string" calcext:value-type="string">
            <text:p>Blackberry Honey</text:p>
          </table:table-cell>
          <table:table-cell office:value-type="string" calcext:value-type="string">
            <text:p>Середина XIX века, Викторианская эпоха, Англия, Шропшир.\n\nЛорина Во, девятнадцати лет от роду, совсем не от хорошей жизни пошла работать служанкой. Дома осталась мама и три сестры, которым нужно помогать, а иначе они не проживут. И все бы хорошо, текла бы жизнь в прислуге размеренно, если бы еще не эта некрасивая история, в которую Лорина вляпалась на своем первом месте работы, и из-за которой ей это самое место работы пришлось сменить…\n\nИ вот, переминаясь с ноги на ногу от волнения, стоит она перед воротами поместья Блай, где её в скором времени ждут друзья, враги, радость и слёзы, боль и удовольствие, а еще эта жуткая, ну просто невыносимая Горничная! С ее этим непонятным непроизносимым именем, ярко-зелеными глазами, длинными блестящими черными волосами, и… Ух, как Лорина её терпеть не может!\n___\n\nЭто история про мейдочек, но далеко не тех, что в оборчатых коротких платьях изящно подают чай хозяину. А о суровых служанках Викторианской Англии. Жизнь их тяжела, дни наполнены неустанным трудом в обширных поместьях, а ночи — попытками не замерзнуть насмерть в промозглую погоду и под холодными пронизывающими ветрами Туманного Альбиона.\nА еще, конечно же, о любви.\n\n___\n\n\n\n\n\n\n\n\n\n\n\n\n\n\n\n\n\nДоступно только для пользователей\n\nВ тексте присутствует ненормативная лексика.</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drama,comedy,romance,routine</text:p>
          </table:table-cell>
          <table:table-cell office:value-type="string" calcext:value-type="string">
            <text:p>https://mega.nz/file/KIRA3D4b#Oe0p35D98kKtFOFV8W_bIak4vek6NsM_txk7ug-QZ-k</text:p>
          </table:table-cell>
          <table:table-cell office:value-type="string" calcext:value-type="string">
            <text:p>1809.jpg</text:p>
          </table:table-cell>
        </table:table-row>
        <table:table-row table:style-name="ro1">
          <table:table-cell office:value-type="string" calcext:value-type="string">
            <text:p>Морское дно (SeaBed)</text:p>
          </table:table-cell>
          <table:table-cell office:value-type="string" calcext:value-type="string">
            <text:p>SeaBed — додзин-новелла в жанре сёдзё-ай. Повествование ведётся от лица трёх персонажей: Мизуно Сачико, дизайнера, которую преследуют галлюцинации о её бывшей возлюбленной; Нарасаки Хибики, подруги Сачико, психотерапевта, которая исследует работу человеческой памяти; и Такако, бывшей возлюбленной Сачико, которая стремительно утрачивает воспоминания, включая то, как и почему они расстались, хотя были вместе с детства.\n\nВсе трое живут в разных мирах, но преследуют одну цель: отделить правду от иллюзий и разобраться в собственной жизни.</text:p>
          </table:table-cell>
          <table:table-cell/>
          <table:table-cell office:value-type="string" calcext:value-type="string">
            <text:p>10-30 часов</text:p>
          </table:table-cell>
          <table:table-cell office:value-type="string" calcext:value-type="string">
            <text:p>paleontology</text:p>
          </table:table-cell>
          <table:table-cell office:value-type="string" calcext:value-type="string">
            <text:p>{'Главный герой девушка', 'сёдзё-ай'}</text:p>
          </table:table-cell>
          <table:table-cell office:value-type="string" calcext:value-type="string">
            <text:p>drama,mystic,routine</text:p>
          </table:table-cell>
          <table:table-cell office:value-type="string" calcext:value-type="string">
            <text:p>https://drive.google.com/file/d/1Q0P_D8K8oYODVl7746PGEmsX8mlfvaSx/view</text:p>
          </table:table-cell>
          <table:table-cell office:value-type="string" calcext:value-type="string">
            <text:p>1806.png</text:p>
          </table:table-cell>
        </table:table-row>
        <table:table-row table:style-name="ro1">
          <table:table-cell office:value-type="string" calcext:value-type="string">
            <text:p>Fault - Milestone 2 (Side: Above)</text:p>
          </table:table-cell>
          <table:table-cell office:value-type="string" calcext:value-type="string">
            <text:p>Эта новелла является прямым продолжением fault — milestone one и содержит огромное количество спойлеров к ней.\n\nНаблюдайте за Сельфиной, жизнерадостной Принцессой, и ее находчивой Королевской Стражницей, Ритоной, а также за их путешествием обратно на свою Родину - Рузенхайд.\nВо время внезапной атаки, которая уничтожает их Родину, Рузенхайд, им обеим удается сбежать... но в итоге они оказываются в странном лесу, полном растительности, которую они не узнают. Атмосфера очень напряженная. Вокруг ни единого признака жизни, что очень необычно для такого пышного леса. Что-то не так с этим местом... Но они слишком напуганы и не замечают этого.\nКто стоит за нападением и в чем их цель? Куда попали Сельфина и Ритона? Доберутся ли они до дома в целости и сохранности? И, самое важное, что же случилось с их родной страной?</text:p>
          </table:table-cell>
          <table:table-cell/>
          <table:table-cell office:value-type="string" calcext:value-type="string">
            <text:p>2-10 часов</text:p>
          </table:table-cell>
          <table:table-cell office:value-type="string" calcext:value-type="string">
            <text:p>alice_in_dissonance</text:p>
          </table:table-cell>
          <table:table-cell office:value-type="string" calcext:value-type="string">
            <text:p>{'Научное фэнтези', 'Главный герой девушка', 'Иностранный разработчик', 'faultSF', 'Повествование от третьего лица', 'Science Fantasy'}</text:p>
          </table:table-cell>
          <table:table-cell office:value-type="string" calcext:value-type="string">
            <text:p>drama,action,adventure,fantasy</text:p>
          </table:table-cell>
          <table:table-cell office:value-type="string" calcext:value-type="string">
            <text:p>https://drive.google.com/file/d/1ik_M0T_FxXUCA5UVN-Ghkbz7Mg1BopwI/view?usp=sharing</text:p>
          </table:table-cell>
          <table:table-cell office:value-type="string" calcext:value-type="string">
            <text:p>1801.png</text:p>
          </table:table-cell>
        </table:table-row>
        <table:table-row table:style-name="ro1">
          <table:table-cell office:value-type="string" calcext:value-type="string">
            <text:p>Цепь - Потерянные Звенья (Chain: The Lost Footsteps/チェーン　失われた足跡)</text:p>
          </table:table-cell>
          <table:table-cell office:value-type="string" calcext:value-type="string">
            <text:p>История повествует о том, как к частному детективу Такеши однажды обратилась его однокашница Мари, с которой он не виделся лет десять, с просьбой проследить за её мужем по имени Шинджи, который постоянно появляется поздно и периодически пахнет выпивкой и чужим парфюмом. Надо ли рассказывать, что увидел и даже сфотографировал Такеши через пару дней слежки? Фото были предъявлены Мари и, казалось бы, все окончено, но это лишь иллюзия. Дело закручивается почти в политической сфере, так что все только начинается...\nСсылка обновлена!</text:p>
          </table:table-cell>
          <table:table-cell/>
          <table:table-cell office:value-type="string" calcext:value-type="string">
            <text:p>10-30 часов</text:p>
          </table:table-cell>
          <table:table-cell office:value-type="string" calcext:value-type="string">
            <text:p>zyx</text:p>
          </table:table-cell>
          <table:table-cell office:value-type="string" calcext:value-type="string">
            <text:p>{'Главный герой парень', 'Цепь - Потерянные Звенья', 'Иностранный разработчик', 'Повествование от первого лица'}</text:p>
          </table:table-cell>
          <table:table-cell office:value-type="string" calcext:value-type="string">
            <text:p>drama,action,detective,adventure,hentai</text:p>
          </table:table-cell>
          <table:table-cell office:value-type="string" calcext:value-type="string">
            <text:p>https://drive.google.com/open?id=1LpRp3mBHCUSzi6qw3C16MlXO24h3rURo</text:p>
          </table:table-cell>
          <table:table-cell office:value-type="string" calcext:value-type="string">
            <text:p>1793.jpg</text:p>
          </table:table-cell>
        </table:table-row>
        <table:table-row table:style-name="ro1">
          <table:table-cell office:value-type="string" calcext:value-type="string">
            <text:p>ASK TERA: Новогодняя сказка</text:p>
          </table:table-cell>
          <table:table-cell office:value-type="string" calcext:value-type="string">
            <text:p>ОПИСАНИЕ:\nНезадолго до Нового Года, тебе приходит письмо с приглашением на вечеринку от своих старых друзей. Как же отказаться от такого предложения? Прибыв на место, главный герой узнает, что в таверне выпивка бесплатна, а вокруг стоит атмосфера веселья и праздника! Или, быть может, так не у всех, и кто-то в новогоднюю ночь нуждается в помощи? Давайте же это выясним!\n\nОСОБЕННОСТИ ИГРЫ:\n- Настраиваемое имя главного героя\n- Авторские саундтреки\n- Несколько концовок\n\nP.S.\nНовеллу делала команда группы ASK TERA, по мотивам игры Tera Online, за срок в 2 месяца.\nУчаствовало много художников, отвечающих за своих игровых персонажей, поэтому у каждой ветки стиль рисовки различается.\n\nПриятного прохождения!</text:p>
          </table:table-cell>
          <table:table-cell/>
          <table:table-cell office:value-type="string" calcext:value-type="string">
            <text:p>Менее 2 часов</text:p>
          </table:table-cell>
          <table:table-cell office:value-type="string" calcext:value-type="string">
            <text:p>ask_tera</text:p>
          </table:table-cell>
          <table:table-cell office:value-type="string" calcext:value-type="string">
            <text:p>{''}</text:p>
          </table:table-cell>
          <table:table-cell office:value-type="string" calcext:value-type="string">
            <text:p>drama,comedy,romance,adventure,fantasy</text:p>
          </table:table-cell>
          <table:table-cell office:value-type="string" calcext:value-type="string">
            <text:p>https://drive.google.com/file/d/16g6TflarYQrbt8BaCQpdvLca7gcK8MqV/view</text:p>
          </table:table-cell>
          <table:table-cell office:value-type="string" calcext:value-type="string">
            <text:p>1792.png</text:p>
          </table:table-cell>
        </table:table-row>
        <table:table-row table:style-name="ro1">
          <table:table-cell office:value-type="string" calcext:value-type="string">
            <text:p>Время Любви, Дамы! (Time to Love, Ladies!)</text:p>
          </table:table-cell>
          <table:table-cell office:value-type="string" calcext:value-type="string">
            <text:p>История начинается в шэйрхаусе.\nГероиня живет под одной крышей с шестерыми мужчинами и женщинами различных характеров.\n-----------------------------------------\n◆Рекомендуем, если Вы...\n-----------------------------------------\n‧ Любите фильмы и сериалы о любви.\n‧ Хотите влюбиться в роскошного мужчину.\n‧ Хотите насладиться романтической драмой в приложении.\n‧ Интересуетесь романтическими играми и отоме играми.\n‧ Любите сёдзё-мангу и аниме.\n‧ Любите романтические драмы.\n‧ Хотите почувствовать трепет.\n‧ Интересуетесь шэйрхаусами.\n‧ Хотите почитать историю о сложных взаимоотношениях.\n‧ Хотитет прочитать фразы, способные растопить любое сердце.\n‧ Приехали в большой город и не можете найти жилье.\n‧ Имеете слабость к латино-американцам.\n-----------------------------------------\n◆Сюжет\n-----------------------------------------\nВ свой 27-ой День Рождения Мию Ямабуки (имя можно изменить), подрабатывающая в баре, была потрясена призывом родителей скорее выйти замуж.\nЭто побудило ее совершить побег в большой город..\nНе имея при себе больших денег, Мию находиться в затруднительном положении.\nЕщё хуже, что в агентстве недвижимости необходим гарант, о чём она никак не может просить родителей.\nВ этот тяжелый момент перед ней появляется высокий мужчина латинской внешности.\nЧерез него возможно найти дом без поручителя.\nНе имея иного выбора, Мию соглашается - и её отводят в шэйрхаус в элитном районе Токио Сироканедай..\nТак начинается ее новая жизнь в шэйрхаусе в окружении харизматичных личностей――\n-----------------------------------------\n◆Персонажи\n-----------------------------------------\n◇Масаки Муцу.\nПриветливый мужчина модельной внешности.\nПопулярен среди клиенток как харизматичный парикмахер.\nПредварительная запись доступна не ближе, чем за три месяца.\n◇Синго Игараси.\nУравновешенный мужчина в очках.\nСтрог к себе и окружающим, не ладит с женщинами.\nРаботает адвокатом при госпитале на дому.\n◇Какеру Миура.\nВнимательный, всегда готовый помочь нуждающемуся добрый молодой человек.\nКаждый день занят на работе нейрохирурга.\n◇Макото Хаэбару.\nВысокий яркий взрослый мужчина.\nНе утруждается сдерживать свои порывы, в том числе и с женщинами...\nВладелец шэйрхауса, также менеджер кафе.\n-----------------------------------------\n◆Система\n-----------------------------------------\nКаждый персонаж имеет 10 эпизодов и 2 концовки.\nПролог и первые главы доступны бесплатно.\nПо хожу прохождения возникает возможность выбора, что влияет на уровень симпатии персонажа.\nПостараемся произвести приятное впечатление и достичь Счастливого финала!\n-----------------------------------------\n◆Базовая инфомрация\n-----------------------------------------\n‧Бесплатное скачивание (есть платные части сценария)\n-----------------------------------------\n◆О компании поддержки\n-----------------------------------------\nКомпания Hunex занимается разработкой игр разнообразных жанров под девизом "Мы принесем мечты, эмоции и отвагу многим людям".\nМы стараемся использовать полученные знания и технологии с целью разработки качественной продукции.\nЕсть реклама · Есть платный контент. Рекомендуемый возраст для игры:12+</text:p>
          </table:table-cell>
          <table:table-cell/>
          <table:table-cell office:value-type="string" calcext:value-type="string">
            <text:p>2-10 часов</text:p>
          </table:table-cell>
          <table:table-cell office:value-type="string" calcext:value-type="string">
            <text:p>hunex</text:p>
          </table:table-cell>
          <table:table-cell office:value-type="string" calcext:value-type="string">
            <text:p>{''}</text:p>
          </table:table-cell>
          <table:table-cell office:value-type="string" calcext:value-type="string">
            <text:p>romance,routine</text:p>
          </table:table-cell>
          <table:table-cell office:value-type="string" calcext:value-type="string">
            <text:p>https://play.google.com/store/apps/details?id=com.hunex_play.hsp825003gru</text:p>
          </table:table-cell>
          <table:table-cell office:value-type="string" calcext:value-type="string">
            <text:p>1789.jpg</text:p>
          </table:table-cell>
        </table:table-row>
        <table:table-row table:style-name="ro1">
          <table:table-cell office:value-type="string" calcext:value-type="string">
            <text:p>Фермата (Fermata)</text:p>
          </table:table-cell>
          <table:table-cell office:value-type="string" calcext:value-type="string">
            <text:p>«Фермата» — это простая история взросления одного мальчика-пианиста в Казахстане, и, в частности, о его взаимоотношениях с религией.</text:p>
          </table:table-cell>
          <table:table-cell/>
          <table:table-cell office:value-type="string" calcext:value-type="string">
            <text:p>Менее 2 часов</text:p>
          </table:table-cell>
          <table:table-cell office:value-type="string" calcext:value-type="string">
            <text:p>usagitoxic</text:p>
          </table:table-cell>
          <table:table-cell office:value-type="string" calcext:value-type="string">
            <text:p>{''}</text:p>
          </table:table-cell>
          <table:table-cell office:value-type="string" calcext:value-type="string">
            <text:p>drama,routine</text:p>
          </table:table-cell>
          <table:table-cell office:value-type="string" calcext:value-type="string">
            <text:p>http://www.mediafire.com/file/q2xpipjrdoxird9/Fermata-1.1-pc.zip</text:p>
          </table:table-cell>
          <table:table-cell office:value-type="string" calcext:value-type="string">
            <text:p>1785.png</text:p>
          </table:table-cell>
        </table:table-row>
        <table:table-row table:style-name="ro1">
          <table:table-cell office:value-type="string" calcext:value-type="string">
            <text:p>Pain Killers</text:p>
          </table:table-cell>
          <table:table-cell office:value-type="string" calcext:value-type="string">
            <text:p>Город поразила неизвестная болезнь. Она не передается ни воздушно-капельным путем, ни через кровь, ни через другие известные способы распространения. Врачи и ученые по всему миру пытаются найти ключ к исцелению недуга, но безрезультатно. Тем временем, число больных растет с каждым днем.\n\nУспешный психолог Марк Сестеро тоже вступает в игру, после трагического случая, произошедшего полгода назад с его коллегой. Попутно он пытается разобраться не только с травмами своих клиентов, но и со своими собственными. Однако Марк ещё не знает, что ему следует поторопиться...</text:p>
          </table:table-cell>
          <table:table-cell/>
          <table:table-cell office:value-type="string" calcext:value-type="string">
            <text:p>2-10 часов</text:p>
          </table:table-cell>
          <table:table-cell office:value-type="string" calcext:value-type="string">
            <text:p>shironari_po</text:p>
          </table:table-cell>
          <table:table-cell office:value-type="string" calcext:value-type="string">
            <text:p>{''}</text:p>
          </table:table-cell>
          <table:table-cell office:value-type="string" calcext:value-type="string">
            <text:p>drama,mystic,triller</text:p>
          </table:table-cell>
          <table:table-cell office:value-type="string" calcext:value-type="string">
            <text:p>https://yadi.sk/d/OwJ19RjQ_2d6Rw</text:p>
          </table:table-cell>
          <table:table-cell office:value-type="string" calcext:value-type="string">
            <text:p>1783.png</text:p>
          </table:table-cell>
        </table:table-row>
        <table:table-row table:style-name="ro1">
          <table:table-cell office:value-type="string" calcext:value-type="string">
            <text:p>Завеса</text:p>
          </table:table-cell>
          <table:table-cell office:value-type="string" calcext:value-type="string">
            <text:p>Краткое описание\nНа пустой, покрытой завесой Земле смерть может настигнуть за каждым поворотом.\n\nКуда бы ни вел твой долгий путь, знай: они следят за тобой.\n\nКлючевые особенности\nПримерная длительность: 2.5 часа\nВизуальное оформление без разделения на фоны и спрайты: около 120 разнообразных слайдов.\nВступительный ролик с озвучкой.\nТщательно подобранное звуковое сопровождение (более 80 звуков)\nПроработанный, оригинальный мир.\n\nНовелла создана в рамках конкурса Anivisual Contest #4\n\nНаша группа\nhttps://vk.com/fire_diamond\n\nВерсии 1.01 - 1.02 (30.12.18)\n\n\n\nВерсия 1.03 (31.12.18)\n\n\n\n\n\n\nВерсия 1.04 (27.01.19)\n\n\n\n\n\n\n\n\n\nВерсия 1.05 (13.12.19)\n\n\n\n\n\n\n\n\n\n\nНад новеллой работали</text:p>
          </table:table-cell>
          <table:table-cell/>
          <table:table-cell office:value-type="string" calcext:value-type="string">
            <text:p>2-10 часов</text:p>
          </table:table-cell>
          <table:table-cell office:value-type="string" calcext:value-type="string">
            <text:p>fire_diamond</text:p>
          </table:table-cell>
          <table:table-cell office:value-type="string" calcext:value-type="string">
            <text:p>{''}</text:p>
          </table:table-cell>
          <table:table-cell office:value-type="string" calcext:value-type="string">
            <text:p>science_fiction,action,triller</text:p>
          </table:table-cell>
          <table:table-cell office:value-type="string" calcext:value-type="string">
            <text:p>https://drive.google.com/open?id=1PfqqrKZmgptjDcAT19wxeJueL0IdGDUB</text:p>
          </table:table-cell>
          <table:table-cell office:value-type="string" calcext:value-type="string">
            <text:p>1782.jpg</text:p>
          </table:table-cell>
        </table:table-row>
        <table:table-row table:style-name="ro1">
          <table:table-cell office:value-type="string" calcext:value-type="string">
            <text:p>Шарлотта (альфа-версия)</text:p>
          </table:table-cell>
          <table:table-cell office:value-type="string" calcext:value-type="string">
            <text:p>Шарлотта очень больна. Она почти ничего не помнит о себе. Ей запрещено покидать дом. Ей запрещено смотреться в зеркало. Ей запрещено отказываться принимать лекарства.\nКонстантин – опекун Шарлотты. Он алхимик, некромант и хозяин бледных слуг с чёрными глазами.\nКонстантин говорит, что Шарлотта – особенная, но кто она для него на самом деле?\n\nСледите за пабликом разработчика для обновлений</text:p>
          </table:table-cell>
          <table:table-cell/>
          <table:table-cell office:value-type="string" calcext:value-type="string">
            <text:p>2-10 часов</text:p>
          </table:table-cell>
          <table:table-cell office:value-type="string" calcext:value-type="string">
            <text:p>fandor</text:p>
          </table:table-cell>
          <table:table-cell office:value-type="string" calcext:value-type="string">
            <text:p>{''}</text:p>
          </table:table-cell>
          <table:table-cell office:value-type="string" calcext:value-type="string">
            <text:p>romance,mystic,fantasy</text:p>
          </table:table-cell>
          <table:table-cell office:value-type="string" calcext:value-type="string">
            <text:p>https://drive.google.com/file/d/17OBsEKgO1jRxTBB9U-8mlmDaKju9gN1r/view</text:p>
          </table:table-cell>
          <table:table-cell office:value-type="string" calcext:value-type="string">
            <text:p>1780.png</text:p>
          </table:table-cell>
        </table:table-row>
        <table:table-row table:style-name="ro1">
          <table:table-cell office:value-type="string" calcext:value-type="string">
            <text:p>Цвета Алхимии</text:p>
          </table:table-cell>
          <table:table-cell office:value-type="string" calcext:value-type="string">
            <text:p>Почти сотню лет назад установился мир между магами и церковниками.\nМелиссия приезжает в Венберг, что бы выполнить неприятное поручение гильдии и не собирается в нем задерживаться - ее манит тишина алхимической лаборатории.\nУбийство паломника ставит крест на ее планах и заставляет задумать над тем, с какой целью в город приехал ее старый друг и что от нее нужно магистру религиозного ордена.\nМожет кто-то из них хочет нарушить хрупкое равновесие?</text:p>
          </table:table-cell>
          <table:table-cell/>
          <table:table-cell office:value-type="string" calcext:value-type="string">
            <text:p>2-10 часов</text:p>
          </table:table-cell>
          <table:table-cell office:value-type="string" calcext:value-type="string">
            <text:p>harpiks</text:p>
          </table:table-cell>
          <table:table-cell office:value-type="string" calcext:value-type="string">
            <text:p>{''}</text:p>
          </table:table-cell>
          <table:table-cell office:value-type="string" calcext:value-type="string">
            <text:p>drama,romance,detective</text:p>
          </table:table-cell>
          <table:table-cell office:value-type="string" calcext:value-type="string">
            <text:p>https://yadi.sk/d/FcW6XJL1FkNi5Q</text:p>
          </table:table-cell>
          <table:table-cell office:value-type="string" calcext:value-type="string">
            <text:p>1778.jpg</text:p>
          </table:table-cell>
        </table:table-row>
        <table:table-row table:style-name="ro1">
          <table:table-cell office:value-type="string" calcext:value-type="string">
            <text:p>Диггеры</text:p>
          </table:table-cell>
          <table:table-cell office:value-type="string" calcext:value-type="string">
            <text:p>Жанр: Повседневность, триллер, приключение.\nСюжет: Когда человек чего-то очень хочет - он это получает. Мечтала девушка стать диггером и изучать самые жуткие и мрачные места города? Готово! Напарник, готовый сопроводить в такое путешествие, найден! Дата выхода назначена, приключения ждут! Но не зря говорят, "бойся своих желаний"...\nДвижок: Renpy\nРейтинг: 16+\nКонцовки: 9\nОсобенности: Вы можете играть за любого из двух уникальных персонажей, объединенных одной историей. И лишь от вас зависит их жизнь.</text:p>
          </table:table-cell>
          <table:table-cell/>
          <table:table-cell office:value-type="string" calcext:value-type="string">
            <text:p>Менее 2 часов</text:p>
          </table:table-cell>
          <table:table-cell office:value-type="string" calcext:value-type="string">
            <text:p>komanda_"paj"</text:p>
          </table:table-cell>
          <table:table-cell office:value-type="string" calcext:value-type="string">
            <text:p>{''}</text:p>
          </table:table-cell>
          <table:table-cell office:value-type="string" calcext:value-type="string">
            <text:p>routine,adventure,triller</text:p>
          </table:table-cell>
          <table:table-cell office:value-type="string" calcext:value-type="string">
            <text:p>https://yadi.sk/d/Pcr9xZq3TVqQGg</text:p>
          </table:table-cell>
          <table:table-cell office:value-type="string" calcext:value-type="string">
            <text:p>1774.png</text:p>
          </table:table-cell>
        </table:table-row>
        <table:table-row table:style-name="ro1">
          <table:table-cell office:value-type="string" calcext:value-type="string">
            <text:p>Стрелять в голову (Shoot in the head)</text:p>
          </table:table-cell>
          <table:table-cell office:value-type="string" calcext:value-type="string">
            <text:p>Это дневник записей сеансов, созданный в качестве помощи и систематизации полученной информации. Моя работа в качестве психиатра только началась, сейчас важно научиться держать всю полезную информацию под рукой.\nЗапись 005 006. К. позвонила и записалась на прием после долгого отсутствия. Диагнозы, поставленные ранее: депрессия, расстройство личности (классификация выясняется).\nСейчас пациентка обратилась с обозначенными ею такими проблемами, как "дереализация, галлюцинации, ПТСР, провалы в памяти". Следует отметить что ей свойственен негативизм и сгущение красок, вероятно описанные проблемы не так серьезны.\nАльтернативная ссылка (Google Disk):\n\nАльтернативные ссылки (ZIP-архив):</text:p>
          </table:table-cell>
          <table:table-cell/>
          <table:table-cell office:value-type="string" calcext:value-type="string">
            <text:p>Менее 2 часов</text:p>
          </table:table-cell>
          <table:table-cell office:value-type="string" calcext:value-type="string">
            <text:p>igri-team</text:p>
          </table:table-cell>
          <table:table-cell office:value-type="string" calcext:value-type="string">
            <text:p>{''}</text:p>
          </table:table-cell>
          <table:table-cell office:value-type="string" calcext:value-type="string">
            <text:p>horror,mystic,triller</text:p>
          </table:table-cell>
          <table:table-cell office:value-type="string" calcext:value-type="string">
            <text:p>https://yadi.sk/d/mY5MvjzWnGrR6w</text:p>
          </table:table-cell>
          <table:table-cell office:value-type="string" calcext:value-type="string">
            <text:p>1772.jpg</text:p>
          </table:table-cell>
        </table:table-row>
        <table:table-row table:style-name="ro1">
          <table:table-cell office:value-type="string" calcext:value-type="string">
            <text:p>Путь домой (The Way Home)</text:p>
          </table:table-cell>
          <table:table-cell office:value-type="string" calcext:value-type="string">
            <text:p>В один странный вечер наш безымянный главный герой оказывается на вершине холма --мертвый-- почти без воспоминаний. Все, что он знает, это то, что его цель - вернуться домой.\n\nВизуальная новелла с 5 различными концовками!\nНесколько вариантов, которые влияют на ваш конец!\nСкрытые пути. Кхем.\nПризраки... говорящие призраки.\nКаламбуры.\nС Ю Ж Е Т</text:p>
          </table:table-cell>
          <table:table-cell/>
          <table:table-cell office:value-type="string" calcext:value-type="string">
            <text:p>Менее 2 часов</text:p>
          </table:table-cell>
          <table:table-cell office:value-type="string" calcext:value-type="string">
            <text:p>choco</text:p>
          </table:table-cell>
          <table:table-cell office:value-type="string" calcext:value-type="string">
            <text:p>{'Иностранный разработчик', 'домой', 'путь', 'Повествование от первого лица'}</text:p>
          </table:table-cell>
          <table:table-cell office:value-type="string" calcext:value-type="string">
            <text:p>drama,comedy,mystic</text:p>
          </table:table-cell>
          <table:table-cell office:value-type="string" calcext:value-type="string">
            <text:p>https://drive.google.com/open?id=1IQOywaI92Jn94fcRAvAmhBDKduqD8CT3</text:p>
          </table:table-cell>
          <table:table-cell office:value-type="string" calcext:value-type="string">
            <text:p>1771.jpg</text:p>
          </table:table-cell>
        </table:table-row>
        <table:table-row table:style-name="ro1">
          <table:table-cell office:value-type="string" calcext:value-type="string">
            <text:p>Milk Shake Coffee</text:p>
          </table:table-cell>
          <table:table-cell office:value-type="string" calcext:value-type="string">
            <text:p>Одинокий человек Коома Томакаси держится особняком ото всех в своей группе. Но однажды с ним садится новенькая студентка и это побуждает его действовать.\n...\nНа самом деле это не история о любви, это рассказ из жизни одного человека, который не может жить как все и получать удовольствие. Он не знает ни любви, ни дружбы. Поэтому, для него эти чувства в новинку. Но сама история не дарит ему каких-то чудес. Эта история расскажет неприятную правду о жизни одного человека, которого давно перестали "считать человеком".\n\n---------------------------------------------------------------------\nСразу скажу, что новелла сырая и оформить меню мне не хватило времени. Имейте это в виду.</text:p>
          </table:table-cell>
          <table:table-cell/>
          <table:table-cell office:value-type="string" calcext:value-type="string">
            <text:p>Менее 2 часов</text:p>
          </table:table-cell>
          <table:table-cell office:value-type="string" calcext:value-type="string">
            <text:p>moonconstra/redvison86</text:p>
          </table:table-cell>
          <table:table-cell office:value-type="string" calcext:value-type="string">
            <text:p>{''}</text:p>
          </table:table-cell>
          <table:table-cell office:value-type="string" calcext:value-type="string">
            <text:p>drama,romance,routine,triller</text:p>
          </table:table-cell>
          <table:table-cell office:value-type="string" calcext:value-type="string">
            <text:p>https://drive.google.com/file/d/1zM_Imn-p0Z52ATE2ISfH2tA7Px8D0LtC/view?usp=sharing</text:p>
          </table:table-cell>
          <table:table-cell office:value-type="string" calcext:value-type="string">
            <text:p>1770.png</text:p>
          </table:table-cell>
        </table:table-row>
        <table:table-row table:style-name="ro1">
          <table:table-cell office:value-type="string" calcext:value-type="string">
            <text:p>На костях прошлого</text:p>
          </table:table-cell>
          <table:table-cell office:value-type="string" calcext:value-type="string">
            <text:p>Знакомство с симпатичными одноклассницами, вредными одноклассниками, занудными учителями. У многих в прошлом была своя идиллия с налетом загадочности. Разве это не та школьная жизнь, которую мы хотим запомнить? Но так уж вышло, что здесь происходит нечто странное. Только это никому не помешает наслаждаться юностью…\n\nЕсли, конечно, закрывать глаза на происходящее.</text:p>
          </table:table-cell>
          <table:table-cell/>
          <table:table-cell office:value-type="string" calcext:value-type="string">
            <text:p>2-10 часов</text:p>
          </table:table-cell>
          <table:table-cell office:value-type="string" calcext:value-type="string">
            <text:p>gyn_i_sincven</text:p>
          </table:table-cell>
          <table:table-cell office:value-type="string" calcext:value-type="string">
            <text:p>{''}</text:p>
          </table:table-cell>
          <table:table-cell office:value-type="string" calcext:value-type="string">
            <text:p>drama,mystic,routine,school</text:p>
          </table:table-cell>
          <table:table-cell office:value-type="string" calcext:value-type="string">
            <text:p>https://drive.google.com/open?id=1-Q8-OT01Q6GqeOh6MeZRiJsqIx2S2_ma</text:p>
          </table:table-cell>
          <table:table-cell office:value-type="string" calcext:value-type="string">
            <text:p>1765.jpg</text:p>
          </table:table-cell>
        </table:table-row>
        <table:table-row table:style-name="ro1">
          <table:table-cell office:value-type="string" calcext:value-type="string">
            <text:p>Исчезая (Dissolving)</text:p>
          </table:table-cell>
          <table:table-cell office:value-type="string" calcext:value-type="string">
            <text:p>Девушка решает навестить бывшего, который стал затворником. Он, когда-то милый и добрый, постепенно оставил учебу, работу и друзей — и теперь проводит дни за монитором в бессмысленных спорах с незнакомцами. Когда она приходит, то обнаруживает, что дверь в его квартиру открыта, и в темноте видны слои пыли на полу. Но он всё еще там, в единственной запертой комнате. Или нет?\n\nЭкспериментальная хоррор-новелла в современном сеттинге. Среди источников вдохновения работы Дзюндзи Ито, Гоити Суды и Рэмси Кэмпбелла.</text:p>
          </table:table-cell>
          <table:table-cell/>
          <table:table-cell office:value-type="string" calcext:value-type="string">
            <text:p>Менее 2 часов</text:p>
          </table:table-cell>
          <table:table-cell office:value-type="string" calcext:value-type="string">
            <text:p>flying_whale</text:p>
          </table:table-cell>
          <table:table-cell office:value-type="string" calcext:value-type="string">
            <text:p>{'Главный герой девушка', 'Повествование от первого лица', 'мистика', 'Исчезая', 'Хоррор', 'отечественный разработчик', 'Anivisual Contest #4'}</text:p>
          </table:table-cell>
          <table:table-cell office:value-type="string" calcext:value-type="string">
            <text:p>drama,horror,mystic,triller</text:p>
          </table:table-cell>
          <table:table-cell office:value-type="string" calcext:value-type="string">
            <text:p>https://disk.yandex.ru/d/zqMZZfaO4kkvdQ</text:p>
          </table:table-cell>
          <table:table-cell office:value-type="string" calcext:value-type="string">
            <text:p>1762.png</text:p>
          </table:table-cell>
        </table:table-row>
        <table:table-row table:style-name="ro1">
          <table:table-cell office:value-type="string" calcext:value-type="string">
            <text:p>Детский Сад Бокко (Full Bokko Youchien/フルボッコようちえん)</text:p>
          </table:table-cell>
          <table:table-cell office:value-type="string" calcext:value-type="string">
            <text:p>Это история о Митаро и его лучшей подруге Котоми. Это должен быть ещё один весёлый денёк, но...\nЭта игра содержит жестокие и гротескные изображения.</text:p>
          </table:table-cell>
          <table:table-cell/>
          <table:table-cell office:value-type="string" calcext:value-type="string">
            <text:p>Менее 2 часов</text:p>
          </table:table-cell>
          <table:table-cell office:value-type="string" calcext:value-type="string">
            <text:p>charon</text:p>
          </table:table-cell>
          <table:table-cell office:value-type="string" calcext:value-type="string">
            <text:p>{'Детский Сад Бокко', 'Повествование от первого лица', 'Главный герой парень', 'Иностранный разработчик'}</text:p>
          </table:table-cell>
          <table:table-cell office:value-type="string" calcext:value-type="string">
            <text:p>drama,routine</text:p>
          </table:table-cell>
          <table:table-cell office:value-type="string" calcext:value-type="string">
            <text:p>https://yadi.sk/d/K8574icuZ-2HMg</text:p>
          </table:table-cell>
          <table:table-cell office:value-type="string" calcext:value-type="string">
            <text:p>1760.jpg</text:p>
          </table:table-cell>
        </table:table-row>
        <table:table-row table:style-name="ro1">
          <table:table-cell office:value-type="string" calcext:value-type="string">
            <text:p>Красная Шапочка и Заколдованный лес (Akazukin to Mayoi no Mori)</text:p>
          </table:table-cell>
          <table:table-cell office:value-type="string" calcext:value-type="string">
            <text:p>Описание\n\nЭто история о девочке в красном плаще, которую мачеха отправила в Заколдованный лес. Красная Шапочка несла корзинку своему дяде, когда едва не рухнула в пропасть, на месте которой должен был стоять дядин дом. Расстроенная девочка, осознав, что мачеха желала ей смерти, отправляется на поиски волка. "Если уж умирать, то умирать с пользой", - думает Красная Шапочка.\nТолько вот волк её есть отказывается, и нашей героине приходится привыкать к жизни в Заколдованном лесу, полном загадок и, по закону жанра, обаятельных молодых... зверей?..\n\n\n\n\n\n\n\n\n\n\n\n\n\n\n\n\n\n\n\n\n\n\n\n\n\n\n\n\n\n\n\n\n\n\n\n\n\n\n\n\n\n\n\n\n\n\n\n\n\n\n\n\n\n\n\n\n\n\n\n\n\n\n\nОбратите внимание, что имя персонажа можно изменить, но его необходимо вставлять из буфера обмена. Имя должно состоять не более, чем из шести букв русского алфавита.</text:p>
          </table:table-cell>
          <table:table-cell/>
          <table:table-cell office:value-type="string" calcext:value-type="string">
            <text:p>10-30 часов</text:p>
          </table:table-cell>
          <table:table-cell office:value-type="string" calcext:value-type="string">
            <text:p>calameliatorte</text:p>
          </table:table-cell>
          <table:table-cell office:value-type="string" calcext:value-type="string">
            <text:p>{'Русский'}</text:p>
          </table:table-cell>
          <table:table-cell office:value-type="string" calcext:value-type="string">
            <text:p>romance,mystic,adventure,hentai</text:p>
          </table:table-cell>
          <table:table-cell office:value-type="string" calcext:value-type="string">
            <text:p>https://drive.google.com/file/d/13Ghek0bXDUde7ahdpwPTcfLdc-hgQcX0/view?usp=sharing</text:p>
          </table:table-cell>
          <table:table-cell office:value-type="string" calcext:value-type="string">
            <text:p>1756.jpg</text:p>
          </table:table-cell>
        </table:table-row>
        <table:table-row table:style-name="ro1">
          <table:table-cell office:value-type="string" calcext:value-type="string">
            <text:p>SYNERGY | REPLICA</text:p>
          </table:table-cell>
          <table:table-cell office:value-type="string" calcext:value-type="string">
            <text:p>Вы можете похвастаться, что видели Королевскую битву? А битву между мистическими сущностями? Как устроить игру на выживание между теми, кого можно назвать бессмертными? Некромант, вампир, оборотень, демон и это далеко не полный список тех, кто может вступить в эту смертельную битву.\n\nКаковы будут последствия для городка Миёга? Ведь его части разделяет не только река, но и вера. Если жители Старого города почитают этих существ настолько, что готовы закрыть глаза на убийства и пропажи людей. Будут ли молчать, и бездействовать жители Нового города?\n\nЧем всё закончится для неопытной магессы унаследовавшей благородный титул Хранителя города в ходе интриг враждебной семьи магов. Вступит ли она в сражение или откажется от своих прав?\n\nТолько синергия даст ответ.</text:p>
          </table:table-cell>
          <table:table-cell/>
          <table:table-cell office:value-type="string" calcext:value-type="string">
            <text:p>Менее 2 часов</text:p>
          </table:table-cell>
          <table:table-cell office:value-type="string" calcext:value-type="string">
            <text:p>cycle_|_one</text:p>
          </table:table-cell>
          <table:table-cell office:value-type="string" calcext:value-type="string">
            <text:p>{''}</text:p>
          </table:table-cell>
          <table:table-cell office:value-type="string" calcext:value-type="string">
            <text:p>horror,mystic</text:p>
          </table:table-cell>
          <table:table-cell office:value-type="string" calcext:value-type="string">
            <text:p>https://disk.yandex.ru/d/EN_r5uEuGTgZqQ</text:p>
          </table:table-cell>
          <table:table-cell office:value-type="string" calcext:value-type="string">
            <text:p>1755.jpg</text:p>
          </table:table-cell>
        </table:table-row>
        <table:table-row table:style-name="ro1">
          <table:table-cell office:value-type="string" calcext:value-type="string">
            <text:p>Милейший монстр (Sweetest Monster)</text:p>
          </table:table-cell>
          <table:table-cell office:value-type="string" calcext:value-type="string">
            <text:p>"Я люблю тебя за то, кто ты есть. Я любила тебя с того мгновения, что встретила".\n\nЖизнь отвернулась от Робина Хокинса. Его отношения с женой, Салли, застоялись, а его дочь, Мелоди, больше с ним не разговаривает.\nОн застрял на нелюбимой и иссушающей работе, и его жизнь - это глубокое бесконечное болото...\nПока посреди ночи он не встречает таинственную девушку его мечты, Белл.\nОднако Белл не так проста, как кажется на первый взгляд - и прекрасный сон наяву Робина быстро грозит стать кошмаром.\n\nНе забудьте включить русский язык в настройках.</text:p>
          </table:table-cell>
          <table:table-cell/>
          <table:table-cell office:value-type="string" calcext:value-type="string">
            <text:p>2-10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drama,mystic</text:p>
          </table:table-cell>
          <table:table-cell office:value-type="string" calcext:value-type="string">
            <text:p>https://drive.google.com/file/d/1CZPNJS61FnfixW1iR3lmCIxkbXEGUo-C/view?usp=sharing</text:p>
          </table:table-cell>
          <table:table-cell office:value-type="string" calcext:value-type="string">
            <text:p>1753.png</text:p>
          </table:table-cell>
        </table:table-row>
        <table:table-row table:style-name="ro1">
          <table:table-cell office:value-type="string" calcext:value-type="string">
            <text:p>Тайсё. Лента Мёбиуса (Taishou Mebiusline)</text:p>
          </table:table-cell>
          <table:table-cell office:value-type="string" calcext:value-type="string">
            <text:p>Действие разворачивается в Японии эры Тайсё (20-е гг. 20-го века). Главный герой, молодой человек по имени Хиираги Кёичиро приезжает в столицу из деревни учиться в университете, чтобы потом приносить пользу родному краю. И тут же вовлекается в конфликт между военными императорской армии и неким загадочным кланом…\n\n\n\n\n\n\n\n\n\n\n\n\n\nUPD:\n-Игра теперь запускается в русской локали, просто скачиваете папку с игрой и запускаете ярлык, никаких манипуляций в панели управления не нужно.\n-Шрифты в настройках теперь можно трогать.\n-Исправлены опечатки.</text:p>
          </table:table-cell>
          <table:table-cell/>
          <table:table-cell office:value-type="string" calcext:value-type="string">
            <text:p>30-50 часов</text:p>
          </table:table-cell>
          <table:table-cell office:value-type="string" calcext:value-type="string">
            <text:p>holicworks</text:p>
          </table:table-cell>
          <table:table-cell office:value-type="string" calcext:value-type="string">
            <text:p>{'история', 'Главный герой парень', 'Иностранный разработчик', 'Повествование от третьего лица', 'яой'}</text:p>
          </table:table-cell>
          <table:table-cell office:value-type="string" calcext:value-type="string">
            <text:p>drama,romance,action,mystic,adventure</text:p>
          </table:table-cell>
          <table:table-cell office:value-type="string" calcext:value-type="string">
            <text:p>https://drive.google.com/file/d/1Yw5oKn0LbChO0_Bw4nVvNjgdKJZFyoCi/view?usp=sharing</text:p>
          </table:table-cell>
          <table:table-cell office:value-type="string" calcext:value-type="string">
            <text:p>1749.png</text:p>
          </table:table-cell>
        </table:table-row>
        <table:table-row table:style-name="ro1">
          <table:table-cell office:value-type="string" calcext:value-type="string">
            <text:p>Рикошет</text:p>
          </table:table-cell>
          <table:table-cell office:value-type="string" calcext:value-type="string">
            <text:p>Несколько друзей собираются в одном из баров своего города. Воспоминания и душевные разговоры - всё, что могло когда-либо связывать старых приятелей. Возможно, каждый из них в данный час пытается скрыть свои желания и истинную натуру. Им предстоит понять множество секретов. Только здесь и сейчас - шесть различных персонажей, чья судьба известна одному из присутствующих. Они становятся заложниками своего прошлого, в темных уголках которого таится вся правда о том, кто они есть на самом деле...</text:p>
          </table:table-cell>
          <table:table-cell/>
          <table:table-cell office:value-type="string" calcext:value-type="string">
            <text:p>Менее 2 часов</text:p>
          </table:table-cell>
          <table:table-cell office:value-type="string" calcext:value-type="string">
            <text:p>smallshell_studio</text:p>
          </table:table-cell>
          <table:table-cell office:value-type="string" calcext:value-type="string">
            <text:p>{''}</text:p>
          </table:table-cell>
          <table:table-cell office:value-type="string" calcext:value-type="string">
            <text:p>drama,routine,triller</text:p>
          </table:table-cell>
          <table:table-cell office:value-type="string" calcext:value-type="string">
            <text:p>https://yadi.sk/d/YttIx8rfwVGA_w</text:p>
          </table:table-cell>
          <table:table-cell office:value-type="string" calcext:value-type="string">
            <text:p>1745.png</text:p>
          </table:table-cell>
        </table:table-row>
        <table:table-row table:style-name="ro1">
          <table:table-cell office:value-type="string" calcext:value-type="string">
            <text:p>Судьба Фауста (Soul Gambler)</text:p>
          </table:table-cell>
          <table:table-cell office:value-type="string" calcext:value-type="string">
            <text:p>Это интерактивный графический роман, вдохновленный творчеством Гёте Фауста, трагической пьесой, написанной в 19 веке. Это современная и привлекательная адаптация шедевра.\n\nSoul Gambler ставит ВАС в роль Фауста, обычного молодого человека, живущего в наши дни, СУДЬБА которого скоро изменится.\n\nКогда Фауст уходил со своей скучной работы, к нему подошла загадочная женщина. Она сделала ему заманчивое предложение: ПРОДАВАТЬ части его ДУШИ в обмен на исполнение каждого его ПОЖЕЛАНИЯ.\n\nСЕЙЧАС вам решать его судьбу!\n\nСудьба Фауста лежит в ваших руках.\nЧего ты ждешь? Время сыграть свою душу!</text:p>
          </table:table-cell>
          <table:table-cell/>
          <table:table-cell office:value-type="string" calcext:value-type="string">
            <text:p>2-10 часов</text:p>
          </table:table-cell>
          <table:table-cell office:value-type="string" calcext:value-type="string">
            <text:p>m.gaia_studio_&amp;_tloen_studios</text:p>
          </table:table-cell>
          <table:table-cell office:value-type="string" calcext:value-type="string">
            <text:p>{'приключения', 'Экшн', 'Повествование от третьего лица', 'Хоррор', 'триллер', 'Иностранный разработчик', 'детектив'}</text:p>
          </table:table-cell>
          <table:table-cell office:value-type="string" calcext:value-type="string">
            <text:p>drama,romance,horror,detective,mystic,routine,parody,adventure,fiction,fantasy,triller</text:p>
          </table:table-cell>
          <table:table-cell office:value-type="string" calcext:value-type="string">
            <text:p>https://yadi.sk/d/6Ryip56FQpa1fw</text:p>
          </table:table-cell>
          <table:table-cell office:value-type="string" calcext:value-type="string">
            <text:p>1744.jpg</text:p>
          </table:table-cell>
        </table:table-row>
        <table:table-row table:style-name="ro1">
          <table:table-cell office:value-type="string" calcext:value-type="string">
            <text:p>Саэска. Демоны и их хозяева.</text:p>
          </table:table-cell>
          <table:table-cell office:value-type="string" calcext:value-type="string">
            <text:p>Пятая новелла в серии "Демонолог".\n\nВиктор был простым парнем, мастером спорта по греко-римской борьбе. Он уже дожил до того возраста, когда знаешь к чему стремишься и чего ждёшь от жизни. Несчастный случай и собственная смерть заставили спортсмена изменить свои взгляды.\nТеперь он - минди, демон, способный менять пол и вынужденный выполнять поручения хозяина. Первый приказ прост: превратиться в девушку и прикинувшись соседкой, защищать сестру хозяина от любых опасностей. Правило тоже лишь одно: не при каких условиях не говорить ей, что являешься мужчиной.\nКуда заведёт Виктора судьба и сумеет ли он выполнив приказ получить свободу, зависит от вас.</text:p>
          </table:table-cell>
          <table:table-cell/>
          <table:table-cell office:value-type="string" calcext:value-type="string">
            <text:p>2-10 часов</text:p>
          </table:table-cell>
          <table:table-cell office:value-type="string" calcext:value-type="string">
            <text:p>mitredel</text:p>
          </table:table-cell>
          <table:table-cell office:value-type="string" calcext:value-type="string">
            <text:p>{''}</text:p>
          </table:table-cell>
          <table:table-cell office:value-type="string" calcext:value-type="string">
            <text:p>drama,mystic</text:p>
          </table:table-cell>
          <table:table-cell office:value-type="string" calcext:value-type="string">
            <text:p>https://drive.google.com/open?id=14HJCb0NfVpwa15QvBvxsctvaVhAjfh8G</text:p>
          </table:table-cell>
          <table:table-cell office:value-type="string" calcext:value-type="string">
            <text:p>1741.png</text:p>
          </table:table-cell>
        </table:table-row>
        <table:table-row table:style-name="ro1">
          <table:table-cell office:value-type="string" calcext:value-type="string">
            <text:p>Нить судеб (String Of Fates)</text:p>
          </table:table-cell>
          <table:table-cell office:value-type="string" calcext:value-type="string">
            <text:p>Помогите парню признаться своей возлюбленной в день святого Валентина! Всего 9 концовок, 12 если считать... э... я оставлю их в качестве сюрприза.\n\nЭто относительно короткая игра, она должна занять около часа или двух.</text:p>
          </table:table-cell>
          <table:table-cell/>
          <table:table-cell office:value-type="string" calcext:value-type="string">
            <text:p>Менее 2 часов</text:p>
          </table:table-cell>
          <table:table-cell office:value-type="string" calcext:value-type="string">
            <text:p>redd</text:p>
          </table:table-cell>
          <table:table-cell office:value-type="string" calcext:value-type="string">
            <text:p>{'Несколько главных героев', 'судеб', 'Иностранный разработчик', 'сёдзё-ай', 'любовный треугольник', 'сёнэн-ай', 'Нить', 'Повествование от первого лица'}</text:p>
          </table:table-cell>
          <table:table-cell office:value-type="string" calcext:value-type="string">
            <text:p>drama,comedy,romance,routine,parody,fiction</text:p>
          </table:table-cell>
          <table:table-cell office:value-type="string" calcext:value-type="string">
            <text:p>https://drive.google.com/open?id=1cLvNt7cw_Gf3b-hqqVOWRhYo96vkNo7g</text:p>
          </table:table-cell>
          <table:table-cell office:value-type="string" calcext:value-type="string">
            <text:p>1739.jpg</text:p>
          </table:table-cell>
        </table:table-row>
        <table:table-row table:style-name="ro1">
          <table:table-cell office:value-type="string" calcext:value-type="string">
            <text:p>Санатор: Хроники Ройштадта</text:p>
          </table:table-cell>
          <table:table-cell office:value-type="string" calcext:value-type="string">
            <text:p>Санатор: Хроники Ройштадта — это небольшая прелюдия к событиям Алого Шарфа. Она познакомит вас с персонажами и расскажет, что происходило в городе за несколько дней до начала эпидемии.\nПоскольку эта история уже случилась, в Хрониках нельзя повлиять на судьбы героев. Устраивайтесь поудобнее и приготовьтесь к встрече с неизведанным...\n\nДобро пожаловать в Domus et Animae — мир оккультизма и колдовства.</text:p>
          </table:table-cell>
          <table:table-cell/>
          <table:table-cell office:value-type="string" calcext:value-type="string">
            <text:p>Менее 2 часов</text:p>
          </table:table-cell>
          <table:table-cell office:value-type="string" calcext:value-type="string">
            <text:p>ignis_sanat</text:p>
          </table:table-cell>
          <table:table-cell office:value-type="string" calcext:value-type="string">
            <text:p>{''}</text:p>
          </table:table-cell>
          <table:table-cell office:value-type="string" calcext:value-type="string">
            <text:p>horror,mystic,fantasy</text:p>
          </table:table-cell>
          <table:table-cell office:value-type="string" calcext:value-type="string">
            <text:p>http://bit.ly/Sanator</text:p>
          </table:table-cell>
          <table:table-cell office:value-type="string" calcext:value-type="string">
            <text:p>1738.jpg</text:p>
          </table:table-cell>
        </table:table-row>
        <table:table-row table:style-name="ro1">
          <table:table-cell office:value-type="string" calcext:value-type="string">
            <text:p>Рай или Ад</text:p>
          </table:table-cell>
          <table:table-cell office:value-type="string" calcext:value-type="string">
            <text:p>У каждого своя судьба. Только мы вправе ее решать. Так и наш главный герой, оказался перед выбором. Только представьте, что у вас один выбор, и это то, где вы окажетесь. Вся жизнь, каждое решение, будет бесценно.\nНовелла довольно коротка, даже очень. Не займет много времени у вас. Приятной игры! :)\nСейчас у меня в проекте новая новелла, если можете меня поддержать, любой копейке буду безумно благодарен +79050800130 на киви</text:p>
          </table:table-cell>
          <table:table-cell/>
          <table:table-cell office:value-type="string" calcext:value-type="string">
            <text:p>Менее 2 часов</text:p>
          </table:table-cell>
          <table:table-cell office:value-type="string" calcext:value-type="string">
            <text:p>cevgor</text:p>
          </table:table-cell>
          <table:table-cell office:value-type="string" calcext:value-type="string">
            <text:p>{''}</text:p>
          </table:table-cell>
          <table:table-cell office:value-type="string" calcext:value-type="string">
            <text:p>drama,romance,mystic,adventure,triller</text:p>
          </table:table-cell>
          <table:table-cell office:value-type="string" calcext:value-type="string">
            <text:p>https://yadi.sk/d/_T78aAxInmu1iw</text:p>
          </table:table-cell>
          <table:table-cell office:value-type="string" calcext:value-type="string">
            <text:p>1737.jpg</text:p>
          </table:table-cell>
        </table:table-row>
        <table:table-row table:style-name="ro1">
          <table:table-cell office:value-type="string" calcext:value-type="string">
            <text:p>Легенды Талии: Аркадия (Legends of Talia - Arcadia)</text:p>
          </table:table-cell>
          <table:table-cell office:value-type="string" calcext:value-type="string">
            <text:p>Аркадия - легендарная воительница и чемпион Кадата. Она сражалась в бессчётном числе битв на раздираемой войной земле Талии. Она любима и обожаема простым народом. Её считают героем.\nНо сама Аркадия не считает себя героем. Она воевала с 14 лет и убила за свою жизнь сотни, если не тысячи людей, и не считает, что этим стоит гордиться. Она видела, как деревня Фрейкросс, из которой она ушла буквально за пару часов до нападения, горела от драконьего пламени, и как жир стекал с бездыханных тушек свиней. И она помнит девочку с сожжёнными драконом ногами, что она оставила на смерть.\nС того нападения прошло много лет, и вот Аркадия направлялась в свою родную деревню, как произошёл инцидент.</text:p>
          </table:table-cell>
          <table:table-cell/>
          <table:table-cell office:value-type="string" calcext:value-type="string">
            <text:p>Менее 2 часов</text:p>
          </table:table-cell>
          <table:table-cell office:value-type="string" calcext:value-type="string">
            <text:p>winged_cloud</text:p>
          </table:table-cell>
          <table:table-cell office:value-type="string" calcext:value-type="string">
            <text:p>{'Повествование от первого лица', 'сёдзё-ай', 'Главный герой девушка', 'Аркадия', 'легенды', 'Талии:', 'Иностранный разработчик'}</text:p>
          </table:table-cell>
          <table:table-cell office:value-type="string" calcext:value-type="string">
            <text:p>drama,action,fantasy,ecchi</text:p>
          </table:table-cell>
          <table:table-cell office:value-type="string" calcext:value-type="string">
            <text:p>http://bit.ly/2SnxN5P</text:p>
          </table:table-cell>
          <table:table-cell office:value-type="string" calcext:value-type="string">
            <text:p>1736.png</text:p>
          </table:table-cell>
        </table:table-row>
        <table:table-row table:style-name="ro1">
          <table:table-cell office:value-type="string" calcext:value-type="string">
            <text:p>Cтатус № (Status №)</text:p>
          </table:table-cell>
          <table:table-cell office:value-type="string" calcext:value-type="string">
            <text:p>Далекая частичка твоего детства, исчезнувшая среди обломков воспоминаний на территории с запахом кефира и пряников на полдник, и самого адского события тех времен. Погрузись в пучину развернувшихся событий, пролей свет на самые ужасающие уголки своей памяти.</text:p>
          </table:table-cell>
          <table:table-cell/>
          <table:table-cell office:value-type="string" calcext:value-type="string">
            <text:p>Менее 2 часов</text:p>
          </table:table-cell>
          <table:table-cell office:value-type="string" calcext:value-type="string">
            <text:p>teterev</text:p>
          </table:table-cell>
          <table:table-cell office:value-type="string" calcext:value-type="string">
            <text:p>{''}</text:p>
          </table:table-cell>
          <table:table-cell office:value-type="string" calcext:value-type="string">
            <text:p>drama,horror,mystic,triller</text:p>
          </table:table-cell>
          <table:table-cell office:value-type="string" calcext:value-type="string">
            <text:p>https://yadi.sk/d/fnEtQ4JwBt8b1A</text:p>
          </table:table-cell>
          <table:table-cell office:value-type="string" calcext:value-type="string">
            <text:p>1731.jpg</text:p>
          </table:table-cell>
        </table:table-row>
        <table:table-row table:style-name="ro1">
          <table:table-cell office:value-type="string" calcext:value-type="string">
            <text:p>Сияющая Песня Сверхновой (Shining Song Starnova)</text:p>
          </table:table-cell>
          <table:table-cell office:value-type="string" calcext:value-type="string">
            <text:p>Визуальная новелла от создателей серии "Sunrider", студии "Love in Space".\n\nСюжет:\nСемь девушек из разных слоёв общества и с разными историями попадают в агентство "Сияние", что едва сводит концы с концами. Вы выступаете в роли молодого продюсера, чья цель объединить этих девушек в единый коллектив "Сверхновая" и провести их через все невзгоды на пути к становлению величайшими идолами Японии.\n\nОсобенности игры:\n- Семь девушек — семь отдельных историй на выбор\n- Бонусный контент по завершении всех рутов\n- Частичная озвучка персонажей в некоторых сценах\n- Качественная рисовка и анимированные хентай-сцены\n\n\n\n\n\n\n\n\n\nОстальные персонажи\n\n\n10.07.20 - Русификатор обновлён до версии 1.1.2:\n- Возвращена поддержка Steam\n- Классический интерфейс для ПК-версии (скрытое меню для пиратки)\n- Исправление ошибок в руте Марии\n\nБонусный контент: Digital Artbook | Original Soundtrack | Vocal Collection\n\nРусификатор на Steam-версию: Google.Drive (Windows) | Google.Drive (Linux, MacOS)\nСсылки на игру: Google.Drive| Торрент\nВерсия для Android: Google.Drive (.apk) | Google.Drive (с кэшем)\n\nПароль ко всем архивам: midgard\n\nСообщайте обо всех найденных ошибках в группе перевода, мы всегда на связи.</text:p>
          </table:table-cell>
          <table:table-cell/>
          <table:table-cell office:value-type="string" calcext:value-type="string">
            <text:p>10-30 часов</text:p>
          </table:table-cell>
          <table:table-cell office:value-type="string" calcext:value-type="string">
            <text:p>love_in_space</text:p>
          </table:table-cell>
          <table:table-cell office:value-type="string" calcext:value-type="string">
            <text:p>{'Русский/Мидгардский'}</text:p>
          </table:table-cell>
          <table:table-cell office:value-type="string" calcext:value-type="string">
            <text:p>drama,comedy,romance,routine,hentai</text:p>
          </table:table-cell>
          <table:table-cell office:value-type="string" calcext:value-type="string">
            <text:p>https://drive.google.com/file/d/1WOPCX0BNPXJ-N6uXV20T5W4bPzYfd_rj/view?usp=sharing</text:p>
          </table:table-cell>
          <table:table-cell office:value-type="string" calcext:value-type="string">
            <text:p>1730.jpg</text:p>
          </table:table-cell>
        </table:table-row>
        <table:table-row table:style-name="ro1">
          <table:table-cell office:value-type="string" calcext:value-type="string">
            <text:p>Когда звезда падает (When Aster Falls)</text:p>
          </table:table-cell>
          <table:table-cell office:value-type="string" calcext:value-type="string">
            <text:p>Когда суккубу, Эстер, назначается человек Рохан в качестве ее цели, это кажется достаточно простой работой. В конце концов, люди - это легкое задание.\n\nОказывается, когда суккуб довольно перегорела, и ее целью оказывается настойчивая, тупая асексуалка, легкое задание становится немного сложнее.</text:p>
          </table:table-cell>
          <table:table-cell/>
          <table:table-cell office:value-type="string" calcext:value-type="string">
            <text:p>Менее 2 часов</text:p>
          </table:table-cell>
          <table:table-cell office:value-type="string" calcext:value-type="string">
            <text:p>sad_ghost_studios</text:p>
          </table:table-cell>
          <table:table-cell office:value-type="string" calcext:value-type="string">
            <text:p>{'Повествование от первого лица', 'сёдзё-ай', 'звезда', 'Главный герой девушка', 'когда', 'Иностранный разработчик', 'падает'}</text:p>
          </table:table-cell>
          <table:table-cell office:value-type="string" calcext:value-type="string">
            <text:p>drama,comedy,romance,mystic</text:p>
          </table:table-cell>
          <table:table-cell office:value-type="string" calcext:value-type="string">
            <text:p>https://drive.google.com/open?id=1N0mFO4wFgtEG1gURGdEzLP_Gi9vT4VDk</text:p>
          </table:table-cell>
          <table:table-cell office:value-type="string" calcext:value-type="string">
            <text:p>1726.jpg</text:p>
          </table:table-cell>
        </table:table-row>
        <table:table-row table:style-name="ro1">
          <table:table-cell office:value-type="string" calcext:value-type="string">
            <text:p>Изгнанный демон Токо (The Reject Demon: Toko)</text:p>
          </table:table-cell>
          <table:table-cell office:value-type="string" calcext:value-type="string">
            <text:p>Когда человеку суждено умереть, демоны переправляют его душу в загробную жизнь. The Reject Demon: Toko — это рассказ о Токо, демоне, которого выгнали из ада. Токо не может переправлять души людей в подземный мир, а каждый новый день на земле делает её более человечной. Однако её проблемы только начинаются.\n\nТоко, будучи принятой девушкой по имени Надия, охотится за своим прошлым, параллельно борясь с внутренними проблемами. The Reject Demon: Toko — это комедия, экшн, романтика и адское искусство рок-н-ролла!</text:p>
          </table:table-cell>
          <table:table-cell/>
          <table:table-cell office:value-type="string" calcext:value-type="string">
            <text:p>Менее 2 часов</text:p>
          </table:table-cell>
          <table:table-cell office:value-type="string" calcext:value-type="string">
            <text:p>lupiesoft</text:p>
          </table:table-cell>
          <table:table-cell office:value-type="string" calcext:value-type="string">
            <text:p>{'Иностранный разработчик', 'демон', 'Токо', 'Главный герой девушка', 'юри', 'Изгнанный'}</text:p>
          </table:table-cell>
          <table:table-cell office:value-type="string" calcext:value-type="string">
            <text:p>comedy,romance,action,ecchi</text:p>
          </table:table-cell>
          <table:table-cell office:value-type="string" calcext:value-type="string">
            <text:p>https://drive.google.com/file/d/1J_ZOhc-RA874ZkXEKtK5PhGpuEJZhJKn/view</text:p>
          </table:table-cell>
          <table:table-cell office:value-type="string" calcext:value-type="string">
            <text:p>1724.jpg</text:p>
          </table:table-cell>
        </table:table-row>
        <table:table-row table:style-name="ro1">
          <table:table-cell office:value-type="string" calcext:value-type="string">
            <text:p>Бабочкин суп (Butterfly Soup)</text:p>
          </table:table-cell>
          <table:table-cell office:value-type="string" calcext:value-type="string">
            <text:p>Игра об азиатских лгбт девушках, влюбляющихся и играющих в бейсбол.</text:p>
          </table:table-cell>
          <table:table-cell/>
          <table:table-cell office:value-type="string" calcext:value-type="string">
            <text:p>2-10 часов</text:p>
          </table:table-cell>
          <table:table-cell office:value-type="string" calcext:value-type="string">
            <text:p>brianna_lei</text:p>
          </table:table-cell>
          <table:table-cell office:value-type="string" calcext:value-type="string">
            <text:p>{'Несколько главных героев', 'сёдзё-ай', 'Повествование от третьего лица', 'суп', 'Бабочкин', 'Иностранный разработчик'}</text:p>
          </table:table-cell>
          <table:table-cell office:value-type="string" calcext:value-type="string">
            <text:p>drama,comedy,romance,routine,parody,school</text:p>
          </table:table-cell>
          <table:table-cell office:value-type="string" calcext:value-type="string">
            <text:p>https://drive.google.com/open?id=1QZDkKgvDVflkZ7EqG14ozFbkz7uwvbtH</text:p>
          </table:table-cell>
          <table:table-cell office:value-type="string" calcext:value-type="string">
            <text:p>1722.png</text:p>
          </table:table-cell>
        </table:table-row>
        <table:table-row table:style-name="ro1">
          <table:table-cell office:value-type="string" calcext:value-type="string">
            <text:p>Пока смерть не разлучит нас ('Till Death Do Us Part)</text:p>
          </table:table-cell>
          <table:table-cell office:value-type="string" calcext:value-type="string">
            <text:p>Помогите Олив найти ее парня, Буна, и убедитесь, что она выживает до конца!</text:p>
          </table:table-cell>
          <table:table-cell/>
          <table:table-cell office:value-type="string" calcext:value-type="string">
            <text:p>Менее 2 часов</text:p>
          </table:table-cell>
          <table:table-cell office:value-type="string" calcext:value-type="string">
            <text:p>vanillasucre</text:p>
          </table:table-cell>
          <table:table-cell office:value-type="string" calcext:value-type="string">
            <text:p>{'Главный герой девушка', 'смерть', 'Иностранный разработчик', 'Нас', 'не', 'Пока', 'разлучит'}</text:p>
          </table:table-cell>
          <table:table-cell office:value-type="string" calcext:value-type="string">
            <text:p>drama,romance,fantasy,triller</text:p>
          </table:table-cell>
          <table:table-cell office:value-type="string" calcext:value-type="string">
            <text:p>https://drive.google.com/open?id=1S2ahsVifBMIO3800dD1Ssef2m0QqZmhI</text:p>
          </table:table-cell>
          <table:table-cell office:value-type="string" calcext:value-type="string">
            <text:p>1718.jpg</text:p>
          </table:table-cell>
        </table:table-row>
        <table:table-row table:style-name="ro1">
          <table:table-cell office:value-type="string" calcext:value-type="string">
            <text:p>День (deIz)</text:p>
          </table:table-cell>
          <table:table-cell office:value-type="string" calcext:value-type="string">
            <text:p>Раннее название проекта: "Left Alone"\n\nКороткая визуальная новелла о старшекласснике, любующемся инди-режиссером, который посещает ту же школу, что и он. Сможет ли он рассказать ей о своих истинных чувствах? Или просто облажается и продолжит преследовать ее, как он всегда это делает? Так или иначе, ему не везет с любовью в личной жизни.\n\nПримечание: в игре с самого начала и до конца нет звука. Это не ошибка переводчика.</text:p>
          </table:table-cell>
          <table:table-cell/>
          <table:table-cell office:value-type="string" calcext:value-type="string">
            <text:p>2-10 часов</text:p>
          </table:table-cell>
          <table:table-cell office:value-type="string" calcext:value-type="string">
            <text:p>mike_inel</text:p>
          </table:table-cell>
          <table:table-cell office:value-type="string" calcext:value-type="string">
            <text:p>{'юри', 'Эроге', 'Иностранный разработчик', 'Главный герой парень', 'Повествование от первого лица', 'любовный треугольник', 'яой', 'день'}</text:p>
          </table:table-cell>
          <table:table-cell office:value-type="string" calcext:value-type="string">
            <text:p>drama,comedy,romance,routine,parody,school,ecchi</text:p>
          </table:table-cell>
          <table:table-cell office:value-type="string" calcext:value-type="string">
            <text:p>https://drive.google.com/open?id=1f_Lpqzxd7cy5aD1ty9he4gE1j1Zdy24M</text:p>
          </table:table-cell>
          <table:table-cell office:value-type="string" calcext:value-type="string">
            <text:p>1717.jpg</text:p>
          </table:table-cell>
        </table:table-row>
        <table:table-row table:style-name="ro1">
          <table:table-cell office:value-type="string" calcext:value-type="string">
            <text:p>Пересекающиеся пути: Связанные миры~ С первого взгляда~ (Crossed Paths: Connected Worlds~ At First Sight~)</text:p>
          </table:table-cell>
          <table:table-cell office:value-type="string" calcext:value-type="string">
            <text:p>Клэр - несчастный подросток, прыгающий между школой, домом и ее неопределенным будущим. Тем не менее, она не понимает, насколько беспокойна ее жизнь, пока не находит ожерелье, которое открывает другой мир. Через него она встречает Софронию, другую девочку-подростка, пытающуюся найти свой путь с помощью мира или миров.</text:p>
          </table:table-cell>
          <table:table-cell/>
          <table:table-cell office:value-type="string" calcext:value-type="string">
            <text:p>Менее 2 часов</text:p>
          </table:table-cell>
          <table:table-cell office:value-type="string" calcext:value-type="string">
            <text:p>mikomi_games</text:p>
          </table:table-cell>
          <table:table-cell office:value-type="string" calcext:value-type="string">
            <text:p>{'пути:', 'Повествование от третьего лица', 'Связанные', 'сёдзё-ай', 'Пересекающиеся', 'взгляда', 'Главный герой девушка', 'первого', 'Иностранный разработчик', 'миры'}</text:p>
          </table:table-cell>
          <table:table-cell office:value-type="string" calcext:value-type="string">
            <text:p>drama,comedy,romance,routine</text:p>
          </table:table-cell>
          <table:table-cell office:value-type="string" calcext:value-type="string">
            <text:p>https://drive.google.com/open?id=1_QWzEr9MJf8Hfq0Uh7N166dgaKeY30GY</text:p>
          </table:table-cell>
          <table:table-cell office:value-type="string" calcext:value-type="string">
            <text:p>1712.png</text:p>
          </table:table-cell>
        </table:table-row>
        <table:table-row table:style-name="ro1">
          <table:table-cell office:value-type="string" calcext:value-type="string">
            <text:p>Морковный пирог. Спонтанное переселение душ (Carrot Cake Jinkaku Shuffle Jiken)</text:p>
          </table:table-cell>
          <table:table-cell office:value-type="string" calcext:value-type="string">
            <text:p>Это первоапрельская мини-новелла по миру The House in Fata Morgana, в которой знакомые нам герои оказываются в очень неловкой и опасной ситуации, полакомившись морковным пирогом.\n\nПримечания к переводу:\n\n- Что за "The Erasmus"?\nЕщё одна небольшая новелла, в которой участвуют персонажи Морганы.\n\n- Почему Джакопо называют "Франсуа(?)"\nЮкимаса и Мелл при жизни знали Джакопо под именем лорда - Жан Франсуа Барнье.\n\n- Что с голосом кошки?\nЭто фишка оригинала. Кажется, голос хриплый, поэтому звуки мяукания начинаются с буквы "Б". Мы не стали это менять.\n\n- Что за «Кухня МОКА»?\n«MOCO'S kitchen» - кулинарное шоу на японском ТВ.</text:p>
          </table:table-cell>
          <table:table-cell/>
          <table:table-cell office:value-type="string" calcext:value-type="string">
            <text:p>Менее 2 часов</text:p>
          </table:table-cell>
          <table:table-cell office:value-type="string" calcext:value-type="string">
            <text:p>novectacle</text:p>
          </table:table-cell>
          <table:table-cell office:value-type="string" calcext:value-type="string">
            <text:p>{'Несколько главных героев', 'Иностранный разработчик', 'Fatamorgana'}</text:p>
          </table:table-cell>
          <table:table-cell office:value-type="string" calcext:value-type="string">
            <text:p>comedy</text:p>
          </table:table-cell>
          <table:table-cell office:value-type="string" calcext:value-type="string">
            <text:p>https://yadi.sk/d/VPwxMogrAkb6PA</text:p>
          </table:table-cell>
          <table:table-cell office:value-type="string" calcext:value-type="string">
            <text:p>1711.png</text:p>
          </table:table-cell>
        </table:table-row>
        <table:table-row table:style-name="ro1">
          <table:table-cell office:value-type="string" calcext:value-type="string">
            <text:p>Maid With Perfection</text:p>
          </table:table-cell>
          <table:table-cell office:value-type="string" calcext:value-type="string">
            <text:p>Вот и счастливый день! Вам удалось выиграть в специальной лотерее! По почте вам высылают документы на большое имение, о котором вы никогда не слышал, и сажают в роскошный автомобиль, который заставляет почувствовать себя на миллион долларов.\n\nКогда приезжаете на место, вас встречает служанка, которой вы можете дать понравившееся имя. Её можно назвать лучшей девушкой в этой области, а тот факт, что она выбрала именно вас своим хозяином\хозяйкой, должен заставить гордиться. Первый день в имении похож на сон: горничная готовит удивительные яства, полирует дом, готовит для вас ванну и даже немного флиртует! Повезло же!\n\nОднако второй день заканчивается тем, что вам открывается истинная природа мира, в который вы попали. Вас посещает знатная женщина и, как гром с ясного неба, между её горничной и вашей начинается БОРЬБА!\nВы узнаёте, что горничные — это истинная сила дворян. Они обучаются не только как слуги, но и как солдаты и стражи спокойствия. Войдя в особняк, вы автоматически подписали свою служанку на нескончаемые Игры Служанок.\n\nВ итоге битва заканчивается ничьей, и дворянка даёт вам одну неделю на переподготовку вашей служанки. Если в следующий раз она проиграет, то вы потеряете и её, и своё состояние! Но она не может всю неделю только и делать, что тренироваться! Ей следует выполнять свои обязанности горничной: держать дом в чистоте и не оставлять вас без еды. Если она этого не сделает, то её увезут и заменят другой.\n\nСможете ли вы сохранить своё состояние и горничную?!</text:p>
          </table:table-cell>
          <table:table-cell/>
          <table:table-cell office:value-type="string" calcext:value-type="string">
            <text:p>Менее 2 часов</text:p>
          </table:table-cell>
          <table:table-cell office:value-type="string" calcext:value-type="string">
            <text:p>michaela_laws</text:p>
          </table:table-cell>
          <table:table-cell office:value-type="string" calcext:value-type="string">
            <text:p>{'Повествование от первого лица', 'With', 'Maid', 'Главный герой девушка', 'Perfection', 'Главный герой парень'}</text:p>
          </table:table-cell>
          <table:table-cell office:value-type="string" calcext:value-type="string">
            <text:p>drama,romance,routine,ecchi</text:p>
          </table:table-cell>
          <table:table-cell office:value-type="string" calcext:value-type="string">
            <text:p>https://drive.google.com/file/d/1NXyzUNWxD9oC0V5a7jRuBnTPVohKgYsh/view</text:p>
          </table:table-cell>
          <table:table-cell office:value-type="string" calcext:value-type="string">
            <text:p>1702.jpg</text:p>
          </table:table-cell>
        </table:table-row>
        <table:table-row table:style-name="ro1">
          <table:table-cell office:value-type="string" calcext:value-type="string">
            <text:p>Спустя 7 лет буду ждать (7nen go de Matteru/7年後で待ってる/7 years from now, Seven Years Later)</text:p>
          </table:table-cell>
          <table:table-cell office:value-type="string" calcext:value-type="string">
            <text:p>Семь лет назад я потерял память но, я запомнил одну вещь. Это было обещание которое я никогда не забуду:\n«Я буду ждать через 7 лет ... ...»\nПообещайте с кем-то, кто не знает лица или имени. Чтобы восстановить недостающую память потерянной памяти.\nИ выполнить обещания в тот день. Я вернулся в этот город.\nОписание игры.\n▼ Рассказ.\nСемь лет назад герой, потерявший память в результате инцидента. История начинается с того места, где мы абсолютно просим родителей и вернулись в город моего родного города, используя весенний перерыв.\n▼ Какая игра?\nЭто похоже на RPG без боя.\n▼ Бесплатно?\nЭто абсолютно бесплатно, и вы можете играть все сразу до конца.\nУ меня нет таких элементов, как выносливость.\n* Платные элементы были добавлены к некоторым привилегиям после очистки при обновлении.\nЕсть реклама. Рекомендуемый возраст для игры:12+</text:p>
          </table:table-cell>
          <table:table-cell/>
          <table:table-cell office:value-type="string" calcext:value-type="string">
            <text:p>2-10 часов</text:p>
          </table:table-cell>
          <table:table-cell office:value-type="string" calcext:value-type="string">
            <text:p>hiraya_space</text:p>
          </table:table-cell>
          <table:table-cell office:value-type="string" calcext:value-type="string">
            <text:p>{''}</text:p>
          </table:table-cell>
          <table:table-cell office:value-type="string" calcext:value-type="string">
            <text:p>drama,romance</text:p>
          </table:table-cell>
          <table:table-cell office:value-type="string" calcext:value-type="string">
            <text:p>https://play.google.com/store/apps/details?id=com.HirayaSpace.SevenYears</text:p>
          </table:table-cell>
          <table:table-cell office:value-type="string" calcext:value-type="string">
            <text:p>1693.jpg</text:p>
          </table:table-cell>
        </table:table-row>
        <table:table-row table:style-name="ro1">
          <table:table-cell office:value-type="string" calcext:value-type="string">
            <text:p>Кровь виновного пса (Togainu no Chi)</text:p>
          </table:table-cell>
          <table:table-cell office:value-type="string" calcext:value-type="string">
            <text:p>После опустошения Третьей мировой войной (так же известной как Третий Дивизион) Япония была разделена на 2 части. Спустя несколько лет после окончания войны преступная группировка Вистио взяла под свой контроль разрушенный город Тошима (бывшую столицу Японии, Токио), где организовали игру на выживание, известную как "Игура".\n\nГлавный герой, молодой парень по имени Акира, был ложно обвинен в совершении преступления. После ареста перед ним появляется таинственная женщина, предлагающая ему свободу, при условии, что он согласится участвовать в Игуре и одержит победу над сильнейшим там человеком: королем, иначе "Иль Ре". Эта история показывает жизнь Акиры в суровом, беззаконном городе Тошима, его борьбу за выживание и попытку разгадать тайны, которые разворачиваются вокруг него.</text:p>
          </table:table-cell>
          <table:table-cell/>
          <table:table-cell office:value-type="string" calcext:value-type="string">
            <text:p>10-30 часов</text:p>
          </table:table-cell>
          <table:table-cell office:value-type="string" calcext:value-type="string">
            <text:p>nitro+chiral</text:p>
          </table:table-cell>
          <table:table-cell office:value-type="string" calcext:value-type="string">
            <text:p>{'Постапокалиптика', 'Повествование от третьего лица', 'яой', 'сёнэн-ай', 'Главный герой парень', 'Иностранный разработчик'}</text:p>
          </table:table-cell>
          <table:table-cell office:value-type="string" calcext:value-type="string">
            <text:p>drama,action,routine</text:p>
          </table:table-cell>
          <table:table-cell office:value-type="string" calcext:value-type="string">
            <text:p>https://drive.google.com/file/d/18a_-LzpVk6nJB4jxmQ_Mr4h0CfV-Hu_Q/view?usp=sharing</text:p>
          </table:table-cell>
          <table:table-cell office:value-type="string" calcext:value-type="string">
            <text:p>1692.png</text:p>
          </table:table-cell>
        </table:table-row>
        <table:table-row table:style-name="ro1">
          <table:table-cell office:value-type="string" calcext:value-type="string">
            <text:p>One Night, Hot Springs</text:p>
          </table:table-cell>
          <table:table-cell office:value-type="string" calcext:value-type="string">
            <text:p>Давняя подруга Хару, Манами, предложила ей провести ночь на горячих источниках. Всё чего хочет Хару - это насладиться пребыванием как все, но она не хочет создавать никаких проблем...</text:p>
          </table:table-cell>
          <table:table-cell/>
          <table:table-cell office:value-type="string" calcext:value-type="string">
            <text:p>Менее 2 часов</text:p>
          </table:table-cell>
          <table:table-cell office:value-type="string" calcext:value-type="string">
            <text:p>npckc</text:p>
          </table:table-cell>
          <table:table-cell office:value-type="string" calcext:value-type="string">
            <text:p>{'Повествование от первого лица', 'Иностранный разработчик'}</text:p>
          </table:table-cell>
          <table:table-cell office:value-type="string" calcext:value-type="string">
            <text:p>routine</text:p>
          </table:table-cell>
          <table:table-cell office:value-type="string" calcext:value-type="string">
            <text:p>https://drive.google.com/file/d/1t-UomFRf0EHavZlAuZzFtWEtCtX4zvrE/view?usp=sharing</text:p>
          </table:table-cell>
          <table:table-cell office:value-type="string" calcext:value-type="string">
            <text:p>1691.png</text:p>
          </table:table-cell>
        </table:table-row>
        <table:table-row table:style-name="ro1">
          <table:table-cell office:value-type="string" calcext:value-type="string">
            <text:p>Выше Уровня Воды: Прелюдия (The Waters Above: Prelude)</text:p>
          </table:table-cell>
          <table:table-cell office:value-type="string" calcext:value-type="string">
            <text:p>Гигантский купол, называемый Убежищем Небес, покрывает землю, отделяя ее от огромного океана небес. В этом мире морские нимфы заботятся о звездах в небе, посвящая этому всю свою жизнь. Однако магия исчезает, звезды умирают, и никто не знает, почему. Никто даже не говорит об этом, продолжая так жить в течение десятков тысяч лет, будто ничего не изменилось. В таких условиях три морские нимфы и живое воплощение звезды борются за то, чтобы найти смысл в своей жизни и в их угасающем мире.\n\nThe Waters Above: Prelude - это бесплатный приквел к предстоящей кинетической юри-новелле: The Waters Above, представляющая из себя четыре коротких эпизода, где в главных ролях - герои игры.\n\nМаэра: Молодая и уважаемая хранительница звезд.\nКлио: девушка Маеры и начальник службы поддержки Небесного Управления.\nАйрис: помощник архивариуса и исследователь, отчаянно пытающийся спасти звезды.\nЭппл: звезда под опекой Мэеры, первая за десять тысяч лет имеющая воплощение.\n\nВ составе новеллы:\n- Потрясающий дизайн персонажей от Namie и прекрасные фоны от Loika\n- Оригинальный саундтрек от Kris "Astartus" Flacke\n- Стандартный режим "Adventure", а также инновационный - "Graphic Novel"\n- Музыкальная комната, галерея и многое другое.\n\nВ новеллу не входит платок для ваших слез.\n\nАльтернативная ссылка на скачивание: MediaFire</text:p>
          </table:table-cell>
          <table:table-cell/>
          <table:table-cell office:value-type="string" calcext:value-type="string">
            <text:p>Менее 2 часов</text:p>
          </table:table-cell>
          <table:table-cell office:value-type="string" calcext:value-type="string">
            <text:p>studio_elan</text:p>
          </table:table-cell>
          <table:table-cell office:value-type="string" calcext:value-type="string">
            <text:p>{'Уровня', 'Прелюдия', 'Воды:', 'Повествование от первого лица', 'Главный герой девушка', 'Выше', 'сёдзё-ай', 'Иностранный разработчик', 'Несколько главных героев'}</text:p>
          </table:table-cell>
          <table:table-cell office:value-type="string" calcext:value-type="string">
            <text:p>drama,romance,mystic,fantasy</text:p>
          </table:table-cell>
          <table:table-cell office:value-type="string" calcext:value-type="string">
            <text:p>https://drive.google.com/file/d/1lebRkUCBkd44wd-iAIOz9INcfoM9O9Q1/view?usp=sharing</text:p>
          </table:table-cell>
          <table:table-cell office:value-type="string" calcext:value-type="string">
            <text:p>1684.jpg</text:p>
          </table:table-cell>
        </table:table-row>
        <table:table-row table:style-name="ro1">
          <table:table-cell office:value-type="string" calcext:value-type="string">
            <text:p>Рейд (Raid)</text:p>
          </table:table-cell>
          <table:table-cell office:value-type="string" calcext:value-type="string">
            <text:p>"У меня было самое яркое будущее. По крайней мере, так я думала".\n\nТри Камня — деревня на краю света, за пазухой у гор. Тут живут благочестивые, набожные и скромные люди, далёкие от мирской суеты. Здесь происшествия - редкость, а главный повод для сплетен — пропажа собаки у какой-то старухи.\n\nПока что.\n\nЯ возвращаюсь домой. Я должна буду стать пастырем для этих людей, занять уготованное мне место.\n\nГрешнику ли наставлять на путь истинный?\n\nЧто от нас нужно столичной депутатше? Среди овец всегда ходят волки, и моя будущая паства в опасности. Чьё лицо диавол носит теперь? Старого друга? Новой знакомой?\n\nМоё собственное?\n\nОсобенности:\n- детектив со странным поводом для расследования;\n- свобода выбора, шесть полноценных концовок и эпилоги;\n- нет правильных и неправильных решений, есть выборы и их последствия;\n- интерактивная доска расследования;\n- система ачивок, анимированные фоны и игровые вставки;\n- в роли Сири — глухая бабка Стефанида.\n\nПредупреждения:\n- вопросы веры;\n- нельзя целенаправленно "строить отношения", но в процессе так или иначе выбираешь путь и друзей на нём;\n- преимущественно женские персонажи;\n- графичный хентай: мастурбация, групповой секс, вуайеризм;\n- намёки на: зоофилию, юри и неуставные отношения в количестве;\n- акцент на истории, а не на порно;\n- отдельные фразы на английском без перевода, не критичные для понимания происходящего.\n\nАльтернативная ссылка на скачивание:\nDropbox</text:p>
          </table:table-cell>
          <table:table-cell/>
          <table:table-cell office:value-type="string" calcext:value-type="string">
            <text:p>2-10 часов</text:p>
          </table:table-cell>
          <table:table-cell office:value-type="string" calcext:value-type="string">
            <text:p>krasavitsa_ikuku</text:p>
          </table:table-cell>
          <table:table-cell office:value-type="string" calcext:value-type="string">
            <text:p>{''}</text:p>
          </table:table-cell>
          <table:table-cell office:value-type="string" calcext:value-type="string">
            <text:p>drama,detective,mystic,routine,hentai</text:p>
          </table:table-cell>
          <table:table-cell office:value-type="string" calcext:value-type="string">
            <text:p>http://yadi.sk/d/zldActYcEGxxNA</text:p>
          </table:table-cell>
          <table:table-cell office:value-type="string" calcext:value-type="string">
            <text:p>1683.jpg</text:p>
          </table:table-cell>
        </table:table-row>
        <table:table-row table:style-name="ro1">
          <table:table-cell office:value-type="string" calcext:value-type="string">
            <text:p>Волчьи Хвосты (Wolf Tails)</text:p>
          </table:table-cell>
          <table:table-cell office:value-type="string" calcext:value-type="string">
            <text:p>"Wolf Tails" - визуальная новелла про двух девушек-волчиц. Мирари - тихая и добросердечная, сбежала в лес от своих обязательств. Фью - дерзкая и шумная, опасается людей и их культуры.\n\nСюжет:\nГлавный герой решает уехать подальше от цивилизации, чтобы жить в уединённой хижине как девственник-отшельник. Едва ему удаётся обжиться в своём теремке, как он обнаруживает незваного гостя, замёрзшую и голодную девушку-волчицу. По доброте душевной и по другим менее благородным причинам, наш молодой лесник приглашает её к себе в гости на ночлег. Но придя в себя и оправившись, она не торопится покинуть холостяцкую берлогу. Напротив, её всё вполне устраивает.\n\nНе проходит и пары дней, как за ней приходит другая девушка-волчица и обвиняет её в бегстве от своих "обязанностей". Единственное, чего хочет вторая гостья, так это вернуть в стаю сбежавшую принцессу. Тут-то герой и оказывается в центре событий, в которые даже не хотел влезать.\n\nОсобенности:\n- Можно выбрать пол героя, что порадует даже трапа вроде тебя, анонимус.\n- Две девушки на выбор в качестве романтического интереса для протагониста.\n- Несколько разных концовок\n- Не самая плохая рисовка с анимированными вставками.\n\n28.11.19:\n- Интерфейс оптимизирован под Android. Увеличены шрифты.\n- Размер ПК-версии уменьшен в два раза, в следствие конвертации ресурсов игры в новый формат. Совпадений со Steam-версией больше нет.\n- Актуальная версия 1.04.\n- Исправлена ошибка в отображении имени игрока\n\nСсылки на игру:\nGoogle.Drive\nТоррент\n\nВерсия на Android:\nGoogle.Drive</text:p>
          </table:table-cell>
          <table:table-cell/>
          <table:table-cell office:value-type="string" calcext:value-type="string">
            <text:p>2-10 часов</text:p>
          </table:table-cell>
          <table:table-cell office:value-type="string" calcext:value-type="string">
            <text:p>razzart_visual</text:p>
          </table:table-cell>
          <table:table-cell office:value-type="string" calcext:value-type="string">
            <text:p>{'Русский'}</text:p>
          </table:table-cell>
          <table:table-cell office:value-type="string" calcext:value-type="string">
            <text:p>comedy,romance,fantasy,hentai</text:p>
          </table:table-cell>
          <table:table-cell office:value-type="string" calcext:value-type="string">
            <text:p>https://drive.google.com/file/d/1TQRNXbKjCWXAM5SKElUtg6Z_8E6NO2W3/view?usp=sharing</text:p>
          </table:table-cell>
          <table:table-cell office:value-type="string" calcext:value-type="string">
            <text:p>1682.png</text:p>
          </table:table-cell>
        </table:table-row>
        <table:table-row table:style-name="ro1">
          <table:table-cell office:value-type="string" calcext:value-type="string">
            <text:p>Katawa Shoujo: Летний Клевер (Katawa Shoujo: Summer's Clover)</text:p>
          </table:table-cell>
          <table:table-cell office:value-type="string" calcext:value-type="string">
            <text:p>Фанфик "Summer's Clover" от Suriko, автора рута Лилли, в виде ВН. В качестве CG используются скетчи от rtil..\n\nИстория рассказывается от лица Мики Миуры и разделяется на два рута — Хисао и Сузу.\n\nОт Suriko: Поздравляю, вы получили рут Мики. Это беспокоило меня на протяжении многих лет, поэтому я достала старый сценарий, который я разработала для данного рута, пока писалась KS и, в конечном итоге, сделала это.\n\nОтдельное спасибо команде переводчиков, с notabenoid.org,,которые предоставили свои наработки.\n\nДоступно только для пользователей</text:p>
          </table:table-cell>
          <table:table-cell/>
          <table:table-cell office:value-type="string" calcext:value-type="string">
            <text:p>2-10 часов</text:p>
          </table:table-cell>
          <table:table-cell office:value-type="string" calcext:value-type="string">
            <text:p>nijidoggo</text:p>
          </table:table-cell>
          <table:table-cell office:value-type="string" calcext:value-type="string">
            <text:p>{'Русский'}</text:p>
          </table:table-cell>
          <table:table-cell office:value-type="string" calcext:value-type="string">
            <text:p>romance,routine,hentai</text:p>
          </table:table-cell>
          <table:table-cell office:value-type="string" calcext:value-type="string">
            <text:p>https://trubobit.com/zsiqbidjgki8.html</text:p>
          </table:table-cell>
          <table:table-cell office:value-type="string" calcext:value-type="string">
            <text:p>1679.jpg</text:p>
          </table:table-cell>
        </table:table-row>
        <table:table-row table:style-name="ro1">
          <table:table-cell office:value-type="string" calcext:value-type="string">
            <text:p>У нас прекрасные трупы (Us Lovely Corpses)</text:p>
          </table:table-cell>
          <table:table-cell office:value-type="string" calcext:value-type="string">
            <text:p>Моя внимательность оставляет желать лучшего, поэтому заранее очень извиняюсь за опечатки. Каюсь, грешна...\n\nUs Lovely Corpses - это короткая сюрреалистическая-романтическая-хоррор новелла о помощи другу. Пройдите весь дом, обрежьте розы и спасите девушку. Просто помните: Монстр знает, что вы здесь. На пути вы встретите головоломки, которые вы сможете решить только с помощью подсказок от роз, поэтому держите ухо востро, выполняя свою работу.\n\nНо помни, что ты не захочешь слышать всё, что говорят тебе розы.\n\nМарисоль Флорэс - это девушка, на которую наложено проклятье. Причудливый и невероятно мощный монстр полюбил ее и теперь одержим похищением ее. Каждый раз, когда он там появляется, то погружает весь дом в страх и удерживает заложницу на чердаке. Откровенно говоря, эта тема слегка устаревшая.\n\nАлехандра де Роза - это девушка, которая может спасти ситуацию. По крайней мере, она - неофитовая ведьма. у которой есть сила и знания, чтобы отбиваться от странных зверей и спасти симпатичных дам. Она в течение многих лет была помощницей своей бабушки, могущественной ведьмы, которая каждый раз проходила по этим коридорам и спасала Марисоль. Но в этот раз, Алекс придётся сделать это самой.\n\nЭто моя рутинная работа ... так почему же сейчас ситуация кажется немного сложнее, чем обычно?\n\nUS LOVELY CORPSES содержит взрослый контент, способный вызвать расстройства психики. Игра не рекомендуется для прохождения лицам младше 16 лет, или лицам с неустойчивой психикой.\n\nUS LOVELY CORPSES содержит одну плохую концовку, одну очень плохую "концовку", и истинный финал.\n\nДа, игра не отличается превосходной графикой, но она очень атмосферная и захватывающая.\n\nИногда розы и герои выдают фразы, которые не поддаются логике в принципе, поэтому, пожалуйста, не пишите, что это из-за перевода. Заранее спасибо.</text:p>
          </table:table-cell>
          <table:table-cell/>
          <table:table-cell office:value-type="string" calcext:value-type="string">
            <text:p>Менее 2 часов</text:p>
          </table:table-cell>
          <table:table-cell office:value-type="string" calcext:value-type="string">
            <text:p>d_marie</text:p>
          </table:table-cell>
          <table:table-cell office:value-type="string" calcext:value-type="string">
            <text:p>{'Главный герой девушка', 'Повествование от первого лица', 'трупыЮри', 'Прекрасные', 'Иностранный разработчик', 'Нас', 'сёдзё-ай'}</text:p>
          </table:table-cell>
          <table:table-cell office:value-type="string" calcext:value-type="string">
            <text:p>drama,romance,horror,mystic</text:p>
          </table:table-cell>
          <table:table-cell office:value-type="string" calcext:value-type="string">
            <text:p>http://www.mediafire.com/file/5dye18s5h5ft5c9/UsLovelyCorpses-1.0-pc.rar/file</text:p>
          </table:table-cell>
          <table:table-cell office:value-type="string" calcext:value-type="string">
            <text:p>1678.png</text:p>
          </table:table-cell>
        </table:table-row>
        <table:table-row table:style-name="ro1">
          <table:table-cell office:value-type="string" calcext:value-type="string">
            <text:p>Куда уходят года (Where Ages Go)</text:p>
          </table:table-cell>
          <table:table-cell office:value-type="string" calcext:value-type="string">
            <text:p>Короткий и милый Австралийский визуальный роман, с молчаливым главным героем и тремя симпатичными мальчиками, с которыми вы можете познакомиться за несколько дней.\n\nПерсонажи\n\n\n«Кирби»\n\nМилый, жизнерадостный, но застенчивый мальчик, учится на последнем курсе. Он пишет цифровую музыку, которой делится в интернете, и хотел бы сочинять и/или продюсировать музыку в качестве своей карьеры. Хотя он дружелюбен, у него много страхов, и он борется с социальной тревожностью.\n\n«Михей»\n\nОтветственный, зрелый молодой человек, изучающий медицину в университете и подрабатывающий в аптеке своего дяди. Его семья, очень дружна и возлагает на него (возможно, необоснованно) большие надежды. Будучи серьезным и воспитанным, он испытывает некоторые проблемы с эмоциональной честностью.\n\n«Эш»\n\nСдержанный, отчужденный и постоянно использующий апатичное отношение, чтобы скрыть свою эмоциональную неуверенность. Меланхоличный и частный, Эш испытывает чувство вины по поводу случайной смерти последнего друга, к которому он приблизился, и, как правило, держит других на расстоянии. Кажется, он связан с некоторыми опасными людьми.\n\nПрочее\n\nИгра созданна на движке Ren'Py, и использует ресурсы Creative Commons.</text:p>
          </table:table-cell>
          <table:table-cell/>
          <table:table-cell office:value-type="string" calcext:value-type="string">
            <text:p>Менее 2 часов</text:p>
          </table:table-cell>
          <table:table-cell office:value-type="string" calcext:value-type="string">
            <text:p>fox_lee</text:p>
          </table:table-cell>
          <table:table-cell office:value-type="string" calcext:value-type="string">
            <text:p>{'Русский'}</text:p>
          </table:table-cell>
          <table:table-cell office:value-type="string" calcext:value-type="string">
            <text:p>drama,comedy,romance,routine</text:p>
          </table:table-cell>
          <table:table-cell office:value-type="string" calcext:value-type="string">
            <text:p>https://disk.yandex.ru/d/X4x4_jpxQALSuA</text:p>
          </table:table-cell>
          <table:table-cell office:value-type="string" calcext:value-type="string">
            <text:p>1677.jpg</text:p>
          </table:table-cell>
        </table:table-row>
        <table:table-row table:style-name="ro1">
          <table:table-cell office:value-type="string" calcext:value-type="string">
            <text:p>Любовь и Роман - Исследование Интимности (Love and Romance - A Study of Intimacy)</text:p>
          </table:table-cell>
          <table:table-cell office:value-type="string" calcext:value-type="string">
            <text:p>Амелия Уотерс - блестящая 26-летняя писательница романов, которая после многих лет упорной самоотдачи и работы стала лучшим романистом тысячелетия. Однако, она всегда чувствовала что что-то было неправильно с её сочинительством и, после того как она перечитала свои книги снова, она окончательно поняла: сцены секса были никудышными. Имея необходимость исправить эту проблему Амелия разговаривает со своим менеджером и агентом Ли Юн Хо и просит о помощи. Ему удается достать ключи от хижины, изолированной от общества, и взять её туда на неделю, чтобы помочь ей с практикой написания сексуальных сцен. К чему это приведёт?\n\nP.S. Это не мой профиль - перевод выполнен только ради озвучки и нескольких милых моментов.</text:p>
          </table:table-cell>
          <table:table-cell/>
          <table:table-cell office:value-type="string" calcext:value-type="string">
            <text:p>Менее 2 часов</text:p>
          </table:table-cell>
          <table:table-cell office:value-type="string" calcext:value-type="string">
            <text:p>michaela_laws</text:p>
          </table:table-cell>
          <table:table-cell office:value-type="string" calcext:value-type="string">
            <text:p>{'сексуальный контент', 'Главный герой девушка', 'nsfw', 'отомэ', 'короткие', 'Иностранный разработчик', 'Любовь', 'исследование', 'Интимности', 'роман'}</text:p>
          </table:table-cell>
          <table:table-cell office:value-type="string" calcext:value-type="string">
            <text:p>romance,routine,hentai</text:p>
          </table:table-cell>
          <table:table-cell office:value-type="string" calcext:value-type="string">
            <text:p>https://yadi.sk/d/dbypZ3EMlF8N4g</text:p>
          </table:table-cell>
          <table:table-cell office:value-type="string" calcext:value-type="string">
            <text:p>1676.jpg</text:p>
          </table:table-cell>
        </table:table-row>
        <table:table-row table:style-name="ro1">
          <table:table-cell office:value-type="string" calcext:value-type="string">
            <text:p>Пропуск за кулисы (Backstage Pass)</text:p>
          </table:table-cell>
          <table:table-cell office:value-type="string" calcext:value-type="string">
            <text:p>Гламур и блеск шоу-бизнеса не привлекают Сиан. Как дочь профессионального визажиста она знает, какой напряжённой и непостоянной может быть работа, поэтому стремится к чему-то более стабильному. Когда внезапный несчастный случай рушит планы Сиан на спокойную жизнь в колледже, она понимает, что должна использовать свои навыки визажиста, чтобы продержаться до конца года.\nМир развлечений может быть диким и непредсказуемым, но Сиан узнает, что в нём есть и много любви.</text:p>
          </table:table-cell>
          <table:table-cell/>
          <table:table-cell office:value-type="string" calcext:value-type="string">
            <text:p>30-50 часов</text:p>
          </table:table-cell>
          <table:table-cell office:value-type="string" calcext:value-type="string">
            <text:p>sakevisual</text:p>
          </table:table-cell>
          <table:table-cell office:value-type="string" calcext:value-type="string">
            <text:p>{'дэйт-сим', 'Главный герой девушка', 'Повествование от первого лица', 'Иностранный разработчик', 'отомэ', 'симулятор'}</text:p>
          </table:table-cell>
          <table:table-cell office:value-type="string" calcext:value-type="string">
            <text:p>romance,routine</text:p>
          </table:table-cell>
          <table:table-cell office:value-type="string" calcext:value-type="string">
            <text:p>https://drive.google.com/file/d/1zfOXKT9h-rCgku6YGk-BX_vYL7GYdkzT/view</text:p>
          </table:table-cell>
          <table:table-cell office:value-type="string" calcext:value-type="string">
            <text:p>1675.png</text:p>
          </table:table-cell>
        </table:table-row>
        <table:table-row table:style-name="ro1">
          <table:table-cell office:value-type="string" calcext:value-type="string">
            <text:p>Девушка в скорлупе - Второй эпизод (Kara no Shoujo The Second Episode)</text:p>
          </table:table-cell>
          <table:table-cell office:value-type="string" calcext:value-type="string">
            <text:p>Вторая история разворачивается в Токио, в декабре 1957-го года (через 6 лет после Картагры и через полтора года после Kara no Shoujo). Нам вновь предстоит играть роль детектива Рейдзи Токисаки. На протяжении долгого времени Рейдзи пытался найти исчезнувшую девушку по имени Токо, но все его усилия оказались напрасными. Здравый смысл подсказывает, что скорее всего Токо уже давно мертва - однако наш герой до сих пор не может смириться с этим и продолжает поиски, гоняясь за призрачными надеждами.\n\nВ это время в городе происходит несколько странных убийств: какой-то садист вспарывает своим жертвам животы и помещает туда глиняную куклу, похожую на маленького ребёнка. Почерк преступления подозрительно напоминает предыдущий случай с "чёрным яйцом", так что эти убийства сразу же привлекают внимание детектива Токисаки. Неужели маньяк, полтора года назад похитивший Токо, снова вернулся? Или эти инциденты не связаны между собой, и новые убийства совершает другой человек...? В любом случае, Рейдзи решает заняться расследованием этого дела и докопаться до истины.\n\nНо Рейдзи - не единственный герой, за которого нам предстоит играть. В Kara no Shoujo 2 повествование ведётся от лица нескольких персонажей. Расклад примерно такой: 30% игрового времени мы проведём в роли детектива Токисаки. Ещё 30% отведено молодому человеку по имени Масаки Томоюки (один из главных подозреваемых в новой цепочке убийств). 10% получит наша старая знакомая из "Картагры" - светловолосая девушка Тодзи Аоки (она занимается расследованием слухов о возрождении религиозной секты Сэнрикё). Ещё 10% событий показаны с точки зрения школьницы Юкари Токисаки (сестра Рейдзи), а оставшиеся 20% разделены между несколькими второстепенными персонажами. Это позволяет подробно рассмотреть события 1957-го года с различных ракурсов.</text:p>
          </table:table-cell>
          <table:table-cell/>
          <table:table-cell office:value-type="string" calcext:value-type="string">
            <text:p>30-50 часов</text:p>
          </table:table-cell>
          <table:table-cell office:value-type="string" calcext:value-type="string">
            <text:p>innocent_grey</text:p>
          </table:table-cell>
          <table:table-cell office:value-type="string" calcext:value-type="string">
            <text:p>{'Русский'}</text:p>
          </table:table-cell>
          <table:table-cell office:value-type="string" calcext:value-type="string">
            <text:p>drama,detective,hentai</text:p>
          </table:table-cell>
          <table:table-cell office:value-type="string" calcext:value-type="string">
            <text:p>https://cloud.mail.ru/public/CZBw/Prhah7PJ9</text:p>
          </table:table-cell>
          <table:table-cell office:value-type="string" calcext:value-type="string">
            <text:p>1668.png</text:p>
          </table:table-cell>
        </table:table-row>
        <table:table-row table:style-name="ro1">
          <table:table-cell office:value-type="string" calcext:value-type="string">
            <text:p>Судебный поворот 2 (Phoenix Wright: Ace Attorney 2 - Justice for All / Gyakuten Saiban 2)</text:p>
          </table:table-cell>
          <table:table-cell office:value-type="string" calcext:value-type="string">
            <text:p>«Судебный поворот 2» — продолжение популярной серии игр о молодом адвокате Рюити Хорасё. На протяжении четырёх дел игрока ждут новые персонажи, повороты и игровые возможности. Как обычно, главному герою предстоит оправдать своих клиентов, и для этого ему понадобится собирать улики, общаться со свидетелями и противостоять коварным прокурорам. И лишь преодолев все трудности, он сможет найти ответ на вопрос: «Каким должен быть настоящий адвокат?»\n\nЭМУЛЯТОРЫ\nАндроид:\nDraStic\nRetroArch\n\nWindows:\n1) DeSmuME\n2) No$gba (если есть проблемы с сохранением, то установите плагин myZoom для no$gba)\n\nДополнительная информация:\nПо ссылкам на скачивание представлено несколько вариантов перевода:\n"Sudebnyy_povorot_2._ENG_voices" - Имена персонажей локализованы; Переведена вся графика, за исключением английских надписей, присутствующих в японской версии; английская озвучка выкриков.\n\n"Sudebnyy_povorot_2._JAP_voices" - Имена персонажей локализованы; Переведена вся графика, за исключением английских надписей, присутствующих в японской версии; японская озвучка выкриков.\n\n"Gyakuten_Saiban_2_RUS" - Имена персонажей в основном соответствуют оригинальной японской версии, но из-за особенностей сюжета, в ряде случаев они заменены на новые; Имена вымышленных киногероев и названия локаций также соответствуют японской версии (за исключением одного героя в четвёртом деле); Большая часть графики взята из японской версии, переведена лишь служебная графика: названия/описания улик, анимации «Показания свидетеля/Допрос свидетеля/Виновен/Невиновен» и т. д.; японская озвучка выкриков.</text:p>
          </table:table-cell>
          <table:table-cell/>
          <table:table-cell office:value-type="string" calcext:value-type="string">
            <text:p>10-30 часов</text:p>
          </table:table-cell>
          <table:table-cell office:value-type="string" calcext:value-type="string">
            <text:p>capcom</text:p>
          </table:table-cell>
          <table:table-cell office:value-type="string" calcext:value-type="string">
            <text:p>{'Повествование от первого лица', 'Главный герой парень', 'AceAttorney', 'Иностранный разработчик'}</text:p>
          </table:table-cell>
          <table:table-cell office:value-type="string" calcext:value-type="string">
            <text:p>drama,comedy,detective,mystic,routine</text:p>
          </table:table-cell>
          <table:table-cell office:value-type="string" calcext:value-type="string">
            <text:p>https://drive.google.com/drive/folders/1p7BJ34AQzTEkYyqNCfwL2Lh9r_xC1UP9?usp=sharing</text:p>
          </table:table-cell>
          <table:table-cell office:value-type="string" calcext:value-type="string">
            <text:p>1666.png</text:p>
          </table:table-cell>
        </table:table-row>
        <table:table-row table:style-name="ro1">
          <table:table-cell office:value-type="string" calcext:value-type="string">
            <text:p>Макна Грамура и фея Белл (Mhakna Gramura to Fairy Bell)</text:p>
          </table:table-cell>
          <table:table-cell office:value-type="string" calcext:value-type="string">
            <text:p>"Макна Грамура и фея Белл" является спин-оффом серии "fault" и основана на книге "Фея Белл", упоминаемой в её вселенной. Не содержит спойлеров к остальным работам серии и считается самостоятельным произведением.\n\nЭто история о девочке Макне и её друге Себиярно. Они скрашивают одиночество друг друга в приюте Малбер, глава которого, злобная тайгра Анна, всячески отравляет им жизнь. Однако вместе они преодолевают все тягости, ежедневно наслаждаясь новыми открытиями. Только вот в приюте есть один обычай: тех, кого не забрали в семью до десяти лет, превращают в животных и продают. Когда Макне почти исполняется десять, происходит чудо: в трудную минуту ей на помощь приходит сказочное создание, в которое она искренне верит — фея Белл.\n"Прости, что заставила ждать, Макна. Я пришла тебя спасти."\nС этими словами Белл и уводит Макну в страну Энлеса, обещая вечное счастье при одном лишь условии: никогда не взрослеть...</text:p>
          </table:table-cell>
          <table:table-cell/>
          <table:table-cell office:value-type="string" calcext:value-type="string">
            <text:p>Менее 2 часов</text:p>
          </table:table-cell>
          <table:table-cell office:value-type="string" calcext:value-type="string">
            <text:p>alice_in_dissonance</text:p>
          </table:table-cell>
          <table:table-cell office:value-type="string" calcext:value-type="string">
            <text:p>{'Повествование от первого лица', 'Иностранный разработчик', 'сказка', 'Главный герой девушка', 'faultSF'}</text:p>
          </table:table-cell>
          <table:table-cell office:value-type="string" calcext:value-type="string">
            <text:p>drama,fantasy</text:p>
          </table:table-cell>
          <table:table-cell office:value-type="string" calcext:value-type="string">
            <text:p>https://drive.google.com/open?id=1RkhPzj1jQI8BzWQ5hTKmHBceGfgIVD6Y</text:p>
          </table:table-cell>
          <table:table-cell office:value-type="string" calcext:value-type="string">
            <text:p>1665.jpg</text:p>
          </table:table-cell>
        </table:table-row>
        <table:table-row table:style-name="ro1">
          <table:table-cell office:value-type="string" calcext:value-type="string">
            <text:p>Под авторством Люси</text:p>
          </table:table-cell>
          <table:table-cell office:value-type="string" calcext:value-type="string">
            <text:p>Девушка просыпается в доме, окутанном странным белым туманом. И все вокруг: книги, картины, предметы интерьера кажутся ей такими знакомыми, но в то же время ненастоящими, да и необычные обитатели дома явно против ее присутствия здесь. В записях, которые она находит, может быть как красивая история в стихах, так и трагичный призыв о помощи. Однако, девушка уверена, что должна разглядеть там что-то еще, и понять зачем таинственный незнакомец оставил их здесь. Но позволит ли он разгадать эту историю или же постарается все уничтожить?</text:p>
          </table:table-cell>
          <table:table-cell/>
          <table:table-cell office:value-type="string" calcext:value-type="string">
            <text:p>Менее 2 часов</text:p>
          </table:table-cell>
          <table:table-cell office:value-type="string" calcext:value-type="string">
            <text:p>team_red_mad_turtles</text:p>
          </table:table-cell>
          <table:table-cell office:value-type="string" calcext:value-type="string">
            <text:p>{''}</text:p>
          </table:table-cell>
          <table:table-cell office:value-type="string" calcext:value-type="string">
            <text:p>drama,horror,detective</text:p>
          </table:table-cell>
          <table:table-cell office:value-type="string" calcext:value-type="string">
            <text:p>https://drive.google.com/drive/folders/171WDkhiS1SMoD9hkcq84ZMQx0SOVViO_</text:p>
          </table:table-cell>
          <table:table-cell office:value-type="string" calcext:value-type="string">
            <text:p>1658.jpg</text:p>
          </table:table-cell>
        </table:table-row>
        <table:table-row table:style-name="ro1">
          <table:table-cell office:value-type="string" calcext:value-type="string">
            <text:p>Сказка о говорящей лягушке (The Tale of the Talking Frog)</text:p>
          </table:table-cell>
          <table:table-cell office:value-type="string" calcext:value-type="string">
            <text:p>Пересказ классической сказки середины века с современным поворотом событий.\nОна довольно короткая, одно прохождение займет около 15 минут, и есть 3 возможных концовки.</text:p>
          </table:table-cell>
          <table:table-cell/>
          <table:table-cell office:value-type="string" calcext:value-type="string">
            <text:p>Менее 2 часов</text:p>
          </table:table-cell>
          <table:table-cell office:value-type="string" calcext:value-type="string">
            <text:p>ein</text:p>
          </table:table-cell>
          <table:table-cell office:value-type="string" calcext:value-type="string">
            <text:p>{'сказка', 'Иностранный разработчик', 'Главный герой девушка', 'Повествование от первого лица', 'лягушке', 'говорящей'}</text:p>
          </table:table-cell>
          <table:table-cell office:value-type="string" calcext:value-type="string">
            <text:p>drama,romance,adventure,fantasy</text:p>
          </table:table-cell>
          <table:table-cell office:value-type="string" calcext:value-type="string">
            <text:p>https://drive.google.com/open?id=1ImDhJFDJKhhfIsG9eTBqJBIIYt6AsFrU</text:p>
          </table:table-cell>
          <table:table-cell office:value-type="string" calcext:value-type="string">
            <text:p>1655.jpg</text:p>
          </table:table-cell>
        </table:table-row>
        <table:table-row table:style-name="ro1">
          <table:table-cell office:value-type="string" calcext:value-type="string">
            <text:p>Скрижали (Scroll)</text:p>
          </table:table-cell>
          <table:table-cell office:value-type="string" calcext:value-type="string">
            <text:p>Главный герой очнулся в поезде, он не знает как в нём оказался и куда едет. Вдобавок ко всему ему сниться всё время один и тот же странный сон. Что это всё значит? Какая тайна за всем этим скрывается? Удастся ли её раскрыть и наконец-то восстановить утраченные воспоминания об произошедшем.\nНовелла на RUVN Contest #3.</text:p>
          </table:table-cell>
          <table:table-cell/>
          <table:table-cell office:value-type="string" calcext:value-type="string">
            <text:p>Менее 2 часов</text:p>
          </table:table-cell>
          <table:table-cell office:value-type="string" calcext:value-type="string">
            <text:p>bombshellter_team</text:p>
          </table:table-cell>
          <table:table-cell office:value-type="string" calcext:value-type="string">
            <text:p>{''}</text:p>
          </table:table-cell>
          <table:table-cell office:value-type="string" calcext:value-type="string">
            <text:p>routine</text:p>
          </table:table-cell>
          <table:table-cell office:value-type="string" calcext:value-type="string">
            <text:p>https://drive.google.com/file/d/1LdVJAxFg0IYSZKp2BHqHB-BePff-H2oN/view</text:p>
          </table:table-cell>
          <table:table-cell office:value-type="string" calcext:value-type="string">
            <text:p>1653.jpg</text:p>
          </table:table-cell>
        </table:table-row>
        <table:table-row table:style-name="ro1">
          <table:table-cell office:value-type="string" calcext:value-type="string">
            <text:p>Wander no More</text:p>
          </table:table-cell>
          <table:table-cell office:value-type="string" calcext:value-type="string">
            <text:p>Когда Коичиро Набатаме хватило мужества покинуть своё королевство, он надеялся, что дни кровопролития останутся позади. Коичиро считал, что, если ему удастся убежать достаточно далеко, то он уйдёт от своей прошлой жизни и обретёт новую, наполненную спокойствием, желанием\nпомогать ближним и защищать своё счастье, а не уничтожать всё и вся без разбора. Но глубоко внутри Коичиро понимал, что добиться мира будет не так-то и просто.\n\nПосле нескольких недель преследования Коичиро забрёл в деревню Хотсу, подписав для неё смертный приговор. Кодокуши - элитный отряд самураев, которым он раньше командовал, убивал жителей деревни, а затем поджигал их дома.\n\nНе имея сил остановить Кодокуши, Коичиро вышел к деревне, когда его бывшие подчинённые ушли. Кои отчаянно пытался потушить огонь и найти себе пищу и убежище. Он метался от дома к дому в поисках пропитания, пока, наконец, не наткнулся на кладовку, в которой нашёл... девочку.\n\nОсиротевшая и искалеченная девочка несомненно умрёт медленной и мучительной смертью. Коичиро знал это и поэтому задал ей простой вопрос:\n\n"Ты хочешь жить?"\n\nКогда Коичиро уже был готов лишить девочку страданий, в её глазах вспыхнул огонёк. Даже без слов было понятно, чего она желает.</text:p>
          </table:table-cell>
          <table:table-cell/>
          <table:table-cell office:value-type="string" calcext:value-type="string">
            <text:p>Менее 2 часов</text:p>
          </table:table-cell>
          <table:table-cell office:value-type="string" calcext:value-type="string">
            <text:p>zetsubou</text:p>
          </table:table-cell>
          <table:table-cell office:value-type="string" calcext:value-type="string">
            <text:p>{'Wander', 'no', 'Иностранный разработчик', 'самурайский боевик', 'More', 'Повествование от первого лица', 'Главный герой парень'}</text:p>
          </table:table-cell>
          <table:table-cell office:value-type="string" calcext:value-type="string">
            <text:p>drama,action,routine</text:p>
          </table:table-cell>
          <table:table-cell office:value-type="string" calcext:value-type="string">
            <text:p>https://drive.google.com/file/d/1Kjb1v58I1WW3_-bJ3zSxiUUqcVLP2RAA/view?usp=sharing</text:p>
          </table:table-cell>
          <table:table-cell office:value-type="string" calcext:value-type="string">
            <text:p>1648.jpg</text:p>
          </table:table-cell>
        </table:table-row>
        <table:table-row table:style-name="ro1">
          <table:table-cell office:value-type="string" calcext:value-type="string">
            <text:p>Черепашья вечеринка (Turtle Party)</text:p>
          </table:table-cell>
          <table:table-cell office:value-type="string" calcext:value-type="string">
            <text:p>Turtle Party - это короткий визуальный роман, в котором вы приглашены... на Черепашью вечеринку! Каждый год в городе Кейп-Луна проходит эта вечеринка, как праздник новой жизни новых начинаний, на которой Вы можете наблюдать за недавно вылупившимися детенышами морских черепах по мере их первого выхода в море.\n\nПознакомьтесь с пятью различными местными жителями мыса Луны и решите, с кем вы хотите создать новое начало!\n\n[/i]Особенности 8 различных концовок![i]\n------\n\nСозданный как ответ на двухнедельный вызов прототипирования, что был установлен самому себе!\n\n~ Первый визуальный роман ребенка ~</text:p>
          </table:table-cell>
          <table:table-cell/>
          <table:table-cell office:value-type="string" calcext:value-type="string">
            <text:p>Менее 2 часов</text:p>
          </table:table-cell>
          <table:table-cell office:value-type="string" calcext:value-type="string">
            <text:p>brockie</text:p>
          </table:table-cell>
          <table:table-cell office:value-type="string" calcext:value-type="string">
            <text:p>{'Мило', 'Пиксели', 'Иностранный разработчик'}</text:p>
          </table:table-cell>
          <table:table-cell office:value-type="string" calcext:value-type="string">
            <text:p>romance,routine</text:p>
          </table:table-cell>
          <table:table-cell office:value-type="string" calcext:value-type="string">
            <text:p>https://yadi.sk/d/dsaT8My78KkF4g</text:p>
          </table:table-cell>
          <table:table-cell office:value-type="string" calcext:value-type="string">
            <text:p>1644.png</text:p>
          </table:table-cell>
        </table:table-row>
        <table:table-row table:style-name="ro1">
          <table:table-cell office:value-type="string" calcext:value-type="string">
            <text:p>Город Семи Цветов</text:p>
          </table:table-cell>
          <table:table-cell office:value-type="string" calcext:value-type="string">
            <text:p>Волшебная страна. Город Семи Цветов. Если рай действительно существует, то выглядит он именно так. Но всему приходит конец. Чудовищная своей жестокостью серия убийств потрясает мирный городок…\n\nОзнакомиться с началом приключений детективов Города Семи Цветов можно в демоверсии игры.\n\nПодписывайтесь на наш паблик ВК и следите за новостями. История Города Семи Цветов только начинается.</text:p>
          </table:table-cell>
          <table:table-cell/>
          <table:table-cell office:value-type="string" calcext:value-type="string">
            <text:p>Менее 2 часов</text:p>
          </table:table-cell>
          <table:table-cell office:value-type="string" calcext:value-type="string">
            <text:p>kivs+</text:p>
          </table:table-cell>
          <table:table-cell office:value-type="string" calcext:value-type="string">
            <text:p>{''}</text:p>
          </table:table-cell>
          <table:table-cell office:value-type="string" calcext:value-type="string">
            <text:p>comedy,detective,fantasy</text:p>
          </table:table-cell>
          <table:table-cell office:value-type="string" calcext:value-type="string">
            <text:p>https://yadi.sk/d/pKDxqpYl3apVH6</text:p>
          </table:table-cell>
          <table:table-cell office:value-type="string" calcext:value-type="string">
            <text:p>1628.png</text:p>
          </table:table-cell>
        </table:table-row>
        <table:table-row table:style-name="ro1">
          <table:table-cell office:value-type="string" calcext:value-type="string">
            <text:p>О Героях, Злодеях и Зелёных Бобрах (About Heroes, Villains and Green Beavers)</text:p>
          </table:table-cell>
          <table:table-cell office:value-type="string" calcext:value-type="string">
            <text:p>Все мы в детстве верили в сказку, что вокруг волшебство. Мы верили, что мир велик и необъятен, и так интересно разгадывать его тайны! Но мы взрослеем, и наша вера тает, сменяясь серыми буднями, мыслями о школе, универе, работе, как заработать больше денег.\nНо что если сказка, забытая вами в детстве, вдруг вернется? Как поступите вы, когда в мирном потоке серых, одинаковых дней она постучится к вам?</text:p>
          </table:table-cell>
          <table:table-cell/>
          <table:table-cell office:value-type="string" calcext:value-type="string">
            <text:p>Менее 2 часов</text:p>
          </table:table-cell>
          <table:table-cell office:value-type="string" calcext:value-type="string">
            <text:p>al'ka_kolesova</text:p>
          </table:table-cell>
          <table:table-cell office:value-type="string" calcext:value-type="string">
            <text:p>{''}</text:p>
          </table:table-cell>
          <table:table-cell office:value-type="string" calcext:value-type="string">
            <text:p>drama,mystic,routine</text:p>
          </table:table-cell>
          <table:table-cell office:value-type="string" calcext:value-type="string">
            <text:p>https://drive.google.com/file/d/1hm56cViydzmT1YATMsIpzJghBNYlp3ZY/view</text:p>
          </table:table-cell>
          <table:table-cell office:value-type="string" calcext:value-type="string">
            <text:p>1618.jpg</text:p>
          </table:table-cell>
        </table:table-row>
        <table:table-row table:style-name="ro1">
          <table:table-cell office:value-type="string" calcext:value-type="string">
            <text:p>Гарри Поттер и Таинственный вор. Часть II (Harry Potter and the Mysterious Thief. Part II)</text:p>
          </table:table-cell>
          <table:table-cell office:value-type="string" calcext:value-type="string">
            <text:p>Продолжение новеллы "Гарри Поттер и Таинственный вор".</text:p>
          </table:table-cell>
          <table:table-cell/>
          <table:table-cell office:value-type="string" calcext:value-type="string">
            <text:p>Менее 2 часов</text:p>
          </table:table-cell>
          <table:table-cell office:value-type="string" calcext:value-type="string">
            <text:p>rivars_studio</text:p>
          </table:table-cell>
          <table:table-cell office:value-type="string" calcext:value-type="string">
            <text:p>{''}</text:p>
          </table:table-cell>
          <table:table-cell office:value-type="string" calcext:value-type="string">
            <text:p>romance,detective,fantasy</text:p>
          </table:table-cell>
          <table:table-cell office:value-type="string" calcext:value-type="string">
            <text:p>https://drive.google.com/file/d/1tPP43tQVb3tReZ8f-IHgKBFVlinEamQn/view?usp=sharing</text:p>
          </table:table-cell>
          <table:table-cell office:value-type="string" calcext:value-type="string">
            <text:p>1617.jpg</text:p>
          </table:table-cell>
        </table:table-row>
        <table:table-row table:style-name="ro1">
          <table:table-cell office:value-type="string" calcext:value-type="string">
            <text:p>Deadlock</text:p>
          </table:table-cell>
          <table:table-cell office:value-type="string" calcext:value-type="string">
            <text:p>Клуб Потрясающих Детективов (КПД) возник стихийно и вам посчастливилось попасть в него! Или угораздило - это зависит от вас.\nНо в любом случае, вам предстоит оказаться в запертой ночной школе, натерпеться страху, посмеяться, поучаствовать в решении интересных задач и, возможно, кардинально изменить свою жизнь.\n\nНовелла на RUVN Contest #3.\n.</text:p>
          </table:table-cell>
          <table:table-cell/>
          <table:table-cell office:value-type="string" calcext:value-type="string">
            <text:p>Менее 2 часов</text:p>
          </table:table-cell>
          <table:table-cell office:value-type="string" calcext:value-type="string">
            <text:p>pink_bunnies_team_(pbt)</text:p>
          </table:table-cell>
          <table:table-cell office:value-type="string" calcext:value-type="string">
            <text:p>{''}</text:p>
          </table:table-cell>
          <table:table-cell office:value-type="string" calcext:value-type="string">
            <text:p>comedy,romance,detective,routine,school</text:p>
          </table:table-cell>
          <table:table-cell office:value-type="string" calcext:value-type="string">
            <text:p>https://yadi.sk/d/25HHY1sO3ak9MH</text:p>
          </table:table-cell>
          <table:table-cell office:value-type="string" calcext:value-type="string">
            <text:p>1616.jpeg</text:p>
          </table:table-cell>
        </table:table-row>
        <table:table-row table:style-name="ro1">
          <table:table-cell office:value-type="string" calcext:value-type="string">
            <text:p>Игра для Рубина (Глава 2) (Game for Ruby (Глава 2))</text:p>
          </table:table-cell>
          <table:table-cell office:value-type="string" calcext:value-type="string">
            <text:p>Рубин и Дагир со своей командой отправляются в большое путешествие, каждый за своей целью. Сколько тайн откроет это путешествие, чем закончатся столкновения злодея и героя? А главное, почему Рубин так усердно подгоняет врагов вперед, не позволяя им задерживаться по дороге?</text:p>
          </table:table-cell>
          <table:table-cell/>
          <table:table-cell office:value-type="string" calcext:value-type="string">
            <text:p>2-10 часов</text:p>
          </table:table-cell>
          <table:table-cell office:value-type="string" calcext:value-type="string">
            <text:p>ringo_team</text:p>
          </table:table-cell>
          <table:table-cell office:value-type="string" calcext:value-type="string">
            <text:p>{''}</text:p>
          </table:table-cell>
          <table:table-cell office:value-type="string" calcext:value-type="string">
            <text:p>drama,romance,adventure,fantasy</text:p>
          </table:table-cell>
          <table:table-cell office:value-type="string" calcext:value-type="string">
            <text:p>https://yadi.sk/d/iQYwQiE03aivXH</text:p>
          </table:table-cell>
          <table:table-cell office:value-type="string" calcext:value-type="string">
            <text:p>1613.png</text:p>
          </table:table-cell>
        </table:table-row>
        <table:table-row table:style-name="ro1">
          <table:table-cell office:value-type="string" calcext:value-type="string">
            <text:p>За закрытыми дверями</text:p>
          </table:table-cell>
          <table:table-cell office:value-type="string" calcext:value-type="string">
            <text:p>Сестра трактирщика запирает двери - пока она не получит обратно свою Чудесную Книгу, никто не покинет заведение. Путник сжимает кулаки - каждая минута, проведённая здесь, означает потерянную минуту в пути. Оборванец в дальнем углу испуганно прячет лицо, натягивая шарф ещё выше. Мужчина хмурится - раз такое дело, придётся раскошелиться на ещё одну кружку эля. Искатель устало прикрывает глаза - от чего он всегда в центре неприятностей? Этажом выше слышны чьи-то тяжёлые шаги, в камине потрескивают свежие дрова, на кухне в котле закипает вода. Этот вечер обещает быть долгим.</text:p>
          </table:table-cell>
          <table:table-cell/>
          <table:table-cell office:value-type="string" calcext:value-type="string">
            <text:p>Менее 2 часов</text:p>
          </table:table-cell>
          <table:table-cell office:value-type="string" calcext:value-type="string">
            <text:p>madrat</text:p>
          </table:table-cell>
          <table:table-cell office:value-type="string" calcext:value-type="string">
            <text:p>{''}</text:p>
          </table:table-cell>
          <table:table-cell office:value-type="string" calcext:value-type="string">
            <text:p>romance,detective,adventure,fantasy</text:p>
          </table:table-cell>
          <table:table-cell office:value-type="string" calcext:value-type="string">
            <text:p>http://drive.google.com/file/d/1TEnYZZNFmRI49kPseOVPH-Ul7rC3BpuI/view?usp=sharing</text:p>
          </table:table-cell>
          <table:table-cell office:value-type="string" calcext:value-type="string">
            <text:p>1609.jpg</text:p>
          </table:table-cell>
        </table:table-row>
        <table:table-row table:style-name="ro1">
          <table:table-cell office:value-type="string" calcext:value-type="string">
            <text:p>Цифровая цепь (Digital Chain)</text:p>
          </table:table-cell>
          <table:table-cell office:value-type="string" calcext:value-type="string">
            <text:p>Цифровая цепь - это короткий, загадочный визуальный роман о трех подростках, которые исследуют школу с привидениями.\nИгра фокусируется на предполагаемой "школе с привидениями" и инциденте, что произошел в ней в прошлом.\nС двумя друзьями, Шухеем и Хироми, обследуйте школу.\nВ интернете писали статьи о ритуале вызова призраков.\nС помощью них можно позволить себе поговорить с мертвыми, используя только мобильные телефоны.\nЭтот ритуал назвали Цифровой цепью.</text:p>
          </table:table-cell>
          <table:table-cell/>
          <table:table-cell office:value-type="string" calcext:value-type="string">
            <text:p>Менее 2 часов</text:p>
          </table:table-cell>
          <table:table-cell office:value-type="string" calcext:value-type="string">
            <text:p>hiromu656</text:p>
          </table:table-cell>
          <table:table-cell office:value-type="string" calcext:value-type="string">
            <text:p>{'Иностранный разработчик', 'Цифровая', 'Главный герой девушка', 'Цепь', 'Повествование от первого лица'}</text:p>
          </table:table-cell>
          <table:table-cell office:value-type="string" calcext:value-type="string">
            <text:p>drama,horror,mystic,school,triller</text:p>
          </table:table-cell>
          <table:table-cell office:value-type="string" calcext:value-type="string">
            <text:p>https://drive.google.com/file/d/1VvDN_kYZ2GYvZ3u_rVh41t6RhO12DWgG/view?usp=sharing</text:p>
          </table:table-cell>
          <table:table-cell office:value-type="string" calcext:value-type="string">
            <text:p>1608.png</text:p>
          </table:table-cell>
        </table:table-row>
        <table:table-row table:style-name="ro1">
          <table:table-cell office:value-type="string" calcext:value-type="string">
            <text:p>Посвящаю тебе</text:p>
          </table:table-cell>
          <table:table-cell office:value-type="string" calcext:value-type="string">
            <text:p>Потеряв кого-то, важно не потерять себя.</text:p>
          </table:table-cell>
          <table:table-cell/>
          <table:table-cell office:value-type="string" calcext:value-type="string">
            <text:p>Менее 2 часов</text:p>
          </table:table-cell>
          <table:table-cell office:value-type="string" calcext:value-type="string">
            <text:p>critoriya</text:p>
          </table:table-cell>
          <table:table-cell office:value-type="string" calcext:value-type="string">
            <text:p>{''}</text:p>
          </table:table-cell>
          <table:table-cell office:value-type="string" calcext:value-type="string">
            <text:p>drama,triller</text:p>
          </table:table-cell>
          <table:table-cell office:value-type="string" calcext:value-type="string">
            <text:p>https://drive.google.com/file/d/1SyEXy09UjdejhTQBjtON9xtVw3DbNUYI/view?usp=sharing</text:p>
          </table:table-cell>
          <table:table-cell office:value-type="string" calcext:value-type="string">
            <text:p>1606.png</text:p>
          </table:table-cell>
        </table:table-row>
        <table:table-row table:style-name="ro1">
          <table:table-cell office:value-type="string" calcext:value-type="string">
            <text:p>Пеньюар (Negligee)</text:p>
          </table:table-cell>
          <table:table-cell office:value-type="string" calcext:value-type="string">
            <text:p>История про любовь и нижнее белье. Окажитесь в роли менеджера магазина "Пеньюар" вместе с тремя красивыми девушками.</text:p>
          </table:table-cell>
          <table:table-cell/>
          <table:table-cell office:value-type="string" calcext:value-type="string">
            <text:p>2-10 часов</text:p>
          </table:table-cell>
          <table:table-cell office:value-type="string" calcext:value-type="string">
            <text:p>dharker_studio</text:p>
          </table:table-cell>
          <table:table-cell office:value-type="string" calcext:value-type="string">
            <text:p>{'юри', 'Иностранный разработчик', 'Пеньюар', 'гарем', 'Главный герой девушка', 'Повествование от первого лица'}</text:p>
          </table:table-cell>
          <table:table-cell office:value-type="string" calcext:value-type="string">
            <text:p>drama,comedy,romance,routine</text:p>
          </table:table-cell>
          <table:table-cell office:value-type="string" calcext:value-type="string">
            <text:p>https://drive.google.com/open?id=1XppACVwV_scvCwWNAKCYdkmRcKLFCZ-z</text:p>
          </table:table-cell>
          <table:table-cell office:value-type="string" calcext:value-type="string">
            <text:p>1604.jpg</text:p>
          </table:table-cell>
        </table:table-row>
        <table:table-row table:style-name="ro1">
          <table:table-cell office:value-type="string" calcext:value-type="string">
            <text:p>Человечество должно погибнуть (Humanity Must Perish)</text:p>
          </table:table-cell>
          <table:table-cell office:value-type="string" calcext:value-type="string">
            <text:p>Кью является андроидом, единственной целью которого является спасение Земли от негативного влияния людей. Она прямолинейно объявляет о своих намерениях уничтожить человечество.\n\nЧтобы сохранить Землю, человечество должно погибнуть. В противном случае человечество должно быть порабощено. Если Кью не найдёт свой собственный путь, то первые два варианта скоро станут реальностью.\n\nОднако, прежде чем она сможет это сделать, её создатель делает ей предложение: Кью должна будет провести один день среди обычных людей, чтобы решить, смогут ли они кардинально измениться или нет.\n\nКью принимает это предложение и впервые появляется в мире, населённом разнообразными людьми, чтобы решить судьбу человечества.\n\nСможет ли Кью увидеть хорошую сторону людей, обретя новые, яркие знакомства? Или причудливые выходки тех, с кем она встретится, полностью убедят её, что человечество должно погибнуть?\n\nКаким бы ни было её решение, впечатления, которые останутся у Кью после знакомств, никогда не будут забыты. Она крайне суровый критик, особенно для такой порочной расы как человечество.</text:p>
          </table:table-cell>
          <table:table-cell/>
          <table:table-cell office:value-type="string" calcext:value-type="string">
            <text:p>Менее 2 часов</text:p>
          </table:table-cell>
          <table:table-cell office:value-type="string" calcext:value-type="string">
            <text:p>zetsubou</text:p>
          </table:table-cell>
          <table:table-cell office:value-type="string" calcext:value-type="string">
            <text:p>{'Повествование от первого лица', 'Humanity Must Perish', 'погибнуть', 'Иностранный разработчик', 'должно', 'Человечество', 'Главный герой девушка'}</text:p>
          </table:table-cell>
          <table:table-cell office:value-type="string" calcext:value-type="string">
            <text:p>comedy,science_fiction,routine</text:p>
          </table:table-cell>
          <table:table-cell office:value-type="string" calcext:value-type="string">
            <text:p>https://drive.google.com/file/d/1ZQgegVQC_tacXxAOKWa16K-1H-HwJT-u/view</text:p>
          </table:table-cell>
          <table:table-cell office:value-type="string" calcext:value-type="string">
            <text:p>1603.jpg</text:p>
          </table:table-cell>
        </table:table-row>
        <table:table-row table:style-name="ro1">
          <table:table-cell office:value-type="string" calcext:value-type="string">
            <text:p>NekoPara Extra</text:p>
          </table:table-cell>
          <table:table-cell office:value-type="string" calcext:value-type="string">
            <text:p>Приквел серии "NekoPara"\n\nИстория повествует о событиях, произошедших за полгода до открытия кафе-кондитерской «La Soleil», когда маленькие кошечки Чокола и Ванилла впервые оказались в доме семьи Минадзуки, где они и знакомятся с другими нэко.</text:p>
          </table:table-cell>
          <table:table-cell/>
          <table:table-cell office:value-type="string" calcext:value-type="string">
            <text:p>Менее 2 часов</text:p>
          </table:table-cell>
          <table:table-cell office:value-type="string" calcext:value-type="string">
            <text:p>neko_works</text:p>
          </table:table-cell>
          <table:table-cell office:value-type="string" calcext:value-type="string">
            <text:p>{'NekoparaNW', 'Главный герой парень', 'Иностранный разработчик', 'Повествование от первог'}</text:p>
          </table:table-cell>
          <table:table-cell office:value-type="string" calcext:value-type="string">
            <text:p>drama,comedy,routine</text:p>
          </table:table-cell>
          <table:table-cell office:value-type="string" calcext:value-type="string">
            <text:p>https://drive.google.com/file/d/1xDWK-xu2cW_E7Lvg4tnr4R9kD-jW88Co/view?usp=sharing</text:p>
          </table:table-cell>
          <table:table-cell office:value-type="string" calcext:value-type="string">
            <text:p>1602.jpg</text:p>
          </table:table-cell>
        </table:table-row>
        <table:table-row table:style-name="ro1">
          <table:table-cell office:value-type="string" calcext:value-type="string">
            <text:p>Волшебные глаза: Мучительная краснота (マジカルアイズ -Red is for anguish-)</text:p>
          </table:table-cell>
          <table:table-cell office:value-type="string" calcext:value-type="string">
            <text:p>Волшебные глаза: Мучительная краснота — загадочная история о происходящей в городе серии непостижимых инцидентов, смешанных с запутанным клубком человеческих намерений.\n\nПосреди некоего дня апреля 201N года левая рука владельца магазина подарков была отрублена во дворе его собственного магазина.\nНесмотря на то, что сам потерпевший утверждает, что злоумышленник являлся находившейся в магазине Куклой, его слова имеют малый вес из-за отсутствия других свидетельств.\nИ Кукла, и отрубленная рука пропали с места преступления.\n\n"Подобно тому, как слишком яркий свет может сжигать сетчатки, излишнее количество чего угодно может быть для людей ядом.\nДаже ежели сие есть невидимая форма эмоций."</text:p>
          </table:table-cell>
          <table:table-cell/>
          <table:table-cell office:value-type="string" calcext:value-type="string">
            <text:p>2-10 часов</text:p>
          </table:table-cell>
          <table:table-cell office:value-type="string" calcext:value-type="string">
            <text:p>pomera_studios</text:p>
          </table:table-cell>
          <table:table-cell office:value-type="string" calcext:value-type="string">
            <text:p>{'Мучительная', 'Несколько главных героев', 'глаза:', 'краснота', 'феномен', 'Иностранный разработчик', 'Воплощения', 'Волшебные', 'Неподвластные', 'кукла'}</text:p>
          </table:table-cell>
          <table:table-cell office:value-type="string" calcext:value-type="string">
            <text:p>action,detective,mystic,routine</text:p>
          </table:table-cell>
          <table:table-cell office:value-type="string" calcext:value-type="string">
            <text:p>https://drive.google.com/open?id=1s0DjfDQiVRYK288ugvBg93UIMMowHBUt</text:p>
          </table:table-cell>
          <table:table-cell office:value-type="string" calcext:value-type="string">
            <text:p>1599.jpg</text:p>
          </table:table-cell>
        </table:table-row>
        <table:table-row table:style-name="ro1">
          <table:table-cell office:value-type="string" calcext:value-type="string">
            <text:p>Кулинарный клуб Йоши (Yoshi's Culinary Club)</text:p>
          </table:table-cell>
          <table:table-cell office:value-type="string" calcext:value-type="string">
            <text:p>UPDATE 1 от 27.09.18\nИзменений не особо много, в основном это исправления грамм. ошибок, которые я умудрился оставить в игре, и просто небольшие но приятные изменения :)\n----------------------------------------------\nОбычный студент Тамаки Шиба поступает в новую школу, знакомится с новыми людьми и вступает в кулинарный клуб, не смотря на то, что не умеет готовить. Но он учится, и постепенно всё ближе знакомится с членами клуба. Однако постепенно он начинает видеть всё больше и больше странных снов с девушкой в белом платье. Что это может значить?</text:p>
          </table:table-cell>
          <table:table-cell/>
          <table:table-cell office:value-type="string" calcext:value-type="string">
            <text:p>Менее 2 часов</text:p>
          </table:table-cell>
          <table:table-cell office:value-type="string" calcext:value-type="string">
            <text:p>egor_i_nikita</text:p>
          </table:table-cell>
          <table:table-cell office:value-type="string" calcext:value-type="string">
            <text:p>{''}</text:p>
          </table:table-cell>
          <table:table-cell office:value-type="string" calcext:value-type="string">
            <text:p>drama,horror,mystic,routine,adventure,school</text:p>
          </table:table-cell>
          <table:table-cell office:value-type="string" calcext:value-type="string">
            <text:p>https://yadi.sk/d/quJUsbVtnSVFbQ</text:p>
          </table:table-cell>
          <table:table-cell office:value-type="string" calcext:value-type="string">
            <text:p>1594.png</text:p>
          </table:table-cell>
        </table:table-row>
        <table:table-row table:style-name="ro1">
          <table:table-cell office:value-type="string" calcext:value-type="string">
            <text:p>Непоколебимость: Часть 1 (Perseverance: Part 1)</text:p>
          </table:table-cell>
          <table:table-cell office:value-type="string" calcext:value-type="string">
            <text:p>"Непоколебимость" - это визуальный рассказ о выживании и спасении в жанре ужасов/драмы. В первой части вы играете Джека, отца, который изо всех сил пытается сохранить семью и оказывается в центре ужасных событий.\n"Непоколебимость: часть 1" - это первый эпизод истории в жанре ужасов и драмы, которая развивается вокруг двух разных персонажей, чьи пути пересекутся посреди ужасных событий.\nВ Части 1 вы играете Джека Каттера, отца, который изо всех сил пытается сохранить семью. Он - "палочка-выручалочка" в родном городке Грей Вилле. Исследования, проводимые на расположенной неподалеку военной базе, придают городу ореол загадочности. Местные жители предпочитают держаться базы подальше. Дела приобретают неожиданный поворот, когда один из экспериментов идет совершенно наперекосяк и зона помещается в карантин. Между тем таинственная женщина преследует беглеца.\nЕё начальство ожидает, что она будет выполнять приказы, как обычно… но они не рассказывают ей всей правды. Человек, которого она преследует, оказывается большим, чем кажется. Вскоре Джек и таинственный агент окажутся в центре кризиса, который изменит их навсегда.\nКлючевые характеристики:\n+ИГРАЙТЕ в собственном темпе.\n+ПОГРУЗИТЕСЬ в захватывающую историю.\n+ПРОЖИВИТЕ первую историю с расширенным сюжетом.\n+ВЫБЕРИТЕ и создайте собственную версию Джека.\n+ОТКРОЙТЕ десяток Достижений Steam.\nПараметры:\n-Размер экрана: 1920х1080.\n-Длина: 20 000 слов (примерно двое часа игрового процесса).\nРейтинг: 17+ (насилие).\nДвижок: Unity.</text:p>
          </table:table-cell>
          <table:table-cell/>
          <table:table-cell office:value-type="string" calcext:value-type="string">
            <text:p>2-10 часов</text:p>
          </table:table-cell>
          <table:table-cell office:value-type="string" calcext:value-type="string">
            <text:p>tap_it_games_&amp;_bit_golem_games</text:p>
          </table:table-cell>
          <table:table-cell office:value-type="string" calcext:value-type="string">
            <text:p>{''}</text:p>
          </table:table-cell>
          <table:table-cell office:value-type="string" calcext:value-type="string">
            <text:p>drama,horror,detective,triller</text:p>
          </table:table-cell>
          <table:table-cell office:value-type="string" calcext:value-type="string">
            <text:p>https://drive.google.com/file/d/1HlwG-dSfK6bngRJFKCAvjAuVxF83P2na/view</text:p>
          </table:table-cell>
          <table:table-cell office:value-type="string" calcext:value-type="string">
            <text:p>1589.jpg</text:p>
          </table:table-cell>
        </table:table-row>
        <table:table-row table:style-name="ro1">
          <table:table-cell office:value-type="string" calcext:value-type="string">
            <text:p>Звук капли -падение в яд- (Shizuku no Oto -fall into poison-)</text:p>
          </table:table-cell>
          <table:table-cell office:value-type="string" calcext:value-type="string">
            <text:p>Океанариум Мантэн — расположенное посреди оживлённого делового квартала тихое место. Гигантские рыбы и звёздное небо из медуз... Хоть океанариум не пользуется особой популярностью, в нём существует свой умиротворённый мир.\n\nНо в какой-то момент по городу зашелестели слухи о наполненном злобой загадочном красном океанариуме. Среди школьников тоже пошли пересуды о рыбах с человеческими лицами, о призраках в аквариумах или о том, что человек там может превратиться в медузу и не вернуться.\n\nВ начале лета Тамагава Химэно зовёт свою лучшую подругу Наканобэ Маюми сходить в этот самый океанариум Мантэн. Так они оказываются вовлечены в водоворот мистических событий...\n\nРасширенное издание -fall into poison-\nСудьба умершей девочки изменилась, и она вновь встречается с Маю. Сокрытая правда всплывает на поверхность, добавляя истории дополнительную глубину.\n\nЗагадка океанариума Мантэн и вся истина о случившемся будут раскрыты в двух новых ответвлениях сюжета, включая новое вступление о событиях, предшествовавших появлению Сакураги Саё в океанариуме Мантэн в день полнолуния. Также вас ждут улучшенная графика и дополнительные сцены.</text:p>
          </table:table-cell>
          <table:table-cell/>
          <table:table-cell office:value-type="string" calcext:value-type="string">
            <text:p>2-10 часов</text:p>
          </table:table-cell>
          <table:table-cell office:value-type="string" calcext:value-type="string">
            <text:p>aiueo_kompany</text:p>
          </table:table-cell>
          <table:table-cell office:value-type="string" calcext:value-type="string">
            <text:p>{'Иностранный разработчик', 'Повествование от первого лица', 'Главный герой девушка'}</text:p>
          </table:table-cell>
          <table:table-cell office:value-type="string" calcext:value-type="string">
            <text:p>drama,horror,mystic</text:p>
          </table:table-cell>
          <table:table-cell office:value-type="string" calcext:value-type="string">
            <text:p>https://store.steampowered.com/app/383460/Sound_of_Drop__fall_into_poison/</text:p>
          </table:table-cell>
          <table:table-cell office:value-type="string" calcext:value-type="string">
            <text:p>1587.png</text:p>
          </table:table-cell>
        </table:table-row>
        <table:table-row table:style-name="ro1">
          <table:table-cell office:value-type="string" calcext:value-type="string">
            <text:p>Принц Гусеница (Prince Caterpillar)</text:p>
          </table:table-cell>
          <table:table-cell office:value-type="string" calcext:value-type="string">
            <text:p>Иван бывает довольно холодным парнем большую часть времени.\nС тех пор, как его подруга детства Кико узнала, что он гей, она начала шипперить его с другими парнями из их класса.\n\nИван это терпит. Но когда она шипперит его с гусеницей?\nВау, это зашло слишком далеко, особенно когда гусеницы - его проклятие!\nИ сказать ему поцеловаться, чтобы гусеница превратилась в прекрасного принца?!\nДа ладно, уже 21 век, кто верит в этот бред?</text:p>
          </table:table-cell>
          <table:table-cell/>
          <table:table-cell office:value-type="string" calcext:value-type="string">
            <text:p>Менее 2 часов</text:p>
          </table:table-cell>
          <table:table-cell office:value-type="string" calcext:value-type="string">
            <text:p>dragonaqua</text:p>
          </table:table-cell>
          <table:table-cell office:value-type="string" calcext:value-type="string">
            <text:p>{'сёнэн-ай', 'Повествование от первого лица', 'Главный герой парень', 'принц', 'трэш', 'Иностранный разработчик', 'Гусеница'}</text:p>
          </table:table-cell>
          <table:table-cell office:value-type="string" calcext:value-type="string">
            <text:p>comedy,romance,fiction</text:p>
          </table:table-cell>
          <table:table-cell office:value-type="string" calcext:value-type="string">
            <text:p>https://drive.google.com/file/d/1t1FDjpTXv2PhUuQNWHavmEcTh84V5lvB/view?usp=sharing</text:p>
          </table:table-cell>
          <table:table-cell office:value-type="string" calcext:value-type="string">
            <text:p>1574.jpg</text:p>
          </table:table-cell>
        </table:table-row>
        <table:table-row table:style-name="ro1">
          <table:table-cell office:value-type="string" calcext:value-type="string">
            <text:p>Экономика на Краю Мира эпизод.01 (WORLD END ECONOMiCA episode.01)</text:p>
          </table:table-cell>
          <table:table-cell office:value-type="string" calcext:value-type="string">
            <text:p>Всё началось примерно спустя 16 лет после того, как человечество эмигрировало на Луну. В эпоху, когда множество людей преследовало свои безумные мечты в небоскрёбах на границе человечества. Маленький мальчик по имени Хал, родившийся и выросший на Луне, является одним из таких людей. Его мечта — находится там, где до сих пор не стояла нога человека. И чтобы её осуществить, он нуждается в капитале. Просто смехотворном капитале.\nХал попал в место, где скопились все желания людей. Иногда оно осуществляло их, а временами беспощадно разрушало.\nЕсть только два ключевых правила, управляющих этой землёй.\n\nПервое — никогда не быть в убытке.\nВторое — никогда не забывать про первое.\n\nТолько те, кто следовал этим правилам, могли скопить огромное состояние. Имя этому месту — фондовый рынок. Месту, которое на протяжение веков собирает толпы мужчин и женщин.\n\nИнструкция по установке русификатора:\n1) Разархивировать архив с заменой по пути: E:\…\Steam\steamapps\common\WEE01\WEE1 HD\WEE1_Data\n2) Наслаждаться игрой. =3\n\nОбо всех найденных ошибках писать в специальное обсуждение в нашей группе:\nUnkenbro team</text:p>
          </table:table-cell>
          <table:table-cell/>
          <table:table-cell office:value-type="string" calcext:value-type="string">
            <text:p>10-30 часов</text:p>
          </table:table-cell>
          <table:table-cell office:value-type="string" calcext:value-type="string">
            <text:p>spicy_tails</text:p>
          </table:table-cell>
          <table:table-cell office:value-type="string" calcext:value-type="string">
            <text:p>{'Главный герой парень', 'Иностранный разработчик', 'Повествование от первого лица', 'Экономика на Краю Мира эпизод 1', 'WORLD END ECONOMiCA'}</text:p>
          </table:table-cell>
          <table:table-cell office:value-type="string" calcext:value-type="string">
            <text:p>drama,science_fiction</text:p>
          </table:table-cell>
          <table:table-cell office:value-type="string" calcext:value-type="string">
            <text:p>https://drive.google.com/file/d/1TpRryXkikesD6hTCE2Ymxbi4-4FdJwDI/view</text:p>
          </table:table-cell>
          <table:table-cell office:value-type="string" calcext:value-type="string">
            <text:p>1567.jpg</text:p>
          </table:table-cell>
        </table:table-row>
        <table:table-row table:style-name="ro1">
          <table:table-cell office:value-type="string" calcext:value-type="string">
            <text:p>Magical Otoge Ciel (Magical Otoge Ciel)</text:p>
          </table:table-cell>
          <table:table-cell office:value-type="string" calcext:value-type="string">
            <text:p>Главная героиня этой истории - принцесса по имени Сиэль. Ей никогда не разрешалось выходить за пределы родного города. Когда Сиэль исполнилось восемнадцать лет, она решила во что бы то ни стало исполнить свою мечту: увидеть мир вне стен города своими глазами. И с помощью своего верного рыцаря Флориана ей это удаётся.\nЭто простая и чистая история, но в ней всё же есть немного крови. Вы можете разблокировать рут Айвина после того, как пройдёте руты Флориана и Антона.</text:p>
          </table:table-cell>
          <table:table-cell/>
          <table:table-cell office:value-type="string" calcext:value-type="string">
            <text:p>2-10 часов</text:p>
          </table:table-cell>
          <table:table-cell office:value-type="string" calcext:value-type="string">
            <text:p>batensan</text:p>
          </table:table-cell>
          <table:table-cell office:value-type="string" calcext:value-type="string">
            <text:p>{'Magical Otoge', 'отомэ', 'Иностранный разработчик', 'Главный герой девушка', 'Повествование от первого лица'}</text:p>
          </table:table-cell>
          <table:table-cell office:value-type="string" calcext:value-type="string">
            <text:p>comedy,romance,adventure,fantasy</text:p>
          </table:table-cell>
          <table:table-cell office:value-type="string" calcext:value-type="string">
            <text:p>https://yadi.sk/d/DP67Rv5Y3ZSrTF</text:p>
          </table:table-cell>
          <table:table-cell office:value-type="string" calcext:value-type="string">
            <text:p>1566.jpg</text:p>
          </table:table-cell>
        </table:table-row>
        <table:table-row table:style-name="ro1">
          <table:table-cell office:value-type="string" calcext:value-type="string">
            <text:p>Пустота (Void)</text:p>
          </table:table-cell>
          <table:table-cell office:value-type="string" calcext:value-type="string">
            <text:p>"В пути мести лучше быть готовым вырыть две могилы".\n\nСея мысль висела в голове Артура Вудса, покуда он продолжал своё путешествие в поиске убийц его девушки — таинственной организации, именуемой Синдикатом.\nОн работает одним из их убийц; получает заказы из профилей и анонимных писем, без вопросов убивает целей. Воимя мести он отбросил последние остатки морали и человечности, пытаясь постигнуть суть неуловимой организации. Артур Вудс — вершитель боли и страданий; деяния сеи не прекратятся, даже ежели его убьют.\n\nНо однажды появляется Сиэль Бланшетт, агент МИ-6. С собой Сиэль приводит Джулию Росс. Вскоре после этого Артур узнал, что 'Синдикат' — не то, что ему казалось раньше.</text:p>
          </table:table-cell>
          <table:table-cell/>
          <table:table-cell office:value-type="string" calcext:value-type="string">
            <text:p>2-10 часов</text:p>
          </table:table-cell>
          <table:table-cell office:value-type="string" calcext:value-type="string">
            <text:p>vifth_floor</text:p>
          </table:table-cell>
          <table:table-cell office:value-type="string" calcext:value-type="string">
            <text:p>{'ЦРУ', 'интриги', 'Синдикат', 'Пустота', 'Главный герой парень', 'МИ-6', 'ФСБ', 'заговор', 'жестокость', 'Иностранный разработчик'}</text:p>
          </table:table-cell>
          <table:table-cell office:value-type="string" calcext:value-type="string">
            <text:p>drama,action,triller</text:p>
          </table:table-cell>
          <table:table-cell office:value-type="string" calcext:value-type="string">
            <text:p>https://drive.google.com/open?id=1dbKP_JZhsj-XT8cAPqtQ9mOmDP-CUKsm</text:p>
          </table:table-cell>
          <table:table-cell office:value-type="string" calcext:value-type="string">
            <text:p>1554.jpg</text:p>
          </table:table-cell>
        </table:table-row>
        <table:table-row table:style-name="ro1">
          <table:table-cell office:value-type="string" calcext:value-type="string">
            <text:p>Щелкунчик (Clacker)</text:p>
          </table:table-cell>
          <table:table-cell office:value-type="string" calcext:value-type="string">
            <text:p>Йцу и ее лучший друг Фум живут в небольшом городке, он настолько мал, что каждый друг друга знает. Однажды эти двое решили погулять по городу. Зайдя в сотни магазинов, Йцу и Фум решают посетить пекарню, где работает их старая подруга. После покупки очень большого торта, Фум решает отправится домой, не дожидаясь Йцу, которая болтала с Кенгл, хозяйкой пекарни и по совместительству - их подругой. Когда Йцу возвращается домой, она видит растоптанный на полу торт...</text:p>
          </table:table-cell>
          <table:table-cell/>
          <table:table-cell office:value-type="string" calcext:value-type="string">
            <text:p>Менее 2 часов</text:p>
          </table:table-cell>
          <table:table-cell office:value-type="string" calcext:value-type="string">
            <text:p>sena</text:p>
          </table:table-cell>
          <table:table-cell office:value-type="string" calcext:value-type="string">
            <text:p>{''}</text:p>
          </table:table-cell>
          <table:table-cell office:value-type="string" calcext:value-type="string">
            <text:p>horror,adventure,fantasy</text:p>
          </table:table-cell>
          <table:table-cell office:value-type="string" calcext:value-type="string">
            <text:p>https://yadi.sk/d/qk3vcUCc3ZEGBd</text:p>
          </table:table-cell>
          <table:table-cell office:value-type="string" calcext:value-type="string">
            <text:p>1551.jpg</text:p>
          </table:table-cell>
        </table:table-row>
        <table:table-row table:style-name="ro1">
          <table:table-cell office:value-type="string" calcext:value-type="string">
            <text:p>Линна (Lynne)</text:p>
          </table:table-cell>
          <table:table-cell office:value-type="string" calcext:value-type="string">
            <text:p>Жизнь пятнадцатилетней Линн никогда не была простой, но всё стало ещё хуже благодаря наступающим выпускным экзаменам. Её родители всегда ссорятся, её старшая сестра беременна, и Линн в ужасе от того, что когда настанет время экзаменов, она провалит всё и подведёт всю свою семью.\n\nИ что ещё хуже, Линн страдает от постоянных кошмаров: непонятных, тревожащих, и часто жестоких. Что любопытно, эти сны часто крутятся вокруг девочки из её школы по имени Линна, которая до ужаса похожа на Линн.\n\nИ когда интерес Линн к Линне начинает граничить с одержимостью, восприятие реальности Линн становится всё более и более расплывчатым.\n\nСможет ли Линн сдать экзамены – или её собственные страхи и тревоги поглотят её?</text:p>
          </table:table-cell>
          <table:table-cell/>
          <table:table-cell office:value-type="string" calcext:value-type="string">
            <text:p>Менее 2 часов</text:p>
          </table:table-cell>
          <table:table-cell office:value-type="string" calcext:value-type="string">
            <text:p>ebi-hime</text:p>
          </table:table-cell>
          <table:table-cell office:value-type="string" calcext:value-type="string">
            <text:p>{'Главный герой девушка', 'Повествование от первого лица', 'Иностранный разработчик'}</text:p>
          </table:table-cell>
          <table:table-cell office:value-type="string" calcext:value-type="string">
            <text:p>drama,horror,routine</text:p>
          </table:table-cell>
          <table:table-cell office:value-type="string" calcext:value-type="string">
            <text:p>https://drive.google.com/file/d/1u2Nj9jFHBHgkv7M0nBcly05GJf90dLN0/view?usp=sharing</text:p>
          </table:table-cell>
          <table:table-cell office:value-type="string" calcext:value-type="string">
            <text:p>1550.png</text:p>
          </table:table-cell>
        </table:table-row>
        <table:table-row table:style-name="ro1">
          <table:table-cell office:value-type="string" calcext:value-type="string">
            <text:p>Memory's Dogma CODE:01</text:p>
          </table:table-cell>
          <table:table-cell office:value-type="string" calcext:value-type="string">
            <text:p>На дворе 2030 год нашей эры. Япония. Благодаря недавним открытиям в областях информационных технологий и неврологии, воспоминания людей теперь можно записывать и хранить с помощью технологии, называемой «Электронная Память». Существует множество государственных учреждений, в которых живые могу общаться с умершими. Их называют «Центрами Связи».\nСтудент колледжа Кусухара Хироки борется с наклонностями к суициду, которые появились после внезапной смерти его подруги Мидзунаси Сорано. Так как до удаления её воспоминаний остаётся лишь шесть дней, друг Кусухары, Амамия Какэру предлагает пойти в Центр Связи. Но обнаружив несоответствия в воспоминаниях Сорано связанных с её самоубийством, они решают взломать сервер с воспоминаниями Сорано. Узнав правду, не предназначенную для широкой общественности, друзья оказываются в эпицентре масштабного заговора.</text:p>
          </table:table-cell>
          <table:table-cell/>
          <table:table-cell office:value-type="string" calcext:value-type="string">
            <text:p>2-10 часов</text:p>
          </table:table-cell>
          <table:table-cell office:value-type="string" calcext:value-type="string">
            <text:p>lizarts</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science_fiction,action</text:p>
          </table:table-cell>
          <table:table-cell office:value-type="string" calcext:value-type="string">
            <text:p>https://drive.google.com/drive/folders/1UUpgT_z7K_faZRm2J2UTdla8C4sjW1ce?usp=sharing</text:p>
          </table:table-cell>
          <table:table-cell office:value-type="string" calcext:value-type="string">
            <text:p>1546.jpg</text:p>
          </table:table-cell>
        </table:table-row>
        <table:table-row table:style-name="ro1">
          <table:table-cell office:value-type="string" calcext:value-type="string">
            <text:p>Bishoujo Mangekyou -Norowareshi Densetsu no Shoujo-</text:p>
          </table:table-cell>
          <table:table-cell office:value-type="string" calcext:value-type="string">
            <text:p>Учитель Оногами Шигехико тайно вздыхает по одной из своих учениц - Кагарино Кирие.\nРаньше он еще как-то удерживался от того, чтобы даже не прикасаться к школьницам, но теперь...\n\nОднако, к его удивлению, Кирие оказалась совсем не такой простой, как он думал.\n\nМрачная готическая история о любви.\n\nИгра была переведена и портирована на движок Renpy командой Kind Kanji Studio.\n\nUPD 13.01 :\nВерсия 2.0\nЕсли вы обновляете игру с предыдущей версии, распакуйте ее в отдельную папку.\nПосле обновления старые сохранения могут не работать!\n\nАльтернативная ссылка на скачивание:\nMEGA\nYandexDisk</text:p>
          </table:table-cell>
          <table:table-cell/>
          <table:table-cell office:value-type="string" calcext:value-type="string">
            <text:p>2-10 часов</text:p>
          </table:table-cell>
          <table:table-cell office:value-type="string" calcext:value-type="string">
            <text:p>ostar</text:p>
          </table:table-cell>
          <table:table-cell office:value-type="string" calcext:value-type="string">
            <text:p>{'Shoujo-', 'Главный герой парень', 'Эроге', 'Densetsu', 'Иностранный разработчик', 'Bishoujo', 'no', 'Mangekyou', '-Norowareshi', 'Вампиры'}</text:p>
          </table:table-cell>
          <table:table-cell office:value-type="string" calcext:value-type="string">
            <text:p>drama,romance,mystic,routine,school,hentai</text:p>
          </table:table-cell>
          <table:table-cell office:value-type="string" calcext:value-type="string">
            <text:p>https://drive.google.com/open?id=10GKfOIQ8Jon4UxAGl9HfUxLxYLw74Dcv</text:p>
          </table:table-cell>
          <table:table-cell office:value-type="string" calcext:value-type="string">
            <text:p>1544.png</text:p>
          </table:table-cell>
        </table:table-row>
        <table:table-row table:style-name="ro1">
          <table:table-cell office:value-type="string" calcext:value-type="string">
            <text:p>Кукла. Рассвет (The Doll. Sunrise)</text:p>
          </table:table-cell>
          <table:table-cell office:value-type="string" calcext:value-type="string">
            <text:p>Основная часть новеллы под названием "Кукла", предыстория которой ранее уже появлялась на страницах Anivisual.\nИстория повествует о жизни ожившей куклы Киситы, способной не только говорить, ходить и спать, но и мыслить, любить и ненавидеть.\nДействие новеллы происходит на планете Эйт (Eight), в мире, где не существует стран и границ, но имеет место магия наряду с технологиями, где наука, правда, пока развита слабо. Герои проживают в Волшебном Лесу, обособленном от посторонних глаз и пускающим в свои владения исключительно небольшой процент путников.\nПо мотивам предыстории известно, что Альберт, создатель Киситы, англичанин конца XV века, попадает на территорию лесов России и пропадает там, не оставляя следа. Как оказывается позднее, он появляется на краю соединения (портала) двух планет - Земли и Эйт - сам того не замечая.\nПервая глава поведает вам о жизни Киситы после того, как она остается одна наедине с Лесом, ее знакомство с остальными главными героями и завязка перед началом чего-то глобального.\nВ новелле планируется 5 глав, каждая из которых будет в той или иной мере отличаться характером происходящих событий: от сладких грез девочек-подростков до болезненных предательств и жестокости.\nТакже в новелле 5 главных героев, последний из которых появится во второй главе. Выборы будут производиться от лица Киситы, но мысли и чувства каждого из пяти персонажей вы сможете прочесть наряду с основным действием игры.\nПредупреждаю заранее, что в новелле также будут появляться новые персонажи фэнтезийного мира, так что прошу не удивляться "внезапным" поворотам сюжета.\nСо второй главы вы сможете открыть любовные линии с тремя персонажами из игры, узнать прошлое выбранного парня и понять психологию и ход мыслей каждого. Следует отметить, что для полноты картины желательно пройти ветки со всеми парнями, чтобы до конца прочувствовать сюжет, ведь все ветки между собой тесно связаны.\n\nАвторы:\nЛера Сид - https://vk.com/pablerasid\nТайм - https://vk.com/time_paint\nЛимончик - https://vk.com/limonchikrisuet</text:p>
          </table:table-cell>
          <table:table-cell/>
          <table:table-cell office:value-type="string" calcext:value-type="string">
            <text:p>Менее 2 часов</text:p>
          </table:table-cell>
          <table:table-cell office:value-type="string" calcext:value-type="string">
            <text:p>lera_sid</text:p>
          </table:table-cell>
          <table:table-cell office:value-type="string" calcext:value-type="string">
            <text:p>{''}</text:p>
          </table:table-cell>
          <table:table-cell office:value-type="string" calcext:value-type="string">
            <text:p>drama,comedy,fantasy</text:p>
          </table:table-cell>
          <table:table-cell office:value-type="string" calcext:value-type="string">
            <text:p>https://yadi.sk/d/daP_NCE53Yk63V</text:p>
          </table:table-cell>
          <table:table-cell office:value-type="string" calcext:value-type="string">
            <text:p>1538.png</text:p>
          </table:table-cell>
        </table:table-row>
        <table:table-row table:style-name="ro1">
          <table:table-cell office:value-type="string" calcext:value-type="string">
            <text:p>Дрейф (Adrift)</text:p>
          </table:table-cell>
          <table:table-cell office:value-type="string" calcext:value-type="string">
            <text:p>Далёкое будущее.\n\nПоложение человечества ухудшалось: ресурсы истощались, проблемы множились и становились острее. Особенно остро встала проблемы перенаселения. Для её решения была принята амбициозная мера: построить города на дне океана и сослать туда часть человеческой популяции.\n\nПостроенные города почти полностью контролируются искусственными интеллектами, лишь особые люди — Смотрители, спящие искусственным сном, подсознанием своим наблюдают за ИИ, отлаживая их работу и забирая контроль себе при потребности. У каждого города есть свой Смотритель.\n\nДесятилетия в них проходили одно за другим в мире, стабильности и процветании. Но однажды в одном городе свершилось непредвиденное... В час нужды Смотритель пробудился... И обнаружил, что его связь с городом разорвана...</text:p>
          </table:table-cell>
          <table:table-cell/>
          <table:table-cell office:value-type="string" calcext:value-type="string">
            <text:p>2-10 часов</text:p>
          </table:table-cell>
          <table:table-cell office:value-type="string" calcext:value-type="string">
            <text:p>tall_tales_productions</text:p>
          </table:table-cell>
          <table:table-cell office:value-type="string" calcext:value-type="string">
            <text:p>{'подводный город', 'Иностранный разработчик', 'Главный герой парень', 'Океан', 'Смотритель', 'Дрейф', 'техника', 'Повествование от приборов', 'Без Романтики'}</text:p>
          </table:table-cell>
          <table:table-cell office:value-type="string" calcext:value-type="string">
            <text:p>science_fiction,action</text:p>
          </table:table-cell>
          <table:table-cell office:value-type="string" calcext:value-type="string">
            <text:p>https://drive.google.com/open?id=1l-t5udol6198ZwJEJJaiJOPcGHk4VYMT</text:p>
          </table:table-cell>
          <table:table-cell office:value-type="string" calcext:value-type="string">
            <text:p>1531.jpg</text:p>
          </table:table-cell>
        </table:table-row>
        <table:table-row table:style-name="ro1">
          <table:table-cell office:value-type="string" calcext:value-type="string">
            <text:p>Запертая (Locked-In)</text:p>
          </table:table-cell>
          <table:table-cell office:value-type="string" calcext:value-type="string">
            <text:p>Запертая - короткая визуальная новелла о Жаклин Браун, директоре компании, которая попала в аварию, парализовавшую её. У Жаклин синдром запертого человека и теперь она пытается вспомнить о том, что же с ней случилось и, когда она перебирает свои воспоминания и размышляет о своей жизни, она осознает, что рядом с ней есть убийца.</text:p>
          </table:table-cell>
          <table:table-cell/>
          <table:table-cell office:value-type="string" calcext:value-type="string">
            <text:p>Менее 2 часов</text:p>
          </table:table-cell>
          <table:table-cell office:value-type="string" calcext:value-type="string">
            <text:p>saguaro.foo</text:p>
          </table:table-cell>
          <table:table-cell office:value-type="string" calcext:value-type="string">
            <text:p>{'Запертая', 'Главный герой девушка', 'Повествование от первого лица', 'сёдзё-ай', 'Иностранный разработчик'}</text:p>
          </table:table-cell>
          <table:table-cell office:value-type="string" calcext:value-type="string">
            <text:p>drama</text:p>
          </table:table-cell>
          <table:table-cell office:value-type="string" calcext:value-type="string">
            <text:p>https://drive.google.com/file/d/1rWc3EYFPWZvUjwAHbmdTkLzHqGrWzl6H/view?usp=sharing</text:p>
          </table:table-cell>
          <table:table-cell office:value-type="string" calcext:value-type="string">
            <text:p>1527.jpg</text:p>
          </table:table-cell>
        </table:table-row>
        <table:table-row table:style-name="ro1">
          <table:table-cell office:value-type="string" calcext:value-type="string">
            <text:p>Заказ 43.20</text:p>
          </table:table-cell>
          <table:table-cell office:value-type="string" calcext:value-type="string">
            <text:p>Версия была обновлена. Изменения:\n-исправлены мелкие недочеты, ошибки;\n-небольшие изменения в тексте;\n-произошла замена спрайтов на более крупные по масштабу.\n\nТрагедия, что приключилась с главным героем раскрывает ему глаза на его окружение.\nКак оказалось из всех, кого он знает есть только один человек, кто готов быть с ним до конца при любых обстоятельствах. По иронии именно этого человека он перестал ценить в последние года.\nПереосмыслив свою жизнь, главный герой бросает все силы на реализацию одного проекта.\n\nНад проектом работали:\n\nХудожники\nЕвгений Храмов,\nTsunne.Cr.\n\nСкриптер\ntinenmi (Tuna Std.)\n\nМузыка\nLuftwagen\n\nАвтор идеи и текст\nЖилинкова Ксения (fantasy_sky)\n\nВсе пожелания можете писать на почту fantasy_sky__@mail.ru</text:p>
          </table:table-cell>
          <table:table-cell/>
          <table:table-cell office:value-type="string" calcext:value-type="string">
            <text:p>Менее 2 часов</text:p>
          </table:table-cell>
          <table:table-cell office:value-type="string" calcext:value-type="string">
            <text:p>fantasy_sky</text:p>
          </table:table-cell>
          <table:table-cell office:value-type="string" calcext:value-type="string">
            <text:p>{''}</text:p>
          </table:table-cell>
          <table:table-cell office:value-type="string" calcext:value-type="string">
            <text:p>drama,romance,fiction</text:p>
          </table:table-cell>
          <table:table-cell office:value-type="string" calcext:value-type="string">
            <text:p>https://cloud.mail.ru/public/K4qw/tcB1mj1Dq</text:p>
          </table:table-cell>
          <table:table-cell office:value-type="string" calcext:value-type="string">
            <text:p>1526.jpg</text:p>
          </table:table-cell>
        </table:table-row>
        <table:table-row table:style-name="ro1">
          <table:table-cell office:value-type="string" calcext:value-type="string">
            <text:p>Давление воздуха (Air Pressure)</text:p>
          </table:table-cell>
          <table:table-cell office:value-type="string" calcext:value-type="string">
            <text:p>Молодой парень и девушка… Они познакомились тогда, когда он был ещё тинейджером, но с тех пор прошло много лет, и… настал момент спросить себя, хочет ли он больше быть с ней или нет.</text:p>
          </table:table-cell>
          <table:table-cell/>
          <table:table-cell office:value-type="string" calcext:value-type="string">
            <text:p>Менее 2 часов</text:p>
          </table:table-cell>
          <table:table-cell office:value-type="string" calcext:value-type="string">
            <text:p>bento_smile</text:p>
          </table:table-cell>
          <table:table-cell office:value-type="string" calcext:value-type="string">
            <text:p>{'Иностранный разработчик', 'Повествование от первого лица', 'Утсуге', 'Давление', 'воздуха', 'Главный герой парень'}</text:p>
          </table:table-cell>
          <table:table-cell office:value-type="string" calcext:value-type="string">
            <text:p>drama,routine</text:p>
          </table:table-cell>
          <table:table-cell office:value-type="string" calcext:value-type="string">
            <text:p>http://bit.ly/2JvvRrT</text:p>
          </table:table-cell>
          <table:table-cell office:value-type="string" calcext:value-type="string">
            <text:p>1523.png</text:p>
          </table:table-cell>
        </table:table-row>
        <table:table-row table:style-name="ro1">
          <table:table-cell office:value-type="string" calcext:value-type="string">
            <text:p>Амнезия: Воспоминания (Amnesia: Memories)</text:p>
          </table:table-cell>
          <table:table-cell office:value-type="string" calcext:value-type="string">
            <text:p>Во избежания проблем с авторскими правами в данной теме остались ссылки лишь на игру в стиме и русификатор. По другим ссылкам обращайтесь в группу переводчиков.\n\nПервое августа.\nВ то утро героиня обнаружила, что её воспоминания пропали. Все: от жизни, которой они жила, до отношений, которые у неё были...\nПеред ней появился мальчик по имени Орион, называющий себя "духом". Под руководством Ориона героиня начала бороться за возвращение своих воспоминаний. Она обыскала дом в поисках подсказок о своей повседневной жизни, и получила сообщение на телефон...\nНа дисплее отображалось незнакомое имя. Теперь её попросил о встрече парень, лица и имени которого она не знает. Неизвестно, кому можно доверять, и героиня должна вести себя так, чтобы её амнезия осталась незамеченной. Из-за этого история всячески запутывается. С этого дня, безо всяких воспоминаний о "нём" наша героиня начинает писать новую историю любви.\n\n1. Выбери одного из пяти парней, у каждого из которых история разветвляется. Каждый выбор создаёт другой мир, где персонажи играют разные роли, на пути к 20+ концовкам\n2. Параметры определяют твои отношения с будущим возлюбленным. Следи за своими отношениями и убедись, что не направляешься к плохой концовке\n3. Играй в мини-игры против других персонажей: камень-ножницы-бумага и аэрохоккей.\n\n19.08.2018 - Обновлено!\nМы постарались исправить все вылеты и ошибки в игре.\nПатч для стима, также подходит для пиратских версий, скачанных ранее тут.</text:p>
          </table:table-cell>
          <table:table-cell/>
          <table:table-cell office:value-type="string" calcext:value-type="string">
            <text:p>10-30 часов</text:p>
          </table:table-cell>
          <table:table-cell office:value-type="string" calcext:value-type="string">
            <text:p>otomate_&amp;_design_factory_co.</text:p>
          </table:table-cell>
          <table:table-cell office:value-type="string" calcext:value-type="string">
            <text:p>{'Русский'}</text:p>
          </table:table-cell>
          <table:table-cell office:value-type="string" calcext:value-type="string">
            <text:p>drama,romance</text:p>
          </table:table-cell>
          <table:table-cell office:value-type="string" calcext:value-type="string">
            <text:p>https://vk.com/topic-147292832_38988451</text:p>
          </table:table-cell>
          <table:table-cell office:value-type="string" calcext:value-type="string">
            <text:p>1519.png</text:p>
          </table:table-cell>
        </table:table-row>
        <table:table-row table:style-name="ro1">
          <table:table-cell office:value-type="string" calcext:value-type="string">
            <text:p>Недуг (Sickness)</text:p>
          </table:table-cell>
          <table:table-cell office:value-type="string" calcext:value-type="string">
            <text:p>Недуг — визуальная новелла о жизни Суоха: ученика старшей школы, превратившегося в хладнокровного убийцу.\n\nПосле смерти своих родителей Суох остался без дома и средств существования. Всё, что у него есть — это сестра-близнец, Сара, которую он обещает обеспечить, даже если это означает отбросить его прежнюю жизнь.\nИспользуя все свои сбережения, они перезжают в другой город, где Суох быстро находит работу. Сара ездит в свою старую школу, Суох работает допоздна, истязая себя физически; двое едят лишь пищу быстрого приготовления. Несчастливая жизнь, согласитесь, но всё-таки жизнь.\nНо это продолжалось не долго...\nСуох не расчитал силу в споре со своим начальником... Потерял контроль, очнулся и узрел натворённое им. Костяшки его кулаков кровоточат, мышцы болят. Тело пред ногами бездыханно. Был убит человек, от которого зависело благополучие близнецов. Тем не менее, Суох не сожалеет о свершившимся; ему нужны деньги, и он думает, как их получить теперь, после случившегося.\nСлучившиеся не осталось незамеченным. Один из сотрудников Суоха, молодой человек с криминальными связями, предлагает ему новый источник дохода: отнюдь не законный.\n\nС этого момента всё пошло наперекосяк...</text:p>
          </table:table-cell>
          <table:table-cell/>
          <table:table-cell office:value-type="string" calcext:value-type="string">
            <text:p>2-10 часов</text:p>
          </table:table-cell>
          <table:table-cell office:value-type="string" calcext:value-type="string">
            <text:p>zetsubou</text:p>
          </table:table-cell>
          <table:table-cell office:value-type="string" calcext:value-type="string">
            <text:p>{'убийство', 'Повествование от первого лица', 'жестокость', 'Недуг', 'Иностранный разработчик', 'Психическое расстройство', 'Несколько главных героев', 'болезнь'}</text:p>
          </table:table-cell>
          <table:table-cell office:value-type="string" calcext:value-type="string">
            <text:p>drama,action,triller</text:p>
          </table:table-cell>
          <table:table-cell office:value-type="string" calcext:value-type="string">
            <text:p>https://drive.google.com/open?id=1rE8-R2LCi9Y_VQKTcpYSILegAgD-eOwO</text:p>
          </table:table-cell>
          <table:table-cell office:value-type="string" calcext:value-type="string">
            <text:p>1516.jpg</text:p>
          </table:table-cell>
        </table:table-row>
        <table:table-row table:style-name="ro1">
          <table:table-cell office:value-type="string" calcext:value-type="string">
            <text:p>Вторжение! Свидание с щупальцами</text:p>
          </table:table-cell>
          <table:table-cell office:value-type="string" calcext:value-type="string">
            <text:p>Весна, с школьном саду цветут груши и вы, юная прекрасная особа, полны грёз и надежд. Отложите все дела и отправляйтесь на внезапную встречу с одним из трёх восхитительных сквидов: с Плам, Чинко или с Парсеком!\nВ игре 12 концовок, но лишь одна из них истинная.\nПроходите концовки и открывайте галерею с картинками!\nВ игре присутствуют сцены легкой эротики без наготы.\nВ некоторых сценах мигает красный цвет, поэтому, пожалуйста, будьте осторожны, если вы чувствительны к миганию цвета.\nСквиды не мальчики и не девочки, так что игра подойдёт почти всем.\n\nСпасибо, что играете в нашу игру!\n\nПароль для допуска в архив с игрой "Easter".</text:p>
          </table:table-cell>
          <table:table-cell/>
          <table:table-cell office:value-type="string" calcext:value-type="string">
            <text:p>Менее 2 часов</text:p>
          </table:table-cell>
          <table:table-cell office:value-type="string" calcext:value-type="string">
            <text:p>blue-ink</text:p>
          </table:table-cell>
          <table:table-cell office:value-type="string" calcext:value-type="string">
            <text:p>{''}</text:p>
          </table:table-cell>
          <table:table-cell office:value-type="string" calcext:value-type="string">
            <text:p>comedy,romance,routine,school,ecchi</text:p>
          </table:table-cell>
          <table:table-cell office:value-type="string" calcext:value-type="string">
            <text:p>https://yadi.sk/d/7oWWOYlP3WhZeG</text:p>
          </table:table-cell>
          <table:table-cell office:value-type="string" calcext:value-type="string">
            <text:p>1514.jpg</text:p>
          </table:table-cell>
        </table:table-row>
        <table:table-row table:style-name="ro1">
          <table:table-cell office:value-type="string" calcext:value-type="string">
            <text:p>Tomoyo After ~It's a Wonderful Life~</text:p>
          </table:table-cell>
          <table:table-cell office:value-type="string" calcext:value-type="string">
            <text:p>Главный герой небезызвестной новеллы CLANNAD Оказаки Томоя окончил школу и теперь живёт один в съёмной квартире и работает в мастерской, занимающейся сбором и починкой старой техники. Однажды выясняется, что у его девушки Томоё есть сводная младшая сестра Томо, незаконнорождённая дочь отца Томоё, которую бросила мать. Герои принимают решение оставить малышку у себя, и Томо поселяется у Томои. А вскоре к ним присоединяется и Канако — бывшая девушка брата Томоё Такафуми. Игра рассказывает об их богатой событиями жизни.\n\nДоступно только для пользователей</text:p>
          </table:table-cell>
          <table:table-cell/>
          <table:table-cell office:value-type="string" calcext:value-type="string">
            <text:p>10-30 часов</text:p>
          </table:table-cell>
          <table:table-cell office:value-type="string" calcext:value-type="string">
            <text:p>key</text:p>
          </table:table-cell>
          <table:table-cell office:value-type="string" calcext:value-type="string">
            <text:p>{'Накиге', 'Линейный сюжет', 'Иностранный разработчик'}</text:p>
          </table:table-cell>
          <table:table-cell office:value-type="string" calcext:value-type="string">
            <text:p>drama,comedy,romance,routine</text:p>
          </table:table-cell>
          <table:table-cell office:value-type="string" calcext:value-type="string">
            <text:p>https://drive.google.com/file/d/1tF1Bzqw6x02PH-IttsPTpS6QCVqjmK8J/view</text:p>
          </table:table-cell>
          <table:table-cell office:value-type="string" calcext:value-type="string">
            <text:p>1513.jpg</text:p>
          </table:table-cell>
        </table:table-row>
        <table:table-row table:style-name="ro1">
          <table:table-cell office:value-type="string" calcext:value-type="string">
            <text:p>Любовь в Цвету (Love is in Bloom)</text:p>
          </table:table-cell>
          <table:table-cell office:value-type="string" calcext:value-type="string">
            <text:p>«-Ладно, я тут подумала… У меня выходной, так почему бы мне не навестить свою дочь в её новом доме?»\n«-Что? Ты… Хочешь приехать?»\n\nКогда мама Хэзер решила приехать к ней на ужин, она ожидала познакомиться с её девушкой… Стоп-стоп-стоп, девушкой? У Хэзер нет девушки! Теперь у Хэзер есть два дня на то, чтобы найти кого-то, кто притворится её девушкой на день!\n\nЛюбовь в Цвету — лесбийская романтическая комедия со стандартными сюжетными тропами и девочками-волшебницами! Приятной игры!</text:p>
          </table:table-cell>
          <table:table-cell/>
          <table:table-cell office:value-type="string" calcext:value-type="string">
            <text:p>Менее 2 часов</text:p>
          </table:table-cell>
          <table:table-cell office:value-type="string" calcext:value-type="string">
            <text:p>qb</text:p>
          </table:table-cell>
          <table:table-cell office:value-type="string" calcext:value-type="string">
            <text:p>{'Иностранный разработчик', 'сёдзё-ай', 'Повествование от первого лица', 'Цвету', 'Главный герой девушка', 'Любовь'}</text:p>
          </table:table-cell>
          <table:table-cell office:value-type="string" calcext:value-type="string">
            <text:p>comedy,romance,routine,fiction</text:p>
          </table:table-cell>
          <table:table-cell office:value-type="string" calcext:value-type="string">
            <text:p>http://bit.ly/2slt7lr</text:p>
          </table:table-cell>
          <table:table-cell office:value-type="string" calcext:value-type="string">
            <text:p>1510.png</text:p>
          </table:table-cell>
        </table:table-row>
        <table:table-row table:style-name="ro1">
          <table:table-cell office:value-type="string" calcext:value-type="string">
            <text:p>Лесная Колыбельная</text:p>
          </table:table-cell>
          <table:table-cell office:value-type="string" calcext:value-type="string">
            <text:p>"Я слушал тишину...\nОна заполняла собой весь воздух вокруг меня. Я вдыхал её вместе с влажным и свежим запахом уже почти осеннего леса.\nЛето кончалось. Я заранее начал тосковать по нему.\nСкоро я усну, и больше никогда оно не повторится, больше никогда не будет такого же лета и такого же меня.\nВозможно, через год тот человек, которым мне предстоит стать, вернётся сюда, с грустью охватит взглядом любимые места и вздохнёт полной грудью. Но сейчас мне сложно это представить. Будет ли мне нравиться это место через год или два?\nБольше всего я сейчас хотел бы раствориться в этом воздухе вместе с разрывающей сердце тишиной, едва прерываемой шумом листьев. Остаться в этом моменте навсегда. Стать частью спокойной и непрерывной вечности. И ни о чём не думать, только чувствовать пронзающие всё тело тишину и пустоту."\n\nЛесная Колыбельная - это история о человеке, его месте в жизни, о том, как найти баланс между разрушением и созиданием и обуздать порывы собственной души.\nА ещё о подростках, формировании личности и выборе будущего, и, конечно же, о человеческих взаимоотношениях.\nИстория центрируется на событиях жизни главного героя - легкомысленного парня по имени Илья, живущего в маленькой горной деревушке, называющейся Перелесьем.\nИлье предстоит пережить две недели, полных внезапных событий, новых знакомых, бесконечных разговоров и неожиданных открытий.\nТолько от его выборов зависит то, как закончится эта история. И его выбор не будет хорошим или плохим — он будет уникальным, решающим для его личности.\n\nОсобенности игры:\n♫ Завораживающая атмосфера тихого горного села, живописные пейзажи и прогулки на природе.\n♫ Уютные беседы с тремя девушками, извечные вопросы самопознания и много размышлений о собственном месте в этом бушующем мире\n♫ Возможность разгадать, что же начало происходить в селе, и почему некоторые люди ведут себя очень странно...\n♫ Приятные сауднтреки и даже озвучка некоторых игровых моментов.\n♫ 12 разных концовок, в том числе 2 "истинных", на которые труднее всего выйти: истинно хорошая и истинно плохая.\n\nУ нас появился сайт, на котором можно погулять по Перелесью: https://manuliatina.com .</text:p>
          </table:table-cell>
          <table:table-cell/>
          <table:table-cell office:value-type="string" calcext:value-type="string">
            <text:p>2-10 часов</text:p>
          </table:table-cell>
          <table:table-cell office:value-type="string" calcext:value-type="string">
            <text:p>enrakh_tales</text:p>
          </table:table-cell>
          <table:table-cell office:value-type="string" calcext:value-type="string">
            <text:p>{''}</text:p>
          </table:table-cell>
          <table:table-cell office:value-type="string" calcext:value-type="string">
            <text:p>drama,romance,mystic,routine,school,hentai</text:p>
          </table:table-cell>
          <table:table-cell office:value-type="string" calcext:value-type="string">
            <text:p>https://drive.google.com/open?id=1dyVtpmI2hTcXohWsNmwyXFmZX7DlJFWM</text:p>
          </table:table-cell>
          <table:table-cell office:value-type="string" calcext:value-type="string">
            <text:p>1509.jpg</text:p>
          </table:table-cell>
        </table:table-row>
        <table:table-row table:style-name="ro1">
          <table:table-cell office:value-type="string" calcext:value-type="string">
            <text:p>Шепотки (Whispers)</text:p>
          </table:table-cell>
          <table:table-cell office:value-type="string" calcext:value-type="string">
            <text:p>Русская визуальная новелла в жанре деревенского мистицизма о редком фольклорном персонаже - "других людях".\n"Визуальная новелла Шепотки это не хоррор в привычном его понимании. Это не Ведьма из Блэр или Лавкрафт с его ужасными монстрами. Это деревенский мистицизм, основная задача которого не доказательство «подлинности», хотя материал и основан на реальных событиях, а эстетическое восприятие определенных традиций и игра на воспоминаниях вашего детства."</text:p>
          </table:table-cell>
          <table:table-cell/>
          <table:table-cell office:value-type="string" calcext:value-type="string">
            <text:p>Менее 2 часов</text:p>
          </table:table-cell>
          <table:table-cell office:value-type="string" calcext:value-type="string">
            <text:p>spetsial'nyj_proekt</text:p>
          </table:table-cell>
          <table:table-cell office:value-type="string" calcext:value-type="string">
            <text:p>{''}</text:p>
          </table:table-cell>
          <table:table-cell office:value-type="string" calcext:value-type="string">
            <text:p>mystic,routine</text:p>
          </table:table-cell>
          <table:table-cell office:value-type="string" calcext:value-type="string">
            <text:p>https://yadi.sk/d/rWfMRS5K3Vh6NL</text:p>
          </table:table-cell>
          <table:table-cell office:value-type="string" calcext:value-type="string">
            <text:p>1502.jpg</text:p>
          </table:table-cell>
        </table:table-row>
        <table:table-row table:style-name="ro1">
          <table:table-cell office:value-type="string" calcext:value-type="string">
            <text:p>Pantsu Hunter: Back to the 90s</text:p>
          </table:table-cell>
          <table:table-cell office:value-type="string" calcext:value-type="string">
            <text:p>Поговорить по душам, посмотреть вместе фильмы, искупаться в ванной, вылечить компьютер от вирусов, помочь девушке в трудной ситуации и, если повезет, найти свою любовь по цвету и узору трусиков. Pantsu Hunter: Back to the 90s - это смесь поинт-н-клик адвенчуры и визуальной новеллы (с риском быстро проиграть) о парне, ищущем свою любовь, выполненная в ностальгической стилистике аниме 80-х и 90-х годов.\n\nКендзи Кодзима - молодой и способный энтузиаст, покинул свою родную провинцию и поступил в один из университетов столицы. Но без помощи родителей жить и учиться было очень сложно, поэтому паренек начал осваивать разные профессии и в итоге стал мастером на все руки. Но главным в его жизни было не достижение научных высот, а поиск настоящей любви. К сожалению, с любовью было не всё так просто, но на помощь пришла самая неожиданная вещь - трусики! По ним Кендзи научился определять психотип девушки. На своём пути он повстречает разных девушек: игривая милашка, симпатичная пацанка, застенчивая тихоня, ледяная красавица. Но сможет ли он в итоге найти свою любовь?\n\nОсобенности\n\nУникальная стилистика аниме 80-90-х годов\nАнимированные фоны и лица девушек\nОригинальный саундтрек, созданный с помощью старых синтезаторов и не только\n18 трусиков для вашей коллекции\nМножество непредсказуемых исходов. Будьте аккуратны\n9 дополнительных сцен, раскрывающие прошлое героинь\n\n\nМы очень тщательно подошли к реализации данного стиля. Наша игра подарит вам это прекрасное чувство чистой и спокойной романтики, погрузит вас в эту прекрасную ностальгическую эпоху.</text:p>
          </table:table-cell>
          <table:table-cell/>
          <table:table-cell office:value-type="string" calcext:value-type="string">
            <text:p>2-10 часов</text:p>
          </table:table-cell>
          <table:table-cell office:value-type="string" calcext:value-type="string">
            <text:p>ascension_dream</text:p>
          </table:table-cell>
          <table:table-cell office:value-type="string" calcext:value-type="string">
            <text:p>{'отечественный разработчик', 'Главный герой парень'}</text:p>
          </table:table-cell>
          <table:table-cell office:value-type="string" calcext:value-type="string">
            <text:p>comedy,romance,routine</text:p>
          </table:table-cell>
          <table:table-cell office:value-type="string" calcext:value-type="string">
            <text:p>https://mega.nz/file/cAow3IKa#nsP4-5NWEhrU_oiUaFlXuOENXQxqcBGww95FqYXTmXI</text:p>
          </table:table-cell>
          <table:table-cell office:value-type="string" calcext:value-type="string">
            <text:p>1498.png</text:p>
          </table:table-cell>
        </table:table-row>
        <table:table-row table:style-name="ro1">
          <table:table-cell office:value-type="string" calcext:value-type="string">
            <text:p>Движение Сердца (Motion Of The Heart FREE)</text:p>
          </table:table-cell>
          <table:table-cell office:value-type="string" calcext:value-type="string">
            <text:p>Определите судьбу отношений Алексея и Ангелины. Всё в ваших руках!\nНебольшая история Алексея и Ангелины, которая приключилась в их повседневной жизни. Окунитесь в чувства и эмоции Алексея. Узнайте, какой путь выберет его сердце.</text:p>
          </table:table-cell>
          <table:table-cell/>
          <table:table-cell office:value-type="string" calcext:value-type="string">
            <text:p>Менее 2 часов</text:p>
          </table:table-cell>
          <table:table-cell office:value-type="string" calcext:value-type="string">
            <text:p>stakhanov_g_inc._(sgi)_sovmestno_s_mint_tea</text:p>
          </table:table-cell>
          <table:table-cell office:value-type="string" calcext:value-type="string">
            <text:p>{'Движение Сердца', 'Повествование от первого лица', 'Главный герой парень', 'отечественный разработчик'}</text:p>
          </table:table-cell>
          <table:table-cell office:value-type="string" calcext:value-type="string">
            <text:p>drama,romance,routine</text:p>
          </table:table-cell>
          <table:table-cell office:value-type="string" calcext:value-type="string">
            <text:p>https://drive.google.com/open?id=1u2PXFXi1DWNgO0_71EuYezmKQX5sfSa6</text:p>
          </table:table-cell>
          <table:table-cell office:value-type="string" calcext:value-type="string">
            <text:p>1496.jpg</text:p>
          </table:table-cell>
        </table:table-row>
        <table:table-row table:style-name="ro1">
          <table:table-cell office:value-type="string" calcext:value-type="string">
            <text:p>Феномен Золушки (Cinderella Phenomenon)</text:p>
          </table:table-cell>
          <table:table-cell office:value-type="string" calcext:value-type="string">
            <text:p>Поддержать команду переводчиков:\n\nQiWi: +79001298067\nКарта: 5106 2110 3424 2573\nЯндекс деньги: 410018815704235\n\nПрошло уже четыре года с момента окончания Великой войны и гибели матери Люсьетт. И несмотря на то, что многие бы позавидовали жизни наследной принцессы, для главной героини это сущая пытка. Повторная женитьба отца, приемная семья, никто из них даже не попытался понять ее боль и переживания. С каждым днем она все больше и больше впадает в бездну отчаяния и лишь куклы стали немыми свидетелями ее душевной драмы. А может и не настолько немыми… Стоило ожить одной из них — и жизнь нашей героини заиграла новыми красками.\n\nАльтернативная ссылка: - https://mega.nz/#!WRZ3lIrZ!L-wfLKZ0xbLt1JlLb9cJpwSAofTqMLH6igmiEPPEVdI</text:p>
          </table:table-cell>
          <table:table-cell/>
          <table:table-cell office:value-type="string" calcext:value-type="string">
            <text:p>10-30 часов</text:p>
          </table:table-cell>
          <table:table-cell office:value-type="string" calcext:value-type="string">
            <text:p>dicesuki</text:p>
          </table:table-cell>
          <table:table-cell office:value-type="string" calcext:value-type="string">
            <text:p>{'феномен', 'Иностранный разработчик', 'отомэ', 'Повествование от первого лица', 'Золушки', 'Главный герой девушка'}</text:p>
          </table:table-cell>
          <table:table-cell office:value-type="string" calcext:value-type="string">
            <text:p>drama,comedy,romance,fantasy</text:p>
          </table:table-cell>
          <table:table-cell office:value-type="string" calcext:value-type="string">
            <text:p>https://yadi.sk/d/b1SjDGZu3VmFDn</text:p>
          </table:table-cell>
          <table:table-cell office:value-type="string" calcext:value-type="string">
            <text:p>1495.png</text:p>
          </table:table-cell>
        </table:table-row>
        <table:table-row table:style-name="ro1">
          <table:table-cell office:value-type="string" calcext:value-type="string">
            <text:p>Это ль Жизнь? (Is This the Life?)</text:p>
          </table:table-cell>
          <table:table-cell office:value-type="string" calcext:value-type="string">
            <text:p>Грустно.\n\nСтоит в жизни пойти чему-то пойти не так, лишь чему-то одному, все сразу начинают относиться к тебе как к ничтожеству. Чудаку. Неудачнику.\nПятнадцатилетний Льюис Лакруа в депрессии.\nС тех пор, как у него произошёл нервный срыв и он ударил своего старого учителя по математике по лицу, его жизнь стала сплошной чередой несчастий.\nПереведённый в другую группу по математике для 'чувствительных' детей, кому требуется дополнительное внимание, он встречает мисс Лемэр, довольно молодую учительницу, проработавшую в школе всего пару лет.\nРаньше Льюис видел её разве что в коридорах и никогда не говорил с ней. До сих пор. Через некоторое время, правда, Льюис начинает жалеть, что не оставил всё как есть.\nМножество несчастий и неудач подстерегают нашего героя. Найдётся ль среди них нечто более болезненное, чем безответная любовь к собственной учительнице?\n\nНесчастья копятся, копятся, копятся, а потом переливаются через край; накрывает так, что хочется выть от боли и осознания собственной ничтожности.\nИ, пока ещё можешь думать, начинаешь упиваться вопросами. Ничтожными, ничего не меняющими вопросами, словами, кои помогают тебе лишь немного отвлечься от муки.\nСпасения нет? Что делать? Кто виноват?..\n\n...Это ль Жизнь?!</text:p>
          </table:table-cell>
          <table:table-cell/>
          <table:table-cell office:value-type="string" calcext:value-type="string">
            <text:p>Менее 2 часов</text:p>
          </table:table-cell>
          <table:table-cell office:value-type="string" calcext:value-type="string">
            <text:p>ebi-hime</text:p>
          </table:table-cell>
          <table:table-cell office:value-type="string" calcext:value-type="string">
            <text:p>{'горе', 'Иностранный разработчик', 'Страдание', 'боль', 'Повествование от первого лица', 'жизнь', 'Депрессия', 'спасение', 'Несчастье', 'Главный герой парень'}</text:p>
          </table:table-cell>
          <table:table-cell office:value-type="string" calcext:value-type="string">
            <text:p>drama,routine,school</text:p>
          </table:table-cell>
          <table:table-cell office:value-type="string" calcext:value-type="string">
            <text:p>https://drive.google.com/open?id=1DbbqRGeiR8G6YQqobI-4hnHPuZg154CS</text:p>
          </table:table-cell>
          <table:table-cell office:value-type="string" calcext:value-type="string">
            <text:p>1494.jpg</text:p>
          </table:table-cell>
        </table:table-row>
        <table:table-row table:style-name="ro1">
          <table:table-cell office:value-type="string" calcext:value-type="string">
            <text:p>Ayakashi Gohan</text:p>
          </table:table-cell>
          <table:table-cell office:value-type="string" calcext:value-type="string">
            <text:p>В отдаленном уголке Японии среди живописных гор и лесов затерялась маленькая деревушка, где люди живут бок о бок с мифическими созданиями “аякаси”, сохраняя хрупкий баланс между обыденным и мистическим.\nВ этой деревне есть место, кафе “Понпокорин”, где всякого гостя всегда встречают приветливыми улыбками и вкуснейшими угощениями. Заведует им принявший человеческий облик аякаси, который всем сердцем верит, что вкусная еда может сделать людей счастливыми. “После вкусной еды и на душе хорошо”. Следуя простой мудрости этих слов, он вместе со своим маленьким сыном продолжает каждый день радовать всех приходящих изысканными лакомствами.\nИ вот однажды в жаркий августовский день на пороге их кафе появляется одинокая девочка. Здесь и берет начало таинственная история любви…\n\nДоступно только для пользователей</text:p>
          </table:table-cell>
          <table:table-cell/>
          <table:table-cell office:value-type="string" calcext:value-type="string">
            <text:p>10-30 часов</text:p>
          </table:table-cell>
          <table:table-cell office:value-type="string" calcext:value-type="string">
            <text:p>honeybee</text:p>
          </table:table-cell>
          <table:table-cell office:value-type="string" calcext:value-type="string">
            <text:p>{'Русский'}</text:p>
          </table:table-cell>
          <table:table-cell office:value-type="string" calcext:value-type="string">
            <text:p>romance,mystic,routine</text:p>
          </table:table-cell>
          <table:table-cell office:value-type="string" calcext:value-type="string">
            <text:p>https://rutracker.org/forum/viewtopic.php?t=5084061</text:p>
          </table:table-cell>
          <table:table-cell office:value-type="string" calcext:value-type="string">
            <text:p>1491.jpg</text:p>
          </table:table-cell>
        </table:table-row>
        <table:table-row table:style-name="ro1">
          <table:table-cell office:value-type="string" calcext:value-type="string">
            <text:p>Кусоге (Kusoge)</text:p>
          </table:table-cell>
          <table:table-cell office:value-type="string" calcext:value-type="string">
            <text:p>Итак, вашему вниманию предлагается этот Кусок Г… Кхм, Кусоге.\nКусоге — это виабу-игра, где вы встречаетесь с Кусо. Это пародия на симуляторы свиданий с трешем, аниме-мемесами, шутками ниже пояса, нетрадиционными сексуальными отношениями, кровью и расчленёнкой, однако рейтинг точно не превышает R-15, мы гарантируем это!\n\nПротаг-кун (Бисёнэн с загадочными силами) возвращается в Японию из США. Сегодня — его первый день в японской старшей школе, в которую он перевёлся посреди семестра. Однако он опаздывает в школу из-за того, что выпил просроченное молоко. Что же произойдёт дальше? Узнайте, пройдя 31 концовку и став мастером вайфу.</text:p>
          </table:table-cell>
          <table:table-cell/>
          <table:table-cell office:value-type="string" calcext:value-type="string">
            <text:p>Менее 2 часов</text:p>
          </table:table-cell>
          <table:table-cell office:value-type="string" calcext:value-type="string">
            <text:p>z04</text:p>
          </table:table-cell>
          <table:table-cell office:value-type="string" calcext:value-type="string">
            <text:p>{'сёдзё-ай', 'Иностранный разработчик', 'Главный герой парень', 'сёнэн-ай', 'Повествование от первого лица', 'трэш', 'гарем'}</text:p>
          </table:table-cell>
          <table:table-cell office:value-type="string" calcext:value-type="string">
            <text:p>comedy,romance,routine,parody,school</text:p>
          </table:table-cell>
          <table:table-cell office:value-type="string" calcext:value-type="string">
            <text:p>http://bit.ly/2roicY1</text:p>
          </table:table-cell>
          <table:table-cell office:value-type="string" calcext:value-type="string">
            <text:p>1490.png</text:p>
          </table:table-cell>
        </table:table-row>
        <table:table-row table:style-name="ro1">
          <table:table-cell office:value-type="string" calcext:value-type="string">
            <text:p>Моя Девушка Служанка: Твой Романтический Выбор (My Maid Girlfriend: Romance You Choose)</text:p>
          </table:table-cell>
          <table:table-cell office:value-type="string" calcext:value-type="string">
            <text:p>◇◇Ты можешь наслаждаться этой игрой от начала и до конца бесплатно! ◇◇\n◇◇Важен каждый выбор, который ты делаешь, ведь он может изменить ход событий твоего романа!◇◇\n◇◇Это интерактивное приложение в стиле ромкома, где героями являются Хозяин и Подруга Детства в роли твоей служанки.◇◇\n◇◇Ты главный герой! Ты оказываешься в роли главного героя и завязываешь романтические отношения с прелестными служанками! ◇◇\n■■Сюжет■■\nТы ведёшь обычную жизнь до того дня, когда твой отец находит залежи нефти и вы становитесь миллионерами. Твой папа вынужден уехать в командировку и нанять служанок, чтобы они позаботились о тебе. Ты обнаружишь, что 3 твои подруги детства теперь работают твоими служанками! Однако твой папа говорит тебе, что ты можешь выбрать только 1 служанку до его возвращения! Когда ты с 3 очаровательными служанками живёшь под одной крышей...что произойдёт? Ты найдёшь свою "служанку", предназначенную тебе самой судьбой?\n■■Герои■■\n◆【21 год】 Ана.\nОна студентка университета. Отлично справляется со всеми домашними обязанностями. В частности, ей нравится готовить и печь для тебя вкусности. Она заботилась о тебе, когда умерла твоя мама. Она стала твоей первой любовью, благодаря её заботливому характеру. Сейчас она работает у тебя служанкой, чтобы оплачивать своё обучение.\n◆【17 лет】 Мина.\nОна твоя невинная и неуклюжая одноклассница. Готовит средненько, но хорошо умеет ухаживать за растениями. Она носит очки, чтобы скрывать свою красоту. Мина призналась тебе в любви, когда вы были ещё детьми, но ты был тогда слишком маленьким. Так как Мина всё ещё хочет сблизиться с тобой, она решила стать твоей служанкой. Так как ты играешь в баскетбольной сборной, Мина тоже решила попробовать войти в команду, чтобы произвести на тебя впечатление.\n◆【15 лет】 Ким.\nОна твоя лучшая подруга с начальной школы. Ким ужасно готовит, но прекрасно справляется с уборкой и стиркой. В то же время, она президент студенческого совета, лучшая ученица в школе. У неё острый язычок, но ты знаешь, что по натуре она добрая и заботливая. Ким решила стать твоей служанкой, чтобы выплатить долг, оставленный ей её отцом.\nТы можешь выбрать любую из героинь, исходя из своих предпочтений!\n...Кого ты выберешь?\nЕсть реклама. Есть платный контент. Рекомендуемый возраст для игры:12+\nPC версия абсолютно бесплатна!</text:p>
          </table:table-cell>
          <table:table-cell/>
          <table:table-cell office:value-type="string" calcext:value-type="string">
            <text:p>2-10 часов</text:p>
          </table:table-cell>
          <table:table-cell office:value-type="string" calcext:value-type="string">
            <text:p>genius</text:p>
          </table:table-cell>
          <table:table-cell office:value-type="string" calcext:value-type="string">
            <text:p>{''}</text:p>
          </table:table-cell>
          <table:table-cell office:value-type="string" calcext:value-type="string">
            <text:p>comedy,romance,routine</text:p>
          </table:table-cell>
          <table:table-cell office:value-type="string" calcext:value-type="string">
            <text:p>https://mega.nz/#!WmgXkIaB!GZwwOqm6k-mNOwCe23917CmYq7OV4er4Cc3H8VkcNXE</text:p>
          </table:table-cell>
          <table:table-cell office:value-type="string" calcext:value-type="string">
            <text:p>1478.jpg</text:p>
          </table:table-cell>
        </table:table-row>
        <table:table-row table:style-name="ro1">
          <table:table-cell office:value-type="string" calcext:value-type="string">
            <text:p>Малиновая Девочка (Scarlet Girl)</text:p>
          </table:table-cell>
          <table:table-cell office:value-type="string" calcext:value-type="string">
            <text:p>Малиновая девочка - это кинетическая визуальная новелла. Она рассказывает об этой стране, этих людях и Александре - следователе, работающем в небольшом провинциальном городке. Жизнь Александра идёт скучно и размеренно, пока в ней не появляется двенадцатилетняя девочка.</text:p>
          </table:table-cell>
          <table:table-cell/>
          <table:table-cell office:value-type="string" calcext:value-type="string">
            <text:p>Менее 2 часов</text:p>
          </table:table-cell>
          <table:table-cell office:value-type="string" calcext:value-type="string">
            <text:p>alena_kuksa</text:p>
          </table:table-cell>
          <table:table-cell office:value-type="string" calcext:value-type="string">
            <text:p>{''}</text:p>
          </table:table-cell>
          <table:table-cell office:value-type="string" calcext:value-type="string">
            <text:p>drama,detective</text:p>
          </table:table-cell>
          <table:table-cell office:value-type="string" calcext:value-type="string">
            <text:p>https://yadi.sk/d/DM1yPfqB3UN88X</text:p>
          </table:table-cell>
          <table:table-cell office:value-type="string" calcext:value-type="string">
            <text:p>1475.jpg</text:p>
          </table:table-cell>
        </table:table-row>
        <table:table-row table:style-name="ro1">
          <table:table-cell office:value-type="string" calcext:value-type="string">
            <text:p>Друг (Friend)</text:p>
          </table:table-cell>
          <table:table-cell office:value-type="string" calcext:value-type="string">
            <text:p>Короткая история, которая даст начало длинной дружбе.\n\n-------------------\nПервая новелла, которую я смогла-таки "выпустить". Изначально она создавалась для конкурса в одно место, куда я собираюсь... Оговорка. Теперь уже собиралась поступать. Эти гениальные люди не смогли распаковать архив с игрой. Просто. Распаковать. Архив.\nЭти труды жалко прятать в недрах моего ноутбука, так что предлагаю её вам на прочтение.\nНовелла создавалась на протяжении всего марта (ну, поменьше, правда, чем весь месяц).\nЯ выступила в роли сценариста, программиста и художника, поэтому не ждите чего-то слишком навороченного: я новичок.\nОтдельно спасибо сообществу "RenPy" ВКонтакте. Без их помощи я бы не справилась.</text:p>
          </table:table-cell>
          <table:table-cell/>
          <table:table-cell office:value-type="string" calcext:value-type="string">
            <text:p>Менее 2 часов</text:p>
          </table:table-cell>
          <table:table-cell office:value-type="string" calcext:value-type="string">
            <text:p>dark_reed</text:p>
          </table:table-cell>
          <table:table-cell office:value-type="string" calcext:value-type="string">
            <text:p>{''}</text:p>
          </table:table-cell>
          <table:table-cell office:value-type="string" calcext:value-type="string">
            <text:p>drama,fiction</text:p>
          </table:table-cell>
          <table:table-cell office:value-type="string" calcext:value-type="string">
            <text:p>https://drive.google.com/open?id=1PnpajVsIJD97E8LNPATz8GSAqVqj8Bxp</text:p>
          </table:table-cell>
          <table:table-cell office:value-type="string" calcext:value-type="string">
            <text:p>1474.jpg</text:p>
          </table:table-cell>
        </table:table-row>
        <table:table-row table:style-name="ro1">
          <table:table-cell office:value-type="string" calcext:value-type="string">
            <text:p>Сакура Хэллоуин (Sakura Halloween)</text:p>
          </table:table-cell>
          <table:table-cell office:value-type="string" calcext:value-type="string">
            <text:p>Раз в 60 лет, в канун Дня Всех Святых, в доме графини Элизабет проходит вечеринка, на которой собираются те, кто вынужден скрывать своё обличье от человеческих глаз, чтобы отпраздновать Хэллоуин. И само собой разумеется, что великая вампирша Мию де Лионкур получила приглашение на сей званый вечер и... Нет, постойте, не получила!\nВойдите в роль великой и очаровательнейшей Мию де Лионкур! Разрешите недоразумение, проникнув на вечеринку! Встретьте свою старую любовь и воссоединитесь с ней! Всё это в Сакура Хэллоуин!</text:p>
          </table:table-cell>
          <table:table-cell/>
          <table:table-cell office:value-type="string" calcext:value-type="string">
            <text:p>Менее 2 часов</text:p>
          </table:table-cell>
          <table:table-cell office:value-type="string" calcext:value-type="string">
            <text:p>winged_cloud</text:p>
          </table:table-cell>
          <table:table-cell office:value-type="string" calcext:value-type="string">
            <text:p>{'Повествование от первого лица', 'хэллоуин', 'Главный герой девушка', 'сакура', 'Иностранный разработчик', 'юри'}</text:p>
          </table:table-cell>
          <table:table-cell office:value-type="string" calcext:value-type="string">
            <text:p>comedy,romance,mystic,fantasy,hentai</text:p>
          </table:table-cell>
          <table:table-cell office:value-type="string" calcext:value-type="string">
            <text:p>https://goo.gl/XjJxnq</text:p>
          </table:table-cell>
          <table:table-cell office:value-type="string" calcext:value-type="string">
            <text:p>1468.png</text:p>
          </table:table-cell>
        </table:table-row>
        <table:table-row table:style-name="ro1">
          <table:table-cell office:value-type="string" calcext:value-type="string">
            <text:p>Gray GRID</text:p>
          </table:table-cell>
          <table:table-cell office:value-type="string" calcext:value-type="string">
            <text:p>Главному герою тесен и чужд его мир, другой же ему только снится... Вначале. Какая из реальностей лучшая?\n\nНовелла написана по мотиву книги "ГРИД, чужие", в отличие от оригинала содержит три концовки и повествует от лица только одного из персонажей.\n\nКак установить .apk пакет: https://vk.cc/7Rb7jc</text:p>
          </table:table-cell>
          <table:table-cell/>
          <table:table-cell office:value-type="string" calcext:value-type="string">
            <text:p>Менее 2 часов</text:p>
          </table:table-cell>
          <table:table-cell office:value-type="string" calcext:value-type="string">
            <text:p>alexxtair</text:p>
          </table:table-cell>
          <table:table-cell office:value-type="string" calcext:value-type="string">
            <text:p>{''}</text:p>
          </table:table-cell>
          <table:table-cell office:value-type="string" calcext:value-type="string">
            <text:p>drama,routine,fiction,fantasy</text:p>
          </table:table-cell>
          <table:table-cell office:value-type="string" calcext:value-type="string">
            <text:p>https://yadi.sk/d/p-cR_BUL3Tncez</text:p>
          </table:table-cell>
          <table:table-cell office:value-type="string" calcext:value-type="string">
            <text:p>1464.png</text:p>
          </table:table-cell>
        </table:table-row>
        <table:table-row table:style-name="ro1">
          <table:table-cell office:value-type="string" calcext:value-type="string">
            <text:p>Эй, люби меня всерьез! (Maji de Watashi ni Koishinasai!)</text:p>
          </table:table-cell>
          <table:table-cell office:value-type="string" calcext:value-type="string">
            <text:p>Город Каваками славится своей преданностью традициям самураев. Боевой дух всегда в цене, а еще это залог успеха в местной академии. Ямато - ученик второго года в академии Каваками. Сколько он себя помнит, его всегда окружали друзья – 4 парня и 3 девушки. Вместе они пережили немало приключений. Конечно, у них есть и другие друзья, но эта компания - не разлей вода. У них даже есть секретная база, в которой у них порой происходят важные встречи. В начале семестра в их компанию вливаются две новенькие ученицы, а затем события начинают принимать неожиданный оборот…\n\nСсылка обновлена (21.07.2019), перевод 100%!\n\nСкачать можно на рутрекере: - https://rutracker.org/forum/viewtopic.php?t=5039327 (умеете же в VPN, да?)\nМожно с меги - https://mega.nz/file....E5r6nAc\nА можно по ссылке ниже "Скачать для Windows" с яндекс.диска.</text:p>
          </table:table-cell>
          <table:table-cell/>
          <table:table-cell office:value-type="string" calcext:value-type="string">
            <text:p>Более 50 часов</text:p>
          </table:table-cell>
          <table:table-cell office:value-type="string" calcext:value-type="string">
            <text:p>minato_soft</text:p>
          </table:table-cell>
          <table:table-cell office:value-type="string" calcext:value-type="string">
            <text:p>{'Русский'}</text:p>
          </table:table-cell>
          <table:table-cell office:value-type="string" calcext:value-type="string">
            <text:p>comedy,romance,action,routine,school,hentai</text:p>
          </table:table-cell>
          <table:table-cell office:value-type="string" calcext:value-type="string">
            <text:p>https://disk.yandex.ru/d/nRDg2kdRMrqYkg</text:p>
          </table:table-cell>
          <table:table-cell office:value-type="string" calcext:value-type="string">
            <text:p>1462.png</text:p>
          </table:table-cell>
        </table:table-row>
        <table:table-row table:style-name="ro1">
          <table:table-cell office:value-type="string" calcext:value-type="string">
            <text:p>Не иди на риск (Don't Take This Risk)</text:p>
          </table:table-cell>
          <table:table-cell office:value-type="string" calcext:value-type="string">
            <text:p>«Алло? Это... это телефон доверия?»\n\nОй, неправильный номер. Но Вы, возможно, не захотите сказать об этом человеку по другую сторону телефона. Как Вы, молодая женщина, поможете самоубийце? О, и лучше будьте осторожны, чтобы не сказать ему, что Вы его любите.\n\nЛучше не рисковать.\n\nПортирование на Android - Визуальные новеллы для Android\nПортирование на Switch - FaceOff</text:p>
          </table:table-cell>
          <table:table-cell/>
          <table:table-cell office:value-type="string" calcext:value-type="string">
            <text:p>Менее 2 часов</text:p>
          </table:table-cell>
          <table:table-cell office:value-type="string" calcext:value-type="string">
            <text:p>poison_apple_tales</text:p>
          </table:table-cell>
          <table:table-cell office:value-type="string" calcext:value-type="string">
            <text:p>{'иди', 'Иностранный разработчик', 'риск', 'Главный герой девушка', 'не', 'на'}</text:p>
          </table:table-cell>
          <table:table-cell office:value-type="string" calcext:value-type="string">
            <text:p>romance,horror</text:p>
          </table:table-cell>
          <table:table-cell office:value-type="string" calcext:value-type="string">
            <text:p>https://drive.google.com/file/d/13bf8x7rN29QrOnkpKiJozxWwZ0YSUuVI/view?usp=sharing</text:p>
          </table:table-cell>
          <table:table-cell office:value-type="string" calcext:value-type="string">
            <text:p>1454.jpg</text:p>
          </table:table-cell>
        </table:table-row>
        <table:table-row table:style-name="ro1">
          <table:table-cell office:value-type="string" calcext:value-type="string">
            <text:p>День рождения Тима (Tim's Birthday)</text:p>
          </table:table-cell>
          <table:table-cell office:value-type="string" calcext:value-type="string">
            <text:p>Сюжет этой игры раскрывает историю Анны, главного героя и старшей сестры Тима, которая просыпается в день рождения своего брата. Она слоняется по дому и старается убедить Тима, что у нее все нормально. Как игрок, Вы сопровождаете Анну в ее попытках сделать этот праздник лучшим в жизни брата, но в итоге все становится только хуже.\n\nВнимание: данная игра включает в себя сцены насилия. Прохождение для особо впечатлительных нежелательно.</text:p>
          </table:table-cell>
          <table:table-cell/>
          <table:table-cell office:value-type="string" calcext:value-type="string">
            <text:p>Менее 2 часов</text:p>
          </table:table-cell>
          <table:table-cell office:value-type="string" calcext:value-type="string">
            <text:p>kymarai</text:p>
          </table:table-cell>
          <table:table-cell office:value-type="string" calcext:value-type="string">
            <text:p>{'Русский'}</text:p>
          </table:table-cell>
          <table:table-cell office:value-type="string" calcext:value-type="string">
            <text:p>drama,horror</text:p>
          </table:table-cell>
          <table:table-cell office:value-type="string" calcext:value-type="string">
            <text:p>https://drive.google.com/file/d/193-QG1aEfSBBkBGJ8sbiqgsG9FnFSs4I/view?usp=sharing</text:p>
          </table:table-cell>
          <table:table-cell office:value-type="string" calcext:value-type="string">
            <text:p>1453.jpg</text:p>
          </table:table-cell>
        </table:table-row>
        <table:table-row table:style-name="ro1">
          <table:table-cell office:value-type="string" calcext:value-type="string">
            <text:p>Летние Дни (Shiny Days/シャイニーデイズ)</text:p>
          </table:table-cell>
          <table:table-cell office:value-type="string" calcext:value-type="string">
            <text:p>Как иногда хочется вернуться назад в прошлое и исправить допущенные ошибки. Летние Дни предоставляют такой шанс. Это история о том, как развивались бы отношения Макото, Киоры, Сэкаи, Котонохи и остальных, если бы они познакомились не в начале учебного года, а во время летних каникул.\n\n\n\n\n\n\n\n\n\n\n\n\n\n\n\n\n\n\n\n\n\n\n\n\n\n\n\n\n\n\n\n\n\n\n\n\n***Ссылки обновлены!***</text:p>
          </table:table-cell>
          <table:table-cell/>
          <table:table-cell office:value-type="string" calcext:value-type="string">
            <text:p>Более 50 часов</text:p>
          </table:table-cell>
          <table:table-cell office:value-type="string" calcext:value-type="string">
            <text:p>0verflow</text:p>
          </table:table-cell>
          <table:table-cell office:value-type="string" calcext:value-type="string">
            <text:p>{'Иностранный разработчик', 'Повествование от первого лица', 'Несколько главных героев', 'Летние Дни'}</text:p>
          </table:table-cell>
          <table:table-cell office:value-type="string" calcext:value-type="string">
            <text:p>drama,comedy,romance,routine,hentai</text:p>
          </table:table-cell>
          <table:table-cell office:value-type="string" calcext:value-type="string">
            <text:p>https://drive.google.com/drive/folders/1ic1NRiRyhKuqXwrltXsKfA0JzH1DGDW2</text:p>
          </table:table-cell>
          <table:table-cell office:value-type="string" calcext:value-type="string">
            <text:p>1450.jpg</text:p>
          </table:table-cell>
        </table:table-row>
        <table:table-row table:style-name="ro1">
          <table:table-cell office:value-type="string" calcext:value-type="string">
            <text:p>Песня Перерождения ~Синигами поющий о любви~ (Re:Birthday Song ~Koi o Utau Shinigami~)</text:p>
          </table:table-cell>
          <table:table-cell office:value-type="string" calcext:value-type="string">
            <text:p>Во избежания проблем с авторскими правами в данной теме остались ссылки лишь на группу переводчиков, где можно найти русскую версию.\n\nЗа гранью мира живых существует место, куда отправляются потерянные души, полные сожалений. В этом мире расположена Академия для Синигами (мрачных жнецов, собирающих души) в которой они тренируются и обучаются. Её может посещать любая душа, имеющая способности и желание. Для того, чтобы стать полноценными Синигами, ученики объединяются в пары, но главная героиня, Кокоро, осталась без пары. Никто не изъявил желания стать её партнёром, поскольку она отставала по всем дисциплинам. В результате, Кокоро оказалась в специальном классе для отстающих. Её новые одноклассники - четверо парней, у каждого из которых есть собственные мотивы оставаться здесь.\nГероине предстоит выбрать одного из них в качестве партнёра, однако.. удастся ли ей стать полноценным Синигами? Или же она сможет обрести что-то гораздо большее?\n\nСкачать торрент</text:p>
          </table:table-cell>
          <table:table-cell/>
          <table:table-cell office:value-type="string" calcext:value-type="string">
            <text:p>10-30 часов</text:p>
          </table:table-cell>
          <table:table-cell office:value-type="string" calcext:value-type="string">
            <text:p>honeybee</text:p>
          </table:table-cell>
          <table:table-cell office:value-type="string" calcext:value-type="string">
            <text:p>{'Русский'}</text:p>
          </table:table-cell>
          <table:table-cell office:value-type="string" calcext:value-type="string">
            <text:p>romance,mystic,school,fantasy</text:p>
          </table:table-cell>
          <table:table-cell office:value-type="string" calcext:value-type="string">
            <text:p>https://vk.com/topic-147292832_37305732</text:p>
          </table:table-cell>
          <table:table-cell office:value-type="string" calcext:value-type="string">
            <text:p>1449.jpg</text:p>
          </table:table-cell>
        </table:table-row>
        <table:table-row table:style-name="ro1">
          <table:table-cell office:value-type="string" calcext:value-type="string">
            <text:p>С Возвращением Домой (Welcome Home)</text:p>
          </table:table-cell>
          <table:table-cell office:value-type="string" calcext:value-type="string">
            <text:p>Действительно ли я хочу вернуться домой?\n\n\nСпустя множество лет после развода Вы получили письмо о том, что Ваша бывшая жена мертва и Вам нужно принять опеку над своей дочерью. Вернетесь ли Вы к ней?\nРаскройте тайны сюжета о:\n~ Семейных проблемах\n~ Самоубийстве\n~ Зависимости\n\nИгра содержит определенное количество жестокости и взрослого контента, включая упоминания о самоубийстве. Предназначено для зрелой аудитории.\n\nАльтернативная ссылка на скачивание: WH_Rus</text:p>
          </table:table-cell>
          <table:table-cell/>
          <table:table-cell office:value-type="string" calcext:value-type="string">
            <text:p>Менее 2 часов</text:p>
          </table:table-cell>
          <table:table-cell office:value-type="string" calcext:value-type="string">
            <text:p>jp</text:p>
          </table:table-cell>
          <table:table-cell office:value-type="string" calcext:value-type="string">
            <text:p>{'домой', 'Возвращением'}</text:p>
          </table:table-cell>
          <table:table-cell office:value-type="string" calcext:value-type="string">
            <text:p>horror,mystic</text:p>
          </table:table-cell>
          <table:table-cell office:value-type="string" calcext:value-type="string">
            <text:p>https://drive.google.com/file/d/14hnRbiDRVV325A_lkhXRv-Ls1fVtVcIo/view?usp=sharing</text:p>
          </table:table-cell>
          <table:table-cell office:value-type="string" calcext:value-type="string">
            <text:p>1447.jpg</text:p>
          </table:table-cell>
        </table:table-row>
        <table:table-row table:style-name="ro1">
          <table:table-cell office:value-type="string" calcext:value-type="string">
            <text:p>РАЗБУДИ МЕНЯ (WAKE ME UP)</text:p>
          </table:table-cell>
          <table:table-cell office:value-type="string" calcext:value-type="string">
            <text:p>«У меня был сон. Сон, где не было цветов»\n\n\nТемная визуальная новелла о кошмарах главного героя (Вас). Раскройте главную загадку своего кошмара, чтобы выбраться, либо навеки застряньте на грани реальности и сна.\n\nАльтернативная ссылка на скачивание: WMU_Rus\n\nПортирование на Android - "Визуальные новеллы для Android"</text:p>
          </table:table-cell>
          <table:table-cell/>
          <table:table-cell office:value-type="string" calcext:value-type="string">
            <text:p>Менее 2 часов</text:p>
          </table:table-cell>
          <table:table-cell office:value-type="string" calcext:value-type="string">
            <text:p>jp</text:p>
          </table:table-cell>
          <table:table-cell office:value-type="string" calcext:value-type="string">
            <text:p>{'РАЗБУДИ', 'Повествование от первого лица', 'Повествование от третьего лица', 'Главный герой парень', 'Меня', 'Иностранный разработчик'}</text:p>
          </table:table-cell>
          <table:table-cell office:value-type="string" calcext:value-type="string">
            <text:p>horror,mystic</text:p>
          </table:table-cell>
          <table:table-cell office:value-type="string" calcext:value-type="string">
            <text:p>https://drive.google.com/file/d/1Bed3SF4fCJVqxgQihmTy1I1sDLwBku4u/view?usp=sharing</text:p>
          </table:table-cell>
          <table:table-cell office:value-type="string" calcext:value-type="string">
            <text:p>1444.jpg</text:p>
          </table:table-cell>
        </table:table-row>
        <table:table-row table:style-name="ro1">
          <table:table-cell office:value-type="string" calcext:value-type="string">
            <text:p>a2 ~a due~ (a2 ~a due~)</text:p>
          </table:table-cell>
          <table:table-cell office:value-type="string" calcext:value-type="string">
            <text:p>Девушка-неформалка по имени Сона, на протяжении многих лет не общалась с собственным отцом - известным дирижёром классической музыки. Поэтому она оказалась шокирована и раздражена, когда отец после смерти оставил свой оркестр именно ей. Сона совершенно не намерена заниматься делами оркестра, но вскоре она встречает протеже своего отца - дирижёра, приехавшего из Китая. Он совершенно не знает языка, но твёрдо намерен привести оркестр в форму, чего бы это ни стоило.</text:p>
          </table:table-cell>
          <table:table-cell/>
          <table:table-cell office:value-type="string" calcext:value-type="string">
            <text:p>2-10 часов</text:p>
          </table:table-cell>
          <table:table-cell office:value-type="string" calcext:value-type="string">
            <text:p>navigame</text:p>
          </table:table-cell>
          <table:table-cell office:value-type="string" calcext:value-type="string">
            <text:p>{'Английский', 'Немецкий', 'Русский'}</text:p>
          </table:table-cell>
          <table:table-cell office:value-type="string" calcext:value-type="string">
            <text:p>drama,romance,routine</text:p>
          </table:table-cell>
          <table:table-cell office:value-type="string" calcext:value-type="string">
            <text:p>https://yadi.sk/d/600dmqHX3SLoG7</text:p>
          </table:table-cell>
          <table:table-cell office:value-type="string" calcext:value-type="string">
            <text:p>1441.jpg</text:p>
          </table:table-cell>
        </table:table-row>
        <table:table-row table:style-name="ro1">
          <table:table-cell office:value-type="string" calcext:value-type="string">
            <text:p>Гайд по проклятью (Curse guide)</text:p>
          </table:table-cell>
          <table:table-cell office:value-type="string" calcext:value-type="string">
            <text:p>А что если существует кукловод в нашем мире, который дёргает за ниточки? Кто-то, столь могущественный, кто считает наши повседневные действия лишь ходом в своей игре...? Например, учёные, проводящие эксперимент над людьми? Но нет - это ведьмы, которые сделали людей своими игрушками...\n\nПарнишка по имени Юдо Акира - юный детектив, чьи способности не признаны полицией. Его взгляды на жизнь и общество настолько пессимистичны и мрачны, что даже одноклассники его сторонятся. Однажды ему попадается дело о странном человеке по кличке "Циркач", и тут все запутывается: Почему-то так знаком неразгадываемый шифр, да и провалы в памяти дают о себе знать, да ещё и всякие мелочи жизни встают на пути...\n\nВедьмы, проклятья и руководства по ним... Он ведь детектив, в конце концов. Примет ли он все это за правду?..</text:p>
          </table:table-cell>
          <table:table-cell/>
          <table:table-cell office:value-type="string" calcext:value-type="string">
            <text:p>Менее 2 часов</text:p>
          </table:table-cell>
          <table:table-cell office:value-type="string" calcext:value-type="string">
            <text:p>asinica</text:p>
          </table:table-cell>
          <table:table-cell office:value-type="string" calcext:value-type="string">
            <text:p>{''}</text:p>
          </table:table-cell>
          <table:table-cell office:value-type="string" calcext:value-type="string">
            <text:p>action,detective,routine</text:p>
          </table:table-cell>
          <table:table-cell office:value-type="string" calcext:value-type="string">
            <text:p>https://yadi.sk/d/Ihpt26DW3SFVQs</text:p>
          </table:table-cell>
          <table:table-cell office:value-type="string" calcext:value-type="string">
            <text:p>1438.jpg</text:p>
          </table:table-cell>
        </table:table-row>
        <table:table-row table:style-name="ro1">
          <table:table-cell office:value-type="string" calcext:value-type="string">
            <text:p>Hatoful Boyfriend: Holiday Star</text:p>
          </table:table-cell>
          <table:table-cell office:value-type="string" calcext:value-type="string">
            <text:p>Продолжение знаменитой Hatoful Boyfriend. На первый взгляд, это может показаться просто "симулятором свиданий с голубями", выпущенным ради стёба над возросшей популярностью симуляторов и над визуальными новеллами, сюжеты которых иногда выходят за рамки здравого смысла. С первых же минут игра не будет казаться ничем кроме розового, милого симулятора свиданий, с кучей весьма привлекательных персонажей, птиц, романтики и типичным японским саундтреком.\nСюжет повествует о человеческой девушке Tosaka Hyoko [оригинальное имя], которая уже второй год учится в месте под названием St. PigeoNation’s Institute и теперь вновь пришла на обучение. Hatoful Boyfriend: Holiday Star - это сиквел к первой игре, однако сюжет идёт по линии, в которой события BBL эпилога и непосредственные концовки персонажей никогда не происходили.\nИгра разделена на 4 основных эпизода, 6 коротких эпизодов и 6 "радио-программ", в которых читаются старые письма фанатов. Сюжет повествует о новых событиях, и нам представляют несколько новых персонажей, которые так или иначе связаны с прошлым уже знакомых нам персонажей.</text:p>
          </table:table-cell>
          <table:table-cell/>
          <table:table-cell office:value-type="string" calcext:value-type="string">
            <text:p>2-10 часов</text:p>
          </table:table-cell>
          <table:table-cell office:value-type="string" calcext:value-type="string">
            <text:p>mediatonic</text:p>
          </table:table-cell>
          <table:table-cell office:value-type="string" calcext:value-type="string">
            <text:p>{'Несколько главных героев', 'Повествование от первого лица', 'Иностранный разработчик'}</text:p>
          </table:table-cell>
          <table:table-cell office:value-type="string" calcext:value-type="string">
            <text:p>drama,comedy,action,school</text:p>
          </table:table-cell>
          <table:table-cell office:value-type="string" calcext:value-type="string">
            <text:p>https://yadi.sk/d/NLSd07-y3SE3YS</text:p>
          </table:table-cell>
          <table:table-cell office:value-type="string" calcext:value-type="string">
            <text:p>1437.jpg</text:p>
          </table:table-cell>
        </table:table-row>
        <table:table-row table:style-name="ro1">
          <table:table-cell office:value-type="string" calcext:value-type="string">
            <text:p>Палинур (Palinurus)</text:p>
          </table:table-cell>
          <table:table-cell office:value-type="string" calcext:value-type="string">
            <text:p>Странствующий Пассажир поднимается на борт одноместного космического корабля, идущего в Альфа Центавру. Его пилотирует Будапешт: Персональный Навигатор, искусственный интеллект служащий человечеству. Она трудолюбива, добросовестна, лишь несколько наивна к дорогам вселенских судеб, но полностью предана своей первостепенной директиве.\n\nБедствие. Корабль оказывается в эпицентре шторма метеороидов, идущих на таран. Под градом камней нарушается целостность салонного модуля корабля, и Пассажиру чудом удаётся укрыться в кабине пилота. Получая дальнейшие повреждения, Навигатор решает провести катапультирование кабины, но при отстреле, за секунды до спасения, в них врезается очередной метеороид\n\nЗастряв в отделившейся кабине пилота без связи, без навигации, без двигателей, дрейфуя в океане звезд, Пассажиру и Навигатору остаётся полагаться только на самих себя со слабыми, хоть и явными, шансами на спасение.\n\nК тому же Будапешт предстоит обнаружить повреждение одного важного модуля и его последствия, а Пассажиру то, как она становится чем-то гораздо большим, чем просто машина.\n\nЭта новелла - участник конкурса NaNoRenO 2015, прошедший переиздание.</text:p>
          </table:table-cell>
          <table:table-cell/>
          <table:table-cell office:value-type="string" calcext:value-type="string">
            <text:p>Менее 2 часов</text:p>
          </table:table-cell>
          <table:table-cell office:value-type="string" calcext:value-type="string">
            <text:p>watercress_studios</text:p>
          </table:table-cell>
          <table:table-cell office:value-type="string" calcext:value-type="string">
            <text:p>{'Палинур', 'Главный герой парень', 'Иностранный разработчик', 'Повествование от первого лица'}</text:p>
          </table:table-cell>
          <table:table-cell office:value-type="string" calcext:value-type="string">
            <text:p>drama,science_fiction</text:p>
          </table:table-cell>
          <table:table-cell office:value-type="string" calcext:value-type="string">
            <text:p>https://goo.gl/Pb9fzT</text:p>
          </table:table-cell>
          <table:table-cell office:value-type="string" calcext:value-type="string">
            <text:p>1436.png</text:p>
          </table:table-cell>
        </table:table-row>
        <table:table-row table:style-name="ro1">
          <table:table-cell office:value-type="string" calcext:value-type="string">
            <text:p>Eternal Hour: Golden Hour</text:p>
          </table:table-cell>
          <table:table-cell office:value-type="string" calcext:value-type="string">
            <text:p>Эта визуальная новелла содержит два приквела, которые повествуют о истоках основного сюжета Eternal Hour.\n\nВ Eternal Hour: Strings of Fate вам предстоит вжиться в роль Рин, тётушки Ясу. События будут происходить за 11 лет до сюжета Eternal Hour. Вы узнаете многое о прошлом Рин и о том, что же заставило её вернуться в Токи. Кроме того, Рин найдёт в родном городе свою первую настоящую любовь, несмотря на то что у неё будет очень сложный период в жизни.\n\nВ Eternal Hour: The Lost Date вам предстоит вжиться в роль Ясу. События будут происходить за 10 месяцев до сюжета Eternal Hour. Самый обычный весёлый день Ясу с его друзьями превратится в загадочное приключение,\nкоторое будет ещё долго преследовать нашего героя в ночных кошмарах.\n\nСыграйте в оба эпизода и испытайте таинственную предысторию игры Eternal Hour!\n\nИгра распространяется в Steam абсолютно бесплатно.\nХентай патч можно включать и отключать в настройках игры.</text:p>
          </table:table-cell>
          <table:table-cell/>
          <table:table-cell office:value-type="string" calcext:value-type="string">
            <text:p>2-10 часов</text:p>
          </table:table-cell>
          <table:table-cell office:value-type="string" calcext:value-type="string">
            <text:p>seventh_heart_studios</text:p>
          </table:table-cell>
          <table:table-cell office:value-type="string" calcext:value-type="string">
            <text:p>{'Иностранный разработчик', 'юри', 'Главный герой девушка', 'Главный герой парень', 'Несколько главных героев', 'Eternal Hour: Golden Hour', 'Повествование от первого лица'}</text:p>
          </table:table-cell>
          <table:table-cell office:value-type="string" calcext:value-type="string">
            <text:p>drama,romance,routine</text:p>
          </table:table-cell>
          <table:table-cell office:value-type="string" calcext:value-type="string">
            <text:p>https://drive.google.com/file/d/1toMLerfCZoqlVFRJhx67_jrnzi0Oktyd/view</text:p>
          </table:table-cell>
          <table:table-cell office:value-type="string" calcext:value-type="string">
            <text:p>1430.jpg</text:p>
          </table:table-cell>
        </table:table-row>
        <table:table-row table:style-name="ro1">
          <table:table-cell office:value-type="string" calcext:value-type="string">
            <text:p>Мой Роман с Близнецами: Твой Романтический Выбор (My Twin Romance: Romance You Choose)</text:p>
          </table:table-cell>
          <table:table-cell office:value-type="string" calcext:value-type="string">
            <text:p>◇Вы героиня! Насладитесь потрясающим романом с красавчиками близнецами!◇\n■■Предыстория ■■\nТебе жилось очень тяжело, пока ты пыталась найти работу. Однажды вечером к тебе пристали на улице хулиганы, и тебя спас загадочный молодой брюнет. По его приглашению ты пришла на вечеринку со знаменитостями. Когда ты была там, ты помогла женщине, которая пролила на себя вино, и вскоре тебя наняли служанкой в этот особняк. В тот момент ты была в восторге, потому что у тебя наконец появилась работа, но в этом особняке тебя поджидают разные неожиданности, которые будут происходить между тобой и близнецами, каждый из которых - парень с характером!..\n"Простушка вроде меня не может понять это всё! Вот так и живут знаменитости?!"\nОдно лицо - но совершенно разные характеры!\nТвоё сердце переполянется эмоциями, ведь ты оказалась между близнецами!\nЧто ты будешь делать дальше?..\n◆ЮКИ / Продюсер ведущего бренда.\nПродюсер ведущего бренда, младший близнец. Он крутой, и ему очень нравится его работа. Он очень гордый и строгий ко всем, кроме людей, которые ему нравятся.\n"Не прикасайся ко мне, ты, Простушка!"\n◆ХАРУ / Актёр-нарцисс.\nУспешный актёр, старший близнец. Он работает в компании долгое время, с самой его юности, и ему интересна жизнь простых людей.\n"Ты новая служанка в нашем доме? Добро пожаловать!"\nЕсть реклама · Есть платный контент. Рекомендуемый возраст для игры:12+</text:p>
          </table:table-cell>
          <table:table-cell/>
          <table:table-cell office:value-type="string" calcext:value-type="string">
            <text:p>2-10 часов</text:p>
          </table:table-cell>
          <table:table-cell office:value-type="string" calcext:value-type="string">
            <text:p>genius</text:p>
          </table:table-cell>
          <table:table-cell office:value-type="string" calcext:value-type="string">
            <text:p>{''}</text:p>
          </table:table-cell>
          <table:table-cell office:value-type="string" calcext:value-type="string">
            <text:p>romance,routine</text:p>
          </table:table-cell>
          <table:table-cell office:value-type="string" calcext:value-type="string">
            <text:p>http://appnaz.com/ru/android/my-twin-romance-%D0%A0%D1%83%D1%81%D1%81%D0%BA%D0%B8%D0%B9-romance-you-choose-com.genius.twinrussia</text:p>
          </table:table-cell>
          <table:table-cell office:value-type="string" calcext:value-type="string">
            <text:p>1429.jpg</text:p>
          </table:table-cell>
        </table:table-row>
        <table:table-row table:style-name="ro1">
          <table:table-cell office:value-type="string" calcext:value-type="string">
            <text:p>Тайны Рождества</text:p>
          </table:table-cell>
          <table:table-cell office:value-type="string" calcext:value-type="string">
            <text:p>Рождество - прекрасный, светлый праздник, когда все делятся подарками и проводят время в кругу родных и любимых. Но что делать, если ты не помнишь, кто они, эти родные и любимые, и есть ли они у тебя? Ты не помнишь даже, кто ты такая!\n\nОчнувшись посреди заснеженной равнины, Хельдра понимает, что понятия не имеет, как здесь оказалась и что, собственно, с ней произошло. Но отчаиваться, стоя по колено в снегу, чревато, так пришлось искать помощь. А кто, как не хранители священного рождественского древа, помогут в такой таинственной ситуации?\n\nВот только, кажется, не всё так спокойно в их доме, а в глубинах леса пробуждается ото сна древний враг...</text:p>
          </table:table-cell>
          <table:table-cell/>
          <table:table-cell office:value-type="string" calcext:value-type="string">
            <text:p>2-10 часов</text:p>
          </table:table-cell>
          <table:table-cell office:value-type="string" calcext:value-type="string">
            <text:p>femgame</text:p>
          </table:table-cell>
          <table:table-cell office:value-type="string" calcext:value-type="string">
            <text:p>{''}</text:p>
          </table:table-cell>
          <table:table-cell office:value-type="string" calcext:value-type="string">
            <text:p>romance,action,fantasy</text:p>
          </table:table-cell>
          <table:table-cell office:value-type="string" calcext:value-type="string">
            <text:p>https://drive.google.com/drive/folders/1TEhWicHWGctwENjRCansATMXvxDDFPfa?usp=sharing</text:p>
          </table:table-cell>
          <table:table-cell office:value-type="string" calcext:value-type="string">
            <text:p>1428.png</text:p>
          </table:table-cell>
        </table:table-row>
        <table:table-row table:style-name="ro1">
          <table:table-cell office:value-type="string" calcext:value-type="string">
            <text:p>Доктор Фрэнк Создает-Парня (Dr. Frank's Build-A-Boyfriend)</text:p>
          </table:table-cell>
          <table:table-cell office:value-type="string" calcext:value-type="string">
            <text:p>После того, как его выгнали из докторской программы (наука о растениях), а также из медицинской школы (патология), доктор Фрэнк решил вести уединенный образ жизни и посвятить всего себя науке. Ну, пока в его дверь не постучал красивый незнакомец и не перевернул его жизнь. Доминик, казалось бы, был идеальным парнем: внимательным, заботливым и заинтересованным в работе доктора Фрэнка.\n\nВозможно, даже слишком заинтересованным.\n\nСпустя три месяца радужных отношений Доминик сбегает с исследованиями всей жизни доктора Фрэнка о воскрешении, чтобы принять участие в ежегодной престижной конференции Университета Гинденберга.\n\nРазъяренный доктор Фрэнк видит лишь единственный выход: месть.\n\nДоктор Фрэнк не только отправляется на презентацию Доминика, чтобы представить первую в мире искусственную форму жизни, но и сделает ее самым горячим и красивым парнем в мире.\n\nВ ИСТОРИИ.</text:p>
          </table:table-cell>
          <table:table-cell/>
          <table:table-cell office:value-type="string" calcext:value-type="string">
            <text:p>Менее 2 часов</text:p>
          </table:table-cell>
          <table:table-cell office:value-type="string" calcext:value-type="string">
            <text:p>heiden</text:p>
          </table:table-cell>
          <table:table-cell office:value-type="string" calcext:value-type="string">
            <text:p>{'Главный герой парень', 'Иностранный разработчик', 'сёнэн-ай', 'Создает-Парня', 'Фрэнк', 'доктор', 'Повествование от первого лица'}</text:p>
          </table:table-cell>
          <table:table-cell office:value-type="string" calcext:value-type="string">
            <text:p>comedy,romance,mystic,fantasy</text:p>
          </table:table-cell>
          <table:table-cell office:value-type="string" calcext:value-type="string">
            <text:p>https://drive.google.com/file/d/1DH0CbBi_rE7JlKZ9U0_X5HG5JZ9LzRuC/view?usp=sharing</text:p>
          </table:table-cell>
          <table:table-cell office:value-type="string" calcext:value-type="string">
            <text:p>1427.jpg</text:p>
          </table:table-cell>
        </table:table-row>
        <table:table-row table:style-name="ro1">
          <table:table-cell office:value-type="string" calcext:value-type="string">
            <text:p>Талая Кровь ~Новая Постановка~ (Melty Blood ~Re-ACT~)</text:p>
          </table:table-cell>
          <table:table-cell office:value-type="string" calcext:value-type="string">
            <text:p>Серия файтингов MELTY BLOOD является продолжением новеллы Tsukihime.\n\nMELTY BLOOD Re-ACT - это исправленное и дополненное издание оригинального MELTY BLOOD c обновлённым аркадным режимом, улучшенными спец.эффектами и пересведённым саундтреком.\n\nОписание сюжета:\nРоа был повержен и в городе снова стало спокойно. Наступило лето, необычайно жаркое... Внезапно, казалось, уже позабытый кошмар возвращается - объявился неизвестный вампир и начал свою кровавую охоту.\nДо Шики доходят слухи о серии убийств. Он решает найти и уничтожить новоявленного кровососа.\nВо время очередного блуждания по ночным улицам Шики встречает загадочную девушку по имени Сион, которая также охотится на вампира. После небольшой потасовки ребята понимают, что цель у них одна и объединяют усилия на поприще борьбы с нечистью.\nВместе они отправляются на поиски. Впереди их ждут столкновения со старыми знакомыми и новыми врагами...\n\nГеймплей:\nВ игре имеются два основных режима:\n1) Story Mode - где преобладает визуальная новелла, а файтинговая составляющая сведена к разумному минимуму.\n2) Arcade Mode - чистый файтинг, особо не обременённый сюжетом.\nСтоит отметить,что в Story Mode развитие истории зависит от результатов боёв. Всего в игре восемь концовок и открыть их все - отнюдь не простое занятие.</text:p>
          </table:table-cell>
          <table:table-cell/>
          <table:table-cell office:value-type="string" calcext:value-type="string">
            <text:p>2-10 часов</text:p>
          </table:table-cell>
          <table:table-cell office:value-type="string" calcext:value-type="string">
            <text:p>french-bread_&amp;_type-moon</text:p>
          </table:table-cell>
          <table:table-cell office:value-type="string" calcext:value-type="string">
            <text:p>{'Иностранный разработчик', '-Несколько главных героев', 'Повествование от первого лица'}</text:p>
          </table:table-cell>
          <table:table-cell office:value-type="string" calcext:value-type="string">
            <text:p>drama,action,mystic</text:p>
          </table:table-cell>
          <table:table-cell office:value-type="string" calcext:value-type="string">
            <text:p>https://drive.google.com/file/d/1S-EHltkYNeT4ACwZZfl9Z68p2UFaBeDP/view?usp=sharing</text:p>
          </table:table-cell>
          <table:table-cell office:value-type="string" calcext:value-type="string">
            <text:p>1426.jpg</text:p>
          </table:table-cell>
        </table:table-row>
        <table:table-row table:style-name="ro1">
          <table:table-cell office:value-type="string" calcext:value-type="string">
            <text:p>Чайные Сны (Tea Dreams)</text:p>
          </table:table-cell>
          <table:table-cell office:value-type="string" calcext:value-type="string">
            <text:p>«Старый зеландский сказочник знал немало историй. Но одну историю он любил больше других. Он рассказывал её почти каждый вечер, задумчиво вглядываясь в пар, клубящийся пар над кружкой травяного чая. И эту историю стоило услышать несколько раз.»\nГолландское Королевство, семнадцатый век. Или уже восемнадцатый? Старая Аме давно сбилась со счёта. Каждое утро она отправляется в город, чтобы продать там свой волшебный травяной чай. Но ей нужны совсем не деньги…\n«Чайные сны» — это сказка о волшебном чае, который меняет судьбы людей. Или притча о бегстве от смерти. Или сборник чёрно-белых снов.\nОсобенности игры:\nЭта визуальная новелла коротка, но в ней есть 31 концовка. Одна из концовок более окончательна, чем другие.\nСоветы игроку:\n+чтобы вернуться на ход назад, воспользуйтесь колесиком мыши.\n+чтобы понять правила, по которым живет эта, на первый взгляд, короткая игра, вам придётся пройти её не раз и не два.\n+внимательно читайте новые тексты, запоминайте детали.\n+следите, не появились ли в игре новые элементы — они помогут вам в прохождении.\n+сны дают подсказки к прошлому и будущему.\nЕсли игра вам понравится, вы можете поддержать её на конкурсе КРИЛ.</text:p>
          </table:table-cell>
          <table:table-cell/>
          <table:table-cell office:value-type="string" calcext:value-type="string">
            <text:p>Менее 2 часов</text:p>
          </table:table-cell>
          <table:table-cell office:value-type="string" calcext:value-type="string">
            <text:p>mihail_fedotov_i_evgenij_bychkov</text:p>
          </table:table-cell>
          <table:table-cell office:value-type="string" calcext:value-type="string">
            <text:p>{''}</text:p>
          </table:table-cell>
          <table:table-cell office:value-type="string" calcext:value-type="string">
            <text:p>mystic,fantasy</text:p>
          </table:table-cell>
          <table:table-cell office:value-type="string" calcext:value-type="string">
            <text:p>https://senokos.itch.io/tea-dreams-ru</text:p>
          </table:table-cell>
          <table:table-cell office:value-type="string" calcext:value-type="string">
            <text:p>1423.jpg</text:p>
          </table:table-cell>
        </table:table-row>
        <table:table-row table:style-name="ro1">
          <table:table-cell office:value-type="string" calcext:value-type="string">
            <text:p>Единение Сердец (Connected Hearts)</text:p>
          </table:table-cell>
          <table:table-cell office:value-type="string" calcext:value-type="string">
            <text:p>Вскоре после переезда Гари видит странный сон про встречу с девушкой по имени Алиса, напоминающей ему о невыполненном обещании. Эта встреча может стать началом цепи необъяснимых событий, которые заведут главного героя в различные неведомые места и сведут с забытыми людьми.</text:p>
          </table:table-cell>
          <table:table-cell/>
          <table:table-cell office:value-type="string" calcext:value-type="string">
            <text:p>2-10 часов</text:p>
          </table:table-cell>
          <table:table-cell office:value-type="string" calcext:value-type="string">
            <text:p>eternal_night_studios</text:p>
          </table:table-cell>
          <table:table-cell office:value-type="string" calcext:value-type="string">
            <text:p>{'Главный герой парень', 'Иностранный разработчик', 'Повествование от первого лица'}</text:p>
          </table:table-cell>
          <table:table-cell office:value-type="string" calcext:value-type="string">
            <text:p>romance,horror,detective,mystic,adventure,fiction,triller</text:p>
          </table:table-cell>
          <table:table-cell office:value-type="string" calcext:value-type="string">
            <text:p>https://eidolon-stigma.itch.io/connected-hearts</text:p>
          </table:table-cell>
          <table:table-cell office:value-type="string" calcext:value-type="string">
            <text:p>1419.jpeg</text:p>
          </table:table-cell>
        </table:table-row>
        <table:table-row table:style-name="ro1">
          <table:table-cell office:value-type="string" calcext:value-type="string">
            <text:p>Ошибочка вышла (Error came out)</text:p>
          </table:table-cell>
          <table:table-cell office:value-type="string" calcext:value-type="string">
            <text:p>Представьте. Вы-парень 16-ти лет, целые дни проводящий со своей подругой детства.. У Вас нет целей, мечт или надежд, лишь ежедневные прогулки и болтовня ни о чём. Но однажды всё поменяется.\nЧто Вы будете делать, когда осознаете, что Ваши поступки имеют определённые последствия? Что, если Вы-не тот, кем вы себя считали?\nВ новелле есть 4 концовки, одна из которых-истинная.</text:p>
          </table:table-cell>
          <table:table-cell/>
          <table:table-cell office:value-type="string" calcext:value-type="string">
            <text:p>Менее 2 часов</text:p>
          </table:table-cell>
          <table:table-cell office:value-type="string" calcext:value-type="string">
            <text:p>lizakozlowwa</text:p>
          </table:table-cell>
          <table:table-cell office:value-type="string" calcext:value-type="string">
            <text:p>{''}</text:p>
          </table:table-cell>
          <table:table-cell office:value-type="string" calcext:value-type="string">
            <text:p>romance,routine,triller</text:p>
          </table:table-cell>
          <table:table-cell office:value-type="string" calcext:value-type="string">
            <text:p>https://yadi.sk/d/zYYIB3St3RWM9L</text:p>
          </table:table-cell>
          <table:table-cell office:value-type="string" calcext:value-type="string">
            <text:p>1418.png</text:p>
          </table:table-cell>
        </table:table-row>
        <table:table-row table:style-name="ro1">
          <table:table-cell office:value-type="string" calcext:value-type="string">
            <text:p>Одержимость (Obsession)</text:p>
          </table:table-cell>
          <table:table-cell office:value-type="string" calcext:value-type="string">
            <text:p>Здравствуй, дорогой дневник. В последнее время в моей жизни творится что-то странное, а единственный человек, с которым я могла поговорить об этом – мой возлюбленный – совсем не похож на себя. После того несчастного случая он словно… одержим. Нет, не в том смысле, конечно! Грегори одержим идеей разузнать, что случилось с его братом 20 лет назад. Но я думаю, что стоит жить настоящим, а не тратить силы на раскрытие тайн прошлого. Пусть он и согласился со мной, но на душе всё равно неспокойно.\nНаверное, мне просто нужно перестать искать призраков в темных углах. А сейчас, прости, я должна идти в ресторан! Сегодня мой возлюбленный был взволнован, как никогда, и обещал рассказать что-то действительно удивительное!\nНу всё, пожелай мне удачи!\nТвоя Элизабет</text:p>
          </table:table-cell>
          <table:table-cell/>
          <table:table-cell office:value-type="string" calcext:value-type="string">
            <text:p>Менее 2 часов</text:p>
          </table:table-cell>
          <table:table-cell office:value-type="string" calcext:value-type="string">
            <text:p>dark_baker</text:p>
          </table:table-cell>
          <table:table-cell office:value-type="string" calcext:value-type="string">
            <text:p>{''}</text:p>
          </table:table-cell>
          <table:table-cell office:value-type="string" calcext:value-type="string">
            <text:p>detective,routine,triller</text:p>
          </table:table-cell>
          <table:table-cell office:value-type="string" calcext:value-type="string">
            <text:p>http://yadi.sk/d/ocW-RIJe3RHDe6</text:p>
          </table:table-cell>
          <table:table-cell office:value-type="string" calcext:value-type="string">
            <text:p>1415.png</text:p>
          </table:table-cell>
        </table:table-row>
        <table:table-row table:style-name="ro1">
          <table:table-cell office:value-type="string" calcext:value-type="string">
            <text:p>Danganronpa: Академия Надежды и Отчаявшиеся Ученики (Danganronpa: Trigger Happy Havoc / Danganronpa Academy of Hope and High School Students of Despair / Danganronpa Kibou no Gakuen to Zetsubou no Koukousei)</text:p>
          </table:table-cell>
          <table:table-cell office:value-type="string" calcext:value-type="string">
            <text:p>Элитная группа из 15 учеников собрана в уникальной старшей школе высшего класса. Что в ней особенного? Да просто каждый без исключения студент знает, что после выпуска его ждет прекрасное будущее и удовольствия всех сортов. Жаль только, что не каждому суждено благополучно добраться до земли обетованной...\nЗаправляет этим таинственным учебным заведением не менее интересный персонаж: директором школы является медведь, которого зовут Монокума. Он сразу же вводит новичков в курс дела: успешное завершение учёбы зависит от убийства. Точнее, чтобы выпуститься, нужно убить одного из своих одноклассников и позаботиться, чтобы тебя не раскрыли. Если оставшиеся в живых найдут преступника, то он будет казнен. Однако если убийца выйдет сухим из воды, расплачиваться придётся его менее удачливым одноклассникам. Итак, правила просты. Игра началась. Кому же из 15 удастся выжить в этой бойне?\n\n\n\n\n\nДополнительная информация:\nПо ссылкам на скачивание представлено два варианта новеллы - PSP-версия в переводе от GreyFox и ПК-версия в переводе группы "Monokuma Project". Об порте на Android: Перевод взят от Проекта «Монокумы» (#[Вместе] Спасибо им за большой труд!). Пока Alpha v 0.0.1. Почему alpha версия, а не beta? Из-за транслита - это технология придумано пиратами давным-давно. Наработки будут улучшаться, так что ждите:)\nИз минусов:\n1) Не все текстуры на русском;\n2) Большой масштаб английских букв;\n3) Возможно, есть некоторые недочёты (#[Red Code] Транслит всё-таки) или отступы другие!\n4) Не переведено "Галерея характеров"\nПоявились баги или ошибки, Нажми и Напиши!\nКоманда работающая над Android портом:\nRed Code\nАртём Хаджимев\nЕфим Андреев</text:p>
          </table:table-cell>
          <table:table-cell/>
          <table:table-cell office:value-type="string" calcext:value-type="string">
            <text:p>10-30 часов</text:p>
          </table:table-cell>
          <table:table-cell office:value-type="string" calcext:value-type="string">
            <text:p>spike_chunsoft_&amp;_spike</text:p>
          </table:table-cell>
          <table:table-cell office:value-type="string" calcext:value-type="string">
            <text:p>{'Русский'}</text:p>
          </table:table-cell>
          <table:table-cell office:value-type="string" calcext:value-type="string">
            <text:p>drama,horror,action,detective,triller</text:p>
          </table:table-cell>
          <table:table-cell office:value-type="string" calcext:value-type="string">
            <text:p>https://drive.google.com/drive/folders/1I5g3o8cJQgRtLgw95Niqg3LOP-iduO1A?usp=sharing</text:p>
          </table:table-cell>
          <table:table-cell office:value-type="string" calcext:value-type="string">
            <text:p>1409.png</text:p>
          </table:table-cell>
        </table:table-row>
        <table:table-row table:style-name="ro1">
          <table:table-cell office:value-type="string" calcext:value-type="string">
            <text:p>Легенда зимнего леса</text:p>
          </table:table-cell>
          <table:table-cell office:value-type="string" calcext:value-type="string">
            <text:p>Новый год уже на носу, а в Штаб-квартире гвардии Эль всё не утихает подготовка к празднику и не кончаются задания от Мико. А кому их выполнять, как не главной героине? Что же, снова в путь и не унываем! Ведь чудеса случаются не только под новогодней ёлкой.</text:p>
          </table:table-cell>
          <table:table-cell/>
          <table:table-cell office:value-type="string" calcext:value-type="string">
            <text:p>2-10 часов</text:p>
          </table:table-cell>
          <table:table-cell office:value-type="string" calcext:value-type="string">
            <text:p>fan-klub_ezarelja</text:p>
          </table:table-cell>
          <table:table-cell office:value-type="string" calcext:value-type="string">
            <text:p>{''}</text:p>
          </table:table-cell>
          <table:table-cell office:value-type="string" calcext:value-type="string">
            <text:p>comedy,routine,adventure,fantasy</text:p>
          </table:table-cell>
          <table:table-cell office:value-type="string" calcext:value-type="string">
            <text:p>https://drive.google.com/file/d/1jz8JU4YHxJ-VdsuOPGcdOJ1XpbIUHdfT/view?usp=sharing</text:p>
          </table:table-cell>
          <table:table-cell office:value-type="string" calcext:value-type="string">
            <text:p>1408.jpg</text:p>
          </table:table-cell>
        </table:table-row>
        <table:table-row table:style-name="ro1">
          <table:table-cell office:value-type="string" calcext:value-type="string">
            <text:p>Aozora Meikyuu</text:p>
          </table:table-cell>
          <table:table-cell office:value-type="string" calcext:value-type="string">
            <text:p>После неудачного признания в любви Такамацу Аой бросил школу и оборвал все связи с внешним миром, став ленивым хикикомори. С тех пор прошло три года. Это был один из тех редких дней, когда Аой покинул свою неприступную крепость, а причина очень проста - в свет вышло золотое издание его любимого симулятора свиданий! Когда он наконец получил желаемое и помчался на всех парах к своему родному компьютеру, его вдруг останавливает крик девушки... обнажённой девушки, падающей с неба прямо на него! Что же принесёт эта судьбоносная встреча?</text:p>
          </table:table-cell>
          <table:table-cell/>
          <table:table-cell office:value-type="string" calcext:value-type="string">
            <text:p>Менее 2 часов</text:p>
          </table:table-cell>
          <table:table-cell office:value-type="string" calcext:value-type="string">
            <text:p>yume_creations</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comedy,romance,mystic,ecchi</text:p>
          </table:table-cell>
          <table:table-cell office:value-type="string" calcext:value-type="string">
            <text:p>https://drive.google.com/file/d/1NpdjE_TtueH5fWkucN5XjAvSsS8CkhPQ/view</text:p>
          </table:table-cell>
          <table:table-cell office:value-type="string" calcext:value-type="string">
            <text:p>1407.png</text:p>
          </table:table-cell>
        </table:table-row>
        <table:table-row table:style-name="ro1">
          <table:table-cell office:value-type="string" calcext:value-type="string">
            <text:p>Летний Кошмар (Summer Nightmare)</text:p>
          </table:table-cell>
          <table:table-cell office:value-type="string" calcext:value-type="string">
            <text:p>Однажды, мальчику по имени Раэль приснился кошмар. Он попал в свою школу, очень похожую на реальную, но в этой происходят леденящие кровь события.\nБудучи преследуемыми страшным чудовищем, его друзья были убиты.\n... Так началась эта ужасная "игра".\n\nВо сне будет раскрыто, как были убиты друзья Раэля.\n\nНеужели это видение стало реальностью? И то, что происходило в нём, было связано с ней?\nЕсли кто-то умирает в этом месте, он умирает в действительности. Удастся ли главному герою окончить всё это и освободить своих друзей?\n\nДоступно только для пользователей</text:p>
          </table:table-cell>
          <table:table-cell/>
          <table:table-cell office:value-type="string" calcext:value-type="string">
            <text:p>Менее 2 часов</text:p>
          </table:table-cell>
          <table:table-cell office:value-type="string" calcext:value-type="string">
            <text:p>team_summer_nightmare_&amp;_elkibe_games</text:p>
          </table:table-cell>
          <table:table-cell office:value-type="string" calcext:value-type="string">
            <text:p>{'Русский'}</text:p>
          </table:table-cell>
          <table:table-cell office:value-type="string" calcext:value-type="string">
            <text:p>horror,mystic,school</text:p>
          </table:table-cell>
          <table:table-cell office:value-type="string" calcext:value-type="string">
            <text:p>https://drive.google.com/file/d/1fw3bL29uVJ0Ivf2TEZOFc6UHZ2xUFagR/view</text:p>
          </table:table-cell>
          <table:table-cell office:value-type="string" calcext:value-type="string">
            <text:p>1406.png</text:p>
          </table:table-cell>
        </table:table-row>
        <table:table-row table:style-name="ro1">
          <table:table-cell office:value-type="string" calcext:value-type="string">
            <text:p>Z-Конец (Z-End)</text:p>
          </table:table-cell>
          <table:table-cell office:value-type="string" calcext:value-type="string">
            <text:p>Известный нам мир канул в лету. Вам необходимо взять на себя роль выжившего, которого отправили искать новых членов для сообщества. На пути вам повстречается загадочная девушка, по имени Фэй. Какие тайны она скрывает?Сможете ли вы убедить её присоединиться к сообществу? Преодолеете ли вы все опасности мертвого мира?\nОсобенности:\n+Ваш выбор определяет судьбу.\n+Решения влияют на развитие истории.\n+Атмосфера зомби апокалипсиса.\n+Уникальные персонажи.\n+Возможность отматывать время назад.\nВнимание! В игре есть баги и перевод честно говоря коряв.</text:p>
          </table:table-cell>
          <table:table-cell/>
          <table:table-cell office:value-type="string" calcext:value-type="string">
            <text:p>Менее 2 часов</text:p>
          </table:table-cell>
          <table:table-cell office:value-type="string" calcext:value-type="string">
            <text:p>smart_tale_games</text:p>
          </table:table-cell>
          <table:table-cell office:value-type="string" calcext:value-type="string">
            <text:p>{'Русский'}</text:p>
          </table:table-cell>
          <table:table-cell office:value-type="string" calcext:value-type="string">
            <text:p>drama,horror,adventure</text:p>
          </table:table-cell>
          <table:table-cell office:value-type="string" calcext:value-type="string">
            <text:p>https://appnapc.com/2025685/</text:p>
          </table:table-cell>
          <table:table-cell office:value-type="string" calcext:value-type="string">
            <text:p>1404.jpg</text:p>
          </table:table-cell>
        </table:table-row>
        <table:table-row table:style-name="ro1">
          <table:table-cell office:value-type="string" calcext:value-type="string">
            <text:p>Снайпер Любви (Love Sniper)</text:p>
          </table:table-cell>
          <table:table-cell office:value-type="string" calcext:value-type="string">
            <text:p>Эта комедийная визуальная новелла повествует о Хэйдзи Акаги, который пытается завоевать сердце своей возлюбленной, и о купидоне Пиччу со сбитым прицелом. В этой новелле вы сможете:\nНаучить Пиччу попадать в цель (Нет)\nПомочь Хэйдзи завоевать свою любовь (С шансом 5 из 13)\nУмереть (С шансом 2 из 13)\nПроиграть (С шансом 11 из 13)\nНаучиться постоянно добавлять деши, деши (С 2 шансами из 1, деши)\nИ многое другое...</text:p>
          </table:table-cell>
          <table:table-cell/>
          <table:table-cell office:value-type="string" calcext:value-type="string">
            <text:p>Менее 2 часов</text:p>
          </table:table-cell>
          <table:table-cell office:value-type="string" calcext:value-type="string">
            <text:p>suisen</text:p>
          </table:table-cell>
          <table:table-cell office:value-type="string" calcext:value-type="string">
            <text:p>{'Иностранный разработчик', 'снайпер', 'Главный герой парень', 'любви', 'Повествование от первого лица'}</text:p>
          </table:table-cell>
          <table:table-cell office:value-type="string" calcext:value-type="string">
            <text:p>comedy,romance</text:p>
          </table:table-cell>
          <table:table-cell office:value-type="string" calcext:value-type="string">
            <text:p>https://goo.gl/HEL7vt</text:p>
          </table:table-cell>
          <table:table-cell office:value-type="string" calcext:value-type="string">
            <text:p>1403.jpg</text:p>
          </table:table-cell>
        </table:table-row>
        <table:table-row table:style-name="ro1">
          <table:table-cell office:value-type="string" calcext:value-type="string">
            <text:p>Гармония (Harmonia)</text:p>
          </table:table-cell>
          <table:table-cell office:value-type="string" calcext:value-type="string">
            <text:p>Это история об очень далёком будущем. Мир пережил ужасную войну. Население Земли сильно сократилось.\n\nНа разрушенном заводе в себя приходит фироид. Фироиды – плоды довоенной науки – наделённые эмоциями роботы. Они были созданы в качестве спутников для людей и призваны облегчить их жизнь. Однако этот фироид быстро понимает, что у него эмоции отсутствуют. Вероятно, его не доделали. Он отправляется в путешествие по миру, чтобы найти людей и научиться чувствам, которых он лишён.</text:p>
          </table:table-cell>
          <table:table-cell/>
          <table:table-cell office:value-type="string" calcext:value-type="string">
            <text:p>2-10 часов</text:p>
          </table:table-cell>
          <table:table-cell office:value-type="string" calcext:value-type="string">
            <text:p>key</text:p>
          </table:table-cell>
          <table:table-cell office:value-type="string" calcext:value-type="string">
            <text:p>{'Линейный сюжет', 'Накиге', 'Постапокалиптика', 'Иностранный разработчик'}</text:p>
          </table:table-cell>
          <table:table-cell office:value-type="string" calcext:value-type="string">
            <text:p>drama,science_fiction</text:p>
          </table:table-cell>
          <table:table-cell office:value-type="string" calcext:value-type="string">
            <text:p>http://vn-russian.ru/chart/harmonia</text:p>
          </table:table-cell>
          <table:table-cell office:value-type="string" calcext:value-type="string">
            <text:p>1402.png</text:p>
          </table:table-cell>
        </table:table-row>
        <table:table-row table:style-name="ro1">
          <table:table-cell office:value-type="string" calcext:value-type="string">
            <text:p>Эфемерный, Манящий Мир Тьмы: Обитатели Тьмы (Ephemeral/-エフェメラル-)</text:p>
          </table:table-cell>
          <table:table-cell office:value-type="string" calcext:value-type="string">
            <text:p>Представляем вам пленительное тёмное фэнтези с потрясающими иллюстрациями - увлекательная романтическая игра.\n◆Рекомендуем, если…\n‧ Вам интересны романтические игры или отомэ-игры (для девочек).\n‧Вы хотите сыграть в качественную игру отомэ.\n‧Вам нравится фэнтези.\n‧ Вам интересны события, происходящие в кампусе.\n‧ Вам нравятся комиксы и анимация в стиле шойо (для девочек).\n‧ Вам интересно читать про оборотней и вампиров.\n‧ Вы хотите прочесть серьёзную историю.\n‧ Вам нравится читать романтичные истории, которые заставляют ваше сердце биться чаще.\n‧ Вам нравятся истории с юмором.\n◆История.\nГород, где живёт главная героиня, Хлоя (имя может быть изменено), окружен стенами, он похож на клетку. Все жители, включая саму героиню, - зомби. Многие зомби убивают друг друга до конца своей жизни. Не считая этого, повседневная жизнь в этом городке довольно мирная... Хлое, которая хочет узнать, каков мир за стенами города, приходит письмо о зачислении в знаменитую школу, в кампусе которой живут ученики разных рас, и куда приглашают лишь самых талантливых. Оборотень, Невидимка,Вампир, Мумия и другие... Насладитесь привилегиями жизни во тьме кампуса вместе с его очаровательными обитателями! Хлоя понимает, что запретная любовь преодолевает все препятствия!\n◆Персонажи.\n◇Шиба (Оборотень).\nВесёлый, любит шутить и помогать другим, поэтому в классе он всегда лидер. Хотя даже ему, похоже, нравится, чтобы о нём думали, что он модный и умный, но?..\n◇Наги (Невидимка).\nХорошо учится. Он нежнее других. Несмотря на свою милую внешность, он честен и отлично знает, что такое самоконтроль. Действительно впечатляет он тем, что может в мгновение ока испариться, развеявшись как дым.\n◇Рэй (Вампир).\nВысокомерен, родился в семье богачей. Очень гордится собой, ведь принадлежит к высококлассной расе. Он не может устоять перед красотой. Все, из кого он решает испить кровь, отличаются невероятно привлекательной внешностью.\n◇Натсуме (Мумия).\nОн крут, и, кажется, старается держаться на расстоянии от других, но его существование точно нельзя оставить незамеченным. Будучи мумией низкого класса, он, тем не менее, ведёт себя элегантно и довольно интеллигентно. Он всё-таки невероятен.\n◆Система.\nЕсть 10 эпизодов о каждом из персонажей, а также два финальных эпизода. Пролог и первый эпизод бесплатны. По ходу рассказа истории вам будут предоставлены варианты развития событий на выбор. От варианта, выбранного вами, будет зависеть, какое впечатление вы произведёте на персонажа. Давайте попробуем произвести наилучшее впечатление и прийти к хэппи-энду!\n◆Основная информация.\n‧ Бесплатная загрузка (Некоторые части сценария необходимо купить.).\n‧ Рекомендованная система: Android, начиная с версии 2.3 (могут использоваться и другие системы, не указанные здесь) .\n‧ Необходимый объём памяти: как минимум 100MB.\n◆О компании.\nКомпания Hunex, работающая под девизом 「Несём людям мечты, эмоции и смелость.」 , на сегодняшний день создала уже целое многообразие игр. Сейчас мы делаем всё, чтобы производить качественные мобильные приложения-игры, используя накопленные знания и опыт. Самая знаменитая игра!\nЕсть реклама · Есть платный контент. Рекомендуемый возраст для игры:3+</text:p>
          </table:table-cell>
          <table:table-cell/>
          <table:table-cell office:value-type="string" calcext:value-type="string">
            <text:p>2-10 часов</text:p>
          </table:table-cell>
          <table:table-cell office:value-type="string" calcext:value-type="string">
            <text:p>hunex</text:p>
          </table:table-cell>
          <table:table-cell office:value-type="string" calcext:value-type="string">
            <text:p>{'Повествование от первого лица', 'отомэ', 'Главный герой девушка', 'не люди', 'Иностранный разработчик', 'Эфемерный Манящий Мир Тьмы'}</text:p>
          </table:table-cell>
          <table:table-cell office:value-type="string" calcext:value-type="string">
            <text:p>drama,romance,adventure,fantasy</text:p>
          </table:table-cell>
          <table:table-cell office:value-type="string" calcext:value-type="string">
            <text:p>https://appmody.ru/rpg/1414-ephemeral-russkie-.html</text:p>
          </table:table-cell>
          <table:table-cell office:value-type="string" calcext:value-type="string">
            <text:p>1400.jpg</text:p>
          </table:table-cell>
        </table:table-row>
        <table:table-row table:style-name="ro1">
          <table:table-cell office:value-type="string" calcext:value-type="string">
            <text:p>Uvao Project (2017)</text:p>
          </table:table-cell>
          <table:table-cell office:value-type="string" calcext:value-type="string">
            <text:p>Короткая открытка про то, что надо верить в чудеса и не зацикливаться на плохом. Новелла является ребилдом этой новеллы Uvao Forever - взяты фоны, графика, музыка и оформление, но она и отличается от нее сюжетом! Добавлены новые арты, новая музыка от того же автора.\nПо сути новелла является самостоятельным произведением и не требует ознакомления с первой частью, культурой имиджборд и чем-либо еще. С Новым годом!</text:p>
          </table:table-cell>
          <table:table-cell/>
          <table:table-cell office:value-type="string" calcext:value-type="string">
            <text:p>Менее 2 часов</text:p>
          </table:table-cell>
          <table:table-cell office:value-type="string" calcext:value-type="string">
            <text:p>anonimnoe_tvorcheskoe_ob'edinenie_(na_osnove_novelly_ot_iichan_eroge_team)</text:p>
          </table:table-cell>
          <table:table-cell office:value-type="string" calcext:value-type="string">
            <text:p>{''}</text:p>
          </table:table-cell>
          <table:table-cell office:value-type="string" calcext:value-type="string">
            <text:p>romance,mystic,fiction</text:p>
          </table:table-cell>
          <table:table-cell office:value-type="string" calcext:value-type="string">
            <text:p>https://yadi.sk/d/-09zU46b3R57b4</text:p>
          </table:table-cell>
          <table:table-cell office:value-type="string" calcext:value-type="string">
            <text:p>1399.jpg</text:p>
          </table:table-cell>
        </table:table-row>
        <table:table-row table:style-name="ro1">
          <table:table-cell office:value-type="string" calcext:value-type="string">
            <text:p>Сакура Рождественская Вечеринка (Sakura Christmas Party)</text:p>
          </table:table-cell>
          <table:table-cell office:value-type="string" calcext:value-type="string">
            <text:p>В преддверии праздников, Фумио встречается со своими тремя самыми близкими друзьями на ежегодной рождественской вечеринке. Казалось бы, ничего особенного, это превосходный повод отдохнуть от работы, поесть пряников и вообще – провести Рождество в компании девушек. Вот только Фумио известно, чем всегда заканчивается эта "ежегодная рождественская вечеринка".</text:p>
          </table:table-cell>
          <table:table-cell/>
          <table:table-cell office:value-type="string" calcext:value-type="string">
            <text:p>Менее 2 часов</text:p>
          </table:table-cell>
          <table:table-cell office:value-type="string" calcext:value-type="string">
            <text:p>winged_cloud</text:p>
          </table:table-cell>
          <table:table-cell office:value-type="string" calcext:value-type="string">
            <text:p>{'Рождественская', 'Иностранный разработчик', 'гарем', 'Вечеринка', 'Главный герой парень', 'сакура'}</text:p>
          </table:table-cell>
          <table:table-cell office:value-type="string" calcext:value-type="string">
            <text:p>comedy,romance,routine,ecchi,hentai</text:p>
          </table:table-cell>
          <table:table-cell office:value-type="string" calcext:value-type="string">
            <text:p>https://goo.gl/Rp272P</text:p>
          </table:table-cell>
          <table:table-cell office:value-type="string" calcext:value-type="string">
            <text:p>1394.jpg</text:p>
          </table:table-cell>
        </table:table-row>
        <table:table-row table:style-name="ro1">
          <table:table-cell office:value-type="string" calcext:value-type="string">
            <text:p>Subarashiki Hibi ~Furenzoku Sonzai~</text:p>
          </table:table-cell>
          <table:table-cell office:value-type="string" calcext:value-type="string">
            <text:p>Внимание!\nНовелла содержит много сцен насилия, жестокости и др. Поэтому рекомендуется возраст 18+.\n\nВечером 12-го июля 2012 года старшеклассница по имени Такасима Закуро совершает самоубийство. На первый взгляд это кажется всем закономерным последствием травли со стороны одноклассников, пока не всплывает, что прямо перед смертью Такасима Закуро предсказала приближение конца света.\n\nУчителя пытаются скрыть от общественности очевидную связь между самоубийством Закуро и произошедшим ранее самоубийством еще одного старшеклассника. А школьники тем временем до смерти напуганы, ведь пророчество Закуро странным образом коррелирует с пророчеством интернет-предсказателя Web Bot Project, по слухам имеющего возможность анализировать коллективное бессознательное всего человечества. Кроме всего прочего, похоже, вся школа получает от покойной Закуро пугающие послания с обратным отсчетом до даты конца — 20-го июля.\n\nИстория подается с точек зрения шести персонажей, каждый из которых играет свою роль в разворачивающихся событиях. И каждая версия произошедшего сильно отличается от других…\n© Finjas\n\n\nДополнительная информация: Перевод сделан для японской версии. К сожалению на данный момент технические ограничения движка не позволяют сделать русский патч для английской версии игры. Графика не переведена, поэтому частично игра остаётся на японском, частично — на английском. Большая часть такого текста прочитывается путём просмотра логов (крутануть колёсико мыши вверх во время чтения). В остальном игра полностью переведена на русский язык.\nВыборы на русский перевел endlessmax</text:p>
          </table:table-cell>
          <table:table-cell/>
          <table:table-cell office:value-type="string" calcext:value-type="string">
            <text:p>30-50 часов</text:p>
          </table:table-cell>
          <table:table-cell office:value-type="string" calcext:value-type="string">
            <text:p>keroq</text:p>
          </table:table-cell>
          <table:table-cell office:value-type="string" calcext:value-type="string">
            <text:p>{'Футанари', 'Иностранный разработчик', 'юри', 'Денпа', 'Несколько главных героев', 'Повествование от первого лица'}</text:p>
          </table:table-cell>
          <table:table-cell office:value-type="string" calcext:value-type="string">
            <text:p>drama,school,hentai,triller</text:p>
          </table:table-cell>
          <table:table-cell office:value-type="string" calcext:value-type="string">
            <text:p>https://drive.google.com/file/d/1wi6Jy08prQxRhD0_Riolv5HsUIevn7dL/view?usp=sharing</text:p>
          </table:table-cell>
          <table:table-cell office:value-type="string" calcext:value-type="string">
            <text:p>1392.jpg</text:p>
          </table:table-cell>
        </table:table-row>
        <table:table-row table:style-name="ro1">
          <table:table-cell office:value-type="string" calcext:value-type="string">
            <text:p>Останься! Останься! В КНДР! (Stay! Stay! DPRK)</text:p>
          </table:table-cell>
          <table:table-cell office:value-type="string" calcext:value-type="string">
            <text:p>Шёл 2021-ый год. Америка вернулась в Афганистан, и ты, солдат, едешь на свой заслуженный отпуск. И что может быть лучше, чем провести его со своими приятелями, Ынджи и Джонг, из корейской армии? "Пхеньян" ведь просто пригород Сеула, верно? Верно?\nК несчастью, нет. Добро пожаловать в Северную Корею Корейскую Народно-Демократическую Республику!\n\nПопытайтесь выжить в одной из самых жёстких диктатур всего мира вместе с двумя девочками. Избегайте расстрелов, казней из зенитки, несчастных случаев и попыток государственной измены при исследовании самых известных достопримечательностей Истинной Кореи. Вы сможете:\n\nПоехать в отпуск\nУвидеть Северную Корею Лучшую Корею\nПопутешествовать с милыми гидами офицерами военной полиции\nВстречаться с ними\nТакже там у нас вроде как горячий источник есть\nПоддержка одноручного геймплея *миг-миг*\nМы знаем, зачем ты здесь</text:p>
          </table:table-cell>
          <table:table-cell/>
          <table:table-cell office:value-type="string" calcext:value-type="string">
            <text:p>2-10 часов</text:p>
          </table:table-cell>
          <table:table-cell office:value-type="string" calcext:value-type="string">
            <text:p>devgru-p</text:p>
          </table:table-cell>
          <table:table-cell office:value-type="string" calcext:value-type="string">
            <text:p>{'любовный треугольник', 'КНДР!', 'Останься!', 'Иностранный разработчик', 'Главный герой парень', 'Повествование от первого лица'}</text:p>
          </table:table-cell>
          <table:table-cell office:value-type="string" calcext:value-type="string">
            <text:p>comedy,romance,parody,ecchi</text:p>
          </table:table-cell>
          <table:table-cell office:value-type="string" calcext:value-type="string">
            <text:p>https://goo.gl/1bgPcE</text:p>
          </table:table-cell>
          <table:table-cell office:value-type="string" calcext:value-type="string">
            <text:p>1388.png</text:p>
          </table:table-cell>
        </table:table-row>
        <table:table-row table:style-name="ro1">
          <table:table-cell office:value-type="string" calcext:value-type="string">
            <text:p>Доки-Доки Литературный клуб! (Doki Doki Literature Club!)</text:p>
          </table:table-cell>
          <table:table-cell office:value-type="string" calcext:value-type="string">
            <text:p>Привет, с вами Моника!\n\nДобро пожаловать в Литературный Клуб! Моей мечтой всегда была идея: создать нечто особенное из того, что я люблю. Сейчас, как член клуба, ты можешь помочь сбыться моей мечте в этой милой игре!\nКаждый день полон разговоров и веселых занятий с моими обожаемыми и уникальными членами клуба:\nСаёри, юный луч света, что более всего ценит счастье;\nНацуки, обманчиво милая девушка, что может больно ужалить;\nЮри, робкая и загадочная, что находит покой в мире книг;\n... И, конечно, Моника - глава клуба! Это - я!\nЯ очень рада, что ты со всеми подружишься, и поможешь сделать Литературный Клуб более любимым для его членов. И я уже могу сказать, что ты очень милый! Ты ведь пообещаешь уделить мне больше всего внимания?\n\nДополнительная информация:\nПо ссылкам на скачивание представлено три варианта новеллы - в переводе группы "Sun-Team", "Энтузиасты Team" и "Doki-Team".</text:p>
          </table:table-cell>
          <table:table-cell/>
          <table:table-cell office:value-type="string" calcext:value-type="string">
            <text:p>2-10 часов</text:p>
          </table:table-cell>
          <table:table-cell office:value-type="string" calcext:value-type="string">
            <text:p>team_salvato</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comedy,school,triller</text:p>
          </table:table-cell>
          <table:table-cell office:value-type="string" calcext:value-type="string">
            <text:p>https://drive.google.com/drive/folders/1936hxpPYZL4tex6H1rdeik3nHALQNnKF?usp=sharing</text:p>
          </table:table-cell>
          <table:table-cell office:value-type="string" calcext:value-type="string">
            <text:p>1386.jpg</text:p>
          </table:table-cell>
        </table:table-row>
        <table:table-row table:style-name="ro1">
          <table:table-cell office:value-type="string" calcext:value-type="string">
            <text:p>Utawarerumono</text:p>
          </table:table-cell>
          <table:table-cell office:value-type="string" calcext:value-type="string">
            <text:p>Хакуоро был тяжело ранен и потерял память. Очнулся он в тихой горной деревушке, где его приютила семья, состоящая из двух сестёр и их бабушки. Постепенно он оправился от ран и стал считать эту деревню своим домом, но так ничего и не вспомнил. Для него началась новая жизнь. Но когда местный правитель угрожает мирной жизни Хакуоро и его новоявленной семьи, ему приходится вступить на тропу войны, хаоса и судьбы, гораздо более величественной, чем он мог себе представить.\nДополнительная информация:\nИгра представляет из себя линейную визуальную новеллу(выбор игрока не влияет на сюжет совсем). Помимо диалогов вас ждут динамические пошаговые бои. Где вам понадобится кроме стратегии и тактики, еще и реакция(иначе не видать вам невероятных комбо-атак).</text:p>
          </table:table-cell>
          <table:table-cell/>
          <table:table-cell office:value-type="string" calcext:value-type="string">
            <text:p>10-30 часов</text:p>
          </table:table-cell>
          <table:table-cell office:value-type="string" calcext:value-type="string">
            <text:p>leaf_&amp;_aquaplus</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romance,action,fantasy,hentai</text:p>
          </table:table-cell>
          <table:table-cell office:value-type="string" calcext:value-type="string">
            <text:p>https://drive.google.com/file/d/1lOqD2Aid9etIXShuVAgpPhmJK6dY4gXJ/view?usp=sharing</text:p>
          </table:table-cell>
          <table:table-cell office:value-type="string" calcext:value-type="string">
            <text:p>1378.jpg</text:p>
          </table:table-cell>
        </table:table-row>
        <table:table-row table:style-name="ro1">
          <table:table-cell office:value-type="string" calcext:value-type="string">
            <text:p>Мои Дьявольские Возлюбленные: Твой Романтический Выбор (My Devil Lovers: Romance You Choose)</text:p>
          </table:table-cell>
          <table:table-cell office:value-type="string" calcext:value-type="string">
            <text:p>◇◇Вы можете наслаждать игрой бесплатно до конца! ◇◇\n◇◇Каждый Ваш выбор имеет значение и может все изменить! ◇◇\n◇◇Это приложение - интерактивная Романтическая Драма на тему “Семь смертных грехов” ◇◇\n◇◇Вы – героиня! Станьте главной героиней и окунитесь в романтику с прекрасными демонами! ◇◇\n■■Предыстория ■■\nОднажды в букинистическом магазине по дороге домой Вы находите загадочную чёрную книгу. С тех пор вокруг Вас постоянно происходят несчастные случаи… После нападения странного незнакомца, перед Вами появляются 4 прекрасных мужчины! Они заявляют, что они демоны и Вы должны заключить контракт с одним из них, чтобы спастись от злого “Ангела”, который Вас преследует. Сделайте свой выбор...\n■■Персонажи■■\n◆【Гордыня】Люциус Р Леон\n“Если хочешь жить - выбирай… Выбирай, кто будет тебя защищать.”\nСамовлюбленный демон с красными глазами. После заключения контракта он настоял на переезде к Вам, и вы начали жить под одной крышей. Взамен он просит Вашу “душу”. В начале он горд и Вы жалеете, что заключили контракт с ним. Но, со временем, расстояние между вами сокращается…\n◆【Гнев】Мицуки\n“Ты совсем глупая, да?”\nКрутой демон с голубыми глазами. Если Вы выбрали Мицуки, Вы попадете в дом к фотомодели Леви. Мицуки работает её личным телохранителем. Взамен он просит Вас никого не убивать. Сначала он не интересуется Вами, но…\n◆【Лень】Белл\n“Почему ты такая напряженная? Расслабься.”\nЗаводной демон с зелёными глазами. Вы начинаете жить вместе, а взамен он просит Вас не умирать первые 10 дней после заключения контракта. Белл всегда нежен и хорош во всём, включая домашние хлопоты. Это делает его идеальным молодым человеком. Но, когда вы знакомитесь ближе, Вы узнаёте о его неудачах с бывшими клиентами…\n◆【Похоть】Грэй Асмодеус\n“Не влюбись в меня.”\nНежный демон с серыми глазами. Он выглядит как прекрасный принц, но он – двойственная личность и постоянно пытается Вас подколоть. За то, что он Вас защищает, он просит Вас не влюбляться в него. Проживая с ним вместе, Вы узнаете, что у него есть и добрая сторона. А ещё Вы узнаете о грустном происшествии из его прошлого…\nВы можете выбрать персонажа по вкусу! …Кого Вы выберете?\n■Как играть■\nИграть очень просто!\n1. Прочтите пролог.\n2.Выберите понравившийся персонаж.\n3. Делайте выбор во время прочтения истории и сближайтесь с выбранным персонажем.\n4. В истории есть два окончания! Ваш выбор определит, достигните ли Вы счастливой развязки!\n◇Историю можно прочесть бесплатно, используя выданные Тикеты.\n◇Дальше Вы сможете получить дополнительные Тикеты, просматривая видео и выполняя задания.\nЕсть реклама · Есть платный контент. Рекомендуемый возраст для игры:12+</text:p>
          </table:table-cell>
          <table:table-cell/>
          <table:table-cell office:value-type="string" calcext:value-type="string">
            <text:p>2-10 часов</text:p>
          </table:table-cell>
          <table:table-cell office:value-type="string" calcext:value-type="string">
            <text:p>genius</text:p>
          </table:table-cell>
          <table:table-cell office:value-type="string" calcext:value-type="string">
            <text:p>{'Иностранный разработчик', 'Главный герой девушка', 'отомэ', 'Мои Дьявольские Возлюбленные', 'Повествование от первого лица'}</text:p>
          </table:table-cell>
          <table:table-cell office:value-type="string" calcext:value-type="string">
            <text:p>drama,romance,mystic,fantasy</text:p>
          </table:table-cell>
          <table:table-cell office:value-type="string" calcext:value-type="string">
            <text:p>https://apkpure.com/ru/my-devil-lovers-%D1%80%D1%83%D1%81%D1%81%D0%BA%D0%B8%D0%B9-romance-you-choose/com.genius.taizairussia</text:p>
          </table:table-cell>
          <table:table-cell office:value-type="string" calcext:value-type="string">
            <text:p>1376.jpg</text:p>
          </table:table-cell>
        </table:table-row>
        <table:table-row table:style-name="ro1">
          <table:table-cell office:value-type="string" calcext:value-type="string">
            <text:p>Красный Буревестник (Красный Буревестник)</text:p>
          </table:table-cell>
          <table:table-cell office:value-type="string" calcext:value-type="string">
            <text:p>Браузерная игра, совмещенная с тестом на политические взгляды. Главный герой по своей непутёвости попадает в мир иллюзий, откуда можно выбраться, только если начать брать на себя ответственность. В результате его переводят в место, отдалённо напоминающее Петроград 2017-го года, где он лично должен принять ключевые решения того времени для общества. Выгнать из Кремля Сталина или Троцкого, отдать фабрики рабочим или оставить за капиталистами, подписать Брестский договор или воевать до победного конца. Каждый шаг, каждый ответ на вопрос влияет на карму игрока и на ту политическую характеристику, которую вы получите в конце.</text:p>
          </table:table-cell>
          <table:table-cell/>
          <table:table-cell office:value-type="string" calcext:value-type="string">
            <text:p>2-10 часов</text:p>
          </table:table-cell>
          <table:table-cell office:value-type="string" calcext:value-type="string">
            <text:p>soobschestvo_"vestnik_buri"</text:p>
          </table:table-cell>
          <table:table-cell office:value-type="string" calcext:value-type="string">
            <text:p>{'отечественный разработчик', 'Стимпанк', 'киберпанк', 'октябрь', 'КрасныйБуревесник', 'Повествование от первого лица'}</text:p>
          </table:table-cell>
          <table:table-cell office:value-type="string" calcext:value-type="string">
            <text:p>comedy,parody,adventure,fantasy</text:p>
          </table:table-cell>
          <table:table-cell office:value-type="string" calcext:value-type="string">
            <text:p>http://2017.vestnikburi.com/</text:p>
          </table:table-cell>
          <table:table-cell office:value-type="string" calcext:value-type="string">
            <text:p>1354.jpg</text:p>
          </table:table-cell>
        </table:table-row>
        <table:table-row table:style-name="ro1">
          <table:table-cell office:value-type="string" calcext:value-type="string">
            <text:p>Милашка (Pretty)</text:p>
          </table:table-cell>
          <table:table-cell office:value-type="string" calcext:value-type="string">
            <text:p>В небольшом городке стали происходить таинственные исчезновения, причиной которых, по слухам, являются нападения странных существ, бродящих по ночным улицам.\nТы - обычный старшеклассник, интересующийся всем сверхъестественным. Ты бы не назвал это одержимостью или болезнью, и не проводишь всё своё свободное время в блогах о призраках и прочих странностях (не каждый день, по крайней мере). Однако, когда милая одноклассница просит вашей помощи в данном вопросе, просто невозможно отказаться.</text:p>
          </table:table-cell>
          <table:table-cell/>
          <table:table-cell office:value-type="string" calcext:value-type="string">
            <text:p>Менее 2 часов</text:p>
          </table:table-cell>
          <table:table-cell office:value-type="string" calcext:value-type="string">
            <text:p>rosin_entertainment_&amp;_team_tomo</text:p>
          </table:table-cell>
          <table:table-cell office:value-type="string" calcext:value-type="string">
            <text:p>{'Повествование от первого лица', 'Главный герой парень', 'Иностранный разработчик'}</text:p>
          </table:table-cell>
          <table:table-cell office:value-type="string" calcext:value-type="string">
            <text:p>drama,mystic,school</text:p>
          </table:table-cell>
          <table:table-cell office:value-type="string" calcext:value-type="string">
            <text:p>https://drive.google.com/file/d/1JLFCOuiJO1_juYYADck33Q5JWcHgnurQ/view</text:p>
          </table:table-cell>
          <table:table-cell office:value-type="string" calcext:value-type="string">
            <text:p>1351.png</text:p>
          </table:table-cell>
        </table:table-row>
        <table:table-row table:style-name="ro1">
          <table:table-cell office:value-type="string" calcext:value-type="string">
            <text:p>Дети звездной пыли (Stardust Kids)</text:p>
          </table:table-cell>
          <table:table-cell office:value-type="string" calcext:value-type="string">
            <text:p>Заместитель главы клуба изучения НЛО не был готов к тому, чем обернется инспекция клубного инвентаря. Долгожданные летние каникулы придется отложить, ведь теперь Курту предстоит найти пропавшую вещь - комнатный планетарий.</text:p>
          </table:table-cell>
          <table:table-cell/>
          <table:table-cell office:value-type="string" calcext:value-type="string">
            <text:p>2-10 часов</text:p>
          </table:table-cell>
          <table:table-cell office:value-type="string" calcext:value-type="string">
            <text:p>hazukashii_team</text:p>
          </table:table-cell>
          <table:table-cell office:value-type="string" calcext:value-type="string">
            <text:p>{'фурри', 'отечественный разработчик', 'Главный герой парень', 'hazukashii team', 'Adv', 'Повествование от первого лица'}</text:p>
          </table:table-cell>
          <table:table-cell office:value-type="string" calcext:value-type="string">
            <text:p>drama,detective,routine,adventure,school</text:p>
          </table:table-cell>
          <table:table-cell office:value-type="string" calcext:value-type="string">
            <text:p>https://drive.google.com/drive/mobile/folders/1X49dYgsDOK2h3bd-_5ePXzyvYs0t8kks</text:p>
          </table:table-cell>
          <table:table-cell office:value-type="string" calcext:value-type="string">
            <text:p>1350.jpg</text:p>
          </table:table-cell>
        </table:table-row>
        <table:table-row table:style-name="ro1">
          <table:table-cell office:value-type="string" calcext:value-type="string">
            <text:p>NekoPara Vol.3</text:p>
          </table:table-cell>
          <table:table-cell office:value-type="string" calcext:value-type="string">
            <text:p>Третья часть серии "NekoPara".\n\nКондитерская «La Soleil», которой управляет Минадзуки Касё, процветает благодаря помощи двух некодевочек: гордой, немного надменной Мейпл и импульсивной мечтательницы Синамон.\nОни особенно близки среди остальных сестер. Однажды, Мэйпл сталкивается с кое-чем, что подрывает стремление к ее мечте..\nНе желая видеть как Мейпл страдает, Синамон хочет помочь ей любым способом, но она не может понять как это сделать. Эта история - трогательная комедия о некодевочках, их амбициях, и узах связывающих их семью ... ну и немного пикантности в придачу конечно.</text:p>
          </table:table-cell>
          <table:table-cell/>
          <table:table-cell office:value-type="string" calcext:value-type="string">
            <text:p>2-10 часов</text:p>
          </table:table-cell>
          <table:table-cell office:value-type="string" calcext:value-type="string">
            <text:p>neko_works</text:p>
          </table:table-cell>
          <table:table-cell office:value-type="string" calcext:value-type="string">
            <text:p>{'Иностранный разработчик', 'Повествование от первого лица', 'NekoparaNW', 'Главный герой парень'}</text:p>
          </table:table-cell>
          <table:table-cell office:value-type="string" calcext:value-type="string">
            <text:p>comedy,romance,routine,hentai</text:p>
          </table:table-cell>
          <table:table-cell office:value-type="string" calcext:value-type="string">
            <text:p>https://drive.google.com/file/d/1luP-ZmF9FGU_hxNgGfgmgDPNPjhtdbeF/view?usp=sharing</text:p>
          </table:table-cell>
          <table:table-cell office:value-type="string" calcext:value-type="string">
            <text:p>1341.jpg</text:p>
          </table:table-cell>
        </table:table-row>
        <table:table-row table:style-name="ro1">
          <table:table-cell office:value-type="string" calcext:value-type="string">
            <text:p>Sakura Dungeon</text:p>
          </table:table-cell>
          <table:table-cell office:value-type="string" calcext:value-type="string">
            <text:p>Вы Ёми, древний дух лисы. Очень долгое время вы были запечатаны и за это время всё ваше подземелье было украдено. Захватывайте девочек-монстров, собирайте лут, исследуйте подземелья и верните то, что по праву ваше.</text:p>
          </table:table-cell>
          <table:table-cell/>
          <table:table-cell office:value-type="string" calcext:value-type="string">
            <text:p>10-3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adventure,fantasy</text:p>
          </table:table-cell>
          <table:table-cell office:value-type="string" calcext:value-type="string">
            <text:p>http://www.mediafire.com/file/y9uap9hl3yd14gz/SakuraDungeon_v1.0.5.rar</text:p>
          </table:table-cell>
          <table:table-cell office:value-type="string" calcext:value-type="string">
            <text:p>1340.jpg</text:p>
          </table:table-cell>
        </table:table-row>
        <table:table-row table:style-name="ro1">
          <table:table-cell office:value-type="string" calcext:value-type="string">
            <text:p>Волчица с Тобой (Wolf girl with you/狼少女といっしょ)</text:p>
          </table:table-cell>
          <table:table-cell office:value-type="string" calcext:value-type="string">
            <text:p>Игра ожидаемая многими игроками! Три дня из жизни с эротично-милой девушкой-волчицей! На полнолуние, вы нашли робкого щенка, точнее, полудевочку-полу... В общем, девушку оборотня! Это было начало новой дикой и сексуальной жизни! Ужинайте вместе, мойтесь вместе и спите вместе(и не только спите!)! Может вы иногда и ссоритесь, но она такая весёлая!\nДополнительная Информация: Игра переведена на русский мною(strelokhalfer), под нож пущен японский язык. Исправил русские буквы, немного влез в код флешки(ширина некоторых строк была мала). Так же перевёл ридми, мануал. Вытащил флешку из exe, думаю, теперь на линуксе и маке можно будет запустить с меньшими бубнами. Работаю без корректора, но надеюсь, ошибок мало. Угловые кнопки не перевёл, потому что они выполнены ввиде роликов. Кнопки выбора могут чудить, ввиду особенностей их создания(если добуду 1..6 версию, мб покопаю, чё там японец начудил).\nЗвук: Встроенная или внешняя звуковая карта, наушники или колонки(и прочее...)\nМикрофон: Для управления голосом, по желанию.\nОсобенности игры:\n【Красивая анимация, простые действия】\nНаслаждайтесь милыми и сексуальными роликами, выполненными в высококачественном 3D! Действия в игре просты. Просто нажмите любую кнопку выбора в игре. В некоторых секс-сценах, можно кончить "Внутрь" или "Наружу".\n【Уровень любви】\nПо ходу игры, уровень привязанности Лиру к вам будет расти. Всего три уровня.\n【Качество видео】\nНе FullHD конечно, но разрешение выросло с 800×600 до 1280×720. Как ни странно, должно пойти на слабых машинах(П\п: и идёт!).\n【Синхронизация губ】\nАнимация губ персонажа совпадает с тем, что он говорит!\n【Функция Голос!】\nВыбор действий при помощи голоса! Теперь ваши руки будут заняты более важными делами!\n【Язык интерфейса и субтитров】\nТеперь вы можете сменить язык игры!(А так же, перевести на свой)\n【Пауза, выбор сцены】\nПри нажатии клавиши "Пробел" вы можете приостановить роли, а при нажатии кнопки в левом верхнем углу - выбрать доступную сцену.</text:p>
          </table:table-cell>
          <table:table-cell/>
          <table:table-cell office:value-type="string" calcext:value-type="string">
            <text:p>Менее 2 часов</text:p>
          </table:table-cell>
          <table:table-cell office:value-type="string" calcext:value-type="string">
            <text:p>seismic</text:p>
          </table:table-cell>
          <table:table-cell office:value-type="string" calcext:value-type="string">
            <text:p>{'не люди', 'Иностранный разработчик', 'Главный герой парень', 'Волчица с Тобой', 'Повествование от первого лица'}</text:p>
          </table:table-cell>
          <table:table-cell office:value-type="string" calcext:value-type="string">
            <text:p>romance,routine,fantasy,hentai</text:p>
          </table:table-cell>
          <table:table-cell office:value-type="string" calcext:value-type="string">
            <text:p>http://hitfile.net/G9IB0dx</text:p>
          </table:table-cell>
          <table:table-cell office:value-type="string" calcext:value-type="string">
            <text:p>1332.jpg</text:p>
          </table:table-cell>
        </table:table-row>
        <table:table-row table:style-name="ro1">
          <table:table-cell office:value-type="string" calcext:value-type="string">
            <text:p>Король Бали (King Of Bali)</text:p>
          </table:table-cell>
          <table:table-cell office:value-type="string" calcext:value-type="string">
            <text:p>«Король Бали» - это симулятор романтических приключений для взрослых, полный юмора и многогранных персонажей. Сколько девушек Вы сможете очаровать на Бали? Билли Бега – знаменитый певец, которому принадлежит мировой хит 2007 года «Поцелуй в Сердце». Однако вот уже десять лет ни одна песня Билли не видала строчек хит-парадов. По правде говоря, Билли уже и смирился с участью «героя одного хита». После того, как выступление Билли на знаменитом фестивале отменили организаторы, его менеджер предложил выступление на открытии пафосного отеля на Бали в качестве альтернативы. В поисках вдохновения для нового альбома, Билли проводит время на излюбленном острове туристов, среди которых Билли надеется повстречать прекрасных дам!\n\n***Ссылка обновлена!***</text:p>
          </table:table-cell>
          <table:table-cell/>
          <table:table-cell office:value-type="string" calcext:value-type="string">
            <text:p>2-10 часов</text:p>
          </table:table-cell>
          <table:table-cell office:value-type="string" calcext:value-type="string">
            <text:p>king_key_games</text:p>
          </table:table-cell>
          <table:table-cell office:value-type="string" calcext:value-type="string">
            <text:p>{'Повествование от первого лица', 'Главный герой парень', 'гарем', 'Король Бали', 'Иностранный разработчик', 'Эроге'}</text:p>
          </table:table-cell>
          <table:table-cell office:value-type="string" calcext:value-type="string">
            <text:p>comedy,romance,routine,adventure</text:p>
          </table:table-cell>
          <table:table-cell office:value-type="string" calcext:value-type="string">
            <text:p>https://yadi.sk/d/nFgjParfwebDDQ</text:p>
          </table:table-cell>
          <table:table-cell office:value-type="string" calcext:value-type="string">
            <text:p>1329.jpg</text:p>
          </table:table-cell>
        </table:table-row>
        <table:table-row table:style-name="ro1">
          <table:table-cell office:value-type="string" calcext:value-type="string">
            <text:p>Две лилии (Tsui Yuri)</text:p>
          </table:table-cell>
          <table:table-cell office:value-type="string" calcext:value-type="string">
            <text:p>«Дополняйте друг друга, поддерживайте друг друга…»\n\nСакура Итика и Сакура Футаба — однояйцовые близнецы. Спортивная и общительная Футаба. Немного стеснительная и ответственная Итика. Они были вместе с самого рождения.\n\nНо что, если любовь переходит границы родственной?\nСкрыть запретные чувства под замком и отвернуться от них?..\nИли же открыто принять?..</text:p>
          </table:table-cell>
          <table:table-cell/>
          <table:table-cell office:value-type="string" calcext:value-type="string">
            <text:p>2-10 часов</text:p>
          </table:table-cell>
          <table:table-cell office:value-type="string" calcext:value-type="string">
            <text:p>eye★phon</text:p>
          </table:table-cell>
          <table:table-cell office:value-type="string" calcext:value-type="string">
            <text:p>{'Повествование от первого лица', 'Главный герой девушка', 'Иностранный разработчик', 'юри'}</text:p>
          </table:table-cell>
          <table:table-cell office:value-type="string" calcext:value-type="string">
            <text:p>drama,comedy,romance,routine,school</text:p>
          </table:table-cell>
          <table:table-cell office:value-type="string" calcext:value-type="string">
            <text:p>http://www.mediafire.com/file/pbqu42c3b6fey95/TsuiYuri_setup.exe</text:p>
          </table:table-cell>
          <table:table-cell office:value-type="string" calcext:value-type="string">
            <text:p>1328.jpg</text:p>
          </table:table-cell>
        </table:table-row>
        <table:table-row table:style-name="ro1">
          <table:table-cell office:value-type="string" calcext:value-type="string">
            <text:p>Элиза: Соблазнение Хозяйки Трактира (Elisa: Seduce the Innkeeper)</text:p>
          </table:table-cell>
          <table:table-cell office:value-type="string" calcext:value-type="string">
            <text:p>Игроку представится возможность прожить несколько дней из жизни не какого-то обычного человека, а самого могущественного, богатого и известного дворянина, который способен заполучить все, чего бы он ни пожелал. Но так ли это? Несмотря на свою красоту, эти девушки известны ещё и тем, что ещё никому не удалось покорить их сердца. Это будет тяжелое испытание. Не стоит никого и ничего недооценивать. Игроку предстоит принимать различные решения и выбирать то, что будет говорить главный герой, а это в свою очередь повлияет на то, как будут развиваться события. Готовы ли Вы к этому захватывающему приключению, где важен каждый выбор, сделанный Вами?\nВ нашей игре Вам будет доступно более 40 основных и второстепенных выборов. Принятые решения и сказанные слова могут повлиять на ход истории как в лучшую сторону, так и наоборот.\n• Возьмите в Ваши руки судьбу нашего главного героя. Будет ли он "хорошим" или станет "плохим" - всё зависит только от Вас!\n• Девушки будут реагировать по-разному в зависимости от ситуации!\n•Но это ещё не всё! Принятие хороших или плохих решений позволит игроку раскрыть различные черты характера нашего главного героя и тем самым сформировать его поведение и личность.\nТакже:\n• Откройте 15+ локаций и фоновых изображений, созданных нашей художницей Ria (победительницей национального соревнования аниме-художников "2015 Last Draw").\n• 30+ работ от нашего художника Bicio (победителя "2015 Latin American Manga contest").\n• Откройте полный саундтрек нашей игры и слушайте его, когда хотите!\n• Откройте и соберите полную коллекцию секретных бонусных сцен в галерее.\nВсе изображения в нашем визуальном романе, включая персонажей, доступны в разрешении 4k ULTRA HD, что позволит Вам насладиться четкостью и красочностью картинки даже на экранах с более низким разрешением.\nПатч 18+: Скачать\n\n\n\nDEMANSO решил проблему с запуском игры. Всё нашел обход . Вот качаем тут на сайте https://nwjs.io версию SDK и раскраиваем архив берём из главной папки раскрытого архива все файлы кроме locales и swiftshader . И кидаем эти файлы в папку с игрой. После этого запускаем игру через nw.exe . И радуемся баг мы проходим. Выходит баг запороли из-за игрового движка . Также после этого у вас не будет работать Elisa.exe.</text:p>
          </table:table-cell>
          <table:table-cell/>
          <table:table-cell office:value-type="string" calcext:value-type="string">
            <text:p>2-10 часов</text:p>
          </table:table-cell>
          <table:table-cell office:value-type="string" calcext:value-type="string">
            <text:p>neoclassic_games</text:p>
          </table:table-cell>
          <table:table-cell office:value-type="string" calcext:value-type="string">
            <text:p>{''}</text:p>
          </table:table-cell>
          <table:table-cell office:value-type="string" calcext:value-type="string">
            <text:p>drama,comedy,romance,adventure,hentai</text:p>
          </table:table-cell>
          <table:table-cell office:value-type="string" calcext:value-type="string">
            <text:p>https://drive.google.com/uc?id=0BxBkX-ZX4J9IMWpRV0VtbDBIRnc&amp;export=download</text:p>
          </table:table-cell>
          <table:table-cell office:value-type="string" calcext:value-type="string">
            <text:p>1327.jpg</text:p>
          </table:table-cell>
        </table:table-row>
        <table:table-row table:style-name="ro1">
          <table:table-cell office:value-type="string" calcext:value-type="string">
            <text:p>Счастливый класс (Happy Class)</text:p>
          </table:table-cell>
          <table:table-cell office:value-type="string" calcext:value-type="string">
            <text:p>-Эй, слышала про счастливый класс?\n-Счастливый класс? Что это?\n-Там есть один стол. Если ты напишешь на нем свое желание, то оно обязательно сбудется…</text:p>
          </table:table-cell>
          <table:table-cell/>
          <table:table-cell office:value-type="string" calcext:value-type="string">
            <text:p>Менее 2 часов</text:p>
          </table:table-cell>
          <table:table-cell office:value-type="string" calcext:value-type="string">
            <text:p>tabun_osoraku_kitto</text:p>
          </table:table-cell>
          <table:table-cell office:value-type="string" calcext:value-type="string">
            <text:p>{'Иностранный разработчик', 'Счастливый', 'Главный герой девушка', 'класс'}</text:p>
          </table:table-cell>
          <table:table-cell office:value-type="string" calcext:value-type="string">
            <text:p>horror</text:p>
          </table:table-cell>
          <table:table-cell office:value-type="string" calcext:value-type="string">
            <text:p>https://mega.nz/#!Fg8VVToA!BuWIK0ooZtX-vucTZFc4PDCmKwo-h8Uok3PNlM6Rjqs</text:p>
          </table:table-cell>
          <table:table-cell office:value-type="string" calcext:value-type="string">
            <text:p>1326.png</text:p>
          </table:table-cell>
        </table:table-row>
        <table:table-row table:style-name="ro1">
          <table:table-cell office:value-type="string" calcext:value-type="string">
            <text:p>Games&amp;Girls Episode 2</text:p>
          </table:table-cell>
          <table:table-cell office:value-type="string" calcext:value-type="string">
            <text:p>Наша парочка в лице протагониста и Сирры живут мирной жизнью, но из-за отсутствия консоли, на которой можно играть в видеоигры, наш герой решается купить себе новую приставку. На следующий же день в его комнате появляется ещё одна странная и к тому же маленькая девочка!\n\nПрисутствуют оба эпизода.</text:p>
          </table:table-cell>
          <table:table-cell/>
          <table:table-cell office:value-type="string" calcext:value-type="string">
            <text:p>Менее 2 часов</text:p>
          </table:table-cell>
          <table:table-cell office:value-type="string" calcext:value-type="string">
            <text:p>yume_creations</text:p>
          </table:table-cell>
          <table:table-cell office:value-type="string" calcext:value-type="string">
            <text:p>{'Иностранный разработчик', 'Главный герой парень', 'Games&amp;Girls', 'Повествование от первого лица'}</text:p>
          </table:table-cell>
          <table:table-cell office:value-type="string" calcext:value-type="string">
            <text:p>drama,comedy,romance,routine,fiction</text:p>
          </table:table-cell>
          <table:table-cell office:value-type="string" calcext:value-type="string">
            <text:p>https://drive.google.com/file/d/0B_Rb1rVl6i-fTXRQcURMcFB6Xzg/view?usp=sharing</text:p>
          </table:table-cell>
          <table:table-cell office:value-type="string" calcext:value-type="string">
            <text:p>1324.jpg</text:p>
          </table:table-cell>
        </table:table-row>
        <table:table-row table:style-name="ro1">
          <table:table-cell office:value-type="string" calcext:value-type="string">
            <text:p>Однажды Ночью, Открытой Всем Ветрам (Once on a windswept night)</text:p>
          </table:table-cell>
          <table:table-cell office:value-type="string" calcext:value-type="string">
            <text:p>Однажды, давным давно, жила-была путешественница.\nНаш главный героиня, загадочная путешественница, странствует по далёким землям Дессервира в поиске покупателей для её товаров. Узнав о большом ежегодном рынке в деревне Кастелла, путешественница решила открыть рыночный прилавок и попытать удачу. Жизнь, однако, не так проста. После того как её обманул гоблин и оставил её погибать посреди холодных, влажных болот, путешественница почти потеряла надежду. Точнее, пока она не наткнулся на таинственную церковь находящуюся в глуши, и не встретился с двумя монахинями которые там живут. Что эти две монахини делают сами по себе, и почему в воздухе такая меланхолическая атмосфера?\nУ путешественницы есть только одна ветреная ночь, чтобы раскрыть эти тайны и узнать правду.\nИнформация:\n-Эта ВН имеет выборы и различные ветви сюжета.\n-Сценарий составляет около 40 тыс.\n-Так как это yurijam ВН, она фокусируется на юри (девушка х девушка) отношениях.\n-Включает в себя много нечестных достижений которые сложно получить.\n-Авторские спрайты, фоны и саундтрек.\n-Написано автором Asphyxia, Strawberry Vinegar, и Emmeline Burns.\n-Самое важное, эта новелла совершенно бесплатна!\n***Ссылка обновлена!***</text:p>
          </table:table-cell>
          <table:table-cell/>
          <table:table-cell office:value-type="string" calcext:value-type="string">
            <text:p>2-10 часов</text:p>
          </table:table-cell>
          <table:table-cell office:value-type="string" calcext:value-type="string">
            <text:p>ebi-hime_&amp;_sekai_project</text:p>
          </table:table-cell>
          <table:table-cell office:value-type="string" calcext:value-type="string">
            <text:p>{'Русский'}</text:p>
          </table:table-cell>
          <table:table-cell office:value-type="string" calcext:value-type="string">
            <text:p>drama,romance,mystic,fantasy</text:p>
          </table:table-cell>
          <table:table-cell office:value-type="string" calcext:value-type="string">
            <text:p>https://yadi.sk/d/es7DgectYUpFNg</text:p>
          </table:table-cell>
          <table:table-cell office:value-type="string" calcext:value-type="string">
            <text:p>1323.jpg</text:p>
          </table:table-cell>
        </table:table-row>
        <table:table-row table:style-name="ro1">
          <table:table-cell office:value-type="string" calcext:value-type="string">
            <text:p>Сакура Валентинов День (Sakura Valentine's Day)</text:p>
          </table:table-cell>
          <table:table-cell office:value-type="string" calcext:value-type="string">
            <text:p>Что может быть романтичнее свидания на Валентинов день? Свидание на Валентинов день в пятизвёздочном отеле с "всё включено"! Впрочем, наш главный герой, Хару, не испытал открытого восторга, когда его на самом деле пригласили на свидание… две девушки одновременно. Тем более, они согласились делиться, так что Хару предстоит поучаствовать в двойном свидании на Валентинов день, для чего ему потребуется нечеловеческая выносливость.</text:p>
          </table:table-cell>
          <table:table-cell/>
          <table:table-cell office:value-type="string" calcext:value-type="string">
            <text:p>Менее 2 часов</text:p>
          </table:table-cell>
          <table:table-cell office:value-type="string" calcext:value-type="string">
            <text:p>winged_cloud</text:p>
          </table:table-cell>
          <table:table-cell office:value-type="string" calcext:value-type="string">
            <text:p>{'Эроге', 'Иностранный разработчик', 'Главный герой парень', 'Валентинов', 'сакура', 'день', 'Повествование от первого лица'}</text:p>
          </table:table-cell>
          <table:table-cell office:value-type="string" calcext:value-type="string">
            <text:p>comedy,romance,routine,ecchi,hentai</text:p>
          </table:table-cell>
          <table:table-cell office:value-type="string" calcext:value-type="string">
            <text:p>https://goo.gl/knfoz7</text:p>
          </table:table-cell>
          <table:table-cell office:value-type="string" calcext:value-type="string">
            <text:p>1321.png</text:p>
          </table:table-cell>
        </table:table-row>
        <table:table-row table:style-name="ro1">
          <table:table-cell office:value-type="string" calcext:value-type="string">
            <text:p>Василиска (Basiliska)</text:p>
          </table:table-cell>
          <table:table-cell office:value-type="string" calcext:value-type="string">
            <text:p>Сицилия - колдунья, бывшая осужденная и экстраординарная хозяйка лавки, которая получает письмо, доставленное к ее двери никем иным, как Орсоном, резидентом магического Совета. В отчаянной попытке избежать разговоров с людьми, которые ей не нравятся, она вынашивает план с местным изгоем в главной роли, чтобы не потерять свое место.\nНе сказать, что изгой об этом знает. Или что план Сицилии проходит успешно.\nНет смысла уточнять, что все становится только хуже.</text:p>
          </table:table-cell>
          <table:table-cell/>
          <table:table-cell office:value-type="string" calcext:value-type="string">
            <text:p>Менее 2 часов</text:p>
          </table:table-cell>
          <table:table-cell office:value-type="string" calcext:value-type="string">
            <text:p>carrogath</text:p>
          </table:table-cell>
          <table:table-cell office:value-type="string" calcext:value-type="string">
            <text:p>{'Иностранный разработчик', 'Basiliska', 'Несколько главных героев'}</text:p>
          </table:table-cell>
          <table:table-cell office:value-type="string" calcext:value-type="string">
            <text:p>drama,comedy,fantasy</text:p>
          </table:table-cell>
          <table:table-cell office:value-type="string" calcext:value-type="string">
            <text:p>https://drive.google.com/file/d/0B4SxBjmojqJQaEljdWFiYjExU1k/view?usp=sharing&amp;resourcekey=0-UU0I4QdIEnTSptDUGw2N_Q</text:p>
          </table:table-cell>
          <table:table-cell office:value-type="string" calcext:value-type="string">
            <text:p>1317.jpg</text:p>
          </table:table-cell>
        </table:table-row>
        <table:table-row table:style-name="ro1">
          <table:table-cell office:value-type="string" calcext:value-type="string">
            <text:p>Первый Поцелуй на Ужасной Вечеринке (First Kiss at a ~Spooky~ Soirée)</text:p>
          </table:table-cell>
          <table:table-cell office:value-type="string" calcext:value-type="string">
            <text:p>Первый Поцелуй на ~Ужасной~ Вечеринке — это новелла, созданная для конкурса Yuri Jam 2016. Вы играете за Марципан, ведьму света, которая всю свою жизнь ни с кем не целовалась… ДО СЕГОДНЯШНЕГО ДНЯ!\n\nПРЕДУПРЕЖДЕНИЕ: Новелла содержит небольшое количество мата, внезапно трясущийся экран и убийственную милоту.\n\nОбновление 2020: Три новых рута, новый интерфейс на андроид и возможность переключения языка. Полная ревизия текста.</text:p>
          </table:table-cell>
          <table:table-cell/>
          <table:table-cell office:value-type="string" calcext:value-type="string">
            <text:p>Менее 2 часов</text:p>
          </table:table-cell>
          <table:table-cell office:value-type="string" calcext:value-type="string">
            <text:p>nomnomnami</text:p>
          </table:table-cell>
          <table:table-cell office:value-type="string" calcext:value-type="string">
            <text:p>{'Иностранный разработчик', 'поцелуй', 'первый', 'Повествование от первого лица', 'на', 'Главный герой девушка', 'Вечеринке', 'Ужасной', 'сёдзё-ай'}</text:p>
          </table:table-cell>
          <table:table-cell office:value-type="string" calcext:value-type="string">
            <text:p>comedy,romance,fiction</text:p>
          </table:table-cell>
          <table:table-cell office:value-type="string" calcext:value-type="string">
            <text:p>https://goo.gl/273XZS</text:p>
          </table:table-cell>
          <table:table-cell office:value-type="string" calcext:value-type="string">
            <text:p>1316.png</text:p>
          </table:table-cell>
        </table:table-row>
        <table:table-row table:style-name="ro1">
          <table:table-cell office:value-type="string" calcext:value-type="string">
            <text:p>Свидание с Лакомкой (Date Treat)</text:p>
          </table:table-cell>
          <table:table-cell office:value-type="string" calcext:value-type="string">
            <text:p>Очень маленькая новелла на первое апреля во вселенной NomNomNami!\nВ 2016-ом году вы могли встречаться с Лакомкой (не совсем), в 2017-ом вы могли встречаться с Мокси (опять же, не совсем), и в 2018-ом вы, наконец, НА САМОМ ДЕЛЕ можете пойти на свидание с Шуткой.\n\nЭто последняя часть (Прости, Моти!), так что надеюсь, что вам понравится.\n\n\n\n\n\n\n============\nДополнительно:\nКомикс по вселенной NomNomNami: acomics.ru</text:p>
          </table:table-cell>
          <table:table-cell/>
          <table:table-cell office:value-type="string" calcext:value-type="string">
            <text:p>Менее 2 часов</text:p>
          </table:table-cell>
          <table:table-cell office:value-type="string" calcext:value-type="string">
            <text:p>nomnomnami</text:p>
          </table:table-cell>
          <table:table-cell office:value-type="string" calcext:value-type="string">
            <text:p>{'свидание', 'сёдзё-ай', 'Сироп и Совершенная Сладость', 'Повествование от первого лица', 'ЛакомкойИностранный разработчик', 'Несколько главных героев'}</text:p>
          </table:table-cell>
          <table:table-cell office:value-type="string" calcext:value-type="string">
            <text:p>comedy,romance</text:p>
          </table:table-cell>
          <table:table-cell office:value-type="string" calcext:value-type="string">
            <text:p>http://bit.ly/2qT3ibN</text:p>
          </table:table-cell>
          <table:table-cell office:value-type="string" calcext:value-type="string">
            <text:p>1315.png</text:p>
          </table:table-cell>
        </table:table-row>
        <table:table-row table:style-name="ro1">
          <table:table-cell office:value-type="string" calcext:value-type="string">
            <text:p>Багряно-Серый (Crimson Gray)</text:p>
          </table:table-cell>
          <table:table-cell office:value-type="string" calcext:value-type="string">
            <text:p>Имя: Джон Николс.\nРод занятий: Старшеклассник.\nДиагноз: Дистимия.\n\nС депрессией Джон начал видеть мир серым. И расплывчатым. Вся его жизнь превратилась в повторяющийся и бессмысленный цикл страданий, приёма лекарств и психотерапии. И когда он уже начал терять всякую надежду, когда даже рутина начала сводить его с ума… Джон встретил девочку. Очень особенную девочку.\n\nПускай Лиззи кажется преданной, привлекательной и милой девушкой… но узнав её поближе, вы столкнётесь с чем-то настолько нестабильным и опасным, что здоровый человек сразу убежит от неё куда подальше. К счастью или нет, но определение "здоровый" к Джону не относится, и он решил помочь Лиззи вылечиться. Благодаря этому у него появился смысл жизни, но к чему это приведёт — зависит от вас.\n\nПродолжение истории: Рассвет и Закат</text:p>
          </table:table-cell>
          <table:table-cell/>
          <table:table-cell office:value-type="string" calcext:value-type="string">
            <text:p>2-10 часов</text:p>
          </table:table-cell>
          <table:table-cell office:value-type="string" calcext:value-type="string">
            <text:p>sierra_lee</text:p>
          </table:table-cell>
          <table:table-cell office:value-type="string" calcext:value-type="string">
            <text:p>{'Иностранный разработчик', 'Главный герой парень', 'Повествование от третьего лица', 'Багряно-Серый'}</text:p>
          </table:table-cell>
          <table:table-cell office:value-type="string" calcext:value-type="string">
            <text:p>drama,romance,horror,routine,school,hentai</text:p>
          </table:table-cell>
          <table:table-cell office:value-type="string" calcext:value-type="string">
            <text:p>https://goo.gl/r7cMhP</text:p>
          </table:table-cell>
          <table:table-cell office:value-type="string" calcext:value-type="string">
            <text:p>1303.jpg</text:p>
          </table:table-cell>
        </table:table-row>
        <table:table-row table:style-name="ro1">
          <table:table-cell office:value-type="string" calcext:value-type="string">
            <text:p>Медальон</text:p>
          </table:table-cell>
          <table:table-cell office:value-type="string" calcext:value-type="string">
            <text:p>История повествует о парне переехавшем из большого города в глушь, чтобы осесть и отдохнуть от городской суеты. Главный герой — Слава, любит живописные места, коим и является деревушка. Всё, казалось бы, шло хорошо, приветливые соседи, чистый воздух, красивая местность, уютный домишко... Но во время переноса вещей, главный герой понимает, что потерял свой медальон, который ему ещё в детстве подарила бабушка. Медальон был дорог парню, так что тот решил не оставлять всё, как есть и найти свою драгоценность. Во время поисков Слава знакомиться со своей соседкой и та добродушно вызывается помочь ему найти медальон.</text:p>
          </table:table-cell>
          <table:table-cell/>
          <table:table-cell office:value-type="string" calcext:value-type="string">
            <text:p>Менее 2 часов</text:p>
          </table:table-cell>
          <table:table-cell office:value-type="string" calcext:value-type="string">
            <text:p>sunburst</text:p>
          </table:table-cell>
          <table:table-cell office:value-type="string" calcext:value-type="string">
            <text:p>{''}</text:p>
          </table:table-cell>
          <table:table-cell office:value-type="string" calcext:value-type="string">
            <text:p>romance,routine</text:p>
          </table:table-cell>
          <table:table-cell office:value-type="string" calcext:value-type="string">
            <text:p>https://yadi.sk/d/k8GRwbab3a7wyP</text:p>
          </table:table-cell>
          <table:table-cell office:value-type="string" calcext:value-type="string">
            <text:p>1298.jpg</text:p>
          </table:table-cell>
        </table:table-row>
        <table:table-row table:style-name="ro1">
          <table:table-cell office:value-type="string" calcext:value-type="string">
            <text:p>Черный (Black)</text:p>
          </table:table-cell>
          <table:table-cell office:value-type="string" calcext:value-type="string">
            <text:p>Ты просыпаешься в темном месте и совсем не помнишь ничего из своего прошлого или где ты находишься.\nИ все черное. Такое черное.\nБудь осторожен.\n\nПортирование на Android - "Визуальные новеллы для Android"</text:p>
          </table:table-cell>
          <table:table-cell/>
          <table:table-cell office:value-type="string" calcext:value-type="string">
            <text:p>Менее 2 часов</text:p>
          </table:table-cell>
          <table:table-cell office:value-type="string" calcext:value-type="string">
            <text:p>schivafrecce</text:p>
          </table:table-cell>
          <table:table-cell office:value-type="string" calcext:value-type="string">
            <text:p>{'Иностранный разработчик', 'черный'}</text:p>
          </table:table-cell>
          <table:table-cell office:value-type="string" calcext:value-type="string">
            <text:p>horror</text:p>
          </table:table-cell>
          <table:table-cell office:value-type="string" calcext:value-type="string">
            <text:p>https://drive.google.com/file/d/0B4SxBjmojqJQNktzaE9wNnlfWDg/view?usp=sharing&amp;resourcekey=0-ejxaGaNCVB1HIsJ8MOGEmA</text:p>
          </table:table-cell>
          <table:table-cell office:value-type="string" calcext:value-type="string">
            <text:p>1295.jpg</text:p>
          </table:table-cell>
        </table:table-row>
        <table:table-row table:style-name="ro1">
          <table:table-cell office:value-type="string" calcext:value-type="string">
            <text:p>One Night Stand</text:p>
          </table:table-cell>
          <table:table-cell office:value-type="string" calcext:value-type="string">
            <text:p>После ночи веселья, моря выпивки и страсти вы просыпаетесь на следующее утро и видите рядом в постели совершенно незнакомого человека. Что вы будете делать?\nВ такой ситуации вы окажетесь в игре One Night Stand. Вы сможете обыскать незнакомую вам комнату, попытаться узнать, кто эта незнакомка и что с вами вчера произошло.\nВы можете решиться на рискованные меры ради того, чтобы все узнать, но будьте осторожны: любопытным гостям редко бывают рады!\nОстанетесь ли вы и попробуете узнать больше о незнакомке или сбежите при первой же возможности? В игре 12 разных концовок, но хватит ли вам настойчивости, чтобы узнать, что произошло на самом деле?</text:p>
          </table:table-cell>
          <table:table-cell/>
          <table:table-cell office:value-type="string" calcext:value-type="string">
            <text:p>Менее 2 часов</text:p>
          </table:table-cell>
          <table:table-cell office:value-type="string" calcext:value-type="string">
            <text:p>kinmoku</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routine</text:p>
          </table:table-cell>
          <table:table-cell office:value-type="string" calcext:value-type="string">
            <text:p>http://www.mediafire.com/file/59adp22b72o82xy/One.Night.Stand.rar</text:p>
          </table:table-cell>
          <table:table-cell office:value-type="string" calcext:value-type="string">
            <text:p>1288.png</text:p>
          </table:table-cell>
        </table:table-row>
        <table:table-row table:style-name="ro1">
          <table:table-cell office:value-type="string" calcext:value-type="string">
            <text:p>VA-11 HALL-A</text:p>
          </table:table-cell>
          <table:table-cell office:value-type="string" calcext:value-type="string">
            <text:p>Действие игры происходит в мире мрачного киберпанка, где безраздельно властвуют мегакорпорации, повседневность пронизана невидимыми наномашинами, а чудовищные Белые Рыцари гарантируют, что соблюдать порядок будет каждый.\nОднако совсем другая жизнь протекает в стенах вашего уютного бара VA-11 HALL-A, ласково прозванного «Вальхалла». Здесь собираются замечательные люди, для которых вы смешиваете коктейли и чьи истории вы можете выслушать.\n\nДоступно только для пользователей</text:p>
          </table:table-cell>
          <table:table-cell/>
          <table:table-cell office:value-type="string" calcext:value-type="string">
            <text:p>10-30 часов</text:p>
          </table:table-cell>
          <table:table-cell office:value-type="string" calcext:value-type="string">
            <text:p>sukeban_games</text:p>
          </table:table-cell>
          <table:table-cell office:value-type="string" calcext:value-type="string">
            <text:p>{'Русский'}</text:p>
          </table:table-cell>
          <table:table-cell office:value-type="string" calcext:value-type="string">
            <text:p>drama,comedy,fiction</text:p>
          </table:table-cell>
          <table:table-cell office:value-type="string" calcext:value-type="string">
            <text:p>https://drive.google.com/file/d/1bEq8yR8DvUtu8mY6GDJUqAOxWaNUJ7bA/view?usp=sharing</text:p>
          </table:table-cell>
          <table:table-cell office:value-type="string" calcext:value-type="string">
            <text:p>1286.jpg</text:p>
          </table:table-cell>
        </table:table-row>
        <table:table-row table:style-name="ro1">
          <table:table-cell office:value-type="string" calcext:value-type="string">
            <text:p>Гулливер Приходит в Блефуску (Gulliver Comes to Blefuscu)</text:p>
          </table:table-cell>
          <table:table-cell office:value-type="string" calcext:value-type="string">
            <text:p>Жанр: сатира, повседневность.\nВсего лишь одна ночь. Ночь перед большими переменами. В эту ночь простые обыватели, собравшиеся в одной квартире, пытаются ответить на вопросы, которые они не решались задать друг-другу, и себе, слишком долго.\nВсе понимают, что мир завтра станет другим. Но сидят на кухне, и обсуждают страхи, внутренние обиды, противоречия.\nИдея, концепция, сценарий, код - Обходчик\nДизайн персонажей - Holy Dove.\nФоны - AmeRei и Fuyunokawa.\nСпрайты - Holy Dove, Яжевiка и несколько диких сычей, пожелавших остаться инкогнито.\nМузыка - Дмитрий Хоров (он же М. Т.).</text:p>
          </table:table-cell>
          <table:table-cell/>
          <table:table-cell office:value-type="string" calcext:value-type="string">
            <text:p>Менее 2 часов</text:p>
          </table:table-cell>
          <table:table-cell office:value-type="string" calcext:value-type="string">
            <text:p>nabla_games</text:p>
          </table:table-cell>
          <table:table-cell office:value-type="string" calcext:value-type="string">
            <text:p>{''}</text:p>
          </table:table-cell>
          <table:table-cell office:value-type="string" calcext:value-type="string">
            <text:p>drama,comedy,routine</text:p>
          </table:table-cell>
          <table:table-cell office:value-type="string" calcext:value-type="string">
            <text:p>https://yadi.sk/d/6wE2fHcT3Pshrp</text:p>
          </table:table-cell>
          <table:table-cell office:value-type="string" calcext:value-type="string">
            <text:p>1280.jpg</text:p>
          </table:table-cell>
        </table:table-row>
        <table:table-row table:style-name="ro1">
          <table:table-cell office:value-type="string" calcext:value-type="string">
            <text:p>Дом Иллюзий (The House in Fata Morgana / Fata Morgana no Yakata)</text:p>
          </table:table-cell>
          <table:table-cell office:value-type="string" calcext:value-type="string">
            <text:p>У новеллы есть приквел " The House in Fata Morgana -A Requiem for Innocence- ".\n\nТы просыпаешься в старом заброшенном особняке.\nПеред Тобой стоит женщина с изумрудно-зелеными глазами, осведомляющая Тебя о том, что Ты Хозяин этого дома, а она Твоя Служанка. Однако Ты совершенно не помнишь, кем являешься – и даже не уверен, жив ли Ты.\nСлужанка приглашает Тебя совершить путешествие по безжизненным залам особняка, дабы Ты мог узреть бесчисленные трагедии, что постигли его обитателей. Она предполагает, что среди них Ты, возможно, сумеешь отыскать Свой след.\n\nПервая дверь ведет в 1603 год.\nЭто эпоха непревзойденной красоты, период расцвета театра и искусств. В саду, где играли неразлучные брат и сестра Родс, пышно цвели розы, и пускай казалось, будто им неведомы тревоги и раздоры… но не всем их счастье было по душе.\n\nВторая дверь ведет в 1707 год.\nВ эту эпоху особняк пребывал в руинах, принимающих в своих стенах чудовище. Хоть оно и утверждало, что жаждет покоя, но пройдет немного времени, прежде чем Бестия поддастся своей врожденной жестокости и учинит массовую резню.\n\nТретья дверь ведет в 1869 год.\nВ эту эпоху стремительно развивающихся технологий люди никогда не стоят на месте. Хозяином особняка является амбициозный бизнесмен, который инвестировал средства в железнодорожную промышленность. Однако одержимость богатством и властью приводят его к пренебрежительному и жестокому отношению к собственной жене.\n\nЧетвертая дверь ведет в 1099 год.\nСлужанка говорит Тебе, что это последняя история. В этой эпохе Твоему взору предстает юноша, утверждающий, что он проклят и девушка с белыми волосами, зовущаяся Жизель, которую заклеймили как ведьму и приговорили к смерти.\n\nСтав свидетелем этих четырех трагедий, произошедших в разное время и в разных местах, теперь Ты волен выбирать, завершить Свою историю здесь и сейчас… или же двигаться дальше.\nНо кое-кто скажет тебе:\n"Ты смог их вынести, только потому, что они не были Твоими трагедиями."</text:p>
          </table:table-cell>
          <table:table-cell/>
          <table:table-cell office:value-type="string" calcext:value-type="string">
            <text:p>30-50 часов</text:p>
          </table:table-cell>
          <table:table-cell office:value-type="string" calcext:value-type="string">
            <text:p>novectacle</text:p>
          </table:table-cell>
          <table:table-cell office:value-type="string" calcext:value-type="string">
            <text:p>{'Несколько главных героев', 'Иностранный разработчик', 'Повествование от третьего лица', 'Fatamorgana'}</text:p>
          </table:table-cell>
          <table:table-cell office:value-type="string" calcext:value-type="string">
            <text:p>drama,horror,mystic,triller</text:p>
          </table:table-cell>
          <table:table-cell office:value-type="string" calcext:value-type="string">
            <text:p>https://drive.google.com/open?id=17gWe9PJ2rTEZ9m-u02AFIC3Gtg7PEaWp</text:p>
          </table:table-cell>
          <table:table-cell office:value-type="string" calcext:value-type="string">
            <text:p>1279.jpg</text:p>
          </table:table-cell>
        </table:table-row>
        <table:table-row table:style-name="ro1">
          <table:table-cell office:value-type="string" calcext:value-type="string">
            <text:p>Starry☆Sky ~in Autumn~</text:p>
          </table:table-cell>
          <table:table-cell office:value-type="string" calcext:value-type="string">
            <text:p>Третья игра в серии Starry ☆ Sky. Главная героиня учится в школе с астрономическим уклоном. В этот раз ей предстоит встретиться с новой тройкой парней, которые являются ее учителями. Их имена: Котаро Хошизуки (Весы), Наоши Харуки (Лев) и Ику Мизушима (Близнецы).</text:p>
          </table:table-cell>
          <table:table-cell/>
          <table:table-cell office:value-type="string" calcext:value-type="string">
            <text:p>10-30 часов</text:p>
          </table:table-cell>
          <table:table-cell office:value-type="string" calcext:value-type="string">
            <text:p>honeybee</text:p>
          </table:table-cell>
          <table:table-cell office:value-type="string" calcext:value-type="string">
            <text:p>{'Иностранный разработчик', 'Главный герой девушка', 'отомэ', 'Повествование от первого лица'}</text:p>
          </table:table-cell>
          <table:table-cell office:value-type="string" calcext:value-type="string">
            <text:p>romance,routine,school</text:p>
          </table:table-cell>
          <table:table-cell office:value-type="string" calcext:value-type="string">
            <text:p>https://drive.google.com/file/d/0B69X-JyBM-GqZ0ZJOTV0Qm05VU0/view?usp=sharing</text:p>
          </table:table-cell>
          <table:table-cell office:value-type="string" calcext:value-type="string">
            <text:p>1278.jpg</text:p>
          </table:table-cell>
        </table:table-row>
        <table:table-row table:style-name="ro1">
          <table:table-cell office:value-type="string" calcext:value-type="string">
            <text:p>Hate Plus</text:p>
          </table:table-cell>
          <table:table-cell office:value-type="string" calcext:value-type="string">
            <text:p>Просто не могу поверить! Это казалось ерундовым рутинным заданием – всего лишь забрать бортовой журнал с древнего корабля класса «ковчег», но вместо этого… всё закончилось спасением милой ИИ-девушки, которая выросла в патриархальном Нео-Конфуцианском обществе. А сейчас она нашла новые файлы, оставленные загадочной Старой *Мьют… И теперь она хочет, что мы с ней вместе выяснили причины деградации этого сообщества.\n\nЭто всё как-то неожиданно! Мои мечты о тихом спокойном полёте обратно к Земле, без чтения всяких трагичных историй полетели к чертям!\n\nСледующие три дня мы проведём вместе, раскрывая загадку нулевого года «Мугунхвы» с помощью энергичного/психологически-травмированного ИИ-напарника!\n\nHate Plus - это сиквел к Analogue: A Hate Story, который рассказывает совершенно новую историю. Те, кто прошёл Analogue, смогут продолжить с того места, на котором остановились. Остальные – просто начнут Hate Plus с начала.\n\nЭто мрачная визуальная новелла о трансгуманизме, косплее, выпекании тортиков, ну и, само собой разумеется, о патриархальной антиутопии.</text:p>
          </table:table-cell>
          <table:table-cell/>
          <table:table-cell office:value-type="string" calcext:value-type="string">
            <text:p>2-10 часов</text:p>
          </table:table-cell>
          <table:table-cell office:value-type="string" calcext:value-type="string">
            <text:p>love_conquers_all_games_(christine_love)</text:p>
          </table:table-cell>
          <table:table-cell office:value-type="string" calcext:value-type="string">
            <text:p>{'Иностранный разработчик', 'Главный герой девушка', 'Главный герой парень'}</text:p>
          </table:table-cell>
          <table:table-cell office:value-type="string" calcext:value-type="string">
            <text:p>drama,science_fiction</text:p>
          </table:table-cell>
          <table:table-cell office:value-type="string" calcext:value-type="string">
            <text:p>https://yadi.sk/d/ZeslOc0L3MSrMJ</text:p>
          </table:table-cell>
          <table:table-cell office:value-type="string" calcext:value-type="string">
            <text:p>1275.png</text:p>
          </table:table-cell>
        </table:table-row>
        <table:table-row table:style-name="ro1">
          <table:table-cell office:value-type="string" calcext:value-type="string">
            <text:p>Моя Правда (My True)</text:p>
          </table:table-cell>
          <table:table-cell office:value-type="string" calcext:value-type="string">
            <text:p>Дуэт главных героев - Частное детективное агенство. Расследует необычное дело, где присутствуют зло, насилие, мистика, хитроумные загадки. Успех расследования зависит от игрока, который не поленится пройти эту игру.</text:p>
          </table:table-cell>
          <table:table-cell/>
          <table:table-cell office:value-type="string" calcext:value-type="string">
            <text:p>Менее 2 часов</text:p>
          </table:table-cell>
          <table:table-cell office:value-type="string" calcext:value-type="string">
            <text:p>sasha_kishkurno</text:p>
          </table:table-cell>
          <table:table-cell office:value-type="string" calcext:value-type="string">
            <text:p>{''}</text:p>
          </table:table-cell>
          <table:table-cell office:value-type="string" calcext:value-type="string">
            <text:p>comedy,detective,mystic</text:p>
          </table:table-cell>
          <table:table-cell office:value-type="string" calcext:value-type="string">
            <text:p>https://yadi.sk/d/SxHEvAOX3MQJok</text:p>
          </table:table-cell>
          <table:table-cell office:value-type="string" calcext:value-type="string">
            <text:p>1274.jpg</text:p>
          </table:table-cell>
        </table:table-row>
        <table:table-row table:style-name="ro1">
          <table:table-cell office:value-type="string" calcext:value-type="string">
            <text:p>Проклятый взгляд (Cursed Sight)</text:p>
          </table:table-cell>
          <table:table-cell office:value-type="string" calcext:value-type="string">
            <text:p>Возможность управлять судьбой станет благословением для многих. Однако для Миён это ужасное проклятие.\nВосточная и Западная Тария находятся в извечном конфликте, а сила Миён становится самым ценным оружием в этом противостоянии.\nТем временем, Гай был продан собственной семьёй в храм, который, по воле случая, оказывается храмом Миён. Вот только спасут ли они друг друга или уничтожат?\n\nАльтернативные ссылки:\n- Полная игра\nЯндекс\nОблако\n\n- Патч для Стима\nЯндекс\nОблако</text:p>
          </table:table-cell>
          <table:table-cell/>
          <table:table-cell office:value-type="string" calcext:value-type="string">
            <text:p>2-10 часов</text:p>
          </table:table-cell>
          <table:table-cell office:value-type="string" calcext:value-type="string">
            <text:p>invertmouse</text:p>
          </table:table-cell>
          <table:table-cell office:value-type="string" calcext:value-type="string">
            <text:p>{'Русский'}</text:p>
          </table:table-cell>
          <table:table-cell office:value-type="string" calcext:value-type="string">
            <text:p>drama,romance,mystic,adventure</text:p>
          </table:table-cell>
          <table:table-cell office:value-type="string" calcext:value-type="string">
            <text:p>https://drive.google.com/file/d/1Ey7H783HFIUkOQdrFtXGqXzGRI51x8hE/view?usp=sharing</text:p>
          </table:table-cell>
          <table:table-cell office:value-type="string" calcext:value-type="string">
            <text:p>1272.jpg</text:p>
          </table:table-cell>
        </table:table-row>
        <table:table-row table:style-name="ro1">
          <table:table-cell office:value-type="string" calcext:value-type="string">
            <text:p>Судебный поворот (Phoenix Wright: Ace Attorney 1 / Gyakuten Saiban 1)</text:p>
          </table:table-cell>
          <table:table-cell office:value-type="string" calcext:value-type="string">
            <text:p>Главный герой игры — Рюити Хорасё — амбициозный молодой адвокат, который стремится заработать славу высококвалифицированного специалиста в этой области. Он берётся защищать любого клиента, независимо от того, насколько безнадёжно его положение. В игре представлено пять запутанных историй преступлений, в расследовании которых вы задействованы. Игроку необходимо собирать улики, распутывать противоречивые показания очевидцев и определять, чьи свидетельства правдивы, а чьи — нет. После этого, разобравшись во всех перипетиях дела, предстоит провести блестящую защиту в зале суда.\n\nЭМУЛЯТОРЫ\n\nАндроид:\nDraStic\nRetroArch\n(На эмуляторе nds4droid (Android) игра не проходима: в пятом деле невозможно нажать на кнопку телефона. Не рекомендуется к использованию.)\n\nWindows:\n1) DeSmuME\n2) No$gba (если есть проблемы с сохранением, то установите плагин myZoom для no$gba)\n\nДополнительная информация:\nПо ссылкам на скачивание представлено несколько вариантов перевода:\n"Sudebnyy_povorot._ENG_voices" - Имена персонажей локализованы; Переведена вся графика, за исключением английских надписей, присутствующих в японской версии; Локализована головоломка в конце пятого дела; английская озвучка выкриков.\n\n"Sudebnyy_povorot._JAP_voices" - Имена персонажей локализованы; Переведена вся графика, за исключением английских надписей, присутствующих в японской версии; Локализована головоломка в конце пятого дела; японская озвучка выкриков.\n\n"Gyakuten_Saiban_RUS" - Имена персонажей соответствуют оригинальной японской версии, за исключением Эмы Ходзуки из пятого дела (из-за одной особенности игры); Имена вымышленных киногероев и названия локаций также соответствуют японской версии; Большая часть графики взята из японской версии, переведена лишь служебная графика: названия/описания улик, анимации «Показания свидетеля/Допрос свидетеля/Виновен/Невиновен» и т. д.; Головоломка в конце пятого дела — на английском; японская озвучка выкриков.</text:p>
          </table:table-cell>
          <table:table-cell/>
          <table:table-cell office:value-type="string" calcext:value-type="string">
            <text:p>10-30 часов</text:p>
          </table:table-cell>
          <table:table-cell office:value-type="string" calcext:value-type="string">
            <text:p>capcom</text:p>
          </table:table-cell>
          <table:table-cell office:value-type="string" calcext:value-type="string">
            <text:p>{'Суд', 'Иностранный разработчик', 'Главный герой парень', 'AceAttorney'}</text:p>
          </table:table-cell>
          <table:table-cell office:value-type="string" calcext:value-type="string">
            <text:p>drama,comedy,detective,mystic,routine</text:p>
          </table:table-cell>
          <table:table-cell office:value-type="string" calcext:value-type="string">
            <text:p>https://drive.google.com/drive/folders/16gDH5NaY2OPD-HkxJvI7OnebRTZLG9pc?usp=sharing</text:p>
          </table:table-cell>
          <table:table-cell office:value-type="string" calcext:value-type="string">
            <text:p>1270.png</text:p>
          </table:table-cell>
        </table:table-row>
        <table:table-row table:style-name="ro1">
          <table:table-cell office:value-type="string" calcext:value-type="string">
            <text:p>Games&amp;Girls</text:p>
          </table:table-cell>
          <table:table-cell office:value-type="string" calcext:value-type="string">
            <text:p>Главным героем является заядлый геймер, который ушёл из колледжа, чтобы иметь больше времени для игр. После этого он потратил все свои сбережения для покупки эксклюзивной консоли под названием Sirrah. Радость от её приобретения переваливала через край. Однако в один замечательный день главный герой просыпается и видит перед собой странную, но симпатичную девушку. Что же с ним случится дальше?!</text:p>
          </table:table-cell>
          <table:table-cell/>
          <table:table-cell office:value-type="string" calcext:value-type="string">
            <text:p>Менее 2 часов</text:p>
          </table:table-cell>
          <table:table-cell office:value-type="string" calcext:value-type="string">
            <text:p>yume_creations</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romance,routine,fiction</text:p>
          </table:table-cell>
          <table:table-cell office:value-type="string" calcext:value-type="string">
            <text:p>https://drive.google.com/file/d/0B_Rb1rVl6i-fNHdtTEpQZ2ZjTGc/view?usp=sharing</text:p>
          </table:table-cell>
          <table:table-cell office:value-type="string" calcext:value-type="string">
            <text:p>1269.jpg</text:p>
          </table:table-cell>
        </table:table-row>
        <table:table-row table:style-name="ro1">
          <table:table-cell office:value-type="string" calcext:value-type="string">
            <text:p>Даэлирон</text:p>
          </table:table-cell>
          <table:table-cell office:value-type="string" calcext:value-type="string">
            <text:p>*НОВЕЛЛА ВРЕМЕННО НЕДОСТУПНА (будет переработана)*\n\nЧто же делать, если мечта всей твоей жизни - стать магом-друидом, но вот магических способностей у тебя нет?..\nЭва прибывает в академию магических искусств Даэлирон, чтобы получить звание алхимика-мастера и заодно воплотить мечту в жизнь. Но магами рождаются, а не становятся, и попытка сотворить невозможное может привести к непредсказуемым последствиям.\n\nМечты мечтами, но и о кипящей вокруг жизни забывать не следует! Учеба, друзья, враги и постоянные испытания, которые то и дело сваливаются на твою голову, могут здорово отвлечь от первоначальной цели. Что же ожидает впереди главную героиню: веселая жизнь простого студента магической академии или неизвестность, которая может в равной степени сделать жизнь счастливее или полностью разрушить ее?\nКак далеко готова зайти Эва в погоне за мечтой - зависит от вас.\n------\n\nПрохождение находится в папке с игрой\n\nАльтернативная ссылка скачать</text:p>
          </table:table-cell>
          <table:table-cell/>
          <table:table-cell office:value-type="string" calcext:value-type="string">
            <text:p>2-10 часов</text:p>
          </table:table-cell>
          <table:table-cell office:value-type="string" calcext:value-type="string">
            <text:p>redgryph</text:p>
          </table:table-cell>
          <table:table-cell office:value-type="string" calcext:value-type="string">
            <text:p>{''}</text:p>
          </table:table-cell>
          <table:table-cell office:value-type="string" calcext:value-type="string">
            <text:p>comedy,romance,adventure,fantasy</text:p>
          </table:table-cell>
          <table:table-cell/>
          <table:table-cell office:value-type="string" calcext:value-type="string">
            <text:p>1264.jpg</text:p>
          </table:table-cell>
        </table:table-row>
        <table:table-row table:style-name="ro1">
          <table:table-cell office:value-type="string" calcext:value-type="string">
            <text:p>Сакура Космос (Sakura Space)</text:p>
          </table:table-cell>
          <table:table-cell office:value-type="string" calcext:value-type="string">
            <text:p>Капитан Шика уже повидала в своих приключениях всё и ей, со своей преданной командой из двух человек, удалось сделать имя своей маленькой наёмной компании. Когда Шика однажды утром обнаружила задание, за которое предлагали невероятное количество денег, она не стала медлить: нахождение преступников — это тоже её работа. Их цель — неуловимая транссистемная преступница; мастер-комбинатор, бросивший вызов команде Шики. В этом космическом юри-путешествии расследуйте загадку Аканэ и тайну этой миссии, и если всё удастся — получите один миллиард имперских крон, который вы заслуживаете.</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Эроге', 'Иностранный разработчик', 'юри', 'Главный герой девушка', 'Космос', 'сакура', 'Повествование от первого лица'}</text:p>
          </table:table-cell>
          <table:table-cell office:value-type="string" calcext:value-type="string">
            <text:p>comedy,science_fiction,romance,action,detective,ecchi,hentai</text:p>
          </table:table-cell>
          <table:table-cell office:value-type="string" calcext:value-type="string">
            <text:p>https://goo.gl/TL7bK8</text:p>
          </table:table-cell>
          <table:table-cell office:value-type="string" calcext:value-type="string">
            <text:p>1263.png</text:p>
          </table:table-cell>
        </table:table-row>
        <table:table-row table:style-name="ro1">
          <table:table-cell office:value-type="string" calcext:value-type="string">
            <text:p>Сквозь лунный свет (Moonlight Crossing)</text:p>
          </table:table-cell>
          <table:table-cell office:value-type="string" calcext:value-type="string">
            <text:p>Эта очаровательная и маленькая визуальная новелла повествует о фее Плейоне, что живёт вместе со своими сёстрами. Она всегда мечтала о небесах и прекрасных звёздах, настолько, что даже начала обмениваться письмами с Лунной Феей. Однажды человеческий космический корабль разбился в её лесу. Плейоне вдруг подумала: «Если люди могут путешествовать к Луне, то почему бы и мне не попробовать?»\n\nАльтернативная ссылка:\nЯндекс</text:p>
          </table:table-cell>
          <table:table-cell/>
          <table:table-cell office:value-type="string" calcext:value-type="string">
            <text:p>Менее 2 часов</text:p>
          </table:table-cell>
          <table:table-cell office:value-type="string" calcext:value-type="string">
            <text:p>fairy_ring</text:p>
          </table:table-cell>
          <table:table-cell office:value-type="string" calcext:value-type="string">
            <text:p>{'Русский'}</text:p>
          </table:table-cell>
          <table:table-cell office:value-type="string" calcext:value-type="string">
            <text:p>romance,adventure,fantasy</text:p>
          </table:table-cell>
          <table:table-cell office:value-type="string" calcext:value-type="string">
            <text:p>https://drive.google.com/file/d/15MjNEdT7eYy0Ng5aYACMb0Nvm-BK8cg7/view?usp=sharing</text:p>
          </table:table-cell>
          <table:table-cell office:value-type="string" calcext:value-type="string">
            <text:p>1253.jpg</text:p>
          </table:table-cell>
        </table:table-row>
        <table:table-row table:style-name="ro1">
          <table:table-cell office:value-type="string" calcext:value-type="string">
            <text:p>Восприятие мертвых (Perceptions of the Dead)</text:p>
          </table:table-cell>
          <table:table-cell office:value-type="string" calcext:value-type="string">
            <text:p>На данный момент имеется две главы:\n\n1 - Призрачный грузовик с мороженым:\nКороткая хоррор-история в псевдо-лавкрафтовском духе.\nДетектива наняли для расследования по делу о похищении нескольких детей.\n\n2 - Восприятие мертвых:\nТайрон четыре года охотится на призраков, с чем очень хорошо справляется.\n\nОн знает, когда требуется его вмешательство, а когда стоит пройти мимо.\nЖизнь улучшается, когда его вызывают исследовать дом богатой семьи, где, возможно, обитает призрак.\nНа первый взгляд кажущийся неопасным, дух быстро оказывается смертоносным, когда Тайрон обнаруживает, что в этом доме происходит гораздо больше вещей, чем он думал.</text:p>
          </table:table-cell>
          <table:table-cell/>
          <table:table-cell office:value-type="string" calcext:value-type="string">
            <text:p>Менее 2 часов</text:p>
          </table:table-cell>
          <table:table-cell office:value-type="string" calcext:value-type="string">
            <text:p>ithaqualabs</text:p>
          </table:table-cell>
          <table:table-cell office:value-type="string" calcext:value-type="string">
            <text:p>{'Иностранный разработчик', 'Главный герой парень', 'мёртвых', 'восприятие', 'Повествование от первого лица'}</text:p>
          </table:table-cell>
          <table:table-cell office:value-type="string" calcext:value-type="string">
            <text:p>drama,comedy,horror,mystic</text:p>
          </table:table-cell>
          <table:table-cell office:value-type="string" calcext:value-type="string">
            <text:p>https://drive.google.com/file/d/0B4SxBjmojqJQR1F6eTlfdktrR0k/view?usp=sharing&amp;resourcekey=0-hbgv-qgV02oAgT7LekmWZw</text:p>
          </table:table-cell>
          <table:table-cell office:value-type="string" calcext:value-type="string">
            <text:p>1251.jpg</text:p>
          </table:table-cell>
        </table:table-row>
        <table:table-row table:style-name="ro1">
          <table:table-cell office:value-type="string" calcext:value-type="string">
            <text:p>Последний звонок (Last Call)</text:p>
          </table:table-cell>
          <table:table-cell office:value-type="string" calcext:value-type="string">
            <text:p>Полупустой бар и полночь. Бармен, взглянув на часы, трясёт одинокую девушку, отключившуюся после n-ного стакана алкоголя и говорит ей, что бар уже закрывается. Попытавшись встать, Заря (она же главная героиня) поняла, что из этого не выйдет ничего хорошего и оставила эту затею. Денег почти не было, поэтому заказать такси не представлялось возможным, а телефон в самый нужный момент оставил мир живых.\n\nЗаря знает телефоны лишь двух людей, на которых она может рассчитывать, но как прошлое, так и её настоящее наложили тяжёлый отпечаток на её судьбу. Попросить ли бармена позвонить её лучшей подруге, с которой она не виделась много лет после того, как ушла в модельный бизнес… или же младшему брату, с которым она уже давно нормально не разговаривала? Оба этих человека знакомы ей, но сможет ли Заря воссоединиться с ними? Или же оборвёт те нити, которые ещё их связывают? Или же она просто побоится им позвонить, обрекая себя на компанию с барменом?\n\nЦинизм, реализм и глубокий сюжет ждут вас в этой новелле. Ведь от вас зависит, что будет с Зарёй в итоге.</text:p>
          </table:table-cell>
          <table:table-cell/>
          <table:table-cell office:value-type="string" calcext:value-type="string">
            <text:p>Менее 2 часов</text:p>
          </table:table-cell>
          <table:table-cell office:value-type="string" calcext:value-type="string">
            <text:p>stardust★soda</text:p>
          </table:table-cell>
          <table:table-cell office:value-type="string" calcext:value-type="string">
            <text:p>{'Звонок', 'Иностранный разработчик', 'Главный герой девушка', 'Повествование от третьего лица', 'Последний'}</text:p>
          </table:table-cell>
          <table:table-cell office:value-type="string" calcext:value-type="string">
            <text:p>drama,routine</text:p>
          </table:table-cell>
          <table:table-cell office:value-type="string" calcext:value-type="string">
            <text:p>https://goo.gl/s3bdPt</text:p>
          </table:table-cell>
          <table:table-cell office:value-type="string" calcext:value-type="string">
            <text:p>1250.png</text:p>
          </table:table-cell>
        </table:table-row>
        <table:table-row table:style-name="ro1">
          <table:table-cell office:value-type="string" calcext:value-type="string">
            <text:p>Каприччио демона-принца (Akuma-ouji Kisoukyoku)</text:p>
          </table:table-cell>
          <table:table-cell office:value-type="string" calcext:value-type="string">
            <text:p>В ночь, когда скончался его отец, Сатана, принц Зэл поручил замок Бельфегору, демону, с которым заключил контракт душ, и вместе со своим слугой Харукой отправился в мир людей, чтобы отыскать вожделенную «белую душу». Несмотря на контракт с Бельфегором, юный принц возжелал человека, что владел этим сокровищем.\nОднако наследник все еще не знает, в чем же ужасающая сила истинной любви…</text:p>
          </table:table-cell>
          <table:table-cell/>
          <table:table-cell office:value-type="string" calcext:value-type="string">
            <text:p>2-10 часов</text:p>
          </table:table-cell>
          <table:table-cell office:value-type="string" calcext:value-type="string">
            <text:p>black_joke_freak</text:p>
          </table:table-cell>
          <table:table-cell office:value-type="string" calcext:value-type="string">
            <text:p>{'Иностранный разработчик', 'яой', 'Главный герой парень'}</text:p>
          </table:table-cell>
          <table:table-cell office:value-type="string" calcext:value-type="string">
            <text:p>adventure,fantasy</text:p>
          </table:table-cell>
          <table:table-cell office:value-type="string" calcext:value-type="string">
            <text:p>https://mega.nz/#!o4cx0IiY!Cf78uiZkOjhO8Pwuo4ZTDhZzda0fVVwfjZreLiBH7KY</text:p>
          </table:table-cell>
          <table:table-cell office:value-type="string" calcext:value-type="string">
            <text:p>1247.png</text:p>
          </table:table-cell>
        </table:table-row>
        <table:table-row table:style-name="ro1">
          <table:table-cell office:value-type="string" calcext:value-type="string">
            <text:p>Соблазни меня 2: Война демонов (Seduce Me 2: The Demon War)</text:p>
          </table:table-cell>
          <table:table-cell office:value-type="string" calcext:value-type="string">
            <text:p>Продолжение новеллы "Соблазни меня"\nИстория повествует о Мики Андерсон, которую внезапно переносит на Равнину Бездны ровно перед тем, как она собирается выйти замуж за одного из пяти инкубов, представленных в первой части игры. Но что ещё хуже, героиня оказывается в самом разгаре восстания против Лорда Демонов, поэтому должна не только помогать Диане и мятежникам, но и наблюдать за тем, как любимый сражается бок о бок с демонами ради её спасения.</text:p>
          </table:table-cell>
          <table:table-cell/>
          <table:table-cell office:value-type="string" calcext:value-type="string">
            <text:p>2-10 часов</text:p>
          </table:table-cell>
          <table:table-cell office:value-type="string" calcext:value-type="string">
            <text:p>michaela_laws</text:p>
          </table:table-cell>
          <table:table-cell office:value-type="string" calcext:value-type="string">
            <text:p>{'Иностранный разработчик', 'Главный герой девушка', 'отомэ', 'Повествование от первого лица'}</text:p>
          </table:table-cell>
          <table:table-cell office:value-type="string" calcext:value-type="string">
            <text:p>drama,romance,mystic,fantasy</text:p>
          </table:table-cell>
          <table:table-cell office:value-type="string" calcext:value-type="string">
            <text:p>https://drive.google.com/uc?export=download&amp;confirm=-OhV&amp;id=0B_jmGVej0EqJQmJmYTA3bzFoOHc</text:p>
          </table:table-cell>
          <table:table-cell office:value-type="string" calcext:value-type="string">
            <text:p>1245.png</text:p>
          </table:table-cell>
        </table:table-row>
        <table:table-row table:style-name="ro1">
          <table:table-cell office:value-type="string" calcext:value-type="string">
            <text:p>Одуванчик ~Пожелание Привело к Тебе~ (Dandelion ~Neoege Buneun Baram~/ Dandelion ~Wishes Brought To You~/덴더라이언 ~너에게 부는 바람~)</text:p>
          </table:table-cell>
          <table:table-cell office:value-type="string" calcext:value-type="string">
            <text:p>История о девушке Хи Чжон и её новых домашних питомцах. Хи Чжон съезжает с квартиры мамы, которая одержима её образованием. Она пытается найти свою мечту. Считая, что все будет хорошо, переживая за свои оценки, но не знает, что будет делать после окончания колледжа. Единственное, что её интересно это её клуб рисования. Хи Чжон добрая и умная девушка. Несмотря на то, что у нее неплохо получается рисовать, она послушно посещает курсы бизнеса, чтобы связать свою будущую профессию с одной из крупных корпораций, потому что этого желает ее мама. Девушка убеждена, что, занимаясь своим любимым делом и наслаждаясь жизнью, не достигнет успеха. Однажды в её дом попадает корзинка с питомцами двумя котами и тремя кроликами. Девушка оставляет всех зверушек себе и начинает за ними ухаживать, а через три месяца вся эта компания превращается в людей. Постепенно главная героиня проникается чувствами к одному из парней. Все "зверушки" заключили договор с волшебником, участвуют в какой-то игре и к тому же не могут ничего рассказывать об этом. Бывшие животные просят остаться в этом доме, на что героиня, подумав, соглашается, но с условиями: выходя из дома, носить шапки, чтобы их животные уши никто не увидел; а также поскольку дом недостаточно просторный для шести человек, то спать парням придется в форме животных.\nУстановку игра не требует, разархивируйте куда-нибудь и запустите Dandelion.exe внутри папки.\nP. S. Особая благодарность Климовой Алине. Благодаря ей этот проект увидел свет. Эта версия - бета, но игра ПОЛНАЯ. Бета означает лишь то, что в ней возможны баги, опечатки или ещё чего по мелочи.\nТема для репортов по багам: сюда\nОчередное обновление игры. В этой версии исправлены все баги, указанные в теме для баг-репортов. Также в "настройки" добавлена опция "Пропускать все видеоролики" для тех, у кого они по какой-либо причине зависают.Также большая просьба читать тему с репортами по багам и не писать о баге, который уже описан. Если хотите показать, что у вас он тоже вылетает - поставьте лайк на том посте, который этот баг уже описал. Если же у вас есть какая-то дополнительная информация об этом баге, которая, как вы считаете, поможет мне баг диагностировать и вылечить, тогда да, пожалуйста, пишите.</text:p>
          </table:table-cell>
          <table:table-cell/>
          <table:table-cell office:value-type="string" calcext:value-type="string">
            <text:p>10-30 часов</text:p>
          </table:table-cell>
          <table:table-cell office:value-type="string" calcext:value-type="string">
            <text:p>cheritz</text:p>
          </table:table-cell>
          <table:table-cell office:value-type="string" calcext:value-type="string">
            <text:p>{'Русский'}</text:p>
          </table:table-cell>
          <table:table-cell office:value-type="string" calcext:value-type="string">
            <text:p>drama,comedy,romance,mystic,routine,school,fantasy</text:p>
          </table:table-cell>
          <table:table-cell office:value-type="string" calcext:value-type="string">
            <text:p>https://yadi.sk/d/4OH8aQEo3LSR4J</text:p>
          </table:table-cell>
          <table:table-cell office:value-type="string" calcext:value-type="string">
            <text:p>1238.png</text:p>
          </table:table-cell>
        </table:table-row>
        <table:table-row table:style-name="ro1">
          <table:table-cell office:value-type="string" calcext:value-type="string">
            <text:p>Вечерний Сюрприз</text:p>
          </table:table-cell>
          <table:table-cell office:value-type="string" calcext:value-type="string">
            <text:p>Новелла повествует о парне по имени Макс, который живет в любви и согласии с Аней, своей девушкой. Они никогда не ссорятся, прекрасно проводят время и любят друг друга, чего еще можно желать?\nАх, Макс, сегодня вечером тебя ждет большой сюрприз.</text:p>
          </table:table-cell>
          <table:table-cell/>
          <table:table-cell office:value-type="string" calcext:value-type="string">
            <text:p>Менее 2 часов</text:p>
          </table:table-cell>
          <table:table-cell office:value-type="string" calcext:value-type="string">
            <text:p>aleksandr_soldatov</text:p>
          </table:table-cell>
          <table:table-cell office:value-type="string" calcext:value-type="string">
            <text:p>{''}</text:p>
          </table:table-cell>
          <table:table-cell office:value-type="string" calcext:value-type="string">
            <text:p>drama,comedy,romance,routine</text:p>
          </table:table-cell>
          <table:table-cell office:value-type="string" calcext:value-type="string">
            <text:p>https://yadi.sk/d/5aadQzPU3Kom8a</text:p>
          </table:table-cell>
          <table:table-cell office:value-type="string" calcext:value-type="string">
            <text:p>1227.png</text:p>
          </table:table-cell>
        </table:table-row>
        <table:table-row table:style-name="ro1">
          <table:table-cell office:value-type="string" calcext:value-type="string">
            <text:p>Кукла. Предыстория (The Doll. Prehistory)</text:p>
          </table:table-cell>
          <table:table-cell office:value-type="string" calcext:value-type="string">
            <text:p>Может ли человек создать идеальную оболочку для души? Именно этим вопросом задавался в течении жизни изобретатель Альберт Фаунстон, посвятивший свою молодость созданию механических кукол.\nВ силу обстоятельств, ему приходится покинуть родной дом и осуществить свою мечту.\nНовелла создана по мотивам книги одного из авторов, данная же часть расскажет вам историю до основных событий, происходящих в книге, познакомит с прошлым главной героини оригинала - Киситой, расскажет о тяжелой судьбе девушки и раскроет тайну её появления.\nПланируется также основная часть новеллы с жанром отомэ.\nОбъяснение "живой куклы" будет именно в следующей части новеллы.\n\nАвторы:\nLera Sid - https://vk.com/pablerasid\nV-13 - https://vk.com/club64195576\nhex - https://vk.com/msgreenhexley</text:p>
          </table:table-cell>
          <table:table-cell/>
          <table:table-cell office:value-type="string" calcext:value-type="string">
            <text:p>Менее 2 часов</text:p>
          </table:table-cell>
          <table:table-cell office:value-type="string" calcext:value-type="string">
            <text:p>lera_sid</text:p>
          </table:table-cell>
          <table:table-cell office:value-type="string" calcext:value-type="string">
            <text:p>{''}</text:p>
          </table:table-cell>
          <table:table-cell office:value-type="string" calcext:value-type="string">
            <text:p>drama,romance,fantasy</text:p>
          </table:table-cell>
          <table:table-cell office:value-type="string" calcext:value-type="string">
            <text:p>https://yadi.sk/d/yZxF72wY3Ki5wB</text:p>
          </table:table-cell>
          <table:table-cell office:value-type="string" calcext:value-type="string">
            <text:p>1220.png</text:p>
          </table:table-cell>
        </table:table-row>
        <table:table-row table:style-name="ro1">
          <table:table-cell office:value-type="string" calcext:value-type="string">
            <text:p>Охота на сущность (Essence Hunt)</text:p>
          </table:table-cell>
          <table:table-cell office:value-type="string" calcext:value-type="string">
            <text:p>Во время охоты, наш главный герой, Шуго, проигнорировал обычай своей деревни и убил оленя на священной земле. Это привело в гнев Ашу, могущественного духа природа, поставившую Шуго ультиматум: либо он в течение 3 дней возвращает душу оленя в его тело, либо Шуго будет съеден. Сказать-то легко, а сделать… К счастью, Шуго почти сразу встретил лисьего духа, Кея, согласившегося ему помочь.\n\nСмогут ли они вернуть душу оленя за три дня? И так ли заслуживает доверия новый компаньон Шуго? И, что самое важное, перестанет ли Шуго когда-нибудь дразнить Кея — зависит от вас.</text:p>
          </table:table-cell>
          <table:table-cell/>
          <table:table-cell office:value-type="string" calcext:value-type="string">
            <text:p>2-10 часов</text:p>
          </table:table-cell>
          <table:table-cell office:value-type="string" calcext:value-type="string">
            <text:p>sylverhyena</text:p>
          </table:table-cell>
          <table:table-cell office:value-type="string" calcext:value-type="string">
            <text:p>{'Иностранный разработчик', 'Главный герой парень', 'сёнэн-ай', 'Повествование от первого лица'}</text:p>
          </table:table-cell>
          <table:table-cell office:value-type="string" calcext:value-type="string">
            <text:p>drama,comedy,romance,mystic,adventure,fantasy</text:p>
          </table:table-cell>
          <table:table-cell office:value-type="string" calcext:value-type="string">
            <text:p>https://goo.gl/wbXkEs</text:p>
          </table:table-cell>
          <table:table-cell office:value-type="string" calcext:value-type="string">
            <text:p>1217.png</text:p>
          </table:table-cell>
        </table:table-row>
        <table:table-row table:style-name="ro1">
          <table:table-cell office:value-type="string" calcext:value-type="string">
            <text:p>Старфайтер: Затмение (Starfighter: Eclipse)</text:p>
          </table:table-cell>
          <table:table-cell office:value-type="string" calcext:value-type="string">
            <text:p>Starfighter: Eclipse - спин-офф комикса Starfighter\nГелиос, новичок, который недавно присоединился к Альянсу, чтобы следовать по стопам своей сестры Валентины, которая исчезла при загадочных обстоятельствах. Гелиос надеется найти её и понять, что случилось с её кораблем.\nИ вот Гелиосу и его навигатору Селену поручают исследовать заброшенный, неизвестный корабль, который очень похож на тот корабль, что исследовала его сестра.</text:p>
          </table:table-cell>
          <table:table-cell/>
          <table:table-cell office:value-type="string" calcext:value-type="string">
            <text:p>2-10 часов</text:p>
          </table:table-cell>
          <table:table-cell office:value-type="string" calcext:value-type="string">
            <text:p>nightmareland_games_&amp;_marcel_weyers_&amp;_date_nighto</text:p>
          </table:table-cell>
          <table:table-cell office:value-type="string" calcext:value-type="string">
            <text:p>{'яой', 'Иностранный разработчик', 'Главный герой парень', 'Старфайтер: Затмение', 'Повествование от первого лица'}</text:p>
          </table:table-cell>
          <table:table-cell office:value-type="string" calcext:value-type="string">
            <text:p>drama,science_fiction,romance</text:p>
          </table:table-cell>
          <table:table-cell office:value-type="string" calcext:value-type="string">
            <text:p>https://datenighto.itch.io/starfighter-eclipse</text:p>
          </table:table-cell>
          <table:table-cell office:value-type="string" calcext:value-type="string">
            <text:p>1214.jpg</text:p>
          </table:table-cell>
        </table:table-row>
        <table:table-row table:style-name="ro1">
          <table:table-cell office:value-type="string" calcext:value-type="string">
            <text:p>Sword of Asumi</text:p>
          </table:table-cell>
          <table:table-cell office:value-type="string" calcext:value-type="string">
            <text:p>Добро пожаловать в Эдо, альтернативный мир, где история пошла по другому пути. Самураи Японии никогда небыли вне закона, император потерял власть, а сама Япония так и не открыла свои границы для других стран.\nСейчас Империя Эдо очень отличается от современной Японии, где традиции всё ещё имеют влияние на людей и их лидеров. Когда прошло время самураев, Совет Знати и их лидер Лорд-Регент неоднократно вводили различные уровни власти.\nЭто привело к созданию специального подразделения Самураев, известного как Юстициары. Хотя их члены назначаются Советом, они остаются независимым подразделением, способные расследовать и выносить приговор за любое уголовное преступление или угрозу обществу. Это была их почётная обязанность - сохранять и защищать людей. Но Эдо не земля мира и спокойствия, недовольные существуют во всех уголках некогда Великой Империи. Соперничающие группировки постоянно борются за землю и власть, а в самой Империи назревает мятеж.\nВы, Асуми - девушка-ассасин из Чёрного Клана, с детства обученная искусству убивать. Сейчас её наняли для особой миссии Юстициары. Наша главная героиня оказывается в месте, в котором она никогда не думала оказаться, в Военной Академии Эдо. Стремясь выследить и ликвидировать лидера мятежников, внедрившегося в Академию, прежде чем начнется гражданская война, которая поглотит Эдо и его народ.</text:p>
          </table:table-cell>
          <table:table-cell/>
          <table:table-cell office:value-type="string" calcext:value-type="string">
            <text:p>2-10 часов</text:p>
          </table:table-cell>
          <table:table-cell office:value-type="string" calcext:value-type="string">
            <text:p>dharker_studio_&amp;_ajtilley.com</text:p>
          </table:table-cell>
          <table:table-cell office:value-type="string" calcext:value-type="string">
            <text:p>{'Повествование от первого лица', 'сёдзё-ай', 'отомэ', 'Главный герой девушка', 'Иностранный разработчик'}</text:p>
          </table:table-cell>
          <table:table-cell office:value-type="string" calcext:value-type="string">
            <text:p>drama,comedy,romance,action,routine,school</text:p>
          </table:table-cell>
          <table:table-cell office:value-type="string" calcext:value-type="string">
            <text:p>https://drive.google.com/file/d/0B8ynmvPQlHyCaTFGZVczU3NjNGs/view?usp=sharing</text:p>
          </table:table-cell>
          <table:table-cell office:value-type="string" calcext:value-type="string">
            <text:p>1202.png</text:p>
          </table:table-cell>
        </table:table-row>
        <table:table-row table:style-name="ro1">
          <table:table-cell office:value-type="string" calcext:value-type="string">
            <text:p>Вид Огней Авроры (Vision of Aurora Borealis)</text:p>
          </table:table-cell>
          <table:table-cell office:value-type="string" calcext:value-type="string">
            <text:p>Эта визуальная новелла повествует о молодом фотографе, полетевшем в Исландию за фотографией северного сияния. Несмотря на то, что наш герой с 12-ти лет увлекается фотографиями, то есть с тех пор, как он увидел фотографию "Потерянная Зима", он собирается доказать, что сложился как фотограф. Впрочем, главного героя преследуют неприятности, и он попадает в аварию, и ещё какой-то пушистый шарик украл его яблоко…\nИ в таких обстоятельствах он встречает Грилу, загадочную девушку с необычной внешностью.</text:p>
          </table:table-cell>
          <table:table-cell/>
          <table:table-cell office:value-type="string" calcext:value-type="string">
            <text:p>Менее 2 часов</text:p>
          </table:table-cell>
          <table:table-cell office:value-type="string" calcext:value-type="string">
            <text:p>purin_productions</text:p>
          </table:table-cell>
          <table:table-cell office:value-type="string" calcext:value-type="string">
            <text:p>{'Повествование от первого лица', 'вид', 'огней', 'Главный герой парень', 'Иностранный разработчик', 'Авроры'}</text:p>
          </table:table-cell>
          <table:table-cell office:value-type="string" calcext:value-type="string">
            <text:p>drama,comedy,mystic,routine</text:p>
          </table:table-cell>
          <table:table-cell office:value-type="string" calcext:value-type="string">
            <text:p>https://goo.gl/3F3Ho6</text:p>
          </table:table-cell>
          <table:table-cell office:value-type="string" calcext:value-type="string">
            <text:p>1198.png</text:p>
          </table:table-cell>
        </table:table-row>
        <table:table-row table:style-name="ro1">
          <table:table-cell office:value-type="string" calcext:value-type="string">
            <text:p>Похоронный демон Реджинальд (Sousouki Reginald)</text:p>
          </table:table-cell>
          <table:table-cell office:value-type="string" calcext:value-type="string">
            <text:p>Город Фэйтдели, над которым круглый год властвует смог.\n\nИ в этом туманном и дымном городе копошатся чёрные тени — пейганы — отвратительные создания, что не попали в цикл перерождения. Рождённые без души, но похожие на людей монстры. Однако на этих вызывающих среди людей ужас демонов есть охотники.\n\nВ боевое похоронное бюро «Цвайнбахера» вступает новичок. Имя его — Реджинальд Аберайн, и он пейган.</text:p>
          </table:table-cell>
          <table:table-cell/>
          <table:table-cell office:value-type="string" calcext:value-type="string">
            <text:p>2-10 часов</text:p>
          </table:table-cell>
          <table:table-cell office:value-type="string" calcext:value-type="string">
            <text:p>ocelot</text:p>
          </table:table-cell>
          <table:table-cell office:value-type="string" calcext:value-type="string">
            <text:p>{'Иностранный разработчик', 'Повествование от третьего лица'}</text:p>
          </table:table-cell>
          <table:table-cell office:value-type="string" calcext:value-type="string">
            <text:p>action,detective,triller</text:p>
          </table:table-cell>
          <table:table-cell office:value-type="string" calcext:value-type="string">
            <text:p>https://rutracker.org/forum/viewtopic.php?t=5416421</text:p>
          </table:table-cell>
          <table:table-cell office:value-type="string" calcext:value-type="string">
            <text:p>1195.jpg</text:p>
          </table:table-cell>
        </table:table-row>
        <table:table-row table:style-name="ro1">
          <table:table-cell office:value-type="string" calcext:value-type="string">
            <text:p>Безмолвный дом (Silenced: The House)</text:p>
          </table:table-cell>
          <table:table-cell office:value-type="string" calcext:value-type="string">
            <text:p>Скрип старых дверей. Комнаты, наполненные загадочной пустотой. Слепые окна, через которые из внутренностей старого дома уже никто никогда на тебя не посмотрит. Это все, конечно, очень занятно…Но…\nТы слышишь их? Ты готов поговорить с ними? Нет? Так зачем ты затеял эту игру с неизвестностью? Зачем кидаешь свой мячик в темный колодец, если надеешься, что никто не подкинет тебе его обратно. Беги отсюда. Не оглядывайся. Кричи, пока можешь. Кричи, пока тебе на зашили рот. Кричи, если найдешь свой голос, в воплях Безмолвного дома.\n\nСюжет игры: Главная героиня – Эшли, девочка экстрасенс, которой предстоит провести ночь в заброшенном доме со своими приятелями, пятью загадочными героями, тайны которых вам предстоит познать вместе с ней. Вас ждет захватывающая мистическая история с неожиданными сюжетными поворотами в стиле классических фильмов ужасов. Нарастающее чувство неизбежности будет преследовать вас на протяжении всей новеллы. Вместе с Эшли вам предстоит столкнуться с множеством опасностей и постараться пережить самую длинную ночь в вашей жизни.\n\nОсобенности игры: Необычный дизайн персонажей и монстров, а также арты в духе старых фотографий в стиле сепия.\n* Мрачная атмосфера, погружающая все глубже и глубже в мир ужаса и боли.\n* Оригинальный саундтрек и реалистичные звуки, создающие эффект присутствия, который поможет Вам прочувствовать переживания главной героини.\n* Непредсказуемые события будут держать Вас в напряжении от первой сцены до последней.\n* Несколько принципиально различных концовок, каждая из которых застанет вас в врасплох.</text:p>
          </table:table-cell>
          <table:table-cell/>
          <table:table-cell office:value-type="string" calcext:value-type="string">
            <text:p>2-10 часов</text:p>
          </table:table-cell>
          <table:table-cell office:value-type="string" calcext:value-type="string">
            <text:p>graven_games</text:p>
          </table:table-cell>
          <table:table-cell office:value-type="string" calcext:value-type="string">
            <text:p>{'Хоррор', 'Ужасы', 'отечественный разработчик', 'кровь', 'фэнтези', 'триллер', 'драма', 'Безмолвный дом', 'Главный герой девушка', 'аниме'}</text:p>
          </table:table-cell>
          <table:table-cell office:value-type="string" calcext:value-type="string">
            <text:p>horror,action,mystic,fantasy,triller</text:p>
          </table:table-cell>
          <table:table-cell office:value-type="string" calcext:value-type="string">
            <text:p>https://store.steampowered.com/app/807230/Silenced_The_House/</text:p>
          </table:table-cell>
          <table:table-cell office:value-type="string" calcext:value-type="string">
            <text:p>1186.jpg</text:p>
          </table:table-cell>
        </table:table-row>
        <table:table-row table:style-name="ro1">
          <table:table-cell office:value-type="string" calcext:value-type="string">
            <text:p>Хомтоме (Хомячье отоме)</text:p>
          </table:table-cell>
          <table:table-cell office:value-type="string" calcext:value-type="string">
            <text:p>Любовь преодолеет все преграды! Если, конечно, вы не хомяк, влюбленный в собственную хозяйку. Но даже в этом случае можно найти выход! Ведь, как говорится, размер не имеет значения...\n\n------------------------\n\nОсобенности:\n-Нестандартное развитие сюжета, 7 неожиданных концовок\n-Управляйте хомяком, чтобы добиться внимания хозяйки (ну или все испортить)\n-Целых 15 минут увлекательного прохождения!\n-Хомячье отоме, которое рискует многим прийтись по вкусу...\n\n-------------------------\n\nМультиверсия содержит версии Windows и Linux.\nФайл с прохождением включен в архив.\n\nP.S. На самом деле, это не отоме.\nP.P.S. В ходе разработки ни один хомяк не пострадал.</text:p>
          </table:table-cell>
          <table:table-cell/>
          <table:table-cell office:value-type="string" calcext:value-type="string">
            <text:p>Менее 2 часов</text:p>
          </table:table-cell>
          <table:table-cell office:value-type="string" calcext:value-type="string">
            <text:p>syrena_(sephem)</text:p>
          </table:table-cell>
          <table:table-cell office:value-type="string" calcext:value-type="string">
            <text:p>{'Повествование от первого лица', 'Хомтоме', 'Повседневность', 'пародия', 'Комедия', 'отечественный разработчик', 'любовный треугольник'}</text:p>
          </table:table-cell>
          <table:table-cell office:value-type="string" calcext:value-type="string">
            <text:p>comedy,romance,routine,parody</text:p>
          </table:table-cell>
          <table:table-cell office:value-type="string" calcext:value-type="string">
            <text:p>https://yadi.sk/d/04jHL3QH3JtQJB</text:p>
          </table:table-cell>
          <table:table-cell office:value-type="string" calcext:value-type="string">
            <text:p>1181.png</text:p>
          </table:table-cell>
        </table:table-row>
        <table:table-row table:style-name="ro1">
          <table:table-cell office:value-type="string" calcext:value-type="string">
            <text:p>Элиза: Хозяйка Трактира (Elisa: The Innkeeper)</text:p>
          </table:table-cell>
          <table:table-cell office:value-type="string" calcext:value-type="string">
            <text:p>"Если бы я выходила замуж за каждого, кто проявлял ко мне интерес, у меня бы сейчас было неисчислимое количество мужей… Все мужчины, которые останавливаются в моем трактире, влюбляются в меня…" Элиза.\nНаш визуальный роман повествует об Элизе - прекрасной хозяйке трактира, которой постоянно приходится сталкиваться с предложениями руки и сердца доблестного Рыцаря, благородного Принца и богатого Купца. Вам придется принимать решения, которые способны изменить судьбу хозяйки трактира как в лучшую сторону, так и наоборот. Однако в нашей истории игроку не отведена роль главного героя. Его или её суждения и сделанный выбор способны оказать влияние на каждого персонажа. Подобно Богу, который следит с небес за происходящим в мире.\n+В нашей игре Вам будет предложено более 40 основных и вторичных выборов действия, которые способны повлиять на развитие сюжета.\n+Возьмите под свой контроль одного из персонажей и выбирайте то, что ему/ей следует говорить другим, тем самым зарабатывая "хорошую" или "плохую" карму.\nИ, конечно же, это ещё не всё! Помимо принятия решений, игрок получит возможность открыть определённые черты для каждого из персонажей, формирующие их личность. Получите возможность открыть и собрать коллекцию из более чем 25 личностных особенностей!\n+А также более чем 100 иллюстраций, доступных в разрешении 4k, созданных нашим художником Bicio (победителем конкруса "2015 Latin American Manga contest") и Ria (победительницей национального конкурса иллюстраций в стиле аниме "2015 Last Draw").\n+Открывайте и наслаждайтесь великолепной музыкой, созданной нашими композиторам Адрианом фон Зиглером (Adrian von Ziegler) и Brunuhville.\nВсе иллюстрации и декорации в нашем визуальном романе имеют разрешение 4k – ULTRA HD. Что позволяет насладиться высоким качеством и чёткостью прорисовки даже при выборе более низком разрешения экрана. Тем, кто является обладателем 4k монитора, представится уникальная возможность в полной мере насладиться графическим потенциалом нашей игры. Помимо этого мы вскоре планируем выпустить несколько дополнений (объединенных в сезонный пропуск), которые будут включать в себя квесты и новые главы, дабы расширить историю и увеличить суммарную продолжительность геймплея. Разумеется, все дополнения для нашей игры ВСЕГДА будут бесплатными.\nЗапускать игру нужно через LAUNCHER_X64. У кого windows 32 запускать игру нужно через LAUNCHER.\nОсновная ссылка на визуальную новеллу обновлена!\n***Ссылка обновлена!***</text:p>
          </table:table-cell>
          <table:table-cell/>
          <table:table-cell office:value-type="string" calcext:value-type="string">
            <text:p>10-30 часов</text:p>
          </table:table-cell>
          <table:table-cell office:value-type="string" calcext:value-type="string">
            <text:p>neoclassic_games</text:p>
          </table:table-cell>
          <table:table-cell office:value-type="string" calcext:value-type="string">
            <text:p>{'Повествование от первого лица', 'Хозяйке Трактира', 'Несколько главных героев', 'Элиза:', 'Иностранный разработчик'}</text:p>
          </table:table-cell>
          <table:table-cell office:value-type="string" calcext:value-type="string">
            <text:p>drama,comedy,romance,adventure</text:p>
          </table:table-cell>
          <table:table-cell office:value-type="string" calcext:value-type="string">
            <text:p>https://yadi.sk/d/kGXRotiBllAAEA</text:p>
          </table:table-cell>
          <table:table-cell office:value-type="string" calcext:value-type="string">
            <text:p>1173.jpg</text:p>
          </table:table-cell>
        </table:table-row>
        <table:table-row table:style-name="ro1">
          <table:table-cell office:value-type="string" calcext:value-type="string">
            <text:p>Химический переполох</text:p>
          </table:table-cell>
          <table:table-cell office:value-type="string" calcext:value-type="string">
            <text:p>Недели лекций по зельеварению наедине с Эзарэлем подошли к концу, пора переходить к практике. Глава «Абсента» желает убедиться в том, что вы достойно усвоили полученные знания и не тратили его время понапрасну.\nСможете ли вы идеально сварить зелье? А может, удивите эльфа неожиданным экспромтом? Дерзайте!\n\nP.S.: Игра маленькая и носит исключительно юмористический характер, так как приурочена к Первому апреля. Просим не искать глубокий смысл - он уплыл на Блобби и возвращаться не желает.</text:p>
          </table:table-cell>
          <table:table-cell/>
          <table:table-cell office:value-type="string" calcext:value-type="string">
            <text:p>Менее 2 часов</text:p>
          </table:table-cell>
          <table:table-cell office:value-type="string" calcext:value-type="string">
            <text:p>fan-klub_ezarelja</text:p>
          </table:table-cell>
          <table:table-cell office:value-type="string" calcext:value-type="string">
            <text:p>{'Повествование от первого лица', 'eldarya', 'Главный герой девушка', 'отечественный разработчик', 'фан-новелла'}</text:p>
          </table:table-cell>
          <table:table-cell office:value-type="string" calcext:value-type="string">
            <text:p>comedy</text:p>
          </table:table-cell>
          <table:table-cell office:value-type="string" calcext:value-type="string">
            <text:p>https://yadi.sk/d/nHkNdctP3JnE8e</text:p>
          </table:table-cell>
          <table:table-cell office:value-type="string" calcext:value-type="string">
            <text:p>1169.jpg</text:p>
          </table:table-cell>
        </table:table-row>
        <table:table-row table:style-name="ro1">
          <table:table-cell office:value-type="string" calcext:value-type="string">
            <text:p>Воеводы и Наместники:Выборгский Гром (Воеводы и Наместники:Выборгский Гром)</text:p>
          </table:table-cell>
          <table:table-cell office:value-type="string" calcext:value-type="string">
            <text:p>Иван III намерен покончить с торговой монополией Ганзы на Балтике. Великий князь закрывает Ганзейский двор в Новгороде и заключает союзный договор с датским королем Гансом, претендующим на шведский трон. По условиям соглашения Иван Васильевич посылает своих лучших воевод осадить шведский город Выборг. Позади у полководцев – непростое прошлое, а впереди – одна из мощнейших каменных крепостей в Европе…\nИгра является первой частью серии интерактивных исторических новелл "Воеводы и Наместники".\nКопирование и распространение игрового содержимого без согласия автора является нарушением авторских прав.Спасибо за Ваш интерес к истории. Приятной игры.\nПроект разработан с целью подтолкнуть игровое сообщество к популяризации отечественной истории.\n\n***Ссылка обновлена!***</text:p>
          </table:table-cell>
          <table:table-cell/>
          <table:table-cell office:value-type="string" calcext:value-type="string">
            <text:p>2-10 часов</text:p>
          </table:table-cell>
          <table:table-cell office:value-type="string" calcext:value-type="string">
            <text:p>artem_zimin</text:p>
          </table:table-cell>
          <table:table-cell office:value-type="string" calcext:value-type="string">
            <text:p>{'Главный герой парень', 'Повествование от первого лица', 'Воеводы и Наместники', 'отечественный разработчик'}</text:p>
          </table:table-cell>
          <table:table-cell office:value-type="string" calcext:value-type="string">
            <text:p>routine,adventure</text:p>
          </table:table-cell>
          <table:table-cell office:value-type="string" calcext:value-type="string">
            <text:p>https://yadi.sk/d/WGZB_Aw3pjN9pA</text:p>
          </table:table-cell>
          <table:table-cell office:value-type="string" calcext:value-type="string">
            <text:p>1165.jpg</text:p>
          </table:table-cell>
        </table:table-row>
        <table:table-row table:style-name="ro1">
          <table:table-cell office:value-type="string" calcext:value-type="string">
            <text:p>Hazard: Magical Girdle 1.0.1</text:p>
          </table:table-cell>
          <table:table-cell office:value-type="string" calcext:value-type="string">
            <text:p>Приключенческая история про находчивого археолога-любителя Одиссея Шлимана, который не пропускает ни одной красивой девушки, отчего нередко попадает с сложные ситуации. В первой главе вы вместе с ним получите задание найти пояс Ипполиты — царицы амазонок. Кстати, это задание можно и не получить. Стоит вам быть неосторожным в разговоре с нанимателем, и ваше путешествие окончится не начавшись.</text:p>
          </table:table-cell>
          <table:table-cell/>
          <table:table-cell office:value-type="string" calcext:value-type="string">
            <text:p>Менее 2 часов</text:p>
          </table:table-cell>
          <table:table-cell office:value-type="string" calcext:value-type="string">
            <text:p>kexboy</text:p>
          </table:table-cell>
          <table:table-cell office:value-type="string" calcext:value-type="string">
            <text:p>{'Главный герой парень'}</text:p>
          </table:table-cell>
          <table:table-cell office:value-type="string" calcext:value-type="string">
            <text:p>adventure,hentai</text:p>
          </table:table-cell>
          <table:table-cell office:value-type="string" calcext:value-type="string">
            <text:p>https://xxxx.hentaichan.live/games/29494-hazard-magical-girdle-kexboy.html</text:p>
          </table:table-cell>
          <table:table-cell office:value-type="string" calcext:value-type="string">
            <text:p>1156.jpg</text:p>
          </table:table-cell>
        </table:table-row>
        <table:table-row table:style-name="ro1">
          <table:table-cell office:value-type="string" calcext:value-type="string">
            <text:p>Love Ribbon</text:p>
          </table:table-cell>
          <table:table-cell office:value-type="string" calcext:value-type="string">
            <text:p>Это история о Ирис, переехавшей в новый город и школу и узнавшей о том, что у неё есть младшая сестра. Всю жизнь прожив с одним отцом, она и подумать не могла, что у неё за границей была сестра. Но вот, волею судьбы, папа сводит двух сестёр вместе, и теперь они будут делить одну квартиру и учиться в одной школе.\nВпрочем, не всё так гладко. Несмотря на то что Зои, младшая сестра Ирис, выглядит очень взрослой, пожалуй, лучше будет сказать, что она СЛИШКОМ взрослая для своего возраста. По внешнему виду определённо походит на старшую, очень спокойна, не уважает авторитеты, уходит по ночам из дому, заядло прогуливает (дальше идут спойлеры, сразу к делу)…\nВот только Ирис почувствовала совершенно новое для себя чувство с самого первого момента их случайной встречи…\n\nДля Android доступна щадящая HD-версия.</text:p>
          </table:table-cell>
          <table:table-cell/>
          <table:table-cell office:value-type="string" calcext:value-type="string">
            <text:p>2-10 часов</text:p>
          </table:table-cell>
          <table:table-cell office:value-type="string" calcext:value-type="string">
            <text:p>razzart_visual</text:p>
          </table:table-cell>
          <table:table-cell office:value-type="string" calcext:value-type="string">
            <text:p>{'Иностранный разработчик', 'юри', 'Главный герой девушка', 'сёдзё-ай', 'love', 'Повествование от первого лица', 'ribbon'}</text:p>
          </table:table-cell>
          <table:table-cell office:value-type="string" calcext:value-type="string">
            <text:p>drama,comedy,romance,routine,school</text:p>
          </table:table-cell>
          <table:table-cell office:value-type="string" calcext:value-type="string">
            <text:p>https://goo.gl/mfqhqv</text:p>
          </table:table-cell>
          <table:table-cell office:value-type="string" calcext:value-type="string">
            <text:p>1155.png</text:p>
          </table:table-cell>
        </table:table-row>
        <table:table-row table:style-name="ro1">
          <table:table-cell office:value-type="string" calcext:value-type="string">
            <text:p>Парень, который мне нравится? (Ki ni Naru Otoko no Ko?)</text:p>
          </table:table-cell>
          <table:table-cell office:value-type="string" calcext:value-type="string">
            <text:p>-Пародия на отоме новеллы-\nЕсть парень, который мне нравится.\nМне никогда не хватало смелости, чтобы признаться ему в своих чувствах...\nНо сегодня я сделаю это!</text:p>
          </table:table-cell>
          <table:table-cell/>
          <table:table-cell office:value-type="string" calcext:value-type="string">
            <text:p>Менее 2 часов</text:p>
          </table:table-cell>
          <table:table-cell office:value-type="float" office:value="1010" calcext:value-type="float">
            <text:p>1010</text:p>
          </table:table-cell>
          <table:table-cell office:value-type="string" calcext:value-type="string">
            <text:p>{'Иностранный разработчик', 'Мне', 'парень', 'Повествование от первого лица', 'нравится?', 'трэш', 'Главный герой девушка', 'который', 'отомэ'}</text:p>
          </table:table-cell>
          <table:table-cell office:value-type="string" calcext:value-type="string">
            <text:p>comedy,romance,routine,parody,school,fiction</text:p>
          </table:table-cell>
          <table:table-cell office:value-type="string" calcext:value-type="string">
            <text:p>http://anivisual.net/novels/KiniOtoko.zip</text:p>
          </table:table-cell>
          <table:table-cell office:value-type="string" calcext:value-type="string">
            <text:p>1148.jpg</text:p>
          </table:table-cell>
        </table:table-row>
        <table:table-row table:style-name="ro1">
          <table:table-cell office:value-type="string" calcext:value-type="string">
            <text:p>Doki-Doki Любовная Пора Старшей Школы (Doki-Doki High School Love Time)</text:p>
          </table:table-cell>
          <table:table-cell office:value-type="string" calcext:value-type="string">
            <text:p>Короткая любовная история об обычной девочке, влюбившейся в мальчика в Обыкновенной Японской Школе.\nВслед за Сачикой, признайтесь в любви Кентару, мальчику её мечты!\nКонкурсант английского NaNoRenO 2015.</text:p>
          </table:table-cell>
          <table:table-cell/>
          <table:table-cell office:value-type="string" calcext:value-type="string">
            <text:p>Менее 2 часов</text:p>
          </table:table-cell>
          <table:table-cell office:value-type="string" calcext:value-type="string">
            <text:p>studio_mugenjohncel</text:p>
          </table:table-cell>
          <table:table-cell office:value-type="string" calcext:value-type="string">
            <text:p>{'Doki', 'Повествование от третьего лица', 'пора', 'отомэ', 'любовная', 'школы', 'Главный герой девушка', 'Иностранный разработчик', 'старшей'}</text:p>
          </table:table-cell>
          <table:table-cell office:value-type="string" calcext:value-type="string">
            <text:p>comedy,romance</text:p>
          </table:table-cell>
          <table:table-cell office:value-type="string" calcext:value-type="string">
            <text:p>https://goo.gl/gI1CM0</text:p>
          </table:table-cell>
          <table:table-cell office:value-type="string" calcext:value-type="string">
            <text:p>1146.png</text:p>
          </table:table-cell>
        </table:table-row>
        <table:table-row table:style-name="ro1">
          <table:table-cell office:value-type="string" calcext:value-type="string">
            <text:p>Гарри Поттер и Таинственный вор. Часть I (Harry Potter and the Mysterious Thief. Part I)</text:p>
          </table:table-cell>
          <table:table-cell office:value-type="string" calcext:value-type="string">
            <text:p>Прошло три года как Гарри Потер окончил Хогвартс. Работая аврором он столкнулся с делом "Таинственного вора", крадущего черты характера талантливых волшебников.</text:p>
          </table:table-cell>
          <table:table-cell/>
          <table:table-cell office:value-type="string" calcext:value-type="string">
            <text:p>Менее 2 часов</text:p>
          </table:table-cell>
          <table:table-cell office:value-type="string" calcext:value-type="string">
            <text:p>rivars_studio</text:p>
          </table:table-cell>
          <table:table-cell office:value-type="string" calcext:value-type="string">
            <text:p>{''}</text:p>
          </table:table-cell>
          <table:table-cell office:value-type="string" calcext:value-type="string">
            <text:p>romance,detective,fantasy</text:p>
          </table:table-cell>
          <table:table-cell office:value-type="string" calcext:value-type="string">
            <text:p>https://drive.google.com/file/d/1gOcL_nNHGIPLmrkLZSrxwxq2gUwwMfXt/view?usp=sharing</text:p>
          </table:table-cell>
          <table:table-cell office:value-type="string" calcext:value-type="string">
            <text:p>1138.png</text:p>
          </table:table-cell>
        </table:table-row>
        <table:table-row table:style-name="ro1">
          <table:table-cell office:value-type="string" calcext:value-type="string">
            <text:p>Blade Quest</text:p>
          </table:table-cell>
          <table:table-cell office:value-type="string" calcext:value-type="string">
            <text:p>"Леди Лаура, не положено!.."\nНе положено показываться среди людей, если по ночам ты не совсем человек.\n\n"Леди Лаура, неприлично!.."\nНеприлично для воспитанной девушки шире раздвигать границы дозволенного.\n\n"Леди Лаура, нельзя!.."\nНельзя воровать у подозрительных старушек волшебные игрушки.\n\n"Леди Лаура, как вам не стыдно!"\nЛеди Лаура, что вы собираетесь делать этим погожим летним утром? Неужели бежать из дома?..\n\nКогда вокруг тебя все озабочены только тем, как защитить — спрятать! — тебя от мира, стоит брать дело в свои руки и начать защищать себя самой. Так, как ты этого хочешь.\n\nОсобенности:\n\n- на то, как будет рассказана история, повлияет не только выбор игрока, но и набор случайных событий;\n- нет ни ложных, ни истинных финалов. Есть только выборы и решения;\n- игра закончена, но если сообществу придётся по вкусу, нарисуем ещё хентайные арты в галерею.</text:p>
          </table:table-cell>
          <table:table-cell/>
          <table:table-cell office:value-type="string" calcext:value-type="string">
            <text:p>Менее 2 часов</text:p>
          </table:table-cell>
          <table:table-cell office:value-type="string" calcext:value-type="string">
            <text:p>krasavitsa_ikuku</text:p>
          </table:table-cell>
          <table:table-cell office:value-type="string" calcext:value-type="string">
            <text:p>{''}</text:p>
          </table:table-cell>
          <table:table-cell office:value-type="string" calcext:value-type="string">
            <text:p>adventure,fantasy,hentai</text:p>
          </table:table-cell>
          <table:table-cell office:value-type="string" calcext:value-type="string">
            <text:p>https://yadi.sk/d/kkj2Zt8e3H6qZf</text:p>
          </table:table-cell>
          <table:table-cell office:value-type="string" calcext:value-type="string">
            <text:p>1133.jpg</text:p>
          </table:table-cell>
        </table:table-row>
        <table:table-row table:style-name="ro1">
          <table:table-cell office:value-type="string" calcext:value-type="string">
            <text:p>Однажды в ночь на Хеллоуин (Once Upon a Hallow's Eve)</text:p>
          </table:table-cell>
          <table:table-cell office:value-type="string" calcext:value-type="string">
            <text:p>"Погода была ужасная,\nПринцесса была прекрасная.\nДнем во втором часу\nЗаблудилась принцесса в лесу.\nСмотрит: полянка прекрасная,\nНа полянке землянка ужасная..."\n\nВ один из последних дней учебного года, 20-летняя студентка Кара Ли отправляется с друзьями в поход к дому отдыха в горах. Однако в пути компания попадает под оползень. Героиня приходит в сознание и понимает, что оказалась одна в чаще леса. Ища помощи и укрытия, она набредает на старый фамильный особняк…\n\nЯндекс.диск</text:p>
          </table:table-cell>
          <table:table-cell/>
          <table:table-cell office:value-type="string" calcext:value-type="string">
            <text:p>2-10 часов</text:p>
          </table:table-cell>
          <table:table-cell office:value-type="string" calcext:value-type="string">
            <text:p>ran</text:p>
          </table:table-cell>
          <table:table-cell office:value-type="string" calcext:value-type="string">
            <text:p>{'гг девушка', 'отоме', 'Главный герой девушка', 'Хоррор', 'хеллоуин'}</text:p>
          </table:table-cell>
          <table:table-cell office:value-type="string" calcext:value-type="string">
            <text:p>drama,romance,horror,mystic</text:p>
          </table:table-cell>
          <table:table-cell office:value-type="string" calcext:value-type="string">
            <text:p>http://cloud.anivisual.net/novels/Once-Upon-a-Hallows-Eve-1.0-RUS.zip</text:p>
          </table:table-cell>
          <table:table-cell office:value-type="string" calcext:value-type="string">
            <text:p>1126.png</text:p>
          </table:table-cell>
        </table:table-row>
        <table:table-row table:style-name="ro1">
          <table:table-cell office:value-type="string" calcext:value-type="string">
            <text:p>Сакура Нова (Sakura Nova)</text:p>
          </table:table-cell>
          <table:table-cell office:value-type="string" calcext:value-type="string">
            <text:p>Вместе с Микаге, Кагуей и Арисой отправьтесь в научно-фантастическое фентези!\nНа планете Стелла находится источник магической силы и люди широко развились в результате получения чистой и нескончаемой энергии. Тем не менее около 70% территории планеты людям не принадлежат, а оставшиеся 30% защищаются барьерами. К сожалению, барьеры не обеспечивают абсолютной защиты и не позволяют окутать вообще всю территорию и благодаря этому факту существуют рыцарские корпусы, защищающие Королевство Ноа, в котором и протекает действие новеллы. Микаге, Кагуя и Ариса — рыцари-послушники в королевской рыцарской академии, которых объединяют в одну команду.\nСмогут ли они укрепить свою командную работу и стать настоящими рыцарями, и что их ждёт на пути к выпуску — это вам предстоит узнать.</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Sakura', 'Главный герой парень', 'гарем', 'Иностранный разработчик', 'Повествование от первого лица'}</text:p>
          </table:table-cell>
          <table:table-cell office:value-type="string" calcext:value-type="string">
            <text:p>comedy,science_fiction,action,ecchi,hentai</text:p>
          </table:table-cell>
          <table:table-cell office:value-type="string" calcext:value-type="string">
            <text:p>https://goo.gl/p50ICX</text:p>
          </table:table-cell>
          <table:table-cell office:value-type="string" calcext:value-type="string">
            <text:p>1123.jpg</text:p>
          </table:table-cell>
        </table:table-row>
        <table:table-row table:style-name="ro1">
          <table:table-cell office:value-type="string" calcext:value-type="string">
            <text:p>Мелодия ее любви (Sounds of Her Love)</text:p>
          </table:table-cell>
          <table:table-cell office:value-type="string" calcext:value-type="string">
            <text:p>Между двумя подростковыми сердцами врывается масса чувств и эмоций. Они оба проводят рутинный образ жизни, посещая международную школу в Токио. Что такое взросление? Конечно, это любовь. Главный герой, в надежде изменить свою жизнь, переводится в другую школу. Однако, оказывается, что эта школа ничем не отличается от остальных. За исключением одного человека... Здесь встречаются два разных темперамента, доказывая, что нет любви "не подходящей", а что из этого выйдет - решать вам.</text:p>
          </table:table-cell>
          <table:table-cell/>
          <table:table-cell office:value-type="string" calcext:value-type="string">
            <text:p>2-10 часов</text:p>
          </table:table-cell>
          <table:table-cell office:value-type="string" calcext:value-type="string">
            <text:p>ds-sans</text:p>
          </table:table-cell>
          <table:table-cell office:value-type="string" calcext:value-type="string">
            <text:p>{'Повествование от первого лица', 'Озвучка', 'Главный герой парень', 'Застенчивый персонаж', 'Иностранный разработчик'}</text:p>
          </table:table-cell>
          <table:table-cell office:value-type="string" calcext:value-type="string">
            <text:p>romance,routine,school</text:p>
          </table:table-cell>
          <table:table-cell office:value-type="string" calcext:value-type="string">
            <text:p>https://drive.google.com/file/d/1X3kIEoQc_n3kyklahNDd18NGpWdzniwJ/view?usp=sharing</text:p>
          </table:table-cell>
          <table:table-cell office:value-type="string" calcext:value-type="string">
            <text:p>1113.png</text:p>
          </table:table-cell>
        </table:table-row>
        <table:table-row table:style-name="ro1">
          <table:table-cell office:value-type="string" calcext:value-type="string">
            <text:p>Вечеринка мертвых: Книга теней (Corpse Party: Book of Shadows)</text:p>
          </table:table-cell>
          <table:table-cell office:value-type="string" calcext:value-type="string">
            <text:p>Corpse Party: Book of Shadows добавляет во вселенную серии новые сюжетные повороты и раскрывает персонажей, о которых мало рассказывали в первой части. Плюс кое-какие детали, которые стали основой для новой игры серии. В игре есть главы, которые являются приквелом к событиям Corpse Party Blood Covered, и главы, в которых рассказывается о том, что произошло бы в случае Wrong Ending 6 из 5 главы первой части, когда Сачико возвращает героев в прошлое, стерев им память. Единственный, кому удается частично сохранить воспоминания, это Сатоши. Однако, ему не удается остановить повторения ужаса.\n\nИнструкция по установке:\nИгру можно устанавливать,как на мобильное устройство так и на компьютер, эмулятор справляется везде, правда на мобиле придётся чуть-чуть пожертвовать качеством, хотя смотря какое устройство.\n1) Скачать эмулятор для PSP\n2) Включить эмулятор.\n3) Зайти во вкладку "Games"/"Игры" и указать путь к файлу с игрой.\n4) Наслаждаемся.\n\nПредупреждение:\nВступительный ролик не переведён. Меню не полностью.\n\nCorpse Party Rebuilt - Переиздание оригинальной игры.\nCorpse Party BloodCovered - Первая часть.\nCorpse Party Blood Covered: Repeated Fear - Первая часть ремейк PSP версия.\nCorpse Party: Book of Shadows - Вторая часть PSP версия..\nCorpse Party Sweet Sachiko's Hysteric Birthday Bash - отвлетвление сюжета.\nCorpse Party Blood Drive - Третья часть.\nCorpse Party 2 Dead Patient - Последняя часть.</text:p>
          </table:table-cell>
          <table:table-cell/>
          <table:table-cell office:value-type="string" calcext:value-type="string">
            <text:p>10-30 часов</text:p>
          </table:table-cell>
          <table:table-cell office:value-type="string" calcext:value-type="string">
            <text:p>teamgrisgris</text:p>
          </table:table-cell>
          <table:table-cell office:value-type="string" calcext:value-type="string">
            <text:p>{'Несколько главных героев', 'Повествоване от первого лица', 'Главный герой парень', 'Главный герой девушка'}</text:p>
          </table:table-cell>
          <table:table-cell office:value-type="string" calcext:value-type="string">
            <text:p>drama,horror,action,mystic,adventure,school</text:p>
          </table:table-cell>
          <table:table-cell office:value-type="string" calcext:value-type="string">
            <text:p>https://yadi.sk/d/y93rhF2I3GRWaR</text:p>
          </table:table-cell>
          <table:table-cell office:value-type="string" calcext:value-type="string">
            <text:p>1104.png</text:p>
          </table:table-cell>
        </table:table-row>
        <table:table-row table:style-name="ro1">
          <table:table-cell office:value-type="string" calcext:value-type="string">
            <text:p>Bionic Heart</text:p>
          </table:table-cell>
          <table:table-cell office:value-type="string" calcext:value-type="string">
            <text:p>Лондон, 2099 год. Земля уже давно не похожа на себя. Невероятные изменения климата разрушили погоду, вызвав постоянный дождь практически на всей поверхности Земли.\nВы играете за Люка Блэка, 36-летнего биоинженера. Он - один из ведущих программистов в Нанотех, крупной компании, изучающей нанотехнологии. Но одним вечером его жизнь меняется навсегда, когда он встречает Таню. Кто она? Что ей нужно от Люка?\nРаскройте все 24 различные концовки и изучите все возможные пути!</text:p>
          </table:table-cell>
          <table:table-cell/>
          <table:table-cell office:value-type="string" calcext:value-type="string">
            <text:p>2-10 часов</text:p>
          </table:table-cell>
          <table:table-cell office:value-type="string" calcext:value-type="string">
            <text:p>winter_wolves_&amp;_tycoon_games</text:p>
          </table:table-cell>
          <table:table-cell office:value-type="string" calcext:value-type="string">
            <text:p>{'Русский'}</text:p>
          </table:table-cell>
          <table:table-cell office:value-type="string" calcext:value-type="string">
            <text:p>drama,science_fiction,romance</text:p>
          </table:table-cell>
          <table:table-cell office:value-type="string" calcext:value-type="string">
            <text:p>https://yadi.sk/d/Pj7qZ0ez3GNozb</text:p>
          </table:table-cell>
          <table:table-cell office:value-type="string" calcext:value-type="string">
            <text:p>1102.png</text:p>
          </table:table-cell>
        </table:table-row>
        <table:table-row table:style-name="ro1">
          <table:table-cell office:value-type="string" calcext:value-type="string">
            <text:p>Бриллиантовая Роза (Diamond Rose)</text:p>
          </table:table-cell>
          <table:table-cell office:value-type="string" calcext:value-type="string">
            <text:p>Это история о Ване, молодом и многообещающем ремесленнике, решившем ради своей пассии оставить свой родной город, переехав в Азалею, торговую утопию. Впрочем, вскоре он осознал, что одной только пассии недостаточно, чтобы выжить в условиях экономического кризиса, арендной платы и отсутствия связей конкуренции в большом городе. Без имени, все его покупатели в основном заказывали только… товары для дома, но в один день к нему зашла с виду богатая клиентка, которая предложила Вану сделать меч…\nИ я всё ещё не понимаю каким образом оказалось, что он должен был добывать материалы сам, сражаясь с монстрами в местном лесу, но ремесленнику пришлось взяться за молот и всерьёз взяться за местных слизней, пикси, лам и кабана…</text:p>
          </table:table-cell>
          <table:table-cell/>
          <table:table-cell office:value-type="string" calcext:value-type="string">
            <text:p>Менее 2 часов</text:p>
          </table:table-cell>
          <table:table-cell office:value-type="string" calcext:value-type="string">
            <text:p>sendo</text:p>
          </table:table-cell>
          <table:table-cell office:value-type="string" calcext:value-type="string">
            <text:p>{'Иностранный разработчик', 'Главный герой парень', 'rpg', 'Повествование от первого лица'}</text:p>
          </table:table-cell>
          <table:table-cell office:value-type="string" calcext:value-type="string">
            <text:p>comedy,adventure,fantasy</text:p>
          </table:table-cell>
          <table:table-cell office:value-type="string" calcext:value-type="string">
            <text:p>https://goo.gl/eknN0Z</text:p>
          </table:table-cell>
          <table:table-cell office:value-type="string" calcext:value-type="string">
            <text:p>1101.png</text:p>
          </table:table-cell>
        </table:table-row>
        <table:table-row table:style-name="ro1">
          <table:table-cell office:value-type="string" calcext:value-type="string">
            <text:p>На счет три</text:p>
          </table:table-cell>
          <table:table-cell office:value-type="string" calcext:value-type="string">
            <text:p>Что есть реальность и что есть сон? И возможно ли существование чего-то между ними?\nГде-то на границе этих двух миров мне встретилась маленькая девочка, которая очень любит считать до трех.\nОна говорит, что знает меня, но я ее не помню. Признаться, я вообще ничего не помню из своего прошлого... Возможно, она мне поможет?</text:p>
          </table:table-cell>
          <table:table-cell/>
          <table:table-cell office:value-type="string" calcext:value-type="string">
            <text:p>Менее 2 часов</text:p>
          </table:table-cell>
          <table:table-cell office:value-type="string" calcext:value-type="string">
            <text:p>syrena_(sephem)</text:p>
          </table:table-cell>
          <table:table-cell office:value-type="string" calcext:value-type="string">
            <text:p>{'драма', 'На счет три', 'отечественный разработчик', 'фантастика', 'Повествование от первого лица'}</text:p>
          </table:table-cell>
          <table:table-cell office:value-type="string" calcext:value-type="string">
            <text:p>drama,science_fiction,fiction</text:p>
          </table:table-cell>
          <table:table-cell office:value-type="string" calcext:value-type="string">
            <text:p>https://yadi.sk/d/NAXriElC3G8Brm</text:p>
          </table:table-cell>
          <table:table-cell office:value-type="string" calcext:value-type="string">
            <text:p>1097.png</text:p>
          </table:table-cell>
        </table:table-row>
        <table:table-row table:style-name="ro1">
          <table:table-cell office:value-type="string" calcext:value-type="string">
            <text:p>Fault - Milestone One</text:p>
          </table:table-cell>
          <table:table-cell office:value-type="string" calcext:value-type="string">
            <text:p>fault - это серия новелл в жанре Научного фэнтези.\n\nНаблюдайте за Сельфиной, жизнерадостной Принцессой, и ее находчивой Королевской Стражницей, Ритоной, а также за их путешествием обратно на свою Родину - Рузенхайд.\nВо время внезапной атаки, которая уничтожает их Родину, Рузенхайд, им обеим удается сбежать... но в итоге они оказываются в странном лесу, полном растительности, которую они не узнают. Атмосфера очень напряженная. Вокруг ни единого признака жизни, что очень необычно для такого пышного леса. Что-то не так с этим местом... Но они слишком напуганы и не замечают этого.\nКто стоит за нападением и в чем их цель? Куда попали Сельфина и Ритона? Доберутся ли они до дома в целости и сохранности? И, самое важное, что же случилось с их родной страной?</text:p>
          </table:table-cell>
          <table:table-cell/>
          <table:table-cell office:value-type="string" calcext:value-type="string">
            <text:p>2-10 часов</text:p>
          </table:table-cell>
          <table:table-cell office:value-type="string" calcext:value-type="string">
            <text:p>alice_in_dissonance</text:p>
          </table:table-cell>
          <table:table-cell office:value-type="string" calcext:value-type="string">
            <text:p>{'Повествование от третьего лица', 'Научное фэнтези', 'Главный герой девушка', 'faultSF', 'Иностранный разработчик', 'Science Fantasy'}</text:p>
          </table:table-cell>
          <table:table-cell office:value-type="string" calcext:value-type="string">
            <text:p>drama,action,adventure,fantasy</text:p>
          </table:table-cell>
          <table:table-cell office:value-type="string" calcext:value-type="string">
            <text:p>https://mega.nz/#!Z01XEJ5Y!MeQnhH6Y_OwMQuGcHCOWR63eRqu-7Pkqhau_xD9F3OI</text:p>
          </table:table-cell>
          <table:table-cell office:value-type="string" calcext:value-type="string">
            <text:p>1086.png</text:p>
          </table:table-cell>
        </table:table-row>
        <table:table-row table:style-name="ro1">
          <table:table-cell office:value-type="string" calcext:value-type="string">
            <text:p>Курена и Сосис (Chook and Sosig)</text:p>
          </table:table-cell>
          <table:table-cell office:value-type="string" calcext:value-type="string">
            <text:p>Скажи "привет" Курене и Сосису! Эти двое очень дружелюбные, и прямо как ты!\nОни хотят разгадать тайны Соседства, и ты можешь помочь им)\nВ этом приключении вы встретите улыбчивых персонажей, некоторые, правда... не такие улыбчивые. А также поучаствуете в настоящей автомобильной погоне!\nВпереди - интересные загадки и веселье. Чего же ты ждешь? Безумные приключения начинаются!\n\nАльтернативная ссылка на скачивание: Скачать (pc - Windows and Linux; app - Mac)</text:p>
          </table:table-cell>
          <table:table-cell/>
          <table:table-cell office:value-type="string" calcext:value-type="string">
            <text:p>Менее 2 часов</text:p>
          </table:table-cell>
          <table:table-cell office:value-type="string" calcext:value-type="string">
            <text:p>tookipalooki</text:p>
          </table:table-cell>
          <table:table-cell office:value-type="string" calcext:value-type="string">
            <text:p>{'Иностранный разработчик', 'Повествование от первого лица'}</text:p>
          </table:table-cell>
          <table:table-cell office:value-type="string" calcext:value-type="string">
            <text:p>comedy,mystic,adventure</text:p>
          </table:table-cell>
          <table:table-cell office:value-type="string" calcext:value-type="string">
            <text:p>https://yadi.sk/d/1K6ZSSh93FMUpX</text:p>
          </table:table-cell>
          <table:table-cell office:value-type="string" calcext:value-type="string">
            <text:p>1081.jpg</text:p>
          </table:table-cell>
        </table:table-row>
        <table:table-row table:style-name="ro1">
          <table:table-cell office:value-type="string" calcext:value-type="string">
            <text:p>Тени, что бегут за нашей машиной (The Shadows That Run Alongside Our Car)</text:p>
          </table:table-cell>
          <table:table-cell office:value-type="string" calcext:value-type="string">
            <text:p>Дорога длинна и двое выживших в апокалипсисе оказались в одной машине. Они вынуждены бежать от заражённых людей, зомби, стремящихся только сожрать вашу плоть и больше ничего. Но главной опасностью, безусловно, являются тени.\nНет, тени не материальны, их нельзя увидеть или услышать… Тени преследуют тебя, так как они существуют и сейчас. Тени ушедшей цивилизации, тени уже ушедших людей… и та тень, которую отбрасываешь ты.</text:p>
          </table:table-cell>
          <table:table-cell/>
          <table:table-cell office:value-type="string" calcext:value-type="string">
            <text:p>Менее 2 часов</text:p>
          </table:table-cell>
          <table:table-cell office:value-type="string" calcext:value-type="string">
            <text:p>lox_rain</text:p>
          </table:table-cell>
          <table:table-cell office:value-type="string" calcext:value-type="string">
            <text:p>{'Апокалиптика', 'Иностранный разработчик', 'Главный герой девушка', 'Главный герой парень', 'Несколько главных героев', 'Повествование от первого лица'}</text:p>
          </table:table-cell>
          <table:table-cell office:value-type="string" calcext:value-type="string">
            <text:p>drama</text:p>
          </table:table-cell>
          <table:table-cell office:value-type="string" calcext:value-type="string">
            <text:p>https://goo.gl/MLuqRP</text:p>
          </table:table-cell>
          <table:table-cell office:value-type="string" calcext:value-type="string">
            <text:p>1072.jpg</text:p>
          </table:table-cell>
        </table:table-row>
        <table:table-row table:style-name="ro1">
          <table:table-cell office:value-type="string" calcext:value-type="string">
            <text:p>Мирт. Сказки холодного края</text:p>
          </table:table-cell>
          <table:table-cell office:value-type="string" calcext:value-type="string">
            <text:p>Мирт – закрытое поселение где-то на севере. Город окутан тайной и принимает не всех. Само время застыло в Мирте; новичку тяжело привыкнуть к снегу, который может пойти летом, к необыкновенным местным жителям, каждый из которых знает что-то, о чём нельзя спрашивать, а ещё – к истории Мирта, недолгой, но полной туманных моментов.\n\nТак происходит с Антоном – простым студентом, которому из-за безденежья приходится приехать в Мирт на лето. Поначалу городок кажется идеальным: несложная, но хорошо оплачиваемая работа, комнатка в общежитии, новые знакомства, молодой коллектив. Только прошлое Мирта напоминает о себе, да так, что Антону приходится начать собственное расследование и разобраться, что же здесь происходит. Может ли девушка из кафе на самом деле видеть будущее? Что заставило молодую женщину покончить с собой? Кто или что убило приезжих студентов пару лет назад? И, в конце концов, почему его, Антона, тень, вдруг посветлела на несколько оттенков?\n\nНовелла вышла в Steam целиком!</text:p>
          </table:table-cell>
          <table:table-cell/>
          <table:table-cell office:value-type="string" calcext:value-type="string">
            <text:p>2-10 часов</text:p>
          </table:table-cell>
          <table:table-cell office:value-type="string" calcext:value-type="string">
            <text:p>emanon_studios</text:p>
          </table:table-cell>
          <table:table-cell office:value-type="string" calcext:value-type="string">
            <text:p>{'отечественный разработчик', 'Главный герой парень', 'Повествование от третьего лица', 'Несколько главных героев'}</text:p>
          </table:table-cell>
          <table:table-cell office:value-type="string" calcext:value-type="string">
            <text:p>drama,romance,mystic,routine,fiction,triller</text:p>
          </table:table-cell>
          <table:table-cell office:value-type="string" calcext:value-type="string">
            <text:p>https://olivson.itch.io/mirt</text:p>
          </table:table-cell>
          <table:table-cell office:value-type="string" calcext:value-type="string">
            <text:p>1061.jpg</text:p>
          </table:table-cell>
        </table:table-row>
        <table:table-row table:style-name="ro1">
          <table:table-cell office:value-type="string" calcext:value-type="string">
            <text:p>В Либертад (To Libertad)</text:p>
          </table:table-cell>
          <table:table-cell office:value-type="string" calcext:value-type="string">
            <text:p>После долгих лет в плену, Ада попыталась сбежать от своих похитителей. Чуть не умерев, она встретила Марту, авантюристку, у которой попросила провести её до свободного города Либертада. Вначале отказавшись, позднее она согласилась. На пути им предстоит много трудностей и препятствий, но главная их цель останется неизменной — добраться до города свободы.</text:p>
          </table:table-cell>
          <table:table-cell/>
          <table:table-cell office:value-type="string" calcext:value-type="string">
            <text:p>Менее 2 часов</text:p>
          </table:table-cell>
          <table:table-cell office:value-type="string" calcext:value-type="string">
            <text:p>studio_camelot</text:p>
          </table:table-cell>
          <table:table-cell office:value-type="string" calcext:value-type="string">
            <text:p>{'Иностранный разработчик', 'Главный герой девушка', 'сёдзё-ай', 'Повествование от третьего лица', 'Повествование от первого лица'}</text:p>
          </table:table-cell>
          <table:table-cell office:value-type="string" calcext:value-type="string">
            <text:p>action,fantasy</text:p>
          </table:table-cell>
          <table:table-cell office:value-type="string" calcext:value-type="string">
            <text:p>https://goo.gl/RWqs1n</text:p>
          </table:table-cell>
          <table:table-cell office:value-type="string" calcext:value-type="string">
            <text:p>1060.png</text:p>
          </table:table-cell>
        </table:table-row>
        <table:table-row table:style-name="ro1">
          <table:table-cell office:value-type="string" calcext:value-type="string">
            <text:p>Разбуди меня в январе</text:p>
          </table:table-cell>
          <table:table-cell office:value-type="string" calcext:value-type="string">
            <text:p>Вы верите, что новогодние желания сбываются? Обычный парень Алексей, герой новеллы, тоже не верил, пока его желания не сбылись совершенно странным образом. Накануне Нового года Алексей попадает в больницу и понимает, что придётся отмечать праздник прямо там, но он и не расстроен, ведь дома его всё равно никто не ждёт...\n\nНовелла была подготовлена для конкурса Новогодних визуальных новелл на 2ch.hk, конкурсная версия доделана и улучшена. Приятного чтения!</text:p>
          </table:table-cell>
          <table:table-cell/>
          <table:table-cell office:value-type="string" calcext:value-type="string">
            <text:p>Менее 2 часов</text:p>
          </table:table-cell>
          <table:table-cell office:value-type="string" calcext:value-type="string">
            <text:p>lamolera</text:p>
          </table:table-cell>
          <table:table-cell office:value-type="string" calcext:value-type="string">
            <text:p>{''}</text:p>
          </table:table-cell>
          <table:table-cell office:value-type="string" calcext:value-type="string">
            <text:p>romance,routine</text:p>
          </table:table-cell>
          <table:table-cell office:value-type="string" calcext:value-type="string">
            <text:p>https://goo.gl/hhHHMr</text:p>
          </table:table-cell>
          <table:table-cell office:value-type="string" calcext:value-type="string">
            <text:p>1058.png</text:p>
          </table:table-cell>
        </table:table-row>
        <table:table-row table:style-name="ro1">
          <table:table-cell office:value-type="string" calcext:value-type="string">
            <text:p>Zero Escape: Zero Time Dilemma</text:p>
          </table:table-cell>
          <table:table-cell office:value-type="string" calcext:value-type="string">
            <text:p>Заключительная часть серии игр Zero Escape (Nine Hours, Nine Persons, Nine Doors (Nintendo DS, iOS, 2009), Virtue's Last Reward (Nintendo 3DS, PlayStation Vita, 2012)\nДевять участников просыпаются в подземном сооружении, со странным черным браслетом на запястье. Для того, чтобы сбежать, они должны сыграть в игру со смертельными последствиями. Правила просты - после того, как шесть человек погибнут, аварийный люк откроется. Кто будет жить, а кто умрет? Выбор за вами. Пусть "Игра Решений" начнется ..</text:p>
          </table:table-cell>
          <table:table-cell/>
          <table:table-cell office:value-type="string" calcext:value-type="string">
            <text:p>10-30 часов</text:p>
          </table:table-cell>
          <table:table-cell office:value-type="string" calcext:value-type="string">
            <text:p>spike_chunsoft_co.</text:p>
          </table:table-cell>
          <table:table-cell office:value-type="string" calcext:value-type="string">
            <text:p>{'18+', 'Иностранный разработчик', 'кровь', 'Несколько главных героев', 'Головоломки', 'психология', 'Главный герой парень', 'Главный герой девушка', 'оружие'}</text:p>
          </table:table-cell>
          <table:table-cell office:value-type="string" calcext:value-type="string">
            <text:p>drama,science_fiction,horror,action,detective,triller</text:p>
          </table:table-cell>
          <table:table-cell office:value-type="string" calcext:value-type="string">
            <text:p>https://drive.google.com/file/d/0BweQO7sQ24zSUkJCOFhLWXlXcW8/view?usp=sharing&amp;resourcekey=0-L0v0luRDa8jn-UqsEWtKmQ</text:p>
          </table:table-cell>
          <table:table-cell office:value-type="string" calcext:value-type="string">
            <text:p>1054.png</text:p>
          </table:table-cell>
        </table:table-row>
        <table:table-row table:style-name="ro1">
          <table:table-cell office:value-type="string" calcext:value-type="string">
            <text:p>Моя странная сестра v1.0a</text:p>
          </table:table-cell>
          <table:table-cell office:value-type="string" calcext:value-type="string">
            <text:p>Это история про парня, который сбежал учиться в другой город от своей семьи, а главное — от своей сестры, к которой он испытывает далекие от братских чувства. Вы скажете, что это очередная игра про b/s инцест? Нет. Не так все просто.\nСюжет игры - современное городское фэнтези. И этот сюжет занимает центральное место в игре. Отношения с сестрой и мистика очень тесно переплетены между собой, и не могут быть отделены друг от друга. Сам сюжет очень разветвленный. За одно прохождение игры вы не увидите даже половины. Фактически, в игре уже есть 15 вариаций сюжетной линии. Мы ожидаем по крайней мере пять различных концовок, и это не считая плохие эндинги.\nВ этой игре есть только один женский персонаж. Несмотря на это, вы можете выбрать для нее один из трех характеров, и свое отношение к ней. В зависимости от этого, она реагирует на вас по-разному, носит разную одежду, и с ней происходят отличающиеся игровые события.\nМы также сделали интерактивные и анимированные эротические сцены на движке. В текущей версии таких две, планируется еще одна. Это не считая эвентов, которые описаны в тексте. Кроме этого, вы можете настроить ее внешность по собственному желанию.\n\nВнимание!\nРусский язык можно выбрать в меню!\n\nТема на форуме:\nЗдесь\n\nИгра завершена</text:p>
          </table:table-cell>
          <table:table-cell/>
          <table:table-cell office:value-type="string" calcext:value-type="string">
            <text:p>2-10 часов</text:p>
          </table:table-cell>
          <table:table-cell office:value-type="string" calcext:value-type="string">
            <text:p>great_chiken_studio</text:p>
          </table:table-cell>
          <table:table-cell office:value-type="string" calcext:value-type="string">
            <text:p>{''}</text:p>
          </table:table-cell>
          <table:table-cell office:value-type="string" calcext:value-type="string">
            <text:p>drama,romance,mystic,routine,ecchi,hentai</text:p>
          </table:table-cell>
          <table:table-cell office:value-type="string" calcext:value-type="string">
            <text:p>https://mega.nz/#!J9Z0UToC!IpJ9gjAlvZMK8-f-kVQ0J5Syqd4htq4cTkBWS0sjqlw</text:p>
          </table:table-cell>
          <table:table-cell office:value-type="string" calcext:value-type="string">
            <text:p>1050.png</text:p>
          </table:table-cell>
        </table:table-row>
        <table:table-row table:style-name="ro1">
          <table:table-cell office:value-type="string" calcext:value-type="string">
            <text:p>Молоток (Hammer)</text:p>
          </table:table-cell>
          <table:table-cell office:value-type="string" calcext:value-type="string">
            <text:p>В этой игре нет счастливых концовок. Это история о мире, который поразила инфекция, убивающая всех. Люди, животные... просто начинают кашлять кровью и умирать. Даже скрывшись от пандемии, люди сталкиваются с суровыми условиями — холод, нехватка еды, одиночество... Всё приносится в жертву собственному выживанию.\nВ апокалипсисе не может быть счастливых концовок, но... даже во время апокалипсиса, какой выбор сделаете вы?</text:p>
          </table:table-cell>
          <table:table-cell/>
          <table:table-cell office:value-type="string" calcext:value-type="string">
            <text:p>Менее 2 часов</text:p>
          </table:table-cell>
          <table:table-cell office:value-type="string" calcext:value-type="string">
            <text:p>mugenjohncel</text:p>
          </table:table-cell>
          <table:table-cell office:value-type="string" calcext:value-type="string">
            <text:p>{'Иностранный разработчик', 'Апокалиптика', 'Главный герой парень', 'Повествование от первого лица'}</text:p>
          </table:table-cell>
          <table:table-cell office:value-type="string" calcext:value-type="string">
            <text:p>triller</text:p>
          </table:table-cell>
          <table:table-cell office:value-type="string" calcext:value-type="string">
            <text:p>https://goo.gl/4dGY55</text:p>
          </table:table-cell>
          <table:table-cell office:value-type="string" calcext:value-type="string">
            <text:p>1048.jpg</text:p>
          </table:table-cell>
        </table:table-row>
        <table:table-row table:style-name="ro1">
          <table:table-cell office:value-type="string" calcext:value-type="string">
            <text:p>Милые незваные демоны (Cute Demon Crashers)</text:p>
          </table:table-cell>
          <table:table-cell office:value-type="string" calcext:value-type="string">
            <text:p>В отличие от своих одноклассников, Клэр любит проводить весенние каникулы дома. Для неё весна — пора приятной меланхолии, греющей душу. Пребывая в одиночестве, девушка только и думает о том, как бы развлечь себя. Пожелав хоть какого-то изменения в своих тоскливых каникулах, Клэр обнаруживает у себя в комнате четырех горячих, в прямом смысле слова, демонов. Если быть точнее: трех инкубов и одного суккуба. Конечно, появление нежданных гостей удивили героиню, но именно из-за них её серые будни окрасились красками, о чём так лелеяла Клэр.\n\nОриас, Мирари, Кайл и Акки. Кого же выберет девушка? Чем же могут обернуться эти каникулы? Теперь они запомнятся Клэр надолго...\n\nИгра включает в себя:\n\n• около 20-и иллюстраций и хорошая графика.\n• кнопка 'стоп' — вы можете остановиться на любом нежелательном моменте.\n• доступ к переигровке сцен, достаточно лишь зайти в галерею и нажать на выбранную иллюстрацию.\n• 11 концовок!\n• частичная озвучка.\n• в доступе 4 сексуальных демона, с которыми вы можете получить иллюстрации.</text:p>
          </table:table-cell>
          <table:table-cell/>
          <table:table-cell office:value-type="string" calcext:value-type="string">
            <text:p>Менее 2 часов</text:p>
          </table:table-cell>
          <table:table-cell office:value-type="string" calcext:value-type="string">
            <text:p>sugar_script</text:p>
          </table:table-cell>
          <table:table-cell office:value-type="string" calcext:value-type="string">
            <text:p>{'Русский'}</text:p>
          </table:table-cell>
          <table:table-cell office:value-type="string" calcext:value-type="string">
            <text:p>comedy,routine,fantasy,hentai</text:p>
          </table:table-cell>
          <table:table-cell office:value-type="string" calcext:value-type="string">
            <text:p>https://yadi.sk/d/IPU557ox3DVsjD</text:p>
          </table:table-cell>
          <table:table-cell office:value-type="string" calcext:value-type="string">
            <text:p>1047.png</text:p>
          </table:table-cell>
        </table:table-row>
        <table:table-row table:style-name="ro1">
          <table:table-cell office:value-type="string" calcext:value-type="string">
            <text:p>Forest</text:p>
          </table:table-cell>
          <table:table-cell office:value-type="string" calcext:value-type="string">
            <text:p>"Я Алиса. Пожалуйста, расскажи мне сказку."\n\nТут и там, в переулках между зданиями, глухих закоулках и, быть может даже под землёй, в наш мир просачивается Лес. Лес – это запретное место, не подчиняющееся законам нашего мира.\nНаши герои должны противостоять козням Леса, без особой надежды на помощь или понимание со стороны внешнего мира.\nОни сражаются с "загадками", которые на них насылает Лес, используя свои сверхъестественные способности, известные как "дары".\nИ, если им будет суждено проиграть, их ждёт то, чего они боятся больше всего на свете, – изгнание из Синдзюку.</text:p>
          </table:table-cell>
          <table:table-cell/>
          <table:table-cell office:value-type="string" calcext:value-type="string">
            <text:p>10-30 часов</text:p>
          </table:table-cell>
          <table:table-cell office:value-type="string" calcext:value-type="string">
            <text:p>liar-soft</text:p>
          </table:table-cell>
          <table:table-cell office:value-type="string" calcext:value-type="string">
            <text:p>{'Повествование от третьего лица', 'Метапроза', 'сюрреализм', 'Иностранный разработчик'}</text:p>
          </table:table-cell>
          <table:table-cell office:value-type="string" calcext:value-type="string">
            <text:p>drama,comedy,mystic,fantasy,hentai</text:p>
          </table:table-cell>
          <table:table-cell office:value-type="string" calcext:value-type="string">
            <text:p>https://yadi.sk/d/bGUoI64G3CisEi</text:p>
          </table:table-cell>
          <table:table-cell office:value-type="string" calcext:value-type="string">
            <text:p>1046.png</text:p>
          </table:table-cell>
        </table:table-row>
        <table:table-row table:style-name="ro1">
          <table:table-cell office:value-type="string" calcext:value-type="string">
            <text:p>Сакура Служанка 3 (Sakura Maid 3)</text:p>
          </table:table-cell>
          <table:table-cell office:value-type="string" calcext:value-type="string">
            <text:p>Ну вот, теперь и Алиса уехала, снова оставив служанку одну. Но ненадолго, так как новая гостья уже у порога. И не простая гостья, а посланница. Посланница-дракон.</text:p>
          </table:table-cell>
          <table:table-cell/>
          <table:table-cell office:value-type="string" calcext:value-type="string">
            <text:p>Менее 2 часов</text:p>
          </table:table-cell>
          <table:table-cell office:value-type="string" calcext:value-type="string">
            <text:p>winged_cloud</text:p>
          </table:table-cell>
          <table:table-cell office:value-type="string" calcext:value-type="string">
            <text:p>{'Повествование от первого лица', 'Служанка', 'Sakura', 'Главный герой девушка', 'Иностранный разработчик', 'юри', 'нукиге'}</text:p>
          </table:table-cell>
          <table:table-cell office:value-type="string" calcext:value-type="string">
            <text:p>routine,hentai</text:p>
          </table:table-cell>
          <table:table-cell office:value-type="string" calcext:value-type="string">
            <text:p>https://goo.gl/sl3dSY</text:p>
          </table:table-cell>
          <table:table-cell office:value-type="string" calcext:value-type="string">
            <text:p>1042.png</text:p>
          </table:table-cell>
        </table:table-row>
        <table:table-row table:style-name="ro1">
          <table:table-cell office:value-type="string" calcext:value-type="string">
            <text:p>Пожалуйста,Ответьте (Please Respond)</text:p>
          </table:table-cell>
          <table:table-cell office:value-type="string" calcext:value-type="string">
            <text:p>Главный герой принял участие в некой викторине,где в качестве приза предлагается встреча с незнакомкой с которой тебе посчастливится отметить новый год.Телефон парня начал постоянно вибрировать и на него приходят странные сообщения.Похоже он выиграл всё таки встречу с незнакомкой.Парень решил выяснить,кто же ему присылает сообщения,ведь у назначенного места никого невидно.И тут его ожидает удивительная встреча,а также неожиданные повороты судьбы.\nВизуальная новелла заняла первое место на конкурсе ruvn Contest 1.</text:p>
          </table:table-cell>
          <table:table-cell/>
          <table:table-cell office:value-type="string" calcext:value-type="string">
            <text:p>Менее 2 часов</text:p>
          </table:table-cell>
          <table:table-cell office:value-type="string" calcext:value-type="string">
            <text:p>buranku_sureito</text:p>
          </table:table-cell>
          <table:table-cell office:value-type="string" calcext:value-type="string">
            <text:p>{''}</text:p>
          </table:table-cell>
          <table:table-cell office:value-type="string" calcext:value-type="string">
            <text:p>routine,fiction</text:p>
          </table:table-cell>
          <table:table-cell office:value-type="string" calcext:value-type="string">
            <text:p>https://yadi.sk/d/6sqiHpvg38ze7L</text:p>
          </table:table-cell>
          <table:table-cell office:value-type="string" calcext:value-type="string">
            <text:p>1039.jpg</text:p>
          </table:table-cell>
        </table:table-row>
        <table:table-row table:style-name="ro1">
          <table:table-cell office:value-type="string" calcext:value-type="string">
            <text:p>Движок Симулятора Свиданий (Date Simulation Engine)</text:p>
          </table:table-cell>
          <table:table-cell office:value-type="string" calcext:value-type="string">
            <text:p>Сценарий — сам Renpytom.\nХудожник — Дядюшка Муген\nЧёрный юмор дяди Мугена — в наличии.\nМузыка — авторская.\nОзвучка — есть.\n\nЧто же в этой игре не так? Да всё просто. По большей части это демонстрация работы фреймворка Dating Sim Engine для Renpy. И в новелле всего 300 строчек текста, основательная доля которых — комментарий дяди Мугена.</text:p>
          </table:table-cell>
          <table:table-cell/>
          <table:table-cell office:value-type="string" calcext:value-type="string">
            <text:p>Менее 2 часов</text:p>
          </table:table-cell>
          <table:table-cell office:value-type="string" calcext:value-type="string">
            <text:p>mugenjohncel</text:p>
          </table:table-cell>
          <table:table-cell office:value-type="string" calcext:value-type="string">
            <text:p>{'Иностранный разработчик', 'дэйт-сим', 'Главный герой парень', 'гарем'}</text:p>
          </table:table-cell>
          <table:table-cell office:value-type="string" calcext:value-type="string">
            <text:p>routine,school</text:p>
          </table:table-cell>
          <table:table-cell office:value-type="string" calcext:value-type="string">
            <text:p>https://goo.gl/ahN7ov</text:p>
          </table:table-cell>
          <table:table-cell office:value-type="string" calcext:value-type="string">
            <text:p>1037.jpg</text:p>
          </table:table-cell>
        </table:table-row>
        <table:table-row table:style-name="ro1">
          <table:table-cell office:value-type="string" calcext:value-type="string">
            <text:p>Сакура Служанка 2 (Sakura Maid 2)</text:p>
          </table:table-cell>
          <table:table-cell office:value-type="string" calcext:value-type="string">
            <text:p>К служанке приехали гости. Ну ладно, гостья*, притом волшебница. Но хозяйки ведь всё равно нет...</text:p>
          </table:table-cell>
          <table:table-cell/>
          <table:table-cell office:value-type="string" calcext:value-type="string">
            <text:p>Менее 2 часов</text:p>
          </table:table-cell>
          <table:table-cell office:value-type="string" calcext:value-type="string">
            <text:p>winged_cloud</text:p>
          </table:table-cell>
          <table:table-cell office:value-type="string" calcext:value-type="string">
            <text:p>{'Служанка', 'Sakura', 'Главный герой девушка', 'Иностранный разработчик', 'юри', 'Повествование от первого лица'}</text:p>
          </table:table-cell>
          <table:table-cell office:value-type="string" calcext:value-type="string">
            <text:p>comedy,romance,routine,hentai</text:p>
          </table:table-cell>
          <table:table-cell office:value-type="string" calcext:value-type="string">
            <text:p>https://goo.gl/tspgaE</text:p>
          </table:table-cell>
          <table:table-cell office:value-type="string" calcext:value-type="string">
            <text:p>1034.png</text:p>
          </table:table-cell>
        </table:table-row>
        <table:table-row table:style-name="ro1">
          <table:table-cell office:value-type="string" calcext:value-type="string">
            <text:p>Сакура Мико (Sakura Shrine Girls)</text:p>
          </table:table-cell>
          <table:table-cell office:value-type="string" calcext:value-type="string">
            <text:p>Тору — обычный, казалось бы, парень, хоть и скептик, и он никогда не верил ни в каких духов, демонов, богов и прочие явления сверхъестества. Что явно не подходит к характеристике его семьи, с каждым поколением продолжавшей длинную линию священнослужителей. Тору, сколь бы скептично он не относился к этому, всё же не хочет нарушать семейную традицию и переезжает к своему дедушке. После этого переезда, Тору, встав на путь обучения на жреца, уже не будет так уверен в несуществовании потустороннего, ведь ему повстречаются два охранных духа, с которыми ему придётся работать.\n\n\n\n\n\n\n\nДля установки патча на Steam закиньте содержимое архива в директорию игры (steam/steamapps/common/Sakura Shrine Girls/game).</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Sakura', 'Главный герой парень', 'Иностранный разработчик', 'гарем', 'Повествование от первого лица'}</text:p>
          </table:table-cell>
          <table:table-cell office:value-type="string" calcext:value-type="string">
            <text:p>comedy,romance,mystic,school,ecchi</text:p>
          </table:table-cell>
          <table:table-cell office:value-type="string" calcext:value-type="string">
            <text:p>https://goo.gl/u1cvQZ</text:p>
          </table:table-cell>
          <table:table-cell office:value-type="string" calcext:value-type="string">
            <text:p>1029.jpg</text:p>
          </table:table-cell>
        </table:table-row>
        <table:table-row table:style-name="ro1">
          <table:table-cell office:value-type="string" calcext:value-type="string">
            <text:p>Angel Beats! -1st beat-</text:p>
          </table:table-cell>
          <table:table-cell office:value-type="string" calcext:value-type="string">
            <text:p>Забавно, но, несмотря на огромную продолжительность человеческой истории, конечного смысла в жизни человека нет. И пусть его нет, но ведь жить-то можно и так, тем более что от жизни-то, особенно будучи молодым, можно и удовольствие получать.\nМожно. Но не всегда. Не удалось оно, жизнью насладиться. Значит, ни смысла, ни удовольствия? А что если... Если выпал шанс на отработку? Смысл можно пока и отложить, а вот поразвлечься стоит – всё равно ты ничего в происходящем не понимаешь. Или не стоит? Или не получится? Воспоминания – штука навязчивая. Хотя...\nА что тебе вообще не хватало? Что для тебя счастье и совершив что, ты готов закончить свою жизнь? Друзья? Семейная жизнь? Деньги? Учёба? Музыка? Полный желудок?\nЕсли ты узнаешь, что ты не один? Пойдёшь помогать другим? Или проявишь немного эгоизма?\n...\n...\n— «Добро пожаловать во «Фронт отрицающих смерть». Понимаю, это несколько неожиданно, но не хочешь ли ты к нам присоединиться?»\nРешай. Ну, или позволь другим решить за тебя, по течению тоже можно плыть.\n\nВерсия патча-русификатора: 1.1</text:p>
          </table:table-cell>
          <table:table-cell/>
          <table:table-cell office:value-type="string" calcext:value-type="string">
            <text:p>10-30 часов</text:p>
          </table:table-cell>
          <table:table-cell office:value-type="string" calcext:value-type="string">
            <text:p>key</text:p>
          </table:table-cell>
          <table:table-cell office:value-type="string" calcext:value-type="string">
            <text:p>{'Накиге', 'Иностранный разработчик', 'Есть истинная концовка'}</text:p>
          </table:table-cell>
          <table:table-cell office:value-type="string" calcext:value-type="string">
            <text:p>drama,comedy,romance,mystic</text:p>
          </table:table-cell>
          <table:table-cell office:value-type="string" calcext:value-type="string">
            <text:p>https://vn-russian.ru/chart/angel-beats</text:p>
          </table:table-cell>
          <table:table-cell office:value-type="string" calcext:value-type="string">
            <text:p>1027.png</text:p>
          </table:table-cell>
        </table:table-row>
        <table:table-row table:style-name="ro1">
          <table:table-cell office:value-type="string" calcext:value-type="string">
            <text:p>Пересчитывая людей (Hitokazoe)</text:p>
          </table:table-cell>
          <table:table-cell office:value-type="string" calcext:value-type="string">
            <text:p>-Ты слышал историю о призраке, который появляется после уроков? Призрак, который пересчитывает людей...\n-Это просто обычный призрак, что в нем страшного?\n-Когда он закончит считать, то лучше начать бежать.\n-Почему?</text:p>
          </table:table-cell>
          <table:table-cell/>
          <table:table-cell office:value-type="string" calcext:value-type="string">
            <text:p>Менее 2 часов</text:p>
          </table:table-cell>
          <table:table-cell office:value-type="string" calcext:value-type="string">
            <text:p>tabun_osoraku_kitto</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horror,mystic</text:p>
          </table:table-cell>
          <table:table-cell office:value-type="string" calcext:value-type="string">
            <text:p>https://mega.nz/#!FxcHjA6Q!sNZnmJFp2-dU6dHHWd1wBrZbq_nEav3EztEloH7EL9c</text:p>
          </table:table-cell>
          <table:table-cell office:value-type="string" calcext:value-type="string">
            <text:p>1023.jpg</text:p>
          </table:table-cell>
        </table:table-row>
        <table:table-row table:style-name="ro1">
          <table:table-cell office:value-type="string" calcext:value-type="string">
            <text:p>Любовь Юрского Периода (Jurassic Heart)</text:p>
          </table:table-cell>
          <table:table-cell office:value-type="string" calcext:value-type="string">
            <text:p>Встречайтесь с эмоциональным тираннозавром в этой странной отоме-игре!</text:p>
          </table:table-cell>
          <table:table-cell/>
          <table:table-cell office:value-type="string" calcext:value-type="string">
            <text:p>Менее 2 часов</text:p>
          </table:table-cell>
          <table:table-cell office:value-type="string" calcext:value-type="string">
            <text:p>hima</text:p>
          </table:table-cell>
          <table:table-cell office:value-type="string" calcext:value-type="string">
            <text:p>{'Иностранный разработчик', 'Главный герой девушка', 'отомэ'}</text:p>
          </table:table-cell>
          <table:table-cell office:value-type="string" calcext:value-type="string">
            <text:p>drama,comedy,romance,parody</text:p>
          </table:table-cell>
          <table:table-cell office:value-type="string" calcext:value-type="string">
            <text:p>https://yadi.sk/d/yLjmBenR39B2aF</text:p>
          </table:table-cell>
          <table:table-cell office:value-type="string" calcext:value-type="string">
            <text:p>1021.png</text:p>
          </table:table-cell>
        </table:table-row>
        <table:table-row table:style-name="ro1">
          <table:table-cell office:value-type="string" calcext:value-type="string">
            <text:p>Remember11 -the age of infinity-</text:p>
          </table:table-cell>
          <table:table-cell office:value-type="string" calcext:value-type="string">
            <text:p>Рейс HAL18 разбивается в горах префектуры Аомори. Выживают только четыре человека: студентка-психолог Фуюкава Кокоро, адвокат Маюдзуми Рин, альпинист Ёмоги Сэйдзи и маленький мальчик Кусуда Юни. Не зная точного местонахождения и не имея возможности связаться с внешним миром, они вынуждены спасаться в горной хижине. Там они находят газету, в которой написано, что все, кроме Юни, погибнут под лавиной через неделю.\nВ специализированном психиатрическом центре SPHIA парень по имени Юкидо Сатору падает с часовой башни и частично теряет память. Просыпается он с чётким ощущением, что кто-то хочет его убить. Кроме него, в Центре есть три человека: милая женщина по имени Уцуми Кали, молодая девушка Судзукагэ Хотори (альтернативная личность в теле серийной убийцы) и мальчик Кусуда Юни, попавший туда неизвестно как и откуда.\nСразу после крушения самолёта и падения Сатору, сознания Сатору и Кокоро начинают меняться местами. Оба удивлены увидеть Юни в двух местах и оба сталкиваются с тем, что и там, и там их считают больными с диссоциативным расстройством идентичности.\n\nДополнительная информация:\nПо ссылкам на скачивание представлено два варианта новеллы - в переводе группы "R11 Team" и в переводе группы "Tuna std.".</text:p>
          </table:table-cell>
          <table:table-cell/>
          <table:table-cell office:value-type="string" calcext:value-type="string">
            <text:p>10-30 часов</text:p>
          </table:table-cell>
          <table:table-cell office:value-type="string" calcext:value-type="string">
            <text:p>kid</text:p>
          </table:table-cell>
          <table:table-cell office:value-type="string" calcext:value-type="string">
            <text:p>{'Иностранный разработчик', 'Главный герой парень', 'Главный герой девушка', 'Несколько главных героев', 'Повествование от первого лица'}</text:p>
          </table:table-cell>
          <table:table-cell office:value-type="string" calcext:value-type="string">
            <text:p>drama,science_fiction,triller</text:p>
          </table:table-cell>
          <table:table-cell office:value-type="string" calcext:value-type="string">
            <text:p>https://drive.google.com/drive/folders/12IuoX2sD0NvcxM4LvrBVt2s4R1RbYWPr?usp=sharing</text:p>
          </table:table-cell>
          <table:table-cell office:value-type="string" calcext:value-type="string">
            <text:p>1019.png</text:p>
          </table:table-cell>
        </table:table-row>
        <table:table-row table:style-name="ro1">
          <table:table-cell office:value-type="string" calcext:value-type="string">
            <text:p>Сакура Служанка (Sakura Maid)</text:p>
          </table:table-cell>
          <table:table-cell office:value-type="string" calcext:value-type="string">
            <text:p>Служанка выполняет свои поручения для своей любимой хозяйки, которая пока отсутствует.</text:p>
          </table:table-cell>
          <table:table-cell/>
          <table:table-cell office:value-type="string" calcext:value-type="string">
            <text:p>Менее 2 часов</text:p>
          </table:table-cell>
          <table:table-cell office:value-type="string" calcext:value-type="string">
            <text:p>winged_cloud</text:p>
          </table:table-cell>
          <table:table-cell office:value-type="string" calcext:value-type="string">
            <text:p>{'сёдзё-ай', 'Главный герой девушка', 'Фансервис', 'Иностранный разработчик', 'Эроге', 'тентакли', 'Sakura', 'Служанка'}</text:p>
          </table:table-cell>
          <table:table-cell office:value-type="string" calcext:value-type="string">
            <text:p>routine,hentai</text:p>
          </table:table-cell>
          <table:table-cell office:value-type="string" calcext:value-type="string">
            <text:p>https://goo.gl/mhFmQm</text:p>
          </table:table-cell>
          <table:table-cell office:value-type="string" calcext:value-type="string">
            <text:p>1017.png</text:p>
          </table:table-cell>
        </table:table-row>
        <table:table-row table:style-name="ro1">
          <table:table-cell office:value-type="string" calcext:value-type="string">
            <text:p>Blood Code (Blood Code)</text:p>
          </table:table-cell>
          <table:table-cell office:value-type="string" calcext:value-type="string">
            <text:p>Чтобы построить свое будущее, я приехала одна в чужой город за знаниями. Тем не менее, такое счастье не совместимо с неожиданной смертью моего отца. Меня охватила беспомощность и паника... Такая реальность тяжким грузом висит на моем сердце.\nЭто не может быть несчастным случаем... Может ли это быть убийством? Но кто? Что мне делать... Какова цель Святейшего Престола? Какие секреты хранит моя кровь?\nОсобенности:\nОтоме-Симулятор свиданий.\nСпланируйте свой собственный день. Организуйте учебу, работу или просто развлекайтесь.\nБольше взаимодействия! - Разговоры это не единственный способ понравиться парням... Улучшите игровой процесс, похождениями на свидания и отправлением подарков!\nОколо 40 великолепных CG-артов сочетаются с сюжетом, погружая вас в мир магии и чудес.\n10+ Оригинальных саундтреков!\nМножество концовок. Выбор за вами!\nОсновная Ссылка Обновлена!</text:p>
          </table:table-cell>
          <table:table-cell/>
          <table:table-cell office:value-type="string" calcext:value-type="string">
            <text:p>2-10 часов</text:p>
          </table:table-cell>
          <table:table-cell office:value-type="string" calcext:value-type="string">
            <text:p>weixi_studio</text:p>
          </table:table-cell>
          <table:table-cell office:value-type="string" calcext:value-type="string">
            <text:p>{''}</text:p>
          </table:table-cell>
          <table:table-cell office:value-type="string" calcext:value-type="string">
            <text:p>drama,romance,adventure,school,fantasy</text:p>
          </table:table-cell>
          <table:table-cell office:value-type="string" calcext:value-type="string">
            <text:p>https://drive.google.com/file/d/1zPYkqgxvIkkANGu0hdZUZxfTXdt25KBP/view</text:p>
          </table:table-cell>
          <table:table-cell office:value-type="string" calcext:value-type="string">
            <text:p>1016.jpg</text:p>
          </table:table-cell>
        </table:table-row>
        <table:table-row table:style-name="ro1">
          <table:table-cell office:value-type="string" calcext:value-type="string">
            <text:p>Снежный флирт</text:p>
          </table:table-cell>
          <table:table-cell office:value-type="string" calcext:value-type="string">
            <text:p>Снег запорошил школу Свит Аморис. Наступили долгожданные новогодние каникулы, пришло время веселья!\nГлавной героине и ее тете Агате предстоит организовать поездку с классом. Прояви свои организаторские способности! Отважишься ли ты пригласить парня, который тебе нравится? Осмелишься ли ты позвать с собой своих школьных врагов? И как ты поступишь, если все пойдёт не по плану?\nПочувствуй нежное прикосновение новогоднего волшебства в самом снежном приключении в твоей жизни!</text:p>
          </table:table-cell>
          <table:table-cell/>
          <table:table-cell office:value-type="string" calcext:value-type="string">
            <text:p>2-10 часов</text:p>
          </table:table-cell>
          <table:table-cell office:value-type="string" calcext:value-type="string">
            <text:p>ask_sladkij_flirt</text:p>
          </table:table-cell>
          <table:table-cell office:value-type="string" calcext:value-type="string">
            <text:p>{'отомэ', 'отечественный разработчик', 'Главный герой девушка', 'фан-новелла', 'Сладкий флирт', 'Повествование от первого лица'}</text:p>
          </table:table-cell>
          <table:table-cell office:value-type="string" calcext:value-type="string">
            <text:p>comedy,routine,adventure</text:p>
          </table:table-cell>
          <table:table-cell office:value-type="string" calcext:value-type="string">
            <text:p>https://yadi.sk/d/PpHt3NVF3AJNWT</text:p>
          </table:table-cell>
          <table:table-cell office:value-type="string" calcext:value-type="string">
            <text:p>1014.jpg</text:p>
          </table:table-cell>
        </table:table-row>
        <table:table-row table:style-name="ro1">
          <table:table-cell office:value-type="string" calcext:value-type="string">
            <text:p>Проблемные системы (Dysfunctional Systems)</text:p>
          </table:table-cell>
          <table:table-cell office:value-type="string" calcext:value-type="string">
            <text:p>Dysfunctional Systems - эпизодическая фантастическая визуальная новелла от независимой студии Dischan Media.\nПервый эпизод, носящий название Learning To Control Chaos, познакомит Вас с жизнью и судьбой главной героини Уинтер Харисон, с чего начинается вся история в ранних событиях.\nЕсли Вам по душе научная фантастика, и Вы любите "сильные" визуальные новеллы - не проходите эту игру стороной\n\nДополнительно:\nК сожалению, разработка игры отменена и существует лишь этот, первый, эпизод. Но игру всё равно можно рассматривать, как полноценную маленькую историю, добротную, атмосферную, интересную. К тому же, она наконец на русском.</text:p>
          </table:table-cell>
          <table:table-cell/>
          <table:table-cell office:value-type="string" calcext:value-type="string">
            <text:p>2-10 часов</text:p>
          </table:table-cell>
          <table:table-cell office:value-type="string" calcext:value-type="string">
            <text:p>dischan_media</text:p>
          </table:table-cell>
          <table:table-cell office:value-type="string" calcext:value-type="string">
            <text:p>{'Русский'}</text:p>
          </table:table-cell>
          <table:table-cell office:value-type="string" calcext:value-type="string">
            <text:p>drama,science_fiction</text:p>
          </table:table-cell>
          <table:table-cell office:value-type="string" calcext:value-type="string">
            <text:p>https://disk.yandex.ru/d/Pxl1onn-KHHkew</text:p>
          </table:table-cell>
          <table:table-cell office:value-type="string" calcext:value-type="string">
            <text:p>1013.png</text:p>
          </table:table-cell>
        </table:table-row>
        <table:table-row table:style-name="ro1">
          <table:table-cell office:value-type="string" calcext:value-type="string">
            <text:p>Я внезапно стала девочкой-волшебницей, чтоб сражаться с инопланетянами из другого измерения?! (Suddenly Became a Magical Girl to Fight Aliens from Another Dimension?!)</text:p>
          </table:table-cell>
          <table:table-cell office:value-type="string" calcext:value-type="string">
            <text:p>У Кагами сбывается её желание, стать девочкой-волшебницей! Её ожидает жизнь, полная сверкающих атак и развивающихся шелковых ленточек... Так же, как и предотвращение уничтожения Земли от жукоподобных пришельцев. Но ведь это часть её работы!</text:p>
          </table:table-cell>
          <table:table-cell/>
          <table:table-cell office:value-type="string" calcext:value-type="string">
            <text:p>Менее 2 часов</text:p>
          </table:table-cell>
          <table:table-cell office:value-type="string" calcext:value-type="string">
            <text:p>mado</text:p>
          </table:table-cell>
          <table:table-cell office:value-type="string" calcext:value-type="string">
            <text:p>{'сёдзё-ай', 'Главный герой девушка', 'Иностранный разработчик', 'Повествование от первого лица'}</text:p>
          </table:table-cell>
          <table:table-cell office:value-type="string" calcext:value-type="string">
            <text:p>comedy,parody,fiction</text:p>
          </table:table-cell>
          <table:table-cell office:value-type="string" calcext:value-type="string">
            <text:p>https://yadi.sk/d/tWM3_J2r37CUhb</text:p>
          </table:table-cell>
          <table:table-cell office:value-type="string" calcext:value-type="string">
            <text:p>1012.png</text:p>
          </table:table-cell>
        </table:table-row>
        <table:table-row table:style-name="ro1">
          <table:table-cell office:value-type="string" calcext:value-type="string">
            <text:p>Багровый Новый год (Red New Year)</text:p>
          </table:table-cell>
          <table:table-cell office:value-type="string" calcext:value-type="string">
            <text:p>Верят, что в Новый год может случиться чудо. Верят, что как встретишь Новый год, так его и проведешь. Но что же все таки может случиться? Непредвиденное может случиться и в обычный день, но что же может произойти в канун праздника?\nНебольшая кинетическая визуальная новелла о двух молодых людях - Крисе и Вэнди, которые решили провести день вместе в канун Нового года.</text:p>
          </table:table-cell>
          <table:table-cell/>
          <table:table-cell office:value-type="string" calcext:value-type="string">
            <text:p>Менее 2 часов</text:p>
          </table:table-cell>
          <table:table-cell office:value-type="string" calcext:value-type="string">
            <text:p>blackfairy_akiyamy</text:p>
          </table:table-cell>
          <table:table-cell office:value-type="string" calcext:value-type="string">
            <text:p>{''}</text:p>
          </table:table-cell>
          <table:table-cell office:value-type="string" calcext:value-type="string">
            <text:p>drama,romance,routine</text:p>
          </table:table-cell>
          <table:table-cell office:value-type="string" calcext:value-type="string">
            <text:p>https://yadi.sk/d/o_XYOOk-3698kC</text:p>
          </table:table-cell>
          <table:table-cell office:value-type="string" calcext:value-type="string">
            <text:p>1006.png</text:p>
          </table:table-cell>
        </table:table-row>
        <table:table-row table:style-name="ro1">
          <table:table-cell office:value-type="string" calcext:value-type="string">
            <text:p>Написанное на небесах (Written In The Sky)</text:p>
          </table:table-cell>
          <table:table-cell office:value-type="string" calcext:value-type="string">
            <text:p>"Короткая новелла про школьницу, межвидовой лесби-секс и космическую войну." — краткая суть обзоров в Steam.\n\nЭта история о Азуре и о том, как однажды сбежав из дома, она необычным образом нашла кольцо, навсегда изменившее её жизнь, ввязав в межпланетный конфликт марсиан и меркурианцев, в котором только она может остановить войну... женившись на королеве Марса.</text:p>
          </table:table-cell>
          <table:table-cell/>
          <table:table-cell office:value-type="string" calcext:value-type="string">
            <text:p>Менее 2 часов</text:p>
          </table:table-cell>
          <table:table-cell office:value-type="string" calcext:value-type="string">
            <text:p>unwonted_studios</text:p>
          </table:table-cell>
          <table:table-cell office:value-type="string" calcext:value-type="string">
            <text:p>{'Иностранный разработчик', 'юри', 'Главный герой девушка', 'Повествование от третьего лица', 'Повествование от первого лица'}</text:p>
          </table:table-cell>
          <table:table-cell office:value-type="string" calcext:value-type="string">
            <text:p>comedy,science_fiction,romance,detective,school,hentai</text:p>
          </table:table-cell>
          <table:table-cell office:value-type="string" calcext:value-type="string">
            <text:p>https://goo.gl/fw3SeR</text:p>
          </table:table-cell>
          <table:table-cell office:value-type="string" calcext:value-type="string">
            <text:p>1004.jpg</text:p>
          </table:table-cell>
        </table:table-row>
        <table:table-row table:style-name="ro1">
          <table:table-cell office:value-type="string" calcext:value-type="string">
            <text:p>В поисках утраченного будущего (Ushinawareta Mirai wo Motomete)</text:p>
          </table:table-cell>
          <table:table-cell office:value-type="string" calcext:value-type="string">
            <text:p>Количество учащихся в школе Утихама продолжало увеличиваться в последние годы, в результате чего было принято решение о постройке нового учебного здания. История разворачивается во время последнего школьного фестиваля в старой школе. Все лидеры клубов решают приложить максимум усилий, что бы последний фестиваль стал лучшим. Со - является одним из членов печально известного клуба астрономии, деятельность которого состоит в решении различных проблем вместо ученического совета. Однажды, он ввязывается в драку с членами клуба дзюдо, в последствии чего теряет сознание и приходит в себя лишь вечером, в мед-кабинете. Внезапно, здание начинает трясти. Слегка испугавшись, он побежал вверх по лестнице, туда, где, как казалось, находился источник сотрясения, и встречает там загадочную обнажённую девушку, которая, похоже, знает его. На следующий день эта девушка, Юй, заявляется в клуб астрономии, желая в него вступить.\nДополнительная информация:\nО найденных ошибках, багах и прочем писать в соответствующий теме в группе переводчиков:\nСюда</text:p>
          </table:table-cell>
          <table:table-cell/>
          <table:table-cell office:value-type="string" calcext:value-type="string">
            <text:p>10-30 часов</text:p>
          </table:table-cell>
          <table:table-cell office:value-type="string" calcext:value-type="string">
            <text:p>trumple</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comedy,science_fiction,romance,school,hentai</text:p>
          </table:table-cell>
          <table:table-cell office:value-type="string" calcext:value-type="string">
            <text:p>https://yadi.sk/d/emmFRPgd35KBss</text:p>
          </table:table-cell>
          <table:table-cell office:value-type="string" calcext:value-type="string">
            <text:p>1002.png</text:p>
          </table:table-cell>
        </table:table-row>
        <table:table-row table:style-name="ro1">
          <table:table-cell office:value-type="string" calcext:value-type="string">
            <text:p>Сакура Санта (Sakura Santa)</text:p>
          </table:table-cell>
          <table:table-cell office:value-type="string" calcext:value-type="string">
            <text:p>Главный герой — Кодзи, обычный японский шко... студент, да и не очень он обычный, так как сам признаёт себя извращенцем, но не в этом дело. Так получилось, что после того, как он переехал в другой город, он остался совсем один. Ни семьи, ни друзей не осталось, а новых завести не получилось, поэтому ему грозило провести рождество в одиночестве. Но, видимо, судьба очень любит шутить, поэтому, когда в один день ему надоело сидеть в квартире, казалось, вся удача за год свалилась на него. А как иначе получилось, что он за один день встретил сначала духа лисы, затем подругу детства и, наконец, Санту... итого трёх девушек за один день и каждая хочет проводить с ним время?\nНо самое главное — вам предстоит решить, с кем вы проведёте неделю и, самое важное, Рождество.</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ождество', 'Главный герой парень', 'гарем', 'Иностранный разработчик', 'Зима', 'Sakura', 'Служанка', 'Повествование от первого лица'}</text:p>
          </table:table-cell>
          <table:table-cell office:value-type="string" calcext:value-type="string">
            <text:p>drama,comedy,romance,ecchi</text:p>
          </table:table-cell>
          <table:table-cell office:value-type="string" calcext:value-type="string">
            <text:p>https://goo.gl/crwxJS</text:p>
          </table:table-cell>
          <table:table-cell office:value-type="string" calcext:value-type="string">
            <text:p>1001.png</text:p>
          </table:table-cell>
        </table:table-row>
        <table:table-row table:style-name="ro1">
          <table:table-cell office:value-type="string" calcext:value-type="string">
            <text:p>Судьбоносное путешествие (Destiny Voyage)</text:p>
          </table:table-cell>
          <table:table-cell office:value-type="string" calcext:value-type="string">
            <text:p>Эден (можно изменить) вместе с семьёй отправляется в круиз на огромном лайнере. Путёвка обещает семь дней и ночей незабываемого удовольствия. А что может быть лучше этого? Конечно же - 3 красивых парня! И вот с ними наша героиня и застряла в лифте, когда неожиданно начался смертельный шторм. Вам предстоит выбраться из ловушки и узнать, что на самом деле произошло на корабле. Выжить и вернуться домой с парнем или умереть в неизвестности...\n\nДобавила ссылку на скачивание с Яндекс Диска(Версия для Windows).\nОбновила ссылку на Google-диск.</text:p>
          </table:table-cell>
          <table:table-cell/>
          <table:table-cell office:value-type="string" calcext:value-type="string">
            <text:p>2-10 часов</text:p>
          </table:table-cell>
          <table:table-cell office:value-type="string" calcext:value-type="string">
            <text:p>usaberryhime</text:p>
          </table:table-cell>
          <table:table-cell office:value-type="string" calcext:value-type="string">
            <text:p>{'Иностранный разработчик', 'Главный герой девушка', 'отомэ'}</text:p>
          </table:table-cell>
          <table:table-cell office:value-type="string" calcext:value-type="string">
            <text:p>romance,mystic,adventure</text:p>
          </table:table-cell>
          <table:table-cell office:value-type="string" calcext:value-type="string">
            <text:p>https://drive.google.com/file/d/0B67qVLzvAtdieWMySE1XT0hQcWc/view?usp=sharing&amp;resourcekey=0-s_h5WbkOzeuraucy23QKBQ</text:p>
          </table:table-cell>
          <table:table-cell office:value-type="string" calcext:value-type="string">
            <text:p>1000.png</text:p>
          </table:table-cell>
        </table:table-row>
        <table:table-row table:style-name="ro1">
          <table:table-cell office:value-type="string" calcext:value-type="string">
            <text:p>Ратирика (Ratirica)</text:p>
          </table:table-cell>
          <table:table-cell office:value-type="string" calcext:value-type="string">
            <text:p>В королевстве Амьюрия из поколения в поколение передается сокровище, унаследовать которое могут только женщины правящей династии. Это магическая диадема, Ратирика, черпающая силу из лунного света.\nВ день своего шестнадцатилетия юная принцесса вступает в права наследования, но таинственная Ратирика отвергает ее… Не каждая желающая обладать сокровищем достойна этого.\nТеперь у принцессы есть только два месяца, чтобы познать себя и исправиться к лучшему. Ее жизнь не будет скучной. Дворцовые интриги, покушения, смертельные схватки - таковы будни наследницы престола. Но, может быть, за это время ей удастся не только повзрослеть и осознать ответственность за свой народ, но и обрести настоящую любовь…\nДополнительная информация:\nПо ссылкам на скачивание представлена сама новелла "Ratirica" и короткое дополнение(фан-диск) "Ratirica Tea party".\nО найденных ошибках, багах и прочем писать в соответствующий теме в группе переводчиков:\nСюда</text:p>
          </table:table-cell>
          <table:table-cell/>
          <table:table-cell office:value-type="string" calcext:value-type="string">
            <text:p>10-30 часов</text:p>
          </table:table-cell>
          <table:table-cell office:value-type="string" calcext:value-type="string">
            <text:p>princess_crown</text:p>
          </table:table-cell>
          <table:table-cell office:value-type="string" calcext:value-type="string">
            <text:p>{'отомэ', 'дэйт-сим', 'Главный герой девушка', 'Иностранный разработчик', 'симулятор', 'Повествование от первого лица'}</text:p>
          </table:table-cell>
          <table:table-cell office:value-type="string" calcext:value-type="string">
            <text:p>romance,fantasy</text:p>
          </table:table-cell>
          <table:table-cell office:value-type="string" calcext:value-type="string">
            <text:p>https://yadi.sk/d/iSVSUYeE37WPgq</text:p>
          </table:table-cell>
          <table:table-cell office:value-type="string" calcext:value-type="string">
            <text:p>998.png</text:p>
          </table:table-cell>
        </table:table-row>
        <table:table-row table:style-name="ro1">
          <table:table-cell office:value-type="string" calcext:value-type="string">
            <text:p>Шарлатаны (Charlatanss)</text:p>
          </table:table-cell>
          <table:table-cell office:value-type="string" calcext:value-type="string">
            <text:p>Эта история родилась в те времена, когда всерьёз верили в алхимию, а магией считали многие из тех вещей, которые мы сейчас называем физикой и химией. И она, пожалуй, о страсти. О страсти к тому, чтобы найти ответ на свой вопрос, о страсти к человеку, о страсти к игре на публику. О том, сколько скелетов можно найти в шкафу самых благочестивых на вид людей, о том, что каждый из нас играет свою роль, преследуя свои цели, скрывает свои большие тайны.\nПо сути, эта история о лжи. О лжи окружающим и самим себе.</text:p>
          </table:table-cell>
          <table:table-cell/>
          <table:table-cell office:value-type="string" calcext:value-type="string">
            <text:p>Менее 2 часов</text:p>
          </table:table-cell>
          <table:table-cell office:value-type="string" calcext:value-type="string">
            <text:p>clua</text:p>
          </table:table-cell>
          <table:table-cell office:value-type="string" calcext:value-type="string">
            <text:p>{'Русский'}</text:p>
          </table:table-cell>
          <table:table-cell office:value-type="string" calcext:value-type="string">
            <text:p>drama,comedy,mystic</text:p>
          </table:table-cell>
          <table:table-cell office:value-type="string" calcext:value-type="string">
            <text:p>https://yadi.sk/d/sSiauW0_33xLUc</text:p>
          </table:table-cell>
          <table:table-cell office:value-type="string" calcext:value-type="string">
            <text:p>995.jpg</text:p>
          </table:table-cell>
        </table:table-row>
        <table:table-row table:style-name="ro1">
          <table:table-cell office:value-type="string" calcext:value-type="string">
            <text:p>Оно Идёт Поблизости (It Comes Around)</text:p>
          </table:table-cell>
          <table:table-cell office:value-type="string" calcext:value-type="string">
            <text:p>История повествует о таинственном ритуале, который решают провести ученики самой обычной школы.Подобное случается уже не в первый раз,поэтому администрация школы принимает меры предосторожности.Никто(или почти никто)не ждёт подвоха и воспринимает предстоящее событие, как обычную игру.Но ритуал оканчивается настоящей катастрофой...\nЯзык меняется в настройках.\n***Ссылка обновлена!***</text:p>
          </table:table-cell>
          <table:table-cell/>
          <table:table-cell office:value-type="string" calcext:value-type="string">
            <text:p>Менее 2 часов</text:p>
          </table:table-cell>
          <table:table-cell office:value-type="string" calcext:value-type="string">
            <text:p>glass_of_water_studios_&amp;_tolma4_team_&amp;_afterthought_studios</text:p>
          </table:table-cell>
          <table:table-cell office:value-type="string" calcext:value-type="string">
            <text:p>{'Русский'}</text:p>
          </table:table-cell>
          <table:table-cell office:value-type="string" calcext:value-type="string">
            <text:p>horror,mystic,school</text:p>
          </table:table-cell>
          <table:table-cell office:value-type="string" calcext:value-type="string">
            <text:p>https://yadi.sk/d/qDKw9ZThxlTQxw</text:p>
          </table:table-cell>
          <table:table-cell office:value-type="string" calcext:value-type="string">
            <text:p>994.jpg</text:p>
          </table:table-cell>
        </table:table-row>
        <table:table-row table:style-name="ro1">
          <table:table-cell office:value-type="string" calcext:value-type="string">
            <text:p>История Вора (Thief Story)</text:p>
          </table:table-cell>
          <table:table-cell office:value-type="string" calcext:value-type="string">
            <text:p>Эта история расскажет о закулисной жизни Джеймса являющегося вором,скрывающимся под личиной коллекционера.Он обожает грабить богатых коллекционеров,проводит роскошную и распутную жизнь.Что же даст ему очередное дело?Какой приз его ждёт?А вдруг его ждёт окончательный провал?В любом случае ради большого куша стоит рискнуть!</text:p>
          </table:table-cell>
          <table:table-cell/>
          <table:table-cell office:value-type="string" calcext:value-type="string">
            <text:p>Менее 2 часов</text:p>
          </table:table-cell>
          <table:table-cell office:value-type="string" calcext:value-type="string">
            <text:p>manitu</text:p>
          </table:table-cell>
          <table:table-cell office:value-type="string" calcext:value-type="string">
            <text:p>{''}</text:p>
          </table:table-cell>
          <table:table-cell office:value-type="string" calcext:value-type="string">
            <text:p>routine,hentai</text:p>
          </table:table-cell>
          <table:table-cell office:value-type="string" calcext:value-type="string">
            <text:p>https://mega.nz/#!HpMAxCZS!Tr4ePczeJD2nD6R6M3JHcpSYr9z4pscEhJU_bQVR9Qk</text:p>
          </table:table-cell>
          <table:table-cell office:value-type="string" calcext:value-type="string">
            <text:p>993.jpg</text:p>
          </table:table-cell>
        </table:table-row>
        <table:table-row table:style-name="ro1">
          <table:table-cell office:value-type="string" calcext:value-type="string">
            <text:p>Пиритовое сердце (Pyrite Heart)</text:p>
          </table:table-cell>
          <table:table-cell office:value-type="string" calcext:value-type="string">
            <text:p>Я Ари Ремоно, милая и талантливая дочь императора Ремоно. Я поспорила со своим братом (Кичиро, коронованный принц), что смогу выжить неделю вне дворца. Ха, о чём он только думал, я никогда не проигрываю, и он уже обречён на поражение. Вот только среди этих простолюдинов есть один серьёзный для меня соперник — Рю Асайо, но я уже вызвала его на кулинарное состязание, и я приготовлю торт, который сразит его! Стоп, а что тут делает мой верный слуга Кента? Как следить за мной? БРАТ!\nЛадно, для меня нет ничего невозможного, поэтому вот мои задачи:\n1. Выиграть у брата!\n2. Выиграть в кулинарном состязании у Рю!\nИ слава имперской принцессе!</text:p>
          </table:table-cell>
          <table:table-cell/>
          <table:table-cell office:value-type="string" calcext:value-type="string">
            <text:p>2-10 часов</text:p>
          </table:table-cell>
          <table:table-cell office:value-type="string" calcext:value-type="string">
            <text:p>winged_cloud_&amp;_idhas_studios</text:p>
          </table:table-cell>
          <table:table-cell office:value-type="string" calcext:value-type="string">
            <text:p>{'Иностранный разработчик', 'Главный герой девушка', 'отомэ', 'Повествование от первого лица'}</text:p>
          </table:table-cell>
          <table:table-cell office:value-type="string" calcext:value-type="string">
            <text:p>drama,comedy,romance,routine,school</text:p>
          </table:table-cell>
          <table:table-cell office:value-type="string" calcext:value-type="string">
            <text:p>https://goo.gl/oUUFY5</text:p>
          </table:table-cell>
          <table:table-cell office:value-type="string" calcext:value-type="string">
            <text:p>992.png</text:p>
          </table:table-cell>
        </table:table-row>
        <table:table-row table:style-name="ro1">
          <table:table-cell office:value-type="string" calcext:value-type="string">
            <text:p>Книжная Серия-Алиса в Стране Чудес (Book Series-Alice in Wonderland)</text:p>
          </table:table-cell>
          <table:table-cell office:value-type="string" calcext:value-type="string">
            <text:p>Оригинальная интерпретацая известной сказки Льюиса Кэрролла"Приключения Алисы в Стране чудес"!Насколько далеко любопытство и мечты могут завести нас?Какие удивительные истории могут открыться нам,когда мы отправимся в приключение?Несмотря на то,что прошло уже 150 лет со дня публикации,знаменитая сказка Льюиса Кэрролла до сих пор остаётся одним из величайших литературных произведений мирового искусства.\nОсобенности:\n•Оригинальная сказка Льюиса Кэрролла в новом и привлекательном формате.\n•Более 26000 слов.\n•Более 40 изображений(14 спрайтов,17 CG-артов,12 фонов,включая вариации)\n•Пять языков(английский,русский,китайский,испанский,бразильский португальский)\nЗапускается игра с помощью Launcher SGi. Windows 7 может потребовать определённые файлы dll, которые нужно добавить в системные папки (system32 и SysWow). В архиве данные dll лежат.\n***Ссылка обновлена!***</text:p>
          </table:table-cell>
          <table:table-cell/>
          <table:table-cell office:value-type="string" calcext:value-type="string">
            <text:p>2-10 часов</text:p>
          </table:table-cell>
          <table:table-cell office:value-type="string" calcext:value-type="string">
            <text:p>kurisu_no_patto</text:p>
          </table:table-cell>
          <table:table-cell office:value-type="string" calcext:value-type="string">
            <text:p>{'Главный герой девушка', 'Иностранный разработчик', 'Повествование от первого лица'}</text:p>
          </table:table-cell>
          <table:table-cell office:value-type="string" calcext:value-type="string">
            <text:p>adventure,fantasy</text:p>
          </table:table-cell>
          <table:table-cell office:value-type="string" calcext:value-type="string">
            <text:p>https://yadi.sk/d/Rv--5F4G-d5a4Q</text:p>
          </table:table-cell>
          <table:table-cell office:value-type="string" calcext:value-type="string">
            <text:p>991.jpg</text:p>
          </table:table-cell>
        </table:table-row>
        <table:table-row table:style-name="ro1">
          <table:table-cell office:value-type="string" calcext:value-type="string">
            <text:p>Перезапись (Rewrite)</text:p>
          </table:table-cell>
          <table:table-cell office:value-type="string" calcext:value-type="string">
            <text:p>Даже в самой благополучной обстановке люди не всегда могут найти себя и своё счастье. Тэннодзи Котаро, учащийся в престижной школе Кадзамацури, самого экологического города мира, стоит на перепутье. С родителями-трудоголиками он видится редко, из друзей у него остались лишь подруга детства, Камбе Котори, и школьный хулиган, Харухико Ёсино, а воспоминания прошлых беззаботных лет пусты и туманны. Не желая упускать юность, Котаро загорается идеей возродить школьный оккультный клуб и затащить туда своих знакомых, где они могли бы выполнять различные квесты, веселиться от души и просто укреплять свою дружбу. Однако, пытаясь обустроить свой идиллический очаг, Котаро начинает ощущать присутствие некой тайны, связывающей его знакомых, Кадзамацури, его собственную мистическую способность "перезаписи" и отрывок воспоминаний, потерянный десять лет назад...</text:p>
          </table:table-cell>
          <table:table-cell/>
          <table:table-cell office:value-type="string" calcext:value-type="string">
            <text:p>Более 50 часов</text:p>
          </table:table-cell>
          <table:table-cell office:value-type="string" calcext:value-type="string">
            <text:p>key</text:p>
          </table:table-cell>
          <table:table-cell office:value-type="string" calcext:value-type="string">
            <text:p>{'Накиге', 'Научное фэнтези', 'Иностранный разработчик', 'Есть истинная концовка'}</text:p>
          </table:table-cell>
          <table:table-cell office:value-type="string" calcext:value-type="string">
            <text:p>drama,comedy,romance,action,school,fiction</text:p>
          </table:table-cell>
          <table:table-cell office:value-type="string" calcext:value-type="string">
            <text:p>https://yadi.sk/d/otC6l2Kk33AtkF</text:p>
          </table:table-cell>
          <table:table-cell office:value-type="string" calcext:value-type="string">
            <text:p>989.png</text:p>
          </table:table-cell>
        </table:table-row>
        <table:table-row table:style-name="ro1">
          <table:table-cell office:value-type="string" calcext:value-type="string">
            <text:p>С Мику в закулисье (Mirai no Uta to, Tsunagaru Hitomi)</text:p>
          </table:table-cell>
          <table:table-cell office:value-type="string" calcext:value-type="string">
            <text:p>Я фотограф — она звезда.\nЯ андроид — он человек.\nМне не нравится иметь дело с андроидами, но я взялся за работу над её промо.\nЯ не хотела иметь с ним дело, но случайность свела нас в запертом помещении.\nНаши интересы с каждым разом сталкивались друг с другом, но, столкнувшись, образуют ли они что-то новое?\nНовую меня или, может, что-то совершенно другое?\nВ любом случае, мне надо снять её промо, а тема — "Праздник для влюблённых".\n\nПортированное на Renpy и переведённое продолжение "Rin ga Utau, Mirai no Neiro".</text:p>
          </table:table-cell>
          <table:table-cell/>
          <table:table-cell office:value-type="string" calcext:value-type="string">
            <text:p>2-10 часов</text:p>
          </table:table-cell>
          <table:table-cell office:value-type="string" calcext:value-type="string">
            <text:p>supplement_time</text:p>
          </table:table-cell>
          <table:table-cell office:value-type="string" calcext:value-type="string">
            <text:p>{'Несколько главных героев', 'Мику Хацунэ', 'Иностранный разработчик', 'Повествование от первого лица'}</text:p>
          </table:table-cell>
          <table:table-cell office:value-type="string" calcext:value-type="string">
            <text:p>drama,comedy,romance,routine</text:p>
          </table:table-cell>
          <table:table-cell office:value-type="string" calcext:value-type="string">
            <text:p>https://goo.gl/g7pUIp</text:p>
          </table:table-cell>
          <table:table-cell office:value-type="string" calcext:value-type="string">
            <text:p>986.png</text:p>
          </table:table-cell>
        </table:table-row>
        <table:table-row table:style-name="ro1">
          <table:table-cell office:value-type="string" calcext:value-type="string">
            <text:p>Пора созревания Вишни (皮被りのチェリー (Kawakaburi no Cherry))</text:p>
          </table:table-cell>
          <table:table-cell office:value-type="string" calcext:value-type="string">
            <text:p>В жизни каждого происходят события, которые бывают не у каждого, только потому, что не каждый к ним стремится, хотя и каждый хочет, каждый видит, но не каждый замечает... Именно такое событие произошло с Казуки... Летом... На излёте каникул...</text:p>
          </table:table-cell>
          <table:table-cell/>
          <table:table-cell office:value-type="string" calcext:value-type="string">
            <text:p>2-10 часов</text:p>
          </table:table-cell>
          <table:table-cell office:value-type="string" calcext:value-type="string">
            <text:p>doujin3aries</text:p>
          </table:table-cell>
          <table:table-cell office:value-type="string" calcext:value-type="string">
            <text:p>{'Русский'}</text:p>
          </table:table-cell>
          <table:table-cell office:value-type="string" calcext:value-type="string">
            <text:p>routine,hentai</text:p>
          </table:table-cell>
          <table:table-cell office:value-type="string" calcext:value-type="string">
            <text:p>https://mega.nz/file/5hAgkLZL#tez-3ZUqZuojkoHsqvHImIaDLqmbCYXn-2Nsplq-JDE</text:p>
          </table:table-cell>
          <table:table-cell office:value-type="string" calcext:value-type="string">
            <text:p>982.jpg</text:p>
          </table:table-cell>
        </table:table-row>
        <table:table-row table:style-name="ro1">
          <table:table-cell office:value-type="string" calcext:value-type="string">
            <text:p>Песня Колокольчика, Тембр Будущего (Rin ga Utau, Mirai no Neiro / 鈴が歌う, 未来の音色―)</text:p>
          </table:table-cell>
          <table:table-cell office:value-type="string" calcext:value-type="string">
            <text:p>Знаете, бывают мечты стать космонавтом, ну или хотя-бы президентом. А у нашего героя мечта стать не кем-нибудь, а профессиональным композитором. Причём идти он к ней собрался сугубо в одиночку. И вот так, проводя дни напролёт над работой, однажды он вышел на улицу и обращает внимание на вокалоида, поющего у магазина. Что же изменится в его жизни после этого...\n\nА тем временем главный герой "С песней по жизни" проводит время с Мику, купив себе цифровую камеру и пытаясь сделать мини-альбом...\n\nПортированное на Renpy и переведённое продолжение "С песней по жизни".</text:p>
          </table:table-cell>
          <table:table-cell/>
          <table:table-cell office:value-type="string" calcext:value-type="string">
            <text:p>2-10 часов</text:p>
          </table:table-cell>
          <table:table-cell office:value-type="string" calcext:value-type="string">
            <text:p>supplement_time</text:p>
          </table:table-cell>
          <table:table-cell office:value-type="string" calcext:value-type="string">
            <text:p>{'Несколько главных героев', 'Мику Хацунэ', 'Иностранный разработчик', 'Повествование от первого лица'}</text:p>
          </table:table-cell>
          <table:table-cell office:value-type="string" calcext:value-type="string">
            <text:p>drama,comedy,romance,routine</text:p>
          </table:table-cell>
          <table:table-cell office:value-type="string" calcext:value-type="string">
            <text:p>https://goo.gl/QEI0oM</text:p>
          </table:table-cell>
          <table:table-cell office:value-type="string" calcext:value-type="string">
            <text:p>978.jpg</text:p>
          </table:table-cell>
        </table:table-row>
        <table:table-row table:style-name="ro1">
          <table:table-cell office:value-type="string" calcext:value-type="string">
            <text:p>Фейк Новелла: Ассасинка</text:p>
          </table:table-cell>
          <table:table-cell office:value-type="string" calcext:value-type="string">
            <text:p>Наша визуальная новелла поведает вам о отважной крыске-ассасинке оказавшейся на задании всей своей жизни. Но будет ли она слепо следовать своему кредо и слову мастера или послушает своё сердце, решать только вам.\n\nЧибицкий Восток ждёт: корона короля-чародея, таинственный Мастер и голубиная стража… Вы окунётесь в нашу версию средневековых рыцарских романов, но помните, что в таких отоме и нежная принцесса может дать в нос!\n\nОсновная история охватывает один день приключений главной героини и принца-фенька. Мы добавили дополнительный материал, который позволит лучше понять мир ушастых чибиков. И конечно, не забыли и о секретных достижениях, и о гаремной концовке…\n\nИгра полностью на русском языке и содержит самые кавайные диалоги, которые не оставят никого равнодушным! Мы даже смогли добавить в сюжет намёк на свидание… Сугой!</text:p>
          </table:table-cell>
          <table:table-cell/>
          <table:table-cell office:value-type="string" calcext:value-type="string">
            <text:p>Менее 2 часов</text:p>
          </table:table-cell>
          <table:table-cell office:value-type="string" calcext:value-type="string">
            <text:p>sugoi_studio</text:p>
          </table:table-cell>
          <table:table-cell office:value-type="string" calcext:value-type="string">
            <text:p>{''}</text:p>
          </table:table-cell>
          <table:table-cell office:value-type="string" calcext:value-type="string">
            <text:p>comedy,romance,action,mystic,adventure,fiction</text:p>
          </table:table-cell>
          <table:table-cell office:value-type="string" calcext:value-type="string">
            <text:p>https://play.google.com/store/apps/details?id=studio.sugoi.fake_novelette.lady_assassin</text:p>
          </table:table-cell>
          <table:table-cell office:value-type="string" calcext:value-type="string">
            <text:p>973.png</text:p>
          </table:table-cell>
        </table:table-row>
        <table:table-row table:style-name="ro1">
          <table:table-cell office:value-type="string" calcext:value-type="string">
            <text:p>Вне поля зрения (Out of Sight)</text:p>
          </table:table-cell>
          <table:table-cell office:value-type="string" calcext:value-type="string">
            <text:p>Лина и подумать не могла, что обычный поход в парк и желание дочитать интересную книгу может привести к чему-то подобному...</text:p>
          </table:table-cell>
          <table:table-cell/>
          <table:table-cell office:value-type="string" calcext:value-type="string">
            <text:p>2-10 часов</text:p>
          </table:table-cell>
          <table:table-cell office:value-type="string" calcext:value-type="string">
            <text:p>selavi_games</text:p>
          </table:table-cell>
          <table:table-cell office:value-type="string" calcext:value-type="string">
            <text:p>{'Иностранный разработчик', 'Главный герой девушка', 'отомэ', 'Повествование от первого лица'}</text:p>
          </table:table-cell>
          <table:table-cell office:value-type="string" calcext:value-type="string">
            <text:p>drama,romance,mystic</text:p>
          </table:table-cell>
          <table:table-cell office:value-type="string" calcext:value-type="string">
            <text:p>https://yadi.sk/d/QOnxmnbgz225B</text:p>
          </table:table-cell>
          <table:table-cell office:value-type="string" calcext:value-type="string">
            <text:p>971.jpg</text:p>
          </table:table-cell>
        </table:table-row>
        <table:table-row table:style-name="ro1">
          <table:table-cell office:value-type="string" calcext:value-type="string">
            <text:p>Агония (Agony)</text:p>
          </table:table-cell>
          <table:table-cell office:value-type="string" calcext:value-type="string">
            <text:p>Часто ли вы задумываетесь, что находится под нашими городами? Канализации, бомбоубежища, научные объекты…\nГотовы ли вы попасть в то место, где заканчиваются привычные для нас грани реальности?\n\nЭтот день не предвещал ничего плохого. Обычная прогулка с любимой девушкой обернулась побегом от бандитов, который привёл главных героев в загадочные катакомбы. Здесь не действуют привычные законы мира. Вам предстоит пройти через много трудностей, выживая под землёй и преодолевая самих себя.\n\nАгония - это визуальная новелла от авторов "Шестидесятого километра" .\n\nПока что доступно введение и первые две главы, но вскоре выйдет продолжение.\n\nМы также проходим Steam Greenlight, проголосовать за нас можно здесь -\nSteam\n\nРазвитие сюжета зависит от выбора игрока - каждый выбор приводит к определенным последствиям.\nСюжет новеллы больше стремится к псевдонаучной фантастике, чем к необъяснимой мистике.</text:p>
          </table:table-cell>
          <table:table-cell/>
          <table:table-cell office:value-type="string" calcext:value-type="string">
            <text:p>Менее 2 часов</text:p>
          </table:table-cell>
          <table:table-cell office:value-type="string" calcext:value-type="string">
            <text:p>kishmish</text:p>
          </table:table-cell>
          <table:table-cell office:value-type="string" calcext:value-type="string">
            <text:p>{''}</text:p>
          </table:table-cell>
          <table:table-cell office:value-type="string" calcext:value-type="string">
            <text:p>drama,horror,mystic,adventure,fiction</text:p>
          </table:table-cell>
          <table:table-cell office:value-type="string" calcext:value-type="string">
            <text:p>https://play.google.com/store/apps/details?id=com.kishmish.agony</text:p>
          </table:table-cell>
          <table:table-cell office:value-type="string" calcext:value-type="string">
            <text:p>970.jpg</text:p>
          </table:table-cell>
        </table:table-row>
        <table:table-row table:style-name="ro1">
          <table:table-cell office:value-type="string" calcext:value-type="string">
            <text:p>Зеркальная Алиса (Gyakuten Alice~Fushigi no Kuni no Jou-sama~/Reverse Alice-Queen in Wonderland/逆転アリス～不思議の国の女王様～)</text:p>
          </table:table-cell>
          <table:table-cell office:value-type="string" calcext:value-type="string">
            <text:p>◇◇Вы можете наслаждаться этой игрой с начала до конца бесплатно!!◇◇\n◇◇В основе этой истории лежит сказка об Алисе в Стране чудес!!◇◇\n◇◇Вы-главная героиня! Вам предстоит стать Червонной Королевой и вступить в бой бок о бок с рыцарями,поклявшимися защищать вас!◇◇\n■■Сюжет■■\nВы отправились в туристическую поездку в Англию.Но серия странных событий приводят вас в неизвестный мир.Со временем вы понимаете,что это-тот же мир,что и в книге"Алиса в Стране чудес".И жители этого мира уверены,что вы- Червонная Королева.В довершение Алиса вторгается в королевство Сердец!Почему все принимают вас за королеву?И почему вам приходится сражаться с Алисой?В этом мире,где загадки приводят лишь к новым загадкам,вы найдёте свою любовь.\n■■Персонажи■■\n◆【Добрый и надёжный жених королевы】 Квентин\n“Я не могу состоять в отношениях без любви.”\nВозраст:24\nРост:187\nГерцог Страны Чудес.Он правая рука королевы и сильнейший рыцарь в королевстве.Квентин заботится обо всех государственных делах вместо вас.Он очень серьезен и решителен,но бывает неловок в выражении своих чувств.Порой об бывает настолько серьёзен,что окружающие неправильно понимают его слова и действия.Иногда он устраивает вам выговоры.Однако он не задумываясь пожертвует своей жизнью,чтобы защитить вас.В тайне он обеспокоен тем,что не разбирается в модных тенденциях.Его хобби-рисование,но у него нет к этому таланта.Его магия- управление огнём.\n◆【Придворный художник с тёмным прошлым】 Теофилас\n“Ты с самого начала отличалась от остальных.Ты смотрела только на моё искусство,невинно и бескорыстно.”\nВозраст:27\nРост:182\nТеофилас-самый модный художник королевства.Он любит красивые вещи и предметы искусства.Теофилас недолюбливает всех женщин.Будучи сыном куртизанки,он своими силами выбился в высшее общество.Его ноги слегка повреждены.Он-хранитель королевского гардероба,ответственный за ваши платья и аксессуары.Он считает герцога врагом искусства.Он может использовать магию прочности.(Никто не знает об этом,но он может использовать магию,так как его отец-дворянин.)\n◆【Сильнейший воин в Стране Чудес】 Генри\n“В последнее время моё сердце начинает биться сильнее каждый раз,когда я вижу тебя.Наверное,я болен.”\nВозраст:22\nРост:178\nГенри-граф и ваш личный доктор.Он очень опытный рыцарь и уверен в своих навыках.Его семья и семья герцога дружны уже не первое поколение,из-за чего они знакомы с детства.Они друзья детства,поэтому хорошо ладят друг с другом.До этого он работал как военврач в Ордене Рыцарей,поэтому не привык лечить женщин.Но Генри пользуется большим уважением.Он любит сладкое,и обычно ест что-нибудь.Приходится королеве молочным братом,но не видел её долгое время.Он использует магию призыва(его зверь-кролик).\n◆【Старейший житель Страны Чудес,которому известны её секреты】 Чешир\n“Может,мне стоит наказать глупцов,которые пожелали навредить тебе?”\nВозраст:??\nРост:168\nОн принимает форму мальчика,подчёркивая свой нейтралитет.Он учит и направляет вас,так как вы незнакомы со Страной Чудес,но иногда намеренно запутывает и сбивает с толку.Чешир выглядит по-детски,но его личность как у пожилого человека.Никто не знает его истинный возраст.Он единственный,кто знает,что вы не настоящая королева,и всегда подсказывает,что делать.Он называет вас"Мнимая королева",и старается вернуть вас назад в ваш мир.Чешир всё время высмеивает всех вокруг,включая вас.Однако он заботиться о вашей безопасности.Он-глава библиотеки и Королевского архива.\nВы можете выбрать любого персонажа!\n…Кто это будет?\n!!!Есть Платный Контент. Пролог всегда бесплатен!!!</text:p>
          </table:table-cell>
          <table:table-cell/>
          <table:table-cell office:value-type="string" calcext:value-type="string">
            <text:p>2-10 часов</text:p>
          </table:table-cell>
          <table:table-cell office:value-type="string" calcext:value-type="string">
            <text:p>genius</text:p>
          </table:table-cell>
          <table:table-cell office:value-type="string" calcext:value-type="string">
            <text:p>{''}</text:p>
          </table:table-cell>
          <table:table-cell office:value-type="string" calcext:value-type="string">
            <text:p>romance,fantasy</text:p>
          </table:table-cell>
          <table:table-cell office:value-type="string" calcext:value-type="string">
            <text:p>https://apkgk.com/ru/com.genius.alicerussia</text:p>
          </table:table-cell>
          <table:table-cell office:value-type="string" calcext:value-type="string">
            <text:p>967.jpg</text:p>
          </table:table-cell>
        </table:table-row>
        <table:table-row table:style-name="ro1">
          <table:table-cell office:value-type="string" calcext:value-type="string">
            <text:p>История мира Дождя (Ame no Marginal -Rain Marginal-)</text:p>
          </table:table-cell>
          <table:table-cell office:value-type="string" calcext:value-type="string">
            <text:p>Особенности релиза: сборка включает в себя две истории: "История мира дождя" и первая часть VN "Нарциссы".\n"Нарциссы" и бонусный эпизод к ним появятся после того, как вы прочитаете сценарий "История мира дождя". В конце веток с главами появится изображение девочки. Нажмите на него, чтобы перейти к сценарию первых "Нарциссов".\n\nСюжет "История мира дождя": история о мужчине, попавшем из обыденной реальности в удивительный мир. Там нет времени, старения, голода и даже смерти. Нет ничего, на что посмотреть, кроме мокрого камня, белых облаков и нескончаемого дождя. Девушка из этого мира по имени Рин просит его уйти. Что за историю хранит та, кто живёт в этом месте бесчисленное количество лет, десятилетий, даже столетий? Придёт ли день, когда дождь наконец-то закончится?\n\nСюжет "Нарциссы": история рассказывает нам о двух молодых людях. Он - простой молодой парень, живущий самой обычной жизнью, у него есть друзья, семья и водительские права. Она - молодая девушка, чья жизнь проходит в узких стенах больницы, в которой развлечением является лишь скучный телевизор. На первый взгляд это абсолютно разные люди, и в обычной жизни они никогда бы не встретились. Но жизнь штука интересная. Какая судьба уготована этим двоим? Настолько они уж разные? И найдут ли то, что оживит их сердца, заставив идти дальше, или же...\n\n(с) KaeProject</text:p>
          </table:table-cell>
          <table:table-cell/>
          <table:table-cell office:value-type="string" calcext:value-type="string">
            <text:p>2-10 часов</text:p>
          </table:table-cell>
          <table:table-cell office:value-type="string" calcext:value-type="string">
            <text:p>stage-nana</text:p>
          </table:table-cell>
          <table:table-cell office:value-type="string" calcext:value-type="string">
            <text:p>{'Главный герой девушка', 'Иностранный разработчик', 'Главный герой парень', 'Повествование от первого лица'}</text:p>
          </table:table-cell>
          <table:table-cell office:value-type="string" calcext:value-type="string">
            <text:p>drama,mystic,routine</text:p>
          </table:table-cell>
          <table:table-cell office:value-type="string" calcext:value-type="string">
            <text:p>https://mega.nz/#!mAxFmawB!UJC-66mT9Y_JbXweTRT8d0gKoSgJMKAQVYHDtb7S6wE</text:p>
          </table:table-cell>
          <table:table-cell office:value-type="string" calcext:value-type="string">
            <text:p>961.jpg</text:p>
          </table:table-cell>
        </table:table-row>
        <table:table-row table:style-name="ro1">
          <table:table-cell office:value-type="string" calcext:value-type="string">
            <text:p>Прелюдия</text:p>
          </table:table-cell>
          <table:table-cell office:value-type="string" calcext:value-type="string">
            <text:p>Семь вариантов того, как можно провести выходной день.\nГлавный герой - специалист по компьютерной безопасности в одном закрытом исследовательском институте.\nОчередность прохождения любая.</text:p>
          </table:table-cell>
          <table:table-cell/>
          <table:table-cell office:value-type="string" calcext:value-type="string">
            <text:p>Менее 2 часов</text:p>
          </table:table-cell>
          <table:table-cell office:value-type="string" calcext:value-type="string">
            <text:p>extinct</text:p>
          </table:table-cell>
          <table:table-cell office:value-type="string" calcext:value-type="string">
            <text:p>{''}</text:p>
          </table:table-cell>
          <table:table-cell office:value-type="string" calcext:value-type="string">
            <text:p>science_fiction,mystic,routine,fiction</text:p>
          </table:table-cell>
          <table:table-cell office:value-type="string" calcext:value-type="string">
            <text:p>https://yadi.sk/d/F-77i4zfxoEi5</text:p>
          </table:table-cell>
          <table:table-cell office:value-type="string" calcext:value-type="string">
            <text:p>951.jpg</text:p>
          </table:table-cell>
        </table:table-row>
        <table:table-row table:style-name="ro1">
          <table:table-cell office:value-type="string" calcext:value-type="string">
            <text:p>Жуткие истории Эзарэля на Хэллоуин (Creepy Ezarel's Halloween stories)</text:p>
          </table:table-cell>
          <table:table-cell office:value-type="string" calcext:value-type="string">
            <text:p>Приближение Хэллоуина не оставило равнодушными жителей Элдарии. Но что таит праздник и что он в себе несет, знают немногие. Эту тайну может раскрыть только мудрый лидер одной из гвардий. Правда или вымысел? Что ждет главную героиню в погоне за правдой?</text:p>
          </table:table-cell>
          <table:table-cell/>
          <table:table-cell office:value-type="string" calcext:value-type="string">
            <text:p>Менее 2 часов</text:p>
          </table:table-cell>
          <table:table-cell office:value-type="string" calcext:value-type="string">
            <text:p>fan-klub_ezarelja</text:p>
          </table:table-cell>
          <table:table-cell office:value-type="string" calcext:value-type="string">
            <text:p>{''}</text:p>
          </table:table-cell>
          <table:table-cell office:value-type="string" calcext:value-type="string">
            <text:p>comedy</text:p>
          </table:table-cell>
          <table:table-cell office:value-type="string" calcext:value-type="string">
            <text:p>https://yadi.sk/d/DzqURwftxrntE</text:p>
          </table:table-cell>
          <table:table-cell office:value-type="string" calcext:value-type="string">
            <text:p>949.png</text:p>
          </table:table-cell>
        </table:table-row>
        <table:table-row table:style-name="ro1">
          <table:table-cell office:value-type="string" calcext:value-type="string">
            <text:p>Рукопись: Другой путь 1.0</text:p>
          </table:table-cell>
          <table:table-cell office:value-type="string" calcext:value-type="string">
            <text:p>Главный герой — обычный (или нет) студент колледжа, у которого нет девушки. Есть две однокурсницы, которые ему нравятся, но он боится им признаться. Случайно он попадает в другой мир, полный магии и приключений, где и встречает девушек, подозрительно похожих на однокурсниц.\n\nChangelog:\n1.0\n- Добавлено два боя, соответствующие монстры и арены.\n- Изменены условия для получения концовок\n- Игра дополнительно вычитана\n- Багфиксы\n\nТема для обсуждения на форуме:\nЗдесь</text:p>
          </table:table-cell>
          <table:table-cell/>
          <table:table-cell office:value-type="string" calcext:value-type="string">
            <text:p>2-10 часов</text:p>
          </table:table-cell>
          <table:table-cell office:value-type="string" calcext:value-type="string">
            <text:p>great_chicken_studio</text:p>
          </table:table-cell>
          <table:table-cell office:value-type="string" calcext:value-type="string">
            <text:p>{''}</text:p>
          </table:table-cell>
          <table:table-cell office:value-type="string" calcext:value-type="string">
            <text:p>comedy,romance,parody,adventure,fantasy,ecchi,hentai</text:p>
          </table:table-cell>
          <table:table-cell office:value-type="string" calcext:value-type="string">
            <text:p>https://mega.nz/#!Jh53wZTZ!lKwtGA22MyVkEaO7CeT1Up1y9q1Jo2ZDVTU47IAlVWM</text:p>
          </table:table-cell>
          <table:table-cell office:value-type="string" calcext:value-type="string">
            <text:p>940.png</text:p>
          </table:table-cell>
        </table:table-row>
        <table:table-row table:style-name="ro1">
          <table:table-cell office:value-type="string" calcext:value-type="string">
            <text:p>Призрачные семена (Phantom Seeds)</text:p>
          </table:table-cell>
          <table:table-cell office:value-type="string" calcext:value-type="string">
            <text:p>Уне обычная девочка, живущая в деревне. Её жизнь меняется после того, как её отец приводит домой маленького мальчика по имени Юн и решает усыновить его. Уне рада, что у неё теперь есть младший брат, но радость эта длится недолго. Жители деревни верят, что именно Юн в ответе за множество бедствий в деревне. Уне не хочет в это верить, однако она не может отрицать, что Юн действительно окутан тайнами.\nДополнительная информация:\nИгра использует Flash. В папке лежит swf-файл для запуска через браузеры и exe-файл.\nПредпочтительнее запускать именно exe-файл, поскольку графика так лучше отображается, а это происходит потому, что браузер может отобразить не изначальное разрешение, а растянуть окно.\nГалерея открывается паролем из 6 символов (3 из которых можно получить, пройдя одну концовку), которые должны быть введены либо строчными, либо прописными буквами.\nИз-за некоторых технических сложностей, при вводе пароля стоит 6 звёзд. Когда вводите пароль, сперва сотрите их. Так же в "примечаниях автора" в "галерее" текст с самой последней страницы сдвинут на предыдущую из-за невозможности отобразить на последней.</text:p>
          </table:table-cell>
          <table:table-cell/>
          <table:table-cell office:value-type="string" calcext:value-type="string">
            <text:p>Менее 2 часов</text:p>
          </table:table-cell>
          <table:table-cell office:value-type="string" calcext:value-type="string">
            <text:p>zeiva_inc</text:p>
          </table:table-cell>
          <table:table-cell office:value-type="string" calcext:value-type="string">
            <text:p>{'Иностранный разработчик', 'Главный герой девушка', 'Повествование от первого лица'}</text:p>
          </table:table-cell>
          <table:table-cell office:value-type="string" calcext:value-type="string">
            <text:p>drama,fantasy</text:p>
          </table:table-cell>
          <table:table-cell office:value-type="string" calcext:value-type="string">
            <text:p>https://disk.yandex.ru/d/DJ1_c8X9xLb2V</text:p>
          </table:table-cell>
          <table:table-cell office:value-type="string" calcext:value-type="string">
            <text:p>936.png</text:p>
          </table:table-cell>
        </table:table-row>
        <table:table-row table:style-name="ro1">
          <table:table-cell office:value-type="string" calcext:value-type="string">
            <text:p>Моя Запретная Любовь (My Forbidden Lover/Itoshisa Mafia ni Hanataba wo/愛しきマフィアに花束を)</text:p>
          </table:table-cell>
          <table:table-cell office:value-type="string" calcext:value-type="string">
            <text:p>◇◇Ты можешь бесплатно пройти всю игру до конца!!◇◇\n◇◇Это трогательное и захватывающее приложение-драма поведает историю опасной любви между тобой и членом Мафии!◇◇\n◇◇Ты героиня!Тебе предстоит стать героиней любовной истории с одним из членов Мафии!◇◇\n■■Синопсис■■\nМафиозный клан Борухано,членом которого являешься и ты,контролирует город.Соперничающая организация объявляет на тебя охоту.Лидеры Борухано считают,что информация просочилась,потому что в клане завелся крот.Для того,чтобы найти крота,они приказывают всем членам объединиться в пары.\n■■Партнеры(Персонажи)■■\n◆【Пылкий друг детства с комплексом героя】Алан\n"Разумеется,в твоих глазах я всегда хочу выглядеть круто."\nВозраст:18\nРост:175 см\nАлан-твой ровесник,который пробыл в Мафии дольше тебя.Он непревзойденный снайпер.Он заботлив как старший брат и пользуется популярностью среди младших товарищей.Его родители были мясниками и погибли во время очередной мафиозной разборки.После этого Алан и его робкий старший брат стали членами клана Борухано.Он мечтает заняться каким-нибудь уважаемым ремеслом и однажды покинуть организацию вместе с тобой.\n◆【Яндере чуть младше тебя 】 Дулио\n"Ты так важна для меня.Чтобы защитить тебя,я использую всё,что имею."\nВозраст:16\nРост:170 см\nДулио стал первым юношей,за которым ты присматривала с тех пор,как попала в Борухано.Он умеет использовать в бою нити,но в будущем от него ждут большего.Он кажется уравновешенным взрослым с лицом невинного ребенка. Однако за этой двойственной видимостью скрываются прогрессирующие тенденции яндаре.Нередко он смотрит на вещи по-философски и проявляет некоторую холодность.Притворяясь портными,его родители работали наемными убийцами.Поэтому,играя в детстве в лежащими повсюду нитями,он незаметно научился использовать их в качестве оружия.\n◆【Тусовщик-женоненавистник 】Юрий\n"Извини,но ты не получишь то,что принадлежит мне."\nВозраст:24\nРост:180 см\nДо сих пор тебе не часто приходилось общаться с Юрием,однако тебе кажется,что вы вряд ли смогли бы поладить.Он холоден,эгоистичен,ненавидит женщин,помешан на чистоте и очень немногословен.Остальные члены Мафии его боятся,в то время как боссы доверяют ему,поскольку Юрий прекрасно умеет выполнять грязную работу.У него есть младший брат Вито,однако он пропал,и потому Юрий занимается его поисками.Он строг как по отношению к самому себе,так и по отношению к другим людям.Он обвиняет себя в том,что не смог спасти свою младшую сестру.\n◆【Добродушный мужчина старше тебя 】Джеральд\n"Хочу одеть тебя в купленные мной вещи,а затем сорвать их с тебя."\nВозраст:29\nРост:178 см\nИменно Джеральд привел тебя в Борухано,а потому для тебя он как старший брат.Обладая доброй натурой,он прекрасно умеет заботиться о других.С другой стороны,он жестоко и беспощадно расправляется с теми,кого считает своими врагами.Джеральду неизвестно его происхождение.Будучи хорошо знакомым с восточными единоборствами, он способен убить человека голыми руками.Ему доверяют боссы Борухано.Он курит одну сигарету за другой.\nТы можешь выбрать одного из персонажей,основываясь на своих предпочтениях!С кем ты объединишься,чтобы найти крота вражеского клана Мафии?..\n!!!Есть Платный Контент. Пролог всегда бесплатен!!!</text:p>
          </table:table-cell>
          <table:table-cell/>
          <table:table-cell office:value-type="string" calcext:value-type="string">
            <text:p>2-10 часов</text:p>
          </table:table-cell>
          <table:table-cell office:value-type="string" calcext:value-type="string">
            <text:p>genius</text:p>
          </table:table-cell>
          <table:table-cell office:value-type="string" calcext:value-type="string">
            <text:p>{''}</text:p>
          </table:table-cell>
          <table:table-cell office:value-type="string" calcext:value-type="string">
            <text:p>drama,romance,detective</text:p>
          </table:table-cell>
          <table:table-cell office:value-type="string" calcext:value-type="string">
            <text:p>https://www.apkandroid.ru/%D0%9C%D0%BE%D1%8F-%D0%B7%D0%B0%D0%BF%D1%80%D0%B5%D1%82%D0%BD%D0%B0%D1%8F-%D0%BB%D1%8E%D0%B1%D0%BE%D0%B2%D1%8C/com.genius.mafiarussia/</text:p>
          </table:table-cell>
          <table:table-cell office:value-type="string" calcext:value-type="string">
            <text:p>932.jpg</text:p>
          </table:table-cell>
        </table:table-row>
        <table:table-row table:style-name="ro1">
          <table:table-cell office:value-type="string" calcext:value-type="string">
            <text:p>Disturbed</text:p>
          </table:table-cell>
          <table:table-cell office:value-type="string" calcext:value-type="string">
            <text:p>Disturbed - приключенческий хоррор, вдохновлённый состоянием депрессии и наркотического опьянения. Каждая сцена нарисована от руки, чтобы лучше передать особенности обстановки и атмосферу ужаса.\n\nПримерьте на себя роль фермера, пытающегося вдохнуть жизнь в увядающую ферму. Надежды нет, но вы должны сделать хоть что-нибудь. То, что вы умрёте, сомненью не подлежит - вопрос в том, где и как это произойдёт. Так есть ли разница? Что может изменить обычный фермер? На этот вопрос можете ответить только вы.\n\nИгра наполнена различными головоломками, игроку придётся искать способ добыть предметы, а после думать как же их можно использовать. В зависимости от того, нашли ли вы нужный предмет, вас ждёт абсолютно разное развитие событий в различных локациях.</text:p>
          </table:table-cell>
          <table:table-cell/>
          <table:table-cell office:value-type="string" calcext:value-type="string">
            <text:p>Менее 2 часов</text:p>
          </table:table-cell>
          <table:table-cell office:value-type="string" calcext:value-type="string">
            <text:p>brad_moore</text:p>
          </table:table-cell>
          <table:table-cell office:value-type="string" calcext:value-type="string">
            <text:p>{'Русский'}</text:p>
          </table:table-cell>
          <table:table-cell office:value-type="string" calcext:value-type="string">
            <text:p>horror,mystic,adventure</text:p>
          </table:table-cell>
          <table:table-cell office:value-type="string" calcext:value-type="string">
            <text:p>https://store.steampowered.com/app/529780/Disturbed/</text:p>
          </table:table-cell>
          <table:table-cell office:value-type="string" calcext:value-type="string">
            <text:p>930.png</text:p>
          </table:table-cell>
        </table:table-row>
        <table:table-row table:style-name="ro1">
          <table:table-cell office:value-type="string" calcext:value-type="string">
            <text:p>Девять муз (Nine muses [ветка Виктора Рейнера])</text:p>
          </table:table-cell>
          <table:table-cell office:value-type="string" calcext:value-type="string">
            <text:p>Девять муз/Nine Muses (отомэ) – это история о девушке, которая пытается найти свое призвание в области искусств. На жизненном пути ей встречается много увлеченных своим делом людей, но только в одном из них она сможет найти свою «музу». Она получает загадочное письмо, в котором видит свое выписанное красивыми вензелями имя под ярко-алыми буквами «Академия Искусств». Приглашение на обучение с полной оплачиваемой стипендией! И откуда они знают о ее творческом потенциале? Пусть она и побеждала на нескольких выставках, дальше ее серой папки с бумажными дипломами слухи не могли уйти.\nБесплатный сыр бывает, как известно, только в мышеловке. Однако она решается. Следуя за загадочным профессором, главная героиня попадает в неизведанный ей прежде мир, в котором ей придется самой творить судьбы.\nОдна девушка, девять очаровательных молодых людей. И только один из них сможет дать ей то, чего она хочет. Как и искусство, любовь бывает разной. Тебе предоставлен выбор: погнаться за эмоциями или славой, обрести настоящего друга или вдохновение, которое дарует крылья.\nТеперь скажи, «чего же ты хочешь»?\n\nОБНОВЛЕНИЕ. Релиз [МУЗА – ВИКТОР РЕЙНЕР] [Ветка 1]\n(выбор – последний вариант в конце пролога)\nИстория о нелюдимом астрономе и о ночных встречах на скрытой от глаз площадке на холме. История о поиске вдохновения на всю жизнь. История о звездах, любви, верности, доверии и еще раз о звездах.\n[~23 000 слов, 125 изображений, 4 концовки]</text:p>
          </table:table-cell>
          <table:table-cell/>
          <table:table-cell office:value-type="string" calcext:value-type="string">
            <text:p>2-10 часов</text:p>
          </table:table-cell>
          <table:table-cell office:value-type="string" calcext:value-type="string">
            <text:p>chocobar:_vizual'nye_novelly</text:p>
          </table:table-cell>
          <table:table-cell office:value-type="string" calcext:value-type="string">
            <text:p>{''}</text:p>
          </table:table-cell>
          <table:table-cell office:value-type="string" calcext:value-type="string">
            <text:p>drama,comedy,romance,mystic,school</text:p>
          </table:table-cell>
          <table:table-cell office:value-type="string" calcext:value-type="string">
            <text:p>https://yadi.sk/d/Gwj1PbKEwuGpG</text:p>
          </table:table-cell>
          <table:table-cell office:value-type="string" calcext:value-type="string">
            <text:p>929.png</text:p>
          </table:table-cell>
        </table:table-row>
        <table:table-row table:style-name="ro1">
          <table:table-cell office:value-type="string" calcext:value-type="string">
            <text:p>Огненная Любовь (Burning Love)</text:p>
          </table:table-cell>
          <table:table-cell office:value-type="string" calcext:value-type="string">
            <text:p>В самый разгар уборки в"Akademi High School"вы натыкаетесь на окровавленный нож в"Оккульт-клубе". Не желая попасть в беду,вы вставляете его в статуэтку черепа, но вас заносит в незнакомое место. Вы сталкиваетесь лицом к лицу с демоном,чья голова полностью скрыта в белом пламени... Вы не можете не сблизиться с ним. Сможете ли вы добиться Огненного Демона?\nP.S. Чтобы игра запустилась, сохраняйте и распаковывайте файл в папках БЕЗ русских символов. Хоть на рабочий стол.</text:p>
          </table:table-cell>
          <table:table-cell/>
          <table:table-cell office:value-type="string" calcext:value-type="string">
            <text:p>Менее 2 часов</text:p>
          </table:table-cell>
          <table:table-cell office:value-type="string" calcext:value-type="string">
            <text:p>michaela_laws</text:p>
          </table:table-cell>
          <table:table-cell office:value-type="string" calcext:value-type="string">
            <text:p>{'Повествование от первого лица', 'Главный герой девушка', 'Иностранный разработчик'}</text:p>
          </table:table-cell>
          <table:table-cell office:value-type="string" calcext:value-type="string">
            <text:p>romance,mystic</text:p>
          </table:table-cell>
          <table:table-cell office:value-type="string" calcext:value-type="string">
            <text:p>https://yadi.sk/d/HjXIS8t5r4FHD</text:p>
          </table:table-cell>
          <table:table-cell office:value-type="string" calcext:value-type="string">
            <text:p>926.jpg</text:p>
          </table:table-cell>
        </table:table-row>
        <table:table-row table:style-name="ro1">
          <table:table-cell office:value-type="string" calcext:value-type="string">
            <text:p>Одна Маленькая Жизнь</text:p>
          </table:table-cell>
          <table:table-cell office:value-type="string" calcext:value-type="string">
            <text:p>Молодая девушка – выпускница художественного колледжа, идёт к железнодорожной станции в компании друзей, после посиделки на даче, в честь окончания колледжа. Друзья болтают, шутят и обсуждают планы на будущее. Они практически доходят до станции, остаётся только перейти дорогу и сесть в электричку. На этом заканчивается пролог. Далее следует первая глава, в которой г.г. просыпается в электричке вместе с друзьями. Они осознают, что едут в неизвестном направлении , кроме них в электричке нет ни души и выбраться из неё невозможно, и г.г. в добавок потеряла почти все воспоминания о своей жизни. 18+</text:p>
          </table:table-cell>
          <table:table-cell/>
          <table:table-cell office:value-type="string" calcext:value-type="string">
            <text:p>Менее 2 часов</text:p>
          </table:table-cell>
          <table:table-cell office:value-type="string" calcext:value-type="string">
            <text:p>variel</text:p>
          </table:table-cell>
          <table:table-cell office:value-type="string" calcext:value-type="string">
            <text:p>{'Повествование от первого лица', 'отомэ', 'отечественный разработчик', 'Главный герой девушка'}</text:p>
          </table:table-cell>
          <table:table-cell office:value-type="string" calcext:value-type="string">
            <text:p>drama,romance,mystic</text:p>
          </table:table-cell>
          <table:table-cell office:value-type="string" calcext:value-type="string">
            <text:p>https://disk.yandex.ru/d/qqPFu4aQx29xw</text:p>
          </table:table-cell>
          <table:table-cell office:value-type="string" calcext:value-type="string">
            <text:p>925.jpg</text:p>
          </table:table-cell>
        </table:table-row>
        <table:table-row table:style-name="ro1">
          <table:table-cell office:value-type="string" calcext:value-type="string">
            <text:p>Жирная сага (Fat saga)</text:p>
          </table:table-cell>
          <table:table-cell office:value-type="string" calcext:value-type="string">
            <text:p>Одним чудным деньрождественским вечером во время сеанса медитации к нашему маэстро является крестная фея с важным сообщением. В свои 18 лет маленькому мальчику пора стать мужчиной. Сможет ли главный герой с помощью пышногрудой родственницы из эльфа 80 лвла превратится в расхитителя женских сердец?</text:p>
          </table:table-cell>
          <table:table-cell/>
          <table:table-cell office:value-type="string" calcext:value-type="string">
            <text:p>Менее 2 часов</text:p>
          </table:table-cell>
          <table:table-cell office:value-type="string" calcext:value-type="string">
            <text:p>feodosiy</text:p>
          </table:table-cell>
          <table:table-cell office:value-type="string" calcext:value-type="string">
            <text:p>{''}</text:p>
          </table:table-cell>
          <table:table-cell office:value-type="string" calcext:value-type="string">
            <text:p>comedy,romance,parody,ecchi</text:p>
          </table:table-cell>
          <table:table-cell office:value-type="string" calcext:value-type="string">
            <text:p>https://yadi.sk/d/LrRS8NnGwwP5R</text:p>
          </table:table-cell>
          <table:table-cell office:value-type="string" calcext:value-type="string">
            <text:p>924.jpg</text:p>
          </table:table-cell>
        </table:table-row>
        <table:table-row table:style-name="ro1">
          <table:table-cell office:value-type="string" calcext:value-type="string">
            <text:p>Угощай или Пожалеешь (Trick &amp; Treat)</text:p>
          </table:table-cell>
          <table:table-cell office:value-type="string" calcext:value-type="string">
            <text:p>Одно из преданий городка Абингдон гласит, что Дубовый лес проклят. В канун Дня всех святых, в полночь, ведомые любопытством, Алекс, Стивен и Альфред идут в лес, чтобы провести расследование. Затем Алекс таинственно разделяется со своими друзьями не без помощи неведомой силы. Какая судьба ожидает его? Сможет ли Алекс найти своих друзей и выбраться из леса?</text:p>
          </table:table-cell>
          <table:table-cell/>
          <table:table-cell office:value-type="string" calcext:value-type="string">
            <text:p>2-10 часов</text:p>
          </table:table-cell>
          <table:table-cell office:value-type="string" calcext:value-type="string">
            <text:p>eternal_night_studios_&amp;_stw_projects</text:p>
          </table:table-cell>
          <table:table-cell office:value-type="string" calcext:value-type="string">
            <text:p>{'Русский'}</text:p>
          </table:table-cell>
          <table:table-cell office:value-type="string" calcext:value-type="string">
            <text:p>drama,romance,mystic,triller</text:p>
          </table:table-cell>
          <table:table-cell office:value-type="string" calcext:value-type="string">
            <text:p>https://eternal-night-studios.itch.io/trick-and-treat</text:p>
          </table:table-cell>
          <table:table-cell office:value-type="string" calcext:value-type="string">
            <text:p>923.jpg</text:p>
          </table:table-cell>
        </table:table-row>
        <table:table-row table:style-name="ro1">
          <table:table-cell office:value-type="string" calcext:value-type="string">
            <text:p>Sakura Beach 2</text:p>
          </table:table-cell>
          <table:table-cell office:value-type="string" calcext:value-type="string">
            <text:p>Предыдущая часть: "Sakura Beach" .\nПрошло несколько месяцев с того дня, как Сейджи последний раз был на пляже. После этого, чтобы выдержать хаос в своей новой повседневной жизни, ещё одна поездка к морю со своими друзьями - это как раз то, что ему нужно. Однако появление новой девушки, чья любовь пересекает границы соперниц, гарантирует, что его поездка будет совсем не простой.</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Пляж', 'Главный герой парень', 'Иностранный разработчик', 'Sakura', 'Повествование от первого лица'}</text:p>
          </table:table-cell>
          <table:table-cell office:value-type="string" calcext:value-type="string">
            <text:p>comedy,romance,routine,ecchi</text:p>
          </table:table-cell>
          <table:table-cell office:value-type="string" calcext:value-type="string">
            <text:p>https://cloud.mail.ru/public/EuHq/Ak3Pq6JtF</text:p>
          </table:table-cell>
          <table:table-cell office:value-type="string" calcext:value-type="string">
            <text:p>920.png</text:p>
          </table:table-cell>
        </table:table-row>
        <table:table-row table:style-name="ro1">
          <table:table-cell office:value-type="string" calcext:value-type="string">
            <text:p>Реминисценция: Тлеющая Мелодия Ноктюрна (Reminiscentia: Kuchiteru Nocturne no Kyoku)</text:p>
          </table:table-cell>
          <table:table-cell office:value-type="string" calcext:value-type="string">
            <text:p>"Я теряю зрение. Черная пелена перекрывает свет. Когда я больше ничего не смогу видеть… Будучи запертой в тёмной клетке, достигнет ли кого-нибудь мой угасающий голос?"\nКогда краски мира теряют цвета, ни боль и ни отчаянье окутали девочку. Лишь страх остаться в одиночестве. Но тогда, кто-то протянул ей руку. Робко девочка ухватилась за неё. Стрелки часов побежали назад, теряющий свои краски мир окрасился новыми цветами, и занавес иного мира открылся перед её глазами. Там грёзы с реальностью перемешались. Время навсегда остановило свой ход. Души, блуждающие там во тьме, покоя не знают. Нескончаемые кошмары повторяются по кругу. Обещание, данное столь давно, топится в сладком яде. Где здесь истина? Где ложь?\n\nОбновление 22.10.2016\nИсправлены ошибки в тесте. Добавлены звуки.</text:p>
          </table:table-cell>
          <table:table-cell/>
          <table:table-cell office:value-type="string" calcext:value-type="string">
            <text:p>Менее 2 часов</text:p>
          </table:table-cell>
          <table:table-cell office:value-type="string" calcext:value-type="string">
            <text:p>rina_anemone</text:p>
          </table:table-cell>
          <table:table-cell office:value-type="string" calcext:value-type="string">
            <text:p>{''}</text:p>
          </table:table-cell>
          <table:table-cell office:value-type="string" calcext:value-type="string">
            <text:p>drama,horror,mystic,fiction</text:p>
          </table:table-cell>
          <table:table-cell office:value-type="string" calcext:value-type="string">
            <text:p>https://yadi.sk/d/xXWV7DK5xNPVc</text:p>
          </table:table-cell>
          <table:table-cell office:value-type="string" calcext:value-type="string">
            <text:p>917.jpg</text:p>
          </table:table-cell>
        </table:table-row>
        <table:table-row table:style-name="ro1">
          <table:table-cell office:value-type="string" calcext:value-type="string">
            <text:p>Журавлик</text:p>
          </table:table-cell>
          <table:table-cell office:value-type="string" calcext:value-type="string">
            <text:p>В детстве Сергей познакомился с Сашей, но как только они стали хорошими друзьями — она неожиданно пропала. Сергей вырос, поступил в университет и встретил там девушку, которая ему очень сильно кого-то напоминает.</text:p>
          </table:table-cell>
          <table:table-cell/>
          <table:table-cell office:value-type="string" calcext:value-type="string">
            <text:p>Менее 2 часов</text:p>
          </table:table-cell>
          <table:table-cell office:value-type="string" calcext:value-type="string">
            <text:p>asfdfdfd</text:p>
          </table:table-cell>
          <table:table-cell office:value-type="string" calcext:value-type="string">
            <text:p>{''}</text:p>
          </table:table-cell>
          <table:table-cell office:value-type="string" calcext:value-type="string">
            <text:p>drama,comedy,romance,routine</text:p>
          </table:table-cell>
          <table:table-cell office:value-type="string" calcext:value-type="string">
            <text:p>https://yadi.sk/d/2ILBGSELwwpSe</text:p>
          </table:table-cell>
          <table:table-cell office:value-type="string" calcext:value-type="string">
            <text:p>916.jpg</text:p>
          </table:table-cell>
        </table:table-row>
        <table:table-row table:style-name="ro1">
          <table:table-cell office:value-type="string" calcext:value-type="string">
            <text:p>Хранитель времени</text:p>
          </table:table-cell>
          <table:table-cell office:value-type="string" calcext:value-type="string">
            <text:p>Много тысяч лет назад был создан камень, способный управлять временем. А что будет, если им завладеет самая обыкновенная девушка? Вы можете себе представить безграничную мощь в руках ничего не понимающей девчонки? Камилле придётся открыть для себя будущее и заглянуть в прошлое. Но чем обернутся эти приключения?\n\n----\nВерсия 1.0.1: исправлено некоторое количество опечаток и ошибок в тексте, а также обновлена одна из музыкальных композиций. Появилась версия для OS/X, а из версии для Windows вырезан установщик.\nВерсия 1.0.2: исправлено еще несколько опечаток; улучшены эффекты в паре сцен; исправлен баг с одной из CG в галерее.</text:p>
          </table:table-cell>
          <table:table-cell/>
          <table:table-cell office:value-type="string" calcext:value-type="string">
            <text:p>Менее 2 часов</text:p>
          </table:table-cell>
          <table:table-cell office:value-type="string" calcext:value-type="string">
            <text:p>hraniteli_vremeni</text:p>
          </table:table-cell>
          <table:table-cell office:value-type="string" calcext:value-type="string">
            <text:p>{''}</text:p>
          </table:table-cell>
          <table:table-cell office:value-type="string" calcext:value-type="string">
            <text:p>drama,science_fiction,mystic</text:p>
          </table:table-cell>
          <table:table-cell office:value-type="string" calcext:value-type="string">
            <text:p>https://yadi.sk/d/LAdD7zkswYY8f</text:p>
          </table:table-cell>
          <table:table-cell office:value-type="string" calcext:value-type="string">
            <text:p>915.png</text:p>
          </table:table-cell>
        </table:table-row>
        <table:table-row table:style-name="ro1">
          <table:table-cell office:value-type="string" calcext:value-type="string">
            <text:p>Юдоль скорби (The vale of sorrow)</text:p>
          </table:table-cell>
          <table:table-cell office:value-type="string" calcext:value-type="string">
            <text:p>Молодой человек по имени Акира Ито – ученик старшей школы, который особенно замкнут и угрюм с тех пор, как погибла его старшая сестра. Он не ценил ни дня своей жизни, чувствуя лишь отторжение и отвращение к миру. Акира жил так, будто пролистывал неинтересную книгу, несмотря на то, что у него была девушка.\nОднажды загадочная незнакомка в маске кролика снимает привычную пелену бытия и открывает глаза Акиры на новый незнакомый ему мир, который настолько ужасен, что вряд ли приснится кому-то в самом кошмарном сне. Руины, монстры, пустошь и мгла. Настоящий апокалипсис. В похожий главный герой играл у себя на компьютере… но нет, это не игра. Добро пожаловать в Иоми – альтермир, в котором равносильно дороги и жизнь, и время этой жизни.\n\nОбновление 12.10.2016\nВерсия на мак и мультиверсия.\nИсправлены кое-какие ошибки.\nОбновление 26.11.2016\nВсе заменено на ADV, изменено быстрое меню, добавлены кое-какие CG, некоторые улучшены, исправлены некоторые ошибки. PS Не последняя версия.</text:p>
          </table:table-cell>
          <table:table-cell/>
          <table:table-cell office:value-type="string" calcext:value-type="string">
            <text:p>2-10 часов</text:p>
          </table:table-cell>
          <table:table-cell office:value-type="string" calcext:value-type="string">
            <text:p>blackfairy_akiyamy</text:p>
          </table:table-cell>
          <table:table-cell office:value-type="string" calcext:value-type="string">
            <text:p>{''}</text:p>
          </table:table-cell>
          <table:table-cell office:value-type="string" calcext:value-type="string">
            <text:p>drama,romance,horror,action,mystic</text:p>
          </table:table-cell>
          <table:table-cell office:value-type="string" calcext:value-type="string">
            <text:p>https://yadi.sk/d/71FQh2oUzXRnK</text:p>
          </table:table-cell>
          <table:table-cell office:value-type="string" calcext:value-type="string">
            <text:p>914.png</text:p>
          </table:table-cell>
        </table:table-row>
        <table:table-row table:style-name="ro1">
          <table:table-cell office:value-type="string" calcext:value-type="string">
            <text:p>Полет</text:p>
          </table:table-cell>
          <table:table-cell office:value-type="string" calcext:value-type="string">
            <text:p>Описание: Человек всю жизнь бродит по земле и всегда грезит о свободном полете по небу. Но разве это возможно ? Взять и свободно возвыситься над облаками всего за несколько секунд ? Это маленькая история о полете.</text:p>
          </table:table-cell>
          <table:table-cell/>
          <table:table-cell office:value-type="string" calcext:value-type="string">
            <text:p>Менее 2 часов</text:p>
          </table:table-cell>
          <table:table-cell office:value-type="string" calcext:value-type="string">
            <text:p>robotzero_&amp;_stellaweteranina</text:p>
          </table:table-cell>
          <table:table-cell office:value-type="string" calcext:value-type="string">
            <text:p>{''}</text:p>
          </table:table-cell>
          <table:table-cell office:value-type="string" calcext:value-type="string">
            <text:p>routine</text:p>
          </table:table-cell>
          <table:table-cell office:value-type="string" calcext:value-type="string">
            <text:p>https://yadi.sk/d/L6okY_vpwVUyF</text:p>
          </table:table-cell>
          <table:table-cell office:value-type="string" calcext:value-type="string">
            <text:p>913.png</text:p>
          </table:table-cell>
        </table:table-row>
        <table:table-row table:style-name="ro1">
          <table:table-cell office:value-type="string" calcext:value-type="string">
            <text:p>История о Девочке - Смерти</text:p>
          </table:table-cell>
          <table:table-cell office:value-type="string" calcext:value-type="string">
            <text:p>Шестилетняя девочка погибает под безмолвной ледяной гладью. Но этот печальный конец становится для неё новым началом. Но природа дарит нашей героине второй шанс, и она становится Смертью.\n\nДевочка не знает своего имени, а следы прошлого быстро стираются из памяти с течением времени. Время. Оно, словно вода, вытачивающая камень, способно многое изменить.\nДолгие годы монотонной работы Смертью, превращают главную героиню в человека-функцию, что безэмоционально выполняет свои обязанности. Однако, спустя сотни лет, смогло ли время изменить то человечное, что было в душе некогда маленькой девочки?\n\n\n\nАвторы\nГрафика и идеи\nМузыка\nЕщё немного идей\nВсё остальное\n\n\n[Обсуждение на Форуме]</text:p>
          </table:table-cell>
          <table:table-cell/>
          <table:table-cell office:value-type="string" calcext:value-type="string">
            <text:p>Менее 2 часов</text:p>
          </table:table-cell>
          <table:table-cell office:value-type="string" calcext:value-type="string">
            <text:p>sugoi</text:p>
          </table:table-cell>
          <table:table-cell office:value-type="string" calcext:value-type="string">
            <text:p>{'AniVisual Contest #3', 'отечественный разработчик', 'Несколько главных героев', 'Повествование от третьего лица'}</text:p>
          </table:table-cell>
          <table:table-cell office:value-type="string" calcext:value-type="string">
            <text:p>drama,fantasy</text:p>
          </table:table-cell>
          <table:table-cell office:value-type="string" calcext:value-type="string">
            <text:p>https://disk.yandex.ru/d/lWkf0_B0wVdFD</text:p>
          </table:table-cell>
          <table:table-cell office:value-type="string" calcext:value-type="string">
            <text:p>912.png</text:p>
          </table:table-cell>
        </table:table-row>
        <table:table-row table:style-name="ro1">
          <table:table-cell office:value-type="string" calcext:value-type="string">
            <text:p>Lifemare</text:p>
          </table:table-cell>
          <table:table-cell office:value-type="string" calcext:value-type="string">
            <text:p>Эта короткая визуальная новелла представляет из себя рассказ подростка. В его жизни все прекрасно: верные друзья, подруга, которая ему небезразлична (и судя по всему, он ей небезразличен тоже). Но страшный диагноз перечеркивает всю его юность, сталкивая его в бездну отчаянья.\n\nОшибки, баги, опечатки писать в обсуждении на форуме.\n\n26/01/17 - ребилд на Ренпае.</text:p>
          </table:table-cell>
          <table:table-cell/>
          <table:table-cell office:value-type="string" calcext:value-type="string">
            <text:p>Менее 2 часов</text:p>
          </table:table-cell>
          <table:table-cell office:value-type="string" calcext:value-type="string">
            <text:p>orikanekoi</text:p>
          </table:table-cell>
          <table:table-cell office:value-type="string" calcext:value-type="string">
            <text:p>{''}</text:p>
          </table:table-cell>
          <table:table-cell office:value-type="string" calcext:value-type="string">
            <text:p>drama,romance,routine</text:p>
          </table:table-cell>
          <table:table-cell office:value-type="string" calcext:value-type="string">
            <text:p>https://yadi.sk/d/1SoQCxP63B6osc</text:p>
          </table:table-cell>
          <table:table-cell office:value-type="string" calcext:value-type="string">
            <text:p>911.jpg</text:p>
          </table:table-cell>
        </table:table-row>
        <table:table-row table:style-name="ro1">
          <table:table-cell office:value-type="string" calcext:value-type="string">
            <text:p>Paris Encore</text:p>
          </table:table-cell>
          <table:table-cell office:value-type="string" calcext:value-type="string">
            <text:p>Простая история о прожитых годах, о любви и о человеческих ошибках.</text:p>
          </table:table-cell>
          <table:table-cell/>
          <table:table-cell office:value-type="string" calcext:value-type="string">
            <text:p>Менее 2 часов</text:p>
          </table:table-cell>
          <table:table-cell office:value-type="string" calcext:value-type="string">
            <text:p>ob'edinenie_"nabla"</text:p>
          </table:table-cell>
          <table:table-cell office:value-type="string" calcext:value-type="string">
            <text:p>{''}</text:p>
          </table:table-cell>
          <table:table-cell office:value-type="string" calcext:value-type="string">
            <text:p>drama,romance,routine</text:p>
          </table:table-cell>
          <table:table-cell office:value-type="string" calcext:value-type="string">
            <text:p>https://yadi.sk/d/SyFLsu6B3M6DAY</text:p>
          </table:table-cell>
          <table:table-cell office:value-type="string" calcext:value-type="string">
            <text:p>910.png</text:p>
          </table:table-cell>
        </table:table-row>
        <table:table-row table:style-name="ro1">
          <table:table-cell office:value-type="string" calcext:value-type="string">
            <text:p>UNKNOWN</text:p>
          </table:table-cell>
          <table:table-cell office:value-type="string" calcext:value-type="string">
            <text:p>"Меня зовут Ева. И это всё, что я о себе знаю".\n\nОчнувшись от тяжёлого сна, Ева обнаруживает себя в месте, которое его обитатели условно называют "Центром". Как выясняется, девушка потеряла память, и теперь проходит здесь своего рода реабилитацию. Однако чем дальше, тем больше странностей всплывает на поверхность - и постепенно поиск ответов становится для Евы первоочередной задачей...\n...Она ведь пока даже не догадывается, что время играет против неё.\n\nUPD.: 16.10.2016 - версия обновлена. Перечень внесённых изменений можно посмотреть здесь.</text:p>
          </table:table-cell>
          <table:table-cell/>
          <table:table-cell office:value-type="string" calcext:value-type="string">
            <text:p>Менее 2 часов</text:p>
          </table:table-cell>
          <table:table-cell office:value-type="string" calcext:value-type="string">
            <text:p>angster_kris</text:p>
          </table:table-cell>
          <table:table-cell office:value-type="string" calcext:value-type="string">
            <text:p>{''}</text:p>
          </table:table-cell>
          <table:table-cell office:value-type="string" calcext:value-type="string">
            <text:p>drama,detective,fiction</text:p>
          </table:table-cell>
          <table:table-cell office:value-type="string" calcext:value-type="string">
            <text:p>https://cloud.mail.ru/public/6QPp/gyYih2h61</text:p>
          </table:table-cell>
          <table:table-cell office:value-type="string" calcext:value-type="string">
            <text:p>909.png</text:p>
          </table:table-cell>
        </table:table-row>
        <table:table-row table:style-name="ro1">
          <table:table-cell office:value-type="string" calcext:value-type="string">
            <text:p>Последний Феникс</text:p>
          </table:table-cell>
          <table:table-cell office:value-type="string" calcext:value-type="string">
            <text:p>Для художника – искусство есть жизнь.\nДля Творца – нечто несоизмеримо большее.\nОдна нарисованная картина, комбинация цветных пятен на куске ткани способна кардинально изменить его жизнь, проложить новое русло в реке его судьбы.\nНо только ли его?</text:p>
          </table:table-cell>
          <table:table-cell/>
          <table:table-cell office:value-type="string" calcext:value-type="string">
            <text:p>Менее 2 часов</text:p>
          </table:table-cell>
          <table:table-cell office:value-type="string" calcext:value-type="string">
            <text:p>coffee_all_night</text:p>
          </table:table-cell>
          <table:table-cell office:value-type="string" calcext:value-type="string">
            <text:p>{''}</text:p>
          </table:table-cell>
          <table:table-cell office:value-type="string" calcext:value-type="string">
            <text:p>drama,mystic,fantasy,triller</text:p>
          </table:table-cell>
          <table:table-cell office:value-type="string" calcext:value-type="string">
            <text:p>https://yadi.sk/d/6WRqcEsuFWZNag</text:p>
          </table:table-cell>
          <table:table-cell office:value-type="string" calcext:value-type="string">
            <text:p>907.jpg</text:p>
          </table:table-cell>
        </table:table-row>
        <table:table-row table:style-name="ro1">
          <table:table-cell office:value-type="string" calcext:value-type="string">
            <text:p>Zeitnot</text:p>
          </table:table-cell>
          <table:table-cell office:value-type="string" calcext:value-type="string">
            <text:p>О времени и его роли в жизни человека каждый скажет по-своему. Кто-то вспомнит, как с годами угасла его первая любовь. Кому-то на ум придет история о том, как десятилетия делают вино лучше, а семейные узы - крепче. Но мы сами строим свою судьбу и только наши решения определяют, как нам жить. И порой самый важный выбор нужно сделать за считанные секунды. Каждое такое мгновение пролетает как пуля у виска, и время неумолимо движется вперед. И каждый раз, когда времени отчаянно не хватает, а жить и действовать нужно прямо сейчас, человек ощущает на себе страшную силу времени.\nУолтер Баллентайн прошел через такое еще во времена своей молодости. События пронеслись вихрем мимо него, и каждое требовало незамедлительных действий. Цейтнот, в который поставила его судьба, вынуждал Уолтера играть не по правилам, каждый его ход был решительным и единственно верным.\nПо крайней мере, так он говорит спустя годы, рассказывая об этом двум незнакомцам в баре.\nОсобенности:\n- атмосфера эпохи джаза\n- динамичный сюжет, стремительно развивающийся за несколько дней\n- 6 концовок, концовки не раскрывают историю целиком, полная картина строится из всех концовок\n- строгое ограничение времени, отведенного на выбор: каждое решение нужно принимать незамедлительно!</text:p>
          </table:table-cell>
          <table:table-cell/>
          <table:table-cell office:value-type="string" calcext:value-type="string">
            <text:p>Менее 2 часов</text:p>
          </table:table-cell>
          <table:table-cell office:value-type="string" calcext:value-type="string">
            <text:p>madskillz_studio</text:p>
          </table:table-cell>
          <table:table-cell office:value-type="string" calcext:value-type="string">
            <text:p>{''}</text:p>
          </table:table-cell>
          <table:table-cell office:value-type="string" calcext:value-type="string">
            <text:p>drama,action,triller</text:p>
          </table:table-cell>
          <table:table-cell office:value-type="string" calcext:value-type="string">
            <text:p>https://yadi.sk/d/BdBLzRx435biu2</text:p>
          </table:table-cell>
          <table:table-cell office:value-type="string" calcext:value-type="string">
            <text:p>906.jpg</text:p>
          </table:table-cell>
        </table:table-row>
        <table:table-row table:style-name="ro1">
          <table:table-cell office:value-type="string" calcext:value-type="string">
            <text:p>Падение Империи (Decline of the Empire)</text:p>
          </table:table-cell>
          <table:table-cell office:value-type="string" calcext:value-type="string">
            <text:p>Миру осталось существовать лишь один день. Двадцать четыре часа, наполненные страхом перед неминуемой смертью… или нет? Может быть, это шанс полностью переосмыслить жизнь и совершить то, на что вы бы никогда не решились ранее?\nКак потратить последние часы своего существования? Попрощаться с родственниками и друзьями, перечитать любимую книгу, пройтись по родному городу, зная, что совсем скоро эти улицы превратятся в безжизненные развалины? Или же погрузиться в пучину безумия, понимая, что никому уже не спастись?\nИменно от вас зависит, как этот город встретит смерть.\n\nОсобенности:\n- 6 различных концовок (2 хороших, 1 нейтральная и 3 плохих)\n- Два возможных любовных интереса для главной героини (+ один дополнительный)\n- Два различных сценария\n- Концовки дополняют друг друга, так что в идеале необходимо пройти все, чтобы понять всю историю.\n- Карта города с перемещением.\n- Две небольшие дополнительные истории, которые открываются после прохождения необходимых для них концовок.\n\nАльтернативная ссылка на скачивание</text:p>
          </table:table-cell>
          <table:table-cell/>
          <table:table-cell office:value-type="string" calcext:value-type="string">
            <text:p>Менее 2 часов</text:p>
          </table:table-cell>
          <table:table-cell office:value-type="string" calcext:value-type="string">
            <text:p>komanda_"crescent_moon"</text:p>
          </table:table-cell>
          <table:table-cell office:value-type="string" calcext:value-type="string">
            <text:p>{''}</text:p>
          </table:table-cell>
          <table:table-cell office:value-type="string" calcext:value-type="string">
            <text:p>romance,adventure,fantasy</text:p>
          </table:table-cell>
          <table:table-cell office:value-type="string" calcext:value-type="string">
            <text:p>https://yadi.sk/d/CUFk9WunwUnU2</text:p>
          </table:table-cell>
          <table:table-cell office:value-type="string" calcext:value-type="string">
            <text:p>905.jpg</text:p>
          </table:table-cell>
        </table:table-row>
        <table:table-row table:style-name="ro1">
          <table:table-cell office:value-type="string" calcext:value-type="string">
            <text:p>Люси ~Вечность, которую она желала~ (Lucy - The Eternity She Wished For - / Lucy - Geunyeoga Baladeon Geos -)</text:p>
          </table:table-cell>
          <table:table-cell office:value-type="string" calcext:value-type="string">
            <text:p>В недалеком будущем андроиды стали обыденной нормой. К большому сожалению парня, безэмоциональные куски металла стали частью человеческого общества. Но девушка-робот, которую он нашел на свалке, отличалась от остальных. Она смеялась, плакала, улыбалась, мечтала, прямо как человек...</text:p>
          </table:table-cell>
          <table:table-cell/>
          <table:table-cell office:value-type="string" calcext:value-type="string">
            <text:p>2-10 часов</text:p>
          </table:table-cell>
          <table:table-cell office:value-type="string" calcext:value-type="string">
            <text:p>m-vizlab</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romance,fiction</text:p>
          </table:table-cell>
          <table:table-cell office:value-type="string" calcext:value-type="string">
            <text:p>https://yadi.sk/d/LmxsrKIswUKHw</text:p>
          </table:table-cell>
          <table:table-cell office:value-type="string" calcext:value-type="string">
            <text:p>904.png</text:p>
          </table:table-cell>
        </table:table-row>
        <table:table-row table:style-name="ro1">
          <table:table-cell office:value-type="string" calcext:value-type="string">
            <text:p>Дух Времени</text:p>
          </table:table-cell>
          <table:table-cell office:value-type="string" calcext:value-type="string">
            <text:p>В городе начали находить тела жертв какого-то ритуала. Дело поручают следователям Департамента Магических Дел. Расследуя это дело, они понимают, что наткнулись на секту, которая занимается вызовом могущественного Духа Времени...\nТарлирре не впервой расследовать сложные дела вместе с напарником. А вот если он начинает себя странно вести в самый разгар проблем? Жди беды, поддерживай друга и надейся только на себя... Ведь как знать, откуда ждать удара?\n\nAlbino Studio [разработка визуальных новелл]</text:p>
          </table:table-cell>
          <table:table-cell/>
          <table:table-cell office:value-type="string" calcext:value-type="string">
            <text:p>Менее 2 часов</text:p>
          </table:table-cell>
          <table:table-cell office:value-type="string" calcext:value-type="string">
            <text:p>albino_studio</text:p>
          </table:table-cell>
          <table:table-cell office:value-type="string" calcext:value-type="string">
            <text:p>{''}</text:p>
          </table:table-cell>
          <table:table-cell office:value-type="string" calcext:value-type="string">
            <text:p>detective,fantasy</text:p>
          </table:table-cell>
          <table:table-cell office:value-type="string" calcext:value-type="string">
            <text:p>http://yadi.sk/d/PL0cpr-TwMVVQ</text:p>
          </table:table-cell>
          <table:table-cell office:value-type="string" calcext:value-type="string">
            <text:p>901.png</text:p>
          </table:table-cell>
        </table:table-row>
        <table:table-row table:style-name="ro1">
          <table:table-cell office:value-type="string" calcext:value-type="string">
            <text:p>v.C. Исток (v.C. Source)</text:p>
          </table:table-cell>
          <table:table-cell office:value-type="string" calcext:value-type="string">
            <text:p>Осознай, что твой душевный покой катится в пропасть.\nПомни, что ты сам его туда толкаешь.\n\nСтоит человеку слабовольному и сломленному окончательно потерять веру в себя, отверженное здравым смыслом тотчас находит способ выбраться наружу.\nИ когда то чужеродное, извиваясь уродливой тенью, калечит и без того распаленный разум, желание сбежать от этого ужаса вырывается немым криком.\n\nТаков его удел сегодня. Но что же было в те дни, когда навязчивые кошмары только набирали силу, а осколки воспоминаний об утраченном времени еще не обратились в прах?\nЕму предстоит вспомнить, с чего все началось. Найти исток этого кромешного ада, который по воле злого рока приходится называть жизнью.\n\nИгроку предстоит примерить на себя образ юноши, страдающего провалами в памяти и постоянными кошмарами.\nВместе со своим лечащим врачом он прибегает к весьма опасной затее – гипнозу, надеясь таким образом разбудить давно канувшие в Лету воспоминания.\nИ их осколки начинают возникать в его воображении, напоминая обо всех ошибках и утратах.\nВ чем же состоит исток всех бед, рухнувших на голову несчастного? Именно это Вы и должны выяснить.\n\nОсобенности:\n* 3+1 возможные концовки. Каждый из итогов раскрывает проблему главного героя с новой стороны. Именно поэтому, открыв одну из концовок, не думайте, что вы однозначно правы в своих выводах.\n* Система достижений. Сказали грубость или промолчали? Получите за это приз в виде достижения. Ибо каждое ваше действие будет иметь свои последствия.\n* Авторские саундтреки.\n* Полностью озвученные реплики персонажей.\n* Необычная система принятия решений. Игроку предоставляется возможность как выбрать одно из предложенных действий, так и остаться безучастным. Что из этого лучше в той или иной ситуации? Решайте сами.\n* В игре Ваше время всегда ограничено. Гипноз – дело опасное, и кто знает, что может случиться с неподготовленным умом. Потому необходимо успеть разобраться со своими воспоминаниями в рамках строго отведенного на это времени. Иначе последствия могут быть печальными.\n\n\nКонтент строго 18+. В новелле присутствуют сцены, изображающие и описывающие жестокость, насилие и смерть, а также содержится информация о наркотических средствах и об опасности их употребления.</text:p>
          </table:table-cell>
          <table:table-cell/>
          <table:table-cell office:value-type="string" calcext:value-type="string">
            <text:p>Менее 2 часов</text:p>
          </table:table-cell>
          <table:table-cell office:value-type="string" calcext:value-type="string">
            <text:p>midnight_artwork</text:p>
          </table:table-cell>
          <table:table-cell office:value-type="string" calcext:value-type="string">
            <text:p>{''}</text:p>
          </table:table-cell>
          <table:table-cell office:value-type="string" calcext:value-type="string">
            <text:p>drama,mystic</text:p>
          </table:table-cell>
          <table:table-cell office:value-type="string" calcext:value-type="string">
            <text:p>https://yadi.sk/d/OWhNK1GHwKRxv</text:p>
          </table:table-cell>
          <table:table-cell office:value-type="string" calcext:value-type="string">
            <text:p>900.jpg</text:p>
          </table:table-cell>
        </table:table-row>
        <table:table-row table:style-name="ro1">
          <table:table-cell office:value-type="string" calcext:value-type="string">
            <text:p>Путеводный огонь маяка</text:p>
          </table:table-cell>
          <table:table-cell office:value-type="string" calcext:value-type="string">
            <text:p>Потерявшиеся в шторм моряки всегда следуют за спасительными огнями маяков. Яркий свет помогает отыскать дорогу даже в самый сильный дождь.\nДевочка по имени Этани сбилась с пути и не знает, как выбраться из завесы тумана. Время на исходе, но, куда ни глянь, – везде плотная серая пелена. Совсем отчаявшись, Этани замечает вдалеке яркий притягательный свет. Следуя его зову, девочка оказывается на Маяке, где знакомится с местным Смотрителем.\nНо путь Этани не закончен. Ей предстоит сделать выбор и вновь отправиться в дорогу.\n\nСсылка на Гугл - Google\nСсылка на версию iOS - Скачать\nКонкурсная версия Маяка - Яндекс Диск</text:p>
          </table:table-cell>
          <table:table-cell/>
          <table:table-cell office:value-type="string" calcext:value-type="string">
            <text:p>2-10 часов</text:p>
          </table:table-cell>
          <table:table-cell office:value-type="string" calcext:value-type="string">
            <text:p>tomotoro</text:p>
          </table:table-cell>
          <table:table-cell office:value-type="string" calcext:value-type="string">
            <text:p>{'AniVisual Contest #3', 'Главный герой девушка', 'отечественный разработчик', 'Повествование от третьего лица'}</text:p>
          </table:table-cell>
          <table:table-cell office:value-type="string" calcext:value-type="string">
            <text:p>drama,mystic,fantasy</text:p>
          </table:table-cell>
          <table:table-cell office:value-type="string" calcext:value-type="string">
            <text:p>https://yadi.sk/d/gcSbO4D53aahkX</text:p>
          </table:table-cell>
          <table:table-cell office:value-type="string" calcext:value-type="string">
            <text:p>898.jpg</text:p>
          </table:table-cell>
        </table:table-row>
        <table:table-row table:style-name="ro1">
          <table:table-cell office:value-type="string" calcext:value-type="string">
            <text:p>Вагон Страстей (Railway Carriage of Passions)</text:p>
          </table:table-cell>
          <table:table-cell office:value-type="string" calcext:value-type="string">
            <text:p>Иронии судьбы,чувства неловкости и ассоциации.История основана на реальных событиях.Ага.</text:p>
          </table:table-cell>
          <table:table-cell/>
          <table:table-cell office:value-type="string" calcext:value-type="string">
            <text:p>Менее 2 часов</text:p>
          </table:table-cell>
          <table:table-cell office:value-type="string" calcext:value-type="string">
            <text:p>pandgi</text:p>
          </table:table-cell>
          <table:table-cell office:value-type="string" calcext:value-type="string">
            <text:p>{''}</text:p>
          </table:table-cell>
          <table:table-cell office:value-type="string" calcext:value-type="string">
            <text:p>comedy,routine</text:p>
          </table:table-cell>
          <table:table-cell office:value-type="string" calcext:value-type="string">
            <text:p>https://cloud.mail.ru/public/9cad7d668193/Vagon_strastei-1.0-all.zip</text:p>
          </table:table-cell>
          <table:table-cell office:value-type="string" calcext:value-type="string">
            <text:p>895.jpg</text:p>
          </table:table-cell>
        </table:table-row>
        <table:table-row table:style-name="ro1">
          <table:table-cell office:value-type="string" calcext:value-type="string">
            <text:p>Парадокс: Псевдовселенные</text:p>
          </table:table-cell>
          <table:table-cell office:value-type="string" calcext:value-type="string">
            <text:p>Мираж-01 — огромный круизный лайнер, созданный с помощью передовых технологий. Прочная обшивка, мощнейший искусственный интеллект в роли пилота, огромное количество кают, различных сувенирных лавок, забегаловок и развлечений, большой ресторан и планетарий. Два гравитационных центра, двигатель, работающий на основе тёмной материи, и лучшая система эвакуации.\n\nДобро пожаловать на борт!\n\nНо, разумеется, по закону жанра "что-то пошло не так". Главный герой оказался в западне.\n\nИ, что самое невероятное, он начал чувствовать, что в условиях космической радиации его силы возросли, позволив путешествовать в четвертом и пятом измерениях.\n\nUPD 7.10.2016\nИзменен цвет местоимений и исправлены некоторые ошибки.</text:p>
          </table:table-cell>
          <table:table-cell/>
          <table:table-cell office:value-type="string" calcext:value-type="string">
            <text:p>Менее 2 часов</text:p>
          </table:table-cell>
          <table:table-cell office:value-type="string" calcext:value-type="string">
            <text:p>quandial_project</text:p>
          </table:table-cell>
          <table:table-cell office:value-type="string" calcext:value-type="string">
            <text:p>{''}</text:p>
          </table:table-cell>
          <table:table-cell office:value-type="string" calcext:value-type="string">
            <text:p>mystic,fiction</text:p>
          </table:table-cell>
          <table:table-cell office:value-type="string" calcext:value-type="string">
            <text:p>https://yadi.sk/d/XjLYOpcVwPzdf</text:p>
          </table:table-cell>
          <table:table-cell office:value-type="string" calcext:value-type="string">
            <text:p>893.png</text:p>
          </table:table-cell>
        </table:table-row>
        <table:table-row table:style-name="ro1">
          <table:table-cell office:value-type="string" calcext:value-type="string">
            <text:p>Сакура Клуб Плавания (Sakura Swim Club)</text:p>
          </table:table-cell>
          <table:table-cell office:value-type="string" calcext:value-type="string">
            <text:p>Главного героя,которого зовут Каэду,известные во всей стране родители вновь перевели в новую школу.Парню всё ужасно наскучило,и он уже ничего не ожидает от новой школы.Но,узнав про плохую репутацию плавательного клуба, решает посетить его.Встретив двух симпатичных девчонок в странной обстановке,он,заинтересовавшись,вступает в клуб.И его весёлое провождение в школе только начинается...\nМеню не переведено на русский. Об ошибках в переводе сообщайте: сюда\nАвтор порта на IOS: HoRRicH\nВозрастные ограничения:16+\nВерсия с цензурой предназначена для Windows.\nРусификатор(с модом), снимает цензуру(Мульти-версия).\nАвторы русификатора (с модом снимающий цензуру):\nMaoHitori\nPAnT0P Visual Novel Translate RU\nВ начале устанавливаем игру и после уже из отдельной папки устанавливаем русификатор (содержимое появившейся папки в игре используйте для замены). После запуска игры переключаем язык в меню: Config -&gt; Language -&gt; Русский. В русификатор вшит хентай мод. Для его установки введите волшебный код:\nHENTAI-MOD-PLEASE\n***Ссылка на Мульти-версию обновлена!***</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comedy,romance,school,ecchi,hentai</text:p>
          </table:table-cell>
          <table:table-cell office:value-type="string" calcext:value-type="string">
            <text:p>https://yadi.sk/d/8YKGI-Vb_5wGfw</text:p>
          </table:table-cell>
          <table:table-cell office:value-type="string" calcext:value-type="string">
            <text:p>892.jpg</text:p>
          </table:table-cell>
        </table:table-row>
        <table:table-row table:style-name="ro1">
          <table:table-cell office:value-type="string" calcext:value-type="string">
            <text:p>Песнь Сайи (ремейк) &amp; Песнь Сайи 2 (Saya no uta - Derangement &amp; Saya no uta 2 (v.1.1.5))</text:p>
          </table:table-cell>
          <table:table-cell office:value-type="string" calcext:value-type="string">
            <text:p>Saya no uta 1, 2 - Derangement - это неофициальная расширенная версия оригинальной игры Saya no uta (Song of Saya). Новелла состоит из ремейка "Saya no uta - Derangement" (~5-10 часов чтения) и его продолжения "Saya no uta 2" (закончено не полностью: ~0.5-1 час чтения). В ремейке на выбор есть две версии - Канон (практически равносилен оригинальной новелле 2003 года, за исключением 4 концовки, широкоформатных фонов и незначительных улучшений) и Полная версия (9 концовок, расширенный сюжет, много нового).\n\n\n\n\n\n\n\n\n\n\n\nПримечание: Основные отличия данной версии от оригинала 2003 года - это новый движок, широкоформатные фоны 16:9, полное отсутствие цензуры (можно пропускать сцены 18+ одной кнопкой, если они вам не нужны), расширенный сюжет с множеством новых развилок и концовок, а также возможность принимать альтернативные решения, тем самым влияя на ход повествования игры. А для ценителей оригинала в v.1.1.5 появилась версия Канон, в которой добавлена только одна новая концовка, нет дополнительных эпизодов и развилок, а изменения в тексте незначительны (по сравнению с полной версией).\n\n\n[2021] Обновлено до версии 1.1.5 build 1-3!\nГлавный разработчик проекта пропал и уже как несколько лет не выходит на связь, поэтому я решил взять все в свои руки и немного отреставрировать новеллу на Anivisual. Заменил ссылки на последние актуальные версии для Windows/Linux/Mac и Android, которые у меня были, и чуть подправил описание. Приятного прохождения!\n\n[2022] Перезалито на Google Drive, обновлена инструкция для Android\nЕсли у вас возникли сложности с установкой игры под Android (новелла собиралась еще под старый Android 7), воспользуйтесь эмулятором, установив JoiPlay и плагин RenPy.</text:p>
          </table:table-cell>
          <table:table-cell/>
          <table:table-cell office:value-type="string" calcext:value-type="string">
            <text:p>2-10 часов</text:p>
          </table:table-cell>
          <table:table-cell office:value-type="string" calcext:value-type="string">
            <text:p>an_studio</text:p>
          </table:table-cell>
          <table:table-cell office:value-type="string" calcext:value-type="string">
            <text:p>{'лоликон', 'Главный герой парень', 'хентай', 'Гуро', 'расчлененка', 'Русскоязычный проект', 'Повествование от первого лица'}</text:p>
          </table:table-cell>
          <table:table-cell office:value-type="string" calcext:value-type="string">
            <text:p>drama,romance,horror,mystic,hentai</text:p>
          </table:table-cell>
          <table:table-cell office:value-type="string" calcext:value-type="string">
            <text:p>https://drive.google.com/file/d/1AQUrMcXc1g7iR_EJfHfBafZ-vnIgkACt</text:p>
          </table:table-cell>
          <table:table-cell office:value-type="string" calcext:value-type="string">
            <text:p>890.png</text:p>
          </table:table-cell>
        </table:table-row>
        <table:table-row table:style-name="ro1">
          <table:table-cell office:value-type="string" calcext:value-type="string">
            <text:p>Я хочу, чтоб ты жила</text:p>
          </table:table-cell>
          <table:table-cell office:value-type="string" calcext:value-type="string">
            <text:p>« Я встретил эту девушку в дождливый осенний вечер, когда она была готова распрощаться со своей жизнью. Любой бы другой отправил бы ее в больницу или полицию. Но что-то не позволило мне это сделать, и я решил своими силами ей помочь. Она около двух недель молчала, не желая произносить и слова, пока я не вывел ее на контакт. Но с каждым днем мне казалось, что помощь нужна совсем не ей. Наша встреча заставила меня вспомнить то, что я пытался забыть. Я думал, что время меня вылечило…но, оно только создало иллюзию» ( запись из блокнота Дэмиана Лэйна)</text:p>
          </table:table-cell>
          <table:table-cell/>
          <table:table-cell office:value-type="string" calcext:value-type="string">
            <text:p>Менее 2 часов</text:p>
          </table:table-cell>
          <table:table-cell office:value-type="string" calcext:value-type="string">
            <text:p>harukosim</text:p>
          </table:table-cell>
          <table:table-cell office:value-type="string" calcext:value-type="string">
            <text:p>{''}</text:p>
          </table:table-cell>
          <table:table-cell office:value-type="string" calcext:value-type="string">
            <text:p>drama,romance</text:p>
          </table:table-cell>
          <table:table-cell office:value-type="string" calcext:value-type="string">
            <text:p>https://yadi.sk/d/H7NWpfYEvkWWp</text:p>
          </table:table-cell>
          <table:table-cell office:value-type="string" calcext:value-type="string">
            <text:p>885.png</text:p>
          </table:table-cell>
        </table:table-row>
        <table:table-row table:style-name="ro1">
          <table:table-cell office:value-type="string" calcext:value-type="string">
            <text:p>Осколки души (Soul shards)</text:p>
          </table:table-cell>
          <table:table-cell office:value-type="string" calcext:value-type="string">
            <text:p>Сюжет новеллы повествует о послевоенных годах. Молодому журналисту Джейми Сьюарду выпал шанс взять интервью у известной женщины, которая прошла войну и оставила свой след в истории. Будущему писателю предстоит узнать какой она была в прошлом и кем стала. В руки Джейми попадает дневник главной героини с помощью которого ему предстоит погрузиться в мрачное время войны, которое меняет ход истории, судьбы людей и нещадно забирает любимых...</text:p>
          </table:table-cell>
          <table:table-cell/>
          <table:table-cell office:value-type="string" calcext:value-type="string">
            <text:p>Менее 2 часов</text:p>
          </table:table-cell>
          <table:table-cell office:value-type="string" calcext:value-type="string">
            <text:p>siel</text:p>
          </table:table-cell>
          <table:table-cell office:value-type="string" calcext:value-type="string">
            <text:p>{''}</text:p>
          </table:table-cell>
          <table:table-cell office:value-type="string" calcext:value-type="string">
            <text:p>drama,romance,adventure</text:p>
          </table:table-cell>
          <table:table-cell office:value-type="string" calcext:value-type="string">
            <text:p>https://yadi.sk/d/VVX8xwuBvjuaB</text:p>
          </table:table-cell>
          <table:table-cell office:value-type="string" calcext:value-type="string">
            <text:p>884.jpg</text:p>
          </table:table-cell>
        </table:table-row>
        <table:table-row table:style-name="ro1">
          <table:table-cell office:value-type="string" calcext:value-type="string">
            <text:p>Радикальные мечтатели — Драгоценный камень, который невозможно украсть (Radical Dreamers: Nusumenai Hoseki)</text:p>
          </table:table-cell>
          <table:table-cell office:value-type="string" calcext:value-type="string">
            <text:p>Серж - странствующий музыкант. Несколько лет назад, он встретил воровку Кид и мага Гила и стал путешествовать с ними. Они отправились искать мистический артефакт, который находиться в особняке Вайпера, который был захвачен Линксом...\nОтличная атмосферная, ретро-новелла! В игре присутствует 6 дополнительных концовок, которые становятся доступными после прохождения основной концовки. Также вы будете сражаться с различными созданиями и открывать тайны этого мира.\nэмулятор:http://www.emu-land.net/consoles/snes/emuls/windows</text:p>
          </table:table-cell>
          <table:table-cell/>
          <table:table-cell office:value-type="string" calcext:value-type="string">
            <text:p>2-10 часов</text:p>
          </table:table-cell>
          <table:table-cell office:value-type="string" calcext:value-type="string">
            <text:p>square</text:p>
          </table:table-cell>
          <table:table-cell office:value-type="string" calcext:value-type="string">
            <text:p>{'Русский'}</text:p>
          </table:table-cell>
          <table:table-cell office:value-type="string" calcext:value-type="string">
            <text:p>action,adventure,fiction</text:p>
          </table:table-cell>
          <table:table-cell office:value-type="string" calcext:value-type="string">
            <text:p>http://the-brinkoftime.ru/download/rd/Radical_Dreamers_RUS.rar</text:p>
          </table:table-cell>
          <table:table-cell office:value-type="string" calcext:value-type="string">
            <text:p>883.jpg</text:p>
          </table:table-cell>
        </table:table-row>
        <table:table-row table:style-name="ro1">
          <table:table-cell office:value-type="string" calcext:value-type="string">
            <text:p>Связанные (Concatenated)</text:p>
          </table:table-cell>
          <table:table-cell office:value-type="string" calcext:value-type="string">
            <text:p>Новелла сделана по вселенной автора с канонными персонажами,подстроенными под вселенную.Данте Спарда-продажный коп,неохотно укрывающий у себя гангстера,Бона Уолкера,который перешёл дорогу боссу мафии,убив одного из его людей,и теперь вынужден скрываться.Эти парни не переваривают друг друга,как может показаться на первый взгляд,но..так ли это на самом деле? Осторожно!!! В игре используется ненормативная лексика! Новелла для лиц достигших возраста 16 лет.</text:p>
          </table:table-cell>
          <table:table-cell/>
          <table:table-cell office:value-type="string" calcext:value-type="string">
            <text:p>Менее 2 часов</text:p>
          </table:table-cell>
          <table:table-cell office:value-type="string" calcext:value-type="string">
            <text:p>angry_walking_fish</text:p>
          </table:table-cell>
          <table:table-cell office:value-type="string" calcext:value-type="string">
            <text:p>{''}</text:p>
          </table:table-cell>
          <table:table-cell office:value-type="string" calcext:value-type="string">
            <text:p>comedy,routine</text:p>
          </table:table-cell>
          <table:table-cell office:value-type="string" calcext:value-type="string">
            <text:p>https://yadi.sk/d/pRY5WgC8tsreQ</text:p>
          </table:table-cell>
          <table:table-cell office:value-type="string" calcext:value-type="string">
            <text:p>881.jpg</text:p>
          </table:table-cell>
        </table:table-row>
        <table:table-row table:style-name="ro1">
          <table:table-cell office:value-type="string" calcext:value-type="string">
            <text:p>Сумеречный Роман (Twilight Romance/トワイライトロマンス)</text:p>
          </table:table-cell>
          <table:table-cell office:value-type="string" calcext:value-type="string">
            <text:p>◇◇Горьковато-сладкая история, рисующая картину любви среди прекрасных вампиров!!◇◇\n◇◇ВЫ–главная героиня!Вы испытаете любовь вампиров в качестве главного персонажа!!◇◇\n◇◇Последняя игра от японского разработчика приложений GENIUS!!◇◇\n■■ Сюжет ■■\nВы ведете обычную школьную жизнь.Но однажды на Вас совершает нападение Рей Эпплби–загадочный человек,пьющий человеческую кровь …Во время нападения Вы видите те же красные глаза,которые видели давным-давно,когда Ваши родители были убиты…!!Вы едва остались в живых,но теперь люди,спасшие Вас говорят,что теперь они–Ваши телохранители.Вампир,оборотень и охотник–будут Вашими защитниками…!Вы оказались вовлечены в историю борьбы между вампирами,и с этого момента события начали развиваться стремительно...!Благодаря этому конфликту,Ваша близость с вашими защитниками будет расти…Какой окажется судьба Вашей любви…?\n■■ Персонажи ■■\n◆【Загадочный】Лео Эпплби【Вампир - Предводитель】\n“Давай жить так,будто каждый день–последний.”Глава семьи вампиров.Сдержанный и загадочный.Лео обладает твердой решимостью,необходимой,чтобы быть лидером,и он никому не может показывать свои слабости.И всё же он медленно меняется,постепенно сближаясь с Вами...?\n◆【Добрый】Альберт Блэкстоун【Древний Вампир】\n“Я с гордостью отдам свою жизнь,чтобы защитить тебя.”Альберт появился в школе в качестве временного учителя,но на самом деле он является дворецким в особняке Эпплби.Бывший глава вампиров.Всегда ведет себя как джентльмен,интеллектуал,который всему уделяет особое внимание.Как правило,добр к другим людям,поддерживает нынешнего главу,Лео.\n◆【Энергичный】Акира Кукуминато【Оборотень】\n“Я никому не позволю навредить тебе.”Ваш популярный одноклассник и друг детства.По какой-то причине он проявляет враждебность к студенту по обмену–Лео,и причина этому...?!Всегда активный,с лёгкой ноткой животной дикости.\n◆【Холодный】Шион Маюзуми【Охотник】\n"Без разницы.Я сохраню твою жизнь,так что будь благодарна."Спокойный и собранный полицейский.Полицейский… но всё-таки,кажется, его специализация не совсем обычная,и окутанная тайной.Он тот,кто обычно не показывает свои эмоции,но в то же время проявляет неподдельную ненависть к Лео и другим вампирам.В чём может быть причина...?!\nВы можете выбрать любого персонажа!\n...Итак, в кого же Вы влюбитесь?\n■■ Рекомендуется, если Вы… ■■\n“Сумеречный роман”рекомендован Вам,если…\n・Вам нравятся фильмы,драмы,манга,аниме или новеллы о любовных историях\n・Вам интересны игры на основе любовных историй,но Вам не нравится то,насколько нудными они могут быть...\n・Вам нравятся романтические игры,любовные игры,игры для девушек,визуальные новеллы,отомэ-игры или приложения в стиле драма/любовные истории как Voltage или Arithmetic.\n・Вам нравятся развлечения и истории о вампирах(Сумерки,Дьявольские возлюбленные,и т.д.)\n・Вам нравится японский контент\nПомимо того,что перечислено в данном списке,в игре присутствует многое,что может понравиться всем девушкам!!\n!!!Есть Платный Контент. Пролог всегда бесплатен!!!</text:p>
          </table:table-cell>
          <table:table-cell/>
          <table:table-cell office:value-type="string" calcext:value-type="string">
            <text:p>2-10 часов</text:p>
          </table:table-cell>
          <table:table-cell office:value-type="string" calcext:value-type="string">
            <text:p>genius.inc</text:p>
          </table:table-cell>
          <table:table-cell office:value-type="string" calcext:value-type="string">
            <text:p>{''}</text:p>
          </table:table-cell>
          <table:table-cell office:value-type="string" calcext:value-type="string">
            <text:p>drama,romance,mystic,school</text:p>
          </table:table-cell>
          <table:table-cell office:value-type="string" calcext:value-type="string">
            <text:p>https://apkgk.com/ru/com.genius.vampirerussia</text:p>
          </table:table-cell>
          <table:table-cell office:value-type="string" calcext:value-type="string">
            <text:p>880.jpg</text:p>
          </table:table-cell>
        </table:table-row>
        <table:table-row table:style-name="ro1">
          <table:table-cell office:value-type="string" calcext:value-type="string">
            <text:p>Роковая Встреча (The Fateful Encounter/Koi no Jiken wa Totsuzen ni/恋の事件は突然に)</text:p>
          </table:table-cell>
          <table:table-cell office:value-type="string" calcext:value-type="string">
            <text:p>◇◇Милая и душераздирающая любовная драма"Love App Drama",в которой Вы строите любовные отношения с детективами!◇◇\n◇◇Вы-героиня!Вы играете роль главной героини романтической драмы,у которой завязываются любовные отношения с одним из четырех детективов.◇◇\n■Краткое Содержание■\nДень за днем,Вы вели обычную жизнь обычной студентки колледжа…И вот однажды…Вы замечаете чью-то тень,следующую за Вами…Их цель–Ваш драгоценный кулон!К счастью для Вас,знакомый,к которому Вас отправили пожить какое-то время,владеет детективным агентством.И там к Вашим услугам предстают 4 красивых детектива,у каждого из которых свой характер,непохожий на других!Вы преодолеваете множество сложностей и медленно приближаетесь к разгадке тайн,скрывающих от Вас правду…Со временем,расстояние между Вами и мужчиной,которого Вы выбрали,исчезает…Кто тот человек,который охотится за вашим кулоном?!Каким будет финал Вашей любовной истории?!\n■Персонажи■\n・Яхиро Цубаки\nРост:178см\nВозраст:24\nЕсли тебе дорога твоя жизнь,слушай и делай то,что я тебе говорю.Детектив смешанных кровей,с замашками садиста и самовлюбленного нарцисса.Будучи детективом,его сильная сторона проявляется в его повышенном внимании к деталям во время расследования.В отличие от других детективов в агентстве,он ортодоксален.Судя по всему,он не в восторге от своих рыжих волос.У него острый язык и слегка бесцеремонный характер,но на самом деле,он очень добрый и заботливый.\n・ Кодай Огурума\nРост:183см\nВозраст:37\nОставь это мне.Он-добрый и веселый главный детектив.Раньше он был полицейским,но предпочел уйти в отставку и открыть свое собственное детективное агентство.Вы знаете его с самого детства и доверяете ему больше,чем кому-либо другому.Он всегда в хорошем настроении,иногда ведет себя бестактно,но также может быть на удивление чутким и нежным…\n・Кайору Риндо\nРост:178 см\nВозраст:20\n…Все вокруг стало таким хлопотным.Студент-детектив с невозмутимой натурой.Он состоит в том же Клубе Детективов в колледже,что и Вы.Несмотря на то,что он никогда толком не посещает уроки,у него всегда самые высокие оценки.Он всегда и во всем проявляет безразличие и апатию,но,тем не менее,он тот человек,который следует своим собственным убеждениям.\n・Тошо Акигири\nРост:183 см\nВозраст:28\nЕсли я не могу украсть твой кулон,тогда мне придется похитить твое сердце.Детектив с загадочной личностью.Его рост,хорошо сложенная фигура и волнистые волосы делают его внешность уникальной.Должно быть,и цвет его волос натурален?\n■■ Рекомендуется, если… ■■\nВам понравится" Роковая Встреча",если…\n・Вам нравятся романтические игры,игры о любви,игры для девушек или романтические приложения/приложения-драмы.\n・Вы интересуетесь романтическими играми,но Вам не нравится насколько занудными они порой могут быть…\n・Вам нравятся романтические игры,игры о любви,игры для девушек или романтические приложения/приложения-драмы.\n・Вам нравятся детективные романы.\n・Вам нравится все,что связано с Японией\nПомимо всего перечисленного,богатое содержание игры придется по вкусу всем девушкам!!\n!!!Есть Платный Контент. Пролог всегда бесплатен!!!</text:p>
          </table:table-cell>
          <table:table-cell/>
          <table:table-cell office:value-type="string" calcext:value-type="string">
            <text:p>2-10 часов</text:p>
          </table:table-cell>
          <table:table-cell office:value-type="string" calcext:value-type="string">
            <text:p>genius.inc</text:p>
          </table:table-cell>
          <table:table-cell office:value-type="string" calcext:value-type="string">
            <text:p>{''}</text:p>
          </table:table-cell>
          <table:table-cell office:value-type="string" calcext:value-type="string">
            <text:p>drama,romance,detective</text:p>
          </table:table-cell>
          <table:table-cell office:value-type="string" calcext:value-type="string">
            <text:p>http://appnaz.com/ru/android/%D0%A0%D0%BE%D0%BA%D0%BE%D0%B2%D0%B0%D1%8F-%D0%92%D1%81%D1%82%D1%80%D0%B5%D1%87%D0%B0-com.genius.tanteirussia</text:p>
          </table:table-cell>
          <table:table-cell office:value-type="string" calcext:value-type="string">
            <text:p>873.jpg</text:p>
          </table:table-cell>
        </table:table-row>
        <table:table-row table:style-name="ro1">
          <table:table-cell office:value-type="string" calcext:value-type="string">
            <text:p>Принцесса Братьев Гримм (Grimm's Princess~Douwa Hime~/グリム's プリンセス〜童話姫〜)</text:p>
          </table:table-cell>
          <table:table-cell office:value-type="string" calcext:value-type="string">
            <text:p>◇◇Это приложение-драма повествует о любовных историях,наполненных горестями и радостями!!◇◇\n◇◇ТЫ главная героиня!Тебе предстоит стать главной героиней любовной истории в стиле братьев Гримм!!◇◇\n◇◇Новинка от японского разработчика приложений GENIUS!!◇◇\n■■ Краткое содержание ■■\nТы живешь жизнью студентки без особых притязаний,и вдруг пред тобой появляется волшебник и увлекает тебя в мир волшебных сказок.С твоей помощью принцы этого мира-Золушка,Белоснежка и Спящая Красавица-должны будут защитить свой мир от надвигающейся опасности!Каждая битва будет сближать тебя с твоим принцем...Чем закончится твоя любовь?Решать только тебе!\n■■ Персонажи ■■\n◆【Нарцисс】Альфред (Прозвище:Эл)\nТы не хочешь подчиняться моим приказам? Думаешь, у тебя есть право поступать иначе?\nПринц-золушка. Он кажется дружелюбным, но внешность оказывается обманчивой. Он считает тебя всего лишь инструментом для спасения мира, но…\n◆【Спокойный и собранный】Фридрих(Прозвище:Фриц)\nЯ впервые чувствую себя настолько серьёзным.Принц-Спящая Красавица.Эта серьёзная личность работает с тобой лишь потому,что это"необходимо".Сначала ты не вызываешь в нем интереса,но…\n◆【Загадочный】Кристоф(Прозвище:Крис)\nВозможно,меня пугает вероятность…больше никогда тебя не увидеть.Так что,да, я приложу побольше усилий.Принц-Белоснежка.Он живет в своём собственном мире и страстно увлечен своими исследованиями.Он не демонстрирует ни малейшей заинтересованности в тебе,но…\n◆【Женственный】Гализа\nЛадно тебе,не переживай из-за ерунды!В конце концов, я всегда рядом и готов тебя выслушать!Гализа-и волшебник, и ведьма.Именно он привел тебя в мир сказок,он всегда рад запутать тебя своими странными действиями и речами.Только он знает всю правду об этом мире.\n◆【Самоуверенный】Волк\nХа-ха,а ты думала,я послушно отдам тебе всё за просто так?Волк-бог смерти и пытается забрать твою душу.Это самоуверенное существо видит в тебе лишь добычу.Обычно он смотрит на тебя сверху вниз,но…\n■■ Рекомендуется, если… ■■\nТебе понравится"Принцесса братьев Гримм",если…\n・Тебе нравятся кино,драма,манга,аниме или романтические романы.\n・Ты интересуешься романтическими играми,но тебе не нравится то,насколько занудными они могут быть...\n・Тебе нравятся романтические игры,игры о любви,игры для девушек или романтические приложения/приложения-драмы.\n・Тебе нравятся развлечения и сказки братьев Гримм.\n・Ты интересуешься Японией.\nДаже если ты не нашла себя в этом списке,мы обладаем большим количеством контента для женщин,который тебе понравится!!\n!!!Есть Платный Контент. Пролог всегда бесплатен!!!</text:p>
          </table:table-cell>
          <table:table-cell/>
          <table:table-cell office:value-type="string" calcext:value-type="string">
            <text:p>2-10 часов</text:p>
          </table:table-cell>
          <table:table-cell office:value-type="string" calcext:value-type="string">
            <text:p>genius.inc</text:p>
          </table:table-cell>
          <table:table-cell office:value-type="string" calcext:value-type="string">
            <text:p>{''}</text:p>
          </table:table-cell>
          <table:table-cell office:value-type="string" calcext:value-type="string">
            <text:p>drama,romance,fantasy</text:p>
          </table:table-cell>
          <table:table-cell office:value-type="string" calcext:value-type="string">
            <text:p>https://www.apkfollow.com/app/ru/printsessa-bratev-grimm/com.genius.grimrussia/</text:p>
          </table:table-cell>
          <table:table-cell office:value-type="string" calcext:value-type="string">
            <text:p>872.jpg</text:p>
          </table:table-cell>
        </table:table-row>
        <table:table-row table:style-name="ro1">
          <table:table-cell office:value-type="string" calcext:value-type="string">
            <text:p>Мой шоколад (Boku no Shokora)</text:p>
          </table:table-cell>
          <table:table-cell office:value-type="string" calcext:value-type="string">
            <text:p>Влиятельный бизнесмен обещает вернуть Комати похищенного брата в обмен на её домашний шоколад. Довольно странный выкуп, но, тем не менее - у богатых свои причуды… Интересно, сумеет ли бедная девушка освободить своего брата, и что ещё потребует этот шантажист, только чтобы привлечь к себе её внимание?\n\nВместе с патчем "Белый День".\n\nЕсли что-то увидели - будет здорово, если выложите сюда - специальная тема, соберем достаточное количество замечаний, перевыпустим версию.\n\nПеред игрой архив необходимо распаковать.\nКому не удалось по какой-то причине распаковать архив, скачайте этот: дополнительная ссылка.</text:p>
          </table:table-cell>
          <table:table-cell/>
          <table:table-cell office:value-type="string" calcext:value-type="string">
            <text:p>Менее 2 часов</text:p>
          </table:table-cell>
          <table:table-cell office:value-type="string" calcext:value-type="string">
            <text:p>babyclan</text:p>
          </table:table-cell>
          <table:table-cell office:value-type="string" calcext:value-type="string">
            <text:p>{'Повествование от первого лица', 'Главный герой девушка'}</text:p>
          </table:table-cell>
          <table:table-cell office:value-type="string" calcext:value-type="string">
            <text:p>comedy,romance</text:p>
          </table:table-cell>
          <table:table-cell office:value-type="string" calcext:value-type="string">
            <text:p>https://yadi.sk/d/oD8bzhQhvLXuo</text:p>
          </table:table-cell>
          <table:table-cell office:value-type="string" calcext:value-type="string">
            <text:p>871.jpg</text:p>
          </table:table-cell>
        </table:table-row>
        <table:table-row table:style-name="ro1">
          <table:table-cell office:value-type="string" calcext:value-type="string">
            <text:p>Highway Blossoms</text:p>
          </table:table-cell>
          <table:table-cell office:value-type="string" calcext:value-type="string">
            <text:p>Сюжет игры разворачивается на юго-западе США, где молодая Эмбер пытается найти сокровища спрятанные после золотой лихорадки. Во время приключений вы встретите множество интересных персонажей, заведете дружбу с попутчиками и разгадаете тайну дневника шахтера-золотодобытчика.</text:p>
          </table:table-cell>
          <table:table-cell/>
          <table:table-cell office:value-type="string" calcext:value-type="string">
            <text:p>2-10 часов</text:p>
          </table:table-cell>
          <table:table-cell office:value-type="string" calcext:value-type="string">
            <text:p>alienworks</text:p>
          </table:table-cell>
          <table:table-cell office:value-type="string" calcext:value-type="string">
            <text:p>{'Повествование от первого лица', 'Главный герой девушка', 'юри', 'Иностранный разработчик'}</text:p>
          </table:table-cell>
          <table:table-cell office:value-type="string" calcext:value-type="string">
            <text:p>romance,routine,adventure</text:p>
          </table:table-cell>
          <table:table-cell office:value-type="string" calcext:value-type="string">
            <text:p>https://drive.google.com/file/d/1PGadHOXUrmtM_vKiO5wYYxOPL-Lg7bMq/view?usp=sharing</text:p>
          </table:table-cell>
          <table:table-cell office:value-type="string" calcext:value-type="string">
            <text:p>861.png</text:p>
          </table:table-cell>
        </table:table-row>
        <table:table-row table:style-name="ro1">
          <table:table-cell office:value-type="string" calcext:value-type="string">
            <text:p>Петля (Loop)</text:p>
          </table:table-cell>
          <table:table-cell office:value-type="string" calcext:value-type="string">
            <text:p>Если птица единожды взмахнет крыльями, то не случится ничего необычного. Но тысячи и тысячи взмахов, что повторяются и повторяются в одном месте, способны породить ураган. Единожды совершенная ошибка, последствия которой не сразу заметишь, спустя сотни и сотни повторений способна привести этот мир к концу.\n\nДетали случившегося давно потеряны и забыты. Я не помню, как я оказался в этом месте. Не помню ни себя, ни своего имени, ни того, что было в прошлом. Но нет ничего необратимого. Нет ничего, что я мог бы забыть навсегда.\n\nГлубины времени способны скрывать многие тайны. И именно сейчас настал момент раскрыть самую важную из них.</text:p>
          </table:table-cell>
          <table:table-cell/>
          <table:table-cell office:value-type="string" calcext:value-type="string">
            <text:p>Менее 2 часов</text:p>
          </table:table-cell>
          <table:table-cell office:value-type="string" calcext:value-type="string">
            <text:p>weaboo_team</text:p>
          </table:table-cell>
          <table:table-cell office:value-type="string" calcext:value-type="string">
            <text:p>{''}</text:p>
          </table:table-cell>
          <table:table-cell office:value-type="string" calcext:value-type="string">
            <text:p>drama,science_fiction,romance,triller</text:p>
          </table:table-cell>
          <table:table-cell office:value-type="string" calcext:value-type="string">
            <text:p>https://yadi.sk/d/nLCHi73TwVDSw</text:p>
          </table:table-cell>
          <table:table-cell office:value-type="string" calcext:value-type="string">
            <text:p>859.jpg</text:p>
          </table:table-cell>
        </table:table-row>
        <table:table-row table:style-name="ro1">
          <table:table-cell office:value-type="string" calcext:value-type="string">
            <text:p>Рассказчица и сказки (Kataribe-san to Otogibanashi)</text:p>
          </table:table-cell>
          <table:table-cell office:value-type="string" calcext:value-type="string">
            <text:p>Мамы должны быть взволнованы, ведь я расскажу совсем другие истории.\n\nО Золушке, которая убила всю семью, чтобы жить долго и счастливо с принцем.\n\nО Русалочке, которую Ведьма превратила в мужчину.\n\nА еще про Красную шапочку...</text:p>
          </table:table-cell>
          <table:table-cell/>
          <table:table-cell office:value-type="string" calcext:value-type="string">
            <text:p>Менее 2 часов</text:p>
          </table:table-cell>
          <table:table-cell office:value-type="string" calcext:value-type="string">
            <text:p>mint_wings</text:p>
          </table:table-cell>
          <table:table-cell office:value-type="string" calcext:value-type="string">
            <text:p>{'любовный треугольник', 'Иностранный разработчик', 'сёнэн-ай', 'Несколько главных героев'}</text:p>
          </table:table-cell>
          <table:table-cell office:value-type="string" calcext:value-type="string">
            <text:p>fantasy</text:p>
          </table:table-cell>
          <table:table-cell office:value-type="string" calcext:value-type="string">
            <text:p>https://mega.nz/#!F9c2xZDD!6lSy-7-TYpVLsfysQVm8rCREYOeeNeHU7Mq-viofS38</text:p>
          </table:table-cell>
          <table:table-cell office:value-type="string" calcext:value-type="string">
            <text:p>858.jpg</text:p>
          </table:table-cell>
        </table:table-row>
        <table:table-row table:style-name="ro1">
          <table:table-cell office:value-type="string" calcext:value-type="string">
            <text:p>Звёздный Резонанс (Seisai no Resonance)</text:p>
          </table:table-cell>
          <table:table-cell office:value-type="string" calcext:value-type="string">
            <text:p>В поисках матери, пропавшей без вести семь лет назад, Такато Канаэ отправляется на её родной остров, Отофусэдзиму, куда та собиралась вернуться перед исчезновением.\nНо Сёрай-кай — загадочная организация, управляющая островом, почему-то стремится не допустить этого и готова пойти даже на убийство.\nА на самом острове ежегодно проводят окутанный тайнами фестиваль, на котором две жрицы, выбранные из кандидаток, по слухам, проводят некий обряд запечатывания.\nЧтобы найти мать и разгадать все тайны, Канаэ придётся присоединиться к кандидаткам и стать жрицей.</text:p>
          </table:table-cell>
          <table:table-cell/>
          <table:table-cell office:value-type="string" calcext:value-type="string">
            <text:p>10-30 часов</text:p>
          </table:table-cell>
          <table:table-cell office:value-type="string" calcext:value-type="string">
            <text:p>yatagarasu</text:p>
          </table:table-cell>
          <table:table-cell office:value-type="string" calcext:value-type="string">
            <text:p>{'Иностранный разработчик', 'юри', 'Главный герой девушка', 'Повествование от первого лица'}</text:p>
          </table:table-cell>
          <table:table-cell office:value-type="string" calcext:value-type="string">
            <text:p>drama,comedy,romance,action,mystic,routine,school</text:p>
          </table:table-cell>
          <table:table-cell office:value-type="string" calcext:value-type="string">
            <text:p>https://yadi.sk/d/UeKQ5NbBuj95j</text:p>
          </table:table-cell>
          <table:table-cell office:value-type="string" calcext:value-type="string">
            <text:p>857.png</text:p>
          </table:table-cell>
        </table:table-row>
        <table:table-row table:style-name="ro1">
          <table:table-cell office:value-type="string" calcext:value-type="string">
            <text:p>Hatoful Boyfriend</text:p>
          </table:table-cell>
          <table:table-cell office:value-type="string" calcext:value-type="string">
            <text:p>Поздравляем! Вы были приняты как единственный человек в престижный Институт для талантливых птиц! Найдите свою истинную любовь, хоть это будет и не так легко (ещё бы, заводить отношения с птицами никогда не легко). Забудьте о законах физики и здравом смысле! Вы в роли девушки будете знакомиться с птицами-одноклассниками, узнавать их лучше и даже влюбляться!\n\nВ меню, в нижнем левом углу, можно менять язык на русский.</text:p>
          </table:table-cell>
          <table:table-cell/>
          <table:table-cell office:value-type="string" calcext:value-type="string">
            <text:p>2-10 часов</text:p>
          </table:table-cell>
          <table:table-cell office:value-type="string" calcext:value-type="string">
            <text:p>mediatonic</text:p>
          </table:table-cell>
          <table:table-cell office:value-type="string" calcext:value-type="string">
            <text:p>{'Иностранный разработчик', 'Главный герой девушка', 'отомэ', 'Повествование от первого лица'}</text:p>
          </table:table-cell>
          <table:table-cell office:value-type="string" calcext:value-type="string">
            <text:p>drama,comedy,routine,parody,school</text:p>
          </table:table-cell>
          <table:table-cell office:value-type="string" calcext:value-type="string">
            <text:p>https://yadi.sk/d/IOwZ5sVDug8Fv</text:p>
          </table:table-cell>
          <table:table-cell office:value-type="string" calcext:value-type="string">
            <text:p>854.jpg</text:p>
          </table:table-cell>
        </table:table-row>
        <table:table-row table:style-name="ro1">
          <table:table-cell office:value-type="string" calcext:value-type="string">
            <text:p>Hanahira!</text:p>
          </table:table-cell>
          <table:table-cell office:value-type="string" calcext:value-type="string">
            <text:p>История вращается вокруг четырех девочек, которые ходят в школу Святого Михаэля, и выдвигают на первый план всю свою милую юриюри любовь друг к другу. История довольно беззаботна и повествует их жизнь в школе, хождения по магазинам, пижамные вечеринки и так далее.</text:p>
          </table:table-cell>
          <table:table-cell/>
          <table:table-cell office:value-type="string" calcext:value-type="string">
            <text:p>2-10 часов</text:p>
          </table:table-cell>
          <table:table-cell office:value-type="string" calcext:value-type="string">
            <text:p>fuguriya_&amp;_yurin_yurin</text:p>
          </table:table-cell>
          <table:table-cell office:value-type="string" calcext:value-type="string">
            <text:p>{'Повествование от третьего лица', 'сёдзё-ай', 'Иностранный разработчик'}</text:p>
          </table:table-cell>
          <table:table-cell office:value-type="string" calcext:value-type="string">
            <text:p>romance,routine,school</text:p>
          </table:table-cell>
          <table:table-cell office:value-type="string" calcext:value-type="string">
            <text:p>https://yadi.sk/d/fCkb6wJxugRNX</text:p>
          </table:table-cell>
          <table:table-cell office:value-type="string" calcext:value-type="string">
            <text:p>853.jpg</text:p>
          </table:table-cell>
        </table:table-row>
        <table:table-row table:style-name="ro1">
          <table:table-cell office:value-type="string" calcext:value-type="string">
            <text:p>Пугало (Scarecrow)</text:p>
          </table:table-cell>
          <table:table-cell office:value-type="string" calcext:value-type="string">
            <text:p>Риверхолд–маленький городок со своей историей.Он не таит в себе тайн и сам по себе является мирным пристанищем для множества людей,убежавших от шума больших и суетных городов и ставших по большей части фермерами.История начинается с того момента,когда одна девушка,приехавшая навестить умирающего деда,бесследно пропадает.Мы играем за её парня,который вместе со своим другом отправляется на её поиски.Нам придется проникнуться атмосферой местной жизни,и,путем общения с жителями города, найти настоящего виновника пропажи нашей девушки.\n***Ссылка обновлена!***</text:p>
          </table:table-cell>
          <table:table-cell/>
          <table:table-cell office:value-type="string" calcext:value-type="string">
            <text:p>Менее 2 часов</text:p>
          </table:table-cell>
          <table:table-cell office:value-type="string" calcext:value-type="string">
            <text:p>elliot_crowd(dmitrij_kvasnikov)</text:p>
          </table:table-cell>
          <table:table-cell office:value-type="string" calcext:value-type="string">
            <text:p>{'Главный герой парень', 'отечественный разработчик', 'МикроРено 2016', 'Повествование от первого лица'}</text:p>
          </table:table-cell>
          <table:table-cell office:value-type="string" calcext:value-type="string">
            <text:p>horror,detective,mystic</text:p>
          </table:table-cell>
          <table:table-cell office:value-type="string" calcext:value-type="string">
            <text:p>https://yadi.sk/d/LIgh3F6XSgdHbA</text:p>
          </table:table-cell>
          <table:table-cell office:value-type="string" calcext:value-type="string">
            <text:p>851.jpg</text:p>
          </table:table-cell>
        </table:table-row>
        <table:table-row table:style-name="ro1">
          <table:table-cell office:value-type="string" calcext:value-type="string">
            <text:p>Сироп и Совершенная Сладость (Syrup and the Ultimate Sweet)</text:p>
          </table:table-cell>
          <table:table-cell office:value-type="string" calcext:value-type="string">
            <text:p>Эта новелла рассказывает о конфетном алхимике Сироп, которая неожиданно находит девочку из конфет в своей мастерской. Откуда она взялась? Кто её вообще сделал? Это вам и предстоит узнать!\nВ игре можно получить аж 10 концовок.</text:p>
          </table:table-cell>
          <table:table-cell/>
          <table:table-cell office:value-type="string" calcext:value-type="string">
            <text:p>Менее 2 часов</text:p>
          </table:table-cell>
          <table:table-cell office:value-type="string" calcext:value-type="string">
            <text:p>nomnomnami</text:p>
          </table:table-cell>
          <table:table-cell office:value-type="string" calcext:value-type="string">
            <text:p>{'Повествование от первого лица', 'Главный герой девушка', 'Сироп и Совершенная Сладость', 'Иностранный разработчик', 'сёдзё-ай'}</text:p>
          </table:table-cell>
          <table:table-cell office:value-type="string" calcext:value-type="string">
            <text:p>comedy,romance,fantasy</text:p>
          </table:table-cell>
          <table:table-cell office:value-type="string" calcext:value-type="string">
            <text:p>https://yadi.sk/d/uziMXrp8rERpS</text:p>
          </table:table-cell>
          <table:table-cell office:value-type="string" calcext:value-type="string">
            <text:p>846.png</text:p>
          </table:table-cell>
        </table:table-row>
        <table:table-row table:style-name="ro1">
          <table:table-cell office:value-type="string" calcext:value-type="string">
            <text:p>Time Hollow (奪われた過去を求めて)</text:p>
          </table:table-cell>
          <table:table-cell office:value-type="string" calcext:value-type="string">
            <text:p>Главный герой - японский школьник Ethan Kairos (в оригинале - Tokio Horō, причем тут идет игра слов, т.к. так же по-японски произносится словосочетание "временной коридор"), на момент начала игры он "накануне" своего семнадцатилетия.\nПоговорив на ночь со своей семьей, Итан отправляется спать с чуством глубокого неудовлетворения. Ночью ему снится кошмар, дескать, в некоем помещении-пожар, и его отец и мать спасаются, прыгнув в какую-то "дыру" в воздухе.\nПроснувшись, Итан обнаруживает, что порезы, свидетельствующие о мытье кота и только вчера украшавшие руки парня, исчезли. Более того, изменилась и обстановка в комнате.\nНа крики "мама-папа, где вы?" в комнату врывается дядя Дерек, крайне недовольный Итаном. Ведь родители Итана пропали без вести 12 лет назад!\nСпустя некоторое время, Итан находит на полу особую "ручку", и пояснительную записку. Оказывается, с помощью данного устройства можно открывать временные коридоры и изменять что-то в прошлом.\n\nЭМУЛЯТОРЫ\nАндроид:\nDraStic\nRetroArch\n\nWindows:\n1) DeSmuME\n2) No$gba</text:p>
          </table:table-cell>
          <table:table-cell/>
          <table:table-cell office:value-type="string" calcext:value-type="string">
            <text:p>10-30 часов</text:p>
          </table:table-cell>
          <table:table-cell office:value-type="string" calcext:value-type="string">
            <text:p>tenky</text:p>
          </table:table-cell>
          <table:table-cell office:value-type="string" calcext:value-type="string">
            <text:p>{''}</text:p>
          </table:table-cell>
          <table:table-cell office:value-type="string" calcext:value-type="string">
            <text:p>school,fiction</text:p>
          </table:table-cell>
          <table:table-cell office:value-type="string" calcext:value-type="string">
            <text:p>https://yadi.sk/d/jUJosFMHSdv9E</text:p>
          </table:table-cell>
          <table:table-cell office:value-type="string" calcext:value-type="string">
            <text:p>844.png</text:p>
          </table:table-cell>
        </table:table-row>
        <table:table-row table:style-name="ro1">
          <table:table-cell office:value-type="string" calcext:value-type="string">
            <text:p>Странствующий студент (Monmon Gakuen ~Tenkousei~ / もんもん学園～ten・ko・sei～)</text:p>
          </table:table-cell>
          <table:table-cell office:value-type="string" calcext:value-type="string">
            <text:p>В игре «Странствующий студент» Вы получите уникальную возможность побыть в шкуре подростка целый месяц. Поведение его является достаточно странным. С одной стороны, парень частенько навещает школьный туалет не по предназначению, а для того, чтобы снять напряжение. С другой стороны, при встрече с живыми девушками он ведет себя как Казанова. Вы сможете наблюдать картину лишения девственности главного героя своими глазами.\n\nТакая веселая жизнь заканчивается тогда, когда в его класс переводят красавицу внеземной красоты. Потом он узнает, что девушка снимается в фильмах для взрослых. Парень живет с мачехой и ее дочерью, поэтому единственная радость для него – «грязные» мысли. События в игре развиваются очень стремительно и непредсказуемо. Ваша сводная сестра попадает в плохую компанию, знакомую насилуют в парке, и понеслось…</text:p>
          </table:table-cell>
          <table:table-cell/>
          <table:table-cell office:value-type="string" calcext:value-type="string">
            <text:p>10-30 часов</text:p>
          </table:table-cell>
          <table:table-cell office:value-type="string" calcext:value-type="string">
            <text:p>jast</text:p>
          </table:table-cell>
          <table:table-cell office:value-type="string" calcext:value-type="string">
            <text:p>{'Главный герой парень', 'Иностранный разработчик'}</text:p>
          </table:table-cell>
          <table:table-cell office:value-type="string" calcext:value-type="string">
            <text:p>school,hentai</text:p>
          </table:table-cell>
          <table:table-cell office:value-type="string" calcext:value-type="string">
            <text:p>https://cloud.mail.ru/public/3A3D/8D99pb4AS</text:p>
          </table:table-cell>
          <table:table-cell office:value-type="string" calcext:value-type="string">
            <text:p>834.jpg</text:p>
          </table:table-cell>
        </table:table-row>
        <table:table-row table:style-name="ro1">
          <table:table-cell office:value-type="string" calcext:value-type="string">
            <text:p>Войны Сакуры (Sakura Taisen / サクラ大戦)</text:p>
          </table:table-cell>
          <table:table-cell office:value-type="string" calcext:value-type="string">
            <text:p>С этой игры началась культовая серия Sakura Wars. В патриархальной Японии течет жизнь молоденьких актрис Императорского театра, полная маленьких радостей, сердечных переживаний и надежд... В действительности они - тайный отряд, охраняющий столицу Империи от темных сил; смелые девы-воительницы, управляющие огромными механическими монстрами. Оттого ли популярность игры и сегодня заоблачно высока, что в ней смешивается несовместимое? Жестокие сражения футуристических боевых машин и забота о личном счастье юных девушек - очаровательных героинь сериала Sakura Wars.</text:p>
          </table:table-cell>
          <table:table-cell/>
          <table:table-cell office:value-type="string" calcext:value-type="string">
            <text:p>10-30 часов</text:p>
          </table:table-cell>
          <table:table-cell office:value-type="string" calcext:value-type="string">
            <text:p>sega</text:p>
          </table:table-cell>
          <table:table-cell office:value-type="string" calcext:value-type="string">
            <text:p>{'Иностранный разработчик'}</text:p>
          </table:table-cell>
          <table:table-cell office:value-type="string" calcext:value-type="string">
            <text:p>fiction</text:p>
          </table:table-cell>
          <table:table-cell office:value-type="string" calcext:value-type="string">
            <text:p>https://cloud.mail.ru/public/Lcmb/oUSxSxjmu</text:p>
          </table:table-cell>
          <table:table-cell office:value-type="string" calcext:value-type="string">
            <text:p>826.jpg</text:p>
          </table:table-cell>
        </table:table-row>
        <table:table-row table:style-name="ro1">
          <table:table-cell office:value-type="string" calcext:value-type="string">
            <text:p>Инь-Янь - X-Change Другая история (Yin-Yang! X-Change Alternative / いんやん えっくすちぇんじ おるたなてぃぶ)</text:p>
          </table:table-cell>
          <table:table-cell office:value-type="string" calcext:value-type="string">
            <text:p>Каору Сакурадзука — обычный японский школьник, ничем не примечателен, за исключением женоподобных черт лица, которые сводят его с ума. Его также раздражает собственное имя — «Каору» называют и мальчиков, и девочек. Он пытается компенсировать недостатки внешности, бравируя своей мужественностью. Однажды у Каору начинает кружиться голова. В медкабинете врач, который известен своими опытами во имя науки, дает герою экспериментальную настойку. Каору на следующее утро обнаруживает, что превратился в девушку.\n\nПримечание: перевод машинный, отредактированный (не везде). Более того, текст может обрезаться и не показываться полностью.</text:p>
          </table:table-cell>
          <table:table-cell/>
          <table:table-cell office:value-type="string" calcext:value-type="string">
            <text:p>10-30 часов</text:p>
          </table:table-cell>
          <table:table-cell office:value-type="string" calcext:value-type="string">
            <text:p>crowd</text:p>
          </table:table-cell>
          <table:table-cell office:value-type="string" calcext:value-type="string">
            <text:p>{'Эроге', 'Иностранный разработчик', 'юри', 'Главный герой девушка', 'Главный герой парень'}</text:p>
          </table:table-cell>
          <table:table-cell office:value-type="string" calcext:value-type="string">
            <text:p>drama,comedy,hentai</text:p>
          </table:table-cell>
          <table:table-cell office:value-type="string" calcext:value-type="string">
            <text:p>https://cloud.mail.ru/public/4Ztv/YK7F3NTr7</text:p>
          </table:table-cell>
          <table:table-cell office:value-type="string" calcext:value-type="string">
            <text:p>819.jpg</text:p>
          </table:table-cell>
        </table:table-row>
        <table:table-row table:style-name="ro1">
          <table:table-cell office:value-type="string" calcext:value-type="string">
            <text:p>Планета Тсукими (つきみぷらねっと)</text:p>
          </table:table-cell>
          <table:table-cell office:value-type="string" calcext:value-type="string">
            <text:p>Трогательная история Утаро, который проводит остаток своей жизни в тесной больничной палате, ожидая своей смерти. Однажды ночью, перед ним появляется девушка, которая говорит, что может исполнить любое желание Утаро. Что же он пожелает?\n\nПримечание: поскольку для изменения шрифта нужна фулл версия тирана, в игре стоит стандартныйшрифт, в котором слишком большие отступы между символами.\nЕсли заметили ошибку, будем рады, если вы укажете на неё. rpgmhg@gmail.com</text:p>
          </table:table-cell>
          <table:table-cell/>
          <table:table-cell office:value-type="string" calcext:value-type="string">
            <text:p>Менее 2 часов</text:p>
          </table:table-cell>
          <table:table-cell office:value-type="string" calcext:value-type="string">
            <text:p>charon</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mystic</text:p>
          </table:table-cell>
          <table:table-cell office:value-type="string" calcext:value-type="string">
            <text:p>https://yadi.sk/d/quT2XRBRuGwFV</text:p>
          </table:table-cell>
          <table:table-cell office:value-type="string" calcext:value-type="string">
            <text:p>817.jpg</text:p>
          </table:table-cell>
        </table:table-row>
        <table:table-row table:style-name="ro1">
          <table:table-cell office:value-type="string" calcext:value-type="string">
            <text:p>Нетленная любовь (Undead Lovers/アンデッドデスティニー)</text:p>
          </table:table-cell>
          <table:table-cell office:value-type="string" calcext:value-type="string">
            <text:p>◇◇Ты можешь насладиться прологом и первой главой каждой сюжетной линии бесплатно!◇◇\n◇◇“Нетленная любовь”–это беспрецедентное приложение-романтическая драма о зомби!Эта трогательная история любви произошла в мире,наводненном зомби!◇◇\n◇◇Ты главная героиня!Ты сыграешь роль героини и переживешь историю любви в мире,наводненном зомби!◇◇\nВ недалеком будущем по миру распространился вирус зомби.Мир находится на пороге настоящего апокалипсиса.Ты смогла выжить в этом мире вместе Цубасой Кисорой и группой,которую он возглавляет.Однажды зомби атакуют лидера группы Цубасу и Джека.И что ещё хуже,зомби загоняют твою группу в угол.Внезапно появляется Джеймс,ученый с собственной историей,и вызволяет вас из беды.Какова его цель?И какая судьба ждет твою команду?\n■■Персонажи■■\n◆【Спокойный и собранный лидер группы】Цубаса Кисора\nРост:180 см\nВозраст:25\n"Если моё тело подарит человечеству последнюю надежду,я буду знать,что не зря прожил эту жизнь".Он является лидером группы,в которой ты состоишь.Это спокойный,уверенный и собранный человек,способный трезво оценить ситуацию.Он всегда находится на переднем фронте,руководит группой и защищает своих друзей.В прологе его кусает зомби,однако антитела в его организме Цубасы защищают его от превращения в зомби.Его цель–добраться до Башни с часами,последней надежды на спасение того,что осталось от человечества.\n◆【Солдат широких взглядов】Николас Ривелдт\nРост:195 см\nВозраст:30\n"Эй,если ты слаба,то просто спрячься за мной."Он поднимает настроение всей команде.Этот парень обладает смелостью и часто способен разрядить накалившуюся обстановку в группе.Он достаточно силен для того,чтобы использовать дробовик одной рукой и чрезвычайно хорош в бою.Он сбежал из города,контролируемого его кузеном Ричардом,и влился в группу.Но когда у тебя поднимается температура, он должен…\n◆【Спокойный интеллектуал】Джек Пауэлл\nРост:178 см\nВозраст:28\n"Я защищу твоё будущее даже ценой собственной жизни".Один из стратегов команды.Это невероятно умный и умелый мужчина,способный найти выход даже из ситуаций,которые кажутся безвыходными.Висящий на его шее кулон может приоткрыть тайну его рождения.Как и в случае Цубасе,организм Джека обладает антителами,защищающими его от вируса зомби,поэтому он стремится в Башню с часами ради спасения человечества.\n◆【Интриган с двойственной личностью】Алан Рейвен\nРост:165\nВозраст:18\n"Смерть за других не в моём характере".Самый юный член твоей команды,использует в бою ножи.С виду он кажется нормальным юношей,однако на самом деле в нём скрывается достаточное количество мерзости,заставляющей его менять мнение в зависимости от ситуации.Обладая довольно мрачной семейной историей,он культивирует в себе тьму.Сначала его раздражало то,как ты заботишься о других членах команды,но затем…\nВыбери одного из персонажей,основываясь на своих предпочтениях.\n…Кому ты отдашь своё сердце?\n■■ Рекомендуется,если… ■■\nТебе понравится"Нетленная любовь",если…\n・Тебе нравятся кино,драма,манга,аниме или романтические романы\n・Ты интересуешься романтическими играми,но тебе не нравится то,насколько занудными они могут быть...\n・Тебе нравятся романтические игры,игры о любви,игры для девушек или романтические приложения/приложения-драмы.\n・Тебе нравятся развлечения и литература.\n・Ты интересуешься Японией.\n・Тебе нравятся зомби и фильмы вроде«Тепло наших тел».\nДаже если ты не нашла себя в этом списке,мы обладаем большим количеством контента для женщин,который тебе понравится!!\n■■ О компании GENIUS,создателе этого приложения ■■\nGENIUS–это компания,которая разрабатывает,производит и продает так называемые"приложения-драмы",сюжетный контент,наслаждаться которым можно на смартфоне.Миссия компании–производство приложений-драм различных жанров и превращение этого нового вида развлечений в искусство,созвучное манга и аниме.Мы продолжим распространение высококачественного контента на английском языке,который,надеемся, тебе понравится.\n!!!Есть Платный Контент. Пролог всегда бесплатен!!!</text:p>
          </table:table-cell>
          <table:table-cell/>
          <table:table-cell office:value-type="string" calcext:value-type="string">
            <text:p>2-10 часов</text:p>
          </table:table-cell>
          <table:table-cell office:value-type="string" calcext:value-type="string">
            <text:p>genius.inc</text:p>
          </table:table-cell>
          <table:table-cell office:value-type="string" calcext:value-type="string">
            <text:p>{''}</text:p>
          </table:table-cell>
          <table:table-cell office:value-type="string" calcext:value-type="string">
            <text:p>drama,romance,action</text:p>
          </table:table-cell>
          <table:table-cell office:value-type="string" calcext:value-type="string">
            <text:p>https://ru.downloadatoz.com/%D0%9D%D0%B5%D1%82%D0%BB%D0%B5%D0%BD%D0%BD%D0%B0%D1%8F-%D0%BB%D1%8E%D0%B1%D0%BE%D0%B2%D1%8C/com.genius.zombierussia/</text:p>
          </table:table-cell>
          <table:table-cell office:value-type="string" calcext:value-type="string">
            <text:p>815.jpg</text:p>
          </table:table-cell>
        </table:table-row>
        <table:table-row table:style-name="ro1">
          <table:table-cell office:value-type="string" calcext:value-type="string">
            <text:p>Ночь в госпитале (Night at the Hospital)</text:p>
          </table:table-cell>
          <table:table-cell office:value-type="string" calcext:value-type="string">
            <text:p>Новелла повествует о человеке, чей друг Стив — невероятный фанат всего, что связано с эзотерикой. И Стив настолько одержим своим хобби, что смог втянуть в это главного героя, простого, но ответственного парня, Фрэнка. Очередная цель Стива — любой ценой найти в заброшенной больнице призраков. Однако, такая мелочь, как простой фонарик, срывает все его планы. Фрэнк, привыкший помогать своему товарищу, нехотя, но с фонариком в руках везет забытую вещь к месту встречи. Но кого же встретит он в полуразвалившемся госпитале? Чего стоит ожидать от этой поездки?</text:p>
          </table:table-cell>
          <table:table-cell/>
          <table:table-cell office:value-type="string" calcext:value-type="string">
            <text:p>Менее 2 часов</text:p>
          </table:table-cell>
          <table:table-cell office:value-type="string" calcext:value-type="string">
            <text:p>team_snugglebunny</text:p>
          </table:table-cell>
          <table:table-cell office:value-type="string" calcext:value-type="string">
            <text:p>{'Русский'}</text:p>
          </table:table-cell>
          <table:table-cell office:value-type="string" calcext:value-type="string">
            <text:p>comedy,horror</text:p>
          </table:table-cell>
          <table:table-cell office:value-type="string" calcext:value-type="string">
            <text:p>https://disk.yandex.ru/d/-DuUKvjMuCbye</text:p>
          </table:table-cell>
          <table:table-cell office:value-type="string" calcext:value-type="string">
            <text:p>811.jpg</text:p>
          </table:table-cell>
        </table:table-row>
        <table:table-row table:style-name="ro1">
          <table:table-cell office:value-type="string" calcext:value-type="string">
            <text:p>Горячие Сердца (Hot Hearts)</text:p>
          </table:table-cell>
          <table:table-cell office:value-type="string" calcext:value-type="string">
            <text:p>Что может объединить людей? Заставить их сердца биться в унисон?\n\nКонечно же общая мечта!\n\nБегущая от своих воспоминаний и боли, главная героиня переезжает из столицы в провинциальный город. Но разве стоило надеяться на спокойную жизнь? Друг детства устраивает её на работу в своей кофейне. По двойственным причинам. И вскоре их команда пополниться ещё двумя "сердцами". Сможет ли обычная работа и новые коллегии раскрыть сердце нашей героине? Или не все так просто как кажется?\n________________________________________________________________________________________________________________________________\n\nВас ждёт:\n*42 уникальных музыкальных композиции\n*10 СG сцен\n*Шесть уникальных концовок в трёх романтических линиях. Именно от ваших действий зависит судьба героини: думайте тщательно, угадывайте характеры персонажей и выходите на счастливую концовку! Однако будьте осторожны - даже один неверный выбор может разрушить всё...\n\nВсеми своими наблюдениями, мнениями, а также впечатлениями просим делиться в нашей группе Вконтакте: CupcakeTime Team\n\nОжидается выход в Steam.</text:p>
          </table:table-cell>
          <table:table-cell/>
          <table:table-cell office:value-type="string" calcext:value-type="string">
            <text:p>2-10 часов</text:p>
          </table:table-cell>
          <table:table-cell office:value-type="string" calcext:value-type="string">
            <text:p>cupcaketime_team</text:p>
          </table:table-cell>
          <table:table-cell office:value-type="string" calcext:value-type="string">
            <text:p>{''}</text:p>
          </table:table-cell>
          <table:table-cell office:value-type="string" calcext:value-type="string">
            <text:p>drama,comedy,romance,routine,school</text:p>
          </table:table-cell>
          <table:table-cell office:value-type="string" calcext:value-type="string">
            <text:p>https://cloud.mail.ru/public/5tku/3bUDP1tJU</text:p>
          </table:table-cell>
          <table:table-cell office:value-type="string" calcext:value-type="string">
            <text:p>804.jpg</text:p>
          </table:table-cell>
        </table:table-row>
        <table:table-row table:style-name="ro1">
          <table:table-cell office:value-type="string" calcext:value-type="string">
            <text:p>Ханна на блуждающем леднике</text:p>
          </table:table-cell>
          <table:table-cell office:value-type="string" calcext:value-type="string">
            <text:p>У каждого живого существа, будь то корневия, зверь или растение, есть тело, питающий корень и то, что называют "суть". Поглотивший чужое тело напитает им свое. Поглотивший чужой корень обретёт силы. Но тот, кто примет в себя чужую суть, рискует потерять собственную. Так было всегда. Даже пришедшее однажды второе солнце не изменило этого. Но оно изменило многое. До его появления большую часть планеты покрывала вечная мерзлота, а ледники спокойно спали в самых холодных краях. Теперь же на планете воцарилась жара.\nНедалеко от города, рядом с которым никогда не было ледников, вот уже второй раз появился ледник. Несмотря на то, что пространство вокруг него нагрето двумя солнцами, он ни на каплю не растаял. Но разве это имеет хоть какое-то значение для охотницы Ханны, когда по холодной глыбе бродят занимательные звери? Ей действительно нет до этого дела. Хотя, кто знает. Возможно, скоро её отношение к леднику в корне изменится.\n\nОсобенности:\nВсе саундтреки написаны специально для новеллы.\nПосле первого прохождения открывается оглавление, и начать чтение можно с любой главы.</text:p>
          </table:table-cell>
          <table:table-cell/>
          <table:table-cell office:value-type="string" calcext:value-type="string">
            <text:p>Менее 2 часов</text:p>
          </table:table-cell>
          <table:table-cell office:value-type="string" calcext:value-type="string">
            <text:p>nina_avstrievskih</text:p>
          </table:table-cell>
          <table:table-cell office:value-type="string" calcext:value-type="string">
            <text:p>{''}</text:p>
          </table:table-cell>
          <table:table-cell office:value-type="string" calcext:value-type="string">
            <text:p>drama,fantasy</text:p>
          </table:table-cell>
          <table:table-cell office:value-type="string" calcext:value-type="string">
            <text:p>https://yadi.sk/d/Qt31GklGu56Dt</text:p>
          </table:table-cell>
          <table:table-cell office:value-type="string" calcext:value-type="string">
            <text:p>803.jpg</text:p>
          </table:table-cell>
        </table:table-row>
        <table:table-row table:style-name="ro1">
          <table:table-cell office:value-type="string" calcext:value-type="string">
            <text:p>Романтика Школьных Тайн (School Wonders Romance/Heisagaku Koi~Misshitsu Kara no Dasshutsu~/閉鎖学恋〜密室からの脱出〜)</text:p>
          </table:table-cell>
          <table:table-cell office:value-type="string" calcext:value-type="string">
            <text:p>Вы раскрываете 7 сверхъестественных тайн.\n◇◇Вы можете наслаждаться этой игрой с начала до самого конца бесплатно!!◇◇\n◇◇Это приложение в стиле Романтической Драмы,приправленное элементами ужастика,позволяет Вам раскрыть 7 сверхъестественных тайн Вашей школы!!!◇◇\n◇◇Вы-героиня!Вы играете роль главной героини и раскрываете 7 сверхъестественных тайн в Вашей школе с красивыми студентами и учителем!◇◇\n■■Краткое Содержание■■\nВ Старшей Школе Сюкатцу ходит много слухов,и Вы посещаете именно эту школу.Ходят слухи о пианино,которое само играет в кабинете музыки;слухи о странном зеркале,способном переместить Вас в альтернативное измерение. Однажды Вы оказываетесь вовлеченной в одно из этих сверхъестественных явлений,которыми Ваша школа просто кишит.Вы заперты в классной комнате…Кто протянет Вам руку помощи в эту ужасную минуту?\n■■Персонажи■■\n◆【Старшеклассник с двойственной личностью】Юкито Орибэ.\n“Мне нравится…смотреть,когда девушки плачут.”\nВозраст:18\nРост:174см\nВнешне он кажется забавным и милым молодым человеком.Он вежлив по отношению к окружающим его людям. Он мил со всеми.Однако,он обладает слегка извращенной личностью:ему нравится заставлять других плакать.Его слабость–наблюдать за реакцией девушек,когда они шокированы изменениями в его характере,когда они понимают,что были обмануты его внешностью и поведением,думая,что он милый и нежный.Но,на самом деле,ему не особо нравится по-настоящему ранить людей,он достаточно чуткий и внимательный для того,чтобы помириться и наладить отношения с теми,кого заставил плакать.Он бросает вызов тайне и слухам,связанными с кабинетом музыки.\n◆【Друг детства с личностью, одновременно страстной и холодной; любит спорт】Соума Асука.\n“Сколько ты будешь играть со мной,пока ты наконец будешь довольна?”\nВозраст:17\nРост:171 см\nОн–уверенный в себе спортсмен,который ведет себя с Вами как старший брат.Он прекрасно умеет заботиться об окружающих,он любит людей,которые часто полагаются на него.Он со всеми милый,но,когда Вы рядом,у него не получается быть самим собой,и он всегда говорит Вам неприятные вещи.Но,несмотря на это,он готов оберегать Вас больше,чем кого-либо.В конце концов,Вы вместе пытаетесь раскрыть тайну,связанную со спортзалом.\n◆【Одноклассник с холодной манерой поведения】Рин Асакура.\n“По какой-то причине,становится не интересно,когда ты появляешься поблизости.”\nВозраст:17\nРост:172 см\nОн всегда спокоен и собран,он не многословен.Он пытается найти научное объяснение всем странностям,происходящим в школе.Ненавидит всё,что считает иррациональным.Возражает всем,кто“судит книгу по её обложке”.Рин не реагирует на вещи,которые не вызывают в нем интереса.Часто неприветлив,но,в то же время, проявляет мягкость по отношению к достижениям и стараниям окружающих.Вместе с ним Вы пытаетесь разгадать тайну,связанную с кабинетом химии.\n◆【Учитель с временами неуправляемым характером】Сотаро Юноки.\n“Ты наконец вспомнила,глупая ты,девушка!”\nВозраст:28\nРост:175 см\nОн резкий и он грубиян.У него часто меняется настроение,он обладает жестким характером.Он не выносит перфекционистов и пунктуальных людей.Он всегда безразличен,но свою работу выполняет как положено.Иногда он может выслушать рассказы студентов о их проблемах.Он не сильно отличается от того,каким он был в старшей школе,хотя раньше он был более правильным и благоприятным.Вы вместе с ним пытаетесь разрешить тайну,окружающую танцевальный зал.\nВ зависимости от Ваших предпочтений,Вы можете выбрать любого из персонажей!\n…С кем Вы бросите вызов семи сверхъестественным тайнам Вашей школы?\n!!!Есть Платный Контент. Пролог всегда бесплатен!!!</text:p>
          </table:table-cell>
          <table:table-cell/>
          <table:table-cell office:value-type="string" calcext:value-type="string">
            <text:p>2-10 часов</text:p>
          </table:table-cell>
          <table:table-cell office:value-type="string" calcext:value-type="string">
            <text:p>genius.inc</text:p>
          </table:table-cell>
          <table:table-cell office:value-type="string" calcext:value-type="string">
            <text:p>{''}</text:p>
          </table:table-cell>
          <table:table-cell office:value-type="string" calcext:value-type="string">
            <text:p>drama,romance,horror,school</text:p>
          </table:table-cell>
          <table:table-cell office:value-type="string" calcext:value-type="string">
            <text:p>https://apkpure.com/%D1%80%D0%BE%D0%BC%D0%B0%D0%BD%D1%82%D0%B8%D0%BA%D0%B0-%D1%88%D0%BA%D0%BE%D0%BB%D1%8C%D0%BD%D1%8B%D1%85-%D1%82%D0%B0%D0%B9%D0%BD/com.genius.misshitsurussia</text:p>
          </table:table-cell>
          <table:table-cell office:value-type="string" calcext:value-type="string">
            <text:p>792.jpg</text:p>
          </table:table-cell>
        </table:table-row>
        <table:table-row table:style-name="ro1">
          <table:table-cell office:value-type="string" calcext:value-type="string">
            <text:p>Лето настигло меня (Summer found me)</text:p>
          </table:table-cell>
          <table:table-cell office:value-type="string" calcext:value-type="string">
            <text:p>Вы играете за Ирис, которая только что закончила школу. И начать свои летние каникулы она решила с признания в любви парню Олдену, который нравится ей уже 2 года, до того, как он поступит в университет в другом городе. Она говорит, что не возлагает больших надежд, но никто не знает, как все может обернуться. Наберется ли она достаточно мужества? Ее подружка Черри поддерживает ее на 100%, но вот ее лучший друг Сет не уверен в таком плане. А что насчет ее подозрительного, раздражающего соседа Девлина? Почему он постоянно болтается в подъезде?</text:p>
          </table:table-cell>
          <table:table-cell/>
          <table:table-cell office:value-type="string" calcext:value-type="string">
            <text:p>2-10 часов</text:p>
          </table:table-cell>
          <table:table-cell office:value-type="string" calcext:value-type="string">
            <text:p>glassheart</text:p>
          </table:table-cell>
          <table:table-cell office:value-type="string" calcext:value-type="string">
            <text:p>{'Иностранный разработчик', 'Главный герой девушка', 'отомэ'}</text:p>
          </table:table-cell>
          <table:table-cell office:value-type="string" calcext:value-type="string">
            <text:p>comedy,romance,routine</text:p>
          </table:table-cell>
          <table:table-cell office:value-type="string" calcext:value-type="string">
            <text:p>https://yadi.sk/d/7hlFgeasu3TpN</text:p>
          </table:table-cell>
          <table:table-cell office:value-type="string" calcext:value-type="string">
            <text:p>783.jpg</text:p>
          </table:table-cell>
        </table:table-row>
        <table:table-row table:style-name="ro1">
          <table:table-cell office:value-type="string" calcext:value-type="string">
            <text:p>Мистический Стикс (Mystic Styx)</text:p>
          </table:table-cell>
          <table:table-cell office:value-type="string" calcext:value-type="string">
            <text:p>Любой человек хотя бы раз в жизни задумывался о том, чтобы его желание исполнилось. Илая Кайа – девушка, чьи мечты сбываются словно по-волшебству. Но так ли хорош этот дар? Когда даже невольная мысль может воплотиться в жизнь и не всегда так, как ты думаешь. Дэхи Каронай – колдунья, которая предлагает Илае сделку. Она обещает избавить девушку от дара в обмен на нечто драгоценное. По стечению обстоятельств напарником Дэхи оказывается давний друг Илаи – Сайвен Сильверсмит, который совсем недавно стал алхимиком. Это шутка судьбы или очередное исполненное желание девушки?</text:p>
          </table:table-cell>
          <table:table-cell/>
          <table:table-cell office:value-type="string" calcext:value-type="string">
            <text:p>Менее 2 часов</text:p>
          </table:table-cell>
          <table:table-cell office:value-type="string" calcext:value-type="string">
            <text:p>desa_expansion</text:p>
          </table:table-cell>
          <table:table-cell office:value-type="string" calcext:value-type="string">
            <text:p>{''}</text:p>
          </table:table-cell>
          <table:table-cell office:value-type="string" calcext:value-type="string">
            <text:p>mystic,fantasy</text:p>
          </table:table-cell>
          <table:table-cell office:value-type="string" calcext:value-type="string">
            <text:p>https://disk.yandex.ru/d/OPRXw2kAiz_9Ow</text:p>
          </table:table-cell>
          <table:table-cell office:value-type="string" calcext:value-type="string">
            <text:p>768.jpg</text:p>
          </table:table-cell>
        </table:table-row>
        <table:table-row table:style-name="ro1">
          <table:table-cell office:value-type="string" calcext:value-type="string">
            <text:p>NekoPara Vol.2</text:p>
          </table:table-cell>
          <table:table-cell office:value-type="string" calcext:value-type="string">
            <text:p>Вторая часть серии "NekoPara".\n\n"La Soleil" процветает. Кондитерская, которой руководит Минадзуки Касё вместе с двумя кошко-девочками, Чоколой и Ваниллой, его сестрой Сигурэ и четырьмя сестрами кошко-девочками семьи Минадзуки. Среди них саркастичная старшая сестра Азуки, прячущая лицо за фасадом жесткости и неуклюжая младшая сестра Коконат, что всегда старается изо всех сил, даже если это приносит больше вреда, чем пользы. Никто не ладил лучше, чем эти две кошко-девочки, когда они были моложе, но в последнее время они постоянно ссорятся. Несмотря на их сестринскую любовь, небольшое недоразумение словно вбивает клин между ними. По мере того как разворачивается история этих сестер кошко-девочек, они дойдут до понимания друг друга и укрепят свои семейные связи в этой искренней, но немного непристойной комедии.\n\n\n\n\n\nНовый альтернативный перевод\nОбновленный перевод Nekopara vol 2 (в котором убраны неверные обращения персонажей, ошибки в тексте 18+. В общем исправлено около 10 ошибок переводчиков.)\nНо не дружит со Steam версией, с любой другой дружит (проверено на версии DLsite).\nИсправления перевода сделано AD AD (мои переводы можно встретить и под ником lv421)</text:p>
          </table:table-cell>
          <table:table-cell/>
          <table:table-cell office:value-type="string" calcext:value-type="string">
            <text:p>2-10 часов</text:p>
          </table:table-cell>
          <table:table-cell office:value-type="string" calcext:value-type="string">
            <text:p>neko_works</text:p>
          </table:table-cell>
          <table:table-cell office:value-type="string" calcext:value-type="string">
            <text:p>{'Русский'}</text:p>
          </table:table-cell>
          <table:table-cell office:value-type="string" calcext:value-type="string">
            <text:p>comedy,romance,routine,hentai</text:p>
          </table:table-cell>
          <table:table-cell office:value-type="string" calcext:value-type="string">
            <text:p>https://yadi.sk/d/jYSW3_ttSWnDrA</text:p>
          </table:table-cell>
          <table:table-cell office:value-type="string" calcext:value-type="string">
            <text:p>760.png</text:p>
          </table:table-cell>
        </table:table-row>
        <table:table-row table:style-name="ro1">
          <table:table-cell office:value-type="string" calcext:value-type="string">
            <text:p>Ещё увидимся (Sore Ja, Mata Ne)</text:p>
          </table:table-cell>
          <table:table-cell office:value-type="string" calcext:value-type="string">
            <text:p>Эти воспоминания делают больно. Парень встретил в поезде красивую девушку, которая кого-то ему напоминает. От неё исходит какое-то странное, знакомое тепло, которое он когда-то уже чувствовал. И такая знакомая улыбка. Но мир до сих пор не вернул свой цвет, продолжая быть чёрно-белым. Может, это воспоминания и тоска так давят на него?</text:p>
          </table:table-cell>
          <table:table-cell/>
          <table:table-cell office:value-type="string" calcext:value-type="string">
            <text:p>Менее 2 часов</text:p>
          </table:table-cell>
          <table:table-cell office:value-type="string" calcext:value-type="string">
            <text:p>luna_bless</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mystic</text:p>
          </table:table-cell>
          <table:table-cell office:value-type="string" calcext:value-type="string">
            <text:p>https://cloud.mail.ru/public/6zdP/JwUw1DN9B</text:p>
          </table:table-cell>
          <table:table-cell office:value-type="string" calcext:value-type="string">
            <text:p>756.png</text:p>
          </table:table-cell>
        </table:table-row>
        <table:table-row table:style-name="ro1">
          <table:table-cell office:value-type="string" calcext:value-type="string">
            <text:p>Моя Королевская Стража (My Royal Guard/Oukyuu no Shugosha-tachi/王宮の守護者たち)</text:p>
          </table:table-cell>
          <table:table-cell office:value-type="string" calcext:value-type="string">
            <text:p>◇◇ Вы можете насладиться прологом и одним эпизодом игры каждого персонажа бесплатно! ◇◇\n◇◇ “Моя Королевская Стража”-история, основанная на египетской мифологии!Вы- единственная надежда,которая может спасти мир от разрушения ?!◇◇\n◇◇Героиня-вы сами! Став героиней,вы сможете окунуться в романтическую драму с египетскими Богами,которые будут защищать вас ! ◇◇\n■■Краткое содержание■■\nТы жила обычной жизнью.В один прекрасный день,в небе появилась чёрная дыра,и сильное землетрясение,последовавшее за этим,превратило Землю в руины.Когда таинственные монстры окружили тебя,перед тобой возникли Боги из египетской мифологии.Боги сказали тебе,что ты должна остановить короля Подземного мира, Анубиса,если хочешь спасти мир.Какого бога ты выберешь, чтобы одолеть Анубиса?!\n■■Персонажи■■\n◆【Характер:Эгоцентрик;Старший брат/Бог Солнца】Ра.\nРост:178см\nВозраст:19\n“Я непременно защищу тебя.”\nОн довольно самоотверженный и прилагает все усилия для твоей защиты.\nОбычно Тот защищает его,но он и сам невероятно силен в бою.\nБудучи Богом Солнца,он слабеет ночью и не может в полной мере проявить свою истинную силу.\n◆【Тип личности:Джентльмен;Двуличный/Бог Рождения】Осирис.\nРост:180см\nВозраст:22\n“Я буду оберегать тебя всем своим телом и душой.”\nУ него довольно спокойный характер,поэтому он всегда выступает в роли примирителя.\nОн всегда говорит довольно официальным тоном,но когда перестает контролировать свои эмоции-грубит.\nОн защищает тебя, но никогда не говорит много о себе.\n◆【Тип личности:Жизнерадостный;Бог Неба】Гор.\nРост:170см\nВозраст:17\n“Ахаха,ты беспокоилась обо мне?Я так рад.”\nУ него веселый и оптимистичный характер, хотя иногда он становится вспыльчивым.\nОн обладает мягким характером и любит животных, но когда злиться, испепелит любого врага своим оранжевым пламенем.\nОн рискует своей жизнью,чтобы защитить тебя,но...\n◆【Тип личности:Хладнокровный и Загадочный человек?】Крона Морисаки.\nРост:172см\nВозраст:16\n“Разве я грустный?Как я могу быть грустным?”\nОн очень спокойный и не выставляет свои эмоции на показ.\nЧрезвычайно хорошо осведомлен о богах египетской мифологии и почему-то смотрит на человеческое существование свысока.\nОн-окутанный тайной мальчик,который случайно встретился с тобой в разрушенном мире.\nКто же он на самом деле…?\nВы можете выбрать любого из персонажей на свой вкус!\n…Итак,кто же станет тем,в кого вы влюбитесь?\n■■ Рекомендовано тем,кто… ■■\n"Моя Королевская Стража" рекомендуется вам , если …\n・Вы любите романтические фильмы,драмы, манга, аниме или романы\n・Вас интересуют игры о любви,но не нравится какими занудными они могут быть…\n・Вы любите романтические игры, любовные игры,игры для девушек или романтические драмы приложения.\n・Вы любите развлечения и фантастику.\n・Вы любите японский контент.\n・Вы любите египетскую мифологию.\nКроме этого,контент содержит много того,чем сможет насладиться любая женщина!!\n!!!Есть Платный Контент. Пролог всегда бесплатен!!!</text:p>
          </table:table-cell>
          <table:table-cell/>
          <table:table-cell office:value-type="string" calcext:value-type="string">
            <text:p>2-10 часов</text:p>
          </table:table-cell>
          <table:table-cell office:value-type="string" calcext:value-type="string">
            <text:p>genius.inc</text:p>
          </table:table-cell>
          <table:table-cell office:value-type="string" calcext:value-type="string">
            <text:p>{''}</text:p>
          </table:table-cell>
          <table:table-cell office:value-type="string" calcext:value-type="string">
            <text:p>drama,romance,fantasy</text:p>
          </table:table-cell>
          <table:table-cell office:value-type="string" calcext:value-type="string">
            <text:p>https://apkpure.com/%D0%BC%D0%BE%D1%8F-%D0%BA%D0%BE%D1%80%D0%BE%D0%BB%D0%B5%D0%B2%D1%81%D0%BA%D0%B0%D1%8F-%D1%81%D1%82%D1%80%D0%B0%D0%B6%D0%B0/com.genius.egyptrussia</text:p>
          </table:table-cell>
          <table:table-cell office:value-type="string" calcext:value-type="string">
            <text:p>755.jpg</text:p>
          </table:table-cell>
        </table:table-row>
        <table:table-row table:style-name="ro1">
          <table:table-cell office:value-type="string" calcext:value-type="string">
            <text:p>Мой Странный Любовник (My Strange Lover/Mangetsu no Yoru ni wa Goyoujin/満月の夜にはご用心)</text:p>
          </table:table-cell>
          <table:table-cell office:value-type="string" calcext:value-type="string">
            <text:p>◇◇Вы можете наслаждаться этой игрой до конца бесплатно!! ◇◇\n◇◇Это милая и душещипательная Романтическая Драма,которая рисует историю любви с загадочными персонажами,которые живут в том же доме,что и вы!!◇◇\n◇◇Итак,Вы–героиня! Вы играете за героиню романтической истории со зверьми!◇◇\n■■Сюжет■■\nВы искали место для переезда после того, как получили работу в другом городе.\nВы остановились на странном съёмном доме,который нашли через агентство недвижимости.\nТам живут четверо загадочных персонажей:Шин Камия,Мао Нэкомия,Хёко Сузуки и Тасуку Итиносэ.\nВсе они симпатичные парни,но что за таинственная аура вокруг них…Кто они на самом деле?И какова будет Ваша судьба после переезда в этот дом?\n■■Персонажи■■\n◆【Волк-нарцисс】Шин Камия.\n“Ничего,если я только немного попробую,верно?”\nОборотень с кровью волка,активно преследующий женщин.\nОн–знаменитый лидер-вокалист популярной группы.\nОн больше всех гордится своим звериным происхождением и приходит в ярость,когда узнаёт,что его вид преследуется Призраками.Его волчья кровь начинает бурлить в полнолуние,заставляя его покорять женщин поблизости…Похоже,он смутно подозревает,что Вы-человек.\n◆【Вежливый кот】Мао Нэкомия.\n“Знаешь… Я хочу поцеловать тебя…”\nЮный оборотень с кровью кота.Он всё ещё не опытен,поэтому не может скрыть свою истинную форму в полнолуние.Из-за его неопытности его кошачьи уши показываются на его голове в полнолуние.Он–спокойный и добрый студент колледжа,а также единственный сожитель,кто младше Вас.Он абсолютно не подозревает,что Вы- человек.Он невероятно популярен среди девушек из-за своего милого нрава.\n◆【Клёвый лис】Хёко Сузуки.\n“Ты хорошо пахнешь,…как человек.”\nОборотень с кровью лиса, не интересуется в активном преследовании женщин.\nОн обладает невероятно холодным и безучастным характером и часто не показывает своих эмоций.\nЕго потрясающий нюх делает его прекрасным охотником за людьми и Призраками.\nОн достаточно умён,чтобы быть руководителем компании,и часто избегает коллег.Ненавидит свою звериную природу. Благодаря своему удивительному нюху,он раньше всех замечает,что Вы-человек…\n◆【Взрослый единорог】Тасуку Итиносэ\n“Если ты меня полюбишь, я буду любить тебя всем сердцем.”\nТасуку–спокойный и рассудительный лидер в этом съёмном доме,самый старший из сожителей с кровью единорога.\nОн – профессор университета,и невероятно популярен,благодаря своему спокойному нраву.\nОн замечает,что Вы–человек,но никому об этом не рассказывает и позволяет Вам остаться.Призраки охотятся за ним,поскольку кровь единорога–самая редкая на свете.\nМожете выбрать историю любого персонажа по своему вкусу!\n…Кого из таинственных сожителей Вы выберете?\n■Как играть■\nИграть очень просто!\n1. Загрузите приложение и нажмите кнопку «Пролог».\n2. Прочитайте пролог.\n3. Выберете понравившегося персонажа.\n4. Делайте выборы на протяжении всей истории и сближайтесь с выбранным Вами персонажем.\n5. Всего есть две концовки игры! В зависимости от выбора Вы можете прийти к Счастливому Окончанию!\n※История для этого приложения может быть прочитана абсолютно бесплатно с использованием билетов, которые будут Вам предоставляться каждый день.\n※Вы также можете получить полный сценарий, если хотите прочитать всю историю, не ожидая.\n※ Также Вы можете получить билеты бесплатно, просматривая видео и выполняя особые условия.\n※Однако, чтобы просмотреть окончания, Вам нужны Билеты Окончания, также Вы не сможете просмотреть окончания без выполнени\n!!!Есть Платный Контент. Пролог всегда бесплатен.!!!</text:p>
          </table:table-cell>
          <table:table-cell/>
          <table:table-cell office:value-type="string" calcext:value-type="string">
            <text:p>2-10 часов</text:p>
          </table:table-cell>
          <table:table-cell office:value-type="string" calcext:value-type="string">
            <text:p>genius.inc</text:p>
          </table:table-cell>
          <table:table-cell office:value-type="string" calcext:value-type="string">
            <text:p>{'не люди', 'Иностранный разработчик', 'Главный герой девушка', 'отомэ', 'неко', 'Повествование от первого лица'}</text:p>
          </table:table-cell>
          <table:table-cell office:value-type="string" calcext:value-type="string">
            <text:p>drama,romance,routine,fantasy</text:p>
          </table:table-cell>
          <table:table-cell office:value-type="string" calcext:value-type="string">
            <text:p>https://ru.modapkdown.com/com.genius.gijinrussia/%D0%9C%D0%BE%D0%B9-%D0%A1%D1%82%D1%80%D0%B0%D0%BD%D0%BD%D1%8B%D0%B9-%D0%9B%D1%8E%D0%B1%D0%BE%D0%B2%D0%BD%D0%B8%D0%BA-mod/</text:p>
          </table:table-cell>
          <table:table-cell office:value-type="string" calcext:value-type="string">
            <text:p>751.jpg</text:p>
          </table:table-cell>
        </table:table-row>
        <table:table-row table:style-name="ro1">
          <table:table-cell office:value-type="string" calcext:value-type="string">
            <text:p>Фейк Новелла: Адская Общага (Fake Novel: Infernal Dormitory)</text:p>
          </table:table-cell>
          <table:table-cell office:value-type="string" calcext:value-type="string">
            <text:p>Юная (но совершеннолетняя) девушка оказывается в адском общежитии среди парней — монстров. Её там ожидает симулятор свиданий с красавчиками наяву? Она приручит оборотня, будет укушена вампиром или совратит демона? А может быть, её там ждут не свидания с новыми бойфрендами, а судьба стейка? Да ну, бред какой-то: скорее уж ей удастся там захватить власть и стать новым комендантом!\n\nВ любом случае, в этой новелле мы попробовали собрать клише на романтику с монстрами. В наличии, достижения, секретные концовки, а так-же небольшой кликер-файтинг.\n\nP.S. и в отличии от Симулятора Тян... там есть диалоги!</text:p>
          </table:table-cell>
          <table:table-cell/>
          <table:table-cell office:value-type="string" calcext:value-type="string">
            <text:p>Менее 2 часов</text:p>
          </table:table-cell>
          <table:table-cell office:value-type="string" calcext:value-type="string">
            <text:p>sugoi_studio</text:p>
          </table:table-cell>
          <table:table-cell office:value-type="string" calcext:value-type="string">
            <text:p>{''}</text:p>
          </table:table-cell>
          <table:table-cell office:value-type="string" calcext:value-type="string">
            <text:p>comedy,romance,mystic,parody,adventure,school,fantasy,ecchi</text:p>
          </table:table-cell>
          <table:table-cell office:value-type="string" calcext:value-type="string">
            <text:p>https://play.google.com/store/apps/details?id=studio.sugoi.fake_novelette.infernal_dormitory</text:p>
          </table:table-cell>
          <table:table-cell office:value-type="string" calcext:value-type="string">
            <text:p>748.png</text:p>
          </table:table-cell>
        </table:table-row>
        <table:table-row table:style-name="ro1">
          <table:table-cell office:value-type="string" calcext:value-type="string">
            <text:p>Запертое сердце (Locked Heart)</text:p>
          </table:table-cell>
          <table:table-cell office:value-type="string" calcext:value-type="string">
            <text:p>Однажды члены влиятельной семьи де Локк попали под действие ужасного проклятия, и больше их никто не видел...\nСемь лет спустя заплутавшая в лесу девушка по имени Аура Ренали находит особняк, в котором, как предполагалось, никто не живёт, но героиня встречает семью... говорящих плюшевых медведей!\nСможет ли Аура узнать правду, которую скрывает особняк, и разрушить проклятие?\nДоступно только для пользователей</text:p>
          </table:table-cell>
          <table:table-cell/>
          <table:table-cell office:value-type="string" calcext:value-type="string">
            <text:p>2-10 часов</text:p>
          </table:table-cell>
          <table:table-cell office:value-type="string" calcext:value-type="string">
            <text:p>dice</text:p>
          </table:table-cell>
          <table:table-cell office:value-type="string" calcext:value-type="string">
            <text:p>{'Русский'}</text:p>
          </table:table-cell>
          <table:table-cell office:value-type="string" calcext:value-type="string">
            <text:p>drama,comedy,romance,fantasy</text:p>
          </table:table-cell>
          <table:table-cell office:value-type="string" calcext:value-type="string">
            <text:p>https://drive.google.com/file/d/0B_jmGVej0EqJakFkN21LT2xEVnM/view?pref=2&amp;pli=1</text:p>
          </table:table-cell>
          <table:table-cell office:value-type="string" calcext:value-type="string">
            <text:p>739.png</text:p>
          </table:table-cell>
        </table:table-row>
        <table:table-row table:style-name="ro1">
          <table:table-cell office:value-type="string" calcext:value-type="string">
            <text:p>Love is Strange</text:p>
          </table:table-cell>
          <table:table-cell office:value-type="string" calcext:value-type="string">
            <text:p>Love is Strange - это фанатская новелла, сделанная по игре Life is Strange, авторы которой предлагают вам, играя за Макс, завести роман с четырьмя предложенными девушками: Хлоей, Рэйчел, Викторией и Кейт.\n\nМакс учится на втором курсе Академии Блэквелл. В прошлом году она воссоединилась со своей подругой Хлоей, спустя 5 лет разлуки, когда Макс вернулась в Акрадия Бэй из Сиетла. Она по-прежнему мечтает стать фотографом.\n\nДоступно только для пользователей</text:p>
          </table:table-cell>
          <table:table-cell/>
          <table:table-cell office:value-type="string" calcext:value-type="string">
            <text:p>2-10 часов</text:p>
          </table:table-cell>
          <table:table-cell office:value-type="string" calcext:value-type="string">
            <text:p>team_rumblebee</text:p>
          </table:table-cell>
          <table:table-cell office:value-type="string" calcext:value-type="string">
            <text:p>{'Русский'}</text:p>
          </table:table-cell>
          <table:table-cell office:value-type="string" calcext:value-type="string">
            <text:p>drama,comedy,romance,routine</text:p>
          </table:table-cell>
          <table:table-cell office:value-type="string" calcext:value-type="string">
            <text:p>https://drive.google.com/file/d/0B1Lr7F31U8v_b3ZqYmZFZ1F2Njg/view?pref=2&amp;pli=1</text:p>
          </table:table-cell>
          <table:table-cell office:value-type="string" calcext:value-type="string">
            <text:p>732.jpg</text:p>
          </table:table-cell>
        </table:table-row>
        <table:table-row table:style-name="ro1">
          <table:table-cell office:value-type="string" calcext:value-type="string">
            <text:p>Безымянный (NoName)</text:p>
          </table:table-cell>
          <table:table-cell office:value-type="string" calcext:value-type="string">
            <text:p>Наш герой просыпается в тёмном, пустом месте. Кто он? Где он? Он не знает ответов на эти вопросы... Его разбудил свет и этот свет стал его целью - он должен выбраться из окружающего его мрака. А заодно найти свои воспоминания и вернуть.. или уничтожить.</text:p>
          </table:table-cell>
          <table:table-cell/>
          <table:table-cell office:value-type="string" calcext:value-type="string">
            <text:p>2-10 часов</text:p>
          </table:table-cell>
          <table:table-cell office:value-type="string" calcext:value-type="string">
            <text:p>blackfooted_ferret</text:p>
          </table:table-cell>
          <table:table-cell office:value-type="string" calcext:value-type="string">
            <text:p>{''}</text:p>
          </table:table-cell>
          <table:table-cell office:value-type="string" calcext:value-type="string">
            <text:p>mystic,fantasy</text:p>
          </table:table-cell>
          <table:table-cell office:value-type="string" calcext:value-type="string">
            <text:p>https://yadi.sk/d/BHP6Vvb83TVCAw</text:p>
          </table:table-cell>
          <table:table-cell office:value-type="string" calcext:value-type="string">
            <text:p>730.png</text:p>
          </table:table-cell>
        </table:table-row>
        <table:table-row table:style-name="ro1">
          <table:table-cell office:value-type="string" calcext:value-type="string">
            <text:p>Хитогочи (Hitogochi)</text:p>
          </table:table-cell>
          <table:table-cell office:value-type="string" calcext:value-type="string">
            <text:p>Надин обычная девушка, которая подрабатывает сиделкой для пожилых и недееспособных людей...но в один прекрасный день, её посылают на неделю присматривать за "монстром", который изменит её жизнь навсегда.\nВ игре имеется три концовки (плохая, хорошая и нейтральная), так что удачи в их нахождении.\nВнимание! Если после выбора языка серый экран, закройте игру и включите заново.</text:p>
          </table:table-cell>
          <table:table-cell/>
          <table:table-cell office:value-type="string" calcext:value-type="string">
            <text:p>Менее 2 часов</text:p>
          </table:table-cell>
          <table:table-cell office:value-type="string" calcext:value-type="string">
            <text:p>onionblaze</text:p>
          </table:table-cell>
          <table:table-cell office:value-type="string" calcext:value-type="string">
            <text:p>{'Иностранный разработчик'}</text:p>
          </table:table-cell>
          <table:table-cell office:value-type="string" calcext:value-type="string">
            <text:p>comedy,romance,routine</text:p>
          </table:table-cell>
          <table:table-cell office:value-type="string" calcext:value-type="string">
            <text:p>https://yadi.sk/d/Mq7yUiQEsNjUu</text:p>
          </table:table-cell>
          <table:table-cell office:value-type="string" calcext:value-type="string">
            <text:p>720.jpg</text:p>
          </table:table-cell>
        </table:table-row>
        <table:table-row table:style-name="ro1">
          <table:table-cell office:value-type="string" calcext:value-type="string">
            <text:p>Судьба/Пробуждение (Fate/Awakening)</text:p>
          </table:table-cell>
          <table:table-cell office:value-type="string" calcext:value-type="string">
            <text:p>Фанфик по FSN продолжающий одну из концовок. Имеются небольшие элементы кроссовера и пара новых персонажей. События данной новеллы происходят через неделю после концовки арки Fate. Война закончилась, Слуги отбыли в Зал Героев, а все выжившие потеряли воспоминания о периоде Войны. Остались, хоть и в обрывочном состоянии, они только у Тосаки,Илии, и Широ. Широ вспоминает события войны и безуспешно ищет способ вызвать обратно Сэйбер, но единственным результатом оказывается выяснение что связь Мастер-Слуга созданная из магической цепи Широ не была разорвана при отбытии Сейбер в Зал Героев и теперь угрожает его жизни-мана постепенно утекает из его тела, и до того как резерв закончится и настанет черёд жизненной энергии осталось совсем недолго.</text:p>
          </table:table-cell>
          <table:table-cell/>
          <table:table-cell office:value-type="string" calcext:value-type="string">
            <text:p>2-10 часов</text:p>
          </table:table-cell>
          <table:table-cell office:value-type="string" calcext:value-type="string">
            <text:p>roman_panov</text:p>
          </table:table-cell>
          <table:table-cell office:value-type="string" calcext:value-type="string">
            <text:p>{'Главный герой парень', 'отечественный разработчик', 'магия', 'МикроРено 2014', 'Повествование от первого лица'}</text:p>
          </table:table-cell>
          <table:table-cell office:value-type="string" calcext:value-type="string">
            <text:p>drama,romance,action,mystic,routine,adventure</text:p>
          </table:table-cell>
          <table:table-cell office:value-type="string" calcext:value-type="string">
            <text:p>https://cloud.mail.ru/public/3q4Z/4tp3gbRLF</text:p>
          </table:table-cell>
          <table:table-cell office:value-type="string" calcext:value-type="string">
            <text:p>703.jpg</text:p>
          </table:table-cell>
        </table:table-row>
        <table:table-row table:style-name="ro1">
          <table:table-cell office:value-type="string" calcext:value-type="string">
            <text:p>Русалка и Мальчик: летняя встреча (The Mermaid, the Sea and the Boy's summer)</text:p>
          </table:table-cell>
          <table:table-cell office:value-type="string" calcext:value-type="string">
            <text:p>Забавная история встречи парня, который отправлялся на отдых и русалкой.</text:p>
          </table:table-cell>
          <table:table-cell/>
          <table:table-cell office:value-type="string" calcext:value-type="string">
            <text:p>Менее 2 часов</text:p>
          </table:table-cell>
          <table:table-cell office:value-type="string" calcext:value-type="string">
            <text:p>avalanche</text:p>
          </table:table-cell>
          <table:table-cell office:value-type="string" calcext:value-type="string">
            <text:p>{'Главный герой парень'}</text:p>
          </table:table-cell>
          <table:table-cell office:value-type="string" calcext:value-type="string">
            <text:p>comedy,routine</text:p>
          </table:table-cell>
          <table:table-cell office:value-type="string" calcext:value-type="string">
            <text:p>https://yadi.sk/d/qtTWiVtxsBezU</text:p>
          </table:table-cell>
          <table:table-cell office:value-type="string" calcext:value-type="string">
            <text:p>692.png</text:p>
          </table:table-cell>
        </table:table-row>
        <table:table-row table:style-name="ro1">
          <table:table-cell office:value-type="string" calcext:value-type="string">
            <text:p>Лемниската (Lemniscate)</text:p>
          </table:table-cell>
          <table:table-cell office:value-type="string" calcext:value-type="string">
            <text:p>Год VII со дня разлома, момента, который перевернул судьбу всего человечества. Почему это произошло? Кто стоит за всем этим? Нет, ответы на вопросы, роящиеся в головах всех и каждого, не найти.\nРазлом появился из ниоткуда. А вместе с ним в этот мир пришла неизвестная доселе сила - магия... И создания, умеющие ее контролировать. Разрушительные, кровопролитные войны обрушились на то место, которое люди считали своим домом. Прошло семь лет. И теперь все по-другому.\n\nCюжет этой новеллы охватывает огромные хитросплетения десятков судеб, которые вы, дорогие игроки, будете вершить своими руками. Кому жить, кого любить, как найти выход из сложившейся ситуации - все это вы решаете сами.\n\nНо если говорить по существу, вам предстоит с головой окунуться в некое подобие будущего человечества, стоящего на краю гибели, где простые люди делят родной мир с вторженцами из параллельной вселенной - жестокими и могущественными магами.\n\nВы примерите на себя роль трех героев:\n- молодой парень, медленно и мучительно погибающий то ли от загадочной болезни, то ли от немыслимой силы, неизвестно как оказавшейся у него;\n- его сестра, всеми силами пытающаяся спасти брата от смерти;\n- маг, случайно оказавшийся втянутым в эту историю и неосмотрительно давший обещание помочь.\n\nЧего же стоит ждать от этой новеллы? Да всего, что придет в голову. Помимо острых взаимоотношений между главными и побочными героями, на вас обрушится огромный поток иных остросоциальных проблем, которые как-никак придется решать: от межрасовой войны, политических и религиозных дрязг до неминуемого конца света. И конечно же в этом «обновленном» мире, несмотря на всю его жестокость и беспощадность, найдется место и для любви.\n\nP.S. Альтернативная ссылка на скачивание: Google\n\nP.P.S. Играли в "Становясь легендой"? Уже не первый раз проходите новеллы от Midnight Artwork? Тогда загляните в паблик и не забудьте подписаться! Ибо новый проект уже в пути ;)</text:p>
          </table:table-cell>
          <table:table-cell/>
          <table:table-cell office:value-type="string" calcext:value-type="string">
            <text:p>10-30 часов</text:p>
          </table:table-cell>
          <table:table-cell office:value-type="string" calcext:value-type="string">
            <text:p>stoljarova_arina_(midnight_artwork)</text:p>
          </table:table-cell>
          <table:table-cell office:value-type="string" calcext:value-type="string">
            <text:p>{''}</text:p>
          </table:table-cell>
          <table:table-cell office:value-type="string" calcext:value-type="string">
            <text:p>science_fiction,romance,action,mystic,adventure,fiction</text:p>
          </table:table-cell>
          <table:table-cell office:value-type="string" calcext:value-type="string">
            <text:p>https://yadi.sk/d/5URhthJ-s7uqZ</text:p>
          </table:table-cell>
          <table:table-cell office:value-type="string" calcext:value-type="string">
            <text:p>676.jpg</text:p>
          </table:table-cell>
        </table:table-row>
        <table:table-row table:style-name="ro1">
          <table:table-cell office:value-type="string" calcext:value-type="string">
            <text:p>Монохромное небо (モノクロオムヘヴン)</text:p>
          </table:table-cell>
          <table:table-cell office:value-type="string" calcext:value-type="string">
            <text:p>В тёмном, сером городе, разрушенном войной, она всего лишь мечтает о нормальном существовании. Однажды, молодой бизнесмен купил её жизнь, чтобы разрушить проклятье... Удастся ли ей помочь ему? Захочет ли она? И сможет ли она... выжить?\n\nВерсия от 29.05.16: исправлено подавляющее количество опечаток, мелкие баги, интерфейс.\n\nПримечание по установке:\nДвижок не переносит слов на русской раскладке в пути к игре. Т.е. если у вас в системе имя на русском, не стоит распаковывать игру на рабочий стол! Подойдёт, допустим, диск D:\Monochrome_Heaven-1.0-win.\n\nПорт на андроид: Визуальные новеллы для Android\n08.06.16 - перезалив windows-версии на Я.Диск.</text:p>
          </table:table-cell>
          <table:table-cell/>
          <table:table-cell office:value-type="string" calcext:value-type="string">
            <text:p>2-10 часов</text:p>
          </table:table-cell>
          <table:table-cell office:value-type="string" calcext:value-type="string">
            <text:p>digicla</text:p>
          </table:table-cell>
          <table:table-cell office:value-type="string" calcext:value-type="string">
            <text:p>{'отомэ', 'Иностранный разработчик', 'Повествование от первого лица', 'Главный герой девушка', 'Постапокалиптика'}</text:p>
          </table:table-cell>
          <table:table-cell office:value-type="string" calcext:value-type="string">
            <text:p>drama,romance,triller</text:p>
          </table:table-cell>
          <table:table-cell office:value-type="string" calcext:value-type="string">
            <text:p>https://yadi.sk/d/ryBH9KuEsMMRW</text:p>
          </table:table-cell>
          <table:table-cell office:value-type="string" calcext:value-type="string">
            <text:p>675.jpg</text:p>
          </table:table-cell>
        </table:table-row>
        <table:table-row table:style-name="ro1">
          <table:table-cell office:value-type="string" calcext:value-type="string">
            <text:p>Ворарефилия (Vore)</text:p>
          </table:table-cell>
          <table:table-cell office:value-type="string" calcext:value-type="string">
            <text:p>Сборник 6 основных Vore сюжетов,включающих в себя M\...,F\...,Alien\...У каждого персонажа есть свои удивительные истории,с очень хорошим ветвлением и весьма своеобразными концовками.Ветвление,грамотность,персонажи,музыка и рисовка-всё это на высоте.Некоторые ветки имеют собственную неповторимую рисовку-одни выполнены в стиле аниме.Другие демонстрируют нам сцены,выполненные в Poser и Фотошопе.А это-дополнительный аргумент в том,чтобы поиграть в эту игру.\nЧто такое Ворарефилия?Ворарефилия(от лат.vorare-пожирать,филос-любовь)-является видом фетишизма,при котором человек получает удовольствие от фантазий быть съеденным или съесть другого человека.Обычно vore не является каннибализмом,так как не выходит за рамки фантазий или вообще не направлено на смерть жертвы.\nОсторожно!Лицам до 18 лет,тем у кого проблемы с психикой,особо впечатлительным,стоит воздержатся от игры в данную новеллу.Скачивая эту новеллу,вы подтверждаете,что вам есть 18 лет.,а значит вся ответственность лежит полностью на вас.\n***Ссылка обновлена!***</text:p>
          </table:table-cell>
          <table:table-cell/>
          <table:table-cell office:value-type="string" calcext:value-type="string">
            <text:p>2-10 часов</text:p>
          </table:table-cell>
          <table:table-cell office:value-type="string" calcext:value-type="string">
            <text:p>acerok</text:p>
          </table:table-cell>
          <table:table-cell office:value-type="string" calcext:value-type="string">
            <text:p>{'Эроге', 'не люди', 'отечественный разработчик', 'неко', 'Несколько главных героев', 'Повествование от первого лица'}</text:p>
          </table:table-cell>
          <table:table-cell office:value-type="string" calcext:value-type="string">
            <text:p>romance,adventure,fiction,fantasy</text:p>
          </table:table-cell>
          <table:table-cell office:value-type="string" calcext:value-type="string">
            <text:p>https://yadi.sk/d/xZEBWR4lj0QefQ</text:p>
          </table:table-cell>
          <table:table-cell office:value-type="string" calcext:value-type="string">
            <text:p>669.jpg</text:p>
          </table:table-cell>
        </table:table-row>
        <table:table-row table:style-name="ro1">
          <table:table-cell office:value-type="string" calcext:value-type="string">
            <text:p>Утро (Morning)</text:p>
          </table:table-cell>
          <table:table-cell office:value-type="string" calcext:value-type="string">
            <text:p>Новелла расскажет об истории двух разных людей,упавших на самое дно в следствии собственных неправильных решений и отсутствия у них каких либо целей,чтобы наполнять свою жизнь смыслом.И только непредвиденная случайность,круто и навсегда меняет их жизнь,наполняя её смыслом,давая осознать для чего стоит жить и как нужно жить.\nРуководитель команды,автор сюжета-Sulfur71\nПрограммисты-Sulfur71,Роман Панов\nХудожник-Дарья Булатчик\nКомпозитор-Владимир Бобров\nОтдельное Спасибо-Марии Титовой и nacato.\nЧтобы ознакомится с управление,достаточно прочитать Readmy.</text:p>
          </table:table-cell>
          <table:table-cell/>
          <table:table-cell office:value-type="string" calcext:value-type="string">
            <text:p>Менее 2 часов</text:p>
          </table:table-cell>
          <table:table-cell office:value-type="string" calcext:value-type="string">
            <text:p>jaschik</text:p>
          </table:table-cell>
          <table:table-cell office:value-type="string" calcext:value-type="string">
            <text:p>{''}</text:p>
          </table:table-cell>
          <table:table-cell office:value-type="string" calcext:value-type="string">
            <text:p>drama,routine</text:p>
          </table:table-cell>
          <table:table-cell office:value-type="string" calcext:value-type="string">
            <text:p>http://fayloobmennik.cloud/7275773</text:p>
          </table:table-cell>
          <table:table-cell office:value-type="string" calcext:value-type="string">
            <text:p>668.jpg</text:p>
          </table:table-cell>
        </table:table-row>
        <table:table-row table:style-name="ro1">
          <table:table-cell office:value-type="string" calcext:value-type="string">
            <text:p>Гарри Поттер и Заклинание Трансвоменции (Harry Potter and the Transformency Spell)</text:p>
          </table:table-cell>
          <table:table-cell office:value-type="string" calcext:value-type="string">
            <text:p>Фан-игра игра по "Гарри Поттеру".\nПосле войны волшебников Гарри, Рон и Гермиона решают вернуться в Хогвартс, чтобы расслабиться и закончить обучение. Даже если Волдеморт был побежден Гарри ждет еще одно удивительное приключение.</text:p>
          </table:table-cell>
          <table:table-cell/>
          <table:table-cell office:value-type="string" calcext:value-type="string">
            <text:p>Менее 2 часов</text:p>
          </table:table-cell>
          <table:table-cell office:value-type="string" calcext:value-type="string">
            <text:p>rivars_studio</text:p>
          </table:table-cell>
          <table:table-cell office:value-type="string" calcext:value-type="string">
            <text:p>{''}</text:p>
          </table:table-cell>
          <table:table-cell office:value-type="string" calcext:value-type="string">
            <text:p>romance,school</text:p>
          </table:table-cell>
          <table:table-cell office:value-type="string" calcext:value-type="string">
            <text:p>https://drive.google.com/file/d/1SGTxkkFAX-YliHfDa3aelCvsJb9flZOB/view?usp=sharing</text:p>
          </table:table-cell>
          <table:table-cell office:value-type="string" calcext:value-type="string">
            <text:p>661.png</text:p>
          </table:table-cell>
        </table:table-row>
        <table:table-row table:style-name="ro1">
          <table:table-cell office:value-type="string" calcext:value-type="string">
            <text:p>Её Слёзы Были Моим Светом (Her Tears Were My Light)</text:p>
          </table:table-cell>
          <table:table-cell office:value-type="string" calcext:value-type="string">
            <text:p>Это короткая история любви о времени и пространстве.Как время,вы можете двигаться вперёд,назад или деформировать любой момент,при этом вы создаёте для себя точку сохранения.Вы можете использовать эту силу,чтобы сохранить пространство от её чувства одиночества?\nДанная визуальная новелла создана специально для конкурса NaNoRenO 2016.\nВнимание!Чтобы включить русский язык-&gt;Заходим в Options-&gt;Выбираем Русский.</text:p>
          </table:table-cell>
          <table:table-cell/>
          <table:table-cell office:value-type="string" calcext:value-type="string">
            <text:p>Менее 2 часов</text:p>
          </table:table-cell>
          <table:table-cell office:value-type="string" calcext:value-type="string">
            <text:p>nomnomnami</text:p>
          </table:table-cell>
          <table:table-cell office:value-type="string" calcext:value-type="string">
            <text:p>{'Русский'}</text:p>
          </table:table-cell>
          <table:table-cell office:value-type="string" calcext:value-type="string">
            <text:p>drama,romance,adventure,fantasy</text:p>
          </table:table-cell>
          <table:table-cell office:value-type="string" calcext:value-type="string">
            <text:p>https://yadi.sk/d/02CbuZqlrxA5U</text:p>
          </table:table-cell>
          <table:table-cell office:value-type="string" calcext:value-type="string">
            <text:p>658.jpg</text:p>
          </table:table-cell>
        </table:table-row>
        <table:table-row table:style-name="ro1">
          <table:table-cell office:value-type="string" calcext:value-type="string">
            <text:p>Подводный роман (My Ocean Romance)</text:p>
          </table:table-cell>
          <table:table-cell office:value-type="string" calcext:value-type="string">
            <text:p>Маленькая пародийная новелла про школу на дне океана.</text:p>
          </table:table-cell>
          <table:table-cell/>
          <table:table-cell office:value-type="string" calcext:value-type="string">
            <text:p>Менее 2 часов</text:p>
          </table:table-cell>
          <table:table-cell office:value-type="string" calcext:value-type="string">
            <text:p>gala_draws</text:p>
          </table:table-cell>
          <table:table-cell office:value-type="string" calcext:value-type="string">
            <text:p>{'Русский'}</text:p>
          </table:table-cell>
          <table:table-cell office:value-type="string" calcext:value-type="string">
            <text:p>comedy,romance,parody</text:p>
          </table:table-cell>
          <table:table-cell office:value-type="string" calcext:value-type="string">
            <text:p>https://cloud.mail.ru/public/5xYW/36YEVTQGJ</text:p>
          </table:table-cell>
          <table:table-cell office:value-type="string" calcext:value-type="string">
            <text:p>651.png</text:p>
          </table:table-cell>
        </table:table-row>
        <table:table-row table:style-name="ro1">
          <table:table-cell office:value-type="string" calcext:value-type="string">
            <text:p>Травница (The Herbalist)</text:p>
          </table:table-cell>
          <table:table-cell office:value-type="string" calcext:value-type="string">
            <text:p>«Травница» — это спокойная и медитативная логическая игра от создателей «Бесконечного Лета», в которой Вам предстоит воссоздать вместе со Славей рецепты различных магических зелий. Вас ждут красочная графика в стиле аниме, приятный мелодичный саундтрек и пикантные сюжетные сцены.\n\nСЮЖЕТ:\nОднажды Славя приехала к бабушке в деревню, провести лето. Но её никто не встретил — избушка оказалась пуста. Внимательно осмотревшись, Славя обнаружила старую книгу с еле читаемыми записями каких-то алхимических рецептов. Девушка решает восстановить утерянные знания, ведь, возможно, именно в них кроется разгадка исчезновения бабушки.\n\nОСОБЕННОСТИ ИГРЫ:\nПоиск и сбор магических трав и растений;\nДесятки уникальных рецептов зелий и предметов;\nМножество ярких и пикантных сцен, открываемых по мере прохождения игры;\nВозможность модификации игры с добавлением новых рецептов, локаций, событий и т.д.\nМодификации\nСвежую версию всегда можно найти на сайте разработчика: https://moonworks.ru/</text:p>
          </table:table-cell>
          <table:table-cell/>
          <table:table-cell office:value-type="string" calcext:value-type="string">
            <text:p>2-10 часов</text:p>
          </table:table-cell>
          <table:table-cell office:value-type="string" calcext:value-type="string">
            <text:p>moonworks</text:p>
          </table:table-cell>
          <table:table-cell office:value-type="string" calcext:value-type="string">
            <text:p>{'зелья', 'Главный герой девушка', 'отечественный разработчик', 'Повествование от первого лица'}</text:p>
          </table:table-cell>
          <table:table-cell office:value-type="string" calcext:value-type="string">
            <text:p>comedy,mystic,adventure,fantasy,ecchi</text:p>
          </table:table-cell>
          <table:table-cell office:value-type="string" calcext:value-type="string">
            <text:p>https://download.moonworks.ru/travnica-1.2.6.1608-win-nosteam.zip</text:p>
          </table:table-cell>
          <table:table-cell office:value-type="string" calcext:value-type="string">
            <text:p>630.png</text:p>
          </table:table-cell>
        </table:table-row>
        <table:table-row table:style-name="ro1">
          <table:table-cell office:value-type="string" calcext:value-type="string">
            <text:p>Гипер измерения Нептунии пере;рождения 2 (Hyperdimension Neptunia Re;Birth 2)</text:p>
          </table:table-cell>
          <table:table-cell office:value-type="string" calcext:value-type="string">
            <text:p>Приквел: Гипер измерения Нептунии пере;рождения 1\nHyperdimension Neptunia Re-Birth 2: Sisters Generation - Продолжение известной серии Hyperdimension Neptunia. Игроков вновь ждет мир Gamindustri. На этот раз сюжетная линия игры Hyperdimension Neptunia Re-Birth 2: Sisters Generation будет развиваться вокруг жестокой богини Arfoire, победившей всех богинь. Отныне, злодейка взяла под свою защиту все регионы Gamindustri. Только младшие сестры смогут вызволить из плена четырех богинь. В полное приключений путешествие отправятся Непгир, и Нептуны. К ним присоединится ИФ и Компа, для того чтобы спасти мир Gamindustri от злой богини, и освободить старших сестер. По ходу cобытий, Непгир встретит знакомых друзей, и даст отпор соперникам.\n\nСсылки на скачивание:\nДоступно только для пользователей</text:p>
          </table:table-cell>
          <table:table-cell/>
          <table:table-cell office:value-type="string" calcext:value-type="string">
            <text:p>10-30 часов</text:p>
          </table:table-cell>
          <table:table-cell office:value-type="string" calcext:value-type="string">
            <text:p>compile_heart</text:p>
          </table:table-cell>
          <table:table-cell office:value-type="string" calcext:value-type="string">
            <text:p>{''}</text:p>
          </table:table-cell>
          <table:table-cell office:value-type="string" calcext:value-type="string">
            <text:p>action,fantasy,ecchi</text:p>
          </table:table-cell>
          <table:table-cell office:value-type="string" calcext:value-type="string">
            <text:p>https://www.playground.ru/hyperdimension_neptunia_re_birth_2/file/rusifikator_dialogi_tektury_hyperdimension_neptunia_re_birth_2_ot_zog_forum_team_ot_12_07_2016-981234</text:p>
          </table:table-cell>
          <table:table-cell office:value-type="string" calcext:value-type="string">
            <text:p>629.jpg</text:p>
          </table:table-cell>
        </table:table-row>
        <table:table-row table:style-name="ro1">
          <table:table-cell office:value-type="string" calcext:value-type="string">
            <text:p>Гипер измерения Нептунии пере;рождения 1 (Hyperdimension Neptunia Re;Birth 1)</text:p>
          </table:table-cell>
          <table:table-cell office:value-type="string" calcext:value-type="string">
            <text:p>Действие Hyperdimension Neptunia Re;Birth разворачивается в мире под названием Gamindustri, который разрывает так называемая «Война Консолей», где балом правят девушки олицетворяющие собой игровые консоли седьмого поколения.\nГлавная героиня, Neptune, которая является невышедшей игровой приставкой Sega Neptune, вступает в очередную стычку со своими соперницами (Xbox 360, PS3 и Wii). Исход битвы таков: богиня Нептуния терпит поржаение и теряет память. Падшая жертва попадает в мир простых людей, где ее спасает новая знакомая Компа.\nЧто же, отправляемся в необычное путешествие с целью спасти целый мир!\n\nСсылки на скачивание:\nДоступно только для пользователей\n\nВторая часть.</text:p>
          </table:table-cell>
          <table:table-cell/>
          <table:table-cell office:value-type="string" calcext:value-type="string">
            <text:p>10-30 часов</text:p>
          </table:table-cell>
          <table:table-cell office:value-type="string" calcext:value-type="string">
            <text:p>idea_factory</text:p>
          </table:table-cell>
          <table:table-cell office:value-type="string" calcext:value-type="string">
            <text:p>{''}</text:p>
          </table:table-cell>
          <table:table-cell office:value-type="string" calcext:value-type="string">
            <text:p>action,fantasy,ecchi</text:p>
          </table:table-cell>
          <table:table-cell office:value-type="string" calcext:value-type="string">
            <text:p>https://www.playground.ru/hyperdimension_neptunia_re_birth_2/file/rusifikator_dialogi_tektury_hyperdimension_neptunia_re_birth_1_ot_zog_forum_team_ot_12_07_2016-981236</text:p>
          </table:table-cell>
          <table:table-cell office:value-type="string" calcext:value-type="string">
            <text:p>628.png</text:p>
          </table:table-cell>
        </table:table-row>
        <table:table-row table:style-name="ro1">
          <table:table-cell office:value-type="string" calcext:value-type="string">
            <text:p>Уроки Сладострастия (Slave Pageant/Shoujo Settai/娼女接待)</text:p>
          </table:table-cell>
          <table:table-cell office:value-type="string" calcext:value-type="string">
            <text:p>Зеленый уголок,драмкружок,курсы кройки и шитья-как уныло приходилось проводить время после уроков молодым,цветущим школьницам.Чтобы не гробить свою юность бесполезными занятиями,ученики одной из японских школ подошли к проведению досуга с большой изобретательностью,устроив под крышей"храма знаний"настоящий бордель.Школьницы с энтузиазмом принялись удовлетворять потребности молодых людей в сексе,получая за это деньги.Узнав об экзотичной группе продленного дня,главный герой решил прибрать бизнес к своим рукам.Теперь нам придется провести самый строгий контроль качества,попробовав все предлагаемые услуги на себе.\nОсобенности игры:\n-Традиционная манга-графика\n-Несколько прелестных девушек\n-Полностью переведенные диалоги и сохраненное оригинальное озвучивание\n\n\n\n\n\n\n\n\n\n\n\n\n\n\n\n\n\n***Ссылка обновлена!***</text:p>
          </table:table-cell>
          <table:table-cell/>
          <table:table-cell office:value-type="string" calcext:value-type="string">
            <text:p>10-30 часов</text:p>
          </table:table-cell>
          <table:table-cell office:value-type="string" calcext:value-type="string">
            <text:p>ignition</text:p>
          </table:table-cell>
          <table:table-cell office:value-type="string" calcext:value-type="string">
            <text:p>{'Русский'}</text:p>
          </table:table-cell>
          <table:table-cell office:value-type="string" calcext:value-type="string">
            <text:p>comedy,routine,school,hentai</text:p>
          </table:table-cell>
          <table:table-cell office:value-type="string" calcext:value-type="string">
            <text:p>https://yadi.sk/d/nvLV-3iRmrQb1g</text:p>
          </table:table-cell>
          <table:table-cell office:value-type="string" calcext:value-type="string">
            <text:p>617.jpg</text:p>
          </table:table-cell>
        </table:table-row>
        <table:table-row table:style-name="ro1">
          <table:table-cell office:value-type="string" calcext:value-type="string">
            <text:p>Цифровая История Любви (Digital:A Love Story)</text:p>
          </table:table-cell>
          <table:table-cell office:value-type="string" calcext:value-type="string">
            <text:p>Действие игры происходит во времена распространения BBS,в 1980-х годах.Путешествуя по различным BBS,игрок пытается разгадать тайну,скрытую в них.Интерфейс игры выполнен в стиле первого персонального компьютера — Amiga 1000.Игрок может заходить на различные BBS,но для того,чтобы зайти,игрок должен вручную набрать номер телефона и пароль.В ходе игры,различные персонажи присылают игроку сообщения,из которых складывается сюжет. Сообщения,которые отправляет игрок,никогда не показываются,но их содержание можно понять из писем,полученных от других персонажей.Игра создана специально для конкурса NaNoRenO!\nЕщё информация о данной игре от UsagiToxic:\nНу что же,вот и оно Плод нескольких бессонных ночей и трёх лет прокрастинации с попытками вкурить в код я всё-таки сделяль.Первый блин вышел как обычно,но читать можно.Это одна из моих любимых визуальных новелл,и мне всегда хотелось,чтобы тех,кто мог её прочитать,стало больше.\nПредупреждаю сразу и мне хотелось бы это изменить в будущем:\n-Отыгрыш идёт только от мужского лица.Sad but true,я не в силах была сделать выбор между,а делать вторую версию,как мне кажется, не имеет смысл.\n-Не переведены заголовки писем.Я не могу это сделать—при попытке игра ВНЕЗАПНО начинает паниковать и возмущаться,что не понимает кириллицу. ¯\_(ツ)_/¯\n-Не переведены«входы»на BBS,но это в будущем может поменяться.\nЕсли понадобится версия на Линукс или не дай макаронный монстр на Мак(кто-то использует компьютеры от Эппл?),то пишите сюда или мне на мыло: toxicbunny@mail.ru</text:p>
          </table:table-cell>
          <table:table-cell/>
          <table:table-cell office:value-type="string" calcext:value-type="string">
            <text:p>2-10 часов</text:p>
          </table:table-cell>
          <table:table-cell office:value-type="string" calcext:value-type="string">
            <text:p>christine_love(love_conquers_all_games)</text:p>
          </table:table-cell>
          <table:table-cell office:value-type="string" calcext:value-type="string">
            <text:p>{'киберпанк', 'Главный герой парень', 'Иностранный разработчик', 'Цифровая История Любви', 'Повествование от первого лица'}</text:p>
          </table:table-cell>
          <table:table-cell office:value-type="string" calcext:value-type="string">
            <text:p>drama,romance,routine,fiction</text:p>
          </table:table-cell>
          <table:table-cell office:value-type="string" calcext:value-type="string">
            <text:p>http://www.mediafire.com/download/g1rsarb95ql3hdh/DigitalRus-0.8-win32.zip</text:p>
          </table:table-cell>
          <table:table-cell office:value-type="string" calcext:value-type="string">
            <text:p>616.jpg</text:p>
          </table:table-cell>
        </table:table-row>
        <table:table-row table:style-name="ro1">
          <table:table-cell office:value-type="string" calcext:value-type="string">
            <text:p>Without Within</text:p>
          </table:table-cell>
          <table:table-cell office:value-type="string" calcext:value-type="string">
            <text:p>Винти - начинающий каллиграфист. Все попытки продвинуться вверх по карьерной лестнице потерпели фиаско. Уверенность в себе уже упала ниже плинтуса. Из-за давления внешнего мира, она напрочь забыла одну важную вещь...почему она решила пойти по этому пути?</text:p>
          </table:table-cell>
          <table:table-cell/>
          <table:table-cell office:value-type="string" calcext:value-type="string">
            <text:p>Менее 2 часов</text:p>
          </table:table-cell>
          <table:table-cell office:value-type="string" calcext:value-type="string">
            <text:p>invertmouse</text:p>
          </table:table-cell>
          <table:table-cell office:value-type="string" calcext:value-type="string">
            <text:p>{'Главный герой девушка', 'Иностранный разработчик', 'Повествование от первого лица'}</text:p>
          </table:table-cell>
          <table:table-cell office:value-type="string" calcext:value-type="string">
            <text:p>comedy,routine</text:p>
          </table:table-cell>
          <table:table-cell office:value-type="string" calcext:value-type="string">
            <text:p>https://yadi.sk/d/GHM_KOojraHBb</text:p>
          </table:table-cell>
          <table:table-cell office:value-type="string" calcext:value-type="string">
            <text:p>615.jpg</text:p>
          </table:table-cell>
        </table:table-row>
        <table:table-row table:style-name="ro1">
          <table:table-cell office:value-type="string" calcext:value-type="string">
            <text:p>Печальная История Эммелин Бёрнс (The Sad Story of Emmeline Burns)</text:p>
          </table:table-cell>
          <table:table-cell office:value-type="string" calcext:value-type="string">
            <text:p>История повествует о встрече скромной девушки по имени Тома, полюбившей кладбища благодаря интересу её матери к прошлому и своей родословной, и призрака девушки по имени Эми. Большая часть сюжета это рассказ Эми своей грустной истории, о своей семье, о любви к своей подруге, и о том как она стала призраком. История в меру грустная, но при этом очень светлая, подана хорошим языком.\n***Ссылка обновлена!***</text:p>
          </table:table-cell>
          <table:table-cell/>
          <table:table-cell office:value-type="string" calcext:value-type="string">
            <text:p>Менее 2 часов</text:p>
          </table:table-cell>
          <table:table-cell office:value-type="string" calcext:value-type="string">
            <text:p>ebi-hime</text:p>
          </table:table-cell>
          <table:table-cell office:value-type="string" calcext:value-type="string">
            <text:p>{'Русский'}</text:p>
          </table:table-cell>
          <table:table-cell office:value-type="string" calcext:value-type="string">
            <text:p>drama,romance,mystic,routine</text:p>
          </table:table-cell>
          <table:table-cell office:value-type="string" calcext:value-type="string">
            <text:p>https://yadi.sk/d/DvHrrDrfk04rSA</text:p>
          </table:table-cell>
          <table:table-cell office:value-type="string" calcext:value-type="string">
            <text:p>614.jpg</text:p>
          </table:table-cell>
        </table:table-row>
        <table:table-row table:style-name="ro1">
          <table:table-cell office:value-type="string" calcext:value-type="string">
            <text:p>Silent Hill:Play Novel/Silent Hill:Genesis</text:p>
          </table:table-cell>
          <table:table-cell office:value-type="string" calcext:value-type="string">
            <text:p>Silent Hill:Genesis свободная фанатская адаптация Silent Hill для Sega Megadrive/Genesis в формате визуальной новеллы на основе Silent Hill:Play novel вышедшей для GBA в 2001 году в Японии.В игре 2 сценария: за Гарри и Сибил(сценарий Сибил доступен после прохождения игры за Гарри).После прохождения игры за Сибил вы получите пароль для просмотра коллекции цифровых карт (всего 32).Silent Hill:Play Novel представляет собой адаптацию первой игры серии для Game Boy Advance в виде визуальной новеллы.В определенных моментах игроку предлагается выбрать между двумя или большим количеством вариантов,которые влияют на дальнейшее развитие событий.Данный тип игр пользуется большой популярностью в Японии но на западе малопопулярен.По этой причине Silent Hill:Play Novel так и не был официально переведен и издан за пределами Японии.Игра предлагает два сценария на выбор:за Гарри и за Сибил(становится доступен после прохождения основного сценария),по-разному показывающие события основной игры.Помимо этого существовал дополнительно скачиваемый сценарий из четырех частей,главным героем которого был мальчик по имени Энди. Энди в результате своей любви к Шерил,залазит в багажник машины Мейсонов и таким образом попадает вместе с ними в Сайлент Хилл.Konami прекратило поддержку этого сервиса через короткое время,поэтому найти сейчас этот сценарий практически невозможно.Кроме повествования с выборами,в игре присутствовало несколько загадок и множественные концовки для каждого сценария.После получения каждой концовки игрок получал карточки Digital Trading Cards —32 в общей сложности для всех трех сценариев.\nВнимание!Перед вами бета-версия Silent Hil:Genesis,которая не была полностью протестирована,поэтому возможно обнаружение ошибок и глюков,о которых просьба сообщать на email: bad_lupus@ua.fm.</text:p>
          </table:table-cell>
          <table:table-cell/>
          <table:table-cell office:value-type="string" calcext:value-type="string">
            <text:p>2-10 часов</text:p>
          </table:table-cell>
          <table:table-cell office:value-type="string" calcext:value-type="string">
            <text:p>konami</text:p>
          </table:table-cell>
          <table:table-cell office:value-type="string" calcext:value-type="string">
            <text:p>{'Иностранный разработчик', 'Несколько главных героев', 'Повествование от первого лица'}</text:p>
          </table:table-cell>
          <table:table-cell office:value-type="string" calcext:value-type="string">
            <text:p>horror,mystic</text:p>
          </table:table-cell>
          <table:table-cell office:value-type="string" calcext:value-type="string">
            <text:p>https://yadi.sk/d/a4vw-n8qrZBnG</text:p>
          </table:table-cell>
          <table:table-cell office:value-type="string" calcext:value-type="string">
            <text:p>612.jpg</text:p>
          </table:table-cell>
        </table:table-row>
        <table:table-row table:style-name="ro1">
          <table:table-cell office:value-type="string" calcext:value-type="string">
            <text:p>Нелепое самоубийство №7 (Le Suicide Grotesque #7)</text:p>
          </table:table-cell>
          <table:table-cell office:value-type="string" calcext:value-type="string">
            <text:p>Это визуальная новелла-продолжeние серии комиксов Le Suicide Grotesque.</text:p>
          </table:table-cell>
          <table:table-cell/>
          <table:table-cell office:value-type="string" calcext:value-type="string">
            <text:p>Менее 2 часов</text:p>
          </table:table-cell>
          <table:table-cell office:value-type="string" calcext:value-type="string">
            <text:p>madartist</text:p>
          </table:table-cell>
          <table:table-cell office:value-type="string" calcext:value-type="string">
            <text:p>{'Главный герой парень', 'отечественный разработчик', 'Повествование от первого лица'}</text:p>
          </table:table-cell>
          <table:table-cell office:value-type="string" calcext:value-type="string">
            <text:p>routine</text:p>
          </table:table-cell>
          <table:table-cell office:value-type="string" calcext:value-type="string">
            <text:p>https://disk.yandex.by/d/iQfD16ch_zJtAA</text:p>
          </table:table-cell>
          <table:table-cell office:value-type="string" calcext:value-type="string">
            <text:p>610.jpg</text:p>
          </table:table-cell>
        </table:table-row>
        <table:table-row table:style-name="ro1">
          <table:table-cell office:value-type="string" calcext:value-type="string">
            <text:p>Купидон (Cupid)</text:p>
          </table:table-cell>
          <table:table-cell office:value-type="string" calcext:value-type="string">
            <text:p>Кэтрин, с которой Роза дружила с детства, умерла, и та считает, что в этом виноват жених подруги - Гильом. Так сказала мама. Он должен заплатить своей жизнью, ведь он не обычный человек. Гильом испорченный. Бесчувственный. Монстр. Его не убить обычным способом, поэтому ради мести нужно раскрыть все его секреты, а затем уничтожить. Но не поглотят ли Розу её собственные тёмные желания? Или они дадут ей свободу? Неважно.\nВедь мама скажет, что делать.</text:p>
          </table:table-cell>
          <table:table-cell/>
          <table:table-cell office:value-type="string" calcext:value-type="string">
            <text:p>2-10 часов</text:p>
          </table:table-cell>
          <table:table-cell office:value-type="string" calcext:value-type="string">
            <text:p>fervent_studio</text:p>
          </table:table-cell>
          <table:table-cell office:value-type="string" calcext:value-type="string">
            <text:p>{'Русский'}</text:p>
          </table:table-cell>
          <table:table-cell office:value-type="string" calcext:value-type="string">
            <text:p>drama,romance,horror</text:p>
          </table:table-cell>
          <table:table-cell office:value-type="string" calcext:value-type="string">
            <text:p>https://drive.google.com/file/d/0B_jmGVej0EqJbW41OE55OTYyWlU/view?pref=2&amp;pli=1</text:p>
          </table:table-cell>
          <table:table-cell office:value-type="string" calcext:value-type="string">
            <text:p>605.png</text:p>
          </table:table-cell>
        </table:table-row>
        <table:table-row table:style-name="ro1">
          <table:table-cell office:value-type="string" calcext:value-type="string">
            <text:p>Cuttlebone</text:p>
          </table:table-cell>
          <table:table-cell office:value-type="string" calcext:value-type="string">
            <text:p>Сю и его подруга детства Инами отправляются на пляж в поисках кое-чего важного в солнечный летний день.</text:p>
          </table:table-cell>
          <table:table-cell/>
          <table:table-cell office:value-type="string" calcext:value-type="string">
            <text:p>Менее 2 часов</text:p>
          </table:table-cell>
          <table:table-cell office:value-type="string" calcext:value-type="string">
            <text:p>kuroonehalf</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comedy,romance,routine</text:p>
          </table:table-cell>
          <table:table-cell office:value-type="string" calcext:value-type="string">
            <text:p>https://yadi.sk/d/XnJyjqd5hkNxY</text:p>
          </table:table-cell>
          <table:table-cell office:value-type="string" calcext:value-type="string">
            <text:p>604.png</text:p>
          </table:table-cell>
        </table:table-row>
        <table:table-row table:style-name="ro1">
          <table:table-cell office:value-type="string" calcext:value-type="string">
            <text:p>Forgotten, Not Lost</text:p>
          </table:table-cell>
          <table:table-cell office:value-type="string" calcext:value-type="string">
            <text:p>Старый фермер живёт со своей женой, впрочем, кажется, последнее время он слегка не в себе. Он забывает обыденные вещи и частенько предается воспоминаниям о прошлом.</text:p>
          </table:table-cell>
          <table:table-cell/>
          <table:table-cell office:value-type="string" calcext:value-type="string">
            <text:p>Менее 2 часов</text:p>
          </table:table-cell>
          <table:table-cell office:value-type="string" calcext:value-type="string">
            <text:p>afterthought_studios</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text:p>
          </table:table-cell>
          <table:table-cell office:value-type="string" calcext:value-type="string">
            <text:p>https://cloud.mail.ru/public/GaMw/gqRwxBXXQ</text:p>
          </table:table-cell>
          <table:table-cell office:value-type="string" calcext:value-type="string">
            <text:p>603.png</text:p>
          </table:table-cell>
        </table:table-row>
        <table:table-row table:style-name="ro1">
          <table:table-cell office:value-type="string" calcext:value-type="string">
            <text:p>Мир Наоборот (The world to reverse. Hallucinate. Flanca.)</text:p>
          </table:table-cell>
          <table:table-cell office:value-type="string" calcext:value-type="string">
            <text:p>Этот мир - галлюцинация. Эта проклятая белая комната и дух девушки, твердивший о его преступлении...\nДополнительная информация:\nНа русский язык была переведена только первая часть - Hallucinate. Вторая часть - Flanca осталась не переведенной.</text:p>
          </table:table-cell>
          <table:table-cell/>
          <table:table-cell office:value-type="string" calcext:value-type="string">
            <text:p>Менее 2 часов</text:p>
          </table:table-cell>
          <table:table-cell office:value-type="float" office:value="17" calcext:value-type="float">
            <text:p>17</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text:p>
          </table:table-cell>
          <table:table-cell office:value-type="string" calcext:value-type="string">
            <text:p>https://cloud.mail.ru/public/KhJ8/wL4mk39Lw</text:p>
          </table:table-cell>
          <table:table-cell office:value-type="string" calcext:value-type="string">
            <text:p>602.png</text:p>
          </table:table-cell>
        </table:table-row>
        <table:table-row table:style-name="ro1">
          <table:table-cell office:value-type="string" calcext:value-type="string">
            <text:p>Адажио (Adagio)</text:p>
          </table:table-cell>
          <table:table-cell office:value-type="string" calcext:value-type="string">
            <text:p>Молодой композитор увидел танцевальное выступление, которое изменило его жизнь …</text:p>
          </table:table-cell>
          <table:table-cell/>
          <table:table-cell office:value-type="string" calcext:value-type="string">
            <text:p>Менее 2 часов</text:p>
          </table:table-cell>
          <table:table-cell office:value-type="float" office:value="17" calcext:value-type="float">
            <text:p>17</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routine</text:p>
          </table:table-cell>
          <table:table-cell office:value-type="string" calcext:value-type="string">
            <text:p>https://cloud.mail.ru/public/NHTb/PayFzRo1B</text:p>
          </table:table-cell>
          <table:table-cell office:value-type="string" calcext:value-type="string">
            <text:p>601.png</text:p>
          </table:table-cell>
        </table:table-row>
        <table:table-row table:style-name="ro1">
          <table:table-cell office:value-type="string" calcext:value-type="string">
            <text:p>Бедная птичка (Kawaisou na Kotori)</text:p>
          </table:table-cell>
          <table:table-cell office:value-type="string" calcext:value-type="string">
            <text:p>Небольшая история о жизни маленькой птички.</text:p>
          </table:table-cell>
          <table:table-cell/>
          <table:table-cell office:value-type="string" calcext:value-type="string">
            <text:p>Менее 2 часов</text:p>
          </table:table-cell>
          <table:table-cell office:value-type="string" calcext:value-type="string">
            <text:p>eno_yamamoto_ten</text:p>
          </table:table-cell>
          <table:table-cell office:value-type="string" calcext:value-type="string">
            <text:p>{'Повествование от третьего лица', 'сказка', 'Иностранный разработчик'}</text:p>
          </table:table-cell>
          <table:table-cell office:value-type="string" calcext:value-type="string">
            <text:p>drama,routine</text:p>
          </table:table-cell>
          <table:table-cell office:value-type="string" calcext:value-type="string">
            <text:p>https://cloud.mail.ru/public/Efh8/AM1p4ffa7</text:p>
          </table:table-cell>
          <table:table-cell office:value-type="string" calcext:value-type="string">
            <text:p>600.png</text:p>
          </table:table-cell>
        </table:table-row>
        <table:table-row table:style-name="ro1">
          <table:table-cell office:value-type="string" calcext:value-type="string">
            <text:p>Последние Выходные (The Last Weekend)</text:p>
          </table:table-cell>
          <table:table-cell office:value-type="string" calcext:value-type="string">
            <text:p>Компания(2 парня и 2 девушки)приехали на выходные в загородный дом около озера.Он далеко в лесу,тут плохо ловит мобильник, нет стационарного телефона,дороги грунтовые,которые легко размывает дождем.Их встречает хозяйка: скромная худенькая девушка.Гости веселятся,купаются.Начинается дождь.Они сидят дома, выпивают,болтают о разном.Хозяйка с ними.Разговор заходит про то,кто хотел бы стать каким сверхъестественным существом.В игре"The Last Weekend"вы сможете выбрать одного из 4х персонажей за которого можно пройти игру.\nНа сайте для ознакомления размещена демо-версия.\nПолная версия в Steam абсолютно бесплатна, правда за открытия хентайных сцен надо будет заплатить автору.</text:p>
          </table:table-cell>
          <table:table-cell/>
          <table:table-cell office:value-type="string" calcext:value-type="string">
            <text:p>Менее 2 часов</text:p>
          </table:table-cell>
          <table:table-cell office:value-type="string" calcext:value-type="string">
            <text:p>kexboy</text:p>
          </table:table-cell>
          <table:table-cell office:value-type="string" calcext:value-type="string">
            <text:p>{''}</text:p>
          </table:table-cell>
          <table:table-cell office:value-type="string" calcext:value-type="string">
            <text:p>horror,mystic,adventure</text:p>
          </table:table-cell>
          <table:table-cell office:value-type="string" calcext:value-type="string">
            <text:p>http://rgho.st/6LYMNzQGF</text:p>
          </table:table-cell>
          <table:table-cell office:value-type="string" calcext:value-type="string">
            <text:p>599.jpg</text:p>
          </table:table-cell>
        </table:table-row>
        <table:table-row table:style-name="ro1">
          <table:table-cell office:value-type="string" calcext:value-type="string">
            <text:p>NekoPara Vol.1</text:p>
          </table:table-cell>
          <table:table-cell office:value-type="string" calcext:value-type="string">
            <text:p>Первая часть серии новелл "NekoPara".\n\nМинадзуки Касё, сын известной кондитерской семьи, съехал, чтобы открыть свою собственную кондитерскую "La Soleil". Но после переезда он находит спрятавшихся среди его вещей двух девочек-кошек (нэко), Чоколу и Ванилу, которых его семья растила. Когда он пытается отправить их обратно, они умоляют его не делать этого, пока он не сдается, и теперь он открывает "La Soleil" вместе c двумя нэко, которые действительно, ДЕЙСТВИТЕЛЬНО любят своего хозяина... Душевная комедийная история и магазин сладостей открыты для посетителей!</text:p>
          </table:table-cell>
          <table:table-cell/>
          <table:table-cell office:value-type="string" calcext:value-type="string">
            <text:p>2-10 часов</text:p>
          </table:table-cell>
          <table:table-cell office:value-type="string" calcext:value-type="string">
            <text:p>neko_works</text:p>
          </table:table-cell>
          <table:table-cell office:value-type="string" calcext:value-type="string">
            <text:p>{'Главный герой парень', 'не люди', 'NekoparaNW', 'Повествование от первог', 'Иностранный разработчик', 'неко'}</text:p>
          </table:table-cell>
          <table:table-cell office:value-type="string" calcext:value-type="string">
            <text:p>comedy,romance,routine,hentai</text:p>
          </table:table-cell>
          <table:table-cell office:value-type="string" calcext:value-type="string">
            <text:p>https://drive.google.com/file/d/1kYH1uB8e7mbTCYwZMOYMufPffUwCZPvP/view?usp=sharing</text:p>
          </table:table-cell>
          <table:table-cell office:value-type="string" calcext:value-type="string">
            <text:p>591.png</text:p>
          </table:table-cell>
        </table:table-row>
        <table:table-row table:style-name="ro1">
          <table:table-cell office:value-type="string" calcext:value-type="string">
            <text:p>Цвет (Colour)</text:p>
          </table:table-cell>
          <table:table-cell office:value-type="string" calcext:value-type="string">
            <text:p>Вы уверенны, что не спите сейчас? Вы ведь помните достаточно, чтобы быть в этом уверенными, верно? Широ тоже был уверен. Вот только проснувшись однажды, узнал, что все, что он помнил и знал - ложь. Теперь ему предстоит понять, где реальность, а где сон.</text:p>
          </table:table-cell>
          <table:table-cell/>
          <table:table-cell office:value-type="string" calcext:value-type="string">
            <text:p>2-10 часов</text:p>
          </table:table-cell>
          <table:table-cell office:value-type="string" calcext:value-type="string">
            <text:p>ringo_team</text:p>
          </table:table-cell>
          <table:table-cell office:value-type="string" calcext:value-type="string">
            <text:p>{''}</text:p>
          </table:table-cell>
          <table:table-cell office:value-type="string" calcext:value-type="string">
            <text:p>science_fiction,romance,detective,school</text:p>
          </table:table-cell>
          <table:table-cell office:value-type="string" calcext:value-type="string">
            <text:p>https://yadi.sk/d/1gQkxsjErGmcu</text:p>
          </table:table-cell>
          <table:table-cell office:value-type="string" calcext:value-type="string">
            <text:p>586.jpg</text:p>
          </table:table-cell>
        </table:table-row>
        <table:table-row table:style-name="ro1">
          <table:table-cell office:value-type="string" calcext:value-type="string">
            <text:p>Вечный холод</text:p>
          </table:table-cell>
          <table:table-cell office:value-type="string" calcext:value-type="string">
            <text:p>Мальчика Радогора бросили умирать зимой в лесу, но его спасла колдунья Видана. Она подарила ему новую и счастливую жизнь, вот только зимнее небо вновь сгущается над их головами. Сможет ли Радогор помочь своей спасительнице?\n----------------------------------------------------------------\n----------------------------------------------------------------\nНовелла сделана за 13 дней. Бsла поставлена цель сделать её за 15 дней, до того, как бывший программист уедет в армию. Надеюсь, вам понравится!~</text:p>
          </table:table-cell>
          <table:table-cell/>
          <table:table-cell office:value-type="string" calcext:value-type="string">
            <text:p>Менее 2 часов</text:p>
          </table:table-cell>
          <table:table-cell office:value-type="string" calcext:value-type="string">
            <text:p>nagsand</text:p>
          </table:table-cell>
          <table:table-cell office:value-type="string" calcext:value-type="string">
            <text:p>{''}</text:p>
          </table:table-cell>
          <table:table-cell office:value-type="string" calcext:value-type="string">
            <text:p>drama,fantasy</text:p>
          </table:table-cell>
          <table:table-cell office:value-type="string" calcext:value-type="string">
            <text:p>https://yadi.sk/d/1IL9Y5wRrDi2L</text:p>
          </table:table-cell>
          <table:table-cell office:value-type="string" calcext:value-type="string">
            <text:p>583.png</text:p>
          </table:table-cell>
        </table:table-row>
        <table:table-row table:style-name="ro1">
          <table:table-cell office:value-type="string" calcext:value-type="string">
            <text:p>Любовь после школьного клуба/Клуб свиданий после школы/Вечерний школьный клуб свиданий (Casual Romance Club-L'Etude de l'Amour/After School Romance Club/Houkago Ren'ai Club~Koi no Etude~/放課後恋愛倶楽部 ～恋のエチュード～)</text:p>
          </table:table-cell>
          <table:table-cell office:value-type="string" calcext:value-type="string">
            <text:p>Вы Подросток и учитесь в Средней Школе.Вы присоединиться к Клубу Свиданий с Целью найти себе девушку и возможно свою Любовь.Есть двенадцать девушек,каждая из них обладает своей собственной уникальной красотой и личностью и к каждой из них нужен собственный подход.Используйте ваше время и усилия разумно и вы можете получить нечто больше,чем приятные свидания ...\n\n\n\n\n\nЕсть дополнение для дисковой версии, которое позволяет просматривать открытые в игре изображения. Если защита сайта попросит дать ответ введите 69. Тут</text:p>
          </table:table-cell>
          <table:table-cell/>
          <table:table-cell office:value-type="string" calcext:value-type="string">
            <text:p>30-50 часов</text:p>
          </table:table-cell>
          <table:table-cell office:value-type="string" calcext:value-type="string">
            <text:p>libido_&amp;_kid</text:p>
          </table:table-cell>
          <table:table-cell office:value-type="string" calcext:value-type="string">
            <text:p>{'дэйт-сим', 'Главный герой парень', 'лоликон', 'Повествование от первого лица', 'Иностранный разработчик'}</text:p>
          </table:table-cell>
          <table:table-cell office:value-type="string" calcext:value-type="string">
            <text:p>comedy,romance,routine,school,hentai</text:p>
          </table:table-cell>
          <table:table-cell office:value-type="string" calcext:value-type="string">
            <text:p>http://my-files.ru/zyn35h</text:p>
          </table:table-cell>
          <table:table-cell office:value-type="string" calcext:value-type="string">
            <text:p>580.jpg</text:p>
          </table:table-cell>
        </table:table-row>
        <table:table-row table:style-name="ro1">
          <table:table-cell office:value-type="string" calcext:value-type="string">
            <text:p>Та простая и заветная вещь (That Cheap and Sacred Thing)</text:p>
          </table:table-cell>
          <table:table-cell office:value-type="string" calcext:value-type="string">
            <text:p>Эта короткая история поведает о Осени Годфрей, которой только однажды сказали "Я люблю тебя", и то это была подружка-робот. Семь лет назад она пропала в результате таинственного инцидента, но вместе с Джудом Осень вспоминает, что произошло.</text:p>
          </table:table-cell>
          <table:table-cell/>
          <table:table-cell office:value-type="string" calcext:value-type="string">
            <text:p>Менее 2 часов</text:p>
          </table:table-cell>
          <table:table-cell office:value-type="string" calcext:value-type="string">
            <text:p>carosene</text:p>
          </table:table-cell>
          <table:table-cell office:value-type="string" calcext:value-type="string">
            <text:p>{'Иностранный разработчик', 'Главный герой девушка', 'Повествование от первого лица'}</text:p>
          </table:table-cell>
          <table:table-cell office:value-type="string" calcext:value-type="string">
            <text:p>drama,science_fiction,romance</text:p>
          </table:table-cell>
          <table:table-cell office:value-type="string" calcext:value-type="string">
            <text:p>https://yadi.sk/d/nByh7qK5rBFhh</text:p>
          </table:table-cell>
          <table:table-cell office:value-type="string" calcext:value-type="string">
            <text:p>579.png</text:p>
          </table:table-cell>
        </table:table-row>
        <table:table-row table:style-name="ro1">
          <table:table-cell office:value-type="string" calcext:value-type="string">
            <text:p>Sakura Beach</text:p>
          </table:table-cell>
          <table:table-cell office:value-type="string" calcext:value-type="string">
            <text:p>Сэйдзи - мечтатель, который тратит слишком много времени думая о космосе. Когда у него появился шанс отдохнуть на пляже с двумя своими друзьями детства, он воспринял его исключительно как возможность взять телескоп и понаблюдать за звёздами. Однако, постепенно он начинает понимать, что его друзья детства хотят обратить его внимание на себя, и чтобы он наконец отвлёкся от созвездий...</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comedy,romance,routine,ecchi</text:p>
          </table:table-cell>
          <table:table-cell office:value-type="string" calcext:value-type="string">
            <text:p>https://cloud.mail.ru/public/zUtQ/tTGTeM2LM</text:p>
          </table:table-cell>
          <table:table-cell office:value-type="string" calcext:value-type="string">
            <text:p>578.png</text:p>
          </table:table-cell>
        </table:table-row>
        <table:table-row table:style-name="ro1">
          <table:table-cell office:value-type="string" calcext:value-type="string">
            <text:p>Душин То же самое Сердце/Одно Сердце на Троих (Doushin-Same Heart/Doushin ~Sanshimai no Etude~/同心～三姉妹のエチュード～)</text:p>
          </table:table-cell>
          <table:table-cell office:value-type="string" calcext:value-type="string">
            <text:p>В этой игре Вы встретитесь с тремя сёстрами Суруга:офис-леди Реко(старшая),спортсменка Маки(средняя),школьница Михо(младшая).С тех пор,как их родители умерли,они жили вместе и никогда не ощущали себя одинокими,потому что они были друг у друга.Но они имеют одну необъяснимую особенность:если одна из сестёр испытывает какое-либо чувство,то остальные тоже это чувствуют,независимо где бы они ни были. Например,если одна из них проколет палец,то и у остальных он тоже разболится...если одна чувствует сексуальное возбуждение,то и другие немедленно почувствуют то же самое, не зависимо от того,что с ними происходит.Поскольку это может произойти неизвестно где, девочки попадают в забавные ситуации.</text:p>
          </table:table-cell>
          <table:table-cell/>
          <table:table-cell office:value-type="string" calcext:value-type="string">
            <text:p>2-10 часов</text:p>
          </table:table-cell>
          <table:table-cell office:value-type="string" calcext:value-type="string">
            <text:p>crowd</text:p>
          </table:table-cell>
          <table:table-cell office:value-type="string" calcext:value-type="string">
            <text:p>{'Иностранный разработчик', 'Несколько главных героев', 'Повествование от первого лица'}</text:p>
          </table:table-cell>
          <table:table-cell office:value-type="string" calcext:value-type="string">
            <text:p>drama,comedy,routine,hentai</text:p>
          </table:table-cell>
          <table:table-cell office:value-type="string" calcext:value-type="string">
            <text:p>http://my-files.ru/gxuh9y</text:p>
          </table:table-cell>
          <table:table-cell office:value-type="string" calcext:value-type="string">
            <text:p>576.jpg</text:p>
          </table:table-cell>
        </table:table-row>
        <table:table-row table:style-name="ro1">
          <table:table-cell office:value-type="string" calcext:value-type="string">
            <text:p>Недержание/W.C.Запрещенные игры с девочками АНИМЕ/Туалет:Запретная Комната (Water Closet:The Forbidden Chamber/Shiyouchuu ~W.C.~/使用中～W.C.～)</text:p>
          </table:table-cell>
          <table:table-cell office:value-type="string" calcext:value-type="string">
            <text:p>Всего в игре пять героинь,каждая из которых отличается своей собственной историей,полной комплексов и переживаний.Одна мечтает быть закованной в кандалы,другая всеми способами пытается обнажиться на публике, третья страдает от врожденного садизма,четвертая и пятая вытворяют нечто совсем невероятное.Естественно,что в зависимости от выбора персонажа меняется и основной сюжет.Если вы большой поклонник Hentai и основной вашей целью являются сборы урожаев картинок,то смело беритесь за Water Closet-этого добра здесь предостаточно.\nОсобенности игры:\n• Великолепная мультипликационная графика\n• Десятки эротичных персонажей\n-Текст очень мелкий,так что читать сложно.</text:p>
          </table:table-cell>
          <table:table-cell/>
          <table:table-cell office:value-type="string" calcext:value-type="string">
            <text:p>2-10 часов</text:p>
          </table:table-cell>
          <table:table-cell office:value-type="string" calcext:value-type="string">
            <text:p>guilty</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comedy,routine,hentai</text:p>
          </table:table-cell>
          <table:table-cell office:value-type="string" calcext:value-type="string">
            <text:p>http://my-files.ru/uzwjrj</text:p>
          </table:table-cell>
          <table:table-cell office:value-type="string" calcext:value-type="string">
            <text:p>574.jpg</text:p>
          </table:table-cell>
        </table:table-row>
        <table:table-row table:style-name="ro1">
          <table:table-cell office:value-type="string" calcext:value-type="string">
            <text:p>Чудеса (Wondrous/Miracles)</text:p>
          </table:table-cell>
          <table:table-cell office:value-type="string" calcext:value-type="string">
            <text:p>Только искренняя любовь будет во благо.Если же любовь окажется подлым обманом,то результат будет ужасным для того,кто любит и последствия будут непредсказуемыми.</text:p>
          </table:table-cell>
          <table:table-cell/>
          <table:table-cell office:value-type="string" calcext:value-type="string">
            <text:p>Менее 2 часов</text:p>
          </table:table-cell>
          <table:table-cell office:value-type="string" calcext:value-type="string">
            <text:p>anonim</text:p>
          </table:table-cell>
          <table:table-cell office:value-type="string" calcext:value-type="string">
            <text:p>{''}</text:p>
          </table:table-cell>
          <table:table-cell office:value-type="string" calcext:value-type="string">
            <text:p>drama,romance,routine</text:p>
          </table:table-cell>
          <table:table-cell office:value-type="string" calcext:value-type="string">
            <text:p>http://my-files.ru/7td05c</text:p>
          </table:table-cell>
          <table:table-cell office:value-type="string" calcext:value-type="string">
            <text:p>573.jpg</text:p>
          </table:table-cell>
        </table:table-row>
        <table:table-row table:style-name="ro1">
          <table:table-cell office:value-type="string" calcext:value-type="string">
            <text:p>Критическая точка/На грани срыва (Rinkaiten~Critical Point~/臨界点 ～クリティカル・ポイント～)</text:p>
          </table:table-cell>
          <table:table-cell office:value-type="string" calcext:value-type="string">
            <text:p>В начале 21 века земля оказалась на краю пропасти,пищи не хватало,численность населения сократилась на 75% по сравнению с началом 20-го столетия.Нехватка продуктов и энергетический кризис привели к многочисленным вооруженным конфликтам,вспыхивавшим то и дело по всему земному шару.Мир разделился на четыре независимых политических блока.Крупномасштабные боевые действия между противоборствующими сторонами велись по крайней мере десять раз.Наконец наступило относительное затишье,затишье перед бурей.Вот в такой вот не веселой обстановке наступил 2037 год.На лунной базе Свободного Альянса начинают происходить массовые поломки и отказы в работе механизмов.Командование подозревает в этом саботаж и происки врагов.Капитану Лейджи Осуме придётся выяснить что происходит и устранить источник диверсии.Однако прибыв на базу он обнаружит,что предстоит иметь дело не только с технической диверсией,но и со странным сексуальным безумием,охватившим специалистов базы,а также серией загадочных убийств.В общем,сюжет для игр этого жанра почти стандартный,но эту игру отличает очень хорошо продуманный и связный сценарий,еще бы,его написал никто иной,как Кеничи Мацузаки.Он хорошо знаком поклонникам аниме по таким выдающимся представителям жанра как Macross(Robotech),Gundam,Orguss и Bubblegum.</text:p>
          </table:table-cell>
          <table:table-cell/>
          <table:table-cell office:value-type="string" calcext:value-type="string">
            <text:p>2-10 часов</text:p>
          </table:table-cell>
          <table:table-cell office:value-type="string" calcext:value-type="string">
            <text:p>sweet_basil</text:p>
          </table:table-cell>
          <table:table-cell office:value-type="string" calcext:value-type="string">
            <text:p>{'Русский'}</text:p>
          </table:table-cell>
          <table:table-cell office:value-type="string" calcext:value-type="string">
            <text:p>drama,romance,detective,fiction,hentai,triller</text:p>
          </table:table-cell>
          <table:table-cell office:value-type="string" calcext:value-type="string">
            <text:p>http://my-files.ru/lzf2sm</text:p>
          </table:table-cell>
          <table:table-cell office:value-type="string" calcext:value-type="string">
            <text:p>572.jpg</text:p>
          </table:table-cell>
        </table:table-row>
        <table:table-row table:style-name="ro1">
          <table:table-cell office:value-type="string" calcext:value-type="string">
            <text:p>Любовь с первого взгляда (Hitomebore ~Love at First Sight~)</text:p>
          </table:table-cell>
          <table:table-cell office:value-type="string" calcext:value-type="string">
            <text:p>Нам рассказывают историю о странной девочке, плачущей на ступенях лестницы, ведущей на крышу. Заурядно? Скорее всего, если бы не одно но. И от чего-то это кажется шокирующим по началу, и столь обыденным спустя некоторое время. Но ведь ты не хочешь обидеть милашку тыча в неё своим пальцем? Конечно же нет. Вот и наш протагонист не хочет. Более того, он хочет подружиться с ней. К чему все это приведет?..\n\nДоступно только для пользователей</text:p>
          </table:table-cell>
          <table:table-cell/>
          <table:table-cell office:value-type="string" calcext:value-type="string">
            <text:p>2-10 часов</text:p>
          </table:table-cell>
          <table:table-cell office:value-type="string" calcext:value-type="string">
            <text:p>freakilycharming</text:p>
          </table:table-cell>
          <table:table-cell office:value-type="string" calcext:value-type="string">
            <text:p>{'Русский'}</text:p>
          </table:table-cell>
          <table:table-cell office:value-type="string" calcext:value-type="string">
            <text:p>romance,school</text:p>
          </table:table-cell>
          <table:table-cell office:value-type="string" calcext:value-type="string">
            <text:p>https://yadi.sk/d/s7h8qj0yrArxk</text:p>
          </table:table-cell>
          <table:table-cell office:value-type="string" calcext:value-type="string">
            <text:p>571.png</text:p>
          </table:table-cell>
        </table:table-row>
        <table:table-row table:style-name="ro1">
          <table:table-cell office:value-type="string" calcext:value-type="string">
            <text:p>Моя Маленькая Служанка (Little My Maid/リトルＭｙメイド)</text:p>
          </table:table-cell>
          <table:table-cell office:value-type="string" calcext:value-type="string">
            <text:p>Как-то, прогуливаясь по берегу моря,Кенджи Камогава услышал крики о помощи.Надо сказать,что настроение у него в тот момент было наипресквернейшее,ибо вступительный экзамен в престижный вуз он почему-то завалил,хотя подавал большие надежды,да и любимая девушка его беспардонно бросила.В общем,жизнь не удалась.С такими скверными мыслями он пошел на зов и увидел,как несколько хулиганов насилуют бедную девушку.И здесь он опять опоздал,ну что за невезуха!Дальше у вас есть выбор-либо спасти несчастную,либо, затаившись,дождаться конца экзекуции,а уже потом приставать к ней с расспросами.Надо сказать,что возможностей выбора в этой игре порядочно,поэтому вы можете играть несколько дней кряду,а все равно получится открыть лишь несколько концовок"по умолчанию",настолько запутанную систему предложили авторы.Но,продолжаем.Девица предложила Кенджи прокатиться с ней на лодке к особняку,в котором она работает горничной.Недолго думая,соглашаемся и плывем через непроглядный туман к небольшому острову, на прибрежной скале которого гордо возвышается означенный особняк.На месте вы познакомитесь еще с тремя горничными(две из них,похоже,родные сестры вашей провожатой)во главе с их бригадиршей и хозяйкой самого дома.Хозяйку зовут Хима,и она окажется настолько любезной,что предложит вам остаться погостить в этом особняке столько,сколько пожелаете.И это еще не все-здесь существует правило,по которому горничные должны ублажать гостя,чего бы тот не заказал или попросил.Вот она-мечта тинейджера,который,наверное,всю свою несознательную жизнь грезил о том,чтобы внезапно обнаружить в школьном шкафчике дырку в женскую раздевалку.Как говорится,мечты сбываются,чем озабоченный молодой человек тут же спешит воспользоваться. Ходить вокруг да около в этой игре не принято,поэтому отхентаить кого-нибудь можно прямо сразу,не выходя из своей комнаты.Без долгих уговоров и всяких нудных ухаживаний(о чем,кстати,можно догадаться,увидев фривольную картинку уже в самом начале игры).Для этого достаточно позвонить в один из трех колокольчиков, серебряный,бронзовый или золотой,и разлюбезная горничная тут же и примчится,готовая на все.Вроде бы все тут просто,пригласил,повеселился и дело с концом,но не спешите,есть и обратная сторона медали.Каждая из трех девушек обладает тремя параметрами(love,trust,stamina),которые будут изменяться в зависимости от вашего к ним интереса,выбора вариантов реплик и даже тона разговоров.Например,можно быть жестоким,а можно и нежным,ну и т.д.Всё это в результате и выведет вас к разным концовкам,где можно не только счастливо воссоединиться с одной из избранниц,но и посмотреть на групповушку с участием всех обитательниц странного дома,а также узнать о связи юных уборщиц,даже понятия не имеющих о школе,с русалками.Если же вы будете тыкать в текст без особой логики,то,скорее всего,придете к стандартному финалу,где Кенджи встретит на берегу свою бывшую пассию,которая,оказывается,все это время так и жаждала рассказать ему о своей большой любви.</text:p>
          </table:table-cell>
          <table:table-cell/>
          <table:table-cell office:value-type="string" calcext:value-type="string">
            <text:p>10-30 часов</text:p>
          </table:table-cell>
          <table:table-cell office:value-type="string" calcext:value-type="string">
            <text:p>sweet_basil</text:p>
          </table:table-cell>
          <table:table-cell office:value-type="string" calcext:value-type="string">
            <text:p>{'гарем', 'Иностранный разработчик', 'Главный герой парень', 'Повествование от первого лица'}</text:p>
          </table:table-cell>
          <table:table-cell office:value-type="string" calcext:value-type="string">
            <text:p>drama,romance,routine,hentai</text:p>
          </table:table-cell>
          <table:table-cell office:value-type="string" calcext:value-type="string">
            <text:p>http://my-files.ru/u8p3b6</text:p>
          </table:table-cell>
          <table:table-cell office:value-type="string" calcext:value-type="string">
            <text:p>569.jpg</text:p>
          </table:table-cell>
        </table:table-row>
        <table:table-row table:style-name="ro1">
          <table:table-cell office:value-type="string" calcext:value-type="string">
            <text:p>Маленькая История Несуществующего Мира (The Small Story)</text:p>
          </table:table-cell>
          <table:table-cell office:value-type="string" calcext:value-type="string">
            <text:p>Маленькая История Несуществующего Мира расскажет о космических приключениях Коу и его друзей с которыми он делится своей историей,о переживания Коу насчёт любви к Хонде.</text:p>
          </table:table-cell>
          <table:table-cell/>
          <table:table-cell office:value-type="string" calcext:value-type="string">
            <text:p>Менее 2 часов</text:p>
          </table:table-cell>
          <table:table-cell office:value-type="string" calcext:value-type="string">
            <text:p>anonim</text:p>
          </table:table-cell>
          <table:table-cell office:value-type="string" calcext:value-type="string">
            <text:p>{''}</text:p>
          </table:table-cell>
          <table:table-cell office:value-type="string" calcext:value-type="string">
            <text:p>science_fiction,romance,routine</text:p>
          </table:table-cell>
          <table:table-cell office:value-type="string" calcext:value-type="string">
            <text:p>http://my-files.ru/vpyzsc</text:p>
          </table:table-cell>
          <table:table-cell office:value-type="string" calcext:value-type="string">
            <text:p>566.jpg</text:p>
          </table:table-cell>
        </table:table-row>
        <table:table-row table:style-name="ro1">
          <table:table-cell office:value-type="string" calcext:value-type="string">
            <text:p>Сэнсэй 2:Запретное Влечение/Сэнсэй 2 (Sensei 2/せ・ん・せ・い2)</text:p>
          </table:table-cell>
          <table:table-cell office:value-type="string" calcext:value-type="string">
            <text:p>Интимная близость учителей и их учеников всегда была запретным плодом.Порочная связь между ними,какой бы сладостной и желанной она ни была,считается неприличной и грязной...Но когда она призналась,что выходит замуж, он почувствовал,как внутри,словно дикий зверь,просыпается безумное вожделение.И все его мысли были только о том,чтобы овладеть ею.Он знал,что это непозволительно,но уже не мог себя контролировать...\nОсобенности игры:\n-Несколько концовок в зависимости от стиля прохождения игры\n-5 героинь:4 молоденькие учительницы и их директриса-чувственная и опытная дама\n-Оригинальные японские диалоги сопровождаются дословным переводом\n-Отличная аниме-графика!</text:p>
          </table:table-cell>
          <table:table-cell/>
          <table:table-cell office:value-type="string" calcext:value-type="string">
            <text:p>10-30 часов</text:p>
          </table:table-cell>
          <table:table-cell office:value-type="string" calcext:value-type="string">
            <text:p>d.o.(digital_object)</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routine,school,hentai</text:p>
          </table:table-cell>
          <table:table-cell office:value-type="string" calcext:value-type="string">
            <text:p>http://my-files.ru/e07qmt</text:p>
          </table:table-cell>
          <table:table-cell office:value-type="string" calcext:value-type="string">
            <text:p>565.jpg</text:p>
          </table:table-cell>
        </table:table-row>
        <table:table-row table:style-name="ro1">
          <table:table-cell office:value-type="string" calcext:value-type="string">
            <text:p>Неугомонные Девочки-Кролики 2/Тебе Нравятся Соблазнительные Кролики? 2/Соблазнительные Хвостики (Do You Like Horny Bunnies? 2/Ecchi na Bunny-san wa Kirai? 2/エッチなバニーさんは嫌い？2)</text:p>
          </table:table-cell>
          <table:table-cell office:value-type="string" calcext:value-type="string">
            <text:p>Неугомонные девочки-кролики вернулись!Желая забыть о разрыве с Сумика, Казума едет в Европу,чтобы освоить профессию официанта.После долгого обучения, он становится официантом высшего класса и начинает работать в престижных ресторанах.Однажды,судьба пять сводит его с Сумикой.Она выросла,стала более изящной и красивой.Оказывается,она работает менеджером в одном первоклассном ресторане.Сумика предложила Казуме поработать с ней.Он и не знал,что его ожидает!В"Платина-Оушенсайд"девочки работают в сексуальных костюмчиках кроликов.А главное они готовы исполнить любое желание Казуме!</text:p>
          </table:table-cell>
          <table:table-cell/>
          <table:table-cell office:value-type="string" calcext:value-type="string">
            <text:p>10-30 часов</text:p>
          </table:table-cell>
          <table:table-cell office:value-type="string" calcext:value-type="string">
            <text:p>zyx</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romance,routine,hentai</text:p>
          </table:table-cell>
          <table:table-cell office:value-type="string" calcext:value-type="string">
            <text:p>http://my-files.ru/241rjn</text:p>
          </table:table-cell>
          <table:table-cell office:value-type="string" calcext:value-type="string">
            <text:p>562.jpg</text:p>
          </table:table-cell>
        </table:table-row>
        <table:table-row table:style-name="ro1">
          <table:table-cell office:value-type="string" calcext:value-type="string">
            <text:p>Неугомонные Девочки-Кролики/Тебе Нравятся Соблазнительные Кролики? (Do You Like Horny Bunnies?/Ecchi na Bunny-san wa Kirai?/エッチなバニーさんは嫌い?)</text:p>
          </table:table-cell>
          <table:table-cell office:value-type="string" calcext:value-type="string">
            <text:p>Наш герой Юкари учится в старшем классе и имеет настолько женственную внешность,что его при первой встрече все принимают за девушку.Из-за этого другие девушки воспринимают его скорее как подругу.И вот он устраивается на работу в Итальянский ресторан Платинум,где все официантки носят эротичные костюмы кроликов.Отсюда начинаются бурные,яркие,незабываемые события в которые с головой окунётся Юкари!</text:p>
          </table:table-cell>
          <table:table-cell/>
          <table:table-cell office:value-type="string" calcext:value-type="string">
            <text:p>10-30 часов</text:p>
          </table:table-cell>
          <table:table-cell office:value-type="string" calcext:value-type="string">
            <text:p>zyx</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romance,routine,hentai</text:p>
          </table:table-cell>
          <table:table-cell office:value-type="string" calcext:value-type="string">
            <text:p>http://my-files.ru/d14jcf</text:p>
          </table:table-cell>
          <table:table-cell office:value-type="string" calcext:value-type="string">
            <text:p>561.jpg</text:p>
          </table:table-cell>
        </table:table-row>
        <table:table-row table:style-name="ro1">
          <table:table-cell office:value-type="string" calcext:value-type="string">
            <text:p>Школьный Роман 3 (X-Change 3/えっくすちぇんじ3)</text:p>
          </table:table-cell>
          <table:table-cell office:value-type="string" calcext:value-type="string">
            <text:p>Продолжение легендарной X-Change,ставшей классикой жанра сразу же после выхода.Вас зовут Такуя Аихара,главный герой/героиня истории.Бог одарил вас насыщенной жизнью:несколько лет назад вы превратились в девочку по вине странных химических экспериментов.Причём это случалось уже дважды!Сейчас же,в ваш последний год обучения в универе,у вас появилась очаровательная девушка Аска,а вы же начинаете скучать по тем безумным временам,когда вы ходили в девичьем теле.Но вы ещё пожалеете об этом.Потому что проказник Коуджи, влюбившийся в ваш женский образ,нашёл рецепт того самого зелья,что меняет пол, и сумел опоить вас!В этот раз вам придётся столкнуться с огромным количеством трудностей,чтобы вернуть своё мужское тело назад,но иного выбора у вас нет: вам придётся поторопиться,чтобы заполучить ваше тело назад,прежде чем ваш женский облик не останется с вами навсегда.И хотя Аска всегда относилась к вам с большим пониманием,она никогда не останется с вами, если вы будете в женском теле.Вы готовы к следующей порции умопомрачительный сексуальных приключений в поисках вашего прежнего облика?Чем же закончится эта история?\nОсобенности игры:\n• Вы будете сменятся,но главное в этой игре - сюжет. Хороший, забавный.Нравоучительный.Жизненный.\n• Нелинейность повествования.Несколько концовок.Масса угарных ситуаций.\n• Шикарные анимешные картинки.Сотни картинок!\n• Настоящая восточная грязь,похоть и разврат.Держите детей подальше!\nВнимание!Перевод на русский машинный(низкого качества)!</text:p>
          </table:table-cell>
          <table:table-cell/>
          <table:table-cell office:value-type="string" calcext:value-type="string">
            <text:p>10-30 часов</text:p>
          </table:table-cell>
          <table:table-cell office:value-type="string" calcext:value-type="string">
            <text:p>crowd_&amp;_blueberry_soft</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comedy,romance,routine,school,hentai</text:p>
          </table:table-cell>
          <table:table-cell office:value-type="string" calcext:value-type="string">
            <text:p>http://my-files.ru/bwcimo</text:p>
          </table:table-cell>
          <table:table-cell office:value-type="string" calcext:value-type="string">
            <text:p>555.jpg</text:p>
          </table:table-cell>
        </table:table-row>
        <table:table-row table:style-name="ro1">
          <table:table-cell office:value-type="string" calcext:value-type="string">
            <text:p>Школьный Роман 2:Империя Чувств (X-Change 2)</text:p>
          </table:table-cell>
          <table:table-cell office:value-type="string" calcext:value-type="string">
            <text:p>Перед вами-продолжение супер-популярной хентай игры«Школьный Роман».Главным героем второй части остается неудачливый на химические опыты студент Такуя Айхаро.Ровно год назад ему удалось испытать на себе самые горячие подробности из жизни прекрасной половины человечества вследствие загадочной химической реакции,превратившей его на время в девушку. Однако член клуба химиков Чисато повторяет смелый эксперимент и использует героя,словно подопытного кролика.Во чтобы то ни стало,нужно вернуть свой прежний облик… Путь к перевоплощению предстоит еще более долгий и насыщенный пикантными подробностями,ведь Такуя стал еще более соблазнительной особой,а охотников до соблазнительных прелестей-хоть отбавляй!\nОсобенности игры:\n-море секса и целый океан эротики!\n-Великолепная графика, выполненная в классическом хентай-стиле\n-свыше 500 игровых экранов\n-приятная и ненавязчивая музыка\n-23 различных концовки!\n-крайняя нетребовательность к компьютеру</text:p>
          </table:table-cell>
          <table:table-cell/>
          <table:table-cell office:value-type="string" calcext:value-type="string">
            <text:p>10-30 часов</text:p>
          </table:table-cell>
          <table:table-cell office:value-type="string" calcext:value-type="string">
            <text:p>crowd_&amp;_blueberry_soft</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comedy,romance,routine,school,hentai</text:p>
          </table:table-cell>
          <table:table-cell office:value-type="string" calcext:value-type="string">
            <text:p>http://my-files.ru/3eit8j</text:p>
          </table:table-cell>
          <table:table-cell office:value-type="string" calcext:value-type="string">
            <text:p>554.jpg</text:p>
          </table:table-cell>
        </table:table-row>
        <table:table-row table:style-name="ro1">
          <table:table-cell office:value-type="string" calcext:value-type="string">
            <text:p>Школьный Роман (X-Change)</text:p>
          </table:table-cell>
          <table:table-cell office:value-type="string" calcext:value-type="string">
            <text:p>Первый выпуск-легендарная X-Change, ставшая классикой жанра сразу же после выхода.Окунитесь в мир подросткового разврата!Японские девчонки!Короткие юбчонки!Познайте быт простых школьников и школьниц Страны Восходящего Солнца!Главный герой X-Change-парнишка по именем Такуя-в результате чудесного стечения обстоятельств обнаружил себя в необычной ситуации.Из неказистого парня он превратился в симпатичную девушку, за которой табунами бегают как сверстники,так учительский состав школы.Что сулит нашему протагонисту массу забавных приключений на самые разнообразные части тела.\nОсобенности игры:\n-Вы будете смеяться,но главное в этой игре-сюжет.Хороший, забавный.Нравоучительный.Жизненный.\n-Нелинейность повествования.Несколько концовок.Масса угарных ситуаций.\n-Шикарные анимешные картинки.Сотни картинок!\n-Настоящая восточная грязь,похоть и разврат.Держите детей подальше!</text:p>
          </table:table-cell>
          <table:table-cell/>
          <table:table-cell office:value-type="string" calcext:value-type="string">
            <text:p>2-10 часов</text:p>
          </table:table-cell>
          <table:table-cell office:value-type="string" calcext:value-type="string">
            <text:p>blueberry_soft_&amp;_crowd</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comedy,romance,routine,school,hentai</text:p>
          </table:table-cell>
          <table:table-cell office:value-type="string" calcext:value-type="string">
            <text:p>http://my-files.ru/vzxfdt</text:p>
          </table:table-cell>
          <table:table-cell office:value-type="string" calcext:value-type="string">
            <text:p>553.jpg</text:p>
          </table:table-cell>
        </table:table-row>
        <table:table-row table:style-name="ro1">
          <table:table-cell office:value-type="string" calcext:value-type="string">
            <text:p>Квест Монстродев! (Monmusu Quest! / Monster Girl Quest!)</text:p>
          </table:table-cell>
          <table:table-cell office:value-type="string" calcext:value-type="string">
            <text:p>Сюжет начинается, когда к Луке, герою этой истории, во сне пришла богиня Илиас, и повелела взять в руки оружие. Его цель - стать героем, способным уничтожить Владыку монстров, чьи легионы монстродевушек повсюду нападают на людей.\nДополнительная информация:\nВ русской версии включены все три главы новеллы. В настройках игры можно выбрать язык перевода: русский или английский.\nО найденных ошибках, багах и прочем писать в соответствующий теме в группе переводчиков: https://vk.com/board164740086</text:p>
          </table:table-cell>
          <table:table-cell/>
          <table:table-cell office:value-type="string" calcext:value-type="string">
            <text:p>30-50 часов</text:p>
          </table:table-cell>
          <table:table-cell office:value-type="string" calcext:value-type="string">
            <text:p>torotoro_resistance</text:p>
          </table:table-cell>
          <table:table-cell office:value-type="string" calcext:value-type="string">
            <text:p>{'Русский'}</text:p>
          </table:table-cell>
          <table:table-cell office:value-type="string" calcext:value-type="string">
            <text:p>drama,comedy,romance,adventure,fantasy,hentai</text:p>
          </table:table-cell>
          <table:table-cell office:value-type="string" calcext:value-type="string">
            <text:p>https://drive.google.com/file/d/1PKesFtEVMkQ0zZNJBg4NEL7HS1KTHC7E/view</text:p>
          </table:table-cell>
          <table:table-cell office:value-type="string" calcext:value-type="string">
            <text:p>545.png</text:p>
          </table:table-cell>
        </table:table-row>
        <table:table-row table:style-name="ro1">
          <table:table-cell office:value-type="string" calcext:value-type="string">
            <text:p>Санрайдер: День освобождения + DLC [RE]TURN (Sunrider: Liberation Day + DLC [RE]TURN)</text:p>
          </table:table-cell>
          <table:table-cell office:value-type="string" calcext:value-type="string">
            <text:p>Третья глава серии "Санрайдер". Предыдущие две главы можно найти здесь.\n\nВ роли капитана Кайто Шилдса примите участие в галактическом путешествии, наполненном героизмом и борьбой за выживание. Потеряв свою родную планету и страну, капитан отправляется на только что созданное судно "Санрайдер", являющееся последней надеждой против злого рока и порабощения всей разумной жизни. Вместе с его старшим помощником, он обязался собрать всех возможных союзников и вернуться обратно на родную планету, чтобы восстановить мир в галактике.\n\nОписание DLC [RE]TURN: Кайто Шилдс просыпается за 72 часа до резни на Дне Освобождения, каким-то образом уже знающий, кто предаст его. В отчаянной гонке со временем, он должен предотвратить трагедию и изменить ход истории! Но это будет нелегко...\n\nДополнительная информация:\nИз-за тех.проблем не переведены подсказки в боевом режиме.\nОзвучка диалогов тоже не дружит с кириллицей, к сожалению. Поэтому озвучка диалогов в русской версии недоступна.\nО найденных ошибках, багах и прочем писать в соответствующий теме в группе переводчиков:\nSun-team(основная игра): https://vk.com/topic-101862768_33784726\nMIÐGARÐ(перевод ДЛС): https://vk.com/topic-168278984_38531392\n\n\n\n\n\n\nДоступно только для пользователей</text:p>
          </table:table-cell>
          <table:table-cell/>
          <table:table-cell office:value-type="string" calcext:value-type="string">
            <text:p>2-10 часов</text:p>
          </table:table-cell>
          <table:table-cell office:value-type="string" calcext:value-type="string">
            <text:p>love_in_space</text:p>
          </table:table-cell>
          <table:table-cell office:value-type="string" calcext:value-type="string">
            <text:p>{'Русский'}</text:p>
          </table:table-cell>
          <table:table-cell office:value-type="string" calcext:value-type="string">
            <text:p>drama,comedy,science_fiction,romance,action,adventure,hentai</text:p>
          </table:table-cell>
          <table:table-cell office:value-type="string" calcext:value-type="string">
            <text:p>https://yadi.sk/d/oDhyE2xM3aCBtN</text:p>
          </table:table-cell>
          <table:table-cell office:value-type="string" calcext:value-type="string">
            <text:p>544.png</text:p>
          </table:table-cell>
        </table:table-row>
        <table:table-row table:style-name="ro1">
          <table:table-cell office:value-type="string" calcext:value-type="string">
            <text:p>Ночная Иллюзия (Nocturnal Illusion/Mugen Yasoukyoku/夢幻夜想曲)</text:p>
          </table:table-cell>
          <table:table-cell office:value-type="string" calcext:value-type="string">
            <text:p>Nocturnal Illusion-игра представляет собой нечто среднее между визуальной новеллой и квестом.Что касается сюжета,то он таков:Шиничи Кашиваги,22 года,студент университета,во время каникул он решает отдохнуть и провести время на природе.Он попадает под тайфун и едва не погибает,но загадочная женщина спасает его и так он оказывается в легендарном"Особняке Иллюзий" ,вне времени и пространства,где ворота наружу открываются только по собственному желанию.Теперь Шиничи необходимо раскрыть тайны обитателей особняка и конечно же получить главное-свободу!\nВнимание!Данная игра порт для старого компьютера ZX SPECTRUM.Поэтому запускайте игру через эмулятор содержащийся вместе с игрой в данном архиве.</text:p>
          </table:table-cell>
          <table:table-cell/>
          <table:table-cell office:value-type="string" calcext:value-type="string">
            <text:p>10-30 часов</text:p>
          </table:table-cell>
          <table:table-cell office:value-type="string" calcext:value-type="string">
            <text:p>aquawave_&amp;_the_asenheim_project_&amp;_arieroof_&amp;_excellents</text:p>
          </table:table-cell>
          <table:table-cell office:value-type="string" calcext:value-type="string">
            <text:p>{'Эроге', 'Иностранный разработчик', 'Главный герой парень', 'Повествование от первого лица'}</text:p>
          </table:table-cell>
          <table:table-cell office:value-type="string" calcext:value-type="string">
            <text:p>drama,mystic,routine,hentai</text:p>
          </table:table-cell>
          <table:table-cell office:value-type="string" calcext:value-type="string">
            <text:p>https://yadi.sk/d/GKViCwjEqdzu8</text:p>
          </table:table-cell>
          <table:table-cell office:value-type="string" calcext:value-type="string">
            <text:p>543.jpg</text:p>
          </table:table-cell>
        </table:table-row>
        <table:table-row table:style-name="ro1">
          <table:table-cell office:value-type="string" calcext:value-type="string">
            <text:p>Фейк Новелла — Симулятор Тян</text:p>
          </table:table-cell>
          <table:table-cell office:value-type="string" calcext:value-type="string">
            <text:p>Сверх-реалистичный симулятор девушек в виде визуальной новеллы полностью на русском языке. Женская логика недоступна чужому мозгу и именно на это делается упор в общении с девушками.\nНе переживайте из-за провалов: более 20 ачивок и цветная манга графика скрасят ваше горе.\nУдачи!</text:p>
          </table:table-cell>
          <table:table-cell/>
          <table:table-cell office:value-type="string" calcext:value-type="string">
            <text:p>Менее 2 часов</text:p>
          </table:table-cell>
          <table:table-cell office:value-type="string" calcext:value-type="string">
            <text:p>sugoi_studio</text:p>
          </table:table-cell>
          <table:table-cell office:value-type="string" calcext:value-type="string">
            <text:p>{''}</text:p>
          </table:table-cell>
          <table:table-cell office:value-type="string" calcext:value-type="string">
            <text:p>comedy,romance,action,routine,parody</text:p>
          </table:table-cell>
          <table:table-cell office:value-type="string" calcext:value-type="string">
            <text:p>https://play.google.com/store/apps/details?id=com.bianf.fake_novelette</text:p>
          </table:table-cell>
          <table:table-cell office:value-type="string" calcext:value-type="string">
            <text:p>540.png</text:p>
          </table:table-cell>
        </table:table-row>
        <table:table-row table:style-name="ro1">
          <table:table-cell office:value-type="string" calcext:value-type="string">
            <text:p>Побег из отеля ...или есть ли жизнь после секса...? (Sex Before We Escape -Breaking Out of Luxury Resort Hotel-/脱出はSEXのあとで -シティリゾートホテルからの脱出-)</text:p>
          </table:table-cell>
          <table:table-cell office:value-type="string" calcext:value-type="string">
            <text:p>Главную героиню её тётя пригласила отдохнуть на один приморский курорта.Тётя владеет престижным отелем,где готова предоставить комнату.Наша героиня отправляется туда вместе со своим давним другом Юки.Оказавшись на месте они понимают,что находятся в заперти...Внимание! Для запуска игры воспользуйтесь программой Adobe Flash Player!\nДоступно только для пользователей</text:p>
          </table:table-cell>
          <table:table-cell/>
          <table:table-cell office:value-type="string" calcext:value-type="string">
            <text:p>2-10 часов</text:p>
          </table:table-cell>
          <table:table-cell office:value-type="string" calcext:value-type="string">
            <text:p>shikisha</text:p>
          </table:table-cell>
          <table:table-cell office:value-type="string" calcext:value-type="string">
            <text:p>{'Русский'}</text:p>
          </table:table-cell>
          <table:table-cell office:value-type="string" calcext:value-type="string">
            <text:p>detective,routine,hentai</text:p>
          </table:table-cell>
          <table:table-cell office:value-type="string" calcext:value-type="string">
            <text:p>https://yadi.sk/d/qcqbSmAgDjs9XQ</text:p>
          </table:table-cell>
          <table:table-cell office:value-type="string" calcext:value-type="string">
            <text:p>538.jpg</text:p>
          </table:table-cell>
        </table:table-row>
        <table:table-row table:style-name="ro1">
          <table:table-cell office:value-type="string" calcext:value-type="string">
            <text:p>Kimihane Kanojo to Kanojo no Koi Suru Ikkagetsu</text:p>
          </table:table-cell>
          <table:table-cell office:value-type="string" calcext:value-type="string">
            <text:p>Хина, Рин, и Фуми - соседки по комнате в общежитии школы для девочек Сэйба, в которую они недавно поступили. Несмотря на то, что они имеют непохожие характеры и разное воспитание, их троих объединяет память детства о встрече с ангелом. Возможно, такой встрече суждено повториться вновь.\nДополнительная информация:\nИгра требует установленной поддержки иероглифов.\nИ работает только из яп. локали или AppLocale(Locale Emulator, NTLEA).</text:p>
          </table:table-cell>
          <table:table-cell/>
          <table:table-cell office:value-type="string" calcext:value-type="string">
            <text:p>2-10 часов</text:p>
          </table:table-cell>
          <table:table-cell office:value-type="string" calcext:value-type="string">
            <text:p>baseson_light</text:p>
          </table:table-cell>
          <table:table-cell office:value-type="string" calcext:value-type="string">
            <text:p>{'Русский'}</text:p>
          </table:table-cell>
          <table:table-cell office:value-type="string" calcext:value-type="string">
            <text:p>romance,routine,school</text:p>
          </table:table-cell>
          <table:table-cell office:value-type="string" calcext:value-type="string">
            <text:p>https://disk.yandex.ru/d/4xZD_zh0qgVy9w</text:p>
          </table:table-cell>
          <table:table-cell office:value-type="string" calcext:value-type="string">
            <text:p>536.jpg</text:p>
          </table:table-cell>
        </table:table-row>
        <table:table-row table:style-name="ro1">
          <table:table-cell office:value-type="string" calcext:value-type="string">
            <text:p>Камера (The Camera)</text:p>
          </table:table-cell>
          <table:table-cell office:value-type="string" calcext:value-type="string">
            <text:p>История о том самом одиночестве,что соприкасается с мыслями в тишине.\nИстория о необходимом одиночестве,что позволяет жить.\nИстория про счастье,которое можно лишь понять,но принять-невозможно.\nГлавный герой-ученик средней школы,что любит записывать свои мысли в дневник и читать их вслух.Он любит свою насыщенную жизнь и с радостью поделится всеми своими радостями и переживаниями.Но однажды ему пришлось пережить событие,что вывело его из себя.Казалось бы,что такого?Ведь все дети через это проходят,но история не была бы особенной,если бы не особенность ситуации,в которой оказался наш герой...</text:p>
          </table:table-cell>
          <table:table-cell/>
          <table:table-cell office:value-type="string" calcext:value-type="string">
            <text:p>Менее 2 часов</text:p>
          </table:table-cell>
          <table:table-cell office:value-type="string" calcext:value-type="string">
            <text:p>all_cash_stories</text:p>
          </table:table-cell>
          <table:table-cell office:value-type="string" calcext:value-type="string">
            <text:p>{''}</text:p>
          </table:table-cell>
          <table:table-cell office:value-type="string" calcext:value-type="string">
            <text:p>routine,school</text:p>
          </table:table-cell>
          <table:table-cell office:value-type="string" calcext:value-type="string">
            <text:p>https://yadi.sk/d/9J-oBojKinVEg</text:p>
          </table:table-cell>
          <table:table-cell office:value-type="string" calcext:value-type="string">
            <text:p>533.jpg</text:p>
          </table:table-cell>
        </table:table-row>
        <table:table-row table:style-name="ro1">
          <table:table-cell office:value-type="string" calcext:value-type="string">
            <text:p>Хроники Эллеора (The Chronicles of Elleor)</text:p>
          </table:table-cell>
          <table:table-cell office:value-type="string" calcext:value-type="string">
            <text:p>Прошло много веков после Войны Огня и Меча,и,казалось,королевство Эллеор уже ни что не потревожит.Но на столицу,Таррендел,напала беда.Таинственный Мор преследует людей.В панике,они бегут из города,и лишь один путник стремится попасть в него.Так кто сможет остановить Мор,пока он не распространился на весь Эллеор?Или эпохе великого королевства придёт конец?</text:p>
          </table:table-cell>
          <table:table-cell/>
          <table:table-cell office:value-type="string" calcext:value-type="string">
            <text:p>Менее 2 часов</text:p>
          </table:table-cell>
          <table:table-cell office:value-type="string" calcext:value-type="string">
            <text:p>implus_project</text:p>
          </table:table-cell>
          <table:table-cell office:value-type="string" calcext:value-type="string">
            <text:p>{''}</text:p>
          </table:table-cell>
          <table:table-cell office:value-type="string" calcext:value-type="string">
            <text:p>mystic,fantasy</text:p>
          </table:table-cell>
          <table:table-cell office:value-type="string" calcext:value-type="string">
            <text:p>https://yadi.sk/d/asJFlylHinEBL</text:p>
          </table:table-cell>
          <table:table-cell office:value-type="string" calcext:value-type="string">
            <text:p>531.jpg</text:p>
          </table:table-cell>
        </table:table-row>
        <table:table-row table:style-name="ro1">
          <table:table-cell office:value-type="string" calcext:value-type="string">
            <text:p>Тёплая Зима (Warm Winter)</text:p>
          </table:table-cell>
          <table:table-cell office:value-type="string" calcext:value-type="string">
            <text:p>Итоговый экзамен для выпускников старшей школы Верде на подходе,Орион-преподаватель физики,провёл большую работу,чтобы под его чутким руководством все ученики достигли высоких результатов.Однако,есть один ученик,во всём отстающий только по его предмету.Его зовут Клеон.Оценки Клеона остаются обычными,или даже ниже стандарта.В этом и в предыдущем году Клеон подтянулся сразу в нескольких дисциплинах,но только не в дисциплине Ориона.Не видя другого выхода,Орион решил заняться индивидуальным репетиторством.</text:p>
          </table:table-cell>
          <table:table-cell/>
          <table:table-cell office:value-type="string" calcext:value-type="string">
            <text:p>Менее 2 часов</text:p>
          </table:table-cell>
          <table:table-cell office:value-type="string" calcext:value-type="string">
            <text:p>ahoguu</text:p>
          </table:table-cell>
          <table:table-cell office:value-type="string" calcext:value-type="string">
            <text:p>{'яой', 'Иностранный разработчик', 'Главный герой парень', 'Повествование от первого лица'}</text:p>
          </table:table-cell>
          <table:table-cell office:value-type="string" calcext:value-type="string">
            <text:p>routine,school</text:p>
          </table:table-cell>
          <table:table-cell office:value-type="string" calcext:value-type="string">
            <text:p>https://yadi.sk/d/gTAYDTwapycTF</text:p>
          </table:table-cell>
          <table:table-cell office:value-type="string" calcext:value-type="string">
            <text:p>528.jpg</text:p>
          </table:table-cell>
        </table:table-row>
        <table:table-row table:style-name="ro1">
          <table:table-cell office:value-type="string" calcext:value-type="string">
            <text:p>Слепой Грифон (The Blind Griffin)</text:p>
          </table:table-cell>
          <table:table-cell office:value-type="string" calcext:value-type="string">
            <text:p>Бурные 20-е годы XX века. В Америке действует сухой закон, но, к радости любящих выпить американцев, появляются магазины и бары, незаконно торгующие выпивкой. Слепой Грифон как раз один из таких подпольных баров в Сан-Франциско, но он несколько отличается от всех остальных подобных ему... Ведь на самом деле этот бар всего лишь прикрытие для магов, и магические исследования и эксперименты интересуют их гораздо больше нелегального алкоголя! Боясь потерять место, которое служит им убежищем, они нанимают себе в помощники случайную девушку, но что если эта девушка вдруг тоже окажется магом и гораздо более сильным, чем они могли ожидать?</text:p>
          </table:table-cell>
          <table:table-cell/>
          <table:table-cell office:value-type="string" calcext:value-type="string">
            <text:p>2-10 часов</text:p>
          </table:table-cell>
          <table:table-cell office:value-type="string" calcext:value-type="string">
            <text:p>asphodel_quartet</text:p>
          </table:table-cell>
          <table:table-cell office:value-type="string" calcext:value-type="string">
            <text:p>{'Иностранный разработчик', 'Главный герой девушка', 'отомэ', 'Повествование от первого лица'}</text:p>
          </table:table-cell>
          <table:table-cell office:value-type="string" calcext:value-type="string">
            <text:p>romance,mystic,routine</text:p>
          </table:table-cell>
          <table:table-cell office:value-type="string" calcext:value-type="string">
            <text:p>https://yadi.sk/d/TSBoMb4qq3piD</text:p>
          </table:table-cell>
          <table:table-cell office:value-type="string" calcext:value-type="string">
            <text:p>527.png</text:p>
          </table:table-cell>
        </table:table-row>
        <table:table-row table:style-name="ro1">
          <table:table-cell office:value-type="string" calcext:value-type="string">
            <text:p>Жизнь с рабыней: Познание чувств 2.4 (Dorei to no Seikatsu -Teaching Feeling-)</text:p>
          </table:table-cell>
          <table:table-cell office:value-type="string" calcext:value-type="string">
            <text:p>История о том, как Вам в благодарность досталась девочка-рабыня, с которой предстоит жить и налаживать отношения. Прошлый хозяин не щадил её и часто избивал, поэтому Сильви очень настороженно относится к людям. Вам, в роли хозяина, предстоит наладить отношения с девушкой, и, возможно даже влюбиться.\n\nСтарая версия:\nВерсия 1.16\n\nПри возникновении проблем с запуском на Android-устройствах - СЮДА.\n\nДоступно только для пользователей</text:p>
          </table:table-cell>
          <table:table-cell/>
          <table:table-cell office:value-type="string" calcext:value-type="string">
            <text:p>2-10 часов</text:p>
          </table:table-cell>
          <table:table-cell office:value-type="string" calcext:value-type="string">
            <text:p>freakilycharming</text:p>
          </table:table-cell>
          <table:table-cell office:value-type="string" calcext:value-type="string">
            <text:p>{'Русский'}</text:p>
          </table:table-cell>
          <table:table-cell office:value-type="string" calcext:value-type="string">
            <text:p>drama,routine,ecchi,hentai</text:p>
          </table:table-cell>
          <table:table-cell office:value-type="string" calcext:value-type="string">
            <text:p>https://yadi.sk/d/FCtHHZybaNPezw</text:p>
          </table:table-cell>
          <table:table-cell office:value-type="string" calcext:value-type="string">
            <text:p>522.jpg</text:p>
          </table:table-cell>
        </table:table-row>
        <table:table-row table:style-name="ro1">
          <table:table-cell office:value-type="string" calcext:value-type="string">
            <text:p>Квартет! (Quartett!/カルテット！)</text:p>
          </table:table-cell>
          <table:table-cell office:value-type="string" calcext:value-type="string">
            <text:p>Этим снежным рождественским вечером во множестве церквей зазвучит праздничная музыка.Все мы принимаем её как данность,но кто же стоит за исполнением партий?Какие люди дарят нам красоту мелодии?Среди них есть профи,есть и любители,а наша история о чём-то среднем.О любителе,которому дали шанс показать себя.В этой новелле сходятся жанры романтики и драмы,но они не заставят вас сидеть в напряжении,ведь диалоги удачно разбавлены множеством шуток.А система повествования"в стиле манги"и вовсе уникальное явление.Вас ждёт знакомство с товарищами по коллективу,соперниками,наставниками.Каждый живёт своей жизнью,но их судьбы уже сплетены.Творчество связывает людей,вот только порой не известно,к добру или худу.Скоро"Магнолия"начнёт состязание,где победители получат мировую славу,а проигравшие-забвение.Приготовьтесь,ведь это мир искусства.И он не прощает ошибок.\nДоп.информация:\n1)Озвучки для хентайных сцен нет.Даже в оригинальной версии.\n2)Вот этот синий текстбокс присутствует у игры изначально(в одной сцене),посему трогать\убирать его мы не стали.\n***Ссылка обновлена!***</text:p>
          </table:table-cell>
          <table:table-cell/>
          <table:table-cell office:value-type="string" calcext:value-type="string">
            <text:p>2-10 часов</text:p>
          </table:table-cell>
          <table:table-cell office:value-type="string" calcext:value-type="string">
            <text:p>littlewitch_&amp;_princess_soft</text:p>
          </table:table-cell>
          <table:table-cell office:value-type="string" calcext:value-type="string">
            <text:p>{'Русский'}</text:p>
          </table:table-cell>
          <table:table-cell office:value-type="string" calcext:value-type="string">
            <text:p>drama,romance,routine,hentai</text:p>
          </table:table-cell>
          <table:table-cell office:value-type="string" calcext:value-type="string">
            <text:p>https://drive.google.com/file/d/1zxwUHTrmvn9z5qQIKjPNrpjfhx1us1c2/view</text:p>
          </table:table-cell>
          <table:table-cell office:value-type="string" calcext:value-type="string">
            <text:p>511.jpg</text:p>
          </table:table-cell>
        </table:table-row>
        <table:table-row table:style-name="ro1">
          <table:table-cell office:value-type="string" calcext:value-type="string">
            <text:p>Завеса</text:p>
          </table:table-cell>
          <table:table-cell office:value-type="string" calcext:value-type="string">
            <text:p>Пройдя через Завесу игрок попадает в мир Пустоши, однако лишь на один день. Сможете ли вы изменить судьбу молодых ангелов или оставите все как есть?\nИгра-спешл по вселенной Пустоши, поэтому, если вы не читаете этот комикс и ответвления к нему, эта игра будет вам непонятна.\nО Комиксе-проекте "Пустошь" со всей информацией и ссылками можно почитать в группе автора комикса LolMilkMaria и сам комикс здесь .</text:p>
          </table:table-cell>
          <table:table-cell/>
          <table:table-cell office:value-type="string" calcext:value-type="string">
            <text:p>Менее 2 часов</text:p>
          </table:table-cell>
          <table:table-cell office:value-type="string" calcext:value-type="string">
            <text:p>lolmilkmaria</text:p>
          </table:table-cell>
          <table:table-cell office:value-type="string" calcext:value-type="string">
            <text:p>{''}</text:p>
          </table:table-cell>
          <table:table-cell office:value-type="string" calcext:value-type="string">
            <text:p>drama,fantasy</text:p>
          </table:table-cell>
          <table:table-cell office:value-type="string" calcext:value-type="string">
            <text:p>https://www.dropbox.com/s/9uqifslckto3nt8/Zavesa.zip?dl=0</text:p>
          </table:table-cell>
          <table:table-cell office:value-type="string" calcext:value-type="string">
            <text:p>496.jpg</text:p>
          </table:table-cell>
        </table:table-row>
        <table:table-row table:style-name="ro1">
          <table:table-cell office:value-type="string" calcext:value-type="string">
            <text:p>Сдержать обещание</text:p>
          </table:table-cell>
          <table:table-cell office:value-type="string" calcext:value-type="string">
            <text:p>Кимико — подруга детства двух братьев, Макото и Даики. У каждого разные характеры, взгляды на жизнь, разные судьбы. Они пообещали друг другу всегда быть вместе... Но сдержать обещание обещание нужно только одному... С кем остаться... ну, а кому еще? Остается решать, конечно же, тебе.</text:p>
          </table:table-cell>
          <table:table-cell/>
          <table:table-cell office:value-type="string" calcext:value-type="string">
            <text:p>Менее 2 часов</text:p>
          </table:table-cell>
          <table:table-cell office:value-type="string" calcext:value-type="string">
            <text:p>mao_hitori</text:p>
          </table:table-cell>
          <table:table-cell office:value-type="string" calcext:value-type="string">
            <text:p>{''}</text:p>
          </table:table-cell>
          <table:table-cell office:value-type="string" calcext:value-type="string">
            <text:p>drama,romance,routine</text:p>
          </table:table-cell>
          <table:table-cell office:value-type="string" calcext:value-type="string">
            <text:p>https://yadi.sk/d/PzitTct0kAytR</text:p>
          </table:table-cell>
          <table:table-cell office:value-type="string" calcext:value-type="string">
            <text:p>440.png</text:p>
          </table:table-cell>
        </table:table-row>
        <table:table-row table:style-name="ro1">
          <table:table-cell office:value-type="string" calcext:value-type="string">
            <text:p>Игра на Раздевание (Roshutsu de Asobou/露出であそぼう)</text:p>
          </table:table-cell>
          <table:table-cell office:value-type="string" calcext:value-type="string">
            <text:p>Это история о двух молодых школьницах.Они временами любят вместе играть в странные игры,которые включают в себя частичное или полное обнажение себя на улице и в школе. Внимание! Для запуска игры воспользуйтесь программой Adobe Flash Player!</text:p>
          </table:table-cell>
          <table:table-cell/>
          <table:table-cell office:value-type="string" calcext:value-type="string">
            <text:p>Менее 2 часов</text:p>
          </table:table-cell>
          <table:table-cell office:value-type="string" calcext:value-type="string">
            <text:p>sol-fa-soft</text:p>
          </table:table-cell>
          <table:table-cell office:value-type="string" calcext:value-type="string">
            <text:p>{'Русский'}</text:p>
          </table:table-cell>
          <table:table-cell office:value-type="string" calcext:value-type="string">
            <text:p>routine,school,ecchi</text:p>
          </table:table-cell>
          <table:table-cell office:value-type="string" calcext:value-type="string">
            <text:p>https://dl.imgschan.xyz/engine/download.php?id=32971</text:p>
          </table:table-cell>
          <table:table-cell office:value-type="string" calcext:value-type="string">
            <text:p>422.jpg</text:p>
          </table:table-cell>
        </table:table-row>
        <table:table-row table:style-name="ro1">
          <table:table-cell office:value-type="string" calcext:value-type="string">
            <text:p>Потерянное завтра (Lost Tomorrow)</text:p>
          </table:table-cell>
          <table:table-cell office:value-type="string" calcext:value-type="string">
            <text:p>Ичиро — отнюдь не самый обычный ученик старшей школы. Он никогда не принимал нормы общества, равнодушен к чувствам других людей и совершенно безответственен. Кто бы мог подумать, что буквально следующим утром последним человеком на Земле останется Ичиро?</text:p>
          </table:table-cell>
          <table:table-cell/>
          <table:table-cell office:value-type="string" calcext:value-type="string">
            <text:p>2-10 часов</text:p>
          </table:table-cell>
          <table:table-cell office:value-type="string" calcext:value-type="string">
            <text:p>weaboo_team</text:p>
          </table:table-cell>
          <table:table-cell office:value-type="string" calcext:value-type="string">
            <text:p>{''}</text:p>
          </table:table-cell>
          <table:table-cell office:value-type="string" calcext:value-type="string">
            <text:p>drama,romance,adventure,fiction</text:p>
          </table:table-cell>
          <table:table-cell office:value-type="string" calcext:value-type="string">
            <text:p>https://yadi.sk/d/ZM5X4wxTjS6SA</text:p>
          </table:table-cell>
          <table:table-cell office:value-type="string" calcext:value-type="string">
            <text:p>421.jpg</text:p>
          </table:table-cell>
        </table:table-row>
        <table:table-row table:style-name="ro1">
          <table:table-cell office:value-type="string" calcext:value-type="string">
            <text:p>Морок (Morok)</text:p>
          </table:table-cell>
          <table:table-cell office:value-type="string" calcext:value-type="string">
            <text:p>Короткая кинетическая визуальная новелла в духе Гоголевских вечеров.</text:p>
          </table:table-cell>
          <table:table-cell/>
          <table:table-cell office:value-type="string" calcext:value-type="string">
            <text:p>Менее 2 часов</text:p>
          </table:table-cell>
          <table:table-cell office:value-type="string" calcext:value-type="string">
            <text:p>morok-vn@yandex.ru</text:p>
          </table:table-cell>
          <table:table-cell office:value-type="string" calcext:value-type="string">
            <text:p>{''}</text:p>
          </table:table-cell>
          <table:table-cell office:value-type="string" calcext:value-type="string">
            <text:p>mystic,routine,adventure</text:p>
          </table:table-cell>
          <table:table-cell office:value-type="string" calcext:value-type="string">
            <text:p>https://yadi.sk/d/E1mr9-0LXdcyT</text:p>
          </table:table-cell>
          <table:table-cell office:value-type="string" calcext:value-type="string">
            <text:p>415.jpg</text:p>
          </table:table-cell>
        </table:table-row>
        <table:table-row table:style-name="ro1">
          <table:table-cell office:value-type="string" calcext:value-type="string">
            <text:p>Полуночная Грань (Gozen 0 no Marginal)</text:p>
          </table:table-cell>
          <table:table-cell office:value-type="string" calcext:value-type="string">
            <text:p>Алиса, довольно опытная чародейка, заведует в городе собственной волшебной лавкой. Всё бы хорошо, но её ученик, Лео, то и дело где-нибудь напортачит. И вот однажды закончив работу поздно ночью, Алиса уже собиралась отдохнуть, как к ней прибежал её нерадивый ученик с повинной головою. Сможет ли она исправить его ошибки и какие неожиданные тайны откроются перед ней об их прошлом?...</text:p>
          </table:table-cell>
          <table:table-cell/>
          <table:table-cell office:value-type="string" calcext:value-type="string">
            <text:p>Менее 2 часов</text:p>
          </table:table-cell>
          <table:table-cell office:value-type="string" calcext:value-type="string">
            <text:p>hackmock</text:p>
          </table:table-cell>
          <table:table-cell office:value-type="string" calcext:value-type="string">
            <text:p>{'Повествование от первого лица', 'Иностранный разработчик', 'Главный герой девушка'}</text:p>
          </table:table-cell>
          <table:table-cell office:value-type="string" calcext:value-type="string">
            <text:p>comedy,routine,fantasy</text:p>
          </table:table-cell>
          <table:table-cell office:value-type="string" calcext:value-type="string">
            <text:p>https://yadi.sk/d/4PJzBdXEjKXyg</text:p>
          </table:table-cell>
          <table:table-cell office:value-type="string" calcext:value-type="string">
            <text:p>414.jpg</text:p>
          </table:table-cell>
        </table:table-row>
        <table:table-row table:style-name="ro1">
          <table:table-cell office:value-type="string" calcext:value-type="string">
            <text:p>Robad (Robad)</text:p>
          </table:table-cell>
          <table:table-cell office:value-type="string" calcext:value-type="string">
            <text:p>Недалекие люди недалекого будущего предаются неуемному разврату, а наш главный герой мечтает о большой и чистой любви. И по примеру авторов передачи «Очумелые ручки» решает создать себе предмет обожания из подручных материалов. Легко ли создать женщину? Легко. А вот понять ее потом – уже задача не из тривиальных.\n\nЦитата\nЛиберпанк — поджанр антиутопии, построенный на описании гипертрофированного Запада и западного образа жизни. Жанр «либерпанк» сравнительно молодой, он был создан в 2005 году. Для этого жанра характерны антиглобалистские и антилиберальные настроения.\n\n\nИгра-зарисовка создана за сутки (текст, музыка и код). Графика взята из интернета.</text:p>
          </table:table-cell>
          <table:table-cell/>
          <table:table-cell office:value-type="string" calcext:value-type="string">
            <text:p>Менее 2 часов</text:p>
          </table:table-cell>
          <table:table-cell office:value-type="string" calcext:value-type="string">
            <text:p>footmade</text:p>
          </table:table-cell>
          <table:table-cell office:value-type="string" calcext:value-type="string">
            <text:p>{''}</text:p>
          </table:table-cell>
          <table:table-cell office:value-type="string" calcext:value-type="string">
            <text:p>comedy,science_fiction,romance,fiction</text:p>
          </table:table-cell>
          <table:table-cell office:value-type="string" calcext:value-type="string">
            <text:p>https://yadi.sk/d/MfBoa41njHMnt</text:p>
          </table:table-cell>
          <table:table-cell office:value-type="string" calcext:value-type="string">
            <text:p>411.jpg</text:p>
          </table:table-cell>
        </table:table-row>
        <table:table-row table:style-name="ro1">
          <table:table-cell office:value-type="string" calcext:value-type="string">
            <text:p>Я позабочусь о тебе</text:p>
          </table:table-cell>
          <table:table-cell office:value-type="string" calcext:value-type="string">
            <text:p>Двое: парень и маленькая девочка, имеющие общие увлечение — убивать людей, уже давно работают в паре. Во время очередного преступления главный герой решает завязать с этим делом и покинуть "сестру", но так просто она ему уйти не даст</text:p>
          </table:table-cell>
          <table:table-cell/>
          <table:table-cell office:value-type="string" calcext:value-type="string">
            <text:p>Менее 2 часов</text:p>
          </table:table-cell>
          <table:table-cell office:value-type="string" calcext:value-type="string">
            <text:p>anja_ponomareva_i_alina_lis</text:p>
          </table:table-cell>
          <table:table-cell office:value-type="string" calcext:value-type="string">
            <text:p>{''}</text:p>
          </table:table-cell>
          <table:table-cell office:value-type="string" calcext:value-type="string">
            <text:p>drama</text:p>
          </table:table-cell>
          <table:table-cell office:value-type="string" calcext:value-type="string">
            <text:p>https://yadi.sk/d/Wigtbx9GiWBmX</text:p>
          </table:table-cell>
          <table:table-cell office:value-type="string" calcext:value-type="string">
            <text:p>410.jpg</text:p>
          </table:table-cell>
        </table:table-row>
        <table:table-row table:style-name="ro1">
          <table:table-cell office:value-type="string" calcext:value-type="string">
            <text:p>Steins;Gate</text:p>
          </table:table-cell>
          <table:table-cell office:value-type="string" calcext:value-type="string">
            <text:p>История начинается 28 июля 2010 года в Акихабаре, когда студент Токийского университета Окабе Ринтаро находит в здании Радио Кайкан, где проходила конференция по вопросам путешествия во времени, тело Макисе Курису, одной из участниц, в луже крови. В панике он отсылает своему другу смс о произошедшем. Однако уже через несколько часов он сталкивается... с Макисе Курису, с момента смерти которой не прошло и суток. И её чудесное спасение как-то связано с той самой СМС, загадочным образом полученной до конференции. И это происшествие - только начало, а за ним последует темпоральный вихрь из SERN и коллайдера, мобильных телефонов и микроволновки, мировых линий и временных скачков. И кто знает, где - а точнее, когда - он закончится?..\n\nДополнительная информация:\nО найденных ошибках, багах и прочем писать в соответствующий теме в группе переводчиков: https://vk.com/board78042391</text:p>
          </table:table-cell>
          <table:table-cell/>
          <table:table-cell office:value-type="string" calcext:value-type="string">
            <text:p>30-50 часов</text:p>
          </table:table-cell>
          <table:table-cell office:value-type="string" calcext:value-type="string">
            <text:p>5pb._&amp;_nitroplus</text:p>
          </table:table-cell>
          <table:table-cell office:value-type="string" calcext:value-type="string">
            <text:p>{'Повествование от первого лица', 'Главный герой парень', 'Steinsgate5bp', 'Иностранный разработчик', 'Врата Штейна', 'SteinsGate'}</text:p>
          </table:table-cell>
          <table:table-cell office:value-type="string" calcext:value-type="string">
            <text:p>drama,comedy,science_fiction,routine,triller</text:p>
          </table:table-cell>
          <table:table-cell office:value-type="string" calcext:value-type="string">
            <text:p>https://yadi.sk/d/6gVHs6Ocn5Pyj</text:p>
          </table:table-cell>
          <table:table-cell office:value-type="string" calcext:value-type="string">
            <text:p>353.jpg</text:p>
          </table:table-cell>
        </table:table-row>
        <table:table-row table:style-name="ro1">
          <table:table-cell office:value-type="string" calcext:value-type="string">
            <text:p>Zayay</text:p>
          </table:table-cell>
          <table:table-cell office:value-type="string" calcext:value-type="string">
            <text:p>Вы ничего не помните – ни как Вас зовут, ни откуда Вы пришли. Перед Вами стоит парень с заячьими ушами. Это Зайо Байрон, последний человек, которого Вы бы пожелали встретить.\nИгра содержит большое количество различных выборов ответа и 5 концовок. С каждым прохождением будут немного меняться детали, и открываться новые подробности.</text:p>
          </table:table-cell>
          <table:table-cell/>
          <table:table-cell office:value-type="string" calcext:value-type="string">
            <text:p>Менее 2 часов</text:p>
          </table:table-cell>
          <table:table-cell office:value-type="string" calcext:value-type="string">
            <text:p>shine</text:p>
          </table:table-cell>
          <table:table-cell office:value-type="string" calcext:value-type="string">
            <text:p>{'Повествование от первого лица', 'отомэ', 'Главный герой девушка', 'Иностранный разработчик', 'не люди'}</text:p>
          </table:table-cell>
          <table:table-cell office:value-type="string" calcext:value-type="string">
            <text:p>drama,romance,fantasy</text:p>
          </table:table-cell>
          <table:table-cell office:value-type="string" calcext:value-type="string">
            <text:p>https://yadi.sk/d/xLDNPPr4ahcn5</text:p>
          </table:table-cell>
          <table:table-cell office:value-type="string" calcext:value-type="string">
            <text:p>279.png</text:p>
          </table:table-cell>
        </table:table-row>
        <table:table-row table:style-name="ro1">
          <table:table-cell office:value-type="string" calcext:value-type="string">
            <text:p>Три грации</text:p>
          </table:table-cell>
          <table:table-cell office:value-type="string" calcext:value-type="string">
            <text:p>Ничто не связывает трех героинь этой истории. Кроме одного человека - девушки по имени Мицуки, с которой они некогда общались. Когда Мицуки вдруг покончила с собой, только они смогли предположить, что послужило причиной.\nСамоубийство Мицуки связано с кем-то из трех. Героини расскажут свои истории, показывающие возможную причину смерти Мицуки. Но только одна из троицы действительно виновна.\nКоторая из трех?</text:p>
          </table:table-cell>
          <table:table-cell/>
          <table:table-cell office:value-type="string" calcext:value-type="string">
            <text:p>2-10 часов</text:p>
          </table:table-cell>
          <table:table-cell office:value-type="string" calcext:value-type="string">
            <text:p>keirin</text:p>
          </table:table-cell>
          <table:table-cell office:value-type="string" calcext:value-type="string">
            <text:p>{''}</text:p>
          </table:table-cell>
          <table:table-cell office:value-type="string" calcext:value-type="string">
            <text:p>drama,horror,mystic,school</text:p>
          </table:table-cell>
          <table:table-cell office:value-type="string" calcext:value-type="string">
            <text:p>https://yadi.sk/d/2zf2o7FHe5M5i</text:p>
          </table:table-cell>
          <table:table-cell office:value-type="string" calcext:value-type="string">
            <text:p>263.jpg</text:p>
          </table:table-cell>
        </table:table-row>
        <table:table-row table:style-name="ro1">
          <table:table-cell office:value-type="string" calcext:value-type="string">
            <text:p>Розовая Нить (The Pink Strand)</text:p>
          </table:table-cell>
          <table:table-cell office:value-type="string" calcext:value-type="string">
            <text:p>Обычный майский день,который должен был стать таким же, как и все другие...Но для главной героини,оказавшейся вовлеченной в водоворот непредсказуемых событий,он становится первым днем новой жизни.В этой короткой визуальной новелле,посвященной настоящей женской дружбе,самой обычной девушке,которая учится в самой обычной школе,предстоит сделать не самый простой выбор.Героиню ждет встреча с её прошлым,да и школа окажется не самой обычной.Но всё это будет потом.Сейчас для неё гораздо важнее разобраться,что происходит с её сердцем...\nСвыше 11000 слов!\nСвыше 1000 страниц диалогов!\nСвыше 150 иллюстраций!\nСвыше 30 судьбоносных выборов!\n5 концовок!\n3 девушки на выбор!\n0 музыкальных треков!\nДополнительная информация:\nПредставленная версия имеет в глазах разработчика статус альфы.Графика находится на стадии набросков,отсутствуют звуковое и музыкальное сопровождение.Тем не менее, разработка завершена,возможны только незначительные багфиксы.Игра полностью работоспособна и тщательно протестирована.Содержит контент эротического характера.Всем персонажам исполнилось 18 и более лет.Не рекомендуется лицам младше 18 лет!\nДоступно только для пользователей</text:p>
          </table:table-cell>
          <table:table-cell/>
          <table:table-cell office:value-type="string" calcext:value-type="string">
            <text:p>Менее 2 часов</text:p>
          </table:table-cell>
          <table:table-cell office:value-type="string" calcext:value-type="string">
            <text:p>idle_antics</text:p>
          </table:table-cell>
          <table:table-cell office:value-type="string" calcext:value-type="string">
            <text:p>{'Повествование от первого лица', 'лоли', 'отечественный разработчик', 'Главный герой девушка', 'Бесконечное лето'}</text:p>
          </table:table-cell>
          <table:table-cell office:value-type="string" calcext:value-type="string">
            <text:p>routine,school,ecchi</text:p>
          </table:table-cell>
          <table:table-cell office:value-type="string" calcext:value-type="string">
            <text:p>http://www.mediafire.com/download/3z8d4ehfbrwj702/The+Pink+Strand+v.0.25.03.2-win32.zip</text:p>
          </table:table-cell>
          <table:table-cell office:value-type="string" calcext:value-type="string">
            <text:p>148.jpg</text:p>
          </table:table-cell>
        </table:table-row>
        <table:table-row table:style-name="ro1">
          <table:table-cell office:value-type="string" calcext:value-type="string">
            <text:p>Истина памяти (True Remembrance)</text:p>
          </table:table-cell>
          <table:table-cell office:value-type="string" calcext:value-type="string">
            <text:p>История повествует об альтернативном недалеком будущем, где главной проблемой человечества становится огромное количество самоубийств по всему миру и всё возрастающее количество людей склоняющихся к нему. Дабы как-то справится с данной проблемой, были созданы специальные, изолированные от внешнего мира поселения, куда направлялись люди с какими-либо душевными травмами (чтобы предотвратить потенциальные попытки самоубийства), либо люди просто пожелавшие избавиться от ужасных воспоминаний из прошлого. Главный герой данной VN, по счастливой случайности, является мнемоницидом, человеком занимающимся "лечением" подобных пациентов. Все мнемонициды наделены некой сверхъествественной способностью, которая не доступна обычным людям и посредством которых они и делают свою работу.</text:p>
          </table:table-cell>
          <table:table-cell/>
          <table:table-cell office:value-type="string" calcext:value-type="string">
            <text:p>2-10 часов</text:p>
          </table:table-cell>
          <table:table-cell office:value-type="string" calcext:value-type="string">
            <text:p>shiba_satomi</text:p>
          </table:table-cell>
          <table:table-cell office:value-type="string" calcext:value-type="string">
            <text:p>{'Русский'}</text:p>
          </table:table-cell>
          <table:table-cell office:value-type="string" calcext:value-type="string">
            <text:p>romance,mystic,routine</text:p>
          </table:table-cell>
          <table:table-cell office:value-type="string" calcext:value-type="string">
            <text:p>https://yadi.sk/d/g-tc6Z30XGko8</text:p>
          </table:table-cell>
          <table:table-cell office:value-type="string" calcext:value-type="string">
            <text:p>136.jpg</text:p>
          </table:table-cell>
        </table:table-row>
        <table:table-row table:style-name="ro1">
          <table:table-cell office:value-type="string" calcext:value-type="string">
            <text:p>Бегущий Город (Runaway City/迷走都市/Meisou Toshi)</text:p>
          </table:table-cell>
          <table:table-cell office:value-type="string" calcext:value-type="string">
            <text:p>Хироаки Ханю заканчивает старшую школу,но при этом не имеет никаких планов на будущее.Ни к учёбе,ни к работе душа у него не лежит.При этом он давно уже заметил за собой невероятное везение во всем.По ходу Хироаки предстоит помочь своим подругам решить их проблемы,разгадать тайну своего везения и найти свою любовь.\nДополнительная информация:\nЗапускаем игру с помощью файла Runaway city.bat. Нажав на Esc можно сохранить игру,загрузить сохранение или выйти из игры.</text:p>
          </table:table-cell>
          <table:table-cell/>
          <table:table-cell office:value-type="string" calcext:value-type="string">
            <text:p>2-10 часов</text:p>
          </table:table-cell>
          <table:table-cell office:value-type="string" calcext:value-type="string">
            <text:p>jast</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romance,mystic,routine,hentai</text:p>
          </table:table-cell>
          <table:table-cell office:value-type="string" calcext:value-type="string">
            <text:p>https://yadi.sk/d/Rnn6XzZoW2A8W</text:p>
          </table:table-cell>
          <table:table-cell office:value-type="string" calcext:value-type="string">
            <text:p>71.jpg</text:p>
          </table:table-cell>
        </table:table-row>
        <table:table-row table:style-name="ro1">
          <table:table-cell office:value-type="string" calcext:value-type="string">
            <text:p>Magical Boutique (Лавка чудес)</text:p>
          </table:table-cell>
          <table:table-cell office:value-type="string" calcext:value-type="string">
            <text:p>В наследство от деда вам достаётся настоящая лавка алхимика! Изготовление зелий сулит спокойную и обеспеченную жизнь, однако вместе с помощницей Фрамбоиз, вас посещает целая череда самых разнообразных приключений...</text:p>
          </table:table-cell>
          <table:table-cell/>
          <table:table-cell office:value-type="string" calcext:value-type="string">
            <text:p>Менее 2 часов</text:p>
          </table:table-cell>
          <table:table-cell office:value-type="string" calcext:value-type="string">
            <text:p>monele_&amp;_dafool</text:p>
          </table:table-cell>
          <table:table-cell office:value-type="string" calcext:value-type="string">
            <text:p>{'Иностранный разработчик', 'Главный герой парень', 'симулятор'}</text:p>
          </table:table-cell>
          <table:table-cell office:value-type="string" calcext:value-type="string">
            <text:p>adventure,fantasy</text:p>
          </table:table-cell>
          <table:table-cell office:value-type="string" calcext:value-type="string">
            <text:p>https://docs.google.com/uc?export=download&amp;id=0B9lV3fTy1kI9OEJGcHBmaVkwLUk</text:p>
          </table:table-cell>
          <table:table-cell office:value-type="string" calcext:value-type="string">
            <text:p>64.jpg</text:p>
          </table:table-cell>
        </table:table-row>
        <table:table-row table:style-name="ro1">
          <table:table-cell office:value-type="string" calcext:value-type="string">
            <text:p>Феномен (Phenomeno)</text:p>
          </table:table-cell>
          <table:table-cell office:value-type="string" calcext:value-type="string">
            <text:p>Нашим протагонистом является 18-летний парень по имени Ямада Нагито - ярый любитель всего паранормального и неизведанного, приехавший в Токио из японской глубинки. И сразу же по приезду в столицу ему улыбнулась удача: возможность снять для жилья небольшой частный домик с очень низкой арендной платой. Причём, по заверениям арендодателя, этот дом мог еще и желания исполнять: живший там ранее архитектор стал знаменитым, а у молодой пары родился ребёнок. Казалось бы, выгоднее сделки не придумать. Но не тут-то было. Вскоре после заселения Нагито-кун начал замечать необъяснимые явления: каждую ночь непойми-откуда доносился жуткий скрежет, будто что-то зловещее пыталось выбраться наружу из глубин дома. Этот звук сводил с ума, не давая уснуть. А потом началась совсем уж какая-то дьявольщина: наш герой стал обнаруживать на стенах дома цифры, вырезанные острым предметом. Сначала он заметил цифру 7, потом цифру 6, потом 5... Некий обратный отсчёт. Но что он означает? И что случится, когда отсчёт достигнет нуля?</text:p>
          </table:table-cell>
          <table:table-cell/>
          <table:table-cell office:value-type="string" calcext:value-type="string">
            <text:p>2-10 часов</text:p>
          </table:table-cell>
          <table:table-cell office:value-type="string" calcext:value-type="string">
            <text:p>nitropkus</text:p>
          </table:table-cell>
          <table:table-cell office:value-type="string" calcext:value-type="string">
            <text:p>{'Иностранный разработчик', 'оккультизм', 'Главный герой парень', 'Повествование от первого лица'}</text:p>
          </table:table-cell>
          <table:table-cell office:value-type="string" calcext:value-type="string">
            <text:p>drama,horror,mystic</text:p>
          </table:table-cell>
          <table:table-cell office:value-type="string" calcext:value-type="string">
            <text:p>https://yadi.sk/d/yaIR3y51WjXeC</text:p>
          </table:table-cell>
          <table:table-cell office:value-type="string" calcext:value-type="string">
            <text:p>87.jpg</text:p>
          </table:table-cell>
        </table:table-row>
        <table:table-row table:style-name="ro1">
          <table:table-cell office:value-type="string" calcext:value-type="string">
            <text:p>Ever 17 : Побег из Бесконечности (Ever 17 : Out of the Infinity)</text:p>
          </table:table-cell>
          <table:table-cell office:value-type="string" calcext:value-type="string">
            <text:p>В подводном парке развлечений LeMU происходит катастрофа, в результате чего верхняя и частично нижние части комплекса оказываются затоплены. Посетителей эвакуируют, но несколько человек остаётся взаперти. Они ждут помощи, одновременно пытаясь спастись от затопления и разобраться в череде странностей, окружающих сам подводный комплекс и его разрушение. Им предстоит узнать многое друг о друге, о LeMU и о собственном прошлом.</text:p>
          </table:table-cell>
          <table:table-cell/>
          <table:table-cell office:value-type="string" calcext:value-type="string">
            <text:p>30-50 часов</text:p>
          </table:table-cell>
          <table:table-cell office:value-type="string" calcext:value-type="string">
            <text:p>kid</text:p>
          </table:table-cell>
          <table:table-cell office:value-type="string" calcext:value-type="string">
            <text:p>{'Несколько главных героев', 'Главный герой парень', 'Иностранный разработчик', 'Повествование от первого лица'}</text:p>
          </table:table-cell>
          <table:table-cell office:value-type="string" calcext:value-type="string">
            <text:p>drama,science_fiction,romance,action</text:p>
          </table:table-cell>
          <table:table-cell office:value-type="string" calcext:value-type="string">
            <text:p>https://yadi.sk/d/p7W_427iWjNSX</text:p>
          </table:table-cell>
          <table:table-cell office:value-type="string" calcext:value-type="string">
            <text:p>86.png</text:p>
          </table:table-cell>
        </table:table-row>
        <table:table-row table:style-name="ro1">
          <table:table-cell office:value-type="string" calcext:value-type="string">
            <text:p>00 mem.: ~Le Chat~</text:p>
          </table:table-cell>
          <table:table-cell office:value-type="string" calcext:value-type="string">
            <text:p>Главному герою приснился странный и ужасающий кошмар. Но проснувшись, он расслабляется. Это был всего лишь сон. Он просыпается в своей комнате и его ждёт новый беззаботный день. Но всё ли так хорошо, как кажется нашему герою на первый взгляд?</text:p>
          </table:table-cell>
          <table:table-cell/>
          <table:table-cell office:value-type="string" calcext:value-type="string">
            <text:p>Менее 2 часов</text:p>
          </table:table-cell>
          <table:table-cell office:value-type="string" calcext:value-type="string">
            <text:p>madartist</text:p>
          </table:table-cell>
          <table:table-cell office:value-type="string" calcext:value-type="string">
            <text:p>{''}</text:p>
          </table:table-cell>
          <table:table-cell office:value-type="string" calcext:value-type="string">
            <text:p>drama,romance,fantasy</text:p>
          </table:table-cell>
          <table:table-cell office:value-type="string" calcext:value-type="string">
            <text:p>https://yadi.sk/d/PXFNehGeWiQJg</text:p>
          </table:table-cell>
          <table:table-cell office:value-type="string" calcext:value-type="string">
            <text:p>83.jpg</text:p>
          </table:table-cell>
        </table:table-row>
        <table:table-row table:style-name="ro1">
          <table:table-cell office:value-type="string" calcext:value-type="string">
            <text:p>Jisei - последние мгновения (Jisei)</text:p>
          </table:table-cell>
          <table:table-cell office:value-type="string" calcext:value-type="string">
            <text:p>"Я могу пережить последние мгновения жизни человека, прикоснувшись к его трупу."\nПодросток без имени и места жительства блуждает от города к городу. Обремененный весом своих экстраординарных способностей он обвиняется в убийстве женщины, которую никогда не встречал... Но подросток готов отстаивать свою невиновность и найти истинного убийцу. Расследование быстро принимает крутой оборот, после появления странного голоса в его голове...\nУ каждого слова есть скрытое значение. У каждого подозреваемого есть тайна. Ищите подсказки, опросите свидетелей, и распутайте тайну пока не стало слишком поздно.</text:p>
          </table:table-cell>
          <table:table-cell/>
          <table:table-cell office:value-type="string" calcext:value-type="string">
            <text:p>Менее 2 часов</text:p>
          </table:table-cell>
          <table:table-cell office:value-type="string" calcext:value-type="string">
            <text:p>sakevisual</text:p>
          </table:table-cell>
          <table:table-cell office:value-type="string" calcext:value-type="string">
            <text:p>{'Повествование от первого лица', 'Главный герой парень', 'Иностранный разработчик'}</text:p>
          </table:table-cell>
          <table:table-cell office:value-type="string" calcext:value-type="string">
            <text:p>drama,detective,mystic</text:p>
          </table:table-cell>
          <table:table-cell office:value-type="string" calcext:value-type="string">
            <text:p>https://drive.google.com/open?id=0B9lV3fTy1kI9UXFVMFJ4eExVVFE</text:p>
          </table:table-cell>
          <table:table-cell office:value-type="string" calcext:value-type="string">
            <text:p>82.jpg</text:p>
          </table:table-cell>
        </table:table-row>
        <table:table-row table:style-name="ro1">
          <table:table-cell office:value-type="string" calcext:value-type="string">
            <text:p>BlueRed (ブルーレッド)</text:p>
          </table:table-cell>
          <table:table-cell office:value-type="string" calcext:value-type="string">
            <text:p>Наша героиня вынуждена заниматься дополнительными занятиями даже летом. На улице стоит невыносимая жара, и она решает спрятаться от палящего солнца под деревом сакуры. Особенностью игры, пожалуй, можно назвать то, что каждый раз, когда Вы начинаете игру заново, игра может привести Вас к разным выборам ответа (к двум мистически-хоррорным концовкам или 3 яндере концовкам).</text:p>
          </table:table-cell>
          <table:table-cell/>
          <table:table-cell office:value-type="string" calcext:value-type="string">
            <text:p>Менее 2 часов</text:p>
          </table:table-cell>
          <table:table-cell office:value-type="string" calcext:value-type="string">
            <text:p>ako</text:p>
          </table:table-cell>
          <table:table-cell office:value-type="string" calcext:value-type="string">
            <text:p>{'Русский'}</text:p>
          </table:table-cell>
          <table:table-cell office:value-type="string" calcext:value-type="string">
            <text:p>drama,romance,mystic</text:p>
          </table:table-cell>
          <table:table-cell office:value-type="string" calcext:value-type="string">
            <text:p>https://yadi.sk/d/GonPlvaN3NKAMT</text:p>
          </table:table-cell>
          <table:table-cell office:value-type="string" calcext:value-type="string">
            <text:p>80.jpg</text:p>
          </table:table-cell>
        </table:table-row>
        <table:table-row table:style-name="ro1">
          <table:table-cell office:value-type="string" calcext:value-type="string">
            <text:p>От Всего Сердца (From the Bottom of the Heart/願えばきっと/Negaeba Kitto)</text:p>
          </table:table-cell>
          <table:table-cell office:value-type="string" calcext:value-type="string">
            <text:p>Очень кратенькая романтическая визуальная новелла о двух незнакомых сердцах и давнем,несдержанном обещание.</text:p>
          </table:table-cell>
          <table:table-cell/>
          <table:table-cell office:value-type="string" calcext:value-type="string">
            <text:p>Менее 2 часов</text:p>
          </table:table-cell>
          <table:table-cell office:value-type="string" calcext:value-type="string">
            <text:p>persian_blue</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romance,routine</text:p>
          </table:table-cell>
          <table:table-cell office:value-type="string" calcext:value-type="string">
            <text:p>https://yadi.sk/d/BS827B2uWWtd3</text:p>
          </table:table-cell>
          <table:table-cell office:value-type="string" calcext:value-type="string">
            <text:p>73.jpg</text:p>
          </table:table-cell>
        </table:table-row>
        <table:table-row table:style-name="ro1">
          <table:table-cell office:value-type="string" calcext:value-type="string">
            <text:p>Сезон Сакуры (Season of the Sakura/さくらの季節/Sakura no Kisetsu)</text:p>
          </table:table-cell>
          <table:table-cell office:value-type="string" calcext:value-type="string">
            <text:p>Это апрель.Началось цветение Сакуры,всё вокруг наполняеться красивыми оттенками розового и красного и белого цветов,так они цветут каждый год.Их мимолётное существование скоро закончиться,но сейчас Сезон Сакуры снова пришёл в Японию.Я повернулся к ней,она стоит возле меня,и говорит."Сакура цвела в тот день,когда мы впервые встретились.Ты помнишь?Она улыбалась мне.Я знаю,что она счастлива.Смотрю на Сакуру ещё раз и снова говорю..."Это верно.Это было началом всего этого ..."Сюдзи Ямагами поступил в старшую школу Котобуки,и познакомился там с разными интересными людьми.Так сложилось,что практически сразу в него оказались влюблены очень много девушек.Большинство из них состоят в каких-либо спортивных клубах,и мечтают,чтобы Сюдзи тоже туда записался.По прошествии года Сюдзи предстоит сделать выбор, кого из своих знакомых девушек он хочет видеть в качестве возлюбленной,хотя шанс остаться без девушки у него тоже есть.В игре есть восемь концовок.\nДополнительная информация:\nЗапускаем игру с помощью файла Season of the Sakura. Нажав на Esc можно сохранить игру,загрузить сохранение или выйти из игры.</text:p>
          </table:table-cell>
          <table:table-cell/>
          <table:table-cell office:value-type="string" calcext:value-type="string">
            <text:p>10-30 часов</text:p>
          </table:table-cell>
          <table:table-cell office:value-type="string" calcext:value-type="string">
            <text:p>jast</text:p>
          </table:table-cell>
          <table:table-cell office:value-type="string" calcext:value-type="string">
            <text:p>{'Эроге', 'Иностранный разработчик', 'Главный герой парень', 'Повествование от первого лица'}</text:p>
          </table:table-cell>
          <table:table-cell office:value-type="string" calcext:value-type="string">
            <text:p>romance,routine,school,hentai</text:p>
          </table:table-cell>
          <table:table-cell office:value-type="string" calcext:value-type="string">
            <text:p>https://yadi.sk/d/lDuKDL7YWWNvp</text:p>
          </table:table-cell>
          <table:table-cell office:value-type="string" calcext:value-type="string">
            <text:p>72.jpg</text:p>
          </table:table-cell>
        </table:table-row>
        <table:table-row table:style-name="ro1">
          <table:table-cell office:value-type="string" calcext:value-type="string">
            <text:p>История трёх сестёр (Three Sisters' Story/三姉妹/San Shimai)</text:p>
          </table:table-cell>
          <table:table-cell office:value-type="string" calcext:value-type="string">
            <text:p>Коити Санада рано лишился.Его отец-глава крупной компании, разорился и покончил с собой.Мать, вынужденная содержать Коити и его старшего брата,подорвала здоровье,ослабла и умерла.Коити и его брата Эйити забрали к себе разные родственники,и братья росли не видя друг друга.По прошествии многих лет,когда Коити уже учился в старшей школе,он наконец-то повстречал брата.Эйити к тому времени был уже достаточно богатым и влиятельным человеком,поставившем себе цель найти и наказать того,кто довёл их отца до самоубийства.Им оказался Сёдзи Окамура-человек занявший место директора компании,после смерти отца Коити.Эйити попросил брата втереться в доверие к Сёдзи и его дочерям,чтобы побольше разузнать о его бизнесе.Через некоторое время,доведённый до отчаянья Сёдзи убегает из дома,скрываясь от долгов.Стоит ли продолжать месть или остановиться на достигнутом?Может Окамура и его семья достаточно заплатили за грехи прошлого,потеряв весь свой бизнес и повязнув в долгах.Эйити кажеться всё это всего лишь малой долей мести,ведь Сёдзи Окамура жив.Коити наоборот считает,что семья Окамура достаточно натерпелась и мстить больше не надо.К чему же приведёт противостояние двух братьев?\nДополнительная информация:\nЗапускаем игру с помощью файла 3 sisters story.bat. Нажав на Esc можно сохранить игру,загрузить сохранение или выйти из игры.</text:p>
          </table:table-cell>
          <table:table-cell/>
          <table:table-cell office:value-type="string" calcext:value-type="string">
            <text:p>10-30 часов</text:p>
          </table:table-cell>
          <table:table-cell office:value-type="string" calcext:value-type="string">
            <text:p>jast</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romance,detective,routine,school,hentai</text:p>
          </table:table-cell>
          <table:table-cell office:value-type="string" calcext:value-type="string">
            <text:p>https://yadi.sk/d/-tUCcUE1VxViG</text:p>
          </table:table-cell>
          <table:table-cell office:value-type="string" calcext:value-type="string">
            <text:p>70.jpg</text:p>
          </table:table-cell>
        </table:table-row>
        <table:table-row table:style-name="ro1">
          <table:table-cell office:value-type="string" calcext:value-type="string">
            <text:p>Проект "Милый, Белый и Пушистый" (The Cute Light and Fluffy Project)"</text:p>
          </table:table-cell>
          <table:table-cell office:value-type="string" calcext:value-type="string">
            <text:p>Проект"Милый,Белый и Пушистый"-это сборник новелл.Что же он из себя представляет этот сборник?\nВнутри вы найдёте четыре совершенно разные новеллы:Правдивую"Больше, чем выдумка"("Cuter than Fiction"),загадочную "Облачная фея"("Cloud Fairy"),комедийную"Мой вечный соперник"("My Eternal Rival") и романтическую"Пять минут"("Five Minutes").Новеллы сделаны настоящими мастерами своего дела.Здесь качественный арт,захватывающие сюжеты,музыка,позволяющая полностью погрузиться в мир истории.</text:p>
          </table:table-cell>
          <table:table-cell/>
          <table:table-cell office:value-type="string" calcext:value-type="string">
            <text:p>Менее 2 часов</text:p>
          </table:table-cell>
          <table:table-cell office:value-type="string" calcext:value-type="string">
            <text:p>sake-bento&amp;mugenjohncel&amp;chronoluminaire&amp;sunkitten&amp;vatina&amp;dave_the_twisted</text:p>
          </table:table-cell>
          <table:table-cell office:value-type="string" calcext:value-type="string">
            <text:p>{'Несколько главных героев', 'неко', 'не люди', 'Иностранный разработчик', 'Повествование от первого лица'}</text:p>
          </table:table-cell>
          <table:table-cell office:value-type="string" calcext:value-type="string">
            <text:p>comedy,romance,routine,parody,fantasy</text:p>
          </table:table-cell>
          <table:table-cell office:value-type="string" calcext:value-type="string">
            <text:p>https://disk.yandex.ru/d/_dNi8CGBVrYEF</text:p>
          </table:table-cell>
          <table:table-cell office:value-type="string" calcext:value-type="string">
            <text:p>69.jpg</text:p>
          </table:table-cell>
        </table:table-row>
        <table:table-row table:style-name="ro1">
          <table:table-cell office:value-type="string" calcext:value-type="string">
            <text:p>Летний Резонанс (A Midsummer Day's Resonance)</text:p>
          </table:table-cell>
          <table:table-cell office:value-type="string" calcext:value-type="string">
            <text:p>"Когда мы говорим, что какие-то вещи 'невероятны', всегда ли значит, что эти вещи в действительности не могут случиться? Не думаю, что могу с этим согласиться..."\n"Пойми, я больше склоняюсь к тому, что 'невероятное' - всего-навсего то, во что другие никогда не поверят, даже если это случится, даже если как следует им это растолковать, глядя прямо в глаза."\n...именно так она сказала мне, ложка за ложкой поглощая мороженое, политое чёрным смородиновым сиропом.\nТо, что пережила я, как раз и было такой 'невероятностью'.</text:p>
          </table:table-cell>
          <table:table-cell/>
          <table:table-cell office:value-type="string" calcext:value-type="string">
            <text:p>Менее 2 часов</text:p>
          </table:table-cell>
          <table:table-cell office:value-type="string" calcext:value-type="string">
            <text:p>kagura_saitoh</text:p>
          </table:table-cell>
          <table:table-cell office:value-type="string" calcext:value-type="string">
            <text:p>{'Русский'}</text:p>
          </table:table-cell>
          <table:table-cell office:value-type="string" calcext:value-type="string">
            <text:p>drama,science_fiction,romance,routine</text:p>
          </table:table-cell>
          <table:table-cell office:value-type="string" calcext:value-type="string">
            <text:p>https://disk.yandex.ru/d/Rqt3-MIJ3NHkRe</text:p>
          </table:table-cell>
          <table:table-cell office:value-type="string" calcext:value-type="string">
            <text:p>67.png</text:p>
          </table:table-cell>
        </table:table-row>
        <table:table-row table:style-name="ro1">
          <table:table-cell office:value-type="string" calcext:value-type="string">
            <text:p>Герб Священного Пламени (Jouka no Monshou)</text:p>
          </table:table-cell>
          <table:table-cell office:value-type="string" calcext:value-type="string">
            <text:p>Те немногие люди, которым посчастливилось пережить апокалипсические последствия. Третьей Мировой войны, наконец, осознали, что насилие ведёт в никуда.\nПолучив этот страшный урок, остатки человечества, наконец, сумели раз и навсегда освободится от груза, доставшегося им в наследство от диких предков.\nПодавление эмоций с помощью наркотика. Абсолютно упорядоченное общество, управляемое с помощью контроля над мыслями.\nГород, выросший из руин опустошённого мира, был новым будущим для человечества, оплотом подлинных Людей Разумных.\nИзгнанное из Эдемского Сада, раскаявшееся человечество, наконец, получило свою землю обетованную - город-государство Либрия...</text:p>
          </table:table-cell>
          <table:table-cell/>
          <table:table-cell office:value-type="string" calcext:value-type="string">
            <text:p>Менее 2 часов</text:p>
          </table:table-cell>
          <table:table-cell office:value-type="string" calcext:value-type="string">
            <text:p>eerged</text:p>
          </table:table-cell>
          <table:table-cell office:value-type="string" calcext:value-type="string">
            <text:p>{'Русский'}</text:p>
          </table:table-cell>
          <table:table-cell office:value-type="string" calcext:value-type="string">
            <text:p>horror,action,mystic</text:p>
          </table:table-cell>
          <table:table-cell office:value-type="string" calcext:value-type="string">
            <text:p>https://docs.google.com/uc?export=download&amp;id=0B9lV3fTy1kI9VlJ3c1A0NFVuMGc</text:p>
          </table:table-cell>
          <table:table-cell office:value-type="string" calcext:value-type="string">
            <text:p>66.jpg</text:p>
          </table:table-cell>
        </table:table-row>
        <table:table-row table:style-name="ro1">
          <table:table-cell office:value-type="string" calcext:value-type="string">
            <text:p>Счастливый клевер (Four-leaf)</text:p>
          </table:table-cell>
          <table:table-cell office:value-type="string" calcext:value-type="string">
            <text:p>"Счастливый клевер" - небольшая, но на удивление красивая новелла. Она раскрывает чувства людей, оказавшихся в плену своего положения. Их родители - богатые деловые люди, которые поставили работу выше своей семьи. Возможно лишь уход в другой, свой собственный мир, поможет вернуть им счастье.</text:p>
          </table:table-cell>
          <table:table-cell/>
          <table:table-cell office:value-type="string" calcext:value-type="string">
            <text:p>Менее 2 часов</text:p>
          </table:table-cell>
          <table:table-cell office:value-type="string" calcext:value-type="string">
            <text:p>moviendo</text:p>
          </table:table-cell>
          <table:table-cell office:value-type="string" calcext:value-type="string">
            <text:p>{'Иностранный разработчик', 'Главный герой парень', 'лоликон', 'Повествование от первого лица'}</text:p>
          </table:table-cell>
          <table:table-cell office:value-type="string" calcext:value-type="string">
            <text:p>hentai</text:p>
          </table:table-cell>
          <table:table-cell office:value-type="string" calcext:value-type="string">
            <text:p>https://docs.google.com/uc?export=download&amp;id=0B9lV3fTy1kI9UnlOdEFtRkRoTEE</text:p>
          </table:table-cell>
          <table:table-cell office:value-type="string" calcext:value-type="string">
            <text:p>65.gif</text:p>
          </table:table-cell>
        </table:table-row>
        <table:table-row table:style-name="ro1">
          <table:table-cell office:value-type="string" calcext:value-type="string">
            <text:p>Песни Арайи (Songs of Araiah)</text:p>
          </table:table-cell>
          <table:table-cell office:value-type="string" calcext:value-type="string">
            <text:p>Джейсон сбегает из дома в поисках таинственного поместья у основания горы. Ходят слухи, что там живёт красивая и ужасающая женщина-вампир, которая может исполнить любое желание, даже даровать бессмертие. Однако, будет ли он готов заплатить цену? И какие секреты скрывает прекрасная незнакомка?\nДействие этой новеллы разворачивается в далёком будущем, в котором религиозные фанатики уничтожили почти все существующие в мире технологии, вернув мир в аграрную эпоху. Но на самом деле новелла не об этом, а о вечной любви до скончания времён.\nКинетическая новелла продолжительностью 1-2 часа.\nВ наличии видеоролик, музыкальное сопровождение, а также подробные обучающие инструкции по овладению магией.</text:p>
          </table:table-cell>
          <table:table-cell/>
          <table:table-cell office:value-type="string" calcext:value-type="string">
            <text:p>2-10 часов</text:p>
          </table:table-cell>
          <table:table-cell office:value-type="string" calcext:value-type="string">
            <text:p>vnovel_interactive_&amp;_team_bg</text:p>
          </table:table-cell>
          <table:table-cell office:value-type="string" calcext:value-type="string">
            <text:p>{'Русский'}</text:p>
          </table:table-cell>
          <table:table-cell office:value-type="string" calcext:value-type="string">
            <text:p>romance,fiction</text:p>
          </table:table-cell>
          <table:table-cell office:value-type="string" calcext:value-type="string">
            <text:p>https://docs.google.com/uc?id=0B9lV3fTy1kI9OWFaM09Dc3NFdUk&amp;export=download</text:p>
          </table:table-cell>
          <table:table-cell office:value-type="string" calcext:value-type="string">
            <text:p>63.jpg</text:p>
          </table:table-cell>
        </table:table-row>
        <table:table-row table:style-name="ro1">
          <table:table-cell office:value-type="string" calcext:value-type="string">
            <text:p>Баллада о Ночных Бабочках (Yachoukitan)</text:p>
          </table:table-cell>
          <table:table-cell office:value-type="string" calcext:value-type="string">
            <text:p>Цера Каору ничего не помнит. Он оказывается в лесу перед старым домом западного стиля. Владелец дома, мальчик одетый во всё черное, ничего не объясняя, проводит его к подвалу со спиральной лестницей уходящей глубоко вниз. Внизу этой лестницы живёт белоснежное дитя. Потрясающей красоты "девушка" с багровыми глазами и белой кожей. Ребёнок в черном сообщает Цера, что его работа теперь заключается в том, что бы развлекать её от скуки. Цера читает ей сказку, а после завершения этой довольно милой работы, уходит из подвала. В доме же мальчик в черном сообщает ему, что та девушка ЧиоСкай, ребенок одержимый духом бабочки. А Цера был приглашен в дом Мудзеки в качестве её жертвы.</text:p>
          </table:table-cell>
          <table:table-cell/>
          <table:table-cell office:value-type="string" calcext:value-type="string">
            <text:p>2-10 часов</text:p>
          </table:table-cell>
          <table:table-cell office:value-type="string" calcext:value-type="string">
            <text:p>zigzag</text:p>
          </table:table-cell>
          <table:table-cell office:value-type="string" calcext:value-type="string">
            <text:p>{'Русский'}</text:p>
          </table:table-cell>
          <table:table-cell office:value-type="string" calcext:value-type="string">
            <text:p>romance,horror,mystic,fantasy</text:p>
          </table:table-cell>
          <table:table-cell office:value-type="string" calcext:value-type="string">
            <text:p>https://yadi.sk/d/1kopo5h8ZyQEG</text:p>
          </table:table-cell>
          <table:table-cell office:value-type="string" calcext:value-type="string">
            <text:p>62.jpg</text:p>
          </table:table-cell>
        </table:table-row>
        <table:table-row table:style-name="ro1">
          <table:table-cell office:value-type="string" calcext:value-type="string">
            <text:p>Нахтигаль (Nachtigal)</text:p>
          </table:table-cell>
          <table:table-cell office:value-type="string" calcext:value-type="string">
            <text:p>"Нахтигаль" - это история о Миранде Наматгире, неунывающей студентке, решившей посетить на каникулах Бельгию, страну шоколада и фламандского барокко. Однажды вечером она увлеклась осмотром достопримечательностей и не успела и глазом моргнуть, как заблудилась в неком лесу. Миранда уже всерьёз подумывала заснуть ночью на земле, но удачно набрела на величественный замок. Она осмелилась войти в него, однако никак не ожидала, что наткнется на кровавое зрелище... или на двух вампиров, которые захватят её в плен.\nВ новелле удивительным образом сочетаются легкость повествования и пафосно-вампирская атмосфера. Нельзя не отметить великолепную музыку и оригинальную рисовку. Вас поджидает не одна, не две, а целых шесть разнообразных концовок - от пугающих до счастливых.</text:p>
          </table:table-cell>
          <table:table-cell/>
          <table:table-cell office:value-type="string" calcext:value-type="string">
            <text:p>Менее 2 часов</text:p>
          </table:table-cell>
          <table:table-cell office:value-type="string" calcext:value-type="string">
            <text:p>cyanide_tea</text:p>
          </table:table-cell>
          <table:table-cell office:value-type="string" calcext:value-type="string">
            <text:p>{'Иностранный разработчик', 'не люди', 'Главный герой девушка', 'отомэ', 'Повествование от первого лица', 'Вампиры'}</text:p>
          </table:table-cell>
          <table:table-cell office:value-type="string" calcext:value-type="string">
            <text:p>romance,fiction</text:p>
          </table:table-cell>
          <table:table-cell office:value-type="string" calcext:value-type="string">
            <text:p>https://docs.google.com/uc?export=download&amp;id=0B9lV3fTy1kI9RVZ6YkQ5ZVhSaDg</text:p>
          </table:table-cell>
          <table:table-cell office:value-type="string" calcext:value-type="string">
            <text:p>61.jpg</text:p>
          </table:table-cell>
        </table:table-row>
        <table:table-row table:style-name="ro1">
          <table:table-cell office:value-type="string" calcext:value-type="string">
            <text:p>Planetarian ~ Маленький звёздный мечтатель ~ (Planetarian ~Chiisana Hoshi no Yume~)</text:p>
          </table:table-cell>
          <table:table-cell office:value-type="string" calcext:value-type="string">
            <text:p>Непрекращающийся дождь - "закрытый город", покинутый 30 лет назад, после внезапной биохимической атаки. Незаселенные руины, в которых господствуют только автономные военные автоматы.\nВ этот город приходит человек, и, устав, находит пристанище в высоком здании, где он находит планетарий - комнату, которая когда-то наполняла сердца людей чудесами всего неба и всех звезд.\nИ там он встречает молодую женщину, которую зовут "Мечта". Она - член обслуживающего персонала планетария, ожидавшая посетителей больше 30 лет; полусломанный робот.\nПо просьбе "Мечты" он теряет счет времени, пытаясь починить недействующий проектор планетария. Тогда в его сердце начинает просыпаться давно утраченная ностальгия. Что он думает об этом небе рукотворных звезд? И какова судьба "Мечты" этой маленькой планеты?</text:p>
          </table:table-cell>
          <table:table-cell/>
          <table:table-cell office:value-type="string" calcext:value-type="string">
            <text:p>2-10 часов</text:p>
          </table:table-cell>
          <table:table-cell office:value-type="string" calcext:value-type="string">
            <text:p>key</text:p>
          </table:table-cell>
          <table:table-cell office:value-type="string" calcext:value-type="string">
            <text:p>{'Иностранный разработчик', 'Главный герой парень', 'роботы', 'Повествование от первого лица'}</text:p>
          </table:table-cell>
          <table:table-cell office:value-type="string" calcext:value-type="string">
            <text:p>drama</text:p>
          </table:table-cell>
          <table:table-cell office:value-type="string" calcext:value-type="string">
            <text:p>https://docs.google.com/file/d/0B9lV3fTy1kI9a1E5SGdnYXYxc00</text:p>
          </table:table-cell>
          <table:table-cell office:value-type="string" calcext:value-type="string">
            <text:p>59.png</text:p>
          </table:table-cell>
        </table:table-row>
        <table:table-row table:style-name="ro1">
          <table:table-cell office:value-type="string" calcext:value-type="string">
            <text:p>Красные Сумерки (Tokoyo no Hoshizora)</text:p>
          </table:table-cell>
          <table:table-cell office:value-type="string" calcext:value-type="string">
            <text:p>Это история о том, как встретились двое - самая эгоистичная в мире девушка и самый эгоистичный в мире парень:\nПереливы колокольчика во тьме, ярче серебряного света небес, под аккомпанемент многоголосья далёких созвездий...</text:p>
          </table:table-cell>
          <table:table-cell/>
          <table:table-cell office:value-type="string" calcext:value-type="string">
            <text:p>2-10 часов</text:p>
          </table:table-cell>
          <table:table-cell office:value-type="string" calcext:value-type="string">
            <text:p>team_extra</text:p>
          </table:table-cell>
          <table:table-cell office:value-type="string" calcext:value-type="string">
            <text:p>{'Русский'}</text:p>
          </table:table-cell>
          <table:table-cell office:value-type="string" calcext:value-type="string">
            <text:p>drama,comedy,romance,mystic,fiction</text:p>
          </table:table-cell>
          <table:table-cell office:value-type="string" calcext:value-type="string">
            <text:p>https://disk.yandex.ru/d/SHhDW6Ia3NFV69</text:p>
          </table:table-cell>
          <table:table-cell office:value-type="string" calcext:value-type="string">
            <text:p>58.jpg</text:p>
          </table:table-cell>
        </table:table-row>
        <table:table-row table:style-name="ro1">
          <table:table-cell office:value-type="string" calcext:value-type="string">
            <text:p>Нарциссы (Narcissu)</text:p>
          </table:table-cell>
          <table:table-cell office:value-type="string" calcext:value-type="string">
            <text:p>Представьте, каково это, жить в тесной палате, каждый день смотреть в окно, видеть бурлящую вокруг жизнь, видеть огромный мир по ту сторону стекла и не иметь возможности прикоснуться, почувствовать? Каково каждый день, снова и снова, проходить через бесконечный цикл из уколов, процедур и проверок? Каково быть окружённым людьми, которым нет до тебя дела, которые скорее всего даже не помнят твоего имени? Осознавать, что когда-то у тебя была своя жизнь, полная ярких красок и эмоций, были друзья, были мечты и устремленья. Каково понимать, что этого уже не вернуть, чувствовать пустоту внутри себя, чувствовать боль и отчаяние и быть окружённым такими же обречёнными, как ты? Каково продолжать жить, не имея надежды?\nЭто история про живых, которым ничего не остается, кроме как умереть и умирающих, которым ничего не остается, кроме как жить дальше.\nЭта простая история о многом, что мы предпочитаем не замечать…\nИ конечно же… Это история о девушке, чье сердце остановилось, и о молодом человеке, чье дыхание вот-вот оборвется…</text:p>
          </table:table-cell>
          <table:table-cell/>
          <table:table-cell office:value-type="string" calcext:value-type="string">
            <text:p>2-10 часов</text:p>
          </table:table-cell>
          <table:table-cell office:value-type="string" calcext:value-type="string">
            <text:p>stage-nana</text:p>
          </table:table-cell>
          <table:table-cell office:value-type="string" calcext:value-type="string">
            <text:p>{'Главный герой парень', 'Повествование от первого лица', 'Иностранный разработчик'}</text:p>
          </table:table-cell>
          <table:table-cell office:value-type="string" calcext:value-type="string">
            <text:p>drama,routine</text:p>
          </table:table-cell>
          <table:table-cell office:value-type="string" calcext:value-type="string">
            <text:p>https://yadi.sk/d/J9z8Y_fvQ6v57</text:p>
          </table:table-cell>
          <table:table-cell office:value-type="string" calcext:value-type="string">
            <text:p>57.jpg</text:p>
          </table:table-cell>
        </table:table-row>
        <table:table-row table:style-name="ro1">
          <table:table-cell office:value-type="string" calcext:value-type="string">
            <text:p>Королевская Западня (The Royal Trap)</text:p>
          </table:table-cell>
          <table:table-cell office:value-type="string" calcext:value-type="string">
            <text:p>Мадлен Валуа – компаньон принца Оскара из Окендавира, а также его лучший друг и советник. Она следит за его внешностью, направляет и обучает его, чтобы он смог завоевать благосклонность принцессы и жениться на ней. С этой целью они приезжают в королевство Гвеллинор. Там они сталкиваются с множеством трудностей, и теперь она обязана защитить своего господина от дворцовых интриганов, не дать ему оказаться жертвой обвинений в преступлении, которого он не совершал и, конечно же, не дать ему разрушить свою жизнь, влюбившись в нее.\nК сожалению, все происходит совсем не так, как планировалось…</text:p>
          </table:table-cell>
          <table:table-cell/>
          <table:table-cell office:value-type="string" calcext:value-type="string">
            <text:p>10-30 часов</text:p>
          </table:table-cell>
          <table:table-cell office:value-type="string" calcext:value-type="string">
            <text:p>hanako_games</text:p>
          </table:table-cell>
          <table:table-cell office:value-type="string" calcext:value-type="string">
            <text:p>{'Иностранный разработчик', 'Главный герой девушка', 'отомэ', 'Повествование от первого лица'}</text:p>
          </table:table-cell>
          <table:table-cell office:value-type="string" calcext:value-type="string">
            <text:p>drama,romance,action,adventure</text:p>
          </table:table-cell>
          <table:table-cell office:value-type="string" calcext:value-type="string">
            <text:p>https://drive.google.com/open?id=0B9lV3fTy1kI9cGlUam1zeUw0MGc</text:p>
          </table:table-cell>
          <table:table-cell office:value-type="string" calcext:value-type="string">
            <text:p>56.png</text:p>
          </table:table-cell>
        </table:table-row>
        <table:table-row table:style-name="ro1">
          <table:table-cell office:value-type="string" calcext:value-type="string">
            <text:p>Кансей (Kansei)</text:p>
          </table:table-cell>
          <table:table-cell office:value-type="string" calcext:value-type="string">
            <text:p>«Кансей»—интерактивная новелла от «SakeVisual»,сиквел к игре«Jisei»,повествующей о юноше,способном чувствовать смерть при касании.На этот раз он оказывается замешан в таинственном убийстве главы крупной компании.Однако теперь ему пришлось объединиться с группой детей со столь же необычными способностями.Которые, к сожалению,не менее опасны,чем искомый убийца.У каждого есть свои старые тайны,которые долго скрывать не удаётся.Как всегда:скандалы,интриги,расследования,допрос подозреваемых,обыск дома—всё ради того,чтобы узнать чужие секреты и сохранить при этом свои собственные.</text:p>
          </table:table-cell>
          <table:table-cell/>
          <table:table-cell office:value-type="string" calcext:value-type="string">
            <text:p>2-10 часов</text:p>
          </table:table-cell>
          <table:table-cell office:value-type="string" calcext:value-type="string">
            <text:p>sakevisual</text:p>
          </table:table-cell>
          <table:table-cell office:value-type="string" calcext:value-type="string">
            <text:p>{'Русский'}</text:p>
          </table:table-cell>
          <table:table-cell office:value-type="string" calcext:value-type="string">
            <text:p>detective,mystic,routine,adventure</text:p>
          </table:table-cell>
          <table:table-cell office:value-type="string" calcext:value-type="string">
            <text:p>https://yadi.sk/d/0yC1DJlpN4LFCQ</text:p>
          </table:table-cell>
          <table:table-cell office:value-type="string" calcext:value-type="string">
            <text:p>55.jpg</text:p>
          </table:table-cell>
        </table:table-row>
        <table:table-row table:style-name="ro1">
          <table:table-cell office:value-type="string" calcext:value-type="string">
            <text:p>Кикокугаи-Кибер Убийца (Kikokugai-The Cyber Slayer)</text:p>
          </table:table-cell>
          <table:table-cell office:value-type="string" calcext:value-type="string">
            <text:p>Действие происходит в Шанхае второй половины двадцать первого века.Кибер-технологии прочно вошли в жизнь,и уже трудно найти человека,в теле которого нет ни единого имплантанта.Созданы и полностью кибернетические существа—так называемые гиноиды.Главный герой новеллы,Конг Таоло,как и все его предки,верой и правдой служил одной из шанхайских триад.До тех пор,пока однажды его не попытался убить собственный лучший друг,уже занимающий в триаде очень высокий пост.Целый год Таоло скрывался, залечивая раны.Но вернувшись в Шанхай узнал,что жертвой вероломства оказался не только он.Советую скачать патч, добавляющий озвучку с сайта переводчика.\n***Ссылка обновлена!***</text:p>
          </table:table-cell>
          <table:table-cell/>
          <table:table-cell office:value-type="string" calcext:value-type="string">
            <text:p>2-10 часов</text:p>
          </table:table-cell>
          <table:table-cell office:value-type="string" calcext:value-type="string">
            <text:p>nitro+</text:p>
          </table:table-cell>
          <table:table-cell office:value-type="string" calcext:value-type="string">
            <text:p>{'Русский'}</text:p>
          </table:table-cell>
          <table:table-cell office:value-type="string" calcext:value-type="string">
            <text:p>drama,science_fiction,action,hentai</text:p>
          </table:table-cell>
          <table:table-cell office:value-type="string" calcext:value-type="string">
            <text:p>https://yadi.sk/d/QwYzIfgb5aUEyQ</text:p>
          </table:table-cell>
          <table:table-cell office:value-type="string" calcext:value-type="string">
            <text:p>54.jpg</text:p>
          </table:table-cell>
        </table:table-row>
        <table:table-row table:style-name="ro1">
          <table:table-cell office:value-type="string" calcext:value-type="string">
            <text:p>Всегда помни меня (Always Remember Me)</text:p>
          </table:table-cell>
          <table:table-cell office:value-type="string" calcext:value-type="string">
            <text:p>Эми в отчаянии—её возлюбленый Аарон не может вспомнить ее после автомобильной аварии.Сможете ли вы помочь парню вернуть воспоминания?Или,возможно,пришло время двигаться дальше?Может быть,Эми сможет влюбиться в кого-нибудь еще?Внимание:игру необходимо зарегестрировать.Для регистрации достаточно ввести любой е-мейл.Ещё у авторов перевода необходимо скачать патч исправляющий ошибки и опечатки.Новелла станет полной,если ввести любую почту!\n\n\nВнимание: игру необходимо зарегестрировать.Для регистрации достаточно ввести любой е-мейл.Русская версия поддерживает сохранения английской версии, но на них могут быть глюки (частично пропадает перевод интерфейса, глючит дата).</text:p>
          </table:table-cell>
          <table:table-cell/>
          <table:table-cell office:value-type="string" calcext:value-type="string">
            <text:p>10-30 часов</text:p>
          </table:table-cell>
          <table:table-cell office:value-type="string" calcext:value-type="string">
            <text:p>winter_wolves</text:p>
          </table:table-cell>
          <table:table-cell office:value-type="string" calcext:value-type="string">
            <text:p>{'Повествование от первого лица', 'Главный герой девушка', 'Иностранный раз', 'отомэ', 'дэйт-сим'}</text:p>
          </table:table-cell>
          <table:table-cell office:value-type="string" calcext:value-type="string">
            <text:p>drama,romance,routine</text:p>
          </table:table-cell>
          <table:table-cell office:value-type="string" calcext:value-type="string">
            <text:p>https://yadi.sk/public/?hash=GLXnQNrjS9EZxAvYhRcUq%2BWqSROvtRux0ARiRuluyWE%3D</text:p>
          </table:table-cell>
          <table:table-cell office:value-type="string" calcext:value-type="string">
            <text:p>53.jpg</text:p>
          </table:table-cell>
        </table:table-row>
        <table:table-row table:style-name="ro1">
          <table:table-cell office:value-type="string" calcext:value-type="string">
            <text:p>Волшебная сказка (Faery Tale)</text:p>
          </table:table-cell>
          <table:table-cell office:value-type="string" calcext:value-type="string">
            <text:p>Давным-давно жила прекрасная девушка.А что с ней произошло—решать вам!Станет ли она Красной Шапочкой,Русалочкой,Золушкой или легендарной балериной?В«Сказке»есть 8 концовок.Кем окажетесь вы?</text:p>
          </table:table-cell>
          <table:table-cell/>
          <table:table-cell office:value-type="string" calcext:value-type="string">
            <text:p>Менее 2 часов</text:p>
          </table:table-cell>
          <table:table-cell office:value-type="string" calcext:value-type="string">
            <text:p>morgan_hawke</text:p>
          </table:table-cell>
          <table:table-cell office:value-type="string" calcext:value-type="string">
            <text:p>{'не люди', 'Иностранный разработчик', 'Главный герой девушка', 'магия', 'отомэ', 'Повествование от третьего лица'}</text:p>
          </table:table-cell>
          <table:table-cell office:value-type="string" calcext:value-type="string">
            <text:p>romance,adventure,fantasy</text:p>
          </table:table-cell>
          <table:table-cell office:value-type="string" calcext:value-type="string">
            <text:p>http://narod.yandex.ru/disk/41874652001.04f96a78819559767db3ce7b2c1fbcbe/Faery%20Tale-win32.zip.html</text:p>
          </table:table-cell>
          <table:table-cell office:value-type="string" calcext:value-type="string">
            <text:p>49.jpg</text:p>
          </table:table-cell>
        </table:table-row>
        <table:table-row table:style-name="ro1">
          <table:table-cell office:value-type="string" calcext:value-type="string">
            <text:p>Круги на воде (Ripples)</text:p>
          </table:table-cell>
          <table:table-cell office:value-type="string" calcext:value-type="string">
            <text:p>Это крошечная романтическая и душевная история про фотографа, ненавидящего людей, но меняющего своё отношение к ним после встречи с девушкой, угостившей его печеньками. Несмотря на скромные размеры, новелла сделана на совесть: любопытный сюжет, качественная графика, озвучка – всё, как у серьёзных продуктов.</text:p>
          </table:table-cell>
          <table:table-cell/>
          <table:table-cell office:value-type="string" calcext:value-type="string">
            <text:p>Менее 2 часов</text:p>
          </table:table-cell>
          <table:table-cell office:value-type="string" calcext:value-type="string">
            <text:p>sakevisual</text:p>
          </table:table-cell>
          <table:table-cell office:value-type="string" calcext:value-type="string">
            <text:p>{'Русский'}</text:p>
          </table:table-cell>
          <table:table-cell office:value-type="string" calcext:value-type="string">
            <text:p>romance,routine</text:p>
          </table:table-cell>
          <table:table-cell office:value-type="string" calcext:value-type="string">
            <text:p>https://yadi.sk/d/U3F4RkA3WQG2v</text:p>
          </table:table-cell>
          <table:table-cell office:value-type="string" calcext:value-type="string">
            <text:p>47.jpg</text:p>
          </table:table-cell>
        </table:table-row>
        <table:table-row table:style-name="ro1">
          <table:table-cell office:value-type="string" calcext:value-type="string">
            <text:p>Ночь незабудок (勿忘草の夜/Wasurenagusa no Yoru)</text:p>
          </table:table-cell>
          <table:table-cell office:value-type="string" calcext:value-type="string">
            <text:p>Макото,президент клуба актёрского мастерства,теряется в лесу,отправившись в поход со своими подопечными. Куда все пропали? Это шутка? Ну, ничего, надо только добраться до места встречи.В новелле"Ночь незабудок"вас ждут более 20 развилок и 15 концовок!</text:p>
          </table:table-cell>
          <table:table-cell/>
          <table:table-cell office:value-type="string" calcext:value-type="string">
            <text:p>2-10 часов</text:p>
          </table:table-cell>
          <table:table-cell office:value-type="string" calcext:value-type="string">
            <text:p>jewel_box</text:p>
          </table:table-cell>
          <table:table-cell office:value-type="string" calcext:value-type="string">
            <text:p>{'Иностранный разработчик', 'Главный герой девушка', 'Повествование от первого лица'}</text:p>
          </table:table-cell>
          <table:table-cell office:value-type="string" calcext:value-type="string">
            <text:p>horror,school</text:p>
          </table:table-cell>
          <table:table-cell office:value-type="string" calcext:value-type="string">
            <text:p>http://narod.yandex.ru/disk/21027920000/nofmn-all.zip.html</text:p>
          </table:table-cell>
          <table:table-cell office:value-type="string" calcext:value-type="string">
            <text:p>46.jpg</text:p>
          </table:table-cell>
        </table:table-row>
        <table:table-row table:style-name="ro1">
          <table:table-cell office:value-type="string" calcext:value-type="string">
            <text:p>Я хочу забрать Рену домой (Take Rena Home)</text:p>
          </table:table-cell>
          <table:table-cell office:value-type="string" calcext:value-type="string">
            <text:p>"Я хочу забрать Рену домой" - необычная новелла. Её основой стал сон отаку, посмотревшего Higurashi no Naku Koro Ni.\nОбновил!</text:p>
          </table:table-cell>
          <table:table-cell/>
          <table:table-cell office:value-type="string" calcext:value-type="string">
            <text:p>Менее 2 часов</text:p>
          </table:table-cell>
          <table:table-cell office:value-type="string" calcext:value-type="string">
            <text:p>m12_&amp;_lux_visual_novels</text:p>
          </table:table-cell>
          <table:table-cell office:value-type="string" calcext:value-type="string">
            <text:p>{'Русский'}</text:p>
          </table:table-cell>
          <table:table-cell office:value-type="string" calcext:value-type="string">
            <text:p>romance,routine</text:p>
          </table:table-cell>
          <table:table-cell office:value-type="string" calcext:value-type="string">
            <text:p>https://disk.yandex.by/d/CwgB5bX63NDmMM</text:p>
          </table:table-cell>
          <table:table-cell office:value-type="string" calcext:value-type="string">
            <text:p>42.jpg</text:p>
          </table:table-cell>
        </table:table-row>
        <table:table-row table:style-name="ro1">
          <table:table-cell office:value-type="string" calcext:value-type="string">
            <text:p>Пирам и Фисба (Pyramus and Thisbe)</text:p>
          </table:table-cell>
          <table:table-cell office:value-type="string" calcext:value-type="string">
            <text:p>Пирам и Фисба-маленькая игра по пьесе Шекспира"Сон в летнюю ночь".Сюжет посвящён драме о несчастной любви Фисбы и Пирама в исполнении афинских ремесленников.</text:p>
          </table:table-cell>
          <table:table-cell/>
          <table:table-cell office:value-type="string" calcext:value-type="string">
            <text:p>Менее 2 часов</text:p>
          </table:table-cell>
          <table:table-cell office:value-type="string" calcext:value-type="string">
            <text:p>four_leaf_studios</text:p>
          </table:table-cell>
          <table:table-cell office:value-type="string" calcext:value-type="string">
            <text:p>{'Иностранный разработчик', 'Главный герой девушка', 'неко'}</text:p>
          </table:table-cell>
          <table:table-cell office:value-type="string" calcext:value-type="string">
            <text:p>drama,comedy,romance,parody</text:p>
          </table:table-cell>
          <table:table-cell office:value-type="string" calcext:value-type="string">
            <text:p>https://drive.google.com/file/d/0Bzy3N1CN1IrpMnpnZW5HWm41blE/edit?usp=sharing</text:p>
          </table:table-cell>
          <table:table-cell office:value-type="string" calcext:value-type="string">
            <text:p>41.jpg</text:p>
          </table:table-cell>
        </table:table-row>
        <table:table-row table:style-name="ro1">
          <table:table-cell office:value-type="string" calcext:value-type="string">
            <text:p>Звездное небо (Starlit sky)</text:p>
          </table:table-cell>
          <table:table-cell office:value-type="string" calcext:value-type="string">
            <text:p>Мальчик по имени Джек уходит из дома,чтобы найти дорогу к звездам.По пути к нему присоединяется молоденькая ведьма Маривел.В путешествии их ожидают неожиданные встречи,новые друзья,а также поиск ответов на самые важные вопросы.</text:p>
          </table:table-cell>
          <table:table-cell/>
          <table:table-cell office:value-type="string" calcext:value-type="string">
            <text:p>Менее 2 часов</text:p>
          </table:table-cell>
          <table:table-cell office:value-type="string" calcext:value-type="string">
            <text:p>team_bg</text:p>
          </table:table-cell>
          <table:table-cell office:value-type="string" calcext:value-type="string">
            <text:p>{'Повествование от первого лица', 'магия', 'Главный герой парень', 'Иностранный разработчик'}</text:p>
          </table:table-cell>
          <table:table-cell office:value-type="string" calcext:value-type="string">
            <text:p>drama,romance,mystic,adventure</text:p>
          </table:table-cell>
          <table:table-cell office:value-type="string" calcext:value-type="string">
            <text:p>http://narod.yandex.ru/disk/25104996000/StarlitSky.rar.html</text:p>
          </table:table-cell>
          <table:table-cell office:value-type="string" calcext:value-type="string">
            <text:p>40.jpg</text:p>
          </table:table-cell>
        </table:table-row>
        <table:table-row table:style-name="ro1">
          <table:table-cell office:value-type="string" calcext:value-type="string">
            <text:p>&gt;Начать &gt;Сражаться &gt;Бежать (&gt;Start &gt;Fight &gt;Run)</text:p>
          </table:table-cell>
          <table:table-cell office:value-type="string" calcext:value-type="string">
            <text:p>Мысли о девушке,которую встретил недавно,не выходят из головы.Работа идёт под откос,днём посещают странные сны.</text:p>
          </table:table-cell>
          <table:table-cell/>
          <table:table-cell office:value-type="string" calcext:value-type="string">
            <text:p>Менее 2 часов</text:p>
          </table:table-cell>
          <table:table-cell office:value-type="string" calcext:value-type="string">
            <text:p>bento_smile</text:p>
          </table:table-cell>
          <table:table-cell office:value-type="string" calcext:value-type="string">
            <text:p>{'магия', 'Главный герой парень', 'Иностранный разработчик', 'Повествование от третьего лица'}</text:p>
          </table:table-cell>
          <table:table-cell office:value-type="string" calcext:value-type="string">
            <text:p>routine,adventure,fantasy</text:p>
          </table:table-cell>
          <table:table-cell office:value-type="string" calcext:value-type="string">
            <text:p>http://narod.yandex.ru/disk/18552915001/StartFightRun-win32.zip.html</text:p>
          </table:table-cell>
          <table:table-cell office:value-type="string" calcext:value-type="string">
            <text:p>39.jpg</text:p>
          </table:table-cell>
        </table:table-row>
        <table:table-row table:style-name="ro1">
          <table:table-cell office:value-type="string" calcext:value-type="string">
            <text:p>История одного свидания (Finding a Prom Date)</text:p>
          </table:table-cell>
          <table:table-cell office:value-type="string" calcext:value-type="string">
            <text:p>Все очень просто—завтра у девушки выпускной вечер, но с кем на него пойти? Впрочем, есть трое парней, одного из которых можно попробовать пригласить.\nОбновлено!</text:p>
          </table:table-cell>
          <table:table-cell/>
          <table:table-cell office:value-type="string" calcext:value-type="string">
            <text:p>Менее 2 часов</text:p>
          </table:table-cell>
          <table:table-cell office:value-type="string" calcext:value-type="string">
            <text:p>arithra_vohalika</text:p>
          </table:table-cell>
          <table:table-cell office:value-type="string" calcext:value-type="string">
            <text:p>{'Русский'}</text:p>
          </table:table-cell>
          <table:table-cell office:value-type="string" calcext:value-type="string">
            <text:p>romance,routine,school</text:p>
          </table:table-cell>
          <table:table-cell office:value-type="string" calcext:value-type="string">
            <text:p>https://yadi.sk/d/-Js2hZO63NChyW</text:p>
          </table:table-cell>
          <table:table-cell office:value-type="string" calcext:value-type="string">
            <text:p>37.jpg</text:p>
          </table:table-cell>
        </table:table-row>
        <table:table-row table:style-name="ro1">
          <table:table-cell office:value-type="string" calcext:value-type="string">
            <text:p>Кана: младшая сестра (Kana: Little Sister/加奈～いもうと～)</text:p>
          </table:table-cell>
          <table:table-cell office:value-type="string" calcext:value-type="string">
            <text:p>У Тодо Такамичи есть сестра. Младшая сестра по имени Кана.Самый важный человек в его жизни,которому необходима братская любовь,поддержка и забота.Ведь Кана серьезно больна—и врачи не ручаются за ее выздоровление.Для чего мы рождаемся на свет?Почему мы умираем?…Эта новелла повествует о жизни и смерти,об отчаянии и надежде,о мучительном поиске своего места в жизни.И о чувствах,разобраться в которых порою не менее сложно,чем найти ответы на вечные вопросы…Русская версия новеллы отличается интересной особенностью:в ней на выбор предлагается два набора спрайтов персонажей.Так что читателям предоставляется возможность познакомиться с двумя графическими вариантами«Каны»—старым и новым.Новелла содержит сцены «для взрослых».\nОсобенности:\nПрисутствует озвучка из Kana -okaeri- и также возможность выбрать в опциях два разных стиля рисовки спрайтов - старый и новый (также меняется и начальная заставка). Переключение между оконным режимом и полным экраном - кнопка F.\nRepack уже содержит Release Candidate 1 патч от переводчиков.\nВ директории с игрой вы найдёте полезные советы и прохождение.\nОписание установки:\nЗапустить setup.exe и следовать указаниям установщика.\nДоступно только для пользователей</text:p>
          </table:table-cell>
          <table:table-cell/>
          <table:table-cell office:value-type="string" calcext:value-type="string">
            <text:p>10-30 часов</text:p>
          </table:table-cell>
          <table:table-cell office:value-type="string" calcext:value-type="string">
            <text:p>digital_object</text:p>
          </table:table-cell>
          <table:table-cell office:value-type="string" calcext:value-type="string">
            <text:p>{'Русский'}</text:p>
          </table:table-cell>
          <table:table-cell office:value-type="string" calcext:value-type="string">
            <text:p>drama,romance,hentai</text:p>
          </table:table-cell>
          <table:table-cell office:value-type="string" calcext:value-type="string">
            <text:p>https://yadi.sk/d/GSfdmCEfTNImJA</text:p>
          </table:table-cell>
          <table:table-cell office:value-type="string" calcext:value-type="string">
            <text:p>34.jpg</text:p>
          </table:table-cell>
        </table:table-row>
        <table:table-row table:style-name="ro1">
          <table:table-cell office:value-type="string" calcext:value-type="string">
            <text:p>Противоречивая жизнь пацифиста (The Life Of A Pacifist Is Often Fraught With Conflict)</text:p>
          </table:table-cell>
          <table:table-cell office:value-type="string" calcext:value-type="string">
            <text:p>Вам всегда нравилось работать в команде разработчиков игр, но что, если ваши внутренние убеждения не вяжутся с новым проектом?</text:p>
          </table:table-cell>
          <table:table-cell/>
          <table:table-cell office:value-type="string" calcext:value-type="string">
            <text:p>Менее 2 часов</text:p>
          </table:table-cell>
          <table:table-cell office:value-type="string" calcext:value-type="string">
            <text:p>bento_smile</text:p>
          </table:table-cell>
          <table:table-cell office:value-type="string" calcext:value-type="string">
            <text:p>{'Иностранный разработчик', 'не люди', 'фурри', 'Повествование от первого лица'}</text:p>
          </table:table-cell>
          <table:table-cell office:value-type="string" calcext:value-type="string">
            <text:p>comedy,routine</text:p>
          </table:table-cell>
          <table:table-cell office:value-type="string" calcext:value-type="string">
            <text:p>http://narod.yandex.ru/disk/62780268001.b87fb25181393b892cdd45ddcf4be286/The%20Life%20Of%20A%20Pacifist%20Is%20Often%20Fraught%20With%20Conflict%20RU-all.zip.html</text:p>
          </table:table-cell>
          <table:table-cell office:value-type="string" calcext:value-type="string">
            <text:p>33.png</text:p>
          </table:table-cell>
        </table:table-row>
        <table:table-row table:style-name="ro1">
          <table:table-cell office:value-type="string" calcext:value-type="string">
            <text:p>Моё магическое косплей-кафе (My magical cosplay cafe)</text:p>
          </table:table-cell>
          <table:table-cell office:value-type="string" calcext:value-type="string">
            <text:p>Привет!Меня зовут Такеши,я шеф-повар в Магическом косплей-кафе.Каждый день я общаюсь с супер-красивыми девчонками,работающими в том же кафе,но у меня всё ещё до сих пор нет девушки!Может,ты мне поможешь найти счастливую концовку!</text:p>
          </table:table-cell>
          <table:table-cell/>
          <table:table-cell office:value-type="string" calcext:value-type="string">
            <text:p>Менее 2 часов</text:p>
          </table:table-cell>
          <table:table-cell office:value-type="string" calcext:value-type="string">
            <text:p>sakevisual</text:p>
          </table:table-cell>
          <table:table-cell office:value-type="string" calcext:value-type="string">
            <text:p>{'кафе', 'Главный герой парень', 'Иностранный разработчик', 'Повествование от первого лица'}</text:p>
          </table:table-cell>
          <table:table-cell office:value-type="string" calcext:value-type="string">
            <text:p>parody</text:p>
          </table:table-cell>
          <table:table-cell office:value-type="string" calcext:value-type="string">
            <text:p>http://narod.yandex.ru/disk/18431078001/Magicos-all.zip.html</text:p>
          </table:table-cell>
          <table:table-cell office:value-type="string" calcext:value-type="string">
            <text:p>31.jpg</text:p>
          </table:table-cell>
        </table:table-row>
        <table:table-row table:style-name="ro1">
          <table:table-cell office:value-type="string" calcext:value-type="string">
            <text:p>[текст]-Летняя история ([text]-A Summer Story)</text:p>
          </table:table-cell>
          <table:table-cell office:value-type="string" calcext:value-type="string">
            <text:p>[текст]-Летняя история—это бесплатная звуковая новелла.В ней рассказывается история молодой девушки Майи и ее нового друга,с которым она познакомилась на каникулах.Для передачи атмосферы в звуковых новеллах используются звуковые эффекты,придающие больше выразительности истории,так что не забудьте включить звук на своих колонках или наушниках.\n***Обновлено!***</text:p>
          </table:table-cell>
          <table:table-cell/>
          <table:table-cell office:value-type="string" calcext:value-type="string">
            <text:p>Менее 2 часов</text:p>
          </table:table-cell>
          <table:table-cell office:value-type="string" calcext:value-type="string">
            <text:p>sakevisual</text:p>
          </table:table-cell>
          <table:table-cell office:value-type="string" calcext:value-type="string">
            <text:p>{'Русский'}</text:p>
          </table:table-cell>
          <table:table-cell office:value-type="string" calcext:value-type="string">
            <text:p>mystic,routine</text:p>
          </table:table-cell>
          <table:table-cell office:value-type="string" calcext:value-type="string">
            <text:p>https://disk.yandex.by/d/C9OY1O75jacLCQ</text:p>
          </table:table-cell>
          <table:table-cell office:value-type="string" calcext:value-type="string">
            <text:p>30.png</text:p>
          </table:table-cell>
        </table:table-row>
        <table:table-row table:style-name="ro1">
          <table:table-cell office:value-type="string" calcext:value-type="string">
            <text:p>Больше никогда (Nevermore)</text:p>
          </table:table-cell>
          <table:table-cell office:value-type="string" calcext:value-type="string">
            <text:p>Старшеклассник Эд страдает от бессонницы, которая с каждым днём становится всё хуже.Взрослые теряются в догадках о её причинах.</text:p>
          </table:table-cell>
          <table:table-cell/>
          <table:table-cell office:value-type="string" calcext:value-type="string">
            <text:p>Менее 2 часов</text:p>
          </table:table-cell>
          <table:table-cell office:value-type="string" calcext:value-type="string">
            <text:p>lunas_specto(aka_kazuki_mishima)</text:p>
          </table:table-cell>
          <table:table-cell office:value-type="string" calcext:value-type="string">
            <text:p>{'Иностранный разработчик', 'Главный герой парень', 'Бессонница', 'Повествование от первого лица'}</text:p>
          </table:table-cell>
          <table:table-cell office:value-type="string" calcext:value-type="string">
            <text:p>mystic,school</text:p>
          </table:table-cell>
          <table:table-cell office:value-type="string" calcext:value-type="string">
            <text:p>http://narod.yandex.ru/disk/18547447001/Nevermore-all.zip.html</text:p>
          </table:table-cell>
          <table:table-cell office:value-type="string" calcext:value-type="string">
            <text:p>29.jpg</text:p>
          </table:table-cell>
        </table:table-row>
        <table:table-row table:style-name="ro1">
          <table:table-cell office:value-type="string" calcext:value-type="string">
            <text:p>Похищенное кольцо с бриллиантом (The stolen diamond ring)</text:p>
          </table:table-cell>
          <table:table-cell office:value-type="string" calcext:value-type="string">
            <text:p>Вы играете за молодую женщину Кэтрин, которую подруга пригласила к себе в гости по случаю своей помолвки.Вскоре после праздничного ужина выясняется,что пропало обручальное кольцо хозяйки дома— дорогое кольцо с розовым бриллиантом. Все, кто был в доме,—вы, остальные гости,прислуга и даже сама хозяйка вместе с женихом оказываются под подозрением.Помогите Кэтрин спасти свою добрую репутацию, а заодно помочь подруге и выяснить, кто же похитил кольцо с бриллиантом.</text:p>
          </table:table-cell>
          <table:table-cell/>
          <table:table-cell office:value-type="string" calcext:value-type="string">
            <text:p>2-10 часов</text:p>
          </table:table-cell>
          <table:table-cell office:value-type="string" calcext:value-type="string">
            <text:p>nekomura_games</text:p>
          </table:table-cell>
          <table:table-cell office:value-type="string" calcext:value-type="string">
            <text:p>{'полиция', 'Иностранный разработчик', 'Главный герой девушка', 'Повествование от первого лица'}</text:p>
          </table:table-cell>
          <table:table-cell office:value-type="string" calcext:value-type="string">
            <text:p>detective,mystic</text:p>
          </table:table-cell>
          <table:table-cell office:value-type="string" calcext:value-type="string">
            <text:p>http://narod.yandex.ru/disk/26769312000/Stolen-Diamond-Ring_RUS_setup.rar.html</text:p>
          </table:table-cell>
          <table:table-cell office:value-type="string" calcext:value-type="string">
            <text:p>28.jpg</text:p>
          </table:table-cell>
        </table:table-row>
        <table:table-row table:style-name="ro1">
          <table:table-cell office:value-type="string" calcext:value-type="string">
            <text:p>Цветочный кролик (Flower Rabbit/花兎)</text:p>
          </table:table-cell>
          <table:table-cell office:value-type="string" calcext:value-type="string">
            <text:p>Молодой человек приезжает в родные места, уже давно им покинутые.На жаркой и безлюдной автобусной остановке девочка с белоснежными волосами неожиданно угощает его сладким льдом…</text:p>
          </table:table-cell>
          <table:table-cell/>
          <table:table-cell office:value-type="string" calcext:value-type="string">
            <text:p>Менее 2 часов</text:p>
          </table:table-cell>
          <table:table-cell office:value-type="string" calcext:value-type="string">
            <text:p>dd-host</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romance,horror,mystic</text:p>
          </table:table-cell>
          <table:table-cell office:value-type="string" calcext:value-type="string">
            <text:p>http://narod.yandex.ru/disk/79796001/FlowerRabbit-Windows_Rus.rar.html</text:p>
          </table:table-cell>
          <table:table-cell office:value-type="string" calcext:value-type="string">
            <text:p>27.jpg</text:p>
          </table:table-cell>
        </table:table-row>
        <table:table-row table:style-name="ro1">
          <table:table-cell office:value-type="string" calcext:value-type="string">
            <text:p>Соединяя сердца (Spirited Heart)</text:p>
          </table:table-cell>
          <table:table-cell office:value-type="string" calcext:value-type="string">
            <text:p>Перед вами фентезийная игра—симулятор жизни наподобие Cute Knight.Создайте своё альтер-эго в мире фентези, выбирайте между вроде бы обычным человеком, миленькой эльфийкой и коварной демонессой.\nУ каждого персонажа свой набор характеристик,который влияет на игру и на выбор реплик в диалогах на протяжении всей игры.\nС началом игры начнётся и ваша жизнь в волшебном мире, вы сможете выбрать из 20 вариантов вакансий,каждая работа повышает определённые характеристики и открывается карьерный рост. Случайные события и судьбоносные встречи, завоюйте сердце избранника! Одного из шести наделённого индивидуальностью и требующего особого подхода. Сможете ли вы покорить их сердце и выйти замуж? Играйте за своего персонажа на протяжении 12 игровых лет.\nВ игре 20 обычных и 6 свадебных концовок, сможете ли вы открыть их все?</text:p>
          </table:table-cell>
          <table:table-cell/>
          <table:table-cell office:value-type="string" calcext:value-type="string">
            <text:p>2-10 часов</text:p>
          </table:table-cell>
          <table:table-cell office:value-type="string" calcext:value-type="string">
            <text:p>winter_wolves</text:p>
          </table:table-cell>
          <table:table-cell office:value-type="string" calcext:value-type="string">
            <text:p>{'Русский'}</text:p>
          </table:table-cell>
          <table:table-cell office:value-type="string" calcext:value-type="string">
            <text:p>romance,fantasy</text:p>
          </table:table-cell>
          <table:table-cell office:value-type="string" calcext:value-type="string">
            <text:p>http://www.mediafire.com/download/u7se8ss5ux66oui/%D0%A1%D0%BE%D0%B5%D0%B4%D0%B8%D0%BD%D1%8F%D1%8F+%D0%A1%D0%B5%D1%80%D0%B4%D1%86%D0%B0.rar</text:p>
          </table:table-cell>
          <table:table-cell office:value-type="string" calcext:value-type="string">
            <text:p>26.jpg</text:p>
          </table:table-cell>
        </table:table-row>
        <table:table-row table:style-name="ro1">
          <table:table-cell office:value-type="string" calcext:value-type="string">
            <text:p>RE:Алистер++ (Re:Alistair ++)</text:p>
          </table:table-cell>
          <table:table-cell office:value-type="string" calcext:value-type="string">
            <text:p>Визуальная новелла(отоме)с элементами симулятора.\nИграя в свою любимую онлайн-игру,Меруи сталкивается с вопиющей несправедливостью—некто Алистер украл у нее редкий артефакт.Алистер соглашается вернуть девушке принадлежащее ей по праву,но только с одним условием:за месяц она должна выяснить,кто он такой в реальной жизни.Меруи соглашается—у нее на подозрении трое молодых людей,которые учатся с ней в одной школе.Кто же из них Алистер?</text:p>
          </table:table-cell>
          <table:table-cell/>
          <table:table-cell office:value-type="string" calcext:value-type="string">
            <text:p>2-10 часов</text:p>
          </table:table-cell>
          <table:table-cell office:value-type="string" calcext:value-type="string">
            <text:p>sakevisual_&amp;_mugenjohncel</text:p>
          </table:table-cell>
          <table:table-cell office:value-type="string" calcext:value-type="string">
            <text:p>{'Главный герой девушка', 'Иностранный разработчик', 'дэйт-сим', 'Повествование от первого лица', 'отомэ'}</text:p>
          </table:table-cell>
          <table:table-cell office:value-type="string" calcext:value-type="string">
            <text:p>romance,detective,school</text:p>
          </table:table-cell>
          <table:table-cell office:value-type="string" calcext:value-type="string">
            <text:p>http://yadi.sk/d/3WKZJdZxReWWd</text:p>
          </table:table-cell>
          <table:table-cell office:value-type="string" calcext:value-type="string">
            <text:p>25.jpg</text:p>
          </table:table-cell>
        </table:table-row>
        <table:table-row table:style-name="ro1">
          <table:table-cell office:value-type="string" calcext:value-type="string">
            <text:p>Книга мертвых</text:p>
          </table:table-cell>
          <table:table-cell office:value-type="string" calcext:value-type="string">
            <text:p>"Книга мертвых: Потерянные души" - первая в истории российская аниме-игра. Более того, по качеству рисунка проект не уступает японским аналогам. Жанр "Книги Мертвых", естественно, вполне канонический - это интерактивная, богато иллюстрированная повесть. Вместе с тем, игра предстает уникальной в своем роде разработкой, ведь в основу сюжета положена история, вдохновленная творчеством Говарда Филлипса Лавкрафта - одного из столпов хоррор литературы.</text:p>
          </table:table-cell>
          <table:table-cell/>
          <table:table-cell office:value-type="string" calcext:value-type="string">
            <text:p>Менее 2 часов</text:p>
          </table:table-cell>
          <table:table-cell office:value-type="string" calcext:value-type="string">
            <text:p>polet_navigatora</text:p>
          </table:table-cell>
          <table:table-cell office:value-type="string" calcext:value-type="string">
            <text:p>{''}</text:p>
          </table:table-cell>
          <table:table-cell office:value-type="string" calcext:value-type="string">
            <text:p>drama,horror,mystic</text:p>
          </table:table-cell>
          <table:table-cell office:value-type="string" calcext:value-type="string">
            <text:p>http://yadi.sk/d/2ssvofJDNRM3H</text:p>
          </table:table-cell>
          <table:table-cell office:value-type="string" calcext:value-type="string">
            <text:p>24.jpg</text:p>
          </table:table-cell>
        </table:table-row>
        <table:table-row table:style-name="ro1">
          <table:table-cell office:value-type="string" calcext:value-type="string">
            <text:p>Красный космос</text:p>
          </table:table-cell>
          <table:table-cell office:value-type="string" calcext:value-type="string">
            <text:p>«Красный космос» — аниме-проект в жанре interactive fiction. Этот жанр практически не представлен на постсоветском пространстве. Так что эта игра — всего лишь вторая в истории России.\nСеттинг у «Красного космоса» достаточно нетипичный и порой до глубины души поражает недалеких людей с отсутствием воображения. Это альтернативное будущее, в котором Советский Союз ведет бескомпромиссную борьбу с Соединенными Штатами. Причем в космосе.</text:p>
          </table:table-cell>
          <table:table-cell/>
          <table:table-cell office:value-type="string" calcext:value-type="string">
            <text:p>2-10 часов</text:p>
          </table:table-cell>
          <table:table-cell office:value-type="string" calcext:value-type="string">
            <text:p>dreamlore_games</text:p>
          </table:table-cell>
          <table:table-cell office:value-type="string" calcext:value-type="string">
            <text:p>{''}</text:p>
          </table:table-cell>
          <table:table-cell office:value-type="string" calcext:value-type="string">
            <text:p>science_fiction,adventure</text:p>
          </table:table-cell>
          <table:table-cell office:value-type="string" calcext:value-type="string">
            <text:p>http://yadi.sk/d/Q-e5MrzbNRUPG</text:p>
          </table:table-cell>
          <table:table-cell office:value-type="string" calcext:value-type="string">
            <text:p>23.jpg</text:p>
          </table:table-cell>
        </table:table-row>
        <table:table-row table:style-name="ro1">
          <table:table-cell office:value-type="string" calcext:value-type="string">
            <text:p>Евгений Онегин</text:p>
          </table:table-cell>
          <table:table-cell office:value-type="string" calcext:value-type="string">
            <text:p>Новая шокирующая визуальная новелла от студии Dreamlore. «Евгений Онегин» превращен в аниме, с безумными прическами, безумными персонажами и неожиданными вывихами в сюжете. При этом - по сравнению с небезызвестными «Красным космосом» - значительно поднят уровень графического (а также технического) исполнения.</text:p>
          </table:table-cell>
          <table:table-cell/>
          <table:table-cell office:value-type="string" calcext:value-type="string">
            <text:p>2-10 часов</text:p>
          </table:table-cell>
          <table:table-cell office:value-type="string" calcext:value-type="string">
            <text:p>dreamlore_games</text:p>
          </table:table-cell>
          <table:table-cell office:value-type="string" calcext:value-type="string">
            <text:p>{''}</text:p>
          </table:table-cell>
          <table:table-cell office:value-type="string" calcext:value-type="string">
            <text:p>horror,action,detective,mystic,fiction</text:p>
          </table:table-cell>
          <table:table-cell office:value-type="string" calcext:value-type="string">
            <text:p>http://yadi.sk/d/1jSMUw7cNQv3y</text:p>
          </table:table-cell>
          <table:table-cell office:value-type="string" calcext:value-type="string">
            <text:p>22.jpg</text:p>
          </table:table-cell>
        </table:table-row>
        <table:table-row table:style-name="ro1">
          <table:table-cell office:value-type="string" calcext:value-type="string">
            <text:p>Ведьмино заклинание (Witch Spell)</text:p>
          </table:table-cell>
          <table:table-cell office:value-type="string" calcext:value-type="string">
            <text:p>Что делать, если ты безумно влюблена, а объясниться с любимым не хватает смелости? Может быть, в этом случае поможет древняя магия? Тем более, что обратиться к ней советует лучший друг…\nВеселая и чуть-чуть волшебная история о девушке, которая ищет свою любовь…</text:p>
          </table:table-cell>
          <table:table-cell/>
          <table:table-cell office:value-type="string" calcext:value-type="string">
            <text:p>Менее 2 часов</text:p>
          </table:table-cell>
          <table:table-cell office:value-type="string" calcext:value-type="string">
            <text:p>studio_sprinkles</text:p>
          </table:table-cell>
          <table:table-cell office:value-type="string" calcext:value-type="string">
            <text:p>{'Повествование от первого лица', 'отомэ', 'Главный герой девушка', 'Иностранный разработчик'}</text:p>
          </table:table-cell>
          <table:table-cell office:value-type="string" calcext:value-type="string">
            <text:p>comedy,romance</text:p>
          </table:table-cell>
          <table:table-cell office:value-type="string" calcext:value-type="string">
            <text:p>http://yadi.sk/d/Gqap0BPONLPox</text:p>
          </table:table-cell>
          <table:table-cell office:value-type="string" calcext:value-type="string">
            <text:p>21.jpg</text:p>
          </table:table-cell>
        </table:table-row>
        <table:table-row table:style-name="ro1">
          <table:table-cell office:value-type="string" calcext:value-type="string">
            <text:p>Подснежник (Yukibana -Kira-)</text:p>
          </table:table-cell>
          <table:table-cell office:value-type="string" calcext:value-type="string">
            <text:p>Парень, его кошка и загадочная юная девушка на фоне заснеженного города...</text:p>
          </table:table-cell>
          <table:table-cell/>
          <table:table-cell office:value-type="string" calcext:value-type="string">
            <text:p>Менее 2 часов</text:p>
          </table:table-cell>
          <table:table-cell office:value-type="string" calcext:value-type="string">
            <text:p>tinsmith</text:p>
          </table:table-cell>
          <table:table-cell office:value-type="string" calcext:value-type="string">
            <text:p>{'Иностранный разработчик', 'Главный герой парень', 'лоликон', 'Повествование от первого лица'}</text:p>
          </table:table-cell>
          <table:table-cell office:value-type="string" calcext:value-type="string">
            <text:p>drama,ecchi</text:p>
          </table:table-cell>
          <table:table-cell office:value-type="string" calcext:value-type="string">
            <text:p>https://yadi.sk/d/8VVA5HN73FbWSr</text:p>
          </table:table-cell>
          <table:table-cell office:value-type="string" calcext:value-type="string">
            <text:p>20.jpg</text:p>
          </table:table-cell>
        </table:table-row>
        <table:table-row table:style-name="ro1">
          <table:table-cell office:value-type="string" calcext:value-type="string">
            <text:p>Токийская Алиса (Tokyo Alice)</text:p>
          </table:table-cell>
          <table:table-cell office:value-type="string" calcext:value-type="string">
            <text:p>Мальчик Оута и девочка Арису - неразлучные друзья с раннего детства, несмотря на вопиющую несхожесть характеров. Оута - живое воплощение здравомыслия - с некоторой снисходительностью относится к чрезмерной мечтательности своей подруги-фантазерки. Но однажды, придя навестить Арису, он оказывается вместе с ней в странном мире, где обитают Шляпник и Мартовский Заяц, Сведущая гусеница и другие существа, весьма напоминающие персонажей одной очень известной сказки... Стать проводником Оуты в необычном мире вызывается черный кролик по имени Кло.</text:p>
          </table:table-cell>
          <table:table-cell/>
          <table:table-cell office:value-type="string" calcext:value-type="string">
            <text:p>2-10 часов</text:p>
          </table:table-cell>
          <table:table-cell office:value-type="string" calcext:value-type="string">
            <text:p>bouquet</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fiction</text:p>
          </table:table-cell>
          <table:table-cell office:value-type="string" calcext:value-type="string">
            <text:p>http://yadi.sk/d/oyfOlPm0LRcRY</text:p>
          </table:table-cell>
          <table:table-cell office:value-type="string" calcext:value-type="string">
            <text:p>19.jpg</text:p>
          </table:table-cell>
        </table:table-row>
        <table:table-row table:style-name="ro1">
          <table:table-cell office:value-type="string" calcext:value-type="string">
            <text:p>Uvao Forever</text:p>
          </table:table-cell>
          <table:table-cell office:value-type="string" calcext:value-type="string">
            <text:p>Короткая новогодняя новелла с персонажами из "Бесконечного лета".</text:p>
          </table:table-cell>
          <table:table-cell/>
          <table:table-cell office:value-type="string" calcext:value-type="string">
            <text:p>Менее 2 часов</text:p>
          </table:table-cell>
          <table:table-cell office:value-type="string" calcext:value-type="string">
            <text:p>erogame_project</text:p>
          </table:table-cell>
          <table:table-cell office:value-type="string" calcext:value-type="string">
            <text:p>{''}</text:p>
          </table:table-cell>
          <table:table-cell office:value-type="string" calcext:value-type="string">
            <text:p>routine</text:p>
          </table:table-cell>
          <table:table-cell office:value-type="string" calcext:value-type="string">
            <text:p>http://narod.yandex.ru/disk/16650890001/uvao2rus-all.rar.html</text:p>
          </table:table-cell>
          <table:table-cell office:value-type="string" calcext:value-type="string">
            <text:p>18.jpg</text:p>
          </table:table-cell>
        </table:table-row>
        <table:table-row table:style-name="ro1">
          <table:table-cell office:value-type="string" calcext:value-type="string">
            <text:p>Цветочный магазинчик: Зима в Фэрбруке (The Flower Shop: Winter In Fairbrook)</text:p>
          </table:table-cell>
          <table:table-cell office:value-type="string" calcext:value-type="string">
            <text:p>Натали едва сдала свой первый семестр в колледже и всё, что ей сейчас нужно - это немного отдыха. Однако её родители настаивают что бы она вела себя как ответственный взрослый человек и нашла себе работу на время зимних каникул. Вместе с тем её соседка по комнате в общежитии находит ей работу и Натали отправляется работать в цветочный магазин городка Фэрбрук. Что же делать несчастной, усталой студентке?\nИграйте за Натали и вы встретите знакомых вам по первой части игры Клару, Сюзану, Стива, Трента, Джейкоба и познакомитесь с Райяном, управляющим магазинчика в городе. Вы должны будете планировать ваше расписание, с кем проведёте время на неделе. Расписывайте каждую неделю, проводите время с теми друзьями, которых сами выберите и не забывайте время от время отдыхать иначе ваше здоровье начнёт ухудшаться. Проведите таким образом каникулы Натали в Фэрбруке выращивая цветы, заводя новых друзей и может быть даже вам повезёт найти настоящую любовь!\nДополнительная информация:\nКряк устанавливается автоматически при первом запуске игры. Для активации кряка необходимо кликнуть на "buy now" и в течении двух-трёх секунд вы увидите сообщение, что игра зарегистрирована.</text:p>
          </table:table-cell>
          <table:table-cell/>
          <table:table-cell office:value-type="string" calcext:value-type="string">
            <text:p>2-10 часов</text:p>
          </table:table-cell>
          <table:table-cell office:value-type="string" calcext:value-type="string">
            <text:p>winter_wolves</text:p>
          </table:table-cell>
          <table:table-cell office:value-type="string" calcext:value-type="string">
            <text:p>{'дэйт-сим', 'симулятор', 'Главный герой девушка', 'Иностранный разработчик', 'отомэ', 'Повествование от первого лица'}</text:p>
          </table:table-cell>
          <table:table-cell office:value-type="string" calcext:value-type="string">
            <text:p>comedy,romance,routine</text:p>
          </table:table-cell>
          <table:table-cell office:value-type="string" calcext:value-type="string">
            <text:p>http://yadi.sk/d/LCaiGd2NLRYh4</text:p>
          </table:table-cell>
          <table:table-cell office:value-type="string" calcext:value-type="string">
            <text:p>17.jpg</text:p>
          </table:table-cell>
        </table:table-row>
        <table:table-row table:style-name="ro1">
          <table:table-cell office:value-type="string" calcext:value-type="string">
            <text:p>Зимняя сказка (Winter Tale)</text:p>
          </table:table-cell>
          <table:table-cell office:value-type="string" calcext:value-type="string">
            <text:p>Короткая визуальная новелла, новогодняя открытка от Eroge-team с персонажами из готовящейся игры "Бесконечное лето".\nДоступно только для пользователей</text:p>
          </table:table-cell>
          <table:table-cell/>
          <table:table-cell office:value-type="string" calcext:value-type="string">
            <text:p>Менее 2 часов</text:p>
          </table:table-cell>
          <table:table-cell office:value-type="string" calcext:value-type="string">
            <text:p>erogame_project</text:p>
          </table:table-cell>
          <table:table-cell office:value-type="string" calcext:value-type="string">
            <text:p>{'Главный герой парень', 'отечественный разработчик', 'Бесконечное лето', 'Повествование от первого лица'}</text:p>
          </table:table-cell>
          <table:table-cell office:value-type="string" calcext:value-type="string">
            <text:p>routine</text:p>
          </table:table-cell>
          <table:table-cell office:value-type="string" calcext:value-type="string">
            <text:p>https://drive.google.com/file/d/1OC1-rGwND1iS2RQZbP68slWREFl8h53h/view</text:p>
          </table:table-cell>
          <table:table-cell office:value-type="string" calcext:value-type="string">
            <text:p>16.jpg</text:p>
          </table:table-cell>
        </table:table-row>
        <table:table-row table:style-name="ro1">
          <table:table-cell office:value-type="string" calcext:value-type="string">
            <text:p>Йо-Дзин-Бо ~Самураи~ (Yo-Jin-Bo ~Unmei no Freude~)</text:p>
          </table:table-cell>
          <table:table-cell office:value-type="string" calcext:value-type="string">
            <text:p>Подняв с земли старинный нефритовый кулон, школьница Сайори и не предполагала, к каким удивительным событиям это приведет. После неожиданной встречи с таинственной призрачной девушкой Сайори оказывается в теле принцессы Хацухиме, жившей много-много лет назад… Принцесса — та еще сорвиголова, и в свое время неосторожность привела ее к беде. Теперь задача Сайори — изменить историю Хацухиме, сохранив ее жизнь. И, конечно же, на помощь девушке приходят отважные самураи.</text:p>
          </table:table-cell>
          <table:table-cell/>
          <table:table-cell office:value-type="string" calcext:value-type="string">
            <text:p>10-30 часов</text:p>
          </table:table-cell>
          <table:table-cell office:value-type="string" calcext:value-type="string">
            <text:p>twofive</text:p>
          </table:table-cell>
          <table:table-cell office:value-type="string" calcext:value-type="string">
            <text:p>{'Русский'}</text:p>
          </table:table-cell>
          <table:table-cell office:value-type="string" calcext:value-type="string">
            <text:p>drama,comedy,romance,fiction</text:p>
          </table:table-cell>
          <table:table-cell office:value-type="string" calcext:value-type="string">
            <text:p>https://cloud.mail.ru/public/2yrr/3JkdnVRtR</text:p>
          </table:table-cell>
          <table:table-cell office:value-type="string" calcext:value-type="string">
            <text:p>15.png</text:p>
          </table:table-cell>
        </table:table-row>
        <table:table-row table:style-name="ro1">
          <table:table-cell office:value-type="string" calcext:value-type="string">
            <text:p>Второе Возрождение (The Second Reproduction)</text:p>
          </table:table-cell>
          <table:table-cell office:value-type="string" calcext:value-type="string">
            <text:p>Главная героиня Кристина, принцесса королевства Алменан, была рождена в эпоху нескончаемых войн с расой демонов. Королева Хеларис посылает свою дочь, как одного из самых опытных воинов королевства, с секретным заданием убить Повелителя демонов Гардиса, безжалостно уничтожившего соседнее королевство Крофтс. Повинуясь приказу и веря в высшую справедливость, Кристина отправляется в путь вместе со своим верным рыцарем Лезеттэ.</text:p>
          </table:table-cell>
          <table:table-cell/>
          <table:table-cell office:value-type="string" calcext:value-type="string">
            <text:p>2-10 часов</text:p>
          </table:table-cell>
          <table:table-cell office:value-type="string" calcext:value-type="string">
            <text:p>heterodoxy</text:p>
          </table:table-cell>
          <table:table-cell office:value-type="string" calcext:value-type="string">
            <text:p>{''}</text:p>
          </table:table-cell>
          <table:table-cell office:value-type="string" calcext:value-type="string">
            <text:p>drama,romance,fiction,fantasy</text:p>
          </table:table-cell>
          <table:table-cell office:value-type="string" calcext:value-type="string">
            <text:p>https://drive.google.com/open?id=0B9lV3fTy1kI9M3d5d3JCdURmWW8</text:p>
          </table:table-cell>
          <table:table-cell office:value-type="string" calcext:value-type="string">
            <text:p>14.jpg</text:p>
          </table:table-cell>
        </table:table-row>
        <table:table-row table:style-name="ro1">
          <table:table-cell office:value-type="string" calcext:value-type="string">
            <text:p>Антарес ((P)lanets)</text:p>
          </table:table-cell>
          <table:table-cell office:value-type="string" calcext:value-type="string">
            <text:p>Вы можете согнуть ложку одним взглядом?\nВы можете переселяться в чужие тела?\nВы слышите, как ваш кот говорит с вами по ночам?\nНе беспокойтесь. Вы не сошли с ума!\nДобро пожаловать в место, где все такие же, как вы: Антарес –\nАльтернативно-Научная Тренировочная Академия Развития Естественных Способностей.\nЭто школа для тех, кого природа наградила сверх-способностями!\n\nМарин была обычной девочкой до тех пор, пока не упала со школьной лестницы. Она потеряла сознание и когда пришла в себя в медкабинете, она поняла, что с ней что-то не так. Она читала мысли людей! Что было дальше?… К ней подошел загадочный парень и сказал: «Я пришел за тобой. Если, конечно, ты решишь пойти. Я знаю, что с тобой случилось. Ты медиум».\nВот так и начались первые дни пребывания Марин в академии Антарес. Быть может, не смотря на хаос в ее новой необычной школе ей удастся найти свою любовь?..</text:p>
          </table:table-cell>
          <table:table-cell/>
          <table:table-cell office:value-type="string" calcext:value-type="string">
            <text:p>2-10 часов</text:p>
          </table:table-cell>
          <table:table-cell office:value-type="string" calcext:value-type="string">
            <text:p>teacup_productions</text:p>
          </table:table-cell>
          <table:table-cell office:value-type="string" calcext:value-type="string">
            <text:p>{''}</text:p>
          </table:table-cell>
          <table:table-cell office:value-type="string" calcext:value-type="string">
            <text:p>romance,school</text:p>
          </table:table-cell>
          <table:table-cell office:value-type="string" calcext:value-type="string">
            <text:p>http://yadi.sk/d/d1gBpniW5j55G</text:p>
          </table:table-cell>
          <table:table-cell office:value-type="string" calcext:value-type="string">
            <text:p>13.jpg</text:p>
          </table:table-cell>
        </table:table-row>
        <table:table-row table:style-name="ro1">
          <table:table-cell office:value-type="string" calcext:value-type="string">
            <text:p>Путаница! (Shuffle!)</text:p>
          </table:table-cell>
          <table:table-cell office:value-type="string" calcext:value-type="string">
            <text:p>Мир Shuffle — это мир, в котором люди живут совместно с богами и демонами. Они отличаются от людей формой ушей (маленькие заостренные у богов и длинные заостренные у демонов) и способностью использовать магию. Несмотря на название, обе расы очень доброжелательны и отлично уживаются с людьми.\nГлавный герой, Цучими Рин живёт в доме у своей подруги детства Фуё Каэде, и вместе с ней ходит в школу. Однажды в их класс переводят Лисиантус (или просто Сиа) — дочь короля богов, и Нерине — дочь короля демонов. Их отцы объявили Рина кандидатом в женихи своих дочерей. Кроме того, Рина любят также старшеклассница Шигуре Аса и таинственная Примула.</text:p>
          </table:table-cell>
          <table:table-cell/>
          <table:table-cell office:value-type="string" calcext:value-type="string">
            <text:p>10-30 часов</text:p>
          </table:table-cell>
          <table:table-cell office:value-type="string" calcext:value-type="string">
            <text:p>navel</text:p>
          </table:table-cell>
          <table:table-cell office:value-type="string" calcext:value-type="string">
            <text:p>{'девстенницы', 'лоликон', 'Главный герой парень', 'гарем', 'Повествование от первого лица', 'не люди', 'Иностранный разработчик', 'Эроге', 'Демоны'}</text:p>
          </table:table-cell>
          <table:table-cell office:value-type="string" calcext:value-type="string">
            <text:p>drama,comedy,romance,school,fiction,hentai</text:p>
          </table:table-cell>
          <table:table-cell office:value-type="string" calcext:value-type="string">
            <text:p>https://drive.google.com/open?id=0Bzy3N1CN1Irpdm1IaUR3SHFfcVE</text:p>
          </table:table-cell>
          <table:table-cell office:value-type="string" calcext:value-type="string">
            <text:p>12.jpg</text:p>
          </table:table-cell>
        </table:table-row>
        <table:table-row table:style-name="ro1">
          <table:table-cell office:value-type="string" calcext:value-type="string">
            <text:p>Вспомни (Memo)</text:p>
          </table:table-cell>
          <table:table-cell office:value-type="string" calcext:value-type="string">
            <text:p>Седжи с семьей часто переезжает с места на место, как того требует работа его отца. Оставленные за спиной города, завязанные в них отношения превращаются лишь в неясные воспоминания. Но вот Седжи в очередной переводится в новую школу и в первый свой учебный день знакомится с новыми однокашниками, из которых одна девочка ведет себя довольно странно…</text:p>
          </table:table-cell>
          <table:table-cell/>
          <table:table-cell office:value-type="string" calcext:value-type="string">
            <text:p>2-10 часов</text:p>
          </table:table-cell>
          <table:table-cell office:value-type="string" calcext:value-type="string">
            <text:p>doomfest</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romance,routine,school</text:p>
          </table:table-cell>
          <table:table-cell office:value-type="string" calcext:value-type="string">
            <text:p>https://drive.google.com/open?id=0Bzy3N1CN1IrpR1kzLXRxazB6R00</text:p>
          </table:table-cell>
          <table:table-cell office:value-type="string" calcext:value-type="string">
            <text:p>11.jpg</text:p>
          </table:table-cell>
        </table:table-row>
        <table:table-row table:style-name="ro1">
          <table:table-cell office:value-type="string" calcext:value-type="string">
            <text:p>Позволь тебя спасти. Твой верный партнёр. (Let me save you. Your faithful companion)</text:p>
          </table:table-cell>
          <table:table-cell office:value-type="string" calcext:value-type="string">
            <text:p>Если Вы устали от штампов Jrpg или просто RPG то визуальная новелла Твой верный партнёр, то, что Вам нужно. Создание игры, за 48 часов, на соревнование Ludum Dare#20, на себе взяла некая Nyaa. По мнению жюри новелла вошла в десятку лучших. Игра является не просто пародией на множество стереотипов Jrpg/RPG но и имеет весьма неплохой сюжет, который закручен вокруг одного незадачливого паренька и, что весьма странно, его новой соратницы. Им же, и предстоит провести запутанное расследование, которое приведет к одной из трех концовок.</text:p>
          </table:table-cell>
          <table:table-cell/>
          <table:table-cell office:value-type="string" calcext:value-type="string">
            <text:p>Менее 2 часов</text:p>
          </table:table-cell>
          <table:table-cell office:value-type="string" calcext:value-type="string">
            <text:p>nyaa_(aka_sonia_leong)</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parody,fantasy,ecchi</text:p>
          </table:table-cell>
          <table:table-cell office:value-type="string" calcext:value-type="string">
            <text:p>https://drive.google.com/file/d/0Bzy3N1CN1IrpUnl4dF9PdXRLVDg/edit?usp=sharing</text:p>
          </table:table-cell>
          <table:table-cell office:value-type="string" calcext:value-type="string">
            <text:p>10.jpg</text:p>
          </table:table-cell>
        </table:table-row>
        <table:table-row table:style-name="ro1">
          <table:table-cell office:value-type="string" calcext:value-type="string">
            <text:p>Последнее очищение (Last Purify)</text:p>
          </table:table-cell>
          <table:table-cell office:value-type="string" calcext:value-type="string">
            <text:p>Не очень далёкое будущее. Очередная мировая война закончилась ядерным конфликтом. Большая часть человечества уничтожена. Бывшие страны-лидеры лежат в руинах.\nВ послевоенном мире появилась и быстро набрала силу новая организация — «Агентство по Этике». Её цель — полный запрет всего, что угрожает физическому выживанию человечества. Запрет ядерного и любого другого мощного оружия, запрет экологически грязных производств и источников энергии. Запрет культуры и религии, как феноменов, порождающих вражду между людьми. Фактически — запрет на чувства. Цель — подлинное равенство и вечный мир.\n\nВскоре было создано наднациональное государство Этика, постепенно вобравшее в себя все прочие. Где-то — добровольно, а где-то путём военного вторжения. И вот, десять с лишним лет спустя, неподконтрольным Агентству остаётся только Независимый Город Токио. Последнее место на земле, где люди остались людьми в прежнем смысле этого слова.\n\nИ вот однажды у передового дозора токийцев появляется тринадцатилетний мальчик Тору, житель Этики. Он и сам не понимает, почему сбежал, и что привело его в стан врага. Во всяком случае, не протест против системы. Он по-прежнему считает государственное устройство Этики идеальным. Токийцы тоже относятся к незваному гостю с подозрением и помещают его под круглосуточный надзор молодого солдата Рюдзи. Но хозяйка местной больницы, Нацуки-сенсей уверена, что глубоко внутри роботоподобного Тору скрывается обычный, способный чувствовать человек…</text:p>
          </table:table-cell>
          <table:table-cell/>
          <table:table-cell office:value-type="string" calcext:value-type="string">
            <text:p>10-30 часов</text:p>
          </table:table-cell>
          <table:table-cell office:value-type="string" calcext:value-type="string">
            <text:p>sundervolt</text:p>
          </table:table-cell>
          <table:table-cell office:value-type="string" calcext:value-type="string">
            <text:p>{''}</text:p>
          </table:table-cell>
          <table:table-cell office:value-type="string" calcext:value-type="string">
            <text:p>drama,science_fiction,routine</text:p>
          </table:table-cell>
          <table:table-cell office:value-type="string" calcext:value-type="string">
            <text:p>https://yadi.sk/d/HllafD1T3MABfc</text:p>
          </table:table-cell>
          <table:table-cell office:value-type="string" calcext:value-type="string">
            <text:p>9.jpg</text:p>
          </table:table-cell>
        </table:table-row>
        <table:table-row table:style-name="ro1">
          <table:table-cell office:value-type="string" calcext:value-type="string">
            <text:p>Спираль свиданий (Date Warp)</text:p>
          </table:table-cell>
          <table:table-cell office:value-type="string" calcext:value-type="string">
            <text:p>Визуальная новелла от Hanako Games, завоевавшая аудиторию своим интригующим сюжетом. Отоме отличается крайне необычной ситуацией, в которую попадает главная героиня и неожиданными концовками.\nЖанет отправляется на свое первое свидание с парнем, но их машина ломается где-то посреди леса. Блуждая под дождем, они находят огромный замок, в котором им предлагают укрытие четверо парней.\nПрошло пять дней, но Жанет до сих пор не вернулась… Почему?\nЕё судьба зависит от только от Вас!</text:p>
          </table:table-cell>
          <table:table-cell/>
          <table:table-cell office:value-type="string" calcext:value-type="string">
            <text:p>2-10 часов</text:p>
          </table:table-cell>
          <table:table-cell office:value-type="string" calcext:value-type="string">
            <text:p>hanako_games</text:p>
          </table:table-cell>
          <table:table-cell office:value-type="string" calcext:value-type="string">
            <text:p>{'Иностранный разработчик', 'Главный герой девушка', 'отомэ', 'Повествование от первого лица'}</text:p>
          </table:table-cell>
          <table:table-cell office:value-type="string" calcext:value-type="string">
            <text:p>drama,romance,mystic,fiction</text:p>
          </table:table-cell>
          <table:table-cell office:value-type="string" calcext:value-type="string">
            <text:p>https://yadi.sk/d/rDJWq_Eo3KCMkm</text:p>
          </table:table-cell>
          <table:table-cell office:value-type="string" calcext:value-type="string">
            <text:p>8.jpg</text:p>
          </table:table-cell>
        </table:table-row>
        <table:table-row table:style-name="ro1">
          <table:table-cell office:value-type="string" calcext:value-type="string">
            <text:p>Шанс на любовь (Heartful Chance!)</text:p>
          </table:table-cell>
          <table:table-cell office:value-type="string" calcext:value-type="string">
            <text:p>По мнению Эмми, студентки академии Сэнт Жан-Мари, каждый день ничем не отличается от предыдущего. Однажды, на уроке геометрии она поняла, что забыла сделать домашнее задание и обратилась за помощью к своей подруге Шарлотте, пообещав взамен написать за нее любовное письмо.\nБлагодаря этому письму Шарлотта, наконец, смогла наладить отношения, а слухи о таланте главной героини разнеслись по всему факультету.\nЭмми стали называть “Феей Любви”.\nНо слава потребовала жертв: ко Дню Святого Валентина тайный возлюбленный Эмми попросил написать любовное письмо для своей пассии. Сможет ли героиня написать письмо другой девушке от лица того, кто ей так дорог?</text:p>
          </table:table-cell>
          <table:table-cell/>
          <table:table-cell office:value-type="string" calcext:value-type="string">
            <text:p>Менее 2 часов</text:p>
          </table:table-cell>
          <table:table-cell office:value-type="string" calcext:value-type="string">
            <text:p>studio_sprinkles</text:p>
          </table:table-cell>
          <table:table-cell office:value-type="string" calcext:value-type="string">
            <text:p>{'Русский'}</text:p>
          </table:table-cell>
          <table:table-cell office:value-type="string" calcext:value-type="string">
            <text:p>romance,routine,school</text:p>
          </table:table-cell>
          <table:table-cell office:value-type="string" calcext:value-type="string">
            <text:p>https://yadi.sk/d/OkNGGqhe3KCLN2</text:p>
          </table:table-cell>
          <table:table-cell office:value-type="string" calcext:value-type="string">
            <text:p>6.jpg</text:p>
          </table:table-cell>
        </table:table-row>
        <table:table-row table:style-name="ro1">
          <table:table-cell office:value-type="string" calcext:value-type="string">
            <text:p>Говно-вопрос (The Fucking Question)</text:p>
          </table:table-cell>
          <table:table-cell office:value-type="string" calcext:value-type="string">
            <text:p>The Fucking Question - это фанатская интерактивная графическая новелла, в грубой и нецензурной форме высмеивающая фэндом аниме и самих графических новелл, а так же массу штампов и мерзостей поп-культуры и быта. Игра содержит нецензурную лексику, и по содержанию своему не рекомендуется вообще никому.\nТакже, она является пародией на краткую новеллу "Вопрос", ныне поставляемую в комплекте дистрибутива бесплатного открытого движка для написания графических новелл - Ren'py. Самая интересная часть - в "бонусах", а не в самой игре.</text:p>
          </table:table-cell>
          <table:table-cell/>
          <table:table-cell office:value-type="string" calcext:value-type="string">
            <text:p>Менее 2 часов</text:p>
          </table:table-cell>
          <table:table-cell office:value-type="string" calcext:value-type="string">
            <text:p>studio_mugenjohncel</text:p>
          </table:table-cell>
          <table:table-cell office:value-type="string" calcext:value-type="string">
            <text:p>{''}</text:p>
          </table:table-cell>
          <table:table-cell office:value-type="string" calcext:value-type="string">
            <text:p>comedy,parody</text:p>
          </table:table-cell>
          <table:table-cell office:value-type="string" calcext:value-type="string">
            <text:p>https://yadi.sk/d/3oYYMCPD3KCMTx</text:p>
          </table:table-cell>
          <table:table-cell office:value-type="string" calcext:value-type="string">
            <text:p>5.jpg</text:p>
          </table:table-cell>
        </table:table-row>
        <table:table-row table:style-name="ro1">
          <table:table-cell office:value-type="string" calcext:value-type="string">
            <text:p>Песнь Сайи (Saya no Uta)</text:p>
          </table:table-cell>
          <table:table-cell office:value-type="string" calcext:value-type="string">
            <text:p>Трудно сказать, повезло ли Фуминори в жизни. С одной стороны, он чудом (и новейшими медицинскими разработками) выжил в автомобильной аварии, в которой погибли все его родственники. С другой стороны, удовольствия от этого немного - теперь восприятие мира Фуминори безнадёжно искалечено, а за ним медленно, но верно следует и рассудок. Сами посудите - каково жить молодому студенту, когда в его глазах лучшие друзья похожи на бесформенные груды плоти, коридоры и улицы завалены потрохами, а ранее приятные вкусы и запахи теперь вызывают лишь отвращение? Неудивительно, что поначалу он не желает иметь с этим сошедшим с ума миром ничего общего... Пока не встречает в своей палате абсолютно нормальную, даже красивую, девочку. Разумеется, так называемая Сайя становится единственной отрадой несчастного Фуминори, а поиск её отца - главной целью его жизни. Но несчастный, разумеется, не подозревает, чем является его милая Сайя...\n\nКак использовать android-версию.</text:p>
          </table:table-cell>
          <table:table-cell/>
          <table:table-cell office:value-type="string" calcext:value-type="string">
            <text:p>2-10 часов</text:p>
          </table:table-cell>
          <table:table-cell office:value-type="string" calcext:value-type="string">
            <text:p>nitroplus</text:p>
          </table:table-cell>
          <table:table-cell office:value-type="string" calcext:value-type="string">
            <text:p>{'Иностранный разработчик', 'Главный герой парень', 'лоликон', 'Гуро', 'Повествование от первого лица', 'Saya no uta'}</text:p>
          </table:table-cell>
          <table:table-cell office:value-type="string" calcext:value-type="string">
            <text:p>drama,romance,horror,mystic,ecchi,hentai</text:p>
          </table:table-cell>
          <table:table-cell office:value-type="string" calcext:value-type="string">
            <text:p>http://yadi.sk/d/_NqYS9QRLPnRv</text:p>
          </table:table-cell>
          <table:table-cell office:value-type="string" calcext:value-type="string">
            <text:p>3.jpg</text:p>
          </table:table-cell>
        </table:table-row>
        <table:table-row table:style-name="ro1">
          <table:table-cell office:value-type="string" calcext:value-type="string">
            <text:p>Лабуда (релиз полной версии)</text:p>
          </table:table-cell>
          <table:table-cell office:value-type="string" calcext:value-type="string">
            <text:p>На протяжении всей человеческой истории девочки-волшебницы сражались с чудовищами, появлявшимися столь часто, что их прозвали «монстрами недели». Но волшебство уже не то: двадцать лет назад эти тяжёлые времена, наконец, окончились…\n\nОднажды в одной далёкой и Относительно Северной Стране простая школьница Алёна обнаружила, что она вовсе не простая, а волшебная. С этого момента ей предстоит погрузиться в современный мир девочек-волшебниц, полный тайн и загадочных личностей, и попытаться разобраться, что же за лабуда в нём происходит.</text:p>
          </table:table-cell>
          <table:table-cell/>
          <table:table-cell office:value-type="string" calcext:value-type="string">
            <text:p>Менее 2 часов</text:p>
          </table:table-cell>
          <table:table-cell office:value-type="string" calcext:value-type="string">
            <text:p>labuda.coyc.net</text:p>
          </table:table-cell>
          <table:table-cell office:value-type="string" calcext:value-type="string">
            <text:p>{''}</text:p>
          </table:table-cell>
          <table:table-cell office:value-type="string" calcext:value-type="string">
            <text:p>comedy,parody,fiction</text:p>
          </table:table-cell>
          <table:table-cell office:value-type="string" calcext:value-type="string">
            <text:p>http://labuda.coyc.net/download.htm</text:p>
          </table:table-cell>
          <table:table-cell office:value-type="string" calcext:value-type="string">
            <text:p>2.png</text:p>
          </table:table-cell>
        </table:table-row>
        <table:table-row table:style-name="ro1">
          <table:table-cell office:value-type="string" calcext:value-type="string">
            <text:p>Бесконечное лето (Everlasting Summer)</text:p>
          </table:table-cell>
          <table:table-cell office:value-type="string" calcext:value-type="string">
            <text:p>Встретив на улице Семена, главного героя игры, вы бы никогда не обратили на него внимания – действительно, подобных людей в каждом городе тысячи и даже сотни тысяч. Но однажды с ним приключается совершенно необычное происшествие: он засыпает зимой в автобусе, а просыпается... посреди жаркого лета. Перед ним – пионерлагерь «Совенок», а позади – прошлая жизнь.\nЧтобы разгадать, что же с ним случилось, Семену придется получше узнать местных обитателей (а может, даже встретить любовь), разобраться в лабиринтах сложных человеческих взаимоотношений и своих собственных проблемах, решить загадки лагеря. И главное – как вернуться обратно или не возвращаться вовсе?</text:p>
          </table:table-cell>
          <table:table-cell/>
          <table:table-cell office:value-type="string" calcext:value-type="string">
            <text:p>10-30 часов</text:p>
          </table:table-cell>
          <table:table-cell office:value-type="string" calcext:value-type="string">
            <text:p>soviet_games_(erogame_project)</text:p>
          </table:table-cell>
          <table:table-cell office:value-type="string" calcext:value-type="string">
            <text:p>{''}</text:p>
          </table:table-cell>
          <table:table-cell office:value-type="string" calcext:value-type="string">
            <text:p>comedy,romance,mystic,routine,parody,ecchi,hentai</text:p>
          </table:table-cell>
          <table:table-cell office:value-type="string" calcext:value-type="string">
            <text:p>https://drive.google.com/open?id=0B7ReJGFdhaqGUXNLZEFtblBjWFU</text:p>
          </table:table-cell>
          <table:table-cell office:value-type="string" calcext:value-type="string">
            <text:p>1.jpg</text:p>
          </table:table-cell>
        </table:table-row>
        <table:table-row table:style-name="ro1">
          <table:table-cell office:value-type="string" calcext:value-type="string">
            <text:p>NEKOPARA Vol. 0</text:p>
          </table:table-cell>
          <table:table-cell office:value-type="string" calcext:value-type="string">
            <text:p>Фандиск серии "NekoPara".\n\nПредыстория основной части игры, до того как Касё открывает "La Soleil".\nСтаршая дочь семьи Минадзуки и шесть её питомцев будят хозяина, готовят ему завтрак, убираются в доме, выходят на прогулку, принимают ванну, засыпают вмести и занимаются прочими повседневными делами.</text:p>
          </table:table-cell>
          <table:table-cell/>
          <table:table-cell office:value-type="string" calcext:value-type="string">
            <text:p>Менее 2 часов</text:p>
          </table:table-cell>
          <table:table-cell office:value-type="string" calcext:value-type="string">
            <text:p>neko_works</text:p>
          </table:table-cell>
          <table:table-cell office:value-type="string" calcext:value-type="string">
            <text:p>{'Иностранный разработчик', 'не люди', 'NekoparaNW', 'Главный герой девушка', 'Повествование от третье'}</text:p>
          </table:table-cell>
          <table:table-cell office:value-type="string" calcext:value-type="string">
            <text:p>comedy,routine,ecchi</text:p>
          </table:table-cell>
          <table:table-cell office:value-type="string" calcext:value-type="string">
            <text:p>https://drive.google.com/file/d/1BkYtoi5GcDD2EzBgoubDEFwHIf5Cp85l/view?usp=sharing</text:p>
          </table:table-cell>
          <table:table-cell office:value-type="string" calcext:value-type="string">
            <text:p>515.png</text:p>
          </table:table-cell>
        </table:table-row>
        <table:table-row table:style-name="ro1">
          <table:table-cell office:value-type="string" calcext:value-type="string">
            <text:p>Тонина Тетрадь (Lost girl`s [diary])</text:p>
          </table:table-cell>
          <table:table-cell office:value-type="string" calcext:value-type="string">
            <text:p>В занесённом снегом коттедже санатория расположились приехавшие на каникулы девочки. А что можно делать в канун крещения? Конечно же гадать! Вот только зашедшие на огонёк парни спутали все планы, и вечер гаданий превращается в вечер рассказов страшных историй.</text:p>
          </table:table-cell>
          <table:table-cell/>
          <table:table-cell office:value-type="string" calcext:value-type="string">
            <text:p>Менее 2 часов</text:p>
          </table:table-cell>
          <table:table-cell office:value-type="string" calcext:value-type="string">
            <text:p>smolevn</text:p>
          </table:table-cell>
          <table:table-cell office:value-type="string" calcext:value-type="string">
            <text:p>{''}</text:p>
          </table:table-cell>
          <table:table-cell office:value-type="string" calcext:value-type="string">
            <text:p>horror,routine</text:p>
          </table:table-cell>
          <table:table-cell office:value-type="string" calcext:value-type="string">
            <text:p>https://smolevn.itch.io/lost-girls-diary</text:p>
          </table:table-cell>
          <table:table-cell office:value-type="string" calcext:value-type="string">
            <text:p>513.jpg</text:p>
          </table:table-cell>
        </table:table-row>
        <table:table-row table:style-name="ro1">
          <table:table-cell office:value-type="string" calcext:value-type="string">
            <text:p>Вспомнить детские чувства (Remind children's feelings)</text:p>
          </table:table-cell>
          <table:table-cell office:value-type="string" calcext:value-type="string">
            <text:p>Директор всех магических заведений приглашает к себе в дом главную героиню в качестве телохранителя-магика. Но главное намерение — найти свою давнюю знакомую, которая работала у него с детства на этой должности.\nИ он нашел ее, но героиня скрывает от него правду. Только для него меняет свое прошлое, лишь бы только не вспоминать произошедшее между ними когда-то в детстве. Но чем же это все обернется?..</text:p>
          </table:table-cell>
          <table:table-cell/>
          <table:table-cell office:value-type="string" calcext:value-type="string">
            <text:p>Менее 2 часов</text:p>
          </table:table-cell>
          <table:table-cell office:value-type="string" calcext:value-type="string">
            <text:p>mao_hitori</text:p>
          </table:table-cell>
          <table:table-cell office:value-type="string" calcext:value-type="string">
            <text:p>{''}</text:p>
          </table:table-cell>
          <table:table-cell office:value-type="string" calcext:value-type="string">
            <text:p>drama,romance,fantasy</text:p>
          </table:table-cell>
          <table:table-cell office:value-type="string" calcext:value-type="string">
            <text:p>https://yadi.sk/d/OmrGPxgUoSxpk</text:p>
          </table:table-cell>
          <table:table-cell office:value-type="string" calcext:value-type="string">
            <text:p>509.png</text:p>
          </table:table-cell>
        </table:table-row>
        <table:table-row table:style-name="ro1">
          <table:table-cell office:value-type="string" calcext:value-type="string">
            <text:p>Соблазни меня (Seduce Me)</text:p>
          </table:table-cell>
          <table:table-cell office:value-type="string" calcext:value-type="string">
            <text:p>Главная героиня этой истории - старшеклассница и внучка генерального директора компании по производству игрушек.\nОднажды вы узнаёте о смерти своего любимого дедушки, а позже выясняется, что он оставил вам в наследство огромный особняк, куда вы и переезжаете на следующий день после похорон по настоянию отца. По прибытии в свой новый дом героиня обнаруживает там раненых, но очень симпатичных парней, на которых, как оказалось, напали, поэтому им пришлось искать убежище в поместье. Ваши «гости» оказываются инкубами, которые используют сексуальную энергию человека для выживания. Вы позволяете парням остаться, но при условии, что они помогут по хозяйству.\nНо что будет, если инкубы «проголодаются»? Почему они вообще пришли в мир людей? Кто на них напал?\nУзнав ответы на эти вопросы, ЗАХОТИТЕ ли вы, чтобы они остались?..\nДоступно только для пользователей</text:p>
          </table:table-cell>
          <table:table-cell/>
          <table:table-cell office:value-type="string" calcext:value-type="string">
            <text:p>2-10 часов</text:p>
          </table:table-cell>
          <table:table-cell office:value-type="string" calcext:value-type="string">
            <text:p>seraphim_entertainment_&amp;_voiceiyuu</text:p>
          </table:table-cell>
          <table:table-cell office:value-type="string" calcext:value-type="string">
            <text:p>{'Русский'}</text:p>
          </table:table-cell>
          <table:table-cell office:value-type="string" calcext:value-type="string">
            <text:p>romance,mystic,routine,fantasy</text:p>
          </table:table-cell>
          <table:table-cell office:value-type="string" calcext:value-type="string">
            <text:p>https://drive.google.com/file/d/0B_jmGVej0EqJSTdFR2pOTXJLSnc/view</text:p>
          </table:table-cell>
          <table:table-cell office:value-type="string" calcext:value-type="string">
            <text:p>497.jpg</text:p>
          </table:table-cell>
        </table:table-row>
        <table:table-row table:style-name="ro1">
          <table:table-cell office:value-type="string" calcext:value-type="string">
            <text:p>Бессонная Ночь (Sleepless Night)</text:p>
          </table:table-cell>
          <table:table-cell office:value-type="string" calcext:value-type="string">
            <text:p>Ещё одна короткая визуальная новелла о Хару. На этот раз вы объединитесь с ним,чтобы работать над школьным проектом. Однако,в эту ночь что-то странное происходит. Вдруг вы оказываетесь заперты в своей собственной комнате и тёмная сила угрожает вашей жизни! Можете ли вы найти выход из вашей комнаты? Можете ли вы даже выжить в эту ночь? Обратите внимание на то,что вас окружает и вы можете иметь шанс на спасение. Проект создан для конкурса NaNoRenO 2012. Внимание! Чтобы поменять английский язык на русский,вам нужно зайти в Preferences-&gt;Language-&gt;Русский.\n***Ссылка обновлена!***</text:p>
          </table:table-cell>
          <table:table-cell/>
          <table:table-cell office:value-type="string" calcext:value-type="string">
            <text:p>Менее 2 часов</text:p>
          </table:table-cell>
          <table:table-cell office:value-type="string" calcext:value-type="string">
            <text:p>marcel_weyers</text:p>
          </table:table-cell>
          <table:table-cell office:value-type="string" calcext:value-type="string">
            <text:p>{'Русский'}</text:p>
          </table:table-cell>
          <table:table-cell office:value-type="string" calcext:value-type="string">
            <text:p>horror,routine</text:p>
          </table:table-cell>
          <table:table-cell office:value-type="string" calcext:value-type="string">
            <text:p>https://yadi.sk/d/fywtmjtCOrl_5A</text:p>
          </table:table-cell>
          <table:table-cell office:value-type="string" calcext:value-type="string">
            <text:p>490.jpg</text:p>
          </table:table-cell>
        </table:table-row>
        <table:table-row table:style-name="ro1">
          <table:table-cell office:value-type="string" calcext:value-type="string">
            <text:p>Семеро из Шинобазу. Глава 1: Субару Уоррен (Shinobazu Seven 01. Subaru)</text:p>
          </table:table-cell>
          <table:table-cell office:value-type="string" calcext:value-type="string">
            <text:p>Романтическая молодёжная комедия в шести частях, созданная на основе сд-драм Amemakura от компании Hituzigumo. Каждая из них посвящена одному из шести красавцев, которые будут окружать главную героиню.\n\nГалерея открывается только после прохождения концовки.</text:p>
          </table:table-cell>
          <table:table-cell/>
          <table:table-cell office:value-type="string" calcext:value-type="string">
            <text:p>2-10 часов</text:p>
          </table:table-cell>
          <table:table-cell office:value-type="string" calcext:value-type="string">
            <text:p>hituzigumo</text:p>
          </table:table-cell>
          <table:table-cell office:value-type="string" calcext:value-type="string">
            <text:p>{'Русский'}</text:p>
          </table:table-cell>
          <table:table-cell office:value-type="string" calcext:value-type="string">
            <text:p>comedy,romance,routine,adventure,school</text:p>
          </table:table-cell>
          <table:table-cell office:value-type="string" calcext:value-type="string">
            <text:p>https://mega.nz/#!KFZymbCZ!rxoKuWHxYUMCOsd1bnAMnsnkDk-pZxs2hHxnNctHOUE</text:p>
          </table:table-cell>
          <table:table-cell office:value-type="string" calcext:value-type="string">
            <text:p>489.jpg</text:p>
          </table:table-cell>
        </table:table-row>
        <table:table-row table:style-name="ro1">
          <table:table-cell office:value-type="string" calcext:value-type="string">
            <text:p>Carpe Diem</text:p>
          </table:table-cell>
          <table:table-cell office:value-type="string" calcext:value-type="string">
            <text:p>Что делает кого-то идеальным? Прочувствуйте эту короткую историю с тонкой ноткой печали от лица главного персонажа Юнга, который проводит время с девушкой по имени Ай. У Ай есть все качества идеальной женщины в глазах Юнга... кроме одной очень важной вещи. Вещи, которую он предпочитает не замечать, чтобы они двое как можно более полно могли наслаждаться жизнью.\nУ вас есть один день, чтобы получить удовольствие от свидания и увидеть мир с точки зрения Юнга.</text:p>
          </table:table-cell>
          <table:table-cell/>
          <table:table-cell office:value-type="string" calcext:value-type="string">
            <text:p>Менее 2 часов</text:p>
          </table:table-cell>
          <table:table-cell office:value-type="string" calcext:value-type="string">
            <text:p>eyzi</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routine</text:p>
          </table:table-cell>
          <table:table-cell office:value-type="string" calcext:value-type="string">
            <text:p>https://yadi.sk/d/67-fZZ0Qmd4nD</text:p>
          </table:table-cell>
          <table:table-cell office:value-type="string" calcext:value-type="string">
            <text:p>484.jpg</text:p>
          </table:table-cell>
        </table:table-row>
        <table:table-row table:style-name="ro1">
          <table:table-cell office:value-type="string" calcext:value-type="string">
            <text:p>Sakura Fantasy Chapter 1</text:p>
          </table:table-cell>
          <table:table-cell office:value-type="string" calcext:value-type="string">
            <text:p>Sakura Fantasy Chapter 1 - это волнующее фентезийное приключение, в котором вы сами решаете, в каком направлении будет развиваться эта история. Это сказание о девушке-новичке, стремящейся стать рыцарем. Но ее жизнь резко меняется, когда пылающая звезда падает с небес, и наша героиня встречается с таинственной императрицей.</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фэнтези', 'сёдзё-ай', 'Главный герой девушка', 'Иностранный разработчик', 'юри', 'Sakura', 'Повествование от первого лица'}</text:p>
          </table:table-cell>
          <table:table-cell office:value-type="string" calcext:value-type="string">
            <text:p>adventure,fantasy</text:p>
          </table:table-cell>
          <table:table-cell office:value-type="string" calcext:value-type="string">
            <text:p>https://yadi.sk/d/HF0pcglRmd5Sa</text:p>
          </table:table-cell>
          <table:table-cell office:value-type="string" calcext:value-type="string">
            <text:p>483.jpg</text:p>
          </table:table-cell>
        </table:table-row>
        <table:table-row table:style-name="ro1">
          <table:table-cell office:value-type="string" calcext:value-type="string">
            <text:p>Я обещаю!</text:p>
          </table:table-cell>
          <table:table-cell office:value-type="string" calcext:value-type="string">
            <text:p>Скотт и его одноклассники отправляются в небольшое путешествие на Рождество. Наших героев ожидает чудесный отдых и катание на лыжах, тюбингах, сноубордах! Но только ли этого им стоит ожидать?\n\nКажется, напряжение между некоторыми ребятами достигло своего предела. Да еще и этот таинственный незнакомец...</text:p>
          </table:table-cell>
          <table:table-cell/>
          <table:table-cell office:value-type="string" calcext:value-type="string">
            <text:p>Менее 2 часов</text:p>
          </table:table-cell>
          <table:table-cell office:value-type="string" calcext:value-type="string">
            <text:p>hazukashii_team</text:p>
          </table:table-cell>
          <table:table-cell office:value-type="string" calcext:value-type="string">
            <text:p>{'фурри', 'любовный треугольник', 'не люди', 'отечественный разработчик', 'Главный герой парень', 'сёнэн-ай', 'Повествование от первого лица'}</text:p>
          </table:table-cell>
          <table:table-cell office:value-type="string" calcext:value-type="string">
            <text:p>drama,romance,mystic,routine</text:p>
          </table:table-cell>
          <table:table-cell office:value-type="string" calcext:value-type="string">
            <text:p>https://disk.yandex.ru/d/Xvx4gYd-3ZeLXZ</text:p>
          </table:table-cell>
          <table:table-cell office:value-type="string" calcext:value-type="string">
            <text:p>482.png</text:p>
          </table:table-cell>
        </table:table-row>
        <table:table-row table:style-name="ro1">
          <table:table-cell office:value-type="string" calcext:value-type="string">
            <text:p>Ледяной зов. Пять великих рун (Ice call)</text:p>
          </table:table-cell>
          <table:table-cell office:value-type="string" calcext:value-type="string">
            <text:p>В некотором Царстве Мальсур, в альтернативной вселенной жила девушка по имени Изольда Шнифаль Файкл.\nХоть родом она была из северного племени, ее двоюродный дядя занимал высокую должность в Столице. Благодаря ему она стала одним из телохранителей самого царя.\nОднако ее преследуют странного рода видения, а так же один и тот же сон, который повторяется все чаще и чаще.\nДело доходит и до голосов в голове.\nИ в это же время два юных фейри из лесов мидоринии зачем-то спешат в Столицу, а во дворце происходят подозрительные вещи.\nТайна таится во всем. От того, кто такая Изольда, вплоть до возникновения Мальсура вообще... Реально ли все это?\n\n(После такого описания не подумайте вдруг, что это мистика. Нет. Новелла содержит, правда, элементы мистерии.)\nНовелла содержит элементы и nvl и adv, является приключением с несколькими мини-играми. Правда выбор судьбы там лишь один, в самом конце.\nВсего 2 концовки. Истинная и ложная.\nТрудностей в прохождении вызывать не должно.\nМножество ярких фонов и спрайтов.\nОбновление от 23.03.2016: исправлены шероховатости новеллы.\n(Старая версия для Windows: https://yadi.sk/d/cD50_kV-mc8hz)</text:p>
          </table:table-cell>
          <table:table-cell/>
          <table:table-cell office:value-type="string" calcext:value-type="string">
            <text:p>Менее 2 часов</text:p>
          </table:table-cell>
          <table:table-cell office:value-type="string" calcext:value-type="string">
            <text:p>blackfairy_akiyamy</text:p>
          </table:table-cell>
          <table:table-cell office:value-type="string" calcext:value-type="string">
            <text:p>{'драма', 'приключения', 'фентези', 'Главный герой девушка', 'отечественный разработчик', 'Повествование от третьего лица', 'AniVisual Contest #2', 'Смешанный'}</text:p>
          </table:table-cell>
          <table:table-cell office:value-type="string" calcext:value-type="string">
            <text:p>drama,romance,action,adventure,fantasy</text:p>
          </table:table-cell>
          <table:table-cell office:value-type="string" calcext:value-type="string">
            <text:p>https://drive.google.com/file/d/0B4TvwcFyERdVdEQ4Uk9idXZOZEk/view?usp=sharing&amp;resourcekey=0-NHs_jc_5Xw79zEkwVcr-lQ</text:p>
          </table:table-cell>
          <table:table-cell office:value-type="string" calcext:value-type="string">
            <text:p>481.jpg</text:p>
          </table:table-cell>
        </table:table-row>
        <table:table-row table:style-name="ro1">
          <table:table-cell office:value-type="string" calcext:value-type="string">
            <text:p>Tamed Soul (Покоренная душа)</text:p>
          </table:table-cell>
          <table:table-cell office:value-type="string" calcext:value-type="string">
            <text:p>Джун - последняя Ловчая города Гарден. Ее работой является поимка эльфов - единственных в мире существ, предрасположенных к магии. Надевая на них ошейники, весьма романтично названные Кольцами, она превращает их в безвольных рабов, выполняющих любые приказы и капризы хозяина. У нее есть свой эльф, а также верный друг, ставший ее семьей после смерти родителей. И, вроде бы, жизнь идет своим чередом, а события вертятся по кругу, словно жернова водяной мельницы... Но не все может быть так просто, когда твоя кровь отчасти демоническая.\n\nПару строк от авторов:\n\nНовелла делалась на конкурс в 2015 году.\nЭто наша первая законченная новелла. Мы были очень рады над ней работать эти три месяца. Обновления новеллы будут. Мы постараемся исправить все, что не успели.\n\n============_____________Обновления_____________==========================\n\nВерсия 2.2\nВременно доступна. Когда я (Time) возьмусь за переиздание - еще не известно. Но можно поиграть в эту версию игры.\nВ этой версии:\nИсправленные наконец-то ошибки</text:p>
          </table:table-cell>
          <table:table-cell/>
          <table:table-cell office:value-type="string" calcext:value-type="string">
            <text:p>2-10 часов</text:p>
          </table:table-cell>
          <table:table-cell office:value-type="string" calcext:value-type="string">
            <text:p>time_project</text:p>
          </table:table-cell>
          <table:table-cell office:value-type="string" calcext:value-type="string">
            <text:p>{'отомэ', 'Главный герой девушка', 'отечественный разработчик', 'AniVisual Contest #2', 'Повествование от первого лица'}</text:p>
          </table:table-cell>
          <table:table-cell office:value-type="string" calcext:value-type="string">
            <text:p>drama,romance,adventure,fantasy</text:p>
          </table:table-cell>
          <table:table-cell office:value-type="string" calcext:value-type="string">
            <text:p>https://yadi.sk/d/9A_CZpMf3R8WtB</text:p>
          </table:table-cell>
          <table:table-cell office:value-type="string" calcext:value-type="string">
            <text:p>480.jpg</text:p>
          </table:table-cell>
        </table:table-row>
        <table:table-row table:style-name="ro1">
          <table:table-cell office:value-type="string" calcext:value-type="string">
            <text:p>Скрытое от глаз</text:p>
          </table:table-cell>
          <table:table-cell office:value-type="string" calcext:value-type="string">
            <text:p>В мире людей, существующем уже миллионы лет, живут, как оказалось, не только люди. Драконы угрожают миру и спокойствию на Земле, но не все знают о них. Только избранные семьи борцов с драконами способны защитить планету от гибели. В одной из таких семей и родилась главная героиня по имени Юна. Она готова доблестно защищать людей. В одном из своих очередных походов Юна встречает невиданного дотоле дракона. Что она выберет: выполнение своего долга или спасение необычного дракона?</text:p>
          </table:table-cell>
          <table:table-cell/>
          <table:table-cell office:value-type="string" calcext:value-type="string">
            <text:p>Менее 2 часов</text:p>
          </table:table-cell>
          <table:table-cell office:value-type="string" calcext:value-type="string">
            <text:p>angel_rebel</text:p>
          </table:table-cell>
          <table:table-cell office:value-type="string" calcext:value-type="string">
            <text:p>{'Главный герой девушка', 'отечественный разработчик', 'AniVisual Contest #2', 'Повествование от первого лица'}</text:p>
          </table:table-cell>
          <table:table-cell office:value-type="string" calcext:value-type="string">
            <text:p>drama,romance,adventure,fantasy</text:p>
          </table:table-cell>
          <table:table-cell office:value-type="string" calcext:value-type="string">
            <text:p>https://yadi.sk/d/6XcEt2VAmc99R</text:p>
          </table:table-cell>
          <table:table-cell office:value-type="string" calcext:value-type="string">
            <text:p>479.jpg</text:p>
          </table:table-cell>
        </table:table-row>
        <table:table-row table:style-name="ro1">
          <table:table-cell office:value-type="string" calcext:value-type="string">
            <text:p>Джак, Повелитель Духов (upd 10.02)</text:p>
          </table:table-cell>
          <table:table-cell office:value-type="string" calcext:value-type="string">
            <text:p>Сын картежного шулера и базарной гадалки обманывает простаков, выдавая себя за медиума. И однажды Джака приглашают во дворец, на аудиенцию к его императору Мордусеру Тринадцатому. Зачем? Для оказания персональной услуги.\nОказывается, правитель давно уже продал душу Дьяволу, и вот настал час расплаты. А раз Джак называет себя повелителем духов, то кто как не он будет идеальным кандидатом на замену для вечных пыток в Аду?\nВ общем, душа Джака отправляется на прием к самому Люциферу, и тот поручает медиуму приструнить своих подчиненных и организовать Конец Света, который задерживается из-за этих идиотов, Всадников!.\nНу какой Апокалипсис, если Голод сел на диету, Война влюбился и готовится к турниру, Чума заболел, а Смерть находится в депрессии? Прямо не Всадники, а сплошное недоразумение...\nГруппа игры на Вконтакте: Джак, Повелитель Духов\n\nОбновлено 10.02! Список изменений ниже\nОсобенности игры:\n\n- Игра создана в жанре фэнтезийной пародии, и по идее должна быть веселой :-)\n- Необычные персонажи и комичные ситуации\n- Нетривиальный сюжет с 4 концовками\n- 4 различные мини-игры (Банкет, Рыбалка, Эфирный полет и Сбор бутылок)\n- Большое количество забавных анимаций и эффектов\n- Необычная система диалогов, которая поддерживает одновременный разговор 3 персонажей.\n- Полноценный журнал заданий и инвентарь.\n- Возможность побывать в Аду и подружиться со Всадниками Апокалипсиса\n- Настоящий джинн! И няшка-Люцифер, да, как же без него...\n- Дизайнерский мешок с неповторимым рыбным ароматом на голову каждому поигравшему больше 0.1 секунды.\n- и хорошее настроение, разумеется!\n\nОбновление от 10.02.\n- Добавлена галерея персонажей с их забавными биографиями, 11 штук;\n- Анимирована начальная заставка с логотипом;\n- Главное меню теперь стало интерактивным, "общительным" и частично разрушаемым ;-)\n- Анимированы почти все игровые фона. В комплекте перекати-поле, токсичные испарения, солнечные лучи, кипящая лава, падающие метеориты, Огромный Летающий Червь и многое другое;\n- Улучшен интерфейс мини-игры "Рыбалка со Смертью";\n- В настройках появился новый пункт: регулировка размера текста в "баблах" с речью персонажей;\n- Исправлены ошибки с вылетом в мини-играх и активированной подсказкой - теперь она по умолчанию отключена.\n\nО грустном, но оптимистично:\nНовелла делалась всего 2 месяца, так что многое не успел, но обязательно все это будет добавлено в игру. Чего нет:\nДоступно только для пользователей\n\nНадеюсь, что эта игра хотя бы немного поднимет вам настроения. Удачи и побольше хороших игр вам в Новом Году!</text:p>
          </table:table-cell>
          <table:table-cell/>
          <table:table-cell office:value-type="string" calcext:value-type="string">
            <text:p>2-10 часов</text:p>
          </table:table-cell>
          <table:table-cell office:value-type="string" calcext:value-type="string">
            <text:p>ivan_magazinnikov</text:p>
          </table:table-cell>
          <table:table-cell office:value-type="string" calcext:value-type="string">
            <text:p>{'Пардия', 'Главный герой парень', 'отечественный разработчик', 'фэнтези', 'юмор', 'AniVisual Contest #2'}</text:p>
          </table:table-cell>
          <table:table-cell office:value-type="string" calcext:value-type="string">
            <text:p>comedy,mystic,parody,adventure,fantasy</text:p>
          </table:table-cell>
          <table:table-cell office:value-type="string" calcext:value-type="string">
            <text:p>https://yadi.sk/d/iXWpTu81mCJGB</text:p>
          </table:table-cell>
          <table:table-cell office:value-type="string" calcext:value-type="string">
            <text:p>478.png</text:p>
          </table:table-cell>
        </table:table-row>
        <table:table-row table:style-name="ro1">
          <table:table-cell office:value-type="string" calcext:value-type="string">
            <text:p>Пепельный свет</text:p>
          </table:table-cell>
          <table:table-cell office:value-type="string" calcext:value-type="string">
            <text:p>История расскажет о двух путниках, пересекающих Пустыню - последнее препятствие на пути к Полям Забвения. Эти поля изумительны в своей красоте. Прекрасные цветы там никогда не вянут, а звезды никогда не меркнут. Время не властно над тем местом. Ходят легенды, что те цветы излечивают от любых ран, воскрешают мертвых или же даруют бессмертие. Впрочем доказательств этим слухам нет. Зачем же наши герои хотят достичь Полей и что же выйдет в итоге узнаете сами.</text:p>
          </table:table-cell>
          <table:table-cell/>
          <table:table-cell office:value-type="string" calcext:value-type="string">
            <text:p>Менее 2 часов</text:p>
          </table:table-cell>
          <table:table-cell office:value-type="string" calcext:value-type="string">
            <text:p>elleiv</text:p>
          </table:table-cell>
          <table:table-cell office:value-type="string" calcext:value-type="string">
            <text:p>{''}</text:p>
          </table:table-cell>
          <table:table-cell office:value-type="string" calcext:value-type="string">
            <text:p>drama,romance,fantasy</text:p>
          </table:table-cell>
          <table:table-cell office:value-type="string" calcext:value-type="string">
            <text:p>https://store.steampowered.com/app/1174170/</text:p>
          </table:table-cell>
          <table:table-cell office:value-type="string" calcext:value-type="string">
            <text:p>477.jpg</text:p>
          </table:table-cell>
        </table:table-row>
        <table:table-row table:style-name="ro1">
          <table:table-cell office:value-type="string" calcext:value-type="string">
            <text:p>Рафтен: предсказание</text:p>
          </table:table-cell>
          <table:table-cell office:value-type="string" calcext:value-type="string">
            <text:p>Оказавшись в непонятной ситуации не нужно расстраиваться! Не понимаешь смысл собственного предназначения? Не беда - мудрый маг всегда наставит на путь истинный, да и советом поможет. Постоянно попадаешь в неприятности? Не проблема - спасет принц на белом коне. Произошло нечто действительно непредвиденное? Выход один - довериться судьбе и плыть по течению. Но не стоит забывать - от твоих решений и поступков многое зависит...\n\nОсобенности игры:\n- Непредсказуемый ход повествования.\n- Вариативность.\n- Анимация.\n- 11 концовок.</text:p>
          </table:table-cell>
          <table:table-cell/>
          <table:table-cell office:value-type="string" calcext:value-type="string">
            <text:p>2-10 часов</text:p>
          </table:table-cell>
          <table:table-cell office:value-type="string" calcext:value-type="string">
            <text:p>kink_again</text:p>
          </table:table-cell>
          <table:table-cell office:value-type="string" calcext:value-type="string">
            <text:p>{'отечественный разработчик', 'Главный герой девушка', 'отомэ', 'AniVisual Contest #2', 'Повествование от первого лица'}</text:p>
          </table:table-cell>
          <table:table-cell office:value-type="string" calcext:value-type="string">
            <text:p>drama,comedy,romance,detective,mystic,parody,fantasy</text:p>
          </table:table-cell>
          <table:table-cell office:value-type="string" calcext:value-type="string">
            <text:p>https://yadi.sk/d/daUlPlHjmaXV8</text:p>
          </table:table-cell>
          <table:table-cell office:value-type="string" calcext:value-type="string">
            <text:p>476.jpg</text:p>
          </table:table-cell>
        </table:table-row>
        <table:table-row table:style-name="ro1">
          <table:table-cell office:value-type="string" calcext:value-type="string">
            <text:p>Не ходите, детки, в лес</text:p>
          </table:table-cell>
          <table:table-cell office:value-type="string" calcext:value-type="string">
            <text:p>Сможете ли вы представить мир с идеальными людьми? Относительно идеальными. Ведь предатели и лжецы существовали во все времена. Не так ли? Однако, люди здесь лишены всех пороков современности. Но неужели данные качества и вовсе искоренились из людского быта? О, не волнуйтесь! Они совсем рядом, ближе чем вы можете себе представить. Так что мы надеемся, что вы поможете нашей подопечной пережить их натиск!\n________________________________________________________________________________________________________________________________\nВНИМАНИЕ! ИСПРАВЛЕНЫ ВСЕ НАЙДЕННЫЕ ОПЕЧАТКИ В ТЕКСТЕ! ПРОСИМ ПЕРЕКАЧАТЬ ФАЙЛ!\nЕсли же вы нашли какую-то ошибку или неточность, то можете отписаться об этом мне в лс!</text:p>
          </table:table-cell>
          <table:table-cell/>
          <table:table-cell office:value-type="string" calcext:value-type="string">
            <text:p>2-10 часов</text:p>
          </table:table-cell>
          <table:table-cell office:value-type="string" calcext:value-type="string">
            <text:p>just_hikks</text:p>
          </table:table-cell>
          <table:table-cell office:value-type="string" calcext:value-type="string">
            <text:p>{'отечественный разработчик', 'AniVisual Contest #2', 'Главный герой девушка', 'Повествование от первого лица', 'just hikks'}</text:p>
          </table:table-cell>
          <table:table-cell office:value-type="string" calcext:value-type="string">
            <text:p>comedy,romance,horror,parody,adventure,fantasy</text:p>
          </table:table-cell>
          <table:table-cell office:value-type="string" calcext:value-type="string">
            <text:p>https://yadi.sk/d/hPbJg172mc6Ge</text:p>
          </table:table-cell>
          <table:table-cell office:value-type="string" calcext:value-type="string">
            <text:p>475.png</text:p>
          </table:table-cell>
        </table:table-row>
        <table:table-row table:style-name="ro1">
          <table:table-cell office:value-type="string" calcext:value-type="string">
            <text:p>Рассеивание</text:p>
          </table:table-cell>
          <table:table-cell office:value-type="string" calcext:value-type="string">
            <text:p>Главному герою пришлось стать вором, чтобы выжить в городе, в который он прибыл. С помощью силы, появившейся из ниоткуда, Рен пробирается внутрь дома. Дела шли хорошо, пока в один день все пошло не так.</text:p>
          </table:table-cell>
          <table:table-cell/>
          <table:table-cell office:value-type="string" calcext:value-type="string">
            <text:p>Менее 2 часов</text:p>
          </table:table-cell>
          <table:table-cell office:value-type="string" calcext:value-type="string">
            <text:p>robotzero_&amp;_smerchcool</text:p>
          </table:table-cell>
          <table:table-cell office:value-type="string" calcext:value-type="string">
            <text:p>{''}</text:p>
          </table:table-cell>
          <table:table-cell office:value-type="string" calcext:value-type="string">
            <text:p>fantasy</text:p>
          </table:table-cell>
          <table:table-cell office:value-type="string" calcext:value-type="string">
            <text:p>https://yadi.sk/d/TtlLZOQ_mc7sr</text:p>
          </table:table-cell>
          <table:table-cell office:value-type="string" calcext:value-type="string">
            <text:p>474.png</text:p>
          </table:table-cell>
        </table:table-row>
        <table:table-row table:style-name="ro1">
          <table:table-cell office:value-type="string" calcext:value-type="string">
            <text:p>Выхода нет (No Way Out / 仕様が無い (siyou ga nai))</text:p>
          </table:table-cell>
          <table:table-cell office:value-type="string" calcext:value-type="string">
            <text:p>История разворачивается в тихом городке, расположенном где-то на окраине страны. По дороге домой главный герой находит лежащую без сознания девушку. Что-то необъяснимое держит его, и он не может просто пройти мимо. Он бросает всё и относит её к себе домой, чтобы помочь. Но это только начало...\n\nГлавный герой — простой лесоруб, который каждый рабочий день проводит на лесопилке. Он неразговорчивый человек, и можно сказать, немного замкнут в себе. В его жизни не осталось места ни для чего, кроме работы.\nНечто — это девушка, которую он находит одной пятничной холодной ночью. Она лежит без сознания недалеко от дороги, по которой он каждый день возвращается домой. Он всячески старается избежать возможных проблем и хочет скорее покинуть это место, но, наверное, чувство жалости в глубине его души не даёт ему сделать это.</text:p>
          </table:table-cell>
          <table:table-cell/>
          <table:table-cell office:value-type="string" calcext:value-type="string">
            <text:p>2-10 часов</text:p>
          </table:table-cell>
          <table:table-cell office:value-type="string" calcext:value-type="string">
            <text:p>denis_gomazenkov_(di0s)</text:p>
          </table:table-cell>
          <table:table-cell office:value-type="string" calcext:value-type="string">
            <text:p>{''}</text:p>
          </table:table-cell>
          <table:table-cell office:value-type="string" calcext:value-type="string">
            <text:p>romance,fantasy</text:p>
          </table:table-cell>
          <table:table-cell office:value-type="string" calcext:value-type="string">
            <text:p>https://yadi.sk/d/_T3pfeSVNWmvOg</text:p>
          </table:table-cell>
          <table:table-cell office:value-type="string" calcext:value-type="string">
            <text:p>472.png</text:p>
          </table:table-cell>
        </table:table-row>
        <table:table-row table:style-name="ro1">
          <table:table-cell office:value-type="string" calcext:value-type="string">
            <text:p>Не властны даже короли (НДК)</text:p>
          </table:table-cell>
          <table:table-cell office:value-type="string" calcext:value-type="string">
            <text:p>История начинается с давних времён, когда человечество было совсем молодым, а мир Богов старым. Люди были слабы и беспомощны перед другими обитателями волшебного мира, которые были быстрее, сильнее, и жизнь их была намного дольше человеческой.\nНо однажды один правитель из мира людей, обладающий одной невероятной способностью, бросил вызов самому великому божеству. И пав перед его силой оно даровало человечеству самый ценный из всех даров в мире – бессмертие.\nНо время быстротечно. И вот уже через много веков мир людей столкнулся с новой бедой.\nС которой и приходится разбираться нашему отважному герою.</text:p>
          </table:table-cell>
          <table:table-cell/>
          <table:table-cell office:value-type="string" calcext:value-type="string">
            <text:p>Менее 2 часов</text:p>
          </table:table-cell>
          <table:table-cell office:value-type="string" calcext:value-type="string">
            <text:p>smertnik669</text:p>
          </table:table-cell>
          <table:table-cell office:value-type="string" calcext:value-type="string">
            <text:p>{''}</text:p>
          </table:table-cell>
          <table:table-cell office:value-type="string" calcext:value-type="string">
            <text:p>fantasy</text:p>
          </table:table-cell>
          <table:table-cell office:value-type="string" calcext:value-type="string">
            <text:p>https://yadi.sk/d/xaFDhXFumbrN8</text:p>
          </table:table-cell>
          <table:table-cell office:value-type="string" calcext:value-type="string">
            <text:p>471.jpg</text:p>
          </table:table-cell>
        </table:table-row>
        <table:table-row table:style-name="ro1">
          <table:table-cell office:value-type="string" calcext:value-type="string">
            <text:p>Полёт фантазии (Flight of Fantasy)</text:p>
          </table:table-cell>
          <table:table-cell office:value-type="string" calcext:value-type="string">
            <text:p>В обществе, где ценится только ум, где все живут по правилам нет места ни богатому внутреннему миру , ни полёту фантазии, ни нашему главному герою. Маленький мальчик четырнадцати лет не может приспособиться к этому миру и пытается закрыться в своём собственном.</text:p>
          </table:table-cell>
          <table:table-cell/>
          <table:table-cell office:value-type="string" calcext:value-type="string">
            <text:p>Менее 2 часов</text:p>
          </table:table-cell>
          <table:table-cell office:value-type="string" calcext:value-type="string">
            <text:p>nicktolab</text:p>
          </table:table-cell>
          <table:table-cell office:value-type="string" calcext:value-type="string">
            <text:p>{''}</text:p>
          </table:table-cell>
          <table:table-cell office:value-type="string" calcext:value-type="string">
            <text:p>mystic,fantasy,triller</text:p>
          </table:table-cell>
          <table:table-cell office:value-type="string" calcext:value-type="string">
            <text:p>https://yadi.sk/d/nabChAKvGsANbA</text:p>
          </table:table-cell>
          <table:table-cell office:value-type="string" calcext:value-type="string">
            <text:p>469.png</text:p>
          </table:table-cell>
        </table:table-row>
        <table:table-row table:style-name="ro1">
          <table:table-cell office:value-type="string" calcext:value-type="string">
            <text:p>Никогда не сдавайся (Never Give Up (обновлённая версия))</text:p>
          </table:table-cell>
          <table:table-cell office:value-type="string" calcext:value-type="string">
            <text:p>На конкурс ANIVISUAL CONTEST #2\nМесто действия новеллы: выдуманный фэнтезийный мир, где эльфы и люди живут бок о бок.\nВремя действия: соответствует нашей викторианской эпохе (а именно, конец 19-го века).\nГлавная героиня - юная девушка по имени Миа. Ее проблема в том, что она не чистокровная эльфийка. Ее мать была человеческой женщиной, а отец - эльф из знатного рода.. Когда Миа осталась сиротой, ее опекуном стал брат отца, известный маг и ученый. В этом мире сильны предубеждения против полукровок, а люди вообще являются низшей кастой. Сюжет закручивается вокруг того, что в городе орудует убийца, убивающий полукровок. Полиция считает, что это очередной маньяк, но у дяди Мии, лорда Аскольда Сильверлайта, другое мнение на этот счет. Он считает, что здесь замешан маг, не уступающий ему по силе, причем владеющий некромантией.\nВ игре есть три любовных линии с совершенно разными по характеру и внешности парнями.\nЧеловек : нежный и добрый, с детства влюбленный в Мию.\nСветлый эльф: обладает дерзким характером, любит говорить колкости.\nТемный эльф: молодой мужчина, очень деятельный и уверенный в себе.\nЧтобы лучше понять детали сюжета, игру лучше проходить хотя бы пару раз , так как некоторые тайны можно узнать только выбрав какие-то определенные ветки диалогов. Дело в том, что выбор очень сильно влияет на то, что происходит в игре.\nНо главное - это детективная история. Кто же окажется убийцей? Как не допустить, чтобы Миа погибла?\nСтарую версию игры можно скачать по этой ссылке: ННС (1)\nНовая версия игры с обновленной графикой и переписанными концовками здесь: ННС (2)</text:p>
          </table:table-cell>
          <table:table-cell/>
          <table:table-cell office:value-type="string" calcext:value-type="string">
            <text:p>2-10 часов</text:p>
          </table:table-cell>
          <table:table-cell office:value-type="string" calcext:value-type="string">
            <text:p>salamandra88</text:p>
          </table:table-cell>
          <table:table-cell office:value-type="string" calcext:value-type="string">
            <text:p>{''}</text:p>
          </table:table-cell>
          <table:table-cell office:value-type="string" calcext:value-type="string">
            <text:p>comedy,romance,detective,mystic,adventure,school,fantasy</text:p>
          </table:table-cell>
          <table:table-cell office:value-type="string" calcext:value-type="string">
            <text:p>https://yadi.sk/d/URRQcUhPteAhp</text:p>
          </table:table-cell>
          <table:table-cell office:value-type="string" calcext:value-type="string">
            <text:p>468.jpg</text:p>
          </table:table-cell>
        </table:table-row>
        <table:table-row table:style-name="ro1">
          <table:table-cell office:value-type="string" calcext:value-type="string">
            <text:p>Причина для чуда (The Reason for the Miracle)</text:p>
          </table:table-cell>
          <table:table-cell office:value-type="string" calcext:value-type="string">
            <text:p>У дочери старого часового мастера, Рианнет, самая обычная жизнь. Обучение мастерству, друзья, праздники, веселье. На крайнем севере Фиада её беззаботную юность не омрачает Четвёртая война Соединённых королевств. Поэтому Рианнет не волнуется, ни смотря на новости об уничтоженных городах на юге страны.\nНо накануне должна приехать инспектор Ордена Времени, которая всегда вызывала необъяснимый страх у Рианнет...</text:p>
          </table:table-cell>
          <table:table-cell/>
          <table:table-cell office:value-type="string" calcext:value-type="string">
            <text:p>2-10 часов</text:p>
          </table:table-cell>
          <table:table-cell office:value-type="string" calcext:value-type="string">
            <text:p>otechestvennyj_razrabotchik</text:p>
          </table:table-cell>
          <table:table-cell office:value-type="string" calcext:value-type="string">
            <text:p>{''}</text:p>
          </table:table-cell>
          <table:table-cell office:value-type="string" calcext:value-type="string">
            <text:p>drama,romance,fantasy</text:p>
          </table:table-cell>
          <table:table-cell office:value-type="string" calcext:value-type="string">
            <text:p>https://yadi.sk/d/2r2xOmektcj2x</text:p>
          </table:table-cell>
          <table:table-cell office:value-type="string" calcext:value-type="string">
            <text:p>467.png</text:p>
          </table:table-cell>
        </table:table-row>
        <table:table-row table:style-name="ro1">
          <table:table-cell office:value-type="string" calcext:value-type="string">
            <text:p>Заклинатель</text:p>
          </table:table-cell>
          <table:table-cell office:value-type="string" calcext:value-type="string">
            <text:p>На чём строится половина женских романов? Берётся идеальный во всех отношениях герой и придумывается ему какой-нибудь один недостаток. Например, он вампир. Или у него специфические увлечения. На крайний случай, шрам на пол лица. Заодно это объясняет, почему он всё ещё один, и почему у нашей довольно обычной главной героини есть шанс.\nТак и здесь: Элли - ученица школы магов - встречает воплощение своей мечты! Но, похоже, парень что-то скрывает. Примет ли она его, перерастёт ли её влюблённость в нечто большее, или пройдёт, как весенний ветерок, зависит от вашего выбора :)</text:p>
          </table:table-cell>
          <table:table-cell/>
          <table:table-cell office:value-type="string" calcext:value-type="string">
            <text:p>Менее 2 часов</text:p>
          </table:table-cell>
          <table:table-cell office:value-type="string" calcext:value-type="string">
            <text:p>kk</text:p>
          </table:table-cell>
          <table:table-cell office:value-type="string" calcext:value-type="string">
            <text:p>{''}</text:p>
          </table:table-cell>
          <table:table-cell office:value-type="string" calcext:value-type="string">
            <text:p>drama,comedy,school,fantasy</text:p>
          </table:table-cell>
          <table:table-cell office:value-type="string" calcext:value-type="string">
            <text:p>https://yadi.sk/d/1hpUKaSom7Gab</text:p>
          </table:table-cell>
          <table:table-cell office:value-type="string" calcext:value-type="string">
            <text:p>466.jpg</text:p>
          </table:table-cell>
        </table:table-row>
        <table:table-row table:style-name="ro1">
          <table:table-cell office:value-type="string" calcext:value-type="string">
            <text:p>Дети камней: Сердце мира бьется в нас</text:p>
          </table:table-cell>
          <table:table-cell office:value-type="string" calcext:value-type="string">
            <text:p>Решившись сбежать из дома на поиски своего прошлого, следует готовиться к разного рода трудностям. Вот только Лиан к двадцати годам знакома с миром лишь по книгам, а потому об этих трудностях понятия не имеет. И кто знает, какими неприятностями могло обернуться ее опрометчивое решение, если бы сама судьба не подкинула ей подходящих попутчиков и не отправила в увлекательное путешествие. Правда, на этом вмешательство судьбы заканчивается - теперь все зависит от выбора, который сделаете Вы.\n\nСтарая версия игры\n\nОбо всех проблемах с игрой сообщайте сюда (предварительно ознакомьтесь с предложенными вариантами):\n[Тех. вопросы] "Дети камней"</text:p>
          </table:table-cell>
          <table:table-cell/>
          <table:table-cell office:value-type="string" calcext:value-type="string">
            <text:p>2-10 часов</text:p>
          </table:table-cell>
          <table:table-cell office:value-type="string" calcext:value-type="string">
            <text:p>beyond</text:p>
          </table:table-cell>
          <table:table-cell office:value-type="string" calcext:value-type="string">
            <text:p>{'Главный герой девушка', 'отечественный разработчик', 'AniVisual Contest #2', 'Повествование от первого лица'}</text:p>
          </table:table-cell>
          <table:table-cell office:value-type="string" calcext:value-type="string">
            <text:p>romance,adventure,fantasy</text:p>
          </table:table-cell>
          <table:table-cell office:value-type="string" calcext:value-type="string">
            <text:p>https://yadi.sk/d/d-bI_bhTvYtYx</text:p>
          </table:table-cell>
          <table:table-cell office:value-type="string" calcext:value-type="string">
            <text:p>464.jpg</text:p>
          </table:table-cell>
        </table:table-row>
        <table:table-row table:style-name="ro1">
          <table:table-cell office:value-type="string" calcext:value-type="string">
            <text:p>Целуя Эти Лепестки (Sono Hanabira ni Kuchizuke o)</text:p>
          </table:table-cell>
          <table:table-cell office:value-type="string" calcext:value-type="string">
            <text:p>Первая игра в серии Sono Hanabira ni Kuchizuke.\nОда Нанами только что поступила в старшую школу. И в первый же день попадает в неловкую ситуацию, из которой её выручает Мацубара Юна, ученица 2го класса. С тех пор, она никак не может выбросить из головы эту встречу и решает вступить в школьный совет, где состоит её спасительница. В один прекрасный день... Нанами застаёт Юну за одним очень странным занятием... во время которого, та постоянно произносит её имя...\nДополнительная информация:\nПеревод находится в стадии альфа версии, но русификация заморожена из-за трудностей с движком игры.\n— Полностью переведены и отредактированы диалоги\n— Не переведён интерфейс\n— Не переведена графика\n— Имеются проблемы при альт-табе, может зависать</text:p>
          </table:table-cell>
          <table:table-cell/>
          <table:table-cell office:value-type="string" calcext:value-type="string">
            <text:p>2-10 часов</text:p>
          </table:table-cell>
          <table:table-cell office:value-type="string" calcext:value-type="string">
            <text:p>fuguriya</text:p>
          </table:table-cell>
          <table:table-cell office:value-type="string" calcext:value-type="string">
            <text:p>{'сёдзё-ай', 'Главный герой девушка', 'юри', 'Иностранный разработчик', 'Повествование от первого лица'}</text:p>
          </table:table-cell>
          <table:table-cell office:value-type="string" calcext:value-type="string">
            <text:p>romance,routine,school</text:p>
          </table:table-cell>
          <table:table-cell office:value-type="string" calcext:value-type="string">
            <text:p>https://yadi.sk/d/7Wnl458ipzt6J</text:p>
          </table:table-cell>
          <table:table-cell office:value-type="string" calcext:value-type="string">
            <text:p>463.jpg</text:p>
          </table:table-cell>
        </table:table-row>
        <table:table-row table:style-name="ro1">
          <table:table-cell office:value-type="string" calcext:value-type="string">
            <text:p>Призрак, боящийся смерти</text:p>
          </table:table-cell>
          <table:table-cell office:value-type="string" calcext:value-type="string">
            <text:p>Смерть, конечно, плохая штука. Но не все так однозначно!</text:p>
          </table:table-cell>
          <table:table-cell/>
          <table:table-cell office:value-type="string" calcext:value-type="string">
            <text:p>Менее 2 часов</text:p>
          </table:table-cell>
          <table:table-cell office:value-type="string" calcext:value-type="string">
            <text:p>gamerotor</text:p>
          </table:table-cell>
          <table:table-cell office:value-type="string" calcext:value-type="string">
            <text:p>{''}</text:p>
          </table:table-cell>
          <table:table-cell office:value-type="string" calcext:value-type="string">
            <text:p>comedy,horror,mystic,fantasy</text:p>
          </table:table-cell>
          <table:table-cell office:value-type="string" calcext:value-type="string">
            <text:p>https://yadi.sk/d/TFqq2X-rvEPCD</text:p>
          </table:table-cell>
          <table:table-cell office:value-type="string" calcext:value-type="string">
            <text:p>462.png</text:p>
          </table:table-cell>
        </table:table-row>
        <table:table-row table:style-name="ro1">
          <table:table-cell office:value-type="string" calcext:value-type="string">
            <text:p>Отряд ΨΧ (Squad ΨΧ)</text:p>
          </table:table-cell>
          <table:table-cell office:value-type="string" calcext:value-type="string">
            <text:p>Дорогие друзья, представьте себе этакий псевдо-средневековый мирок с кучкой разрозненных городов-государств, находящихся в постоянной междоусобной войне. Помимо этого, моря, реки, леса, степи и прочие биомы данного мира наполнены как весьма мимимишными, так и более чем опасными существами (и порой это два в одном). В таком мягко скажем бардаке передвигаться по миру весьма и весьма небезопасно. А по тому на дорогах есть только два типа странников: отчаянные торговцы с не менее отчаянной и крайне многочисленной охраной, и почта России, пардон, гонцы, о коих и будет идти речь в нашем повествовании.</text:p>
          </table:table-cell>
          <table:table-cell/>
          <table:table-cell office:value-type="string" calcext:value-type="string">
            <text:p>Менее 2 часов</text:p>
          </table:table-cell>
          <table:table-cell office:value-type="string" calcext:value-type="string">
            <text:p>tueva_jucha</text:p>
          </table:table-cell>
          <table:table-cell office:value-type="string" calcext:value-type="string">
            <text:p>{'отечественный разработчик', 'Главный герой парень', 'AniVisual Contest #2', 'Повествование от первого лица'}</text:p>
          </table:table-cell>
          <table:table-cell office:value-type="string" calcext:value-type="string">
            <text:p>comedy,adventure,fantasy</text:p>
          </table:table-cell>
          <table:table-cell office:value-type="string" calcext:value-type="string">
            <text:p>https://disk.yandex.ru/d/FKYdsqst3ZYzsE</text:p>
          </table:table-cell>
          <table:table-cell office:value-type="string" calcext:value-type="string">
            <text:p>461.png</text:p>
          </table:table-cell>
        </table:table-row>
        <table:table-row table:style-name="ro1">
          <table:table-cell office:value-type="string" calcext:value-type="string">
            <text:p>Ключ с зачёркнутым солнцем</text:p>
          </table:table-cell>
          <table:table-cell office:value-type="string" calcext:value-type="string">
            <text:p>15-летний мальчик решает исполнить свою давнюю мечту и отправляется на поиски ключа от волшебного места, которое описывается в письме, что он получил, когда был ребёнком. По пути он встречает подругу детства, которая тоже помнит про письмо и решает пойти вместе с ним.</text:p>
          </table:table-cell>
          <table:table-cell/>
          <table:table-cell office:value-type="string" calcext:value-type="string">
            <text:p>Менее 2 часов</text:p>
          </table:table-cell>
          <table:table-cell office:value-type="string" calcext:value-type="string">
            <text:p>kono#escaper</text:p>
          </table:table-cell>
          <table:table-cell office:value-type="string" calcext:value-type="string">
            <text:p>{''}</text:p>
          </table:table-cell>
          <table:table-cell office:value-type="string" calcext:value-type="string">
            <text:p>drama,comedy,mystic,fantasy</text:p>
          </table:table-cell>
          <table:table-cell office:value-type="string" calcext:value-type="string">
            <text:p>https://yadi.sk/d/EU26-KPzmWHmT</text:p>
          </table:table-cell>
          <table:table-cell office:value-type="string" calcext:value-type="string">
            <text:p>458.jpg</text:p>
          </table:table-cell>
        </table:table-row>
        <table:table-row table:style-name="ro1">
          <table:table-cell office:value-type="string" calcext:value-type="string">
            <text:p>По ту сторону портала</text:p>
          </table:table-cell>
          <table:table-cell office:value-type="string" calcext:value-type="string">
            <text:p>Нэот родился в знатной семье демонов, которая правит деревней. Парню уделяют излишнее внимание из-за слабого здоровья, поэтому у него вошло в привычку убегать из замка ради драгоценных минут проведения в одиночестве. И во время одной из таких прогулок он встречает незнакомую девушку, которой понадобится его помощь...</text:p>
          </table:table-cell>
          <table:table-cell/>
          <table:table-cell office:value-type="string" calcext:value-type="string">
            <text:p>Менее 2 часов</text:p>
          </table:table-cell>
          <table:table-cell office:value-type="string" calcext:value-type="string">
            <text:p>tansia</text:p>
          </table:table-cell>
          <table:table-cell office:value-type="string" calcext:value-type="string">
            <text:p>{'отечественный разработчик', 'Несколько главных героев', 'AniVisual Contest #2', 'Повествование от первого лица'}</text:p>
          </table:table-cell>
          <table:table-cell office:value-type="string" calcext:value-type="string">
            <text:p>drama,adventure,fantasy</text:p>
          </table:table-cell>
          <table:table-cell office:value-type="string" calcext:value-type="string">
            <text:p>https://disk.yandex.ru/d/Fjr8IwsFmc9hB</text:p>
          </table:table-cell>
          <table:table-cell office:value-type="string" calcext:value-type="string">
            <text:p>455.jpg</text:p>
          </table:table-cell>
        </table:table-row>
        <table:table-row table:style-name="ro1">
          <table:table-cell office:value-type="string" calcext:value-type="string">
            <text:p>Одинокая лилия (Kodoku ni Kiku Yuri)</text:p>
          </table:table-cell>
          <table:table-cell office:value-type="string" calcext:value-type="string">
            <text:p>Первый поцелуй... девушка, запечатлённая в сознании. Это был первый год в старшей школе. Пора, покрытая серыми тонами. Тогда Конно Фуса встретила девушку по имени Сэри. Преследуемая её тоскующим взглядом, она открыла своё сердце. Неловко взявшись за руки и посмотрев в глаза, они подарили друг другу объятия.</text:p>
          </table:table-cell>
          <table:table-cell/>
          <table:table-cell office:value-type="string" calcext:value-type="string">
            <text:p>2-10 часов</text:p>
          </table:table-cell>
          <table:table-cell office:value-type="string" calcext:value-type="string">
            <text:p>yoru_no_hitsuji</text:p>
          </table:table-cell>
          <table:table-cell office:value-type="string" calcext:value-type="string">
            <text:p>{'Повествование от третьего лица', 'сёдзё-ай', 'Главный герой девушка', 'Иностранный разработчик'}</text:p>
          </table:table-cell>
          <table:table-cell office:value-type="string" calcext:value-type="string">
            <text:p>romance,routine</text:p>
          </table:table-cell>
          <table:table-cell office:value-type="string" calcext:value-type="string">
            <text:p>https://yadi.sk/d/ami_3ZGimBtmU</text:p>
          </table:table-cell>
          <table:table-cell office:value-type="string" calcext:value-type="string">
            <text:p>451.jpg</text:p>
          </table:table-cell>
        </table:table-row>
        <table:table-row table:style-name="ro1">
          <table:table-cell office:value-type="string" calcext:value-type="string">
            <text:p>Wonder World</text:p>
          </table:table-cell>
          <table:table-cell office:value-type="string" calcext:value-type="string">
            <text:p>Как ты думаешь, что такое "человек"?\nТело? Мозг?\nА я скажу тебе, что это. Сознание, лобные доли головного мозга.\nОни отвечают за самоосознание и принятие решений. Что же тогда управляет телом? Что контролирует мысли?\nЯ.\nЯ - твое подсознание. Я - безликий и безымянный, но могучий. А ты дальше тешься мыслями, что управляешь собой. Ты - никто, я - всё.\n\n-----------------------------------\n\nЗапускать следует через корневую папку. При запуске, к примеру, через ярлык на рабочем столе, музыка не будет меняться, также будут вылезать многочисленные ошибки.</text:p>
          </table:table-cell>
          <table:table-cell/>
          <table:table-cell office:value-type="string" calcext:value-type="string">
            <text:p>Менее 2 часов</text:p>
          </table:table-cell>
          <table:table-cell office:value-type="string" calcext:value-type="string">
            <text:p>quandial_project</text:p>
          </table:table-cell>
          <table:table-cell office:value-type="string" calcext:value-type="string">
            <text:p>{''}</text:p>
          </table:table-cell>
          <table:table-cell office:value-type="string" calcext:value-type="string">
            <text:p>mystic,hentai,triller</text:p>
          </table:table-cell>
          <table:table-cell office:value-type="string" calcext:value-type="string">
            <text:p>https://yadi.sk/d/KNGZBiiNkYZ3K</text:p>
          </table:table-cell>
          <table:table-cell office:value-type="string" calcext:value-type="string">
            <text:p>446.jpg</text:p>
          </table:table-cell>
        </table:table-row>
        <table:table-row table:style-name="ro1">
          <table:table-cell office:value-type="string" calcext:value-type="string">
            <text:p>Инкогнито (Incognito)</text:p>
          </table:table-cell>
          <table:table-cell office:value-type="string" calcext:value-type="string">
            <text:p>Если есть машина времени, то кто-то должен ею пользоваться. Например, чтобы спасать человечество от очередной угрозы уничтожения. Но иногда хочется просто пообщаться с приятными людьми, не открывая своих секретов и не называя своего имени – инкогнито...\n\nИгра целиком и полностью (текст, музыка, графика, код) создана мною за 16 часов в рамках быстро загнувшегося мини-конкурса «ВН-БАТЛ».</text:p>
          </table:table-cell>
          <table:table-cell/>
          <table:table-cell office:value-type="string" calcext:value-type="string">
            <text:p>Менее 2 часов</text:p>
          </table:table-cell>
          <table:table-cell office:value-type="string" calcext:value-type="string">
            <text:p>footmade_(sdelano_nogami)</text:p>
          </table:table-cell>
          <table:table-cell office:value-type="string" calcext:value-type="string">
            <text:p>{''}</text:p>
          </table:table-cell>
          <table:table-cell office:value-type="string" calcext:value-type="string">
            <text:p>drama,mystic,fiction,fantasy</text:p>
          </table:table-cell>
          <table:table-cell office:value-type="string" calcext:value-type="string">
            <text:p>https://yadi.sk/d/BbUGZn18j4qvP</text:p>
          </table:table-cell>
          <table:table-cell office:value-type="string" calcext:value-type="string">
            <text:p>443.jpg</text:p>
          </table:table-cell>
        </table:table-row>
        <table:table-row table:style-name="ro1">
          <table:table-cell office:value-type="string" calcext:value-type="string">
            <text:p>Большие Неприятности</text:p>
          </table:table-cell>
          <table:table-cell office:value-type="string" calcext:value-type="string">
            <text:p>В начале второго семестра из глубинки в довольно известную городскую школу переводится новый ученик. Школьные дни обещали быть веселыми и интересными, но что-то пошло не так...\n\n*Игра разрабатывалась в рамках Микрорено 2015, но дорабатывалась после него.</text:p>
          </table:table-cell>
          <table:table-cell/>
          <table:table-cell office:value-type="string" calcext:value-type="string">
            <text:p>Менее 2 часов</text:p>
          </table:table-cell>
          <table:table-cell office:value-type="string" calcext:value-type="string">
            <text:p>hazukashii_team</text:p>
          </table:table-cell>
          <table:table-cell office:value-type="string" calcext:value-type="string">
            <text:p>{'Главный герой парень', 'фурри', 'Повествование от первого лица', 'микрорено 2015', 'отечественный разработчик', 'яой', 'Эроге', 'сёнэн-ай', 'hazukashii team', 'Adv'}</text:p>
          </table:table-cell>
          <table:table-cell office:value-type="string" calcext:value-type="string">
            <text:p>drama,romance,detective,routine,adventure,school</text:p>
          </table:table-cell>
          <table:table-cell office:value-type="string" calcext:value-type="string">
            <text:p>https://disk.yandex.ru/d/VLTOnE4-nG2X4A</text:p>
          </table:table-cell>
          <table:table-cell office:value-type="string" calcext:value-type="string">
            <text:p>441.jpg</text:p>
          </table:table-cell>
        </table:table-row>
        <table:table-row table:style-name="ro1">
          <table:table-cell office:value-type="string" calcext:value-type="string">
            <text:p>Halloween Otome</text:p>
          </table:table-cell>
          <table:table-cell office:value-type="string" calcext:value-type="string">
            <text:p>В данной новелле вам предстоит отправиться на великое ежегодное празднование Хэллоуина, устраиваемое знаменитым Эриком Вальдемаром, где вы проведете две недели в роскоши среди знаменитостей и будете проходить различные испытания, получая баллы. Долго ли вы сможете скрываться под маской и какой получите приз за свои старания?\nДоступно только для пользователей</text:p>
          </table:table-cell>
          <table:table-cell/>
          <table:table-cell office:value-type="string" calcext:value-type="string">
            <text:p>2-10 часов</text:p>
          </table:table-cell>
          <table:table-cell office:value-type="string" calcext:value-type="string">
            <text:p>synokoria</text:p>
          </table:table-cell>
          <table:table-cell office:value-type="string" calcext:value-type="string">
            <text:p>{'Русский'}</text:p>
          </table:table-cell>
          <table:table-cell office:value-type="string" calcext:value-type="string">
            <text:p>comedy,romance</text:p>
          </table:table-cell>
          <table:table-cell office:value-type="string" calcext:value-type="string">
            <text:p>https://cloud.mail.ru/public/75mu/jGJwjAf9v</text:p>
          </table:table-cell>
          <table:table-cell office:value-type="string" calcext:value-type="string">
            <text:p>437.jpg</text:p>
          </table:table-cell>
        </table:table-row>
        <table:table-row table:style-name="ro1">
          <table:table-cell office:value-type="string" calcext:value-type="string">
            <text:p>Демон Мастер Крис (Demon Master Chris)</text:p>
          </table:table-cell>
          <table:table-cell office:value-type="string" calcext:value-type="string">
            <text:p>Существует множество миров. Давным-давно, человечество узнало о существовании других миров и начало искать способы заполучить их власть. Даже сейчас, в нашем современном, технически-передовом обществе, есть те, кто способен дотянуться до существ из потусторонних миров и сражаться вместе с ними. Сайга Крис - одна из этих одарённых.\n\nВышла новая версия перевода, а может и нет. Я не знаю, не играл) - http://small-games.info/?go=game&amp;c=79&amp;i=23217</text:p>
          </table:table-cell>
          <table:table-cell/>
          <table:table-cell office:value-type="string" calcext:value-type="string">
            <text:p>2-10 часов</text:p>
          </table:table-cell>
          <table:table-cell office:value-type="string" calcext:value-type="string">
            <text:p>rui_firma_瑞毅</text:p>
          </table:table-cell>
          <table:table-cell office:value-type="string" calcext:value-type="string">
            <text:p>{'юри', 'Иностранный разработчик', 'Эроге', 'Главный герой девушка'}</text:p>
          </table:table-cell>
          <table:table-cell office:value-type="string" calcext:value-type="string">
            <text:p>adventure,fantasy,ecchi</text:p>
          </table:table-cell>
          <table:table-cell office:value-type="string" calcext:value-type="string">
            <text:p>https://yadi.sk/d/2YY-BNcKmkpGP</text:p>
          </table:table-cell>
          <table:table-cell office:value-type="string" calcext:value-type="string">
            <text:p>433.jpg</text:p>
          </table:table-cell>
        </table:table-row>
        <table:table-row table:style-name="ro1">
          <table:table-cell office:value-type="string" calcext:value-type="string">
            <text:p>Ткач памяти (версия 0.5)</text:p>
          </table:table-cell>
          <table:table-cell office:value-type="string" calcext:value-type="string">
            <text:p>Ходят слухи, что в городе объявился темный маг, стирающий память аристократам и перенимающий их личины. Эти слухи основываются на том, что произошло уже несколько таинственных исчезновений, перед которыми пропавшие люди начинали вести себя странно.\nТак месяц назад пропал двоюродный брат героини, бывший наследником знатной семьи. И сейчас он стоит на пороге дома.</text:p>
          </table:table-cell>
          <table:table-cell/>
          <table:table-cell office:value-type="string" calcext:value-type="string">
            <text:p>Менее 2 часов</text:p>
          </table:table-cell>
          <table:table-cell office:value-type="string" calcext:value-type="string">
            <text:p>irich5</text:p>
          </table:table-cell>
          <table:table-cell office:value-type="string" calcext:value-type="string">
            <text:p>{'Главный герой девушка', 'микрорено 2015', 'Повествование от первого лица'}</text:p>
          </table:table-cell>
          <table:table-cell office:value-type="string" calcext:value-type="string">
            <text:p>mystic,fantasy</text:p>
          </table:table-cell>
          <table:table-cell office:value-type="string" calcext:value-type="string">
            <text:p>https://drive.google.com/file/d/1WjElFMrAjXcpXyMAQT4GQ8gAvDF0WEl-/view?usp=sharing</text:p>
          </table:table-cell>
          <table:table-cell office:value-type="string" calcext:value-type="string">
            <text:p>431.jpg</text:p>
          </table:table-cell>
        </table:table-row>
        <table:table-row table:style-name="ro1">
          <table:table-cell office:value-type="string" calcext:value-type="string">
            <text:p>Ничтожество лишь может... ничего (Nobody can... nothing)</text:p>
          </table:table-cell>
          <table:table-cell office:value-type="string" calcext:value-type="string">
            <text:p>Вместо длинного описания довольно короткой новеллы, я задам Вам лишь один вопрос:\nА что для вас это странное слово – жизнь?</text:p>
          </table:table-cell>
          <table:table-cell/>
          <table:table-cell office:value-type="string" calcext:value-type="string">
            <text:p>Менее 2 часов</text:p>
          </table:table-cell>
          <table:table-cell office:value-type="string" calcext:value-type="string">
            <text:p>mystical_nobody</text:p>
          </table:table-cell>
          <table:table-cell office:value-type="string" calcext:value-type="string">
            <text:p>{'отечественный разработчик'}</text:p>
          </table:table-cell>
          <table:table-cell office:value-type="string" calcext:value-type="string">
            <text:p>drama</text:p>
          </table:table-cell>
          <table:table-cell office:value-type="string" calcext:value-type="string">
            <text:p>https://disk.yandex.ru/d/q9kJp_Kt3ZX4Xt</text:p>
          </table:table-cell>
          <table:table-cell office:value-type="string" calcext:value-type="string">
            <text:p>429.jpg</text:p>
          </table:table-cell>
        </table:table-row>
        <table:table-row table:style-name="ro1">
          <table:table-cell office:value-type="string" calcext:value-type="string">
            <text:p>Становясь легендой (Becoming a Legend)</text:p>
          </table:table-cell>
          <table:table-cell office:value-type="string" calcext:value-type="string">
            <text:p>Век стыда и ненависти. Час кровопролитных битв и предательства. Именно в эти нелегкие времена под надежными сводами старинной крепости начинается твоя история - судьба юной наемницы из гильдии ассасинов. И твоя жизнь полностью меняется после выполнения одного таинственного контракта на убийство: ты против своей воли получаешь частицу силы древнего демона.\nКак ты распорядишься полученной мощью? Спасешь ли ты мир от грядущего разрушения или погрузишь его в еще больший хаос?\n\nОсобенности новеллы:\n- свыше 50-ти разнообразных персонажей;\n- 4 романтических интереса;\n- интерактивная система боя и возможность выбрать один из классов;\n- эпилоги и достижения, меняющиеся в зависимости от решений, принятых в игре;\n- 7 возможных концовок + одна дополнительная\nи многое-многое другое….\n\nПредыдущая версия игры содержала в себе баг, не позволяющий открыть одиночную хорошую концовку.\nПо основной ссылке можно скачать перезалитую версию игры без бага.\n\n+ альтернативная ссылка (если с Я.Диска не качает) : Google\n\nЕсли же по причине моей невнимательности вам не посчастливилось скачать предыдущую версию с багом, то решить эту проблему можно следующим способом:\n\nскачайте этот файл: отсюда\nи поместите его в директорию игры в папку game\chapter23 с заменой.</text:p>
          </table:table-cell>
          <table:table-cell/>
          <table:table-cell office:value-type="string" calcext:value-type="string">
            <text:p>2-10 часов</text:p>
          </table:table-cell>
          <table:table-cell office:value-type="string" calcext:value-type="string">
            <text:p>stoljarova_arina</text:p>
          </table:table-cell>
          <table:table-cell office:value-type="string" calcext:value-type="string">
            <text:p>{''}</text:p>
          </table:table-cell>
          <table:table-cell office:value-type="string" calcext:value-type="string">
            <text:p>romance,action,mystic,adventure,fantasy</text:p>
          </table:table-cell>
          <table:table-cell office:value-type="string" calcext:value-type="string">
            <text:p>https://yadi.sk/d/gRsjZNeEjbuqs</text:p>
          </table:table-cell>
          <table:table-cell office:value-type="string" calcext:value-type="string">
            <text:p>428.jpg</text:p>
          </table:table-cell>
        </table:table-row>
        <table:table-row table:style-name="ro1">
          <table:table-cell office:value-type="string" calcext:value-type="string">
            <text:p>Враг Народа</text:p>
          </table:table-cell>
          <table:table-cell office:value-type="string" calcext:value-type="string">
            <text:p>Счастье человека похоже на карточный домик. Строить его невероятно трудно, но рушится оно в одно мгновение. Так произошло и в жизни нашего главного героя. В одно мгновение, по воле судьбы, он теряет все и попадает в места не столь отдаленные. Сможет ли он вернуться оттуда домой? А будут ли его ждать там, за лагерной оградой?</text:p>
          </table:table-cell>
          <table:table-cell/>
          <table:table-cell office:value-type="string" calcext:value-type="string">
            <text:p>Менее 2 часов</text:p>
          </table:table-cell>
          <table:table-cell office:value-type="string" calcext:value-type="string">
            <text:p>snowbreak_studio</text:p>
          </table:table-cell>
          <table:table-cell office:value-type="string" calcext:value-type="string">
            <text:p>{'Конкурс Soviet Games', 'Главный герой парень', 'отечественный разработчик', 'Несколько главных героев', 'Повествование от первого лица'}</text:p>
          </table:table-cell>
          <table:table-cell office:value-type="string" calcext:value-type="string">
            <text:p>drama,romance,routine</text:p>
          </table:table-cell>
          <table:table-cell office:value-type="string" calcext:value-type="string">
            <text:p>https://disk.yandex.ru/d/jiEyYTqBjaZkW</text:p>
          </table:table-cell>
          <table:table-cell office:value-type="string" calcext:value-type="string">
            <text:p>427.jpg</text:p>
          </table:table-cell>
        </table:table-row>
        <table:table-row table:style-name="ro1">
          <table:table-cell office:value-type="string" calcext:value-type="string">
            <text:p>Лисица (Vixen)</text:p>
          </table:table-cell>
          <table:table-cell office:value-type="string" calcext:value-type="string">
            <text:p>Короткий визуальный роман,написанный в ходе Ludum Dare 25. Вы играете за школьницу, которой поручили присмотреть за своей одноклассницей. Она так сильно раздражает, что вы обязаны сделать всё возможное, чтобы её жизнь превратилась в ад.</text:p>
          </table:table-cell>
          <table:table-cell/>
          <table:table-cell office:value-type="string" calcext:value-type="string">
            <text:p>Менее 2 часов</text:p>
          </table:table-cell>
          <table:table-cell office:value-type="string" calcext:value-type="string">
            <text:p>bento_smile</text:p>
          </table:table-cell>
          <table:table-cell office:value-type="string" calcext:value-type="string">
            <text:p>{'Повествование от первого лица', 'Главный герой девушка', 'Иностранный разработчик'}</text:p>
          </table:table-cell>
          <table:table-cell office:value-type="string" calcext:value-type="string">
            <text:p>routine,school</text:p>
          </table:table-cell>
          <table:table-cell office:value-type="string" calcext:value-type="string">
            <text:p>http://dizzy.ucoz.ru/translate/games/Vixen_1.1.zip</text:p>
          </table:table-cell>
          <table:table-cell office:value-type="string" calcext:value-type="string">
            <text:p>425.jpg</text:p>
          </table:table-cell>
        </table:table-row>
        <table:table-row table:style-name="ro1">
          <table:table-cell office:value-type="string" calcext:value-type="string">
            <text:p>Ночь Собаки (Night Dog)</text:p>
          </table:table-cell>
          <table:table-cell office:value-type="string" calcext:value-type="string">
            <text:p>Мужчина отправился в ночной город,чтобы абсолютно кардинально изменить свою жизнь.Сможет ли ночной город ему в этом помочь или он зря потратит своё время?</text:p>
          </table:table-cell>
          <table:table-cell/>
          <table:table-cell office:value-type="string" calcext:value-type="string">
            <text:p>Менее 2 часов</text:p>
          </table:table-cell>
          <table:table-cell office:value-type="string" calcext:value-type="string">
            <text:p>akabur</text:p>
          </table:table-cell>
          <table:table-cell office:value-type="string" calcext:value-type="string">
            <text:p>{'Ночь Собаки', 'Главный герой парень', 'отечественный разработчик', 'Повествование от третьего лица'}</text:p>
          </table:table-cell>
          <table:table-cell office:value-type="string" calcext:value-type="string">
            <text:p>routine</text:p>
          </table:table-cell>
          <table:table-cell office:value-type="string" calcext:value-type="string">
            <text:p>https://drive.google.com/drive/folders/1La39NulEM34Y_J29CrG89oEW8xSy4mwK</text:p>
          </table:table-cell>
          <table:table-cell office:value-type="string" calcext:value-type="string">
            <text:p>417.jpg</text:p>
          </table:table-cell>
        </table:table-row>
        <table:table-row table:style-name="ro1">
          <table:table-cell office:value-type="string" calcext:value-type="string">
            <text:p>Любовь уже в продаже (Любовь в продаже)</text:p>
          </table:table-cell>
          <table:table-cell office:value-type="string" calcext:value-type="string">
            <text:p>Главную героиню отправил учитель по танцам идти вместе с Юки за покупками. А проблема в том, что она неровно дышит к нему. Или не только она... Чем же это обернется для него и для нее? Это решать Вам.</text:p>
          </table:table-cell>
          <table:table-cell/>
          <table:table-cell office:value-type="string" calcext:value-type="string">
            <text:p>Менее 2 часов</text:p>
          </table:table-cell>
          <table:table-cell office:value-type="string" calcext:value-type="string">
            <text:p>mao_hitori</text:p>
          </table:table-cell>
          <table:table-cell office:value-type="string" calcext:value-type="string">
            <text:p>{''}</text:p>
          </table:table-cell>
          <table:table-cell office:value-type="string" calcext:value-type="string">
            <text:p>drama,romance</text:p>
          </table:table-cell>
          <table:table-cell office:value-type="string" calcext:value-type="string">
            <text:p>https://yadi.sk/d/PBWxdPp3jJgZ7</text:p>
          </table:table-cell>
          <table:table-cell office:value-type="string" calcext:value-type="string">
            <text:p>413.png</text:p>
          </table:table-cell>
        </table:table-row>
        <table:table-row table:style-name="ro1">
          <table:table-cell office:value-type="string" calcext:value-type="string">
            <text:p>Узы (Ties)</text:p>
          </table:table-cell>
          <table:table-cell office:value-type="string" calcext:value-type="string">
            <text:p>В этой игре вы должны будете взять на себя ответственность за молодую вдовушку - Судьбу Сару Эбсконд.\nИгра очень тесно связана с вселенной Пустоши, поэтому, если вы не читаете этот комикс и ответвления к нему, эта игра будет вам непонятна.\nСобытия происходят незадолго до Девятого Шага. Буквально накануне.\nО Комиксе-проекте "Пустошь" со всей информацией и ссылками можно почитать в группе автора комикса LolMilkMaria и сам комикс здесь .\n\nВнимание! Не забудьте установить шрифт Festus(он в архиве есть) и положить его в папку "game", иначе текст будет отображаться некорректно без него.</text:p>
          </table:table-cell>
          <table:table-cell/>
          <table:table-cell office:value-type="string" calcext:value-type="string">
            <text:p>Менее 2 часов</text:p>
          </table:table-cell>
          <table:table-cell office:value-type="string" calcext:value-type="string">
            <text:p>daydreamer</text:p>
          </table:table-cell>
          <table:table-cell office:value-type="string" calcext:value-type="string">
            <text:p>{'Wasteland', 'отечественный разработчик', 'Главный герой девушка', 'Повествование от первого лица'}</text:p>
          </table:table-cell>
          <table:table-cell office:value-type="string" calcext:value-type="string">
            <text:p>drama,mystic,fantasy</text:p>
          </table:table-cell>
          <table:table-cell office:value-type="string" calcext:value-type="string">
            <text:p>http://www.mediafire.com/download/vv49gqt68849wpg/Ties.rar</text:p>
          </table:table-cell>
          <table:table-cell office:value-type="string" calcext:value-type="string">
            <text:p>409.jpg</text:p>
          </table:table-cell>
        </table:table-row>
        <table:table-row table:style-name="ro1">
          <table:table-cell office:value-type="string" calcext:value-type="string">
            <text:p>Высь (Air)</text:p>
          </table:table-cell>
          <table:table-cell office:value-type="string" calcext:value-type="string">
            <text:p>Кунисаки Юкито унаследовал от матери таинственную силу передвигать предметы, не касаясь их, и древнее предание о девушке, живущей в небе. В её поисках он странствует по стране, пока волей судьбы его не заносит в небольшой прибрежный городок. Здесь он встречает нескольких девушек, объединённых мечтой о небе. Возможно ли, что одна из них – та, которую он ищет? Тем более, что небо в этом городе находится так близко к земле...\nДополнительная информация\nПо ссылке на скачивание представлено два варианта новеллы - Standard Edition (2005) и Memorial Edition (2009).\nВ Memorial Edition были вырезаны все хентайные сцены.</text:p>
          </table:table-cell>
          <table:table-cell/>
          <table:table-cell office:value-type="string" calcext:value-type="string">
            <text:p>10-30 часов</text:p>
          </table:table-cell>
          <table:table-cell office:value-type="string" calcext:value-type="string">
            <text:p>key</text:p>
          </table:table-cell>
          <table:table-cell office:value-type="string" calcext:value-type="string">
            <text:p>{'Накиге', 'Иностранный разработчик', 'Есть истинная концовка'}</text:p>
          </table:table-cell>
          <table:table-cell office:value-type="string" calcext:value-type="string">
            <text:p>drama,comedy,romance,mystic,routine</text:p>
          </table:table-cell>
          <table:table-cell office:value-type="string" calcext:value-type="string">
            <text:p>https://yadi.sk/d/YyjRMZjVjGCfs</text:p>
          </table:table-cell>
          <table:table-cell office:value-type="string" calcext:value-type="string">
            <text:p>408.jpg</text:p>
          </table:table-cell>
        </table:table-row>
        <table:table-row table:style-name="ro1">
          <table:table-cell office:value-type="string" calcext:value-type="string">
            <text:p>Mix Ore (みっくすおれ)</text:p>
          </table:table-cell>
          <table:table-cell office:value-type="string" calcext:value-type="string">
            <text:p>Кантаро, главный герой - это мальчик с амнезией. Когда он просыпается, то обнаруживает девушку, сидящую рядом с ним. Похоже, она знает его, но...\nЧто делать, если шрифт отражается некорректно и буквы залезают друг на друга? Инструкция как решать данную проблему: Здесь</text:p>
          </table:table-cell>
          <table:table-cell/>
          <table:table-cell office:value-type="string" calcext:value-type="string">
            <text:p>Менее 2 часов</text:p>
          </table:table-cell>
          <table:table-cell office:value-type="string" calcext:value-type="string">
            <text:p>charon</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horror,routine,adventure</text:p>
          </table:table-cell>
          <table:table-cell office:value-type="string" calcext:value-type="string">
            <text:p>http://www.mediafire.com/download/u743n3erl6pa4l2/Mix+Ore.rar</text:p>
          </table:table-cell>
          <table:table-cell office:value-type="string" calcext:value-type="string">
            <text:p>407.jpg</text:p>
          </table:table-cell>
        </table:table-row>
        <table:table-row table:style-name="ro1">
          <table:table-cell office:value-type="string" calcext:value-type="string">
            <text:p>Небесные Огни (Lights in the Sky)</text:p>
          </table:table-cell>
          <table:table-cell office:value-type="string" calcext:value-type="string">
            <text:p>Небесные Огни это история о приключении Райзинг Стар,в конце которого она обретает свою метку.Будучи фермершей,Райзинг Стар старается выполнять все обязанности,что ей поручает старшая сестра Хартланд.Но однажды она понимает что её судьба лежит вне границ семейной фермы Звёздные Поля.Однажды Райзинг Стар будет поставлена перед выбором между верности своей старшей сестре и своими желаниями.</text:p>
          </table:table-cell>
          <table:table-cell/>
          <table:table-cell office:value-type="string" calcext:value-type="string">
            <text:p>Менее 2 часов</text:p>
          </table:table-cell>
          <table:table-cell office:value-type="string" calcext:value-type="string">
            <text:p>brony_fan_fair</text:p>
          </table:table-cell>
          <table:table-cell office:value-type="string" calcext:value-type="string">
            <text:p>{'не люди', 'Иностранный разработчик', 'my little pony', 'пони', 'Повествование от первого лица'}</text:p>
          </table:table-cell>
          <table:table-cell office:value-type="string" calcext:value-type="string">
            <text:p>routine,adventure</text:p>
          </table:table-cell>
          <table:table-cell office:value-type="string" calcext:value-type="string">
            <text:p>https://yadi.sk/d/ZSq1TbVB6I0jq</text:p>
          </table:table-cell>
          <table:table-cell office:value-type="string" calcext:value-type="string">
            <text:p>405.jpg</text:p>
          </table:table-cell>
        </table:table-row>
        <table:table-row table:style-name="ro1">
          <table:table-cell office:value-type="string" calcext:value-type="string">
            <text:p>Лакенбут</text:p>
          </table:table-cell>
          <table:table-cell office:value-type="string" calcext:value-type="string">
            <text:p>Катерина отправляется отдохнуть за границу вместе со своей лучшей подругой. Что привезут они с собой из поездки: счастливые воспоминания или редкие сувениры? А может что-то более ценное…</text:p>
          </table:table-cell>
          <table:table-cell/>
          <table:table-cell office:value-type="string" calcext:value-type="string">
            <text:p>Менее 2 часов</text:p>
          </table:table-cell>
          <table:table-cell office:value-type="string" calcext:value-type="string">
            <text:p>vlintz</text:p>
          </table:table-cell>
          <table:table-cell office:value-type="string" calcext:value-type="string">
            <text:p>{''}</text:p>
          </table:table-cell>
          <table:table-cell office:value-type="string" calcext:value-type="string">
            <text:p>mystic,triller</text:p>
          </table:table-cell>
          <table:table-cell office:value-type="string" calcext:value-type="string">
            <text:p>https://yadi.sk/d/J84Cq-ULjBiPe</text:p>
          </table:table-cell>
          <table:table-cell office:value-type="string" calcext:value-type="string">
            <text:p>404.jpg</text:p>
          </table:table-cell>
        </table:table-row>
        <table:table-row table:style-name="ro1">
          <table:table-cell office:value-type="string" calcext:value-type="string">
            <text:p>Дом у озера 1,2 (The Lake House 1,2)</text:p>
          </table:table-cell>
          <table:table-cell office:value-type="string" calcext:value-type="string">
            <text:p>Неофициальный специальный эпизод Хэллоуина 2013.</text:p>
          </table:table-cell>
          <table:table-cell/>
          <table:table-cell office:value-type="string" calcext:value-type="string">
            <text:p>2-10 часов</text:p>
          </table:table-cell>
          <table:table-cell office:value-type="string" calcext:value-type="string">
            <text:p>arashell_i_viv</text:p>
          </table:table-cell>
          <table:table-cell office:value-type="string" calcext:value-type="string">
            <text:p>{'Главный герой девушка', 'отечественный разработчик', 'отомэ', 'Повествование от первого лица'}</text:p>
          </table:table-cell>
          <table:table-cell office:value-type="string" calcext:value-type="string">
            <text:p>drama,comedy,romance,horror,mystic,adventure</text:p>
          </table:table-cell>
          <table:table-cell office:value-type="string" calcext:value-type="string">
            <text:p>https://drive.google.com/file/d/1AHc-KhmWl5nDgjIlQnWT0Cf8WMf4lpAc/view</text:p>
          </table:table-cell>
          <table:table-cell office:value-type="string" calcext:value-type="string">
            <text:p>401.jpg</text:p>
          </table:table-cell>
        </table:table-row>
        <table:table-row table:style-name="ro1">
          <table:table-cell office:value-type="string" calcext:value-type="string">
            <text:p>Приключения на Другой Стороне (Adventure on the Other Side)</text:p>
          </table:table-cell>
          <table:table-cell office:value-type="string" calcext:value-type="string">
            <text:p>В один прекрасный летний день ФЛ позвонила её подруга Рицука и попросила встретиться. Что же она задумала? И выйдет ли из этого что-то хорошее? Решать вам. Об ошибках пишем в соответствующую тему: Сюда</text:p>
          </table:table-cell>
          <table:table-cell/>
          <table:table-cell office:value-type="string" calcext:value-type="string">
            <text:p>Менее 2 часов</text:p>
          </table:table-cell>
          <table:table-cell office:value-type="string" calcext:value-type="string">
            <text:p>flawedflare</text:p>
          </table:table-cell>
          <table:table-cell office:value-type="string" calcext:value-type="string">
            <text:p>{'Повествование от первого лица', 'Главный герой девушка', 'Иностранный разработчик'}</text:p>
          </table:table-cell>
          <table:table-cell office:value-type="string" calcext:value-type="string">
            <text:p>mystic,routine,adventure</text:p>
          </table:table-cell>
          <table:table-cell office:value-type="string" calcext:value-type="string">
            <text:p>https://disk.yandex.ru/public/?hash=T8oL%2BEcNb30ojzzD3LOPxXOglnqjuCiNkEvqfYQmFQc%3D</text:p>
          </table:table-cell>
          <table:table-cell office:value-type="string" calcext:value-type="string">
            <text:p>399.jpg</text:p>
          </table:table-cell>
        </table:table-row>
        <table:table-row table:style-name="ro1">
          <table:table-cell office:value-type="string" calcext:value-type="string">
            <text:p>Хейлин: Поездка в Баварию (Heileen: A Trip to Bavaria)</text:p>
          </table:table-cell>
          <table:table-cell office:value-type="string" calcext:value-type="string">
            <text:p>Короткая предыстория первой части,в которой Хейлин посещает маленькую деревню в Баварии в день своего 16-летия.\nВнимание! Для запуска игры воспользуйтесь программой Adobe Flash Player!</text:p>
          </table:table-cell>
          <table:table-cell/>
          <table:table-cell office:value-type="string" calcext:value-type="string">
            <text:p>Менее 2 часов</text:p>
          </table:table-cell>
          <table:table-cell office:value-type="string" calcext:value-type="string">
            <text:p>tycoon_games</text:p>
          </table:table-cell>
          <table:table-cell office:value-type="string" calcext:value-type="string">
            <text:p>{'Иностранный разработчик', 'Главный герой девушка', 'Повествование от первого лица'}</text:p>
          </table:table-cell>
          <table:table-cell office:value-type="string" calcext:value-type="string">
            <text:p>routine</text:p>
          </table:table-cell>
          <table:table-cell office:value-type="string" calcext:value-type="string">
            <text:p>https://yadi.sk/d/5fe3hC3Bj3Boj</text:p>
          </table:table-cell>
          <table:table-cell office:value-type="string" calcext:value-type="string">
            <text:p>393.jpg</text:p>
          </table:table-cell>
        </table:table-row>
        <table:table-row table:style-name="ro1">
          <table:table-cell office:value-type="string" calcext:value-type="string">
            <text:p>#Connect</text:p>
          </table:table-cell>
          <table:table-cell office:value-type="string" calcext:value-type="string">
            <text:p>Проблема каждого человека – это смириться с самим собой, и принять себя таким, какой ты есть. А что делать человеку, если в его голове находиться целая жизнь еще семи людей? Главный герой «Сервер» – 23 летний парень, который уже несколько лет живет со своей странной особенностью. Он принимает эмоции, мысли и ощущения других людей. От него ничего не скрыть и не спрятать. Он знает все о своих подопечных. И пытается помочь им разобраться в своей жизни. В таком состоянии он проводит свое «существование» пока не выясняется, что семь человек это еще не предел…</text:p>
          </table:table-cell>
          <table:table-cell/>
          <table:table-cell office:value-type="string" calcext:value-type="string">
            <text:p>Менее 2 часов</text:p>
          </table:table-cell>
          <table:table-cell office:value-type="string" calcext:value-type="string">
            <text:p>defect_project</text:p>
          </table:table-cell>
          <table:table-cell office:value-type="string" calcext:value-type="string">
            <text:p>{''}</text:p>
          </table:table-cell>
          <table:table-cell office:value-type="string" calcext:value-type="string">
            <text:p>drama,mystic</text:p>
          </table:table-cell>
          <table:table-cell office:value-type="string" calcext:value-type="string">
            <text:p>https://yadi.sk/d/VpTsu3uOik9p8</text:p>
          </table:table-cell>
          <table:table-cell office:value-type="string" calcext:value-type="string">
            <text:p>392.jpg</text:p>
          </table:table-cell>
        </table:table-row>
        <table:table-row table:style-name="ro1">
          <table:table-cell office:value-type="string" calcext:value-type="string">
            <text:p>Koisuru Natsu no Last Resort</text:p>
          </table:table-cell>
          <table:table-cell office:value-type="string" calcext:value-type="string">
            <text:p>Сотаро, студент университета, ведёт бедную, но независимую жизнь, придерживаясь одного принципа - сводить свои действия во всём к логике и расчёту, и ограничивать праздное времяпрепровождение до минимума. Так происходит до тех пор, пока, ввиду неловкого стечения обстоятельств, он не знакомится с Уми - студенткой младшего курса. После того, как помогая выручить Уми из беды, Сотаро лишается своей подработки, Уми приглашает парня на работу на тропический остров. Изменится ли герой, или останется прежним - зависит только от вас.\n\n\nДоступно только для пользователей</text:p>
          </table:table-cell>
          <table:table-cell/>
          <table:table-cell office:value-type="string" calcext:value-type="string">
            <text:p>10-30 часов</text:p>
          </table:table-cell>
          <table:table-cell office:value-type="string" calcext:value-type="string">
            <text:p>pulltop_latte</text:p>
          </table:table-cell>
          <table:table-cell office:value-type="string" calcext:value-type="string">
            <text:p>{'Русский'}</text:p>
          </table:table-cell>
          <table:table-cell office:value-type="string" calcext:value-type="string">
            <text:p>comedy,romance,routine,hentai</text:p>
          </table:table-cell>
          <table:table-cell office:value-type="string" calcext:value-type="string">
            <text:p>https://cloud.mail.ru/public/4qN6/xuJtkSPx7/</text:p>
          </table:table-cell>
          <table:table-cell office:value-type="string" calcext:value-type="string">
            <text:p>391.png</text:p>
          </table:table-cell>
        </table:table-row>
        <table:table-row table:style-name="ro1">
          <table:table-cell office:value-type="string" calcext:value-type="string">
            <text:p>Дверь</text:p>
          </table:table-cell>
          <table:table-cell office:value-type="string" calcext:value-type="string">
            <text:p>Чужая душа – загадка для других людей. Она словно за закрытой дверью, к которой у тебя нет ключа. Хотя, порой, люди не могут подобрать ключ к двери в собственную душу, не говоря уж о чужой.\nШон, снова поругавшись с отцом, сбежал из дома. Несмотря на тяжелую жизненную ситуацию, в которую попал он и его семья, парень не отчаивается и стоически выдерживает любые удары судьбы.\nНо, в конечном итоге, усталость и голод толкают Шона на преступление. А почему нет? И цель – богатую квартиру на шестом этаже – он уже выбрал, и госпожа Фортуна в этот день была благосклонна…\nКто же знал, что хозяин окажется дома?..\n\nUpdate 28.05.16 - Изменили обложку к игре, но сами файлы игры оставили нетронутыми. (Пока что хЗЗ)</text:p>
          </table:table-cell>
          <table:table-cell/>
          <table:table-cell office:value-type="string" calcext:value-type="string">
            <text:p>Менее 2 часов</text:p>
          </table:table-cell>
          <table:table-cell office:value-type="string" calcext:value-type="string">
            <text:p>dark_baker</text:p>
          </table:table-cell>
          <table:table-cell office:value-type="string" calcext:value-type="string">
            <text:p>{''}</text:p>
          </table:table-cell>
          <table:table-cell office:value-type="string" calcext:value-type="string">
            <text:p>romance,routine</text:p>
          </table:table-cell>
          <table:table-cell office:value-type="string" calcext:value-type="string">
            <text:p>https://yadi.sk/d/w43X0lWqitBXT</text:p>
          </table:table-cell>
          <table:table-cell office:value-type="string" calcext:value-type="string">
            <text:p>390.png</text:p>
          </table:table-cell>
        </table:table-row>
        <table:table-row table:style-name="ro1">
          <table:table-cell office:value-type="string" calcext:value-type="string">
            <text:p>Грех Мачехи/Мой отец снова женился (Gibo:Stepmother's Sin/Gibo/義母)</text:p>
          </table:table-cell>
          <table:table-cell office:value-type="string" calcext:value-type="string">
            <text:p>Однажды пятнадцатилетний подросток Юсуки Ягами верувшись из школы застал мать,которая со стонами и удовольствием изменяла его отцу.Это так повлияло на ранимую детскую психику,что вскоре он сам вовсю этим занимался с кем только можно,а особенно со своей двоюродной сестрой.Спустя некоторое время отец развелся с шалавливой женой,а потому дома стало пусто:сам он всё время в командировках,а сын скучал дома в одиночестве. Вскоре отец женился во второй раз,причем Юсуки узнал об этом последним:придя после школы домой,он обнаружил обворожительную красотку и её прекрасную дочь-его новую сестру.\nОсобенности игры:\n-Абсолютное отсутствие цензуры!\n-Продолжительный и нелинейный сюжет.\n-Красивая рисованная мультипликация\n-Качественная озвучка эротических сцен.\n\nВнимание! Удалите старый opening после установки игры, замените на то,что лежит в папке "Opening and Fix" . Это позволит исключить зависание. Используйте фикс окна, для перемещения его сверху вниз.</text:p>
          </table:table-cell>
          <table:table-cell/>
          <table:table-cell office:value-type="string" calcext:value-type="string">
            <text:p>2-10 часов</text:p>
          </table:table-cell>
          <table:table-cell office:value-type="string" calcext:value-type="string">
            <text:p>guilty</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routine,school,hentai</text:p>
          </table:table-cell>
          <table:table-cell office:value-type="string" calcext:value-type="string">
            <text:p>https://yadi.sk/d/7WJrcml9itiug</text:p>
          </table:table-cell>
          <table:table-cell office:value-type="string" calcext:value-type="string">
            <text:p>389.jpg</text:p>
          </table:table-cell>
        </table:table-row>
        <table:table-row table:style-name="ro1">
          <table:table-cell office:value-type="string" calcext:value-type="string">
            <text:p>На удачу, с закрытыми глазами</text:p>
          </table:table-cell>
          <table:table-cell office:value-type="string" calcext:value-type="string">
            <text:p>Вы просыпаетесь на полу в неизвестном месте. И тут вы видите подозрительного вида существ. Вы помните, что вчера у вас было День Рождение. Теперь уверены, что оно прошло хорошо.\nСтойте, это же не вы!\nТогда кто же герой истории, и куда его приведут...ваши решения?</text:p>
          </table:table-cell>
          <table:table-cell/>
          <table:table-cell office:value-type="string" calcext:value-type="string">
            <text:p>Менее 2 часов</text:p>
          </table:table-cell>
          <table:table-cell office:value-type="string" calcext:value-type="string">
            <text:p>niamarmosha</text:p>
          </table:table-cell>
          <table:table-cell office:value-type="string" calcext:value-type="string">
            <text:p>{''}</text:p>
          </table:table-cell>
          <table:table-cell office:value-type="string" calcext:value-type="string">
            <text:p>comedy,mystic,adventure,fantasy</text:p>
          </table:table-cell>
          <table:table-cell office:value-type="string" calcext:value-type="string">
            <text:p>https://yadi.sk/d/qm_9jOJejASRT</text:p>
          </table:table-cell>
          <table:table-cell office:value-type="string" calcext:value-type="string">
            <text:p>387.png</text:p>
          </table:table-cell>
        </table:table-row>
        <table:table-row table:style-name="ro1">
          <table:table-cell office:value-type="string" calcext:value-type="string">
            <text:p>Проекция меня (Projection Me)</text:p>
          </table:table-cell>
          <table:table-cell office:value-type="string" calcext:value-type="string">
            <text:p>Сора просыпается в небольшой комнате с мягкими стенами, напоминающими изолятор психиатрической больницы. Он осознает, что не помнит ничего до этого момента, а мужчина за дверью не спешит ничего рассказывать. Из его уст ребенок узнает лишь свое имя, и место пребывания.\nОднако Вы знали, что со своим сознанием можно общаться, прямо как с реальным человеком? И что важно, оно может помочь Вам найти ответы.\n\n*На данный момент доступна 1 глава. Всего планируется 3-4 главы.\n\nНовелла в данный момент ЗАМОРОЖЕНА. Автор рисует комикс по ней, поэтому вступайте в группу и следите на новостями!\nГруппа новеллы - https://vk.com/club171078941</text:p>
          </table:table-cell>
          <table:table-cell/>
          <table:table-cell office:value-type="string" calcext:value-type="string">
            <text:p>Менее 2 часов</text:p>
          </table:table-cell>
          <table:table-cell office:value-type="string" calcext:value-type="string">
            <text:p>finobb</text:p>
          </table:table-cell>
          <table:table-cell office:value-type="string" calcext:value-type="string">
            <text:p>{'отечественный разработчик', 'Главный герой парень', 'Повествование от третьего лица', 'Несколько главных героев'}</text:p>
          </table:table-cell>
          <table:table-cell office:value-type="string" calcext:value-type="string">
            <text:p>drama,mystic</text:p>
          </table:table-cell>
          <table:table-cell office:value-type="string" calcext:value-type="string">
            <text:p>https://yadi.sk/d/EljH_ooz3AixJD</text:p>
          </table:table-cell>
          <table:table-cell office:value-type="string" calcext:value-type="string">
            <text:p>385.png</text:p>
          </table:table-cell>
        </table:table-row>
        <table:table-row table:style-name="ro1">
          <table:table-cell office:value-type="string" calcext:value-type="string">
            <text:p>Зеркало колдуна (Der Spiegel des Zauberers)</text:p>
          </table:table-cell>
          <table:table-cell office:value-type="string" calcext:value-type="string">
            <text:p>Где-то в самой глубине леса притаилась старинная деревенька. Давно люди покинули её, давно позабыли дорогу к тем местам, оставив взамен множество пугающих легенд. О кошмарных видениях, о блуждающих по руинам призраках и о… заколдованном Зеркале.\nПутешественник Ульрих Хольцер даже в самом кошмарнейшем из кошмаров представить себе не мог, что остановка в крохотной деревушке у окраины леса принесёт ему целый ворох неприятностей. Спокойный вечерок в трактире неожиданно превратился в самый настоящий бег с препятствиями по ночному лесу, вместе с главным источником проблем под мышкой. И вот на тебе, ещё и деревенская девчонка на голову свалилась! Долго ли это могло продолжаться, но вот показались поросшие мхом остовы домов… Какие же ужасные тайны скрывает старинное поселение? Или же сказки только сказки?\n\nХудожник: AEValentine</text:p>
          </table:table-cell>
          <table:table-cell/>
          <table:table-cell office:value-type="string" calcext:value-type="string">
            <text:p>Менее 2 часов</text:p>
          </table:table-cell>
          <table:table-cell office:value-type="string" calcext:value-type="string">
            <text:p>space_diablo</text:p>
          </table:table-cell>
          <table:table-cell office:value-type="string" calcext:value-type="string">
            <text:p>{'отечественный разработчик', 'микрорено 2015', 'Повествование от третьего лица', 'Несколько главных героев'}</text:p>
          </table:table-cell>
          <table:table-cell office:value-type="string" calcext:value-type="string">
            <text:p>mystic,fantasy</text:p>
          </table:table-cell>
          <table:table-cell office:value-type="string" calcext:value-type="string">
            <text:p>https://www.dropbox.com/s/7cuu6qisow0w77o/Wizard%27s_mirror-1.0-all.zip?dl=0</text:p>
          </table:table-cell>
          <table:table-cell office:value-type="string" calcext:value-type="string">
            <text:p>382.png</text:p>
          </table:table-cell>
        </table:table-row>
        <table:table-row table:style-name="ro1">
          <table:table-cell office:value-type="string" calcext:value-type="string">
            <text:p>Гений Лжи (Usotsuki Genius)</text:p>
          </table:table-cell>
          <table:table-cell office:value-type="string" calcext:value-type="string">
            <text:p>В волшебном королевстве Холлафкен, магические способности человека определяются тем, насколько хорошо он умеет лгать. Лоттэ – девушка совершенно неспособная говорить неправду. Клаус же – первосортный лгун во всей стране, и хоть он приходит к ней каждый день, заявляя о своих чувствах, она не верит ему ни на грош. Получив в очередной раз от ворот поворот, он говорит, что признается ей 1-го апреля, когда жители Холлафкена могут говорить лишь правду. Лоттэ считает, что раз он постоянно врет, то может сказать лишь противоположное...\nСможет ли она этого избежать?\n------------------------------------------------------------\nОт переводчика:\nЭто визуальная новелла с элементами квеста, так что включайте мозги!:)\nИгра отучена от японской локали нашим техником Dendentar-ом!\nПриятной игры!</text:p>
          </table:table-cell>
          <table:table-cell/>
          <table:table-cell office:value-type="string" calcext:value-type="string">
            <text:p>Менее 2 часов</text:p>
          </table:table-cell>
          <table:table-cell office:value-type="string" calcext:value-type="string">
            <text:p>hackmock</text:p>
          </table:table-cell>
          <table:table-cell office:value-type="string" calcext:value-type="string">
            <text:p>{'Повествование от третьего лица', 'отомэ', 'Главный герой девушка', 'Иностранный разработчик', 'Головоломка'}</text:p>
          </table:table-cell>
          <table:table-cell office:value-type="string" calcext:value-type="string">
            <text:p>comedy,romance,routine,fantasy</text:p>
          </table:table-cell>
          <table:table-cell office:value-type="string" calcext:value-type="string">
            <text:p>https://yadi.sk/d/Z_IJigdBikh68</text:p>
          </table:table-cell>
          <table:table-cell office:value-type="string" calcext:value-type="string">
            <text:p>378.jpg</text:p>
          </table:table-cell>
        </table:table-row>
        <table:table-row table:style-name="ro1">
          <table:table-cell office:value-type="string" calcext:value-type="string">
            <text:p>Академия Санрайдер (Sunrider Academy)</text:p>
          </table:table-cell>
          <table:table-cell office:value-type="string" calcext:value-type="string">
            <text:p>Фандиск новеллы"Санрайдер".\nВы берёте на себя роль Кайто Шилдса, обычного ученика, попавшего в затруднительное положение. Это был лишь первый день в качестве вице-президента студенческого совета академии Санрайдер, когда президент неразумно назначила вас на должность куратора школьных кружков. "Они приносят лишь одни неприятности" - сказала она. "Я поручаю тебе разобраться с ними до конца года!" Добавьте к этому ещё глупое пари с младшей сестрой о том, что он заведёт себе подругу до конца года, и школьная жизнь Кайто катится в тартарары! Но и это не самое худшее! Кайто скоро узнаёт, что у капитанов каждого из клубов, которыми он, как предполагается, руководит, есть собственные проблемы.\nОкружённые девушками, явно испытывающих недостаток здравого смысла, его беспокойные деньки в академии Санрайдер начинаются! Вы возьмёте под контроль Кайто, решите, как он будет проживать свою студенческую жизнь и справляться с обязанностями куратора клубов. Прилежно учись, принеси славу академии Санрайдер, а также заведи подружку! Проще простого, не правда ли?\nДополнительная информация:\nО найденных ошибках, багах и прочем писать в соответствующий теме в группе переводчиков:\nСюда</text:p>
          </table:table-cell>
          <table:table-cell/>
          <table:table-cell office:value-type="string" calcext:value-type="string">
            <text:p>10-30 часов</text:p>
          </table:table-cell>
          <table:table-cell office:value-type="string" calcext:value-type="string">
            <text:p>love_in_space</text:p>
          </table:table-cell>
          <table:table-cell office:value-type="string" calcext:value-type="string">
            <text:p>{'Главный герой парень', 'дэйт-сим', 'симулятор', 'Повествование от первого лица', 'Иностранный разработчик'}</text:p>
          </table:table-cell>
          <table:table-cell office:value-type="string" calcext:value-type="string">
            <text:p>comedy,romance,school,fiction,hentai</text:p>
          </table:table-cell>
          <table:table-cell office:value-type="string" calcext:value-type="string">
            <text:p>https://cloud.mail.ru/public/DVSo/Rmjm4g5rL</text:p>
          </table:table-cell>
          <table:table-cell office:value-type="string" calcext:value-type="string">
            <text:p>377.jpg</text:p>
          </table:table-cell>
        </table:table-row>
        <table:table-row table:style-name="ro1">
          <table:table-cell office:value-type="string" calcext:value-type="string">
            <text:p>Санрайдер: Первое прибытие &amp; Маска Аркадиуса (Sunrider: First Arrival &amp; Mask of Arcadius)</text:p>
          </table:table-cell>
          <table:table-cell office:value-type="string" calcext:value-type="string">
            <text:p>Первые две главы серии "Санрайдер".\nВ роли капитана Кайто Шилдса примите участие в галактическом путешествии, наполненном героизмом и борьбой за выживание. Потеряв свою родную планету и страну, капитан отправляется на только что созданное судно "Санрайдер", являющееся последней надеждой против злого рока и порабощения всей разумной жизни. Вместе с его старшим помощником, он обязался собрать всех возможных союзников и вернуться обратно на родную планету, чтобы восстановить мир в галактике.</text:p>
          </table:table-cell>
          <table:table-cell/>
          <table:table-cell office:value-type="string" calcext:value-type="string">
            <text:p>10-30 часов</text:p>
          </table:table-cell>
          <table:table-cell office:value-type="string" calcext:value-type="string">
            <text:p>love_in_space</text:p>
          </table:table-cell>
          <table:table-cell office:value-type="string" calcext:value-type="string">
            <text:p>{'Русский'}</text:p>
          </table:table-cell>
          <table:table-cell office:value-type="string" calcext:value-type="string">
            <text:p>drama,comedy,science_fiction,romance,action,adventure</text:p>
          </table:table-cell>
          <table:table-cell office:value-type="string" calcext:value-type="string">
            <text:p>https://yadi.sk/d/9D-G1z8MijWiz</text:p>
          </table:table-cell>
          <table:table-cell office:value-type="string" calcext:value-type="string">
            <text:p>376.jpg</text:p>
          </table:table-cell>
        </table:table-row>
        <table:table-row table:style-name="ro1">
          <table:table-cell office:value-type="string" calcext:value-type="string">
            <text:p>Девы Камелии (@CameliaGirls)</text:p>
          </table:table-cell>
          <table:table-cell office:value-type="string" calcext:value-type="string">
            <text:p>Коротенькая история из жизни девочки, увлекающейся компьютерами,которая только что перевелась в женскую школу Камелия.Откроет ли она для себя дружбу и поддержку,которая выходит за пределы и объединяет реальный и цифровой миры?Или она будет тратить время на борьбу с ненормальным учителем и не менее эксцентричными соседями по комнате?</text:p>
          </table:table-cell>
          <table:table-cell/>
          <table:table-cell office:value-type="string" calcext:value-type="string">
            <text:p>Менее 2 часов</text:p>
          </table:table-cell>
          <table:table-cell office:value-type="string" calcext:value-type="string">
            <text:p>pigux_productions_&amp;_studio_tt_petok</text:p>
          </table:table-cell>
          <table:table-cell office:value-type="string" calcext:value-type="string">
            <text:p>{'Повествование от первого лица', 'Главный герой девушка', 'Иностранный разработчик'}</text:p>
          </table:table-cell>
          <table:table-cell office:value-type="string" calcext:value-type="string">
            <text:p>comedy,routine,parody,school</text:p>
          </table:table-cell>
          <table:table-cell office:value-type="string" calcext:value-type="string">
            <text:p>http://www.mediafire.com/download/4579o1rs1kotikg/CameliaGirls-win32-rus_1.04.rar</text:p>
          </table:table-cell>
          <table:table-cell office:value-type="string" calcext:value-type="string">
            <text:p>375.jpg</text:p>
          </table:table-cell>
        </table:table-row>
        <table:table-row table:style-name="ro1">
          <table:table-cell office:value-type="string" calcext:value-type="string">
            <text:p>Братец, я люблю тебя! (I Love You, Brother!)</text:p>
          </table:table-cell>
          <table:table-cell office:value-type="string" calcext:value-type="string">
            <text:p>Вам предстоит провести две недели с новоиспеченным младшим братом. У вас будет возможность ходить с ним на прогулки, дарить ему подарки, одевать его в только что купленную одежду и даже продать его милые фотографии.\nВ этой игре есть 4 концовки BXB , 1 скрытая BXG концовка и 1 плохая концовка.\n\nДобавлен перевод интерфейса, а также исправлены вылеты!</text:p>
          </table:table-cell>
          <table:table-cell/>
          <table:table-cell office:value-type="string" calcext:value-type="string">
            <text:p>Менее 2 часов</text:p>
          </table:table-cell>
          <table:table-cell office:value-type="string" calcext:value-type="string">
            <text:p>sapiboonggames</text:p>
          </table:table-cell>
          <table:table-cell office:value-type="string" calcext:value-type="string">
            <text:p>{'Главный герой парень', 'яой', 'Иностранный разработчик'}</text:p>
          </table:table-cell>
          <table:table-cell office:value-type="string" calcext:value-type="string">
            <text:p>drama,comedy,romance,routine</text:p>
          </table:table-cell>
          <table:table-cell office:value-type="string" calcext:value-type="string">
            <text:p>https://yadi.sk/d/fdgyOJ63iq7vP</text:p>
          </table:table-cell>
          <table:table-cell office:value-type="string" calcext:value-type="string">
            <text:p>374.jpg</text:p>
          </table:table-cell>
        </table:table-row>
        <table:table-row table:style-name="ro1">
          <table:table-cell office:value-type="string" calcext:value-type="string">
            <text:p>Звуки истины</text:p>
          </table:table-cell>
          <table:table-cell office:value-type="string" calcext:value-type="string">
            <text:p>В демоническом астрале неспокойно. Старый король умер и на престол вот-вот взойдёт Принц – довольно своеобразный юноша. И, казалось бы, простым смертным вроде меня не должно быть важно, что в замке зреют интриги. Однако… каким образом я попала в самый эпицентр дворцового переворота?! Да ещё и заключила договор с каким-то подозрительным типом… Я просто хочу домой!.. Или хотя бы выжить. Поэтому, пожалуйста… скажи мне хоть что-нибудь!\n\nДоступно только для пользователей</text:p>
          </table:table-cell>
          <table:table-cell/>
          <table:table-cell office:value-type="string" calcext:value-type="string">
            <text:p>2-10 часов</text:p>
          </table:table-cell>
          <table:table-cell office:value-type="string" calcext:value-type="string">
            <text:p>mihirisu</text:p>
          </table:table-cell>
          <table:table-cell office:value-type="string" calcext:value-type="string">
            <text:p>{'Повествование от первого лица', 'отомэ', 'Главный герой девушка', 'отечественный разработчик'}</text:p>
          </table:table-cell>
          <table:table-cell office:value-type="string" calcext:value-type="string">
            <text:p>drama,comedy,romance,fantasy</text:p>
          </table:table-cell>
          <table:table-cell office:value-type="string" calcext:value-type="string">
            <text:p>https://drive.google.com/open?id=0B9lV3fTy1kI9MHAtUVdKbkFGd3c</text:p>
          </table:table-cell>
          <table:table-cell office:value-type="string" calcext:value-type="string">
            <text:p>366.png</text:p>
          </table:table-cell>
        </table:table-row>
        <table:table-row table:style-name="ro1">
          <table:table-cell office:value-type="string" calcext:value-type="string">
            <text:p>Без имён (Those Without Names)</text:p>
          </table:table-cell>
          <table:table-cell office:value-type="string" calcext:value-type="string">
            <text:p>У Восьмой есть имя, настоящее имя. Но проблема в том, что она его не помнит.\nГероиня, как и некоторые другие, попала в ловушку так называемого сна. Чтобы "проснуться", нужно вспомнить своё имя, собрав воедино кусочки воспоминаний. Восьмая считает, что попала в сновидение, но её брат, единственный знакомый ей здесь человек, думает иначе. Кто из них окажется прав, зависит от Вас.</text:p>
          </table:table-cell>
          <table:table-cell/>
          <table:table-cell office:value-type="string" calcext:value-type="string">
            <text:p>Менее 2 часов</text:p>
          </table:table-cell>
          <table:table-cell office:value-type="string" calcext:value-type="string">
            <text:p>yuucie</text:p>
          </table:table-cell>
          <table:table-cell office:value-type="string" calcext:value-type="string">
            <text:p>{'Русский'}</text:p>
          </table:table-cell>
          <table:table-cell office:value-type="string" calcext:value-type="string">
            <text:p>drama,mystic,routine</text:p>
          </table:table-cell>
          <table:table-cell office:value-type="string" calcext:value-type="string">
            <text:p>https://yadi.sk/d/lIObe3RkiaLmi</text:p>
          </table:table-cell>
          <table:table-cell office:value-type="string" calcext:value-type="string">
            <text:p>365.jpg</text:p>
          </table:table-cell>
        </table:table-row>
        <table:table-row table:style-name="ro1">
          <table:table-cell office:value-type="string" calcext:value-type="string">
            <text:p>КотонаруМе</text:p>
          </table:table-cell>
          <table:table-cell office:value-type="string" calcext:value-type="string">
            <text:p>Обычной школьнице КотонаруМе однажды выпадает случай прочитать новый том известной манги самой первой! С этого и начинаются все её приключения...</text:p>
          </table:table-cell>
          <table:table-cell/>
          <table:table-cell office:value-type="string" calcext:value-type="string">
            <text:p>Менее 2 часов</text:p>
          </table:table-cell>
          <table:table-cell office:value-type="string" calcext:value-type="string">
            <text:p>takahasi_haru</text:p>
          </table:table-cell>
          <table:table-cell office:value-type="string" calcext:value-type="string">
            <text:p>{''}</text:p>
          </table:table-cell>
          <table:table-cell office:value-type="string" calcext:value-type="string">
            <text:p>comedy,romance,routine,adventure,school</text:p>
          </table:table-cell>
          <table:table-cell office:value-type="string" calcext:value-type="string">
            <text:p>https://yadi.sk/d/1rV95mhkiZcBi</text:p>
          </table:table-cell>
          <table:table-cell office:value-type="string" calcext:value-type="string">
            <text:p>359.jpg</text:p>
          </table:table-cell>
        </table:table-row>
        <table:table-row table:style-name="ro1">
          <table:table-cell office:value-type="string" calcext:value-type="string">
            <text:p>Крестоносцы-Рыцари Самоцветов (Jewel Knights-Crusaders/ジュエルナイツ・クルセイダーズ)</text:p>
          </table:table-cell>
          <table:table-cell office:value-type="string" calcext:value-type="string">
            <text:p>Вы играете за Гиндзи,молодого парня из Японии, главные два хобби которого-девушки и драки.Однажды вечером,проходя по темной аллее,он встречает трех красивых девушек в странных костюмах,сражающихся с монстрами из другого измерения.Не успевает он опомнится,как оказывается вовлеченным в битву,и, не успев заметить как,падает поверженным.Проснувшись в больнице,он видит там одну из этих девушек:она привезла его в больницу,когда его ранили.Девушка представляется,как Юки Мено,и рассказывает Гиндзи интересную тайну:она и две ее подруги,Рури и Хисуи-члены группы,занимающейся защитой мира и порядка,которая называется Рыцари Самоцветов,и сражается со злодейской организацией Рагнарёк.Какой неожиданный поворот событий!Гиндзи,на самом деле,не интересно сражаться со злом-он,скорее,хочет забраться в трусики Юки,Рури и Хисуи.Кто победит,Гиндзи или Рыцари Самоцветов? Конечно,хотя они и не хотят,чтобы их так использовали,но в тайне они счастливы,что Гиндзи будет сражаться со злом вместе с ними...\nОсобенности игры:\n-Абсолютное отсутствие цензуры!\nПорядок Установки:\n1. Монтируем CD 1\n2. Устанавливаем игру.\n3. Затем размонтировать CD 1 и монтировать CD 2,чтобы музыка играла во время игры.\n4. Кряк (не обязательно использовать,он может не сработать,хотя на всякий случай можете попробовать).\n5. Установите русификатор.\n6. Приятной вам игры!\nПользователь Colvor написал фикс для Jewel Knights - Crusaders! Ссылка на него в VK: Вот он</text:p>
          </table:table-cell>
          <table:table-cell/>
          <table:table-cell office:value-type="string" calcext:value-type="string">
            <text:p>10-30 часов</text:p>
          </table:table-cell>
          <table:table-cell office:value-type="string" calcext:value-type="string">
            <text:p>zerocool</text:p>
          </table:table-cell>
          <table:table-cell office:value-type="string" calcext:value-type="string">
            <text:p>{'гарем', 'Иностранный разработчик', 'Главный герой парень', 'Повествование от первого лица'}</text:p>
          </table:table-cell>
          <table:table-cell office:value-type="string" calcext:value-type="string">
            <text:p>comedy,routine,parody,fantasy,hentai</text:p>
          </table:table-cell>
          <table:table-cell office:value-type="string" calcext:value-type="string">
            <text:p>https://yadi.sk/d/yPaYal5OiN43N</text:p>
          </table:table-cell>
          <table:table-cell office:value-type="string" calcext:value-type="string">
            <text:p>350.jpg</text:p>
          </table:table-cell>
        </table:table-row>
        <table:table-row table:style-name="ro1">
          <table:table-cell office:value-type="string" calcext:value-type="string">
            <text:p>Дисциплина Запись Крестового Похода (Discipline The Record of a Crusade)</text:p>
          </table:table-cell>
          <table:table-cell office:value-type="string" calcext:value-type="string">
            <text:p>Действие игры разворачивается в привилегированной академии"Святая Аркадия",куда прибывает для прохождения учебы главный герой-Хаями Такуро.Раньше это было учебное заведение только для девушек,но сейчас в нём учатся и юноши,правда,процент девушек все ещё намного выше.Главный герой поселяется в общежитии,где его соседками оказываются очаровательные девушки(а как же иначе?).Так начинается его новая жизнь,появляются друзья и недруги. К сожалению,в этом раю есть свой змей,имя которому Лиона Моримото.Дочка богатых и влиятельных родителей,младшая сестра директора академии,председатель ученического совета"Св. Аркадии"и просто избалованный ребенок.Каждый день Лиона с садистским удовольствием унижает парней и девушек - учеников академии,для некоторых учеба становится адом,а некоторым эта ситуация наоборот,приносит удовольствие. Хаями примыкает к группе студентов,которым не нравится самовластие Моримото,и этот конфликт демонстрируется в новелле.\nОсобенности игры:\n-Абсолютное отсутствие цензуры!\nПеревод к сожалению сделан на низком уровне.\nВнимание! Образ диска монтировать через соответствующую программу Daemon Tools.</text:p>
          </table:table-cell>
          <table:table-cell/>
          <table:table-cell office:value-type="string" calcext:value-type="string">
            <text:p>10-30 часов</text:p>
          </table:table-cell>
          <table:table-cell office:value-type="string" calcext:value-type="string">
            <text:p>active_soft</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romance,routine,hentai</text:p>
          </table:table-cell>
          <table:table-cell office:value-type="string" calcext:value-type="string">
            <text:p>https://yadi.sk/d/D2N2tzBhiFCXc</text:p>
          </table:table-cell>
          <table:table-cell office:value-type="string" calcext:value-type="string">
            <text:p>341.jpg</text:p>
          </table:table-cell>
        </table:table-row>
        <table:table-row table:style-name="ro1">
          <table:table-cell office:value-type="string" calcext:value-type="string">
            <text:p>Алтарь Страсти/Список Девственниц (Shukketsubo~Senaka no Oetsu~/Virgin Roster/出血簿〜鮮赤の嗚咽〜)</text:p>
          </table:table-cell>
          <table:table-cell office:value-type="string" calcext:value-type="string">
            <text:p>Ему всегда было легко с женщинами.Хорошенькие студентки безоговорочно доверяли интеллигентному преподавателю химии.Глядя на молоденьких девушек,он представлял их беспомощно распростертые юные тела,привязанные к измятой постели…Его взгляд останавливался на каждом миловидном личике–ведь любая из них могла стать его новой рабыней.Он был охотником,и на его алтаре вожделения каждый раз оказывалась новая девственная жертва…\nОсобенности игры:\n• Нестандартный сюжет и захватывающие дух эротические сцены\n• Самые непокорные девушки становятся безропотными рабынями главного героя\n• Вместо нежности чувственные отношения героев наполнены другими мучительными удовольствиями\n• Полноценный шедевр хентай-жанра без купюр!\nДанное произведение строго НЕ РЕКОМЕНДУЕТСЯ для людей с неустойчивой психикой, т.к. содержит много сцен способных повлиять на неокрепший разум.\nМнение наших авторитетных пользователей об этой новелле и я с ними полностью солидарен:\nИЧИХИМЕ: пробовал одну новеллу от Мачо Студио,название которой 'Алтарь Страсти'(Virgin Roster), 2 часа поиграл и удалил, там ГГ урод\nRAITO: Там с первых слов понятно что ГГ скотина конченная.\nВ заключение советую почитать о ней статью:\nСтатья\nСкачивать или Не скачивать, это уже ваше личное решение.\nВнимание! Образ диска монтировать через соответствующую программу Daemon Tools.\n\nЗапуск андройд версии через vile - Здесь</text:p>
          </table:table-cell>
          <table:table-cell/>
          <table:table-cell office:value-type="string" calcext:value-type="string">
            <text:p>2-10 часов</text:p>
          </table:table-cell>
          <table:table-cell office:value-type="string" calcext:value-type="string">
            <text:p>zyx</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routine,school,hentai</text:p>
          </table:table-cell>
          <table:table-cell office:value-type="string" calcext:value-type="string">
            <text:p>http://turbobit.net/7wlcwgjnpyoz.html</text:p>
          </table:table-cell>
          <table:table-cell office:value-type="string" calcext:value-type="string">
            <text:p>339.jpg</text:p>
          </table:table-cell>
        </table:table-row>
        <table:table-row table:style-name="ro1">
          <table:table-cell office:value-type="string" calcext:value-type="string">
            <text:p>Женский Клуб:Запретные Удовольствия (Hitozuma Hime Club/Secret Wives Club:Forbidden Pleasures/人妻姫倶楽部)</text:p>
          </table:table-cell>
          <table:table-cell office:value-type="string" calcext:value-type="string">
            <text:p>В приличных играх герою-скромняге нужно завоевать внимание нравящейся ему девушки(вариант:нравящихся девушек).В неприличных-много и настойчиво совершать хвостатым грызуном поступательные движения туда,сюда и обратно.В Secret Wives Club не нужно думать,все равно дадут,и не один раз.Три неудовлетворенные женушки,с которыми мы будем заниматься на протяжении игры,заявляют свои претензии в самом начале.В дальнейшем на горизонте не возникает ни одного"разговорного"выбора,развитие событий предстоит указывать естественным и явным образом."Это мои самые близкие подруги",-произнесла великолепная брюнетка,представляя его двум хорошеньким женщинам.Не успевшего еще осознать,что происходит,нашего героя уже успели связать странным обещанием:он обучит этих женщин искусству чувственного наслаждения и умению удовлетворять свои самые изощренные сексуальные прихоти.…Но,как сможет наш герой подарить восторг плотского блаженства всем троим,известно лишь Вам.\nОсобенности игры:\n-Нелинейный сюжет позволит герою добраться до финала несколькими по-разному увлекательными способами;\n-Три прелестные героини, каждая из которых входит в тайный клуб наслаждений;\n-Точный перевод диалогов и сохраненная для настоящих ценителей оригинальная японская озвучка;\n-Абсолютное отсутствие цензуры!</text:p>
          </table:table-cell>
          <table:table-cell/>
          <table:table-cell office:value-type="string" calcext:value-type="string">
            <text:p>10-30 часов</text:p>
          </table:table-cell>
          <table:table-cell office:value-type="string" calcext:value-type="string">
            <text:p>sekilala</text:p>
          </table:table-cell>
          <table:table-cell office:value-type="string" calcext:value-type="string">
            <text:p>{'гарем', 'Главный герой парень', 'Иностранный разработчик', 'Повествование от первого лица', 'симулятор'}</text:p>
          </table:table-cell>
          <table:table-cell office:value-type="string" calcext:value-type="string">
            <text:p>routine,hentai</text:p>
          </table:table-cell>
          <table:table-cell office:value-type="string" calcext:value-type="string">
            <text:p>https://yadi.sk/d/1_OYI97yiDbPE</text:p>
          </table:table-cell>
          <table:table-cell office:value-type="string" calcext:value-type="string">
            <text:p>338.jpg</text:p>
          </table:table-cell>
        </table:table-row>
        <table:table-row table:style-name="ro1">
          <table:table-cell office:value-type="string" calcext:value-type="string">
            <text:p>Невероятные приключения Трояна! 3 (Невероятные приключения Трояна! 3)</text:p>
          </table:table-cell>
          <table:table-cell office:value-type="string" calcext:value-type="string">
            <text:p>Со второй части прошёл один месяц. Жизнь Трояна и Маруси просто перевернулась с головы на ноги...Или с ног на голову? Неважно! Ещё за этот месяц успел измениться и сам Троян. Что же с ним теперь стало? Как так получилось, что он скатился на самое глубокое днище? Неужели, милый и добрый котик превратился в безразличную амёбу с параллельными извилинами в мозгу? И неужели, ничего уже не поможет вернуть замечательного котика к жизни?... Тем временем, над городом сгущались тучи. Назревает настоящая буря. Близиться судный день городка...Может, это и оживит Трояна?\n\nP.S.Перед игрой прочтите инструкцию, которая появится ярлыком на рабочем столе после установки.\nP.S.S. В версии для Windows не архив, а установщик.</text:p>
          </table:table-cell>
          <table:table-cell/>
          <table:table-cell office:value-type="string" calcext:value-type="string">
            <text:p>Менее 2 часов</text:p>
          </table:table-cell>
          <table:table-cell office:value-type="string" calcext:value-type="string">
            <text:p>akinya</text:p>
          </table:table-cell>
          <table:table-cell office:value-type="string" calcext:value-type="string">
            <text:p>{''}</text:p>
          </table:table-cell>
          <table:table-cell office:value-type="string" calcext:value-type="string">
            <text:p>comedy,action,routine,parody,adventure</text:p>
          </table:table-cell>
          <table:table-cell office:value-type="string" calcext:value-type="string">
            <text:p>https://yadi.sk/d/hfcjjZ_v3UH2QZ</text:p>
          </table:table-cell>
          <table:table-cell office:value-type="string" calcext:value-type="string">
            <text:p>336.png</text:p>
          </table:table-cell>
        </table:table-row>
        <table:table-row table:style-name="ro1">
          <table:table-cell office:value-type="string" calcext:value-type="string">
            <text:p>Любовные Процедуры/Частная медсестра (Private Nurse/プライベートナース)</text:p>
          </table:table-cell>
          <table:table-cell office:value-type="string" calcext:value-type="string">
            <text:p>Вашего героя зовут Хироки Рикидо. Он живёт один и учится в выпускном классе,но жизнь потеряла для него смысл, так как он тяжело болен. Иногда он теряет сознание прямо посреди улицы. Все попытки докторов вылечить его не дали никакого результата. Утром он идёт в школу с Аяно,которая иногда подвозит его на мопеде,в школе он спит в кабинете медсестры и не может посещать уроки физкультуры. Однажды в его жизнь входит Мария-частная медсестра. Она сообщила Хироки,что его мать наняла её чтобы она заботилась о нем. Она будет жить с ним в его квартире в течении месяца.Хироки решает дать ей испытательный срок. Если его состояние улучшится, он позволит ей остаться с ним в течение месяца.Мария принимает его предложение.Аяно тихо наблюдает со смешанными чувствами.Хентай занимает в игре последнее место,до него вы доберётесь очень не скоро. Всего в игре 4 концовки.\nВнимание! В игре отсутствует музыка,данную проблему можно решить двумя способами:\n1)Тут описана методика возвращения музыки в игру:\nЧитаем\n2)Либо скачать второй диск с фоновой музыкой:\nСкачать\nНе знаю какой из этих способов сможет помочь наверняка.</text:p>
          </table:table-cell>
          <table:table-cell/>
          <table:table-cell office:value-type="string" calcext:value-type="string">
            <text:p>10-30 часов</text:p>
          </table:table-cell>
          <table:table-cell office:value-type="string" calcext:value-type="string">
            <text:p>angel_smile</text:p>
          </table:table-cell>
          <table:table-cell office:value-type="string" calcext:value-type="string">
            <text:p>{'Главный герой парень', 'Иностранный разработчик', 'Повествование от первого лица'}</text:p>
          </table:table-cell>
          <table:table-cell office:value-type="string" calcext:value-type="string">
            <text:p>drama,romance,routine,school,hentai</text:p>
          </table:table-cell>
          <table:table-cell office:value-type="string" calcext:value-type="string">
            <text:p>http://turbobit.net/ps46hbzle9cm.html</text:p>
          </table:table-cell>
          <table:table-cell office:value-type="string" calcext:value-type="string">
            <text:p>335.jpg</text:p>
          </table:table-cell>
        </table:table-row>
        <table:table-row table:style-name="ro1">
          <table:table-cell office:value-type="string" calcext:value-type="string">
            <text:p>Баччикои! Новые истории (Bacchikoi! Expansion pack)</text:p>
          </table:table-cell>
          <table:table-cell office:value-type="string" calcext:value-type="string">
            <text:p>Дополнение к игре "Баччикои!", под названием "Bacchikoi! Expansion pack". Оно представлено в виде отдельного игрового клиента, где собраны новые сцены с нам уже знакомыми мальчиками, а так же множество ответвлений с участием тренера Генджи. Само дополнение не является полноценной новеллой, там нет выборов в диалогах и цельной сюжетной линии. Но повествование присутствует. Это нужно рассматривать именно как бонус к оригинальному "Баччикои!".\nДополнительная информация:\nБонусные СG открываются в секретном меню. Секретная галерея открывается по щелчку на свисток Генджи в главном меню.\n\nЕсли есть проблемы со скачиванием или переводом можно обратится в группу Kae pro.</text:p>
          </table:table-cell>
          <table:table-cell/>
          <table:table-cell office:value-type="string" calcext:value-type="string">
            <text:p>Менее 2 часов</text:p>
          </table:table-cell>
          <table:table-cell office:value-type="string" calcext:value-type="string">
            <text:p>blackmonkey_pro</text:p>
          </table:table-cell>
          <table:table-cell office:value-type="string" calcext:value-type="string">
            <text:p>{'Главный герой парень', 'бара', 'Повествование от первого лица', 'Иностранный разработчик', 'бейсбол', 'яой'}</text:p>
          </table:table-cell>
          <table:table-cell office:value-type="string" calcext:value-type="string">
            <text:p>routine,school</text:p>
          </table:table-cell>
          <table:table-cell office:value-type="string" calcext:value-type="string">
            <text:p>http://www.mediafire.com/file/31f1yn9b6dbor9v/Bacchikoi_Expansion_Pack.rar/file</text:p>
          </table:table-cell>
          <table:table-cell office:value-type="string" calcext:value-type="string">
            <text:p>326.jpg</text:p>
          </table:table-cell>
        </table:table-row>
        <table:table-row table:style-name="ro1">
          <table:table-cell office:value-type="string" calcext:value-type="string">
            <text:p>Сладкий Османтус (Shan Gui / Sweet Osmanthus)</text:p>
          </table:table-cell>
          <table:table-cell office:value-type="string" calcext:value-type="string">
            <text:p>Shan Gui - потрясающая визуальная новелла с трогательной историей, которая не оставит равнодушным никого. Авторы игры поднимают вопросы любви и природы, взаимоотношений между людьми в целом, а также чувства и эмоции который каждый оставляет после себя при общении с другим человеком.\nОбычная девочка, Хань Хуэй ,которая, только недавно поступила в университет отправляется в удивительное место на Пурпурную гору. Это место очень красиво, и его по праву можно назвать «Ботаническим парком». Но, она отправилась туда не просто так, дело в том, что это место, её самое яркое воспоминание о детстве. А у девочки не так давно, умер отец. И ей нужно разобраться прежде всего в себе...\nНо, Shan Gui - это не просто грустная история и красивая природа. У этой истории есть и своя надежда. В горах Хань Хуэй, встречает маленькую девочку Хэ Цзя. Хэ Цзя берется показать Хань Хуэй окрестности, и помочь ей найти место из ее детства. Но кто мог знать, что девочки найдут в горах, совсем не то, что искали...\n\nДополнительная информация: В последней версии появилась возможность переключения между графикой из оригинала и графикой из ремейка. Для переключения зайдите в настройки и нажмите на верхнюю строчку - "Magenta Factory July 2014".\n\n\n\n\n\n\n\n\n\n\n\n:</text:p>
          </table:table-cell>
          <table:table-cell/>
          <table:table-cell office:value-type="string" calcext:value-type="string">
            <text:p>Менее 2 часов</text:p>
          </table:table-cell>
          <table:table-cell office:value-type="string" calcext:value-type="string">
            <text:p>magenta_factory</text:p>
          </table:table-cell>
          <table:table-cell office:value-type="string" calcext:value-type="string">
            <text:p>{'Повествование от первого лица', 'Главный герой девушка', 'Иностранный разработчик'}</text:p>
          </table:table-cell>
          <table:table-cell office:value-type="string" calcext:value-type="string">
            <text:p>mystic,routine</text:p>
          </table:table-cell>
          <table:table-cell office:value-type="string" calcext:value-type="string">
            <text:p>https://drive.google.com/file/d/1ZyaNtJlmBW49OkxZ6gKmBo146b7W9UAw/view?usp=sharing</text:p>
          </table:table-cell>
          <table:table-cell office:value-type="string" calcext:value-type="string">
            <text:p>325.jpg</text:p>
          </table:table-cell>
        </table:table-row>
        <table:table-row table:style-name="ro1">
          <table:table-cell office:value-type="string" calcext:value-type="string">
            <text:p>Бездомный парень</text:p>
          </table:table-cell>
          <table:table-cell office:value-type="string" calcext:value-type="string">
            <text:p>Главная героиня - Мицуки - неравнодушна к своему однокласснику, но все никак не может набраться храбрости, и признаться ему в своих чувствах. Возможно, все бы и не сдвинулось с мертвой точки, не случись событие, послужившее началом данной истории.\nНовелла представляет собой небольшую комедийно-романтическую историю, исход которой предстоит определить читателю. Всего в игре присутствует 13 концовок, каждая из которых раскрывает некоторые аспекты сюжета, не затронутые в основной линии повествования.\nОбщее прохождение занимает примерно 1,5 часа.</text:p>
          </table:table-cell>
          <table:table-cell/>
          <table:table-cell office:value-type="string" calcext:value-type="string">
            <text:p>Менее 2 часов</text:p>
          </table:table-cell>
          <table:table-cell office:value-type="string" calcext:value-type="string">
            <text:p>kink_again</text:p>
          </table:table-cell>
          <table:table-cell office:value-type="string" calcext:value-type="string">
            <text:p>{''}</text:p>
          </table:table-cell>
          <table:table-cell office:value-type="string" calcext:value-type="string">
            <text:p>drama,comedy,romance,mystic,routine,school</text:p>
          </table:table-cell>
          <table:table-cell office:value-type="string" calcext:value-type="string">
            <text:p>https://yadi.sk/d/DKrXqiadhwJF6</text:p>
          </table:table-cell>
          <table:table-cell office:value-type="string" calcext:value-type="string">
            <text:p>324.jpg</text:p>
          </table:table-cell>
        </table:table-row>
        <table:table-row table:style-name="ro1">
          <table:table-cell office:value-type="string" calcext:value-type="string">
            <text:p>Sakura Angels</text:p>
          </table:table-cell>
          <table:table-cell office:value-type="string" calcext:value-type="string">
            <text:p>Перед двумя девушками, наделёнными магическими способностями, стоит задача спасти главного героя от лап таинственной ведьмы и древнего зла, давным-давно запечатанного его предками. Что же эта ведьма хочет от нашего главного героя?</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Sakura', 'Главный герой парень', 'Иностранный разработчик', 'Повествование от первого лица'}</text:p>
          </table:table-cell>
          <table:table-cell office:value-type="string" calcext:value-type="string">
            <text:p>comedy,romance,fiction,ecchi</text:p>
          </table:table-cell>
          <table:table-cell office:value-type="string" calcext:value-type="string">
            <text:p>https://yadi.sk/d/rgsUeAMvtP8oD</text:p>
          </table:table-cell>
          <table:table-cell office:value-type="string" calcext:value-type="string">
            <text:p>323.jpg</text:p>
          </table:table-cell>
        </table:table-row>
        <table:table-row table:style-name="ro1">
          <table:table-cell office:value-type="string" calcext:value-type="string">
            <text:p>KONA Project</text:p>
          </table:table-cell>
          <table:table-cell office:value-type="string" calcext:value-type="string">
            <text:p>Молодая девушка Кавасаки Коната попадает в неизвестную ей больницу,в которой проводит столь длительное время, что постепенно теряет память.Её единственный собеседник-служебный дроид,который,как выясняется,может иметь свое,никому не известное мнение.С каждым забытым Конатой моментом жизни ей все сильнее и сильнее хочется вернуться в мир,от которого она изолирована.Мир,который никогда не будет звать её по имени.\n***Ссылка обновлена!***</text:p>
          </table:table-cell>
          <table:table-cell/>
          <table:table-cell office:value-type="string" calcext:value-type="string">
            <text:p>2-10 часов</text:p>
          </table:table-cell>
          <table:table-cell office:value-type="string" calcext:value-type="string">
            <text:p>azunelabs</text:p>
          </table:table-cell>
          <table:table-cell office:value-type="string" calcext:value-type="string">
            <text:p>{'Главный герой девушка', 'отечественный разработчик'}</text:p>
          </table:table-cell>
          <table:table-cell office:value-type="string" calcext:value-type="string">
            <text:p>drama,routine</text:p>
          </table:table-cell>
          <table:table-cell office:value-type="string" calcext:value-type="string">
            <text:p>https://yadi.sk/d/yDAfJ1-Mr7tY_A</text:p>
          </table:table-cell>
          <table:table-cell office:value-type="string" calcext:value-type="string">
            <text:p>322.jpg</text:p>
          </table:table-cell>
        </table:table-row>
        <table:table-row table:style-name="ro1">
          <table:table-cell office:value-type="string" calcext:value-type="string">
            <text:p>Когда плачут цикады: Ответы (Higurashi no Naku Koro ni: Kai)</text:p>
          </table:table-cell>
          <table:table-cell office:value-type="string" calcext:value-type="string">
            <text:p>Продолжение новеллы "Когда плачут цикады"\n\nДействие происходит вокруг праздника Ватанагаси, где уже 4 года подряд на каждый праздник находят одного жестоко убитого человека, а второй пропадает безвести.\n1983 год, в деревню Хинамидзава переезжает Кэйити Маэбара. Он быстро входит в дружный коллектив школьного клуба. Но, внезапно, ему начинают открываться загадки, которыми насыщена не только сама деревня, но и, почти, каждый житель.\nДополнительная информация:\nПо ссылкам на скачивание представлено два варианта новеллы - с оригинальной графикой и графикой из ремейка(Matsuri).</text:p>
          </table:table-cell>
          <table:table-cell/>
          <table:table-cell office:value-type="string" calcext:value-type="string">
            <text:p>Более 50 часов</text:p>
          </table:table-cell>
          <table:table-cell office:value-type="string" calcext:value-type="string">
            <text:p>07th_expansion</text:p>
          </table:table-cell>
          <table:table-cell office:value-type="string" calcext:value-type="string">
            <text:p>{'Русский'}</text:p>
          </table:table-cell>
          <table:table-cell office:value-type="string" calcext:value-type="string">
            <text:p>drama,comedy,horror,detective,mystic,routine</text:p>
          </table:table-cell>
          <table:table-cell office:value-type="string" calcext:value-type="string">
            <text:p>https://yadi.sk/d/intMc2m7sXj7v</text:p>
          </table:table-cell>
          <table:table-cell office:value-type="string" calcext:value-type="string">
            <text:p>320.png</text:p>
          </table:table-cell>
        </table:table-row>
        <table:table-row table:style-name="ro1">
          <table:table-cell office:value-type="string" calcext:value-type="string">
            <text:p>Красная шапочка (История волка) (Li'l Red (A Wolf's Tale))</text:p>
          </table:table-cell>
          <table:table-cell office:value-type="string" calcext:value-type="string">
            <text:p>Сказка, основанная на истории о Красной Шапочке Шарля Перро с добавлением элементов народных сказаний.</text:p>
          </table:table-cell>
          <table:table-cell/>
          <table:table-cell office:value-type="string" calcext:value-type="string">
            <text:p>Менее 2 часов</text:p>
          </table:table-cell>
          <table:table-cell office:value-type="string" calcext:value-type="string">
            <text:p>donmai</text:p>
          </table:table-cell>
          <table:table-cell office:value-type="string" calcext:value-type="string">
            <text:p>{'Иностранный разработчик', 'Главный герой девушка', 'Повествование от третьего лица'}</text:p>
          </table:table-cell>
          <table:table-cell office:value-type="string" calcext:value-type="string">
            <text:p>drama,fantasy</text:p>
          </table:table-cell>
          <table:table-cell office:value-type="string" calcext:value-type="string">
            <text:p>https://yadi.sk/d/F6xpVxyvhh9WC</text:p>
          </table:table-cell>
          <table:table-cell office:value-type="string" calcext:value-type="string">
            <text:p>319.jpg</text:p>
          </table:table-cell>
        </table:table-row>
        <table:table-row table:style-name="ro1">
          <table:table-cell office:value-type="string" calcext:value-type="string">
            <text:p>Men at Work! 2</text:p>
          </table:table-cell>
          <table:table-cell office:value-type="string" calcext:value-type="string">
            <text:p>Школа охотников. Она была основана для обучения охотников на монстров. Но, попав туда, Клиф обнаруживает, что несмотря на величественное название, это всего лишь обычное старое здание, да и пара великих охотников, что должны быть там учителями, отправились в другой город, расследовать странные происшествия. К тому же, все кандидаты в охотники, кроме Клифа — девушки... По воле судьбы, Клиф становится в академии главным, и остаётся наедине с ними…\nДополнительная информация:\nПеревод находится в стадии альфа версии, поэтому в переводе может, встречается достаточно большое количество опечаток, ошибок как грамматических, так и стилистических.\nВ настоящий момент проект заморожен и продолжение работ над завершением перевода не ведётся.</text:p>
          </table:table-cell>
          <table:table-cell/>
          <table:table-cell office:value-type="string" calcext:value-type="string">
            <text:p>10-30 часов</text:p>
          </table:table-cell>
          <table:table-cell office:value-type="string" calcext:value-type="string">
            <text:p>studio_e.go!</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romance,adventure,fantasy,hentai</text:p>
          </table:table-cell>
          <table:table-cell office:value-type="string" calcext:value-type="string">
            <text:p>https://yadi.sk/d/eW7Ddfzahbtxw</text:p>
          </table:table-cell>
          <table:table-cell office:value-type="string" calcext:value-type="string">
            <text:p>316.jpg</text:p>
          </table:table-cell>
        </table:table-row>
        <table:table-row table:style-name="ro1">
          <table:table-cell office:value-type="string" calcext:value-type="string">
            <text:p>Времена роз и пушек (Rose Guns Days: The Best)</text:p>
          </table:table-cell>
          <table:table-cell office:value-type="string" calcext:value-type="string">
            <text:p>4 сезона и дополнительная история. Версия от 07.07.2019\n\n1944-й год. Из-за постигшего всю страну стихийного бедствия Вторая мировая война для Японии неожиданно подошла к концу. Сославшись на гуманитарные соображения, американо-китайская союзная армия предложила безоговорочно прекратить военные действия и в целях возрождения разрушенной страны оккупировала согласившихся японцев.\n\nЧтобы Япония в будущем не стала причиной новой американо-китайской войны, американцы и китайцы разделили страну не на две части, а на две правительственные шахматные доски с замысловатой расстановкой фигур. И те, и другие стремились скорее закончить послевоенную реконструкцию, дабы доказать превосходство своей нации.\n\nТак менее чем через несколько лет Япония оправилась от разрухи, однако военные округа китайцев превратились в китайские кварталы, а американцы на территориях под своим управлением провели американизацию, и от Японии не осталось и следа.\n\nИз-за притока американских и китайских иммигрантов японцы оказались в меньшинстве. Они остались без родины, и им пришлось жить на новой, чужой земле под названием «Япония».\n\nЯпонцы стали народом погибшей страны. Но всё же они собрались вместе и проворно выживают...\n\nУстраивайся поудобнее.\nИтак... С чего бы начать?\n\nСперва расскажу, как появился тот, кого назвали легендой.\nЕсли бы не его встреча с Роуз, ничего бы не было.\n\nОни встретились весной 1947-го...</text:p>
          </table:table-cell>
          <table:table-cell/>
          <table:table-cell office:value-type="string" calcext:value-type="string">
            <text:p>Более 50 часов</text:p>
          </table:table-cell>
          <table:table-cell office:value-type="string" calcext:value-type="string">
            <text:p>07th_expansion</text:p>
          </table:table-cell>
          <table:table-cell office:value-type="string" calcext:value-type="string">
            <text:p>{'Русский'}</text:p>
          </table:table-cell>
          <table:table-cell office:value-type="string" calcext:value-type="string">
            <text:p>drama,action</text:p>
          </table:table-cell>
          <table:table-cell office:value-type="string" calcext:value-type="string">
            <text:p>https://drive.google.com/file/d/1Ll2jw9ggqoYlBLRZf_jIfKpH5j4hX74U/view</text:p>
          </table:table-cell>
          <table:table-cell office:value-type="string" calcext:value-type="string">
            <text:p>315.jpg</text:p>
          </table:table-cell>
        </table:table-row>
        <table:table-row table:style-name="ro1">
          <table:table-cell office:value-type="string" calcext:value-type="string">
            <text:p>Кто же Майк? (Who is Mike?)</text:p>
          </table:table-cell>
          <table:table-cell office:value-type="string" calcext:value-type="string">
            <text:p>Вы приходите в себя с болью в голове. Перед вами человек, который в точности похож на вас и который обвиняет вас в том, что вы - фальшивка. Кто лжёт, а кто говорит правду? Кто из вас двоих настоящий Майк?\nВ конечном итоге вы должны ответить на вопрос: "Кто же Майк?"\n\nДополнительная информация:\nПо ссылкам на скачивание представлено два варианта новеллы - в переводе группы "Red Lotus" (релиз перевода вышел 8 июня 2015) и в переводе группы R11 Team" (релиз перевода вышел 19 июня 2015).</text:p>
          </table:table-cell>
          <table:table-cell/>
          <table:table-cell office:value-type="string" calcext:value-type="string">
            <text:p>Менее 2 часов</text:p>
          </table:table-cell>
          <table:table-cell office:value-type="string" calcext:value-type="string">
            <text:p>fervent_studio</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horror,mystic</text:p>
          </table:table-cell>
          <table:table-cell office:value-type="string" calcext:value-type="string">
            <text:p>https://yadi.sk/d/UlUXNK88kzNAR</text:p>
          </table:table-cell>
          <table:table-cell office:value-type="string" calcext:value-type="string">
            <text:p>314.jpg</text:p>
          </table:table-cell>
        </table:table-row>
        <table:table-row table:style-name="ro1">
          <table:table-cell office:value-type="string" calcext:value-type="string">
            <text:p>Черный подсолнух</text:p>
          </table:table-cell>
          <table:table-cell office:value-type="string" calcext:value-type="string">
            <text:p>Он и она – полные противоположности.\nОни живут в одном городе, учатся в одной школе, но находятся в совершенно разных мирах.\nОднажды знойным летним днем они рисуют картины… Две полностью противоположные картины сразу же решают отправить на художественный конкурс.\nТак, наконец, два мира пересекаются друг с другом. Но смогут ли абсолютно разные люди понять и принять друг друга?</text:p>
          </table:table-cell>
          <table:table-cell/>
          <table:table-cell office:value-type="string" calcext:value-type="string">
            <text:p>2-10 часов</text:p>
          </table:table-cell>
          <table:table-cell office:value-type="string" calcext:value-type="string">
            <text:p>keirin</text:p>
          </table:table-cell>
          <table:table-cell office:value-type="string" calcext:value-type="string">
            <text:p>{''}</text:p>
          </table:table-cell>
          <table:table-cell office:value-type="string" calcext:value-type="string">
            <text:p>drama,romance,routine,school</text:p>
          </table:table-cell>
          <table:table-cell office:value-type="string" calcext:value-type="string">
            <text:p>https://yadi.sk/d/PvoxEoTPh8saC</text:p>
          </table:table-cell>
          <table:table-cell office:value-type="string" calcext:value-type="string">
            <text:p>313.png</text:p>
          </table:table-cell>
        </table:table-row>
        <table:table-row table:style-name="ro1">
          <table:table-cell office:value-type="string" calcext:value-type="string">
            <text:p>Мой первый парень -Сатору- (Hatsukare Ecchi ~Visual Drama~ Satoru Hen)</text:p>
          </table:table-cell>
          <table:table-cell office:value-type="string" calcext:value-type="string">
            <text:p>Ещё будучи ученицей старшей школы, главная героиня призналась Сатору, что любит его, и они начали встречаться спустя несколько дней. И эти двое, возвращаясь из института, решают зайти к Сатору домой, чтобы впервые устроить там свидание. Как обычно они зайдут по пути в комбини, болтая о всяких пустяках, но как только они останутся вдвоём в его комнате, смогут ли сохранить прежнюю непринуждённость?\n© Kae Pro\n\nДополнительная информация: Устанавливать новеллу и играть ТОЛЬКО из японской локали (AppLocale не подойдёт). Если включите на русской - то стабильная работа игры по части отображения фонов/персонажа и звучания фраз не гарантируется.</text:p>
          </table:table-cell>
          <table:table-cell/>
          <table:table-cell office:value-type="string" calcext:value-type="string">
            <text:p>Менее 2 часов</text:p>
          </table:table-cell>
          <table:table-cell office:value-type="string" calcext:value-type="string">
            <text:p>stella_worth</text:p>
          </table:table-cell>
          <table:table-cell office:value-type="string" calcext:value-type="string">
            <text:p>{'Русский'}</text:p>
          </table:table-cell>
          <table:table-cell office:value-type="string" calcext:value-type="string">
            <text:p>romance,routine,hentai</text:p>
          </table:table-cell>
          <table:table-cell office:value-type="string" calcext:value-type="string">
            <text:p>https://drive.google.com/file/d/0B9-Pzk5tqnfMOVJ2cWtKWXhDVEE/view?pli=1</text:p>
          </table:table-cell>
          <table:table-cell office:value-type="string" calcext:value-type="string">
            <text:p>312.jpg</text:p>
          </table:table-cell>
        </table:table-row>
        <table:table-row table:style-name="ro1">
          <table:table-cell office:value-type="string" calcext:value-type="string">
            <text:p>Кровавый идол Вакабаяси-кун! (Blood Idol Wakabayashi-kun!)</text:p>
          </table:table-cell>
          <table:table-cell office:value-type="string" calcext:value-type="string">
            <text:p>Эта игра про Вакабаяси: обычного школьника, который встретил волшебного Кролика Танаку, который предложил ему исполнить его желание, но за особую плату: стать идолом №1 в мире. Помогите Вакабаяси (или нет) исполнить его желание и стать идолом!\nИзначально игра задумывалась как первоапрельская шутка.</text:p>
          </table:table-cell>
          <table:table-cell/>
          <table:table-cell office:value-type="string" calcext:value-type="string">
            <text:p>Менее 2 часов</text:p>
          </table:table-cell>
          <table:table-cell office:value-type="string" calcext:value-type="string">
            <text:p>tokimekiwaku</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comedy,parody</text:p>
          </table:table-cell>
          <table:table-cell office:value-type="string" calcext:value-type="string">
            <text:p>https://yadi.sk/d/hOv70ds_gi8Eh</text:p>
          </table:table-cell>
          <table:table-cell office:value-type="string" calcext:value-type="string">
            <text:p>311.jpg</text:p>
          </table:table-cell>
        </table:table-row>
        <table:table-row table:style-name="ro1">
          <table:table-cell office:value-type="string" calcext:value-type="string">
            <text:p>Сестренка цундере (Tsundere na Imouto)</text:p>
          </table:table-cell>
          <table:table-cell office:value-type="string" calcext:value-type="string">
            <text:p>В жизни простого японского школьника Нитты Казуки все пошло не так. Казалось бы, его младшая сестра Рина терпеть его не может. Но тогда почему она преследует его и в школе и дома?\nЧто он сам чувствует по отношению к ней?\nЭто порой смешная, а порой и трогательная история любви между братом и сестрой.\n\nАльтернативная ссылка на скачивание\nЕсли у вас возникли проблемы с запуском новеллы, перекачайте перевод по ссылке из блога и переустановите его.</text:p>
          </table:table-cell>
          <table:table-cell/>
          <table:table-cell office:value-type="string" calcext:value-type="string">
            <text:p>2-10 часов</text:p>
          </table:table-cell>
          <table:table-cell office:value-type="string" calcext:value-type="string">
            <text:p>babel</text:p>
          </table:table-cell>
          <table:table-cell office:value-type="string" calcext:value-type="string">
            <text:p>{'инцест', 'хентай', 'Главный герой парень', 'Повествование от первого лица', 'лоли', 'Иностранный разработчик', 'Эроге', 'нукиге'}</text:p>
          </table:table-cell>
          <table:table-cell office:value-type="string" calcext:value-type="string">
            <text:p>romance,routine,school,hentai</text:p>
          </table:table-cell>
          <table:table-cell office:value-type="string" calcext:value-type="string">
            <text:p>https://yadi.sk/d/IA0jbqIxgevut</text:p>
          </table:table-cell>
          <table:table-cell office:value-type="string" calcext:value-type="string">
            <text:p>309.jpg</text:p>
          </table:table-cell>
        </table:table-row>
        <table:table-row table:style-name="ro1">
          <table:table-cell office:value-type="string" calcext:value-type="string">
            <text:p>Смертельная привязанность (Deadly Attachment)</text:p>
          </table:table-cell>
          <table:table-cell office:value-type="string" calcext:value-type="string">
            <text:p>Прошло 4 года с того момента, как Саманта в последний раз видела своего сводного брата Даниэля. Вдруг он возвращается домой со своей новой девушкой Джессикой, чтобы отпраздновать 18-летие своей сестры. Саманта счастлива, ведь ужасно скучала по брату, но их воссоединению помешало известие о смерти Джесс. Полиция утверждает, что это было ограбление, но Саманта начинает собственное расследование.</text:p>
          </table:table-cell>
          <table:table-cell/>
          <table:table-cell office:value-type="string" calcext:value-type="string">
            <text:p>Менее 2 часов</text:p>
          </table:table-cell>
          <table:table-cell office:value-type="string" calcext:value-type="string">
            <text:p>dotama_studio</text:p>
          </table:table-cell>
          <table:table-cell office:value-type="string" calcext:value-type="string">
            <text:p>{'Иностранный разработчик', 'Главный герой девушка', 'Повествование от первого лица'}</text:p>
          </table:table-cell>
          <table:table-cell office:value-type="string" calcext:value-type="string">
            <text:p>detective</text:p>
          </table:table-cell>
          <table:table-cell office:value-type="string" calcext:value-type="string">
            <text:p>https://yadi.sk/d/B8x4dBcqgFy2u</text:p>
          </table:table-cell>
          <table:table-cell office:value-type="string" calcext:value-type="string">
            <text:p>306.jpg</text:p>
          </table:table-cell>
        </table:table-row>
        <table:table-row table:style-name="ro1">
          <table:table-cell office:value-type="string" calcext:value-type="string">
            <text:p>Tsukihime Plus+Disc</text:p>
          </table:table-cell>
          <table:table-cell office:value-type="string" calcext:value-type="string">
            <text:p>Фандиск включает в себя две романтически-иронические истории и одну серьёзную побочную историю, а также бонусы в виде обоев для поклонников оригинальной новеллы.</text:p>
          </table:table-cell>
          <table:table-cell/>
          <table:table-cell office:value-type="string" calcext:value-type="string">
            <text:p>Менее 2 часов</text:p>
          </table:table-cell>
          <table:table-cell office:value-type="string" calcext:value-type="string">
            <text:p>type-moon</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comedy,mystic</text:p>
          </table:table-cell>
          <table:table-cell office:value-type="string" calcext:value-type="string">
            <text:p>https://yadi.sk/d/sZP9U2BXgDvQb</text:p>
          </table:table-cell>
          <table:table-cell office:value-type="string" calcext:value-type="string">
            <text:p>305.jpg</text:p>
          </table:table-cell>
        </table:table-row>
        <table:table-row table:style-name="ro1">
          <table:table-cell office:value-type="string" calcext:value-type="string">
            <text:p>Твой, Безграничный Разум. Глава I: Мы (Your, Endless Mind)</text:p>
          </table:table-cell>
          <table:table-cell office:value-type="string" calcext:value-type="string">
            <text:p>Ты действительно хочешь узнать? Необходимо понимать - обратного пути нет. Здесь каждый твой поступок имеет последствия. Думаешь, что знаешь о себе все? Я докажу тебе, что это не так. Ты готов? Он уже ждет. Твой, Безграничный Разум.\n\nДоп. Информация:\n*Данный проект является продолжением визуальной новеллы Tulpa: Imagination Games, поэтому для целостного восприятия сюжета настоятельно рекомендуется ознакомиться с предыдущей работой.\n*Так же рекомендуется прохождение игры в наушниках, для поддержания соответствующей атмосферы.\n*Разработка игры ведется по главам, то есть, путем создания новеллы по частям. Таким образом, сейчас перед вами не готовый продукт, а лишь его часть, первая глава.\n*И главное - не выключайте игру после титров. Вас ждет кое-что интересное.</text:p>
          </table:table-cell>
          <table:table-cell/>
          <table:table-cell office:value-type="string" calcext:value-type="string">
            <text:p>Менее 2 часов</text:p>
          </table:table-cell>
          <table:table-cell office:value-type="string" calcext:value-type="string">
            <text:p>midery</text:p>
          </table:table-cell>
          <table:table-cell office:value-type="string" calcext:value-type="string">
            <text:p>{''}</text:p>
          </table:table-cell>
          <table:table-cell office:value-type="string" calcext:value-type="string">
            <text:p>drama,romance,detective,mystic,routine</text:p>
          </table:table-cell>
          <table:table-cell office:value-type="string" calcext:value-type="string">
            <text:p>https://yadi.sk/d/2ErlJD2Cg3jFN</text:p>
          </table:table-cell>
          <table:table-cell office:value-type="string" calcext:value-type="string">
            <text:p>303.jpg</text:p>
          </table:table-cell>
        </table:table-row>
        <table:table-row table:style-name="ro1">
          <table:table-cell office:value-type="string" calcext:value-type="string">
            <text:p>Маленькие проказники! (Little Busters!)</text:p>
          </table:table-cell>
          <table:table-cell office:value-type="string" calcext:value-type="string">
            <text:p>История повествует о Наоэ Рики, ученике старшей школы, в детстве лишившегося родителей и потерявшего веру в жизнь, но вновь обретшего её после знакомства с четырьмя ребятами, называвшими себя "Маленькие проказники". Общаясь и играя с ними, Рики смог пережить терзавшую его боль и вернуться к нормальной жизни. События новеллы происходят в предвыпускном одиннадцатом классе. Ребята по-прежнему дружны и наслаждаются школьной жизнью, но не за горами расставание... Чтобы провести последние школьные годы по полной, они решают сделать невероятное – собрать команду и сыграть в бейсбол!\n\nВнимание! Это стандартная версия игры с патчем 1.0, который не обновлялся с момента выхода. Патч будет обновлен уже при переводе Perfect Edition, где будут включены 3 новых рута.</text:p>
          </table:table-cell>
          <table:table-cell/>
          <table:table-cell office:value-type="string" calcext:value-type="string">
            <text:p>Более 50 часов</text:p>
          </table:table-cell>
          <table:table-cell office:value-type="string" calcext:value-type="string">
            <text:p>key</text:p>
          </table:table-cell>
          <table:table-cell office:value-type="string" calcext:value-type="string">
            <text:p>{'Накиге', 'Иностранный разработчик', 'бейсбол', 'Есть истинная концовка'}</text:p>
          </table:table-cell>
          <table:table-cell office:value-type="string" calcext:value-type="string">
            <text:p>drama,comedy,romance,mystic,routine,school</text:p>
          </table:table-cell>
          <table:table-cell office:value-type="string" calcext:value-type="string">
            <text:p>https://docs.google.com/uc?id=0B9-Pzk5tqnfMWHBfT0xLNXdrcXc&amp;export=download</text:p>
          </table:table-cell>
          <table:table-cell office:value-type="string" calcext:value-type="string">
            <text:p>301.png</text:p>
          </table:table-cell>
        </table:table-row>
        <table:table-row table:style-name="ro1">
          <table:table-cell office:value-type="string" calcext:value-type="string">
            <text:p>Насмешка сердца: Встреча (Grinning Heart: The Meeting)</text:p>
          </table:table-cell>
          <table:table-cell office:value-type="string" calcext:value-type="string">
            <text:p>Простенькая кинетическая новелла о вампире и потерявшейся путешественнице. И о том, как они любят друг друга. Нет! В этой игре не будет такого клише. Игра о том, как вампир обманул путешественницу. История начинается со скучающего вампира, который живёт в своём замке вот уже тысячи лет. И очень хочет, чтобы в его жизни появилось что-нибудь новое.\nВнезапно в его жизни появляется неожиданное обстоятельство - путешественница.\nНо и сама путешественница не так проста. Она - известная охотница на красавцев-мужчин. Она колесит по всему миру и фотографирует красавчиков. И именно вампир будет её следующей жертвой.\nВсё было хорошо, пока путешественница не узнала, что вампир может читать её мысли.</text:p>
          </table:table-cell>
          <table:table-cell/>
          <table:table-cell office:value-type="string" calcext:value-type="string">
            <text:p>Менее 2 часов</text:p>
          </table:table-cell>
          <table:table-cell office:value-type="string" calcext:value-type="string">
            <text:p>ngareci</text:p>
          </table:table-cell>
          <table:table-cell office:value-type="string" calcext:value-type="string">
            <text:p>{'Иностранный разработчик', 'Главный герой девушка', 'Повествование от третьего лица'}</text:p>
          </table:table-cell>
          <table:table-cell office:value-type="string" calcext:value-type="string">
            <text:p>comedy,romance,mystic,parody,adventure,fantasy</text:p>
          </table:table-cell>
          <table:table-cell office:value-type="string" calcext:value-type="string">
            <text:p>https://cloud.mail.ru/public/GL6k/RdKB7Z9Nk</text:p>
          </table:table-cell>
          <table:table-cell office:value-type="string" calcext:value-type="string">
            <text:p>299.png</text:p>
          </table:table-cell>
        </table:table-row>
        <table:table-row table:style-name="ro1">
          <table:table-cell office:value-type="string" calcext:value-type="string">
            <text:p>Романтичный детектив (Romance Detective)</text:p>
          </table:table-cell>
          <table:table-cell office:value-type="string" calcext:value-type="string">
            <text:p>В музее города Лавблум украли вазу. К делу приступает Романтичный детектив вместе со своим напарником, Романтичным копом. Вам предстоит раскрыть это дело любви и найти преступника.</text:p>
          </table:table-cell>
          <table:table-cell/>
          <table:table-cell office:value-type="string" calcext:value-type="string">
            <text:p>Менее 2 часов</text:p>
          </table:table-cell>
          <table:table-cell office:value-type="string" calcext:value-type="string">
            <text:p>nomnomnami</text:p>
          </table:table-cell>
          <table:table-cell office:value-type="string" calcext:value-type="string">
            <text:p>{'Иностранный разработчик', 'Главный герой девушка', 'сёдзё-ай', 'Повествование от первого лица'}</text:p>
          </table:table-cell>
          <table:table-cell office:value-type="string" calcext:value-type="string">
            <text:p>comedy,romance</text:p>
          </table:table-cell>
          <table:table-cell office:value-type="string" calcext:value-type="string">
            <text:p>https://yadi.sk/d/2viYc1XFeLHai</text:p>
          </table:table-cell>
          <table:table-cell office:value-type="string" calcext:value-type="string">
            <text:p>298.jpg</text:p>
          </table:table-cell>
        </table:table-row>
        <table:table-row table:style-name="ro1">
          <table:table-cell office:value-type="string" calcext:value-type="string">
            <text:p>Баччикои! (Bacchikoi!)</text:p>
          </table:table-cell>
          <table:table-cell office:value-type="string" calcext:value-type="string">
            <text:p>У новеллы есть дополнение "Bacchikoi! Expansion pack",\nТошу Канада перевелся в новую школу, как и любому подростку в такой ситуации, ему хочется обзавестись друзьями и найти общий язык с одноклассниками. Кроме того, он очень любит бейсбол, давно им занимается и мечтает играть в команде. На свое счастье, он попадает в бейсбольный клуб, где его ждут новые знакомства и подготовка к матчу этого сезона! Но все ли будет так просто? У капитана команды полно забот о младшем брате и семье, а тот веселый мальчик почему-то всегда один... И кто эта странная девочка с нелепым аксессуаром?\nВам выбирать, кому уделить больше времени, с кем поговорить по душам или же напротив, проигнорировать. А быть может, вы и вовсе не желаете общаться? Друзья откроют свое сердце, только если вы убедите их в своей искренности и поддержите в трудную минуту!\nИ не забывайте, столкновение команд на носу, вы должны упорно тренироваться, если хотите выиграть поединок! Порой даже от исхода спортивного матча зависит судьба человеческих отношений.\n\nЕсли есть проблемы со скачиванием или переводом можно обратится в группу Kae pro.</text:p>
          </table:table-cell>
          <table:table-cell/>
          <table:table-cell office:value-type="string" calcext:value-type="string">
            <text:p>2-10 часов</text:p>
          </table:table-cell>
          <table:table-cell office:value-type="string" calcext:value-type="string">
            <text:p>blackmonkey_pro</text:p>
          </table:table-cell>
          <table:table-cell office:value-type="string" calcext:value-type="string">
            <text:p>{'бейсбол', 'яой', 'Повествование от первого лица', 'бара', 'Главный герой парень', 'Иностранный разработчик'}</text:p>
          </table:table-cell>
          <table:table-cell office:value-type="string" calcext:value-type="string">
            <text:p>routine,school</text:p>
          </table:table-cell>
          <table:table-cell office:value-type="string" calcext:value-type="string">
            <text:p>https://yadi.sk/d/TYCwWAir3Rzom9</text:p>
          </table:table-cell>
          <table:table-cell office:value-type="string" calcext:value-type="string">
            <text:p>297.jpg</text:p>
          </table:table-cell>
        </table:table-row>
        <table:table-row table:style-name="ro1">
          <table:table-cell office:value-type="string" calcext:value-type="string">
            <text:p>Фетиш: Каждая секунда на счету (Fetish: Every Second Counts)</text:p>
          </table:table-cell>
          <table:table-cell office:value-type="string" calcext:value-type="string">
            <text:p>Эта история о семье де Андре, члены которой имеют довольно эксцентричные хобби.\nНо можно ли назвать подобное именно хобби?\nОбычно такое времяпровождение должно доставлять удовольствие, но какими окажутся последствия?</text:p>
          </table:table-cell>
          <table:table-cell/>
          <table:table-cell office:value-type="string" calcext:value-type="string">
            <text:p>Менее 2 часов</text:p>
          </table:table-cell>
          <table:table-cell office:value-type="string" calcext:value-type="string">
            <text:p>soramatsu_(ppppantsu)</text:p>
          </table:table-cell>
          <table:table-cell office:value-type="string" calcext:value-type="string">
            <text:p>{'Русский'}</text:p>
          </table:table-cell>
          <table:table-cell office:value-type="string" calcext:value-type="string">
            <text:p>drama,romance,horror</text:p>
          </table:table-cell>
          <table:table-cell office:value-type="string" calcext:value-type="string">
            <text:p>https://drive.google.com/file/d/0B_jmGVej0EqJQ3BEVHFZZG85c3M/view?pli=1</text:p>
          </table:table-cell>
          <table:table-cell office:value-type="string" calcext:value-type="string">
            <text:p>294.jpg</text:p>
          </table:table-cell>
        </table:table-row>
        <table:table-row table:style-name="ro1">
          <table:table-cell office:value-type="string" calcext:value-type="string">
            <text:p>Осеннее путешествие (Autumn's Journey)</text:p>
          </table:table-cell>
          <table:table-cell office:value-type="string" calcext:value-type="string">
            <text:p>В новелле рассказывается о Аурали, молодой воительнице, которая, в один из своих патрулей, встречает Керра - дракона в человеческом облике. Он совсем не рад оказаться в теле представителя "низшей расы" и ищет способ вернуть себе настоящую форму. Силой обстоятельств (и раздутого рыцарского комплекса) Аурали присоединяется к Керру в его путешествии. Вместе они отправляются на поиски особого места, которое может вернуть дракону его истинный вид.</text:p>
          </table:table-cell>
          <table:table-cell/>
          <table:table-cell office:value-type="string" calcext:value-type="string">
            <text:p>2-10 часов</text:p>
          </table:table-cell>
          <table:table-cell office:value-type="string" calcext:value-type="string">
            <text:p>apple_cider</text:p>
          </table:table-cell>
          <table:table-cell office:value-type="string" calcext:value-type="string">
            <text:p>{'Русский'}</text:p>
          </table:table-cell>
          <table:table-cell office:value-type="string" calcext:value-type="string">
            <text:p>adventure,fantasy</text:p>
          </table:table-cell>
          <table:table-cell office:value-type="string" calcext:value-type="string">
            <text:p>https://www.mediafire.com/file/g2woc6b6ron8umi/%25D0%259E%25D1%2581%25D0%25B5%25D0%25BD%25D0%25BD%25D0%25B5%25D0%25B5_%25D0%25BF%25D1%2583%25D1%2582%25D0%25B5%25D1%2588%25D0%25B5%25D1%2581%25D1%2582%2</text:p>
          </table:table-cell>
          <table:table-cell office:value-type="string" calcext:value-type="string">
            <text:p>293.jpg</text:p>
          </table:table-cell>
        </table:table-row>
        <table:table-row table:style-name="ro1">
          <table:table-cell office:value-type="string" calcext:value-type="string">
            <text:p>Analogue: A Hate Story</text:p>
          </table:table-cell>
          <table:table-cell office:value-type="string" calcext:value-type="string">
            <text:p>Analogue: A Hate Story – приключенческая игра, действие которой происходит в удаленном будущем. Изначальное задание игрока – утилизировать остатки давно бездействующего корейского космического корабля «Мугунхва», в 25-м веке бывшего посланным на колонизацию звезд; однако, вскоре игрок вовлекается в куда более серьезную историю, разыгравшуюся на корабле и приведшую к его «кончине». С помощью двух бортовых искусственных интеллектов корабля, *Хён Э и *Мьют, история постепенно раскрывается в нелинейном стиле; игрок знакомится с различными логами данных, удерживаемыми жителями корабля, и каждый искусственный интеллект предоставляет собственную точку зрения на события.\nХотя история Мугунхвы рассказывается нелинейно, игра и сюжет раскрываются преимущественно линейным образом. Читая логи, связанные с жизнью и политикой бывших жителей корабля, игрок получает различные разъяснения от разных искусственных интеллектов.</text:p>
          </table:table-cell>
          <table:table-cell/>
          <table:table-cell office:value-type="string" calcext:value-type="string">
            <text:p>2-10 часов</text:p>
          </table:table-cell>
          <table:table-cell office:value-type="string" calcext:value-type="string">
            <text:p>christine_love</text:p>
          </table:table-cell>
          <table:table-cell office:value-type="string" calcext:value-type="string">
            <text:p>{'Главный герой девушка', 'Иностранный разработчик', 'Главный герой парень'}</text:p>
          </table:table-cell>
          <table:table-cell office:value-type="string" calcext:value-type="string">
            <text:p>drama,science_fiction</text:p>
          </table:table-cell>
          <table:table-cell office:value-type="string" calcext:value-type="string">
            <text:p>https://yadi.sk/d/WRNQoM5KeiMdH</text:p>
          </table:table-cell>
          <table:table-cell office:value-type="string" calcext:value-type="string">
            <text:p>292.jpg</text:p>
          </table:table-cell>
        </table:table-row>
        <table:table-row table:style-name="ro1">
          <table:table-cell office:value-type="string" calcext:value-type="string">
            <text:p>В центре внимания (Tunnel Vision)</text:p>
          </table:table-cell>
          <table:table-cell office:value-type="string" calcext:value-type="string">
            <text:p>История о том, как две девушки отправились в пещеру на поиски привидений.</text:p>
          </table:table-cell>
          <table:table-cell/>
          <table:table-cell office:value-type="string" calcext:value-type="string">
            <text:p>Менее 2 часов</text:p>
          </table:table-cell>
          <table:table-cell office:value-type="string" calcext:value-type="string">
            <text:p>nomnomnami</text:p>
          </table:table-cell>
          <table:table-cell office:value-type="string" calcext:value-type="string">
            <text:p>{'Повествование от первого лица', 'Несколько главных героев', 'сёдзё-ай', 'Главный герой девушка', 'Иностранный разработчик'}</text:p>
          </table:table-cell>
          <table:table-cell office:value-type="string" calcext:value-type="string">
            <text:p>drama,comedy,romance,mystic</text:p>
          </table:table-cell>
          <table:table-cell office:value-type="string" calcext:value-type="string">
            <text:p>https://yadi.sk/d/fYN4Ng2udvcr8</text:p>
          </table:table-cell>
          <table:table-cell office:value-type="string" calcext:value-type="string">
            <text:p>291.png</text:p>
          </table:table-cell>
        </table:table-row>
        <table:table-row table:style-name="ro1">
          <table:table-cell office:value-type="string" calcext:value-type="string">
            <text:p>Морозный Поцелуй</text:p>
          </table:table-cell>
          <table:table-cell office:value-type="string" calcext:value-type="string">
            <text:p>Прошёл год после того как Семён покинул тот самый лагерь и встретил в нашем мире настоящих девушек. Но на носу Новый Год! И его как-то надо праздновать. "Морозный Поцелуй" - это маленький кусочек этого праздника, который ещё раз подарит вам знакомых героев. Пусть хоть и не надолго. Но в сердце всегда должно быть место празднику и чувствам, которые оставляет поцелуй в самую важную ночь в году.\n\nОбновление 23.03.2015:\nПосле уже неоднократных откладываний сроков, обещаний и прочих мало волнующих обычного юзера проблем, мы таки презентуем вам "Морозный Поцелуй 1.2" с Маша- и Славя-рутами в версиях под PC и Android.</text:p>
          </table:table-cell>
          <table:table-cell/>
          <table:table-cell office:value-type="string" calcext:value-type="string">
            <text:p>Менее 2 часов</text:p>
          </table:table-cell>
          <table:table-cell office:value-type="string" calcext:value-type="string">
            <text:p>2chance_projects</text:p>
          </table:table-cell>
          <table:table-cell office:value-type="string" calcext:value-type="string">
            <text:p>{'Бесконечное лето', 'отечественный разработчик', 'Главный герой парень', 'Повествование от первого лица'}</text:p>
          </table:table-cell>
          <table:table-cell office:value-type="string" calcext:value-type="string">
            <text:p>romance,routine</text:p>
          </table:table-cell>
          <table:table-cell office:value-type="string" calcext:value-type="string">
            <text:p>https://yadi.sk/d/bZ3SPRi-fR55P</text:p>
          </table:table-cell>
          <table:table-cell office:value-type="string" calcext:value-type="string">
            <text:p>290.jpg</text:p>
          </table:table-cell>
        </table:table-row>
        <table:table-row table:style-name="ro1">
          <table:table-cell office:value-type="string" calcext:value-type="string">
            <text:p>Зимнее счастье (Winter Bliss)</text:p>
          </table:table-cell>
          <table:table-cell office:value-type="string" calcext:value-type="string">
            <text:p>Когда я была маленькой, отец предупреждал меня, что в горах опасно. Легенды гласят, что там живёт ужасное чудовище, способное превращать всё в лёд одним касанием. Но в детстве я не принимала предупреждения родителей всерьёз...\nВ моей деревне часто пели песню, повествующую о событиях давних времён. Позже я узнала, о чём была эта песня...\nПесня о забытом короле...</text:p>
          </table:table-cell>
          <table:table-cell/>
          <table:table-cell office:value-type="string" calcext:value-type="string">
            <text:p>Менее 2 часов</text:p>
          </table:table-cell>
          <table:table-cell office:value-type="string" calcext:value-type="string">
            <text:p>shilkefair</text:p>
          </table:table-cell>
          <table:table-cell office:value-type="string" calcext:value-type="string">
            <text:p>{'отомэ', 'магия', 'Главный герой девушка', 'Иностранный разработчик', 'Повествование от первого лица'}</text:p>
          </table:table-cell>
          <table:table-cell office:value-type="string" calcext:value-type="string">
            <text:p>drama,romance,fantasy</text:p>
          </table:table-cell>
          <table:table-cell office:value-type="string" calcext:value-type="string">
            <text:p>https://yadi.sk/d/1nLSWGxQe38ss</text:p>
          </table:table-cell>
          <table:table-cell office:value-type="string" calcext:value-type="string">
            <text:p>289.png</text:p>
          </table:table-cell>
        </table:table-row>
        <table:table-row table:style-name="ro1">
          <table:table-cell office:value-type="string" calcext:value-type="string">
            <text:p>Связь нитей (Tying Threads)</text:p>
          </table:table-cell>
          <table:table-cell office:value-type="string" calcext:value-type="string">
            <text:p>Переведясь в новую школу, оставив позади всех, кого он когда-либо знал, Аллен сталкивается с суровой реальностью - он никогда не сможет вернуть то, что потерял. Пропасть между ним и остальными стала слишком большой. И день за днём она лишь продолжает расширяться. Годы летят, Аллен всё сильнее и сильнее отстраняется от общества. До того самого момента, когда одна единственная улыбка в море лиц дарит ему надежду...</text:p>
          </table:table-cell>
          <table:table-cell/>
          <table:table-cell office:value-type="string" calcext:value-type="string">
            <text:p>Менее 2 часов</text:p>
          </table:table-cell>
          <table:table-cell office:value-type="string" calcext:value-type="string">
            <text:p>summer_snow</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romance,routine</text:p>
          </table:table-cell>
          <table:table-cell office:value-type="string" calcext:value-type="string">
            <text:p>https://yadi.sk/d/e2b9KGWSegXzN</text:p>
          </table:table-cell>
          <table:table-cell office:value-type="string" calcext:value-type="string">
            <text:p>288.png</text:p>
          </table:table-cell>
        </table:table-row>
        <table:table-row table:style-name="ro1">
          <table:table-cell office:value-type="string" calcext:value-type="string">
            <text:p>Liar Liar 2</text:p>
          </table:table-cell>
          <table:table-cell office:value-type="string" calcext:value-type="string">
            <text:p>Продолжение новеллы Liar Liar.\nСпустя год после событий, Юкари и Михо старшеклассницы, которые встречаются и проводят своё время вместе. В один обычный день, в класс Юкари переводится новый ученик. Это Коси Танака! Но разве он не умер? Вам предстоит узнать каким загадочным образом возродился Танака, и, самое главное, почему остался жив.</text:p>
          </table:table-cell>
          <table:table-cell/>
          <table:table-cell office:value-type="string" calcext:value-type="string">
            <text:p>Менее 2 часов</text:p>
          </table:table-cell>
          <table:table-cell office:value-type="string" calcext:value-type="string">
            <text:p>tokimekiwaku</text:p>
          </table:table-cell>
          <table:table-cell office:value-type="string" calcext:value-type="string">
            <text:p>{'Иностранный разработчик', 'Главный герой девушка', 'Яндере', 'Повествование от первого лица'}</text:p>
          </table:table-cell>
          <table:table-cell office:value-type="string" calcext:value-type="string">
            <text:p>horror,school</text:p>
          </table:table-cell>
          <table:table-cell office:value-type="string" calcext:value-type="string">
            <text:p>https://yadi.sk/d/GVnn5NPBdVdFd</text:p>
          </table:table-cell>
          <table:table-cell office:value-type="string" calcext:value-type="string">
            <text:p>287.png</text:p>
          </table:table-cell>
        </table:table-row>
        <table:table-row table:style-name="ro1">
          <table:table-cell office:value-type="string" calcext:value-type="string">
            <text:p>Однолистный клевер (One Leaf Clover)</text:p>
          </table:table-cell>
          <table:table-cell office:value-type="string" calcext:value-type="string">
            <text:p>У Соуки хорошая жизнь, и она даже встречается с парнем - Тару. Но есть одна проблема... Ему ужасно не везёт!\nЧем же это вызвано? И смогут ли их отношения преодолеть все трудности?</text:p>
          </table:table-cell>
          <table:table-cell/>
          <table:table-cell office:value-type="string" calcext:value-type="string">
            <text:p>Менее 2 часов</text:p>
          </table:table-cell>
          <table:table-cell office:value-type="string" calcext:value-type="string">
            <text:p>sakura_hughes</text:p>
          </table:table-cell>
          <table:table-cell office:value-type="string" calcext:value-type="string">
            <text:p>{'Иностранный разработчик', 'Главный герой девушка', 'отомэ', 'Повествование от первого лица'}</text:p>
          </table:table-cell>
          <table:table-cell office:value-type="string" calcext:value-type="string">
            <text:p>romance,routine</text:p>
          </table:table-cell>
          <table:table-cell office:value-type="string" calcext:value-type="string">
            <text:p>https://drive.google.com/file/d/0B_jmGVej0EqJNEZ0OTZTQmQyNUU/view?usp=sharing&amp;pli=1</text:p>
          </table:table-cell>
          <table:table-cell office:value-type="string" calcext:value-type="string">
            <text:p>286.png</text:p>
          </table:table-cell>
        </table:table-row>
        <table:table-row table:style-name="ro1">
          <table:table-cell office:value-type="string" calcext:value-type="string">
            <text:p>Рей (Rei)</text:p>
          </table:table-cell>
          <table:table-cell office:value-type="string" calcext:value-type="string">
            <text:p>Айя поступает в старшую школу вместе со своей подругой. В первый же день они узнают о местной байке про умершего здесь год назад ученика, который стал призраком и не может покинуть это место. Ночью они проникают в здание в попытке сфотографировать этого призрака, но только Айе удаётся его встретить и, похоже, только она может помочь ему.</text:p>
          </table:table-cell>
          <table:table-cell/>
          <table:table-cell office:value-type="string" calcext:value-type="string">
            <text:p>Менее 2 часов</text:p>
          </table:table-cell>
          <table:table-cell office:value-type="string" calcext:value-type="string">
            <text:p>sonnet009</text:p>
          </table:table-cell>
          <table:table-cell office:value-type="string" calcext:value-type="string">
            <text:p>{'Иностранный разработчик', 'Главный герой девушка', 'отомэ', 'Повествование от первого лица'}</text:p>
          </table:table-cell>
          <table:table-cell office:value-type="string" calcext:value-type="string">
            <text:p>drama,romance,mystic,school</text:p>
          </table:table-cell>
          <table:table-cell office:value-type="string" calcext:value-type="string">
            <text:p>https://yadi.sk/d/th7WTzw2dks85</text:p>
          </table:table-cell>
          <table:table-cell office:value-type="string" calcext:value-type="string">
            <text:p>285.png</text:p>
          </table:table-cell>
        </table:table-row>
        <table:table-row table:style-name="ro1">
          <table:table-cell office:value-type="string" calcext:value-type="string">
            <text:p>Novel-show. Выпуск 0. Немного о новеллах и жанрах</text:p>
          </table:table-cell>
          <table:table-cell office:value-type="string" calcext:value-type="string">
            <text:p>Представляем Вашему вниманию проект, где два любителя визуальных новелл пойдут по пути педагогики и приподнимут тяжелый полог над пугающей терминологией. А еще окунут Вас, по самую макушку, в пучину знаний и практики. Но не беспокойтесь, у нас все еще остались конфетки</text:p>
          </table:table-cell>
          <table:table-cell/>
          <table:table-cell office:value-type="string" calcext:value-type="string">
            <text:p>Менее 2 часов</text:p>
          </table:table-cell>
          <table:table-cell office:value-type="string" calcext:value-type="string">
            <text:p>komanda_"with_my_friends"</text:p>
          </table:table-cell>
          <table:table-cell office:value-type="string" calcext:value-type="string">
            <text:p>{''}</text:p>
          </table:table-cell>
          <table:table-cell office:value-type="string" calcext:value-type="string">
            <text:p>drama,comedy,science_fiction,romance,horror,action,detective,mystic,routine,fiction,fantasy</text:p>
          </table:table-cell>
          <table:table-cell office:value-type="string" calcext:value-type="string">
            <text:p>https://yadi.sk/d/NbA5sP14doFJp</text:p>
          </table:table-cell>
          <table:table-cell office:value-type="string" calcext:value-type="string">
            <text:p>281.jpg</text:p>
          </table:table-cell>
        </table:table-row>
        <table:table-row table:style-name="ro1">
          <table:table-cell office:value-type="string" calcext:value-type="string">
            <text:p>Мой учитель (My Teacher)</text:p>
          </table:table-cell>
          <table:table-cell office:value-type="string" calcext:value-type="string">
            <text:p>Вы являетесь очень талантливым для своего возраста воспитателем и учителем, и многие родители приходят к вам за советом, ведь сделать из любого ребёнка ангела для вас не проблема.\nОднажды вы получаете телефонный звонок от владельца крупной компании, который просит вас о помощи. На следующий день вы отправляетесь к нему в офис, где знакомитесь с его сыновьями. Сам же бизнесмен озвучивает свою просьбу: "Я собираюсь передать свою должность одному из своих сыновей, но ни один из них пока к этому не готов. Прошу, помогите им повзрослеть." И всё бы ничего, но на выполнение работы вам даётся всего 3 дня. Справитесь ли вы с поставленной задачей?</text:p>
          </table:table-cell>
          <table:table-cell/>
          <table:table-cell office:value-type="string" calcext:value-type="string">
            <text:p>Менее 2 часов</text:p>
          </table:table-cell>
          <table:table-cell office:value-type="string" calcext:value-type="string">
            <text:p>voiceiyuu_&amp;_seraphim_entertainment</text:p>
          </table:table-cell>
          <table:table-cell office:value-type="string" calcext:value-type="string">
            <text:p>{'Русский'}</text:p>
          </table:table-cell>
          <table:table-cell office:value-type="string" calcext:value-type="string">
            <text:p>romance,routine</text:p>
          </table:table-cell>
          <table:table-cell office:value-type="string" calcext:value-type="string">
            <text:p>https://yadi.sk/d/Zb_I8Lw-csc5j</text:p>
          </table:table-cell>
          <table:table-cell office:value-type="string" calcext:value-type="string">
            <text:p>280.png</text:p>
          </table:table-cell>
        </table:table-row>
        <table:table-row table:style-name="ro1">
          <table:table-cell office:value-type="string" calcext:value-type="string">
            <text:p>My Lightly Pony: День Согревающего Очага</text:p>
          </table:table-cell>
          <table:table-cell office:value-type="string" calcext:value-type="string">
            <text:p>Новогодняя интерактивная открытка для брони. История рассказывает один день из жизни единорожки Лили Лайтли в праздничном Кэнтерлоте.</text:p>
          </table:table-cell>
          <table:table-cell/>
          <table:table-cell office:value-type="string" calcext:value-type="string">
            <text:p>Менее 2 часов</text:p>
          </table:table-cell>
          <table:table-cell office:value-type="string" calcext:value-type="string">
            <text:p>celestial_novels</text:p>
          </table:table-cell>
          <table:table-cell office:value-type="string" calcext:value-type="string">
            <text:p>{''}</text:p>
          </table:table-cell>
          <table:table-cell office:value-type="string" calcext:value-type="string">
            <text:p>comedy,routine,adventure</text:p>
          </table:table-cell>
          <table:table-cell office:value-type="string" calcext:value-type="string">
            <text:p>https://yadi.sk/d/nZiieZdxdmJ3p</text:p>
          </table:table-cell>
          <table:table-cell office:value-type="string" calcext:value-type="string">
            <text:p>278.png</text:p>
          </table:table-cell>
        </table:table-row>
        <table:table-row table:style-name="ro1">
          <table:table-cell office:value-type="string" calcext:value-type="string">
            <text:p>Клепсидра -Крест Света и Тени- (Clepsydra ~Hikari to Kage no Jujika~)</text:p>
          </table:table-cell>
          <table:table-cell office:value-type="string" calcext:value-type="string">
            <text:p>Между нашим миром и миром духов, находится третий - Шеол, а в нём церковь Света и Тени, Клепсидра. На его поверхности стоит Церковь Света, а под землёй скрывается её зеркальное отражение - Церковь Тьмы. И однажды в Клепсидру попадает маленькая девочка, которой дадут имя Ева.\nОна ничего о себе не помнит, но после знакомства с жителями Церкви Света, ей разрешают остаться.\nПозже, с помощью своего умения заглядывать в сердца людей, она узнает много интересного о жизни обитателей церкви, а также их секреты.\nПрактически одновременно с ней в церкви появляется новый мертвец. Его жизнь в мире людей оборвалась, и, попав сюда, ему нужно будет явиться на Последний Суд.\nНо прежде чем это произойдёт, Ева, при помощи своей способности, узнает в каких отношениях он состоял с людьми, окружавшими его при жизни, таким образом узнав всю правду.\nИтак, сможет ли Ева помочь душе попасть на Небеса? У неё ещё есть время выяснить правду, ведь Суд начинается на закате дня.\n© Kae Pro</text:p>
          </table:table-cell>
          <table:table-cell/>
          <table:table-cell office:value-type="string" calcext:value-type="string">
            <text:p>2-10 часов</text:p>
          </table:table-cell>
          <table:table-cell office:value-type="string" calcext:value-type="string">
            <text:p>ribbon_magic</text:p>
          </table:table-cell>
          <table:table-cell office:value-type="string" calcext:value-type="string">
            <text:p>{'отомэ', 'Главный герой девушка', 'Иностранный разработчик', 'не люди', 'лоли', 'Повествование от первого лица'}</text:p>
          </table:table-cell>
          <table:table-cell office:value-type="string" calcext:value-type="string">
            <text:p>drama,comedy,mystic</text:p>
          </table:table-cell>
          <table:table-cell office:value-type="string" calcext:value-type="string">
            <text:p>https://docs.google.com/uc?id=0B9eXOr3VSyNuNXNQdzNMeGtUbjA&amp;export=download</text:p>
          </table:table-cell>
          <table:table-cell office:value-type="string" calcext:value-type="string">
            <text:p>277.jpg</text:p>
          </table:table-cell>
        </table:table-row>
        <table:table-row table:style-name="ro1">
          <table:table-cell office:value-type="string" calcext:value-type="string">
            <text:p>Свидание с ночёвкой (Sleepover)</text:p>
          </table:table-cell>
          <table:table-cell office:value-type="string" calcext:value-type="string">
            <text:p>Хироюки Кано с детства влюблён в своего лучшего друга Сато Хидеаки. Но, боясь быть отвергнутым, не может ему признаться. Однако, судьба улыбнулась Кано и предоставила возможность провести ночь наедине с "Аки-семпаем". Попав под сильный дождь, Аки пришлось заночевать у нашего героя, а чем всё это обернётся, зависит только от вас. Сможете ли вы понять, как лучше поступить? Когда нужно быть настойчивым, а когда умерить пыл? Помогите их хрупкой любви преодолеть преграды страха и непонимания.\nДелайте выбор осторожно, всё может оказаться совсем не так, как вы ожидали. Пройдите через лабиринт решений, чтобы получить идеальный финал.Станет ли эта ночёвка одним большим сожалением... или ночью, которую они навсегда запомнят?\n\nЕсли есть проблемы со скачиванием или переводом можно обратится в группу Kae pro.</text:p>
          </table:table-cell>
          <table:table-cell/>
          <table:table-cell office:value-type="string" calcext:value-type="string">
            <text:p>Менее 2 часов</text:p>
          </table:table-cell>
          <table:table-cell office:value-type="string" calcext:value-type="string">
            <text:p>blackmonkey_pro</text:p>
          </table:table-cell>
          <table:table-cell office:value-type="string" calcext:value-type="string">
            <text:p>{'Русский'}</text:p>
          </table:table-cell>
          <table:table-cell office:value-type="string" calcext:value-type="string">
            <text:p>routine</text:p>
          </table:table-cell>
          <table:table-cell office:value-type="string" calcext:value-type="string">
            <text:p>http://www.mediafire.com/file/m6fuh67uc9u4eel/%D0%A1%D0%B2%D0%B8%D0%B4%D0%B0%D0%BD%D0%B8%D0%B5_%D1%81_%D0%BD%D0%BE%D1%87%D1%91%D0%B2%D0%BA%D0%BE%D0%B9_2.0.exe</text:p>
          </table:table-cell>
          <table:table-cell office:value-type="string" calcext:value-type="string">
            <text:p>276.jpg</text:p>
          </table:table-cell>
        </table:table-row>
        <table:table-row table:style-name="ro1">
          <table:table-cell office:value-type="string" calcext:value-type="string">
            <text:p>Карат. Маленькая девочка и большое бытие.</text:p>
          </table:table-cell>
          <table:table-cell office:value-type="string" calcext:value-type="string">
            <text:p>Восемь шагов к пустоте и то, что не было.</text:p>
          </table:table-cell>
          <table:table-cell/>
          <table:table-cell office:value-type="string" calcext:value-type="string">
            <text:p>Менее 2 часов</text:p>
          </table:table-cell>
          <table:table-cell office:value-type="string" calcext:value-type="string">
            <text:p>vnwtname</text:p>
          </table:table-cell>
          <table:table-cell office:value-type="string" calcext:value-type="string">
            <text:p>{''}</text:p>
          </table:table-cell>
          <table:table-cell office:value-type="string" calcext:value-type="string">
            <text:p>drama,routine</text:p>
          </table:table-cell>
          <table:table-cell office:value-type="string" calcext:value-type="string">
            <text:p>https://drive.google.com/file/d/0Bzve6oMRZpwDVXpZeFFJVzlwNmc/view?usp=sharing</text:p>
          </table:table-cell>
          <table:table-cell office:value-type="string" calcext:value-type="string">
            <text:p>275.jpg</text:p>
          </table:table-cell>
        </table:table-row>
        <table:table-row table:style-name="ro1">
          <table:table-cell office:value-type="string" calcext:value-type="string">
            <text:p>Дух сакуры (Sakura Spirit)</text:p>
          </table:table-cell>
          <table:table-cell office:value-type="string" calcext:value-type="string">
            <text:p>Восходящая звезда дзюдо Гусикен Такахиро готовился к матчу, обещавшему стать поворотным в его карьере. В случае победы Такахиро становился атлетом молодежной национальной сборной Японии. Несмотря на хорошую готовность, Такахиро нервничал. По совету друзей он направился в храм, который, по слухам, выполняет любое желание или молитву. Такахиро помолился, но сразу после этого ощутил недомогание и упал в обморок. Проснувшись, он увидел себя в незнакомом древнем месте. Возвращаясь в деревню, он натолкнулся на двух девочек. Девочки, вооруженные мечами, преследовали двух… девочек-лисиц. Сначала Такахиро подумал, что он сошел с ума, но потом последовал за девочками и попал в их интриги. Кто они и как связаны с прибытием Такахиро в новый мир? Успеет ли Такахиро возвратиться к своему бою? Или он застрял здесь навсегда?</text:p>
          </table:table-cell>
          <table:table-cell/>
          <table:table-cell office:value-type="string" calcext:value-type="string">
            <text:p>2-10 часов</text:p>
          </table:table-cell>
          <table:table-cell office:value-type="string" calcext:value-type="string">
            <text:p>winged_cloud</text:p>
          </table:table-cell>
          <table:table-cell office:value-type="string" calcext:value-type="string">
            <text:p>{'Русский'}</text:p>
          </table:table-cell>
          <table:table-cell office:value-type="string" calcext:value-type="string">
            <text:p>comedy,romance,fiction,ecchi</text:p>
          </table:table-cell>
          <table:table-cell office:value-type="string" calcext:value-type="string">
            <text:p>https://yadi.sk/d/Y-oPmRbidgdui</text:p>
          </table:table-cell>
          <table:table-cell office:value-type="string" calcext:value-type="string">
            <text:p>273.jpg</text:p>
          </table:table-cell>
        </table:table-row>
        <table:table-row table:style-name="ro1">
          <table:table-cell office:value-type="string" calcext:value-type="string">
            <text:p>Тлен Во Тлен (Aske Til Aske)</text:p>
          </table:table-cell>
          <table:table-cell office:value-type="string" calcext:value-type="string">
            <text:p>Дело в тихом городке затерянном в загнивающих европах. У главного героя до тла сгорает его родной дом. Ничего страшного - поживет у друзей, документы восстановят, что-то придумает. Но в его доме были все его мечты и смыслы, все воспоминания о счастливом детстве и покойных родителях, а теперь на этом месте лишь прах и пепел... и странная девочка не очень земной внешности, и не очень ориентирующейся в окружении, с которой явно стоит посодействовать...\n\nХудожник: Автор VN Satellite</text:p>
          </table:table-cell>
          <table:table-cell/>
          <table:table-cell office:value-type="string" calcext:value-type="string">
            <text:p>Менее 2 часов</text:p>
          </table:table-cell>
          <table:table-cell office:value-type="string" calcext:value-type="string">
            <text:p>ik_"pod_sontsem"</text:p>
          </table:table-cell>
          <table:table-cell office:value-type="string" calcext:value-type="string">
            <text:p>{''}</text:p>
          </table:table-cell>
          <table:table-cell office:value-type="string" calcext:value-type="string">
            <text:p>romance,mystic,ecchi,hentai</text:p>
          </table:table-cell>
          <table:table-cell office:value-type="string" calcext:value-type="string">
            <text:p>https://drive.google.com/file/d/1U0zMEwNnvAOiFHFdqEl5fan2MIk5pOux/view?usp=sharing</text:p>
          </table:table-cell>
          <table:table-cell office:value-type="string" calcext:value-type="string">
            <text:p>264.jpg</text:p>
          </table:table-cell>
        </table:table-row>
        <table:table-row table:style-name="ro1">
          <table:table-cell office:value-type="string" calcext:value-type="string">
            <text:p>Санитар "Азбука мертвых" (Corpsman: The ABCs of the Dead)"</text:p>
          </table:table-cell>
          <table:table-cell office:value-type="string" calcext:value-type="string">
            <text:p>Более подробно о мире игры:\n\nCorpsman© - оригинальная вселенная, включающая в себя дух старой научной фантастики, погружающей вас в мистический мир, который очень похож на наш.\nВ нем рядом с обыкновенными людьми обитают Зеркальные Люди или (Mirror People или MP). ЗЛ - это ожившие мысли, желания и страхи каждого из нас. Своим существованием они отравляют жизнь людей. ЗЛ не имеют четких форм, но всегда копируют своих создателей, доставляя этим множество проблем. Обычными способами от ЗЛ невозможно избавится, им не страшны болезни, голод и смерть. Однако "лекарство" от них есть, и имя ему Санитар (Corpsman). Таинственная личность, которой подвластно обуздать ЗЛ. Кто он и откуда - никому неизвестно, но он единственное оружие, которое есть у человечества.\n\nСюжет игры:\n\nМеня зовут Сорен, мне 27 лет. Полгода тому назад я попал в аварию и умер. И все бы закончилось, но некая сила возродила меня и позволила жить дальше. Я слышу голоса, вижу то, чего не видят другие, и меня не оставляет чувство, будто теперь я расплачиваюсь за чудесное исцеление. Я не хотел этого. Не хочу и сейчас. Однако я обязан докопаться до сути и узнать правду.\n\nОсобенности игры:\n\n\nВ игре две концовки.\nУникальные саундтреки, подготовленные музыкальным проектом The Hundredth Monkey Effect.\nБолее 50 иллюстраций и спрайтов.\nНовый и увлекательный мир со множеством секретов и загадок.\n\n\nНовости о игре:\n\n\n15.01.2015 файлы игры обновлены до версии 1.1</text:p>
          </table:table-cell>
          <table:table-cell/>
          <table:table-cell office:value-type="string" calcext:value-type="string">
            <text:p>2-10 часов</text:p>
          </table:table-cell>
          <table:table-cell office:value-type="string" calcext:value-type="string">
            <text:p>studio_6t9</text:p>
          </table:table-cell>
          <table:table-cell office:value-type="string" calcext:value-type="string">
            <text:p>{'отечественный разработчик', 'Главный герой парень', 'AniVisual Contest #1'}</text:p>
          </table:table-cell>
          <table:table-cell office:value-type="string" calcext:value-type="string">
            <text:p>horror,detective,mystic,adventure</text:p>
          </table:table-cell>
          <table:table-cell office:value-type="string" calcext:value-type="string">
            <text:p>https://disk.yandex.ru/d/H-kw2uVX3RWD8E</text:p>
          </table:table-cell>
          <table:table-cell office:value-type="string" calcext:value-type="string">
            <text:p>262.jpg</text:p>
          </table:table-cell>
        </table:table-row>
        <table:table-row table:style-name="ro1">
          <table:table-cell office:value-type="string" calcext:value-type="string">
            <text:p>Шестидесятый километр</text:p>
          </table:table-cell>
          <table:table-cell office:value-type="string" calcext:value-type="string">
            <text:p>Главный герой едет на работу в электропоезде, но по пути начинают происходить странные вещи: поезд останавливается, за окном появляется розовый туман, а вышедший из вагона человек сразу умирает.\nГлавные герои истории оказываются взаперти, не зная, что произошло...\nОсобая ставка в новелле сделана на выборе игрока. От того, как будет вести себя игрок будет зависеть, как окружающие персонажи будут к нему относиться, история может развиваться иначе, а некоторые из главных героев вообще могут умереть.</text:p>
          </table:table-cell>
          <table:table-cell/>
          <table:table-cell office:value-type="string" calcext:value-type="string">
            <text:p>2-10 часов</text:p>
          </table:table-cell>
          <table:table-cell office:value-type="string" calcext:value-type="string">
            <text:p>talentplace</text:p>
          </table:table-cell>
          <table:table-cell office:value-type="string" calcext:value-type="string">
            <text:p>{''}</text:p>
          </table:table-cell>
          <table:table-cell office:value-type="string" calcext:value-type="string">
            <text:p>drama,horror,mystic,adventure,fiction</text:p>
          </table:table-cell>
          <table:table-cell office:value-type="string" calcext:value-type="string">
            <text:p>https://laitmod.ru/vzlomannie_igri/11920-sixtieth-kilometer-shestidesyatyy-kilometr-dlya-android.html</text:p>
          </table:table-cell>
          <table:table-cell office:value-type="string" calcext:value-type="string">
            <text:p>260.jpg</text:p>
          </table:table-cell>
        </table:table-row>
        <table:table-row table:style-name="ro1">
          <table:table-cell office:value-type="string" calcext:value-type="string">
            <text:p>Демонесса (Demoness)</text:p>
          </table:table-cell>
          <table:table-cell office:value-type="string" calcext:value-type="string">
            <text:p>Со всеми случаются беды и несчастья. И мы часто обвиняем других людей, не сложившиеся обстоятельства или даже силы судьбы. Но никто не обвиняет самого себя. Ведь мы сами строим себе судьбы, свои пути, свои дорожки в будущее. И все события, которые случаются с нами связаны с нашими поступками и деятельностью…Или же нет? Или же наши судьбы не зависят от нас самих?\nСможем ли мы предвидеть последствия от обычных действий? От заваривания кофе, заучивания конспектов, или же от написания картины…\nСможем ли мы понять, иллюзия это или реальность?</text:p>
          </table:table-cell>
          <table:table-cell/>
          <table:table-cell office:value-type="string" calcext:value-type="string">
            <text:p>Менее 2 часов</text:p>
          </table:table-cell>
          <table:table-cell office:value-type="string" calcext:value-type="string">
            <text:p>akinicheva_aleksandra</text:p>
          </table:table-cell>
          <table:table-cell office:value-type="string" calcext:value-type="string">
            <text:p>{''}</text:p>
          </table:table-cell>
          <table:table-cell office:value-type="string" calcext:value-type="string">
            <text:p>drama,action,mystic</text:p>
          </table:table-cell>
          <table:table-cell office:value-type="string" calcext:value-type="string">
            <text:p>https://yadi.sk/d/O9_MNEl-3UGvLQ</text:p>
          </table:table-cell>
          <table:table-cell office:value-type="string" calcext:value-type="string">
            <text:p>259.png</text:p>
          </table:table-cell>
        </table:table-row>
        <table:table-row table:style-name="ro1">
          <table:table-cell office:value-type="string" calcext:value-type="string">
            <text:p>Сумеречный лес</text:p>
          </table:table-cell>
          <table:table-cell office:value-type="string" calcext:value-type="string">
            <text:p>Главная героиня приезжает на лето к своей бабушке, которую не видела долгое время. Впрочем, она и не горела особым желанием встречаться с ней вновь: ведь с детства она запомнила ее как сумасшедшую старую ведьму…ведьму, которая живет в домике возле Сумеречного леса.</text:p>
          </table:table-cell>
          <table:table-cell/>
          <table:table-cell office:value-type="string" calcext:value-type="string">
            <text:p>Менее 2 часов</text:p>
          </table:table-cell>
          <table:table-cell office:value-type="string" calcext:value-type="string">
            <text:p>valerija_lints</text:p>
          </table:table-cell>
          <table:table-cell office:value-type="string" calcext:value-type="string">
            <text:p>{''}</text:p>
          </table:table-cell>
          <table:table-cell office:value-type="string" calcext:value-type="string">
            <text:p>mystic</text:p>
          </table:table-cell>
          <table:table-cell office:value-type="string" calcext:value-type="string">
            <text:p>https://yadi.sk/d/yEI7IARGdZTfX</text:p>
          </table:table-cell>
          <table:table-cell office:value-type="string" calcext:value-type="string">
            <text:p>258.jpg</text:p>
          </table:table-cell>
        </table:table-row>
        <table:table-row table:style-name="ro1">
          <table:table-cell office:value-type="string" calcext:value-type="string">
            <text:p>Liar Liar</text:p>
          </table:table-cell>
          <table:table-cell office:value-type="string" calcext:value-type="string">
            <text:p>Продолжение во второй части Liar Liar 2.\nВ этой игре Вам надо помочь Юкари убить своего парня и избавиться от тех, кто попытается помешать Вам.</text:p>
          </table:table-cell>
          <table:table-cell/>
          <table:table-cell office:value-type="string" calcext:value-type="string">
            <text:p>Менее 2 часов</text:p>
          </table:table-cell>
          <table:table-cell office:value-type="string" calcext:value-type="string">
            <text:p>tokimekiwaku</text:p>
          </table:table-cell>
          <table:table-cell office:value-type="string" calcext:value-type="string">
            <text:p>{'Иностранный разработчик', 'Главный герой девушка', 'Яндере', 'Повествование от первого лица'}</text:p>
          </table:table-cell>
          <table:table-cell office:value-type="string" calcext:value-type="string">
            <text:p>comedy,horror,school</text:p>
          </table:table-cell>
          <table:table-cell office:value-type="string" calcext:value-type="string">
            <text:p>https://yadi.sk/d/phTHcW9wdVUbg</text:p>
          </table:table-cell>
          <table:table-cell office:value-type="string" calcext:value-type="string">
            <text:p>257.png</text:p>
          </table:table-cell>
        </table:table-row>
        <table:table-row table:style-name="ro1">
          <table:table-cell office:value-type="string" calcext:value-type="string">
            <text:p>Яндере-тян (Yandere-Chan)</text:p>
          </table:table-cell>
          <table:table-cell office:value-type="string" calcext:value-type="string">
            <text:p>В этой истории вы берёте на себя роль только что переведённого ученика, который в первый же день привлекает внимание странной девушки-затворницы, утверждающей, что уже встречала вас ранее. Но правда ли это? Ведь сколько не думай, вы так и не смогли ничего вспомнить. Так что же её тогда заинтересовало, какие цели она преследует? И... не пожалеете ли вы вообще, что встретили её?</text:p>
          </table:table-cell>
          <table:table-cell/>
          <table:table-cell office:value-type="string" calcext:value-type="string">
            <text:p>Менее 2 часов</text:p>
          </table:table-cell>
          <table:table-cell office:value-type="string" calcext:value-type="string">
            <text:p>nyodude</text:p>
          </table:table-cell>
          <table:table-cell office:value-type="string" calcext:value-type="string">
            <text:p>{'Иностранный разработчик', 'Главный герой парень', 'Яндере', 'Повествование от первого лица'}</text:p>
          </table:table-cell>
          <table:table-cell office:value-type="string" calcext:value-type="string">
            <text:p>drama,horror,school</text:p>
          </table:table-cell>
          <table:table-cell office:value-type="string" calcext:value-type="string">
            <text:p>https://yadi.sk/d/bNyG-xXHdMWaM</text:p>
          </table:table-cell>
          <table:table-cell office:value-type="string" calcext:value-type="string">
            <text:p>256.png</text:p>
          </table:table-cell>
        </table:table-row>
        <table:table-row table:style-name="ro1">
          <table:table-cell office:value-type="string" calcext:value-type="string">
            <text:p>К невозможному никого не обязывают</text:p>
          </table:table-cell>
          <table:table-cell office:value-type="string" calcext:value-type="string">
            <text:p>Ранним утром совсем не хочется ни о чём думать. Тем более о поездках, расследованиях, драках… Сонный мозг может только лениво анализировать телевизионную передачу.\nРанним утром совсем не хочется куда-то идти. Даже если кто-то умер. Даже если это череда смертей. Даже если от жертв практически ничего не осталось. Почему все наивно предполагают, что только ты сможешь разобраться в произошедшем? Может, потому что… А впрочем, какая разница? Кто знает, что этим людям про тебя известно?</text:p>
          </table:table-cell>
          <table:table-cell/>
          <table:table-cell office:value-type="string" calcext:value-type="string">
            <text:p>Менее 2 часов</text:p>
          </table:table-cell>
          <table:table-cell office:value-type="string" calcext:value-type="string">
            <text:p>rina</text:p>
          </table:table-cell>
          <table:table-cell office:value-type="string" calcext:value-type="string">
            <text:p>{''}</text:p>
          </table:table-cell>
          <table:table-cell office:value-type="string" calcext:value-type="string">
            <text:p>horror,mystic,adventure</text:p>
          </table:table-cell>
          <table:table-cell office:value-type="string" calcext:value-type="string">
            <text:p>https://www.dropbox.com/s/1y9wtbozk4x9wqu/hgj-1.0-all.zip?dl=0</text:p>
          </table:table-cell>
          <table:table-cell office:value-type="string" calcext:value-type="string">
            <text:p>255.jpg</text:p>
          </table:table-cell>
        </table:table-row>
        <table:table-row table:style-name="ro1">
          <table:table-cell office:value-type="string" calcext:value-type="string">
            <text:p>Три после полуночи (Welcome to Scaretale: Three Past Midnight)</text:p>
          </table:table-cell>
          <table:table-cell office:value-type="string" calcext:value-type="string">
            <text:p>Город Иллириум появился в Англии, когда на пороге был XIX век. О нём ходило множество слухов. В том числе были те, которые утверждали, что это город-призрак. Или что Иллириум - воплощение Преисподнии на земле. Порой, там действительно происходили странные вещи. Но как бы там ни было, Иллириум - просто город, в котором есть свои страшные и таинственные истории.\nДанная новелла является своеобразным сборником рассказов. Три истории, три разных персонажа чья судьба была насильно изменена.</text:p>
          </table:table-cell>
          <table:table-cell/>
          <table:table-cell office:value-type="string" calcext:value-type="string">
            <text:p>Менее 2 часов</text:p>
          </table:table-cell>
          <table:table-cell office:value-type="string" calcext:value-type="string">
            <text:p>aevalentine</text:p>
          </table:table-cell>
          <table:table-cell office:value-type="string" calcext:value-type="string">
            <text:p>{'отечественный разработчик', 'Несколько главных героев', 'Повествование от первого лица'}</text:p>
          </table:table-cell>
          <table:table-cell office:value-type="string" calcext:value-type="string">
            <text:p>drama,mystic,adventure,fantasy</text:p>
          </table:table-cell>
          <table:table-cell office:value-type="string" calcext:value-type="string">
            <text:p>https://disk.yandex.ru/d/kqMS_lKx3RL2RQ</text:p>
          </table:table-cell>
          <table:table-cell office:value-type="string" calcext:value-type="string">
            <text:p>254.jpg</text:p>
          </table:table-cell>
        </table:table-row>
        <table:table-row table:style-name="ro1">
          <table:table-cell office:value-type="string" calcext:value-type="string">
            <text:p>Над радугой (Niji no Kanata ni)</text:p>
          </table:table-cell>
          <table:table-cell office:value-type="string" calcext:value-type="string">
            <text:p>Мику уже 19 лет, и начиная с седьмого дня рождения, она прикована к больничной койке из-за серьёзной болезни, разрушающей её разум и тело. Но теперь даже врач и терапевт из больницы не могут более терпеть, наблюдая за её мучительным существованием, поэтому...</text:p>
          </table:table-cell>
          <table:table-cell/>
          <table:table-cell office:value-type="string" calcext:value-type="string">
            <text:p>Менее 2 часов</text:p>
          </table:table-cell>
          <table:table-cell office:value-type="string" calcext:value-type="string">
            <text:p>#define</text:p>
          </table:table-cell>
          <table:table-cell office:value-type="string" calcext:value-type="string">
            <text:p>{'Русский'}</text:p>
          </table:table-cell>
          <table:table-cell office:value-type="string" calcext:value-type="string">
            <text:p>drama,romance,hentai</text:p>
          </table:table-cell>
          <table:table-cell office:value-type="string" calcext:value-type="string">
            <text:p>https://disk.yandex.ru/d/Q2SL_EZU3RJAVV</text:p>
          </table:table-cell>
          <table:table-cell office:value-type="string" calcext:value-type="string">
            <text:p>253.png</text:p>
          </table:table-cell>
        </table:table-row>
        <table:table-row table:style-name="ro1">
          <table:table-cell office:value-type="string" calcext:value-type="string">
            <text:p>Девушка в скорлупе (Kara No Shoujo)</text:p>
          </table:table-cell>
          <table:table-cell office:value-type="string" calcext:value-type="string">
            <text:p>Действие данной детективной новеллы происходит в 1956 году. На Токио обрушивается серия жестоких убийств, жертвой одного из которых стала невеста главного героя новеллы - детектива по имени Токисака Рейдзи. Спустя шесть лет история повторяется, и у Рейдзи появляется шанс на этот раз поймать преступника, о чем и просит его старый друг из полиции. Помимо этого вам вместе с героем предстоит расследовать еще два дела: серийное убийство юных студенток, в связи с которым вам придется работать под прикрытием в качестве преподавателя католической академии, и поиск истинного "я" одной из ее студенток, ставшей вашим заказчиком.</text:p>
          </table:table-cell>
          <table:table-cell/>
          <table:table-cell office:value-type="string" calcext:value-type="string">
            <text:p>10-30 часов</text:p>
          </table:table-cell>
          <table:table-cell office:value-type="string" calcext:value-type="string">
            <text:p>innocent_grey</text:p>
          </table:table-cell>
          <table:table-cell office:value-type="string" calcext:value-type="string">
            <text:p>{'Русский'}</text:p>
          </table:table-cell>
          <table:table-cell office:value-type="string" calcext:value-type="string">
            <text:p>drama,horror,detective,hentai,triller</text:p>
          </table:table-cell>
          <table:table-cell office:value-type="string" calcext:value-type="string">
            <text:p>https://drive.google.com/file/d/0B7Opp-DStNzOMXNwS05teEgtczQ/view?pli=1</text:p>
          </table:table-cell>
          <table:table-cell office:value-type="string" calcext:value-type="string">
            <text:p>250.png</text:p>
          </table:table-cell>
        </table:table-row>
        <table:table-row table:style-name="ro1">
          <table:table-cell office:value-type="string" calcext:value-type="string">
            <text:p>Lamento -Beyond the Void-</text:p>
          </table:table-cell>
          <table:table-cell office:value-type="string" calcext:value-type="string">
            <text:p>В кошачьей земле царит голод и запустение - земля не рожает, мыши не ловятся, рыба уплыла и прочие неприятности. Доходит до того, что истощенный хвостатый народец питается падалью, а то и трупами собственных сородичей. И вот дабы умилостивить богов, им решают принести жертву - какую-нибудь молодую и сильную кошку. Выбор падает на юного Коноэ, одиноко обитающего с своей лачужке на краю деревни. Начинаются приготовления к жертвоприношению, но в тот день, когда оно должно состояться, с Коноэ происходит что-то странное: на его теле появляются черные узоры, которые постепенно расползаются и окрашивают шерсть в глубокий черный цвет... Такие симптомы издревле считались действием проклятия, а это - очень плохой знак. В деревне начинаются волнения, волна отчаяния и агрессии растет, и Коноэ не остается ничего иного, кроме как бежать. Он направляется в Рансэн - крупный город, где как раз проходит ярмарка, - в надежде вылечиться от проклятия. Что же ждет нашего обреченного котика в скитаниях?</text:p>
          </table:table-cell>
          <table:table-cell/>
          <table:table-cell office:value-type="string" calcext:value-type="string">
            <text:p>10-30 часов</text:p>
          </table:table-cell>
          <table:table-cell office:value-type="string" calcext:value-type="string">
            <text:p>nitro+chiral</text:p>
          </table:table-cell>
          <table:table-cell office:value-type="string" calcext:value-type="string">
            <text:p>{'Русский'}</text:p>
          </table:table-cell>
          <table:table-cell office:value-type="string" calcext:value-type="string">
            <text:p>drama,action,adventure,fantasy</text:p>
          </table:table-cell>
          <table:table-cell office:value-type="string" calcext:value-type="string">
            <text:p>https://yadi.sk/d/FeWw0ecacWLa7</text:p>
          </table:table-cell>
          <table:table-cell office:value-type="string" calcext:value-type="string">
            <text:p>248.jpg</text:p>
          </table:table-cell>
        </table:table-row>
        <table:table-row table:style-name="ro1">
          <table:table-cell office:value-type="string" calcext:value-type="string">
            <text:p>Long Live The Queen</text:p>
          </table:table-cell>
          <table:table-cell office:value-type="string" calcext:value-type="string">
            <text:p>Быть принцессой совсем не просто, но быть королевой ещё сложнее. Особенно когда тебе только четырнадцать лет и причина по которой ты унаследовала трон в том, что твоя мать безвременно скончалась. Власть может быть захвачена. Несмотря на то, что ты являешься официальной наследницей престола, многие знатные особы хотели бы захватить трон, а соседи с захватническими интересами готовы без промедления воспользоваться любой слабостью, что бы отобрать у твоей страны часть её территории. И всё это не говоря уже об опасности магии, которая подстерегает.\nПод силу ли тебе окажется дожить до собственной коронации?</text:p>
          </table:table-cell>
          <table:table-cell/>
          <table:table-cell office:value-type="string" calcext:value-type="string">
            <text:p>2-10 часов</text:p>
          </table:table-cell>
          <table:table-cell office:value-type="string" calcext:value-type="string">
            <text:p>hanako_games</text:p>
          </table:table-cell>
          <table:table-cell office:value-type="string" calcext:value-type="string">
            <text:p>{'симулятор', 'Главный герой девушка', 'Иностранный разработчик', 'Повествование от первого лица'}</text:p>
          </table:table-cell>
          <table:table-cell office:value-type="string" calcext:value-type="string">
            <text:p>drama,fantasy</text:p>
          </table:table-cell>
          <table:table-cell office:value-type="string" calcext:value-type="string">
            <text:p>https://yadi.sk/d/08B2fEFvdoLNo</text:p>
          </table:table-cell>
          <table:table-cell office:value-type="string" calcext:value-type="string">
            <text:p>243.png</text:p>
          </table:table-cell>
        </table:table-row>
        <table:table-row table:style-name="ro1">
          <table:table-cell office:value-type="string" calcext:value-type="string">
            <text:p>Девочка на миллиард рупий (1 Billion Rupiah Girl)</text:p>
          </table:table-cell>
          <table:table-cell office:value-type="string" calcext:value-type="string">
            <text:p>История повествует о необычном "офисном планктоне" по имени Севин, а также о таинственной девочке по имени Сара, которую он находит лежащей на улице без сознания. Естественно, наш герой спасает девочку, и по доброте душевной приводит к себе домой. Но он даже не представляет, какие проблемы снискал на свою голову...</text:p>
          </table:table-cell>
          <table:table-cell/>
          <table:table-cell office:value-type="string" calcext:value-type="string">
            <text:p>Менее 2 часов</text:p>
          </table:table-cell>
          <table:table-cell office:value-type="string" calcext:value-type="string">
            <text:p>eve_project</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comedy,routine</text:p>
          </table:table-cell>
          <table:table-cell office:value-type="string" calcext:value-type="string">
            <text:p>https://yadi.sk/d/NdGmhIqFbhBsz</text:p>
          </table:table-cell>
          <table:table-cell office:value-type="string" calcext:value-type="string">
            <text:p>242.jpg</text:p>
          </table:table-cell>
        </table:table-row>
        <table:table-row table:style-name="ro1">
          <table:table-cell office:value-type="string" calcext:value-type="string">
            <text:p>История львичек</text:p>
          </table:table-cell>
          <table:table-cell office:value-type="string" calcext:value-type="string">
            <text:p>«История Львичек» - визуальная новелла про жизнь и взаимоотношения прайда львов в саванне. Хотя львов и принято считать "царями зверей" на деле выжить в саванне не так уж просто даже им. Несмотря на то что герои наделены некими человеческими чертами, в описаниях сохранена существенная доля реализма.</text:p>
          </table:table-cell>
          <table:table-cell/>
          <table:table-cell office:value-type="string" calcext:value-type="string">
            <text:p>2-10 часов</text:p>
          </table:table-cell>
          <table:table-cell office:value-type="string" calcext:value-type="string">
            <text:p>maltakreuz</text:p>
          </table:table-cell>
          <table:table-cell office:value-type="string" calcext:value-type="string">
            <text:p>{''}</text:p>
          </table:table-cell>
          <table:table-cell office:value-type="string" calcext:value-type="string">
            <text:p>drama</text:p>
          </table:table-cell>
          <table:table-cell office:value-type="string" calcext:value-type="string">
            <text:p>https://yadi.sk/d/NLxwhLpvbmVcE</text:p>
          </table:table-cell>
          <table:table-cell office:value-type="string" calcext:value-type="string">
            <text:p>241.jpg</text:p>
          </table:table-cell>
        </table:table-row>
        <table:table-row table:style-name="ro1">
          <table:table-cell office:value-type="string" calcext:value-type="string">
            <text:p>За стеной сна (Beyond the Wall of Sleep)</text:p>
          </table:table-cell>
          <table:table-cell office:value-type="string" calcext:value-type="string">
            <text:p>Данная новелла является адаптацией оригинального рассказа Говарда Лавкрафта "За стеной сна".\nСтажёр в психиатрической клинике рассказывает о своём знакомстве с Джо Слейтером — пациентом, который был приговорён судом к принудительному лечению, будучи признанным невменяемым, и который скончался спустя несколько недель после приговора в этой же больнице. Он описывает Слейтера как «типичного представителя региона Катскильских гор, который соответствует „белому мусору“ с Юга», для которого «законы и мораль не существуют» и чей уровень интеллекта «возможно, ниже уровня любых коренных американцев». На вид ему давали около сорока лет. Хотя преступление Слейтера было крайне жестоким и неспровоцированным, он казался «безвредным дурачком».</text:p>
          </table:table-cell>
          <table:table-cell/>
          <table:table-cell office:value-type="string" calcext:value-type="string">
            <text:p>Менее 2 часов</text:p>
          </table:table-cell>
          <table:table-cell office:value-type="string" calcext:value-type="string">
            <text:p>visual_test</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horror</text:p>
          </table:table-cell>
          <table:table-cell office:value-type="string" calcext:value-type="string">
            <text:p>https://drive.google.com/uc?export=download&amp;confirm=no_antivirus&amp;id=0Bz6f7FMIq77JZW9tYldYU29SZE0</text:p>
          </table:table-cell>
          <table:table-cell office:value-type="string" calcext:value-type="string">
            <text:p>239.jpg</text:p>
          </table:table-cell>
        </table:table-row>
        <table:table-row table:style-name="ro1">
          <table:table-cell office:value-type="string" calcext:value-type="string">
            <text:p>Слава Администрации! (Glory to Administration!)</text:p>
          </table:table-cell>
          <table:table-cell office:value-type="string" calcext:value-type="string">
            <text:p>Экстра к новелле "Любитель скорости"\nВ недалёком будущем в 20ХХ году человечество решило закодировать свой характер и привычки. Любой человек может сразу сказать о другом всё, как только взглянет на его персональный код. Чтобы поддерживать порядок, страной стала управлять Администрация - самые лучшие люди страны по мнению У.М.А. выдающего персональный код. Подлинное равенство и вечный мир правил страной, но так ли всё идеально как кажется.</text:p>
          </table:table-cell>
          <table:table-cell/>
          <table:table-cell office:value-type="string" calcext:value-type="string">
            <text:p>Менее 2 часов</text:p>
          </table:table-cell>
          <table:table-cell office:value-type="string" calcext:value-type="string">
            <text:p>poni_(horses_of_different_colors)</text:p>
          </table:table-cell>
          <table:table-cell office:value-type="string" calcext:value-type="string">
            <text:p>{''}</text:p>
          </table:table-cell>
          <table:table-cell office:value-type="string" calcext:value-type="string">
            <text:p>drama,science_fiction</text:p>
          </table:table-cell>
          <table:table-cell office:value-type="string" calcext:value-type="string">
            <text:p>https://yadi.sk/d/NclHGgQ1zGkpq</text:p>
          </table:table-cell>
          <table:table-cell office:value-type="string" calcext:value-type="string">
            <text:p>238.jpg</text:p>
          </table:table-cell>
        </table:table-row>
        <table:table-row table:style-name="ro1">
          <table:table-cell office:value-type="string" calcext:value-type="string">
            <text:p>Любитель скорости (Speed addict)</text:p>
          </table:table-cell>
          <table:table-cell office:value-type="string" calcext:value-type="string">
            <text:p>Любитель скорости-кинетическая новеллка с бюджетной графикой на 30 минут чтения про антиутопию. В недалёком будущем в 20ХХ году человечество решило закодировать свой характер и привычки. Любой человек может сразу сказать о другом всё,как только взглянет на его персональный код. Чтобы поддерживать порядок, страной стала управлять Администрация-самые лучшие люди страны по мнению У.М.А.выдающего персональный код. Подлинное равенство и вечный мир правил страной, но так ли всё идеально как кажется.\n***Ссылка обновлена!***</text:p>
          </table:table-cell>
          <table:table-cell/>
          <table:table-cell office:value-type="string" calcext:value-type="string">
            <text:p>Менее 2 часов</text:p>
          </table:table-cell>
          <table:table-cell office:value-type="string" calcext:value-type="string">
            <text:p>poni_(horses_of_different_colors)</text:p>
          </table:table-cell>
          <table:table-cell office:value-type="string" calcext:value-type="string">
            <text:p>{'киберпанк', 'Главный герой парень', 'отечественный разработчик', 'Антиутопия', 'Повествование от первого лица'}</text:p>
          </table:table-cell>
          <table:table-cell office:value-type="string" calcext:value-type="string">
            <text:p>drama,science_fiction,routine</text:p>
          </table:table-cell>
          <table:table-cell office:value-type="string" calcext:value-type="string">
            <text:p>https://yadi.sk/d/a9ne-YeaFgm1oQ</text:p>
          </table:table-cell>
          <table:table-cell office:value-type="string" calcext:value-type="string">
            <text:p>237.jpg</text:p>
          </table:table-cell>
        </table:table-row>
        <table:table-row table:style-name="ro1">
          <table:table-cell office:value-type="string" calcext:value-type="string">
            <text:p>Сказка для Дарины (DarinaTale)</text:p>
          </table:table-cell>
          <table:table-cell office:value-type="string" calcext:value-type="string">
            <text:p>Всё в этой истории, как в сказке – юная принцесса, волшебная птица, а добро побеждает зло. И только одна вещь здесь такая же, как в обычной жизни – порой очень трудно отличить добро от зла.\n\nПросто коротенькая сказка «не для всех», ибо мотивы далеко не каждого героя читаются, как открытая книга, о некоторых мы можем только догадываться.</text:p>
          </table:table-cell>
          <table:table-cell/>
          <table:table-cell office:value-type="string" calcext:value-type="string">
            <text:p>Менее 2 часов</text:p>
          </table:table-cell>
          <table:table-cell office:value-type="string" calcext:value-type="string">
            <text:p>footmade_(sdelano_nogami)</text:p>
          </table:table-cell>
          <table:table-cell office:value-type="string" calcext:value-type="string">
            <text:p>{''}</text:p>
          </table:table-cell>
          <table:table-cell office:value-type="string" calcext:value-type="string">
            <text:p>drama,adventure,fantasy</text:p>
          </table:table-cell>
          <table:table-cell office:value-type="string" calcext:value-type="string">
            <text:p>https://yadi.sk/d/xZAy6oubbWRmu</text:p>
          </table:table-cell>
          <table:table-cell office:value-type="string" calcext:value-type="string">
            <text:p>236.png</text:p>
          </table:table-cell>
        </table:table-row>
        <table:table-row table:style-name="ro1">
          <table:table-cell office:value-type="string" calcext:value-type="string">
            <text:p>VIPER-V16</text:p>
          </table:table-cell>
          <table:table-cell office:value-type="string" calcext:value-type="string">
            <text:p>Простой японский парень со звучным именем Йо, учится в японском техникуме. В программирование его потянула любовь к играм (ведь мы учимся писать игры!), однако учёба не приносит ему никакой радости.\n\nТак бы и прошла его учёба в серости и унынии, но наш герой познакомился с тремя замечательными девушками с отделения шоу-бизнеса...\n\nВозрастное ограничение: 18+</text:p>
          </table:table-cell>
          <table:table-cell/>
          <table:table-cell office:value-type="string" calcext:value-type="string">
            <text:p>2-10 часов</text:p>
          </table:table-cell>
          <table:table-cell office:value-type="string" calcext:value-type="string">
            <text:p>sogna</text:p>
          </table:table-cell>
          <table:table-cell office:value-type="string" calcext:value-type="string">
            <text:p>{'Эроге', 'Иностранный разработчик', 'Главный герой парень', 'Повествование от первого лица'}</text:p>
          </table:table-cell>
          <table:table-cell office:value-type="string" calcext:value-type="string">
            <text:p>drama,comedy,romance,adventure,fiction,fantasy,hentai</text:p>
          </table:table-cell>
          <table:table-cell office:value-type="string" calcext:value-type="string">
            <text:p>https://drive.google.com/open?id=0B9lV3fTy1kI9VGlpWmdkbFRvY2M</text:p>
          </table:table-cell>
          <table:table-cell office:value-type="string" calcext:value-type="string">
            <text:p>235.jpg</text:p>
          </table:table-cell>
        </table:table-row>
        <table:table-row table:style-name="ro1">
          <table:table-cell office:value-type="string" calcext:value-type="string">
            <text:p>Дэдлайн (Deadline)</text:p>
          </table:table-cell>
          <table:table-cell office:value-type="string" calcext:value-type="string">
            <text:p>Типичная история попаданца – зомби, колдуны, короли, принцессы, рыцарские турниры. Русский эмигрант, работающий ночным сторожем в британском музее, сидит на стуле и ждёт рассвета – так он понимает свою работу. И, по закону жанра, что-то должно произойти.\n\nНаписано в рифму, но это не сильно мешает чтению. Приправлено шутками и хорошим настроением. Шедевральной графики ждать не стоит, ибо игра создана за три дня с нуля одним человеком. Всего в новелле шесть концовок: быстрая, плохая, обидная, позорная, нормальная и хорошая.</text:p>
          </table:table-cell>
          <table:table-cell/>
          <table:table-cell office:value-type="string" calcext:value-type="string">
            <text:p>Менее 2 часов</text:p>
          </table:table-cell>
          <table:table-cell office:value-type="string" calcext:value-type="string">
            <text:p>7dots</text:p>
          </table:table-cell>
          <table:table-cell office:value-type="string" calcext:value-type="string">
            <text:p>{''}</text:p>
          </table:table-cell>
          <table:table-cell office:value-type="string" calcext:value-type="string">
            <text:p>comedy,adventure,fantasy</text:p>
          </table:table-cell>
          <table:table-cell office:value-type="string" calcext:value-type="string">
            <text:p>https://yadi.sk/d/Ss7uTYus3GKUuq</text:p>
          </table:table-cell>
          <table:table-cell office:value-type="string" calcext:value-type="string">
            <text:p>234.png</text:p>
          </table:table-cell>
        </table:table-row>
        <table:table-row table:style-name="ro1">
          <table:table-cell office:value-type="string" calcext:value-type="string">
            <text:p>Кикокугаи-Кибер Убийца Ремейк (Kikokugai -Reichin Rinrinshan-)</text:p>
          </table:table-cell>
          <table:table-cell office:value-type="string" calcext:value-type="string">
            <text:p>Действие происходит в Шанхае второй половины двадцать первого века. Кибер-технологии прочно вошли в жизнь, и уже трудно найти человека, в теле которого нет ни единого имплантанта. Созданы и полностью кибернетические существа - так называемые гиноиды.\nГлавный герой новеллы, Конг Таоло, как и все его предки, верой и правдой служил одной из шанхайских триад. До тех пор, пока однажды его не попытался убить собственный лучший друг, уже занимающий в триаде очень высокий пост. Целый год Таоло скрывался, залечивая раны. Но вернувшись в Шанхай узнал, что жертвой вероломства оказался не только он.\nДополнительная информация:\nОтличия от предыдущей версии: разрешение 1024х768, новая графика, озвучка, множество эффектов, сильно смягчённые хентайные сцены, обновлённый русский перевод.</text:p>
          </table:table-cell>
          <table:table-cell/>
          <table:table-cell office:value-type="string" calcext:value-type="string">
            <text:p>2-10 часов</text:p>
          </table:table-cell>
          <table:table-cell office:value-type="string" calcext:value-type="string">
            <text:p>nitroplus</text:p>
          </table:table-cell>
          <table:table-cell office:value-type="string" calcext:value-type="string">
            <text:p>{'Иностранный разработчик', 'Главный герой парень', 'киберпанк', 'Повествование от третьего лица'}</text:p>
          </table:table-cell>
          <table:table-cell office:value-type="string" calcext:value-type="string">
            <text:p>drama,science_fiction,action,ecchi</text:p>
          </table:table-cell>
          <table:table-cell office:value-type="string" calcext:value-type="string">
            <text:p>https://yadi.sk/d/Vj5Gb6B0bV2EW</text:p>
          </table:table-cell>
          <table:table-cell office:value-type="string" calcext:value-type="string">
            <text:p>233.jpg</text:p>
          </table:table-cell>
        </table:table-row>
        <table:table-row table:style-name="ro1">
          <table:table-cell office:value-type="string" calcext:value-type="string">
            <text:p>Страна Колес, Вечная юность (Sharin no Kuni, Yuukyuu no Shounenshoujo)</text:p>
          </table:table-cell>
          <table:table-cell office:value-type="string" calcext:value-type="string">
            <text:p>Фандиск новеллы" Sharin no Kuni, Himawari no Shoujo ".\nДо событий Himawari no Shoujo остаются ещё долгие годы, Акуцу Масаоми пока лишь кадет. Прибыв к месту проведения последнего экзамена он встречается со столь же амбициозным Хигучи Сабуро. Но ни Акуцу ни Хигучи ещё не подозревают, что представляет собой экзамен, и через что им придётся пройти.</text:p>
          </table:table-cell>
          <table:table-cell/>
          <table:table-cell office:value-type="string" calcext:value-type="string">
            <text:p>10-30 часов</text:p>
          </table:table-cell>
          <table:table-cell office:value-type="string" calcext:value-type="string">
            <text:p>akabei_soft2</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comedy,romance,routine,fiction,hentai</text:p>
          </table:table-cell>
          <table:table-cell office:value-type="string" calcext:value-type="string">
            <text:p>https://drive.google.com/file/d/1Z74pZq5o88TBKhTOOxbybW8xK921QMlV/view?usp=sharing</text:p>
          </table:table-cell>
          <table:table-cell office:value-type="string" calcext:value-type="string">
            <text:p>232.png</text:p>
          </table:table-cell>
        </table:table-row>
        <table:table-row table:style-name="ro1">
          <table:table-cell office:value-type="string" calcext:value-type="string">
            <text:p>Йосей (Yousei)</text:p>
          </table:table-cell>
          <table:table-cell office:value-type="string" calcext:value-type="string">
            <text:p>Третья часть детективной серии новелл от "Sakevisual".\nПосле нескольких лет скитаний Кангай вернулся в родной город, однако за этим последовала череда убийств, как-то связанных с его прошлым. Благодаря фантастическому везению (а может, и наоборот), он присоединяется к команде подростков-экстрасенсов, которая раскрывает преступления под бдительным взором правительства. На этот раз им приходится под прикрытием проникнуть в местный университет, чтобы разузнать историю Кангая, но неожиданная смерть профессора заставляет их столкнуться со старым врагом и новой важной информацией.\nИсследуйте кампус, опрашивайте подозреваемых и докопайтесь до скрытой правды. Сумеете ли вы поймать убийцу или же он поймает вас.</text:p>
          </table:table-cell>
          <table:table-cell/>
          <table:table-cell office:value-type="string" calcext:value-type="string">
            <text:p>2-10 часов</text:p>
          </table:table-cell>
          <table:table-cell office:value-type="string" calcext:value-type="string">
            <text:p>sakevisual</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etective,mystic,routine,adventure</text:p>
          </table:table-cell>
          <table:table-cell office:value-type="string" calcext:value-type="string">
            <text:p>https://cloud.mail.ru/public/a01ed5bff518/%D0%A3%D1%81%D1%82%D0%B0%D0%BD%D0%BE%D0%B2%D0%BA%D0%B0%20-%20%D0%99%D0%BE%D1%81%D0%B5%D0%B9.exe</text:p>
          </table:table-cell>
          <table:table-cell office:value-type="string" calcext:value-type="string">
            <text:p>231.png</text:p>
          </table:table-cell>
        </table:table-row>
        <table:table-row table:style-name="ro1">
          <table:table-cell office:value-type="string" calcext:value-type="string">
            <text:p>Когда Плачут Чайки: Перья (Umineko no Naku Koro ni Hane)</text:p>
          </table:table-cell>
          <table:table-cell office:value-type="string" calcext:value-type="string">
            <text:p>Второй фандиск Umineko no Naku Koro ni.\nВторой сборник дополнительных историй. Некоторые истории юмористические, но более серьёзные можно считать каноном.</text:p>
          </table:table-cell>
          <table:table-cell/>
          <table:table-cell office:value-type="string" calcext:value-type="string">
            <text:p>Менее 2 часов</text:p>
          </table:table-cell>
          <table:table-cell office:value-type="string" calcext:value-type="string">
            <text:p>07th_expansion</text:p>
          </table:table-cell>
          <table:table-cell office:value-type="string" calcext:value-type="string">
            <text:p>{'Русский'}</text:p>
          </table:table-cell>
          <table:table-cell office:value-type="string" calcext:value-type="string">
            <text:p>drama,comedy,horror,mystic</text:p>
          </table:table-cell>
          <table:table-cell office:value-type="string" calcext:value-type="string">
            <text:p>http://www.mediafire.com/file/yq5o23z7m318zdc/Uminekoi%20Hane%20%20v2.0.rar</text:p>
          </table:table-cell>
          <table:table-cell office:value-type="string" calcext:value-type="string">
            <text:p>230.jpg</text:p>
          </table:table-cell>
        </table:table-row>
        <table:table-row table:style-name="ro1">
          <table:table-cell office:value-type="string" calcext:value-type="string">
            <text:p>Когда Плачут Чайки: Крылья (Umineko no Naku Koro ni Tsubasa)</text:p>
          </table:table-cell>
          <table:table-cell office:value-type="string" calcext:value-type="string">
            <text:p>Первый фандиск Umineko no Naku Koro ni.\nСборник дополнительных историй, также известный как When they Cry 4+. Некоторые истории юмористические, но более серьёзные можно считать каноном.\n\nДоступно только для пользователей</text:p>
          </table:table-cell>
          <table:table-cell/>
          <table:table-cell office:value-type="string" calcext:value-type="string">
            <text:p>2-10 часов</text:p>
          </table:table-cell>
          <table:table-cell office:value-type="string" calcext:value-type="string">
            <text:p>07th_expansion</text:p>
          </table:table-cell>
          <table:table-cell office:value-type="string" calcext:value-type="string">
            <text:p>{'Umineko no Naku Koro ni', 'философия', 'остров', 'Главный герой парень', 'Иностранный разработчик', 'Повествование от первого лица'}</text:p>
          </table:table-cell>
          <table:table-cell office:value-type="string" calcext:value-type="string">
            <text:p>drama,comedy,horror,mystic</text:p>
          </table:table-cell>
          <table:table-cell office:value-type="string" calcext:value-type="string">
            <text:p>http://www.mediafire.com/file/ocejoej5q56st20/Umineko%20Tsubasa%20%20v2.0.rar</text:p>
          </table:table-cell>
          <table:table-cell office:value-type="string" calcext:value-type="string">
            <text:p>229.png</text:p>
          </table:table-cell>
        </table:table-row>
        <table:table-row table:style-name="ro1">
          <table:table-cell office:value-type="string" calcext:value-type="string">
            <text:p>Когда плачут чайки: Крах (Umineko no Naku Koro ni Chiru)</text:p>
          </table:table-cell>
          <table:table-cell office:value-type="string" calcext:value-type="string">
            <text:p>Продолжение Umineko no Naku Koro ni .\nUmineko no Naku Koro ni Chiru рассказывают вторую половину истории и приближают к сути тайны. Эти игры - не просто ответы на первые четыре арки, но и продолжение истории в новом свете.</text:p>
          </table:table-cell>
          <table:table-cell/>
          <table:table-cell office:value-type="string" calcext:value-type="string">
            <text:p>Более 50 часов</text:p>
          </table:table-cell>
          <table:table-cell office:value-type="string" calcext:value-type="string">
            <text:p>07th_expansion</text:p>
          </table:table-cell>
          <table:table-cell office:value-type="string" calcext:value-type="string">
            <text:p>{'Русский'}</text:p>
          </table:table-cell>
          <table:table-cell office:value-type="string" calcext:value-type="string">
            <text:p>drama,romance,horror,action,detective,mystic</text:p>
          </table:table-cell>
          <table:table-cell office:value-type="string" calcext:value-type="string">
            <text:p>https://mega.nz/#F!8g8WVKRK!qa3n1x8csnWsE0dP230Ovw</text:p>
          </table:table-cell>
          <table:table-cell office:value-type="string" calcext:value-type="string">
            <text:p>228.png</text:p>
          </table:table-cell>
        </table:table-row>
        <table:table-row table:style-name="ro1">
          <table:table-cell office:value-type="string" calcext:value-type="string">
            <text:p>Клуб нонконформистов</text:p>
          </table:table-cell>
          <table:table-cell office:value-type="string" calcext:value-type="string">
            <text:p>Главный герой Марк приходит в сознание в неизвестном и явно потустороннем месте. Вместе с ним в закрытом помещении оказываются ещё трое человек — девушка-хикикомори, школьник-изгой и парень-мизантроп. Единственное живое существо, которое явно понимает суть происходящего, это говорящий кот, который тут же объявляет открытым первое собрание КЛУБА НОНКОНФОРМИСТОВ и требует от его участников развлечений и размышлений.\n\nЧто свело вместе этих четверых подростков? Какие тайны они хранят? И сможет ли Марк выбраться из оков этой странной игры?</text:p>
          </table:table-cell>
          <table:table-cell/>
          <table:table-cell office:value-type="string" calcext:value-type="string">
            <text:p>Драма, Мистика</text:p>
          </table:table-cell>
          <table:table-cell office:value-type="string" calcext:value-type="string">
            <text:p>celestialnovels</text:p>
          </table:table-cell>
          <table:table-cell office:value-type="string" calcext:value-type="string">
            <text:p>{'Отечественный разработчик', 'главный герой парень', 'Повествование от первого лица'}</text:p>
          </table:table-cell>
          <table:table-cell/>
          <table:table-cell office:value-type="string" calcext:value-type="string">
            <text:p>https://yadi.sk/d/ImNkF_9M3UGVUQ</text:p>
          </table:table-cell>
          <table:table-cell office:value-type="string" calcext:value-type="string">
            <text:p>226.jpg</text:p>
          </table:table-cell>
        </table:table-row>
        <table:table-row table:style-name="ro1">
          <table:table-cell office:value-type="string" calcext:value-type="string">
            <text:p>Мир её глазами...</text:p>
          </table:table-cell>
          <table:table-cell office:value-type="string" calcext:value-type="string">
            <text:p>Маи Аюкава - взрослая женщина, работает на любимой работе, играет в компьютерные игры, читает книги и общается с людьми. Иначе говоря, наслаждается жизнью. Но в один самый обычный день она сталкивается с необыкновенной для неё девочкой. Познакомившись с ней поближе, Маи удалось посмотреть на жизнь другими глазами...</text:p>
          </table:table-cell>
          <table:table-cell/>
          <table:table-cell office:value-type="string" calcext:value-type="string">
            <text:p>Менее 2 часов</text:p>
          </table:table-cell>
          <table:table-cell office:value-type="string" calcext:value-type="string">
            <text:p>tansia</text:p>
          </table:table-cell>
          <table:table-cell office:value-type="string" calcext:value-type="string">
            <text:p>{''}</text:p>
          </table:table-cell>
          <table:table-cell office:value-type="string" calcext:value-type="string">
            <text:p>drama,routine,school</text:p>
          </table:table-cell>
          <table:table-cell office:value-type="string" calcext:value-type="string">
            <text:p>https://yadi.sk/d/lwDTP1ZaafpiF</text:p>
          </table:table-cell>
          <table:table-cell office:value-type="string" calcext:value-type="string">
            <text:p>224.jpg</text:p>
          </table:table-cell>
        </table:table-row>
        <table:table-row table:style-name="ro1">
          <table:table-cell office:value-type="string" calcext:value-type="string">
            <text:p>Lvl1</text:p>
          </table:table-cell>
          <table:table-cell office:value-type="string" calcext:value-type="string">
            <text:p>В одно не очень приятное утро, Игорь, ворча по поводу и без, заходит в магазин по просьбе его матери. Ничего не предвещало беды, но постепенно его мир окрашивается в пиксели! Спустя несколько мгновений Игорь понимает, что он уже в настоящей онлайн-игре!\nИ всё бы ничего, как любителю игр не радоваться этому? Да только вот, чтобы остаться в игре, надо выжить 24 часа, не растеряв свои жалкие 3 жизни.\nСможет ли Игорь остаться в живых или же ему придётся смиренно идти в магазин за продуктами? Всё зависит от вашего выбора!</text:p>
          </table:table-cell>
          <table:table-cell/>
          <table:table-cell office:value-type="string" calcext:value-type="string">
            <text:p>Менее 2 часов</text:p>
          </table:table-cell>
          <table:table-cell office:value-type="string" calcext:value-type="string">
            <text:p>niamarmosha</text:p>
          </table:table-cell>
          <table:table-cell office:value-type="string" calcext:value-type="string">
            <text:p>{''}</text:p>
          </table:table-cell>
          <table:table-cell office:value-type="string" calcext:value-type="string">
            <text:p>comedy,action,adventure,fantasy</text:p>
          </table:table-cell>
          <table:table-cell office:value-type="string" calcext:value-type="string">
            <text:p>https://yadi.sk/d/JCagO-vKag62E</text:p>
          </table:table-cell>
          <table:table-cell office:value-type="string" calcext:value-type="string">
            <text:p>223.jpg</text:p>
          </table:table-cell>
        </table:table-row>
        <table:table-row table:style-name="ro1">
          <table:table-cell office:value-type="string" calcext:value-type="string">
            <text:p>Сад в облаках</text:p>
          </table:table-cell>
          <table:table-cell office:value-type="string" calcext:value-type="string">
            <text:p>Раньше мы уживались с ними вполне мирно. Они гнездились где-то в горах, иногда пожирали кого-нибудь, но в целом от болезней гибло больше народу, и проблема драконов как-то не волновала.\nМногие считали, что они… милые.\nНу, помните, вся эта блестящая на солнце чешуя и грустные глаза.\nНикто никогда не подсчитывал, сколько человек поместится в драконовом брюхе...</text:p>
          </table:table-cell>
          <table:table-cell/>
          <table:table-cell office:value-type="string" calcext:value-type="string">
            <text:p>Менее 2 часов</text:p>
          </table:table-cell>
          <table:table-cell office:value-type="string" calcext:value-type="string">
            <text:p>dar'ja_koshevaja</text:p>
          </table:table-cell>
          <table:table-cell office:value-type="string" calcext:value-type="string">
            <text:p>{''}</text:p>
          </table:table-cell>
          <table:table-cell office:value-type="string" calcext:value-type="string">
            <text:p>drama,romance,fantasy</text:p>
          </table:table-cell>
          <table:table-cell office:value-type="string" calcext:value-type="string">
            <text:p>https://cloud.mail.ru/public/f3a103bc9a56%2FGardenInTheClouds.zip</text:p>
          </table:table-cell>
          <table:table-cell office:value-type="string" calcext:value-type="string">
            <text:p>222.jpg</text:p>
          </table:table-cell>
        </table:table-row>
        <table:table-row table:style-name="ro1">
          <table:table-cell office:value-type="string" calcext:value-type="string">
            <text:p>Каблук</text:p>
          </table:table-cell>
          <table:table-cell office:value-type="string" calcext:value-type="string">
            <text:p>В далёкие восьмидесятые прошлого века у школьниц было модно вести дневники. Тетрадки в клеточку, куда вклеивались самые красивые фантики, вписывались самые трогательные стихи и копировались дедовским рукописным методом рассказы о трагической неразделённой любви, острых бритвах марки «Нева» и предсмертных записках, начертанных кровью глупых влюблённых школьников.\nПеред вами одна из таких коротеньких историй про советских студентов, но написанная без лишних сантиментов, сухо и сжато. И ещё – крови как таковой не будет. Просто ностальгия по временам, которые мы не застали, но знаем по старым книгам и фильмам, и по рассказам родственников.</text:p>
          </table:table-cell>
          <table:table-cell/>
          <table:table-cell office:value-type="string" calcext:value-type="string">
            <text:p>Менее 2 часов</text:p>
          </table:table-cell>
          <table:table-cell office:value-type="string" calcext:value-type="string">
            <text:p>footmade_(sdelano_nogami)</text:p>
          </table:table-cell>
          <table:table-cell office:value-type="string" calcext:value-type="string">
            <text:p>{''}</text:p>
          </table:table-cell>
          <table:table-cell office:value-type="string" calcext:value-type="string">
            <text:p>drama,routine</text:p>
          </table:table-cell>
          <table:table-cell office:value-type="string" calcext:value-type="string">
            <text:p>https://yadi.sk/d/diMk80p6aaksq</text:p>
          </table:table-cell>
          <table:table-cell office:value-type="string" calcext:value-type="string">
            <text:p>221.jpg</text:p>
          </table:table-cell>
        </table:table-row>
        <table:table-row table:style-name="ro1">
          <table:table-cell office:value-type="string" calcext:value-type="string">
            <text:p>Всё начинается в тавернах</text:p>
          </table:table-cell>
          <table:table-cell office:value-type="string" calcext:value-type="string">
            <text:p>Когда королевская стража бессильна...\nКогда никто не способен взять на себя по-настоящему важную для королевства миссию...\nНа сцену выходит...\nГЕРОЙ.\nЕму предстоят испытания жидкостью, растениями, пещерами, неожиданными знакомствами и коварными существами, жаждущими заманить в ловушку.\nИ его новое приключение начнётся... в таверне?.. Погодите, он туда что, просто выпить зашёл?..\n\nОт создателей "Побега из Френззоны", творческого коллектива МихиРису (http://vk.com/mihirisu).\nКомедийная приключенческая новелла, в которой пиво льётся рекой, а нелепые пародии вызывают судорожные запросы в Google.</text:p>
          </table:table-cell>
          <table:table-cell/>
          <table:table-cell office:value-type="string" calcext:value-type="string">
            <text:p>Менее 2 часов</text:p>
          </table:table-cell>
          <table:table-cell office:value-type="string" calcext:value-type="string">
            <text:p>mihirisu</text:p>
          </table:table-cell>
          <table:table-cell office:value-type="string" calcext:value-type="string">
            <text:p>{''}</text:p>
          </table:table-cell>
          <table:table-cell office:value-type="string" calcext:value-type="string">
            <text:p>comedy,action,detective,adventure,fantasy</text:p>
          </table:table-cell>
          <table:table-cell office:value-type="string" calcext:value-type="string">
            <text:p>https://yadi.sk/d/1Gog7OvVaWMBv</text:p>
          </table:table-cell>
          <table:table-cell office:value-type="string" calcext:value-type="string">
            <text:p>218.jpg</text:p>
          </table:table-cell>
        </table:table-row>
        <table:table-row table:style-name="ro1">
          <table:table-cell office:value-type="string" calcext:value-type="string">
            <text:p>Королевство ЗАЙЦА-КОРОЛЯ</text:p>
          </table:table-cell>
          <table:table-cell office:value-type="string" calcext:value-type="string">
            <text:p>Жил в некотором королевстве ЗАЯЦ-КОРОЛЬ. И был он...Не очень хорошим королём. Его умный советник приглашает эксперта - Игрока, чтобы перевоспитать незадачливого короля. Вам придётся пройти тяжёлый путь вместе с ЗАЙЦЕМ-КОРОЛЁМ, чтобы вернуть его на истинный путь для просветления королевства. Но можно ли перевоспитать того, кто был негодяем уже с рождения?</text:p>
          </table:table-cell>
          <table:table-cell/>
          <table:table-cell office:value-type="string" calcext:value-type="string">
            <text:p>Менее 2 часов</text:p>
          </table:table-cell>
          <table:table-cell office:value-type="string" calcext:value-type="string">
            <text:p>akinicheva_aleksandra</text:p>
          </table:table-cell>
          <table:table-cell office:value-type="string" calcext:value-type="string">
            <text:p>{''}</text:p>
          </table:table-cell>
          <table:table-cell office:value-type="string" calcext:value-type="string">
            <text:p>comedy,action,parody,adventure,fantasy</text:p>
          </table:table-cell>
          <table:table-cell office:value-type="string" calcext:value-type="string">
            <text:p>https://yadi.sk/d/JAubXHZ6aWL6n</text:p>
          </table:table-cell>
          <table:table-cell office:value-type="string" calcext:value-type="string">
            <text:p>217.jpg</text:p>
          </table:table-cell>
        </table:table-row>
        <table:table-row table:style-name="ro1">
          <table:table-cell office:value-type="string" calcext:value-type="string">
            <text:p>Спящий Дракон</text:p>
          </table:table-cell>
          <table:table-cell office:value-type="string" calcext:value-type="string">
            <text:p>Дочь знаменитого археолога попадает в другой мир. Там она знакомится с местными жителями и незаметно привязывается к ним. Но рано или поздно, она должна сделать выбор: отправиться домой или остаться в совершенно чуждом ей мире…мире под водой.</text:p>
          </table:table-cell>
          <table:table-cell/>
          <table:table-cell office:value-type="string" calcext:value-type="string">
            <text:p>Менее 2 часов</text:p>
          </table:table-cell>
          <table:table-cell office:value-type="string" calcext:value-type="string">
            <text:p>valerija_lints</text:p>
          </table:table-cell>
          <table:table-cell office:value-type="string" calcext:value-type="string">
            <text:p>{''}</text:p>
          </table:table-cell>
          <table:table-cell office:value-type="string" calcext:value-type="string">
            <text:p>drama,romance,adventure,fantasy</text:p>
          </table:table-cell>
          <table:table-cell office:value-type="string" calcext:value-type="string">
            <text:p>https://yadi.sk/d/lcHCXPOIaMaTc</text:p>
          </table:table-cell>
          <table:table-cell office:value-type="string" calcext:value-type="string">
            <text:p>216.jpg</text:p>
          </table:table-cell>
        </table:table-row>
        <table:table-row table:style-name="ro1">
          <table:table-cell office:value-type="string" calcext:value-type="string">
            <text:p>Нерассказанный миф. Сказ первый (Untold Myth 1st Tale)</text:p>
          </table:table-cell>
          <table:table-cell office:value-type="string" calcext:value-type="string">
            <text:p>Загадочный регион Ликии. Это место изолировано от внешнего мира. На поверхности он окружён высокими, непроходимыми горами, образующими непреодолимую стену для всех летающих существ. А подземная структура гор состоит из Адаманта - самого твёрдого вещества в мире, практически исключая возможность проникновения подземных жителей.\nИменно в этом регионе живёт Белла - химера, наслаждающаяся своей мирской жизнью. Однажды, Белла отправилась в лес на поиски пропитания и встретила там гарпию, пришедшую извне. Гарпия попросила Беллу помочь ей найти источник неестественных землетрясений, с недавнего времени бушевавших во внешнем мире.</text:p>
          </table:table-cell>
          <table:table-cell/>
          <table:table-cell office:value-type="string" calcext:value-type="string">
            <text:p>Менее 2 часов</text:p>
          </table:table-cell>
          <table:table-cell office:value-type="string" calcext:value-type="string">
            <text:p>dunceney</text:p>
          </table:table-cell>
          <table:table-cell office:value-type="string" calcext:value-type="string">
            <text:p>{'Главный герой девушка', 'не люди', 'Иностранный разработчик', 'Повествование от первого лица'}</text:p>
          </table:table-cell>
          <table:table-cell office:value-type="string" calcext:value-type="string">
            <text:p>comedy,adventure,fantasy</text:p>
          </table:table-cell>
          <table:table-cell office:value-type="string" calcext:value-type="string">
            <text:p>https://yadi.sk/d/13Vqf88BaQV8U</text:p>
          </table:table-cell>
          <table:table-cell office:value-type="string" calcext:value-type="string">
            <text:p>213.png</text:p>
          </table:table-cell>
        </table:table-row>
        <table:table-row table:style-name="ro1">
          <table:table-cell office:value-type="string" calcext:value-type="string">
            <text:p>Пятая Алиса (Welcome to Scaretale: Alice №5)</text:p>
          </table:table-cell>
          <table:table-cell office:value-type="string" calcext:value-type="string">
            <text:p>Говорят, в Страну Чудес может привести лишь Белый Кролик. Ты бежишь за ним, проваливаешься в кроличью нору и попадаешь в этот сказочный мир. Причём, тебя наверняка зовут Алисой, ведь иначе, очень низкая вероятность попасть в подобный, не существующий мир. Но вот Кролик в камзоле к Гилберту Найтрею и Озу Безариусу не приходил, а кроличья нора просто взяла и распахнулась у них под ногами, не дав даже возможности подумать о том, а хотят ли они туда?\nИ вот, Страна Чудес встречает их ярким безумным пейзажем. Превращает молодого Безариуса в кролика, а Найтрея провозглашает Алисой, да ещё и Пятой. Казалось бы, всё не так уж и ужасно, ведь Алиса вернётся домой из сказочного мира! Но... предыдущие четверо ведь не смогли.\n\nВнимание:\nАнтивирус может ругаться на новеллу.\n\nВ данной версии девять глав. Постепенно, их количество будет увеличиваться. Всего запланировано 12 глав.</text:p>
          </table:table-cell>
          <table:table-cell/>
          <table:table-cell office:value-type="string" calcext:value-type="string">
            <text:p>2-10 часов</text:p>
          </table:table-cell>
          <table:table-cell office:value-type="string" calcext:value-type="string">
            <text:p>aevalentine</text:p>
          </table:table-cell>
          <table:table-cell office:value-type="string" calcext:value-type="string">
            <text:p>{'D.Gray-man', 'отечественный разработчик', 'Главный герой парень', 'Алиса в стране чудес', 'кроссовер', 'Pandora Hearts', 'Повествование от первого лица'}</text:p>
          </table:table-cell>
          <table:table-cell office:value-type="string" calcext:value-type="string">
            <text:p>drama,mystic,adventure,fantasy</text:p>
          </table:table-cell>
          <table:table-cell office:value-type="string" calcext:value-type="string">
            <text:p>https://drive.google.com/file/d/12H37_hGn2-LltGd1Y-vY_9DyZ1N4G0nX/view?usp=sharing</text:p>
          </table:table-cell>
          <table:table-cell office:value-type="string" calcext:value-type="string">
            <text:p>212.png</text:p>
          </table:table-cell>
        </table:table-row>
        <table:table-row table:style-name="ro1">
          <table:table-cell office:value-type="string" calcext:value-type="string">
            <text:p>Канон (Kanon)</text:p>
          </table:table-cell>
          <table:table-cell office:value-type="string" calcext:value-type="string">
            <text:p>"Канон" посвящён нескольким девушкам, связанных прошлым с главным героем Юичи Аидзавой, который спустя семь лет отсутствия возвращается в родной город. У Юичи не сохранилось воспоминаний о том времени, когда он жил здесь. Его родители далеко за границей, поэтому он останавливается в доме своей тёти Акико Минасэ и двоюродной сестры Наюки. Понемногу, день за днём, к Юичи возвращается память о его старых знакомых и о том, что произошло в его детстве.</text:p>
          </table:table-cell>
          <table:table-cell/>
          <table:table-cell office:value-type="string" calcext:value-type="string">
            <text:p>10-30 часов</text:p>
          </table:table-cell>
          <table:table-cell office:value-type="string" calcext:value-type="string">
            <text:p>key</text:p>
          </table:table-cell>
          <table:table-cell office:value-type="string" calcext:value-type="string">
            <text:p>{'Накиге', 'Иностранный разработчик'}</text:p>
          </table:table-cell>
          <table:table-cell office:value-type="string" calcext:value-type="string">
            <text:p>drama,comedy,romance,mystic,routine,school</text:p>
          </table:table-cell>
          <table:table-cell office:value-type="string" calcext:value-type="string">
            <text:p>https://yadi.sk/d/NZFPxU5aZno8W</text:p>
          </table:table-cell>
          <table:table-cell office:value-type="string" calcext:value-type="string">
            <text:p>211.png</text:p>
          </table:table-cell>
        </table:table-row>
        <table:table-row table:style-name="ro1">
          <table:table-cell office:value-type="string" calcext:value-type="string">
            <text:p>Мне нравится то, что мне нравится, вот так!(2 часть) (Sukisho 2 - Target Nights)</text:p>
          </table:table-cell>
          <table:table-cell office:value-type="string" calcext:value-type="string">
            <text:p>Продолжение приключений товарищей с раздвоением личностей.\nПробыв у Shinichirou и Nanami некоторое время, Сора и Сунао встречают загадочного бандита по имени "номер 416". Он утверждает, что пришёл забрать что-то драгоценное у Соры.\nПозже они встречают Криса, который работает в близлежащей церкви. Хотя этот человек кажется безобидным, он начинает приводить больше времени с Сора. В довершение всего, Сора вдруг осознает, что он и Сунао слишком часто каким-то странным образом оказываются в одной постели. Он узнаёт больше и о Ране, о его связи с Фудзимори... может ли это означать, что у самого Соры есть "вторая личность"?</text:p>
          </table:table-cell>
          <table:table-cell/>
          <table:table-cell office:value-type="string" calcext:value-type="string">
            <text:p>2-10 часов</text:p>
          </table:table-cell>
          <table:table-cell office:value-type="string" calcext:value-type="string">
            <text:p>platinum_label</text:p>
          </table:table-cell>
          <table:table-cell office:value-type="string" calcext:value-type="string">
            <text:p>{'Иностранный разработчик', 'яой', 'сёнэн-ай', 'Несколько главных героев'}</text:p>
          </table:table-cell>
          <table:table-cell office:value-type="string" calcext:value-type="string">
            <text:p>romance,mystic,school</text:p>
          </table:table-cell>
          <table:table-cell office:value-type="string" calcext:value-type="string">
            <text:p>https://yadi.sk/d/7ZE8y2gsZaTYn</text:p>
          </table:table-cell>
          <table:table-cell office:value-type="string" calcext:value-type="string">
            <text:p>209.jpg</text:p>
          </table:table-cell>
        </table:table-row>
        <table:table-row table:style-name="ro1">
          <table:table-cell office:value-type="string" calcext:value-type="string">
            <text:p>Мне нравится то, что мне нравится, вот так! (Sukisho 1 - First Limit)</text:p>
          </table:table-cell>
          <table:table-cell office:value-type="string" calcext:value-type="string">
            <text:p>Первая игра в серии. Школьник Сора Хасиба попадает в больницу после падения с четвёртого этажа. Он не получил серьёзных травм, но частично потерял память. Ему постоянно видятся видения, в которых его тащат по тёмным коридорам и какой-то таинственный голос зовёт его.\nПосле выписки Сора возвращается в общежитие, к своему новому соседу и другу детства Сунао Фудзимори. Хасиба, пытаясь всё вспомнить, замечает, что с его другом происходит что-то странное...</text:p>
          </table:table-cell>
          <table:table-cell/>
          <table:table-cell office:value-type="string" calcext:value-type="string">
            <text:p>2-10 часов</text:p>
          </table:table-cell>
          <table:table-cell office:value-type="string" calcext:value-type="string">
            <text:p>platinum_label</text:p>
          </table:table-cell>
          <table:table-cell office:value-type="string" calcext:value-type="string">
            <text:p>{'Иностранный разработчик', 'яой', 'сёнэн-ай', 'Несколько главных героев'}</text:p>
          </table:table-cell>
          <table:table-cell office:value-type="string" calcext:value-type="string">
            <text:p>romance,mystic,school</text:p>
          </table:table-cell>
          <table:table-cell office:value-type="string" calcext:value-type="string">
            <text:p>https://yadi.sk/d/L5I7h8vnZaR8H</text:p>
          </table:table-cell>
          <table:table-cell office:value-type="string" calcext:value-type="string">
            <text:p>208.jpg</text:p>
          </table:table-cell>
        </table:table-row>
        <table:table-row table:style-name="ro1">
          <table:table-cell office:value-type="string" calcext:value-type="string">
            <text:p>Лебединая песнь (Swan song)</text:p>
          </table:table-cell>
          <table:table-cell office:value-type="string" calcext:value-type="string">
            <text:p>Внимание!\n[b]Небольшой городок в предгорьях. Разгар зимы – 24 декабря. Все заняты мирной подготовкой к наступающим праздникам.\n\nСтудент местного колледжа Амако Цукаса, ночью выходит на улицу, чтобы купить в автомате бутылку газировки, как вдруг начинается сильнейшее землетрясение, и за считанные минуты весь город превращается буквально в руины. В такой сильной катастрофе можно было выжить только чудом. Однако всё же нескольким людям, так же, как и ему, удалось спастись. Первые, кого он находит, – девушка, страдающая аутизмом, Сака Ароэ, и её старшая сестра, которую он застаёт уже при смерти. Она просит Цукасу позаботиться об Арое, потому что самой ей не выжить. С трудом они добираются до местной церкви – единственного более или менее уцелевшего здания в городе. Туда же приходят другие уцелевшие. Начинается долгая борьба за выживание – без электричества, без света, без отопления, без свежей воды...\n\nАльтернативная ссылка</text:p>
          </table:table-cell>
          <table:table-cell/>
          <table:table-cell office:value-type="string" calcext:value-type="string">
            <text:p>10-30 часов</text:p>
          </table:table-cell>
          <table:table-cell office:value-type="string" calcext:value-type="string">
            <text:p>le.chocolat</text:p>
          </table:table-cell>
          <table:table-cell office:value-type="string" calcext:value-type="string">
            <text:p>{'Несколько главных героев', 'изнасилования', 'Иностранный разработчик', 'Апокалиптика', 'Эроге', 'Повествование от первого лица'}</text:p>
          </table:table-cell>
          <table:table-cell office:value-type="string" calcext:value-type="string">
            <text:p>drama,romance,action,adventure,hentai</text:p>
          </table:table-cell>
          <table:table-cell office:value-type="string" calcext:value-type="string">
            <text:p>https://yadi.sk/d/OYS_JZKJhkhdi</text:p>
          </table:table-cell>
          <table:table-cell office:value-type="string" calcext:value-type="string">
            <text:p>207.jpg</text:p>
          </table:table-cell>
        </table:table-row>
        <table:table-row table:style-name="ro1">
          <table:table-cell office:value-type="string" calcext:value-type="string">
            <text:p>Nuki Nuki Destiny 2</text:p>
          </table:table-cell>
          <table:table-cell office:value-type="string" calcext:value-type="string">
            <text:p>Кратко о чем игра:\n- и снова ни о чём! В этот раз японские школоло неопределённого пола отправляются в саму японскую школу. Нас познакомят со Славой, которая размышляет о бытие жизни, и которая учит своих ровесниц. Но разговор с Жекой заставил закончить урок раньше. И снова откидываемся и наслаждаемся. :3</text:p>
          </table:table-cell>
          <table:table-cell/>
          <table:table-cell office:value-type="string" calcext:value-type="string">
            <text:p>Менее 2 часов</text:p>
          </table:table-cell>
          <table:table-cell office:value-type="string" calcext:value-type="string">
            <text:p>pod_sontsem</text:p>
          </table:table-cell>
          <table:table-cell office:value-type="string" calcext:value-type="string">
            <text:p>{'юри', 'отечественный разработчик', 'Главный герой девушка', 'трэш', 'сёдзё-ай', 'Повествование от первого лица'}</text:p>
          </table:table-cell>
          <table:table-cell office:value-type="string" calcext:value-type="string">
            <text:p>comedy,routine,parody,school,ecchi</text:p>
          </table:table-cell>
          <table:table-cell office:value-type="string" calcext:value-type="string">
            <text:p>http://www.mediafire.com/file/o3tdi4ovrejmw78/Nuki_Nuki_Destiny_2-all.zip/file</text:p>
          </table:table-cell>
          <table:table-cell office:value-type="string" calcext:value-type="string">
            <text:p>206.jpg</text:p>
          </table:table-cell>
        </table:table-row>
        <table:table-row table:style-name="ro1">
          <table:table-cell office:value-type="string" calcext:value-type="string">
            <text:p>Одержимый Страстью (Tsuki Possession)</text:p>
          </table:table-cell>
          <table:table-cell office:value-type="string" calcext:value-type="string">
            <text:p>Став сиротой, бедняга Ёсуке переезжает жить к своей симпатичной мачехе и сводной сестре-скромнице. Парень начинает ходить в новую школу и устраивается работать в ресторан, где его начальницей становится сексапильная Кеико. Вскоре начинают происходить странные события - спокойным юношей временами овладевает его темное эго, высвобождая всю страсть и потаенные желания героя. Если в такие моменты рядом с подростком оказывается девушка, то ничего не спасет ее от сладостных истязаний Ёсуке!</text:p>
          </table:table-cell>
          <table:table-cell/>
          <table:table-cell office:value-type="string" calcext:value-type="string">
            <text:p>10-30 часов</text:p>
          </table:table-cell>
          <table:table-cell office:value-type="string" calcext:value-type="string">
            <text:p>g-collections</text:p>
          </table:table-cell>
          <table:table-cell office:value-type="string" calcext:value-type="string">
            <text:p>{'Повествование от первого лица', 'Главный герой парень', 'Иностранный разработчик'}</text:p>
          </table:table-cell>
          <table:table-cell office:value-type="string" calcext:value-type="string">
            <text:p>drama,ecchi,hentai</text:p>
          </table:table-cell>
          <table:table-cell office:value-type="string" calcext:value-type="string">
            <text:p>https://yadi.sk/d/1rpPmi-nZS22B</text:p>
          </table:table-cell>
          <table:table-cell office:value-type="string" calcext:value-type="string">
            <text:p>202.jpg</text:p>
          </table:table-cell>
        </table:table-row>
        <table:table-row table:style-name="ro1">
          <table:table-cell office:value-type="string" calcext:value-type="string">
            <text:p>TO&amp;HI:Тайна чeрной беретки (TO&amp;HI:Mystery of The Black Beret)</text:p>
          </table:table-cell>
          <table:table-cell office:value-type="string" calcext:value-type="string">
            <text:p>Действие сосредоточено вокруг тайны мистической черной беретки.Что это за артефакт,почему он так действует на неокрепшие мозги и как с этим бороться,вы узнаете из этой игры!Присутствует различные ветки выбора в сюжете,правда конец у игры всего один.\nПереадресация не работает, скопируйте ссылку и вставьте в браузер:\nhttp://to-and-hi.tomo-art.com/games/BlackBeret_1.3.rar</text:p>
          </table:table-cell>
          <table:table-cell/>
          <table:table-cell office:value-type="string" calcext:value-type="string">
            <text:p>Менее 2 часов</text:p>
          </table:table-cell>
          <table:table-cell office:value-type="string" calcext:value-type="string">
            <text:p>artlab_wasabi</text:p>
          </table:table-cell>
          <table:table-cell office:value-type="string" calcext:value-type="string">
            <text:p>{''}</text:p>
          </table:table-cell>
          <table:table-cell office:value-type="string" calcext:value-type="string">
            <text:p>comedy,routine,school,fiction</text:p>
          </table:table-cell>
          <table:table-cell office:value-type="string" calcext:value-type="string">
            <text:p>http://to-and-hi.tomo-art.com/games/BlackBeret_1.3.rar</text:p>
          </table:table-cell>
          <table:table-cell office:value-type="string" calcext:value-type="string">
            <text:p>198.jpg</text:p>
          </table:table-cell>
        </table:table-row>
        <table:table-row table:style-name="ro1">
          <table:table-cell office:value-type="string" calcext:value-type="string">
            <text:p>TO&amp;HI:Вспомнить всё.Викторина на выживание (Torako &amp; Hitsuji: Total Recall,TO&amp;HI:Total Recall.Survival Quiz)</text:p>
          </table:table-cell>
          <table:table-cell office:value-type="string" calcext:value-type="string">
            <text:p>Игра представляет из себя визуальную новеллу и викторину по комиксам TO&amp;HI.Перед вами улучшенная версия(Special Edition)игры-викторины в честь Дня рождения героинь проекта TO&amp;HI.Торако и Хицудзи стало очень любопытно,как много интересных фактов из комикса помнят их фанаты.И они приглашают вас принять участие в их шоу,чтобы показать свои блестящие знания о проекте =) Викторина содержит 75 различных вопросов.За одно прохождение вы увидите только половину из них, за два - 2/3 и т.д.Поэтому игру стоит пройти больше одного раза :)В игре 10 концовок:5 хороших,с получением призов и 5 плохих,в некоторых из которых вы даже не узнаете,сколько же очков набрали.Поэтому не злите То и Хи! :)\nВ улучшенной версии игры было добавлено следующее:\n-дополнительный 7-й тур викторины\n-гран-при для набравших новый максимум баллов\n-еще 15 случайно выбираемых вопросов\n-супер-игра с Торако ИЛИ Хицудзи, где вы узнаете о них много личного\n-супер-призы лично от Торако и Хицудзи\n-встроенная в игру галерея всех 4-комов и комиксов про То и Хи\n-бонус:4-комы, которые раньше не вывешивались на сайте проекта\n-две галереи фанарта – подарки на 5 и 6-летие героинь\n-выдача призов (загляните в папку bonus после победы в игре!)\nПереадресация не работает, скопируйте ссылку и вставьте в браузер:\nhttp://to-and-hi.tomo-art.com/games/VspomnitVse_1.9.rar</text:p>
          </table:table-cell>
          <table:table-cell/>
          <table:table-cell office:value-type="string" calcext:value-type="string">
            <text:p>2-10 часов</text:p>
          </table:table-cell>
          <table:table-cell office:value-type="string" calcext:value-type="string">
            <text:p>artlab_wasabi</text:p>
          </table:table-cell>
          <table:table-cell office:value-type="string" calcext:value-type="string">
            <text:p>{''}</text:p>
          </table:table-cell>
          <table:table-cell office:value-type="string" calcext:value-type="string">
            <text:p>routine,fantasy</text:p>
          </table:table-cell>
          <table:table-cell office:value-type="string" calcext:value-type="string">
            <text:p>http://to-and-hi.tomo-art.com/games/VspomnitVse_1.9.rar</text:p>
          </table:table-cell>
          <table:table-cell office:value-type="string" calcext:value-type="string">
            <text:p>197.jpg</text:p>
          </table:table-cell>
        </table:table-row>
        <table:table-row table:style-name="ro1">
          <table:table-cell office:value-type="string" calcext:value-type="string">
            <text:p>Cross†Channel</text:p>
          </table:table-cell>
          <table:table-cell office:value-type="string" calcext:value-type="string">
            <text:p>В небольшом городке в горах на изолированном острове стоит школа Ультрамарин. В школе этой принудительно учатся дети, набравшие высокий балл в государственном тесте на социальную несовместимость. Главный герой Куросу Тайти, получивший глубокую душевную травму в детстве, набирает в этом тесте невероятно высокий балл и попадает в эту школу. Его жизнь становится более радостной, когда против воли он попадает в клуб радиовещания и приводит в него других учеников. В клубе становится 8 членов, и у каждого свои тараканы в голове. Но весёлая жизнь радиоклуба длится недолго. После серии трагических событий члены радиоклуба серьёзно ссорятся между собой. В отчаянной попытке помирить их, Тайти организовывает учебный сбор в горном лагере в последние дни летних каникул. Но это оборачивается только ещё большими ссорами. Расстроенные и раздражённые, члены радиоклуба возвращаются в город, но проснувшись, обнаруживают, что кроме них в городе нет ни одного живого существа. Бактерии - и те исчезли (еда перестала портиться). Нет электричества, водопровод не работает. Только загадочная девочка Нанака иногда встречается на пути главного героя, каждый раз исчезая без следа.\n------------------------------------------\nВнимание! Интерфейс на английском языке!</text:p>
          </table:table-cell>
          <table:table-cell/>
          <table:table-cell office:value-type="string" calcext:value-type="string">
            <text:p>10-30 часов</text:p>
          </table:table-cell>
          <table:table-cell office:value-type="string" calcext:value-type="string">
            <text:p>flying_shine</text:p>
          </table:table-cell>
          <table:table-cell office:value-type="string" calcext:value-type="string">
            <text:p>{'Апокалиптика', 'Иностранный разработчик', 'гарем', 'Главный герой парень', 'Повествование от первого лица'}</text:p>
          </table:table-cell>
          <table:table-cell office:value-type="string" calcext:value-type="string">
            <text:p>comedy,mystic,routine,school,hentai</text:p>
          </table:table-cell>
          <table:table-cell office:value-type="string" calcext:value-type="string">
            <text:p>https://yadi.sk/d/5l-VVfFCqjSAY</text:p>
          </table:table-cell>
          <table:table-cell office:value-type="string" calcext:value-type="string">
            <text:p>196.png</text:p>
          </table:table-cell>
        </table:table-row>
        <table:table-row table:style-name="ro1">
          <table:table-cell office:value-type="string" calcext:value-type="string">
            <text:p>Повесть о Лунной Принцессе (Tsukihime)</text:p>
          </table:table-cell>
          <table:table-cell office:value-type="string" calcext:value-type="string">
            <text:p>В детстве Шики Тоно в результате несчастного случая испытал состояние близкое к смерти, но чудесным образом выжил. После этого случая он начал видеть на предметах и живых существах странные линии, более того, если по этим линиям провести острым предметом он мог без усилий разрезать что угодно. Но побочным эффектом стала хроническая анемия, и частые потери сознания. Отец Шики отправил его на воспитание в приемную семью. И вот по прошествии 8 лет Шики получает письмо с приказом возвращаться домой, в семью Тоно, где его ждет прошлое, о котором он забыл.</text:p>
          </table:table-cell>
          <table:table-cell/>
          <table:table-cell office:value-type="string" calcext:value-type="string">
            <text:p>30-50 часов</text:p>
          </table:table-cell>
          <table:table-cell office:value-type="string" calcext:value-type="string">
            <text:p>type-moon</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comedy,romance,horror,action,mystic,routine,school,hentai</text:p>
          </table:table-cell>
          <table:table-cell office:value-type="string" calcext:value-type="string">
            <text:p>https://yadi.sk/d/pb5xb-zIZKAWv</text:p>
          </table:table-cell>
          <table:table-cell office:value-type="string" calcext:value-type="string">
            <text:p>195.jpg</text:p>
          </table:table-cell>
        </table:table-row>
        <table:table-row table:style-name="ro1">
          <table:table-cell office:value-type="string" calcext:value-type="string">
            <text:p>Обитель порока 2 (Kango Shicyauzo 2)</text:p>
          </table:table-cell>
          <table:table-cell office:value-type="string" calcext:value-type="string">
            <text:p>'Обитель порока 2' рассказывает о католическом священнике по имени Ейджи, который из-за сложившихся событий был вынужден вернуться из Италии в Японию, где по просьбе знакомой он устроился на работу в женскую школу медсестер. После приезда в Японию его поселили в женское общежитие. Поселившись в такое общежитие его жизнь перевернулась. Множество красивых и невинных девушек, которые окружили священника, вскружили ему голову. Помогите священнику в непростых ситуациях и переживайте все эмоции вместе с главным героем игры.</text:p>
          </table:table-cell>
          <table:table-cell/>
          <table:table-cell office:value-type="string" calcext:value-type="string">
            <text:p>2-10 часов</text:p>
          </table:table-cell>
          <table:table-cell office:value-type="string" calcext:value-type="string">
            <text:p>trabulance</text:p>
          </table:table-cell>
          <table:table-cell office:value-type="string" calcext:value-type="string">
            <text:p>{'Эроге', 'Иностранный разработчик', 'гарем', 'Главный герой парень', 'Повествование от первого лица'}</text:p>
          </table:table-cell>
          <table:table-cell office:value-type="string" calcext:value-type="string">
            <text:p>comedy,romance,hentai</text:p>
          </table:table-cell>
          <table:table-cell office:value-type="string" calcext:value-type="string">
            <text:p>https://yadi.sk/d/yZAOe73EZK889</text:p>
          </table:table-cell>
          <table:table-cell office:value-type="string" calcext:value-type="string">
            <text:p>194.jpg</text:p>
          </table:table-cell>
        </table:table-row>
        <table:table-row table:style-name="ro1">
          <table:table-cell office:value-type="string" calcext:value-type="string">
            <text:p>Хочу быть твоей рабыней (I'm gonna serve you 4)</text:p>
          </table:table-cell>
          <table:table-cell office:value-type="string" calcext:value-type="string">
            <text:p>Как удивительно изменилась жизнь японского студента после его приезда из Америки! Вернувшись на родину, он просто хотел найти работу. Представьте его изумление, когда к нему стали одна за другой подходить знакомые девушки. Они восторженно говорили, что счастливы работать вместе с ним.Но как-то по дороге из университета с подругой детства,случилось непредвиденное.</text:p>
          </table:table-cell>
          <table:table-cell/>
          <table:table-cell office:value-type="string" calcext:value-type="string">
            <text:p>2-10 часов</text:p>
          </table:table-cell>
          <table:table-cell office:value-type="string" calcext:value-type="string">
            <text:p>trabulance</text:p>
          </table:table-cell>
          <table:table-cell office:value-type="string" calcext:value-type="string">
            <text:p>{'Эроге', 'Иностранный разработчик', 'гарем', 'Главный герой парень', 'Повествование от первого лица'}</text:p>
          </table:table-cell>
          <table:table-cell office:value-type="string" calcext:value-type="string">
            <text:p>drama,comedy,romance,routine,fantasy,hentai</text:p>
          </table:table-cell>
          <table:table-cell office:value-type="string" calcext:value-type="string">
            <text:p>https://yadi.sk/d/106nglqpZK46A</text:p>
          </table:table-cell>
          <table:table-cell office:value-type="string" calcext:value-type="string">
            <text:p>193.jpg</text:p>
          </table:table-cell>
        </table:table-row>
        <table:table-row table:style-name="ro1">
          <table:table-cell office:value-type="string" calcext:value-type="string">
            <text:p>Сладкое очарование (Sugar’s Delight)</text:p>
          </table:table-cell>
          <table:table-cell office:value-type="string" calcext:value-type="string">
            <text:p>Молодая девушка Итиго, страстная любительница сладостей, мечтает открыть свою пекарню. Однако её родители пытаются подтолкнуть дочь на другой путь, из-за чего девушка сбегает из дома, чтобы осуществить свою мечту. Так она оказывается в пекарне Шоко, молодой девушки, страстно увлечённой своим делом, которая устраивает её на работу и поселяет в своём доме. Через некоторое время Итиго начинает испытывать к своей наставнице тёплые чувства, выходящие далеко за рамки служебных обязанностей, и однажды признаётся ей в любви. С тех пор девушки живут дружно и счастливо, теперь они не только вместе готовят сладости, но и... используют их.\n\nВ игре присутствуют пасхалки!</text:p>
          </table:table-cell>
          <table:table-cell/>
          <table:table-cell office:value-type="string" calcext:value-type="string">
            <text:p>Менее 2 часов</text:p>
          </table:table-cell>
          <table:table-cell office:value-type="string" calcext:value-type="string">
            <text:p>neko_☆_soft</text:p>
          </table:table-cell>
          <table:table-cell office:value-type="string" calcext:value-type="string">
            <text:p>{'Русский'}</text:p>
          </table:table-cell>
          <table:table-cell office:value-type="string" calcext:value-type="string">
            <text:p>romance,routine,ecchi</text:p>
          </table:table-cell>
          <table:table-cell office:value-type="string" calcext:value-type="string">
            <text:p>https://yadi.sk/d/h-h1HVne3PjBQk</text:p>
          </table:table-cell>
          <table:table-cell office:value-type="string" calcext:value-type="string">
            <text:p>192.jpg</text:p>
          </table:table-cell>
        </table:table-row>
        <table:table-row table:style-name="ro1">
          <table:table-cell office:value-type="string" calcext:value-type="string">
            <text:p>Райди - Повелительница молний (Lightning Warrior Raidy)</text:p>
          </table:table-cell>
          <table:table-cell office:value-type="string" calcext:value-type="string">
            <text:p>Я Райди - искатель приключений (на разные части тела). Моей воле подвластна молния, поэтому люди зовут меня "воин молнии". "Почему я стою у этой башни?" - потому, что об этом попросили жители деревни Саада. Я пришла для того чтобы превратить ее в руины.\nВообще то в ней живут монстры, которые воруют девушек из деревни, и никто кроме меня не захотел спасти их...ужасно. Когда я услышала эту историю я поняла что мое место здесь в башне!\n-</text:p>
          </table:table-cell>
          <table:table-cell/>
          <table:table-cell office:value-type="string" calcext:value-type="string">
            <text:p>10-30 часов</text:p>
          </table:table-cell>
          <table:table-cell office:value-type="string" calcext:value-type="string">
            <text:p>zyx</text:p>
          </table:table-cell>
          <table:table-cell office:value-type="string" calcext:value-type="string">
            <text:p>{'Иностранный разработчик', 'юри', 'Главный герой девушка', 'Повествование от первого лица'}</text:p>
          </table:table-cell>
          <table:table-cell office:value-type="string" calcext:value-type="string">
            <text:p>adventure,fantasy,ecchi</text:p>
          </table:table-cell>
          <table:table-cell office:value-type="string" calcext:value-type="string">
            <text:p>https://yadi.sk/d/po5b879KZ5Txb</text:p>
          </table:table-cell>
          <table:table-cell office:value-type="string" calcext:value-type="string">
            <text:p>191.png</text:p>
          </table:table-cell>
        </table:table-row>
        <table:table-row table:style-name="ro1">
          <table:table-cell office:value-type="string" calcext:value-type="string">
            <text:p>Идолы изобилия (Idols Galore)</text:p>
          </table:table-cell>
          <table:table-cell office:value-type="string" calcext:value-type="string">
            <text:p>Итак, знакомьтесь - Куро Мияби, специалист по спасению предприятий от банкротства. Прошу любить и жаловать. У господина Куро есть очаровательная помощница Киока, являющая собой воплощение непосредственности и вспыльчивости. Отчего Куро с завидным постоянством получает на орехи. Что удивительно - любой другой нормальный человек давно бы скончался как минимум от болевого шока, как максимум - от травм, несовместимых с жизнью.\nЕще у Куро есть босс - девушка по имени Юи. С которой (согласно жанру) наш герой состоит в неуставных отношениях. И которая, собственно, подкидывает Куро новое задание: поправить дела в широко известном (но почему-то неназванном) агентстве по поиску талантов. Суть задания такова: несмотря на то, что на данный момент дела у агентства идут лучше некуда, в скором времени оно может расстаться со своими двумя ведущими звездами и одним из самых талантливых менеджеров. И все из-за того, что менеджер не согласен с политикой агентства. Понятное дело, что и звезды, и менеджер - это очаровательные девушки.</text:p>
          </table:table-cell>
          <table:table-cell/>
          <table:table-cell office:value-type="string" calcext:value-type="string">
            <text:p>2-10 часов</text:p>
          </table:table-cell>
          <table:table-cell office:value-type="string" calcext:value-type="string">
            <text:p>sekilala</text:p>
          </table:table-cell>
          <table:table-cell office:value-type="string" calcext:value-type="string">
            <text:p>{'Иностранный разработчик', 'Эроге', 'гарем', 'Главный герой парень', 'Повествование от первого лица'}</text:p>
          </table:table-cell>
          <table:table-cell office:value-type="string" calcext:value-type="string">
            <text:p>comedy,romance,hentai</text:p>
          </table:table-cell>
          <table:table-cell office:value-type="string" calcext:value-type="string">
            <text:p>https://yadi.sk/d/4ZbtvitLZ5LG7</text:p>
          </table:table-cell>
          <table:table-cell office:value-type="string" calcext:value-type="string">
            <text:p>190.jpg</text:p>
          </table:table-cell>
        </table:table-row>
        <table:table-row table:style-name="ro1">
          <table:table-cell office:value-type="string" calcext:value-type="string">
            <text:p>Месть Люси (Lucy's Revenge)</text:p>
          </table:table-cell>
          <table:table-cell office:value-type="string" calcext:value-type="string">
            <text:p>Месть Люси - пародия на демо-игру, которая прилагается к SDK движка Ren'Py.Айлин забрала себе всю славу, стала в центре внимания, неужели она самая главная? Люси всё расставит на свои места!</text:p>
          </table:table-cell>
          <table:table-cell/>
          <table:table-cell office:value-type="string" calcext:value-type="string">
            <text:p>Менее 2 часов</text:p>
          </table:table-cell>
          <table:table-cell office:value-type="string" calcext:value-type="string">
            <text:p>mugenjohncel</text:p>
          </table:table-cell>
          <table:table-cell office:value-type="string" calcext:value-type="string">
            <text:p>{'Русский'}</text:p>
          </table:table-cell>
          <table:table-cell office:value-type="string" calcext:value-type="string">
            <text:p>comedy</text:p>
          </table:table-cell>
          <table:table-cell office:value-type="string" calcext:value-type="string">
            <text:p>https://disk.yandex.ru/d/ILHgGKbp3Pi8oi</text:p>
          </table:table-cell>
          <table:table-cell office:value-type="string" calcext:value-type="string">
            <text:p>187.jpg</text:p>
          </table:table-cell>
        </table:table-row>
        <table:table-row table:style-name="ro1">
          <table:table-cell office:value-type="string" calcext:value-type="string">
            <text:p>Подснежник (Snow Drop)</text:p>
          </table:table-cell>
          <table:table-cell office:value-type="string" calcext:value-type="string">
            <text:p>Вас пригласили на замечательный горнолыжный курорт, вы приехали в горный домик, где не были с детства, чтоб немножко покататься на лыжах и отдохнуть. С вами приехали: подруга детства Кёка, ее изящная сестра Кейка, и ваша сестренка Хонами. В домике вас встретила гостеприимная хозяйка с печальными глазами, Касуми. Также, в домике живет прекрасная Шизука, загадочная помощница хозяйки.\nВ этой истории, Вы узнаете о том, что Кёка влюбленна в вас с детства. Вы об этом догадывались, но даже не подозревали КАК, пока вокруг вас не оказался этот прекрасный и романтичный снег. В то же время, вы очарованы тихой и романтичной Шизукой - каков будет ваш выбор?</text:p>
          </table:table-cell>
          <table:table-cell/>
          <table:table-cell office:value-type="string" calcext:value-type="string">
            <text:p>2-10 часов</text:p>
          </table:table-cell>
          <table:table-cell office:value-type="string" calcext:value-type="string">
            <text:p>sweet_basil</text:p>
          </table:table-cell>
          <table:table-cell office:value-type="string" calcext:value-type="string">
            <text:p>{'любовный треугольник', 'Эроге', 'гарем', 'Иностранный разработчик', 'Главный герой парень', 'Повествование от первого лица'}</text:p>
          </table:table-cell>
          <table:table-cell office:value-type="string" calcext:value-type="string">
            <text:p>drama,romance,fiction,hentai</text:p>
          </table:table-cell>
          <table:table-cell office:value-type="string" calcext:value-type="string">
            <text:p>https://drive.google.com/open?id=0B9lV3fTy1kI9XzVHNGpwYWZYdGc</text:p>
          </table:table-cell>
          <table:table-cell office:value-type="string" calcext:value-type="string">
            <text:p>185.jpg</text:p>
          </table:table-cell>
        </table:table-row>
        <table:table-row table:style-name="ro1">
          <table:table-cell office:value-type="string" calcext:value-type="string">
            <text:p>D.Nd: Poisoned</text:p>
          </table:table-cell>
          <table:table-cell office:value-type="string" calcext:value-type="string">
            <text:p>Фан-игра игра по Тетради Смерти.\nСюжет игры развивается в тот промежуток времени, когда Мелло, Ниар и Метт были ещё детьми.\nСобытия разворачиваются в Доме Вамми и Роджер даёт одно на двоих задание Мелло и Ниару. Каждая ветка начинается именно с этого момента.\nИгровое время - три дня. Насколько коротким они будут зависит от вас.</text:p>
          </table:table-cell>
          <table:table-cell/>
          <table:table-cell office:value-type="string" calcext:value-type="string">
            <text:p>2-10 часов</text:p>
          </table:table-cell>
          <table:table-cell office:value-type="string" calcext:value-type="string">
            <text:p>akane</text:p>
          </table:table-cell>
          <table:table-cell office:value-type="string" calcext:value-type="string">
            <text:p>{'сёнэн-ай', 'Тетрадь Смерти', 'Главный герой парень', 'Иностранный разработчик', 'яой', 'Повествование от первого лица'}</text:p>
          </table:table-cell>
          <table:table-cell office:value-type="string" calcext:value-type="string">
            <text:p>drama,routine,school</text:p>
          </table:table-cell>
          <table:table-cell office:value-type="string" calcext:value-type="string">
            <text:p>https://yadi.sk/d/G67X0an-ZEafa</text:p>
          </table:table-cell>
          <table:table-cell office:value-type="string" calcext:value-type="string">
            <text:p>179.jpg</text:p>
          </table:table-cell>
        </table:table-row>
        <table:table-row table:style-name="ro1">
          <table:table-cell office:value-type="string" calcext:value-type="string">
            <text:p>Искушение страстью (Come See Me Tonight)</text:p>
          </table:table-cell>
          <table:table-cell office:value-type="string" calcext:value-type="string">
            <text:p>Герой этой истории – обычный японский мальчик, у которого никогда не было подружки,\nи в результате он не знает как себя вести с девушками. После таинственного исчезновения\nродителей он переезжает к своей тете, которая владеет традиционным японским рестораном.\nВ новом доме мальчик находится в окружении красивых девушек – дочерей хозяйки ресторана. Его задачей является найти путь к сердцу каждой из них…</text:p>
          </table:table-cell>
          <table:table-cell/>
          <table:table-cell office:value-type="string" calcext:value-type="string">
            <text:p>2-10 часов</text:p>
          </table:table-cell>
          <table:table-cell office:value-type="string" calcext:value-type="string">
            <text:p>sekilala</text:p>
          </table:table-cell>
          <table:table-cell office:value-type="string" calcext:value-type="string">
            <text:p>{'Эроге', 'Иностранный разработчик', 'гарем', 'Главный герой парень', 'Повествование от первого лица'}</text:p>
          </table:table-cell>
          <table:table-cell office:value-type="string" calcext:value-type="string">
            <text:p>romance,routine,hentai</text:p>
          </table:table-cell>
          <table:table-cell office:value-type="string" calcext:value-type="string">
            <text:p>https://yadi.sk/d/6fp8YqFFYePuH</text:p>
          </table:table-cell>
          <table:table-cell office:value-type="string" calcext:value-type="string">
            <text:p>178.jpg</text:p>
          </table:table-cell>
        </table:table-row>
        <table:table-row table:style-name="ro1">
          <table:table-cell office:value-type="string" calcext:value-type="string">
            <text:p>Сегодня ночью я твоя (Come See Me Tonight 2)</text:p>
          </table:table-cell>
          <table:table-cell office:value-type="string" calcext:value-type="string">
            <text:p>Главный герой-внук главы храма.Полным ходом идут приготовления к пышному празднику сбора урожая. Его кульминацией должен стать чувственный танец юных девушек, показанный по телевидению в прямом эфире.Мы помогаем девушкам подготовится к этому и можем завязать с ними отношения.</text:p>
          </table:table-cell>
          <table:table-cell/>
          <table:table-cell office:value-type="string" calcext:value-type="string">
            <text:p>2-10 часов</text:p>
          </table:table-cell>
          <table:table-cell office:value-type="string" calcext:value-type="string">
            <text:p>sekilala</text:p>
          </table:table-cell>
          <table:table-cell office:value-type="string" calcext:value-type="string">
            <text:p>{'Эроге', 'Иностранный разработчик', 'гарем', 'Главный герой парень', 'Повествование от первого лица'}</text:p>
          </table:table-cell>
          <table:table-cell office:value-type="string" calcext:value-type="string">
            <text:p>romance,routine,hentai</text:p>
          </table:table-cell>
          <table:table-cell office:value-type="string" calcext:value-type="string">
            <text:p>https://yadi.sk/d/KBXvXQV5Ye7zm</text:p>
          </table:table-cell>
          <table:table-cell office:value-type="string" calcext:value-type="string">
            <text:p>177.jpg</text:p>
          </table:table-cell>
        </table:table-row>
        <table:table-row table:style-name="ro1">
          <table:table-cell office:value-type="string" calcext:value-type="string">
            <text:p>Тайны Садового Товарищества</text:p>
          </table:table-cell>
          <table:table-cell office:value-type="string" calcext:value-type="string">
            <text:p>История рассказывает о путешествие на выходные в дом своего умершего дяди, в котором главный герой гостил когда-то в детстве, и который дядя завещал ему в наследство.</text:p>
          </table:table-cell>
          <table:table-cell/>
          <table:table-cell office:value-type="string" calcext:value-type="string">
            <text:p>Менее 2 часов</text:p>
          </table:table-cell>
          <table:table-cell office:value-type="string" calcext:value-type="string">
            <text:p>kahoh-57</text:p>
          </table:table-cell>
          <table:table-cell office:value-type="string" calcext:value-type="string">
            <text:p>{''}</text:p>
          </table:table-cell>
          <table:table-cell office:value-type="string" calcext:value-type="string">
            <text:p>horror,mystic</text:p>
          </table:table-cell>
          <table:table-cell office:value-type="string" calcext:value-type="string">
            <text:p>https://yadi.sk/d/FFB6fuvoYayv9</text:p>
          </table:table-cell>
          <table:table-cell office:value-type="string" calcext:value-type="string">
            <text:p>176.jpg</text:p>
          </table:table-cell>
        </table:table-row>
        <table:table-row table:style-name="ro1">
          <table:table-cell office:value-type="string" calcext:value-type="string">
            <text:p>ef - the first tale</text:p>
          </table:table-cell>
          <table:table-cell office:value-type="string" calcext:value-type="string">
            <text:p>Ef - the first tale первая часть истории Ef - A Fairy Tale of the Two.\nВключает в себя Пролог и две главы.\nПервая глава представляет собой завершенную историю, которая рассказывает о взаимоотношениях двух молодых людей - Хироно Хиро и Миямуры Мияко. Во второй главе главными героями становятся Цуцуми Кёске и Шиндо Кей.</text:p>
          </table:table-cell>
          <table:table-cell/>
          <table:table-cell office:value-type="string" calcext:value-type="string">
            <text:p>10-30 часов</text:p>
          </table:table-cell>
          <table:table-cell office:value-type="string" calcext:value-type="string">
            <text:p>minori</text:p>
          </table:table-cell>
          <table:table-cell office:value-type="string" calcext:value-type="string">
            <text:p>{'Несколько главных героев', 'Главный герой парень', 'Иностранный разработчик', 'Повествование от первого лица'}</text:p>
          </table:table-cell>
          <table:table-cell office:value-type="string" calcext:value-type="string">
            <text:p>drama,comedy,romance,routine,school,hentai</text:p>
          </table:table-cell>
          <table:table-cell office:value-type="string" calcext:value-type="string">
            <text:p>https://yadi.sk/d/gPcMDfFiYajNm</text:p>
          </table:table-cell>
          <table:table-cell office:value-type="string" calcext:value-type="string">
            <text:p>175.jpg</text:p>
          </table:table-cell>
        </table:table-row>
        <table:table-row table:style-name="ro1">
          <table:table-cell office:value-type="string" calcext:value-type="string">
            <text:p>Сознательное Искажение:Синестезия (Deliberate Distortion:Synesthesia)</text:p>
          </table:table-cell>
          <table:table-cell office:value-type="string" calcext:value-type="string">
            <text:p>Над визуальной новеллой Deliberate Distortion:Synesthesia более двух лет трудилась интернациональная команда России,Беларуси,Украины и Туркменистана сумев создать действительно уникальный русскоязычный проект.Игровой движок написан специально под сюжетные нужды,нарисовано более 250-ти артов и около 100 спрайтов персонажей,саундтрек насчитывается примерно 25 оригинальных композиций.Сюжет второй части Deliberate Distortion раскроет те тайны жизни NERV,о которых умолчал зам.командующего Козо Фуюцки на допросе у SEELE.События,предшествующие Второму Удару.События,предопределяющие Третий Удар.Вам предстоит узнать новые подробности плана Икари Юи,а также заглянуть в самые засекреченные комнаты Геофронта.В очередной раз проснувшись в больничной палате,Синдзи пытается понять, что произошло,и в этом ему помогает Кацураги Мисато,нагрянувшая проверить его здоровье.На деле оказывается все просто-пилоту Евы-01 не повезло угодить в тень странного Ангела и Синдзи просто проходил реабилитацию.Но по возвращении домой,в мелких деталях и случайных движениях,пилот понимает,что что-то не так.Ко всему прочему его еще обвиняют в убийстве,и даже оптимистичная Мисато-сан не в силах спасти положение.Однако помощь приходит с неожиданной стороны.\nКопируйте Основную Ссылку и Вставляйте в Браузере, Переадресация Не Работает:\nhttp://project5555.com/games/dds/ddsinstall.rar\nПатч 1.01.Ссылка на скачивание:\nhttp://project5555.com/games/dds/ddspatch101.rar</text:p>
          </table:table-cell>
          <table:table-cell/>
          <table:table-cell office:value-type="string" calcext:value-type="string">
            <text:p>10-30 часов</text:p>
          </table:table-cell>
          <table:table-cell office:value-type="string" calcext:value-type="string">
            <text:p>hedgehog's_dilemma_team</text:p>
          </table:table-cell>
          <table:table-cell office:value-type="string" calcext:value-type="string">
            <text:p>{'Сознательное Искажение:Синестезия', 'Главный герой парень', 'отечественный разработчик', 'повествования от первого лица'}</text:p>
          </table:table-cell>
          <table:table-cell office:value-type="string" calcext:value-type="string">
            <text:p>drama,science_fiction,action,routine,adventure</text:p>
          </table:table-cell>
          <table:table-cell office:value-type="string" calcext:value-type="string">
            <text:p>http://project5555.com/games/dds/ddsinstall.rar</text:p>
          </table:table-cell>
          <table:table-cell office:value-type="string" calcext:value-type="string">
            <text:p>174.jpg</text:p>
          </table:table-cell>
        </table:table-row>
        <table:table-row table:style-name="ro1">
          <table:table-cell office:value-type="string" calcext:value-type="string">
            <text:p>Проект воспитания Аянами Рэй (Ayanami Raising Project)</text:p>
          </table:table-cell>
          <table:table-cell office:value-type="string" calcext:value-type="string">
            <text:p>Вообщем-то, как и большенство других игр по Еве, это сложно назвать игрой в привычном понимании. Играть предстоит за некоего офицера сил самообороны, которому высшее командование NERV поручает опеку над Рей после того памятного инцидента во время эксперимента с Eva-00. Ну вы понимаете, девочка совсем замкнулась в себе, друзей нет, эмоций нет, "папа" из Гендо вообще никакой.Вот и решили нанять опекуна со стороны, который должен раз в неделю заниматься с Рей и помогать ей определиться с занятиями.</text:p>
          </table:table-cell>
          <table:table-cell/>
          <table:table-cell office:value-type="string" calcext:value-type="string">
            <text:p>10-30 часов</text:p>
          </table:table-cell>
          <table:table-cell office:value-type="string" calcext:value-type="string">
            <text:p>gainax</text:p>
          </table:table-cell>
          <table:table-cell office:value-type="string" calcext:value-type="string">
            <text:p>{'Несколько главных героев', 'Иностранный разработчик', 'Апокалиптика', 'Повествование от первого лица', 'симулятор'}</text:p>
          </table:table-cell>
          <table:table-cell office:value-type="string" calcext:value-type="string">
            <text:p>comedy,romance,routine,adventure,fiction</text:p>
          </table:table-cell>
          <table:table-cell office:value-type="string" calcext:value-type="string">
            <text:p>https://yadi.sk/d/Lc9KSBV-YUhJC</text:p>
          </table:table-cell>
          <table:table-cell office:value-type="string" calcext:value-type="string">
            <text:p>173.jpg</text:p>
          </table:table-cell>
        </table:table-row>
        <table:table-row table:style-name="ro1">
          <table:table-cell office:value-type="string" calcext:value-type="string">
            <text:p>С песней по жизни (Mirai no Kimi to, Subete no Uta ni)</text:p>
          </table:table-cell>
          <table:table-cell office:value-type="string" calcext:value-type="string">
            <text:p>Обычный японский парень как - то шёл поздно ночью домой, шёл он по улице...и наткнулся на лежащую без чувств девушку - андроида. Из чувства жалости он взял её, принёс домой, подключил к компьютеру, установил программу и она открыла глаза...\n\nДоступно только для пользователей</text:p>
          </table:table-cell>
          <table:table-cell/>
          <table:table-cell office:value-type="string" calcext:value-type="string">
            <text:p>2-10 часов</text:p>
          </table:table-cell>
          <table:table-cell office:value-type="string" calcext:value-type="string">
            <text:p>supplement_time</text:p>
          </table:table-cell>
          <table:table-cell office:value-type="string" calcext:value-type="string">
            <text:p>{'Русский'}</text:p>
          </table:table-cell>
          <table:table-cell office:value-type="string" calcext:value-type="string">
            <text:p>drama,comedy,romance</text:p>
          </table:table-cell>
          <table:table-cell office:value-type="string" calcext:value-type="string">
            <text:p>https://goo.gl/UFYcF3</text:p>
          </table:table-cell>
          <table:table-cell office:value-type="string" calcext:value-type="string">
            <text:p>172.jpg</text:p>
          </table:table-cell>
        </table:table-row>
        <table:table-row table:style-name="ro1">
          <table:table-cell office:value-type="string" calcext:value-type="string">
            <text:p>Валюсия, Сияющая белизной ~Как Прекрасны Надежды~ (Hikari no Valusia ~What a Beautiful Hopes~)</text:p>
          </table:table-cell>
          <table:table-cell office:value-type="string" calcext:value-type="string">
            <text:p>Четвертая новелла в серии "What a Beautiful".\n\nПосреди раскалённой пустыни стоит огромный город, прекрасный город, сказочный город. Валюсия. Только юноши и девушки, которых зовут Адептами могли покидать его.\nКогда-то город этот был покрыт величественным куполом, отрезающим его от внешнего мира, но сейчас купол разрушен, и множество людей и нелюдей прибывает в него, населяет его, изменяет его.\nЮные Адепты - смельчаки, что исследуют древние разрушенные лабиринтах, полных опасностей и сокровищ, полных монстров, прозванных Кошмарами. Но купол разрушен и Кошмары стали проникать за стены Валюсии.\nЖители города стали бояться, бояться изменения города, бояться монстров, что рыщут в темноте, бояться друг друга.</text:p>
          </table:table-cell>
          <table:table-cell/>
          <table:table-cell office:value-type="string" calcext:value-type="string">
            <text:p>10-30 часов</text:p>
          </table:table-cell>
          <table:table-cell office:value-type="string" calcext:value-type="string">
            <text:p>liar-soft</text:p>
          </table:table-cell>
          <table:table-cell office:value-type="string" calcext:value-type="string">
            <text:p>{'не люди', 'Повествование от третьего лица', 'WAB', 'Главный герой парень', 'Несколько главных героев', 'Главный герой девушка', 'Стимпанк', 'Иностранный разработчик'}</text:p>
          </table:table-cell>
          <table:table-cell office:value-type="string" calcext:value-type="string">
            <text:p>drama,romance,action,adventure,fiction,hentai</text:p>
          </table:table-cell>
          <table:table-cell office:value-type="string" calcext:value-type="string">
            <text:p>https://yadi.sk/d/4_FsV0DlgU7wm</text:p>
          </table:table-cell>
          <table:table-cell office:value-type="string" calcext:value-type="string">
            <text:p>171.png</text:p>
          </table:table-cell>
        </table:table-row>
        <table:table-row table:style-name="ro1">
          <table:table-cell office:value-type="string" calcext:value-type="string">
            <text:p>Истинная Любовь: История чистой любви (True Love ~Jun'ai Monogatari~)</text:p>
          </table:table-cell>
          <table:table-cell office:value-type="string" calcext:value-type="string">
            <text:p>Главный герой является учеником колледжа «Meiai College», который доучивается там последний год. Он пока еще не определился, кем он станет после окончания колледжа, и его выбор во многом зависит от того, какую девушку он выберет. Он живёт в отдельной комнате 203 общежития, и время от времени получает деньги от родителей. Он может увлекаться разными девушками и имеет с ними близкие отношения, но в конце он должен выбрать единственную — истинную любовь. В зависимости от успехов главного героя девушка может принять признание в любви, а может и отвергнуть его.\nДополнительная информация:\nЭто квест-симулятор.(Запустите файл Russian.reg,затем запускайте через TRUE.exe.Запускать файл reg нужно т.к игра делалась под Win95).</text:p>
          </table:table-cell>
          <table:table-cell/>
          <table:table-cell office:value-type="string" calcext:value-type="string">
            <text:p>2-10 часов</text:p>
          </table:table-cell>
          <table:table-cell office:value-type="string" calcext:value-type="string">
            <text:p>software_house_harsley</text:p>
          </table:table-cell>
          <table:table-cell office:value-type="string" calcext:value-type="string">
            <text:p>{'Эроге', 'Иностранный разработчик', 'дэйт-сим', 'гарем', 'Повествование от первого лица', 'Главный герой парень'}</text:p>
          </table:table-cell>
          <table:table-cell office:value-type="string" calcext:value-type="string">
            <text:p>romance,routine,school,hentai</text:p>
          </table:table-cell>
          <table:table-cell office:value-type="string" calcext:value-type="string">
            <text:p>https://drive.google.com/open?id=0B9lV3fTy1kI9aVFmUWQ2T2VSb0E</text:p>
          </table:table-cell>
          <table:table-cell office:value-type="string" calcext:value-type="string">
            <text:p>168.jpg</text:p>
          </table:table-cell>
        </table:table-row>
        <table:table-row table:style-name="ro1">
          <table:table-cell office:value-type="string" calcext:value-type="string">
            <text:p>Sweet Pool</text:p>
          </table:table-cell>
          <table:table-cell office:value-type="string" calcext:value-type="string">
            <text:p>Когда Бог создавал мир, он создал множество существ, но людей он создал такими, чтобы те были во всем похожи на него. Но что оставалось ему делать с теми, кого он уже создал, но не мог сделать их равноправными людям? Только изгнать их, загнать и спрятать. Эти существа превратились в паразитов, которые поедают людей изнутри.\nТокио, район Сугинами. История начинается в частной католической академии Команами,расположенной в городских окрестностях.Не совсем обычный старшеклассник Сакияма Йоджи, коротая день за днем, пребывает в постоянной апатии, пока однажды в его жизни не начинают происходить внезапные перемены. Галлюцинации, яркие кошмары и странные боли преследуют героя, не давая понять, реальность ли перед ним или иллюзия.</text:p>
          </table:table-cell>
          <table:table-cell/>
          <table:table-cell office:value-type="string" calcext:value-type="string">
            <text:p>10-30 часов</text:p>
          </table:table-cell>
          <table:table-cell office:value-type="string" calcext:value-type="string">
            <text:p>nitro+chiral</text:p>
          </table:table-cell>
          <table:table-cell office:value-type="string" calcext:value-type="string">
            <text:p>{'Несколько главных героев', 'Повествование от третьего лица', 'сёнэн-ай', 'Иностранный разработчик', 'яой'}</text:p>
          </table:table-cell>
          <table:table-cell office:value-type="string" calcext:value-type="string">
            <text:p>drama,horror,mystic,school,fiction</text:p>
          </table:table-cell>
          <table:table-cell office:value-type="string" calcext:value-type="string">
            <text:p>https://yadi.sk/d/uMeTDMmyYy8rK</text:p>
          </table:table-cell>
          <table:table-cell office:value-type="string" calcext:value-type="string">
            <text:p>167.jpg</text:p>
          </table:table-cell>
        </table:table-row>
        <table:table-row table:style-name="ro1">
          <table:table-cell office:value-type="string" calcext:value-type="string">
            <text:p>Страна Колес, Девочка-Подсолнух (Sharin no Kuni, Himawari no Shoujo)</text:p>
          </table:table-cell>
          <table:table-cell office:value-type="string" calcext:value-type="string">
            <text:p>У новеллы есть фандиск "Sharin no Kuni, Yuukyuu no Shounenshoujo".\nВ мире Sharin no Kuni, где Япония - лишь название страны из популярной фантастической серии книг, во главе всего стоят "Представители Особого Класса", главной задачей которых является надзор за исполнением так называемых "обязательств" - наказаний, индивидуально подобранных под каждое преступление, и помощь в в реабилитации преступников.\nМорита Кеничи, главный герой новеллы, является кандидатом в Представители Особого Класса. Его выпускной экзамен - вернувшись в захолустный городок, где он провёл детство, помочь трём девушкам встать на путь истинный, вот только это задание оказалось куда труднее, чем он рассчитывал.</text:p>
          </table:table-cell>
          <table:table-cell/>
          <table:table-cell office:value-type="string" calcext:value-type="string">
            <text:p>10-30 часов</text:p>
          </table:table-cell>
          <table:table-cell office:value-type="string" calcext:value-type="string">
            <text:p>akabei_soft2</text:p>
          </table:table-cell>
          <table:table-cell office:value-type="string" calcext:value-type="string">
            <text:p>{'Русский'}</text:p>
          </table:table-cell>
          <table:table-cell office:value-type="string" calcext:value-type="string">
            <text:p>drama,comedy,romance,fiction,hentai</text:p>
          </table:table-cell>
          <table:table-cell office:value-type="string" calcext:value-type="string">
            <text:p>https://yadi.sk/d/fNVrXFY5YMm4J</text:p>
          </table:table-cell>
          <table:table-cell office:value-type="string" calcext:value-type="string">
            <text:p>166.jpg</text:p>
          </table:table-cell>
        </table:table-row>
        <table:table-row table:style-name="ro1">
          <table:table-cell office:value-type="string" calcext:value-type="string">
            <text:p>Проект Воспитания Икари Синдзи (Ikari Shinji Ikusei Keikaku/碇シンジ育成計画)</text:p>
          </table:table-cell>
          <table:table-cell office:value-type="string" calcext:value-type="string">
            <text:p>Сюжет Ikari Shinji Raising Project(Ikari Shinji Ikusei Keikaku)повторяет то,что мы видели в телесериале;игра начинается,когда в Токио 3 вступает третий ангел.Мисато привозит Синдзи в штаб-квартиру организации, призванной оберегать город от ангелов.Организация называется NERV,руководит ею отец Синдзи.И завертелось…Ikari Shinji Raising Project—модификация Ayanami Raising Project(Ayanami Ikusei Keikaku).Герой наделен десятком навыков,и все они постепенно изменяются:одни улучшаются,другие — наоборот.Романтическая сторона жизни и отношения с девушками протекают подспудно,незаметно.Заранее не узнаешь,какое из повседневных действий обернется интересной встречей,а"одинокая"концовка отнюдь не означает,что вы проиграли.Это лишь вариант развития событий.Как только вы одолеете основную часть, откроется дополнительная глава,где вместо Синдзи школу посещает всеобщий любимец Каору Нагиса.В игре нас не тычут носом в постылую школьную романтику.Отыскать даму сердца можно,но все-таки главная задача Синдзи—защищать Нео-Токио 3 от ангелов.Схватки Евангелионов обрабатывает специальный трехмерный движок.Однако,"тактические" битвы в Ikari Shinji Raising Project—не "игра в игре", а необязательный довесок.Достаточно каждый ход атаковать врага самым простым ударом,и победа будет в кармане.Ценность этих вставок в том,что фанатам показывают их любимых роботов,а игроку лишний раз морочат голову:не возьмешь на миссию нужное оружие или нужного меха—не увидишь нужную картинку после боя.Сюжет сталкивает Евангелионов с ангелами в тех же ситуациях,что и в аниме-сериале,но при случае может возникнуть и новая сюжетная линия.Все персонажи из аниме есть и в игре;кроме того,появляются несколько новых героев.В Ikari Shinji Raising Project засветилась Мана Кирисима,пилот из первой серьезной игры про Синдзи и компанию—Neon Genesis Evangelion:Girlfriend of Steel.Три красивые сотрудницы NERV не прочь провернуть небольшую интрижку.Самое существенное отступление от сюжета телесериала—тренировки Синдзи и Аски перед боем с раздвоившимся ангелом:тут они не пляшут на танцевальных ковриках,а занимаются синхронным плаванием(в сериале,кстати,Синдзи вообще не умел плавать).Игра вольно обращается с характерами:Рей говорит законченными предложениями,а здешняя Аска—никакая не стерва.На озвучивание пригласили новых актеров,и нарисованы герои не так,как положено по дизайнам Ёсиюки Садамото:сплошные румяные,откормленные,довольные пупсы.\nДополнительная информация:\nПароль на архив:ene\nСсылка на патч.Распаковать в папку с игрой: http://project5555.com/games/isik/isik_ru_105.zip</text:p>
          </table:table-cell>
          <table:table-cell/>
          <table:table-cell office:value-type="string" calcext:value-type="string">
            <text:p>10-30 часов</text:p>
          </table:table-cell>
          <table:table-cell office:value-type="string" calcext:value-type="string">
            <text:p>gainax</text:p>
          </table:table-cell>
          <table:table-cell office:value-type="string" calcext:value-type="string">
            <text:p>{'меха', 'симулятор', 'Главный герой девушка', 'повествование от певрого лица', 'Иностранный разработчик'}</text:p>
          </table:table-cell>
          <table:table-cell office:value-type="string" calcext:value-type="string">
            <text:p>drama,comedy,romance,action,routine,school,fiction</text:p>
          </table:table-cell>
          <table:table-cell office:value-type="string" calcext:value-type="string">
            <text:p>http://project5555.com/games/isik/isik.rar</text:p>
          </table:table-cell>
          <table:table-cell office:value-type="string" calcext:value-type="string">
            <text:p>165.jpg</text:p>
          </table:table-cell>
        </table:table-row>
        <table:table-row table:style-name="ro1">
          <table:table-cell office:value-type="string" calcext:value-type="string">
            <text:p>Starry☆Sky~in Spring</text:p>
          </table:table-cell>
          <table:table-cell office:value-type="string" calcext:value-type="string">
            <text:p>Главная героиня Яхиса Цукико учится в академии Сэйгэцу, школе с углубленным изучением астрономии. Вместе с ней учатся ее друзья детства вспыльчивый Каната и рассудительный Судзуя, которые всячески поддерживают главную героиню, ведь она единственная девочка во всей школе. В один прекрасный мартовский день к ним в класс переводится юноша из Франции Томоэ Йо, неожиданно оказавшийся давним знакомым Цукико. Теперь перед ней возникают новые проблемы, ведь трое молодых людей совсем не хотят жить дружно, и наладить их отношения оказывается не так просто.\nПервая игра из серии Starry Sky. Новелла о дружбе и любви, которые дарит легкий весенний ветерок.\n\nДоступно только для пользователей</text:p>
          </table:table-cell>
          <table:table-cell/>
          <table:table-cell office:value-type="string" calcext:value-type="string">
            <text:p>10-30 часов</text:p>
          </table:table-cell>
          <table:table-cell office:value-type="string" calcext:value-type="string">
            <text:p>honeybee</text:p>
          </table:table-cell>
          <table:table-cell office:value-type="string" calcext:value-type="string">
            <text:p>{'любовный треугольник', 'Иностранный разработчик', 'Главный герой девушка', 'отомэ', 'Повествование от первого лица'}</text:p>
          </table:table-cell>
          <table:table-cell office:value-type="string" calcext:value-type="string">
            <text:p>drama,romance,routine,school</text:p>
          </table:table-cell>
          <table:table-cell office:value-type="string" calcext:value-type="string">
            <text:p>https://disk.yandex.ru/d/5-7wCsQK5j_As</text:p>
          </table:table-cell>
          <table:table-cell office:value-type="string" calcext:value-type="string">
            <text:p>164.jpg</text:p>
          </table:table-cell>
        </table:table-row>
        <table:table-row table:style-name="ro1">
          <table:table-cell office:value-type="string" calcext:value-type="string">
            <text:p>Фея-искусительница (Tottemo Pheromone)</text:p>
          </table:table-cell>
          <table:table-cell office:value-type="string" calcext:value-type="string">
            <text:p>Молодой парень приезжает в город и поселяется в доме старшего брата и его молодой жены. Как оказывается потом - она ведьма из параллельного мира. А через некоторое время им на голову сваливается клон этой красавицы, на пару лет моложе предыдущей. И начинается катавасия... Младшая Силк (так зовут героиню), в отличие от старшей, безумно хочет вернуться на свою историческую родину. Но чтобы туда вернуться - ей нужно "зарядиться", а источником этой зарядки является секс нашего молодого героя с земными девушками. А чтобы проще было ему это делать - Силк накладывает на него "чары феромонов", которые делают его невероятно привлекательным для всех девушек. И начинает парень трудиться на данной ниве. Пахать во всю свою мужскую силу.\n\nИнструкция по установке внутри архива.</text:p>
          </table:table-cell>
          <table:table-cell/>
          <table:table-cell office:value-type="string" calcext:value-type="string">
            <text:p>2-10 часов</text:p>
          </table:table-cell>
          <table:table-cell office:value-type="string" calcext:value-type="string">
            <text:p>trabulance</text:p>
          </table:table-cell>
          <table:table-cell office:value-type="string" calcext:value-type="string">
            <text:p>{'Русский'}</text:p>
          </table:table-cell>
          <table:table-cell office:value-type="string" calcext:value-type="string">
            <text:p>romance,fiction,hentai</text:p>
          </table:table-cell>
          <table:table-cell office:value-type="string" calcext:value-type="string">
            <text:p>https://cloud.mail.ru/public/sWww/LTdZFtK3n</text:p>
          </table:table-cell>
          <table:table-cell office:value-type="string" calcext:value-type="string">
            <text:p>161.jpg</text:p>
          </table:table-cell>
        </table:table-row>
        <table:table-row table:style-name="ro1">
          <table:table-cell office:value-type="string" calcext:value-type="string">
            <text:p>Целуя Эти Лепестки — Связь С Любимой Моей (Sono Hanabira ni Kuchizuke o: Anata to Koibito Tsunagi)</text:p>
          </table:table-cell>
          <table:table-cell office:value-type="string" calcext:value-type="string">
            <text:p>Третья игра серии Sono Hanabira ni Kuchizuke o повествующая о любви между Май и капризной и упрямой Рэо.</text:p>
          </table:table-cell>
          <table:table-cell/>
          <table:table-cell office:value-type="string" calcext:value-type="string">
            <text:p>2-10 часов</text:p>
          </table:table-cell>
          <table:table-cell office:value-type="string" calcext:value-type="string">
            <text:p>fuguriya</text:p>
          </table:table-cell>
          <table:table-cell office:value-type="string" calcext:value-type="string">
            <text:p>{'Иностранный разработчик', 'юри', 'Главный герой девушка', 'Повествование от первого лица'}</text:p>
          </table:table-cell>
          <table:table-cell office:value-type="string" calcext:value-type="string">
            <text:p>romance,routine,school,ecchi</text:p>
          </table:table-cell>
          <table:table-cell office:value-type="string" calcext:value-type="string">
            <text:p>https://yadi.sk/d/fNk7miPJyoDWf</text:p>
          </table:table-cell>
          <table:table-cell office:value-type="string" calcext:value-type="string">
            <text:p>160.jpg</text:p>
          </table:table-cell>
        </table:table-row>
        <table:table-row table:style-name="ro1">
          <table:table-cell office:value-type="string" calcext:value-type="string">
            <text:p>Целуя Эти Лепестки — Мой Принц (Sono Hanabira ni Kuchizuke o: Watashi no Ouji-sama)</text:p>
          </table:table-cell>
          <table:table-cell office:value-type="string" calcext:value-type="string">
            <text:p>Китаджима Каэдэ плохо умеет общаться с людьми и избегает чужого внимания.\nНо всё меняется, когда в школу переводится новая ученица, известная модель, часто снимающаяся для модных журналов и кумир многих.Переведённой моделью оказалась лучшая подруга детства Каэдэ.</text:p>
          </table:table-cell>
          <table:table-cell/>
          <table:table-cell office:value-type="string" calcext:value-type="string">
            <text:p>2-10 часов</text:p>
          </table:table-cell>
          <table:table-cell office:value-type="string" calcext:value-type="string">
            <text:p>fuguriya</text:p>
          </table:table-cell>
          <table:table-cell office:value-type="string" calcext:value-type="string">
            <text:p>{'Иностранный разработчик', 'юри', 'Главный герой девушка', 'Повествование от первого лица'}</text:p>
          </table:table-cell>
          <table:table-cell office:value-type="string" calcext:value-type="string">
            <text:p>romance,routine,school,ecchi</text:p>
          </table:table-cell>
          <table:table-cell office:value-type="string" calcext:value-type="string">
            <text:p>https://drive.google.com/open?id=0B9lV3fTy1kI9a3VOWk5TM3F5cUE</text:p>
          </table:table-cell>
          <table:table-cell office:value-type="string" calcext:value-type="string">
            <text:p>159.png</text:p>
          </table:table-cell>
        </table:table-row>
        <table:table-row table:style-name="ro1">
          <table:table-cell office:value-type="string" calcext:value-type="string">
            <text:p>Вальс Принцесс (Princess Waltz)</text:p>
          </table:table-cell>
          <table:table-cell office:value-type="string" calcext:value-type="string">
            <text:p>Вальс Принцесс — танец шести благородных и прекрасных дев.\nЦеремония, где сталкиваются чувства и сталь.\nНо лишь одна достойна трона императрицы и руки принца.\nФукамори Арата жил своей обычной жизнью и даже не подозревал\nни о чём подобном, пока в его школу не переводится из-за границы новый ученик.\nНо кто же на самом деле такой этот новенький, так похожий на сказочного принца?</text:p>
          </table:table-cell>
          <table:table-cell/>
          <table:table-cell office:value-type="string" calcext:value-type="string">
            <text:p>10-30 часов</text:p>
          </table:table-cell>
          <table:table-cell office:value-type="string" calcext:value-type="string">
            <text:p>pulltop</text:p>
          </table:table-cell>
          <table:table-cell office:value-type="string" calcext:value-type="string">
            <text:p>{'Главный герой парень', 'Иностранный разработчик', 'Повествование от третьего лица'}</text:p>
          </table:table-cell>
          <table:table-cell office:value-type="string" calcext:value-type="string">
            <text:p>comedy,romance,fantasy,hentai</text:p>
          </table:table-cell>
          <table:table-cell office:value-type="string" calcext:value-type="string">
            <text:p>http://rutracker.org/forum/viewtopic.php?t=1210940</text:p>
          </table:table-cell>
          <table:table-cell office:value-type="string" calcext:value-type="string">
            <text:p>158.jpg</text:p>
          </table:table-cell>
        </table:table-row>
        <table:table-row table:style-name="ro1">
          <table:table-cell office:value-type="string" calcext:value-type="string">
            <text:p>Моя любимая Ламия (Mamono Musume to no Seikatsu ~Lamia no Baai~)</text:p>
          </table:table-cell>
          <table:table-cell office:value-type="string" calcext:value-type="string">
            <text:p>Десять лет назад маленькая принцесса народа ламий ускользнула из под опеки старейшины племени и спустилась с гор в поисках приключений, которые нашлись в виде живущего в небольшом домике у подножия гор человеческого мальчишки. Они весело провели время, но на следующий день за ней явилась поисковая группа и пришлось прощаться. Но они успели пообещать друг другу что встретятся когда повзрослеют.</text:p>
          </table:table-cell>
          <table:table-cell/>
          <table:table-cell office:value-type="string" calcext:value-type="string">
            <text:p>2-10 часов</text:p>
          </table:table-cell>
          <table:table-cell office:value-type="string" calcext:value-type="string">
            <text:p>vanadis</text:p>
          </table:table-cell>
          <table:table-cell office:value-type="string" calcext:value-type="string">
            <text:p>{'Главный герой парень', 'Иностранный разработчик', 'не люди', 'нукиге', 'Повествование от первого лица'}</text:p>
          </table:table-cell>
          <table:table-cell office:value-type="string" calcext:value-type="string">
            <text:p>comedy,romance,fantasy,hentai</text:p>
          </table:table-cell>
          <table:table-cell office:value-type="string" calcext:value-type="string">
            <text:p>https://yadi.sk/d/1SurV00UY7SMr</text:p>
          </table:table-cell>
          <table:table-cell office:value-type="string" calcext:value-type="string">
            <text:p>157.jpg</text:p>
          </table:table-cell>
        </table:table-row>
        <table:table-row table:style-name="ro1">
          <table:table-cell office:value-type="string" calcext:value-type="string">
            <text:p>Я живу с собачкой (Wanko to Kurasou)</text:p>
          </table:table-cell>
          <table:table-cell office:value-type="string" calcext:value-type="string">
            <text:p>Ещё не так давно люди с ума сходили по животным. Особенно популярными были кошки и собаки с обликом человека и обладающие высоким интелектом. Но со временем шумиха улеглась и теперь их покупают только те люди, которые действительно хотят себе такого питомца.\nГлавный герой, студент колледжа, находит одну из таких собак, потерявшей сознание на улице посреди сильного дождя. Так как он не мог просто позволить ей умереть, он берет её к себе в квартиру и выхаживает её. Хотя он и сказал ей уйти после того, как закончится дождь, она остается, чувствуя страх и беспокойство. Тогда, наш герой решает найти её настоящего хозяина.</text:p>
          </table:table-cell>
          <table:table-cell/>
          <table:table-cell office:value-type="string" calcext:value-type="string">
            <text:p>10-30 часов</text:p>
          </table:table-cell>
          <table:table-cell office:value-type="string" calcext:value-type="string">
            <text:p>ivory</text:p>
          </table:table-cell>
          <table:table-cell office:value-type="string" calcext:value-type="string">
            <text:p>{'лоли', 'неко', 'ину', 'Главный герой парень', 'нукиге', 'не люди', 'Иностранный разработчик', 'Повествование от первого лица', 'гарем'}</text:p>
          </table:table-cell>
          <table:table-cell office:value-type="string" calcext:value-type="string">
            <text:p>drama,comedy,routine,fiction,hentai</text:p>
          </table:table-cell>
          <table:table-cell office:value-type="string" calcext:value-type="string">
            <text:p>https://yadi.sk/d/K3ypgYj5Y2mAd</text:p>
          </table:table-cell>
          <table:table-cell office:value-type="string" calcext:value-type="string">
            <text:p>156.png</text:p>
          </table:table-cell>
        </table:table-row>
        <table:table-row table:style-name="ro1">
          <table:table-cell office:value-type="string" calcext:value-type="string">
            <text:p>Тульпа:игры воображения (Tulpa:Imagination Games)</text:p>
          </table:table-cell>
          <table:table-cell office:value-type="string" calcext:value-type="string">
            <text:p>Наши отечественные разработчики неожиданно порадовали созданием довольно неплохой новеллы Тульпа:игры воображения,которая состоит из 4 глав.Сюжет довольно заезжен:очередной несчастный подросток,у которого вся жизнь-одно сплошное разочарование.Мать-психически-больная,фанатик;отец - бросил мать во время беременности и больше никогда не появлялся.Друзей практически нет,перспективы на будущее тоже отсутствуют,что делать?Вот тут разработчики и ввели главный ключ всей новеллы:наш главный герой,начитавшись имиджбордов,решает внести в свою жизнь хоть какой-то смысл призвав Тульпу—галлюцинацию,которая является самостоятельной личностью и,которая существует только для Вас и только в вашем мире.Но что делать,если Тульпа вовсе не так проста как кажется на первый взгляд?Что если ее поступки влияют на реальных людей?Жизнь-сложная штука и некоторым людям она дается совсем не легко.Как и нашему главному герою.Друзей нет,родных людей он сторонится,а общество презирает.Как же быть,когда ты стоишь на грани?Следует ли бороться или пустить все на самотек?А может быть есть другой способ?Создать собственное карманное общество по образу и подобию своих желаний?Но долго ли просуществует ли такая иллюзия?И безопасно ли это..Тульпа—это автономная галлюцинация,созданная повторением мыслей и подсознательной веры. Но что делать,если Тульпа хочет жить в реальном мире?Как быть, когда ваше подсознание готово взбунтоваться против вас?Причины,следствия и последствия создания Тульпы-все это вы найдете в новелле Тульпа:игры воображения.Не рекомендуется лицам младше 18 лет!</text:p>
          </table:table-cell>
          <table:table-cell/>
          <table:table-cell office:value-type="string" calcext:value-type="string">
            <text:p>2-10 часов</text:p>
          </table:table-cell>
          <table:table-cell office:value-type="string" calcext:value-type="string">
            <text:p>mihail_zinchenko</text:p>
          </table:table-cell>
          <table:table-cell office:value-type="string" calcext:value-type="string">
            <text:p>{''}</text:p>
          </table:table-cell>
          <table:table-cell office:value-type="string" calcext:value-type="string">
            <text:p>drama,routine,school</text:p>
          </table:table-cell>
          <table:table-cell office:value-type="string" calcext:value-type="string">
            <text:p>https://yadi.sk/d/QzWI88T2GAqRn</text:p>
          </table:table-cell>
          <table:table-cell office:value-type="string" calcext:value-type="string">
            <text:p>155.jpg</text:p>
          </table:table-cell>
        </table:table-row>
        <table:table-row table:style-name="ro1">
          <table:table-cell office:value-type="string" calcext:value-type="string">
            <text:p>Корона грешника: Утраченное рождество (Guilty Crown Lost Christmas)</text:p>
          </table:table-cell>
          <table:table-cell office:value-type="string" calcext:value-type="string">
            <text:p>События разворачиваются за десять лет до событий оригинального аниме "Guilty Crown".\nВ 2029 году подопытные под кодовыми именами "Скрудж" и "Кэрол" сбегают из исследовательской лаборатории, уничтожая на своем пути всех, кто пытался их остановить. Дабы выяснить, что же за эксперименты над ними проводили, они начинают по крупицам собирать информацию о организации "Даат", стоящей за всем этим.\nДополнительная информация:\nИгра требует установленной поддержки иероглифов.\nИ работает только из яп. локали или через AppLocale.</text:p>
          </table:table-cell>
          <table:table-cell/>
          <table:table-cell office:value-type="string" calcext:value-type="string">
            <text:p>2-10 часов</text:p>
          </table:table-cell>
          <table:table-cell office:value-type="string" calcext:value-type="string">
            <text:p>nitroplus</text:p>
          </table:table-cell>
          <table:table-cell office:value-type="string" calcext:value-type="string">
            <text:p>{'Guilty Crown', 'Главный герой парень', 'Иностранный разработчик', 'Апокалиптика', 'Повествование от первого лица'}</text:p>
          </table:table-cell>
          <table:table-cell office:value-type="string" calcext:value-type="string">
            <text:p>drama,science_fiction,action,adventure</text:p>
          </table:table-cell>
          <table:table-cell office:value-type="string" calcext:value-type="string">
            <text:p>https://yadi.sk/d/poF-w1vkXzNFY</text:p>
          </table:table-cell>
          <table:table-cell office:value-type="string" calcext:value-type="string">
            <text:p>152.jpg</text:p>
          </table:table-cell>
        </table:table-row>
        <table:table-row table:style-name="ro1">
          <table:table-cell office:value-type="string" calcext:value-type="string">
            <text:p>Зимняя сказка (Aru Fuyu no Monogatari)</text:p>
          </table:table-cell>
          <table:table-cell office:value-type="string" calcext:value-type="string">
            <text:p>Дзюн обычный школьник, живущий со своей матерью. Во время зимних каникул его подруга детства Каэдэ Сакарай помогла ему с домашней работой. О том что случилось с ними вы узнаете в самой новелле.</text:p>
          </table:table-cell>
          <table:table-cell/>
          <table:table-cell office:value-type="string" calcext:value-type="string">
            <text:p>Менее 2 часов</text:p>
          </table:table-cell>
          <table:table-cell office:value-type="string" calcext:value-type="string">
            <text:p>endou_kenji</text:p>
          </table:table-cell>
          <table:table-cell office:value-type="string" calcext:value-type="string">
            <text:p>{'Русский', 'украинский'}</text:p>
          </table:table-cell>
          <table:table-cell office:value-type="string" calcext:value-type="string">
            <text:p>romance,routine</text:p>
          </table:table-cell>
          <table:table-cell office:value-type="string" calcext:value-type="string">
            <text:p>http://disk.yandex.ru/d/x-OzctcvFGbcJ</text:p>
          </table:table-cell>
          <table:table-cell office:value-type="string" calcext:value-type="string">
            <text:p>151.png</text:p>
          </table:table-cell>
        </table:table-row>
        <table:table-row table:style-name="ro1">
          <table:table-cell office:value-type="string" calcext:value-type="string">
            <text:p>Хомуха № 1.5: День Сукидзуки Дайсако (Homuha no X 1.5: Sukisuki Date Daisakusen)</text:p>
          </table:table-cell>
          <table:table-cell office:value-type="string" calcext:value-type="string">
            <text:p>После суетливой недели Ко и его сестра-близнец Хомуха решают немного расслабиться в центре города. Но в силу непредвиденных обстоятельств, они внезапно становятся самыми разыскиваемыми преступниками в городе. Смогут ли они доказать свою невиновность, или же так и проведут весь остаток жизни в бегах?</text:p>
          </table:table-cell>
          <table:table-cell/>
          <table:table-cell office:value-type="string" calcext:value-type="string">
            <text:p>Менее 2 часов</text:p>
          </table:table-cell>
          <table:table-cell office:value-type="string" calcext:value-type="string">
            <text:p>vhc_softwares</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comedy,routine</text:p>
          </table:table-cell>
          <table:table-cell office:value-type="string" calcext:value-type="string">
            <text:p>https://yadi.sk/d/Pn40L0f_XqoLq</text:p>
          </table:table-cell>
          <table:table-cell office:value-type="string" calcext:value-type="string">
            <text:p>150.jpg</text:p>
          </table:table-cell>
        </table:table-row>
        <table:table-row table:style-name="ro1">
          <table:table-cell office:value-type="string" calcext:value-type="string">
            <text:p>Sepia Tears</text:p>
          </table:table-cell>
          <table:table-cell office:value-type="string" calcext:value-type="string">
            <text:p>Эта история об обычном школьнике по имени Марк, который пытается забыть своё наполненное страданиями прошлое. А также о загадочной девушке по имени Мирай, которая появилась из ниоткуда и предлагает быть вместе, дабы вернуть его утерянные воспоминания. Откуда она знает о Марке то, о чём он сам не догадывается? Кто же эта таинственная незнакомка, которая неожиданно появляется и также внезапно исчезает?</text:p>
          </table:table-cell>
          <table:table-cell/>
          <table:table-cell office:value-type="string" calcext:value-type="string">
            <text:p>2-10 часов</text:p>
          </table:table-cell>
          <table:table-cell office:value-type="string" calcext:value-type="string">
            <text:p>team_neet</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drama,comedy,romance,routine</text:p>
          </table:table-cell>
          <table:table-cell office:value-type="string" calcext:value-type="string">
            <text:p>https://yadi.sk/d/ziMdiAXWXqouQ</text:p>
          </table:table-cell>
          <table:table-cell office:value-type="string" calcext:value-type="string">
            <text:p>149.jpg</text:p>
          </table:table-cell>
        </table:table-row>
        <table:table-row table:style-name="ro1">
          <table:table-cell office:value-type="string" calcext:value-type="string">
            <text:p>Вопрос (The Question)</text:p>
          </table:table-cell>
          <table:table-cell office:value-type="string" calcext:value-type="string">
            <text:p>Коротенькая визуальная новелла о жизни и о том, как вовремя заданный вопрос может её изменить.Вы будете играть за нерешительного ученика старших классов,которому очень нравится одна девушка-одноклассница,но он всё не решается её спросить...А вот что вы спросите и как она вам ответит-зависит от вас.Будущее парня в ваших руках!</text:p>
          </table:table-cell>
          <table:table-cell/>
          <table:table-cell office:value-type="string" calcext:value-type="string">
            <text:p>Менее 2 часов</text:p>
          </table:table-cell>
          <table:table-cell office:value-type="string" calcext:value-type="string">
            <text:p>atp_projects</text:p>
          </table:table-cell>
          <table:table-cell office:value-type="string" calcext:value-type="string">
            <text:p>{'Иностранный разработчик', 'Главный герой парень', 'Повествование от первого лица'}</text:p>
          </table:table-cell>
          <table:table-cell office:value-type="string" calcext:value-type="string">
            <text:p>romance,routine,school</text:p>
          </table:table-cell>
          <table:table-cell office:value-type="string" calcext:value-type="string">
            <text:p>https://yadi.sk/d/Bqmcg6MzXVpwD</text:p>
          </table:table-cell>
          <table:table-cell office:value-type="string" calcext:value-type="string">
            <text:p>147.jpg</text:p>
          </table:table-cell>
        </table:table-row>
        <table:table-row table:style-name="ro1">
          <table:table-cell office:value-type="string" calcext:value-type="string">
            <text:p>Полевые испытания (Gadget Trial)</text:p>
          </table:table-cell>
          <table:table-cell office:value-type="string" calcext:value-type="string">
            <text:p>Прошло несколько десятков лет с последней мировой войны. На Дальнем Востоке существует объединение островных государств в регионе - Восточный Союз, занятое работой над проектом "Next-E". Это проект по разработке многофункционального оружия массового уничтожения следующего поколения, или сокращенно AEW, в виде нового биологического компьютера, известного как компьютер "Е-серии". Искусственно созданные гибриды человека и вооружения, они представляют собой наименьшую армию в истории.\nСреди Е-серии существует два типа адаптации - Белый и Черный. Черный тип сделан с расчетом на боевую эффективность, и не обладает личностными качествами, тогда как Белый тип запрограммирован с индивидуальной личностью, что делает их подобными обычным людям. Какой тип более эффективен в целом, и должны показать испытания.</text:p>
          </table:table-cell>
          <table:table-cell/>
          <table:table-cell office:value-type="string" calcext:value-type="string">
            <text:p>10-30 часов</text:p>
          </table:table-cell>
          <table:table-cell office:value-type="string" calcext:value-type="string">
            <text:p>kogado_studio</text:p>
          </table:table-cell>
          <table:table-cell office:value-type="string" calcext:value-type="string">
            <text:p>{'Главный герой парень', 'Иностранный разработчик', 'лоли', 'меха'}</text:p>
          </table:table-cell>
          <table:table-cell office:value-type="string" calcext:value-type="string">
            <text:p>comedy,science_fiction</text:p>
          </table:table-cell>
          <table:table-cell office:value-type="string" calcext:value-type="string">
            <text:p>https://yadi.sk/d/XozLGuTya3bmP</text:p>
          </table:table-cell>
          <table:table-cell office:value-type="string" calcext:value-type="string">
            <text:p>144.jpg</text:p>
          </table:table-cell>
        </table:table-row>
        <table:table-row table:style-name="ro1">
          <table:table-cell office:value-type="string" calcext:value-type="string">
            <text:p>Clannad</text:p>
          </table:table-cell>
          <table:table-cell office:value-type="string" calcext:value-type="string">
            <text:p>Жизнь старшеклассника Оказаки Томои не складывается после смерти матери и серьёзной ссоры с отцом. Он нехотя ходит в школу, частенько опаздывает, прогуливает уроки и общается со своим лучшим другом, таким же безалаберным старшеклассником, Сунохарой. Томою ждёт довольно безрадостное будущее, пока он не встречает одну девушку и не познаёт ценность дружбы и семьи.\n\nДоступно только для пользователей\n\nСсылка на Portable-версию, отвязанную от STEAM (торрент)\n\nЧитать обязательно, если хотите решить проблему со шрифтами.</text:p>
          </table:table-cell>
          <table:table-cell/>
          <table:table-cell office:value-type="string" calcext:value-type="string">
            <text:p>Более 50 часов</text:p>
          </table:table-cell>
          <table:table-cell office:value-type="string" calcext:value-type="string">
            <text:p>key</text:p>
          </table:table-cell>
          <table:table-cell office:value-type="string" calcext:value-type="string">
            <text:p>{'Русский'}</text:p>
          </table:table-cell>
          <table:table-cell office:value-type="string" calcext:value-type="string">
            <text:p>drama,comedy,romance,mystic,routine,school</text:p>
          </table:table-cell>
          <table:table-cell office:value-type="string" calcext:value-type="string">
            <text:p>https://disk.yandex.ru/d/cdW6pO8keTKhFQ</text:p>
          </table:table-cell>
          <table:table-cell office:value-type="string" calcext:value-type="string">
            <text:p>143.jpg</text:p>
          </table:table-cell>
        </table:table-row>
        <table:table-row table:style-name="ro1">
          <table:table-cell office:value-type="string" calcext:value-type="string">
            <text:p>Под солнцем (Hinatabokko)</text:p>
          </table:table-cell>
          <table:table-cell office:value-type="string" calcext:value-type="string">
            <text:p>Хаями Нацуки - обычный студент колледжа, который живет со своей сводной сестрой. Он устал от своей скучной жизни и просто плыл по течению, пока не встретил Хинату, его бывшую учительницу, в которую он был влюблен в старшей школе. Вспомнив свои былые чувства к ней, он принимает предложение поработать в её небольшой кофейне. Также, он соглашается с тем, что будет жить с ней. Так начинается новая жизнь Нацуки.</text:p>
          </table:table-cell>
          <table:table-cell/>
          <table:table-cell office:value-type="string" calcext:value-type="string">
            <text:p>10-30 часов</text:p>
          </table:table-cell>
          <table:table-cell office:value-type="string" calcext:value-type="string">
            <text:p>tarte</text:p>
          </table:table-cell>
          <table:table-cell office:value-type="string" calcext:value-type="string">
            <text:p>{'лоли', 'Главный герой парень', 'Иностранный разработчик', 'Повествование от первого лица'}</text:p>
          </table:table-cell>
          <table:table-cell office:value-type="string" calcext:value-type="string">
            <text:p>comedy,romance,routine,hentai</text:p>
          </table:table-cell>
          <table:table-cell office:value-type="string" calcext:value-type="string">
            <text:p>https://yadi.sk/d/jbThUz3k3FLwyN</text:p>
          </table:table-cell>
          <table:table-cell office:value-type="string" calcext:value-type="string">
            <text:p>142.png</text:p>
          </table:table-cell>
        </table:table-row>
        <table:table-row table:style-name="ro1">
          <table:table-cell office:value-type="string" calcext:value-type="string">
            <text:p>Школьные Дни HQ (School Days HQ)</text:p>
          </table:table-cell>
          <table:table-cell office:value-type="string" calcext:value-type="string">
            <text:p>Макото Ито - простой японский школьник, привыкший плыть по течению. Чувствуя себя ничем не выдающимся парнем, он даже не может заговорить с симпатичной Котонохой, с которой часто встречается в поезде по утрам. Так бы все и кончилось, если бы не бойкая одноклассница Сэкаи Саиёндзи, которая увидев страдания соседа по парте, решила помочь ему устроить сердечные дела. Вот только не слишком ли далеко заходит эта помощь? Что думает и как будет действовать Макото, какой выбор он сделает в этой непростой жизненной ситуации и какие последствия будут у этого выбора? Станет ли эта история счастливой комедией о первой любви или кровавой драмой? Это уже зависит от Вас...\n\nДоступно только для пользователей</text:p>
          </table:table-cell>
          <table:table-cell/>
          <table:table-cell office:value-type="string" calcext:value-type="string">
            <text:p>10-30 часов</text:p>
          </table:table-cell>
          <table:table-cell office:value-type="string" calcext:value-type="string">
            <text:p>0verflow</text:p>
          </table:table-cell>
          <table:table-cell office:value-type="string" calcext:value-type="string">
            <text:p>{'Русский'}</text:p>
          </table:table-cell>
          <table:table-cell office:value-type="string" calcext:value-type="string">
            <text:p>drama,romance,routine,school,hentai</text:p>
          </table:table-cell>
          <table:table-cell office:value-type="string" calcext:value-type="string">
            <text:p>http://rutracker.org/forum/viewtopic.php?t=4421383</text:p>
          </table:table-cell>
          <table:table-cell office:value-type="string" calcext:value-type="string">
            <text:p>140.png</text:p>
          </table:table-cell>
        </table:table-row>
        <table:table-row table:style-name="ro1">
          <table:table-cell office:value-type="string" calcext:value-type="string">
            <text:p>В ночь, когда цветёт ликорис - Ночь первая (Higanbana no Saku Yoru ni - Dai Ichi Ya)</text:p>
          </table:table-cell>
          <table:table-cell office:value-type="string" calcext:value-type="string">
            <text:p>Следующие главы во второй части "В Ночь, Когда Цветёт Ликорис - Ночь Вторая" .\n\n"Говорят, Мэсо-мэсо показалась."\n"И что было слышно, как она хнычет."\n\n"*мэсо-мэсо*, *мэсо-мэсо*. Эй там, выслушай мою горькую историю."\n\n\nМарие попала в ужасную ситуацию. Над ней постоянно издеваются одноклассники и к ней регулярно пристаёт учитель. Ей некуда обратиться, и она просит сверхъестественной помощи у одного из демонов семи таинств её школы. Всё что она хочет - это смерть её жестоких одноклассников и учителя. Как далеко Марие будет готова зайти, чтобы совершить убийства, которые освободят её от ада?\n\n...Хи-хи, знаешь эту страшилку?\nИли, может, в твоей школе тоже такие есть?\nИзвини, припозднилась я с приветствием. Добро пожаловать в нашу «школу». Мы тебе рады.\n\n...Ты больше не человек - поздравить тебя? Не поверишь, но в мире люди не одни. Поэтому «поздравляю». Отныне ты с нами.\n\nНе пугайся, в твоём мире мы повсюду, просто ты не видишь. В классах, коридорах, медкабинете, во дворе... Но тебе повезло - ты видишь нас вблизи.\n\nХи-хи, ...хмф. Моя подруга стала одной из нас, готовая к тому же - расстаться с человеческой жизнью. Но дальше всё зависит от тебя.\nЖить, умереть, бороться, презирать, - решать тебе...\n\nПойдём же. Возьми за руку танцующую Хиганбану.\nДобро пожаловать в жестокий, но прекрасный мир ликорисов...\n\nДоступно только для пользователей</text:p>
          </table:table-cell>
          <table:table-cell/>
          <table:table-cell office:value-type="string" calcext:value-type="string">
            <text:p>2-10 часов</text:p>
          </table:table-cell>
          <table:table-cell office:value-type="string" calcext:value-type="string">
            <text:p>07th_expansion</text:p>
          </table:table-cell>
          <table:table-cell office:value-type="string" calcext:value-type="string">
            <text:p>{'Русский'}</text:p>
          </table:table-cell>
          <table:table-cell office:value-type="string" calcext:value-type="string">
            <text:p>drama,horror,mystic,school</text:p>
          </table:table-cell>
          <table:table-cell office:value-type="string" calcext:value-type="string">
            <text:p>https://golden-abyss.blogspot.com/p/higanbana-no-saku-yoru-ni.html</text:p>
          </table:table-cell>
          <table:table-cell office:value-type="string" calcext:value-type="string">
            <text:p>139.png</text:p>
          </table:table-cell>
        </table:table-row>
        <table:table-row table:style-name="ro1">
          <table:table-cell office:value-type="string" calcext:value-type="string">
            <text:p>В ночь, когда цветёт ликорис - Ночь вторая (Higanbana no Saku Yoru ni - Dai Ni Ya)</text:p>
          </table:table-cell>
          <table:table-cell office:value-type="string" calcext:value-type="string">
            <text:p>Продолжение историй "Первой ночи" .\n\nЗавершение коротких рассказов о школьных страшилках, травле, ёкаях «восьми таинств» и людях, на которых эти ёкаи кладут глаз.\n«Вторая ночь» приглашает обратно в жестокий, но прекрасный мир ликорисов!</text:p>
          </table:table-cell>
          <table:table-cell/>
          <table:table-cell office:value-type="string" calcext:value-type="string">
            <text:p>2-10 часов</text:p>
          </table:table-cell>
          <table:table-cell office:value-type="string" calcext:value-type="string">
            <text:p>07th_expansion</text:p>
          </table:table-cell>
          <table:table-cell office:value-type="string" calcext:value-type="string">
            <text:p>{'Русский'}</text:p>
          </table:table-cell>
          <table:table-cell office:value-type="string" calcext:value-type="string">
            <text:p>drama,horror,mystic,school</text:p>
          </table:table-cell>
          <table:table-cell office:value-type="string" calcext:value-type="string">
            <text:p>https://golden-abyss.blogspot.com/p/higanbana-no-saku-yoru-ni.html</text:p>
          </table:table-cell>
          <table:table-cell office:value-type="string" calcext:value-type="string">
            <text:p>138.png</text:p>
          </table:table-cell>
        </table:table-row>
        <table:table-row table:style-name="ro1">
          <table:table-cell office:value-type="string" calcext:value-type="string">
            <text:p>Невидимый знак -Ису- (Invisible Sign -Isu-)</text:p>
          </table:table-cell>
          <table:table-cell office:value-type="string" calcext:value-type="string">
            <text:p>Очень страшная история с убийствами, привидениями, переселением душ и раздвоением личности.\n15 лет назад неизвестным был похищен старший брат главного героя по имени Рин. Родители Шюна не смогли пережить утраты старшего сына, мать тронулась умом, а отец потерял интерес как к семье, так и к работе и жизни вообще. В итоге через несколько лет после происшествия личному психиатру матери Шюна пришлось взять мальчика под опеку.\nШюн рос тихим и замкнутым мальчиком, его единственный друг - Макото Мияке - такой же одиночка. Когда приходит время, они вместе поступают в престижную школу и вот спустя два года здесь происходит жестокое убийство одного из учеников. Сразу же после убийства с Шюном начинают твориться странные вещи: ему является фигура убитого юноши, снятся кошмары, где незнакомый мужчина пытается добраться до него. Шюн изо всех сил борется с кошмарами, но страх растет, и вот уже он сам начинает совершать странные поступки, как бы становясь кем-то другим. Но полиция тоже не дремлет: детектив Сатору Мацуока и его младший помощник Кенсуке Хаяшибара работают вовсю, подозревая, что оба убийства совершил один и тот же человек.\nДеятельное участие в расследовании принимают также опекун Шюна Хидеаки Нарумия, лучший друг Макото, классный руководитель юноши Такая Ёшинага и школьный доктор Аюри Дзиннай, одноклассник Харука Вакуй и девушка, которую зовут так же, как похищенного когда-то старшего брата, - Рин...\nСумеют ли они разгадать тайну двух загадочных преступлений?</text:p>
          </table:table-cell>
          <table:table-cell/>
          <table:table-cell office:value-type="string" calcext:value-type="string">
            <text:p>2-10 часов</text:p>
          </table:table-cell>
          <table:table-cell office:value-type="string" calcext:value-type="string">
            <text:p>lapin</text:p>
          </table:table-cell>
          <table:table-cell office:value-type="string" calcext:value-type="string">
            <text:p>{'сёнэн-ай', 'Главный герой парень', 'Иностранный разработчик', 'Повествование от первого лица'}</text:p>
          </table:table-cell>
          <table:table-cell office:value-type="string" calcext:value-type="string">
            <text:p>drama,horror,detective,mystic,school</text:p>
          </table:table-cell>
          <table:table-cell office:value-type="string" calcext:value-type="string">
            <text:p>https://yadi.sk/d/31sRl03HXGWhN</text:p>
          </table:table-cell>
          <table:table-cell office:value-type="string" calcext:value-type="string">
            <text:p>137.png</text:p>
          </table:table-cell>
        </table:table-row>
        <table:table-row table:style-name="ro1">
          <table:table-cell office:value-type="string" calcext:value-type="string">
            <text:p>Стальная подружка (Girlfriend of steel)</text:p>
          </table:table-cell>
          <table:table-cell office:value-type="string" calcext:value-type="string">
            <text:p>Итак, встречаем - "NGE: Girlfriend of Steel". По своему характеру игру можно условно отнести к жанру adventure/quest. Условно - потому что в отличие от многочисленной толпы стратегий, стрелялок и пр. по мотивам Star Wars, которые являются вполне самостоятельными компьютерными играми даже если не знать ничего про вселенную Лукаса, GoS может называться "игрой" лишь с большой натяжкой. Собственно, вся "игра" в обычном понимании этого слова заключается в едва ли десятке случаев, когда вы можете вмешаться в действия персонажей, причем лишь в трех случаях это хоть как-то может повлиять на ход происходящего.\n\nЧто же представляет из себя игра? Ваш главный герой, которым вы "играете", - это Икари Синдзи. Действие игры разворачивается в разных местах - школа, дом Синдзи, разные районы Токио-3, здания института NERV. Во время игры вы встретитесь со всеми основными персонажами Евангелиона - Аской, Рей, Мисато, Рицуко, отцом Синдзи, его школьными товарищами и другими. И, разумеется, познакомитесь с самой Girlfriend of Steel - симпатичной и обаятельной девушкой по имени Мана Киришима, совершенно неожиданно появляющейся в жизни Синдзи.\n\nДа-да, название игры нужно трактовать буквально - как бы это не казалось невозможным, но у Синдзи появляется подружка! Не боевой соратник, с которым ты выходишь на битву с Ангелами, не одноклассница, донимающая своим ужасным характером как в школе, так и дома, - а самая настоящая девушка! Милая, кроткая, такая беззащитная с виду: ну и что, что ведет себя иногда странно. Это еще ни о чем не говорит, чтобы там Аска не заявляла: или: нет: не может быть... нет!!\n\nИнтересно? Ну тогда милости просим в игру.\n\nПароль на архив: ene\n\nДоступно только для пользователей</text:p>
          </table:table-cell>
          <table:table-cell/>
          <table:table-cell office:value-type="string" calcext:value-type="string">
            <text:p>2-10 часов</text:p>
          </table:table-cell>
          <table:table-cell office:value-type="string" calcext:value-type="string">
            <text:p>gainax</text:p>
          </table:table-cell>
          <table:table-cell office:value-type="string" calcext:value-type="string">
            <text:p>{'Русский'}</text:p>
          </table:table-cell>
          <table:table-cell office:value-type="string" calcext:value-type="string">
            <text:p>romance,action,school</text:p>
          </table:table-cell>
          <table:table-cell office:value-type="string" calcext:value-type="string">
            <text:p>https://disk.yandex.ru/d/EBEedJoH3NV6iQ</text:p>
          </table:table-cell>
          <table:table-cell office:value-type="string" calcext:value-type="string">
            <text:p>135.jpg</text:p>
          </table:table-cell>
        </table:table-row>
        <table:table-row table:style-name="ro1">
          <table:table-cell office:value-type="string" calcext:value-type="string">
            <text:p>Стальная подружка 2 (Girlfriend of steel 2)</text:p>
          </table:table-cell>
          <table:table-cell office:value-type="string" calcext:value-type="string">
            <text:p>Эта игра приобрела статус почти что легенды, несмотря на то, что крайне мало людей смогли поиграть в нее. Это неудивительно, ведь официально она не выходила нигде, кроме Японии и не была переведена ни на один язык в мире... кроме Русского!\nGirlfriend of Steel 2. Если судить по названию, эта игра должна являться продолжением первой части, но объединяет их лишь одно – имена героев, вкупе с игровой механикой.\nНам предстоит погрузиться в перипетии мира, который мы увидели в 26-ом эпизоде оригинального сериала. Обыкновенный японский школьник Икари Синдзи и его подруга детства Сорью Аска Ленгли опаздывая, бегут в школу. И тут, сворачивая за угол, парень сталкивается лбами с незнакомкой. Синие волосы, падение, полоска белых трусиков… А дальше нас ждёт знакомство с известными по сериалу героями, брождения по локациям Токио-3 и вторжение ангелов, после чего в конце мы сможем обрести счастье с одной из выбранных нами девушек.\n\nПароль на архив: ene\n\nДоступно только для пользователей</text:p>
          </table:table-cell>
          <table:table-cell/>
          <table:table-cell office:value-type="string" calcext:value-type="string">
            <text:p>2-10 часов</text:p>
          </table:table-cell>
          <table:table-cell office:value-type="string" calcext:value-type="string">
            <text:p>gainax</text:p>
          </table:table-cell>
          <table:table-cell office:value-type="string" calcext:value-type="string">
            <text:p>{'Русский'}</text:p>
          </table:table-cell>
          <table:table-cell office:value-type="string" calcext:value-type="string">
            <text:p>romance,action,school</text:p>
          </table:table-cell>
          <table:table-cell office:value-type="string" calcext:value-type="string">
            <text:p>https://disk.yandex.ru/d/S7SUxHka3NVAuu</text:p>
          </table:table-cell>
          <table:table-cell office:value-type="string" calcext:value-type="string">
            <text:p>134.jpg</text:p>
          </table:table-cell>
        </table:table-row>
        <table:table-row table:style-name="ro1">
          <table:table-cell office:value-type="string" calcext:value-type="string">
            <text:p>Все оттенки синевы (Ai Yori Aoshi)</text:p>
          </table:table-cell>
          <table:table-cell office:value-type="string" calcext:value-type="string">
            <text:p>История отношений Каору и Аой — наследников двух влиятельных кланов. Сбежав из семьи, они поселились в заброшенной летней резиденции. Вскоре туда начали подселяться друзья и в доме стало шумновато, зато весело…</text:p>
          </table:table-cell>
          <table:table-cell/>
          <table:table-cell office:value-type="string" calcext:value-type="string">
            <text:p>2-10 часов</text:p>
          </table:table-cell>
          <table:table-cell office:value-type="string" calcext:value-type="string">
            <text:p>kid_i_j.c.staff</text:p>
          </table:table-cell>
          <table:table-cell office:value-type="string" calcext:value-type="string">
            <text:p>{'Главный герой парень', 'Иностранный разработчик', 'гарем', 'любовный треугольник', 'остров', 'лоли', 'Повествование от первого лица'}</text:p>
          </table:table-cell>
          <table:table-cell office:value-type="string" calcext:value-type="string">
            <text:p>drama,comedy,romance</text:p>
          </table:table-cell>
          <table:table-cell office:value-type="string" calcext:value-type="string">
            <text:p>https://yadi.sk/d/z3GFqG1jYPFyH</text:p>
          </table:table-cell>
          <table:table-cell office:value-type="string" calcext:value-type="string">
            <text:p>130.jpg</text:p>
          </table:table-cell>
        </table:table-row>
        <table:table-row table:style-name="ro1">
          <table:table-cell office:value-type="string" calcext:value-type="string">
            <text:p>Enmark-Olofsson syndrome</text:p>
          </table:table-cell>
          <table:table-cell office:value-type="string" calcext:value-type="string">
            <text:p>Ничем не примечательный офисный работник, возвращаясь с работы, решил изменить свой стандартный путь домой. В переулке он встретил плачущую женщину. Когда он к ней подошел, что бы помочь чем нибудь, последнее что он услышал был треск электрошокера. Очнувшись, он заметил, что связан. Где он находится, что это за место?...</text:p>
          </table:table-cell>
          <table:table-cell/>
          <table:table-cell office:value-type="string" calcext:value-type="string">
            <text:p>Менее 2 часов</text:p>
          </table:table-cell>
          <table:table-cell office:value-type="string" calcext:value-type="string">
            <text:p>blacklightarc</text:p>
          </table:table-cell>
          <table:table-cell office:value-type="string" calcext:value-type="string">
            <text:p>{''}</text:p>
          </table:table-cell>
          <table:table-cell office:value-type="string" calcext:value-type="string">
            <text:p>drama,horror,triller</text:p>
          </table:table-cell>
          <table:table-cell office:value-type="string" calcext:value-type="string">
            <text:p>http://www.mediafire.com/download/jsy4sn2g1498gha/Enmark-Olofsson+syndrome.rar</text:p>
          </table:table-cell>
          <table:table-cell office:value-type="string" calcext:value-type="string">
            <text:p>129.jpg</text:p>
          </table:table-cell>
        </table:table-row>
        <table:table-row table:style-name="ro1">
          <table:table-cell office:value-type="string" calcext:value-type="string">
            <text:p>Один день из жизни переводчика манги (One Manga Day)</text:p>
          </table:table-cell>
          <table:table-cell office:value-type="string" calcext:value-type="string">
            <text:p>Манга - японские комиксы. Стоп! Но раз комиксы японские - то они должны быть на японском! Значит, их кто-то должен переводить на русский. Достаточно ли для этого одного человека? В команде - только сугубо деловые отношения? Всё ли просто и понятно? Перевод манги - это скучно?</text:p>
          </table:table-cell>
          <table:table-cell/>
          <table:table-cell office:value-type="string" calcext:value-type="string">
            <text:p>Менее 2 часов</text:p>
          </table:table-cell>
          <table:table-cell office:value-type="string" calcext:value-type="string">
            <text:p>dexperix</text:p>
          </table:table-cell>
          <table:table-cell office:value-type="string" calcext:value-type="string">
            <text:p>{'Несколько главных героев', 'отечественный разработчик', 'Повествование от первого лица'}</text:p>
          </table:table-cell>
          <table:table-cell office:value-type="string" calcext:value-type="string">
            <text:p>comedy,routine,school,fiction</text:p>
          </table:table-cell>
          <table:table-cell office:value-type="string" calcext:value-type="string">
            <text:p>https://github.com/DeXP/onemangaday/releases/download/1.4/OneMangaDay-1.4-all.zip</text:p>
          </table:table-cell>
          <table:table-cell office:value-type="string" calcext:value-type="string">
            <text:p>128.jpg</text:p>
          </table:table-cell>
        </table:table-row>
        <table:table-row table:style-name="ro1">
          <table:table-cell office:value-type="string" calcext:value-type="string">
            <text:p>Красная ведьма (Akai Majo)</text:p>
          </table:table-cell>
          <table:table-cell office:value-type="string" calcext:value-type="string">
            <text:p>Сказка про маленькую девочку, что обладает невиданной силой и её друге Красном Льве, которого изгнали из львиного прайда.</text:p>
          </table:table-cell>
          <table:table-cell/>
          <table:table-cell office:value-type="string" calcext:value-type="string">
            <text:p>Менее 2 часов</text:p>
          </table:table-cell>
          <table:table-cell office:value-type="string" calcext:value-type="string">
            <text:p>platonic_f.f</text:p>
          </table:table-cell>
          <table:table-cell office:value-type="string" calcext:value-type="string">
            <text:p>{'сказка', 'Иностранный разработчик', 'Повествование от третьего лица'}</text:p>
          </table:table-cell>
          <table:table-cell office:value-type="string" calcext:value-type="string">
            <text:p>drama,mystic</text:p>
          </table:table-cell>
          <table:table-cell office:value-type="string" calcext:value-type="string">
            <text:p>http://www.mediafire.com/download/pmil2oxgb95zykm/Akai_Majo.rar</text:p>
          </table:table-cell>
          <table:table-cell office:value-type="string" calcext:value-type="string">
            <text:p>127.jpg</text:p>
          </table:table-cell>
        </table:table-row>
        <table:table-row table:style-name="ro1">
          <table:table-cell office:value-type="string" calcext:value-type="string">
            <text:p>Ичиго-чан и Кююго-кун (Ichigo-chan to Kyuugo-kun)</text:p>
          </table:table-cell>
          <table:table-cell office:value-type="string" calcext:value-type="string">
            <text:p>Ичиго-чан безответно влюблена в Кююго-куна, но все не так просто. Кююго-кун очень грубый парень, который не любит показывать свои чувства. Все усложняется тем, что ребята живут в одном доме рядом с братом близнецом Кююго-куна. Сможет ли наша героиня соблазнить любимого?</text:p>
          </table:table-cell>
          <table:table-cell/>
          <table:table-cell office:value-type="string" calcext:value-type="string">
            <text:p>Менее 2 часов</text:p>
          </table:table-cell>
          <table:table-cell office:value-type="string" calcext:value-type="string">
            <text:p>ooi</text:p>
          </table:table-cell>
          <table:table-cell office:value-type="string" calcext:value-type="string">
            <text:p>{'отомэ', 'Главный герой девушка', 'Иностранный разработчик', 'Повествование от первого лица'}</text:p>
          </table:table-cell>
          <table:table-cell office:value-type="string" calcext:value-type="string">
            <text:p>comedy,romance</text:p>
          </table:table-cell>
          <table:table-cell office:value-type="string" calcext:value-type="string">
            <text:p>http://www.mediafire.com/download/mtx4nni9c7r8uai/Ichigo-chan+to+Kyuugo-kun.rar</text:p>
          </table:table-cell>
          <table:table-cell office:value-type="string" calcext:value-type="string">
            <text:p>126.jpg</text:p>
          </table:table-cell>
        </table:table-row>
        <table:table-row table:style-name="ro1">
          <table:table-cell office:value-type="string" calcext:value-type="string">
            <text:p>~Роза Роза~ (RoseRose ~BaraBara~)</text:p>
          </table:table-cell>
          <table:table-cell office:value-type="string" calcext:value-type="string">
            <text:p>Ведомый сладким ароматом, парень вошёл в розарий. Там он встретил красивую девушку. Но почему она была так печальна?\nВ игре две концовки.</text:p>
          </table:table-cell>
          <table:table-cell/>
          <table:table-cell office:value-type="string" calcext:value-type="string">
            <text:p>Менее 2 часов</text:p>
          </table:table-cell>
          <table:table-cell office:value-type="string" calcext:value-type="string">
            <text:p>hakutouka</text:p>
          </table:table-cell>
          <table:table-cell office:value-type="string" calcext:value-type="string">
            <text:p>{'Главный герой парень', 'Иностранный разработчик', 'лоли', 'Повествование от первого лица'}</text:p>
          </table:table-cell>
          <table:table-cell office:value-type="string" calcext:value-type="string">
            <text:p>drama</text:p>
          </table:table-cell>
          <table:table-cell office:value-type="string" calcext:value-type="string">
            <text:p>http://www.mediafire.com/download/h7sg5wwii9w14x2/RoseRose+.rar</text:p>
          </table:table-cell>
          <table:table-cell office:value-type="string" calcext:value-type="string">
            <text:p>125.png</text:p>
          </table:table-cell>
        </table:table-row>
        <table:table-row table:style-name="ro1">
          <table:table-cell office:value-type="string" calcext:value-type="string">
            <text:p>Третий ингредиент (The Third Ingredient)</text:p>
          </table:table-cell>
          <table:table-cell office:value-type="string" calcext:value-type="string">
            <text:p>Визуальная новелла по одноименному рассказу выдающегося американского писателя,прозаика,автора популярных новелл,признанного мастера короткого рассказа,характеризующихся тонким юмором и неожиданными развязками О.Генри.Игра имеет три концовки,хотя по сути она относится к жанру кинетических новелл.</text:p>
          </table:table-cell>
          <table:table-cell/>
          <table:table-cell office:value-type="string" calcext:value-type="string">
            <text:p>Менее 2 часов</text:p>
          </table:table-cell>
          <table:table-cell office:value-type="string" calcext:value-type="string">
            <text:p>alex</text:p>
          </table:table-cell>
          <table:table-cell office:value-type="string" calcext:value-type="string">
            <text:p>{'Несколько главных героев', 'Иностранный разработчик', 'Повествование от третьего лица'}</text:p>
          </table:table-cell>
          <table:table-cell office:value-type="string" calcext:value-type="string">
            <text:p>comedy,routine</text:p>
          </table:table-cell>
          <table:table-cell office:value-type="string" calcext:value-type="string">
            <text:p>https://yadi.sk/d/OYz5HvVG3NTQ8H</text:p>
          </table:table-cell>
          <table:table-cell office:value-type="string" calcext:value-type="string">
            <text:p>124.jpg</text:p>
          </table:table-cell>
        </table:table-row>
        <table:table-row table:style-name="ro1">
          <table:table-cell office:value-type="string" calcext:value-type="string">
            <text:p>Нож предателя (The Knife of the Traitor)</text:p>
          </table:table-cell>
          <table:table-cell office:value-type="string" calcext:value-type="string">
            <text:p>Королевство Улла погрязло в войнах. И наследница трона не менее кровожадна, чем предыдущие правители. Вот только… среди обитателей королевства нашелся предатель и наследница в один день просто исчезла…\nЛеди Ос очнулась от проклятия и обнаружила у себя в шее нож предателя. Кто-то из обитателей башни, где она себя обнаружила и есть этот загадочный предатель. Его надо найти!\nДополнительная информация:\nОт себя скажу что новелла просто изумительна, проходиться на одном дыхании, и есть отличный финальный бонус (первый скрин).\nРекомендую всем!</text:p>
          </table:table-cell>
          <table:table-cell/>
          <table:table-cell office:value-type="string" calcext:value-type="string">
            <text:p>Менее 2 часов</text:p>
          </table:table-cell>
          <table:table-cell office:value-type="string" calcext:value-type="string">
            <text:p>clua</text:p>
          </table:table-cell>
          <table:table-cell office:value-type="string" calcext:value-type="string">
            <text:p>{'отомэ', 'не люди', 'Иностранный разработчик', 'Повествование от третьего лица'}</text:p>
          </table:table-cell>
          <table:table-cell office:value-type="string" calcext:value-type="string">
            <text:p>romance,adventure,fantasy</text:p>
          </table:table-cell>
          <table:table-cell office:value-type="string" calcext:value-type="string">
            <text:p>https://www.dropbox.com/s/hru00g759n11p0h/The%20Knife%20of%20the%20Traitor-all.zip</text:p>
          </table:table-cell>
          <table:table-cell office:value-type="string" calcext:value-type="string">
            <text:p>123.jpg</text:p>
          </table:table-cell>
        </table:table-row>
        <table:table-row table:style-name="ro1">
          <table:table-cell office:value-type="string" calcext:value-type="string">
            <text:p>Любовь Аньё (Anyo's Love)</text:p>
          </table:table-cell>
          <table:table-cell office:value-type="string" calcext:value-type="string">
            <text:p>Коротенькая любительская визуальная новелла про персонажей элитной школы«Antique Ivy»Аньё и Лео.\n***Ссылка обновлена!***</text:p>
          </table:table-cell>
          <table:table-cell/>
          <table:table-cell office:value-type="string" calcext:value-type="string">
            <text:p>Менее 2 часов</text:p>
          </table:table-cell>
          <table:table-cell office:value-type="string" calcext:value-type="string">
            <text:p>antique_ivy</text:p>
          </table:table-cell>
          <table:table-cell office:value-type="string" calcext:value-type="string">
            <text:p>{'Русский'}</text:p>
          </table:table-cell>
          <table:table-cell office:value-type="string" calcext:value-type="string">
            <text:p>romance,mystic,routine,school</text:p>
          </table:table-cell>
          <table:table-cell office:value-type="string" calcext:value-type="string">
            <text:p>https://drive.google.com/file/d/1cbpwlznrPmsyFWy6zUzh5WEJYmSqk5UW/view?usp=sharing</text:p>
          </table:table-cell>
          <table:table-cell office:value-type="string" calcext:value-type="string">
            <text:p>120.jpg</text:p>
          </table:table-cell>
        </table:table-row>
        <table:table-row table:style-name="ro1">
          <table:table-cell office:value-type="string" calcext:value-type="string">
            <text:p>Две души (Twin faces)</text:p>
          </table:table-cell>
          <table:table-cell office:value-type="string" calcext:value-type="string">
            <text:p>Эта история о Милисент, которой было тяжело отказаться от своей мечты.\nОна отказалась от всего, когда покидала армию: от образа жизни, от счастья и от единственной надежды на «настоящую жизнь». Даже чувства и воспоминания, казались давно забытыми... Но всё же одна вещь, которую она считала давно потерянной, осталась с ней. Её «раздвоение личности».\nРазумеется, вторая личность никак с ней не связана. Милис относится ко второму я как к бремени, хотя та называет себя «сестрой». И когда она отчаянно пытается освободиться от нее, та напоминает ей о прошлом, от которого она так старалась избавиться.</text:p>
          </table:table-cell>
          <table:table-cell/>
          <table:table-cell office:value-type="string" calcext:value-type="string">
            <text:p>Менее 2 часов</text:p>
          </table:table-cell>
          <table:table-cell office:value-type="string" calcext:value-type="string">
            <text:p>lion_box_studio</text:p>
          </table:table-cell>
          <table:table-cell office:value-type="string" calcext:value-type="string">
            <text:p>{'Повествование от первого лица', 'Главный герой девушка', 'Иностранный разработчик'}</text:p>
          </table:table-cell>
          <table:table-cell office:value-type="string" calcext:value-type="string">
            <text:p>drama,horror,mystic</text:p>
          </table:table-cell>
          <table:table-cell office:value-type="string" calcext:value-type="string">
            <text:p>https://drive.google.com/file/d/11vLAte9rdmWDXXUdE8q7W7sBmyaWpLUY/view</text:p>
          </table:table-cell>
          <table:table-cell office:value-type="string" calcext:value-type="string">
            <text:p>119.jpg</text:p>
          </table:table-cell>
        </table:table-row>
        <table:table-row table:style-name="ro1">
          <table:table-cell office:value-type="string" calcext:value-type="string">
            <text:p>Тааррадхин (Taarradhin)</text:p>
          </table:table-cell>
          <table:table-cell office:value-type="string" calcext:value-type="string">
            <text:p>Действие новеллы происходит в Древнем Востоке. Семилетняя засуха опустошает страну Ништиф и окружающие земли. Однако жизнь молодой аристократки Нектии легка и беззаботна. Из бедной страны Джеди прибывает дань в Ништиф, среди которой оказываются два прекрасных раба. Слухи об их прибытии в поместье заинтриговали Нектию. Какие перемены ожидают молодую девушку?</text:p>
          </table:table-cell>
          <table:table-cell/>
          <table:table-cell office:value-type="string" calcext:value-type="string">
            <text:p>Менее 2 часов</text:p>
          </table:table-cell>
          <table:table-cell office:value-type="string" calcext:value-type="string">
            <text:p>cyanide_tea</text:p>
          </table:table-cell>
          <table:table-cell office:value-type="string" calcext:value-type="string">
            <text:p>{'Повествование от первого лица', 'Главный герой девушка', 'Иностранный разработчик'}</text:p>
          </table:table-cell>
          <table:table-cell office:value-type="string" calcext:value-type="string">
            <text:p>drama,romance</text:p>
          </table:table-cell>
          <table:table-cell office:value-type="string" calcext:value-type="string">
            <text:p>https://cloud.mail.ru/public/21ce8665f818/%D0%A2%D0%B0%D0%B0%D1%80%D1%80%D0%B0%D0%B4%D1%85%D0%B8%D0%BD.exe</text:p>
          </table:table-cell>
          <table:table-cell office:value-type="string" calcext:value-type="string">
            <text:p>118.jpg</text:p>
          </table:table-cell>
        </table:table-row>
        <table:table-row table:style-name="ro1">
          <table:table-cell office:value-type="string" calcext:value-type="string">
            <text:p>Хейлин (Heileen)</text:p>
          </table:table-cell>
          <table:table-cell office:value-type="string" calcext:value-type="string">
            <text:p>Хейлин,милая восемнадцатилетняя англичанка. У неё тихая жизнь,никаких тревог и проблем. Но однажды,её дядя Отто,известный торговец, решил,что пришла пора что-то менять. И они отправились в волнующее путешествие в Новый Свет. Во время путешествия она встретит новых и старых друзей, узнает множество секретов и выяснит чего же хочет на самом деле. В игре вас ждут 8 глав,множество заданий, а также 3 концовки.</text:p>
          </table:table-cell>
          <table:table-cell/>
          <table:table-cell office:value-type="string" calcext:value-type="string">
            <text:p>2-10 часов</text:p>
          </table:table-cell>
          <table:table-cell office:value-type="string" calcext:value-type="string">
            <text:p>winter_wolves_&amp;_tycoon_games</text:p>
          </table:table-cell>
          <table:table-cell office:value-type="string" calcext:value-type="string">
            <text:p>{'отомэ', 'Главный герой девушка', 'Иностранный разработчик', 'любовный треугольник', 'Повествование от первого лица'}</text:p>
          </table:table-cell>
          <table:table-cell office:value-type="string" calcext:value-type="string">
            <text:p>romance,routine,adventure</text:p>
          </table:table-cell>
          <table:table-cell office:value-type="string" calcext:value-type="string">
            <text:p>https://yadi.sk/d/1YKsqDcFWyg2F</text:p>
          </table:table-cell>
          <table:table-cell office:value-type="string" calcext:value-type="string">
            <text:p>116.jpg</text:p>
          </table:table-cell>
        </table:table-row>
        <table:table-row table:style-name="ro1">
          <table:table-cell office:value-type="string" calcext:value-type="string">
            <text:p>Двадцать желаний (Twenty Wishes)</text:p>
          </table:table-cell>
          <table:table-cell office:value-type="string" calcext:value-type="string">
            <text:p>Небольшая визуальная новелла о феях,молочных зубах и людях,не похожих на других.В прошлой жизни она заняла третье место на конкурсе интерактивной литературы,организованном сайтом“Гиперкнига”.В новелле две концовки.“Маленькая приятная светлая игра”.</text:p>
          </table:table-cell>
          <table:table-cell/>
          <table:table-cell office:value-type="string" calcext:value-type="string">
            <text:p>Менее 2 часов</text:p>
          </table:table-cell>
          <table:table-cell office:value-type="string" calcext:value-type="string">
            <text:p>foreverapril</text:p>
          </table:table-cell>
          <table:table-cell office:value-type="string" calcext:value-type="string">
            <text:p>{''}</text:p>
          </table:table-cell>
          <table:table-cell office:value-type="string" calcext:value-type="string">
            <text:p>drama,routine,fantasy</text:p>
          </table:table-cell>
          <table:table-cell office:value-type="string" calcext:value-type="string">
            <text:p>http://www.mediafire.com/file/cirn96tbmvu0jqg/Twenty+Wishes-RU-1.0-win.zip</text:p>
          </table:table-cell>
          <table:table-cell office:value-type="string" calcext:value-type="string">
            <text:p>114.jpg</text:p>
          </table:table-cell>
        </table:table-row>
        <table:table-row table:style-name="ro1">
          <table:table-cell office:value-type="string" calcext:value-type="string">
            <text:p>Прогулки под луной (Moonlight Walks)</text:p>
          </table:table-cell>
          <table:table-cell office:value-type="string" calcext:value-type="string">
            <text:p>Наш протагонист приехал на летние каникулы к родственникам, живущим на маленьком острове в Атлантическом океане.Со скуки он решает ночью выйти на пляж, чтобы сфотографировать Луну и звёздное небо.Но он и не подозревает, что на безлюдном пляже, залитом лунным светом, он совсем не одинок.\nВ игре есть четыре концовки.</text:p>
          </table:table-cell>
          <table:table-cell/>
          <table:table-cell office:value-type="string" calcext:value-type="string">
            <text:p>Менее 2 часов</text:p>
          </table:table-cell>
          <table:table-cell office:value-type="string" calcext:value-type="string">
            <text:p>american_bishoujo_&amp;_mugenjohncel</text:p>
          </table:table-cell>
          <table:table-cell office:value-type="string" calcext:value-type="string">
            <text:p>{'Повествование от первого лица', 'Главный герой парень', 'Иностранный разработчик'}</text:p>
          </table:table-cell>
          <table:table-cell office:value-type="string" calcext:value-type="string">
            <text:p>romance,mystic,routine</text:p>
          </table:table-cell>
          <table:table-cell office:value-type="string" calcext:value-type="string">
            <text:p>http://www.bishoujo.us/moonlight/dl/moonlight-ru-2.0-all.zip</text:p>
          </table:table-cell>
          <table:table-cell office:value-type="string" calcext:value-type="string">
            <text:p>112.jpg</text:p>
          </table:table-cell>
        </table:table-row>
        <table:table-row table:style-name="ro1">
          <table:table-cell office:value-type="string" calcext:value-type="string">
            <text:p>Прелести порока (Crescendo)</text:p>
          </table:table-cell>
          <table:table-cell office:value-type="string" calcext:value-type="string">
            <text:p>«Прелести порока» - романтическая история близости молодого человека и его школьных подруг. Эта игра об отношениях среди учеников выпускного класса - об их чувствах, переживаниях и интимной жизни. Вам предстоит стать главным героем чувственного романа с большим количеством пикантных ситуаций. От вас будет зависеть развитие сюжета, а также выбор роскошных постельных сцен, в которых окажется герой.\n\nЕсли вылетает ошибка: Cant use the connected file GGD, то путь установки новеллы оставить стандартным.</text:p>
          </table:table-cell>
          <table:table-cell/>
          <table:table-cell office:value-type="string" calcext:value-type="string">
            <text:p>10-30 часов</text:p>
          </table:table-cell>
          <table:table-cell office:value-type="string" calcext:value-type="string">
            <text:p>digital_object</text:p>
          </table:table-cell>
          <table:table-cell office:value-type="string" calcext:value-type="string">
            <text:p>{'Эроге', 'гарем', 'Иностранный разработчик', 'Главный герой парень', 'Повествование от первого лица'}</text:p>
          </table:table-cell>
          <table:table-cell office:value-type="string" calcext:value-type="string">
            <text:p>drama,romance,routine,school,hentai</text:p>
          </table:table-cell>
          <table:table-cell office:value-type="string" calcext:value-type="string">
            <text:p>https://yadi.sk/d/ix0Rel_PWx52h</text:p>
          </table:table-cell>
          <table:table-cell office:value-type="string" calcext:value-type="string">
            <text:p>111.jpg</text:p>
          </table:table-cell>
        </table:table-row>
        <table:table-row table:style-name="ro1">
          <table:table-cell office:value-type="string" calcext:value-type="string">
            <text:p>Судьба: Начало (Fate/Zero)</text:p>
          </table:table-cell>
          <table:table-cell office:value-type="string" calcext:value-type="string">
            <text:p>Четвертая война Святого Грааля, величайший магический ритуал, призванный решить судьбы мира, вступает в завершающую фазу. Еще никогда на поле брани не выходили столь могучие воины-Слуги, да и маги-Мастера оказались им под стать. Большинство Мастеров знают, что в этой войне кому-то суждено добыть Грааль, и потому, как разумные люди, наплевали на правила и принялись с первых же часов активно обманывать, подставлять и убивать как врагов, так и союзников. Ряды участников редеют, а битвы уже невозможно скрыть от посторонних, ибо вызванные монстры вот-вот снесут маленький городок Фуюки с лица земли.\nДополнительная информация:\nДанная новелла не является официальной. Это некоммерческий проект.\nЗа основу взято произведение (ранобэ) написанное Уробучи Гэном (Urobuchi Gen).\n***Ссылка обновлена!***</text:p>
          </table:table-cell>
          <table:table-cell/>
          <table:table-cell office:value-type="string" calcext:value-type="string">
            <text:p>10-30 часов</text:p>
          </table:table-cell>
          <table:table-cell office:value-type="string" calcext:value-type="string">
            <text:p>viash</text:p>
          </table:table-cell>
          <table:table-cell office:value-type="string" calcext:value-type="string">
            <text:p>{'Иностранный разработчик', 'магия', 'Несколько главных героев', 'Повествование от третьего лица'}</text:p>
          </table:table-cell>
          <table:table-cell office:value-type="string" calcext:value-type="string">
            <text:p>drama,romance,action,mystic,routine,adventure</text:p>
          </table:table-cell>
          <table:table-cell office:value-type="string" calcext:value-type="string">
            <text:p>https://yadi.sk/d/tkPm-V9L4DDRqQ</text:p>
          </table:table-cell>
          <table:table-cell office:value-type="string" calcext:value-type="string">
            <text:p>109.jpg</text:p>
          </table:table-cell>
        </table:table-row>
        <table:table-row table:style-name="ro1">
          <table:table-cell office:value-type="string" calcext:value-type="string">
            <text:p>День цветения Эквестрии</text:p>
          </table:table-cell>
          <table:table-cell office:value-type="string" calcext:value-type="string">
            <text:p>В Эквестрии сегодня особенный день, и ты можешь помочь пони с подготовкой к празднику. Изучай Понивилль, играй в разнообразные мини-игры, встречай старых знакомых и находи новых друзей!</text:p>
          </table:table-cell>
          <table:table-cell/>
          <table:table-cell office:value-type="string" calcext:value-type="string">
            <text:p>Менее 2 часов</text:p>
          </table:table-cell>
          <table:table-cell office:value-type="string" calcext:value-type="string">
            <text:p>celestial_novels</text:p>
          </table:table-cell>
          <table:table-cell office:value-type="string" calcext:value-type="string">
            <text:p>{''}</text:p>
          </table:table-cell>
          <table:table-cell office:value-type="string" calcext:value-type="string">
            <text:p>comedy,routine,adventure</text:p>
          </table:table-cell>
          <table:table-cell office:value-type="string" calcext:value-type="string">
            <text:p>https://yadi.sk/d/4yO64kJwWuL8d</text:p>
          </table:table-cell>
          <table:table-cell office:value-type="string" calcext:value-type="string">
            <text:p>105.jpg</text:p>
          </table:table-cell>
        </table:table-row>
        <table:table-row table:style-name="ro1">
          <table:table-cell office:value-type="string" calcext:value-type="string">
            <text:p>Beyond Artificial</text:p>
          </table:table-cell>
          <table:table-cell office:value-type="string" calcext:value-type="string">
            <text:p>Недалёкое будущее. Главный герой, Чоу Шей — немного китаец и талантливый программист, который учится в очень престижном вузе на бюджетном месте факультета кибернетики. С первого курса он получает большую сумму денег, которую тратит на создание собственного актроида. Героиня, Линь — собственно, сам актроид. Постепенно, за 4 игровых дня, у протагонистов развиваются необычные отношения. Игра интуитивно разбивается на 4 этапа по суткам. Так же, стиль подачи сюжета сильно зависит от ночного и дневного времени. Вы заметите это, т.к. подглавы намеренно не были экранированы заставками. В игре реализовано 4 развилки по два варианта и целых 6 концовок.</text:p>
          </table:table-cell>
          <table:table-cell/>
          <table:table-cell office:value-type="string" calcext:value-type="string">
            <text:p>Менее 2 часов</text:p>
          </table:table-cell>
          <table:table-cell office:value-type="string" calcext:value-type="string">
            <text:p>3dcastell</text:p>
          </table:table-cell>
          <table:table-cell office:value-type="string" calcext:value-type="string">
            <text:p>{''}</text:p>
          </table:table-cell>
          <table:table-cell office:value-type="string" calcext:value-type="string">
            <text:p>drama,science_fiction,fiction,hentai</text:p>
          </table:table-cell>
          <table:table-cell office:value-type="string" calcext:value-type="string">
            <text:p>https://drive.google.com/open?id=0B9lV3fTy1kI9Q2RmM1ZLRldIUTg</text:p>
          </table:table-cell>
          <table:table-cell office:value-type="string" calcext:value-type="string">
            <text:p>104.jpg</text:p>
          </table:table-cell>
        </table:table-row>
        <table:table-row table:style-name="ro1">
          <table:table-cell office:value-type="string" calcext:value-type="string">
            <text:p>Лекарство (от) грез (Yume Miru Kusuri: A Drug That Makes You Dream)</text:p>
          </table:table-cell>
          <table:table-cell office:value-type="string" calcext:value-type="string">
            <text:p>Я обычный ученик, моя жизнь заурядна и лишена красок. Я учусь, подрабатываю в магазинчике, провожу дни как все и стараюсь не выделяться из толпы. Но однажды, не успел я оглянуться, как ветры перемен ворвались в мою повседневность. Они приняли облик трёх девушек, которые давно были где-то рядом - но я не замечал их прежде. Жизнь этой троицы определённо не так бесцветна, как у всех в современной Японии. Они будто парят над ней, странным образом ей не затронутые. Я чувствую, что не должен к ним приближаться, но всё же моя судьба оказалась связана с этими тремя. Куда она меня заведёт?\nДополнительная информация:\nПатч с полным руссификатором можно сказать здесь</text:p>
          </table:table-cell>
          <table:table-cell/>
          <table:table-cell office:value-type="string" calcext:value-type="string">
            <text:p>10-30 часов</text:p>
          </table:table-cell>
          <table:table-cell office:value-type="string" calcext:value-type="string">
            <text:p>ruf</text:p>
          </table:table-cell>
          <table:table-cell office:value-type="string" calcext:value-type="string">
            <text:p>{'Иностранный разработчик', 'Главный герой парень', 'лоликон', 'Повествование от первого лица'}</text:p>
          </table:table-cell>
          <table:table-cell office:value-type="string" calcext:value-type="string">
            <text:p>drama,comedy,romance,routine,school,hentai</text:p>
          </table:table-cell>
          <table:table-cell office:value-type="string" calcext:value-type="string">
            <text:p>https://drive.google.com/open?id=0B9lV3fTy1kI9RV9oX1pQNG43RDA</text:p>
          </table:table-cell>
          <table:table-cell office:value-type="string" calcext:value-type="string">
            <text:p>103.jpg</text:p>
          </table:table-cell>
        </table:table-row>
        <table:table-row table:style-name="ro1">
          <table:table-cell office:value-type="string" calcext:value-type="string">
            <text:p>Улыбка Чёрной Кошки</text:p>
          </table:table-cell>
          <table:table-cell office:value-type="string" calcext:value-type="string">
            <text:p>События данной визуальной новеллы охватывают временной период с шестого ноября 2022 года по второе июня 2039-го. В основном события происходят в реальном мире-что происходило после начала инцидента (правительство тоже не сидело сложа руки), и о чём игроки,находясь внутри игры,знать не могли. А также что случилось с некоторыми героями, цели создания Айнкрада, и что было после. Не пересказывает сюжет оригинала (события идут параллельно), так что желательно просмотреть аниме хотя бы до четвёртой серии (абсолютный минимум), а лучше полностью или прочитать первые четыре (арки Айнкрада и Альфхейма), в идеале можно и шесть (+арка GGO) томов ранобе.\nПосле прочтения новеллы, обязательно посмотрите дополнительные материалы, там найдёте: песни-темы героев, мест, и событий (музыкальная комнате несколько отличается от подобных в иных новеллах. Там приводятся не фоновые треки которые играли в процессе игры, а музыкальные темы героев и не только. В частности, отрытый в сети английский вариант песни которую напевала Сати - "Рудольф, красноносый олень"), фоны, описание персонажей отсутствующих в оригинальном сеттинге.</text:p>
          </table:table-cell>
          <table:table-cell/>
          <table:table-cell office:value-type="string" calcext:value-type="string">
            <text:p>Менее 2 часов</text:p>
          </table:table-cell>
          <table:table-cell office:value-type="string" calcext:value-type="string">
            <text:p>eliont</text:p>
          </table:table-cell>
          <table:table-cell office:value-type="string" calcext:value-type="string">
            <text:p>{''}</text:p>
          </table:table-cell>
          <table:table-cell office:value-type="string" calcext:value-type="string">
            <text:p>routine,fiction</text:p>
          </table:table-cell>
          <table:table-cell office:value-type="string" calcext:value-type="string">
            <text:p>https://drive.google.com/file/d/1q5LvIO18SR5ryMJOXqBNwb_JSSt721Cd/view?usp=sharing</text:p>
          </table:table-cell>
          <table:table-cell office:value-type="string" calcext:value-type="string">
            <text:p>102.jpg</text:p>
          </table:table-cell>
        </table:table-row>
        <table:table-row table:style-name="ro1">
          <table:table-cell office:value-type="string" calcext:value-type="string">
            <text:p>Судьба/Ночь Схватки (Fate/Stay Night)</text:p>
          </table:table-cell>
          <table:table-cell office:value-type="string" calcext:value-type="string">
            <text:p>Ученик старшей школы, Эмия Широ, становится невольным участником так называемой «войны Святого Грааля», время от времени проходящей в японском городе Фуюки. Это борьба семерых магов за обладание легендарным артефактом — Святым Граалем, который исполнит любое желание победителя и, таким образом, изменит его судьбу. Каждый маг с момента своего начала участия в войне призывает слугу — одну из великих героических душ прошлого или будущего - сражающегося на стороне своего хозяина. Есть семь слуг, все они принадлежат к разным боевым классам: мечник (Сэйбер), лучник (Арчер), копейщик (Лансер), всадник (Райдер), берсеркер, убийца (Ассасин) и маг (Кастер). Битва ведется до тех пор, пока не останется одна пара мастера и слуги. Эмия Широ против собственной воли призывает мечницу — слугу, поставившую себе цель добраться до Грааля любым путём. Однако, он не желает участвовать в битве, так как в прошлой войне потерял всех своих родных. Эмии начинает помогать Тосака Рин — сильный маг, которая учится в той же школе, что и Широ. Но правила войны Святого Грааля указывают на то, что рано или поздно им предстоит сразиться между собой, а наиболее возможный исход для проигравшего — смерть.\n\nДоступно только для пользователей\n\nДоступно только для пользователей</text:p>
          </table:table-cell>
          <table:table-cell/>
          <table:table-cell office:value-type="string" calcext:value-type="string">
            <text:p>Более 50 часов</text:p>
          </table:table-cell>
          <table:table-cell office:value-type="string" calcext:value-type="string">
            <text:p>type-moon</text:p>
          </table:table-cell>
          <table:table-cell office:value-type="string" calcext:value-type="string">
            <text:p>{'Русский'}</text:p>
          </table:table-cell>
          <table:table-cell office:value-type="string" calcext:value-type="string">
            <text:p>drama,comedy,romance,action,mystic,routine,adventure,hentai</text:p>
          </table:table-cell>
          <table:table-cell office:value-type="string" calcext:value-type="string">
            <text:p>https://yadi.sk/d/bp4UUAgqov5Fp</text:p>
          </table:table-cell>
          <table:table-cell office:value-type="string" calcext:value-type="string">
            <text:p>100.png</text:p>
          </table:table-cell>
        </table:table-row>
        <table:table-row table:style-name="ro1">
          <table:table-cell office:value-type="string" calcext:value-type="string">
            <text:p>Katawa Shoujo</text:p>
          </table:table-cell>
          <table:table-cell office:value-type="string" calcext:value-type="string">
            <text:p>Хисао Накай - обычный ученик средней школы и учится в ней последний год. Однажды он находит в шкафчике письмо от неизвестного отправителя и приходит в указанное место встречи. Автором письма оказывается девушка, которая любит его, но при разговоре с ней он теряет сознание. Очнувшись в больнице, он узнает, что причиной его обморока является неожиданно проявившая себя болезнь сердца - аритмия. После долгого лечения в больнице от аритмии, он вынужденно переводится в школу Ямаку, где, несмотря на трудности, обретает друзей и любовь.\n\nДоступно только для пользователей</text:p>
          </table:table-cell>
          <table:table-cell/>
          <table:table-cell office:value-type="string" calcext:value-type="string">
            <text:p>30-50 часов</text:p>
          </table:table-cell>
          <table:table-cell office:value-type="string" calcext:value-type="string">
            <text:p>four_leaf_studios</text:p>
          </table:table-cell>
          <table:table-cell office:value-type="string" calcext:value-type="string">
            <text:p>{'Русский'}</text:p>
          </table:table-cell>
          <table:table-cell office:value-type="string" calcext:value-type="string">
            <text:p>drama,comedy,romance,routine,school,hentai</text:p>
          </table:table-cell>
          <table:table-cell office:value-type="string" calcext:value-type="string">
            <text:p>https://yadi.sk/d/pkt_i7cWWpQu7</text:p>
          </table:table-cell>
          <table:table-cell office:value-type="string" calcext:value-type="string">
            <text:p>99.jpg</text:p>
          </table:table-cell>
        </table:table-row>
        <table:table-row table:style-name="ro1">
          <table:table-cell office:value-type="string" calcext:value-type="string">
            <text:p>Heart de Roommate (Соседка по комнате)</text:p>
          </table:table-cell>
          <table:table-cell office:value-type="string" calcext:value-type="string">
            <text:p>Юсуке приезжает в новую школу учиться, но в общежитии нет свободных мест. Когда он уже отчаялся найти себе пристанище, к нему на помощь пришли три подружки, предложив ему пожить у них. Тут все и начинается! Не доходя до середины игры, перед Вами встанет вопрос о выборе избранницы. Затем на протяжении 13 серий предстоит проверять отношения на прочность, и если Вы окажетесь недостойны Её, то игра закончится задолго до заветного финального эпизода. Однако, Вы сможете сказать, что еще не готовы предложить кому-либо руку и сердце. Очень милая, незамысловатая и увлекательная игра.</text:p>
          </table:table-cell>
          <table:table-cell/>
          <table:table-cell office:value-type="string" calcext:value-type="string">
            <text:p>10-30 часов</text:p>
          </table:table-cell>
          <table:table-cell office:value-type="string" calcext:value-type="string">
            <text:p>angelsmile</text:p>
          </table:table-cell>
          <table:table-cell office:value-type="string" calcext:value-type="string">
            <text:p>{'Русский'}</text:p>
          </table:table-cell>
          <table:table-cell office:value-type="string" calcext:value-type="string">
            <text:p>drama,comedy,romance,routine,school,hentai</text:p>
          </table:table-cell>
          <table:table-cell office:value-type="string" calcext:value-type="string">
            <text:p>https://drive.google.com/file/d/1vePcDqAgVv4l1Qmi0dbbEEmrbMktvSW_/view?usp=sharing</text:p>
          </table:table-cell>
          <table:table-cell office:value-type="string" calcext:value-type="string">
            <text:p>96.jpg</text:p>
          </table:table-cell>
        </table:table-row>
        <table:table-row table:style-name="ro1">
          <table:table-cell office:value-type="string" calcext:value-type="string">
            <text:p>Когда плачут цикады. Главы загадок (Higurashi no Naku Koro ni)</text:p>
          </table:table-cell>
          <table:table-cell office:value-type="string" calcext:value-type="string">
            <text:p>Следующие четыре главы во второй части "Когда плачут цикады: Ответы"\n\nВ том, что в тихом омуте водятся черти, юному Кэйити пришлось убедиться на своём собственном опыте. Переехав с родителями из города в живописную деревушку Хинамидзаву и подружившись в маленькой местной школе с очаровательными одноклассницами, он даже не подозревал, насколько обманчиво его представление об этом безмятежном крае и его обитателях. Но, как позднее выяснил Кэйити, за фасадом деревенской идиллии скрывается тёмная история зверских убийств и бесследных исчезновений, а под покровом благостной тиши действуют какие-то ужасные силы. Постепенно страшная тайна, скрытая в сельской глуши, стала приоткрываться перед его изумлёнными глазами...\nДополнительная информация:\nПо ссылкам на скачивание представлено два варианта новеллы - с оригинальной графикой и графикой из ремейка(Matsuri).</text:p>
          </table:table-cell>
          <table:table-cell/>
          <table:table-cell office:value-type="string" calcext:value-type="string">
            <text:p>Более 50 часов</text:p>
          </table:table-cell>
          <table:table-cell office:value-type="string" calcext:value-type="string">
            <text:p>07th_expansion</text:p>
          </table:table-cell>
          <table:table-cell office:value-type="string" calcext:value-type="string">
            <text:p>{'Главный герой парень', 'Иностранный разработчик', 'Higurashi no Naku Koro Ni', 'Повествование от первого лица'}</text:p>
          </table:table-cell>
          <table:table-cell office:value-type="string" calcext:value-type="string">
            <text:p>drama,comedy,horror,detective,mystic,routine</text:p>
          </table:table-cell>
          <table:table-cell office:value-type="string" calcext:value-type="string">
            <text:p>https://yadi.sk/d/uaJKD-jUrgEMg</text:p>
          </table:table-cell>
          <table:table-cell office:value-type="string" calcext:value-type="string">
            <text:p>95.jpg</text:p>
          </table:table-cell>
        </table:table-row>
        <table:table-row table:style-name="ro1">
          <table:table-cell office:value-type="string" calcext:value-type="string">
            <text:p>Когда плачут чайки (Umineko no Naku Koro ni)</text:p>
          </table:table-cell>
          <table:table-cell office:value-type="string" calcext:value-type="string">
            <text:p>Следующие четыре главы во второй части "Umineko no Naku Koro ni Chiru"\n\nДействие происходит на острове Роккенджима, принадлежащем очень богатому семейству Уширoмия. По обычаю все члены семьи собираются на этом острове, дабы обсудить текущее финансовое состояние дел в семье. Из-за слабого здоровья главы семьи, Уширомии Кинзо, в этом году, помимо привычных дел, будут также обсуждаться вопросы распределения будущего наследства.\nНо на следующий день сильный тайфун отрезает семейство от внешнего мира, и начинается серия таинственных убийств, вынудившая восемнадцать членов семьи, застрявших на острове, сражаться за свои жизни в смертельном противостоянии между вымыслом и реальностью.\nДополнительная информация:\nПо ссылкам на скачивание представлено два варианта новеллы - с оригинальной графикой и частичной графикой из PS3-ремейка(только спрайты и фоны. CG отсутствуют. Озвучка, как и в оригинале, отсутствует).</text:p>
          </table:table-cell>
          <table:table-cell/>
          <table:table-cell office:value-type="string" calcext:value-type="string">
            <text:p>Более 50 часов</text:p>
          </table:table-cell>
          <table:table-cell office:value-type="string" calcext:value-type="string">
            <text:p>07th_expansion</text:p>
          </table:table-cell>
          <table:table-cell office:value-type="string" calcext:value-type="string">
            <text:p>{'Русский'}</text:p>
          </table:table-cell>
          <table:table-cell office:value-type="string" calcext:value-type="string">
            <text:p>drama,horror,action,detective,mystic</text:p>
          </table:table-cell>
          <table:table-cell office:value-type="string" calcext:value-type="string">
            <text:p>https://drive.google.com/drive/folders/1sW5BxvzwE5BXqOht5sXKflLqsA4kM-Jn?usp=sharing</text:p>
          </table:table-cell>
          <table:table-cell office:value-type="string" calcext:value-type="string">
            <text:p>94.jpg</text:p>
          </table:table-cell>
        </table:table-row>
        <table:table-row table:style-name="ro1">
          <table:table-cell office:value-type="string" calcext:value-type="string">
            <text:p>Juniper's Knot</text:p>
          </table:table-cell>
          <table:table-cell office:value-type="string" calcext:value-type="string">
            <text:p>История начинается одним осенним днём в тихом городе. Новелла вращается вокруг потерянного мальчика и заключённого демона. Смогу ли они помочь друг другу и преодолеть неприязнь?</text:p>
          </table:table-cell>
          <table:table-cell/>
          <table:table-cell office:value-type="string" calcext:value-type="string">
            <text:p>Менее 2 часов</text:p>
          </table:table-cell>
          <table:table-cell office:value-type="string" calcext:value-type="string">
            <text:p>dischan_media</text:p>
          </table:table-cell>
          <table:table-cell office:value-type="string" calcext:value-type="string">
            <text:p>{'Повествование от первого лица', 'Демоны', 'Несколько главных героев', 'не люди', 'Иностранный разработчик'}</text:p>
          </table:table-cell>
          <table:table-cell office:value-type="string" calcext:value-type="string">
            <text:p>drama,mystic,fantasy</text:p>
          </table:table-cell>
          <table:table-cell office:value-type="string" calcext:value-type="string">
            <text:p>https://yadi.sk/d/6ghO3AR5Wmv2h</text:p>
          </table:table-cell>
          <table:table-cell office:value-type="string" calcext:value-type="string">
            <text:p>93.jpg</text:p>
          </table:table-cell>
        </table:table-row>
        <table:table-row table:style-name="ro1">
          <table:table-cell office:value-type="string" calcext:value-type="string">
            <text:p>Девушка-Одуванчик (The Dandelion Girl)</text:p>
          </table:table-cell>
          <table:table-cell office:value-type="string" calcext:value-type="string">
            <text:p>Маленькая новеллка, созданная по произведению американского писателя Роберта Юнга. Несмотря на явно любительскую рисовку, сама история довольно интересная. Мужчина средних лет во время своих летних каникул встречает странную девушку, которая утверждает, что она из будущего.</text:p>
          </table:table-cell>
          <table:table-cell/>
          <table:table-cell office:value-type="string" calcext:value-type="string">
            <text:p>Менее 2 часов</text:p>
          </table:table-cell>
          <table:table-cell office:value-type="string" calcext:value-type="string">
            <text:p>/jp/_project</text:p>
          </table:table-cell>
          <table:table-cell office:value-type="string" calcext:value-type="string">
            <text:p>{'Русский'}</text:p>
          </table:table-cell>
          <table:table-cell office:value-type="string" calcext:value-type="string">
            <text:p>drama,science_fiction,romance,routine</text:p>
          </table:table-cell>
          <table:table-cell office:value-type="string" calcext:value-type="string">
            <text:p>http://yadi.sk/d/LVLr3t3_KgHju</text:p>
          </table:table-cell>
          <table:table-cell office:value-type="string" calcext:value-type="string">
            <text:p>90.jpg</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ru" fo:country="RU"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21T02:16:21.595609658</dc:date>
    <meta:editing-duration>PT2M10S</meta:editing-duration>
    <meta:editing-cycles>1</meta:editing-cycles>
    <meta:generator>LibreOffice/7.4.7.2$Linux_X86_64 LibreOffice_project/40$Build-2</meta:generator>
    <meta:document-statistic meta:table-count="1" meta:cell-count="13823" meta:object-count="0"/>
  </office:meta>
</office:document-meta>
</file>